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0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/>
          <table:table-cell table:style-name="ce4" office:value-type="string" calcext:value-type="string">
            <text:p>P</text:p>
          </table:table-cell>
          <table:table-cell table:style-name="ce8" office:value-type="float" office:value="1.509" calcext:value-type="float">
            <text:p>1.509</text:p>
          </table:table-cell>
          <table:table-cell table:number-columns-repeated="9"/>
          <table:table-cell table:style-name="ce1" office:value-type="string" calcext:value-type="string">
            <text:p>n</text:p>
          </table:table-cell>
          <table:table-cell table:style-name="ce4" office:value-type="float" office:value="1.509" calcext:value-type="float">
            <text:p>1.509</text:p>
          </table:table-cell>
          <table:table-cell table:style-name="ce8"/>
          <table:table-cell table:number-columns-repeated="1008"/>
        </table:table-row>
        <table:table-row table:style-name="ro1">
          <table:table-cell/>
          <table:table-cell table:style-name="ce2" office:value-type="string" calcext:value-type="string">
            <text:p>gamma</text:p>
          </table:table-cell>
          <table:table-cell table:style-name="ce5" office:value-type="string" calcext:value-type="string">
            <text:p>U</text:p>
          </table:table-cell>
          <table:table-cell table:style-name="ce9"/>
          <table:table-cell table:number-columns-repeated="9"/>
          <table:table-cell table:style-name="ce2"/>
          <table:table-cell table:style-name="ce5" office:value-type="string" calcext:value-type="string">
            <text:p>S</text:p>
          </table:table-cell>
          <table:table-cell table:style-name="ce9"/>
          <table:table-cell table:number-columns-repeated="1008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6" office:value-type="float" office:value="1630" calcext:value-type="float">
            <text:p>1630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style-name="ce1"/>
          <table:table-cell table:style-name="ce4" office:value-type="string" calcext:value-type="string">
            <text:p>P</text:p>
          </table:table-cell>
          <table:table-cell table:style-name="ce8" office:value-type="float" office:value="1.8051" calcext:value-type="float">
            <text:p>1.8051</text:p>
          </table:table-cell>
          <table:table-cell table:number-columns-repeated="4"/>
          <table:table-cell office:value-type="string" calcext:value-type="string">
            <text:p>uhel</text:p>
          </table:table-cell>
          <table:table-cell table:style-name="ce2" office:value-type="string" calcext:value-type="string">
            <text:p>gamma</text:p>
          </table:table-cell>
          <table:table-cell table:style-name="ce5" office:value-type="string" calcext:value-type="string">
            <text:p>U</text:p>
          </table:table-cell>
          <table:table-cell table:style-name="ce9" office:value-type="string" calcext:value-type="string">
            <text:p>chyba cc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hel</text:p>
          </table:table-cell>
          <table:table-cell table:style-name="ce2" office:value-type="string" calcext:value-type="string">
            <text:p>brewster</text:p>
          </table:table-cell>
          <table:table-cell table:style-name="ce5"/>
          <table:table-cell table:style-name="ce9"/>
          <table:table-cell/>
          <table:table-cell table:style-name="ce2" office:value-type="string" calcext:value-type="string">
            <text:p>gamma</text:p>
          </table:table-cell>
          <table:table-cell table:style-name="ce5" office:value-type="string" calcext:value-type="string">
            <text:p>U</text:p>
          </table:table-cell>
          <table:table-cell table:style-name="ce9"/>
          <table:table-cell table:number-columns-repeated="4"/>
          <table:table-cell table:formula="of:=90-[.N4]" office:value-type="float" office:value="90" calcext:value-type="float">
            <text:p>9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1910" calcext:value-type="float">
            <text:p>1910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formula="of:=90-[.B5]" office:value-type="float" office:value="65" calcext:value-type="float">
            <text:p>65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9"/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float" office:value="1640" calcext:value-type="float">
            <text:p>1640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4"/>
          <table:table-cell table:formula="of:=90-[.N5]" office:value-type="float" office:value="88" calcext:value-type="float">
            <text:p>8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760" calcext:value-type="float">
            <text:p>1760</text:p>
          </table:table-cell>
          <table:table-cell table:style-name="ce9"/>
          <table:table-cell table:number-columns-repeated="1008"/>
        </table:table-row>
        <table:table-row table:style-name="ro1">
          <table:table-cell table:formula="of:=90-[.B6]" office:value-type="float" office:value="64" calcext:value-type="float">
            <text:p>64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float" office:value="20" calcext:value-type="float">
            <text:p>20</text:p>
          </table:table-cell>
          <table:table-cell table:style-name="ce9"/>
          <table:table-cell office:value-type="string" calcext:value-type="string">
            <text:p>uhel</text:p>
          </table:table-cell>
          <table:table-cell table:style-name="ce2" office:value-type="string" calcext:value-type="string">
            <text:p>brewster</text:p>
          </table:table-cell>
          <table:table-cell table:style-name="ce5"/>
          <table:table-cell table:style-name="ce9"/>
          <table:table-cell table:number-columns-repeated="4"/>
          <table:table-cell table:formula="of:=90-[.N6]" office:value-type="float" office:value="85" calcext:value-type="float">
            <text:p>85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420" calcext:value-type="float">
            <text:p>1420</text:p>
          </table:table-cell>
          <table:table-cell table:style-name="ce9"/>
          <table:table-cell table:number-columns-repeated="1008"/>
        </table:table-row>
        <table:table-row table:style-name="ro1">
          <table:table-cell table:formula="of:=90-[.B7]" office:value-type="float" office:value="63" calcext:value-type="float">
            <text:p>63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float" office:value="15" calcext:value-type="float">
            <text:p>15</text:p>
          </table:table-cell>
          <table:table-cell table:style-name="ce9"/>
          <table:table-cell table:formula="of:=90-[.F7]" office:value-type="float" office:value="70" calcext:value-type="float">
            <text:p>70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9"/>
          <table:table-cell table:number-columns-repeated="4"/>
          <table:table-cell table:formula="of:=90-[.N7]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050" calcext:value-type="float">
            <text:p>1050</text:p>
          </table:table-cell>
          <table:table-cell table:style-name="ce9"/>
          <table:table-cell table:number-columns-repeated="1008"/>
        </table:table-row>
        <table:table-row table:style-name="ro1">
          <table:table-cell table:formula="of:=90-[.B8]" office:value-type="float" office:value="62" calcext:value-type="float">
            <text:p>62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float" office:value="12" calcext:value-type="float">
            <text:p>12</text:p>
          </table:table-cell>
          <table:table-cell table:style-name="ce9"/>
          <table:table-cell table:formula="of:=90-[.F8]" office:value-type="float" office:value="69" calcext:value-type="float">
            <text:p>69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float" office:value="40" calcext:value-type="float">
            <text:p>40</text:p>
          </table:table-cell>
          <table:table-cell table:style-name="ce9"/>
          <table:table-cell table:number-columns-repeated="4"/>
          <table:table-cell table:formula="of:=90-[.N8]" office:value-type="float" office:value="75" calcext:value-type="float">
            <text:p>75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800" calcext:value-type="float">
            <text:p>800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formula="of:=90-[.B9]" office:value-type="float" office:value="61" calcext:value-type="float">
            <text:p>61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float" office:value="9" calcext:value-type="float">
            <text:p>9</text:p>
          </table:table-cell>
          <table:table-cell table:style-name="ce9"/>
          <table:table-cell table:formula="of:=90-[.F9]" office:value-type="float" office:value="68" calcext:value-type="float">
            <text:p>68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9"/>
          <table:table-cell table:number-columns-repeated="4"/>
          <table:table-cell table:formula="of:=90-[.N9]" office:value-type="float" office:value="70" calcext:value-type="float">
            <text:p>70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580" calcext:value-type="float">
            <text:p>58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formula="of:=90-[.B10]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float" office:value="7" calcext:value-type="float">
            <text:p>7</text:p>
          </table:table-cell>
          <table:table-cell table:style-name="ce9"/>
          <table:table-cell table:formula="of:=90-[.F10]" office:value-type="float" office:value="67" calcext:value-type="float">
            <text:p>67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number-columns-repeated="4"/>
          <table:table-cell table:formula="of:=90-[.N10]" office:value-type="float" office:value="65" calcext:value-type="float">
            <text:p>65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440" calcext:value-type="float">
            <text:p>44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90-[.B11]" office:value-type="float" office:value="59" calcext:value-type="float">
            <text:p>59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formula="of:=90-[.F11]" office:value-type="float" office:value="66" calcext:value-type="float">
            <text:p>66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float" office:value="18" calcext:value-type="float">
            <text:p>18</text:p>
          </table:table-cell>
          <table:table-cell table:style-name="ce9"/>
          <table:table-cell table:number-columns-repeated="4"/>
          <table:table-cell table:formula="of:=90-[.N11]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float" office:value="340" calcext:value-type="float">
            <text:p>34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90-[.B12]" office:value-type="float" office:value="58" calcext:value-type="float">
            <text:p>58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formula="of:=90-[.F12]" office:value-type="float" office:value="65" calcext:value-type="float">
            <text:p>65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14" calcext:value-type="float">
            <text:p>14</text:p>
          </table:table-cell>
          <table:table-cell table:style-name="ce9"/>
          <table:table-cell table:number-columns-repeated="4"/>
          <table:table-cell table:formula="of:=90-[.N12]" office:value-type="float" office:value="55" calcext:value-type="float">
            <text:p>55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float" office:value="280" calcext:value-type="float">
            <text:p>28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90-[.B13]" office:value-type="float" office:value="57" calcext:value-type="float">
            <text:p>57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float" office:value="4" calcext:value-type="float">
            <text:p>4</text:p>
          </table:table-cell>
          <table:table-cell table:style-name="ce9"/>
          <table:table-cell table:formula="of:=90-[.F13]" office:value-type="float" office:value="64" calcext:value-type="float">
            <text:p>64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float" office:value="11" calcext:value-type="float">
            <text:p>11</text:p>
          </table:table-cell>
          <table:table-cell table:style-name="ce9"/>
          <table:table-cell table:number-columns-repeated="4"/>
          <table:table-cell table:formula="of:=90-[.N13]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float" office:value="210" calcext:value-type="float">
            <text:p>21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90-[.B14]" office:value-type="float" office:value="56" calcext:value-type="float">
            <text:p>56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float" office:value="4" calcext:value-type="float">
            <text:p>4</text:p>
          </table:table-cell>
          <table:table-cell table:style-name="ce9"/>
          <table:table-cell table:formula="of:=90-[.F14]" office:value-type="float" office:value="63" calcext:value-type="float">
            <text:p>63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float" office:value="9" calcext:value-type="float">
            <text:p>9</text:p>
          </table:table-cell>
          <table:table-cell table:style-name="ce9"/>
          <table:table-cell table:number-columns-repeated="4"/>
          <table:table-cell table:formula="of:=90-[.N14]"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float" office:value="175" calcext:value-type="float">
            <text:p>17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90-[.B15]" office:value-type="float" office:value="55" calcext:value-type="float">
            <text:p>55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formula="of:=90-[.F15]" office:value-type="float" office:value="62" calcext:value-type="float">
            <text:p>62</text:p>
          </table:table-cell>
          <table:table-cell table:style-name="ce2" office:value-type="float" office:value="28" calcext:value-type="float">
            <text:p>28</text:p>
          </table:table-cell>
          <table:table-cell table:style-name="ce5" office:value-type="float" office:value="8" calcext:value-type="float">
            <text:p>8</text:p>
          </table:table-cell>
          <table:table-cell table:style-name="ce9"/>
          <table:table-cell table:number-columns-repeated="4"/>
          <table:table-cell table:formula="of:=90-[.N15]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150" calcext:value-type="float">
            <text:p>150</text:p>
          </table:table-cell>
          <table:table-cell table:style-name="ce9"/>
          <table:table-cell table:number-columns-repeated="1008"/>
        </table:table-row>
        <table:table-row table:style-name="ro1">
          <table:table-cell table:formula="of:=90-[.B16]" office:value-type="float" office:value="54" calcext:value-type="float">
            <text:p>54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formula="of:=90-[.F16]" office:value-type="float" office:value="61" calcext:value-type="float">
            <text:p>61</text:p>
          </table:table-cell>
          <table:table-cell table:style-name="ce2" office:value-type="float" office:value="29" calcext:value-type="float">
            <text:p>29</text:p>
          </table:table-cell>
          <table:table-cell table:style-name="ce5" office:value-type="float" office:value="8" calcext:value-type="float">
            <text:p>8</text:p>
          </table:table-cell>
          <table:table-cell table:style-name="ce9"/>
          <table:table-cell table:number-columns-repeated="4"/>
          <table:table-cell table:formula="of:=90-[.N16]" office:value-type="float" office:value="35" calcext:value-type="float">
            <text:p>35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float" office:value="130" calcext:value-type="float">
            <text:p>130</text:p>
          </table:table-cell>
          <table:table-cell table:style-name="ce9"/>
          <table:table-cell table:number-columns-repeated="1008"/>
        </table:table-row>
        <table:table-row table:style-name="ro1">
          <table:table-cell table:formula="of:=90-[.B17]" office:value-type="float" office:value="53" calcext:value-type="float">
            <text:p>53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formula="of:=90-[.F17]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float" office:value="8" calcext:value-type="float">
            <text:p>8</text:p>
          </table:table-cell>
          <table:table-cell table:style-name="ce9"/>
          <table:table-cell table:number-columns-repeated="4"/>
          <table:table-cell table:formula="of:=90-[.N17]"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float" office:value="110" calcext:value-type="float">
            <text:p>11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formula="of:=90-[.B18]" office:value-type="float" office:value="52" calcext:value-type="float">
            <text:p>52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formula="of:=90-[.F18]" office:value-type="float" office:value="59" calcext:value-type="float">
            <text:p>59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float" office:value="9" calcext:value-type="float">
            <text:p>9</text:p>
          </table:table-cell>
          <table:table-cell table:style-name="ce9"/>
          <table:table-cell table:number-columns-repeated="4"/>
          <table:table-cell table:formula="of:=90-[.N18]" office:value-type="float" office:value="25" calcext:value-type="float">
            <text:p>25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float" office:value="100" calcext:value-type="float">
            <text:p>100</text:p>
          </table:table-cell>
          <table:table-cell table:style-name="ce9"/>
          <table:table-cell table:number-columns-repeated="1008"/>
        </table:table-row>
        <table:table-row table:style-name="ro1">
          <table:table-cell table:formula="of:=90-[.B19]" office:value-type="float" office:value="51" calcext:value-type="float">
            <text:p>51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float" office:value="6" calcext:value-type="float">
            <text:p>6</text:p>
          </table:table-cell>
          <table:table-cell table:style-name="ce9"/>
          <table:table-cell table:formula="of:=90-[.F19]" office:value-type="float" office:value="58" calcext:value-type="float">
            <text:p>58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float" office:value="11" calcext:value-type="float">
            <text:p>11</text:p>
          </table:table-cell>
          <table:table-cell table:style-name="ce9"/>
          <table:table-cell table:number-columns-repeated="4"/>
          <table:table-cell table:formula="of:=90-[.N19]" office:value-type="float" office:value="20" calcext:value-type="float">
            <text:p>20</text:p>
          </table:table-cell>
          <table:table-cell table:style-name="ce3" office:value-type="float" office:value="70" calcext:value-type="float">
            <text:p>70</text:p>
          </table:table-cell>
          <table:table-cell table:style-name="ce7" office:value-type="float" office:value="90" calcext:value-type="float">
            <text:p>90</text:p>
          </table:table-cell>
          <table:table-cell table:style-name="ce10"/>
          <table:table-cell table:number-columns-repeated="1008"/>
        </table:table-row>
        <table:table-row table:style-name="ro1">
          <table:table-cell table:formula="of:=90-[.B20]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float" office:value="7" calcext:value-type="float">
            <text:p>7</text:p>
          </table:table-cell>
          <table:table-cell table:style-name="ce9"/>
          <table:table-cell table:formula="of:=90-[.F20]" office:value-type="float" office:value="57" calcext:value-type="float">
            <text:p>57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float" office:value="12" calcext:value-type="float">
            <text:p>12</text:p>
          </table:table-cell>
          <table:table-cell table:style-name="ce9"/>
          <table:table-cell table:number-columns-repeated="1016"/>
        </table:table-row>
        <table:table-row table:style-name="ro1">
          <table:table-cell table:formula="of:=90-[.B21]" office:value-type="float" office:value="49" calcext:value-type="float">
            <text:p>49</text:p>
          </table:table-cell>
          <table:table-cell table:style-name="ce2" office:value-type="float" office:value="41" calcext:value-type="float">
            <text:p>41</text:p>
          </table:table-cell>
          <table:table-cell table:style-name="ce5" office:value-type="float" office:value="9" calcext:value-type="float">
            <text:p>9</text:p>
          </table:table-cell>
          <table:table-cell table:style-name="ce9"/>
          <table:table-cell table:formula="of:=90-[.F21]" office:value-type="float" office:value="56" calcext:value-type="float">
            <text:p>56</text:p>
          </table:table-cell>
          <table:table-cell table:style-name="ce2" office:value-type="float" office:value="34" calcext:value-type="float">
            <text:p>34</text:p>
          </table:table-cell>
          <table:table-cell table:style-name="ce5" office:value-type="float" office:value="15" calcext:value-type="float">
            <text:p>15</text:p>
          </table:table-cell>
          <table:table-cell table:style-name="ce9"/>
          <table:table-cell table:number-columns-repeated="1016"/>
        </table:table-row>
        <table:table-row table:style-name="ro1">
          <table:table-cell table:formula="of:=90-[.B22]" office:value-type="float" office:value="48" calcext:value-type="float">
            <text:p>48</text:p>
          </table:table-cell>
          <table:table-cell table:style-name="ce2" office:value-type="float" office:value="42" calcext:value-type="float">
            <text:p>42</text:p>
          </table:table-cell>
          <table:table-cell table:style-name="ce5" office:value-type="float" office:value="10" calcext:value-type="float">
            <text:p>10</text:p>
          </table:table-cell>
          <table:table-cell table:style-name="ce9"/>
          <table:table-cell table:formula="of:=90-[.F22]" office:value-type="float" office:value="55" calcext:value-type="float">
            <text:p>55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float" office:value="18" calcext:value-type="float">
            <text:p>18</text:p>
          </table:table-cell>
          <table:table-cell table:style-name="ce9"/>
          <table:table-cell table:number-columns-repeated="6"/>
          <table:table-cell table:style-name="ce1" office:value-type="string" calcext:value-type="string">
            <text:p>n</text:p>
          </table:table-cell>
          <table:table-cell table:style-name="ce8" office:value-type="float" office:value="1.8051" calcext:value-type="float">
            <text:p>1.8051</text:p>
          </table:table-cell>
          <table:table-cell table:number-columns-repeated="1008"/>
        </table:table-row>
        <table:table-row table:style-name="ro1">
          <table:table-cell table:formula="of:=90-[.B23]" office:value-type="float" office:value="47" calcext:value-type="float">
            <text:p>47</text:p>
          </table:table-cell>
          <table:table-cell table:style-name="ce2" office:value-type="float" office:value="43" calcext:value-type="float">
            <text:p>43</text:p>
          </table:table-cell>
          <table:table-cell table:style-name="ce5" office:value-type="float" office:value="12" calcext:value-type="float">
            <text:p>12</text:p>
          </table:table-cell>
          <table:table-cell table:style-name="ce9"/>
          <table:table-cell table:formula="of:=90-[.F23]" office:value-type="float" office:value="54" calcext:value-type="float">
            <text:p>54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float" office:value="21" calcext:value-type="float">
            <text:p>21</text:p>
          </table:table-cell>
          <table:table-cell table:style-name="ce9"/>
          <table:table-cell table:number-columns-repeated="6"/>
          <table:table-cell table:style-name="ce2"/>
          <table:table-cell table:style-name="ce9" office:value-type="string" calcext:value-type="string">
            <text:p>S</text:p>
          </table:table-cell>
          <table:table-cell table:number-columns-repeated="1008"/>
        </table:table-row>
        <table:table-row table:style-name="ro1">
          <table:table-cell table:formula="of:=90-[.B24]" office:value-type="float" office:value="46" calcext:value-type="float">
            <text:p>46</text:p>
          </table:table-cell>
          <table:table-cell table:style-name="ce2" office:value-type="float" office:value="44" calcext:value-type="float">
            <text:p>44</text:p>
          </table:table-cell>
          <table:table-cell table:style-name="ce5" office:value-type="float" office:value="13" calcext:value-type="float">
            <text:p>13</text:p>
          </table:table-cell>
          <table:table-cell table:style-name="ce9"/>
          <table:table-cell table:formula="of:=90-[.F24]" office:value-type="float" office:value="53" calcext:value-type="float">
            <text:p>53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float" office:value="25" calcext:value-type="float">
            <text:p>25</text:p>
          </table:table-cell>
          <table:table-cell table:style-name="ce9"/>
          <table:table-cell table:number-columns-repeated="5"/>
          <table:table-cell office:value-type="string" calcext:value-type="string">
            <text:p>uhel</text:p>
          </table:table-cell>
          <table:table-cell table:style-name="ce2" office:value-type="string" calcext:value-type="string">
            <text:p>gamma</text:p>
          </table:table-cell>
          <table:table-cell table:style-name="ce9" office:value-type="string" calcext:value-type="string">
            <text:p>U</text:p>
          </table:table-cell>
          <table:table-cell table:number-columns-repeated="1008"/>
        </table:table-row>
        <table:table-row table:style-name="ro1">
          <table:table-cell table:formula="of:=90-[.B25]"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float" office:value="15" calcext:value-type="float">
            <text:p>15</text:p>
          </table:table-cell>
          <table:table-cell table:style-name="ce9"/>
          <table:table-cell table:formula="of:=90-[.F25]" office:value-type="float" office:value="52" calcext:value-type="float">
            <text:p>52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float" office:value="28" calcext:value-type="float">
            <text:p>28</text:p>
          </table:table-cell>
          <table:table-cell table:style-name="ce9"/>
          <table:table-cell table:number-columns-repeated="6"/>
          <table:table-cell table:style-name="ce2"/>
          <table:table-cell table:style-name="ce9"/>
          <table:table-cell table:number-columns-repeated="1008"/>
        </table:table-row>
        <table:table-row table:style-name="ro1">
          <table:table-cell table:formula="of:=90-[.B26]" office:value-type="float" office:value="44" calcext:value-type="float">
            <text:p>44</text:p>
          </table:table-cell>
          <table:table-cell table:style-name="ce2" office:value-type="float" office:value="46" calcext:value-type="float">
            <text:p>46</text:p>
          </table:table-cell>
          <table:table-cell table:style-name="ce5" office:value-type="float" office:value="16" calcext:value-type="float">
            <text:p>16</text:p>
          </table:table-cell>
          <table:table-cell table:style-name="ce9"/>
          <table:table-cell table:formula="of:=90-[.F26]" office:value-type="float" office:value="51" calcext:value-type="float">
            <text:p>51</text:p>
          </table:table-cell>
          <table:table-cell table:style-name="ce2" office:value-type="float" office:value="39" calcext:value-type="float">
            <text:p>39</text:p>
          </table:table-cell>
          <table:table-cell table:style-name="ce5" office:value-type="float" office:value="33" calcext:value-type="float">
            <text:p>33</text:p>
          </table:table-cell>
          <table:table-cell table:style-name="ce9"/>
          <table:table-cell table:number-columns-repeated="5"/>
          <table:table-cell table:formula="of:=90-[.O26]" office:value-type="float" office:value="88" calcext:value-type="float">
            <text:p>88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1610" calcext:value-type="float">
            <text:p>1610</text:p>
          </table:table-cell>
          <table:table-cell table:number-columns-repeated="1008"/>
        </table:table-row>
        <table:table-row table:style-name="ro1">
          <table:table-cell table:formula="of:=90-[.B27]" office:value-type="float" office:value="43" calcext:value-type="float">
            <text:p>43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float" office:value="18" calcext:value-type="float">
            <text:p>18</text:p>
          </table:table-cell>
          <table:table-cell table:style-name="ce9"/>
          <table:table-cell table:formula="of:=90-[.F27]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float" office:value="36" calcext:value-type="float">
            <text:p>36</text:p>
          </table:table-cell>
          <table:table-cell table:style-name="ce9"/>
          <table:table-cell table:number-columns-repeated="5"/>
          <table:table-cell table:formula="of:=90-[.O27]" office:value-type="float" office:value="85" calcext:value-type="float">
            <text:p>85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float" office:value="1430" calcext:value-type="float">
            <text:p>1430</text:p>
          </table:table-cell>
          <table:table-cell table:number-columns-repeated="1008"/>
        </table:table-row>
        <table:table-row table:style-name="ro1">
          <table:table-cell table:formula="of:=90-[.B28]" office:value-type="float" office:value="42" calcext:value-type="float">
            <text:p>42</text:p>
          </table:table-cell>
          <table:table-cell table:style-name="ce2" office:value-type="float" office:value="48" calcext:value-type="float">
            <text:p>48</text:p>
          </table:table-cell>
          <table:table-cell table:style-name="ce5" office:value-type="float" office:value="20" calcext:value-type="float">
            <text:p>20</text:p>
          </table:table-cell>
          <table:table-cell table:style-name="ce9"/>
          <table:table-cell table:formula="of:=90-[.F28]"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float" office:value="57" calcext:value-type="float">
            <text:p>57</text:p>
          </table:table-cell>
          <table:table-cell table:style-name="ce9"/>
          <table:table-cell table:number-columns-repeated="5"/>
          <table:table-cell table:formula="of:=90-[.O28]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9" office:value-type="float" office:value="1150" calcext:value-type="float">
            <text:p>1150</text:p>
          </table:table-cell>
          <table:table-cell table:number-columns-repeated="1008"/>
        </table:table-row>
        <table:table-row table:style-name="ro1">
          <table:table-cell table:formula="of:=90-[.B29]" office:value-type="float" office:value="41" calcext:value-type="float">
            <text:p>41</text:p>
          </table:table-cell>
          <table:table-cell table:style-name="ce2" office:value-type="float" office:value="49" calcext:value-type="float">
            <text:p>49</text:p>
          </table:table-cell>
          <table:table-cell table:style-name="ce5" office:value-type="float" office:value="22" calcext:value-type="float">
            <text:p>22</text:p>
          </table:table-cell>
          <table:table-cell table:style-name="ce9"/>
          <table:table-cell table:formula="of:=90-[.F29]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75" calcext:value-type="float">
            <text:p>75</text:p>
          </table:table-cell>
          <table:table-cell table:style-name="ce9"/>
          <table:table-cell table:number-columns-repeated="5"/>
          <table:table-cell table:formula="of:=90-[.O29]" office:value-type="float" office:value="75" calcext:value-type="float">
            <text:p>75</text:p>
          </table:table-cell>
          <table:table-cell table:style-name="ce2" office:value-type="float" office:value="15" calcext:value-type="float">
            <text:p>15</text:p>
          </table:table-cell>
          <table:table-cell table:style-name="ce9" office:value-type="float" office:value="870" calcext:value-type="float">
            <text:p>870</text:p>
          </table:table-cell>
          <table:table-cell table:number-columns-repeated="1008"/>
        </table:table-row>
        <table:table-row table:style-name="ro1">
          <table:table-cell table:formula="of:=90-[.B30]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24" calcext:value-type="float">
            <text:p>24</text:p>
          </table:table-cell>
          <table:table-cell table:style-name="ce9"/>
          <table:table-cell table:formula="of:=90-[.F30]" office:value-type="float" office:value="35" calcext:value-type="float">
            <text:p>35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float" office:value="93" calcext:value-type="float">
            <text:p>93</text:p>
          </table:table-cell>
          <table:table-cell table:style-name="ce9"/>
          <table:table-cell table:number-columns-repeated="5"/>
          <table:table-cell table:formula="of:=90-[.O30]" office:value-type="float" office:value="70" calcext:value-type="float">
            <text:p>70</text:p>
          </table:table-cell>
          <table:table-cell table:style-name="ce2" office:value-type="float" office:value="20" calcext:value-type="float">
            <text:p>20</text:p>
          </table:table-cell>
          <table:table-cell table:style-name="ce9" office:value-type="float" office:value="730" calcext:value-type="float">
            <text:p>730</text:p>
          </table:table-cell>
          <table:table-cell table:number-columns-repeated="1008"/>
        </table:table-row>
        <table:table-row table:style-name="ro1">
          <table:table-cell table:formula="of:=90-[.B31]" office:value-type="float" office:value="66" calcext:value-type="float">
            <text:p>66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float" office:value="31" calcext:value-type="float">
            <text:p>31</text:p>
          </table:table-cell>
          <table:table-cell table:style-name="ce9"/>
          <table:table-cell table:formula="of:=90-[.F31]"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float" office:value="109" calcext:value-type="float">
            <text:p>109</text:p>
          </table:table-cell>
          <table:table-cell table:style-name="ce9"/>
          <table:table-cell table:number-columns-repeated="5"/>
          <table:table-cell table:formula="of:=90-[.O31]" office:value-type="float" office:value="65" calcext:value-type="float">
            <text:p>65</text:p>
          </table:table-cell>
          <table:table-cell table:style-name="ce2" office:value-type="float" office:value="25" calcext:value-type="float">
            <text:p>25</text:p>
          </table:table-cell>
          <table:table-cell table:style-name="ce9" office:value-type="float" office:value="620" calcext:value-type="float">
            <text:p>620</text:p>
          </table:table-cell>
          <table:table-cell table:number-columns-repeated="1008"/>
        </table:table-row>
        <table:table-row table:style-name="ro1">
          <table:table-cell table:formula="of:=90-[.B32]" office:value-type="float" office:value="67" calcext:value-type="float">
            <text:p>67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float" office:value="40" calcext:value-type="float">
            <text:p>40</text:p>
          </table:table-cell>
          <table:table-cell table:style-name="ce9"/>
          <table:table-cell table:formula="of:=90-[.F32]" office:value-type="float" office:value="25" calcext:value-type="float">
            <text:p>25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float" office:value="114" calcext:value-type="float">
            <text:p>114</text:p>
          </table:table-cell>
          <table:table-cell table:style-name="ce9"/>
          <table:table-cell table:number-columns-repeated="5"/>
          <table:table-cell table:formula="of:=90-[.O32]" office:value-type="float" office:value="60" calcext:value-type="float">
            <text:p>60</text:p>
          </table:table-cell>
          <table:table-cell table:style-name="ce2" office:value-type="float" office:value="30" calcext:value-type="float">
            <text:p>30</text:p>
          </table:table-cell>
          <table:table-cell table:style-name="ce9" office:value-type="float" office:value="540" calcext:value-type="float">
            <text:p>540</text:p>
          </table:table-cell>
          <table:table-cell table:number-columns-repeated="1008"/>
        </table:table-row>
        <table:table-row table:style-name="ro1">
          <table:table-cell table:formula="of:=90-[.B33]" office:value-type="float" office:value="68" calcext:value-type="float">
            <text:p>68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float" office:value="50" calcext:value-type="float">
            <text:p>50</text:p>
          </table:table-cell>
          <table:table-cell table:style-name="ce9"/>
          <table:table-cell table:formula="of:=90-[.F33]" office:value-type="float" office:value="20" calcext:value-type="float">
            <text:p>20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float" office:value="140" calcext:value-type="float">
            <text:p>140</text:p>
          </table:table-cell>
          <table:table-cell table:style-name="ce9"/>
          <table:table-cell table:number-columns-repeated="5"/>
          <table:table-cell table:formula="of:=90-[.O33]" office:value-type="float" office:value="55" calcext:value-type="float">
            <text:p>55</text:p>
          </table:table-cell>
          <table:table-cell table:style-name="ce2" office:value-type="float" office:value="35" calcext:value-type="float">
            <text:p>35</text:p>
          </table:table-cell>
          <table:table-cell table:style-name="ce9" office:value-type="float" office:value="460" calcext:value-type="float">
            <text:p>460</text:p>
          </table:table-cell>
          <table:table-cell table:number-columns-repeated="1008"/>
        </table:table-row>
        <table:table-row table:style-name="ro1">
          <table:table-cell table:formula="of:=90-[.B34]" office:value-type="float" office:value="69" calcext:value-type="float">
            <text:p>69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float" office:value="62" calcext:value-type="float">
            <text:p>62</text:p>
          </table:table-cell>
          <table:table-cell table:style-name="ce9"/>
          <table:table-cell table:formula="of:=90-[.F34]" office:value-type="float" office:value="75" calcext:value-type="float">
            <text:p>75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145" calcext:value-type="float">
            <text:p>145</text:p>
          </table:table-cell>
          <table:table-cell table:style-name="ce9"/>
          <table:table-cell table:number-columns-repeated="5"/>
          <table:table-cell table:formula="of:=90-[.O34]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9" office:value-type="float" office:value="380" calcext:value-type="float">
            <text:p>380</text:p>
          </table:table-cell>
          <table:table-cell table:number-columns-repeated="1008"/>
        </table:table-row>
        <table:table-row table:style-name="ro1">
          <table:table-cell table:formula="of:=90-[.B35]" office:value-type="float" office:value="70" calcext:value-type="float">
            <text:p>70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float" office:value="76" calcext:value-type="float">
            <text:p>76</text:p>
          </table:table-cell>
          <table:table-cell table:style-name="ce9"/>
          <table:table-cell table:formula="of:=90-[.F35]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353" calcext:value-type="float">
            <text:p>353</text:p>
          </table:table-cell>
          <table:table-cell table:style-name="ce9"/>
          <table:table-cell table:number-columns-repeated="5"/>
          <table:table-cell table:formula="of:=90-[.O35]" office:value-type="float" office:value="45" calcext:value-type="float">
            <text:p>45</text:p>
          </table:table-cell>
          <table:table-cell table:style-name="ce2" office:value-type="float" office:value="45" calcext:value-type="float">
            <text:p>45</text:p>
          </table:table-cell>
          <table:table-cell table:style-name="ce9" office:value-type="float" office:value="310" calcext:value-type="float">
            <text:p>310</text:p>
          </table:table-cell>
          <table:table-cell table:number-columns-repeated="1008"/>
        </table:table-row>
        <table:table-row table:style-name="ro1">
          <table:table-cell table:formula="of:=90-[.B36]" office:value-type="float" office:value="75" calcext:value-type="float">
            <text:p>75</text:p>
          </table:table-cell>
          <table:table-cell table:style-name="ce2" office:value-type="float" office:value="15" calcext:value-type="float">
            <text:p>15</text:p>
          </table:table-cell>
          <table:table-cell table:style-name="ce5" office:value-type="float" office:value="188" calcext:value-type="float">
            <text:p>188</text:p>
          </table:table-cell>
          <table:table-cell table:style-name="ce9"/>
          <table:table-cell table:formula="of:=90-[.F36]" office:value-type="float" office:value="85" calcext:value-type="float">
            <text:p>85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776" calcext:value-type="float">
            <text:p>776</text:p>
          </table:table-cell>
          <table:table-cell table:style-name="ce9"/>
          <table:table-cell table:number-columns-repeated="5"/>
          <table:table-cell table:formula="of:=90-[.O36]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9" office:value-type="float" office:value="275" calcext:value-type="float">
            <text:p>275</text:p>
          </table:table-cell>
          <table:table-cell table:number-columns-repeated="1008"/>
        </table:table-row>
        <table:table-row table:style-name="ro1">
          <table:table-cell table:formula="of:=90-[.B37]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414" calcext:value-type="float">
            <text:p>414</text:p>
          </table:table-cell>
          <table:table-cell table:style-name="ce9"/>
          <table:table-cell table:formula="of:=90-[.F37]" office:value-type="float" office:value="88" calcext:value-type="float">
            <text:p>88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1140" calcext:value-type="float">
            <text:p>1140</text:p>
          </table:table-cell>
          <table:table-cell table:style-name="ce10"/>
          <table:table-cell table:number-columns-repeated="5"/>
          <table:table-cell table:formula="of:=90-[.O37]" office:value-type="float" office:value="35" calcext:value-type="float">
            <text:p>35</text:p>
          </table:table-cell>
          <table:table-cell table:style-name="ce2" office:value-type="float" office:value="55" calcext:value-type="float">
            <text:p>55</text:p>
          </table:table-cell>
          <table:table-cell table:style-name="ce9"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90-[.B38]" office:value-type="float" office:value="85" calcext:value-type="float">
            <text:p>85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850" calcext:value-type="float">
            <text:p>850</text:p>
          </table:table-cell>
          <table:table-cell table:style-name="ce9"/>
          <table:table-cell table:number-columns-repeated="9"/>
          <table:table-cell table:formula="of:=90-[.O38]"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 table:style-name="ce9"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90-[.B39]" office:value-type="float" office:value="88" calcext:value-type="float">
            <text:p>8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1300" calcext:value-type="float">
            <text:p>1300</text:p>
          </table:table-cell>
          <table:table-cell table:style-name="ce9"/>
          <table:table-cell table:number-columns-repeated="9"/>
          <table:table-cell table:formula="of:=90-[.O39]" office:value-type="float" office:value="25" calcext:value-type="float">
            <text:p>25</text:p>
          </table:table-cell>
          <table:table-cell table:style-name="ce2" office:value-type="float" office:value="65" calcext:value-type="float">
            <text:p>65</text:p>
          </table:table-cell>
          <table:table-cell table:style-name="ce9"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90-[.B40]" office:value-type="float" office:value="35" calcext:value-type="float">
            <text:p>35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float" office:value="35" calcext:value-type="float">
            <text:p>35</text:p>
          </table:table-cell>
          <table:table-cell table:style-name="ce9"/>
          <table:table-cell table:number-columns-repeated="9"/>
          <table:table-cell table:formula="of:=90-[.O40]" office:value-type="float" office:value="20" calcext:value-type="float">
            <text:p>20</text:p>
          </table:table-cell>
          <table:table-cell table:style-name="ce3" office:value-type="float" office:value="70" calcext:value-type="float">
            <text:p>70</text:p>
          </table:table-cell>
          <table:table-cell table:style-name="ce10"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90-[.B41]"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float" office:value="44" calcext:value-type="float">
            <text:p>44</text:p>
          </table:table-cell>
          <table:table-cell table:style-name="ce9"/>
          <table:table-cell table:number-columns-repeated="1020"/>
        </table:table-row>
        <table:table-row table:style-name="ro1">
          <table:table-cell table:formula="of:=90-[.B42]" office:value-type="float" office:value="25" calcext:value-type="float">
            <text:p>25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float" office:value="51" calcext:value-type="float">
            <text:p>51</text:p>
          </table:table-cell>
          <table:table-cell table:style-name="ce9"/>
          <table:table-cell table:number-columns-repeated="1020"/>
        </table:table-row>
        <table:table-row table:style-name="ro1">
          <table:table-cell table:formula="of:=90-[.B43]" office:value-type="float" office:value="20" calcext:value-type="float">
            <text:p>20</text:p>
          </table:table-cell>
          <table:table-cell table:style-name="ce3" office:value-type="float" office:value="70" calcext:value-type="float">
            <text:p>70</text:p>
          </table:table-cell>
          <table:table-cell table:style-name="ce7" office:value-type="float" office:value="57" calcext:value-type="float">
            <text:p>57</text:p>
          </table:table-cell>
          <table:table-cell table:style-name="ce10"/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2" table:style-name="ta2">
        <office:forms form:automatic-focus="false" form:apply-design-mode="false"/>
        <table:shapes>
          <draw:frame draw:z-index="0" draw:style-name="gr1" draw:text-style-name="P1" svg:width="453.51pt" svg:height="255.09pt" svg:x="27986.14pt" svg:y="17.83pt">
            <draw:object draw:notify-on-update-of-ranges="List2.D2:List2.QX2 List2.D18:List2.QX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hel</text:p>
          </table:table-cell>
          <table:table-cell office:value-type="string" calcext:value-type="string">
            <text:p>int</text:p>
          </table:table-cell>
          <table:table-cell office:value-type="float" office:value="1.73" calcext:value-type="float">
            <text:p>1.73</text:p>
          </table:table-cell>
          <table:table-cell office:value-type="float" office:value="1.7303" calcext:value-type="float">
            <text:p>1.7303</text:p>
          </table:table-cell>
          <table:table-cell office:value-type="float" office:value="1.7306" calcext:value-type="float">
            <text:p>1.7306</text:p>
          </table:table-cell>
          <table:table-cell office:value-type="float" office:value="1.7309" calcext:value-type="float">
            <text:p>1.7309</text:p>
          </table:table-cell>
          <table:table-cell office:value-type="float" office:value="1.7312" calcext:value-type="float">
            <text:p>1.7312</text:p>
          </table:table-cell>
          <table:table-cell office:value-type="float" office:value="1.7315" calcext:value-type="float">
            <text:p>1.7315</text:p>
          </table:table-cell>
          <table:table-cell office:value-type="float" office:value="1.7318" calcext:value-type="float">
            <text:p>1.7318</text:p>
          </table:table-cell>
          <table:table-cell office:value-type="float" office:value="1.7321" calcext:value-type="float">
            <text:p>1.7321</text:p>
          </table:table-cell>
          <table:table-cell office:value-type="float" office:value="1.7324" calcext:value-type="float">
            <text:p>1.7324</text:p>
          </table:table-cell>
          <table:table-cell office:value-type="float" office:value="1.7327" calcext:value-type="float">
            <text:p>1.7327</text:p>
          </table:table-cell>
          <table:table-cell office:value-type="float" office:value="1.733" calcext:value-type="float">
            <text:p>1.733</text:p>
          </table:table-cell>
          <table:table-cell office:value-type="float" office:value="1.7333" calcext:value-type="float">
            <text:p>1.7333</text:p>
          </table:table-cell>
          <table:table-cell office:value-type="float" office:value="1.7336" calcext:value-type="float">
            <text:p>1.7336</text:p>
          </table:table-cell>
          <table:table-cell office:value-type="float" office:value="1.7339" calcext:value-type="float">
            <text:p>1.7339</text:p>
          </table:table-cell>
          <table:table-cell office:value-type="float" office:value="1.7342" calcext:value-type="float">
            <text:p>1.7342</text:p>
          </table:table-cell>
          <table:table-cell office:value-type="float" office:value="1.7345" calcext:value-type="float">
            <text:p>1.7345</text:p>
          </table:table-cell>
          <table:table-cell office:value-type="float" office:value="1.7348" calcext:value-type="float">
            <text:p>1.7348</text:p>
          </table:table-cell>
          <table:table-cell office:value-type="float" office:value="1.7351" calcext:value-type="float">
            <text:p>1.7351</text:p>
          </table:table-cell>
          <table:table-cell office:value-type="float" office:value="1.7354" calcext:value-type="float">
            <text:p>1.7354</text:p>
          </table:table-cell>
          <table:table-cell office:value-type="float" office:value="1.7357" calcext:value-type="float">
            <text:p>1.7357</text:p>
          </table:table-cell>
          <table:table-cell office:value-type="float" office:value="1.736" calcext:value-type="float">
            <text:p>1.736</text:p>
          </table:table-cell>
          <table:table-cell office:value-type="float" office:value="1.7363" calcext:value-type="float">
            <text:p>1.7363</text:p>
          </table:table-cell>
          <table:table-cell office:value-type="float" office:value="1.7366" calcext:value-type="float">
            <text:p>1.7366</text:p>
          </table:table-cell>
          <table:table-cell office:value-type="float" office:value="1.7369" calcext:value-type="float">
            <text:p>1.7369</text:p>
          </table:table-cell>
          <table:table-cell office:value-type="float" office:value="1.7372" calcext:value-type="float">
            <text:p>1.7372</text:p>
          </table:table-cell>
          <table:table-cell office:value-type="float" office:value="1.7375" calcext:value-type="float">
            <text:p>1.7375</text:p>
          </table:table-cell>
          <table:table-cell office:value-type="float" office:value="1.7378" calcext:value-type="float">
            <text:p>1.7378</text:p>
          </table:table-cell>
          <table:table-cell office:value-type="float" office:value="1.73810000000001" calcext:value-type="float">
            <text:p>1.7381</text:p>
          </table:table-cell>
          <table:table-cell office:value-type="float" office:value="1.73840000000001" calcext:value-type="float">
            <text:p>1.7384</text:p>
          </table:table-cell>
          <table:table-cell office:value-type="float" office:value="1.73870000000001" calcext:value-type="float">
            <text:p>1.7387</text:p>
          </table:table-cell>
          <table:table-cell office:value-type="float" office:value="1.73900000000001" calcext:value-type="float">
            <text:p>1.739</text:p>
          </table:table-cell>
          <table:table-cell office:value-type="float" office:value="1.73930000000001" calcext:value-type="float">
            <text:p>1.7393</text:p>
          </table:table-cell>
          <table:table-cell office:value-type="float" office:value="1.73960000000001" calcext:value-type="float">
            <text:p>1.7396</text:p>
          </table:table-cell>
          <table:table-cell office:value-type="float" office:value="1.73990000000001" calcext:value-type="float">
            <text:p>1.7399</text:p>
          </table:table-cell>
          <table:table-cell office:value-type="float" office:value="1.74020000000001" calcext:value-type="float">
            <text:p>1.7402</text:p>
          </table:table-cell>
          <table:table-cell office:value-type="float" office:value="1.74050000000001" calcext:value-type="float">
            <text:p>1.7405</text:p>
          </table:table-cell>
          <table:table-cell office:value-type="float" office:value="1.74080000000001" calcext:value-type="float">
            <text:p>1.7408</text:p>
          </table:table-cell>
          <table:table-cell office:value-type="float" office:value="1.74110000000001" calcext:value-type="float">
            <text:p>1.7411</text:p>
          </table:table-cell>
          <table:table-cell office:value-type="float" office:value="1.74140000000001" calcext:value-type="float">
            <text:p>1.7414</text:p>
          </table:table-cell>
          <table:table-cell office:value-type="float" office:value="1.74170000000001" calcext:value-type="float">
            <text:p>1.7417</text:p>
          </table:table-cell>
          <table:table-cell office:value-type="float" office:value="1.74200000000001" calcext:value-type="float">
            <text:p>1.742</text:p>
          </table:table-cell>
          <table:table-cell office:value-type="float" office:value="1.74230000000001" calcext:value-type="float">
            <text:p>1.7423</text:p>
          </table:table-cell>
          <table:table-cell office:value-type="float" office:value="1.74260000000001" calcext:value-type="float">
            <text:p>1.7426</text:p>
          </table:table-cell>
          <table:table-cell office:value-type="float" office:value="1.74290000000001" calcext:value-type="float">
            <text:p>1.7429</text:p>
          </table:table-cell>
          <table:table-cell office:value-type="float" office:value="1.74320000000001" calcext:value-type="float">
            <text:p>1.7432</text:p>
          </table:table-cell>
          <table:table-cell office:value-type="float" office:value="1.74350000000001" calcext:value-type="float">
            <text:p>1.7435</text:p>
          </table:table-cell>
          <table:table-cell office:value-type="float" office:value="1.74380000000001" calcext:value-type="float">
            <text:p>1.7438</text:p>
          </table:table-cell>
          <table:table-cell office:value-type="float" office:value="1.74410000000001" calcext:value-type="float">
            <text:p>1.7441</text:p>
          </table:table-cell>
          <table:table-cell office:value-type="float" office:value="1.74440000000001" calcext:value-type="float">
            <text:p>1.7444</text:p>
          </table:table-cell>
          <table:table-cell office:value-type="float" office:value="1.74470000000001" calcext:value-type="float">
            <text:p>1.7447</text:p>
          </table:table-cell>
          <table:table-cell office:value-type="float" office:value="1.74500000000001" calcext:value-type="float">
            <text:p>1.745</text:p>
          </table:table-cell>
          <table:table-cell office:value-type="float" office:value="1.74530000000001" calcext:value-type="float">
            <text:p>1.7453</text:p>
          </table:table-cell>
          <table:table-cell office:value-type="float" office:value="1.74560000000001" calcext:value-type="float">
            <text:p>1.7456</text:p>
          </table:table-cell>
          <table:table-cell office:value-type="float" office:value="1.74590000000001" calcext:value-type="float">
            <text:p>1.7459</text:p>
          </table:table-cell>
          <table:table-cell office:value-type="float" office:value="1.74620000000001" calcext:value-type="float">
            <text:p>1.7462</text:p>
          </table:table-cell>
          <table:table-cell office:value-type="float" office:value="1.74650000000001" calcext:value-type="float">
            <text:p>1.7465</text:p>
          </table:table-cell>
          <table:table-cell office:value-type="float" office:value="1.74680000000001" calcext:value-type="float">
            <text:p>1.7468</text:p>
          </table:table-cell>
          <table:table-cell office:value-type="float" office:value="1.74710000000001" calcext:value-type="float">
            <text:p>1.7471</text:p>
          </table:table-cell>
          <table:table-cell office:value-type="float" office:value="1.74740000000001" calcext:value-type="float">
            <text:p>1.7474</text:p>
          </table:table-cell>
          <table:table-cell office:value-type="float" office:value="1.74770000000001" calcext:value-type="float">
            <text:p>1.7477</text:p>
          </table:table-cell>
          <table:table-cell office:value-type="float" office:value="1.74800000000001" calcext:value-type="float">
            <text:p>1.748</text:p>
          </table:table-cell>
          <table:table-cell office:value-type="float" office:value="1.74830000000001" calcext:value-type="float">
            <text:p>1.7483</text:p>
          </table:table-cell>
          <table:table-cell office:value-type="float" office:value="1.74860000000001" calcext:value-type="float">
            <text:p>1.7486</text:p>
          </table:table-cell>
          <table:table-cell office:value-type="float" office:value="1.74890000000001" calcext:value-type="float">
            <text:p>1.7489</text:p>
          </table:table-cell>
          <table:table-cell office:value-type="float" office:value="1.74920000000001" calcext:value-type="float">
            <text:p>1.7492</text:p>
          </table:table-cell>
          <table:table-cell office:value-type="float" office:value="1.74950000000001" calcext:value-type="float">
            <text:p>1.7495</text:p>
          </table:table-cell>
          <table:table-cell office:value-type="float" office:value="1.74980000000001" calcext:value-type="float">
            <text:p>1.7498</text:p>
          </table:table-cell>
          <table:table-cell office:value-type="float" office:value="1.75010000000001" calcext:value-type="float">
            <text:p>1.7501</text:p>
          </table:table-cell>
          <table:table-cell office:value-type="float" office:value="1.75040000000001" calcext:value-type="float">
            <text:p>1.7504</text:p>
          </table:table-cell>
          <table:table-cell office:value-type="float" office:value="1.75070000000001" calcext:value-type="float">
            <text:p>1.7507</text:p>
          </table:table-cell>
          <table:table-cell office:value-type="float" office:value="1.75100000000001" calcext:value-type="float">
            <text:p>1.751</text:p>
          </table:table-cell>
          <table:table-cell office:value-type="float" office:value="1.75130000000001" calcext:value-type="float">
            <text:p>1.7513</text:p>
          </table:table-cell>
          <table:table-cell office:value-type="float" office:value="1.75160000000001" calcext:value-type="float">
            <text:p>1.7516</text:p>
          </table:table-cell>
          <table:table-cell office:value-type="float" office:value="1.75190000000001" calcext:value-type="float">
            <text:p>1.7519</text:p>
          </table:table-cell>
          <table:table-cell office:value-type="float" office:value="1.75220000000001" calcext:value-type="float">
            <text:p>1.7522</text:p>
          </table:table-cell>
          <table:table-cell office:value-type="float" office:value="1.75250000000001" calcext:value-type="float">
            <text:p>1.7525</text:p>
          </table:table-cell>
          <table:table-cell office:value-type="float" office:value="1.75280000000001" calcext:value-type="float">
            <text:p>1.7528</text:p>
          </table:table-cell>
          <table:table-cell office:value-type="float" office:value="1.75310000000001" calcext:value-type="float">
            <text:p>1.7531</text:p>
          </table:table-cell>
          <table:table-cell office:value-type="float" office:value="1.75340000000001" calcext:value-type="float">
            <text:p>1.7534</text:p>
          </table:table-cell>
          <table:table-cell office:value-type="float" office:value="1.75370000000001" calcext:value-type="float">
            <text:p>1.7537</text:p>
          </table:table-cell>
          <table:table-cell office:value-type="float" office:value="1.75400000000002" calcext:value-type="float">
            <text:p>1.754</text:p>
          </table:table-cell>
          <table:table-cell office:value-type="float" office:value="1.75430000000002" calcext:value-type="float">
            <text:p>1.7543</text:p>
          </table:table-cell>
          <table:table-cell office:value-type="float" office:value="1.75460000000002" calcext:value-type="float">
            <text:p>1.7546</text:p>
          </table:table-cell>
          <table:table-cell office:value-type="float" office:value="1.75490000000002" calcext:value-type="float">
            <text:p>1.7549</text:p>
          </table:table-cell>
          <table:table-cell office:value-type="float" office:value="1.75520000000002" calcext:value-type="float">
            <text:p>1.7552</text:p>
          </table:table-cell>
          <table:table-cell office:value-type="float" office:value="1.75550000000002" calcext:value-type="float">
            <text:p>1.7555</text:p>
          </table:table-cell>
          <table:table-cell office:value-type="float" office:value="1.75580000000002" calcext:value-type="float">
            <text:p>1.7558</text:p>
          </table:table-cell>
          <table:table-cell office:value-type="float" office:value="1.75610000000002" calcext:value-type="float">
            <text:p>1.7561</text:p>
          </table:table-cell>
          <table:table-cell office:value-type="float" office:value="1.75640000000002" calcext:value-type="float">
            <text:p>1.7564</text:p>
          </table:table-cell>
          <table:table-cell office:value-type="float" office:value="1.75670000000002" calcext:value-type="float">
            <text:p>1.7567</text:p>
          </table:table-cell>
          <table:table-cell office:value-type="float" office:value="1.75700000000002" calcext:value-type="float">
            <text:p>1.757</text:p>
          </table:table-cell>
          <table:table-cell office:value-type="float" office:value="1.75730000000002" calcext:value-type="float">
            <text:p>1.7573</text:p>
          </table:table-cell>
          <table:table-cell office:value-type="float" office:value="1.75760000000002" calcext:value-type="float">
            <text:p>1.7576</text:p>
          </table:table-cell>
          <table:table-cell office:value-type="float" office:value="1.75790000000002" calcext:value-type="float">
            <text:p>1.7579</text:p>
          </table:table-cell>
          <table:table-cell office:value-type="float" office:value="1.75820000000002" calcext:value-type="float">
            <text:p>1.7582</text:p>
          </table:table-cell>
          <table:table-cell office:value-type="float" office:value="1.75850000000002" calcext:value-type="float">
            <text:p>1.7585</text:p>
          </table:table-cell>
          <table:table-cell office:value-type="float" office:value="1.75880000000002" calcext:value-type="float">
            <text:p>1.7588</text:p>
          </table:table-cell>
          <table:table-cell office:value-type="float" office:value="1.75910000000002" calcext:value-type="float">
            <text:p>1.7591</text:p>
          </table:table-cell>
          <table:table-cell office:value-type="float" office:value="1.75940000000002" calcext:value-type="float">
            <text:p>1.7594</text:p>
          </table:table-cell>
          <table:table-cell office:value-type="float" office:value="1.75970000000002" calcext:value-type="float">
            <text:p>1.7597</text:p>
          </table:table-cell>
          <table:table-cell office:value-type="float" office:value="1.76000000000002" calcext:value-type="float">
            <text:p>1.76</text:p>
          </table:table-cell>
          <table:table-cell office:value-type="float" office:value="1.76030000000002" calcext:value-type="float">
            <text:p>1.7603</text:p>
          </table:table-cell>
          <table:table-cell office:value-type="float" office:value="1.76060000000002" calcext:value-type="float">
            <text:p>1.7606</text:p>
          </table:table-cell>
          <table:table-cell office:value-type="float" office:value="1.76090000000002" calcext:value-type="float">
            <text:p>1.7609</text:p>
          </table:table-cell>
          <table:table-cell office:value-type="float" office:value="1.76120000000002" calcext:value-type="float">
            <text:p>1.7612</text:p>
          </table:table-cell>
          <table:table-cell office:value-type="float" office:value="1.76150000000002" calcext:value-type="float">
            <text:p>1.7615</text:p>
          </table:table-cell>
          <table:table-cell office:value-type="float" office:value="1.76180000000002" calcext:value-type="float">
            <text:p>1.7618</text:p>
          </table:table-cell>
          <table:table-cell office:value-type="float" office:value="1.76210000000002" calcext:value-type="float">
            <text:p>1.7621</text:p>
          </table:table-cell>
          <table:table-cell office:value-type="float" office:value="1.76240000000002" calcext:value-type="float">
            <text:p>1.7624</text:p>
          </table:table-cell>
          <table:table-cell office:value-type="float" office:value="1.76270000000002" calcext:value-type="float">
            <text:p>1.7627</text:p>
          </table:table-cell>
          <table:table-cell office:value-type="float" office:value="1.76300000000002" calcext:value-type="float">
            <text:p>1.763</text:p>
          </table:table-cell>
          <table:table-cell office:value-type="float" office:value="1.76330000000002" calcext:value-type="float">
            <text:p>1.7633</text:p>
          </table:table-cell>
          <table:table-cell office:value-type="float" office:value="1.76360000000002" calcext:value-type="float">
            <text:p>1.7636</text:p>
          </table:table-cell>
          <table:table-cell office:value-type="float" office:value="1.76390000000002" calcext:value-type="float">
            <text:p>1.7639</text:p>
          </table:table-cell>
          <table:table-cell office:value-type="float" office:value="1.76420000000002" calcext:value-type="float">
            <text:p>1.7642</text:p>
          </table:table-cell>
          <table:table-cell office:value-type="float" office:value="1.76450000000002" calcext:value-type="float">
            <text:p>1.7645</text:p>
          </table:table-cell>
          <table:table-cell office:value-type="float" office:value="1.76480000000002" calcext:value-type="float">
            <text:p>1.7648</text:p>
          </table:table-cell>
          <table:table-cell office:value-type="float" office:value="1.76510000000002" calcext:value-type="float">
            <text:p>1.7651</text:p>
          </table:table-cell>
          <table:table-cell office:value-type="float" office:value="1.76540000000002" calcext:value-type="float">
            <text:p>1.7654</text:p>
          </table:table-cell>
          <table:table-cell office:value-type="float" office:value="1.76570000000002" calcext:value-type="float">
            <text:p>1.7657</text:p>
          </table:table-cell>
          <table:table-cell office:value-type="float" office:value="1.76600000000002" calcext:value-type="float">
            <text:p>1.766</text:p>
          </table:table-cell>
          <table:table-cell office:value-type="float" office:value="1.76630000000002" calcext:value-type="float">
            <text:p>1.7663</text:p>
          </table:table-cell>
          <table:table-cell office:value-type="float" office:value="1.76660000000002" calcext:value-type="float">
            <text:p>1.7666</text:p>
          </table:table-cell>
          <table:table-cell office:value-type="float" office:value="1.76690000000002" calcext:value-type="float">
            <text:p>1.7669</text:p>
          </table:table-cell>
          <table:table-cell office:value-type="float" office:value="1.76720000000002" calcext:value-type="float">
            <text:p>1.7672</text:p>
          </table:table-cell>
          <table:table-cell office:value-type="float" office:value="1.76750000000002" calcext:value-type="float">
            <text:p>1.7675</text:p>
          </table:table-cell>
          <table:table-cell office:value-type="float" office:value="1.76780000000002" calcext:value-type="float">
            <text:p>1.7678</text:p>
          </table:table-cell>
          <table:table-cell office:value-type="float" office:value="1.76810000000002" calcext:value-type="float">
            <text:p>1.7681</text:p>
          </table:table-cell>
          <table:table-cell office:value-type="float" office:value="1.76840000000002" calcext:value-type="float">
            <text:p>1.7684</text:p>
          </table:table-cell>
          <table:table-cell office:value-type="float" office:value="1.76870000000002" calcext:value-type="float">
            <text:p>1.7687</text:p>
          </table:table-cell>
          <table:table-cell office:value-type="float" office:value="1.76900000000002" calcext:value-type="float">
            <text:p>1.769</text:p>
          </table:table-cell>
          <table:table-cell office:value-type="float" office:value="1.76930000000002" calcext:value-type="float">
            <text:p>1.7693</text:p>
          </table:table-cell>
          <table:table-cell office:value-type="float" office:value="1.76960000000002" calcext:value-type="float">
            <text:p>1.7696</text:p>
          </table:table-cell>
          <table:table-cell office:value-type="float" office:value="1.76990000000003" calcext:value-type="float">
            <text:p>1.7699</text:p>
          </table:table-cell>
          <table:table-cell office:value-type="float" office:value="1.77020000000003" calcext:value-type="float">
            <text:p>1.7702</text:p>
          </table:table-cell>
          <table:table-cell office:value-type="float" office:value="1.77050000000003" calcext:value-type="float">
            <text:p>1.7705</text:p>
          </table:table-cell>
          <table:table-cell office:value-type="float" office:value="1.77080000000003" calcext:value-type="float">
            <text:p>1.7708</text:p>
          </table:table-cell>
          <table:table-cell office:value-type="float" office:value="1.77110000000003" calcext:value-type="float">
            <text:p>1.7711</text:p>
          </table:table-cell>
          <table:table-cell office:value-type="float" office:value="1.77140000000003" calcext:value-type="float">
            <text:p>1.7714</text:p>
          </table:table-cell>
          <table:table-cell office:value-type="float" office:value="1.77170000000003" calcext:value-type="float">
            <text:p>1.7717</text:p>
          </table:table-cell>
          <table:table-cell office:value-type="float" office:value="1.77200000000003" calcext:value-type="float">
            <text:p>1.772</text:p>
          </table:table-cell>
          <table:table-cell office:value-type="float" office:value="1.77230000000003" calcext:value-type="float">
            <text:p>1.7723</text:p>
          </table:table-cell>
          <table:table-cell office:value-type="float" office:value="1.77260000000003" calcext:value-type="float">
            <text:p>1.7726</text:p>
          </table:table-cell>
          <table:table-cell office:value-type="float" office:value="1.77290000000003" calcext:value-type="float">
            <text:p>1.7729</text:p>
          </table:table-cell>
          <table:table-cell office:value-type="float" office:value="1.77320000000003" calcext:value-type="float">
            <text:p>1.7732</text:p>
          </table:table-cell>
          <table:table-cell office:value-type="float" office:value="1.77350000000003" calcext:value-type="float">
            <text:p>1.7735</text:p>
          </table:table-cell>
          <table:table-cell office:value-type="float" office:value="1.77380000000003" calcext:value-type="float">
            <text:p>1.7738</text:p>
          </table:table-cell>
          <table:table-cell office:value-type="float" office:value="1.77410000000003" calcext:value-type="float">
            <text:p>1.7741</text:p>
          </table:table-cell>
          <table:table-cell office:value-type="float" office:value="1.77440000000003" calcext:value-type="float">
            <text:p>1.7744</text:p>
          </table:table-cell>
          <table:table-cell office:value-type="float" office:value="1.77470000000003" calcext:value-type="float">
            <text:p>1.7747</text:p>
          </table:table-cell>
          <table:table-cell office:value-type="float" office:value="1.77500000000003" calcext:value-type="float">
            <text:p>1.775</text:p>
          </table:table-cell>
          <table:table-cell office:value-type="float" office:value="1.77530000000003" calcext:value-type="float">
            <text:p>1.7753</text:p>
          </table:table-cell>
          <table:table-cell office:value-type="float" office:value="1.77560000000003" calcext:value-type="float">
            <text:p>1.7756</text:p>
          </table:table-cell>
          <table:table-cell office:value-type="float" office:value="1.77590000000003" calcext:value-type="float">
            <text:p>1.7759</text:p>
          </table:table-cell>
          <table:table-cell office:value-type="float" office:value="1.77620000000003" calcext:value-type="float">
            <text:p>1.7762</text:p>
          </table:table-cell>
          <table:table-cell office:value-type="float" office:value="1.77650000000003" calcext:value-type="float">
            <text:p>1.7765</text:p>
          </table:table-cell>
          <table:table-cell office:value-type="float" office:value="1.77680000000003" calcext:value-type="float">
            <text:p>1.7768</text:p>
          </table:table-cell>
          <table:table-cell office:value-type="float" office:value="1.77710000000003" calcext:value-type="float">
            <text:p>1.7771</text:p>
          </table:table-cell>
          <table:table-cell office:value-type="float" office:value="1.77740000000003" calcext:value-type="float">
            <text:p>1.7774</text:p>
          </table:table-cell>
          <table:table-cell office:value-type="float" office:value="1.77770000000003" calcext:value-type="float">
            <text:p>1.7777</text:p>
          </table:table-cell>
          <table:table-cell office:value-type="float" office:value="1.77800000000003" calcext:value-type="float">
            <text:p>1.778</text:p>
          </table:table-cell>
          <table:table-cell office:value-type="float" office:value="1.77830000000003" calcext:value-type="float">
            <text:p>1.7783</text:p>
          </table:table-cell>
          <table:table-cell office:value-type="float" office:value="1.77860000000003" calcext:value-type="float">
            <text:p>1.7786</text:p>
          </table:table-cell>
          <table:table-cell office:value-type="float" office:value="1.77890000000003" calcext:value-type="float">
            <text:p>1.7789</text:p>
          </table:table-cell>
          <table:table-cell office:value-type="float" office:value="1.77920000000003" calcext:value-type="float">
            <text:p>1.7792</text:p>
          </table:table-cell>
          <table:table-cell office:value-type="float" office:value="1.77950000000003" calcext:value-type="float">
            <text:p>1.7795</text:p>
          </table:table-cell>
          <table:table-cell office:value-type="float" office:value="1.77980000000003" calcext:value-type="float">
            <text:p>1.7798</text:p>
          </table:table-cell>
          <table:table-cell office:value-type="float" office:value="1.78010000000003" calcext:value-type="float">
            <text:p>1.7801</text:p>
          </table:table-cell>
          <table:table-cell office:value-type="float" office:value="1.78040000000003" calcext:value-type="float">
            <text:p>1.7804</text:p>
          </table:table-cell>
          <table:table-cell office:value-type="float" office:value="1.78070000000003" calcext:value-type="float">
            <text:p>1.7807</text:p>
          </table:table-cell>
          <table:table-cell office:value-type="float" office:value="1.78100000000003" calcext:value-type="float">
            <text:p>1.781</text:p>
          </table:table-cell>
          <table:table-cell office:value-type="float" office:value="1.78130000000003" calcext:value-type="float">
            <text:p>1.7813</text:p>
          </table:table-cell>
          <table:table-cell office:value-type="float" office:value="1.78160000000003" calcext:value-type="float">
            <text:p>1.7816</text:p>
          </table:table-cell>
          <table:table-cell office:value-type="float" office:value="1.78190000000003" calcext:value-type="float">
            <text:p>1.7819</text:p>
          </table:table-cell>
          <table:table-cell office:value-type="float" office:value="1.78220000000003" calcext:value-type="float">
            <text:p>1.7822</text:p>
          </table:table-cell>
          <table:table-cell office:value-type="float" office:value="1.78250000000003" calcext:value-type="float">
            <text:p>1.7825</text:p>
          </table:table-cell>
          <table:table-cell office:value-type="float" office:value="1.78280000000003" calcext:value-type="float">
            <text:p>1.7828</text:p>
          </table:table-cell>
          <table:table-cell office:value-type="float" office:value="1.78310000000003" calcext:value-type="float">
            <text:p>1.7831</text:p>
          </table:table-cell>
          <table:table-cell office:value-type="float" office:value="1.78340000000003" calcext:value-type="float">
            <text:p>1.7834</text:p>
          </table:table-cell>
          <table:table-cell office:value-type="float" office:value="1.78370000000003" calcext:value-type="float">
            <text:p>1.7837</text:p>
          </table:table-cell>
          <table:table-cell office:value-type="float" office:value="1.78400000000003" calcext:value-type="float">
            <text:p>1.784</text:p>
          </table:table-cell>
          <table:table-cell office:value-type="float" office:value="1.78430000000003" calcext:value-type="float">
            <text:p>1.7843</text:p>
          </table:table-cell>
          <table:table-cell office:value-type="float" office:value="1.78460000000003" calcext:value-type="float">
            <text:p>1.7846</text:p>
          </table:table-cell>
          <table:table-cell office:value-type="float" office:value="1.78490000000003" calcext:value-type="float">
            <text:p>1.7849</text:p>
          </table:table-cell>
          <table:table-cell office:value-type="float" office:value="1.78520000000003" calcext:value-type="float">
            <text:p>1.7852</text:p>
          </table:table-cell>
          <table:table-cell office:value-type="float" office:value="1.78550000000004" calcext:value-type="float">
            <text:p>1.7855</text:p>
          </table:table-cell>
          <table:table-cell office:value-type="float" office:value="1.78580000000004" calcext:value-type="float">
            <text:p>1.7858</text:p>
          </table:table-cell>
          <table:table-cell office:value-type="float" office:value="1.78610000000004" calcext:value-type="float">
            <text:p>1.7861</text:p>
          </table:table-cell>
          <table:table-cell office:value-type="float" office:value="1.78640000000004" calcext:value-type="float">
            <text:p>1.7864</text:p>
          </table:table-cell>
          <table:table-cell office:value-type="float" office:value="1.78670000000004" calcext:value-type="float">
            <text:p>1.7867</text:p>
          </table:table-cell>
          <table:table-cell office:value-type="float" office:value="1.78700000000004" calcext:value-type="float">
            <text:p>1.787</text:p>
          </table:table-cell>
          <table:table-cell office:value-type="float" office:value="1.78730000000004" calcext:value-type="float">
            <text:p>1.7873</text:p>
          </table:table-cell>
          <table:table-cell office:value-type="float" office:value="1.78760000000004" calcext:value-type="float">
            <text:p>1.7876</text:p>
          </table:table-cell>
          <table:table-cell office:value-type="float" office:value="1.78790000000004" calcext:value-type="float">
            <text:p>1.7879</text:p>
          </table:table-cell>
          <table:table-cell office:value-type="float" office:value="1.78820000000004" calcext:value-type="float">
            <text:p>1.7882</text:p>
          </table:table-cell>
          <table:table-cell office:value-type="float" office:value="1.78850000000004" calcext:value-type="float">
            <text:p>1.7885</text:p>
          </table:table-cell>
          <table:table-cell office:value-type="float" office:value="1.78880000000004" calcext:value-type="float">
            <text:p>1.7888</text:p>
          </table:table-cell>
          <table:table-cell office:value-type="float" office:value="1.78910000000004" calcext:value-type="float">
            <text:p>1.7891</text:p>
          </table:table-cell>
          <table:table-cell office:value-type="float" office:value="1.78940000000004" calcext:value-type="float">
            <text:p>1.7894</text:p>
          </table:table-cell>
          <table:table-cell office:value-type="float" office:value="1.78970000000004" calcext:value-type="float">
            <text:p>1.7897</text:p>
          </table:table-cell>
          <table:table-cell office:value-type="float" office:value="1.79000000000004" calcext:value-type="float">
            <text:p>1.79</text:p>
          </table:table-cell>
          <table:table-cell office:value-type="float" office:value="1.79030000000004" calcext:value-type="float">
            <text:p>1.7903</text:p>
          </table:table-cell>
          <table:table-cell office:value-type="float" office:value="1.79060000000004" calcext:value-type="float">
            <text:p>1.7906</text:p>
          </table:table-cell>
          <table:table-cell office:value-type="float" office:value="1.79090000000004" calcext:value-type="float">
            <text:p>1.7909</text:p>
          </table:table-cell>
          <table:table-cell office:value-type="float" office:value="1.79120000000004" calcext:value-type="float">
            <text:p>1.7912</text:p>
          </table:table-cell>
          <table:table-cell office:value-type="float" office:value="1.79150000000004" calcext:value-type="float">
            <text:p>1.7915</text:p>
          </table:table-cell>
          <table:table-cell office:value-type="float" office:value="1.79180000000004" calcext:value-type="float">
            <text:p>1.7918</text:p>
          </table:table-cell>
          <table:table-cell office:value-type="float" office:value="1.79210000000004" calcext:value-type="float">
            <text:p>1.7921</text:p>
          </table:table-cell>
          <table:table-cell office:value-type="float" office:value="1.79240000000004" calcext:value-type="float">
            <text:p>1.7924</text:p>
          </table:table-cell>
          <table:table-cell office:value-type="float" office:value="1.79270000000004" calcext:value-type="float">
            <text:p>1.7927</text:p>
          </table:table-cell>
          <table:table-cell office:value-type="float" office:value="1.79300000000004" calcext:value-type="float">
            <text:p>1.793</text:p>
          </table:table-cell>
          <table:table-cell office:value-type="float" office:value="1.79330000000004" calcext:value-type="float">
            <text:p>1.7933</text:p>
          </table:table-cell>
          <table:table-cell office:value-type="float" office:value="1.79360000000004" calcext:value-type="float">
            <text:p>1.7936</text:p>
          </table:table-cell>
          <table:table-cell office:value-type="float" office:value="1.79390000000004" calcext:value-type="float">
            <text:p>1.7939</text:p>
          </table:table-cell>
          <table:table-cell office:value-type="float" office:value="1.79420000000004" calcext:value-type="float">
            <text:p>1.7942</text:p>
          </table:table-cell>
          <table:table-cell office:value-type="float" office:value="1.79450000000004" calcext:value-type="float">
            <text:p>1.7945</text:p>
          </table:table-cell>
          <table:table-cell office:value-type="float" office:value="1.79480000000004" calcext:value-type="float">
            <text:p>1.7948</text:p>
          </table:table-cell>
          <table:table-cell office:value-type="float" office:value="1.79510000000004" calcext:value-type="float">
            <text:p>1.7951</text:p>
          </table:table-cell>
          <table:table-cell office:value-type="float" office:value="1.79540000000004" calcext:value-type="float">
            <text:p>1.7954</text:p>
          </table:table-cell>
          <table:table-cell office:value-type="float" office:value="1.79570000000004" calcext:value-type="float">
            <text:p>1.7957</text:p>
          </table:table-cell>
          <table:table-cell office:value-type="float" office:value="1.79600000000004" calcext:value-type="float">
            <text:p>1.796</text:p>
          </table:table-cell>
          <table:table-cell office:value-type="float" office:value="1.79630000000004" calcext:value-type="float">
            <text:p>1.7963</text:p>
          </table:table-cell>
          <table:table-cell office:value-type="float" office:value="1.79660000000004" calcext:value-type="float">
            <text:p>1.7966</text:p>
          </table:table-cell>
          <table:table-cell office:value-type="float" office:value="1.79690000000004" calcext:value-type="float">
            <text:p>1.7969</text:p>
          </table:table-cell>
          <table:table-cell office:value-type="float" office:value="1.79720000000004" calcext:value-type="float">
            <text:p>1.7972</text:p>
          </table:table-cell>
          <table:table-cell office:value-type="float" office:value="1.79750000000004" calcext:value-type="float">
            <text:p>1.7975</text:p>
          </table:table-cell>
          <table:table-cell office:value-type="float" office:value="1.79780000000004" calcext:value-type="float">
            <text:p>1.7978</text:p>
          </table:table-cell>
          <table:table-cell office:value-type="float" office:value="1.79810000000004" calcext:value-type="float">
            <text:p>1.7981</text:p>
          </table:table-cell>
          <table:table-cell office:value-type="float" office:value="1.79840000000004" calcext:value-type="float">
            <text:p>1.7984</text:p>
          </table:table-cell>
          <table:table-cell office:value-type="float" office:value="1.79870000000004" calcext:value-type="float">
            <text:p>1.7987</text:p>
          </table:table-cell>
          <table:table-cell office:value-type="float" office:value="1.79900000000004" calcext:value-type="float">
            <text:p>1.799</text:p>
          </table:table-cell>
          <table:table-cell office:value-type="float" office:value="1.79930000000004" calcext:value-type="float">
            <text:p>1.7993</text:p>
          </table:table-cell>
          <table:table-cell office:value-type="float" office:value="1.79960000000004" calcext:value-type="float">
            <text:p>1.7996</text:p>
          </table:table-cell>
          <table:table-cell office:value-type="float" office:value="1.79990000000004" calcext:value-type="float">
            <text:p>1.7999</text:p>
          </table:table-cell>
          <table:table-cell office:value-type="float" office:value="1.80020000000004" calcext:value-type="float">
            <text:p>1.8002</text:p>
          </table:table-cell>
          <table:table-cell office:value-type="float" office:value="1.80050000000004" calcext:value-type="float">
            <text:p>1.8005</text:p>
          </table:table-cell>
          <table:table-cell office:value-type="float" office:value="1.80080000000004" calcext:value-type="float">
            <text:p>1.8008</text:p>
          </table:table-cell>
          <table:table-cell office:value-type="float" office:value="1.80110000000004" calcext:value-type="float">
            <text:p>1.8011</text:p>
          </table:table-cell>
          <table:table-cell office:value-type="float" office:value="1.80140000000005" calcext:value-type="float">
            <text:p>1.8014</text:p>
          </table:table-cell>
          <table:table-cell office:value-type="float" office:value="1.80170000000005" calcext:value-type="float">
            <text:p>1.8017</text:p>
          </table:table-cell>
          <table:table-cell office:value-type="float" office:value="1.80200000000005" calcext:value-type="float">
            <text:p>1.802</text:p>
          </table:table-cell>
          <table:table-cell office:value-type="float" office:value="1.80230000000005" calcext:value-type="float">
            <text:p>1.8023</text:p>
          </table:table-cell>
          <table:table-cell office:value-type="float" office:value="1.80260000000005" calcext:value-type="float">
            <text:p>1.8026</text:p>
          </table:table-cell>
          <table:table-cell office:value-type="float" office:value="1.80290000000005" calcext:value-type="float">
            <text:p>1.8029</text:p>
          </table:table-cell>
          <table:table-cell office:value-type="float" office:value="1.80320000000005" calcext:value-type="float">
            <text:p>1.8032</text:p>
          </table:table-cell>
          <table:table-cell office:value-type="float" office:value="1.80350000000005" calcext:value-type="float">
            <text:p>1.8035</text:p>
          </table:table-cell>
          <table:table-cell office:value-type="float" office:value="1.80380000000005" calcext:value-type="float">
            <text:p>1.8038</text:p>
          </table:table-cell>
          <table:table-cell office:value-type="float" office:value="1.80410000000005" calcext:value-type="float">
            <text:p>1.8041</text:p>
          </table:table-cell>
          <table:table-cell office:value-type="float" office:value="1.80440000000005" calcext:value-type="float">
            <text:p>1.8044</text:p>
          </table:table-cell>
          <table:table-cell office:value-type="float" office:value="1.80470000000005" calcext:value-type="float">
            <text:p>1.8047</text:p>
          </table:table-cell>
          <table:table-cell office:value-type="float" office:value="1.80500000000005" calcext:value-type="float">
            <text:p>1.805</text:p>
          </table:table-cell>
          <table:table-cell office:value-type="float" office:value="1.80530000000005" calcext:value-type="float">
            <text:p>1.8053</text:p>
          </table:table-cell>
          <table:table-cell office:value-type="float" office:value="1.80560000000005" calcext:value-type="float">
            <text:p>1.8056</text:p>
          </table:table-cell>
          <table:table-cell office:value-type="float" office:value="1.80590000000005" calcext:value-type="float">
            <text:p>1.8059</text:p>
          </table:table-cell>
          <table:table-cell office:value-type="float" office:value="1.80620000000005" calcext:value-type="float">
            <text:p>1.8062</text:p>
          </table:table-cell>
          <table:table-cell office:value-type="float" office:value="1.80650000000005" calcext:value-type="float">
            <text:p>1.8065</text:p>
          </table:table-cell>
          <table:table-cell office:value-type="float" office:value="1.80680000000005" calcext:value-type="float">
            <text:p>1.8068</text:p>
          </table:table-cell>
          <table:table-cell office:value-type="float" office:value="1.80710000000005" calcext:value-type="float">
            <text:p>1.8071</text:p>
          </table:table-cell>
          <table:table-cell office:value-type="float" office:value="1.80740000000005" calcext:value-type="float">
            <text:p>1.8074</text:p>
          </table:table-cell>
          <table:table-cell office:value-type="float" office:value="1.80770000000005" calcext:value-type="float">
            <text:p>1.8077</text:p>
          </table:table-cell>
          <table:table-cell office:value-type="float" office:value="1.80800000000005" calcext:value-type="float">
            <text:p>1.808</text:p>
          </table:table-cell>
          <table:table-cell office:value-type="float" office:value="1.80830000000005" calcext:value-type="float">
            <text:p>1.8083</text:p>
          </table:table-cell>
          <table:table-cell office:value-type="float" office:value="1.80860000000005" calcext:value-type="float">
            <text:p>1.8086</text:p>
          </table:table-cell>
          <table:table-cell office:value-type="float" office:value="1.80890000000005" calcext:value-type="float">
            <text:p>1.8089</text:p>
          </table:table-cell>
          <table:table-cell office:value-type="float" office:value="1.80920000000005" calcext:value-type="float">
            <text:p>1.8092</text:p>
          </table:table-cell>
          <table:table-cell office:value-type="float" office:value="1.80950000000005" calcext:value-type="float">
            <text:p>1.8095</text:p>
          </table:table-cell>
          <table:table-cell office:value-type="float" office:value="1.80980000000005" calcext:value-type="float">
            <text:p>1.8098</text:p>
          </table:table-cell>
          <table:table-cell office:value-type="float" office:value="1.81010000000005" calcext:value-type="float">
            <text:p>1.8101</text:p>
          </table:table-cell>
          <table:table-cell office:value-type="float" office:value="1.81040000000005" calcext:value-type="float">
            <text:p>1.8104</text:p>
          </table:table-cell>
          <table:table-cell office:value-type="float" office:value="1.81070000000005" calcext:value-type="float">
            <text:p>1.8107</text:p>
          </table:table-cell>
          <table:table-cell office:value-type="float" office:value="1.81100000000005" calcext:value-type="float">
            <text:p>1.811</text:p>
          </table:table-cell>
          <table:table-cell office:value-type="float" office:value="1.81130000000005" calcext:value-type="float">
            <text:p>1.8113</text:p>
          </table:table-cell>
          <table:table-cell office:value-type="float" office:value="1.81160000000005" calcext:value-type="float">
            <text:p>1.8116</text:p>
          </table:table-cell>
          <table:table-cell office:value-type="float" office:value="1.81190000000005" calcext:value-type="float">
            <text:p>1.8119</text:p>
          </table:table-cell>
          <table:table-cell office:value-type="float" office:value="1.81220000000005" calcext:value-type="float">
            <text:p>1.8122</text:p>
          </table:table-cell>
          <table:table-cell office:value-type="float" office:value="1.81250000000005" calcext:value-type="float">
            <text:p>1.8125</text:p>
          </table:table-cell>
          <table:table-cell office:value-type="float" office:value="1.81280000000005" calcext:value-type="float">
            <text:p>1.8128</text:p>
          </table:table-cell>
          <table:table-cell office:value-type="float" office:value="1.81310000000005" calcext:value-type="float">
            <text:p>1.8131</text:p>
          </table:table-cell>
          <table:table-cell office:value-type="float" office:value="1.81340000000005" calcext:value-type="float">
            <text:p>1.8134</text:p>
          </table:table-cell>
          <table:table-cell office:value-type="float" office:value="1.81370000000005" calcext:value-type="float">
            <text:p>1.8137</text:p>
          </table:table-cell>
          <table:table-cell office:value-type="float" office:value="1.81400000000005" calcext:value-type="float">
            <text:p>1.814</text:p>
          </table:table-cell>
          <table:table-cell office:value-type="float" office:value="1.81430000000005" calcext:value-type="float">
            <text:p>1.8143</text:p>
          </table:table-cell>
          <table:table-cell office:value-type="float" office:value="1.81460000000005" calcext:value-type="float">
            <text:p>1.8146</text:p>
          </table:table-cell>
          <table:table-cell office:value-type="float" office:value="1.81490000000005" calcext:value-type="float">
            <text:p>1.8149</text:p>
          </table:table-cell>
          <table:table-cell office:value-type="float" office:value="1.81520000000005" calcext:value-type="float">
            <text:p>1.8152</text:p>
          </table:table-cell>
          <table:table-cell office:value-type="float" office:value="1.81550000000005" calcext:value-type="float">
            <text:p>1.8155</text:p>
          </table:table-cell>
          <table:table-cell office:value-type="float" office:value="1.81580000000005" calcext:value-type="float">
            <text:p>1.8158</text:p>
          </table:table-cell>
          <table:table-cell office:value-type="float" office:value="1.81610000000005" calcext:value-type="float">
            <text:p>1.8161</text:p>
          </table:table-cell>
          <table:table-cell office:value-type="float" office:value="1.81640000000005" calcext:value-type="float">
            <text:p>1.8164</text:p>
          </table:table-cell>
          <table:table-cell office:value-type="float" office:value="1.81670000000005" calcext:value-type="float">
            <text:p>1.8167</text:p>
          </table:table-cell>
          <table:table-cell office:value-type="float" office:value="1.81700000000005" calcext:value-type="float">
            <text:p>1.817</text:p>
          </table:table-cell>
          <table:table-cell office:value-type="float" office:value="1.81730000000006" calcext:value-type="float">
            <text:p>1.8173</text:p>
          </table:table-cell>
          <table:table-cell office:value-type="float" office:value="1.81760000000006" calcext:value-type="float">
            <text:p>1.8176</text:p>
          </table:table-cell>
          <table:table-cell office:value-type="float" office:value="1.81790000000006" calcext:value-type="float">
            <text:p>1.8179</text:p>
          </table:table-cell>
          <table:table-cell office:value-type="float" office:value="1.81820000000006" calcext:value-type="float">
            <text:p>1.8182</text:p>
          </table:table-cell>
          <table:table-cell office:value-type="float" office:value="1.81850000000006" calcext:value-type="float">
            <text:p>1.8185</text:p>
          </table:table-cell>
          <table:table-cell office:value-type="float" office:value="1.81880000000006" calcext:value-type="float">
            <text:p>1.8188</text:p>
          </table:table-cell>
          <table:table-cell office:value-type="float" office:value="1.81910000000006" calcext:value-type="float">
            <text:p>1.8191</text:p>
          </table:table-cell>
          <table:table-cell office:value-type="float" office:value="1.81940000000006" calcext:value-type="float">
            <text:p>1.8194</text:p>
          </table:table-cell>
          <table:table-cell office:value-type="float" office:value="1.81970000000006" calcext:value-type="float">
            <text:p>1.8197</text:p>
          </table:table-cell>
          <table:table-cell office:value-type="float" office:value="1.82000000000006" calcext:value-type="float">
            <text:p>1.82</text:p>
          </table:table-cell>
          <table:table-cell office:value-type="float" office:value="1.82030000000006" calcext:value-type="float">
            <text:p>1.8203</text:p>
          </table:table-cell>
          <table:table-cell office:value-type="float" office:value="1.82060000000006" calcext:value-type="float">
            <text:p>1.8206</text:p>
          </table:table-cell>
          <table:table-cell office:value-type="float" office:value="1.82090000000006" calcext:value-type="float">
            <text:p>1.8209</text:p>
          </table:table-cell>
          <table:table-cell office:value-type="float" office:value="1.82120000000006" calcext:value-type="float">
            <text:p>1.8212</text:p>
          </table:table-cell>
          <table:table-cell office:value-type="float" office:value="1.82150000000006" calcext:value-type="float">
            <text:p>1.8215</text:p>
          </table:table-cell>
          <table:table-cell office:value-type="float" office:value="1.82180000000006" calcext:value-type="float">
            <text:p>1.8218</text:p>
          </table:table-cell>
          <table:table-cell office:value-type="float" office:value="1.82210000000006" calcext:value-type="float">
            <text:p>1.8221</text:p>
          </table:table-cell>
          <table:table-cell office:value-type="float" office:value="1.82240000000006" calcext:value-type="float">
            <text:p>1.8224</text:p>
          </table:table-cell>
          <table:table-cell office:value-type="float" office:value="1.82270000000006" calcext:value-type="float">
            <text:p>1.8227</text:p>
          </table:table-cell>
          <table:table-cell office:value-type="float" office:value="1.82300000000006" calcext:value-type="float">
            <text:p>1.823</text:p>
          </table:table-cell>
          <table:table-cell office:value-type="float" office:value="1.82330000000006" calcext:value-type="float">
            <text:p>1.8233</text:p>
          </table:table-cell>
          <table:table-cell office:value-type="float" office:value="1.82360000000006" calcext:value-type="float">
            <text:p>1.8236</text:p>
          </table:table-cell>
          <table:table-cell office:value-type="float" office:value="1.82390000000006" calcext:value-type="float">
            <text:p>1.8239</text:p>
          </table:table-cell>
          <table:table-cell office:value-type="float" office:value="1.82420000000006" calcext:value-type="float">
            <text:p>1.8242</text:p>
          </table:table-cell>
          <table:table-cell office:value-type="float" office:value="1.82450000000006" calcext:value-type="float">
            <text:p>1.8245</text:p>
          </table:table-cell>
          <table:table-cell office:value-type="float" office:value="1.82480000000006" calcext:value-type="float">
            <text:p>1.8248</text:p>
          </table:table-cell>
          <table:table-cell office:value-type="float" office:value="1.82510000000006" calcext:value-type="float">
            <text:p>1.8251</text:p>
          </table:table-cell>
          <table:table-cell office:value-type="float" office:value="1.82540000000006" calcext:value-type="float">
            <text:p>1.8254</text:p>
          </table:table-cell>
          <table:table-cell office:value-type="float" office:value="1.82570000000006" calcext:value-type="float">
            <text:p>1.8257</text:p>
          </table:table-cell>
          <table:table-cell office:value-type="float" office:value="1.82600000000006" calcext:value-type="float">
            <text:p>1.826</text:p>
          </table:table-cell>
          <table:table-cell office:value-type="float" office:value="1.82630000000006" calcext:value-type="float">
            <text:p>1.8263</text:p>
          </table:table-cell>
          <table:table-cell office:value-type="float" office:value="1.82660000000006" calcext:value-type="float">
            <text:p>1.8266</text:p>
          </table:table-cell>
          <table:table-cell office:value-type="float" office:value="1.82690000000006" calcext:value-type="float">
            <text:p>1.8269</text:p>
          </table:table-cell>
          <table:table-cell office:value-type="float" office:value="1.82720000000006" calcext:value-type="float">
            <text:p>1.8272</text:p>
          </table:table-cell>
          <table:table-cell office:value-type="float" office:value="1.82750000000006" calcext:value-type="float">
            <text:p>1.8275</text:p>
          </table:table-cell>
          <table:table-cell office:value-type="float" office:value="1.82780000000006" calcext:value-type="float">
            <text:p>1.8278</text:p>
          </table:table-cell>
          <table:table-cell office:value-type="float" office:value="1.82810000000006" calcext:value-type="float">
            <text:p>1.8281</text:p>
          </table:table-cell>
          <table:table-cell office:value-type="float" office:value="1.82840000000006" calcext:value-type="float">
            <text:p>1.8284</text:p>
          </table:table-cell>
          <table:table-cell office:value-type="float" office:value="1.82870000000006" calcext:value-type="float">
            <text:p>1.8287</text:p>
          </table:table-cell>
          <table:table-cell office:value-type="float" office:value="1.82900000000006" calcext:value-type="float">
            <text:p>1.829</text:p>
          </table:table-cell>
          <table:table-cell office:value-type="float" office:value="1.82930000000006" calcext:value-type="float">
            <text:p>1.8293</text:p>
          </table:table-cell>
          <table:table-cell office:value-type="float" office:value="1.82960000000006" calcext:value-type="float">
            <text:p>1.8296</text:p>
          </table:table-cell>
          <table:table-cell office:value-type="float" office:value="1.82990000000006" calcext:value-type="float">
            <text:p>1.8299</text:p>
          </table:table-cell>
          <table:table-cell office:value-type="float" office:value="1.83020000000006" calcext:value-type="float">
            <text:p>1.8302</text:p>
          </table:table-cell>
          <table:table-cell office:value-type="float" office:value="1.83050000000006" calcext:value-type="float">
            <text:p>1.8305</text:p>
          </table:table-cell>
          <table:table-cell office:value-type="float" office:value="1.83080000000006" calcext:value-type="float">
            <text:p>1.8308</text:p>
          </table:table-cell>
          <table:table-cell office:value-type="float" office:value="1.83110000000006" calcext:value-type="float">
            <text:p>1.8311</text:p>
          </table:table-cell>
          <table:table-cell office:value-type="float" office:value="1.83140000000006" calcext:value-type="float">
            <text:p>1.8314</text:p>
          </table:table-cell>
          <table:table-cell office:value-type="float" office:value="1.83170000000006" calcext:value-type="float">
            <text:p>1.8317</text:p>
          </table:table-cell>
          <table:table-cell office:value-type="float" office:value="1.83200000000006" calcext:value-type="float">
            <text:p>1.832</text:p>
          </table:table-cell>
          <table:table-cell office:value-type="float" office:value="1.83230000000006" calcext:value-type="float">
            <text:p>1.8323</text:p>
          </table:table-cell>
          <table:table-cell office:value-type="float" office:value="1.83260000000006" calcext:value-type="float">
            <text:p>1.8326</text:p>
          </table:table-cell>
          <table:table-cell office:value-type="float" office:value="1.83290000000006" calcext:value-type="float">
            <text:p>1.8329</text:p>
          </table:table-cell>
          <table:table-cell office:value-type="float" office:value="1.83320000000007" calcext:value-type="float">
            <text:p>1.8332</text:p>
          </table:table-cell>
          <table:table-cell office:value-type="float" office:value="1.83350000000007" calcext:value-type="float">
            <text:p>1.8335</text:p>
          </table:table-cell>
          <table:table-cell office:value-type="float" office:value="1.83380000000007" calcext:value-type="float">
            <text:p>1.8338</text:p>
          </table:table-cell>
          <table:table-cell office:value-type="float" office:value="1.83410000000007" calcext:value-type="float">
            <text:p>1.8341</text:p>
          </table:table-cell>
          <table:table-cell office:value-type="float" office:value="1.83440000000007" calcext:value-type="float">
            <text:p>1.8344</text:p>
          </table:table-cell>
          <table:table-cell office:value-type="float" office:value="1.83470000000007" calcext:value-type="float">
            <text:p>1.8347</text:p>
          </table:table-cell>
          <table:table-cell office:value-type="float" office:value="1.83500000000007" calcext:value-type="float">
            <text:p>1.835</text:p>
          </table:table-cell>
          <table:table-cell office:value-type="float" office:value="1.83530000000007" calcext:value-type="float">
            <text:p>1.8353</text:p>
          </table:table-cell>
          <table:table-cell office:value-type="float" office:value="1.83560000000007" calcext:value-type="float">
            <text:p>1.8356</text:p>
          </table:table-cell>
          <table:table-cell office:value-type="float" office:value="1.83590000000007" calcext:value-type="float">
            <text:p>1.8359</text:p>
          </table:table-cell>
          <table:table-cell office:value-type="float" office:value="1.83620000000007" calcext:value-type="float">
            <text:p>1.8362</text:p>
          </table:table-cell>
          <table:table-cell office:value-type="float" office:value="1.83650000000007" calcext:value-type="float">
            <text:p>1.8365</text:p>
          </table:table-cell>
          <table:table-cell office:value-type="float" office:value="1.83680000000007" calcext:value-type="float">
            <text:p>1.8368</text:p>
          </table:table-cell>
          <table:table-cell office:value-type="float" office:value="1.83710000000007" calcext:value-type="float">
            <text:p>1.8371</text:p>
          </table:table-cell>
          <table:table-cell office:value-type="float" office:value="1.83740000000007" calcext:value-type="float">
            <text:p>1.8374</text:p>
          </table:table-cell>
          <table:table-cell office:value-type="float" office:value="1.83770000000007" calcext:value-type="float">
            <text:p>1.8377</text:p>
          </table:table-cell>
          <table:table-cell office:value-type="float" office:value="1.83800000000007" calcext:value-type="float">
            <text:p>1.838</text:p>
          </table:table-cell>
          <table:table-cell office:value-type="float" office:value="1.83830000000007" calcext:value-type="float">
            <text:p>1.8383</text:p>
          </table:table-cell>
          <table:table-cell office:value-type="float" office:value="1.83860000000007" calcext:value-type="float">
            <text:p>1.8386</text:p>
          </table:table-cell>
          <table:table-cell office:value-type="float" office:value="1.83890000000007" calcext:value-type="float">
            <text:p>1.8389</text:p>
          </table:table-cell>
          <table:table-cell office:value-type="float" office:value="1.83920000000007" calcext:value-type="float">
            <text:p>1.8392</text:p>
          </table:table-cell>
          <table:table-cell office:value-type="float" office:value="1.83950000000007" calcext:value-type="float">
            <text:p>1.8395</text:p>
          </table:table-cell>
          <table:table-cell office:value-type="float" office:value="1.83980000000007" calcext:value-type="float">
            <text:p>1.8398</text:p>
          </table:table-cell>
          <table:table-cell office:value-type="float" office:value="1.84010000000007" calcext:value-type="float">
            <text:p>1.8401</text:p>
          </table:table-cell>
          <table:table-cell office:value-type="float" office:value="1.84040000000007" calcext:value-type="float">
            <text:p>1.8404</text:p>
          </table:table-cell>
          <table:table-cell office:value-type="float" office:value="1.84070000000007" calcext:value-type="float">
            <text:p>1.8407</text:p>
          </table:table-cell>
          <table:table-cell office:value-type="float" office:value="1.84100000000007" calcext:value-type="float">
            <text:p>1.841</text:p>
          </table:table-cell>
          <table:table-cell office:value-type="float" office:value="1.84130000000007" calcext:value-type="float">
            <text:p>1.8413</text:p>
          </table:table-cell>
          <table:table-cell office:value-type="float" office:value="1.84160000000007" calcext:value-type="float">
            <text:p>1.8416</text:p>
          </table:table-cell>
          <table:table-cell office:value-type="float" office:value="1.84190000000007" calcext:value-type="float">
            <text:p>1.8419</text:p>
          </table:table-cell>
          <table:table-cell office:value-type="float" office:value="1.84220000000007" calcext:value-type="float">
            <text:p>1.8422</text:p>
          </table:table-cell>
          <table:table-cell office:value-type="float" office:value="1.84250000000007" calcext:value-type="float">
            <text:p>1.8425</text:p>
          </table:table-cell>
          <table:table-cell office:value-type="float" office:value="1.84280000000007" calcext:value-type="float">
            <text:p>1.8428</text:p>
          </table:table-cell>
          <table:table-cell office:value-type="float" office:value="1.84310000000007" calcext:value-type="float">
            <text:p>1.8431</text:p>
          </table:table-cell>
          <table:table-cell office:value-type="float" office:value="1.84340000000007" calcext:value-type="float">
            <text:p>1.8434</text:p>
          </table:table-cell>
          <table:table-cell office:value-type="float" office:value="1.84370000000007" calcext:value-type="float">
            <text:p>1.8437</text:p>
          </table:table-cell>
          <table:table-cell office:value-type="float" office:value="1.84400000000007" calcext:value-type="float">
            <text:p>1.844</text:p>
          </table:table-cell>
          <table:table-cell office:value-type="float" office:value="1.84430000000007" calcext:value-type="float">
            <text:p>1.8443</text:p>
          </table:table-cell>
          <table:table-cell office:value-type="float" office:value="1.84460000000007" calcext:value-type="float">
            <text:p>1.8446</text:p>
          </table:table-cell>
          <table:table-cell office:value-type="float" office:value="1.84490000000007" calcext:value-type="float">
            <text:p>1.8449</text:p>
          </table:table-cell>
          <table:table-cell office:value-type="float" office:value="1.84520000000007" calcext:value-type="float">
            <text:p>1.8452</text:p>
          </table:table-cell>
          <table:table-cell office:value-type="float" office:value="1.84550000000007" calcext:value-type="float">
            <text:p>1.8455</text:p>
          </table:table-cell>
          <table:table-cell office:value-type="float" office:value="1.84580000000007" calcext:value-type="float">
            <text:p>1.8458</text:p>
          </table:table-cell>
          <table:table-cell office:value-type="float" office:value="1.84610000000007" calcext:value-type="float">
            <text:p>1.8461</text:p>
          </table:table-cell>
          <table:table-cell office:value-type="float" office:value="1.84640000000007" calcext:value-type="float">
            <text:p>1.8464</text:p>
          </table:table-cell>
          <table:table-cell office:value-type="float" office:value="1.84670000000007" calcext:value-type="float">
            <text:p>1.8467</text:p>
          </table:table-cell>
          <table:table-cell office:value-type="float" office:value="1.84700000000007" calcext:value-type="float">
            <text:p>1.847</text:p>
          </table:table-cell>
          <table:table-cell office:value-type="float" office:value="1.84730000000007" calcext:value-type="float">
            <text:p>1.8473</text:p>
          </table:table-cell>
          <table:table-cell office:value-type="float" office:value="1.84760000000007" calcext:value-type="float">
            <text:p>1.8476</text:p>
          </table:table-cell>
          <table:table-cell office:value-type="float" office:value="1.84790000000007" calcext:value-type="float">
            <text:p>1.8479</text:p>
          </table:table-cell>
          <table:table-cell office:value-type="float" office:value="1.84820000000007" calcext:value-type="float">
            <text:p>1.8482</text:p>
          </table:table-cell>
          <table:table-cell office:value-type="float" office:value="1.84850000000007" calcext:value-type="float">
            <text:p>1.8485</text:p>
          </table:table-cell>
          <table:table-cell office:value-type="float" office:value="1.84880000000007" calcext:value-type="float">
            <text:p>1.8488</text:p>
          </table:table-cell>
          <table:table-cell office:value-type="float" office:value="1.84910000000008" calcext:value-type="float">
            <text:p>1.8491</text:p>
          </table:table-cell>
          <table:table-cell office:value-type="float" office:value="1.84940000000008" calcext:value-type="float">
            <text:p>1.8494</text:p>
          </table:table-cell>
          <table:table-cell office:value-type="float" office:value="1.84970000000008" calcext:value-type="float">
            <text:p>1.8497</text:p>
          </table:table-cell>
          <table:table-cell office:value-type="float" office:value="1.85000000000008" calcext:value-type="float">
            <text:p>1.85</text:p>
          </table:table-cell>
          <table:table-cell office:value-type="float" office:value="1.85030000000008" calcext:value-type="float">
            <text:p>1.8503</text:p>
          </table:table-cell>
          <table:table-cell office:value-type="float" office:value="1.85060000000008" calcext:value-type="float">
            <text:p>1.8506</text:p>
          </table:table-cell>
          <table:table-cell office:value-type="float" office:value="1.85090000000008" calcext:value-type="float">
            <text:p>1.8509</text:p>
          </table:table-cell>
          <table:table-cell office:value-type="float" office:value="1.85120000000008" calcext:value-type="float">
            <text:p>1.8512</text:p>
          </table:table-cell>
          <table:table-cell office:value-type="float" office:value="1.85150000000008" calcext:value-type="float">
            <text:p>1.8515</text:p>
          </table:table-cell>
          <table:table-cell office:value-type="float" office:value="1.85180000000008" calcext:value-type="float">
            <text:p>1.8518</text:p>
          </table:table-cell>
          <table:table-cell office:value-type="float" office:value="1.85210000000008" calcext:value-type="float">
            <text:p>1.8521</text:p>
          </table:table-cell>
          <table:table-cell office:value-type="float" office:value="1.85240000000008" calcext:value-type="float">
            <text:p>1.8524</text:p>
          </table:table-cell>
          <table:table-cell office:value-type="float" office:value="1.85270000000008" calcext:value-type="float">
            <text:p>1.8527</text:p>
          </table:table-cell>
          <table:table-cell office:value-type="float" office:value="1.85300000000008" calcext:value-type="float">
            <text:p>1.853</text:p>
          </table:table-cell>
          <table:table-cell office:value-type="float" office:value="1.85330000000008" calcext:value-type="float">
            <text:p>1.8533</text:p>
          </table:table-cell>
          <table:table-cell office:value-type="float" office:value="1.85360000000008" calcext:value-type="float">
            <text:p>1.8536</text:p>
          </table:table-cell>
          <table:table-cell office:value-type="float" office:value="1.85390000000008" calcext:value-type="float">
            <text:p>1.8539</text:p>
          </table:table-cell>
          <table:table-cell office:value-type="float" office:value="1.85420000000008" calcext:value-type="float">
            <text:p>1.8542</text:p>
          </table:table-cell>
          <table:table-cell office:value-type="float" office:value="1.85450000000008" calcext:value-type="float">
            <text:p>1.8545</text:p>
          </table:table-cell>
          <table:table-cell office:value-type="float" office:value="1.85480000000008" calcext:value-type="float">
            <text:p>1.8548</text:p>
          </table:table-cell>
          <table:table-cell office:value-type="float" office:value="1.85510000000008" calcext:value-type="float">
            <text:p>1.8551</text:p>
          </table:table-cell>
          <table:table-cell office:value-type="float" office:value="1.85540000000008" calcext:value-type="float">
            <text:p>1.8554</text:p>
          </table:table-cell>
          <table:table-cell office:value-type="float" office:value="1.85570000000008" calcext:value-type="float">
            <text:p>1.8557</text:p>
          </table:table-cell>
          <table:table-cell office:value-type="float" office:value="1.85600000000008" calcext:value-type="float">
            <text:p>1.856</text:p>
          </table:table-cell>
          <table:table-cell office:value-type="float" office:value="1.85630000000008" calcext:value-type="float">
            <text:p>1.8563</text:p>
          </table:table-cell>
          <table:table-cell office:value-type="float" office:value="1.85660000000008" calcext:value-type="float">
            <text:p>1.8566</text:p>
          </table:table-cell>
          <table:table-cell office:value-type="float" office:value="1.85690000000008" calcext:value-type="float">
            <text:p>1.8569</text:p>
          </table:table-cell>
          <table:table-cell office:value-type="float" office:value="1.85720000000008" calcext:value-type="float">
            <text:p>1.8572</text:p>
          </table:table-cell>
          <table:table-cell office:value-type="float" office:value="1.85750000000008" calcext:value-type="float">
            <text:p>1.8575</text:p>
          </table:table-cell>
          <table:table-cell office:value-type="float" office:value="1.85780000000008" calcext:value-type="float">
            <text:p>1.8578</text:p>
          </table:table-cell>
          <table:table-cell office:value-type="float" office:value="1.85810000000008" calcext:value-type="float">
            <text:p>1.8581</text:p>
          </table:table-cell>
          <table:table-cell office:value-type="float" office:value="1.85840000000008" calcext:value-type="float">
            <text:p>1.8584</text:p>
          </table:table-cell>
          <table:table-cell office:value-type="float" office:value="1.85870000000008" calcext:value-type="float">
            <text:p>1.8587</text:p>
          </table:table-cell>
          <table:table-cell office:value-type="float" office:value="1.85900000000008" calcext:value-type="float">
            <text:p>1.859</text:p>
          </table:table-cell>
          <table:table-cell office:value-type="float" office:value="1.85930000000008" calcext:value-type="float">
            <text:p>1.8593</text:p>
          </table:table-cell>
          <table:table-cell office:value-type="float" office:value="1.85960000000008" calcext:value-type="float">
            <text:p>1.8596</text:p>
          </table:table-cell>
          <table:table-cell office:value-type="float" office:value="1.85990000000008" calcext:value-type="float">
            <text:p>1.8599</text:p>
          </table:table-cell>
          <table:table-cell office:value-type="float" office:value="1.86020000000008" calcext:value-type="float">
            <text:p>1.8602</text:p>
          </table:table-cell>
          <table:table-cell office:value-type="float" office:value="1.86050000000008" calcext:value-type="float">
            <text:p>1.8605</text:p>
          </table:table-cell>
          <table:table-cell office:value-type="float" office:value="1.86080000000008" calcext:value-type="float">
            <text:p>1.8608</text:p>
          </table:table-cell>
          <table:table-cell office:value-type="float" office:value="1.86110000000008" calcext:value-type="float">
            <text:p>1.8611</text:p>
          </table:table-cell>
          <table:table-cell office:value-type="float" office:value="1.86140000000008" calcext:value-type="float">
            <text:p>1.8614</text:p>
          </table:table-cell>
          <table:table-cell office:value-type="float" office:value="1.86170000000008" calcext:value-type="float">
            <text:p>1.8617</text:p>
          </table:table-cell>
          <table:table-cell office:value-type="float" office:value="1.86200000000008" calcext:value-type="float">
            <text:p>1.862</text:p>
          </table:table-cell>
          <table:table-cell office:value-type="float" office:value="1.86230000000008" calcext:value-type="float">
            <text:p>1.8623</text:p>
          </table:table-cell>
          <table:table-cell office:value-type="float" office:value="1.86260000000008" calcext:value-type="float">
            <text:p>1.8626</text:p>
          </table:table-cell>
          <table:table-cell office:value-type="float" office:value="1.86290000000008" calcext:value-type="float">
            <text:p>1.8629</text:p>
          </table:table-cell>
          <table:table-cell office:value-type="float" office:value="1.86320000000008" calcext:value-type="float">
            <text:p>1.8632</text:p>
          </table:table-cell>
          <table:table-cell office:value-type="float" office:value="1.86350000000008" calcext:value-type="float">
            <text:p>1.8635</text:p>
          </table:table-cell>
          <table:table-cell office:value-type="float" office:value="1.86380000000008" calcext:value-type="float">
            <text:p>1.8638</text:p>
          </table:table-cell>
          <table:table-cell office:value-type="float" office:value="1.86410000000008" calcext:value-type="float">
            <text:p>1.8641</text:p>
          </table:table-cell>
          <table:table-cell office:value-type="float" office:value="1.86440000000008" calcext:value-type="float">
            <text:p>1.8644</text:p>
          </table:table-cell>
          <table:table-cell office:value-type="float" office:value="1.86470000000008" calcext:value-type="float">
            <text:p>1.8647</text:p>
          </table:table-cell>
          <table:table-cell office:value-type="float" office:value="1.86500000000009" calcext:value-type="float">
            <text:p>1.865</text:p>
          </table:table-cell>
          <table:table-cell office:value-type="float" office:value="1.86530000000009" calcext:value-type="float">
            <text:p>1.8653</text:p>
          </table:table-cell>
          <table:table-cell office:value-type="float" office:value="1.86560000000009" calcext:value-type="float">
            <text:p>1.8656</text:p>
          </table:table-cell>
          <table:table-cell office:value-type="float" office:value="1.86590000000009" calcext:value-type="float">
            <text:p>1.8659</text:p>
          </table:table-cell>
          <table:table-cell office:value-type="float" office:value="1.86620000000009" calcext:value-type="float">
            <text:p>1.8662</text:p>
          </table:table-cell>
          <table:table-cell office:value-type="float" office:value="1.86650000000009" calcext:value-type="float">
            <text:p>1.8665</text:p>
          </table:table-cell>
          <table:table-cell office:value-type="float" office:value="1.86680000000009" calcext:value-type="float">
            <text:p>1.8668</text:p>
          </table:table-cell>
          <table:table-cell office:value-type="float" office:value="1.86710000000009" calcext:value-type="float">
            <text:p>1.8671</text:p>
          </table:table-cell>
          <table:table-cell office:value-type="float" office:value="1.86740000000009" calcext:value-type="float">
            <text:p>1.8674</text:p>
          </table:table-cell>
          <table:table-cell office:value-type="float" office:value="1.86770000000009" calcext:value-type="float">
            <text:p>1.8677</text:p>
          </table:table-cell>
          <table:table-cell office:value-type="float" office:value="1.86800000000009" calcext:value-type="float">
            <text:p>1.868</text:p>
          </table:table-cell>
          <table:table-cell office:value-type="float" office:value="1.86830000000009" calcext:value-type="float">
            <text:p>1.8683</text:p>
          </table:table-cell>
          <table:table-cell office:value-type="float" office:value="1.86860000000009" calcext:value-type="float">
            <text:p>1.8686</text:p>
          </table:table-cell>
          <table:table-cell table:number-columns-repeated="558"/>
        </table:table-row>
        <table:table-row table:style-name="ro1">
          <table:table-cell/>
          <table:table-cell table:formula="of:=[List1.N26]/180*PI()" office:value-type="float" office:value="1.53588974175501" calcext:value-type="float">
            <text:p>1.5358897418</text:p>
          </table:table-cell>
          <table:table-cell table:style-name="ce5" table:formula="of:=[List1.P26]/1910" office:value-type="float" office:value="0.842931937172775" calcext:value-type="float">
            <text:p>0.8429319372</text:p>
          </table:table-cell>
          <table:table-cell table:formula="of:=(       (    (COS([.$B3])     -      SQRT([.D$2]^2-SIN([.$B3])^2))    /     (COS([.$B3])    +     SQRT([.D$2]^2-SIN([.$B3])^2))    )  ^2     -    [.$C3]  )^2" office:value-type="float" office:value="0.00395928187502451" calcext:value-type="float">
            <text:p>0.0039592819</text:p>
          </table:table-cell>
          <table:table-cell table:formula="of:=(       (    (COS([.$B3])     -      SQRT([.E$2]^2-SIN([.$B3])^2))    /     (COS([.$B3])    +     SQRT([.E$2]^2-SIN([.$B3])^2))    )  ^2     -    [.$C3]  )^2" office:value-type="float" office:value="0.00396221639088518" calcext:value-type="float">
            <text:p>0.0039622164</text:p>
          </table:table-cell>
          <table:table-cell table:formula="of:=(       (    (COS([.$B3])     -      SQRT([.F$2]^2-SIN([.$B3])^2))    /     (COS([.$B3])    +     SQRT([.F$2]^2-SIN([.$B3])^2))    )  ^2     -    [.$C3]  )^2" office:value-type="float" office:value="0.00396515028627674" calcext:value-type="float">
            <text:p>0.0039651503</text:p>
          </table:table-cell>
          <table:table-cell table:formula="of:=(       (    (COS([.$B3])     -      SQRT([.G$2]^2-SIN([.$B3])^2))    /     (COS([.$B3])    +     SQRT([.G$2]^2-SIN([.$B3])^2))    )  ^2     -    [.$C3]  )^2" office:value-type="float" office:value="0.00396808356095804" calcext:value-type="float">
            <text:p>0.0039680836</text:p>
          </table:table-cell>
          <table:table-cell table:formula="of:=(       (    (COS([.$B3])     -      SQRT([.H$2]^2-SIN([.$B3])^2))    /     (COS([.$B3])    +     SQRT([.H$2]^2-SIN([.$B3])^2))    )  ^2     -    [.$C3]  )^2" office:value-type="float" office:value="0.00397101621468932" calcext:value-type="float">
            <text:p>0.0039710162</text:p>
          </table:table-cell>
          <table:table-cell table:formula="of:=(       (    (COS([.$B3])     -      SQRT([.I$2]^2-SIN([.$B3])^2))    /     (COS([.$B3])    +     SQRT([.I$2]^2-SIN([.$B3])^2))    )  ^2     -    [.$C3]  )^2" office:value-type="float" office:value="0.00397394824723204" calcext:value-type="float">
            <text:p>0.0039739482</text:p>
          </table:table-cell>
          <table:table-cell table:formula="of:=(       (    (COS([.$B3])     -      SQRT([.J$2]^2-SIN([.$B3])^2))    /     (COS([.$B3])    +     SQRT([.J$2]^2-SIN([.$B3])^2))    )  ^2     -    [.$C3]  )^2" office:value-type="float" office:value="0.0039768796583489" calcext:value-type="float">
            <text:p>0.0039768797</text:p>
          </table:table-cell>
          <table:table-cell table:formula="of:=(       (    (COS([.$B3])     -      SQRT([.K$2]^2-SIN([.$B3])^2))    /     (COS([.$B3])    +     SQRT([.K$2]^2-SIN([.$B3])^2))    )  ^2     -    [.$C3]  )^2" office:value-type="float" office:value="0.00397981044780383" calcext:value-type="float">
            <text:p>0.0039798104</text:p>
          </table:table-cell>
          <table:table-cell table:formula="of:=(       (    (COS([.$B3])     -      SQRT([.L$2]^2-SIN([.$B3])^2))    /     (COS([.$B3])    +     SQRT([.L$2]^2-SIN([.$B3])^2))    )  ^2     -    [.$C3]  )^2" office:value-type="float" office:value="0.00398274061536216" calcext:value-type="float">
            <text:p>0.0039827406</text:p>
          </table:table-cell>
          <table:table-cell table:formula="of:=(       (    (COS([.$B3])     -      SQRT([.M$2]^2-SIN([.$B3])^2))    /     (COS([.$B3])    +     SQRT([.M$2]^2-SIN([.$B3])^2))    )  ^2     -    [.$C3]  )^2" office:value-type="float" office:value="0.00398567016079032" calcext:value-type="float">
            <text:p>0.0039856702</text:p>
          </table:table-cell>
          <table:table-cell table:formula="of:=(       (    (COS([.$B3])     -      SQRT([.N$2]^2-SIN([.$B3])^2))    /     (COS([.$B3])    +     SQRT([.N$2]^2-SIN([.$B3])^2))    )  ^2     -    [.$C3]  )^2" office:value-type="float" office:value="0.00398859908385608" calcext:value-type="float">
            <text:p>0.0039885991</text:p>
          </table:table-cell>
          <table:table-cell table:formula="of:=(       (    (COS([.$B3])     -      SQRT([.O$2]^2-SIN([.$B3])^2))    /     (COS([.$B3])    +     SQRT([.O$2]^2-SIN([.$B3])^2))    )  ^2     -    [.$C3]  )^2" office:value-type="float" office:value="0.0039915273843284" calcext:value-type="float">
            <text:p>0.0039915274</text:p>
          </table:table-cell>
          <table:table-cell table:formula="of:=(       (    (COS([.$B3])     -      SQRT([.P$2]^2-SIN([.$B3])^2))    /     (COS([.$B3])    +     SQRT([.P$2]^2-SIN([.$B3])^2))    )  ^2     -    [.$C3]  )^2" office:value-type="float" office:value="0.00399445506197754" calcext:value-type="float">
            <text:p>0.0039944551</text:p>
          </table:table-cell>
          <table:table-cell table:formula="of:=(       (    (COS([.$B3])     -      SQRT([.Q$2]^2-SIN([.$B3])^2))    /     (COS([.$B3])    +     SQRT([.Q$2]^2-SIN([.$B3])^2))    )  ^2     -    [.$C3]  )^2" office:value-type="float" office:value="0.00399738211657497" calcext:value-type="float">
            <text:p>0.0039973821</text:p>
          </table:table-cell>
          <table:table-cell table:formula="of:=(       (    (COS([.$B3])     -      SQRT([.R$2]^2-SIN([.$B3])^2))    /     (COS([.$B3])    +     SQRT([.R$2]^2-SIN([.$B3])^2))    )  ^2     -    [.$C3]  )^2" office:value-type="float" office:value="0.00400030854789339" calcext:value-type="float">
            <text:p>0.0040003085</text:p>
          </table:table-cell>
          <table:table-cell table:formula="of:=(       (    (COS([.$B3])     -      SQRT([.S$2]^2-SIN([.$B3])^2))    /     (COS([.$B3])    +     SQRT([.S$2]^2-SIN([.$B3])^2))    )  ^2     -    [.$C3]  )^2" office:value-type="float" office:value="0.00400323435570676" calcext:value-type="float">
            <text:p>0.0040032344</text:p>
          </table:table-cell>
          <table:table-cell table:formula="of:=(       (    (COS([.$B3])     -      SQRT([.T$2]^2-SIN([.$B3])^2))    /     (COS([.$B3])    +     SQRT([.T$2]^2-SIN([.$B3])^2))    )  ^2     -    [.$C3]  )^2" office:value-type="float" office:value="0.00400615953979023" calcext:value-type="float">
            <text:p>0.0040061595</text:p>
          </table:table-cell>
          <table:table-cell table:formula="of:=(       (    (COS([.$B3])     -      SQRT([.U$2]^2-SIN([.$B3])^2))    /     (COS([.$B3])    +     SQRT([.U$2]^2-SIN([.$B3])^2))    )  ^2     -    [.$C3]  )^2" office:value-type="float" office:value="0.00400908409992026" calcext:value-type="float">
            <text:p>0.0040090841</text:p>
          </table:table-cell>
          <table:table-cell table:formula="of:=(       (    (COS([.$B3])     -      SQRT([.V$2]^2-SIN([.$B3])^2))    /     (COS([.$B3])    +     SQRT([.V$2]^2-SIN([.$B3])^2))    )  ^2     -    [.$C3]  )^2" office:value-type="float" office:value="0.00401200803587438" calcext:value-type="float">
            <text:p>0.004012008</text:p>
          </table:table-cell>
          <table:table-cell table:formula="of:=(       (    (COS([.$B3])     -      SQRT([.W$2]^2-SIN([.$B3])^2))    /     (COS([.$B3])    +     SQRT([.W$2]^2-SIN([.$B3])^2))    )  ^2     -    [.$C3]  )^2" office:value-type="float" office:value="0.00401493134743147" calcext:value-type="float">
            <text:p>0.0040149313</text:p>
          </table:table-cell>
          <table:table-cell table:formula="of:=(       (    (COS([.$B3])     -      SQRT([.X$2]^2-SIN([.$B3])^2))    /     (COS([.$B3])    +     SQRT([.X$2]^2-SIN([.$B3])^2))    )  ^2     -    [.$C3]  )^2" office:value-type="float" office:value="0.00401785403437162" calcext:value-type="float">
            <text:p>0.004017854</text:p>
          </table:table-cell>
          <table:table-cell table:formula="of:=(       (    (COS([.$B3])     -      SQRT([.Y$2]^2-SIN([.$B3])^2))    /     (COS([.$B3])    +     SQRT([.Y$2]^2-SIN([.$B3])^2))    )  ^2     -    [.$C3]  )^2" office:value-type="float" office:value="0.00402077609647602" calcext:value-type="float">
            <text:p>0.0040207761</text:p>
          </table:table-cell>
          <table:table-cell table:formula="of:=(       (    (COS([.$B3])     -      SQRT([.Z$2]^2-SIN([.$B3])^2))    /     (COS([.$B3])    +     SQRT([.Z$2]^2-SIN([.$B3])^2))    )  ^2     -    [.$C3]  )^2" office:value-type="float" office:value="0.00402369753352723" calcext:value-type="float">
            <text:p>0.0040236975</text:p>
          </table:table-cell>
          <table:table-cell table:formula="of:=(       (    (COS([.$B3])     -      SQRT([.AA$2]^2-SIN([.$B3])^2))    /     (COS([.$B3])    +     SQRT([.AA$2]^2-SIN([.$B3])^2))    )  ^2     -    [.$C3]  )^2" office:value-type="float" office:value="0.00402661834530885" calcext:value-type="float">
            <text:p>0.0040266183</text:p>
          </table:table-cell>
          <table:table-cell table:formula="of:=(       (    (COS([.$B3])     -      SQRT([.AB$2]^2-SIN([.$B3])^2))    /     (COS([.$B3])    +     SQRT([.AB$2]^2-SIN([.$B3])^2))    )  ^2     -    [.$C3]  )^2" office:value-type="float" office:value="0.00402953853160582" calcext:value-type="float">
            <text:p>0.0040295385</text:p>
          </table:table-cell>
          <table:table-cell table:formula="of:=(       (    (COS([.$B3])     -      SQRT([.AC$2]^2-SIN([.$B3])^2))    /     (COS([.$B3])    +     SQRT([.AC$2]^2-SIN([.$B3])^2))    )  ^2     -    [.$C3]  )^2" office:value-type="float" office:value="0.00403245809220421" calcext:value-type="float">
            <text:p>0.0040324581</text:p>
          </table:table-cell>
          <table:table-cell table:formula="of:=(       (    (COS([.$B3])     -      SQRT([.AD$2]^2-SIN([.$B3])^2))    /     (COS([.$B3])    +     SQRT([.AD$2]^2-SIN([.$B3])^2))    )  ^2     -    [.$C3]  )^2" office:value-type="float" office:value="0.00403537702689125" calcext:value-type="float">
            <text:p>0.004035377</text:p>
          </table:table-cell>
          <table:table-cell table:formula="of:=(       (    (COS([.$B3])     -      SQRT([.AE$2]^2-SIN([.$B3])^2))    /     (COS([.$B3])    +     SQRT([.AE$2]^2-SIN([.$B3])^2))    )  ^2     -    [.$C3]  )^2" office:value-type="float" office:value="0.00403829533545544" calcext:value-type="float">
            <text:p>0.0040382953</text:p>
          </table:table-cell>
          <table:table-cell table:formula="of:=(       (    (COS([.$B3])     -      SQRT([.AF$2]^2-SIN([.$B3])^2))    /     (COS([.$B3])    +     SQRT([.AF$2]^2-SIN([.$B3])^2))    )  ^2     -    [.$C3]  )^2" office:value-type="float" office:value="0.00404121301768643" calcext:value-type="float">
            <text:p>0.004041213</text:p>
          </table:table-cell>
          <table:table-cell table:formula="of:=(       (    (COS([.$B3])     -      SQRT([.AG$2]^2-SIN([.$B3])^2))    /     (COS([.$B3])    +     SQRT([.AG$2]^2-SIN([.$B3])^2))    )  ^2     -    [.$C3]  )^2" office:value-type="float" office:value="0.00404413007337504" calcext:value-type="float">
            <text:p>0.0040441301</text:p>
          </table:table-cell>
          <table:table-cell table:formula="of:=(       (    (COS([.$B3])     -      SQRT([.AH$2]^2-SIN([.$B3])^2))    /     (COS([.$B3])    +     SQRT([.AH$2]^2-SIN([.$B3])^2))    )  ^2     -    [.$C3]  )^2" office:value-type="float" office:value="0.00404704650231326" calcext:value-type="float">
            <text:p>0.0040470465</text:p>
          </table:table-cell>
          <table:table-cell table:formula="of:=(       (    (COS([.$B3])     -      SQRT([.AI$2]^2-SIN([.$B3])^2))    /     (COS([.$B3])    +     SQRT([.AI$2]^2-SIN([.$B3])^2))    )  ^2     -    [.$C3]  )^2" office:value-type="float" office:value="0.00404996230429432" calcext:value-type="float">
            <text:p>0.0040499623</text:p>
          </table:table-cell>
          <table:table-cell table:formula="of:=(       (    (COS([.$B3])     -      SQRT([.AJ$2]^2-SIN([.$B3])^2))    /     (COS([.$B3])    +     SQRT([.AJ$2]^2-SIN([.$B3])^2))    )  ^2     -    [.$C3]  )^2" office:value-type="float" office:value="0.00405287747911256" calcext:value-type="float">
            <text:p>0.0040528775</text:p>
          </table:table-cell>
          <table:table-cell table:formula="of:=(       (    (COS([.$B3])     -      SQRT([.AK$2]^2-SIN([.$B3])^2))    /     (COS([.$B3])    +     SQRT([.AK$2]^2-SIN([.$B3])^2))    )  ^2     -    [.$C3]  )^2" office:value-type="float" office:value="0.00405579202656355" calcext:value-type="float">
            <text:p>0.004055792</text:p>
          </table:table-cell>
          <table:table-cell table:formula="of:=(       (    (COS([.$B3])     -      SQRT([.AL$2]^2-SIN([.$B3])^2))    /     (COS([.$B3])    +     SQRT([.AL$2]^2-SIN([.$B3])^2))    )  ^2     -    [.$C3]  )^2" office:value-type="float" office:value="0.00405870594644396" calcext:value-type="float">
            <text:p>0.0040587059</text:p>
          </table:table-cell>
          <table:table-cell table:formula="of:=(       (    (COS([.$B3])     -      SQRT([.AM$2]^2-SIN([.$B3])^2))    /     (COS([.$B3])    +     SQRT([.AM$2]^2-SIN([.$B3])^2))    )  ^2     -    [.$C3]  )^2" office:value-type="float" office:value="0.00406161923855163" calcext:value-type="float">
            <text:p>0.0040616192</text:p>
          </table:table-cell>
          <table:table-cell table:formula="of:=(       (    (COS([.$B3])     -      SQRT([.AN$2]^2-SIN([.$B3])^2))    /     (COS([.$B3])    +     SQRT([.AN$2]^2-SIN([.$B3])^2))    )  ^2     -    [.$C3]  )^2" office:value-type="float" office:value="0.00406453190268566" calcext:value-type="float">
            <text:p>0.0040645319</text:p>
          </table:table-cell>
          <table:table-cell table:formula="of:=(       (    (COS([.$B3])     -      SQRT([.AO$2]^2-SIN([.$B3])^2))    /     (COS([.$B3])    +     SQRT([.AO$2]^2-SIN([.$B3])^2))    )  ^2     -    [.$C3]  )^2" office:value-type="float" office:value="0.00406744393864614" calcext:value-type="float">
            <text:p>0.0040674439</text:p>
          </table:table-cell>
          <table:table-cell table:formula="of:=(       (    (COS([.$B3])     -      SQRT([.AP$2]^2-SIN([.$B3])^2))    /     (COS([.$B3])    +     SQRT([.AP$2]^2-SIN([.$B3])^2))    )  ^2     -    [.$C3]  )^2" office:value-type="float" office:value="0.00407035534623448" calcext:value-type="float">
            <text:p>0.0040703553</text:p>
          </table:table-cell>
          <table:table-cell table:formula="of:=(       (    (COS([.$B3])     -      SQRT([.AQ$2]^2-SIN([.$B3])^2))    /     (COS([.$B3])    +     SQRT([.AQ$2]^2-SIN([.$B3])^2))    )  ^2     -    [.$C3]  )^2" office:value-type="float" office:value="0.0040732661252531" calcext:value-type="float">
            <text:p>0.0040732661</text:p>
          </table:table-cell>
          <table:table-cell table:formula="of:=(       (    (COS([.$B3])     -      SQRT([.AR$2]^2-SIN([.$B3])^2))    /     (COS([.$B3])    +     SQRT([.AR$2]^2-SIN([.$B3])^2))    )  ^2     -    [.$C3]  )^2" office:value-type="float" office:value="0.00407617627550571" calcext:value-type="float">
            <text:p>0.0040761763</text:p>
          </table:table-cell>
          <table:table-cell table:formula="of:=(       (    (COS([.$B3])     -      SQRT([.AS$2]^2-SIN([.$B3])^2))    /     (COS([.$B3])    +     SQRT([.AS$2]^2-SIN([.$B3])^2))    )  ^2     -    [.$C3]  )^2" office:value-type="float" office:value="0.00407908579679701" calcext:value-type="float">
            <text:p>0.0040790858</text:p>
          </table:table-cell>
          <table:table-cell table:formula="of:=(       (    (COS([.$B3])     -      SQRT([.AT$2]^2-SIN([.$B3])^2))    /     (COS([.$B3])    +     SQRT([.AT$2]^2-SIN([.$B3])^2))    )  ^2     -    [.$C3]  )^2" office:value-type="float" office:value="0.00408199468893292" calcext:value-type="float">
            <text:p>0.0040819947</text:p>
          </table:table-cell>
          <table:table-cell table:formula="of:=(       (    (COS([.$B3])     -      SQRT([.AU$2]^2-SIN([.$B3])^2))    /     (COS([.$B3])    +     SQRT([.AU$2]^2-SIN([.$B3])^2))    )  ^2     -    [.$C3]  )^2" office:value-type="float" office:value="0.00408490295172052" calcext:value-type="float">
            <text:p>0.004084903</text:p>
          </table:table-cell>
          <table:table-cell table:formula="of:=(       (    (COS([.$B3])     -      SQRT([.AV$2]^2-SIN([.$B3])^2))    /     (COS([.$B3])    +     SQRT([.AV$2]^2-SIN([.$B3])^2))    )  ^2     -    [.$C3]  )^2" office:value-type="float" office:value="0.00408781058496798" calcext:value-type="float">
            <text:p>0.0040878106</text:p>
          </table:table-cell>
          <table:table-cell table:formula="of:=(       (    (COS([.$B3])     -      SQRT([.AW$2]^2-SIN([.$B3])^2))    /     (COS([.$B3])    +     SQRT([.AW$2]^2-SIN([.$B3])^2))    )  ^2     -    [.$C3]  )^2" office:value-type="float" office:value="0.00409071758848465" calcext:value-type="float">
            <text:p>0.0040907176</text:p>
          </table:table-cell>
          <table:table-cell table:formula="of:=(       (    (COS([.$B3])     -      SQRT([.AX$2]^2-SIN([.$B3])^2))    /     (COS([.$B3])    +     SQRT([.AX$2]^2-SIN([.$B3])^2))    )  ^2     -    [.$C3]  )^2" office:value-type="float" office:value="0.0040936239620809" calcext:value-type="float">
            <text:p>0.004093624</text:p>
          </table:table-cell>
          <table:table-cell table:formula="of:=(       (    (COS([.$B3])     -      SQRT([.AY$2]^2-SIN([.$B3])^2))    /     (COS([.$B3])    +     SQRT([.AY$2]^2-SIN([.$B3])^2))    )  ^2     -    [.$C3]  )^2" office:value-type="float" office:value="0.00409652970556834" calcext:value-type="float">
            <text:p>0.0040965297</text:p>
          </table:table-cell>
          <table:table-cell table:formula="of:=(       (    (COS([.$B3])     -      SQRT([.AZ$2]^2-SIN([.$B3])^2))    /     (COS([.$B3])    +     SQRT([.AZ$2]^2-SIN([.$B3])^2))    )  ^2     -    [.$C3]  )^2" office:value-type="float" office:value="0.00409943481875965" calcext:value-type="float">
            <text:p>0.0040994348</text:p>
          </table:table-cell>
          <table:table-cell table:formula="of:=(       (    (COS([.$B3])     -      SQRT([.BA$2]^2-SIN([.$B3])^2))    /     (COS([.$B3])    +     SQRT([.BA$2]^2-SIN([.$B3])^2))    )  ^2     -    [.$C3]  )^2" office:value-type="float" office:value="0.00410233930146861" calcext:value-type="float">
            <text:p>0.0041023393</text:p>
          </table:table-cell>
          <table:table-cell table:formula="of:=(       (    (COS([.$B3])     -      SQRT([.BB$2]^2-SIN([.$B3])^2))    /     (COS([.$B3])    +     SQRT([.BB$2]^2-SIN([.$B3])^2))    )  ^2     -    [.$C3]  )^2" office:value-type="float" office:value="0.00410524315351015" calcext:value-type="float">
            <text:p>0.0041052432</text:p>
          </table:table-cell>
          <table:table-cell table:formula="of:=(       (    (COS([.$B3])     -      SQRT([.BC$2]^2-SIN([.$B3])^2))    /     (COS([.$B3])    +     SQRT([.BC$2]^2-SIN([.$B3])^2))    )  ^2     -    [.$C3]  )^2" office:value-type="float" office:value="0.0041081463747003" calcext:value-type="float">
            <text:p>0.0041081464</text:p>
          </table:table-cell>
          <table:table-cell table:formula="of:=(       (    (COS([.$B3])     -      SQRT([.BD$2]^2-SIN([.$B3])^2))    /     (COS([.$B3])    +     SQRT([.BD$2]^2-SIN([.$B3])^2))    )  ^2     -    [.$C3]  )^2" office:value-type="float" office:value="0.00411104896485619" calcext:value-type="float">
            <text:p>0.004111049</text:p>
          </table:table-cell>
          <table:table-cell table:formula="of:=(       (    (COS([.$B3])     -      SQRT([.BE$2]^2-SIN([.$B3])^2))    /     (COS([.$B3])    +     SQRT([.BE$2]^2-SIN([.$B3])^2))    )  ^2     -    [.$C3]  )^2" office:value-type="float" office:value="0.00411395092379605" calcext:value-type="float">
            <text:p>0.0041139509</text:p>
          </table:table-cell>
          <table:table-cell table:formula="of:=(       (    (COS([.$B3])     -      SQRT([.BF$2]^2-SIN([.$B3])^2))    /     (COS([.$B3])    +     SQRT([.BF$2]^2-SIN([.$B3])^2))    )  ^2     -    [.$C3]  )^2" office:value-type="float" office:value="0.00411685225133921" calcext:value-type="float">
            <text:p>0.0041168523</text:p>
          </table:table-cell>
          <table:table-cell table:formula="of:=(       (    (COS([.$B3])     -      SQRT([.BG$2]^2-SIN([.$B3])^2))    /     (COS([.$B3])    +     SQRT([.BG$2]^2-SIN([.$B3])^2))    )  ^2     -    [.$C3]  )^2" office:value-type="float" office:value="0.0041197529473061" calcext:value-type="float">
            <text:p>0.0041197529</text:p>
          </table:table-cell>
          <table:table-cell table:formula="of:=(       (    (COS([.$B3])     -      SQRT([.BH$2]^2-SIN([.$B3])^2))    /     (COS([.$B3])    +     SQRT([.BH$2]^2-SIN([.$B3])^2))    )  ^2     -    [.$C3]  )^2" office:value-type="float" office:value="0.0041226530115183" calcext:value-type="float">
            <text:p>0.004122653</text:p>
          </table:table-cell>
          <table:table-cell table:formula="of:=(       (    (COS([.$B3])     -      SQRT([.BI$2]^2-SIN([.$B3])^2))    /     (COS([.$B3])    +     SQRT([.BI$2]^2-SIN([.$B3])^2))    )  ^2     -    [.$C3]  )^2" office:value-type="float" office:value="0.00412555244379836" calcext:value-type="float">
            <text:p>0.0041255524</text:p>
          </table:table-cell>
          <table:table-cell table:formula="of:=(       (    (COS([.$B3])     -      SQRT([.BJ$2]^2-SIN([.$B3])^2))    /     (COS([.$B3])    +     SQRT([.BJ$2]^2-SIN([.$B3])^2))    )  ^2     -    [.$C3]  )^2" office:value-type="float" office:value="0.00412845124397003" calcext:value-type="float">
            <text:p>0.0041284512</text:p>
          </table:table-cell>
          <table:table-cell table:formula="of:=(       (    (COS([.$B3])     -      SQRT([.BK$2]^2-SIN([.$B3])^2))    /     (COS([.$B3])    +     SQRT([.BK$2]^2-SIN([.$B3])^2))    )  ^2     -    [.$C3]  )^2" office:value-type="float" office:value="0.00413134941185811" calcext:value-type="float">
            <text:p>0.0041313494</text:p>
          </table:table-cell>
          <table:table-cell table:formula="of:=(       (    (COS([.$B3])     -      SQRT([.BL$2]^2-SIN([.$B3])^2))    /     (COS([.$B3])    +     SQRT([.BL$2]^2-SIN([.$B3])^2))    )  ^2     -    [.$C3]  )^2" office:value-type="float" office:value="0.00413424694728847" calcext:value-type="float">
            <text:p>0.0041342469</text:p>
          </table:table-cell>
          <table:table-cell table:formula="of:=(       (    (COS([.$B3])     -      SQRT([.BM$2]^2-SIN([.$B3])^2))    /     (COS([.$B3])    +     SQRT([.BM$2]^2-SIN([.$B3])^2))    )  ^2     -    [.$C3]  )^2" office:value-type="float" office:value="0.00413714385008804" calcext:value-type="float">
            <text:p>0.0041371439</text:p>
          </table:table-cell>
          <table:table-cell table:formula="of:=(       (    (COS([.$B3])     -      SQRT([.BN$2]^2-SIN([.$B3])^2))    /     (COS([.$B3])    +     SQRT([.BN$2]^2-SIN([.$B3])^2))    )  ^2     -    [.$C3]  )^2" office:value-type="float" office:value="0.00414004012008484" calcext:value-type="float">
            <text:p>0.0041400401</text:p>
          </table:table-cell>
          <table:table-cell table:formula="of:=(       (    (COS([.$B3])     -      SQRT([.BO$2]^2-SIN([.$B3])^2))    /     (COS([.$B3])    +     SQRT([.BO$2]^2-SIN([.$B3])^2))    )  ^2     -    [.$C3]  )^2" office:value-type="float" office:value="0.00414293575710802" calcext:value-type="float">
            <text:p>0.0041429358</text:p>
          </table:table-cell>
          <table:table-cell table:formula="of:=(       (    (COS([.$B3])     -      SQRT([.BP$2]^2-SIN([.$B3])^2))    /     (COS([.$B3])    +     SQRT([.BP$2]^2-SIN([.$B3])^2))    )  ^2     -    [.$C3]  )^2" office:value-type="float" office:value="0.00414583076098776" calcext:value-type="float">
            <text:p>0.0041458308</text:p>
          </table:table-cell>
          <table:table-cell table:formula="of:=(       (    (COS([.$B3])     -      SQRT([.BQ$2]^2-SIN([.$B3])^2))    /     (COS([.$B3])    +     SQRT([.BQ$2]^2-SIN([.$B3])^2))    )  ^2     -    [.$C3]  )^2" office:value-type="float" office:value="0.00414872513155523" calcext:value-type="float">
            <text:p>0.0041487251</text:p>
          </table:table-cell>
          <table:table-cell table:formula="of:=(       (    (COS([.$B3])     -      SQRT([.BR$2]^2-SIN([.$B3])^2))    /     (COS([.$B3])    +     SQRT([.BR$2]^2-SIN([.$B3])^2))    )  ^2     -    [.$C3]  )^2" office:value-type="float" office:value="0.00415161886864277" calcext:value-type="float">
            <text:p>0.0041516189</text:p>
          </table:table-cell>
          <table:table-cell table:formula="of:=(       (    (COS([.$B3])     -      SQRT([.BS$2]^2-SIN([.$B3])^2))    /     (COS([.$B3])    +     SQRT([.BS$2]^2-SIN([.$B3])^2))    )  ^2     -    [.$C3]  )^2" office:value-type="float" office:value="0.00415451197208375" calcext:value-type="float">
            <text:p>0.004154512</text:p>
          </table:table-cell>
          <table:table-cell table:formula="of:=(       (    (COS([.$B3])     -      SQRT([.BT$2]^2-SIN([.$B3])^2))    /     (COS([.$B3])    +     SQRT([.BT$2]^2-SIN([.$B3])^2))    )  ^2     -    [.$C3]  )^2" office:value-type="float" office:value="0.00415740444171256" calcext:value-type="float">
            <text:p>0.0041574044</text:p>
          </table:table-cell>
          <table:table-cell table:formula="of:=(       (    (COS([.$B3])     -      SQRT([.BU$2]^2-SIN([.$B3])^2))    /     (COS([.$B3])    +     SQRT([.BU$2]^2-SIN([.$B3])^2))    )  ^2     -    [.$C3]  )^2" office:value-type="float" office:value="0.0041602962773647" calcext:value-type="float">
            <text:p>0.0041602963</text:p>
          </table:table-cell>
          <table:table-cell table:formula="of:=(       (    (COS([.$B3])     -      SQRT([.BV$2]^2-SIN([.$B3])^2))    /     (COS([.$B3])    +     SQRT([.BV$2]^2-SIN([.$B3])^2))    )  ^2     -    [.$C3]  )^2" office:value-type="float" office:value="0.00416318747887669" calcext:value-type="float">
            <text:p>0.0041631875</text:p>
          </table:table-cell>
          <table:table-cell table:formula="of:=(       (    (COS([.$B3])     -      SQRT([.BW$2]^2-SIN([.$B3])^2))    /     (COS([.$B3])    +     SQRT([.BW$2]^2-SIN([.$B3])^2))    )  ^2     -    [.$C3]  )^2" office:value-type="float" office:value="0.00416607804608609" calcext:value-type="float">
            <text:p>0.004166078</text:p>
          </table:table-cell>
          <table:table-cell table:formula="of:=(       (    (COS([.$B3])     -      SQRT([.BX$2]^2-SIN([.$B3])^2))    /     (COS([.$B3])    +     SQRT([.BX$2]^2-SIN([.$B3])^2))    )  ^2     -    [.$C3]  )^2" office:value-type="float" office:value="0.00416896797883152" calcext:value-type="float">
            <text:p>0.004168968</text:p>
          </table:table-cell>
          <table:table-cell table:formula="of:=(       (    (COS([.$B3])     -      SQRT([.BY$2]^2-SIN([.$B3])^2))    /     (COS([.$B3])    +     SQRT([.BY$2]^2-SIN([.$B3])^2))    )  ^2     -    [.$C3]  )^2" office:value-type="float" office:value="0.00417185727695262" calcext:value-type="float">
            <text:p>0.0041718573</text:p>
          </table:table-cell>
          <table:table-cell table:formula="of:=(       (    (COS([.$B3])     -      SQRT([.BZ$2]^2-SIN([.$B3])^2))    /     (COS([.$B3])    +     SQRT([.BZ$2]^2-SIN([.$B3])^2))    )  ^2     -    [.$C3]  )^2" office:value-type="float" office:value="0.0041747459402901" calcext:value-type="float">
            <text:p>0.0041747459</text:p>
          </table:table-cell>
          <table:table-cell table:formula="of:=(       (    (COS([.$B3])     -      SQRT([.CA$2]^2-SIN([.$B3])^2))    /     (COS([.$B3])    +     SQRT([.CA$2]^2-SIN([.$B3])^2))    )  ^2     -    [.$C3]  )^2" office:value-type="float" office:value="0.0041776339686857" calcext:value-type="float">
            <text:p>0.004177634</text:p>
          </table:table-cell>
          <table:table-cell table:formula="of:=(       (    (COS([.$B3])     -      SQRT([.CB$2]^2-SIN([.$B3])^2))    /     (COS([.$B3])    +     SQRT([.CB$2]^2-SIN([.$B3])^2))    )  ^2     -    [.$C3]  )^2" office:value-type="float" office:value="0.0041805213619822" calcext:value-type="float">
            <text:p>0.0041805214</text:p>
          </table:table-cell>
          <table:table-cell table:formula="of:=(       (    (COS([.$B3])     -      SQRT([.CC$2]^2-SIN([.$B3])^2))    /     (COS([.$B3])    +     SQRT([.CC$2]^2-SIN([.$B3])^2))    )  ^2     -    [.$C3]  )^2" office:value-type="float" office:value="0.00418340812002333" calcext:value-type="float">
            <text:p>0.0041834081</text:p>
          </table:table-cell>
          <table:table-cell table:formula="of:=(       (    (COS([.$B3])     -      SQRT([.CD$2]^2-SIN([.$B3])^2))    /     (COS([.$B3])    +     SQRT([.CD$2]^2-SIN([.$B3])^2))    )  ^2     -    [.$C3]  )^2" office:value-type="float" office:value="0.00418629424265398" calcext:value-type="float">
            <text:p>0.0041862942</text:p>
          </table:table-cell>
          <table:table-cell table:formula="of:=(       (    (COS([.$B3])     -      SQRT([.CE$2]^2-SIN([.$B3])^2))    /     (COS([.$B3])    +     SQRT([.CE$2]^2-SIN([.$B3])^2))    )  ^2     -    [.$C3]  )^2" office:value-type="float" office:value="0.00418917972971996" calcext:value-type="float">
            <text:p>0.0041891797</text:p>
          </table:table-cell>
          <table:table-cell table:formula="of:=(       (    (COS([.$B3])     -      SQRT([.CF$2]^2-SIN([.$B3])^2))    /     (COS([.$B3])    +     SQRT([.CF$2]^2-SIN([.$B3])^2))    )  ^2     -    [.$C3]  )^2" office:value-type="float" office:value="0.00419206458106815" calcext:value-type="float">
            <text:p>0.0041920646</text:p>
          </table:table-cell>
          <table:table-cell table:formula="of:=(       (    (COS([.$B3])     -      SQRT([.CG$2]^2-SIN([.$B3])^2))    /     (COS([.$B3])    +     SQRT([.CG$2]^2-SIN([.$B3])^2))    )  ^2     -    [.$C3]  )^2" office:value-type="float" office:value="0.00419494879654642" calcext:value-type="float">
            <text:p>0.0041949488</text:p>
          </table:table-cell>
          <table:table-cell table:formula="of:=(       (    (COS([.$B3])     -      SQRT([.CH$2]^2-SIN([.$B3])^2))    /     (COS([.$B3])    +     SQRT([.CH$2]^2-SIN([.$B3])^2))    )  ^2     -    [.$C3]  )^2" office:value-type="float" office:value="0.00419783237600366" calcext:value-type="float">
            <text:p>0.0041978324</text:p>
          </table:table-cell>
          <table:table-cell table:formula="of:=(       (    (COS([.$B3])     -      SQRT([.CI$2]^2-SIN([.$B3])^2))    /     (COS([.$B3])    +     SQRT([.CI$2]^2-SIN([.$B3])^2))    )  ^2     -    [.$C3]  )^2" office:value-type="float" office:value="0.00420071531928984" calcext:value-type="float">
            <text:p>0.0042007153</text:p>
          </table:table-cell>
          <table:table-cell table:formula="of:=(       (    (COS([.$B3])     -      SQRT([.CJ$2]^2-SIN([.$B3])^2))    /     (COS([.$B3])    +     SQRT([.CJ$2]^2-SIN([.$B3])^2))    )  ^2     -    [.$C3]  )^2" office:value-type="float" office:value="0.0042035976262558" calcext:value-type="float">
            <text:p>0.0042035976</text:p>
          </table:table-cell>
          <table:table-cell table:formula="of:=(       (    (COS([.$B3])     -      SQRT([.CK$2]^2-SIN([.$B3])^2))    /     (COS([.$B3])    +     SQRT([.CK$2]^2-SIN([.$B3])^2))    )  ^2     -    [.$C3]  )^2" office:value-type="float" office:value="0.00420647929675348" calcext:value-type="float">
            <text:p>0.0042064793</text:p>
          </table:table-cell>
          <table:table-cell table:formula="of:=(       (    (COS([.$B3])     -      SQRT([.CL$2]^2-SIN([.$B3])^2))    /     (COS([.$B3])    +     SQRT([.CL$2]^2-SIN([.$B3])^2))    )  ^2     -    [.$C3]  )^2" office:value-type="float" office:value="0.00420936033063584" calcext:value-type="float">
            <text:p>0.0042093603</text:p>
          </table:table-cell>
          <table:table-cell table:formula="of:=(       (    (COS([.$B3])     -      SQRT([.CM$2]^2-SIN([.$B3])^2))    /     (COS([.$B3])    +     SQRT([.CM$2]^2-SIN([.$B3])^2))    )  ^2     -    [.$C3]  )^2" office:value-type="float" office:value="0.00421224072775681" calcext:value-type="float">
            <text:p>0.0042122407</text:p>
          </table:table-cell>
          <table:table-cell table:formula="of:=(       (    (COS([.$B3])     -      SQRT([.CN$2]^2-SIN([.$B3])^2))    /     (COS([.$B3])    +     SQRT([.CN$2]^2-SIN([.$B3])^2))    )  ^2     -    [.$C3]  )^2" office:value-type="float" office:value="0.00421512048797129" calcext:value-type="float">
            <text:p>0.0042151205</text:p>
          </table:table-cell>
          <table:table-cell table:formula="of:=(       (    (COS([.$B3])     -      SQRT([.CO$2]^2-SIN([.$B3])^2))    /     (COS([.$B3])    +     SQRT([.CO$2]^2-SIN([.$B3])^2))    )  ^2     -    [.$C3]  )^2" office:value-type="float" office:value="0.00421799961113521" calcext:value-type="float">
            <text:p>0.0042179996</text:p>
          </table:table-cell>
          <table:table-cell table:formula="of:=(       (    (COS([.$B3])     -      SQRT([.CP$2]^2-SIN([.$B3])^2))    /     (COS([.$B3])    +     SQRT([.CP$2]^2-SIN([.$B3])^2))    )  ^2     -    [.$C3]  )^2" office:value-type="float" office:value="0.00422087809710548" calcext:value-type="float">
            <text:p>0.0042208781</text:p>
          </table:table-cell>
          <table:table-cell table:formula="of:=(       (    (COS([.$B3])     -      SQRT([.CQ$2]^2-SIN([.$B3])^2))    /     (COS([.$B3])    +     SQRT([.CQ$2]^2-SIN([.$B3])^2))    )  ^2     -    [.$C3]  )^2" office:value-type="float" office:value="0.00422375594574" calcext:value-type="float">
            <text:p>0.0042237559</text:p>
          </table:table-cell>
          <table:table-cell table:formula="of:=(       (    (COS([.$B3])     -      SQRT([.CR$2]^2-SIN([.$B3])^2))    /     (COS([.$B3])    +     SQRT([.CR$2]^2-SIN([.$B3])^2))    )  ^2     -    [.$C3]  )^2" office:value-type="float" office:value="0.00422663315689767" calcext:value-type="float">
            <text:p>0.0042266332</text:p>
          </table:table-cell>
          <table:table-cell table:formula="of:=(       (    (COS([.$B3])     -      SQRT([.CS$2]^2-SIN([.$B3])^2))    /     (COS([.$B3])    +     SQRT([.CS$2]^2-SIN([.$B3])^2))    )  ^2     -    [.$C3]  )^2" office:value-type="float" office:value="0.00422950973043833" calcext:value-type="float">
            <text:p>0.0042295097</text:p>
          </table:table-cell>
          <table:table-cell table:formula="of:=(       (    (COS([.$B3])     -      SQRT([.CT$2]^2-SIN([.$B3])^2))    /     (COS([.$B3])    +     SQRT([.CT$2]^2-SIN([.$B3])^2))    )  ^2     -    [.$C3]  )^2" office:value-type="float" office:value="0.00423238566622287" calcext:value-type="float">
            <text:p>0.0042323857</text:p>
          </table:table-cell>
          <table:table-cell table:formula="of:=(       (    (COS([.$B3])     -      SQRT([.CU$2]^2-SIN([.$B3])^2))    /     (COS([.$B3])    +     SQRT([.CU$2]^2-SIN([.$B3])^2))    )  ^2     -    [.$C3]  )^2" office:value-type="float" office:value="0.00423526096411307" calcext:value-type="float">
            <text:p>0.004235261</text:p>
          </table:table-cell>
          <table:table-cell table:formula="of:=(       (    (COS([.$B3])     -      SQRT([.CV$2]^2-SIN([.$B3])^2))    /     (COS([.$B3])    +     SQRT([.CV$2]^2-SIN([.$B3])^2))    )  ^2     -    [.$C3]  )^2" office:value-type="float" office:value="0.00423813562397177" calcext:value-type="float">
            <text:p>0.0042381356</text:p>
          </table:table-cell>
          <table:table-cell table:formula="of:=(       (    (COS([.$B3])     -      SQRT([.CW$2]^2-SIN([.$B3])^2))    /     (COS([.$B3])    +     SQRT([.CW$2]^2-SIN([.$B3])^2))    )  ^2     -    [.$C3]  )^2" office:value-type="float" office:value="0.00424100964566274" calcext:value-type="float">
            <text:p>0.0042410096</text:p>
          </table:table-cell>
          <table:table-cell table:formula="of:=(       (    (COS([.$B3])     -      SQRT([.CX$2]^2-SIN([.$B3])^2))    /     (COS([.$B3])    +     SQRT([.CX$2]^2-SIN([.$B3])^2))    )  ^2     -    [.$C3]  )^2" office:value-type="float" office:value="0.00424388302905069" calcext:value-type="float">
            <text:p>0.004243883</text:p>
          </table:table-cell>
          <table:table-cell table:formula="of:=(       (    (COS([.$B3])     -      SQRT([.CY$2]^2-SIN([.$B3])^2))    /     (COS([.$B3])    +     SQRT([.CY$2]^2-SIN([.$B3])^2))    )  ^2     -    [.$C3]  )^2" office:value-type="float" office:value="0.00424675577400137" calcext:value-type="float">
            <text:p>0.0042467558</text:p>
          </table:table-cell>
          <table:table-cell table:formula="of:=(       (    (COS([.$B3])     -      SQRT([.CZ$2]^2-SIN([.$B3])^2))    /     (COS([.$B3])    +     SQRT([.CZ$2]^2-SIN([.$B3])^2))    )  ^2     -    [.$C3]  )^2" office:value-type="float" office:value="0.0042496278803814" calcext:value-type="float">
            <text:p>0.0042496279</text:p>
          </table:table-cell>
          <table:table-cell table:formula="of:=(       (    (COS([.$B3])     -      SQRT([.DA$2]^2-SIN([.$B3])^2))    /     (COS([.$B3])    +     SQRT([.DA$2]^2-SIN([.$B3])^2))    )  ^2     -    [.$C3]  )^2" office:value-type="float" office:value="0.00425249934805846" calcext:value-type="float">
            <text:p>0.0042524993</text:p>
          </table:table-cell>
          <table:table-cell table:formula="of:=(       (    (COS([.$B3])     -      SQRT([.DB$2]^2-SIN([.$B3])^2))    /     (COS([.$B3])    +     SQRT([.DB$2]^2-SIN([.$B3])^2))    )  ^2     -    [.$C3]  )^2" office:value-type="float" office:value="0.00425537017690111" calcext:value-type="float">
            <text:p>0.0042553702</text:p>
          </table:table-cell>
          <table:table-cell table:formula="of:=(       (    (COS([.$B3])     -      SQRT([.DC$2]^2-SIN([.$B3])^2))    /     (COS([.$B3])    +     SQRT([.DC$2]^2-SIN([.$B3])^2))    )  ^2     -    [.$C3]  )^2" office:value-type="float" office:value="0.00425824036677887" calcext:value-type="float">
            <text:p>0.0042582404</text:p>
          </table:table-cell>
          <table:table-cell table:formula="of:=(       (    (COS([.$B3])     -      SQRT([.DD$2]^2-SIN([.$B3])^2))    /     (COS([.$B3])    +     SQRT([.DD$2]^2-SIN([.$B3])^2))    )  ^2     -    [.$C3]  )^2" office:value-type="float" office:value="0.00426110991756227" calcext:value-type="float">
            <text:p>0.0042611099</text:p>
          </table:table-cell>
          <table:table-cell table:formula="of:=(       (    (COS([.$B3])     -      SQRT([.DE$2]^2-SIN([.$B3])^2))    /     (COS([.$B3])    +     SQRT([.DE$2]^2-SIN([.$B3])^2))    )  ^2     -    [.$C3]  )^2" office:value-type="float" office:value="0.00426397882912279" calcext:value-type="float">
            <text:p>0.0042639788</text:p>
          </table:table-cell>
          <table:table-cell table:formula="of:=(       (    (COS([.$B3])     -      SQRT([.DF$2]^2-SIN([.$B3])^2))    /     (COS([.$B3])    +     SQRT([.DF$2]^2-SIN([.$B3])^2))    )  ^2     -    [.$C3]  )^2" office:value-type="float" office:value="0.00426684710133277" calcext:value-type="float">
            <text:p>0.0042668471</text:p>
          </table:table-cell>
          <table:table-cell table:formula="of:=(       (    (COS([.$B3])     -      SQRT([.DG$2]^2-SIN([.$B3])^2))    /     (COS([.$B3])    +     SQRT([.DG$2]^2-SIN([.$B3])^2))    )  ^2     -    [.$C3]  )^2" office:value-type="float" office:value="0.00426971473406554" calcext:value-type="float">
            <text:p>0.0042697147</text:p>
          </table:table-cell>
          <table:table-cell table:formula="of:=(       (    (COS([.$B3])     -      SQRT([.DH$2]^2-SIN([.$B3])^2))    /     (COS([.$B3])    +     SQRT([.DH$2]^2-SIN([.$B3])^2))    )  ^2     -    [.$C3]  )^2" office:value-type="float" office:value="0.00427258172719539" calcext:value-type="float">
            <text:p>0.0042725817</text:p>
          </table:table-cell>
          <table:table-cell table:formula="of:=(       (    (COS([.$B3])     -      SQRT([.DI$2]^2-SIN([.$B3])^2))    /     (COS([.$B3])    +     SQRT([.DI$2]^2-SIN([.$B3])^2))    )  ^2     -    [.$C3]  )^2" office:value-type="float" office:value="0.00427544808059754" calcext:value-type="float">
            <text:p>0.0042754481</text:p>
          </table:table-cell>
          <table:table-cell table:formula="of:=(       (    (COS([.$B3])     -      SQRT([.DJ$2]^2-SIN([.$B3])^2))    /     (COS([.$B3])    +     SQRT([.DJ$2]^2-SIN([.$B3])^2))    )  ^2     -    [.$C3]  )^2" office:value-type="float" office:value="0.00427831379414812" calcext:value-type="float">
            <text:p>0.0042783138</text:p>
          </table:table-cell>
          <table:table-cell table:formula="of:=(       (    (COS([.$B3])     -      SQRT([.DK$2]^2-SIN([.$B3])^2))    /     (COS([.$B3])    +     SQRT([.DK$2]^2-SIN([.$B3])^2))    )  ^2     -    [.$C3]  )^2" office:value-type="float" office:value="0.00428117886772424" calcext:value-type="float">
            <text:p>0.0042811789</text:p>
          </table:table-cell>
          <table:table-cell table:formula="of:=(       (    (COS([.$B3])     -      SQRT([.DL$2]^2-SIN([.$B3])^2))    /     (COS([.$B3])    +     SQRT([.DL$2]^2-SIN([.$B3])^2))    )  ^2     -    [.$C3]  )^2" office:value-type="float" office:value="0.00428404330120388" calcext:value-type="float">
            <text:p>0.0042840433</text:p>
          </table:table-cell>
          <table:table-cell table:formula="of:=(       (    (COS([.$B3])     -      SQRT([.DM$2]^2-SIN([.$B3])^2))    /     (COS([.$B3])    +     SQRT([.DM$2]^2-SIN([.$B3])^2))    )  ^2     -    [.$C3]  )^2" office:value-type="float" office:value="0.00428690709446604" calcext:value-type="float">
            <text:p>0.0042869071</text:p>
          </table:table-cell>
          <table:table-cell table:formula="of:=(       (    (COS([.$B3])     -      SQRT([.DN$2]^2-SIN([.$B3])^2))    /     (COS([.$B3])    +     SQRT([.DN$2]^2-SIN([.$B3])^2))    )  ^2     -    [.$C3]  )^2" office:value-type="float" office:value="0.00428977024739051" calcext:value-type="float">
            <text:p>0.0042897702</text:p>
          </table:table-cell>
          <table:table-cell table:formula="of:=(       (    (COS([.$B3])     -      SQRT([.DO$2]^2-SIN([.$B3])^2))    /     (COS([.$B3])    +     SQRT([.DO$2]^2-SIN([.$B3])^2))    )  ^2     -    [.$C3]  )^2" office:value-type="float" office:value="0.00429263275985813" calcext:value-type="float">
            <text:p>0.0042926328</text:p>
          </table:table-cell>
          <table:table-cell table:formula="of:=(       (    (COS([.$B3])     -      SQRT([.DP$2]^2-SIN([.$B3])^2))    /     (COS([.$B3])    +     SQRT([.DP$2]^2-SIN([.$B3])^2))    )  ^2     -    [.$C3]  )^2" office:value-type="float" office:value="0.00429549463175057" calcext:value-type="float">
            <text:p>0.0042954946</text:p>
          </table:table-cell>
          <table:table-cell table:formula="of:=(       (    (COS([.$B3])     -      SQRT([.DQ$2]^2-SIN([.$B3])^2))    /     (COS([.$B3])    +     SQRT([.DQ$2]^2-SIN([.$B3])^2))    )  ^2     -    [.$C3]  )^2" office:value-type="float" office:value="0.00429835586295047" calcext:value-type="float">
            <text:p>0.0042983559</text:p>
          </table:table-cell>
          <table:table-cell table:formula="of:=(       (    (COS([.$B3])     -      SQRT([.DR$2]^2-SIN([.$B3])^2))    /     (COS([.$B3])    +     SQRT([.DR$2]^2-SIN([.$B3])^2))    )  ^2     -    [.$C3]  )^2" office:value-type="float" office:value="0.00430121645334137" calcext:value-type="float">
            <text:p>0.0043012165</text:p>
          </table:table-cell>
          <table:table-cell table:formula="of:=(       (    (COS([.$B3])     -      SQRT([.DS$2]^2-SIN([.$B3])^2))    /     (COS([.$B3])    +     SQRT([.DS$2]^2-SIN([.$B3])^2))    )  ^2     -    [.$C3]  )^2" office:value-type="float" office:value="0.00430407640280772" calcext:value-type="float">
            <text:p>0.0043040764</text:p>
          </table:table-cell>
          <table:table-cell table:formula="of:=(       (    (COS([.$B3])     -      SQRT([.DT$2]^2-SIN([.$B3])^2))    /     (COS([.$B3])    +     SQRT([.DT$2]^2-SIN([.$B3])^2))    )  ^2     -    [.$C3]  )^2" office:value-type="float" office:value="0.00430693571123487" calcext:value-type="float">
            <text:p>0.0043069357</text:p>
          </table:table-cell>
          <table:table-cell table:formula="of:=(       (    (COS([.$B3])     -      SQRT([.DU$2]^2-SIN([.$B3])^2))    /     (COS([.$B3])    +     SQRT([.DU$2]^2-SIN([.$B3])^2))    )  ^2     -    [.$C3]  )^2" office:value-type="float" office:value="0.00430979437850909" calcext:value-type="float">
            <text:p>0.0043097944</text:p>
          </table:table-cell>
          <table:table-cell table:formula="of:=(       (    (COS([.$B3])     -      SQRT([.DV$2]^2-SIN([.$B3])^2))    /     (COS([.$B3])    +     SQRT([.DV$2]^2-SIN([.$B3])^2))    )  ^2     -    [.$C3]  )^2" office:value-type="float" office:value="0.00431265240451752" calcext:value-type="float">
            <text:p>0.0043126524</text:p>
          </table:table-cell>
          <table:table-cell table:formula="of:=(       (    (COS([.$B3])     -      SQRT([.DW$2]^2-SIN([.$B3])^2))    /     (COS([.$B3])    +     SQRT([.DW$2]^2-SIN([.$B3])^2))    )  ^2     -    [.$C3]  )^2" office:value-type="float" office:value="0.00431550978914826" calcext:value-type="float">
            <text:p>0.0043155098</text:p>
          </table:table-cell>
          <table:table-cell table:formula="of:=(       (    (COS([.$B3])     -      SQRT([.DX$2]^2-SIN([.$B3])^2))    /     (COS([.$B3])    +     SQRT([.DX$2]^2-SIN([.$B3])^2))    )  ^2     -    [.$C3]  )^2" office:value-type="float" office:value="0.00431836653229026" calcext:value-type="float">
            <text:p>0.0043183665</text:p>
          </table:table-cell>
          <table:table-cell table:formula="of:=(       (    (COS([.$B3])     -      SQRT([.DY$2]^2-SIN([.$B3])^2))    /     (COS([.$B3])    +     SQRT([.DY$2]^2-SIN([.$B3])^2))    )  ^2     -    [.$C3]  )^2" office:value-type="float" office:value="0.00432122263383341" calcext:value-type="float">
            <text:p>0.0043212226</text:p>
          </table:table-cell>
          <table:table-cell table:formula="of:=(       (    (COS([.$B3])     -      SQRT([.DZ$2]^2-SIN([.$B3])^2))    /     (COS([.$B3])    +     SQRT([.DZ$2]^2-SIN([.$B3])^2))    )  ^2     -    [.$C3]  )^2" office:value-type="float" office:value="0.00432407809366841" calcext:value-type="float">
            <text:p>0.0043240781</text:p>
          </table:table-cell>
          <table:table-cell table:formula="of:=(       (    (COS([.$B3])     -      SQRT([.EA$2]^2-SIN([.$B3])^2))    /     (COS([.$B3])    +     SQRT([.EA$2]^2-SIN([.$B3])^2))    )  ^2     -    [.$C3]  )^2" office:value-type="float" office:value="0.00432693291168695" calcext:value-type="float">
            <text:p>0.0043269329</text:p>
          </table:table-cell>
          <table:table-cell table:formula="of:=(       (    (COS([.$B3])     -      SQRT([.EB$2]^2-SIN([.$B3])^2))    /     (COS([.$B3])    +     SQRT([.EB$2]^2-SIN([.$B3])^2))    )  ^2     -    [.$C3]  )^2" office:value-type="float" office:value="0.00432978708778154" calcext:value-type="float">
            <text:p>0.0043297871</text:p>
          </table:table-cell>
          <table:table-cell table:formula="of:=(       (    (COS([.$B3])     -      SQRT([.EC$2]^2-SIN([.$B3])^2))    /     (COS([.$B3])    +     SQRT([.EC$2]^2-SIN([.$B3])^2))    )  ^2     -    [.$C3]  )^2" office:value-type="float" office:value="0.00433264062184561" calcext:value-type="float">
            <text:p>0.0043326406</text:p>
          </table:table-cell>
          <table:table-cell table:formula="of:=(       (    (COS([.$B3])     -      SQRT([.ED$2]^2-SIN([.$B3])^2))    /     (COS([.$B3])    +     SQRT([.ED$2]^2-SIN([.$B3])^2))    )  ^2     -    [.$C3]  )^2" office:value-type="float" office:value="0.00433549351377346" calcext:value-type="float">
            <text:p>0.0043354935</text:p>
          </table:table-cell>
          <table:table-cell table:formula="of:=(       (    (COS([.$B3])     -      SQRT([.EE$2]^2-SIN([.$B3])^2))    /     (COS([.$B3])    +     SQRT([.EE$2]^2-SIN([.$B3])^2))    )  ^2     -    [.$C3]  )^2" office:value-type="float" office:value="0.00433834576346027" calcext:value-type="float">
            <text:p>0.0043383458</text:p>
          </table:table-cell>
          <table:table-cell table:formula="of:=(       (    (COS([.$B3])     -      SQRT([.EF$2]^2-SIN([.$B3])^2))    /     (COS([.$B3])    +     SQRT([.EF$2]^2-SIN([.$B3])^2))    )  ^2     -    [.$C3]  )^2" office:value-type="float" office:value="0.00434119737080207" calcext:value-type="float">
            <text:p>0.0043411974</text:p>
          </table:table-cell>
          <table:table-cell table:formula="of:=(       (    (COS([.$B3])     -      SQRT([.EG$2]^2-SIN([.$B3])^2))    /     (COS([.$B3])    +     SQRT([.EG$2]^2-SIN([.$B3])^2))    )  ^2     -    [.$C3]  )^2" office:value-type="float" office:value="0.00434404833569583" calcext:value-type="float">
            <text:p>0.0043440483</text:p>
          </table:table-cell>
          <table:table-cell table:formula="of:=(       (    (COS([.$B3])     -      SQRT([.EH$2]^2-SIN([.$B3])^2))    /     (COS([.$B3])    +     SQRT([.EH$2]^2-SIN([.$B3])^2))    )  ^2     -    [.$C3]  )^2" office:value-type="float" office:value="0.00434689865803933" calcext:value-type="float">
            <text:p>0.0043468987</text:p>
          </table:table-cell>
          <table:table-cell table:formula="of:=(       (    (COS([.$B3])     -      SQRT([.EI$2]^2-SIN([.$B3])^2))    /     (COS([.$B3])    +     SQRT([.EI$2]^2-SIN([.$B3])^2))    )  ^2     -    [.$C3]  )^2" office:value-type="float" office:value="0.00434974833773129" calcext:value-type="float">
            <text:p>0.0043497483</text:p>
          </table:table-cell>
          <table:table-cell table:formula="of:=(       (    (COS([.$B3])     -      SQRT([.EJ$2]^2-SIN([.$B3])^2))    /     (COS([.$B3])    +     SQRT([.EJ$2]^2-SIN([.$B3])^2))    )  ^2     -    [.$C3]  )^2" office:value-type="float" office:value="0.00435259737467119" calcext:value-type="float">
            <text:p>0.0043525974</text:p>
          </table:table-cell>
          <table:table-cell table:formula="of:=(       (    (COS([.$B3])     -      SQRT([.EK$2]^2-SIN([.$B3])^2))    /     (COS([.$B3])    +     SQRT([.EK$2]^2-SIN([.$B3])^2))    )  ^2     -    [.$C3]  )^2" office:value-type="float" office:value="0.00435544576875949" calcext:value-type="float">
            <text:p>0.0043554458</text:p>
          </table:table-cell>
          <table:table-cell table:formula="of:=(       (    (COS([.$B3])     -      SQRT([.EL$2]^2-SIN([.$B3])^2))    /     (COS([.$B3])    +     SQRT([.EL$2]^2-SIN([.$B3])^2))    )  ^2     -    [.$C3]  )^2" office:value-type="float" office:value="0.00435829351989743" calcext:value-type="float">
            <text:p>0.0043582935</text:p>
          </table:table-cell>
          <table:table-cell table:formula="of:=(       (    (COS([.$B3])     -      SQRT([.EM$2]^2-SIN([.$B3])^2))    /     (COS([.$B3])    +     SQRT([.EM$2]^2-SIN([.$B3])^2))    )  ^2     -    [.$C3]  )^2" office:value-type="float" office:value="0.00436114062798716" calcext:value-type="float">
            <text:p>0.0043611406</text:p>
          </table:table-cell>
          <table:table-cell table:formula="of:=(       (    (COS([.$B3])     -      SQRT([.EN$2]^2-SIN([.$B3])^2))    /     (COS([.$B3])    +     SQRT([.EN$2]^2-SIN([.$B3])^2))    )  ^2     -    [.$C3]  )^2" office:value-type="float" office:value="0.00436398709293163" calcext:value-type="float">
            <text:p>0.0043639871</text:p>
          </table:table-cell>
          <table:table-cell table:formula="of:=(       (    (COS([.$B3])     -      SQRT([.EO$2]^2-SIN([.$B3])^2))    /     (COS([.$B3])    +     SQRT([.EO$2]^2-SIN([.$B3])^2))    )  ^2     -    [.$C3]  )^2" office:value-type="float" office:value="0.00436683291463472" calcext:value-type="float">
            <text:p>0.0043668329</text:p>
          </table:table-cell>
          <table:table-cell table:formula="of:=(       (    (COS([.$B3])     -      SQRT([.EP$2]^2-SIN([.$B3])^2))    /     (COS([.$B3])    +     SQRT([.EP$2]^2-SIN([.$B3])^2))    )  ^2     -    [.$C3]  )^2" office:value-type="float" office:value="0.00436967809300112" calcext:value-type="float">
            <text:p>0.0043696781</text:p>
          </table:table-cell>
          <table:table-cell table:formula="of:=(       (    (COS([.$B3])     -      SQRT([.EQ$2]^2-SIN([.$B3])^2))    /     (COS([.$B3])    +     SQRT([.EQ$2]^2-SIN([.$B3])^2))    )  ^2     -    [.$C3]  )^2" office:value-type="float" office:value="0.00437252262793636" calcext:value-type="float">
            <text:p>0.0043725226</text:p>
          </table:table-cell>
          <table:table-cell table:formula="of:=(       (    (COS([.$B3])     -      SQRT([.ER$2]^2-SIN([.$B3])^2))    /     (COS([.$B3])    +     SQRT([.ER$2]^2-SIN([.$B3])^2))    )  ^2     -    [.$C3]  )^2" office:value-type="float" office:value="0.00437536651934683" calcext:value-type="float">
            <text:p>0.0043753665</text:p>
          </table:table-cell>
          <table:table-cell table:formula="of:=(       (    (COS([.$B3])     -      SQRT([.ES$2]^2-SIN([.$B3])^2))    /     (COS([.$B3])    +     SQRT([.ES$2]^2-SIN([.$B3])^2))    )  ^2     -    [.$C3]  )^2" office:value-type="float" office:value="0.00437820976713979" calcext:value-type="float">
            <text:p>0.0043782098</text:p>
          </table:table-cell>
          <table:table-cell table:formula="of:=(       (    (COS([.$B3])     -      SQRT([.ET$2]^2-SIN([.$B3])^2))    /     (COS([.$B3])    +     SQRT([.ET$2]^2-SIN([.$B3])^2))    )  ^2     -    [.$C3]  )^2" office:value-type="float" office:value="0.00438105237122329" calcext:value-type="float">
            <text:p>0.0043810524</text:p>
          </table:table-cell>
          <table:table-cell table:formula="of:=(       (    (COS([.$B3])     -      SQRT([.EU$2]^2-SIN([.$B3])^2))    /     (COS([.$B3])    +     SQRT([.EU$2]^2-SIN([.$B3])^2))    )  ^2     -    [.$C3]  )^2" office:value-type="float" office:value="0.00438389433150627" calcext:value-type="float">
            <text:p>0.0043838943</text:p>
          </table:table-cell>
          <table:table-cell table:formula="of:=(       (    (COS([.$B3])     -      SQRT([.EV$2]^2-SIN([.$B3])^2))    /     (COS([.$B3])    +     SQRT([.EV$2]^2-SIN([.$B3])^2))    )  ^2     -    [.$C3]  )^2" office:value-type="float" office:value="0.0043867356478985" calcext:value-type="float">
            <text:p>0.0043867356</text:p>
          </table:table-cell>
          <table:table-cell table:formula="of:=(       (    (COS([.$B3])     -      SQRT([.EW$2]^2-SIN([.$B3])^2))    /     (COS([.$B3])    +     SQRT([.EW$2]^2-SIN([.$B3])^2))    )  ^2     -    [.$C3]  )^2" office:value-type="float" office:value="0.00438957632031051" calcext:value-type="float">
            <text:p>0.0043895763</text:p>
          </table:table-cell>
          <table:table-cell table:formula="of:=(       (    (COS([.$B3])     -      SQRT([.EX$2]^2-SIN([.$B3])^2))    /     (COS([.$B3])    +     SQRT([.EX$2]^2-SIN([.$B3])^2))    )  ^2     -    [.$C3]  )^2" office:value-type="float" office:value="0.00439241634865381" calcext:value-type="float">
            <text:p>0.0043924163</text:p>
          </table:table-cell>
          <table:table-cell table:formula="of:=(       (    (COS([.$B3])     -      SQRT([.EY$2]^2-SIN([.$B3])^2))    /     (COS([.$B3])    +     SQRT([.EY$2]^2-SIN([.$B3])^2))    )  ^2     -    [.$C3]  )^2" office:value-type="float" office:value="0.00439525573284061" calcext:value-type="float">
            <text:p>0.0043952557</text:p>
          </table:table-cell>
          <table:table-cell table:formula="of:=(       (    (COS([.$B3])     -      SQRT([.EZ$2]^2-SIN([.$B3])^2))    /     (COS([.$B3])    +     SQRT([.EZ$2]^2-SIN([.$B3])^2))    )  ^2     -    [.$C3]  )^2" office:value-type="float" office:value="0.00439809447278397" calcext:value-type="float">
            <text:p>0.0043980945</text:p>
          </table:table-cell>
          <table:table-cell table:formula="of:=(       (    (COS([.$B3])     -      SQRT([.FA$2]^2-SIN([.$B3])^2))    /     (COS([.$B3])    +     SQRT([.FA$2]^2-SIN([.$B3])^2))    )  ^2     -    [.$C3]  )^2" office:value-type="float" office:value="0.00440093256839785" calcext:value-type="float">
            <text:p>0.0044009326</text:p>
          </table:table-cell>
          <table:table-cell table:formula="of:=(       (    (COS([.$B3])     -      SQRT([.FB$2]^2-SIN([.$B3])^2))    /     (COS([.$B3])    +     SQRT([.FB$2]^2-SIN([.$B3])^2))    )  ^2     -    [.$C3]  )^2" office:value-type="float" office:value="0.00440377001959692" calcext:value-type="float">
            <text:p>0.00440377</text:p>
          </table:table-cell>
          <table:table-cell table:formula="of:=(       (    (COS([.$B3])     -      SQRT([.FC$2]^2-SIN([.$B3])^2))    /     (COS([.$B3])    +     SQRT([.FC$2]^2-SIN([.$B3])^2))    )  ^2     -    [.$C3]  )^2" office:value-type="float" office:value="0.0044066068262968" calcext:value-type="float">
            <text:p>0.0044066068</text:p>
          </table:table-cell>
          <table:table-cell table:formula="of:=(       (    (COS([.$B3])     -      SQRT([.FD$2]^2-SIN([.$B3])^2))    /     (COS([.$B3])    +     SQRT([.FD$2]^2-SIN([.$B3])^2))    )  ^2     -    [.$C3]  )^2" office:value-type="float" office:value="0.00440944298841382" calcext:value-type="float">
            <text:p>0.004409443</text:p>
          </table:table-cell>
          <table:table-cell table:formula="of:=(       (    (COS([.$B3])     -      SQRT([.FE$2]^2-SIN([.$B3])^2))    /     (COS([.$B3])    +     SQRT([.FE$2]^2-SIN([.$B3])^2))    )  ^2     -    [.$C3]  )^2" office:value-type="float" office:value="0.00441227850586518" calcext:value-type="float">
            <text:p>0.0044122785</text:p>
          </table:table-cell>
          <table:table-cell table:formula="of:=(       (    (COS([.$B3])     -      SQRT([.FF$2]^2-SIN([.$B3])^2))    /     (COS([.$B3])    +     SQRT([.FF$2]^2-SIN([.$B3])^2))    )  ^2     -    [.$C3]  )^2" office:value-type="float" office:value="0.00441511337856886" calcext:value-type="float">
            <text:p>0.0044151134</text:p>
          </table:table-cell>
          <table:table-cell table:formula="of:=(       (    (COS([.$B3])     -      SQRT([.FG$2]^2-SIN([.$B3])^2))    /     (COS([.$B3])    +     SQRT([.FG$2]^2-SIN([.$B3])^2))    )  ^2     -    [.$C3]  )^2" office:value-type="float" office:value="0.0044179476064437" calcext:value-type="float">
            <text:p>0.0044179476</text:p>
          </table:table-cell>
          <table:table-cell table:formula="of:=(       (    (COS([.$B3])     -      SQRT([.FH$2]^2-SIN([.$B3])^2))    /     (COS([.$B3])    +     SQRT([.FH$2]^2-SIN([.$B3])^2))    )  ^2     -    [.$C3]  )^2" office:value-type="float" office:value="0.00442078118940933" calcext:value-type="float">
            <text:p>0.0044207812</text:p>
          </table:table-cell>
          <table:table-cell table:formula="of:=(       (    (COS([.$B3])     -      SQRT([.FI$2]^2-SIN([.$B3])^2))    /     (COS([.$B3])    +     SQRT([.FI$2]^2-SIN([.$B3])^2))    )  ^2     -    [.$C3]  )^2" office:value-type="float" office:value="0.0044236141273861" calcext:value-type="float">
            <text:p>0.0044236141</text:p>
          </table:table-cell>
          <table:table-cell table:formula="of:=(       (    (COS([.$B3])     -      SQRT([.FJ$2]^2-SIN([.$B3])^2))    /     (COS([.$B3])    +     SQRT([.FJ$2]^2-SIN([.$B3])^2))    )  ^2     -    [.$C3]  )^2" office:value-type="float" office:value="0.00442644642029532" calcext:value-type="float">
            <text:p>0.0044264464</text:p>
          </table:table-cell>
          <table:table-cell table:formula="of:=(       (    (COS([.$B3])     -      SQRT([.FK$2]^2-SIN([.$B3])^2))    /     (COS([.$B3])    +     SQRT([.FK$2]^2-SIN([.$B3])^2))    )  ^2     -    [.$C3]  )^2" office:value-type="float" office:value="0.00442927806805899" calcext:value-type="float">
            <text:p>0.0044292781</text:p>
          </table:table-cell>
          <table:table-cell table:formula="of:=(       (    (COS([.$B3])     -      SQRT([.FL$2]^2-SIN([.$B3])^2))    /     (COS([.$B3])    +     SQRT([.FL$2]^2-SIN([.$B3])^2))    )  ^2     -    [.$C3]  )^2" office:value-type="float" office:value="0.00443210907059995" calcext:value-type="float">
            <text:p>0.0044321091</text:p>
          </table:table-cell>
          <table:table-cell table:formula="of:=(       (    (COS([.$B3])     -      SQRT([.FM$2]^2-SIN([.$B3])^2))    /     (COS([.$B3])    +     SQRT([.FM$2]^2-SIN([.$B3])^2))    )  ^2     -    [.$C3]  )^2" office:value-type="float" office:value="0.00443493942784182" calcext:value-type="float">
            <text:p>0.0044349394</text:p>
          </table:table-cell>
          <table:table-cell table:formula="of:=(       (    (COS([.$B3])     -      SQRT([.FN$2]^2-SIN([.$B3])^2))    /     (COS([.$B3])    +     SQRT([.FN$2]^2-SIN([.$B3])^2))    )  ^2     -    [.$C3]  )^2" office:value-type="float" office:value="0.00443776913970903" calcext:value-type="float">
            <text:p>0.0044377691</text:p>
          </table:table-cell>
          <table:table-cell table:formula="of:=(       (    (COS([.$B3])     -      SQRT([.FO$2]^2-SIN([.$B3])^2))    /     (COS([.$B3])    +     SQRT([.FO$2]^2-SIN([.$B3])^2))    )  ^2     -    [.$C3]  )^2" office:value-type="float" office:value="0.00444059820612678" calcext:value-type="float">
            <text:p>0.0044405982</text:p>
          </table:table-cell>
          <table:table-cell table:formula="of:=(       (    (COS([.$B3])     -      SQRT([.FP$2]^2-SIN([.$B3])^2))    /     (COS([.$B3])    +     SQRT([.FP$2]^2-SIN([.$B3])^2))    )  ^2     -    [.$C3]  )^2" office:value-type="float" office:value="0.0044434266270211" calcext:value-type="float">
            <text:p>0.0044434266</text:p>
          </table:table-cell>
          <table:table-cell table:formula="of:=(       (    (COS([.$B3])     -      SQRT([.FQ$2]^2-SIN([.$B3])^2))    /     (COS([.$B3])    +     SQRT([.FQ$2]^2-SIN([.$B3])^2))    )  ^2     -    [.$C3]  )^2" office:value-type="float" office:value="0.00444625440231879" calcext:value-type="float">
            <text:p>0.0044462544</text:p>
          </table:table-cell>
          <table:table-cell table:formula="of:=(       (    (COS([.$B3])     -      SQRT([.FR$2]^2-SIN([.$B3])^2))    /     (COS([.$B3])    +     SQRT([.FR$2]^2-SIN([.$B3])^2))    )  ^2     -    [.$C3]  )^2" office:value-type="float" office:value="0.00444908153194741" calcext:value-type="float">
            <text:p>0.0044490815</text:p>
          </table:table-cell>
          <table:table-cell table:formula="of:=(       (    (COS([.$B3])     -      SQRT([.FS$2]^2-SIN([.$B3])^2))    /     (COS([.$B3])    +     SQRT([.FS$2]^2-SIN([.$B3])^2))    )  ^2     -    [.$C3]  )^2" office:value-type="float" office:value="0.00445190801583532" calcext:value-type="float">
            <text:p>0.004451908</text:p>
          </table:table-cell>
          <table:table-cell table:formula="of:=(       (    (COS([.$B3])     -      SQRT([.FT$2]^2-SIN([.$B3])^2))    /     (COS([.$B3])    +     SQRT([.FT$2]^2-SIN([.$B3])^2))    )  ^2     -    [.$C3]  )^2" office:value-type="float" office:value="0.00445473385391166" calcext:value-type="float">
            <text:p>0.0044547339</text:p>
          </table:table-cell>
          <table:table-cell table:formula="of:=(       (    (COS([.$B3])     -      SQRT([.FU$2]^2-SIN([.$B3])^2))    /     (COS([.$B3])    +     SQRT([.FU$2]^2-SIN([.$B3])^2))    )  ^2     -    [.$C3]  )^2" office:value-type="float" office:value="0.00445755904610636" calcext:value-type="float">
            <text:p>0.004457559</text:p>
          </table:table-cell>
          <table:table-cell table:formula="of:=(       (    (COS([.$B3])     -      SQRT([.FV$2]^2-SIN([.$B3])^2))    /     (COS([.$B3])    +     SQRT([.FV$2]^2-SIN([.$B3])^2))    )  ^2     -    [.$C3]  )^2" office:value-type="float" office:value="0.00446038359235015" calcext:value-type="float">
            <text:p>0.0044603836</text:p>
          </table:table-cell>
          <table:table-cell table:formula="of:=(       (    (COS([.$B3])     -      SQRT([.FW$2]^2-SIN([.$B3])^2))    /     (COS([.$B3])    +     SQRT([.FW$2]^2-SIN([.$B3])^2))    )  ^2     -    [.$C3]  )^2" office:value-type="float" office:value="0.00446320749257446" calcext:value-type="float">
            <text:p>0.0044632075</text:p>
          </table:table-cell>
          <table:table-cell table:formula="of:=(       (    (COS([.$B3])     -      SQRT([.FX$2]^2-SIN([.$B3])^2))    /     (COS([.$B3])    +     SQRT([.FX$2]^2-SIN([.$B3])^2))    )  ^2     -    [.$C3]  )^2" office:value-type="float" office:value="0.00446603074671154" calcext:value-type="float">
            <text:p>0.0044660307</text:p>
          </table:table-cell>
          <table:table-cell table:formula="of:=(       (    (COS([.$B3])     -      SQRT([.FY$2]^2-SIN([.$B3])^2))    /     (COS([.$B3])    +     SQRT([.FY$2]^2-SIN([.$B3])^2))    )  ^2     -    [.$C3]  )^2" office:value-type="float" office:value="0.0044688533546944" calcext:value-type="float">
            <text:p>0.0044688534</text:p>
          </table:table-cell>
          <table:table-cell table:formula="of:=(       (    (COS([.$B3])     -      SQRT([.FZ$2]^2-SIN([.$B3])^2))    /     (COS([.$B3])    +     SQRT([.FZ$2]^2-SIN([.$B3])^2))    )  ^2     -    [.$C3]  )^2" office:value-type="float" office:value="0.00447167531645686" calcext:value-type="float">
            <text:p>0.0044716753</text:p>
          </table:table-cell>
          <table:table-cell table:formula="of:=(       (    (COS([.$B3])     -      SQRT([.GA$2]^2-SIN([.$B3])^2))    /     (COS([.$B3])    +     SQRT([.GA$2]^2-SIN([.$B3])^2))    )  ^2     -    [.$C3]  )^2" office:value-type="float" office:value="0.00447449663193342" calcext:value-type="float">
            <text:p>0.0044744966</text:p>
          </table:table-cell>
          <table:table-cell table:formula="of:=(       (    (COS([.$B3])     -      SQRT([.GB$2]^2-SIN([.$B3])^2))    /     (COS([.$B3])    +     SQRT([.GB$2]^2-SIN([.$B3])^2))    )  ^2     -    [.$C3]  )^2" office:value-type="float" office:value="0.00447731730105942" calcext:value-type="float">
            <text:p>0.0044773173</text:p>
          </table:table-cell>
          <table:table-cell table:formula="of:=(       (    (COS([.$B3])     -      SQRT([.GC$2]^2-SIN([.$B3])^2))    /     (COS([.$B3])    +     SQRT([.GC$2]^2-SIN([.$B3])^2))    )  ^2     -    [.$C3]  )^2" office:value-type="float" office:value="0.00448013732377092" calcext:value-type="float">
            <text:p>0.0044801373</text:p>
          </table:table-cell>
          <table:table-cell table:formula="of:=(       (    (COS([.$B3])     -      SQRT([.GD$2]^2-SIN([.$B3])^2))    /     (COS([.$B3])    +     SQRT([.GD$2]^2-SIN([.$B3])^2))    )  ^2     -    [.$C3]  )^2" office:value-type="float" office:value="0.00448295670000476" calcext:value-type="float">
            <text:p>0.0044829567</text:p>
          </table:table-cell>
          <table:table-cell table:formula="of:=(       (    (COS([.$B3])     -      SQRT([.GE$2]^2-SIN([.$B3])^2))    /     (COS([.$B3])    +     SQRT([.GE$2]^2-SIN([.$B3])^2))    )  ^2     -    [.$C3]  )^2" office:value-type="float" office:value="0.0044857754296985" calcext:value-type="float">
            <text:p>0.0044857754</text:p>
          </table:table-cell>
          <table:table-cell table:formula="of:=(       (    (COS([.$B3])     -      SQRT([.GF$2]^2-SIN([.$B3])^2))    /     (COS([.$B3])    +     SQRT([.GF$2]^2-SIN([.$B3])^2))    )  ^2     -    [.$C3]  )^2" office:value-type="float" office:value="0.00448859351279052" calcext:value-type="float">
            <text:p>0.0044885935</text:p>
          </table:table-cell>
          <table:table-cell table:formula="of:=(       (    (COS([.$B3])     -      SQRT([.GG$2]^2-SIN([.$B3])^2))    /     (COS([.$B3])    +     SQRT([.GG$2]^2-SIN([.$B3])^2))    )  ^2     -    [.$C3]  )^2" office:value-type="float" office:value="0.00449141094921988" calcext:value-type="float">
            <text:p>0.0044914109</text:p>
          </table:table-cell>
          <table:table-cell table:formula="of:=(       (    (COS([.$B3])     -      SQRT([.GH$2]^2-SIN([.$B3])^2))    /     (COS([.$B3])    +     SQRT([.GH$2]^2-SIN([.$B3])^2))    )  ^2     -    [.$C3]  )^2" office:value-type="float" office:value="0.00449422773892641" calcext:value-type="float">
            <text:p>0.0044942277</text:p>
          </table:table-cell>
          <table:table-cell table:formula="of:=(       (    (COS([.$B3])     -      SQRT([.GI$2]^2-SIN([.$B3])^2))    /     (COS([.$B3])    +     SQRT([.GI$2]^2-SIN([.$B3])^2))    )  ^2     -    [.$C3]  )^2" office:value-type="float" office:value="0.00449704388185071" calcext:value-type="float">
            <text:p>0.0044970439</text:p>
          </table:table-cell>
          <table:table-cell table:formula="of:=(       (    (COS([.$B3])     -      SQRT([.GJ$2]^2-SIN([.$B3])^2))    /     (COS([.$B3])    +     SQRT([.GJ$2]^2-SIN([.$B3])^2))    )  ^2     -    [.$C3]  )^2" office:value-type="float" office:value="0.00449985937793414" calcext:value-type="float">
            <text:p>0.0044998594</text:p>
          </table:table-cell>
          <table:table-cell table:formula="of:=(       (    (COS([.$B3])     -      SQRT([.GK$2]^2-SIN([.$B3])^2))    /     (COS([.$B3])    +     SQRT([.GK$2]^2-SIN([.$B3])^2))    )  ^2     -    [.$C3]  )^2" office:value-type="float" office:value="0.00450267422711876" calcext:value-type="float">
            <text:p>0.0045026742</text:p>
          </table:table-cell>
          <table:table-cell table:formula="of:=(       (    (COS([.$B3])     -      SQRT([.GL$2]^2-SIN([.$B3])^2))    /     (COS([.$B3])    +     SQRT([.GL$2]^2-SIN([.$B3])^2))    )  ^2     -    [.$C3]  )^2" office:value-type="float" office:value="0.00450548842934737" calcext:value-type="float">
            <text:p>0.0045054884</text:p>
          </table:table-cell>
          <table:table-cell table:formula="of:=(       (    (COS([.$B3])     -      SQRT([.GM$2]^2-SIN([.$B3])^2))    /     (COS([.$B3])    +     SQRT([.GM$2]^2-SIN([.$B3])^2))    )  ^2     -    [.$C3]  )^2" office:value-type="float" office:value="0.00450830198456354" calcext:value-type="float">
            <text:p>0.004508302</text:p>
          </table:table-cell>
          <table:table-cell table:formula="of:=(       (    (COS([.$B3])     -      SQRT([.GN$2]^2-SIN([.$B3])^2))    /     (COS([.$B3])    +     SQRT([.GN$2]^2-SIN([.$B3])^2))    )  ^2     -    [.$C3]  )^2" office:value-type="float" office:value="0.00451111489271157" calcext:value-type="float">
            <text:p>0.0045111149</text:p>
          </table:table-cell>
          <table:table-cell table:formula="of:=(       (    (COS([.$B3])     -      SQRT([.GO$2]^2-SIN([.$B3])^2))    /     (COS([.$B3])    +     SQRT([.GO$2]^2-SIN([.$B3])^2))    )  ^2     -    [.$C3]  )^2" office:value-type="float" office:value="0.00451392715373649" calcext:value-type="float">
            <text:p>0.0045139272</text:p>
          </table:table-cell>
          <table:table-cell table:formula="of:=(       (    (COS([.$B3])     -      SQRT([.GP$2]^2-SIN([.$B3])^2))    /     (COS([.$B3])    +     SQRT([.GP$2]^2-SIN([.$B3])^2))    )  ^2     -    [.$C3]  )^2" office:value-type="float" office:value="0.00451673876758403" calcext:value-type="float">
            <text:p>0.0045167388</text:p>
          </table:table-cell>
          <table:table-cell table:formula="of:=(       (    (COS([.$B3])     -      SQRT([.GQ$2]^2-SIN([.$B3])^2))    /     (COS([.$B3])    +     SQRT([.GQ$2]^2-SIN([.$B3])^2))    )  ^2     -    [.$C3]  )^2" office:value-type="float" office:value="0.00451954973420071" calcext:value-type="float">
            <text:p>0.0045195497</text:p>
          </table:table-cell>
          <table:table-cell table:formula="of:=(       (    (COS([.$B3])     -      SQRT([.GR$2]^2-SIN([.$B3])^2))    /     (COS([.$B3])    +     SQRT([.GR$2]^2-SIN([.$B3])^2))    )  ^2     -    [.$C3]  )^2" office:value-type="float" office:value="0.00452236005353374" calcext:value-type="float">
            <text:p>0.0045223601</text:p>
          </table:table-cell>
          <table:table-cell table:formula="of:=(       (    (COS([.$B3])     -      SQRT([.GS$2]^2-SIN([.$B3])^2))    /     (COS([.$B3])    +     SQRT([.GS$2]^2-SIN([.$B3])^2))    )  ^2     -    [.$C3]  )^2" office:value-type="float" office:value="0.00452516972553108" calcext:value-type="float">
            <text:p>0.0045251697</text:p>
          </table:table-cell>
          <table:table-cell table:formula="of:=(       (    (COS([.$B3])     -      SQRT([.GT$2]^2-SIN([.$B3])^2))    /     (COS([.$B3])    +     SQRT([.GT$2]^2-SIN([.$B3])^2))    )  ^2     -    [.$C3]  )^2" office:value-type="float" office:value="0.00452797875014136" calcext:value-type="float">
            <text:p>0.0045279788</text:p>
          </table:table-cell>
          <table:table-cell table:formula="of:=(       (    (COS([.$B3])     -      SQRT([.GU$2]^2-SIN([.$B3])^2))    /     (COS([.$B3])    +     SQRT([.GU$2]^2-SIN([.$B3])^2))    )  ^2     -    [.$C3]  )^2" office:value-type="float" office:value="0.00453078712731399" calcext:value-type="float">
            <text:p>0.0045307871</text:p>
          </table:table-cell>
          <table:table-cell table:formula="of:=(       (    (COS([.$B3])     -      SQRT([.GV$2]^2-SIN([.$B3])^2))    /     (COS([.$B3])    +     SQRT([.GV$2]^2-SIN([.$B3])^2))    )  ^2     -    [.$C3]  )^2" office:value-type="float" office:value="0.00453359485699906" calcext:value-type="float">
            <text:p>0.0045335949</text:p>
          </table:table-cell>
          <table:table-cell table:formula="of:=(       (    (COS([.$B3])     -      SQRT([.GW$2]^2-SIN([.$B3])^2))    /     (COS([.$B3])    +     SQRT([.GW$2]^2-SIN([.$B3])^2))    )  ^2     -    [.$C3]  )^2" office:value-type="float" office:value="0.00453640193914745" calcext:value-type="float">
            <text:p>0.0045364019</text:p>
          </table:table-cell>
          <table:table-cell table:formula="of:=(       (    (COS([.$B3])     -      SQRT([.GX$2]^2-SIN([.$B3])^2))    /     (COS([.$B3])    +     SQRT([.GX$2]^2-SIN([.$B3])^2))    )  ^2     -    [.$C3]  )^2" office:value-type="float" office:value="0.00453920837371064" calcext:value-type="float">
            <text:p>0.0045392084</text:p>
          </table:table-cell>
          <table:table-cell table:formula="of:=(       (    (COS([.$B3])     -      SQRT([.GY$2]^2-SIN([.$B3])^2))    /     (COS([.$B3])    +     SQRT([.GY$2]^2-SIN([.$B3])^2))    )  ^2     -    [.$C3]  )^2" office:value-type="float" office:value="0.00454201416064094" calcext:value-type="float">
            <text:p>0.0045420142</text:p>
          </table:table-cell>
          <table:table-cell table:formula="of:=(       (    (COS([.$B3])     -      SQRT([.GZ$2]^2-SIN([.$B3])^2))    /     (COS([.$B3])    +     SQRT([.GZ$2]^2-SIN([.$B3])^2))    )  ^2     -    [.$C3]  )^2" office:value-type="float" office:value="0.00454481929989129" calcext:value-type="float">
            <text:p>0.0045448193</text:p>
          </table:table-cell>
          <table:table-cell table:formula="of:=(       (    (COS([.$B3])     -      SQRT([.HA$2]^2-SIN([.$B3])^2))    /     (COS([.$B3])    +     SQRT([.HA$2]^2-SIN([.$B3])^2))    )  ^2     -    [.$C3]  )^2" office:value-type="float" office:value="0.00454762379141533" calcext:value-type="float">
            <text:p>0.0045476238</text:p>
          </table:table-cell>
          <table:table-cell table:formula="of:=(       (    (COS([.$B3])     -      SQRT([.HB$2]^2-SIN([.$B3])^2))    /     (COS([.$B3])    +     SQRT([.HB$2]^2-SIN([.$B3])^2))    )  ^2     -    [.$C3]  )^2" office:value-type="float" office:value="0.00455042763516752" calcext:value-type="float">
            <text:p>0.0045504276</text:p>
          </table:table-cell>
          <table:table-cell table:formula="of:=(       (    (COS([.$B3])     -      SQRT([.HC$2]^2-SIN([.$B3])^2))    /     (COS([.$B3])    +     SQRT([.HC$2]^2-SIN([.$B3])^2))    )  ^2     -    [.$C3]  )^2" office:value-type="float" office:value="0.00455323083110287" calcext:value-type="float">
            <text:p>0.0045532308</text:p>
          </table:table-cell>
          <table:table-cell table:formula="of:=(       (    (COS([.$B3])     -      SQRT([.HD$2]^2-SIN([.$B3])^2))    /     (COS([.$B3])    +     SQRT([.HD$2]^2-SIN([.$B3])^2))    )  ^2     -    [.$C3]  )^2" office:value-type="float" office:value="0.00455603337917721" calcext:value-type="float">
            <text:p>0.0045560334</text:p>
          </table:table-cell>
          <table:table-cell table:formula="of:=(       (    (COS([.$B3])     -      SQRT([.HE$2]^2-SIN([.$B3])^2))    /     (COS([.$B3])    +     SQRT([.HE$2]^2-SIN([.$B3])^2))    )  ^2     -    [.$C3]  )^2" office:value-type="float" office:value="0.00455883527934705" calcext:value-type="float">
            <text:p>0.0045588353</text:p>
          </table:table-cell>
          <table:table-cell table:formula="of:=(       (    (COS([.$B3])     -      SQRT([.HF$2]^2-SIN([.$B3])^2))    /     (COS([.$B3])    +     SQRT([.HF$2]^2-SIN([.$B3])^2))    )  ^2     -    [.$C3]  )^2" office:value-type="float" office:value="0.00456163653156954" calcext:value-type="float">
            <text:p>0.0045616365</text:p>
          </table:table-cell>
          <table:table-cell table:formula="of:=(       (    (COS([.$B3])     -      SQRT([.HG$2]^2-SIN([.$B3])^2))    /     (COS([.$B3])    +     SQRT([.HG$2]^2-SIN([.$B3])^2))    )  ^2     -    [.$C3]  )^2" office:value-type="float" office:value="0.00456443713580258" calcext:value-type="float">
            <text:p>0.0045644371</text:p>
          </table:table-cell>
          <table:table-cell table:formula="of:=(       (    (COS([.$B3])     -      SQRT([.HH$2]^2-SIN([.$B3])^2))    /     (COS([.$B3])    +     SQRT([.HH$2]^2-SIN([.$B3])^2))    )  ^2     -    [.$C3]  )^2" office:value-type="float" office:value="0.00456723709200475" calcext:value-type="float">
            <text:p>0.0045672371</text:p>
          </table:table-cell>
          <table:table-cell table:formula="of:=(       (    (COS([.$B3])     -      SQRT([.HI$2]^2-SIN([.$B3])^2))    /     (COS([.$B3])    +     SQRT([.HI$2]^2-SIN([.$B3])^2))    )  ^2     -    [.$C3]  )^2" office:value-type="float" office:value="0.00457003640013532" calcext:value-type="float">
            <text:p>0.0045700364</text:p>
          </table:table-cell>
          <table:table-cell table:formula="of:=(       (    (COS([.$B3])     -      SQRT([.HJ$2]^2-SIN([.$B3])^2))    /     (COS([.$B3])    +     SQRT([.HJ$2]^2-SIN([.$B3])^2))    )  ^2     -    [.$C3]  )^2" office:value-type="float" office:value="0.0045728350601543" calcext:value-type="float">
            <text:p>0.0045728351</text:p>
          </table:table-cell>
          <table:table-cell table:formula="of:=(       (    (COS([.$B3])     -      SQRT([.HK$2]^2-SIN([.$B3])^2))    /     (COS([.$B3])    +     SQRT([.HK$2]^2-SIN([.$B3])^2))    )  ^2     -    [.$C3]  )^2" office:value-type="float" office:value="0.00457563307202227" calcext:value-type="float">
            <text:p>0.0045756331</text:p>
          </table:table-cell>
          <table:table-cell table:formula="of:=(       (    (COS([.$B3])     -      SQRT([.HL$2]^2-SIN([.$B3])^2))    /     (COS([.$B3])    +     SQRT([.HL$2]^2-SIN([.$B3])^2))    )  ^2     -    [.$C3]  )^2" office:value-type="float" office:value="0.00457843043570062" calcext:value-type="float">
            <text:p>0.0045784304</text:p>
          </table:table-cell>
          <table:table-cell table:formula="of:=(       (    (COS([.$B3])     -      SQRT([.HM$2]^2-SIN([.$B3])^2))    /     (COS([.$B3])    +     SQRT([.HM$2]^2-SIN([.$B3])^2))    )  ^2     -    [.$C3]  )^2" office:value-type="float" office:value="0.00458122715115134" calcext:value-type="float">
            <text:p>0.0045812272</text:p>
          </table:table-cell>
          <table:table-cell table:formula="of:=(       (    (COS([.$B3])     -      SQRT([.HN$2]^2-SIN([.$B3])^2))    /     (COS([.$B3])    +     SQRT([.HN$2]^2-SIN([.$B3])^2))    )  ^2     -    [.$C3]  )^2" office:value-type="float" office:value="0.00458402321833718" calcext:value-type="float">
            <text:p>0.0045840232</text:p>
          </table:table-cell>
          <table:table-cell table:formula="of:=(       (    (COS([.$B3])     -      SQRT([.HO$2]^2-SIN([.$B3])^2))    /     (COS([.$B3])    +     SQRT([.HO$2]^2-SIN([.$B3])^2))    )  ^2     -    [.$C3]  )^2" office:value-type="float" office:value="0.00458681863722148" calcext:value-type="float">
            <text:p>0.0045868186</text:p>
          </table:table-cell>
          <table:table-cell table:formula="of:=(       (    (COS([.$B3])     -      SQRT([.HP$2]^2-SIN([.$B3])^2))    /     (COS([.$B3])    +     SQRT([.HP$2]^2-SIN([.$B3])^2))    )  ^2     -    [.$C3]  )^2" office:value-type="float" office:value="0.00458961340776837" calcext:value-type="float">
            <text:p>0.0045896134</text:p>
          </table:table-cell>
          <table:table-cell table:formula="of:=(       (    (COS([.$B3])     -      SQRT([.HQ$2]^2-SIN([.$B3])^2))    /     (COS([.$B3])    +     SQRT([.HQ$2]^2-SIN([.$B3])^2))    )  ^2     -    [.$C3]  )^2" office:value-type="float" office:value="0.0045924075299425" calcext:value-type="float">
            <text:p>0.0045924075</text:p>
          </table:table-cell>
          <table:table-cell table:formula="of:=(       (    (COS([.$B3])     -      SQRT([.HR$2]^2-SIN([.$B3])^2))    /     (COS([.$B3])    +     SQRT([.HR$2]^2-SIN([.$B3])^2))    )  ^2     -    [.$C3]  )^2" office:value-type="float" office:value="0.0045952010037094" calcext:value-type="float">
            <text:p>0.004595201</text:p>
          </table:table-cell>
          <table:table-cell table:formula="of:=(       (    (COS([.$B3])     -      SQRT([.HS$2]^2-SIN([.$B3])^2))    /     (COS([.$B3])    +     SQRT([.HS$2]^2-SIN([.$B3])^2))    )  ^2     -    [.$C3]  )^2" office:value-type="float" office:value="0.00459799382903506" calcext:value-type="float">
            <text:p>0.0045979938</text:p>
          </table:table-cell>
          <table:table-cell table:formula="of:=(       (    (COS([.$B3])     -      SQRT([.HT$2]^2-SIN([.$B3])^2))    /     (COS([.$B3])    +     SQRT([.HT$2]^2-SIN([.$B3])^2))    )  ^2     -    [.$C3]  )^2" office:value-type="float" office:value="0.0046007860058863" calcext:value-type="float">
            <text:p>0.004600786</text:p>
          </table:table-cell>
          <table:table-cell table:formula="of:=(       (    (COS([.$B3])     -      SQRT([.HU$2]^2-SIN([.$B3])^2))    /     (COS([.$B3])    +     SQRT([.HU$2]^2-SIN([.$B3])^2))    )  ^2     -    [.$C3]  )^2" office:value-type="float" office:value="0.00460357753423054" calcext:value-type="float">
            <text:p>0.0046035775</text:p>
          </table:table-cell>
          <table:table-cell table:formula="of:=(       (    (COS([.$B3])     -      SQRT([.HV$2]^2-SIN([.$B3])^2))    /     (COS([.$B3])    +     SQRT([.HV$2]^2-SIN([.$B3])^2))    )  ^2     -    [.$C3]  )^2" office:value-type="float" office:value="0.00460636841403583" calcext:value-type="float">
            <text:p>0.0046063684</text:p>
          </table:table-cell>
          <table:table-cell table:formula="of:=(       (    (COS([.$B3])     -      SQRT([.HW$2]^2-SIN([.$B3])^2))    /     (COS([.$B3])    +     SQRT([.HW$2]^2-SIN([.$B3])^2))    )  ^2     -    [.$C3]  )^2" office:value-type="float" office:value="0.00460915864527101" calcext:value-type="float">
            <text:p>0.0046091586</text:p>
          </table:table-cell>
          <table:table-cell table:formula="of:=(       (    (COS([.$B3])     -      SQRT([.HX$2]^2-SIN([.$B3])^2))    /     (COS([.$B3])    +     SQRT([.HX$2]^2-SIN([.$B3])^2))    )  ^2     -    [.$C3]  )^2" office:value-type="float" office:value="0.00461194822790543" calcext:value-type="float">
            <text:p>0.0046119482</text:p>
          </table:table-cell>
          <table:table-cell table:formula="of:=(       (    (COS([.$B3])     -      SQRT([.HY$2]^2-SIN([.$B3])^2))    /     (COS([.$B3])    +     SQRT([.HY$2]^2-SIN([.$B3])^2))    )  ^2     -    [.$C3]  )^2" office:value-type="float" office:value="0.0046147371619092" calcext:value-type="float">
            <text:p>0.0046147372</text:p>
          </table:table-cell>
          <table:table-cell table:formula="of:=(       (    (COS([.$B3])     -      SQRT([.HZ$2]^2-SIN([.$B3])^2))    /     (COS([.$B3])    +     SQRT([.HZ$2]^2-SIN([.$B3])^2))    )  ^2     -    [.$C3]  )^2" office:value-type="float" office:value="0.00461752544725308" calcext:value-type="float">
            <text:p>0.0046175254</text:p>
          </table:table-cell>
          <table:table-cell table:formula="of:=(       (    (COS([.$B3])     -      SQRT([.IA$2]^2-SIN([.$B3])^2))    /     (COS([.$B3])    +     SQRT([.IA$2]^2-SIN([.$B3])^2))    )  ^2     -    [.$C3]  )^2" office:value-type="float" office:value="0.00462031308390849" calcext:value-type="float">
            <text:p>0.0046203131</text:p>
          </table:table-cell>
          <table:table-cell table:formula="of:=(       (    (COS([.$B3])     -      SQRT([.IB$2]^2-SIN([.$B3])^2))    /     (COS([.$B3])    +     SQRT([.IB$2]^2-SIN([.$B3])^2))    )  ^2     -    [.$C3]  )^2" office:value-type="float" office:value="0.00462310007184742" calcext:value-type="float">
            <text:p>0.0046231001</text:p>
          </table:table-cell>
          <table:table-cell table:formula="of:=(       (    (COS([.$B3])     -      SQRT([.IC$2]^2-SIN([.$B3])^2))    /     (COS([.$B3])    +     SQRT([.IC$2]^2-SIN([.$B3])^2))    )  ^2     -    [.$C3]  )^2" office:value-type="float" office:value="0.00462588641104262" calcext:value-type="float">
            <text:p>0.0046258864</text:p>
          </table:table-cell>
          <table:table-cell table:formula="of:=(       (    (COS([.$B3])     -      SQRT([.ID$2]^2-SIN([.$B3])^2))    /     (COS([.$B3])    +     SQRT([.ID$2]^2-SIN([.$B3])^2))    )  ^2     -    [.$C3]  )^2" office:value-type="float" office:value="0.00462867210146744" calcext:value-type="float">
            <text:p>0.0046286721</text:p>
          </table:table-cell>
          <table:table-cell table:formula="of:=(       (    (COS([.$B3])     -      SQRT([.IE$2]^2-SIN([.$B3])^2))    /     (COS([.$B3])    +     SQRT([.IE$2]^2-SIN([.$B3])^2))    )  ^2     -    [.$C3]  )^2" office:value-type="float" office:value="0.00463145714309593" calcext:value-type="float">
            <text:p>0.0046314571</text:p>
          </table:table-cell>
          <table:table-cell table:formula="of:=(       (    (COS([.$B3])     -      SQRT([.IF$2]^2-SIN([.$B3])^2))    /     (COS([.$B3])    +     SQRT([.IF$2]^2-SIN([.$B3])^2))    )  ^2     -    [.$C3]  )^2" office:value-type="float" office:value="0.00463424153590267" calcext:value-type="float">
            <text:p>0.0046342415</text:p>
          </table:table-cell>
          <table:table-cell table:formula="of:=(       (    (COS([.$B3])     -      SQRT([.IG$2]^2-SIN([.$B3])^2))    /     (COS([.$B3])    +     SQRT([.IG$2]^2-SIN([.$B3])^2))    )  ^2     -    [.$C3]  )^2" office:value-type="float" office:value="0.004637025279863" calcext:value-type="float">
            <text:p>0.0046370253</text:p>
          </table:table-cell>
          <table:table-cell table:formula="of:=(       (    (COS([.$B3])     -      SQRT([.IH$2]^2-SIN([.$B3])^2))    /     (COS([.$B3])    +     SQRT([.IH$2]^2-SIN([.$B3])^2))    )  ^2     -    [.$C3]  )^2" office:value-type="float" office:value="0.0046398083749529" calcext:value-type="float">
            <text:p>0.0046398084</text:p>
          </table:table-cell>
          <table:table-cell table:formula="of:=(       (    (COS([.$B3])     -      SQRT([.II$2]^2-SIN([.$B3])^2))    /     (COS([.$B3])    +     SQRT([.II$2]^2-SIN([.$B3])^2))    )  ^2     -    [.$C3]  )^2" office:value-type="float" office:value="0.00464259082114889" calcext:value-type="float">
            <text:p>0.0046425908</text:p>
          </table:table-cell>
          <table:table-cell table:formula="of:=(       (    (COS([.$B3])     -      SQRT([.IJ$2]^2-SIN([.$B3])^2))    /     (COS([.$B3])    +     SQRT([.IJ$2]^2-SIN([.$B3])^2))    )  ^2     -    [.$C3]  )^2" office:value-type="float" office:value="0.00464537261842826" calcext:value-type="float">
            <text:p>0.0046453726</text:p>
          </table:table-cell>
          <table:table-cell table:formula="of:=(       (    (COS([.$B3])     -      SQRT([.IK$2]^2-SIN([.$B3])^2))    /     (COS([.$B3])    +     SQRT([.IK$2]^2-SIN([.$B3])^2))    )  ^2     -    [.$C3]  )^2" office:value-type="float" office:value="0.00464815376676883" calcext:value-type="float">
            <text:p>0.0046481538</text:p>
          </table:table-cell>
          <table:table-cell table:formula="of:=(       (    (COS([.$B3])     -      SQRT([.IL$2]^2-SIN([.$B3])^2))    /     (COS([.$B3])    +     SQRT([.IL$2]^2-SIN([.$B3])^2))    )  ^2     -    [.$C3]  )^2" office:value-type="float" office:value="0.00465093426614912" calcext:value-type="float">
            <text:p>0.0046509343</text:p>
          </table:table-cell>
          <table:table-cell table:formula="of:=(       (    (COS([.$B3])     -      SQRT([.IM$2]^2-SIN([.$B3])^2))    /     (COS([.$B3])    +     SQRT([.IM$2]^2-SIN([.$B3])^2))    )  ^2     -    [.$C3]  )^2" office:value-type="float" office:value="0.00465371411654827" calcext:value-type="float">
            <text:p>0.0046537141</text:p>
          </table:table-cell>
          <table:table-cell table:formula="of:=(       (    (COS([.$B3])     -      SQRT([.IN$2]^2-SIN([.$B3])^2))    /     (COS([.$B3])    +     SQRT([.IN$2]^2-SIN([.$B3])^2))    )  ^2     -    [.$C3]  )^2" office:value-type="float" office:value="0.00465649331794603" calcext:value-type="float">
            <text:p>0.0046564933</text:p>
          </table:table-cell>
          <table:table-cell table:formula="of:=(       (    (COS([.$B3])     -      SQRT([.IO$2]^2-SIN([.$B3])^2))    /     (COS([.$B3])    +     SQRT([.IO$2]^2-SIN([.$B3])^2))    )  ^2     -    [.$C3]  )^2" office:value-type="float" office:value="0.00465927187032285" calcext:value-type="float">
            <text:p>0.0046592719</text:p>
          </table:table-cell>
          <table:table-cell table:formula="of:=(       (    (COS([.$B3])     -      SQRT([.IP$2]^2-SIN([.$B3])^2))    /     (COS([.$B3])    +     SQRT([.IP$2]^2-SIN([.$B3])^2))    )  ^2     -    [.$C3]  )^2" office:value-type="float" office:value="0.00466204977365968" calcext:value-type="float">
            <text:p>0.0046620498</text:p>
          </table:table-cell>
          <table:table-cell table:formula="of:=(       (    (COS([.$B3])     -      SQRT([.IQ$2]^2-SIN([.$B3])^2))    /     (COS([.$B3])    +     SQRT([.IQ$2]^2-SIN([.$B3])^2))    )  ^2     -    [.$C3]  )^2" office:value-type="float" office:value="0.00466482702793821" calcext:value-type="float">
            <text:p>0.004664827</text:p>
          </table:table-cell>
          <table:table-cell table:formula="of:=(       (    (COS([.$B3])     -      SQRT([.IR$2]^2-SIN([.$B3])^2))    /     (COS([.$B3])    +     SQRT([.IR$2]^2-SIN([.$B3])^2))    )  ^2     -    [.$C3]  )^2" office:value-type="float" office:value="0.00466760363314072" calcext:value-type="float">
            <text:p>0.0046676036</text:p>
          </table:table-cell>
          <table:table-cell table:formula="of:=(       (    (COS([.$B3])     -      SQRT([.IS$2]^2-SIN([.$B3])^2))    /     (COS([.$B3])    +     SQRT([.IS$2]^2-SIN([.$B3])^2))    )  ^2     -    [.$C3]  )^2" office:value-type="float" office:value="0.00467037958925013" calcext:value-type="float">
            <text:p>0.0046703796</text:p>
          </table:table-cell>
          <table:table-cell table:formula="of:=(       (    (COS([.$B3])     -      SQRT([.IT$2]^2-SIN([.$B3])^2))    /     (COS([.$B3])    +     SQRT([.IT$2]^2-SIN([.$B3])^2))    )  ^2     -    [.$C3]  )^2" office:value-type="float" office:value="0.00467315489624992" calcext:value-type="float">
            <text:p>0.0046731549</text:p>
          </table:table-cell>
          <table:table-cell table:formula="of:=(       (    (COS([.$B3])     -      SQRT([.IU$2]^2-SIN([.$B3])^2))    /     (COS([.$B3])    +     SQRT([.IU$2]^2-SIN([.$B3])^2))    )  ^2     -    [.$C3]  )^2" office:value-type="float" office:value="0.00467592955412427" calcext:value-type="float">
            <text:p>0.0046759296</text:p>
          </table:table-cell>
          <table:table-cell table:formula="of:=(       (    (COS([.$B3])     -      SQRT([.IV$2]^2-SIN([.$B3])^2))    /     (COS([.$B3])    +     SQRT([.IV$2]^2-SIN([.$B3])^2))    )  ^2     -    [.$C3]  )^2" office:value-type="float" office:value="0.00467870356285791" calcext:value-type="float">
            <text:p>0.0046787036</text:p>
          </table:table-cell>
          <table:table-cell table:formula="of:=(       (    (COS([.$B3])     -      SQRT([.IW$2]^2-SIN([.$B3])^2))    /     (COS([.$B3])    +     SQRT([.IW$2]^2-SIN([.$B3])^2))    )  ^2     -    [.$C3]  )^2" office:value-type="float" office:value="0.00468147692243624" calcext:value-type="float">
            <text:p>0.0046814769</text:p>
          </table:table-cell>
          <table:table-cell table:formula="of:=(       (    (COS([.$B3])     -      SQRT([.IX$2]^2-SIN([.$B3])^2))    /     (COS([.$B3])    +     SQRT([.IX$2]^2-SIN([.$B3])^2))    )  ^2     -    [.$C3]  )^2" office:value-type="float" office:value="0.00468424963284523" calcext:value-type="float">
            <text:p>0.0046842496</text:p>
          </table:table-cell>
          <table:table-cell table:formula="of:=(       (    (COS([.$B3])     -      SQRT([.IY$2]^2-SIN([.$B3])^2))    /     (COS([.$B3])    +     SQRT([.IY$2]^2-SIN([.$B3])^2))    )  ^2     -    [.$C3]  )^2" office:value-type="float" office:value="0.00468702169407152" calcext:value-type="float">
            <text:p>0.0046870217</text:p>
          </table:table-cell>
          <table:table-cell table:formula="of:=(       (    (COS([.$B3])     -      SQRT([.IZ$2]^2-SIN([.$B3])^2))    /     (COS([.$B3])    +     SQRT([.IZ$2]^2-SIN([.$B3])^2))    )  ^2     -    [.$C3]  )^2" office:value-type="float" office:value="0.00468979310610225" calcext:value-type="float">
            <text:p>0.0046897931</text:p>
          </table:table-cell>
          <table:table-cell table:formula="of:=(       (    (COS([.$B3])     -      SQRT([.JA$2]^2-SIN([.$B3])^2))    /     (COS([.$B3])    +     SQRT([.JA$2]^2-SIN([.$B3])^2))    )  ^2     -    [.$C3]  )^2" office:value-type="float" office:value="0.00469256386892532" calcext:value-type="float">
            <text:p>0.0046925639</text:p>
          </table:table-cell>
          <table:table-cell table:formula="of:=(       (    (COS([.$B3])     -      SQRT([.JB$2]^2-SIN([.$B3])^2))    /     (COS([.$B3])    +     SQRT([.JB$2]^2-SIN([.$B3])^2))    )  ^2     -    [.$C3]  )^2" office:value-type="float" office:value="0.00469533398252913" calcext:value-type="float">
            <text:p>0.004695334</text:p>
          </table:table-cell>
          <table:table-cell table:formula="of:=(       (    (COS([.$B3])     -      SQRT([.JC$2]^2-SIN([.$B3])^2))    /     (COS([.$B3])    +     SQRT([.JC$2]^2-SIN([.$B3])^2))    )  ^2     -    [.$C3]  )^2" office:value-type="float" office:value="0.00469810344690269" calcext:value-type="float">
            <text:p>0.0046981034</text:p>
          </table:table-cell>
          <table:table-cell table:formula="of:=(       (    (COS([.$B3])     -      SQRT([.JD$2]^2-SIN([.$B3])^2))    /     (COS([.$B3])    +     SQRT([.JD$2]^2-SIN([.$B3])^2))    )  ^2     -    [.$C3]  )^2" office:value-type="float" office:value="0.00470087226203563" calcext:value-type="float">
            <text:p>0.0047008723</text:p>
          </table:table-cell>
          <table:table-cell table:formula="of:=(       (    (COS([.$B3])     -      SQRT([.JE$2]^2-SIN([.$B3])^2))    /     (COS([.$B3])    +     SQRT([.JE$2]^2-SIN([.$B3])^2))    )  ^2     -    [.$C3]  )^2" office:value-type="float" office:value="0.00470364042791824" calcext:value-type="float">
            <text:p>0.0047036404</text:p>
          </table:table-cell>
          <table:table-cell table:formula="of:=(       (    (COS([.$B3])     -      SQRT([.JF$2]^2-SIN([.$B3])^2))    /     (COS([.$B3])    +     SQRT([.JF$2]^2-SIN([.$B3])^2))    )  ^2     -    [.$C3]  )^2" office:value-type="float" office:value="0.00470640794454128" calcext:value-type="float">
            <text:p>0.0047064079</text:p>
          </table:table-cell>
          <table:table-cell table:formula="of:=(       (    (COS([.$B3])     -      SQRT([.JG$2]^2-SIN([.$B3])^2))    /     (COS([.$B3])    +     SQRT([.JG$2]^2-SIN([.$B3])^2))    )  ^2     -    [.$C3]  )^2" office:value-type="float" office:value="0.00470917481189628" calcext:value-type="float">
            <text:p>0.0047091748</text:p>
          </table:table-cell>
          <table:table-cell table:formula="of:=(       (    (COS([.$B3])     -      SQRT([.JH$2]^2-SIN([.$B3])^2))    /     (COS([.$B3])    +     SQRT([.JH$2]^2-SIN([.$B3])^2))    )  ^2     -    [.$C3]  )^2" office:value-type="float" office:value="0.00471194102997518" calcext:value-type="float">
            <text:p>0.004711941</text:p>
          </table:table-cell>
          <table:table-cell table:formula="of:=(       (    (COS([.$B3])     -      SQRT([.JI$2]^2-SIN([.$B3])^2))    /     (COS([.$B3])    +     SQRT([.JI$2]^2-SIN([.$B3])^2))    )  ^2     -    [.$C3]  )^2" office:value-type="float" office:value="0.00471470659877065" calcext:value-type="float">
            <text:p>0.0047147066</text:p>
          </table:table-cell>
          <table:table-cell table:formula="of:=(       (    (COS([.$B3])     -      SQRT([.JJ$2]^2-SIN([.$B3])^2))    /     (COS([.$B3])    +     SQRT([.JJ$2]^2-SIN([.$B3])^2))    )  ^2     -    [.$C3]  )^2" office:value-type="float" office:value="0.00471747151827591" calcext:value-type="float">
            <text:p>0.0047174715</text:p>
          </table:table-cell>
          <table:table-cell table:formula="of:=(       (    (COS([.$B3])     -      SQRT([.JK$2]^2-SIN([.$B3])^2))    /     (COS([.$B3])    +     SQRT([.JK$2]^2-SIN([.$B3])^2))    )  ^2     -    [.$C3]  )^2" office:value-type="float" office:value="0.00472023578848474" calcext:value-type="float">
            <text:p>0.0047202358</text:p>
          </table:table-cell>
          <table:table-cell table:formula="of:=(       (    (COS([.$B3])     -      SQRT([.JL$2]^2-SIN([.$B3])^2))    /     (COS([.$B3])    +     SQRT([.JL$2]^2-SIN([.$B3])^2))    )  ^2     -    [.$C3]  )^2" office:value-type="float" office:value="0.00472299940939156" calcext:value-type="float">
            <text:p>0.0047229994</text:p>
          </table:table-cell>
          <table:table-cell table:formula="of:=(       (    (COS([.$B3])     -      SQRT([.JM$2]^2-SIN([.$B3])^2))    /     (COS([.$B3])    +     SQRT([.JM$2]^2-SIN([.$B3])^2))    )  ^2     -    [.$C3]  )^2" office:value-type="float" office:value="0.00472576238099135" calcext:value-type="float">
            <text:p>0.0047257624</text:p>
          </table:table-cell>
          <table:table-cell table:formula="of:=(       (    (COS([.$B3])     -      SQRT([.JN$2]^2-SIN([.$B3])^2))    /     (COS([.$B3])    +     SQRT([.JN$2]^2-SIN([.$B3])^2))    )  ^2     -    [.$C3]  )^2" office:value-type="float" office:value="0.00472852470327969" calcext:value-type="float">
            <text:p>0.0047285247</text:p>
          </table:table-cell>
          <table:table-cell table:formula="of:=(       (    (COS([.$B3])     -      SQRT([.JO$2]^2-SIN([.$B3])^2))    /     (COS([.$B3])    +     SQRT([.JO$2]^2-SIN([.$B3])^2))    )  ^2     -    [.$C3]  )^2" office:value-type="float" office:value="0.00473128637625272" calcext:value-type="float">
            <text:p>0.0047312864</text:p>
          </table:table-cell>
          <table:table-cell table:formula="of:=(       (    (COS([.$B3])     -      SQRT([.JP$2]^2-SIN([.$B3])^2))    /     (COS([.$B3])    +     SQRT([.JP$2]^2-SIN([.$B3])^2))    )  ^2     -    [.$C3]  )^2" office:value-type="float" office:value="0.00473404739990717" calcext:value-type="float">
            <text:p>0.0047340474</text:p>
          </table:table-cell>
          <table:table-cell table:formula="of:=(       (    (COS([.$B3])     -      SQRT([.JQ$2]^2-SIN([.$B3])^2))    /     (COS([.$B3])    +     SQRT([.JQ$2]^2-SIN([.$B3])^2))    )  ^2     -    [.$C3]  )^2" office:value-type="float" office:value="0.00473680777424035" calcext:value-type="float">
            <text:p>0.0047368078</text:p>
          </table:table-cell>
          <table:table-cell table:formula="of:=(       (    (COS([.$B3])     -      SQRT([.JR$2]^2-SIN([.$B3])^2))    /     (COS([.$B3])    +     SQRT([.JR$2]^2-SIN([.$B3])^2))    )  ^2     -    [.$C3]  )^2" office:value-type="float" office:value="0.00473956749925023" calcext:value-type="float">
            <text:p>0.0047395675</text:p>
          </table:table-cell>
          <table:table-cell table:formula="of:=(       (    (COS([.$B3])     -      SQRT([.JS$2]^2-SIN([.$B3])^2))    /     (COS([.$B3])    +     SQRT([.JS$2]^2-SIN([.$B3])^2))    )  ^2     -    [.$C3]  )^2" office:value-type="float" office:value="0.00474232657493518" calcext:value-type="float">
            <text:p>0.0047423266</text:p>
          </table:table-cell>
          <table:table-cell table:formula="of:=(       (    (COS([.$B3])     -      SQRT([.JT$2]^2-SIN([.$B3])^2))    /     (COS([.$B3])    +     SQRT([.JT$2]^2-SIN([.$B3])^2))    )  ^2     -    [.$C3]  )^2" office:value-type="float" office:value="0.00474508500129426" calcext:value-type="float">
            <text:p>0.004745085</text:p>
          </table:table-cell>
          <table:table-cell table:formula="of:=(       (    (COS([.$B3])     -      SQRT([.JU$2]^2-SIN([.$B3])^2))    /     (COS([.$B3])    +     SQRT([.JU$2]^2-SIN([.$B3])^2))    )  ^2     -    [.$C3]  )^2" office:value-type="float" office:value="0.00474784277832716" calcext:value-type="float">
            <text:p>0.0047478428</text:p>
          </table:table-cell>
          <table:table-cell table:formula="of:=(       (    (COS([.$B3])     -      SQRT([.JV$2]^2-SIN([.$B3])^2))    /     (COS([.$B3])    +     SQRT([.JV$2]^2-SIN([.$B3])^2))    )  ^2     -    [.$C3]  )^2" office:value-type="float" office:value="0.00475059990603403" calcext:value-type="float">
            <text:p>0.0047505999</text:p>
          </table:table-cell>
          <table:table-cell table:formula="of:=(       (    (COS([.$B3])     -      SQRT([.JW$2]^2-SIN([.$B3])^2))    /     (COS([.$B3])    +     SQRT([.JW$2]^2-SIN([.$B3])^2))    )  ^2     -    [.$C3]  )^2" office:value-type="float" office:value="0.00475335638441562" calcext:value-type="float">
            <text:p>0.0047533564</text:p>
          </table:table-cell>
          <table:table-cell table:formula="of:=(       (    (COS([.$B3])     -      SQRT([.JX$2]^2-SIN([.$B3])^2))    /     (COS([.$B3])    +     SQRT([.JX$2]^2-SIN([.$B3])^2))    )  ^2     -    [.$C3]  )^2" office:value-type="float" office:value="0.00475611221347331" calcext:value-type="float">
            <text:p>0.0047561122</text:p>
          </table:table-cell>
          <table:table-cell table:formula="of:=(       (    (COS([.$B3])     -      SQRT([.JY$2]^2-SIN([.$B3])^2))    /     (COS([.$B3])    +     SQRT([.JY$2]^2-SIN([.$B3])^2))    )  ^2     -    [.$C3]  )^2" office:value-type="float" office:value="0.00475886739320896" calcext:value-type="float">
            <text:p>0.0047588674</text:p>
          </table:table-cell>
          <table:table-cell table:formula="of:=(       (    (COS([.$B3])     -      SQRT([.JZ$2]^2-SIN([.$B3])^2))    /     (COS([.$B3])    +     SQRT([.JZ$2]^2-SIN([.$B3])^2))    )  ^2     -    [.$C3]  )^2" office:value-type="float" office:value="0.00476162192362502" calcext:value-type="float">
            <text:p>0.0047616219</text:p>
          </table:table-cell>
          <table:table-cell table:formula="of:=(       (    (COS([.$B3])     -      SQRT([.KA$2]^2-SIN([.$B3])^2))    /     (COS([.$B3])    +     SQRT([.KA$2]^2-SIN([.$B3])^2))    )  ^2     -    [.$C3]  )^2" office:value-type="float" office:value="0.00476437580472452" calcext:value-type="float">
            <text:p>0.0047643758</text:p>
          </table:table-cell>
          <table:table-cell table:formula="of:=(       (    (COS([.$B3])     -      SQRT([.KB$2]^2-SIN([.$B3])^2))    /     (COS([.$B3])    +     SQRT([.KB$2]^2-SIN([.$B3])^2))    )  ^2     -    [.$C3]  )^2" office:value-type="float" office:value="0.00476712903651111" calcext:value-type="float">
            <text:p>0.004767129</text:p>
          </table:table-cell>
          <table:table-cell table:formula="of:=(       (    (COS([.$B3])     -      SQRT([.KC$2]^2-SIN([.$B3])^2))    /     (COS([.$B3])    +     SQRT([.KC$2]^2-SIN([.$B3])^2))    )  ^2     -    [.$C3]  )^2" office:value-type="float" office:value="0.00476988161898887" calcext:value-type="float">
            <text:p>0.0047698816</text:p>
          </table:table-cell>
          <table:table-cell table:formula="of:=(       (    (COS([.$B3])     -      SQRT([.KD$2]^2-SIN([.$B3])^2))    /     (COS([.$B3])    +     SQRT([.KD$2]^2-SIN([.$B3])^2))    )  ^2     -    [.$C3]  )^2" office:value-type="float" office:value="0.00477263355216254" calcext:value-type="float">
            <text:p>0.0047726336</text:p>
          </table:table-cell>
          <table:table-cell table:formula="of:=(       (    (COS([.$B3])     -      SQRT([.KE$2]^2-SIN([.$B3])^2))    /     (COS([.$B3])    +     SQRT([.KE$2]^2-SIN([.$B3])^2))    )  ^2     -    [.$C3]  )^2" office:value-type="float" office:value="0.00477538483603738" calcext:value-type="float">
            <text:p>0.0047753848</text:p>
          </table:table-cell>
          <table:table-cell table:formula="of:=(       (    (COS([.$B3])     -      SQRT([.KF$2]^2-SIN([.$B3])^2))    /     (COS([.$B3])    +     SQRT([.KF$2]^2-SIN([.$B3])^2))    )  ^2     -    [.$C3]  )^2" office:value-type="float" office:value="0.00477813547061917" calcext:value-type="float">
            <text:p>0.0047781355</text:p>
          </table:table-cell>
          <table:table-cell table:formula="of:=(       (    (COS([.$B3])     -      SQRT([.KG$2]^2-SIN([.$B3])^2))    /     (COS([.$B3])    +     SQRT([.KG$2]^2-SIN([.$B3])^2))    )  ^2     -    [.$C3]  )^2" office:value-type="float" office:value="0.00478088545591434" calcext:value-type="float">
            <text:p>0.0047808855</text:p>
          </table:table-cell>
          <table:table-cell table:formula="of:=(       (    (COS([.$B3])     -      SQRT([.KH$2]^2-SIN([.$B3])^2))    /     (COS([.$B3])    +     SQRT([.KH$2]^2-SIN([.$B3])^2))    )  ^2     -    [.$C3]  )^2" office:value-type="float" office:value="0.0047836347919298" calcext:value-type="float">
            <text:p>0.0047836348</text:p>
          </table:table-cell>
          <table:table-cell table:formula="of:=(       (    (COS([.$B3])     -      SQRT([.KI$2]^2-SIN([.$B3])^2))    /     (COS([.$B3])    +     SQRT([.KI$2]^2-SIN([.$B3])^2))    )  ^2     -    [.$C3]  )^2" office:value-type="float" office:value="0.00478638347867303" calcext:value-type="float">
            <text:p>0.0047863835</text:p>
          </table:table-cell>
          <table:table-cell table:formula="of:=(       (    (COS([.$B3])     -      SQRT([.KJ$2]^2-SIN([.$B3])^2))    /     (COS([.$B3])    +     SQRT([.KJ$2]^2-SIN([.$B3])^2))    )  ^2     -    [.$C3]  )^2" office:value-type="float" office:value="0.00478913151615203" calcext:value-type="float">
            <text:p>0.0047891315</text:p>
          </table:table-cell>
          <table:table-cell table:formula="of:=(       (    (COS([.$B3])     -      SQRT([.KK$2]^2-SIN([.$B3])^2))    /     (COS([.$B3])    +     SQRT([.KK$2]^2-SIN([.$B3])^2))    )  ^2     -    [.$C3]  )^2" office:value-type="float" office:value="0.00479187890437536" calcext:value-type="float">
            <text:p>0.0047918789</text:p>
          </table:table-cell>
          <table:table-cell table:formula="of:=(       (    (COS([.$B3])     -      SQRT([.KL$2]^2-SIN([.$B3])^2))    /     (COS([.$B3])    +     SQRT([.KL$2]^2-SIN([.$B3])^2))    )  ^2     -    [.$C3]  )^2" office:value-type="float" office:value="0.00479462564335216" calcext:value-type="float">
            <text:p>0.0047946256</text:p>
          </table:table-cell>
          <table:table-cell table:formula="of:=(       (    (COS([.$B3])     -      SQRT([.KM$2]^2-SIN([.$B3])^2))    /     (COS([.$B3])    +     SQRT([.KM$2]^2-SIN([.$B3])^2))    )  ^2     -    [.$C3]  )^2" office:value-type="float" office:value="0.00479737173309211" calcext:value-type="float">
            <text:p>0.0047973717</text:p>
          </table:table-cell>
          <table:table-cell table:formula="of:=(       (    (COS([.$B3])     -      SQRT([.KN$2]^2-SIN([.$B3])^2))    /     (COS([.$B3])    +     SQRT([.KN$2]^2-SIN([.$B3])^2))    )  ^2     -    [.$C3]  )^2" office:value-type="float" office:value="0.00480011717360539" calcext:value-type="float">
            <text:p>0.0048001172</text:p>
          </table:table-cell>
          <table:table-cell table:formula="of:=(       (    (COS([.$B3])     -      SQRT([.KO$2]^2-SIN([.$B3])^2))    /     (COS([.$B3])    +     SQRT([.KO$2]^2-SIN([.$B3])^2))    )  ^2     -    [.$C3]  )^2" office:value-type="float" office:value="0.00480286196490269" calcext:value-type="float">
            <text:p>0.004802862</text:p>
          </table:table-cell>
          <table:table-cell table:formula="of:=(       (    (COS([.$B3])     -      SQRT([.KP$2]^2-SIN([.$B3])^2))    /     (COS([.$B3])    +     SQRT([.KP$2]^2-SIN([.$B3])^2))    )  ^2     -    [.$C3]  )^2" office:value-type="float" office:value="0.00480560610699539" calcext:value-type="float">
            <text:p>0.0048056061</text:p>
          </table:table-cell>
          <table:table-cell table:formula="of:=(       (    (COS([.$B3])     -      SQRT([.KQ$2]^2-SIN([.$B3])^2))    /     (COS([.$B3])    +     SQRT([.KQ$2]^2-SIN([.$B3])^2))    )  ^2     -    [.$C3]  )^2" office:value-type="float" office:value="0.00480834959989523" calcext:value-type="float">
            <text:p>0.0048083496</text:p>
          </table:table-cell>
          <table:table-cell table:formula="of:=(       (    (COS([.$B3])     -      SQRT([.KR$2]^2-SIN([.$B3])^2))    /     (COS([.$B3])    +     SQRT([.KR$2]^2-SIN([.$B3])^2))    )  ^2     -    [.$C3]  )^2" office:value-type="float" office:value="0.00481109244361461" calcext:value-type="float">
            <text:p>0.0048110924</text:p>
          </table:table-cell>
          <table:table-cell table:formula="of:=(       (    (COS([.$B3])     -      SQRT([.KS$2]^2-SIN([.$B3])^2))    /     (COS([.$B3])    +     SQRT([.KS$2]^2-SIN([.$B3])^2))    )  ^2     -    [.$C3]  )^2" office:value-type="float" office:value="0.0048138346381664" calcext:value-type="float">
            <text:p>0.0048138346</text:p>
          </table:table-cell>
          <table:table-cell table:formula="of:=(       (    (COS([.$B3])     -      SQRT([.KT$2]^2-SIN([.$B3])^2))    /     (COS([.$B3])    +     SQRT([.KT$2]^2-SIN([.$B3])^2))    )  ^2     -    [.$C3]  )^2" office:value-type="float" office:value="0.00481657618356402" calcext:value-type="float">
            <text:p>0.0048165762</text:p>
          </table:table-cell>
          <table:table-cell table:formula="of:=(       (    (COS([.$B3])     -      SQRT([.KU$2]^2-SIN([.$B3])^2))    /     (COS([.$B3])    +     SQRT([.KU$2]^2-SIN([.$B3])^2))    )  ^2     -    [.$C3]  )^2" office:value-type="float" office:value="0.00481931707982142" calcext:value-type="float">
            <text:p>0.0048193171</text:p>
          </table:table-cell>
          <table:table-cell table:formula="of:=(       (    (COS([.$B3])     -      SQRT([.KV$2]^2-SIN([.$B3])^2))    /     (COS([.$B3])    +     SQRT([.KV$2]^2-SIN([.$B3])^2))    )  ^2     -    [.$C3]  )^2" office:value-type="float" office:value="0.00482205732695309" calcext:value-type="float">
            <text:p>0.0048220573</text:p>
          </table:table-cell>
          <table:table-cell table:formula="of:=(       (    (COS([.$B3])     -      SQRT([.KW$2]^2-SIN([.$B3])^2))    /     (COS([.$B3])    +     SQRT([.KW$2]^2-SIN([.$B3])^2))    )  ^2     -    [.$C3]  )^2" office:value-type="float" office:value="0.00482479692497403" calcext:value-type="float">
            <text:p>0.0048247969</text:p>
          </table:table-cell>
          <table:table-cell table:formula="of:=(       (    (COS([.$B3])     -      SQRT([.KX$2]^2-SIN([.$B3])^2))    /     (COS([.$B3])    +     SQRT([.KX$2]^2-SIN([.$B3])^2))    )  ^2     -    [.$C3]  )^2" office:value-type="float" office:value="0.00482753587389977" calcext:value-type="float">
            <text:p>0.0048275359</text:p>
          </table:table-cell>
          <table:table-cell table:formula="of:=(       (    (COS([.$B3])     -      SQRT([.KY$2]^2-SIN([.$B3])^2))    /     (COS([.$B3])    +     SQRT([.KY$2]^2-SIN([.$B3])^2))    )  ^2     -    [.$C3]  )^2" office:value-type="float" office:value="0.00483027417374638" calcext:value-type="float">
            <text:p>0.0048302742</text:p>
          </table:table-cell>
          <table:table-cell table:formula="of:=(       (    (COS([.$B3])     -      SQRT([.KZ$2]^2-SIN([.$B3])^2))    /     (COS([.$B3])    +     SQRT([.KZ$2]^2-SIN([.$B3])^2))    )  ^2     -    [.$C3]  )^2" office:value-type="float" office:value="0.00483301182453043" calcext:value-type="float">
            <text:p>0.0048330118</text:p>
          </table:table-cell>
          <table:table-cell table:formula="of:=(       (    (COS([.$B3])     -      SQRT([.LA$2]^2-SIN([.$B3])^2))    /     (COS([.$B3])    +     SQRT([.LA$2]^2-SIN([.$B3])^2))    )  ^2     -    [.$C3]  )^2" office:value-type="float" office:value="0.00483574882626904" calcext:value-type="float">
            <text:p>0.0048357488</text:p>
          </table:table-cell>
          <table:table-cell table:formula="of:=(       (    (COS([.$B3])     -      SQRT([.LB$2]^2-SIN([.$B3])^2))    /     (COS([.$B3])    +     SQRT([.LB$2]^2-SIN([.$B3])^2))    )  ^2     -    [.$C3]  )^2" office:value-type="float" office:value="0.00483848517897982" calcext:value-type="float">
            <text:p>0.0048384852</text:p>
          </table:table-cell>
          <table:table-cell table:formula="of:=(       (    (COS([.$B3])     -      SQRT([.LC$2]^2-SIN([.$B3])^2))    /     (COS([.$B3])    +     SQRT([.LC$2]^2-SIN([.$B3])^2))    )  ^2     -    [.$C3]  )^2" office:value-type="float" office:value="0.00484122088268092" calcext:value-type="float">
            <text:p>0.0048412209</text:p>
          </table:table-cell>
          <table:table-cell table:formula="of:=(       (    (COS([.$B3])     -      SQRT([.LD$2]^2-SIN([.$B3])^2))    /     (COS([.$B3])    +     SQRT([.LD$2]^2-SIN([.$B3])^2))    )  ^2     -    [.$C3]  )^2" office:value-type="float" office:value="0.004843955937391" calcext:value-type="float">
            <text:p>0.0048439559</text:p>
          </table:table-cell>
          <table:table-cell table:formula="of:=(       (    (COS([.$B3])     -      SQRT([.LE$2]^2-SIN([.$B3])^2))    /     (COS([.$B3])    +     SQRT([.LE$2]^2-SIN([.$B3])^2))    )  ^2     -    [.$C3]  )^2" office:value-type="float" office:value="0.00484669034312924" calcext:value-type="float">
            <text:p>0.0048466903</text:p>
          </table:table-cell>
          <table:table-cell table:formula="of:=(       (    (COS([.$B3])     -      SQRT([.LF$2]^2-SIN([.$B3])^2))    /     (COS([.$B3])    +     SQRT([.LF$2]^2-SIN([.$B3])^2))    )  ^2     -    [.$C3]  )^2" office:value-type="float" office:value="0.00484942409991532" calcext:value-type="float">
            <text:p>0.0048494241</text:p>
          </table:table-cell>
          <table:table-cell table:formula="of:=(       (    (COS([.$B3])     -      SQRT([.LG$2]^2-SIN([.$B3])^2))    /     (COS([.$B3])    +     SQRT([.LG$2]^2-SIN([.$B3])^2))    )  ^2     -    [.$C3]  )^2" office:value-type="float" office:value="0.00485215720776943" calcext:value-type="float">
            <text:p>0.0048521572</text:p>
          </table:table-cell>
          <table:table-cell table:formula="of:=(       (    (COS([.$B3])     -      SQRT([.LH$2]^2-SIN([.$B3])^2))    /     (COS([.$B3])    +     SQRT([.LH$2]^2-SIN([.$B3])^2))    )  ^2     -    [.$C3]  )^2" office:value-type="float" office:value="0.00485488966671229" calcext:value-type="float">
            <text:p>0.0048548897</text:p>
          </table:table-cell>
          <table:table-cell table:formula="of:=(       (    (COS([.$B3])     -      SQRT([.LI$2]^2-SIN([.$B3])^2))    /     (COS([.$B3])    +     SQRT([.LI$2]^2-SIN([.$B3])^2))    )  ^2     -    [.$C3]  )^2" office:value-type="float" office:value="0.00485762147676513" calcext:value-type="float">
            <text:p>0.0048576215</text:p>
          </table:table-cell>
          <table:table-cell table:formula="of:=(       (    (COS([.$B3])     -      SQRT([.LJ$2]^2-SIN([.$B3])^2))    /     (COS([.$B3])    +     SQRT([.LJ$2]^2-SIN([.$B3])^2))    )  ^2     -    [.$C3]  )^2" office:value-type="float" office:value="0.00486035263794965" calcext:value-type="float">
            <text:p>0.0048603526</text:p>
          </table:table-cell>
          <table:table-cell table:formula="of:=(       (    (COS([.$B3])     -      SQRT([.LK$2]^2-SIN([.$B3])^2))    /     (COS([.$B3])    +     SQRT([.LK$2]^2-SIN([.$B3])^2))    )  ^2     -    [.$C3]  )^2" office:value-type="float" office:value="0.00486308315028812" calcext:value-type="float">
            <text:p>0.0048630832</text:p>
          </table:table-cell>
          <table:table-cell table:formula="of:=(       (    (COS([.$B3])     -      SQRT([.LL$2]^2-SIN([.$B3])^2))    /     (COS([.$B3])    +     SQRT([.LL$2]^2-SIN([.$B3])^2))    )  ^2     -    [.$C3]  )^2" office:value-type="float" office:value="0.00486581301380327" calcext:value-type="float">
            <text:p>0.004865813</text:p>
          </table:table-cell>
          <table:table-cell table:formula="of:=(       (    (COS([.$B3])     -      SQRT([.LM$2]^2-SIN([.$B3])^2))    /     (COS([.$B3])    +     SQRT([.LM$2]^2-SIN([.$B3])^2))    )  ^2     -    [.$C3]  )^2" office:value-type="float" office:value="0.00486854222851833" calcext:value-type="float">
            <text:p>0.0048685422</text:p>
          </table:table-cell>
          <table:table-cell table:formula="of:=(       (    (COS([.$B3])     -      SQRT([.LN$2]^2-SIN([.$B3])^2))    /     (COS([.$B3])    +     SQRT([.LN$2]^2-SIN([.$B3])^2))    )  ^2     -    [.$C3]  )^2" office:value-type="float" office:value="0.00487127079445705" calcext:value-type="float">
            <text:p>0.0048712708</text:p>
          </table:table-cell>
          <table:table-cell table:formula="of:=(       (    (COS([.$B3])     -      SQRT([.LO$2]^2-SIN([.$B3])^2))    /     (COS([.$B3])    +     SQRT([.LO$2]^2-SIN([.$B3])^2))    )  ^2     -    [.$C3]  )^2" office:value-type="float" office:value="0.00487399871164368" calcext:value-type="float">
            <text:p>0.0048739987</text:p>
          </table:table-cell>
          <table:table-cell table:formula="of:=(       (    (COS([.$B3])     -      SQRT([.LP$2]^2-SIN([.$B3])^2))    /     (COS([.$B3])    +     SQRT([.LP$2]^2-SIN([.$B3])^2))    )  ^2     -    [.$C3]  )^2" office:value-type="float" office:value="0.00487672598010294" calcext:value-type="float">
            <text:p>0.004876726</text:p>
          </table:table-cell>
          <table:table-cell table:formula="of:=(       (    (COS([.$B3])     -      SQRT([.LQ$2]^2-SIN([.$B3])^2))    /     (COS([.$B3])    +     SQRT([.LQ$2]^2-SIN([.$B3])^2))    )  ^2     -    [.$C3]  )^2" office:value-type="float" office:value="0.00487945259986008" calcext:value-type="float">
            <text:p>0.0048794526</text:p>
          </table:table-cell>
          <table:table-cell table:formula="of:=(       (    (COS([.$B3])     -      SQRT([.LR$2]^2-SIN([.$B3])^2))    /     (COS([.$B3])    +     SQRT([.LR$2]^2-SIN([.$B3])^2))    )  ^2     -    [.$C3]  )^2" office:value-type="float" office:value="0.00488217857094085" calcext:value-type="float">
            <text:p>0.0048821786</text:p>
          </table:table-cell>
          <table:table-cell table:formula="of:=(       (    (COS([.$B3])     -      SQRT([.LS$2]^2-SIN([.$B3])^2))    /     (COS([.$B3])    +     SQRT([.LS$2]^2-SIN([.$B3])^2))    )  ^2     -    [.$C3]  )^2" office:value-type="float" office:value="0.00488490389337146" calcext:value-type="float">
            <text:p>0.0048849039</text:p>
          </table:table-cell>
          <table:table-cell table:formula="of:=(       (    (COS([.$B3])     -      SQRT([.LT$2]^2-SIN([.$B3])^2))    /     (COS([.$B3])    +     SQRT([.LT$2]^2-SIN([.$B3])^2))    )  ^2     -    [.$C3]  )^2" office:value-type="float" office:value="0.00488762856717866" calcext:value-type="float">
            <text:p>0.0048876286</text:p>
          </table:table-cell>
          <table:table-cell table:formula="of:=(       (    (COS([.$B3])     -      SQRT([.LU$2]^2-SIN([.$B3])^2))    /     (COS([.$B3])    +     SQRT([.LU$2]^2-SIN([.$B3])^2))    )  ^2     -    [.$C3]  )^2" office:value-type="float" office:value="0.00489035259238964" calcext:value-type="float">
            <text:p>0.0048903526</text:p>
          </table:table-cell>
          <table:table-cell table:formula="of:=(       (    (COS([.$B3])     -      SQRT([.LV$2]^2-SIN([.$B3])^2))    /     (COS([.$B3])    +     SQRT([.LV$2]^2-SIN([.$B3])^2))    )  ^2     -    [.$C3]  )^2" office:value-type="float" office:value="0.0048930759690321" calcext:value-type="float">
            <text:p>0.004893076</text:p>
          </table:table-cell>
          <table:table-cell table:formula="of:=(       (    (COS([.$B3])     -      SQRT([.LW$2]^2-SIN([.$B3])^2))    /     (COS([.$B3])    +     SQRT([.LW$2]^2-SIN([.$B3])^2))    )  ^2     -    [.$C3]  )^2" office:value-type="float" office:value="0.00489579869713421" calcext:value-type="float">
            <text:p>0.0048957987</text:p>
          </table:table-cell>
          <table:table-cell table:formula="of:=(       (    (COS([.$B3])     -      SQRT([.LX$2]^2-SIN([.$B3])^2))    /     (COS([.$B3])    +     SQRT([.LX$2]^2-SIN([.$B3])^2))    )  ^2     -    [.$C3]  )^2" office:value-type="float" office:value="0.00489852077672473" calcext:value-type="float">
            <text:p>0.0048985208</text:p>
          </table:table-cell>
          <table:table-cell table:formula="of:=(       (    (COS([.$B3])     -      SQRT([.LY$2]^2-SIN([.$B3])^2))    /     (COS([.$B3])    +     SQRT([.LY$2]^2-SIN([.$B3])^2))    )  ^2     -    [.$C3]  )^2" office:value-type="float" office:value="0.00490124220783274" calcext:value-type="float">
            <text:p>0.0049012422</text:p>
          </table:table-cell>
          <table:table-cell table:formula="of:=(       (    (COS([.$B3])     -      SQRT([.LZ$2]^2-SIN([.$B3])^2))    /     (COS([.$B3])    +     SQRT([.LZ$2]^2-SIN([.$B3])^2))    )  ^2     -    [.$C3]  )^2" office:value-type="float" office:value="0.0049039629904879" calcext:value-type="float">
            <text:p>0.004903963</text:p>
          </table:table-cell>
          <table:table-cell table:formula="of:=(       (    (COS([.$B3])     -      SQRT([.MA$2]^2-SIN([.$B3])^2))    /     (COS([.$B3])    +     SQRT([.MA$2]^2-SIN([.$B3])^2))    )  ^2     -    [.$C3]  )^2" office:value-type="float" office:value="0.00490668312472037" calcext:value-type="float">
            <text:p>0.0049066831</text:p>
          </table:table-cell>
          <table:table-cell table:formula="of:=(       (    (COS([.$B3])     -      SQRT([.MB$2]^2-SIN([.$B3])^2))    /     (COS([.$B3])    +     SQRT([.MB$2]^2-SIN([.$B3])^2))    )  ^2     -    [.$C3]  )^2" office:value-type="float" office:value="0.00490940261056077" calcext:value-type="float">
            <text:p>0.0049094026</text:p>
          </table:table-cell>
          <table:table-cell table:formula="of:=(       (    (COS([.$B3])     -      SQRT([.MC$2]^2-SIN([.$B3])^2))    /     (COS([.$B3])    +     SQRT([.MC$2]^2-SIN([.$B3])^2))    )  ^2     -    [.$C3]  )^2" office:value-type="float" office:value="0.00491212144804015" calcext:value-type="float">
            <text:p>0.0049121214</text:p>
          </table:table-cell>
          <table:table-cell table:formula="of:=(       (    (COS([.$B3])     -      SQRT([.MD$2]^2-SIN([.$B3])^2))    /     (COS([.$B3])    +     SQRT([.MD$2]^2-SIN([.$B3])^2))    )  ^2     -    [.$C3]  )^2" office:value-type="float" office:value="0.00491483963719009" calcext:value-type="float">
            <text:p>0.0049148396</text:p>
          </table:table-cell>
          <table:table-cell table:formula="of:=(       (    (COS([.$B3])     -      SQRT([.ME$2]^2-SIN([.$B3])^2))    /     (COS([.$B3])    +     SQRT([.ME$2]^2-SIN([.$B3])^2))    )  ^2     -    [.$C3]  )^2" office:value-type="float" office:value="0.00491755717804264" calcext:value-type="float">
            <text:p>0.0049175572</text:p>
          </table:table-cell>
          <table:table-cell table:formula="of:=(       (    (COS([.$B3])     -      SQRT([.MF$2]^2-SIN([.$B3])^2))    /     (COS([.$B3])    +     SQRT([.MF$2]^2-SIN([.$B3])^2))    )  ^2     -    [.$C3]  )^2" office:value-type="float" office:value="0.00492027407063033" calcext:value-type="float">
            <text:p>0.0049202741</text:p>
          </table:table-cell>
          <table:table-cell table:formula="of:=(       (    (COS([.$B3])     -      SQRT([.MG$2]^2-SIN([.$B3])^2))    /     (COS([.$B3])    +     SQRT([.MG$2]^2-SIN([.$B3])^2))    )  ^2     -    [.$C3]  )^2" office:value-type="float" office:value="0.00492299031498613" calcext:value-type="float">
            <text:p>0.0049229903</text:p>
          </table:table-cell>
          <table:table-cell table:formula="of:=(       (    (COS([.$B3])     -      SQRT([.MH$2]^2-SIN([.$B3])^2))    /     (COS([.$B3])    +     SQRT([.MH$2]^2-SIN([.$B3])^2))    )  ^2     -    [.$C3]  )^2" office:value-type="float" office:value="0.00492570591114354" calcext:value-type="float">
            <text:p>0.0049257059</text:p>
          </table:table-cell>
          <table:table-cell table:formula="of:=(       (    (COS([.$B3])     -      SQRT([.MI$2]^2-SIN([.$B3])^2))    /     (COS([.$B3])    +     SQRT([.MI$2]^2-SIN([.$B3])^2))    )  ^2     -    [.$C3]  )^2" office:value-type="float" office:value="0.00492842085913649" calcext:value-type="float">
            <text:p>0.0049284209</text:p>
          </table:table-cell>
          <table:table-cell table:formula="of:=(       (    (COS([.$B3])     -      SQRT([.MJ$2]^2-SIN([.$B3])^2))    /     (COS([.$B3])    +     SQRT([.MJ$2]^2-SIN([.$B3])^2))    )  ^2     -    [.$C3]  )^2" office:value-type="float" office:value="0.00493113515899933" calcext:value-type="float">
            <text:p>0.0049311352</text:p>
          </table:table-cell>
          <table:table-cell table:formula="of:=(       (    (COS([.$B3])     -      SQRT([.MK$2]^2-SIN([.$B3])^2))    /     (COS([.$B3])    +     SQRT([.MK$2]^2-SIN([.$B3])^2))    )  ^2     -    [.$C3]  )^2" office:value-type="float" office:value="0.00493384881076703" calcext:value-type="float">
            <text:p>0.0049338488</text:p>
          </table:table-cell>
          <table:table-cell table:formula="of:=(       (    (COS([.$B3])     -      SQRT([.ML$2]^2-SIN([.$B3])^2))    /     (COS([.$B3])    +     SQRT([.ML$2]^2-SIN([.$B3])^2))    )  ^2     -    [.$C3]  )^2" office:value-type="float" office:value="0.00493656181447486" calcext:value-type="float">
            <text:p>0.0049365618</text:p>
          </table:table-cell>
          <table:table-cell table:formula="of:=(       (    (COS([.$B3])     -      SQRT([.MM$2]^2-SIN([.$B3])^2))    /     (COS([.$B3])    +     SQRT([.MM$2]^2-SIN([.$B3])^2))    )  ^2     -    [.$C3]  )^2" office:value-type="float" office:value="0.00493927417015868" calcext:value-type="float">
            <text:p>0.0049392742</text:p>
          </table:table-cell>
          <table:table-cell table:formula="of:=(       (    (COS([.$B3])     -      SQRT([.MN$2]^2-SIN([.$B3])^2))    /     (COS([.$B3])    +     SQRT([.MN$2]^2-SIN([.$B3])^2))    )  ^2     -    [.$C3]  )^2" office:value-type="float" office:value="0.00494198587785471" calcext:value-type="float">
            <text:p>0.0049419859</text:p>
          </table:table-cell>
          <table:table-cell table:formula="of:=(       (    (COS([.$B3])     -      SQRT([.MO$2]^2-SIN([.$B3])^2))    /     (COS([.$B3])    +     SQRT([.MO$2]^2-SIN([.$B3])^2))    )  ^2     -    [.$C3]  )^2" office:value-type="float" office:value="0.00494469693759972" calcext:value-type="float">
            <text:p>0.0049446969</text:p>
          </table:table-cell>
          <table:table-cell table:formula="of:=(       (    (COS([.$B3])     -      SQRT([.MP$2]^2-SIN([.$B3])^2))    /     (COS([.$B3])    +     SQRT([.MP$2]^2-SIN([.$B3])^2))    )  ^2     -    [.$C3]  )^2" office:value-type="float" office:value="0.00494740734943086" calcext:value-type="float">
            <text:p>0.0049474073</text:p>
          </table:table-cell>
          <table:table-cell table:formula="of:=(       (    (COS([.$B3])     -      SQRT([.MQ$2]^2-SIN([.$B3])^2))    /     (COS([.$B3])    +     SQRT([.MQ$2]^2-SIN([.$B3])^2))    )  ^2     -    [.$C3]  )^2" office:value-type="float" office:value="0.00495011711338586" calcext:value-type="float">
            <text:p>0.0049501171</text:p>
          </table:table-cell>
          <table:table-cell table:formula="of:=(       (    (COS([.$B3])     -      SQRT([.MR$2]^2-SIN([.$B3])^2))    /     (COS([.$B3])    +     SQRT([.MR$2]^2-SIN([.$B3])^2))    )  ^2     -    [.$C3]  )^2" office:value-type="float" office:value="0.00495282622950277" calcext:value-type="float">
            <text:p>0.0049528262</text:p>
          </table:table-cell>
          <table:table-cell table:formula="of:=(       (    (COS([.$B3])     -      SQRT([.MS$2]^2-SIN([.$B3])^2))    /     (COS([.$B3])    +     SQRT([.MS$2]^2-SIN([.$B3])^2))    )  ^2     -    [.$C3]  )^2" office:value-type="float" office:value="0.00495553469782018" calcext:value-type="float">
            <text:p>0.0049555347</text:p>
          </table:table-cell>
          <table:table-cell table:formula="of:=(       (    (COS([.$B3])     -      SQRT([.MT$2]^2-SIN([.$B3])^2))    /     (COS([.$B3])    +     SQRT([.MT$2]^2-SIN([.$B3])^2))    )  ^2     -    [.$C3]  )^2" office:value-type="float" office:value="0.00495824251837712" calcext:value-type="float">
            <text:p>0.0049582425</text:p>
          </table:table-cell>
          <table:table-cell table:formula="of:=(       (    (COS([.$B3])     -      SQRT([.MU$2]^2-SIN([.$B3])^2))    /     (COS([.$B3])    +     SQRT([.MU$2]^2-SIN([.$B3])^2))    )  ^2     -    [.$C3]  )^2" office:value-type="float" office:value="0.00496094969121305" calcext:value-type="float">
            <text:p>0.0049609497</text:p>
          </table:table-cell>
          <table:table-cell table:formula="of:=(       (    (COS([.$B3])     -      SQRT([.MV$2]^2-SIN([.$B3])^2))    /     (COS([.$B3])    +     SQRT([.MV$2]^2-SIN([.$B3])^2))    )  ^2     -    [.$C3]  )^2" office:value-type="float" office:value="0.00496365621636793" calcext:value-type="float">
            <text:p>0.0049636562</text:p>
          </table:table-cell>
          <table:table-cell table:formula="of:=(       (    (COS([.$B3])     -      SQRT([.MW$2]^2-SIN([.$B3])^2))    /     (COS([.$B3])    +     SQRT([.MW$2]^2-SIN([.$B3])^2))    )  ^2     -    [.$C3]  )^2" office:value-type="float" office:value="0.00496636209388216" calcext:value-type="float">
            <text:p>0.0049663621</text:p>
          </table:table-cell>
          <table:table-cell table:formula="of:=(       (    (COS([.$B3])     -      SQRT([.MX$2]^2-SIN([.$B3])^2))    /     (COS([.$B3])    +     SQRT([.MX$2]^2-SIN([.$B3])^2))    )  ^2     -    [.$C3]  )^2" office:value-type="float" office:value="0.0049690673237965" calcext:value-type="float">
            <text:p>0.0049690673</text:p>
          </table:table-cell>
          <table:table-cell table:formula="of:=(       (    (COS([.$B3])     -      SQRT([.MY$2]^2-SIN([.$B3])^2))    /     (COS([.$B3])    +     SQRT([.MY$2]^2-SIN([.$B3])^2))    )  ^2     -    [.$C3]  )^2" office:value-type="float" office:value="0.00497177190615231" calcext:value-type="float">
            <text:p>0.0049717719</text:p>
          </table:table-cell>
          <table:table-cell table:formula="of:=(       (    (COS([.$B3])     -      SQRT([.MZ$2]^2-SIN([.$B3])^2))    /     (COS([.$B3])    +     SQRT([.MZ$2]^2-SIN([.$B3])^2))    )  ^2     -    [.$C3]  )^2" office:value-type="float" office:value="0.00497447584099132" calcext:value-type="float">
            <text:p>0.0049744758</text:p>
          </table:table-cell>
          <table:table-cell table:formula="of:=(       (    (COS([.$B3])     -      SQRT([.NA$2]^2-SIN([.$B3])^2))    /     (COS([.$B3])    +     SQRT([.NA$2]^2-SIN([.$B3])^2))    )  ^2     -    [.$C3]  )^2" office:value-type="float" office:value="0.00497717912835564" calcext:value-type="float">
            <text:p>0.0049771791</text:p>
          </table:table-cell>
          <table:table-cell table:formula="of:=(       (    (COS([.$B3])     -      SQRT([.NB$2]^2-SIN([.$B3])^2))    /     (COS([.$B3])    +     SQRT([.NB$2]^2-SIN([.$B3])^2))    )  ^2     -    [.$C3]  )^2" office:value-type="float" office:value="0.00497988176828793" calcext:value-type="float">
            <text:p>0.0049798818</text:p>
          </table:table-cell>
          <table:table-cell table:formula="of:=(       (    (COS([.$B3])     -      SQRT([.NC$2]^2-SIN([.$B3])^2))    /     (COS([.$B3])    +     SQRT([.NC$2]^2-SIN([.$B3])^2))    )  ^2     -    [.$C3]  )^2" office:value-type="float" office:value="0.00498258376083126" calcext:value-type="float">
            <text:p>0.0049825838</text:p>
          </table:table-cell>
          <table:table-cell table:formula="of:=(       (    (COS([.$B3])     -      SQRT([.ND$2]^2-SIN([.$B3])^2))    /     (COS([.$B3])    +     SQRT([.ND$2]^2-SIN([.$B3])^2))    )  ^2     -    [.$C3]  )^2" office:value-type="float" office:value="0.00498528510602915" calcext:value-type="float">
            <text:p>0.0049852851</text:p>
          </table:table-cell>
          <table:table-cell table:formula="of:=(       (    (COS([.$B3])     -      SQRT([.NE$2]^2-SIN([.$B3])^2))    /     (COS([.$B3])    +     SQRT([.NE$2]^2-SIN([.$B3])^2))    )  ^2     -    [.$C3]  )^2" office:value-type="float" office:value="0.00498798580392555" calcext:value-type="float">
            <text:p>0.0049879858</text:p>
          </table:table-cell>
          <table:table-cell table:formula="of:=(       (    (COS([.$B3])     -      SQRT([.NF$2]^2-SIN([.$B3])^2))    /     (COS([.$B3])    +     SQRT([.NF$2]^2-SIN([.$B3])^2))    )  ^2     -    [.$C3]  )^2" office:value-type="float" office:value="0.00499068585456476" calcext:value-type="float">
            <text:p>0.0049906859</text:p>
          </table:table-cell>
          <table:table-cell table:formula="of:=(       (    (COS([.$B3])     -      SQRT([.NG$2]^2-SIN([.$B3])^2))    /     (COS([.$B3])    +     SQRT([.NG$2]^2-SIN([.$B3])^2))    )  ^2     -    [.$C3]  )^2" office:value-type="float" office:value="0.00499338525799172" calcext:value-type="float">
            <text:p>0.0049933853</text:p>
          </table:table-cell>
          <table:table-cell table:formula="of:=(       (    (COS([.$B3])     -      SQRT([.NH$2]^2-SIN([.$B3])^2))    /     (COS([.$B3])    +     SQRT([.NH$2]^2-SIN([.$B3])^2))    )  ^2     -    [.$C3]  )^2" office:value-type="float" office:value="0.00499608401425166" calcext:value-type="float">
            <text:p>0.004996084</text:p>
          </table:table-cell>
          <table:table-cell table:formula="of:=(       (    (COS([.$B3])     -      SQRT([.NI$2]^2-SIN([.$B3])^2))    /     (COS([.$B3])    +     SQRT([.NI$2]^2-SIN([.$B3])^2))    )  ^2     -    [.$C3]  )^2" office:value-type="float" office:value="0.00499878212339024" calcext:value-type="float">
            <text:p>0.0049987821</text:p>
          </table:table-cell>
          <table:table-cell table:formula="of:=(       (    (COS([.$B3])     -      SQRT([.NJ$2]^2-SIN([.$B3])^2))    /     (COS([.$B3])    +     SQRT([.NJ$2]^2-SIN([.$B3])^2))    )  ^2     -    [.$C3]  )^2" office:value-type="float" office:value="0.00500147958545361" calcext:value-type="float">
            <text:p>0.0050014796</text:p>
          </table:table-cell>
          <table:table-cell table:formula="of:=(       (    (COS([.$B3])     -      SQRT([.NK$2]^2-SIN([.$B3])^2))    /     (COS([.$B3])    +     SQRT([.NK$2]^2-SIN([.$B3])^2))    )  ^2     -    [.$C3]  )^2" office:value-type="float" office:value="0.00500417640048835" calcext:value-type="float">
            <text:p>0.0050041764</text:p>
          </table:table-cell>
          <table:table-cell table:formula="of:=(       (    (COS([.$B3])     -      SQRT([.NL$2]^2-SIN([.$B3])^2))    /     (COS([.$B3])    +     SQRT([.NL$2]^2-SIN([.$B3])^2))    )  ^2     -    [.$C3]  )^2" office:value-type="float" office:value="0.00500687256854145" calcext:value-type="float">
            <text:p>0.0050068726</text:p>
          </table:table-cell>
          <table:table-cell table:formula="of:=(       (    (COS([.$B3])     -      SQRT([.NM$2]^2-SIN([.$B3])^2))    /     (COS([.$B3])    +     SQRT([.NM$2]^2-SIN([.$B3])^2))    )  ^2     -    [.$C3]  )^2" office:value-type="float" office:value="0.00500956808966031" calcext:value-type="float">
            <text:p>0.0050095681</text:p>
          </table:table-cell>
          <table:table-cell table:formula="of:=(       (    (COS([.$B3])     -      SQRT([.NN$2]^2-SIN([.$B3])^2))    /     (COS([.$B3])    +     SQRT([.NN$2]^2-SIN([.$B3])^2))    )  ^2     -    [.$C3]  )^2" office:value-type="float" office:value="0.00501226296389283" calcext:value-type="float">
            <text:p>0.005012263</text:p>
          </table:table-cell>
          <table:table-cell table:formula="of:=(       (    (COS([.$B3])     -      SQRT([.NO$2]^2-SIN([.$B3])^2))    /     (COS([.$B3])    +     SQRT([.NO$2]^2-SIN([.$B3])^2))    )  ^2     -    [.$C3]  )^2" office:value-type="float" office:value="0.00501495719128722" calcext:value-type="float">
            <text:p>0.0050149572</text:p>
          </table:table-cell>
          <table:table-cell table:formula="of:=(       (    (COS([.$B3])     -      SQRT([.NP$2]^2-SIN([.$B3])^2))    /     (COS([.$B3])    +     SQRT([.NP$2]^2-SIN([.$B3])^2))    )  ^2     -    [.$C3]  )^2" office:value-type="float" office:value="0.00501765077189227" calcext:value-type="float">
            <text:p>0.0050176508</text:p>
          </table:table-cell>
          <table:table-cell table:formula="of:=(       (    (COS([.$B3])     -      SQRT([.NQ$2]^2-SIN([.$B3])^2))    /     (COS([.$B3])    +     SQRT([.NQ$2]^2-SIN([.$B3])^2))    )  ^2     -    [.$C3]  )^2" office:value-type="float" office:value="0.00502034370575708" calcext:value-type="float">
            <text:p>0.0050203437</text:p>
          </table:table-cell>
          <table:table-cell table:formula="of:=(       (    (COS([.$B3])     -      SQRT([.NR$2]^2-SIN([.$B3])^2))    /     (COS([.$B3])    +     SQRT([.NR$2]^2-SIN([.$B3])^2))    )  ^2     -    [.$C3]  )^2" office:value-type="float" office:value="0.00502303599293121" calcext:value-type="float">
            <text:p>0.005023036</text:p>
          </table:table-cell>
          <table:table-cell table:formula="of:=(       (    (COS([.$B3])     -      SQRT([.NS$2]^2-SIN([.$B3])^2))    /     (COS([.$B3])    +     SQRT([.NS$2]^2-SIN([.$B3])^2))    )  ^2     -    [.$C3]  )^2" office:value-type="float" office:value="0.00502572763346463" calcext:value-type="float">
            <text:p>0.0050257276</text:p>
          </table:table-cell>
          <table:table-cell table:formula="of:=(       (    (COS([.$B3])     -      SQRT([.NT$2]^2-SIN([.$B3])^2))    /     (COS([.$B3])    +     SQRT([.NT$2]^2-SIN([.$B3])^2))    )  ^2     -    [.$C3]  )^2" office:value-type="float" office:value="0.00502841862740775" calcext:value-type="float">
            <text:p>0.0050284186</text:p>
          </table:table-cell>
          <table:table-cell table:formula="of:=(       (    (COS([.$B3])     -      SQRT([.NU$2]^2-SIN([.$B3])^2))    /     (COS([.$B3])    +     SQRT([.NU$2]^2-SIN([.$B3])^2))    )  ^2     -    [.$C3]  )^2" office:value-type="float" office:value="0.00503110897481137" calcext:value-type="float">
            <text:p>0.005031109</text:p>
          </table:table-cell>
          <table:table-cell table:formula="of:=(       (    (COS([.$B3])     -      SQRT([.NV$2]^2-SIN([.$B3])^2))    /     (COS([.$B3])    +     SQRT([.NV$2]^2-SIN([.$B3])^2))    )  ^2     -    [.$C3]  )^2" office:value-type="float" office:value="0.00503379867572678" calcext:value-type="float">
            <text:p>0.0050337987</text:p>
          </table:table-cell>
          <table:table-cell table:formula="of:=(       (    (COS([.$B3])     -      SQRT([.NW$2]^2-SIN([.$B3])^2))    /     (COS([.$B3])    +     SQRT([.NW$2]^2-SIN([.$B3])^2))    )  ^2     -    [.$C3]  )^2" office:value-type="float" office:value="0.00503648773020557" calcext:value-type="float">
            <text:p>0.0050364877</text:p>
          </table:table-cell>
          <table:table-cell table:formula="of:=(       (    (COS([.$B3])     -      SQRT([.NX$2]^2-SIN([.$B3])^2))    /     (COS([.$B3])    +     SQRT([.NX$2]^2-SIN([.$B3])^2))    )  ^2     -    [.$C3]  )^2" office:value-type="float" office:value="0.00503917613829986" calcext:value-type="float">
            <text:p>0.0050391761</text:p>
          </table:table-cell>
          <table:table-cell table:formula="of:=(       (    (COS([.$B3])     -      SQRT([.NY$2]^2-SIN([.$B3])^2))    /     (COS([.$B3])    +     SQRT([.NY$2]^2-SIN([.$B3])^2))    )  ^2     -    [.$C3]  )^2" office:value-type="float" office:value="0.00504186390006212" calcext:value-type="float">
            <text:p>0.0050418639</text:p>
          </table:table-cell>
          <table:table-cell table:formula="of:=(       (    (COS([.$B3])     -      SQRT([.NZ$2]^2-SIN([.$B3])^2))    /     (COS([.$B3])    +     SQRT([.NZ$2]^2-SIN([.$B3])^2))    )  ^2     -    [.$C3]  )^2" office:value-type="float" office:value="0.00504455101554525" calcext:value-type="float">
            <text:p>0.005044551</text:p>
          </table:table-cell>
          <table:table-cell table:formula="of:=(       (    (COS([.$B3])     -      SQRT([.OA$2]^2-SIN([.$B3])^2))    /     (COS([.$B3])    +     SQRT([.OA$2]^2-SIN([.$B3])^2))    )  ^2     -    [.$C3]  )^2" office:value-type="float" office:value="0.00504723748480255" calcext:value-type="float">
            <text:p>0.0050472375</text:p>
          </table:table-cell>
          <table:table-cell table:formula="of:=(       (    (COS([.$B3])     -      SQRT([.OB$2]^2-SIN([.$B3])^2))    /     (COS([.$B3])    +     SQRT([.OB$2]^2-SIN([.$B3])^2))    )  ^2     -    [.$C3]  )^2" office:value-type="float" office:value="0.00504992330788777" calcext:value-type="float">
            <text:p>0.0050499233</text:p>
          </table:table-cell>
          <table:table-cell table:formula="of:=(       (    (COS([.$B3])     -      SQRT([.OC$2]^2-SIN([.$B3])^2))    /     (COS([.$B3])    +     SQRT([.OC$2]^2-SIN([.$B3])^2))    )  ^2     -    [.$C3]  )^2" office:value-type="float" office:value="0.00505260848485503" calcext:value-type="float">
            <text:p>0.0050526085</text:p>
          </table:table-cell>
          <table:table-cell table:formula="of:=(       (    (COS([.$B3])     -      SQRT([.OD$2]^2-SIN([.$B3])^2))    /     (COS([.$B3])    +     SQRT([.OD$2]^2-SIN([.$B3])^2))    )  ^2     -    [.$C3]  )^2" office:value-type="float" office:value="0.00505529301575889" calcext:value-type="float">
            <text:p>0.005055293</text:p>
          </table:table-cell>
          <table:table-cell table:formula="of:=(       (    (COS([.$B3])     -      SQRT([.OE$2]^2-SIN([.$B3])^2))    /     (COS([.$B3])    +     SQRT([.OE$2]^2-SIN([.$B3])^2))    )  ^2     -    [.$C3]  )^2" office:value-type="float" office:value="0.00505797690065427" calcext:value-type="float">
            <text:p>0.0050579769</text:p>
          </table:table-cell>
          <table:table-cell table:formula="of:=(       (    (COS([.$B3])     -      SQRT([.OF$2]^2-SIN([.$B3])^2))    /     (COS([.$B3])    +     SQRT([.OF$2]^2-SIN([.$B3])^2))    )  ^2     -    [.$C3]  )^2" office:value-type="float" office:value="0.00506066013959651" calcext:value-type="float">
            <text:p>0.0050606601</text:p>
          </table:table-cell>
          <table:table-cell table:formula="of:=(       (    (COS([.$B3])     -      SQRT([.OG$2]^2-SIN([.$B3])^2))    /     (COS([.$B3])    +     SQRT([.OG$2]^2-SIN([.$B3])^2))    )  ^2     -    [.$C3]  )^2" office:value-type="float" office:value="0.0050633427326414" calcext:value-type="float">
            <text:p>0.0050633427</text:p>
          </table:table-cell>
          <table:table-cell table:formula="of:=(       (    (COS([.$B3])     -      SQRT([.OH$2]^2-SIN([.$B3])^2))    /     (COS([.$B3])    +     SQRT([.OH$2]^2-SIN([.$B3])^2))    )  ^2     -    [.$C3]  )^2" office:value-type="float" office:value="0.00506602467984512" calcext:value-type="float">
            <text:p>0.0050660247</text:p>
          </table:table-cell>
          <table:table-cell table:formula="of:=(       (    (COS([.$B3])     -      SQRT([.OI$2]^2-SIN([.$B3])^2))    /     (COS([.$B3])    +     SQRT([.OI$2]^2-SIN([.$B3])^2))    )  ^2     -    [.$C3]  )^2" office:value-type="float" office:value="0.00506870598126421" calcext:value-type="float">
            <text:p>0.005068706</text:p>
          </table:table-cell>
          <table:table-cell table:formula="of:=(       (    (COS([.$B3])     -      SQRT([.OJ$2]^2-SIN([.$B3])^2))    /     (COS([.$B3])    +     SQRT([.OJ$2]^2-SIN([.$B3])^2))    )  ^2     -    [.$C3]  )^2" office:value-type="float" office:value="0.00507138663695566" calcext:value-type="float">
            <text:p>0.0050713866</text:p>
          </table:table-cell>
          <table:table-cell table:formula="of:=(       (    (COS([.$B3])     -      SQRT([.OK$2]^2-SIN([.$B3])^2))    /     (COS([.$B3])    +     SQRT([.OK$2]^2-SIN([.$B3])^2))    )  ^2     -    [.$C3]  )^2" office:value-type="float" office:value="0.00507406664697681" calcext:value-type="float">
            <text:p>0.0050740666</text:p>
          </table:table-cell>
          <table:table-cell table:formula="of:=(       (    (COS([.$B3])     -      SQRT([.OL$2]^2-SIN([.$B3])^2))    /     (COS([.$B3])    +     SQRT([.OL$2]^2-SIN([.$B3])^2))    )  ^2     -    [.$C3]  )^2" office:value-type="float" office:value="0.00507674601138539" calcext:value-type="float">
            <text:p>0.005076746</text:p>
          </table:table-cell>
          <table:table-cell table:formula="of:=(       (    (COS([.$B3])     -      SQRT([.OM$2]^2-SIN([.$B3])^2))    /     (COS([.$B3])    +     SQRT([.OM$2]^2-SIN([.$B3])^2))    )  ^2     -    [.$C3]  )^2" office:value-type="float" office:value="0.00507942473023964" calcext:value-type="float">
            <text:p>0.0050794247</text:p>
          </table:table-cell>
          <table:table-cell table:formula="of:=(       (    (COS([.$B3])     -      SQRT([.ON$2]^2-SIN([.$B3])^2))    /     (COS([.$B3])    +     SQRT([.ON$2]^2-SIN([.$B3])^2))    )  ^2     -    [.$C3]  )^2" office:value-type="float" office:value="0.0050821028035981" calcext:value-type="float">
            <text:p>0.0050821028</text:p>
          </table:table-cell>
          <table:table-cell table:formula="of:=(       (    (COS([.$B3])     -      SQRT([.OO$2]^2-SIN([.$B3])^2))    /     (COS([.$B3])    +     SQRT([.OO$2]^2-SIN([.$B3])^2))    )  ^2     -    [.$C3]  )^2" office:value-type="float" office:value="0.00508478023151967" calcext:value-type="float">
            <text:p>0.0050847802</text:p>
          </table:table-cell>
          <table:table-cell table:formula="of:=(       (    (COS([.$B3])     -      SQRT([.OP$2]^2-SIN([.$B3])^2))    /     (COS([.$B3])    +     SQRT([.OP$2]^2-SIN([.$B3])^2))    )  ^2     -    [.$C3]  )^2" office:value-type="float" office:value="0.00508745701406374" calcext:value-type="float">
            <text:p>0.005087457</text:p>
          </table:table-cell>
          <table:table-cell table:formula="of:=(       (    (COS([.$B3])     -      SQRT([.OQ$2]^2-SIN([.$B3])^2))    /     (COS([.$B3])    +     SQRT([.OQ$2]^2-SIN([.$B3])^2))    )  ^2     -    [.$C3]  )^2" office:value-type="float" office:value="0.00509013315129004" calcext:value-type="float">
            <text:p>0.0050901332</text:p>
          </table:table-cell>
          <table:table-cell table:formula="of:=(       (    (COS([.$B3])     -      SQRT([.OR$2]^2-SIN([.$B3])^2))    /     (COS([.$B3])    +     SQRT([.OR$2]^2-SIN([.$B3])^2))    )  ^2     -    [.$C3]  )^2" office:value-type="float" office:value="0.0050928086432587" calcext:value-type="float">
            <text:p>0.0050928086</text:p>
          </table:table-cell>
          <table:table-cell table:formula="of:=(       (    (COS([.$B3])     -      SQRT([.OS$2]^2-SIN([.$B3])^2))    /     (COS([.$B3])    +     SQRT([.OS$2]^2-SIN([.$B3])^2))    )  ^2     -    [.$C3]  )^2" office:value-type="float" office:value="0.00509548349003028" calcext:value-type="float">
            <text:p>0.0050954835</text:p>
          </table:table-cell>
          <table:table-cell table:formula="of:=(       (    (COS([.$B3])     -      SQRT([.OT$2]^2-SIN([.$B3])^2))    /     (COS([.$B3])    +     SQRT([.OT$2]^2-SIN([.$B3])^2))    )  ^2     -    [.$C3]  )^2" office:value-type="float" office:value="0.00509815769166561" calcext:value-type="float">
            <text:p>0.0050981577</text:p>
          </table:table-cell>
          <table:table-cell table:formula="of:=(       (    (COS([.$B3])     -      SQRT([.OU$2]^2-SIN([.$B3])^2))    /     (COS([.$B3])    +     SQRT([.OU$2]^2-SIN([.$B3])^2))    )  ^2     -    [.$C3]  )^2" office:value-type="float" office:value="0.00510083124822604" calcext:value-type="float">
            <text:p>0.0051008312</text:p>
          </table:table-cell>
          <table:table-cell table:formula="of:=(       (    (COS([.$B3])     -      SQRT([.OV$2]^2-SIN([.$B3])^2))    /     (COS([.$B3])    +     SQRT([.OV$2]^2-SIN([.$B3])^2))    )  ^2     -    [.$C3]  )^2" office:value-type="float" office:value="0.00510350415977326" calcext:value-type="float">
            <text:p>0.0051035042</text:p>
          </table:table-cell>
          <table:table-cell table:formula="of:=(       (    (COS([.$B3])     -      SQRT([.OW$2]^2-SIN([.$B3])^2))    /     (COS([.$B3])    +     SQRT([.OW$2]^2-SIN([.$B3])^2))    )  ^2     -    [.$C3]  )^2" office:value-type="float" office:value="0.00510617642636931" calcext:value-type="float">
            <text:p>0.0051061764</text:p>
          </table:table-cell>
          <table:table-cell table:formula="of:=(       (    (COS([.$B3])     -      SQRT([.OX$2]^2-SIN([.$B3])^2))    /     (COS([.$B3])    +     SQRT([.OX$2]^2-SIN([.$B3])^2))    )  ^2     -    [.$C3]  )^2" office:value-type="float" office:value="0.00510884804807667" calcext:value-type="float">
            <text:p>0.005108848</text:p>
          </table:table-cell>
          <table:table-cell table:formula="of:=(       (    (COS([.$B3])     -      SQRT([.OY$2]^2-SIN([.$B3])^2))    /     (COS([.$B3])    +     SQRT([.OY$2]^2-SIN([.$B3])^2))    )  ^2     -    [.$C3]  )^2" office:value-type="float" office:value="0.00511151902495815" calcext:value-type="float">
            <text:p>0.005111519</text:p>
          </table:table-cell>
          <table:table-cell table:formula="of:=(       (    (COS([.$B3])     -      SQRT([.OZ$2]^2-SIN([.$B3])^2))    /     (COS([.$B3])    +     SQRT([.OZ$2]^2-SIN([.$B3])^2))    )  ^2     -    [.$C3]  )^2" office:value-type="float" office:value="0.00511418935707701" calcext:value-type="float">
            <text:p>0.0051141894</text:p>
          </table:table-cell>
          <table:table-cell table:formula="of:=(       (    (COS([.$B3])     -      SQRT([.PA$2]^2-SIN([.$B3])^2))    /     (COS([.$B3])    +     SQRT([.PA$2]^2-SIN([.$B3])^2))    )  ^2     -    [.$C3]  )^2" office:value-type="float" office:value="0.00511685904449679" calcext:value-type="float">
            <text:p>0.005116859</text:p>
          </table:table-cell>
          <table:table-cell table:formula="of:=(       (    (COS([.$B3])     -      SQRT([.PB$2]^2-SIN([.$B3])^2))    /     (COS([.$B3])    +     SQRT([.PB$2]^2-SIN([.$B3])^2))    )  ^2     -    [.$C3]  )^2" office:value-type="float" office:value="0.00511952808728152" calcext:value-type="float">
            <text:p>0.0051195281</text:p>
          </table:table-cell>
          <table:table-cell table:formula="of:=(       (    (COS([.$B3])     -      SQRT([.PC$2]^2-SIN([.$B3])^2))    /     (COS([.$B3])    +     SQRT([.PC$2]^2-SIN([.$B3])^2))    )  ^2     -    [.$C3]  )^2" office:value-type="float" office:value="0.00512219648549555" calcext:value-type="float">
            <text:p>0.0051221965</text:p>
          </table:table-cell>
          <table:table-cell table:formula="of:=(       (    (COS([.$B3])     -      SQRT([.PD$2]^2-SIN([.$B3])^2))    /     (COS([.$B3])    +     SQRT([.PD$2]^2-SIN([.$B3])^2))    )  ^2     -    [.$C3]  )^2" office:value-type="float" office:value="0.00512486423920358" calcext:value-type="float">
            <text:p>0.0051248642</text:p>
          </table:table-cell>
          <table:table-cell table:formula="of:=(       (    (COS([.$B3])     -      SQRT([.PE$2]^2-SIN([.$B3])^2))    /     (COS([.$B3])    +     SQRT([.PE$2]^2-SIN([.$B3])^2))    )  ^2     -    [.$C3]  )^2" office:value-type="float" office:value="0.00512753134847076" calcext:value-type="float">
            <text:p>0.0051275313</text:p>
          </table:table-cell>
          <table:table-cell table:formula="of:=(       (    (COS([.$B3])     -      SQRT([.PF$2]^2-SIN([.$B3])^2))    /     (COS([.$B3])    +     SQRT([.PF$2]^2-SIN([.$B3])^2))    )  ^2     -    [.$C3]  )^2" office:value-type="float" office:value="0.00513019781336256" calcext:value-type="float">
            <text:p>0.0051301978</text:p>
          </table:table-cell>
          <table:table-cell table:formula="of:=(       (    (COS([.$B3])     -      SQRT([.PG$2]^2-SIN([.$B3])^2))    /     (COS([.$B3])    +     SQRT([.PG$2]^2-SIN([.$B3])^2))    )  ^2     -    [.$C3]  )^2" office:value-type="float" office:value="0.00513286363394481" calcext:value-type="float">
            <text:p>0.0051328636</text:p>
          </table:table-cell>
          <table:table-cell table:formula="of:=(       (    (COS([.$B3])     -      SQRT([.PH$2]^2-SIN([.$B3])^2))    /     (COS([.$B3])    +     SQRT([.PH$2]^2-SIN([.$B3])^2))    )  ^2     -    [.$C3]  )^2" office:value-type="float" office:value="0.0051355288102838" calcext:value-type="float">
            <text:p>0.0051355288</text:p>
          </table:table-cell>
          <table:table-cell table:formula="of:=(       (    (COS([.$B3])     -      SQRT([.PI$2]^2-SIN([.$B3])^2))    /     (COS([.$B3])    +     SQRT([.PI$2]^2-SIN([.$B3])^2))    )  ^2     -    [.$C3]  )^2" office:value-type="float" office:value="0.00513819334244607" calcext:value-type="float">
            <text:p>0.0051381933</text:p>
          </table:table-cell>
          <table:table-cell table:formula="of:=(       (    (COS([.$B3])     -      SQRT([.PJ$2]^2-SIN([.$B3])^2))    /     (COS([.$B3])    +     SQRT([.PJ$2]^2-SIN([.$B3])^2))    )  ^2     -    [.$C3]  )^2" office:value-type="float" office:value="0.00514085723049865" calcext:value-type="float">
            <text:p>0.0051408572</text:p>
          </table:table-cell>
          <table:table-cell table:formula="of:=(       (    (COS([.$B3])     -      SQRT([.PK$2]^2-SIN([.$B3])^2))    /     (COS([.$B3])    +     SQRT([.PK$2]^2-SIN([.$B3])^2))    )  ^2     -    [.$C3]  )^2" office:value-type="float" office:value="0.00514352047450883" calcext:value-type="float">
            <text:p>0.0051435205</text:p>
          </table:table-cell>
          <table:table-cell table:formula="of:=(       (    (COS([.$B3])     -      SQRT([.PL$2]^2-SIN([.$B3])^2))    /     (COS([.$B3])    +     SQRT([.PL$2]^2-SIN([.$B3])^2))    )  ^2     -    [.$C3]  )^2" office:value-type="float" office:value="0.00514618307454437" calcext:value-type="float">
            <text:p>0.0051461831</text:p>
          </table:table-cell>
          <table:table-cell table:formula="of:=(       (    (COS([.$B3])     -      SQRT([.PM$2]^2-SIN([.$B3])^2))    /     (COS([.$B3])    +     SQRT([.PM$2]^2-SIN([.$B3])^2))    )  ^2     -    [.$C3]  )^2" office:value-type="float" office:value="0.00514884503067329" calcext:value-type="float">
            <text:p>0.005148845</text:p>
          </table:table-cell>
          <table:table-cell table:formula="of:=(       (    (COS([.$B3])     -      SQRT([.PN$2]^2-SIN([.$B3])^2))    /     (COS([.$B3])    +     SQRT([.PN$2]^2-SIN([.$B3])^2))    )  ^2     -    [.$C3]  )^2" office:value-type="float" office:value="0.00515150634296408" calcext:value-type="float">
            <text:p>0.0051515063</text:p>
          </table:table-cell>
          <table:table-cell table:formula="of:=(       (    (COS([.$B3])     -      SQRT([.PO$2]^2-SIN([.$B3])^2))    /     (COS([.$B3])    +     SQRT([.PO$2]^2-SIN([.$B3])^2))    )  ^2     -    [.$C3]  )^2" office:value-type="float" office:value="0.0051541670114855" calcext:value-type="float">
            <text:p>0.005154167</text:p>
          </table:table-cell>
          <table:table-cell table:formula="of:=(       (    (COS([.$B3])     -      SQRT([.PP$2]^2-SIN([.$B3])^2))    /     (COS([.$B3])    +     SQRT([.PP$2]^2-SIN([.$B3])^2))    )  ^2     -    [.$C3]  )^2" office:value-type="float" office:value="0.0051568270363068" calcext:value-type="float">
            <text:p>0.005156827</text:p>
          </table:table-cell>
          <table:table-cell table:formula="of:=(       (    (COS([.$B3])     -      SQRT([.PQ$2]^2-SIN([.$B3])^2))    /     (COS([.$B3])    +     SQRT([.PQ$2]^2-SIN([.$B3])^2))    )  ^2     -    [.$C3]  )^2" office:value-type="float" office:value="0.00515948641749744" calcext:value-type="float">
            <text:p>0.0051594864</text:p>
          </table:table-cell>
          <table:table-cell table:formula="of:=(       (    (COS([.$B3])     -      SQRT([.PR$2]^2-SIN([.$B3])^2))    /     (COS([.$B3])    +     SQRT([.PR$2]^2-SIN([.$B3])^2))    )  ^2     -    [.$C3]  )^2" office:value-type="float" office:value="0.00516214515512732" calcext:value-type="float">
            <text:p>0.0051621452</text:p>
          </table:table-cell>
          <table:table-cell table:formula="of:=(       (    (COS([.$B3])     -      SQRT([.PS$2]^2-SIN([.$B3])^2))    /     (COS([.$B3])    +     SQRT([.PS$2]^2-SIN([.$B3])^2))    )  ^2     -    [.$C3]  )^2" office:value-type="float" office:value="0.00516480324926673" calcext:value-type="float">
            <text:p>0.0051648032</text:p>
          </table:table-cell>
          <table:table-cell table:formula="of:=(       (    (COS([.$B3])     -      SQRT([.PT$2]^2-SIN([.$B3])^2))    /     (COS([.$B3])    +     SQRT([.PT$2]^2-SIN([.$B3])^2))    )  ^2     -    [.$C3]  )^2" office:value-type="float" office:value="0.00516746069998627" calcext:value-type="float">
            <text:p>0.0051674607</text:p>
          </table:table-cell>
          <table:table-cell table:formula="of:=(       (    (COS([.$B3])     -      SQRT([.PU$2]^2-SIN([.$B3])^2))    /     (COS([.$B3])    +     SQRT([.PU$2]^2-SIN([.$B3])^2))    )  ^2     -    [.$C3]  )^2" office:value-type="float" office:value="0.00517011750735687" calcext:value-type="float">
            <text:p>0.0051701175</text:p>
          </table:table-cell>
          <table:table-cell table:formula="of:=(       (    (COS([.$B3])     -      SQRT([.PV$2]^2-SIN([.$B3])^2))    /     (COS([.$B3])    +     SQRT([.PV$2]^2-SIN([.$B3])^2))    )  ^2     -    [.$C3]  )^2" office:value-type="float" office:value="0.00517277367144992" calcext:value-type="float">
            <text:p>0.0051727737</text:p>
          </table:table-cell>
          <table:table-cell table:formula="of:=(       (    (COS([.$B3])     -      SQRT([.PW$2]^2-SIN([.$B3])^2))    /     (COS([.$B3])    +     SQRT([.PW$2]^2-SIN([.$B3])^2))    )  ^2     -    [.$C3]  )^2" office:value-type="float" office:value="0.00517542919233706" calcext:value-type="float">
            <text:p>0.0051754292</text:p>
          </table:table-cell>
          <table:table-cell table:formula="of:=(       (    (COS([.$B3])     -      SQRT([.PX$2]^2-SIN([.$B3])^2))    /     (COS([.$B3])    +     SQRT([.PX$2]^2-SIN([.$B3])^2))    )  ^2     -    [.$C3]  )^2" office:value-type="float" office:value="0.00517808407009036" calcext:value-type="float">
            <text:p>0.0051780841</text:p>
          </table:table-cell>
          <table:table-cell table:formula="of:=(       (    (COS([.$B3])     -      SQRT([.PY$2]^2-SIN([.$B3])^2))    /     (COS([.$B3])    +     SQRT([.PY$2]^2-SIN([.$B3])^2))    )  ^2     -    [.$C3]  )^2" office:value-type="float" office:value="0.00518073830478218" calcext:value-type="float">
            <text:p>0.0051807383</text:p>
          </table:table-cell>
          <table:table-cell table:formula="of:=(       (    (COS([.$B3])     -      SQRT([.PZ$2]^2-SIN([.$B3])^2))    /     (COS([.$B3])    +     SQRT([.PZ$2]^2-SIN([.$B3])^2))    )  ^2     -    [.$C3]  )^2" office:value-type="float" office:value="0.00518339189648527" calcext:value-type="float">
            <text:p>0.0051833919</text:p>
          </table:table-cell>
          <table:table-cell table:formula="of:=(       (    (COS([.$B3])     -      SQRT([.QA$2]^2-SIN([.$B3])^2))    /     (COS([.$B3])    +     SQRT([.QA$2]^2-SIN([.$B3])^2))    )  ^2     -    [.$C3]  )^2" office:value-type="float" office:value="0.00518604484527271" calcext:value-type="float">
            <text:p>0.0051860448</text:p>
          </table:table-cell>
          <table:table-cell table:formula="of:=(       (    (COS([.$B3])     -      SQRT([.QB$2]^2-SIN([.$B3])^2))    /     (COS([.$B3])    +     SQRT([.QB$2]^2-SIN([.$B3])^2))    )  ^2     -    [.$C3]  )^2" office:value-type="float" office:value="0.005188697151218" calcext:value-type="float">
            <text:p>0.0051886972</text:p>
          </table:table-cell>
          <table:table-cell table:formula="of:=(       (    (COS([.$B3])     -      SQRT([.QC$2]^2-SIN([.$B3])^2))    /     (COS([.$B3])    +     SQRT([.QC$2]^2-SIN([.$B3])^2))    )  ^2     -    [.$C3]  )^2" office:value-type="float" office:value="0.00519134881439488" calcext:value-type="float">
            <text:p>0.0051913488</text:p>
          </table:table-cell>
          <table:table-cell table:formula="of:=(       (    (COS([.$B3])     -      SQRT([.QD$2]^2-SIN([.$B3])^2))    /     (COS([.$B3])    +     SQRT([.QD$2]^2-SIN([.$B3])^2))    )  ^2     -    [.$C3]  )^2" office:value-type="float" office:value="0.0051939998348775" calcext:value-type="float">
            <text:p>0.0051939998</text:p>
          </table:table-cell>
          <table:table-cell table:formula="of:=(       (    (COS([.$B3])     -      SQRT([.QE$2]^2-SIN([.$B3])^2))    /     (COS([.$B3])    +     SQRT([.QE$2]^2-SIN([.$B3])^2))    )  ^2     -    [.$C3]  )^2" office:value-type="float" office:value="0.00519665021274038" calcext:value-type="float">
            <text:p>0.0051966502</text:p>
          </table:table-cell>
          <table:table-cell table:formula="of:=(       (    (COS([.$B3])     -      SQRT([.QF$2]^2-SIN([.$B3])^2))    /     (COS([.$B3])    +     SQRT([.QF$2]^2-SIN([.$B3])^2))    )  ^2     -    [.$C3]  )^2" office:value-type="float" office:value="0.00519929994805832" calcext:value-type="float">
            <text:p>0.0051992999</text:p>
          </table:table-cell>
          <table:table-cell table:formula="of:=(       (    (COS([.$B3])     -      SQRT([.QG$2]^2-SIN([.$B3])^2))    /     (COS([.$B3])    +     SQRT([.QG$2]^2-SIN([.$B3])^2))    )  ^2     -    [.$C3]  )^2" office:value-type="float" office:value="0.00520194904090651" calcext:value-type="float">
            <text:p>0.005201949</text:p>
          </table:table-cell>
          <table:table-cell table:formula="of:=(       (    (COS([.$B3])     -      SQRT([.QH$2]^2-SIN([.$B3])^2))    /     (COS([.$B3])    +     SQRT([.QH$2]^2-SIN([.$B3])^2))    )  ^2     -    [.$C3]  )^2" office:value-type="float" office:value="0.00520459749136047" calcext:value-type="float">
            <text:p>0.0052045975</text:p>
          </table:table-cell>
          <table:table-cell table:formula="of:=(       (    (COS([.$B3])     -      SQRT([.QI$2]^2-SIN([.$B3])^2))    /     (COS([.$B3])    +     SQRT([.QI$2]^2-SIN([.$B3])^2))    )  ^2     -    [.$C3]  )^2" office:value-type="float" office:value="0.00520724529949607" calcext:value-type="float">
            <text:p>0.0052072453</text:p>
          </table:table-cell>
          <table:table-cell table:formula="of:=(       (    (COS([.$B3])     -      SQRT([.QJ$2]^2-SIN([.$B3])^2))    /     (COS([.$B3])    +     SQRT([.QJ$2]^2-SIN([.$B3])^2))    )  ^2     -    [.$C3]  )^2" office:value-type="float" office:value="0.00520989246538953" calcext:value-type="float">
            <text:p>0.0052098925</text:p>
          </table:table-cell>
          <table:table-cell table:formula="of:=(       (    (COS([.$B3])     -      SQRT([.QK$2]^2-SIN([.$B3])^2))    /     (COS([.$B3])    +     SQRT([.QK$2]^2-SIN([.$B3])^2))    )  ^2     -    [.$C3]  )^2" office:value-type="float" office:value="0.00521253898911735" calcext:value-type="float">
            <text:p>0.005212539</text:p>
          </table:table-cell>
          <table:table-cell table:formula="of:=(       (    (COS([.$B3])     -      SQRT([.QL$2]^2-SIN([.$B3])^2))    /     (COS([.$B3])    +     SQRT([.QL$2]^2-SIN([.$B3])^2))    )  ^2     -    [.$C3]  )^2" office:value-type="float" office:value="0.00521518487075649" calcext:value-type="float">
            <text:p>0.0052151849</text:p>
          </table:table-cell>
          <table:table-cell table:formula="of:=(       (    (COS([.$B3])     -      SQRT([.QM$2]^2-SIN([.$B3])^2))    /     (COS([.$B3])    +     SQRT([.QM$2]^2-SIN([.$B3])^2))    )  ^2     -    [.$C3]  )^2" office:value-type="float" office:value="0.00521783011038412" calcext:value-type="float">
            <text:p>0.0052178301</text:p>
          </table:table-cell>
          <table:table-cell table:formula="of:=(       (    (COS([.$B3])     -      SQRT([.QN$2]^2-SIN([.$B3])^2))    /     (COS([.$B3])    +     SQRT([.QN$2]^2-SIN([.$B3])^2))    )  ^2     -    [.$C3]  )^2" office:value-type="float" office:value="0.00522047470807782" calcext:value-type="float">
            <text:p>0.0052204747</text:p>
          </table:table-cell>
          <table:table-cell table:formula="of:=(       (    (COS([.$B3])     -      SQRT([.QO$2]^2-SIN([.$B3])^2))    /     (COS([.$B3])    +     SQRT([.QO$2]^2-SIN([.$B3])^2))    )  ^2     -    [.$C3]  )^2" office:value-type="float" office:value="0.00522311866391546" calcext:value-type="float">
            <text:p>0.0052231187</text:p>
          </table:table-cell>
          <table:table-cell table:formula="of:=(       (    (COS([.$B3])     -      SQRT([.QP$2]^2-SIN([.$B3])^2))    /     (COS([.$B3])    +     SQRT([.QP$2]^2-SIN([.$B3])^2))    )  ^2     -    [.$C3]  )^2" office:value-type="float" office:value="0.0052257619779753" calcext:value-type="float">
            <text:p>0.005225762</text:p>
          </table:table-cell>
          <table:table-cell table:formula="of:=(       (    (COS([.$B3])     -      SQRT([.QQ$2]^2-SIN([.$B3])^2))    /     (COS([.$B3])    +     SQRT([.QQ$2]^2-SIN([.$B3])^2))    )  ^2     -    [.$C3]  )^2" office:value-type="float" office:value="0.00522840465033597" calcext:value-type="float">
            <text:p>0.0052284047</text:p>
          </table:table-cell>
          <table:table-cell table:formula="of:=(       (    (COS([.$B3])     -      SQRT([.QR$2]^2-SIN([.$B3])^2))    /     (COS([.$B3])    +     SQRT([.QR$2]^2-SIN([.$B3])^2))    )  ^2     -    [.$C3]  )^2" office:value-type="float" office:value="0.00523104668107625" calcext:value-type="float">
            <text:p>0.0052310467</text:p>
          </table:table-cell>
          <table:table-cell table:formula="of:=(       (    (COS([.$B3])     -      SQRT([.QS$2]^2-SIN([.$B3])^2))    /     (COS([.$B3])    +     SQRT([.QS$2]^2-SIN([.$B3])^2))    )  ^2     -    [.$C3]  )^2" office:value-type="float" office:value="0.00523368807027542" calcext:value-type="float">
            <text:p>0.0052336881</text:p>
          </table:table-cell>
          <table:table-cell table:formula="of:=(       (    (COS([.$B3])     -      SQRT([.QT$2]^2-SIN([.$B3])^2))    /     (COS([.$B3])    +     SQRT([.QT$2]^2-SIN([.$B3])^2))    )  ^2     -    [.$C3]  )^2" office:value-type="float" office:value="0.00523632881801311" calcext:value-type="float">
            <text:p>0.0052363288</text:p>
          </table:table-cell>
          <table:table-cell table:formula="of:=(       (    (COS([.$B3])     -      SQRT([.QU$2]^2-SIN([.$B3])^2))    /     (COS([.$B3])    +     SQRT([.QU$2]^2-SIN([.$B3])^2))    )  ^2     -    [.$C3]  )^2" office:value-type="float" office:value="0.00523896892436912" calcext:value-type="float">
            <text:p>0.0052389689</text:p>
          </table:table-cell>
          <table:table-cell table:formula="of:=(       (    (COS([.$B3])     -      SQRT([.QV$2]^2-SIN([.$B3])^2))    /     (COS([.$B3])    +     SQRT([.QV$2]^2-SIN([.$B3])^2))    )  ^2     -    [.$C3]  )^2" office:value-type="float" office:value="0.0052416083894237" calcext:value-type="float">
            <text:p>0.0052416084</text:p>
          </table:table-cell>
          <table:table-cell table:formula="of:=(       (    (COS([.$B3])     -      SQRT([.QW$2]^2-SIN([.$B3])^2))    /     (COS([.$B3])    +     SQRT([.QW$2]^2-SIN([.$B3])^2))    )  ^2     -    [.$C3]  )^2" office:value-type="float" office:value="0.00524424721325743" calcext:value-type="float">
            <text:p>0.0052442472</text:p>
          </table:table-cell>
          <table:table-cell table:formula="of:=(       (    (COS([.$B3])     -      SQRT([.QX$2]^2-SIN([.$B3])^2))    /     (COS([.$B3])    +     SQRT([.QX$2]^2-SIN([.$B3])^2))    )  ^2     -    [.$C3]  )^2" office:value-type="float" office:value="0.00524688539595118" calcext:value-type="float">
            <text:p>0.0052468854</text:p>
          </table:table-cell>
          <table:table-cell table:number-columns-repeated="558"/>
        </table:table-row>
        <table:table-row table:style-name="ro1">
          <table:table-cell/>
          <table:table-cell table:formula="of:=[List1.N27]/180*PI()" office:value-type="float" office:value="1.48352986419518" calcext:value-type="float">
            <text:p>1.4835298642</text:p>
          </table:table-cell>
          <table:table-cell table:style-name="ce5" table:formula="of:=[List1.P27]/1910" office:value-type="float" office:value="0.74869109947644" calcext:value-type="float">
            <text:p>0.7486910995</text:p>
          </table:table-cell>
          <table:table-cell table:formula="of:=(       (    (COS([.$B4])     -      SQRT([.D$2]^2-SIN([.$B4])^2))    /     (COS([.$B4])    +     SQRT([.D$2]^2-SIN([.$B4])^2))    )  ^2     -    [.$C4]  )^2" office:value-type="float" office:value="0.00106335541227735" calcext:value-type="float">
            <text:p>0.0010633554</text:p>
          </table:table-cell>
          <table:table-cell table:formula="of:=(       (    (COS([.$B4])     -      SQRT([.E$2]^2-SIN([.$B4])^2))    /     (COS([.$B4])    +     SQRT([.E$2]^2-SIN([.$B4])^2))    )  ^2     -    [.$C4]  )^2" office:value-type="float" office:value="0.00106662785526283" calcext:value-type="float">
            <text:p>0.0010666279</text:p>
          </table:table-cell>
          <table:table-cell table:formula="of:=(       (    (COS([.$B4])     -      SQRT([.F$2]^2-SIN([.$B4])^2))    /     (COS([.$B4])    +     SQRT([.F$2]^2-SIN([.$B4])^2))    )  ^2     -    [.$C4]  )^2" office:value-type="float" office:value="0.00106990354708433" calcext:value-type="float">
            <text:p>0.0010699035</text:p>
          </table:table-cell>
          <table:table-cell table:formula="of:=(       (    (COS([.$B4])     -      SQRT([.G$2]^2-SIN([.$B4])^2))    /     (COS([.$B4])    +     SQRT([.G$2]^2-SIN([.$B4])^2))    )  ^2     -    [.$C4]  )^2" office:value-type="float" office:value="0.00107318248119301" calcext:value-type="float">
            <text:p>0.0010731825</text:p>
          </table:table-cell>
          <table:table-cell table:formula="of:=(       (    (COS([.$B4])     -      SQRT([.H$2]^2-SIN([.$B4])^2))    /     (COS([.$B4])    +     SQRT([.H$2]^2-SIN([.$B4])^2))    )  ^2     -    [.$C4]  )^2" office:value-type="float" office:value="0.00107646465105231" calcext:value-type="float">
            <text:p>0.0010764647</text:p>
          </table:table-cell>
          <table:table-cell table:formula="of:=(       (    (COS([.$B4])     -      SQRT([.I$2]^2-SIN([.$B4])^2))    /     (COS([.$B4])    +     SQRT([.I$2]^2-SIN([.$B4])^2))    )  ^2     -    [.$C4]  )^2" office:value-type="float" office:value="0.0010797500501379" calcext:value-type="float">
            <text:p>0.0010797501</text:p>
          </table:table-cell>
          <table:table-cell table:formula="of:=(       (    (COS([.$B4])     -      SQRT([.J$2]^2-SIN([.$B4])^2))    /     (COS([.$B4])    +     SQRT([.J$2]^2-SIN([.$B4])^2))    )  ^2     -    [.$C4]  )^2" office:value-type="float" office:value="0.00108303867193763" calcext:value-type="float">
            <text:p>0.0010830387</text:p>
          </table:table-cell>
          <table:table-cell table:formula="of:=(       (    (COS([.$B4])     -      SQRT([.K$2]^2-SIN([.$B4])^2))    /     (COS([.$B4])    +     SQRT([.K$2]^2-SIN([.$B4])^2))    )  ^2     -    [.$C4]  )^2" office:value-type="float" office:value="0.00108633050995153" calcext:value-type="float">
            <text:p>0.0010863305</text:p>
          </table:table-cell>
          <table:table-cell table:formula="of:=(       (    (COS([.$B4])     -      SQRT([.L$2]^2-SIN([.$B4])^2))    /     (COS([.$B4])    +     SQRT([.L$2]^2-SIN([.$B4])^2))    )  ^2     -    [.$C4]  )^2" office:value-type="float" office:value="0.00108962555769175" calcext:value-type="float">
            <text:p>0.0010896256</text:p>
          </table:table-cell>
          <table:table-cell table:formula="of:=(       (    (COS([.$B4])     -      SQRT([.M$2]^2-SIN([.$B4])^2))    /     (COS([.$B4])    +     SQRT([.M$2]^2-SIN([.$B4])^2))    )  ^2     -    [.$C4]  )^2" office:value-type="float" office:value="0.00109292380868259" calcext:value-type="float">
            <text:p>0.0010929238</text:p>
          </table:table-cell>
          <table:table-cell table:formula="of:=(       (    (COS([.$B4])     -      SQRT([.N$2]^2-SIN([.$B4])^2))    /     (COS([.$B4])    +     SQRT([.N$2]^2-SIN([.$B4])^2))    )  ^2     -    [.$C4]  )^2" office:value-type="float" office:value="0.00109622525646044" calcext:value-type="float">
            <text:p>0.0010962253</text:p>
          </table:table-cell>
          <table:table-cell table:formula="of:=(       (    (COS([.$B4])     -      SQRT([.O$2]^2-SIN([.$B4])^2))    /     (COS([.$B4])    +     SQRT([.O$2]^2-SIN([.$B4])^2))    )  ^2     -    [.$C4]  )^2" office:value-type="float" office:value="0.00109952989457376" calcext:value-type="float">
            <text:p>0.0010995299</text:p>
          </table:table-cell>
          <table:table-cell table:formula="of:=(       (    (COS([.$B4])     -      SQRT([.P$2]^2-SIN([.$B4])^2))    /     (COS([.$B4])    +     SQRT([.P$2]^2-SIN([.$B4])^2))    )  ^2     -    [.$C4]  )^2" office:value-type="float" office:value="0.00110283771658302" calcext:value-type="float">
            <text:p>0.0011028377</text:p>
          </table:table-cell>
          <table:table-cell table:formula="of:=(       (    (COS([.$B4])     -      SQRT([.Q$2]^2-SIN([.$B4])^2))    /     (COS([.$B4])    +     SQRT([.Q$2]^2-SIN([.$B4])^2))    )  ^2     -    [.$C4]  )^2" office:value-type="float" office:value="0.00110614871606074" calcext:value-type="float">
            <text:p>0.0011061487</text:p>
          </table:table-cell>
          <table:table-cell table:formula="of:=(       (    (COS([.$B4])     -      SQRT([.R$2]^2-SIN([.$B4])^2))    /     (COS([.$B4])    +     SQRT([.R$2]^2-SIN([.$B4])^2))    )  ^2     -    [.$C4]  )^2" office:value-type="float" office:value="0.00110946288659143" calcext:value-type="float">
            <text:p>0.0011094629</text:p>
          </table:table-cell>
          <table:table-cell table:formula="of:=(       (    (COS([.$B4])     -      SQRT([.S$2]^2-SIN([.$B4])^2))    /     (COS([.$B4])    +     SQRT([.S$2]^2-SIN([.$B4])^2))    )  ^2     -    [.$C4]  )^2" office:value-type="float" office:value="0.00111278022177156" calcext:value-type="float">
            <text:p>0.0011127802</text:p>
          </table:table-cell>
          <table:table-cell table:formula="of:=(       (    (COS([.$B4])     -      SQRT([.T$2]^2-SIN([.$B4])^2))    /     (COS([.$B4])    +     SQRT([.T$2]^2-SIN([.$B4])^2))    )  ^2     -    [.$C4]  )^2" office:value-type="float" office:value="0.00111610071520952" calcext:value-type="float">
            <text:p>0.0011161007</text:p>
          </table:table-cell>
          <table:table-cell table:formula="of:=(       (    (COS([.$B4])     -      SQRT([.U$2]^2-SIN([.$B4])^2))    /     (COS([.$B4])    +     SQRT([.U$2]^2-SIN([.$B4])^2))    )  ^2     -    [.$C4]  )^2" office:value-type="float" office:value="0.00111942436052566" calcext:value-type="float">
            <text:p>0.0011194244</text:p>
          </table:table-cell>
          <table:table-cell table:formula="of:=(       (    (COS([.$B4])     -      SQRT([.V$2]^2-SIN([.$B4])^2))    /     (COS([.$B4])    +     SQRT([.V$2]^2-SIN([.$B4])^2))    )  ^2     -    [.$C4]  )^2" office:value-type="float" office:value="0.00112275115135216" calcext:value-type="float">
            <text:p>0.0011227512</text:p>
          </table:table-cell>
          <table:table-cell table:formula="of:=(       (    (COS([.$B4])     -      SQRT([.W$2]^2-SIN([.$B4])^2))    /     (COS([.$B4])    +     SQRT([.W$2]^2-SIN([.$B4])^2))    )  ^2     -    [.$C4]  )^2" office:value-type="float" office:value="0.0011260810813331" calcext:value-type="float">
            <text:p>0.0011260811</text:p>
          </table:table-cell>
          <table:table-cell table:formula="of:=(       (    (COS([.$B4])     -      SQRT([.X$2]^2-SIN([.$B4])^2))    /     (COS([.$B4])    +     SQRT([.X$2]^2-SIN([.$B4])^2))    )  ^2     -    [.$C4]  )^2" office:value-type="float" office:value="0.00112941414412443" calcext:value-type="float">
            <text:p>0.0011294141</text:p>
          </table:table-cell>
          <table:table-cell table:formula="of:=(       (    (COS([.$B4])     -      SQRT([.Y$2]^2-SIN([.$B4])^2))    /     (COS([.$B4])    +     SQRT([.Y$2]^2-SIN([.$B4])^2))    )  ^2     -    [.$C4]  )^2" office:value-type="float" office:value="0.00113275033339384" calcext:value-type="float">
            <text:p>0.0011327503</text:p>
          </table:table-cell>
          <table:table-cell table:formula="of:=(       (    (COS([.$B4])     -      SQRT([.Z$2]^2-SIN([.$B4])^2))    /     (COS([.$B4])    +     SQRT([.Z$2]^2-SIN([.$B4])^2))    )  ^2     -    [.$C4]  )^2" office:value-type="float" office:value="0.00113608964282087" calcext:value-type="float">
            <text:p>0.0011360896</text:p>
          </table:table-cell>
          <table:table-cell table:formula="of:=(       (    (COS([.$B4])     -      SQRT([.AA$2]^2-SIN([.$B4])^2))    /     (COS([.$B4])    +     SQRT([.AA$2]^2-SIN([.$B4])^2))    )  ^2     -    [.$C4]  )^2" office:value-type="float" office:value="0.0011394320660968" calcext:value-type="float">
            <text:p>0.0011394321</text:p>
          </table:table-cell>
          <table:table-cell table:formula="of:=(       (    (COS([.$B4])     -      SQRT([.AB$2]^2-SIN([.$B4])^2))    /     (COS([.$B4])    +     SQRT([.AB$2]^2-SIN([.$B4])^2))    )  ^2     -    [.$C4]  )^2" office:value-type="float" office:value="0.00114277759692467" calcext:value-type="float">
            <text:p>0.0011427776</text:p>
          </table:table-cell>
          <table:table-cell table:formula="of:=(       (    (COS([.$B4])     -      SQRT([.AC$2]^2-SIN([.$B4])^2))    /     (COS([.$B4])    +     SQRT([.AC$2]^2-SIN([.$B4])^2))    )  ^2     -    [.$C4]  )^2" office:value-type="float" office:value="0.00114612622901918" calcext:value-type="float">
            <text:p>0.0011461262</text:p>
          </table:table-cell>
          <table:table-cell table:formula="of:=(       (    (COS([.$B4])     -      SQRT([.AD$2]^2-SIN([.$B4])^2))    /     (COS([.$B4])    +     SQRT([.AD$2]^2-SIN([.$B4])^2))    )  ^2     -    [.$C4]  )^2" office:value-type="float" office:value="0.0011494779561068" calcext:value-type="float">
            <text:p>0.001149478</text:p>
          </table:table-cell>
          <table:table-cell table:formula="of:=(       (    (COS([.$B4])     -      SQRT([.AE$2]^2-SIN([.$B4])^2))    /     (COS([.$B4])    +     SQRT([.AE$2]^2-SIN([.$B4])^2))    )  ^2     -    [.$C4]  )^2" office:value-type="float" office:value="0.00115283277192558" calcext:value-type="float">
            <text:p>0.0011528328</text:p>
          </table:table-cell>
          <table:table-cell table:formula="of:=(       (    (COS([.$B4])     -      SQRT([.AF$2]^2-SIN([.$B4])^2))    /     (COS([.$B4])    +     SQRT([.AF$2]^2-SIN([.$B4])^2))    )  ^2     -    [.$C4]  )^2" office:value-type="float" office:value="0.0011561906702253" calcext:value-type="float">
            <text:p>0.0011561907</text:p>
          </table:table-cell>
          <table:table-cell table:formula="of:=(       (    (COS([.$B4])     -      SQRT([.AG$2]^2-SIN([.$B4])^2))    /     (COS([.$B4])    +     SQRT([.AG$2]^2-SIN([.$B4])^2))    )  ^2     -    [.$C4]  )^2" office:value-type="float" office:value="0.00115955164476727" calcext:value-type="float">
            <text:p>0.0011595516</text:p>
          </table:table-cell>
          <table:table-cell table:formula="of:=(       (    (COS([.$B4])     -      SQRT([.AH$2]^2-SIN([.$B4])^2))    /     (COS([.$B4])    +     SQRT([.AH$2]^2-SIN([.$B4])^2))    )  ^2     -    [.$C4]  )^2" office:value-type="float" office:value="0.00116291568932443" calcext:value-type="float">
            <text:p>0.0011629157</text:p>
          </table:table-cell>
          <table:table-cell table:formula="of:=(       (    (COS([.$B4])     -      SQRT([.AI$2]^2-SIN([.$B4])^2))    /     (COS([.$B4])    +     SQRT([.AI$2]^2-SIN([.$B4])^2))    )  ^2     -    [.$C4]  )^2" office:value-type="float" office:value="0.00116628279768132" calcext:value-type="float">
            <text:p>0.0011662828</text:p>
          </table:table-cell>
          <table:table-cell table:formula="of:=(       (    (COS([.$B4])     -      SQRT([.AJ$2]^2-SIN([.$B4])^2))    /     (COS([.$B4])    +     SQRT([.AJ$2]^2-SIN([.$B4])^2))    )  ^2     -    [.$C4]  )^2" office:value-type="float" office:value="0.00116965296363397" calcext:value-type="float">
            <text:p>0.001169653</text:p>
          </table:table-cell>
          <table:table-cell table:formula="of:=(       (    (COS([.$B4])     -      SQRT([.AK$2]^2-SIN([.$B4])^2))    /     (COS([.$B4])    +     SQRT([.AK$2]^2-SIN([.$B4])^2))    )  ^2     -    [.$C4]  )^2" office:value-type="float" office:value="0.00117302618098994" calcext:value-type="float">
            <text:p>0.0011730262</text:p>
          </table:table-cell>
          <table:table-cell table:formula="of:=(       (    (COS([.$B4])     -      SQRT([.AL$2]^2-SIN([.$B4])^2))    /     (COS([.$B4])    +     SQRT([.AL$2]^2-SIN([.$B4])^2))    )  ^2     -    [.$C4]  )^2" office:value-type="float" office:value="0.00117640244356832" calcext:value-type="float">
            <text:p>0.0011764024</text:p>
          </table:table-cell>
          <table:table-cell table:formula="of:=(       (    (COS([.$B4])     -      SQRT([.AM$2]^2-SIN([.$B4])^2))    /     (COS([.$B4])    +     SQRT([.AM$2]^2-SIN([.$B4])^2))    )  ^2     -    [.$C4]  )^2" office:value-type="float" office:value="0.0011797817451996" calcext:value-type="float">
            <text:p>0.0011797817</text:p>
          </table:table-cell>
          <table:table-cell table:formula="of:=(       (    (COS([.$B4])     -      SQRT([.AN$2]^2-SIN([.$B4])^2))    /     (COS([.$B4])    +     SQRT([.AN$2]^2-SIN([.$B4])^2))    )  ^2     -    [.$C4]  )^2" office:value-type="float" office:value="0.00118316407972579" calcext:value-type="float">
            <text:p>0.0011831641</text:p>
          </table:table-cell>
          <table:table-cell table:formula="of:=(       (    (COS([.$B4])     -      SQRT([.AO$2]^2-SIN([.$B4])^2))    /     (COS([.$B4])    +     SQRT([.AO$2]^2-SIN([.$B4])^2))    )  ^2     -    [.$C4]  )^2" office:value-type="float" office:value="0.00118654944100027" calcext:value-type="float">
            <text:p>0.0011865494</text:p>
          </table:table-cell>
          <table:table-cell table:formula="of:=(       (    (COS([.$B4])     -      SQRT([.AP$2]^2-SIN([.$B4])^2))    /     (COS([.$B4])    +     SQRT([.AP$2]^2-SIN([.$B4])^2))    )  ^2     -    [.$C4]  )^2" office:value-type="float" office:value="0.00118993782288784" calcext:value-type="float">
            <text:p>0.0011899378</text:p>
          </table:table-cell>
          <table:table-cell table:formula="of:=(       (    (COS([.$B4])     -      SQRT([.AQ$2]^2-SIN([.$B4])^2))    /     (COS([.$B4])    +     SQRT([.AQ$2]^2-SIN([.$B4])^2))    )  ^2     -    [.$C4]  )^2" office:value-type="float" office:value="0.00119332921926467" calcext:value-type="float">
            <text:p>0.0011933292</text:p>
          </table:table-cell>
          <table:table-cell table:formula="of:=(       (    (COS([.$B4])     -      SQRT([.AR$2]^2-SIN([.$B4])^2))    /     (COS([.$B4])    +     SQRT([.AR$2]^2-SIN([.$B4])^2))    )  ^2     -    [.$C4]  )^2" office:value-type="float" office:value="0.00119672362401828" calcext:value-type="float">
            <text:p>0.0011967236</text:p>
          </table:table-cell>
          <table:table-cell table:formula="of:=(       (    (COS([.$B4])     -      SQRT([.AS$2]^2-SIN([.$B4])^2))    /     (COS([.$B4])    +     SQRT([.AS$2]^2-SIN([.$B4])^2))    )  ^2     -    [.$C4]  )^2" office:value-type="float" office:value="0.0012001210310475" calcext:value-type="float">
            <text:p>0.001200121</text:p>
          </table:table-cell>
          <table:table-cell table:formula="of:=(       (    (COS([.$B4])     -      SQRT([.AT$2]^2-SIN([.$B4])^2))    /     (COS([.$B4])    +     SQRT([.AT$2]^2-SIN([.$B4])^2))    )  ^2     -    [.$C4]  )^2" office:value-type="float" office:value="0.00120352143426248" calcext:value-type="float">
            <text:p>0.0012035214</text:p>
          </table:table-cell>
          <table:table-cell table:formula="of:=(       (    (COS([.$B4])     -      SQRT([.AU$2]^2-SIN([.$B4])^2))    /     (COS([.$B4])    +     SQRT([.AU$2]^2-SIN([.$B4])^2))    )  ^2     -    [.$C4]  )^2" office:value-type="float" office:value="0.00120692482758465" calcext:value-type="float">
            <text:p>0.0012069248</text:p>
          </table:table-cell>
          <table:table-cell table:formula="of:=(       (    (COS([.$B4])     -      SQRT([.AV$2]^2-SIN([.$B4])^2))    /     (COS([.$B4])    +     SQRT([.AV$2]^2-SIN([.$B4])^2))    )  ^2     -    [.$C4]  )^2" office:value-type="float" office:value="0.00121033120494668" calcext:value-type="float">
            <text:p>0.0012103312</text:p>
          </table:table-cell>
          <table:table-cell table:formula="of:=(       (    (COS([.$B4])     -      SQRT([.AW$2]^2-SIN([.$B4])^2))    /     (COS([.$B4])    +     SQRT([.AW$2]^2-SIN([.$B4])^2))    )  ^2     -    [.$C4]  )^2" office:value-type="float" office:value="0.00121374056029248" calcext:value-type="float">
            <text:p>0.0012137406</text:p>
          </table:table-cell>
          <table:table-cell table:formula="of:=(       (    (COS([.$B4])     -      SQRT([.AX$2]^2-SIN([.$B4])^2))    /     (COS([.$B4])    +     SQRT([.AX$2]^2-SIN([.$B4])^2))    )  ^2     -    [.$C4]  )^2" office:value-type="float" office:value="0.00121715288757716" calcext:value-type="float">
            <text:p>0.0012171529</text:p>
          </table:table-cell>
          <table:table-cell table:formula="of:=(       (    (COS([.$B4])     -      SQRT([.AY$2]^2-SIN([.$B4])^2))    /     (COS([.$B4])    +     SQRT([.AY$2]^2-SIN([.$B4])^2))    )  ^2     -    [.$C4]  )^2" office:value-type="float" office:value="0.00122056818076701" calcext:value-type="float">
            <text:p>0.0012205682</text:p>
          </table:table-cell>
          <table:table-cell table:formula="of:=(       (    (COS([.$B4])     -      SQRT([.AZ$2]^2-SIN([.$B4])^2))    /     (COS([.$B4])    +     SQRT([.AZ$2]^2-SIN([.$B4])^2))    )  ^2     -    [.$C4]  )^2" office:value-type="float" office:value="0.00122398643383949" calcext:value-type="float">
            <text:p>0.0012239864</text:p>
          </table:table-cell>
          <table:table-cell table:formula="of:=(       (    (COS([.$B4])     -      SQRT([.BA$2]^2-SIN([.$B4])^2))    /     (COS([.$B4])    +     SQRT([.BA$2]^2-SIN([.$B4])^2))    )  ^2     -    [.$C4]  )^2" office:value-type="float" office:value="0.00122740764078322" calcext:value-type="float">
            <text:p>0.0012274076</text:p>
          </table:table-cell>
          <table:table-cell table:formula="of:=(       (    (COS([.$B4])     -      SQRT([.BB$2]^2-SIN([.$B4])^2))    /     (COS([.$B4])    +     SQRT([.BB$2]^2-SIN([.$B4])^2))    )  ^2     -    [.$C4]  )^2" office:value-type="float" office:value="0.00123083179559785" calcext:value-type="float">
            <text:p>0.0012308318</text:p>
          </table:table-cell>
          <table:table-cell table:formula="of:=(       (    (COS([.$B4])     -      SQRT([.BC$2]^2-SIN([.$B4])^2))    /     (COS([.$B4])    +     SQRT([.BC$2]^2-SIN([.$B4])^2))    )  ^2     -    [.$C4]  )^2" office:value-type="float" office:value="0.00123425889229424" calcext:value-type="float">
            <text:p>0.0012342589</text:p>
          </table:table-cell>
          <table:table-cell table:formula="of:=(       (    (COS([.$B4])     -      SQRT([.BD$2]^2-SIN([.$B4])^2))    /     (COS([.$B4])    +     SQRT([.BD$2]^2-SIN([.$B4])^2))    )  ^2     -    [.$C4]  )^2" office:value-type="float" office:value="0.0012376889248942" calcext:value-type="float">
            <text:p>0.0012376889</text:p>
          </table:table-cell>
          <table:table-cell table:formula="of:=(       (    (COS([.$B4])     -      SQRT([.BE$2]^2-SIN([.$B4])^2))    /     (COS([.$B4])    +     SQRT([.BE$2]^2-SIN([.$B4])^2))    )  ^2     -    [.$C4]  )^2" office:value-type="float" office:value="0.00124112188743067" calcext:value-type="float">
            <text:p>0.0012411219</text:p>
          </table:table-cell>
          <table:table-cell table:formula="of:=(       (    (COS([.$B4])     -      SQRT([.BF$2]^2-SIN([.$B4])^2))    /     (COS([.$B4])    +     SQRT([.BF$2]^2-SIN([.$B4])^2))    )  ^2     -    [.$C4]  )^2" office:value-type="float" office:value="0.00124455777394755" calcext:value-type="float">
            <text:p>0.0012445578</text:p>
          </table:table-cell>
          <table:table-cell table:formula="of:=(       (    (COS([.$B4])     -      SQRT([.BG$2]^2-SIN([.$B4])^2))    /     (COS([.$B4])    +     SQRT([.BG$2]^2-SIN([.$B4])^2))    )  ^2     -    [.$C4]  )^2" office:value-type="float" office:value="0.0012479965784998" calcext:value-type="float">
            <text:p>0.0012479966</text:p>
          </table:table-cell>
          <table:table-cell table:formula="of:=(       (    (COS([.$B4])     -      SQRT([.BH$2]^2-SIN([.$B4])^2))    /     (COS([.$B4])    +     SQRT([.BH$2]^2-SIN([.$B4])^2))    )  ^2     -    [.$C4]  )^2" office:value-type="float" office:value="0.00125143829515326" calcext:value-type="float">
            <text:p>0.0012514383</text:p>
          </table:table-cell>
          <table:table-cell table:formula="of:=(       (    (COS([.$B4])     -      SQRT([.BI$2]^2-SIN([.$B4])^2))    /     (COS([.$B4])    +     SQRT([.BI$2]^2-SIN([.$B4])^2))    )  ^2     -    [.$C4]  )^2" office:value-type="float" office:value="0.00125488291798483" calcext:value-type="float">
            <text:p>0.0012548829</text:p>
          </table:table-cell>
          <table:table-cell table:formula="of:=(       (    (COS([.$B4])     -      SQRT([.BJ$2]^2-SIN([.$B4])^2))    /     (COS([.$B4])    +     SQRT([.BJ$2]^2-SIN([.$B4])^2))    )  ^2     -    [.$C4]  )^2" office:value-type="float" office:value="0.00125833044108226" calcext:value-type="float">
            <text:p>0.0012583304</text:p>
          </table:table-cell>
          <table:table-cell table:formula="of:=(       (    (COS([.$B4])     -      SQRT([.BK$2]^2-SIN([.$B4])^2))    /     (COS([.$B4])    +     SQRT([.BK$2]^2-SIN([.$B4])^2))    )  ^2     -    [.$C4]  )^2" office:value-type="float" office:value="0.00126178085854424" calcext:value-type="float">
            <text:p>0.0012617809</text:p>
          </table:table-cell>
          <table:table-cell table:formula="of:=(       (    (COS([.$B4])     -      SQRT([.BL$2]^2-SIN([.$B4])^2))    /     (COS([.$B4])    +     SQRT([.BL$2]^2-SIN([.$B4])^2))    )  ^2     -    [.$C4]  )^2" office:value-type="float" office:value="0.00126523416448034" calcext:value-type="float">
            <text:p>0.0012652342</text:p>
          </table:table-cell>
          <table:table-cell table:formula="of:=(       (    (COS([.$B4])     -      SQRT([.BM$2]^2-SIN([.$B4])^2))    /     (COS([.$B4])    +     SQRT([.BM$2]^2-SIN([.$B4])^2))    )  ^2     -    [.$C4]  )^2" office:value-type="float" office:value="0.00126869035301096" calcext:value-type="float">
            <text:p>0.0012686904</text:p>
          </table:table-cell>
          <table:table-cell table:formula="of:=(       (    (COS([.$B4])     -      SQRT([.BN$2]^2-SIN([.$B4])^2))    /     (COS([.$B4])    +     SQRT([.BN$2]^2-SIN([.$B4])^2))    )  ^2     -    [.$C4]  )^2" office:value-type="float" office:value="0.00127214941826738" calcext:value-type="float">
            <text:p>0.0012721494</text:p>
          </table:table-cell>
          <table:table-cell table:formula="of:=(       (    (COS([.$B4])     -      SQRT([.BO$2]^2-SIN([.$B4])^2))    /     (COS([.$B4])    +     SQRT([.BO$2]^2-SIN([.$B4])^2))    )  ^2     -    [.$C4]  )^2" office:value-type="float" office:value="0.00127561135439168" calcext:value-type="float">
            <text:p>0.0012756114</text:p>
          </table:table-cell>
          <table:table-cell table:formula="of:=(       (    (COS([.$B4])     -      SQRT([.BP$2]^2-SIN([.$B4])^2))    /     (COS([.$B4])    +     SQRT([.BP$2]^2-SIN([.$B4])^2))    )  ^2     -    [.$C4]  )^2" office:value-type="float" office:value="0.00127907615553671" calcext:value-type="float">
            <text:p>0.0012790762</text:p>
          </table:table-cell>
          <table:table-cell table:formula="of:=(       (    (COS([.$B4])     -      SQRT([.BQ$2]^2-SIN([.$B4])^2))    /     (COS([.$B4])    +     SQRT([.BQ$2]^2-SIN([.$B4])^2))    )  ^2     -    [.$C4]  )^2" office:value-type="float" office:value="0.00128254381586613" calcext:value-type="float">
            <text:p>0.0012825438</text:p>
          </table:table-cell>
          <table:table-cell table:formula="of:=(       (    (COS([.$B4])     -      SQRT([.BR$2]^2-SIN([.$B4])^2))    /     (COS([.$B4])    +     SQRT([.BR$2]^2-SIN([.$B4])^2))    )  ^2     -    [.$C4]  )^2" office:value-type="float" office:value="0.00128601432955429" calcext:value-type="float">
            <text:p>0.0012860143</text:p>
          </table:table-cell>
          <table:table-cell table:formula="of:=(       (    (COS([.$B4])     -      SQRT([.BS$2]^2-SIN([.$B4])^2))    /     (COS([.$B4])    +     SQRT([.BS$2]^2-SIN([.$B4])^2))    )  ^2     -    [.$C4]  )^2" office:value-type="float" office:value="0.00128948769078632" calcext:value-type="float">
            <text:p>0.0012894877</text:p>
          </table:table-cell>
          <table:table-cell table:formula="of:=(       (    (COS([.$B4])     -      SQRT([.BT$2]^2-SIN([.$B4])^2))    /     (COS([.$B4])    +     SQRT([.BT$2]^2-SIN([.$B4])^2))    )  ^2     -    [.$C4]  )^2" office:value-type="float" office:value="0.00129296389375804" calcext:value-type="float">
            <text:p>0.0012929639</text:p>
          </table:table-cell>
          <table:table-cell table:formula="of:=(       (    (COS([.$B4])     -      SQRT([.BU$2]^2-SIN([.$B4])^2))    /     (COS([.$B4])    +     SQRT([.BU$2]^2-SIN([.$B4])^2))    )  ^2     -    [.$C4]  )^2" office:value-type="float" office:value="0.0012964429326759" calcext:value-type="float">
            <text:p>0.0012964429</text:p>
          </table:table-cell>
          <table:table-cell table:formula="of:=(       (    (COS([.$B4])     -      SQRT([.BV$2]^2-SIN([.$B4])^2))    /     (COS([.$B4])    +     SQRT([.BV$2]^2-SIN([.$B4])^2))    )  ^2     -    [.$C4]  )^2" office:value-type="float" office:value="0.00129992480175708" calcext:value-type="float">
            <text:p>0.0012999248</text:p>
          </table:table-cell>
          <table:table-cell table:formula="of:=(       (    (COS([.$B4])     -      SQRT([.BW$2]^2-SIN([.$B4])^2))    /     (COS([.$B4])    +     SQRT([.BW$2]^2-SIN([.$B4])^2))    )  ^2     -    [.$C4]  )^2" office:value-type="float" office:value="0.00130340949522936" calcext:value-type="float">
            <text:p>0.0013034095</text:p>
          </table:table-cell>
          <table:table-cell table:formula="of:=(       (    (COS([.$B4])     -      SQRT([.BX$2]^2-SIN([.$B4])^2))    /     (COS([.$B4])    +     SQRT([.BX$2]^2-SIN([.$B4])^2))    )  ^2     -    [.$C4]  )^2" office:value-type="float" office:value="0.00130689700733114" calcext:value-type="float">
            <text:p>0.001306897</text:p>
          </table:table-cell>
          <table:table-cell table:formula="of:=(       (    (COS([.$B4])     -      SQRT([.BY$2]^2-SIN([.$B4])^2))    /     (COS([.$B4])    +     SQRT([.BY$2]^2-SIN([.$B4])^2))    )  ^2     -    [.$C4]  )^2" office:value-type="float" office:value="0.00131038733231138" calcext:value-type="float">
            <text:p>0.0013103873</text:p>
          </table:table-cell>
          <table:table-cell table:formula="of:=(       (    (COS([.$B4])     -      SQRT([.BZ$2]^2-SIN([.$B4])^2))    /     (COS([.$B4])    +     SQRT([.BZ$2]^2-SIN([.$B4])^2))    )  ^2     -    [.$C4]  )^2" office:value-type="float" office:value="0.00131388046442965" calcext:value-type="float">
            <text:p>0.0013138805</text:p>
          </table:table-cell>
          <table:table-cell table:formula="of:=(       (    (COS([.$B4])     -      SQRT([.CA$2]^2-SIN([.$B4])^2))    /     (COS([.$B4])    +     SQRT([.CA$2]^2-SIN([.$B4])^2))    )  ^2     -    [.$C4]  )^2" office:value-type="float" office:value="0.00131737639795605" calcext:value-type="float">
            <text:p>0.0013173764</text:p>
          </table:table-cell>
          <table:table-cell table:formula="of:=(       (    (COS([.$B4])     -      SQRT([.CB$2]^2-SIN([.$B4])^2))    /     (COS([.$B4])    +     SQRT([.CB$2]^2-SIN([.$B4])^2))    )  ^2     -    [.$C4]  )^2" office:value-type="float" office:value="0.00132087512717122" calcext:value-type="float">
            <text:p>0.0013208751</text:p>
          </table:table-cell>
          <table:table-cell table:formula="of:=(       (    (COS([.$B4])     -      SQRT([.CC$2]^2-SIN([.$B4])^2))    /     (COS([.$B4])    +     SQRT([.CC$2]^2-SIN([.$B4])^2))    )  ^2     -    [.$C4]  )^2" office:value-type="float" office:value="0.00132437664636628" calcext:value-type="float">
            <text:p>0.0013243766</text:p>
          </table:table-cell>
          <table:table-cell table:formula="of:=(       (    (COS([.$B4])     -      SQRT([.CD$2]^2-SIN([.$B4])^2))    /     (COS([.$B4])    +     SQRT([.CD$2]^2-SIN([.$B4])^2))    )  ^2     -    [.$C4]  )^2" office:value-type="float" office:value="0.00132788094984283" calcext:value-type="float">
            <text:p>0.0013278809</text:p>
          </table:table-cell>
          <table:table-cell table:formula="of:=(       (    (COS([.$B4])     -      SQRT([.CE$2]^2-SIN([.$B4])^2))    /     (COS([.$B4])    +     SQRT([.CE$2]^2-SIN([.$B4])^2))    )  ^2     -    [.$C4]  )^2" office:value-type="float" office:value="0.00133138803191297" calcext:value-type="float">
            <text:p>0.001331388</text:p>
          </table:table-cell>
          <table:table-cell table:formula="of:=(       (    (COS([.$B4])     -      SQRT([.CF$2]^2-SIN([.$B4])^2))    /     (COS([.$B4])    +     SQRT([.CF$2]^2-SIN([.$B4])^2))    )  ^2     -    [.$C4]  )^2" office:value-type="float" office:value="0.00133489788689917" calcext:value-type="float">
            <text:p>0.0013348979</text:p>
          </table:table-cell>
          <table:table-cell table:formula="of:=(       (    (COS([.$B4])     -      SQRT([.CG$2]^2-SIN([.$B4])^2))    /     (COS([.$B4])    +     SQRT([.CG$2]^2-SIN([.$B4])^2))    )  ^2     -    [.$C4]  )^2" office:value-type="float" office:value="0.00133841050913438" calcext:value-type="float">
            <text:p>0.0013384105</text:p>
          </table:table-cell>
          <table:table-cell table:formula="of:=(       (    (COS([.$B4])     -      SQRT([.CH$2]^2-SIN([.$B4])^2))    /     (COS([.$B4])    +     SQRT([.CH$2]^2-SIN([.$B4])^2))    )  ^2     -    [.$C4]  )^2" office:value-type="float" office:value="0.00134192589296193" calcext:value-type="float">
            <text:p>0.0013419259</text:p>
          </table:table-cell>
          <table:table-cell table:formula="of:=(       (    (COS([.$B4])     -      SQRT([.CI$2]^2-SIN([.$B4])^2))    /     (COS([.$B4])    +     SQRT([.CI$2]^2-SIN([.$B4])^2))    )  ^2     -    [.$C4]  )^2" office:value-type="float" office:value="0.00134544403273549" calcext:value-type="float">
            <text:p>0.001345444</text:p>
          </table:table-cell>
          <table:table-cell table:formula="of:=(       (    (COS([.$B4])     -      SQRT([.CJ$2]^2-SIN([.$B4])^2))    /     (COS([.$B4])    +     SQRT([.CJ$2]^2-SIN([.$B4])^2))    )  ^2     -    [.$C4]  )^2" office:value-type="float" office:value="0.00134896492281912" calcext:value-type="float">
            <text:p>0.0013489649</text:p>
          </table:table-cell>
          <table:table-cell table:formula="of:=(       (    (COS([.$B4])     -      SQRT([.CK$2]^2-SIN([.$B4])^2))    /     (COS([.$B4])    +     SQRT([.CK$2]^2-SIN([.$B4])^2))    )  ^2     -    [.$C4]  )^2" office:value-type="float" office:value="0.00135248855758718" calcext:value-type="float">
            <text:p>0.0013524886</text:p>
          </table:table-cell>
          <table:table-cell table:formula="of:=(       (    (COS([.$B4])     -      SQRT([.CL$2]^2-SIN([.$B4])^2))    /     (COS([.$B4])    +     SQRT([.CL$2]^2-SIN([.$B4])^2))    )  ^2     -    [.$C4]  )^2" office:value-type="float" office:value="0.00135601493142435" calcext:value-type="float">
            <text:p>0.0013560149</text:p>
          </table:table-cell>
          <table:table-cell table:formula="of:=(       (    (COS([.$B4])     -      SQRT([.CM$2]^2-SIN([.$B4])^2))    /     (COS([.$B4])    +     SQRT([.CM$2]^2-SIN([.$B4])^2))    )  ^2     -    [.$C4]  )^2" office:value-type="float" office:value="0.00135954403872563" calcext:value-type="float">
            <text:p>0.001359544</text:p>
          </table:table-cell>
          <table:table-cell table:formula="of:=(       (    (COS([.$B4])     -      SQRT([.CN$2]^2-SIN([.$B4])^2))    /     (COS([.$B4])    +     SQRT([.CN$2]^2-SIN([.$B4])^2))    )  ^2     -    [.$C4]  )^2" office:value-type="float" office:value="0.00136307587389621" calcext:value-type="float">
            <text:p>0.0013630759</text:p>
          </table:table-cell>
          <table:table-cell table:formula="of:=(       (    (COS([.$B4])     -      SQRT([.CO$2]^2-SIN([.$B4])^2))    /     (COS([.$B4])    +     SQRT([.CO$2]^2-SIN([.$B4])^2))    )  ^2     -    [.$C4]  )^2" office:value-type="float" office:value="0.0013666104313516" calcext:value-type="float">
            <text:p>0.0013666104</text:p>
          </table:table-cell>
          <table:table-cell table:formula="of:=(       (    (COS([.$B4])     -      SQRT([.CP$2]^2-SIN([.$B4])^2))    /     (COS([.$B4])    +     SQRT([.CP$2]^2-SIN([.$B4])^2))    )  ^2     -    [.$C4]  )^2" office:value-type="float" office:value="0.0013701477055175" calcext:value-type="float">
            <text:p>0.0013701477</text:p>
          </table:table-cell>
          <table:table-cell table:formula="of:=(       (    (COS([.$B4])     -      SQRT([.CQ$2]^2-SIN([.$B4])^2))    /     (COS([.$B4])    +     SQRT([.CQ$2]^2-SIN([.$B4])^2))    )  ^2     -    [.$C4]  )^2" office:value-type="float" office:value="0.00137368769082981" calcext:value-type="float">
            <text:p>0.0013736877</text:p>
          </table:table-cell>
          <table:table-cell table:formula="of:=(       (    (COS([.$B4])     -      SQRT([.CR$2]^2-SIN([.$B4])^2))    /     (COS([.$B4])    +     SQRT([.CR$2]^2-SIN([.$B4])^2))    )  ^2     -    [.$C4]  )^2" office:value-type="float" office:value="0.00137723038173461" calcext:value-type="float">
            <text:p>0.0013772304</text:p>
          </table:table-cell>
          <table:table-cell table:formula="of:=(       (    (COS([.$B4])     -      SQRT([.CS$2]^2-SIN([.$B4])^2))    /     (COS([.$B4])    +     SQRT([.CS$2]^2-SIN([.$B4])^2))    )  ^2     -    [.$C4]  )^2" office:value-type="float" office:value="0.00138077577268816" calcext:value-type="float">
            <text:p>0.0013807758</text:p>
          </table:table-cell>
          <table:table-cell table:formula="of:=(       (    (COS([.$B4])     -      SQRT([.CT$2]^2-SIN([.$B4])^2))    /     (COS([.$B4])    +     SQRT([.CT$2]^2-SIN([.$B4])^2))    )  ^2     -    [.$C4]  )^2" office:value-type="float" office:value="0.00138432385815683" calcext:value-type="float">
            <text:p>0.0013843239</text:p>
          </table:table-cell>
          <table:table-cell table:formula="of:=(       (    (COS([.$B4])     -      SQRT([.CU$2]^2-SIN([.$B4])^2))    /     (COS([.$B4])    +     SQRT([.CU$2]^2-SIN([.$B4])^2))    )  ^2     -    [.$C4]  )^2" office:value-type="float" office:value="0.00138787463261714" calcext:value-type="float">
            <text:p>0.0013878746</text:p>
          </table:table-cell>
          <table:table-cell table:formula="of:=(       (    (COS([.$B4])     -      SQRT([.CV$2]^2-SIN([.$B4])^2))    /     (COS([.$B4])    +     SQRT([.CV$2]^2-SIN([.$B4])^2))    )  ^2     -    [.$C4]  )^2" office:value-type="float" office:value="0.00139142809055568" calcext:value-type="float">
            <text:p>0.0013914281</text:p>
          </table:table-cell>
          <table:table-cell table:formula="of:=(       (    (COS([.$B4])     -      SQRT([.CW$2]^2-SIN([.$B4])^2))    /     (COS([.$B4])    +     SQRT([.CW$2]^2-SIN([.$B4])^2))    )  ^2     -    [.$C4]  )^2" office:value-type="float" office:value="0.00139498422646914" calcext:value-type="float">
            <text:p>0.0013949842</text:p>
          </table:table-cell>
          <table:table-cell table:formula="of:=(       (    (COS([.$B4])     -      SQRT([.CX$2]^2-SIN([.$B4])^2))    /     (COS([.$B4])    +     SQRT([.CX$2]^2-SIN([.$B4])^2))    )  ^2     -    [.$C4]  )^2" office:value-type="float" office:value="0.00139854303486422" calcext:value-type="float">
            <text:p>0.001398543</text:p>
          </table:table-cell>
          <table:table-cell table:formula="of:=(       (    (COS([.$B4])     -      SQRT([.CY$2]^2-SIN([.$B4])^2))    /     (COS([.$B4])    +     SQRT([.CY$2]^2-SIN([.$B4])^2))    )  ^2     -    [.$C4]  )^2" office:value-type="float" office:value="0.00140210451025772" calcext:value-type="float">
            <text:p>0.0014021045</text:p>
          </table:table-cell>
          <table:table-cell table:formula="of:=(       (    (COS([.$B4])     -      SQRT([.CZ$2]^2-SIN([.$B4])^2))    /     (COS([.$B4])    +     SQRT([.CZ$2]^2-SIN([.$B4])^2))    )  ^2     -    [.$C4]  )^2" office:value-type="float" office:value="0.00140566864717641" calcext:value-type="float">
            <text:p>0.0014056686</text:p>
          </table:table-cell>
          <table:table-cell table:formula="of:=(       (    (COS([.$B4])     -      SQRT([.DA$2]^2-SIN([.$B4])^2))    /     (COS([.$B4])    +     SQRT([.DA$2]^2-SIN([.$B4])^2))    )  ^2     -    [.$C4]  )^2" office:value-type="float" office:value="0.00140923544015704" calcext:value-type="float">
            <text:p>0.0014092354</text:p>
          </table:table-cell>
          <table:table-cell table:formula="of:=(       (    (COS([.$B4])     -      SQRT([.DB$2]^2-SIN([.$B4])^2))    /     (COS([.$B4])    +     SQRT([.DB$2]^2-SIN([.$B4])^2))    )  ^2     -    [.$C4]  )^2" office:value-type="float" office:value="0.00141280488374639" calcext:value-type="float">
            <text:p>0.0014128049</text:p>
          </table:table-cell>
          <table:table-cell table:formula="of:=(       (    (COS([.$B4])     -      SQRT([.DC$2]^2-SIN([.$B4])^2))    /     (COS([.$B4])    +     SQRT([.DC$2]^2-SIN([.$B4])^2))    )  ^2     -    [.$C4]  )^2" office:value-type="float" office:value="0.00141637697250115" calcext:value-type="float">
            <text:p>0.001416377</text:p>
          </table:table-cell>
          <table:table-cell table:formula="of:=(       (    (COS([.$B4])     -      SQRT([.DD$2]^2-SIN([.$B4])^2))    /     (COS([.$B4])    +     SQRT([.DD$2]^2-SIN([.$B4])^2))    )  ^2     -    [.$C4]  )^2" office:value-type="float" office:value="0.00141995170098795" calcext:value-type="float">
            <text:p>0.0014199517</text:p>
          </table:table-cell>
          <table:table-cell table:formula="of:=(       (    (COS([.$B4])     -      SQRT([.DE$2]^2-SIN([.$B4])^2))    /     (COS([.$B4])    +     SQRT([.DE$2]^2-SIN([.$B4])^2))    )  ^2     -    [.$C4]  )^2" office:value-type="float" office:value="0.00142352906378332" calcext:value-type="float">
            <text:p>0.0014235291</text:p>
          </table:table-cell>
          <table:table-cell table:formula="of:=(       (    (COS([.$B4])     -      SQRT([.DF$2]^2-SIN([.$B4])^2))    /     (COS([.$B4])    +     SQRT([.DF$2]^2-SIN([.$B4])^2))    )  ^2     -    [.$C4]  )^2" office:value-type="float" office:value="0.00142710905547372" calcext:value-type="float">
            <text:p>0.0014271091</text:p>
          </table:table-cell>
          <table:table-cell table:formula="of:=(       (    (COS([.$B4])     -      SQRT([.DG$2]^2-SIN([.$B4])^2))    /     (COS([.$B4])    +     SQRT([.DG$2]^2-SIN([.$B4])^2))    )  ^2     -    [.$C4]  )^2" office:value-type="float" office:value="0.0014306916706554" calcext:value-type="float">
            <text:p>0.0014306917</text:p>
          </table:table-cell>
          <table:table-cell table:formula="of:=(       (    (COS([.$B4])     -      SQRT([.DH$2]^2-SIN([.$B4])^2))    /     (COS([.$B4])    +     SQRT([.DH$2]^2-SIN([.$B4])^2))    )  ^2     -    [.$C4]  )^2" office:value-type="float" office:value="0.00143427690393457" calcext:value-type="float">
            <text:p>0.0014342769</text:p>
          </table:table-cell>
          <table:table-cell table:formula="of:=(       (    (COS([.$B4])     -      SQRT([.DI$2]^2-SIN([.$B4])^2))    /     (COS([.$B4])    +     SQRT([.DI$2]^2-SIN([.$B4])^2))    )  ^2     -    [.$C4]  )^2" office:value-type="float" office:value="0.00143786474992716" calcext:value-type="float">
            <text:p>0.0014378647</text:p>
          </table:table-cell>
          <table:table-cell table:formula="of:=(       (    (COS([.$B4])     -      SQRT([.DJ$2]^2-SIN([.$B4])^2))    /     (COS([.$B4])    +     SQRT([.DJ$2]^2-SIN([.$B4])^2))    )  ^2     -    [.$C4]  )^2" office:value-type="float" office:value="0.00144145520325902" calcext:value-type="float">
            <text:p>0.0014414552</text:p>
          </table:table-cell>
          <table:table-cell table:formula="of:=(       (    (COS([.$B4])     -      SQRT([.DK$2]^2-SIN([.$B4])^2))    /     (COS([.$B4])    +     SQRT([.DK$2]^2-SIN([.$B4])^2))    )  ^2     -    [.$C4]  )^2" office:value-type="float" office:value="0.00144504825856568" calcext:value-type="float">
            <text:p>0.0014450483</text:p>
          </table:table-cell>
          <table:table-cell table:formula="of:=(       (    (COS([.$B4])     -      SQRT([.DL$2]^2-SIN([.$B4])^2))    /     (COS([.$B4])    +     SQRT([.DL$2]^2-SIN([.$B4])^2))    )  ^2     -    [.$C4]  )^2" office:value-type="float" office:value="0.00144864391049252" calcext:value-type="float">
            <text:p>0.0014486439</text:p>
          </table:table-cell>
          <table:table-cell table:formula="of:=(       (    (COS([.$B4])     -      SQRT([.DM$2]^2-SIN([.$B4])^2))    /     (COS([.$B4])    +     SQRT([.DM$2]^2-SIN([.$B4])^2))    )  ^2     -    [.$C4]  )^2" office:value-type="float" office:value="0.00145224215369461" calcext:value-type="float">
            <text:p>0.0014522422</text:p>
          </table:table-cell>
          <table:table-cell table:formula="of:=(       (    (COS([.$B4])     -      SQRT([.DN$2]^2-SIN([.$B4])^2))    /     (COS([.$B4])    +     SQRT([.DN$2]^2-SIN([.$B4])^2))    )  ^2     -    [.$C4]  )^2" office:value-type="float" office:value="0.00145584298283681" calcext:value-type="float">
            <text:p>0.001455843</text:p>
          </table:table-cell>
          <table:table-cell table:formula="of:=(       (    (COS([.$B4])     -      SQRT([.DO$2]^2-SIN([.$B4])^2))    /     (COS([.$B4])    +     SQRT([.DO$2]^2-SIN([.$B4])^2))    )  ^2     -    [.$C4]  )^2" office:value-type="float" office:value="0.00145944639259363" calcext:value-type="float">
            <text:p>0.0014594464</text:p>
          </table:table-cell>
          <table:table-cell table:formula="of:=(       (    (COS([.$B4])     -      SQRT([.DP$2]^2-SIN([.$B4])^2))    /     (COS([.$B4])    +     SQRT([.DP$2]^2-SIN([.$B4])^2))    )  ^2     -    [.$C4]  )^2" office:value-type="float" office:value="0.00146305237764933" calcext:value-type="float">
            <text:p>0.0014630524</text:p>
          </table:table-cell>
          <table:table-cell table:formula="of:=(       (    (COS([.$B4])     -      SQRT([.DQ$2]^2-SIN([.$B4])^2))    /     (COS([.$B4])    +     SQRT([.DQ$2]^2-SIN([.$B4])^2))    )  ^2     -    [.$C4]  )^2" office:value-type="float" office:value="0.00146666093269778" calcext:value-type="float">
            <text:p>0.0014666609</text:p>
          </table:table-cell>
          <table:table-cell table:formula="of:=(       (    (COS([.$B4])     -      SQRT([.DR$2]^2-SIN([.$B4])^2))    /     (COS([.$B4])    +     SQRT([.DR$2]^2-SIN([.$B4])^2))    )  ^2     -    [.$C4]  )^2" office:value-type="float" office:value="0.00147027205244252" calcext:value-type="float">
            <text:p>0.0014702721</text:p>
          </table:table-cell>
          <table:table-cell table:formula="of:=(       (    (COS([.$B4])     -      SQRT([.DS$2]^2-SIN([.$B4])^2))    /     (COS([.$B4])    +     SQRT([.DS$2]^2-SIN([.$B4])^2))    )  ^2     -    [.$C4]  )^2" office:value-type="float" office:value="0.00147388573159674" calcext:value-type="float">
            <text:p>0.0014738857</text:p>
          </table:table-cell>
          <table:table-cell table:formula="of:=(       (    (COS([.$B4])     -      SQRT([.DT$2]^2-SIN([.$B4])^2))    /     (COS([.$B4])    +     SQRT([.DT$2]^2-SIN([.$B4])^2))    )  ^2     -    [.$C4]  )^2" office:value-type="float" office:value="0.0014775019648832" calcext:value-type="float">
            <text:p>0.001477502</text:p>
          </table:table-cell>
          <table:table-cell table:formula="of:=(       (    (COS([.$B4])     -      SQRT([.DU$2]^2-SIN([.$B4])^2))    /     (COS([.$B4])    +     SQRT([.DU$2]^2-SIN([.$B4])^2))    )  ^2     -    [.$C4]  )^2" office:value-type="float" office:value="0.00148112074703432" calcext:value-type="float">
            <text:p>0.0014811207</text:p>
          </table:table-cell>
          <table:table-cell table:formula="of:=(       (    (COS([.$B4])     -      SQRT([.DV$2]^2-SIN([.$B4])^2))    /     (COS([.$B4])    +     SQRT([.DV$2]^2-SIN([.$B4])^2))    )  ^2     -    [.$C4]  )^2" office:value-type="float" office:value="0.00148474207279201" calcext:value-type="float">
            <text:p>0.0014847421</text:p>
          </table:table-cell>
          <table:table-cell table:formula="of:=(       (    (COS([.$B4])     -      SQRT([.DW$2]^2-SIN([.$B4])^2))    /     (COS([.$B4])    +     SQRT([.DW$2]^2-SIN([.$B4])^2))    )  ^2     -    [.$C4]  )^2" office:value-type="float" office:value="0.00148836593690776" calcext:value-type="float">
            <text:p>0.0014883659</text:p>
          </table:table-cell>
          <table:table-cell table:formula="of:=(       (    (COS([.$B4])     -      SQRT([.DX$2]^2-SIN([.$B4])^2))    /     (COS([.$B4])    +     SQRT([.DX$2]^2-SIN([.$B4])^2))    )  ^2     -    [.$C4]  )^2" office:value-type="float" office:value="0.00149199233414263" calcext:value-type="float">
            <text:p>0.0014919923</text:p>
          </table:table-cell>
          <table:table-cell table:formula="of:=(       (    (COS([.$B4])     -      SQRT([.DY$2]^2-SIN([.$B4])^2))    /     (COS([.$B4])    +     SQRT([.DY$2]^2-SIN([.$B4])^2))    )  ^2     -    [.$C4]  )^2" office:value-type="float" office:value="0.00149562125926714" calcext:value-type="float">
            <text:p>0.0014956213</text:p>
          </table:table-cell>
          <table:table-cell table:formula="of:=(       (    (COS([.$B4])     -      SQRT([.DZ$2]^2-SIN([.$B4])^2))    /     (COS([.$B4])    +     SQRT([.DZ$2]^2-SIN([.$B4])^2))    )  ^2     -    [.$C4]  )^2" office:value-type="float" office:value="0.0014992527070613" calcext:value-type="float">
            <text:p>0.0014992527</text:p>
          </table:table-cell>
          <table:table-cell table:formula="of:=(       (    (COS([.$B4])     -      SQRT([.EA$2]^2-SIN([.$B4])^2))    /     (COS([.$B4])    +     SQRT([.EA$2]^2-SIN([.$B4])^2))    )  ^2     -    [.$C4]  )^2" office:value-type="float" office:value="0.00150288667231466" calcext:value-type="float">
            <text:p>0.0015028867</text:p>
          </table:table-cell>
          <table:table-cell table:formula="of:=(       (    (COS([.$B4])     -      SQRT([.EB$2]^2-SIN([.$B4])^2))    /     (COS([.$B4])    +     SQRT([.EB$2]^2-SIN([.$B4])^2))    )  ^2     -    [.$C4]  )^2" office:value-type="float" office:value="0.00150652314982614" calcext:value-type="float">
            <text:p>0.0015065231</text:p>
          </table:table-cell>
          <table:table-cell table:formula="of:=(       (    (COS([.$B4])     -      SQRT([.EC$2]^2-SIN([.$B4])^2))    /     (COS([.$B4])    +     SQRT([.EC$2]^2-SIN([.$B4])^2))    )  ^2     -    [.$C4]  )^2" office:value-type="float" office:value="0.00151016213440415" calcext:value-type="float">
            <text:p>0.0015101621</text:p>
          </table:table-cell>
          <table:table-cell table:formula="of:=(       (    (COS([.$B4])     -      SQRT([.ED$2]^2-SIN([.$B4])^2))    /     (COS([.$B4])    +     SQRT([.ED$2]^2-SIN([.$B4])^2))    )  ^2     -    [.$C4]  )^2" office:value-type="float" office:value="0.00151380362086649" calcext:value-type="float">
            <text:p>0.0015138036</text:p>
          </table:table-cell>
          <table:table-cell table:formula="of:=(       (    (COS([.$B4])     -      SQRT([.EE$2]^2-SIN([.$B4])^2))    /     (COS([.$B4])    +     SQRT([.EE$2]^2-SIN([.$B4])^2))    )  ^2     -    [.$C4]  )^2" office:value-type="float" office:value="0.00151744760404036" calcext:value-type="float">
            <text:p>0.0015174476</text:p>
          </table:table-cell>
          <table:table-cell table:formula="of:=(       (    (COS([.$B4])     -      SQRT([.EF$2]^2-SIN([.$B4])^2))    /     (COS([.$B4])    +     SQRT([.EF$2]^2-SIN([.$B4])^2))    )  ^2     -    [.$C4]  )^2" office:value-type="float" office:value="0.00152109407876235" calcext:value-type="float">
            <text:p>0.0015210941</text:p>
          </table:table-cell>
          <table:table-cell table:formula="of:=(       (    (COS([.$B4])     -      SQRT([.EG$2]^2-SIN([.$B4])^2))    /     (COS([.$B4])    +     SQRT([.EG$2]^2-SIN([.$B4])^2))    )  ^2     -    [.$C4]  )^2" office:value-type="float" office:value="0.00152474303987839" calcext:value-type="float">
            <text:p>0.001524743</text:p>
          </table:table-cell>
          <table:table-cell table:formula="of:=(       (    (COS([.$B4])     -      SQRT([.EH$2]^2-SIN([.$B4])^2))    /     (COS([.$B4])    +     SQRT([.EH$2]^2-SIN([.$B4])^2))    )  ^2     -    [.$C4]  )^2" office:value-type="float" office:value="0.00152839448224375" calcext:value-type="float">
            <text:p>0.0015283945</text:p>
          </table:table-cell>
          <table:table-cell table:formula="of:=(       (    (COS([.$B4])     -      SQRT([.EI$2]^2-SIN([.$B4])^2))    /     (COS([.$B4])    +     SQRT([.EI$2]^2-SIN([.$B4])^2))    )  ^2     -    [.$C4]  )^2" office:value-type="float" office:value="0.00153204840072303" calcext:value-type="float">
            <text:p>0.0015320484</text:p>
          </table:table-cell>
          <table:table-cell table:formula="of:=(       (    (COS([.$B4])     -      SQRT([.EJ$2]^2-SIN([.$B4])^2))    /     (COS([.$B4])    +     SQRT([.EJ$2]^2-SIN([.$B4])^2))    )  ^2     -    [.$C4]  )^2" office:value-type="float" office:value="0.00153570479019011" calcext:value-type="float">
            <text:p>0.0015357048</text:p>
          </table:table-cell>
          <table:table-cell table:formula="of:=(       (    (COS([.$B4])     -      SQRT([.EK$2]^2-SIN([.$B4])^2))    /     (COS([.$B4])    +     SQRT([.EK$2]^2-SIN([.$B4])^2))    )  ^2     -    [.$C4]  )^2" office:value-type="float" office:value="0.00153936364552817" calcext:value-type="float">
            <text:p>0.0015393636</text:p>
          </table:table-cell>
          <table:table-cell table:formula="of:=(       (    (COS([.$B4])     -      SQRT([.EL$2]^2-SIN([.$B4])^2))    /     (COS([.$B4])    +     SQRT([.EL$2]^2-SIN([.$B4])^2))    )  ^2     -    [.$C4]  )^2" office:value-type="float" office:value="0.00154302496162966" calcext:value-type="float">
            <text:p>0.001543025</text:p>
          </table:table-cell>
          <table:table-cell table:formula="of:=(       (    (COS([.$B4])     -      SQRT([.EM$2]^2-SIN([.$B4])^2))    /     (COS([.$B4])    +     SQRT([.EM$2]^2-SIN([.$B4])^2))    )  ^2     -    [.$C4]  )^2" office:value-type="float" office:value="0.00154668873339626" calcext:value-type="float">
            <text:p>0.0015466887</text:p>
          </table:table-cell>
          <table:table-cell table:formula="of:=(       (    (COS([.$B4])     -      SQRT([.EN$2]^2-SIN([.$B4])^2))    /     (COS([.$B4])    +     SQRT([.EN$2]^2-SIN([.$B4])^2))    )  ^2     -    [.$C4]  )^2" office:value-type="float" office:value="0.00155035495573883" calcext:value-type="float">
            <text:p>0.001550355</text:p>
          </table:table-cell>
          <table:table-cell table:formula="of:=(       (    (COS([.$B4])     -      SQRT([.EO$2]^2-SIN([.$B4])^2))    /     (COS([.$B4])    +     SQRT([.EO$2]^2-SIN([.$B4])^2))    )  ^2     -    [.$C4]  )^2" office:value-type="float" office:value="0.00155402362357755" calcext:value-type="float">
            <text:p>0.0015540236</text:p>
          </table:table-cell>
          <table:table-cell table:formula="of:=(       (    (COS([.$B4])     -      SQRT([.EP$2]^2-SIN([.$B4])^2))    /     (COS([.$B4])    +     SQRT([.EP$2]^2-SIN([.$B4])^2))    )  ^2     -    [.$C4]  )^2" office:value-type="float" office:value="0.00155769473184166" calcext:value-type="float">
            <text:p>0.0015576947</text:p>
          </table:table-cell>
          <table:table-cell table:formula="of:=(       (    (COS([.$B4])     -      SQRT([.EQ$2]^2-SIN([.$B4])^2))    /     (COS([.$B4])    +     SQRT([.EQ$2]^2-SIN([.$B4])^2))    )  ^2     -    [.$C4]  )^2" office:value-type="float" office:value="0.00156136827546966" calcext:value-type="float">
            <text:p>0.0015613683</text:p>
          </table:table-cell>
          <table:table-cell table:formula="of:=(       (    (COS([.$B4])     -      SQRT([.ER$2]^2-SIN([.$B4])^2))    /     (COS([.$B4])    +     SQRT([.ER$2]^2-SIN([.$B4])^2))    )  ^2     -    [.$C4]  )^2" office:value-type="float" office:value="0.00156504424940915" calcext:value-type="float">
            <text:p>0.0015650442</text:p>
          </table:table-cell>
          <table:table-cell table:formula="of:=(       (    (COS([.$B4])     -      SQRT([.ES$2]^2-SIN([.$B4])^2))    /     (COS([.$B4])    +     SQRT([.ES$2]^2-SIN([.$B4])^2))    )  ^2     -    [.$C4]  )^2" office:value-type="float" office:value="0.00156872264861686" calcext:value-type="float">
            <text:p>0.0015687226</text:p>
          </table:table-cell>
          <table:table-cell table:formula="of:=(       (    (COS([.$B4])     -      SQRT([.ET$2]^2-SIN([.$B4])^2))    /     (COS([.$B4])    +     SQRT([.ET$2]^2-SIN([.$B4])^2))    )  ^2     -    [.$C4]  )^2" office:value-type="float" office:value="0.00157240346805868" calcext:value-type="float">
            <text:p>0.0015724035</text:p>
          </table:table-cell>
          <table:table-cell table:formula="of:=(       (    (COS([.$B4])     -      SQRT([.EU$2]^2-SIN([.$B4])^2))    /     (COS([.$B4])    +     SQRT([.EU$2]^2-SIN([.$B4])^2))    )  ^2     -    [.$C4]  )^2" office:value-type="float" office:value="0.00157608670270955" calcext:value-type="float">
            <text:p>0.0015760867</text:p>
          </table:table-cell>
          <table:table-cell table:formula="of:=(       (    (COS([.$B4])     -      SQRT([.EV$2]^2-SIN([.$B4])^2))    /     (COS([.$B4])    +     SQRT([.EV$2]^2-SIN([.$B4])^2))    )  ^2     -    [.$C4]  )^2" office:value-type="float" office:value="0.00157977234755347" calcext:value-type="float">
            <text:p>0.0015797723</text:p>
          </table:table-cell>
          <table:table-cell table:formula="of:=(       (    (COS([.$B4])     -      SQRT([.EW$2]^2-SIN([.$B4])^2))    /     (COS([.$B4])    +     SQRT([.EW$2]^2-SIN([.$B4])^2))    )  ^2     -    [.$C4]  )^2" office:value-type="float" office:value="0.00158346039758357" calcext:value-type="float">
            <text:p>0.0015834604</text:p>
          </table:table-cell>
          <table:table-cell table:formula="of:=(       (    (COS([.$B4])     -      SQRT([.EX$2]^2-SIN([.$B4])^2))    /     (COS([.$B4])    +     SQRT([.EX$2]^2-SIN([.$B4])^2))    )  ^2     -    [.$C4]  )^2" office:value-type="float" office:value="0.00158715084780193" calcext:value-type="float">
            <text:p>0.0015871508</text:p>
          </table:table-cell>
          <table:table-cell table:formula="of:=(       (    (COS([.$B4])     -      SQRT([.EY$2]^2-SIN([.$B4])^2))    /     (COS([.$B4])    +     SQRT([.EY$2]^2-SIN([.$B4])^2))    )  ^2     -    [.$C4]  )^2" office:value-type="float" office:value="0.00159084369321972" calcext:value-type="float">
            <text:p>0.0015908437</text:p>
          </table:table-cell>
          <table:table-cell table:formula="of:=(       (    (COS([.$B4])     -      SQRT([.EZ$2]^2-SIN([.$B4])^2))    /     (COS([.$B4])    +     SQRT([.EZ$2]^2-SIN([.$B4])^2))    )  ^2     -    [.$C4]  )^2" office:value-type="float" office:value="0.00159453892885707" calcext:value-type="float">
            <text:p>0.0015945389</text:p>
          </table:table-cell>
          <table:table-cell table:formula="of:=(       (    (COS([.$B4])     -      SQRT([.FA$2]^2-SIN([.$B4])^2))    /     (COS([.$B4])    +     SQRT([.FA$2]^2-SIN([.$B4])^2))    )  ^2     -    [.$C4]  )^2" office:value-type="float" office:value="0.00159823654974312" calcext:value-type="float">
            <text:p>0.0015982365</text:p>
          </table:table-cell>
          <table:table-cell table:formula="of:=(       (    (COS([.$B4])     -      SQRT([.FB$2]^2-SIN([.$B4])^2))    /     (COS([.$B4])    +     SQRT([.FB$2]^2-SIN([.$B4])^2))    )  ^2     -    [.$C4]  )^2" office:value-type="float" office:value="0.00160193655091595" calcext:value-type="float">
            <text:p>0.0016019366</text:p>
          </table:table-cell>
          <table:table-cell table:formula="of:=(       (    (COS([.$B4])     -      SQRT([.FC$2]^2-SIN([.$B4])^2))    /     (COS([.$B4])    +     SQRT([.FC$2]^2-SIN([.$B4])^2))    )  ^2     -    [.$C4]  )^2" office:value-type="float" office:value="0.00160563892742261" calcext:value-type="float">
            <text:p>0.0016056389</text:p>
          </table:table-cell>
          <table:table-cell table:formula="of:=(       (    (COS([.$B4])     -      SQRT([.FD$2]^2-SIN([.$B4])^2))    /     (COS([.$B4])    +     SQRT([.FD$2]^2-SIN([.$B4])^2))    )  ^2     -    [.$C4]  )^2" office:value-type="float" office:value="0.00160934367431906" calcext:value-type="float">
            <text:p>0.0016093437</text:p>
          </table:table-cell>
          <table:table-cell table:formula="of:=(       (    (COS([.$B4])     -      SQRT([.FE$2]^2-SIN([.$B4])^2))    /     (COS([.$B4])    +     SQRT([.FE$2]^2-SIN([.$B4])^2))    )  ^2     -    [.$C4]  )^2" office:value-type="float" office:value="0.00161305078667019" calcext:value-type="float">
            <text:p>0.0016130508</text:p>
          </table:table-cell>
          <table:table-cell table:formula="of:=(       (    (COS([.$B4])     -      SQRT([.FF$2]^2-SIN([.$B4])^2))    /     (COS([.$B4])    +     SQRT([.FF$2]^2-SIN([.$B4])^2))    )  ^2     -    [.$C4]  )^2" office:value-type="float" office:value="0.00161676025954976" calcext:value-type="float">
            <text:p>0.0016167603</text:p>
          </table:table-cell>
          <table:table-cell table:formula="of:=(       (    (COS([.$B4])     -      SQRT([.FG$2]^2-SIN([.$B4])^2))    /     (COS([.$B4])    +     SQRT([.FG$2]^2-SIN([.$B4])^2))    )  ^2     -    [.$C4]  )^2" office:value-type="float" office:value="0.00162047208804043" calcext:value-type="float">
            <text:p>0.0016204721</text:p>
          </table:table-cell>
          <table:table-cell table:formula="of:=(       (    (COS([.$B4])     -      SQRT([.FH$2]^2-SIN([.$B4])^2))    /     (COS([.$B4])    +     SQRT([.FH$2]^2-SIN([.$B4])^2))    )  ^2     -    [.$C4]  )^2" office:value-type="float" office:value="0.00162418626723368" calcext:value-type="float">
            <text:p>0.0016241863</text:p>
          </table:table-cell>
          <table:table-cell table:formula="of:=(       (    (COS([.$B4])     -      SQRT([.FI$2]^2-SIN([.$B4])^2))    /     (COS([.$B4])    +     SQRT([.FI$2]^2-SIN([.$B4])^2))    )  ^2     -    [.$C4]  )^2" office:value-type="float" office:value="0.00162790279222988" calcext:value-type="float">
            <text:p>0.0016279028</text:p>
          </table:table-cell>
          <table:table-cell table:formula="of:=(       (    (COS([.$B4])     -      SQRT([.FJ$2]^2-SIN([.$B4])^2))    /     (COS([.$B4])    +     SQRT([.FJ$2]^2-SIN([.$B4])^2))    )  ^2     -    [.$C4]  )^2" office:value-type="float" office:value="0.00163162165813819" calcext:value-type="float">
            <text:p>0.0016316217</text:p>
          </table:table-cell>
          <table:table-cell table:formula="of:=(       (    (COS([.$B4])     -      SQRT([.FK$2]^2-SIN([.$B4])^2))    /     (COS([.$B4])    +     SQRT([.FK$2]^2-SIN([.$B4])^2))    )  ^2     -    [.$C4]  )^2" office:value-type="float" office:value="0.00163534286007657" calcext:value-type="float">
            <text:p>0.0016353429</text:p>
          </table:table-cell>
          <table:table-cell table:formula="of:=(       (    (COS([.$B4])     -      SQRT([.FL$2]^2-SIN([.$B4])^2))    /     (COS([.$B4])    +     SQRT([.FL$2]^2-SIN([.$B4])^2))    )  ^2     -    [.$C4]  )^2" office:value-type="float" office:value="0.00163906639317176" calcext:value-type="float">
            <text:p>0.0016390664</text:p>
          </table:table-cell>
          <table:table-cell table:formula="of:=(       (    (COS([.$B4])     -      SQRT([.FM$2]^2-SIN([.$B4])^2))    /     (COS([.$B4])    +     SQRT([.FM$2]^2-SIN([.$B4])^2))    )  ^2     -    [.$C4]  )^2" office:value-type="float" office:value="0.0016427922525593" calcext:value-type="float">
            <text:p>0.0016427923</text:p>
          </table:table-cell>
          <table:table-cell table:formula="of:=(       (    (COS([.$B4])     -      SQRT([.FN$2]^2-SIN([.$B4])^2))    /     (COS([.$B4])    +     SQRT([.FN$2]^2-SIN([.$B4])^2))    )  ^2     -    [.$C4]  )^2" office:value-type="float" office:value="0.00164652043338346" calcext:value-type="float">
            <text:p>0.0016465204</text:p>
          </table:table-cell>
          <table:table-cell table:formula="of:=(       (    (COS([.$B4])     -      SQRT([.FO$2]^2-SIN([.$B4])^2))    /     (COS([.$B4])    +     SQRT([.FO$2]^2-SIN([.$B4])^2))    )  ^2     -    [.$C4]  )^2" office:value-type="float" office:value="0.00165025093079721" calcext:value-type="float">
            <text:p>0.0016502509</text:p>
          </table:table-cell>
          <table:table-cell table:formula="of:=(       (    (COS([.$B4])     -      SQRT([.FP$2]^2-SIN([.$B4])^2))    /     (COS([.$B4])    +     SQRT([.FP$2]^2-SIN([.$B4])^2))    )  ^2     -    [.$C4]  )^2" office:value-type="float" office:value="0.00165398373996231" calcext:value-type="float">
            <text:p>0.0016539837</text:p>
          </table:table-cell>
          <table:table-cell table:formula="of:=(       (    (COS([.$B4])     -      SQRT([.FQ$2]^2-SIN([.$B4])^2))    /     (COS([.$B4])    +     SQRT([.FQ$2]^2-SIN([.$B4])^2))    )  ^2     -    [.$C4]  )^2" office:value-type="float" office:value="0.00165771885604914" calcext:value-type="float">
            <text:p>0.0016577189</text:p>
          </table:table-cell>
          <table:table-cell table:formula="of:=(       (    (COS([.$B4])     -      SQRT([.FR$2]^2-SIN([.$B4])^2))    /     (COS([.$B4])    +     SQRT([.FR$2]^2-SIN([.$B4])^2))    )  ^2     -    [.$C4]  )^2" office:value-type="float" office:value="0.00166145627423682" calcext:value-type="float">
            <text:p>0.0016614563</text:p>
          </table:table-cell>
          <table:table-cell table:formula="of:=(       (    (COS([.$B4])     -      SQRT([.FS$2]^2-SIN([.$B4])^2))    /     (COS([.$B4])    +     SQRT([.FS$2]^2-SIN([.$B4])^2))    )  ^2     -    [.$C4]  )^2" office:value-type="float" office:value="0.00166519598971307" calcext:value-type="float">
            <text:p>0.001665196</text:p>
          </table:table-cell>
          <table:table-cell table:formula="of:=(       (    (COS([.$B4])     -      SQRT([.FT$2]^2-SIN([.$B4])^2))    /     (COS([.$B4])    +     SQRT([.FT$2]^2-SIN([.$B4])^2))    )  ^2     -    [.$C4]  )^2" office:value-type="float" office:value="0.00166893799767432" calcext:value-type="float">
            <text:p>0.001668938</text:p>
          </table:table-cell>
          <table:table-cell table:formula="of:=(       (    (COS([.$B4])     -      SQRT([.FU$2]^2-SIN([.$B4])^2))    /     (COS([.$B4])    +     SQRT([.FU$2]^2-SIN([.$B4])^2))    )  ^2     -    [.$C4]  )^2" office:value-type="float" office:value="0.00167268229332557" calcext:value-type="float">
            <text:p>0.0016726823</text:p>
          </table:table-cell>
          <table:table-cell table:formula="of:=(       (    (COS([.$B4])     -      SQRT([.FV$2]^2-SIN([.$B4])^2))    /     (COS([.$B4])    +     SQRT([.FV$2]^2-SIN([.$B4])^2))    )  ^2     -    [.$C4]  )^2" office:value-type="float" office:value="0.00167642887188046" calcext:value-type="float">
            <text:p>0.0016764289</text:p>
          </table:table-cell>
          <table:table-cell table:formula="of:=(       (    (COS([.$B4])     -      SQRT([.FW$2]^2-SIN([.$B4])^2))    /     (COS([.$B4])    +     SQRT([.FW$2]^2-SIN([.$B4])^2))    )  ^2     -    [.$C4]  )^2" office:value-type="float" office:value="0.00168017772856124" calcext:value-type="float">
            <text:p>0.0016801777</text:p>
          </table:table-cell>
          <table:table-cell table:formula="of:=(       (    (COS([.$B4])     -      SQRT([.FX$2]^2-SIN([.$B4])^2))    /     (COS([.$B4])    +     SQRT([.FX$2]^2-SIN([.$B4])^2))    )  ^2     -    [.$C4]  )^2" office:value-type="float" office:value="0.00168392885859868" calcext:value-type="float">
            <text:p>0.0016839289</text:p>
          </table:table-cell>
          <table:table-cell table:formula="of:=(       (    (COS([.$B4])     -      SQRT([.FY$2]^2-SIN([.$B4])^2))    /     (COS([.$B4])    +     SQRT([.FY$2]^2-SIN([.$B4])^2))    )  ^2     -    [.$C4]  )^2" office:value-type="float" office:value="0.00168768225723214" calcext:value-type="float">
            <text:p>0.0016876823</text:p>
          </table:table-cell>
          <table:table-cell table:formula="of:=(       (    (COS([.$B4])     -      SQRT([.FZ$2]^2-SIN([.$B4])^2))    /     (COS([.$B4])    +     SQRT([.FZ$2]^2-SIN([.$B4])^2))    )  ^2     -    [.$C4]  )^2" office:value-type="float" office:value="0.00169143791970956" calcext:value-type="float">
            <text:p>0.0016914379</text:p>
          </table:table-cell>
          <table:table-cell table:formula="of:=(       (    (COS([.$B4])     -      SQRT([.GA$2]^2-SIN([.$B4])^2))    /     (COS([.$B4])    +     SQRT([.GA$2]^2-SIN([.$B4])^2))    )  ^2     -    [.$C4]  )^2" office:value-type="float" office:value="0.00169519584128732" calcext:value-type="float">
            <text:p>0.0016951958</text:p>
          </table:table-cell>
          <table:table-cell table:formula="of:=(       (    (COS([.$B4])     -      SQRT([.GB$2]^2-SIN([.$B4])^2))    /     (COS([.$B4])    +     SQRT([.GB$2]^2-SIN([.$B4])^2))    )  ^2     -    [.$C4]  )^2" office:value-type="float" office:value="0.00169895601723035" calcext:value-type="float">
            <text:p>0.001698956</text:p>
          </table:table-cell>
          <table:table-cell table:formula="of:=(       (    (COS([.$B4])     -      SQRT([.GC$2]^2-SIN([.$B4])^2))    /     (COS([.$B4])    +     SQRT([.GC$2]^2-SIN([.$B4])^2))    )  ^2     -    [.$C4]  )^2" office:value-type="float" office:value="0.0017027184428121" calcext:value-type="float">
            <text:p>0.0017027184</text:p>
          </table:table-cell>
          <table:table-cell table:formula="of:=(       (    (COS([.$B4])     -      SQRT([.GD$2]^2-SIN([.$B4])^2))    /     (COS([.$B4])    +     SQRT([.GD$2]^2-SIN([.$B4])^2))    )  ^2     -    [.$C4]  )^2" office:value-type="float" office:value="0.0017064831133144" calcext:value-type="float">
            <text:p>0.0017064831</text:p>
          </table:table-cell>
          <table:table-cell table:formula="of:=(       (    (COS([.$B4])     -      SQRT([.GE$2]^2-SIN([.$B4])^2))    /     (COS([.$B4])    +     SQRT([.GE$2]^2-SIN([.$B4])^2))    )  ^2     -    [.$C4]  )^2" office:value-type="float" office:value="0.00171025002402764" calcext:value-type="float">
            <text:p>0.00171025</text:p>
          </table:table-cell>
          <table:table-cell table:formula="of:=(       (    (COS([.$B4])     -      SQRT([.GF$2]^2-SIN([.$B4])^2))    /     (COS([.$B4])    +     SQRT([.GF$2]^2-SIN([.$B4])^2))    )  ^2     -    [.$C4]  )^2" office:value-type="float" office:value="0.00171401917025061" calcext:value-type="float">
            <text:p>0.0017140192</text:p>
          </table:table-cell>
          <table:table-cell table:formula="of:=(       (    (COS([.$B4])     -      SQRT([.GG$2]^2-SIN([.$B4])^2))    /     (COS([.$B4])    +     SQRT([.GG$2]^2-SIN([.$B4])^2))    )  ^2     -    [.$C4]  )^2" office:value-type="float" office:value="0.00171779054729047" calcext:value-type="float">
            <text:p>0.0017177905</text:p>
          </table:table-cell>
          <table:table-cell table:formula="of:=(       (    (COS([.$B4])     -      SQRT([.GH$2]^2-SIN([.$B4])^2))    /     (COS([.$B4])    +     SQRT([.GH$2]^2-SIN([.$B4])^2))    )  ^2     -    [.$C4]  )^2" office:value-type="float" office:value="0.00172156415046285" calcext:value-type="float">
            <text:p>0.0017215642</text:p>
          </table:table-cell>
          <table:table-cell table:formula="of:=(       (    (COS([.$B4])     -      SQRT([.GI$2]^2-SIN([.$B4])^2))    /     (COS([.$B4])    +     SQRT([.GI$2]^2-SIN([.$B4])^2))    )  ^2     -    [.$C4]  )^2" office:value-type="float" office:value="0.00172533997509173" calcext:value-type="float">
            <text:p>0.00172534</text:p>
          </table:table-cell>
          <table:table-cell table:formula="of:=(       (    (COS([.$B4])     -      SQRT([.GJ$2]^2-SIN([.$B4])^2))    /     (COS([.$B4])    +     SQRT([.GJ$2]^2-SIN([.$B4])^2))    )  ^2     -    [.$C4]  )^2" office:value-type="float" office:value="0.00172911801650949" calcext:value-type="float">
            <text:p>0.001729118</text:p>
          </table:table-cell>
          <table:table-cell table:formula="of:=(       (    (COS([.$B4])     -      SQRT([.GK$2]^2-SIN([.$B4])^2))    /     (COS([.$B4])    +     SQRT([.GK$2]^2-SIN([.$B4])^2))    )  ^2     -    [.$C4]  )^2" office:value-type="float" office:value="0.00173289827005683" calcext:value-type="float">
            <text:p>0.0017328983</text:p>
          </table:table-cell>
          <table:table-cell table:formula="of:=(       (    (COS([.$B4])     -      SQRT([.GL$2]^2-SIN([.$B4])^2))    /     (COS([.$B4])    +     SQRT([.GL$2]^2-SIN([.$B4])^2))    )  ^2     -    [.$C4]  )^2" office:value-type="float" office:value="0.00173668073108281" calcext:value-type="float">
            <text:p>0.0017366807</text:p>
          </table:table-cell>
          <table:table-cell table:formula="of:=(       (    (COS([.$B4])     -      SQRT([.GM$2]^2-SIN([.$B4])^2))    /     (COS([.$B4])    +     SQRT([.GM$2]^2-SIN([.$B4])^2))    )  ^2     -    [.$C4]  )^2" office:value-type="float" office:value="0.0017404653949448" calcext:value-type="float">
            <text:p>0.0017404654</text:p>
          </table:table-cell>
          <table:table-cell table:formula="of:=(       (    (COS([.$B4])     -      SQRT([.GN$2]^2-SIN([.$B4])^2))    /     (COS([.$B4])    +     SQRT([.GN$2]^2-SIN([.$B4])^2))    )  ^2     -    [.$C4]  )^2" office:value-type="float" office:value="0.00174425225700844" calcext:value-type="float">
            <text:p>0.0017442523</text:p>
          </table:table-cell>
          <table:table-cell table:formula="of:=(       (    (COS([.$B4])     -      SQRT([.GO$2]^2-SIN([.$B4])^2))    /     (COS([.$B4])    +     SQRT([.GO$2]^2-SIN([.$B4])^2))    )  ^2     -    [.$C4]  )^2" office:value-type="float" office:value="0.00174804131264775" calcext:value-type="float">
            <text:p>0.0017480413</text:p>
          </table:table-cell>
          <table:table-cell table:formula="of:=(       (    (COS([.$B4])     -      SQRT([.GP$2]^2-SIN([.$B4])^2))    /     (COS([.$B4])    +     SQRT([.GP$2]^2-SIN([.$B4])^2))    )  ^2     -    [.$C4]  )^2" office:value-type="float" office:value="0.00175183255724494" calcext:value-type="float">
            <text:p>0.0017518326</text:p>
          </table:table-cell>
          <table:table-cell table:formula="of:=(       (    (COS([.$B4])     -      SQRT([.GQ$2]^2-SIN([.$B4])^2))    /     (COS([.$B4])    +     SQRT([.GQ$2]^2-SIN([.$B4])^2))    )  ^2     -    [.$C4]  )^2" office:value-type="float" office:value="0.00175562598619046" calcext:value-type="float">
            <text:p>0.001755626</text:p>
          </table:table-cell>
          <table:table-cell table:formula="of:=(       (    (COS([.$B4])     -      SQRT([.GR$2]^2-SIN([.$B4])^2))    /     (COS([.$B4])    +     SQRT([.GR$2]^2-SIN([.$B4])^2))    )  ^2     -    [.$C4]  )^2" office:value-type="float" office:value="0.00175942159488307" calcext:value-type="float">
            <text:p>0.0017594216</text:p>
          </table:table-cell>
          <table:table-cell table:formula="of:=(       (    (COS([.$B4])     -      SQRT([.GS$2]^2-SIN([.$B4])^2))    /     (COS([.$B4])    +     SQRT([.GS$2]^2-SIN([.$B4])^2))    )  ^2     -    [.$C4]  )^2" office:value-type="float" office:value="0.00176321937872971" calcext:value-type="float">
            <text:p>0.0017632194</text:p>
          </table:table-cell>
          <table:table-cell table:formula="of:=(       (    (COS([.$B4])     -      SQRT([.GT$2]^2-SIN([.$B4])^2))    /     (COS([.$B4])    +     SQRT([.GT$2]^2-SIN([.$B4])^2))    )  ^2     -    [.$C4]  )^2" office:value-type="float" office:value="0.0017670193331455" calcext:value-type="float">
            <text:p>0.0017670193</text:p>
          </table:table-cell>
          <table:table-cell table:formula="of:=(       (    (COS([.$B4])     -      SQRT([.GU$2]^2-SIN([.$B4])^2))    /     (COS([.$B4])    +     SQRT([.GU$2]^2-SIN([.$B4])^2))    )  ^2     -    [.$C4]  )^2" office:value-type="float" office:value="0.00177082145355377" calcext:value-type="float">
            <text:p>0.0017708215</text:p>
          </table:table-cell>
          <table:table-cell table:formula="of:=(       (    (COS([.$B4])     -      SQRT([.GV$2]^2-SIN([.$B4])^2))    /     (COS([.$B4])    +     SQRT([.GV$2]^2-SIN([.$B4])^2))    )  ^2     -    [.$C4]  )^2" office:value-type="float" office:value="0.00177462573538607" calcext:value-type="float">
            <text:p>0.0017746257</text:p>
          </table:table-cell>
          <table:table-cell table:formula="of:=(       (    (COS([.$B4])     -      SQRT([.GW$2]^2-SIN([.$B4])^2))    /     (COS([.$B4])    +     SQRT([.GW$2]^2-SIN([.$B4])^2))    )  ^2     -    [.$C4]  )^2" office:value-type="float" office:value="0.001778432174082" calcext:value-type="float">
            <text:p>0.0017784322</text:p>
          </table:table-cell>
          <table:table-cell table:formula="of:=(       (    (COS([.$B4])     -      SQRT([.GX$2]^2-SIN([.$B4])^2))    /     (COS([.$B4])    +     SQRT([.GX$2]^2-SIN([.$B4])^2))    )  ^2     -    [.$C4]  )^2" office:value-type="float" office:value="0.00178224076508939" calcext:value-type="float">
            <text:p>0.0017822408</text:p>
          </table:table-cell>
          <table:table-cell table:formula="of:=(       (    (COS([.$B4])     -      SQRT([.GY$2]^2-SIN([.$B4])^2))    /     (COS([.$B4])    +     SQRT([.GY$2]^2-SIN([.$B4])^2))    )  ^2     -    [.$C4]  )^2" office:value-type="float" office:value="0.00178605150386414" calcext:value-type="float">
            <text:p>0.0017860515</text:p>
          </table:table-cell>
          <table:table-cell table:formula="of:=(       (    (COS([.$B4])     -      SQRT([.GZ$2]^2-SIN([.$B4])^2))    /     (COS([.$B4])    +     SQRT([.GZ$2]^2-SIN([.$B4])^2))    )  ^2     -    [.$C4]  )^2" office:value-type="float" office:value="0.00178986438587029" calcext:value-type="float">
            <text:p>0.0017898644</text:p>
          </table:table-cell>
          <table:table-cell table:formula="of:=(       (    (COS([.$B4])     -      SQRT([.HA$2]^2-SIN([.$B4])^2))    /     (COS([.$B4])    +     SQRT([.HA$2]^2-SIN([.$B4])^2))    )  ^2     -    [.$C4]  )^2" office:value-type="float" office:value="0.00179367940657993" calcext:value-type="float">
            <text:p>0.0017936794</text:p>
          </table:table-cell>
          <table:table-cell table:formula="of:=(       (    (COS([.$B4])     -      SQRT([.HB$2]^2-SIN([.$B4])^2))    /     (COS([.$B4])    +     SQRT([.HB$2]^2-SIN([.$B4])^2))    )  ^2     -    [.$C4]  )^2" office:value-type="float" office:value="0.00179749656147325" calcext:value-type="float">
            <text:p>0.0017974966</text:p>
          </table:table-cell>
          <table:table-cell table:formula="of:=(       (    (COS([.$B4])     -      SQRT([.HC$2]^2-SIN([.$B4])^2))    /     (COS([.$B4])    +     SQRT([.HC$2]^2-SIN([.$B4])^2))    )  ^2     -    [.$C4]  )^2" office:value-type="float" office:value="0.00180131584603853" calcext:value-type="float">
            <text:p>0.0018013158</text:p>
          </table:table-cell>
          <table:table-cell table:formula="of:=(       (    (COS([.$B4])     -      SQRT([.HD$2]^2-SIN([.$B4])^2))    /     (COS([.$B4])    +     SQRT([.HD$2]^2-SIN([.$B4])^2))    )  ^2     -    [.$C4]  )^2" office:value-type="float" office:value="0.00180513725577201" calcext:value-type="float">
            <text:p>0.0018051373</text:p>
          </table:table-cell>
          <table:table-cell table:formula="of:=(       (    (COS([.$B4])     -      SQRT([.HE$2]^2-SIN([.$B4])^2))    /     (COS([.$B4])    +     SQRT([.HE$2]^2-SIN([.$B4])^2))    )  ^2     -    [.$C4]  )^2" office:value-type="float" office:value="0.00180896078617801" calcext:value-type="float">
            <text:p>0.0018089608</text:p>
          </table:table-cell>
          <table:table-cell table:formula="of:=(       (    (COS([.$B4])     -      SQRT([.HF$2]^2-SIN([.$B4])^2))    /     (COS([.$B4])    +     SQRT([.HF$2]^2-SIN([.$B4])^2))    )  ^2     -    [.$C4]  )^2" office:value-type="float" office:value="0.00181278643276886" calcext:value-type="float">
            <text:p>0.0018127864</text:p>
          </table:table-cell>
          <table:table-cell table:formula="of:=(       (    (COS([.$B4])     -      SQRT([.HG$2]^2-SIN([.$B4])^2))    /     (COS([.$B4])    +     SQRT([.HG$2]^2-SIN([.$B4])^2))    )  ^2     -    [.$C4]  )^2" office:value-type="float" office:value="0.00181661419106488" calcext:value-type="float">
            <text:p>0.0018166142</text:p>
          </table:table-cell>
          <table:table-cell table:formula="of:=(       (    (COS([.$B4])     -      SQRT([.HH$2]^2-SIN([.$B4])^2))    /     (COS([.$B4])    +     SQRT([.HH$2]^2-SIN([.$B4])^2))    )  ^2     -    [.$C4]  )^2" office:value-type="float" office:value="0.00182044405659434" calcext:value-type="float">
            <text:p>0.0018204441</text:p>
          </table:table-cell>
          <table:table-cell table:formula="of:=(       (    (COS([.$B4])     -      SQRT([.HI$2]^2-SIN([.$B4])^2))    /     (COS([.$B4])    +     SQRT([.HI$2]^2-SIN([.$B4])^2))    )  ^2     -    [.$C4]  )^2" office:value-type="float" office:value="0.00182427602489349" calcext:value-type="float">
            <text:p>0.001824276</text:p>
          </table:table-cell>
          <table:table-cell table:formula="of:=(       (    (COS([.$B4])     -      SQRT([.HJ$2]^2-SIN([.$B4])^2))    /     (COS([.$B4])    +     SQRT([.HJ$2]^2-SIN([.$B4])^2))    )  ^2     -    [.$C4]  )^2" office:value-type="float" office:value="0.00182811009150654" calcext:value-type="float">
            <text:p>0.0018281101</text:p>
          </table:table-cell>
          <table:table-cell table:formula="of:=(       (    (COS([.$B4])     -      SQRT([.HK$2]^2-SIN([.$B4])^2))    /     (COS([.$B4])    +     SQRT([.HK$2]^2-SIN([.$B4])^2))    )  ^2     -    [.$C4]  )^2" office:value-type="float" office:value="0.00183194625198563" calcext:value-type="float">
            <text:p>0.0018319463</text:p>
          </table:table-cell>
          <table:table-cell table:formula="of:=(       (    (COS([.$B4])     -      SQRT([.HL$2]^2-SIN([.$B4])^2))    /     (COS([.$B4])    +     SQRT([.HL$2]^2-SIN([.$B4])^2))    )  ^2     -    [.$C4]  )^2" office:value-type="float" office:value="0.00183578450189076" calcext:value-type="float">
            <text:p>0.0018357845</text:p>
          </table:table-cell>
          <table:table-cell table:formula="of:=(       (    (COS([.$B4])     -      SQRT([.HM$2]^2-SIN([.$B4])^2))    /     (COS([.$B4])    +     SQRT([.HM$2]^2-SIN([.$B4])^2))    )  ^2     -    [.$C4]  )^2" office:value-type="float" office:value="0.00183962483678989" calcext:value-type="float">
            <text:p>0.0018396248</text:p>
          </table:table-cell>
          <table:table-cell table:formula="of:=(       (    (COS([.$B4])     -      SQRT([.HN$2]^2-SIN([.$B4])^2))    /     (COS([.$B4])    +     SQRT([.HN$2]^2-SIN([.$B4])^2))    )  ^2     -    [.$C4]  )^2" office:value-type="float" office:value="0.00184346725225882" calcext:value-type="float">
            <text:p>0.0018434673</text:p>
          </table:table-cell>
          <table:table-cell table:formula="of:=(       (    (COS([.$B4])     -      SQRT([.HO$2]^2-SIN([.$B4])^2))    /     (COS([.$B4])    +     SQRT([.HO$2]^2-SIN([.$B4])^2))    )  ^2     -    [.$C4]  )^2" office:value-type="float" office:value="0.00184731174388128" calcext:value-type="float">
            <text:p>0.0018473117</text:p>
          </table:table-cell>
          <table:table-cell table:formula="of:=(       (    (COS([.$B4])     -      SQRT([.HP$2]^2-SIN([.$B4])^2))    /     (COS([.$B4])    +     SQRT([.HP$2]^2-SIN([.$B4])^2))    )  ^2     -    [.$C4]  )^2" office:value-type="float" office:value="0.00185115830724879" calcext:value-type="float">
            <text:p>0.0018511583</text:p>
          </table:table-cell>
          <table:table-cell table:formula="of:=(       (    (COS([.$B4])     -      SQRT([.HQ$2]^2-SIN([.$B4])^2))    /     (COS([.$B4])    +     SQRT([.HQ$2]^2-SIN([.$B4])^2))    )  ^2     -    [.$C4]  )^2" office:value-type="float" office:value="0.00185500693796069" calcext:value-type="float">
            <text:p>0.0018550069</text:p>
          </table:table-cell>
          <table:table-cell table:formula="of:=(       (    (COS([.$B4])     -      SQRT([.HR$2]^2-SIN([.$B4])^2))    /     (COS([.$B4])    +     SQRT([.HR$2]^2-SIN([.$B4])^2))    )  ^2     -    [.$C4]  )^2" office:value-type="float" office:value="0.00185885763162421" calcext:value-type="float">
            <text:p>0.0018588576</text:p>
          </table:table-cell>
          <table:table-cell table:formula="of:=(       (    (COS([.$B4])     -      SQRT([.HS$2]^2-SIN([.$B4])^2))    /     (COS([.$B4])    +     SQRT([.HS$2]^2-SIN([.$B4])^2))    )  ^2     -    [.$C4]  )^2" office:value-type="float" office:value="0.00186271038385433" calcext:value-type="float">
            <text:p>0.0018627104</text:p>
          </table:table-cell>
          <table:table-cell table:formula="of:=(       (    (COS([.$B4])     -      SQRT([.HT$2]^2-SIN([.$B4])^2))    /     (COS([.$B4])    +     SQRT([.HT$2]^2-SIN([.$B4])^2))    )  ^2     -    [.$C4]  )^2" office:value-type="float" office:value="0.00186656519027386" calcext:value-type="float">
            <text:p>0.0018665652</text:p>
          </table:table-cell>
          <table:table-cell table:formula="of:=(       (    (COS([.$B4])     -      SQRT([.HU$2]^2-SIN([.$B4])^2))    /     (COS([.$B4])    +     SQRT([.HU$2]^2-SIN([.$B4])^2))    )  ^2     -    [.$C4]  )^2" office:value-type="float" office:value="0.00187042204651333" calcext:value-type="float">
            <text:p>0.001870422</text:p>
          </table:table-cell>
          <table:table-cell table:formula="of:=(       (    (COS([.$B4])     -      SQRT([.HV$2]^2-SIN([.$B4])^2))    /     (COS([.$B4])    +     SQRT([.HV$2]^2-SIN([.$B4])^2))    )  ^2     -    [.$C4]  )^2" office:value-type="float" office:value="0.00187428094821108" calcext:value-type="float">
            <text:p>0.0018742809</text:p>
          </table:table-cell>
          <table:table-cell table:formula="of:=(       (    (COS([.$B4])     -      SQRT([.HW$2]^2-SIN([.$B4])^2))    /     (COS([.$B4])    +     SQRT([.HW$2]^2-SIN([.$B4])^2))    )  ^2     -    [.$C4]  )^2" office:value-type="float" office:value="0.00187814189101315" calcext:value-type="float">
            <text:p>0.0018781419</text:p>
          </table:table-cell>
          <table:table-cell table:formula="of:=(       (    (COS([.$B4])     -      SQRT([.HX$2]^2-SIN([.$B4])^2))    /     (COS([.$B4])    +     SQRT([.HX$2]^2-SIN([.$B4])^2))    )  ^2     -    [.$C4]  )^2" office:value-type="float" office:value="0.00188200487057336" calcext:value-type="float">
            <text:p>0.0018820049</text:p>
          </table:table-cell>
          <table:table-cell table:formula="of:=(       (    (COS([.$B4])     -      SQRT([.HY$2]^2-SIN([.$B4])^2))    /     (COS([.$B4])    +     SQRT([.HY$2]^2-SIN([.$B4])^2))    )  ^2     -    [.$C4]  )^2" office:value-type="float" office:value="0.00188586988255316" calcext:value-type="float">
            <text:p>0.0018858699</text:p>
          </table:table-cell>
          <table:table-cell table:formula="of:=(       (    (COS([.$B4])     -      SQRT([.HZ$2]^2-SIN([.$B4])^2))    /     (COS([.$B4])    +     SQRT([.HZ$2]^2-SIN([.$B4])^2))    )  ^2     -    [.$C4]  )^2" office:value-type="float" office:value="0.00188973692262178" calcext:value-type="float">
            <text:p>0.0018897369</text:p>
          </table:table-cell>
          <table:table-cell table:formula="of:=(       (    (COS([.$B4])     -      SQRT([.IA$2]^2-SIN([.$B4])^2))    /     (COS([.$B4])    +     SQRT([.IA$2]^2-SIN([.$B4])^2))    )  ^2     -    [.$C4]  )^2" office:value-type="float" office:value="0.0018936059864561" calcext:value-type="float">
            <text:p>0.001893606</text:p>
          </table:table-cell>
          <table:table-cell table:formula="of:=(       (    (COS([.$B4])     -      SQRT([.IB$2]^2-SIN([.$B4])^2))    /     (COS([.$B4])    +     SQRT([.IB$2]^2-SIN([.$B4])^2))    )  ^2     -    [.$C4]  )^2" office:value-type="float" office:value="0.00189747706974065" calcext:value-type="float">
            <text:p>0.0018974771</text:p>
          </table:table-cell>
          <table:table-cell table:formula="of:=(       (    (COS([.$B4])     -      SQRT([.IC$2]^2-SIN([.$B4])^2))    /     (COS([.$B4])    +     SQRT([.IC$2]^2-SIN([.$B4])^2))    )  ^2     -    [.$C4]  )^2" office:value-type="float" office:value="0.00190135016816761" calcext:value-type="float">
            <text:p>0.0019013502</text:p>
          </table:table-cell>
          <table:table-cell table:formula="of:=(       (    (COS([.$B4])     -      SQRT([.ID$2]^2-SIN([.$B4])^2))    /     (COS([.$B4])    +     SQRT([.ID$2]^2-SIN([.$B4])^2))    )  ^2     -    [.$C4]  )^2" office:value-type="float" office:value="0.00190522527743684" calcext:value-type="float">
            <text:p>0.0019052253</text:p>
          </table:table-cell>
          <table:table-cell table:formula="of:=(       (    (COS([.$B4])     -      SQRT([.IE$2]^2-SIN([.$B4])^2))    /     (COS([.$B4])    +     SQRT([.IE$2]^2-SIN([.$B4])^2))    )  ^2     -    [.$C4]  )^2" office:value-type="float" office:value="0.00190910239325578" calcext:value-type="float">
            <text:p>0.0019091024</text:p>
          </table:table-cell>
          <table:table-cell table:formula="of:=(       (    (COS([.$B4])     -      SQRT([.IF$2]^2-SIN([.$B4])^2))    /     (COS([.$B4])    +     SQRT([.IF$2]^2-SIN([.$B4])^2))    )  ^2     -    [.$C4]  )^2" office:value-type="float" office:value="0.00191298151133948" calcext:value-type="float">
            <text:p>0.0019129815</text:p>
          </table:table-cell>
          <table:table-cell table:formula="of:=(       (    (COS([.$B4])     -      SQRT([.IG$2]^2-SIN([.$B4])^2))    /     (COS([.$B4])    +     SQRT([.IG$2]^2-SIN([.$B4])^2))    )  ^2     -    [.$C4]  )^2" office:value-type="float" office:value="0.00191686262741059" calcext:value-type="float">
            <text:p>0.0019168626</text:p>
          </table:table-cell>
          <table:table-cell table:formula="of:=(       (    (COS([.$B4])     -      SQRT([.IH$2]^2-SIN([.$B4])^2))    /     (COS([.$B4])    +     SQRT([.IH$2]^2-SIN([.$B4])^2))    )  ^2     -    [.$C4]  )^2" office:value-type="float" office:value="0.00192074573719934" calcext:value-type="float">
            <text:p>0.0019207457</text:p>
          </table:table-cell>
          <table:table-cell table:formula="of:=(       (    (COS([.$B4])     -      SQRT([.II$2]^2-SIN([.$B4])^2))    /     (COS([.$B4])    +     SQRT([.II$2]^2-SIN([.$B4])^2))    )  ^2     -    [.$C4]  )^2" office:value-type="float" office:value="0.00192463083644348" calcext:value-type="float">
            <text:p>0.0019246308</text:p>
          </table:table-cell>
          <table:table-cell table:formula="of:=(       (    (COS([.$B4])     -      SQRT([.IJ$2]^2-SIN([.$B4])^2))    /     (COS([.$B4])    +     SQRT([.IJ$2]^2-SIN([.$B4])^2))    )  ^2     -    [.$C4]  )^2" office:value-type="float" office:value="0.00192851792088836" calcext:value-type="float">
            <text:p>0.0019285179</text:p>
          </table:table-cell>
          <table:table-cell table:formula="of:=(       (    (COS([.$B4])     -      SQRT([.IK$2]^2-SIN([.$B4])^2))    /     (COS([.$B4])    +     SQRT([.IK$2]^2-SIN([.$B4])^2))    )  ^2     -    [.$C4]  )^2" office:value-type="float" office:value="0.00193240698628686" calcext:value-type="float">
            <text:p>0.001932407</text:p>
          </table:table-cell>
          <table:table-cell table:formula="of:=(       (    (COS([.$B4])     -      SQRT([.IL$2]^2-SIN([.$B4])^2))    /     (COS([.$B4])    +     SQRT([.IL$2]^2-SIN([.$B4])^2))    )  ^2     -    [.$C4]  )^2" office:value-type="float" office:value="0.00193629802839932" calcext:value-type="float">
            <text:p>0.001936298</text:p>
          </table:table-cell>
          <table:table-cell table:formula="of:=(       (    (COS([.$B4])     -      SQRT([.IM$2]^2-SIN([.$B4])^2))    /     (COS([.$B4])    +     SQRT([.IM$2]^2-SIN([.$B4])^2))    )  ^2     -    [.$C4]  )^2" office:value-type="float" office:value="0.00194019104299363" calcext:value-type="float">
            <text:p>0.001940191</text:p>
          </table:table-cell>
          <table:table-cell table:formula="of:=(       (    (COS([.$B4])     -      SQRT([.IN$2]^2-SIN([.$B4])^2))    /     (COS([.$B4])    +     SQRT([.IN$2]^2-SIN([.$B4])^2))    )  ^2     -    [.$C4]  )^2" office:value-type="float" office:value="0.00194408602584513" calcext:value-type="float">
            <text:p>0.001944086</text:p>
          </table:table-cell>
          <table:table-cell table:formula="of:=(       (    (COS([.$B4])     -      SQRT([.IO$2]^2-SIN([.$B4])^2))    /     (COS([.$B4])    +     SQRT([.IO$2]^2-SIN([.$B4])^2))    )  ^2     -    [.$C4]  )^2" office:value-type="float" office:value="0.00194798297273669" calcext:value-type="float">
            <text:p>0.001947983</text:p>
          </table:table-cell>
          <table:table-cell table:formula="of:=(       (    (COS([.$B4])     -      SQRT([.IP$2]^2-SIN([.$B4])^2))    /     (COS([.$B4])    +     SQRT([.IP$2]^2-SIN([.$B4])^2))    )  ^2     -    [.$C4]  )^2" office:value-type="float" office:value="0.00195188187945857" calcext:value-type="float">
            <text:p>0.0019518819</text:p>
          </table:table-cell>
          <table:table-cell table:formula="of:=(       (    (COS([.$B4])     -      SQRT([.IQ$2]^2-SIN([.$B4])^2))    /     (COS([.$B4])    +     SQRT([.IQ$2]^2-SIN([.$B4])^2))    )  ^2     -    [.$C4]  )^2" office:value-type="float" office:value="0.00195578274180852" calcext:value-type="float">
            <text:p>0.0019557827</text:p>
          </table:table-cell>
          <table:table-cell table:formula="of:=(       (    (COS([.$B4])     -      SQRT([.IR$2]^2-SIN([.$B4])^2))    /     (COS([.$B4])    +     SQRT([.IR$2]^2-SIN([.$B4])^2))    )  ^2     -    [.$C4]  )^2" office:value-type="float" office:value="0.00195968555559167" calcext:value-type="float">
            <text:p>0.0019596856</text:p>
          </table:table-cell>
          <table:table-cell table:formula="of:=(       (    (COS([.$B4])     -      SQRT([.IS$2]^2-SIN([.$B4])^2))    /     (COS([.$B4])    +     SQRT([.IS$2]^2-SIN([.$B4])^2))    )  ^2     -    [.$C4]  )^2" office:value-type="float" office:value="0.00196359031662062" calcext:value-type="float">
            <text:p>0.0019635903</text:p>
          </table:table-cell>
          <table:table-cell table:formula="of:=(       (    (COS([.$B4])     -      SQRT([.IT$2]^2-SIN([.$B4])^2))    /     (COS([.$B4])    +     SQRT([.IT$2]^2-SIN([.$B4])^2))    )  ^2     -    [.$C4]  )^2" office:value-type="float" office:value="0.0019674970207153" calcext:value-type="float">
            <text:p>0.001967497</text:p>
          </table:table-cell>
          <table:table-cell table:formula="of:=(       (    (COS([.$B4])     -      SQRT([.IU$2]^2-SIN([.$B4])^2))    /     (COS([.$B4])    +     SQRT([.IU$2]^2-SIN([.$B4])^2))    )  ^2     -    [.$C4]  )^2" office:value-type="float" office:value="0.0019714056637031" calcext:value-type="float">
            <text:p>0.0019714057</text:p>
          </table:table-cell>
          <table:table-cell table:formula="of:=(       (    (COS([.$B4])     -      SQRT([.IV$2]^2-SIN([.$B4])^2))    /     (COS([.$B4])    +     SQRT([.IV$2]^2-SIN([.$B4])^2))    )  ^2     -    [.$C4]  )^2" office:value-type="float" office:value="0.00197531624141874" calcext:value-type="float">
            <text:p>0.0019753162</text:p>
          </table:table-cell>
          <table:table-cell table:formula="of:=(       (    (COS([.$B4])     -      SQRT([.IW$2]^2-SIN([.$B4])^2))    /     (COS([.$B4])    +     SQRT([.IW$2]^2-SIN([.$B4])^2))    )  ^2     -    [.$C4]  )^2" office:value-type="float" office:value="0.00197922874970426" calcext:value-type="float">
            <text:p>0.0019792287</text:p>
          </table:table-cell>
          <table:table-cell table:formula="of:=(       (    (COS([.$B4])     -      SQRT([.IX$2]^2-SIN([.$B4])^2))    /     (COS([.$B4])    +     SQRT([.IX$2]^2-SIN([.$B4])^2))    )  ^2     -    [.$C4]  )^2" office:value-type="float" office:value="0.0019831431844091" calcext:value-type="float">
            <text:p>0.0019831432</text:p>
          </table:table-cell>
          <table:table-cell table:formula="of:=(       (    (COS([.$B4])     -      SQRT([.IY$2]^2-SIN([.$B4])^2))    /     (COS([.$B4])    +     SQRT([.IY$2]^2-SIN([.$B4])^2))    )  ^2     -    [.$C4]  )^2" office:value-type="float" office:value="0.00198705954138998" calcext:value-type="float">
            <text:p>0.0019870595</text:p>
          </table:table-cell>
          <table:table-cell table:formula="of:=(       (    (COS([.$B4])     -      SQRT([.IZ$2]^2-SIN([.$B4])^2))    /     (COS([.$B4])    +     SQRT([.IZ$2]^2-SIN([.$B4])^2))    )  ^2     -    [.$C4]  )^2" office:value-type="float" office:value="0.00199097781651098" calcext:value-type="float">
            <text:p>0.0019909778</text:p>
          </table:table-cell>
          <table:table-cell table:formula="of:=(       (    (COS([.$B4])     -      SQRT([.JA$2]^2-SIN([.$B4])^2))    /     (COS([.$B4])    +     SQRT([.JA$2]^2-SIN([.$B4])^2))    )  ^2     -    [.$C4]  )^2" office:value-type="float" office:value="0.00199489800564344" calcext:value-type="float">
            <text:p>0.001994898</text:p>
          </table:table-cell>
          <table:table-cell table:formula="of:=(       (    (COS([.$B4])     -      SQRT([.JB$2]^2-SIN([.$B4])^2))    /     (COS([.$B4])    +     SQRT([.JB$2]^2-SIN([.$B4])^2))    )  ^2     -    [.$C4]  )^2" office:value-type="float" office:value="0.00199882010466596" calcext:value-type="float">
            <text:p>0.0019988201</text:p>
          </table:table-cell>
          <table:table-cell table:formula="of:=(       (    (COS([.$B4])     -      SQRT([.JC$2]^2-SIN([.$B4])^2))    /     (COS([.$B4])    +     SQRT([.JC$2]^2-SIN([.$B4])^2))    )  ^2     -    [.$C4]  )^2" office:value-type="float" office:value="0.00200274410946445" calcext:value-type="float">
            <text:p>0.0020027441</text:p>
          </table:table-cell>
          <table:table-cell table:formula="of:=(       (    (COS([.$B4])     -      SQRT([.JD$2]^2-SIN([.$B4])^2))    /     (COS([.$B4])    +     SQRT([.JD$2]^2-SIN([.$B4])^2))    )  ^2     -    [.$C4]  )^2" office:value-type="float" office:value="0.00200667001593207" calcext:value-type="float">
            <text:p>0.00200667</text:p>
          </table:table-cell>
          <table:table-cell table:formula="of:=(       (    (COS([.$B4])     -      SQRT([.JE$2]^2-SIN([.$B4])^2))    /     (COS([.$B4])    +     SQRT([.JE$2]^2-SIN([.$B4])^2))    )  ^2     -    [.$C4]  )^2" office:value-type="float" office:value="0.00201059781996921" calcext:value-type="float">
            <text:p>0.0020105978</text:p>
          </table:table-cell>
          <table:table-cell table:formula="of:=(       (    (COS([.$B4])     -      SQRT([.JF$2]^2-SIN([.$B4])^2))    /     (COS([.$B4])    +     SQRT([.JF$2]^2-SIN([.$B4])^2))    )  ^2     -    [.$C4]  )^2" office:value-type="float" office:value="0.00201452751748348" calcext:value-type="float">
            <text:p>0.0020145275</text:p>
          </table:table-cell>
          <table:table-cell table:formula="of:=(       (    (COS([.$B4])     -      SQRT([.JG$2]^2-SIN([.$B4])^2))    /     (COS([.$B4])    +     SQRT([.JG$2]^2-SIN([.$B4])^2))    )  ^2     -    [.$C4]  )^2" office:value-type="float" office:value="0.00201845910438971" calcext:value-type="float">
            <text:p>0.0020184591</text:p>
          </table:table-cell>
          <table:table-cell table:formula="of:=(       (    (COS([.$B4])     -      SQRT([.JH$2]^2-SIN([.$B4])^2))    /     (COS([.$B4])    +     SQRT([.JH$2]^2-SIN([.$B4])^2))    )  ^2     -    [.$C4]  )^2" office:value-type="float" office:value="0.00202239257660992" calcext:value-type="float">
            <text:p>0.0020223926</text:p>
          </table:table-cell>
          <table:table-cell table:formula="of:=(       (    (COS([.$B4])     -      SQRT([.JI$2]^2-SIN([.$B4])^2))    /     (COS([.$B4])    +     SQRT([.JI$2]^2-SIN([.$B4])^2))    )  ^2     -    [.$C4]  )^2" office:value-type="float" office:value="0.0020263279300733" calcext:value-type="float">
            <text:p>0.0020263279</text:p>
          </table:table-cell>
          <table:table-cell table:formula="of:=(       (    (COS([.$B4])     -      SQRT([.JJ$2]^2-SIN([.$B4])^2))    /     (COS([.$B4])    +     SQRT([.JJ$2]^2-SIN([.$B4])^2))    )  ^2     -    [.$C4]  )^2" office:value-type="float" office:value="0.00203026516071625" calcext:value-type="float">
            <text:p>0.0020302652</text:p>
          </table:table-cell>
          <table:table-cell table:formula="of:=(       (    (COS([.$B4])     -      SQRT([.JK$2]^2-SIN([.$B4])^2))    /     (COS([.$B4])    +     SQRT([.JK$2]^2-SIN([.$B4])^2))    )  ^2     -    [.$C4]  )^2" office:value-type="float" office:value="0.00203420426448226" calcext:value-type="float">
            <text:p>0.0020342043</text:p>
          </table:table-cell>
          <table:table-cell table:formula="of:=(       (    (COS([.$B4])     -      SQRT([.JL$2]^2-SIN([.$B4])^2))    /     (COS([.$B4])    +     SQRT([.JL$2]^2-SIN([.$B4])^2))    )  ^2     -    [.$C4]  )^2" office:value-type="float" office:value="0.00203814523732204" calcext:value-type="float">
            <text:p>0.0020381452</text:p>
          </table:table-cell>
          <table:table-cell table:formula="of:=(       (    (COS([.$B4])     -      SQRT([.JM$2]^2-SIN([.$B4])^2))    /     (COS([.$B4])    +     SQRT([.JM$2]^2-SIN([.$B4])^2))    )  ^2     -    [.$C4]  )^2" office:value-type="float" office:value="0.00204208807519336" calcext:value-type="float">
            <text:p>0.0020420881</text:p>
          </table:table-cell>
          <table:table-cell table:formula="of:=(       (    (COS([.$B4])     -      SQRT([.JN$2]^2-SIN([.$B4])^2))    /     (COS([.$B4])    +     SQRT([.JN$2]^2-SIN([.$B4])^2))    )  ^2     -    [.$C4]  )^2" office:value-type="float" office:value="0.00204603277406115" calcext:value-type="float">
            <text:p>0.0020460328</text:p>
          </table:table-cell>
          <table:table-cell table:formula="of:=(       (    (COS([.$B4])     -      SQRT([.JO$2]^2-SIN([.$B4])^2))    /     (COS([.$B4])    +     SQRT([.JO$2]^2-SIN([.$B4])^2))    )  ^2     -    [.$C4]  )^2" office:value-type="float" office:value="0.00204997932989739" calcext:value-type="float">
            <text:p>0.0020499793</text:p>
          </table:table-cell>
          <table:table-cell table:formula="of:=(       (    (COS([.$B4])     -      SQRT([.JP$2]^2-SIN([.$B4])^2))    /     (COS([.$B4])    +     SQRT([.JP$2]^2-SIN([.$B4])^2))    )  ^2     -    [.$C4]  )^2" office:value-type="float" office:value="0.00205392773868117" calcext:value-type="float">
            <text:p>0.0020539277</text:p>
          </table:table-cell>
          <table:table-cell table:formula="of:=(       (    (COS([.$B4])     -      SQRT([.JQ$2]^2-SIN([.$B4])^2))    /     (COS([.$B4])    +     SQRT([.JQ$2]^2-SIN([.$B4])^2))    )  ^2     -    [.$C4]  )^2" office:value-type="float" office:value="0.00205787799639868" calcext:value-type="float">
            <text:p>0.002057878</text:p>
          </table:table-cell>
          <table:table-cell table:formula="of:=(       (    (COS([.$B4])     -      SQRT([.JR$2]^2-SIN([.$B4])^2))    /     (COS([.$B4])    +     SQRT([.JR$2]^2-SIN([.$B4])^2))    )  ^2     -    [.$C4]  )^2" office:value-type="float" office:value="0.00206183009904311" calcext:value-type="float">
            <text:p>0.0020618301</text:p>
          </table:table-cell>
          <table:table-cell table:formula="of:=(       (    (COS([.$B4])     -      SQRT([.JS$2]^2-SIN([.$B4])^2))    /     (COS([.$B4])    +     SQRT([.JS$2]^2-SIN([.$B4])^2))    )  ^2     -    [.$C4]  )^2" office:value-type="float" office:value="0.00206578404261474" calcext:value-type="float">
            <text:p>0.002065784</text:p>
          </table:table-cell>
          <table:table-cell table:formula="of:=(       (    (COS([.$B4])     -      SQRT([.JT$2]^2-SIN([.$B4])^2))    /     (COS([.$B4])    +     SQRT([.JT$2]^2-SIN([.$B4])^2))    )  ^2     -    [.$C4]  )^2" office:value-type="float" office:value="0.00206973982312085" calcext:value-type="float">
            <text:p>0.0020697398</text:p>
          </table:table-cell>
          <table:table-cell table:formula="of:=(       (    (COS([.$B4])     -      SQRT([.JU$2]^2-SIN([.$B4])^2))    /     (COS([.$B4])    +     SQRT([.JU$2]^2-SIN([.$B4])^2))    )  ^2     -    [.$C4]  )^2" office:value-type="float" office:value="0.00207369743657575" calcext:value-type="float">
            <text:p>0.0020736974</text:p>
          </table:table-cell>
          <table:table-cell table:formula="of:=(       (    (COS([.$B4])     -      SQRT([.JV$2]^2-SIN([.$B4])^2))    /     (COS([.$B4])    +     SQRT([.JV$2]^2-SIN([.$B4])^2))    )  ^2     -    [.$C4]  )^2" office:value-type="float" office:value="0.00207765687900073" calcext:value-type="float">
            <text:p>0.0020776569</text:p>
          </table:table-cell>
          <table:table-cell table:formula="of:=(       (    (COS([.$B4])     -      SQRT([.JW$2]^2-SIN([.$B4])^2))    /     (COS([.$B4])    +     SQRT([.JW$2]^2-SIN([.$B4])^2))    )  ^2     -    [.$C4]  )^2" office:value-type="float" office:value="0.00208161814642413" calcext:value-type="float">
            <text:p>0.0020816181</text:p>
          </table:table-cell>
          <table:table-cell table:formula="of:=(       (    (COS([.$B4])     -      SQRT([.JX$2]^2-SIN([.$B4])^2))    /     (COS([.$B4])    +     SQRT([.JX$2]^2-SIN([.$B4])^2))    )  ^2     -    [.$C4]  )^2" office:value-type="float" office:value="0.00208558123488116" calcext:value-type="float">
            <text:p>0.0020855812</text:p>
          </table:table-cell>
          <table:table-cell table:formula="of:=(       (    (COS([.$B4])     -      SQRT([.JY$2]^2-SIN([.$B4])^2))    /     (COS([.$B4])    +     SQRT([.JY$2]^2-SIN([.$B4])^2))    )  ^2     -    [.$C4]  )^2" office:value-type="float" office:value="0.00208954614041411" calcext:value-type="float">
            <text:p>0.0020895461</text:p>
          </table:table-cell>
          <table:table-cell table:formula="of:=(       (    (COS([.$B4])     -      SQRT([.JZ$2]^2-SIN([.$B4])^2))    /     (COS([.$B4])    +     SQRT([.JZ$2]^2-SIN([.$B4])^2))    )  ^2     -    [.$C4]  )^2" office:value-type="float" office:value="0.00209351285907212" calcext:value-type="float">
            <text:p>0.0020935129</text:p>
          </table:table-cell>
          <table:table-cell table:formula="of:=(       (    (COS([.$B4])     -      SQRT([.KA$2]^2-SIN([.$B4])^2))    /     (COS([.$B4])    +     SQRT([.KA$2]^2-SIN([.$B4])^2))    )  ^2     -    [.$C4]  )^2" office:value-type="float" office:value="0.00209748138691133" calcext:value-type="float">
            <text:p>0.0020974814</text:p>
          </table:table-cell>
          <table:table-cell table:formula="of:=(       (    (COS([.$B4])     -      SQRT([.KB$2]^2-SIN([.$B4])^2))    /     (COS([.$B4])    +     SQRT([.KB$2]^2-SIN([.$B4])^2))    )  ^2     -    [.$C4]  )^2" office:value-type="float" office:value="0.00210145171999474" calcext:value-type="float">
            <text:p>0.0021014517</text:p>
          </table:table-cell>
          <table:table-cell table:formula="of:=(       (    (COS([.$B4])     -      SQRT([.KC$2]^2-SIN([.$B4])^2))    /     (COS([.$B4])    +     SQRT([.KC$2]^2-SIN([.$B4])^2))    )  ^2     -    [.$C4]  )^2" office:value-type="float" office:value="0.00210542385439234" calcext:value-type="float">
            <text:p>0.0021054239</text:p>
          </table:table-cell>
          <table:table-cell table:formula="of:=(       (    (COS([.$B4])     -      SQRT([.KD$2]^2-SIN([.$B4])^2))    /     (COS([.$B4])    +     SQRT([.KD$2]^2-SIN([.$B4])^2))    )  ^2     -    [.$C4]  )^2" office:value-type="float" office:value="0.00210939778618089" calcext:value-type="float">
            <text:p>0.0021093978</text:p>
          </table:table-cell>
          <table:table-cell table:formula="of:=(       (    (COS([.$B4])     -      SQRT([.KE$2]^2-SIN([.$B4])^2))    /     (COS([.$B4])    +     SQRT([.KE$2]^2-SIN([.$B4])^2))    )  ^2     -    [.$C4]  )^2" office:value-type="float" office:value="0.00211337351144417" calcext:value-type="float">
            <text:p>0.0021133735</text:p>
          </table:table-cell>
          <table:table-cell table:formula="of:=(       (    (COS([.$B4])     -      SQRT([.KF$2]^2-SIN([.$B4])^2))    /     (COS([.$B4])    +     SQRT([.KF$2]^2-SIN([.$B4])^2))    )  ^2     -    [.$C4]  )^2" office:value-type="float" office:value="0.00211735102627274" calcext:value-type="float">
            <text:p>0.002117351</text:p>
          </table:table-cell>
          <table:table-cell table:formula="of:=(       (    (COS([.$B4])     -      SQRT([.KG$2]^2-SIN([.$B4])^2))    /     (COS([.$B4])    +     SQRT([.KG$2]^2-SIN([.$B4])^2))    )  ^2     -    [.$C4]  )^2" office:value-type="float" office:value="0.00212133032676401" calcext:value-type="float">
            <text:p>0.0021213303</text:p>
          </table:table-cell>
          <table:table-cell table:formula="of:=(       (    (COS([.$B4])     -      SQRT([.KH$2]^2-SIN([.$B4])^2))    /     (COS([.$B4])    +     SQRT([.KH$2]^2-SIN([.$B4])^2))    )  ^2     -    [.$C4]  )^2" office:value-type="float" office:value="0.00212531140902227" calcext:value-type="float">
            <text:p>0.0021253114</text:p>
          </table:table-cell>
          <table:table-cell table:formula="of:=(       (    (COS([.$B4])     -      SQRT([.KI$2]^2-SIN([.$B4])^2))    /     (COS([.$B4])    +     SQRT([.KI$2]^2-SIN([.$B4])^2))    )  ^2     -    [.$C4]  )^2" office:value-type="float" office:value="0.00212929426915862" calcext:value-type="float">
            <text:p>0.0021292943</text:p>
          </table:table-cell>
          <table:table-cell table:formula="of:=(       (    (COS([.$B4])     -      SQRT([.KJ$2]^2-SIN([.$B4])^2))    /     (COS([.$B4])    +     SQRT([.KJ$2]^2-SIN([.$B4])^2))    )  ^2     -    [.$C4]  )^2" office:value-type="float" office:value="0.00213327890329097" calcext:value-type="float">
            <text:p>0.0021332789</text:p>
          </table:table-cell>
          <table:table-cell table:formula="of:=(       (    (COS([.$B4])     -      SQRT([.KK$2]^2-SIN([.$B4])^2))    /     (COS([.$B4])    +     SQRT([.KK$2]^2-SIN([.$B4])^2))    )  ^2     -    [.$C4]  )^2" office:value-type="float" office:value="0.00213726530754402" calcext:value-type="float">
            <text:p>0.0021372653</text:p>
          </table:table-cell>
          <table:table-cell table:formula="of:=(       (    (COS([.$B4])     -      SQRT([.KL$2]^2-SIN([.$B4])^2))    /     (COS([.$B4])    +     SQRT([.KL$2]^2-SIN([.$B4])^2))    )  ^2     -    [.$C4]  )^2" office:value-type="float" office:value="0.00214125347804926" calcext:value-type="float">
            <text:p>0.0021412535</text:p>
          </table:table-cell>
          <table:table-cell table:formula="of:=(       (    (COS([.$B4])     -      SQRT([.KM$2]^2-SIN([.$B4])^2))    /     (COS([.$B4])    +     SQRT([.KM$2]^2-SIN([.$B4])^2))    )  ^2     -    [.$C4]  )^2" office:value-type="float" office:value="0.002145243410945" calcext:value-type="float">
            <text:p>0.0021452434</text:p>
          </table:table-cell>
          <table:table-cell table:formula="of:=(       (    (COS([.$B4])     -      SQRT([.KN$2]^2-SIN([.$B4])^2))    /     (COS([.$B4])    +     SQRT([.KN$2]^2-SIN([.$B4])^2))    )  ^2     -    [.$C4]  )^2" office:value-type="float" office:value="0.00214923510237622" calcext:value-type="float">
            <text:p>0.0021492351</text:p>
          </table:table-cell>
          <table:table-cell table:formula="of:=(       (    (COS([.$B4])     -      SQRT([.KO$2]^2-SIN([.$B4])^2))    /     (COS([.$B4])    +     SQRT([.KO$2]^2-SIN([.$B4])^2))    )  ^2     -    [.$C4]  )^2" office:value-type="float" office:value="0.00215322854849475" calcext:value-type="float">
            <text:p>0.0021532285</text:p>
          </table:table-cell>
          <table:table-cell table:formula="of:=(       (    (COS([.$B4])     -      SQRT([.KP$2]^2-SIN([.$B4])^2))    /     (COS([.$B4])    +     SQRT([.KP$2]^2-SIN([.$B4])^2))    )  ^2     -    [.$C4]  )^2" office:value-type="float" office:value="0.00215722374545905" calcext:value-type="float">
            <text:p>0.0021572237</text:p>
          </table:table-cell>
          <table:table-cell table:formula="of:=(       (    (COS([.$B4])     -      SQRT([.KQ$2]^2-SIN([.$B4])^2))    /     (COS([.$B4])    +     SQRT([.KQ$2]^2-SIN([.$B4])^2))    )  ^2     -    [.$C4]  )^2" office:value-type="float" office:value="0.00216122068943439" calcext:value-type="float">
            <text:p>0.0021612207</text:p>
          </table:table-cell>
          <table:table-cell table:formula="of:=(       (    (COS([.$B4])     -      SQRT([.KR$2]^2-SIN([.$B4])^2))    /     (COS([.$B4])    +     SQRT([.KR$2]^2-SIN([.$B4])^2))    )  ^2     -    [.$C4]  )^2" office:value-type="float" office:value="0.0021652193765927" calcext:value-type="float">
            <text:p>0.0021652194</text:p>
          </table:table-cell>
          <table:table-cell table:formula="of:=(       (    (COS([.$B4])     -      SQRT([.KS$2]^2-SIN([.$B4])^2))    /     (COS([.$B4])    +     SQRT([.KS$2]^2-SIN([.$B4])^2))    )  ^2     -    [.$C4]  )^2" office:value-type="float" office:value="0.0021692198031126" calcext:value-type="float">
            <text:p>0.0021692198</text:p>
          </table:table-cell>
          <table:table-cell table:formula="of:=(       (    (COS([.$B4])     -      SQRT([.KT$2]^2-SIN([.$B4])^2))    /     (COS([.$B4])    +     SQRT([.KT$2]^2-SIN([.$B4])^2))    )  ^2     -    [.$C4]  )^2" office:value-type="float" office:value="0.00217322196517942" calcext:value-type="float">
            <text:p>0.002173222</text:p>
          </table:table-cell>
          <table:table-cell table:formula="of:=(       (    (COS([.$B4])     -      SQRT([.KU$2]^2-SIN([.$B4])^2))    /     (COS([.$B4])    +     SQRT([.KU$2]^2-SIN([.$B4])^2))    )  ^2     -    [.$C4]  )^2" office:value-type="float" office:value="0.00217722585898516" calcext:value-type="float">
            <text:p>0.0021772259</text:p>
          </table:table-cell>
          <table:table-cell table:formula="of:=(       (    (COS([.$B4])     -      SQRT([.KV$2]^2-SIN([.$B4])^2))    /     (COS([.$B4])    +     SQRT([.KV$2]^2-SIN([.$B4])^2))    )  ^2     -    [.$C4]  )^2" office:value-type="float" office:value="0.00218123148072842" calcext:value-type="float">
            <text:p>0.0021812315</text:p>
          </table:table-cell>
          <table:table-cell table:formula="of:=(       (    (COS([.$B4])     -      SQRT([.KW$2]^2-SIN([.$B4])^2))    /     (COS([.$B4])    +     SQRT([.KW$2]^2-SIN([.$B4])^2))    )  ^2     -    [.$C4]  )^2" office:value-type="float" office:value="0.00218523882661452" calcext:value-type="float">
            <text:p>0.0021852388</text:p>
          </table:table-cell>
          <table:table-cell table:formula="of:=(       (    (COS([.$B4])     -      SQRT([.KX$2]^2-SIN([.$B4])^2))    /     (COS([.$B4])    +     SQRT([.KX$2]^2-SIN([.$B4])^2))    )  ^2     -    [.$C4]  )^2" office:value-type="float" office:value="0.00218924789285537" calcext:value-type="float">
            <text:p>0.0021892479</text:p>
          </table:table-cell>
          <table:table-cell table:formula="of:=(       (    (COS([.$B4])     -      SQRT([.KY$2]^2-SIN([.$B4])^2))    /     (COS([.$B4])    +     SQRT([.KY$2]^2-SIN([.$B4])^2))    )  ^2     -    [.$C4]  )^2" office:value-type="float" office:value="0.0021932586756695" calcext:value-type="float">
            <text:p>0.0021932587</text:p>
          </table:table-cell>
          <table:table-cell table:formula="of:=(       (    (COS([.$B4])     -      SQRT([.KZ$2]^2-SIN([.$B4])^2))    /     (COS([.$B4])    +     SQRT([.KZ$2]^2-SIN([.$B4])^2))    )  ^2     -    [.$C4]  )^2" office:value-type="float" office:value="0.00219727117128203" calcext:value-type="float">
            <text:p>0.0021972712</text:p>
          </table:table-cell>
          <table:table-cell table:formula="of:=(       (    (COS([.$B4])     -      SQRT([.LA$2]^2-SIN([.$B4])^2))    /     (COS([.$B4])    +     SQRT([.LA$2]^2-SIN([.$B4])^2))    )  ^2     -    [.$C4]  )^2" office:value-type="float" office:value="0.0022012853759247" calcext:value-type="float">
            <text:p>0.0022012854</text:p>
          </table:table-cell>
          <table:table-cell table:formula="of:=(       (    (COS([.$B4])     -      SQRT([.LB$2]^2-SIN([.$B4])^2))    /     (COS([.$B4])    +     SQRT([.LB$2]^2-SIN([.$B4])^2))    )  ^2     -    [.$C4]  )^2" office:value-type="float" office:value="0.00220530128583582" calcext:value-type="float">
            <text:p>0.0022053013</text:p>
          </table:table-cell>
          <table:table-cell table:formula="of:=(       (    (COS([.$B4])     -      SQRT([.LC$2]^2-SIN([.$B4])^2))    /     (COS([.$B4])    +     SQRT([.LC$2]^2-SIN([.$B4])^2))    )  ^2     -    [.$C4]  )^2" office:value-type="float" office:value="0.00220931889726024" calcext:value-type="float">
            <text:p>0.0022093189</text:p>
          </table:table-cell>
          <table:table-cell table:formula="of:=(       (    (COS([.$B4])     -      SQRT([.LD$2]^2-SIN([.$B4])^2))    /     (COS([.$B4])    +     SQRT([.LD$2]^2-SIN([.$B4])^2))    )  ^2     -    [.$C4]  )^2" office:value-type="float" office:value="0.00221333820644941" calcext:value-type="float">
            <text:p>0.0022133382</text:p>
          </table:table-cell>
          <table:table-cell table:formula="of:=(       (    (COS([.$B4])     -      SQRT([.LE$2]^2-SIN([.$B4])^2))    /     (COS([.$B4])    +     SQRT([.LE$2]^2-SIN([.$B4])^2))    )  ^2     -    [.$C4]  )^2" office:value-type="float" office:value="0.00221735920966127" calcext:value-type="float">
            <text:p>0.0022173592</text:p>
          </table:table-cell>
          <table:table-cell table:formula="of:=(       (    (COS([.$B4])     -      SQRT([.LF$2]^2-SIN([.$B4])^2))    /     (COS([.$B4])    +     SQRT([.LF$2]^2-SIN([.$B4])^2))    )  ^2     -    [.$C4]  )^2" office:value-type="float" office:value="0.00222138190316034" calcext:value-type="float">
            <text:p>0.0022213819</text:p>
          </table:table-cell>
          <table:table-cell table:formula="of:=(       (    (COS([.$B4])     -      SQRT([.LG$2]^2-SIN([.$B4])^2))    /     (COS([.$B4])    +     SQRT([.LG$2]^2-SIN([.$B4])^2))    )  ^2     -    [.$C4]  )^2" office:value-type="float" office:value="0.00222540628321763" calcext:value-type="float">
            <text:p>0.0022254063</text:p>
          </table:table-cell>
          <table:table-cell table:formula="of:=(       (    (COS([.$B4])     -      SQRT([.LH$2]^2-SIN([.$B4])^2))    /     (COS([.$B4])    +     SQRT([.LH$2]^2-SIN([.$B4])^2))    )  ^2     -    [.$C4]  )^2" office:value-type="float" office:value="0.00222943234611064" calcext:value-type="float">
            <text:p>0.0022294323</text:p>
          </table:table-cell>
          <table:table-cell table:formula="of:=(       (    (COS([.$B4])     -      SQRT([.LI$2]^2-SIN([.$B4])^2))    /     (COS([.$B4])    +     SQRT([.LI$2]^2-SIN([.$B4])^2))    )  ^2     -    [.$C4]  )^2" office:value-type="float" office:value="0.00223346008812335" calcext:value-type="float">
            <text:p>0.0022334601</text:p>
          </table:table-cell>
          <table:table-cell table:formula="of:=(       (    (COS([.$B4])     -      SQRT([.LJ$2]^2-SIN([.$B4])^2))    /     (COS([.$B4])    +     SQRT([.LJ$2]^2-SIN([.$B4])^2))    )  ^2     -    [.$C4]  )^2" office:value-type="float" office:value="0.00223748950554629" calcext:value-type="float">
            <text:p>0.0022374895</text:p>
          </table:table-cell>
          <table:table-cell table:formula="of:=(       (    (COS([.$B4])     -      SQRT([.LK$2]^2-SIN([.$B4])^2))    /     (COS([.$B4])    +     SQRT([.LK$2]^2-SIN([.$B4])^2))    )  ^2     -    [.$C4]  )^2" office:value-type="float" office:value="0.00224152059467637" calcext:value-type="float">
            <text:p>0.0022415206</text:p>
          </table:table-cell>
          <table:table-cell table:formula="of:=(       (    (COS([.$B4])     -      SQRT([.LL$2]^2-SIN([.$B4])^2))    /     (COS([.$B4])    +     SQRT([.LL$2]^2-SIN([.$B4])^2))    )  ^2     -    [.$C4]  )^2" office:value-type="float" office:value="0.00224555335181696" calcext:value-type="float">
            <text:p>0.0022455534</text:p>
          </table:table-cell>
          <table:table-cell table:formula="of:=(       (    (COS([.$B4])     -      SQRT([.LM$2]^2-SIN([.$B4])^2))    /     (COS([.$B4])    +     SQRT([.LM$2]^2-SIN([.$B4])^2))    )  ^2     -    [.$C4]  )^2" office:value-type="float" office:value="0.00224958777327798" calcext:value-type="float">
            <text:p>0.0022495878</text:p>
          </table:table-cell>
          <table:table-cell table:formula="of:=(       (    (COS([.$B4])     -      SQRT([.LN$2]^2-SIN([.$B4])^2))    /     (COS([.$B4])    +     SQRT([.LN$2]^2-SIN([.$B4])^2))    )  ^2     -    [.$C4]  )^2" office:value-type="float" office:value="0.00225362385537564" calcext:value-type="float">
            <text:p>0.0022536239</text:p>
          </table:table-cell>
          <table:table-cell table:formula="of:=(       (    (COS([.$B4])     -      SQRT([.LO$2]^2-SIN([.$B4])^2))    /     (COS([.$B4])    +     SQRT([.LO$2]^2-SIN([.$B4])^2))    )  ^2     -    [.$C4]  )^2" office:value-type="float" office:value="0.00225766159443259" calcext:value-type="float">
            <text:p>0.0022576616</text:p>
          </table:table-cell>
          <table:table-cell table:formula="of:=(       (    (COS([.$B4])     -      SQRT([.LP$2]^2-SIN([.$B4])^2))    /     (COS([.$B4])    +     SQRT([.LP$2]^2-SIN([.$B4])^2))    )  ^2     -    [.$C4]  )^2" office:value-type="float" office:value="0.00226170098677799" calcext:value-type="float">
            <text:p>0.002261701</text:p>
          </table:table-cell>
          <table:table-cell table:formula="of:=(       (    (COS([.$B4])     -      SQRT([.LQ$2]^2-SIN([.$B4])^2))    /     (COS([.$B4])    +     SQRT([.LQ$2]^2-SIN([.$B4])^2))    )  ^2     -    [.$C4]  )^2" office:value-type="float" office:value="0.00226574202874727" calcext:value-type="float">
            <text:p>0.002265742</text:p>
          </table:table-cell>
          <table:table-cell table:formula="of:=(       (    (COS([.$B4])     -      SQRT([.LR$2]^2-SIN([.$B4])^2))    /     (COS([.$B4])    +     SQRT([.LR$2]^2-SIN([.$B4])^2))    )  ^2     -    [.$C4]  )^2" office:value-type="float" office:value="0.00226978471668228" calcext:value-type="float">
            <text:p>0.0022697847</text:p>
          </table:table-cell>
          <table:table-cell table:formula="of:=(       (    (COS([.$B4])     -      SQRT([.LS$2]^2-SIN([.$B4])^2))    /     (COS([.$B4])    +     SQRT([.LS$2]^2-SIN([.$B4])^2))    )  ^2     -    [.$C4]  )^2" office:value-type="float" office:value="0.00227382904693124" calcext:value-type="float">
            <text:p>0.002273829</text:p>
          </table:table-cell>
          <table:table-cell table:formula="of:=(       (    (COS([.$B4])     -      SQRT([.LT$2]^2-SIN([.$B4])^2))    /     (COS([.$B4])    +     SQRT([.LT$2]^2-SIN([.$B4])^2))    )  ^2     -    [.$C4]  )^2" office:value-type="float" office:value="0.00227787501584873" calcext:value-type="float">
            <text:p>0.002277875</text:p>
          </table:table-cell>
          <table:table-cell table:formula="of:=(       (    (COS([.$B4])     -      SQRT([.LU$2]^2-SIN([.$B4])^2))    /     (COS([.$B4])    +     SQRT([.LU$2]^2-SIN([.$B4])^2))    )  ^2     -    [.$C4]  )^2" office:value-type="float" office:value="0.00228192261979567" calcext:value-type="float">
            <text:p>0.0022819226</text:p>
          </table:table-cell>
          <table:table-cell table:formula="of:=(       (    (COS([.$B4])     -      SQRT([.LV$2]^2-SIN([.$B4])^2))    /     (COS([.$B4])    +     SQRT([.LV$2]^2-SIN([.$B4])^2))    )  ^2     -    [.$C4]  )^2" office:value-type="float" office:value="0.00228597185513929" calcext:value-type="float">
            <text:p>0.0022859719</text:p>
          </table:table-cell>
          <table:table-cell table:formula="of:=(       (    (COS([.$B4])     -      SQRT([.LW$2]^2-SIN([.$B4])^2))    /     (COS([.$B4])    +     SQRT([.LW$2]^2-SIN([.$B4])^2))    )  ^2     -    [.$C4]  )^2" office:value-type="float" office:value="0.00229002271825316" calcext:value-type="float">
            <text:p>0.0022900227</text:p>
          </table:table-cell>
          <table:table-cell table:formula="of:=(       (    (COS([.$B4])     -      SQRT([.LX$2]^2-SIN([.$B4])^2))    /     (COS([.$B4])    +     SQRT([.LX$2]^2-SIN([.$B4])^2))    )  ^2     -    [.$C4]  )^2" office:value-type="float" office:value="0.00229407520551712" calcext:value-type="float">
            <text:p>0.0022940752</text:p>
          </table:table-cell>
          <table:table-cell table:formula="of:=(       (    (COS([.$B4])     -      SQRT([.LY$2]^2-SIN([.$B4])^2))    /     (COS([.$B4])    +     SQRT([.LY$2]^2-SIN([.$B4])^2))    )  ^2     -    [.$C4]  )^2" office:value-type="float" office:value="0.00229812931331735" calcext:value-type="float">
            <text:p>0.0022981293</text:p>
          </table:table-cell>
          <table:table-cell table:formula="of:=(       (    (COS([.$B4])     -      SQRT([.LZ$2]^2-SIN([.$B4])^2))    /     (COS([.$B4])    +     SQRT([.LZ$2]^2-SIN([.$B4])^2))    )  ^2     -    [.$C4]  )^2" office:value-type="float" office:value="0.0023021850380463" calcext:value-type="float">
            <text:p>0.002302185</text:p>
          </table:table-cell>
          <table:table-cell table:formula="of:=(       (    (COS([.$B4])     -      SQRT([.MA$2]^2-SIN([.$B4])^2))    /     (COS([.$B4])    +     SQRT([.MA$2]^2-SIN([.$B4])^2))    )  ^2     -    [.$C4]  )^2" office:value-type="float" office:value="0.00230624237610265" calcext:value-type="float">
            <text:p>0.0023062424</text:p>
          </table:table-cell>
          <table:table-cell table:formula="of:=(       (    (COS([.$B4])     -      SQRT([.MB$2]^2-SIN([.$B4])^2))    /     (COS([.$B4])    +     SQRT([.MB$2]^2-SIN([.$B4])^2))    )  ^2     -    [.$C4]  )^2" office:value-type="float" office:value="0.00231030132389139" calcext:value-type="float">
            <text:p>0.0023103013</text:p>
          </table:table-cell>
          <table:table-cell table:formula="of:=(       (    (COS([.$B4])     -      SQRT([.MC$2]^2-SIN([.$B4])^2))    /     (COS([.$B4])    +     SQRT([.MC$2]^2-SIN([.$B4])^2))    )  ^2     -    [.$C4]  )^2" office:value-type="float" office:value="0.00231436187782369" calcext:value-type="float">
            <text:p>0.0023143619</text:p>
          </table:table-cell>
          <table:table-cell table:formula="of:=(       (    (COS([.$B4])     -      SQRT([.MD$2]^2-SIN([.$B4])^2))    /     (COS([.$B4])    +     SQRT([.MD$2]^2-SIN([.$B4])^2))    )  ^2     -    [.$C4]  )^2" office:value-type="float" office:value="0.00231842403431702" calcext:value-type="float">
            <text:p>0.002318424</text:p>
          </table:table-cell>
          <table:table-cell table:formula="of:=(       (    (COS([.$B4])     -      SQRT([.ME$2]^2-SIN([.$B4])^2))    /     (COS([.$B4])    +     SQRT([.ME$2]^2-SIN([.$B4])^2))    )  ^2     -    [.$C4]  )^2" office:value-type="float" office:value="0.00232248778979503" calcext:value-type="float">
            <text:p>0.0023224878</text:p>
          </table:table-cell>
          <table:table-cell table:formula="of:=(       (    (COS([.$B4])     -      SQRT([.MF$2]^2-SIN([.$B4])^2))    /     (COS([.$B4])    +     SQRT([.MF$2]^2-SIN([.$B4])^2))    )  ^2     -    [.$C4]  )^2" office:value-type="float" office:value="0.0023265531406876" calcext:value-type="float">
            <text:p>0.0023265531</text:p>
          </table:table-cell>
          <table:table-cell table:formula="of:=(       (    (COS([.$B4])     -      SQRT([.MG$2]^2-SIN([.$B4])^2))    /     (COS([.$B4])    +     SQRT([.MG$2]^2-SIN([.$B4])^2))    )  ^2     -    [.$C4]  )^2" office:value-type="float" office:value="0.00233062008343077" calcext:value-type="float">
            <text:p>0.0023306201</text:p>
          </table:table-cell>
          <table:table-cell table:formula="of:=(       (    (COS([.$B4])     -      SQRT([.MH$2]^2-SIN([.$B4])^2))    /     (COS([.$B4])    +     SQRT([.MH$2]^2-SIN([.$B4])^2))    )  ^2     -    [.$C4]  )^2" office:value-type="float" office:value="0.00233468861446681" calcext:value-type="float">
            <text:p>0.0023346886</text:p>
          </table:table-cell>
          <table:table-cell table:formula="of:=(       (    (COS([.$B4])     -      SQRT([.MI$2]^2-SIN([.$B4])^2))    /     (COS([.$B4])    +     SQRT([.MI$2]^2-SIN([.$B4])^2))    )  ^2     -    [.$C4]  )^2" office:value-type="float" office:value="0.00233875873024415" calcext:value-type="float">
            <text:p>0.0023387587</text:p>
          </table:table-cell>
          <table:table-cell table:formula="of:=(       (    (COS([.$B4])     -      SQRT([.MJ$2]^2-SIN([.$B4])^2))    /     (COS([.$B4])    +     SQRT([.MJ$2]^2-SIN([.$B4])^2))    )  ^2     -    [.$C4]  )^2" office:value-type="float" office:value="0.00234283042721736" calcext:value-type="float">
            <text:p>0.0023428304</text:p>
          </table:table-cell>
          <table:table-cell table:formula="of:=(       (    (COS([.$B4])     -      SQRT([.MK$2]^2-SIN([.$B4])^2))    /     (COS([.$B4])    +     SQRT([.MK$2]^2-SIN([.$B4])^2))    )  ^2     -    [.$C4]  )^2" office:value-type="float" office:value="0.00234690370184719" calcext:value-type="float">
            <text:p>0.0023469037</text:p>
          </table:table-cell>
          <table:table-cell table:formula="of:=(       (    (COS([.$B4])     -      SQRT([.ML$2]^2-SIN([.$B4])^2))    /     (COS([.$B4])    +     SQRT([.ML$2]^2-SIN([.$B4])^2))    )  ^2     -    [.$C4]  )^2" office:value-type="float" office:value="0.00235097855060047" calcext:value-type="float">
            <text:p>0.0023509786</text:p>
          </table:table-cell>
          <table:table-cell table:formula="of:=(       (    (COS([.$B4])     -      SQRT([.MM$2]^2-SIN([.$B4])^2))    /     (COS([.$B4])    +     SQRT([.MM$2]^2-SIN([.$B4])^2))    )  ^2     -    [.$C4]  )^2" office:value-type="float" office:value="0.00235505496995025" calcext:value-type="float">
            <text:p>0.002355055</text:p>
          </table:table-cell>
          <table:table-cell table:formula="of:=(       (    (COS([.$B4])     -      SQRT([.MN$2]^2-SIN([.$B4])^2))    /     (COS([.$B4])    +     SQRT([.MN$2]^2-SIN([.$B4])^2))    )  ^2     -    [.$C4]  )^2" office:value-type="float" office:value="0.0023591329563756" calcext:value-type="float">
            <text:p>0.002359133</text:p>
          </table:table-cell>
          <table:table-cell table:formula="of:=(       (    (COS([.$B4])     -      SQRT([.MO$2]^2-SIN([.$B4])^2))    /     (COS([.$B4])    +     SQRT([.MO$2]^2-SIN([.$B4])^2))    )  ^2     -    [.$C4]  )^2" office:value-type="float" office:value="0.00236321250636176" calcext:value-type="float">
            <text:p>0.0023632125</text:p>
          </table:table-cell>
          <table:table-cell table:formula="of:=(       (    (COS([.$B4])     -      SQRT([.MP$2]^2-SIN([.$B4])^2))    /     (COS([.$B4])    +     SQRT([.MP$2]^2-SIN([.$B4])^2))    )  ^2     -    [.$C4]  )^2" office:value-type="float" office:value="0.00236729361640004" calcext:value-type="float">
            <text:p>0.0023672936</text:p>
          </table:table-cell>
          <table:table-cell table:formula="of:=(       (    (COS([.$B4])     -      SQRT([.MQ$2]^2-SIN([.$B4])^2))    /     (COS([.$B4])    +     SQRT([.MQ$2]^2-SIN([.$B4])^2))    )  ^2     -    [.$C4]  )^2" office:value-type="float" office:value="0.00237137628298779" calcext:value-type="float">
            <text:p>0.0023713763</text:p>
          </table:table-cell>
          <table:table-cell table:formula="of:=(       (    (COS([.$B4])     -      SQRT([.MR$2]^2-SIN([.$B4])^2))    /     (COS([.$B4])    +     SQRT([.MR$2]^2-SIN([.$B4])^2))    )  ^2     -    [.$C4]  )^2" office:value-type="float" office:value="0.00237546050262846" calcext:value-type="float">
            <text:p>0.0023754605</text:p>
          </table:table-cell>
          <table:table-cell table:formula="of:=(       (    (COS([.$B4])     -      SQRT([.MS$2]^2-SIN([.$B4])^2))    /     (COS([.$B4])    +     SQRT([.MS$2]^2-SIN([.$B4])^2))    )  ^2     -    [.$C4]  )^2" office:value-type="float" office:value="0.00237954627183158" calcext:value-type="float">
            <text:p>0.0023795463</text:p>
          </table:table-cell>
          <table:table-cell table:formula="of:=(       (    (COS([.$B4])     -      SQRT([.MT$2]^2-SIN([.$B4])^2))    /     (COS([.$B4])    +     SQRT([.MT$2]^2-SIN([.$B4])^2))    )  ^2     -    [.$C4]  )^2" office:value-type="float" office:value="0.00238363358711268" calcext:value-type="float">
            <text:p>0.0023836336</text:p>
          </table:table-cell>
          <table:table-cell table:formula="of:=(       (    (COS([.$B4])     -      SQRT([.MU$2]^2-SIN([.$B4])^2))    /     (COS([.$B4])    +     SQRT([.MU$2]^2-SIN([.$B4])^2))    )  ^2     -    [.$C4]  )^2" office:value-type="float" office:value="0.00238772244499336" calcext:value-type="float">
            <text:p>0.0023877224</text:p>
          </table:table-cell>
          <table:table-cell table:formula="of:=(       (    (COS([.$B4])     -      SQRT([.MV$2]^2-SIN([.$B4])^2))    /     (COS([.$B4])    +     SQRT([.MV$2]^2-SIN([.$B4])^2))    )  ^2     -    [.$C4]  )^2" office:value-type="float" office:value="0.00239181284200121" calcext:value-type="float">
            <text:p>0.0023918128</text:p>
          </table:table-cell>
          <table:table-cell table:formula="of:=(       (    (COS([.$B4])     -      SQRT([.MW$2]^2-SIN([.$B4])^2))    /     (COS([.$B4])    +     SQRT([.MW$2]^2-SIN([.$B4])^2))    )  ^2     -    [.$C4]  )^2" office:value-type="float" office:value="0.00239590477466986" calcext:value-type="float">
            <text:p>0.0023959048</text:p>
          </table:table-cell>
          <table:table-cell table:formula="of:=(       (    (COS([.$B4])     -      SQRT([.MX$2]^2-SIN([.$B4])^2))    /     (COS([.$B4])    +     SQRT([.MX$2]^2-SIN([.$B4])^2))    )  ^2     -    [.$C4]  )^2" office:value-type="float" office:value="0.00239999823953888" calcext:value-type="float">
            <text:p>0.0023999982</text:p>
          </table:table-cell>
          <table:table-cell table:formula="of:=(       (    (COS([.$B4])     -      SQRT([.MY$2]^2-SIN([.$B4])^2))    /     (COS([.$B4])    +     SQRT([.MY$2]^2-SIN([.$B4])^2))    )  ^2     -    [.$C4]  )^2" office:value-type="float" office:value="0.00240409323315389" calcext:value-type="float">
            <text:p>0.0024040932</text:p>
          </table:table-cell>
          <table:table-cell table:formula="of:=(       (    (COS([.$B4])     -      SQRT([.MZ$2]^2-SIN([.$B4])^2))    /     (COS([.$B4])    +     SQRT([.MZ$2]^2-SIN([.$B4])^2))    )  ^2     -    [.$C4]  )^2" office:value-type="float" office:value="0.00240818975206646" calcext:value-type="float">
            <text:p>0.0024081898</text:p>
          </table:table-cell>
          <table:table-cell table:formula="of:=(       (    (COS([.$B4])     -      SQRT([.NA$2]^2-SIN([.$B4])^2))    /     (COS([.$B4])    +     SQRT([.NA$2]^2-SIN([.$B4])^2))    )  ^2     -    [.$C4]  )^2" office:value-type="float" office:value="0.00241228779283413" calcext:value-type="float">
            <text:p>0.0024122878</text:p>
          </table:table-cell>
          <table:table-cell table:formula="of:=(       (    (COS([.$B4])     -      SQRT([.NB$2]^2-SIN([.$B4])^2))    /     (COS([.$B4])    +     SQRT([.NB$2]^2-SIN([.$B4])^2))    )  ^2     -    [.$C4]  )^2" office:value-type="float" office:value="0.00241638735202037" calcext:value-type="float">
            <text:p>0.0024163874</text:p>
          </table:table-cell>
          <table:table-cell table:formula="of:=(       (    (COS([.$B4])     -      SQRT([.NC$2]^2-SIN([.$B4])^2))    /     (COS([.$B4])    +     SQRT([.NC$2]^2-SIN([.$B4])^2))    )  ^2     -    [.$C4]  )^2" office:value-type="float" office:value="0.00242048842619463" calcext:value-type="float">
            <text:p>0.0024204884</text:p>
          </table:table-cell>
          <table:table-cell table:formula="of:=(       (    (COS([.$B4])     -      SQRT([.ND$2]^2-SIN([.$B4])^2))    /     (COS([.$B4])    +     SQRT([.ND$2]^2-SIN([.$B4])^2))    )  ^2     -    [.$C4]  )^2" office:value-type="float" office:value="0.00242459101193226" calcext:value-type="float">
            <text:p>0.002424591</text:p>
          </table:table-cell>
          <table:table-cell table:formula="of:=(       (    (COS([.$B4])     -      SQRT([.NE$2]^2-SIN([.$B4])^2))    /     (COS([.$B4])    +     SQRT([.NE$2]^2-SIN([.$B4])^2))    )  ^2     -    [.$C4]  )^2" office:value-type="float" office:value="0.00242869510581453" calcext:value-type="float">
            <text:p>0.0024286951</text:p>
          </table:table-cell>
          <table:table-cell table:formula="of:=(       (    (COS([.$B4])     -      SQRT([.NF$2]^2-SIN([.$B4])^2))    /     (COS([.$B4])    +     SQRT([.NF$2]^2-SIN([.$B4])^2))    )  ^2     -    [.$C4]  )^2" office:value-type="float" office:value="0.00243280070442864" calcext:value-type="float">
            <text:p>0.0024328007</text:p>
          </table:table-cell>
          <table:table-cell table:formula="of:=(       (    (COS([.$B4])     -      SQRT([.NG$2]^2-SIN([.$B4])^2))    /     (COS([.$B4])    +     SQRT([.NG$2]^2-SIN([.$B4])^2))    )  ^2     -    [.$C4]  )^2" office:value-type="float" office:value="0.00243690780436762" calcext:value-type="float">
            <text:p>0.0024369078</text:p>
          </table:table-cell>
          <table:table-cell table:formula="of:=(       (    (COS([.$B4])     -      SQRT([.NH$2]^2-SIN([.$B4])^2))    /     (COS([.$B4])    +     SQRT([.NH$2]^2-SIN([.$B4])^2))    )  ^2     -    [.$C4]  )^2" office:value-type="float" office:value="0.00244101640223048" calcext:value-type="float">
            <text:p>0.0024410164</text:p>
          </table:table-cell>
          <table:table-cell table:formula="of:=(       (    (COS([.$B4])     -      SQRT([.NI$2]^2-SIN([.$B4])^2))    /     (COS([.$B4])    +     SQRT([.NI$2]^2-SIN([.$B4])^2))    )  ^2     -    [.$C4]  )^2" office:value-type="float" office:value="0.00244512649462203" calcext:value-type="float">
            <text:p>0.0024451265</text:p>
          </table:table-cell>
          <table:table-cell table:formula="of:=(       (    (COS([.$B4])     -      SQRT([.NJ$2]^2-SIN([.$B4])^2))    /     (COS([.$B4])    +     SQRT([.NJ$2]^2-SIN([.$B4])^2))    )  ^2     -    [.$C4]  )^2" office:value-type="float" office:value="0.00244923807815301" calcext:value-type="float">
            <text:p>0.0024492381</text:p>
          </table:table-cell>
          <table:table-cell table:formula="of:=(       (    (COS([.$B4])     -      SQRT([.NK$2]^2-SIN([.$B4])^2))    /     (COS([.$B4])    +     SQRT([.NK$2]^2-SIN([.$B4])^2))    )  ^2     -    [.$C4]  )^2" office:value-type="float" office:value="0.00245335114943992" calcext:value-type="float">
            <text:p>0.0024533511</text:p>
          </table:table-cell>
          <table:table-cell table:formula="of:=(       (    (COS([.$B4])     -      SQRT([.NL$2]^2-SIN([.$B4])^2))    /     (COS([.$B4])    +     SQRT([.NL$2]^2-SIN([.$B4])^2))    )  ^2     -    [.$C4]  )^2" office:value-type="float" office:value="0.00245746570510516" calcext:value-type="float">
            <text:p>0.0024574657</text:p>
          </table:table-cell>
          <table:table-cell table:formula="of:=(       (    (COS([.$B4])     -      SQRT([.NM$2]^2-SIN([.$B4])^2))    /     (COS([.$B4])    +     SQRT([.NM$2]^2-SIN([.$B4])^2))    )  ^2     -    [.$C4]  )^2" office:value-type="float" office:value="0.00246158174177695" calcext:value-type="float">
            <text:p>0.0024615817</text:p>
          </table:table-cell>
          <table:table-cell table:formula="of:=(       (    (COS([.$B4])     -      SQRT([.NN$2]^2-SIN([.$B4])^2))    /     (COS([.$B4])    +     SQRT([.NN$2]^2-SIN([.$B4])^2))    )  ^2     -    [.$C4]  )^2" office:value-type="float" office:value="0.00246569925608934" calcext:value-type="float">
            <text:p>0.0024656993</text:p>
          </table:table-cell>
          <table:table-cell table:formula="of:=(       (    (COS([.$B4])     -      SQRT([.NO$2]^2-SIN([.$B4])^2))    /     (COS([.$B4])    +     SQRT([.NO$2]^2-SIN([.$B4])^2))    )  ^2     -    [.$C4]  )^2" office:value-type="float" office:value="0.00246981824468216" calcext:value-type="float">
            <text:p>0.0024698182</text:p>
          </table:table-cell>
          <table:table-cell table:formula="of:=(       (    (COS([.$B4])     -      SQRT([.NP$2]^2-SIN([.$B4])^2))    /     (COS([.$B4])    +     SQRT([.NP$2]^2-SIN([.$B4])^2))    )  ^2     -    [.$C4]  )^2" office:value-type="float" office:value="0.00247393870420104" calcext:value-type="float">
            <text:p>0.0024739387</text:p>
          </table:table-cell>
          <table:table-cell table:formula="of:=(       (    (COS([.$B4])     -      SQRT([.NQ$2]^2-SIN([.$B4])^2))    /     (COS([.$B4])    +     SQRT([.NQ$2]^2-SIN([.$B4])^2))    )  ^2     -    [.$C4]  )^2" office:value-type="float" office:value="0.00247806063129741" calcext:value-type="float">
            <text:p>0.0024780606</text:p>
          </table:table-cell>
          <table:table-cell table:formula="of:=(       (    (COS([.$B4])     -      SQRT([.NR$2]^2-SIN([.$B4])^2))    /     (COS([.$B4])    +     SQRT([.NR$2]^2-SIN([.$B4])^2))    )  ^2     -    [.$C4]  )^2" office:value-type="float" office:value="0.00248218402262845" calcext:value-type="float">
            <text:p>0.002482184</text:p>
          </table:table-cell>
          <table:table-cell table:formula="of:=(       (    (COS([.$B4])     -      SQRT([.NS$2]^2-SIN([.$B4])^2))    /     (COS([.$B4])    +     SQRT([.NS$2]^2-SIN([.$B4])^2))    )  ^2     -    [.$C4]  )^2" office:value-type="float" office:value="0.00248630887485713" calcext:value-type="float">
            <text:p>0.0024863089</text:p>
          </table:table-cell>
          <table:table-cell table:formula="of:=(       (    (COS([.$B4])     -      SQRT([.NT$2]^2-SIN([.$B4])^2))    /     (COS([.$B4])    +     SQRT([.NT$2]^2-SIN([.$B4])^2))    )  ^2     -    [.$C4]  )^2" office:value-type="float" office:value="0.00249043518465218" calcext:value-type="float">
            <text:p>0.0024904352</text:p>
          </table:table-cell>
          <table:table-cell table:formula="of:=(       (    (COS([.$B4])     -      SQRT([.NU$2]^2-SIN([.$B4])^2))    /     (COS([.$B4])    +     SQRT([.NU$2]^2-SIN([.$B4])^2))    )  ^2     -    [.$C4]  )^2" office:value-type="float" office:value="0.002494562948688" calcext:value-type="float">
            <text:p>0.0024945629</text:p>
          </table:table-cell>
          <table:table-cell table:formula="of:=(       (    (COS([.$B4])     -      SQRT([.NV$2]^2-SIN([.$B4])^2))    /     (COS([.$B4])    +     SQRT([.NV$2]^2-SIN([.$B4])^2))    )  ^2     -    [.$C4]  )^2" office:value-type="float" office:value="0.0024986921636448" calcext:value-type="float">
            <text:p>0.0024986922</text:p>
          </table:table-cell>
          <table:table-cell table:formula="of:=(       (    (COS([.$B4])     -      SQRT([.NW$2]^2-SIN([.$B4])^2))    /     (COS([.$B4])    +     SQRT([.NW$2]^2-SIN([.$B4])^2))    )  ^2     -    [.$C4]  )^2" office:value-type="float" office:value="0.00250282282620846" calcext:value-type="float">
            <text:p>0.0025028228</text:p>
          </table:table-cell>
          <table:table-cell table:formula="of:=(       (    (COS([.$B4])     -      SQRT([.NX$2]^2-SIN([.$B4])^2))    /     (COS([.$B4])    +     SQRT([.NX$2]^2-SIN([.$B4])^2))    )  ^2     -    [.$C4]  )^2" office:value-type="float" office:value="0.00250695493307061" calcext:value-type="float">
            <text:p>0.0025069549</text:p>
          </table:table-cell>
          <table:table-cell table:formula="of:=(       (    (COS([.$B4])     -      SQRT([.NY$2]^2-SIN([.$B4])^2))    /     (COS([.$B4])    +     SQRT([.NY$2]^2-SIN([.$B4])^2))    )  ^2     -    [.$C4]  )^2" office:value-type="float" office:value="0.00251108848092853" calcext:value-type="float">
            <text:p>0.0025110885</text:p>
          </table:table-cell>
          <table:table-cell table:formula="of:=(       (    (COS([.$B4])     -      SQRT([.NZ$2]^2-SIN([.$B4])^2))    /     (COS([.$B4])    +     SQRT([.NZ$2]^2-SIN([.$B4])^2))    )  ^2     -    [.$C4]  )^2" office:value-type="float" office:value="0.00251522346648524" calcext:value-type="float">
            <text:p>0.0025152235</text:p>
          </table:table-cell>
          <table:table-cell table:formula="of:=(       (    (COS([.$B4])     -      SQRT([.OA$2]^2-SIN([.$B4])^2))    /     (COS([.$B4])    +     SQRT([.OA$2]^2-SIN([.$B4])^2))    )  ^2     -    [.$C4]  )^2" office:value-type="float" office:value="0.00251935988644934" calcext:value-type="float">
            <text:p>0.0025193599</text:p>
          </table:table-cell>
          <table:table-cell table:formula="of:=(       (    (COS([.$B4])     -      SQRT([.OB$2]^2-SIN([.$B4])^2))    /     (COS([.$B4])    +     SQRT([.OB$2]^2-SIN([.$B4])^2))    )  ^2     -    [.$C4]  )^2" office:value-type="float" office:value="0.00252349773753522" calcext:value-type="float">
            <text:p>0.0025234977</text:p>
          </table:table-cell>
          <table:table-cell table:formula="of:=(       (    (COS([.$B4])     -      SQRT([.OC$2]^2-SIN([.$B4])^2))    /     (COS([.$B4])    +     SQRT([.OC$2]^2-SIN([.$B4])^2))    )  ^2     -    [.$C4]  )^2" office:value-type="float" office:value="0.00252763701646285" calcext:value-type="float">
            <text:p>0.002527637</text:p>
          </table:table-cell>
          <table:table-cell table:formula="of:=(       (    (COS([.$B4])     -      SQRT([.OD$2]^2-SIN([.$B4])^2))    /     (COS([.$B4])    +     SQRT([.OD$2]^2-SIN([.$B4])^2))    )  ^2     -    [.$C4]  )^2" office:value-type="float" office:value="0.00253177771995785" calcext:value-type="float">
            <text:p>0.0025317777</text:p>
          </table:table-cell>
          <table:table-cell table:formula="of:=(       (    (COS([.$B4])     -      SQRT([.OE$2]^2-SIN([.$B4])^2))    /     (COS([.$B4])    +     SQRT([.OE$2]^2-SIN([.$B4])^2))    )  ^2     -    [.$C4]  )^2" office:value-type="float" office:value="0.00253591984475149" calcext:value-type="float">
            <text:p>0.0025359198</text:p>
          </table:table-cell>
          <table:table-cell table:formula="of:=(       (    (COS([.$B4])     -      SQRT([.OF$2]^2-SIN([.$B4])^2))    /     (COS([.$B4])    +     SQRT([.OF$2]^2-SIN([.$B4])^2))    )  ^2     -    [.$C4]  )^2" office:value-type="float" office:value="0.0025400633875806" calcext:value-type="float">
            <text:p>0.0025400634</text:p>
          </table:table-cell>
          <table:table-cell table:formula="of:=(       (    (COS([.$B4])     -      SQRT([.OG$2]^2-SIN([.$B4])^2))    /     (COS([.$B4])    +     SQRT([.OG$2]^2-SIN([.$B4])^2))    )  ^2     -    [.$C4]  )^2" office:value-type="float" office:value="0.00254420834518775" calcext:value-type="float">
            <text:p>0.0025442083</text:p>
          </table:table-cell>
          <table:table-cell table:formula="of:=(       (    (COS([.$B4])     -      SQRT([.OH$2]^2-SIN([.$B4])^2))    /     (COS([.$B4])    +     SQRT([.OH$2]^2-SIN([.$B4])^2))    )  ^2     -    [.$C4]  )^2" office:value-type="float" office:value="0.00254835471432099" calcext:value-type="float">
            <text:p>0.0025483547</text:p>
          </table:table-cell>
          <table:table-cell table:formula="of:=(       (    (COS([.$B4])     -      SQRT([.OI$2]^2-SIN([.$B4])^2))    /     (COS([.$B4])    +     SQRT([.OI$2]^2-SIN([.$B4])^2))    )  ^2     -    [.$C4]  )^2" office:value-type="float" office:value="0.002552502491734" calcext:value-type="float">
            <text:p>0.0025525025</text:p>
          </table:table-cell>
          <table:table-cell table:formula="of:=(       (    (COS([.$B4])     -      SQRT([.OJ$2]^2-SIN([.$B4])^2))    /     (COS([.$B4])    +     SQRT([.OJ$2]^2-SIN([.$B4])^2))    )  ^2     -    [.$C4]  )^2" office:value-type="float" office:value="0.00255665167418604" calcext:value-type="float">
            <text:p>0.0025566517</text:p>
          </table:table-cell>
          <table:table-cell table:formula="of:=(       (    (COS([.$B4])     -      SQRT([.OK$2]^2-SIN([.$B4])^2))    /     (COS([.$B4])    +     SQRT([.OK$2]^2-SIN([.$B4])^2))    )  ^2     -    [.$C4]  )^2" office:value-type="float" office:value="0.00256080225844196" calcext:value-type="float">
            <text:p>0.0025608023</text:p>
          </table:table-cell>
          <table:table-cell table:formula="of:=(       (    (COS([.$B4])     -      SQRT([.OL$2]^2-SIN([.$B4])^2))    /     (COS([.$B4])    +     SQRT([.OL$2]^2-SIN([.$B4])^2))    )  ^2     -    [.$C4]  )^2" office:value-type="float" office:value="0.00256495424127215" calcext:value-type="float">
            <text:p>0.0025649542</text:p>
          </table:table-cell>
          <table:table-cell table:formula="of:=(       (    (COS([.$B4])     -      SQRT([.OM$2]^2-SIN([.$B4])^2))    /     (COS([.$B4])    +     SQRT([.OM$2]^2-SIN([.$B4])^2))    )  ^2     -    [.$C4]  )^2" office:value-type="float" office:value="0.00256910761945255" calcext:value-type="float">
            <text:p>0.0025691076</text:p>
          </table:table-cell>
          <table:table-cell table:formula="of:=(       (    (COS([.$B4])     -      SQRT([.ON$2]^2-SIN([.$B4])^2))    /     (COS([.$B4])    +     SQRT([.ON$2]^2-SIN([.$B4])^2))    )  ^2     -    [.$C4]  )^2" office:value-type="float" office:value="0.00257326238976463" calcext:value-type="float">
            <text:p>0.0025732624</text:p>
          </table:table-cell>
          <table:table-cell table:formula="of:=(       (    (COS([.$B4])     -      SQRT([.OO$2]^2-SIN([.$B4])^2))    /     (COS([.$B4])    +     SQRT([.OO$2]^2-SIN([.$B4])^2))    )  ^2     -    [.$C4]  )^2" office:value-type="float" office:value="0.00257741854899537" calcext:value-type="float">
            <text:p>0.0025774185</text:p>
          </table:table-cell>
          <table:table-cell table:formula="of:=(       (    (COS([.$B4])     -      SQRT([.OP$2]^2-SIN([.$B4])^2))    /     (COS([.$B4])    +     SQRT([.OP$2]^2-SIN([.$B4])^2))    )  ^2     -    [.$C4]  )^2" office:value-type="float" office:value="0.00258157609393733" calcext:value-type="float">
            <text:p>0.0025815761</text:p>
          </table:table-cell>
          <table:table-cell table:formula="of:=(       (    (COS([.$B4])     -      SQRT([.OQ$2]^2-SIN([.$B4])^2))    /     (COS([.$B4])    +     SQRT([.OQ$2]^2-SIN([.$B4])^2))    )  ^2     -    [.$C4]  )^2" office:value-type="float" office:value="0.0025857350213885" calcext:value-type="float">
            <text:p>0.002585735</text:p>
          </table:table-cell>
          <table:table-cell table:formula="of:=(       (    (COS([.$B4])     -      SQRT([.OR$2]^2-SIN([.$B4])^2))    /     (COS([.$B4])    +     SQRT([.OR$2]^2-SIN([.$B4])^2))    )  ^2     -    [.$C4]  )^2" office:value-type="float" office:value="0.00258989532815241" calcext:value-type="float">
            <text:p>0.0025898953</text:p>
          </table:table-cell>
          <table:table-cell table:formula="of:=(       (    (COS([.$B4])     -      SQRT([.OS$2]^2-SIN([.$B4])^2))    /     (COS([.$B4])    +     SQRT([.OS$2]^2-SIN([.$B4])^2))    )  ^2     -    [.$C4]  )^2" office:value-type="float" office:value="0.00259405701103809" calcext:value-type="float">
            <text:p>0.002594057</text:p>
          </table:table-cell>
          <table:table-cell table:formula="of:=(       (    (COS([.$B4])     -      SQRT([.OT$2]^2-SIN([.$B4])^2))    /     (COS([.$B4])    +     SQRT([.OT$2]^2-SIN([.$B4])^2))    )  ^2     -    [.$C4]  )^2" office:value-type="float" office:value="0.00259822006686" calcext:value-type="float">
            <text:p>0.0025982201</text:p>
          </table:table-cell>
          <table:table-cell table:formula="of:=(       (    (COS([.$B4])     -      SQRT([.OU$2]^2-SIN([.$B4])^2))    /     (COS([.$B4])    +     SQRT([.OU$2]^2-SIN([.$B4])^2))    )  ^2     -    [.$C4]  )^2" office:value-type="float" office:value="0.00260238449243811" calcext:value-type="float">
            <text:p>0.0026023845</text:p>
          </table:table-cell>
          <table:table-cell table:formula="of:=(       (    (COS([.$B4])     -      SQRT([.OV$2]^2-SIN([.$B4])^2))    /     (COS([.$B4])    +     SQRT([.OV$2]^2-SIN([.$B4])^2))    )  ^2     -    [.$C4]  )^2" office:value-type="float" office:value="0.00260655028459779" calcext:value-type="float">
            <text:p>0.0026065503</text:p>
          </table:table-cell>
          <table:table-cell table:formula="of:=(       (    (COS([.$B4])     -      SQRT([.OW$2]^2-SIN([.$B4])^2))    /     (COS([.$B4])    +     SQRT([.OW$2]^2-SIN([.$B4])^2))    )  ^2     -    [.$C4]  )^2" office:value-type="float" office:value="0.00261071744016988" calcext:value-type="float">
            <text:p>0.0026107174</text:p>
          </table:table-cell>
          <table:table-cell table:formula="of:=(       (    (COS([.$B4])     -      SQRT([.OX$2]^2-SIN([.$B4])^2))    /     (COS([.$B4])    +     SQRT([.OX$2]^2-SIN([.$B4])^2))    )  ^2     -    [.$C4]  )^2" office:value-type="float" office:value="0.00261488595599069" calcext:value-type="float">
            <text:p>0.002614886</text:p>
          </table:table-cell>
          <table:table-cell table:formula="of:=(       (    (COS([.$B4])     -      SQRT([.OY$2]^2-SIN([.$B4])^2))    /     (COS([.$B4])    +     SQRT([.OY$2]^2-SIN([.$B4])^2))    )  ^2     -    [.$C4]  )^2" office:value-type="float" office:value="0.00261905582890194" calcext:value-type="float">
            <text:p>0.0026190558</text:p>
          </table:table-cell>
          <table:table-cell table:formula="of:=(       (    (COS([.$B4])     -      SQRT([.OZ$2]^2-SIN([.$B4])^2))    /     (COS([.$B4])    +     SQRT([.OZ$2]^2-SIN([.$B4])^2))    )  ^2     -    [.$C4]  )^2" office:value-type="float" office:value="0.00262322705575068" calcext:value-type="float">
            <text:p>0.0026232271</text:p>
          </table:table-cell>
          <table:table-cell table:formula="of:=(       (    (COS([.$B4])     -      SQRT([.PA$2]^2-SIN([.$B4])^2))    /     (COS([.$B4])    +     SQRT([.PA$2]^2-SIN([.$B4])^2))    )  ^2     -    [.$C4]  )^2" office:value-type="float" office:value="0.00262739963338948" calcext:value-type="float">
            <text:p>0.0026273996</text:p>
          </table:table-cell>
          <table:table-cell table:formula="of:=(       (    (COS([.$B4])     -      SQRT([.PB$2]^2-SIN([.$B4])^2))    /     (COS([.$B4])    +     SQRT([.PB$2]^2-SIN([.$B4])^2))    )  ^2     -    [.$C4]  )^2" office:value-type="float" office:value="0.00263157355867626" calcext:value-type="float">
            <text:p>0.0026315736</text:p>
          </table:table-cell>
          <table:table-cell table:formula="of:=(       (    (COS([.$B4])     -      SQRT([.PC$2]^2-SIN([.$B4])^2))    /     (COS([.$B4])    +     SQRT([.PC$2]^2-SIN([.$B4])^2))    )  ^2     -    [.$C4]  )^2" office:value-type="float" office:value="0.00263574882847426" calcext:value-type="float">
            <text:p>0.0026357488</text:p>
          </table:table-cell>
          <table:table-cell table:formula="of:=(       (    (COS([.$B4])     -      SQRT([.PD$2]^2-SIN([.$B4])^2))    /     (COS([.$B4])    +     SQRT([.PD$2]^2-SIN([.$B4])^2))    )  ^2     -    [.$C4]  )^2" office:value-type="float" office:value="0.00263992543965219" calcext:value-type="float">
            <text:p>0.0026399254</text:p>
          </table:table-cell>
          <table:table-cell table:formula="of:=(       (    (COS([.$B4])     -      SQRT([.PE$2]^2-SIN([.$B4])^2))    /     (COS([.$B4])    +     SQRT([.PE$2]^2-SIN([.$B4])^2))    )  ^2     -    [.$C4]  )^2" office:value-type="float" office:value="0.0026441033890841" calcext:value-type="float">
            <text:p>0.0026441034</text:p>
          </table:table-cell>
          <table:table-cell table:formula="of:=(       (    (COS([.$B4])     -      SQRT([.PF$2]^2-SIN([.$B4])^2))    /     (COS([.$B4])    +     SQRT([.PF$2]^2-SIN([.$B4])^2))    )  ^2     -    [.$C4]  )^2" office:value-type="float" office:value="0.00264828267364933" calcext:value-type="float">
            <text:p>0.0026482827</text:p>
          </table:table-cell>
          <table:table-cell table:formula="of:=(       (    (COS([.$B4])     -      SQRT([.PG$2]^2-SIN([.$B4])^2))    /     (COS([.$B4])    +     SQRT([.PG$2]^2-SIN([.$B4])^2))    )  ^2     -    [.$C4]  )^2" office:value-type="float" office:value="0.00265246329023264" calcext:value-type="float">
            <text:p>0.0026524633</text:p>
          </table:table-cell>
          <table:table-cell table:formula="of:=(       (    (COS([.$B4])     -      SQRT([.PH$2]^2-SIN([.$B4])^2))    /     (COS([.$B4])    +     SQRT([.PH$2]^2-SIN([.$B4])^2))    )  ^2     -    [.$C4]  )^2" office:value-type="float" office:value="0.00265664523572407" calcext:value-type="float">
            <text:p>0.0026566452</text:p>
          </table:table-cell>
          <table:table-cell table:formula="of:=(       (    (COS([.$B4])     -      SQRT([.PI$2]^2-SIN([.$B4])^2))    /     (COS([.$B4])    +     SQRT([.PI$2]^2-SIN([.$B4])^2))    )  ^2     -    [.$C4]  )^2" office:value-type="float" office:value="0.00266082850701899" calcext:value-type="float">
            <text:p>0.0026608285</text:p>
          </table:table-cell>
          <table:table-cell table:formula="of:=(       (    (COS([.$B4])     -      SQRT([.PJ$2]^2-SIN([.$B4])^2))    /     (COS([.$B4])    +     SQRT([.PJ$2]^2-SIN([.$B4])^2))    )  ^2     -    [.$C4]  )^2" office:value-type="float" office:value="0.00266501310101813" calcext:value-type="float">
            <text:p>0.0026650131</text:p>
          </table:table-cell>
          <table:table-cell table:formula="of:=(       (    (COS([.$B4])     -      SQRT([.PK$2]^2-SIN([.$B4])^2))    /     (COS([.$B4])    +     SQRT([.PK$2]^2-SIN([.$B4])^2))    )  ^2     -    [.$C4]  )^2" office:value-type="float" office:value="0.00266919901462746" calcext:value-type="float">
            <text:p>0.002669199</text:p>
          </table:table-cell>
          <table:table-cell table:formula="of:=(       (    (COS([.$B4])     -      SQRT([.PL$2]^2-SIN([.$B4])^2))    /     (COS([.$B4])    +     SQRT([.PL$2]^2-SIN([.$B4])^2))    )  ^2     -    [.$C4]  )^2" office:value-type="float" office:value="0.00267338624475828" calcext:value-type="float">
            <text:p>0.0026733862</text:p>
          </table:table-cell>
          <table:table-cell table:formula="of:=(       (    (COS([.$B4])     -      SQRT([.PM$2]^2-SIN([.$B4])^2))    /     (COS([.$B4])    +     SQRT([.PM$2]^2-SIN([.$B4])^2))    )  ^2     -    [.$C4]  )^2" office:value-type="float" office:value="0.00267757478832716" calcext:value-type="float">
            <text:p>0.0026775748</text:p>
          </table:table-cell>
          <table:table-cell table:formula="of:=(       (    (COS([.$B4])     -      SQRT([.PN$2]^2-SIN([.$B4])^2))    /     (COS([.$B4])    +     SQRT([.PN$2]^2-SIN([.$B4])^2))    )  ^2     -    [.$C4]  )^2" office:value-type="float" office:value="0.00268176464225595" calcext:value-type="float">
            <text:p>0.0026817646</text:p>
          </table:table-cell>
          <table:table-cell table:formula="of:=(       (    (COS([.$B4])     -      SQRT([.PO$2]^2-SIN([.$B4])^2))    /     (COS([.$B4])    +     SQRT([.PO$2]^2-SIN([.$B4])^2))    )  ^2     -    [.$C4]  )^2" office:value-type="float" office:value="0.00268595580347174" calcext:value-type="float">
            <text:p>0.0026859558</text:p>
          </table:table-cell>
          <table:table-cell table:formula="of:=(       (    (COS([.$B4])     -      SQRT([.PP$2]^2-SIN([.$B4])^2))    /     (COS([.$B4])    +     SQRT([.PP$2]^2-SIN([.$B4])^2))    )  ^2     -    [.$C4]  )^2" office:value-type="float" office:value="0.00269014826890692" calcext:value-type="float">
            <text:p>0.0026901483</text:p>
          </table:table-cell>
          <table:table-cell table:formula="of:=(       (    (COS([.$B4])     -      SQRT([.PQ$2]^2-SIN([.$B4])^2))    /     (COS([.$B4])    +     SQRT([.PQ$2]^2-SIN([.$B4])^2))    )  ^2     -    [.$C4]  )^2" office:value-type="float" office:value="0.00269434203549907" calcext:value-type="float">
            <text:p>0.002694342</text:p>
          </table:table-cell>
          <table:table-cell table:formula="of:=(       (    (COS([.$B4])     -      SQRT([.PR$2]^2-SIN([.$B4])^2))    /     (COS([.$B4])    +     SQRT([.PR$2]^2-SIN([.$B4])^2))    )  ^2     -    [.$C4]  )^2" office:value-type="float" office:value="0.00269853710019104" calcext:value-type="float">
            <text:p>0.0026985371</text:p>
          </table:table-cell>
          <table:table-cell table:formula="of:=(       (    (COS([.$B4])     -      SQRT([.PS$2]^2-SIN([.$B4])^2))    /     (COS([.$B4])    +     SQRT([.PS$2]^2-SIN([.$B4])^2))    )  ^2     -    [.$C4]  )^2" office:value-type="float" office:value="0.00270273345993087" calcext:value-type="float">
            <text:p>0.0027027335</text:p>
          </table:table-cell>
          <table:table-cell table:formula="of:=(       (    (COS([.$B4])     -      SQRT([.PT$2]^2-SIN([.$B4])^2))    /     (COS([.$B4])    +     SQRT([.PT$2]^2-SIN([.$B4])^2))    )  ^2     -    [.$C4]  )^2" office:value-type="float" office:value="0.00270693111167185" calcext:value-type="float">
            <text:p>0.0027069311</text:p>
          </table:table-cell>
          <table:table-cell table:formula="of:=(       (    (COS([.$B4])     -      SQRT([.PU$2]^2-SIN([.$B4])^2))    /     (COS([.$B4])    +     SQRT([.PU$2]^2-SIN([.$B4])^2))    )  ^2     -    [.$C4]  )^2" office:value-type="float" office:value="0.00271113005237247" calcext:value-type="float">
            <text:p>0.0027111301</text:p>
          </table:table-cell>
          <table:table-cell table:formula="of:=(       (    (COS([.$B4])     -      SQRT([.PV$2]^2-SIN([.$B4])^2))    /     (COS([.$B4])    +     SQRT([.PV$2]^2-SIN([.$B4])^2))    )  ^2     -    [.$C4]  )^2" office:value-type="float" office:value="0.00271533027899639" calcext:value-type="float">
            <text:p>0.0027153303</text:p>
          </table:table-cell>
          <table:table-cell table:formula="of:=(       (    (COS([.$B4])     -      SQRT([.PW$2]^2-SIN([.$B4])^2))    /     (COS([.$B4])    +     SQRT([.PW$2]^2-SIN([.$B4])^2))    )  ^2     -    [.$C4]  )^2" office:value-type="float" office:value="0.00271953178851248" calcext:value-type="float">
            <text:p>0.0027195318</text:p>
          </table:table-cell>
          <table:table-cell table:formula="of:=(       (    (COS([.$B4])     -      SQRT([.PX$2]^2-SIN([.$B4])^2))    /     (COS([.$B4])    +     SQRT([.PX$2]^2-SIN([.$B4])^2))    )  ^2     -    [.$C4]  )^2" office:value-type="float" office:value="0.00272373457789473" calcext:value-type="float">
            <text:p>0.0027237346</text:p>
          </table:table-cell>
          <table:table-cell table:formula="of:=(       (    (COS([.$B4])     -      SQRT([.PY$2]^2-SIN([.$B4])^2))    /     (COS([.$B4])    +     SQRT([.PY$2]^2-SIN([.$B4])^2))    )  ^2     -    [.$C4]  )^2" office:value-type="float" office:value="0.00272793864412239" calcext:value-type="float">
            <text:p>0.0027279386</text:p>
          </table:table-cell>
          <table:table-cell table:formula="of:=(       (    (COS([.$B4])     -      SQRT([.PZ$2]^2-SIN([.$B4])^2))    /     (COS([.$B4])    +     SQRT([.PZ$2]^2-SIN([.$B4])^2))    )  ^2     -    [.$C4]  )^2" office:value-type="float" office:value="0.00273214398417979" calcext:value-type="float">
            <text:p>0.002732144</text:p>
          </table:table-cell>
          <table:table-cell table:formula="of:=(       (    (COS([.$B4])     -      SQRT([.QA$2]^2-SIN([.$B4])^2))    /     (COS([.$B4])    +     SQRT([.QA$2]^2-SIN([.$B4])^2))    )  ^2     -    [.$C4]  )^2" office:value-type="float" office:value="0.00273635059505644" calcext:value-type="float">
            <text:p>0.0027363506</text:p>
          </table:table-cell>
          <table:table-cell table:formula="of:=(       (    (COS([.$B4])     -      SQRT([.QB$2]^2-SIN([.$B4])^2))    /     (COS([.$B4])    +     SQRT([.QB$2]^2-SIN([.$B4])^2))    )  ^2     -    [.$C4]  )^2" office:value-type="float" office:value="0.00274055847374695" calcext:value-type="float">
            <text:p>0.0027405585</text:p>
          </table:table-cell>
          <table:table-cell table:formula="of:=(       (    (COS([.$B4])     -      SQRT([.QC$2]^2-SIN([.$B4])^2))    /     (COS([.$B4])    +     SQRT([.QC$2]^2-SIN([.$B4])^2))    )  ^2     -    [.$C4]  )^2" office:value-type="float" office:value="0.0027447676172511" calcext:value-type="float">
            <text:p>0.0027447676</text:p>
          </table:table-cell>
          <table:table-cell table:formula="of:=(       (    (COS([.$B4])     -      SQRT([.QD$2]^2-SIN([.$B4])^2))    /     (COS([.$B4])    +     SQRT([.QD$2]^2-SIN([.$B4])^2))    )  ^2     -    [.$C4]  )^2" office:value-type="float" office:value="0.00274897802257377" calcext:value-type="float">
            <text:p>0.002748978</text:p>
          </table:table-cell>
          <table:table-cell table:formula="of:=(       (    (COS([.$B4])     -      SQRT([.QE$2]^2-SIN([.$B4])^2))    /     (COS([.$B4])    +     SQRT([.QE$2]^2-SIN([.$B4])^2))    )  ^2     -    [.$C4]  )^2" office:value-type="float" office:value="0.00275318968672495" calcext:value-type="float">
            <text:p>0.0027531897</text:p>
          </table:table-cell>
          <table:table-cell table:formula="of:=(       (    (COS([.$B4])     -      SQRT([.QF$2]^2-SIN([.$B4])^2))    /     (COS([.$B4])    +     SQRT([.QF$2]^2-SIN([.$B4])^2))    )  ^2     -    [.$C4]  )^2" office:value-type="float" office:value="0.00275740260671969" calcext:value-type="float">
            <text:p>0.0027574026</text:p>
          </table:table-cell>
          <table:table-cell table:formula="of:=(       (    (COS([.$B4])     -      SQRT([.QG$2]^2-SIN([.$B4])^2))    /     (COS([.$B4])    +     SQRT([.QG$2]^2-SIN([.$B4])^2))    )  ^2     -    [.$C4]  )^2" office:value-type="float" office:value="0.00276161677957822" calcext:value-type="float">
            <text:p>0.0027616168</text:p>
          </table:table-cell>
          <table:table-cell table:formula="of:=(       (    (COS([.$B4])     -      SQRT([.QH$2]^2-SIN([.$B4])^2))    /     (COS([.$B4])    +     SQRT([.QH$2]^2-SIN([.$B4])^2))    )  ^2     -    [.$C4]  )^2" office:value-type="float" office:value="0.00276583220232574" calcext:value-type="float">
            <text:p>0.0027658322</text:p>
          </table:table-cell>
          <table:table-cell table:formula="of:=(       (    (COS([.$B4])     -      SQRT([.QI$2]^2-SIN([.$B4])^2))    /     (COS([.$B4])    +     SQRT([.QI$2]^2-SIN([.$B4])^2))    )  ^2     -    [.$C4]  )^2" office:value-type="float" office:value="0.0027700488719926" calcext:value-type="float">
            <text:p>0.0027700489</text:p>
          </table:table-cell>
          <table:table-cell table:formula="of:=(       (    (COS([.$B4])     -      SQRT([.QJ$2]^2-SIN([.$B4])^2))    /     (COS([.$B4])    +     SQRT([.QJ$2]^2-SIN([.$B4])^2))    )  ^2     -    [.$C4]  )^2" office:value-type="float" office:value="0.00277426678561417" calcext:value-type="float">
            <text:p>0.0027742668</text:p>
          </table:table-cell>
          <table:table-cell table:formula="of:=(       (    (COS([.$B4])     -      SQRT([.QK$2]^2-SIN([.$B4])^2))    /     (COS([.$B4])    +     SQRT([.QK$2]^2-SIN([.$B4])^2))    )  ^2     -    [.$C4]  )^2" office:value-type="float" office:value="0.0027784859402309" calcext:value-type="float">
            <text:p>0.0027784859</text:p>
          </table:table-cell>
          <table:table-cell table:formula="of:=(       (    (COS([.$B4])     -      SQRT([.QL$2]^2-SIN([.$B4])^2))    /     (COS([.$B4])    +     SQRT([.QL$2]^2-SIN([.$B4])^2))    )  ^2     -    [.$C4]  )^2" office:value-type="float" office:value="0.00278270633288823" calcext:value-type="float">
            <text:p>0.0027827063</text:p>
          </table:table-cell>
          <table:table-cell table:formula="of:=(       (    (COS([.$B4])     -      SQRT([.QM$2]^2-SIN([.$B4])^2))    /     (COS([.$B4])    +     SQRT([.QM$2]^2-SIN([.$B4])^2))    )  ^2     -    [.$C4]  )^2" office:value-type="float" office:value="0.00278692796063668" calcext:value-type="float">
            <text:p>0.002786928</text:p>
          </table:table-cell>
          <table:table-cell table:formula="of:=(       (    (COS([.$B4])     -      SQRT([.QN$2]^2-SIN([.$B4])^2))    /     (COS([.$B4])    +     SQRT([.QN$2]^2-SIN([.$B4])^2))    )  ^2     -    [.$C4]  )^2" office:value-type="float" office:value="0.00279115082053181" calcext:value-type="float">
            <text:p>0.0027911508</text:p>
          </table:table-cell>
          <table:table-cell table:formula="of:=(       (    (COS([.$B4])     -      SQRT([.QO$2]^2-SIN([.$B4])^2))    /     (COS([.$B4])    +     SQRT([.QO$2]^2-SIN([.$B4])^2))    )  ^2     -    [.$C4]  )^2" office:value-type="float" office:value="0.0027953749096341" calcext:value-type="float">
            <text:p>0.0027953749</text:p>
          </table:table-cell>
          <table:table-cell table:formula="of:=(       (    (COS([.$B4])     -      SQRT([.QP$2]^2-SIN([.$B4])^2))    /     (COS([.$B4])    +     SQRT([.QP$2]^2-SIN([.$B4])^2))    )  ^2     -    [.$C4]  )^2" office:value-type="float" office:value="0.00279960022500915" calcext:value-type="float">
            <text:p>0.0027996002</text:p>
          </table:table-cell>
          <table:table-cell table:formula="of:=(       (    (COS([.$B4])     -      SQRT([.QQ$2]^2-SIN([.$B4])^2))    /     (COS([.$B4])    +     SQRT([.QQ$2]^2-SIN([.$B4])^2))    )  ^2     -    [.$C4]  )^2" office:value-type="float" office:value="0.00280382676372744" calcext:value-type="float">
            <text:p>0.0028038268</text:p>
          </table:table-cell>
          <table:table-cell table:formula="of:=(       (    (COS([.$B4])     -      SQRT([.QR$2]^2-SIN([.$B4])^2))    /     (COS([.$B4])    +     SQRT([.QR$2]^2-SIN([.$B4])^2))    )  ^2     -    [.$C4]  )^2" office:value-type="float" office:value="0.00280805452286456" calcext:value-type="float">
            <text:p>0.0028080545</text:p>
          </table:table-cell>
          <table:table-cell table:formula="of:=(       (    (COS([.$B4])     -      SQRT([.QS$2]^2-SIN([.$B4])^2))    /     (COS([.$B4])    +     SQRT([.QS$2]^2-SIN([.$B4])^2))    )  ^2     -    [.$C4]  )^2" office:value-type="float" office:value="0.00281228349950096" calcext:value-type="float">
            <text:p>0.0028122835</text:p>
          </table:table-cell>
          <table:table-cell table:formula="of:=(       (    (COS([.$B4])     -      SQRT([.QT$2]^2-SIN([.$B4])^2))    /     (COS([.$B4])    +     SQRT([.QT$2]^2-SIN([.$B4])^2))    )  ^2     -    [.$C4]  )^2" office:value-type="float" office:value="0.00281651369072213" calcext:value-type="float">
            <text:p>0.0028165137</text:p>
          </table:table-cell>
          <table:table-cell table:formula="of:=(       (    (COS([.$B4])     -      SQRT([.QU$2]^2-SIN([.$B4])^2))    /     (COS([.$B4])    +     SQRT([.QU$2]^2-SIN([.$B4])^2))    )  ^2     -    [.$C4]  )^2" office:value-type="float" office:value="0.00282074509361849" calcext:value-type="float">
            <text:p>0.0028207451</text:p>
          </table:table-cell>
          <table:table-cell table:formula="of:=(       (    (COS([.$B4])     -      SQRT([.QV$2]^2-SIN([.$B4])^2))    /     (COS([.$B4])    +     SQRT([.QV$2]^2-SIN([.$B4])^2))    )  ^2     -    [.$C4]  )^2" office:value-type="float" office:value="0.0028249777052854" calcext:value-type="float">
            <text:p>0.0028249777</text:p>
          </table:table-cell>
          <table:table-cell table:formula="of:=(       (    (COS([.$B4])     -      SQRT([.QW$2]^2-SIN([.$B4])^2))    /     (COS([.$B4])    +     SQRT([.QW$2]^2-SIN([.$B4])^2))    )  ^2     -    [.$C4]  )^2" office:value-type="float" office:value="0.00282921152282319" calcext:value-type="float">
            <text:p>0.0028292115</text:p>
          </table:table-cell>
          <table:table-cell table:formula="of:=(       (    (COS([.$B4])     -      SQRT([.QX$2]^2-SIN([.$B4])^2))    /     (COS([.$B4])    +     SQRT([.QX$2]^2-SIN([.$B4])^2))    )  ^2     -    [.$C4]  )^2" office:value-type="float" office:value="0.00283344654333706" calcext:value-type="float">
            <text:p>0.0028334465</text:p>
          </table:table-cell>
          <table:table-cell table:number-columns-repeated="558"/>
        </table:table-row>
        <table:table-row table:style-name="ro1">
          <table:table-cell/>
          <table:table-cell table:formula="of:=[List1.N28]/180*PI()" office:value-type="float" office:value="1.39626340159546" calcext:value-type="float">
            <text:p>1.3962634016</text:p>
          </table:table-cell>
          <table:table-cell table:style-name="ce5" table:formula="of:=[List1.P28]/1910" office:value-type="float" office:value="0.602094240837696" calcext:value-type="float">
            <text:p>0.6020942408</text:p>
          </table:table-cell>
          <table:table-cell table:formula="of:=(       (    (COS([.$B5])     -      SQRT([.D$2]^2-SIN([.$B5])^2))    /     (COS([.$B5])    +     SQRT([.D$2]^2-SIN([.$B5])^2))    )  ^2     -    [.$C5]  )^2" office:value-type="float" office:value="0.000100933561848163" calcext:value-type="float">
            <text:p>0.0001009336</text:p>
          </table:table-cell>
          <table:table-cell table:formula="of:=(       (    (COS([.$B5])     -      SQRT([.E$2]^2-SIN([.$B5])^2))    /     (COS([.$B5])    +     SQRT([.E$2]^2-SIN([.$B5])^2))    )  ^2     -    [.$C5]  )^2" office:value-type="float" office:value="0.000102503501595197" calcext:value-type="float">
            <text:p>0.0001025035</text:p>
          </table:table-cell>
          <table:table-cell table:formula="of:=(       (    (COS([.$B5])     -      SQRT([.F$2]^2-SIN([.$B5])^2))    /     (COS([.$B5])    +     SQRT([.F$2]^2-SIN([.$B5])^2))    )  ^2     -    [.$C5]  )^2" office:value-type="float" office:value="0.000104084800088701" calcext:value-type="float">
            <text:p>0.0001040848</text:p>
          </table:table-cell>
          <table:table-cell table:formula="of:=(       (    (COS([.$B5])     -      SQRT([.G$2]^2-SIN([.$B5])^2))    /     (COS([.$B5])    +     SQRT([.G$2]^2-SIN([.$B5])^2))    )  ^2     -    [.$C5]  )^2" office:value-type="float" office:value="0.000105677440637555" calcext:value-type="float">
            <text:p>0.0001056774</text:p>
          </table:table-cell>
          <table:table-cell table:formula="of:=(       (    (COS([.$B5])     -      SQRT([.H$2]^2-SIN([.$B5])^2))    /     (COS([.$B5])    +     SQRT([.H$2]^2-SIN([.$B5])^2))    )  ^2     -    [.$C5]  )^2" office:value-type="float" office:value="0.000107281406576867" calcext:value-type="float">
            <text:p>0.0001072814</text:p>
          </table:table-cell>
          <table:table-cell table:formula="of:=(       (    (COS([.$B5])     -      SQRT([.I$2]^2-SIN([.$B5])^2))    /     (COS([.$B5])    +     SQRT([.I$2]^2-SIN([.$B5])^2))    )  ^2     -    [.$C5]  )^2" office:value-type="float" office:value="0.000108896681268055" calcext:value-type="float">
            <text:p>0.0001088967</text:p>
          </table:table-cell>
          <table:table-cell table:formula="of:=(       (    (COS([.$B5])     -      SQRT([.J$2]^2-SIN([.$B5])^2))    /     (COS([.$B5])    +     SQRT([.J$2]^2-SIN([.$B5])^2))    )  ^2     -    [.$C5]  )^2" office:value-type="float" office:value="0.00011052324809865" calcext:value-type="float">
            <text:p>0.0001105232</text:p>
          </table:table-cell>
          <table:table-cell table:formula="of:=(       (    (COS([.$B5])     -      SQRT([.K$2]^2-SIN([.$B5])^2))    /     (COS([.$B5])    +     SQRT([.K$2]^2-SIN([.$B5])^2))    )  ^2     -    [.$C5]  )^2" office:value-type="float" office:value="0.000112161090482389" calcext:value-type="float">
            <text:p>0.0001121611</text:p>
          </table:table-cell>
          <table:table-cell table:formula="of:=(       (    (COS([.$B5])     -      SQRT([.L$2]^2-SIN([.$B5])^2))    /     (COS([.$B5])    +     SQRT([.L$2]^2-SIN([.$B5])^2))    )  ^2     -    [.$C5]  )^2" office:value-type="float" office:value="0.000113810191859087" calcext:value-type="float">
            <text:p>0.0001138102</text:p>
          </table:table-cell>
          <table:table-cell table:formula="of:=(       (    (COS([.$B5])     -      SQRT([.M$2]^2-SIN([.$B5])^2))    /     (COS([.$B5])    +     SQRT([.M$2]^2-SIN([.$B5])^2))    )  ^2     -    [.$C5]  )^2" office:value-type="float" office:value="0.000115470535694563" calcext:value-type="float">
            <text:p>0.0001154705</text:p>
          </table:table-cell>
          <table:table-cell table:formula="of:=(       (    (COS([.$B5])     -      SQRT([.N$2]^2-SIN([.$B5])^2))    /     (COS([.$B5])    +     SQRT([.N$2]^2-SIN([.$B5])^2))    )  ^2     -    [.$C5]  )^2" office:value-type="float" office:value="0.000117142105480693" calcext:value-type="float">
            <text:p>0.0001171421</text:p>
          </table:table-cell>
          <table:table-cell table:formula="of:=(       (    (COS([.$B5])     -      SQRT([.O$2]^2-SIN([.$B5])^2))    /     (COS([.$B5])    +     SQRT([.O$2]^2-SIN([.$B5])^2))    )  ^2     -    [.$C5]  )^2" office:value-type="float" office:value="0.00011882488473528" calcext:value-type="float">
            <text:p>0.0001188249</text:p>
          </table:table-cell>
          <table:table-cell table:formula="of:=(       (    (COS([.$B5])     -      SQRT([.P$2]^2-SIN([.$B5])^2))    /     (COS([.$B5])    +     SQRT([.P$2]^2-SIN([.$B5])^2))    )  ^2     -    [.$C5]  )^2" office:value-type="float" office:value="0.000120518857001991" calcext:value-type="float">
            <text:p>0.0001205189</text:p>
          </table:table-cell>
          <table:table-cell table:formula="of:=(       (    (COS([.$B5])     -      SQRT([.Q$2]^2-SIN([.$B5])^2))    /     (COS([.$B5])    +     SQRT([.Q$2]^2-SIN([.$B5])^2))    )  ^2     -    [.$C5]  )^2" office:value-type="float" office:value="0.000122224005850401" calcext:value-type="float">
            <text:p>0.000122224</text:p>
          </table:table-cell>
          <table:table-cell table:formula="of:=(       (    (COS([.$B5])     -      SQRT([.R$2]^2-SIN([.$B5])^2))    /     (COS([.$B5])    +     SQRT([.R$2]^2-SIN([.$B5])^2))    )  ^2     -    [.$C5]  )^2" office:value-type="float" office:value="0.000123940314875861" calcext:value-type="float">
            <text:p>0.0001239403</text:p>
          </table:table-cell>
          <table:table-cell table:formula="of:=(       (    (COS([.$B5])     -      SQRT([.S$2]^2-SIN([.$B5])^2))    /     (COS([.$B5])    +     SQRT([.S$2]^2-SIN([.$B5])^2))    )  ^2     -    [.$C5]  )^2" office:value-type="float" office:value="0.000125667767699483" calcext:value-type="float">
            <text:p>0.0001256678</text:p>
          </table:table-cell>
          <table:table-cell table:formula="of:=(       (    (COS([.$B5])     -      SQRT([.T$2]^2-SIN([.$B5])^2))    /     (COS([.$B5])    +     SQRT([.T$2]^2-SIN([.$B5])^2))    )  ^2     -    [.$C5]  )^2" office:value-type="float" office:value="0.000127406347968072" calcext:value-type="float">
            <text:p>0.0001274063</text:p>
          </table:table-cell>
          <table:table-cell table:formula="of:=(       (    (COS([.$B5])     -      SQRT([.U$2]^2-SIN([.$B5])^2))    /     (COS([.$B5])    +     SQRT([.U$2]^2-SIN([.$B5])^2))    )  ^2     -    [.$C5]  )^2" office:value-type="float" office:value="0.000129156039354132" calcext:value-type="float">
            <text:p>0.000129156</text:p>
          </table:table-cell>
          <table:table-cell table:formula="of:=(       (    (COS([.$B5])     -      SQRT([.V$2]^2-SIN([.$B5])^2))    /     (COS([.$B5])    +     SQRT([.V$2]^2-SIN([.$B5])^2))    )  ^2     -    [.$C5]  )^2" office:value-type="float" office:value="0.00013091682555573" calcext:value-type="float">
            <text:p>0.0001309168</text:p>
          </table:table-cell>
          <table:table-cell table:formula="of:=(       (    (COS([.$B5])     -      SQRT([.W$2]^2-SIN([.$B5])^2))    /     (COS([.$B5])    +     SQRT([.W$2]^2-SIN([.$B5])^2))    )  ^2     -    [.$C5]  )^2" office:value-type="float" office:value="0.00013268869029655" calcext:value-type="float">
            <text:p>0.0001326887</text:p>
          </table:table-cell>
          <table:table-cell table:formula="of:=(       (    (COS([.$B5])     -      SQRT([.X$2]^2-SIN([.$B5])^2))    /     (COS([.$B5])    +     SQRT([.X$2]^2-SIN([.$B5])^2))    )  ^2     -    [.$C5]  )^2" office:value-type="float" office:value="0.000134471617325772" calcext:value-type="float">
            <text:p>0.0001344716</text:p>
          </table:table-cell>
          <table:table-cell table:formula="of:=(       (    (COS([.$B5])     -      SQRT([.Y$2]^2-SIN([.$B5])^2))    /     (COS([.$B5])    +     SQRT([.Y$2]^2-SIN([.$B5])^2))    )  ^2     -    [.$C5]  )^2" office:value-type="float" office:value="0.000136265590418022" calcext:value-type="float">
            <text:p>0.0001362656</text:p>
          </table:table-cell>
          <table:table-cell table:formula="of:=(       (    (COS([.$B5])     -      SQRT([.Z$2]^2-SIN([.$B5])^2))    /     (COS([.$B5])    +     SQRT([.Z$2]^2-SIN([.$B5])^2))    )  ^2     -    [.$C5]  )^2" office:value-type="float" office:value="0.000138070593373391" calcext:value-type="float">
            <text:p>0.0001380706</text:p>
          </table:table-cell>
          <table:table-cell table:formula="of:=(       (    (COS([.$B5])     -      SQRT([.AA$2]^2-SIN([.$B5])^2))    /     (COS([.$B5])    +     SQRT([.AA$2]^2-SIN([.$B5])^2))    )  ^2     -    [.$C5]  )^2" office:value-type="float" office:value="0.000139886610017318" calcext:value-type="float">
            <text:p>0.0001398866</text:p>
          </table:table-cell>
          <table:table-cell table:formula="of:=(       (    (COS([.$B5])     -      SQRT([.AB$2]^2-SIN([.$B5])^2))    /     (COS([.$B5])    +     SQRT([.AB$2]^2-SIN([.$B5])^2))    )  ^2     -    [.$C5]  )^2" office:value-type="float" office:value="0.000141713624200613" calcext:value-type="float">
            <text:p>0.0001417136</text:p>
          </table:table-cell>
          <table:table-cell table:formula="of:=(       (    (COS([.$B5])     -      SQRT([.AC$2]^2-SIN([.$B5])^2))    /     (COS([.$B5])    +     SQRT([.AC$2]^2-SIN([.$B5])^2))    )  ^2     -    [.$C5]  )^2" office:value-type="float" office:value="0.000143551619799313" calcext:value-type="float">
            <text:p>0.0001435516</text:p>
          </table:table-cell>
          <table:table-cell table:formula="of:=(       (    (COS([.$B5])     -      SQRT([.AD$2]^2-SIN([.$B5])^2))    /     (COS([.$B5])    +     SQRT([.AD$2]^2-SIN([.$B5])^2))    )  ^2     -    [.$C5]  )^2" office:value-type="float" office:value="0.00014540058071472" calcext:value-type="float">
            <text:p>0.0001454006</text:p>
          </table:table-cell>
          <table:table-cell table:formula="of:=(       (    (COS([.$B5])     -      SQRT([.AE$2]^2-SIN([.$B5])^2))    /     (COS([.$B5])    +     SQRT([.AE$2]^2-SIN([.$B5])^2))    )  ^2     -    [.$C5]  )^2" office:value-type="float" office:value="0.000147260490873351" calcext:value-type="float">
            <text:p>0.0001472605</text:p>
          </table:table-cell>
          <table:table-cell table:formula="of:=(       (    (COS([.$B5])     -      SQRT([.AF$2]^2-SIN([.$B5])^2))    /     (COS([.$B5])    +     SQRT([.AF$2]^2-SIN([.$B5])^2))    )  ^2     -    [.$C5]  )^2" office:value-type="float" office:value="0.000149131334226815" calcext:value-type="float">
            <text:p>0.0001491313</text:p>
          </table:table-cell>
          <table:table-cell table:formula="of:=(       (    (COS([.$B5])     -      SQRT([.AG$2]^2-SIN([.$B5])^2))    /     (COS([.$B5])    +     SQRT([.AG$2]^2-SIN([.$B5])^2))    )  ^2     -    [.$C5]  )^2" office:value-type="float" office:value="0.000151013094751846" calcext:value-type="float">
            <text:p>0.0001510131</text:p>
          </table:table-cell>
          <table:table-cell table:formula="of:=(       (    (COS([.$B5])     -      SQRT([.AH$2]^2-SIN([.$B5])^2))    /     (COS([.$B5])    +     SQRT([.AH$2]^2-SIN([.$B5])^2))    )  ^2     -    [.$C5]  )^2" office:value-type="float" office:value="0.000152905756450238" calcext:value-type="float">
            <text:p>0.0001529058</text:p>
          </table:table-cell>
          <table:table-cell table:formula="of:=(       (    (COS([.$B5])     -      SQRT([.AI$2]^2-SIN([.$B5])^2))    /     (COS([.$B5])    +     SQRT([.AI$2]^2-SIN([.$B5])^2))    )  ^2     -    [.$C5]  )^2" office:value-type="float" office:value="0.000154809303348789" calcext:value-type="float">
            <text:p>0.0001548093</text:p>
          </table:table-cell>
          <table:table-cell table:formula="of:=(       (    (COS([.$B5])     -      SQRT([.AJ$2]^2-SIN([.$B5])^2))    /     (COS([.$B5])    +     SQRT([.AJ$2]^2-SIN([.$B5])^2))    )  ^2     -    [.$C5]  )^2" office:value-type="float" office:value="0.000156723719499207" calcext:value-type="float">
            <text:p>0.0001567237</text:p>
          </table:table-cell>
          <table:table-cell table:formula="of:=(       (    (COS([.$B5])     -      SQRT([.AK$2]^2-SIN([.$B5])^2))    /     (COS([.$B5])    +     SQRT([.AK$2]^2-SIN([.$B5])^2))    )  ^2     -    [.$C5]  )^2" office:value-type="float" office:value="0.000158648988978187" calcext:value-type="float">
            <text:p>0.000158649</text:p>
          </table:table-cell>
          <table:table-cell table:formula="of:=(       (    (COS([.$B5])     -      SQRT([.AL$2]^2-SIN([.$B5])^2))    /     (COS([.$B5])    +     SQRT([.AL$2]^2-SIN([.$B5])^2))    )  ^2     -    [.$C5]  )^2" office:value-type="float" office:value="0.000160585095887234" calcext:value-type="float">
            <text:p>0.0001605851</text:p>
          </table:table-cell>
          <table:table-cell table:formula="of:=(       (    (COS([.$B5])     -      SQRT([.AM$2]^2-SIN([.$B5])^2))    /     (COS([.$B5])    +     SQRT([.AM$2]^2-SIN([.$B5])^2))    )  ^2     -    [.$C5]  )^2" office:value-type="float" office:value="0.000162532024352693" calcext:value-type="float">
            <text:p>0.000162532</text:p>
          </table:table-cell>
          <table:table-cell table:formula="of:=(       (    (COS([.$B5])     -      SQRT([.AN$2]^2-SIN([.$B5])^2))    /     (COS([.$B5])    +     SQRT([.AN$2]^2-SIN([.$B5])^2))    )  ^2     -    [.$C5]  )^2" office:value-type="float" office:value="0.000164489758525685" calcext:value-type="float">
            <text:p>0.0001644898</text:p>
          </table:table-cell>
          <table:table-cell table:formula="of:=(       (    (COS([.$B5])     -      SQRT([.AO$2]^2-SIN([.$B5])^2))    /     (COS([.$B5])    +     SQRT([.AO$2]^2-SIN([.$B5])^2))    )  ^2     -    [.$C5]  )^2" office:value-type="float" office:value="0.000166458282582059" calcext:value-type="float">
            <text:p>0.0001664583</text:p>
          </table:table-cell>
          <table:table-cell table:formula="of:=(       (    (COS([.$B5])     -      SQRT([.AP$2]^2-SIN([.$B5])^2))    /     (COS([.$B5])    +     SQRT([.AP$2]^2-SIN([.$B5])^2))    )  ^2     -    [.$C5]  )^2" office:value-type="float" office:value="0.000168437580722346" calcext:value-type="float">
            <text:p>0.0001684376</text:p>
          </table:table-cell>
          <table:table-cell table:formula="of:=(       (    (COS([.$B5])     -      SQRT([.AQ$2]^2-SIN([.$B5])^2))    /     (COS([.$B5])    +     SQRT([.AQ$2]^2-SIN([.$B5])^2))    )  ^2     -    [.$C5]  )^2" office:value-type="float" office:value="0.000170427637171721" calcext:value-type="float">
            <text:p>0.0001704276</text:p>
          </table:table-cell>
          <table:table-cell table:formula="of:=(       (    (COS([.$B5])     -      SQRT([.AR$2]^2-SIN([.$B5])^2))    /     (COS([.$B5])    +     SQRT([.AR$2]^2-SIN([.$B5])^2))    )  ^2     -    [.$C5]  )^2" office:value-type="float" office:value="0.000172428436179928" calcext:value-type="float">
            <text:p>0.0001724284</text:p>
          </table:table-cell>
          <table:table-cell table:formula="of:=(       (    (COS([.$B5])     -      SQRT([.AS$2]^2-SIN([.$B5])^2))    /     (COS([.$B5])    +     SQRT([.AS$2]^2-SIN([.$B5])^2))    )  ^2     -    [.$C5]  )^2" office:value-type="float" office:value="0.000174439962021303" calcext:value-type="float">
            <text:p>0.00017444</text:p>
          </table:table-cell>
          <table:table-cell table:formula="of:=(       (    (COS([.$B5])     -      SQRT([.AT$2]^2-SIN([.$B5])^2))    /     (COS([.$B5])    +     SQRT([.AT$2]^2-SIN([.$B5])^2))    )  ^2     -    [.$C5]  )^2" office:value-type="float" office:value="0.000176462198994656" calcext:value-type="float">
            <text:p>0.0001764622</text:p>
          </table:table-cell>
          <table:table-cell table:formula="of:=(       (    (COS([.$B5])     -      SQRT([.AU$2]^2-SIN([.$B5])^2))    /     (COS([.$B5])    +     SQRT([.AU$2]^2-SIN([.$B5])^2))    )  ^2     -    [.$C5]  )^2" office:value-type="float" office:value="0.000178495131423228" calcext:value-type="float">
            <text:p>0.0001784951</text:p>
          </table:table-cell>
          <table:table-cell table:formula="of:=(       (    (COS([.$B5])     -      SQRT([.AV$2]^2-SIN([.$B5])^2))    /     (COS([.$B5])    +     SQRT([.AV$2]^2-SIN([.$B5])^2))    )  ^2     -    [.$C5]  )^2" office:value-type="float" office:value="0.000180538743654745" calcext:value-type="float">
            <text:p>0.0001805387</text:p>
          </table:table-cell>
          <table:table-cell table:formula="of:=(       (    (COS([.$B5])     -      SQRT([.AW$2]^2-SIN([.$B5])^2))    /     (COS([.$B5])    +     SQRT([.AW$2]^2-SIN([.$B5])^2))    )  ^2     -    [.$C5]  )^2" office:value-type="float" office:value="0.000182593020061221" calcext:value-type="float">
            <text:p>0.000182593</text:p>
          </table:table-cell>
          <table:table-cell table:formula="of:=(       (    (COS([.$B5])     -      SQRT([.AX$2]^2-SIN([.$B5])^2))    /     (COS([.$B5])    +     SQRT([.AX$2]^2-SIN([.$B5])^2))    )  ^2     -    [.$C5]  )^2" office:value-type="float" office:value="0.000184657945039031" calcext:value-type="float">
            <text:p>0.0001846579</text:p>
          </table:table-cell>
          <table:table-cell table:formula="of:=(       (    (COS([.$B5])     -      SQRT([.AY$2]^2-SIN([.$B5])^2))    /     (COS([.$B5])    +     SQRT([.AY$2]^2-SIN([.$B5])^2))    )  ^2     -    [.$C5]  )^2" office:value-type="float" office:value="0.000186733503008845" calcext:value-type="float">
            <text:p>0.0001867335</text:p>
          </table:table-cell>
          <table:table-cell table:formula="of:=(       (    (COS([.$B5])     -      SQRT([.AZ$2]^2-SIN([.$B5])^2))    /     (COS([.$B5])    +     SQRT([.AZ$2]^2-SIN([.$B5])^2))    )  ^2     -    [.$C5]  )^2" office:value-type="float" office:value="0.00018881967841555" calcext:value-type="float">
            <text:p>0.0001888197</text:p>
          </table:table-cell>
          <table:table-cell table:formula="of:=(       (    (COS([.$B5])     -      SQRT([.BA$2]^2-SIN([.$B5])^2))    /     (COS([.$B5])    +     SQRT([.BA$2]^2-SIN([.$B5])^2))    )  ^2     -    [.$C5]  )^2" office:value-type="float" office:value="0.000190916455728192" calcext:value-type="float">
            <text:p>0.0001909165</text:p>
          </table:table-cell>
          <table:table-cell table:formula="of:=(       (    (COS([.$B5])     -      SQRT([.BB$2]^2-SIN([.$B5])^2))    /     (COS([.$B5])    +     SQRT([.BB$2]^2-SIN([.$B5])^2))    )  ^2     -    [.$C5]  )^2" office:value-type="float" office:value="0.000193023819440012" calcext:value-type="float">
            <text:p>0.0001930238</text:p>
          </table:table-cell>
          <table:table-cell table:formula="of:=(       (    (COS([.$B5])     -      SQRT([.BC$2]^2-SIN([.$B5])^2))    /     (COS([.$B5])    +     SQRT([.BC$2]^2-SIN([.$B5])^2))    )  ^2     -    [.$C5]  )^2" office:value-type="float" office:value="0.000195141754068323" calcext:value-type="float">
            <text:p>0.0001951418</text:p>
          </table:table-cell>
          <table:table-cell table:formula="of:=(       (    (COS([.$B5])     -      SQRT([.BD$2]^2-SIN([.$B5])^2))    /     (COS([.$B5])    +     SQRT([.BD$2]^2-SIN([.$B5])^2))    )  ^2     -    [.$C5]  )^2" office:value-type="float" office:value="0.000197270244154512" calcext:value-type="float">
            <text:p>0.0001972702</text:p>
          </table:table-cell>
          <table:table-cell table:formula="of:=(       (    (COS([.$B5])     -      SQRT([.BE$2]^2-SIN([.$B5])^2))    /     (COS([.$B5])    +     SQRT([.BE$2]^2-SIN([.$B5])^2))    )  ^2     -    [.$C5]  )^2" office:value-type="float" office:value="0.000199409274263943" calcext:value-type="float">
            <text:p>0.0001994093</text:p>
          </table:table-cell>
          <table:table-cell table:formula="of:=(       (    (COS([.$B5])     -      SQRT([.BF$2]^2-SIN([.$B5])^2))    /     (COS([.$B5])    +     SQRT([.BF$2]^2-SIN([.$B5])^2))    )  ^2     -    [.$C5]  )^2" office:value-type="float" office:value="0.000201558828985985" calcext:value-type="float">
            <text:p>0.0002015588</text:p>
          </table:table-cell>
          <table:table-cell table:formula="of:=(       (    (COS([.$B5])     -      SQRT([.BG$2]^2-SIN([.$B5])^2))    /     (COS([.$B5])    +     SQRT([.BG$2]^2-SIN([.$B5])^2))    )  ^2     -    [.$C5]  )^2" office:value-type="float" office:value="0.000203718892933917" calcext:value-type="float">
            <text:p>0.0002037189</text:p>
          </table:table-cell>
          <table:table-cell table:formula="of:=(       (    (COS([.$B5])     -      SQRT([.BH$2]^2-SIN([.$B5])^2))    /     (COS([.$B5])    +     SQRT([.BH$2]^2-SIN([.$B5])^2))    )  ^2     -    [.$C5]  )^2" office:value-type="float" office:value="0.000205889450744894" calcext:value-type="float">
            <text:p>0.0002058895</text:p>
          </table:table-cell>
          <table:table-cell table:formula="of:=(       (    (COS([.$B5])     -      SQRT([.BI$2]^2-SIN([.$B5])^2))    /     (COS([.$B5])    +     SQRT([.BI$2]^2-SIN([.$B5])^2))    )  ^2     -    [.$C5]  )^2" office:value-type="float" office:value="0.000208070487079919" calcext:value-type="float">
            <text:p>0.0002080705</text:p>
          </table:table-cell>
          <table:table-cell table:formula="of:=(       (    (COS([.$B5])     -      SQRT([.BJ$2]^2-SIN([.$B5])^2))    /     (COS([.$B5])    +     SQRT([.BJ$2]^2-SIN([.$B5])^2))    )  ^2     -    [.$C5]  )^2" office:value-type="float" office:value="0.000210261986623774" calcext:value-type="float">
            <text:p>0.000210262</text:p>
          </table:table-cell>
          <table:table-cell table:formula="of:=(       (    (COS([.$B5])     -      SQRT([.BK$2]^2-SIN([.$B5])^2))    /     (COS([.$B5])    +     SQRT([.BK$2]^2-SIN([.$B5])^2))    )  ^2     -    [.$C5]  )^2" office:value-type="float" office:value="0.000212463934085016" calcext:value-type="float">
            <text:p>0.0002124639</text:p>
          </table:table-cell>
          <table:table-cell table:formula="of:=(       (    (COS([.$B5])     -      SQRT([.BL$2]^2-SIN([.$B5])^2))    /     (COS([.$B5])    +     SQRT([.BL$2]^2-SIN([.$B5])^2))    )  ^2     -    [.$C5]  )^2" office:value-type="float" office:value="0.000214676314195879" calcext:value-type="float">
            <text:p>0.0002146763</text:p>
          </table:table-cell>
          <table:table-cell table:formula="of:=(       (    (COS([.$B5])     -      SQRT([.BM$2]^2-SIN([.$B5])^2))    /     (COS([.$B5])    +     SQRT([.BM$2]^2-SIN([.$B5])^2))    )  ^2     -    [.$C5]  )^2" office:value-type="float" office:value="0.000216899111712288" calcext:value-type="float">
            <text:p>0.0002168991</text:p>
          </table:table-cell>
          <table:table-cell table:formula="of:=(       (    (COS([.$B5])     -      SQRT([.BN$2]^2-SIN([.$B5])^2))    /     (COS([.$B5])    +     SQRT([.BN$2]^2-SIN([.$B5])^2))    )  ^2     -    [.$C5]  )^2" office:value-type="float" office:value="0.000219132311413742" calcext:value-type="float">
            <text:p>0.0002191323</text:p>
          </table:table-cell>
          <table:table-cell table:formula="of:=(       (    (COS([.$B5])     -      SQRT([.BO$2]^2-SIN([.$B5])^2))    /     (COS([.$B5])    +     SQRT([.BO$2]^2-SIN([.$B5])^2))    )  ^2     -    [.$C5]  )^2" office:value-type="float" office:value="0.000221375898103387" calcext:value-type="float">
            <text:p>0.0002213759</text:p>
          </table:table-cell>
          <table:table-cell table:formula="of:=(       (    (COS([.$B5])     -      SQRT([.BP$2]^2-SIN([.$B5])^2))    /     (COS([.$B5])    +     SQRT([.BP$2]^2-SIN([.$B5])^2))    )  ^2     -    [.$C5]  )^2" office:value-type="float" office:value="0.000223629856607818" calcext:value-type="float">
            <text:p>0.0002236299</text:p>
          </table:table-cell>
          <table:table-cell table:formula="of:=(       (    (COS([.$B5])     -      SQRT([.BQ$2]^2-SIN([.$B5])^2))    /     (COS([.$B5])    +     SQRT([.BQ$2]^2-SIN([.$B5])^2))    )  ^2     -    [.$C5]  )^2" office:value-type="float" office:value="0.000225894171777211" calcext:value-type="float">
            <text:p>0.0002258942</text:p>
          </table:table-cell>
          <table:table-cell table:formula="of:=(       (    (COS([.$B5])     -      SQRT([.BR$2]^2-SIN([.$B5])^2))    /     (COS([.$B5])    +     SQRT([.BR$2]^2-SIN([.$B5])^2))    )  ^2     -    [.$C5]  )^2" office:value-type="float" office:value="0.000228168828485098" calcext:value-type="float">
            <text:p>0.0002281688</text:p>
          </table:table-cell>
          <table:table-cell table:formula="of:=(       (    (COS([.$B5])     -      SQRT([.BS$2]^2-SIN([.$B5])^2))    /     (COS([.$B5])    +     SQRT([.BS$2]^2-SIN([.$B5])^2))    )  ^2     -    [.$C5]  )^2" office:value-type="float" office:value="0.000230453811628498" calcext:value-type="float">
            <text:p>0.0002304538</text:p>
          </table:table-cell>
          <table:table-cell table:formula="of:=(       (    (COS([.$B5])     -      SQRT([.BT$2]^2-SIN([.$B5])^2))    /     (COS([.$B5])    +     SQRT([.BT$2]^2-SIN([.$B5])^2))    )  ^2     -    [.$C5]  )^2" office:value-type="float" office:value="0.000232749106127746" calcext:value-type="float">
            <text:p>0.0002327491</text:p>
          </table:table-cell>
          <table:table-cell table:formula="of:=(       (    (COS([.$B5])     -      SQRT([.BU$2]^2-SIN([.$B5])^2))    /     (COS([.$B5])    +     SQRT([.BU$2]^2-SIN([.$B5])^2))    )  ^2     -    [.$C5]  )^2" office:value-type="float" office:value="0.000235054696926505" calcext:value-type="float">
            <text:p>0.0002350547</text:p>
          </table:table-cell>
          <table:table-cell table:formula="of:=(       (    (COS([.$B5])     -      SQRT([.BV$2]^2-SIN([.$B5])^2))    /     (COS([.$B5])    +     SQRT([.BV$2]^2-SIN([.$B5])^2))    )  ^2     -    [.$C5]  )^2" office:value-type="float" office:value="0.000237370568991714" calcext:value-type="float">
            <text:p>0.0002373706</text:p>
          </table:table-cell>
          <table:table-cell table:formula="of:=(       (    (COS([.$B5])     -      SQRT([.BW$2]^2-SIN([.$B5])^2))    /     (COS([.$B5])    +     SQRT([.BW$2]^2-SIN([.$B5])^2))    )  ^2     -    [.$C5]  )^2" office:value-type="float" office:value="0.000239696707313545" calcext:value-type="float">
            <text:p>0.0002396967</text:p>
          </table:table-cell>
          <table:table-cell table:formula="of:=(       (    (COS([.$B5])     -      SQRT([.BX$2]^2-SIN([.$B5])^2))    /     (COS([.$B5])    +     SQRT([.BX$2]^2-SIN([.$B5])^2))    )  ^2     -    [.$C5]  )^2" office:value-type="float" office:value="0.000242033096905385" calcext:value-type="float">
            <text:p>0.0002420331</text:p>
          </table:table-cell>
          <table:table-cell table:formula="of:=(       (    (COS([.$B5])     -      SQRT([.BY$2]^2-SIN([.$B5])^2))    /     (COS([.$B5])    +     SQRT([.BY$2]^2-SIN([.$B5])^2))    )  ^2     -    [.$C5]  )^2" office:value-type="float" office:value="0.000244379722803731" calcext:value-type="float">
            <text:p>0.0002443797</text:p>
          </table:table-cell>
          <table:table-cell table:formula="of:=(       (    (COS([.$B5])     -      SQRT([.BZ$2]^2-SIN([.$B5])^2))    /     (COS([.$B5])    +     SQRT([.BZ$2]^2-SIN([.$B5])^2))    )  ^2     -    [.$C5]  )^2" office:value-type="float" office:value="0.000246736570068238" calcext:value-type="float">
            <text:p>0.0002467366</text:p>
          </table:table-cell>
          <table:table-cell table:formula="of:=(       (    (COS([.$B5])     -      SQRT([.CA$2]^2-SIN([.$B5])^2))    /     (COS([.$B5])    +     SQRT([.CA$2]^2-SIN([.$B5])^2))    )  ^2     -    [.$C5]  )^2" office:value-type="float" office:value="0.000249103623781573" calcext:value-type="float">
            <text:p>0.0002491036</text:p>
          </table:table-cell>
          <table:table-cell table:formula="of:=(       (    (COS([.$B5])     -      SQRT([.CB$2]^2-SIN([.$B5])^2))    /     (COS([.$B5])    +     SQRT([.CB$2]^2-SIN([.$B5])^2))    )  ^2     -    [.$C5]  )^2" office:value-type="float" office:value="0.000251480869049473" calcext:value-type="float">
            <text:p>0.0002514809</text:p>
          </table:table-cell>
          <table:table-cell table:formula="of:=(       (    (COS([.$B5])     -      SQRT([.CC$2]^2-SIN([.$B5])^2))    /     (COS([.$B5])    +     SQRT([.CC$2]^2-SIN([.$B5])^2))    )  ^2     -    [.$C5]  )^2" office:value-type="float" office:value="0.000253868291000623" calcext:value-type="float">
            <text:p>0.0002538683</text:p>
          </table:table-cell>
          <table:table-cell table:formula="of:=(       (    (COS([.$B5])     -      SQRT([.CD$2]^2-SIN([.$B5])^2))    /     (COS([.$B5])    +     SQRT([.CD$2]^2-SIN([.$B5])^2))    )  ^2     -    [.$C5]  )^2" office:value-type="float" office:value="0.000256265874786675" calcext:value-type="float">
            <text:p>0.0002562659</text:p>
          </table:table-cell>
          <table:table-cell table:formula="of:=(       (    (COS([.$B5])     -      SQRT([.CE$2]^2-SIN([.$B5])^2))    /     (COS([.$B5])    +     SQRT([.CE$2]^2-SIN([.$B5])^2))    )  ^2     -    [.$C5]  )^2" office:value-type="float" office:value="0.000258673605582167" calcext:value-type="float">
            <text:p>0.0002586736</text:p>
          </table:table-cell>
          <table:table-cell table:formula="of:=(       (    (COS([.$B5])     -      SQRT([.CF$2]^2-SIN([.$B5])^2))    /     (COS([.$B5])    +     SQRT([.CF$2]^2-SIN([.$B5])^2))    )  ^2     -    [.$C5]  )^2" office:value-type="float" office:value="0.000261091468584477" calcext:value-type="float">
            <text:p>0.0002610915</text:p>
          </table:table-cell>
          <table:table-cell table:formula="of:=(       (    (COS([.$B5])     -      SQRT([.CG$2]^2-SIN([.$B5])^2))    /     (COS([.$B5])    +     SQRT([.CG$2]^2-SIN([.$B5])^2))    )  ^2     -    [.$C5]  )^2" office:value-type="float" office:value="0.000263519449013849" calcext:value-type="float">
            <text:p>0.0002635194</text:p>
          </table:table-cell>
          <table:table-cell table:formula="of:=(       (    (COS([.$B5])     -      SQRT([.CH$2]^2-SIN([.$B5])^2))    /     (COS([.$B5])    +     SQRT([.CH$2]^2-SIN([.$B5])^2))    )  ^2     -    [.$C5]  )^2" office:value-type="float" office:value="0.000265957532113258" calcext:value-type="float">
            <text:p>0.0002659575</text:p>
          </table:table-cell>
          <table:table-cell table:formula="of:=(       (    (COS([.$B5])     -      SQRT([.CI$2]^2-SIN([.$B5])^2))    /     (COS([.$B5])    +     SQRT([.CI$2]^2-SIN([.$B5])^2))    )  ^2     -    [.$C5]  )^2" office:value-type="float" office:value="0.000268405703148418" calcext:value-type="float">
            <text:p>0.0002684057</text:p>
          </table:table-cell>
          <table:table-cell table:formula="of:=(       (    (COS([.$B5])     -      SQRT([.CJ$2]^2-SIN([.$B5])^2))    /     (COS([.$B5])    +     SQRT([.CJ$2]^2-SIN([.$B5])^2))    )  ^2     -    [.$C5]  )^2" office:value-type="float" office:value="0.000270863947407745" calcext:value-type="float">
            <text:p>0.0002708639</text:p>
          </table:table-cell>
          <table:table-cell table:formula="of:=(       (    (COS([.$B5])     -      SQRT([.CK$2]^2-SIN([.$B5])^2))    /     (COS([.$B5])    +     SQRT([.CK$2]^2-SIN([.$B5])^2))    )  ^2     -    [.$C5]  )^2" office:value-type="float" office:value="0.000273332250202299" calcext:value-type="float">
            <text:p>0.0002733323</text:p>
          </table:table-cell>
          <table:table-cell table:formula="of:=(       (    (COS([.$B5])     -      SQRT([.CL$2]^2-SIN([.$B5])^2))    /     (COS([.$B5])    +     SQRT([.CL$2]^2-SIN([.$B5])^2))    )  ^2     -    [.$C5]  )^2" office:value-type="float" office:value="0.00027581059686576" calcext:value-type="float">
            <text:p>0.0002758106</text:p>
          </table:table-cell>
          <table:table-cell table:formula="of:=(       (    (COS([.$B5])     -      SQRT([.CM$2]^2-SIN([.$B5])^2))    /     (COS([.$B5])    +     SQRT([.CM$2]^2-SIN([.$B5])^2))    )  ^2     -    [.$C5]  )^2" office:value-type="float" office:value="0.000278298972754345" calcext:value-type="float">
            <text:p>0.000278299</text:p>
          </table:table-cell>
          <table:table-cell table:formula="of:=(       (    (COS([.$B5])     -      SQRT([.CN$2]^2-SIN([.$B5])^2))    /     (COS([.$B5])    +     SQRT([.CN$2]^2-SIN([.$B5])^2))    )  ^2     -    [.$C5]  )^2" office:value-type="float" office:value="0.00028079736324686" calcext:value-type="float">
            <text:p>0.0002807974</text:p>
          </table:table-cell>
          <table:table-cell table:formula="of:=(       (    (COS([.$B5])     -      SQRT([.CO$2]^2-SIN([.$B5])^2))    /     (COS([.$B5])    +     SQRT([.CO$2]^2-SIN([.$B5])^2))    )  ^2     -    [.$C5]  )^2" office:value-type="float" office:value="0.00028330575374451" calcext:value-type="float">
            <text:p>0.0002833058</text:p>
          </table:table-cell>
          <table:table-cell table:formula="of:=(       (    (COS([.$B5])     -      SQRT([.CP$2]^2-SIN([.$B5])^2))    /     (COS([.$B5])    +     SQRT([.CP$2]^2-SIN([.$B5])^2))    )  ^2     -    [.$C5]  )^2" office:value-type="float" office:value="0.000285824129671031" calcext:value-type="float">
            <text:p>0.0002858241</text:p>
          </table:table-cell>
          <table:table-cell table:formula="of:=(       (    (COS([.$B5])     -      SQRT([.CQ$2]^2-SIN([.$B5])^2))    /     (COS([.$B5])    +     SQRT([.CQ$2]^2-SIN([.$B5])^2))    )  ^2     -    [.$C5]  )^2" office:value-type="float" office:value="0.000288352476472523" calcext:value-type="float">
            <text:p>0.0002883525</text:p>
          </table:table-cell>
          <table:table-cell table:formula="of:=(       (    (COS([.$B5])     -      SQRT([.CR$2]^2-SIN([.$B5])^2))    /     (COS([.$B5])    +     SQRT([.CR$2]^2-SIN([.$B5])^2))    )  ^2     -    [.$C5]  )^2" office:value-type="float" office:value="0.000290890779617463" calcext:value-type="float">
            <text:p>0.0002908908</text:p>
          </table:table-cell>
          <table:table-cell table:formula="of:=(       (    (COS([.$B5])     -      SQRT([.CS$2]^2-SIN([.$B5])^2))    /     (COS([.$B5])    +     SQRT([.CS$2]^2-SIN([.$B5])^2))    )  ^2     -    [.$C5]  )^2" office:value-type="float" office:value="0.000293439024596636" calcext:value-type="float">
            <text:p>0.000293439</text:p>
          </table:table-cell>
          <table:table-cell table:formula="of:=(       (    (COS([.$B5])     -      SQRT([.CT$2]^2-SIN([.$B5])^2))    /     (COS([.$B5])    +     SQRT([.CT$2]^2-SIN([.$B5])^2))    )  ^2     -    [.$C5]  )^2" office:value-type="float" office:value="0.000295997196923134" calcext:value-type="float">
            <text:p>0.0002959972</text:p>
          </table:table-cell>
          <table:table-cell table:formula="of:=(       (    (COS([.$B5])     -      SQRT([.CU$2]^2-SIN([.$B5])^2))    /     (COS([.$B5])    +     SQRT([.CU$2]^2-SIN([.$B5])^2))    )  ^2     -    [.$C5]  )^2" office:value-type="float" office:value="0.00029856528213225" calcext:value-type="float">
            <text:p>0.0002985653</text:p>
          </table:table-cell>
          <table:table-cell table:formula="of:=(       (    (COS([.$B5])     -      SQRT([.CV$2]^2-SIN([.$B5])^2))    /     (COS([.$B5])    +     SQRT([.CV$2]^2-SIN([.$B5])^2))    )  ^2     -    [.$C5]  )^2" office:value-type="float" office:value="0.000301143265781541" calcext:value-type="float">
            <text:p>0.0003011433</text:p>
          </table:table-cell>
          <table:table-cell table:formula="of:=(       (    (COS([.$B5])     -      SQRT([.CW$2]^2-SIN([.$B5])^2))    /     (COS([.$B5])    +     SQRT([.CW$2]^2-SIN([.$B5])^2))    )  ^2     -    [.$C5]  )^2" office:value-type="float" office:value="0.000303731133450692" calcext:value-type="float">
            <text:p>0.0003037311</text:p>
          </table:table-cell>
          <table:table-cell table:formula="of:=(       (    (COS([.$B5])     -      SQRT([.CX$2]^2-SIN([.$B5])^2))    /     (COS([.$B5])    +     SQRT([.CX$2]^2-SIN([.$B5])^2))    )  ^2     -    [.$C5]  )^2" office:value-type="float" office:value="0.000306328870741521" calcext:value-type="float">
            <text:p>0.0003063289</text:p>
          </table:table-cell>
          <table:table-cell table:formula="of:=(       (    (COS([.$B5])     -      SQRT([.CY$2]^2-SIN([.$B5])^2))    /     (COS([.$B5])    +     SQRT([.CY$2]^2-SIN([.$B5])^2))    )  ^2     -    [.$C5]  )^2" office:value-type="float" office:value="0.000308936463277916" calcext:value-type="float">
            <text:p>0.0003089365</text:p>
          </table:table-cell>
          <table:table-cell table:formula="of:=(       (    (COS([.$B5])     -      SQRT([.CZ$2]^2-SIN([.$B5])^2))    /     (COS([.$B5])    +     SQRT([.CZ$2]^2-SIN([.$B5])^2))    )  ^2     -    [.$C5]  )^2" office:value-type="float" office:value="0.000311553896705825" calcext:value-type="float">
            <text:p>0.0003115539</text:p>
          </table:table-cell>
          <table:table-cell table:formula="of:=(       (    (COS([.$B5])     -      SQRT([.DA$2]^2-SIN([.$B5])^2))    /     (COS([.$B5])    +     SQRT([.DA$2]^2-SIN([.$B5])^2))    )  ^2     -    [.$C5]  )^2" office:value-type="float" office:value="0.000314181156693196" calcext:value-type="float">
            <text:p>0.0003141812</text:p>
          </table:table-cell>
          <table:table-cell table:formula="of:=(       (    (COS([.$B5])     -      SQRT([.DB$2]^2-SIN([.$B5])^2))    /     (COS([.$B5])    +     SQRT([.DB$2]^2-SIN([.$B5])^2))    )  ^2     -    [.$C5]  )^2" office:value-type="float" office:value="0.000316818228929937" calcext:value-type="float">
            <text:p>0.0003168182</text:p>
          </table:table-cell>
          <table:table-cell table:formula="of:=(       (    (COS([.$B5])     -      SQRT([.DC$2]^2-SIN([.$B5])^2))    /     (COS([.$B5])    +     SQRT([.DC$2]^2-SIN([.$B5])^2))    )  ^2     -    [.$C5]  )^2" office:value-type="float" office:value="0.000319465099127887" calcext:value-type="float">
            <text:p>0.0003194651</text:p>
          </table:table-cell>
          <table:table-cell table:formula="of:=(       (    (COS([.$B5])     -      SQRT([.DD$2]^2-SIN([.$B5])^2))    /     (COS([.$B5])    +     SQRT([.DD$2]^2-SIN([.$B5])^2))    )  ^2     -    [.$C5]  )^2" office:value-type="float" office:value="0.000322121753020755" calcext:value-type="float">
            <text:p>0.0003221218</text:p>
          </table:table-cell>
          <table:table-cell table:formula="of:=(       (    (COS([.$B5])     -      SQRT([.DE$2]^2-SIN([.$B5])^2))    /     (COS([.$B5])    +     SQRT([.DE$2]^2-SIN([.$B5])^2))    )  ^2     -    [.$C5]  )^2" office:value-type="float" office:value="0.000324788176364109" calcext:value-type="float">
            <text:p>0.0003247882</text:p>
          </table:table-cell>
          <table:table-cell table:formula="of:=(       (    (COS([.$B5])     -      SQRT([.DF$2]^2-SIN([.$B5])^2))    /     (COS([.$B5])    +     SQRT([.DF$2]^2-SIN([.$B5])^2))    )  ^2     -    [.$C5]  )^2" office:value-type="float" office:value="0.000327464354935324" calcext:value-type="float">
            <text:p>0.0003274644</text:p>
          </table:table-cell>
          <table:table-cell table:formula="of:=(       (    (COS([.$B5])     -      SQRT([.DG$2]^2-SIN([.$B5])^2))    /     (COS([.$B5])    +     SQRT([.DG$2]^2-SIN([.$B5])^2))    )  ^2     -    [.$C5]  )^2" office:value-type="float" office:value="0.000330150274533529" calcext:value-type="float">
            <text:p>0.0003301503</text:p>
          </table:table-cell>
          <table:table-cell table:formula="of:=(       (    (COS([.$B5])     -      SQRT([.DH$2]^2-SIN([.$B5])^2))    /     (COS([.$B5])    +     SQRT([.DH$2]^2-SIN([.$B5])^2))    )  ^2     -    [.$C5]  )^2" office:value-type="float" office:value="0.000332845920979627" calcext:value-type="float">
            <text:p>0.0003328459</text:p>
          </table:table-cell>
          <table:table-cell table:formula="of:=(       (    (COS([.$B5])     -      SQRT([.DI$2]^2-SIN([.$B5])^2))    /     (COS([.$B5])    +     SQRT([.DI$2]^2-SIN([.$B5])^2))    )  ^2     -    [.$C5]  )^2" office:value-type="float" office:value="0.000335551280116118" calcext:value-type="float">
            <text:p>0.0003355513</text:p>
          </table:table-cell>
          <table:table-cell table:formula="of:=(       (    (COS([.$B5])     -      SQRT([.DJ$2]^2-SIN([.$B5])^2))    /     (COS([.$B5])    +     SQRT([.DJ$2]^2-SIN([.$B5])^2))    )  ^2     -    [.$C5]  )^2" office:value-type="float" office:value="0.00033826633780727" calcext:value-type="float">
            <text:p>0.0003382663</text:p>
          </table:table-cell>
          <table:table-cell table:formula="of:=(       (    (COS([.$B5])     -      SQRT([.DK$2]^2-SIN([.$B5])^2))    /     (COS([.$B5])    +     SQRT([.DK$2]^2-SIN([.$B5])^2))    )  ^2     -    [.$C5]  )^2" office:value-type="float" office:value="0.000340991079938836" calcext:value-type="float">
            <text:p>0.0003409911</text:p>
          </table:table-cell>
          <table:table-cell table:formula="of:=(       (    (COS([.$B5])     -      SQRT([.DL$2]^2-SIN([.$B5])^2))    /     (COS([.$B5])    +     SQRT([.DL$2]^2-SIN([.$B5])^2))    )  ^2     -    [.$C5]  )^2" office:value-type="float" office:value="0.000343725492418249" calcext:value-type="float">
            <text:p>0.0003437255</text:p>
          </table:table-cell>
          <table:table-cell table:formula="of:=(       (    (COS([.$B5])     -      SQRT([.DM$2]^2-SIN([.$B5])^2))    /     (COS([.$B5])    +     SQRT([.DM$2]^2-SIN([.$B5])^2))    )  ^2     -    [.$C5]  )^2" office:value-type="float" office:value="0.000346469561174433" calcext:value-type="float">
            <text:p>0.0003464696</text:p>
          </table:table-cell>
          <table:table-cell table:formula="of:=(       (    (COS([.$B5])     -      SQRT([.DN$2]^2-SIN([.$B5])^2))    /     (COS([.$B5])    +     SQRT([.DN$2]^2-SIN([.$B5])^2))    )  ^2     -    [.$C5]  )^2" office:value-type="float" office:value="0.000349223272157769" calcext:value-type="float">
            <text:p>0.0003492233</text:p>
          </table:table-cell>
          <table:table-cell table:formula="of:=(       (    (COS([.$B5])     -      SQRT([.DO$2]^2-SIN([.$B5])^2))    /     (COS([.$B5])    +     SQRT([.DO$2]^2-SIN([.$B5])^2))    )  ^2     -    [.$C5]  )^2" office:value-type="float" office:value="0.000351986611340141" calcext:value-type="float">
            <text:p>0.0003519866</text:p>
          </table:table-cell>
          <table:table-cell table:formula="of:=(       (    (COS([.$B5])     -      SQRT([.DP$2]^2-SIN([.$B5])^2))    /     (COS([.$B5])    +     SQRT([.DP$2]^2-SIN([.$B5])^2))    )  ^2     -    [.$C5]  )^2" office:value-type="float" office:value="0.000354759564714858" calcext:value-type="float">
            <text:p>0.0003547596</text:p>
          </table:table-cell>
          <table:table-cell table:formula="of:=(       (    (COS([.$B5])     -      SQRT([.DQ$2]^2-SIN([.$B5])^2))    /     (COS([.$B5])    +     SQRT([.DQ$2]^2-SIN([.$B5])^2))    )  ^2     -    [.$C5]  )^2" office:value-type="float" office:value="0.000357542118296587" calcext:value-type="float">
            <text:p>0.0003575421</text:p>
          </table:table-cell>
          <table:table-cell table:formula="of:=(       (    (COS([.$B5])     -      SQRT([.DR$2]^2-SIN([.$B5])^2))    /     (COS([.$B5])    +     SQRT([.DR$2]^2-SIN([.$B5])^2))    )  ^2     -    [.$C5]  )^2" office:value-type="float" office:value="0.0003603342581213" calcext:value-type="float">
            <text:p>0.0003603343</text:p>
          </table:table-cell>
          <table:table-cell table:formula="of:=(       (    (COS([.$B5])     -      SQRT([.DS$2]^2-SIN([.$B5])^2))    /     (COS([.$B5])    +     SQRT([.DS$2]^2-SIN([.$B5])^2))    )  ^2     -    [.$C5]  )^2" office:value-type="float" office:value="0.000363135970246365" calcext:value-type="float">
            <text:p>0.000363136</text:p>
          </table:table-cell>
          <table:table-cell table:formula="of:=(       (    (COS([.$B5])     -      SQRT([.DT$2]^2-SIN([.$B5])^2))    /     (COS([.$B5])    +     SQRT([.DT$2]^2-SIN([.$B5])^2))    )  ^2     -    [.$C5]  )^2" office:value-type="float" office:value="0.000365947240750306" calcext:value-type="float">
            <text:p>0.0003659472</text:p>
          </table:table-cell>
          <table:table-cell table:formula="of:=(       (    (COS([.$B5])     -      SQRT([.DU$2]^2-SIN([.$B5])^2))    /     (COS([.$B5])    +     SQRT([.DU$2]^2-SIN([.$B5])^2))    )  ^2     -    [.$C5]  )^2" office:value-type="float" office:value="0.000368768055732933" calcext:value-type="float">
            <text:p>0.0003687681</text:p>
          </table:table-cell>
          <table:table-cell table:formula="of:=(       (    (COS([.$B5])     -      SQRT([.DV$2]^2-SIN([.$B5])^2))    /     (COS([.$B5])    +     SQRT([.DV$2]^2-SIN([.$B5])^2))    )  ^2     -    [.$C5]  )^2" office:value-type="float" office:value="0.000371598401315285" calcext:value-type="float">
            <text:p>0.0003715984</text:p>
          </table:table-cell>
          <table:table-cell table:formula="of:=(       (    (COS([.$B5])     -      SQRT([.DW$2]^2-SIN([.$B5])^2))    /     (COS([.$B5])    +     SQRT([.DW$2]^2-SIN([.$B5])^2))    )  ^2     -    [.$C5]  )^2" office:value-type="float" office:value="0.000374438263639441" calcext:value-type="float">
            <text:p>0.0003744383</text:p>
          </table:table-cell>
          <table:table-cell table:formula="of:=(       (    (COS([.$B5])     -      SQRT([.DX$2]^2-SIN([.$B5])^2))    /     (COS([.$B5])    +     SQRT([.DX$2]^2-SIN([.$B5])^2))    )  ^2     -    [.$C5]  )^2" office:value-type="float" office:value="0.000377287628868674" calcext:value-type="float">
            <text:p>0.0003772876</text:p>
          </table:table-cell>
          <table:table-cell table:formula="of:=(       (    (COS([.$B5])     -      SQRT([.DY$2]^2-SIN([.$B5])^2))    /     (COS([.$B5])    +     SQRT([.DY$2]^2-SIN([.$B5])^2))    )  ^2     -    [.$C5]  )^2" office:value-type="float" office:value="0.000380146483187303" calcext:value-type="float">
            <text:p>0.0003801465</text:p>
          </table:table-cell>
          <table:table-cell table:formula="of:=(       (    (COS([.$B5])     -      SQRT([.DZ$2]^2-SIN([.$B5])^2))    /     (COS([.$B5])    +     SQRT([.DZ$2]^2-SIN([.$B5])^2))    )  ^2     -    [.$C5]  )^2" office:value-type="float" office:value="0.000383014812800722" calcext:value-type="float">
            <text:p>0.0003830148</text:p>
          </table:table-cell>
          <table:table-cell table:formula="of:=(       (    (COS([.$B5])     -      SQRT([.EA$2]^2-SIN([.$B5])^2))    /     (COS([.$B5])    +     SQRT([.EA$2]^2-SIN([.$B5])^2))    )  ^2     -    [.$C5]  )^2" office:value-type="float" office:value="0.00038589260393526" calcext:value-type="float">
            <text:p>0.0003858926</text:p>
          </table:table-cell>
          <table:table-cell table:formula="of:=(       (    (COS([.$B5])     -      SQRT([.EB$2]^2-SIN([.$B5])^2))    /     (COS([.$B5])    +     SQRT([.EB$2]^2-SIN([.$B5])^2))    )  ^2     -    [.$C5]  )^2" office:value-type="float" office:value="0.000388779842838232" calcext:value-type="float">
            <text:p>0.0003887798</text:p>
          </table:table-cell>
          <table:table-cell table:formula="of:=(       (    (COS([.$B5])     -      SQRT([.EC$2]^2-SIN([.$B5])^2))    /     (COS([.$B5])    +     SQRT([.EC$2]^2-SIN([.$B5])^2))    )  ^2     -    [.$C5]  )^2" office:value-type="float" office:value="0.000391676515777921" calcext:value-type="float">
            <text:p>0.0003916765</text:p>
          </table:table-cell>
          <table:table-cell table:formula="of:=(       (    (COS([.$B5])     -      SQRT([.ED$2]^2-SIN([.$B5])^2))    /     (COS([.$B5])    +     SQRT([.ED$2]^2-SIN([.$B5])^2))    )  ^2     -    [.$C5]  )^2" office:value-type="float" office:value="0.000394582609043431" calcext:value-type="float">
            <text:p>0.0003945826</text:p>
          </table:table-cell>
          <table:table-cell table:formula="of:=(       (    (COS([.$B5])     -      SQRT([.EE$2]^2-SIN([.$B5])^2))    /     (COS([.$B5])    +     SQRT([.EE$2]^2-SIN([.$B5])^2))    )  ^2     -    [.$C5]  )^2" office:value-type="float" office:value="0.000397498108944735" calcext:value-type="float">
            <text:p>0.0003974981</text:p>
          </table:table-cell>
          <table:table-cell table:formula="of:=(       (    (COS([.$B5])     -      SQRT([.EF$2]^2-SIN([.$B5])^2))    /     (COS([.$B5])    +     SQRT([.EF$2]^2-SIN([.$B5])^2))    )  ^2     -    [.$C5]  )^2" office:value-type="float" office:value="0.000400423001812682" calcext:value-type="float">
            <text:p>0.000400423</text:p>
          </table:table-cell>
          <table:table-cell table:formula="of:=(       (    (COS([.$B5])     -      SQRT([.EG$2]^2-SIN([.$B5])^2))    /     (COS([.$B5])    +     SQRT([.EG$2]^2-SIN([.$B5])^2))    )  ^2     -    [.$C5]  )^2" office:value-type="float" office:value="0.000403357273998766" calcext:value-type="float">
            <text:p>0.0004033573</text:p>
          </table:table-cell>
          <table:table-cell table:formula="of:=(       (    (COS([.$B5])     -      SQRT([.EH$2]^2-SIN([.$B5])^2))    /     (COS([.$B5])    +     SQRT([.EH$2]^2-SIN([.$B5])^2))    )  ^2     -    [.$C5]  )^2" office:value-type="float" office:value="0.000406300911875357" calcext:value-type="float">
            <text:p>0.0004063009</text:p>
          </table:table-cell>
          <table:table-cell table:formula="of:=(       (    (COS([.$B5])     -      SQRT([.EI$2]^2-SIN([.$B5])^2))    /     (COS([.$B5])    +     SQRT([.EI$2]^2-SIN([.$B5])^2))    )  ^2     -    [.$C5]  )^2" office:value-type="float" office:value="0.000409253901835412" calcext:value-type="float">
            <text:p>0.0004092539</text:p>
          </table:table-cell>
          <table:table-cell table:formula="of:=(       (    (COS([.$B5])     -      SQRT([.EJ$2]^2-SIN([.$B5])^2))    /     (COS([.$B5])    +     SQRT([.EJ$2]^2-SIN([.$B5])^2))    )  ^2     -    [.$C5]  )^2" office:value-type="float" office:value="0.000412216230292657" calcext:value-type="float">
            <text:p>0.0004122162</text:p>
          </table:table-cell>
          <table:table-cell table:formula="of:=(       (    (COS([.$B5])     -      SQRT([.EK$2]^2-SIN([.$B5])^2))    /     (COS([.$B5])    +     SQRT([.EK$2]^2-SIN([.$B5])^2))    )  ^2     -    [.$C5]  )^2" office:value-type="float" office:value="0.000415187883681323" calcext:value-type="float">
            <text:p>0.0004151879</text:p>
          </table:table-cell>
          <table:table-cell table:formula="of:=(       (    (COS([.$B5])     -      SQRT([.EL$2]^2-SIN([.$B5])^2))    /     (COS([.$B5])    +     SQRT([.EL$2]^2-SIN([.$B5])^2))    )  ^2     -    [.$C5]  )^2" office:value-type="float" office:value="0.000418168848456361" calcext:value-type="float">
            <text:p>0.0004181688</text:p>
          </table:table-cell>
          <table:table-cell table:formula="of:=(       (    (COS([.$B5])     -      SQRT([.EM$2]^2-SIN([.$B5])^2))    /     (COS([.$B5])    +     SQRT([.EM$2]^2-SIN([.$B5])^2))    )  ^2     -    [.$C5]  )^2" office:value-type="float" office:value="0.000421159111093156" calcext:value-type="float">
            <text:p>0.0004211591</text:p>
          </table:table-cell>
          <table:table-cell table:formula="of:=(       (    (COS([.$B5])     -      SQRT([.EN$2]^2-SIN([.$B5])^2))    /     (COS([.$B5])    +     SQRT([.EN$2]^2-SIN([.$B5])^2))    )  ^2     -    [.$C5]  )^2" office:value-type="float" office:value="0.000424158658087719" calcext:value-type="float">
            <text:p>0.0004241587</text:p>
          </table:table-cell>
          <table:table-cell table:formula="of:=(       (    (COS([.$B5])     -      SQRT([.EO$2]^2-SIN([.$B5])^2))    /     (COS([.$B5])    +     SQRT([.EO$2]^2-SIN([.$B5])^2))    )  ^2     -    [.$C5]  )^2" office:value-type="float" office:value="0.000427167475956448" calcext:value-type="float">
            <text:p>0.0004271675</text:p>
          </table:table-cell>
          <table:table-cell table:formula="of:=(       (    (COS([.$B5])     -      SQRT([.EP$2]^2-SIN([.$B5])^2))    /     (COS([.$B5])    +     SQRT([.EP$2]^2-SIN([.$B5])^2))    )  ^2     -    [.$C5]  )^2" office:value-type="float" office:value="0.000430185551236238" calcext:value-type="float">
            <text:p>0.0004301856</text:p>
          </table:table-cell>
          <table:table-cell table:formula="of:=(       (    (COS([.$B5])     -      SQRT([.EQ$2]^2-SIN([.$B5])^2))    /     (COS([.$B5])    +     SQRT([.EQ$2]^2-SIN([.$B5])^2))    )  ^2     -    [.$C5]  )^2" office:value-type="float" office:value="0.000433212870484362" calcext:value-type="float">
            <text:p>0.0004332129</text:p>
          </table:table-cell>
          <table:table-cell table:formula="of:=(       (    (COS([.$B5])     -      SQRT([.ER$2]^2-SIN([.$B5])^2))    /     (COS([.$B5])    +     SQRT([.ER$2]^2-SIN([.$B5])^2))    )  ^2     -    [.$C5]  )^2" office:value-type="float" office:value="0.000436249420278524" calcext:value-type="float">
            <text:p>0.0004362494</text:p>
          </table:table-cell>
          <table:table-cell table:formula="of:=(       (    (COS([.$B5])     -      SQRT([.ES$2]^2-SIN([.$B5])^2))    /     (COS([.$B5])    +     SQRT([.ES$2]^2-SIN([.$B5])^2))    )  ^2     -    [.$C5]  )^2" office:value-type="float" office:value="0.000439295187216663" calcext:value-type="float">
            <text:p>0.0004392952</text:p>
          </table:table-cell>
          <table:table-cell table:formula="of:=(       (    (COS([.$B5])     -      SQRT([.ET$2]^2-SIN([.$B5])^2))    /     (COS([.$B5])    +     SQRT([.ET$2]^2-SIN([.$B5])^2))    )  ^2     -    [.$C5]  )^2" office:value-type="float" office:value="0.000442350157917104" calcext:value-type="float">
            <text:p>0.0004423502</text:p>
          </table:table-cell>
          <table:table-cell table:formula="of:=(       (    (COS([.$B5])     -      SQRT([.EU$2]^2-SIN([.$B5])^2))    /     (COS([.$B5])    +     SQRT([.EU$2]^2-SIN([.$B5])^2))    )  ^2     -    [.$C5]  )^2" office:value-type="float" office:value="0.000445414319018402" calcext:value-type="float">
            <text:p>0.0004454143</text:p>
          </table:table-cell>
          <table:table-cell table:formula="of:=(       (    (COS([.$B5])     -      SQRT([.EV$2]^2-SIN([.$B5])^2))    /     (COS([.$B5])    +     SQRT([.EV$2]^2-SIN([.$B5])^2))    )  ^2     -    [.$C5]  )^2" office:value-type="float" office:value="0.00044848765717934" calcext:value-type="float">
            <text:p>0.0004484877</text:p>
          </table:table-cell>
          <table:table-cell table:formula="of:=(       (    (COS([.$B5])     -      SQRT([.EW$2]^2-SIN([.$B5])^2))    /     (COS([.$B5])    +     SQRT([.EW$2]^2-SIN([.$B5])^2))    )  ^2     -    [.$C5]  )^2" office:value-type="float" office:value="0.000451570159078883" calcext:value-type="float">
            <text:p>0.0004515702</text:p>
          </table:table-cell>
          <table:table-cell table:formula="of:=(       (    (COS([.$B5])     -      SQRT([.EX$2]^2-SIN([.$B5])^2))    /     (COS([.$B5])    +     SQRT([.EX$2]^2-SIN([.$B5])^2))    )  ^2     -    [.$C5]  )^2" office:value-type="float" office:value="0.000454661811416155" calcext:value-type="float">
            <text:p>0.0004546618</text:p>
          </table:table-cell>
          <table:table-cell table:formula="of:=(       (    (COS([.$B5])     -      SQRT([.EY$2]^2-SIN([.$B5])^2))    /     (COS([.$B5])    +     SQRT([.EY$2]^2-SIN([.$B5])^2))    )  ^2     -    [.$C5]  )^2" office:value-type="float" office:value="0.000457762600910429" calcext:value-type="float">
            <text:p>0.0004577626</text:p>
          </table:table-cell>
          <table:table-cell table:formula="of:=(       (    (COS([.$B5])     -      SQRT([.EZ$2]^2-SIN([.$B5])^2))    /     (COS([.$B5])    +     SQRT([.EZ$2]^2-SIN([.$B5])^2))    )  ^2     -    [.$C5]  )^2" office:value-type="float" office:value="0.000460872514300976" calcext:value-type="float">
            <text:p>0.0004608725</text:p>
          </table:table-cell>
          <table:table-cell table:formula="of:=(       (    (COS([.$B5])     -      SQRT([.FA$2]^2-SIN([.$B5])^2))    /     (COS([.$B5])    +     SQRT([.FA$2]^2-SIN([.$B5])^2))    )  ^2     -    [.$C5]  )^2" office:value-type="float" office:value="0.000463991538347236" calcext:value-type="float">
            <text:p>0.0004639915</text:p>
          </table:table-cell>
          <table:table-cell table:formula="of:=(       (    (COS([.$B5])     -      SQRT([.FB$2]^2-SIN([.$B5])^2))    /     (COS([.$B5])    +     SQRT([.FB$2]^2-SIN([.$B5])^2))    )  ^2     -    [.$C5]  )^2" office:value-type="float" office:value="0.000467119659828538" calcext:value-type="float">
            <text:p>0.0004671197</text:p>
          </table:table-cell>
          <table:table-cell table:formula="of:=(       (    (COS([.$B5])     -      SQRT([.FC$2]^2-SIN([.$B5])^2))    /     (COS([.$B5])    +     SQRT([.FC$2]^2-SIN([.$B5])^2))    )  ^2     -    [.$C5]  )^2" office:value-type="float" office:value="0.000470256865544298" calcext:value-type="float">
            <text:p>0.0004702569</text:p>
          </table:table-cell>
          <table:table-cell table:formula="of:=(       (    (COS([.$B5])     -      SQRT([.FD$2]^2-SIN([.$B5])^2))    /     (COS([.$B5])    +     SQRT([.FD$2]^2-SIN([.$B5])^2))    )  ^2     -    [.$C5]  )^2" office:value-type="float" office:value="0.000473403142313817" calcext:value-type="float">
            <text:p>0.0004734031</text:p>
          </table:table-cell>
          <table:table-cell table:formula="of:=(       (    (COS([.$B5])     -      SQRT([.FE$2]^2-SIN([.$B5])^2))    /     (COS([.$B5])    +     SQRT([.FE$2]^2-SIN([.$B5])^2))    )  ^2     -    [.$C5]  )^2" office:value-type="float" office:value="0.000476558476976276" calcext:value-type="float">
            <text:p>0.0004765585</text:p>
          </table:table-cell>
          <table:table-cell table:formula="of:=(       (    (COS([.$B5])     -      SQRT([.FF$2]^2-SIN([.$B5])^2))    /     (COS([.$B5])    +     SQRT([.FF$2]^2-SIN([.$B5])^2))    )  ^2     -    [.$C5]  )^2" office:value-type="float" office:value="0.00047972285639075" calcext:value-type="float">
            <text:p>0.0004797229</text:p>
          </table:table-cell>
          <table:table-cell table:formula="of:=(       (    (COS([.$B5])     -      SQRT([.FG$2]^2-SIN([.$B5])^2))    /     (COS([.$B5])    +     SQRT([.FG$2]^2-SIN([.$B5])^2))    )  ^2     -    [.$C5]  )^2" office:value-type="float" office:value="0.000482896267436217" calcext:value-type="float">
            <text:p>0.0004828963</text:p>
          </table:table-cell>
          <table:table-cell table:formula="of:=(       (    (COS([.$B5])     -      SQRT([.FH$2]^2-SIN([.$B5])^2))    /     (COS([.$B5])    +     SQRT([.FH$2]^2-SIN([.$B5])^2))    )  ^2     -    [.$C5]  )^2" office:value-type="float" office:value="0.000486078697011319" calcext:value-type="float">
            <text:p>0.0004860787</text:p>
          </table:table-cell>
          <table:table-cell table:formula="of:=(       (    (COS([.$B5])     -      SQRT([.FI$2]^2-SIN([.$B5])^2))    /     (COS([.$B5])    +     SQRT([.FI$2]^2-SIN([.$B5])^2))    )  ^2     -    [.$C5]  )^2" office:value-type="float" office:value="0.000489270132034609" calcext:value-type="float">
            <text:p>0.0004892701</text:p>
          </table:table-cell>
          <table:table-cell table:formula="of:=(       (    (COS([.$B5])     -      SQRT([.FJ$2]^2-SIN([.$B5])^2))    /     (COS([.$B5])    +     SQRT([.FJ$2]^2-SIN([.$B5])^2))    )  ^2     -    [.$C5]  )^2" office:value-type="float" office:value="0.000492470559444237" calcext:value-type="float">
            <text:p>0.0004924706</text:p>
          </table:table-cell>
          <table:table-cell table:formula="of:=(       (    (COS([.$B5])     -      SQRT([.FK$2]^2-SIN([.$B5])^2))    /     (COS([.$B5])    +     SQRT([.FK$2]^2-SIN([.$B5])^2))    )  ^2     -    [.$C5]  )^2" office:value-type="float" office:value="0.000495679966198162" calcext:value-type="float">
            <text:p>0.00049568</text:p>
          </table:table-cell>
          <table:table-cell table:formula="of:=(       (    (COS([.$B5])     -      SQRT([.FL$2]^2-SIN([.$B5])^2))    /     (COS([.$B5])    +     SQRT([.FL$2]^2-SIN([.$B5])^2))    )  ^2     -    [.$C5]  )^2" office:value-type="float" office:value="0.000498898339273898" calcext:value-type="float">
            <text:p>0.0004988983</text:p>
          </table:table-cell>
          <table:table-cell table:formula="of:=(       (    (COS([.$B5])     -      SQRT([.FM$2]^2-SIN([.$B5])^2))    /     (COS([.$B5])    +     SQRT([.FM$2]^2-SIN([.$B5])^2))    )  ^2     -    [.$C5]  )^2" office:value-type="float" office:value="0.000502125665668701" calcext:value-type="float">
            <text:p>0.0005021257</text:p>
          </table:table-cell>
          <table:table-cell table:formula="of:=(       (    (COS([.$B5])     -      SQRT([.FN$2]^2-SIN([.$B5])^2))    /     (COS([.$B5])    +     SQRT([.FN$2]^2-SIN([.$B5])^2))    )  ^2     -    [.$C5]  )^2" office:value-type="float" office:value="0.000505361932399294" calcext:value-type="float">
            <text:p>0.0005053619</text:p>
          </table:table-cell>
          <table:table-cell table:formula="of:=(       (    (COS([.$B5])     -      SQRT([.FO$2]^2-SIN([.$B5])^2))    /     (COS([.$B5])    +     SQRT([.FO$2]^2-SIN([.$B5])^2))    )  ^2     -    [.$C5]  )^2" office:value-type="float" office:value="0.00050860712650206" calcext:value-type="float">
            <text:p>0.0005086071</text:p>
          </table:table-cell>
          <table:table-cell table:formula="of:=(       (    (COS([.$B5])     -      SQRT([.FP$2]^2-SIN([.$B5])^2))    /     (COS([.$B5])    +     SQRT([.FP$2]^2-SIN([.$B5])^2))    )  ^2     -    [.$C5]  )^2" office:value-type="float" office:value="0.000511861235032829" calcext:value-type="float">
            <text:p>0.0005118612</text:p>
          </table:table-cell>
          <table:table-cell table:formula="of:=(       (    (COS([.$B5])     -      SQRT([.FQ$2]^2-SIN([.$B5])^2))    /     (COS([.$B5])    +     SQRT([.FQ$2]^2-SIN([.$B5])^2))    )  ^2     -    [.$C5]  )^2" office:value-type="float" office:value="0.000515124245066971" calcext:value-type="float">
            <text:p>0.0005151242</text:p>
          </table:table-cell>
          <table:table-cell table:formula="of:=(       (    (COS([.$B5])     -      SQRT([.FR$2]^2-SIN([.$B5])^2))    /     (COS([.$B5])    +     SQRT([.FR$2]^2-SIN([.$B5])^2))    )  ^2     -    [.$C5]  )^2" office:value-type="float" office:value="0.000518396143699278" calcext:value-type="float">
            <text:p>0.0005183961</text:p>
          </table:table-cell>
          <table:table-cell table:formula="of:=(       (    (COS([.$B5])     -      SQRT([.FS$2]^2-SIN([.$B5])^2))    /     (COS([.$B5])    +     SQRT([.FS$2]^2-SIN([.$B5])^2))    )  ^2     -    [.$C5]  )^2" office:value-type="float" office:value="0.000521676918043976" calcext:value-type="float">
            <text:p>0.0005216769</text:p>
          </table:table-cell>
          <table:table-cell table:formula="of:=(       (    (COS([.$B5])     -      SQRT([.FT$2]^2-SIN([.$B5])^2))    /     (COS([.$B5])    +     SQRT([.FT$2]^2-SIN([.$B5])^2))    )  ^2     -    [.$C5]  )^2" office:value-type="float" office:value="0.00052496655523465" calcext:value-type="float">
            <text:p>0.0005249666</text:p>
          </table:table-cell>
          <table:table-cell table:formula="of:=(       (    (COS([.$B5])     -      SQRT([.FU$2]^2-SIN([.$B5])^2))    /     (COS([.$B5])    +     SQRT([.FU$2]^2-SIN([.$B5])^2))    )  ^2     -    [.$C5]  )^2" office:value-type="float" office:value="0.000528265042424288" calcext:value-type="float">
            <text:p>0.000528265</text:p>
          </table:table-cell>
          <table:table-cell table:formula="of:=(       (    (COS([.$B5])     -      SQRT([.FV$2]^2-SIN([.$B5])^2))    /     (COS([.$B5])    +     SQRT([.FV$2]^2-SIN([.$B5])^2))    )  ^2     -    [.$C5]  )^2" office:value-type="float" office:value="0.000531572366785163" calcext:value-type="float">
            <text:p>0.0005315724</text:p>
          </table:table-cell>
          <table:table-cell table:formula="of:=(       (    (COS([.$B5])     -      SQRT([.FW$2]^2-SIN([.$B5])^2))    /     (COS([.$B5])    +     SQRT([.FW$2]^2-SIN([.$B5])^2))    )  ^2     -    [.$C5]  )^2" office:value-type="float" office:value="0.000534888515508765" calcext:value-type="float">
            <text:p>0.0005348885</text:p>
          </table:table-cell>
          <table:table-cell table:formula="of:=(       (    (COS([.$B5])     -      SQRT([.FX$2]^2-SIN([.$B5])^2))    /     (COS([.$B5])    +     SQRT([.FX$2]^2-SIN([.$B5])^2))    )  ^2     -    [.$C5]  )^2" office:value-type="float" office:value="0.000538213475805964" calcext:value-type="float">
            <text:p>0.0005382135</text:p>
          </table:table-cell>
          <table:table-cell table:formula="of:=(       (    (COS([.$B5])     -      SQRT([.FY$2]^2-SIN([.$B5])^2))    /     (COS([.$B5])    +     SQRT([.FY$2]^2-SIN([.$B5])^2))    )  ^2     -    [.$C5]  )^2" office:value-type="float" office:value="0.00054154723490675" calcext:value-type="float">
            <text:p>0.0005415472</text:p>
          </table:table-cell>
          <table:table-cell table:formula="of:=(       (    (COS([.$B5])     -      SQRT([.FZ$2]^2-SIN([.$B5])^2))    /     (COS([.$B5])    +     SQRT([.FZ$2]^2-SIN([.$B5])^2))    )  ^2     -    [.$C5]  )^2" office:value-type="float" office:value="0.000544889780060294" calcext:value-type="float">
            <text:p>0.0005448898</text:p>
          </table:table-cell>
          <table:table-cell table:formula="of:=(       (    (COS([.$B5])     -      SQRT([.GA$2]^2-SIN([.$B5])^2))    /     (COS([.$B5])    +     SQRT([.GA$2]^2-SIN([.$B5])^2))    )  ^2     -    [.$C5]  )^2" office:value-type="float" office:value="0.000548241098534937" calcext:value-type="float">
            <text:p>0.0005482411</text:p>
          </table:table-cell>
          <table:table-cell table:formula="of:=(       (    (COS([.$B5])     -      SQRT([.GB$2]^2-SIN([.$B5])^2))    /     (COS([.$B5])    +     SQRT([.GB$2]^2-SIN([.$B5])^2))    )  ^2     -    [.$C5]  )^2" office:value-type="float" office:value="0.000551601177618184" calcext:value-type="float">
            <text:p>0.0005516012</text:p>
          </table:table-cell>
          <table:table-cell table:formula="of:=(       (    (COS([.$B5])     -      SQRT([.GC$2]^2-SIN([.$B5])^2))    /     (COS([.$B5])    +     SQRT([.GC$2]^2-SIN([.$B5])^2))    )  ^2     -    [.$C5]  )^2" office:value-type="float" office:value="0.000554970004616493" calcext:value-type="float">
            <text:p>0.00055497</text:p>
          </table:table-cell>
          <table:table-cell table:formula="of:=(       (    (COS([.$B5])     -      SQRT([.GD$2]^2-SIN([.$B5])^2))    /     (COS([.$B5])    +     SQRT([.GD$2]^2-SIN([.$B5])^2))    )  ^2     -    [.$C5]  )^2" office:value-type="float" office:value="0.000558347566855513" calcext:value-type="float">
            <text:p>0.0005583476</text:p>
          </table:table-cell>
          <table:table-cell table:formula="of:=(       (    (COS([.$B5])     -      SQRT([.GE$2]^2-SIN([.$B5])^2))    /     (COS([.$B5])    +     SQRT([.GE$2]^2-SIN([.$B5])^2))    )  ^2     -    [.$C5]  )^2" office:value-type="float" office:value="0.000561733851679771" calcext:value-type="float">
            <text:p>0.0005617339</text:p>
          </table:table-cell>
          <table:table-cell table:formula="of:=(       (    (COS([.$B5])     -      SQRT([.GF$2]^2-SIN([.$B5])^2))    /     (COS([.$B5])    +     SQRT([.GF$2]^2-SIN([.$B5])^2))    )  ^2     -    [.$C5]  )^2" office:value-type="float" office:value="0.000565128846452873" calcext:value-type="float">
            <text:p>0.0005651288</text:p>
          </table:table-cell>
          <table:table-cell table:formula="of:=(       (    (COS([.$B5])     -      SQRT([.GG$2]^2-SIN([.$B5])^2))    /     (COS([.$B5])    +     SQRT([.GG$2]^2-SIN([.$B5])^2))    )  ^2     -    [.$C5]  )^2" office:value-type="float" office:value="0.000568532538557329" calcext:value-type="float">
            <text:p>0.0005685325</text:p>
          </table:table-cell>
          <table:table-cell table:formula="of:=(       (    (COS([.$B5])     -      SQRT([.GH$2]^2-SIN([.$B5])^2))    /     (COS([.$B5])    +     SQRT([.GH$2]^2-SIN([.$B5])^2))    )  ^2     -    [.$C5]  )^2" office:value-type="float" office:value="0.000571944915394547" calcext:value-type="float">
            <text:p>0.0005719449</text:p>
          </table:table-cell>
          <table:table-cell table:formula="of:=(       (    (COS([.$B5])     -      SQRT([.GI$2]^2-SIN([.$B5])^2))    /     (COS([.$B5])    +     SQRT([.GI$2]^2-SIN([.$B5])^2))    )  ^2     -    [.$C5]  )^2" office:value-type="float" office:value="0.000575365964384833" calcext:value-type="float">
            <text:p>0.000575366</text:p>
          </table:table-cell>
          <table:table-cell table:formula="of:=(       (    (COS([.$B5])     -      SQRT([.GJ$2]^2-SIN([.$B5])^2))    /     (COS([.$B5])    +     SQRT([.GJ$2]^2-SIN([.$B5])^2))    )  ^2     -    [.$C5]  )^2" office:value-type="float" office:value="0.00057879567296737" calcext:value-type="float">
            <text:p>0.0005787957</text:p>
          </table:table-cell>
          <table:table-cell table:formula="of:=(       (    (COS([.$B5])     -      SQRT([.GK$2]^2-SIN([.$B5])^2))    /     (COS([.$B5])    +     SQRT([.GK$2]^2-SIN([.$B5])^2))    )  ^2     -    [.$C5]  )^2" office:value-type="float" office:value="0.000582234028600042" calcext:value-type="float">
            <text:p>0.000582234</text:p>
          </table:table-cell>
          <table:table-cell table:formula="of:=(       (    (COS([.$B5])     -      SQRT([.GL$2]^2-SIN([.$B5])^2))    /     (COS([.$B5])    +     SQRT([.GL$2]^2-SIN([.$B5])^2))    )  ^2     -    [.$C5]  )^2" office:value-type="float" office:value="0.000585681018759667" calcext:value-type="float">
            <text:p>0.000585681</text:p>
          </table:table-cell>
          <table:table-cell table:formula="of:=(       (    (COS([.$B5])     -      SQRT([.GM$2]^2-SIN([.$B5])^2))    /     (COS([.$B5])    +     SQRT([.GM$2]^2-SIN([.$B5])^2))    )  ^2     -    [.$C5]  )^2" office:value-type="float" office:value="0.000589136630941722" calcext:value-type="float">
            <text:p>0.0005891366</text:p>
          </table:table-cell>
          <table:table-cell table:formula="of:=(       (    (COS([.$B5])     -      SQRT([.GN$2]^2-SIN([.$B5])^2))    /     (COS([.$B5])    +     SQRT([.GN$2]^2-SIN([.$B5])^2))    )  ^2     -    [.$C5]  )^2" office:value-type="float" office:value="0.000592600852660367" calcext:value-type="float">
            <text:p>0.0005926009</text:p>
          </table:table-cell>
          <table:table-cell table:formula="of:=(       (    (COS([.$B5])     -      SQRT([.GO$2]^2-SIN([.$B5])^2))    /     (COS([.$B5])    +     SQRT([.GO$2]^2-SIN([.$B5])^2))    )  ^2     -    [.$C5]  )^2" office:value-type="float" office:value="0.000596073671448509" calcext:value-type="float">
            <text:p>0.0005960737</text:p>
          </table:table-cell>
          <table:table-cell table:formula="of:=(       (    (COS([.$B5])     -      SQRT([.GP$2]^2-SIN([.$B5])^2))    /     (COS([.$B5])    +     SQRT([.GP$2]^2-SIN([.$B5])^2))    )  ^2     -    [.$C5]  )^2" office:value-type="float" office:value="0.000599555074857661" calcext:value-type="float">
            <text:p>0.0005995551</text:p>
          </table:table-cell>
          <table:table-cell table:formula="of:=(       (    (COS([.$B5])     -      SQRT([.GQ$2]^2-SIN([.$B5])^2))    /     (COS([.$B5])    +     SQRT([.GQ$2]^2-SIN([.$B5])^2))    )  ^2     -    [.$C5]  )^2" office:value-type="float" office:value="0.000603045050457999" calcext:value-type="float">
            <text:p>0.0006030451</text:p>
          </table:table-cell>
          <table:table-cell table:formula="of:=(       (    (COS([.$B5])     -      SQRT([.GR$2]^2-SIN([.$B5])^2))    /     (COS([.$B5])    +     SQRT([.GR$2]^2-SIN([.$B5])^2))    )  ^2     -    [.$C5]  )^2" office:value-type="float" office:value="0.000606543585838248" calcext:value-type="float">
            <text:p>0.0006065436</text:p>
          </table:table-cell>
          <table:table-cell table:formula="of:=(       (    (COS([.$B5])     -      SQRT([.GS$2]^2-SIN([.$B5])^2))    /     (COS([.$B5])    +     SQRT([.GS$2]^2-SIN([.$B5])^2))    )  ^2     -    [.$C5]  )^2" office:value-type="float" office:value="0.000610050668605644" calcext:value-type="float">
            <text:p>0.0006100507</text:p>
          </table:table-cell>
          <table:table-cell table:formula="of:=(       (    (COS([.$B5])     -      SQRT([.GT$2]^2-SIN([.$B5])^2))    /     (COS([.$B5])    +     SQRT([.GT$2]^2-SIN([.$B5])^2))    )  ^2     -    [.$C5]  )^2" office:value-type="float" office:value="0.000613566286386042" calcext:value-type="float">
            <text:p>0.0006135663</text:p>
          </table:table-cell>
          <table:table-cell table:formula="of:=(       (    (COS([.$B5])     -      SQRT([.GU$2]^2-SIN([.$B5])^2))    /     (COS([.$B5])    +     SQRT([.GU$2]^2-SIN([.$B5])^2))    )  ^2     -    [.$C5]  )^2" office:value-type="float" office:value="0.000617090426823662" calcext:value-type="float">
            <text:p>0.0006170904</text:p>
          </table:table-cell>
          <table:table-cell table:formula="of:=(       (    (COS([.$B5])     -      SQRT([.GV$2]^2-SIN([.$B5])^2))    /     (COS([.$B5])    +     SQRT([.GV$2]^2-SIN([.$B5])^2))    )  ^2     -    [.$C5]  )^2" office:value-type="float" office:value="0.000620623077581308" calcext:value-type="float">
            <text:p>0.0006206231</text:p>
          </table:table-cell>
          <table:table-cell table:formula="of:=(       (    (COS([.$B5])     -      SQRT([.GW$2]^2-SIN([.$B5])^2))    /     (COS([.$B5])    +     SQRT([.GW$2]^2-SIN([.$B5])^2))    )  ^2     -    [.$C5]  )^2" office:value-type="float" office:value="0.000624164226340063" calcext:value-type="float">
            <text:p>0.0006241642</text:p>
          </table:table-cell>
          <table:table-cell table:formula="of:=(       (    (COS([.$B5])     -      SQRT([.GX$2]^2-SIN([.$B5])^2))    /     (COS([.$B5])    +     SQRT([.GX$2]^2-SIN([.$B5])^2))    )  ^2     -    [.$C5]  )^2" office:value-type="float" office:value="0.000627713860799539" calcext:value-type="float">
            <text:p>0.0006277139</text:p>
          </table:table-cell>
          <table:table-cell table:formula="of:=(       (    (COS([.$B5])     -      SQRT([.GY$2]^2-SIN([.$B5])^2))    /     (COS([.$B5])    +     SQRT([.GY$2]^2-SIN([.$B5])^2))    )  ^2     -    [.$C5]  )^2" office:value-type="float" office:value="0.000631271968677565" calcext:value-type="float">
            <text:p>0.000631272</text:p>
          </table:table-cell>
          <table:table-cell table:formula="of:=(       (    (COS([.$B5])     -      SQRT([.GZ$2]^2-SIN([.$B5])^2))    /     (COS([.$B5])    +     SQRT([.GZ$2]^2-SIN([.$B5])^2))    )  ^2     -    [.$C5]  )^2" office:value-type="float" office:value="0.000634838537710453" calcext:value-type="float">
            <text:p>0.0006348385</text:p>
          </table:table-cell>
          <table:table-cell table:formula="of:=(       (    (COS([.$B5])     -      SQRT([.HA$2]^2-SIN([.$B5])^2))    /     (COS([.$B5])    +     SQRT([.HA$2]^2-SIN([.$B5])^2))    )  ^2     -    [.$C5]  )^2" office:value-type="float" office:value="0.00063841355565263" calcext:value-type="float">
            <text:p>0.0006384136</text:p>
          </table:table-cell>
          <table:table-cell table:formula="of:=(       (    (COS([.$B5])     -      SQRT([.HB$2]^2-SIN([.$B5])^2))    /     (COS([.$B5])    +     SQRT([.HB$2]^2-SIN([.$B5])^2))    )  ^2     -    [.$C5]  )^2" office:value-type="float" office:value="0.000641997010276965" calcext:value-type="float">
            <text:p>0.000641997</text:p>
          </table:table-cell>
          <table:table-cell table:formula="of:=(       (    (COS([.$B5])     -      SQRT([.HC$2]^2-SIN([.$B5])^2))    /     (COS([.$B5])    +     SQRT([.HC$2]^2-SIN([.$B5])^2))    )  ^2     -    [.$C5]  )^2" office:value-type="float" office:value="0.000645588889374389" calcext:value-type="float">
            <text:p>0.0006455889</text:p>
          </table:table-cell>
          <table:table-cell table:formula="of:=(       (    (COS([.$B5])     -      SQRT([.HD$2]^2-SIN([.$B5])^2))    /     (COS([.$B5])    +     SQRT([.HD$2]^2-SIN([.$B5])^2))    )  ^2     -    [.$C5]  )^2" office:value-type="float" office:value="0.00064918918075412" calcext:value-type="float">
            <text:p>0.0006491892</text:p>
          </table:table-cell>
          <table:table-cell table:formula="of:=(       (    (COS([.$B5])     -      SQRT([.HE$2]^2-SIN([.$B5])^2))    /     (COS([.$B5])    +     SQRT([.HE$2]^2-SIN([.$B5])^2))    )  ^2     -    [.$C5]  )^2" office:value-type="float" office:value="0.000652797872243575" calcext:value-type="float">
            <text:p>0.0006527979</text:p>
          </table:table-cell>
          <table:table-cell table:formula="of:=(       (    (COS([.$B5])     -      SQRT([.HF$2]^2-SIN([.$B5])^2))    /     (COS([.$B5])    +     SQRT([.HF$2]^2-SIN([.$B5])^2))    )  ^2     -    [.$C5]  )^2" office:value-type="float" office:value="0.000656414951688188" calcext:value-type="float">
            <text:p>0.000656415</text:p>
          </table:table-cell>
          <table:table-cell table:formula="of:=(       (    (COS([.$B5])     -      SQRT([.HG$2]^2-SIN([.$B5])^2))    /     (COS([.$B5])    +     SQRT([.HG$2]^2-SIN([.$B5])^2))    )  ^2     -    [.$C5]  )^2" office:value-type="float" office:value="0.000660040406951612" calcext:value-type="float">
            <text:p>0.0006600404</text:p>
          </table:table-cell>
          <table:table-cell table:formula="of:=(       (    (COS([.$B5])     -      SQRT([.HH$2]^2-SIN([.$B5])^2))    /     (COS([.$B5])    +     SQRT([.HH$2]^2-SIN([.$B5])^2))    )  ^2     -    [.$C5]  )^2" office:value-type="float" office:value="0.000663674225915504" calcext:value-type="float">
            <text:p>0.0006636742</text:p>
          </table:table-cell>
          <table:table-cell table:formula="of:=(       (    (COS([.$B5])     -      SQRT([.HI$2]^2-SIN([.$B5])^2))    /     (COS([.$B5])    +     SQRT([.HI$2]^2-SIN([.$B5])^2))    )  ^2     -    [.$C5]  )^2" office:value-type="float" office:value="0.000667316396479577" calcext:value-type="float">
            <text:p>0.0006673164</text:p>
          </table:table-cell>
          <table:table-cell table:formula="of:=(       (    (COS([.$B5])     -      SQRT([.HJ$2]^2-SIN([.$B5])^2))    /     (COS([.$B5])    +     SQRT([.HJ$2]^2-SIN([.$B5])^2))    )  ^2     -    [.$C5]  )^2" office:value-type="float" office:value="0.000670966906561561" calcext:value-type="float">
            <text:p>0.0006709669</text:p>
          </table:table-cell>
          <table:table-cell table:formula="of:=(       (    (COS([.$B5])     -      SQRT([.HK$2]^2-SIN([.$B5])^2))    /     (COS([.$B5])    +     SQRT([.HK$2]^2-SIN([.$B5])^2))    )  ^2     -    [.$C5]  )^2" office:value-type="float" office:value="0.000674625744097126" calcext:value-type="float">
            <text:p>0.0006746257</text:p>
          </table:table-cell>
          <table:table-cell table:formula="of:=(       (    (COS([.$B5])     -      SQRT([.HL$2]^2-SIN([.$B5])^2))    /     (COS([.$B5])    +     SQRT([.HL$2]^2-SIN([.$B5])^2))    )  ^2     -    [.$C5]  )^2" office:value-type="float" office:value="0.000678292897039946" calcext:value-type="float">
            <text:p>0.0006782929</text:p>
          </table:table-cell>
          <table:table-cell table:formula="of:=(       (    (COS([.$B5])     -      SQRT([.HM$2]^2-SIN([.$B5])^2))    /     (COS([.$B5])    +     SQRT([.HM$2]^2-SIN([.$B5])^2))    )  ^2     -    [.$C5]  )^2" office:value-type="float" office:value="0.000681968353361542" calcext:value-type="float">
            <text:p>0.0006819684</text:p>
          </table:table-cell>
          <table:table-cell table:formula="of:=(       (    (COS([.$B5])     -      SQRT([.HN$2]^2-SIN([.$B5])^2))    /     (COS([.$B5])    +     SQRT([.HN$2]^2-SIN([.$B5])^2))    )  ^2     -    [.$C5]  )^2" office:value-type="float" office:value="0.000685652101051401" calcext:value-type="float">
            <text:p>0.0006856521</text:p>
          </table:table-cell>
          <table:table-cell table:formula="of:=(       (    (COS([.$B5])     -      SQRT([.HO$2]^2-SIN([.$B5])^2))    /     (COS([.$B5])    +     SQRT([.HO$2]^2-SIN([.$B5])^2))    )  ^2     -    [.$C5]  )^2" office:value-type="float" office:value="0.000689344128116747" calcext:value-type="float">
            <text:p>0.0006893441</text:p>
          </table:table-cell>
          <table:table-cell table:formula="of:=(       (    (COS([.$B5])     -      SQRT([.HP$2]^2-SIN([.$B5])^2))    /     (COS([.$B5])    +     SQRT([.HP$2]^2-SIN([.$B5])^2))    )  ^2     -    [.$C5]  )^2" office:value-type="float" office:value="0.000693044422582696" calcext:value-type="float">
            <text:p>0.0006930444</text:p>
          </table:table-cell>
          <table:table-cell table:formula="of:=(       (    (COS([.$B5])     -      SQRT([.HQ$2]^2-SIN([.$B5])^2))    /     (COS([.$B5])    +     SQRT([.HQ$2]^2-SIN([.$B5])^2))    )  ^2     -    [.$C5]  )^2" office:value-type="float" office:value="0.000696752972492197" calcext:value-type="float">
            <text:p>0.000696753</text:p>
          </table:table-cell>
          <table:table-cell table:formula="of:=(       (    (COS([.$B5])     -      SQRT([.HR$2]^2-SIN([.$B5])^2))    /     (COS([.$B5])    +     SQRT([.HR$2]^2-SIN([.$B5])^2))    )  ^2     -    [.$C5]  )^2" office:value-type="float" office:value="0.00070046976590586" calcext:value-type="float">
            <text:p>0.0007004698</text:p>
          </table:table-cell>
          <table:table-cell table:formula="of:=(       (    (COS([.$B5])     -      SQRT([.HS$2]^2-SIN([.$B5])^2))    /     (COS([.$B5])    +     SQRT([.HS$2]^2-SIN([.$B5])^2))    )  ^2     -    [.$C5]  )^2" office:value-type="float" office:value="0.000704194790902111" calcext:value-type="float">
            <text:p>0.0007041948</text:p>
          </table:table-cell>
          <table:table-cell table:formula="of:=(       (    (COS([.$B5])     -      SQRT([.HT$2]^2-SIN([.$B5])^2))    /     (COS([.$B5])    +     SQRT([.HT$2]^2-SIN([.$B5])^2))    )  ^2     -    [.$C5]  )^2" office:value-type="float" office:value="0.000707928035576949" calcext:value-type="float">
            <text:p>0.000707928</text:p>
          </table:table-cell>
          <table:table-cell table:formula="of:=(       (    (COS([.$B5])     -      SQRT([.HU$2]^2-SIN([.$B5])^2))    /     (COS([.$B5])    +     SQRT([.HU$2]^2-SIN([.$B5])^2))    )  ^2     -    [.$C5]  )^2" office:value-type="float" office:value="0.000711669488044192" calcext:value-type="float">
            <text:p>0.0007116695</text:p>
          </table:table-cell>
          <table:table-cell table:formula="of:=(       (    (COS([.$B5])     -      SQRT([.HV$2]^2-SIN([.$B5])^2))    /     (COS([.$B5])    +     SQRT([.HV$2]^2-SIN([.$B5])^2))    )  ^2     -    [.$C5]  )^2" office:value-type="float" office:value="0.000715419136435219" calcext:value-type="float">
            <text:p>0.0007154191</text:p>
          </table:table-cell>
          <table:table-cell table:formula="of:=(       (    (COS([.$B5])     -      SQRT([.HW$2]^2-SIN([.$B5])^2))    /     (COS([.$B5])    +     SQRT([.HW$2]^2-SIN([.$B5])^2))    )  ^2     -    [.$C5]  )^2" office:value-type="float" office:value="0.000719176968898952" calcext:value-type="float">
            <text:p>0.000719177</text:p>
          </table:table-cell>
          <table:table-cell table:formula="of:=(       (    (COS([.$B5])     -      SQRT([.HX$2]^2-SIN([.$B5])^2))    /     (COS([.$B5])    +     SQRT([.HX$2]^2-SIN([.$B5])^2))    )  ^2     -    [.$C5]  )^2" office:value-type="float" office:value="0.000722942973602019" calcext:value-type="float">
            <text:p>0.000722943</text:p>
          </table:table-cell>
          <table:table-cell table:formula="of:=(       (    (COS([.$B5])     -      SQRT([.HY$2]^2-SIN([.$B5])^2))    /     (COS([.$B5])    +     SQRT([.HY$2]^2-SIN([.$B5])^2))    )  ^2     -    [.$C5]  )^2" office:value-type="float" office:value="0.000726717138728481" calcext:value-type="float">
            <text:p>0.0007267171</text:p>
          </table:table-cell>
          <table:table-cell table:formula="of:=(       (    (COS([.$B5])     -      SQRT([.HZ$2]^2-SIN([.$B5])^2))    /     (COS([.$B5])    +     SQRT([.HZ$2]^2-SIN([.$B5])^2))    )  ^2     -    [.$C5]  )^2" office:value-type="float" office:value="0.000730499452479999" calcext:value-type="float">
            <text:p>0.0007304995</text:p>
          </table:table-cell>
          <table:table-cell table:formula="of:=(       (    (COS([.$B5])     -      SQRT([.IA$2]^2-SIN([.$B5])^2))    /     (COS([.$B5])    +     SQRT([.IA$2]^2-SIN([.$B5])^2))    )  ^2     -    [.$C5]  )^2" office:value-type="float" office:value="0.00073428990307562" calcext:value-type="float">
            <text:p>0.0007342899</text:p>
          </table:table-cell>
          <table:table-cell table:formula="of:=(       (    (COS([.$B5])     -      SQRT([.IB$2]^2-SIN([.$B5])^2))    /     (COS([.$B5])    +     SQRT([.IB$2]^2-SIN([.$B5])^2))    )  ^2     -    [.$C5]  )^2" office:value-type="float" office:value="0.00073808847875191" calcext:value-type="float">
            <text:p>0.0007380885</text:p>
          </table:table-cell>
          <table:table-cell table:formula="of:=(       (    (COS([.$B5])     -      SQRT([.IC$2]^2-SIN([.$B5])^2))    /     (COS([.$B5])    +     SQRT([.IC$2]^2-SIN([.$B5])^2))    )  ^2     -    [.$C5]  )^2" office:value-type="float" office:value="0.000741895167762852" calcext:value-type="float">
            <text:p>0.0007418952</text:p>
          </table:table-cell>
          <table:table-cell table:formula="of:=(       (    (COS([.$B5])     -      SQRT([.ID$2]^2-SIN([.$B5])^2))    /     (COS([.$B5])    +     SQRT([.ID$2]^2-SIN([.$B5])^2))    )  ^2     -    [.$C5]  )^2" office:value-type="float" office:value="0.000745709958379805" calcext:value-type="float">
            <text:p>0.00074571</text:p>
          </table:table-cell>
          <table:table-cell table:formula="of:=(       (    (COS([.$B5])     -      SQRT([.IE$2]^2-SIN([.$B5])^2))    /     (COS([.$B5])    +     SQRT([.IE$2]^2-SIN([.$B5])^2))    )  ^2     -    [.$C5]  )^2" office:value-type="float" office:value="0.000749532838891513" calcext:value-type="float">
            <text:p>0.0007495328</text:p>
          </table:table-cell>
          <table:table-cell table:formula="of:=(       (    (COS([.$B5])     -      SQRT([.IF$2]^2-SIN([.$B5])^2))    /     (COS([.$B5])    +     SQRT([.IF$2]^2-SIN([.$B5])^2))    )  ^2     -    [.$C5]  )^2" office:value-type="float" office:value="0.000753363797604" calcext:value-type="float">
            <text:p>0.0007533638</text:p>
          </table:table-cell>
          <table:table-cell table:formula="of:=(       (    (COS([.$B5])     -      SQRT([.IG$2]^2-SIN([.$B5])^2))    /     (COS([.$B5])    +     SQRT([.IG$2]^2-SIN([.$B5])^2))    )  ^2     -    [.$C5]  )^2" office:value-type="float" office:value="0.000757202822840688" calcext:value-type="float">
            <text:p>0.0007572028</text:p>
          </table:table-cell>
          <table:table-cell table:formula="of:=(       (    (COS([.$B5])     -      SQRT([.IH$2]^2-SIN([.$B5])^2))    /     (COS([.$B5])    +     SQRT([.IH$2]^2-SIN([.$B5])^2))    )  ^2     -    [.$C5]  )^2" office:value-type="float" office:value="0.000761049902942136" calcext:value-type="float">
            <text:p>0.0007610499</text:p>
          </table:table-cell>
          <table:table-cell table:formula="of:=(       (    (COS([.$B5])     -      SQRT([.II$2]^2-SIN([.$B5])^2))    /     (COS([.$B5])    +     SQRT([.II$2]^2-SIN([.$B5])^2))    )  ^2     -    [.$C5]  )^2" office:value-type="float" office:value="0.000764905026266279" calcext:value-type="float">
            <text:p>0.000764905</text:p>
          </table:table-cell>
          <table:table-cell table:formula="of:=(       (    (COS([.$B5])     -      SQRT([.IJ$2]^2-SIN([.$B5])^2))    /     (COS([.$B5])    +     SQRT([.IJ$2]^2-SIN([.$B5])^2))    )  ^2     -    [.$C5]  )^2" office:value-type="float" office:value="0.000768768181188219" calcext:value-type="float">
            <text:p>0.0007687682</text:p>
          </table:table-cell>
          <table:table-cell table:formula="of:=(       (    (COS([.$B5])     -      SQRT([.IK$2]^2-SIN([.$B5])^2))    /     (COS([.$B5])    +     SQRT([.IK$2]^2-SIN([.$B5])^2))    )  ^2     -    [.$C5]  )^2" office:value-type="float" office:value="0.000772639356100182" calcext:value-type="float">
            <text:p>0.0007726394</text:p>
          </table:table-cell>
          <table:table-cell table:formula="of:=(       (    (COS([.$B5])     -      SQRT([.IL$2]^2-SIN([.$B5])^2))    /     (COS([.$B5])    +     SQRT([.IL$2]^2-SIN([.$B5])^2))    )  ^2     -    [.$C5]  )^2" office:value-type="float" office:value="0.000776518539411578" calcext:value-type="float">
            <text:p>0.0007765185</text:p>
          </table:table-cell>
          <table:table-cell table:formula="of:=(       (    (COS([.$B5])     -      SQRT([.IM$2]^2-SIN([.$B5])^2))    /     (COS([.$B5])    +     SQRT([.IM$2]^2-SIN([.$B5])^2))    )  ^2     -    [.$C5]  )^2" office:value-type="float" office:value="0.00078040571954901" calcext:value-type="float">
            <text:p>0.0007804057</text:p>
          </table:table-cell>
          <table:table-cell table:formula="of:=(       (    (COS([.$B5])     -      SQRT([.IN$2]^2-SIN([.$B5])^2))    /     (COS([.$B5])    +     SQRT([.IN$2]^2-SIN([.$B5])^2))    )  ^2     -    [.$C5]  )^2" office:value-type="float" office:value="0.000784300884956107" calcext:value-type="float">
            <text:p>0.0007843009</text:p>
          </table:table-cell>
          <table:table-cell table:formula="of:=(       (    (COS([.$B5])     -      SQRT([.IO$2]^2-SIN([.$B5])^2))    /     (COS([.$B5])    +     SQRT([.IO$2]^2-SIN([.$B5])^2))    )  ^2     -    [.$C5]  )^2" office:value-type="float" office:value="0.000788204024093586" calcext:value-type="float">
            <text:p>0.000788204</text:p>
          </table:table-cell>
          <table:table-cell table:formula="of:=(       (    (COS([.$B5])     -      SQRT([.IP$2]^2-SIN([.$B5])^2))    /     (COS([.$B5])    +     SQRT([.IP$2]^2-SIN([.$B5])^2))    )  ^2     -    [.$C5]  )^2" office:value-type="float" office:value="0.000792115125439151" calcext:value-type="float">
            <text:p>0.0007921151</text:p>
          </table:table-cell>
          <table:table-cell table:formula="of:=(       (    (COS([.$B5])     -      SQRT([.IQ$2]^2-SIN([.$B5])^2))    /     (COS([.$B5])    +     SQRT([.IQ$2]^2-SIN([.$B5])^2))    )  ^2     -    [.$C5]  )^2" office:value-type="float" office:value="0.000796034177487547" calcext:value-type="float">
            <text:p>0.0007960342</text:p>
          </table:table-cell>
          <table:table-cell table:formula="of:=(       (    (COS([.$B5])     -      SQRT([.IR$2]^2-SIN([.$B5])^2))    /     (COS([.$B5])    +     SQRT([.IR$2]^2-SIN([.$B5])^2))    )  ^2     -    [.$C5]  )^2" office:value-type="float" office:value="0.000799961168750544" calcext:value-type="float">
            <text:p>0.0007999612</text:p>
          </table:table-cell>
          <table:table-cell table:formula="of:=(       (    (COS([.$B5])     -      SQRT([.IS$2]^2-SIN([.$B5])^2))    /     (COS([.$B5])    +     SQRT([.IS$2]^2-SIN([.$B5])^2))    )  ^2     -    [.$C5]  )^2" office:value-type="float" office:value="0.000803896087756818" calcext:value-type="float">
            <text:p>0.0008038961</text:p>
          </table:table-cell>
          <table:table-cell table:formula="of:=(       (    (COS([.$B5])     -      SQRT([.IT$2]^2-SIN([.$B5])^2))    /     (COS([.$B5])    +     SQRT([.IT$2]^2-SIN([.$B5])^2))    )  ^2     -    [.$C5]  )^2" office:value-type="float" office:value="0.000807838923051883" calcext:value-type="float">
            <text:p>0.0008078389</text:p>
          </table:table-cell>
          <table:table-cell table:formula="of:=(       (    (COS([.$B5])     -      SQRT([.IU$2]^2-SIN([.$B5])^2))    /     (COS([.$B5])    +     SQRT([.IU$2]^2-SIN([.$B5])^2))    )  ^2     -    [.$C5]  )^2" office:value-type="float" office:value="0.000811789663198288" calcext:value-type="float">
            <text:p>0.0008117897</text:p>
          </table:table-cell>
          <table:table-cell table:formula="of:=(       (    (COS([.$B5])     -      SQRT([.IV$2]^2-SIN([.$B5])^2))    /     (COS([.$B5])    +     SQRT([.IV$2]^2-SIN([.$B5])^2))    )  ^2     -    [.$C5]  )^2" office:value-type="float" office:value="0.000815748296775373" calcext:value-type="float">
            <text:p>0.0008157483</text:p>
          </table:table-cell>
          <table:table-cell table:formula="of:=(       (    (COS([.$B5])     -      SQRT([.IW$2]^2-SIN([.$B5])^2))    /     (COS([.$B5])    +     SQRT([.IW$2]^2-SIN([.$B5])^2))    )  ^2     -    [.$C5]  )^2" office:value-type="float" office:value="0.000819714812379239" calcext:value-type="float">
            <text:p>0.0008197148</text:p>
          </table:table-cell>
          <table:table-cell table:formula="of:=(       (    (COS([.$B5])     -      SQRT([.IX$2]^2-SIN([.$B5])^2))    /     (COS([.$B5])    +     SQRT([.IX$2]^2-SIN([.$B5])^2))    )  ^2     -    [.$C5]  )^2" office:value-type="float" office:value="0.000823689198622942" calcext:value-type="float">
            <text:p>0.0008236892</text:p>
          </table:table-cell>
          <table:table-cell table:formula="of:=(       (    (COS([.$B5])     -      SQRT([.IY$2]^2-SIN([.$B5])^2))    /     (COS([.$B5])    +     SQRT([.IY$2]^2-SIN([.$B5])^2))    )  ^2     -    [.$C5]  )^2" office:value-type="float" office:value="0.000827671444136161" calcext:value-type="float">
            <text:p>0.0008276714</text:p>
          </table:table-cell>
          <table:table-cell table:formula="of:=(       (    (COS([.$B5])     -      SQRT([.IZ$2]^2-SIN([.$B5])^2))    /     (COS([.$B5])    +     SQRT([.IZ$2]^2-SIN([.$B5])^2))    )  ^2     -    [.$C5]  )^2" office:value-type="float" office:value="0.000831661537565407" calcext:value-type="float">
            <text:p>0.0008316615</text:p>
          </table:table-cell>
          <table:table-cell table:formula="of:=(       (    (COS([.$B5])     -      SQRT([.JA$2]^2-SIN([.$B5])^2))    /     (COS([.$B5])    +     SQRT([.JA$2]^2-SIN([.$B5])^2))    )  ^2     -    [.$C5]  )^2" office:value-type="float" office:value="0.000835659467573853" calcext:value-type="float">
            <text:p>0.0008356595</text:p>
          </table:table-cell>
          <table:table-cell table:formula="of:=(       (    (COS([.$B5])     -      SQRT([.JB$2]^2-SIN([.$B5])^2))    /     (COS([.$B5])    +     SQRT([.JB$2]^2-SIN([.$B5])^2))    )  ^2     -    [.$C5]  )^2" office:value-type="float" office:value="0.000839665222841434" calcext:value-type="float">
            <text:p>0.0008396652</text:p>
          </table:table-cell>
          <table:table-cell table:formula="of:=(       (    (COS([.$B5])     -      SQRT([.JC$2]^2-SIN([.$B5])^2))    /     (COS([.$B5])    +     SQRT([.JC$2]^2-SIN([.$B5])^2))    )  ^2     -    [.$C5]  )^2" office:value-type="float" office:value="0.000843678792064688" calcext:value-type="float">
            <text:p>0.0008436788</text:p>
          </table:table-cell>
          <table:table-cell table:formula="of:=(       (    (COS([.$B5])     -      SQRT([.JD$2]^2-SIN([.$B5])^2))    /     (COS([.$B5])    +     SQRT([.JD$2]^2-SIN([.$B5])^2))    )  ^2     -    [.$C5]  )^2" office:value-type="float" office:value="0.000847700163956752" calcext:value-type="float">
            <text:p>0.0008477002</text:p>
          </table:table-cell>
          <table:table-cell table:formula="of:=(       (    (COS([.$B5])     -      SQRT([.JE$2]^2-SIN([.$B5])^2))    /     (COS([.$B5])    +     SQRT([.JE$2]^2-SIN([.$B5])^2))    )  ^2     -    [.$C5]  )^2" office:value-type="float" office:value="0.000851729327247462" calcext:value-type="float">
            <text:p>0.0008517293</text:p>
          </table:table-cell>
          <table:table-cell table:formula="of:=(       (    (COS([.$B5])     -      SQRT([.JF$2]^2-SIN([.$B5])^2))    /     (COS([.$B5])    +     SQRT([.JF$2]^2-SIN([.$B5])^2))    )  ^2     -    [.$C5]  )^2" office:value-type="float" office:value="0.000855766270683111" calcext:value-type="float">
            <text:p>0.0008557663</text:p>
          </table:table-cell>
          <table:table-cell table:formula="of:=(       (    (COS([.$B5])     -      SQRT([.JG$2]^2-SIN([.$B5])^2))    /     (COS([.$B5])    +     SQRT([.JG$2]^2-SIN([.$B5])^2))    )  ^2     -    [.$C5]  )^2" office:value-type="float" office:value="0.000859810983026591" calcext:value-type="float">
            <text:p>0.000859811</text:p>
          </table:table-cell>
          <table:table-cell table:formula="of:=(       (    (COS([.$B5])     -      SQRT([.JH$2]^2-SIN([.$B5])^2))    /     (COS([.$B5])    +     SQRT([.JH$2]^2-SIN([.$B5])^2))    )  ^2     -    [.$C5]  )^2" office:value-type="float" office:value="0.000863863453057343" calcext:value-type="float">
            <text:p>0.0008638635</text:p>
          </table:table-cell>
          <table:table-cell table:formula="of:=(       (    (COS([.$B5])     -      SQRT([.JI$2]^2-SIN([.$B5])^2))    /     (COS([.$B5])    +     SQRT([.JI$2]^2-SIN([.$B5])^2))    )  ^2     -    [.$C5]  )^2" office:value-type="float" office:value="0.000867923669571246" calcext:value-type="float">
            <text:p>0.0008679237</text:p>
          </table:table-cell>
          <table:table-cell table:formula="of:=(       (    (COS([.$B5])     -      SQRT([.JJ$2]^2-SIN([.$B5])^2))    /     (COS([.$B5])    +     SQRT([.JJ$2]^2-SIN([.$B5])^2))    )  ^2     -    [.$C5]  )^2" office:value-type="float" office:value="0.000871991621380686" calcext:value-type="float">
            <text:p>0.0008719916</text:p>
          </table:table-cell>
          <table:table-cell table:formula="of:=(       (    (COS([.$B5])     -      SQRT([.JK$2]^2-SIN([.$B5])^2))    /     (COS([.$B5])    +     SQRT([.JK$2]^2-SIN([.$B5])^2))    )  ^2     -    [.$C5]  )^2" office:value-type="float" office:value="0.000876067297314372" calcext:value-type="float">
            <text:p>0.0008760673</text:p>
          </table:table-cell>
          <table:table-cell table:formula="of:=(       (    (COS([.$B5])     -      SQRT([.JL$2]^2-SIN([.$B5])^2))    /     (COS([.$B5])    +     SQRT([.JL$2]^2-SIN([.$B5])^2))    )  ^2     -    [.$C5]  )^2" office:value-type="float" office:value="0.000880150686217521" calcext:value-type="float">
            <text:p>0.0008801507</text:p>
          </table:table-cell>
          <table:table-cell table:formula="of:=(       (    (COS([.$B5])     -      SQRT([.JM$2]^2-SIN([.$B5])^2))    /     (COS([.$B5])    +     SQRT([.JM$2]^2-SIN([.$B5])^2))    )  ^2     -    [.$C5]  )^2" office:value-type="float" office:value="0.000884241776951716" calcext:value-type="float">
            <text:p>0.0008842418</text:p>
          </table:table-cell>
          <table:table-cell table:formula="of:=(       (    (COS([.$B5])     -      SQRT([.JN$2]^2-SIN([.$B5])^2))    /     (COS([.$B5])    +     SQRT([.JN$2]^2-SIN([.$B5])^2))    )  ^2     -    [.$C5]  )^2" office:value-type="float" office:value="0.00088834055839485" calcext:value-type="float">
            <text:p>0.0008883406</text:p>
          </table:table-cell>
          <table:table-cell table:formula="of:=(       (    (COS([.$B5])     -      SQRT([.JO$2]^2-SIN([.$B5])^2))    /     (COS([.$B5])    +     SQRT([.JO$2]^2-SIN([.$B5])^2))    )  ^2     -    [.$C5]  )^2" office:value-type="float" office:value="0.000892447019441117" calcext:value-type="float">
            <text:p>0.000892447</text:p>
          </table:table-cell>
          <table:table-cell table:formula="of:=(       (    (COS([.$B5])     -      SQRT([.JP$2]^2-SIN([.$B5])^2))    /     (COS([.$B5])    +     SQRT([.JP$2]^2-SIN([.$B5])^2))    )  ^2     -    [.$C5]  )^2" office:value-type="float" office:value="0.000896561149001072" calcext:value-type="float">
            <text:p>0.0008965611</text:p>
          </table:table-cell>
          <table:table-cell table:formula="of:=(       (    (COS([.$B5])     -      SQRT([.JQ$2]^2-SIN([.$B5])^2))    /     (COS([.$B5])    +     SQRT([.JQ$2]^2-SIN([.$B5])^2))    )  ^2     -    [.$C5]  )^2" office:value-type="float" office:value="0.000900682936001477" calcext:value-type="float">
            <text:p>0.0009006829</text:p>
          </table:table-cell>
          <table:table-cell table:formula="of:=(       (    (COS([.$B5])     -      SQRT([.JR$2]^2-SIN([.$B5])^2))    /     (COS([.$B5])    +     SQRT([.JR$2]^2-SIN([.$B5])^2))    )  ^2     -    [.$C5]  )^2" office:value-type="float" office:value="0.000904812369385337" calcext:value-type="float">
            <text:p>0.0009048124</text:p>
          </table:table-cell>
          <table:table-cell table:formula="of:=(       (    (COS([.$B5])     -      SQRT([.JS$2]^2-SIN([.$B5])^2))    /     (COS([.$B5])    +     SQRT([.JS$2]^2-SIN([.$B5])^2))    )  ^2     -    [.$C5]  )^2" office:value-type="float" office:value="0.000908949438111872" calcext:value-type="float">
            <text:p>0.0009089494</text:p>
          </table:table-cell>
          <table:table-cell table:formula="of:=(       (    (COS([.$B5])     -      SQRT([.JT$2]^2-SIN([.$B5])^2))    /     (COS([.$B5])    +     SQRT([.JT$2]^2-SIN([.$B5])^2))    )  ^2     -    [.$C5]  )^2" office:value-type="float" office:value="0.000913094131156495" calcext:value-type="float">
            <text:p>0.0009130941</text:p>
          </table:table-cell>
          <table:table-cell table:formula="of:=(       (    (COS([.$B5])     -      SQRT([.JU$2]^2-SIN([.$B5])^2))    /     (COS([.$B5])    +     SQRT([.JU$2]^2-SIN([.$B5])^2))    )  ^2     -    [.$C5]  )^2" office:value-type="float" office:value="0.000917246437510718" calcext:value-type="float">
            <text:p>0.0009172464</text:p>
          </table:table-cell>
          <table:table-cell table:formula="of:=(       (    (COS([.$B5])     -      SQRT([.JV$2]^2-SIN([.$B5])^2))    /     (COS([.$B5])    +     SQRT([.JV$2]^2-SIN([.$B5])^2))    )  ^2     -    [.$C5]  )^2" office:value-type="float" office:value="0.000921406346182207" calcext:value-type="float">
            <text:p>0.0009214063</text:p>
          </table:table-cell>
          <table:table-cell table:formula="of:=(       (    (COS([.$B5])     -      SQRT([.JW$2]^2-SIN([.$B5])^2))    /     (COS([.$B5])    +     SQRT([.JW$2]^2-SIN([.$B5])^2))    )  ^2     -    [.$C5]  )^2" office:value-type="float" office:value="0.000925573846194811" calcext:value-type="float">
            <text:p>0.0009255738</text:p>
          </table:table-cell>
          <table:table-cell table:formula="of:=(       (    (COS([.$B5])     -      SQRT([.JX$2]^2-SIN([.$B5])^2))    /     (COS([.$B5])    +     SQRT([.JX$2]^2-SIN([.$B5])^2))    )  ^2     -    [.$C5]  )^2" office:value-type="float" office:value="0.000929748926588243" calcext:value-type="float">
            <text:p>0.0009297489</text:p>
          </table:table-cell>
          <table:table-cell table:formula="of:=(       (    (COS([.$B5])     -      SQRT([.JY$2]^2-SIN([.$B5])^2))    /     (COS([.$B5])    +     SQRT([.JY$2]^2-SIN([.$B5])^2))    )  ^2     -    [.$C5]  )^2" office:value-type="float" office:value="0.0009339315764185" calcext:value-type="float">
            <text:p>0.0009339316</text:p>
          </table:table-cell>
          <table:table-cell table:formula="of:=(       (    (COS([.$B5])     -      SQRT([.JZ$2]^2-SIN([.$B5])^2))    /     (COS([.$B5])    +     SQRT([.JZ$2]^2-SIN([.$B5])^2))    )  ^2     -    [.$C5]  )^2" office:value-type="float" office:value="0.000938121784757399" calcext:value-type="float">
            <text:p>0.0009381218</text:p>
          </table:table-cell>
          <table:table-cell table:formula="of:=(       (    (COS([.$B5])     -      SQRT([.KA$2]^2-SIN([.$B5])^2))    /     (COS([.$B5])    +     SQRT([.KA$2]^2-SIN([.$B5])^2))    )  ^2     -    [.$C5]  )^2" office:value-type="float" office:value="0.000942319540692846" calcext:value-type="float">
            <text:p>0.0009423195</text:p>
          </table:table-cell>
          <table:table-cell table:formula="of:=(       (    (COS([.$B5])     -      SQRT([.KB$2]^2-SIN([.$B5])^2))    /     (COS([.$B5])    +     SQRT([.KB$2]^2-SIN([.$B5])^2))    )  ^2     -    [.$C5]  )^2" office:value-type="float" office:value="0.000946524833328635" calcext:value-type="float">
            <text:p>0.0009465248</text:p>
          </table:table-cell>
          <table:table-cell table:formula="of:=(       (    (COS([.$B5])     -      SQRT([.KC$2]^2-SIN([.$B5])^2))    /     (COS([.$B5])    +     SQRT([.KC$2]^2-SIN([.$B5])^2))    )  ^2     -    [.$C5]  )^2" office:value-type="float" office:value="0.000950737651784627" calcext:value-type="float">
            <text:p>0.0009507377</text:p>
          </table:table-cell>
          <table:table-cell table:formula="of:=(       (    (COS([.$B5])     -      SQRT([.KD$2]^2-SIN([.$B5])^2))    /     (COS([.$B5])    +     SQRT([.KD$2]^2-SIN([.$B5])^2))    )  ^2     -    [.$C5]  )^2" office:value-type="float" office:value="0.000954957985196389" calcext:value-type="float">
            <text:p>0.000954958</text:p>
          </table:table-cell>
          <table:table-cell table:formula="of:=(       (    (COS([.$B5])     -      SQRT([.KE$2]^2-SIN([.$B5])^2))    /     (COS([.$B5])    +     SQRT([.KE$2]^2-SIN([.$B5])^2))    )  ^2     -    [.$C5]  )^2" office:value-type="float" office:value="0.000959185822715588" calcext:value-type="float">
            <text:p>0.0009591858</text:p>
          </table:table-cell>
          <table:table-cell table:formula="of:=(       (    (COS([.$B5])     -      SQRT([.KF$2]^2-SIN([.$B5])^2))    /     (COS([.$B5])    +     SQRT([.KF$2]^2-SIN([.$B5])^2))    )  ^2     -    [.$C5]  )^2" office:value-type="float" office:value="0.000963421153509529" calcext:value-type="float">
            <text:p>0.0009634212</text:p>
          </table:table-cell>
          <table:table-cell table:formula="of:=(       (    (COS([.$B5])     -      SQRT([.KG$2]^2-SIN([.$B5])^2))    /     (COS([.$B5])    +     SQRT([.KG$2]^2-SIN([.$B5])^2))    )  ^2     -    [.$C5]  )^2" office:value-type="float" office:value="0.000967663966761463" calcext:value-type="float">
            <text:p>0.000967664</text:p>
          </table:table-cell>
          <table:table-cell table:formula="of:=(       (    (COS([.$B5])     -      SQRT([.KH$2]^2-SIN([.$B5])^2))    /     (COS([.$B5])    +     SQRT([.KH$2]^2-SIN([.$B5])^2))    )  ^2     -    [.$C5]  )^2" office:value-type="float" office:value="0.000971914251670447" calcext:value-type="float">
            <text:p>0.0009719143</text:p>
          </table:table-cell>
          <table:table-cell table:formula="of:=(       (    (COS([.$B5])     -      SQRT([.KI$2]^2-SIN([.$B5])^2))    /     (COS([.$B5])    +     SQRT([.KI$2]^2-SIN([.$B5])^2))    )  ^2     -    [.$C5]  )^2" office:value-type="float" office:value="0.000976171997451285" calcext:value-type="float">
            <text:p>0.000976172</text:p>
          </table:table-cell>
          <table:table-cell table:formula="of:=(       (    (COS([.$B5])     -      SQRT([.KJ$2]^2-SIN([.$B5])^2))    /     (COS([.$B5])    +     SQRT([.KJ$2]^2-SIN([.$B5])^2))    )  ^2     -    [.$C5]  )^2" office:value-type="float" office:value="0.000980437193334471" calcext:value-type="float">
            <text:p>0.0009804372</text:p>
          </table:table-cell>
          <table:table-cell table:formula="of:=(       (    (COS([.$B5])     -      SQRT([.KK$2]^2-SIN([.$B5])^2))    /     (COS([.$B5])    +     SQRT([.KK$2]^2-SIN([.$B5])^2))    )  ^2     -    [.$C5]  )^2" office:value-type="float" office:value="0.000984709828566258" calcext:value-type="float">
            <text:p>0.0009847098</text:p>
          </table:table-cell>
          <table:table-cell table:formula="of:=(       (    (COS([.$B5])     -      SQRT([.KL$2]^2-SIN([.$B5])^2))    /     (COS([.$B5])    +     SQRT([.KL$2]^2-SIN([.$B5])^2))    )  ^2     -    [.$C5]  )^2" office:value-type="float" office:value="0.000988989892408595" calcext:value-type="float">
            <text:p>0.0009889899</text:p>
          </table:table-cell>
          <table:table-cell table:formula="of:=(       (    (COS([.$B5])     -      SQRT([.KM$2]^2-SIN([.$B5])^2))    /     (COS([.$B5])    +     SQRT([.KM$2]^2-SIN([.$B5])^2))    )  ^2     -    [.$C5]  )^2" office:value-type="float" office:value="0.000993277374139124" calcext:value-type="float">
            <text:p>0.0009932774</text:p>
          </table:table-cell>
          <table:table-cell table:formula="of:=(       (    (COS([.$B5])     -      SQRT([.KN$2]^2-SIN([.$B5])^2))    /     (COS([.$B5])    +     SQRT([.KN$2]^2-SIN([.$B5])^2))    )  ^2     -    [.$C5]  )^2" office:value-type="float" office:value="0.000997572263051084" calcext:value-type="float">
            <text:p>0.0009975723</text:p>
          </table:table-cell>
          <table:table-cell table:formula="of:=(       (    (COS([.$B5])     -      SQRT([.KO$2]^2-SIN([.$B5])^2))    /     (COS([.$B5])    +     SQRT([.KO$2]^2-SIN([.$B5])^2))    )  ^2     -    [.$C5]  )^2" office:value-type="float" office:value="0.0010018745484533" calcext:value-type="float">
            <text:p>0.0010018745</text:p>
          </table:table-cell>
          <table:table-cell table:formula="of:=(       (    (COS([.$B5])     -      SQRT([.KP$2]^2-SIN([.$B5])^2))    /     (COS([.$B5])    +     SQRT([.KP$2]^2-SIN([.$B5])^2))    )  ^2     -    [.$C5]  )^2" office:value-type="float" office:value="0.00100618421967017" calcext:value-type="float">
            <text:p>0.0010061842</text:p>
          </table:table-cell>
          <table:table-cell table:formula="of:=(       (    (COS([.$B5])     -      SQRT([.KQ$2]^2-SIN([.$B5])^2))    /     (COS([.$B5])    +     SQRT([.KQ$2]^2-SIN([.$B5])^2))    )  ^2     -    [.$C5]  )^2" office:value-type="float" office:value="0.0010105012660418" calcext:value-type="float">
            <text:p>0.0010105013</text:p>
          </table:table-cell>
          <table:table-cell table:formula="of:=(       (    (COS([.$B5])     -      SQRT([.KR$2]^2-SIN([.$B5])^2))    /     (COS([.$B5])    +     SQRT([.KR$2]^2-SIN([.$B5])^2))    )  ^2     -    [.$C5]  )^2" office:value-type="float" office:value="0.00101482567692362" calcext:value-type="float">
            <text:p>0.0010148257</text:p>
          </table:table-cell>
          <table:table-cell table:formula="of:=(       (    (COS([.$B5])     -      SQRT([.KS$2]^2-SIN([.$B5])^2))    /     (COS([.$B5])    +     SQRT([.KS$2]^2-SIN([.$B5])^2))    )  ^2     -    [.$C5]  )^2" office:value-type="float" office:value="0.00101915744168668" calcext:value-type="float">
            <text:p>0.0010191574</text:p>
          </table:table-cell>
          <table:table-cell table:formula="of:=(       (    (COS([.$B5])     -      SQRT([.KT$2]^2-SIN([.$B5])^2))    /     (COS([.$B5])    +     SQRT([.KT$2]^2-SIN([.$B5])^2))    )  ^2     -    [.$C5]  )^2" office:value-type="float" office:value="0.00102349654971749" calcext:value-type="float">
            <text:p>0.0010234965</text:p>
          </table:table-cell>
          <table:table-cell table:formula="of:=(       (    (COS([.$B5])     -      SQRT([.KU$2]^2-SIN([.$B5])^2))    /     (COS([.$B5])    +     SQRT([.KU$2]^2-SIN([.$B5])^2))    )  ^2     -    [.$C5]  )^2" office:value-type="float" office:value="0.00102784299041802" calcext:value-type="float">
            <text:p>0.001027843</text:p>
          </table:table-cell>
          <table:table-cell table:formula="of:=(       (    (COS([.$B5])     -      SQRT([.KV$2]^2-SIN([.$B5])^2))    /     (COS([.$B5])    +     SQRT([.KV$2]^2-SIN([.$B5])^2))    )  ^2     -    [.$C5]  )^2" office:value-type="float" office:value="0.00103219675320563" calcext:value-type="float">
            <text:p>0.0010321968</text:p>
          </table:table-cell>
          <table:table-cell table:formula="of:=(       (    (COS([.$B5])     -      SQRT([.KW$2]^2-SIN([.$B5])^2))    /     (COS([.$B5])    +     SQRT([.KW$2]^2-SIN([.$B5])^2))    )  ^2     -    [.$C5]  )^2" office:value-type="float" office:value="0.00103655782751309" calcext:value-type="float">
            <text:p>0.0010365578</text:p>
          </table:table-cell>
          <table:table-cell table:formula="of:=(       (    (COS([.$B5])     -      SQRT([.KX$2]^2-SIN([.$B5])^2))    /     (COS([.$B5])    +     SQRT([.KX$2]^2-SIN([.$B5])^2))    )  ^2     -    [.$C5]  )^2" office:value-type="float" office:value="0.00104092620278861" calcext:value-type="float">
            <text:p>0.0010409262</text:p>
          </table:table-cell>
          <table:table-cell table:formula="of:=(       (    (COS([.$B5])     -      SQRT([.KY$2]^2-SIN([.$B5])^2))    /     (COS([.$B5])    +     SQRT([.KY$2]^2-SIN([.$B5])^2))    )  ^2     -    [.$C5]  )^2" office:value-type="float" office:value="0.00104530186849564" calcext:value-type="float">
            <text:p>0.0010453019</text:p>
          </table:table-cell>
          <table:table-cell table:formula="of:=(       (    (COS([.$B5])     -      SQRT([.KZ$2]^2-SIN([.$B5])^2))    /     (COS([.$B5])    +     SQRT([.KZ$2]^2-SIN([.$B5])^2))    )  ^2     -    [.$C5]  )^2" office:value-type="float" office:value="0.00104968481411307" calcext:value-type="float">
            <text:p>0.0010496848</text:p>
          </table:table-cell>
          <table:table-cell table:formula="of:=(       (    (COS([.$B5])     -      SQRT([.LA$2]^2-SIN([.$B5])^2))    /     (COS([.$B5])    +     SQRT([.LA$2]^2-SIN([.$B5])^2))    )  ^2     -    [.$C5]  )^2" office:value-type="float" office:value="0.00105407502913492" calcext:value-type="float">
            <text:p>0.001054075</text:p>
          </table:table-cell>
          <table:table-cell table:formula="of:=(       (    (COS([.$B5])     -      SQRT([.LB$2]^2-SIN([.$B5])^2))    /     (COS([.$B5])    +     SQRT([.LB$2]^2-SIN([.$B5])^2))    )  ^2     -    [.$C5]  )^2" office:value-type="float" office:value="0.00105847250307064" calcext:value-type="float">
            <text:p>0.0010584725</text:p>
          </table:table-cell>
          <table:table-cell table:formula="of:=(       (    (COS([.$B5])     -      SQRT([.LC$2]^2-SIN([.$B5])^2))    /     (COS([.$B5])    +     SQRT([.LC$2]^2-SIN([.$B5])^2))    )  ^2     -    [.$C5]  )^2" office:value-type="float" office:value="0.00106287722544485" calcext:value-type="float">
            <text:p>0.0010628772</text:p>
          </table:table-cell>
          <table:table-cell table:formula="of:=(       (    (COS([.$B5])     -      SQRT([.LD$2]^2-SIN([.$B5])^2))    /     (COS([.$B5])    +     SQRT([.LD$2]^2-SIN([.$B5])^2))    )  ^2     -    [.$C5]  )^2" office:value-type="float" office:value="0.00106728918579739" calcext:value-type="float">
            <text:p>0.0010672892</text:p>
          </table:table-cell>
          <table:table-cell table:formula="of:=(       (    (COS([.$B5])     -      SQRT([.LE$2]^2-SIN([.$B5])^2))    /     (COS([.$B5])    +     SQRT([.LE$2]^2-SIN([.$B5])^2))    )  ^2     -    [.$C5]  )^2" office:value-type="float" office:value="0.00107170837368328" calcext:value-type="float">
            <text:p>0.0010717084</text:p>
          </table:table-cell>
          <table:table-cell table:formula="of:=(       (    (COS([.$B5])     -      SQRT([.LF$2]^2-SIN([.$B5])^2))    /     (COS([.$B5])    +     SQRT([.LF$2]^2-SIN([.$B5])^2))    )  ^2     -    [.$C5]  )^2" office:value-type="float" office:value="0.0010761347786728" calcext:value-type="float">
            <text:p>0.0010761348</text:p>
          </table:table-cell>
          <table:table-cell table:formula="of:=(       (    (COS([.$B5])     -      SQRT([.LG$2]^2-SIN([.$B5])^2))    /     (COS([.$B5])    +     SQRT([.LG$2]^2-SIN([.$B5])^2))    )  ^2     -    [.$C5]  )^2" office:value-type="float" office:value="0.00108056839035122" calcext:value-type="float">
            <text:p>0.0010805684</text:p>
          </table:table-cell>
          <table:table-cell table:formula="of:=(       (    (COS([.$B5])     -      SQRT([.LH$2]^2-SIN([.$B5])^2))    /     (COS([.$B5])    +     SQRT([.LH$2]^2-SIN([.$B5])^2))    )  ^2     -    [.$C5]  )^2" office:value-type="float" office:value="0.00108500919831903" calcext:value-type="float">
            <text:p>0.0010850092</text:p>
          </table:table-cell>
          <table:table-cell table:formula="of:=(       (    (COS([.$B5])     -      SQRT([.LI$2]^2-SIN([.$B5])^2))    /     (COS([.$B5])    +     SQRT([.LI$2]^2-SIN([.$B5])^2))    )  ^2     -    [.$C5]  )^2" office:value-type="float" office:value="0.00108945719219178" calcext:value-type="float">
            <text:p>0.0010894572</text:p>
          </table:table-cell>
          <table:table-cell table:formula="of:=(       (    (COS([.$B5])     -      SQRT([.LJ$2]^2-SIN([.$B5])^2))    /     (COS([.$B5])    +     SQRT([.LJ$2]^2-SIN([.$B5])^2))    )  ^2     -    [.$C5]  )^2" office:value-type="float" office:value="0.00109391236160009" calcext:value-type="float">
            <text:p>0.0010939124</text:p>
          </table:table-cell>
          <table:table-cell table:formula="of:=(       (    (COS([.$B5])     -      SQRT([.LK$2]^2-SIN([.$B5])^2))    /     (COS([.$B5])    +     SQRT([.LK$2]^2-SIN([.$B5])^2))    )  ^2     -    [.$C5]  )^2" office:value-type="float" office:value="0.00109837469618958" calcext:value-type="float">
            <text:p>0.0010983747</text:p>
          </table:table-cell>
          <table:table-cell table:formula="of:=(       (    (COS([.$B5])     -      SQRT([.LL$2]^2-SIN([.$B5])^2))    /     (COS([.$B5])    +     SQRT([.LL$2]^2-SIN([.$B5])^2))    )  ^2     -    [.$C5]  )^2" office:value-type="float" office:value="0.001102844185621" calcext:value-type="float">
            <text:p>0.0011028442</text:p>
          </table:table-cell>
          <table:table-cell table:formula="of:=(       (    (COS([.$B5])     -      SQRT([.LM$2]^2-SIN([.$B5])^2))    /     (COS([.$B5])    +     SQRT([.LM$2]^2-SIN([.$B5])^2))    )  ^2     -    [.$C5]  )^2" office:value-type="float" office:value="0.00110732081956992" calcext:value-type="float">
            <text:p>0.0011073208</text:p>
          </table:table-cell>
          <table:table-cell table:formula="of:=(       (    (COS([.$B5])     -      SQRT([.LN$2]^2-SIN([.$B5])^2))    /     (COS([.$B5])    +     SQRT([.LN$2]^2-SIN([.$B5])^2))    )  ^2     -    [.$C5]  )^2" office:value-type="float" office:value="0.00111180458772698" calcext:value-type="float">
            <text:p>0.0011118046</text:p>
          </table:table-cell>
          <table:table-cell table:formula="of:=(       (    (COS([.$B5])     -      SQRT([.LO$2]^2-SIN([.$B5])^2))    /     (COS([.$B5])    +     SQRT([.LO$2]^2-SIN([.$B5])^2))    )  ^2     -    [.$C5]  )^2" office:value-type="float" office:value="0.00111629547979774" calcext:value-type="float">
            <text:p>0.0011162955</text:p>
          </table:table-cell>
          <table:table-cell table:formula="of:=(       (    (COS([.$B5])     -      SQRT([.LP$2]^2-SIN([.$B5])^2))    /     (COS([.$B5])    +     SQRT([.LP$2]^2-SIN([.$B5])^2))    )  ^2     -    [.$C5]  )^2" office:value-type="float" office:value="0.00112079348550267" calcext:value-type="float">
            <text:p>0.0011207935</text:p>
          </table:table-cell>
          <table:table-cell table:formula="of:=(       (    (COS([.$B5])     -      SQRT([.LQ$2]^2-SIN([.$B5])^2))    /     (COS([.$B5])    +     SQRT([.LQ$2]^2-SIN([.$B5])^2))    )  ^2     -    [.$C5]  )^2" office:value-type="float" office:value="0.00112529859457716" calcext:value-type="float">
            <text:p>0.0011252986</text:p>
          </table:table-cell>
          <table:table-cell table:formula="of:=(       (    (COS([.$B5])     -      SQRT([.LR$2]^2-SIN([.$B5])^2))    /     (COS([.$B5])    +     SQRT([.LR$2]^2-SIN([.$B5])^2))    )  ^2     -    [.$C5]  )^2" office:value-type="float" office:value="0.00112981079677135" calcext:value-type="float">
            <text:p>0.0011298108</text:p>
          </table:table-cell>
          <table:table-cell table:formula="of:=(       (    (COS([.$B5])     -      SQRT([.LS$2]^2-SIN([.$B5])^2))    /     (COS([.$B5])    +     SQRT([.LS$2]^2-SIN([.$B5])^2))    )  ^2     -    [.$C5]  )^2" office:value-type="float" office:value="0.00113433008185034" calcext:value-type="float">
            <text:p>0.0011343301</text:p>
          </table:table-cell>
          <table:table-cell table:formula="of:=(       (    (COS([.$B5])     -      SQRT([.LT$2]^2-SIN([.$B5])^2))    /     (COS([.$B5])    +     SQRT([.LT$2]^2-SIN([.$B5])^2))    )  ^2     -    [.$C5]  )^2" office:value-type="float" office:value="0.00113885643959398" calcext:value-type="float">
            <text:p>0.0011388564</text:p>
          </table:table-cell>
          <table:table-cell table:formula="of:=(       (    (COS([.$B5])     -      SQRT([.LU$2]^2-SIN([.$B5])^2))    /     (COS([.$B5])    +     SQRT([.LU$2]^2-SIN([.$B5])^2))    )  ^2     -    [.$C5]  )^2" office:value-type="float" office:value="0.00114338985979693" calcext:value-type="float">
            <text:p>0.0011433899</text:p>
          </table:table-cell>
          <table:table-cell table:formula="of:=(       (    (COS([.$B5])     -      SQRT([.LV$2]^2-SIN([.$B5])^2))    /     (COS([.$B5])    +     SQRT([.LV$2]^2-SIN([.$B5])^2))    )  ^2     -    [.$C5]  )^2" office:value-type="float" office:value="0.00114793033226859" calcext:value-type="float">
            <text:p>0.0011479303</text:p>
          </table:table-cell>
          <table:table-cell table:formula="of:=(       (    (COS([.$B5])     -      SQRT([.LW$2]^2-SIN([.$B5])^2))    /     (COS([.$B5])    +     SQRT([.LW$2]^2-SIN([.$B5])^2))    )  ^2     -    [.$C5]  )^2" office:value-type="float" office:value="0.00115247784683311" calcext:value-type="float">
            <text:p>0.0011524778</text:p>
          </table:table-cell>
          <table:table-cell table:formula="of:=(       (    (COS([.$B5])     -      SQRT([.LX$2]^2-SIN([.$B5])^2))    /     (COS([.$B5])    +     SQRT([.LX$2]^2-SIN([.$B5])^2))    )  ^2     -    [.$C5]  )^2" office:value-type="float" office:value="0.00115703239332937" calcext:value-type="float">
            <text:p>0.0011570324</text:p>
          </table:table-cell>
          <table:table-cell table:formula="of:=(       (    (COS([.$B5])     -      SQRT([.LY$2]^2-SIN([.$B5])^2))    /     (COS([.$B5])    +     SQRT([.LY$2]^2-SIN([.$B5])^2))    )  ^2     -    [.$C5]  )^2" office:value-type="float" office:value="0.00116159396161093" calcext:value-type="float">
            <text:p>0.001161594</text:p>
          </table:table-cell>
          <table:table-cell table:formula="of:=(       (    (COS([.$B5])     -      SQRT([.LZ$2]^2-SIN([.$B5])^2))    /     (COS([.$B5])    +     SQRT([.LZ$2]^2-SIN([.$B5])^2))    )  ^2     -    [.$C5]  )^2" office:value-type="float" office:value="0.00116616254154596" calcext:value-type="float">
            <text:p>0.0011661625</text:p>
          </table:table-cell>
          <table:table-cell table:formula="of:=(       (    (COS([.$B5])     -      SQRT([.MA$2]^2-SIN([.$B5])^2))    /     (COS([.$B5])    +     SQRT([.MA$2]^2-SIN([.$B5])^2))    )  ^2     -    [.$C5]  )^2" office:value-type="float" office:value="0.00117073812301739" calcext:value-type="float">
            <text:p>0.0011707381</text:p>
          </table:table-cell>
          <table:table-cell table:formula="of:=(       (    (COS([.$B5])     -      SQRT([.MB$2]^2-SIN([.$B5])^2))    /     (COS([.$B5])    +     SQRT([.MB$2]^2-SIN([.$B5])^2))    )  ^2     -    [.$C5]  )^2" office:value-type="float" office:value="0.00117532069592257" calcext:value-type="float">
            <text:p>0.0011753207</text:p>
          </table:table-cell>
          <table:table-cell table:formula="of:=(       (    (COS([.$B5])     -      SQRT([.MC$2]^2-SIN([.$B5])^2))    /     (COS([.$B5])    +     SQRT([.MC$2]^2-SIN([.$B5])^2))    )  ^2     -    [.$C5]  )^2" office:value-type="float" office:value="0.00117991025017366" calcext:value-type="float">
            <text:p>0.0011799103</text:p>
          </table:table-cell>
          <table:table-cell table:formula="of:=(       (    (COS([.$B5])     -      SQRT([.MD$2]^2-SIN([.$B5])^2))    /     (COS([.$B5])    +     SQRT([.MD$2]^2-SIN([.$B5])^2))    )  ^2     -    [.$C5]  )^2" office:value-type="float" office:value="0.00118450677569722" calcext:value-type="float">
            <text:p>0.0011845068</text:p>
          </table:table-cell>
          <table:table-cell table:formula="of:=(       (    (COS([.$B5])     -      SQRT([.ME$2]^2-SIN([.$B5])^2))    /     (COS([.$B5])    +     SQRT([.ME$2]^2-SIN([.$B5])^2))    )  ^2     -    [.$C5]  )^2" office:value-type="float" office:value="0.00118911026243445" calcext:value-type="float">
            <text:p>0.0011891103</text:p>
          </table:table-cell>
          <table:table-cell table:formula="of:=(       (    (COS([.$B5])     -      SQRT([.MF$2]^2-SIN([.$B5])^2))    /     (COS([.$B5])    +     SQRT([.MF$2]^2-SIN([.$B5])^2))    )  ^2     -    [.$C5]  )^2" office:value-type="float" office:value="0.001193720700341" calcext:value-type="float">
            <text:p>0.0011937207</text:p>
          </table:table-cell>
          <table:table-cell table:formula="of:=(       (    (COS([.$B5])     -      SQRT([.MG$2]^2-SIN([.$B5])^2))    /     (COS([.$B5])    +     SQRT([.MG$2]^2-SIN([.$B5])^2))    )  ^2     -    [.$C5]  )^2" office:value-type="float" office:value="0.00119833807938704" calcext:value-type="float">
            <text:p>0.0011983381</text:p>
          </table:table-cell>
          <table:table-cell table:formula="of:=(       (    (COS([.$B5])     -      SQRT([.MH$2]^2-SIN([.$B5])^2))    /     (COS([.$B5])    +     SQRT([.MH$2]^2-SIN([.$B5])^2))    )  ^2     -    [.$C5]  )^2" office:value-type="float" office:value="0.00120296238955721" calcext:value-type="float">
            <text:p>0.0012029624</text:p>
          </table:table-cell>
          <table:table-cell table:formula="of:=(       (    (COS([.$B5])     -      SQRT([.MI$2]^2-SIN([.$B5])^2))    /     (COS([.$B5])    +     SQRT([.MI$2]^2-SIN([.$B5])^2))    )  ^2     -    [.$C5]  )^2" office:value-type="float" office:value="0.00120759362085062" calcext:value-type="float">
            <text:p>0.0012075936</text:p>
          </table:table-cell>
          <table:table-cell table:formula="of:=(       (    (COS([.$B5])     -      SQRT([.MJ$2]^2-SIN([.$B5])^2))    /     (COS([.$B5])    +     SQRT([.MJ$2]^2-SIN([.$B5])^2))    )  ^2     -    [.$C5]  )^2" office:value-type="float" office:value="0.00121223176328071" calcext:value-type="float">
            <text:p>0.0012122318</text:p>
          </table:table-cell>
          <table:table-cell table:formula="of:=(       (    (COS([.$B5])     -      SQRT([.MK$2]^2-SIN([.$B5])^2))    /     (COS([.$B5])    +     SQRT([.MK$2]^2-SIN([.$B5])^2))    )  ^2     -    [.$C5]  )^2" office:value-type="float" office:value="0.00121687680687539" calcext:value-type="float">
            <text:p>0.0012168768</text:p>
          </table:table-cell>
          <table:table-cell table:formula="of:=(       (    (COS([.$B5])     -      SQRT([.ML$2]^2-SIN([.$B5])^2))    /     (COS([.$B5])    +     SQRT([.ML$2]^2-SIN([.$B5])^2))    )  ^2     -    [.$C5]  )^2" office:value-type="float" office:value="0.00122152874167691" calcext:value-type="float">
            <text:p>0.0012215287</text:p>
          </table:table-cell>
          <table:table-cell table:formula="of:=(       (    (COS([.$B5])     -      SQRT([.MM$2]^2-SIN([.$B5])^2))    /     (COS([.$B5])    +     SQRT([.MM$2]^2-SIN([.$B5])^2))    )  ^2     -    [.$C5]  )^2" office:value-type="float" office:value="0.00122618755774195" calcext:value-type="float">
            <text:p>0.0012261876</text:p>
          </table:table-cell>
          <table:table-cell table:formula="of:=(       (    (COS([.$B5])     -      SQRT([.MN$2]^2-SIN([.$B5])^2))    /     (COS([.$B5])    +     SQRT([.MN$2]^2-SIN([.$B5])^2))    )  ^2     -    [.$C5]  )^2" office:value-type="float" office:value="0.00123085324514137" calcext:value-type="float">
            <text:p>0.0012308532</text:p>
          </table:table-cell>
          <table:table-cell table:formula="of:=(       (    (COS([.$B5])     -      SQRT([.MO$2]^2-SIN([.$B5])^2))    /     (COS([.$B5])    +     SQRT([.MO$2]^2-SIN([.$B5])^2))    )  ^2     -    [.$C5]  )^2" office:value-type="float" office:value="0.00123552579396037" calcext:value-type="float">
            <text:p>0.0012355258</text:p>
          </table:table-cell>
          <table:table-cell table:formula="of:=(       (    (COS([.$B5])     -      SQRT([.MP$2]^2-SIN([.$B5])^2))    /     (COS([.$B5])    +     SQRT([.MP$2]^2-SIN([.$B5])^2))    )  ^2     -    [.$C5]  )^2" office:value-type="float" office:value="0.00124020519429858" calcext:value-type="float">
            <text:p>0.0012402052</text:p>
          </table:table-cell>
          <table:table-cell table:formula="of:=(       (    (COS([.$B5])     -      SQRT([.MQ$2]^2-SIN([.$B5])^2))    /     (COS([.$B5])    +     SQRT([.MQ$2]^2-SIN([.$B5])^2))    )  ^2     -    [.$C5]  )^2" office:value-type="float" office:value="0.00124489143626965" calcext:value-type="float">
            <text:p>0.0012448914</text:p>
          </table:table-cell>
          <table:table-cell table:formula="of:=(       (    (COS([.$B5])     -      SQRT([.MR$2]^2-SIN([.$B5])^2))    /     (COS([.$B5])    +     SQRT([.MR$2]^2-SIN([.$B5])^2))    )  ^2     -    [.$C5]  )^2" office:value-type="float" office:value="0.00124958451000155" calcext:value-type="float">
            <text:p>0.0012495845</text:p>
          </table:table-cell>
          <table:table-cell table:formula="of:=(       (    (COS([.$B5])     -      SQRT([.MS$2]^2-SIN([.$B5])^2))    /     (COS([.$B5])    +     SQRT([.MS$2]^2-SIN([.$B5])^2))    )  ^2     -    [.$C5]  )^2" office:value-type="float" office:value="0.00125428440563655" calcext:value-type="float">
            <text:p>0.0012542844</text:p>
          </table:table-cell>
          <table:table-cell table:formula="of:=(       (    (COS([.$B5])     -      SQRT([.MT$2]^2-SIN([.$B5])^2))    /     (COS([.$B5])    +     SQRT([.MT$2]^2-SIN([.$B5])^2))    )  ^2     -    [.$C5]  )^2" office:value-type="float" office:value="0.00125899111333099" calcext:value-type="float">
            <text:p>0.0012589911</text:p>
          </table:table-cell>
          <table:table-cell table:formula="of:=(       (    (COS([.$B5])     -      SQRT([.MU$2]^2-SIN([.$B5])^2))    /     (COS([.$B5])    +     SQRT([.MU$2]^2-SIN([.$B5])^2))    )  ^2     -    [.$C5]  )^2" office:value-type="float" office:value="0.00126370462325531" calcext:value-type="float">
            <text:p>0.0012637046</text:p>
          </table:table-cell>
          <table:table-cell table:formula="of:=(       (    (COS([.$B5])     -      SQRT([.MV$2]^2-SIN([.$B5])^2))    /     (COS([.$B5])    +     SQRT([.MV$2]^2-SIN([.$B5])^2))    )  ^2     -    [.$C5]  )^2" office:value-type="float" office:value="0.00126842492559429" calcext:value-type="float">
            <text:p>0.0012684249</text:p>
          </table:table-cell>
          <table:table-cell table:formula="of:=(       (    (COS([.$B5])     -      SQRT([.MW$2]^2-SIN([.$B5])^2))    /     (COS([.$B5])    +     SQRT([.MW$2]^2-SIN([.$B5])^2))    )  ^2     -    [.$C5]  )^2" office:value-type="float" office:value="0.00127315201054656" calcext:value-type="float">
            <text:p>0.001273152</text:p>
          </table:table-cell>
          <table:table-cell table:formula="of:=(       (    (COS([.$B5])     -      SQRT([.MX$2]^2-SIN([.$B5])^2))    /     (COS([.$B5])    +     SQRT([.MX$2]^2-SIN([.$B5])^2))    )  ^2     -    [.$C5]  )^2" office:value-type="float" office:value="0.00127788586832506" calcext:value-type="float">
            <text:p>0.0012778859</text:p>
          </table:table-cell>
          <table:table-cell table:formula="of:=(       (    (COS([.$B5])     -      SQRT([.MY$2]^2-SIN([.$B5])^2))    /     (COS([.$B5])    +     SQRT([.MY$2]^2-SIN([.$B5])^2))    )  ^2     -    [.$C5]  )^2" office:value-type="float" office:value="0.00128262648915665" calcext:value-type="float">
            <text:p>0.0012826265</text:p>
          </table:table-cell>
          <table:table-cell table:formula="of:=(       (    (COS([.$B5])     -      SQRT([.MZ$2]^2-SIN([.$B5])^2))    /     (COS([.$B5])    +     SQRT([.MZ$2]^2-SIN([.$B5])^2))    )  ^2     -    [.$C5]  )^2" office:value-type="float" office:value="0.00128737386328231" calcext:value-type="float">
            <text:p>0.0012873739</text:p>
          </table:table-cell>
          <table:table-cell table:formula="of:=(       (    (COS([.$B5])     -      SQRT([.NA$2]^2-SIN([.$B5])^2))    /     (COS([.$B5])    +     SQRT([.NA$2]^2-SIN([.$B5])^2))    )  ^2     -    [.$C5]  )^2" office:value-type="float" office:value="0.001292127980957" calcext:value-type="float">
            <text:p>0.001292128</text:p>
          </table:table-cell>
          <table:table-cell table:formula="of:=(       (    (COS([.$B5])     -      SQRT([.NB$2]^2-SIN([.$B5])^2))    /     (COS([.$B5])    +     SQRT([.NB$2]^2-SIN([.$B5])^2))    )  ^2     -    [.$C5]  )^2" office:value-type="float" office:value="0.00129688883244961" calcext:value-type="float">
            <text:p>0.0012968888</text:p>
          </table:table-cell>
          <table:table-cell table:formula="of:=(       (    (COS([.$B5])     -      SQRT([.NC$2]^2-SIN([.$B5])^2))    /     (COS([.$B5])    +     SQRT([.NC$2]^2-SIN([.$B5])^2))    )  ^2     -    [.$C5]  )^2" office:value-type="float" office:value="0.00130165640804311" calcext:value-type="float">
            <text:p>0.0013016564</text:p>
          </table:table-cell>
          <table:table-cell table:formula="of:=(       (    (COS([.$B5])     -      SQRT([.ND$2]^2-SIN([.$B5])^2))    /     (COS([.$B5])    +     SQRT([.ND$2]^2-SIN([.$B5])^2))    )  ^2     -    [.$C5]  )^2" office:value-type="float" office:value="0.00130643069803436" calcext:value-type="float">
            <text:p>0.0013064307</text:p>
          </table:table-cell>
          <table:table-cell table:formula="of:=(       (    (COS([.$B5])     -      SQRT([.NE$2]^2-SIN([.$B5])^2))    /     (COS([.$B5])    +     SQRT([.NE$2]^2-SIN([.$B5])^2))    )  ^2     -    [.$C5]  )^2" office:value-type="float" office:value="0.00131121169273411" calcext:value-type="float">
            <text:p>0.0013112117</text:p>
          </table:table-cell>
          <table:table-cell table:formula="of:=(       (    (COS([.$B5])     -      SQRT([.NF$2]^2-SIN([.$B5])^2))    /     (COS([.$B5])    +     SQRT([.NF$2]^2-SIN([.$B5])^2))    )  ^2     -    [.$C5]  )^2" office:value-type="float" office:value="0.00131599938246708" calcext:value-type="float">
            <text:p>0.0013159994</text:p>
          </table:table-cell>
          <table:table-cell table:formula="of:=(       (    (COS([.$B5])     -      SQRT([.NG$2]^2-SIN([.$B5])^2))    /     (COS([.$B5])    +     SQRT([.NG$2]^2-SIN([.$B5])^2))    )  ^2     -    [.$C5]  )^2" office:value-type="float" office:value="0.00132079375757178" calcext:value-type="float">
            <text:p>0.0013207938</text:p>
          </table:table-cell>
          <table:table-cell table:formula="of:=(       (    (COS([.$B5])     -      SQRT([.NH$2]^2-SIN([.$B5])^2))    /     (COS([.$B5])    +     SQRT([.NH$2]^2-SIN([.$B5])^2))    )  ^2     -    [.$C5]  )^2" office:value-type="float" office:value="0.00132559480840071" calcext:value-type="float">
            <text:p>0.0013255948</text:p>
          </table:table-cell>
          <table:table-cell table:formula="of:=(       (    (COS([.$B5])     -      SQRT([.NI$2]^2-SIN([.$B5])^2))    /     (COS([.$B5])    +     SQRT([.NI$2]^2-SIN([.$B5])^2))    )  ^2     -    [.$C5]  )^2" office:value-type="float" office:value="0.00133040252532002" calcext:value-type="float">
            <text:p>0.0013304025</text:p>
          </table:table-cell>
          <table:table-cell table:formula="of:=(       (    (COS([.$B5])     -      SQRT([.NJ$2]^2-SIN([.$B5])^2))    /     (COS([.$B5])    +     SQRT([.NJ$2]^2-SIN([.$B5])^2))    )  ^2     -    [.$C5]  )^2" office:value-type="float" office:value="0.00133521689870978" calcext:value-type="float">
            <text:p>0.0013352169</text:p>
          </table:table-cell>
          <table:table-cell table:formula="of:=(       (    (COS([.$B5])     -      SQRT([.NK$2]^2-SIN([.$B5])^2))    /     (COS([.$B5])    +     SQRT([.NK$2]^2-SIN([.$B5])^2))    )  ^2     -    [.$C5]  )^2" office:value-type="float" office:value="0.0013400379189638" calcext:value-type="float">
            <text:p>0.0013400379</text:p>
          </table:table-cell>
          <table:table-cell table:formula="of:=(       (    (COS([.$B5])     -      SQRT([.NL$2]^2-SIN([.$B5])^2))    /     (COS([.$B5])    +     SQRT([.NL$2]^2-SIN([.$B5])^2))    )  ^2     -    [.$C5]  )^2" office:value-type="float" office:value="0.00134486557648973" calcext:value-type="float">
            <text:p>0.0013448656</text:p>
          </table:table-cell>
          <table:table-cell table:formula="of:=(       (    (COS([.$B5])     -      SQRT([.NM$2]^2-SIN([.$B5])^2))    /     (COS([.$B5])    +     SQRT([.NM$2]^2-SIN([.$B5])^2))    )  ^2     -    [.$C5]  )^2" office:value-type="float" office:value="0.00134969986170883" calcext:value-type="float">
            <text:p>0.0013496999</text:p>
          </table:table-cell>
          <table:table-cell table:formula="of:=(       (    (COS([.$B5])     -      SQRT([.NN$2]^2-SIN([.$B5])^2))    /     (COS([.$B5])    +     SQRT([.NN$2]^2-SIN([.$B5])^2))    )  ^2     -    [.$C5]  )^2" office:value-type="float" office:value="0.00135454076505613" calcext:value-type="float">
            <text:p>0.0013545408</text:p>
          </table:table-cell>
          <table:table-cell table:formula="of:=(       (    (COS([.$B5])     -      SQRT([.NO$2]^2-SIN([.$B5])^2))    /     (COS([.$B5])    +     SQRT([.NO$2]^2-SIN([.$B5])^2))    )  ^2     -    [.$C5]  )^2" office:value-type="float" office:value="0.00135938827698041" calcext:value-type="float">
            <text:p>0.0013593883</text:p>
          </table:table-cell>
          <table:table-cell table:formula="of:=(       (    (COS([.$B5])     -      SQRT([.NP$2]^2-SIN([.$B5])^2))    /     (COS([.$B5])    +     SQRT([.NP$2]^2-SIN([.$B5])^2))    )  ^2     -    [.$C5]  )^2" office:value-type="float" office:value="0.00136424238794407" calcext:value-type="float">
            <text:p>0.0013642424</text:p>
          </table:table-cell>
          <table:table-cell table:formula="of:=(       (    (COS([.$B5])     -      SQRT([.NQ$2]^2-SIN([.$B5])^2))    /     (COS([.$B5])    +     SQRT([.NQ$2]^2-SIN([.$B5])^2))    )  ^2     -    [.$C5]  )^2" office:value-type="float" office:value="0.0013691030884231" calcext:value-type="float">
            <text:p>0.0013691031</text:p>
          </table:table-cell>
          <table:table-cell table:formula="of:=(       (    (COS([.$B5])     -      SQRT([.NR$2]^2-SIN([.$B5])^2))    /     (COS([.$B5])    +     SQRT([.NR$2]^2-SIN([.$B5])^2))    )  ^2     -    [.$C5]  )^2" office:value-type="float" office:value="0.0013739703689072" calcext:value-type="float">
            <text:p>0.0013739704</text:p>
          </table:table-cell>
          <table:table-cell table:formula="of:=(       (    (COS([.$B5])     -      SQRT([.NS$2]^2-SIN([.$B5])^2))    /     (COS([.$B5])    +     SQRT([.NS$2]^2-SIN([.$B5])^2))    )  ^2     -    [.$C5]  )^2" office:value-type="float" office:value="0.0013788442198996" calcext:value-type="float">
            <text:p>0.0013788442</text:p>
          </table:table-cell>
          <table:table-cell table:formula="of:=(       (    (COS([.$B5])     -      SQRT([.NT$2]^2-SIN([.$B5])^2))    /     (COS([.$B5])    +     SQRT([.NT$2]^2-SIN([.$B5])^2))    )  ^2     -    [.$C5]  )^2" office:value-type="float" office:value="0.00138372463191724" calcext:value-type="float">
            <text:p>0.0013837246</text:p>
          </table:table-cell>
          <table:table-cell table:formula="of:=(       (    (COS([.$B5])     -      SQRT([.NU$2]^2-SIN([.$B5])^2))    /     (COS([.$B5])    +     SQRT([.NU$2]^2-SIN([.$B5])^2))    )  ^2     -    [.$C5]  )^2" office:value-type="float" office:value="0.00138861159549045" calcext:value-type="float">
            <text:p>0.0013886116</text:p>
          </table:table-cell>
          <table:table-cell table:formula="of:=(       (    (COS([.$B5])     -      SQRT([.NV$2]^2-SIN([.$B5])^2))    /     (COS([.$B5])    +     SQRT([.NV$2]^2-SIN([.$B5])^2))    )  ^2     -    [.$C5]  )^2" office:value-type="float" office:value="0.00139350510116315" calcext:value-type="float">
            <text:p>0.0013935051</text:p>
          </table:table-cell>
          <table:table-cell table:formula="of:=(       (    (COS([.$B5])     -      SQRT([.NW$2]^2-SIN([.$B5])^2))    /     (COS([.$B5])    +     SQRT([.NW$2]^2-SIN([.$B5])^2))    )  ^2     -    [.$C5]  )^2" office:value-type="float" office:value="0.0013984051394928" calcext:value-type="float">
            <text:p>0.0013984051</text:p>
          </table:table-cell>
          <table:table-cell table:formula="of:=(       (    (COS([.$B5])     -      SQRT([.NX$2]^2-SIN([.$B5])^2))    /     (COS([.$B5])    +     SQRT([.NX$2]^2-SIN([.$B5])^2))    )  ^2     -    [.$C5]  )^2" office:value-type="float" office:value="0.00140331170105041" calcext:value-type="float">
            <text:p>0.0014033117</text:p>
          </table:table-cell>
          <table:table-cell table:formula="of:=(       (    (COS([.$B5])     -      SQRT([.NY$2]^2-SIN([.$B5])^2))    /     (COS([.$B5])    +     SQRT([.NY$2]^2-SIN([.$B5])^2))    )  ^2     -    [.$C5]  )^2" office:value-type="float" office:value="0.00140822477642024" calcext:value-type="float">
            <text:p>0.0014082248</text:p>
          </table:table-cell>
          <table:table-cell table:formula="of:=(       (    (COS([.$B5])     -      SQRT([.NZ$2]^2-SIN([.$B5])^2))    /     (COS([.$B5])    +     SQRT([.NZ$2]^2-SIN([.$B5])^2))    )  ^2     -    [.$C5]  )^2" office:value-type="float" office:value="0.00141314435620026" calcext:value-type="float">
            <text:p>0.0014131444</text:p>
          </table:table-cell>
          <table:table-cell table:formula="of:=(       (    (COS([.$B5])     -      SQRT([.OA$2]^2-SIN([.$B5])^2))    /     (COS([.$B5])    +     SQRT([.OA$2]^2-SIN([.$B5])^2))    )  ^2     -    [.$C5]  )^2" office:value-type="float" office:value="0.00141807043100168" calcext:value-type="float">
            <text:p>0.0014180704</text:p>
          </table:table-cell>
          <table:table-cell table:formula="of:=(       (    (COS([.$B5])     -      SQRT([.OB$2]^2-SIN([.$B5])^2))    /     (COS([.$B5])    +     SQRT([.OB$2]^2-SIN([.$B5])^2))    )  ^2     -    [.$C5]  )^2" office:value-type="float" office:value="0.00142300299144921" calcext:value-type="float">
            <text:p>0.001423003</text:p>
          </table:table-cell>
          <table:table-cell table:formula="of:=(       (    (COS([.$B5])     -      SQRT([.OC$2]^2-SIN([.$B5])^2))    /     (COS([.$B5])    +     SQRT([.OC$2]^2-SIN([.$B5])^2))    )  ^2     -    [.$C5]  )^2" office:value-type="float" office:value="0.00142794202818081" calcext:value-type="float">
            <text:p>0.001427942</text:p>
          </table:table-cell>
          <table:table-cell table:formula="of:=(       (    (COS([.$B5])     -      SQRT([.OD$2]^2-SIN([.$B5])^2))    /     (COS([.$B5])    +     SQRT([.OD$2]^2-SIN([.$B5])^2))    )  ^2     -    [.$C5]  )^2" office:value-type="float" office:value="0.00143288753184791" calcext:value-type="float">
            <text:p>0.0014328875</text:p>
          </table:table-cell>
          <table:table-cell table:formula="of:=(       (    (COS([.$B5])     -      SQRT([.OE$2]^2-SIN([.$B5])^2))    /     (COS([.$B5])    +     SQRT([.OE$2]^2-SIN([.$B5])^2))    )  ^2     -    [.$C5]  )^2" office:value-type="float" office:value="0.00143783949311531" calcext:value-type="float">
            <text:p>0.0014378395</text:p>
          </table:table-cell>
          <table:table-cell table:formula="of:=(       (    (COS([.$B5])     -      SQRT([.OF$2]^2-SIN([.$B5])^2))    /     (COS([.$B5])    +     SQRT([.OF$2]^2-SIN([.$B5])^2))    )  ^2     -    [.$C5]  )^2" office:value-type="float" office:value="0.00144279790266093" calcext:value-type="float">
            <text:p>0.0014427979</text:p>
          </table:table-cell>
          <table:table-cell table:formula="of:=(       (    (COS([.$B5])     -      SQRT([.OG$2]^2-SIN([.$B5])^2))    /     (COS([.$B5])    +     SQRT([.OG$2]^2-SIN([.$B5])^2))    )  ^2     -    [.$C5]  )^2" office:value-type="float" office:value="0.00144776275117623" calcext:value-type="float">
            <text:p>0.0014477628</text:p>
          </table:table-cell>
          <table:table-cell table:formula="of:=(       (    (COS([.$B5])     -      SQRT([.OH$2]^2-SIN([.$B5])^2))    /     (COS([.$B5])    +     SQRT([.OH$2]^2-SIN([.$B5])^2))    )  ^2     -    [.$C5]  )^2" office:value-type="float" office:value="0.00145273402936569" calcext:value-type="float">
            <text:p>0.001452734</text:p>
          </table:table-cell>
          <table:table-cell table:formula="of:=(       (    (COS([.$B5])     -      SQRT([.OI$2]^2-SIN([.$B5])^2))    /     (COS([.$B5])    +     SQRT([.OI$2]^2-SIN([.$B5])^2))    )  ^2     -    [.$C5]  )^2" office:value-type="float" office:value="0.00145771172794724" calcext:value-type="float">
            <text:p>0.0014577117</text:p>
          </table:table-cell>
          <table:table-cell table:formula="of:=(       (    (COS([.$B5])     -      SQRT([.OJ$2]^2-SIN([.$B5])^2))    /     (COS([.$B5])    +     SQRT([.OJ$2]^2-SIN([.$B5])^2))    )  ^2     -    [.$C5]  )^2" office:value-type="float" office:value="0.00146269583765189" calcext:value-type="float">
            <text:p>0.0014626958</text:p>
          </table:table-cell>
          <table:table-cell table:formula="of:=(       (    (COS([.$B5])     -      SQRT([.OK$2]^2-SIN([.$B5])^2))    /     (COS([.$B5])    +     SQRT([.OK$2]^2-SIN([.$B5])^2))    )  ^2     -    [.$C5]  )^2" office:value-type="float" office:value="0.0014676863492239" calcext:value-type="float">
            <text:p>0.0014676863</text:p>
          </table:table-cell>
          <table:table-cell table:formula="of:=(       (    (COS([.$B5])     -      SQRT([.OL$2]^2-SIN([.$B5])^2))    /     (COS([.$B5])    +     SQRT([.OL$2]^2-SIN([.$B5])^2))    )  ^2     -    [.$C5]  )^2" office:value-type="float" office:value="0.00147268325342077" calcext:value-type="float">
            <text:p>0.0014726833</text:p>
          </table:table-cell>
          <table:table-cell table:formula="of:=(       (    (COS([.$B5])     -      SQRT([.OM$2]^2-SIN([.$B5])^2))    /     (COS([.$B5])    +     SQRT([.OM$2]^2-SIN([.$B5])^2))    )  ^2     -    [.$C5]  )^2" office:value-type="float" office:value="0.00147768654101307" calcext:value-type="float">
            <text:p>0.0014776865</text:p>
          </table:table-cell>
          <table:table-cell table:formula="of:=(       (    (COS([.$B5])     -      SQRT([.ON$2]^2-SIN([.$B5])^2))    /     (COS([.$B5])    +     SQRT([.ON$2]^2-SIN([.$B5])^2))    )  ^2     -    [.$C5]  )^2" office:value-type="float" office:value="0.00148269620278454" calcext:value-type="float">
            <text:p>0.0014826962</text:p>
          </table:table-cell>
          <table:table-cell table:formula="of:=(       (    (COS([.$B5])     -      SQRT([.OO$2]^2-SIN([.$B5])^2))    /     (COS([.$B5])    +     SQRT([.OO$2]^2-SIN([.$B5])^2))    )  ^2     -    [.$C5]  )^2" office:value-type="float" office:value="0.00148771222953203" calcext:value-type="float">
            <text:p>0.0014877122</text:p>
          </table:table-cell>
          <table:table-cell table:formula="of:=(       (    (COS([.$B5])     -      SQRT([.OP$2]^2-SIN([.$B5])^2))    /     (COS([.$B5])    +     SQRT([.OP$2]^2-SIN([.$B5])^2))    )  ^2     -    [.$C5]  )^2" office:value-type="float" office:value="0.00149273461206553" calcext:value-type="float">
            <text:p>0.0014927346</text:p>
          </table:table-cell>
          <table:table-cell table:formula="of:=(       (    (COS([.$B5])     -      SQRT([.OQ$2]^2-SIN([.$B5])^2))    /     (COS([.$B5])    +     SQRT([.OQ$2]^2-SIN([.$B5])^2))    )  ^2     -    [.$C5]  )^2" office:value-type="float" office:value="0.00149776334120797" calcext:value-type="float">
            <text:p>0.0014977633</text:p>
          </table:table-cell>
          <table:table-cell table:formula="of:=(       (    (COS([.$B5])     -      SQRT([.OR$2]^2-SIN([.$B5])^2))    /     (COS([.$B5])    +     SQRT([.OR$2]^2-SIN([.$B5])^2))    )  ^2     -    [.$C5]  )^2" office:value-type="float" office:value="0.00150279840779554" calcext:value-type="float">
            <text:p>0.0015027984</text:p>
          </table:table-cell>
          <table:table-cell table:formula="of:=(       (    (COS([.$B5])     -      SQRT([.OS$2]^2-SIN([.$B5])^2))    /     (COS([.$B5])    +     SQRT([.OS$2]^2-SIN([.$B5])^2))    )  ^2     -    [.$C5]  )^2" office:value-type="float" office:value="0.00150783980267719" calcext:value-type="float">
            <text:p>0.0015078398</text:p>
          </table:table-cell>
          <table:table-cell table:formula="of:=(       (    (COS([.$B5])     -      SQRT([.OT$2]^2-SIN([.$B5])^2))    /     (COS([.$B5])    +     SQRT([.OT$2]^2-SIN([.$B5])^2))    )  ^2     -    [.$C5]  )^2" office:value-type="float" office:value="0.00151288751671513" calcext:value-type="float">
            <text:p>0.0015128875</text:p>
          </table:table-cell>
          <table:table-cell table:formula="of:=(       (    (COS([.$B5])     -      SQRT([.OU$2]^2-SIN([.$B5])^2))    /     (COS([.$B5])    +     SQRT([.OU$2]^2-SIN([.$B5])^2))    )  ^2     -    [.$C5]  )^2" office:value-type="float" office:value="0.00151794154078443" calcext:value-type="float">
            <text:p>0.0015179415</text:p>
          </table:table-cell>
          <table:table-cell table:formula="of:=(       (    (COS([.$B5])     -      SQRT([.OV$2]^2-SIN([.$B5])^2))    /     (COS([.$B5])    +     SQRT([.OV$2]^2-SIN([.$B5])^2))    )  ^2     -    [.$C5]  )^2" office:value-type="float" office:value="0.00152300186577312" calcext:value-type="float">
            <text:p>0.0015230019</text:p>
          </table:table-cell>
          <table:table-cell table:formula="of:=(       (    (COS([.$B5])     -      SQRT([.OW$2]^2-SIN([.$B5])^2))    /     (COS([.$B5])    +     SQRT([.OW$2]^2-SIN([.$B5])^2))    )  ^2     -    [.$C5]  )^2" office:value-type="float" office:value="0.0015280684825822" calcext:value-type="float">
            <text:p>0.0015280685</text:p>
          </table:table-cell>
          <table:table-cell table:formula="of:=(       (    (COS([.$B5])     -      SQRT([.OX$2]^2-SIN([.$B5])^2))    /     (COS([.$B5])    +     SQRT([.OX$2]^2-SIN([.$B5])^2))    )  ^2     -    [.$C5]  )^2" office:value-type="float" office:value="0.00153314138212555" calcext:value-type="float">
            <text:p>0.0015331414</text:p>
          </table:table-cell>
          <table:table-cell table:formula="of:=(       (    (COS([.$B5])     -      SQRT([.OY$2]^2-SIN([.$B5])^2))    /     (COS([.$B5])    +     SQRT([.OY$2]^2-SIN([.$B5])^2))    )  ^2     -    [.$C5]  )^2" office:value-type="float" office:value="0.00153822055533005" calcext:value-type="float">
            <text:p>0.0015382206</text:p>
          </table:table-cell>
          <table:table-cell table:formula="of:=(       (    (COS([.$B5])     -      SQRT([.OZ$2]^2-SIN([.$B5])^2))    /     (COS([.$B5])    +     SQRT([.OZ$2]^2-SIN([.$B5])^2))    )  ^2     -    [.$C5]  )^2" office:value-type="float" office:value="0.00154330599313541" calcext:value-type="float">
            <text:p>0.001543306</text:p>
          </table:table-cell>
          <table:table-cell table:formula="of:=(       (    (COS([.$B5])     -      SQRT([.PA$2]^2-SIN([.$B5])^2))    /     (COS([.$B5])    +     SQRT([.PA$2]^2-SIN([.$B5])^2))    )  ^2     -    [.$C5]  )^2" office:value-type="float" office:value="0.00154839768649409" calcext:value-type="float">
            <text:p>0.0015483977</text:p>
          </table:table-cell>
          <table:table-cell table:formula="of:=(       (    (COS([.$B5])     -      SQRT([.PB$2]^2-SIN([.$B5])^2))    /     (COS([.$B5])    +     SQRT([.PB$2]^2-SIN([.$B5])^2))    )  ^2     -    [.$C5]  )^2" office:value-type="float" office:value="0.00155349562637157" calcext:value-type="float">
            <text:p>0.0015534956</text:p>
          </table:table-cell>
          <table:table-cell table:formula="of:=(       (    (COS([.$B5])     -      SQRT([.PC$2]^2-SIN([.$B5])^2))    /     (COS([.$B5])    +     SQRT([.PC$2]^2-SIN([.$B5])^2))    )  ^2     -    [.$C5]  )^2" office:value-type="float" office:value="0.00155859980374595" calcext:value-type="float">
            <text:p>0.0015585998</text:p>
          </table:table-cell>
          <table:table-cell table:formula="of:=(       (    (COS([.$B5])     -      SQRT([.PD$2]^2-SIN([.$B5])^2))    /     (COS([.$B5])    +     SQRT([.PD$2]^2-SIN([.$B5])^2))    )  ^2     -    [.$C5]  )^2" office:value-type="float" office:value="0.00156371020960834" calcext:value-type="float">
            <text:p>0.0015637102</text:p>
          </table:table-cell>
          <table:table-cell table:formula="of:=(       (    (COS([.$B5])     -      SQRT([.PE$2]^2-SIN([.$B5])^2))    /     (COS([.$B5])    +     SQRT([.PE$2]^2-SIN([.$B5])^2))    )  ^2     -    [.$C5]  )^2" office:value-type="float" office:value="0.00156882683496249" calcext:value-type="float">
            <text:p>0.0015688268</text:p>
          </table:table-cell>
          <table:table-cell table:formula="of:=(       (    (COS([.$B5])     -      SQRT([.PF$2]^2-SIN([.$B5])^2))    /     (COS([.$B5])    +     SQRT([.PF$2]^2-SIN([.$B5])^2))    )  ^2     -    [.$C5]  )^2" office:value-type="float" office:value="0.00157394967082486" calcext:value-type="float">
            <text:p>0.0015739497</text:p>
          </table:table-cell>
          <table:table-cell table:formula="of:=(       (    (COS([.$B5])     -      SQRT([.PG$2]^2-SIN([.$B5])^2))    /     (COS([.$B5])    +     SQRT([.PG$2]^2-SIN([.$B5])^2))    )  ^2     -    [.$C5]  )^2" office:value-type="float" office:value="0.00157907870822472" calcext:value-type="float">
            <text:p>0.0015790787</text:p>
          </table:table-cell>
          <table:table-cell table:formula="of:=(       (    (COS([.$B5])     -      SQRT([.PH$2]^2-SIN([.$B5])^2))    /     (COS([.$B5])    +     SQRT([.PH$2]^2-SIN([.$B5])^2))    )  ^2     -    [.$C5]  )^2" office:value-type="float" office:value="0.0015842139382041" calcext:value-type="float">
            <text:p>0.0015842139</text:p>
          </table:table-cell>
          <table:table-cell table:formula="of:=(       (    (COS([.$B5])     -      SQRT([.PI$2]^2-SIN([.$B5])^2))    /     (COS([.$B5])    +     SQRT([.PI$2]^2-SIN([.$B5])^2))    )  ^2     -    [.$C5]  )^2" office:value-type="float" office:value="0.00158935535181764" calcext:value-type="float">
            <text:p>0.0015893554</text:p>
          </table:table-cell>
          <table:table-cell table:formula="of:=(       (    (COS([.$B5])     -      SQRT([.PJ$2]^2-SIN([.$B5])^2))    /     (COS([.$B5])    +     SQRT([.PJ$2]^2-SIN([.$B5])^2))    )  ^2     -    [.$C5]  )^2" office:value-type="float" office:value="0.00159450294013261" calcext:value-type="float">
            <text:p>0.0015945029</text:p>
          </table:table-cell>
          <table:table-cell table:formula="of:=(       (    (COS([.$B5])     -      SQRT([.PK$2]^2-SIN([.$B5])^2))    /     (COS([.$B5])    +     SQRT([.PK$2]^2-SIN([.$B5])^2))    )  ^2     -    [.$C5]  )^2" office:value-type="float" office:value="0.001599656694229" calcext:value-type="float">
            <text:p>0.0015996567</text:p>
          </table:table-cell>
          <table:table-cell table:formula="of:=(       (    (COS([.$B5])     -      SQRT([.PL$2]^2-SIN([.$B5])^2))    /     (COS([.$B5])    +     SQRT([.PL$2]^2-SIN([.$B5])^2))    )  ^2     -    [.$C5]  )^2" office:value-type="float" office:value="0.00160481660519949" calcext:value-type="float">
            <text:p>0.0016048166</text:p>
          </table:table-cell>
          <table:table-cell table:formula="of:=(       (    (COS([.$B5])     -      SQRT([.PM$2]^2-SIN([.$B5])^2))    /     (COS([.$B5])    +     SQRT([.PM$2]^2-SIN([.$B5])^2))    )  ^2     -    [.$C5]  )^2" office:value-type="float" office:value="0.0016099826641492" calcext:value-type="float">
            <text:p>0.0016099827</text:p>
          </table:table-cell>
          <table:table-cell table:formula="of:=(       (    (COS([.$B5])     -      SQRT([.PN$2]^2-SIN([.$B5])^2))    /     (COS([.$B5])    +     SQRT([.PN$2]^2-SIN([.$B5])^2))    )  ^2     -    [.$C5]  )^2" office:value-type="float" office:value="0.00161515486219594" calcext:value-type="float">
            <text:p>0.0016151549</text:p>
          </table:table-cell>
          <table:table-cell table:formula="of:=(       (    (COS([.$B5])     -      SQRT([.PO$2]^2-SIN([.$B5])^2))    /     (COS([.$B5])    +     SQRT([.PO$2]^2-SIN([.$B5])^2))    )  ^2     -    [.$C5]  )^2" office:value-type="float" office:value="0.00162033319047009" calcext:value-type="float">
            <text:p>0.0016203332</text:p>
          </table:table-cell>
          <table:table-cell table:formula="of:=(       (    (COS([.$B5])     -      SQRT([.PP$2]^2-SIN([.$B5])^2))    /     (COS([.$B5])    +     SQRT([.PP$2]^2-SIN([.$B5])^2))    )  ^2     -    [.$C5]  )^2" office:value-type="float" office:value="0.00162551764011455" calcext:value-type="float">
            <text:p>0.0016255176</text:p>
          </table:table-cell>
          <table:table-cell table:formula="of:=(       (    (COS([.$B5])     -      SQRT([.PQ$2]^2-SIN([.$B5])^2))    /     (COS([.$B5])    +     SQRT([.PQ$2]^2-SIN([.$B5])^2))    )  ^2     -    [.$C5]  )^2" office:value-type="float" office:value="0.00163070820228475" calcext:value-type="float">
            <text:p>0.0016307082</text:p>
          </table:table-cell>
          <table:table-cell table:formula="of:=(       (    (COS([.$B5])     -      SQRT([.PR$2]^2-SIN([.$B5])^2))    /     (COS([.$B5])    +     SQRT([.PR$2]^2-SIN([.$B5])^2))    )  ^2     -    [.$C5]  )^2" office:value-type="float" office:value="0.00163590486814861" calcext:value-type="float">
            <text:p>0.0016359049</text:p>
          </table:table-cell>
          <table:table-cell table:formula="of:=(       (    (COS([.$B5])     -      SQRT([.PS$2]^2-SIN([.$B5])^2))    /     (COS([.$B5])    +     SQRT([.PS$2]^2-SIN([.$B5])^2))    )  ^2     -    [.$C5]  )^2" office:value-type="float" office:value="0.00164110762888654" calcext:value-type="float">
            <text:p>0.0016411076</text:p>
          </table:table-cell>
          <table:table-cell table:formula="of:=(       (    (COS([.$B5])     -      SQRT([.PT$2]^2-SIN([.$B5])^2))    /     (COS([.$B5])    +     SQRT([.PT$2]^2-SIN([.$B5])^2))    )  ^2     -    [.$C5]  )^2" office:value-type="float" office:value="0.0016463164756915" calcext:value-type="float">
            <text:p>0.0016463165</text:p>
          </table:table-cell>
          <table:table-cell table:formula="of:=(       (    (COS([.$B5])     -      SQRT([.PU$2]^2-SIN([.$B5])^2))    /     (COS([.$B5])    +     SQRT([.PU$2]^2-SIN([.$B5])^2))    )  ^2     -    [.$C5]  )^2" office:value-type="float" office:value="0.00165153139976869" calcext:value-type="float">
            <text:p>0.0016515314</text:p>
          </table:table-cell>
          <table:table-cell table:formula="of:=(       (    (COS([.$B5])     -      SQRT([.PV$2]^2-SIN([.$B5])^2))    /     (COS([.$B5])    +     SQRT([.PV$2]^2-SIN([.$B5])^2))    )  ^2     -    [.$C5]  )^2" office:value-type="float" office:value="0.00165675239233595" calcext:value-type="float">
            <text:p>0.0016567524</text:p>
          </table:table-cell>
          <table:table-cell table:formula="of:=(       (    (COS([.$B5])     -      SQRT([.PW$2]^2-SIN([.$B5])^2))    /     (COS([.$B5])    +     SQRT([.PW$2]^2-SIN([.$B5])^2))    )  ^2     -    [.$C5]  )^2" office:value-type="float" office:value="0.00166197944462339" calcext:value-type="float">
            <text:p>0.0016619794</text:p>
          </table:table-cell>
          <table:table-cell table:formula="of:=(       (    (COS([.$B5])     -      SQRT([.PX$2]^2-SIN([.$B5])^2))    /     (COS([.$B5])    +     SQRT([.PX$2]^2-SIN([.$B5])^2))    )  ^2     -    [.$C5]  )^2" office:value-type="float" office:value="0.00166721254787355" calcext:value-type="float">
            <text:p>0.0016672125</text:p>
          </table:table-cell>
          <table:table-cell table:formula="of:=(       (    (COS([.$B5])     -      SQRT([.PY$2]^2-SIN([.$B5])^2))    /     (COS([.$B5])    +     SQRT([.PY$2]^2-SIN([.$B5])^2))    )  ^2     -    [.$C5]  )^2" office:value-type="float" office:value="0.00167245169334134" calcext:value-type="float">
            <text:p>0.0016724517</text:p>
          </table:table-cell>
          <table:table-cell table:formula="of:=(       (    (COS([.$B5])     -      SQRT([.PZ$2]^2-SIN([.$B5])^2))    /     (COS([.$B5])    +     SQRT([.PZ$2]^2-SIN([.$B5])^2))    )  ^2     -    [.$C5]  )^2" office:value-type="float" office:value="0.00167769687229394" calcext:value-type="float">
            <text:p>0.0016776969</text:p>
          </table:table-cell>
          <table:table-cell table:formula="of:=(       (    (COS([.$B5])     -      SQRT([.QA$2]^2-SIN([.$B5])^2))    /     (COS([.$B5])    +     SQRT([.QA$2]^2-SIN([.$B5])^2))    )  ^2     -    [.$C5]  )^2" office:value-type="float" office:value="0.00168294807601091" calcext:value-type="float">
            <text:p>0.0016829481</text:p>
          </table:table-cell>
          <table:table-cell table:formula="of:=(       (    (COS([.$B5])     -      SQRT([.QB$2]^2-SIN([.$B5])^2))    /     (COS([.$B5])    +     SQRT([.QB$2]^2-SIN([.$B5])^2))    )  ^2     -    [.$C5]  )^2" office:value-type="float" office:value="0.00168820529578415" calcext:value-type="float">
            <text:p>0.0016882053</text:p>
          </table:table-cell>
          <table:table-cell table:formula="of:=(       (    (COS([.$B5])     -      SQRT([.QC$2]^2-SIN([.$B5])^2))    /     (COS([.$B5])    +     SQRT([.QC$2]^2-SIN([.$B5])^2))    )  ^2     -    [.$C5]  )^2" office:value-type="float" office:value="0.00169346852291779" calcext:value-type="float">
            <text:p>0.0016934685</text:p>
          </table:table-cell>
          <table:table-cell table:formula="of:=(       (    (COS([.$B5])     -      SQRT([.QD$2]^2-SIN([.$B5])^2))    /     (COS([.$B5])    +     SQRT([.QD$2]^2-SIN([.$B5])^2))    )  ^2     -    [.$C5]  )^2" office:value-type="float" office:value="0.00169873774872821" calcext:value-type="float">
            <text:p>0.0016987377</text:p>
          </table:table-cell>
          <table:table-cell table:formula="of:=(       (    (COS([.$B5])     -      SQRT([.QE$2]^2-SIN([.$B5])^2))    /     (COS([.$B5])    +     SQRT([.QE$2]^2-SIN([.$B5])^2))    )  ^2     -    [.$C5]  )^2" office:value-type="float" office:value="0.00170401296454407" calcext:value-type="float">
            <text:p>0.001704013</text:p>
          </table:table-cell>
          <table:table-cell table:formula="of:=(       (    (COS([.$B5])     -      SQRT([.QF$2]^2-SIN([.$B5])^2))    /     (COS([.$B5])    +     SQRT([.QF$2]^2-SIN([.$B5])^2))    )  ^2     -    [.$C5]  )^2" office:value-type="float" office:value="0.0017092941617062" calcext:value-type="float">
            <text:p>0.0017092942</text:p>
          </table:table-cell>
          <table:table-cell table:formula="of:=(       (    (COS([.$B5])     -      SQRT([.QG$2]^2-SIN([.$B5])^2))    /     (COS([.$B5])    +     SQRT([.QG$2]^2-SIN([.$B5])^2))    )  ^2     -    [.$C5]  )^2" office:value-type="float" office:value="0.00171458133156766" calcext:value-type="float">
            <text:p>0.0017145813</text:p>
          </table:table-cell>
          <table:table-cell table:formula="of:=(       (    (COS([.$B5])     -      SQRT([.QH$2]^2-SIN([.$B5])^2))    /     (COS([.$B5])    +     SQRT([.QH$2]^2-SIN([.$B5])^2))    )  ^2     -    [.$C5]  )^2" office:value-type="float" office:value="0.00171987446549374" calcext:value-type="float">
            <text:p>0.0017198745</text:p>
          </table:table-cell>
          <table:table-cell table:formula="of:=(       (    (COS([.$B5])     -      SQRT([.QI$2]^2-SIN([.$B5])^2))    /     (COS([.$B5])    +     SQRT([.QI$2]^2-SIN([.$B5])^2))    )  ^2     -    [.$C5]  )^2" office:value-type="float" office:value="0.00172517355486176" calcext:value-type="float">
            <text:p>0.0017251736</text:p>
          </table:table-cell>
          <table:table-cell table:formula="of:=(       (    (COS([.$B5])     -      SQRT([.QJ$2]^2-SIN([.$B5])^2))    /     (COS([.$B5])    +     SQRT([.QJ$2]^2-SIN([.$B5])^2))    )  ^2     -    [.$C5]  )^2" office:value-type="float" office:value="0.00173047859106135" calcext:value-type="float">
            <text:p>0.0017304786</text:p>
          </table:table-cell>
          <table:table-cell table:formula="of:=(       (    (COS([.$B5])     -      SQRT([.QK$2]^2-SIN([.$B5])^2))    /     (COS([.$B5])    +     SQRT([.QK$2]^2-SIN([.$B5])^2))    )  ^2     -    [.$C5]  )^2" office:value-type="float" office:value="0.0017357895654942" calcext:value-type="float">
            <text:p>0.0017357896</text:p>
          </table:table-cell>
          <table:table-cell table:formula="of:=(       (    (COS([.$B5])     -      SQRT([.QL$2]^2-SIN([.$B5])^2))    /     (COS([.$B5])    +     SQRT([.QL$2]^2-SIN([.$B5])^2))    )  ^2     -    [.$C5]  )^2" office:value-type="float" office:value="0.00174110646957398" calcext:value-type="float">
            <text:p>0.0017411065</text:p>
          </table:table-cell>
          <table:table-cell table:formula="of:=(       (    (COS([.$B5])     -      SQRT([.QM$2]^2-SIN([.$B5])^2))    /     (COS([.$B5])    +     SQRT([.QM$2]^2-SIN([.$B5])^2))    )  ^2     -    [.$C5]  )^2" office:value-type="float" office:value="0.00174642929472659" calcext:value-type="float">
            <text:p>0.0017464293</text:p>
          </table:table-cell>
          <table:table-cell table:formula="of:=(       (    (COS([.$B5])     -      SQRT([.QN$2]^2-SIN([.$B5])^2))    /     (COS([.$B5])    +     SQRT([.QN$2]^2-SIN([.$B5])^2))    )  ^2     -    [.$C5]  )^2" office:value-type="float" office:value="0.00175175803238997" calcext:value-type="float">
            <text:p>0.001751758</text:p>
          </table:table-cell>
          <table:table-cell table:formula="of:=(       (    (COS([.$B5])     -      SQRT([.QO$2]^2-SIN([.$B5])^2))    /     (COS([.$B5])    +     SQRT([.QO$2]^2-SIN([.$B5])^2))    )  ^2     -    [.$C5]  )^2" office:value-type="float" office:value="0.00175709267401407" calcext:value-type="float">
            <text:p>0.0017570927</text:p>
          </table:table-cell>
          <table:table-cell table:formula="of:=(       (    (COS([.$B5])     -      SQRT([.QP$2]^2-SIN([.$B5])^2))    /     (COS([.$B5])    +     SQRT([.QP$2]^2-SIN([.$B5])^2))    )  ^2     -    [.$C5]  )^2" office:value-type="float" office:value="0.00176243321106085" calcext:value-type="float">
            <text:p>0.0017624332</text:p>
          </table:table-cell>
          <table:table-cell table:formula="of:=(       (    (COS([.$B5])     -      SQRT([.QQ$2]^2-SIN([.$B5])^2))    /     (COS([.$B5])    +     SQRT([.QQ$2]^2-SIN([.$B5])^2))    )  ^2     -    [.$C5]  )^2" office:value-type="float" office:value="0.00176777963500432" calcext:value-type="float">
            <text:p>0.0017677796</text:p>
          </table:table-cell>
          <table:table-cell table:formula="of:=(       (    (COS([.$B5])     -      SQRT([.QR$2]^2-SIN([.$B5])^2))    /     (COS([.$B5])    +     SQRT([.QR$2]^2-SIN([.$B5])^2))    )  ^2     -    [.$C5]  )^2" office:value-type="float" office:value="0.00177313193733043" calcext:value-type="float">
            <text:p>0.0017731319</text:p>
          </table:table-cell>
          <table:table-cell table:formula="of:=(       (    (COS([.$B5])     -      SQRT([.QS$2]^2-SIN([.$B5])^2))    /     (COS([.$B5])    +     SQRT([.QS$2]^2-SIN([.$B5])^2))    )  ^2     -    [.$C5]  )^2" office:value-type="float" office:value="0.00177849010953717" calcext:value-type="float">
            <text:p>0.0017784901</text:p>
          </table:table-cell>
          <table:table-cell table:formula="of:=(       (    (COS([.$B5])     -      SQRT([.QT$2]^2-SIN([.$B5])^2))    /     (COS([.$B5])    +     SQRT([.QT$2]^2-SIN([.$B5])^2))    )  ^2     -    [.$C5]  )^2" office:value-type="float" office:value="0.00178385414313438" calcext:value-type="float">
            <text:p>0.0017838541</text:p>
          </table:table-cell>
          <table:table-cell table:formula="of:=(       (    (COS([.$B5])     -      SQRT([.QU$2]^2-SIN([.$B5])^2))    /     (COS([.$B5])    +     SQRT([.QU$2]^2-SIN([.$B5])^2))    )  ^2     -    [.$C5]  )^2" office:value-type="float" office:value="0.00178922402964393" calcext:value-type="float">
            <text:p>0.001789224</text:p>
          </table:table-cell>
          <table:table-cell table:formula="of:=(       (    (COS([.$B5])     -      SQRT([.QV$2]^2-SIN([.$B5])^2))    /     (COS([.$B5])    +     SQRT([.QV$2]^2-SIN([.$B5])^2))    )  ^2     -    [.$C5]  )^2" office:value-type="float" office:value="0.00179459976059946" calcext:value-type="float">
            <text:p>0.0017945998</text:p>
          </table:table-cell>
          <table:table-cell table:formula="of:=(       (    (COS([.$B5])     -      SQRT([.QW$2]^2-SIN([.$B5])^2))    /     (COS([.$B5])    +     SQRT([.QW$2]^2-SIN([.$B5])^2))    )  ^2     -    [.$C5]  )^2" office:value-type="float" office:value="0.00179998132754658" calcext:value-type="float">
            <text:p>0.0017999813</text:p>
          </table:table-cell>
          <table:table-cell table:formula="of:=(       (    (COS([.$B5])     -      SQRT([.QX$2]^2-SIN([.$B5])^2))    /     (COS([.$B5])    +     SQRT([.QX$2]^2-SIN([.$B5])^2))    )  ^2     -    [.$C5]  )^2" office:value-type="float" office:value="0.00180536872204284" calcext:value-type="float">
            <text:p>0.0018053687</text:p>
          </table:table-cell>
          <table:table-cell table:number-columns-repeated="558"/>
        </table:table-row>
        <table:table-row table:style-name="ro1">
          <table:table-cell/>
          <table:table-cell table:formula="of:=[List1.N29]/180*PI()" office:value-type="float" office:value="1.30899693899575" calcext:value-type="float">
            <text:p>1.308996939</text:p>
          </table:table-cell>
          <table:table-cell table:style-name="ce5" table:formula="of:=[List1.P29]/1910" office:value-type="float" office:value="0.455497382198953" calcext:value-type="float">
            <text:p>0.4554973822</text:p>
          </table:table-cell>
          <table:table-cell table:formula="of:=(       (    (COS([.$B6])     -      SQRT([.D$2]^2-SIN([.$B6])^2))    /     (COS([.$B6])    +     SQRT([.D$2]^2-SIN([.$B6])^2))    )  ^2     -    [.$C6]  )^2" office:value-type="float" office:value="0.000715351661101383" calcext:value-type="float">
            <text:p>0.0007153517</text:p>
          </table:table-cell>
          <table:table-cell table:formula="of:=(       (    (COS([.$B6])     -      SQRT([.E$2]^2-SIN([.$B6])^2))    /     (COS([.$B6])    +     SQRT([.E$2]^2-SIN([.$B6])^2))    )  ^2     -    [.$C6]  )^2" office:value-type="float" office:value="0.00072020474531111" calcext:value-type="float">
            <text:p>0.0007202047</text:p>
          </table:table-cell>
          <table:table-cell table:formula="of:=(       (    (COS([.$B6])     -      SQRT([.F$2]^2-SIN([.$B6])^2))    /     (COS([.$B6])    +     SQRT([.F$2]^2-SIN([.$B6])^2))    )  ^2     -    [.$C6]  )^2" office:value-type="float" office:value="0.000725072229678236" calcext:value-type="float">
            <text:p>0.0007250722</text:p>
          </table:table-cell>
          <table:table-cell table:formula="of:=(       (    (COS([.$B6])     -      SQRT([.G$2]^2-SIN([.$B6])^2))    /     (COS([.$B6])    +     SQRT([.G$2]^2-SIN([.$B6])^2))    )  ^2     -    [.$C6]  )^2" office:value-type="float" office:value="0.000729954095387266" calcext:value-type="float">
            <text:p>0.0007299541</text:p>
          </table:table-cell>
          <table:table-cell table:formula="of:=(       (    (COS([.$B6])     -      SQRT([.H$2]^2-SIN([.$B6])^2))    /     (COS([.$B6])    +     SQRT([.H$2]^2-SIN([.$B6])^2))    )  ^2     -    [.$C6]  )^2" office:value-type="float" office:value="0.000734850323648582" calcext:value-type="float">
            <text:p>0.0007348503</text:p>
          </table:table-cell>
          <table:table-cell table:formula="of:=(       (    (COS([.$B6])     -      SQRT([.I$2]^2-SIN([.$B6])^2))    /     (COS([.$B6])    +     SQRT([.I$2]^2-SIN([.$B6])^2))    )  ^2     -    [.$C6]  )^2" office:value-type="float" office:value="0.0007397608956984" calcext:value-type="float">
            <text:p>0.0007397609</text:p>
          </table:table-cell>
          <table:table-cell table:formula="of:=(       (    (COS([.$B6])     -      SQRT([.J$2]^2-SIN([.$B6])^2))    /     (COS([.$B6])    +     SQRT([.J$2]^2-SIN([.$B6])^2))    )  ^2     -    [.$C6]  )^2" office:value-type="float" office:value="0.000744685792798781" calcext:value-type="float">
            <text:p>0.0007446858</text:p>
          </table:table-cell>
          <table:table-cell table:formula="of:=(       (    (COS([.$B6])     -      SQRT([.K$2]^2-SIN([.$B6])^2))    /     (COS([.$B6])    +     SQRT([.K$2]^2-SIN([.$B6])^2))    )  ^2     -    [.$C6]  )^2" office:value-type="float" office:value="0.000749624996237534" calcext:value-type="float">
            <text:p>0.000749625</text:p>
          </table:table-cell>
          <table:table-cell table:formula="of:=(       (    (COS([.$B6])     -      SQRT([.L$2]^2-SIN([.$B6])^2))    /     (COS([.$B6])    +     SQRT([.L$2]^2-SIN([.$B6])^2))    )  ^2     -    [.$C6]  )^2" office:value-type="float" office:value="0.000754578487328216" calcext:value-type="float">
            <text:p>0.0007545785</text:p>
          </table:table-cell>
          <table:table-cell table:formula="of:=(       (    (COS([.$B6])     -      SQRT([.M$2]^2-SIN([.$B6])^2))    /     (COS([.$B6])    +     SQRT([.M$2]^2-SIN([.$B6])^2))    )  ^2     -    [.$C6]  )^2" office:value-type="float" office:value="0.000759546247410039" calcext:value-type="float">
            <text:p>0.0007595462</text:p>
          </table:table-cell>
          <table:table-cell table:formula="of:=(       (    (COS([.$B6])     -      SQRT([.N$2]^2-SIN([.$B6])^2))    /     (COS([.$B6])    +     SQRT([.N$2]^2-SIN([.$B6])^2))    )  ^2     -    [.$C6]  )^2" office:value-type="float" office:value="0.00076452825784787" calcext:value-type="float">
            <text:p>0.0007645283</text:p>
          </table:table-cell>
          <table:table-cell table:formula="of:=(       (    (COS([.$B6])     -      SQRT([.O$2]^2-SIN([.$B6])^2))    /     (COS([.$B6])    +     SQRT([.O$2]^2-SIN([.$B6])^2))    )  ^2     -    [.$C6]  )^2" office:value-type="float" office:value="0.000769524500032207" calcext:value-type="float">
            <text:p>0.0007695245</text:p>
          </table:table-cell>
          <table:table-cell table:formula="of:=(       (    (COS([.$B6])     -      SQRT([.P$2]^2-SIN([.$B6])^2))    /     (COS([.$B6])    +     SQRT([.P$2]^2-SIN([.$B6])^2))    )  ^2     -    [.$C6]  )^2" office:value-type="float" office:value="0.000774534955379076" calcext:value-type="float">
            <text:p>0.000774535</text:p>
          </table:table-cell>
          <table:table-cell table:formula="of:=(       (    (COS([.$B6])     -      SQRT([.Q$2]^2-SIN([.$B6])^2))    /     (COS([.$B6])    +     SQRT([.Q$2]^2-SIN([.$B6])^2))    )  ^2     -    [.$C6]  )^2" office:value-type="float" office:value="0.000779559605330032" calcext:value-type="float">
            <text:p>0.0007795596</text:p>
          </table:table-cell>
          <table:table-cell table:formula="of:=(       (    (COS([.$B6])     -      SQRT([.R$2]^2-SIN([.$B6])^2))    /     (COS([.$B6])    +     SQRT([.R$2]^2-SIN([.$B6])^2))    )  ^2     -    [.$C6]  )^2" office:value-type="float" office:value="0.000784598431352116" calcext:value-type="float">
            <text:p>0.0007845984</text:p>
          </table:table-cell>
          <table:table-cell table:formula="of:=(       (    (COS([.$B6])     -      SQRT([.S$2]^2-SIN([.$B6])^2))    /     (COS([.$B6])    +     SQRT([.S$2]^2-SIN([.$B6])^2))    )  ^2     -    [.$C6]  )^2" office:value-type="float" office:value="0.000789651414937769" calcext:value-type="float">
            <text:p>0.0007896514</text:p>
          </table:table-cell>
          <table:table-cell table:formula="of:=(       (    (COS([.$B6])     -      SQRT([.T$2]^2-SIN([.$B6])^2))    /     (COS([.$B6])    +     SQRT([.T$2]^2-SIN([.$B6])^2))    )  ^2     -    [.$C6]  )^2" office:value-type="float" office:value="0.000794718537604884" calcext:value-type="float">
            <text:p>0.0007947185</text:p>
          </table:table-cell>
          <table:table-cell table:formula="of:=(       (    (COS([.$B6])     -      SQRT([.U$2]^2-SIN([.$B6])^2))    /     (COS([.$B6])    +     SQRT([.U$2]^2-SIN([.$B6])^2))    )  ^2     -    [.$C6]  )^2" office:value-type="float" office:value="0.000799799780896686" calcext:value-type="float">
            <text:p>0.0007997998</text:p>
          </table:table-cell>
          <table:table-cell table:formula="of:=(       (    (COS([.$B6])     -      SQRT([.V$2]^2-SIN([.$B6])^2))    /     (COS([.$B6])    +     SQRT([.V$2]^2-SIN([.$B6])^2))    )  ^2     -    [.$C6]  )^2" office:value-type="float" office:value="0.000804895126381675" calcext:value-type="float">
            <text:p>0.0008048951</text:p>
          </table:table-cell>
          <table:table-cell table:formula="of:=(       (    (COS([.$B6])     -      SQRT([.W$2]^2-SIN([.$B6])^2))    /     (COS([.$B6])    +     SQRT([.W$2]^2-SIN([.$B6])^2))    )  ^2     -    [.$C6]  )^2" office:value-type="float" office:value="0.000810004555653681" calcext:value-type="float">
            <text:p>0.0008100046</text:p>
          </table:table-cell>
          <table:table-cell table:formula="of:=(       (    (COS([.$B6])     -      SQRT([.X$2]^2-SIN([.$B6])^2))    /     (COS([.$B6])    +     SQRT([.X$2]^2-SIN([.$B6])^2))    )  ^2     -    [.$C6]  )^2" office:value-type="float" office:value="0.000815128050331726" calcext:value-type="float">
            <text:p>0.0008151281</text:p>
          </table:table-cell>
          <table:table-cell table:formula="of:=(       (    (COS([.$B6])     -      SQRT([.Y$2]^2-SIN([.$B6])^2))    /     (COS([.$B6])    +     SQRT([.Y$2]^2-SIN([.$B6])^2))    )  ^2     -    [.$C6]  )^2" office:value-type="float" office:value="0.000820265592060031" calcext:value-type="float">
            <text:p>0.0008202656</text:p>
          </table:table-cell>
          <table:table-cell table:formula="of:=(       (    (COS([.$B6])     -      SQRT([.Z$2]^2-SIN([.$B6])^2))    /     (COS([.$B6])    +     SQRT([.Z$2]^2-SIN([.$B6])^2))    )  ^2     -    [.$C6]  )^2" office:value-type="float" office:value="0.000825417162507974" calcext:value-type="float">
            <text:p>0.0008254172</text:p>
          </table:table-cell>
          <table:table-cell table:formula="of:=(       (    (COS([.$B6])     -      SQRT([.AA$2]^2-SIN([.$B6])^2))    /     (COS([.$B6])    +     SQRT([.AA$2]^2-SIN([.$B6])^2))    )  ^2     -    [.$C6]  )^2" office:value-type="float" office:value="0.000830582743370036" calcext:value-type="float">
            <text:p>0.0008305827</text:p>
          </table:table-cell>
          <table:table-cell table:formula="of:=(       (    (COS([.$B6])     -      SQRT([.AB$2]^2-SIN([.$B6])^2))    /     (COS([.$B6])    +     SQRT([.AB$2]^2-SIN([.$B6])^2))    )  ^2     -    [.$C6]  )^2" office:value-type="float" office:value="0.000835762316365771" calcext:value-type="float">
            <text:p>0.0008357623</text:p>
          </table:table-cell>
          <table:table-cell table:formula="of:=(       (    (COS([.$B6])     -      SQRT([.AC$2]^2-SIN([.$B6])^2))    /     (COS([.$B6])    +     SQRT([.AC$2]^2-SIN([.$B6])^2))    )  ^2     -    [.$C6]  )^2" office:value-type="float" office:value="0.00084095586323974" calcext:value-type="float">
            <text:p>0.0008409559</text:p>
          </table:table-cell>
          <table:table-cell table:formula="of:=(       (    (COS([.$B6])     -      SQRT([.AD$2]^2-SIN([.$B6])^2))    /     (COS([.$B6])    +     SQRT([.AD$2]^2-SIN([.$B6])^2))    )  ^2     -    [.$C6]  )^2" office:value-type="float" office:value="0.000846163365761518" calcext:value-type="float">
            <text:p>0.0008461634</text:p>
          </table:table-cell>
          <table:table-cell table:formula="of:=(       (    (COS([.$B6])     -      SQRT([.AE$2]^2-SIN([.$B6])^2))    /     (COS([.$B6])    +     SQRT([.AE$2]^2-SIN([.$B6])^2))    )  ^2     -    [.$C6]  )^2" office:value-type="float" office:value="0.000851384805725609" calcext:value-type="float">
            <text:p>0.0008513848</text:p>
          </table:table-cell>
          <table:table-cell table:formula="of:=(       (    (COS([.$B6])     -      SQRT([.AF$2]^2-SIN([.$B6])^2))    /     (COS([.$B6])    +     SQRT([.AF$2]^2-SIN([.$B6])^2))    )  ^2     -    [.$C6]  )^2" office:value-type="float" office:value="0.000856620164951418" calcext:value-type="float">
            <text:p>0.0008566202</text:p>
          </table:table-cell>
          <table:table-cell table:formula="of:=(       (    (COS([.$B6])     -      SQRT([.AG$2]^2-SIN([.$B6])^2))    /     (COS([.$B6])    +     SQRT([.AG$2]^2-SIN([.$B6])^2))    )  ^2     -    [.$C6]  )^2" office:value-type="float" office:value="0.000861869425283253" calcext:value-type="float">
            <text:p>0.0008618694</text:p>
          </table:table-cell>
          <table:table-cell table:formula="of:=(       (    (COS([.$B6])     -      SQRT([.AH$2]^2-SIN([.$B6])^2))    /     (COS([.$B6])    +     SQRT([.AH$2]^2-SIN([.$B6])^2))    )  ^2     -    [.$C6]  )^2" office:value-type="float" office:value="0.000867132568590188" calcext:value-type="float">
            <text:p>0.0008671326</text:p>
          </table:table-cell>
          <table:table-cell table:formula="of:=(       (    (COS([.$B6])     -      SQRT([.AI$2]^2-SIN([.$B6])^2))    /     (COS([.$B6])    +     SQRT([.AI$2]^2-SIN([.$B6])^2))    )  ^2     -    [.$C6]  )^2" office:value-type="float" office:value="0.000872409576766121" calcext:value-type="float">
            <text:p>0.0008724096</text:p>
          </table:table-cell>
          <table:table-cell table:formula="of:=(       (    (COS([.$B6])     -      SQRT([.AJ$2]^2-SIN([.$B6])^2))    /     (COS([.$B6])    +     SQRT([.AJ$2]^2-SIN([.$B6])^2))    )  ^2     -    [.$C6]  )^2" office:value-type="float" office:value="0.000877700431729708" calcext:value-type="float">
            <text:p>0.0008777004</text:p>
          </table:table-cell>
          <table:table-cell table:formula="of:=(       (    (COS([.$B6])     -      SQRT([.AK$2]^2-SIN([.$B6])^2))    /     (COS([.$B6])    +     SQRT([.AK$2]^2-SIN([.$B6])^2))    )  ^2     -    [.$C6]  )^2" office:value-type="float" office:value="0.000883005115424268" calcext:value-type="float">
            <text:p>0.0008830051</text:p>
          </table:table-cell>
          <table:table-cell table:formula="of:=(       (    (COS([.$B6])     -      SQRT([.AL$2]^2-SIN([.$B6])^2))    /     (COS([.$B6])    +     SQRT([.AL$2]^2-SIN([.$B6])^2))    )  ^2     -    [.$C6]  )^2" office:value-type="float" office:value="0.000888323609817805" calcext:value-type="float">
            <text:p>0.0008883236</text:p>
          </table:table-cell>
          <table:table-cell table:formula="of:=(       (    (COS([.$B6])     -      SQRT([.AM$2]^2-SIN([.$B6])^2))    /     (COS([.$B6])    +     SQRT([.AM$2]^2-SIN([.$B6])^2))    )  ^2     -    [.$C6]  )^2" office:value-type="float" office:value="0.000893655896902967" calcext:value-type="float">
            <text:p>0.0008936559</text:p>
          </table:table-cell>
          <table:table-cell table:formula="of:=(       (    (COS([.$B6])     -      SQRT([.AN$2]^2-SIN([.$B6])^2))    /     (COS([.$B6])    +     SQRT([.AN$2]^2-SIN([.$B6])^2))    )  ^2     -    [.$C6]  )^2" office:value-type="float" office:value="0.000899001958696963" calcext:value-type="float">
            <text:p>0.000899002</text:p>
          </table:table-cell>
          <table:table-cell table:formula="of:=(       (    (COS([.$B6])     -      SQRT([.AO$2]^2-SIN([.$B6])^2))    /     (COS([.$B6])    +     SQRT([.AO$2]^2-SIN([.$B6])^2))    )  ^2     -    [.$C6]  )^2" office:value-type="float" office:value="0.000904361777241559" calcext:value-type="float">
            <text:p>0.0009043618</text:p>
          </table:table-cell>
          <table:table-cell table:formula="of:=(       (    (COS([.$B6])     -      SQRT([.AP$2]^2-SIN([.$B6])^2))    /     (COS([.$B6])    +     SQRT([.AP$2]^2-SIN([.$B6])^2))    )  ^2     -    [.$C6]  )^2" office:value-type="float" office:value="0.000909735334603017" calcext:value-type="float">
            <text:p>0.0009097353</text:p>
          </table:table-cell>
          <table:table-cell table:formula="of:=(       (    (COS([.$B6])     -      SQRT([.AQ$2]^2-SIN([.$B6])^2))    /     (COS([.$B6])    +     SQRT([.AQ$2]^2-SIN([.$B6])^2))    )  ^2     -    [.$C6]  )^2" office:value-type="float" office:value="0.000915122612872087" calcext:value-type="float">
            <text:p>0.0009151226</text:p>
          </table:table-cell>
          <table:table-cell table:formula="of:=(       (    (COS([.$B6])     -      SQRT([.AR$2]^2-SIN([.$B6])^2))    /     (COS([.$B6])    +     SQRT([.AR$2]^2-SIN([.$B6])^2))    )  ^2     -    [.$C6]  )^2" office:value-type="float" office:value="0.000920523594163921" calcext:value-type="float">
            <text:p>0.0009205236</text:p>
          </table:table-cell>
          <table:table-cell table:formula="of:=(       (    (COS([.$B6])     -      SQRT([.AS$2]^2-SIN([.$B6])^2))    /     (COS([.$B6])    +     SQRT([.AS$2]^2-SIN([.$B6])^2))    )  ^2     -    [.$C6]  )^2" office:value-type="float" office:value="0.000925938260618088" calcext:value-type="float">
            <text:p>0.0009259383</text:p>
          </table:table-cell>
          <table:table-cell table:formula="of:=(       (    (COS([.$B6])     -      SQRT([.AT$2]^2-SIN([.$B6])^2))    /     (COS([.$B6])    +     SQRT([.AT$2]^2-SIN([.$B6])^2))    )  ^2     -    [.$C6]  )^2" office:value-type="float" office:value="0.000931366594398462" calcext:value-type="float">
            <text:p>0.0009313666</text:p>
          </table:table-cell>
          <table:table-cell table:formula="of:=(       (    (COS([.$B6])     -      SQRT([.AU$2]^2-SIN([.$B6])^2))    /     (COS([.$B6])    +     SQRT([.AU$2]^2-SIN([.$B6])^2))    )  ^2     -    [.$C6]  )^2" office:value-type="float" office:value="0.00093680857769328" calcext:value-type="float">
            <text:p>0.0009368086</text:p>
          </table:table-cell>
          <table:table-cell table:formula="of:=(       (    (COS([.$B6])     -      SQRT([.AV$2]^2-SIN([.$B6])^2))    /     (COS([.$B6])    +     SQRT([.AV$2]^2-SIN([.$B6])^2))    )  ^2     -    [.$C6]  )^2" office:value-type="float" office:value="0.000942264192715024" calcext:value-type="float">
            <text:p>0.0009422642</text:p>
          </table:table-cell>
          <table:table-cell table:formula="of:=(       (    (COS([.$B6])     -      SQRT([.AW$2]^2-SIN([.$B6])^2))    /     (COS([.$B6])    +     SQRT([.AW$2]^2-SIN([.$B6])^2))    )  ^2     -    [.$C6]  )^2" office:value-type="float" office:value="0.000947733421700402" calcext:value-type="float">
            <text:p>0.0009477334</text:p>
          </table:table-cell>
          <table:table-cell table:formula="of:=(       (    (COS([.$B6])     -      SQRT([.AX$2]^2-SIN([.$B6])^2))    /     (COS([.$B6])    +     SQRT([.AX$2]^2-SIN([.$B6])^2))    )  ^2     -    [.$C6]  )^2" office:value-type="float" office:value="0.000953216246910305" calcext:value-type="float">
            <text:p>0.0009532162</text:p>
          </table:table-cell>
          <table:table-cell table:formula="of:=(       (    (COS([.$B6])     -      SQRT([.AY$2]^2-SIN([.$B6])^2))    /     (COS([.$B6])    +     SQRT([.AY$2]^2-SIN([.$B6])^2))    )  ^2     -    [.$C6]  )^2" office:value-type="float" office:value="0.000958712650629817" calcext:value-type="float">
            <text:p>0.0009587127</text:p>
          </table:table-cell>
          <table:table-cell table:formula="of:=(       (    (COS([.$B6])     -      SQRT([.AZ$2]^2-SIN([.$B6])^2))    /     (COS([.$B6])    +     SQRT([.AZ$2]^2-SIN([.$B6])^2))    )  ^2     -    [.$C6]  )^2" office:value-type="float" office:value="0.000964222615168109" calcext:value-type="float">
            <text:p>0.0009642226</text:p>
          </table:table-cell>
          <table:table-cell table:formula="of:=(       (    (COS([.$B6])     -      SQRT([.BA$2]^2-SIN([.$B6])^2))    /     (COS([.$B6])    +     SQRT([.BA$2]^2-SIN([.$B6])^2))    )  ^2     -    [.$C6]  )^2" office:value-type="float" office:value="0.000969746122858418" calcext:value-type="float">
            <text:p>0.0009697461</text:p>
          </table:table-cell>
          <table:table-cell table:formula="of:=(       (    (COS([.$B6])     -      SQRT([.BB$2]^2-SIN([.$B6])^2))    /     (COS([.$B6])    +     SQRT([.BB$2]^2-SIN([.$B6])^2))    )  ^2     -    [.$C6]  )^2" office:value-type="float" office:value="0.000975283156058039" calcext:value-type="float">
            <text:p>0.0009752832</text:p>
          </table:table-cell>
          <table:table-cell table:formula="of:=(       (    (COS([.$B6])     -      SQRT([.BC$2]^2-SIN([.$B6])^2))    /     (COS([.$B6])    +     SQRT([.BC$2]^2-SIN([.$B6])^2))    )  ^2     -    [.$C6]  )^2" office:value-type="float" office:value="0.000980833697148271" calcext:value-type="float">
            <text:p>0.0009808337</text:p>
          </table:table-cell>
          <table:table-cell table:formula="of:=(       (    (COS([.$B6])     -      SQRT([.BD$2]^2-SIN([.$B6])^2))    /     (COS([.$B6])    +     SQRT([.BD$2]^2-SIN([.$B6])^2))    )  ^2     -    [.$C6]  )^2" office:value-type="float" office:value="0.00098639772853434" calcext:value-type="float">
            <text:p>0.0009863977</text:p>
          </table:table-cell>
          <table:table-cell table:formula="of:=(       (    (COS([.$B6])     -      SQRT([.BE$2]^2-SIN([.$B6])^2))    /     (COS([.$B6])    +     SQRT([.BE$2]^2-SIN([.$B6])^2))    )  ^2     -    [.$C6]  )^2" office:value-type="float" office:value="0.000991975232645437" calcext:value-type="float">
            <text:p>0.0009919752</text:p>
          </table:table-cell>
          <table:table-cell table:formula="of:=(       (    (COS([.$B6])     -      SQRT([.BF$2]^2-SIN([.$B6])^2))    /     (COS([.$B6])    +     SQRT([.BF$2]^2-SIN([.$B6])^2))    )  ^2     -    [.$C6]  )^2" office:value-type="float" office:value="0.000997566191934598" calcext:value-type="float">
            <text:p>0.0009975662</text:p>
          </table:table-cell>
          <table:table-cell table:formula="of:=(       (    (COS([.$B6])     -      SQRT([.BG$2]^2-SIN([.$B6])^2))    /     (COS([.$B6])    +     SQRT([.BG$2]^2-SIN([.$B6])^2))    )  ^2     -    [.$C6]  )^2" office:value-type="float" office:value="0.00100317058887874" calcext:value-type="float">
            <text:p>0.0010031706</text:p>
          </table:table-cell>
          <table:table-cell table:formula="of:=(       (    (COS([.$B6])     -      SQRT([.BH$2]^2-SIN([.$B6])^2))    /     (COS([.$B6])    +     SQRT([.BH$2]^2-SIN([.$B6])^2))    )  ^2     -    [.$C6]  )^2" office:value-type="float" office:value="0.00100878840597854" calcext:value-type="float">
            <text:p>0.0010087884</text:p>
          </table:table-cell>
          <table:table-cell table:formula="of:=(       (    (COS([.$B6])     -      SQRT([.BI$2]^2-SIN([.$B6])^2))    /     (COS([.$B6])    +     SQRT([.BI$2]^2-SIN([.$B6])^2))    )  ^2     -    [.$C6]  )^2" office:value-type="float" office:value="0.00101441962575848" calcext:value-type="float">
            <text:p>0.0010144196</text:p>
          </table:table-cell>
          <table:table-cell table:formula="of:=(       (    (COS([.$B6])     -      SQRT([.BJ$2]^2-SIN([.$B6])^2))    /     (COS([.$B6])    +     SQRT([.BJ$2]^2-SIN([.$B6])^2))    )  ^2     -    [.$C6]  )^2" office:value-type="float" office:value="0.00102006423076679" calcext:value-type="float">
            <text:p>0.0010200642</text:p>
          </table:table-cell>
          <table:table-cell table:formula="of:=(       (    (COS([.$B6])     -      SQRT([.BK$2]^2-SIN([.$B6])^2))    /     (COS([.$B6])    +     SQRT([.BK$2]^2-SIN([.$B6])^2))    )  ^2     -    [.$C6]  )^2" office:value-type="float" office:value="0.00102572220357532" calcext:value-type="float">
            <text:p>0.0010257222</text:p>
          </table:table-cell>
          <table:table-cell table:formula="of:=(       (    (COS([.$B6])     -      SQRT([.BL$2]^2-SIN([.$B6])^2))    /     (COS([.$B6])    +     SQRT([.BL$2]^2-SIN([.$B6])^2))    )  ^2     -    [.$C6]  )^2" office:value-type="float" office:value="0.00103139352677966" calcext:value-type="float">
            <text:p>0.0010313935</text:p>
          </table:table-cell>
          <table:table-cell table:formula="of:=(       (    (COS([.$B6])     -      SQRT([.BM$2]^2-SIN([.$B6])^2))    /     (COS([.$B6])    +     SQRT([.BM$2]^2-SIN([.$B6])^2))    )  ^2     -    [.$C6]  )^2" office:value-type="float" office:value="0.00103707818299896" calcext:value-type="float">
            <text:p>0.0010370782</text:p>
          </table:table-cell>
          <table:table-cell table:formula="of:=(       (    (COS([.$B6])     -      SQRT([.BN$2]^2-SIN([.$B6])^2))    /     (COS([.$B6])    +     SQRT([.BN$2]^2-SIN([.$B6])^2))    )  ^2     -    [.$C6]  )^2" office:value-type="float" office:value="0.00104277615487597" calcext:value-type="float">
            <text:p>0.0010427762</text:p>
          </table:table-cell>
          <table:table-cell table:formula="of:=(       (    (COS([.$B6])     -      SQRT([.BO$2]^2-SIN([.$B6])^2))    /     (COS([.$B6])    +     SQRT([.BO$2]^2-SIN([.$B6])^2))    )  ^2     -    [.$C6]  )^2" office:value-type="float" office:value="0.00104848742507696" calcext:value-type="float">
            <text:p>0.0010484874</text:p>
          </table:table-cell>
          <table:table-cell table:formula="of:=(       (    (COS([.$B6])     -      SQRT([.BP$2]^2-SIN([.$B6])^2))    /     (COS([.$B6])    +     SQRT([.BP$2]^2-SIN([.$B6])^2))    )  ^2     -    [.$C6]  )^2" office:value-type="float" office:value="0.00105421197629174" calcext:value-type="float">
            <text:p>0.001054212</text:p>
          </table:table-cell>
          <table:table-cell table:formula="of:=(       (    (COS([.$B6])     -      SQRT([.BQ$2]^2-SIN([.$B6])^2))    /     (COS([.$B6])    +     SQRT([.BQ$2]^2-SIN([.$B6])^2))    )  ^2     -    [.$C6]  )^2" office:value-type="float" office:value="0.00105994979123357" calcext:value-type="float">
            <text:p>0.0010599498</text:p>
          </table:table-cell>
          <table:table-cell table:formula="of:=(       (    (COS([.$B6])     -      SQRT([.BR$2]^2-SIN([.$B6])^2))    /     (COS([.$B6])    +     SQRT([.BR$2]^2-SIN([.$B6])^2))    )  ^2     -    [.$C6]  )^2" office:value-type="float" office:value="0.00106570085263912" calcext:value-type="float">
            <text:p>0.0010657009</text:p>
          </table:table-cell>
          <table:table-cell table:formula="of:=(       (    (COS([.$B6])     -      SQRT([.BS$2]^2-SIN([.$B6])^2))    /     (COS([.$B6])    +     SQRT([.BS$2]^2-SIN([.$B6])^2))    )  ^2     -    [.$C6]  )^2" office:value-type="float" office:value="0.00107146514326846" calcext:value-type="float">
            <text:p>0.0010714651</text:p>
          </table:table-cell>
          <table:table-cell table:formula="of:=(       (    (COS([.$B6])     -      SQRT([.BT$2]^2-SIN([.$B6])^2))    /     (COS([.$B6])    +     SQRT([.BT$2]^2-SIN([.$B6])^2))    )  ^2     -    [.$C6]  )^2" office:value-type="float" office:value="0.00107724264590504" calcext:value-type="float">
            <text:p>0.0010772426</text:p>
          </table:table-cell>
          <table:table-cell table:formula="of:=(       (    (COS([.$B6])     -      SQRT([.BU$2]^2-SIN([.$B6])^2))    /     (COS([.$B6])    +     SQRT([.BU$2]^2-SIN([.$B6])^2))    )  ^2     -    [.$C6]  )^2" office:value-type="float" office:value="0.00108303334335557" calcext:value-type="float">
            <text:p>0.0010830333</text:p>
          </table:table-cell>
          <table:table-cell table:formula="of:=(       (    (COS([.$B6])     -      SQRT([.BV$2]^2-SIN([.$B6])^2))    /     (COS([.$B6])    +     SQRT([.BV$2]^2-SIN([.$B6])^2))    )  ^2     -    [.$C6]  )^2" office:value-type="float" office:value="0.00108883721845011" calcext:value-type="float">
            <text:p>0.0010888372</text:p>
          </table:table-cell>
          <table:table-cell table:formula="of:=(       (    (COS([.$B6])     -      SQRT([.BW$2]^2-SIN([.$B6])^2))    /     (COS([.$B6])    +     SQRT([.BW$2]^2-SIN([.$B6])^2))    )  ^2     -    [.$C6]  )^2" office:value-type="float" office:value="0.00109465425404192" calcext:value-type="float">
            <text:p>0.0010946543</text:p>
          </table:table-cell>
          <table:table-cell table:formula="of:=(       (    (COS([.$B6])     -      SQRT([.BX$2]^2-SIN([.$B6])^2))    /     (COS([.$B6])    +     SQRT([.BX$2]^2-SIN([.$B6])^2))    )  ^2     -    [.$C6]  )^2" office:value-type="float" office:value="0.00110048443300743" calcext:value-type="float">
            <text:p>0.0011004844</text:p>
          </table:table-cell>
          <table:table-cell table:formula="of:=(       (    (COS([.$B6])     -      SQRT([.BY$2]^2-SIN([.$B6])^2))    /     (COS([.$B6])    +     SQRT([.BY$2]^2-SIN([.$B6])^2))    )  ^2     -    [.$C6]  )^2" office:value-type="float" office:value="0.00110632773824633" calcext:value-type="float">
            <text:p>0.0011063277</text:p>
          </table:table-cell>
          <table:table-cell table:formula="of:=(       (    (COS([.$B6])     -      SQRT([.BZ$2]^2-SIN([.$B6])^2))    /     (COS([.$B6])    +     SQRT([.BZ$2]^2-SIN([.$B6])^2))    )  ^2     -    [.$C6]  )^2" office:value-type="float" office:value="0.00111218415268135" calcext:value-type="float">
            <text:p>0.0011121842</text:p>
          </table:table-cell>
          <table:table-cell table:formula="of:=(       (    (COS([.$B6])     -      SQRT([.CA$2]^2-SIN([.$B6])^2))    /     (COS([.$B6])    +     SQRT([.CA$2]^2-SIN([.$B6])^2))    )  ^2     -    [.$C6]  )^2" office:value-type="float" office:value="0.00111805365925836" calcext:value-type="float">
            <text:p>0.0011180537</text:p>
          </table:table-cell>
          <table:table-cell table:formula="of:=(       (    (COS([.$B6])     -      SQRT([.CB$2]^2-SIN([.$B6])^2))    /     (COS([.$B6])    +     SQRT([.CB$2]^2-SIN([.$B6])^2))    )  ^2     -    [.$C6]  )^2" office:value-type="float" office:value="0.00112393624094629" calcext:value-type="float">
            <text:p>0.0011239362</text:p>
          </table:table-cell>
          <table:table-cell table:formula="of:=(       (    (COS([.$B6])     -      SQRT([.CC$2]^2-SIN([.$B6])^2))    /     (COS([.$B6])    +     SQRT([.CC$2]^2-SIN([.$B6])^2))    )  ^2     -    [.$C6]  )^2" office:value-type="float" office:value="0.00112983188073706" calcext:value-type="float">
            <text:p>0.0011298319</text:p>
          </table:table-cell>
          <table:table-cell table:formula="of:=(       (    (COS([.$B6])     -      SQRT([.CD$2]^2-SIN([.$B6])^2))    /     (COS([.$B6])    +     SQRT([.CD$2]^2-SIN([.$B6])^2))    )  ^2     -    [.$C6]  )^2" office:value-type="float" office:value="0.00113574056164561" calcext:value-type="float">
            <text:p>0.0011357406</text:p>
          </table:table-cell>
          <table:table-cell table:formula="of:=(       (    (COS([.$B6])     -      SQRT([.CE$2]^2-SIN([.$B6])^2))    /     (COS([.$B6])    +     SQRT([.CE$2]^2-SIN([.$B6])^2))    )  ^2     -    [.$C6]  )^2" office:value-type="float" office:value="0.00114166226670978" calcext:value-type="float">
            <text:p>0.0011416623</text:p>
          </table:table-cell>
          <table:table-cell table:formula="of:=(       (    (COS([.$B6])     -      SQRT([.CF$2]^2-SIN([.$B6])^2))    /     (COS([.$B6])    +     SQRT([.CF$2]^2-SIN([.$B6])^2))    )  ^2     -    [.$C6]  )^2" office:value-type="float" office:value="0.00114759697899036" calcext:value-type="float">
            <text:p>0.001147597</text:p>
          </table:table-cell>
          <table:table-cell table:formula="of:=(       (    (COS([.$B6])     -      SQRT([.CG$2]^2-SIN([.$B6])^2))    /     (COS([.$B6])    +     SQRT([.CG$2]^2-SIN([.$B6])^2))    )  ^2     -    [.$C6]  )^2" office:value-type="float" office:value="0.00115354468157103" calcext:value-type="float">
            <text:p>0.0011535447</text:p>
          </table:table-cell>
          <table:table-cell table:formula="of:=(       (    (COS([.$B6])     -      SQRT([.CH$2]^2-SIN([.$B6])^2))    /     (COS([.$B6])    +     SQRT([.CH$2]^2-SIN([.$B6])^2))    )  ^2     -    [.$C6]  )^2" office:value-type="float" office:value="0.00115950535755823" calcext:value-type="float">
            <text:p>0.0011595054</text:p>
          </table:table-cell>
          <table:table-cell table:formula="of:=(       (    (COS([.$B6])     -      SQRT([.CI$2]^2-SIN([.$B6])^2))    /     (COS([.$B6])    +     SQRT([.CI$2]^2-SIN([.$B6])^2))    )  ^2     -    [.$C6]  )^2" office:value-type="float" office:value="0.00116547899008127" calcext:value-type="float">
            <text:p>0.001165479</text:p>
          </table:table-cell>
          <table:table-cell table:formula="of:=(       (    (COS([.$B6])     -      SQRT([.CJ$2]^2-SIN([.$B6])^2))    /     (COS([.$B6])    +     SQRT([.CJ$2]^2-SIN([.$B6])^2))    )  ^2     -    [.$C6]  )^2" office:value-type="float" office:value="0.00117146556229222" calcext:value-type="float">
            <text:p>0.0011714656</text:p>
          </table:table-cell>
          <table:table-cell table:formula="of:=(       (    (COS([.$B6])     -      SQRT([.CK$2]^2-SIN([.$B6])^2))    /     (COS([.$B6])    +     SQRT([.CK$2]^2-SIN([.$B6])^2))    )  ^2     -    [.$C6]  )^2" office:value-type="float" office:value="0.00117746505736584" calcext:value-type="float">
            <text:p>0.0011774651</text:p>
          </table:table-cell>
          <table:table-cell table:formula="of:=(       (    (COS([.$B6])     -      SQRT([.CL$2]^2-SIN([.$B6])^2))    /     (COS([.$B6])    +     SQRT([.CL$2]^2-SIN([.$B6])^2))    )  ^2     -    [.$C6]  )^2" office:value-type="float" office:value="0.00118347745849961" calcext:value-type="float">
            <text:p>0.0011834775</text:p>
          </table:table-cell>
          <table:table-cell table:formula="of:=(       (    (COS([.$B6])     -      SQRT([.CM$2]^2-SIN([.$B6])^2))    /     (COS([.$B6])    +     SQRT([.CM$2]^2-SIN([.$B6])^2))    )  ^2     -    [.$C6]  )^2" office:value-type="float" office:value="0.00118950274891367" calcext:value-type="float">
            <text:p>0.0011895027</text:p>
          </table:table-cell>
          <table:table-cell table:formula="of:=(       (    (COS([.$B6])     -      SQRT([.CN$2]^2-SIN([.$B6])^2))    /     (COS([.$B6])    +     SQRT([.CN$2]^2-SIN([.$B6])^2))    )  ^2     -    [.$C6]  )^2" office:value-type="float" office:value="0.00119554091185076" calcext:value-type="float">
            <text:p>0.0011955409</text:p>
          </table:table-cell>
          <table:table-cell table:formula="of:=(       (    (COS([.$B6])     -      SQRT([.CO$2]^2-SIN([.$B6])^2))    /     (COS([.$B6])    +     SQRT([.CO$2]^2-SIN([.$B6])^2))    )  ^2     -    [.$C6]  )^2" office:value-type="float" office:value="0.00120159193057622" calcext:value-type="float">
            <text:p>0.0012015919</text:p>
          </table:table-cell>
          <table:table-cell table:formula="of:=(       (    (COS([.$B6])     -      SQRT([.CP$2]^2-SIN([.$B6])^2))    /     (COS([.$B6])    +     SQRT([.CP$2]^2-SIN([.$B6])^2))    )  ^2     -    [.$C6]  )^2" office:value-type="float" office:value="0.00120765578837793" calcext:value-type="float">
            <text:p>0.0012076558</text:p>
          </table:table-cell>
          <table:table-cell table:formula="of:=(       (    (COS([.$B6])     -      SQRT([.CQ$2]^2-SIN([.$B6])^2))    /     (COS([.$B6])    +     SQRT([.CQ$2]^2-SIN([.$B6])^2))    )  ^2     -    [.$C6]  )^2" office:value-type="float" office:value="0.00121373246856629" calcext:value-type="float">
            <text:p>0.0012137325</text:p>
          </table:table-cell>
          <table:table-cell table:formula="of:=(       (    (COS([.$B6])     -      SQRT([.CR$2]^2-SIN([.$B6])^2))    /     (COS([.$B6])    +     SQRT([.CR$2]^2-SIN([.$B6])^2))    )  ^2     -    [.$C6]  )^2" office:value-type="float" office:value="0.00121982195447417" calcext:value-type="float">
            <text:p>0.001219822</text:p>
          </table:table-cell>
          <table:table-cell table:formula="of:=(       (    (COS([.$B6])     -      SQRT([.CS$2]^2-SIN([.$B6])^2))    /     (COS([.$B6])    +     SQRT([.CS$2]^2-SIN([.$B6])^2))    )  ^2     -    [.$C6]  )^2" office:value-type="float" office:value="0.00122592422945687" calcext:value-type="float">
            <text:p>0.0012259242</text:p>
          </table:table-cell>
          <table:table-cell table:formula="of:=(       (    (COS([.$B6])     -      SQRT([.CT$2]^2-SIN([.$B6])^2))    /     (COS([.$B6])    +     SQRT([.CT$2]^2-SIN([.$B6])^2))    )  ^2     -    [.$C6]  )^2" office:value-type="float" office:value="0.00123203927689214" calcext:value-type="float">
            <text:p>0.0012320393</text:p>
          </table:table-cell>
          <table:table-cell table:formula="of:=(       (    (COS([.$B6])     -      SQRT([.CU$2]^2-SIN([.$B6])^2))    /     (COS([.$B6])    +     SQRT([.CU$2]^2-SIN([.$B6])^2))    )  ^2     -    [.$C6]  )^2" office:value-type="float" office:value="0.00123816708018005" calcext:value-type="float">
            <text:p>0.0012381671</text:p>
          </table:table-cell>
          <table:table-cell table:formula="of:=(       (    (COS([.$B6])     -      SQRT([.CV$2]^2-SIN([.$B6])^2))    /     (COS([.$B6])    +     SQRT([.CV$2]^2-SIN([.$B6])^2))    )  ^2     -    [.$C6]  )^2" office:value-type="float" office:value="0.00124430762274302" calcext:value-type="float">
            <text:p>0.0012443076</text:p>
          </table:table-cell>
          <table:table-cell table:formula="of:=(       (    (COS([.$B6])     -      SQRT([.CW$2]^2-SIN([.$B6])^2))    /     (COS([.$B6])    +     SQRT([.CW$2]^2-SIN([.$B6])^2))    )  ^2     -    [.$C6]  )^2" office:value-type="float" office:value="0.00125046088802579" calcext:value-type="float">
            <text:p>0.0012504609</text:p>
          </table:table-cell>
          <table:table-cell table:formula="of:=(       (    (COS([.$B6])     -      SQRT([.CX$2]^2-SIN([.$B6])^2))    /     (COS([.$B6])    +     SQRT([.CX$2]^2-SIN([.$B6])^2))    )  ^2     -    [.$C6]  )^2" office:value-type="float" office:value="0.00125662685949531" calcext:value-type="float">
            <text:p>0.0012566269</text:p>
          </table:table-cell>
          <table:table-cell table:formula="of:=(       (    (COS([.$B6])     -      SQRT([.CY$2]^2-SIN([.$B6])^2))    /     (COS([.$B6])    +     SQRT([.CY$2]^2-SIN([.$B6])^2))    )  ^2     -    [.$C6]  )^2" office:value-type="float" office:value="0.00126280552064083" calcext:value-type="float">
            <text:p>0.0012628055</text:p>
          </table:table-cell>
          <table:table-cell table:formula="of:=(       (    (COS([.$B6])     -      SQRT([.CZ$2]^2-SIN([.$B6])^2))    /     (COS([.$B6])    +     SQRT([.CZ$2]^2-SIN([.$B6])^2))    )  ^2     -    [.$C6]  )^2" office:value-type="float" office:value="0.00126899685497376" calcext:value-type="float">
            <text:p>0.0012689969</text:p>
          </table:table-cell>
          <table:table-cell table:formula="of:=(       (    (COS([.$B6])     -      SQRT([.DA$2]^2-SIN([.$B6])^2))    /     (COS([.$B6])    +     SQRT([.DA$2]^2-SIN([.$B6])^2))    )  ^2     -    [.$C6]  )^2" office:value-type="float" office:value="0.00127520084602763" calcext:value-type="float">
            <text:p>0.0012752008</text:p>
          </table:table-cell>
          <table:table-cell table:formula="of:=(       (    (COS([.$B6])     -      SQRT([.DB$2]^2-SIN([.$B6])^2))    /     (COS([.$B6])    +     SQRT([.DB$2]^2-SIN([.$B6])^2))    )  ^2     -    [.$C6]  )^2" office:value-type="float" office:value="0.00128141747735818" calcext:value-type="float">
            <text:p>0.0012814175</text:p>
          </table:table-cell>
          <table:table-cell table:formula="of:=(       (    (COS([.$B6])     -      SQRT([.DC$2]^2-SIN([.$B6])^2))    /     (COS([.$B6])    +     SQRT([.DC$2]^2-SIN([.$B6])^2))    )  ^2     -    [.$C6]  )^2" office:value-type="float" office:value="0.00128764673254313" calcext:value-type="float">
            <text:p>0.0012876467</text:p>
          </table:table-cell>
          <table:table-cell table:formula="of:=(       (    (COS([.$B6])     -      SQRT([.DD$2]^2-SIN([.$B6])^2))    /     (COS([.$B6])    +     SQRT([.DD$2]^2-SIN([.$B6])^2))    )  ^2     -    [.$C6]  )^2" office:value-type="float" office:value="0.00129388859518235" calcext:value-type="float">
            <text:p>0.0012938886</text:p>
          </table:table-cell>
          <table:table-cell table:formula="of:=(       (    (COS([.$B6])     -      SQRT([.DE$2]^2-SIN([.$B6])^2))    /     (COS([.$B6])    +     SQRT([.DE$2]^2-SIN([.$B6])^2))    )  ^2     -    [.$C6]  )^2" office:value-type="float" office:value="0.0013001430488977" calcext:value-type="float">
            <text:p>0.001300143</text:p>
          </table:table-cell>
          <table:table-cell table:formula="of:=(       (    (COS([.$B6])     -      SQRT([.DF$2]^2-SIN([.$B6])^2))    /     (COS([.$B6])    +     SQRT([.DF$2]^2-SIN([.$B6])^2))    )  ^2     -    [.$C6]  )^2" office:value-type="float" office:value="0.00130641007733297" calcext:value-type="float">
            <text:p>0.0013064101</text:p>
          </table:table-cell>
          <table:table-cell table:formula="of:=(       (    (COS([.$B6])     -      SQRT([.DG$2]^2-SIN([.$B6])^2))    /     (COS([.$B6])    +     SQRT([.DG$2]^2-SIN([.$B6])^2))    )  ^2     -    [.$C6]  )^2" office:value-type="float" office:value="0.00131268966415396" calcext:value-type="float">
            <text:p>0.0013126897</text:p>
          </table:table-cell>
          <table:table-cell table:formula="of:=(       (    (COS([.$B6])     -      SQRT([.DH$2]^2-SIN([.$B6])^2))    /     (COS([.$B6])    +     SQRT([.DH$2]^2-SIN([.$B6])^2))    )  ^2     -    [.$C6]  )^2" office:value-type="float" office:value="0.00131898179304838" calcext:value-type="float">
            <text:p>0.0013189818</text:p>
          </table:table-cell>
          <table:table-cell table:formula="of:=(       (    (COS([.$B6])     -      SQRT([.DI$2]^2-SIN([.$B6])^2))    /     (COS([.$B6])    +     SQRT([.DI$2]^2-SIN([.$B6])^2))    )  ^2     -    [.$C6]  )^2" office:value-type="float" office:value="0.00132528644772577" calcext:value-type="float">
            <text:p>0.0013252864</text:p>
          </table:table-cell>
          <table:table-cell table:formula="of:=(       (    (COS([.$B6])     -      SQRT([.DJ$2]^2-SIN([.$B6])^2))    /     (COS([.$B6])    +     SQRT([.DJ$2]^2-SIN([.$B6])^2))    )  ^2     -    [.$C6]  )^2" office:value-type="float" office:value="0.00133160361191758" calcext:value-type="float">
            <text:p>0.0013316036</text:p>
          </table:table-cell>
          <table:table-cell table:formula="of:=(       (    (COS([.$B6])     -      SQRT([.DK$2]^2-SIN([.$B6])^2))    /     (COS([.$B6])    +     SQRT([.DK$2]^2-SIN([.$B6])^2))    )  ^2     -    [.$C6]  )^2" office:value-type="float" office:value="0.00133793326937702" calcext:value-type="float">
            <text:p>0.0013379333</text:p>
          </table:table-cell>
          <table:table-cell table:formula="of:=(       (    (COS([.$B6])     -      SQRT([.DL$2]^2-SIN([.$B6])^2))    /     (COS([.$B6])    +     SQRT([.DL$2]^2-SIN([.$B6])^2))    )  ^2     -    [.$C6]  )^2" office:value-type="float" office:value="0.00134427540387911" calcext:value-type="float">
            <text:p>0.0013442754</text:p>
          </table:table-cell>
          <table:table-cell table:formula="of:=(       (    (COS([.$B6])     -      SQRT([.DM$2]^2-SIN([.$B6])^2))    /     (COS([.$B6])    +     SQRT([.DM$2]^2-SIN([.$B6])^2))    )  ^2     -    [.$C6]  )^2" office:value-type="float" office:value="0.00135062999922058" calcext:value-type="float">
            <text:p>0.00135063</text:p>
          </table:table-cell>
          <table:table-cell table:formula="of:=(       (    (COS([.$B6])     -      SQRT([.DN$2]^2-SIN([.$B6])^2))    /     (COS([.$B6])    +     SQRT([.DN$2]^2-SIN([.$B6])^2))    )  ^2     -    [.$C6]  )^2" office:value-type="float" office:value="0.0013569970392199" calcext:value-type="float">
            <text:p>0.001356997</text:p>
          </table:table-cell>
          <table:table-cell table:formula="of:=(       (    (COS([.$B6])     -      SQRT([.DO$2]^2-SIN([.$B6])^2))    /     (COS([.$B6])    +     SQRT([.DO$2]^2-SIN([.$B6])^2))    )  ^2     -    [.$C6]  )^2" office:value-type="float" office:value="0.00136337650771718" calcext:value-type="float">
            <text:p>0.0013633765</text:p>
          </table:table-cell>
          <table:table-cell table:formula="of:=(       (    (COS([.$B6])     -      SQRT([.DP$2]^2-SIN([.$B6])^2))    /     (COS([.$B6])    +     SQRT([.DP$2]^2-SIN([.$B6])^2))    )  ^2     -    [.$C6]  )^2" office:value-type="float" office:value="0.00136976838857419" calcext:value-type="float">
            <text:p>0.0013697684</text:p>
          </table:table-cell>
          <table:table-cell table:formula="of:=(       (    (COS([.$B6])     -      SQRT([.DQ$2]^2-SIN([.$B6])^2))    /     (COS([.$B6])    +     SQRT([.DQ$2]^2-SIN([.$B6])^2))    )  ^2     -    [.$C6]  )^2" office:value-type="float" office:value="0.00137617266567431" calcext:value-type="float">
            <text:p>0.0013761727</text:p>
          </table:table-cell>
          <table:table-cell table:formula="of:=(       (    (COS([.$B6])     -      SQRT([.DR$2]^2-SIN([.$B6])^2))    /     (COS([.$B6])    +     SQRT([.DR$2]^2-SIN([.$B6])^2))    )  ^2     -    [.$C6]  )^2" office:value-type="float" office:value="0.00138258932292247" calcext:value-type="float">
            <text:p>0.0013825893</text:p>
          </table:table-cell>
          <table:table-cell table:formula="of:=(       (    (COS([.$B6])     -      SQRT([.DS$2]^2-SIN([.$B6])^2))    /     (COS([.$B6])    +     SQRT([.DS$2]^2-SIN([.$B6])^2))    )  ^2     -    [.$C6]  )^2" office:value-type="float" office:value="0.00138901834424513" calcext:value-type="float">
            <text:p>0.0013890183</text:p>
          </table:table-cell>
          <table:table-cell table:formula="of:=(       (    (COS([.$B6])     -      SQRT([.DT$2]^2-SIN([.$B6])^2))    /     (COS([.$B6])    +     SQRT([.DT$2]^2-SIN([.$B6])^2))    )  ^2     -    [.$C6]  )^2" office:value-type="float" office:value="0.00139545971359031" calcext:value-type="float">
            <text:p>0.0013954597</text:p>
          </table:table-cell>
          <table:table-cell table:formula="of:=(       (    (COS([.$B6])     -      SQRT([.DU$2]^2-SIN([.$B6])^2))    /     (COS([.$B6])    +     SQRT([.DU$2]^2-SIN([.$B6])^2))    )  ^2     -    [.$C6]  )^2" office:value-type="float" office:value="0.00140191341492745" calcext:value-type="float">
            <text:p>0.0014019134</text:p>
          </table:table-cell>
          <table:table-cell table:formula="of:=(       (    (COS([.$B6])     -      SQRT([.DV$2]^2-SIN([.$B6])^2))    /     (COS([.$B6])    +     SQRT([.DV$2]^2-SIN([.$B6])^2))    )  ^2     -    [.$C6]  )^2" office:value-type="float" office:value="0.0014083794322474" calcext:value-type="float">
            <text:p>0.0014083794</text:p>
          </table:table-cell>
          <table:table-cell table:formula="of:=(       (    (COS([.$B6])     -      SQRT([.DW$2]^2-SIN([.$B6])^2))    /     (COS([.$B6])    +     SQRT([.DW$2]^2-SIN([.$B6])^2))    )  ^2     -    [.$C6]  )^2" office:value-type="float" office:value="0.00141485774956247" calcext:value-type="float">
            <text:p>0.0014148577</text:p>
          </table:table-cell>
          <table:table-cell table:formula="of:=(       (    (COS([.$B6])     -      SQRT([.DX$2]^2-SIN([.$B6])^2))    /     (COS([.$B6])    +     SQRT([.DX$2]^2-SIN([.$B6])^2))    )  ^2     -    [.$C6]  )^2" office:value-type="float" office:value="0.00142134835090631" calcext:value-type="float">
            <text:p>0.0014213484</text:p>
          </table:table-cell>
          <table:table-cell table:formula="of:=(       (    (COS([.$B6])     -      SQRT([.DY$2]^2-SIN([.$B6])^2))    /     (COS([.$B6])    +     SQRT([.DY$2]^2-SIN([.$B6])^2))    )  ^2     -    [.$C6]  )^2" office:value-type="float" office:value="0.0014278512203339" calcext:value-type="float">
            <text:p>0.0014278512</text:p>
          </table:table-cell>
          <table:table-cell table:formula="of:=(       (    (COS([.$B6])     -      SQRT([.DZ$2]^2-SIN([.$B6])^2))    /     (COS([.$B6])    +     SQRT([.DZ$2]^2-SIN([.$B6])^2))    )  ^2     -    [.$C6]  )^2" office:value-type="float" office:value="0.00143436634192154" calcext:value-type="float">
            <text:p>0.0014343663</text:p>
          </table:table-cell>
          <table:table-cell table:formula="of:=(       (    (COS([.$B6])     -      SQRT([.EA$2]^2-SIN([.$B6])^2))    /     (COS([.$B6])    +     SQRT([.EA$2]^2-SIN([.$B6])^2))    )  ^2     -    [.$C6]  )^2" office:value-type="float" office:value="0.00144089369976679" calcext:value-type="float">
            <text:p>0.0014408937</text:p>
          </table:table-cell>
          <table:table-cell table:formula="of:=(       (    (COS([.$B6])     -      SQRT([.EB$2]^2-SIN([.$B6])^2))    /     (COS([.$B6])    +     SQRT([.EB$2]^2-SIN([.$B6])^2))    )  ^2     -    [.$C6]  )^2" office:value-type="float" office:value="0.0014474332779884" calcext:value-type="float">
            <text:p>0.0014474333</text:p>
          </table:table-cell>
          <table:table-cell table:formula="of:=(       (    (COS([.$B6])     -      SQRT([.EC$2]^2-SIN([.$B6])^2))    /     (COS([.$B6])    +     SQRT([.EC$2]^2-SIN([.$B6])^2))    )  ^2     -    [.$C6]  )^2" office:value-type="float" office:value="0.0014539850607264" calcext:value-type="float">
            <text:p>0.0014539851</text:p>
          </table:table-cell>
          <table:table-cell table:formula="of:=(       (    (COS([.$B6])     -      SQRT([.ED$2]^2-SIN([.$B6])^2))    /     (COS([.$B6])    +     SQRT([.ED$2]^2-SIN([.$B6])^2))    )  ^2     -    [.$C6]  )^2" office:value-type="float" office:value="0.00146054903214193" calcext:value-type="float">
            <text:p>0.001460549</text:p>
          </table:table-cell>
          <table:table-cell table:formula="of:=(       (    (COS([.$B6])     -      SQRT([.EE$2]^2-SIN([.$B6])^2))    /     (COS([.$B6])    +     SQRT([.EE$2]^2-SIN([.$B6])^2))    )  ^2     -    [.$C6]  )^2" office:value-type="float" office:value="0.00146712517641727" calcext:value-type="float">
            <text:p>0.0014671252</text:p>
          </table:table-cell>
          <table:table-cell table:formula="of:=(       (    (COS([.$B6])     -      SQRT([.EF$2]^2-SIN([.$B6])^2))    /     (COS([.$B6])    +     SQRT([.EF$2]^2-SIN([.$B6])^2))    )  ^2     -    [.$C6]  )^2" office:value-type="float" office:value="0.00147371347775582" calcext:value-type="float">
            <text:p>0.0014737135</text:p>
          </table:table-cell>
          <table:table-cell table:formula="of:=(       (    (COS([.$B6])     -      SQRT([.EG$2]^2-SIN([.$B6])^2))    /     (COS([.$B6])    +     SQRT([.EG$2]^2-SIN([.$B6])^2))    )  ^2     -    [.$C6]  )^2" office:value-type="float" office:value="0.00148031392038204" calcext:value-type="float">
            <text:p>0.0014803139</text:p>
          </table:table-cell>
          <table:table-cell table:formula="of:=(       (    (COS([.$B6])     -      SQRT([.EH$2]^2-SIN([.$B6])^2))    /     (COS([.$B6])    +     SQRT([.EH$2]^2-SIN([.$B6])^2))    )  ^2     -    [.$C6]  )^2" office:value-type="float" office:value="0.00148692648854141" calcext:value-type="float">
            <text:p>0.0014869265</text:p>
          </table:table-cell>
          <table:table-cell table:formula="of:=(       (    (COS([.$B6])     -      SQRT([.EI$2]^2-SIN([.$B6])^2))    /     (COS([.$B6])    +     SQRT([.EI$2]^2-SIN([.$B6])^2))    )  ^2     -    [.$C6]  )^2" office:value-type="float" office:value="0.00149355116650042" calcext:value-type="float">
            <text:p>0.0014935512</text:p>
          </table:table-cell>
          <table:table-cell table:formula="of:=(       (    (COS([.$B6])     -      SQRT([.EJ$2]^2-SIN([.$B6])^2))    /     (COS([.$B6])    +     SQRT([.EJ$2]^2-SIN([.$B6])^2))    )  ^2     -    [.$C6]  )^2" office:value-type="float" office:value="0.00150018793854656" calcext:value-type="float">
            <text:p>0.0015001879</text:p>
          </table:table-cell>
          <table:table-cell table:formula="of:=(       (    (COS([.$B6])     -      SQRT([.EK$2]^2-SIN([.$B6])^2))    /     (COS([.$B6])    +     SQRT([.EK$2]^2-SIN([.$B6])^2))    )  ^2     -    [.$C6]  )^2" office:value-type="float" office:value="0.0015068367889882" calcext:value-type="float">
            <text:p>0.0015068368</text:p>
          </table:table-cell>
          <table:table-cell table:formula="of:=(       (    (COS([.$B6])     -      SQRT([.EL$2]^2-SIN([.$B6])^2))    /     (COS([.$B6])    +     SQRT([.EL$2]^2-SIN([.$B6])^2))    )  ^2     -    [.$C6]  )^2" office:value-type="float" office:value="0.00151349770215463" calcext:value-type="float">
            <text:p>0.0015134977</text:p>
          </table:table-cell>
          <table:table-cell table:formula="of:=(       (    (COS([.$B6])     -      SQRT([.EM$2]^2-SIN([.$B6])^2))    /     (COS([.$B6])    +     SQRT([.EM$2]^2-SIN([.$B6])^2))    )  ^2     -    [.$C6]  )^2" office:value-type="float" office:value="0.00152017066239606" calcext:value-type="float">
            <text:p>0.0015201707</text:p>
          </table:table-cell>
          <table:table-cell table:formula="of:=(       (    (COS([.$B6])     -      SQRT([.EN$2]^2-SIN([.$B6])^2))    /     (COS([.$B6])    +     SQRT([.EN$2]^2-SIN([.$B6])^2))    )  ^2     -    [.$C6]  )^2" office:value-type="float" office:value="0.00152685565408348" calcext:value-type="float">
            <text:p>0.0015268557</text:p>
          </table:table-cell>
          <table:table-cell table:formula="of:=(       (    (COS([.$B6])     -      SQRT([.EO$2]^2-SIN([.$B6])^2))    /     (COS([.$B6])    +     SQRT([.EO$2]^2-SIN([.$B6])^2))    )  ^2     -    [.$C6]  )^2" office:value-type="float" office:value="0.00153355266160867" calcext:value-type="float">
            <text:p>0.0015335527</text:p>
          </table:table-cell>
          <table:table-cell table:formula="of:=(       (    (COS([.$B6])     -      SQRT([.EP$2]^2-SIN([.$B6])^2))    /     (COS([.$B6])    +     SQRT([.EP$2]^2-SIN([.$B6])^2))    )  ^2     -    [.$C6]  )^2" office:value-type="float" office:value="0.00154026166938425" calcext:value-type="float">
            <text:p>0.0015402617</text:p>
          </table:table-cell>
          <table:table-cell table:formula="of:=(       (    (COS([.$B6])     -      SQRT([.EQ$2]^2-SIN([.$B6])^2))    /     (COS([.$B6])    +     SQRT([.EQ$2]^2-SIN([.$B6])^2))    )  ^2     -    [.$C6]  )^2" office:value-type="float" office:value="0.00154698266184355" calcext:value-type="float">
            <text:p>0.0015469827</text:p>
          </table:table-cell>
          <table:table-cell table:formula="of:=(       (    (COS([.$B6])     -      SQRT([.ER$2]^2-SIN([.$B6])^2))    /     (COS([.$B6])    +     SQRT([.ER$2]^2-SIN([.$B6])^2))    )  ^2     -    [.$C6]  )^2" office:value-type="float" office:value="0.00155371562344056" calcext:value-type="float">
            <text:p>0.0015537156</text:p>
          </table:table-cell>
          <table:table-cell table:formula="of:=(       (    (COS([.$B6])     -      SQRT([.ES$2]^2-SIN([.$B6])^2))    /     (COS([.$B6])    +     SQRT([.ES$2]^2-SIN([.$B6])^2))    )  ^2     -    [.$C6]  )^2" office:value-type="float" office:value="0.00156046053865003" calcext:value-type="float">
            <text:p>0.0015604605</text:p>
          </table:table-cell>
          <table:table-cell table:formula="of:=(       (    (COS([.$B6])     -      SQRT([.ET$2]^2-SIN([.$B6])^2))    /     (COS([.$B6])    +     SQRT([.ET$2]^2-SIN([.$B6])^2))    )  ^2     -    [.$C6]  )^2" office:value-type="float" office:value="0.0015672173919673" calcext:value-type="float">
            <text:p>0.0015672174</text:p>
          </table:table-cell>
          <table:table-cell table:formula="of:=(       (    (COS([.$B6])     -      SQRT([.EU$2]^2-SIN([.$B6])^2))    /     (COS([.$B6])    +     SQRT([.EU$2]^2-SIN([.$B6])^2))    )  ^2     -    [.$C6]  )^2" office:value-type="float" office:value="0.00157398616790831" calcext:value-type="float">
            <text:p>0.0015739862</text:p>
          </table:table-cell>
          <table:table-cell table:formula="of:=(       (    (COS([.$B6])     -      SQRT([.EV$2]^2-SIN([.$B6])^2))    /     (COS([.$B6])    +     SQRT([.EV$2]^2-SIN([.$B6])^2))    )  ^2     -    [.$C6]  )^2" office:value-type="float" office:value="0.00158076685100961" calcext:value-type="float">
            <text:p>0.0015807669</text:p>
          </table:table-cell>
          <table:table-cell table:formula="of:=(       (    (COS([.$B6])     -      SQRT([.EW$2]^2-SIN([.$B6])^2))    /     (COS([.$B6])    +     SQRT([.EW$2]^2-SIN([.$B6])^2))    )  ^2     -    [.$C6]  )^2" office:value-type="float" office:value="0.00158755942582828" calcext:value-type="float">
            <text:p>0.0015875594</text:p>
          </table:table-cell>
          <table:table-cell table:formula="of:=(       (    (COS([.$B6])     -      SQRT([.EX$2]^2-SIN([.$B6])^2))    /     (COS([.$B6])    +     SQRT([.EX$2]^2-SIN([.$B6])^2))    )  ^2     -    [.$C6]  )^2" office:value-type="float" office:value="0.00159436387694192" calcext:value-type="float">
            <text:p>0.0015943639</text:p>
          </table:table-cell>
          <table:table-cell table:formula="of:=(       (    (COS([.$B6])     -      SQRT([.EY$2]^2-SIN([.$B6])^2))    /     (COS([.$B6])    +     SQRT([.EY$2]^2-SIN([.$B6])^2))    )  ^2     -    [.$C6]  )^2" office:value-type="float" office:value="0.00160118018894861" calcext:value-type="float">
            <text:p>0.0016011802</text:p>
          </table:table-cell>
          <table:table-cell table:formula="of:=(       (    (COS([.$B6])     -      SQRT([.EZ$2]^2-SIN([.$B6])^2))    /     (COS([.$B6])    +     SQRT([.EZ$2]^2-SIN([.$B6])^2))    )  ^2     -    [.$C6]  )^2" office:value-type="float" office:value="0.00160800834646687" calcext:value-type="float">
            <text:p>0.0016080083</text:p>
          </table:table-cell>
          <table:table-cell table:formula="of:=(       (    (COS([.$B6])     -      SQRT([.FA$2]^2-SIN([.$B6])^2))    /     (COS([.$B6])    +     SQRT([.FA$2]^2-SIN([.$B6])^2))    )  ^2     -    [.$C6]  )^2" office:value-type="float" office:value="0.00161484833413566" calcext:value-type="float">
            <text:p>0.0016148483</text:p>
          </table:table-cell>
          <table:table-cell table:formula="of:=(       (    (COS([.$B6])     -      SQRT([.FB$2]^2-SIN([.$B6])^2))    /     (COS([.$B6])    +     SQRT([.FB$2]^2-SIN([.$B6])^2))    )  ^2     -    [.$C6]  )^2" office:value-type="float" office:value="0.0016217001366143" calcext:value-type="float">
            <text:p>0.0016217001</text:p>
          </table:table-cell>
          <table:table-cell table:formula="of:=(       (    (COS([.$B6])     -      SQRT([.FC$2]^2-SIN([.$B6])^2))    /     (COS([.$B6])    +     SQRT([.FC$2]^2-SIN([.$B6])^2))    )  ^2     -    [.$C6]  )^2" office:value-type="float" office:value="0.00162856373858249" calcext:value-type="float">
            <text:p>0.0016285637</text:p>
          </table:table-cell>
          <table:table-cell table:formula="of:=(       (    (COS([.$B6])     -      SQRT([.FD$2]^2-SIN([.$B6])^2))    /     (COS([.$B6])    +     SQRT([.FD$2]^2-SIN([.$B6])^2))    )  ^2     -    [.$C6]  )^2" office:value-type="float" office:value="0.00163543912474022" calcext:value-type="float">
            <text:p>0.0016354391</text:p>
          </table:table-cell>
          <table:table-cell table:formula="of:=(       (    (COS([.$B6])     -      SQRT([.FE$2]^2-SIN([.$B6])^2))    /     (COS([.$B6])    +     SQRT([.FE$2]^2-SIN([.$B6])^2))    )  ^2     -    [.$C6]  )^2" office:value-type="float" office:value="0.0016423262798078" calcext:value-type="float">
            <text:p>0.0016423263</text:p>
          </table:table-cell>
          <table:table-cell table:formula="of:=(       (    (COS([.$B6])     -      SQRT([.FF$2]^2-SIN([.$B6])^2))    /     (COS([.$B6])    +     SQRT([.FF$2]^2-SIN([.$B6])^2))    )  ^2     -    [.$C6]  )^2" office:value-type="float" office:value="0.00164922518852583" calcext:value-type="float">
            <text:p>0.0016492252</text:p>
          </table:table-cell>
          <table:table-cell table:formula="of:=(       (    (COS([.$B6])     -      SQRT([.FG$2]^2-SIN([.$B6])^2))    /     (COS([.$B6])    +     SQRT([.FG$2]^2-SIN([.$B6])^2))    )  ^2     -    [.$C6]  )^2" office:value-type="float" office:value="0.00165613583565503" calcext:value-type="float">
            <text:p>0.0016561358</text:p>
          </table:table-cell>
          <table:table-cell table:formula="of:=(       (    (COS([.$B6])     -      SQRT([.FH$2]^2-SIN([.$B6])^2))    /     (COS([.$B6])    +     SQRT([.FH$2]^2-SIN([.$B6])^2))    )  ^2     -    [.$C6]  )^2" office:value-type="float" office:value="0.00166305820597642" calcext:value-type="float">
            <text:p>0.0016630582</text:p>
          </table:table-cell>
          <table:table-cell table:formula="of:=(       (    (COS([.$B6])     -      SQRT([.FI$2]^2-SIN([.$B6])^2))    /     (COS([.$B6])    +     SQRT([.FI$2]^2-SIN([.$B6])^2))    )  ^2     -    [.$C6]  )^2" office:value-type="float" office:value="0.00166999228429115" calcext:value-type="float">
            <text:p>0.0016699923</text:p>
          </table:table-cell>
          <table:table-cell table:formula="of:=(       (    (COS([.$B6])     -      SQRT([.FJ$2]^2-SIN([.$B6])^2))    /     (COS([.$B6])    +     SQRT([.FJ$2]^2-SIN([.$B6])^2))    )  ^2     -    [.$C6]  )^2" office:value-type="float" office:value="0.0016769380554205" calcext:value-type="float">
            <text:p>0.0016769381</text:p>
          </table:table-cell>
          <table:table-cell table:formula="of:=(       (    (COS([.$B6])     -      SQRT([.FK$2]^2-SIN([.$B6])^2))    /     (COS([.$B6])    +     SQRT([.FK$2]^2-SIN([.$B6])^2))    )  ^2     -    [.$C6]  )^2" office:value-type="float" office:value="0.00168389550420585" calcext:value-type="float">
            <text:p>0.0016838955</text:p>
          </table:table-cell>
          <table:table-cell table:formula="of:=(       (    (COS([.$B6])     -      SQRT([.FL$2]^2-SIN([.$B6])^2))    /     (COS([.$B6])    +     SQRT([.FL$2]^2-SIN([.$B6])^2))    )  ^2     -    [.$C6]  )^2" office:value-type="float" office:value="0.00169086461550866" calcext:value-type="float">
            <text:p>0.0016908646</text:p>
          </table:table-cell>
          <table:table-cell table:formula="of:=(       (    (COS([.$B6])     -      SQRT([.FM$2]^2-SIN([.$B6])^2))    /     (COS([.$B6])    +     SQRT([.FM$2]^2-SIN([.$B6])^2))    )  ^2     -    [.$C6]  )^2" office:value-type="float" office:value="0.00169784537421041" calcext:value-type="float">
            <text:p>0.0016978454</text:p>
          </table:table-cell>
          <table:table-cell table:formula="of:=(       (    (COS([.$B6])     -      SQRT([.FN$2]^2-SIN([.$B6])^2))    /     (COS([.$B6])    +     SQRT([.FN$2]^2-SIN([.$B6])^2))    )  ^2     -    [.$C6]  )^2" office:value-type="float" office:value="0.00170483776521262" calcext:value-type="float">
            <text:p>0.0017048378</text:p>
          </table:table-cell>
          <table:table-cell table:formula="of:=(       (    (COS([.$B6])     -      SQRT([.FO$2]^2-SIN([.$B6])^2))    /     (COS([.$B6])    +     SQRT([.FO$2]^2-SIN([.$B6])^2))    )  ^2     -    [.$C6]  )^2" office:value-type="float" office:value="0.00171184177343678" calcext:value-type="float">
            <text:p>0.0017118418</text:p>
          </table:table-cell>
          <table:table-cell table:formula="of:=(       (    (COS([.$B6])     -      SQRT([.FP$2]^2-SIN([.$B6])^2))    /     (COS([.$B6])    +     SQRT([.FP$2]^2-SIN([.$B6])^2))    )  ^2     -    [.$C6]  )^2" office:value-type="float" office:value="0.00171885738382429" calcext:value-type="float">
            <text:p>0.0017188574</text:p>
          </table:table-cell>
          <table:table-cell table:formula="of:=(       (    (COS([.$B6])     -      SQRT([.FQ$2]^2-SIN([.$B6])^2))    /     (COS([.$B6])    +     SQRT([.FQ$2]^2-SIN([.$B6])^2))    )  ^2     -    [.$C6]  )^2" office:value-type="float" office:value="0.00172588458133652" calcext:value-type="float">
            <text:p>0.0017258846</text:p>
          </table:table-cell>
          <table:table-cell table:formula="of:=(       (    (COS([.$B6])     -      SQRT([.FR$2]^2-SIN([.$B6])^2))    /     (COS([.$B6])    +     SQRT([.FR$2]^2-SIN([.$B6])^2))    )  ^2     -    [.$C6]  )^2" office:value-type="float" office:value="0.00173292335095468" calcext:value-type="float">
            <text:p>0.0017329234</text:p>
          </table:table-cell>
          <table:table-cell table:formula="of:=(       (    (COS([.$B6])     -      SQRT([.FS$2]^2-SIN([.$B6])^2))    /     (COS([.$B6])    +     SQRT([.FS$2]^2-SIN([.$B6])^2))    )  ^2     -    [.$C6]  )^2" office:value-type="float" office:value="0.00173997367767984" calcext:value-type="float">
            <text:p>0.0017399737</text:p>
          </table:table-cell>
          <table:table-cell table:formula="of:=(       (    (COS([.$B6])     -      SQRT([.FT$2]^2-SIN([.$B6])^2))    /     (COS([.$B6])    +     SQRT([.FT$2]^2-SIN([.$B6])^2))    )  ^2     -    [.$C6]  )^2" office:value-type="float" office:value="0.00174703554653291" calcext:value-type="float">
            <text:p>0.0017470355</text:p>
          </table:table-cell>
          <table:table-cell table:formula="of:=(       (    (COS([.$B6])     -      SQRT([.FU$2]^2-SIN([.$B6])^2))    /     (COS([.$B6])    +     SQRT([.FU$2]^2-SIN([.$B6])^2))    )  ^2     -    [.$C6]  )^2" office:value-type="float" office:value="0.0017541089425546" calcext:value-type="float">
            <text:p>0.0017541089</text:p>
          </table:table-cell>
          <table:table-cell table:formula="of:=(       (    (COS([.$B6])     -      SQRT([.FV$2]^2-SIN([.$B6])^2))    /     (COS([.$B6])    +     SQRT([.FV$2]^2-SIN([.$B6])^2))    )  ^2     -    [.$C6]  )^2" office:value-type="float" office:value="0.00176119385080538" calcext:value-type="float">
            <text:p>0.0017611939</text:p>
          </table:table-cell>
          <table:table-cell table:formula="of:=(       (    (COS([.$B6])     -      SQRT([.FW$2]^2-SIN([.$B6])^2))    /     (COS([.$B6])    +     SQRT([.FW$2]^2-SIN([.$B6])^2))    )  ^2     -    [.$C6]  )^2" office:value-type="float" office:value="0.00176829025636539" calcext:value-type="float">
            <text:p>0.0017682903</text:p>
          </table:table-cell>
          <table:table-cell table:formula="of:=(       (    (COS([.$B6])     -      SQRT([.FX$2]^2-SIN([.$B6])^2))    /     (COS([.$B6])    +     SQRT([.FX$2]^2-SIN([.$B6])^2))    )  ^2     -    [.$C6]  )^2" office:value-type="float" office:value="0.00177539814433455" calcext:value-type="float">
            <text:p>0.0017753981</text:p>
          </table:table-cell>
          <table:table-cell table:formula="of:=(       (    (COS([.$B6])     -      SQRT([.FY$2]^2-SIN([.$B6])^2))    /     (COS([.$B6])    +     SQRT([.FY$2]^2-SIN([.$B6])^2))    )  ^2     -    [.$C6]  )^2" office:value-type="float" office:value="0.00178251749983239" calcext:value-type="float">
            <text:p>0.0017825175</text:p>
          </table:table-cell>
          <table:table-cell table:formula="of:=(       (    (COS([.$B6])     -      SQRT([.FZ$2]^2-SIN([.$B6])^2))    /     (COS([.$B6])    +     SQRT([.FZ$2]^2-SIN([.$B6])^2))    )  ^2     -    [.$C6]  )^2" office:value-type="float" office:value="0.00178964830799815" calcext:value-type="float">
            <text:p>0.0017896483</text:p>
          </table:table-cell>
          <table:table-cell table:formula="of:=(       (    (COS([.$B6])     -      SQRT([.GA$2]^2-SIN([.$B6])^2))    /     (COS([.$B6])    +     SQRT([.GA$2]^2-SIN([.$B6])^2))    )  ^2     -    [.$C6]  )^2" office:value-type="float" office:value="0.0017967905539906" calcext:value-type="float">
            <text:p>0.0017967906</text:p>
          </table:table-cell>
          <table:table-cell table:formula="of:=(       (    (COS([.$B6])     -      SQRT([.GB$2]^2-SIN([.$B6])^2))    /     (COS([.$B6])    +     SQRT([.GB$2]^2-SIN([.$B6])^2))    )  ^2     -    [.$C6]  )^2" office:value-type="float" office:value="0.00180394422298812" calcext:value-type="float">
            <text:p>0.0018039442</text:p>
          </table:table-cell>
          <table:table-cell table:formula="of:=(       (    (COS([.$B6])     -      SQRT([.GC$2]^2-SIN([.$B6])^2))    /     (COS([.$B6])    +     SQRT([.GC$2]^2-SIN([.$B6])^2))    )  ^2     -    [.$C6]  )^2" office:value-type="float" office:value="0.00181110930018865" calcext:value-type="float">
            <text:p>0.0018111093</text:p>
          </table:table-cell>
          <table:table-cell table:formula="of:=(       (    (COS([.$B6])     -      SQRT([.GD$2]^2-SIN([.$B6])^2))    /     (COS([.$B6])    +     SQRT([.GD$2]^2-SIN([.$B6])^2))    )  ^2     -    [.$C6]  )^2" office:value-type="float" office:value="0.00181828577080965" calcext:value-type="float">
            <text:p>0.0018182858</text:p>
          </table:table-cell>
          <table:table-cell table:formula="of:=(       (    (COS([.$B6])     -      SQRT([.GE$2]^2-SIN([.$B6])^2))    /     (COS([.$B6])    +     SQRT([.GE$2]^2-SIN([.$B6])^2))    )  ^2     -    [.$C6]  )^2" office:value-type="float" office:value="0.00182547362008803" calcext:value-type="float">
            <text:p>0.0018254736</text:p>
          </table:table-cell>
          <table:table-cell table:formula="of:=(       (    (COS([.$B6])     -      SQRT([.GF$2]^2-SIN([.$B6])^2))    /     (COS([.$B6])    +     SQRT([.GF$2]^2-SIN([.$B6])^2))    )  ^2     -    [.$C6]  )^2" office:value-type="float" office:value="0.00183267283328022" calcext:value-type="float">
            <text:p>0.0018326728</text:p>
          </table:table-cell>
          <table:table-cell table:formula="of:=(       (    (COS([.$B6])     -      SQRT([.GG$2]^2-SIN([.$B6])^2))    /     (COS([.$B6])    +     SQRT([.GG$2]^2-SIN([.$B6])^2))    )  ^2     -    [.$C6]  )^2" office:value-type="float" office:value="0.001839883395662" calcext:value-type="float">
            <text:p>0.0018398834</text:p>
          </table:table-cell>
          <table:table-cell table:formula="of:=(       (    (COS([.$B6])     -      SQRT([.GH$2]^2-SIN([.$B6])^2))    /     (COS([.$B6])    +     SQRT([.GH$2]^2-SIN([.$B6])^2))    )  ^2     -    [.$C6]  )^2" office:value-type="float" office:value="0.0018471052925286" calcext:value-type="float">
            <text:p>0.0018471053</text:p>
          </table:table-cell>
          <table:table-cell table:formula="of:=(       (    (COS([.$B6])     -      SQRT([.GI$2]^2-SIN([.$B6])^2))    /     (COS([.$B6])    +     SQRT([.GI$2]^2-SIN([.$B6])^2))    )  ^2     -    [.$C6]  )^2" office:value-type="float" office:value="0.00185433850919462" calcext:value-type="float">
            <text:p>0.0018543385</text:p>
          </table:table-cell>
          <table:table-cell table:formula="of:=(       (    (COS([.$B6])     -      SQRT([.GJ$2]^2-SIN([.$B6])^2))    /     (COS([.$B6])    +     SQRT([.GJ$2]^2-SIN([.$B6])^2))    )  ^2     -    [.$C6]  )^2" office:value-type="float" office:value="0.00186158303099398" calcext:value-type="float">
            <text:p>0.001861583</text:p>
          </table:table-cell>
          <table:table-cell table:formula="of:=(       (    (COS([.$B6])     -      SQRT([.GK$2]^2-SIN([.$B6])^2))    /     (COS([.$B6])    +     SQRT([.GK$2]^2-SIN([.$B6])^2))    )  ^2     -    [.$C6]  )^2" office:value-type="float" office:value="0.00186883884327987" calcext:value-type="float">
            <text:p>0.0018688388</text:p>
          </table:table-cell>
          <table:table-cell table:formula="of:=(       (    (COS([.$B6])     -      SQRT([.GL$2]^2-SIN([.$B6])^2))    /     (COS([.$B6])    +     SQRT([.GL$2]^2-SIN([.$B6])^2))    )  ^2     -    [.$C6]  )^2" office:value-type="float" office:value="0.00187610593142485" calcext:value-type="float">
            <text:p>0.0018761059</text:p>
          </table:table-cell>
          <table:table-cell table:formula="of:=(       (    (COS([.$B6])     -      SQRT([.GM$2]^2-SIN([.$B6])^2))    /     (COS([.$B6])    +     SQRT([.GM$2]^2-SIN([.$B6])^2))    )  ^2     -    [.$C6]  )^2" office:value-type="float" office:value="0.00188338428082064" calcext:value-type="float">
            <text:p>0.0018833843</text:p>
          </table:table-cell>
          <table:table-cell table:formula="of:=(       (    (COS([.$B6])     -      SQRT([.GN$2]^2-SIN([.$B6])^2))    /     (COS([.$B6])    +     SQRT([.GN$2]^2-SIN([.$B6])^2))    )  ^2     -    [.$C6]  )^2" office:value-type="float" office:value="0.00189067387687823" calcext:value-type="float">
            <text:p>0.0018906739</text:p>
          </table:table-cell>
          <table:table-cell table:formula="of:=(       (    (COS([.$B6])     -      SQRT([.GO$2]^2-SIN([.$B6])^2))    /     (COS([.$B6])    +     SQRT([.GO$2]^2-SIN([.$B6])^2))    )  ^2     -    [.$C6]  )^2" office:value-type="float" office:value="0.00189797470502777" calcext:value-type="float">
            <text:p>0.0018979747</text:p>
          </table:table-cell>
          <table:table-cell table:formula="of:=(       (    (COS([.$B6])     -      SQRT([.GP$2]^2-SIN([.$B6])^2))    /     (COS([.$B6])    +     SQRT([.GP$2]^2-SIN([.$B6])^2))    )  ^2     -    [.$C6]  )^2" office:value-type="float" office:value="0.00190528675071859" calcext:value-type="float">
            <text:p>0.0019052868</text:p>
          </table:table-cell>
          <table:table-cell table:formula="of:=(       (    (COS([.$B6])     -      SQRT([.GQ$2]^2-SIN([.$B6])^2))    /     (COS([.$B6])    +     SQRT([.GQ$2]^2-SIN([.$B6])^2))    )  ^2     -    [.$C6]  )^2" office:value-type="float" office:value="0.00191260999941913" calcext:value-type="float">
            <text:p>0.00191261</text:p>
          </table:table-cell>
          <table:table-cell table:formula="of:=(       (    (COS([.$B6])     -      SQRT([.GR$2]^2-SIN([.$B6])^2))    /     (COS([.$B6])    +     SQRT([.GR$2]^2-SIN([.$B6])^2))    )  ^2     -    [.$C6]  )^2" office:value-type="float" office:value="0.00191994443661696" calcext:value-type="float">
            <text:p>0.0019199444</text:p>
          </table:table-cell>
          <table:table-cell table:formula="of:=(       (    (COS([.$B6])     -      SQRT([.GS$2]^2-SIN([.$B6])^2))    /     (COS([.$B6])    +     SQRT([.GS$2]^2-SIN([.$B6])^2))    )  ^2     -    [.$C6]  )^2" office:value-type="float" office:value="0.00192729004781868" calcext:value-type="float">
            <text:p>0.00192729</text:p>
          </table:table-cell>
          <table:table-cell table:formula="of:=(       (    (COS([.$B6])     -      SQRT([.GT$2]^2-SIN([.$B6])^2))    /     (COS([.$B6])    +     SQRT([.GT$2]^2-SIN([.$B6])^2))    )  ^2     -    [.$C6]  )^2" office:value-type="float" office:value="0.00193464681854994" calcext:value-type="float">
            <text:p>0.0019346468</text:p>
          </table:table-cell>
          <table:table-cell table:formula="of:=(       (    (COS([.$B6])     -      SQRT([.GU$2]^2-SIN([.$B6])^2))    /     (COS([.$B6])    +     SQRT([.GU$2]^2-SIN([.$B6])^2))    )  ^2     -    [.$C6]  )^2" office:value-type="float" office:value="0.00194201473435544" calcext:value-type="float">
            <text:p>0.0019420147</text:p>
          </table:table-cell>
          <table:table-cell table:formula="of:=(       (    (COS([.$B6])     -      SQRT([.GV$2]^2-SIN([.$B6])^2))    /     (COS([.$B6])    +     SQRT([.GV$2]^2-SIN([.$B6])^2))    )  ^2     -    [.$C6]  )^2" office:value-type="float" office:value="0.00194939378079882" calcext:value-type="float">
            <text:p>0.0019493938</text:p>
          </table:table-cell>
          <table:table-cell table:formula="of:=(       (    (COS([.$B6])     -      SQRT([.GW$2]^2-SIN([.$B6])^2))    /     (COS([.$B6])    +     SQRT([.GW$2]^2-SIN([.$B6])^2))    )  ^2     -    [.$C6]  )^2" office:value-type="float" office:value="0.00195678394346269" calcext:value-type="float">
            <text:p>0.0019567839</text:p>
          </table:table-cell>
          <table:table-cell table:formula="of:=(       (    (COS([.$B6])     -      SQRT([.GX$2]^2-SIN([.$B6])^2))    /     (COS([.$B6])    +     SQRT([.GX$2]^2-SIN([.$B6])^2))    )  ^2     -    [.$C6]  )^2" office:value-type="float" office:value="0.00196418520794857" calcext:value-type="float">
            <text:p>0.0019641852</text:p>
          </table:table-cell>
          <table:table-cell table:formula="of:=(       (    (COS([.$B6])     -      SQRT([.GY$2]^2-SIN([.$B6])^2))    /     (COS([.$B6])    +     SQRT([.GY$2]^2-SIN([.$B6])^2))    )  ^2     -    [.$C6]  )^2" office:value-type="float" office:value="0.00197159755987692" calcext:value-type="float">
            <text:p>0.0019715976</text:p>
          </table:table-cell>
          <table:table-cell table:formula="of:=(       (    (COS([.$B6])     -      SQRT([.GZ$2]^2-SIN([.$B6])^2))    /     (COS([.$B6])    +     SQRT([.GZ$2]^2-SIN([.$B6])^2))    )  ^2     -    [.$C6]  )^2" office:value-type="float" office:value="0.001979020984887" calcext:value-type="float">
            <text:p>0.001979021</text:p>
          </table:table-cell>
          <table:table-cell table:formula="of:=(       (    (COS([.$B6])     -      SQRT([.HA$2]^2-SIN([.$B6])^2))    /     (COS([.$B6])    +     SQRT([.HA$2]^2-SIN([.$B6])^2))    )  ^2     -    [.$C6]  )^2" office:value-type="float" office:value="0.00198645546863696" calcext:value-type="float">
            <text:p>0.0019864555</text:p>
          </table:table-cell>
          <table:table-cell table:formula="of:=(       (    (COS([.$B6])     -      SQRT([.HB$2]^2-SIN([.$B6])^2))    /     (COS([.$B6])    +     SQRT([.HB$2]^2-SIN([.$B6])^2))    )  ^2     -    [.$C6]  )^2" office:value-type="float" office:value="0.00199390099680372" calcext:value-type="float">
            <text:p>0.001993901</text:p>
          </table:table-cell>
          <table:table-cell table:formula="of:=(       (    (COS([.$B6])     -      SQRT([.HC$2]^2-SIN([.$B6])^2))    /     (COS([.$B6])    +     SQRT([.HC$2]^2-SIN([.$B6])^2))    )  ^2     -    [.$C6]  )^2" office:value-type="float" office:value="0.002001357555083" calcext:value-type="float">
            <text:p>0.0020013576</text:p>
          </table:table-cell>
          <table:table-cell table:formula="of:=(       (    (COS([.$B6])     -      SQRT([.HD$2]^2-SIN([.$B6])^2))    /     (COS([.$B6])    +     SQRT([.HD$2]^2-SIN([.$B6])^2))    )  ^2     -    [.$C6]  )^2" office:value-type="float" office:value="0.0020088251291893" calcext:value-type="float">
            <text:p>0.0020088251</text:p>
          </table:table-cell>
          <table:table-cell table:formula="of:=(       (    (COS([.$B6])     -      SQRT([.HE$2]^2-SIN([.$B6])^2))    /     (COS([.$B6])    +     SQRT([.HE$2]^2-SIN([.$B6])^2))    )  ^2     -    [.$C6]  )^2" office:value-type="float" office:value="0.00201630370485575" calcext:value-type="float">
            <text:p>0.0020163037</text:p>
          </table:table-cell>
          <table:table-cell table:formula="of:=(       (    (COS([.$B6])     -      SQRT([.HF$2]^2-SIN([.$B6])^2))    /     (COS([.$B6])    +     SQRT([.HF$2]^2-SIN([.$B6])^2))    )  ^2     -    [.$C6]  )^2" office:value-type="float" office:value="0.00202379326783428" calcext:value-type="float">
            <text:p>0.0020237933</text:p>
          </table:table-cell>
          <table:table-cell table:formula="of:=(       (    (COS([.$B6])     -      SQRT([.HG$2]^2-SIN([.$B6])^2))    /     (COS([.$B6])    +     SQRT([.HG$2]^2-SIN([.$B6])^2))    )  ^2     -    [.$C6]  )^2" office:value-type="float" office:value="0.00203129380389541" calcext:value-type="float">
            <text:p>0.0020312938</text:p>
          </table:table-cell>
          <table:table-cell table:formula="of:=(       (    (COS([.$B6])     -      SQRT([.HH$2]^2-SIN([.$B6])^2))    /     (COS([.$B6])    +     SQRT([.HH$2]^2-SIN([.$B6])^2))    )  ^2     -    [.$C6]  )^2" office:value-type="float" office:value="0.00203880529882831" calcext:value-type="float">
            <text:p>0.0020388053</text:p>
          </table:table-cell>
          <table:table-cell table:formula="of:=(       (    (COS([.$B6])     -      SQRT([.HI$2]^2-SIN([.$B6])^2))    /     (COS([.$B6])    +     SQRT([.HI$2]^2-SIN([.$B6])^2))    )  ^2     -    [.$C6]  )^2" office:value-type="float" office:value="0.00204632773844078" calcext:value-type="float">
            <text:p>0.0020463277</text:p>
          </table:table-cell>
          <table:table-cell table:formula="of:=(       (    (COS([.$B6])     -      SQRT([.HJ$2]^2-SIN([.$B6])^2))    /     (COS([.$B6])    +     SQRT([.HJ$2]^2-SIN([.$B6])^2))    )  ^2     -    [.$C6]  )^2" office:value-type="float" office:value="0.00205386110855921" calcext:value-type="float">
            <text:p>0.0020538611</text:p>
          </table:table-cell>
          <table:table-cell table:formula="of:=(       (    (COS([.$B6])     -      SQRT([.HK$2]^2-SIN([.$B6])^2))    /     (COS([.$B6])    +     SQRT([.HK$2]^2-SIN([.$B6])^2))    )  ^2     -    [.$C6]  )^2" office:value-type="float" office:value="0.00206140539502846" calcext:value-type="float">
            <text:p>0.0020614054</text:p>
          </table:table-cell>
          <table:table-cell table:formula="of:=(       (    (COS([.$B6])     -      SQRT([.HL$2]^2-SIN([.$B6])^2))    /     (COS([.$B6])    +     SQRT([.HL$2]^2-SIN([.$B6])^2))    )  ^2     -    [.$C6]  )^2" office:value-type="float" office:value="0.002068960583712" calcext:value-type="float">
            <text:p>0.0020689606</text:p>
          </table:table-cell>
          <table:table-cell table:formula="of:=(       (    (COS([.$B6])     -      SQRT([.HM$2]^2-SIN([.$B6])^2))    /     (COS([.$B6])    +     SQRT([.HM$2]^2-SIN([.$B6])^2))    )  ^2     -    [.$C6]  )^2" office:value-type="float" office:value="0.00207652666049175" calcext:value-type="float">
            <text:p>0.0020765267</text:p>
          </table:table-cell>
          <table:table-cell table:formula="of:=(       (    (COS([.$B6])     -      SQRT([.HN$2]^2-SIN([.$B6])^2))    /     (COS([.$B6])    +     SQRT([.HN$2]^2-SIN([.$B6])^2))    )  ^2     -    [.$C6]  )^2" office:value-type="float" office:value="0.00208410361126811" calcext:value-type="float">
            <text:p>0.0020841036</text:p>
          </table:table-cell>
          <table:table-cell table:formula="of:=(       (    (COS([.$B6])     -      SQRT([.HO$2]^2-SIN([.$B6])^2))    /     (COS([.$B6])    +     SQRT([.HO$2]^2-SIN([.$B6])^2))    )  ^2     -    [.$C6]  )^2" office:value-type="float" office:value="0.00209169142195988" calcext:value-type="float">
            <text:p>0.0020916914</text:p>
          </table:table-cell>
          <table:table-cell table:formula="of:=(       (    (COS([.$B6])     -      SQRT([.HP$2]^2-SIN([.$B6])^2))    /     (COS([.$B6])    +     SQRT([.HP$2]^2-SIN([.$B6])^2))    )  ^2     -    [.$C6]  )^2" office:value-type="float" office:value="0.00209929007850433" calcext:value-type="float">
            <text:p>0.0020992901</text:p>
          </table:table-cell>
          <table:table-cell table:formula="of:=(       (    (COS([.$B6])     -      SQRT([.HQ$2]^2-SIN([.$B6])^2))    /     (COS([.$B6])    +     SQRT([.HQ$2]^2-SIN([.$B6])^2))    )  ^2     -    [.$C6]  )^2" office:value-type="float" office:value="0.00210689956685703" calcext:value-type="float">
            <text:p>0.0021068996</text:p>
          </table:table-cell>
          <table:table-cell table:formula="of:=(       (    (COS([.$B6])     -      SQRT([.HR$2]^2-SIN([.$B6])^2))    /     (COS([.$B6])    +     SQRT([.HR$2]^2-SIN([.$B6])^2))    )  ^2     -    [.$C6]  )^2" office:value-type="float" office:value="0.002114519872992" calcext:value-type="float">
            <text:p>0.0021145199</text:p>
          </table:table-cell>
          <table:table-cell table:formula="of:=(       (    (COS([.$B6])     -      SQRT([.HS$2]^2-SIN([.$B6])^2))    /     (COS([.$B6])    +     SQRT([.HS$2]^2-SIN([.$B6])^2))    )  ^2     -    [.$C6]  )^2" office:value-type="float" office:value="0.0021221509829015" calcext:value-type="float">
            <text:p>0.002122151</text:p>
          </table:table-cell>
          <table:table-cell table:formula="of:=(       (    (COS([.$B6])     -      SQRT([.HT$2]^2-SIN([.$B6])^2))    /     (COS([.$B6])    +     SQRT([.HT$2]^2-SIN([.$B6])^2))    )  ^2     -    [.$C6]  )^2" office:value-type="float" office:value="0.00212979288259611" calcext:value-type="float">
            <text:p>0.0021297929</text:p>
          </table:table-cell>
          <table:table-cell table:formula="of:=(       (    (COS([.$B6])     -      SQRT([.HU$2]^2-SIN([.$B6])^2))    /     (COS([.$B6])    +     SQRT([.HU$2]^2-SIN([.$B6])^2))    )  ^2     -    [.$C6]  )^2" office:value-type="float" office:value="0.00213744555810469" calcext:value-type="float">
            <text:p>0.0021374456</text:p>
          </table:table-cell>
          <table:table-cell table:formula="of:=(       (    (COS([.$B6])     -      SQRT([.HV$2]^2-SIN([.$B6])^2))    /     (COS([.$B6])    +     SQRT([.HV$2]^2-SIN([.$B6])^2))    )  ^2     -    [.$C6]  )^2" office:value-type="float" office:value="0.00214510899547436" calcext:value-type="float">
            <text:p>0.002145109</text:p>
          </table:table-cell>
          <table:table-cell table:formula="of:=(       (    (COS([.$B6])     -      SQRT([.HW$2]^2-SIN([.$B6])^2))    /     (COS([.$B6])    +     SQRT([.HW$2]^2-SIN([.$B6])^2))    )  ^2     -    [.$C6]  )^2" office:value-type="float" office:value="0.00215278318077037" calcext:value-type="float">
            <text:p>0.0021527832</text:p>
          </table:table-cell>
          <table:table-cell table:formula="of:=(       (    (COS([.$B6])     -      SQRT([.HX$2]^2-SIN([.$B6])^2))    /     (COS([.$B6])    +     SQRT([.HX$2]^2-SIN([.$B6])^2))    )  ^2     -    [.$C6]  )^2" office:value-type="float" office:value="0.00216046810007626" calcext:value-type="float">
            <text:p>0.0021604681</text:p>
          </table:table-cell>
          <table:table-cell table:formula="of:=(       (    (COS([.$B6])     -      SQRT([.HY$2]^2-SIN([.$B6])^2))    /     (COS([.$B6])    +     SQRT([.HY$2]^2-SIN([.$B6])^2))    )  ^2     -    [.$C6]  )^2" office:value-type="float" office:value="0.00216816373949365" calcext:value-type="float">
            <text:p>0.0021681637</text:p>
          </table:table-cell>
          <table:table-cell table:formula="of:=(       (    (COS([.$B6])     -      SQRT([.HZ$2]^2-SIN([.$B6])^2))    /     (COS([.$B6])    +     SQRT([.HZ$2]^2-SIN([.$B6])^2))    )  ^2     -    [.$C6]  )^2" office:value-type="float" office:value="0.0021758700851423" calcext:value-type="float">
            <text:p>0.0021758701</text:p>
          </table:table-cell>
          <table:table-cell table:formula="of:=(       (    (COS([.$B6])     -      SQRT([.IA$2]^2-SIN([.$B6])^2))    /     (COS([.$B6])    +     SQRT([.IA$2]^2-SIN([.$B6])^2))    )  ^2     -    [.$C6]  )^2" office:value-type="float" office:value="0.0021835871231601" calcext:value-type="float">
            <text:p>0.0021835871</text:p>
          </table:table-cell>
          <table:table-cell table:formula="of:=(       (    (COS([.$B6])     -      SQRT([.IB$2]^2-SIN([.$B6])^2))    /     (COS([.$B6])    +     SQRT([.IB$2]^2-SIN([.$B6])^2))    )  ^2     -    [.$C6]  )^2" office:value-type="float" office:value="0.00219131483970299" calcext:value-type="float">
            <text:p>0.0021913148</text:p>
          </table:table-cell>
          <table:table-cell table:formula="of:=(       (    (COS([.$B6])     -      SQRT([.IC$2]^2-SIN([.$B6])^2))    /     (COS([.$B6])    +     SQRT([.IC$2]^2-SIN([.$B6])^2))    )  ^2     -    [.$C6]  )^2" office:value-type="float" office:value="0.00219905322094497" calcext:value-type="float">
            <text:p>0.0021990532</text:p>
          </table:table-cell>
          <table:table-cell table:formula="of:=(       (    (COS([.$B6])     -      SQRT([.ID$2]^2-SIN([.$B6])^2))    /     (COS([.$B6])    +     SQRT([.ID$2]^2-SIN([.$B6])^2))    )  ^2     -    [.$C6]  )^2" office:value-type="float" office:value="0.00220680225307803" calcext:value-type="float">
            <text:p>0.0022068023</text:p>
          </table:table-cell>
          <table:table-cell table:formula="of:=(       (    (COS([.$B6])     -      SQRT([.IE$2]^2-SIN([.$B6])^2))    /     (COS([.$B6])    +     SQRT([.IE$2]^2-SIN([.$B6])^2))    )  ^2     -    [.$C6]  )^2" office:value-type="float" office:value="0.00221456192231218" calcext:value-type="float">
            <text:p>0.0022145619</text:p>
          </table:table-cell>
          <table:table-cell table:formula="of:=(       (    (COS([.$B6])     -      SQRT([.IF$2]^2-SIN([.$B6])^2))    /     (COS([.$B6])    +     SQRT([.IF$2]^2-SIN([.$B6])^2))    )  ^2     -    [.$C6]  )^2" office:value-type="float" office:value="0.00222233221487539" calcext:value-type="float">
            <text:p>0.0022223322</text:p>
          </table:table-cell>
          <table:table-cell table:formula="of:=(       (    (COS([.$B6])     -      SQRT([.IG$2]^2-SIN([.$B6])^2))    /     (COS([.$B6])    +     SQRT([.IG$2]^2-SIN([.$B6])^2))    )  ^2     -    [.$C6]  )^2" office:value-type="float" office:value="0.00223011311701354" calcext:value-type="float">
            <text:p>0.0022301131</text:p>
          </table:table-cell>
          <table:table-cell table:formula="of:=(       (    (COS([.$B6])     -      SQRT([.IH$2]^2-SIN([.$B6])^2))    /     (COS([.$B6])    +     SQRT([.IH$2]^2-SIN([.$B6])^2))    )  ^2     -    [.$C6]  )^2" office:value-type="float" office:value="0.00223790461499044" calcext:value-type="float">
            <text:p>0.0022379046</text:p>
          </table:table-cell>
          <table:table-cell table:formula="of:=(       (    (COS([.$B6])     -      SQRT([.II$2]^2-SIN([.$B6])^2))    /     (COS([.$B6])    +     SQRT([.II$2]^2-SIN([.$B6])^2))    )  ^2     -    [.$C6]  )^2" office:value-type="float" office:value="0.00224570669508778" calcext:value-type="float">
            <text:p>0.0022457067</text:p>
          </table:table-cell>
          <table:table-cell table:formula="of:=(       (    (COS([.$B6])     -      SQRT([.IJ$2]^2-SIN([.$B6])^2))    /     (COS([.$B6])    +     SQRT([.IJ$2]^2-SIN([.$B6])^2))    )  ^2     -    [.$C6]  )^2" office:value-type="float" office:value="0.0022535193436051" calcext:value-type="float">
            <text:p>0.0022535193</text:p>
          </table:table-cell>
          <table:table-cell table:formula="of:=(       (    (COS([.$B6])     -      SQRT([.IK$2]^2-SIN([.$B6])^2))    /     (COS([.$B6])    +     SQRT([.IK$2]^2-SIN([.$B6])^2))    )  ^2     -    [.$C6]  )^2" office:value-type="float" office:value="0.00226134254685978" calcext:value-type="float">
            <text:p>0.0022613425</text:p>
          </table:table-cell>
          <table:table-cell table:formula="of:=(       (    (COS([.$B6])     -      SQRT([.IL$2]^2-SIN([.$B6])^2))    /     (COS([.$B6])    +     SQRT([.IL$2]^2-SIN([.$B6])^2))    )  ^2     -    [.$C6]  )^2" office:value-type="float" office:value="0.00226917629118697" calcext:value-type="float">
            <text:p>0.0022691763</text:p>
          </table:table-cell>
          <table:table-cell table:formula="of:=(       (    (COS([.$B6])     -      SQRT([.IM$2]^2-SIN([.$B6])^2))    /     (COS([.$B6])    +     SQRT([.IM$2]^2-SIN([.$B6])^2))    )  ^2     -    [.$C6]  )^2" office:value-type="float" office:value="0.0022770205629396" calcext:value-type="float">
            <text:p>0.0022770206</text:p>
          </table:table-cell>
          <table:table-cell table:formula="of:=(       (    (COS([.$B6])     -      SQRT([.IN$2]^2-SIN([.$B6])^2))    /     (COS([.$B6])    +     SQRT([.IN$2]^2-SIN([.$B6])^2))    )  ^2     -    [.$C6]  )^2" office:value-type="float" office:value="0.00228487534848838" calcext:value-type="float">
            <text:p>0.0022848753</text:p>
          </table:table-cell>
          <table:table-cell table:formula="of:=(       (    (COS([.$B6])     -      SQRT([.IO$2]^2-SIN([.$B6])^2))    /     (COS([.$B6])    +     SQRT([.IO$2]^2-SIN([.$B6])^2))    )  ^2     -    [.$C6]  )^2" office:value-type="float" office:value="0.00229274063422169" calcext:value-type="float">
            <text:p>0.0022927406</text:p>
          </table:table-cell>
          <table:table-cell table:formula="of:=(       (    (COS([.$B6])     -      SQRT([.IP$2]^2-SIN([.$B6])^2))    /     (COS([.$B6])    +     SQRT([.IP$2]^2-SIN([.$B6])^2))    )  ^2     -    [.$C6]  )^2" office:value-type="float" office:value="0.00230061640654562" calcext:value-type="float">
            <text:p>0.0023006164</text:p>
          </table:table-cell>
          <table:table-cell table:formula="of:=(       (    (COS([.$B6])     -      SQRT([.IQ$2]^2-SIN([.$B6])^2))    /     (COS([.$B6])    +     SQRT([.IQ$2]^2-SIN([.$B6])^2))    )  ^2     -    [.$C6]  )^2" office:value-type="float" office:value="0.00230850265188394" calcext:value-type="float">
            <text:p>0.0023085027</text:p>
          </table:table-cell>
          <table:table-cell table:formula="of:=(       (    (COS([.$B6])     -      SQRT([.IR$2]^2-SIN([.$B6])^2))    /     (COS([.$B6])    +     SQRT([.IR$2]^2-SIN([.$B6])^2))    )  ^2     -    [.$C6]  )^2" office:value-type="float" office:value="0.00231639935667804" calcext:value-type="float">
            <text:p>0.0023163994</text:p>
          </table:table-cell>
          <table:table-cell table:formula="of:=(       (    (COS([.$B6])     -      SQRT([.IS$2]^2-SIN([.$B6])^2))    /     (COS([.$B6])    +     SQRT([.IS$2]^2-SIN([.$B6])^2))    )  ^2     -    [.$C6]  )^2" office:value-type="float" office:value="0.00232430650738694" calcext:value-type="float">
            <text:p>0.0023243065</text:p>
          </table:table-cell>
          <table:table-cell table:formula="of:=(       (    (COS([.$B6])     -      SQRT([.IT$2]^2-SIN([.$B6])^2))    /     (COS([.$B6])    +     SQRT([.IT$2]^2-SIN([.$B6])^2))    )  ^2     -    [.$C6]  )^2" office:value-type="float" office:value="0.0023322240904872" calcext:value-type="float">
            <text:p>0.0023322241</text:p>
          </table:table-cell>
          <table:table-cell table:formula="of:=(       (    (COS([.$B6])     -      SQRT([.IU$2]^2-SIN([.$B6])^2))    /     (COS([.$B6])    +     SQRT([.IU$2]^2-SIN([.$B6])^2))    )  ^2     -    [.$C6]  )^2" office:value-type="float" office:value="0.00234015209247297" calcext:value-type="float">
            <text:p>0.0023401521</text:p>
          </table:table-cell>
          <table:table-cell table:formula="of:=(       (    (COS([.$B6])     -      SQRT([.IV$2]^2-SIN([.$B6])^2))    /     (COS([.$B6])    +     SQRT([.IV$2]^2-SIN([.$B6])^2))    )  ^2     -    [.$C6]  )^2" office:value-type="float" office:value="0.00234809049985596" calcext:value-type="float">
            <text:p>0.0023480905</text:p>
          </table:table-cell>
          <table:table-cell table:formula="of:=(       (    (COS([.$B6])     -      SQRT([.IW$2]^2-SIN([.$B6])^2))    /     (COS([.$B6])    +     SQRT([.IW$2]^2-SIN([.$B6])^2))    )  ^2     -    [.$C6]  )^2" office:value-type="float" office:value="0.00235603929916532" calcext:value-type="float">
            <text:p>0.0023560393</text:p>
          </table:table-cell>
          <table:table-cell table:formula="of:=(       (    (COS([.$B6])     -      SQRT([.IX$2]^2-SIN([.$B6])^2))    /     (COS([.$B6])    +     SQRT([.IX$2]^2-SIN([.$B6])^2))    )  ^2     -    [.$C6]  )^2" office:value-type="float" office:value="0.00236399847694772" calcext:value-type="float">
            <text:p>0.0023639985</text:p>
          </table:table-cell>
          <table:table-cell table:formula="of:=(       (    (COS([.$B6])     -      SQRT([.IY$2]^2-SIN([.$B6])^2))    /     (COS([.$B6])    +     SQRT([.IY$2]^2-SIN([.$B6])^2))    )  ^2     -    [.$C6]  )^2" office:value-type="float" office:value="0.00237196801976726" calcext:value-type="float">
            <text:p>0.002371968</text:p>
          </table:table-cell>
          <table:table-cell table:formula="of:=(       (    (COS([.$B6])     -      SQRT([.IZ$2]^2-SIN([.$B6])^2))    /     (COS([.$B6])    +     SQRT([.IZ$2]^2-SIN([.$B6])^2))    )  ^2     -    [.$C6]  )^2" office:value-type="float" office:value="0.00237994791420548" calcext:value-type="float">
            <text:p>0.0023799479</text:p>
          </table:table-cell>
          <table:table-cell table:formula="of:=(       (    (COS([.$B6])     -      SQRT([.JA$2]^2-SIN([.$B6])^2))    /     (COS([.$B6])    +     SQRT([.JA$2]^2-SIN([.$B6])^2))    )  ^2     -    [.$C6]  )^2" office:value-type="float" office:value="0.00238793814686132" calcext:value-type="float">
            <text:p>0.0023879381</text:p>
          </table:table-cell>
          <table:table-cell table:formula="of:=(       (    (COS([.$B6])     -      SQRT([.JB$2]^2-SIN([.$B6])^2))    /     (COS([.$B6])    +     SQRT([.JB$2]^2-SIN([.$B6])^2))    )  ^2     -    [.$C6]  )^2" office:value-type="float" office:value="0.00239593870435109" calcext:value-type="float">
            <text:p>0.0023959387</text:p>
          </table:table-cell>
          <table:table-cell table:formula="of:=(       (    (COS([.$B6])     -      SQRT([.JC$2]^2-SIN([.$B6])^2))    /     (COS([.$B6])    +     SQRT([.JC$2]^2-SIN([.$B6])^2))    )  ^2     -    [.$C6]  )^2" office:value-type="float" office:value="0.00240394957330839" calcext:value-type="float">
            <text:p>0.0024039496</text:p>
          </table:table-cell>
          <table:table-cell table:formula="of:=(       (    (COS([.$B6])     -      SQRT([.JD$2]^2-SIN([.$B6])^2))    /     (COS([.$B6])    +     SQRT([.JD$2]^2-SIN([.$B6])^2))    )  ^2     -    [.$C6]  )^2" office:value-type="float" office:value="0.00241197074038425" calcext:value-type="float">
            <text:p>0.0024119707</text:p>
          </table:table-cell>
          <table:table-cell table:formula="of:=(       (    (COS([.$B6])     -      SQRT([.JE$2]^2-SIN([.$B6])^2))    /     (COS([.$B6])    +     SQRT([.JE$2]^2-SIN([.$B6])^2))    )  ^2     -    [.$C6]  )^2" office:value-type="float" office:value="0.0024200021922469" calcext:value-type="float">
            <text:p>0.0024200022</text:p>
          </table:table-cell>
          <table:table-cell table:formula="of:=(       (    (COS([.$B6])     -      SQRT([.JF$2]^2-SIN([.$B6])^2))    /     (COS([.$B6])    +     SQRT([.JF$2]^2-SIN([.$B6])^2))    )  ^2     -    [.$C6]  )^2" office:value-type="float" office:value="0.00242804391558186" calcext:value-type="float">
            <text:p>0.0024280439</text:p>
          </table:table-cell>
          <table:table-cell table:formula="of:=(       (    (COS([.$B6])     -      SQRT([.JG$2]^2-SIN([.$B6])^2))    /     (COS([.$B6])    +     SQRT([.JG$2]^2-SIN([.$B6])^2))    )  ^2     -    [.$C6]  )^2" office:value-type="float" office:value="0.0024360958970919" calcext:value-type="float">
            <text:p>0.0024360959</text:p>
          </table:table-cell>
          <table:table-cell table:formula="of:=(       (    (COS([.$B6])     -      SQRT([.JH$2]^2-SIN([.$B6])^2))    /     (COS([.$B6])    +     SQRT([.JH$2]^2-SIN([.$B6])^2))    )  ^2     -    [.$C6]  )^2" office:value-type="float" office:value="0.00244415812349704" calcext:value-type="float">
            <text:p>0.0024441581</text:p>
          </table:table-cell>
          <table:table-cell table:formula="of:=(       (    (COS([.$B6])     -      SQRT([.JI$2]^2-SIN([.$B6])^2))    /     (COS([.$B6])    +     SQRT([.JI$2]^2-SIN([.$B6])^2))    )  ^2     -    [.$C6]  )^2" office:value-type="float" office:value="0.00245223058153438" calcext:value-type="float">
            <text:p>0.0024522306</text:p>
          </table:table-cell>
          <table:table-cell table:formula="of:=(       (    (COS([.$B6])     -      SQRT([.JJ$2]^2-SIN([.$B6])^2))    /     (COS([.$B6])    +     SQRT([.JJ$2]^2-SIN([.$B6])^2))    )  ^2     -    [.$C6]  )^2" office:value-type="float" office:value="0.00246031325795833" calcext:value-type="float">
            <text:p>0.0024603133</text:p>
          </table:table-cell>
          <table:table-cell table:formula="of:=(       (    (COS([.$B6])     -      SQRT([.JK$2]^2-SIN([.$B6])^2))    /     (COS([.$B6])    +     SQRT([.JK$2]^2-SIN([.$B6])^2))    )  ^2     -    [.$C6]  )^2" office:value-type="float" office:value="0.00246840613954029" calcext:value-type="float">
            <text:p>0.0024684061</text:p>
          </table:table-cell>
          <table:table-cell table:formula="of:=(       (    (COS([.$B6])     -      SQRT([.JL$2]^2-SIN([.$B6])^2))    /     (COS([.$B6])    +     SQRT([.JL$2]^2-SIN([.$B6])^2))    )  ^2     -    [.$C6]  )^2" office:value-type="float" office:value="0.00247650921306889" calcext:value-type="float">
            <text:p>0.0024765092</text:p>
          </table:table-cell>
          <table:table-cell table:formula="of:=(       (    (COS([.$B6])     -      SQRT([.JM$2]^2-SIN([.$B6])^2))    /     (COS([.$B6])    +     SQRT([.JM$2]^2-SIN([.$B6])^2))    )  ^2     -    [.$C6]  )^2" office:value-type="float" office:value="0.00248462246534979" calcext:value-type="float">
            <text:p>0.0024846225</text:p>
          </table:table-cell>
          <table:table-cell table:formula="of:=(       (    (COS([.$B6])     -      SQRT([.JN$2]^2-SIN([.$B6])^2))    /     (COS([.$B6])    +     SQRT([.JN$2]^2-SIN([.$B6])^2))    )  ^2     -    [.$C6]  )^2" office:value-type="float" office:value="0.00249274588320566" calcext:value-type="float">
            <text:p>0.0024927459</text:p>
          </table:table-cell>
          <table:table-cell table:formula="of:=(       (    (COS([.$B6])     -      SQRT([.JO$2]^2-SIN([.$B6])^2))    /     (COS([.$B6])    +     SQRT([.JO$2]^2-SIN([.$B6])^2))    )  ^2     -    [.$C6]  )^2" office:value-type="float" office:value="0.0025008794534763" calcext:value-type="float">
            <text:p>0.0025008795</text:p>
          </table:table-cell>
          <table:table-cell table:formula="of:=(       (    (COS([.$B6])     -      SQRT([.JP$2]^2-SIN([.$B6])^2))    /     (COS([.$B6])    +     SQRT([.JP$2]^2-SIN([.$B6])^2))    )  ^2     -    [.$C6]  )^2" office:value-type="float" office:value="0.00250902316301848" calcext:value-type="float">
            <text:p>0.0025090232</text:p>
          </table:table-cell>
          <table:table-cell table:formula="of:=(       (    (COS([.$B6])     -      SQRT([.JQ$2]^2-SIN([.$B6])^2))    /     (COS([.$B6])    +     SQRT([.JQ$2]^2-SIN([.$B6])^2))    )  ^2     -    [.$C6]  )^2" office:value-type="float" office:value="0.00251717699870591" calcext:value-type="float">
            <text:p>0.002517177</text:p>
          </table:table-cell>
          <table:table-cell table:formula="of:=(       (    (COS([.$B6])     -      SQRT([.JR$2]^2-SIN([.$B6])^2))    /     (COS([.$B6])    +     SQRT([.JR$2]^2-SIN([.$B6])^2))    )  ^2     -    [.$C6]  )^2" office:value-type="float" office:value="0.00252534094742934" calcext:value-type="float">
            <text:p>0.0025253409</text:p>
          </table:table-cell>
          <table:table-cell table:formula="of:=(       (    (COS([.$B6])     -      SQRT([.JS$2]^2-SIN([.$B6])^2))    /     (COS([.$B6])    +     SQRT([.JS$2]^2-SIN([.$B6])^2))    )  ^2     -    [.$C6]  )^2" office:value-type="float" office:value="0.00253351499609636" calcext:value-type="float">
            <text:p>0.002533515</text:p>
          </table:table-cell>
          <table:table-cell table:formula="of:=(       (    (COS([.$B6])     -      SQRT([.JT$2]^2-SIN([.$B6])^2))    /     (COS([.$B6])    +     SQRT([.JT$2]^2-SIN([.$B6])^2))    )  ^2     -    [.$C6]  )^2" office:value-type="float" office:value="0.00254169913163152" calcext:value-type="float">
            <text:p>0.0025416991</text:p>
          </table:table-cell>
          <table:table-cell table:formula="of:=(       (    (COS([.$B6])     -      SQRT([.JU$2]^2-SIN([.$B6])^2))    /     (COS([.$B6])    +     SQRT([.JU$2]^2-SIN([.$B6])^2))    )  ^2     -    [.$C6]  )^2" office:value-type="float" office:value="0.00254989334097623" calcext:value-type="float">
            <text:p>0.0025498933</text:p>
          </table:table-cell>
          <table:table-cell table:formula="of:=(       (    (COS([.$B6])     -      SQRT([.JV$2]^2-SIN([.$B6])^2))    /     (COS([.$B6])    +     SQRT([.JV$2]^2-SIN([.$B6])^2))    )  ^2     -    [.$C6]  )^2" office:value-type="float" office:value="0.00255809761108876" calcext:value-type="float">
            <text:p>0.0025580976</text:p>
          </table:table-cell>
          <table:table-cell table:formula="of:=(       (    (COS([.$B6])     -      SQRT([.JW$2]^2-SIN([.$B6])^2))    /     (COS([.$B6])    +     SQRT([.JW$2]^2-SIN([.$B6])^2))    )  ^2     -    [.$C6]  )^2" office:value-type="float" office:value="0.00256631192894423" calcext:value-type="float">
            <text:p>0.0025663119</text:p>
          </table:table-cell>
          <table:table-cell table:formula="of:=(       (    (COS([.$B6])     -      SQRT([.JX$2]^2-SIN([.$B6])^2))    /     (COS([.$B6])    +     SQRT([.JX$2]^2-SIN([.$B6])^2))    )  ^2     -    [.$C6]  )^2" office:value-type="float" office:value="0.00257453628153451" calcext:value-type="float">
            <text:p>0.0025745363</text:p>
          </table:table-cell>
          <table:table-cell table:formula="of:=(       (    (COS([.$B6])     -      SQRT([.JY$2]^2-SIN([.$B6])^2))    /     (COS([.$B6])    +     SQRT([.JY$2]^2-SIN([.$B6])^2))    )  ^2     -    [.$C6]  )^2" office:value-type="float" office:value="0.00258277065586828" calcext:value-type="float">
            <text:p>0.0025827707</text:p>
          </table:table-cell>
          <table:table-cell table:formula="of:=(       (    (COS([.$B6])     -      SQRT([.JZ$2]^2-SIN([.$B6])^2))    /     (COS([.$B6])    +     SQRT([.JZ$2]^2-SIN([.$B6])^2))    )  ^2     -    [.$C6]  )^2" office:value-type="float" office:value="0.00259101503897099" calcext:value-type="float">
            <text:p>0.002591015</text:p>
          </table:table-cell>
          <table:table-cell table:formula="of:=(       (    (COS([.$B6])     -      SQRT([.KA$2]^2-SIN([.$B6])^2))    /     (COS([.$B6])    +     SQRT([.KA$2]^2-SIN([.$B6])^2))    )  ^2     -    [.$C6]  )^2" office:value-type="float" office:value="0.0025992694178848" calcext:value-type="float">
            <text:p>0.0025992694</text:p>
          </table:table-cell>
          <table:table-cell table:formula="of:=(       (    (COS([.$B6])     -      SQRT([.KB$2]^2-SIN([.$B6])^2))    /     (COS([.$B6])    +     SQRT([.KB$2]^2-SIN([.$B6])^2))    )  ^2     -    [.$C6]  )^2" office:value-type="float" office:value="0.00260753377966853" calcext:value-type="float">
            <text:p>0.0026075338</text:p>
          </table:table-cell>
          <table:table-cell table:formula="of:=(       (    (COS([.$B6])     -      SQRT([.KC$2]^2-SIN([.$B6])^2))    /     (COS([.$B6])    +     SQRT([.KC$2]^2-SIN([.$B6])^2))    )  ^2     -    [.$C6]  )^2" office:value-type="float" office:value="0.00261580811139778" calcext:value-type="float">
            <text:p>0.0026158081</text:p>
          </table:table-cell>
          <table:table-cell table:formula="of:=(       (    (COS([.$B6])     -      SQRT([.KD$2]^2-SIN([.$B6])^2))    /     (COS([.$B6])    +     SQRT([.KD$2]^2-SIN([.$B6])^2))    )  ^2     -    [.$C6]  )^2" office:value-type="float" office:value="0.0026240924001647" calcext:value-type="float">
            <text:p>0.0026240924</text:p>
          </table:table-cell>
          <table:table-cell table:formula="of:=(       (    (COS([.$B6])     -      SQRT([.KE$2]^2-SIN([.$B6])^2))    /     (COS([.$B6])    +     SQRT([.KE$2]^2-SIN([.$B6])^2))    )  ^2     -    [.$C6]  )^2" office:value-type="float" office:value="0.00263238663307812" calcext:value-type="float">
            <text:p>0.0026323866</text:p>
          </table:table-cell>
          <table:table-cell table:formula="of:=(       (    (COS([.$B6])     -      SQRT([.KF$2]^2-SIN([.$B6])^2))    /     (COS([.$B6])    +     SQRT([.KF$2]^2-SIN([.$B6])^2))    )  ^2     -    [.$C6]  )^2" office:value-type="float" office:value="0.00264069079726344" calcext:value-type="float">
            <text:p>0.0026406908</text:p>
          </table:table-cell>
          <table:table-cell table:formula="of:=(       (    (COS([.$B6])     -      SQRT([.KG$2]^2-SIN([.$B6])^2))    /     (COS([.$B6])    +     SQRT([.KG$2]^2-SIN([.$B6])^2))    )  ^2     -    [.$C6]  )^2" office:value-type="float" office:value="0.00264900487986268" calcext:value-type="float">
            <text:p>0.0026490049</text:p>
          </table:table-cell>
          <table:table-cell table:formula="of:=(       (    (COS([.$B6])     -      SQRT([.KH$2]^2-SIN([.$B6])^2))    /     (COS([.$B6])    +     SQRT([.KH$2]^2-SIN([.$B6])^2))    )  ^2     -    [.$C6]  )^2" office:value-type="float" office:value="0.00265732886803437" calcext:value-type="float">
            <text:p>0.0026573289</text:p>
          </table:table-cell>
          <table:table-cell table:formula="of:=(       (    (COS([.$B6])     -      SQRT([.KI$2]^2-SIN([.$B6])^2))    /     (COS([.$B6])    +     SQRT([.KI$2]^2-SIN([.$B6])^2))    )  ^2     -    [.$C6]  )^2" office:value-type="float" office:value="0.00266566274895359" calcext:value-type="float">
            <text:p>0.0026656627</text:p>
          </table:table-cell>
          <table:table-cell table:formula="of:=(       (    (COS([.$B6])     -      SQRT([.KJ$2]^2-SIN([.$B6])^2))    /     (COS([.$B6])    +     SQRT([.KJ$2]^2-SIN([.$B6])^2))    )  ^2     -    [.$C6]  )^2" office:value-type="float" office:value="0.00267400650981191" calcext:value-type="float">
            <text:p>0.0026740065</text:p>
          </table:table-cell>
          <table:table-cell table:formula="of:=(       (    (COS([.$B6])     -      SQRT([.KK$2]^2-SIN([.$B6])^2))    /     (COS([.$B6])    +     SQRT([.KK$2]^2-SIN([.$B6])^2))    )  ^2     -    [.$C6]  )^2" office:value-type="float" office:value="0.00268236013781741" calcext:value-type="float">
            <text:p>0.0026823601</text:p>
          </table:table-cell>
          <table:table-cell table:formula="of:=(       (    (COS([.$B6])     -      SQRT([.KL$2]^2-SIN([.$B6])^2))    /     (COS([.$B6])    +     SQRT([.KL$2]^2-SIN([.$B6])^2))    )  ^2     -    [.$C6]  )^2" office:value-type="float" office:value="0.00269072362019457" calcext:value-type="float">
            <text:p>0.0026907236</text:p>
          </table:table-cell>
          <table:table-cell table:formula="of:=(       (    (COS([.$B6])     -      SQRT([.KM$2]^2-SIN([.$B6])^2))    /     (COS([.$B6])    +     SQRT([.KM$2]^2-SIN([.$B6])^2))    )  ^2     -    [.$C6]  )^2" office:value-type="float" office:value="0.00269909694418433" calcext:value-type="float">
            <text:p>0.0026990969</text:p>
          </table:table-cell>
          <table:table-cell table:formula="of:=(       (    (COS([.$B6])     -      SQRT([.KN$2]^2-SIN([.$B6])^2))    /     (COS([.$B6])    +     SQRT([.KN$2]^2-SIN([.$B6])^2))    )  ^2     -    [.$C6]  )^2" office:value-type="float" office:value="0.00270748009704402" calcext:value-type="float">
            <text:p>0.0027074801</text:p>
          </table:table-cell>
          <table:table-cell table:formula="of:=(       (    (COS([.$B6])     -      SQRT([.KO$2]^2-SIN([.$B6])^2))    /     (COS([.$B6])    +     SQRT([.KO$2]^2-SIN([.$B6])^2))    )  ^2     -    [.$C6]  )^2" office:value-type="float" office:value="0.0027158730660474" calcext:value-type="float">
            <text:p>0.0027158731</text:p>
          </table:table-cell>
          <table:table-cell table:formula="of:=(       (    (COS([.$B6])     -      SQRT([.KP$2]^2-SIN([.$B6])^2))    /     (COS([.$B6])    +     SQRT([.KP$2]^2-SIN([.$B6])^2))    )  ^2     -    [.$C6]  )^2" office:value-type="float" office:value="0.00272427583848448" calcext:value-type="float">
            <text:p>0.0027242758</text:p>
          </table:table-cell>
          <table:table-cell table:formula="of:=(       (    (COS([.$B6])     -      SQRT([.KQ$2]^2-SIN([.$B6])^2))    /     (COS([.$B6])    +     SQRT([.KQ$2]^2-SIN([.$B6])^2))    )  ^2     -    [.$C6]  )^2" office:value-type="float" office:value="0.00273268840166172" calcext:value-type="float">
            <text:p>0.0027326884</text:p>
          </table:table-cell>
          <table:table-cell table:formula="of:=(       (    (COS([.$B6])     -      SQRT([.KR$2]^2-SIN([.$B6])^2))    /     (COS([.$B6])    +     SQRT([.KR$2]^2-SIN([.$B6])^2))    )  ^2     -    [.$C6]  )^2" office:value-type="float" office:value="0.0027411107429018" calcext:value-type="float">
            <text:p>0.0027411107</text:p>
          </table:table-cell>
          <table:table-cell table:formula="of:=(       (    (COS([.$B6])     -      SQRT([.KS$2]^2-SIN([.$B6])^2))    /     (COS([.$B6])    +     SQRT([.KS$2]^2-SIN([.$B6])^2))    )  ^2     -    [.$C6]  )^2" office:value-type="float" office:value="0.00274954284954369" calcext:value-type="float">
            <text:p>0.0027495428</text:p>
          </table:table-cell>
          <table:table-cell table:formula="of:=(       (    (COS([.$B6])     -      SQRT([.KT$2]^2-SIN([.$B6])^2))    /     (COS([.$B6])    +     SQRT([.KT$2]^2-SIN([.$B6])^2))    )  ^2     -    [.$C6]  )^2" office:value-type="float" office:value="0.00275798470894266" calcext:value-type="float">
            <text:p>0.0027579847</text:p>
          </table:table-cell>
          <table:table-cell table:formula="of:=(       (    (COS([.$B6])     -      SQRT([.KU$2]^2-SIN([.$B6])^2))    /     (COS([.$B6])    +     SQRT([.KU$2]^2-SIN([.$B6])^2))    )  ^2     -    [.$C6]  )^2" office:value-type="float" office:value="0.00276643630847018" calcext:value-type="float">
            <text:p>0.0027664363</text:p>
          </table:table-cell>
          <table:table-cell table:formula="of:=(       (    (COS([.$B6])     -      SQRT([.KV$2]^2-SIN([.$B6])^2))    /     (COS([.$B6])    +     SQRT([.KV$2]^2-SIN([.$B6])^2))    )  ^2     -    [.$C6]  )^2" office:value-type="float" office:value="0.00277489763551392" calcext:value-type="float">
            <text:p>0.0027748976</text:p>
          </table:table-cell>
          <table:table-cell table:formula="of:=(       (    (COS([.$B6])     -      SQRT([.KW$2]^2-SIN([.$B6])^2))    /     (COS([.$B6])    +     SQRT([.KW$2]^2-SIN([.$B6])^2))    )  ^2     -    [.$C6]  )^2" office:value-type="float" office:value="0.00278336867747777" calcext:value-type="float">
            <text:p>0.0027833687</text:p>
          </table:table-cell>
          <table:table-cell table:formula="of:=(       (    (COS([.$B6])     -      SQRT([.KX$2]^2-SIN([.$B6])^2))    /     (COS([.$B6])    +     SQRT([.KX$2]^2-SIN([.$B6])^2))    )  ^2     -    [.$C6]  )^2" office:value-type="float" office:value="0.00279184942178173" calcext:value-type="float">
            <text:p>0.0027918494</text:p>
          </table:table-cell>
          <table:table-cell table:formula="of:=(       (    (COS([.$B6])     -      SQRT([.KY$2]^2-SIN([.$B6])^2))    /     (COS([.$B6])    +     SQRT([.KY$2]^2-SIN([.$B6])^2))    )  ^2     -    [.$C6]  )^2" office:value-type="float" office:value="0.00280033985586201" calcext:value-type="float">
            <text:p>0.0028003399</text:p>
          </table:table-cell>
          <table:table-cell table:formula="of:=(       (    (COS([.$B6])     -      SQRT([.KZ$2]^2-SIN([.$B6])^2))    /     (COS([.$B6])    +     SQRT([.KZ$2]^2-SIN([.$B6])^2))    )  ^2     -    [.$C6]  )^2" office:value-type="float" office:value="0.00280883996717081" calcext:value-type="float">
            <text:p>0.00280884</text:p>
          </table:table-cell>
          <table:table-cell table:formula="of:=(       (    (COS([.$B6])     -      SQRT([.LA$2]^2-SIN([.$B6])^2))    /     (COS([.$B6])    +     SQRT([.LA$2]^2-SIN([.$B6])^2))    )  ^2     -    [.$C6]  )^2" office:value-type="float" office:value="0.00281734974317657" calcext:value-type="float">
            <text:p>0.0028173497</text:p>
          </table:table-cell>
          <table:table-cell table:formula="of:=(       (    (COS([.$B6])     -      SQRT([.LB$2]^2-SIN([.$B6])^2))    /     (COS([.$B6])    +     SQRT([.LB$2]^2-SIN([.$B6])^2))    )  ^2     -    [.$C6]  )^2" office:value-type="float" office:value="0.00282586917136363" calcext:value-type="float">
            <text:p>0.0028258692</text:p>
          </table:table-cell>
          <table:table-cell table:formula="of:=(       (    (COS([.$B6])     -      SQRT([.LC$2]^2-SIN([.$B6])^2))    /     (COS([.$B6])    +     SQRT([.LC$2]^2-SIN([.$B6])^2))    )  ^2     -    [.$C6]  )^2" office:value-type="float" office:value="0.00283439823923252" calcext:value-type="float">
            <text:p>0.0028343982</text:p>
          </table:table-cell>
          <table:table-cell table:formula="of:=(       (    (COS([.$B6])     -      SQRT([.LD$2]^2-SIN([.$B6])^2))    /     (COS([.$B6])    +     SQRT([.LD$2]^2-SIN([.$B6])^2))    )  ^2     -    [.$C6]  )^2" office:value-type="float" office:value="0.00284293693429968" calcext:value-type="float">
            <text:p>0.0028429369</text:p>
          </table:table-cell>
          <table:table-cell table:formula="of:=(       (    (COS([.$B6])     -      SQRT([.LE$2]^2-SIN([.$B6])^2))    /     (COS([.$B6])    +     SQRT([.LE$2]^2-SIN([.$B6])^2))    )  ^2     -    [.$C6]  )^2" office:value-type="float" office:value="0.0028514852440976" calcext:value-type="float">
            <text:p>0.0028514852</text:p>
          </table:table-cell>
          <table:table-cell table:formula="of:=(       (    (COS([.$B6])     -      SQRT([.LF$2]^2-SIN([.$B6])^2))    /     (COS([.$B6])    +     SQRT([.LF$2]^2-SIN([.$B6])^2))    )  ^2     -    [.$C6]  )^2" office:value-type="float" office:value="0.0028600431561747" calcext:value-type="float">
            <text:p>0.0028600432</text:p>
          </table:table-cell>
          <table:table-cell table:formula="of:=(       (    (COS([.$B6])     -      SQRT([.LG$2]^2-SIN([.$B6])^2))    /     (COS([.$B6])    +     SQRT([.LG$2]^2-SIN([.$B6])^2))    )  ^2     -    [.$C6]  )^2" office:value-type="float" office:value="0.00286861065809534" calcext:value-type="float">
            <text:p>0.0028686107</text:p>
          </table:table-cell>
          <table:table-cell table:formula="of:=(       (    (COS([.$B6])     -      SQRT([.LH$2]^2-SIN([.$B6])^2))    /     (COS([.$B6])    +     SQRT([.LH$2]^2-SIN([.$B6])^2))    )  ^2     -    [.$C6]  )^2" office:value-type="float" office:value="0.00287718773743985" calcext:value-type="float">
            <text:p>0.0028771877</text:p>
          </table:table-cell>
          <table:table-cell table:formula="of:=(       (    (COS([.$B6])     -      SQRT([.LI$2]^2-SIN([.$B6])^2))    /     (COS([.$B6])    +     SQRT([.LI$2]^2-SIN([.$B6])^2))    )  ^2     -    [.$C6]  )^2" office:value-type="float" office:value="0.0028857743818044" calcext:value-type="float">
            <text:p>0.0028857744</text:p>
          </table:table-cell>
          <table:table-cell table:formula="of:=(       (    (COS([.$B6])     -      SQRT([.LJ$2]^2-SIN([.$B6])^2))    /     (COS([.$B6])    +     SQRT([.LJ$2]^2-SIN([.$B6])^2))    )  ^2     -    [.$C6]  )^2" office:value-type="float" office:value="0.00289437057880108" calcext:value-type="float">
            <text:p>0.0028943706</text:p>
          </table:table-cell>
          <table:table-cell table:formula="of:=(       (    (COS([.$B6])     -      SQRT([.LK$2]^2-SIN([.$B6])^2))    /     (COS([.$B6])    +     SQRT([.LK$2]^2-SIN([.$B6])^2))    )  ^2     -    [.$C6]  )^2" office:value-type="float" office:value="0.00290297631605777" calcext:value-type="float">
            <text:p>0.0029029763</text:p>
          </table:table-cell>
          <table:table-cell table:formula="of:=(       (    (COS([.$B6])     -      SQRT([.LL$2]^2-SIN([.$B6])^2))    /     (COS([.$B6])    +     SQRT([.LL$2]^2-SIN([.$B6])^2))    )  ^2     -    [.$C6]  )^2" office:value-type="float" office:value="0.00291159158121822" calcext:value-type="float">
            <text:p>0.0029115916</text:p>
          </table:table-cell>
          <table:table-cell table:formula="of:=(       (    (COS([.$B6])     -      SQRT([.LM$2]^2-SIN([.$B6])^2))    /     (COS([.$B6])    +     SQRT([.LM$2]^2-SIN([.$B6])^2))    )  ^2     -    [.$C6]  )^2" office:value-type="float" office:value="0.00292021636194199" calcext:value-type="float">
            <text:p>0.0029202164</text:p>
          </table:table-cell>
          <table:table-cell table:formula="of:=(       (    (COS([.$B6])     -      SQRT([.LN$2]^2-SIN([.$B6])^2))    /     (COS([.$B6])    +     SQRT([.LN$2]^2-SIN([.$B6])^2))    )  ^2     -    [.$C6]  )^2" office:value-type="float" office:value="0.00292885064590437" calcext:value-type="float">
            <text:p>0.0029288506</text:p>
          </table:table-cell>
          <table:table-cell table:formula="of:=(       (    (COS([.$B6])     -      SQRT([.LO$2]^2-SIN([.$B6])^2))    /     (COS([.$B6])    +     SQRT([.LO$2]^2-SIN([.$B6])^2))    )  ^2     -    [.$C6]  )^2" office:value-type="float" office:value="0.00293749442079642" calcext:value-type="float">
            <text:p>0.0029374944</text:p>
          </table:table-cell>
          <table:table-cell table:formula="of:=(       (    (COS([.$B6])     -      SQRT([.LP$2]^2-SIN([.$B6])^2))    /     (COS([.$B6])    +     SQRT([.LP$2]^2-SIN([.$B6])^2))    )  ^2     -    [.$C6]  )^2" office:value-type="float" office:value="0.00294614767432497" calcext:value-type="float">
            <text:p>0.0029461477</text:p>
          </table:table-cell>
          <table:table-cell table:formula="of:=(       (    (COS([.$B6])     -      SQRT([.LQ$2]^2-SIN([.$B6])^2))    /     (COS([.$B6])    +     SQRT([.LQ$2]^2-SIN([.$B6])^2))    )  ^2     -    [.$C6]  )^2" office:value-type="float" office:value="0.00295481039421252" calcext:value-type="float">
            <text:p>0.0029548104</text:p>
          </table:table-cell>
          <table:table-cell table:formula="of:=(       (    (COS([.$B6])     -      SQRT([.LR$2]^2-SIN([.$B6])^2))    /     (COS([.$B6])    +     SQRT([.LR$2]^2-SIN([.$B6])^2))    )  ^2     -    [.$C6]  )^2" office:value-type="float" office:value="0.00296348256819726" calcext:value-type="float">
            <text:p>0.0029634826</text:p>
          </table:table-cell>
          <table:table-cell table:formula="of:=(       (    (COS([.$B6])     -      SQRT([.LS$2]^2-SIN([.$B6])^2))    /     (COS([.$B6])    +     SQRT([.LS$2]^2-SIN([.$B6])^2))    )  ^2     -    [.$C6]  )^2" office:value-type="float" office:value="0.00297216418403305" calcext:value-type="float">
            <text:p>0.0029721642</text:p>
          </table:table-cell>
          <table:table-cell table:formula="of:=(       (    (COS([.$B6])     -      SQRT([.LT$2]^2-SIN([.$B6])^2))    /     (COS([.$B6])    +     SQRT([.LT$2]^2-SIN([.$B6])^2))    )  ^2     -    [.$C6]  )^2" office:value-type="float" office:value="0.00298085522948935" calcext:value-type="float">
            <text:p>0.0029808552</text:p>
          </table:table-cell>
          <table:table-cell table:formula="of:=(       (    (COS([.$B6])     -      SQRT([.LU$2]^2-SIN([.$B6])^2))    /     (COS([.$B6])    +     SQRT([.LU$2]^2-SIN([.$B6])^2))    )  ^2     -    [.$C6]  )^2" office:value-type="float" office:value="0.00298955569235129" calcext:value-type="float">
            <text:p>0.0029895557</text:p>
          </table:table-cell>
          <table:table-cell table:formula="of:=(       (    (COS([.$B6])     -      SQRT([.LV$2]^2-SIN([.$B6])^2))    /     (COS([.$B6])    +     SQRT([.LV$2]^2-SIN([.$B6])^2))    )  ^2     -    [.$C6]  )^2" office:value-type="float" office:value="0.00299826556041956" calcext:value-type="float">
            <text:p>0.0029982656</text:p>
          </table:table-cell>
          <table:table-cell table:formula="of:=(       (    (COS([.$B6])     -      SQRT([.LW$2]^2-SIN([.$B6])^2))    /     (COS([.$B6])    +     SQRT([.LW$2]^2-SIN([.$B6])^2))    )  ^2     -    [.$C6]  )^2" office:value-type="float" office:value="0.0030069848215104" calcext:value-type="float">
            <text:p>0.0030069848</text:p>
          </table:table-cell>
          <table:table-cell table:formula="of:=(       (    (COS([.$B6])     -      SQRT([.LX$2]^2-SIN([.$B6])^2))    /     (COS([.$B6])    +     SQRT([.LX$2]^2-SIN([.$B6])^2))    )  ^2     -    [.$C6]  )^2" office:value-type="float" office:value="0.00301571346345565" calcext:value-type="float">
            <text:p>0.0030157135</text:p>
          </table:table-cell>
          <table:table-cell table:formula="of:=(       (    (COS([.$B6])     -      SQRT([.LY$2]^2-SIN([.$B6])^2))    /     (COS([.$B6])    +     SQRT([.LY$2]^2-SIN([.$B6])^2))    )  ^2     -    [.$C6]  )^2" office:value-type="float" office:value="0.00302445147410262" calcext:value-type="float">
            <text:p>0.0030244515</text:p>
          </table:table-cell>
          <table:table-cell table:formula="of:=(       (    (COS([.$B6])     -      SQRT([.LZ$2]^2-SIN([.$B6])^2))    /     (COS([.$B6])    +     SQRT([.LZ$2]^2-SIN([.$B6])^2))    )  ^2     -    [.$C6]  )^2" office:value-type="float" office:value="0.00303319884131411" calcext:value-type="float">
            <text:p>0.0030331988</text:p>
          </table:table-cell>
          <table:table-cell table:formula="of:=(       (    (COS([.$B6])     -      SQRT([.MA$2]^2-SIN([.$B6])^2))    /     (COS([.$B6])    +     SQRT([.MA$2]^2-SIN([.$B6])^2))    )  ^2     -    [.$C6]  )^2" office:value-type="float" office:value="0.00304195555296846" calcext:value-type="float">
            <text:p>0.0030419556</text:p>
          </table:table-cell>
          <table:table-cell table:formula="of:=(       (    (COS([.$B6])     -      SQRT([.MB$2]^2-SIN([.$B6])^2))    /     (COS([.$B6])    +     SQRT([.MB$2]^2-SIN([.$B6])^2))    )  ^2     -    [.$C6]  )^2" office:value-type="float" office:value="0.00305072159695941" calcext:value-type="float">
            <text:p>0.0030507216</text:p>
          </table:table-cell>
          <table:table-cell table:formula="of:=(       (    (COS([.$B6])     -      SQRT([.MC$2]^2-SIN([.$B6])^2))    /     (COS([.$B6])    +     SQRT([.MC$2]^2-SIN([.$B6])^2))    )  ^2     -    [.$C6]  )^2" office:value-type="float" office:value="0.00305949696119612" calcext:value-type="float">
            <text:p>0.003059497</text:p>
          </table:table-cell>
          <table:table-cell table:formula="of:=(       (    (COS([.$B6])     -      SQRT([.MD$2]^2-SIN([.$B6])^2))    /     (COS([.$B6])    +     SQRT([.MD$2]^2-SIN([.$B6])^2))    )  ^2     -    [.$C6]  )^2" office:value-type="float" office:value="0.00306828163360319" calcext:value-type="float">
            <text:p>0.0030682816</text:p>
          </table:table-cell>
          <table:table-cell table:formula="of:=(       (    (COS([.$B6])     -      SQRT([.ME$2]^2-SIN([.$B6])^2))    /     (COS([.$B6])    +     SQRT([.ME$2]^2-SIN([.$B6])^2))    )  ^2     -    [.$C6]  )^2" office:value-type="float" office:value="0.00307707560212062" calcext:value-type="float">
            <text:p>0.0030770756</text:p>
          </table:table-cell>
          <table:table-cell table:formula="of:=(       (    (COS([.$B6])     -      SQRT([.MF$2]^2-SIN([.$B6])^2))    /     (COS([.$B6])    +     SQRT([.MF$2]^2-SIN([.$B6])^2))    )  ^2     -    [.$C6]  )^2" office:value-type="float" office:value="0.00308587885470368" calcext:value-type="float">
            <text:p>0.0030858789</text:p>
          </table:table-cell>
          <table:table-cell table:formula="of:=(       (    (COS([.$B6])     -      SQRT([.MG$2]^2-SIN([.$B6])^2))    /     (COS([.$B6])    +     SQRT([.MG$2]^2-SIN([.$B6])^2))    )  ^2     -    [.$C6]  )^2" office:value-type="float" office:value="0.0030946913793231" calcext:value-type="float">
            <text:p>0.0030946914</text:p>
          </table:table-cell>
          <table:table-cell table:formula="of:=(       (    (COS([.$B6])     -      SQRT([.MH$2]^2-SIN([.$B6])^2))    /     (COS([.$B6])    +     SQRT([.MH$2]^2-SIN([.$B6])^2))    )  ^2     -    [.$C6]  )^2" office:value-type="float" office:value="0.00310351316396483" calcext:value-type="float">
            <text:p>0.0031035132</text:p>
          </table:table-cell>
          <table:table-cell table:formula="of:=(       (    (COS([.$B6])     -      SQRT([.MI$2]^2-SIN([.$B6])^2))    /     (COS([.$B6])    +     SQRT([.MI$2]^2-SIN([.$B6])^2))    )  ^2     -    [.$C6]  )^2" office:value-type="float" office:value="0.00311234419663013" calcext:value-type="float">
            <text:p>0.0031123442</text:p>
          </table:table-cell>
          <table:table-cell table:formula="of:=(       (    (COS([.$B6])     -      SQRT([.MJ$2]^2-SIN([.$B6])^2))    /     (COS([.$B6])    +     SQRT([.MJ$2]^2-SIN([.$B6])^2))    )  ^2     -    [.$C6]  )^2" office:value-type="float" office:value="0.00312118446533561" calcext:value-type="float">
            <text:p>0.0031211845</text:p>
          </table:table-cell>
          <table:table-cell table:formula="of:=(       (    (COS([.$B6])     -      SQRT([.MK$2]^2-SIN([.$B6])^2))    /     (COS([.$B6])    +     SQRT([.MK$2]^2-SIN([.$B6])^2))    )  ^2     -    [.$C6]  )^2" office:value-type="float" office:value="0.00313003395811301" calcext:value-type="float">
            <text:p>0.003130034</text:p>
          </table:table-cell>
          <table:table-cell table:formula="of:=(       (    (COS([.$B6])     -      SQRT([.ML$2]^2-SIN([.$B6])^2))    /     (COS([.$B6])    +     SQRT([.ML$2]^2-SIN([.$B6])^2))    )  ^2     -    [.$C6]  )^2" office:value-type="float" office:value="0.00313889266300936" calcext:value-type="float">
            <text:p>0.0031388927</text:p>
          </table:table-cell>
          <table:table-cell table:formula="of:=(       (    (COS([.$B6])     -      SQRT([.MM$2]^2-SIN([.$B6])^2))    /     (COS([.$B6])    +     SQRT([.MM$2]^2-SIN([.$B6])^2))    )  ^2     -    [.$C6]  )^2" office:value-type="float" office:value="0.00314776056808689" calcext:value-type="float">
            <text:p>0.0031477606</text:p>
          </table:table-cell>
          <table:table-cell table:formula="of:=(       (    (COS([.$B6])     -      SQRT([.MN$2]^2-SIN([.$B6])^2))    /     (COS([.$B6])    +     SQRT([.MN$2]^2-SIN([.$B6])^2))    )  ^2     -    [.$C6]  )^2" office:value-type="float" office:value="0.00315663766142297" calcext:value-type="float">
            <text:p>0.0031566377</text:p>
          </table:table-cell>
          <table:table-cell table:formula="of:=(       (    (COS([.$B6])     -      SQRT([.MO$2]^2-SIN([.$B6])^2))    /     (COS([.$B6])    +     SQRT([.MO$2]^2-SIN([.$B6])^2))    )  ^2     -    [.$C6]  )^2" office:value-type="float" office:value="0.00316552393111022" calcext:value-type="float">
            <text:p>0.0031655239</text:p>
          </table:table-cell>
          <table:table-cell table:formula="of:=(       (    (COS([.$B6])     -      SQRT([.MP$2]^2-SIN([.$B6])^2))    /     (COS([.$B6])    +     SQRT([.MP$2]^2-SIN([.$B6])^2))    )  ^2     -    [.$C6]  )^2" office:value-type="float" office:value="0.00317441936525627" calcext:value-type="float">
            <text:p>0.0031744194</text:p>
          </table:table-cell>
          <table:table-cell table:formula="of:=(       (    (COS([.$B6])     -      SQRT([.MQ$2]^2-SIN([.$B6])^2))    /     (COS([.$B6])    +     SQRT([.MQ$2]^2-SIN([.$B6])^2))    )  ^2     -    [.$C6]  )^2" office:value-type="float" office:value="0.00318332395198395" calcext:value-type="float">
            <text:p>0.003183324</text:p>
          </table:table-cell>
          <table:table-cell table:formula="of:=(       (    (COS([.$B6])     -      SQRT([.MR$2]^2-SIN([.$B6])^2))    /     (COS([.$B6])    +     SQRT([.MR$2]^2-SIN([.$B6])^2))    )  ^2     -    [.$C6]  )^2" office:value-type="float" office:value="0.00319223767943115" calcext:value-type="float">
            <text:p>0.0031922377</text:p>
          </table:table-cell>
          <table:table-cell table:formula="of:=(       (    (COS([.$B6])     -      SQRT([.MS$2]^2-SIN([.$B6])^2))    /     (COS([.$B6])    +     SQRT([.MS$2]^2-SIN([.$B6])^2))    )  ^2     -    [.$C6]  )^2" office:value-type="float" office:value="0.00320116053575084" calcext:value-type="float">
            <text:p>0.0032011605</text:p>
          </table:table-cell>
          <table:table-cell table:formula="of:=(       (    (COS([.$B6])     -      SQRT([.MT$2]^2-SIN([.$B6])^2))    /     (COS([.$B6])    +     SQRT([.MT$2]^2-SIN([.$B6])^2))    )  ^2     -    [.$C6]  )^2" office:value-type="float" office:value="0.003210092509111" calcext:value-type="float">
            <text:p>0.0032100925</text:p>
          </table:table-cell>
          <table:table-cell table:formula="of:=(       (    (COS([.$B6])     -      SQRT([.MU$2]^2-SIN([.$B6])^2))    /     (COS([.$B6])    +     SQRT([.MU$2]^2-SIN([.$B6])^2))    )  ^2     -    [.$C6]  )^2" office:value-type="float" office:value="0.00321903358769469" calcext:value-type="float">
            <text:p>0.0032190336</text:p>
          </table:table-cell>
          <table:table-cell table:formula="of:=(       (    (COS([.$B6])     -      SQRT([.MV$2]^2-SIN([.$B6])^2))    /     (COS([.$B6])    +     SQRT([.MV$2]^2-SIN([.$B6])^2))    )  ^2     -    [.$C6]  )^2" office:value-type="float" office:value="0.00322798375969991" calcext:value-type="float">
            <text:p>0.0032279838</text:p>
          </table:table-cell>
          <table:table-cell table:formula="of:=(       (    (COS([.$B6])     -      SQRT([.MW$2]^2-SIN([.$B6])^2))    /     (COS([.$B6])    +     SQRT([.MW$2]^2-SIN([.$B6])^2))    )  ^2     -    [.$C6]  )^2" office:value-type="float" office:value="0.00323694301333971" calcext:value-type="float">
            <text:p>0.003236943</text:p>
          </table:table-cell>
          <table:table-cell table:formula="of:=(       (    (COS([.$B6])     -      SQRT([.MX$2]^2-SIN([.$B6])^2))    /     (COS([.$B6])    +     SQRT([.MX$2]^2-SIN([.$B6])^2))    )  ^2     -    [.$C6]  )^2" office:value-type="float" office:value="0.00324591133684202" calcext:value-type="float">
            <text:p>0.0032459113</text:p>
          </table:table-cell>
          <table:table-cell table:formula="of:=(       (    (COS([.$B6])     -      SQRT([.MY$2]^2-SIN([.$B6])^2))    /     (COS([.$B6])    +     SQRT([.MY$2]^2-SIN([.$B6])^2))    )  ^2     -    [.$C6]  )^2" office:value-type="float" office:value="0.00325488871844974" calcext:value-type="float">
            <text:p>0.0032548887</text:p>
          </table:table-cell>
          <table:table-cell table:formula="of:=(       (    (COS([.$B6])     -      SQRT([.MZ$2]^2-SIN([.$B6])^2))    /     (COS([.$B6])    +     SQRT([.MZ$2]^2-SIN([.$B6])^2))    )  ^2     -    [.$C6]  )^2" office:value-type="float" office:value="0.00326387514642072" calcext:value-type="float">
            <text:p>0.0032638751</text:p>
          </table:table-cell>
          <table:table-cell table:formula="of:=(       (    (COS([.$B6])     -      SQRT([.NA$2]^2-SIN([.$B6])^2))    /     (COS([.$B6])    +     SQRT([.NA$2]^2-SIN([.$B6])^2))    )  ^2     -    [.$C6]  )^2" office:value-type="float" office:value="0.00327287060902764" calcext:value-type="float">
            <text:p>0.0032728706</text:p>
          </table:table-cell>
          <table:table-cell table:formula="of:=(       (    (COS([.$B6])     -      SQRT([.NB$2]^2-SIN([.$B6])^2))    /     (COS([.$B6])    +     SQRT([.NB$2]^2-SIN([.$B6])^2))    )  ^2     -    [.$C6]  )^2" office:value-type="float" office:value="0.00328187509455807" calcext:value-type="float">
            <text:p>0.0032818751</text:p>
          </table:table-cell>
          <table:table-cell table:formula="of:=(       (    (COS([.$B6])     -      SQRT([.NC$2]^2-SIN([.$B6])^2))    /     (COS([.$B6])    +     SQRT([.NC$2]^2-SIN([.$B6])^2))    )  ^2     -    [.$C6]  )^2" office:value-type="float" office:value="0.00329088859131443" calcext:value-type="float">
            <text:p>0.0032908886</text:p>
          </table:table-cell>
          <table:table-cell table:formula="of:=(       (    (COS([.$B6])     -      SQRT([.ND$2]^2-SIN([.$B6])^2))    /     (COS([.$B6])    +     SQRT([.ND$2]^2-SIN([.$B6])^2))    )  ^2     -    [.$C6]  )^2" office:value-type="float" office:value="0.00329991108761396" calcext:value-type="float">
            <text:p>0.0032999111</text:p>
          </table:table-cell>
          <table:table-cell table:formula="of:=(       (    (COS([.$B6])     -      SQRT([.NE$2]^2-SIN([.$B6])^2))    /     (COS([.$B6])    +     SQRT([.NE$2]^2-SIN([.$B6])^2))    )  ^2     -    [.$C6]  )^2" office:value-type="float" office:value="0.0033089425717887" calcext:value-type="float">
            <text:p>0.0033089426</text:p>
          </table:table-cell>
          <table:table-cell table:formula="of:=(       (    (COS([.$B6])     -      SQRT([.NF$2]^2-SIN([.$B6])^2))    /     (COS([.$B6])    +     SQRT([.NF$2]^2-SIN([.$B6])^2))    )  ^2     -    [.$C6]  )^2" office:value-type="float" office:value="0.00331798303218551" calcext:value-type="float">
            <text:p>0.003317983</text:p>
          </table:table-cell>
          <table:table-cell table:formula="of:=(       (    (COS([.$B6])     -      SQRT([.NG$2]^2-SIN([.$B6])^2))    /     (COS([.$B6])    +     SQRT([.NG$2]^2-SIN([.$B6])^2))    )  ^2     -    [.$C6]  )^2" office:value-type="float" office:value="0.00332703245716594" calcext:value-type="float">
            <text:p>0.0033270325</text:p>
          </table:table-cell>
          <table:table-cell table:formula="of:=(       (    (COS([.$B6])     -      SQRT([.NH$2]^2-SIN([.$B6])^2))    /     (COS([.$B6])    +     SQRT([.NH$2]^2-SIN([.$B6])^2))    )  ^2     -    [.$C6]  )^2" office:value-type="float" office:value="0.00333609083510635" calcext:value-type="float">
            <text:p>0.0033360908</text:p>
          </table:table-cell>
          <table:table-cell table:formula="of:=(       (    (COS([.$B6])     -      SQRT([.NI$2]^2-SIN([.$B6])^2))    /     (COS([.$B6])    +     SQRT([.NI$2]^2-SIN([.$B6])^2))    )  ^2     -    [.$C6]  )^2" office:value-type="float" office:value="0.00334515815439773" calcext:value-type="float">
            <text:p>0.0033451582</text:p>
          </table:table-cell>
          <table:table-cell table:formula="of:=(       (    (COS([.$B6])     -      SQRT([.NJ$2]^2-SIN([.$B6])^2))    /     (COS([.$B6])    +     SQRT([.NJ$2]^2-SIN([.$B6])^2))    )  ^2     -    [.$C6]  )^2" office:value-type="float" office:value="0.00335423440344589" calcext:value-type="float">
            <text:p>0.0033542344</text:p>
          </table:table-cell>
          <table:table-cell table:formula="of:=(       (    (COS([.$B6])     -      SQRT([.NK$2]^2-SIN([.$B6])^2))    /     (COS([.$B6])    +     SQRT([.NK$2]^2-SIN([.$B6])^2))    )  ^2     -    [.$C6]  )^2" office:value-type="float" office:value="0.00336331957067116" calcext:value-type="float">
            <text:p>0.0033633196</text:p>
          </table:table-cell>
          <table:table-cell table:formula="of:=(       (    (COS([.$B6])     -      SQRT([.NL$2]^2-SIN([.$B6])^2))    /     (COS([.$B6])    +     SQRT([.NL$2]^2-SIN([.$B6])^2))    )  ^2     -    [.$C6]  )^2" office:value-type="float" office:value="0.00337241364450863" calcext:value-type="float">
            <text:p>0.0033724136</text:p>
          </table:table-cell>
          <table:table-cell table:formula="of:=(       (    (COS([.$B6])     -      SQRT([.NM$2]^2-SIN([.$B6])^2))    /     (COS([.$B6])    +     SQRT([.NM$2]^2-SIN([.$B6])^2))    )  ^2     -    [.$C6]  )^2" office:value-type="float" office:value="0.00338151661340801" calcext:value-type="float">
            <text:p>0.0033815166</text:p>
          </table:table-cell>
          <table:table-cell table:formula="of:=(       (    (COS([.$B6])     -      SQRT([.NN$2]^2-SIN([.$B6])^2))    /     (COS([.$B6])    +     SQRT([.NN$2]^2-SIN([.$B6])^2))    )  ^2     -    [.$C6]  )^2" office:value-type="float" office:value="0.00339062846583357" calcext:value-type="float">
            <text:p>0.0033906285</text:p>
          </table:table-cell>
          <table:table-cell table:formula="of:=(       (    (COS([.$B6])     -      SQRT([.NO$2]^2-SIN([.$B6])^2))    /     (COS([.$B6])    +     SQRT([.NO$2]^2-SIN([.$B6])^2))    )  ^2     -    [.$C6]  )^2" office:value-type="float" office:value="0.0033997491902642" calcext:value-type="float">
            <text:p>0.0033997492</text:p>
          </table:table-cell>
          <table:table-cell table:formula="of:=(       (    (COS([.$B6])     -      SQRT([.NP$2]^2-SIN([.$B6])^2))    /     (COS([.$B6])    +     SQRT([.NP$2]^2-SIN([.$B6])^2))    )  ^2     -    [.$C6]  )^2" office:value-type="float" office:value="0.00340887877519334" calcext:value-type="float">
            <text:p>0.0034088788</text:p>
          </table:table-cell>
          <table:table-cell table:formula="of:=(       (    (COS([.$B6])     -      SQRT([.NQ$2]^2-SIN([.$B6])^2))    /     (COS([.$B6])    +     SQRT([.NQ$2]^2-SIN([.$B6])^2))    )  ^2     -    [.$C6]  )^2" office:value-type="float" office:value="0.00341801720912897" calcext:value-type="float">
            <text:p>0.0034180172</text:p>
          </table:table-cell>
          <table:table-cell table:formula="of:=(       (    (COS([.$B6])     -      SQRT([.NR$2]^2-SIN([.$B6])^2))    /     (COS([.$B6])    +     SQRT([.NR$2]^2-SIN([.$B6])^2))    )  ^2     -    [.$C6]  )^2" office:value-type="float" office:value="0.00342716448059365" calcext:value-type="float">
            <text:p>0.0034271645</text:p>
          </table:table-cell>
          <table:table-cell table:formula="of:=(       (    (COS([.$B6])     -      SQRT([.NS$2]^2-SIN([.$B6])^2))    /     (COS([.$B6])    +     SQRT([.NS$2]^2-SIN([.$B6])^2))    )  ^2     -    [.$C6]  )^2" office:value-type="float" office:value="0.00343632057812432" calcext:value-type="float">
            <text:p>0.0034363206</text:p>
          </table:table-cell>
          <table:table-cell table:formula="of:=(       (    (COS([.$B6])     -      SQRT([.NT$2]^2-SIN([.$B6])^2))    /     (COS([.$B6])    +     SQRT([.NT$2]^2-SIN([.$B6])^2))    )  ^2     -    [.$C6]  )^2" office:value-type="float" office:value="0.00344548549027255" calcext:value-type="float">
            <text:p>0.0034454855</text:p>
          </table:table-cell>
          <table:table-cell table:formula="of:=(       (    (COS([.$B6])     -      SQRT([.NU$2]^2-SIN([.$B6])^2))    /     (COS([.$B6])    +     SQRT([.NU$2]^2-SIN([.$B6])^2))    )  ^2     -    [.$C6]  )^2" office:value-type="float" office:value="0.00345465920560427" calcext:value-type="float">
            <text:p>0.0034546592</text:p>
          </table:table-cell>
          <table:table-cell table:formula="of:=(       (    (COS([.$B6])     -      SQRT([.NV$2]^2-SIN([.$B6])^2))    /     (COS([.$B6])    +     SQRT([.NV$2]^2-SIN([.$B6])^2))    )  ^2     -    [.$C6]  )^2" office:value-type="float" office:value="0.00346384171269986" calcext:value-type="float">
            <text:p>0.0034638417</text:p>
          </table:table-cell>
          <table:table-cell table:formula="of:=(       (    (COS([.$B6])     -      SQRT([.NW$2]^2-SIN([.$B6])^2))    /     (COS([.$B6])    +     SQRT([.NW$2]^2-SIN([.$B6])^2))    )  ^2     -    [.$C6]  )^2" office:value-type="float" office:value="0.00347303300015412" calcext:value-type="float">
            <text:p>0.003473033</text:p>
          </table:table-cell>
          <table:table-cell table:formula="of:=(       (    (COS([.$B6])     -      SQRT([.NX$2]^2-SIN([.$B6])^2))    /     (COS([.$B6])    +     SQRT([.NX$2]^2-SIN([.$B6])^2))    )  ^2     -    [.$C6]  )^2" office:value-type="float" office:value="0.00348223305657626" calcext:value-type="float">
            <text:p>0.0034822331</text:p>
          </table:table-cell>
          <table:table-cell table:formula="of:=(       (    (COS([.$B6])     -      SQRT([.NY$2]^2-SIN([.$B6])^2))    /     (COS([.$B6])    +     SQRT([.NY$2]^2-SIN([.$B6])^2))    )  ^2     -    [.$C6]  )^2" office:value-type="float" office:value="0.00349144187058985" calcext:value-type="float">
            <text:p>0.0034914419</text:p>
          </table:table-cell>
          <table:table-cell table:formula="of:=(       (    (COS([.$B6])     -      SQRT([.NZ$2]^2-SIN([.$B6])^2))    /     (COS([.$B6])    +     SQRT([.NZ$2]^2-SIN([.$B6])^2))    )  ^2     -    [.$C6]  )^2" office:value-type="float" office:value="0.00350065943083282" calcext:value-type="float">
            <text:p>0.0035006594</text:p>
          </table:table-cell>
          <table:table-cell table:formula="of:=(       (    (COS([.$B6])     -      SQRT([.OA$2]^2-SIN([.$B6])^2))    /     (COS([.$B6])    +     SQRT([.OA$2]^2-SIN([.$B6])^2))    )  ^2     -    [.$C6]  )^2" office:value-type="float" office:value="0.00350988572595742" calcext:value-type="float">
            <text:p>0.0035098857</text:p>
          </table:table-cell>
          <table:table-cell table:formula="of:=(       (    (COS([.$B6])     -      SQRT([.OB$2]^2-SIN([.$B6])^2))    /     (COS([.$B6])    +     SQRT([.OB$2]^2-SIN([.$B6])^2))    )  ^2     -    [.$C6]  )^2" office:value-type="float" office:value="0.00351912074463026" calcext:value-type="float">
            <text:p>0.0035191207</text:p>
          </table:table-cell>
          <table:table-cell table:formula="of:=(       (    (COS([.$B6])     -      SQRT([.OC$2]^2-SIN([.$B6])^2))    /     (COS([.$B6])    +     SQRT([.OC$2]^2-SIN([.$B6])^2))    )  ^2     -    [.$C6]  )^2" office:value-type="float" office:value="0.00352836447553216" calcext:value-type="float">
            <text:p>0.0035283645</text:p>
          </table:table-cell>
          <table:table-cell table:formula="of:=(       (    (COS([.$B6])     -      SQRT([.OD$2]^2-SIN([.$B6])^2))    /     (COS([.$B6])    +     SQRT([.OD$2]^2-SIN([.$B6])^2))    )  ^2     -    [.$C6]  )^2" office:value-type="float" office:value="0.00353761690735826" calcext:value-type="float">
            <text:p>0.0035376169</text:p>
          </table:table-cell>
          <table:table-cell table:formula="of:=(       (    (COS([.$B6])     -      SQRT([.OE$2]^2-SIN([.$B6])^2))    /     (COS([.$B6])    +     SQRT([.OE$2]^2-SIN([.$B6])^2))    )  ^2     -    [.$C6]  )^2" office:value-type="float" office:value="0.00354687802881792" calcext:value-type="float">
            <text:p>0.003546878</text:p>
          </table:table-cell>
          <table:table-cell table:formula="of:=(       (    (COS([.$B6])     -      SQRT([.OF$2]^2-SIN([.$B6])^2))    /     (COS([.$B6])    +     SQRT([.OF$2]^2-SIN([.$B6])^2))    )  ^2     -    [.$C6]  )^2" office:value-type="float" office:value="0.00355614782863477" calcext:value-type="float">
            <text:p>0.0035561478</text:p>
          </table:table-cell>
          <table:table-cell table:formula="of:=(       (    (COS([.$B6])     -      SQRT([.OG$2]^2-SIN([.$B6])^2))    /     (COS([.$B6])    +     SQRT([.OG$2]^2-SIN([.$B6])^2))    )  ^2     -    [.$C6]  )^2" office:value-type="float" office:value="0.00356542629554662" calcext:value-type="float">
            <text:p>0.0035654263</text:p>
          </table:table-cell>
          <table:table-cell table:formula="of:=(       (    (COS([.$B6])     -      SQRT([.OH$2]^2-SIN([.$B6])^2))    /     (COS([.$B6])    +     SQRT([.OH$2]^2-SIN([.$B6])^2))    )  ^2     -    [.$C6]  )^2" office:value-type="float" office:value="0.00357471341830544" calcext:value-type="float">
            <text:p>0.0035747134</text:p>
          </table:table-cell>
          <table:table-cell table:formula="of:=(       (    (COS([.$B6])     -      SQRT([.OI$2]^2-SIN([.$B6])^2))    /     (COS([.$B6])    +     SQRT([.OI$2]^2-SIN([.$B6])^2))    )  ^2     -    [.$C6]  )^2" office:value-type="float" office:value="0.00358400918567741" calcext:value-type="float">
            <text:p>0.0035840092</text:p>
          </table:table-cell>
          <table:table-cell table:formula="of:=(       (    (COS([.$B6])     -      SQRT([.OJ$2]^2-SIN([.$B6])^2))    /     (COS([.$B6])    +     SQRT([.OJ$2]^2-SIN([.$B6])^2))    )  ^2     -    [.$C6]  )^2" office:value-type="float" office:value="0.00359331358644283" calcext:value-type="float">
            <text:p>0.0035933136</text:p>
          </table:table-cell>
          <table:table-cell table:formula="of:=(       (    (COS([.$B6])     -      SQRT([.OK$2]^2-SIN([.$B6])^2))    /     (COS([.$B6])    +     SQRT([.OK$2]^2-SIN([.$B6])^2))    )  ^2     -    [.$C6]  )^2" office:value-type="float" office:value="0.00360262660939613" calcext:value-type="float">
            <text:p>0.0036026266</text:p>
          </table:table-cell>
          <table:table-cell table:formula="of:=(       (    (COS([.$B6])     -      SQRT([.OL$2]^2-SIN([.$B6])^2))    /     (COS([.$B6])    +     SQRT([.OL$2]^2-SIN([.$B6])^2))    )  ^2     -    [.$C6]  )^2" office:value-type="float" office:value="0.00361194824334585" calcext:value-type="float">
            <text:p>0.0036119482</text:p>
          </table:table-cell>
          <table:table-cell table:formula="of:=(       (    (COS([.$B6])     -      SQRT([.OM$2]^2-SIN([.$B6])^2))    /     (COS([.$B6])    +     SQRT([.OM$2]^2-SIN([.$B6])^2))    )  ^2     -    [.$C6]  )^2" office:value-type="float" office:value="0.00362127847711457" calcext:value-type="float">
            <text:p>0.0036212785</text:p>
          </table:table-cell>
          <table:table-cell table:formula="of:=(       (    (COS([.$B6])     -      SQRT([.ON$2]^2-SIN([.$B6])^2))    /     (COS([.$B6])    +     SQRT([.ON$2]^2-SIN([.$B6])^2))    )  ^2     -    [.$C6]  )^2" office:value-type="float" office:value="0.00363061729953901" calcext:value-type="float">
            <text:p>0.0036306173</text:p>
          </table:table-cell>
          <table:table-cell table:formula="of:=(       (    (COS([.$B6])     -      SQRT([.OO$2]^2-SIN([.$B6])^2))    /     (COS([.$B6])    +     SQRT([.OO$2]^2-SIN([.$B6])^2))    )  ^2     -    [.$C6]  )^2" office:value-type="float" office:value="0.00363996469946985" calcext:value-type="float">
            <text:p>0.0036399647</text:p>
          </table:table-cell>
          <table:table-cell table:formula="of:=(       (    (COS([.$B6])     -      SQRT([.OP$2]^2-SIN([.$B6])^2))    /     (COS([.$B6])    +     SQRT([.OP$2]^2-SIN([.$B6])^2))    )  ^2     -    [.$C6]  )^2" office:value-type="float" office:value="0.00364932066577184" calcext:value-type="float">
            <text:p>0.0036493207</text:p>
          </table:table-cell>
          <table:table-cell table:formula="of:=(       (    (COS([.$B6])     -      SQRT([.OQ$2]^2-SIN([.$B6])^2))    /     (COS([.$B6])    +     SQRT([.OQ$2]^2-SIN([.$B6])^2))    )  ^2     -    [.$C6]  )^2" office:value-type="float" office:value="0.00365868518732373" calcext:value-type="float">
            <text:p>0.0036586852</text:p>
          </table:table-cell>
          <table:table-cell table:formula="of:=(       (    (COS([.$B6])     -      SQRT([.OR$2]^2-SIN([.$B6])^2))    /     (COS([.$B6])    +     SQRT([.OR$2]^2-SIN([.$B6])^2))    )  ^2     -    [.$C6]  )^2" office:value-type="float" office:value="0.00366805825301819" calcext:value-type="float">
            <text:p>0.0036680583</text:p>
          </table:table-cell>
          <table:table-cell table:formula="of:=(       (    (COS([.$B6])     -      SQRT([.OS$2]^2-SIN([.$B6])^2))    /     (COS([.$B6])    +     SQRT([.OS$2]^2-SIN([.$B6])^2))    )  ^2     -    [.$C6]  )^2" office:value-type="float" office:value="0.00367743985176194" calcext:value-type="float">
            <text:p>0.0036774399</text:p>
          </table:table-cell>
          <table:table-cell table:formula="of:=(       (    (COS([.$B6])     -      SQRT([.OT$2]^2-SIN([.$B6])^2))    /     (COS([.$B6])    +     SQRT([.OT$2]^2-SIN([.$B6])^2))    )  ^2     -    [.$C6]  )^2" office:value-type="float" office:value="0.00368682997247558" calcext:value-type="float">
            <text:p>0.00368683</text:p>
          </table:table-cell>
          <table:table-cell table:formula="of:=(       (    (COS([.$B6])     -      SQRT([.OU$2]^2-SIN([.$B6])^2))    /     (COS([.$B6])    +     SQRT([.OU$2]^2-SIN([.$B6])^2))    )  ^2     -    [.$C6]  )^2" office:value-type="float" office:value="0.00369622860409364" calcext:value-type="float">
            <text:p>0.0036962286</text:p>
          </table:table-cell>
          <table:table-cell table:formula="of:=(       (    (COS([.$B6])     -      SQRT([.OV$2]^2-SIN([.$B6])^2))    /     (COS([.$B6])    +     SQRT([.OV$2]^2-SIN([.$B6])^2))    )  ^2     -    [.$C6]  )^2" office:value-type="float" office:value="0.00370563573556456" calcext:value-type="float">
            <text:p>0.0037056357</text:p>
          </table:table-cell>
          <table:table-cell table:formula="of:=(       (    (COS([.$B6])     -      SQRT([.OW$2]^2-SIN([.$B6])^2))    /     (COS([.$B6])    +     SQRT([.OW$2]^2-SIN([.$B6])^2))    )  ^2     -    [.$C6]  )^2" office:value-type="float" office:value="0.00371505135585063" calcext:value-type="float">
            <text:p>0.0037150514</text:p>
          </table:table-cell>
          <table:table-cell table:formula="of:=(       (    (COS([.$B6])     -      SQRT([.OX$2]^2-SIN([.$B6])^2))    /     (COS([.$B6])    +     SQRT([.OX$2]^2-SIN([.$B6])^2))    )  ^2     -    [.$C6]  )^2" office:value-type="float" office:value="0.00372447545392805" calcext:value-type="float">
            <text:p>0.0037244755</text:p>
          </table:table-cell>
          <table:table-cell table:formula="of:=(       (    (COS([.$B6])     -      SQRT([.OY$2]^2-SIN([.$B6])^2))    /     (COS([.$B6])    +     SQRT([.OY$2]^2-SIN([.$B6])^2))    )  ^2     -    [.$C6]  )^2" office:value-type="float" office:value="0.00373390801878678" calcext:value-type="float">
            <text:p>0.003733908</text:p>
          </table:table-cell>
          <table:table-cell table:formula="of:=(       (    (COS([.$B6])     -      SQRT([.OZ$2]^2-SIN([.$B6])^2))    /     (COS([.$B6])    +     SQRT([.OZ$2]^2-SIN([.$B6])^2))    )  ^2     -    [.$C6]  )^2" office:value-type="float" office:value="0.00374334903943069" calcext:value-type="float">
            <text:p>0.003743349</text:p>
          </table:table-cell>
          <table:table-cell table:formula="of:=(       (    (COS([.$B6])     -      SQRT([.PA$2]^2-SIN([.$B6])^2))    /     (COS([.$B6])    +     SQRT([.PA$2]^2-SIN([.$B6])^2))    )  ^2     -    [.$C6]  )^2" office:value-type="float" office:value="0.00375279850487736" calcext:value-type="float">
            <text:p>0.0037527985</text:p>
          </table:table-cell>
          <table:table-cell table:formula="of:=(       (    (COS([.$B6])     -      SQRT([.PB$2]^2-SIN([.$B6])^2))    /     (COS([.$B6])    +     SQRT([.PB$2]^2-SIN([.$B6])^2))    )  ^2     -    [.$C6]  )^2" office:value-type="float" office:value="0.0037622564041582" calcext:value-type="float">
            <text:p>0.0037622564</text:p>
          </table:table-cell>
          <table:table-cell table:formula="of:=(       (    (COS([.$B6])     -      SQRT([.PC$2]^2-SIN([.$B6])^2))    /     (COS([.$B6])    +     SQRT([.PC$2]^2-SIN([.$B6])^2))    )  ^2     -    [.$C6]  )^2" office:value-type="float" office:value="0.00377172272631838" calcext:value-type="float">
            <text:p>0.0037717227</text:p>
          </table:table-cell>
          <table:table-cell table:formula="of:=(       (    (COS([.$B6])     -      SQRT([.PD$2]^2-SIN([.$B6])^2))    /     (COS([.$B6])    +     SQRT([.PD$2]^2-SIN([.$B6])^2))    )  ^2     -    [.$C6]  )^2" office:value-type="float" office:value="0.00378119746041678" calcext:value-type="float">
            <text:p>0.0037811975</text:p>
          </table:table-cell>
          <table:table-cell table:formula="of:=(       (    (COS([.$B6])     -      SQRT([.PE$2]^2-SIN([.$B6])^2))    /     (COS([.$B6])    +     SQRT([.PE$2]^2-SIN([.$B6])^2))    )  ^2     -    [.$C6]  )^2" office:value-type="float" office:value="0.00379068059552599" calcext:value-type="float">
            <text:p>0.0037906806</text:p>
          </table:table-cell>
          <table:table-cell table:formula="of:=(       (    (COS([.$B6])     -      SQRT([.PF$2]^2-SIN([.$B6])^2))    /     (COS([.$B6])    +     SQRT([.PF$2]^2-SIN([.$B6])^2))    )  ^2     -    [.$C6]  )^2" office:value-type="float" office:value="0.00380017212073235" calcext:value-type="float">
            <text:p>0.0038001721</text:p>
          </table:table-cell>
          <table:table-cell table:formula="of:=(       (    (COS([.$B6])     -      SQRT([.PG$2]^2-SIN([.$B6])^2))    /     (COS([.$B6])    +     SQRT([.PG$2]^2-SIN([.$B6])^2))    )  ^2     -    [.$C6]  )^2" office:value-type="float" office:value="0.00380967202513583" calcext:value-type="float">
            <text:p>0.003809672</text:p>
          </table:table-cell>
          <table:table-cell table:formula="of:=(       (    (COS([.$B6])     -      SQRT([.PH$2]^2-SIN([.$B6])^2))    /     (COS([.$B6])    +     SQRT([.PH$2]^2-SIN([.$B6])^2))    )  ^2     -    [.$C6]  )^2" office:value-type="float" office:value="0.00381918029785006" calcext:value-type="float">
            <text:p>0.0038191803</text:p>
          </table:table-cell>
          <table:table-cell table:formula="of:=(       (    (COS([.$B6])     -      SQRT([.PI$2]^2-SIN([.$B6])^2))    /     (COS([.$B6])    +     SQRT([.PI$2]^2-SIN([.$B6])^2))    )  ^2     -    [.$C6]  )^2" office:value-type="float" office:value="0.00382869692800233" calcext:value-type="float">
            <text:p>0.0038286969</text:p>
          </table:table-cell>
          <table:table-cell table:formula="of:=(       (    (COS([.$B6])     -      SQRT([.PJ$2]^2-SIN([.$B6])^2))    /     (COS([.$B6])    +     SQRT([.PJ$2]^2-SIN([.$B6])^2))    )  ^2     -    [.$C6]  )^2" office:value-type="float" office:value="0.00383822190473354" calcext:value-type="float">
            <text:p>0.0038382219</text:p>
          </table:table-cell>
          <table:table-cell table:formula="of:=(       (    (COS([.$B6])     -      SQRT([.PK$2]^2-SIN([.$B6])^2))    /     (COS([.$B6])    +     SQRT([.PK$2]^2-SIN([.$B6])^2))    )  ^2     -    [.$C6]  )^2" office:value-type="float" office:value="0.00384775521719818" calcext:value-type="float">
            <text:p>0.0038477552</text:p>
          </table:table-cell>
          <table:table-cell table:formula="of:=(       (    (COS([.$B6])     -      SQRT([.PL$2]^2-SIN([.$B6])^2))    /     (COS([.$B6])    +     SQRT([.PL$2]^2-SIN([.$B6])^2))    )  ^2     -    [.$C6]  )^2" office:value-type="float" office:value="0.00385729685456433" calcext:value-type="float">
            <text:p>0.0038572969</text:p>
          </table:table-cell>
          <table:table-cell table:formula="of:=(       (    (COS([.$B6])     -      SQRT([.PM$2]^2-SIN([.$B6])^2))    /     (COS([.$B6])    +     SQRT([.PM$2]^2-SIN([.$B6])^2))    )  ^2     -    [.$C6]  )^2" office:value-type="float" office:value="0.00386684680601361" calcext:value-type="float">
            <text:p>0.0038668468</text:p>
          </table:table-cell>
          <table:table-cell table:formula="of:=(       (    (COS([.$B6])     -      SQRT([.PN$2]^2-SIN([.$B6])^2))    /     (COS([.$B6])    +     SQRT([.PN$2]^2-SIN([.$B6])^2))    )  ^2     -    [.$C6]  )^2" office:value-type="float" office:value="0.0038764050607412" calcext:value-type="float">
            <text:p>0.0038764051</text:p>
          </table:table-cell>
          <table:table-cell table:formula="of:=(       (    (COS([.$B6])     -      SQRT([.PO$2]^2-SIN([.$B6])^2))    /     (COS([.$B6])    +     SQRT([.PO$2]^2-SIN([.$B6])^2))    )  ^2     -    [.$C6]  )^2" office:value-type="float" office:value="0.00388597160795579" calcext:value-type="float">
            <text:p>0.0038859716</text:p>
          </table:table-cell>
          <table:table-cell table:formula="of:=(       (    (COS([.$B6])     -      SQRT([.PP$2]^2-SIN([.$B6])^2))    /     (COS([.$B6])    +     SQRT([.PP$2]^2-SIN([.$B6])^2))    )  ^2     -    [.$C6]  )^2" office:value-type="float" office:value="0.00389554643687957" calcext:value-type="float">
            <text:p>0.0038955464</text:p>
          </table:table-cell>
          <table:table-cell table:formula="of:=(       (    (COS([.$B6])     -      SQRT([.PQ$2]^2-SIN([.$B6])^2))    /     (COS([.$B6])    +     SQRT([.PQ$2]^2-SIN([.$B6])^2))    )  ^2     -    [.$C6]  )^2" office:value-type="float" office:value="0.00390512953674821" calcext:value-type="float">
            <text:p>0.0039051295</text:p>
          </table:table-cell>
          <table:table-cell table:formula="of:=(       (    (COS([.$B6])     -      SQRT([.PR$2]^2-SIN([.$B6])^2))    /     (COS([.$B6])    +     SQRT([.PR$2]^2-SIN([.$B6])^2))    )  ^2     -    [.$C6]  )^2" office:value-type="float" office:value="0.00391472089681084" calcext:value-type="float">
            <text:p>0.0039147209</text:p>
          </table:table-cell>
          <table:table-cell table:formula="of:=(       (    (COS([.$B6])     -      SQRT([.PS$2]^2-SIN([.$B6])^2))    /     (COS([.$B6])    +     SQRT([.PS$2]^2-SIN([.$B6])^2))    )  ^2     -    [.$C6]  )^2" office:value-type="float" office:value="0.00392432050633002" calcext:value-type="float">
            <text:p>0.0039243205</text:p>
          </table:table-cell>
          <table:table-cell table:formula="of:=(       (    (COS([.$B6])     -      SQRT([.PT$2]^2-SIN([.$B6])^2))    /     (COS([.$B6])    +     SQRT([.PT$2]^2-SIN([.$B6])^2))    )  ^2     -    [.$C6]  )^2" office:value-type="float" office:value="0.00393392835458179" calcext:value-type="float">
            <text:p>0.0039339284</text:p>
          </table:table-cell>
          <table:table-cell table:formula="of:=(       (    (COS([.$B6])     -      SQRT([.PU$2]^2-SIN([.$B6])^2))    /     (COS([.$B6])    +     SQRT([.PU$2]^2-SIN([.$B6])^2))    )  ^2     -    [.$C6]  )^2" office:value-type="float" office:value="0.0039435444308555" calcext:value-type="float">
            <text:p>0.0039435444</text:p>
          </table:table-cell>
          <table:table-cell table:formula="of:=(       (    (COS([.$B6])     -      SQRT([.PV$2]^2-SIN([.$B6])^2))    /     (COS([.$B6])    +     SQRT([.PV$2]^2-SIN([.$B6])^2))    )  ^2     -    [.$C6]  )^2" office:value-type="float" office:value="0.00395316872445396" calcext:value-type="float">
            <text:p>0.0039531687</text:p>
          </table:table-cell>
          <table:table-cell table:formula="of:=(       (    (COS([.$B6])     -      SQRT([.PW$2]^2-SIN([.$B6])^2))    /     (COS([.$B6])    +     SQRT([.PW$2]^2-SIN([.$B6])^2))    )  ^2     -    [.$C6]  )^2" office:value-type="float" office:value="0.00396280122469329" calcext:value-type="float">
            <text:p>0.0039628012</text:p>
          </table:table-cell>
          <table:table-cell table:formula="of:=(       (    (COS([.$B6])     -      SQRT([.PX$2]^2-SIN([.$B6])^2))    /     (COS([.$B6])    +     SQRT([.PX$2]^2-SIN([.$B6])^2))    )  ^2     -    [.$C6]  )^2" office:value-type="float" office:value="0.00397244192090297" calcext:value-type="float">
            <text:p>0.0039724419</text:p>
          </table:table-cell>
          <table:table-cell table:formula="of:=(       (    (COS([.$B6])     -      SQRT([.PY$2]^2-SIN([.$B6])^2))    /     (COS([.$B6])    +     SQRT([.PY$2]^2-SIN([.$B6])^2))    )  ^2     -    [.$C6]  )^2" office:value-type="float" office:value="0.00398209080242586" calcext:value-type="float">
            <text:p>0.0039820908</text:p>
          </table:table-cell>
          <table:table-cell table:formula="of:=(       (    (COS([.$B6])     -      SQRT([.PZ$2]^2-SIN([.$B6])^2))    /     (COS([.$B6])    +     SQRT([.PZ$2]^2-SIN([.$B6])^2))    )  ^2     -    [.$C6]  )^2" office:value-type="float" office:value="0.00399174785861804" calcext:value-type="float">
            <text:p>0.0039917479</text:p>
          </table:table-cell>
          <table:table-cell table:formula="of:=(       (    (COS([.$B6])     -      SQRT([.QA$2]^2-SIN([.$B6])^2))    /     (COS([.$B6])    +     SQRT([.QA$2]^2-SIN([.$B6])^2))    )  ^2     -    [.$C6]  )^2" office:value-type="float" office:value="0.00400141307884891" calcext:value-type="float">
            <text:p>0.0040014131</text:p>
          </table:table-cell>
          <table:table-cell table:formula="of:=(       (    (COS([.$B6])     -      SQRT([.QB$2]^2-SIN([.$B6])^2))    /     (COS([.$B6])    +     SQRT([.QB$2]^2-SIN([.$B6])^2))    )  ^2     -    [.$C6]  )^2" office:value-type="float" office:value="0.00401108645250115" calcext:value-type="float">
            <text:p>0.0040110865</text:p>
          </table:table-cell>
          <table:table-cell table:formula="of:=(       (    (COS([.$B6])     -      SQRT([.QC$2]^2-SIN([.$B6])^2))    /     (COS([.$B6])    +     SQRT([.QC$2]^2-SIN([.$B6])^2))    )  ^2     -    [.$C6]  )^2" office:value-type="float" office:value="0.00402076796897071" calcext:value-type="float">
            <text:p>0.004020768</text:p>
          </table:table-cell>
          <table:table-cell table:formula="of:=(       (    (COS([.$B6])     -      SQRT([.QD$2]^2-SIN([.$B6])^2))    /     (COS([.$B6])    +     SQRT([.QD$2]^2-SIN([.$B6])^2))    )  ^2     -    [.$C6]  )^2" office:value-type="float" office:value="0.00403045761766668" calcext:value-type="float">
            <text:p>0.0040304576</text:p>
          </table:table-cell>
          <table:table-cell table:formula="of:=(       (    (COS([.$B6])     -      SQRT([.QE$2]^2-SIN([.$B6])^2))    /     (COS([.$B6])    +     SQRT([.QE$2]^2-SIN([.$B6])^2))    )  ^2     -    [.$C6]  )^2" office:value-type="float" office:value="0.00404015538801147" calcext:value-type="float">
            <text:p>0.0040401554</text:p>
          </table:table-cell>
          <table:table-cell table:formula="of:=(       (    (COS([.$B6])     -      SQRT([.QF$2]^2-SIN([.$B6])^2))    /     (COS([.$B6])    +     SQRT([.QF$2]^2-SIN([.$B6])^2))    )  ^2     -    [.$C6]  )^2" office:value-type="float" office:value="0.00404986126944061" calcext:value-type="float">
            <text:p>0.0040498613</text:p>
          </table:table-cell>
          <table:table-cell table:formula="of:=(       (    (COS([.$B6])     -      SQRT([.QG$2]^2-SIN([.$B6])^2))    /     (COS([.$B6])    +     SQRT([.QG$2]^2-SIN([.$B6])^2))    )  ^2     -    [.$C6]  )^2" office:value-type="float" office:value="0.00405957525140282" calcext:value-type="float">
            <text:p>0.0040595753</text:p>
          </table:table-cell>
          <table:table-cell table:formula="of:=(       (    (COS([.$B6])     -      SQRT([.QH$2]^2-SIN([.$B6])^2))    /     (COS([.$B6])    +     SQRT([.QH$2]^2-SIN([.$B6])^2))    )  ^2     -    [.$C6]  )^2" office:value-type="float" office:value="0.00406929732335995" calcext:value-type="float">
            <text:p>0.0040692973</text:p>
          </table:table-cell>
          <table:table-cell table:formula="of:=(       (    (COS([.$B6])     -      SQRT([.QI$2]^2-SIN([.$B6])^2))    /     (COS([.$B6])    +     SQRT([.QI$2]^2-SIN([.$B6])^2))    )  ^2     -    [.$C6]  )^2" office:value-type="float" office:value="0.00407902747478703" calcext:value-type="float">
            <text:p>0.0040790275</text:p>
          </table:table-cell>
          <table:table-cell table:formula="of:=(       (    (COS([.$B6])     -      SQRT([.QJ$2]^2-SIN([.$B6])^2))    /     (COS([.$B6])    +     SQRT([.QJ$2]^2-SIN([.$B6])^2))    )  ^2     -    [.$C6]  )^2" office:value-type="float" office:value="0.00408876569517219" calcext:value-type="float">
            <text:p>0.0040887657</text:p>
          </table:table-cell>
          <table:table-cell table:formula="of:=(       (    (COS([.$B6])     -      SQRT([.QK$2]^2-SIN([.$B6])^2))    /     (COS([.$B6])    +     SQRT([.QK$2]^2-SIN([.$B6])^2))    )  ^2     -    [.$C6]  )^2" office:value-type="float" office:value="0.00409851197401663" calcext:value-type="float">
            <text:p>0.004098512</text:p>
          </table:table-cell>
          <table:table-cell table:formula="of:=(       (    (COS([.$B6])     -      SQRT([.QL$2]^2-SIN([.$B6])^2))    /     (COS([.$B6])    +     SQRT([.QL$2]^2-SIN([.$B6])^2))    )  ^2     -    [.$C6]  )^2" office:value-type="float" office:value="0.00410826630083464" calcext:value-type="float">
            <text:p>0.0041082663</text:p>
          </table:table-cell>
          <table:table-cell table:formula="of:=(       (    (COS([.$B6])     -      SQRT([.QM$2]^2-SIN([.$B6])^2))    /     (COS([.$B6])    +     SQRT([.QM$2]^2-SIN([.$B6])^2))    )  ^2     -    [.$C6]  )^2" office:value-type="float" office:value="0.0041180286651536" calcext:value-type="float">
            <text:p>0.0041180287</text:p>
          </table:table-cell>
          <table:table-cell table:formula="of:=(       (    (COS([.$B6])     -      SQRT([.QN$2]^2-SIN([.$B6])^2))    /     (COS([.$B6])    +     SQRT([.QN$2]^2-SIN([.$B6])^2))    )  ^2     -    [.$C6]  )^2" office:value-type="float" office:value="0.00412779905651387" calcext:value-type="float">
            <text:p>0.0041277991</text:p>
          </table:table-cell>
          <table:table-cell table:formula="of:=(       (    (COS([.$B6])     -      SQRT([.QO$2]^2-SIN([.$B6])^2))    /     (COS([.$B6])    +     SQRT([.QO$2]^2-SIN([.$B6])^2))    )  ^2     -    [.$C6]  )^2" office:value-type="float" office:value="0.00413757746446888" calcext:value-type="float">
            <text:p>0.0041375775</text:p>
          </table:table-cell>
          <table:table-cell table:formula="of:=(       (    (COS([.$B6])     -      SQRT([.QP$2]^2-SIN([.$B6])^2))    /     (COS([.$B6])    +     SQRT([.QP$2]^2-SIN([.$B6])^2))    )  ^2     -    [.$C6]  )^2" office:value-type="float" office:value="0.00414736387858503" calcext:value-type="float">
            <text:p>0.0041473639</text:p>
          </table:table-cell>
          <table:table-cell table:formula="of:=(       (    (COS([.$B6])     -      SQRT([.QQ$2]^2-SIN([.$B6])^2))    /     (COS([.$B6])    +     SQRT([.QQ$2]^2-SIN([.$B6])^2))    )  ^2     -    [.$C6]  )^2" office:value-type="float" office:value="0.00415715828844171" calcext:value-type="float">
            <text:p>0.0041571583</text:p>
          </table:table-cell>
          <table:table-cell table:formula="of:=(       (    (COS([.$B6])     -      SQRT([.QR$2]^2-SIN([.$B6])^2))    /     (COS([.$B6])    +     SQRT([.QR$2]^2-SIN([.$B6])^2))    )  ^2     -    [.$C6]  )^2" office:value-type="float" office:value="0.00416696068363129" calcext:value-type="float">
            <text:p>0.0041669607</text:p>
          </table:table-cell>
          <table:table-cell table:formula="of:=(       (    (COS([.$B6])     -      SQRT([.QS$2]^2-SIN([.$B6])^2))    /     (COS([.$B6])    +     SQRT([.QS$2]^2-SIN([.$B6])^2))    )  ^2     -    [.$C6]  )^2" office:value-type="float" office:value="0.00417677105375911" calcext:value-type="float">
            <text:p>0.0041767711</text:p>
          </table:table-cell>
          <table:table-cell table:formula="of:=(       (    (COS([.$B6])     -      SQRT([.QT$2]^2-SIN([.$B6])^2))    /     (COS([.$B6])    +     SQRT([.QT$2]^2-SIN([.$B6])^2))    )  ^2     -    [.$C6]  )^2" office:value-type="float" office:value="0.00418658938844333" calcext:value-type="float">
            <text:p>0.0041865894</text:p>
          </table:table-cell>
          <table:table-cell table:formula="of:=(       (    (COS([.$B6])     -      SQRT([.QU$2]^2-SIN([.$B6])^2))    /     (COS([.$B6])    +     SQRT([.QU$2]^2-SIN([.$B6])^2))    )  ^2     -    [.$C6]  )^2" office:value-type="float" office:value="0.00419641567731516" calcext:value-type="float">
            <text:p>0.0041964157</text:p>
          </table:table-cell>
          <table:table-cell table:formula="of:=(       (    (COS([.$B6])     -      SQRT([.QV$2]^2-SIN([.$B6])^2))    /     (COS([.$B6])    +     SQRT([.QV$2]^2-SIN([.$B6])^2))    )  ^2     -    [.$C6]  )^2" office:value-type="float" office:value="0.00420624991001858" calcext:value-type="float">
            <text:p>0.0042062499</text:p>
          </table:table-cell>
          <table:table-cell table:formula="of:=(       (    (COS([.$B6])     -      SQRT([.QW$2]^2-SIN([.$B6])^2))    /     (COS([.$B6])    +     SQRT([.QW$2]^2-SIN([.$B6])^2))    )  ^2     -    [.$C6]  )^2" office:value-type="float" office:value="0.00421609207621053" calcext:value-type="float">
            <text:p>0.0042160921</text:p>
          </table:table-cell>
          <table:table-cell table:formula="of:=(       (    (COS([.$B6])     -      SQRT([.QX$2]^2-SIN([.$B6])^2))    /     (COS([.$B6])    +     SQRT([.QX$2]^2-SIN([.$B6])^2))    )  ^2     -    [.$C6]  )^2" office:value-type="float" office:value="0.00422594216556074" calcext:value-type="float">
            <text:p>0.0042259422</text:p>
          </table:table-cell>
          <table:table-cell table:number-columns-repeated="558"/>
        </table:table-row>
        <table:table-row table:style-name="ro1">
          <table:table-cell/>
          <table:table-cell table:formula="of:=[List1.N30]/180*PI()" office:value-type="float" office:value="1.22173047639603" calcext:value-type="float">
            <text:p>1.2217304764</text:p>
          </table:table-cell>
          <table:table-cell table:style-name="ce5" table:formula="of:=[List1.P30]/1910" office:value-type="float" office:value="0.382198952879581" calcext:value-type="float">
            <text:p>0.3821989529</text:p>
          </table:table-cell>
          <table:table-cell table:formula="of:=(       (    (COS([.$B7])     -      SQRT([.D$2]^2-SIN([.$B7])^2))    /     (COS([.$B7])    +     SQRT([.D$2]^2-SIN([.$B7])^2))    )  ^2     -    [.$C7]  )^2" office:value-type="float" office:value="0.000000557591972158971" calcext:value-type="float">
            <text:p>5.57591972158971E-007</text:p>
          </table:table-cell>
          <table:table-cell table:formula="of:=(       (    (COS([.$B7])     -      SQRT([.E$2]^2-SIN([.$B7])^2))    /     (COS([.$B7])    +     SQRT([.E$2]^2-SIN([.$B7])^2))    )  ^2     -    [.$C7]  )^2" office:value-type="float" office:value="0.000000706665476496983" calcext:value-type="float">
            <text:p>7.06665476496983E-007</text:p>
          </table:table-cell>
          <table:table-cell table:formula="of:=(       (    (COS([.$B7])     -      SQRT([.F$2]^2-SIN([.$B7])^2))    /     (COS([.$B7])    +     SQRT([.F$2]^2-SIN([.$B7])^2))    )  ^2     -    [.$C7]  )^2" office:value-type="float" office:value="0.000000873317260144935" calcext:value-type="float">
            <text:p>8.73317260144935E-007</text:p>
          </table:table-cell>
          <table:table-cell table:formula="of:=(       (    (COS([.$B7])     -      SQRT([.G$2]^2-SIN([.$B7])^2))    /     (COS([.$B7])    +     SQRT([.G$2]^2-SIN([.$B7])^2))    )  ^2     -    [.$C7]  )^2" office:value-type="float" office:value="0.00000105752895362242" calcext:value-type="float">
            <text:p>1.05752895362242E-006</text:p>
          </table:table-cell>
          <table:table-cell table:formula="of:=(       (    (COS([.$B7])     -      SQRT([.H$2]^2-SIN([.$B7])^2))    /     (COS([.$B7])    +     SQRT([.H$2]^2-SIN([.$B7])^2))    )  ^2     -    [.$C7]  )^2" office:value-type="float" office:value="0.00000125928220824627" calcext:value-type="float">
            <text:p>1.25928220824627E-006</text:p>
          </table:table-cell>
          <table:table-cell table:formula="of:=(       (    (COS([.$B7])     -      SQRT([.I$2]^2-SIN([.$B7])^2))    /     (COS([.$B7])    +     SQRT([.I$2]^2-SIN([.$B7])^2))    )  ^2     -    [.$C7]  )^2" office:value-type="float" office:value="0.00000147855869610378" calcext:value-type="float">
            <text:p>1.47855869610378E-006</text:p>
          </table:table-cell>
          <table:table-cell table:formula="of:=(       (    (COS([.$B7])     -      SQRT([.J$2]^2-SIN([.$B7])^2))    /     (COS([.$B7])    +     SQRT([.J$2]^2-SIN([.$B7])^2))    )  ^2     -    [.$C7]  )^2" office:value-type="float" office:value="0.00000171534011002575" calcext:value-type="float">
            <text:p>1.71534011002575E-006</text:p>
          </table:table-cell>
          <table:table-cell table:formula="of:=(       (    (COS([.$B7])     -      SQRT([.K$2]^2-SIN([.$B7])^2))    /     (COS([.$B7])    +     SQRT([.K$2]^2-SIN([.$B7])^2))    )  ^2     -    [.$C7]  )^2" office:value-type="float" office:value="0.00000196960816355711" calcext:value-type="float">
            <text:p>1.96960816355711E-006</text:p>
          </table:table-cell>
          <table:table-cell table:formula="of:=(       (    (COS([.$B7])     -      SQRT([.L$2]^2-SIN([.$B7])^2))    /     (COS([.$B7])    +     SQRT([.L$2]^2-SIN([.$B7])^2))    )  ^2     -    [.$C7]  )^2" office:value-type="float" office:value="0.00000224134459092989" calcext:value-type="float">
            <text:p>2.24134459092989E-006</text:p>
          </table:table-cell>
          <table:table-cell table:formula="of:=(       (    (COS([.$B7])     -      SQRT([.M$2]^2-SIN([.$B7])^2))    /     (COS([.$B7])    +     SQRT([.M$2]^2-SIN([.$B7])^2))    )  ^2     -    [.$C7]  )^2" office:value-type="float" office:value="0.00000253053114703608" calcext:value-type="float">
            <text:p>2.53053114703608E-006</text:p>
          </table:table-cell>
          <table:table-cell table:formula="of:=(       (    (COS([.$B7])     -      SQRT([.N$2]^2-SIN([.$B7])^2))    /     (COS([.$B7])    +     SQRT([.N$2]^2-SIN([.$B7])^2))    )  ^2     -    [.$C7]  )^2" office:value-type="float" office:value="0.00000283714960739964" calcext:value-type="float">
            <text:p>2.83714960739964E-006</text:p>
          </table:table-cell>
          <table:table-cell table:formula="of:=(       (    (COS([.$B7])     -      SQRT([.O$2]^2-SIN([.$B7])^2))    /     (COS([.$B7])    +     SQRT([.O$2]^2-SIN([.$B7])^2))    )  ^2     -    [.$C7]  )^2" office:value-type="float" office:value="0.00000316118176814894" calcext:value-type="float">
            <text:p>3.16118176814894E-006</text:p>
          </table:table-cell>
          <table:table-cell table:formula="of:=(       (    (COS([.$B7])     -      SQRT([.P$2]^2-SIN([.$B7])^2))    /     (COS([.$B7])    +     SQRT([.P$2]^2-SIN([.$B7])^2))    )  ^2     -    [.$C7]  )^2" office:value-type="float" office:value="0.00000350260944598898" calcext:value-type="float">
            <text:p>3.50260944598898E-006</text:p>
          </table:table-cell>
          <table:table-cell table:formula="of:=(       (    (COS([.$B7])     -      SQRT([.Q$2]^2-SIN([.$B7])^2))    /     (COS([.$B7])    +     SQRT([.Q$2]^2-SIN([.$B7])^2))    )  ^2     -    [.$C7]  )^2" office:value-type="float" office:value="0.00000386141447817414" calcext:value-type="float">
            <text:p>3.86141447817414E-006</text:p>
          </table:table-cell>
          <table:table-cell table:formula="of:=(       (    (COS([.$B7])     -      SQRT([.R$2]^2-SIN([.$B7])^2))    /     (COS([.$B7])    +     SQRT([.R$2]^2-SIN([.$B7])^2))    )  ^2     -    [.$C7]  )^2" office:value-type="float" office:value="0.00000423757872248118" calcext:value-type="float">
            <text:p>4.23757872248118E-006</text:p>
          </table:table-cell>
          <table:table-cell table:formula="of:=(       (    (COS([.$B7])     -      SQRT([.S$2]^2-SIN([.$B7])^2))    /     (COS([.$B7])    +     SQRT([.S$2]^2-SIN([.$B7])^2))    )  ^2     -    [.$C7]  )^2" office:value-type="float" office:value="0.00000463108405718069" calcext:value-type="float">
            <text:p>4.63108405718069E-006</text:p>
          </table:table-cell>
          <table:table-cell table:formula="of:=(       (    (COS([.$B7])     -      SQRT([.T$2]^2-SIN([.$B7])^2))    /     (COS([.$B7])    +     SQRT([.T$2]^2-SIN([.$B7])^2))    )  ^2     -    [.$C7]  )^2" office:value-type="float" office:value="0.00000504191238101148" calcext:value-type="float">
            <text:p>5.04191238101148E-006</text:p>
          </table:table-cell>
          <table:table-cell table:formula="of:=(       (    (COS([.$B7])     -      SQRT([.U$2]^2-SIN([.$B7])^2))    /     (COS([.$B7])    +     SQRT([.U$2]^2-SIN([.$B7])^2))    )  ^2     -    [.$C7]  )^2" office:value-type="float" office:value="0.00000547004561315129" calcext:value-type="float">
            <text:p>0.00000547</text:p>
          </table:table-cell>
          <table:table-cell table:formula="of:=(       (    (COS([.$B7])     -      SQRT([.V$2]^2-SIN([.$B7])^2))    /     (COS([.$B7])    +     SQRT([.V$2]^2-SIN([.$B7])^2))    )  ^2     -    [.$C7]  )^2" office:value-type="float" office:value="0.00000591546569319253" calcext:value-type="float">
            <text:p>5.91546569319253E-006</text:p>
          </table:table-cell>
          <table:table-cell table:formula="of:=(       (    (COS([.$B7])     -      SQRT([.W$2]^2-SIN([.$B7])^2))    /     (COS([.$B7])    +     SQRT([.W$2]^2-SIN([.$B7])^2))    )  ^2     -    [.$C7]  )^2" office:value-type="float" office:value="0.00000637815458111029" calcext:value-type="float">
            <text:p>6.37815458111029E-006</text:p>
          </table:table-cell>
          <table:table-cell table:formula="of:=(       (    (COS([.$B7])     -      SQRT([.X$2]^2-SIN([.$B7])^2))    /     (COS([.$B7])    +     SQRT([.X$2]^2-SIN([.$B7])^2))    )  ^2     -    [.$C7]  )^2" office:value-type="float" office:value="0.00000685809425724007" calcext:value-type="float">
            <text:p>6.85809425724007E-006</text:p>
          </table:table-cell>
          <table:table-cell table:formula="of:=(       (    (COS([.$B7])     -      SQRT([.Y$2]^2-SIN([.$B7])^2))    /     (COS([.$B7])    +     SQRT([.Y$2]^2-SIN([.$B7])^2))    )  ^2     -    [.$C7]  )^2" office:value-type="float" office:value="0.00000735526672224729" calcext:value-type="float">
            <text:p>7.35526672224729E-006</text:p>
          </table:table-cell>
          <table:table-cell table:formula="of:=(       (    (COS([.$B7])     -      SQRT([.Z$2]^2-SIN([.$B7])^2))    /     (COS([.$B7])    +     SQRT([.Z$2]^2-SIN([.$B7])^2))    )  ^2     -    [.$C7]  )^2" office:value-type="float" office:value="0.00000786965399710245" calcext:value-type="float">
            <text:p>7.86965399710245E-006</text:p>
          </table:table-cell>
          <table:table-cell table:formula="of:=(       (    (COS([.$B7])     -      SQRT([.AA$2]^2-SIN([.$B7])^2))    /     (COS([.$B7])    +     SQRT([.AA$2]^2-SIN([.$B7])^2))    )  ^2     -    [.$C7]  )^2" office:value-type="float" office:value="0.00000840123812305248" calcext:value-type="float">
            <text:p>8.40123812305248E-006</text:p>
          </table:table-cell>
          <table:table-cell table:formula="of:=(       (    (COS([.$B7])     -      SQRT([.AB$2]^2-SIN([.$B7])^2))    /     (COS([.$B7])    +     SQRT([.AB$2]^2-SIN([.$B7])^2))    )  ^2     -    [.$C7]  )^2" office:value-type="float" office:value="0.0000089500011615942" calcext:value-type="float">
            <text:p>0.00000895</text:p>
          </table:table-cell>
          <table:table-cell table:formula="of:=(       (    (COS([.$B7])     -      SQRT([.AC$2]^2-SIN([.$B7])^2))    /     (COS([.$B7])    +     SQRT([.AC$2]^2-SIN([.$B7])^2))    )  ^2     -    [.$C7]  )^2" office:value-type="float" office:value="0.00000951592519444831" calcext:value-type="float">
            <text:p>9.51592519444831E-006</text:p>
          </table:table-cell>
          <table:table-cell table:formula="of:=(       (    (COS([.$B7])     -      SQRT([.AD$2]^2-SIN([.$B7])^2))    /     (COS([.$B7])    +     SQRT([.AD$2]^2-SIN([.$B7])^2))    )  ^2     -    [.$C7]  )^2" office:value-type="float" office:value="0.0000100989923235306" calcext:value-type="float">
            <text:p>0.000010099</text:p>
          </table:table-cell>
          <table:table-cell table:formula="of:=(       (    (COS([.$B7])     -      SQRT([.AE$2]^2-SIN([.$B7])^2))    /     (COS([.$B7])    +     SQRT([.AE$2]^2-SIN([.$B7])^2))    )  ^2     -    [.$C7]  )^2" office:value-type="float" office:value="0.0000106991846709262" calcext:value-type="float">
            <text:p>1.06991846709262E-005</text:p>
          </table:table-cell>
          <table:table-cell table:formula="of:=(       (    (COS([.$B7])     -      SQRT([.AF$2]^2-SIN([.$B7])^2))    /     (COS([.$B7])    +     SQRT([.AF$2]^2-SIN([.$B7])^2))    )  ^2     -    [.$C7]  )^2" office:value-type="float" office:value="0.0000113164843788653" calcext:value-type="float">
            <text:p>1.13164843788653E-005</text:p>
          </table:table-cell>
          <table:table-cell table:formula="of:=(       (    (COS([.$B7])     -      SQRT([.AG$2]^2-SIN([.$B7])^2))    /     (COS([.$B7])    +     SQRT([.AG$2]^2-SIN([.$B7])^2))    )  ^2     -    [.$C7]  )^2" office:value-type="float" office:value="0.0000119508736096884" calcext:value-type="float">
            <text:p>1.19508736096884E-005</text:p>
          </table:table-cell>
          <table:table-cell table:formula="of:=(       (    (COS([.$B7])     -      SQRT([.AH$2]^2-SIN([.$B7])^2))    /     (COS([.$B7])    +     SQRT([.AH$2]^2-SIN([.$B7])^2))    )  ^2     -    [.$C7]  )^2" office:value-type="float" office:value="0.0000126023345458293" calcext:value-type="float">
            <text:p>1.26023345458293E-005</text:p>
          </table:table-cell>
          <table:table-cell table:formula="of:=(       (    (COS([.$B7])     -      SQRT([.AI$2]^2-SIN([.$B7])^2))    /     (COS([.$B7])    +     SQRT([.AI$2]^2-SIN([.$B7])^2))    )  ^2     -    [.$C7]  )^2" office:value-type="float" office:value="0.000013270849389783" calcext:value-type="float">
            <text:p>1.3270849389783E-005</text:p>
          </table:table-cell>
          <table:table-cell table:formula="of:=(       (    (COS([.$B7])     -      SQRT([.AJ$2]^2-SIN([.$B7])^2))    /     (COS([.$B7])    +     SQRT([.AJ$2]^2-SIN([.$B7])^2))    )  ^2     -    [.$C7]  )^2" office:value-type="float" office:value="0.0000139564003640787" calcext:value-type="float">
            <text:p>1.39564003640787E-005</text:p>
          </table:table-cell>
          <table:table-cell table:formula="of:=(       (    (COS([.$B7])     -      SQRT([.AK$2]^2-SIN([.$B7])^2))    /     (COS([.$B7])    +     SQRT([.AK$2]^2-SIN([.$B7])^2))    )  ^2     -    [.$C7]  )^2" office:value-type="float" office:value="0.000014658969711257" calcext:value-type="float">
            <text:p>0.000014659</text:p>
          </table:table-cell>
          <table:table-cell table:formula="of:=(       (    (COS([.$B7])     -      SQRT([.AL$2]^2-SIN([.$B7])^2))    /     (COS([.$B7])    +     SQRT([.AL$2]^2-SIN([.$B7])^2))    )  ^2     -    [.$C7]  )^2" office:value-type="float" office:value="0.0000153785396938372" calcext:value-type="float">
            <text:p>1.53785396938372E-005</text:p>
          </table:table-cell>
          <table:table-cell table:formula="of:=(       (    (COS([.$B7])     -      SQRT([.AM$2]^2-SIN([.$B7])^2))    /     (COS([.$B7])    +     SQRT([.AM$2]^2-SIN([.$B7])^2))    )  ^2     -    [.$C7]  )^2" office:value-type="float" office:value="0.0000161150925942969" calcext:value-type="float">
            <text:p>1.61150925942969E-005</text:p>
          </table:table-cell>
          <table:table-cell table:formula="of:=(       (    (COS([.$B7])     -      SQRT([.AN$2]^2-SIN([.$B7])^2))    /     (COS([.$B7])    +     SQRT([.AN$2]^2-SIN([.$B7])^2))    )  ^2     -    [.$C7]  )^2" office:value-type="float" office:value="0.0000168686107150429" calcext:value-type="float">
            <text:p>1.68686107150429E-005</text:p>
          </table:table-cell>
          <table:table-cell table:formula="of:=(       (    (COS([.$B7])     -      SQRT([.AO$2]^2-SIN([.$B7])^2))    /     (COS([.$B7])    +     SQRT([.AO$2]^2-SIN([.$B7])^2))    )  ^2     -    [.$C7]  )^2" office:value-type="float" office:value="0.0000176390763783835" calcext:value-type="float">
            <text:p>1.76390763783835E-005</text:p>
          </table:table-cell>
          <table:table-cell table:formula="of:=(       (    (COS([.$B7])     -      SQRT([.AP$2]^2-SIN([.$B7])^2))    /     (COS([.$B7])    +     SQRT([.AP$2]^2-SIN([.$B7])^2))    )  ^2     -    [.$C7]  )^2" office:value-type="float" office:value="0.0000184264719265025" calcext:value-type="float">
            <text:p>1.84264719265025E-005</text:p>
          </table:table-cell>
          <table:table-cell table:formula="of:=(       (    (COS([.$B7])     -      SQRT([.AQ$2]^2-SIN([.$B7])^2))    /     (COS([.$B7])    +     SQRT([.AQ$2]^2-SIN([.$B7])^2))    )  ^2     -    [.$C7]  )^2" office:value-type="float" office:value="0.0000192307797214379" calcext:value-type="float">
            <text:p>1.92307797214379E-005</text:p>
          </table:table-cell>
          <table:table-cell table:formula="of:=(       (    (COS([.$B7])     -      SQRT([.AR$2]^2-SIN([.$B7])^2))    /     (COS([.$B7])    +     SQRT([.AR$2]^2-SIN([.$B7])^2))    )  ^2     -    [.$C7]  )^2" office:value-type="float" office:value="0.0000200519821450455" calcext:value-type="float">
            <text:p>0.000020052</text:p>
          </table:table-cell>
          <table:table-cell table:formula="of:=(       (    (COS([.$B7])     -      SQRT([.AS$2]^2-SIN([.$B7])^2))    /     (COS([.$B7])    +     SQRT([.AS$2]^2-SIN([.$B7])^2))    )  ^2     -    [.$C7]  )^2" office:value-type="float" office:value="0.0000208900615989837" calcext:value-type="float">
            <text:p>2.08900615989837E-005</text:p>
          </table:table-cell>
          <table:table-cell table:formula="of:=(       (    (COS([.$B7])     -      SQRT([.AT$2]^2-SIN([.$B7])^2))    /     (COS([.$B7])    +     SQRT([.AT$2]^2-SIN([.$B7])^2))    )  ^2     -    [.$C7]  )^2" office:value-type="float" office:value="0.0000217450005046784" calcext:value-type="float">
            <text:p>0.000021745</text:p>
          </table:table-cell>
          <table:table-cell table:formula="of:=(       (    (COS([.$B7])     -      SQRT([.AU$2]^2-SIN([.$B7])^2))    /     (COS([.$B7])    +     SQRT([.AU$2]^2-SIN([.$B7])^2))    )  ^2     -    [.$C7]  )^2" office:value-type="float" office:value="0.0000226167813032999" calcext:value-type="float">
            <text:p>2.26167813032999E-005</text:p>
          </table:table-cell>
          <table:table-cell table:formula="of:=(       (    (COS([.$B7])     -      SQRT([.AV$2]^2-SIN([.$B7])^2))    /     (COS([.$B7])    +     SQRT([.AV$2]^2-SIN([.$B7])^2))    )  ^2     -    [.$C7]  )^2" office:value-type="float" office:value="0.0000235053864557398" calcext:value-type="float">
            <text:p>2.35053864557398E-005</text:p>
          </table:table-cell>
          <table:table-cell table:formula="of:=(       (    (COS([.$B7])     -      SQRT([.AW$2]^2-SIN([.$B7])^2))    /     (COS([.$B7])    +     SQRT([.AW$2]^2-SIN([.$B7])^2))    )  ^2     -    [.$C7]  )^2" office:value-type="float" office:value="0.0000244107984425817" calcext:value-type="float">
            <text:p>2.44107984425817E-005</text:p>
          </table:table-cell>
          <table:table-cell table:formula="of:=(       (    (COS([.$B7])     -      SQRT([.AX$2]^2-SIN([.$B7])^2))    /     (COS([.$B7])    +     SQRT([.AX$2]^2-SIN([.$B7])^2))    )  ^2     -    [.$C7]  )^2" office:value-type="float" office:value="0.0000253329997640746" calcext:value-type="float">
            <text:p>0.000025333</text:p>
          </table:table-cell>
          <table:table-cell table:formula="of:=(       (    (COS([.$B7])     -      SQRT([.AY$2]^2-SIN([.$B7])^2))    /     (COS([.$B7])    +     SQRT([.AY$2]^2-SIN([.$B7])^2))    )  ^2     -    [.$C7]  )^2" office:value-type="float" office:value="0.0000262719729401078" calcext:value-type="float">
            <text:p>0.000026272</text:p>
          </table:table-cell>
          <table:table-cell table:formula="of:=(       (    (COS([.$B7])     -      SQRT([.AZ$2]^2-SIN([.$B7])^2))    /     (COS([.$B7])    +     SQRT([.AZ$2]^2-SIN([.$B7])^2))    )  ^2     -    [.$C7]  )^2" office:value-type="float" office:value="0.0000272277005101843" calcext:value-type="float">
            <text:p>2.72277005101843E-005</text:p>
          </table:table-cell>
          <table:table-cell table:formula="of:=(       (    (COS([.$B7])     -      SQRT([.BA$2]^2-SIN([.$B7])^2))    /     (COS([.$B7])    +     SQRT([.BA$2]^2-SIN([.$B7])^2))    )  ^2     -    [.$C7]  )^2" office:value-type="float" office:value="0.0000282001650333973" calcext:value-type="float">
            <text:p>2.82001650333973E-005</text:p>
          </table:table-cell>
          <table:table-cell table:formula="of:=(       (    (COS([.$B7])     -      SQRT([.BB$2]^2-SIN([.$B7])^2))    /     (COS([.$B7])    +     SQRT([.BB$2]^2-SIN([.$B7])^2))    )  ^2     -    [.$C7]  )^2" office:value-type="float" office:value="0.0000291893490884003" calcext:value-type="float">
            <text:p>2.91893490884003E-005</text:p>
          </table:table-cell>
          <table:table-cell table:formula="of:=(       (    (COS([.$B7])     -      SQRT([.BC$2]^2-SIN([.$B7])^2))    /     (COS([.$B7])    +     SQRT([.BC$2]^2-SIN([.$B7])^2))    )  ^2     -    [.$C7]  )^2" office:value-type="float" office:value="0.0000301952352733867" calcext:value-type="float">
            <text:p>3.01952352733867E-005</text:p>
          </table:table-cell>
          <table:table-cell table:formula="of:=(       (    (COS([.$B7])     -      SQRT([.BD$2]^2-SIN([.$B7])^2))    /     (COS([.$B7])    +     SQRT([.BD$2]^2-SIN([.$B7])^2))    )  ^2     -    [.$C7]  )^2" office:value-type="float" office:value="0.0000312178062060565" calcext:value-type="float">
            <text:p>3.12178062060565E-005</text:p>
          </table:table-cell>
          <table:table-cell table:formula="of:=(       (    (COS([.$B7])     -      SQRT([.BE$2]^2-SIN([.$B7])^2))    /     (COS([.$B7])    +     SQRT([.BE$2]^2-SIN([.$B7])^2))    )  ^2     -    [.$C7]  )^2" office:value-type="float" office:value="0.0000322570445235949" calcext:value-type="float">
            <text:p>0.000032257</text:p>
          </table:table-cell>
          <table:table-cell table:formula="of:=(       (    (COS([.$B7])     -      SQRT([.BF$2]^2-SIN([.$B7])^2))    /     (COS([.$B7])    +     SQRT([.BF$2]^2-SIN([.$B7])^2))    )  ^2     -    [.$C7]  )^2" office:value-type="float" office:value="0.0000333129328826511" calcext:value-type="float">
            <text:p>3.33129328826511E-005</text:p>
          </table:table-cell>
          <table:table-cell table:formula="of:=(       (    (COS([.$B7])     -      SQRT([.BG$2]^2-SIN([.$B7])^2))    /     (COS([.$B7])    +     SQRT([.BG$2]^2-SIN([.$B7])^2))    )  ^2     -    [.$C7]  )^2" office:value-type="float" office:value="0.0000343854539593006" calcext:value-type="float">
            <text:p>3.43854539593006E-005</text:p>
          </table:table-cell>
          <table:table-cell table:formula="of:=(       (    (COS([.$B7])     -      SQRT([.BH$2]^2-SIN([.$B7])^2))    /     (COS([.$B7])    +     SQRT([.BH$2]^2-SIN([.$B7])^2))    )  ^2     -    [.$C7]  )^2" office:value-type="float" office:value="0.0000354745904490312" calcext:value-type="float">
            <text:p>3.54745904490312E-005</text:p>
          </table:table-cell>
          <table:table-cell table:formula="of:=(       (    (COS([.$B7])     -      SQRT([.BI$2]^2-SIN([.$B7])^2))    /     (COS([.$B7])    +     SQRT([.BI$2]^2-SIN([.$B7])^2))    )  ^2     -    [.$C7]  )^2" office:value-type="float" office:value="0.0000365803250667102" calcext:value-type="float">
            <text:p>3.65803250667102E-005</text:p>
          </table:table-cell>
          <table:table-cell table:formula="of:=(       (    (COS([.$B7])     -      SQRT([.BJ$2]^2-SIN([.$B7])^2))    /     (COS([.$B7])    +     SQRT([.BJ$2]^2-SIN([.$B7])^2))    )  ^2     -    [.$C7]  )^2" office:value-type="float" office:value="0.000037702640546564" calcext:value-type="float">
            <text:p>3.7702640546564E-005</text:p>
          </table:table-cell>
          <table:table-cell table:formula="of:=(       (    (COS([.$B7])     -      SQRT([.BK$2]^2-SIN([.$B7])^2))    /     (COS([.$B7])    +     SQRT([.BK$2]^2-SIN([.$B7])^2))    )  ^2     -    [.$C7]  )^2" office:value-type="float" office:value="0.0000388415196421465" calcext:value-type="float">
            <text:p>3.88415196421465E-005</text:p>
          </table:table-cell>
          <table:table-cell table:formula="of:=(       (    (COS([.$B7])     -      SQRT([.BL$2]^2-SIN([.$B7])^2))    /     (COS([.$B7])    +     SQRT([.BL$2]^2-SIN([.$B7])^2))    )  ^2     -    [.$C7]  )^2" office:value-type="float" office:value="0.0000399969451263178" calcext:value-type="float">
            <text:p>3.99969451263178E-005</text:p>
          </table:table-cell>
          <table:table-cell table:formula="of:=(       (    (COS([.$B7])     -      SQRT([.BM$2]^2-SIN([.$B7])^2))    /     (COS([.$B7])    +     SQRT([.BM$2]^2-SIN([.$B7])^2))    )  ^2     -    [.$C7]  )^2" office:value-type="float" office:value="0.0000411688997912221" calcext:value-type="float">
            <text:p>4.11688997912221E-005</text:p>
          </table:table-cell>
          <table:table-cell table:formula="of:=(       (    (COS([.$B7])     -      SQRT([.BN$2]^2-SIN([.$B7])^2))    /     (COS([.$B7])    +     SQRT([.BN$2]^2-SIN([.$B7])^2))    )  ^2     -    [.$C7]  )^2" office:value-type="float" office:value="0.0000423573664482473" calcext:value-type="float">
            <text:p>4.23573664482473E-005</text:p>
          </table:table-cell>
          <table:table-cell table:formula="of:=(       (    (COS([.$B7])     -      SQRT([.BO$2]^2-SIN([.$B7])^2))    /     (COS([.$B7])    +     SQRT([.BO$2]^2-SIN([.$B7])^2))    )  ^2     -    [.$C7]  )^2" office:value-type="float" office:value="0.0000435623279280221" calcext:value-type="float">
            <text:p>4.35623279280221E-005</text:p>
          </table:table-cell>
          <table:table-cell table:formula="of:=(       (    (COS([.$B7])     -      SQRT([.BP$2]^2-SIN([.$B7])^2))    /     (COS([.$B7])    +     SQRT([.BP$2]^2-SIN([.$B7])^2))    )  ^2     -    [.$C7]  )^2" office:value-type="float" office:value="0.0000447837670803702" calcext:value-type="float">
            <text:p>4.47837670803702E-005</text:p>
          </table:table-cell>
          <table:table-cell table:formula="of:=(       (    (COS([.$B7])     -      SQRT([.BQ$2]^2-SIN([.$B7])^2))    /     (COS([.$B7])    +     SQRT([.BQ$2]^2-SIN([.$B7])^2))    )  ^2     -    [.$C7]  )^2" office:value-type="float" office:value="0.0000460216667742994" calcext:value-type="float">
            <text:p>4.60216667742994E-005</text:p>
          </table:table-cell>
          <table:table-cell table:formula="of:=(       (    (COS([.$B7])     -      SQRT([.BR$2]^2-SIN([.$B7])^2))    /     (COS([.$B7])    +     SQRT([.BR$2]^2-SIN([.$B7])^2))    )  ^2     -    [.$C7]  )^2" office:value-type="float" office:value="0.0000472760098979651" calcext:value-type="float">
            <text:p>0.000047276</text:p>
          </table:table-cell>
          <table:table-cell table:formula="of:=(       (    (COS([.$B7])     -      SQRT([.BS$2]^2-SIN([.$B7])^2))    /     (COS([.$B7])    +     SQRT([.BS$2]^2-SIN([.$B7])^2))    )  ^2     -    [.$C7]  )^2" office:value-type="float" office:value="0.000048546779358652" calcext:value-type="float">
            <text:p>4.8546779358652E-005</text:p>
          </table:table-cell>
          <table:table-cell table:formula="of:=(       (    (COS([.$B7])     -      SQRT([.BT$2]^2-SIN([.$B7])^2))    /     (COS([.$B7])    +     SQRT([.BT$2]^2-SIN([.$B7])^2))    )  ^2     -    [.$C7]  )^2" office:value-type="float" office:value="0.0000498339580827487" calcext:value-type="float">
            <text:p>0.000049834</text:p>
          </table:table-cell>
          <table:table-cell table:formula="of:=(       (    (COS([.$B7])     -      SQRT([.BU$2]^2-SIN([.$B7])^2))    /     (COS([.$B7])    +     SQRT([.BU$2]^2-SIN([.$B7])^2))    )  ^2     -    [.$C7]  )^2" office:value-type="float" office:value="0.0000511375290157172" calcext:value-type="float">
            <text:p>5.11375290157172E-005</text:p>
          </table:table-cell>
          <table:table-cell table:formula="of:=(       (    (COS([.$B7])     -      SQRT([.BV$2]^2-SIN([.$B7])^2))    /     (COS([.$B7])    +     SQRT([.BV$2]^2-SIN([.$B7])^2))    )  ^2     -    [.$C7]  )^2" office:value-type="float" office:value="0.0000524574751220773" calcext:value-type="float">
            <text:p>5.24574751220773E-005</text:p>
          </table:table-cell>
          <table:table-cell table:formula="of:=(       (    (COS([.$B7])     -      SQRT([.BW$2]^2-SIN([.$B7])^2))    /     (COS([.$B7])    +     SQRT([.BW$2]^2-SIN([.$B7])^2))    )  ^2     -    [.$C7]  )^2" office:value-type="float" office:value="0.0000537937793853712" calcext:value-type="float">
            <text:p>5.37937793853712E-005</text:p>
          </table:table-cell>
          <table:table-cell table:formula="of:=(       (    (COS([.$B7])     -      SQRT([.BX$2]^2-SIN([.$B7])^2))    /     (COS([.$B7])    +     SQRT([.BX$2]^2-SIN([.$B7])^2))    )  ^2     -    [.$C7]  )^2" office:value-type="float" office:value="0.0000551464248081423" calcext:value-type="float">
            <text:p>5.51464248081423E-005</text:p>
          </table:table-cell>
          <table:table-cell table:formula="of:=(       (    (COS([.$B7])     -      SQRT([.BY$2]^2-SIN([.$B7])^2))    /     (COS([.$B7])    +     SQRT([.BY$2]^2-SIN([.$B7])^2))    )  ^2     -    [.$C7]  )^2" office:value-type="float" office:value="0.0000565153944119134" calcext:value-type="float">
            <text:p>5.65153944119134E-005</text:p>
          </table:table-cell>
          <table:table-cell table:formula="of:=(       (    (COS([.$B7])     -      SQRT([.BZ$2]^2-SIN([.$B7])^2))    /     (COS([.$B7])    +     SQRT([.BZ$2]^2-SIN([.$B7])^2))    )  ^2     -    [.$C7]  )^2" office:value-type="float" office:value="0.0000579006712371583" calcext:value-type="float">
            <text:p>5.79006712371583E-005</text:p>
          </table:table-cell>
          <table:table-cell table:formula="of:=(       (    (COS([.$B7])     -      SQRT([.CA$2]^2-SIN([.$B7])^2))    /     (COS([.$B7])    +     SQRT([.CA$2]^2-SIN([.$B7])^2))    )  ^2     -    [.$C7]  )^2" office:value-type="float" office:value="0.0000593022383432765" calcext:value-type="float">
            <text:p>5.93022383432765E-005</text:p>
          </table:table-cell>
          <table:table-cell table:formula="of:=(       (    (COS([.$B7])     -      SQRT([.CB$2]^2-SIN([.$B7])^2))    /     (COS([.$B7])    +     SQRT([.CB$2]^2-SIN([.$B7])^2))    )  ^2     -    [.$C7]  )^2" office:value-type="float" office:value="0.0000607200788085703" calcext:value-type="float">
            <text:p>6.07200788085703E-005</text:p>
          </table:table-cell>
          <table:table-cell table:formula="of:=(       (    (COS([.$B7])     -      SQRT([.CC$2]^2-SIN([.$B7])^2))    /     (COS([.$B7])    +     SQRT([.CC$2]^2-SIN([.$B7])^2))    )  ^2     -    [.$C7]  )^2" office:value-type="float" office:value="0.000062154175730216" calcext:value-type="float">
            <text:p>6.2154175730216E-005</text:p>
          </table:table-cell>
          <table:table-cell table:formula="of:=(       (    (COS([.$B7])     -      SQRT([.CD$2]^2-SIN([.$B7])^2))    /     (COS([.$B7])    +     SQRT([.CD$2]^2-SIN([.$B7])^2))    )  ^2     -    [.$C7]  )^2" office:value-type="float" office:value="0.00006360451222425" calcext:value-type="float">
            <text:p>6.360451222425E-005</text:p>
          </table:table-cell>
          <table:table-cell table:formula="of:=(       (    (COS([.$B7])     -      SQRT([.CE$2]^2-SIN([.$B7])^2))    /     (COS([.$B7])    +     SQRT([.CE$2]^2-SIN([.$B7])^2))    )  ^2     -    [.$C7]  )^2" office:value-type="float" office:value="0.0000650710714255266" calcext:value-type="float">
            <text:p>6.50710714255266E-005</text:p>
          </table:table-cell>
          <table:table-cell table:formula="of:=(       (    (COS([.$B7])     -      SQRT([.CF$2]^2-SIN([.$B7])^2))    /     (COS([.$B7])    +     SQRT([.CF$2]^2-SIN([.$B7])^2))    )  ^2     -    [.$C7]  )^2" office:value-type="float" office:value="0.0000665538364877094" calcext:value-type="float">
            <text:p>6.65538364877094E-005</text:p>
          </table:table-cell>
          <table:table-cell table:formula="of:=(       (    (COS([.$B7])     -      SQRT([.CG$2]^2-SIN([.$B7])^2))    /     (COS([.$B7])    +     SQRT([.CG$2]^2-SIN([.$B7])^2))    )  ^2     -    [.$C7]  )^2" office:value-type="float" office:value="0.000068052790583235" calcext:value-type="float">
            <text:p>6.8052790583235E-005</text:p>
          </table:table-cell>
          <table:table-cell table:formula="of:=(       (    (COS([.$B7])     -      SQRT([.CH$2]^2-SIN([.$B7])^2))    /     (COS([.$B7])    +     SQRT([.CH$2]^2-SIN([.$B7])^2))    )  ^2     -    [.$C7]  )^2" office:value-type="float" office:value="0.0000695679169032949" calcext:value-type="float">
            <text:p>6.95679169032949E-005</text:p>
          </table:table-cell>
          <table:table-cell table:formula="of:=(       (    (COS([.$B7])     -      SQRT([.CI$2]^2-SIN([.$B7])^2))    /     (COS([.$B7])    +     SQRT([.CI$2]^2-SIN([.$B7])^2))    )  ^2     -    [.$C7]  )^2" office:value-type="float" office:value="0.0000710991986578125" calcext:value-type="float">
            <text:p>7.10991986578125E-005</text:p>
          </table:table-cell>
          <table:table-cell table:formula="of:=(       (    (COS([.$B7])     -      SQRT([.CJ$2]^2-SIN([.$B7])^2))    /     (COS([.$B7])    +     SQRT([.CJ$2]^2-SIN([.$B7])^2))    )  ^2     -    [.$C7]  )^2" office:value-type="float" office:value="0.0000726466190754096" calcext:value-type="float">
            <text:p>7.26466190754096E-005</text:p>
          </table:table-cell>
          <table:table-cell table:formula="of:=(       (    (COS([.$B7])     -      SQRT([.CK$2]^2-SIN([.$B7])^2))    /     (COS([.$B7])    +     SQRT([.CK$2]^2-SIN([.$B7])^2))    )  ^2     -    [.$C7]  )^2" office:value-type="float" office:value="0.0000742101614033928" calcext:value-type="float">
            <text:p>7.42101614033928E-005</text:p>
          </table:table-cell>
          <table:table-cell table:formula="of:=(       (    (COS([.$B7])     -      SQRT([.CL$2]^2-SIN([.$B7])^2))    /     (COS([.$B7])    +     SQRT([.CL$2]^2-SIN([.$B7])^2))    )  ^2     -    [.$C7]  )^2" office:value-type="float" office:value="0.0000757898089077168" calcext:value-type="float">
            <text:p>7.57898089077168E-005</text:p>
          </table:table-cell>
          <table:table-cell table:formula="of:=(       (    (COS([.$B7])     -      SQRT([.CM$2]^2-SIN([.$B7])^2))    /     (COS([.$B7])    +     SQRT([.CM$2]^2-SIN([.$B7])^2))    )  ^2     -    [.$C7]  )^2" office:value-type="float" office:value="0.0000773855448729713" calcext:value-type="float">
            <text:p>7.73855448729713E-005</text:p>
          </table:table-cell>
          <table:table-cell table:formula="of:=(       (    (COS([.$B7])     -      SQRT([.CN$2]^2-SIN([.$B7])^2))    /     (COS([.$B7])    +     SQRT([.CN$2]^2-SIN([.$B7])^2))    )  ^2     -    [.$C7]  )^2" office:value-type="float" office:value="0.0000789973526023539" calcext:value-type="float">
            <text:p>7.89973526023539E-005</text:p>
          </table:table-cell>
          <table:table-cell table:formula="of:=(       (    (COS([.$B7])     -      SQRT([.CO$2]^2-SIN([.$B7])^2))    /     (COS([.$B7])    +     SQRT([.CO$2]^2-SIN([.$B7])^2))    )  ^2     -    [.$C7]  )^2" office:value-type="float" office:value="0.000080625215417633" calcext:value-type="float">
            <text:p>8.0625215417633E-005</text:p>
          </table:table-cell>
          <table:table-cell table:formula="of:=(       (    (COS([.$B7])     -      SQRT([.CP$2]^2-SIN([.$B7])^2))    /     (COS([.$B7])    +     SQRT([.CP$2]^2-SIN([.$B7])^2))    )  ^2     -    [.$C7]  )^2" office:value-type="float" office:value="0.0000822691166591496" calcext:value-type="float">
            <text:p>8.22691166591496E-005</text:p>
          </table:table-cell>
          <table:table-cell table:formula="of:=(       (    (COS([.$B7])     -      SQRT([.CQ$2]^2-SIN([.$B7])^2))    /     (COS([.$B7])    +     SQRT([.CQ$2]^2-SIN([.$B7])^2))    )  ^2     -    [.$C7]  )^2" office:value-type="float" office:value="0.0000839290396857641" calcext:value-type="float">
            <text:p>0.000083929</text:p>
          </table:table-cell>
          <table:table-cell table:formula="of:=(       (    (COS([.$B7])     -      SQRT([.CR$2]^2-SIN([.$B7])^2))    /     (COS([.$B7])    +     SQRT([.CR$2]^2-SIN([.$B7])^2))    )  ^2     -    [.$C7]  )^2" office:value-type="float" office:value="0.0000856049678748532" calcext:value-type="float">
            <text:p>0.000085605</text:p>
          </table:table-cell>
          <table:table-cell table:formula="of:=(       (    (COS([.$B7])     -      SQRT([.CS$2]^2-SIN([.$B7])^2))    /     (COS([.$B7])    +     SQRT([.CS$2]^2-SIN([.$B7])^2))    )  ^2     -    [.$C7]  )^2" office:value-type="float" office:value="0.0000872968846222718" calcext:value-type="float">
            <text:p>8.72968846222718E-005</text:p>
          </table:table-cell>
          <table:table-cell table:formula="of:=(       (    (COS([.$B7])     -      SQRT([.CT$2]^2-SIN([.$B7])^2))    /     (COS([.$B7])    +     SQRT([.CT$2]^2-SIN([.$B7])^2))    )  ^2     -    [.$C7]  )^2" office:value-type="float" office:value="0.0000890047733423402" calcext:value-type="float">
            <text:p>8.90047733423402E-005</text:p>
          </table:table-cell>
          <table:table-cell table:formula="of:=(       (    (COS([.$B7])     -      SQRT([.CU$2]^2-SIN([.$B7])^2))    /     (COS([.$B7])    +     SQRT([.CU$2]^2-SIN([.$B7])^2))    )  ^2     -    [.$C7]  )^2" office:value-type="float" office:value="0.0000907286174678109" calcext:value-type="float">
            <text:p>9.07286174678109E-005</text:p>
          </table:table-cell>
          <table:table-cell table:formula="of:=(       (    (COS([.$B7])     -      SQRT([.CV$2]^2-SIN([.$B7])^2))    /     (COS([.$B7])    +     SQRT([.CV$2]^2-SIN([.$B7])^2))    )  ^2     -    [.$C7]  )^2" office:value-type="float" office:value="0.0000924684004498432" calcext:value-type="float">
            <text:p>9.24684004498432E-005</text:p>
          </table:table-cell>
          <table:table-cell table:formula="of:=(       (    (COS([.$B7])     -      SQRT([.CW$2]^2-SIN([.$B7])^2))    /     (COS([.$B7])    +     SQRT([.CW$2]^2-SIN([.$B7])^2))    )  ^2     -    [.$C7]  )^2" office:value-type="float" office:value="0.0000942241057579978" calcext:value-type="float">
            <text:p>9.42241057579978E-005</text:p>
          </table:table-cell>
          <table:table-cell table:formula="of:=(       (    (COS([.$B7])     -      SQRT([.CX$2]^2-SIN([.$B7])^2))    /     (COS([.$B7])    +     SQRT([.CX$2]^2-SIN([.$B7])^2))    )  ^2     -    [.$C7]  )^2" office:value-type="float" office:value="0.0000959957168801862" calcext:value-type="float">
            <text:p>9.59957168801862E-005</text:p>
          </table:table-cell>
          <table:table-cell table:formula="of:=(       (    (COS([.$B7])     -      SQRT([.CY$2]^2-SIN([.$B7])^2))    /     (COS([.$B7])    +     SQRT([.CY$2]^2-SIN([.$B7])^2))    )  ^2     -    [.$C7]  )^2" office:value-type="float" office:value="0.0000977832173226604" calcext:value-type="float">
            <text:p>9.77832173226604E-005</text:p>
          </table:table-cell>
          <table:table-cell table:formula="of:=(       (    (COS([.$B7])     -      SQRT([.CZ$2]^2-SIN([.$B7])^2))    /     (COS([.$B7])    +     SQRT([.CZ$2]^2-SIN([.$B7])^2))    )  ^2     -    [.$C7]  )^2" office:value-type="float" office:value="0.0000995865906099906" calcext:value-type="float">
            <text:p>9.95865906099906E-005</text:p>
          </table:table-cell>
          <table:table-cell table:formula="of:=(       (    (COS([.$B7])     -      SQRT([.DA$2]^2-SIN([.$B7])^2))    /     (COS([.$B7])    +     SQRT([.DA$2]^2-SIN([.$B7])^2))    )  ^2     -    [.$C7]  )^2" office:value-type="float" office:value="0.000101405820285039" calcext:value-type="float">
            <text:p>0.0001014058</text:p>
          </table:table-cell>
          <table:table-cell table:formula="of:=(       (    (COS([.$B7])     -      SQRT([.DB$2]^2-SIN([.$B7])^2))    /     (COS([.$B7])    +     SQRT([.DB$2]^2-SIN([.$B7])^2))    )  ^2     -    [.$C7]  )^2" office:value-type="float" office:value="0.000103240889908933" calcext:value-type="float">
            <text:p>0.0001032409</text:p>
          </table:table-cell>
          <table:table-cell table:formula="of:=(       (    (COS([.$B7])     -      SQRT([.DC$2]^2-SIN([.$B7])^2))    /     (COS([.$B7])    +     SQRT([.DC$2]^2-SIN([.$B7])^2))    )  ^2     -    [.$C7]  )^2" office:value-type="float" office:value="0.000105091783061043" calcext:value-type="float">
            <text:p>0.0001050918</text:p>
          </table:table-cell>
          <table:table-cell table:formula="of:=(       (    (COS([.$B7])     -      SQRT([.DD$2]^2-SIN([.$B7])^2))    /     (COS([.$B7])    +     SQRT([.DD$2]^2-SIN([.$B7])^2))    )  ^2     -    [.$C7]  )^2" office:value-type="float" office:value="0.00010695848333896" calcext:value-type="float">
            <text:p>0.0001069585</text:p>
          </table:table-cell>
          <table:table-cell table:formula="of:=(       (    (COS([.$B7])     -      SQRT([.DE$2]^2-SIN([.$B7])^2))    /     (COS([.$B7])    +     SQRT([.DE$2]^2-SIN([.$B7])^2))    )  ^2     -    [.$C7]  )^2" office:value-type="float" office:value="0.000108840974358472" calcext:value-type="float">
            <text:p>0.000108841</text:p>
          </table:table-cell>
          <table:table-cell table:formula="of:=(       (    (COS([.$B7])     -      SQRT([.DF$2]^2-SIN([.$B7])^2))    /     (COS([.$B7])    +     SQRT([.DF$2]^2-SIN([.$B7])^2))    )  ^2     -    [.$C7]  )^2" office:value-type="float" office:value="0.000110739239753536" calcext:value-type="float">
            <text:p>0.0001107392</text:p>
          </table:table-cell>
          <table:table-cell table:formula="of:=(       (    (COS([.$B7])     -      SQRT([.DG$2]^2-SIN([.$B7])^2))    /     (COS([.$B7])    +     SQRT([.DG$2]^2-SIN([.$B7])^2))    )  ^2     -    [.$C7]  )^2" office:value-type="float" office:value="0.000112653263176253" calcext:value-type="float">
            <text:p>0.0001126533</text:p>
          </table:table-cell>
          <table:table-cell table:formula="of:=(       (    (COS([.$B7])     -      SQRT([.DH$2]^2-SIN([.$B7])^2))    /     (COS([.$B7])    +     SQRT([.DH$2]^2-SIN([.$B7])^2))    )  ^2     -    [.$C7]  )^2" office:value-type="float" office:value="0.000114583028296858" calcext:value-type="float">
            <text:p>0.000114583</text:p>
          </table:table-cell>
          <table:table-cell table:formula="of:=(       (    (COS([.$B7])     -      SQRT([.DI$2]^2-SIN([.$B7])^2))    /     (COS([.$B7])    +     SQRT([.DI$2]^2-SIN([.$B7])^2))    )  ^2     -    [.$C7]  )^2" office:value-type="float" office:value="0.000116528518803685" calcext:value-type="float">
            <text:p>0.0001165285</text:p>
          </table:table-cell>
          <table:table-cell table:formula="of:=(       (    (COS([.$B7])     -      SQRT([.DJ$2]^2-SIN([.$B7])^2))    /     (COS([.$B7])    +     SQRT([.DJ$2]^2-SIN([.$B7])^2))    )  ^2     -    [.$C7]  )^2" office:value-type="float" office:value="0.000118489718403137" calcext:value-type="float">
            <text:p>0.0001184897</text:p>
          </table:table-cell>
          <table:table-cell table:formula="of:=(       (    (COS([.$B7])     -      SQRT([.DK$2]^2-SIN([.$B7])^2))    /     (COS([.$B7])    +     SQRT([.DK$2]^2-SIN([.$B7])^2))    )  ^2     -    [.$C7]  )^2" office:value-type="float" office:value="0.000120466610819675" calcext:value-type="float">
            <text:p>0.0001204666</text:p>
          </table:table-cell>
          <table:table-cell table:formula="of:=(       (    (COS([.$B7])     -      SQRT([.DL$2]^2-SIN([.$B7])^2))    /     (COS([.$B7])    +     SQRT([.DL$2]^2-SIN([.$B7])^2))    )  ^2     -    [.$C7]  )^2" office:value-type="float" office:value="0.000122459179795793" calcext:value-type="float">
            <text:p>0.0001224592</text:p>
          </table:table-cell>
          <table:table-cell table:formula="of:=(       (    (COS([.$B7])     -      SQRT([.DM$2]^2-SIN([.$B7])^2))    /     (COS([.$B7])    +     SQRT([.DM$2]^2-SIN([.$B7])^2))    )  ^2     -    [.$C7]  )^2" office:value-type="float" office:value="0.00012446740909199" calcext:value-type="float">
            <text:p>0.0001244674</text:p>
          </table:table-cell>
          <table:table-cell table:formula="of:=(       (    (COS([.$B7])     -      SQRT([.DN$2]^2-SIN([.$B7])^2))    /     (COS([.$B7])    +     SQRT([.DN$2]^2-SIN([.$B7])^2))    )  ^2     -    [.$C7]  )^2" office:value-type="float" office:value="0.000126491282486738" calcext:value-type="float">
            <text:p>0.0001264913</text:p>
          </table:table-cell>
          <table:table-cell table:formula="of:=(       (    (COS([.$B7])     -      SQRT([.DO$2]^2-SIN([.$B7])^2))    /     (COS([.$B7])    +     SQRT([.DO$2]^2-SIN([.$B7])^2))    )  ^2     -    [.$C7]  )^2" office:value-type="float" office:value="0.000128530783776487" calcext:value-type="float">
            <text:p>0.0001285308</text:p>
          </table:table-cell>
          <table:table-cell table:formula="of:=(       (    (COS([.$B7])     -      SQRT([.DP$2]^2-SIN([.$B7])^2))    /     (COS([.$B7])    +     SQRT([.DP$2]^2-SIN([.$B7])^2))    )  ^2     -    [.$C7]  )^2" office:value-type="float" office:value="0.000130585896775604" calcext:value-type="float">
            <text:p>0.0001305859</text:p>
          </table:table-cell>
          <table:table-cell table:formula="of:=(       (    (COS([.$B7])     -      SQRT([.DQ$2]^2-SIN([.$B7])^2))    /     (COS([.$B7])    +     SQRT([.DQ$2]^2-SIN([.$B7])^2))    )  ^2     -    [.$C7]  )^2" office:value-type="float" office:value="0.000132656605316383" calcext:value-type="float">
            <text:p>0.0001326566</text:p>
          </table:table-cell>
          <table:table-cell table:formula="of:=(       (    (COS([.$B7])     -      SQRT([.DR$2]^2-SIN([.$B7])^2))    /     (COS([.$B7])    +     SQRT([.DR$2]^2-SIN([.$B7])^2))    )  ^2     -    [.$C7]  )^2" office:value-type="float" office:value="0.000134742893248991" calcext:value-type="float">
            <text:p>0.0001347429</text:p>
          </table:table-cell>
          <table:table-cell table:formula="of:=(       (    (COS([.$B7])     -      SQRT([.DS$2]^2-SIN([.$B7])^2))    /     (COS([.$B7])    +     SQRT([.DS$2]^2-SIN([.$B7])^2))    )  ^2     -    [.$C7]  )^2" office:value-type="float" office:value="0.000136844744441482" calcext:value-type="float">
            <text:p>0.0001368447</text:p>
          </table:table-cell>
          <table:table-cell table:formula="of:=(       (    (COS([.$B7])     -      SQRT([.DT$2]^2-SIN([.$B7])^2))    /     (COS([.$B7])    +     SQRT([.DT$2]^2-SIN([.$B7])^2))    )  ^2     -    [.$C7]  )^2" office:value-type="float" office:value="0.000138962142779734" calcext:value-type="float">
            <text:p>0.0001389621</text:p>
          </table:table-cell>
          <table:table-cell table:formula="of:=(       (    (COS([.$B7])     -      SQRT([.DU$2]^2-SIN([.$B7])^2))    /     (COS([.$B7])    +     SQRT([.DU$2]^2-SIN([.$B7])^2))    )  ^2     -    [.$C7]  )^2" office:value-type="float" office:value="0.00014109507216745" calcext:value-type="float">
            <text:p>0.0001410951</text:p>
          </table:table-cell>
          <table:table-cell table:formula="of:=(       (    (COS([.$B7])     -      SQRT([.DV$2]^2-SIN([.$B7])^2))    /     (COS([.$B7])    +     SQRT([.DV$2]^2-SIN([.$B7])^2))    )  ^2     -    [.$C7]  )^2" office:value-type="float" office:value="0.000143243516526136" calcext:value-type="float">
            <text:p>0.0001432435</text:p>
          </table:table-cell>
          <table:table-cell table:formula="of:=(       (    (COS([.$B7])     -      SQRT([.DW$2]^2-SIN([.$B7])^2))    /     (COS([.$B7])    +     SQRT([.DW$2]^2-SIN([.$B7])^2))    )  ^2     -    [.$C7]  )^2" office:value-type="float" office:value="0.000145407459795057" calcext:value-type="float">
            <text:p>0.0001454075</text:p>
          </table:table-cell>
          <table:table-cell table:formula="of:=(       (    (COS([.$B7])     -      SQRT([.DX$2]^2-SIN([.$B7])^2))    /     (COS([.$B7])    +     SQRT([.DX$2]^2-SIN([.$B7])^2))    )  ^2     -    [.$C7]  )^2" office:value-type="float" office:value="0.000147586885931243" calcext:value-type="float">
            <text:p>0.0001475869</text:p>
          </table:table-cell>
          <table:table-cell table:formula="of:=(       (    (COS([.$B7])     -      SQRT([.DY$2]^2-SIN([.$B7])^2))    /     (COS([.$B7])    +     SQRT([.DY$2]^2-SIN([.$B7])^2))    )  ^2     -    [.$C7]  )^2" office:value-type="float" office:value="0.000149781778909438" calcext:value-type="float">
            <text:p>0.0001497818</text:p>
          </table:table-cell>
          <table:table-cell table:formula="of:=(       (    (COS([.$B7])     -      SQRT([.DZ$2]^2-SIN([.$B7])^2))    /     (COS([.$B7])    +     SQRT([.DZ$2]^2-SIN([.$B7])^2))    )  ^2     -    [.$C7]  )^2" office:value-type="float" office:value="0.000151992122722093" calcext:value-type="float">
            <text:p>0.0001519921</text:p>
          </table:table-cell>
          <table:table-cell table:formula="of:=(       (    (COS([.$B7])     -      SQRT([.EA$2]^2-SIN([.$B7])^2))    /     (COS([.$B7])    +     SQRT([.EA$2]^2-SIN([.$B7])^2))    )  ^2     -    [.$C7]  )^2" office:value-type="float" office:value="0.000154217901379348" calcext:value-type="float">
            <text:p>0.0001542179</text:p>
          </table:table-cell>
          <table:table-cell table:formula="of:=(       (    (COS([.$B7])     -      SQRT([.EB$2]^2-SIN([.$B7])^2))    /     (COS([.$B7])    +     SQRT([.EB$2]^2-SIN([.$B7])^2))    )  ^2     -    [.$C7]  )^2" office:value-type="float" office:value="0.000156459098908984" calcext:value-type="float">
            <text:p>0.0001564591</text:p>
          </table:table-cell>
          <table:table-cell table:formula="of:=(       (    (COS([.$B7])     -      SQRT([.EC$2]^2-SIN([.$B7])^2))    /     (COS([.$B7])    +     SQRT([.EC$2]^2-SIN([.$B7])^2))    )  ^2     -    [.$C7]  )^2" office:value-type="float" office:value="0.000158715699356428" calcext:value-type="float">
            <text:p>0.0001587157</text:p>
          </table:table-cell>
          <table:table-cell table:formula="of:=(       (    (COS([.$B7])     -      SQRT([.ED$2]^2-SIN([.$B7])^2))    /     (COS([.$B7])    +     SQRT([.ED$2]^2-SIN([.$B7])^2))    )  ^2     -    [.$C7]  )^2" office:value-type="float" office:value="0.000160987686784719" calcext:value-type="float">
            <text:p>0.0001609877</text:p>
          </table:table-cell>
          <table:table-cell table:formula="of:=(       (    (COS([.$B7])     -      SQRT([.EE$2]^2-SIN([.$B7])^2))    /     (COS([.$B7])    +     SQRT([.EE$2]^2-SIN([.$B7])^2))    )  ^2     -    [.$C7]  )^2" office:value-type="float" office:value="0.000163275045274478" calcext:value-type="float">
            <text:p>0.000163275</text:p>
          </table:table-cell>
          <table:table-cell table:formula="of:=(       (    (COS([.$B7])     -      SQRT([.EF$2]^2-SIN([.$B7])^2))    /     (COS([.$B7])    +     SQRT([.EF$2]^2-SIN([.$B7])^2))    )  ^2     -    [.$C7]  )^2" office:value-type="float" office:value="0.000165577758923899" calcext:value-type="float">
            <text:p>0.0001655778</text:p>
          </table:table-cell>
          <table:table-cell table:formula="of:=(       (    (COS([.$B7])     -      SQRT([.EG$2]^2-SIN([.$B7])^2))    /     (COS([.$B7])    +     SQRT([.EG$2]^2-SIN([.$B7])^2))    )  ^2     -    [.$C7]  )^2" office:value-type="float" office:value="0.000167895811848708" calcext:value-type="float">
            <text:p>0.0001678958</text:p>
          </table:table-cell>
          <table:table-cell table:formula="of:=(       (    (COS([.$B7])     -      SQRT([.EH$2]^2-SIN([.$B7])^2))    /     (COS([.$B7])    +     SQRT([.EH$2]^2-SIN([.$B7])^2))    )  ^2     -    [.$C7]  )^2" office:value-type="float" office:value="0.000170229188182163" calcext:value-type="float">
            <text:p>0.0001702292</text:p>
          </table:table-cell>
          <table:table-cell table:formula="of:=(       (    (COS([.$B7])     -      SQRT([.EI$2]^2-SIN([.$B7])^2))    /     (COS([.$B7])    +     SQRT([.EI$2]^2-SIN([.$B7])^2))    )  ^2     -    [.$C7]  )^2" office:value-type="float" office:value="0.000172577872075012" calcext:value-type="float">
            <text:p>0.0001725779</text:p>
          </table:table-cell>
          <table:table-cell table:formula="of:=(       (    (COS([.$B7])     -      SQRT([.EJ$2]^2-SIN([.$B7])^2))    /     (COS([.$B7])    +     SQRT([.EJ$2]^2-SIN([.$B7])^2))    )  ^2     -    [.$C7]  )^2" office:value-type="float" office:value="0.000174941847695483" calcext:value-type="float">
            <text:p>0.0001749418</text:p>
          </table:table-cell>
          <table:table-cell table:formula="of:=(       (    (COS([.$B7])     -      SQRT([.EK$2]^2-SIN([.$B7])^2))    /     (COS([.$B7])    +     SQRT([.EK$2]^2-SIN([.$B7])^2))    )  ^2     -    [.$C7]  )^2" office:value-type="float" office:value="0.000177321099229246" calcext:value-type="float">
            <text:p>0.0001773211</text:p>
          </table:table-cell>
          <table:table-cell table:formula="of:=(       (    (COS([.$B7])     -      SQRT([.EL$2]^2-SIN([.$B7])^2))    /     (COS([.$B7])    +     SQRT([.EL$2]^2-SIN([.$B7])^2))    )  ^2     -    [.$C7]  )^2" office:value-type="float" office:value="0.000179715610879411" calcext:value-type="float">
            <text:p>0.0001797156</text:p>
          </table:table-cell>
          <table:table-cell table:formula="of:=(       (    (COS([.$B7])     -      SQRT([.EM$2]^2-SIN([.$B7])^2))    /     (COS([.$B7])    +     SQRT([.EM$2]^2-SIN([.$B7])^2))    )  ^2     -    [.$C7]  )^2" office:value-type="float" office:value="0.000182125366866484" calcext:value-type="float">
            <text:p>0.0001821254</text:p>
          </table:table-cell>
          <table:table-cell table:formula="of:=(       (    (COS([.$B7])     -      SQRT([.EN$2]^2-SIN([.$B7])^2))    /     (COS([.$B7])    +     SQRT([.EN$2]^2-SIN([.$B7])^2))    )  ^2     -    [.$C7]  )^2" office:value-type="float" office:value="0.000184550351428369" calcext:value-type="float">
            <text:p>0.0001845504</text:p>
          </table:table-cell>
          <table:table-cell table:formula="of:=(       (    (COS([.$B7])     -      SQRT([.EO$2]^2-SIN([.$B7])^2))    /     (COS([.$B7])    +     SQRT([.EO$2]^2-SIN([.$B7])^2))    )  ^2     -    [.$C7]  )^2" office:value-type="float" office:value="0.000186990548820325" calcext:value-type="float">
            <text:p>0.0001869905</text:p>
          </table:table-cell>
          <table:table-cell table:formula="of:=(       (    (COS([.$B7])     -      SQRT([.EP$2]^2-SIN([.$B7])^2))    /     (COS([.$B7])    +     SQRT([.EP$2]^2-SIN([.$B7])^2))    )  ^2     -    [.$C7]  )^2" office:value-type="float" office:value="0.000189445943314935" calcext:value-type="float">
            <text:p>0.0001894459</text:p>
          </table:table-cell>
          <table:table-cell table:formula="of:=(       (    (COS([.$B7])     -      SQRT([.EQ$2]^2-SIN([.$B7])^2))    /     (COS([.$B7])    +     SQRT([.EQ$2]^2-SIN([.$B7])^2))    )  ^2     -    [.$C7]  )^2" office:value-type="float" office:value="0.000191916519202123" calcext:value-type="float">
            <text:p>0.0001919165</text:p>
          </table:table-cell>
          <table:table-cell table:formula="of:=(       (    (COS([.$B7])     -      SQRT([.ER$2]^2-SIN([.$B7])^2))    /     (COS([.$B7])    +     SQRT([.ER$2]^2-SIN([.$B7])^2))    )  ^2     -    [.$C7]  )^2" office:value-type="float" office:value="0.000194402260789091" calcext:value-type="float">
            <text:p>0.0001944023</text:p>
          </table:table-cell>
          <table:table-cell table:formula="of:=(       (    (COS([.$B7])     -      SQRT([.ES$2]^2-SIN([.$B7])^2))    /     (COS([.$B7])    +     SQRT([.ES$2]^2-SIN([.$B7])^2))    )  ^2     -    [.$C7]  )^2" office:value-type="float" office:value="0.000196903152400316" calcext:value-type="float">
            <text:p>0.0001969032</text:p>
          </table:table-cell>
          <table:table-cell table:formula="of:=(       (    (COS([.$B7])     -      SQRT([.ET$2]^2-SIN([.$B7])^2))    /     (COS([.$B7])    +     SQRT([.ET$2]^2-SIN([.$B7])^2))    )  ^2     -    [.$C7]  )^2" office:value-type="float" office:value="0.000199419178377527" calcext:value-type="float">
            <text:p>0.0001994192</text:p>
          </table:table-cell>
          <table:table-cell table:formula="of:=(       (    (COS([.$B7])     -      SQRT([.EU$2]^2-SIN([.$B7])^2))    /     (COS([.$B7])    +     SQRT([.EU$2]^2-SIN([.$B7])^2))    )  ^2     -    [.$C7]  )^2" office:value-type="float" office:value="0.000201950323079675" calcext:value-type="float">
            <text:p>0.0002019503</text:p>
          </table:table-cell>
          <table:table-cell table:formula="of:=(       (    (COS([.$B7])     -      SQRT([.EV$2]^2-SIN([.$B7])^2))    /     (COS([.$B7])    +     SQRT([.EV$2]^2-SIN([.$B7])^2))    )  ^2     -    [.$C7]  )^2" office:value-type="float" office:value="0.000204496570882922" calcext:value-type="float">
            <text:p>0.0002044966</text:p>
          </table:table-cell>
          <table:table-cell table:formula="of:=(       (    (COS([.$B7])     -      SQRT([.EW$2]^2-SIN([.$B7])^2))    /     (COS([.$B7])    +     SQRT([.EW$2]^2-SIN([.$B7])^2))    )  ^2     -    [.$C7]  )^2" office:value-type="float" office:value="0.000207057906180606" calcext:value-type="float">
            <text:p>0.0002070579</text:p>
          </table:table-cell>
          <table:table-cell table:formula="of:=(       (    (COS([.$B7])     -      SQRT([.EX$2]^2-SIN([.$B7])^2))    /     (COS([.$B7])    +     SQRT([.EX$2]^2-SIN([.$B7])^2))    )  ^2     -    [.$C7]  )^2" office:value-type="float" office:value="0.000209634313383224" calcext:value-type="float">
            <text:p>0.0002096343</text:p>
          </table:table-cell>
          <table:table-cell table:formula="of:=(       (    (COS([.$B7])     -      SQRT([.EY$2]^2-SIN([.$B7])^2))    /     (COS([.$B7])    +     SQRT([.EY$2]^2-SIN([.$B7])^2))    )  ^2     -    [.$C7]  )^2" office:value-type="float" office:value="0.000212225776918417" calcext:value-type="float">
            <text:p>0.0002122258</text:p>
          </table:table-cell>
          <table:table-cell table:formula="of:=(       (    (COS([.$B7])     -      SQRT([.EZ$2]^2-SIN([.$B7])^2))    /     (COS([.$B7])    +     SQRT([.EZ$2]^2-SIN([.$B7])^2))    )  ^2     -    [.$C7]  )^2" office:value-type="float" office:value="0.000214832281230936" calcext:value-type="float">
            <text:p>0.0002148323</text:p>
          </table:table-cell>
          <table:table-cell table:formula="of:=(       (    (COS([.$B7])     -      SQRT([.FA$2]^2-SIN([.$B7])^2))    /     (COS([.$B7])    +     SQRT([.FA$2]^2-SIN([.$B7])^2))    )  ^2     -    [.$C7]  )^2" office:value-type="float" office:value="0.000217453810782629" calcext:value-type="float">
            <text:p>0.0002174538</text:p>
          </table:table-cell>
          <table:table-cell table:formula="of:=(       (    (COS([.$B7])     -      SQRT([.FB$2]^2-SIN([.$B7])^2))    /     (COS([.$B7])    +     SQRT([.FB$2]^2-SIN([.$B7])^2))    )  ^2     -    [.$C7]  )^2" office:value-type="float" office:value="0.000220090350052413" calcext:value-type="float">
            <text:p>0.0002200904</text:p>
          </table:table-cell>
          <table:table-cell table:formula="of:=(       (    (COS([.$B7])     -      SQRT([.FC$2]^2-SIN([.$B7])^2))    /     (COS([.$B7])    +     SQRT([.FC$2]^2-SIN([.$B7])^2))    )  ^2     -    [.$C7]  )^2" office:value-type="float" office:value="0.000222741883536248" calcext:value-type="float">
            <text:p>0.0002227419</text:p>
          </table:table-cell>
          <table:table-cell table:formula="of:=(       (    (COS([.$B7])     -      SQRT([.FD$2]^2-SIN([.$B7])^2))    /     (COS([.$B7])    +     SQRT([.FD$2]^2-SIN([.$B7])^2))    )  ^2     -    [.$C7]  )^2" office:value-type="float" office:value="0.000225408395747137" calcext:value-type="float">
            <text:p>0.0002254084</text:p>
          </table:table-cell>
          <table:table-cell table:formula="of:=(       (    (COS([.$B7])     -      SQRT([.FE$2]^2-SIN([.$B7])^2))    /     (COS([.$B7])    +     SQRT([.FE$2]^2-SIN([.$B7])^2))    )  ^2     -    [.$C7]  )^2" office:value-type="float" office:value="0.000228089871215077" calcext:value-type="float">
            <text:p>0.0002280899</text:p>
          </table:table-cell>
          <table:table-cell table:formula="of:=(       (    (COS([.$B7])     -      SQRT([.FF$2]^2-SIN([.$B7])^2))    /     (COS([.$B7])    +     SQRT([.FF$2]^2-SIN([.$B7])^2))    )  ^2     -    [.$C7]  )^2" office:value-type="float" office:value="0.000230786294487041" calcext:value-type="float">
            <text:p>0.0002307863</text:p>
          </table:table-cell>
          <table:table-cell table:formula="of:=(       (    (COS([.$B7])     -      SQRT([.FG$2]^2-SIN([.$B7])^2))    /     (COS([.$B7])    +     SQRT([.FG$2]^2-SIN([.$B7])^2))    )  ^2     -    [.$C7]  )^2" office:value-type="float" office:value="0.00023349765012698" calcext:value-type="float">
            <text:p>0.0002334977</text:p>
          </table:table-cell>
          <table:table-cell table:formula="of:=(       (    (COS([.$B7])     -      SQRT([.FH$2]^2-SIN([.$B7])^2))    /     (COS([.$B7])    +     SQRT([.FH$2]^2-SIN([.$B7])^2))    )  ^2     -    [.$C7]  )^2" office:value-type="float" office:value="0.000236223922715772" calcext:value-type="float">
            <text:p>0.0002362239</text:p>
          </table:table-cell>
          <table:table-cell table:formula="of:=(       (    (COS([.$B7])     -      SQRT([.FI$2]^2-SIN([.$B7])^2))    /     (COS([.$B7])    +     SQRT([.FI$2]^2-SIN([.$B7])^2))    )  ^2     -    [.$C7]  )^2" office:value-type="float" office:value="0.000238965096851216" calcext:value-type="float">
            <text:p>0.0002389651</text:p>
          </table:table-cell>
          <table:table-cell table:formula="of:=(       (    (COS([.$B7])     -      SQRT([.FJ$2]^2-SIN([.$B7])^2))    /     (COS([.$B7])    +     SQRT([.FJ$2]^2-SIN([.$B7])^2))    )  ^2     -    [.$C7]  )^2" office:value-type="float" office:value="0.000241721157148006" calcext:value-type="float">
            <text:p>0.0002417212</text:p>
          </table:table-cell>
          <table:table-cell table:formula="of:=(       (    (COS([.$B7])     -      SQRT([.FK$2]^2-SIN([.$B7])^2))    /     (COS([.$B7])    +     SQRT([.FK$2]^2-SIN([.$B7])^2))    )  ^2     -    [.$C7]  )^2" office:value-type="float" office:value="0.00024449208823771" calcext:value-type="float">
            <text:p>0.0002444921</text:p>
          </table:table-cell>
          <table:table-cell table:formula="of:=(       (    (COS([.$B7])     -      SQRT([.FL$2]^2-SIN([.$B7])^2))    /     (COS([.$B7])    +     SQRT([.FL$2]^2-SIN([.$B7])^2))    )  ^2     -    [.$C7]  )^2" office:value-type="float" office:value="0.000247277874768747" calcext:value-type="float">
            <text:p>0.0002472779</text:p>
          </table:table-cell>
          <table:table-cell table:formula="of:=(       (    (COS([.$B7])     -      SQRT([.FM$2]^2-SIN([.$B7])^2))    /     (COS([.$B7])    +     SQRT([.FM$2]^2-SIN([.$B7])^2))    )  ^2     -    [.$C7]  )^2" office:value-type="float" office:value="0.000250078501406373" calcext:value-type="float">
            <text:p>0.0002500785</text:p>
          </table:table-cell>
          <table:table-cell table:formula="of:=(       (    (COS([.$B7])     -      SQRT([.FN$2]^2-SIN([.$B7])^2))    /     (COS([.$B7])    +     SQRT([.FN$2]^2-SIN([.$B7])^2))    )  ^2     -    [.$C7]  )^2" office:value-type="float" office:value="0.000252893952832635" calcext:value-type="float">
            <text:p>0.000252894</text:p>
          </table:table-cell>
          <table:table-cell table:formula="of:=(       (    (COS([.$B7])     -      SQRT([.FO$2]^2-SIN([.$B7])^2))    /     (COS([.$B7])    +     SQRT([.FO$2]^2-SIN([.$B7])^2))    )  ^2     -    [.$C7]  )^2" office:value-type="float" office:value="0.000255724213746382" calcext:value-type="float">
            <text:p>0.0002557242</text:p>
          </table:table-cell>
          <table:table-cell table:formula="of:=(       (    (COS([.$B7])     -      SQRT([.FP$2]^2-SIN([.$B7])^2))    /     (COS([.$B7])    +     SQRT([.FP$2]^2-SIN([.$B7])^2))    )  ^2     -    [.$C7]  )^2" office:value-type="float" office:value="0.000258569268863222" calcext:value-type="float">
            <text:p>0.0002585693</text:p>
          </table:table-cell>
          <table:table-cell table:formula="of:=(       (    (COS([.$B7])     -      SQRT([.FQ$2]^2-SIN([.$B7])^2))    /     (COS([.$B7])    +     SQRT([.FQ$2]^2-SIN([.$B7])^2))    )  ^2     -    [.$C7]  )^2" office:value-type="float" office:value="0.000261429102915514" calcext:value-type="float">
            <text:p>0.0002614291</text:p>
          </table:table-cell>
          <table:table-cell table:formula="of:=(       (    (COS([.$B7])     -      SQRT([.FR$2]^2-SIN([.$B7])^2))    /     (COS([.$B7])    +     SQRT([.FR$2]^2-SIN([.$B7])^2))    )  ^2     -    [.$C7]  )^2" office:value-type="float" office:value="0.000264303700652327" calcext:value-type="float">
            <text:p>0.0002643037</text:p>
          </table:table-cell>
          <table:table-cell table:formula="of:=(       (    (COS([.$B7])     -      SQRT([.FS$2]^2-SIN([.$B7])^2))    /     (COS([.$B7])    +     SQRT([.FS$2]^2-SIN([.$B7])^2))    )  ^2     -    [.$C7]  )^2" office:value-type="float" office:value="0.000267193046839434" calcext:value-type="float">
            <text:p>0.000267193</text:p>
          </table:table-cell>
          <table:table-cell table:formula="of:=(       (    (COS([.$B7])     -      SQRT([.FT$2]^2-SIN([.$B7])^2))    /     (COS([.$B7])    +     SQRT([.FT$2]^2-SIN([.$B7])^2))    )  ^2     -    [.$C7]  )^2" office:value-type="float" office:value="0.000270097126259294" calcext:value-type="float">
            <text:p>0.0002700971</text:p>
          </table:table-cell>
          <table:table-cell table:formula="of:=(       (    (COS([.$B7])     -      SQRT([.FU$2]^2-SIN([.$B7])^2))    /     (COS([.$B7])    +     SQRT([.FU$2]^2-SIN([.$B7])^2))    )  ^2     -    [.$C7]  )^2" office:value-type="float" office:value="0.000273015923711014" calcext:value-type="float">
            <text:p>0.0002730159</text:p>
          </table:table-cell>
          <table:table-cell table:formula="of:=(       (    (COS([.$B7])     -      SQRT([.FV$2]^2-SIN([.$B7])^2))    /     (COS([.$B7])    +     SQRT([.FV$2]^2-SIN([.$B7])^2))    )  ^2     -    [.$C7]  )^2" office:value-type="float" office:value="0.000275949424010337" calcext:value-type="float">
            <text:p>0.0002759494</text:p>
          </table:table-cell>
          <table:table-cell table:formula="of:=(       (    (COS([.$B7])     -      SQRT([.FW$2]^2-SIN([.$B7])^2))    /     (COS([.$B7])    +     SQRT([.FW$2]^2-SIN([.$B7])^2))    )  ^2     -    [.$C7]  )^2" office:value-type="float" office:value="0.000278897611989628" calcext:value-type="float">
            <text:p>0.0002788976</text:p>
          </table:table-cell>
          <table:table-cell table:formula="of:=(       (    (COS([.$B7])     -      SQRT([.FX$2]^2-SIN([.$B7])^2))    /     (COS([.$B7])    +     SQRT([.FX$2]^2-SIN([.$B7])^2))    )  ^2     -    [.$C7]  )^2" office:value-type="float" office:value="0.000281860472497838" calcext:value-type="float">
            <text:p>0.0002818605</text:p>
          </table:table-cell>
          <table:table-cell table:formula="of:=(       (    (COS([.$B7])     -      SQRT([.FY$2]^2-SIN([.$B7])^2))    /     (COS([.$B7])    +     SQRT([.FY$2]^2-SIN([.$B7])^2))    )  ^2     -    [.$C7]  )^2" office:value-type="float" office:value="0.000284837990400494" calcext:value-type="float">
            <text:p>0.000284838</text:p>
          </table:table-cell>
          <table:table-cell table:formula="of:=(       (    (COS([.$B7])     -      SQRT([.FZ$2]^2-SIN([.$B7])^2))    /     (COS([.$B7])    +     SQRT([.FZ$2]^2-SIN([.$B7])^2))    )  ^2     -    [.$C7]  )^2" office:value-type="float" office:value="0.000287830150579669" calcext:value-type="float">
            <text:p>0.0002878302</text:p>
          </table:table-cell>
          <table:table-cell table:formula="of:=(       (    (COS([.$B7])     -      SQRT([.GA$2]^2-SIN([.$B7])^2))    /     (COS([.$B7])    +     SQRT([.GA$2]^2-SIN([.$B7])^2))    )  ^2     -    [.$C7]  )^2" office:value-type="float" office:value="0.000290836937933962" calcext:value-type="float">
            <text:p>0.0002908369</text:p>
          </table:table-cell>
          <table:table-cell table:formula="of:=(       (    (COS([.$B7])     -      SQRT([.GB$2]^2-SIN([.$B7])^2))    /     (COS([.$B7])    +     SQRT([.GB$2]^2-SIN([.$B7])^2))    )  ^2     -    [.$C7]  )^2" office:value-type="float" office:value="0.000293858337378496" calcext:value-type="float">
            <text:p>0.0002938583</text:p>
          </table:table-cell>
          <table:table-cell table:formula="of:=(       (    (COS([.$B7])     -      SQRT([.GC$2]^2-SIN([.$B7])^2))    /     (COS([.$B7])    +     SQRT([.GC$2]^2-SIN([.$B7])^2))    )  ^2     -    [.$C7]  )^2" office:value-type="float" office:value="0.000296894333844857" calcext:value-type="float">
            <text:p>0.0002968943</text:p>
          </table:table-cell>
          <table:table-cell table:formula="of:=(       (    (COS([.$B7])     -      SQRT([.GD$2]^2-SIN([.$B7])^2))    /     (COS([.$B7])    +     SQRT([.GD$2]^2-SIN([.$B7])^2))    )  ^2     -    [.$C7]  )^2" office:value-type="float" office:value="0.00029994491228111" calcext:value-type="float">
            <text:p>0.0002999449</text:p>
          </table:table-cell>
          <table:table-cell table:formula="of:=(       (    (COS([.$B7])     -      SQRT([.GE$2]^2-SIN([.$B7])^2))    /     (COS([.$B7])    +     SQRT([.GE$2]^2-SIN([.$B7])^2))    )  ^2     -    [.$C7]  )^2" office:value-type="float" office:value="0.000303010057651772" calcext:value-type="float">
            <text:p>0.0003030101</text:p>
          </table:table-cell>
          <table:table-cell table:formula="of:=(       (    (COS([.$B7])     -      SQRT([.GF$2]^2-SIN([.$B7])^2))    /     (COS([.$B7])    +     SQRT([.GF$2]^2-SIN([.$B7])^2))    )  ^2     -    [.$C7]  )^2" office:value-type="float" office:value="0.00030608975493776" calcext:value-type="float">
            <text:p>0.0003060898</text:p>
          </table:table-cell>
          <table:table-cell table:formula="of:=(       (    (COS([.$B7])     -      SQRT([.GG$2]^2-SIN([.$B7])^2))    /     (COS([.$B7])    +     SQRT([.GG$2]^2-SIN([.$B7])^2))    )  ^2     -    [.$C7]  )^2" office:value-type="float" office:value="0.000309183989136406" calcext:value-type="float">
            <text:p>0.000309184</text:p>
          </table:table-cell>
          <table:table-cell table:formula="of:=(       (    (COS([.$B7])     -      SQRT([.GH$2]^2-SIN([.$B7])^2))    /     (COS([.$B7])    +     SQRT([.GH$2]^2-SIN([.$B7])^2))    )  ^2     -    [.$C7]  )^2" office:value-type="float" office:value="0.000312292745261433" calcext:value-type="float">
            <text:p>0.0003122927</text:p>
          </table:table-cell>
          <table:table-cell table:formula="of:=(       (    (COS([.$B7])     -      SQRT([.GI$2]^2-SIN([.$B7])^2))    /     (COS([.$B7])    +     SQRT([.GI$2]^2-SIN([.$B7])^2))    )  ^2     -    [.$C7]  )^2" office:value-type="float" office:value="0.000315416008342902" calcext:value-type="float">
            <text:p>0.000315416</text:p>
          </table:table-cell>
          <table:table-cell table:formula="of:=(       (    (COS([.$B7])     -      SQRT([.GJ$2]^2-SIN([.$B7])^2))    /     (COS([.$B7])    +     SQRT([.GJ$2]^2-SIN([.$B7])^2))    )  ^2     -    [.$C7]  )^2" office:value-type="float" office:value="0.000318553763427226" calcext:value-type="float">
            <text:p>0.0003185538</text:p>
          </table:table-cell>
          <table:table-cell table:formula="of:=(       (    (COS([.$B7])     -      SQRT([.GK$2]^2-SIN([.$B7])^2))    /     (COS([.$B7])    +     SQRT([.GK$2]^2-SIN([.$B7])^2))    )  ^2     -    [.$C7]  )^2" office:value-type="float" office:value="0.000321705995577131" calcext:value-type="float">
            <text:p>0.000321706</text:p>
          </table:table-cell>
          <table:table-cell table:formula="of:=(       (    (COS([.$B7])     -      SQRT([.GL$2]^2-SIN([.$B7])^2))    /     (COS([.$B7])    +     SQRT([.GL$2]^2-SIN([.$B7])^2))    )  ^2     -    [.$C7]  )^2" office:value-type="float" office:value="0.000324872689871646" calcext:value-type="float">
            <text:p>0.0003248727</text:p>
          </table:table-cell>
          <table:table-cell table:formula="of:=(       (    (COS([.$B7])     -      SQRT([.GM$2]^2-SIN([.$B7])^2))    /     (COS([.$B7])    +     SQRT([.GM$2]^2-SIN([.$B7])^2))    )  ^2     -    [.$C7]  )^2" office:value-type="float" office:value="0.000328053831406069" calcext:value-type="float">
            <text:p>0.0003280538</text:p>
          </table:table-cell>
          <table:table-cell table:formula="of:=(       (    (COS([.$B7])     -      SQRT([.GN$2]^2-SIN([.$B7])^2))    /     (COS([.$B7])    +     SQRT([.GN$2]^2-SIN([.$B7])^2))    )  ^2     -    [.$C7]  )^2" office:value-type="float" office:value="0.000331249405291949" calcext:value-type="float">
            <text:p>0.0003312494</text:p>
          </table:table-cell>
          <table:table-cell table:formula="of:=(       (    (COS([.$B7])     -      SQRT([.GO$2]^2-SIN([.$B7])^2))    /     (COS([.$B7])    +     SQRT([.GO$2]^2-SIN([.$B7])^2))    )  ^2     -    [.$C7]  )^2" office:value-type="float" office:value="0.000334459396657089" calcext:value-type="float">
            <text:p>0.0003344594</text:p>
          </table:table-cell>
          <table:table-cell table:formula="of:=(       (    (COS([.$B7])     -      SQRT([.GP$2]^2-SIN([.$B7])^2))    /     (COS([.$B7])    +     SQRT([.GP$2]^2-SIN([.$B7])^2))    )  ^2     -    [.$C7]  )^2" office:value-type="float" office:value="0.000337683790645478" calcext:value-type="float">
            <text:p>0.0003376838</text:p>
          </table:table-cell>
          <table:table-cell table:formula="of:=(       (    (COS([.$B7])     -      SQRT([.GQ$2]^2-SIN([.$B7])^2))    /     (COS([.$B7])    +     SQRT([.GQ$2]^2-SIN([.$B7])^2))    )  ^2     -    [.$C7]  )^2" office:value-type="float" office:value="0.000340922572417316" calcext:value-type="float">
            <text:p>0.0003409226</text:p>
          </table:table-cell>
          <table:table-cell table:formula="of:=(       (    (COS([.$B7])     -      SQRT([.GR$2]^2-SIN([.$B7])^2))    /     (COS([.$B7])    +     SQRT([.GR$2]^2-SIN([.$B7])^2))    )  ^2     -    [.$C7]  )^2" office:value-type="float" office:value="0.00034417572714896" calcext:value-type="float">
            <text:p>0.0003441757</text:p>
          </table:table-cell>
          <table:table-cell table:formula="of:=(       (    (COS([.$B7])     -      SQRT([.GS$2]^2-SIN([.$B7])^2))    /     (COS([.$B7])    +     SQRT([.GS$2]^2-SIN([.$B7])^2))    )  ^2     -    [.$C7]  )^2" office:value-type="float" office:value="0.000347443240032942" calcext:value-type="float">
            <text:p>0.0003474432</text:p>
          </table:table-cell>
          <table:table-cell table:formula="of:=(       (    (COS([.$B7])     -      SQRT([.GT$2]^2-SIN([.$B7])^2))    /     (COS([.$B7])    +     SQRT([.GT$2]^2-SIN([.$B7])^2))    )  ^2     -    [.$C7]  )^2" office:value-type="float" office:value="0.000350725096277899" calcext:value-type="float">
            <text:p>0.0003507251</text:p>
          </table:table-cell>
          <table:table-cell table:formula="of:=(       (    (COS([.$B7])     -      SQRT([.GU$2]^2-SIN([.$B7])^2))    /     (COS([.$B7])    +     SQRT([.GU$2]^2-SIN([.$B7])^2))    )  ^2     -    [.$C7]  )^2" office:value-type="float" office:value="0.000354021281108592" calcext:value-type="float">
            <text:p>0.0003540213</text:p>
          </table:table-cell>
          <table:table-cell table:formula="of:=(       (    (COS([.$B7])     -      SQRT([.GV$2]^2-SIN([.$B7])^2))    /     (COS([.$B7])    +     SQRT([.GV$2]^2-SIN([.$B7])^2))    )  ^2     -    [.$C7]  )^2" office:value-type="float" office:value="0.000357331779765864" calcext:value-type="float">
            <text:p>0.0003573318</text:p>
          </table:table-cell>
          <table:table-cell table:formula="of:=(       (    (COS([.$B7])     -      SQRT([.GW$2]^2-SIN([.$B7])^2))    /     (COS([.$B7])    +     SQRT([.GW$2]^2-SIN([.$B7])^2))    )  ^2     -    [.$C7]  )^2" office:value-type="float" office:value="0.000360656577506627" calcext:value-type="float">
            <text:p>0.0003606566</text:p>
          </table:table-cell>
          <table:table-cell table:formula="of:=(       (    (COS([.$B7])     -      SQRT([.GX$2]^2-SIN([.$B7])^2))    /     (COS([.$B7])    +     SQRT([.GX$2]^2-SIN([.$B7])^2))    )  ^2     -    [.$C7]  )^2" office:value-type="float" office:value="0.000363995659603847" calcext:value-type="float">
            <text:p>0.0003639957</text:p>
          </table:table-cell>
          <table:table-cell table:formula="of:=(       (    (COS([.$B7])     -      SQRT([.GY$2]^2-SIN([.$B7])^2))    /     (COS([.$B7])    +     SQRT([.GY$2]^2-SIN([.$B7])^2))    )  ^2     -    [.$C7]  )^2" office:value-type="float" office:value="0.000367349011346505" calcext:value-type="float">
            <text:p>0.000367349</text:p>
          </table:table-cell>
          <table:table-cell table:formula="of:=(       (    (COS([.$B7])     -      SQRT([.GZ$2]^2-SIN([.$B7])^2))    /     (COS([.$B7])    +     SQRT([.GZ$2]^2-SIN([.$B7])^2))    )  ^2     -    [.$C7]  )^2" office:value-type="float" office:value="0.000370716618039608" calcext:value-type="float">
            <text:p>0.0003707166</text:p>
          </table:table-cell>
          <table:table-cell table:formula="of:=(       (    (COS([.$B7])     -      SQRT([.HA$2]^2-SIN([.$B7])^2))    /     (COS([.$B7])    +     SQRT([.HA$2]^2-SIN([.$B7])^2))    )  ^2     -    [.$C7]  )^2" office:value-type="float" office:value="0.000374098465004125" calcext:value-type="float">
            <text:p>0.0003740985</text:p>
          </table:table-cell>
          <table:table-cell table:formula="of:=(       (    (COS([.$B7])     -      SQRT([.HB$2]^2-SIN([.$B7])^2))    /     (COS([.$B7])    +     SQRT([.HB$2]^2-SIN([.$B7])^2))    )  ^2     -    [.$C7]  )^2" office:value-type="float" office:value="0.000377494537577005" calcext:value-type="float">
            <text:p>0.0003774945</text:p>
          </table:table-cell>
          <table:table-cell table:formula="of:=(       (    (COS([.$B7])     -      SQRT([.HC$2]^2-SIN([.$B7])^2))    /     (COS([.$B7])    +     SQRT([.HC$2]^2-SIN([.$B7])^2))    )  ^2     -    [.$C7]  )^2" office:value-type="float" office:value="0.000380904821111148" calcext:value-type="float">
            <text:p>0.0003809048</text:p>
          </table:table-cell>
          <table:table-cell table:formula="of:=(       (    (COS([.$B7])     -      SQRT([.HD$2]^2-SIN([.$B7])^2))    /     (COS([.$B7])    +     SQRT([.HD$2]^2-SIN([.$B7])^2))    )  ^2     -    [.$C7]  )^2" office:value-type="float" office:value="0.000384329300975365" calcext:value-type="float">
            <text:p>0.0003843293</text:p>
          </table:table-cell>
          <table:table-cell table:formula="of:=(       (    (COS([.$B7])     -      SQRT([.HE$2]^2-SIN([.$B7])^2))    /     (COS([.$B7])    +     SQRT([.HE$2]^2-SIN([.$B7])^2))    )  ^2     -    [.$C7]  )^2" office:value-type="float" office:value="0.000387767962554374" calcext:value-type="float">
            <text:p>0.000387768</text:p>
          </table:table-cell>
          <table:table-cell table:formula="of:=(       (    (COS([.$B7])     -      SQRT([.HF$2]^2-SIN([.$B7])^2))    /     (COS([.$B7])    +     SQRT([.HF$2]^2-SIN([.$B7])^2))    )  ^2     -    [.$C7]  )^2" office:value-type="float" office:value="0.000391220791248786" calcext:value-type="float">
            <text:p>0.0003912208</text:p>
          </table:table-cell>
          <table:table-cell table:formula="of:=(       (    (COS([.$B7])     -      SQRT([.HG$2]^2-SIN([.$B7])^2))    /     (COS([.$B7])    +     SQRT([.HG$2]^2-SIN([.$B7])^2))    )  ^2     -    [.$C7]  )^2" office:value-type="float" office:value="0.000394687772475071" calcext:value-type="float">
            <text:p>0.0003946878</text:p>
          </table:table-cell>
          <table:table-cell table:formula="of:=(       (    (COS([.$B7])     -      SQRT([.HH$2]^2-SIN([.$B7])^2))    /     (COS([.$B7])    +     SQRT([.HH$2]^2-SIN([.$B7])^2))    )  ^2     -    [.$C7]  )^2" office:value-type="float" office:value="0.000398168891665538" calcext:value-type="float">
            <text:p>0.0003981689</text:p>
          </table:table-cell>
          <table:table-cell table:formula="of:=(       (    (COS([.$B7])     -      SQRT([.HI$2]^2-SIN([.$B7])^2))    /     (COS([.$B7])    +     SQRT([.HI$2]^2-SIN([.$B7])^2))    )  ^2     -    [.$C7]  )^2" office:value-type="float" office:value="0.000401664134268324" calcext:value-type="float">
            <text:p>0.0004016641</text:p>
          </table:table-cell>
          <table:table-cell table:formula="of:=(       (    (COS([.$B7])     -      SQRT([.HJ$2]^2-SIN([.$B7])^2))    /     (COS([.$B7])    +     SQRT([.HJ$2]^2-SIN([.$B7])^2))    )  ^2     -    [.$C7]  )^2" office:value-type="float" office:value="0.000405173485747369" calcext:value-type="float">
            <text:p>0.0004051735</text:p>
          </table:table-cell>
          <table:table-cell table:formula="of:=(       (    (COS([.$B7])     -      SQRT([.HK$2]^2-SIN([.$B7])^2))    /     (COS([.$B7])    +     SQRT([.HK$2]^2-SIN([.$B7])^2))    )  ^2     -    [.$C7]  )^2" office:value-type="float" office:value="0.000408696931582399" calcext:value-type="float">
            <text:p>0.0004086969</text:p>
          </table:table-cell>
          <table:table-cell table:formula="of:=(       (    (COS([.$B7])     -      SQRT([.HL$2]^2-SIN([.$B7])^2))    /     (COS([.$B7])    +     SQRT([.HL$2]^2-SIN([.$B7])^2))    )  ^2     -    [.$C7]  )^2" office:value-type="float" office:value="0.000412234457268899" calcext:value-type="float">
            <text:p>0.0004122345</text:p>
          </table:table-cell>
          <table:table-cell table:formula="of:=(       (    (COS([.$B7])     -      SQRT([.HM$2]^2-SIN([.$B7])^2))    /     (COS([.$B7])    +     SQRT([.HM$2]^2-SIN([.$B7])^2))    )  ^2     -    [.$C7]  )^2" office:value-type="float" office:value="0.000415786048318083" calcext:value-type="float">
            <text:p>0.000415786</text:p>
          </table:table-cell>
          <table:table-cell table:formula="of:=(       (    (COS([.$B7])     -      SQRT([.HN$2]^2-SIN([.$B7])^2))    /     (COS([.$B7])    +     SQRT([.HN$2]^2-SIN([.$B7])^2))    )  ^2     -    [.$C7]  )^2" office:value-type="float" office:value="0.000419351690256919" calcext:value-type="float">
            <text:p>0.0004193517</text:p>
          </table:table-cell>
          <table:table-cell table:formula="of:=(       (    (COS([.$B7])     -      SQRT([.HO$2]^2-SIN([.$B7])^2))    /     (COS([.$B7])    +     SQRT([.HO$2]^2-SIN([.$B7])^2))    )  ^2     -    [.$C7]  )^2" office:value-type="float" office:value="0.000422931368628055" calcext:value-type="float">
            <text:p>0.0004229314</text:p>
          </table:table-cell>
          <table:table-cell table:formula="of:=(       (    (COS([.$B7])     -      SQRT([.HP$2]^2-SIN([.$B7])^2))    /     (COS([.$B7])    +     SQRT([.HP$2]^2-SIN([.$B7])^2))    )  ^2     -    [.$C7]  )^2" office:value-type="float" office:value="0.000426525068989823" calcext:value-type="float">
            <text:p>0.0004265251</text:p>
          </table:table-cell>
          <table:table-cell table:formula="of:=(       (    (COS([.$B7])     -      SQRT([.HQ$2]^2-SIN([.$B7])^2))    /     (COS([.$B7])    +     SQRT([.HQ$2]^2-SIN([.$B7])^2))    )  ^2     -    [.$C7]  )^2" office:value-type="float" office:value="0.000430132776916224" calcext:value-type="float">
            <text:p>0.0004301328</text:p>
          </table:table-cell>
          <table:table-cell table:formula="of:=(       (    (COS([.$B7])     -      SQRT([.HR$2]^2-SIN([.$B7])^2))    /     (COS([.$B7])    +     SQRT([.HR$2]^2-SIN([.$B7])^2))    )  ^2     -    [.$C7]  )^2" office:value-type="float" office:value="0.000433754477996897" calcext:value-type="float">
            <text:p>0.0004337545</text:p>
          </table:table-cell>
          <table:table-cell table:formula="of:=(       (    (COS([.$B7])     -      SQRT([.HS$2]^2-SIN([.$B7])^2))    /     (COS([.$B7])    +     SQRT([.HS$2]^2-SIN([.$B7])^2))    )  ^2     -    [.$C7]  )^2" office:value-type="float" office:value="0.000437390157837098" calcext:value-type="float">
            <text:p>0.0004373902</text:p>
          </table:table-cell>
          <table:table-cell table:formula="of:=(       (    (COS([.$B7])     -      SQRT([.HT$2]^2-SIN([.$B7])^2))    /     (COS([.$B7])    +     SQRT([.HT$2]^2-SIN([.$B7])^2))    )  ^2     -    [.$C7]  )^2" office:value-type="float" office:value="0.00044103980205771" calcext:value-type="float">
            <text:p>0.0004410398</text:p>
          </table:table-cell>
          <table:table-cell table:formula="of:=(       (    (COS([.$B7])     -      SQRT([.HU$2]^2-SIN([.$B7])^2))    /     (COS([.$B7])    +     SQRT([.HU$2]^2-SIN([.$B7])^2))    )  ^2     -    [.$C7]  )^2" office:value-type="float" office:value="0.000444703396295171" calcext:value-type="float">
            <text:p>0.0004447034</text:p>
          </table:table-cell>
          <table:table-cell table:formula="of:=(       (    (COS([.$B7])     -      SQRT([.HV$2]^2-SIN([.$B7])^2))    /     (COS([.$B7])    +     SQRT([.HV$2]^2-SIN([.$B7])^2))    )  ^2     -    [.$C7]  )^2" office:value-type="float" office:value="0.000448380926201488" calcext:value-type="float">
            <text:p>0.0004483809</text:p>
          </table:table-cell>
          <table:table-cell table:formula="of:=(       (    (COS([.$B7])     -      SQRT([.HW$2]^2-SIN([.$B7])^2))    /     (COS([.$B7])    +     SQRT([.HW$2]^2-SIN([.$B7])^2))    )  ^2     -    [.$C7]  )^2" office:value-type="float" office:value="0.000452072377444219" calcext:value-type="float">
            <text:p>0.0004520724</text:p>
          </table:table-cell>
          <table:table-cell table:formula="of:=(       (    (COS([.$B7])     -      SQRT([.HX$2]^2-SIN([.$B7])^2))    /     (COS([.$B7])    +     SQRT([.HX$2]^2-SIN([.$B7])^2))    )  ^2     -    [.$C7]  )^2" office:value-type="float" office:value="0.000455777735706446" calcext:value-type="float">
            <text:p>0.0004557777</text:p>
          </table:table-cell>
          <table:table-cell table:formula="of:=(       (    (COS([.$B7])     -      SQRT([.HY$2]^2-SIN([.$B7])^2))    /     (COS([.$B7])    +     SQRT([.HY$2]^2-SIN([.$B7])^2))    )  ^2     -    [.$C7]  )^2" office:value-type="float" office:value="0.000459496986686747" calcext:value-type="float">
            <text:p>0.000459497</text:p>
          </table:table-cell>
          <table:table-cell table:formula="of:=(       (    (COS([.$B7])     -      SQRT([.HZ$2]^2-SIN([.$B7])^2))    /     (COS([.$B7])    +     SQRT([.HZ$2]^2-SIN([.$B7])^2))    )  ^2     -    [.$C7]  )^2" office:value-type="float" office:value="0.000463230116099195" calcext:value-type="float">
            <text:p>0.0004632301</text:p>
          </table:table-cell>
          <table:table-cell table:formula="of:=(       (    (COS([.$B7])     -      SQRT([.IA$2]^2-SIN([.$B7])^2))    /     (COS([.$B7])    +     SQRT([.IA$2]^2-SIN([.$B7])^2))    )  ^2     -    [.$C7]  )^2" office:value-type="float" office:value="0.000466977109673304" calcext:value-type="float">
            <text:p>0.0004669771</text:p>
          </table:table-cell>
          <table:table-cell table:formula="of:=(       (    (COS([.$B7])     -      SQRT([.IB$2]^2-SIN([.$B7])^2))    /     (COS([.$B7])    +     SQRT([.IB$2]^2-SIN([.$B7])^2))    )  ^2     -    [.$C7]  )^2" office:value-type="float" office:value="0.000470737953154067" calcext:value-type="float">
            <text:p>0.000470738</text:p>
          </table:table-cell>
          <table:table-cell table:formula="of:=(       (    (COS([.$B7])     -      SQRT([.IC$2]^2-SIN([.$B7])^2))    /     (COS([.$B7])    +     SQRT([.IC$2]^2-SIN([.$B7])^2))    )  ^2     -    [.$C7]  )^2" office:value-type="float" office:value="0.00047451263230186" calcext:value-type="float">
            <text:p>0.0004745126</text:p>
          </table:table-cell>
          <table:table-cell table:formula="of:=(       (    (COS([.$B7])     -      SQRT([.ID$2]^2-SIN([.$B7])^2))    /     (COS([.$B7])    +     SQRT([.ID$2]^2-SIN([.$B7])^2))    )  ^2     -    [.$C7]  )^2" office:value-type="float" office:value="0.000478301132892508" calcext:value-type="float">
            <text:p>0.0004783011</text:p>
          </table:table-cell>
          <table:table-cell table:formula="of:=(       (    (COS([.$B7])     -      SQRT([.IE$2]^2-SIN([.$B7])^2))    /     (COS([.$B7])    +     SQRT([.IE$2]^2-SIN([.$B7])^2))    )  ^2     -    [.$C7]  )^2" office:value-type="float" office:value="0.000482103440717187" calcext:value-type="float">
            <text:p>0.0004821034</text:p>
          </table:table-cell>
          <table:table-cell table:formula="of:=(       (    (COS([.$B7])     -      SQRT([.IF$2]^2-SIN([.$B7])^2))    /     (COS([.$B7])    +     SQRT([.IF$2]^2-SIN([.$B7])^2))    )  ^2     -    [.$C7]  )^2" office:value-type="float" office:value="0.000485919541582457" calcext:value-type="float">
            <text:p>0.0004859195</text:p>
          </table:table-cell>
          <table:table-cell table:formula="of:=(       (    (COS([.$B7])     -      SQRT([.IG$2]^2-SIN([.$B7])^2))    /     (COS([.$B7])    +     SQRT([.IG$2]^2-SIN([.$B7])^2))    )  ^2     -    [.$C7]  )^2" office:value-type="float" office:value="0.000489749421310226" calcext:value-type="float">
            <text:p>0.0004897494</text:p>
          </table:table-cell>
          <table:table-cell table:formula="of:=(       (    (COS([.$B7])     -      SQRT([.IH$2]^2-SIN([.$B7])^2))    /     (COS([.$B7])    +     SQRT([.IH$2]^2-SIN([.$B7])^2))    )  ^2     -    [.$C7]  )^2" office:value-type="float" office:value="0.000493593065737716" calcext:value-type="float">
            <text:p>0.0004935931</text:p>
          </table:table-cell>
          <table:table-cell table:formula="of:=(       (    (COS([.$B7])     -      SQRT([.II$2]^2-SIN([.$B7])^2))    /     (COS([.$B7])    +     SQRT([.II$2]^2-SIN([.$B7])^2))    )  ^2     -    [.$C7]  )^2" office:value-type="float" office:value="0.000497450460717456" calcext:value-type="float">
            <text:p>0.0004974505</text:p>
          </table:table-cell>
          <table:table-cell table:formula="of:=(       (    (COS([.$B7])     -      SQRT([.IJ$2]^2-SIN([.$B7])^2))    /     (COS([.$B7])    +     SQRT([.IJ$2]^2-SIN([.$B7])^2))    )  ^2     -    [.$C7]  )^2" office:value-type="float" office:value="0.000501321592117286" calcext:value-type="float">
            <text:p>0.0005013216</text:p>
          </table:table-cell>
          <table:table-cell table:formula="of:=(       (    (COS([.$B7])     -      SQRT([.IK$2]^2-SIN([.$B7])^2))    /     (COS([.$B7])    +     SQRT([.IK$2]^2-SIN([.$B7])^2))    )  ^2     -    [.$C7]  )^2" office:value-type="float" office:value="0.000505206445820295" calcext:value-type="float">
            <text:p>0.0005052064</text:p>
          </table:table-cell>
          <table:table-cell table:formula="of:=(       (    (COS([.$B7])     -      SQRT([.IL$2]^2-SIN([.$B7])^2))    /     (COS([.$B7])    +     SQRT([.IL$2]^2-SIN([.$B7])^2))    )  ^2     -    [.$C7]  )^2" office:value-type="float" office:value="0.000509105007724818" calcext:value-type="float">
            <text:p>0.000509105</text:p>
          </table:table-cell>
          <table:table-cell table:formula="of:=(       (    (COS([.$B7])     -      SQRT([.IM$2]^2-SIN([.$B7])^2))    /     (COS([.$B7])    +     SQRT([.IM$2]^2-SIN([.$B7])^2))    )  ^2     -    [.$C7]  )^2" office:value-type="float" office:value="0.000513017263744439" calcext:value-type="float">
            <text:p>0.0005130173</text:p>
          </table:table-cell>
          <table:table-cell table:formula="of:=(       (    (COS([.$B7])     -      SQRT([.IN$2]^2-SIN([.$B7])^2))    /     (COS([.$B7])    +     SQRT([.IN$2]^2-SIN([.$B7])^2))    )  ^2     -    [.$C7]  )^2" office:value-type="float" office:value="0.000516943199807934" calcext:value-type="float">
            <text:p>0.0005169432</text:p>
          </table:table-cell>
          <table:table-cell table:formula="of:=(       (    (COS([.$B7])     -      SQRT([.IO$2]^2-SIN([.$B7])^2))    /     (COS([.$B7])    +     SQRT([.IO$2]^2-SIN([.$B7])^2))    )  ^2     -    [.$C7]  )^2" office:value-type="float" office:value="0.000520882801859274" calcext:value-type="float">
            <text:p>0.0005208828</text:p>
          </table:table-cell>
          <table:table-cell table:formula="of:=(       (    (COS([.$B7])     -      SQRT([.IP$2]^2-SIN([.$B7])^2))    /     (COS([.$B7])    +     SQRT([.IP$2]^2-SIN([.$B7])^2))    )  ^2     -    [.$C7]  )^2" office:value-type="float" office:value="0.000524836055857614" calcext:value-type="float">
            <text:p>0.0005248361</text:p>
          </table:table-cell>
          <table:table-cell table:formula="of:=(       (    (COS([.$B7])     -      SQRT([.IQ$2]^2-SIN([.$B7])^2))    /     (COS([.$B7])    +     SQRT([.IQ$2]^2-SIN([.$B7])^2))    )  ^2     -    [.$C7]  )^2" office:value-type="float" office:value="0.000528802947777255" calcext:value-type="float">
            <text:p>0.0005288029</text:p>
          </table:table-cell>
          <table:table-cell table:formula="of:=(       (    (COS([.$B7])     -      SQRT([.IR$2]^2-SIN([.$B7])^2))    /     (COS([.$B7])    +     SQRT([.IR$2]^2-SIN([.$B7])^2))    )  ^2     -    [.$C7]  )^2" office:value-type="float" office:value="0.00053278346360762" calcext:value-type="float">
            <text:p>0.0005327835</text:p>
          </table:table-cell>
          <table:table-cell table:formula="of:=(       (    (COS([.$B7])     -      SQRT([.IS$2]^2-SIN([.$B7])^2))    /     (COS([.$B7])    +     SQRT([.IS$2]^2-SIN([.$B7])^2))    )  ^2     -    [.$C7]  )^2" office:value-type="float" office:value="0.00053677758935326" calcext:value-type="float">
            <text:p>0.0005367776</text:p>
          </table:table-cell>
          <table:table-cell table:formula="of:=(       (    (COS([.$B7])     -      SQRT([.IT$2]^2-SIN([.$B7])^2))    /     (COS([.$B7])    +     SQRT([.IT$2]^2-SIN([.$B7])^2))    )  ^2     -    [.$C7]  )^2" office:value-type="float" office:value="0.000540785311033823" calcext:value-type="float">
            <text:p>0.0005407853</text:p>
          </table:table-cell>
          <table:table-cell table:formula="of:=(       (    (COS([.$B7])     -      SQRT([.IU$2]^2-SIN([.$B7])^2))    /     (COS([.$B7])    +     SQRT([.IU$2]^2-SIN([.$B7])^2))    )  ^2     -    [.$C7]  )^2" office:value-type="float" office:value="0.000544806614684022" calcext:value-type="float">
            <text:p>0.0005448066</text:p>
          </table:table-cell>
          <table:table-cell table:formula="of:=(       (    (COS([.$B7])     -      SQRT([.IV$2]^2-SIN([.$B7])^2))    /     (COS([.$B7])    +     SQRT([.IV$2]^2-SIN([.$B7])^2))    )  ^2     -    [.$C7]  )^2" office:value-type="float" office:value="0.000548841486353637" calcext:value-type="float">
            <text:p>0.0005488415</text:p>
          </table:table-cell>
          <table:table-cell table:formula="of:=(       (    (COS([.$B7])     -      SQRT([.IW$2]^2-SIN([.$B7])^2))    /     (COS([.$B7])    +     SQRT([.IW$2]^2-SIN([.$B7])^2))    )  ^2     -    [.$C7]  )^2" office:value-type="float" office:value="0.000552889912107473" calcext:value-type="float">
            <text:p>0.0005528899</text:p>
          </table:table-cell>
          <table:table-cell table:formula="of:=(       (    (COS([.$B7])     -      SQRT([.IX$2]^2-SIN([.$B7])^2))    /     (COS([.$B7])    +     SQRT([.IX$2]^2-SIN([.$B7])^2))    )  ^2     -    [.$C7]  )^2" office:value-type="float" office:value="0.000556951878025382" calcext:value-type="float">
            <text:p>0.0005569519</text:p>
          </table:table-cell>
          <table:table-cell table:formula="of:=(       (    (COS([.$B7])     -      SQRT([.IY$2]^2-SIN([.$B7])^2))    /     (COS([.$B7])    +     SQRT([.IY$2]^2-SIN([.$B7])^2))    )  ^2     -    [.$C7]  )^2" office:value-type="float" office:value="0.000561027370202178" calcext:value-type="float">
            <text:p>0.0005610274</text:p>
          </table:table-cell>
          <table:table-cell table:formula="of:=(       (    (COS([.$B7])     -      SQRT([.IZ$2]^2-SIN([.$B7])^2))    /     (COS([.$B7])    +     SQRT([.IZ$2]^2-SIN([.$B7])^2))    )  ^2     -    [.$C7]  )^2" office:value-type="float" office:value="0.000565116374747677" calcext:value-type="float">
            <text:p>0.0005651164</text:p>
          </table:table-cell>
          <table:table-cell table:formula="of:=(       (    (COS([.$B7])     -      SQRT([.JA$2]^2-SIN([.$B7])^2))    /     (COS([.$B7])    +     SQRT([.JA$2]^2-SIN([.$B7])^2))    )  ^2     -    [.$C7]  )^2" office:value-type="float" office:value="0.00056921887778666" calcext:value-type="float">
            <text:p>0.0005692189</text:p>
          </table:table-cell>
          <table:table-cell table:formula="of:=(       (    (COS([.$B7])     -      SQRT([.JB$2]^2-SIN([.$B7])^2))    /     (COS([.$B7])    +     SQRT([.JB$2]^2-SIN([.$B7])^2))    )  ^2     -    [.$C7]  )^2" office:value-type="float" office:value="0.000573334865458846" calcext:value-type="float">
            <text:p>0.0005733349</text:p>
          </table:table-cell>
          <table:table-cell table:formula="of:=(       (    (COS([.$B7])     -      SQRT([.JC$2]^2-SIN([.$B7])^2))    /     (COS([.$B7])    +     SQRT([.JC$2]^2-SIN([.$B7])^2))    )  ^2     -    [.$C7]  )^2" office:value-type="float" office:value="0.000577464323918874" calcext:value-type="float">
            <text:p>0.0005774643</text:p>
          </table:table-cell>
          <table:table-cell table:formula="of:=(       (    (COS([.$B7])     -      SQRT([.JD$2]^2-SIN([.$B7])^2))    /     (COS([.$B7])    +     SQRT([.JD$2]^2-SIN([.$B7])^2))    )  ^2     -    [.$C7]  )^2" office:value-type="float" office:value="0.000581607239336296" calcext:value-type="float">
            <text:p>0.0005816072</text:p>
          </table:table-cell>
          <table:table-cell table:formula="of:=(       (    (COS([.$B7])     -      SQRT([.JE$2]^2-SIN([.$B7])^2))    /     (COS([.$B7])    +     SQRT([.JE$2]^2-SIN([.$B7])^2))    )  ^2     -    [.$C7]  )^2" office:value-type="float" office:value="0.000585763597895542" calcext:value-type="float">
            <text:p>0.0005857636</text:p>
          </table:table-cell>
          <table:table-cell table:formula="of:=(       (    (COS([.$B7])     -      SQRT([.JF$2]^2-SIN([.$B7])^2))    /     (COS([.$B7])    +     SQRT([.JF$2]^2-SIN([.$B7])^2))    )  ^2     -    [.$C7]  )^2" office:value-type="float" office:value="0.000589933385795916" calcext:value-type="float">
            <text:p>0.0005899334</text:p>
          </table:table-cell>
          <table:table-cell table:formula="of:=(       (    (COS([.$B7])     -      SQRT([.JG$2]^2-SIN([.$B7])^2))    /     (COS([.$B7])    +     SQRT([.JG$2]^2-SIN([.$B7])^2))    )  ^2     -    [.$C7]  )^2" office:value-type="float" office:value="0.000594116589251577" calcext:value-type="float">
            <text:p>0.0005941166</text:p>
          </table:table-cell>
          <table:table-cell table:formula="of:=(       (    (COS([.$B7])     -      SQRT([.JH$2]^2-SIN([.$B7])^2))    /     (COS([.$B7])    +     SQRT([.JH$2]^2-SIN([.$B7])^2))    )  ^2     -    [.$C7]  )^2" office:value-type="float" office:value="0.000598313194491489" calcext:value-type="float">
            <text:p>0.0005983132</text:p>
          </table:table-cell>
          <table:table-cell table:formula="of:=(       (    (COS([.$B7])     -      SQRT([.JI$2]^2-SIN([.$B7])^2))    /     (COS([.$B7])    +     SQRT([.JI$2]^2-SIN([.$B7])^2))    )  ^2     -    [.$C7]  )^2" office:value-type="float" office:value="0.000602523187759459" calcext:value-type="float">
            <text:p>0.0006025232</text:p>
          </table:table-cell>
          <table:table-cell table:formula="of:=(       (    (COS([.$B7])     -      SQRT([.JJ$2]^2-SIN([.$B7])^2))    /     (COS([.$B7])    +     SQRT([.JJ$2]^2-SIN([.$B7])^2))    )  ^2     -    [.$C7]  )^2" office:value-type="float" office:value="0.000606746555314062" calcext:value-type="float">
            <text:p>0.0006067466</text:p>
          </table:table-cell>
          <table:table-cell table:formula="of:=(       (    (COS([.$B7])     -      SQRT([.JK$2]^2-SIN([.$B7])^2))    /     (COS([.$B7])    +     SQRT([.JK$2]^2-SIN([.$B7])^2))    )  ^2     -    [.$C7]  )^2" office:value-type="float" office:value="0.000610983283428658" calcext:value-type="float">
            <text:p>0.0006109833</text:p>
          </table:table-cell>
          <table:table-cell table:formula="of:=(       (    (COS([.$B7])     -      SQRT([.JL$2]^2-SIN([.$B7])^2))    /     (COS([.$B7])    +     SQRT([.JL$2]^2-SIN([.$B7])^2))    )  ^2     -    [.$C7]  )^2" office:value-type="float" office:value="0.000615233358391373" calcext:value-type="float">
            <text:p>0.0006152334</text:p>
          </table:table-cell>
          <table:table-cell table:formula="of:=(       (    (COS([.$B7])     -      SQRT([.JM$2]^2-SIN([.$B7])^2))    /     (COS([.$B7])    +     SQRT([.JM$2]^2-SIN([.$B7])^2))    )  ^2     -    [.$C7]  )^2" office:value-type="float" office:value="0.000619496766505043" calcext:value-type="float">
            <text:p>0.0006194968</text:p>
          </table:table-cell>
          <table:table-cell table:formula="of:=(       (    (COS([.$B7])     -      SQRT([.JN$2]^2-SIN([.$B7])^2))    /     (COS([.$B7])    +     SQRT([.JN$2]^2-SIN([.$B7])^2))    )  ^2     -    [.$C7]  )^2" office:value-type="float" office:value="0.000623773494087245" calcext:value-type="float">
            <text:p>0.0006237735</text:p>
          </table:table-cell>
          <table:table-cell table:formula="of:=(       (    (COS([.$B7])     -      SQRT([.JO$2]^2-SIN([.$B7])^2))    /     (COS([.$B7])    +     SQRT([.JO$2]^2-SIN([.$B7])^2))    )  ^2     -    [.$C7]  )^2" office:value-type="float" office:value="0.000628063527470245" calcext:value-type="float">
            <text:p>0.0006280635</text:p>
          </table:table-cell>
          <table:table-cell table:formula="of:=(       (    (COS([.$B7])     -      SQRT([.JP$2]^2-SIN([.$B7])^2))    /     (COS([.$B7])    +     SQRT([.JP$2]^2-SIN([.$B7])^2))    )  ^2     -    [.$C7]  )^2" office:value-type="float" office:value="0.00063236685300099" calcext:value-type="float">
            <text:p>0.0006323669</text:p>
          </table:table-cell>
          <table:table-cell table:formula="of:=(       (    (COS([.$B7])     -      SQRT([.JQ$2]^2-SIN([.$B7])^2))    /     (COS([.$B7])    +     SQRT([.JQ$2]^2-SIN([.$B7])^2))    )  ^2     -    [.$C7]  )^2" office:value-type="float" office:value="0.000636683457041093" calcext:value-type="float">
            <text:p>0.0006366835</text:p>
          </table:table-cell>
          <table:table-cell table:formula="of:=(       (    (COS([.$B7])     -      SQRT([.JR$2]^2-SIN([.$B7])^2))    /     (COS([.$B7])    +     SQRT([.JR$2]^2-SIN([.$B7])^2))    )  ^2     -    [.$C7]  )^2" office:value-type="float" office:value="0.000641013325966815" calcext:value-type="float">
            <text:p>0.0006410133</text:p>
          </table:table-cell>
          <table:table-cell table:formula="of:=(       (    (COS([.$B7])     -      SQRT([.JS$2]^2-SIN([.$B7])^2))    /     (COS([.$B7])    +     SQRT([.JS$2]^2-SIN([.$B7])^2))    )  ^2     -    [.$C7]  )^2" office:value-type="float" office:value="0.000645356446169028" calcext:value-type="float">
            <text:p>0.0006453564</text:p>
          </table:table-cell>
          <table:table-cell table:formula="of:=(       (    (COS([.$B7])     -      SQRT([.JT$2]^2-SIN([.$B7])^2))    /     (COS([.$B7])    +     SQRT([.JT$2]^2-SIN([.$B7])^2))    )  ^2     -    [.$C7]  )^2" office:value-type="float" office:value="0.000649712804053225" calcext:value-type="float">
            <text:p>0.0006497128</text:p>
          </table:table-cell>
          <table:table-cell table:formula="of:=(       (    (COS([.$B7])     -      SQRT([.JU$2]^2-SIN([.$B7])^2))    /     (COS([.$B7])    +     SQRT([.JU$2]^2-SIN([.$B7])^2))    )  ^2     -    [.$C7]  )^2" office:value-type="float" office:value="0.000654082386039484" calcext:value-type="float">
            <text:p>0.0006540824</text:p>
          </table:table-cell>
          <table:table-cell table:formula="of:=(       (    (COS([.$B7])     -      SQRT([.JV$2]^2-SIN([.$B7])^2))    /     (COS([.$B7])    +     SQRT([.JV$2]^2-SIN([.$B7])^2))    )  ^2     -    [.$C7]  )^2" office:value-type="float" office:value="0.000658465178562447" calcext:value-type="float">
            <text:p>0.0006584652</text:p>
          </table:table-cell>
          <table:table-cell table:formula="of:=(       (    (COS([.$B7])     -      SQRT([.JW$2]^2-SIN([.$B7])^2))    /     (COS([.$B7])    +     SQRT([.JW$2]^2-SIN([.$B7])^2))    )  ^2     -    [.$C7]  )^2" office:value-type="float" office:value="0.000662861168071323" calcext:value-type="float">
            <text:p>0.0006628612</text:p>
          </table:table-cell>
          <table:table-cell table:formula="of:=(       (    (COS([.$B7])     -      SQRT([.JX$2]^2-SIN([.$B7])^2))    /     (COS([.$B7])    +     SQRT([.JX$2]^2-SIN([.$B7])^2))    )  ^2     -    [.$C7]  )^2" office:value-type="float" office:value="0.000667270341029834" calcext:value-type="float">
            <text:p>0.0006672703</text:p>
          </table:table-cell>
          <table:table-cell table:formula="of:=(       (    (COS([.$B7])     -      SQRT([.JY$2]^2-SIN([.$B7])^2))    /     (COS([.$B7])    +     SQRT([.JY$2]^2-SIN([.$B7])^2))    )  ^2     -    [.$C7]  )^2" office:value-type="float" office:value="0.00067169268391623" calcext:value-type="float">
            <text:p>0.0006716927</text:p>
          </table:table-cell>
          <table:table-cell table:formula="of:=(       (    (COS([.$B7])     -      SQRT([.JZ$2]^2-SIN([.$B7])^2))    /     (COS([.$B7])    +     SQRT([.JZ$2]^2-SIN([.$B7])^2))    )  ^2     -    [.$C7]  )^2" office:value-type="float" office:value="0.000676128183223262" calcext:value-type="float">
            <text:p>0.0006761282</text:p>
          </table:table-cell>
          <table:table-cell table:formula="of:=(       (    (COS([.$B7])     -      SQRT([.KA$2]^2-SIN([.$B7])^2))    /     (COS([.$B7])    +     SQRT([.KA$2]^2-SIN([.$B7])^2))    )  ^2     -    [.$C7]  )^2" office:value-type="float" office:value="0.000680576825458148" calcext:value-type="float">
            <text:p>0.0006805768</text:p>
          </table:table-cell>
          <table:table-cell table:formula="of:=(       (    (COS([.$B7])     -      SQRT([.KB$2]^2-SIN([.$B7])^2))    /     (COS([.$B7])    +     SQRT([.KB$2]^2-SIN([.$B7])^2))    )  ^2     -    [.$C7]  )^2" office:value-type="float" office:value="0.000685038597142571" calcext:value-type="float">
            <text:p>0.0006850386</text:p>
          </table:table-cell>
          <table:table-cell table:formula="of:=(       (    (COS([.$B7])     -      SQRT([.KC$2]^2-SIN([.$B7])^2))    /     (COS([.$B7])    +     SQRT([.KC$2]^2-SIN([.$B7])^2))    )  ^2     -    [.$C7]  )^2" office:value-type="float" office:value="0.000689513484812666" calcext:value-type="float">
            <text:p>0.0006895135</text:p>
          </table:table-cell>
          <table:table-cell table:formula="of:=(       (    (COS([.$B7])     -      SQRT([.KD$2]^2-SIN([.$B7])^2))    /     (COS([.$B7])    +     SQRT([.KD$2]^2-SIN([.$B7])^2))    )  ^2     -    [.$C7]  )^2" office:value-type="float" office:value="0.000694001475018982" calcext:value-type="float">
            <text:p>0.0006940015</text:p>
          </table:table-cell>
          <table:table-cell table:formula="of:=(       (    (COS([.$B7])     -      SQRT([.KE$2]^2-SIN([.$B7])^2))    /     (COS([.$B7])    +     SQRT([.KE$2]^2-SIN([.$B7])^2))    )  ^2     -    [.$C7]  )^2" office:value-type="float" office:value="0.000698502554326465" calcext:value-type="float">
            <text:p>0.0006985026</text:p>
          </table:table-cell>
          <table:table-cell table:formula="of:=(       (    (COS([.$B7])     -      SQRT([.KF$2]^2-SIN([.$B7])^2))    /     (COS([.$B7])    +     SQRT([.KF$2]^2-SIN([.$B7])^2))    )  ^2     -    [.$C7]  )^2" office:value-type="float" office:value="0.000703016709314469" calcext:value-type="float">
            <text:p>0.0007030167</text:p>
          </table:table-cell>
          <table:table-cell table:formula="of:=(       (    (COS([.$B7])     -      SQRT([.KG$2]^2-SIN([.$B7])^2))    /     (COS([.$B7])    +     SQRT([.KG$2]^2-SIN([.$B7])^2))    )  ^2     -    [.$C7]  )^2" office:value-type="float" office:value="0.000707543926576718" calcext:value-type="float">
            <text:p>0.0007075439</text:p>
          </table:table-cell>
          <table:table-cell table:formula="of:=(       (    (COS([.$B7])     -      SQRT([.KH$2]^2-SIN([.$B7])^2))    /     (COS([.$B7])    +     SQRT([.KH$2]^2-SIN([.$B7])^2))    )  ^2     -    [.$C7]  )^2" office:value-type="float" office:value="0.000712084192721264" calcext:value-type="float">
            <text:p>0.0007120842</text:p>
          </table:table-cell>
          <table:table-cell table:formula="of:=(       (    (COS([.$B7])     -      SQRT([.KI$2]^2-SIN([.$B7])^2))    /     (COS([.$B7])    +     SQRT([.KI$2]^2-SIN([.$B7])^2))    )  ^2     -    [.$C7]  )^2" office:value-type="float" office:value="0.000716637494370509" calcext:value-type="float">
            <text:p>0.0007166375</text:p>
          </table:table-cell>
          <table:table-cell table:formula="of:=(       (    (COS([.$B7])     -      SQRT([.KJ$2]^2-SIN([.$B7])^2))    /     (COS([.$B7])    +     SQRT([.KJ$2]^2-SIN([.$B7])^2))    )  ^2     -    [.$C7]  )^2" office:value-type="float" office:value="0.000721203818161182" calcext:value-type="float">
            <text:p>0.0007212038</text:p>
          </table:table-cell>
          <table:table-cell table:formula="of:=(       (    (COS([.$B7])     -      SQRT([.KK$2]^2-SIN([.$B7])^2))    /     (COS([.$B7])    +     SQRT([.KK$2]^2-SIN([.$B7])^2))    )  ^2     -    [.$C7]  )^2" office:value-type="float" office:value="0.000725783150744274" calcext:value-type="float">
            <text:p>0.0007257832</text:p>
          </table:table-cell>
          <table:table-cell table:formula="of:=(       (    (COS([.$B7])     -      SQRT([.KL$2]^2-SIN([.$B7])^2))    /     (COS([.$B7])    +     SQRT([.KL$2]^2-SIN([.$B7])^2))    )  ^2     -    [.$C7]  )^2" office:value-type="float" office:value="0.000730375478785108" calcext:value-type="float">
            <text:p>0.0007303755</text:p>
          </table:table-cell>
          <table:table-cell table:formula="of:=(       (    (COS([.$B7])     -      SQRT([.KM$2]^2-SIN([.$B7])^2))    /     (COS([.$B7])    +     SQRT([.KM$2]^2-SIN([.$B7])^2))    )  ^2     -    [.$C7]  )^2" office:value-type="float" office:value="0.000734980788963214" calcext:value-type="float">
            <text:p>0.0007349808</text:p>
          </table:table-cell>
          <table:table-cell table:formula="of:=(       (    (COS([.$B7])     -      SQRT([.KN$2]^2-SIN([.$B7])^2))    /     (COS([.$B7])    +     SQRT([.KN$2]^2-SIN([.$B7])^2))    )  ^2     -    [.$C7]  )^2" office:value-type="float" office:value="0.000739599067972418" calcext:value-type="float">
            <text:p>0.0007395991</text:p>
          </table:table-cell>
          <table:table-cell table:formula="of:=(       (    (COS([.$B7])     -      SQRT([.KO$2]^2-SIN([.$B7])^2))    /     (COS([.$B7])    +     SQRT([.KO$2]^2-SIN([.$B7])^2))    )  ^2     -    [.$C7]  )^2" office:value-type="float" office:value="0.000744230302520729" calcext:value-type="float">
            <text:p>0.0007442303</text:p>
          </table:table-cell>
          <table:table-cell table:formula="of:=(       (    (COS([.$B7])     -      SQRT([.KP$2]^2-SIN([.$B7])^2))    /     (COS([.$B7])    +     SQRT([.KP$2]^2-SIN([.$B7])^2))    )  ^2     -    [.$C7]  )^2" office:value-type="float" office:value="0.000748874479330385" calcext:value-type="float">
            <text:p>0.0007488745</text:p>
          </table:table-cell>
          <table:table-cell table:formula="of:=(       (    (COS([.$B7])     -      SQRT([.KQ$2]^2-SIN([.$B7])^2))    /     (COS([.$B7])    +     SQRT([.KQ$2]^2-SIN([.$B7])^2))    )  ^2     -    [.$C7]  )^2" office:value-type="float" office:value="0.000753531585137805" calcext:value-type="float">
            <text:p>0.0007535316</text:p>
          </table:table-cell>
          <table:table-cell table:formula="of:=(       (    (COS([.$B7])     -      SQRT([.KR$2]^2-SIN([.$B7])^2))    /     (COS([.$B7])    +     SQRT([.KR$2]^2-SIN([.$B7])^2))    )  ^2     -    [.$C7]  )^2" office:value-type="float" office:value="0.000758201606693601" calcext:value-type="float">
            <text:p>0.0007582016</text:p>
          </table:table-cell>
          <table:table-cell table:formula="of:=(       (    (COS([.$B7])     -      SQRT([.KS$2]^2-SIN([.$B7])^2))    /     (COS([.$B7])    +     SQRT([.KS$2]^2-SIN([.$B7])^2))    )  ^2     -    [.$C7]  )^2" office:value-type="float" office:value="0.00076288453076252" calcext:value-type="float">
            <text:p>0.0007628845</text:p>
          </table:table-cell>
          <table:table-cell table:formula="of:=(       (    (COS([.$B7])     -      SQRT([.KT$2]^2-SIN([.$B7])^2))    /     (COS([.$B7])    +     SQRT([.KT$2]^2-SIN([.$B7])^2))    )  ^2     -    [.$C7]  )^2" office:value-type="float" office:value="0.000767580344123451" calcext:value-type="float">
            <text:p>0.0007675803</text:p>
          </table:table-cell>
          <table:table-cell table:formula="of:=(       (    (COS([.$B7])     -      SQRT([.KU$2]^2-SIN([.$B7])^2))    /     (COS([.$B7])    +     SQRT([.KU$2]^2-SIN([.$B7])^2))    )  ^2     -    [.$C7]  )^2" office:value-type="float" office:value="0.000772289033569402" calcext:value-type="float">
            <text:p>0.000772289</text:p>
          </table:table-cell>
          <table:table-cell table:formula="of:=(       (    (COS([.$B7])     -      SQRT([.KV$2]^2-SIN([.$B7])^2))    /     (COS([.$B7])    +     SQRT([.KV$2]^2-SIN([.$B7])^2))    )  ^2     -    [.$C7]  )^2" office:value-type="float" office:value="0.000777010585907487" calcext:value-type="float">
            <text:p>0.0007770106</text:p>
          </table:table-cell>
          <table:table-cell table:formula="of:=(       (    (COS([.$B7])     -      SQRT([.KW$2]^2-SIN([.$B7])^2))    /     (COS([.$B7])    +     SQRT([.KW$2]^2-SIN([.$B7])^2))    )  ^2     -    [.$C7]  )^2" office:value-type="float" office:value="0.000781744987958907" calcext:value-type="float">
            <text:p>0.000781745</text:p>
          </table:table-cell>
          <table:table-cell table:formula="of:=(       (    (COS([.$B7])     -      SQRT([.KX$2]^2-SIN([.$B7])^2))    /     (COS([.$B7])    +     SQRT([.KX$2]^2-SIN([.$B7])^2))    )  ^2     -    [.$C7]  )^2" office:value-type="float" office:value="0.000786492226558922" calcext:value-type="float">
            <text:p>0.0007864922</text:p>
          </table:table-cell>
          <table:table-cell table:formula="of:=(       (    (COS([.$B7])     -      SQRT([.KY$2]^2-SIN([.$B7])^2))    /     (COS([.$B7])    +     SQRT([.KY$2]^2-SIN([.$B7])^2))    )  ^2     -    [.$C7]  )^2" office:value-type="float" office:value="0.000791252288556837" calcext:value-type="float">
            <text:p>0.0007912523</text:p>
          </table:table-cell>
          <table:table-cell table:formula="of:=(       (    (COS([.$B7])     -      SQRT([.KZ$2]^2-SIN([.$B7])^2))    /     (COS([.$B7])    +     SQRT([.KZ$2]^2-SIN([.$B7])^2))    )  ^2     -    [.$C7]  )^2" office:value-type="float" office:value="0.000796025160816002" calcext:value-type="float">
            <text:p>0.0007960252</text:p>
          </table:table-cell>
          <table:table-cell table:formula="of:=(       (    (COS([.$B7])     -      SQRT([.LA$2]^2-SIN([.$B7])^2))    /     (COS([.$B7])    +     SQRT([.LA$2]^2-SIN([.$B7])^2))    )  ^2     -    [.$C7]  )^2" office:value-type="float" office:value="0.000800810830213766" calcext:value-type="float">
            <text:p>0.0008008108</text:p>
          </table:table-cell>
          <table:table-cell table:formula="of:=(       (    (COS([.$B7])     -      SQRT([.LB$2]^2-SIN([.$B7])^2))    /     (COS([.$B7])    +     SQRT([.LB$2]^2-SIN([.$B7])^2))    )  ^2     -    [.$C7]  )^2" office:value-type="float" office:value="0.000805609283641494" calcext:value-type="float">
            <text:p>0.0008056093</text:p>
          </table:table-cell>
          <table:table-cell table:formula="of:=(       (    (COS([.$B7])     -      SQRT([.LC$2]^2-SIN([.$B7])^2))    /     (COS([.$B7])    +     SQRT([.LC$2]^2-SIN([.$B7])^2))    )  ^2     -    [.$C7]  )^2" office:value-type="float" office:value="0.000810420508004504" calcext:value-type="float">
            <text:p>0.0008104205</text:p>
          </table:table-cell>
          <table:table-cell table:formula="of:=(       (    (COS([.$B7])     -      SQRT([.LD$2]^2-SIN([.$B7])^2))    /     (COS([.$B7])    +     SQRT([.LD$2]^2-SIN([.$B7])^2))    )  ^2     -    [.$C7]  )^2" office:value-type="float" office:value="0.000815244490222101" calcext:value-type="float">
            <text:p>0.0008152445</text:p>
          </table:table-cell>
          <table:table-cell table:formula="of:=(       (    (COS([.$B7])     -      SQRT([.LE$2]^2-SIN([.$B7])^2))    /     (COS([.$B7])    +     SQRT([.LE$2]^2-SIN([.$B7])^2))    )  ^2     -    [.$C7]  )^2" office:value-type="float" office:value="0.000820081217227516" calcext:value-type="float">
            <text:p>0.0008200812</text:p>
          </table:table-cell>
          <table:table-cell table:formula="of:=(       (    (COS([.$B7])     -      SQRT([.LF$2]^2-SIN([.$B7])^2))    /     (COS([.$B7])    +     SQRT([.LF$2]^2-SIN([.$B7])^2))    )  ^2     -    [.$C7]  )^2" office:value-type="float" office:value="0.000824930675967906" calcext:value-type="float">
            <text:p>0.0008249307</text:p>
          </table:table-cell>
          <table:table-cell table:formula="of:=(       (    (COS([.$B7])     -      SQRT([.LG$2]^2-SIN([.$B7])^2))    /     (COS([.$B7])    +     SQRT([.LG$2]^2-SIN([.$B7])^2))    )  ^2     -    [.$C7]  )^2" office:value-type="float" office:value="0.000829792853404361" calcext:value-type="float">
            <text:p>0.0008297929</text:p>
          </table:table-cell>
          <table:table-cell table:formula="of:=(       (    (COS([.$B7])     -      SQRT([.LH$2]^2-SIN([.$B7])^2))    /     (COS([.$B7])    +     SQRT([.LH$2]^2-SIN([.$B7])^2))    )  ^2     -    [.$C7]  )^2" office:value-type="float" office:value="0.000834667736511826" calcext:value-type="float">
            <text:p>0.0008346677</text:p>
          </table:table-cell>
          <table:table-cell table:formula="of:=(       (    (COS([.$B7])     -      SQRT([.LI$2]^2-SIN([.$B7])^2))    /     (COS([.$B7])    +     SQRT([.LI$2]^2-SIN([.$B7])^2))    )  ^2     -    [.$C7]  )^2" office:value-type="float" office:value="0.000839555312279152" calcext:value-type="float">
            <text:p>0.0008395553</text:p>
          </table:table-cell>
          <table:table-cell table:formula="of:=(       (    (COS([.$B7])     -      SQRT([.LJ$2]^2-SIN([.$B7])^2))    /     (COS([.$B7])    +     SQRT([.LJ$2]^2-SIN([.$B7])^2))    )  ^2     -    [.$C7]  )^2" office:value-type="float" office:value="0.00084445556770902" calcext:value-type="float">
            <text:p>0.0008444556</text:p>
          </table:table-cell>
          <table:table-cell table:formula="of:=(       (    (COS([.$B7])     -      SQRT([.LK$2]^2-SIN([.$B7])^2))    /     (COS([.$B7])    +     SQRT([.LK$2]^2-SIN([.$B7])^2))    )  ^2     -    [.$C7]  )^2" office:value-type="float" office:value="0.00084936848981797" calcext:value-type="float">
            <text:p>0.0008493685</text:p>
          </table:table-cell>
          <table:table-cell table:formula="of:=(       (    (COS([.$B7])     -      SQRT([.LL$2]^2-SIN([.$B7])^2))    /     (COS([.$B7])    +     SQRT([.LL$2]^2-SIN([.$B7])^2))    )  ^2     -    [.$C7]  )^2" office:value-type="float" office:value="0.000854294065636372" calcext:value-type="float">
            <text:p>0.0008542941</text:p>
          </table:table-cell>
          <table:table-cell table:formula="of:=(       (    (COS([.$B7])     -      SQRT([.LM$2]^2-SIN([.$B7])^2))    /     (COS([.$B7])    +     SQRT([.LM$2]^2-SIN([.$B7])^2))    )  ^2     -    [.$C7]  )^2" office:value-type="float" office:value="0.000859232282208376" calcext:value-type="float">
            <text:p>0.0008592323</text:p>
          </table:table-cell>
          <table:table-cell table:formula="of:=(       (    (COS([.$B7])     -      SQRT([.LN$2]^2-SIN([.$B7])^2))    /     (COS([.$B7])    +     SQRT([.LN$2]^2-SIN([.$B7])^2))    )  ^2     -    [.$C7]  )^2" office:value-type="float" office:value="0.000864183126591929" calcext:value-type="float">
            <text:p>0.0008641831</text:p>
          </table:table-cell>
          <table:table-cell table:formula="of:=(       (    (COS([.$B7])     -      SQRT([.LO$2]^2-SIN([.$B7])^2))    /     (COS([.$B7])    +     SQRT([.LO$2]^2-SIN([.$B7])^2))    )  ^2     -    [.$C7]  )^2" office:value-type="float" office:value="0.000869146585858761" calcext:value-type="float">
            <text:p>0.0008691466</text:p>
          </table:table-cell>
          <table:table-cell table:formula="of:=(       (    (COS([.$B7])     -      SQRT([.LP$2]^2-SIN([.$B7])^2))    /     (COS([.$B7])    +     SQRT([.LP$2]^2-SIN([.$B7])^2))    )  ^2     -    [.$C7]  )^2" office:value-type="float" office:value="0.000874122647094342" calcext:value-type="float">
            <text:p>0.0008741226</text:p>
          </table:table-cell>
          <table:table-cell table:formula="of:=(       (    (COS([.$B7])     -      SQRT([.LQ$2]^2-SIN([.$B7])^2))    /     (COS([.$B7])    +     SQRT([.LQ$2]^2-SIN([.$B7])^2))    )  ^2     -    [.$C7]  )^2" office:value-type="float" office:value="0.00087911129739788" calcext:value-type="float">
            <text:p>0.0008791113</text:p>
          </table:table-cell>
          <table:table-cell table:formula="of:=(       (    (COS([.$B7])     -      SQRT([.LR$2]^2-SIN([.$B7])^2))    /     (COS([.$B7])    +     SQRT([.LR$2]^2-SIN([.$B7])^2))    )  ^2     -    [.$C7]  )^2" office:value-type="float" office:value="0.000884112523882304" calcext:value-type="float">
            <text:p>0.0008841125</text:p>
          </table:table-cell>
          <table:table-cell table:formula="of:=(       (    (COS([.$B7])     -      SQRT([.LS$2]^2-SIN([.$B7])^2))    /     (COS([.$B7])    +     SQRT([.LS$2]^2-SIN([.$B7])^2))    )  ^2     -    [.$C7]  )^2" office:value-type="float" office:value="0.000889126313674247" calcext:value-type="float">
            <text:p>0.0008891263</text:p>
          </table:table-cell>
          <table:table-cell table:formula="of:=(       (    (COS([.$B7])     -      SQRT([.LT$2]^2-SIN([.$B7])^2))    /     (COS([.$B7])    +     SQRT([.LT$2]^2-SIN([.$B7])^2))    )  ^2     -    [.$C7]  )^2" office:value-type="float" office:value="0.000894152653914028" calcext:value-type="float">
            <text:p>0.0008941527</text:p>
          </table:table-cell>
          <table:table-cell table:formula="of:=(       (    (COS([.$B7])     -      SQRT([.LU$2]^2-SIN([.$B7])^2))    /     (COS([.$B7])    +     SQRT([.LU$2]^2-SIN([.$B7])^2))    )  ^2     -    [.$C7]  )^2" office:value-type="float" office:value="0.000899191531755629" calcext:value-type="float">
            <text:p>0.0008991915</text:p>
          </table:table-cell>
          <table:table-cell table:formula="of:=(       (    (COS([.$B7])     -      SQRT([.LV$2]^2-SIN([.$B7])^2))    /     (COS([.$B7])    +     SQRT([.LV$2]^2-SIN([.$B7])^2))    )  ^2     -    [.$C7]  )^2" office:value-type="float" office:value="0.00090424293436669" calcext:value-type="float">
            <text:p>0.0009042429</text:p>
          </table:table-cell>
          <table:table-cell table:formula="of:=(       (    (COS([.$B7])     -      SQRT([.LW$2]^2-SIN([.$B7])^2))    /     (COS([.$B7])    +     SQRT([.LW$2]^2-SIN([.$B7])^2))    )  ^2     -    [.$C7]  )^2" office:value-type="float" office:value="0.000909306848928479" calcext:value-type="float">
            <text:p>0.0009093068</text:p>
          </table:table-cell>
          <table:table-cell table:formula="of:=(       (    (COS([.$B7])     -      SQRT([.LX$2]^2-SIN([.$B7])^2))    /     (COS([.$B7])    +     SQRT([.LX$2]^2-SIN([.$B7])^2))    )  ^2     -    [.$C7]  )^2" office:value-type="float" office:value="0.00091438326263588" calcext:value-type="float">
            <text:p>0.0009143833</text:p>
          </table:table-cell>
          <table:table-cell table:formula="of:=(       (    (COS([.$B7])     -      SQRT([.LY$2]^2-SIN([.$B7])^2))    /     (COS([.$B7])    +     SQRT([.LY$2]^2-SIN([.$B7])^2))    )  ^2     -    [.$C7]  )^2" office:value-type="float" office:value="0.000919472162697377" calcext:value-type="float">
            <text:p>0.0009194722</text:p>
          </table:table-cell>
          <table:table-cell table:formula="of:=(       (    (COS([.$B7])     -      SQRT([.LZ$2]^2-SIN([.$B7])^2))    /     (COS([.$B7])    +     SQRT([.LZ$2]^2-SIN([.$B7])^2))    )  ^2     -    [.$C7]  )^2" office:value-type="float" office:value="0.000924573536335046" calcext:value-type="float">
            <text:p>0.0009245735</text:p>
          </table:table-cell>
          <table:table-cell table:formula="of:=(       (    (COS([.$B7])     -      SQRT([.MA$2]^2-SIN([.$B7])^2))    /     (COS([.$B7])    +     SQRT([.MA$2]^2-SIN([.$B7])^2))    )  ^2     -    [.$C7]  )^2" office:value-type="float" office:value="0.000929687370784524" calcext:value-type="float">
            <text:p>0.0009296874</text:p>
          </table:table-cell>
          <table:table-cell table:formula="of:=(       (    (COS([.$B7])     -      SQRT([.MB$2]^2-SIN([.$B7])^2))    /     (COS([.$B7])    +     SQRT([.MB$2]^2-SIN([.$B7])^2))    )  ^2     -    [.$C7]  )^2" office:value-type="float" office:value="0.000934813653294989" calcext:value-type="float">
            <text:p>0.0009348137</text:p>
          </table:table-cell>
          <table:table-cell table:formula="of:=(       (    (COS([.$B7])     -      SQRT([.MC$2]^2-SIN([.$B7])^2))    /     (COS([.$B7])    +     SQRT([.MC$2]^2-SIN([.$B7])^2))    )  ^2     -    [.$C7]  )^2" office:value-type="float" office:value="0.000939952371129161" calcext:value-type="float">
            <text:p>0.0009399524</text:p>
          </table:table-cell>
          <table:table-cell table:formula="of:=(       (    (COS([.$B7])     -      SQRT([.MD$2]^2-SIN([.$B7])^2))    /     (COS([.$B7])    +     SQRT([.MD$2]^2-SIN([.$B7])^2))    )  ^2     -    [.$C7]  )^2" office:value-type="float" office:value="0.000945103511563277" calcext:value-type="float">
            <text:p>0.0009451035</text:p>
          </table:table-cell>
          <table:table-cell table:formula="of:=(       (    (COS([.$B7])     -      SQRT([.ME$2]^2-SIN([.$B7])^2))    /     (COS([.$B7])    +     SQRT([.ME$2]^2-SIN([.$B7])^2))    )  ^2     -    [.$C7]  )^2" office:value-type="float" office:value="0.000950267061887069" calcext:value-type="float">
            <text:p>0.0009502671</text:p>
          </table:table-cell>
          <table:table-cell table:formula="of:=(       (    (COS([.$B7])     -      SQRT([.MF$2]^2-SIN([.$B7])^2))    /     (COS([.$B7])    +     SQRT([.MF$2]^2-SIN([.$B7])^2))    )  ^2     -    [.$C7]  )^2" office:value-type="float" office:value="0.000955443009403749" calcext:value-type="float">
            <text:p>0.000955443</text:p>
          </table:table-cell>
          <table:table-cell table:formula="of:=(       (    (COS([.$B7])     -      SQRT([.MG$2]^2-SIN([.$B7])^2))    /     (COS([.$B7])    +     SQRT([.MG$2]^2-SIN([.$B7])^2))    )  ^2     -    [.$C7]  )^2" office:value-type="float" office:value="0.00096063134143" calcext:value-type="float">
            <text:p>0.0009606313</text:p>
          </table:table-cell>
          <table:table-cell table:formula="of:=(       (    (COS([.$B7])     -      SQRT([.MH$2]^2-SIN([.$B7])^2))    /     (COS([.$B7])    +     SQRT([.MH$2]^2-SIN([.$B7])^2))    )  ^2     -    [.$C7]  )^2" office:value-type="float" office:value="0.000965832045295942" calcext:value-type="float">
            <text:p>0.000965832</text:p>
          </table:table-cell>
          <table:table-cell table:formula="of:=(       (    (COS([.$B7])     -      SQRT([.MI$2]^2-SIN([.$B7])^2))    /     (COS([.$B7])    +     SQRT([.MI$2]^2-SIN([.$B7])^2))    )  ^2     -    [.$C7]  )^2" office:value-type="float" office:value="0.000971045108345138" calcext:value-type="float">
            <text:p>0.0009710451</text:p>
          </table:table-cell>
          <table:table-cell table:formula="of:=(       (    (COS([.$B7])     -      SQRT([.MJ$2]^2-SIN([.$B7])^2))    /     (COS([.$B7])    +     SQRT([.MJ$2]^2-SIN([.$B7])^2))    )  ^2     -    [.$C7]  )^2" office:value-type="float" office:value="0.000976270517934566" calcext:value-type="float">
            <text:p>0.0009762705</text:p>
          </table:table-cell>
          <table:table-cell table:formula="of:=(       (    (COS([.$B7])     -      SQRT([.MK$2]^2-SIN([.$B7])^2))    /     (COS([.$B7])    +     SQRT([.MK$2]^2-SIN([.$B7])^2))    )  ^2     -    [.$C7]  )^2" office:value-type="float" office:value="0.000981508261434601" calcext:value-type="float">
            <text:p>0.0009815083</text:p>
          </table:table-cell>
          <table:table-cell table:formula="of:=(       (    (COS([.$B7])     -      SQRT([.ML$2]^2-SIN([.$B7])^2))    /     (COS([.$B7])    +     SQRT([.ML$2]^2-SIN([.$B7])^2))    )  ^2     -    [.$C7]  )^2" office:value-type="float" office:value="0.000986758326228999" calcext:value-type="float">
            <text:p>0.0009867583</text:p>
          </table:table-cell>
          <table:table-cell table:formula="of:=(       (    (COS([.$B7])     -      SQRT([.MM$2]^2-SIN([.$B7])^2))    /     (COS([.$B7])    +     SQRT([.MM$2]^2-SIN([.$B7])^2))    )  ^2     -    [.$C7]  )^2" office:value-type="float" office:value="0.000992020699714869" calcext:value-type="float">
            <text:p>0.0009920207</text:p>
          </table:table-cell>
          <table:table-cell table:formula="of:=(       (    (COS([.$B7])     -      SQRT([.MN$2]^2-SIN([.$B7])^2))    /     (COS([.$B7])    +     SQRT([.MN$2]^2-SIN([.$B7])^2))    )  ^2     -    [.$C7]  )^2" office:value-type="float" office:value="0.000997295369302693" calcext:value-type="float">
            <text:p>0.0009972954</text:p>
          </table:table-cell>
          <table:table-cell table:formula="of:=(       (    (COS([.$B7])     -      SQRT([.MO$2]^2-SIN([.$B7])^2))    /     (COS([.$B7])    +     SQRT([.MO$2]^2-SIN([.$B7])^2))    )  ^2     -    [.$C7]  )^2" office:value-type="float" office:value="0.00100258232241627" calcext:value-type="float">
            <text:p>0.0010025823</text:p>
          </table:table-cell>
          <table:table-cell table:formula="of:=(       (    (COS([.$B7])     -      SQRT([.MP$2]^2-SIN([.$B7])^2))    /     (COS([.$B7])    +     SQRT([.MP$2]^2-SIN([.$B7])^2))    )  ^2     -    [.$C7]  )^2" office:value-type="float" office:value="0.00100788154649272" calcext:value-type="float">
            <text:p>0.0010078815</text:p>
          </table:table-cell>
          <table:table-cell table:formula="of:=(       (    (COS([.$B7])     -      SQRT([.MQ$2]^2-SIN([.$B7])^2))    /     (COS([.$B7])    +     SQRT([.MQ$2]^2-SIN([.$B7])^2))    )  ^2     -    [.$C7]  )^2" office:value-type="float" office:value="0.00101319302898245" calcext:value-type="float">
            <text:p>0.001013193</text:p>
          </table:table-cell>
          <table:table-cell table:formula="of:=(       (    (COS([.$B7])     -      SQRT([.MR$2]^2-SIN([.$B7])^2))    /     (COS([.$B7])    +     SQRT([.MR$2]^2-SIN([.$B7])^2))    )  ^2     -    [.$C7]  )^2" office:value-type="float" office:value="0.00101851675734916" calcext:value-type="float">
            <text:p>0.0010185168</text:p>
          </table:table-cell>
          <table:table-cell table:formula="of:=(       (    (COS([.$B7])     -      SQRT([.MS$2]^2-SIN([.$B7])^2))    /     (COS([.$B7])    +     SQRT([.MS$2]^2-SIN([.$B7])^2))    )  ^2     -    [.$C7]  )^2" office:value-type="float" office:value="0.00102385271906983" calcext:value-type="float">
            <text:p>0.0010238527</text:p>
          </table:table-cell>
          <table:table-cell table:formula="of:=(       (    (COS([.$B7])     -      SQRT([.MT$2]^2-SIN([.$B7])^2))    /     (COS([.$B7])    +     SQRT([.MT$2]^2-SIN([.$B7])^2))    )  ^2     -    [.$C7]  )^2" office:value-type="float" office:value="0.00102920090163466" calcext:value-type="float">
            <text:p>0.0010292009</text:p>
          </table:table-cell>
          <table:table-cell table:formula="of:=(       (    (COS([.$B7])     -      SQRT([.MU$2]^2-SIN([.$B7])^2))    /     (COS([.$B7])    +     SQRT([.MU$2]^2-SIN([.$B7])^2))    )  ^2     -    [.$C7]  )^2" office:value-type="float" office:value="0.00103456129254709" calcext:value-type="float">
            <text:p>0.0010345613</text:p>
          </table:table-cell>
          <table:table-cell table:formula="of:=(       (    (COS([.$B7])     -      SQRT([.MV$2]^2-SIN([.$B7])^2))    /     (COS([.$B7])    +     SQRT([.MV$2]^2-SIN([.$B7])^2))    )  ^2     -    [.$C7]  )^2" office:value-type="float" office:value="0.0010399338793238" calcext:value-type="float">
            <text:p>0.0010399339</text:p>
          </table:table-cell>
          <table:table-cell table:formula="of:=(       (    (COS([.$B7])     -      SQRT([.MW$2]^2-SIN([.$B7])^2))    /     (COS([.$B7])    +     SQRT([.MW$2]^2-SIN([.$B7])^2))    )  ^2     -    [.$C7]  )^2" office:value-type="float" office:value="0.00104531864949466" calcext:value-type="float">
            <text:p>0.0010453186</text:p>
          </table:table-cell>
          <table:table-cell table:formula="of:=(       (    (COS([.$B7])     -      SQRT([.MX$2]^2-SIN([.$B7])^2))    /     (COS([.$B7])    +     SQRT([.MX$2]^2-SIN([.$B7])^2))    )  ^2     -    [.$C7]  )^2" office:value-type="float" office:value="0.00105071559060271" calcext:value-type="float">
            <text:p>0.0010507156</text:p>
          </table:table-cell>
          <table:table-cell table:formula="of:=(       (    (COS([.$B7])     -      SQRT([.MY$2]^2-SIN([.$B7])^2))    /     (COS([.$B7])    +     SQRT([.MY$2]^2-SIN([.$B7])^2))    )  ^2     -    [.$C7]  )^2" office:value-type="float" office:value="0.00105612469020416" calcext:value-type="float">
            <text:p>0.0010561247</text:p>
          </table:table-cell>
          <table:table-cell table:formula="of:=(       (    (COS([.$B7])     -      SQRT([.MZ$2]^2-SIN([.$B7])^2))    /     (COS([.$B7])    +     SQRT([.MZ$2]^2-SIN([.$B7])^2))    )  ^2     -    [.$C7]  )^2" office:value-type="float" office:value="0.00106154593586839" calcext:value-type="float">
            <text:p>0.0010615459</text:p>
          </table:table-cell>
          <table:table-cell table:formula="of:=(       (    (COS([.$B7])     -      SQRT([.NA$2]^2-SIN([.$B7])^2))    /     (COS([.$B7])    +     SQRT([.NA$2]^2-SIN([.$B7])^2))    )  ^2     -    [.$C7]  )^2" office:value-type="float" office:value="0.0010669793151779" calcext:value-type="float">
            <text:p>0.0010669793</text:p>
          </table:table-cell>
          <table:table-cell table:formula="of:=(       (    (COS([.$B7])     -      SQRT([.NB$2]^2-SIN([.$B7])^2))    /     (COS([.$B7])    +     SQRT([.NB$2]^2-SIN([.$B7])^2))    )  ^2     -    [.$C7]  )^2" office:value-type="float" office:value="0.00107242481572831" calcext:value-type="float">
            <text:p>0.0010724248</text:p>
          </table:table-cell>
          <table:table-cell table:formula="of:=(       (    (COS([.$B7])     -      SQRT([.NC$2]^2-SIN([.$B7])^2))    /     (COS([.$B7])    +     SQRT([.NC$2]^2-SIN([.$B7])^2))    )  ^2     -    [.$C7]  )^2" office:value-type="float" office:value="0.00107788242512835" calcext:value-type="float">
            <text:p>0.0010778824</text:p>
          </table:table-cell>
          <table:table-cell table:formula="of:=(       (    (COS([.$B7])     -      SQRT([.ND$2]^2-SIN([.$B7])^2))    /     (COS([.$B7])    +     SQRT([.ND$2]^2-SIN([.$B7])^2))    )  ^2     -    [.$C7]  )^2" office:value-type="float" office:value="0.00108335213099984" calcext:value-type="float">
            <text:p>0.0010833521</text:p>
          </table:table-cell>
          <table:table-cell table:formula="of:=(       (    (COS([.$B7])     -      SQRT([.NE$2]^2-SIN([.$B7])^2))    /     (COS([.$B7])    +     SQRT([.NE$2]^2-SIN([.$B7])^2))    )  ^2     -    [.$C7]  )^2" office:value-type="float" office:value="0.00108883392097764" calcext:value-type="float">
            <text:p>0.0010888339</text:p>
          </table:table-cell>
          <table:table-cell table:formula="of:=(       (    (COS([.$B7])     -      SQRT([.NF$2]^2-SIN([.$B7])^2))    /     (COS([.$B7])    +     SQRT([.NF$2]^2-SIN([.$B7])^2))    )  ^2     -    [.$C7]  )^2" office:value-type="float" office:value="0.00109432778270971" calcext:value-type="float">
            <text:p>0.0010943278</text:p>
          </table:table-cell>
          <table:table-cell table:formula="of:=(       (    (COS([.$B7])     -      SQRT([.NG$2]^2-SIN([.$B7])^2))    /     (COS([.$B7])    +     SQRT([.NG$2]^2-SIN([.$B7])^2))    )  ^2     -    [.$C7]  )^2" office:value-type="float" office:value="0.00109983370385702" calcext:value-type="float">
            <text:p>0.0010998337</text:p>
          </table:table-cell>
          <table:table-cell table:formula="of:=(       (    (COS([.$B7])     -      SQRT([.NH$2]^2-SIN([.$B7])^2))    /     (COS([.$B7])    +     SQRT([.NH$2]^2-SIN([.$B7])^2))    )  ^2     -    [.$C7]  )^2" office:value-type="float" office:value="0.00110535167209355" calcext:value-type="float">
            <text:p>0.0011053517</text:p>
          </table:table-cell>
          <table:table-cell table:formula="of:=(       (    (COS([.$B7])     -      SQRT([.NI$2]^2-SIN([.$B7])^2))    /     (COS([.$B7])    +     SQRT([.NI$2]^2-SIN([.$B7])^2))    )  ^2     -    [.$C7]  )^2" office:value-type="float" office:value="0.00111088167510632" calcext:value-type="float">
            <text:p>0.0011108817</text:p>
          </table:table-cell>
          <table:table-cell table:formula="of:=(       (    (COS([.$B7])     -      SQRT([.NJ$2]^2-SIN([.$B7])^2))    /     (COS([.$B7])    +     SQRT([.NJ$2]^2-SIN([.$B7])^2))    )  ^2     -    [.$C7]  )^2" office:value-type="float" office:value="0.00111642370059531" calcext:value-type="float">
            <text:p>0.0011164237</text:p>
          </table:table-cell>
          <table:table-cell table:formula="of:=(       (    (COS([.$B7])     -      SQRT([.NK$2]^2-SIN([.$B7])^2))    /     (COS([.$B7])    +     SQRT([.NK$2]^2-SIN([.$B7])^2))    )  ^2     -    [.$C7]  )^2" office:value-type="float" office:value="0.0011219777362735" calcext:value-type="float">
            <text:p>0.0011219777</text:p>
          </table:table-cell>
          <table:table-cell table:formula="of:=(       (    (COS([.$B7])     -      SQRT([.NL$2]^2-SIN([.$B7])^2))    /     (COS([.$B7])    +     SQRT([.NL$2]^2-SIN([.$B7])^2))    )  ^2     -    [.$C7]  )^2" office:value-type="float" office:value="0.00112754376986681" calcext:value-type="float">
            <text:p>0.0011275438</text:p>
          </table:table-cell>
          <table:table-cell table:formula="of:=(       (    (COS([.$B7])     -      SQRT([.NM$2]^2-SIN([.$B7])^2))    /     (COS([.$B7])    +     SQRT([.NM$2]^2-SIN([.$B7])^2))    )  ^2     -    [.$C7]  )^2" office:value-type="float" office:value="0.0011331217891141" calcext:value-type="float">
            <text:p>0.0011331218</text:p>
          </table:table-cell>
          <table:table-cell table:formula="of:=(       (    (COS([.$B7])     -      SQRT([.NN$2]^2-SIN([.$B7])^2))    /     (COS([.$B7])    +     SQRT([.NN$2]^2-SIN([.$B7])^2))    )  ^2     -    [.$C7]  )^2" office:value-type="float" office:value="0.00113871178176717" calcext:value-type="float">
            <text:p>0.0011387118</text:p>
          </table:table-cell>
          <table:table-cell table:formula="of:=(       (    (COS([.$B7])     -      SQRT([.NO$2]^2-SIN([.$B7])^2))    /     (COS([.$B7])    +     SQRT([.NO$2]^2-SIN([.$B7])^2))    )  ^2     -    [.$C7]  )^2" office:value-type="float" office:value="0.0011443137355907" calcext:value-type="float">
            <text:p>0.0011443137</text:p>
          </table:table-cell>
          <table:table-cell table:formula="of:=(       (    (COS([.$B7])     -      SQRT([.NP$2]^2-SIN([.$B7])^2))    /     (COS([.$B7])    +     SQRT([.NP$2]^2-SIN([.$B7])^2))    )  ^2     -    [.$C7]  )^2" office:value-type="float" office:value="0.00114992763836232" calcext:value-type="float">
            <text:p>0.0011499276</text:p>
          </table:table-cell>
          <table:table-cell table:formula="of:=(       (    (COS([.$B7])     -      SQRT([.NQ$2]^2-SIN([.$B7])^2))    /     (COS([.$B7])    +     SQRT([.NQ$2]^2-SIN([.$B7])^2))    )  ^2     -    [.$C7]  )^2" office:value-type="float" office:value="0.00115555347787248" calcext:value-type="float">
            <text:p>0.0011555535</text:p>
          </table:table-cell>
          <table:table-cell table:formula="of:=(       (    (COS([.$B7])     -      SQRT([.NR$2]^2-SIN([.$B7])^2))    /     (COS([.$B7])    +     SQRT([.NR$2]^2-SIN([.$B7])^2))    )  ^2     -    [.$C7]  )^2" office:value-type="float" office:value="0.00116119124192453" calcext:value-type="float">
            <text:p>0.0011611912</text:p>
          </table:table-cell>
          <table:table-cell table:formula="of:=(       (    (COS([.$B7])     -      SQRT([.NS$2]^2-SIN([.$B7])^2))    /     (COS([.$B7])    +     SQRT([.NS$2]^2-SIN([.$B7])^2))    )  ^2     -    [.$C7]  )^2" office:value-type="float" office:value="0.00116684091833463" calcext:value-type="float">
            <text:p>0.0011668409</text:p>
          </table:table-cell>
          <table:table-cell table:formula="of:=(       (    (COS([.$B7])     -      SQRT([.NT$2]^2-SIN([.$B7])^2))    /     (COS([.$B7])    +     SQRT([.NT$2]^2-SIN([.$B7])^2))    )  ^2     -    [.$C7]  )^2" office:value-type="float" office:value="0.00117250249493182" calcext:value-type="float">
            <text:p>0.0011725025</text:p>
          </table:table-cell>
          <table:table-cell table:formula="of:=(       (    (COS([.$B7])     -      SQRT([.NU$2]^2-SIN([.$B7])^2))    /     (COS([.$B7])    +     SQRT([.NU$2]^2-SIN([.$B7])^2))    )  ^2     -    [.$C7]  )^2" office:value-type="float" office:value="0.0011781759595579" calcext:value-type="float">
            <text:p>0.001178176</text:p>
          </table:table-cell>
          <table:table-cell table:formula="of:=(       (    (COS([.$B7])     -      SQRT([.NV$2]^2-SIN([.$B7])^2))    /     (COS([.$B7])    +     SQRT([.NV$2]^2-SIN([.$B7])^2))    )  ^2     -    [.$C7]  )^2" office:value-type="float" office:value="0.00118386130006751" calcext:value-type="float">
            <text:p>0.0011838613</text:p>
          </table:table-cell>
          <table:table-cell table:formula="of:=(       (    (COS([.$B7])     -      SQRT([.NW$2]^2-SIN([.$B7])^2))    /     (COS([.$B7])    +     SQRT([.NW$2]^2-SIN([.$B7])^2))    )  ^2     -    [.$C7]  )^2" office:value-type="float" office:value="0.00118955850432806" calcext:value-type="float">
            <text:p>0.0011895585</text:p>
          </table:table-cell>
          <table:table-cell table:formula="of:=(       (    (COS([.$B7])     -      SQRT([.NX$2]^2-SIN([.$B7])^2))    /     (COS([.$B7])    +     SQRT([.NX$2]^2-SIN([.$B7])^2))    )  ^2     -    [.$C7]  )^2" office:value-type="float" office:value="0.00119526756021972" calcext:value-type="float">
            <text:p>0.0011952676</text:p>
          </table:table-cell>
          <table:table-cell table:formula="of:=(       (    (COS([.$B7])     -      SQRT([.NY$2]^2-SIN([.$B7])^2))    /     (COS([.$B7])    +     SQRT([.NY$2]^2-SIN([.$B7])^2))    )  ^2     -    [.$C7]  )^2" office:value-type="float" office:value="0.00120098845563543" calcext:value-type="float">
            <text:p>0.0012009885</text:p>
          </table:table-cell>
          <table:table-cell table:formula="of:=(       (    (COS([.$B7])     -      SQRT([.NZ$2]^2-SIN([.$B7])^2))    /     (COS([.$B7])    +     SQRT([.NZ$2]^2-SIN([.$B7])^2))    )  ^2     -    [.$C7]  )^2" office:value-type="float" office:value="0.00120672117848083" calcext:value-type="float">
            <text:p>0.0012067212</text:p>
          </table:table-cell>
          <table:table-cell table:formula="of:=(       (    (COS([.$B7])     -      SQRT([.OA$2]^2-SIN([.$B7])^2))    /     (COS([.$B7])    +     SQRT([.OA$2]^2-SIN([.$B7])^2))    )  ^2     -    [.$C7]  )^2" office:value-type="float" office:value="0.00121246571667433" calcext:value-type="float">
            <text:p>0.0012124657</text:p>
          </table:table-cell>
          <table:table-cell table:formula="of:=(       (    (COS([.$B7])     -      SQRT([.OB$2]^2-SIN([.$B7])^2))    /     (COS([.$B7])    +     SQRT([.OB$2]^2-SIN([.$B7])^2))    )  ^2     -    [.$C7]  )^2" office:value-type="float" office:value="0.001218222058147" calcext:value-type="float">
            <text:p>0.0012182221</text:p>
          </table:table-cell>
          <table:table-cell table:formula="of:=(       (    (COS([.$B7])     -      SQRT([.OC$2]^2-SIN([.$B7])^2))    /     (COS([.$B7])    +     SQRT([.OC$2]^2-SIN([.$B7])^2))    )  ^2     -    [.$C7]  )^2" office:value-type="float" office:value="0.00122399019084263" calcext:value-type="float">
            <text:p>0.0012239902</text:p>
          </table:table-cell>
          <table:table-cell table:formula="of:=(       (    (COS([.$B7])     -      SQRT([.OD$2]^2-SIN([.$B7])^2))    /     (COS([.$B7])    +     SQRT([.OD$2]^2-SIN([.$B7])^2))    )  ^2     -    [.$C7]  )^2" office:value-type="float" office:value="0.00122977010271766" calcext:value-type="float">
            <text:p>0.0012297701</text:p>
          </table:table-cell>
          <table:table-cell table:formula="of:=(       (    (COS([.$B7])     -      SQRT([.OE$2]^2-SIN([.$B7])^2))    /     (COS([.$B7])    +     SQRT([.OE$2]^2-SIN([.$B7])^2))    )  ^2     -    [.$C7]  )^2" office:value-type="float" office:value="0.00123556178174121" calcext:value-type="float">
            <text:p>0.0012355618</text:p>
          </table:table-cell>
          <table:table-cell table:formula="of:=(       (    (COS([.$B7])     -      SQRT([.OF$2]^2-SIN([.$B7])^2))    /     (COS([.$B7])    +     SQRT([.OF$2]^2-SIN([.$B7])^2))    )  ^2     -    [.$C7]  )^2" office:value-type="float" office:value="0.00124136521589502" calcext:value-type="float">
            <text:p>0.0012413652</text:p>
          </table:table-cell>
          <table:table-cell table:formula="of:=(       (    (COS([.$B7])     -      SQRT([.OG$2]^2-SIN([.$B7])^2))    /     (COS([.$B7])    +     SQRT([.OG$2]^2-SIN([.$B7])^2))    )  ^2     -    [.$C7]  )^2" office:value-type="float" office:value="0.00124718039317348" calcext:value-type="float">
            <text:p>0.0012471804</text:p>
          </table:table-cell>
          <table:table-cell table:formula="of:=(       (    (COS([.$B7])     -      SQRT([.OH$2]^2-SIN([.$B7])^2))    /     (COS([.$B7])    +     SQRT([.OH$2]^2-SIN([.$B7])^2))    )  ^2     -    [.$C7]  )^2" office:value-type="float" office:value="0.00125300730158357" calcext:value-type="float">
            <text:p>0.0012530073</text:p>
          </table:table-cell>
          <table:table-cell table:formula="of:=(       (    (COS([.$B7])     -      SQRT([.OI$2]^2-SIN([.$B7])^2))    /     (COS([.$B7])    +     SQRT([.OI$2]^2-SIN([.$B7])^2))    )  ^2     -    [.$C7]  )^2" office:value-type="float" office:value="0.00125884592914487" calcext:value-type="float">
            <text:p>0.0012588459</text:p>
          </table:table-cell>
          <table:table-cell table:formula="of:=(       (    (COS([.$B7])     -      SQRT([.OJ$2]^2-SIN([.$B7])^2))    /     (COS([.$B7])    +     SQRT([.OJ$2]^2-SIN([.$B7])^2))    )  ^2     -    [.$C7]  )^2" office:value-type="float" office:value="0.00126469626388956" calcext:value-type="float">
            <text:p>0.0012646963</text:p>
          </table:table-cell>
          <table:table-cell table:formula="of:=(       (    (COS([.$B7])     -      SQRT([.OK$2]^2-SIN([.$B7])^2))    /     (COS([.$B7])    +     SQRT([.OK$2]^2-SIN([.$B7])^2))    )  ^2     -    [.$C7]  )^2" office:value-type="float" office:value="0.00127055829386235" calcext:value-type="float">
            <text:p>0.0012705583</text:p>
          </table:table-cell>
          <table:table-cell table:formula="of:=(       (    (COS([.$B7])     -      SQRT([.OL$2]^2-SIN([.$B7])^2))    /     (COS([.$B7])    +     SQRT([.OL$2]^2-SIN([.$B7])^2))    )  ^2     -    [.$C7]  )^2" office:value-type="float" office:value="0.00127643200712052" calcext:value-type="float">
            <text:p>0.001276432</text:p>
          </table:table-cell>
          <table:table-cell table:formula="of:=(       (    (COS([.$B7])     -      SQRT([.OM$2]^2-SIN([.$B7])^2))    /     (COS([.$B7])    +     SQRT([.OM$2]^2-SIN([.$B7])^2))    )  ^2     -    [.$C7]  )^2" office:value-type="float" office:value="0.00128231739173391" calcext:value-type="float">
            <text:p>0.0012823174</text:p>
          </table:table-cell>
          <table:table-cell table:formula="of:=(       (    (COS([.$B7])     -      SQRT([.ON$2]^2-SIN([.$B7])^2))    /     (COS([.$B7])    +     SQRT([.ON$2]^2-SIN([.$B7])^2))    )  ^2     -    [.$C7]  )^2" office:value-type="float" office:value="0.00128821443578481" calcext:value-type="float">
            <text:p>0.0012882144</text:p>
          </table:table-cell>
          <table:table-cell table:formula="of:=(       (    (COS([.$B7])     -      SQRT([.OO$2]^2-SIN([.$B7])^2))    /     (COS([.$B7])    +     SQRT([.OO$2]^2-SIN([.$B7])^2))    )  ^2     -    [.$C7]  )^2" office:value-type="float" office:value="0.00129412312736809" calcext:value-type="float">
            <text:p>0.0012941231</text:p>
          </table:table-cell>
          <table:table-cell table:formula="of:=(       (    (COS([.$B7])     -      SQRT([.OP$2]^2-SIN([.$B7])^2))    /     (COS([.$B7])    +     SQRT([.OP$2]^2-SIN([.$B7])^2))    )  ^2     -    [.$C7]  )^2" office:value-type="float" office:value="0.00130004345459106" calcext:value-type="float">
            <text:p>0.0013000435</text:p>
          </table:table-cell>
          <table:table-cell table:formula="of:=(       (    (COS([.$B7])     -      SQRT([.OQ$2]^2-SIN([.$B7])^2))    /     (COS([.$B7])    +     SQRT([.OQ$2]^2-SIN([.$B7])^2))    )  ^2     -    [.$C7]  )^2" office:value-type="float" office:value="0.00130597540557351" calcext:value-type="float">
            <text:p>0.0013059754</text:p>
          </table:table-cell>
          <table:table-cell table:formula="of:=(       (    (COS([.$B7])     -      SQRT([.OR$2]^2-SIN([.$B7])^2))    /     (COS([.$B7])    +     SQRT([.OR$2]^2-SIN([.$B7])^2))    )  ^2     -    [.$C7]  )^2" office:value-type="float" office:value="0.00131191896844767" calcext:value-type="float">
            <text:p>0.001311919</text:p>
          </table:table-cell>
          <table:table-cell table:formula="of:=(       (    (COS([.$B7])     -      SQRT([.OS$2]^2-SIN([.$B7])^2))    /     (COS([.$B7])    +     SQRT([.OS$2]^2-SIN([.$B7])^2))    )  ^2     -    [.$C7]  )^2" office:value-type="float" office:value="0.00131787413135828" calcext:value-type="float">
            <text:p>0.0013178741</text:p>
          </table:table-cell>
          <table:table-cell table:formula="of:=(       (    (COS([.$B7])     -      SQRT([.OT$2]^2-SIN([.$B7])^2))    /     (COS([.$B7])    +     SQRT([.OT$2]^2-SIN([.$B7])^2))    )  ^2     -    [.$C7]  )^2" office:value-type="float" office:value="0.00132384088246242" calcext:value-type="float">
            <text:p>0.0013238409</text:p>
          </table:table-cell>
          <table:table-cell table:formula="of:=(       (    (COS([.$B7])     -      SQRT([.OU$2]^2-SIN([.$B7])^2))    /     (COS([.$B7])    +     SQRT([.OU$2]^2-SIN([.$B7])^2))    )  ^2     -    [.$C7]  )^2" office:value-type="float" office:value="0.00132981920992965" calcext:value-type="float">
            <text:p>0.0013298192</text:p>
          </table:table-cell>
          <table:table-cell table:formula="of:=(       (    (COS([.$B7])     -      SQRT([.OV$2]^2-SIN([.$B7])^2))    /     (COS([.$B7])    +     SQRT([.OV$2]^2-SIN([.$B7])^2))    )  ^2     -    [.$C7]  )^2" office:value-type="float" office:value="0.00133580910194189" calcext:value-type="float">
            <text:p>0.0013358091</text:p>
          </table:table-cell>
          <table:table-cell table:formula="of:=(       (    (COS([.$B7])     -      SQRT([.OW$2]^2-SIN([.$B7])^2))    /     (COS([.$B7])    +     SQRT([.OW$2]^2-SIN([.$B7])^2))    )  ^2     -    [.$C7]  )^2" office:value-type="float" office:value="0.00134181054669344" calcext:value-type="float">
            <text:p>0.0013418105</text:p>
          </table:table-cell>
          <table:table-cell table:formula="of:=(       (    (COS([.$B7])     -      SQRT([.OX$2]^2-SIN([.$B7])^2))    /     (COS([.$B7])    +     SQRT([.OX$2]^2-SIN([.$B7])^2))    )  ^2     -    [.$C7]  )^2" office:value-type="float" office:value="0.00134782353239098" calcext:value-type="float">
            <text:p>0.0013478235</text:p>
          </table:table-cell>
          <table:table-cell table:formula="of:=(       (    (COS([.$B7])     -      SQRT([.OY$2]^2-SIN([.$B7])^2))    /     (COS([.$B7])    +     SQRT([.OY$2]^2-SIN([.$B7])^2))    )  ^2     -    [.$C7]  )^2" office:value-type="float" office:value="0.00135384804725353" calcext:value-type="float">
            <text:p>0.001353848</text:p>
          </table:table-cell>
          <table:table-cell table:formula="of:=(       (    (COS([.$B7])     -      SQRT([.OZ$2]^2-SIN([.$B7])^2))    /     (COS([.$B7])    +     SQRT([.OZ$2]^2-SIN([.$B7])^2))    )  ^2     -    [.$C7]  )^2" office:value-type="float" office:value="0.00135988407951246" calcext:value-type="float">
            <text:p>0.0013598841</text:p>
          </table:table-cell>
          <table:table-cell table:formula="of:=(       (    (COS([.$B7])     -      SQRT([.PA$2]^2-SIN([.$B7])^2))    /     (COS([.$B7])    +     SQRT([.PA$2]^2-SIN([.$B7])^2))    )  ^2     -    [.$C7]  )^2" office:value-type="float" office:value="0.00136593161741145" calcext:value-type="float">
            <text:p>0.0013659316</text:p>
          </table:table-cell>
          <table:table-cell table:formula="of:=(       (    (COS([.$B7])     -      SQRT([.PB$2]^2-SIN([.$B7])^2))    /     (COS([.$B7])    +     SQRT([.PB$2]^2-SIN([.$B7])^2))    )  ^2     -    [.$C7]  )^2" office:value-type="float" office:value="0.0013719906492065" calcext:value-type="float">
            <text:p>0.0013719906</text:p>
          </table:table-cell>
          <table:table-cell table:formula="of:=(       (    (COS([.$B7])     -      SQRT([.PC$2]^2-SIN([.$B7])^2))    /     (COS([.$B7])    +     SQRT([.PC$2]^2-SIN([.$B7])^2))    )  ^2     -    [.$C7]  )^2" office:value-type="float" office:value="0.00137806116316585" calcext:value-type="float">
            <text:p>0.0013780612</text:p>
          </table:table-cell>
          <table:table-cell table:formula="of:=(       (    (COS([.$B7])     -      SQRT([.PD$2]^2-SIN([.$B7])^2))    /     (COS([.$B7])    +     SQRT([.PD$2]^2-SIN([.$B7])^2))    )  ^2     -    [.$C7]  )^2" office:value-type="float" office:value="0.00138414314757008" calcext:value-type="float">
            <text:p>0.0013841431</text:p>
          </table:table-cell>
          <table:table-cell table:formula="of:=(       (    (COS([.$B7])     -      SQRT([.PE$2]^2-SIN([.$B7])^2))    /     (COS([.$B7])    +     SQRT([.PE$2]^2-SIN([.$B7])^2))    )  ^2     -    [.$C7]  )^2" office:value-type="float" office:value="0.00139023659071199" calcext:value-type="float">
            <text:p>0.0013902366</text:p>
          </table:table-cell>
          <table:table-cell table:formula="of:=(       (    (COS([.$B7])     -      SQRT([.PF$2]^2-SIN([.$B7])^2))    /     (COS([.$B7])    +     SQRT([.PF$2]^2-SIN([.$B7])^2))    )  ^2     -    [.$C7]  )^2" office:value-type="float" office:value="0.00139634148089666" calcext:value-type="float">
            <text:p>0.0013963415</text:p>
          </table:table-cell>
          <table:table-cell table:formula="of:=(       (    (COS([.$B7])     -      SQRT([.PG$2]^2-SIN([.$B7])^2))    /     (COS([.$B7])    +     SQRT([.PG$2]^2-SIN([.$B7])^2))    )  ^2     -    [.$C7]  )^2" office:value-type="float" office:value="0.00140245780644136" calcext:value-type="float">
            <text:p>0.0014024578</text:p>
          </table:table-cell>
          <table:table-cell table:formula="of:=(       (    (COS([.$B7])     -      SQRT([.PH$2]^2-SIN([.$B7])^2))    /     (COS([.$B7])    +     SQRT([.PH$2]^2-SIN([.$B7])^2))    )  ^2     -    [.$C7]  )^2" office:value-type="float" office:value="0.0014085855556756" calcext:value-type="float">
            <text:p>0.0014085856</text:p>
          </table:table-cell>
          <table:table-cell table:formula="of:=(       (    (COS([.$B7])     -      SQRT([.PI$2]^2-SIN([.$B7])^2))    /     (COS([.$B7])    +     SQRT([.PI$2]^2-SIN([.$B7])^2))    )  ^2     -    [.$C7]  )^2" office:value-type="float" office:value="0.00141472471694109" calcext:value-type="float">
            <text:p>0.0014147247</text:p>
          </table:table-cell>
          <table:table-cell table:formula="of:=(       (    (COS([.$B7])     -      SQRT([.PJ$2]^2-SIN([.$B7])^2))    /     (COS([.$B7])    +     SQRT([.PJ$2]^2-SIN([.$B7])^2))    )  ^2     -    [.$C7]  )^2" office:value-type="float" office:value="0.00142087527859171" calcext:value-type="float">
            <text:p>0.0014208753</text:p>
          </table:table-cell>
          <table:table-cell table:formula="of:=(       (    (COS([.$B7])     -      SQRT([.PK$2]^2-SIN([.$B7])^2))    /     (COS([.$B7])    +     SQRT([.PK$2]^2-SIN([.$B7])^2))    )  ^2     -    [.$C7]  )^2" office:value-type="float" office:value="0.00142703722899353" calcext:value-type="float">
            <text:p>0.0014270372</text:p>
          </table:table-cell>
          <table:table-cell table:formula="of:=(       (    (COS([.$B7])     -      SQRT([.PL$2]^2-SIN([.$B7])^2))    /     (COS([.$B7])    +     SQRT([.PL$2]^2-SIN([.$B7])^2))    )  ^2     -    [.$C7]  )^2" office:value-type="float" office:value="0.00143321055652475" calcext:value-type="float">
            <text:p>0.0014332106</text:p>
          </table:table-cell>
          <table:table-cell table:formula="of:=(       (    (COS([.$B7])     -      SQRT([.PM$2]^2-SIN([.$B7])^2))    /     (COS([.$B7])    +     SQRT([.PM$2]^2-SIN([.$B7])^2))    )  ^2     -    [.$C7]  )^2" office:value-type="float" office:value="0.00143939524957576" calcext:value-type="float">
            <text:p>0.0014393952</text:p>
          </table:table-cell>
          <table:table-cell table:formula="of:=(       (    (COS([.$B7])     -      SQRT([.PN$2]^2-SIN([.$B7])^2))    /     (COS([.$B7])    +     SQRT([.PN$2]^2-SIN([.$B7])^2))    )  ^2     -    [.$C7]  )^2" office:value-type="float" office:value="0.00144559129654901" calcext:value-type="float">
            <text:p>0.0014455913</text:p>
          </table:table-cell>
          <table:table-cell table:formula="of:=(       (    (COS([.$B7])     -      SQRT([.PO$2]^2-SIN([.$B7])^2))    /     (COS([.$B7])    +     SQRT([.PO$2]^2-SIN([.$B7])^2))    )  ^2     -    [.$C7]  )^2" office:value-type="float" office:value="0.00145179868585912" calcext:value-type="float">
            <text:p>0.0014517987</text:p>
          </table:table-cell>
          <table:table-cell table:formula="of:=(       (    (COS([.$B7])     -      SQRT([.PP$2]^2-SIN([.$B7])^2))    /     (COS([.$B7])    +     SQRT([.PP$2]^2-SIN([.$B7])^2))    )  ^2     -    [.$C7]  )^2" office:value-type="float" office:value="0.00145801740593277" calcext:value-type="float">
            <text:p>0.0014580174</text:p>
          </table:table-cell>
          <table:table-cell table:formula="of:=(       (    (COS([.$B7])     -      SQRT([.PQ$2]^2-SIN([.$B7])^2))    /     (COS([.$B7])    +     SQRT([.PQ$2]^2-SIN([.$B7])^2))    )  ^2     -    [.$C7]  )^2" office:value-type="float" office:value="0.00146424744520874" calcext:value-type="float">
            <text:p>0.0014642474</text:p>
          </table:table-cell>
          <table:table-cell table:formula="of:=(       (    (COS([.$B7])     -      SQRT([.PR$2]^2-SIN([.$B7])^2))    /     (COS([.$B7])    +     SQRT([.PR$2]^2-SIN([.$B7])^2))    )  ^2     -    [.$C7]  )^2" office:value-type="float" office:value="0.00147048879213787" calcext:value-type="float">
            <text:p>0.0014704888</text:p>
          </table:table-cell>
          <table:table-cell table:formula="of:=(       (    (COS([.$B7])     -      SQRT([.PS$2]^2-SIN([.$B7])^2))    /     (COS([.$B7])    +     SQRT([.PS$2]^2-SIN([.$B7])^2))    )  ^2     -    [.$C7]  )^2" office:value-type="float" office:value="0.00147674143518304" calcext:value-type="float">
            <text:p>0.0014767414</text:p>
          </table:table-cell>
          <table:table-cell table:formula="of:=(       (    (COS([.$B7])     -      SQRT([.PT$2]^2-SIN([.$B7])^2))    /     (COS([.$B7])    +     SQRT([.PT$2]^2-SIN([.$B7])^2))    )  ^2     -    [.$C7]  )^2" office:value-type="float" office:value="0.0014830053628192" calcext:value-type="float">
            <text:p>0.0014830054</text:p>
          </table:table-cell>
          <table:table-cell table:formula="of:=(       (    (COS([.$B7])     -      SQRT([.PU$2]^2-SIN([.$B7])^2))    /     (COS([.$B7])    +     SQRT([.PU$2]^2-SIN([.$B7])^2))    )  ^2     -    [.$C7]  )^2" office:value-type="float" office:value="0.00148928056353329" calcext:value-type="float">
            <text:p>0.0014892806</text:p>
          </table:table-cell>
          <table:table-cell table:formula="of:=(       (    (COS([.$B7])     -      SQRT([.PV$2]^2-SIN([.$B7])^2))    /     (COS([.$B7])    +     SQRT([.PV$2]^2-SIN([.$B7])^2))    )  ^2     -    [.$C7]  )^2" office:value-type="float" office:value="0.00149556702582428" calcext:value-type="float">
            <text:p>0.001495567</text:p>
          </table:table-cell>
          <table:table-cell table:formula="of:=(       (    (COS([.$B7])     -      SQRT([.PW$2]^2-SIN([.$B7])^2))    /     (COS([.$B7])    +     SQRT([.PW$2]^2-SIN([.$B7])^2))    )  ^2     -    [.$C7]  )^2" office:value-type="float" office:value="0.00150186473820314" calcext:value-type="float">
            <text:p>0.0015018647</text:p>
          </table:table-cell>
          <table:table-cell table:formula="of:=(       (    (COS([.$B7])     -      SQRT([.PX$2]^2-SIN([.$B7])^2))    /     (COS([.$B7])    +     SQRT([.PX$2]^2-SIN([.$B7])^2))    )  ^2     -    [.$C7]  )^2" office:value-type="float" office:value="0.00150817368919277" calcext:value-type="float">
            <text:p>0.0015081737</text:p>
          </table:table-cell>
          <table:table-cell table:formula="of:=(       (    (COS([.$B7])     -      SQRT([.PY$2]^2-SIN([.$B7])^2))    /     (COS([.$B7])    +     SQRT([.PY$2]^2-SIN([.$B7])^2))    )  ^2     -    [.$C7]  )^2" office:value-type="float" office:value="0.0015144938673281" calcext:value-type="float">
            <text:p>0.0015144939</text:p>
          </table:table-cell>
          <table:table-cell table:formula="of:=(       (    (COS([.$B7])     -      SQRT([.PZ$2]^2-SIN([.$B7])^2))    /     (COS([.$B7])    +     SQRT([.PZ$2]^2-SIN([.$B7])^2))    )  ^2     -    [.$C7]  )^2" office:value-type="float" office:value="0.00152082526115597" calcext:value-type="float">
            <text:p>0.0015208253</text:p>
          </table:table-cell>
          <table:table-cell table:formula="of:=(       (    (COS([.$B7])     -      SQRT([.QA$2]^2-SIN([.$B7])^2))    /     (COS([.$B7])    +     SQRT([.QA$2]^2-SIN([.$B7])^2))    )  ^2     -    [.$C7]  )^2" office:value-type="float" office:value="0.00152716785923517" calcext:value-type="float">
            <text:p>0.0015271679</text:p>
          </table:table-cell>
          <table:table-cell table:formula="of:=(       (    (COS([.$B7])     -      SQRT([.QB$2]^2-SIN([.$B7])^2))    /     (COS([.$B7])    +     SQRT([.QB$2]^2-SIN([.$B7])^2))    )  ^2     -    [.$C7]  )^2" office:value-type="float" office:value="0.0015335216501364" calcext:value-type="float">
            <text:p>0.0015335217</text:p>
          </table:table-cell>
          <table:table-cell table:formula="of:=(       (    (COS([.$B7])     -      SQRT([.QC$2]^2-SIN([.$B7])^2))    /     (COS([.$B7])    +     SQRT([.QC$2]^2-SIN([.$B7])^2))    )  ^2     -    [.$C7]  )^2" office:value-type="float" office:value="0.00153988662244228" calcext:value-type="float">
            <text:p>0.0015398866</text:p>
          </table:table-cell>
          <table:table-cell table:formula="of:=(       (    (COS([.$B7])     -      SQRT([.QD$2]^2-SIN([.$B7])^2))    /     (COS([.$B7])    +     SQRT([.QD$2]^2-SIN([.$B7])^2))    )  ^2     -    [.$C7]  )^2" office:value-type="float" office:value="0.00154626276474731" calcext:value-type="float">
            <text:p>0.0015462628</text:p>
          </table:table-cell>
          <table:table-cell table:formula="of:=(       (    (COS([.$B7])     -      SQRT([.QE$2]^2-SIN([.$B7])^2))    /     (COS([.$B7])    +     SQRT([.QE$2]^2-SIN([.$B7])^2))    )  ^2     -    [.$C7]  )^2" office:value-type="float" office:value="0.00155265006565786" calcext:value-type="float">
            <text:p>0.0015526501</text:p>
          </table:table-cell>
          <table:table-cell table:formula="of:=(       (    (COS([.$B7])     -      SQRT([.QF$2]^2-SIN([.$B7])^2))    /     (COS([.$B7])    +     SQRT([.QF$2]^2-SIN([.$B7])^2))    )  ^2     -    [.$C7]  )^2" office:value-type="float" office:value="0.00155904851379219" calcext:value-type="float">
            <text:p>0.0015590485</text:p>
          </table:table-cell>
          <table:table-cell table:formula="of:=(       (    (COS([.$B7])     -      SQRT([.QG$2]^2-SIN([.$B7])^2))    /     (COS([.$B7])    +     SQRT([.QG$2]^2-SIN([.$B7])^2))    )  ^2     -    [.$C7]  )^2" office:value-type="float" office:value="0.0015654580977804" calcext:value-type="float">
            <text:p>0.0015654581</text:p>
          </table:table-cell>
          <table:table-cell table:formula="of:=(       (    (COS([.$B7])     -      SQRT([.QH$2]^2-SIN([.$B7])^2))    /     (COS([.$B7])    +     SQRT([.QH$2]^2-SIN([.$B7])^2))    )  ^2     -    [.$C7]  )^2" office:value-type="float" office:value="0.00157187880626441" calcext:value-type="float">
            <text:p>0.0015718788</text:p>
          </table:table-cell>
          <table:table-cell table:formula="of:=(       (    (COS([.$B7])     -      SQRT([.QI$2]^2-SIN([.$B7])^2))    /     (COS([.$B7])    +     SQRT([.QI$2]^2-SIN([.$B7])^2))    )  ^2     -    [.$C7]  )^2" office:value-type="float" office:value="0.00157831062789795" calcext:value-type="float">
            <text:p>0.0015783106</text:p>
          </table:table-cell>
          <table:table-cell table:formula="of:=(       (    (COS([.$B7])     -      SQRT([.QJ$2]^2-SIN([.$B7])^2))    /     (COS([.$B7])    +     SQRT([.QJ$2]^2-SIN([.$B7])^2))    )  ^2     -    [.$C7]  )^2" office:value-type="float" office:value="0.0015847535513466" calcext:value-type="float">
            <text:p>0.0015847536</text:p>
          </table:table-cell>
          <table:table-cell table:formula="of:=(       (    (COS([.$B7])     -      SQRT([.QK$2]^2-SIN([.$B7])^2))    /     (COS([.$B7])    +     SQRT([.QK$2]^2-SIN([.$B7])^2))    )  ^2     -    [.$C7]  )^2" office:value-type="float" office:value="0.0015912075652877" calcext:value-type="float">
            <text:p>0.0015912076</text:p>
          </table:table-cell>
          <table:table-cell table:formula="of:=(       (    (COS([.$B7])     -      SQRT([.QL$2]^2-SIN([.$B7])^2))    /     (COS([.$B7])    +     SQRT([.QL$2]^2-SIN([.$B7])^2))    )  ^2     -    [.$C7]  )^2" office:value-type="float" office:value="0.00159767265841034" calcext:value-type="float">
            <text:p>0.0015976727</text:p>
          </table:table-cell>
          <table:table-cell table:formula="of:=(       (    (COS([.$B7])     -      SQRT([.QM$2]^2-SIN([.$B7])^2))    /     (COS([.$B7])    +     SQRT([.QM$2]^2-SIN([.$B7])^2))    )  ^2     -    [.$C7]  )^2" office:value-type="float" office:value="0.00160414881941545" calcext:value-type="float">
            <text:p>0.0016041488</text:p>
          </table:table-cell>
          <table:table-cell table:formula="of:=(       (    (COS([.$B7])     -      SQRT([.QN$2]^2-SIN([.$B7])^2))    /     (COS([.$B7])    +     SQRT([.QN$2]^2-SIN([.$B7])^2))    )  ^2     -    [.$C7]  )^2" office:value-type="float" office:value="0.00161063603701563" calcext:value-type="float">
            <text:p>0.001610636</text:p>
          </table:table-cell>
          <table:table-cell table:formula="of:=(       (    (COS([.$B7])     -      SQRT([.QO$2]^2-SIN([.$B7])^2))    /     (COS([.$B7])    +     SQRT([.QO$2]^2-SIN([.$B7])^2))    )  ^2     -    [.$C7]  )^2" office:value-type="float" office:value="0.00161713429993525" calcext:value-type="float">
            <text:p>0.0016171343</text:p>
          </table:table-cell>
          <table:table-cell table:formula="of:=(       (    (COS([.$B7])     -      SQRT([.QP$2]^2-SIN([.$B7])^2))    /     (COS([.$B7])    +     SQRT([.QP$2]^2-SIN([.$B7])^2))    )  ^2     -    [.$C7]  )^2" office:value-type="float" office:value="0.0016236435969104" calcext:value-type="float">
            <text:p>0.0016236436</text:p>
          </table:table-cell>
          <table:table-cell table:formula="of:=(       (    (COS([.$B7])     -      SQRT([.QQ$2]^2-SIN([.$B7])^2))    /     (COS([.$B7])    +     SQRT([.QQ$2]^2-SIN([.$B7])^2))    )  ^2     -    [.$C7]  )^2" office:value-type="float" office:value="0.00163016391668888" calcext:value-type="float">
            <text:p>0.0016301639</text:p>
          </table:table-cell>
          <table:table-cell table:formula="of:=(       (    (COS([.$B7])     -      SQRT([.QR$2]^2-SIN([.$B7])^2))    /     (COS([.$B7])    +     SQRT([.QR$2]^2-SIN([.$B7])^2))    )  ^2     -    [.$C7]  )^2" office:value-type="float" office:value="0.00163669524803015" calcext:value-type="float">
            <text:p>0.0016366952</text:p>
          </table:table-cell>
          <table:table-cell table:formula="of:=(       (    (COS([.$B7])     -      SQRT([.QS$2]^2-SIN([.$B7])^2))    /     (COS([.$B7])    +     SQRT([.QS$2]^2-SIN([.$B7])^2))    )  ^2     -    [.$C7]  )^2" office:value-type="float" office:value="0.0016432375797054" calcext:value-type="float">
            <text:p>0.0016432376</text:p>
          </table:table-cell>
          <table:table-cell table:formula="of:=(       (    (COS([.$B7])     -      SQRT([.QT$2]^2-SIN([.$B7])^2))    /     (COS([.$B7])    +     SQRT([.QT$2]^2-SIN([.$B7])^2))    )  ^2     -    [.$C7]  )^2" office:value-type="float" office:value="0.0016497909004974" calcext:value-type="float">
            <text:p>0.0016497909</text:p>
          </table:table-cell>
          <table:table-cell table:formula="of:=(       (    (COS([.$B7])     -      SQRT([.QU$2]^2-SIN([.$B7])^2))    /     (COS([.$B7])    +     SQRT([.QU$2]^2-SIN([.$B7])^2))    )  ^2     -    [.$C7]  )^2" office:value-type="float" office:value="0.00165635519920067" calcext:value-type="float">
            <text:p>0.0016563552</text:p>
          </table:table-cell>
          <table:table-cell table:formula="of:=(       (    (COS([.$B7])     -      SQRT([.QV$2]^2-SIN([.$B7])^2))    /     (COS([.$B7])    +     SQRT([.QV$2]^2-SIN([.$B7])^2))    )  ^2     -    [.$C7]  )^2" office:value-type="float" office:value="0.00166293046462131" calcext:value-type="float">
            <text:p>0.0016629305</text:p>
          </table:table-cell>
          <table:table-cell table:formula="of:=(       (    (COS([.$B7])     -      SQRT([.QW$2]^2-SIN([.$B7])^2))    /     (COS([.$B7])    +     SQRT([.QW$2]^2-SIN([.$B7])^2))    )  ^2     -    [.$C7]  )^2" office:value-type="float" office:value="0.00166951668557702" calcext:value-type="float">
            <text:p>0.0016695167</text:p>
          </table:table-cell>
          <table:table-cell table:formula="of:=(       (    (COS([.$B7])     -      SQRT([.QX$2]^2-SIN([.$B7])^2))    /     (COS([.$B7])    +     SQRT([.QX$2]^2-SIN([.$B7])^2))    )  ^2     -    [.$C7]  )^2" office:value-type="float" office:value="0.00167611385089714" calcext:value-type="float">
            <text:p>0.0016761139</text:p>
          </table:table-cell>
          <table:table-cell table:number-columns-repeated="558"/>
        </table:table-row>
        <table:table-row table:style-name="ro1">
          <table:table-cell/>
          <table:table-cell table:formula="of:=[List1.N31]/180*PI()" office:value-type="float" office:value="1.13446401379631" calcext:value-type="float">
            <text:p>1.1344640138</text:p>
          </table:table-cell>
          <table:table-cell table:style-name="ce5" table:formula="of:=[List1.P31]/1910" office:value-type="float" office:value="0.324607329842932" calcext:value-type="float">
            <text:p>0.3246073298</text:p>
          </table:table-cell>
          <table:table-cell table:formula="of:=(       (    (COS([.$B8])     -      SQRT([.D$2]^2-SIN([.$B8])^2))    /     (COS([.$B8])    +     SQRT([.D$2]^2-SIN([.$B8])^2))    )  ^2     -    [.$C8]  )^2" office:value-type="float" office:value="0.000303171943971269" calcext:value-type="float">
            <text:p>0.0003031719</text:p>
          </table:table-cell>
          <table:table-cell table:formula="of:=(       (    (COS([.$B8])     -      SQRT([.E$2]^2-SIN([.$B8])^2))    /     (COS([.$B8])    +     SQRT([.E$2]^2-SIN([.$B8])^2))    )  ^2     -    [.$C8]  )^2" office:value-type="float" office:value="0.000299984881704092" calcext:value-type="float">
            <text:p>0.0002999849</text:p>
          </table:table-cell>
          <table:table-cell table:formula="of:=(       (    (COS([.$B8])     -      SQRT([.F$2]^2-SIN([.$B8])^2))    /     (COS([.$B8])    +     SQRT([.F$2]^2-SIN([.$B8])^2))    )  ^2     -    [.$C8]  )^2" office:value-type="float" office:value="0.000296815569236166" calcext:value-type="float">
            <text:p>0.0002968156</text:p>
          </table:table-cell>
          <table:table-cell table:formula="of:=(       (    (COS([.$B8])     -      SQRT([.G$2]^2-SIN([.$B8])^2))    /     (COS([.$B8])    +     SQRT([.G$2]^2-SIN([.$B8])^2))    )  ^2     -    [.$C8]  )^2" office:value-type="float" office:value="0.000293663991629113" calcext:value-type="float">
            <text:p>0.000293664</text:p>
          </table:table-cell>
          <table:table-cell table:formula="of:=(       (    (COS([.$B8])     -      SQRT([.H$2]^2-SIN([.$B8])^2))    /     (COS([.$B8])    +     SQRT([.H$2]^2-SIN([.$B8])^2))    )  ^2     -    [.$C8]  )^2" office:value-type="float" office:value="0.000290530133957792" calcext:value-type="float">
            <text:p>0.0002905301</text:p>
          </table:table-cell>
          <table:table-cell table:formula="of:=(       (    (COS([.$B8])     -      SQRT([.I$2]^2-SIN([.$B8])^2))    /     (COS([.$B8])    +     SQRT([.I$2]^2-SIN([.$B8])^2))    )  ^2     -    [.$C8]  )^2" office:value-type="float" office:value="0.000287413981310302" calcext:value-type="float">
            <text:p>0.000287414</text:p>
          </table:table-cell>
          <table:table-cell table:formula="of:=(       (    (COS([.$B8])     -      SQRT([.J$2]^2-SIN([.$B8])^2))    /     (COS([.$B8])    +     SQRT([.J$2]^2-SIN([.$B8])^2))    )  ^2     -    [.$C8]  )^2" office:value-type="float" office:value="0.000284315518787965" calcext:value-type="float">
            <text:p>0.0002843155</text:p>
          </table:table-cell>
          <table:table-cell table:formula="of:=(       (    (COS([.$B8])     -      SQRT([.K$2]^2-SIN([.$B8])^2))    /     (COS([.$B8])    +     SQRT([.K$2]^2-SIN([.$B8])^2))    )  ^2     -    [.$C8]  )^2" office:value-type="float" office:value="0.000281234731505316" calcext:value-type="float">
            <text:p>0.0002812347</text:p>
          </table:table-cell>
          <table:table-cell table:formula="of:=(       (    (COS([.$B8])     -      SQRT([.L$2]^2-SIN([.$B8])^2))    /     (COS([.$B8])    +     SQRT([.L$2]^2-SIN([.$B8])^2))    )  ^2     -    [.$C8]  )^2" office:value-type="float" office:value="0.00027817160459006" calcext:value-type="float">
            <text:p>0.0002781716</text:p>
          </table:table-cell>
          <table:table-cell table:formula="of:=(       (    (COS([.$B8])     -      SQRT([.M$2]^2-SIN([.$B8])^2))    /     (COS([.$B8])    +     SQRT([.M$2]^2-SIN([.$B8])^2))    )  ^2     -    [.$C8]  )^2" office:value-type="float" office:value="0.000275126123183119" calcext:value-type="float">
            <text:p>0.0002751261</text:p>
          </table:table-cell>
          <table:table-cell table:formula="of:=(       (    (COS([.$B8])     -      SQRT([.N$2]^2-SIN([.$B8])^2))    /     (COS([.$B8])    +     SQRT([.N$2]^2-SIN([.$B8])^2))    )  ^2     -    [.$C8]  )^2" office:value-type="float" office:value="0.000272098272438563" calcext:value-type="float">
            <text:p>0.0002720983</text:p>
          </table:table-cell>
          <table:table-cell table:formula="of:=(       (    (COS([.$B8])     -      SQRT([.O$2]^2-SIN([.$B8])^2))    /     (COS([.$B8])    +     SQRT([.O$2]^2-SIN([.$B8])^2))    )  ^2     -    [.$C8]  )^2" office:value-type="float" office:value="0.000269088037523625" calcext:value-type="float">
            <text:p>0.000269088</text:p>
          </table:table-cell>
          <table:table-cell table:formula="of:=(       (    (COS([.$B8])     -      SQRT([.P$2]^2-SIN([.$B8])^2))    /     (COS([.$B8])    +     SQRT([.P$2]^2-SIN([.$B8])^2))    )  ^2     -    [.$C8]  )^2" office:value-type="float" office:value="0.000266095403618676" calcext:value-type="float">
            <text:p>0.0002660954</text:p>
          </table:table-cell>
          <table:table-cell table:formula="of:=(       (    (COS([.$B8])     -      SQRT([.Q$2]^2-SIN([.$B8])^2))    /     (COS([.$B8])    +     SQRT([.Q$2]^2-SIN([.$B8])^2))    )  ^2     -    [.$C8]  )^2" office:value-type="float" office:value="0.000263120355917224" calcext:value-type="float">
            <text:p>0.0002631204</text:p>
          </table:table-cell>
          <table:table-cell table:formula="of:=(       (    (COS([.$B8])     -      SQRT([.R$2]^2-SIN([.$B8])^2))    /     (COS([.$B8])    +     SQRT([.R$2]^2-SIN([.$B8])^2))    )  ^2     -    [.$C8]  )^2" office:value-type="float" office:value="0.000260162879625897" calcext:value-type="float">
            <text:p>0.0002601629</text:p>
          </table:table-cell>
          <table:table-cell table:formula="of:=(       (    (COS([.$B8])     -      SQRT([.S$2]^2-SIN([.$B8])^2))    /     (COS([.$B8])    +     SQRT([.S$2]^2-SIN([.$B8])^2))    )  ^2     -    [.$C8]  )^2" office:value-type="float" office:value="0.000257222959964424" calcext:value-type="float">
            <text:p>0.000257223</text:p>
          </table:table-cell>
          <table:table-cell table:formula="of:=(       (    (COS([.$B8])     -      SQRT([.T$2]^2-SIN([.$B8])^2))    /     (COS([.$B8])    +     SQRT([.T$2]^2-SIN([.$B8])^2))    )  ^2     -    [.$C8]  )^2" office:value-type="float" office:value="0.00025430058216563" calcext:value-type="float">
            <text:p>0.0002543006</text:p>
          </table:table-cell>
          <table:table-cell table:formula="of:=(       (    (COS([.$B8])     -      SQRT([.U$2]^2-SIN([.$B8])^2))    /     (COS([.$B8])    +     SQRT([.U$2]^2-SIN([.$B8])^2))    )  ^2     -    [.$C8]  )^2" office:value-type="float" office:value="0.000251395731475411" calcext:value-type="float">
            <text:p>0.0002513957</text:p>
          </table:table-cell>
          <table:table-cell table:formula="of:=(       (    (COS([.$B8])     -      SQRT([.V$2]^2-SIN([.$B8])^2))    /     (COS([.$B8])    +     SQRT([.V$2]^2-SIN([.$B8])^2))    )  ^2     -    [.$C8]  )^2" office:value-type="float" office:value="0.000248508393152743" calcext:value-type="float">
            <text:p>0.0002485084</text:p>
          </table:table-cell>
          <table:table-cell table:formula="of:=(       (    (COS([.$B8])     -      SQRT([.W$2]^2-SIN([.$B8])^2))    /     (COS([.$B8])    +     SQRT([.W$2]^2-SIN([.$B8])^2))    )  ^2     -    [.$C8]  )^2" office:value-type="float" office:value="0.000245638552469646" calcext:value-type="float">
            <text:p>0.0002456386</text:p>
          </table:table-cell>
          <table:table-cell table:formula="of:=(       (    (COS([.$B8])     -      SQRT([.X$2]^2-SIN([.$B8])^2))    /     (COS([.$B8])    +     SQRT([.X$2]^2-SIN([.$B8])^2))    )  ^2     -    [.$C8]  )^2" office:value-type="float" office:value="0.000242786194711188" calcext:value-type="float">
            <text:p>0.0002427862</text:p>
          </table:table-cell>
          <table:table-cell table:formula="of:=(       (    (COS([.$B8])     -      SQRT([.Y$2]^2-SIN([.$B8])^2))    /     (COS([.$B8])    +     SQRT([.Y$2]^2-SIN([.$B8])^2))    )  ^2     -    [.$C8]  )^2" office:value-type="float" office:value="0.00023995130517546" calcext:value-type="float">
            <text:p>0.0002399513</text:p>
          </table:table-cell>
          <table:table-cell table:formula="of:=(       (    (COS([.$B8])     -      SQRT([.Z$2]^2-SIN([.$B8])^2))    /     (COS([.$B8])    +     SQRT([.Z$2]^2-SIN([.$B8])^2))    )  ^2     -    [.$C8]  )^2" office:value-type="float" office:value="0.000237133869173577" calcext:value-type="float">
            <text:p>0.0002371339</text:p>
          </table:table-cell>
          <table:table-cell table:formula="of:=(       (    (COS([.$B8])     -      SQRT([.AA$2]^2-SIN([.$B8])^2))    /     (COS([.$B8])    +     SQRT([.AA$2]^2-SIN([.$B8])^2))    )  ^2     -    [.$C8]  )^2" office:value-type="float" office:value="0.000234333872029651" calcext:value-type="float">
            <text:p>0.0002343339</text:p>
          </table:table-cell>
          <table:table-cell table:formula="of:=(       (    (COS([.$B8])     -      SQRT([.AB$2]^2-SIN([.$B8])^2))    /     (COS([.$B8])    +     SQRT([.AB$2]^2-SIN([.$B8])^2))    )  ^2     -    [.$C8]  )^2" office:value-type="float" office:value="0.000231551299080784" calcext:value-type="float">
            <text:p>0.0002315513</text:p>
          </table:table-cell>
          <table:table-cell table:formula="of:=(       (    (COS([.$B8])     -      SQRT([.AC$2]^2-SIN([.$B8])^2))    /     (COS([.$B8])    +     SQRT([.AC$2]^2-SIN([.$B8])^2))    )  ^2     -    [.$C8]  )^2" office:value-type="float" office:value="0.000228786135677058" calcext:value-type="float">
            <text:p>0.0002287861</text:p>
          </table:table-cell>
          <table:table-cell table:formula="of:=(       (    (COS([.$B8])     -      SQRT([.AD$2]^2-SIN([.$B8])^2))    /     (COS([.$B8])    +     SQRT([.AD$2]^2-SIN([.$B8])^2))    )  ^2     -    [.$C8]  )^2" office:value-type="float" office:value="0.000226038367181523" calcext:value-type="float">
            <text:p>0.0002260384</text:p>
          </table:table-cell>
          <table:table-cell table:formula="of:=(       (    (COS([.$B8])     -      SQRT([.AE$2]^2-SIN([.$B8])^2))    /     (COS([.$B8])    +     SQRT([.AE$2]^2-SIN([.$B8])^2))    )  ^2     -    [.$C8]  )^2" office:value-type="float" office:value="0.000223307978970174" calcext:value-type="float">
            <text:p>0.000223308</text:p>
          </table:table-cell>
          <table:table-cell table:formula="of:=(       (    (COS([.$B8])     -      SQRT([.AF$2]^2-SIN([.$B8])^2))    /     (COS([.$B8])    +     SQRT([.AF$2]^2-SIN([.$B8])^2))    )  ^2     -    [.$C8]  )^2" office:value-type="float" office:value="0.000220594956431961" calcext:value-type="float">
            <text:p>0.000220595</text:p>
          </table:table-cell>
          <table:table-cell table:formula="of:=(       (    (COS([.$B8])     -      SQRT([.AG$2]^2-SIN([.$B8])^2))    /     (COS([.$B8])    +     SQRT([.AG$2]^2-SIN([.$B8])^2))    )  ^2     -    [.$C8]  )^2" office:value-type="float" office:value="0.000217899284968739" calcext:value-type="float">
            <text:p>0.0002178993</text:p>
          </table:table-cell>
          <table:table-cell table:formula="of:=(       (    (COS([.$B8])     -      SQRT([.AH$2]^2-SIN([.$B8])^2))    /     (COS([.$B8])    +     SQRT([.AH$2]^2-SIN([.$B8])^2))    )  ^2     -    [.$C8]  )^2" office:value-type="float" office:value="0.000215220949995303" calcext:value-type="float">
            <text:p>0.0002152209</text:p>
          </table:table-cell>
          <table:table-cell table:formula="of:=(       (    (COS([.$B8])     -      SQRT([.AI$2]^2-SIN([.$B8])^2))    /     (COS([.$B8])    +     SQRT([.AI$2]^2-SIN([.$B8])^2))    )  ^2     -    [.$C8]  )^2" office:value-type="float" office:value="0.000212559936939325" calcext:value-type="float">
            <text:p>0.0002125599</text:p>
          </table:table-cell>
          <table:table-cell table:formula="of:=(       (    (COS([.$B8])     -      SQRT([.AJ$2]^2-SIN([.$B8])^2))    /     (COS([.$B8])    +     SQRT([.AJ$2]^2-SIN([.$B8])^2))    )  ^2     -    [.$C8]  )^2" office:value-type="float" office:value="0.000209916231241383" calcext:value-type="float">
            <text:p>0.0002099162</text:p>
          </table:table-cell>
          <table:table-cell table:formula="of:=(       (    (COS([.$B8])     -      SQRT([.AK$2]^2-SIN([.$B8])^2))    /     (COS([.$B8])    +     SQRT([.AK$2]^2-SIN([.$B8])^2))    )  ^2     -    [.$C8]  )^2" office:value-type="float" office:value="0.000207289818354929" calcext:value-type="float">
            <text:p>0.0002072898</text:p>
          </table:table-cell>
          <table:table-cell table:formula="of:=(       (    (COS([.$B8])     -      SQRT([.AL$2]^2-SIN([.$B8])^2))    /     (COS([.$B8])    +     SQRT([.AL$2]^2-SIN([.$B8])^2))    )  ^2     -    [.$C8]  )^2" office:value-type="float" office:value="0.000204680683746273" calcext:value-type="float">
            <text:p>0.0002046807</text:p>
          </table:table-cell>
          <table:table-cell table:formula="of:=(       (    (COS([.$B8])     -      SQRT([.AM$2]^2-SIN([.$B8])^2))    /     (COS([.$B8])    +     SQRT([.AM$2]^2-SIN([.$B8])^2))    )  ^2     -    [.$C8]  )^2" office:value-type="float" office:value="0.000202088812894591" calcext:value-type="float">
            <text:p>0.0002020888</text:p>
          </table:table-cell>
          <table:table-cell table:formula="of:=(       (    (COS([.$B8])     -      SQRT([.AN$2]^2-SIN([.$B8])^2))    /     (COS([.$B8])    +     SQRT([.AN$2]^2-SIN([.$B8])^2))    )  ^2     -    [.$C8]  )^2" office:value-type="float" office:value="0.00019951419129188" calcext:value-type="float">
            <text:p>0.0001995142</text:p>
          </table:table-cell>
          <table:table-cell table:formula="of:=(       (    (COS([.$B8])     -      SQRT([.AO$2]^2-SIN([.$B8])^2))    /     (COS([.$B8])    +     SQRT([.AO$2]^2-SIN([.$B8])^2))    )  ^2     -    [.$C8]  )^2" office:value-type="float" office:value="0.000196956804442974" calcext:value-type="float">
            <text:p>0.0001969568</text:p>
          </table:table-cell>
          <table:table-cell table:formula="of:=(       (    (COS([.$B8])     -      SQRT([.AP$2]^2-SIN([.$B8])^2))    /     (COS([.$B8])    +     SQRT([.AP$2]^2-SIN([.$B8])^2))    )  ^2     -    [.$C8]  )^2" office:value-type="float" office:value="0.000194416637865525" calcext:value-type="float">
            <text:p>0.0001944166</text:p>
          </table:table-cell>
          <table:table-cell table:formula="of:=(       (    (COS([.$B8])     -      SQRT([.AQ$2]^2-SIN([.$B8])^2))    /     (COS([.$B8])    +     SQRT([.AQ$2]^2-SIN([.$B8])^2))    )  ^2     -    [.$C8]  )^2" office:value-type="float" office:value="0.000191893677089972" calcext:value-type="float">
            <text:p>0.0001918937</text:p>
          </table:table-cell>
          <table:table-cell table:formula="of:=(       (    (COS([.$B8])     -      SQRT([.AR$2]^2-SIN([.$B8])^2))    /     (COS([.$B8])    +     SQRT([.AR$2]^2-SIN([.$B8])^2))    )  ^2     -    [.$C8]  )^2" office:value-type="float" office:value="0.000189387907659557" calcext:value-type="float">
            <text:p>0.0001893879</text:p>
          </table:table-cell>
          <table:table-cell table:formula="of:=(       (    (COS([.$B8])     -      SQRT([.AS$2]^2-SIN([.$B8])^2))    /     (COS([.$B8])    +     SQRT([.AS$2]^2-SIN([.$B8])^2))    )  ^2     -    [.$C8]  )^2" office:value-type="float" office:value="0.000186899315130289" calcext:value-type="float">
            <text:p>0.0001868993</text:p>
          </table:table-cell>
          <table:table-cell table:formula="of:=(       (    (COS([.$B8])     -      SQRT([.AT$2]^2-SIN([.$B8])^2))    /     (COS([.$B8])    +     SQRT([.AT$2]^2-SIN([.$B8])^2))    )  ^2     -    [.$C8]  )^2" office:value-type="float" office:value="0.000184427885070956" calcext:value-type="float">
            <text:p>0.0001844279</text:p>
          </table:table-cell>
          <table:table-cell table:formula="of:=(       (    (COS([.$B8])     -      SQRT([.AU$2]^2-SIN([.$B8])^2))    /     (COS([.$B8])    +     SQRT([.AU$2]^2-SIN([.$B8])^2))    )  ^2     -    [.$C8]  )^2" office:value-type="float" office:value="0.000181973603063079" calcext:value-type="float">
            <text:p>0.0001819736</text:p>
          </table:table-cell>
          <table:table-cell table:formula="of:=(       (    (COS([.$B8])     -      SQRT([.AV$2]^2-SIN([.$B8])^2))    /     (COS([.$B8])    +     SQRT([.AV$2]^2-SIN([.$B8])^2))    )  ^2     -    [.$C8]  )^2" office:value-type="float" office:value="0.000179536454700928" calcext:value-type="float">
            <text:p>0.0001795365</text:p>
          </table:table-cell>
          <table:table-cell table:formula="of:=(       (    (COS([.$B8])     -      SQRT([.AW$2]^2-SIN([.$B8])^2))    /     (COS([.$B8])    +     SQRT([.AW$2]^2-SIN([.$B8])^2))    )  ^2     -    [.$C8]  )^2" office:value-type="float" office:value="0.0001771164255915" calcext:value-type="float">
            <text:p>0.0001771164</text:p>
          </table:table-cell>
          <table:table-cell table:formula="of:=(       (    (COS([.$B8])     -      SQRT([.AX$2]^2-SIN([.$B8])^2))    /     (COS([.$B8])    +     SQRT([.AX$2]^2-SIN([.$B8])^2))    )  ^2     -    [.$C8]  )^2" office:value-type="float" office:value="0.000174713501354505" calcext:value-type="float">
            <text:p>0.0001747135</text:p>
          </table:table-cell>
          <table:table-cell table:formula="of:=(       (    (COS([.$B8])     -      SQRT([.AY$2]^2-SIN([.$B8])^2))    /     (COS([.$B8])    +     SQRT([.AY$2]^2-SIN([.$B8])^2))    )  ^2     -    [.$C8]  )^2" office:value-type="float" office:value="0.000172327667622353" calcext:value-type="float">
            <text:p>0.0001723277</text:p>
          </table:table-cell>
          <table:table-cell table:formula="of:=(       (    (COS([.$B8])     -      SQRT([.AZ$2]^2-SIN([.$B8])^2))    /     (COS([.$B8])    +     SQRT([.AZ$2]^2-SIN([.$B8])^2))    )  ^2     -    [.$C8]  )^2" office:value-type="float" office:value="0.000169958910040146" calcext:value-type="float">
            <text:p>0.0001699589</text:p>
          </table:table-cell>
          <table:table-cell table:formula="of:=(       (    (COS([.$B8])     -      SQRT([.BA$2]^2-SIN([.$B8])^2))    /     (COS([.$B8])    +     SQRT([.BA$2]^2-SIN([.$B8])^2))    )  ^2     -    [.$C8]  )^2" office:value-type="float" office:value="0.000167607214265659" calcext:value-type="float">
            <text:p>0.0001676072</text:p>
          </table:table-cell>
          <table:table-cell table:formula="of:=(       (    (COS([.$B8])     -      SQRT([.BB$2]^2-SIN([.$B8])^2))    /     (COS([.$B8])    +     SQRT([.BB$2]^2-SIN([.$B8])^2))    )  ^2     -    [.$C8]  )^2" office:value-type="float" office:value="0.000165272565969341" calcext:value-type="float">
            <text:p>0.0001652726</text:p>
          </table:table-cell>
          <table:table-cell table:formula="of:=(       (    (COS([.$B8])     -      SQRT([.BC$2]^2-SIN([.$B8])^2))    /     (COS([.$B8])    +     SQRT([.BC$2]^2-SIN([.$B8])^2))    )  ^2     -    [.$C8]  )^2" office:value-type="float" office:value="0.000162954950834281" calcext:value-type="float">
            <text:p>0.000162955</text:p>
          </table:table-cell>
          <table:table-cell table:formula="of:=(       (    (COS([.$B8])     -      SQRT([.BD$2]^2-SIN([.$B8])^2))    /     (COS([.$B8])    +     SQRT([.BD$2]^2-SIN([.$B8])^2))    )  ^2     -    [.$C8]  )^2" office:value-type="float" office:value="0.000160654354556219" calcext:value-type="float">
            <text:p>0.0001606544</text:p>
          </table:table-cell>
          <table:table-cell table:formula="of:=(       (    (COS([.$B8])     -      SQRT([.BE$2]^2-SIN([.$B8])^2))    /     (COS([.$B8])    +     SQRT([.BE$2]^2-SIN([.$B8])^2))    )  ^2     -    [.$C8]  )^2" office:value-type="float" office:value="0.000158370762843513" calcext:value-type="float">
            <text:p>0.0001583708</text:p>
          </table:table-cell>
          <table:table-cell table:formula="of:=(       (    (COS([.$B8])     -      SQRT([.BF$2]^2-SIN([.$B8])^2))    /     (COS([.$B8])    +     SQRT([.BF$2]^2-SIN([.$B8])^2))    )  ^2     -    [.$C8]  )^2" office:value-type="float" office:value="0.000156104161417144" calcext:value-type="float">
            <text:p>0.0001561042</text:p>
          </table:table-cell>
          <table:table-cell table:formula="of:=(       (    (COS([.$B8])     -      SQRT([.BG$2]^2-SIN([.$B8])^2))    /     (COS([.$B8])    +     SQRT([.BG$2]^2-SIN([.$B8])^2))    )  ^2     -    [.$C8]  )^2" office:value-type="float" office:value="0.000153854536010693" calcext:value-type="float">
            <text:p>0.0001538545</text:p>
          </table:table-cell>
          <table:table-cell table:formula="of:=(       (    (COS([.$B8])     -      SQRT([.BH$2]^2-SIN([.$B8])^2))    /     (COS([.$B8])    +     SQRT([.BH$2]^2-SIN([.$B8])^2))    )  ^2     -    [.$C8]  )^2" office:value-type="float" office:value="0.000151621872370331" calcext:value-type="float">
            <text:p>0.0001516219</text:p>
          </table:table-cell>
          <table:table-cell table:formula="of:=(       (    (COS([.$B8])     -      SQRT([.BI$2]^2-SIN([.$B8])^2))    /     (COS([.$B8])    +     SQRT([.BI$2]^2-SIN([.$B8])^2))    )  ^2     -    [.$C8]  )^2" office:value-type="float" office:value="0.000149406156254808" calcext:value-type="float">
            <text:p>0.0001494062</text:p>
          </table:table-cell>
          <table:table-cell table:formula="of:=(       (    (COS([.$B8])     -      SQRT([.BJ$2]^2-SIN([.$B8])^2))    /     (COS([.$B8])    +     SQRT([.BJ$2]^2-SIN([.$B8])^2))    )  ^2     -    [.$C8]  )^2" office:value-type="float" office:value="0.000147207373435439" calcext:value-type="float">
            <text:p>0.0001472074</text:p>
          </table:table-cell>
          <table:table-cell table:formula="of:=(       (    (COS([.$B8])     -      SQRT([.BK$2]^2-SIN([.$B8])^2))    /     (COS([.$B8])    +     SQRT([.BK$2]^2-SIN([.$B8])^2))    )  ^2     -    [.$C8]  )^2" office:value-type="float" office:value="0.000145025509696094" calcext:value-type="float">
            <text:p>0.0001450255</text:p>
          </table:table-cell>
          <table:table-cell table:formula="of:=(       (    (COS([.$B8])     -      SQRT([.BL$2]^2-SIN([.$B8])^2))    /     (COS([.$B8])    +     SQRT([.BL$2]^2-SIN([.$B8])^2))    )  ^2     -    [.$C8]  )^2" office:value-type="float" office:value="0.000142860550833187" calcext:value-type="float">
            <text:p>0.0001428606</text:p>
          </table:table-cell>
          <table:table-cell table:formula="of:=(       (    (COS([.$B8])     -      SQRT([.BM$2]^2-SIN([.$B8])^2))    /     (COS([.$B8])    +     SQRT([.BM$2]^2-SIN([.$B8])^2))    )  ^2     -    [.$C8]  )^2" office:value-type="float" office:value="0.000140712482655655" calcext:value-type="float">
            <text:p>0.0001407125</text:p>
          </table:table-cell>
          <table:table-cell table:formula="of:=(       (    (COS([.$B8])     -      SQRT([.BN$2]^2-SIN([.$B8])^2))    /     (COS([.$B8])    +     SQRT([.BN$2]^2-SIN([.$B8])^2))    )  ^2     -    [.$C8]  )^2" office:value-type="float" office:value="0.00013858129098496" calcext:value-type="float">
            <text:p>0.0001385813</text:p>
          </table:table-cell>
          <table:table-cell table:formula="of:=(       (    (COS([.$B8])     -      SQRT([.BO$2]^2-SIN([.$B8])^2))    /     (COS([.$B8])    +     SQRT([.BO$2]^2-SIN([.$B8])^2))    )  ^2     -    [.$C8]  )^2" office:value-type="float" office:value="0.000136466961655061" calcext:value-type="float">
            <text:p>0.000136467</text:p>
          </table:table-cell>
          <table:table-cell table:formula="of:=(       (    (COS([.$B8])     -      SQRT([.BP$2]^2-SIN([.$B8])^2))    /     (COS([.$B8])    +     SQRT([.BP$2]^2-SIN([.$B8])^2))    )  ^2     -    [.$C8]  )^2" office:value-type="float" office:value="0.000134369480512411" calcext:value-type="float">
            <text:p>0.0001343695</text:p>
          </table:table-cell>
          <table:table-cell table:formula="of:=(       (    (COS([.$B8])     -      SQRT([.BQ$2]^2-SIN([.$B8])^2))    /     (COS([.$B8])    +     SQRT([.BQ$2]^2-SIN([.$B8])^2))    )  ^2     -    [.$C8]  )^2" office:value-type="float" office:value="0.000132288833415948" calcext:value-type="float">
            <text:p>0.0001322888</text:p>
          </table:table-cell>
          <table:table-cell table:formula="of:=(       (    (COS([.$B8])     -      SQRT([.BR$2]^2-SIN([.$B8])^2))    /     (COS([.$B8])    +     SQRT([.BR$2]^2-SIN([.$B8])^2))    )  ^2     -    [.$C8]  )^2" office:value-type="float" office:value="0.000130225006237075" calcext:value-type="float">
            <text:p>0.000130225</text:p>
          </table:table-cell>
          <table:table-cell table:formula="of:=(       (    (COS([.$B8])     -      SQRT([.BS$2]^2-SIN([.$B8])^2))    /     (COS([.$B8])    +     SQRT([.BS$2]^2-SIN([.$B8])^2))    )  ^2     -    [.$C8]  )^2" office:value-type="float" office:value="0.000128177984859657" calcext:value-type="float">
            <text:p>0.000128178</text:p>
          </table:table-cell>
          <table:table-cell table:formula="of:=(       (    (COS([.$B8])     -      SQRT([.BT$2]^2-SIN([.$B8])^2))    /     (COS([.$B8])    +     SQRT([.BT$2]^2-SIN([.$B8])^2))    )  ^2     -    [.$C8]  )^2" office:value-type="float" office:value="0.000126147755179984" calcext:value-type="float">
            <text:p>0.0001261478</text:p>
          </table:table-cell>
          <table:table-cell table:formula="of:=(       (    (COS([.$B8])     -      SQRT([.BU$2]^2-SIN([.$B8])^2))    /     (COS([.$B8])    +     SQRT([.BU$2]^2-SIN([.$B8])^2))    )  ^2     -    [.$C8]  )^2" office:value-type="float" office:value="0.000124134303106807" calcext:value-type="float">
            <text:p>0.0001241343</text:p>
          </table:table-cell>
          <table:table-cell table:formula="of:=(       (    (COS([.$B8])     -      SQRT([.BV$2]^2-SIN([.$B8])^2))    /     (COS([.$B8])    +     SQRT([.BV$2]^2-SIN([.$B8])^2))    )  ^2     -    [.$C8]  )^2" office:value-type="float" office:value="0.000122137614561269" calcext:value-type="float">
            <text:p>0.0001221376</text:p>
          </table:table-cell>
          <table:table-cell table:formula="of:=(       (    (COS([.$B8])     -      SQRT([.BW$2]^2-SIN([.$B8])^2))    /     (COS([.$B8])    +     SQRT([.BW$2]^2-SIN([.$B8])^2))    )  ^2     -    [.$C8]  )^2" office:value-type="float" office:value="0.000120157675476931" calcext:value-type="float">
            <text:p>0.0001201577</text:p>
          </table:table-cell>
          <table:table-cell table:formula="of:=(       (    (COS([.$B8])     -      SQRT([.BX$2]^2-SIN([.$B8])^2))    /     (COS([.$B8])    +     SQRT([.BX$2]^2-SIN([.$B8])^2))    )  ^2     -    [.$C8]  )^2" office:value-type="float" office:value="0.000118194471799762" calcext:value-type="float">
            <text:p>0.0001181945</text:p>
          </table:table-cell>
          <table:table-cell table:formula="of:=(       (    (COS([.$B8])     -      SQRT([.BY$2]^2-SIN([.$B8])^2))    /     (COS([.$B8])    +     SQRT([.BY$2]^2-SIN([.$B8])^2))    )  ^2     -    [.$C8]  )^2" office:value-type="float" office:value="0.00011624798948809" calcext:value-type="float">
            <text:p>0.000116248</text:p>
          </table:table-cell>
          <table:table-cell table:formula="of:=(       (    (COS([.$B8])     -      SQRT([.BZ$2]^2-SIN([.$B8])^2))    /     (COS([.$B8])    +     SQRT([.BZ$2]^2-SIN([.$B8])^2))    )  ^2     -    [.$C8]  )^2" office:value-type="float" office:value="0.000114318214512633" calcext:value-type="float">
            <text:p>0.0001143182</text:p>
          </table:table-cell>
          <table:table-cell table:formula="of:=(       (    (COS([.$B8])     -      SQRT([.CA$2]^2-SIN([.$B8])^2))    /     (COS([.$B8])    +     SQRT([.CA$2]^2-SIN([.$B8])^2))    )  ^2     -    [.$C8]  )^2" office:value-type="float" office:value="0.00011240513285646" calcext:value-type="float">
            <text:p>0.0001124051</text:p>
          </table:table-cell>
          <table:table-cell table:formula="of:=(       (    (COS([.$B8])     -      SQRT([.CB$2]^2-SIN([.$B8])^2))    /     (COS([.$B8])    +     SQRT([.CB$2]^2-SIN([.$B8])^2))    )  ^2     -    [.$C8]  )^2" office:value-type="float" office:value="0.000110508730514987" calcext:value-type="float">
            <text:p>0.0001105087</text:p>
          </table:table-cell>
          <table:table-cell table:formula="of:=(       (    (COS([.$B8])     -      SQRT([.CC$2]^2-SIN([.$B8])^2))    /     (COS([.$B8])    +     SQRT([.CC$2]^2-SIN([.$B8])^2))    )  ^2     -    [.$C8]  )^2" office:value-type="float" office:value="0.000108628993495967" calcext:value-type="float">
            <text:p>0.000108629</text:p>
          </table:table-cell>
          <table:table-cell table:formula="of:=(       (    (COS([.$B8])     -      SQRT([.CD$2]^2-SIN([.$B8])^2))    /     (COS([.$B8])    +     SQRT([.CD$2]^2-SIN([.$B8])^2))    )  ^2     -    [.$C8]  )^2" office:value-type="float" office:value="0.000106765907819473" calcext:value-type="float">
            <text:p>0.0001067659</text:p>
          </table:table-cell>
          <table:table-cell table:formula="of:=(       (    (COS([.$B8])     -      SQRT([.CE$2]^2-SIN([.$B8])^2))    /     (COS([.$B8])    +     SQRT([.CE$2]^2-SIN([.$B8])^2))    )  ^2     -    [.$C8]  )^2" office:value-type="float" office:value="0.000104919459517896" calcext:value-type="float">
            <text:p>0.0001049195</text:p>
          </table:table-cell>
          <table:table-cell table:formula="of:=(       (    (COS([.$B8])     -      SQRT([.CF$2]^2-SIN([.$B8])^2))    /     (COS([.$B8])    +     SQRT([.CF$2]^2-SIN([.$B8])^2))    )  ^2     -    [.$C8]  )^2" office:value-type="float" office:value="0.000103089634635914" calcext:value-type="float">
            <text:p>0.0001030896</text:p>
          </table:table-cell>
          <table:table-cell table:formula="of:=(       (    (COS([.$B8])     -      SQRT([.CG$2]^2-SIN([.$B8])^2))    /     (COS([.$B8])    +     SQRT([.CG$2]^2-SIN([.$B8])^2))    )  ^2     -    [.$C8]  )^2" office:value-type="float" office:value="0.000101276419230504" calcext:value-type="float">
            <text:p>0.0001012764</text:p>
          </table:table-cell>
          <table:table-cell table:formula="of:=(       (    (COS([.$B8])     -      SQRT([.CH$2]^2-SIN([.$B8])^2))    /     (COS([.$B8])    +     SQRT([.CH$2]^2-SIN([.$B8])^2))    )  ^2     -    [.$C8]  )^2" office:value-type="float" office:value="0.0000994797993709076" calcext:value-type="float">
            <text:p>9.94797993709076E-005</text:p>
          </table:table-cell>
          <table:table-cell table:formula="of:=(       (    (COS([.$B8])     -      SQRT([.CI$2]^2-SIN([.$B8])^2))    /     (COS([.$B8])    +     SQRT([.CI$2]^2-SIN([.$B8])^2))    )  ^2     -    [.$C8]  )^2" office:value-type="float" office:value="0.000097699761138634" calcext:value-type="float">
            <text:p>9.7699761138634E-005</text:p>
          </table:table-cell>
          <table:table-cell table:formula="of:=(       (    (COS([.$B8])     -      SQRT([.CJ$2]^2-SIN([.$B8])^2))    /     (COS([.$B8])    +     SQRT([.CJ$2]^2-SIN([.$B8])^2))    )  ^2     -    [.$C8]  )^2" office:value-type="float" office:value="0.0000959362906274417" calcext:value-type="float">
            <text:p>9.59362906274417E-005</text:p>
          </table:table-cell>
          <table:table-cell table:formula="of:=(       (    (COS([.$B8])     -      SQRT([.CK$2]^2-SIN([.$B8])^2))    /     (COS([.$B8])    +     SQRT([.CK$2]^2-SIN([.$B8])^2))    )  ^2     -    [.$C8]  )^2" office:value-type="float" office:value="0.0000941893739433327" calcext:value-type="float">
            <text:p>9.41893739433327E-005</text:p>
          </table:table-cell>
          <table:table-cell table:formula="of:=(       (    (COS([.$B8])     -      SQRT([.CL$2]^2-SIN([.$B8])^2))    /     (COS([.$B8])    +     SQRT([.CL$2]^2-SIN([.$B8])^2))    )  ^2     -    [.$C8]  )^2" office:value-type="float" office:value="0.0000924589972045252" calcext:value-type="float">
            <text:p>0.000092459</text:p>
          </table:table-cell>
          <table:table-cell table:formula="of:=(       (    (COS([.$B8])     -      SQRT([.CM$2]^2-SIN([.$B8])^2))    /     (COS([.$B8])    +     SQRT([.CM$2]^2-SIN([.$B8])^2))    )  ^2     -    [.$C8]  )^2" office:value-type="float" office:value="0.0000907451465414649" calcext:value-type="float">
            <text:p>9.07451465414649E-005</text:p>
          </table:table-cell>
          <table:table-cell table:formula="of:=(       (    (COS([.$B8])     -      SQRT([.CN$2]^2-SIN([.$B8])^2))    /     (COS([.$B8])    +     SQRT([.CN$2]^2-SIN([.$B8])^2))    )  ^2     -    [.$C8]  )^2" office:value-type="float" office:value="0.0000890478080967922" calcext:value-type="float">
            <text:p>8.90478080967922E-005</text:p>
          </table:table-cell>
          <table:table-cell table:formula="of:=(       (    (COS([.$B8])     -      SQRT([.CO$2]^2-SIN([.$B8])^2))    /     (COS([.$B8])    +     SQRT([.CO$2]^2-SIN([.$B8])^2))    )  ^2     -    [.$C8]  )^2" office:value-type="float" office:value="0.0000873669680253424" calcext:value-type="float">
            <text:p>0.000087367</text:p>
          </table:table-cell>
          <table:table-cell table:formula="of:=(       (    (COS([.$B8])     -      SQRT([.CP$2]^2-SIN([.$B8])^2))    /     (COS([.$B8])    +     SQRT([.CP$2]^2-SIN([.$B8])^2))    )  ^2     -    [.$C8]  )^2" office:value-type="float" office:value="0.0000857026124941245" calcext:value-type="float">
            <text:p>8.57026124941245E-005</text:p>
          </table:table-cell>
          <table:table-cell table:formula="of:=(       (    (COS([.$B8])     -      SQRT([.CQ$2]^2-SIN([.$B8])^2))    /     (COS([.$B8])    +     SQRT([.CQ$2]^2-SIN([.$B8])^2))    )  ^2     -    [.$C8]  )^2" office:value-type="float" office:value="0.0000840547276823206" calcext:value-type="float">
            <text:p>8.40547276823206E-005</text:p>
          </table:table-cell>
          <table:table-cell table:formula="of:=(       (    (COS([.$B8])     -      SQRT([.CR$2]^2-SIN([.$B8])^2))    /     (COS([.$B8])    +     SQRT([.CR$2]^2-SIN([.$B8])^2))    )  ^2     -    [.$C8]  )^2" office:value-type="float" office:value="0.0000824232997812679" calcext:value-type="float">
            <text:p>8.24232997812679E-005</text:p>
          </table:table-cell>
          <table:table-cell table:formula="of:=(       (    (COS([.$B8])     -      SQRT([.CS$2]^2-SIN([.$B8])^2))    /     (COS([.$B8])    +     SQRT([.CS$2]^2-SIN([.$B8])^2))    )  ^2     -    [.$C8]  )^2" office:value-type="float" office:value="0.0000808083149944419" calcext:value-type="float">
            <text:p>8.08083149944419E-005</text:p>
          </table:table-cell>
          <table:table-cell table:formula="of:=(       (    (COS([.$B8])     -      SQRT([.CT$2]^2-SIN([.$B8])^2))    /     (COS([.$B8])    +     SQRT([.CT$2]^2-SIN([.$B8])^2))    )  ^2     -    [.$C8]  )^2" office:value-type="float" office:value="0.0000792097595374557" calcext:value-type="float">
            <text:p>7.92097595374557E-005</text:p>
          </table:table-cell>
          <table:table-cell table:formula="of:=(       (    (COS([.$B8])     -      SQRT([.CU$2]^2-SIN([.$B8])^2))    /     (COS([.$B8])    +     SQRT([.CU$2]^2-SIN([.$B8])^2))    )  ^2     -    [.$C8]  )^2" office:value-type="float" office:value="0.0000776276196380372" calcext:value-type="float">
            <text:p>7.76276196380372E-005</text:p>
          </table:table-cell>
          <table:table-cell table:formula="of:=(       (    (COS([.$B8])     -      SQRT([.CV$2]^2-SIN([.$B8])^2))    /     (COS([.$B8])    +     SQRT([.CV$2]^2-SIN([.$B8])^2))    )  ^2     -    [.$C8]  )^2" office:value-type="float" office:value="0.0000760618815360252" calcext:value-type="float">
            <text:p>7.60618815360252E-005</text:p>
          </table:table-cell>
          <table:table-cell table:formula="of:=(       (    (COS([.$B8])     -      SQRT([.CW$2]^2-SIN([.$B8])^2))    /     (COS([.$B8])    +     SQRT([.CW$2]^2-SIN([.$B8])^2))    )  ^2     -    [.$C8]  )^2" office:value-type="float" office:value="0.0000745125314833557" calcext:value-type="float">
            <text:p>7.45125314833557E-005</text:p>
          </table:table-cell>
          <table:table-cell table:formula="of:=(       (    (COS([.$B8])     -      SQRT([.CX$2]^2-SIN([.$B8])^2))    /     (COS([.$B8])    +     SQRT([.CX$2]^2-SIN([.$B8])^2))    )  ^2     -    [.$C8]  )^2" office:value-type="float" office:value="0.0000729795557440426" calcext:value-type="float">
            <text:p>7.29795557440426E-005</text:p>
          </table:table-cell>
          <table:table-cell table:formula="of:=(       (    (COS([.$B8])     -      SQRT([.CY$2]^2-SIN([.$B8])^2))    /     (COS([.$B8])    +     SQRT([.CY$2]^2-SIN([.$B8])^2))    )  ^2     -    [.$C8]  )^2" office:value-type="float" office:value="0.0000714629405941828" calcext:value-type="float">
            <text:p>7.14629405941828E-005</text:p>
          </table:table-cell>
          <table:table-cell table:formula="of:=(       (    (COS([.$B8])     -      SQRT([.CZ$2]^2-SIN([.$B8])^2))    /     (COS([.$B8])    +     SQRT([.CZ$2]^2-SIN([.$B8])^2))    )  ^2     -    [.$C8]  )^2" office:value-type="float" office:value="0.000069962672321923" calcext:value-type="float">
            <text:p>6.9962672321923E-005</text:p>
          </table:table-cell>
          <table:table-cell table:formula="of:=(       (    (COS([.$B8])     -      SQRT([.DA$2]^2-SIN([.$B8])^2))    /     (COS([.$B8])    +     SQRT([.DA$2]^2-SIN([.$B8])^2))    )  ^2     -    [.$C8]  )^2" office:value-type="float" office:value="0.0000684787372274658" calcext:value-type="float">
            <text:p>6.84787372274658E-005</text:p>
          </table:table-cell>
          <table:table-cell table:formula="of:=(       (    (COS([.$B8])     -      SQRT([.DB$2]^2-SIN([.$B8])^2))    /     (COS([.$B8])    +     SQRT([.DB$2]^2-SIN([.$B8])^2))    )  ^2     -    [.$C8]  )^2" office:value-type="float" office:value="0.0000670111216230477" calcext:value-type="float">
            <text:p>6.70111216230477E-005</text:p>
          </table:table-cell>
          <table:table-cell table:formula="of:=(       (    (COS([.$B8])     -      SQRT([.DC$2]^2-SIN([.$B8])^2))    /     (COS([.$B8])    +     SQRT([.DC$2]^2-SIN([.$B8])^2))    )  ^2     -    [.$C8]  )^2" office:value-type="float" office:value="0.0000655598118329327" calcext:value-type="float">
            <text:p>6.55598118329327E-005</text:p>
          </table:table-cell>
          <table:table-cell table:formula="of:=(       (    (COS([.$B8])     -      SQRT([.DD$2]^2-SIN([.$B8])^2))    /     (COS([.$B8])    +     SQRT([.DD$2]^2-SIN([.$B8])^2))    )  ^2     -    [.$C8]  )^2" office:value-type="float" office:value="0.0000641247941933957" calcext:value-type="float">
            <text:p>6.41247941933957E-005</text:p>
          </table:table-cell>
          <table:table-cell table:formula="of:=(       (    (COS([.$B8])     -      SQRT([.DE$2]^2-SIN([.$B8])^2))    /     (COS([.$B8])    +     SQRT([.DE$2]^2-SIN([.$B8])^2))    )  ^2     -    [.$C8]  )^2" office:value-type="float" office:value="0.0000627060550527157" calcext:value-type="float">
            <text:p>6.27060550527157E-005</text:p>
          </table:table-cell>
          <table:table-cell table:formula="of:=(       (    (COS([.$B8])     -      SQRT([.DF$2]^2-SIN([.$B8])^2))    /     (COS([.$B8])    +     SQRT([.DF$2]^2-SIN([.$B8])^2))    )  ^2     -    [.$C8]  )^2" office:value-type="float" office:value="0.0000613035807711635" calcext:value-type="float">
            <text:p>6.13035807711635E-005</text:p>
          </table:table-cell>
          <table:table-cell table:formula="of:=(       (    (COS([.$B8])     -      SQRT([.DG$2]^2-SIN([.$B8])^2))    /     (COS([.$B8])    +     SQRT([.DG$2]^2-SIN([.$B8])^2))    )  ^2     -    [.$C8]  )^2" office:value-type="float" office:value="0.0000599173577209847" calcext:value-type="float">
            <text:p>5.99173577209847E-005</text:p>
          </table:table-cell>
          <table:table-cell table:formula="of:=(       (    (COS([.$B8])     -      SQRT([.DH$2]^2-SIN([.$B8])^2))    /     (COS([.$B8])    +     SQRT([.DH$2]^2-SIN([.$B8])^2))    )  ^2     -    [.$C8]  )^2" office:value-type="float" office:value="0.0000585473722863916" calcext:value-type="float">
            <text:p>5.85473722863916E-005</text:p>
          </table:table-cell>
          <table:table-cell table:formula="of:=(       (    (COS([.$B8])     -      SQRT([.DI$2]^2-SIN([.$B8])^2))    /     (COS([.$B8])    +     SQRT([.DI$2]^2-SIN([.$B8])^2))    )  ^2     -    [.$C8]  )^2" office:value-type="float" office:value="0.0000571936108635542" calcext:value-type="float">
            <text:p>5.71936108635542E-005</text:p>
          </table:table-cell>
          <table:table-cell table:formula="of:=(       (    (COS([.$B8])     -      SQRT([.DJ$2]^2-SIN([.$B8])^2))    /     (COS([.$B8])    +     SQRT([.DJ$2]^2-SIN([.$B8])^2))    )  ^2     -    [.$C8]  )^2" office:value-type="float" office:value="0.000055856059860585" calcext:value-type="float">
            <text:p>5.5856059860585E-005</text:p>
          </table:table-cell>
          <table:table-cell table:formula="of:=(       (    (COS([.$B8])     -      SQRT([.DK$2]^2-SIN([.$B8])^2))    /     (COS([.$B8])    +     SQRT([.DK$2]^2-SIN([.$B8])^2))    )  ^2     -    [.$C8]  )^2" office:value-type="float" office:value="0.0000545347056975292" calcext:value-type="float">
            <text:p>5.45347056975292E-005</text:p>
          </table:table-cell>
          <table:table-cell table:formula="of:=(       (    (COS([.$B8])     -      SQRT([.DL$2]^2-SIN([.$B8])^2))    /     (COS([.$B8])    +     SQRT([.DL$2]^2-SIN([.$B8])^2))    )  ^2     -    [.$C8]  )^2" office:value-type="float" office:value="0.0000532295348063482" calcext:value-type="float">
            <text:p>5.32295348063482E-005</text:p>
          </table:table-cell>
          <table:table-cell table:formula="of:=(       (    (COS([.$B8])     -      SQRT([.DM$2]^2-SIN([.$B8])^2))    /     (COS([.$B8])    +     SQRT([.DM$2]^2-SIN([.$B8])^2))    )  ^2     -    [.$C8]  )^2" office:value-type="float" office:value="0.000051940533630916" calcext:value-type="float">
            <text:p>5.1940533630916E-005</text:p>
          </table:table-cell>
          <table:table-cell table:formula="of:=(       (    (COS([.$B8])     -      SQRT([.DN$2]^2-SIN([.$B8])^2))    /     (COS([.$B8])    +     SQRT([.DN$2]^2-SIN([.$B8])^2))    )  ^2     -    [.$C8]  )^2" office:value-type="float" office:value="0.0000506676886270054" calcext:value-type="float">
            <text:p>5.06676886270054E-005</text:p>
          </table:table-cell>
          <table:table-cell table:formula="of:=(       (    (COS([.$B8])     -      SQRT([.DO$2]^2-SIN([.$B8])^2))    /     (COS([.$B8])    +     SQRT([.DO$2]^2-SIN([.$B8])^2))    )  ^2     -    [.$C8]  )^2" office:value-type="float" office:value="0.000049410986262265" calcext:value-type="float">
            <text:p>0.000049411</text:p>
          </table:table-cell>
          <table:table-cell table:formula="of:=(       (    (COS([.$B8])     -      SQRT([.DP$2]^2-SIN([.$B8])^2))    /     (COS([.$B8])    +     SQRT([.DP$2]^2-SIN([.$B8])^2))    )  ^2     -    [.$C8]  )^2" office:value-type="float" office:value="0.0000481704130162285" calcext:value-type="float">
            <text:p>4.81704130162285E-005</text:p>
          </table:table-cell>
          <table:table-cell table:formula="of:=(       (    (COS([.$B8])     -      SQRT([.DQ$2]^2-SIN([.$B8])^2))    /     (COS([.$B8])    +     SQRT([.DQ$2]^2-SIN([.$B8])^2))    )  ^2     -    [.$C8]  )^2" office:value-type="float" office:value="0.0000469459553802805" calcext:value-type="float">
            <text:p>0.000046946</text:p>
          </table:table-cell>
          <table:table-cell table:formula="of:=(       (    (COS([.$B8])     -      SQRT([.DR$2]^2-SIN([.$B8])^2))    /     (COS([.$B8])    +     SQRT([.DR$2]^2-SIN([.$B8])^2))    )  ^2     -    [.$C8]  )^2" office:value-type="float" office:value="0.0000457375998576677" calcext:value-type="float">
            <text:p>4.57375998576677E-005</text:p>
          </table:table-cell>
          <table:table-cell table:formula="of:=(       (    (COS([.$B8])     -      SQRT([.DS$2]^2-SIN([.$B8])^2))    /     (COS([.$B8])    +     SQRT([.DS$2]^2-SIN([.$B8])^2))    )  ^2     -    [.$C8]  )^2" office:value-type="float" office:value="0.0000445453329634657" calcext:value-type="float">
            <text:p>4.45453329634657E-005</text:p>
          </table:table-cell>
          <table:table-cell table:formula="of:=(       (    (COS([.$B8])     -      SQRT([.DT$2]^2-SIN([.$B8])^2))    /     (COS([.$B8])    +     SQRT([.DT$2]^2-SIN([.$B8])^2))    )  ^2     -    [.$C8]  )^2" office:value-type="float" office:value="0.0000433691412245824" calcext:value-type="float">
            <text:p>4.33691412245824E-005</text:p>
          </table:table-cell>
          <table:table-cell table:formula="of:=(       (    (COS([.$B8])     -      SQRT([.DU$2]^2-SIN([.$B8])^2))    /     (COS([.$B8])    +     SQRT([.DU$2]^2-SIN([.$B8])^2))    )  ^2     -    [.$C8]  )^2" office:value-type="float" office:value="0.0000422090111797393" calcext:value-type="float">
            <text:p>0.000042209</text:p>
          </table:table-cell>
          <table:table-cell table:formula="of:=(       (    (COS([.$B8])     -      SQRT([.DV$2]^2-SIN([.$B8])^2))    /     (COS([.$B8])    +     SQRT([.DV$2]^2-SIN([.$B8])^2))    )  ^2     -    [.$C8]  )^2" office:value-type="float" office:value="0.0000410649293794652" calcext:value-type="float">
            <text:p>4.10649293794652E-005</text:p>
          </table:table-cell>
          <table:table-cell table:formula="of:=(       (    (COS([.$B8])     -      SQRT([.DW$2]^2-SIN([.$B8])^2))    /     (COS([.$B8])    +     SQRT([.DW$2]^2-SIN([.$B8])^2))    )  ^2     -    [.$C8]  )^2" office:value-type="float" office:value="0.0000399368823860791" calcext:value-type="float">
            <text:p>3.99368823860791E-005</text:p>
          </table:table-cell>
          <table:table-cell table:formula="of:=(       (    (COS([.$B8])     -      SQRT([.DX$2]^2-SIN([.$B8])^2))    /     (COS([.$B8])    +     SQRT([.DX$2]^2-SIN([.$B8])^2))    )  ^2     -    [.$C8]  )^2" office:value-type="float" office:value="0.0000388248567736797" calcext:value-type="float">
            <text:p>3.88248567736797E-005</text:p>
          </table:table-cell>
          <table:table-cell table:formula="of:=(       (    (COS([.$B8])     -      SQRT([.DY$2]^2-SIN([.$B8])^2))    /     (COS([.$B8])    +     SQRT([.DY$2]^2-SIN([.$B8])^2))    )  ^2     -    [.$C8]  )^2" office:value-type="float" office:value="0.0000377288391281414" calcext:value-type="float">
            <text:p>3.77288391281414E-005</text:p>
          </table:table-cell>
          <table:table-cell table:formula="of:=(       (    (COS([.$B8])     -      SQRT([.DZ$2]^2-SIN([.$B8])^2))    /     (COS([.$B8])    +     SQRT([.DZ$2]^2-SIN([.$B8])^2))    )  ^2     -    [.$C8]  )^2" office:value-type="float" office:value="0.0000366488160470888" calcext:value-type="float">
            <text:p>3.66488160470888E-005</text:p>
          </table:table-cell>
          <table:table-cell table:formula="of:=(       (    (COS([.$B8])     -      SQRT([.EA$2]^2-SIN([.$B8])^2))    /     (COS([.$B8])    +     SQRT([.EA$2]^2-SIN([.$B8])^2))    )  ^2     -    [.$C8]  )^2" office:value-type="float" office:value="0.0000355847741398977" calcext:value-type="float">
            <text:p>3.55847741398977E-005</text:p>
          </table:table-cell>
          <table:table-cell table:formula="of:=(       (    (COS([.$B8])     -      SQRT([.EB$2]^2-SIN([.$B8])^2))    /     (COS([.$B8])    +     SQRT([.EB$2]^2-SIN([.$B8])^2))    )  ^2     -    [.$C8]  )^2" office:value-type="float" office:value="0.0000345367000276803" calcext:value-type="float">
            <text:p>3.45367000276803E-005</text:p>
          </table:table-cell>
          <table:table-cell table:formula="of:=(       (    (COS([.$B8])     -      SQRT([.EC$2]^2-SIN([.$B8])^2))    /     (COS([.$B8])    +     SQRT([.EC$2]^2-SIN([.$B8])^2))    )  ^2     -    [.$C8]  )^2" office:value-type="float" office:value="0.0000335045803432684" calcext:value-type="float">
            <text:p>3.35045803432684E-005</text:p>
          </table:table-cell>
          <table:table-cell table:formula="of:=(       (    (COS([.$B8])     -      SQRT([.ED$2]^2-SIN([.$B8])^2))    /     (COS([.$B8])    +     SQRT([.ED$2]^2-SIN([.$B8])^2))    )  ^2     -    [.$C8]  )^2" office:value-type="float" office:value="0.0000324884017312129" calcext:value-type="float">
            <text:p>3.24884017312129E-005</text:p>
          </table:table-cell>
          <table:table-cell table:formula="of:=(       (    (COS([.$B8])     -      SQRT([.EE$2]^2-SIN([.$B8])^2))    /     (COS([.$B8])    +     SQRT([.EE$2]^2-SIN([.$B8])^2))    )  ^2     -    [.$C8]  )^2" office:value-type="float" office:value="0.0000314881508477567" calcext:value-type="float">
            <text:p>3.14881508477567E-005</text:p>
          </table:table-cell>
          <table:table-cell table:formula="of:=(       (    (COS([.$B8])     -      SQRT([.EF$2]^2-SIN([.$B8])^2))    /     (COS([.$B8])    +     SQRT([.EF$2]^2-SIN([.$B8])^2))    )  ^2     -    [.$C8]  )^2" office:value-type="float" office:value="0.0000305038143608411" calcext:value-type="float">
            <text:p>3.05038143608411E-005</text:p>
          </table:table-cell>
          <table:table-cell table:formula="of:=(       (    (COS([.$B8])     -      SQRT([.EG$2]^2-SIN([.$B8])^2))    /     (COS([.$B8])    +     SQRT([.EG$2]^2-SIN([.$B8])^2))    )  ^2     -    [.$C8]  )^2" office:value-type="float" office:value="0.0000295353789500756" calcext:value-type="float">
            <text:p>2.95353789500756E-005</text:p>
          </table:table-cell>
          <table:table-cell table:formula="of:=(       (    (COS([.$B8])     -      SQRT([.EH$2]^2-SIN([.$B8])^2))    /     (COS([.$B8])    +     SQRT([.EH$2]^2-SIN([.$B8])^2))    )  ^2     -    [.$C8]  )^2" office:value-type="float" office:value="0.0000285828313067482" calcext:value-type="float">
            <text:p>2.85828313067482E-005</text:p>
          </table:table-cell>
          <table:table-cell table:formula="of:=(       (    (COS([.$B8])     -      SQRT([.EI$2]^2-SIN([.$B8])^2))    /     (COS([.$B8])    +     SQRT([.EI$2]^2-SIN([.$B8])^2))    )  ^2     -    [.$C8]  )^2" office:value-type="float" office:value="0.0000276461581337903" calcext:value-type="float">
            <text:p>2.76461581337903E-005</text:p>
          </table:table-cell>
          <table:table-cell table:formula="of:=(       (    (COS([.$B8])     -      SQRT([.EJ$2]^2-SIN([.$B8])^2))    /     (COS([.$B8])    +     SQRT([.EJ$2]^2-SIN([.$B8])^2))    )  ^2     -    [.$C8]  )^2" office:value-type="float" office:value="0.0000267253461457879" calcext:value-type="float">
            <text:p>2.67253461457879E-005</text:p>
          </table:table-cell>
          <table:table-cell table:formula="of:=(       (    (COS([.$B8])     -      SQRT([.EK$2]^2-SIN([.$B8])^2))    /     (COS([.$B8])    +     SQRT([.EK$2]^2-SIN([.$B8])^2))    )  ^2     -    [.$C8]  )^2" office:value-type="float" office:value="0.0000258203820689512" calcext:value-type="float">
            <text:p>2.58203820689512E-005</text:p>
          </table:table-cell>
          <table:table-cell table:formula="of:=(       (    (COS([.$B8])     -      SQRT([.EL$2]^2-SIN([.$B8])^2))    /     (COS([.$B8])    +     SQRT([.EL$2]^2-SIN([.$B8])^2))    )  ^2     -    [.$C8]  )^2" office:value-type="float" office:value="0.000024931252641117" calcext:value-type="float">
            <text:p>2.4931252641117E-005</text:p>
          </table:table-cell>
          <table:table-cell table:formula="of:=(       (    (COS([.$B8])     -      SQRT([.EM$2]^2-SIN([.$B8])^2))    /     (COS([.$B8])    +     SQRT([.EM$2]^2-SIN([.$B8])^2))    )  ^2     -    [.$C8]  )^2" office:value-type="float" office:value="0.0000240579446117279" calcext:value-type="float">
            <text:p>2.40579446117279E-005</text:p>
          </table:table-cell>
          <table:table-cell table:formula="of:=(       (    (COS([.$B8])     -      SQRT([.EN$2]^2-SIN([.$B8])^2))    /     (COS([.$B8])    +     SQRT([.EN$2]^2-SIN([.$B8])^2))    )  ^2     -    [.$C8]  )^2" office:value-type="float" office:value="0.0000232004447418283" calcext:value-type="float">
            <text:p>2.32004447418283E-005</text:p>
          </table:table-cell>
          <table:table-cell table:formula="of:=(       (    (COS([.$B8])     -      SQRT([.EO$2]^2-SIN([.$B8])^2))    /     (COS([.$B8])    +     SQRT([.EO$2]^2-SIN([.$B8])^2))    )  ^2     -    [.$C8]  )^2" office:value-type="float" office:value="0.0000223587398040491" calcext:value-type="float">
            <text:p>2.23587398040491E-005</text:p>
          </table:table-cell>
          <table:table-cell table:formula="of:=(       (    (COS([.$B8])     -      SQRT([.EP$2]^2-SIN([.$B8])^2))    /     (COS([.$B8])    +     SQRT([.EP$2]^2-SIN([.$B8])^2))    )  ^2     -    [.$C8]  )^2" office:value-type="float" office:value="0.0000215328165825954" calcext:value-type="float">
            <text:p>2.15328165825954E-005</text:p>
          </table:table-cell>
          <table:table-cell table:formula="of:=(       (    (COS([.$B8])     -      SQRT([.EQ$2]^2-SIN([.$B8])^2))    /     (COS([.$B8])    +     SQRT([.EQ$2]^2-SIN([.$B8])^2))    )  ^2     -    [.$C8]  )^2" office:value-type="float" office:value="0.0000207226618732392" calcext:value-type="float">
            <text:p>2.07226618732392E-005</text:p>
          </table:table-cell>
          <table:table-cell table:formula="of:=(       (    (COS([.$B8])     -      SQRT([.ER$2]^2-SIN([.$B8])^2))    /     (COS([.$B8])    +     SQRT([.ER$2]^2-SIN([.$B8])^2))    )  ^2     -    [.$C8]  )^2" office:value-type="float" office:value="0.0000199282624833036" calcext:value-type="float">
            <text:p>1.99282624833036E-005</text:p>
          </table:table-cell>
          <table:table-cell table:formula="of:=(       (    (COS([.$B8])     -      SQRT([.ES$2]^2-SIN([.$B8])^2))    /     (COS([.$B8])    +     SQRT([.ES$2]^2-SIN([.$B8])^2))    )  ^2     -    [.$C8]  )^2" office:value-type="float" office:value="0.0000191496052316568" calcext:value-type="float">
            <text:p>1.91496052316568E-005</text:p>
          </table:table-cell>
          <table:table-cell table:formula="of:=(       (    (COS([.$B8])     -      SQRT([.ET$2]^2-SIN([.$B8])^2))    /     (COS([.$B8])    +     SQRT([.ET$2]^2-SIN([.$B8])^2))    )  ^2     -    [.$C8]  )^2" office:value-type="float" office:value="0.0000183866769486937" calcext:value-type="float">
            <text:p>1.83866769486937E-005</text:p>
          </table:table-cell>
          <table:table-cell table:formula="of:=(       (    (COS([.$B8])     -      SQRT([.EU$2]^2-SIN([.$B8])^2))    /     (COS([.$B8])    +     SQRT([.EU$2]^2-SIN([.$B8])^2))    )  ^2     -    [.$C8]  )^2" office:value-type="float" office:value="0.0000176394644763306" calcext:value-type="float">
            <text:p>1.76394644763306E-005</text:p>
          </table:table-cell>
          <table:table-cell table:formula="of:=(       (    (COS([.$B8])     -      SQRT([.EV$2]^2-SIN([.$B8])^2))    /     (COS([.$B8])    +     SQRT([.EV$2]^2-SIN([.$B8])^2))    )  ^2     -    [.$C8]  )^2" office:value-type="float" office:value="0.0000169079546679956" calcext:value-type="float">
            <text:p>0.000016908</text:p>
          </table:table-cell>
          <table:table-cell table:formula="of:=(       (    (COS([.$B8])     -      SQRT([.EW$2]^2-SIN([.$B8])^2))    /     (COS([.$B8])    +     SQRT([.EW$2]^2-SIN([.$B8])^2))    )  ^2     -    [.$C8]  )^2" office:value-type="float" office:value="0.0000161921343886077" calcext:value-type="float">
            <text:p>1.61921343886077E-005</text:p>
          </table:table-cell>
          <table:table-cell table:formula="of:=(       (    (COS([.$B8])     -      SQRT([.EX$2]^2-SIN([.$B8])^2))    /     (COS([.$B8])    +     SQRT([.EX$2]^2-SIN([.$B8])^2))    )  ^2     -    [.$C8]  )^2" office:value-type="float" office:value="0.0000154919905145759" calcext:value-type="float">
            <text:p>0.000015492</text:p>
          </table:table-cell>
          <table:table-cell table:formula="of:=(       (    (COS([.$B8])     -      SQRT([.EY$2]^2-SIN([.$B8])^2))    /     (COS([.$B8])    +     SQRT([.EY$2]^2-SIN([.$B8])^2))    )  ^2     -    [.$C8]  )^2" office:value-type="float" office:value="0.0000148075099337832" calcext:value-type="float">
            <text:p>1.48075099337832E-005</text:p>
          </table:table-cell>
          <table:table-cell table:formula="of:=(       (    (COS([.$B8])     -      SQRT([.EZ$2]^2-SIN([.$B8])^2))    /     (COS([.$B8])    +     SQRT([.EZ$2]^2-SIN([.$B8])^2))    )  ^2     -    [.$C8]  )^2" office:value-type="float" office:value="0.0000141386795455748" calcext:value-type="float">
            <text:p>1.41386795455748E-005</text:p>
          </table:table-cell>
          <table:table-cell table:formula="of:=(       (    (COS([.$B8])     -      SQRT([.FA$2]^2-SIN([.$B8])^2))    /     (COS([.$B8])    +     SQRT([.FA$2]^2-SIN([.$B8])^2))    )  ^2     -    [.$C8]  )^2" office:value-type="float" office:value="0.0000134854862607507" calcext:value-type="float">
            <text:p>1.34854862607507E-005</text:p>
          </table:table-cell>
          <table:table-cell table:formula="of:=(       (    (COS([.$B8])     -      SQRT([.FB$2]^2-SIN([.$B8])^2))    /     (COS([.$B8])    +     SQRT([.FB$2]^2-SIN([.$B8])^2))    )  ^2     -    [.$C8]  )^2" office:value-type="float" office:value="0.0000128479170015475" calcext:value-type="float">
            <text:p>1.28479170015475E-005</text:p>
          </table:table-cell>
          <table:table-cell table:formula="of:=(       (    (COS([.$B8])     -      SQRT([.FC$2]^2-SIN([.$B8])^2))    /     (COS([.$B8])    +     SQRT([.FC$2]^2-SIN([.$B8])^2))    )  ^2     -    [.$C8]  )^2" office:value-type="float" office:value="0.0000122259587016366" calcext:value-type="float">
            <text:p>0.000012226</text:p>
          </table:table-cell>
          <table:table-cell table:formula="of:=(       (    (COS([.$B8])     -      SQRT([.FD$2]^2-SIN([.$B8])^2))    /     (COS([.$B8])    +     SQRT([.FD$2]^2-SIN([.$B8])^2))    )  ^2     -    [.$C8]  )^2" office:value-type="float" office:value="0.000011619598306106" calcext:value-type="float">
            <text:p>1.1619598306106E-005</text:p>
          </table:table-cell>
          <table:table-cell table:formula="of:=(       (    (COS([.$B8])     -      SQRT([.FE$2]^2-SIN([.$B8])^2))    /     (COS([.$B8])    +     SQRT([.FE$2]^2-SIN([.$B8])^2))    )  ^2     -    [.$C8]  )^2" office:value-type="float" office:value="0.00001102882277145" calcext:value-type="float">
            <text:p>1.102882277145E-005</text:p>
          </table:table-cell>
          <table:table-cell table:formula="of:=(       (    (COS([.$B8])     -      SQRT([.FF$2]^2-SIN([.$B8])^2))    /     (COS([.$B8])    +     SQRT([.FF$2]^2-SIN([.$B8])^2))    )  ^2     -    [.$C8]  )^2" office:value-type="float" office:value="0.0000104536190655631" calcext:value-type="float">
            <text:p>1.04536190655631E-005</text:p>
          </table:table-cell>
          <table:table-cell table:formula="of:=(       (    (COS([.$B8])     -      SQRT([.FG$2]^2-SIN([.$B8])^2))    /     (COS([.$B8])    +     SQRT([.FG$2]^2-SIN([.$B8])^2))    )  ^2     -    [.$C8]  )^2" office:value-type="float" office:value="0.00000989397416772197" calcext:value-type="float">
            <text:p>0.000009894</text:p>
          </table:table-cell>
          <table:table-cell table:formula="of:=(       (    (COS([.$B8])     -      SQRT([.FH$2]^2-SIN([.$B8])^2))    /     (COS([.$B8])    +     SQRT([.FH$2]^2-SIN([.$B8])^2))    )  ^2     -    [.$C8]  )^2" office:value-type="float" office:value="0.0000093498750685786" calcext:value-type="float">
            <text:p>9.3498750685786E-006</text:p>
          </table:table-cell>
          <table:table-cell table:formula="of:=(       (    (COS([.$B8])     -      SQRT([.FI$2]^2-SIN([.$B8])^2))    /     (COS([.$B8])    +     SQRT([.FI$2]^2-SIN([.$B8])^2))    )  ^2     -    [.$C8]  )^2" office:value-type="float" office:value="0.00000882130877014891" calcext:value-type="float">
            <text:p>8.82130877014891E-006</text:p>
          </table:table-cell>
          <table:table-cell table:formula="of:=(       (    (COS([.$B8])     -      SQRT([.FJ$2]^2-SIN([.$B8])^2))    /     (COS([.$B8])    +     SQRT([.FJ$2]^2-SIN([.$B8])^2))    )  ^2     -    [.$C8]  )^2" office:value-type="float" office:value="0.00000830826228580042" calcext:value-type="float">
            <text:p>8.30826228580042E-006</text:p>
          </table:table-cell>
          <table:table-cell table:formula="of:=(       (    (COS([.$B8])     -      SQRT([.FK$2]^2-SIN([.$B8])^2))    /     (COS([.$B8])    +     SQRT([.FK$2]^2-SIN([.$B8])^2))    )  ^2     -    [.$C8]  )^2" office:value-type="float" office:value="0.00000781072264024068" calcext:value-type="float">
            <text:p>7.81072264024068E-006</text:p>
          </table:table-cell>
          <table:table-cell table:formula="of:=(       (    (COS([.$B8])     -      SQRT([.FL$2]^2-SIN([.$B8])^2))    /     (COS([.$B8])    +     SQRT([.FL$2]^2-SIN([.$B8])^2))    )  ^2     -    [.$C8]  )^2" office:value-type="float" office:value="0.00000732867686950944" calcext:value-type="float">
            <text:p>7.32867686950944E-006</text:p>
          </table:table-cell>
          <table:table-cell table:formula="of:=(       (    (COS([.$B8])     -      SQRT([.FM$2]^2-SIN([.$B8])^2))    /     (COS([.$B8])    +     SQRT([.FM$2]^2-SIN([.$B8])^2))    )  ^2     -    [.$C8]  )^2" office:value-type="float" office:value="0.00000686211202096317" calcext:value-type="float">
            <text:p>6.86211202096317E-006</text:p>
          </table:table-cell>
          <table:table-cell table:formula="of:=(       (    (COS([.$B8])     -      SQRT([.FN$2]^2-SIN([.$B8])^2))    /     (COS([.$B8])    +     SQRT([.FN$2]^2-SIN([.$B8])^2))    )  ^2     -    [.$C8]  )^2" office:value-type="float" office:value="0.00000641101515326893" calcext:value-type="float">
            <text:p>0.000006411</text:p>
          </table:table-cell>
          <table:table-cell table:formula="of:=(       (    (COS([.$B8])     -      SQRT([.FO$2]^2-SIN([.$B8])^2))    /     (COS([.$B8])    +     SQRT([.FO$2]^2-SIN([.$B8])^2))    )  ^2     -    [.$C8]  )^2" office:value-type="float" office:value="0.00000597537333638775" calcext:value-type="float">
            <text:p>5.97537333638775E-006</text:p>
          </table:table-cell>
          <table:table-cell table:formula="of:=(       (    (COS([.$B8])     -      SQRT([.FP$2]^2-SIN([.$B8])^2))    /     (COS([.$B8])    +     SQRT([.FP$2]^2-SIN([.$B8])^2))    )  ^2     -    [.$C8]  )^2" office:value-type="float" office:value="0.00000555517365156911" calcext:value-type="float">
            <text:p>5.55517365156911E-006</text:p>
          </table:table-cell>
          <table:table-cell table:formula="of:=(       (    (COS([.$B8])     -      SQRT([.FQ$2]^2-SIN([.$B8])^2))    /     (COS([.$B8])    +     SQRT([.FQ$2]^2-SIN([.$B8])^2))    )  ^2     -    [.$C8]  )^2" office:value-type="float" office:value="0.00000515040319133471" calcext:value-type="float">
            <text:p>5.15040319133471E-006</text:p>
          </table:table-cell>
          <table:table-cell table:formula="of:=(       (    (COS([.$B8])     -      SQRT([.FR$2]^2-SIN([.$B8])^2))    /     (COS([.$B8])    +     SQRT([.FR$2]^2-SIN([.$B8])^2))    )  ^2     -    [.$C8]  )^2" office:value-type="float" office:value="0.00000476104905947261" calcext:value-type="float">
            <text:p>0.000004761</text:p>
          </table:table-cell>
          <table:table-cell table:formula="of:=(       (    (COS([.$B8])     -      SQRT([.FS$2]^2-SIN([.$B8])^2))    /     (COS([.$B8])    +     SQRT([.FS$2]^2-SIN([.$B8])^2))    )  ^2     -    [.$C8]  )^2" office:value-type="float" office:value="0.00000438709837102298" calcext:value-type="float">
            <text:p>4.38709837102298E-006</text:p>
          </table:table-cell>
          <table:table-cell table:formula="of:=(       (    (COS([.$B8])     -      SQRT([.FT$2]^2-SIN([.$B8])^2))    /     (COS([.$B8])    +     SQRT([.FT$2]^2-SIN([.$B8])^2))    )  ^2     -    [.$C8]  )^2" office:value-type="float" office:value="0.00000402853825226732" calcext:value-type="float">
            <text:p>4.02853825226732E-006</text:p>
          </table:table-cell>
          <table:table-cell table:formula="of:=(       (    (COS([.$B8])     -      SQRT([.FU$2]^2-SIN([.$B8])^2))    /     (COS([.$B8])    +     SQRT([.FU$2]^2-SIN([.$B8])^2))    )  ^2     -    [.$C8]  )^2" office:value-type="float" office:value="0.00000368535584071894" calcext:value-type="float">
            <text:p>3.68535584071894E-006</text:p>
          </table:table-cell>
          <table:table-cell table:formula="of:=(       (    (COS([.$B8])     -      SQRT([.FV$2]^2-SIN([.$B8])^2))    /     (COS([.$B8])    +     SQRT([.FV$2]^2-SIN([.$B8])^2))    )  ^2     -    [.$C8]  )^2" office:value-type="float" office:value="0.00000335753828511017" calcext:value-type="float">
            <text:p>3.35753828511017E-006</text:p>
          </table:table-cell>
          <table:table-cell table:formula="of:=(       (    (COS([.$B8])     -      SQRT([.FW$2]^2-SIN([.$B8])^2))    /     (COS([.$B8])    +     SQRT([.FW$2]^2-SIN([.$B8])^2))    )  ^2     -    [.$C8]  )^2" office:value-type="float" office:value="0.00000304507274538384" calcext:value-type="float">
            <text:p>3.04507274538384E-006</text:p>
          </table:table-cell>
          <table:table-cell table:formula="of:=(       (    (COS([.$B8])     -      SQRT([.FX$2]^2-SIN([.$B8])^2))    /     (COS([.$B8])    +     SQRT([.FX$2]^2-SIN([.$B8])^2))    )  ^2     -    [.$C8]  )^2" office:value-type="float" office:value="0.00000274794639268022" calcext:value-type="float">
            <text:p>2.74794639268022E-006</text:p>
          </table:table-cell>
          <table:table-cell table:formula="of:=(       (    (COS([.$B8])     -      SQRT([.FY$2]^2-SIN([.$B8])^2))    /     (COS([.$B8])    +     SQRT([.FY$2]^2-SIN([.$B8])^2))    )  ^2     -    [.$C8]  )^2" office:value-type="float" office:value="0.00000246614640932641" calcext:value-type="float">
            <text:p>2.46614640932641E-006</text:p>
          </table:table-cell>
          <table:table-cell table:formula="of:=(       (    (COS([.$B8])     -      SQRT([.FZ$2]^2-SIN([.$B8])^2))    /     (COS([.$B8])    +     SQRT([.FZ$2]^2-SIN([.$B8])^2))    )  ^2     -    [.$C8]  )^2" office:value-type="float" office:value="0.0000021996599888266" calcext:value-type="float">
            <text:p>2.1996599888266E-006</text:p>
          </table:table-cell>
          <table:table-cell table:formula="of:=(       (    (COS([.$B8])     -      SQRT([.GA$2]^2-SIN([.$B8])^2))    /     (COS([.$B8])    +     SQRT([.GA$2]^2-SIN([.$B8])^2))    )  ^2     -    [.$C8]  )^2" office:value-type="float" office:value="0.00000194847433585003" calcext:value-type="float">
            <text:p>1.94847433585003E-006</text:p>
          </table:table-cell>
          <table:table-cell table:formula="of:=(       (    (COS([.$B8])     -      SQRT([.GB$2]^2-SIN([.$B8])^2))    /     (COS([.$B8])    +     SQRT([.GB$2]^2-SIN([.$B8])^2))    )  ^2     -    [.$C8]  )^2" office:value-type="float" office:value="0.00000171257666622085" calcext:value-type="float">
            <text:p>1.71257666622085E-006</text:p>
          </table:table-cell>
          <table:table-cell table:formula="of:=(       (    (COS([.$B8])     -      SQRT([.GC$2]^2-SIN([.$B8])^2))    /     (COS([.$B8])    +     SQRT([.GC$2]^2-SIN([.$B8])^2))    )  ^2     -    [.$C8]  )^2" office:value-type="float" office:value="0.00000149195420690661" calcext:value-type="float">
            <text:p>0.000001492</text:p>
          </table:table-cell>
          <table:table-cell table:formula="of:=(       (    (COS([.$B8])     -      SQRT([.GD$2]^2-SIN([.$B8])^2))    /     (COS([.$B8])    +     SQRT([.GD$2]^2-SIN([.$B8])^2))    )  ^2     -    [.$C8]  )^2" office:value-type="float" office:value="0.00000128659419600801" calcext:value-type="float">
            <text:p>1.28659419600801E-006</text:p>
          </table:table-cell>
          <table:table-cell table:formula="of:=(       (    (COS([.$B8])     -      SQRT([.GE$2]^2-SIN([.$B8])^2))    /     (COS([.$B8])    +     SQRT([.GE$2]^2-SIN([.$B8])^2))    )  ^2     -    [.$C8]  )^2" office:value-type="float" office:value="0.00000109648388274749" calcext:value-type="float">
            <text:p>1.09648388274749E-006</text:p>
          </table:table-cell>
          <table:table-cell table:formula="of:=(       (    (COS([.$B8])     -      SQRT([.GF$2]^2-SIN([.$B8])^2))    /     (COS([.$B8])    +     SQRT([.GF$2]^2-SIN([.$B8])^2))    )  ^2     -    [.$C8]  )^2" office:value-type="float" office:value="0.000000921610527459157" calcext:value-type="float">
            <text:p>9.21610527459157E-007</text:p>
          </table:table-cell>
          <table:table-cell table:formula="of:=(       (    (COS([.$B8])     -      SQRT([.GG$2]^2-SIN([.$B8])^2))    /     (COS([.$B8])    +     SQRT([.GG$2]^2-SIN([.$B8])^2))    )  ^2     -    [.$C8]  )^2" office:value-type="float" office:value="0.000000761961401576499" calcext:value-type="float">
            <text:p>0.000000762</text:p>
          </table:table-cell>
          <table:table-cell table:formula="of:=(       (    (COS([.$B8])     -      SQRT([.GH$2]^2-SIN([.$B8])^2))    /     (COS([.$B8])    +     SQRT([.GH$2]^2-SIN([.$B8])^2))    )  ^2     -    [.$C8]  )^2" office:value-type="float" office:value="0.000000617523787623727" calcext:value-type="float">
            <text:p>6.17523787623727E-007</text:p>
          </table:table-cell>
          <table:table-cell table:formula="of:=(       (    (COS([.$B8])     -      SQRT([.GI$2]^2-SIN([.$B8])^2))    /     (COS([.$B8])    +     SQRT([.GI$2]^2-SIN([.$B8])^2))    )  ^2     -    [.$C8]  )^2" office:value-type="float" office:value="0.000000488284979202979" calcext:value-type="float">
            <text:p>4.88284979202979E-007</text:p>
          </table:table-cell>
          <table:table-cell table:formula="of:=(       (    (COS([.$B8])     -      SQRT([.GJ$2]^2-SIN([.$B8])^2))    /     (COS([.$B8])    +     SQRT([.GJ$2]^2-SIN([.$B8])^2))    )  ^2     -    [.$C8]  )^2" office:value-type="float" office:value="0.000000374232280984163" calcext:value-type="float">
            <text:p>3.74232280984163E-007</text:p>
          </table:table-cell>
          <table:table-cell table:formula="of:=(       (    (COS([.$B8])     -      SQRT([.GK$2]^2-SIN([.$B8])^2))    /     (COS([.$B8])    +     SQRT([.GK$2]^2-SIN([.$B8])^2))    )  ^2     -    [.$C8]  )^2" office:value-type="float" office:value="0.000000275353008695519" calcext:value-type="float">
            <text:p>2.75353008695519E-007</text:p>
          </table:table-cell>
          <table:table-cell table:formula="of:=(       (    (COS([.$B8])     -      SQRT([.GL$2]^2-SIN([.$B8])^2))    /     (COS([.$B8])    +     SQRT([.GL$2]^2-SIN([.$B8])^2))    )  ^2     -    [.$C8]  )^2" office:value-type="float" office:value="0.00000019163448911031" calcext:value-type="float">
            <text:p>1.9163448911031E-007</text:p>
          </table:table-cell>
          <table:table-cell table:formula="of:=(       (    (COS([.$B8])     -      SQRT([.GM$2]^2-SIN([.$B8])^2))    /     (COS([.$B8])    +     SQRT([.GM$2]^2-SIN([.$B8])^2))    )  ^2     -    [.$C8]  )^2" office:value-type="float" office:value="0.000000123064060038243" calcext:value-type="float">
            <text:p>1.23064060038243E-007</text:p>
          </table:table-cell>
          <table:table-cell table:formula="of:=(       (    (COS([.$B8])     -      SQRT([.GN$2]^2-SIN([.$B8])^2))    /     (COS([.$B8])    +     SQRT([.GN$2]^2-SIN([.$B8])^2))    )  ^2     -    [.$C8]  )^2" office:value-type="float" office:value="0.0000000696290703135919" calcext:value-type="float">
            <text:p>6.96290703135919E-008</text:p>
          </table:table-cell>
          <table:table-cell table:formula="of:=(       (    (COS([.$B8])     -      SQRT([.GO$2]^2-SIN([.$B8])^2))    /     (COS([.$B8])    +     SQRT([.GO$2]^2-SIN([.$B8])^2))    )  ^2     -    [.$C8]  )^2" office:value-type="float" office:value="0.0000000313168797848096" calcext:value-type="float">
            <text:p>3.13168797848096E-008</text:p>
          </table:table-cell>
          <table:table-cell table:formula="of:=(       (    (COS([.$B8])     -      SQRT([.GP$2]^2-SIN([.$B8])^2))    /     (COS([.$B8])    +     SQRT([.GP$2]^2-SIN([.$B8])^2))    )  ^2     -    [.$C8]  )^2" office:value-type="float" office:value="0.00000000811485930385741" calcext:value-type="float">
            <text:p>8.11485930385741E-009</text:p>
          </table:table-cell>
          <table:table-cell table:formula="of:=(       (    (COS([.$B8])     -      SQRT([.GQ$2]^2-SIN([.$B8])^2))    /     (COS([.$B8])    +     SQRT([.GQ$2]^2-SIN([.$B8])^2))    )  ^2     -    [.$C8]  )^2" office:value-type="float" office:value="0.0000000000103907152997042" calcext:value-type="float">
            <text:p>1.03907152997042E-011</text:p>
          </table:table-cell>
          <table:table-cell table:formula="of:=(       (    (COS([.$B8])     -      SQRT([.GR$2]^2-SIN([.$B8])^2))    /     (COS([.$B8])    +     SQRT([.GR$2]^2-SIN([.$B8])^2))    )  ^2     -    [.$C8]  )^2" office:value-type="float" office:value="0.00000000699086684568127" calcext:value-type="float">
            <text:p>0.000000007</text:p>
          </table:table-cell>
          <table:table-cell table:formula="of:=(       (    (COS([.$B8])     -      SQRT([.GS$2]^2-SIN([.$B8])^2))    /     (COS([.$B8])    +     SQRT([.GS$2]^2-SIN([.$B8])^2))    )  ^2     -    [.$C8]  )^2" office:value-type="float" office:value="0.000000029043691492871" calcext:value-type="float">
            <text:p>0.000000029</text:p>
          </table:table-cell>
          <table:table-cell table:formula="of:=(       (    (COS([.$B8])     -      SQRT([.GT$2]^2-SIN([.$B8])^2))    /     (COS([.$B8])    +     SQRT([.GT$2]^2-SIN([.$B8])^2))    )  ^2     -    [.$C8]  )^2" office:value-type="float" office:value="0.0000000661562794153565" calcext:value-type="float">
            <text:p>6.61562794153565E-008</text:p>
          </table:table-cell>
          <table:table-cell table:formula="of:=(       (    (COS([.$B8])     -      SQRT([.GU$2]^2-SIN([.$B8])^2))    /     (COS([.$B8])    +     SQRT([.GU$2]^2-SIN([.$B8])^2))    )  ^2     -    [.$C8]  )^2" office:value-type="float" office:value="0.000000118316056321506" calcext:value-type="float">
            <text:p>1.18316056321506E-007</text:p>
          </table:table-cell>
          <table:table-cell table:formula="of:=(       (    (COS([.$B8])     -      SQRT([.GV$2]^2-SIN([.$B8])^2))    /     (COS([.$B8])    +     SQRT([.GV$2]^2-SIN([.$B8])^2))    )  ^2     -    [.$C8]  )^2" office:value-type="float" office:value="0.000000185510458859037" calcext:value-type="float">
            <text:p>1.85510458859037E-007</text:p>
          </table:table-cell>
          <table:table-cell table:formula="of:=(       (    (COS([.$B8])     -      SQRT([.GW$2]^2-SIN([.$B8])^2))    /     (COS([.$B8])    +     SQRT([.GW$2]^2-SIN([.$B8])^2))    )  ^2     -    [.$C8]  )^2" office:value-type="float" office:value="0.000000267726934604266" calcext:value-type="float">
            <text:p>2.67726934604266E-007</text:p>
          </table:table-cell>
          <table:table-cell table:formula="of:=(       (    (COS([.$B8])     -      SQRT([.GX$2]^2-SIN([.$B8])^2))    /     (COS([.$B8])    +     SQRT([.GX$2]^2-SIN([.$B8])^2))    )  ^2     -    [.$C8]  )^2" office:value-type="float" office:value="0.000000364952942051398" calcext:value-type="float">
            <text:p>0.000000365</text:p>
          </table:table-cell>
          <table:table-cell table:formula="of:=(       (    (COS([.$B8])     -      SQRT([.GY$2]^2-SIN([.$B8])^2))    /     (COS([.$B8])    +     SQRT([.GY$2]^2-SIN([.$B8])^2))    )  ^2     -    [.$C8]  )^2" office:value-type="float" office:value="0.000000477175950602289" calcext:value-type="float">
            <text:p>4.77175950602289E-007</text:p>
          </table:table-cell>
          <table:table-cell table:formula="of:=(       (    (COS([.$B8])     -      SQRT([.GZ$2]^2-SIN([.$B8])^2))    /     (COS([.$B8])    +     SQRT([.GZ$2]^2-SIN([.$B8])^2))    )  ^2     -    [.$C8]  )^2" office:value-type="float" office:value="0.000000604383440554829" calcext:value-type="float">
            <text:p>6.04383440554829E-007</text:p>
          </table:table-cell>
          <table:table-cell table:formula="of:=(       (    (COS([.$B8])     -      SQRT([.HA$2]^2-SIN([.$B8])^2))    /     (COS([.$B8])    +     SQRT([.HA$2]^2-SIN([.$B8])^2))    )  ^2     -    [.$C8]  )^2" office:value-type="float" office:value="0.000000746562903094078" calcext:value-type="float">
            <text:p>7.46562903094078E-007</text:p>
          </table:table-cell>
          <table:table-cell table:formula="of:=(       (    (COS([.$B8])     -      SQRT([.HB$2]^2-SIN([.$B8])^2))    /     (COS([.$B8])    +     SQRT([.HB$2]^2-SIN([.$B8])^2))    )  ^2     -    [.$C8]  )^2" office:value-type="float" office:value="0.000000903701840279879" calcext:value-type="float">
            <text:p>9.03701840279879E-007</text:p>
          </table:table-cell>
          <table:table-cell table:formula="of:=(       (    (COS([.$B8])     -      SQRT([.HC$2]^2-SIN([.$B8])^2))    /     (COS([.$B8])    +     SQRT([.HC$2]^2-SIN([.$B8])^2))    )  ^2     -    [.$C8]  )^2" office:value-type="float" office:value="0.00000107578776503695" calcext:value-type="float">
            <text:p>1.07578776503695E-006</text:p>
          </table:table-cell>
          <table:table-cell table:formula="of:=(       (    (COS([.$B8])     -      SQRT([.HD$2]^2-SIN([.$B8])^2))    /     (COS([.$B8])    +     SQRT([.HD$2]^2-SIN([.$B8])^2))    )  ^2     -    [.$C8]  )^2" office:value-type="float" office:value="0.00000126280820114482" calcext:value-type="float">
            <text:p>1.26280820114482E-006</text:p>
          </table:table-cell>
          <table:table-cell table:formula="of:=(       (    (COS([.$B8])     -      SQRT([.HE$2]^2-SIN([.$B8])^2))    /     (COS([.$B8])    +     SQRT([.HE$2]^2-SIN([.$B8])^2))    )  ^2     -    [.$C8]  )^2" office:value-type="float" office:value="0.00000146475068322663" calcext:value-type="float">
            <text:p>1.46475068322663E-006</text:p>
          </table:table-cell>
          <table:table-cell table:formula="of:=(       (    (COS([.$B8])     -      SQRT([.HF$2]^2-SIN([.$B8])^2))    /     (COS([.$B8])    +     SQRT([.HF$2]^2-SIN([.$B8])^2))    )  ^2     -    [.$C8]  )^2" office:value-type="float" office:value="0.0000016816027567388" calcext:value-type="float">
            <text:p>1.6816027567388E-006</text:p>
          </table:table-cell>
          <table:table-cell table:formula="of:=(       (    (COS([.$B8])     -      SQRT([.HG$2]^2-SIN([.$B8])^2))    /     (COS([.$B8])    +     SQRT([.HG$2]^2-SIN([.$B8])^2))    )  ^2     -    [.$C8]  )^2" office:value-type="float" office:value="0.0000019133519779603" calcext:value-type="float">
            <text:p>1.9133519779603E-006</text:p>
          </table:table-cell>
          <table:table-cell table:formula="of:=(       (    (COS([.$B8])     -      SQRT([.HH$2]^2-SIN([.$B8])^2))    /     (COS([.$B8])    +     SQRT([.HH$2]^2-SIN([.$B8])^2))    )  ^2     -    [.$C8]  )^2" office:value-type="float" office:value="0.00000215998591398256" calcext:value-type="float">
            <text:p>0.00000216</text:p>
          </table:table-cell>
          <table:table-cell table:formula="of:=(       (    (COS([.$B8])     -      SQRT([.HI$2]^2-SIN([.$B8])^2))    /     (COS([.$B8])    +     SQRT([.HI$2]^2-SIN([.$B8])^2))    )  ^2     -    [.$C8]  )^2" office:value-type="float" office:value="0.00000242149214269832" calcext:value-type="float">
            <text:p>2.42149214269832E-006</text:p>
          </table:table-cell>
          <table:table-cell table:formula="of:=(       (    (COS([.$B8])     -      SQRT([.HJ$2]^2-SIN([.$B8])^2))    /     (COS([.$B8])    +     SQRT([.HJ$2]^2-SIN([.$B8])^2))    )  ^2     -    [.$C8]  )^2" office:value-type="float" office:value="0.00000269785825279195" calcext:value-type="float">
            <text:p>2.69785825279195E-006</text:p>
          </table:table-cell>
          <table:table-cell table:formula="of:=(       (    (COS([.$B8])     -      SQRT([.HK$2]^2-SIN([.$B8])^2))    /     (COS([.$B8])    +     SQRT([.HK$2]^2-SIN([.$B8])^2))    )  ^2     -    [.$C8]  )^2" office:value-type="float" office:value="0.00000298907184372752" calcext:value-type="float">
            <text:p>2.98907184372752E-006</text:p>
          </table:table-cell>
          <table:table-cell table:formula="of:=(       (    (COS([.$B8])     -      SQRT([.HL$2]^2-SIN([.$B8])^2))    /     (COS([.$B8])    +     SQRT([.HL$2]^2-SIN([.$B8])^2))    )  ^2     -    [.$C8]  )^2" office:value-type="float" office:value="0.00000329512052574062" calcext:value-type="float">
            <text:p>3.29512052574062E-006</text:p>
          </table:table-cell>
          <table:table-cell table:formula="of:=(       (    (COS([.$B8])     -      SQRT([.HM$2]^2-SIN([.$B8])^2))    /     (COS([.$B8])    +     SQRT([.HM$2]^2-SIN([.$B8])^2))    )  ^2     -    [.$C8]  )^2" office:value-type="float" office:value="0.00000361599191982494" calcext:value-type="float">
            <text:p>0.000003616</text:p>
          </table:table-cell>
          <table:table-cell table:formula="of:=(       (    (COS([.$B8])     -      SQRT([.HN$2]^2-SIN([.$B8])^2))    /     (COS([.$B8])    +     SQRT([.HN$2]^2-SIN([.$B8])^2))    )  ^2     -    [.$C8]  )^2" office:value-type="float" office:value="0.00000395167365772507" calcext:value-type="float">
            <text:p>3.95167365772507E-006</text:p>
          </table:table-cell>
          <table:table-cell table:formula="of:=(       (    (COS([.$B8])     -      SQRT([.HO$2]^2-SIN([.$B8])^2))    /     (COS([.$B8])    +     SQRT([.HO$2]^2-SIN([.$B8])^2))    )  ^2     -    [.$C8]  )^2" office:value-type="float" office:value="0.00000430215338192301" calcext:value-type="float">
            <text:p>4.30215338192301E-006</text:p>
          </table:table-cell>
          <table:table-cell table:formula="of:=(       (    (COS([.$B8])     -      SQRT([.HP$2]^2-SIN([.$B8])^2))    /     (COS([.$B8])    +     SQRT([.HP$2]^2-SIN([.$B8])^2))    )  ^2     -    [.$C8]  )^2" office:value-type="float" office:value="0.00000466741874563001" calcext:value-type="float">
            <text:p>4.66741874563001E-006</text:p>
          </table:table-cell>
          <table:table-cell table:formula="of:=(       (    (COS([.$B8])     -      SQRT([.HQ$2]^2-SIN([.$B8])^2))    /     (COS([.$B8])    +     SQRT([.HQ$2]^2-SIN([.$B8])^2))    )  ^2     -    [.$C8]  )^2" office:value-type="float" office:value="0.00000504745741277387" calcext:value-type="float">
            <text:p>5.04745741277387E-006</text:p>
          </table:table-cell>
          <table:table-cell table:formula="of:=(       (    (COS([.$B8])     -      SQRT([.HR$2]^2-SIN([.$B8])^2))    /     (COS([.$B8])    +     SQRT([.HR$2]^2-SIN([.$B8])^2))    )  ^2     -    [.$C8]  )^2" office:value-type="float" office:value="0.00000544225705799129" calcext:value-type="float">
            <text:p>5.44225705799129E-006</text:p>
          </table:table-cell>
          <table:table-cell table:formula="of:=(       (    (COS([.$B8])     -      SQRT([.HS$2]^2-SIN([.$B8])^2))    /     (COS([.$B8])    +     SQRT([.HS$2]^2-SIN([.$B8])^2))    )  ^2     -    [.$C8]  )^2" office:value-type="float" office:value="0.00000585180536661561" calcext:value-type="float">
            <text:p>5.85180536661561E-006</text:p>
          </table:table-cell>
          <table:table-cell table:formula="of:=(       (    (COS([.$B8])     -      SQRT([.HT$2]^2-SIN([.$B8])^2))    /     (COS([.$B8])    +     SQRT([.HT$2]^2-SIN([.$B8])^2))    )  ^2     -    [.$C8]  )^2" office:value-type="float" office:value="0.0000062760900346652" calcext:value-type="float">
            <text:p>6.2760900346652E-006</text:p>
          </table:table-cell>
          <table:table-cell table:formula="of:=(       (    (COS([.$B8])     -      SQRT([.HU$2]^2-SIN([.$B8])^2))    /     (COS([.$B8])    +     SQRT([.HU$2]^2-SIN([.$B8])^2))    )  ^2     -    [.$C8]  )^2" office:value-type="float" office:value="0.0000067150987688379" calcext:value-type="float">
            <text:p>6.7150987688379E-006</text:p>
          </table:table-cell>
          <table:table-cell table:formula="of:=(       (    (COS([.$B8])     -      SQRT([.HV$2]^2-SIN([.$B8])^2))    /     (COS([.$B8])    +     SQRT([.HV$2]^2-SIN([.$B8])^2))    )  ^2     -    [.$C8]  )^2" office:value-type="float" office:value="0.0000071688192864944" calcext:value-type="float">
            <text:p>7.1688192864944E-006</text:p>
          </table:table-cell>
          <table:table-cell table:formula="of:=(       (    (COS([.$B8])     -      SQRT([.HW$2]^2-SIN([.$B8])^2))    /     (COS([.$B8])    +     SQRT([.HW$2]^2-SIN([.$B8])^2))    )  ^2     -    [.$C8]  )^2" office:value-type="float" office:value="0.00000763723931565283" calcext:value-type="float">
            <text:p>7.63723931565283E-006</text:p>
          </table:table-cell>
          <table:table-cell table:formula="of:=(       (    (COS([.$B8])     -      SQRT([.HX$2]^2-SIN([.$B8])^2))    /     (COS([.$B8])    +     SQRT([.HX$2]^2-SIN([.$B8])^2))    )  ^2     -    [.$C8]  )^2" office:value-type="float" office:value="0.00000812034659497332" calcext:value-type="float">
            <text:p>8.12034659497332E-006</text:p>
          </table:table-cell>
          <table:table-cell table:formula="of:=(       (    (COS([.$B8])     -      SQRT([.HY$2]^2-SIN([.$B8])^2))    /     (COS([.$B8])    +     SQRT([.HY$2]^2-SIN([.$B8])^2))    )  ^2     -    [.$C8]  )^2" office:value-type="float" office:value="0.00000861812887375627" calcext:value-type="float">
            <text:p>8.61812887375627E-006</text:p>
          </table:table-cell>
          <table:table-cell table:formula="of:=(       (    (COS([.$B8])     -      SQRT([.HZ$2]^2-SIN([.$B8])^2))    /     (COS([.$B8])    +     SQRT([.HZ$2]^2-SIN([.$B8])^2))    )  ^2     -    [.$C8]  )^2" office:value-type="float" office:value="0.00000913057391192076" calcext:value-type="float">
            <text:p>9.13057391192076E-006</text:p>
          </table:table-cell>
          <table:table-cell table:formula="of:=(       (    (COS([.$B8])     -      SQRT([.IA$2]^2-SIN([.$B8])^2))    /     (COS([.$B8])    +     SQRT([.IA$2]^2-SIN([.$B8])^2))    )  ^2     -    [.$C8]  )^2" office:value-type="float" office:value="0.00000965766948000434" calcext:value-type="float">
            <text:p>9.65766948000434E-006</text:p>
          </table:table-cell>
          <table:table-cell table:formula="of:=(       (    (COS([.$B8])     -      SQRT([.IB$2]^2-SIN([.$B8])^2))    /     (COS([.$B8])    +     SQRT([.IB$2]^2-SIN([.$B8])^2))    )  ^2     -    [.$C8]  )^2" office:value-type="float" office:value="0.0000101994033591442" calcext:value-type="float">
            <text:p>1.01994033591442E-005</text:p>
          </table:table-cell>
          <table:table-cell table:formula="of:=(       (    (COS([.$B8])     -      SQRT([.IC$2]^2-SIN([.$B8])^2))    /     (COS([.$B8])    +     SQRT([.IC$2]^2-SIN([.$B8])^2))    )  ^2     -    [.$C8]  )^2" office:value-type="float" office:value="0.0000107557633410745" calcext:value-type="float">
            <text:p>1.07557633410745E-005</text:p>
          </table:table-cell>
          <table:table-cell table:formula="of:=(       (    (COS([.$B8])     -      SQRT([.ID$2]^2-SIN([.$B8])^2))    /     (COS([.$B8])    +     SQRT([.ID$2]^2-SIN([.$B8])^2))    )  ^2     -    [.$C8]  )^2" office:value-type="float" office:value="0.0000113267372281118" calcext:value-type="float">
            <text:p>1.13267372281118E-005</text:p>
          </table:table-cell>
          <table:table-cell table:formula="of:=(       (    (COS([.$B8])     -      SQRT([.IE$2]^2-SIN([.$B8])^2))    /     (COS([.$B8])    +     SQRT([.IE$2]^2-SIN([.$B8])^2))    )  ^2     -    [.$C8]  )^2" office:value-type="float" office:value="0.0000119123128331448" calcext:value-type="float">
            <text:p>1.19123128331448E-005</text:p>
          </table:table-cell>
          <table:table-cell table:formula="of:=(       (    (COS([.$B8])     -      SQRT([.IF$2]^2-SIN([.$B8])^2))    /     (COS([.$B8])    +     SQRT([.IF$2]^2-SIN([.$B8])^2))    )  ^2     -    [.$C8]  )^2" office:value-type="float" office:value="0.0000125124779796248" calcext:value-type="float">
            <text:p>1.25124779796248E-005</text:p>
          </table:table-cell>
          <table:table-cell table:formula="of:=(       (    (COS([.$B8])     -      SQRT([.IG$2]^2-SIN([.$B8])^2))    /     (COS([.$B8])    +     SQRT([.IG$2]^2-SIN([.$B8])^2))    )  ^2     -    [.$C8]  )^2" office:value-type="float" office:value="0.0000131272205015564" calcext:value-type="float">
            <text:p>1.31272205015564E-005</text:p>
          </table:table-cell>
          <table:table-cell table:formula="of:=(       (    (COS([.$B8])     -      SQRT([.IH$2]^2-SIN([.$B8])^2))    /     (COS([.$B8])    +     SQRT([.IH$2]^2-SIN([.$B8])^2))    )  ^2     -    [.$C8]  )^2" office:value-type="float" office:value="0.0000137565282434833" calcext:value-type="float">
            <text:p>1.37565282434833E-005</text:p>
          </table:table-cell>
          <table:table-cell table:formula="of:=(       (    (COS([.$B8])     -      SQRT([.II$2]^2-SIN([.$B8])^2))    /     (COS([.$B8])    +     SQRT([.II$2]^2-SIN([.$B8])^2))    )  ^2     -    [.$C8]  )^2" office:value-type="float" office:value="0.0000144003890604862" calcext:value-type="float">
            <text:p>1.44003890604862E-005</text:p>
          </table:table-cell>
          <table:table-cell table:formula="of:=(       (    (COS([.$B8])     -      SQRT([.IJ$2]^2-SIN([.$B8])^2))    /     (COS([.$B8])    +     SQRT([.IJ$2]^2-SIN([.$B8])^2))    )  ^2     -    [.$C8]  )^2" office:value-type="float" office:value="0.0000150587908181631" calcext:value-type="float">
            <text:p>1.50587908181631E-005</text:p>
          </table:table-cell>
          <table:table-cell table:formula="of:=(       (    (COS([.$B8])     -      SQRT([.IK$2]^2-SIN([.$B8])^2))    /     (COS([.$B8])    +     SQRT([.IK$2]^2-SIN([.$B8])^2))    )  ^2     -    [.$C8]  )^2" office:value-type="float" office:value="0.000015731721392624" calcext:value-type="float">
            <text:p>1.5731721392624E-005</text:p>
          </table:table-cell>
          <table:table-cell table:formula="of:=(       (    (COS([.$B8])     -      SQRT([.IL$2]^2-SIN([.$B8])^2))    /     (COS([.$B8])    +     SQRT([.IL$2]^2-SIN([.$B8])^2))    )  ^2     -    [.$C8]  )^2" office:value-type="float" office:value="0.0000164191686704839" calcext:value-type="float">
            <text:p>1.64191686704839E-005</text:p>
          </table:table-cell>
          <table:table-cell table:formula="of:=(       (    (COS([.$B8])     -      SQRT([.IM$2]^2-SIN([.$B8])^2))    /     (COS([.$B8])    +     SQRT([.IM$2]^2-SIN([.$B8])^2))    )  ^2     -    [.$C8]  )^2" office:value-type="float" office:value="0.0000171211205488416" calcext:value-type="float">
            <text:p>1.71211205488416E-005</text:p>
          </table:table-cell>
          <table:table-cell table:formula="of:=(       (    (COS([.$B8])     -      SQRT([.IN$2]^2-SIN([.$B8])^2))    /     (COS([.$B8])    +     SQRT([.IN$2]^2-SIN([.$B8])^2))    )  ^2     -    [.$C8]  )^2" office:value-type="float" office:value="0.000017837564935284" calcext:value-type="float">
            <text:p>1.7837564935284E-005</text:p>
          </table:table-cell>
          <table:table-cell table:formula="of:=(       (    (COS([.$B8])     -      SQRT([.IO$2]^2-SIN([.$B8])^2))    /     (COS([.$B8])    +     SQRT([.IO$2]^2-SIN([.$B8])^2))    )  ^2     -    [.$C8]  )^2" office:value-type="float" office:value="0.0000185684897478645" calcext:value-type="float">
            <text:p>1.85684897478645E-005</text:p>
          </table:table-cell>
          <table:table-cell table:formula="of:=(       (    (COS([.$B8])     -      SQRT([.IP$2]^2-SIN([.$B8])^2))    /     (COS([.$B8])    +     SQRT([.IP$2]^2-SIN([.$B8])^2))    )  ^2     -    [.$C8]  )^2" office:value-type="float" office:value="0.0000193138829150958" calcext:value-type="float">
            <text:p>1.93138829150958E-005</text:p>
          </table:table-cell>
          <table:table-cell table:formula="of:=(       (    (COS([.$B8])     -      SQRT([.IQ$2]^2-SIN([.$B8])^2))    /     (COS([.$B8])    +     SQRT([.IQ$2]^2-SIN([.$B8])^2))    )  ^2     -    [.$C8]  )^2" office:value-type="float" office:value="0.0000200737323759464" calcext:value-type="float">
            <text:p>2.00737323759464E-005</text:p>
          </table:table-cell>
          <table:table-cell table:formula="of:=(       (    (COS([.$B8])     -      SQRT([.IR$2]^2-SIN([.$B8])^2))    /     (COS([.$B8])    +     SQRT([.IR$2]^2-SIN([.$B8])^2))    )  ^2     -    [.$C8]  )^2" office:value-type="float" office:value="0.0000208480260798185" calcext:value-type="float">
            <text:p>0.000020848</text:p>
          </table:table-cell>
          <table:table-cell table:formula="of:=(       (    (COS([.$B8])     -      SQRT([.IS$2]^2-SIN([.$B8])^2))    /     (COS([.$B8])    +     SQRT([.IS$2]^2-SIN([.$B8])^2))    )  ^2     -    [.$C8]  )^2" office:value-type="float" office:value="0.0000216367519865496" calcext:value-type="float">
            <text:p>2.16367519865496E-005</text:p>
          </table:table-cell>
          <table:table-cell table:formula="of:=(       (    (COS([.$B8])     -      SQRT([.IT$2]^2-SIN([.$B8])^2))    /     (COS([.$B8])    +     SQRT([.IT$2]^2-SIN([.$B8])^2))    )  ^2     -    [.$C8]  )^2" office:value-type="float" office:value="0.0000224398980663913" calcext:value-type="float">
            <text:p>2.24398980663913E-005</text:p>
          </table:table-cell>
          <table:table-cell table:formula="of:=(       (    (COS([.$B8])     -      SQRT([.IU$2]^2-SIN([.$B8])^2))    /     (COS([.$B8])    +     SQRT([.IU$2]^2-SIN([.$B8])^2))    )  ^2     -    [.$C8]  )^2" office:value-type="float" office:value="0.0000232574523000117" calcext:value-type="float">
            <text:p>2.32574523000117E-005</text:p>
          </table:table-cell>
          <table:table-cell table:formula="of:=(       (    (COS([.$B8])     -      SQRT([.IV$2]^2-SIN([.$B8])^2))    /     (COS([.$B8])    +     SQRT([.IV$2]^2-SIN([.$B8])^2))    )  ^2     -    [.$C8]  )^2" office:value-type="float" office:value="0.0000240894026784719" calcext:value-type="float">
            <text:p>2.40894026784719E-005</text:p>
          </table:table-cell>
          <table:table-cell table:formula="of:=(       (    (COS([.$B8])     -      SQRT([.IW$2]^2-SIN([.$B8])^2))    /     (COS([.$B8])    +     SQRT([.IW$2]^2-SIN([.$B8])^2))    )  ^2     -    [.$C8]  )^2" office:value-type="float" office:value="0.0000249357372032277" calcext:value-type="float">
            <text:p>2.49357372032277E-005</text:p>
          </table:table-cell>
          <table:table-cell table:formula="of:=(       (    (COS([.$B8])     -      SQRT([.IX$2]^2-SIN([.$B8])^2))    /     (COS([.$B8])    +     SQRT([.IX$2]^2-SIN([.$B8])^2))    )  ^2     -    [.$C8]  )^2" office:value-type="float" office:value="0.0000257964438861129" calcext:value-type="float">
            <text:p>2.57964438861129E-005</text:p>
          </table:table-cell>
          <table:table-cell table:formula="of:=(       (    (COS([.$B8])     -      SQRT([.IY$2]^2-SIN([.$B8])^2))    /     (COS([.$B8])    +     SQRT([.IY$2]^2-SIN([.$B8])^2))    )  ^2     -    [.$C8]  )^2" office:value-type="float" office:value="0.0000266715107493261" calcext:value-type="float">
            <text:p>2.66715107493261E-005</text:p>
          </table:table-cell>
          <table:table-cell table:formula="of:=(       (    (COS([.$B8])     -      SQRT([.IZ$2]^2-SIN([.$B8])^2))    /     (COS([.$B8])    +     SQRT([.IZ$2]^2-SIN([.$B8])^2))    )  ^2     -    [.$C8]  )^2" office:value-type="float" office:value="0.0000275609258254336" calcext:value-type="float">
            <text:p>2.75609258254336E-005</text:p>
          </table:table-cell>
          <table:table-cell table:formula="of:=(       (    (COS([.$B8])     -      SQRT([.JA$2]^2-SIN([.$B8])^2))    /     (COS([.$B8])    +     SQRT([.JA$2]^2-SIN([.$B8])^2))    )  ^2     -    [.$C8]  )^2" office:value-type="float" office:value="0.0000284646771573427" calcext:value-type="float">
            <text:p>2.84646771573427E-005</text:p>
          </table:table-cell>
          <table:table-cell table:formula="of:=(       (    (COS([.$B8])     -      SQRT([.JB$2]^2-SIN([.$B8])^2))    /     (COS([.$B8])    +     SQRT([.JB$2]^2-SIN([.$B8])^2))    )  ^2     -    [.$C8]  )^2" office:value-type="float" office:value="0.000029382752798307" calcext:value-type="float">
            <text:p>2.9382752798307E-005</text:p>
          </table:table-cell>
          <table:table-cell table:formula="of:=(       (    (COS([.$B8])     -      SQRT([.JC$2]^2-SIN([.$B8])^2))    /     (COS([.$B8])    +     SQRT([.JC$2]^2-SIN([.$B8])^2))    )  ^2     -    [.$C8]  )^2" office:value-type="float" office:value="0.0000303151408119003" calcext:value-type="float">
            <text:p>3.03151408119003E-005</text:p>
          </table:table-cell>
          <table:table-cell table:formula="of:=(       (    (COS([.$B8])     -      SQRT([.JD$2]^2-SIN([.$B8])^2))    /     (COS([.$B8])    +     SQRT([.JD$2]^2-SIN([.$B8])^2))    )  ^2     -    [.$C8]  )^2" office:value-type="float" office:value="0.0000312618292720285" calcext:value-type="float">
            <text:p>3.12618292720285E-005</text:p>
          </table:table-cell>
          <table:table-cell table:formula="of:=(       (    (COS([.$B8])     -      SQRT([.JE$2]^2-SIN([.$B8])^2))    /     (COS([.$B8])    +     SQRT([.JE$2]^2-SIN([.$B8])^2))    )  ^2     -    [.$C8]  )^2" office:value-type="float" office:value="0.0000322228062628918" calcext:value-type="float">
            <text:p>3.22228062628918E-005</text:p>
          </table:table-cell>
          <table:table-cell table:formula="of:=(       (    (COS([.$B8])     -      SQRT([.JF$2]^2-SIN([.$B8])^2))    /     (COS([.$B8])    +     SQRT([.JF$2]^2-SIN([.$B8])^2))    )  ^2     -    [.$C8]  )^2" office:value-type="float" office:value="0.0000331980598790005" calcext:value-type="float">
            <text:p>3.31980598790005E-005</text:p>
          </table:table-cell>
          <table:table-cell table:formula="of:=(       (    (COS([.$B8])     -      SQRT([.JG$2]^2-SIN([.$B8])^2))    /     (COS([.$B8])    +     SQRT([.JG$2]^2-SIN([.$B8])^2))    )  ^2     -    [.$C8]  )^2" office:value-type="float" office:value="0.0000341875782251506" calcext:value-type="float">
            <text:p>3.41875782251506E-005</text:p>
          </table:table-cell>
          <table:table-cell table:formula="of:=(       (    (COS([.$B8])     -      SQRT([.JH$2]^2-SIN([.$B8])^2))    /     (COS([.$B8])    +     SQRT([.JH$2]^2-SIN([.$B8])^2))    )  ^2     -    [.$C8]  )^2" office:value-type="float" office:value="0.0000351913494164154" calcext:value-type="float">
            <text:p>3.51913494164154E-005</text:p>
          </table:table-cell>
          <table:table-cell table:formula="of:=(       (    (COS([.$B8])     -      SQRT([.JI$2]^2-SIN([.$B8])^2))    /     (COS([.$B8])    +     SQRT([.JI$2]^2-SIN([.$B8])^2))    )  ^2     -    [.$C8]  )^2" office:value-type="float" office:value="0.0000362093615781374" calcext:value-type="float">
            <text:p>3.62093615781374E-005</text:p>
          </table:table-cell>
          <table:table-cell table:formula="of:=(       (    (COS([.$B8])     -      SQRT([.JJ$2]^2-SIN([.$B8])^2))    /     (COS([.$B8])    +     SQRT([.JJ$2]^2-SIN([.$B8])^2))    )  ^2     -    [.$C8]  )^2" office:value-type="float" office:value="0.0000372416028459246" calcext:value-type="float">
            <text:p>3.72416028459246E-005</text:p>
          </table:table-cell>
          <table:table-cell table:formula="of:=(       (    (COS([.$B8])     -      SQRT([.JK$2]^2-SIN([.$B8])^2))    /     (COS([.$B8])    +     SQRT([.JK$2]^2-SIN([.$B8])^2))    )  ^2     -    [.$C8]  )^2" office:value-type="float" office:value="0.0000382880613656235" calcext:value-type="float">
            <text:p>3.82880613656235E-005</text:p>
          </table:table-cell>
          <table:table-cell table:formula="of:=(       (    (COS([.$B8])     -      SQRT([.JL$2]^2-SIN([.$B8])^2))    /     (COS([.$B8])    +     SQRT([.JL$2]^2-SIN([.$B8])^2))    )  ^2     -    [.$C8]  )^2" office:value-type="float" office:value="0.0000393487252933294" calcext:value-type="float">
            <text:p>3.93487252933294E-005</text:p>
          </table:table-cell>
          <table:table-cell table:formula="of:=(       (    (COS([.$B8])     -      SQRT([.JM$2]^2-SIN([.$B8])^2))    /     (COS([.$B8])    +     SQRT([.JM$2]^2-SIN([.$B8])^2))    )  ^2     -    [.$C8]  )^2" office:value-type="float" office:value="0.0000404235827953622" calcext:value-type="float">
            <text:p>4.04235827953622E-005</text:p>
          </table:table-cell>
          <table:table-cell table:formula="of:=(       (    (COS([.$B8])     -      SQRT([.JN$2]^2-SIN([.$B8])^2))    /     (COS([.$B8])    +     SQRT([.JN$2]^2-SIN([.$B8])^2))    )  ^2     -    [.$C8]  )^2" office:value-type="float" office:value="0.0000415126220482603" calcext:value-type="float">
            <text:p>4.15126220482603E-005</text:p>
          </table:table-cell>
          <table:table-cell table:formula="of:=(       (    (COS([.$B8])     -      SQRT([.JO$2]^2-SIN([.$B8])^2))    /     (COS([.$B8])    +     SQRT([.JO$2]^2-SIN([.$B8])^2))    )  ^2     -    [.$C8]  )^2" office:value-type="float" office:value="0.0000426158312387753" calcext:value-type="float">
            <text:p>4.26158312387753E-005</text:p>
          </table:table-cell>
          <table:table-cell table:formula="of:=(       (    (COS([.$B8])     -      SQRT([.JP$2]^2-SIN([.$B8])^2))    /     (COS([.$B8])    +     SQRT([.JP$2]^2-SIN([.$B8])^2))    )  ^2     -    [.$C8]  )^2" office:value-type="float" office:value="0.0000437331985638544" calcext:value-type="float">
            <text:p>4.37331985638544E-005</text:p>
          </table:table-cell>
          <table:table-cell table:formula="of:=(       (    (COS([.$B8])     -      SQRT([.JQ$2]^2-SIN([.$B8])^2))    /     (COS([.$B8])    +     SQRT([.JQ$2]^2-SIN([.$B8])^2))    )  ^2     -    [.$C8]  )^2" office:value-type="float" office:value="0.0000448647122306418" calcext:value-type="float">
            <text:p>4.48647122306418E-005</text:p>
          </table:table-cell>
          <table:table-cell table:formula="of:=(       (    (COS([.$B8])     -      SQRT([.JR$2]^2-SIN([.$B8])^2))    /     (COS([.$B8])    +     SQRT([.JR$2]^2-SIN([.$B8])^2))    )  ^2     -    [.$C8]  )^2" office:value-type="float" office:value="0.0000460103604564503" calcext:value-type="float">
            <text:p>4.60103604564503E-005</text:p>
          </table:table-cell>
          <table:table-cell table:formula="of:=(       (    (COS([.$B8])     -      SQRT([.JS$2]^2-SIN([.$B8])^2))    /     (COS([.$B8])    +     SQRT([.JS$2]^2-SIN([.$B8])^2))    )  ^2     -    [.$C8]  )^2" office:value-type="float" office:value="0.0000471701314687733" calcext:value-type="float">
            <text:p>4.71701314687733E-005</text:p>
          </table:table-cell>
          <table:table-cell table:formula="of:=(       (    (COS([.$B8])     -      SQRT([.JT$2]^2-SIN([.$B8])^2))    /     (COS([.$B8])    +     SQRT([.JT$2]^2-SIN([.$B8])^2))    )  ^2     -    [.$C8]  )^2" office:value-type="float" office:value="0.000048344013505255" calcext:value-type="float">
            <text:p>0.000048344</text:p>
          </table:table-cell>
          <table:table-cell table:formula="of:=(       (    (COS([.$B8])     -      SQRT([.JU$2]^2-SIN([.$B8])^2))    /     (COS([.$B8])    +     SQRT([.JU$2]^2-SIN([.$B8])^2))    )  ^2     -    [.$C8]  )^2" office:value-type="float" office:value="0.0000495319948137001" calcext:value-type="float">
            <text:p>0.000049532</text:p>
          </table:table-cell>
          <table:table-cell table:formula="of:=(       (    (COS([.$B8])     -      SQRT([.JV$2]^2-SIN([.$B8])^2))    /     (COS([.$B8])    +     SQRT([.JV$2]^2-SIN([.$B8])^2))    )  ^2     -    [.$C8]  )^2" office:value-type="float" office:value="0.0000507340636520433" calcext:value-type="float">
            <text:p>5.07340636520433E-005</text:p>
          </table:table-cell>
          <table:table-cell table:formula="of:=(       (    (COS([.$B8])     -      SQRT([.JW$2]^2-SIN([.$B8])^2))    /     (COS([.$B8])    +     SQRT([.JW$2]^2-SIN([.$B8])^2))    )  ^2     -    [.$C8]  )^2" office:value-type="float" office:value="0.0000519502082883578" calcext:value-type="float">
            <text:p>5.19502082883578E-005</text:p>
          </table:table-cell>
          <table:table-cell table:formula="of:=(       (    (COS([.$B8])     -      SQRT([.JX$2]^2-SIN([.$B8])^2))    /     (COS([.$B8])    +     SQRT([.JX$2]^2-SIN([.$B8])^2))    )  ^2     -    [.$C8]  )^2" office:value-type="float" office:value="0.0000531804170008346" calcext:value-type="float">
            <text:p>5.31804170008346E-005</text:p>
          </table:table-cell>
          <table:table-cell table:formula="of:=(       (    (COS([.$B8])     -      SQRT([.JY$2]^2-SIN([.$B8])^2))    /     (COS([.$B8])    +     SQRT([.JY$2]^2-SIN([.$B8])^2))    )  ^2     -    [.$C8]  )^2" office:value-type="float" office:value="0.0000544246780777703" calcext:value-type="float">
            <text:p>5.44246780777703E-005</text:p>
          </table:table-cell>
          <table:table-cell table:formula="of:=(       (    (COS([.$B8])     -      SQRT([.JZ$2]^2-SIN([.$B8])^2))    /     (COS([.$B8])    +     SQRT([.JZ$2]^2-SIN([.$B8])^2))    )  ^2     -    [.$C8]  )^2" office:value-type="float" office:value="0.0000556829798175739" calcext:value-type="float">
            <text:p>0.000055683</text:p>
          </table:table-cell>
          <table:table-cell table:formula="of:=(       (    (COS([.$B8])     -      SQRT([.KA$2]^2-SIN([.$B8])^2))    /     (COS([.$B8])    +     SQRT([.KA$2]^2-SIN([.$B8])^2))    )  ^2     -    [.$C8]  )^2" office:value-type="float" office:value="0.0000569553105287377" calcext:value-type="float">
            <text:p>5.69553105287377E-005</text:p>
          </table:table-cell>
          <table:table-cell table:formula="of:=(       (    (COS([.$B8])     -      SQRT([.KB$2]^2-SIN([.$B8])^2))    /     (COS([.$B8])    +     SQRT([.KB$2]^2-SIN([.$B8])^2))    )  ^2     -    [.$C8]  )^2" office:value-type="float" office:value="0.0000582416585298381" calcext:value-type="float">
            <text:p>5.82416585298381E-005</text:p>
          </table:table-cell>
          <table:table-cell table:formula="of:=(       (    (COS([.$B8])     -      SQRT([.KC$2]^2-SIN([.$B8])^2))    /     (COS([.$B8])    +     SQRT([.KC$2]^2-SIN([.$B8])^2))    )  ^2     -    [.$C8]  )^2" office:value-type="float" office:value="0.0000595420121495206" calcext:value-type="float">
            <text:p>0.000059542</text:p>
          </table:table-cell>
          <table:table-cell table:formula="of:=(       (    (COS([.$B8])     -      SQRT([.KD$2]^2-SIN([.$B8])^2))    /     (COS([.$B8])    +     SQRT([.KD$2]^2-SIN([.$B8])^2))    )  ^2     -    [.$C8]  )^2" office:value-type="float" office:value="0.0000608563597264951" calcext:value-type="float">
            <text:p>6.08563597264951E-005</text:p>
          </table:table-cell>
          <table:table-cell table:formula="of:=(       (    (COS([.$B8])     -      SQRT([.KE$2]^2-SIN([.$B8])^2))    /     (COS([.$B8])    +     SQRT([.KE$2]^2-SIN([.$B8])^2))    )  ^2     -    [.$C8]  )^2" office:value-type="float" office:value="0.0000621846896095246" calcext:value-type="float">
            <text:p>6.21846896095246E-005</text:p>
          </table:table-cell>
          <table:table-cell table:formula="of:=(       (    (COS([.$B8])     -      SQRT([.KF$2]^2-SIN([.$B8])^2))    /     (COS([.$B8])    +     SQRT([.KF$2]^2-SIN([.$B8])^2))    )  ^2     -    [.$C8]  )^2" office:value-type="float" office:value="0.0000635269901574133" calcext:value-type="float">
            <text:p>0.000063527</text:p>
          </table:table-cell>
          <table:table-cell table:formula="of:=(       (    (COS([.$B8])     -      SQRT([.KG$2]^2-SIN([.$B8])^2))    /     (COS([.$B8])    +     SQRT([.KG$2]^2-SIN([.$B8])^2))    )  ^2     -    [.$C8]  )^2" office:value-type="float" office:value="0.0000648832497389974" calcext:value-type="float">
            <text:p>6.48832497389974E-005</text:p>
          </table:table-cell>
          <table:table-cell table:formula="of:=(       (    (COS([.$B8])     -      SQRT([.KH$2]^2-SIN([.$B8])^2))    /     (COS([.$B8])    +     SQRT([.KH$2]^2-SIN([.$B8])^2))    )  ^2     -    [.$C8]  )^2" office:value-type="float" office:value="0.0000662534567331398" calcext:value-type="float">
            <text:p>6.62534567331398E-005</text:p>
          </table:table-cell>
          <table:table-cell table:formula="of:=(       (    (COS([.$B8])     -      SQRT([.KI$2]^2-SIN([.$B8])^2))    /     (COS([.$B8])    +     SQRT([.KI$2]^2-SIN([.$B8])^2))    )  ^2     -    [.$C8]  )^2" office:value-type="float" office:value="0.0000676375995287114" calcext:value-type="float">
            <text:p>6.76375995287114E-005</text:p>
          </table:table-cell>
          <table:table-cell table:formula="of:=(       (    (COS([.$B8])     -      SQRT([.KJ$2]^2-SIN([.$B8])^2))    /     (COS([.$B8])    +     SQRT([.KJ$2]^2-SIN([.$B8])^2))    )  ^2     -    [.$C8]  )^2" office:value-type="float" office:value="0.0000690356665245894" calcext:value-type="float">
            <text:p>6.90356665245894E-005</text:p>
          </table:table-cell>
          <table:table-cell table:formula="of:=(       (    (COS([.$B8])     -      SQRT([.KK$2]^2-SIN([.$B8])^2))    /     (COS([.$B8])    +     SQRT([.KK$2]^2-SIN([.$B8])^2))    )  ^2     -    [.$C8]  )^2" office:value-type="float" office:value="0.0000704476461296495" calcext:value-type="float">
            <text:p>7.04476461296495E-005</text:p>
          </table:table-cell>
          <table:table-cell table:formula="of:=(       (    (COS([.$B8])     -      SQRT([.KL$2]^2-SIN([.$B8])^2))    /     (COS([.$B8])    +     SQRT([.KL$2]^2-SIN([.$B8])^2))    )  ^2     -    [.$C8]  )^2" office:value-type="float" office:value="0.0000718735267627425" calcext:value-type="float">
            <text:p>7.18735267627425E-005</text:p>
          </table:table-cell>
          <table:table-cell table:formula="of:=(       (    (COS([.$B8])     -      SQRT([.KM$2]^2-SIN([.$B8])^2))    /     (COS([.$B8])    +     SQRT([.KM$2]^2-SIN([.$B8])^2))    )  ^2     -    [.$C8]  )^2" office:value-type="float" office:value="0.0000733132968526996" calcext:value-type="float">
            <text:p>7.33132968526996E-005</text:p>
          </table:table-cell>
          <table:table-cell table:formula="of:=(       (    (COS([.$B8])     -      SQRT([.KN$2]^2-SIN([.$B8])^2))    /     (COS([.$B8])    +     SQRT([.KN$2]^2-SIN([.$B8])^2))    )  ^2     -    [.$C8]  )^2" office:value-type="float" office:value="0.0000747669448383153" calcext:value-type="float">
            <text:p>7.47669448383153E-005</text:p>
          </table:table-cell>
          <table:table-cell table:formula="of:=(       (    (COS([.$B8])     -      SQRT([.KO$2]^2-SIN([.$B8])^2))    /     (COS([.$B8])    +     SQRT([.KO$2]^2-SIN([.$B8])^2))    )  ^2     -    [.$C8]  )^2" office:value-type="float" office:value="0.0000762344591683434" calcext:value-type="float">
            <text:p>7.62344591683434E-005</text:p>
          </table:table-cell>
          <table:table-cell table:formula="of:=(       (    (COS([.$B8])     -      SQRT([.KP$2]^2-SIN([.$B8])^2))    /     (COS([.$B8])    +     SQRT([.KP$2]^2-SIN([.$B8])^2))    )  ^2     -    [.$C8]  )^2" office:value-type="float" office:value="0.0000777158283014795" calcext:value-type="float">
            <text:p>7.77158283014795E-005</text:p>
          </table:table-cell>
          <table:table-cell table:formula="of:=(       (    (COS([.$B8])     -      SQRT([.KQ$2]^2-SIN([.$B8])^2))    /     (COS([.$B8])    +     SQRT([.KQ$2]^2-SIN([.$B8])^2))    )  ^2     -    [.$C8]  )^2" office:value-type="float" office:value="0.0000792110407063514" calcext:value-type="float">
            <text:p>0.000079211</text:p>
          </table:table-cell>
          <table:table-cell table:formula="of:=(       (    (COS([.$B8])     -      SQRT([.KR$2]^2-SIN([.$B8])^2))    /     (COS([.$B8])    +     SQRT([.KR$2]^2-SIN([.$B8])^2))    )  ^2     -    [.$C8]  )^2" office:value-type="float" office:value="0.0000807200848615221" calcext:value-type="float">
            <text:p>8.07200848615221E-005</text:p>
          </table:table-cell>
          <table:table-cell table:formula="of:=(       (    (COS([.$B8])     -      SQRT([.KS$2]^2-SIN([.$B8])^2))    /     (COS([.$B8])    +     SQRT([.KS$2]^2-SIN([.$B8])^2))    )  ^2     -    [.$C8]  )^2" office:value-type="float" office:value="0.0000822429492554701" calcext:value-type="float">
            <text:p>8.22429492554701E-005</text:p>
          </table:table-cell>
          <table:table-cell table:formula="of:=(       (    (COS([.$B8])     -      SQRT([.KT$2]^2-SIN([.$B8])^2))    /     (COS([.$B8])    +     SQRT([.KT$2]^2-SIN([.$B8])^2))    )  ^2     -    [.$C8]  )^2" office:value-type="float" office:value="0.0000837796223865681" calcext:value-type="float">
            <text:p>8.37796223865681E-005</text:p>
          </table:table-cell>
          <table:table-cell table:formula="of:=(       (    (COS([.$B8])     -      SQRT([.KU$2]^2-SIN([.$B8])^2))    /     (COS([.$B8])    +     SQRT([.KU$2]^2-SIN([.$B8])^2))    )  ^2     -    [.$C8]  )^2" office:value-type="float" office:value="0.000085330092763105" calcext:value-type="float">
            <text:p>8.5330092763105E-005</text:p>
          </table:table-cell>
          <table:table-cell table:formula="of:=(       (    (COS([.$B8])     -      SQRT([.KV$2]^2-SIN([.$B8])^2))    /     (COS([.$B8])    +     SQRT([.KV$2]^2-SIN([.$B8])^2))    )  ^2     -    [.$C8]  )^2" office:value-type="float" office:value="0.0000868943489032455" calcext:value-type="float">
            <text:p>8.68943489032455E-005</text:p>
          </table:table-cell>
          <table:table-cell table:formula="of:=(       (    (COS([.$B8])     -      SQRT([.KW$2]^2-SIN([.$B8])^2))    /     (COS([.$B8])    +     SQRT([.KW$2]^2-SIN([.$B8])^2))    )  ^2     -    [.$C8]  )^2" office:value-type="float" office:value="0.0000884723793350394" calcext:value-type="float">
            <text:p>8.84723793350394E-005</text:p>
          </table:table-cell>
          <table:table-cell table:formula="of:=(       (    (COS([.$B8])     -      SQRT([.KX$2]^2-SIN([.$B8])^2))    /     (COS([.$B8])    +     SQRT([.KX$2]^2-SIN([.$B8])^2))    )  ^2     -    [.$C8]  )^2" office:value-type="float" office:value="0.0000900641725963985" calcext:value-type="float">
            <text:p>9.00641725963985E-005</text:p>
          </table:table-cell>
          <table:table-cell table:formula="of:=(       (    (COS([.$B8])     -      SQRT([.KY$2]^2-SIN([.$B8])^2))    /     (COS([.$B8])    +     SQRT([.KY$2]^2-SIN([.$B8])^2))    )  ^2     -    [.$C8]  )^2" office:value-type="float" office:value="0.0000916697172351042" calcext:value-type="float">
            <text:p>9.16697172351042E-005</text:p>
          </table:table-cell>
          <table:table-cell table:formula="of:=(       (    (COS([.$B8])     -      SQRT([.KZ$2]^2-SIN([.$B8])^2))    /     (COS([.$B8])    +     SQRT([.KZ$2]^2-SIN([.$B8])^2))    )  ^2     -    [.$C8]  )^2" office:value-type="float" office:value="0.0000932890018087729" calcext:value-type="float">
            <text:p>0.000093289</text:p>
          </table:table-cell>
          <table:table-cell table:formula="of:=(       (    (COS([.$B8])     -      SQRT([.LA$2]^2-SIN([.$B8])^2))    /     (COS([.$B8])    +     SQRT([.LA$2]^2-SIN([.$B8])^2))    )  ^2     -    [.$C8]  )^2" office:value-type="float" office:value="0.0000949220148848801" calcext:value-type="float">
            <text:p>0.000094922</text:p>
          </table:table-cell>
          <table:table-cell table:formula="of:=(       (    (COS([.$B8])     -      SQRT([.LB$2]^2-SIN([.$B8])^2))    /     (COS([.$B8])    +     SQRT([.LB$2]^2-SIN([.$B8])^2))    )  ^2     -    [.$C8]  )^2" office:value-type="float" office:value="0.0000965687450407117" calcext:value-type="float">
            <text:p>9.65687450407117E-005</text:p>
          </table:table-cell>
          <table:table-cell table:formula="of:=(       (    (COS([.$B8])     -      SQRT([.LC$2]^2-SIN([.$B8])^2))    /     (COS([.$B8])    +     SQRT([.LC$2]^2-SIN([.$B8])^2))    )  ^2     -    [.$C8]  )^2" office:value-type="float" office:value="0.0000982291808633945" calcext:value-type="float">
            <text:p>9.82291808633945E-005</text:p>
          </table:table-cell>
          <table:table-cell table:formula="of:=(       (    (COS([.$B8])     -      SQRT([.LD$2]^2-SIN([.$B8])^2))    /     (COS([.$B8])    +     SQRT([.LD$2]^2-SIN([.$B8])^2))    )  ^2     -    [.$C8]  )^2" office:value-type="float" office:value="0.0000999033109498476" calcext:value-type="float">
            <text:p>9.99033109498476E-005</text:p>
          </table:table-cell>
          <table:table-cell table:formula="of:=(       (    (COS([.$B8])     -      SQRT([.LE$2]^2-SIN([.$B8])^2))    /     (COS([.$B8])    +     SQRT([.LE$2]^2-SIN([.$B8])^2))    )  ^2     -    [.$C8]  )^2" office:value-type="float" office:value="0.00010159112390681" calcext:value-type="float">
            <text:p>0.0001015911</text:p>
          </table:table-cell>
          <table:table-cell table:formula="of:=(       (    (COS([.$B8])     -      SQRT([.LF$2]^2-SIN([.$B8])^2))    /     (COS([.$B8])    +     SQRT([.LF$2]^2-SIN([.$B8])^2))    )  ^2     -    [.$C8]  )^2" office:value-type="float" office:value="0.000103292608350804" calcext:value-type="float">
            <text:p>0.0001032926</text:p>
          </table:table-cell>
          <table:table-cell table:formula="of:=(       (    (COS([.$B8])     -      SQRT([.LG$2]^2-SIN([.$B8])^2))    /     (COS([.$B8])    +     SQRT([.LG$2]^2-SIN([.$B8])^2))    )  ^2     -    [.$C8]  )^2" office:value-type="float" office:value="0.000105007752908137" calcext:value-type="float">
            <text:p>0.0001050078</text:p>
          </table:table-cell>
          <table:table-cell table:formula="of:=(       (    (COS([.$B8])     -      SQRT([.LH$2]^2-SIN([.$B8])^2))    /     (COS([.$B8])    +     SQRT([.LH$2]^2-SIN([.$B8])^2))    )  ^2     -    [.$C8]  )^2" office:value-type="float" office:value="0.000106736546214891" calcext:value-type="float">
            <text:p>0.0001067365</text:p>
          </table:table-cell>
          <table:table-cell table:formula="of:=(       (    (COS([.$B8])     -      SQRT([.LI$2]^2-SIN([.$B8])^2))    /     (COS([.$B8])    +     SQRT([.LI$2]^2-SIN([.$B8])^2))    )  ^2     -    [.$C8]  )^2" office:value-type="float" office:value="0.000108478976916909" calcext:value-type="float">
            <text:p>0.000108479</text:p>
          </table:table-cell>
          <table:table-cell table:formula="of:=(       (    (COS([.$B8])     -      SQRT([.LJ$2]^2-SIN([.$B8])^2))    /     (COS([.$B8])    +     SQRT([.LJ$2]^2-SIN([.$B8])^2))    )  ^2     -    [.$C8]  )^2" office:value-type="float" office:value="0.000110235033669797" calcext:value-type="float">
            <text:p>0.000110235</text:p>
          </table:table-cell>
          <table:table-cell table:formula="of:=(       (    (COS([.$B8])     -      SQRT([.LK$2]^2-SIN([.$B8])^2))    /     (COS([.$B8])    +     SQRT([.LK$2]^2-SIN([.$B8])^2))    )  ^2     -    [.$C8]  )^2" office:value-type="float" office:value="0.000112004705138897" calcext:value-type="float">
            <text:p>0.0001120047</text:p>
          </table:table-cell>
          <table:table-cell table:formula="of:=(       (    (COS([.$B8])     -      SQRT([.LL$2]^2-SIN([.$B8])^2))    /     (COS([.$B8])    +     SQRT([.LL$2]^2-SIN([.$B8])^2))    )  ^2     -    [.$C8]  )^2" office:value-type="float" office:value="0.000113787979999289" calcext:value-type="float">
            <text:p>0.000113788</text:p>
          </table:table-cell>
          <table:table-cell table:formula="of:=(       (    (COS([.$B8])     -      SQRT([.LM$2]^2-SIN([.$B8])^2))    /     (COS([.$B8])    +     SQRT([.LM$2]^2-SIN([.$B8])^2))    )  ^2     -    [.$C8]  )^2" office:value-type="float" office:value="0.000115584846935787" calcext:value-type="float">
            <text:p>0.0001155848</text:p>
          </table:table-cell>
          <table:table-cell table:formula="of:=(       (    (COS([.$B8])     -      SQRT([.LN$2]^2-SIN([.$B8])^2))    /     (COS([.$B8])    +     SQRT([.LN$2]^2-SIN([.$B8])^2))    )  ^2     -    [.$C8]  )^2" office:value-type="float" office:value="0.000117395294642917" calcext:value-type="float">
            <text:p>0.0001173953</text:p>
          </table:table-cell>
          <table:table-cell table:formula="of:=(       (    (COS([.$B8])     -      SQRT([.LO$2]^2-SIN([.$B8])^2))    /     (COS([.$B8])    +     SQRT([.LO$2]^2-SIN([.$B8])^2))    )  ^2     -    [.$C8]  )^2" office:value-type="float" office:value="0.000119219311824909" calcext:value-type="float">
            <text:p>0.0001192193</text:p>
          </table:table-cell>
          <table:table-cell table:formula="of:=(       (    (COS([.$B8])     -      SQRT([.LP$2]^2-SIN([.$B8])^2))    /     (COS([.$B8])    +     SQRT([.LP$2]^2-SIN([.$B8])^2))    )  ^2     -    [.$C8]  )^2" office:value-type="float" office:value="0.000121056887195704" calcext:value-type="float">
            <text:p>0.0001210569</text:p>
          </table:table-cell>
          <table:table-cell table:formula="of:=(       (    (COS([.$B8])     -      SQRT([.LQ$2]^2-SIN([.$B8])^2))    /     (COS([.$B8])    +     SQRT([.LQ$2]^2-SIN([.$B8])^2))    )  ^2     -    [.$C8]  )^2" office:value-type="float" office:value="0.000122908009478911" calcext:value-type="float">
            <text:p>0.000122908</text:p>
          </table:table-cell>
          <table:table-cell table:formula="of:=(       (    (COS([.$B8])     -      SQRT([.LR$2]^2-SIN([.$B8])^2))    /     (COS([.$B8])    +     SQRT([.LR$2]^2-SIN([.$B8])^2))    )  ^2     -    [.$C8]  )^2" office:value-type="float" office:value="0.000124772667407845" calcext:value-type="float">
            <text:p>0.0001247727</text:p>
          </table:table-cell>
          <table:table-cell table:formula="of:=(       (    (COS([.$B8])     -      SQRT([.LS$2]^2-SIN([.$B8])^2))    /     (COS([.$B8])    +     SQRT([.LS$2]^2-SIN([.$B8])^2))    )  ^2     -    [.$C8]  )^2" office:value-type="float" office:value="0.000126650849725473" calcext:value-type="float">
            <text:p>0.0001266508</text:p>
          </table:table-cell>
          <table:table-cell table:formula="of:=(       (    (COS([.$B8])     -      SQRT([.LT$2]^2-SIN([.$B8])^2))    /     (COS([.$B8])    +     SQRT([.LT$2]^2-SIN([.$B8])^2))    )  ^2     -    [.$C8]  )^2" office:value-type="float" office:value="0.000128542545184427" calcext:value-type="float">
            <text:p>0.0001285425</text:p>
          </table:table-cell>
          <table:table-cell table:formula="of:=(       (    (COS([.$B8])     -      SQRT([.LU$2]^2-SIN([.$B8])^2))    /     (COS([.$B8])    +     SQRT([.LU$2]^2-SIN([.$B8])^2))    )  ^2     -    [.$C8]  )^2" office:value-type="float" office:value="0.000130447742546987" calcext:value-type="float">
            <text:p>0.0001304477</text:p>
          </table:table-cell>
          <table:table-cell table:formula="of:=(       (    (COS([.$B8])     -      SQRT([.LV$2]^2-SIN([.$B8])^2))    /     (COS([.$B8])    +     SQRT([.LV$2]^2-SIN([.$B8])^2))    )  ^2     -    [.$C8]  )^2" office:value-type="float" office:value="0.000132366430585094" calcext:value-type="float">
            <text:p>0.0001323664</text:p>
          </table:table-cell>
          <table:table-cell table:formula="of:=(       (    (COS([.$B8])     -      SQRT([.LW$2]^2-SIN([.$B8])^2))    /     (COS([.$B8])    +     SQRT([.LW$2]^2-SIN([.$B8])^2))    )  ^2     -    [.$C8]  )^2" office:value-type="float" office:value="0.000134298598080295" calcext:value-type="float">
            <text:p>0.0001342986</text:p>
          </table:table-cell>
          <table:table-cell table:formula="of:=(       (    (COS([.$B8])     -      SQRT([.LX$2]^2-SIN([.$B8])^2))    /     (COS([.$B8])    +     SQRT([.LX$2]^2-SIN([.$B8])^2))    )  ^2     -    [.$C8]  )^2" office:value-type="float" office:value="0.000136244233823781" calcext:value-type="float">
            <text:p>0.0001362442</text:p>
          </table:table-cell>
          <table:table-cell table:formula="of:=(       (    (COS([.$B8])     -      SQRT([.LY$2]^2-SIN([.$B8])^2))    /     (COS([.$B8])    +     SQRT([.LY$2]^2-SIN([.$B8])^2))    )  ^2     -    [.$C8]  )^2" office:value-type="float" office:value="0.000138203326616349" calcext:value-type="float">
            <text:p>0.0001382033</text:p>
          </table:table-cell>
          <table:table-cell table:formula="of:=(       (    (COS([.$B8])     -      SQRT([.LZ$2]^2-SIN([.$B8])^2))    /     (COS([.$B8])    +     SQRT([.LZ$2]^2-SIN([.$B8])^2))    )  ^2     -    [.$C8]  )^2" office:value-type="float" office:value="0.000140175865268407" calcext:value-type="float">
            <text:p>0.0001401759</text:p>
          </table:table-cell>
          <table:table-cell table:formula="of:=(       (    (COS([.$B8])     -      SQRT([.MA$2]^2-SIN([.$B8])^2))    /     (COS([.$B8])    +     SQRT([.MA$2]^2-SIN([.$B8])^2))    )  ^2     -    [.$C8]  )^2" office:value-type="float" office:value="0.000142161838599946" calcext:value-type="float">
            <text:p>0.0001421618</text:p>
          </table:table-cell>
          <table:table-cell table:formula="of:=(       (    (COS([.$B8])     -      SQRT([.MB$2]^2-SIN([.$B8])^2))    /     (COS([.$B8])    +     SQRT([.MB$2]^2-SIN([.$B8])^2))    )  ^2     -    [.$C8]  )^2" office:value-type="float" office:value="0.000144161235440561" calcext:value-type="float">
            <text:p>0.0001441612</text:p>
          </table:table-cell>
          <table:table-cell table:formula="of:=(       (    (COS([.$B8])     -      SQRT([.MC$2]^2-SIN([.$B8])^2))    /     (COS([.$B8])    +     SQRT([.MC$2]^2-SIN([.$B8])^2))    )  ^2     -    [.$C8]  )^2" office:value-type="float" office:value="0.00014617404462941" calcext:value-type="float">
            <text:p>0.000146174</text:p>
          </table:table-cell>
          <table:table-cell table:formula="of:=(       (    (COS([.$B8])     -      SQRT([.MD$2]^2-SIN([.$B8])^2))    /     (COS([.$B8])    +     SQRT([.MD$2]^2-SIN([.$B8])^2))    )  ^2     -    [.$C8]  )^2" office:value-type="float" office:value="0.00014820025501523" calcext:value-type="float">
            <text:p>0.0001482003</text:p>
          </table:table-cell>
          <table:table-cell table:formula="of:=(       (    (COS([.$B8])     -      SQRT([.ME$2]^2-SIN([.$B8])^2))    /     (COS([.$B8])    +     SQRT([.ME$2]^2-SIN([.$B8])^2))    )  ^2     -    [.$C8]  )^2" office:value-type="float" office:value="0.000150239855456311" calcext:value-type="float">
            <text:p>0.0001502399</text:p>
          </table:table-cell>
          <table:table-cell table:formula="of:=(       (    (COS([.$B8])     -      SQRT([.MF$2]^2-SIN([.$B8])^2))    /     (COS([.$B8])    +     SQRT([.MF$2]^2-SIN([.$B8])^2))    )  ^2     -    [.$C8]  )^2" office:value-type="float" office:value="0.000152292834820491" calcext:value-type="float">
            <text:p>0.0001522928</text:p>
          </table:table-cell>
          <table:table-cell table:formula="of:=(       (    (COS([.$B8])     -      SQRT([.MG$2]^2-SIN([.$B8])^2))    /     (COS([.$B8])    +     SQRT([.MG$2]^2-SIN([.$B8])^2))    )  ^2     -    [.$C8]  )^2" office:value-type="float" office:value="0.00015435918198515" calcext:value-type="float">
            <text:p>0.0001543592</text:p>
          </table:table-cell>
          <table:table-cell table:formula="of:=(       (    (COS([.$B8])     -      SQRT([.MH$2]^2-SIN([.$B8])^2))    /     (COS([.$B8])    +     SQRT([.MH$2]^2-SIN([.$B8])^2))    )  ^2     -    [.$C8]  )^2" office:value-type="float" office:value="0.000156438885837204" calcext:value-type="float">
            <text:p>0.0001564389</text:p>
          </table:table-cell>
          <table:table-cell table:formula="of:=(       (    (COS([.$B8])     -      SQRT([.MI$2]^2-SIN([.$B8])^2))    /     (COS([.$B8])    +     SQRT([.MI$2]^2-SIN([.$B8])^2))    )  ^2     -    [.$C8]  )^2" office:value-type="float" office:value="0.000158531935273089" calcext:value-type="float">
            <text:p>0.0001585319</text:p>
          </table:table-cell>
          <table:table-cell table:formula="of:=(       (    (COS([.$B8])     -      SQRT([.MJ$2]^2-SIN([.$B8])^2))    /     (COS([.$B8])    +     SQRT([.MJ$2]^2-SIN([.$B8])^2))    )  ^2     -    [.$C8]  )^2" office:value-type="float" office:value="0.000160638319198751" calcext:value-type="float">
            <text:p>0.0001606383</text:p>
          </table:table-cell>
          <table:table-cell table:formula="of:=(       (    (COS([.$B8])     -      SQRT([.MK$2]^2-SIN([.$B8])^2))    /     (COS([.$B8])    +     SQRT([.MK$2]^2-SIN([.$B8])^2))    )  ^2     -    [.$C8]  )^2" office:value-type="float" office:value="0.000162758026529637" calcext:value-type="float">
            <text:p>0.000162758</text:p>
          </table:table-cell>
          <table:table-cell table:formula="of:=(       (    (COS([.$B8])     -      SQRT([.ML$2]^2-SIN([.$B8])^2))    /     (COS([.$B8])    +     SQRT([.ML$2]^2-SIN([.$B8])^2))    )  ^2     -    [.$C8]  )^2" office:value-type="float" office:value="0.000164891046190697" calcext:value-type="float">
            <text:p>0.000164891</text:p>
          </table:table-cell>
          <table:table-cell table:formula="of:=(       (    (COS([.$B8])     -      SQRT([.MM$2]^2-SIN([.$B8])^2))    /     (COS([.$B8])    +     SQRT([.MM$2]^2-SIN([.$B8])^2))    )  ^2     -    [.$C8]  )^2" office:value-type="float" office:value="0.000167037367116364" calcext:value-type="float">
            <text:p>0.0001670374</text:p>
          </table:table-cell>
          <table:table-cell table:formula="of:=(       (    (COS([.$B8])     -      SQRT([.MN$2]^2-SIN([.$B8])^2))    /     (COS([.$B8])    +     SQRT([.MN$2]^2-SIN([.$B8])^2))    )  ^2     -    [.$C8]  )^2" office:value-type="float" office:value="0.000169196978250541" calcext:value-type="float">
            <text:p>0.000169197</text:p>
          </table:table-cell>
          <table:table-cell table:formula="of:=(       (    (COS([.$B8])     -      SQRT([.MO$2]^2-SIN([.$B8])^2))    /     (COS([.$B8])    +     SQRT([.MO$2]^2-SIN([.$B8])^2))    )  ^2     -    [.$C8]  )^2" office:value-type="float" office:value="0.000171369868546599" calcext:value-type="float">
            <text:p>0.0001713699</text:p>
          </table:table-cell>
          <table:table-cell table:formula="of:=(       (    (COS([.$B8])     -      SQRT([.MP$2]^2-SIN([.$B8])^2))    /     (COS([.$B8])    +     SQRT([.MP$2]^2-SIN([.$B8])^2))    )  ^2     -    [.$C8]  )^2" office:value-type="float" office:value="0.00017355602696738" calcext:value-type="float">
            <text:p>0.000173556</text:p>
          </table:table-cell>
          <table:table-cell table:formula="of:=(       (    (COS([.$B8])     -      SQRT([.MQ$2]^2-SIN([.$B8])^2))    /     (COS([.$B8])    +     SQRT([.MQ$2]^2-SIN([.$B8])^2))    )  ^2     -    [.$C8]  )^2" office:value-type="float" office:value="0.000175755442485158" calcext:value-type="float">
            <text:p>0.0001757554</text:p>
          </table:table-cell>
          <table:table-cell table:formula="of:=(       (    (COS([.$B8])     -      SQRT([.MR$2]^2-SIN([.$B8])^2))    /     (COS([.$B8])    +     SQRT([.MR$2]^2-SIN([.$B8])^2))    )  ^2     -    [.$C8]  )^2" office:value-type="float" office:value="0.000177968104081656" calcext:value-type="float">
            <text:p>0.0001779681</text:p>
          </table:table-cell>
          <table:table-cell table:formula="of:=(       (    (COS([.$B8])     -      SQRT([.MS$2]^2-SIN([.$B8])^2))    /     (COS([.$B8])    +     SQRT([.MS$2]^2-SIN([.$B8])^2))    )  ^2     -    [.$C8]  )^2" office:value-type="float" office:value="0.000180194000748024" calcext:value-type="float">
            <text:p>0.000180194</text:p>
          </table:table-cell>
          <table:table-cell table:formula="of:=(       (    (COS([.$B8])     -      SQRT([.MT$2]^2-SIN([.$B8])^2))    /     (COS([.$B8])    +     SQRT([.MT$2]^2-SIN([.$B8])^2))    )  ^2     -    [.$C8]  )^2" office:value-type="float" office:value="0.000182433121484835" calcext:value-type="float">
            <text:p>0.0001824331</text:p>
          </table:table-cell>
          <table:table-cell table:formula="of:=(       (    (COS([.$B8])     -      SQRT([.MU$2]^2-SIN([.$B8])^2))    /     (COS([.$B8])    +     SQRT([.MU$2]^2-SIN([.$B8])^2))    )  ^2     -    [.$C8]  )^2" office:value-type="float" office:value="0.000184685455302073" calcext:value-type="float">
            <text:p>0.0001846855</text:p>
          </table:table-cell>
          <table:table-cell table:formula="of:=(       (    (COS([.$B8])     -      SQRT([.MV$2]^2-SIN([.$B8])^2))    /     (COS([.$B8])    +     SQRT([.MV$2]^2-SIN([.$B8])^2))    )  ^2     -    [.$C8]  )^2" office:value-type="float" office:value="0.000186950991219134" calcext:value-type="float">
            <text:p>0.000186951</text:p>
          </table:table-cell>
          <table:table-cell table:formula="of:=(       (    (COS([.$B8])     -      SQRT([.MW$2]^2-SIN([.$B8])^2))    /     (COS([.$B8])    +     SQRT([.MW$2]^2-SIN([.$B8])^2))    )  ^2     -    [.$C8]  )^2" office:value-type="float" office:value="0.00018922971826479" calcext:value-type="float">
            <text:p>0.0001892297</text:p>
          </table:table-cell>
          <table:table-cell table:formula="of:=(       (    (COS([.$B8])     -      SQRT([.MX$2]^2-SIN([.$B8])^2))    /     (COS([.$B8])    +     SQRT([.MX$2]^2-SIN([.$B8])^2))    )  ^2     -    [.$C8]  )^2" office:value-type="float" office:value="0.000191521625477213" calcext:value-type="float">
            <text:p>0.0001915216</text:p>
          </table:table-cell>
          <table:table-cell table:formula="of:=(       (    (COS([.$B8])     -      SQRT([.MY$2]^2-SIN([.$B8])^2))    /     (COS([.$B8])    +     SQRT([.MY$2]^2-SIN([.$B8])^2))    )  ^2     -    [.$C8]  )^2" office:value-type="float" office:value="0.000193826701903952" calcext:value-type="float">
            <text:p>0.0001938267</text:p>
          </table:table-cell>
          <table:table-cell table:formula="of:=(       (    (COS([.$B8])     -      SQRT([.MZ$2]^2-SIN([.$B8])^2))    /     (COS([.$B8])    +     SQRT([.MZ$2]^2-SIN([.$B8])^2))    )  ^2     -    [.$C8]  )^2" office:value-type="float" office:value="0.000196144936601907" calcext:value-type="float">
            <text:p>0.0001961449</text:p>
          </table:table-cell>
          <table:table-cell table:formula="of:=(       (    (COS([.$B8])     -      SQRT([.NA$2]^2-SIN([.$B8])^2))    /     (COS([.$B8])    +     SQRT([.NA$2]^2-SIN([.$B8])^2))    )  ^2     -    [.$C8]  )^2" office:value-type="float" office:value="0.000198476318637363" calcext:value-type="float">
            <text:p>0.0001984763</text:p>
          </table:table-cell>
          <table:table-cell table:formula="of:=(       (    (COS([.$B8])     -      SQRT([.NB$2]^2-SIN([.$B8])^2))    /     (COS([.$B8])    +     SQRT([.NB$2]^2-SIN([.$B8])^2))    )  ^2     -    [.$C8]  )^2" office:value-type="float" office:value="0.000200820837085924" calcext:value-type="float">
            <text:p>0.0002008208</text:p>
          </table:table-cell>
          <table:table-cell table:formula="of:=(       (    (COS([.$B8])     -      SQRT([.NC$2]^2-SIN([.$B8])^2))    /     (COS([.$B8])    +     SQRT([.NC$2]^2-SIN([.$B8])^2))    )  ^2     -    [.$C8]  )^2" office:value-type="float" office:value="0.000203178481032561" calcext:value-type="float">
            <text:p>0.0002031785</text:p>
          </table:table-cell>
          <table:table-cell table:formula="of:=(       (    (COS([.$B8])     -      SQRT([.ND$2]^2-SIN([.$B8])^2))    /     (COS([.$B8])    +     SQRT([.ND$2]^2-SIN([.$B8])^2))    )  ^2     -    [.$C8]  )^2" office:value-type="float" office:value="0.000205549239571553" calcext:value-type="float">
            <text:p>0.0002055492</text:p>
          </table:table-cell>
          <table:table-cell table:formula="of:=(       (    (COS([.$B8])     -      SQRT([.NE$2]^2-SIN([.$B8])^2))    /     (COS([.$B8])    +     SQRT([.NE$2]^2-SIN([.$B8])^2))    )  ^2     -    [.$C8]  )^2" office:value-type="float" office:value="0.000207933101806517" calcext:value-type="float">
            <text:p>0.0002079331</text:p>
          </table:table-cell>
          <table:table-cell table:formula="of:=(       (    (COS([.$B8])     -      SQRT([.NF$2]^2-SIN([.$B8])^2))    /     (COS([.$B8])    +     SQRT([.NF$2]^2-SIN([.$B8])^2))    )  ^2     -    [.$C8]  )^2" office:value-type="float" office:value="0.000210330056850378" calcext:value-type="float">
            <text:p>0.0002103301</text:p>
          </table:table-cell>
          <table:table-cell table:formula="of:=(       (    (COS([.$B8])     -      SQRT([.NG$2]^2-SIN([.$B8])^2))    /     (COS([.$B8])    +     SQRT([.NG$2]^2-SIN([.$B8])^2))    )  ^2     -    [.$C8]  )^2" office:value-type="float" office:value="0.00021274009382536" calcext:value-type="float">
            <text:p>0.0002127401</text:p>
          </table:table-cell>
          <table:table-cell table:formula="of:=(       (    (COS([.$B8])     -      SQRT([.NH$2]^2-SIN([.$B8])^2))    /     (COS([.$B8])    +     SQRT([.NH$2]^2-SIN([.$B8])^2))    )  ^2     -    [.$C8]  )^2" office:value-type="float" office:value="0.000215163201862994" calcext:value-type="float">
            <text:p>0.0002151632</text:p>
          </table:table-cell>
          <table:table-cell table:formula="of:=(       (    (COS([.$B8])     -      SQRT([.NI$2]^2-SIN([.$B8])^2))    /     (COS([.$B8])    +     SQRT([.NI$2]^2-SIN([.$B8])^2))    )  ^2     -    [.$C8]  )^2" office:value-type="float" office:value="0.000217599370104081" calcext:value-type="float">
            <text:p>0.0002175994</text:p>
          </table:table-cell>
          <table:table-cell table:formula="of:=(       (    (COS([.$B8])     -      SQRT([.NJ$2]^2-SIN([.$B8])^2))    /     (COS([.$B8])    +     SQRT([.NJ$2]^2-SIN([.$B8])^2))    )  ^2     -    [.$C8]  )^2" office:value-type="float" office:value="0.000220048587698719" calcext:value-type="float">
            <text:p>0.0002200486</text:p>
          </table:table-cell>
          <table:table-cell table:formula="of:=(       (    (COS([.$B8])     -      SQRT([.NK$2]^2-SIN([.$B8])^2))    /     (COS([.$B8])    +     SQRT([.NK$2]^2-SIN([.$B8])^2))    )  ^2     -    [.$C8]  )^2" office:value-type="float" office:value="0.000222510843806252" calcext:value-type="float">
            <text:p>0.0002225108</text:p>
          </table:table-cell>
          <table:table-cell table:formula="of:=(       (    (COS([.$B8])     -      SQRT([.NL$2]^2-SIN([.$B8])^2))    /     (COS([.$B8])    +     SQRT([.NL$2]^2-SIN([.$B8])^2))    )  ^2     -    [.$C8]  )^2" office:value-type="float" office:value="0.000224986127595306" calcext:value-type="float">
            <text:p>0.0002249861</text:p>
          </table:table-cell>
          <table:table-cell table:formula="of:=(       (    (COS([.$B8])     -      SQRT([.NM$2]^2-SIN([.$B8])^2))    /     (COS([.$B8])    +     SQRT([.NM$2]^2-SIN([.$B8])^2))    )  ^2     -    [.$C8]  )^2" office:value-type="float" office:value="0.000227474428243748" calcext:value-type="float">
            <text:p>0.0002274744</text:p>
          </table:table-cell>
          <table:table-cell table:formula="of:=(       (    (COS([.$B8])     -      SQRT([.NN$2]^2-SIN([.$B8])^2))    /     (COS([.$B8])    +     SQRT([.NN$2]^2-SIN([.$B8])^2))    )  ^2     -    [.$C8]  )^2" office:value-type="float" office:value="0.00022997573493867" calcext:value-type="float">
            <text:p>0.0002299757</text:p>
          </table:table-cell>
          <table:table-cell table:formula="of:=(       (    (COS([.$B8])     -      SQRT([.NO$2]^2-SIN([.$B8])^2))    /     (COS([.$B8])    +     SQRT([.NO$2]^2-SIN([.$B8])^2))    )  ^2     -    [.$C8]  )^2" office:value-type="float" office:value="0.000232490036876424" calcext:value-type="float">
            <text:p>0.00023249</text:p>
          </table:table-cell>
          <table:table-cell table:formula="of:=(       (    (COS([.$B8])     -      SQRT([.NP$2]^2-SIN([.$B8])^2))    /     (COS([.$B8])    +     SQRT([.NP$2]^2-SIN([.$B8])^2))    )  ^2     -    [.$C8]  )^2" office:value-type="float" office:value="0.000235017323262572" calcext:value-type="float">
            <text:p>0.0002350173</text:p>
          </table:table-cell>
          <table:table-cell table:formula="of:=(       (    (COS([.$B8])     -      SQRT([.NQ$2]^2-SIN([.$B8])^2))    /     (COS([.$B8])    +     SQRT([.NQ$2]^2-SIN([.$B8])^2))    )  ^2     -    [.$C8]  )^2" office:value-type="float" office:value="0.000237557583311892" calcext:value-type="float">
            <text:p>0.0002375576</text:p>
          </table:table-cell>
          <table:table-cell table:formula="of:=(       (    (COS([.$B8])     -      SQRT([.NR$2]^2-SIN([.$B8])^2))    /     (COS([.$B8])    +     SQRT([.NR$2]^2-SIN([.$B8])^2))    )  ^2     -    [.$C8]  )^2" office:value-type="float" office:value="0.00024011080624837" calcext:value-type="float">
            <text:p>0.0002401108</text:p>
          </table:table-cell>
          <table:table-cell table:formula="of:=(       (    (COS([.$B8])     -      SQRT([.NS$2]^2-SIN([.$B8])^2))    /     (COS([.$B8])    +     SQRT([.NS$2]^2-SIN([.$B8])^2))    )  ^2     -    [.$C8]  )^2" office:value-type="float" office:value="0.000242676981305178" calcext:value-type="float">
            <text:p>0.000242677</text:p>
          </table:table-cell>
          <table:table-cell table:formula="of:=(       (    (COS([.$B8])     -      SQRT([.NT$2]^2-SIN([.$B8])^2))    /     (COS([.$B8])    +     SQRT([.NT$2]^2-SIN([.$B8])^2))    )  ^2     -    [.$C8]  )^2" office:value-type="float" office:value="0.000245256097724701" calcext:value-type="float">
            <text:p>0.0002452561</text:p>
          </table:table-cell>
          <table:table-cell table:formula="of:=(       (    (COS([.$B8])     -      SQRT([.NU$2]^2-SIN([.$B8])^2))    /     (COS([.$B8])    +     SQRT([.NU$2]^2-SIN([.$B8])^2))    )  ^2     -    [.$C8]  )^2" office:value-type="float" office:value="0.000247848144758477" calcext:value-type="float">
            <text:p>0.0002478481</text:p>
          </table:table-cell>
          <table:table-cell table:formula="of:=(       (    (COS([.$B8])     -      SQRT([.NV$2]^2-SIN([.$B8])^2))    /     (COS([.$B8])    +     SQRT([.NV$2]^2-SIN([.$B8])^2))    )  ^2     -    [.$C8]  )^2" office:value-type="float" office:value="0.000250453111667232" calcext:value-type="float">
            <text:p>0.0002504531</text:p>
          </table:table-cell>
          <table:table-cell table:formula="of:=(       (    (COS([.$B8])     -      SQRT([.NW$2]^2-SIN([.$B8])^2))    /     (COS([.$B8])    +     SQRT([.NW$2]^2-SIN([.$B8])^2))    )  ^2     -    [.$C8]  )^2" office:value-type="float" office:value="0.000253070987720844" calcext:value-type="float">
            <text:p>0.000253071</text:p>
          </table:table-cell>
          <table:table-cell table:formula="of:=(       (    (COS([.$B8])     -      SQRT([.NX$2]^2-SIN([.$B8])^2))    /     (COS([.$B8])    +     SQRT([.NX$2]^2-SIN([.$B8])^2))    )  ^2     -    [.$C8]  )^2" office:value-type="float" office:value="0.000255701762198346" calcext:value-type="float">
            <text:p>0.0002557018</text:p>
          </table:table-cell>
          <table:table-cell table:formula="of:=(       (    (COS([.$B8])     -      SQRT([.NY$2]^2-SIN([.$B8])^2))    /     (COS([.$B8])    +     SQRT([.NY$2]^2-SIN([.$B8])^2))    )  ^2     -    [.$C8]  )^2" office:value-type="float" office:value="0.000258345424387924" calcext:value-type="float">
            <text:p>0.0002583454</text:p>
          </table:table-cell>
          <table:table-cell table:formula="of:=(       (    (COS([.$B8])     -      SQRT([.NZ$2]^2-SIN([.$B8])^2))    /     (COS([.$B8])    +     SQRT([.NZ$2]^2-SIN([.$B8])^2))    )  ^2     -    [.$C8]  )^2" office:value-type="float" office:value="0.000261001963586891" calcext:value-type="float">
            <text:p>0.000261002</text:p>
          </table:table-cell>
          <table:table-cell table:formula="of:=(       (    (COS([.$B8])     -      SQRT([.OA$2]^2-SIN([.$B8])^2))    /     (COS([.$B8])    +     SQRT([.OA$2]^2-SIN([.$B8])^2))    )  ^2     -    [.$C8]  )^2" office:value-type="float" office:value="0.000263671369101687" calcext:value-type="float">
            <text:p>0.0002636714</text:p>
          </table:table-cell>
          <table:table-cell table:formula="of:=(       (    (COS([.$B8])     -      SQRT([.OB$2]^2-SIN([.$B8])^2))    /     (COS([.$B8])    +     SQRT([.OB$2]^2-SIN([.$B8])^2))    )  ^2     -    [.$C8]  )^2" office:value-type="float" office:value="0.000266353630247868" calcext:value-type="float">
            <text:p>0.0002663536</text:p>
          </table:table-cell>
          <table:table-cell table:formula="of:=(       (    (COS([.$B8])     -      SQRT([.OC$2]^2-SIN([.$B8])^2))    /     (COS([.$B8])    +     SQRT([.OC$2]^2-SIN([.$B8])^2))    )  ^2     -    [.$C8]  )^2" office:value-type="float" office:value="0.000269048736350106" calcext:value-type="float">
            <text:p>0.0002690487</text:p>
          </table:table-cell>
          <table:table-cell table:formula="of:=(       (    (COS([.$B8])     -      SQRT([.OD$2]^2-SIN([.$B8])^2))    /     (COS([.$B8])    +     SQRT([.OD$2]^2-SIN([.$B8])^2))    )  ^2     -    [.$C8]  )^2" office:value-type="float" office:value="0.00027175667674217" calcext:value-type="float">
            <text:p>0.0002717567</text:p>
          </table:table-cell>
          <table:table-cell table:formula="of:=(       (    (COS([.$B8])     -      SQRT([.OE$2]^2-SIN([.$B8])^2))    /     (COS([.$B8])    +     SQRT([.OE$2]^2-SIN([.$B8])^2))    )  ^2     -    [.$C8]  )^2" office:value-type="float" office:value="0.000274477440766909" calcext:value-type="float">
            <text:p>0.0002744774</text:p>
          </table:table-cell>
          <table:table-cell table:formula="of:=(       (    (COS([.$B8])     -      SQRT([.OF$2]^2-SIN([.$B8])^2))    /     (COS([.$B8])    +     SQRT([.OF$2]^2-SIN([.$B8])^2))    )  ^2     -    [.$C8]  )^2" office:value-type="float" office:value="0.000277211017776281" calcext:value-type="float">
            <text:p>0.000277211</text:p>
          </table:table-cell>
          <table:table-cell table:formula="of:=(       (    (COS([.$B8])     -      SQRT([.OG$2]^2-SIN([.$B8])^2))    /     (COS([.$B8])    +     SQRT([.OG$2]^2-SIN([.$B8])^2))    )  ^2     -    [.$C8]  )^2" office:value-type="float" office:value="0.000279957397131292" calcext:value-type="float">
            <text:p>0.0002799574</text:p>
          </table:table-cell>
          <table:table-cell table:formula="of:=(       (    (COS([.$B8])     -      SQRT([.OH$2]^2-SIN([.$B8])^2))    /     (COS([.$B8])    +     SQRT([.OH$2]^2-SIN([.$B8])^2))    )  ^2     -    [.$C8]  )^2" office:value-type="float" office:value="0.000282716568202031" calcext:value-type="float">
            <text:p>0.0002827166</text:p>
          </table:table-cell>
          <table:table-cell table:formula="of:=(       (    (COS([.$B8])     -      SQRT([.OI$2]^2-SIN([.$B8])^2))    /     (COS([.$B8])    +     SQRT([.OI$2]^2-SIN([.$B8])^2))    )  ^2     -    [.$C8]  )^2" office:value-type="float" office:value="0.00028548852036763" calcext:value-type="float">
            <text:p>0.0002854885</text:p>
          </table:table-cell>
          <table:table-cell table:formula="of:=(       (    (COS([.$B8])     -      SQRT([.OJ$2]^2-SIN([.$B8])^2))    /     (COS([.$B8])    +     SQRT([.OJ$2]^2-SIN([.$B8])^2))    )  ^2     -    [.$C8]  )^2" office:value-type="float" office:value="0.000288273243016277" calcext:value-type="float">
            <text:p>0.0002882732</text:p>
          </table:table-cell>
          <table:table-cell table:formula="of:=(       (    (COS([.$B8])     -      SQRT([.OK$2]^2-SIN([.$B8])^2))    /     (COS([.$B8])    +     SQRT([.OK$2]^2-SIN([.$B8])^2))    )  ^2     -    [.$C8]  )^2" office:value-type="float" office:value="0.000291070725545204" calcext:value-type="float">
            <text:p>0.0002910707</text:p>
          </table:table-cell>
          <table:table-cell table:formula="of:=(       (    (COS([.$B8])     -      SQRT([.OL$2]^2-SIN([.$B8])^2))    /     (COS([.$B8])    +     SQRT([.OL$2]^2-SIN([.$B8])^2))    )  ^2     -    [.$C8]  )^2" office:value-type="float" office:value="0.000293880957360664" calcext:value-type="float">
            <text:p>0.000293881</text:p>
          </table:table-cell>
          <table:table-cell table:formula="of:=(       (    (COS([.$B8])     -      SQRT([.OM$2]^2-SIN([.$B8])^2))    /     (COS([.$B8])    +     SQRT([.OM$2]^2-SIN([.$B8])^2))    )  ^2     -    [.$C8]  )^2" office:value-type="float" office:value="0.000296703927877932" calcext:value-type="float">
            <text:p>0.0002967039</text:p>
          </table:table-cell>
          <table:table-cell table:formula="of:=(       (    (COS([.$B8])     -      SQRT([.ON$2]^2-SIN([.$B8])^2))    /     (COS([.$B8])    +     SQRT([.ON$2]^2-SIN([.$B8])^2))    )  ^2     -    [.$C8]  )^2" office:value-type="float" office:value="0.000299539626521301" calcext:value-type="float">
            <text:p>0.0002995396</text:p>
          </table:table-cell>
          <table:table-cell table:formula="of:=(       (    (COS([.$B8])     -      SQRT([.OO$2]^2-SIN([.$B8])^2))    /     (COS([.$B8])    +     SQRT([.OO$2]^2-SIN([.$B8])^2))    )  ^2     -    [.$C8]  )^2" office:value-type="float" office:value="0.00030238804272407" calcext:value-type="float">
            <text:p>0.000302388</text:p>
          </table:table-cell>
          <table:table-cell table:formula="of:=(       (    (COS([.$B8])     -      SQRT([.OP$2]^2-SIN([.$B8])^2))    /     (COS([.$B8])    +     SQRT([.OP$2]^2-SIN([.$B8])^2))    )  ^2     -    [.$C8]  )^2" office:value-type="float" office:value="0.000305249165928526" calcext:value-type="float">
            <text:p>0.0003052492</text:p>
          </table:table-cell>
          <table:table-cell table:formula="of:=(       (    (COS([.$B8])     -      SQRT([.OQ$2]^2-SIN([.$B8])^2))    /     (COS([.$B8])    +     SQRT([.OQ$2]^2-SIN([.$B8])^2))    )  ^2     -    [.$C8]  )^2" office:value-type="float" office:value="0.000308122985585949" calcext:value-type="float">
            <text:p>0.000308123</text:p>
          </table:table-cell>
          <table:table-cell table:formula="of:=(       (    (COS([.$B8])     -      SQRT([.OR$2]^2-SIN([.$B8])^2))    /     (COS([.$B8])    +     SQRT([.OR$2]^2-SIN([.$B8])^2))    )  ^2     -    [.$C8]  )^2" office:value-type="float" office:value="0.000311009491156603" calcext:value-type="float">
            <text:p>0.0003110095</text:p>
          </table:table-cell>
          <table:table-cell table:formula="of:=(       (    (COS([.$B8])     -      SQRT([.OS$2]^2-SIN([.$B8])^2))    /     (COS([.$B8])    +     SQRT([.OS$2]^2-SIN([.$B8])^2))    )  ^2     -    [.$C8]  )^2" office:value-type="float" office:value="0.000313908672109712" calcext:value-type="float">
            <text:p>0.0003139087</text:p>
          </table:table-cell>
          <table:table-cell table:formula="of:=(       (    (COS([.$B8])     -      SQRT([.OT$2]^2-SIN([.$B8])^2))    /     (COS([.$B8])    +     SQRT([.OT$2]^2-SIN([.$B8])^2))    )  ^2     -    [.$C8]  )^2" office:value-type="float" office:value="0.00031682051792346" calcext:value-type="float">
            <text:p>0.0003168205</text:p>
          </table:table-cell>
          <table:table-cell table:formula="of:=(       (    (COS([.$B8])     -      SQRT([.OU$2]^2-SIN([.$B8])^2))    /     (COS([.$B8])    +     SQRT([.OU$2]^2-SIN([.$B8])^2))    )  ^2     -    [.$C8]  )^2" office:value-type="float" office:value="0.000319745018084989" calcext:value-type="float">
            <text:p>0.000319745</text:p>
          </table:table-cell>
          <table:table-cell table:formula="of:=(       (    (COS([.$B8])     -      SQRT([.OV$2]^2-SIN([.$B8])^2))    /     (COS([.$B8])    +     SQRT([.OV$2]^2-SIN([.$B8])^2))    )  ^2     -    [.$C8]  )^2" office:value-type="float" office:value="0.000322682162090391" calcext:value-type="float">
            <text:p>0.0003226822</text:p>
          </table:table-cell>
          <table:table-cell table:formula="of:=(       (    (COS([.$B8])     -      SQRT([.OW$2]^2-SIN([.$B8])^2))    /     (COS([.$B8])    +     SQRT([.OW$2]^2-SIN([.$B8])^2))    )  ^2     -    [.$C8]  )^2" office:value-type="float" office:value="0.000325631939444694" calcext:value-type="float">
            <text:p>0.0003256319</text:p>
          </table:table-cell>
          <table:table-cell table:formula="of:=(       (    (COS([.$B8])     -      SQRT([.OX$2]^2-SIN([.$B8])^2))    /     (COS([.$B8])    +     SQRT([.OX$2]^2-SIN([.$B8])^2))    )  ^2     -    [.$C8]  )^2" office:value-type="float" office:value="0.00032859433966183" calcext:value-type="float">
            <text:p>0.0003285943</text:p>
          </table:table-cell>
          <table:table-cell table:formula="of:=(       (    (COS([.$B8])     -      SQRT([.OY$2]^2-SIN([.$B8])^2))    /     (COS([.$B8])    +     SQRT([.OY$2]^2-SIN([.$B8])^2))    )  ^2     -    [.$C8]  )^2" office:value-type="float" office:value="0.000331569352264675" calcext:value-type="float">
            <text:p>0.0003315694</text:p>
          </table:table-cell>
          <table:table-cell table:formula="of:=(       (    (COS([.$B8])     -      SQRT([.OZ$2]^2-SIN([.$B8])^2))    /     (COS([.$B8])    +     SQRT([.OZ$2]^2-SIN([.$B8])^2))    )  ^2     -    [.$C8]  )^2" office:value-type="float" office:value="0.000334556966785007" calcext:value-type="float">
            <text:p>0.000334557</text:p>
          </table:table-cell>
          <table:table-cell table:formula="of:=(       (    (COS([.$B8])     -      SQRT([.PA$2]^2-SIN([.$B8])^2))    /     (COS([.$B8])    +     SQRT([.PA$2]^2-SIN([.$B8])^2))    )  ^2     -    [.$C8]  )^2" office:value-type="float" office:value="0.0003375571727635" calcext:value-type="float">
            <text:p>0.0003375572</text:p>
          </table:table-cell>
          <table:table-cell table:formula="of:=(       (    (COS([.$B8])     -      SQRT([.PB$2]^2-SIN([.$B8])^2))    /     (COS([.$B8])    +     SQRT([.PB$2]^2-SIN([.$B8])^2))    )  ^2     -    [.$C8]  )^2" office:value-type="float" office:value="0.000340569959749729" calcext:value-type="float">
            <text:p>0.00034057</text:p>
          </table:table-cell>
          <table:table-cell table:formula="of:=(       (    (COS([.$B8])     -      SQRT([.PC$2]^2-SIN([.$B8])^2))    /     (COS([.$B8])    +     SQRT([.PC$2]^2-SIN([.$B8])^2))    )  ^2     -    [.$C8]  )^2" office:value-type="float" office:value="0.000343595317302145" calcext:value-type="float">
            <text:p>0.0003435953</text:p>
          </table:table-cell>
          <table:table-cell table:formula="of:=(       (    (COS([.$B8])     -      SQRT([.PD$2]^2-SIN([.$B8])^2))    /     (COS([.$B8])    +     SQRT([.PD$2]^2-SIN([.$B8])^2))    )  ^2     -    [.$C8]  )^2" office:value-type="float" office:value="0.000346633234988081" calcext:value-type="float">
            <text:p>0.0003466332</text:p>
          </table:table-cell>
          <table:table-cell table:formula="of:=(       (    (COS([.$B8])     -      SQRT([.PE$2]^2-SIN([.$B8])^2))    /     (COS([.$B8])    +     SQRT([.PE$2]^2-SIN([.$B8])^2))    )  ^2     -    [.$C8]  )^2" office:value-type="float" office:value="0.000349683702383737" calcext:value-type="float">
            <text:p>0.0003496837</text:p>
          </table:table-cell>
          <table:table-cell table:formula="of:=(       (    (COS([.$B8])     -      SQRT([.PF$2]^2-SIN([.$B8])^2))    /     (COS([.$B8])    +     SQRT([.PF$2]^2-SIN([.$B8])^2))    )  ^2     -    [.$C8]  )^2" office:value-type="float" office:value="0.000352746709074167" calcext:value-type="float">
            <text:p>0.0003527467</text:p>
          </table:table-cell>
          <table:table-cell table:formula="of:=(       (    (COS([.$B8])     -      SQRT([.PG$2]^2-SIN([.$B8])^2))    /     (COS([.$B8])    +     SQRT([.PG$2]^2-SIN([.$B8])^2))    )  ^2     -    [.$C8]  )^2" office:value-type="float" office:value="0.000355822244653281" calcext:value-type="float">
            <text:p>0.0003558222</text:p>
          </table:table-cell>
          <table:table-cell table:formula="of:=(       (    (COS([.$B8])     -      SQRT([.PH$2]^2-SIN([.$B8])^2))    /     (COS([.$B8])    +     SQRT([.PH$2]^2-SIN([.$B8])^2))    )  ^2     -    [.$C8]  )^2" office:value-type="float" office:value="0.000358910298723824" calcext:value-type="float">
            <text:p>0.0003589103</text:p>
          </table:table-cell>
          <table:table-cell table:formula="of:=(       (    (COS([.$B8])     -      SQRT([.PI$2]^2-SIN([.$B8])^2))    /     (COS([.$B8])    +     SQRT([.PI$2]^2-SIN([.$B8])^2))    )  ^2     -    [.$C8]  )^2" office:value-type="float" office:value="0.000362010860897384" calcext:value-type="float">
            <text:p>0.0003620109</text:p>
          </table:table-cell>
          <table:table-cell table:formula="of:=(       (    (COS([.$B8])     -      SQRT([.PJ$2]^2-SIN([.$B8])^2))    /     (COS([.$B8])    +     SQRT([.PJ$2]^2-SIN([.$B8])^2))    )  ^2     -    [.$C8]  )^2" office:value-type="float" office:value="0.00036512392079436" calcext:value-type="float">
            <text:p>0.0003651239</text:p>
          </table:table-cell>
          <table:table-cell table:formula="of:=(       (    (COS([.$B8])     -      SQRT([.PK$2]^2-SIN([.$B8])^2))    /     (COS([.$B8])    +     SQRT([.PK$2]^2-SIN([.$B8])^2))    )  ^2     -    [.$C8]  )^2" office:value-type="float" office:value="0.000368249468043981" calcext:value-type="float">
            <text:p>0.0003682495</text:p>
          </table:table-cell>
          <table:table-cell table:formula="of:=(       (    (COS([.$B8])     -      SQRT([.PL$2]^2-SIN([.$B8])^2))    /     (COS([.$B8])    +     SQRT([.PL$2]^2-SIN([.$B8])^2))    )  ^2     -    [.$C8]  )^2" office:value-type="float" office:value="0.000371387492284272" calcext:value-type="float">
            <text:p>0.0003713875</text:p>
          </table:table-cell>
          <table:table-cell table:formula="of:=(       (    (COS([.$B8])     -      SQRT([.PM$2]^2-SIN([.$B8])^2))    /     (COS([.$B8])    +     SQRT([.PM$2]^2-SIN([.$B8])^2))    )  ^2     -    [.$C8]  )^2" office:value-type="float" office:value="0.00037453798316207" calcext:value-type="float">
            <text:p>0.000374538</text:p>
          </table:table-cell>
          <table:table-cell table:formula="of:=(       (    (COS([.$B8])     -      SQRT([.PN$2]^2-SIN([.$B8])^2))    /     (COS([.$B8])    +     SQRT([.PN$2]^2-SIN([.$B8])^2))    )  ^2     -    [.$C8]  )^2" office:value-type="float" office:value="0.000377700930332986" calcext:value-type="float">
            <text:p>0.0003777009</text:p>
          </table:table-cell>
          <table:table-cell table:formula="of:=(       (    (COS([.$B8])     -      SQRT([.PO$2]^2-SIN([.$B8])^2))    /     (COS([.$B8])    +     SQRT([.PO$2]^2-SIN([.$B8])^2))    )  ^2     -    [.$C8]  )^2" office:value-type="float" office:value="0.000380876323461439" calcext:value-type="float">
            <text:p>0.0003808763</text:p>
          </table:table-cell>
          <table:table-cell table:formula="of:=(       (    (COS([.$B8])     -      SQRT([.PP$2]^2-SIN([.$B8])^2))    /     (COS([.$B8])    +     SQRT([.PP$2]^2-SIN([.$B8])^2))    )  ^2     -    [.$C8]  )^2" office:value-type="float" office:value="0.000384064152220588" calcext:value-type="float">
            <text:p>0.0003840642</text:p>
          </table:table-cell>
          <table:table-cell table:formula="of:=(       (    (COS([.$B8])     -      SQRT([.PQ$2]^2-SIN([.$B8])^2))    /     (COS([.$B8])    +     SQRT([.PQ$2]^2-SIN([.$B8])^2))    )  ^2     -    [.$C8]  )^2" office:value-type="float" office:value="0.000387264406292393" calcext:value-type="float">
            <text:p>0.0003872644</text:p>
          </table:table-cell>
          <table:table-cell table:formula="of:=(       (    (COS([.$B8])     -      SQRT([.PR$2]^2-SIN([.$B8])^2))    /     (COS([.$B8])    +     SQRT([.PR$2]^2-SIN([.$B8])^2))    )  ^2     -    [.$C8]  )^2" office:value-type="float" office:value="0.000390477075367552" calcext:value-type="float">
            <text:p>0.0003904771</text:p>
          </table:table-cell>
          <table:table-cell table:formula="of:=(       (    (COS([.$B8])     -      SQRT([.PS$2]^2-SIN([.$B8])^2))    /     (COS([.$B8])    +     SQRT([.PS$2]^2-SIN([.$B8])^2))    )  ^2     -    [.$C8]  )^2" office:value-type="float" office:value="0.000393702149145508" calcext:value-type="float">
            <text:p>0.0003937021</text:p>
          </table:table-cell>
          <table:table-cell table:formula="of:=(       (    (COS([.$B8])     -      SQRT([.PT$2]^2-SIN([.$B8])^2))    /     (COS([.$B8])    +     SQRT([.PT$2]^2-SIN([.$B8])^2))    )  ^2     -    [.$C8]  )^2" office:value-type="float" office:value="0.00039693961733445" calcext:value-type="float">
            <text:p>0.0003969396</text:p>
          </table:table-cell>
          <table:table-cell table:formula="of:=(       (    (COS([.$B8])     -      SQRT([.PU$2]^2-SIN([.$B8])^2))    /     (COS([.$B8])    +     SQRT([.PU$2]^2-SIN([.$B8])^2))    )  ^2     -    [.$C8]  )^2" office:value-type="float" office:value="0.000400189469651314" calcext:value-type="float">
            <text:p>0.0004001895</text:p>
          </table:table-cell>
          <table:table-cell table:formula="of:=(       (    (COS([.$B8])     -      SQRT([.PV$2]^2-SIN([.$B8])^2))    /     (COS([.$B8])    +     SQRT([.PV$2]^2-SIN([.$B8])^2))    )  ^2     -    [.$C8]  )^2" office:value-type="float" office:value="0.000403451695821729" calcext:value-type="float">
            <text:p>0.0004034517</text:p>
          </table:table-cell>
          <table:table-cell table:formula="of:=(       (    (COS([.$B8])     -      SQRT([.PW$2]^2-SIN([.$B8])^2))    /     (COS([.$B8])    +     SQRT([.PW$2]^2-SIN([.$B8])^2))    )  ^2     -    [.$C8]  )^2" office:value-type="float" office:value="0.000406726285580064" calcext:value-type="float">
            <text:p>0.0004067263</text:p>
          </table:table-cell>
          <table:table-cell table:formula="of:=(       (    (COS([.$B8])     -      SQRT([.PX$2]^2-SIN([.$B8])^2))    /     (COS([.$B8])    +     SQRT([.PX$2]^2-SIN([.$B8])^2))    )  ^2     -    [.$C8]  )^2" office:value-type="float" office:value="0.000410013228669392" calcext:value-type="float">
            <text:p>0.0004100132</text:p>
          </table:table-cell>
          <table:table-cell table:formula="of:=(       (    (COS([.$B8])     -      SQRT([.PY$2]^2-SIN([.$B8])^2))    /     (COS([.$B8])    +     SQRT([.PY$2]^2-SIN([.$B8])^2))    )  ^2     -    [.$C8]  )^2" office:value-type="float" office:value="0.000413312514841479" calcext:value-type="float">
            <text:p>0.0004133125</text:p>
          </table:table-cell>
          <table:table-cell table:formula="of:=(       (    (COS([.$B8])     -      SQRT([.PZ$2]^2-SIN([.$B8])^2))    /     (COS([.$B8])    +     SQRT([.PZ$2]^2-SIN([.$B8])^2))    )  ^2     -    [.$C8]  )^2" office:value-type="float" office:value="0.00041662413385677" calcext:value-type="float">
            <text:p>0.0004166241</text:p>
          </table:table-cell>
          <table:table-cell table:formula="of:=(       (    (COS([.$B8])     -      SQRT([.QA$2]^2-SIN([.$B8])^2))    /     (COS([.$B8])    +     SQRT([.QA$2]^2-SIN([.$B8])^2))    )  ^2     -    [.$C8]  )^2" office:value-type="float" office:value="0.000419948075484427" calcext:value-type="float">
            <text:p>0.0004199481</text:p>
          </table:table-cell>
          <table:table-cell table:formula="of:=(       (    (COS([.$B8])     -      SQRT([.QB$2]^2-SIN([.$B8])^2))    /     (COS([.$B8])    +     SQRT([.QB$2]^2-SIN([.$B8])^2))    )  ^2     -    [.$C8]  )^2" office:value-type="float" office:value="0.00042328432950224" calcext:value-type="float">
            <text:p>0.0004232843</text:p>
          </table:table-cell>
          <table:table-cell table:formula="of:=(       (    (COS([.$B8])     -      SQRT([.QC$2]^2-SIN([.$B8])^2))    /     (COS([.$B8])    +     SQRT([.QC$2]^2-SIN([.$B8])^2))    )  ^2     -    [.$C8]  )^2" office:value-type="float" office:value="0.000426632885696702" calcext:value-type="float">
            <text:p>0.0004266329</text:p>
          </table:table-cell>
          <table:table-cell table:formula="of:=(       (    (COS([.$B8])     -      SQRT([.QD$2]^2-SIN([.$B8])^2))    /     (COS([.$B8])    +     SQRT([.QD$2]^2-SIN([.$B8])^2))    )  ^2     -    [.$C8]  )^2" office:value-type="float" office:value="0.000429993733862953" calcext:value-type="float">
            <text:p>0.0004299937</text:p>
          </table:table-cell>
          <table:table-cell table:formula="of:=(       (    (COS([.$B8])     -      SQRT([.QE$2]^2-SIN([.$B8])^2))    /     (COS([.$B8])    +     SQRT([.QE$2]^2-SIN([.$B8])^2))    )  ^2     -    [.$C8]  )^2" office:value-type="float" office:value="0.000433366863804765" calcext:value-type="float">
            <text:p>0.0004333669</text:p>
          </table:table-cell>
          <table:table-cell table:formula="of:=(       (    (COS([.$B8])     -      SQRT([.QF$2]^2-SIN([.$B8])^2))    /     (COS([.$B8])    +     SQRT([.QF$2]^2-SIN([.$B8])^2))    )  ^2     -    [.$C8]  )^2" office:value-type="float" office:value="0.000436752265334573" calcext:value-type="float">
            <text:p>0.0004367523</text:p>
          </table:table-cell>
          <table:table-cell table:formula="of:=(       (    (COS([.$B8])     -      SQRT([.QG$2]^2-SIN([.$B8])^2))    /     (COS([.$B8])    +     SQRT([.QG$2]^2-SIN([.$B8])^2))    )  ^2     -    [.$C8]  )^2" office:value-type="float" office:value="0.00044014992827343" calcext:value-type="float">
            <text:p>0.0004401499</text:p>
          </table:table-cell>
          <table:table-cell table:formula="of:=(       (    (COS([.$B8])     -      SQRT([.QH$2]^2-SIN([.$B8])^2))    /     (COS([.$B8])    +     SQRT([.QH$2]^2-SIN([.$B8])^2))    )  ^2     -    [.$C8]  )^2" office:value-type="float" office:value="0.000443559842451023" calcext:value-type="float">
            <text:p>0.0004435598</text:p>
          </table:table-cell>
          <table:table-cell table:formula="of:=(       (    (COS([.$B8])     -      SQRT([.QI$2]^2-SIN([.$B8])^2))    /     (COS([.$B8])    +     SQRT([.QI$2]^2-SIN([.$B8])^2))    )  ^2     -    [.$C8]  )^2" office:value-type="float" office:value="0.000446981997705644" calcext:value-type="float">
            <text:p>0.000446982</text:p>
          </table:table-cell>
          <table:table-cell table:formula="of:=(       (    (COS([.$B8])     -      SQRT([.QJ$2]^2-SIN([.$B8])^2))    /     (COS([.$B8])    +     SQRT([.QJ$2]^2-SIN([.$B8])^2))    )  ^2     -    [.$C8]  )^2" office:value-type="float" office:value="0.000450416383884205" calcext:value-type="float">
            <text:p>0.0004504164</text:p>
          </table:table-cell>
          <table:table-cell table:formula="of:=(       (    (COS([.$B8])     -      SQRT([.QK$2]^2-SIN([.$B8])^2))    /     (COS([.$B8])    +     SQRT([.QK$2]^2-SIN([.$B8])^2))    )  ^2     -    [.$C8]  )^2" office:value-type="float" office:value="0.000453862990842209" calcext:value-type="float">
            <text:p>0.000453863</text:p>
          </table:table-cell>
          <table:table-cell table:formula="of:=(       (    (COS([.$B8])     -      SQRT([.QL$2]^2-SIN([.$B8])^2))    /     (COS([.$B8])    +     SQRT([.QL$2]^2-SIN([.$B8])^2))    )  ^2     -    [.$C8]  )^2" office:value-type="float" office:value="0.000457321808443747" calcext:value-type="float">
            <text:p>0.0004573218</text:p>
          </table:table-cell>
          <table:table-cell table:formula="of:=(       (    (COS([.$B8])     -      SQRT([.QM$2]^2-SIN([.$B8])^2))    /     (COS([.$B8])    +     SQRT([.QM$2]^2-SIN([.$B8])^2))    )  ^2     -    [.$C8]  )^2" office:value-type="float" office:value="0.000460792826561498" calcext:value-type="float">
            <text:p>0.0004607928</text:p>
          </table:table-cell>
          <table:table-cell table:formula="of:=(       (    (COS([.$B8])     -      SQRT([.QN$2]^2-SIN([.$B8])^2))    /     (COS([.$B8])    +     SQRT([.QN$2]^2-SIN([.$B8])^2))    )  ^2     -    [.$C8]  )^2" office:value-type="float" office:value="0.000464276035076723" calcext:value-type="float">
            <text:p>0.000464276</text:p>
          </table:table-cell>
          <table:table-cell table:formula="of:=(       (    (COS([.$B8])     -      SQRT([.QO$2]^2-SIN([.$B8])^2))    /     (COS([.$B8])    +     SQRT([.QO$2]^2-SIN([.$B8])^2))    )  ^2     -    [.$C8]  )^2" office:value-type="float" office:value="0.00046777142387923" calcext:value-type="float">
            <text:p>0.0004677714</text:p>
          </table:table-cell>
          <table:table-cell table:formula="of:=(       (    (COS([.$B8])     -      SQRT([.QP$2]^2-SIN([.$B8])^2))    /     (COS([.$B8])    +     SQRT([.QP$2]^2-SIN([.$B8])^2))    )  ^2     -    [.$C8]  )^2" office:value-type="float" office:value="0.00047127898286741" calcext:value-type="float">
            <text:p>0.000471279</text:p>
          </table:table-cell>
          <table:table-cell table:formula="of:=(       (    (COS([.$B8])     -      SQRT([.QQ$2]^2-SIN([.$B8])^2))    /     (COS([.$B8])    +     SQRT([.QQ$2]^2-SIN([.$B8])^2))    )  ^2     -    [.$C8]  )^2" office:value-type="float" office:value="0.000474798701948185" calcext:value-type="float">
            <text:p>0.0004747987</text:p>
          </table:table-cell>
          <table:table-cell table:formula="of:=(       (    (COS([.$B8])     -      SQRT([.QR$2]^2-SIN([.$B8])^2))    /     (COS([.$B8])    +     SQRT([.QR$2]^2-SIN([.$B8])^2))    )  ^2     -    [.$C8]  )^2" office:value-type="float" office:value="0.000478330571037021" calcext:value-type="float">
            <text:p>0.0004783306</text:p>
          </table:table-cell>
          <table:table-cell table:formula="of:=(       (    (COS([.$B8])     -      SQRT([.QS$2]^2-SIN([.$B8])^2))    /     (COS([.$B8])    +     SQRT([.QS$2]^2-SIN([.$B8])^2))    )  ^2     -    [.$C8]  )^2" office:value-type="float" office:value="0.000481874580057926" calcext:value-type="float">
            <text:p>0.0004818746</text:p>
          </table:table-cell>
          <table:table-cell table:formula="of:=(       (    (COS([.$B8])     -      SQRT([.QT$2]^2-SIN([.$B8])^2))    /     (COS([.$B8])    +     SQRT([.QT$2]^2-SIN([.$B8])^2))    )  ^2     -    [.$C8]  )^2" office:value-type="float" office:value="0.000485430718943437" calcext:value-type="float">
            <text:p>0.0004854307</text:p>
          </table:table-cell>
          <table:table-cell table:formula="of:=(       (    (COS([.$B8])     -      SQRT([.QU$2]^2-SIN([.$B8])^2))    /     (COS([.$B8])    +     SQRT([.QU$2]^2-SIN([.$B8])^2))    )  ^2     -    [.$C8]  )^2" office:value-type="float" office:value="0.000488998977634587" calcext:value-type="float">
            <text:p>0.000488999</text:p>
          </table:table-cell>
          <table:table-cell table:formula="of:=(       (    (COS([.$B8])     -      SQRT([.QV$2]^2-SIN([.$B8])^2))    /     (COS([.$B8])    +     SQRT([.QV$2]^2-SIN([.$B8])^2))    )  ^2     -    [.$C8]  )^2" office:value-type="float" office:value="0.000492579346080943" calcext:value-type="float">
            <text:p>0.0004925793</text:p>
          </table:table-cell>
          <table:table-cell table:formula="of:=(       (    (COS([.$B8])     -      SQRT([.QW$2]^2-SIN([.$B8])^2))    /     (COS([.$B8])    +     SQRT([.QW$2]^2-SIN([.$B8])^2))    )  ^2     -    [.$C8]  )^2" office:value-type="float" office:value="0.000496171814240559" calcext:value-type="float">
            <text:p>0.0004961718</text:p>
          </table:table-cell>
          <table:table-cell table:formula="of:=(       (    (COS([.$B8])     -      SQRT([.QX$2]^2-SIN([.$B8])^2))    /     (COS([.$B8])    +     SQRT([.QX$2]^2-SIN([.$B8])^2))    )  ^2     -    [.$C8]  )^2" office:value-type="float" office:value="0.00049977637207998" calcext:value-type="float">
            <text:p>0.0004997764</text:p>
          </table:table-cell>
          <table:table-cell table:number-columns-repeated="558"/>
        </table:table-row>
        <table:table-row table:style-name="ro1">
          <table:table-cell/>
          <table:table-cell table:formula="of:=[List1.N32]/180*PI()" office:value-type="float" office:value="1.0471975511966" calcext:value-type="float">
            <text:p>1.0471975512</text:p>
          </table:table-cell>
          <table:table-cell table:style-name="ce5" table:formula="of:=[List1.P32]/1910" office:value-type="float" office:value="0.282722513089005" calcext:value-type="float">
            <text:p>0.2827225131</text:p>
          </table:table-cell>
          <table:table-cell table:formula="of:=(       (    (COS([.$B9])     -      SQRT([.D$2]^2-SIN([.$B9])^2))    /     (COS([.$B9])    +     SQRT([.D$2]^2-SIN([.$B9])^2))    )  ^2     -    [.$C9]  )^2" office:value-type="float" office:value="0.00110988908342487" calcext:value-type="float">
            <text:p>0.0011098891</text:p>
          </table:table-cell>
          <table:table-cell table:formula="of:=(       (    (COS([.$B9])     -      SQRT([.E$2]^2-SIN([.$B9])^2))    /     (COS([.$B9])    +     SQRT([.E$2]^2-SIN([.$B9])^2))    )  ^2     -    [.$C9]  )^2" office:value-type="float" office:value="0.00110411782700049" calcext:value-type="float">
            <text:p>0.0011041178</text:p>
          </table:table-cell>
          <table:table-cell table:formula="of:=(       (    (COS([.$B9])     -      SQRT([.F$2]^2-SIN([.$B9])^2))    /     (COS([.$B9])    +     SQRT([.F$2]^2-SIN([.$B9])^2))    )  ^2     -    [.$C9]  )^2" office:value-type="float" office:value="0.0010983629425554" calcext:value-type="float">
            <text:p>0.0010983629</text:p>
          </table:table-cell>
          <table:table-cell table:formula="of:=(       (    (COS([.$B9])     -      SQRT([.G$2]^2-SIN([.$B9])^2))    /     (COS([.$B9])    +     SQRT([.G$2]^2-SIN([.$B9])^2))    )  ^2     -    [.$C9]  )^2" office:value-type="float" office:value="0.00109262441926514" calcext:value-type="float">
            <text:p>0.0010926244</text:p>
          </table:table-cell>
          <table:table-cell table:formula="of:=(       (    (COS([.$B9])     -      SQRT([.H$2]^2-SIN([.$B9])^2))    /     (COS([.$B9])    +     SQRT([.H$2]^2-SIN([.$B9])^2))    )  ^2     -    [.$C9]  )^2" office:value-type="float" office:value="0.00108690224631185" calcext:value-type="float">
            <text:p>0.0010869022</text:p>
          </table:table-cell>
          <table:table-cell table:formula="of:=(       (    (COS([.$B9])     -      SQRT([.I$2]^2-SIN([.$B9])^2))    /     (COS([.$B9])    +     SQRT([.I$2]^2-SIN([.$B9])^2))    )  ^2     -    [.$C9]  )^2" office:value-type="float" office:value="0.00108119641288434" calcext:value-type="float">
            <text:p>0.0010811964</text:p>
          </table:table-cell>
          <table:table-cell table:formula="of:=(       (    (COS([.$B9])     -      SQRT([.J$2]^2-SIN([.$B9])^2))    /     (COS([.$B9])    +     SQRT([.J$2]^2-SIN([.$B9])^2))    )  ^2     -    [.$C9]  )^2" office:value-type="float" office:value="0.00107550690817804" calcext:value-type="float">
            <text:p>0.0010755069</text:p>
          </table:table-cell>
          <table:table-cell table:formula="of:=(       (    (COS([.$B9])     -      SQRT([.K$2]^2-SIN([.$B9])^2))    /     (COS([.$B9])    +     SQRT([.K$2]^2-SIN([.$B9])^2))    )  ^2     -    [.$C9]  )^2" office:value-type="float" office:value="0.00106983372139505" calcext:value-type="float">
            <text:p>0.0010698337</text:p>
          </table:table-cell>
          <table:table-cell table:formula="of:=(       (    (COS([.$B9])     -      SQRT([.L$2]^2-SIN([.$B9])^2))    /     (COS([.$B9])    +     SQRT([.L$2]^2-SIN([.$B9])^2))    )  ^2     -    [.$C9]  )^2" office:value-type="float" office:value="0.00106417684174411" calcext:value-type="float">
            <text:p>0.0010641768</text:p>
          </table:table-cell>
          <table:table-cell table:formula="of:=(       (    (COS([.$B9])     -      SQRT([.M$2]^2-SIN([.$B9])^2))    /     (COS([.$B9])    +     SQRT([.M$2]^2-SIN([.$B9])^2))    )  ^2     -    [.$C9]  )^2" office:value-type="float" office:value="0.00105853625844054" calcext:value-type="float">
            <text:p>0.0010585363</text:p>
          </table:table-cell>
          <table:table-cell table:formula="of:=(       (    (COS([.$B9])     -      SQRT([.N$2]^2-SIN([.$B9])^2))    /     (COS([.$B9])    +     SQRT([.N$2]^2-SIN([.$B9])^2))    )  ^2     -    [.$C9]  )^2" office:value-type="float" office:value="0.00105291196070638" calcext:value-type="float">
            <text:p>0.001052912</text:p>
          </table:table-cell>
          <table:table-cell table:formula="of:=(       (    (COS([.$B9])     -      SQRT([.O$2]^2-SIN([.$B9])^2))    /     (COS([.$B9])    +     SQRT([.O$2]^2-SIN([.$B9])^2))    )  ^2     -    [.$C9]  )^2" office:value-type="float" office:value="0.00104730393777022" calcext:value-type="float">
            <text:p>0.0010473039</text:p>
          </table:table-cell>
          <table:table-cell table:formula="of:=(       (    (COS([.$B9])     -      SQRT([.P$2]^2-SIN([.$B9])^2))    /     (COS([.$B9])    +     SQRT([.P$2]^2-SIN([.$B9])^2))    )  ^2     -    [.$C9]  )^2" office:value-type="float" office:value="0.00104171217886734" calcext:value-type="float">
            <text:p>0.0010417122</text:p>
          </table:table-cell>
          <table:table-cell table:formula="of:=(       (    (COS([.$B9])     -      SQRT([.Q$2]^2-SIN([.$B9])^2))    /     (COS([.$B9])    +     SQRT([.Q$2]^2-SIN([.$B9])^2))    )  ^2     -    [.$C9]  )^2" office:value-type="float" office:value="0.0010361366732396" calcext:value-type="float">
            <text:p>0.0010361367</text:p>
          </table:table-cell>
          <table:table-cell table:formula="of:=(       (    (COS([.$B9])     -      SQRT([.R$2]^2-SIN([.$B9])^2))    /     (COS([.$B9])    +     SQRT([.R$2]^2-SIN([.$B9])^2))    )  ^2     -    [.$C9]  )^2" office:value-type="float" office:value="0.0010305774101355" calcext:value-type="float">
            <text:p>0.0010305774</text:p>
          </table:table-cell>
          <table:table-cell table:formula="of:=(       (    (COS([.$B9])     -      SQRT([.S$2]^2-SIN([.$B9])^2))    /     (COS([.$B9])    +     SQRT([.S$2]^2-SIN([.$B9])^2))    )  ^2     -    [.$C9]  )^2" office:value-type="float" office:value="0.00102503437881017" calcext:value-type="float">
            <text:p>0.0010250344</text:p>
          </table:table-cell>
          <table:table-cell table:formula="of:=(       (    (COS([.$B9])     -      SQRT([.T$2]^2-SIN([.$B9])^2))    /     (COS([.$B9])    +     SQRT([.T$2]^2-SIN([.$B9])^2))    )  ^2     -    [.$C9]  )^2" office:value-type="float" office:value="0.00101950756852533" calcext:value-type="float">
            <text:p>0.0010195076</text:p>
          </table:table-cell>
          <table:table-cell table:formula="of:=(       (    (COS([.$B9])     -      SQRT([.U$2]^2-SIN([.$B9])^2))    /     (COS([.$B9])    +     SQRT([.U$2]^2-SIN([.$B9])^2))    )  ^2     -    [.$C9]  )^2" office:value-type="float" office:value="0.00101399696854935" calcext:value-type="float">
            <text:p>0.001013997</text:p>
          </table:table-cell>
          <table:table-cell table:formula="of:=(       (    (COS([.$B9])     -      SQRT([.V$2]^2-SIN([.$B9])^2))    /     (COS([.$B9])    +     SQRT([.V$2]^2-SIN([.$B9])^2))    )  ^2     -    [.$C9]  )^2" office:value-type="float" office:value="0.00100850256815719" calcext:value-type="float">
            <text:p>0.0010085026</text:p>
          </table:table-cell>
          <table:table-cell table:formula="of:=(       (    (COS([.$B9])     -      SQRT([.W$2]^2-SIN([.$B9])^2))    /     (COS([.$B9])    +     SQRT([.W$2]^2-SIN([.$B9])^2))    )  ^2     -    [.$C9]  )^2" office:value-type="float" office:value="0.00100302435663041" calcext:value-type="float">
            <text:p>0.0010030244</text:p>
          </table:table-cell>
          <table:table-cell table:formula="of:=(       (    (COS([.$B9])     -      SQRT([.X$2]^2-SIN([.$B9])^2))    /     (COS([.$B9])    +     SQRT([.X$2]^2-SIN([.$B9])^2))    )  ^2     -    [.$C9]  )^2" office:value-type="float" office:value="0.000997562323257213" calcext:value-type="float">
            <text:p>0.0009975623</text:p>
          </table:table-cell>
          <table:table-cell table:formula="of:=(       (    (COS([.$B9])     -      SQRT([.Y$2]^2-SIN([.$B9])^2))    /     (COS([.$B9])    +     SQRT([.Y$2]^2-SIN([.$B9])^2))    )  ^2     -    [.$C9]  )^2" office:value-type="float" office:value="0.000992116457332349" calcext:value-type="float">
            <text:p>0.0009921165</text:p>
          </table:table-cell>
          <table:table-cell table:formula="of:=(       (    (COS([.$B9])     -      SQRT([.Z$2]^2-SIN([.$B9])^2))    /     (COS([.$B9])    +     SQRT([.Z$2]^2-SIN([.$B9])^2))    )  ^2     -    [.$C9]  )^2" office:value-type="float" office:value="0.000986686748157234" calcext:value-type="float">
            <text:p>0.0009866867</text:p>
          </table:table-cell>
          <table:table-cell table:formula="of:=(       (    (COS([.$B9])     -      SQRT([.AA$2]^2-SIN([.$B9])^2))    /     (COS([.$B9])    +     SQRT([.AA$2]^2-SIN([.$B9])^2))    )  ^2     -    [.$C9]  )^2" office:value-type="float" office:value="0.00098127318503986" calcext:value-type="float">
            <text:p>0.0009812732</text:p>
          </table:table-cell>
          <table:table-cell table:formula="of:=(       (    (COS([.$B9])     -      SQRT([.AB$2]^2-SIN([.$B9])^2))    /     (COS([.$B9])    +     SQRT([.AB$2]^2-SIN([.$B9])^2))    )  ^2     -    [.$C9]  )^2" office:value-type="float" office:value="0.000975875757294784" calcext:value-type="float">
            <text:p>0.0009758758</text:p>
          </table:table-cell>
          <table:table-cell table:formula="of:=(       (    (COS([.$B9])     -      SQRT([.AC$2]^2-SIN([.$B9])^2))    /     (COS([.$B9])    +     SQRT([.AC$2]^2-SIN([.$B9])^2))    )  ^2     -    [.$C9]  )^2" office:value-type="float" office:value="0.000970494454243167" calcext:value-type="float">
            <text:p>0.0009704945</text:p>
          </table:table-cell>
          <table:table-cell table:formula="of:=(       (    (COS([.$B9])     -      SQRT([.AD$2]^2-SIN([.$B9])^2))    /     (COS([.$B9])    +     SQRT([.AD$2]^2-SIN([.$B9])^2))    )  ^2     -    [.$C9]  )^2" office:value-type="float" office:value="0.000965129265212814" calcext:value-type="float">
            <text:p>0.0009651293</text:p>
          </table:table-cell>
          <table:table-cell table:formula="of:=(       (    (COS([.$B9])     -      SQRT([.AE$2]^2-SIN([.$B9])^2))    /     (COS([.$B9])    +     SQRT([.AE$2]^2-SIN([.$B9])^2))    )  ^2     -    [.$C9]  )^2" office:value-type="float" office:value="0.000959780179538071" calcext:value-type="float">
            <text:p>0.0009597802</text:p>
          </table:table-cell>
          <table:table-cell table:formula="of:=(       (    (COS([.$B9])     -      SQRT([.AF$2]^2-SIN([.$B9])^2))    /     (COS([.$B9])    +     SQRT([.AF$2]^2-SIN([.$B9])^2))    )  ^2     -    [.$C9]  )^2" office:value-type="float" office:value="0.000954447186559851" calcext:value-type="float">
            <text:p>0.0009544472</text:p>
          </table:table-cell>
          <table:table-cell table:formula="of:=(       (    (COS([.$B9])     -      SQRT([.AG$2]^2-SIN([.$B9])^2))    /     (COS([.$B9])    +     SQRT([.AG$2]^2-SIN([.$B9])^2))    )  ^2     -    [.$C9]  )^2" office:value-type="float" office:value="0.000949130275625692" calcext:value-type="float">
            <text:p>0.0009491303</text:p>
          </table:table-cell>
          <table:table-cell table:formula="of:=(       (    (COS([.$B9])     -      SQRT([.AH$2]^2-SIN([.$B9])^2))    /     (COS([.$B9])    +     SQRT([.AH$2]^2-SIN([.$B9])^2))    )  ^2     -    [.$C9]  )^2" office:value-type="float" office:value="0.000943829436089703" calcext:value-type="float">
            <text:p>0.0009438294</text:p>
          </table:table-cell>
          <table:table-cell table:formula="of:=(       (    (COS([.$B9])     -      SQRT([.AI$2]^2-SIN([.$B9])^2))    /     (COS([.$B9])    +     SQRT([.AI$2]^2-SIN([.$B9])^2))    )  ^2     -    [.$C9]  )^2" office:value-type="float" office:value="0.00093854465731254" calcext:value-type="float">
            <text:p>0.0009385447</text:p>
          </table:table-cell>
          <table:table-cell table:formula="of:=(       (    (COS([.$B9])     -      SQRT([.AJ$2]^2-SIN([.$B9])^2))    /     (COS([.$B9])    +     SQRT([.AJ$2]^2-SIN([.$B9])^2))    )  ^2     -    [.$C9]  )^2" office:value-type="float" office:value="0.000933275928661491" calcext:value-type="float">
            <text:p>0.0009332759</text:p>
          </table:table-cell>
          <table:table-cell table:formula="of:=(       (    (COS([.$B9])     -      SQRT([.AK$2]^2-SIN([.$B9])^2))    /     (COS([.$B9])    +     SQRT([.AK$2]^2-SIN([.$B9])^2))    )  ^2     -    [.$C9]  )^2" office:value-type="float" office:value="0.000928023239510353" calcext:value-type="float">
            <text:p>0.0009280232</text:p>
          </table:table-cell>
          <table:table-cell table:formula="of:=(       (    (COS([.$B9])     -      SQRT([.AL$2]^2-SIN([.$B9])^2))    /     (COS([.$B9])    +     SQRT([.AL$2]^2-SIN([.$B9])^2))    )  ^2     -    [.$C9]  )^2" office:value-type="float" office:value="0.000922786579239547" calcext:value-type="float">
            <text:p>0.0009227866</text:p>
          </table:table-cell>
          <table:table-cell table:formula="of:=(       (    (COS([.$B9])     -      SQRT([.AM$2]^2-SIN([.$B9])^2))    /     (COS([.$B9])    +     SQRT([.AM$2]^2-SIN([.$B9])^2))    )  ^2     -    [.$C9]  )^2" office:value-type="float" office:value="0.000917565937236021" calcext:value-type="float">
            <text:p>0.0009175659</text:p>
          </table:table-cell>
          <table:table-cell table:formula="of:=(       (    (COS([.$B9])     -      SQRT([.AN$2]^2-SIN([.$B9])^2))    /     (COS([.$B9])    +     SQRT([.AN$2]^2-SIN([.$B9])^2))    )  ^2     -    [.$C9]  )^2" office:value-type="float" office:value="0.000912361302893291" calcext:value-type="float">
            <text:p>0.0009123613</text:p>
          </table:table-cell>
          <table:table-cell table:formula="of:=(       (    (COS([.$B9])     -      SQRT([.AO$2]^2-SIN([.$B9])^2))    /     (COS([.$B9])    +     SQRT([.AO$2]^2-SIN([.$B9])^2))    )  ^2     -    [.$C9]  )^2" office:value-type="float" office:value="0.000907172665611454" calcext:value-type="float">
            <text:p>0.0009071727</text:p>
          </table:table-cell>
          <table:table-cell table:formula="of:=(       (    (COS([.$B9])     -      SQRT([.AP$2]^2-SIN([.$B9])^2))    /     (COS([.$B9])    +     SQRT([.AP$2]^2-SIN([.$B9])^2))    )  ^2     -    [.$C9]  )^2" office:value-type="float" office:value="0.000902000014797181" calcext:value-type="float">
            <text:p>0.000902</text:p>
          </table:table-cell>
          <table:table-cell table:formula="of:=(       (    (COS([.$B9])     -      SQRT([.AQ$2]^2-SIN([.$B9])^2))    /     (COS([.$B9])    +     SQRT([.AQ$2]^2-SIN([.$B9])^2))    )  ^2     -    [.$C9]  )^2" office:value-type="float" office:value="0.000896843339863629" calcext:value-type="float">
            <text:p>0.0008968433</text:p>
          </table:table-cell>
          <table:table-cell table:formula="of:=(       (    (COS([.$B9])     -      SQRT([.AR$2]^2-SIN([.$B9])^2))    /     (COS([.$B9])    +     SQRT([.AR$2]^2-SIN([.$B9])^2))    )  ^2     -    [.$C9]  )^2" office:value-type="float" office:value="0.000891702630230583" calcext:value-type="float">
            <text:p>0.0008917026</text:p>
          </table:table-cell>
          <table:table-cell table:formula="of:=(       (    (COS([.$B9])     -      SQRT([.AS$2]^2-SIN([.$B9])^2))    /     (COS([.$B9])    +     SQRT([.AS$2]^2-SIN([.$B9])^2))    )  ^2     -    [.$C9]  )^2" office:value-type="float" office:value="0.000886577875324359" calcext:value-type="float">
            <text:p>0.0008865779</text:p>
          </table:table-cell>
          <table:table-cell table:formula="of:=(       (    (COS([.$B9])     -      SQRT([.AT$2]^2-SIN([.$B9])^2))    /     (COS([.$B9])    +     SQRT([.AT$2]^2-SIN([.$B9])^2))    )  ^2     -    [.$C9]  )^2" office:value-type="float" office:value="0.000881469064577767" calcext:value-type="float">
            <text:p>0.0008814691</text:p>
          </table:table-cell>
          <table:table-cell table:formula="of:=(       (    (COS([.$B9])     -      SQRT([.AU$2]^2-SIN([.$B9])^2))    /     (COS([.$B9])    +     SQRT([.AU$2]^2-SIN([.$B9])^2))    )  ^2     -    [.$C9]  )^2" office:value-type="float" office:value="0.000876376187430249" calcext:value-type="float">
            <text:p>0.0008763762</text:p>
          </table:table-cell>
          <table:table-cell table:formula="of:=(       (    (COS([.$B9])     -      SQRT([.AV$2]^2-SIN([.$B9])^2))    /     (COS([.$B9])    +     SQRT([.AV$2]^2-SIN([.$B9])^2))    )  ^2     -    [.$C9]  )^2" office:value-type="float" office:value="0.000871299233327721" calcext:value-type="float">
            <text:p>0.0008712992</text:p>
          </table:table-cell>
          <table:table-cell table:formula="of:=(       (    (COS([.$B9])     -      SQRT([.AW$2]^2-SIN([.$B9])^2))    /     (COS([.$B9])    +     SQRT([.AW$2]^2-SIN([.$B9])^2))    )  ^2     -    [.$C9]  )^2" office:value-type="float" office:value="0.000866238191722679" calcext:value-type="float">
            <text:p>0.0008662382</text:p>
          </table:table-cell>
          <table:table-cell table:formula="of:=(       (    (COS([.$B9])     -      SQRT([.AX$2]^2-SIN([.$B9])^2))    /     (COS([.$B9])    +     SQRT([.AX$2]^2-SIN([.$B9])^2))    )  ^2     -    [.$C9]  )^2" office:value-type="float" office:value="0.000861193052074126" calcext:value-type="float">
            <text:p>0.0008611931</text:p>
          </table:table-cell>
          <table:table-cell table:formula="of:=(       (    (COS([.$B9])     -      SQRT([.AY$2]^2-SIN([.$B9])^2))    /     (COS([.$B9])    +     SQRT([.AY$2]^2-SIN([.$B9])^2))    )  ^2     -    [.$C9]  )^2" office:value-type="float" office:value="0.000856163803847596" calcext:value-type="float">
            <text:p>0.0008561638</text:p>
          </table:table-cell>
          <table:table-cell table:formula="of:=(       (    (COS([.$B9])     -      SQRT([.AZ$2]^2-SIN([.$B9])^2))    /     (COS([.$B9])    +     SQRT([.AZ$2]^2-SIN([.$B9])^2))    )  ^2     -    [.$C9]  )^2" office:value-type="float" office:value="0.000851150436515209" calcext:value-type="float">
            <text:p>0.0008511504</text:p>
          </table:table-cell>
          <table:table-cell table:formula="of:=(       (    (COS([.$B9])     -      SQRT([.BA$2]^2-SIN([.$B9])^2))    /     (COS([.$B9])    +     SQRT([.BA$2]^2-SIN([.$B9])^2))    )  ^2     -    [.$C9]  )^2" office:value-type="float" office:value="0.000846152939555551" calcext:value-type="float">
            <text:p>0.0008461529</text:p>
          </table:table-cell>
          <table:table-cell table:formula="of:=(       (    (COS([.$B9])     -      SQRT([.BB$2]^2-SIN([.$B9])^2))    /     (COS([.$B9])    +     SQRT([.BB$2]^2-SIN([.$B9])^2))    )  ^2     -    [.$C9]  )^2" office:value-type="float" office:value="0.000841171302453762" calcext:value-type="float">
            <text:p>0.0008411713</text:p>
          </table:table-cell>
          <table:table-cell table:formula="of:=(       (    (COS([.$B9])     -      SQRT([.BC$2]^2-SIN([.$B9])^2))    /     (COS([.$B9])    +     SQRT([.BC$2]^2-SIN([.$B9])^2))    )  ^2     -    [.$C9]  )^2" office:value-type="float" office:value="0.000836205514701497" calcext:value-type="float">
            <text:p>0.0008362055</text:p>
          </table:table-cell>
          <table:table-cell table:formula="of:=(       (    (COS([.$B9])     -      SQRT([.BD$2]^2-SIN([.$B9])^2))    /     (COS([.$B9])    +     SQRT([.BD$2]^2-SIN([.$B9])^2))    )  ^2     -    [.$C9]  )^2" office:value-type="float" office:value="0.000831255565796951" calcext:value-type="float">
            <text:p>0.0008312556</text:p>
          </table:table-cell>
          <table:table-cell table:formula="of:=(       (    (COS([.$B9])     -      SQRT([.BE$2]^2-SIN([.$B9])^2))    /     (COS([.$B9])    +     SQRT([.BE$2]^2-SIN([.$B9])^2))    )  ^2     -    [.$C9]  )^2" office:value-type="float" office:value="0.000826321445244789" calcext:value-type="float">
            <text:p>0.0008263214</text:p>
          </table:table-cell>
          <table:table-cell table:formula="of:=(       (    (COS([.$B9])     -      SQRT([.BF$2]^2-SIN([.$B9])^2))    /     (COS([.$B9])    +     SQRT([.BF$2]^2-SIN([.$B9])^2))    )  ^2     -    [.$C9]  )^2" office:value-type="float" office:value="0.000821403142556242" calcext:value-type="float">
            <text:p>0.0008214031</text:p>
          </table:table-cell>
          <table:table-cell table:formula="of:=(       (    (COS([.$B9])     -      SQRT([.BG$2]^2-SIN([.$B9])^2))    /     (COS([.$B9])    +     SQRT([.BG$2]^2-SIN([.$B9])^2))    )  ^2     -    [.$C9]  )^2" office:value-type="float" office:value="0.000816500647249021" calcext:value-type="float">
            <text:p>0.0008165006</text:p>
          </table:table-cell>
          <table:table-cell table:formula="of:=(       (    (COS([.$B9])     -      SQRT([.BH$2]^2-SIN([.$B9])^2))    /     (COS([.$B9])    +     SQRT([.BH$2]^2-SIN([.$B9])^2))    )  ^2     -    [.$C9]  )^2" office:value-type="float" office:value="0.000811613948847372" calcext:value-type="float">
            <text:p>0.0008116139</text:p>
          </table:table-cell>
          <table:table-cell table:formula="of:=(       (    (COS([.$B9])     -      SQRT([.BI$2]^2-SIN([.$B9])^2))    /     (COS([.$B9])    +     SQRT([.BI$2]^2-SIN([.$B9])^2))    )  ^2     -    [.$C9]  )^2" office:value-type="float" office:value="0.000806743036882017" calcext:value-type="float">
            <text:p>0.000806743</text:p>
          </table:table-cell>
          <table:table-cell table:formula="of:=(       (    (COS([.$B9])     -      SQRT([.BJ$2]^2-SIN([.$B9])^2))    /     (COS([.$B9])    +     SQRT([.BJ$2]^2-SIN([.$B9])^2))    )  ^2     -    [.$C9]  )^2" office:value-type="float" office:value="0.000801887900890189" calcext:value-type="float">
            <text:p>0.0008018879</text:p>
          </table:table-cell>
          <table:table-cell table:formula="of:=(       (    (COS([.$B9])     -      SQRT([.BK$2]^2-SIN([.$B9])^2))    /     (COS([.$B9])    +     SQRT([.BK$2]^2-SIN([.$B9])^2))    )  ^2     -    [.$C9]  )^2" office:value-type="float" office:value="0.000797048530415658" calcext:value-type="float">
            <text:p>0.0007970485</text:p>
          </table:table-cell>
          <table:table-cell table:formula="of:=(       (    (COS([.$B9])     -      SQRT([.BL$2]^2-SIN([.$B9])^2))    /     (COS([.$B9])    +     SQRT([.BL$2]^2-SIN([.$B9])^2))    )  ^2     -    [.$C9]  )^2" office:value-type="float" office:value="0.000792224915008637" calcext:value-type="float">
            <text:p>0.0007922249</text:p>
          </table:table-cell>
          <table:table-cell table:formula="of:=(       (    (COS([.$B9])     -      SQRT([.BM$2]^2-SIN([.$B9])^2))    /     (COS([.$B9])    +     SQRT([.BM$2]^2-SIN([.$B9])^2))    )  ^2     -    [.$C9]  )^2" office:value-type="float" office:value="0.000787417044225851" calcext:value-type="float">
            <text:p>0.000787417</text:p>
          </table:table-cell>
          <table:table-cell table:formula="of:=(       (    (COS([.$B9])     -      SQRT([.BN$2]^2-SIN([.$B9])^2))    /     (COS([.$B9])    +     SQRT([.BN$2]^2-SIN([.$B9])^2))    )  ^2     -    [.$C9]  )^2" office:value-type="float" office:value="0.000782624907630567" calcext:value-type="float">
            <text:p>0.0007826249</text:p>
          </table:table-cell>
          <table:table-cell table:formula="of:=(       (    (COS([.$B9])     -      SQRT([.BO$2]^2-SIN([.$B9])^2))    /     (COS([.$B9])    +     SQRT([.BO$2]^2-SIN([.$B9])^2))    )  ^2     -    [.$C9]  )^2" office:value-type="float" office:value="0.000777848494792441" calcext:value-type="float">
            <text:p>0.0007778485</text:p>
          </table:table-cell>
          <table:table-cell table:formula="of:=(       (    (COS([.$B9])     -      SQRT([.BP$2]^2-SIN([.$B9])^2))    /     (COS([.$B9])    +     SQRT([.BP$2]^2-SIN([.$B9])^2))    )  ^2     -    [.$C9]  )^2" office:value-type="float" office:value="0.000773087795287732" calcext:value-type="float">
            <text:p>0.0007730878</text:p>
          </table:table-cell>
          <table:table-cell table:formula="of:=(       (    (COS([.$B9])     -      SQRT([.BQ$2]^2-SIN([.$B9])^2))    /     (COS([.$B9])    +     SQRT([.BQ$2]^2-SIN([.$B9])^2))    )  ^2     -    [.$C9]  )^2" office:value-type="float" office:value="0.000768342798699073" calcext:value-type="float">
            <text:p>0.0007683428</text:p>
          </table:table-cell>
          <table:table-cell table:formula="of:=(       (    (COS([.$B9])     -      SQRT([.BR$2]^2-SIN([.$B9])^2))    /     (COS([.$B9])    +     SQRT([.BR$2]^2-SIN([.$B9])^2))    )  ^2     -    [.$C9]  )^2" office:value-type="float" office:value="0.000763613494615674" calcext:value-type="float">
            <text:p>0.0007636135</text:p>
          </table:table-cell>
          <table:table-cell table:formula="of:=(       (    (COS([.$B9])     -      SQRT([.BS$2]^2-SIN([.$B9])^2))    /     (COS([.$B9])    +     SQRT([.BS$2]^2-SIN([.$B9])^2))    )  ^2     -    [.$C9]  )^2" office:value-type="float" office:value="0.000758899872633146" calcext:value-type="float">
            <text:p>0.0007588999</text:p>
          </table:table-cell>
          <table:table-cell table:formula="of:=(       (    (COS([.$B9])     -      SQRT([.BT$2]^2-SIN([.$B9])^2))    /     (COS([.$B9])    +     SQRT([.BT$2]^2-SIN([.$B9])^2))    )  ^2     -    [.$C9]  )^2" office:value-type="float" office:value="0.000754201922353622" calcext:value-type="float">
            <text:p>0.0007542019</text:p>
          </table:table-cell>
          <table:table-cell table:formula="of:=(       (    (COS([.$B9])     -      SQRT([.BU$2]^2-SIN([.$B9])^2))    /     (COS([.$B9])    +     SQRT([.BU$2]^2-SIN([.$B9])^2))    )  ^2     -    [.$C9]  )^2" office:value-type="float" office:value="0.000749519633385688" calcext:value-type="float">
            <text:p>0.0007495196</text:p>
          </table:table-cell>
          <table:table-cell table:formula="of:=(       (    (COS([.$B9])     -      SQRT([.BV$2]^2-SIN([.$B9])^2))    /     (COS([.$B9])    +     SQRT([.BV$2]^2-SIN([.$B9])^2))    )  ^2     -    [.$C9]  )^2" office:value-type="float" office:value="0.000744852995344394" calcext:value-type="float">
            <text:p>0.000744853</text:p>
          </table:table-cell>
          <table:table-cell table:formula="of:=(       (    (COS([.$B9])     -      SQRT([.BW$2]^2-SIN([.$B9])^2))    /     (COS([.$B9])    +     SQRT([.BW$2]^2-SIN([.$B9])^2))    )  ^2     -    [.$C9]  )^2" office:value-type="float" office:value="0.000740201997851277" calcext:value-type="float">
            <text:p>0.000740202</text:p>
          </table:table-cell>
          <table:table-cell table:formula="of:=(       (    (COS([.$B9])     -      SQRT([.BX$2]^2-SIN([.$B9])^2))    /     (COS([.$B9])    +     SQRT([.BX$2]^2-SIN([.$B9])^2))    )  ^2     -    [.$C9]  )^2" office:value-type="float" office:value="0.000735566630534344" calcext:value-type="float">
            <text:p>0.0007355666</text:p>
          </table:table-cell>
          <table:table-cell table:formula="of:=(       (    (COS([.$B9])     -      SQRT([.BY$2]^2-SIN([.$B9])^2))    /     (COS([.$B9])    +     SQRT([.BY$2]^2-SIN([.$B9])^2))    )  ^2     -    [.$C9]  )^2" office:value-type="float" office:value="0.000730946883028024" calcext:value-type="float">
            <text:p>0.0007309469</text:p>
          </table:table-cell>
          <table:table-cell table:formula="of:=(       (    (COS([.$B9])     -      SQRT([.BZ$2]^2-SIN([.$B9])^2))    /     (COS([.$B9])    +     SQRT([.BZ$2]^2-SIN([.$B9])^2))    )  ^2     -    [.$C9]  )^2" office:value-type="float" office:value="0.000726342744973227" calcext:value-type="float">
            <text:p>0.0007263427</text:p>
          </table:table-cell>
          <table:table-cell table:formula="of:=(       (    (COS([.$B9])     -      SQRT([.CA$2]^2-SIN([.$B9])^2))    /     (COS([.$B9])    +     SQRT([.CA$2]^2-SIN([.$B9])^2))    )  ^2     -    [.$C9]  )^2" office:value-type="float" office:value="0.000721754206017318" calcext:value-type="float">
            <text:p>0.0007217542</text:p>
          </table:table-cell>
          <table:table-cell table:formula="of:=(       (    (COS([.$B9])     -      SQRT([.CB$2]^2-SIN([.$B9])^2))    /     (COS([.$B9])    +     SQRT([.CB$2]^2-SIN([.$B9])^2))    )  ^2     -    [.$C9]  )^2" office:value-type="float" office:value="0.000717181255814113" calcext:value-type="float">
            <text:p>0.0007171813</text:p>
          </table:table-cell>
          <table:table-cell table:formula="of:=(       (    (COS([.$B9])     -      SQRT([.CC$2]^2-SIN([.$B9])^2))    /     (COS([.$B9])    +     SQRT([.CC$2]^2-SIN([.$B9])^2))    )  ^2     -    [.$C9]  )^2" office:value-type="float" office:value="0.000712623884023891" calcext:value-type="float">
            <text:p>0.0007126239</text:p>
          </table:table-cell>
          <table:table-cell table:formula="of:=(       (    (COS([.$B9])     -      SQRT([.CD$2]^2-SIN([.$B9])^2))    /     (COS([.$B9])    +     SQRT([.CD$2]^2-SIN([.$B9])^2))    )  ^2     -    [.$C9]  )^2" office:value-type="float" office:value="0.000708082080313354" calcext:value-type="float">
            <text:p>0.0007080821</text:p>
          </table:table-cell>
          <table:table-cell table:formula="of:=(       (    (COS([.$B9])     -      SQRT([.CE$2]^2-SIN([.$B9])^2))    /     (COS([.$B9])    +     SQRT([.CE$2]^2-SIN([.$B9])^2))    )  ^2     -    [.$C9]  )^2" office:value-type="float" office:value="0.000703555834355663" calcext:value-type="float">
            <text:p>0.0007035558</text:p>
          </table:table-cell>
          <table:table-cell table:formula="of:=(       (    (COS([.$B9])     -      SQRT([.CF$2]^2-SIN([.$B9])^2))    /     (COS([.$B9])    +     SQRT([.CF$2]^2-SIN([.$B9])^2))    )  ^2     -    [.$C9]  )^2" office:value-type="float" office:value="0.000699045135830408" calcext:value-type="float">
            <text:p>0.0006990451</text:p>
          </table:table-cell>
          <table:table-cell table:formula="of:=(       (    (COS([.$B9])     -      SQRT([.CG$2]^2-SIN([.$B9])^2))    /     (COS([.$B9])    +     SQRT([.CG$2]^2-SIN([.$B9])^2))    )  ^2     -    [.$C9]  )^2" office:value-type="float" office:value="0.000694549974423626" calcext:value-type="float">
            <text:p>0.00069455</text:p>
          </table:table-cell>
          <table:table-cell table:formula="of:=(       (    (COS([.$B9])     -      SQRT([.CH$2]^2-SIN([.$B9])^2))    /     (COS([.$B9])    +     SQRT([.CH$2]^2-SIN([.$B9])^2))    )  ^2     -    [.$C9]  )^2" office:value-type="float" office:value="0.0006900703398278" calcext:value-type="float">
            <text:p>0.0006900703</text:p>
          </table:table-cell>
          <table:table-cell table:formula="of:=(       (    (COS([.$B9])     -      SQRT([.CI$2]^2-SIN([.$B9])^2))    /     (COS([.$B9])    +     SQRT([.CI$2]^2-SIN([.$B9])^2))    )  ^2     -    [.$C9]  )^2" office:value-type="float" office:value="0.000685606221741806" calcext:value-type="float">
            <text:p>0.0006856062</text:p>
          </table:table-cell>
          <table:table-cell table:formula="of:=(       (    (COS([.$B9])     -      SQRT([.CJ$2]^2-SIN([.$B9])^2))    /     (COS([.$B9])    +     SQRT([.CJ$2]^2-SIN([.$B9])^2))    )  ^2     -    [.$C9]  )^2" office:value-type="float" office:value="0.000681157609870997" calcext:value-type="float">
            <text:p>0.0006811576</text:p>
          </table:table-cell>
          <table:table-cell table:formula="of:=(       (    (COS([.$B9])     -      SQRT([.CK$2]^2-SIN([.$B9])^2))    /     (COS([.$B9])    +     SQRT([.CK$2]^2-SIN([.$B9])^2))    )  ^2     -    [.$C9]  )^2" office:value-type="float" office:value="0.00067672449392713" calcext:value-type="float">
            <text:p>0.0006767245</text:p>
          </table:table-cell>
          <table:table-cell table:formula="of:=(       (    (COS([.$B9])     -      SQRT([.CL$2]^2-SIN([.$B9])^2))    /     (COS([.$B9])    +     SQRT([.CL$2]^2-SIN([.$B9])^2))    )  ^2     -    [.$C9]  )^2" office:value-type="float" office:value="0.000672306863628383" calcext:value-type="float">
            <text:p>0.0006723069</text:p>
          </table:table-cell>
          <table:table-cell table:formula="of:=(       (    (COS([.$B9])     -      SQRT([.CM$2]^2-SIN([.$B9])^2))    /     (COS([.$B9])    +     SQRT([.CM$2]^2-SIN([.$B9])^2))    )  ^2     -    [.$C9]  )^2" office:value-type="float" office:value="0.000667904708699342" calcext:value-type="float">
            <text:p>0.0006679047</text:p>
          </table:table-cell>
          <table:table-cell table:formula="of:=(       (    (COS([.$B9])     -      SQRT([.CN$2]^2-SIN([.$B9])^2))    /     (COS([.$B9])    +     SQRT([.CN$2]^2-SIN([.$B9])^2))    )  ^2     -    [.$C9]  )^2" office:value-type="float" office:value="0.000663518018871055" calcext:value-type="float">
            <text:p>0.000663518</text:p>
          </table:table-cell>
          <table:table-cell table:formula="of:=(       (    (COS([.$B9])     -      SQRT([.CO$2]^2-SIN([.$B9])^2))    /     (COS([.$B9])    +     SQRT([.CO$2]^2-SIN([.$B9])^2))    )  ^2     -    [.$C9]  )^2" office:value-type="float" office:value="0.000659146783880937" calcext:value-type="float">
            <text:p>0.0006591468</text:p>
          </table:table-cell>
          <table:table-cell table:formula="of:=(       (    (COS([.$B9])     -      SQRT([.CP$2]^2-SIN([.$B9])^2))    /     (COS([.$B9])    +     SQRT([.CP$2]^2-SIN([.$B9])^2))    )  ^2     -    [.$C9]  )^2" office:value-type="float" office:value="0.000654790993472828" calcext:value-type="float">
            <text:p>0.000654791</text:p>
          </table:table-cell>
          <table:table-cell table:formula="of:=(       (    (COS([.$B9])     -      SQRT([.CQ$2]^2-SIN([.$B9])^2))    /     (COS([.$B9])    +     SQRT([.CQ$2]^2-SIN([.$B9])^2))    )  ^2     -    [.$C9]  )^2" office:value-type="float" office:value="0.000650450637397015" calcext:value-type="float">
            <text:p>0.0006504506</text:p>
          </table:table-cell>
          <table:table-cell table:formula="of:=(       (    (COS([.$B9])     -      SQRT([.CR$2]^2-SIN([.$B9])^2))    /     (COS([.$B9])    +     SQRT([.CR$2]^2-SIN([.$B9])^2))    )  ^2     -    [.$C9]  )^2" office:value-type="float" office:value="0.000646125705410129" calcext:value-type="float">
            <text:p>0.0006461257</text:p>
          </table:table-cell>
          <table:table-cell table:formula="of:=(       (    (COS([.$B9])     -      SQRT([.CS$2]^2-SIN([.$B9])^2))    /     (COS([.$B9])    +     SQRT([.CS$2]^2-SIN([.$B9])^2))    )  ^2     -    [.$C9]  )^2" office:value-type="float" office:value="0.000641816187275233" calcext:value-type="float">
            <text:p>0.0006418162</text:p>
          </table:table-cell>
          <table:table-cell table:formula="of:=(       (    (COS([.$B9])     -      SQRT([.CT$2]^2-SIN([.$B9])^2))    /     (COS([.$B9])    +     SQRT([.CT$2]^2-SIN([.$B9])^2))    )  ^2     -    [.$C9]  )^2" office:value-type="float" office:value="0.000637522072761826" calcext:value-type="float">
            <text:p>0.0006375221</text:p>
          </table:table-cell>
          <table:table-cell table:formula="of:=(       (    (COS([.$B9])     -      SQRT([.CU$2]^2-SIN([.$B9])^2))    /     (COS([.$B9])    +     SQRT([.CU$2]^2-SIN([.$B9])^2))    )  ^2     -    [.$C9]  )^2" office:value-type="float" office:value="0.000633243351645721" calcext:value-type="float">
            <text:p>0.0006332434</text:p>
          </table:table-cell>
          <table:table-cell table:formula="of:=(       (    (COS([.$B9])     -      SQRT([.CV$2]^2-SIN([.$B9])^2))    /     (COS([.$B9])    +     SQRT([.CV$2]^2-SIN([.$B9])^2))    )  ^2     -    [.$C9]  )^2" office:value-type="float" office:value="0.000628980013709222" calcext:value-type="float">
            <text:p>0.00062898</text:p>
          </table:table-cell>
          <table:table-cell table:formula="of:=(       (    (COS([.$B9])     -      SQRT([.CW$2]^2-SIN([.$B9])^2))    /     (COS([.$B9])    +     SQRT([.CW$2]^2-SIN([.$B9])^2))    )  ^2     -    [.$C9]  )^2" office:value-type="float" office:value="0.000624732048740943" calcext:value-type="float">
            <text:p>0.000624732</text:p>
          </table:table-cell>
          <table:table-cell table:formula="of:=(       (    (COS([.$B9])     -      SQRT([.CX$2]^2-SIN([.$B9])^2))    /     (COS([.$B9])    +     SQRT([.CX$2]^2-SIN([.$B9])^2))    )  ^2     -    [.$C9]  )^2" office:value-type="float" office:value="0.000620499446535919" calcext:value-type="float">
            <text:p>0.0006204994</text:p>
          </table:table-cell>
          <table:table-cell table:formula="of:=(       (    (COS([.$B9])     -      SQRT([.CY$2]^2-SIN([.$B9])^2))    /     (COS([.$B9])    +     SQRT([.CY$2]^2-SIN([.$B9])^2))    )  ^2     -    [.$C9]  )^2" office:value-type="float" office:value="0.000616282196895605" calcext:value-type="float">
            <text:p>0.0006162822</text:p>
          </table:table-cell>
          <table:table-cell table:formula="of:=(       (    (COS([.$B9])     -      SQRT([.CZ$2]^2-SIN([.$B9])^2))    /     (COS([.$B9])    +     SQRT([.CZ$2]^2-SIN([.$B9])^2))    )  ^2     -    [.$C9]  )^2" office:value-type="float" office:value="0.000612080289627776" calcext:value-type="float">
            <text:p>0.0006120803</text:p>
          </table:table-cell>
          <table:table-cell table:formula="of:=(       (    (COS([.$B9])     -      SQRT([.DA$2]^2-SIN([.$B9])^2))    /     (COS([.$B9])    +     SQRT([.DA$2]^2-SIN([.$B9])^2))    )  ^2     -    [.$C9]  )^2" office:value-type="float" office:value="0.000607893714546633" calcext:value-type="float">
            <text:p>0.0006078937</text:p>
          </table:table-cell>
          <table:table-cell table:formula="of:=(       (    (COS([.$B9])     -      SQRT([.DB$2]^2-SIN([.$B9])^2))    /     (COS([.$B9])    +     SQRT([.DB$2]^2-SIN([.$B9])^2))    )  ^2     -    [.$C9]  )^2" office:value-type="float" office:value="0.000603722461472707" calcext:value-type="float">
            <text:p>0.0006037225</text:p>
          </table:table-cell>
          <table:table-cell table:formula="of:=(       (    (COS([.$B9])     -      SQRT([.DC$2]^2-SIN([.$B9])^2))    /     (COS([.$B9])    +     SQRT([.DC$2]^2-SIN([.$B9])^2))    )  ^2     -    [.$C9]  )^2" office:value-type="float" office:value="0.000599566520232978" calcext:value-type="float">
            <text:p>0.0005995665</text:p>
          </table:table-cell>
          <table:table-cell table:formula="of:=(       (    (COS([.$B9])     -      SQRT([.DD$2]^2-SIN([.$B9])^2))    /     (COS([.$B9])    +     SQRT([.DD$2]^2-SIN([.$B9])^2))    )  ^2     -    [.$C9]  )^2" office:value-type="float" office:value="0.00059542588066071" calcext:value-type="float">
            <text:p>0.0005954259</text:p>
          </table:table-cell>
          <table:table-cell table:formula="of:=(       (    (COS([.$B9])     -      SQRT([.DE$2]^2-SIN([.$B9])^2))    /     (COS([.$B9])    +     SQRT([.DE$2]^2-SIN([.$B9])^2))    )  ^2     -    [.$C9]  )^2" office:value-type="float" office:value="0.000591300532595599" calcext:value-type="float">
            <text:p>0.0005913005</text:p>
          </table:table-cell>
          <table:table-cell table:formula="of:=(       (    (COS([.$B9])     -      SQRT([.DF$2]^2-SIN([.$B9])^2))    /     (COS([.$B9])    +     SQRT([.DF$2]^2-SIN([.$B9])^2))    )  ^2     -    [.$C9]  )^2" office:value-type="float" office:value="0.000587190465883672" calcext:value-type="float">
            <text:p>0.0005871905</text:p>
          </table:table-cell>
          <table:table-cell table:formula="of:=(       (    (COS([.$B9])     -      SQRT([.DG$2]^2-SIN([.$B9])^2))    /     (COS([.$B9])    +     SQRT([.DG$2]^2-SIN([.$B9])^2))    )  ^2     -    [.$C9]  )^2" office:value-type="float" office:value="0.000583095670377331" calcext:value-type="float">
            <text:p>0.0005830957</text:p>
          </table:table-cell>
          <table:table-cell table:formula="of:=(       (    (COS([.$B9])     -      SQRT([.DH$2]^2-SIN([.$B9])^2))    /     (COS([.$B9])    +     SQRT([.DH$2]^2-SIN([.$B9])^2))    )  ^2     -    [.$C9]  )^2" office:value-type="float" office:value="0.00057901613593533" calcext:value-type="float">
            <text:p>0.0005790161</text:p>
          </table:table-cell>
          <table:table-cell table:formula="of:=(       (    (COS([.$B9])     -      SQRT([.DI$2]^2-SIN([.$B9])^2))    /     (COS([.$B9])    +     SQRT([.DI$2]^2-SIN([.$B9])^2))    )  ^2     -    [.$C9]  )^2" office:value-type="float" office:value="0.000574951852422803" calcext:value-type="float">
            <text:p>0.0005749519</text:p>
          </table:table-cell>
          <table:table-cell table:formula="of:=(       (    (COS([.$B9])     -      SQRT([.DJ$2]^2-SIN([.$B9])^2))    /     (COS([.$B9])    +     SQRT([.DJ$2]^2-SIN([.$B9])^2))    )  ^2     -    [.$C9]  )^2" office:value-type="float" office:value="0.0005709028097112" calcext:value-type="float">
            <text:p>0.0005709028</text:p>
          </table:table-cell>
          <table:table-cell table:formula="of:=(       (    (COS([.$B9])     -      SQRT([.DK$2]^2-SIN([.$B9])^2))    /     (COS([.$B9])    +     SQRT([.DK$2]^2-SIN([.$B9])^2))    )  ^2     -    [.$C9]  )^2" office:value-type="float" office:value="0.000566868997678342" calcext:value-type="float">
            <text:p>0.000566869</text:p>
          </table:table-cell>
          <table:table-cell table:formula="of:=(       (    (COS([.$B9])     -      SQRT([.DL$2]^2-SIN([.$B9])^2))    /     (COS([.$B9])    +     SQRT([.DL$2]^2-SIN([.$B9])^2))    )  ^2     -    [.$C9]  )^2" office:value-type="float" office:value="0.000562850406208397" calcext:value-type="float">
            <text:p>0.0005628504</text:p>
          </table:table-cell>
          <table:table-cell table:formula="of:=(       (    (COS([.$B9])     -      SQRT([.DM$2]^2-SIN([.$B9])^2))    /     (COS([.$B9])    +     SQRT([.DM$2]^2-SIN([.$B9])^2))    )  ^2     -    [.$C9]  )^2" office:value-type="float" office:value="0.000558847025191869" calcext:value-type="float">
            <text:p>0.000558847</text:p>
          </table:table-cell>
          <table:table-cell table:formula="of:=(       (    (COS([.$B9])     -      SQRT([.DN$2]^2-SIN([.$B9])^2))    /     (COS([.$B9])    +     SQRT([.DN$2]^2-SIN([.$B9])^2))    )  ^2     -    [.$C9]  )^2" office:value-type="float" office:value="0.000554858844525611" calcext:value-type="float">
            <text:p>0.0005548588</text:p>
          </table:table-cell>
          <table:table-cell table:formula="of:=(       (    (COS([.$B9])     -      SQRT([.DO$2]^2-SIN([.$B9])^2))    /     (COS([.$B9])    +     SQRT([.DO$2]^2-SIN([.$B9])^2))    )  ^2     -    [.$C9]  )^2" office:value-type="float" office:value="0.000550885854112823" calcext:value-type="float">
            <text:p>0.0005508859</text:p>
          </table:table-cell>
          <table:table-cell table:formula="of:=(       (    (COS([.$B9])     -      SQRT([.DP$2]^2-SIN([.$B9])^2))    /     (COS([.$B9])    +     SQRT([.DP$2]^2-SIN([.$B9])^2))    )  ^2     -    [.$C9]  )^2" office:value-type="float" office:value="0.000546928043863007" calcext:value-type="float">
            <text:p>0.000546928</text:p>
          </table:table-cell>
          <table:table-cell table:formula="of:=(       (    (COS([.$B9])     -      SQRT([.DQ$2]^2-SIN([.$B9])^2))    /     (COS([.$B9])    +     SQRT([.DQ$2]^2-SIN([.$B9])^2))    )  ^2     -    [.$C9]  )^2" office:value-type="float" office:value="0.000542985403692037" calcext:value-type="float">
            <text:p>0.0005429854</text:p>
          </table:table-cell>
          <table:table-cell table:formula="of:=(       (    (COS([.$B9])     -      SQRT([.DR$2]^2-SIN([.$B9])^2))    /     (COS([.$B9])    +     SQRT([.DR$2]^2-SIN([.$B9])^2))    )  ^2     -    [.$C9]  )^2" office:value-type="float" office:value="0.000539057923522087" calcext:value-type="float">
            <text:p>0.0005390579</text:p>
          </table:table-cell>
          <table:table-cell table:formula="of:=(       (    (COS([.$B9])     -      SQRT([.DS$2]^2-SIN([.$B9])^2))    /     (COS([.$B9])    +     SQRT([.DS$2]^2-SIN([.$B9])^2))    )  ^2     -    [.$C9]  )^2" office:value-type="float" office:value="0.000535145593281685" calcext:value-type="float">
            <text:p>0.0005351456</text:p>
          </table:table-cell>
          <table:table-cell table:formula="of:=(       (    (COS([.$B9])     -      SQRT([.DT$2]^2-SIN([.$B9])^2))    /     (COS([.$B9])    +     SQRT([.DT$2]^2-SIN([.$B9])^2))    )  ^2     -    [.$C9]  )^2" office:value-type="float" office:value="0.000531248402905627" calcext:value-type="float">
            <text:p>0.0005312484</text:p>
          </table:table-cell>
          <table:table-cell table:formula="of:=(       (    (COS([.$B9])     -      SQRT([.DU$2]^2-SIN([.$B9])^2))    /     (COS([.$B9])    +     SQRT([.DU$2]^2-SIN([.$B9])^2))    )  ^2     -    [.$C9]  )^2" office:value-type="float" office:value="0.000527366342335115" calcext:value-type="float">
            <text:p>0.0005273663</text:p>
          </table:table-cell>
          <table:table-cell table:formula="of:=(       (    (COS([.$B9])     -      SQRT([.DV$2]^2-SIN([.$B9])^2))    /     (COS([.$B9])    +     SQRT([.DV$2]^2-SIN([.$B9])^2))    )  ^2     -    [.$C9]  )^2" office:value-type="float" office:value="0.000523499401517585" calcext:value-type="float">
            <text:p>0.0005234994</text:p>
          </table:table-cell>
          <table:table-cell table:formula="of:=(       (    (COS([.$B9])     -      SQRT([.DW$2]^2-SIN([.$B9])^2))    /     (COS([.$B9])    +     SQRT([.DW$2]^2-SIN([.$B9])^2))    )  ^2     -    [.$C9]  )^2" office:value-type="float" office:value="0.000519647570406841" calcext:value-type="float">
            <text:p>0.0005196476</text:p>
          </table:table-cell>
          <table:table-cell table:formula="of:=(       (    (COS([.$B9])     -      SQRT([.DX$2]^2-SIN([.$B9])^2))    /     (COS([.$B9])    +     SQRT([.DX$2]^2-SIN([.$B9])^2))    )  ^2     -    [.$C9]  )^2" office:value-type="float" office:value="0.000515810838962964" calcext:value-type="float">
            <text:p>0.0005158108</text:p>
          </table:table-cell>
          <table:table-cell table:formula="of:=(       (    (COS([.$B9])     -      SQRT([.DY$2]^2-SIN([.$B9])^2))    /     (COS([.$B9])    +     SQRT([.DY$2]^2-SIN([.$B9])^2))    )  ^2     -    [.$C9]  )^2" office:value-type="float" office:value="0.000511989197152387" calcext:value-type="float">
            <text:p>0.0005119892</text:p>
          </table:table-cell>
          <table:table-cell table:formula="of:=(       (    (COS([.$B9])     -      SQRT([.DZ$2]^2-SIN([.$B9])^2))    /     (COS([.$B9])    +     SQRT([.DZ$2]^2-SIN([.$B9])^2))    )  ^2     -    [.$C9]  )^2" office:value-type="float" office:value="0.000508182634947798" calcext:value-type="float">
            <text:p>0.0005081826</text:p>
          </table:table-cell>
          <table:table-cell table:formula="of:=(       (    (COS([.$B9])     -      SQRT([.EA$2]^2-SIN([.$B9])^2))    /     (COS([.$B9])    +     SQRT([.EA$2]^2-SIN([.$B9])^2))    )  ^2     -    [.$C9]  )^2" office:value-type="float" office:value="0.000504391142328207" calcext:value-type="float">
            <text:p>0.0005043911</text:p>
          </table:table-cell>
          <table:table-cell table:formula="of:=(       (    (COS([.$B9])     -      SQRT([.EB$2]^2-SIN([.$B9])^2))    /     (COS([.$B9])    +     SQRT([.EB$2]^2-SIN([.$B9])^2))    )  ^2     -    [.$C9]  )^2" office:value-type="float" office:value="0.000500614709278944" calcext:value-type="float">
            <text:p>0.0005006147</text:p>
          </table:table-cell>
          <table:table-cell table:formula="of:=(       (    (COS([.$B9])     -      SQRT([.EC$2]^2-SIN([.$B9])^2))    /     (COS([.$B9])    +     SQRT([.EC$2]^2-SIN([.$B9])^2))    )  ^2     -    [.$C9]  )^2" office:value-type="float" office:value="0.000496853325791601" calcext:value-type="float">
            <text:p>0.0004968533</text:p>
          </table:table-cell>
          <table:table-cell table:formula="of:=(       (    (COS([.$B9])     -      SQRT([.ED$2]^2-SIN([.$B9])^2))    /     (COS([.$B9])    +     SQRT([.ED$2]^2-SIN([.$B9])^2))    )  ^2     -    [.$C9]  )^2" office:value-type="float" office:value="0.000493106981864084" calcext:value-type="float">
            <text:p>0.000493107</text:p>
          </table:table-cell>
          <table:table-cell table:formula="of:=(       (    (COS([.$B9])     -      SQRT([.EE$2]^2-SIN([.$B9])^2))    /     (COS([.$B9])    +     SQRT([.EE$2]^2-SIN([.$B9])^2))    )  ^2     -    [.$C9]  )^2" office:value-type="float" office:value="0.000489375667500588" calcext:value-type="float">
            <text:p>0.0004893757</text:p>
          </table:table-cell>
          <table:table-cell table:formula="of:=(       (    (COS([.$B9])     -      SQRT([.EF$2]^2-SIN([.$B9])^2))    /     (COS([.$B9])    +     SQRT([.EF$2]^2-SIN([.$B9])^2))    )  ^2     -    [.$C9]  )^2" office:value-type="float" office:value="0.000485659372711589" calcext:value-type="float">
            <text:p>0.0004856594</text:p>
          </table:table-cell>
          <table:table-cell table:formula="of:=(       (    (COS([.$B9])     -      SQRT([.EG$2]^2-SIN([.$B9])^2))    /     (COS([.$B9])    +     SQRT([.EG$2]^2-SIN([.$B9])^2))    )  ^2     -    [.$C9]  )^2" office:value-type="float" office:value="0.000481958087513853" calcext:value-type="float">
            <text:p>0.0004819581</text:p>
          </table:table-cell>
          <table:table-cell table:formula="of:=(       (    (COS([.$B9])     -      SQRT([.EH$2]^2-SIN([.$B9])^2))    /     (COS([.$B9])    +     SQRT([.EH$2]^2-SIN([.$B9])^2))    )  ^2     -    [.$C9]  )^2" office:value-type="float" office:value="0.000478271801930408" calcext:value-type="float">
            <text:p>0.0004782718</text:p>
          </table:table-cell>
          <table:table-cell table:formula="of:=(       (    (COS([.$B9])     -      SQRT([.EI$2]^2-SIN([.$B9])^2))    /     (COS([.$B9])    +     SQRT([.EI$2]^2-SIN([.$B9])^2))    )  ^2     -    [.$C9]  )^2" office:value-type="float" office:value="0.000474600505990587" calcext:value-type="float">
            <text:p>0.0004746005</text:p>
          </table:table-cell>
          <table:table-cell table:formula="of:=(       (    (COS([.$B9])     -      SQRT([.EJ$2]^2-SIN([.$B9])^2))    /     (COS([.$B9])    +     SQRT([.EJ$2]^2-SIN([.$B9])^2))    )  ^2     -    [.$C9]  )^2" office:value-type="float" office:value="0.000470944189729993" calcext:value-type="float">
            <text:p>0.0004709442</text:p>
          </table:table-cell>
          <table:table-cell table:formula="of:=(       (    (COS([.$B9])     -      SQRT([.EK$2]^2-SIN([.$B9])^2))    /     (COS([.$B9])    +     SQRT([.EK$2]^2-SIN([.$B9])^2))    )  ^2     -    [.$C9]  )^2" office:value-type="float" office:value="0.000467302843190471" calcext:value-type="float">
            <text:p>0.0004673028</text:p>
          </table:table-cell>
          <table:table-cell table:formula="of:=(       (    (COS([.$B9])     -      SQRT([.EL$2]^2-SIN([.$B9])^2))    /     (COS([.$B9])    +     SQRT([.EL$2]^2-SIN([.$B9])^2))    )  ^2     -    [.$C9]  )^2" office:value-type="float" office:value="0.000463676456420187" calcext:value-type="float">
            <text:p>0.0004636765</text:p>
          </table:table-cell>
          <table:table-cell table:formula="of:=(       (    (COS([.$B9])     -      SQRT([.EM$2]^2-SIN([.$B9])^2))    /     (COS([.$B9])    +     SQRT([.EM$2]^2-SIN([.$B9])^2))    )  ^2     -    [.$C9]  )^2" office:value-type="float" office:value="0.000460065019473522" calcext:value-type="float">
            <text:p>0.000460065</text:p>
          </table:table-cell>
          <table:table-cell table:formula="of:=(       (    (COS([.$B9])     -      SQRT([.EN$2]^2-SIN([.$B9])^2))    /     (COS([.$B9])    +     SQRT([.EN$2]^2-SIN([.$B9])^2))    )  ^2     -    [.$C9]  )^2" office:value-type="float" office:value="0.000456468522411146" calcext:value-type="float">
            <text:p>0.0004564685</text:p>
          </table:table-cell>
          <table:table-cell table:formula="of:=(       (    (COS([.$B9])     -      SQRT([.EO$2]^2-SIN([.$B9])^2))    /     (COS([.$B9])    +     SQRT([.EO$2]^2-SIN([.$B9])^2))    )  ^2     -    [.$C9]  )^2" office:value-type="float" office:value="0.000452886955299976" calcext:value-type="float">
            <text:p>0.000452887</text:p>
          </table:table-cell>
          <table:table-cell table:formula="of:=(       (    (COS([.$B9])     -      SQRT([.EP$2]^2-SIN([.$B9])^2))    /     (COS([.$B9])    +     SQRT([.EP$2]^2-SIN([.$B9])^2))    )  ^2     -    [.$C9]  )^2" office:value-type="float" office:value="0.000449320308213221" calcext:value-type="float">
            <text:p>0.0004493203</text:p>
          </table:table-cell>
          <table:table-cell table:formula="of:=(       (    (COS([.$B9])     -      SQRT([.EQ$2]^2-SIN([.$B9])^2))    /     (COS([.$B9])    +     SQRT([.EQ$2]^2-SIN([.$B9])^2))    )  ^2     -    [.$C9]  )^2" office:value-type="float" office:value="0.000445768571230296" calcext:value-type="float">
            <text:p>0.0004457686</text:p>
          </table:table-cell>
          <table:table-cell table:formula="of:=(       (    (COS([.$B9])     -      SQRT([.ER$2]^2-SIN([.$B9])^2))    /     (COS([.$B9])    +     SQRT([.ER$2]^2-SIN([.$B9])^2))    )  ^2     -    [.$C9]  )^2" office:value-type="float" office:value="0.000442231734436877" calcext:value-type="float">
            <text:p>0.0004422317</text:p>
          </table:table-cell>
          <table:table-cell table:formula="of:=(       (    (COS([.$B9])     -      SQRT([.ES$2]^2-SIN([.$B9])^2))    /     (COS([.$B9])    +     SQRT([.ES$2]^2-SIN([.$B9])^2))    )  ^2     -    [.$C9]  )^2" office:value-type="float" office:value="0.000438709787924915" calcext:value-type="float">
            <text:p>0.0004387098</text:p>
          </table:table-cell>
          <table:table-cell table:formula="of:=(       (    (COS([.$B9])     -      SQRT([.ET$2]^2-SIN([.$B9])^2))    /     (COS([.$B9])    +     SQRT([.ET$2]^2-SIN([.$B9])^2))    )  ^2     -    [.$C9]  )^2" office:value-type="float" office:value="0.00043520272179259" calcext:value-type="float">
            <text:p>0.0004352027</text:p>
          </table:table-cell>
          <table:table-cell table:formula="of:=(       (    (COS([.$B9])     -      SQRT([.EU$2]^2-SIN([.$B9])^2))    /     (COS([.$B9])    +     SQRT([.EU$2]^2-SIN([.$B9])^2))    )  ^2     -    [.$C9]  )^2" office:value-type="float" office:value="0.000431710526144303" calcext:value-type="float">
            <text:p>0.0004317105</text:p>
          </table:table-cell>
          <table:table-cell table:formula="of:=(       (    (COS([.$B9])     -      SQRT([.EV$2]^2-SIN([.$B9])^2))    /     (COS([.$B9])    +     SQRT([.EV$2]^2-SIN([.$B9])^2))    )  ^2     -    [.$C9]  )^2" office:value-type="float" office:value="0.000428233191090726" calcext:value-type="float">
            <text:p>0.0004282332</text:p>
          </table:table-cell>
          <table:table-cell table:formula="of:=(       (    (COS([.$B9])     -      SQRT([.EW$2]^2-SIN([.$B9])^2))    /     (COS([.$B9])    +     SQRT([.EW$2]^2-SIN([.$B9])^2))    )  ^2     -    [.$C9]  )^2" office:value-type="float" office:value="0.000424770706748754" calcext:value-type="float">
            <text:p>0.0004247707</text:p>
          </table:table-cell>
          <table:table-cell table:formula="of:=(       (    (COS([.$B9])     -      SQRT([.EX$2]^2-SIN([.$B9])^2))    /     (COS([.$B9])    +     SQRT([.EX$2]^2-SIN([.$B9])^2))    )  ^2     -    [.$C9]  )^2" office:value-type="float" office:value="0.000421323063241497" calcext:value-type="float">
            <text:p>0.0004213231</text:p>
          </table:table-cell>
          <table:table-cell table:formula="of:=(       (    (COS([.$B9])     -      SQRT([.EY$2]^2-SIN([.$B9])^2))    /     (COS([.$B9])    +     SQRT([.EY$2]^2-SIN([.$B9])^2))    )  ^2     -    [.$C9]  )^2" office:value-type="float" office:value="0.000417890250698324" calcext:value-type="float">
            <text:p>0.0004178903</text:p>
          </table:table-cell>
          <table:table-cell table:formula="of:=(       (    (COS([.$B9])     -      SQRT([.EZ$2]^2-SIN([.$B9])^2))    /     (COS([.$B9])    +     SQRT([.EZ$2]^2-SIN([.$B9])^2))    )  ^2     -    [.$C9]  )^2" office:value-type="float" office:value="0.000414472259254817" calcext:value-type="float">
            <text:p>0.0004144723</text:p>
          </table:table-cell>
          <table:table-cell table:formula="of:=(       (    (COS([.$B9])     -      SQRT([.FA$2]^2-SIN([.$B9])^2))    /     (COS([.$B9])    +     SQRT([.FA$2]^2-SIN([.$B9])^2))    )  ^2     -    [.$C9]  )^2" office:value-type="float" office:value="0.000411069079052762" calcext:value-type="float">
            <text:p>0.0004110691</text:p>
          </table:table-cell>
          <table:table-cell table:formula="of:=(       (    (COS([.$B9])     -      SQRT([.FB$2]^2-SIN([.$B9])^2))    /     (COS([.$B9])    +     SQRT([.FB$2]^2-SIN([.$B9])^2))    )  ^2     -    [.$C9]  )^2" office:value-type="float" office:value="0.000407680700240183" calcext:value-type="float">
            <text:p>0.0004076807</text:p>
          </table:table-cell>
          <table:table-cell table:formula="of:=(       (    (COS([.$B9])     -      SQRT([.FC$2]^2-SIN([.$B9])^2))    /     (COS([.$B9])    +     SQRT([.FC$2]^2-SIN([.$B9])^2))    )  ^2     -    [.$C9]  )^2" office:value-type="float" office:value="0.000404307112971341" calcext:value-type="float">
            <text:p>0.0004043071</text:p>
          </table:table-cell>
          <table:table-cell table:formula="of:=(       (    (COS([.$B9])     -      SQRT([.FD$2]^2-SIN([.$B9])^2))    /     (COS([.$B9])    +     SQRT([.FD$2]^2-SIN([.$B9])^2))    )  ^2     -    [.$C9]  )^2" office:value-type="float" office:value="0.000400948307406671" calcext:value-type="float">
            <text:p>0.0004009483</text:p>
          </table:table-cell>
          <table:table-cell table:formula="of:=(       (    (COS([.$B9])     -      SQRT([.FE$2]^2-SIN([.$B9])^2))    /     (COS([.$B9])    +     SQRT([.FE$2]^2-SIN([.$B9])^2))    )  ^2     -    [.$C9]  )^2" office:value-type="float" office:value="0.000397604273712846" calcext:value-type="float">
            <text:p>0.0003976043</text:p>
          </table:table-cell>
          <table:table-cell table:formula="of:=(       (    (COS([.$B9])     -      SQRT([.FF$2]^2-SIN([.$B9])^2))    /     (COS([.$B9])    +     SQRT([.FF$2]^2-SIN([.$B9])^2))    )  ^2     -    [.$C9]  )^2" office:value-type="float" office:value="0.000394275002062741" calcext:value-type="float">
            <text:p>0.000394275</text:p>
          </table:table-cell>
          <table:table-cell table:formula="of:=(       (    (COS([.$B9])     -      SQRT([.FG$2]^2-SIN([.$B9])^2))    /     (COS([.$B9])    +     SQRT([.FG$2]^2-SIN([.$B9])^2))    )  ^2     -    [.$C9]  )^2" office:value-type="float" office:value="0.000390960482635425" calcext:value-type="float">
            <text:p>0.0003909605</text:p>
          </table:table-cell>
          <table:table-cell table:formula="of:=(       (    (COS([.$B9])     -      SQRT([.FH$2]^2-SIN([.$B9])^2))    /     (COS([.$B9])    +     SQRT([.FH$2]^2-SIN([.$B9])^2))    )  ^2     -    [.$C9]  )^2" office:value-type="float" office:value="0.00038766070561617" calcext:value-type="float">
            <text:p>0.0003876607</text:p>
          </table:table-cell>
          <table:table-cell table:formula="of:=(       (    (COS([.$B9])     -      SQRT([.FI$2]^2-SIN([.$B9])^2))    /     (COS([.$B9])    +     SQRT([.FI$2]^2-SIN([.$B9])^2))    )  ^2     -    [.$C9]  )^2" office:value-type="float" office:value="0.000384375661196466" calcext:value-type="float">
            <text:p>0.0003843757</text:p>
          </table:table-cell>
          <table:table-cell table:formula="of:=(       (    (COS([.$B9])     -      SQRT([.FJ$2]^2-SIN([.$B9])^2))    /     (COS([.$B9])    +     SQRT([.FJ$2]^2-SIN([.$B9])^2))    )  ^2     -    [.$C9]  )^2" office:value-type="float" office:value="0.000381105339573965" calcext:value-type="float">
            <text:p>0.0003811053</text:p>
          </table:table-cell>
          <table:table-cell table:formula="of:=(       (    (COS([.$B9])     -      SQRT([.FK$2]^2-SIN([.$B9])^2))    /     (COS([.$B9])    +     SQRT([.FK$2]^2-SIN([.$B9])^2))    )  ^2     -    [.$C9]  )^2" office:value-type="float" office:value="0.00037784973095255" calcext:value-type="float">
            <text:p>0.0003778497</text:p>
          </table:table-cell>
          <table:table-cell table:formula="of:=(       (    (COS([.$B9])     -      SQRT([.FL$2]^2-SIN([.$B9])^2))    /     (COS([.$B9])    +     SQRT([.FL$2]^2-SIN([.$B9])^2))    )  ^2     -    [.$C9]  )^2" office:value-type="float" office:value="0.000374608825542281" calcext:value-type="float">
            <text:p>0.0003746088</text:p>
          </table:table-cell>
          <table:table-cell table:formula="of:=(       (    (COS([.$B9])     -      SQRT([.FM$2]^2-SIN([.$B9])^2))    /     (COS([.$B9])    +     SQRT([.FM$2]^2-SIN([.$B9])^2))    )  ^2     -    [.$C9]  )^2" office:value-type="float" office:value="0.000371382613559371" calcext:value-type="float">
            <text:p>0.0003713826</text:p>
          </table:table-cell>
          <table:table-cell table:formula="of:=(       (    (COS([.$B9])     -      SQRT([.FN$2]^2-SIN([.$B9])^2))    /     (COS([.$B9])    +     SQRT([.FN$2]^2-SIN([.$B9])^2))    )  ^2     -    [.$C9]  )^2" office:value-type="float" office:value="0.000368171085226256" calcext:value-type="float">
            <text:p>0.0003681711</text:p>
          </table:table-cell>
          <table:table-cell table:formula="of:=(       (    (COS([.$B9])     -      SQRT([.FO$2]^2-SIN([.$B9])^2))    /     (COS([.$B9])    +     SQRT([.FO$2]^2-SIN([.$B9])^2))    )  ^2     -    [.$C9]  )^2" office:value-type="float" office:value="0.000364974230771528" calcext:value-type="float">
            <text:p>0.0003649742</text:p>
          </table:table-cell>
          <table:table-cell table:formula="of:=(       (    (COS([.$B9])     -      SQRT([.FP$2]^2-SIN([.$B9])^2))    /     (COS([.$B9])    +     SQRT([.FP$2]^2-SIN([.$B9])^2))    )  ^2     -    [.$C9]  )^2" office:value-type="float" office:value="0.000361792040429968" calcext:value-type="float">
            <text:p>0.000361792</text:p>
          </table:table-cell>
          <table:table-cell table:formula="of:=(       (    (COS([.$B9])     -      SQRT([.FQ$2]^2-SIN([.$B9])^2))    /     (COS([.$B9])    +     SQRT([.FQ$2]^2-SIN([.$B9])^2))    )  ^2     -    [.$C9]  )^2" office:value-type="float" office:value="0.000358624504442547" calcext:value-type="float">
            <text:p>0.0003586245</text:p>
          </table:table-cell>
          <table:table-cell table:formula="of:=(       (    (COS([.$B9])     -      SQRT([.FR$2]^2-SIN([.$B9])^2))    /     (COS([.$B9])    +     SQRT([.FR$2]^2-SIN([.$B9])^2))    )  ^2     -    [.$C9]  )^2" office:value-type="float" office:value="0.00035547161305635" calcext:value-type="float">
            <text:p>0.0003554716</text:p>
          </table:table-cell>
          <table:table-cell table:formula="of:=(       (    (COS([.$B9])     -      SQRT([.FS$2]^2-SIN([.$B9])^2))    /     (COS([.$B9])    +     SQRT([.FS$2]^2-SIN([.$B9])^2))    )  ^2     -    [.$C9]  )^2" office:value-type="float" office:value="0.000352333356524697" calcext:value-type="float">
            <text:p>0.0003523334</text:p>
          </table:table-cell>
          <table:table-cell table:formula="of:=(       (    (COS([.$B9])     -      SQRT([.FT$2]^2-SIN([.$B9])^2))    /     (COS([.$B9])    +     SQRT([.FT$2]^2-SIN([.$B9])^2))    )  ^2     -    [.$C9]  )^2" office:value-type="float" office:value="0.000349209725107027" calcext:value-type="float">
            <text:p>0.0003492097</text:p>
          </table:table-cell>
          <table:table-cell table:formula="of:=(       (    (COS([.$B9])     -      SQRT([.FU$2]^2-SIN([.$B9])^2))    /     (COS([.$B9])    +     SQRT([.FU$2]^2-SIN([.$B9])^2))    )  ^2     -    [.$C9]  )^2" office:value-type="float" office:value="0.000346100709068963" calcext:value-type="float">
            <text:p>0.0003461007</text:p>
          </table:table-cell>
          <table:table-cell table:formula="of:=(       (    (COS([.$B9])     -      SQRT([.FV$2]^2-SIN([.$B9])^2))    /     (COS([.$B9])    +     SQRT([.FV$2]^2-SIN([.$B9])^2))    )  ^2     -    [.$C9]  )^2" office:value-type="float" office:value="0.000343006298682267" calcext:value-type="float">
            <text:p>0.0003430063</text:p>
          </table:table-cell>
          <table:table-cell table:formula="of:=(       (    (COS([.$B9])     -      SQRT([.FW$2]^2-SIN([.$B9])^2))    /     (COS([.$B9])    +     SQRT([.FW$2]^2-SIN([.$B9])^2))    )  ^2     -    [.$C9]  )^2" office:value-type="float" office:value="0.000339926484224884" calcext:value-type="float">
            <text:p>0.0003399265</text:p>
          </table:table-cell>
          <table:table-cell table:formula="of:=(       (    (COS([.$B9])     -      SQRT([.FX$2]^2-SIN([.$B9])^2))    /     (COS([.$B9])    +     SQRT([.FX$2]^2-SIN([.$B9])^2))    )  ^2     -    [.$C9]  )^2" office:value-type="float" office:value="0.000336861255980864" calcext:value-type="float">
            <text:p>0.0003368613</text:p>
          </table:table-cell>
          <table:table-cell table:formula="of:=(       (    (COS([.$B9])     -      SQRT([.FY$2]^2-SIN([.$B9])^2))    /     (COS([.$B9])    +     SQRT([.FY$2]^2-SIN([.$B9])^2))    )  ^2     -    [.$C9]  )^2" office:value-type="float" office:value="0.000333810604240461" calcext:value-type="float">
            <text:p>0.0003338106</text:p>
          </table:table-cell>
          <table:table-cell table:formula="of:=(       (    (COS([.$B9])     -      SQRT([.FZ$2]^2-SIN([.$B9])^2))    /     (COS([.$B9])    +     SQRT([.FZ$2]^2-SIN([.$B9])^2))    )  ^2     -    [.$C9]  )^2" office:value-type="float" office:value="0.000330774519300037" calcext:value-type="float">
            <text:p>0.0003307745</text:p>
          </table:table-cell>
          <table:table-cell table:formula="of:=(       (    (COS([.$B9])     -      SQRT([.GA$2]^2-SIN([.$B9])^2))    /     (COS([.$B9])    +     SQRT([.GA$2]^2-SIN([.$B9])^2))    )  ^2     -    [.$C9]  )^2" office:value-type="float" office:value="0.000327752991462116" calcext:value-type="float">
            <text:p>0.000327753</text:p>
          </table:table-cell>
          <table:table-cell table:formula="of:=(       (    (COS([.$B9])     -      SQRT([.GB$2]^2-SIN([.$B9])^2))    /     (COS([.$B9])    +     SQRT([.GB$2]^2-SIN([.$B9])^2))    )  ^2     -    [.$C9]  )^2" office:value-type="float" office:value="0.000324746011035337" calcext:value-type="float">
            <text:p>0.000324746</text:p>
          </table:table-cell>
          <table:table-cell table:formula="of:=(       (    (COS([.$B9])     -      SQRT([.GC$2]^2-SIN([.$B9])^2))    /     (COS([.$B9])    +     SQRT([.GC$2]^2-SIN([.$B9])^2))    )  ^2     -    [.$C9]  )^2" office:value-type="float" office:value="0.000321753568334507" calcext:value-type="float">
            <text:p>0.0003217536</text:p>
          </table:table-cell>
          <table:table-cell table:formula="of:=(       (    (COS([.$B9])     -      SQRT([.GD$2]^2-SIN([.$B9])^2))    /     (COS([.$B9])    +     SQRT([.GD$2]^2-SIN([.$B9])^2))    )  ^2     -    [.$C9]  )^2" office:value-type="float" office:value="0.000318775653680536" calcext:value-type="float">
            <text:p>0.0003187757</text:p>
          </table:table-cell>
          <table:table-cell table:formula="of:=(       (    (COS([.$B9])     -      SQRT([.GE$2]^2-SIN([.$B9])^2))    /     (COS([.$B9])    +     SQRT([.GE$2]^2-SIN([.$B9])^2))    )  ^2     -    [.$C9]  )^2" office:value-type="float" office:value="0.00031581225740049" calcext:value-type="float">
            <text:p>0.0003158123</text:p>
          </table:table-cell>
          <table:table-cell table:formula="of:=(       (    (COS([.$B9])     -      SQRT([.GF$2]^2-SIN([.$B9])^2))    /     (COS([.$B9])    +     SQRT([.GF$2]^2-SIN([.$B9])^2))    )  ^2     -    [.$C9]  )^2" office:value-type="float" office:value="0.000312863369827551" calcext:value-type="float">
            <text:p>0.0003128634</text:p>
          </table:table-cell>
          <table:table-cell table:formula="of:=(       (    (COS([.$B9])     -      SQRT([.GG$2]^2-SIN([.$B9])^2))    /     (COS([.$B9])    +     SQRT([.GG$2]^2-SIN([.$B9])^2))    )  ^2     -    [.$C9]  )^2" office:value-type="float" office:value="0.000309928981301021" calcext:value-type="float">
            <text:p>0.000309929</text:p>
          </table:table-cell>
          <table:table-cell table:formula="of:=(       (    (COS([.$B9])     -      SQRT([.GH$2]^2-SIN([.$B9])^2))    /     (COS([.$B9])    +     SQRT([.GH$2]^2-SIN([.$B9])^2))    )  ^2     -    [.$C9]  )^2" office:value-type="float" office:value="0.000307009082166313" calcext:value-type="float">
            <text:p>0.0003070091</text:p>
          </table:table-cell>
          <table:table-cell table:formula="of:=(       (    (COS([.$B9])     -      SQRT([.GI$2]^2-SIN([.$B9])^2))    /     (COS([.$B9])    +     SQRT([.GI$2]^2-SIN([.$B9])^2))    )  ^2     -    [.$C9]  )^2" office:value-type="float" office:value="0.000304103662774982" calcext:value-type="float">
            <text:p>0.0003041037</text:p>
          </table:table-cell>
          <table:table-cell table:formula="of:=(       (    (COS([.$B9])     -      SQRT([.GJ$2]^2-SIN([.$B9])^2))    /     (COS([.$B9])    +     SQRT([.GJ$2]^2-SIN([.$B9])^2))    )  ^2     -    [.$C9]  )^2" office:value-type="float" office:value="0.000301212713484684" calcext:value-type="float">
            <text:p>0.0003012127</text:p>
          </table:table-cell>
          <table:table-cell table:formula="of:=(       (    (COS([.$B9])     -      SQRT([.GK$2]^2-SIN([.$B9])^2))    /     (COS([.$B9])    +     SQRT([.GK$2]^2-SIN([.$B9])^2))    )  ^2     -    [.$C9]  )^2" office:value-type="float" office:value="0.000298336224659179" calcext:value-type="float">
            <text:p>0.0002983362</text:p>
          </table:table-cell>
          <table:table-cell table:formula="of:=(       (    (COS([.$B9])     -      SQRT([.GL$2]^2-SIN([.$B9])^2))    /     (COS([.$B9])    +     SQRT([.GL$2]^2-SIN([.$B9])^2))    )  ^2     -    [.$C9]  )^2" office:value-type="float" office:value="0.000295474186668358" calcext:value-type="float">
            <text:p>0.0002954742</text:p>
          </table:table-cell>
          <table:table-cell table:formula="of:=(       (    (COS([.$B9])     -      SQRT([.GM$2]^2-SIN([.$B9])^2))    /     (COS([.$B9])    +     SQRT([.GM$2]^2-SIN([.$B9])^2))    )  ^2     -    [.$C9]  )^2" office:value-type="float" office:value="0.000292626589888189" calcext:value-type="float">
            <text:p>0.0002926266</text:p>
          </table:table-cell>
          <table:table-cell table:formula="of:=(       (    (COS([.$B9])     -      SQRT([.GN$2]^2-SIN([.$B9])^2))    /     (COS([.$B9])    +     SQRT([.GN$2]^2-SIN([.$B9])^2))    )  ^2     -    [.$C9]  )^2" office:value-type="float" office:value="0.000289793424700754" calcext:value-type="float">
            <text:p>0.0002897934</text:p>
          </table:table-cell>
          <table:table-cell table:formula="of:=(       (    (COS([.$B9])     -      SQRT([.GO$2]^2-SIN([.$B9])^2))    /     (COS([.$B9])    +     SQRT([.GO$2]^2-SIN([.$B9])^2))    )  ^2     -    [.$C9]  )^2" office:value-type="float" office:value="0.000286974681494236" calcext:value-type="float">
            <text:p>0.0002869747</text:p>
          </table:table-cell>
          <table:table-cell table:formula="of:=(       (    (COS([.$B9])     -      SQRT([.GP$2]^2-SIN([.$B9])^2))    /     (COS([.$B9])    +     SQRT([.GP$2]^2-SIN([.$B9])^2))    )  ^2     -    [.$C9]  )^2" office:value-type="float" office:value="0.000284170350662913" calcext:value-type="float">
            <text:p>0.0002841704</text:p>
          </table:table-cell>
          <table:table-cell table:formula="of:=(       (    (COS([.$B9])     -      SQRT([.GQ$2]^2-SIN([.$B9])^2))    /     (COS([.$B9])    +     SQRT([.GQ$2]^2-SIN([.$B9])^2))    )  ^2     -    [.$C9]  )^2" office:value-type="float" office:value="0.000281380422607155" calcext:value-type="float">
            <text:p>0.0002813804</text:p>
          </table:table-cell>
          <table:table-cell table:formula="of:=(       (    (COS([.$B9])     -      SQRT([.GR$2]^2-SIN([.$B9])^2))    /     (COS([.$B9])    +     SQRT([.GR$2]^2-SIN([.$B9])^2))    )  ^2     -    [.$C9]  )^2" office:value-type="float" office:value="0.000278604887733413" calcext:value-type="float">
            <text:p>0.0002786049</text:p>
          </table:table-cell>
          <table:table-cell table:formula="of:=(       (    (COS([.$B9])     -      SQRT([.GS$2]^2-SIN([.$B9])^2))    /     (COS([.$B9])    +     SQRT([.GS$2]^2-SIN([.$B9])^2))    )  ^2     -    [.$C9]  )^2" office:value-type="float" office:value="0.000275843736454241" calcext:value-type="float">
            <text:p>0.0002758437</text:p>
          </table:table-cell>
          <table:table-cell table:formula="of:=(       (    (COS([.$B9])     -      SQRT([.GT$2]^2-SIN([.$B9])^2))    /     (COS([.$B9])    +     SQRT([.GT$2]^2-SIN([.$B9])^2))    )  ^2     -    [.$C9]  )^2" office:value-type="float" office:value="0.00027309695918826" calcext:value-type="float">
            <text:p>0.000273097</text:p>
          </table:table-cell>
          <table:table-cell table:formula="of:=(       (    (COS([.$B9])     -      SQRT([.GU$2]^2-SIN([.$B9])^2))    /     (COS([.$B9])    +     SQRT([.GU$2]^2-SIN([.$B9])^2))    )  ^2     -    [.$C9]  )^2" office:value-type="float" office:value="0.000270364546360168" calcext:value-type="float">
            <text:p>0.0002703645</text:p>
          </table:table-cell>
          <table:table-cell table:formula="of:=(       (    (COS([.$B9])     -      SQRT([.GV$2]^2-SIN([.$B9])^2))    /     (COS([.$B9])    +     SQRT([.GV$2]^2-SIN([.$B9])^2))    )  ^2     -    [.$C9]  )^2" office:value-type="float" office:value="0.000267646488400755" calcext:value-type="float">
            <text:p>0.0002676465</text:p>
          </table:table-cell>
          <table:table-cell table:formula="of:=(       (    (COS([.$B9])     -      SQRT([.GW$2]^2-SIN([.$B9])^2))    /     (COS([.$B9])    +     SQRT([.GW$2]^2-SIN([.$B9])^2))    )  ^2     -    [.$C9]  )^2" office:value-type="float" office:value="0.00026494277574688" calcext:value-type="float">
            <text:p>0.0002649428</text:p>
          </table:table-cell>
          <table:table-cell table:formula="of:=(       (    (COS([.$B9])     -      SQRT([.GX$2]^2-SIN([.$B9])^2))    /     (COS([.$B9])    +     SQRT([.GX$2]^2-SIN([.$B9])^2))    )  ^2     -    [.$C9]  )^2" office:value-type="float" office:value="0.00026225339884146" calcext:value-type="float">
            <text:p>0.0002622534</text:p>
          </table:table-cell>
          <table:table-cell table:formula="of:=(       (    (COS([.$B9])     -      SQRT([.GY$2]^2-SIN([.$B9])^2))    /     (COS([.$B9])    +     SQRT([.GY$2]^2-SIN([.$B9])^2))    )  ^2     -    [.$C9]  )^2" office:value-type="float" office:value="0.000259578348133504" calcext:value-type="float">
            <text:p>0.0002595783</text:p>
          </table:table-cell>
          <table:table-cell table:formula="of:=(       (    (COS([.$B9])     -      SQRT([.GZ$2]^2-SIN([.$B9])^2))    /     (COS([.$B9])    +     SQRT([.GZ$2]^2-SIN([.$B9])^2))    )  ^2     -    [.$C9]  )^2" office:value-type="float" office:value="0.000256917614078043" calcext:value-type="float">
            <text:p>0.0002569176</text:p>
          </table:table-cell>
          <table:table-cell table:formula="of:=(       (    (COS([.$B9])     -      SQRT([.HA$2]^2-SIN([.$B9])^2))    /     (COS([.$B9])    +     SQRT([.HA$2]^2-SIN([.$B9])^2))    )  ^2     -    [.$C9]  )^2" office:value-type="float" office:value="0.000254271187136221" calcext:value-type="float">
            <text:p>0.0002542712</text:p>
          </table:table-cell>
          <table:table-cell table:formula="of:=(       (    (COS([.$B9])     -      SQRT([.HB$2]^2-SIN([.$B9])^2))    /     (COS([.$B9])    +     SQRT([.HB$2]^2-SIN([.$B9])^2))    )  ^2     -    [.$C9]  )^2" office:value-type="float" office:value="0.000251639057775198" calcext:value-type="float">
            <text:p>0.0002516391</text:p>
          </table:table-cell>
          <table:table-cell table:formula="of:=(       (    (COS([.$B9])     -      SQRT([.HC$2]^2-SIN([.$B9])^2))    /     (COS([.$B9])    +     SQRT([.HC$2]^2-SIN([.$B9])^2))    )  ^2     -    [.$C9]  )^2" office:value-type="float" office:value="0.000249021216468197" calcext:value-type="float">
            <text:p>0.0002490212</text:p>
          </table:table-cell>
          <table:table-cell table:formula="of:=(       (    (COS([.$B9])     -      SQRT([.HD$2]^2-SIN([.$B9])^2))    /     (COS([.$B9])    +     SQRT([.HD$2]^2-SIN([.$B9])^2))    )  ^2     -    [.$C9]  )^2" office:value-type="float" office:value="0.000246417653694524" calcext:value-type="float">
            <text:p>0.0002464177</text:p>
          </table:table-cell>
          <table:table-cell table:formula="of:=(       (    (COS([.$B9])     -      SQRT([.HE$2]^2-SIN([.$B9])^2))    /     (COS([.$B9])    +     SQRT([.HE$2]^2-SIN([.$B9])^2))    )  ^2     -    [.$C9]  )^2" office:value-type="float" office:value="0.000243828359939483" calcext:value-type="float">
            <text:p>0.0002438284</text:p>
          </table:table-cell>
          <table:table-cell table:formula="of:=(       (    (COS([.$B9])     -      SQRT([.HF$2]^2-SIN([.$B9])^2))    /     (COS([.$B9])    +     SQRT([.HF$2]^2-SIN([.$B9])^2))    )  ^2     -    [.$C9]  )^2" office:value-type="float" office:value="0.00024125332569445" calcext:value-type="float">
            <text:p>0.0002412533</text:p>
          </table:table-cell>
          <table:table-cell table:formula="of:=(       (    (COS([.$B9])     -      SQRT([.HG$2]^2-SIN([.$B9])^2))    /     (COS([.$B9])    +     SQRT([.HG$2]^2-SIN([.$B9])^2))    )  ^2     -    [.$C9]  )^2" office:value-type="float" office:value="0.00023869254145686" calcext:value-type="float">
            <text:p>0.0002386925</text:p>
          </table:table-cell>
          <table:table-cell table:formula="of:=(       (    (COS([.$B9])     -      SQRT([.HH$2]^2-SIN([.$B9])^2))    /     (COS([.$B9])    +     SQRT([.HH$2]^2-SIN([.$B9])^2))    )  ^2     -    [.$C9]  )^2" office:value-type="float" office:value="0.000236145997730145" calcext:value-type="float">
            <text:p>0.000236146</text:p>
          </table:table-cell>
          <table:table-cell table:formula="of:=(       (    (COS([.$B9])     -      SQRT([.HI$2]^2-SIN([.$B9])^2))    /     (COS([.$B9])    +     SQRT([.HI$2]^2-SIN([.$B9])^2))    )  ^2     -    [.$C9]  )^2" office:value-type="float" office:value="0.000233613685023805" calcext:value-type="float">
            <text:p>0.0002336137</text:p>
          </table:table-cell>
          <table:table-cell table:formula="of:=(       (    (COS([.$B9])     -      SQRT([.HJ$2]^2-SIN([.$B9])^2))    /     (COS([.$B9])    +     SQRT([.HJ$2]^2-SIN([.$B9])^2))    )  ^2     -    [.$C9]  )^2" office:value-type="float" office:value="0.000231095593853356" calcext:value-type="float">
            <text:p>0.0002310956</text:p>
          </table:table-cell>
          <table:table-cell table:formula="of:=(       (    (COS([.$B9])     -      SQRT([.HK$2]^2-SIN([.$B9])^2))    /     (COS([.$B9])    +     SQRT([.HK$2]^2-SIN([.$B9])^2))    )  ^2     -    [.$C9]  )^2" office:value-type="float" office:value="0.000228591714740359" calcext:value-type="float">
            <text:p>0.0002285917</text:p>
          </table:table-cell>
          <table:table-cell table:formula="of:=(       (    (COS([.$B9])     -      SQRT([.HL$2]^2-SIN([.$B9])^2))    /     (COS([.$B9])    +     SQRT([.HL$2]^2-SIN([.$B9])^2))    )  ^2     -    [.$C9]  )^2" office:value-type="float" office:value="0.000226102038212375" calcext:value-type="float">
            <text:p>0.000226102</text:p>
          </table:table-cell>
          <table:table-cell table:formula="of:=(       (    (COS([.$B9])     -      SQRT([.HM$2]^2-SIN([.$B9])^2))    /     (COS([.$B9])    +     SQRT([.HM$2]^2-SIN([.$B9])^2))    )  ^2     -    [.$C9]  )^2" office:value-type="float" office:value="0.000223626554803017" calcext:value-type="float">
            <text:p>0.0002236266</text:p>
          </table:table-cell>
          <table:table-cell table:formula="of:=(       (    (COS([.$B9])     -      SQRT([.HN$2]^2-SIN([.$B9])^2))    /     (COS([.$B9])    +     SQRT([.HN$2]^2-SIN([.$B9])^2))    )  ^2     -    [.$C9]  )^2" office:value-type="float" office:value="0.000221165255051887" calcext:value-type="float">
            <text:p>0.0002211653</text:p>
          </table:table-cell>
          <table:table-cell table:formula="of:=(       (    (COS([.$B9])     -      SQRT([.HO$2]^2-SIN([.$B9])^2))    /     (COS([.$B9])    +     SQRT([.HO$2]^2-SIN([.$B9])^2))    )  ^2     -    [.$C9]  )^2" office:value-type="float" office:value="0.000218718129504631" calcext:value-type="float">
            <text:p>0.0002187181</text:p>
          </table:table-cell>
          <table:table-cell table:formula="of:=(       (    (COS([.$B9])     -      SQRT([.HP$2]^2-SIN([.$B9])^2))    /     (COS([.$B9])    +     SQRT([.HP$2]^2-SIN([.$B9])^2))    )  ^2     -    [.$C9]  )^2" office:value-type="float" office:value="0.000216285168712899" calcext:value-type="float">
            <text:p>0.0002162852</text:p>
          </table:table-cell>
          <table:table-cell table:formula="of:=(       (    (COS([.$B9])     -      SQRT([.HQ$2]^2-SIN([.$B9])^2))    /     (COS([.$B9])    +     SQRT([.HQ$2]^2-SIN([.$B9])^2))    )  ^2     -    [.$C9]  )^2" office:value-type="float" office:value="0.000213866363234343" calcext:value-type="float">
            <text:p>0.0002138664</text:p>
          </table:table-cell>
          <table:table-cell table:formula="of:=(       (    (COS([.$B9])     -      SQRT([.HR$2]^2-SIN([.$B9])^2))    /     (COS([.$B9])    +     SQRT([.HR$2]^2-SIN([.$B9])^2))    )  ^2     -    [.$C9]  )^2" office:value-type="float" office:value="0.000211461703632628" calcext:value-type="float">
            <text:p>0.0002114617</text:p>
          </table:table-cell>
          <table:table-cell table:formula="of:=(       (    (COS([.$B9])     -      SQRT([.HS$2]^2-SIN([.$B9])^2))    /     (COS([.$B9])    +     SQRT([.HS$2]^2-SIN([.$B9])^2))    )  ^2     -    [.$C9]  )^2" office:value-type="float" office:value="0.000209071180477421" calcext:value-type="float">
            <text:p>0.0002090712</text:p>
          </table:table-cell>
          <table:table-cell table:formula="of:=(       (    (COS([.$B9])     -      SQRT([.HT$2]^2-SIN([.$B9])^2))    /     (COS([.$B9])    +     SQRT([.HT$2]^2-SIN([.$B9])^2))    )  ^2     -    [.$C9]  )^2" office:value-type="float" office:value="0.000206694784344401" calcext:value-type="float">
            <text:p>0.0002066948</text:p>
          </table:table-cell>
          <table:table-cell table:formula="of:=(       (    (COS([.$B9])     -      SQRT([.HU$2]^2-SIN([.$B9])^2))    /     (COS([.$B9])    +     SQRT([.HU$2]^2-SIN([.$B9])^2))    )  ^2     -    [.$C9]  )^2" office:value-type="float" office:value="0.000204332505815219" calcext:value-type="float">
            <text:p>0.0002043325</text:p>
          </table:table-cell>
          <table:table-cell table:formula="of:=(       (    (COS([.$B9])     -      SQRT([.HV$2]^2-SIN([.$B9])^2))    /     (COS([.$B9])    +     SQRT([.HV$2]^2-SIN([.$B9])^2))    )  ^2     -    [.$C9]  )^2" office:value-type="float" office:value="0.000201984335477541" calcext:value-type="float">
            <text:p>0.0002019843</text:p>
          </table:table-cell>
          <table:table-cell table:formula="of:=(       (    (COS([.$B9])     -      SQRT([.HW$2]^2-SIN([.$B9])^2))    /     (COS([.$B9])    +     SQRT([.HW$2]^2-SIN([.$B9])^2))    )  ^2     -    [.$C9]  )^2" office:value-type="float" office:value="0.000199650263925015" calcext:value-type="float">
            <text:p>0.0001996503</text:p>
          </table:table-cell>
          <table:table-cell table:formula="of:=(       (    (COS([.$B9])     -      SQRT([.HX$2]^2-SIN([.$B9])^2))    /     (COS([.$B9])    +     SQRT([.HX$2]^2-SIN([.$B9])^2))    )  ^2     -    [.$C9]  )^2" office:value-type="float" office:value="0.00019733028175728" calcext:value-type="float">
            <text:p>0.0001973303</text:p>
          </table:table-cell>
          <table:table-cell table:formula="of:=(       (    (COS([.$B9])     -      SQRT([.HY$2]^2-SIN([.$B9])^2))    /     (COS([.$B9])    +     SQRT([.HY$2]^2-SIN([.$B9])^2))    )  ^2     -    [.$C9]  )^2" office:value-type="float" office:value="0.000195024379579961" calcext:value-type="float">
            <text:p>0.0001950244</text:p>
          </table:table-cell>
          <table:table-cell table:formula="of:=(       (    (COS([.$B9])     -      SQRT([.HZ$2]^2-SIN([.$B9])^2))    /     (COS([.$B9])    +     SQRT([.HZ$2]^2-SIN([.$B9])^2))    )  ^2     -    [.$C9]  )^2" office:value-type="float" office:value="0.000192732548004666" calcext:value-type="float">
            <text:p>0.0001927325</text:p>
          </table:table-cell>
          <table:table-cell table:formula="of:=(       (    (COS([.$B9])     -      SQRT([.IA$2]^2-SIN([.$B9])^2))    /     (COS([.$B9])    +     SQRT([.IA$2]^2-SIN([.$B9])^2))    )  ^2     -    [.$C9]  )^2" office:value-type="float" office:value="0.000190454777648961" calcext:value-type="float">
            <text:p>0.0001904548</text:p>
          </table:table-cell>
          <table:table-cell table:formula="of:=(       (    (COS([.$B9])     -      SQRT([.IB$2]^2-SIN([.$B9])^2))    /     (COS([.$B9])    +     SQRT([.IB$2]^2-SIN([.$B9])^2))    )  ^2     -    [.$C9]  )^2" office:value-type="float" office:value="0.00018819105913642" calcext:value-type="float">
            <text:p>0.0001881911</text:p>
          </table:table-cell>
          <table:table-cell table:formula="of:=(       (    (COS([.$B9])     -      SQRT([.IC$2]^2-SIN([.$B9])^2))    /     (COS([.$B9])    +     SQRT([.IC$2]^2-SIN([.$B9])^2))    )  ^2     -    [.$C9]  )^2" office:value-type="float" office:value="0.000185941383096561" calcext:value-type="float">
            <text:p>0.0001859414</text:p>
          </table:table-cell>
          <table:table-cell table:formula="of:=(       (    (COS([.$B9])     -      SQRT([.ID$2]^2-SIN([.$B9])^2))    /     (COS([.$B9])    +     SQRT([.ID$2]^2-SIN([.$B9])^2))    )  ^2     -    [.$C9]  )^2" office:value-type="float" office:value="0.000183705740164888" calcext:value-type="float">
            <text:p>0.0001837057</text:p>
          </table:table-cell>
          <table:table-cell table:formula="of:=(       (    (COS([.$B9])     -      SQRT([.IE$2]^2-SIN([.$B9])^2))    /     (COS([.$B9])    +     SQRT([.IE$2]^2-SIN([.$B9])^2))    )  ^2     -    [.$C9]  )^2" office:value-type="float" office:value="0.000181484120982866" calcext:value-type="float">
            <text:p>0.0001814841</text:p>
          </table:table-cell>
          <table:table-cell table:formula="of:=(       (    (COS([.$B9])     -      SQRT([.IF$2]^2-SIN([.$B9])^2))    /     (COS([.$B9])    +     SQRT([.IF$2]^2-SIN([.$B9])^2))    )  ^2     -    [.$C9]  )^2" office:value-type="float" office:value="0.0001792765161979" calcext:value-type="float">
            <text:p>0.0001792765</text:p>
          </table:table-cell>
          <table:table-cell table:formula="of:=(       (    (COS([.$B9])     -      SQRT([.IG$2]^2-SIN([.$B9])^2))    /     (COS([.$B9])    +     SQRT([.IG$2]^2-SIN([.$B9])^2))    )  ^2     -    [.$C9]  )^2" office:value-type="float" office:value="0.000177082916463395" calcext:value-type="float">
            <text:p>0.0001770829</text:p>
          </table:table-cell>
          <table:table-cell table:formula="of:=(       (    (COS([.$B9])     -      SQRT([.IH$2]^2-SIN([.$B9])^2))    /     (COS([.$B9])    +     SQRT([.IH$2]^2-SIN([.$B9])^2))    )  ^2     -    [.$C9]  )^2" office:value-type="float" office:value="0.000174903312438678" calcext:value-type="float">
            <text:p>0.0001749033</text:p>
          </table:table-cell>
          <table:table-cell table:formula="of:=(       (    (COS([.$B9])     -      SQRT([.II$2]^2-SIN([.$B9])^2))    /     (COS([.$B9])    +     SQRT([.II$2]^2-SIN([.$B9])^2))    )  ^2     -    [.$C9]  )^2" office:value-type="float" office:value="0.000172737694789047" calcext:value-type="float">
            <text:p>0.0001727377</text:p>
          </table:table-cell>
          <table:table-cell table:formula="of:=(       (    (COS([.$B9])     -      SQRT([.IJ$2]^2-SIN([.$B9])^2))    /     (COS([.$B9])    +     SQRT([.IJ$2]^2-SIN([.$B9])^2))    )  ^2     -    [.$C9]  )^2" office:value-type="float" office:value="0.000170586054185739" calcext:value-type="float">
            <text:p>0.0001705861</text:p>
          </table:table-cell>
          <table:table-cell table:formula="of:=(       (    (COS([.$B9])     -      SQRT([.IK$2]^2-SIN([.$B9])^2))    /     (COS([.$B9])    +     SQRT([.IK$2]^2-SIN([.$B9])^2))    )  ^2     -    [.$C9]  )^2" office:value-type="float" office:value="0.000168448381305945" calcext:value-type="float">
            <text:p>0.0001684484</text:p>
          </table:table-cell>
          <table:table-cell table:formula="of:=(       (    (COS([.$B9])     -      SQRT([.IL$2]^2-SIN([.$B9])^2))    /     (COS([.$B9])    +     SQRT([.IL$2]^2-SIN([.$B9])^2))    )  ^2     -    [.$C9]  )^2" office:value-type="float" office:value="0.000166324666832786" calcext:value-type="float">
            <text:p>0.0001663247</text:p>
          </table:table-cell>
          <table:table-cell table:formula="of:=(       (    (COS([.$B9])     -      SQRT([.IM$2]^2-SIN([.$B9])^2))    /     (COS([.$B9])    +     SQRT([.IM$2]^2-SIN([.$B9])^2))    )  ^2     -    [.$C9]  )^2" office:value-type="float" office:value="0.000164214901455338" calcext:value-type="float">
            <text:p>0.0001642149</text:p>
          </table:table-cell>
          <table:table-cell table:formula="of:=(       (    (COS([.$B9])     -      SQRT([.IN$2]^2-SIN([.$B9])^2))    /     (COS([.$B9])    +     SQRT([.IN$2]^2-SIN([.$B9])^2))    )  ^2     -    [.$C9]  )^2" office:value-type="float" office:value="0.000162119075868599" calcext:value-type="float">
            <text:p>0.0001621191</text:p>
          </table:table-cell>
          <table:table-cell table:formula="of:=(       (    (COS([.$B9])     -      SQRT([.IO$2]^2-SIN([.$B9])^2))    /     (COS([.$B9])    +     SQRT([.IO$2]^2-SIN([.$B9])^2))    )  ^2     -    [.$C9]  )^2" office:value-type="float" office:value="0.000160037180773524" calcext:value-type="float">
            <text:p>0.0001600372</text:p>
          </table:table-cell>
          <table:table-cell table:formula="of:=(       (    (COS([.$B9])     -      SQRT([.IP$2]^2-SIN([.$B9])^2))    /     (COS([.$B9])    +     SQRT([.IP$2]^2-SIN([.$B9])^2))    )  ^2     -    [.$C9]  )^2" office:value-type="float" office:value="0.000157969206876971" calcext:value-type="float">
            <text:p>0.0001579692</text:p>
          </table:table-cell>
          <table:table-cell table:formula="of:=(       (    (COS([.$B9])     -      SQRT([.IQ$2]^2-SIN([.$B9])^2))    /     (COS([.$B9])    +     SQRT([.IQ$2]^2-SIN([.$B9])^2))    )  ^2     -    [.$C9]  )^2" office:value-type="float" office:value="0.000155915144891737" calcext:value-type="float">
            <text:p>0.0001559151</text:p>
          </table:table-cell>
          <table:table-cell table:formula="of:=(       (    (COS([.$B9])     -      SQRT([.IR$2]^2-SIN([.$B9])^2))    /     (COS([.$B9])    +     SQRT([.IR$2]^2-SIN([.$B9])^2))    )  ^2     -    [.$C9]  )^2" office:value-type="float" office:value="0.000153874985536542" calcext:value-type="float">
            <text:p>0.000153875</text:p>
          </table:table-cell>
          <table:table-cell table:formula="of:=(       (    (COS([.$B9])     -      SQRT([.IS$2]^2-SIN([.$B9])^2))    /     (COS([.$B9])    +     SQRT([.IS$2]^2-SIN([.$B9])^2))    )  ^2     -    [.$C9]  )^2" office:value-type="float" office:value="0.000151848719536027" calcext:value-type="float">
            <text:p>0.0001518487</text:p>
          </table:table-cell>
          <table:table-cell table:formula="of:=(       (    (COS([.$B9])     -      SQRT([.IT$2]^2-SIN([.$B9])^2))    /     (COS([.$B9])    +     SQRT([.IT$2]^2-SIN([.$B9])^2))    )  ^2     -    [.$C9]  )^2" office:value-type="float" office:value="0.000149836337620748" calcext:value-type="float">
            <text:p>0.0001498363</text:p>
          </table:table-cell>
          <table:table-cell table:formula="of:=(       (    (COS([.$B9])     -      SQRT([.IU$2]^2-SIN([.$B9])^2))    /     (COS([.$B9])    +     SQRT([.IU$2]^2-SIN([.$B9])^2))    )  ^2     -    [.$C9]  )^2" office:value-type="float" office:value="0.000147837830527181" calcext:value-type="float">
            <text:p>0.0001478378</text:p>
          </table:table-cell>
          <table:table-cell table:formula="of:=(       (    (COS([.$B9])     -      SQRT([.IV$2]^2-SIN([.$B9])^2))    /     (COS([.$B9])    +     SQRT([.IV$2]^2-SIN([.$B9])^2))    )  ^2     -    [.$C9]  )^2" office:value-type="float" office:value="0.000145853188997705" calcext:value-type="float">
            <text:p>0.0001458532</text:p>
          </table:table-cell>
          <table:table-cell table:formula="of:=(       (    (COS([.$B9])     -      SQRT([.IW$2]^2-SIN([.$B9])^2))    /     (COS([.$B9])    +     SQRT([.IW$2]^2-SIN([.$B9])^2))    )  ^2     -    [.$C9]  )^2" office:value-type="float" office:value="0.000143882403780603" calcext:value-type="float">
            <text:p>0.0001438824</text:p>
          </table:table-cell>
          <table:table-cell table:formula="of:=(       (    (COS([.$B9])     -      SQRT([.IX$2]^2-SIN([.$B9])^2))    /     (COS([.$B9])    +     SQRT([.IX$2]^2-SIN([.$B9])^2))    )  ^2     -    [.$C9]  )^2" office:value-type="float" office:value="0.000141925465630086" calcext:value-type="float">
            <text:p>0.0001419255</text:p>
          </table:table-cell>
          <table:table-cell table:formula="of:=(       (    (COS([.$B9])     -      SQRT([.IY$2]^2-SIN([.$B9])^2))    /     (COS([.$B9])    +     SQRT([.IY$2]^2-SIN([.$B9])^2))    )  ^2     -    [.$C9]  )^2" office:value-type="float" office:value="0.000139982365306237" calcext:value-type="float">
            <text:p>0.0001399824</text:p>
          </table:table-cell>
          <table:table-cell table:formula="of:=(       (    (COS([.$B9])     -      SQRT([.IZ$2]^2-SIN([.$B9])^2))    /     (COS([.$B9])    +     SQRT([.IZ$2]^2-SIN([.$B9])^2))    )  ^2     -    [.$C9]  )^2" office:value-type="float" office:value="0.000138053093575051" calcext:value-type="float">
            <text:p>0.0001380531</text:p>
          </table:table-cell>
          <table:table-cell table:formula="of:=(       (    (COS([.$B9])     -      SQRT([.JA$2]^2-SIN([.$B9])^2))    /     (COS([.$B9])    +     SQRT([.JA$2]^2-SIN([.$B9])^2))    )  ^2     -    [.$C9]  )^2" office:value-type="float" office:value="0.000136137641208417" calcext:value-type="float">
            <text:p>0.0001361376</text:p>
          </table:table-cell>
          <table:table-cell table:formula="of:=(       (    (COS([.$B9])     -      SQRT([.JB$2]^2-SIN([.$B9])^2))    /     (COS([.$B9])    +     SQRT([.JB$2]^2-SIN([.$B9])^2))    )  ^2     -    [.$C9]  )^2" office:value-type="float" office:value="0.00013423599898411" calcext:value-type="float">
            <text:p>0.000134236</text:p>
          </table:table-cell>
          <table:table-cell table:formula="of:=(       (    (COS([.$B9])     -      SQRT([.JC$2]^2-SIN([.$B9])^2))    /     (COS([.$B9])    +     SQRT([.JC$2]^2-SIN([.$B9])^2))    )  ^2     -    [.$C9]  )^2" office:value-type="float" office:value="0.000132348157685813" calcext:value-type="float">
            <text:p>0.0001323482</text:p>
          </table:table-cell>
          <table:table-cell table:formula="of:=(       (    (COS([.$B9])     -      SQRT([.JD$2]^2-SIN([.$B9])^2))    /     (COS([.$B9])    +     SQRT([.JD$2]^2-SIN([.$B9])^2))    )  ^2     -    [.$C9]  )^2" office:value-type="float" office:value="0.000130474108103064" calcext:value-type="float">
            <text:p>0.0001304741</text:p>
          </table:table-cell>
          <table:table-cell table:formula="of:=(       (    (COS([.$B9])     -      SQRT([.JE$2]^2-SIN([.$B9])^2))    /     (COS([.$B9])    +     SQRT([.JE$2]^2-SIN([.$B9])^2))    )  ^2     -    [.$C9]  )^2" office:value-type="float" office:value="0.000128613841031306" calcext:value-type="float">
            <text:p>0.0001286138</text:p>
          </table:table-cell>
          <table:table-cell table:formula="of:=(       (    (COS([.$B9])     -      SQRT([.JF$2]^2-SIN([.$B9])^2))    /     (COS([.$B9])    +     SQRT([.JF$2]^2-SIN([.$B9])^2))    )  ^2     -    [.$C9]  )^2" office:value-type="float" office:value="0.000126767347271843" calcext:value-type="float">
            <text:p>0.0001267673</text:p>
          </table:table-cell>
          <table:table-cell table:formula="of:=(       (    (COS([.$B9])     -      SQRT([.JG$2]^2-SIN([.$B9])^2))    /     (COS([.$B9])    +     SQRT([.JG$2]^2-SIN([.$B9])^2))    )  ^2     -    [.$C9]  )^2" office:value-type="float" office:value="0.000124934617631877" calcext:value-type="float">
            <text:p>0.0001249346</text:p>
          </table:table-cell>
          <table:table-cell table:formula="of:=(       (    (COS([.$B9])     -      SQRT([.JH$2]^2-SIN([.$B9])^2))    /     (COS([.$B9])    +     SQRT([.JH$2]^2-SIN([.$B9])^2))    )  ^2     -    [.$C9]  )^2" office:value-type="float" office:value="0.000123115642924463" calcext:value-type="float">
            <text:p>0.0001231156</text:p>
          </table:table-cell>
          <table:table-cell table:formula="of:=(       (    (COS([.$B9])     -      SQRT([.JI$2]^2-SIN([.$B9])^2))    /     (COS([.$B9])    +     SQRT([.JI$2]^2-SIN([.$B9])^2))    )  ^2     -    [.$C9]  )^2" office:value-type="float" office:value="0.000121310413968525" calcext:value-type="float">
            <text:p>0.0001213104</text:p>
          </table:table-cell>
          <table:table-cell table:formula="of:=(       (    (COS([.$B9])     -      SQRT([.JJ$2]^2-SIN([.$B9])^2))    /     (COS([.$B9])    +     SQRT([.JJ$2]^2-SIN([.$B9])^2))    )  ^2     -    [.$C9]  )^2" office:value-type="float" office:value="0.000119518921588874" calcext:value-type="float">
            <text:p>0.0001195189</text:p>
          </table:table-cell>
          <table:table-cell table:formula="of:=(       (    (COS([.$B9])     -      SQRT([.JK$2]^2-SIN([.$B9])^2))    /     (COS([.$B9])    +     SQRT([.JK$2]^2-SIN([.$B9])^2))    )  ^2     -    [.$C9]  )^2" office:value-type="float" office:value="0.000117741156616155" calcext:value-type="float">
            <text:p>0.0001177412</text:p>
          </table:table-cell>
          <table:table-cell table:formula="of:=(       (    (COS([.$B9])     -      SQRT([.JL$2]^2-SIN([.$B9])^2))    /     (COS([.$B9])    +     SQRT([.JL$2]^2-SIN([.$B9])^2))    )  ^2     -    [.$C9]  )^2" office:value-type="float" office:value="0.000115977109886887" calcext:value-type="float">
            <text:p>0.0001159771</text:p>
          </table:table-cell>
          <table:table-cell table:formula="of:=(       (    (COS([.$B9])     -      SQRT([.JM$2]^2-SIN([.$B9])^2))    /     (COS([.$B9])    +     SQRT([.JM$2]^2-SIN([.$B9])^2))    )  ^2     -    [.$C9]  )^2" office:value-type="float" office:value="0.000114226772243453" calcext:value-type="float">
            <text:p>0.0001142268</text:p>
          </table:table-cell>
          <table:table-cell table:formula="of:=(       (    (COS([.$B9])     -      SQRT([.JN$2]^2-SIN([.$B9])^2))    /     (COS([.$B9])    +     SQRT([.JN$2]^2-SIN([.$B9])^2))    )  ^2     -    [.$C9]  )^2" office:value-type="float" office:value="0.000112490134534078" calcext:value-type="float">
            <text:p>0.0001124901</text:p>
          </table:table-cell>
          <table:table-cell table:formula="of:=(       (    (COS([.$B9])     -      SQRT([.JO$2]^2-SIN([.$B9])^2))    /     (COS([.$B9])    +     SQRT([.JO$2]^2-SIN([.$B9])^2))    )  ^2     -    [.$C9]  )^2" office:value-type="float" office:value="0.000110767187612831" calcext:value-type="float">
            <text:p>0.0001107672</text:p>
          </table:table-cell>
          <table:table-cell table:formula="of:=(       (    (COS([.$B9])     -      SQRT([.JP$2]^2-SIN([.$B9])^2))    /     (COS([.$B9])    +     SQRT([.JP$2]^2-SIN([.$B9])^2))    )  ^2     -    [.$C9]  )^2" office:value-type="float" office:value="0.000109057922339639" calcext:value-type="float">
            <text:p>0.0001090579</text:p>
          </table:table-cell>
          <table:table-cell table:formula="of:=(       (    (COS([.$B9])     -      SQRT([.JQ$2]^2-SIN([.$B9])^2))    /     (COS([.$B9])    +     SQRT([.JQ$2]^2-SIN([.$B9])^2))    )  ^2     -    [.$C9]  )^2" office:value-type="float" office:value="0.000107362329580265" calcext:value-type="float">
            <text:p>0.0001073623</text:p>
          </table:table-cell>
          <table:table-cell table:formula="of:=(       (    (COS([.$B9])     -      SQRT([.JR$2]^2-SIN([.$B9])^2))    /     (COS([.$B9])    +     SQRT([.JR$2]^2-SIN([.$B9])^2))    )  ^2     -    [.$C9]  )^2" office:value-type="float" office:value="0.000105680400206325" calcext:value-type="float">
            <text:p>0.0001056804</text:p>
          </table:table-cell>
          <table:table-cell table:formula="of:=(       (    (COS([.$B9])     -      SQRT([.JS$2]^2-SIN([.$B9])^2))    /     (COS([.$B9])    +     SQRT([.JS$2]^2-SIN([.$B9])^2))    )  ^2     -    [.$C9]  )^2" office:value-type="float" office:value="0.000104012125095251" calcext:value-type="float">
            <text:p>0.0001040121</text:p>
          </table:table-cell>
          <table:table-cell table:formula="of:=(       (    (COS([.$B9])     -      SQRT([.JT$2]^2-SIN([.$B9])^2))    /     (COS([.$B9])    +     SQRT([.JT$2]^2-SIN([.$B9])^2))    )  ^2     -    [.$C9]  )^2" office:value-type="float" office:value="0.000102357495130327" calcext:value-type="float">
            <text:p>0.0001023575</text:p>
          </table:table-cell>
          <table:table-cell table:formula="of:=(       (    (COS([.$B9])     -      SQRT([.JU$2]^2-SIN([.$B9])^2))    /     (COS([.$B9])    +     SQRT([.JU$2]^2-SIN([.$B9])^2))    )  ^2     -    [.$C9]  )^2" office:value-type="float" office:value="0.000100716501200654" calcext:value-type="float">
            <text:p>0.0001007165</text:p>
          </table:table-cell>
          <table:table-cell table:formula="of:=(       (    (COS([.$B9])     -      SQRT([.JV$2]^2-SIN([.$B9])^2))    /     (COS([.$B9])    +     SQRT([.JV$2]^2-SIN([.$B9])^2))    )  ^2     -    [.$C9]  )^2" office:value-type="float" office:value="0.0000990891342011718" calcext:value-type="float">
            <text:p>9.90891342011718E-005</text:p>
          </table:table-cell>
          <table:table-cell table:formula="of:=(       (    (COS([.$B9])     -      SQRT([.JW$2]^2-SIN([.$B9])^2))    /     (COS([.$B9])    +     SQRT([.JW$2]^2-SIN([.$B9])^2))    )  ^2     -    [.$C9]  )^2" office:value-type="float" office:value="0.0000974753850326315" calcext:value-type="float">
            <text:p>9.74753850326315E-005</text:p>
          </table:table-cell>
          <table:table-cell table:formula="of:=(       (    (COS([.$B9])     -      SQRT([.JX$2]^2-SIN([.$B9])^2))    /     (COS([.$B9])    +     SQRT([.JX$2]^2-SIN([.$B9])^2))    )  ^2     -    [.$C9]  )^2" office:value-type="float" office:value="0.000095875244601613" calcext:value-type="float">
            <text:p>9.5875244601613E-005</text:p>
          </table:table-cell>
          <table:table-cell table:formula="of:=(       (    (COS([.$B9])     -      SQRT([.JY$2]^2-SIN([.$B9])^2))    /     (COS([.$B9])    +     SQRT([.JY$2]^2-SIN([.$B9])^2))    )  ^2     -    [.$C9]  )^2" office:value-type="float" office:value="0.0000942887038205182" calcext:value-type="float">
            <text:p>9.42887038205182E-005</text:p>
          </table:table-cell>
          <table:table-cell table:formula="of:=(       (    (COS([.$B9])     -      SQRT([.JZ$2]^2-SIN([.$B9])^2))    /     (COS([.$B9])    +     SQRT([.JZ$2]^2-SIN([.$B9])^2))    )  ^2     -    [.$C9]  )^2" office:value-type="float" office:value="0.0000927157536075442" calcext:value-type="float">
            <text:p>9.27157536075442E-005</text:p>
          </table:table-cell>
          <table:table-cell table:formula="of:=(       (    (COS([.$B9])     -      SQRT([.KA$2]^2-SIN([.$B9])^2))    /     (COS([.$B9])    +     SQRT([.KA$2]^2-SIN([.$B9])^2))    )  ^2     -    [.$C9]  )^2" office:value-type="float" office:value="0.0000911563848867259" calcext:value-type="float">
            <text:p>9.11563848867259E-005</text:p>
          </table:table-cell>
          <table:table-cell table:formula="of:=(       (    (COS([.$B9])     -      SQRT([.KB$2]^2-SIN([.$B9])^2))    /     (COS([.$B9])    +     SQRT([.KB$2]^2-SIN([.$B9])^2))    )  ^2     -    [.$C9]  )^2" office:value-type="float" office:value="0.0000896105885878867" calcext:value-type="float">
            <text:p>8.96105885878867E-005</text:p>
          </table:table-cell>
          <table:table-cell table:formula="of:=(       (    (COS([.$B9])     -      SQRT([.KC$2]^2-SIN([.$B9])^2))    /     (COS([.$B9])    +     SQRT([.KC$2]^2-SIN([.$B9])^2))    )  ^2     -    [.$C9]  )^2" office:value-type="float" office:value="0.0000880783556466525" calcext:value-type="float">
            <text:p>8.80783556466525E-005</text:p>
          </table:table-cell>
          <table:table-cell table:formula="of:=(       (    (COS([.$B9])     -      SQRT([.KD$2]^2-SIN([.$B9])^2))    /     (COS([.$B9])    +     SQRT([.KD$2]^2-SIN([.$B9])^2))    )  ^2     -    [.$C9]  )^2" office:value-type="float" office:value="0.0000865596770044641" calcext:value-type="float">
            <text:p>8.65596770044641E-005</text:p>
          </table:table-cell>
          <table:table-cell table:formula="of:=(       (    (COS([.$B9])     -      SQRT([.KE$2]^2-SIN([.$B9])^2))    /     (COS([.$B9])    +     SQRT([.KE$2]^2-SIN([.$B9])^2))    )  ^2     -    [.$C9]  )^2" office:value-type="float" office:value="0.0000850545436085498" calcext:value-type="float">
            <text:p>8.50545436085498E-005</text:p>
          </table:table-cell>
          <table:table-cell table:formula="of:=(       (    (COS([.$B9])     -      SQRT([.KF$2]^2-SIN([.$B9])^2))    /     (COS([.$B9])    +     SQRT([.KF$2]^2-SIN([.$B9])^2))    )  ^2     -    [.$C9]  )^2" office:value-type="float" office:value="0.0000835629464119389" calcext:value-type="float">
            <text:p>8.35629464119389E-005</text:p>
          </table:table-cell>
          <table:table-cell table:formula="of:=(       (    (COS([.$B9])     -      SQRT([.KG$2]^2-SIN([.$B9])^2))    /     (COS([.$B9])    +     SQRT([.KG$2]^2-SIN([.$B9])^2))    )  ^2     -    [.$C9]  )^2" office:value-type="float" office:value="0.0000820848763734518" calcext:value-type="float">
            <text:p>8.20848763734518E-005</text:p>
          </table:table-cell>
          <table:table-cell table:formula="of:=(       (    (COS([.$B9])     -      SQRT([.KH$2]^2-SIN([.$B9])^2))    /     (COS([.$B9])    +     SQRT([.KH$2]^2-SIN([.$B9])^2))    )  ^2     -    [.$C9]  )^2" office:value-type="float" office:value="0.0000806203244576906" calcext:value-type="float">
            <text:p>8.06203244576906E-005</text:p>
          </table:table-cell>
          <table:table-cell table:formula="of:=(       (    (COS([.$B9])     -      SQRT([.KI$2]^2-SIN([.$B9])^2))    /     (COS([.$B9])    +     SQRT([.KI$2]^2-SIN([.$B9])^2))    )  ^2     -    [.$C9]  )^2" office:value-type="float" office:value="0.0000791692816350445" calcext:value-type="float">
            <text:p>7.91692816350445E-005</text:p>
          </table:table-cell>
          <table:table-cell table:formula="of:=(       (    (COS([.$B9])     -      SQRT([.KJ$2]^2-SIN([.$B9])^2))    /     (COS([.$B9])    +     SQRT([.KJ$2]^2-SIN([.$B9])^2))    )  ^2     -    [.$C9]  )^2" office:value-type="float" office:value="0.0000777317388816913" calcext:value-type="float">
            <text:p>7.77317388816913E-005</text:p>
          </table:table-cell>
          <table:table-cell table:formula="of:=(       (    (COS([.$B9])     -      SQRT([.KK$2]^2-SIN([.$B9])^2))    /     (COS([.$B9])    +     SQRT([.KK$2]^2-SIN([.$B9])^2))    )  ^2     -    [.$C9]  )^2" office:value-type="float" office:value="0.000076307687179589" calcext:value-type="float">
            <text:p>7.6307687179589E-005</text:p>
          </table:table-cell>
          <table:table-cell table:formula="of:=(       (    (COS([.$B9])     -      SQRT([.KL$2]^2-SIN([.$B9])^2))    /     (COS([.$B9])    +     SQRT([.KL$2]^2-SIN([.$B9])^2))    )  ^2     -    [.$C9]  )^2" office:value-type="float" office:value="0.0000748971175164511" calcext:value-type="float">
            <text:p>7.48971175164511E-005</text:p>
          </table:table-cell>
          <table:table-cell table:formula="of:=(       (    (COS([.$B9])     -      SQRT([.KM$2]^2-SIN([.$B9])^2))    /     (COS([.$B9])    +     SQRT([.KM$2]^2-SIN([.$B9])^2))    )  ^2     -    [.$C9]  )^2" office:value-type="float" office:value="0.0000735000208857837" calcext:value-type="float">
            <text:p>0.0000735</text:p>
          </table:table-cell>
          <table:table-cell table:formula="of:=(       (    (COS([.$B9])     -      SQRT([.KN$2]^2-SIN([.$B9])^2))    /     (COS([.$B9])    +     SQRT([.KN$2]^2-SIN([.$B9])^2))    )  ^2     -    [.$C9]  )^2" office:value-type="float" office:value="0.000072116388286859" calcext:value-type="float">
            <text:p>7.2116388286859E-005</text:p>
          </table:table-cell>
          <table:table-cell table:formula="of:=(       (    (COS([.$B9])     -      SQRT([.KO$2]^2-SIN([.$B9])^2))    /     (COS([.$B9])    +     SQRT([.KO$2]^2-SIN([.$B9])^2))    )  ^2     -    [.$C9]  )^2" office:value-type="float" office:value="0.0000707462107247026" calcext:value-type="float">
            <text:p>7.07462107247026E-005</text:p>
          </table:table-cell>
          <table:table-cell table:formula="of:=(       (    (COS([.$B9])     -      SQRT([.KP$2]^2-SIN([.$B9])^2))    /     (COS([.$B9])    +     SQRT([.KP$2]^2-SIN([.$B9])^2))    )  ^2     -    [.$C9]  )^2" office:value-type="float" office:value="0.0000693894792101168" calcext:value-type="float">
            <text:p>6.93894792101168E-005</text:p>
          </table:table-cell>
          <table:table-cell table:formula="of:=(       (    (COS([.$B9])     -      SQRT([.KQ$2]^2-SIN([.$B9])^2))    /     (COS([.$B9])    +     SQRT([.KQ$2]^2-SIN([.$B9])^2))    )  ^2     -    [.$C9]  )^2" office:value-type="float" office:value="0.0000680461847596502" calcext:value-type="float">
            <text:p>6.80461847596502E-005</text:p>
          </table:table-cell>
          <table:table-cell table:formula="of:=(       (    (COS([.$B9])     -      SQRT([.KR$2]^2-SIN([.$B9])^2))    /     (COS([.$B9])    +     SQRT([.KR$2]^2-SIN([.$B9])^2))    )  ^2     -    [.$C9]  )^2" office:value-type="float" office:value="0.0000667163183956201" calcext:value-type="float">
            <text:p>6.67163183956201E-005</text:p>
          </table:table-cell>
          <table:table-cell table:formula="of:=(       (    (COS([.$B9])     -      SQRT([.KS$2]^2-SIN([.$B9])^2))    /     (COS([.$B9])    +     SQRT([.KS$2]^2-SIN([.$B9])^2))    )  ^2     -    [.$C9]  )^2" office:value-type="float" office:value="0.0000653998711460894" calcext:value-type="float">
            <text:p>6.53998711460894E-005</text:p>
          </table:table-cell>
          <table:table-cell table:formula="of:=(       (    (COS([.$B9])     -      SQRT([.KT$2]^2-SIN([.$B9])^2))    /     (COS([.$B9])    +     SQRT([.KT$2]^2-SIN([.$B9])^2))    )  ^2     -    [.$C9]  )^2" office:value-type="float" office:value="0.000064096834044871" calcext:value-type="float">
            <text:p>6.4096834044871E-005</text:p>
          </table:table-cell>
          <table:table-cell table:formula="of:=(       (    (COS([.$B9])     -      SQRT([.KU$2]^2-SIN([.$B9])^2))    /     (COS([.$B9])    +     SQRT([.KU$2]^2-SIN([.$B9])^2))    )  ^2     -    [.$C9]  )^2" office:value-type="float" office:value="0.0000628071981315233" calcext:value-type="float">
            <text:p>6.28071981315233E-005</text:p>
          </table:table-cell>
          <table:table-cell table:formula="of:=(       (    (COS([.$B9])     -      SQRT([.KV$2]^2-SIN([.$B9])^2))    /     (COS([.$B9])    +     SQRT([.KV$2]^2-SIN([.$B9])^2))    )  ^2     -    [.$C9]  )^2" office:value-type="float" office:value="0.0000615309544513504" calcext:value-type="float">
            <text:p>0.000061531</text:p>
          </table:table-cell>
          <table:table-cell table:formula="of:=(       (    (COS([.$B9])     -      SQRT([.KW$2]^2-SIN([.$B9])^2))    /     (COS([.$B9])    +     SQRT([.KW$2]^2-SIN([.$B9])^2))    )  ^2     -    [.$C9]  )^2" office:value-type="float" office:value="0.0000602680940553947" calcext:value-type="float">
            <text:p>6.02680940553947E-005</text:p>
          </table:table-cell>
          <table:table-cell table:formula="of:=(       (    (COS([.$B9])     -      SQRT([.KX$2]^2-SIN([.$B9])^2))    /     (COS([.$B9])    +     SQRT([.KX$2]^2-SIN([.$B9])^2))    )  ^2     -    [.$C9]  )^2" office:value-type="float" office:value="0.0000590186080004269" calcext:value-type="float">
            <text:p>5.90186080004269E-005</text:p>
          </table:table-cell>
          <table:table-cell table:formula="of:=(       (    (COS([.$B9])     -      SQRT([.KY$2]^2-SIN([.$B9])^2))    /     (COS([.$B9])    +     SQRT([.KY$2]^2-SIN([.$B9])^2))    )  ^2     -    [.$C9]  )^2" office:value-type="float" office:value="0.0000577824873489667" calcext:value-type="float">
            <text:p>5.77824873489667E-005</text:p>
          </table:table-cell>
          <table:table-cell table:formula="of:=(       (    (COS([.$B9])     -      SQRT([.KZ$2]^2-SIN([.$B9])^2))    /     (COS([.$B9])    +     SQRT([.KZ$2]^2-SIN([.$B9])^2))    )  ^2     -    [.$C9]  )^2" office:value-type="float" office:value="0.0000565597231692588" calcext:value-type="float">
            <text:p>5.65597231692588E-005</text:p>
          </table:table-cell>
          <table:table-cell table:formula="of:=(       (    (COS([.$B9])     -      SQRT([.LA$2]^2-SIN([.$B9])^2))    /     (COS([.$B9])    +     SQRT([.LA$2]^2-SIN([.$B9])^2))    )  ^2     -    [.$C9]  )^2" office:value-type="float" office:value="0.000055350306535259" calcext:value-type="float">
            <text:p>5.5350306535259E-005</text:p>
          </table:table-cell>
          <table:table-cell table:formula="of:=(       (    (COS([.$B9])     -      SQRT([.LB$2]^2-SIN([.$B9])^2))    /     (COS([.$B9])    +     SQRT([.LB$2]^2-SIN([.$B9])^2))    )  ^2     -    [.$C9]  )^2" office:value-type="float" office:value="0.000054154228526675" calcext:value-type="float">
            <text:p>5.4154228526675E-005</text:p>
          </table:table-cell>
          <table:table-cell table:formula="of:=(       (    (COS([.$B9])     -      SQRT([.LC$2]^2-SIN([.$B9])^2))    /     (COS([.$B9])    +     SQRT([.LC$2]^2-SIN([.$B9])^2))    )  ^2     -    [.$C9]  )^2" office:value-type="float" office:value="0.0000529714802289072" calcext:value-type="float">
            <text:p>5.29714802289072E-005</text:p>
          </table:table-cell>
          <table:table-cell table:formula="of:=(       (    (COS([.$B9])     -      SQRT([.LD$2]^2-SIN([.$B9])^2))    /     (COS([.$B9])    +     SQRT([.LD$2]^2-SIN([.$B9])^2))    )  ^2     -    [.$C9]  )^2" office:value-type="float" office:value="0.0000518020527330867" calcext:value-type="float">
            <text:p>5.18020527330867E-005</text:p>
          </table:table-cell>
          <table:table-cell table:formula="of:=(       (    (COS([.$B9])     -      SQRT([.LE$2]^2-SIN([.$B9])^2))    /     (COS([.$B9])    +     SQRT([.LE$2]^2-SIN([.$B9])^2))    )  ^2     -    [.$C9]  )^2" office:value-type="float" office:value="0.0000506459371360622" calcext:value-type="float">
            <text:p>5.06459371360622E-005</text:p>
          </table:table-cell>
          <table:table-cell table:formula="of:=(       (    (COS([.$B9])     -      SQRT([.LF$2]^2-SIN([.$B9])^2))    /     (COS([.$B9])    +     SQRT([.LF$2]^2-SIN([.$B9])^2))    )  ^2     -    [.$C9]  )^2" office:value-type="float" office:value="0.0000495031245403814" calcext:value-type="float">
            <text:p>4.95031245403814E-005</text:p>
          </table:table-cell>
          <table:table-cell table:formula="of:=(       (    (COS([.$B9])     -      SQRT([.LG$2]^2-SIN([.$B9])^2))    /     (COS([.$B9])    +     SQRT([.LG$2]^2-SIN([.$B9])^2))    )  ^2     -    [.$C9]  )^2" office:value-type="float" office:value="0.0000483736060543045" calcext:value-type="float">
            <text:p>4.83736060543045E-005</text:p>
          </table:table-cell>
          <table:table-cell table:formula="of:=(       (    (COS([.$B9])     -      SQRT([.LH$2]^2-SIN([.$B9])^2))    /     (COS([.$B9])    +     SQRT([.LH$2]^2-SIN([.$B9])^2))    )  ^2     -    [.$C9]  )^2" office:value-type="float" office:value="0.0000472573727918049" calcext:value-type="float">
            <text:p>4.72573727918049E-005</text:p>
          </table:table-cell>
          <table:table-cell table:formula="of:=(       (    (COS([.$B9])     -      SQRT([.LI$2]^2-SIN([.$B9])^2))    /     (COS([.$B9])    +     SQRT([.LI$2]^2-SIN([.$B9])^2))    )  ^2     -    [.$C9]  )^2" office:value-type="float" office:value="0.0000461544158725346" calcext:value-type="float">
            <text:p>4.61544158725346E-005</text:p>
          </table:table-cell>
          <table:table-cell table:formula="of:=(       (    (COS([.$B9])     -      SQRT([.LJ$2]^2-SIN([.$B9])^2))    /     (COS([.$B9])    +     SQRT([.LJ$2]^2-SIN([.$B9])^2))    )  ^2     -    [.$C9]  )^2" office:value-type="float" office:value="0.0000450647264218706" calcext:value-type="float">
            <text:p>4.50647264218706E-005</text:p>
          </table:table-cell>
          <table:table-cell table:formula="of:=(       (    (COS([.$B9])     -      SQRT([.LK$2]^2-SIN([.$B9])^2))    /     (COS([.$B9])    +     SQRT([.LK$2]^2-SIN([.$B9])^2))    )  ^2     -    [.$C9]  )^2" office:value-type="float" office:value="0.0000439882955708625" calcext:value-type="float">
            <text:p>4.39882955708625E-005</text:p>
          </table:table-cell>
          <table:table-cell table:formula="of:=(       (    (COS([.$B9])     -      SQRT([.LL$2]^2-SIN([.$B9])^2))    /     (COS([.$B9])    +     SQRT([.LL$2]^2-SIN([.$B9])^2))    )  ^2     -    [.$C9]  )^2" office:value-type="float" office:value="0.0000429251144562595" calcext:value-type="float">
            <text:p>4.29251144562595E-005</text:p>
          </table:table-cell>
          <table:table-cell table:formula="of:=(       (    (COS([.$B9])     -      SQRT([.LM$2]^2-SIN([.$B9])^2))    /     (COS([.$B9])    +     SQRT([.LM$2]^2-SIN([.$B9])^2))    )  ^2     -    [.$C9]  )^2" office:value-type="float" office:value="0.0000418751742204976" calcext:value-type="float">
            <text:p>4.18751742204976E-005</text:p>
          </table:table-cell>
          <table:table-cell table:formula="of:=(       (    (COS([.$B9])     -      SQRT([.LN$2]^2-SIN([.$B9])^2))    /     (COS([.$B9])    +     SQRT([.LN$2]^2-SIN([.$B9])^2))    )  ^2     -    [.$C9]  )^2" office:value-type="float" office:value="0.0000408384660116992" calcext:value-type="float">
            <text:p>4.08384660116992E-005</text:p>
          </table:table-cell>
          <table:table-cell table:formula="of:=(       (    (COS([.$B9])     -      SQRT([.LO$2]^2-SIN([.$B9])^2))    /     (COS([.$B9])    +     SQRT([.LO$2]^2-SIN([.$B9])^2))    )  ^2     -    [.$C9]  )^2" office:value-type="float" office:value="0.0000398149809836681" calcext:value-type="float">
            <text:p>0.000039815</text:p>
          </table:table-cell>
          <table:table-cell table:formula="of:=(       (    (COS([.$B9])     -      SQRT([.LP$2]^2-SIN([.$B9])^2))    /     (COS([.$B9])    +     SQRT([.LP$2]^2-SIN([.$B9])^2))    )  ^2     -    [.$C9]  )^2" office:value-type="float" office:value="0.0000388047102958775" calcext:value-type="float">
            <text:p>3.88047102958775E-005</text:p>
          </table:table-cell>
          <table:table-cell table:formula="of:=(       (    (COS([.$B9])     -      SQRT([.LQ$2]^2-SIN([.$B9])^2))    /     (COS([.$B9])    +     SQRT([.LQ$2]^2-SIN([.$B9])^2))    )  ^2     -    [.$C9]  )^2" office:value-type="float" office:value="0.0000378076451134942" calcext:value-type="float">
            <text:p>3.78076451134942E-005</text:p>
          </table:table-cell>
          <table:table-cell table:formula="of:=(       (    (COS([.$B9])     -      SQRT([.LR$2]^2-SIN([.$B9])^2))    /     (COS([.$B9])    +     SQRT([.LR$2]^2-SIN([.$B9])^2))    )  ^2     -    [.$C9]  )^2" office:value-type="float" office:value="0.0000368237766073349" calcext:value-type="float">
            <text:p>3.68237766073349E-005</text:p>
          </table:table-cell>
          <table:table-cell table:formula="of:=(       (    (COS([.$B9])     -      SQRT([.LS$2]^2-SIN([.$B9])^2))    /     (COS([.$B9])    +     SQRT([.LS$2]^2-SIN([.$B9])^2))    )  ^2     -    [.$C9]  )^2" office:value-type="float" office:value="0.0000358530959538973" calcext:value-type="float">
            <text:p>3.58530959538973E-005</text:p>
          </table:table-cell>
          <table:table-cell table:formula="of:=(       (    (COS([.$B9])     -      SQRT([.LT$2]^2-SIN([.$B9])^2))    /     (COS([.$B9])    +     SQRT([.LT$2]^2-SIN([.$B9])^2))    )  ^2     -    [.$C9]  )^2" office:value-type="float" office:value="0.0000348955943353422" calcext:value-type="float">
            <text:p>3.48955943353422E-005</text:p>
          </table:table-cell>
          <table:table-cell table:formula="of:=(       (    (COS([.$B9])     -      SQRT([.LU$2]^2-SIN([.$B9])^2))    /     (COS([.$B9])    +     SQRT([.LU$2]^2-SIN([.$B9])^2))    )  ^2     -    [.$C9]  )^2" office:value-type="float" office:value="0.0000339512629394956" calcext:value-type="float">
            <text:p>3.39512629394956E-005</text:p>
          </table:table-cell>
          <table:table-cell table:formula="of:=(       (    (COS([.$B9])     -      SQRT([.LV$2]^2-SIN([.$B9])^2))    /     (COS([.$B9])    +     SQRT([.LV$2]^2-SIN([.$B9])^2))    )  ^2     -    [.$C9]  )^2" office:value-type="float" office:value="0.0000330200929598318" calcext:value-type="float">
            <text:p>3.30200929598318E-005</text:p>
          </table:table-cell>
          <table:table-cell table:formula="of:=(       (    (COS([.$B9])     -      SQRT([.LW$2]^2-SIN([.$B9])^2))    /     (COS([.$B9])    +     SQRT([.LW$2]^2-SIN([.$B9])^2))    )  ^2     -    [.$C9]  )^2" office:value-type="float" office:value="0.0000321020755954905" calcext:value-type="float">
            <text:p>3.21020755954905E-005</text:p>
          </table:table-cell>
          <table:table-cell table:formula="of:=(       (    (COS([.$B9])     -      SQRT([.LX$2]^2-SIN([.$B9])^2))    /     (COS([.$B9])    +     SQRT([.LX$2]^2-SIN([.$B9])^2))    )  ^2     -    [.$C9]  )^2" office:value-type="float" office:value="0.0000311972020512564" calcext:value-type="float">
            <text:p>3.11972020512564E-005</text:p>
          </table:table-cell>
          <table:table-cell table:formula="of:=(       (    (COS([.$B9])     -      SQRT([.LY$2]^2-SIN([.$B9])^2))    /     (COS([.$B9])    +     SQRT([.LY$2]^2-SIN([.$B9])^2))    )  ^2     -    [.$C9]  )^2" office:value-type="float" office:value="0.0000303054635375708" calcext:value-type="float">
            <text:p>3.03054635375708E-005</text:p>
          </table:table-cell>
          <table:table-cell table:formula="of:=(       (    (COS([.$B9])     -      SQRT([.LZ$2]^2-SIN([.$B9])^2))    /     (COS([.$B9])    +     SQRT([.LZ$2]^2-SIN([.$B9])^2))    )  ^2     -    [.$C9]  )^2" office:value-type="float" office:value="0.0000294268512705138" calcext:value-type="float">
            <text:p>2.94268512705138E-005</text:p>
          </table:table-cell>
          <table:table-cell table:formula="of:=(       (    (COS([.$B9])     -      SQRT([.MA$2]^2-SIN([.$B9])^2))    /     (COS([.$B9])    +     SQRT([.MA$2]^2-SIN([.$B9])^2))    )  ^2     -    [.$C9]  )^2" office:value-type="float" office:value="0.0000285613564718134" calcext:value-type="float">
            <text:p>2.85613564718134E-005</text:p>
          </table:table-cell>
          <table:table-cell table:formula="of:=(       (    (COS([.$B9])     -      SQRT([.MB$2]^2-SIN([.$B9])^2))    /     (COS([.$B9])    +     SQRT([.MB$2]^2-SIN([.$B9])^2))    )  ^2     -    [.$C9]  )^2" office:value-type="float" office:value="0.0000277089703688284" calcext:value-type="float">
            <text:p>0.000027709</text:p>
          </table:table-cell>
          <table:table-cell table:formula="of:=(       (    (COS([.$B9])     -      SQRT([.MC$2]^2-SIN([.$B9])^2))    /     (COS([.$B9])    +     SQRT([.MC$2]^2-SIN([.$B9])^2))    )  ^2     -    [.$C9]  )^2" office:value-type="float" office:value="0.0000268696841945629" calcext:value-type="float">
            <text:p>2.68696841945629E-005</text:p>
          </table:table-cell>
          <table:table-cell table:formula="of:=(       (    (COS([.$B9])     -      SQRT([.MD$2]^2-SIN([.$B9])^2))    /     (COS([.$B9])    +     SQRT([.MD$2]^2-SIN([.$B9])^2))    )  ^2     -    [.$C9]  )^2" office:value-type="float" office:value="0.0000260434891876491" calcext:value-type="float">
            <text:p>2.60434891876491E-005</text:p>
          </table:table-cell>
          <table:table-cell table:formula="of:=(       (    (COS([.$B9])     -      SQRT([.ME$2]^2-SIN([.$B9])^2))    /     (COS([.$B9])    +     SQRT([.ME$2]^2-SIN([.$B9])^2))    )  ^2     -    [.$C9]  )^2" office:value-type="float" office:value="0.000025230376592349" calcext:value-type="float">
            <text:p>2.5230376592349E-005</text:p>
          </table:table-cell>
          <table:table-cell table:formula="of:=(       (    (COS([.$B9])     -      SQRT([.MF$2]^2-SIN([.$B9])^2))    /     (COS([.$B9])    +     SQRT([.MF$2]^2-SIN([.$B9])^2))    )  ^2     -    [.$C9]  )^2" office:value-type="float" office:value="0.0000244303376585502" calcext:value-type="float">
            <text:p>2.44303376585502E-005</text:p>
          </table:table-cell>
          <table:table-cell table:formula="of:=(       (    (COS([.$B9])     -      SQRT([.MG$2]^2-SIN([.$B9])^2))    /     (COS([.$B9])    +     SQRT([.MG$2]^2-SIN([.$B9])^2))    )  ^2     -    [.$C9]  )^2" office:value-type="float" office:value="0.0000236433636417628" calcext:value-type="float">
            <text:p>2.36433636417628E-005</text:p>
          </table:table-cell>
          <table:table-cell table:formula="of:=(       (    (COS([.$B9])     -      SQRT([.MH$2]^2-SIN([.$B9])^2))    /     (COS([.$B9])    +     SQRT([.MH$2]^2-SIN([.$B9])^2))    )  ^2     -    [.$C9]  )^2" office:value-type="float" office:value="0.00002286944580312" calcext:value-type="float">
            <text:p>2.286944580312E-005</text:p>
          </table:table-cell>
          <table:table-cell table:formula="of:=(       (    (COS([.$B9])     -      SQRT([.MI$2]^2-SIN([.$B9])^2))    /     (COS([.$B9])    +     SQRT([.MI$2]^2-SIN([.$B9])^2))    )  ^2     -    [.$C9]  )^2" office:value-type="float" office:value="0.0000221085754093662" calcext:value-type="float">
            <text:p>2.21085754093662E-005</text:p>
          </table:table-cell>
          <table:table-cell table:formula="of:=(       (    (COS([.$B9])     -      SQRT([.MJ$2]^2-SIN([.$B9])^2))    /     (COS([.$B9])    +     SQRT([.MJ$2]^2-SIN([.$B9])^2))    )  ^2     -    [.$C9]  )^2" office:value-type="float" office:value="0.0000213607437328666" calcext:value-type="float">
            <text:p>2.13607437328666E-005</text:p>
          </table:table-cell>
          <table:table-cell table:formula="of:=(       (    (COS([.$B9])     -      SQRT([.MK$2]^2-SIN([.$B9])^2))    /     (COS([.$B9])    +     SQRT([.MK$2]^2-SIN([.$B9])^2))    )  ^2     -    [.$C9]  )^2" office:value-type="float" office:value="0.0000206259420515861" calcext:value-type="float">
            <text:p>2.06259420515861E-005</text:p>
          </table:table-cell>
          <table:table-cell table:formula="of:=(       (    (COS([.$B9])     -      SQRT([.ML$2]^2-SIN([.$B9])^2))    /     (COS([.$B9])    +     SQRT([.ML$2]^2-SIN([.$B9])^2))    )  ^2     -    [.$C9]  )^2" office:value-type="float" office:value="0.0000199041616491026" calcext:value-type="float">
            <text:p>1.99041616491026E-005</text:p>
          </table:table-cell>
          <table:table-cell table:formula="of:=(       (    (COS([.$B9])     -      SQRT([.MM$2]^2-SIN([.$B9])^2))    /     (COS([.$B9])    +     SQRT([.MM$2]^2-SIN([.$B9])^2))    )  ^2     -    [.$C9]  )^2" office:value-type="float" office:value="0.0000191953938146009" calcext:value-type="float">
            <text:p>1.91953938146009E-005</text:p>
          </table:table-cell>
          <table:table-cell table:formula="of:=(       (    (COS([.$B9])     -      SQRT([.MN$2]^2-SIN([.$B9])^2))    /     (COS([.$B9])    +     SQRT([.MN$2]^2-SIN([.$B9])^2))    )  ^2     -    [.$C9]  )^2" office:value-type="float" office:value="0.0000184996298428594" calcext:value-type="float">
            <text:p>1.84996298428594E-005</text:p>
          </table:table-cell>
          <table:table-cell table:formula="of:=(       (    (COS([.$B9])     -      SQRT([.MO$2]^2-SIN([.$B9])^2))    /     (COS([.$B9])    +     SQRT([.MO$2]^2-SIN([.$B9])^2))    )  ^2     -    [.$C9]  )^2" office:value-type="float" office:value="0.0000178168610342521" calcext:value-type="float">
            <text:p>1.78168610342521E-005</text:p>
          </table:table-cell>
          <table:table-cell table:formula="of:=(       (    (COS([.$B9])     -      SQRT([.MP$2]^2-SIN([.$B9])^2))    /     (COS([.$B9])    +     SQRT([.MP$2]^2-SIN([.$B9])^2))    )  ^2     -    [.$C9]  )^2" office:value-type="float" office:value="0.0000171470786947538" calcext:value-type="float">
            <text:p>1.71470786947538E-005</text:p>
          </table:table-cell>
          <table:table-cell table:formula="of:=(       (    (COS([.$B9])     -      SQRT([.MQ$2]^2-SIN([.$B9])^2))    /     (COS([.$B9])    +     SQRT([.MQ$2]^2-SIN([.$B9])^2))    )  ^2     -    [.$C9]  )^2" office:value-type="float" office:value="0.0000164902741359272" calcext:value-type="float">
            <text:p>1.64902741359272E-005</text:p>
          </table:table-cell>
          <table:table-cell table:formula="of:=(       (    (COS([.$B9])     -      SQRT([.MR$2]^2-SIN([.$B9])^2))    /     (COS([.$B9])    +     SQRT([.MR$2]^2-SIN([.$B9])^2))    )  ^2     -    [.$C9]  )^2" office:value-type="float" office:value="0.0000158464386749184" calcext:value-type="float">
            <text:p>1.58464386749184E-005</text:p>
          </table:table-cell>
          <table:table-cell table:formula="of:=(       (    (COS([.$B9])     -      SQRT([.MS$2]^2-SIN([.$B9])^2))    /     (COS([.$B9])    +     SQRT([.MS$2]^2-SIN([.$B9])^2))    )  ^2     -    [.$C9]  )^2" office:value-type="float" office:value="0.0000152155636344637" calcext:value-type="float">
            <text:p>1.52155636344637E-005</text:p>
          </table:table-cell>
          <table:table-cell table:formula="of:=(       (    (COS([.$B9])     -      SQRT([.MT$2]^2-SIN([.$B9])^2))    /     (COS([.$B9])    +     SQRT([.MT$2]^2-SIN([.$B9])^2))    )  ^2     -    [.$C9]  )^2" office:value-type="float" office:value="0.0000145976403428711" calcext:value-type="float">
            <text:p>1.45976403428711E-005</text:p>
          </table:table-cell>
          <table:table-cell table:formula="of:=(       (    (COS([.$B9])     -      SQRT([.MU$2]^2-SIN([.$B9])^2))    /     (COS([.$B9])    +     SQRT([.MU$2]^2-SIN([.$B9])^2))    )  ^2     -    [.$C9]  )^2" office:value-type="float" office:value="0.0000139926601340351" calcext:value-type="float">
            <text:p>1.39926601340351E-005</text:p>
          </table:table-cell>
          <table:table-cell table:formula="of:=(       (    (COS([.$B9])     -      SQRT([.MV$2]^2-SIN([.$B9])^2))    /     (COS([.$B9])    +     SQRT([.MV$2]^2-SIN([.$B9])^2))    )  ^2     -    [.$C9]  )^2" office:value-type="float" office:value="0.0000134006143474231" calcext:value-type="float">
            <text:p>1.34006143474231E-005</text:p>
          </table:table-cell>
          <table:table-cell table:formula="of:=(       (    (COS([.$B9])     -      SQRT([.MW$2]^2-SIN([.$B9])^2))    /     (COS([.$B9])    +     SQRT([.MW$2]^2-SIN([.$B9])^2))    )  ^2     -    [.$C9]  )^2" office:value-type="float" office:value="0.0000128214943280686" calcext:value-type="float">
            <text:p>1.28214943280686E-005</text:p>
          </table:table-cell>
          <table:table-cell table:formula="of:=(       (    (COS([.$B9])     -      SQRT([.MX$2]^2-SIN([.$B9])^2))    /     (COS([.$B9])    +     SQRT([.MX$2]^2-SIN([.$B9])^2))    )  ^2     -    [.$C9]  )^2" office:value-type="float" office:value="0.0000122552914265747" calcext:value-type="float">
            <text:p>1.22552914265747E-005</text:p>
          </table:table-cell>
          <table:table-cell table:formula="of:=(       (    (COS([.$B9])     -      SQRT([.MY$2]^2-SIN([.$B9])^2))    /     (COS([.$B9])    +     SQRT([.MY$2]^2-SIN([.$B9])^2))    )  ^2     -    [.$C9]  )^2" office:value-type="float" office:value="0.0000117019969991097" calcext:value-type="float">
            <text:p>0.000011702</text:p>
          </table:table-cell>
          <table:table-cell table:formula="of:=(       (    (COS([.$B9])     -      SQRT([.MZ$2]^2-SIN([.$B9])^2))    /     (COS([.$B9])    +     SQRT([.MZ$2]^2-SIN([.$B9])^2))    )  ^2     -    [.$C9]  )^2" office:value-type="float" office:value="0.0000111616024074068" calcext:value-type="float">
            <text:p>1.11616024074068E-005</text:p>
          </table:table-cell>
          <table:table-cell table:formula="of:=(       (    (COS([.$B9])     -      SQRT([.NA$2]^2-SIN([.$B9])^2))    /     (COS([.$B9])    +     SQRT([.NA$2]^2-SIN([.$B9])^2))    )  ^2     -    [.$C9]  )^2" office:value-type="float" office:value="0.0000106340990187517" calcext:value-type="float">
            <text:p>1.06340990187517E-005</text:p>
          </table:table-cell>
          <table:table-cell table:formula="of:=(       (    (COS([.$B9])     -      SQRT([.NB$2]^2-SIN([.$B9])^2))    /     (COS([.$B9])    +     SQRT([.NB$2]^2-SIN([.$B9])^2))    )  ^2     -    [.$C9]  )^2" office:value-type="float" office:value="0.0000101194782059866" calcext:value-type="float">
            <text:p>1.01194782059866E-005</text:p>
          </table:table-cell>
          <table:table-cell table:formula="of:=(       (    (COS([.$B9])     -      SQRT([.NC$2]^2-SIN([.$B9])^2))    /     (COS([.$B9])    +     SQRT([.NC$2]^2-SIN([.$B9])^2))    )  ^2     -    [.$C9]  )^2" office:value-type="float" office:value="0.00000961773134750566" calcext:value-type="float">
            <text:p>9.61773134750566E-006</text:p>
          </table:table-cell>
          <table:table-cell table:formula="of:=(       (    (COS([.$B9])     -      SQRT([.ND$2]^2-SIN([.$B9])^2))    /     (COS([.$B9])    +     SQRT([.ND$2]^2-SIN([.$B9])^2))    )  ^2     -    [.$C9]  )^2" office:value-type="float" office:value="0.00000912884982725058" calcext:value-type="float">
            <text:p>9.12884982725058E-006</text:p>
          </table:table-cell>
          <table:table-cell table:formula="of:=(       (    (COS([.$B9])     -      SQRT([.NE$2]^2-SIN([.$B9])^2))    /     (COS([.$B9])    +     SQRT([.NE$2]^2-SIN([.$B9])^2))    )  ^2     -    [.$C9]  )^2" office:value-type="float" office:value="0.0000086528250347089" calcext:value-type="float">
            <text:p>8.6528250347089E-006</text:p>
          </table:table-cell>
          <table:table-cell table:formula="of:=(       (    (COS([.$B9])     -      SQRT([.NF$2]^2-SIN([.$B9])^2))    /     (COS([.$B9])    +     SQRT([.NF$2]^2-SIN([.$B9])^2))    )  ^2     -    [.$C9]  )^2" office:value-type="float" office:value="0.00000818964836490937" calcext:value-type="float">
            <text:p>8.18964836490937E-006</text:p>
          </table:table-cell>
          <table:table-cell table:formula="of:=(       (    (COS([.$B9])     -      SQRT([.NG$2]^2-SIN([.$B9])^2))    /     (COS([.$B9])    +     SQRT([.NG$2]^2-SIN([.$B9])^2))    )  ^2     -    [.$C9]  )^2" office:value-type="float" office:value="0.00000773931121841998" calcext:value-type="float">
            <text:p>7.73931121841998E-006</text:p>
          </table:table-cell>
          <table:table-cell table:formula="of:=(       (    (COS([.$B9])     -      SQRT([.NH$2]^2-SIN([.$B9])^2))    /     (COS([.$B9])    +     SQRT([.NH$2]^2-SIN([.$B9])^2))    )  ^2     -    [.$C9]  )^2" office:value-type="float" office:value="0.00000730180500134283" calcext:value-type="float">
            <text:p>7.30180500134283E-006</text:p>
          </table:table-cell>
          <table:table-cell table:formula="of:=(       (    (COS([.$B9])     -      SQRT([.NI$2]^2-SIN([.$B9])^2))    /     (COS([.$B9])    +     SQRT([.NI$2]^2-SIN([.$B9])^2))    )  ^2     -    [.$C9]  )^2" office:value-type="float" office:value="0.00000687712112531368" calcext:value-type="float">
            <text:p>6.87712112531368E-006</text:p>
          </table:table-cell>
          <table:table-cell table:formula="of:=(       (    (COS([.$B9])     -      SQRT([.NJ$2]^2-SIN([.$B9])^2))    /     (COS([.$B9])    +     SQRT([.NJ$2]^2-SIN([.$B9])^2))    )  ^2     -    [.$C9]  )^2" office:value-type="float" office:value="0.00000646525100749615" calcext:value-type="float">
            <text:p>6.46525100749615E-006</text:p>
          </table:table-cell>
          <table:table-cell table:formula="of:=(       (    (COS([.$B9])     -      SQRT([.NK$2]^2-SIN([.$B9])^2))    /     (COS([.$B9])    +     SQRT([.NK$2]^2-SIN([.$B9])^2))    )  ^2     -    [.$C9]  )^2" office:value-type="float" office:value="0.00000606618607058031" calcext:value-type="float">
            <text:p>6.06618607058031E-006</text:p>
          </table:table-cell>
          <table:table-cell table:formula="of:=(       (    (COS([.$B9])     -      SQRT([.NL$2]^2-SIN([.$B9])^2))    /     (COS([.$B9])    +     SQRT([.NL$2]^2-SIN([.$B9])^2))    )  ^2     -    [.$C9]  )^2" office:value-type="float" office:value="0.00000567991774277503" calcext:value-type="float">
            <text:p>5.67991774277503E-006</text:p>
          </table:table-cell>
          <table:table-cell table:formula="of:=(       (    (COS([.$B9])     -      SQRT([.NM$2]^2-SIN([.$B9])^2))    /     (COS([.$B9])    +     SQRT([.NM$2]^2-SIN([.$B9])^2))    )  ^2     -    [.$C9]  )^2" office:value-type="float" office:value="0.00000530643745781193" calcext:value-type="float">
            <text:p>5.30643745781193E-006</text:p>
          </table:table-cell>
          <table:table-cell table:formula="of:=(       (    (COS([.$B9])     -      SQRT([.NN$2]^2-SIN([.$B9])^2))    /     (COS([.$B9])    +     SQRT([.NN$2]^2-SIN([.$B9])^2))    )  ^2     -    [.$C9]  )^2" office:value-type="float" office:value="0.00000494573665493786" calcext:value-type="float">
            <text:p>4.94573665493786E-006</text:p>
          </table:table-cell>
          <table:table-cell table:formula="of:=(       (    (COS([.$B9])     -      SQRT([.NO$2]^2-SIN([.$B9])^2))    /     (COS([.$B9])    +     SQRT([.NO$2]^2-SIN([.$B9])^2))    )  ^2     -    [.$C9]  )^2" office:value-type="float" office:value="0.0000045978067789127" calcext:value-type="float">
            <text:p>4.5978067789127E-006</text:p>
          </table:table-cell>
          <table:table-cell table:formula="of:=(       (    (COS([.$B9])     -      SQRT([.NP$2]^2-SIN([.$B9])^2))    /     (COS([.$B9])    +     SQRT([.NP$2]^2-SIN([.$B9])^2))    )  ^2     -    [.$C9]  )^2" office:value-type="float" office:value="0.0000042626392800028" calcext:value-type="float">
            <text:p>4.2626392800028E-006</text:p>
          </table:table-cell>
          <table:table-cell table:formula="of:=(       (    (COS([.$B9])     -      SQRT([.NQ$2]^2-SIN([.$B9])^2))    /     (COS([.$B9])    +     SQRT([.NQ$2]^2-SIN([.$B9])^2))    )  ^2     -    [.$C9]  )^2" office:value-type="float" office:value="0.00000394022561398422" calcext:value-type="float">
            <text:p>3.94022561398422E-006</text:p>
          </table:table-cell>
          <table:table-cell table:formula="of:=(       (    (COS([.$B9])     -      SQRT([.NR$2]^2-SIN([.$B9])^2))    /     (COS([.$B9])    +     SQRT([.NR$2]^2-SIN([.$B9])^2))    )  ^2     -    [.$C9]  )^2" office:value-type="float" office:value="0.00000363055724213374" calcext:value-type="float">
            <text:p>3.63055724213374E-006</text:p>
          </table:table-cell>
          <table:table-cell table:formula="of:=(       (    (COS([.$B9])     -      SQRT([.NS$2]^2-SIN([.$B9])^2))    /     (COS([.$B9])    +     SQRT([.NS$2]^2-SIN([.$B9])^2))    )  ^2     -    [.$C9]  )^2" office:value-type="float" office:value="0.00000333362563122885" calcext:value-type="float">
            <text:p>3.33362563122885E-006</text:p>
          </table:table-cell>
          <table:table-cell table:formula="of:=(       (    (COS([.$B9])     -      SQRT([.NT$2]^2-SIN([.$B9])^2))    /     (COS([.$B9])    +     SQRT([.NT$2]^2-SIN([.$B9])^2))    )  ^2     -    [.$C9]  )^2" office:value-type="float" office:value="0.00000304942225354135" calcext:value-type="float">
            <text:p>3.04942225354135E-006</text:p>
          </table:table-cell>
          <table:table-cell table:formula="of:=(       (    (COS([.$B9])     -      SQRT([.NU$2]^2-SIN([.$B9])^2))    /     (COS([.$B9])    +     SQRT([.NU$2]^2-SIN([.$B9])^2))    )  ^2     -    [.$C9]  )^2" office:value-type="float" office:value="0.00000277793858683924" calcext:value-type="float">
            <text:p>2.77793858683924E-006</text:p>
          </table:table-cell>
          <table:table-cell table:formula="of:=(       (    (COS([.$B9])     -      SQRT([.NV$2]^2-SIN([.$B9])^2))    /     (COS([.$B9])    +     SQRT([.NV$2]^2-SIN([.$B9])^2))    )  ^2     -    [.$C9]  )^2" office:value-type="float" office:value="0.00000251916611437762" calcext:value-type="float">
            <text:p>2.51916611437762E-006</text:p>
          </table:table-cell>
          <table:table-cell table:formula="of:=(       (    (COS([.$B9])     -      SQRT([.NW$2]^2-SIN([.$B9])^2))    /     (COS([.$B9])    +     SQRT([.NW$2]^2-SIN([.$B9])^2))    )  ^2     -    [.$C9]  )^2" office:value-type="float" office:value="0.0000022730963249" calcext:value-type="float">
            <text:p>2.2730963249E-006</text:p>
          </table:table-cell>
          <table:table-cell table:formula="of:=(       (    (COS([.$B9])     -      SQRT([.NX$2]^2-SIN([.$B9])^2))    /     (COS([.$B9])    +     SQRT([.NX$2]^2-SIN([.$B9])^2))    )  ^2     -    [.$C9]  )^2" office:value-type="float" office:value="0.0000020397207126335" calcext:value-type="float">
            <text:p>2.0397207126335E-006</text:p>
          </table:table-cell>
          <table:table-cell table:formula="of:=(       (    (COS([.$B9])     -      SQRT([.NY$2]^2-SIN([.$B9])^2))    /     (COS([.$B9])    +     SQRT([.NY$2]^2-SIN([.$B9])^2))    )  ^2     -    [.$C9]  )^2" office:value-type="float" office:value="0.00000181903077728388" calcext:value-type="float">
            <text:p>0.000001819</text:p>
          </table:table-cell>
          <table:table-cell table:formula="of:=(       (    (COS([.$B9])     -      SQRT([.NZ$2]^2-SIN([.$B9])^2))    /     (COS([.$B9])    +     SQRT([.NZ$2]^2-SIN([.$B9])^2))    )  ^2     -    [.$C9]  )^2" office:value-type="float" office:value="0.00000161101802403486" calcext:value-type="float">
            <text:p>0.000001611</text:p>
          </table:table-cell>
          <table:table-cell table:formula="of:=(       (    (COS([.$B9])     -      SQRT([.OA$2]^2-SIN([.$B9])^2))    /     (COS([.$B9])    +     SQRT([.OA$2]^2-SIN([.$B9])^2))    )  ^2     -    [.$C9]  )^2" office:value-type="float" office:value="0.00000141567396354364" calcext:value-type="float">
            <text:p>1.41567396354364E-006</text:p>
          </table:table-cell>
          <table:table-cell table:formula="of:=(       (    (COS([.$B9])     -      SQRT([.OB$2]^2-SIN([.$B9])^2))    /     (COS([.$B9])    +     SQRT([.OB$2]^2-SIN([.$B9])^2))    )  ^2     -    [.$C9]  )^2" office:value-type="float" office:value="0.00000123299011193763" calcext:value-type="float">
            <text:p>0.000001233</text:p>
          </table:table-cell>
          <table:table-cell table:formula="of:=(       (    (COS([.$B9])     -      SQRT([.OC$2]^2-SIN([.$B9])^2))    /     (COS([.$B9])    +     SQRT([.OC$2]^2-SIN([.$B9])^2))    )  ^2     -    [.$C9]  )^2" office:value-type="float" office:value="0.00000106295799081196" calcext:value-type="float">
            <text:p>0.000001063</text:p>
          </table:table-cell>
          <table:table-cell table:formula="of:=(       (    (COS([.$B9])     -      SQRT([.OD$2]^2-SIN([.$B9])^2))    /     (COS([.$B9])    +     SQRT([.OD$2]^2-SIN([.$B9])^2))    )  ^2     -    [.$C9]  )^2" office:value-type="float" office:value="0.000000905569127226528" calcext:value-type="float">
            <text:p>9.05569127226528E-007</text:p>
          </table:table-cell>
          <table:table-cell table:formula="of:=(       (    (COS([.$B9])     -      SQRT([.OE$2]^2-SIN([.$B9])^2))    /     (COS([.$B9])    +     SQRT([.OE$2]^2-SIN([.$B9])^2))    )  ^2     -    [.$C9]  )^2" office:value-type="float" office:value="0.000000760815053699199" calcext:value-type="float">
            <text:p>7.60815053699199E-007</text:p>
          </table:table-cell>
          <table:table-cell table:formula="of:=(       (    (COS([.$B9])     -      SQRT([.OF$2]^2-SIN([.$B9])^2))    /     (COS([.$B9])    +     SQRT([.OF$2]^2-SIN([.$B9])^2))    )  ^2     -    [.$C9]  )^2" office:value-type="float" office:value="0.000000628687308208623" calcext:value-type="float">
            <text:p>6.28687308208623E-007</text:p>
          </table:table-cell>
          <table:table-cell table:formula="of:=(       (    (COS([.$B9])     -      SQRT([.OG$2]^2-SIN([.$B9])^2))    /     (COS([.$B9])    +     SQRT([.OG$2]^2-SIN([.$B9])^2))    )  ^2     -    [.$C9]  )^2" office:value-type="float" office:value="0.000000509177434185123" calcext:value-type="float">
            <text:p>5.09177434185123E-007</text:p>
          </table:table-cell>
          <table:table-cell table:formula="of:=(       (    (COS([.$B9])     -      SQRT([.OH$2]^2-SIN([.$B9])^2))    /     (COS([.$B9])    +     SQRT([.OH$2]^2-SIN([.$B9])^2))    )  ^2     -    [.$C9]  )^2" office:value-type="float" office:value="0.000000402276980511997" calcext:value-type="float">
            <text:p>4.02276980511997E-007</text:p>
          </table:table-cell>
          <table:table-cell table:formula="of:=(       (    (COS([.$B9])     -      SQRT([.OI$2]^2-SIN([.$B9])^2))    /     (COS([.$B9])    +     SQRT([.OI$2]^2-SIN([.$B9])^2))    )  ^2     -    [.$C9]  )^2" office:value-type="float" office:value="0.000000307977501518798" calcext:value-type="float">
            <text:p>0.000000308</text:p>
          </table:table-cell>
          <table:table-cell table:formula="of:=(       (    (COS([.$B9])     -      SQRT([.OJ$2]^2-SIN([.$B9])^2))    /     (COS([.$B9])    +     SQRT([.OJ$2]^2-SIN([.$B9])^2))    )  ^2     -    [.$C9]  )^2" office:value-type="float" office:value="0.000000226270556981014" calcext:value-type="float">
            <text:p>2.26270556981014E-007</text:p>
          </table:table-cell>
          <table:table-cell table:formula="of:=(       (    (COS([.$B9])     -      SQRT([.OK$2]^2-SIN([.$B9])^2))    /     (COS([.$B9])    +     SQRT([.OK$2]^2-SIN([.$B9])^2))    )  ^2     -    [.$C9]  )^2" office:value-type="float" office:value="0.000000157147712114116" calcext:value-type="float">
            <text:p>1.57147712114116E-007</text:p>
          </table:table-cell>
          <table:table-cell table:formula="of:=(       (    (COS([.$B9])     -      SQRT([.OL$2]^2-SIN([.$B9])^2))    /     (COS([.$B9])    +     SQRT([.OL$2]^2-SIN([.$B9])^2))    )  ^2     -    [.$C9]  )^2" office:value-type="float" office:value="0.000000100600537572998" calcext:value-type="float">
            <text:p>1.00600537572998E-007</text:p>
          </table:table-cell>
          <table:table-cell table:formula="of:=(       (    (COS([.$B9])     -      SQRT([.OM$2]^2-SIN([.$B9])^2))    /     (COS([.$B9])    +     SQRT([.OM$2]^2-SIN([.$B9])^2))    )  ^2     -    [.$C9]  )^2" office:value-type="float" office:value="0.0000000566206094463769" calcext:value-type="float">
            <text:p>5.66206094463769E-008</text:p>
          </table:table-cell>
          <table:table-cell table:formula="of:=(       (    (COS([.$B9])     -      SQRT([.ON$2]^2-SIN([.$B9])^2))    /     (COS([.$B9])    +     SQRT([.ON$2]^2-SIN([.$B9])^2))    )  ^2     -    [.$C9]  )^2" office:value-type="float" office:value="0.0000000251995092550448" calcext:value-type="float">
            <text:p>2.51995092550448E-008</text:p>
          </table:table-cell>
          <table:table-cell table:formula="of:=(       (    (COS([.$B9])     -      SQRT([.OO$2]^2-SIN([.$B9])^2))    /     (COS([.$B9])    +     SQRT([.OO$2]^2-SIN([.$B9])^2))    )  ^2     -    [.$C9]  )^2" office:value-type="float" office:value="0.00000000632882394811991" calcext:value-type="float">
            <text:p>6.32882394811991E-009</text:p>
          </table:table-cell>
          <table:table-cell table:formula="of:=(       (    (COS([.$B9])     -      SQRT([.OP$2]^2-SIN([.$B9])^2))    /     (COS([.$B9])    +     SQRT([.OP$2]^2-SIN([.$B9])^2))    )  ^2     -    [.$C9]  )^2" office:value-type="float" office:value="0.000000000000145899877951882" calcext:value-type="float">
            <text:p>1.45899877951882E-013</text:p>
          </table:table-cell>
          <table:table-cell table:formula="of:=(       (    (COS([.$B9])     -      SQRT([.OQ$2]^2-SIN([.$B9])^2))    /     (COS([.$B9])    +     SQRT([.OQ$2]^2-SIN([.$B9])^2))    )  ^2     -    [.$C9]  )^2" office:value-type="float" office:value="0.00000000620507290652286" calcext:value-type="float">
            <text:p>6.20507290652286E-009</text:p>
          </table:table-cell>
          <table:table-cell table:formula="of:=(       (    (COS([.$B9])     -      SQRT([.OR$2]^2-SIN([.$B9])^2))    /     (COS([.$B9])    +     SQRT([.OR$2]^2-SIN([.$B9])^2))    )  ^2     -    [.$C9]  )^2" office:value-type="float" office:value="0.0000000249352081829257" calcext:value-type="float">
            <text:p>2.49352081829257E-008</text:p>
          </table:table-cell>
          <table:table-cell table:formula="of:=(       (    (COS([.$B9])     -      SQRT([.OS$2]^2-SIN([.$B9])^2))    /     (COS([.$B9])    +     SQRT([.OS$2]^2-SIN([.$B9])^2))    )  ^2     -    [.$C9]  )^2" office:value-type="float" office:value="0.0000000561821603592841" calcext:value-type="float">
            <text:p>5.61821603592841E-008</text:p>
          </table:table-cell>
          <table:table-cell table:formula="of:=(       (    (COS([.$B9])     -      SQRT([.OT$2]^2-SIN([.$B9])^2))    /     (COS([.$B9])    +     SQRT([.OT$2]^2-SIN([.$B9])^2))    )  ^2     -    [.$C9]  )^2" office:value-type="float" office:value="0.0000000999375434783986" calcext:value-type="float">
            <text:p>9.99375434783986E-008</text:p>
          </table:table-cell>
          <table:table-cell table:formula="of:=(       (    (COS([.$B9])     -      SQRT([.OU$2]^2-SIN([.$B9])^2))    /     (COS([.$B9])    +     SQRT([.OU$2]^2-SIN([.$B9])^2))    )  ^2     -    [.$C9]  )^2" office:value-type="float" office:value="0.00000015619297699181" calcext:value-type="float">
            <text:p>1.5619297699181E-007</text:p>
          </table:table-cell>
          <table:table-cell table:formula="of:=(       (    (COS([.$B9])     -      SQRT([.OV$2]^2-SIN([.$B9])^2))    /     (COS([.$B9])    +     SQRT([.OV$2]^2-SIN([.$B9])^2))    )  ^2     -    [.$C9]  )^2" office:value-type="float" office:value="0.00000022494008575641" calcext:value-type="float">
            <text:p>2.2494008575641E-007</text:p>
          </table:table-cell>
          <table:table-cell table:formula="of:=(       (    (COS([.$B9])     -      SQRT([.OW$2]^2-SIN([.$B9])^2))    /     (COS([.$B9])    +     SQRT([.OW$2]^2-SIN([.$B9])^2))    )  ^2     -    [.$C9]  )^2" office:value-type="float" office:value="0.000000306170500032821" calcext:value-type="float">
            <text:p>3.06170500032821E-007</text:p>
          </table:table-cell>
          <table:table-cell table:formula="of:=(       (    (COS([.$B9])     -      SQRT([.OX$2]^2-SIN([.$B9])^2))    /     (COS([.$B9])    +     SQRT([.OX$2]^2-SIN([.$B9])^2))    )  ^2     -    [.$C9]  )^2" office:value-type="float" office:value="0.000000399875855479525" calcext:value-type="float">
            <text:p>3.99875855479525E-007</text:p>
          </table:table-cell>
          <table:table-cell table:formula="of:=(       (    (COS([.$B9])     -      SQRT([.OY$2]^2-SIN([.$B9])^2))    /     (COS([.$B9])    +     SQRT([.OY$2]^2-SIN([.$B9])^2))    )  ^2     -    [.$C9]  )^2" office:value-type="float" office:value="0.00000050604779315179" calcext:value-type="float">
            <text:p>0.000000506</text:p>
          </table:table-cell>
          <table:table-cell table:formula="of:=(       (    (COS([.$B9])     -      SQRT([.OZ$2]^2-SIN([.$B9])^2))    /     (COS([.$B9])    +     SQRT([.OZ$2]^2-SIN([.$B9])^2))    )  ^2     -    [.$C9]  )^2" office:value-type="float" office:value="0.000000624677959497592" calcext:value-type="float">
            <text:p>6.24677959497592E-007</text:p>
          </table:table-cell>
          <table:table-cell table:formula="of:=(       (    (COS([.$B9])     -      SQRT([.PA$2]^2-SIN([.$B9])^2))    /     (COS([.$B9])    +     SQRT([.PA$2]^2-SIN([.$B9])^2))    )  ^2     -    [.$C9]  )^2" office:value-type="float" office:value="0.000000755758006355451" calcext:value-type="float">
            <text:p>7.55758006355451E-007</text:p>
          </table:table-cell>
          <table:table-cell table:formula="of:=(       (    (COS([.$B9])     -      SQRT([.PB$2]^2-SIN([.$B9])^2))    /     (COS([.$B9])    +     SQRT([.PB$2]^2-SIN([.$B9])^2))    )  ^2     -    [.$C9]  )^2" office:value-type="float" office:value="0.00000089927959094815" calcext:value-type="float">
            <text:p>8.9927959094815E-007</text:p>
          </table:table-cell>
          <table:table-cell table:formula="of:=(       (    (COS([.$B9])     -      SQRT([.PC$2]^2-SIN([.$B9])^2))    /     (COS([.$B9])    +     SQRT([.PC$2]^2-SIN([.$B9])^2))    )  ^2     -    [.$C9]  )^2" office:value-type="float" office:value="0.00000105523437588397" calcext:value-type="float">
            <text:p>1.05523437588397E-006</text:p>
          </table:table-cell>
          <table:table-cell table:formula="of:=(       (    (COS([.$B9])     -      SQRT([.PD$2]^2-SIN([.$B9])^2))    /     (COS([.$B9])    +     SQRT([.PD$2]^2-SIN([.$B9])^2))    )  ^2     -    [.$C9]  )^2" office:value-type="float" office:value="0.00000122361402914999" calcext:value-type="float">
            <text:p>1.22361402914999E-006</text:p>
          </table:table-cell>
          <table:table-cell table:formula="of:=(       (    (COS([.$B9])     -      SQRT([.PE$2]^2-SIN([.$B9])^2))    /     (COS([.$B9])    +     SQRT([.PE$2]^2-SIN([.$B9])^2))    )  ^2     -    [.$C9]  )^2" office:value-type="float" office:value="0.00000140441022410914" calcext:value-type="float">
            <text:p>1.40441022410914E-006</text:p>
          </table:table-cell>
          <table:table-cell table:formula="of:=(       (    (COS([.$B9])     -      SQRT([.PF$2]^2-SIN([.$B9])^2))    /     (COS([.$B9])    +     SQRT([.PF$2]^2-SIN([.$B9])^2))    )  ^2     -    [.$C9]  )^2" office:value-type="float" office:value="0.00000159761463949937" calcext:value-type="float">
            <text:p>1.59761463949937E-006</text:p>
          </table:table-cell>
          <table:table-cell table:formula="of:=(       (    (COS([.$B9])     -      SQRT([.PG$2]^2-SIN([.$B9])^2))    /     (COS([.$B9])    +     SQRT([.PG$2]^2-SIN([.$B9])^2))    )  ^2     -    [.$C9]  )^2" office:value-type="float" office:value="0.00000180321895942841" calcext:value-type="float">
            <text:p>1.80321895942841E-006</text:p>
          </table:table-cell>
          <table:table-cell table:formula="of:=(       (    (COS([.$B9])     -      SQRT([.PH$2]^2-SIN([.$B9])^2))    /     (COS([.$B9])    +     SQRT([.PH$2]^2-SIN([.$B9])^2))    )  ^2     -    [.$C9]  )^2" office:value-type="float" office:value="0.00000202121487337045" calcext:value-type="float">
            <text:p>2.02121487337045E-006</text:p>
          </table:table-cell>
          <table:table-cell table:formula="of:=(       (    (COS([.$B9])     -      SQRT([.PI$2]^2-SIN([.$B9])^2))    /     (COS([.$B9])    +     SQRT([.PI$2]^2-SIN([.$B9])^2))    )  ^2     -    [.$C9]  )^2" office:value-type="float" office:value="0.00000225159407616346" calcext:value-type="float">
            <text:p>2.25159407616346E-006</text:p>
          </table:table-cell>
          <table:table-cell table:formula="of:=(       (    (COS([.$B9])     -      SQRT([.PJ$2]^2-SIN([.$B9])^2))    /     (COS([.$B9])    +     SQRT([.PJ$2]^2-SIN([.$B9])^2))    )  ^2     -    [.$C9]  )^2" office:value-type="float" office:value="0.00000249434826800787" calcext:value-type="float">
            <text:p>2.49434826800787E-006</text:p>
          </table:table-cell>
          <table:table-cell table:formula="of:=(       (    (COS([.$B9])     -      SQRT([.PK$2]^2-SIN([.$B9])^2))    /     (COS([.$B9])    +     SQRT([.PK$2]^2-SIN([.$B9])^2))    )  ^2     -    [.$C9]  )^2" office:value-type="float" office:value="0.00000274946915445876" calcext:value-type="float">
            <text:p>2.74946915445876E-006</text:p>
          </table:table-cell>
          <table:table-cell table:formula="of:=(       (    (COS([.$B9])     -      SQRT([.PL$2]^2-SIN([.$B9])^2))    /     (COS([.$B9])    +     SQRT([.PL$2]^2-SIN([.$B9])^2))    )  ^2     -    [.$C9]  )^2" office:value-type="float" office:value="0.00000301694844642684" calcext:value-type="float">
            <text:p>3.01694844642684E-006</text:p>
          </table:table-cell>
          <table:table-cell table:formula="of:=(       (    (COS([.$B9])     -      SQRT([.PM$2]^2-SIN([.$B9])^2))    /     (COS([.$B9])    +     SQRT([.PM$2]^2-SIN([.$B9])^2))    )  ^2     -    [.$C9]  )^2" office:value-type="float" office:value="0.00000329677786017394" calcext:value-type="float">
            <text:p>3.29677786017394E-006</text:p>
          </table:table-cell>
          <table:table-cell table:formula="of:=(       (    (COS([.$B9])     -      SQRT([.PN$2]^2-SIN([.$B9])^2))    /     (COS([.$B9])    +     SQRT([.PN$2]^2-SIN([.$B9])^2))    )  ^2     -    [.$C9]  )^2" office:value-type="float" office:value="0.00000358894911730798" calcext:value-type="float">
            <text:p>3.58894911730798E-006</text:p>
          </table:table-cell>
          <table:table-cell table:formula="of:=(       (    (COS([.$B9])     -      SQRT([.PO$2]^2-SIN([.$B9])^2))    /     (COS([.$B9])    +     SQRT([.PO$2]^2-SIN([.$B9])^2))    )  ^2     -    [.$C9]  )^2" office:value-type="float" office:value="0.00000389345394478312" calcext:value-type="float">
            <text:p>3.89345394478312E-006</text:p>
          </table:table-cell>
          <table:table-cell table:formula="of:=(       (    (COS([.$B9])     -      SQRT([.PP$2]^2-SIN([.$B9])^2))    /     (COS([.$B9])    +     SQRT([.PP$2]^2-SIN([.$B9])^2))    )  ^2     -    [.$C9]  )^2" office:value-type="float" office:value="0.00000421028407489441" calcext:value-type="float">
            <text:p>4.21028407489441E-006</text:p>
          </table:table-cell>
          <table:table-cell table:formula="of:=(       (    (COS([.$B9])     -      SQRT([.PQ$2]^2-SIN([.$B9])^2))    /     (COS([.$B9])    +     SQRT([.PQ$2]^2-SIN([.$B9])^2))    )  ^2     -    [.$C9]  )^2" office:value-type="float" office:value="0.00000453943124527332" calcext:value-type="float">
            <text:p>4.53943124527332E-006</text:p>
          </table:table-cell>
          <table:table-cell table:formula="of:=(       (    (COS([.$B9])     -      SQRT([.PR$2]^2-SIN([.$B9])^2))    /     (COS([.$B9])    +     SQRT([.PR$2]^2-SIN([.$B9])^2))    )  ^2     -    [.$C9]  )^2" office:value-type="float" office:value="0.00000488088719888913" calcext:value-type="float">
            <text:p>4.88088719888913E-006</text:p>
          </table:table-cell>
          <table:table-cell table:formula="of:=(       (    (COS([.$B9])     -      SQRT([.PS$2]^2-SIN([.$B9])^2))    /     (COS([.$B9])    +     SQRT([.PS$2]^2-SIN([.$B9])^2))    )  ^2     -    [.$C9]  )^2" office:value-type="float" office:value="0.00000523464368404042" calcext:value-type="float">
            <text:p>5.23464368404042E-006</text:p>
          </table:table-cell>
          <table:table-cell table:formula="of:=(       (    (COS([.$B9])     -      SQRT([.PT$2]^2-SIN([.$B9])^2))    /     (COS([.$B9])    +     SQRT([.PT$2]^2-SIN([.$B9])^2))    )  ^2     -    [.$C9]  )^2" office:value-type="float" office:value="0.00000560069245435433" calcext:value-type="float">
            <text:p>5.60069245435433E-006</text:p>
          </table:table-cell>
          <table:table-cell table:formula="of:=(       (    (COS([.$B9])     -      SQRT([.PU$2]^2-SIN([.$B9])^2))    /     (COS([.$B9])    +     SQRT([.PU$2]^2-SIN([.$B9])^2))    )  ^2     -    [.$C9]  )^2" office:value-type="float" office:value="0.00000597902526878365" calcext:value-type="float">
            <text:p>0.000005979</text:p>
          </table:table-cell>
          <table:table-cell table:formula="of:=(       (    (COS([.$B9])     -      SQRT([.PV$2]^2-SIN([.$B9])^2))    /     (COS([.$B9])    +     SQRT([.PV$2]^2-SIN([.$B9])^2))    )  ^2     -    [.$C9]  )^2" office:value-type="float" office:value="0.00000636963389160092" calcext:value-type="float">
            <text:p>6.36963389160092E-006</text:p>
          </table:table-cell>
          <table:table-cell table:formula="of:=(       (    (COS([.$B9])     -      SQRT([.PW$2]^2-SIN([.$B9])^2))    /     (COS([.$B9])    +     SQRT([.PW$2]^2-SIN([.$B9])^2))    )  ^2     -    [.$C9]  )^2" office:value-type="float" office:value="0.00000677251009240351" calcext:value-type="float">
            <text:p>6.77251009240351E-006</text:p>
          </table:table-cell>
          <table:table-cell table:formula="of:=(       (    (COS([.$B9])     -      SQRT([.PX$2]^2-SIN([.$B9])^2))    /     (COS([.$B9])    +     SQRT([.PX$2]^2-SIN([.$B9])^2))    )  ^2     -    [.$C9]  )^2" office:value-type="float" office:value="0.00000718764564609561" calcext:value-type="float">
            <text:p>7.18764564609561E-006</text:p>
          </table:table-cell>
          <table:table-cell table:formula="of:=(       (    (COS([.$B9])     -      SQRT([.PY$2]^2-SIN([.$B9])^2))    /     (COS([.$B9])    +     SQRT([.PY$2]^2-SIN([.$B9])^2))    )  ^2     -    [.$C9]  )^2" office:value-type="float" office:value="0.00000761503233290178" calcext:value-type="float">
            <text:p>0.000007615</text:p>
          </table:table-cell>
          <table:table-cell table:formula="of:=(       (    (COS([.$B9])     -      SQRT([.PZ$2]^2-SIN([.$B9])^2))    /     (COS([.$B9])    +     SQRT([.PZ$2]^2-SIN([.$B9])^2))    )  ^2     -    [.$C9]  )^2" office:value-type="float" office:value="0.00000805466193835165" calcext:value-type="float">
            <text:p>8.05466193835165E-006</text:p>
          </table:table-cell>
          <table:table-cell table:formula="of:=(       (    (COS([.$B9])     -      SQRT([.QA$2]^2-SIN([.$B9])^2))    /     (COS([.$B9])    +     SQRT([.QA$2]^2-SIN([.$B9])^2))    )  ^2     -    [.$C9]  )^2" office:value-type="float" office:value="0.00000850652625327784" calcext:value-type="float">
            <text:p>8.50652625327784E-006</text:p>
          </table:table-cell>
          <table:table-cell table:formula="of:=(       (    (COS([.$B9])     -      SQRT([.QB$2]^2-SIN([.$B9])^2))    /     (COS([.$B9])    +     SQRT([.QB$2]^2-SIN([.$B9])^2))    )  ^2     -    [.$C9]  )^2" office:value-type="float" office:value="0.00000897061707382192" calcext:value-type="float">
            <text:p>8.97061707382192E-006</text:p>
          </table:table-cell>
          <table:table-cell table:formula="of:=(       (    (COS([.$B9])     -      SQRT([.QC$2]^2-SIN([.$B9])^2))    /     (COS([.$B9])    +     SQRT([.QC$2]^2-SIN([.$B9])^2))    )  ^2     -    [.$C9]  )^2" office:value-type="float" office:value="0.00000944692620142119" calcext:value-type="float">
            <text:p>9.44692620142119E-006</text:p>
          </table:table-cell>
          <table:table-cell table:formula="of:=(       (    (COS([.$B9])     -      SQRT([.QD$2]^2-SIN([.$B9])^2))    /     (COS([.$B9])    +     SQRT([.QD$2]^2-SIN([.$B9])^2))    )  ^2     -    [.$C9]  )^2" office:value-type="float" office:value="0.00000993544544281023" calcext:value-type="float">
            <text:p>9.93544544281023E-006</text:p>
          </table:table-cell>
          <table:table-cell table:formula="of:=(       (    (COS([.$B9])     -      SQRT([.QE$2]^2-SIN([.$B9])^2))    /     (COS([.$B9])    +     SQRT([.QE$2]^2-SIN([.$B9])^2))    )  ^2     -    [.$C9]  )^2" office:value-type="float" office:value="0.000010436166610015" calcext:value-type="float">
            <text:p>1.0436166610015E-005</text:p>
          </table:table-cell>
          <table:table-cell table:formula="of:=(       (    (COS([.$B9])     -      SQRT([.QF$2]^2-SIN([.$B9])^2))    /     (COS([.$B9])    +     SQRT([.QF$2]^2-SIN([.$B9])^2))    )  ^2     -    [.$C9]  )^2" office:value-type="float" office:value="0.0000109490815203521" calcext:value-type="float">
            <text:p>1.09490815203521E-005</text:p>
          </table:table-cell>
          <table:table-cell table:formula="of:=(       (    (COS([.$B9])     -      SQRT([.QG$2]^2-SIN([.$B9])^2))    /     (COS([.$B9])    +     SQRT([.QG$2]^2-SIN([.$B9])^2))    )  ^2     -    [.$C9]  )^2" office:value-type="float" office:value="0.0000114741819964285" calcext:value-type="float">
            <text:p>1.14741819964285E-005</text:p>
          </table:table-cell>
          <table:table-cell table:formula="of:=(       (    (COS([.$B9])     -      SQRT([.QH$2]^2-SIN([.$B9])^2))    /     (COS([.$B9])    +     SQRT([.QH$2]^2-SIN([.$B9])^2))    )  ^2     -    [.$C9]  )^2" office:value-type="float" office:value="0.0000120114598661247" calcext:value-type="float">
            <text:p>1.20114598661247E-005</text:p>
          </table:table-cell>
          <table:table-cell table:formula="of:=(       (    (COS([.$B9])     -      SQRT([.QI$2]^2-SIN([.$B9])^2))    /     (COS([.$B9])    +     SQRT([.QI$2]^2-SIN([.$B9])^2))    )  ^2     -    [.$C9]  )^2" office:value-type="float" office:value="0.0000125609069626128" calcext:value-type="float">
            <text:p>1.25609069626128E-005</text:p>
          </table:table-cell>
          <table:table-cell table:formula="of:=(       (    (COS([.$B9])     -      SQRT([.QJ$2]^2-SIN([.$B9])^2))    /     (COS([.$B9])    +     SQRT([.QJ$2]^2-SIN([.$B9])^2))    )  ^2     -    [.$C9]  )^2" office:value-type="float" office:value="0.000013122515124336" calcext:value-type="float">
            <text:p>1.3122515124336E-005</text:p>
          </table:table-cell>
          <table:table-cell table:formula="of:=(       (    (COS([.$B9])     -      SQRT([.QK$2]^2-SIN([.$B9])^2))    /     (COS([.$B9])    +     SQRT([.QK$2]^2-SIN([.$B9])^2))    )  ^2     -    [.$C9]  )^2" office:value-type="float" office:value="0.0000136962761950092" calcext:value-type="float">
            <text:p>1.36962761950092E-005</text:p>
          </table:table-cell>
          <table:table-cell table:formula="of:=(       (    (COS([.$B9])     -      SQRT([.QL$2]^2-SIN([.$B9])^2))    /     (COS([.$B9])    +     SQRT([.QL$2]^2-SIN([.$B9])^2))    )  ^2     -    [.$C9]  )^2" office:value-type="float" office:value="0.0000142821820236228" calcext:value-type="float">
            <text:p>1.42821820236228E-005</text:p>
          </table:table-cell>
          <table:table-cell table:formula="of:=(       (    (COS([.$B9])     -      SQRT([.QM$2]^2-SIN([.$B9])^2))    /     (COS([.$B9])    +     SQRT([.QM$2]^2-SIN([.$B9])^2))    )  ^2     -    [.$C9]  )^2" office:value-type="float" office:value="0.0000148802244644324" calcext:value-type="float">
            <text:p>1.48802244644324E-005</text:p>
          </table:table-cell>
          <table:table-cell table:formula="of:=(       (    (COS([.$B9])     -      SQRT([.QN$2]^2-SIN([.$B9])^2))    /     (COS([.$B9])    +     SQRT([.QN$2]^2-SIN([.$B9])^2))    )  ^2     -    [.$C9]  )^2" office:value-type="float" office:value="0.0000154903953769539" calcext:value-type="float">
            <text:p>1.54903953769539E-005</text:p>
          </table:table-cell>
          <table:table-cell table:formula="of:=(       (    (COS([.$B9])     -      SQRT([.QO$2]^2-SIN([.$B9])^2))    /     (COS([.$B9])    +     SQRT([.QO$2]^2-SIN([.$B9])^2))    )  ^2     -    [.$C9]  )^2" office:value-type="float" office:value="0.0000161126866259749" calcext:value-type="float">
            <text:p>1.61126866259749E-005</text:p>
          </table:table-cell>
          <table:table-cell table:formula="of:=(       (    (COS([.$B9])     -      SQRT([.QP$2]^2-SIN([.$B9])^2))    /     (COS([.$B9])    +     SQRT([.QP$2]^2-SIN([.$B9])^2))    )  ^2     -    [.$C9]  )^2" office:value-type="float" office:value="0.0000167470900815255" calcext:value-type="float">
            <text:p>1.67470900815255E-005</text:p>
          </table:table-cell>
          <table:table-cell table:formula="of:=(       (    (COS([.$B9])     -      SQRT([.QQ$2]^2-SIN([.$B9])^2))    /     (COS([.$B9])    +     SQRT([.QQ$2]^2-SIN([.$B9])^2))    )  ^2     -    [.$C9]  )^2" office:value-type="float" office:value="0.0000173935976189039" calcext:value-type="float">
            <text:p>1.73935976189039E-005</text:p>
          </table:table-cell>
          <table:table-cell table:formula="of:=(       (    (COS([.$B9])     -      SQRT([.QR$2]^2-SIN([.$B9])^2))    /     (COS([.$B9])    +     SQRT([.QR$2]^2-SIN([.$B9])^2))    )  ^2     -    [.$C9]  )^2" office:value-type="float" office:value="0.0000180522011186511" calcext:value-type="float">
            <text:p>1.80522011186511E-005</text:p>
          </table:table-cell>
          <table:table-cell table:formula="of:=(       (    (COS([.$B9])     -      SQRT([.QS$2]^2-SIN([.$B9])^2))    /     (COS([.$B9])    +     SQRT([.QS$2]^2-SIN([.$B9])^2))    )  ^2     -    [.$C9]  )^2" office:value-type="float" office:value="0.0000187228924665596" calcext:value-type="float">
            <text:p>1.87228924665596E-005</text:p>
          </table:table-cell>
          <table:table-cell table:formula="of:=(       (    (COS([.$B9])     -      SQRT([.QT$2]^2-SIN([.$B9])^2))    /     (COS([.$B9])    +     SQRT([.QT$2]^2-SIN([.$B9])^2))    )  ^2     -    [.$C9]  )^2" office:value-type="float" office:value="0.0000194056635536655" calcext:value-type="float">
            <text:p>1.94056635536655E-005</text:p>
          </table:table-cell>
          <table:table-cell table:formula="of:=(       (    (COS([.$B9])     -      SQRT([.QU$2]^2-SIN([.$B9])^2))    /     (COS([.$B9])    +     SQRT([.QU$2]^2-SIN([.$B9])^2))    )  ^2     -    [.$C9]  )^2" office:value-type="float" office:value="0.0000201005062762486" calcext:value-type="float">
            <text:p>2.01005062762486E-005</text:p>
          </table:table-cell>
          <table:table-cell table:formula="of:=(       (    (COS([.$B9])     -      SQRT([.QV$2]^2-SIN([.$B9])^2))    /     (COS([.$B9])    +     SQRT([.QV$2]^2-SIN([.$B9])^2))    )  ^2     -    [.$C9]  )^2" office:value-type="float" office:value="0.0000208074125358266" calcext:value-type="float">
            <text:p>2.08074125358266E-005</text:p>
          </table:table-cell>
          <table:table-cell table:formula="of:=(       (    (COS([.$B9])     -      SQRT([.QW$2]^2-SIN([.$B9])^2))    /     (COS([.$B9])    +     SQRT([.QW$2]^2-SIN([.$B9])^2))    )  ^2     -    [.$C9]  )^2" office:value-type="float" office:value="0.0000215263742391522" calcext:value-type="float">
            <text:p>2.15263742391522E-005</text:p>
          </table:table-cell>
          <table:table-cell table:formula="of:=(       (    (COS([.$B9])     -      SQRT([.QX$2]^2-SIN([.$B9])^2))    /     (COS([.$B9])    +     SQRT([.QX$2]^2-SIN([.$B9])^2))    )  ^2     -    [.$C9]  )^2" office:value-type="float" office:value="0.0000222573832982063" calcext:value-type="float">
            <text:p>2.22573832982063E-005</text:p>
          </table:table-cell>
          <table:table-cell table:number-columns-repeated="558"/>
        </table:table-row>
        <table:table-row table:style-name="ro1">
          <table:table-cell/>
          <table:table-cell table:formula="of:=[List1.N33]/180*PI()" office:value-type="float" office:value="0.959931088596881" calcext:value-type="float">
            <text:p>0.9599310886</text:p>
          </table:table-cell>
          <table:table-cell table:style-name="ce5" table:formula="of:=[List1.P33]/1910" office:value-type="float" office:value="0.240837696335079" calcext:value-type="float">
            <text:p>0.2408376963</text:p>
          </table:table-cell>
          <table:table-cell table:formula="of:=(       (    (COS([.$B10])     -      SQRT([.D$2]^2-SIN([.$B10])^2))    /     (COS([.$B10])    +     SQRT([.D$2]^2-SIN([.$B10])^2))    )  ^2     -    [.$C10]  )^2" office:value-type="float" office:value="0.0012663796897496" calcext:value-type="float">
            <text:p>0.0012663797</text:p>
          </table:table-cell>
          <table:table-cell table:formula="of:=(       (    (COS([.$B10])     -      SQRT([.E$2]^2-SIN([.$B10])^2))    /     (COS([.$B10])    +     SQRT([.E$2]^2-SIN([.$B10])^2))    )  ^2     -    [.$C10]  )^2" office:value-type="float" office:value="0.00126065857850893" calcext:value-type="float">
            <text:p>0.0012606586</text:p>
          </table:table-cell>
          <table:table-cell table:formula="of:=(       (    (COS([.$B10])     -      SQRT([.F$2]^2-SIN([.$B10])^2))    /     (COS([.$B10])    +     SQRT([.F$2]^2-SIN([.$B10])^2))    )  ^2     -    [.$C10]  )^2" office:value-type="float" office:value="0.00125495143936564" calcext:value-type="float">
            <text:p>0.0012549514</text:p>
          </table:table-cell>
          <table:table-cell table:formula="of:=(       (    (COS([.$B10])     -      SQRT([.G$2]^2-SIN([.$B10])^2))    /     (COS([.$B10])    +     SQRT([.G$2]^2-SIN([.$B10])^2))    )  ^2     -    [.$C10]  )^2" office:value-type="float" office:value="0.00124925826525647" calcext:value-type="float">
            <text:p>0.0012492583</text:p>
          </table:table-cell>
          <table:table-cell table:formula="of:=(       (    (COS([.$B10])     -      SQRT([.H$2]^2-SIN([.$B10])^2))    /     (COS([.$B10])    +     SQRT([.H$2]^2-SIN([.$B10])^2))    )  ^2     -    [.$C10]  )^2" office:value-type="float" office:value="0.00124357904912024" calcext:value-type="float">
            <text:p>0.001243579</text:p>
          </table:table-cell>
          <table:table-cell table:formula="of:=(       (    (COS([.$B10])     -      SQRT([.I$2]^2-SIN([.$B10])^2))    /     (COS([.$B10])    +     SQRT([.I$2]^2-SIN([.$B10])^2))    )  ^2     -    [.$C10]  )^2" office:value-type="float" office:value="0.00123791378389779" calcext:value-type="float">
            <text:p>0.0012379138</text:p>
          </table:table-cell>
          <table:table-cell table:formula="of:=(       (    (COS([.$B10])     -      SQRT([.J$2]^2-SIN([.$B10])^2))    /     (COS([.$B10])    +     SQRT([.J$2]^2-SIN([.$B10])^2))    )  ^2     -    [.$C10]  )^2" office:value-type="float" office:value="0.00123226246253203" calcext:value-type="float">
            <text:p>0.0012322625</text:p>
          </table:table-cell>
          <table:table-cell table:formula="of:=(       (    (COS([.$B10])     -      SQRT([.K$2]^2-SIN([.$B10])^2))    /     (COS([.$B10])    +     SQRT([.K$2]^2-SIN([.$B10])^2))    )  ^2     -    [.$C10]  )^2" office:value-type="float" office:value="0.00122662507796794" calcext:value-type="float">
            <text:p>0.0012266251</text:p>
          </table:table-cell>
          <table:table-cell table:formula="of:=(       (    (COS([.$B10])     -      SQRT([.L$2]^2-SIN([.$B10])^2))    /     (COS([.$B10])    +     SQRT([.L$2]^2-SIN([.$B10])^2))    )  ^2     -    [.$C10]  )^2" office:value-type="float" office:value="0.00122100162315251" calcext:value-type="float">
            <text:p>0.0012210016</text:p>
          </table:table-cell>
          <table:table-cell table:formula="of:=(       (    (COS([.$B10])     -      SQRT([.M$2]^2-SIN([.$B10])^2))    /     (COS([.$B10])    +     SQRT([.M$2]^2-SIN([.$B10])^2))    )  ^2     -    [.$C10]  )^2" office:value-type="float" office:value="0.00121539209103483" calcext:value-type="float">
            <text:p>0.0012153921</text:p>
          </table:table-cell>
          <table:table-cell table:formula="of:=(       (    (COS([.$B10])     -      SQRT([.N$2]^2-SIN([.$B10])^2))    /     (COS([.$B10])    +     SQRT([.N$2]^2-SIN([.$B10])^2))    )  ^2     -    [.$C10]  )^2" office:value-type="float" office:value="0.00120979647456605" calcext:value-type="float">
            <text:p>0.0012097965</text:p>
          </table:table-cell>
          <table:table-cell table:formula="of:=(       (    (COS([.$B10])     -      SQRT([.O$2]^2-SIN([.$B10])^2))    /     (COS([.$B10])    +     SQRT([.O$2]^2-SIN([.$B10])^2))    )  ^2     -    [.$C10]  )^2" office:value-type="float" office:value="0.00120421476669937" calcext:value-type="float">
            <text:p>0.0012042148</text:p>
          </table:table-cell>
          <table:table-cell table:formula="of:=(       (    (COS([.$B10])     -      SQRT([.P$2]^2-SIN([.$B10])^2))    /     (COS([.$B10])    +     SQRT([.P$2]^2-SIN([.$B10])^2))    )  ^2     -    [.$C10]  )^2" office:value-type="float" office:value="0.00119864696039008" calcext:value-type="float">
            <text:p>0.001198647</text:p>
          </table:table-cell>
          <table:table-cell table:formula="of:=(       (    (COS([.$B10])     -      SQRT([.Q$2]^2-SIN([.$B10])^2))    /     (COS([.$B10])    +     SQRT([.Q$2]^2-SIN([.$B10])^2))    )  ^2     -    [.$C10]  )^2" office:value-type="float" office:value="0.00119309304859551" calcext:value-type="float">
            <text:p>0.001193093</text:p>
          </table:table-cell>
          <table:table-cell table:formula="of:=(       (    (COS([.$B10])     -      SQRT([.R$2]^2-SIN([.$B10])^2))    /     (COS([.$B10])    +     SQRT([.R$2]^2-SIN([.$B10])^2))    )  ^2     -    [.$C10]  )^2" office:value-type="float" office:value="0.00118755302427512" calcext:value-type="float">
            <text:p>0.001187553</text:p>
          </table:table-cell>
          <table:table-cell table:formula="of:=(       (    (COS([.$B10])     -      SQRT([.S$2]^2-SIN([.$B10])^2))    /     (COS([.$B10])    +     SQRT([.S$2]^2-SIN([.$B10])^2))    )  ^2     -    [.$C10]  )^2" office:value-type="float" office:value="0.00118202688039038" calcext:value-type="float">
            <text:p>0.0011820269</text:p>
          </table:table-cell>
          <table:table-cell table:formula="of:=(       (    (COS([.$B10])     -      SQRT([.T$2]^2-SIN([.$B10])^2))    /     (COS([.$B10])    +     SQRT([.T$2]^2-SIN([.$B10])^2))    )  ^2     -    [.$C10]  )^2" office:value-type="float" office:value="0.0011765146099049" calcext:value-type="float">
            <text:p>0.0011765146</text:p>
          </table:table-cell>
          <table:table-cell table:formula="of:=(       (    (COS([.$B10])     -      SQRT([.U$2]^2-SIN([.$B10])^2))    /     (COS([.$B10])    +     SQRT([.U$2]^2-SIN([.$B10])^2))    )  ^2     -    [.$C10]  )^2" office:value-type="float" office:value="0.00117101620578434" calcext:value-type="float">
            <text:p>0.0011710162</text:p>
          </table:table-cell>
          <table:table-cell table:formula="of:=(       (    (COS([.$B10])     -      SQRT([.V$2]^2-SIN([.$B10])^2))    /     (COS([.$B10])    +     SQRT([.V$2]^2-SIN([.$B10])^2))    )  ^2     -    [.$C10]  )^2" office:value-type="float" office:value="0.00116553166099646" calcext:value-type="float">
            <text:p>0.0011655317</text:p>
          </table:table-cell>
          <table:table-cell table:formula="of:=(       (    (COS([.$B10])     -      SQRT([.W$2]^2-SIN([.$B10])^2))    /     (COS([.$B10])    +     SQRT([.W$2]^2-SIN([.$B10])^2))    )  ^2     -    [.$C10]  )^2" office:value-type="float" office:value="0.0011600609685111" calcext:value-type="float">
            <text:p>0.001160061</text:p>
          </table:table-cell>
          <table:table-cell table:formula="of:=(       (    (COS([.$B10])     -      SQRT([.X$2]^2-SIN([.$B10])^2))    /     (COS([.$B10])    +     SQRT([.X$2]^2-SIN([.$B10])^2))    )  ^2     -    [.$C10]  )^2" office:value-type="float" office:value="0.0011546041213002" calcext:value-type="float">
            <text:p>0.0011546041</text:p>
          </table:table-cell>
          <table:table-cell table:formula="of:=(       (    (COS([.$B10])     -      SQRT([.Y$2]^2-SIN([.$B10])^2))    /     (COS([.$B10])    +     SQRT([.Y$2]^2-SIN([.$B10])^2))    )  ^2     -    [.$C10]  )^2" office:value-type="float" office:value="0.00114916111233779" calcext:value-type="float">
            <text:p>0.0011491611</text:p>
          </table:table-cell>
          <table:table-cell table:formula="of:=(       (    (COS([.$B10])     -      SQRT([.Z$2]^2-SIN([.$B10])^2))    /     (COS([.$B10])    +     SQRT([.Z$2]^2-SIN([.$B10])^2))    )  ^2     -    [.$C10]  )^2" office:value-type="float" office:value="0.00114373193459999" calcext:value-type="float">
            <text:p>0.0011437319</text:p>
          </table:table-cell>
          <table:table-cell table:formula="of:=(       (    (COS([.$B10])     -      SQRT([.AA$2]^2-SIN([.$B10])^2))    /     (COS([.$B10])    +     SQRT([.AA$2]^2-SIN([.$B10])^2))    )  ^2     -    [.$C10]  )^2" office:value-type="float" office:value="0.00113831658106504" calcext:value-type="float">
            <text:p>0.0011383166</text:p>
          </table:table-cell>
          <table:table-cell table:formula="of:=(       (    (COS([.$B10])     -      SQRT([.AB$2]^2-SIN([.$B10])^2))    /     (COS([.$B10])    +     SQRT([.AB$2]^2-SIN([.$B10])^2))    )  ^2     -    [.$C10]  )^2" office:value-type="float" office:value="0.00113291504471326" calcext:value-type="float">
            <text:p>0.001132915</text:p>
          </table:table-cell>
          <table:table-cell table:formula="of:=(       (    (COS([.$B10])     -      SQRT([.AC$2]^2-SIN([.$B10])^2))    /     (COS([.$B10])    +     SQRT([.AC$2]^2-SIN([.$B10])^2))    )  ^2     -    [.$C10]  )^2" office:value-type="float" office:value="0.0011275273185271" calcext:value-type="float">
            <text:p>0.0011275273</text:p>
          </table:table-cell>
          <table:table-cell table:formula="of:=(       (    (COS([.$B10])     -      SQRT([.AD$2]^2-SIN([.$B10])^2))    /     (COS([.$B10])    +     SQRT([.AD$2]^2-SIN([.$B10])^2))    )  ^2     -    [.$C10]  )^2" office:value-type="float" office:value="0.0011221533954911" calcext:value-type="float">
            <text:p>0.0011221534</text:p>
          </table:table-cell>
          <table:table-cell table:formula="of:=(       (    (COS([.$B10])     -      SQRT([.AE$2]^2-SIN([.$B10])^2))    /     (COS([.$B10])    +     SQRT([.AE$2]^2-SIN([.$B10])^2))    )  ^2     -    [.$C10]  )^2" office:value-type="float" office:value="0.00111679326859192" calcext:value-type="float">
            <text:p>0.0011167933</text:p>
          </table:table-cell>
          <table:table-cell table:formula="of:=(       (    (COS([.$B10])     -      SQRT([.AF$2]^2-SIN([.$B10])^2))    /     (COS([.$B10])    +     SQRT([.AF$2]^2-SIN([.$B10])^2))    )  ^2     -    [.$C10]  )^2" office:value-type="float" office:value="0.00111144693081832" calcext:value-type="float">
            <text:p>0.0011114469</text:p>
          </table:table-cell>
          <table:table-cell table:formula="of:=(       (    (COS([.$B10])     -      SQRT([.AG$2]^2-SIN([.$B10])^2))    /     (COS([.$B10])    +     SQRT([.AG$2]^2-SIN([.$B10])^2))    )  ^2     -    [.$C10]  )^2" office:value-type="float" office:value="0.0011061143751612" calcext:value-type="float">
            <text:p>0.0011061144</text:p>
          </table:table-cell>
          <table:table-cell table:formula="of:=(       (    (COS([.$B10])     -      SQRT([.AH$2]^2-SIN([.$B10])^2))    /     (COS([.$B10])    +     SQRT([.AH$2]^2-SIN([.$B10])^2))    )  ^2     -    [.$C10]  )^2" office:value-type="float" office:value="0.00110079559461356" calcext:value-type="float">
            <text:p>0.0011007956</text:p>
          </table:table-cell>
          <table:table-cell table:formula="of:=(       (    (COS([.$B10])     -      SQRT([.AI$2]^2-SIN([.$B10])^2))    /     (COS([.$B10])    +     SQRT([.AI$2]^2-SIN([.$B10])^2))    )  ^2     -    [.$C10]  )^2" office:value-type="float" office:value="0.00109549058217052" calcext:value-type="float">
            <text:p>0.0010954906</text:p>
          </table:table-cell>
          <table:table-cell table:formula="of:=(       (    (COS([.$B10])     -      SQRT([.AJ$2]^2-SIN([.$B10])^2))    /     (COS([.$B10])    +     SQRT([.AJ$2]^2-SIN([.$B10])^2))    )  ^2     -    [.$C10]  )^2" office:value-type="float" office:value="0.00109019933082933" calcext:value-type="float">
            <text:p>0.0010901993</text:p>
          </table:table-cell>
          <table:table-cell table:formula="of:=(       (    (COS([.$B10])     -      SQRT([.AK$2]^2-SIN([.$B10])^2))    /     (COS([.$B10])    +     SQRT([.AK$2]^2-SIN([.$B10])^2))    )  ^2     -    [.$C10]  )^2" office:value-type="float" office:value="0.00108492183358939" calcext:value-type="float">
            <text:p>0.0010849218</text:p>
          </table:table-cell>
          <table:table-cell table:formula="of:=(       (    (COS([.$B10])     -      SQRT([.AL$2]^2-SIN([.$B10])^2))    /     (COS([.$B10])    +     SQRT([.AL$2]^2-SIN([.$B10])^2))    )  ^2     -    [.$C10]  )^2" office:value-type="float" office:value="0.00107965808345218" calcext:value-type="float">
            <text:p>0.0010796581</text:p>
          </table:table-cell>
          <table:table-cell table:formula="of:=(       (    (COS([.$B10])     -      SQRT([.AM$2]^2-SIN([.$B10])^2))    /     (COS([.$B10])    +     SQRT([.AM$2]^2-SIN([.$B10])^2))    )  ^2     -    [.$C10]  )^2" office:value-type="float" office:value="0.00107440807342136" calcext:value-type="float">
            <text:p>0.0010744081</text:p>
          </table:table-cell>
          <table:table-cell table:formula="of:=(       (    (COS([.$B10])     -      SQRT([.AN$2]^2-SIN([.$B10])^2))    /     (COS([.$B10])    +     SQRT([.AN$2]^2-SIN([.$B10])^2))    )  ^2     -    [.$C10]  )^2" office:value-type="float" office:value="0.00106917179650269" calcext:value-type="float">
            <text:p>0.0010691718</text:p>
          </table:table-cell>
          <table:table-cell table:formula="of:=(       (    (COS([.$B10])     -      SQRT([.AO$2]^2-SIN([.$B10])^2))    /     (COS([.$B10])    +     SQRT([.AO$2]^2-SIN([.$B10])^2))    )  ^2     -    [.$C10]  )^2" office:value-type="float" office:value="0.0010639492457041" calcext:value-type="float">
            <text:p>0.0010639492</text:p>
          </table:table-cell>
          <table:table-cell table:formula="of:=(       (    (COS([.$B10])     -      SQRT([.AP$2]^2-SIN([.$B10])^2))    /     (COS([.$B10])    +     SQRT([.AP$2]^2-SIN([.$B10])^2))    )  ^2     -    [.$C10]  )^2" office:value-type="float" office:value="0.00105874041403563" calcext:value-type="float">
            <text:p>0.0010587404</text:p>
          </table:table-cell>
          <table:table-cell table:formula="of:=(       (    (COS([.$B10])     -      SQRT([.AQ$2]^2-SIN([.$B10])^2))    /     (COS([.$B10])    +     SQRT([.AQ$2]^2-SIN([.$B10])^2))    )  ^2     -    [.$C10]  )^2" office:value-type="float" office:value="0.00105354529450947" calcext:value-type="float">
            <text:p>0.0010535453</text:p>
          </table:table-cell>
          <table:table-cell table:formula="of:=(       (    (COS([.$B10])     -      SQRT([.AR$2]^2-SIN([.$B10])^2))    /     (COS([.$B10])    +     SQRT([.AR$2]^2-SIN([.$B10])^2))    )  ^2     -    [.$C10]  )^2" office:value-type="float" office:value="0.00104836388013997" calcext:value-type="float">
            <text:p>0.0010483639</text:p>
          </table:table-cell>
          <table:table-cell table:formula="of:=(       (    (COS([.$B10])     -      SQRT([.AS$2]^2-SIN([.$B10])^2))    /     (COS([.$B10])    +     SQRT([.AS$2]^2-SIN([.$B10])^2))    )  ^2     -    [.$C10]  )^2" office:value-type="float" office:value="0.00104319616394361" calcext:value-type="float">
            <text:p>0.0010431962</text:p>
          </table:table-cell>
          <table:table-cell table:formula="of:=(       (    (COS([.$B10])     -      SQRT([.AT$2]^2-SIN([.$B10])^2))    /     (COS([.$B10])    +     SQRT([.AT$2]^2-SIN([.$B10])^2))    )  ^2     -    [.$C10]  )^2" office:value-type="float" office:value="0.00103804213893904" calcext:value-type="float">
            <text:p>0.0010380421</text:p>
          </table:table-cell>
          <table:table-cell table:formula="of:=(       (    (COS([.$B10])     -      SQRT([.AU$2]^2-SIN([.$B10])^2))    /     (COS([.$B10])    +     SQRT([.AU$2]^2-SIN([.$B10])^2))    )  ^2     -    [.$C10]  )^2" office:value-type="float" office:value="0.00103290179814703" calcext:value-type="float">
            <text:p>0.0010329018</text:p>
          </table:table-cell>
          <table:table-cell table:formula="of:=(       (    (COS([.$B10])     -      SQRT([.AV$2]^2-SIN([.$B10])^2))    /     (COS([.$B10])    +     SQRT([.AV$2]^2-SIN([.$B10])^2))    )  ^2     -    [.$C10]  )^2" office:value-type="float" office:value="0.00102777513459053" calcext:value-type="float">
            <text:p>0.0010277751</text:p>
          </table:table-cell>
          <table:table-cell table:formula="of:=(       (    (COS([.$B10])     -      SQRT([.AW$2]^2-SIN([.$B10])^2))    /     (COS([.$B10])    +     SQRT([.AW$2]^2-SIN([.$B10])^2))    )  ^2     -    [.$C10]  )^2" office:value-type="float" office:value="0.00102266214129465" calcext:value-type="float">
            <text:p>0.0010226621</text:p>
          </table:table-cell>
          <table:table-cell table:formula="of:=(       (    (COS([.$B10])     -      SQRT([.AX$2]^2-SIN([.$B10])^2))    /     (COS([.$B10])    +     SQRT([.AX$2]^2-SIN([.$B10])^2))    )  ^2     -    [.$C10]  )^2" office:value-type="float" office:value="0.00101756281128666" calcext:value-type="float">
            <text:p>0.0010175628</text:p>
          </table:table-cell>
          <table:table-cell table:formula="of:=(       (    (COS([.$B10])     -      SQRT([.AY$2]^2-SIN([.$B10])^2))    /     (COS([.$B10])    +     SQRT([.AY$2]^2-SIN([.$B10])^2))    )  ^2     -    [.$C10]  )^2" office:value-type="float" office:value="0.00101247713759597" calcext:value-type="float">
            <text:p>0.0010124771</text:p>
          </table:table-cell>
          <table:table-cell table:formula="of:=(       (    (COS([.$B10])     -      SQRT([.AZ$2]^2-SIN([.$B10])^2))    /     (COS([.$B10])    +     SQRT([.AZ$2]^2-SIN([.$B10])^2))    )  ^2     -    [.$C10]  )^2" office:value-type="float" office:value="0.00100740511325417" calcext:value-type="float">
            <text:p>0.0010074051</text:p>
          </table:table-cell>
          <table:table-cell table:formula="of:=(       (    (COS([.$B10])     -      SQRT([.BA$2]^2-SIN([.$B10])^2))    /     (COS([.$B10])    +     SQRT([.BA$2]^2-SIN([.$B10])^2))    )  ^2     -    [.$C10]  )^2" office:value-type="float" office:value="0.00100234673129502" calcext:value-type="float">
            <text:p>0.0010023467</text:p>
          </table:table-cell>
          <table:table-cell table:formula="of:=(       (    (COS([.$B10])     -      SQRT([.BB$2]^2-SIN([.$B10])^2))    /     (COS([.$B10])    +     SQRT([.BB$2]^2-SIN([.$B10])^2))    )  ^2     -    [.$C10]  )^2" office:value-type="float" office:value="0.000997301984754469" calcext:value-type="float">
            <text:p>0.000997302</text:p>
          </table:table-cell>
          <table:table-cell table:formula="of:=(       (    (COS([.$B10])     -      SQRT([.BC$2]^2-SIN([.$B10])^2))    /     (COS([.$B10])    +     SQRT([.BC$2]^2-SIN([.$B10])^2))    )  ^2     -    [.$C10]  )^2" office:value-type="float" office:value="0.00099227086667059" calcext:value-type="float">
            <text:p>0.0009922709</text:p>
          </table:table-cell>
          <table:table-cell table:formula="of:=(       (    (COS([.$B10])     -      SQRT([.BD$2]^2-SIN([.$B10])^2))    /     (COS([.$B10])    +     SQRT([.BD$2]^2-SIN([.$B10])^2))    )  ^2     -    [.$C10]  )^2" office:value-type="float" office:value="0.000987253370083673" calcext:value-type="float">
            <text:p>0.0009872534</text:p>
          </table:table-cell>
          <table:table-cell table:formula="of:=(       (    (COS([.$B10])     -      SQRT([.BE$2]^2-SIN([.$B10])^2))    /     (COS([.$B10])    +     SQRT([.BE$2]^2-SIN([.$B10])^2))    )  ^2     -    [.$C10]  )^2" office:value-type="float" office:value="0.000982249488036162" calcext:value-type="float">
            <text:p>0.0009822495</text:p>
          </table:table-cell>
          <table:table-cell table:formula="of:=(       (    (COS([.$B10])     -      SQRT([.BF$2]^2-SIN([.$B10])^2))    /     (COS([.$B10])    +     SQRT([.BF$2]^2-SIN([.$B10])^2))    )  ^2     -    [.$C10]  )^2" office:value-type="float" office:value="0.000977259213572698" calcext:value-type="float">
            <text:p>0.0009772592</text:p>
          </table:table-cell>
          <table:table-cell table:formula="of:=(       (    (COS([.$B10])     -      SQRT([.BG$2]^2-SIN([.$B10])^2))    /     (COS([.$B10])    +     SQRT([.BG$2]^2-SIN([.$B10])^2))    )  ^2     -    [.$C10]  )^2" office:value-type="float" office:value="0.000972282539740098" calcext:value-type="float">
            <text:p>0.0009722825</text:p>
          </table:table-cell>
          <table:table-cell table:formula="of:=(       (    (COS([.$B10])     -      SQRT([.BH$2]^2-SIN([.$B10])^2))    /     (COS([.$B10])    +     SQRT([.BH$2]^2-SIN([.$B10])^2))    )  ^2     -    [.$C10]  )^2" office:value-type="float" office:value="0.000967319459587349" calcext:value-type="float">
            <text:p>0.0009673195</text:p>
          </table:table-cell>
          <table:table-cell table:formula="of:=(       (    (COS([.$B10])     -      SQRT([.BI$2]^2-SIN([.$B10])^2))    /     (COS([.$B10])    +     SQRT([.BI$2]^2-SIN([.$B10])^2))    )  ^2     -    [.$C10]  )^2" office:value-type="float" office:value="0.000962369966165646" calcext:value-type="float">
            <text:p>0.00096237</text:p>
          </table:table-cell>
          <table:table-cell table:formula="of:=(       (    (COS([.$B10])     -      SQRT([.BJ$2]^2-SIN([.$B10])^2))    /     (COS([.$B10])    +     SQRT([.BJ$2]^2-SIN([.$B10])^2))    )  ^2     -    [.$C10]  )^2" office:value-type="float" office:value="0.00095743405252836" calcext:value-type="float">
            <text:p>0.0009574341</text:p>
          </table:table-cell>
          <table:table-cell table:formula="of:=(       (    (COS([.$B10])     -      SQRT([.BK$2]^2-SIN([.$B10])^2))    /     (COS([.$B10])    +     SQRT([.BK$2]^2-SIN([.$B10])^2))    )  ^2     -    [.$C10]  )^2" office:value-type="float" office:value="0.000952511711731066" calcext:value-type="float">
            <text:p>0.0009525117</text:p>
          </table:table-cell>
          <table:table-cell table:formula="of:=(       (    (COS([.$B10])     -      SQRT([.BL$2]^2-SIN([.$B10])^2))    /     (COS([.$B10])    +     SQRT([.BL$2]^2-SIN([.$B10])^2))    )  ^2     -    [.$C10]  )^2" office:value-type="float" office:value="0.000947602936831517" calcext:value-type="float">
            <text:p>0.0009476029</text:p>
          </table:table-cell>
          <table:table-cell table:formula="of:=(       (    (COS([.$B10])     -      SQRT([.BM$2]^2-SIN([.$B10])^2))    /     (COS([.$B10])    +     SQRT([.BM$2]^2-SIN([.$B10])^2))    )  ^2     -    [.$C10]  )^2" office:value-type="float" office:value="0.000942707720889676" calcext:value-type="float">
            <text:p>0.0009427077</text:p>
          </table:table-cell>
          <table:table-cell table:formula="of:=(       (    (COS([.$B10])     -      SQRT([.BN$2]^2-SIN([.$B10])^2))    /     (COS([.$B10])    +     SQRT([.BN$2]^2-SIN([.$B10])^2))    )  ^2     -    [.$C10]  )^2" office:value-type="float" office:value="0.0009378260569677" calcext:value-type="float">
            <text:p>0.0009378261</text:p>
          </table:table-cell>
          <table:table-cell table:formula="of:=(       (    (COS([.$B10])     -      SQRT([.BO$2]^2-SIN([.$B10])^2))    /     (COS([.$B10])    +     SQRT([.BO$2]^2-SIN([.$B10])^2))    )  ^2     -    [.$C10]  )^2" office:value-type="float" office:value="0.000932957938129938" calcext:value-type="float">
            <text:p>0.0009329579</text:p>
          </table:table-cell>
          <table:table-cell table:formula="of:=(       (    (COS([.$B10])     -      SQRT([.BP$2]^2-SIN([.$B10])^2))    /     (COS([.$B10])    +     SQRT([.BP$2]^2-SIN([.$B10])^2))    )  ^2     -    [.$C10]  )^2" office:value-type="float" office:value="0.000928103357442958" calcext:value-type="float">
            <text:p>0.0009281034</text:p>
          </table:table-cell>
          <table:table-cell table:formula="of:=(       (    (COS([.$B10])     -      SQRT([.BQ$2]^2-SIN([.$B10])^2))    /     (COS([.$B10])    +     SQRT([.BQ$2]^2-SIN([.$B10])^2))    )  ^2     -    [.$C10]  )^2" office:value-type="float" office:value="0.000923262307975528" calcext:value-type="float">
            <text:p>0.0009232623</text:p>
          </table:table-cell>
          <table:table-cell table:formula="of:=(       (    (COS([.$B10])     -      SQRT([.BR$2]^2-SIN([.$B10])^2))    /     (COS([.$B10])    +     SQRT([.BR$2]^2-SIN([.$B10])^2))    )  ^2     -    [.$C10]  )^2" office:value-type="float" office:value="0.000918434782798624" calcext:value-type="float">
            <text:p>0.0009184348</text:p>
          </table:table-cell>
          <table:table-cell table:formula="of:=(       (    (COS([.$B10])     -      SQRT([.BS$2]^2-SIN([.$B10])^2))    /     (COS([.$B10])    +     SQRT([.BS$2]^2-SIN([.$B10])^2))    )  ^2     -    [.$C10]  )^2" office:value-type="float" office:value="0.000913620774985428" calcext:value-type="float">
            <text:p>0.0009136208</text:p>
          </table:table-cell>
          <table:table-cell table:formula="of:=(       (    (COS([.$B10])     -      SQRT([.BT$2]^2-SIN([.$B10])^2))    /     (COS([.$B10])    +     SQRT([.BT$2]^2-SIN([.$B10])^2))    )  ^2     -    [.$C10]  )^2" office:value-type="float" office:value="0.000908820277611332" calcext:value-type="float">
            <text:p>0.0009088203</text:p>
          </table:table-cell>
          <table:table-cell table:formula="of:=(       (    (COS([.$B10])     -      SQRT([.BU$2]^2-SIN([.$B10])^2))    /     (COS([.$B10])    +     SQRT([.BU$2]^2-SIN([.$B10])^2))    )  ^2     -    [.$C10]  )^2" office:value-type="float" office:value="0.00090403328375395" calcext:value-type="float">
            <text:p>0.0009040333</text:p>
          </table:table-cell>
          <table:table-cell table:formula="of:=(       (    (COS([.$B10])     -      SQRT([.BV$2]^2-SIN([.$B10])^2))    /     (COS([.$B10])    +     SQRT([.BV$2]^2-SIN([.$B10])^2))    )  ^2     -    [.$C10]  )^2" office:value-type="float" office:value="0.000899259786493117" calcext:value-type="float">
            <text:p>0.0008992598</text:p>
          </table:table-cell>
          <table:table-cell table:formula="of:=(       (    (COS([.$B10])     -      SQRT([.BW$2]^2-SIN([.$B10])^2))    /     (COS([.$B10])    +     SQRT([.BW$2]^2-SIN([.$B10])^2))    )  ^2     -    [.$C10]  )^2" office:value-type="float" office:value="0.000894499778910877" calcext:value-type="float">
            <text:p>0.0008944998</text:p>
          </table:table-cell>
          <table:table-cell table:formula="of:=(       (    (COS([.$B10])     -      SQRT([.BX$2]^2-SIN([.$B10])^2))    /     (COS([.$B10])    +     SQRT([.BX$2]^2-SIN([.$B10])^2))    )  ^2     -    [.$C10]  )^2" office:value-type="float" office:value="0.000889753254091502" calcext:value-type="float">
            <text:p>0.0008897533</text:p>
          </table:table-cell>
          <table:table-cell table:formula="of:=(       (    (COS([.$B10])     -      SQRT([.BY$2]^2-SIN([.$B10])^2))    /     (COS([.$B10])    +     SQRT([.BY$2]^2-SIN([.$B10])^2))    )  ^2     -    [.$C10]  )^2" office:value-type="float" office:value="0.000885020205121485" calcext:value-type="float">
            <text:p>0.0008850202</text:p>
          </table:table-cell>
          <table:table-cell table:formula="of:=(       (    (COS([.$B10])     -      SQRT([.BZ$2]^2-SIN([.$B10])^2))    /     (COS([.$B10])    +     SQRT([.BZ$2]^2-SIN([.$B10])^2))    )  ^2     -    [.$C10]  )^2" office:value-type="float" office:value="0.000880300625089547" calcext:value-type="float">
            <text:p>0.0008803006</text:p>
          </table:table-cell>
          <table:table-cell table:formula="of:=(       (    (COS([.$B10])     -      SQRT([.CA$2]^2-SIN([.$B10])^2))    /     (COS([.$B10])    +     SQRT([.CA$2]^2-SIN([.$B10])^2))    )  ^2     -    [.$C10]  )^2" office:value-type="float" office:value="0.000875594507086631" calcext:value-type="float">
            <text:p>0.0008755945</text:p>
          </table:table-cell>
          <table:table-cell table:formula="of:=(       (    (COS([.$B10])     -      SQRT([.CB$2]^2-SIN([.$B10])^2))    /     (COS([.$B10])    +     SQRT([.CB$2]^2-SIN([.$B10])^2))    )  ^2     -    [.$C10]  )^2" office:value-type="float" office:value="0.000870901844205925" calcext:value-type="float">
            <text:p>0.0008709018</text:p>
          </table:table-cell>
          <table:table-cell table:formula="of:=(       (    (COS([.$B10])     -      SQRT([.CC$2]^2-SIN([.$B10])^2))    /     (COS([.$B10])    +     SQRT([.CC$2]^2-SIN([.$B10])^2))    )  ^2     -    [.$C10]  )^2" office:value-type="float" office:value="0.00086622262954283" calcext:value-type="float">
            <text:p>0.0008662226</text:p>
          </table:table-cell>
          <table:table-cell table:formula="of:=(       (    (COS([.$B10])     -      SQRT([.CD$2]^2-SIN([.$B10])^2))    /     (COS([.$B10])    +     SQRT([.CD$2]^2-SIN([.$B10])^2))    )  ^2     -    [.$C10]  )^2" office:value-type="float" office:value="0.000861556856195" calcext:value-type="float">
            <text:p>0.0008615569</text:p>
          </table:table-cell>
          <table:table-cell table:formula="of:=(       (    (COS([.$B10])     -      SQRT([.CE$2]^2-SIN([.$B10])^2))    /     (COS([.$B10])    +     SQRT([.CE$2]^2-SIN([.$B10])^2))    )  ^2     -    [.$C10]  )^2" office:value-type="float" office:value="0.000856904517262313" calcext:value-type="float">
            <text:p>0.0008569045</text:p>
          </table:table-cell>
          <table:table-cell table:formula="of:=(       (    (COS([.$B10])     -      SQRT([.CF$2]^2-SIN([.$B10])^2))    /     (COS([.$B10])    +     SQRT([.CF$2]^2-SIN([.$B10])^2))    )  ^2     -    [.$C10]  )^2" office:value-type="float" office:value="0.000852265605846892" calcext:value-type="float">
            <text:p>0.0008522656</text:p>
          </table:table-cell>
          <table:table-cell table:formula="of:=(       (    (COS([.$B10])     -      SQRT([.CG$2]^2-SIN([.$B10])^2))    /     (COS([.$B10])    +     SQRT([.CG$2]^2-SIN([.$B10])^2))    )  ^2     -    [.$C10]  )^2" office:value-type="float" office:value="0.000847640115053107" calcext:value-type="float">
            <text:p>0.0008476401</text:p>
          </table:table-cell>
          <table:table-cell table:formula="of:=(       (    (COS([.$B10])     -      SQRT([.CH$2]^2-SIN([.$B10])^2))    /     (COS([.$B10])    +     SQRT([.CH$2]^2-SIN([.$B10])^2))    )  ^2     -    [.$C10]  )^2" office:value-type="float" office:value="0.000843028037987552" calcext:value-type="float">
            <text:p>0.000843028</text:p>
          </table:table-cell>
          <table:table-cell table:formula="of:=(       (    (COS([.$B10])     -      SQRT([.CI$2]^2-SIN([.$B10])^2))    /     (COS([.$B10])    +     SQRT([.CI$2]^2-SIN([.$B10])^2))    )  ^2     -    [.$C10]  )^2" office:value-type="float" office:value="0.000838429367759088" calcext:value-type="float">
            <text:p>0.0008384294</text:p>
          </table:table-cell>
          <table:table-cell table:formula="of:=(       (    (COS([.$B10])     -      SQRT([.CJ$2]^2-SIN([.$B10])^2))    /     (COS([.$B10])    +     SQRT([.CJ$2]^2-SIN([.$B10])^2))    )  ^2     -    [.$C10]  )^2" office:value-type="float" office:value="0.000833844097478813" calcext:value-type="float">
            <text:p>0.0008338441</text:p>
          </table:table-cell>
          <table:table-cell table:formula="of:=(       (    (COS([.$B10])     -      SQRT([.CK$2]^2-SIN([.$B10])^2))    /     (COS([.$B10])    +     SQRT([.CK$2]^2-SIN([.$B10])^2))    )  ^2     -    [.$C10]  )^2" office:value-type="float" office:value="0.000829272220260083" calcext:value-type="float">
            <text:p>0.0008292722</text:p>
          </table:table-cell>
          <table:table-cell table:formula="of:=(       (    (COS([.$B10])     -      SQRT([.CL$2]^2-SIN([.$B10])^2))    /     (COS([.$B10])    +     SQRT([.CL$2]^2-SIN([.$B10])^2))    )  ^2     -    [.$C10]  )^2" office:value-type="float" office:value="0.00082471372921849" calcext:value-type="float">
            <text:p>0.0008247137</text:p>
          </table:table-cell>
          <table:table-cell table:formula="of:=(       (    (COS([.$B10])     -      SQRT([.CM$2]^2-SIN([.$B10])^2))    /     (COS([.$B10])    +     SQRT([.CM$2]^2-SIN([.$B10])^2))    )  ^2     -    [.$C10]  )^2" office:value-type="float" office:value="0.000820168617471895" calcext:value-type="float">
            <text:p>0.0008201686</text:p>
          </table:table-cell>
          <table:table-cell table:formula="of:=(       (    (COS([.$B10])     -      SQRT([.CN$2]^2-SIN([.$B10])^2))    /     (COS([.$B10])    +     SQRT([.CN$2]^2-SIN([.$B10])^2))    )  ^2     -    [.$C10]  )^2" office:value-type="float" office:value="0.000815636878140407" calcext:value-type="float">
            <text:p>0.0008156369</text:p>
          </table:table-cell>
          <table:table-cell table:formula="of:=(       (    (COS([.$B10])     -      SQRT([.CO$2]^2-SIN([.$B10])^2))    /     (COS([.$B10])    +     SQRT([.CO$2]^2-SIN([.$B10])^2))    )  ^2     -    [.$C10]  )^2" office:value-type="float" office:value="0.000811118504346406" calcext:value-type="float">
            <text:p>0.0008111185</text:p>
          </table:table-cell>
          <table:table-cell table:formula="of:=(       (    (COS([.$B10])     -      SQRT([.CP$2]^2-SIN([.$B10])^2))    /     (COS([.$B10])    +     SQRT([.CP$2]^2-SIN([.$B10])^2))    )  ^2     -    [.$C10]  )^2" office:value-type="float" office:value="0.00080661348921451" calcext:value-type="float">
            <text:p>0.0008066135</text:p>
          </table:table-cell>
          <table:table-cell table:formula="of:=(       (    (COS([.$B10])     -      SQRT([.CQ$2]^2-SIN([.$B10])^2))    /     (COS([.$B10])    +     SQRT([.CQ$2]^2-SIN([.$B10])^2))    )  ^2     -    [.$C10]  )^2" office:value-type="float" office:value="0.000802121825871619" calcext:value-type="float">
            <text:p>0.0008021218</text:p>
          </table:table-cell>
          <table:table-cell table:formula="of:=(       (    (COS([.$B10])     -      SQRT([.CR$2]^2-SIN([.$B10])^2))    /     (COS([.$B10])    +     SQRT([.CR$2]^2-SIN([.$B10])^2))    )  ^2     -    [.$C10]  )^2" office:value-type="float" office:value="0.000797643507446887" calcext:value-type="float">
            <text:p>0.0007976435</text:p>
          </table:table-cell>
          <table:table-cell table:formula="of:=(       (    (COS([.$B10])     -      SQRT([.CS$2]^2-SIN([.$B10])^2))    /     (COS([.$B10])    +     SQRT([.CS$2]^2-SIN([.$B10])^2))    )  ^2     -    [.$C10]  )^2" office:value-type="float" office:value="0.000793178527071744" calcext:value-type="float">
            <text:p>0.0007931785</text:p>
          </table:table-cell>
          <table:table-cell table:formula="of:=(       (    (COS([.$B10])     -      SQRT([.CT$2]^2-SIN([.$B10])^2))    /     (COS([.$B10])    +     SQRT([.CT$2]^2-SIN([.$B10])^2))    )  ^2     -    [.$C10]  )^2" office:value-type="float" office:value="0.000788726877879879" calcext:value-type="float">
            <text:p>0.0007887269</text:p>
          </table:table-cell>
          <table:table-cell table:formula="of:=(       (    (COS([.$B10])     -      SQRT([.CU$2]^2-SIN([.$B10])^2))    /     (COS([.$B10])    +     SQRT([.CU$2]^2-SIN([.$B10])^2))    )  ^2     -    [.$C10]  )^2" office:value-type="float" office:value="0.000784288553007256" calcext:value-type="float">
            <text:p>0.0007842886</text:p>
          </table:table-cell>
          <table:table-cell table:formula="of:=(       (    (COS([.$B10])     -      SQRT([.CV$2]^2-SIN([.$B10])^2))    /     (COS([.$B10])    +     SQRT([.CV$2]^2-SIN([.$B10])^2))    )  ^2     -    [.$C10]  )^2" office:value-type="float" office:value="0.000779863545592106" calcext:value-type="float">
            <text:p>0.0007798635</text:p>
          </table:table-cell>
          <table:table-cell table:formula="of:=(       (    (COS([.$B10])     -      SQRT([.CW$2]^2-SIN([.$B10])^2))    /     (COS([.$B10])    +     SQRT([.CW$2]^2-SIN([.$B10])^2))    )  ^2     -    [.$C10]  )^2" office:value-type="float" office:value="0.000775451848774941" calcext:value-type="float">
            <text:p>0.0007754518</text:p>
          </table:table-cell>
          <table:table-cell table:formula="of:=(       (    (COS([.$B10])     -      SQRT([.CX$2]^2-SIN([.$B10])^2))    /     (COS([.$B10])    +     SQRT([.CX$2]^2-SIN([.$B10])^2))    )  ^2     -    [.$C10]  )^2" office:value-type="float" office:value="0.000771053455698555" calcext:value-type="float">
            <text:p>0.0007710535</text:p>
          </table:table-cell>
          <table:table-cell table:formula="of:=(       (    (COS([.$B10])     -      SQRT([.CY$2]^2-SIN([.$B10])^2))    /     (COS([.$B10])    +     SQRT([.CY$2]^2-SIN([.$B10])^2))    )  ^2     -    [.$C10]  )^2" office:value-type="float" office:value="0.000766668359508001" calcext:value-type="float">
            <text:p>0.0007666684</text:p>
          </table:table-cell>
          <table:table-cell table:formula="of:=(       (    (COS([.$B10])     -      SQRT([.CZ$2]^2-SIN([.$B10])^2))    /     (COS([.$B10])    +     SQRT([.CZ$2]^2-SIN([.$B10])^2))    )  ^2     -    [.$C10]  )^2" office:value-type="float" office:value="0.000762296553350636" calcext:value-type="float">
            <text:p>0.0007622966</text:p>
          </table:table-cell>
          <table:table-cell table:formula="of:=(       (    (COS([.$B10])     -      SQRT([.DA$2]^2-SIN([.$B10])^2))    /     (COS([.$B10])    +     SQRT([.DA$2]^2-SIN([.$B10])^2))    )  ^2     -    [.$C10]  )^2" office:value-type="float" office:value="0.000757938030376087" calcext:value-type="float">
            <text:p>0.000757938</text:p>
          </table:table-cell>
          <table:table-cell table:formula="of:=(       (    (COS([.$B10])     -      SQRT([.DB$2]^2-SIN([.$B10])^2))    /     (COS([.$B10])    +     SQRT([.DB$2]^2-SIN([.$B10])^2))    )  ^2     -    [.$C10]  )^2" office:value-type="float" office:value="0.000753592783736257" calcext:value-type="float">
            <text:p>0.0007535928</text:p>
          </table:table-cell>
          <table:table-cell table:formula="of:=(       (    (COS([.$B10])     -      SQRT([.DC$2]^2-SIN([.$B10])^2))    /     (COS([.$B10])    +     SQRT([.DC$2]^2-SIN([.$B10])^2))    )  ^2     -    [.$C10]  )^2" office:value-type="float" office:value="0.000749260806585357" calcext:value-type="float">
            <text:p>0.0007492608</text:p>
          </table:table-cell>
          <table:table-cell table:formula="of:=(       (    (COS([.$B10])     -      SQRT([.DD$2]^2-SIN([.$B10])^2))    /     (COS([.$B10])    +     SQRT([.DD$2]^2-SIN([.$B10])^2))    )  ^2     -    [.$C10]  )^2" office:value-type="float" office:value="0.00074494209207987" calcext:value-type="float">
            <text:p>0.0007449421</text:p>
          </table:table-cell>
          <table:table-cell table:formula="of:=(       (    (COS([.$B10])     -      SQRT([.DE$2]^2-SIN([.$B10])^2))    /     (COS([.$B10])    +     SQRT([.DE$2]^2-SIN([.$B10])^2))    )  ^2     -    [.$C10]  )^2" office:value-type="float" office:value="0.000740636633378573" calcext:value-type="float">
            <text:p>0.0007406366</text:p>
          </table:table-cell>
          <table:table-cell table:formula="of:=(       (    (COS([.$B10])     -      SQRT([.DF$2]^2-SIN([.$B10])^2))    /     (COS([.$B10])    +     SQRT([.DF$2]^2-SIN([.$B10])^2))    )  ^2     -    [.$C10]  )^2" office:value-type="float" office:value="0.000736344423642539" calcext:value-type="float">
            <text:p>0.0007363444</text:p>
          </table:table-cell>
          <table:table-cell table:formula="of:=(       (    (COS([.$B10])     -      SQRT([.DG$2]^2-SIN([.$B10])^2))    /     (COS([.$B10])    +     SQRT([.DG$2]^2-SIN([.$B10])^2))    )  ^2     -    [.$C10]  )^2" office:value-type="float" office:value="0.000732065456035131" calcext:value-type="float">
            <text:p>0.0007320655</text:p>
          </table:table-cell>
          <table:table-cell table:formula="of:=(       (    (COS([.$B10])     -      SQRT([.DH$2]^2-SIN([.$B10])^2))    /     (COS([.$B10])    +     SQRT([.DH$2]^2-SIN([.$B10])^2))    )  ^2     -    [.$C10]  )^2" office:value-type="float" office:value="0.00072779972372201" calcext:value-type="float">
            <text:p>0.0007277997</text:p>
          </table:table-cell>
          <table:table-cell table:formula="of:=(       (    (COS([.$B10])     -      SQRT([.DI$2]^2-SIN([.$B10])^2))    /     (COS([.$B10])    +     SQRT([.DI$2]^2-SIN([.$B10])^2))    )  ^2     -    [.$C10]  )^2" office:value-type="float" office:value="0.000723547219871136" calcext:value-type="float">
            <text:p>0.0007235472</text:p>
          </table:table-cell>
          <table:table-cell table:formula="of:=(       (    (COS([.$B10])     -      SQRT([.DJ$2]^2-SIN([.$B10])^2))    /     (COS([.$B10])    +     SQRT([.DJ$2]^2-SIN([.$B10])^2))    )  ^2     -    [.$C10]  )^2" office:value-type="float" office:value="0.00071930793765277" calcext:value-type="float">
            <text:p>0.0007193079</text:p>
          </table:table-cell>
          <table:table-cell table:formula="of:=(       (    (COS([.$B10])     -      SQRT([.DK$2]^2-SIN([.$B10])^2))    /     (COS([.$B10])    +     SQRT([.DK$2]^2-SIN([.$B10])^2))    )  ^2     -    [.$C10]  )^2" office:value-type="float" office:value="0.000715081870239465" calcext:value-type="float">
            <text:p>0.0007150819</text:p>
          </table:table-cell>
          <table:table-cell table:formula="of:=(       (    (COS([.$B10])     -      SQRT([.DL$2]^2-SIN([.$B10])^2))    /     (COS([.$B10])    +     SQRT([.DL$2]^2-SIN([.$B10])^2))    )  ^2     -    [.$C10]  )^2" office:value-type="float" office:value="0.000710869010806096" calcext:value-type="float">
            <text:p>0.000710869</text:p>
          </table:table-cell>
          <table:table-cell table:formula="of:=(       (    (COS([.$B10])     -      SQRT([.DM$2]^2-SIN([.$B10])^2))    /     (COS([.$B10])    +     SQRT([.DM$2]^2-SIN([.$B10])^2))    )  ^2     -    [.$C10]  )^2" office:value-type="float" office:value="0.000706669352529824" calcext:value-type="float">
            <text:p>0.0007066694</text:p>
          </table:table-cell>
          <table:table-cell table:formula="of:=(       (    (COS([.$B10])     -      SQRT([.DN$2]^2-SIN([.$B10])^2))    /     (COS([.$B10])    +     SQRT([.DN$2]^2-SIN([.$B10])^2))    )  ^2     -    [.$C10]  )^2" office:value-type="float" office:value="0.000702482888590134" calcext:value-type="float">
            <text:p>0.0007024829</text:p>
          </table:table-cell>
          <table:table-cell table:formula="of:=(       (    (COS([.$B10])     -      SQRT([.DO$2]^2-SIN([.$B10])^2))    /     (COS([.$B10])    +     SQRT([.DO$2]^2-SIN([.$B10])^2))    )  ^2     -    [.$C10]  )^2" office:value-type="float" office:value="0.000698309612168806" calcext:value-type="float">
            <text:p>0.0006983096</text:p>
          </table:table-cell>
          <table:table-cell table:formula="of:=(       (    (COS([.$B10])     -      SQRT([.DP$2]^2-SIN([.$B10])^2))    /     (COS([.$B10])    +     SQRT([.DP$2]^2-SIN([.$B10])^2))    )  ^2     -    [.$C10]  )^2" office:value-type="float" office:value="0.000694149516449938" calcext:value-type="float">
            <text:p>0.0006941495</text:p>
          </table:table-cell>
          <table:table-cell table:formula="of:=(       (    (COS([.$B10])     -      SQRT([.DQ$2]^2-SIN([.$B10])^2))    /     (COS([.$B10])    +     SQRT([.DQ$2]^2-SIN([.$B10])^2))    )  ^2     -    [.$C10]  )^2" office:value-type="float" office:value="0.000690002594619955" calcext:value-type="float">
            <text:p>0.0006900026</text:p>
          </table:table-cell>
          <table:table-cell table:formula="of:=(       (    (COS([.$B10])     -      SQRT([.DR$2]^2-SIN([.$B10])^2))    /     (COS([.$B10])    +     SQRT([.DR$2]^2-SIN([.$B10])^2))    )  ^2     -    [.$C10]  )^2" office:value-type="float" office:value="0.000685868839867559" calcext:value-type="float">
            <text:p>0.0006858688</text:p>
          </table:table-cell>
          <table:table-cell table:formula="of:=(       (    (COS([.$B10])     -      SQRT([.DS$2]^2-SIN([.$B10])^2))    /     (COS([.$B10])    +     SQRT([.DS$2]^2-SIN([.$B10])^2))    )  ^2     -    [.$C10]  )^2" office:value-type="float" office:value="0.000681748245383813" calcext:value-type="float">
            <text:p>0.0006817482</text:p>
          </table:table-cell>
          <table:table-cell table:formula="of:=(       (    (COS([.$B10])     -      SQRT([.DT$2]^2-SIN([.$B10])^2))    /     (COS([.$B10])    +     SQRT([.DT$2]^2-SIN([.$B10])^2))    )  ^2     -    [.$C10]  )^2" office:value-type="float" office:value="0.000677640804362064" calcext:value-type="float">
            <text:p>0.0006776408</text:p>
          </table:table-cell>
          <table:table-cell table:formula="of:=(       (    (COS([.$B10])     -      SQRT([.DU$2]^2-SIN([.$B10])^2))    /     (COS([.$B10])    +     SQRT([.DU$2]^2-SIN([.$B10])^2))    )  ^2     -    [.$C10]  )^2" office:value-type="float" office:value="0.000673546509998009" calcext:value-type="float">
            <text:p>0.0006735465</text:p>
          </table:table-cell>
          <table:table-cell table:formula="of:=(       (    (COS([.$B10])     -      SQRT([.DV$2]^2-SIN([.$B10])^2))    /     (COS([.$B10])    +     SQRT([.DV$2]^2-SIN([.$B10])^2))    )  ^2     -    [.$C10]  )^2" office:value-type="float" office:value="0.000669465355489636" calcext:value-type="float">
            <text:p>0.0006694654</text:p>
          </table:table-cell>
          <table:table-cell table:formula="of:=(       (    (COS([.$B10])     -      SQRT([.DW$2]^2-SIN([.$B10])^2))    /     (COS([.$B10])    +     SQRT([.DW$2]^2-SIN([.$B10])^2))    )  ^2     -    [.$C10]  )^2" office:value-type="float" office:value="0.000665397334037283" calcext:value-type="float">
            <text:p>0.0006653973</text:p>
          </table:table-cell>
          <table:table-cell table:formula="of:=(       (    (COS([.$B10])     -      SQRT([.DX$2]^2-SIN([.$B10])^2))    /     (COS([.$B10])    +     SQRT([.DX$2]^2-SIN([.$B10])^2))    )  ^2     -    [.$C10]  )^2" office:value-type="float" office:value="0.000661342438843591" calcext:value-type="float">
            <text:p>0.0006613424</text:p>
          </table:table-cell>
          <table:table-cell table:formula="of:=(       (    (COS([.$B10])     -      SQRT([.DY$2]^2-SIN([.$B10])^2))    /     (COS([.$B10])    +     SQRT([.DY$2]^2-SIN([.$B10])^2))    )  ^2     -    [.$C10]  )^2" office:value-type="float" office:value="0.000657300663113557" calcext:value-type="float">
            <text:p>0.0006573007</text:p>
          </table:table-cell>
          <table:table-cell table:formula="of:=(       (    (COS([.$B10])     -      SQRT([.DZ$2]^2-SIN([.$B10])^2))    /     (COS([.$B10])    +     SQRT([.DZ$2]^2-SIN([.$B10])^2))    )  ^2     -    [.$C10]  )^2" office:value-type="float" office:value="0.000653272000054474" calcext:value-type="float">
            <text:p>0.000653272</text:p>
          </table:table-cell>
          <table:table-cell table:formula="of:=(       (    (COS([.$B10])     -      SQRT([.EA$2]^2-SIN([.$B10])^2))    /     (COS([.$B10])    +     SQRT([.EA$2]^2-SIN([.$B10])^2))    )  ^2     -    [.$C10]  )^2" office:value-type="float" office:value="0.00064925644287599" calcext:value-type="float">
            <text:p>0.0006492564</text:p>
          </table:table-cell>
          <table:table-cell table:formula="of:=(       (    (COS([.$B10])     -      SQRT([.EB$2]^2-SIN([.$B10])^2))    /     (COS([.$B10])    +     SQRT([.EB$2]^2-SIN([.$B10])^2))    )  ^2     -    [.$C10]  )^2" office:value-type="float" office:value="0.000645253984790078" calcext:value-type="float">
            <text:p>0.000645254</text:p>
          </table:table-cell>
          <table:table-cell table:formula="of:=(       (    (COS([.$B10])     -      SQRT([.EC$2]^2-SIN([.$B10])^2))    /     (COS([.$B10])    +     SQRT([.EC$2]^2-SIN([.$B10])^2))    )  ^2     -    [.$C10]  )^2" office:value-type="float" office:value="0.000641264619011054" calcext:value-type="float">
            <text:p>0.0006412646</text:p>
          </table:table-cell>
          <table:table-cell table:formula="of:=(       (    (COS([.$B10])     -      SQRT([.ED$2]^2-SIN([.$B10])^2))    /     (COS([.$B10])    +     SQRT([.ED$2]^2-SIN([.$B10])^2))    )  ^2     -    [.$C10]  )^2" office:value-type="float" office:value="0.000637288338755546" calcext:value-type="float">
            <text:p>0.0006372883</text:p>
          </table:table-cell>
          <table:table-cell table:formula="of:=(       (    (COS([.$B10])     -      SQRT([.EE$2]^2-SIN([.$B10])^2))    /     (COS([.$B10])    +     SQRT([.EE$2]^2-SIN([.$B10])^2))    )  ^2     -    [.$C10]  )^2" office:value-type="float" office:value="0.000633325137242545" calcext:value-type="float">
            <text:p>0.0006333251</text:p>
          </table:table-cell>
          <table:table-cell table:formula="of:=(       (    (COS([.$B10])     -      SQRT([.EF$2]^2-SIN([.$B10])^2))    /     (COS([.$B10])    +     SQRT([.EF$2]^2-SIN([.$B10])^2))    )  ^2     -    [.$C10]  )^2" office:value-type="float" office:value="0.000629375007693371" calcext:value-type="float">
            <text:p>0.000629375</text:p>
          </table:table-cell>
          <table:table-cell table:formula="of:=(       (    (COS([.$B10])     -      SQRT([.EG$2]^2-SIN([.$B10])^2))    /     (COS([.$B10])    +     SQRT([.EG$2]^2-SIN([.$B10])^2))    )  ^2     -    [.$C10]  )^2" office:value-type="float" office:value="0.000625437943331687" calcext:value-type="float">
            <text:p>0.0006254379</text:p>
          </table:table-cell>
          <table:table-cell table:formula="of:=(       (    (COS([.$B10])     -      SQRT([.EH$2]^2-SIN([.$B10])^2))    /     (COS([.$B10])    +     SQRT([.EH$2]^2-SIN([.$B10])^2))    )  ^2     -    [.$C10]  )^2" office:value-type="float" office:value="0.000621513937383505" calcext:value-type="float">
            <text:p>0.0006215139</text:p>
          </table:table-cell>
          <table:table-cell table:formula="of:=(       (    (COS([.$B10])     -      SQRT([.EI$2]^2-SIN([.$B10])^2))    /     (COS([.$B10])    +     SQRT([.EI$2]^2-SIN([.$B10])^2))    )  ^2     -    [.$C10]  )^2" office:value-type="float" office:value="0.000617602983077163" calcext:value-type="float">
            <text:p>0.000617603</text:p>
          </table:table-cell>
          <table:table-cell table:formula="of:=(       (    (COS([.$B10])     -      SQRT([.EJ$2]^2-SIN([.$B10])^2))    /     (COS([.$B10])    +     SQRT([.EJ$2]^2-SIN([.$B10])^2))    )  ^2     -    [.$C10]  )^2" office:value-type="float" office:value="0.000613705073643367" calcext:value-type="float">
            <text:p>0.0006137051</text:p>
          </table:table-cell>
          <table:table-cell table:formula="of:=(       (    (COS([.$B10])     -      SQRT([.EK$2]^2-SIN([.$B10])^2))    /     (COS([.$B10])    +     SQRT([.EK$2]^2-SIN([.$B10])^2))    )  ^2     -    [.$C10]  )^2" office:value-type="float" office:value="0.000609820202315157" calcext:value-type="float">
            <text:p>0.0006098202</text:p>
          </table:table-cell>
          <table:table-cell table:formula="of:=(       (    (COS([.$B10])     -      SQRT([.EL$2]^2-SIN([.$B10])^2))    /     (COS([.$B10])    +     SQRT([.EL$2]^2-SIN([.$B10])^2))    )  ^2     -    [.$C10]  )^2" office:value-type="float" office:value="0.000605948362327928" calcext:value-type="float">
            <text:p>0.0006059484</text:p>
          </table:table-cell>
          <table:table-cell table:formula="of:=(       (    (COS([.$B10])     -      SQRT([.EM$2]^2-SIN([.$B10])^2))    /     (COS([.$B10])    +     SQRT([.EM$2]^2-SIN([.$B10])^2))    )  ^2     -    [.$C10]  )^2" office:value-type="float" office:value="0.000602089546919436" calcext:value-type="float">
            <text:p>0.0006020895</text:p>
          </table:table-cell>
          <table:table-cell table:formula="of:=(       (    (COS([.$B10])     -      SQRT([.EN$2]^2-SIN([.$B10])^2))    /     (COS([.$B10])    +     SQRT([.EN$2]^2-SIN([.$B10])^2))    )  ^2     -    [.$C10]  )^2" office:value-type="float" office:value="0.000598243749329769" calcext:value-type="float">
            <text:p>0.0005982437</text:p>
          </table:table-cell>
          <table:table-cell table:formula="of:=(       (    (COS([.$B10])     -      SQRT([.EO$2]^2-SIN([.$B10])^2))    /     (COS([.$B10])    +     SQRT([.EO$2]^2-SIN([.$B10])^2))    )  ^2     -    [.$C10]  )^2" office:value-type="float" office:value="0.000594410962801387" calcext:value-type="float">
            <text:p>0.000594411</text:p>
          </table:table-cell>
          <table:table-cell table:formula="of:=(       (    (COS([.$B10])     -      SQRT([.EP$2]^2-SIN([.$B10])^2))    /     (COS([.$B10])    +     SQRT([.EP$2]^2-SIN([.$B10])^2))    )  ^2     -    [.$C10]  )^2" office:value-type="float" office:value="0.000590591180579101" calcext:value-type="float">
            <text:p>0.0005905912</text:p>
          </table:table-cell>
          <table:table-cell table:formula="of:=(       (    (COS([.$B10])     -      SQRT([.EQ$2]^2-SIN([.$B10])^2))    /     (COS([.$B10])    +     SQRT([.EQ$2]^2-SIN([.$B10])^2))    )  ^2     -    [.$C10]  )^2" office:value-type="float" office:value="0.000586784395910077" calcext:value-type="float">
            <text:p>0.0005867844</text:p>
          </table:table-cell>
          <table:table-cell table:formula="of:=(       (    (COS([.$B10])     -      SQRT([.ER$2]^2-SIN([.$B10])^2))    /     (COS([.$B10])    +     SQRT([.ER$2]^2-SIN([.$B10])^2))    )  ^2     -    [.$C10]  )^2" office:value-type="float" office:value="0.000582990602043842" calcext:value-type="float">
            <text:p>0.0005829906</text:p>
          </table:table-cell>
          <table:table-cell table:formula="of:=(       (    (COS([.$B10])     -      SQRT([.ES$2]^2-SIN([.$B10])^2))    /     (COS([.$B10])    +     SQRT([.ES$2]^2-SIN([.$B10])^2))    )  ^2     -    [.$C10]  )^2" office:value-type="float" office:value="0.000579209792232289" calcext:value-type="float">
            <text:p>0.0005792098</text:p>
          </table:table-cell>
          <table:table-cell table:formula="of:=(       (    (COS([.$B10])     -      SQRT([.ET$2]^2-SIN([.$B10])^2))    /     (COS([.$B10])    +     SQRT([.ET$2]^2-SIN([.$B10])^2))    )  ^2     -    [.$C10]  )^2" office:value-type="float" office:value="0.000575441959729671" calcext:value-type="float">
            <text:p>0.000575442</text:p>
          </table:table-cell>
          <table:table-cell table:formula="of:=(       (    (COS([.$B10])     -      SQRT([.EU$2]^2-SIN([.$B10])^2))    /     (COS([.$B10])    +     SQRT([.EU$2]^2-SIN([.$B10])^2))    )  ^2     -    [.$C10]  )^2" office:value-type="float" office:value="0.000571687097792596" calcext:value-type="float">
            <text:p>0.0005716871</text:p>
          </table:table-cell>
          <table:table-cell table:formula="of:=(       (    (COS([.$B10])     -      SQRT([.EV$2]^2-SIN([.$B10])^2))    /     (COS([.$B10])    +     SQRT([.EV$2]^2-SIN([.$B10])^2))    )  ^2     -    [.$C10]  )^2" office:value-type="float" office:value="0.000567945199680065" calcext:value-type="float">
            <text:p>0.0005679452</text:p>
          </table:table-cell>
          <table:table-cell table:formula="of:=(       (    (COS([.$B10])     -      SQRT([.EW$2]^2-SIN([.$B10])^2))    /     (COS([.$B10])    +     SQRT([.EW$2]^2-SIN([.$B10])^2))    )  ^2     -    [.$C10]  )^2" office:value-type="float" office:value="0.000564216258653407" calcext:value-type="float">
            <text:p>0.0005642163</text:p>
          </table:table-cell>
          <table:table-cell table:formula="of:=(       (    (COS([.$B10])     -      SQRT([.EX$2]^2-SIN([.$B10])^2))    /     (COS([.$B10])    +     SQRT([.EX$2]^2-SIN([.$B10])^2))    )  ^2     -    [.$C10]  )^2" office:value-type="float" office:value="0.00056050026797635" calcext:value-type="float">
            <text:p>0.0005605003</text:p>
          </table:table-cell>
          <table:table-cell table:formula="of:=(       (    (COS([.$B10])     -      SQRT([.EY$2]^2-SIN([.$B10])^2))    /     (COS([.$B10])    +     SQRT([.EY$2]^2-SIN([.$B10])^2))    )  ^2     -    [.$C10]  )^2" office:value-type="float" office:value="0.000556797220914985" calcext:value-type="float">
            <text:p>0.0005567972</text:p>
          </table:table-cell>
          <table:table-cell table:formula="of:=(       (    (COS([.$B10])     -      SQRT([.EZ$2]^2-SIN([.$B10])^2))    /     (COS([.$B10])    +     SQRT([.EZ$2]^2-SIN([.$B10])^2))    )  ^2     -    [.$C10]  )^2" office:value-type="float" office:value="0.000553107110737782" calcext:value-type="float">
            <text:p>0.0005531071</text:p>
          </table:table-cell>
          <table:table-cell table:formula="of:=(       (    (COS([.$B10])     -      SQRT([.FA$2]^2-SIN([.$B10])^2))    /     (COS([.$B10])    +     SQRT([.FA$2]^2-SIN([.$B10])^2))    )  ^2     -    [.$C10]  )^2" office:value-type="float" office:value="0.000549429930715579" calcext:value-type="float">
            <text:p>0.0005494299</text:p>
          </table:table-cell>
          <table:table-cell table:formula="of:=(       (    (COS([.$B10])     -      SQRT([.FB$2]^2-SIN([.$B10])^2))    /     (COS([.$B10])    +     SQRT([.FB$2]^2-SIN([.$B10])^2))    )  ^2     -    [.$C10]  )^2" office:value-type="float" office:value="0.000545765674121571" calcext:value-type="float">
            <text:p>0.0005457657</text:p>
          </table:table-cell>
          <table:table-cell table:formula="of:=(       (    (COS([.$B10])     -      SQRT([.FC$2]^2-SIN([.$B10])^2))    /     (COS([.$B10])    +     SQRT([.FC$2]^2-SIN([.$B10])^2))    )  ^2     -    [.$C10]  )^2" office:value-type="float" office:value="0.00054211433423136" calcext:value-type="float">
            <text:p>0.0005421143</text:p>
          </table:table-cell>
          <table:table-cell table:formula="of:=(       (    (COS([.$B10])     -      SQRT([.FD$2]^2-SIN([.$B10])^2))    /     (COS([.$B10])    +     SQRT([.FD$2]^2-SIN([.$B10])^2))    )  ^2     -    [.$C10]  )^2" office:value-type="float" office:value="0.000538475904322907" calcext:value-type="float">
            <text:p>0.0005384759</text:p>
          </table:table-cell>
          <table:table-cell table:formula="of:=(       (    (COS([.$B10])     -      SQRT([.FE$2]^2-SIN([.$B10])^2))    /     (COS([.$B10])    +     SQRT([.FE$2]^2-SIN([.$B10])^2))    )  ^2     -    [.$C10]  )^2" office:value-type="float" office:value="0.000534850377676561" calcext:value-type="float">
            <text:p>0.0005348504</text:p>
          </table:table-cell>
          <table:table-cell table:formula="of:=(       (    (COS([.$B10])     -      SQRT([.FF$2]^2-SIN([.$B10])^2))    /     (COS([.$B10])    +     SQRT([.FF$2]^2-SIN([.$B10])^2))    )  ^2     -    [.$C10]  )^2" office:value-type="float" office:value="0.000531237747575059" calcext:value-type="float">
            <text:p>0.0005312377</text:p>
          </table:table-cell>
          <table:table-cell table:formula="of:=(       (    (COS([.$B10])     -      SQRT([.FG$2]^2-SIN([.$B10])^2))    /     (COS([.$B10])    +     SQRT([.FG$2]^2-SIN([.$B10])^2))    )  ^2     -    [.$C10]  )^2" office:value-type="float" office:value="0.000527638007303498" calcext:value-type="float">
            <text:p>0.000527638</text:p>
          </table:table-cell>
          <table:table-cell table:formula="of:=(       (    (COS([.$B10])     -      SQRT([.FH$2]^2-SIN([.$B10])^2))    /     (COS([.$B10])    +     SQRT([.FH$2]^2-SIN([.$B10])^2))    )  ^2     -    [.$C10]  )^2" office:value-type="float" office:value="0.00052405115014939" calcext:value-type="float">
            <text:p>0.0005240512</text:p>
          </table:table-cell>
          <table:table-cell table:formula="of:=(       (    (COS([.$B10])     -      SQRT([.FI$2]^2-SIN([.$B10])^2))    /     (COS([.$B10])    +     SQRT([.FI$2]^2-SIN([.$B10])^2))    )  ^2     -    [.$C10]  )^2" office:value-type="float" office:value="0.000520477169402615" calcext:value-type="float">
            <text:p>0.0005204772</text:p>
          </table:table-cell>
          <table:table-cell table:formula="of:=(       (    (COS([.$B10])     -      SQRT([.FJ$2]^2-SIN([.$B10])^2))    /     (COS([.$B10])    +     SQRT([.FJ$2]^2-SIN([.$B10])^2))    )  ^2     -    [.$C10]  )^2" office:value-type="float" office:value="0.000516916058355449" calcext:value-type="float">
            <text:p>0.0005169161</text:p>
          </table:table-cell>
          <table:table-cell table:formula="of:=(       (    (COS([.$B10])     -      SQRT([.FK$2]^2-SIN([.$B10])^2))    /     (COS([.$B10])    +     SQRT([.FK$2]^2-SIN([.$B10])^2))    )  ^2     -    [.$C10]  )^2" office:value-type="float" office:value="0.000513367810302525" calcext:value-type="float">
            <text:p>0.0005133678</text:p>
          </table:table-cell>
          <table:table-cell table:formula="of:=(       (    (COS([.$B10])     -      SQRT([.FL$2]^2-SIN([.$B10])^2))    /     (COS([.$B10])    +     SQRT([.FL$2]^2-SIN([.$B10])^2))    )  ^2     -    [.$C10]  )^2" office:value-type="float" office:value="0.000509832418540928" calcext:value-type="float">
            <text:p>0.0005098324</text:p>
          </table:table-cell>
          <table:table-cell table:formula="of:=(       (    (COS([.$B10])     -      SQRT([.FM$2]^2-SIN([.$B10])^2))    /     (COS([.$B10])    +     SQRT([.FM$2]^2-SIN([.$B10])^2))    )  ^2     -    [.$C10]  )^2" office:value-type="float" office:value="0.000506309876370077" calcext:value-type="float">
            <text:p>0.0005063099</text:p>
          </table:table-cell>
          <table:table-cell table:formula="of:=(       (    (COS([.$B10])     -      SQRT([.FN$2]^2-SIN([.$B10])^2))    /     (COS([.$B10])    +     SQRT([.FN$2]^2-SIN([.$B10])^2))    )  ^2     -    [.$C10]  )^2" office:value-type="float" office:value="0.000502800177091806" calcext:value-type="float">
            <text:p>0.0005028002</text:p>
          </table:table-cell>
          <table:table-cell table:formula="of:=(       (    (COS([.$B10])     -      SQRT([.FO$2]^2-SIN([.$B10])^2))    /     (COS([.$B10])    +     SQRT([.FO$2]^2-SIN([.$B10])^2))    )  ^2     -    [.$C10]  )^2" office:value-type="float" office:value="0.000499303314010361" calcext:value-type="float">
            <text:p>0.0004993033</text:p>
          </table:table-cell>
          <table:table-cell table:formula="of:=(       (    (COS([.$B10])     -      SQRT([.FP$2]^2-SIN([.$B10])^2))    /     (COS([.$B10])    +     SQRT([.FP$2]^2-SIN([.$B10])^2))    )  ^2     -    [.$C10]  )^2" office:value-type="float" office:value="0.000495819280432368" calcext:value-type="float">
            <text:p>0.0004958193</text:p>
          </table:table-cell>
          <table:table-cell table:formula="of:=(       (    (COS([.$B10])     -      SQRT([.FQ$2]^2-SIN([.$B10])^2))    /     (COS([.$B10])    +     SQRT([.FQ$2]^2-SIN([.$B10])^2))    )  ^2     -    [.$C10]  )^2" office:value-type="float" office:value="0.000492348069666832" calcext:value-type="float">
            <text:p>0.0004923481</text:p>
          </table:table-cell>
          <table:table-cell table:formula="of:=(       (    (COS([.$B10])     -      SQRT([.FR$2]^2-SIN([.$B10])^2))    /     (COS([.$B10])    +     SQRT([.FR$2]^2-SIN([.$B10])^2))    )  ^2     -    [.$C10]  )^2" office:value-type="float" office:value="0.000488889675025192" calcext:value-type="float">
            <text:p>0.0004888897</text:p>
          </table:table-cell>
          <table:table-cell table:formula="of:=(       (    (COS([.$B10])     -      SQRT([.FS$2]^2-SIN([.$B10])^2))    /     (COS([.$B10])    +     SQRT([.FS$2]^2-SIN([.$B10])^2))    )  ^2     -    [.$C10]  )^2" office:value-type="float" office:value="0.000485444089821265" calcext:value-type="float">
            <text:p>0.0004854441</text:p>
          </table:table-cell>
          <table:table-cell table:formula="of:=(       (    (COS([.$B10])     -      SQRT([.FT$2]^2-SIN([.$B10])^2))    /     (COS([.$B10])    +     SQRT([.FT$2]^2-SIN([.$B10])^2))    )  ^2     -    [.$C10]  )^2" office:value-type="float" office:value="0.000482011307371289" calcext:value-type="float">
            <text:p>0.0004820113</text:p>
          </table:table-cell>
          <table:table-cell table:formula="of:=(       (    (COS([.$B10])     -      SQRT([.FU$2]^2-SIN([.$B10])^2))    /     (COS([.$B10])    +     SQRT([.FU$2]^2-SIN([.$B10])^2))    )  ^2     -    [.$C10]  )^2" office:value-type="float" office:value="0.000478591320993877" calcext:value-type="float">
            <text:p>0.0004785913</text:p>
          </table:table-cell>
          <table:table-cell table:formula="of:=(       (    (COS([.$B10])     -      SQRT([.FV$2]^2-SIN([.$B10])^2))    /     (COS([.$B10])    +     SQRT([.FV$2]^2-SIN([.$B10])^2))    )  ^2     -    [.$C10]  )^2" office:value-type="float" office:value="0.000475184124010081" calcext:value-type="float">
            <text:p>0.0004751841</text:p>
          </table:table-cell>
          <table:table-cell table:formula="of:=(       (    (COS([.$B10])     -      SQRT([.FW$2]^2-SIN([.$B10])^2))    /     (COS([.$B10])    +     SQRT([.FW$2]^2-SIN([.$B10])^2))    )  ^2     -    [.$C10]  )^2" office:value-type="float" office:value="0.000471789709743328" calcext:value-type="float">
            <text:p>0.0004717897</text:p>
          </table:table-cell>
          <table:table-cell table:formula="of:=(       (    (COS([.$B10])     -      SQRT([.FX$2]^2-SIN([.$B10])^2))    /     (COS([.$B10])    +     SQRT([.FX$2]^2-SIN([.$B10])^2))    )  ^2     -    [.$C10]  )^2" office:value-type="float" office:value="0.000468408071519468" calcext:value-type="float">
            <text:p>0.0004684081</text:p>
          </table:table-cell>
          <table:table-cell table:formula="of:=(       (    (COS([.$B10])     -      SQRT([.FY$2]^2-SIN([.$B10])^2))    /     (COS([.$B10])    +     SQRT([.FY$2]^2-SIN([.$B10])^2))    )  ^2     -    [.$C10]  )^2" office:value-type="float" office:value="0.000465039202666754" calcext:value-type="float">
            <text:p>0.0004650392</text:p>
          </table:table-cell>
          <table:table-cell table:formula="of:=(       (    (COS([.$B10])     -      SQRT([.FZ$2]^2-SIN([.$B10])^2))    /     (COS([.$B10])    +     SQRT([.FZ$2]^2-SIN([.$B10])^2))    )  ^2     -    [.$C10]  )^2" office:value-type="float" office:value="0.000461683096515869" calcext:value-type="float">
            <text:p>0.0004616831</text:p>
          </table:table-cell>
          <table:table-cell table:formula="of:=(       (    (COS([.$B10])     -      SQRT([.GA$2]^2-SIN([.$B10])^2))    /     (COS([.$B10])    +     SQRT([.GA$2]^2-SIN([.$B10])^2))    )  ^2     -    [.$C10]  )^2" office:value-type="float" office:value="0.000458339746399885" calcext:value-type="float">
            <text:p>0.0004583397</text:p>
          </table:table-cell>
          <table:table-cell table:formula="of:=(       (    (COS([.$B10])     -      SQRT([.GB$2]^2-SIN([.$B10])^2))    /     (COS([.$B10])    +     SQRT([.GB$2]^2-SIN([.$B10])^2))    )  ^2     -    [.$C10]  )^2" office:value-type="float" office:value="0.000455009145654294" calcext:value-type="float">
            <text:p>0.0004550091</text:p>
          </table:table-cell>
          <table:table-cell table:formula="of:=(       (    (COS([.$B10])     -      SQRT([.GC$2]^2-SIN([.$B10])^2))    /     (COS([.$B10])    +     SQRT([.GC$2]^2-SIN([.$B10])^2))    )  ^2     -    [.$C10]  )^2" office:value-type="float" office:value="0.000451691287616997" calcext:value-type="float">
            <text:p>0.0004516913</text:p>
          </table:table-cell>
          <table:table-cell table:formula="of:=(       (    (COS([.$B10])     -      SQRT([.GD$2]^2-SIN([.$B10])^2))    /     (COS([.$B10])    +     SQRT([.GD$2]^2-SIN([.$B10])^2))    )  ^2     -    [.$C10]  )^2" office:value-type="float" office:value="0.000448386165628323" calcext:value-type="float">
            <text:p>0.0004483862</text:p>
          </table:table-cell>
          <table:table-cell table:formula="of:=(       (    (COS([.$B10])     -      SQRT([.GE$2]^2-SIN([.$B10])^2))    /     (COS([.$B10])    +     SQRT([.GE$2]^2-SIN([.$B10])^2))    )  ^2     -    [.$C10]  )^2" office:value-type="float" office:value="0.000445093773031002" calcext:value-type="float">
            <text:p>0.0004450938</text:p>
          </table:table-cell>
          <table:table-cell table:formula="of:=(       (    (COS([.$B10])     -      SQRT([.GF$2]^2-SIN([.$B10])^2))    /     (COS([.$B10])    +     SQRT([.GF$2]^2-SIN([.$B10])^2))    )  ^2     -    [.$C10]  )^2" office:value-type="float" office:value="0.000441814103170211" calcext:value-type="float">
            <text:p>0.0004418141</text:p>
          </table:table-cell>
          <table:table-cell table:formula="of:=(       (    (COS([.$B10])     -      SQRT([.GG$2]^2-SIN([.$B10])^2))    /     (COS([.$B10])    +     SQRT([.GG$2]^2-SIN([.$B10])^2))    )  ^2     -    [.$C10]  )^2" office:value-type="float" office:value="0.000438547149393505" calcext:value-type="float">
            <text:p>0.0004385471</text:p>
          </table:table-cell>
          <table:table-cell table:formula="of:=(       (    (COS([.$B10])     -      SQRT([.GH$2]^2-SIN([.$B10])^2))    /     (COS([.$B10])    +     SQRT([.GH$2]^2-SIN([.$B10])^2))    )  ^2     -    [.$C10]  )^2" office:value-type="float" office:value="0.000435292905050908" calcext:value-type="float">
            <text:p>0.0004352929</text:p>
          </table:table-cell>
          <table:table-cell table:formula="of:=(       (    (COS([.$B10])     -      SQRT([.GI$2]^2-SIN([.$B10])^2))    /     (COS([.$B10])    +     SQRT([.GI$2]^2-SIN([.$B10])^2))    )  ^2     -    [.$C10]  )^2" office:value-type="float" office:value="0.000432051363494815" calcext:value-type="float">
            <text:p>0.0004320514</text:p>
          </table:table-cell>
          <table:table-cell table:formula="of:=(       (    (COS([.$B10])     -      SQRT([.GJ$2]^2-SIN([.$B10])^2))    /     (COS([.$B10])    +     SQRT([.GJ$2]^2-SIN([.$B10])^2))    )  ^2     -    [.$C10]  )^2" office:value-type="float" office:value="0.000428822518080092" calcext:value-type="float">
            <text:p>0.0004288225</text:p>
          </table:table-cell>
          <table:table-cell table:formula="of:=(       (    (COS([.$B10])     -      SQRT([.GK$2]^2-SIN([.$B10])^2))    /     (COS([.$B10])    +     SQRT([.GK$2]^2-SIN([.$B10])^2))    )  ^2     -    [.$C10]  )^2" office:value-type="float" office:value="0.000425606362163998" calcext:value-type="float">
            <text:p>0.0004256064</text:p>
          </table:table-cell>
          <table:table-cell table:formula="of:=(       (    (COS([.$B10])     -      SQRT([.GL$2]^2-SIN([.$B10])^2))    /     (COS([.$B10])    +     SQRT([.GL$2]^2-SIN([.$B10])^2))    )  ^2     -    [.$C10]  )^2" office:value-type="float" office:value="0.000422402889106223" calcext:value-type="float">
            <text:p>0.0004224029</text:p>
          </table:table-cell>
          <table:table-cell table:formula="of:=(       (    (COS([.$B10])     -      SQRT([.GM$2]^2-SIN([.$B10])^2))    /     (COS([.$B10])    +     SQRT([.GM$2]^2-SIN([.$B10])^2))    )  ^2     -    [.$C10]  )^2" office:value-type="float" office:value="0.000419212092268912" calcext:value-type="float">
            <text:p>0.0004192121</text:p>
          </table:table-cell>
          <table:table-cell table:formula="of:=(       (    (COS([.$B10])     -      SQRT([.GN$2]^2-SIN([.$B10])^2))    /     (COS([.$B10])    +     SQRT([.GN$2]^2-SIN([.$B10])^2))    )  ^2     -    [.$C10]  )^2" office:value-type="float" office:value="0.000416033965016596" calcext:value-type="float">
            <text:p>0.000416034</text:p>
          </table:table-cell>
          <table:table-cell table:formula="of:=(       (    (COS([.$B10])     -      SQRT([.GO$2]^2-SIN([.$B10])^2))    /     (COS([.$B10])    +     SQRT([.GO$2]^2-SIN([.$B10])^2))    )  ^2     -    [.$C10]  )^2" office:value-type="float" office:value="0.000412868500716274" calcext:value-type="float">
            <text:p>0.0004128685</text:p>
          </table:table-cell>
          <table:table-cell table:formula="of:=(       (    (COS([.$B10])     -      SQRT([.GP$2]^2-SIN([.$B10])^2))    /     (COS([.$B10])    +     SQRT([.GP$2]^2-SIN([.$B10])^2))    )  ^2     -    [.$C10]  )^2" office:value-type="float" office:value="0.000409715692737346" calcext:value-type="float">
            <text:p>0.0004097157</text:p>
          </table:table-cell>
          <table:table-cell table:formula="of:=(       (    (COS([.$B10])     -      SQRT([.GQ$2]^2-SIN([.$B10])^2))    /     (COS([.$B10])    +     SQRT([.GQ$2]^2-SIN([.$B10])^2))    )  ^2     -    [.$C10]  )^2" office:value-type="float" office:value="0.000406575534451666" calcext:value-type="float">
            <text:p>0.0004065755</text:p>
          </table:table-cell>
          <table:table-cell table:formula="of:=(       (    (COS([.$B10])     -      SQRT([.GR$2]^2-SIN([.$B10])^2))    /     (COS([.$B10])    +     SQRT([.GR$2]^2-SIN([.$B10])^2))    )  ^2     -    [.$C10]  )^2" office:value-type="float" office:value="0.000403448019233508" calcext:value-type="float">
            <text:p>0.000403448</text:p>
          </table:table-cell>
          <table:table-cell table:formula="of:=(       (    (COS([.$B10])     -      SQRT([.GS$2]^2-SIN([.$B10])^2))    /     (COS([.$B10])    +     SQRT([.GS$2]^2-SIN([.$B10])^2))    )  ^2     -    [.$C10]  )^2" office:value-type="float" office:value="0.000400333140459599" calcext:value-type="float">
            <text:p>0.0004003331</text:p>
          </table:table-cell>
          <table:table-cell table:formula="of:=(       (    (COS([.$B10])     -      SQRT([.GT$2]^2-SIN([.$B10])^2))    /     (COS([.$B10])    +     SQRT([.GT$2]^2-SIN([.$B10])^2))    )  ^2     -    [.$C10]  )^2" office:value-type="float" office:value="0.000397230891509079" calcext:value-type="float">
            <text:p>0.0003972309</text:p>
          </table:table-cell>
          <table:table-cell table:formula="of:=(       (    (COS([.$B10])     -      SQRT([.GU$2]^2-SIN([.$B10])^2))    /     (COS([.$B10])    +     SQRT([.GU$2]^2-SIN([.$B10])^2))    )  ^2     -    [.$C10]  )^2" office:value-type="float" office:value="0.000394141265763547" calcext:value-type="float">
            <text:p>0.0003941413</text:p>
          </table:table-cell>
          <table:table-cell table:formula="of:=(       (    (COS([.$B10])     -      SQRT([.GV$2]^2-SIN([.$B10])^2))    /     (COS([.$B10])    +     SQRT([.GV$2]^2-SIN([.$B10])^2))    )  ^2     -    [.$C10]  )^2" office:value-type="float" office:value="0.000391064256607034" calcext:value-type="float">
            <text:p>0.0003910643</text:p>
          </table:table-cell>
          <table:table-cell table:formula="of:=(       (    (COS([.$B10])     -      SQRT([.GW$2]^2-SIN([.$B10])^2))    /     (COS([.$B10])    +     SQRT([.GW$2]^2-SIN([.$B10])^2))    )  ^2     -    [.$C10]  )^2" office:value-type="float" office:value="0.000387999857425992" calcext:value-type="float">
            <text:p>0.0003879999</text:p>
          </table:table-cell>
          <table:table-cell table:formula="of:=(       (    (COS([.$B10])     -      SQRT([.GX$2]^2-SIN([.$B10])^2))    /     (COS([.$B10])    +     SQRT([.GX$2]^2-SIN([.$B10])^2))    )  ^2     -    [.$C10]  )^2" office:value-type="float" office:value="0.000384948061609334" calcext:value-type="float">
            <text:p>0.0003849481</text:p>
          </table:table-cell>
          <table:table-cell table:formula="of:=(       (    (COS([.$B10])     -      SQRT([.GY$2]^2-SIN([.$B10])^2))    /     (COS([.$B10])    +     SQRT([.GY$2]^2-SIN([.$B10])^2))    )  ^2     -    [.$C10]  )^2" office:value-type="float" office:value="0.000381908862548431" calcext:value-type="float">
            <text:p>0.0003819089</text:p>
          </table:table-cell>
          <table:table-cell table:formula="of:=(       (    (COS([.$B10])     -      SQRT([.GZ$2]^2-SIN([.$B10])^2))    /     (COS([.$B10])    +     SQRT([.GZ$2]^2-SIN([.$B10])^2))    )  ^2     -    [.$C10]  )^2" office:value-type="float" office:value="0.000378882253637048" calcext:value-type="float">
            <text:p>0.0003788823</text:p>
          </table:table-cell>
          <table:table-cell table:formula="of:=(       (    (COS([.$B10])     -      SQRT([.HA$2]^2-SIN([.$B10])^2))    /     (COS([.$B10])    +     SQRT([.HA$2]^2-SIN([.$B10])^2))    )  ^2     -    [.$C10]  )^2" office:value-type="float" office:value="0.000375868228271451" calcext:value-type="float">
            <text:p>0.0003758682</text:p>
          </table:table-cell>
          <table:table-cell table:formula="of:=(       (    (COS([.$B10])     -      SQRT([.HB$2]^2-SIN([.$B10])^2))    /     (COS([.$B10])    +     SQRT([.HB$2]^2-SIN([.$B10])^2))    )  ^2     -    [.$C10]  )^2" office:value-type="float" office:value="0.000372866779850313" calcext:value-type="float">
            <text:p>0.0003728668</text:p>
          </table:table-cell>
          <table:table-cell table:formula="of:=(       (    (COS([.$B10])     -      SQRT([.HC$2]^2-SIN([.$B10])^2))    /     (COS([.$B10])    +     SQRT([.HC$2]^2-SIN([.$B10])^2))    )  ^2     -    [.$C10]  )^2" office:value-type="float" office:value="0.000369877901774775" calcext:value-type="float">
            <text:p>0.0003698779</text:p>
          </table:table-cell>
          <table:table-cell table:formula="of:=(       (    (COS([.$B10])     -      SQRT([.HD$2]^2-SIN([.$B10])^2))    /     (COS([.$B10])    +     SQRT([.HD$2]^2-SIN([.$B10])^2))    )  ^2     -    [.$C10]  )^2" office:value-type="float" office:value="0.000366901587448411" calcext:value-type="float">
            <text:p>0.0003669016</text:p>
          </table:table-cell>
          <table:table-cell table:formula="of:=(       (    (COS([.$B10])     -      SQRT([.HE$2]^2-SIN([.$B10])^2))    /     (COS([.$B10])    +     SQRT([.HE$2]^2-SIN([.$B10])^2))    )  ^2     -    [.$C10]  )^2" office:value-type="float" office:value="0.000363937830277245" calcext:value-type="float">
            <text:p>0.0003639378</text:p>
          </table:table-cell>
          <table:table-cell table:formula="of:=(       (    (COS([.$B10])     -      SQRT([.HF$2]^2-SIN([.$B10])^2))    /     (COS([.$B10])    +     SQRT([.HF$2]^2-SIN([.$B10])^2))    )  ^2     -    [.$C10]  )^2" office:value-type="float" office:value="0.000360986623669782" calcext:value-type="float">
            <text:p>0.0003609866</text:p>
          </table:table-cell>
          <table:table-cell table:formula="of:=(       (    (COS([.$B10])     -      SQRT([.HG$2]^2-SIN([.$B10])^2))    /     (COS([.$B10])    +     SQRT([.HG$2]^2-SIN([.$B10])^2))    )  ^2     -    [.$C10]  )^2" office:value-type="float" office:value="0.000358047961036933" calcext:value-type="float">
            <text:p>0.000358048</text:p>
          </table:table-cell>
          <table:table-cell table:formula="of:=(       (    (COS([.$B10])     -      SQRT([.HH$2]^2-SIN([.$B10])^2))    /     (COS([.$B10])    +     SQRT([.HH$2]^2-SIN([.$B10])^2))    )  ^2     -    [.$C10]  )^2" office:value-type="float" office:value="0.00035512183579209" calcext:value-type="float">
            <text:p>0.0003551218</text:p>
          </table:table-cell>
          <table:table-cell table:formula="of:=(       (    (COS([.$B10])     -      SQRT([.HI$2]^2-SIN([.$B10])^2))    /     (COS([.$B10])    +     SQRT([.HI$2]^2-SIN([.$B10])^2))    )  ^2     -    [.$C10]  )^2" office:value-type="float" office:value="0.000352208241351103" calcext:value-type="float">
            <text:p>0.0003522082</text:p>
          </table:table-cell>
          <table:table-cell table:formula="of:=(       (    (COS([.$B10])     -      SQRT([.HJ$2]^2-SIN([.$B10])^2))    /     (COS([.$B10])    +     SQRT([.HJ$2]^2-SIN([.$B10])^2))    )  ^2     -    [.$C10]  )^2" office:value-type="float" office:value="0.000349307171132255" calcext:value-type="float">
            <text:p>0.0003493072</text:p>
          </table:table-cell>
          <table:table-cell table:formula="of:=(       (    (COS([.$B10])     -      SQRT([.HK$2]^2-SIN([.$B10])^2))    /     (COS([.$B10])    +     SQRT([.HK$2]^2-SIN([.$B10])^2))    )  ^2     -    [.$C10]  )^2" office:value-type="float" office:value="0.000346418618556296" calcext:value-type="float">
            <text:p>0.0003464186</text:p>
          </table:table-cell>
          <table:table-cell table:formula="of:=(       (    (COS([.$B10])     -      SQRT([.HL$2]^2-SIN([.$B10])^2))    /     (COS([.$B10])    +     SQRT([.HL$2]^2-SIN([.$B10])^2))    )  ^2     -    [.$C10]  )^2" office:value-type="float" office:value="0.000343542577046447" calcext:value-type="float">
            <text:p>0.0003435426</text:p>
          </table:table-cell>
          <table:table-cell table:formula="of:=(       (    (COS([.$B10])     -      SQRT([.HM$2]^2-SIN([.$B10])^2))    /     (COS([.$B10])    +     SQRT([.HM$2]^2-SIN([.$B10])^2))    )  ^2     -    [.$C10]  )^2" office:value-type="float" office:value="0.000340679040028375" calcext:value-type="float">
            <text:p>0.000340679</text:p>
          </table:table-cell>
          <table:table-cell table:formula="of:=(       (    (COS([.$B10])     -      SQRT([.HN$2]^2-SIN([.$B10])^2))    /     (COS([.$B10])    +     SQRT([.HN$2]^2-SIN([.$B10])^2))    )  ^2     -    [.$C10]  )^2" office:value-type="float" office:value="0.00033782800093019" calcext:value-type="float">
            <text:p>0.000337828</text:p>
          </table:table-cell>
          <table:table-cell table:formula="of:=(       (    (COS([.$B10])     -      SQRT([.HO$2]^2-SIN([.$B10])^2))    /     (COS([.$B10])    +     SQRT([.HO$2]^2-SIN([.$B10])^2))    )  ^2     -    [.$C10]  )^2" office:value-type="float" office:value="0.000334989453182495" calcext:value-type="float">
            <text:p>0.0003349895</text:p>
          </table:table-cell>
          <table:table-cell table:formula="of:=(       (    (COS([.$B10])     -      SQRT([.HP$2]^2-SIN([.$B10])^2))    /     (COS([.$B10])    +     SQRT([.HP$2]^2-SIN([.$B10])^2))    )  ^2     -    [.$C10]  )^2" office:value-type="float" office:value="0.000332163390218346" calcext:value-type="float">
            <text:p>0.0003321634</text:p>
          </table:table-cell>
          <table:table-cell table:formula="of:=(       (    (COS([.$B10])     -      SQRT([.HQ$2]^2-SIN([.$B10])^2))    /     (COS([.$B10])    +     SQRT([.HQ$2]^2-SIN([.$B10])^2))    )  ^2     -    [.$C10]  )^2" office:value-type="float" office:value="0.000329349805473236" calcext:value-type="float">
            <text:p>0.0003293498</text:p>
          </table:table-cell>
          <table:table-cell table:formula="of:=(       (    (COS([.$B10])     -      SQRT([.HR$2]^2-SIN([.$B10])^2))    /     (COS([.$B10])    +     SQRT([.HR$2]^2-SIN([.$B10])^2))    )  ^2     -    [.$C10]  )^2" office:value-type="float" office:value="0.000326548692385155" calcext:value-type="float">
            <text:p>0.0003265487</text:p>
          </table:table-cell>
          <table:table-cell table:formula="of:=(       (    (COS([.$B10])     -      SQRT([.HS$2]^2-SIN([.$B10])^2))    /     (COS([.$B10])    +     SQRT([.HS$2]^2-SIN([.$B10])^2))    )  ^2     -    [.$C10]  )^2" office:value-type="float" office:value="0.000323760044394533" calcext:value-type="float">
            <text:p>0.00032376</text:p>
          </table:table-cell>
          <table:table-cell table:formula="of:=(       (    (COS([.$B10])     -      SQRT([.HT$2]^2-SIN([.$B10])^2))    /     (COS([.$B10])    +     SQRT([.HT$2]^2-SIN([.$B10])^2))    )  ^2     -    [.$C10]  )^2" office:value-type="float" office:value="0.000320983854944295" calcext:value-type="float">
            <text:p>0.0003209839</text:p>
          </table:table-cell>
          <table:table-cell table:formula="of:=(       (    (COS([.$B10])     -      SQRT([.HU$2]^2-SIN([.$B10])^2))    /     (COS([.$B10])    +     SQRT([.HU$2]^2-SIN([.$B10])^2))    )  ^2     -    [.$C10]  )^2" office:value-type="float" office:value="0.000318220117479801" calcext:value-type="float">
            <text:p>0.0003182201</text:p>
          </table:table-cell>
          <table:table-cell table:formula="of:=(       (    (COS([.$B10])     -      SQRT([.HV$2]^2-SIN([.$B10])^2))    /     (COS([.$B10])    +     SQRT([.HV$2]^2-SIN([.$B10])^2))    )  ^2     -    [.$C10]  )^2" office:value-type="float" office:value="0.0003154688254489" calcext:value-type="float">
            <text:p>0.0003154688</text:p>
          </table:table-cell>
          <table:table-cell table:formula="of:=(       (    (COS([.$B10])     -      SQRT([.HW$2]^2-SIN([.$B10])^2))    /     (COS([.$B10])    +     SQRT([.HW$2]^2-SIN([.$B10])^2))    )  ^2     -    [.$C10]  )^2" office:value-type="float" office:value="0.000312729972301899" calcext:value-type="float">
            <text:p>0.00031273</text:p>
          </table:table-cell>
          <table:table-cell table:formula="of:=(       (    (COS([.$B10])     -      SQRT([.HX$2]^2-SIN([.$B10])^2))    /     (COS([.$B10])    +     SQRT([.HX$2]^2-SIN([.$B10])^2))    )  ^2     -    [.$C10]  )^2" office:value-type="float" office:value="0.000310003551491591" calcext:value-type="float">
            <text:p>0.0003100036</text:p>
          </table:table-cell>
          <table:table-cell table:formula="of:=(       (    (COS([.$B10])     -      SQRT([.HY$2]^2-SIN([.$B10])^2))    /     (COS([.$B10])    +     SQRT([.HY$2]^2-SIN([.$B10])^2))    )  ^2     -    [.$C10]  )^2" office:value-type="float" office:value="0.000307289556473223" calcext:value-type="float">
            <text:p>0.0003072896</text:p>
          </table:table-cell>
          <table:table-cell table:formula="of:=(       (    (COS([.$B10])     -      SQRT([.HZ$2]^2-SIN([.$B10])^2))    /     (COS([.$B10])    +     SQRT([.HZ$2]^2-SIN([.$B10])^2))    )  ^2     -    [.$C10]  )^2" office:value-type="float" office:value="0.000304587980704517" calcext:value-type="float">
            <text:p>0.000304588</text:p>
          </table:table-cell>
          <table:table-cell table:formula="of:=(       (    (COS([.$B10])     -      SQRT([.IA$2]^2-SIN([.$B10])^2))    /     (COS([.$B10])    +     SQRT([.IA$2]^2-SIN([.$B10])^2))    )  ^2     -    [.$C10]  )^2" office:value-type="float" office:value="0.000301898817645679" calcext:value-type="float">
            <text:p>0.0003018988</text:p>
          </table:table-cell>
          <table:table-cell table:formula="of:=(       (    (COS([.$B10])     -      SQRT([.IB$2]^2-SIN([.$B10])^2))    /     (COS([.$B10])    +     SQRT([.IB$2]^2-SIN([.$B10])^2))    )  ^2     -    [.$C10]  )^2" office:value-type="float" office:value="0.000299222060759379" calcext:value-type="float">
            <text:p>0.0002992221</text:p>
          </table:table-cell>
          <table:table-cell table:formula="of:=(       (    (COS([.$B10])     -      SQRT([.IC$2]^2-SIN([.$B10])^2))    /     (COS([.$B10])    +     SQRT([.IC$2]^2-SIN([.$B10])^2))    )  ^2     -    [.$C10]  )^2" office:value-type="float" office:value="0.000296557703510771" calcext:value-type="float">
            <text:p>0.0002965577</text:p>
          </table:table-cell>
          <table:table-cell table:formula="of:=(       (    (COS([.$B10])     -      SQRT([.ID$2]^2-SIN([.$B10])^2))    /     (COS([.$B10])    +     SQRT([.ID$2]^2-SIN([.$B10])^2))    )  ^2     -    [.$C10]  )^2" office:value-type="float" office:value="0.000293905739367482" calcext:value-type="float">
            <text:p>0.0002939057</text:p>
          </table:table-cell>
          <table:table-cell table:formula="of:=(       (    (COS([.$B10])     -      SQRT([.IE$2]^2-SIN([.$B10])^2))    /     (COS([.$B10])    +     SQRT([.IE$2]^2-SIN([.$B10])^2))    )  ^2     -    [.$C10]  )^2" office:value-type="float" office:value="0.000291266161799616" calcext:value-type="float">
            <text:p>0.0002912662</text:p>
          </table:table-cell>
          <table:table-cell table:formula="of:=(       (    (COS([.$B10])     -      SQRT([.IF$2]^2-SIN([.$B10])^2))    /     (COS([.$B10])    +     SQRT([.IF$2]^2-SIN([.$B10])^2))    )  ^2     -    [.$C10]  )^2" office:value-type="float" office:value="0.000288638964279745" calcext:value-type="float">
            <text:p>0.000288639</text:p>
          </table:table-cell>
          <table:table-cell table:formula="of:=(       (    (COS([.$B10])     -      SQRT([.IG$2]^2-SIN([.$B10])^2))    /     (COS([.$B10])    +     SQRT([.IG$2]^2-SIN([.$B10])^2))    )  ^2     -    [.$C10]  )^2" office:value-type="float" office:value="0.000286024140282936" calcext:value-type="float">
            <text:p>0.0002860241</text:p>
          </table:table-cell>
          <table:table-cell table:formula="of:=(       (    (COS([.$B10])     -      SQRT([.IH$2]^2-SIN([.$B10])^2))    /     (COS([.$B10])    +     SQRT([.IH$2]^2-SIN([.$B10])^2))    )  ^2     -    [.$C10]  )^2" office:value-type="float" office:value="0.000283421683286727" calcext:value-type="float">
            <text:p>0.0002834217</text:p>
          </table:table-cell>
          <table:table-cell table:formula="of:=(       (    (COS([.$B10])     -      SQRT([.II$2]^2-SIN([.$B10])^2))    /     (COS([.$B10])    +     SQRT([.II$2]^2-SIN([.$B10])^2))    )  ^2     -    [.$C10]  )^2" office:value-type="float" office:value="0.000280831586771155" calcext:value-type="float">
            <text:p>0.0002808316</text:p>
          </table:table-cell>
          <table:table-cell table:formula="of:=(       (    (COS([.$B10])     -      SQRT([.IJ$2]^2-SIN([.$B10])^2))    /     (COS([.$B10])    +     SQRT([.IJ$2]^2-SIN([.$B10])^2))    )  ^2     -    [.$C10]  )^2" office:value-type="float" office:value="0.000278253844218704" calcext:value-type="float">
            <text:p>0.0002782538</text:p>
          </table:table-cell>
          <table:table-cell table:formula="of:=(       (    (COS([.$B10])     -      SQRT([.IK$2]^2-SIN([.$B10])^2))    /     (COS([.$B10])    +     SQRT([.IK$2]^2-SIN([.$B10])^2))    )  ^2     -    [.$C10]  )^2" office:value-type="float" office:value="0.000275688449114378" calcext:value-type="float">
            <text:p>0.0002756884</text:p>
          </table:table-cell>
          <table:table-cell table:formula="of:=(       (    (COS([.$B10])     -      SQRT([.IL$2]^2-SIN([.$B10])^2))    /     (COS([.$B10])    +     SQRT([.IL$2]^2-SIN([.$B10])^2))    )  ^2     -    [.$C10]  )^2" office:value-type="float" office:value="0.000273135394945643" calcext:value-type="float">
            <text:p>0.0002731354</text:p>
          </table:table-cell>
          <table:table-cell table:formula="of:=(       (    (COS([.$B10])     -      SQRT([.IM$2]^2-SIN([.$B10])^2))    /     (COS([.$B10])    +     SQRT([.IM$2]^2-SIN([.$B10])^2))    )  ^2     -    [.$C10]  )^2" office:value-type="float" office:value="0.000270594675202468" calcext:value-type="float">
            <text:p>0.0002705947</text:p>
          </table:table-cell>
          <table:table-cell table:formula="of:=(       (    (COS([.$B10])     -      SQRT([.IN$2]^2-SIN([.$B10])^2))    /     (COS([.$B10])    +     SQRT([.IN$2]^2-SIN([.$B10])^2))    )  ^2     -    [.$C10]  )^2" office:value-type="float" office:value="0.000268066283377279" calcext:value-type="float">
            <text:p>0.0002680663</text:p>
          </table:table-cell>
          <table:table-cell table:formula="of:=(       (    (COS([.$B10])     -      SQRT([.IO$2]^2-SIN([.$B10])^2))    /     (COS([.$B10])    +     SQRT([.IO$2]^2-SIN([.$B10])^2))    )  ^2     -    [.$C10]  )^2" office:value-type="float" office:value="0.000265550212965013" calcext:value-type="float">
            <text:p>0.0002655502</text:p>
          </table:table-cell>
          <table:table-cell table:formula="of:=(       (    (COS([.$B10])     -      SQRT([.IP$2]^2-SIN([.$B10])^2))    /     (COS([.$B10])    +     SQRT([.IP$2]^2-SIN([.$B10])^2))    )  ^2     -    [.$C10]  )^2" office:value-type="float" office:value="0.000263046457463095" calcext:value-type="float">
            <text:p>0.0002630465</text:p>
          </table:table-cell>
          <table:table-cell table:formula="of:=(       (    (COS([.$B10])     -      SQRT([.IQ$2]^2-SIN([.$B10])^2))    /     (COS([.$B10])    +     SQRT([.IQ$2]^2-SIN([.$B10])^2))    )  ^2     -    [.$C10]  )^2" office:value-type="float" office:value="0.000260555010371436" calcext:value-type="float">
            <text:p>0.000260555</text:p>
          </table:table-cell>
          <table:table-cell table:formula="of:=(       (    (COS([.$B10])     -      SQRT([.IR$2]^2-SIN([.$B10])^2))    /     (COS([.$B10])    +     SQRT([.IR$2]^2-SIN([.$B10])^2))    )  ^2     -    [.$C10]  )^2" office:value-type="float" office:value="0.000258075865192418" calcext:value-type="float">
            <text:p>0.0002580759</text:p>
          </table:table-cell>
          <table:table-cell table:formula="of:=(       (    (COS([.$B10])     -      SQRT([.IS$2]^2-SIN([.$B10])^2))    /     (COS([.$B10])    +     SQRT([.IS$2]^2-SIN([.$B10])^2))    )  ^2     -    [.$C10]  )^2" office:value-type="float" office:value="0.000255609015430944" calcext:value-type="float">
            <text:p>0.000255609</text:p>
          </table:table-cell>
          <table:table-cell table:formula="of:=(       (    (COS([.$B10])     -      SQRT([.IT$2]^2-SIN([.$B10])^2))    /     (COS([.$B10])    +     SQRT([.IT$2]^2-SIN([.$B10])^2))    )  ^2     -    [.$C10]  )^2" office:value-type="float" office:value="0.000253154454594393" calcext:value-type="float">
            <text:p>0.0002531545</text:p>
          </table:table-cell>
          <table:table-cell table:formula="of:=(       (    (COS([.$B10])     -      SQRT([.IU$2]^2-SIN([.$B10])^2))    /     (COS([.$B10])    +     SQRT([.IU$2]^2-SIN([.$B10])^2))    )  ^2     -    [.$C10]  )^2" office:value-type="float" office:value="0.000250712176192632" calcext:value-type="float">
            <text:p>0.0002507122</text:p>
          </table:table-cell>
          <table:table-cell table:formula="of:=(       (    (COS([.$B10])     -      SQRT([.IV$2]^2-SIN([.$B10])^2))    /     (COS([.$B10])    +     SQRT([.IV$2]^2-SIN([.$B10])^2))    )  ^2     -    [.$C10]  )^2" office:value-type="float" office:value="0.000248282173738034" calcext:value-type="float">
            <text:p>0.0002482822</text:p>
          </table:table-cell>
          <table:table-cell table:formula="of:=(       (    (COS([.$B10])     -      SQRT([.IW$2]^2-SIN([.$B10])^2))    /     (COS([.$B10])    +     SQRT([.IW$2]^2-SIN([.$B10])^2))    )  ^2     -    [.$C10]  )^2" office:value-type="float" office:value="0.000245864440745448" calcext:value-type="float">
            <text:p>0.0002458644</text:p>
          </table:table-cell>
          <table:table-cell table:formula="of:=(       (    (COS([.$B10])     -      SQRT([.IX$2]^2-SIN([.$B10])^2))    /     (COS([.$B10])    +     SQRT([.IX$2]^2-SIN([.$B10])^2))    )  ^2     -    [.$C10]  )^2" office:value-type="float" office:value="0.000243458970732242" calcext:value-type="float">
            <text:p>0.000243459</text:p>
          </table:table-cell>
          <table:table-cell table:formula="of:=(       (    (COS([.$B10])     -      SQRT([.IY$2]^2-SIN([.$B10])^2))    /     (COS([.$B10])    +     SQRT([.IY$2]^2-SIN([.$B10])^2))    )  ^2     -    [.$C10]  )^2" office:value-type="float" office:value="0.000241065757218265" calcext:value-type="float">
            <text:p>0.0002410658</text:p>
          </table:table-cell>
          <table:table-cell table:formula="of:=(       (    (COS([.$B10])     -      SQRT([.IZ$2]^2-SIN([.$B10])^2))    /     (COS([.$B10])    +     SQRT([.IZ$2]^2-SIN([.$B10])^2))    )  ^2     -    [.$C10]  )^2" office:value-type="float" office:value="0.000238684793725869" calcext:value-type="float">
            <text:p>0.0002386848</text:p>
          </table:table-cell>
          <table:table-cell table:formula="of:=(       (    (COS([.$B10])     -      SQRT([.JA$2]^2-SIN([.$B10])^2))    /     (COS([.$B10])    +     SQRT([.JA$2]^2-SIN([.$B10])^2))    )  ^2     -    [.$C10]  )^2" office:value-type="float" office:value="0.000236316073779894" calcext:value-type="float">
            <text:p>0.0002363161</text:p>
          </table:table-cell>
          <table:table-cell table:formula="of:=(       (    (COS([.$B10])     -      SQRT([.JB$2]^2-SIN([.$B10])^2))    /     (COS([.$B10])    +     SQRT([.JB$2]^2-SIN([.$B10])^2))    )  ^2     -    [.$C10]  )^2" office:value-type="float" office:value="0.000233959590907688" calcext:value-type="float">
            <text:p>0.0002339596</text:p>
          </table:table-cell>
          <table:table-cell table:formula="of:=(       (    (COS([.$B10])     -      SQRT([.JC$2]^2-SIN([.$B10])^2))    /     (COS([.$B10])    +     SQRT([.JC$2]^2-SIN([.$B10])^2))    )  ^2     -    [.$C10]  )^2" office:value-type="float" office:value="0.0002316153386391" calcext:value-type="float">
            <text:p>0.0002316153</text:p>
          </table:table-cell>
          <table:table-cell table:formula="of:=(       (    (COS([.$B10])     -      SQRT([.JD$2]^2-SIN([.$B10])^2))    /     (COS([.$B10])    +     SQRT([.JD$2]^2-SIN([.$B10])^2))    )  ^2     -    [.$C10]  )^2" office:value-type="float" office:value="0.000229283310506467" calcext:value-type="float">
            <text:p>0.0002292833</text:p>
          </table:table-cell>
          <table:table-cell table:formula="of:=(       (    (COS([.$B10])     -      SQRT([.JE$2]^2-SIN([.$B10])^2))    /     (COS([.$B10])    +     SQRT([.JE$2]^2-SIN([.$B10])^2))    )  ^2     -    [.$C10]  )^2" office:value-type="float" office:value="0.000226963500044652" calcext:value-type="float">
            <text:p>0.0002269635</text:p>
          </table:table-cell>
          <table:table-cell table:formula="of:=(       (    (COS([.$B10])     -      SQRT([.JF$2]^2-SIN([.$B10])^2))    /     (COS([.$B10])    +     SQRT([.JF$2]^2-SIN([.$B10])^2))    )  ^2     -    [.$C10]  )^2" office:value-type="float" office:value="0.000224655900790991" calcext:value-type="float">
            <text:p>0.0002246559</text:p>
          </table:table-cell>
          <table:table-cell table:formula="of:=(       (    (COS([.$B10])     -      SQRT([.JG$2]^2-SIN([.$B10])^2))    /     (COS([.$B10])    +     SQRT([.JG$2]^2-SIN([.$B10])^2))    )  ^2     -    [.$C10]  )^2" office:value-type="float" office:value="0.000222360506285339" calcext:value-type="float">
            <text:p>0.0002223605</text:p>
          </table:table-cell>
          <table:table-cell table:formula="of:=(       (    (COS([.$B10])     -      SQRT([.JH$2]^2-SIN([.$B10])^2))    /     (COS([.$B10])    +     SQRT([.JH$2]^2-SIN([.$B10])^2))    )  ^2     -    [.$C10]  )^2" office:value-type="float" office:value="0.000220077310070053" calcext:value-type="float">
            <text:p>0.0002200773</text:p>
          </table:table-cell>
          <table:table-cell table:formula="of:=(       (    (COS([.$B10])     -      SQRT([.JI$2]^2-SIN([.$B10])^2))    /     (COS([.$B10])    +     SQRT([.JI$2]^2-SIN([.$B10])^2))    )  ^2     -    [.$C10]  )^2" office:value-type="float" office:value="0.000217806305689993" calcext:value-type="float">
            <text:p>0.0002178063</text:p>
          </table:table-cell>
          <table:table-cell table:formula="of:=(       (    (COS([.$B10])     -      SQRT([.JJ$2]^2-SIN([.$B10])^2))    /     (COS([.$B10])    +     SQRT([.JJ$2]^2-SIN([.$B10])^2))    )  ^2     -    [.$C10]  )^2" office:value-type="float" office:value="0.000215547486692532" calcext:value-type="float">
            <text:p>0.0002155475</text:p>
          </table:table-cell>
          <table:table-cell table:formula="of:=(       (    (COS([.$B10])     -      SQRT([.JK$2]^2-SIN([.$B10])^2))    /     (COS([.$B10])    +     SQRT([.JK$2]^2-SIN([.$B10])^2))    )  ^2     -    [.$C10]  )^2" office:value-type="float" office:value="0.000213300846627533" calcext:value-type="float">
            <text:p>0.0002133008</text:p>
          </table:table-cell>
          <table:table-cell table:formula="of:=(       (    (COS([.$B10])     -      SQRT([.JL$2]^2-SIN([.$B10])^2))    /     (COS([.$B10])    +     SQRT([.JL$2]^2-SIN([.$B10])^2))    )  ^2     -    [.$C10]  )^2" office:value-type="float" office:value="0.000211066379047381" calcext:value-type="float">
            <text:p>0.0002110664</text:p>
          </table:table-cell>
          <table:table-cell table:formula="of:=(       (    (COS([.$B10])     -      SQRT([.JM$2]^2-SIN([.$B10])^2))    /     (COS([.$B10])    +     SQRT([.JM$2]^2-SIN([.$B10])^2))    )  ^2     -    [.$C10]  )^2" office:value-type="float" office:value="0.000208844077506959" calcext:value-type="float">
            <text:p>0.0002088441</text:p>
          </table:table-cell>
          <table:table-cell table:formula="of:=(       (    (COS([.$B10])     -      SQRT([.JN$2]^2-SIN([.$B10])^2))    /     (COS([.$B10])    +     SQRT([.JN$2]^2-SIN([.$B10])^2))    )  ^2     -    [.$C10]  )^2" office:value-type="float" office:value="0.000206633935563665" calcext:value-type="float">
            <text:p>0.0002066339</text:p>
          </table:table-cell>
          <table:table-cell table:formula="of:=(       (    (COS([.$B10])     -      SQRT([.JO$2]^2-SIN([.$B10])^2))    /     (COS([.$B10])    +     SQRT([.JO$2]^2-SIN([.$B10])^2))    )  ^2     -    [.$C10]  )^2" office:value-type="float" office:value="0.000204435946777412" calcext:value-type="float">
            <text:p>0.0002044359</text:p>
          </table:table-cell>
          <table:table-cell table:formula="of:=(       (    (COS([.$B10])     -      SQRT([.JP$2]^2-SIN([.$B10])^2))    /     (COS([.$B10])    +     SQRT([.JP$2]^2-SIN([.$B10])^2))    )  ^2     -    [.$C10]  )^2" office:value-type="float" office:value="0.000202250104710603" calcext:value-type="float">
            <text:p>0.0002022501</text:p>
          </table:table-cell>
          <table:table-cell table:formula="of:=(       (    (COS([.$B10])     -      SQRT([.JQ$2]^2-SIN([.$B10])^2))    /     (COS([.$B10])    +     SQRT([.JQ$2]^2-SIN([.$B10])^2))    )  ^2     -    [.$C10]  )^2" office:value-type="float" office:value="0.00020007640292817" calcext:value-type="float">
            <text:p>0.0002000764</text:p>
          </table:table-cell>
          <table:table-cell table:formula="of:=(       (    (COS([.$B10])     -      SQRT([.JR$2]^2-SIN([.$B10])^2))    /     (COS([.$B10])    +     SQRT([.JR$2]^2-SIN([.$B10])^2))    )  ^2     -    [.$C10]  )^2" office:value-type="float" office:value="0.000197914834997554" calcext:value-type="float">
            <text:p>0.0001979148</text:p>
          </table:table-cell>
          <table:table-cell table:formula="of:=(       (    (COS([.$B10])     -      SQRT([.JS$2]^2-SIN([.$B10])^2))    /     (COS([.$B10])    +     SQRT([.JS$2]^2-SIN([.$B10])^2))    )  ^2     -    [.$C10]  )^2" office:value-type="float" office:value="0.000195765394488707" calcext:value-type="float">
            <text:p>0.0001957654</text:p>
          </table:table-cell>
          <table:table-cell table:formula="of:=(       (    (COS([.$B10])     -      SQRT([.JT$2]^2-SIN([.$B10])^2))    /     (COS([.$B10])    +     SQRT([.JT$2]^2-SIN([.$B10])^2))    )  ^2     -    [.$C10]  )^2" office:value-type="float" office:value="0.000193628074974089" calcext:value-type="float">
            <text:p>0.0001936281</text:p>
          </table:table-cell>
          <table:table-cell table:formula="of:=(       (    (COS([.$B10])     -      SQRT([.JU$2]^2-SIN([.$B10])^2))    /     (COS([.$B10])    +     SQRT([.JU$2]^2-SIN([.$B10])^2))    )  ^2     -    [.$C10]  )^2" office:value-type="float" office:value="0.000191502870028681" calcext:value-type="float">
            <text:p>0.0001915029</text:p>
          </table:table-cell>
          <table:table-cell table:formula="of:=(       (    (COS([.$B10])     -      SQRT([.JV$2]^2-SIN([.$B10])^2))    /     (COS([.$B10])    +     SQRT([.JV$2]^2-SIN([.$B10])^2))    )  ^2     -    [.$C10]  )^2" office:value-type="float" office:value="0.000189389773229982" calcext:value-type="float">
            <text:p>0.0001893898</text:p>
          </table:table-cell>
          <table:table-cell table:formula="of:=(       (    (COS([.$B10])     -      SQRT([.JW$2]^2-SIN([.$B10])^2))    /     (COS([.$B10])    +     SQRT([.JW$2]^2-SIN([.$B10])^2))    )  ^2     -    [.$C10]  )^2" office:value-type="float" office:value="0.000187288778157986" calcext:value-type="float">
            <text:p>0.0001872888</text:p>
          </table:table-cell>
          <table:table-cell table:formula="of:=(       (    (COS([.$B10])     -      SQRT([.JX$2]^2-SIN([.$B10])^2))    /     (COS([.$B10])    +     SQRT([.JX$2]^2-SIN([.$B10])^2))    )  ^2     -    [.$C10]  )^2" office:value-type="float" office:value="0.000185199878395233" calcext:value-type="float">
            <text:p>0.0001851999</text:p>
          </table:table-cell>
          <table:table-cell table:formula="of:=(       (    (COS([.$B10])     -      SQRT([.JY$2]^2-SIN([.$B10])^2))    /     (COS([.$B10])    +     SQRT([.JY$2]^2-SIN([.$B10])^2))    )  ^2     -    [.$C10]  )^2" office:value-type="float" office:value="0.00018312306752676" calcext:value-type="float">
            <text:p>0.0001831231</text:p>
          </table:table-cell>
          <table:table-cell table:formula="of:=(       (    (COS([.$B10])     -      SQRT([.JZ$2]^2-SIN([.$B10])^2))    /     (COS([.$B10])    +     SQRT([.JZ$2]^2-SIN([.$B10])^2))    )  ^2     -    [.$C10]  )^2" office:value-type="float" office:value="0.000181058339140125" calcext:value-type="float">
            <text:p>0.0001810583</text:p>
          </table:table-cell>
          <table:table-cell table:formula="of:=(       (    (COS([.$B10])     -      SQRT([.KA$2]^2-SIN([.$B10])^2))    /     (COS([.$B10])    +     SQRT([.KA$2]^2-SIN([.$B10])^2))    )  ^2     -    [.$C10]  )^2" office:value-type="float" office:value="0.000179005686825416" calcext:value-type="float">
            <text:p>0.0001790057</text:p>
          </table:table-cell>
          <table:table-cell table:formula="of:=(       (    (COS([.$B10])     -      SQRT([.KB$2]^2-SIN([.$B10])^2))    /     (COS([.$B10])    +     SQRT([.KB$2]^2-SIN([.$B10])^2))    )  ^2     -    [.$C10]  )^2" office:value-type="float" office:value="0.00017696510417522" calcext:value-type="float">
            <text:p>0.0001769651</text:p>
          </table:table-cell>
          <table:table-cell table:formula="of:=(       (    (COS([.$B10])     -      SQRT([.KC$2]^2-SIN([.$B10])^2))    /     (COS([.$B10])    +     SQRT([.KC$2]^2-SIN([.$B10])^2))    )  ^2     -    [.$C10]  )^2" office:value-type="float" office:value="0.000174936584784656" calcext:value-type="float">
            <text:p>0.0001749366</text:p>
          </table:table-cell>
          <table:table-cell table:formula="of:=(       (    (COS([.$B10])     -      SQRT([.KD$2]^2-SIN([.$B10])^2))    /     (COS([.$B10])    +     SQRT([.KD$2]^2-SIN([.$B10])^2))    )  ^2     -    [.$C10]  )^2" office:value-type="float" office:value="0.000172920122251372" calcext:value-type="float">
            <text:p>0.0001729201</text:p>
          </table:table-cell>
          <table:table-cell table:formula="of:=(       (    (COS([.$B10])     -      SQRT([.KE$2]^2-SIN([.$B10])^2))    /     (COS([.$B10])    +     SQRT([.KE$2]^2-SIN([.$B10])^2))    )  ^2     -    [.$C10]  )^2" office:value-type="float" office:value="0.000170915710175521" calcext:value-type="float">
            <text:p>0.0001709157</text:p>
          </table:table-cell>
          <table:table-cell table:formula="of:=(       (    (COS([.$B10])     -      SQRT([.KF$2]^2-SIN([.$B10])^2))    /     (COS([.$B10])    +     SQRT([.KF$2]^2-SIN([.$B10])^2))    )  ^2     -    [.$C10]  )^2" office:value-type="float" office:value="0.000168923342159781" calcext:value-type="float">
            <text:p>0.0001689233</text:p>
          </table:table-cell>
          <table:table-cell table:formula="of:=(       (    (COS([.$B10])     -      SQRT([.KG$2]^2-SIN([.$B10])^2))    /     (COS([.$B10])    +     SQRT([.KG$2]^2-SIN([.$B10])^2))    )  ^2     -    [.$C10]  )^2" office:value-type="float" office:value="0.000166943011809366" calcext:value-type="float">
            <text:p>0.000166943</text:p>
          </table:table-cell>
          <table:table-cell table:formula="of:=(       (    (COS([.$B10])     -      SQRT([.KH$2]^2-SIN([.$B10])^2))    /     (COS([.$B10])    +     SQRT([.KH$2]^2-SIN([.$B10])^2))    )  ^2     -    [.$C10]  )^2" office:value-type="float" office:value="0.000164974712732002" calcext:value-type="float">
            <text:p>0.0001649747</text:p>
          </table:table-cell>
          <table:table-cell table:formula="of:=(       (    (COS([.$B10])     -      SQRT([.KI$2]^2-SIN([.$B10])^2))    /     (COS([.$B10])    +     SQRT([.KI$2]^2-SIN([.$B10])^2))    )  ^2     -    [.$C10]  )^2" office:value-type="float" office:value="0.00016301843853794" calcext:value-type="float">
            <text:p>0.0001630184</text:p>
          </table:table-cell>
          <table:table-cell table:formula="of:=(       (    (COS([.$B10])     -      SQRT([.KJ$2]^2-SIN([.$B10])^2))    /     (COS([.$B10])    +     SQRT([.KJ$2]^2-SIN([.$B10])^2))    )  ^2     -    [.$C10]  )^2" office:value-type="float" office:value="0.000161074182839958" calcext:value-type="float">
            <text:p>0.0001610742</text:p>
          </table:table-cell>
          <table:table-cell table:formula="of:=(       (    (COS([.$B10])     -      SQRT([.KK$2]^2-SIN([.$B10])^2))    /     (COS([.$B10])    +     SQRT([.KK$2]^2-SIN([.$B10])^2))    )  ^2     -    [.$C10]  )^2" office:value-type="float" office:value="0.000159141939253359" calcext:value-type="float">
            <text:p>0.0001591419</text:p>
          </table:table-cell>
          <table:table-cell table:formula="of:=(       (    (COS([.$B10])     -      SQRT([.KL$2]^2-SIN([.$B10])^2))    /     (COS([.$B10])    +     SQRT([.KL$2]^2-SIN([.$B10])^2))    )  ^2     -    [.$C10]  )^2" office:value-type="float" office:value="0.000157221701395976" calcext:value-type="float">
            <text:p>0.0001572217</text:p>
          </table:table-cell>
          <table:table-cell table:formula="of:=(       (    (COS([.$B10])     -      SQRT([.KM$2]^2-SIN([.$B10])^2))    /     (COS([.$B10])    +     SQRT([.KM$2]^2-SIN([.$B10])^2))    )  ^2     -    [.$C10]  )^2" office:value-type="float" office:value="0.000155313462888153" calcext:value-type="float">
            <text:p>0.0001553135</text:p>
          </table:table-cell>
          <table:table-cell table:formula="of:=(       (    (COS([.$B10])     -      SQRT([.KN$2]^2-SIN([.$B10])^2))    /     (COS([.$B10])    +     SQRT([.KN$2]^2-SIN([.$B10])^2))    )  ^2     -    [.$C10]  )^2" office:value-type="float" office:value="0.000153417217352789" calcext:value-type="float">
            <text:p>0.0001534172</text:p>
          </table:table-cell>
          <table:table-cell table:formula="of:=(       (    (COS([.$B10])     -      SQRT([.KO$2]^2-SIN([.$B10])^2))    /     (COS([.$B10])    +     SQRT([.KO$2]^2-SIN([.$B10])^2))    )  ^2     -    [.$C10]  )^2" office:value-type="float" office:value="0.000151532958415285" calcext:value-type="float">
            <text:p>0.000151533</text:p>
          </table:table-cell>
          <table:table-cell table:formula="of:=(       (    (COS([.$B10])     -      SQRT([.KP$2]^2-SIN([.$B10])^2))    /     (COS([.$B10])    +     SQRT([.KP$2]^2-SIN([.$B10])^2))    )  ^2     -    [.$C10]  )^2" office:value-type="float" office:value="0.000149660679703581" calcext:value-type="float">
            <text:p>0.0001496607</text:p>
          </table:table-cell>
          <table:table-cell table:formula="of:=(       (    (COS([.$B10])     -      SQRT([.KQ$2]^2-SIN([.$B10])^2))    /     (COS([.$B10])    +     SQRT([.KQ$2]^2-SIN([.$B10])^2))    )  ^2     -    [.$C10]  )^2" office:value-type="float" office:value="0.000147800374848157" calcext:value-type="float">
            <text:p>0.0001478004</text:p>
          </table:table-cell>
          <table:table-cell table:formula="of:=(       (    (COS([.$B10])     -      SQRT([.KR$2]^2-SIN([.$B10])^2))    /     (COS([.$B10])    +     SQRT([.KR$2]^2-SIN([.$B10])^2))    )  ^2     -    [.$C10]  )^2" office:value-type="float" office:value="0.000145952037482001" calcext:value-type="float">
            <text:p>0.000145952</text:p>
          </table:table-cell>
          <table:table-cell table:formula="of:=(       (    (COS([.$B10])     -      SQRT([.KS$2]^2-SIN([.$B10])^2))    /     (COS([.$B10])    +     SQRT([.KS$2]^2-SIN([.$B10])^2))    )  ^2     -    [.$C10]  )^2" office:value-type="float" office:value="0.00014411566124065" calcext:value-type="float">
            <text:p>0.0001441157</text:p>
          </table:table-cell>
          <table:table-cell table:formula="of:=(       (    (COS([.$B10])     -      SQRT([.KT$2]^2-SIN([.$B10])^2))    /     (COS([.$B10])    +     SQRT([.KT$2]^2-SIN([.$B10])^2))    )  ^2     -    [.$C10]  )^2" office:value-type="float" office:value="0.000142291239762171" calcext:value-type="float">
            <text:p>0.0001422912</text:p>
          </table:table-cell>
          <table:table-cell table:formula="of:=(       (    (COS([.$B10])     -      SQRT([.KU$2]^2-SIN([.$B10])^2))    /     (COS([.$B10])    +     SQRT([.KU$2]^2-SIN([.$B10])^2))    )  ^2     -    [.$C10]  )^2" office:value-type="float" office:value="0.000140478766687147" calcext:value-type="float">
            <text:p>0.0001404788</text:p>
          </table:table-cell>
          <table:table-cell table:formula="of:=(       (    (COS([.$B10])     -      SQRT([.KV$2]^2-SIN([.$B10])^2))    /     (COS([.$B10])    +     SQRT([.KV$2]^2-SIN([.$B10])^2))    )  ^2     -    [.$C10]  )^2" office:value-type="float" office:value="0.000138678235658712" calcext:value-type="float">
            <text:p>0.0001386782</text:p>
          </table:table-cell>
          <table:table-cell table:formula="of:=(       (    (COS([.$B10])     -      SQRT([.KW$2]^2-SIN([.$B10])^2))    /     (COS([.$B10])    +     SQRT([.KW$2]^2-SIN([.$B10])^2))    )  ^2     -    [.$C10]  )^2" office:value-type="float" office:value="0.00013688964032252" calcext:value-type="float">
            <text:p>0.0001368896</text:p>
          </table:table-cell>
          <table:table-cell table:formula="of:=(       (    (COS([.$B10])     -      SQRT([.KX$2]^2-SIN([.$B10])^2))    /     (COS([.$B10])    +     SQRT([.KX$2]^2-SIN([.$B10])^2))    )  ^2     -    [.$C10]  )^2" office:value-type="float" office:value="0.000135112974326774" calcext:value-type="float">
            <text:p>0.000135113</text:p>
          </table:table-cell>
          <table:table-cell table:formula="of:=(       (    (COS([.$B10])     -      SQRT([.KY$2]^2-SIN([.$B10])^2))    /     (COS([.$B10])    +     SQRT([.KY$2]^2-SIN([.$B10])^2))    )  ^2     -    [.$C10]  )^2" office:value-type="float" office:value="0.00013334823132219" calcext:value-type="float">
            <text:p>0.0001333482</text:p>
          </table:table-cell>
          <table:table-cell table:formula="of:=(       (    (COS([.$B10])     -      SQRT([.KZ$2]^2-SIN([.$B10])^2))    /     (COS([.$B10])    +     SQRT([.KZ$2]^2-SIN([.$B10])^2))    )  ^2     -    [.$C10]  )^2" office:value-type="float" office:value="0.000131595404962041" calcext:value-type="float">
            <text:p>0.0001315954</text:p>
          </table:table-cell>
          <table:table-cell table:formula="of:=(       (    (COS([.$B10])     -      SQRT([.LA$2]^2-SIN([.$B10])^2))    /     (COS([.$B10])    +     SQRT([.LA$2]^2-SIN([.$B10])^2))    )  ^2     -    [.$C10]  )^2" office:value-type="float" office:value="0.000129854488902122" calcext:value-type="float">
            <text:p>0.0001298545</text:p>
          </table:table-cell>
          <table:table-cell table:formula="of:=(       (    (COS([.$B10])     -      SQRT([.LB$2]^2-SIN([.$B10])^2))    /     (COS([.$B10])    +     SQRT([.LB$2]^2-SIN([.$B10])^2))    )  ^2     -    [.$C10]  )^2" office:value-type="float" office:value="0.000128125476800768" calcext:value-type="float">
            <text:p>0.0001281255</text:p>
          </table:table-cell>
          <table:table-cell table:formula="of:=(       (    (COS([.$B10])     -      SQRT([.LC$2]^2-SIN([.$B10])^2))    /     (COS([.$B10])    +     SQRT([.LC$2]^2-SIN([.$B10])^2))    )  ^2     -    [.$C10]  )^2" office:value-type="float" office:value="0.000126408362318856" calcext:value-type="float">
            <text:p>0.0001264084</text:p>
          </table:table-cell>
          <table:table-cell table:formula="of:=(       (    (COS([.$B10])     -      SQRT([.LD$2]^2-SIN([.$B10])^2))    /     (COS([.$B10])    +     SQRT([.LD$2]^2-SIN([.$B10])^2))    )  ^2     -    [.$C10]  )^2" office:value-type="float" office:value="0.000124703139119785" calcext:value-type="float">
            <text:p>0.0001247031</text:p>
          </table:table-cell>
          <table:table-cell table:formula="of:=(       (    (COS([.$B10])     -      SQRT([.LE$2]^2-SIN([.$B10])^2))    /     (COS([.$B10])    +     SQRT([.LE$2]^2-SIN([.$B10])^2))    )  ^2     -    [.$C10]  )^2" office:value-type="float" office:value="0.000123009800869506" calcext:value-type="float">
            <text:p>0.0001230098</text:p>
          </table:table-cell>
          <table:table-cell table:formula="of:=(       (    (COS([.$B10])     -      SQRT([.LF$2]^2-SIN([.$B10])^2))    /     (COS([.$B10])    +     SQRT([.LF$2]^2-SIN([.$B10])^2))    )  ^2     -    [.$C10]  )^2" office:value-type="float" office:value="0.000121328341236504" calcext:value-type="float">
            <text:p>0.0001213283</text:p>
          </table:table-cell>
          <table:table-cell table:formula="of:=(       (    (COS([.$B10])     -      SQRT([.LG$2]^2-SIN([.$B10])^2))    /     (COS([.$B10])    +     SQRT([.LG$2]^2-SIN([.$B10])^2))    )  ^2     -    [.$C10]  )^2" office:value-type="float" office:value="0.000119658753891806" calcext:value-type="float">
            <text:p>0.0001196588</text:p>
          </table:table-cell>
          <table:table-cell table:formula="of:=(       (    (COS([.$B10])     -      SQRT([.LH$2]^2-SIN([.$B10])^2))    /     (COS([.$B10])    +     SQRT([.LH$2]^2-SIN([.$B10])^2))    )  ^2     -    [.$C10]  )^2" office:value-type="float" office:value="0.000118001032508979" calcext:value-type="float">
            <text:p>0.000118001</text:p>
          </table:table-cell>
          <table:table-cell table:formula="of:=(       (    (COS([.$B10])     -      SQRT([.LI$2]^2-SIN([.$B10])^2))    /     (COS([.$B10])    +     SQRT([.LI$2]^2-SIN([.$B10])^2))    )  ^2     -    [.$C10]  )^2" office:value-type="float" office:value="0.000116355170764117" calcext:value-type="float">
            <text:p>0.0001163552</text:p>
          </table:table-cell>
          <table:table-cell table:formula="of:=(       (    (COS([.$B10])     -      SQRT([.LJ$2]^2-SIN([.$B10])^2))    /     (COS([.$B10])    +     SQRT([.LJ$2]^2-SIN([.$B10])^2))    )  ^2     -    [.$C10]  )^2" office:value-type="float" office:value="0.000114721162335878" calcext:value-type="float">
            <text:p>0.0001147212</text:p>
          </table:table-cell>
          <table:table-cell table:formula="of:=(       (    (COS([.$B10])     -      SQRT([.LK$2]^2-SIN([.$B10])^2))    /     (COS([.$B10])    +     SQRT([.LK$2]^2-SIN([.$B10])^2))    )  ^2     -    [.$C10]  )^2" office:value-type="float" office:value="0.000113099000905439" calcext:value-type="float">
            <text:p>0.000113099</text:p>
          </table:table-cell>
          <table:table-cell table:formula="of:=(       (    (COS([.$B10])     -      SQRT([.LL$2]^2-SIN([.$B10])^2))    /     (COS([.$B10])    +     SQRT([.LL$2]^2-SIN([.$B10])^2))    )  ^2     -    [.$C10]  )^2" office:value-type="float" office:value="0.000111488680156527" calcext:value-type="float">
            <text:p>0.0001114887</text:p>
          </table:table-cell>
          <table:table-cell table:formula="of:=(       (    (COS([.$B10])     -      SQRT([.LM$2]^2-SIN([.$B10])^2))    /     (COS([.$B10])    +     SQRT([.LM$2]^2-SIN([.$B10])^2))    )  ^2     -    [.$C10]  )^2" office:value-type="float" office:value="0.00010989019377542" calcext:value-type="float">
            <text:p>0.0001098902</text:p>
          </table:table-cell>
          <table:table-cell table:formula="of:=(       (    (COS([.$B10])     -      SQRT([.LN$2]^2-SIN([.$B10])^2))    /     (COS([.$B10])    +     SQRT([.LN$2]^2-SIN([.$B10])^2))    )  ^2     -    [.$C10]  )^2" office:value-type="float" office:value="0.000108303535450932" calcext:value-type="float">
            <text:p>0.0001083035</text:p>
          </table:table-cell>
          <table:table-cell table:formula="of:=(       (    (COS([.$B10])     -      SQRT([.LO$2]^2-SIN([.$B10])^2))    /     (COS([.$B10])    +     SQRT([.LO$2]^2-SIN([.$B10])^2))    )  ^2     -    [.$C10]  )^2" office:value-type="float" office:value="0.00010672869887441" calcext:value-type="float">
            <text:p>0.0001067287</text:p>
          </table:table-cell>
          <table:table-cell table:formula="of:=(       (    (COS([.$B10])     -      SQRT([.LP$2]^2-SIN([.$B10])^2))    /     (COS([.$B10])    +     SQRT([.LP$2]^2-SIN([.$B10])^2))    )  ^2     -    [.$C10]  )^2" office:value-type="float" office:value="0.000105165677739766" calcext:value-type="float">
            <text:p>0.0001051657</text:p>
          </table:table-cell>
          <table:table-cell table:formula="of:=(       (    (COS([.$B10])     -      SQRT([.LQ$2]^2-SIN([.$B10])^2))    /     (COS([.$B10])    +     SQRT([.LQ$2]^2-SIN([.$B10])^2))    )  ^2     -    [.$C10]  )^2" office:value-type="float" office:value="0.000103614465743434" calcext:value-type="float">
            <text:p>0.0001036145</text:p>
          </table:table-cell>
          <table:table-cell table:formula="of:=(       (    (COS([.$B10])     -      SQRT([.LR$2]^2-SIN([.$B10])^2))    /     (COS([.$B10])    +     SQRT([.LR$2]^2-SIN([.$B10])^2))    )  ^2     -    [.$C10]  )^2" office:value-type="float" office:value="0.000102075056584416" calcext:value-type="float">
            <text:p>0.0001020751</text:p>
          </table:table-cell>
          <table:table-cell table:formula="of:=(       (    (COS([.$B10])     -      SQRT([.LS$2]^2-SIN([.$B10])^2))    /     (COS([.$B10])    +     SQRT([.LS$2]^2-SIN([.$B10])^2))    )  ^2     -    [.$C10]  )^2" office:value-type="float" office:value="0.00010054744396424" calcext:value-type="float">
            <text:p>0.0001005474</text:p>
          </table:table-cell>
          <table:table-cell table:formula="of:=(       (    (COS([.$B10])     -      SQRT([.LT$2]^2-SIN([.$B10])^2))    /     (COS([.$B10])    +     SQRT([.LT$2]^2-SIN([.$B10])^2))    )  ^2     -    [.$C10]  )^2" office:value-type="float" office:value="0.0000990316215869885" calcext:value-type="float">
            <text:p>9.90316215869885E-005</text:p>
          </table:table-cell>
          <table:table-cell table:formula="of:=(       (    (COS([.$B10])     -      SQRT([.LU$2]^2-SIN([.$B10])^2))    /     (COS([.$B10])    +     SQRT([.LU$2]^2-SIN([.$B10])^2))    )  ^2     -    [.$C10]  )^2" office:value-type="float" office:value="0.0000975275831592897" calcext:value-type="float">
            <text:p>9.75275831592897E-005</text:p>
          </table:table-cell>
          <table:table-cell table:formula="of:=(       (    (COS([.$B10])     -      SQRT([.LV$2]^2-SIN([.$B10])^2))    /     (COS([.$B10])    +     SQRT([.LV$2]^2-SIN([.$B10])^2))    )  ^2     -    [.$C10]  )^2" office:value-type="float" office:value="0.0000960353223903255" calcext:value-type="float">
            <text:p>9.60353223903255E-005</text:p>
          </table:table-cell>
          <table:table-cell table:formula="of:=(       (    (COS([.$B10])     -      SQRT([.LW$2]^2-SIN([.$B10])^2))    /     (COS([.$B10])    +     SQRT([.LW$2]^2-SIN([.$B10])^2))    )  ^2     -    [.$C10]  )^2" office:value-type="float" office:value="0.0000945548329918056" calcext:value-type="float">
            <text:p>9.45548329918056E-005</text:p>
          </table:table-cell>
          <table:table-cell table:formula="of:=(       (    (COS([.$B10])     -      SQRT([.LX$2]^2-SIN([.$B10])^2))    /     (COS([.$B10])    +     SQRT([.LX$2]^2-SIN([.$B10])^2))    )  ^2     -    [.$C10]  )^2" office:value-type="float" office:value="0.0000930861086780137" calcext:value-type="float">
            <text:p>9.30861086780137E-005</text:p>
          </table:table-cell>
          <table:table-cell table:formula="of:=(       (    (COS([.$B10])     -      SQRT([.LY$2]^2-SIN([.$B10])^2))    /     (COS([.$B10])    +     SQRT([.LY$2]^2-SIN([.$B10])^2))    )  ^2     -    [.$C10]  )^2" office:value-type="float" office:value="0.0000916291431657569" calcext:value-type="float">
            <text:p>9.16291431657569E-005</text:p>
          </table:table-cell>
          <table:table-cell table:formula="of:=(       (    (COS([.$B10])     -      SQRT([.LZ$2]^2-SIN([.$B10])^2))    /     (COS([.$B10])    +     SQRT([.LZ$2]^2-SIN([.$B10])^2))    )  ^2     -    [.$C10]  )^2" office:value-type="float" office:value="0.0000901839301744125" calcext:value-type="float">
            <text:p>9.01839301744125E-005</text:p>
          </table:table-cell>
          <table:table-cell table:formula="of:=(       (    (COS([.$B10])     -      SQRT([.MA$2]^2-SIN([.$B10])^2))    /     (COS([.$B10])    +     SQRT([.MA$2]^2-SIN([.$B10])^2))    )  ^2     -    [.$C10]  )^2" office:value-type="float" office:value="0.0000887504634258935" calcext:value-type="float">
            <text:p>8.87504634258935E-005</text:p>
          </table:table-cell>
          <table:table-cell table:formula="of:=(       (    (COS([.$B10])     -      SQRT([.MB$2]^2-SIN([.$B10])^2))    /     (COS([.$B10])    +     SQRT([.MB$2]^2-SIN([.$B10])^2))    )  ^2     -    [.$C10]  )^2" office:value-type="float" office:value="0.0000873287366446671" calcext:value-type="float">
            <text:p>8.73287366446671E-005</text:p>
          </table:table-cell>
          <table:table-cell table:formula="of:=(       (    (COS([.$B10])     -      SQRT([.MC$2]^2-SIN([.$B10])^2))    /     (COS([.$B10])    +     SQRT([.MC$2]^2-SIN([.$B10])^2))    )  ^2     -    [.$C10]  )^2" office:value-type="float" office:value="0.000085918743557754" calcext:value-type="float">
            <text:p>8.5918743557754E-005</text:p>
          </table:table-cell>
          <table:table-cell table:formula="of:=(       (    (COS([.$B10])     -      SQRT([.MD$2]^2-SIN([.$B10])^2))    /     (COS([.$B10])    +     SQRT([.MD$2]^2-SIN([.$B10])^2))    )  ^2     -    [.$C10]  )^2" office:value-type="float" office:value="0.0000845204778947137" calcext:value-type="float">
            <text:p>8.45204778947137E-005</text:p>
          </table:table-cell>
          <table:table-cell table:formula="of:=(       (    (COS([.$B10])     -      SQRT([.ME$2]^2-SIN([.$B10])^2))    /     (COS([.$B10])    +     SQRT([.ME$2]^2-SIN([.$B10])^2))    )  ^2     -    [.$C10]  )^2" office:value-type="float" office:value="0.0000831339333876754" calcext:value-type="float">
            <text:p>8.31339333876754E-005</text:p>
          </table:table-cell>
          <table:table-cell table:formula="of:=(       (    (COS([.$B10])     -      SQRT([.MF$2]^2-SIN([.$B10])^2))    /     (COS([.$B10])    +     SQRT([.MF$2]^2-SIN([.$B10])^2))    )  ^2     -    [.$C10]  )^2" office:value-type="float" office:value="0.0000817591037713043" calcext:value-type="float">
            <text:p>8.17591037713043E-005</text:p>
          </table:table-cell>
          <table:table-cell table:formula="of:=(       (    (COS([.$B10])     -      SQRT([.MG$2]^2-SIN([.$B10])^2))    /     (COS([.$B10])    +     SQRT([.MG$2]^2-SIN([.$B10])^2))    )  ^2     -    [.$C10]  )^2" office:value-type="float" office:value="0.0000803959827828226" calcext:value-type="float">
            <text:p>0.000080396</text:p>
          </table:table-cell>
          <table:table-cell table:formula="of:=(       (    (COS([.$B10])     -      SQRT([.MH$2]^2-SIN([.$B10])^2))    /     (COS([.$B10])    +     SQRT([.MH$2]^2-SIN([.$B10])^2))    )  ^2     -    [.$C10]  )^2" office:value-type="float" office:value="0.0000790445641620119" calcext:value-type="float">
            <text:p>7.90445641620119E-005</text:p>
          </table:table-cell>
          <table:table-cell table:formula="of:=(       (    (COS([.$B10])     -      SQRT([.MI$2]^2-SIN([.$B10])^2))    /     (COS([.$B10])    +     SQRT([.MI$2]^2-SIN([.$B10])^2))    )  ^2     -    [.$C10]  )^2" office:value-type="float" office:value="0.000077704841651192" calcext:value-type="float">
            <text:p>7.7704841651192E-005</text:p>
          </table:table-cell>
          <table:table-cell table:formula="of:=(       (    (COS([.$B10])     -      SQRT([.MJ$2]^2-SIN([.$B10])^2))    /     (COS([.$B10])    +     SQRT([.MJ$2]^2-SIN([.$B10])^2))    )  ^2     -    [.$C10]  )^2" office:value-type="float" office:value="0.0000763768089952548" calcext:value-type="float">
            <text:p>7.63768089952548E-005</text:p>
          </table:table-cell>
          <table:table-cell table:formula="of:=(       (    (COS([.$B10])     -      SQRT([.MK$2]^2-SIN([.$B10])^2))    /     (COS([.$B10])    +     SQRT([.MK$2]^2-SIN([.$B10])^2))    )  ^2     -    [.$C10]  )^2" office:value-type="float" office:value="0.0000750604599416272" calcext:value-type="float">
            <text:p>7.50604599416272E-005</text:p>
          </table:table-cell>
          <table:table-cell table:formula="of:=(       (    (COS([.$B10])     -      SQRT([.ML$2]^2-SIN([.$B10])^2))    /     (COS([.$B10])    +     SQRT([.ML$2]^2-SIN([.$B10])^2))    )  ^2     -    [.$C10]  )^2" office:value-type="float" office:value="0.0000737557882403042" calcext:value-type="float">
            <text:p>7.37557882403042E-005</text:p>
          </table:table-cell>
          <table:table-cell table:formula="of:=(       (    (COS([.$B10])     -      SQRT([.MM$2]^2-SIN([.$B10])^2))    /     (COS([.$B10])    +     SQRT([.MM$2]^2-SIN([.$B10])^2))    )  ^2     -    [.$C10]  )^2" office:value-type="float" office:value="0.0000724627876438281" calcext:value-type="float">
            <text:p>7.24627876438281E-005</text:p>
          </table:table-cell>
          <table:table-cell table:formula="of:=(       (    (COS([.$B10])     -      SQRT([.MN$2]^2-SIN([.$B10])^2))    /     (COS([.$B10])    +     SQRT([.MN$2]^2-SIN([.$B10])^2))    )  ^2     -    [.$C10]  )^2" office:value-type="float" office:value="0.0000711814519072999" calcext:value-type="float">
            <text:p>7.11814519072999E-005</text:p>
          </table:table-cell>
          <table:table-cell table:formula="of:=(       (    (COS([.$B10])     -      SQRT([.MO$2]^2-SIN([.$B10])^2))    /     (COS([.$B10])    +     SQRT([.MO$2]^2-SIN([.$B10])^2))    )  ^2     -    [.$C10]  )^2" office:value-type="float" office:value="0.0000699117747883701" calcext:value-type="float">
            <text:p>6.99117747883701E-005</text:p>
          </table:table-cell>
          <table:table-cell table:formula="of:=(       (    (COS([.$B10])     -      SQRT([.MP$2]^2-SIN([.$B10])^2))    /     (COS([.$B10])    +     SQRT([.MP$2]^2-SIN([.$B10])^2))    )  ^2     -    [.$C10]  )^2" office:value-type="float" office:value="0.0000686537500472586" calcext:value-type="float">
            <text:p>6.86537500472586E-005</text:p>
          </table:table-cell>
          <table:table-cell table:formula="of:=(       (    (COS([.$B10])     -      SQRT([.MQ$2]^2-SIN([.$B10])^2))    /     (COS([.$B10])    +     SQRT([.MQ$2]^2-SIN([.$B10])^2))    )  ^2     -    [.$C10]  )^2" office:value-type="float" office:value="0.0000674073714467271" calcext:value-type="float">
            <text:p>6.74073714467271E-005</text:p>
          </table:table-cell>
          <table:table-cell table:formula="of:=(       (    (COS([.$B10])     -      SQRT([.MR$2]^2-SIN([.$B10])^2))    /     (COS([.$B10])    +     SQRT([.MR$2]^2-SIN([.$B10])^2))    )  ^2     -    [.$C10]  )^2" office:value-type="float" office:value="0.0000661726327521018" calcext:value-type="float">
            <text:p>6.61726327521018E-005</text:p>
          </table:table-cell>
          <table:table-cell table:formula="of:=(       (    (COS([.$B10])     -      SQRT([.MS$2]^2-SIN([.$B10])^2))    /     (COS([.$B10])    +     SQRT([.MS$2]^2-SIN([.$B10])^2))    )  ^2     -    [.$C10]  )^2" office:value-type="float" office:value="0.0000649495277312608" calcext:value-type="float">
            <text:p>6.49495277312608E-005</text:p>
          </table:table-cell>
          <table:table-cell table:formula="of:=(       (    (COS([.$B10])     -      SQRT([.MT$2]^2-SIN([.$B10])^2))    /     (COS([.$B10])    +     SQRT([.MT$2]^2-SIN([.$B10])^2))    )  ^2     -    [.$C10]  )^2" office:value-type="float" office:value="0.0000637380501546445" calcext:value-type="float">
            <text:p>6.37380501546445E-005</text:p>
          </table:table-cell>
          <table:table-cell table:formula="of:=(       (    (COS([.$B10])     -      SQRT([.MU$2]^2-SIN([.$B10])^2))    /     (COS([.$B10])    +     SQRT([.MU$2]^2-SIN([.$B10])^2))    )  ^2     -    [.$C10]  )^2" office:value-type="float" office:value="0.0000625381937952468" calcext:value-type="float">
            <text:p>6.25381937952468E-005</text:p>
          </table:table-cell>
          <table:table-cell table:formula="of:=(       (    (COS([.$B10])     -      SQRT([.MV$2]^2-SIN([.$B10])^2))    /     (COS([.$B10])    +     SQRT([.MV$2]^2-SIN([.$B10])^2))    )  ^2     -    [.$C10]  )^2" office:value-type="float" office:value="0.0000613499524286282" calcext:value-type="float">
            <text:p>0.00006135</text:p>
          </table:table-cell>
          <table:table-cell table:formula="of:=(       (    (COS([.$B10])     -      SQRT([.MW$2]^2-SIN([.$B10])^2))    /     (COS([.$B10])    +     SQRT([.MW$2]^2-SIN([.$B10])^2))    )  ^2     -    [.$C10]  )^2" office:value-type="float" office:value="0.0000601733198328965" calcext:value-type="float">
            <text:p>6.01733198328965E-005</text:p>
          </table:table-cell>
          <table:table-cell table:formula="of:=(       (    (COS([.$B10])     -      SQRT([.MX$2]^2-SIN([.$B10])^2))    /     (COS([.$B10])    +     SQRT([.MX$2]^2-SIN([.$B10])^2))    )  ^2     -    [.$C10]  )^2" office:value-type="float" office:value="0.0000590082897887235" calcext:value-type="float">
            <text:p>5.90082897887235E-005</text:p>
          </table:table-cell>
          <table:table-cell table:formula="of:=(       (    (COS([.$B10])     -      SQRT([.MY$2]^2-SIN([.$B10])^2))    /     (COS([.$B10])    +     SQRT([.MY$2]^2-SIN([.$B10])^2))    )  ^2     -    [.$C10]  )^2" office:value-type="float" office:value="0.0000578548560793457" calcext:value-type="float">
            <text:p>5.78548560793457E-005</text:p>
          </table:table-cell>
          <table:table-cell table:formula="of:=(       (    (COS([.$B10])     -      SQRT([.MZ$2]^2-SIN([.$B10])^2))    /     (COS([.$B10])    +     SQRT([.MZ$2]^2-SIN([.$B10])^2))    )  ^2     -    [.$C10]  )^2" office:value-type="float" office:value="0.0000567130124905476" calcext:value-type="float">
            <text:p>0.000056713</text:p>
          </table:table-cell>
          <table:table-cell table:formula="of:=(       (    (COS([.$B10])     -      SQRT([.NA$2]^2-SIN([.$B10])^2))    /     (COS([.$B10])    +     SQRT([.NA$2]^2-SIN([.$B10])^2))    )  ^2     -    [.$C10]  )^2" office:value-type="float" office:value="0.000055582752810687" calcext:value-type="float">
            <text:p>5.5582752810687E-005</text:p>
          </table:table-cell>
          <table:table-cell table:formula="of:=(       (    (COS([.$B10])     -      SQRT([.NB$2]^2-SIN([.$B10])^2))    /     (COS([.$B10])    +     SQRT([.NB$2]^2-SIN([.$B10])^2))    )  ^2     -    [.$C10]  )^2" office:value-type="float" office:value="0.0000544640708306702" calcext:value-type="float">
            <text:p>5.44640708306702E-005</text:p>
          </table:table-cell>
          <table:table-cell table:formula="of:=(       (    (COS([.$B10])     -      SQRT([.NC$2]^2-SIN([.$B10])^2))    /     (COS([.$B10])    +     SQRT([.NC$2]^2-SIN([.$B10])^2))    )  ^2     -    [.$C10]  )^2" office:value-type="float" office:value="0.0000533569603439707" calcext:value-type="float">
            <text:p>0.000053357</text:p>
          </table:table-cell>
          <table:table-cell table:formula="of:=(       (    (COS([.$B10])     -      SQRT([.ND$2]^2-SIN([.$B10])^2))    /     (COS([.$B10])    +     SQRT([.ND$2]^2-SIN([.$B10])^2))    )  ^2     -    [.$C10]  )^2" office:value-type="float" office:value="0.0000522614151466203" calcext:value-type="float">
            <text:p>5.22614151466203E-005</text:p>
          </table:table-cell>
          <table:table-cell table:formula="of:=(       (    (COS([.$B10])     -      SQRT([.NE$2]^2-SIN([.$B10])^2))    /     (COS([.$B10])    +     SQRT([.NE$2]^2-SIN([.$B10])^2))    )  ^2     -    [.$C10]  )^2" office:value-type="float" office:value="0.0000511774290372176" calcext:value-type="float">
            <text:p>5.11774290372176E-005</text:p>
          </table:table-cell>
          <table:table-cell table:formula="of:=(       (    (COS([.$B10])     -      SQRT([.NF$2]^2-SIN([.$B10])^2))    /     (COS([.$B10])    +     SQRT([.NF$2]^2-SIN([.$B10])^2))    )  ^2     -    [.$C10]  )^2" office:value-type="float" office:value="0.0000501049958169174" calcext:value-type="float">
            <text:p>0.000050105</text:p>
          </table:table-cell>
          <table:table-cell table:formula="of:=(       (    (COS([.$B10])     -      SQRT([.NG$2]^2-SIN([.$B10])^2))    /     (COS([.$B10])    +     SQRT([.NG$2]^2-SIN([.$B10])^2))    )  ^2     -    [.$C10]  )^2" office:value-type="float" office:value="0.0000490441092894378" calcext:value-type="float">
            <text:p>4.90441092894378E-005</text:p>
          </table:table-cell>
          <table:table-cell table:formula="of:=(       (    (COS([.$B10])     -      SQRT([.NH$2]^2-SIN([.$B10])^2))    /     (COS([.$B10])    +     SQRT([.NH$2]^2-SIN([.$B10])^2))    )  ^2     -    [.$C10]  )^2" office:value-type="float" office:value="0.000047994763261059" calcext:value-type="float">
            <text:p>4.7994763261059E-005</text:p>
          </table:table-cell>
          <table:table-cell table:formula="of:=(       (    (COS([.$B10])     -      SQRT([.NI$2]^2-SIN([.$B10])^2))    /     (COS([.$B10])    +     SQRT([.NI$2]^2-SIN([.$B10])^2))    )  ^2     -    [.$C10]  )^2" office:value-type="float" office:value="0.0000469569515406281" calcext:value-type="float">
            <text:p>0.000046957</text:p>
          </table:table-cell>
          <table:table-cell table:formula="of:=(       (    (COS([.$B10])     -      SQRT([.NJ$2]^2-SIN([.$B10])^2))    /     (COS([.$B10])    +     SQRT([.NJ$2]^2-SIN([.$B10])^2))    )  ^2     -    [.$C10]  )^2" office:value-type="float" office:value="0.0000459306679395468" calcext:value-type="float">
            <text:p>4.59306679395468E-005</text:p>
          </table:table-cell>
          <table:table-cell table:formula="of:=(       (    (COS([.$B10])     -      SQRT([.NK$2]^2-SIN([.$B10])^2))    /     (COS([.$B10])    +     SQRT([.NK$2]^2-SIN([.$B10])^2))    )  ^2     -    [.$C10]  )^2" office:value-type="float" office:value="0.000044915906271788" calcext:value-type="float">
            <text:p>4.4915906271788E-005</text:p>
          </table:table-cell>
          <table:table-cell table:formula="of:=(       (    (COS([.$B10])     -      SQRT([.NL$2]^2-SIN([.$B10])^2))    /     (COS([.$B10])    +     SQRT([.NL$2]^2-SIN([.$B10])^2))    )  ^2     -    [.$C10]  )^2" office:value-type="float" office:value="0.0000439126603538813" calcext:value-type="float">
            <text:p>4.39126603538813E-005</text:p>
          </table:table-cell>
          <table:table-cell table:formula="of:=(       (    (COS([.$B10])     -      SQRT([.NM$2]^2-SIN([.$B10])^2))    /     (COS([.$B10])    +     SQRT([.NM$2]^2-SIN([.$B10])^2))    )  ^2     -    [.$C10]  )^2" office:value-type="float" office:value="0.0000429209240049307" calcext:value-type="float">
            <text:p>4.29209240049307E-005</text:p>
          </table:table-cell>
          <table:table-cell table:formula="of:=(       (    (COS([.$B10])     -      SQRT([.NN$2]^2-SIN([.$B10])^2))    /     (COS([.$B10])    +     SQRT([.NN$2]^2-SIN([.$B10])^2))    )  ^2     -    [.$C10]  )^2" office:value-type="float" office:value="0.0000419406910465963" calcext:value-type="float">
            <text:p>4.19406910465963E-005</text:p>
          </table:table-cell>
          <table:table-cell table:formula="of:=(       (    (COS([.$B10])     -      SQRT([.NO$2]^2-SIN([.$B10])^2))    /     (COS([.$B10])    +     SQRT([.NO$2]^2-SIN([.$B10])^2))    )  ^2     -    [.$C10]  )^2" office:value-type="float" office:value="0.0000409719553031022" calcext:value-type="float">
            <text:p>0.000040972</text:p>
          </table:table-cell>
          <table:table-cell table:formula="of:=(       (    (COS([.$B10])     -      SQRT([.NP$2]^2-SIN([.$B10])^2))    /     (COS([.$B10])    +     SQRT([.NP$2]^2-SIN([.$B10])^2))    )  ^2     -    [.$C10]  )^2" office:value-type="float" office:value="0.000040014710601239" calcext:value-type="float">
            <text:p>4.0014710601239E-005</text:p>
          </table:table-cell>
          <table:table-cell table:formula="of:=(       (    (COS([.$B10])     -      SQRT([.NQ$2]^2-SIN([.$B10])^2))    /     (COS([.$B10])    +     SQRT([.NQ$2]^2-SIN([.$B10])^2))    )  ^2     -    [.$C10]  )^2" office:value-type="float" office:value="0.0000390689507703668" calcext:value-type="float">
            <text:p>0.000039069</text:p>
          </table:table-cell>
          <table:table-cell table:formula="of:=(       (    (COS([.$B10])     -      SQRT([.NR$2]^2-SIN([.$B10])^2))    /     (COS([.$B10])    +     SQRT([.NR$2]^2-SIN([.$B10])^2))    )  ^2     -    [.$C10]  )^2" office:value-type="float" office:value="0.0000381346696424081" calcext:value-type="float">
            <text:p>3.81346696424081E-005</text:p>
          </table:table-cell>
          <table:table-cell table:formula="of:=(       (    (COS([.$B10])     -      SQRT([.NS$2]^2-SIN([.$B10])^2))    /     (COS([.$B10])    +     SQRT([.NS$2]^2-SIN([.$B10])^2))    )  ^2     -    [.$C10]  )^2" office:value-type="float" office:value="0.0000372118610518476" calcext:value-type="float">
            <text:p>3.72118610518476E-005</text:p>
          </table:table-cell>
          <table:table-cell table:formula="of:=(       (    (COS([.$B10])     -      SQRT([.NT$2]^2-SIN([.$B10])^2))    /     (COS([.$B10])    +     SQRT([.NT$2]^2-SIN([.$B10])^2))    )  ^2     -    [.$C10]  )^2" office:value-type="float" office:value="0.0000363005188357363" calcext:value-type="float">
            <text:p>3.63005188357363E-005</text:p>
          </table:table-cell>
          <table:table-cell table:formula="of:=(       (    (COS([.$B10])     -      SQRT([.NU$2]^2-SIN([.$B10])^2))    /     (COS([.$B10])    +     SQRT([.NU$2]^2-SIN([.$B10])^2))    )  ^2     -    [.$C10]  )^2" office:value-type="float" office:value="0.0000354006368337022" calcext:value-type="float">
            <text:p>3.54006368337022E-005</text:p>
          </table:table-cell>
          <table:table-cell table:formula="of:=(       (    (COS([.$B10])     -      SQRT([.NV$2]^2-SIN([.$B10])^2))    /     (COS([.$B10])    +     SQRT([.NV$2]^2-SIN([.$B10])^2))    )  ^2     -    [.$C10]  )^2" office:value-type="float" office:value="0.0000345122088879236" calcext:value-type="float">
            <text:p>3.45122088879236E-005</text:p>
          </table:table-cell>
          <table:table-cell table:formula="of:=(       (    (COS([.$B10])     -      SQRT([.NW$2]^2-SIN([.$B10])^2))    /     (COS([.$B10])    +     SQRT([.NW$2]^2-SIN([.$B10])^2))    )  ^2     -    [.$C10]  )^2" office:value-type="float" office:value="0.0000336352288431613" calcext:value-type="float">
            <text:p>3.36352288431613E-005</text:p>
          </table:table-cell>
          <table:table-cell table:formula="of:=(       (    (COS([.$B10])     -      SQRT([.NX$2]^2-SIN([.$B10])^2))    /     (COS([.$B10])    +     SQRT([.NX$2]^2-SIN([.$B10])^2))    )  ^2     -    [.$C10]  )^2" office:value-type="float" office:value="0.0000327696905467294" calcext:value-type="float">
            <text:p>3.27696905467294E-005</text:p>
          </table:table-cell>
          <table:table-cell table:formula="of:=(       (    (COS([.$B10])     -      SQRT([.NY$2]^2-SIN([.$B10])^2))    /     (COS([.$B10])    +     SQRT([.NY$2]^2-SIN([.$B10])^2))    )  ^2     -    [.$C10]  )^2" office:value-type="float" office:value="0.0000319155878485166" calcext:value-type="float">
            <text:p>3.19155878485166E-005</text:p>
          </table:table-cell>
          <table:table-cell table:formula="of:=(       (    (COS([.$B10])     -      SQRT([.NZ$2]^2-SIN([.$B10])^2))    /     (COS([.$B10])    +     SQRT([.NZ$2]^2-SIN([.$B10])^2))    )  ^2     -    [.$C10]  )^2" office:value-type="float" office:value="0.0000310729146009813" calcext:value-type="float">
            <text:p>3.10729146009813E-005</text:p>
          </table:table-cell>
          <table:table-cell table:formula="of:=(       (    (COS([.$B10])     -      SQRT([.OA$2]^2-SIN([.$B10])^2))    /     (COS([.$B10])    +     SQRT([.OA$2]^2-SIN([.$B10])^2))    )  ^2     -    [.$C10]  )^2" office:value-type="float" office:value="0.0000302416646591438" calcext:value-type="float">
            <text:p>3.02416646591438E-005</text:p>
          </table:table-cell>
          <table:table-cell table:formula="of:=(       (    (COS([.$B10])     -      SQRT([.OB$2]^2-SIN([.$B10])^2))    /     (COS([.$B10])    +     SQRT([.OB$2]^2-SIN([.$B10])^2))    )  ^2     -    [.$C10]  )^2" office:value-type="float" office:value="0.000029421831880598" calcext:value-type="float">
            <text:p>2.9421831880598E-005</text:p>
          </table:table-cell>
          <table:table-cell table:formula="of:=(       (    (COS([.$B10])     -      SQRT([.OC$2]^2-SIN([.$B10])^2))    /     (COS([.$B10])    +     SQRT([.OC$2]^2-SIN([.$B10])^2))    )  ^2     -    [.$C10]  )^2" office:value-type="float" office:value="0.0000286134101254982" calcext:value-type="float">
            <text:p>2.86134101254982E-005</text:p>
          </table:table-cell>
          <table:table-cell table:formula="of:=(       (    (COS([.$B10])     -      SQRT([.OD$2]^2-SIN([.$B10])^2))    /     (COS([.$B10])    +     SQRT([.OD$2]^2-SIN([.$B10])^2))    )  ^2     -    [.$C10]  )^2" office:value-type="float" office:value="0.000027816393256578" calcext:value-type="float">
            <text:p>2.7816393256578E-005</text:p>
          </table:table-cell>
          <table:table-cell table:formula="of:=(       (    (COS([.$B10])     -      SQRT([.OE$2]^2-SIN([.$B10])^2))    /     (COS([.$B10])    +     SQRT([.OE$2]^2-SIN([.$B10])^2))    )  ^2     -    [.$C10]  )^2" office:value-type="float" office:value="0.0000270307751391324" calcext:value-type="float">
            <text:p>2.70307751391324E-005</text:p>
          </table:table-cell>
          <table:table-cell table:formula="of:=(       (    (COS([.$B10])     -      SQRT([.OF$2]^2-SIN([.$B10])^2))    /     (COS([.$B10])    +     SQRT([.OF$2]^2-SIN([.$B10])^2))    )  ^2     -    [.$C10]  )^2" office:value-type="float" office:value="0.0000262565496410255" calcext:value-type="float">
            <text:p>2.62565496410255E-005</text:p>
          </table:table-cell>
          <table:table-cell table:formula="of:=(       (    (COS([.$B10])     -      SQRT([.OG$2]^2-SIN([.$B10])^2))    /     (COS([.$B10])    +     SQRT([.OG$2]^2-SIN([.$B10])^2))    )  ^2     -    [.$C10]  )^2" office:value-type="float" office:value="0.0000254937106326916" calcext:value-type="float">
            <text:p>2.54937106326916E-005</text:p>
          </table:table-cell>
          <table:table-cell table:formula="of:=(       (    (COS([.$B10])     -      SQRT([.OH$2]^2-SIN([.$B10])^2))    /     (COS([.$B10])    +     SQRT([.OH$2]^2-SIN([.$B10])^2))    )  ^2     -    [.$C10]  )^2" office:value-type="float" office:value="0.0000247422519871394" calcext:value-type="float">
            <text:p>2.47422519871394E-005</text:p>
          </table:table-cell>
          <table:table-cell table:formula="of:=(       (    (COS([.$B10])     -      SQRT([.OI$2]^2-SIN([.$B10])^2))    /     (COS([.$B10])    +     SQRT([.OI$2]^2-SIN([.$B10])^2))    )  ^2     -    [.$C10]  )^2" office:value-type="float" office:value="0.0000240021675799387" calcext:value-type="float">
            <text:p>2.40021675799387E-005</text:p>
          </table:table-cell>
          <table:table-cell table:formula="of:=(       (    (COS([.$B10])     -      SQRT([.OJ$2]^2-SIN([.$B10])^2))    /     (COS([.$B10])    +     SQRT([.OJ$2]^2-SIN([.$B10])^2))    )  ^2     -    [.$C10]  )^2" office:value-type="float" office:value="0.0000232734512892371" calcext:value-type="float">
            <text:p>2.32734512892371E-005</text:p>
          </table:table-cell>
          <table:table-cell table:formula="of:=(       (    (COS([.$B10])     -      SQRT([.OK$2]^2-SIN([.$B10])^2))    /     (COS([.$B10])    +     SQRT([.OK$2]^2-SIN([.$B10])^2))    )  ^2     -    [.$C10]  )^2" office:value-type="float" office:value="0.0000225560969957465" calcext:value-type="float">
            <text:p>2.25560969957465E-005</text:p>
          </table:table-cell>
          <table:table-cell table:formula="of:=(       (    (COS([.$B10])     -      SQRT([.OL$2]^2-SIN([.$B10])^2))    /     (COS([.$B10])    +     SQRT([.OL$2]^2-SIN([.$B10])^2))    )  ^2     -    [.$C10]  )^2" office:value-type="float" office:value="0.0000218500985827504" calcext:value-type="float">
            <text:p>2.18500985827504E-005</text:p>
          </table:table-cell>
          <table:table-cell table:formula="of:=(       (    (COS([.$B10])     -      SQRT([.OM$2]^2-SIN([.$B10])^2))    /     (COS([.$B10])    +     SQRT([.OM$2]^2-SIN([.$B10])^2))    )  ^2     -    [.$C10]  )^2" office:value-type="float" office:value="0.000021155449936106" calcext:value-type="float">
            <text:p>2.1155449936106E-005</text:p>
          </table:table-cell>
          <table:table-cell table:formula="of:=(       (    (COS([.$B10])     -      SQRT([.ON$2]^2-SIN([.$B10])^2))    /     (COS([.$B10])    +     SQRT([.ON$2]^2-SIN([.$B10])^2))    )  ^2     -    [.$C10]  )^2" office:value-type="float" office:value="0.0000204721449442392" calcext:value-type="float">
            <text:p>2.04721449442392E-005</text:p>
          </table:table-cell>
          <table:table-cell table:formula="of:=(       (    (COS([.$B10])     -      SQRT([.OO$2]^2-SIN([.$B10])^2))    /     (COS([.$B10])    +     SQRT([.OO$2]^2-SIN([.$B10])^2))    )  ^2     -    [.$C10]  )^2" office:value-type="float" office:value="0.0000198001774981432" calcext:value-type="float">
            <text:p>1.98001774981432E-005</text:p>
          </table:table-cell>
          <table:table-cell table:formula="of:=(       (    (COS([.$B10])     -      SQRT([.OP$2]^2-SIN([.$B10])^2))    /     (COS([.$B10])    +     SQRT([.OP$2]^2-SIN([.$B10])^2))    )  ^2     -    [.$C10]  )^2" office:value-type="float" office:value="0.0000191395414913904" calcext:value-type="float">
            <text:p>1.91395414913904E-005</text:p>
          </table:table-cell>
          <table:table-cell table:formula="of:=(       (    (COS([.$B10])     -      SQRT([.OQ$2]^2-SIN([.$B10])^2))    /     (COS([.$B10])    +     SQRT([.OQ$2]^2-SIN([.$B10])^2))    )  ^2     -    [.$C10]  )^2" office:value-type="float" office:value="0.0000184902308201149" calcext:value-type="float">
            <text:p>1.84902308201149E-005</text:p>
          </table:table-cell>
          <table:table-cell table:formula="of:=(       (    (COS([.$B10])     -      SQRT([.OR$2]^2-SIN([.$B10])^2))    /     (COS([.$B10])    +     SQRT([.OR$2]^2-SIN([.$B10])^2))    )  ^2     -    [.$C10]  )^2" office:value-type="float" office:value="0.0000178522393830314" calcext:value-type="float">
            <text:p>1.78522393830314E-005</text:p>
          </table:table-cell>
          <table:table-cell table:formula="of:=(       (    (COS([.$B10])     -      SQRT([.OS$2]^2-SIN([.$B10])^2))    /     (COS([.$B10])    +     SQRT([.OS$2]^2-SIN([.$B10])^2))    )  ^2     -    [.$C10]  )^2" office:value-type="float" office:value="0.0000172255610814194" calcext:value-type="float">
            <text:p>1.72255610814194E-005</text:p>
          </table:table-cell>
          <table:table-cell table:formula="of:=(       (    (COS([.$B10])     -      SQRT([.OT$2]^2-SIN([.$B10])^2))    /     (COS([.$B10])    +     SQRT([.OT$2]^2-SIN([.$B10])^2))    )  ^2     -    [.$C10]  )^2" office:value-type="float" office:value="0.0000166101898191327" calcext:value-type="float">
            <text:p>1.66101898191327E-005</text:p>
          </table:table-cell>
          <table:table-cell table:formula="of:=(       (    (COS([.$B10])     -      SQRT([.OU$2]^2-SIN([.$B10])^2))    /     (COS([.$B10])    +     SQRT([.OU$2]^2-SIN([.$B10])^2))    )  ^2     -    [.$C10]  )^2" office:value-type="float" office:value="0.0000160061195025971" calcext:value-type="float">
            <text:p>1.60061195025971E-005</text:p>
          </table:table-cell>
          <table:table-cell table:formula="of:=(       (    (COS([.$B10])     -      SQRT([.OV$2]^2-SIN([.$B10])^2))    /     (COS([.$B10])    +     SQRT([.OV$2]^2-SIN([.$B10])^2))    )  ^2     -    [.$C10]  )^2" office:value-type="float" office:value="0.0000154133440408118" calcext:value-type="float">
            <text:p>1.54133440408118E-005</text:p>
          </table:table-cell>
          <table:table-cell table:formula="of:=(       (    (COS([.$B10])     -      SQRT([.OW$2]^2-SIN([.$B10])^2))    /     (COS([.$B10])    +     SQRT([.OW$2]^2-SIN([.$B10])^2))    )  ^2     -    [.$C10]  )^2" office:value-type="float" office:value="0.0000148318573453468" calcext:value-type="float">
            <text:p>1.48318573453468E-005</text:p>
          </table:table-cell>
          <table:table-cell table:formula="of:=(       (    (COS([.$B10])     -      SQRT([.OX$2]^2-SIN([.$B10])^2))    /     (COS([.$B10])    +     SQRT([.OX$2]^2-SIN([.$B10])^2))    )  ^2     -    [.$C10]  )^2" office:value-type="float" office:value="0.000014261653330345" calcext:value-type="float">
            <text:p>1.4261653330345E-005</text:p>
          </table:table-cell>
          <table:table-cell table:formula="of:=(       (    (COS([.$B10])     -      SQRT([.OY$2]^2-SIN([.$B10])^2))    /     (COS([.$B10])    +     SQRT([.OY$2]^2-SIN([.$B10])^2))    )  ^2     -    [.$C10]  )^2" office:value-type="float" office:value="0.0000137027259125225" calcext:value-type="float">
            <text:p>1.37027259125225E-005</text:p>
          </table:table-cell>
          <table:table-cell table:formula="of:=(       (    (COS([.$B10])     -      SQRT([.OZ$2]^2-SIN([.$B10])^2))    /     (COS([.$B10])    +     SQRT([.OZ$2]^2-SIN([.$B10])^2))    )  ^2     -    [.$C10]  )^2" office:value-type="float" office:value="0.0000131550690111656" calcext:value-type="float">
            <text:p>1.31550690111656E-005</text:p>
          </table:table-cell>
          <table:table-cell table:formula="of:=(       (    (COS([.$B10])     -      SQRT([.PA$2]^2-SIN([.$B10])^2))    /     (COS([.$B10])    +     SQRT([.PA$2]^2-SIN([.$B10])^2))    )  ^2     -    [.$C10]  )^2" office:value-type="float" office:value="0.0000126186765481361" calcext:value-type="float">
            <text:p>1.26186765481361E-005</text:p>
          </table:table-cell>
          <table:table-cell table:formula="of:=(       (    (COS([.$B10])     -      SQRT([.PB$2]^2-SIN([.$B10])^2))    /     (COS([.$B10])    +     SQRT([.PB$2]^2-SIN([.$B10])^2))    )  ^2     -    [.$C10]  )^2" office:value-type="float" office:value="0.0000120935424478685" calcext:value-type="float">
            <text:p>1.20935424478685E-005</text:p>
          </table:table-cell>
          <table:table-cell table:formula="of:=(       (    (COS([.$B10])     -      SQRT([.PC$2]^2-SIN([.$B10])^2))    /     (COS([.$B10])    +     SQRT([.PC$2]^2-SIN([.$B10])^2))    )  ^2     -    [.$C10]  )^2" office:value-type="float" office:value="0.0000115796606373721" calcext:value-type="float">
            <text:p>1.15796606373721E-005</text:p>
          </table:table-cell>
          <table:table-cell table:formula="of:=(       (    (COS([.$B10])     -      SQRT([.PD$2]^2-SIN([.$B10])^2))    /     (COS([.$B10])    +     SQRT([.PD$2]^2-SIN([.$B10])^2))    )  ^2     -    [.$C10]  )^2" office:value-type="float" office:value="0.0000110770250462262" calcext:value-type="float">
            <text:p>0.000011077</text:p>
          </table:table-cell>
          <table:table-cell table:formula="of:=(       (    (COS([.$B10])     -      SQRT([.PE$2]^2-SIN([.$B10])^2))    /     (COS([.$B10])    +     SQRT([.PE$2]^2-SIN([.$B10])^2))    )  ^2     -    [.$C10]  )^2" office:value-type="float" office:value="0.000010585629606585" calcext:value-type="float">
            <text:p>1.0585629606585E-005</text:p>
          </table:table-cell>
          <table:table-cell table:formula="of:=(       (    (COS([.$B10])     -      SQRT([.PF$2]^2-SIN([.$B10])^2))    /     (COS([.$B10])    +     SQRT([.PF$2]^2-SIN([.$B10])^2))    )  ^2     -    [.$C10]  )^2" office:value-type="float" office:value="0.0000101054682531771" calcext:value-type="float">
            <text:p>1.01054682531771E-005</text:p>
          </table:table-cell>
          <table:table-cell table:formula="of:=(       (    (COS([.$B10])     -      SQRT([.PG$2]^2-SIN([.$B10])^2))    /     (COS([.$B10])    +     SQRT([.PG$2]^2-SIN([.$B10])^2))    )  ^2     -    [.$C10]  )^2" office:value-type="float" office:value="0.00000963653492330333" calcext:value-type="float">
            <text:p>9.63653492330333E-006</text:p>
          </table:table-cell>
          <table:table-cell table:formula="of:=(       (    (COS([.$B10])     -      SQRT([.PH$2]^2-SIN([.$B10])^2))    /     (COS([.$B10])    +     SQRT([.PH$2]^2-SIN([.$B10])^2))    )  ^2     -    [.$C10]  )^2" office:value-type="float" office:value="0.00000917882355684253" calcext:value-type="float">
            <text:p>9.17882355684253E-006</text:p>
          </table:table-cell>
          <table:table-cell table:formula="of:=(       (    (COS([.$B10])     -      SQRT([.PI$2]^2-SIN([.$B10])^2))    /     (COS([.$B10])    +     SQRT([.PI$2]^2-SIN([.$B10])^2))    )  ^2     -    [.$C10]  )^2" office:value-type="float" office:value="0.00000873232809624105" calcext:value-type="float">
            <text:p>8.73232809624105E-006</text:p>
          </table:table-cell>
          <table:table-cell table:formula="of:=(       (    (COS([.$B10])     -      SQRT([.PJ$2]^2-SIN([.$B10])^2))    /     (COS([.$B10])    +     SQRT([.PJ$2]^2-SIN([.$B10])^2))    )  ^2     -    [.$C10]  )^2" office:value-type="float" office:value="0.00000829704248652475" calcext:value-type="float">
            <text:p>0.000008297</text:p>
          </table:table-cell>
          <table:table-cell table:formula="of:=(       (    (COS([.$B10])     -      SQRT([.PK$2]^2-SIN([.$B10])^2))    /     (COS([.$B10])    +     SQRT([.PK$2]^2-SIN([.$B10])^2))    )  ^2     -    [.$C10]  )^2" office:value-type="float" office:value="0.00000787296067529024" calcext:value-type="float">
            <text:p>0.000007873</text:p>
          </table:table-cell>
          <table:table-cell table:formula="of:=(       (    (COS([.$B10])     -      SQRT([.PL$2]^2-SIN([.$B10])^2))    /     (COS([.$B10])    +     SQRT([.PL$2]^2-SIN([.$B10])^2))    )  ^2     -    [.$C10]  )^2" office:value-type="float" office:value="0.0000074600766127127" calcext:value-type="float">
            <text:p>7.4600766127127E-006</text:p>
          </table:table-cell>
          <table:table-cell table:formula="of:=(       (    (COS([.$B10])     -      SQRT([.PM$2]^2-SIN([.$B10])^2))    /     (COS([.$B10])    +     SQRT([.PM$2]^2-SIN([.$B10])^2))    )  ^2     -    [.$C10]  )^2" office:value-type="float" office:value="0.00000705838425153677" calcext:value-type="float">
            <text:p>7.05838425153677E-006</text:p>
          </table:table-cell>
          <table:table-cell table:formula="of:=(       (    (COS([.$B10])     -      SQRT([.PN$2]^2-SIN([.$B10])^2))    /     (COS([.$B10])    +     SQRT([.PN$2]^2-SIN([.$B10])^2))    )  ^2     -    [.$C10]  )^2" office:value-type="float" office:value="0.00000666787754708424" calcext:value-type="float">
            <text:p>6.66787754708424E-006</text:p>
          </table:table-cell>
          <table:table-cell table:formula="of:=(       (    (COS([.$B10])     -      SQRT([.PO$2]^2-SIN([.$B10])^2))    /     (COS([.$B10])    +     SQRT([.PO$2]^2-SIN([.$B10])^2))    )  ^2     -    [.$C10]  )^2" office:value-type="float" office:value="0.00000628855045725347" calcext:value-type="float">
            <text:p>6.28855045725347E-006</text:p>
          </table:table-cell>
          <table:table-cell table:formula="of:=(       (    (COS([.$B10])     -      SQRT([.PP$2]^2-SIN([.$B10])^2))    /     (COS([.$B10])    +     SQRT([.PP$2]^2-SIN([.$B10])^2))    )  ^2     -    [.$C10]  )^2" office:value-type="float" office:value="0.00000592039694251274" calcext:value-type="float">
            <text:p>5.92039694251274E-006</text:p>
          </table:table-cell>
          <table:table-cell table:formula="of:=(       (    (COS([.$B10])     -      SQRT([.PQ$2]^2-SIN([.$B10])^2))    /     (COS([.$B10])    +     SQRT([.PQ$2]^2-SIN([.$B10])^2))    )  ^2     -    [.$C10]  )^2" office:value-type="float" office:value="0.00000556341096590962" calcext:value-type="float">
            <text:p>5.56341096590962E-006</text:p>
          </table:table-cell>
          <table:table-cell table:formula="of:=(       (    (COS([.$B10])     -      SQRT([.PR$2]^2-SIN([.$B10])^2))    /     (COS([.$B10])    +     SQRT([.PR$2]^2-SIN([.$B10])^2))    )  ^2     -    [.$C10]  )^2" office:value-type="float" office:value="0.00000521758649306555" calcext:value-type="float">
            <text:p>5.21758649306555E-006</text:p>
          </table:table-cell>
          <table:table-cell table:formula="of:=(       (    (COS([.$B10])     -      SQRT([.PS$2]^2-SIN([.$B10])^2))    /     (COS([.$B10])    +     SQRT([.PS$2]^2-SIN([.$B10])^2))    )  ^2     -    [.$C10]  )^2" office:value-type="float" office:value="0.00000488291749217385" calcext:value-type="float">
            <text:p>4.88291749217385E-006</text:p>
          </table:table-cell>
          <table:table-cell table:formula="of:=(       (    (COS([.$B10])     -      SQRT([.PT$2]^2-SIN([.$B10])^2))    /     (COS([.$B10])    +     SQRT([.PT$2]^2-SIN([.$B10])^2))    )  ^2     -    [.$C10]  )^2" office:value-type="float" office:value="0.00000455939793400869" calcext:value-type="float">
            <text:p>4.55939793400869E-006</text:p>
          </table:table-cell>
          <table:table-cell table:formula="of:=(       (    (COS([.$B10])     -      SQRT([.PU$2]^2-SIN([.$B10])^2))    /     (COS([.$B10])    +     SQRT([.PU$2]^2-SIN([.$B10])^2))    )  ^2     -    [.$C10]  )^2" office:value-type="float" office:value="0.00000424702179191421" calcext:value-type="float">
            <text:p>0.000004247</text:p>
          </table:table-cell>
          <table:table-cell table:formula="of:=(       (    (COS([.$B10])     -      SQRT([.PV$2]^2-SIN([.$B10])^2))    /     (COS([.$B10])    +     SQRT([.PV$2]^2-SIN([.$B10])^2))    )  ^2     -    [.$C10]  )^2" office:value-type="float" office:value="0.00000394578304181167" calcext:value-type="float">
            <text:p>3.94578304181167E-006</text:p>
          </table:table-cell>
          <table:table-cell table:formula="of:=(       (    (COS([.$B10])     -      SQRT([.PW$2]^2-SIN([.$B10])^2))    /     (COS([.$B10])    +     SQRT([.PW$2]^2-SIN([.$B10])^2))    )  ^2     -    [.$C10]  )^2" office:value-type="float" office:value="0.00000365567566219949" calcext:value-type="float">
            <text:p>3.65567566219949E-006</text:p>
          </table:table-cell>
          <table:table-cell table:formula="of:=(       (    (COS([.$B10])     -      SQRT([.PX$2]^2-SIN([.$B10])^2))    /     (COS([.$B10])    +     SQRT([.PX$2]^2-SIN([.$B10])^2))    )  ^2     -    [.$C10]  )^2" office:value-type="float" office:value="0.00000337669363414902" calcext:value-type="float">
            <text:p>3.37669363414902E-006</text:p>
          </table:table-cell>
          <table:table-cell table:formula="of:=(       (    (COS([.$B10])     -      SQRT([.PY$2]^2-SIN([.$B10])^2))    /     (COS([.$B10])    +     SQRT([.PY$2]^2-SIN([.$B10])^2))    )  ^2     -    [.$C10]  )^2" office:value-type="float" office:value="0.00000310883094130806" calcext:value-type="float">
            <text:p>3.10883094130806E-006</text:p>
          </table:table-cell>
          <table:table-cell table:formula="of:=(       (    (COS([.$B10])     -      SQRT([.PZ$2]^2-SIN([.$B10])^2))    /     (COS([.$B10])    +     SQRT([.PZ$2]^2-SIN([.$B10])^2))    )  ^2     -    [.$C10]  )^2" office:value-type="float" office:value="0.0000028520815699001" calcext:value-type="float">
            <text:p>2.8520815699001E-006</text:p>
          </table:table-cell>
          <table:table-cell table:formula="of:=(       (    (COS([.$B10])     -      SQRT([.QA$2]^2-SIN([.$B10])^2))    /     (COS([.$B10])    +     SQRT([.QA$2]^2-SIN([.$B10])^2))    )  ^2     -    [.$C10]  )^2" office:value-type="float" office:value="0.0000026064395087242" calcext:value-type="float">
            <text:p>2.6064395087242E-006</text:p>
          </table:table-cell>
          <table:table-cell table:formula="of:=(       (    (COS([.$B10])     -      SQRT([.QB$2]^2-SIN([.$B10])^2))    /     (COS([.$B10])    +     SQRT([.QB$2]^2-SIN([.$B10])^2))    )  ^2     -    [.$C10]  )^2" office:value-type="float" office:value="0.00000237189874915416" calcext:value-type="float">
            <text:p>2.37189874915416E-006</text:p>
          </table:table-cell>
          <table:table-cell table:formula="of:=(       (    (COS([.$B10])     -      SQRT([.QC$2]^2-SIN([.$B10])^2))    /     (COS([.$B10])    +     SQRT([.QC$2]^2-SIN([.$B10])^2))    )  ^2     -    [.$C10]  )^2" office:value-type="float" office:value="0.00000214845328514074" calcext:value-type="float">
            <text:p>2.14845328514074E-006</text:p>
          </table:table-cell>
          <table:table-cell table:formula="of:=(       (    (COS([.$B10])     -      SQRT([.QD$2]^2-SIN([.$B10])^2))    /     (COS([.$B10])    +     SQRT([.QD$2]^2-SIN([.$B10])^2))    )  ^2     -    [.$C10]  )^2" office:value-type="float" office:value="0.0000019360971132104" calcext:value-type="float">
            <text:p>1.9360971132104E-006</text:p>
          </table:table-cell>
          <table:table-cell table:formula="of:=(       (    (COS([.$B10])     -      SQRT([.QE$2]^2-SIN([.$B10])^2))    /     (COS([.$B10])    +     SQRT([.QE$2]^2-SIN([.$B10])^2))    )  ^2     -    [.$C10]  )^2" office:value-type="float" office:value="0.00000173482423246373" calcext:value-type="float">
            <text:p>1.73482423246373E-006</text:p>
          </table:table-cell>
          <table:table-cell table:formula="of:=(       (    (COS([.$B10])     -      SQRT([.QF$2]^2-SIN([.$B10])^2))    /     (COS([.$B10])    +     SQRT([.QF$2]^2-SIN([.$B10])^2))    )  ^2     -    [.$C10]  )^2" office:value-type="float" office:value="0.00000154462864457951" calcext:value-type="float">
            <text:p>1.54462864457951E-006</text:p>
          </table:table-cell>
          <table:table-cell table:formula="of:=(       (    (COS([.$B10])     -      SQRT([.QG$2]^2-SIN([.$B10])^2))    /     (COS([.$B10])    +     SQRT([.QG$2]^2-SIN([.$B10])^2))    )  ^2     -    [.$C10]  )^2" office:value-type="float" office:value="0.00000136550435381138" calcext:value-type="float">
            <text:p>1.36550435381138E-006</text:p>
          </table:table-cell>
          <table:table-cell table:formula="of:=(       (    (COS([.$B10])     -      SQRT([.QH$2]^2-SIN([.$B10])^2))    /     (COS([.$B10])    +     SQRT([.QH$2]^2-SIN([.$B10])^2))    )  ^2     -    [.$C10]  )^2" office:value-type="float" office:value="0.00000119744536698746" calcext:value-type="float">
            <text:p>1.19744536698746E-006</text:p>
          </table:table-cell>
          <table:table-cell table:formula="of:=(       (    (COS([.$B10])     -      SQRT([.QI$2]^2-SIN([.$B10])^2))    /     (COS([.$B10])    +     SQRT([.QI$2]^2-SIN([.$B10])^2))    )  ^2     -    [.$C10]  )^2" office:value-type="float" office:value="0.00000104044569351432" calcext:value-type="float">
            <text:p>1.04044569351432E-006</text:p>
          </table:table-cell>
          <table:table-cell table:formula="of:=(       (    (COS([.$B10])     -      SQRT([.QJ$2]^2-SIN([.$B10])^2))    /     (COS([.$B10])    +     SQRT([.QJ$2]^2-SIN([.$B10])^2))    )  ^2     -    [.$C10]  )^2" office:value-type="float" office:value="0.000000894499345373251" calcext:value-type="float">
            <text:p>8.94499345373251E-007</text:p>
          </table:table-cell>
          <table:table-cell table:formula="of:=(       (    (COS([.$B10])     -      SQRT([.QK$2]^2-SIN([.$B10])^2))    /     (COS([.$B10])    +     SQRT([.QK$2]^2-SIN([.$B10])^2))    )  ^2     -    [.$C10]  )^2" office:value-type="float" office:value="0.000000759600337121285" calcext:value-type="float">
            <text:p>7.59600337121285E-007</text:p>
          </table:table-cell>
          <table:table-cell table:formula="of:=(       (    (COS([.$B10])     -      SQRT([.QL$2]^2-SIN([.$B10])^2))    /     (COS([.$B10])    +     SQRT([.QL$2]^2-SIN([.$B10])^2))    )  ^2     -    [.$C10]  )^2" office:value-type="float" office:value="0.000000635742685892285" calcext:value-type="float">
            <text:p>6.35742685892285E-007</text:p>
          </table:table-cell>
          <table:table-cell table:formula="of:=(       (    (COS([.$B10])     -      SQRT([.QM$2]^2-SIN([.$B10])^2))    /     (COS([.$B10])    +     SQRT([.QM$2]^2-SIN([.$B10])^2))    )  ^2     -    [.$C10]  )^2" office:value-type="float" office:value="0.000000522920411394966" calcext:value-type="float">
            <text:p>5.22920411394966E-007</text:p>
          </table:table-cell>
          <table:table-cell table:formula="of:=(       (    (COS([.$B10])     -      SQRT([.QN$2]^2-SIN([.$B10])^2))    /     (COS([.$B10])    +     SQRT([.QN$2]^2-SIN([.$B10])^2))    )  ^2     -    [.$C10]  )^2" office:value-type="float" office:value="0.000000421127535915752" calcext:value-type="float">
            <text:p>4.21127535915752E-007</text:p>
          </table:table-cell>
          <table:table-cell table:formula="of:=(       (    (COS([.$B10])     -      SQRT([.QO$2]^2-SIN([.$B10])^2))    /     (COS([.$B10])    +     SQRT([.QO$2]^2-SIN([.$B10])^2))    )  ^2     -    [.$C10]  )^2" office:value-type="float" office:value="0.000000330358084315438" calcext:value-type="float">
            <text:p>3.30358084315438E-007</text:p>
          </table:table-cell>
          <table:table-cell table:formula="of:=(       (    (COS([.$B10])     -      SQRT([.QP$2]^2-SIN([.$B10])^2))    /     (COS([.$B10])    +     SQRT([.QP$2]^2-SIN([.$B10])^2))    )  ^2     -    [.$C10]  )^2" office:value-type="float" office:value="0.000000250606084031921" calcext:value-type="float">
            <text:p>2.50606084031921E-007</text:p>
          </table:table-cell>
          <table:table-cell table:formula="of:=(       (    (COS([.$B10])     -      SQRT([.QQ$2]^2-SIN([.$B10])^2))    /     (COS([.$B10])    +     SQRT([.QQ$2]^2-SIN([.$B10])^2))    )  ^2     -    [.$C10]  )^2" office:value-type="float" office:value="0.000000181865565079191" calcext:value-type="float">
            <text:p>1.81865565079191E-007</text:p>
          </table:table-cell>
          <table:table-cell table:formula="of:=(       (    (COS([.$B10])     -      SQRT([.QR$2]^2-SIN([.$B10])^2))    /     (COS([.$B10])    +     SQRT([.QR$2]^2-SIN([.$B10])^2))    )  ^2     -    [.$C10]  )^2" office:value-type="float" office:value="0.000000124130560046897" calcext:value-type="float">
            <text:p>1.24130560046897E-007</text:p>
          </table:table-cell>
          <table:table-cell table:formula="of:=(       (    (COS([.$B10])     -      SQRT([.QS$2]^2-SIN([.$B10])^2))    /     (COS([.$B10])    +     SQRT([.QS$2]^2-SIN([.$B10])^2))    )  ^2     -    [.$C10]  )^2" office:value-type="float" office:value="0.0000000773951041009178" calcext:value-type="float">
            <text:p>7.73951041009178E-008</text:p>
          </table:table-cell>
          <table:table-cell table:formula="of:=(       (    (COS([.$B10])     -      SQRT([.QT$2]^2-SIN([.$B10])^2))    /     (COS([.$B10])    +     SQRT([.QT$2]^2-SIN([.$B10])^2))    )  ^2     -    [.$C10]  )^2" office:value-type="float" office:value="0.0000000416532349833351" calcext:value-type="float">
            <text:p>4.16532349833351E-008</text:p>
          </table:table-cell>
          <table:table-cell table:formula="of:=(       (    (COS([.$B10])     -      SQRT([.QU$2]^2-SIN([.$B10])^2))    /     (COS([.$B10])    +     SQRT([.QU$2]^2-SIN([.$B10])^2))    )  ^2     -    [.$C10]  )^2" office:value-type="float" office:value="0.0000000168989930120347" calcext:value-type="float">
            <text:p>1.68989930120347E-008</text:p>
          </table:table-cell>
          <table:table-cell table:formula="of:=(       (    (COS([.$B10])     -      SQRT([.QV$2]^2-SIN([.$B10])^2))    /     (COS([.$B10])    +     SQRT([.QV$2]^2-SIN([.$B10])^2))    )  ^2     -    [.$C10]  )^2" office:value-type="float" office:value="0.00000000312642108131934" calcext:value-type="float">
            <text:p>3.12642108131934E-009</text:p>
          </table:table-cell>
          <table:table-cell table:formula="of:=(       (    (COS([.$B10])     -      SQRT([.QW$2]^2-SIN([.$B10])^2))    /     (COS([.$B10])    +     SQRT([.QW$2]^2-SIN([.$B10])^2))    )  ^2     -    [.$C10]  )^2" office:value-type="float" office:value="0.000000000329564661227014" calcext:value-type="float">
            <text:p>3.29564661227014E-010</text:p>
          </table:table-cell>
          <table:table-cell table:formula="of:=(       (    (COS([.$B10])     -      SQRT([.QX$2]^2-SIN([.$B10])^2))    /     (COS([.$B10])    +     SQRT([.QX$2]^2-SIN([.$B10])^2))    )  ^2     -    [.$C10]  )^2" office:value-type="float" office:value="0.00000000850247179801663" calcext:value-type="float">
            <text:p>8.50247179801663E-009</text:p>
          </table:table-cell>
          <table:table-cell table:number-columns-repeated="558"/>
        </table:table-row>
        <table:table-row table:style-name="ro1">
          <table:table-cell/>
          <table:table-cell table:formula="of:=[List1.N34]/180*PI()" office:value-type="float" office:value="0.872664625997165" calcext:value-type="float">
            <text:p>0.872664626</text:p>
          </table:table-cell>
          <table:table-cell table:style-name="ce5" table:formula="of:=[List1.P34]/1910" office:value-type="float" office:value="0.198952879581152" calcext:value-type="float">
            <text:p>0.1989528796</text:p>
          </table:table-cell>
          <table:table-cell table:formula="of:=(       (    (COS([.$B11])     -      SQRT([.D$2]^2-SIN([.$B11])^2))    /     (COS([.$B11])    +     SQRT([.D$2]^2-SIN([.$B11])^2))    )  ^2     -    [.$C11]  )^2" office:value-type="float" office:value="0.000757842475155379" calcext:value-type="float">
            <text:p>0.0007578425</text:p>
          </table:table-cell>
          <table:table-cell table:formula="of:=(       (    (COS([.$B11])     -      SQRT([.E$2]^2-SIN([.$B11])^2))    /     (COS([.$B11])    +     SQRT([.E$2]^2-SIN([.$B11])^2))    )  ^2     -    [.$C11]  )^2" office:value-type="float" office:value="0.00075377398741959" calcext:value-type="float">
            <text:p>0.000753774</text:p>
          </table:table-cell>
          <table:table-cell table:formula="of:=(       (    (COS([.$B11])     -      SQRT([.F$2]^2-SIN([.$B11])^2))    /     (COS([.$B11])    +     SQRT([.F$2]^2-SIN([.$B11])^2))    )  ^2     -    [.$C11]  )^2" office:value-type="float" office:value="0.00074971698279966" calcext:value-type="float">
            <text:p>0.000749717</text:p>
          </table:table-cell>
          <table:table-cell table:formula="of:=(       (    (COS([.$B11])     -      SQRT([.G$2]^2-SIN([.$B11])^2))    /     (COS([.$B11])    +     SQRT([.G$2]^2-SIN([.$B11])^2))    )  ^2     -    [.$C11]  )^2" office:value-type="float" office:value="0.000745671457053748" calcext:value-type="float">
            <text:p>0.0007456715</text:p>
          </table:table-cell>
          <table:table-cell table:formula="of:=(       (    (COS([.$B11])     -      SQRT([.H$2]^2-SIN([.$B11])^2))    /     (COS([.$B11])    +     SQRT([.H$2]^2-SIN([.$B11])^2))    )  ^2     -    [.$C11]  )^2" office:value-type="float" office:value="0.000741637405939455" calcext:value-type="float">
            <text:p>0.0007416374</text:p>
          </table:table-cell>
          <table:table-cell table:formula="of:=(       (    (COS([.$B11])     -      SQRT([.I$2]^2-SIN([.$B11])^2))    /     (COS([.$B11])    +     SQRT([.I$2]^2-SIN([.$B11])^2))    )  ^2     -    [.$C11]  )^2" office:value-type="float" office:value="0.000737614825213801" calcext:value-type="float">
            <text:p>0.0007376148</text:p>
          </table:table-cell>
          <table:table-cell table:formula="of:=(       (    (COS([.$B11])     -      SQRT([.J$2]^2-SIN([.$B11])^2))    /     (COS([.$B11])    +     SQRT([.J$2]^2-SIN([.$B11])^2))    )  ^2     -    [.$C11]  )^2" office:value-type="float" office:value="0.000733603710633252" calcext:value-type="float">
            <text:p>0.0007336037</text:p>
          </table:table-cell>
          <table:table-cell table:formula="of:=(       (    (COS([.$B11])     -      SQRT([.K$2]^2-SIN([.$B11])^2))    /     (COS([.$B11])    +     SQRT([.K$2]^2-SIN([.$B11])^2))    )  ^2     -    [.$C11]  )^2" office:value-type="float" office:value="0.000729604057953714" calcext:value-type="float">
            <text:p>0.0007296041</text:p>
          </table:table-cell>
          <table:table-cell table:formula="of:=(       (    (COS([.$B11])     -      SQRT([.L$2]^2-SIN([.$B11])^2))    /     (COS([.$B11])    +     SQRT([.L$2]^2-SIN([.$B11])^2))    )  ^2     -    [.$C11]  )^2" office:value-type="float" office:value="0.000725615862930537" calcext:value-type="float">
            <text:p>0.0007256159</text:p>
          </table:table-cell>
          <table:table-cell table:formula="of:=(       (    (COS([.$B11])     -      SQRT([.M$2]^2-SIN([.$B11])^2))    /     (COS([.$B11])    +     SQRT([.M$2]^2-SIN([.$B11])^2))    )  ^2     -    [.$C11]  )^2" office:value-type="float" office:value="0.000721639121318532" calcext:value-type="float">
            <text:p>0.0007216391</text:p>
          </table:table-cell>
          <table:table-cell table:formula="of:=(       (    (COS([.$B11])     -      SQRT([.N$2]^2-SIN([.$B11])^2))    /     (COS([.$B11])    +     SQRT([.N$2]^2-SIN([.$B11])^2))    )  ^2     -    [.$C11]  )^2" office:value-type="float" office:value="0.000717673828871949" calcext:value-type="float">
            <text:p>0.0007176738</text:p>
          </table:table-cell>
          <table:table-cell table:formula="of:=(       (    (COS([.$B11])     -      SQRT([.O$2]^2-SIN([.$B11])^2))    /     (COS([.$B11])    +     SQRT([.O$2]^2-SIN([.$B11])^2))    )  ^2     -    [.$C11]  )^2" office:value-type="float" office:value="0.000713719981344511" calcext:value-type="float">
            <text:p>0.00071372</text:p>
          </table:table-cell>
          <table:table-cell table:formula="of:=(       (    (COS([.$B11])     -      SQRT([.P$2]^2-SIN([.$B11])^2))    /     (COS([.$B11])    +     SQRT([.P$2]^2-SIN([.$B11])^2))    )  ^2     -    [.$C11]  )^2" office:value-type="float" office:value="0.000709777574489409" calcext:value-type="float">
            <text:p>0.0007097776</text:p>
          </table:table-cell>
          <table:table-cell table:formula="of:=(       (    (COS([.$B11])     -      SQRT([.Q$2]^2-SIN([.$B11])^2))    /     (COS([.$B11])    +     SQRT([.Q$2]^2-SIN([.$B11])^2))    )  ^2     -    [.$C11]  )^2" office:value-type="float" office:value="0.000705846604059297" calcext:value-type="float">
            <text:p>0.0007058466</text:p>
          </table:table-cell>
          <table:table-cell table:formula="of:=(       (    (COS([.$B11])     -      SQRT([.R$2]^2-SIN([.$B11])^2))    /     (COS([.$B11])    +     SQRT([.R$2]^2-SIN([.$B11])^2))    )  ^2     -    [.$C11]  )^2" office:value-type="float" office:value="0.000701927065806316" calcext:value-type="float">
            <text:p>0.0007019271</text:p>
          </table:table-cell>
          <table:table-cell table:formula="of:=(       (    (COS([.$B11])     -      SQRT([.S$2]^2-SIN([.$B11])^2))    /     (COS([.$B11])    +     SQRT([.S$2]^2-SIN([.$B11])^2))    )  ^2     -    [.$C11]  )^2" office:value-type="float" office:value="0.000698018955482075" calcext:value-type="float">
            <text:p>0.000698019</text:p>
          </table:table-cell>
          <table:table-cell table:formula="of:=(       (    (COS([.$B11])     -      SQRT([.T$2]^2-SIN([.$B11])^2))    /     (COS([.$B11])    +     SQRT([.T$2]^2-SIN([.$B11])^2))    )  ^2     -    [.$C11]  )^2" office:value-type="float" office:value="0.000694122268837674" calcext:value-type="float">
            <text:p>0.0006941223</text:p>
          </table:table-cell>
          <table:table-cell table:formula="of:=(       (    (COS([.$B11])     -      SQRT([.U$2]^2-SIN([.$B11])^2))    /     (COS([.$B11])    +     SQRT([.U$2]^2-SIN([.$B11])^2))    )  ^2     -    [.$C11]  )^2" office:value-type="float" office:value="0.000690237001623703" calcext:value-type="float">
            <text:p>0.000690237</text:p>
          </table:table-cell>
          <table:table-cell table:formula="of:=(       (    (COS([.$B11])     -      SQRT([.V$2]^2-SIN([.$B11])^2))    /     (COS([.$B11])    +     SQRT([.V$2]^2-SIN([.$B11])^2))    )  ^2     -    [.$C11]  )^2" office:value-type="float" office:value="0.000686363149590249" calcext:value-type="float">
            <text:p>0.0006863631</text:p>
          </table:table-cell>
          <table:table-cell table:formula="of:=(       (    (COS([.$B11])     -      SQRT([.W$2]^2-SIN([.$B11])^2))    /     (COS([.$B11])    +     SQRT([.W$2]^2-SIN([.$B11])^2))    )  ^2     -    [.$C11]  )^2" office:value-type="float" office:value="0.000682500708486892" calcext:value-type="float">
            <text:p>0.0006825007</text:p>
          </table:table-cell>
          <table:table-cell table:formula="of:=(       (    (COS([.$B11])     -      SQRT([.X$2]^2-SIN([.$B11])^2))    /     (COS([.$B11])    +     SQRT([.X$2]^2-SIN([.$B11])^2))    )  ^2     -    [.$C11]  )^2" office:value-type="float" office:value="0.00067864967406273" calcext:value-type="float">
            <text:p>0.0006786497</text:p>
          </table:table-cell>
          <table:table-cell table:formula="of:=(       (    (COS([.$B11])     -      SQRT([.Y$2]^2-SIN([.$B11])^2))    /     (COS([.$B11])    +     SQRT([.Y$2]^2-SIN([.$B11])^2))    )  ^2     -    [.$C11]  )^2" office:value-type="float" office:value="0.000674810042066353" calcext:value-type="float">
            <text:p>0.00067481</text:p>
          </table:table-cell>
          <table:table-cell table:formula="of:=(       (    (COS([.$B11])     -      SQRT([.Z$2]^2-SIN([.$B11])^2))    /     (COS([.$B11])    +     SQRT([.Z$2]^2-SIN([.$B11])^2))    )  ^2     -    [.$C11]  )^2" office:value-type="float" office:value="0.000670981808245876" calcext:value-type="float">
            <text:p>0.0006709818</text:p>
          </table:table-cell>
          <table:table-cell table:formula="of:=(       (    (COS([.$B11])     -      SQRT([.AA$2]^2-SIN([.$B11])^2))    /     (COS([.$B11])    +     SQRT([.AA$2]^2-SIN([.$B11])^2))    )  ^2     -    [.$C11]  )^2" office:value-type="float" office:value="0.00066716496834893" calcext:value-type="float">
            <text:p>0.000667165</text:p>
          </table:table-cell>
          <table:table-cell table:formula="of:=(       (    (COS([.$B11])     -      SQRT([.AB$2]^2-SIN([.$B11])^2))    /     (COS([.$B11])    +     SQRT([.AB$2]^2-SIN([.$B11])^2))    )  ^2     -    [.$C11]  )^2" office:value-type="float" office:value="0.000663359518122672" calcext:value-type="float">
            <text:p>0.0006633595</text:p>
          </table:table-cell>
          <table:table-cell table:formula="of:=(       (    (COS([.$B11])     -      SQRT([.AC$2]^2-SIN([.$B11])^2))    /     (COS([.$B11])    +     SQRT([.AC$2]^2-SIN([.$B11])^2))    )  ^2     -    [.$C11]  )^2" office:value-type="float" office:value="0.000659565453313781" calcext:value-type="float">
            <text:p>0.0006595655</text:p>
          </table:table-cell>
          <table:table-cell table:formula="of:=(       (    (COS([.$B11])     -      SQRT([.AD$2]^2-SIN([.$B11])^2))    /     (COS([.$B11])    +     SQRT([.AD$2]^2-SIN([.$B11])^2))    )  ^2     -    [.$C11]  )^2" office:value-type="float" office:value="0.000655782769668473" calcext:value-type="float">
            <text:p>0.0006557828</text:p>
          </table:table-cell>
          <table:table-cell table:formula="of:=(       (    (COS([.$B11])     -      SQRT([.AE$2]^2-SIN([.$B11])^2))    /     (COS([.$B11])    +     SQRT([.AE$2]^2-SIN([.$B11])^2))    )  ^2     -    [.$C11]  )^2" office:value-type="float" office:value="0.000652011462932498" calcext:value-type="float">
            <text:p>0.0006520115</text:p>
          </table:table-cell>
          <table:table-cell table:formula="of:=(       (    (COS([.$B11])     -      SQRT([.AF$2]^2-SIN([.$B11])^2))    /     (COS([.$B11])    +     SQRT([.AF$2]^2-SIN([.$B11])^2))    )  ^2     -    [.$C11]  )^2" office:value-type="float" office:value="0.000648251528851153" calcext:value-type="float">
            <text:p>0.0006482515</text:p>
          </table:table-cell>
          <table:table-cell table:formula="of:=(       (    (COS([.$B11])     -      SQRT([.AG$2]^2-SIN([.$B11])^2))    /     (COS([.$B11])    +     SQRT([.AG$2]^2-SIN([.$B11])^2))    )  ^2     -    [.$C11]  )^2" office:value-type="float" office:value="0.000644502963169284" calcext:value-type="float">
            <text:p>0.000644503</text:p>
          </table:table-cell>
          <table:table-cell table:formula="of:=(       (    (COS([.$B11])     -      SQRT([.AH$2]^2-SIN([.$B11])^2))    /     (COS([.$B11])    +     SQRT([.AH$2]^2-SIN([.$B11])^2))    )  ^2     -    [.$C11]  )^2" office:value-type="float" office:value="0.000640765761631273" calcext:value-type="float">
            <text:p>0.0006407658</text:p>
          </table:table-cell>
          <table:table-cell table:formula="of:=(       (    (COS([.$B11])     -      SQRT([.AI$2]^2-SIN([.$B11])^2))    /     (COS([.$B11])    +     SQRT([.AI$2]^2-SIN([.$B11])^2))    )  ^2     -    [.$C11]  )^2" office:value-type="float" office:value="0.000637039919981078" calcext:value-type="float">
            <text:p>0.0006370399</text:p>
          </table:table-cell>
          <table:table-cell table:formula="of:=(       (    (COS([.$B11])     -      SQRT([.AJ$2]^2-SIN([.$B11])^2))    /     (COS([.$B11])    +     SQRT([.AJ$2]^2-SIN([.$B11])^2))    )  ^2     -    [.$C11]  )^2" office:value-type="float" office:value="0.000633325433962207" calcext:value-type="float">
            <text:p>0.0006333254</text:p>
          </table:table-cell>
          <table:table-cell table:formula="of:=(       (    (COS([.$B11])     -      SQRT([.AK$2]^2-SIN([.$B11])^2))    /     (COS([.$B11])    +     SQRT([.AK$2]^2-SIN([.$B11])^2))    )  ^2     -    [.$C11]  )^2" office:value-type="float" office:value="0.00062962229931773" calcext:value-type="float">
            <text:p>0.0006296223</text:p>
          </table:table-cell>
          <table:table-cell table:formula="of:=(       (    (COS([.$B11])     -      SQRT([.AL$2]^2-SIN([.$B11])^2))    /     (COS([.$B11])    +     SQRT([.AL$2]^2-SIN([.$B11])^2))    )  ^2     -    [.$C11]  )^2" office:value-type="float" office:value="0.000625930511790292" calcext:value-type="float">
            <text:p>0.0006259305</text:p>
          </table:table-cell>
          <table:table-cell table:formula="of:=(       (    (COS([.$B11])     -      SQRT([.AM$2]^2-SIN([.$B11])^2))    /     (COS([.$B11])    +     SQRT([.AM$2]^2-SIN([.$B11])^2))    )  ^2     -    [.$C11]  )^2" office:value-type="float" office:value="0.000622250067122119" calcext:value-type="float">
            <text:p>0.0006222501</text:p>
          </table:table-cell>
          <table:table-cell table:formula="of:=(       (    (COS([.$B11])     -      SQRT([.AN$2]^2-SIN([.$B11])^2))    /     (COS([.$B11])    +     SQRT([.AN$2]^2-SIN([.$B11])^2))    )  ^2     -    [.$C11]  )^2" office:value-type="float" office:value="0.000618580961054999" calcext:value-type="float">
            <text:p>0.000618581</text:p>
          </table:table-cell>
          <table:table-cell table:formula="of:=(       (    (COS([.$B11])     -      SQRT([.AO$2]^2-SIN([.$B11])^2))    /     (COS([.$B11])    +     SQRT([.AO$2]^2-SIN([.$B11])^2))    )  ^2     -    [.$C11]  )^2" office:value-type="float" office:value="0.000614923189330322" calcext:value-type="float">
            <text:p>0.0006149232</text:p>
          </table:table-cell>
          <table:table-cell table:formula="of:=(       (    (COS([.$B11])     -      SQRT([.AP$2]^2-SIN([.$B11])^2))    /     (COS([.$B11])    +     SQRT([.AP$2]^2-SIN([.$B11])^2))    )  ^2     -    [.$C11]  )^2" office:value-type="float" office:value="0.000611276747689055" calcext:value-type="float">
            <text:p>0.0006112767</text:p>
          </table:table-cell>
          <table:table-cell table:formula="of:=(       (    (COS([.$B11])     -      SQRT([.AQ$2]^2-SIN([.$B11])^2))    /     (COS([.$B11])    +     SQRT([.AQ$2]^2-SIN([.$B11])^2))    )  ^2     -    [.$C11]  )^2" office:value-type="float" office:value="0.000607641631871758" calcext:value-type="float">
            <text:p>0.0006076416</text:p>
          </table:table-cell>
          <table:table-cell table:formula="of:=(       (    (COS([.$B11])     -      SQRT([.AR$2]^2-SIN([.$B11])^2))    /     (COS([.$B11])    +     SQRT([.AR$2]^2-SIN([.$B11])^2))    )  ^2     -    [.$C11]  )^2" office:value-type="float" office:value="0.000604017837618596" calcext:value-type="float">
            <text:p>0.0006040178</text:p>
          </table:table-cell>
          <table:table-cell table:formula="of:=(       (    (COS([.$B11])     -      SQRT([.AS$2]^2-SIN([.$B11])^2))    /     (COS([.$B11])    +     SQRT([.AS$2]^2-SIN([.$B11])^2))    )  ^2     -    [.$C11]  )^2" office:value-type="float" office:value="0.000600405360669323" calcext:value-type="float">
            <text:p>0.0006004054</text:p>
          </table:table-cell>
          <table:table-cell table:formula="of:=(       (    (COS([.$B11])     -      SQRT([.AT$2]^2-SIN([.$B11])^2))    /     (COS([.$B11])    +     SQRT([.AT$2]^2-SIN([.$B11])^2))    )  ^2     -    [.$C11]  )^2" office:value-type="float" office:value="0.000596804196763309" calcext:value-type="float">
            <text:p>0.0005968042</text:p>
          </table:table-cell>
          <table:table-cell table:formula="of:=(       (    (COS([.$B11])     -      SQRT([.AU$2]^2-SIN([.$B11])^2))    /     (COS([.$B11])    +     SQRT([.AU$2]^2-SIN([.$B11])^2))    )  ^2     -    [.$C11]  )^2" office:value-type="float" office:value="0.000593214341639539" calcext:value-type="float">
            <text:p>0.0005932143</text:p>
          </table:table-cell>
          <table:table-cell table:formula="of:=(       (    (COS([.$B11])     -      SQRT([.AV$2]^2-SIN([.$B11])^2))    /     (COS([.$B11])    +     SQRT([.AV$2]^2-SIN([.$B11])^2))    )  ^2     -    [.$C11]  )^2" office:value-type="float" office:value="0.000589635791036601" calcext:value-type="float">
            <text:p>0.0005896358</text:p>
          </table:table-cell>
          <table:table-cell table:formula="of:=(       (    (COS([.$B11])     -      SQRT([.AW$2]^2-SIN([.$B11])^2))    /     (COS([.$B11])    +     SQRT([.AW$2]^2-SIN([.$B11])^2))    )  ^2     -    [.$C11]  )^2" office:value-type="float" office:value="0.00058606854069271" calcext:value-type="float">
            <text:p>0.0005860685</text:p>
          </table:table-cell>
          <table:table-cell table:formula="of:=(       (    (COS([.$B11])     -      SQRT([.AX$2]^2-SIN([.$B11])^2))    /     (COS([.$B11])    +     SQRT([.AX$2]^2-SIN([.$B11])^2))    )  ^2     -    [.$C11]  )^2" office:value-type="float" office:value="0.000582512586345702" calcext:value-type="float">
            <text:p>0.0005825126</text:p>
          </table:table-cell>
          <table:table-cell table:formula="of:=(       (    (COS([.$B11])     -      SQRT([.AY$2]^2-SIN([.$B11])^2))    /     (COS([.$B11])    +     SQRT([.AY$2]^2-SIN([.$B11])^2))    )  ^2     -    [.$C11]  )^2" office:value-type="float" office:value="0.000578967923733044" calcext:value-type="float">
            <text:p>0.0005789679</text:p>
          </table:table-cell>
          <table:table-cell table:formula="of:=(       (    (COS([.$B11])     -      SQRT([.AZ$2]^2-SIN([.$B11])^2))    /     (COS([.$B11])    +     SQRT([.AZ$2]^2-SIN([.$B11])^2))    )  ^2     -    [.$C11]  )^2" office:value-type="float" office:value="0.000575434548591836" calcext:value-type="float">
            <text:p>0.0005754345</text:p>
          </table:table-cell>
          <table:table-cell table:formula="of:=(       (    (COS([.$B11])     -      SQRT([.BA$2]^2-SIN([.$B11])^2))    /     (COS([.$B11])    +     SQRT([.BA$2]^2-SIN([.$B11])^2))    )  ^2     -    [.$C11]  )^2" office:value-type="float" office:value="0.000571912456658817" calcext:value-type="float">
            <text:p>0.0005719125</text:p>
          </table:table-cell>
          <table:table-cell table:formula="of:=(       (    (COS([.$B11])     -      SQRT([.BB$2]^2-SIN([.$B11])^2))    /     (COS([.$B11])    +     SQRT([.BB$2]^2-SIN([.$B11])^2))    )  ^2     -    [.$C11]  )^2" office:value-type="float" office:value="0.000568401643670364" calcext:value-type="float">
            <text:p>0.0005684016</text:p>
          </table:table-cell>
          <table:table-cell table:formula="of:=(       (    (COS([.$B11])     -      SQRT([.BC$2]^2-SIN([.$B11])^2))    /     (COS([.$B11])    +     SQRT([.BC$2]^2-SIN([.$B11])^2))    )  ^2     -    [.$C11]  )^2" office:value-type="float" office:value="0.000564902105362504" calcext:value-type="float">
            <text:p>0.0005649021</text:p>
          </table:table-cell>
          <table:table-cell table:formula="of:=(       (    (COS([.$B11])     -      SQRT([.BD$2]^2-SIN([.$B11])^2))    /     (COS([.$B11])    +     SQRT([.BD$2]^2-SIN([.$B11])^2))    )  ^2     -    [.$C11]  )^2" office:value-type="float" office:value="0.000561413837470913" calcext:value-type="float">
            <text:p>0.0005614138</text:p>
          </table:table-cell>
          <table:table-cell table:formula="of:=(       (    (COS([.$B11])     -      SQRT([.BE$2]^2-SIN([.$B11])^2))    /     (COS([.$B11])    +     SQRT([.BE$2]^2-SIN([.$B11])^2))    )  ^2     -    [.$C11]  )^2" office:value-type="float" office:value="0.000557936835730926" calcext:value-type="float">
            <text:p>0.0005579368</text:p>
          </table:table-cell>
          <table:table-cell table:formula="of:=(       (    (COS([.$B11])     -      SQRT([.BF$2]^2-SIN([.$B11])^2))    /     (COS([.$B11])    +     SQRT([.BF$2]^2-SIN([.$B11])^2))    )  ^2     -    [.$C11]  )^2" office:value-type="float" office:value="0.000554471095877525" calcext:value-type="float">
            <text:p>0.0005544711</text:p>
          </table:table-cell>
          <table:table-cell table:formula="of:=(       (    (COS([.$B11])     -      SQRT([.BG$2]^2-SIN([.$B11])^2))    /     (COS([.$B11])    +     SQRT([.BG$2]^2-SIN([.$B11])^2))    )  ^2     -    [.$C11]  )^2" office:value-type="float" office:value="0.000551016613645376" calcext:value-type="float">
            <text:p>0.0005510166</text:p>
          </table:table-cell>
          <table:table-cell table:formula="of:=(       (    (COS([.$B11])     -      SQRT([.BH$2]^2-SIN([.$B11])^2))    /     (COS([.$B11])    +     SQRT([.BH$2]^2-SIN([.$B11])^2))    )  ^2     -    [.$C11]  )^2" office:value-type="float" office:value="0.000547573384768798" calcext:value-type="float">
            <text:p>0.0005475734</text:p>
          </table:table-cell>
          <table:table-cell table:formula="of:=(       (    (COS([.$B11])     -      SQRT([.BI$2]^2-SIN([.$B11])^2))    /     (COS([.$B11])    +     SQRT([.BI$2]^2-SIN([.$B11])^2))    )  ^2     -    [.$C11]  )^2" office:value-type="float" office:value="0.000544141404981789" calcext:value-type="float">
            <text:p>0.0005441414</text:p>
          </table:table-cell>
          <table:table-cell table:formula="of:=(       (    (COS([.$B11])     -      SQRT([.BJ$2]^2-SIN([.$B11])^2))    /     (COS([.$B11])    +     SQRT([.BJ$2]^2-SIN([.$B11])^2))    )  ^2     -    [.$C11]  )^2" office:value-type="float" office:value="0.00054072067001802" calcext:value-type="float">
            <text:p>0.0005407207</text:p>
          </table:table-cell>
          <table:table-cell table:formula="of:=(       (    (COS([.$B11])     -      SQRT([.BK$2]^2-SIN([.$B11])^2))    /     (COS([.$B11])    +     SQRT([.BK$2]^2-SIN([.$B11])^2))    )  ^2     -    [.$C11]  )^2" office:value-type="float" office:value="0.00053731117561085" calcext:value-type="float">
            <text:p>0.0005373112</text:p>
          </table:table-cell>
          <table:table-cell table:formula="of:=(       (    (COS([.$B11])     -      SQRT([.BL$2]^2-SIN([.$B11])^2))    /     (COS([.$B11])    +     SQRT([.BL$2]^2-SIN([.$B11])^2))    )  ^2     -    [.$C11]  )^2" office:value-type="float" office:value="0.000533912917493318" calcext:value-type="float">
            <text:p>0.0005339129</text:p>
          </table:table-cell>
          <table:table-cell table:formula="of:=(       (    (COS([.$B11])     -      SQRT([.BM$2]^2-SIN([.$B11])^2))    /     (COS([.$B11])    +     SQRT([.BM$2]^2-SIN([.$B11])^2))    )  ^2     -    [.$C11]  )^2" office:value-type="float" office:value="0.000530525891398158" calcext:value-type="float">
            <text:p>0.0005305259</text:p>
          </table:table-cell>
          <table:table-cell table:formula="of:=(       (    (COS([.$B11])     -      SQRT([.BN$2]^2-SIN([.$B11])^2))    /     (COS([.$B11])    +     SQRT([.BN$2]^2-SIN([.$B11])^2))    )  ^2     -    [.$C11]  )^2" office:value-type="float" office:value="0.000527150093057791" calcext:value-type="float">
            <text:p>0.0005271501</text:p>
          </table:table-cell>
          <table:table-cell table:formula="of:=(       (    (COS([.$B11])     -      SQRT([.BO$2]^2-SIN([.$B11])^2))    /     (COS([.$B11])    +     SQRT([.BO$2]^2-SIN([.$B11])^2))    )  ^2     -    [.$C11]  )^2" office:value-type="float" office:value="0.000523785518204348" calcext:value-type="float">
            <text:p>0.0005237855</text:p>
          </table:table-cell>
          <table:table-cell table:formula="of:=(       (    (COS([.$B11])     -      SQRT([.BP$2]^2-SIN([.$B11])^2))    /     (COS([.$B11])    +     SQRT([.BP$2]^2-SIN([.$B11])^2))    )  ^2     -    [.$C11]  )^2" office:value-type="float" office:value="0.000520432162569645" calcext:value-type="float">
            <text:p>0.0005204322</text:p>
          </table:table-cell>
          <table:table-cell table:formula="of:=(       (    (COS([.$B11])     -      SQRT([.BQ$2]^2-SIN([.$B11])^2))    /     (COS([.$B11])    +     SQRT([.BQ$2]^2-SIN([.$B11])^2))    )  ^2     -    [.$C11]  )^2" office:value-type="float" office:value="0.000517090021885226" calcext:value-type="float">
            <text:p>0.00051709</text:p>
          </table:table-cell>
          <table:table-cell table:formula="of:=(       (    (COS([.$B11])     -      SQRT([.BR$2]^2-SIN([.$B11])^2))    /     (COS([.$B11])    +     SQRT([.BR$2]^2-SIN([.$B11])^2))    )  ^2     -    [.$C11]  )^2" office:value-type="float" office:value="0.000513759091882333" calcext:value-type="float">
            <text:p>0.0005137591</text:p>
          </table:table-cell>
          <table:table-cell table:formula="of:=(       (    (COS([.$B11])     -      SQRT([.BS$2]^2-SIN([.$B11])^2))    /     (COS([.$B11])    +     SQRT([.BS$2]^2-SIN([.$B11])^2))    )  ^2     -    [.$C11]  )^2" office:value-type="float" office:value="0.00051043936829193" calcext:value-type="float">
            <text:p>0.0005104394</text:p>
          </table:table-cell>
          <table:table-cell table:formula="of:=(       (    (COS([.$B11])     -      SQRT([.BT$2]^2-SIN([.$B11])^2))    /     (COS([.$B11])    +     SQRT([.BT$2]^2-SIN([.$B11])^2))    )  ^2     -    [.$C11]  )^2" office:value-type="float" office:value="0.000507130846844699" calcext:value-type="float">
            <text:p>0.0005071308</text:p>
          </table:table-cell>
          <table:table-cell table:formula="of:=(       (    (COS([.$B11])     -      SQRT([.BU$2]^2-SIN([.$B11])^2))    /     (COS([.$B11])    +     SQRT([.BU$2]^2-SIN([.$B11])^2))    )  ^2     -    [.$C11]  )^2" office:value-type="float" office:value="0.000503833523271048" calcext:value-type="float">
            <text:p>0.0005038335</text:p>
          </table:table-cell>
          <table:table-cell table:formula="of:=(       (    (COS([.$B11])     -      SQRT([.BV$2]^2-SIN([.$B11])^2))    /     (COS([.$B11])    +     SQRT([.BV$2]^2-SIN([.$B11])^2))    )  ^2     -    [.$C11]  )^2" office:value-type="float" office:value="0.000500547393301103" calcext:value-type="float">
            <text:p>0.0005005474</text:p>
          </table:table-cell>
          <table:table-cell table:formula="of:=(       (    (COS([.$B11])     -      SQRT([.BW$2]^2-SIN([.$B11])^2))    /     (COS([.$B11])    +     SQRT([.BW$2]^2-SIN([.$B11])^2))    )  ^2     -    [.$C11]  )^2" office:value-type="float" office:value="0.000497272452664739" calcext:value-type="float">
            <text:p>0.0004972725</text:p>
          </table:table-cell>
          <table:table-cell table:formula="of:=(       (    (COS([.$B11])     -      SQRT([.BX$2]^2-SIN([.$B11])^2))    /     (COS([.$B11])    +     SQRT([.BX$2]^2-SIN([.$B11])^2))    )  ^2     -    [.$C11]  )^2" office:value-type="float" office:value="0.000494008697091563" calcext:value-type="float">
            <text:p>0.0004940087</text:p>
          </table:table-cell>
          <table:table-cell table:formula="of:=(       (    (COS([.$B11])     -      SQRT([.BY$2]^2-SIN([.$B11])^2))    /     (COS([.$B11])    +     SQRT([.BY$2]^2-SIN([.$B11])^2))    )  ^2     -    [.$C11]  )^2" office:value-type="float" office:value="0.000490756122310913" calcext:value-type="float">
            <text:p>0.0004907561</text:p>
          </table:table-cell>
          <table:table-cell table:formula="of:=(       (    (COS([.$B11])     -      SQRT([.BZ$2]^2-SIN([.$B11])^2))    /     (COS([.$B11])    +     SQRT([.BZ$2]^2-SIN([.$B11])^2))    )  ^2     -    [.$C11]  )^2" office:value-type="float" office:value="0.000487514724051884" calcext:value-type="float">
            <text:p>0.0004875147</text:p>
          </table:table-cell>
          <table:table-cell table:formula="of:=(       (    (COS([.$B11])     -      SQRT([.CA$2]^2-SIN([.$B11])^2))    /     (COS([.$B11])    +     SQRT([.CA$2]^2-SIN([.$B11])^2))    )  ^2     -    [.$C11]  )^2" office:value-type="float" office:value="0.000484284498043313" calcext:value-type="float">
            <text:p>0.0004842845</text:p>
          </table:table-cell>
          <table:table-cell table:formula="of:=(       (    (COS([.$B11])     -      SQRT([.CB$2]^2-SIN([.$B11])^2))    /     (COS([.$B11])    +     SQRT([.CB$2]^2-SIN([.$B11])^2))    )  ^2     -    [.$C11]  )^2" office:value-type="float" office:value="0.000481065440013798" calcext:value-type="float">
            <text:p>0.0004810654</text:p>
          </table:table-cell>
          <table:table-cell table:formula="of:=(       (    (COS([.$B11])     -      SQRT([.CC$2]^2-SIN([.$B11])^2))    /     (COS([.$B11])    +     SQRT([.CC$2]^2-SIN([.$B11])^2))    )  ^2     -    [.$C11]  )^2" office:value-type="float" office:value="0.000477857545691694" calcext:value-type="float">
            <text:p>0.0004778575</text:p>
          </table:table-cell>
          <table:table-cell table:formula="of:=(       (    (COS([.$B11])     -      SQRT([.CD$2]^2-SIN([.$B11])^2))    /     (COS([.$B11])    +     SQRT([.CD$2]^2-SIN([.$B11])^2))    )  ^2     -    [.$C11]  )^2" office:value-type="float" office:value="0.000474660810805108" calcext:value-type="float">
            <text:p>0.0004746608</text:p>
          </table:table-cell>
          <table:table-cell table:formula="of:=(       (    (COS([.$B11])     -      SQRT([.CE$2]^2-SIN([.$B11])^2))    /     (COS([.$B11])    +     SQRT([.CE$2]^2-SIN([.$B11])^2))    )  ^2     -    [.$C11]  )^2" office:value-type="float" office:value="0.00047147523108192" calcext:value-type="float">
            <text:p>0.0004714752</text:p>
          </table:table-cell>
          <table:table-cell table:formula="of:=(       (    (COS([.$B11])     -      SQRT([.CF$2]^2-SIN([.$B11])^2))    /     (COS([.$B11])    +     SQRT([.CF$2]^2-SIN([.$B11])^2))    )  ^2     -    [.$C11]  )^2" office:value-type="float" office:value="0.000468300802249789" calcext:value-type="float">
            <text:p>0.0004683008</text:p>
          </table:table-cell>
          <table:table-cell table:formula="of:=(       (    (COS([.$B11])     -      SQRT([.CG$2]^2-SIN([.$B11])^2))    /     (COS([.$B11])    +     SQRT([.CG$2]^2-SIN([.$B11])^2))    )  ^2     -    [.$C11]  )^2" office:value-type="float" office:value="0.00046513752003613" calcext:value-type="float">
            <text:p>0.0004651375</text:p>
          </table:table-cell>
          <table:table-cell table:formula="of:=(       (    (COS([.$B11])     -      SQRT([.CH$2]^2-SIN([.$B11])^2))    /     (COS([.$B11])    +     SQRT([.CH$2]^2-SIN([.$B11])^2))    )  ^2     -    [.$C11]  )^2" office:value-type="float" office:value="0.000461985380168152" calcext:value-type="float">
            <text:p>0.0004619854</text:p>
          </table:table-cell>
          <table:table-cell table:formula="of:=(       (    (COS([.$B11])     -      SQRT([.CI$2]^2-SIN([.$B11])^2))    /     (COS([.$B11])    +     SQRT([.CI$2]^2-SIN([.$B11])^2))    )  ^2     -    [.$C11]  )^2" office:value-type="float" office:value="0.000458844378372834" calcext:value-type="float">
            <text:p>0.0004588444</text:p>
          </table:table-cell>
          <table:table-cell table:formula="of:=(       (    (COS([.$B11])     -      SQRT([.CJ$2]^2-SIN([.$B11])^2))    /     (COS([.$B11])    +     SQRT([.CJ$2]^2-SIN([.$B11])^2))    )  ^2     -    [.$C11]  )^2" office:value-type="float" office:value="0.000455714510376958" calcext:value-type="float">
            <text:p>0.0004557145</text:p>
          </table:table-cell>
          <table:table-cell table:formula="of:=(       (    (COS([.$B11])     -      SQRT([.CK$2]^2-SIN([.$B11])^2))    /     (COS([.$B11])    +     SQRT([.CK$2]^2-SIN([.$B11])^2))    )  ^2     -    [.$C11]  )^2" office:value-type="float" office:value="0.00045259577190708" calcext:value-type="float">
            <text:p>0.0004525958</text:p>
          </table:table-cell>
          <table:table-cell table:formula="of:=(       (    (COS([.$B11])     -      SQRT([.CL$2]^2-SIN([.$B11])^2))    /     (COS([.$B11])    +     SQRT([.CL$2]^2-SIN([.$B11])^2))    )  ^2     -    [.$C11]  )^2" office:value-type="float" office:value="0.000449488158689565" calcext:value-type="float">
            <text:p>0.0004494882</text:p>
          </table:table-cell>
          <table:table-cell table:formula="of:=(       (    (COS([.$B11])     -      SQRT([.CM$2]^2-SIN([.$B11])^2))    /     (COS([.$B11])    +     SQRT([.CM$2]^2-SIN([.$B11])^2))    )  ^2     -    [.$C11]  )^2" office:value-type="float" office:value="0.000446391666450561" calcext:value-type="float">
            <text:p>0.0004463917</text:p>
          </table:table-cell>
          <table:table-cell table:formula="of:=(       (    (COS([.$B11])     -      SQRT([.CN$2]^2-SIN([.$B11])^2))    /     (COS([.$B11])    +     SQRT([.CN$2]^2-SIN([.$B11])^2))    )  ^2     -    [.$C11]  )^2" office:value-type="float" office:value="0.000443306290916032" calcext:value-type="float">
            <text:p>0.0004433063</text:p>
          </table:table-cell>
          <table:table-cell table:formula="of:=(       (    (COS([.$B11])     -      SQRT([.CO$2]^2-SIN([.$B11])^2))    /     (COS([.$B11])    +     SQRT([.CO$2]^2-SIN([.$B11])^2))    )  ^2     -    [.$C11]  )^2" office:value-type="float" office:value="0.000440232027811749" calcext:value-type="float">
            <text:p>0.000440232</text:p>
          </table:table-cell>
          <table:table-cell table:formula="of:=(       (    (COS([.$B11])     -      SQRT([.CP$2]^2-SIN([.$B11])^2))    /     (COS([.$B11])    +     SQRT([.CP$2]^2-SIN([.$B11])^2))    )  ^2     -    [.$C11]  )^2" office:value-type="float" office:value="0.000437168872863285" calcext:value-type="float">
            <text:p>0.0004371689</text:p>
          </table:table-cell>
          <table:table-cell table:formula="of:=(       (    (COS([.$B11])     -      SQRT([.CQ$2]^2-SIN([.$B11])^2))    /     (COS([.$B11])    +     SQRT([.CQ$2]^2-SIN([.$B11])^2))    )  ^2     -    [.$C11]  )^2" office:value-type="float" office:value="0.000434116821796037" calcext:value-type="float">
            <text:p>0.0004341168</text:p>
          </table:table-cell>
          <table:table-cell table:formula="of:=(       (    (COS([.$B11])     -      SQRT([.CR$2]^2-SIN([.$B11])^2))    /     (COS([.$B11])    +     SQRT([.CR$2]^2-SIN([.$B11])^2))    )  ^2     -    [.$C11]  )^2" office:value-type="float" office:value="0.00043107587033521" calcext:value-type="float">
            <text:p>0.0004310759</text:p>
          </table:table-cell>
          <table:table-cell table:formula="of:=(       (    (COS([.$B11])     -      SQRT([.CS$2]^2-SIN([.$B11])^2))    /     (COS([.$B11])    +     SQRT([.CS$2]^2-SIN([.$B11])^2))    )  ^2     -    [.$C11]  )^2" office:value-type="float" office:value="0.000428046014205851" calcext:value-type="float">
            <text:p>0.000428046</text:p>
          </table:table-cell>
          <table:table-cell table:formula="of:=(       (    (COS([.$B11])     -      SQRT([.CT$2]^2-SIN([.$B11])^2))    /     (COS([.$B11])    +     SQRT([.CT$2]^2-SIN([.$B11])^2))    )  ^2     -    [.$C11]  )^2" office:value-type="float" office:value="0.00042502724913281" calcext:value-type="float">
            <text:p>0.0004250272</text:p>
          </table:table-cell>
          <table:table-cell table:formula="of:=(       (    (COS([.$B11])     -      SQRT([.CU$2]^2-SIN([.$B11])^2))    /     (COS([.$B11])    +     SQRT([.CU$2]^2-SIN([.$B11])^2))    )  ^2     -    [.$C11]  )^2" office:value-type="float" office:value="0.000422019570840788" calcext:value-type="float">
            <text:p>0.0004220196</text:p>
          </table:table-cell>
          <table:table-cell table:formula="of:=(       (    (COS([.$B11])     -      SQRT([.CV$2]^2-SIN([.$B11])^2))    /     (COS([.$B11])    +     SQRT([.CV$2]^2-SIN([.$B11])^2))    )  ^2     -    [.$C11]  )^2" office:value-type="float" office:value="0.00041902297505431" calcext:value-type="float">
            <text:p>0.000419023</text:p>
          </table:table-cell>
          <table:table-cell table:formula="of:=(       (    (COS([.$B11])     -      SQRT([.CW$2]^2-SIN([.$B11])^2))    /     (COS([.$B11])    +     SQRT([.CW$2]^2-SIN([.$B11])^2))    )  ^2     -    [.$C11]  )^2" office:value-type="float" office:value="0.000416037457497745" calcext:value-type="float">
            <text:p>0.0004160375</text:p>
          </table:table-cell>
          <table:table-cell table:formula="of:=(       (    (COS([.$B11])     -      SQRT([.CX$2]^2-SIN([.$B11])^2))    /     (COS([.$B11])    +     SQRT([.CX$2]^2-SIN([.$B11])^2))    )  ^2     -    [.$C11]  )^2" office:value-type="float" office:value="0.000413063013895305" calcext:value-type="float">
            <text:p>0.000413063</text:p>
          </table:table-cell>
          <table:table-cell table:formula="of:=(       (    (COS([.$B11])     -      SQRT([.CY$2]^2-SIN([.$B11])^2))    /     (COS([.$B11])    +     SQRT([.CY$2]^2-SIN([.$B11])^2))    )  ^2     -    [.$C11]  )^2" office:value-type="float" office:value="0.000410099639971044" calcext:value-type="float">
            <text:p>0.0004100996</text:p>
          </table:table-cell>
          <table:table-cell table:formula="of:=(       (    (COS([.$B11])     -      SQRT([.CZ$2]^2-SIN([.$B11])^2))    /     (COS([.$B11])    +     SQRT([.CZ$2]^2-SIN([.$B11])^2))    )  ^2     -    [.$C11]  )^2" office:value-type="float" office:value="0.000407147331448874" calcext:value-type="float">
            <text:p>0.0004071473</text:p>
          </table:table-cell>
          <table:table-cell table:formula="of:=(       (    (COS([.$B11])     -      SQRT([.DA$2]^2-SIN([.$B11])^2))    /     (COS([.$B11])    +     SQRT([.DA$2]^2-SIN([.$B11])^2))    )  ^2     -    [.$C11]  )^2" office:value-type="float" office:value="0.000404206084052552" calcext:value-type="float">
            <text:p>0.0004042061</text:p>
          </table:table-cell>
          <table:table-cell table:formula="of:=(       (    (COS([.$B11])     -      SQRT([.DB$2]^2-SIN([.$B11])^2))    /     (COS([.$B11])    +     SQRT([.DB$2]^2-SIN([.$B11])^2))    )  ^2     -    [.$C11]  )^2" office:value-type="float" office:value="0.000401275893505706" calcext:value-type="float">
            <text:p>0.0004012759</text:p>
          </table:table-cell>
          <table:table-cell table:formula="of:=(       (    (COS([.$B11])     -      SQRT([.DC$2]^2-SIN([.$B11])^2))    /     (COS([.$B11])    +     SQRT([.DC$2]^2-SIN([.$B11])^2))    )  ^2     -    [.$C11]  )^2" office:value-type="float" office:value="0.000398356755531815" calcext:value-type="float">
            <text:p>0.0003983568</text:p>
          </table:table-cell>
          <table:table-cell table:formula="of:=(       (    (COS([.$B11])     -      SQRT([.DD$2]^2-SIN([.$B11])^2))    /     (COS([.$B11])    +     SQRT([.DD$2]^2-SIN([.$B11])^2))    )  ^2     -    [.$C11]  )^2" office:value-type="float" office:value="0.000395448665854232" calcext:value-type="float">
            <text:p>0.0003954487</text:p>
          </table:table-cell>
          <table:table-cell table:formula="of:=(       (    (COS([.$B11])     -      SQRT([.DE$2]^2-SIN([.$B11])^2))    /     (COS([.$B11])    +     SQRT([.DE$2]^2-SIN([.$B11])^2))    )  ^2     -    [.$C11]  )^2" office:value-type="float" office:value="0.000392551620196181" calcext:value-type="float">
            <text:p>0.0003925516</text:p>
          </table:table-cell>
          <table:table-cell table:formula="of:=(       (    (COS([.$B11])     -      SQRT([.DF$2]^2-SIN([.$B11])^2))    /     (COS([.$B11])    +     SQRT([.DF$2]^2-SIN([.$B11])^2))    )  ^2     -    [.$C11]  )^2" office:value-type="float" office:value="0.000389665614280752" calcext:value-type="float">
            <text:p>0.0003896656</text:p>
          </table:table-cell>
          <table:table-cell table:formula="of:=(       (    (COS([.$B11])     -      SQRT([.DG$2]^2-SIN([.$B11])^2))    /     (COS([.$B11])    +     SQRT([.DG$2]^2-SIN([.$B11])^2))    )  ^2     -    [.$C11]  )^2" office:value-type="float" office:value="0.000386790643830924" calcext:value-type="float">
            <text:p>0.0003867906</text:p>
          </table:table-cell>
          <table:table-cell table:formula="of:=(       (    (COS([.$B11])     -      SQRT([.DH$2]^2-SIN([.$B11])^2))    /     (COS([.$B11])    +     SQRT([.DH$2]^2-SIN([.$B11])^2))    )  ^2     -    [.$C11]  )^2" office:value-type="float" office:value="0.000383926704569551" calcext:value-type="float">
            <text:p>0.0003839267</text:p>
          </table:table-cell>
          <table:table-cell table:formula="of:=(       (    (COS([.$B11])     -      SQRT([.DI$2]^2-SIN([.$B11])^2))    /     (COS([.$B11])    +     SQRT([.DI$2]^2-SIN([.$B11])^2))    )  ^2     -    [.$C11]  )^2" office:value-type="float" office:value="0.000381073792219371" calcext:value-type="float">
            <text:p>0.0003810738</text:p>
          </table:table-cell>
          <table:table-cell table:formula="of:=(       (    (COS([.$B11])     -      SQRT([.DJ$2]^2-SIN([.$B11])^2))    /     (COS([.$B11])    +     SQRT([.DJ$2]^2-SIN([.$B11])^2))    )  ^2     -    [.$C11]  )^2" office:value-type="float" office:value="0.000378231902503021" calcext:value-type="float">
            <text:p>0.0003782319</text:p>
          </table:table-cell>
          <table:table-cell table:formula="of:=(       (    (COS([.$B11])     -      SQRT([.DK$2]^2-SIN([.$B11])^2))    /     (COS([.$B11])    +     SQRT([.DK$2]^2-SIN([.$B11])^2))    )  ^2     -    [.$C11]  )^2" office:value-type="float" office:value="0.000375401031143024" calcext:value-type="float">
            <text:p>0.000375401</text:p>
          </table:table-cell>
          <table:table-cell table:formula="of:=(       (    (COS([.$B11])     -      SQRT([.DL$2]^2-SIN([.$B11])^2))    /     (COS([.$B11])    +     SQRT([.DL$2]^2-SIN([.$B11])^2))    )  ^2     -    [.$C11]  )^2" office:value-type="float" office:value="0.000372581173861798" calcext:value-type="float">
            <text:p>0.0003725812</text:p>
          </table:table-cell>
          <table:table-cell table:formula="of:=(       (    (COS([.$B11])     -      SQRT([.DM$2]^2-SIN([.$B11])^2))    /     (COS([.$B11])    +     SQRT([.DM$2]^2-SIN([.$B11])^2))    )  ^2     -    [.$C11]  )^2" office:value-type="float" office:value="0.000369772326381675" calcext:value-type="float">
            <text:p>0.0003697723</text:p>
          </table:table-cell>
          <table:table-cell table:formula="of:=(       (    (COS([.$B11])     -      SQRT([.DN$2]^2-SIN([.$B11])^2))    /     (COS([.$B11])    +     SQRT([.DN$2]^2-SIN([.$B11])^2))    )  ^2     -    [.$C11]  )^2" office:value-type="float" office:value="0.000366974484424878" calcext:value-type="float">
            <text:p>0.0003669745</text:p>
          </table:table-cell>
          <table:table-cell table:formula="of:=(       (    (COS([.$B11])     -      SQRT([.DO$2]^2-SIN([.$B11])^2))    /     (COS([.$B11])    +     SQRT([.DO$2]^2-SIN([.$B11])^2))    )  ^2     -    [.$C11]  )^2" office:value-type="float" office:value="0.000364187643713547" calcext:value-type="float">
            <text:p>0.0003641876</text:p>
          </table:table-cell>
          <table:table-cell table:formula="of:=(       (    (COS([.$B11])     -      SQRT([.DP$2]^2-SIN([.$B11])^2))    /     (COS([.$B11])    +     SQRT([.DP$2]^2-SIN([.$B11])^2))    )  ^2     -    [.$C11]  )^2" office:value-type="float" office:value="0.000361411799969726" calcext:value-type="float">
            <text:p>0.0003614118</text:p>
          </table:table-cell>
          <table:table-cell table:formula="of:=(       (    (COS([.$B11])     -      SQRT([.DQ$2]^2-SIN([.$B11])^2))    /     (COS([.$B11])    +     SQRT([.DQ$2]^2-SIN([.$B11])^2))    )  ^2     -    [.$C11]  )^2" office:value-type="float" office:value="0.000358646948915393" calcext:value-type="float">
            <text:p>0.0003586469</text:p>
          </table:table-cell>
          <table:table-cell table:formula="of:=(       (    (COS([.$B11])     -      SQRT([.DR$2]^2-SIN([.$B11])^2))    /     (COS([.$B11])    +     SQRT([.DR$2]^2-SIN([.$B11])^2))    )  ^2     -    [.$C11]  )^2" office:value-type="float" office:value="0.000355893086272422" calcext:value-type="float">
            <text:p>0.0003558931</text:p>
          </table:table-cell>
          <table:table-cell table:formula="of:=(       (    (COS([.$B11])     -      SQRT([.DS$2]^2-SIN([.$B11])^2))    /     (COS([.$B11])    +     SQRT([.DS$2]^2-SIN([.$B11])^2))    )  ^2     -    [.$C11]  )^2" office:value-type="float" office:value="0.000353150207762634" calcext:value-type="float">
            <text:p>0.0003531502</text:p>
          </table:table-cell>
          <table:table-cell table:formula="of:=(       (    (COS([.$B11])     -      SQRT([.DT$2]^2-SIN([.$B11])^2))    /     (COS([.$B11])    +     SQRT([.DT$2]^2-SIN([.$B11])^2))    )  ^2     -    [.$C11]  )^2" office:value-type="float" office:value="0.000350418309107761" calcext:value-type="float">
            <text:p>0.0003504183</text:p>
          </table:table-cell>
          <table:table-cell table:formula="of:=(       (    (COS([.$B11])     -      SQRT([.DU$2]^2-SIN([.$B11])^2))    /     (COS([.$B11])    +     SQRT([.DU$2]^2-SIN([.$B11])^2))    )  ^2     -    [.$C11]  )^2" office:value-type="float" office:value="0.000347697386029478" calcext:value-type="float">
            <text:p>0.0003476974</text:p>
          </table:table-cell>
          <table:table-cell table:formula="of:=(       (    (COS([.$B11])     -      SQRT([.DV$2]^2-SIN([.$B11])^2))    /     (COS([.$B11])    +     SQRT([.DV$2]^2-SIN([.$B11])^2))    )  ^2     -    [.$C11]  )^2" office:value-type="float" office:value="0.000344987434249385" calcext:value-type="float">
            <text:p>0.0003449874</text:p>
          </table:table-cell>
          <table:table-cell table:formula="of:=(       (    (COS([.$B11])     -      SQRT([.DW$2]^2-SIN([.$B11])^2))    /     (COS([.$B11])    +     SQRT([.DW$2]^2-SIN([.$B11])^2))    )  ^2     -    [.$C11]  )^2" office:value-type="float" office:value="0.000342288449489028" calcext:value-type="float">
            <text:p>0.0003422884</text:p>
          </table:table-cell>
          <table:table-cell table:formula="of:=(       (    (COS([.$B11])     -      SQRT([.DX$2]^2-SIN([.$B11])^2))    /     (COS([.$B11])    +     SQRT([.DX$2]^2-SIN([.$B11])^2))    )  ^2     -    [.$C11]  )^2" office:value-type="float" office:value="0.000339600427469897" calcext:value-type="float">
            <text:p>0.0003396004</text:p>
          </table:table-cell>
          <table:table-cell table:formula="of:=(       (    (COS([.$B11])     -      SQRT([.DY$2]^2-SIN([.$B11])^2))    /     (COS([.$B11])    +     SQRT([.DY$2]^2-SIN([.$B11])^2))    )  ^2     -    [.$C11]  )^2" office:value-type="float" office:value="0.000336923363913422" calcext:value-type="float">
            <text:p>0.0003369234</text:p>
          </table:table-cell>
          <table:table-cell table:formula="of:=(       (    (COS([.$B11])     -      SQRT([.DZ$2]^2-SIN([.$B11])^2))    /     (COS([.$B11])    +     SQRT([.DZ$2]^2-SIN([.$B11])^2))    )  ^2     -    [.$C11]  )^2" office:value-type="float" office:value="0.000334257254540984" calcext:value-type="float">
            <text:p>0.0003342573</text:p>
          </table:table-cell>
          <table:table-cell table:formula="of:=(       (    (COS([.$B11])     -      SQRT([.EA$2]^2-SIN([.$B11])^2))    /     (COS([.$B11])    +     SQRT([.EA$2]^2-SIN([.$B11])^2))    )  ^2     -    [.$C11]  )^2" office:value-type="float" office:value="0.000331602095073926" calcext:value-type="float">
            <text:p>0.0003316021</text:p>
          </table:table-cell>
          <table:table-cell table:formula="of:=(       (    (COS([.$B11])     -      SQRT([.EB$2]^2-SIN([.$B11])^2))    /     (COS([.$B11])    +     SQRT([.EB$2]^2-SIN([.$B11])^2))    )  ^2     -    [.$C11]  )^2" office:value-type="float" office:value="0.000328957881233538" calcext:value-type="float">
            <text:p>0.0003289579</text:p>
          </table:table-cell>
          <table:table-cell table:formula="of:=(       (    (COS([.$B11])     -      SQRT([.EC$2]^2-SIN([.$B11])^2))    /     (COS([.$B11])    +     SQRT([.EC$2]^2-SIN([.$B11])^2))    )  ^2     -    [.$C11]  )^2" office:value-type="float" office:value="0.000326324608741077" calcext:value-type="float">
            <text:p>0.0003263246</text:p>
          </table:table-cell>
          <table:table-cell table:formula="of:=(       (    (COS([.$B11])     -      SQRT([.ED$2]^2-SIN([.$B11])^2))    /     (COS([.$B11])    +     SQRT([.ED$2]^2-SIN([.$B11])^2))    )  ^2     -    [.$C11]  )^2" office:value-type="float" office:value="0.000323702273317764" calcext:value-type="float">
            <text:p>0.0003237023</text:p>
          </table:table-cell>
          <table:table-cell table:formula="of:=(       (    (COS([.$B11])     -      SQRT([.EE$2]^2-SIN([.$B11])^2))    /     (COS([.$B11])    +     SQRT([.EE$2]^2-SIN([.$B11])^2))    )  ^2     -    [.$C11]  )^2" office:value-type="float" office:value="0.000321090870684784" calcext:value-type="float">
            <text:p>0.0003210909</text:p>
          </table:table-cell>
          <table:table-cell table:formula="of:=(       (    (COS([.$B11])     -      SQRT([.EF$2]^2-SIN([.$B11])^2))    /     (COS([.$B11])    +     SQRT([.EF$2]^2-SIN([.$B11])^2))    )  ^2     -    [.$C11]  )^2" office:value-type="float" office:value="0.000318490396563304" calcext:value-type="float">
            <text:p>0.0003184904</text:p>
          </table:table-cell>
          <table:table-cell table:formula="of:=(       (    (COS([.$B11])     -      SQRT([.EG$2]^2-SIN([.$B11])^2))    /     (COS([.$B11])    +     SQRT([.EG$2]^2-SIN([.$B11])^2))    )  ^2     -    [.$C11]  )^2" office:value-type="float" office:value="0.000315900846674454" calcext:value-type="float">
            <text:p>0.0003159008</text:p>
          </table:table-cell>
          <table:table-cell table:formula="of:=(       (    (COS([.$B11])     -      SQRT([.EH$2]^2-SIN([.$B11])^2))    /     (COS([.$B11])    +     SQRT([.EH$2]^2-SIN([.$B11])^2))    )  ^2     -    [.$C11]  )^2" office:value-type="float" office:value="0.000313322216739357" calcext:value-type="float">
            <text:p>0.0003133222</text:p>
          </table:table-cell>
          <table:table-cell table:formula="of:=(       (    (COS([.$B11])     -      SQRT([.EI$2]^2-SIN([.$B11])^2))    /     (COS([.$B11])    +     SQRT([.EI$2]^2-SIN([.$B11])^2))    )  ^2     -    [.$C11]  )^2" office:value-type="float" office:value="0.000310754502479107" calcext:value-type="float">
            <text:p>0.0003107545</text:p>
          </table:table-cell>
          <table:table-cell table:formula="of:=(       (    (COS([.$B11])     -      SQRT([.EJ$2]^2-SIN([.$B11])^2))    /     (COS([.$B11])    +     SQRT([.EJ$2]^2-SIN([.$B11])^2))    )  ^2     -    [.$C11]  )^2" office:value-type="float" office:value="0.000308197699614794" calcext:value-type="float">
            <text:p>0.0003081977</text:p>
          </table:table-cell>
          <table:table-cell table:formula="of:=(       (    (COS([.$B11])     -      SQRT([.EK$2]^2-SIN([.$B11])^2))    /     (COS([.$B11])    +     SQRT([.EK$2]^2-SIN([.$B11])^2))    )  ^2     -    [.$C11]  )^2" office:value-type="float" office:value="0.000305651803867491" calcext:value-type="float">
            <text:p>0.0003056518</text:p>
          </table:table-cell>
          <table:table-cell table:formula="of:=(       (    (COS([.$B11])     -      SQRT([.EL$2]^2-SIN([.$B11])^2))    /     (COS([.$B11])    +     SQRT([.EL$2]^2-SIN([.$B11])^2))    )  ^2     -    [.$C11]  )^2" office:value-type="float" office:value="0.000303116810958268" calcext:value-type="float">
            <text:p>0.0003031168</text:p>
          </table:table-cell>
          <table:table-cell table:formula="of:=(       (    (COS([.$B11])     -      SQRT([.EM$2]^2-SIN([.$B11])^2))    /     (COS([.$B11])    +     SQRT([.EM$2]^2-SIN([.$B11])^2))    )  ^2     -    [.$C11]  )^2" office:value-type="float" office:value="0.000300592716608193" calcext:value-type="float">
            <text:p>0.0003005927</text:p>
          </table:table-cell>
          <table:table-cell table:formula="of:=(       (    (COS([.$B11])     -      SQRT([.EN$2]^2-SIN([.$B11])^2))    /     (COS([.$B11])    +     SQRT([.EN$2]^2-SIN([.$B11])^2))    )  ^2     -    [.$C11]  )^2" office:value-type="float" office:value="0.000298079516538338" calcext:value-type="float">
            <text:p>0.0002980795</text:p>
          </table:table-cell>
          <table:table-cell table:formula="of:=(       (    (COS([.$B11])     -      SQRT([.EO$2]^2-SIN([.$B11])^2))    /     (COS([.$B11])    +     SQRT([.EO$2]^2-SIN([.$B11])^2))    )  ^2     -    [.$C11]  )^2" office:value-type="float" office:value="0.000295577206469767" calcext:value-type="float">
            <text:p>0.0002955772</text:p>
          </table:table-cell>
          <table:table-cell table:formula="of:=(       (    (COS([.$B11])     -      SQRT([.EP$2]^2-SIN([.$B11])^2))    /     (COS([.$B11])    +     SQRT([.EP$2]^2-SIN([.$B11])^2))    )  ^2     -    [.$C11]  )^2" office:value-type="float" office:value="0.000293085782123572" calcext:value-type="float">
            <text:p>0.0002930858</text:p>
          </table:table-cell>
          <table:table-cell table:formula="of:=(       (    (COS([.$B11])     -      SQRT([.EQ$2]^2-SIN([.$B11])^2))    /     (COS([.$B11])    +     SQRT([.EQ$2]^2-SIN([.$B11])^2))    )  ^2     -    [.$C11]  )^2" office:value-type="float" office:value="0.000290605239220835" calcext:value-type="float">
            <text:p>0.0002906052</text:p>
          </table:table-cell>
          <table:table-cell table:formula="of:=(       (    (COS([.$B11])     -      SQRT([.ER$2]^2-SIN([.$B11])^2))    /     (COS([.$B11])    +     SQRT([.ER$2]^2-SIN([.$B11])^2))    )  ^2     -    [.$C11]  )^2" office:value-type="float" office:value="0.000288135573482672" calcext:value-type="float">
            <text:p>0.0002881356</text:p>
          </table:table-cell>
          <table:table-cell table:formula="of:=(       (    (COS([.$B11])     -      SQRT([.ES$2]^2-SIN([.$B11])^2))    /     (COS([.$B11])    +     SQRT([.ES$2]^2-SIN([.$B11])^2))    )  ^2     -    [.$C11]  )^2" office:value-type="float" office:value="0.000285676780630207" calcext:value-type="float">
            <text:p>0.0002856768</text:p>
          </table:table-cell>
          <table:table-cell table:formula="of:=(       (    (COS([.$B11])     -      SQRT([.ET$2]^2-SIN([.$B11])^2))    /     (COS([.$B11])    +     SQRT([.ET$2]^2-SIN([.$B11])^2))    )  ^2     -    [.$C11]  )^2" office:value-type="float" office:value="0.000283228856384588" calcext:value-type="float">
            <text:p>0.0002832289</text:p>
          </table:table-cell>
          <table:table-cell table:formula="of:=(       (    (COS([.$B11])     -      SQRT([.EU$2]^2-SIN([.$B11])^2))    /     (COS([.$B11])    +     SQRT([.EU$2]^2-SIN([.$B11])^2))    )  ^2     -    [.$C11]  )^2" office:value-type="float" office:value="0.000280791796466994" calcext:value-type="float">
            <text:p>0.0002807918</text:p>
          </table:table-cell>
          <table:table-cell table:formula="of:=(       (    (COS([.$B11])     -      SQRT([.EV$2]^2-SIN([.$B11])^2))    /     (COS([.$B11])    +     SQRT([.EV$2]^2-SIN([.$B11])^2))    )  ^2     -    [.$C11]  )^2" office:value-type="float" office:value="0.000278365596598627" calcext:value-type="float">
            <text:p>0.0002783656</text:p>
          </table:table-cell>
          <table:table-cell table:formula="of:=(       (    (COS([.$B11])     -      SQRT([.EW$2]^2-SIN([.$B11])^2))    /     (COS([.$B11])    +     SQRT([.EW$2]^2-SIN([.$B11])^2))    )  ^2     -    [.$C11]  )^2" office:value-type="float" office:value="0.000275950252500722" calcext:value-type="float">
            <text:p>0.0002759503</text:p>
          </table:table-cell>
          <table:table-cell table:formula="of:=(       (    (COS([.$B11])     -      SQRT([.EX$2]^2-SIN([.$B11])^2))    /     (COS([.$B11])    +     SQRT([.EX$2]^2-SIN([.$B11])^2))    )  ^2     -    [.$C11]  )^2" office:value-type="float" office:value="0.000273545759894556" calcext:value-type="float">
            <text:p>0.0002735458</text:p>
          </table:table-cell>
          <table:table-cell table:formula="of:=(       (    (COS([.$B11])     -      SQRT([.EY$2]^2-SIN([.$B11])^2))    /     (COS([.$B11])    +     SQRT([.EY$2]^2-SIN([.$B11])^2))    )  ^2     -    [.$C11]  )^2" office:value-type="float" office:value="0.000271152114501442" calcext:value-type="float">
            <text:p>0.0002711521</text:p>
          </table:table-cell>
          <table:table-cell table:formula="of:=(       (    (COS([.$B11])     -      SQRT([.EZ$2]^2-SIN([.$B11])^2))    /     (COS([.$B11])    +     SQRT([.EZ$2]^2-SIN([.$B11])^2))    )  ^2     -    [.$C11]  )^2" office:value-type="float" office:value="0.000268769312042735" calcext:value-type="float">
            <text:p>0.0002687693</text:p>
          </table:table-cell>
          <table:table-cell table:formula="of:=(       (    (COS([.$B11])     -      SQRT([.FA$2]^2-SIN([.$B11])^2))    /     (COS([.$B11])    +     SQRT([.FA$2]^2-SIN([.$B11])^2))    )  ^2     -    [.$C11]  )^2" office:value-type="float" office:value="0.000266397348239843" calcext:value-type="float">
            <text:p>0.0002663973</text:p>
          </table:table-cell>
          <table:table-cell table:formula="of:=(       (    (COS([.$B11])     -      SQRT([.FB$2]^2-SIN([.$B11])^2))    /     (COS([.$B11])    +     SQRT([.FB$2]^2-SIN([.$B11])^2))    )  ^2     -    [.$C11]  )^2" office:value-type="float" office:value="0.000264036218814215" calcext:value-type="float">
            <text:p>0.0002640362</text:p>
          </table:table-cell>
          <table:table-cell table:formula="of:=(       (    (COS([.$B11])     -      SQRT([.FC$2]^2-SIN([.$B11])^2))    /     (COS([.$B11])    +     SQRT([.FC$2]^2-SIN([.$B11])^2))    )  ^2     -    [.$C11]  )^2" office:value-type="float" office:value="0.000261685919487361" calcext:value-type="float">
            <text:p>0.0002616859</text:p>
          </table:table-cell>
          <table:table-cell table:formula="of:=(       (    (COS([.$B11])     -      SQRT([.FD$2]^2-SIN([.$B11])^2))    /     (COS([.$B11])    +     SQRT([.FD$2]^2-SIN([.$B11])^2))    )  ^2     -    [.$C11]  )^2" office:value-type="float" office:value="0.000259346445980845" calcext:value-type="float">
            <text:p>0.0002593464</text:p>
          </table:table-cell>
          <table:table-cell table:formula="of:=(       (    (COS([.$B11])     -      SQRT([.FE$2]^2-SIN([.$B11])^2))    /     (COS([.$B11])    +     SQRT([.FE$2]^2-SIN([.$B11])^2))    )  ^2     -    [.$C11]  )^2" office:value-type="float" office:value="0.000257017794016295" calcext:value-type="float">
            <text:p>0.0002570178</text:p>
          </table:table-cell>
          <table:table-cell table:formula="of:=(       (    (COS([.$B11])     -      SQRT([.FF$2]^2-SIN([.$B11])^2))    /     (COS([.$B11])    +     SQRT([.FF$2]^2-SIN([.$B11])^2))    )  ^2     -    [.$C11]  )^2" office:value-type="float" office:value="0.000254699959315397" calcext:value-type="float">
            <text:p>0.0002547</text:p>
          </table:table-cell>
          <table:table-cell table:formula="of:=(       (    (COS([.$B11])     -      SQRT([.FG$2]^2-SIN([.$B11])^2))    /     (COS([.$B11])    +     SQRT([.FG$2]^2-SIN([.$B11])^2))    )  ^2     -    [.$C11]  )^2" office:value-type="float" office:value="0.000252392937599911" calcext:value-type="float">
            <text:p>0.0002523929</text:p>
          </table:table-cell>
          <table:table-cell table:formula="of:=(       (    (COS([.$B11])     -      SQRT([.FH$2]^2-SIN([.$B11])^2))    /     (COS([.$B11])    +     SQRT([.FH$2]^2-SIN([.$B11])^2))    )  ^2     -    [.$C11]  )^2" office:value-type="float" office:value="0.000250096724591666" calcext:value-type="float">
            <text:p>0.0002500967</text:p>
          </table:table-cell>
          <table:table-cell table:formula="of:=(       (    (COS([.$B11])     -      SQRT([.FI$2]^2-SIN([.$B11])^2))    /     (COS([.$B11])    +     SQRT([.FI$2]^2-SIN([.$B11])^2))    )  ^2     -    [.$C11]  )^2" office:value-type="float" office:value="0.000247811316012561" calcext:value-type="float">
            <text:p>0.0002478113</text:p>
          </table:table-cell>
          <table:table-cell table:formula="of:=(       (    (COS([.$B11])     -      SQRT([.FJ$2]^2-SIN([.$B11])^2))    /     (COS([.$B11])    +     SQRT([.FJ$2]^2-SIN([.$B11])^2))    )  ^2     -    [.$C11]  )^2" office:value-type="float" office:value="0.000245536707584578" calcext:value-type="float">
            <text:p>0.0002455367</text:p>
          </table:table-cell>
          <table:table-cell table:formula="of:=(       (    (COS([.$B11])     -      SQRT([.FK$2]^2-SIN([.$B11])^2))    /     (COS([.$B11])    +     SQRT([.FK$2]^2-SIN([.$B11])^2))    )  ^2     -    [.$C11]  )^2" office:value-type="float" office:value="0.000243272895029776" calcext:value-type="float">
            <text:p>0.0002432729</text:p>
          </table:table-cell>
          <table:table-cell table:formula="of:=(       (    (COS([.$B11])     -      SQRT([.FL$2]^2-SIN([.$B11])^2))    /     (COS([.$B11])    +     SQRT([.FL$2]^2-SIN([.$B11])^2))    )  ^2     -    [.$C11]  )^2" office:value-type="float" office:value="0.000241019874070302" calcext:value-type="float">
            <text:p>0.0002410199</text:p>
          </table:table-cell>
          <table:table-cell table:formula="of:=(       (    (COS([.$B11])     -      SQRT([.FM$2]^2-SIN([.$B11])^2))    /     (COS([.$B11])    +     SQRT([.FM$2]^2-SIN([.$B11])^2))    )  ^2     -    [.$C11]  )^2" office:value-type="float" office:value="0.00023877764042839" calcext:value-type="float">
            <text:p>0.0002387776</text:p>
          </table:table-cell>
          <table:table-cell table:formula="of:=(       (    (COS([.$B11])     -      SQRT([.FN$2]^2-SIN([.$B11])^2))    /     (COS([.$B11])    +     SQRT([.FN$2]^2-SIN([.$B11])^2))    )  ^2     -    [.$C11]  )^2" office:value-type="float" office:value="0.000236546189826364" calcext:value-type="float">
            <text:p>0.0002365462</text:p>
          </table:table-cell>
          <table:table-cell table:formula="of:=(       (    (COS([.$B11])     -      SQRT([.FO$2]^2-SIN([.$B11])^2))    /     (COS([.$B11])    +     SQRT([.FO$2]^2-SIN([.$B11])^2))    )  ^2     -    [.$C11]  )^2" office:value-type="float" office:value="0.000234325517986644" calcext:value-type="float">
            <text:p>0.0002343255</text:p>
          </table:table-cell>
          <table:table-cell table:formula="of:=(       (    (COS([.$B11])     -      SQRT([.FP$2]^2-SIN([.$B11])^2))    /     (COS([.$B11])    +     SQRT([.FP$2]^2-SIN([.$B11])^2))    )  ^2     -    [.$C11]  )^2" office:value-type="float" office:value="0.000232115620631743" calcext:value-type="float">
            <text:p>0.0002321156</text:p>
          </table:table-cell>
          <table:table-cell table:formula="of:=(       (    (COS([.$B11])     -      SQRT([.FQ$2]^2-SIN([.$B11])^2))    /     (COS([.$B11])    +     SQRT([.FQ$2]^2-SIN([.$B11])^2))    )  ^2     -    [.$C11]  )^2" office:value-type="float" office:value="0.000229916493484283" calcext:value-type="float">
            <text:p>0.0002299165</text:p>
          </table:table-cell>
          <table:table-cell table:formula="of:=(       (    (COS([.$B11])     -      SQRT([.FR$2]^2-SIN([.$B11])^2))    /     (COS([.$B11])    +     SQRT([.FR$2]^2-SIN([.$B11])^2))    )  ^2     -    [.$C11]  )^2" office:value-type="float" office:value="0.000227728132266989" calcext:value-type="float">
            <text:p>0.0002277281</text:p>
          </table:table-cell>
          <table:table-cell table:formula="of:=(       (    (COS([.$B11])     -      SQRT([.FS$2]^2-SIN([.$B11])^2))    /     (COS([.$B11])    +     SQRT([.FS$2]^2-SIN([.$B11])^2))    )  ^2     -    [.$C11]  )^2" office:value-type="float" office:value="0.000225550532702689" calcext:value-type="float">
            <text:p>0.0002255505</text:p>
          </table:table-cell>
          <table:table-cell table:formula="of:=(       (    (COS([.$B11])     -      SQRT([.FT$2]^2-SIN([.$B11])^2))    /     (COS([.$B11])    +     SQRT([.FT$2]^2-SIN([.$B11])^2))    )  ^2     -    [.$C11]  )^2" office:value-type="float" office:value="0.000223383690514323" calcext:value-type="float">
            <text:p>0.0002233837</text:p>
          </table:table-cell>
          <table:table-cell table:formula="of:=(       (    (COS([.$B11])     -      SQRT([.FU$2]^2-SIN([.$B11])^2))    /     (COS([.$B11])    +     SQRT([.FU$2]^2-SIN([.$B11])^2))    )  ^2     -    [.$C11]  )^2" office:value-type="float" office:value="0.000221227601424953" calcext:value-type="float">
            <text:p>0.0002212276</text:p>
          </table:table-cell>
          <table:table-cell table:formula="of:=(       (    (COS([.$B11])     -      SQRT([.FV$2]^2-SIN([.$B11])^2))    /     (COS([.$B11])    +     SQRT([.FV$2]^2-SIN([.$B11])^2))    )  ^2     -    [.$C11]  )^2" office:value-type="float" office:value="0.000219082261157748" calcext:value-type="float">
            <text:p>0.0002190823</text:p>
          </table:table-cell>
          <table:table-cell table:formula="of:=(       (    (COS([.$B11])     -      SQRT([.FW$2]^2-SIN([.$B11])^2))    /     (COS([.$B11])    +     SQRT([.FW$2]^2-SIN([.$B11])^2))    )  ^2     -    [.$C11]  )^2" office:value-type="float" office:value="0.000216947665436006" calcext:value-type="float">
            <text:p>0.0002169477</text:p>
          </table:table-cell>
          <table:table-cell table:formula="of:=(       (    (COS([.$B11])     -      SQRT([.FX$2]^2-SIN([.$B11])^2))    /     (COS([.$B11])    +     SQRT([.FX$2]^2-SIN([.$B11])^2))    )  ^2     -    [.$C11]  )^2" office:value-type="float" office:value="0.000214823809983148" calcext:value-type="float">
            <text:p>0.0002148238</text:p>
          </table:table-cell>
          <table:table-cell table:formula="of:=(       (    (COS([.$B11])     -      SQRT([.FY$2]^2-SIN([.$B11])^2))    /     (COS([.$B11])    +     SQRT([.FY$2]^2-SIN([.$B11])^2))    )  ^2     -    [.$C11]  )^2" office:value-type="float" office:value="0.00021271069052272" calcext:value-type="float">
            <text:p>0.0002127107</text:p>
          </table:table-cell>
          <table:table-cell table:formula="of:=(       (    (COS([.$B11])     -      SQRT([.FZ$2]^2-SIN([.$B11])^2))    /     (COS([.$B11])    +     SQRT([.FZ$2]^2-SIN([.$B11])^2))    )  ^2     -    [.$C11]  )^2" office:value-type="float" office:value="0.000210608302778403" calcext:value-type="float">
            <text:p>0.0002106083</text:p>
          </table:table-cell>
          <table:table-cell table:formula="of:=(       (    (COS([.$B11])     -      SQRT([.GA$2]^2-SIN([.$B11])^2))    /     (COS([.$B11])    +     SQRT([.GA$2]^2-SIN([.$B11])^2))    )  ^2     -    [.$C11]  )^2" office:value-type="float" office:value="0.000208516642474008" calcext:value-type="float">
            <text:p>0.0002085166</text:p>
          </table:table-cell>
          <table:table-cell table:formula="of:=(       (    (COS([.$B11])     -      SQRT([.GB$2]^2-SIN([.$B11])^2))    /     (COS([.$B11])    +     SQRT([.GB$2]^2-SIN([.$B11])^2))    )  ^2     -    [.$C11]  )^2" office:value-type="float" office:value="0.000206435705333486" calcext:value-type="float">
            <text:p>0.0002064357</text:p>
          </table:table-cell>
          <table:table-cell table:formula="of:=(       (    (COS([.$B11])     -      SQRT([.GC$2]^2-SIN([.$B11])^2))    /     (COS([.$B11])    +     SQRT([.GC$2]^2-SIN([.$B11])^2))    )  ^2     -    [.$C11]  )^2" office:value-type="float" office:value="0.000204365487080931" calcext:value-type="float">
            <text:p>0.0002043655</text:p>
          </table:table-cell>
          <table:table-cell table:formula="of:=(       (    (COS([.$B11])     -      SQRT([.GD$2]^2-SIN([.$B11])^2))    /     (COS([.$B11])    +     SQRT([.GD$2]^2-SIN([.$B11])^2))    )  ^2     -    [.$C11]  )^2" office:value-type="float" office:value="0.00020230598344057" calcext:value-type="float">
            <text:p>0.000202306</text:p>
          </table:table-cell>
          <table:table-cell table:formula="of:=(       (    (COS([.$B11])     -      SQRT([.GE$2]^2-SIN([.$B11])^2))    /     (COS([.$B11])    +     SQRT([.GE$2]^2-SIN([.$B11])^2))    )  ^2     -    [.$C11]  )^2" office:value-type="float" office:value="0.000200257190136794" calcext:value-type="float">
            <text:p>0.0002002572</text:p>
          </table:table-cell>
          <table:table-cell table:formula="of:=(       (    (COS([.$B11])     -      SQRT([.GF$2]^2-SIN([.$B11])^2))    /     (COS([.$B11])    +     SQRT([.GF$2]^2-SIN([.$B11])^2))    )  ^2     -    [.$C11]  )^2" office:value-type="float" office:value="0.000198219102894131" calcext:value-type="float">
            <text:p>0.0001982191</text:p>
          </table:table-cell>
          <table:table-cell table:formula="of:=(       (    (COS([.$B11])     -      SQRT([.GG$2]^2-SIN([.$B11])^2))    /     (COS([.$B11])    +     SQRT([.GG$2]^2-SIN([.$B11])^2))    )  ^2     -    [.$C11]  )^2" office:value-type="float" office:value="0.000196191717437269" calcext:value-type="float">
            <text:p>0.0001961917</text:p>
          </table:table-cell>
          <table:table-cell table:formula="of:=(       (    (COS([.$B11])     -      SQRT([.GH$2]^2-SIN([.$B11])^2))    /     (COS([.$B11])    +     SQRT([.GH$2]^2-SIN([.$B11])^2))    )  ^2     -    [.$C11]  )^2" office:value-type="float" office:value="0.000194175029491053" calcext:value-type="float">
            <text:p>0.000194175</text:p>
          </table:table-cell>
          <table:table-cell table:formula="of:=(       (    (COS([.$B11])     -      SQRT([.GI$2]^2-SIN([.$B11])^2))    /     (COS([.$B11])    +     SQRT([.GI$2]^2-SIN([.$B11])^2))    )  ^2     -    [.$C11]  )^2" office:value-type="float" office:value="0.000192169034780482" calcext:value-type="float">
            <text:p>0.000192169</text:p>
          </table:table-cell>
          <table:table-cell table:formula="of:=(       (    (COS([.$B11])     -      SQRT([.GJ$2]^2-SIN([.$B11])^2))    /     (COS([.$B11])    +     SQRT([.GJ$2]^2-SIN([.$B11])^2))    )  ^2     -    [.$C11]  )^2" office:value-type="float" office:value="0.000190173729030727" calcext:value-type="float">
            <text:p>0.0001901737</text:p>
          </table:table-cell>
          <table:table-cell table:formula="of:=(       (    (COS([.$B11])     -      SQRT([.GK$2]^2-SIN([.$B11])^2))    /     (COS([.$B11])    +     SQRT([.GK$2]^2-SIN([.$B11])^2))    )  ^2     -    [.$C11]  )^2" office:value-type="float" office:value="0.000188189107967119" calcext:value-type="float">
            <text:p>0.0001881891</text:p>
          </table:table-cell>
          <table:table-cell table:formula="of:=(       (    (COS([.$B11])     -      SQRT([.GL$2]^2-SIN([.$B11])^2))    /     (COS([.$B11])    +     SQRT([.GL$2]^2-SIN([.$B11])^2))    )  ^2     -    [.$C11]  )^2" office:value-type="float" office:value="0.00018621516731516" calcext:value-type="float">
            <text:p>0.0001862152</text:p>
          </table:table-cell>
          <table:table-cell table:formula="of:=(       (    (COS([.$B11])     -      SQRT([.GM$2]^2-SIN([.$B11])^2))    /     (COS([.$B11])    +     SQRT([.GM$2]^2-SIN([.$B11])^2))    )  ^2     -    [.$C11]  )^2" office:value-type="float" office:value="0.000184251902800526" calcext:value-type="float">
            <text:p>0.0001842519</text:p>
          </table:table-cell>
          <table:table-cell table:formula="of:=(       (    (COS([.$B11])     -      SQRT([.GN$2]^2-SIN([.$B11])^2))    /     (COS([.$B11])    +     SQRT([.GN$2]^2-SIN([.$B11])^2))    )  ^2     -    [.$C11]  )^2" office:value-type="float" office:value="0.00018229931014907" calcext:value-type="float">
            <text:p>0.0001822993</text:p>
          </table:table-cell>
          <table:table-cell table:formula="of:=(       (    (COS([.$B11])     -      SQRT([.GO$2]^2-SIN([.$B11])^2))    /     (COS([.$B11])    +     SQRT([.GO$2]^2-SIN([.$B11])^2))    )  ^2     -    [.$C11]  )^2" office:value-type="float" office:value="0.000180357385086822" calcext:value-type="float">
            <text:p>0.0001803574</text:p>
          </table:table-cell>
          <table:table-cell table:formula="of:=(       (    (COS([.$B11])     -      SQRT([.GP$2]^2-SIN([.$B11])^2))    /     (COS([.$B11])    +     SQRT([.GP$2]^2-SIN([.$B11])^2))    )  ^2     -    [.$C11]  )^2" office:value-type="float" office:value="0.000178426123339991" calcext:value-type="float">
            <text:p>0.0001784261</text:p>
          </table:table-cell>
          <table:table-cell table:formula="of:=(       (    (COS([.$B11])     -      SQRT([.GQ$2]^2-SIN([.$B11])^2))    /     (COS([.$B11])    +     SQRT([.GQ$2]^2-SIN([.$B11])^2))    )  ^2     -    [.$C11]  )^2" office:value-type="float" office:value="0.000176505520634977" calcext:value-type="float">
            <text:p>0.0001765055</text:p>
          </table:table-cell>
          <table:table-cell table:formula="of:=(       (    (COS([.$B11])     -      SQRT([.GR$2]^2-SIN([.$B11])^2))    /     (COS([.$B11])    +     SQRT([.GR$2]^2-SIN([.$B11])^2))    )  ^2     -    [.$C11]  )^2" office:value-type="float" office:value="0.00017459557269837" calcext:value-type="float">
            <text:p>0.0001745956</text:p>
          </table:table-cell>
          <table:table-cell table:formula="of:=(       (    (COS([.$B11])     -      SQRT([.GS$2]^2-SIN([.$B11])^2))    /     (COS([.$B11])    +     SQRT([.GS$2]^2-SIN([.$B11])^2))    )  ^2     -    [.$C11]  )^2" office:value-type="float" office:value="0.000172696275256943" calcext:value-type="float">
            <text:p>0.0001726963</text:p>
          </table:table-cell>
          <table:table-cell table:formula="of:=(       (    (COS([.$B11])     -      SQRT([.GT$2]^2-SIN([.$B11])^2))    /     (COS([.$B11])    +     SQRT([.GT$2]^2-SIN([.$B11])^2))    )  ^2     -    [.$C11]  )^2" office:value-type="float" office:value="0.000170807624037671" calcext:value-type="float">
            <text:p>0.0001708076</text:p>
          </table:table-cell>
          <table:table-cell table:formula="of:=(       (    (COS([.$B11])     -      SQRT([.GU$2]^2-SIN([.$B11])^2))    /     (COS([.$B11])    +     SQRT([.GU$2]^2-SIN([.$B11])^2))    )  ^2     -    [.$C11]  )^2" office:value-type="float" office:value="0.000168929614767726" calcext:value-type="float">
            <text:p>0.0001689296</text:p>
          </table:table-cell>
          <table:table-cell table:formula="of:=(       (    (COS([.$B11])     -      SQRT([.GV$2]^2-SIN([.$B11])^2))    /     (COS([.$B11])    +     SQRT([.GV$2]^2-SIN([.$B11])^2))    )  ^2     -    [.$C11]  )^2" office:value-type="float" office:value="0.000167062243174476" calcext:value-type="float">
            <text:p>0.0001670622</text:p>
          </table:table-cell>
          <table:table-cell table:formula="of:=(       (    (COS([.$B11])     -      SQRT([.GW$2]^2-SIN([.$B11])^2))    /     (COS([.$B11])    +     SQRT([.GW$2]^2-SIN([.$B11])^2))    )  ^2     -    [.$C11]  )^2" office:value-type="float" office:value="0.000165205504985501" calcext:value-type="float">
            <text:p>0.0001652055</text:p>
          </table:table-cell>
          <table:table-cell table:formula="of:=(       (    (COS([.$B11])     -      SQRT([.GX$2]^2-SIN([.$B11])^2))    /     (COS([.$B11])    +     SQRT([.GX$2]^2-SIN([.$B11])^2))    )  ^2     -    [.$C11]  )^2" office:value-type="float" office:value="0.00016335939592858" calcext:value-type="float">
            <text:p>0.0001633594</text:p>
          </table:table-cell>
          <table:table-cell table:formula="of:=(       (    (COS([.$B11])     -      SQRT([.GY$2]^2-SIN([.$B11])^2))    /     (COS([.$B11])    +     SQRT([.GY$2]^2-SIN([.$B11])^2))    )  ^2     -    [.$C11]  )^2" office:value-type="float" office:value="0.00016152391173171" calcext:value-type="float">
            <text:p>0.0001615239</text:p>
          </table:table-cell>
          <table:table-cell table:formula="of:=(       (    (COS([.$B11])     -      SQRT([.GZ$2]^2-SIN([.$B11])^2))    /     (COS([.$B11])    +     SQRT([.GZ$2]^2-SIN([.$B11])^2))    )  ^2     -    [.$C11]  )^2" office:value-type="float" office:value="0.000159699048123094" calcext:value-type="float">
            <text:p>0.000159699</text:p>
          </table:table-cell>
          <table:table-cell table:formula="of:=(       (    (COS([.$B11])     -      SQRT([.HA$2]^2-SIN([.$B11])^2))    /     (COS([.$B11])    +     SQRT([.HA$2]^2-SIN([.$B11])^2))    )  ^2     -    [.$C11]  )^2" office:value-type="float" office:value="0.000157884800831156" calcext:value-type="float">
            <text:p>0.0001578848</text:p>
          </table:table-cell>
          <table:table-cell table:formula="of:=(       (    (COS([.$B11])     -      SQRT([.HB$2]^2-SIN([.$B11])^2))    /     (COS([.$B11])    +     SQRT([.HB$2]^2-SIN([.$B11])^2))    )  ^2     -    [.$C11]  )^2" office:value-type="float" office:value="0.000156081165584537" calcext:value-type="float">
            <text:p>0.0001560812</text:p>
          </table:table-cell>
          <table:table-cell table:formula="of:=(       (    (COS([.$B11])     -      SQRT([.HC$2]^2-SIN([.$B11])^2))    /     (COS([.$B11])    +     SQRT([.HC$2]^2-SIN([.$B11])^2))    )  ^2     -    [.$C11]  )^2" office:value-type="float" office:value="0.000154288138112103" calcext:value-type="float">
            <text:p>0.0001542881</text:p>
          </table:table-cell>
          <table:table-cell table:formula="of:=(       (    (COS([.$B11])     -      SQRT([.HD$2]^2-SIN([.$B11])^2))    /     (COS([.$B11])    +     SQRT([.HD$2]^2-SIN([.$B11])^2))    )  ^2     -    [.$C11]  )^2" office:value-type="float" office:value="0.000152505714142943" calcext:value-type="float">
            <text:p>0.0001525057</text:p>
          </table:table-cell>
          <table:table-cell table:formula="of:=(       (    (COS([.$B11])     -      SQRT([.HE$2]^2-SIN([.$B11])^2))    /     (COS([.$B11])    +     SQRT([.HE$2]^2-SIN([.$B11])^2))    )  ^2     -    [.$C11]  )^2" office:value-type="float" office:value="0.000150733889406375" calcext:value-type="float">
            <text:p>0.0001507339</text:p>
          </table:table-cell>
          <table:table-cell table:formula="of:=(       (    (COS([.$B11])     -      SQRT([.HF$2]^2-SIN([.$B11])^2))    /     (COS([.$B11])    +     SQRT([.HF$2]^2-SIN([.$B11])^2))    )  ^2     -    [.$C11]  )^2" office:value-type="float" office:value="0.00014897265963195" calcext:value-type="float">
            <text:p>0.0001489727</text:p>
          </table:table-cell>
          <table:table-cell table:formula="of:=(       (    (COS([.$B11])     -      SQRT([.HG$2]^2-SIN([.$B11])^2))    /     (COS([.$B11])    +     SQRT([.HG$2]^2-SIN([.$B11])^2))    )  ^2     -    [.$C11]  )^2" office:value-type="float" office:value="0.00014722202054945" calcext:value-type="float">
            <text:p>0.000147222</text:p>
          </table:table-cell>
          <table:table-cell table:formula="of:=(       (    (COS([.$B11])     -      SQRT([.HH$2]^2-SIN([.$B11])^2))    /     (COS([.$B11])    +     SQRT([.HH$2]^2-SIN([.$B11])^2))    )  ^2     -    [.$C11]  )^2" office:value-type="float" office:value="0.000145481967888901" calcext:value-type="float">
            <text:p>0.000145482</text:p>
          </table:table-cell>
          <table:table-cell table:formula="of:=(       (    (COS([.$B11])     -      SQRT([.HI$2]^2-SIN([.$B11])^2))    /     (COS([.$B11])    +     SQRT([.HI$2]^2-SIN([.$B11])^2))    )  ^2     -    [.$C11]  )^2" office:value-type="float" office:value="0.000143752497380565" calcext:value-type="float">
            <text:p>0.0001437525</text:p>
          </table:table-cell>
          <table:table-cell table:formula="of:=(       (    (COS([.$B11])     -      SQRT([.HJ$2]^2-SIN([.$B11])^2))    /     (COS([.$B11])    +     SQRT([.HJ$2]^2-SIN([.$B11])^2))    )  ^2     -    [.$C11]  )^2" office:value-type="float" office:value="0.000142033604754945" calcext:value-type="float">
            <text:p>0.0001420336</text:p>
          </table:table-cell>
          <table:table-cell table:formula="of:=(       (    (COS([.$B11])     -      SQRT([.HK$2]^2-SIN([.$B11])^2))    /     (COS([.$B11])    +     SQRT([.HK$2]^2-SIN([.$B11])^2))    )  ^2     -    [.$C11]  )^2" office:value-type="float" office:value="0.000140325285742796" calcext:value-type="float">
            <text:p>0.0001403253</text:p>
          </table:table-cell>
          <table:table-cell table:formula="of:=(       (    (COS([.$B11])     -      SQRT([.HL$2]^2-SIN([.$B11])^2))    /     (COS([.$B11])    +     SQRT([.HL$2]^2-SIN([.$B11])^2))    )  ^2     -    [.$C11]  )^2" office:value-type="float" office:value="0.000138627536075118" calcext:value-type="float">
            <text:p>0.0001386275</text:p>
          </table:table-cell>
          <table:table-cell table:formula="of:=(       (    (COS([.$B11])     -      SQRT([.HM$2]^2-SIN([.$B11])^2))    /     (COS([.$B11])    +     SQRT([.HM$2]^2-SIN([.$B11])^2))    )  ^2     -    [.$C11]  )^2" office:value-type="float" office:value="0.000136940351483172" calcext:value-type="float">
            <text:p>0.0001369404</text:p>
          </table:table-cell>
          <table:table-cell table:formula="of:=(       (    (COS([.$B11])     -      SQRT([.HN$2]^2-SIN([.$B11])^2))    /     (COS([.$B11])    +     SQRT([.HN$2]^2-SIN([.$B11])^2))    )  ^2     -    [.$C11]  )^2" office:value-type="float" office:value="0.000135263727698463" calcext:value-type="float">
            <text:p>0.0001352637</text:p>
          </table:table-cell>
          <table:table-cell table:formula="of:=(       (    (COS([.$B11])     -      SQRT([.HO$2]^2-SIN([.$B11])^2))    /     (COS([.$B11])    +     SQRT([.HO$2]^2-SIN([.$B11])^2))    )  ^2     -    [.$C11]  )^2" office:value-type="float" office:value="0.000133597660452759" calcext:value-type="float">
            <text:p>0.0001335977</text:p>
          </table:table-cell>
          <table:table-cell table:formula="of:=(       (    (COS([.$B11])     -      SQRT([.HP$2]^2-SIN([.$B11])^2))    /     (COS([.$B11])    +     SQRT([.HP$2]^2-SIN([.$B11])^2))    )  ^2     -    [.$C11]  )^2" office:value-type="float" office:value="0.000131942145478093" calcext:value-type="float">
            <text:p>0.0001319421</text:p>
          </table:table-cell>
          <table:table-cell table:formula="of:=(       (    (COS([.$B11])     -      SQRT([.HQ$2]^2-SIN([.$B11])^2))    /     (COS([.$B11])    +     SQRT([.HQ$2]^2-SIN([.$B11])^2))    )  ^2     -    [.$C11]  )^2" office:value-type="float" office:value="0.000130297178506757" calcext:value-type="float">
            <text:p>0.0001302972</text:p>
          </table:table-cell>
          <table:table-cell table:formula="of:=(       (    (COS([.$B11])     -      SQRT([.HR$2]^2-SIN([.$B11])^2))    /     (COS([.$B11])    +     SQRT([.HR$2]^2-SIN([.$B11])^2))    )  ^2     -    [.$C11]  )^2" office:value-type="float" office:value="0.000128662755271315" calcext:value-type="float">
            <text:p>0.0001286628</text:p>
          </table:table-cell>
          <table:table-cell table:formula="of:=(       (    (COS([.$B11])     -      SQRT([.HS$2]^2-SIN([.$B11])^2))    /     (COS([.$B11])    +     SQRT([.HS$2]^2-SIN([.$B11])^2))    )  ^2     -    [.$C11]  )^2" office:value-type="float" office:value="0.000127038871504597" calcext:value-type="float">
            <text:p>0.0001270389</text:p>
          </table:table-cell>
          <table:table-cell table:formula="of:=(       (    (COS([.$B11])     -      SQRT([.HT$2]^2-SIN([.$B11])^2))    /     (COS([.$B11])    +     SQRT([.HT$2]^2-SIN([.$B11])^2))    )  ^2     -    [.$C11]  )^2" office:value-type="float" office:value="0.000125425522939712" calcext:value-type="float">
            <text:p>0.0001254255</text:p>
          </table:table-cell>
          <table:table-cell table:formula="of:=(       (    (COS([.$B11])     -      SQRT([.HU$2]^2-SIN([.$B11])^2))    /     (COS([.$B11])    +     SQRT([.HU$2]^2-SIN([.$B11])^2))    )  ^2     -    [.$C11]  )^2" office:value-type="float" office:value="0.000123822705310037" calcext:value-type="float">
            <text:p>0.0001238227</text:p>
          </table:table-cell>
          <table:table-cell table:formula="of:=(       (    (COS([.$B11])     -      SQRT([.HV$2]^2-SIN([.$B11])^2))    /     (COS([.$B11])    +     SQRT([.HV$2]^2-SIN([.$B11])^2))    )  ^2     -    [.$C11]  )^2" office:value-type="float" office:value="0.000122230414349233" calcext:value-type="float">
            <text:p>0.0001222304</text:p>
          </table:table-cell>
          <table:table-cell table:formula="of:=(       (    (COS([.$B11])     -      SQRT([.HW$2]^2-SIN([.$B11])^2))    /     (COS([.$B11])    +     SQRT([.HW$2]^2-SIN([.$B11])^2))    )  ^2     -    [.$C11]  )^2" office:value-type="float" office:value="0.000120648645791242" calcext:value-type="float">
            <text:p>0.0001206486</text:p>
          </table:table-cell>
          <table:table-cell table:formula="of:=(       (    (COS([.$B11])     -      SQRT([.HX$2]^2-SIN([.$B11])^2))    /     (COS([.$B11])    +     SQRT([.HX$2]^2-SIN([.$B11])^2))    )  ^2     -    [.$C11]  )^2" office:value-type="float" office:value="0.00011907739537029" calcext:value-type="float">
            <text:p>0.0001190774</text:p>
          </table:table-cell>
          <table:table-cell table:formula="of:=(       (    (COS([.$B11])     -      SQRT([.HY$2]^2-SIN([.$B11])^2))    /     (COS([.$B11])    +     SQRT([.HY$2]^2-SIN([.$B11])^2))    )  ^2     -    [.$C11]  )^2" office:value-type="float" office:value="0.000117516658820893" calcext:value-type="float">
            <text:p>0.0001175167</text:p>
          </table:table-cell>
          <table:table-cell table:formula="of:=(       (    (COS([.$B11])     -      SQRT([.HZ$2]^2-SIN([.$B11])^2))    /     (COS([.$B11])    +     SQRT([.HZ$2]^2-SIN([.$B11])^2))    )  ^2     -    [.$C11]  )^2" office:value-type="float" office:value="0.000115966431877855" calcext:value-type="float">
            <text:p>0.0001159664</text:p>
          </table:table-cell>
          <table:table-cell table:formula="of:=(       (    (COS([.$B11])     -      SQRT([.IA$2]^2-SIN([.$B11])^2))    /     (COS([.$B11])    +     SQRT([.IA$2]^2-SIN([.$B11])^2))    )  ^2     -    [.$C11]  )^2" office:value-type="float" office:value="0.000114426710276273" calcext:value-type="float">
            <text:p>0.0001144267</text:p>
          </table:table-cell>
          <table:table-cell table:formula="of:=(       (    (COS([.$B11])     -      SQRT([.IB$2]^2-SIN([.$B11])^2))    /     (COS([.$B11])    +     SQRT([.IB$2]^2-SIN([.$B11])^2))    )  ^2     -    [.$C11]  )^2" office:value-type="float" office:value="0.000112897489751544" calcext:value-type="float">
            <text:p>0.0001128975</text:p>
          </table:table-cell>
          <table:table-cell table:formula="of:=(       (    (COS([.$B11])     -      SQRT([.IC$2]^2-SIN([.$B11])^2))    /     (COS([.$B11])    +     SQRT([.IC$2]^2-SIN([.$B11])^2))    )  ^2     -    [.$C11]  )^2" office:value-type="float" office:value="0.000111378766039359" calcext:value-type="float">
            <text:p>0.0001113788</text:p>
          </table:table-cell>
          <table:table-cell table:formula="of:=(       (    (COS([.$B11])     -      SQRT([.ID$2]^2-SIN([.$B11])^2))    /     (COS([.$B11])    +     SQRT([.ID$2]^2-SIN([.$B11])^2))    )  ^2     -    [.$C11]  )^2" office:value-type="float" office:value="0.000109870534875715" calcext:value-type="float">
            <text:p>0.0001098705</text:p>
          </table:table-cell>
          <table:table-cell table:formula="of:=(       (    (COS([.$B11])     -      SQRT([.IE$2]^2-SIN([.$B11])^2))    /     (COS([.$B11])    +     SQRT([.IE$2]^2-SIN([.$B11])^2))    )  ^2     -    [.$C11]  )^2" office:value-type="float" office:value="0.000108372791996914" calcext:value-type="float">
            <text:p>0.0001083728</text:p>
          </table:table-cell>
          <table:table-cell table:formula="of:=(       (    (COS([.$B11])     -      SQRT([.IF$2]^2-SIN([.$B11])^2))    /     (COS([.$B11])    +     SQRT([.IF$2]^2-SIN([.$B11])^2))    )  ^2     -    [.$C11]  )^2" office:value-type="float" office:value="0.000106885533139562" calcext:value-type="float">
            <text:p>0.0001068855</text:p>
          </table:table-cell>
          <table:table-cell table:formula="of:=(       (    (COS([.$B11])     -      SQRT([.IG$2]^2-SIN([.$B11])^2))    /     (COS([.$B11])    +     SQRT([.IG$2]^2-SIN([.$B11])^2))    )  ^2     -    [.$C11]  )^2" office:value-type="float" office:value="0.000105408754040576" calcext:value-type="float">
            <text:p>0.0001054088</text:p>
          </table:table-cell>
          <table:table-cell table:formula="of:=(       (    (COS([.$B11])     -      SQRT([.IH$2]^2-SIN([.$B11])^2))    /     (COS([.$B11])    +     SQRT([.IH$2]^2-SIN([.$B11])^2))    )  ^2     -    [.$C11]  )^2" office:value-type="float" office:value="0.000103942450437192" calcext:value-type="float">
            <text:p>0.0001039425</text:p>
          </table:table-cell>
          <table:table-cell table:formula="of:=(       (    (COS([.$B11])     -      SQRT([.II$2]^2-SIN([.$B11])^2))    /     (COS([.$B11])    +     SQRT([.II$2]^2-SIN([.$B11])^2))    )  ^2     -    [.$C11]  )^2" office:value-type="float" office:value="0.000102486618066955" calcext:value-type="float">
            <text:p>0.0001024866</text:p>
          </table:table-cell>
          <table:table-cell table:formula="of:=(       (    (COS([.$B11])     -      SQRT([.IJ$2]^2-SIN([.$B11])^2))    /     (COS([.$B11])    +     SQRT([.IJ$2]^2-SIN([.$B11])^2))    )  ^2     -    [.$C11]  )^2" office:value-type="float" office:value="0.000101041252667732" calcext:value-type="float">
            <text:p>0.0001010413</text:p>
          </table:table-cell>
          <table:table-cell table:formula="of:=(       (    (COS([.$B11])     -      SQRT([.IK$2]^2-SIN([.$B11])^2))    /     (COS([.$B11])    +     SQRT([.IK$2]^2-SIN([.$B11])^2))    )  ^2     -    [.$C11]  )^2" office:value-type="float" office:value="0.0000996063499777126" calcext:value-type="float">
            <text:p>9.96063499777126E-005</text:p>
          </table:table-cell>
          <table:table-cell table:formula="of:=(       (    (COS([.$B11])     -      SQRT([.IL$2]^2-SIN([.$B11])^2))    /     (COS([.$B11])    +     SQRT([.IL$2]^2-SIN([.$B11])^2))    )  ^2     -    [.$C11]  )^2" office:value-type="float" office:value="0.000098181905735411" calcext:value-type="float">
            <text:p>9.8181905735411E-005</text:p>
          </table:table-cell>
          <table:table-cell table:formula="of:=(       (    (COS([.$B11])     -      SQRT([.IM$2]^2-SIN([.$B11])^2))    /     (COS([.$B11])    +     SQRT([.IM$2]^2-SIN([.$B11])^2))    )  ^2     -    [.$C11]  )^2" office:value-type="float" office:value="0.0000967679156796656" calcext:value-type="float">
            <text:p>9.67679156796656E-005</text:p>
          </table:table-cell>
          <table:table-cell table:formula="of:=(       (    (COS([.$B11])     -      SQRT([.IN$2]^2-SIN([.$B11])^2))    /     (COS([.$B11])    +     SQRT([.IN$2]^2-SIN([.$B11])^2))    )  ^2     -    [.$C11]  )^2" office:value-type="float" office:value="0.0000953643755496488" calcext:value-type="float">
            <text:p>9.53643755496488E-005</text:p>
          </table:table-cell>
          <table:table-cell table:formula="of:=(       (    (COS([.$B11])     -      SQRT([.IO$2]^2-SIN([.$B11])^2))    /     (COS([.$B11])    +     SQRT([.IO$2]^2-SIN([.$B11])^2))    )  ^2     -    [.$C11]  )^2" office:value-type="float" office:value="0.0000939712810848651" calcext:value-type="float">
            <text:p>9.39712810848651E-005</text:p>
          </table:table-cell>
          <table:table-cell table:formula="of:=(       (    (COS([.$B11])     -      SQRT([.IP$2]^2-SIN([.$B11])^2))    /     (COS([.$B11])    +     SQRT([.IP$2]^2-SIN([.$B11])^2))    )  ^2     -    [.$C11]  )^2" office:value-type="float" office:value="0.0000925886280251497" calcext:value-type="float">
            <text:p>9.25886280251497E-005</text:p>
          </table:table-cell>
          <table:table-cell table:formula="of:=(       (    (COS([.$B11])     -      SQRT([.IQ$2]^2-SIN([.$B11])^2))    /     (COS([.$B11])    +     SQRT([.IQ$2]^2-SIN([.$B11])^2))    )  ^2     -    [.$C11]  )^2" office:value-type="float" office:value="0.0000912164121106852" calcext:value-type="float">
            <text:p>9.12164121106852E-005</text:p>
          </table:table-cell>
          <table:table-cell table:formula="of:=(       (    (COS([.$B11])     -      SQRT([.IR$2]^2-SIN([.$B11])^2))    /     (COS([.$B11])    +     SQRT([.IR$2]^2-SIN([.$B11])^2))    )  ^2     -    [.$C11]  )^2" office:value-type="float" office:value="0.0000898546290819861" calcext:value-type="float">
            <text:p>8.98546290819861E-005</text:p>
          </table:table-cell>
          <table:table-cell table:formula="of:=(       (    (COS([.$B11])     -      SQRT([.IS$2]^2-SIN([.$B11])^2))    /     (COS([.$B11])    +     SQRT([.IS$2]^2-SIN([.$B11])^2))    )  ^2     -    [.$C11]  )^2" office:value-type="float" office:value="0.0000885032746799195" calcext:value-type="float">
            <text:p>8.85032746799195E-005</text:p>
          </table:table-cell>
          <table:table-cell table:formula="of:=(       (    (COS([.$B11])     -      SQRT([.IT$2]^2-SIN([.$B11])^2))    /     (COS([.$B11])    +     SQRT([.IT$2]^2-SIN([.$B11])^2))    )  ^2     -    [.$C11]  )^2" office:value-type="float" office:value="0.0000871623446456924" calcext:value-type="float">
            <text:p>8.71623446456924E-005</text:p>
          </table:table-cell>
          <table:table-cell table:formula="of:=(       (    (COS([.$B11])     -      SQRT([.IU$2]^2-SIN([.$B11])^2))    /     (COS([.$B11])    +     SQRT([.IU$2]^2-SIN([.$B11])^2))    )  ^2     -    [.$C11]  )^2" office:value-type="float" office:value="0.0000858318347208651" calcext:value-type="float">
            <text:p>8.58318347208651E-005</text:p>
          </table:table-cell>
          <table:table-cell table:formula="of:=(       (    (COS([.$B11])     -      SQRT([.IV$2]^2-SIN([.$B11])^2))    /     (COS([.$B11])    +     SQRT([.IV$2]^2-SIN([.$B11])^2))    )  ^2     -    [.$C11]  )^2" office:value-type="float" office:value="0.0000845117406473479" calcext:value-type="float">
            <text:p>8.45117406473479E-005</text:p>
          </table:table-cell>
          <table:table-cell table:formula="of:=(       (    (COS([.$B11])     -      SQRT([.IW$2]^2-SIN([.$B11])^2))    /     (COS([.$B11])    +     SQRT([.IW$2]^2-SIN([.$B11])^2))    )  ^2     -    [.$C11]  )^2" office:value-type="float" office:value="0.0000832020581674064" calcext:value-type="float">
            <text:p>8.32020581674064E-005</text:p>
          </table:table-cell>
          <table:table-cell table:formula="of:=(       (    (COS([.$B11])     -      SQRT([.IX$2]^2-SIN([.$B11])^2))    /     (COS([.$B11])    +     SQRT([.IX$2]^2-SIN([.$B11])^2))    )  ^2     -    [.$C11]  )^2" office:value-type="float" office:value="0.0000819027830236633" calcext:value-type="float">
            <text:p>8.19027830236633E-005</text:p>
          </table:table-cell>
          <table:table-cell table:formula="of:=(       (    (COS([.$B11])     -      SQRT([.IY$2]^2-SIN([.$B11])^2))    /     (COS([.$B11])    +     SQRT([.IY$2]^2-SIN([.$B11])^2))    )  ^2     -    [.$C11]  )^2" office:value-type="float" office:value="0.0000806139109591062" calcext:value-type="float">
            <text:p>8.06139109591062E-005</text:p>
          </table:table-cell>
          <table:table-cell table:formula="of:=(       (    (COS([.$B11])     -      SQRT([.IZ$2]^2-SIN([.$B11])^2))    /     (COS([.$B11])    +     SQRT([.IZ$2]^2-SIN([.$B11])^2))    )  ^2     -    [.$C11]  )^2" office:value-type="float" office:value="0.0000793354377170777" calcext:value-type="float">
            <text:p>7.93354377170777E-005</text:p>
          </table:table-cell>
          <table:table-cell table:formula="of:=(       (    (COS([.$B11])     -      SQRT([.JA$2]^2-SIN([.$B11])^2))    /     (COS([.$B11])    +     SQRT([.JA$2]^2-SIN([.$B11])^2))    )  ^2     -    [.$C11]  )^2" office:value-type="float" office:value="0.0000780673590412931" calcext:value-type="float">
            <text:p>7.80673590412931E-005</text:p>
          </table:table-cell>
          <table:table-cell table:formula="of:=(       (    (COS([.$B11])     -      SQRT([.JB$2]^2-SIN([.$B11])^2))    /     (COS([.$B11])    +     SQRT([.JB$2]^2-SIN([.$B11])^2))    )  ^2     -    [.$C11]  )^2" office:value-type="float" office:value="0.0000768096706758327" calcext:value-type="float">
            <text:p>7.68096706758327E-005</text:p>
          </table:table-cell>
          <table:table-cell table:formula="of:=(       (    (COS([.$B11])     -      SQRT([.JC$2]^2-SIN([.$B11])^2))    /     (COS([.$B11])    +     SQRT([.JC$2]^2-SIN([.$B11])^2))    )  ^2     -    [.$C11]  )^2" office:value-type="float" office:value="0.000075562368365148" calcext:value-type="float">
            <text:p>7.5562368365148E-005</text:p>
          </table:table-cell>
          <table:table-cell table:formula="of:=(       (    (COS([.$B11])     -      SQRT([.JD$2]^2-SIN([.$B11])^2))    /     (COS([.$B11])    +     SQRT([.JD$2]^2-SIN([.$B11])^2))    )  ^2     -    [.$C11]  )^2" office:value-type="float" office:value="0.0000743254478540666" calcext:value-type="float">
            <text:p>7.43254478540666E-005</text:p>
          </table:table-cell>
          <table:table-cell table:formula="of:=(       (    (COS([.$B11])     -      SQRT([.JE$2]^2-SIN([.$B11])^2))    /     (COS([.$B11])    +     SQRT([.JE$2]^2-SIN([.$B11])^2))    )  ^2     -    [.$C11]  )^2" office:value-type="float" office:value="0.0000730989048877862" calcext:value-type="float">
            <text:p>7.30989048877862E-005</text:p>
          </table:table-cell>
          <table:table-cell table:formula="of:=(       (    (COS([.$B11])     -      SQRT([.JF$2]^2-SIN([.$B11])^2))    /     (COS([.$B11])    +     SQRT([.JF$2]^2-SIN([.$B11])^2))    )  ^2     -    [.$C11]  )^2" office:value-type="float" office:value="0.0000718827352118937" calcext:value-type="float">
            <text:p>7.18827352118937E-005</text:p>
          </table:table-cell>
          <table:table-cell table:formula="of:=(       (    (COS([.$B11])     -      SQRT([.JG$2]^2-SIN([.$B11])^2))    /     (COS([.$B11])    +     SQRT([.JG$2]^2-SIN([.$B11])^2))    )  ^2     -    [.$C11]  )^2" office:value-type="float" office:value="0.0000706769345723475" calcext:value-type="float">
            <text:p>7.06769345723475E-005</text:p>
          </table:table-cell>
          <table:table-cell table:formula="of:=(       (    (COS([.$B11])     -      SQRT([.JH$2]^2-SIN([.$B11])^2))    /     (COS([.$B11])    +     SQRT([.JH$2]^2-SIN([.$B11])^2))    )  ^2     -    [.$C11]  )^2" office:value-type="float" office:value="0.000069481498715497" calcext:value-type="float">
            <text:p>6.9481498715497E-005</text:p>
          </table:table-cell>
          <table:table-cell table:formula="of:=(       (    (COS([.$B11])     -      SQRT([.JI$2]^2-SIN([.$B11])^2))    /     (COS([.$B11])    +     SQRT([.JI$2]^2-SIN([.$B11])^2))    )  ^2     -    [.$C11]  )^2" office:value-type="float" office:value="0.0000682964233880768" calcext:value-type="float">
            <text:p>6.82964233880768E-005</text:p>
          </table:table-cell>
          <table:table-cell table:formula="of:=(       (    (COS([.$B11])     -      SQRT([.JJ$2]^2-SIN([.$B11])^2))    /     (COS([.$B11])    +     SQRT([.JJ$2]^2-SIN([.$B11])^2))    )  ^2     -    [.$C11]  )^2" office:value-type="float" office:value="0.00006712170433721" calcext:value-type="float">
            <text:p>6.712170433721E-005</text:p>
          </table:table-cell>
          <table:table-cell table:formula="of:=(       (    (COS([.$B11])     -      SQRT([.JK$2]^2-SIN([.$B11])^2))    /     (COS([.$B11])    +     SQRT([.JK$2]^2-SIN([.$B11])^2))    )  ^2     -    [.$C11]  )^2" office:value-type="float" office:value="0.0000659573373104151" calcext:value-type="float">
            <text:p>6.59573373104151E-005</text:p>
          </table:table-cell>
          <table:table-cell table:formula="of:=(       (    (COS([.$B11])     -      SQRT([.JL$2]^2-SIN([.$B11])^2))    /     (COS([.$B11])    +     SQRT([.JL$2]^2-SIN([.$B11])^2))    )  ^2     -    [.$C11]  )^2" office:value-type="float" office:value="0.000064803318055599" calcext:value-type="float">
            <text:p>6.4803318055599E-005</text:p>
          </table:table-cell>
          <table:table-cell table:formula="of:=(       (    (COS([.$B11])     -      SQRT([.JM$2]^2-SIN([.$B11])^2))    /     (COS([.$B11])    +     SQRT([.JM$2]^2-SIN([.$B11])^2))    )  ^2     -    [.$C11]  )^2" office:value-type="float" office:value="0.0000636596423210732" calcext:value-type="float">
            <text:p>6.36596423210732E-005</text:p>
          </table:table-cell>
          <table:table-cell table:formula="of:=(       (    (COS([.$B11])     -      SQRT([.JN$2]^2-SIN([.$B11])^2))    /     (COS([.$B11])    +     SQRT([.JN$2]^2-SIN([.$B11])^2))    )  ^2     -    [.$C11]  )^2" office:value-type="float" office:value="0.000062526305855548" calcext:value-type="float">
            <text:p>6.2526305855548E-005</text:p>
          </table:table-cell>
          <table:table-cell table:formula="of:=(       (    (COS([.$B11])     -      SQRT([.JO$2]^2-SIN([.$B11])^2))    /     (COS([.$B11])    +     SQRT([.JO$2]^2-SIN([.$B11])^2))    )  ^2     -    [.$C11]  )^2" office:value-type="float" office:value="0.0000614033044081321" calcext:value-type="float">
            <text:p>6.14033044081321E-005</text:p>
          </table:table-cell>
          <table:table-cell table:formula="of:=(       (    (COS([.$B11])     -      SQRT([.JP$2]^2-SIN([.$B11])^2))    /     (COS([.$B11])    +     SQRT([.JP$2]^2-SIN([.$B11])^2))    )  ^2     -    [.$C11]  )^2" office:value-type="float" office:value="0.0000602906337283435" calcext:value-type="float">
            <text:p>6.02906337283435E-005</text:p>
          </table:table-cell>
          <table:table-cell table:formula="of:=(       (    (COS([.$B11])     -      SQRT([.JQ$2]^2-SIN([.$B11])^2))    /     (COS([.$B11])    +     SQRT([.JQ$2]^2-SIN([.$B11])^2))    )  ^2     -    [.$C11]  )^2" office:value-type="float" office:value="0.0000591882895661093" calcext:value-type="float">
            <text:p>5.91882895661093E-005</text:p>
          </table:table-cell>
          <table:table-cell table:formula="of:=(       (    (COS([.$B11])     -      SQRT([.JR$2]^2-SIN([.$B11])^2))    /     (COS([.$B11])    +     SQRT([.JR$2]^2-SIN([.$B11])^2))    )  ^2     -    [.$C11]  )^2" office:value-type="float" office:value="0.0000580962676717601" calcext:value-type="float">
            <text:p>5.80962676717601E-005</text:p>
          </table:table-cell>
          <table:table-cell table:formula="of:=(       (    (COS([.$B11])     -      SQRT([.JS$2]^2-SIN([.$B11])^2))    /     (COS([.$B11])    +     SQRT([.JS$2]^2-SIN([.$B11])^2))    )  ^2     -    [.$C11]  )^2" office:value-type="float" office:value="0.0000570145637960493" calcext:value-type="float">
            <text:p>5.70145637960493E-005</text:p>
          </table:table-cell>
          <table:table-cell table:formula="of:=(       (    (COS([.$B11])     -      SQRT([.JT$2]^2-SIN([.$B11])^2))    /     (COS([.$B11])    +     SQRT([.JT$2]^2-SIN([.$B11])^2))    )  ^2     -    [.$C11]  )^2" office:value-type="float" office:value="0.0000559431736901383" calcext:value-type="float">
            <text:p>5.59431736901383E-005</text:p>
          </table:table-cell>
          <table:table-cell table:formula="of:=(       (    (COS([.$B11])     -      SQRT([.JU$2]^2-SIN([.$B11])^2))    /     (COS([.$B11])    +     SQRT([.JU$2]^2-SIN([.$B11])^2))    )  ^2     -    [.$C11]  )^2" office:value-type="float" office:value="0.0000548820931056075" calcext:value-type="float">
            <text:p>5.48820931056075E-005</text:p>
          </table:table-cell>
          <table:table-cell table:formula="of:=(       (    (COS([.$B11])     -      SQRT([.JV$2]^2-SIN([.$B11])^2))    /     (COS([.$B11])    +     SQRT([.JV$2]^2-SIN([.$B11])^2))    )  ^2     -    [.$C11]  )^2" office:value-type="float" office:value="0.0000538313177944651" calcext:value-type="float">
            <text:p>5.38313177944651E-005</text:p>
          </table:table-cell>
          <table:table-cell table:formula="of:=(       (    (COS([.$B11])     -      SQRT([.JW$2]^2-SIN([.$B11])^2))    /     (COS([.$B11])    +     SQRT([.JW$2]^2-SIN([.$B11])^2))    )  ^2     -    [.$C11]  )^2" office:value-type="float" office:value="0.0000527908435091343" calcext:value-type="float">
            <text:p>5.27908435091343E-005</text:p>
          </table:table-cell>
          <table:table-cell table:formula="of:=(       (    (COS([.$B11])     -      SQRT([.JX$2]^2-SIN([.$B11])^2))    /     (COS([.$B11])    +     SQRT([.JX$2]^2-SIN([.$B11])^2))    )  ^2     -    [.$C11]  )^2" office:value-type="float" office:value="0.0000517606660024692" calcext:value-type="float">
            <text:p>5.17606660024692E-005</text:p>
          </table:table-cell>
          <table:table-cell table:formula="of:=(       (    (COS([.$B11])     -      SQRT([.JY$2]^2-SIN([.$B11])^2))    /     (COS([.$B11])    +     SQRT([.JY$2]^2-SIN([.$B11])^2))    )  ^2     -    [.$C11]  )^2" office:value-type="float" office:value="0.0000507407810277492" calcext:value-type="float">
            <text:p>5.07407810277492E-005</text:p>
          </table:table-cell>
          <table:table-cell table:formula="of:=(       (    (COS([.$B11])     -      SQRT([.JZ$2]^2-SIN([.$B11])^2))    /     (COS([.$B11])    +     SQRT([.JZ$2]^2-SIN([.$B11])^2))    )  ^2     -    [.$C11]  )^2" office:value-type="float" office:value="0.0000497311843386866" calcext:value-type="float">
            <text:p>4.97311843386866E-005</text:p>
          </table:table-cell>
          <table:table-cell table:formula="of:=(       (    (COS([.$B11])     -      SQRT([.KA$2]^2-SIN([.$B11])^2))    /     (COS([.$B11])    +     SQRT([.KA$2]^2-SIN([.$B11])^2))    )  ^2     -    [.$C11]  )^2" office:value-type="float" office:value="0.0000487318716894247" calcext:value-type="float">
            <text:p>4.87318716894247E-005</text:p>
          </table:table-cell>
          <table:table-cell table:formula="of:=(       (    (COS([.$B11])     -      SQRT([.KB$2]^2-SIN([.$B11])^2))    /     (COS([.$B11])    +     SQRT([.KB$2]^2-SIN([.$B11])^2))    )  ^2     -    [.$C11]  )^2" office:value-type="float" office:value="0.0000477428388345479" calcext:value-type="float">
            <text:p>4.77428388345479E-005</text:p>
          </table:table-cell>
          <table:table-cell table:formula="of:=(       (    (COS([.$B11])     -      SQRT([.KC$2]^2-SIN([.$B11])^2))    /     (COS([.$B11])    +     SQRT([.KC$2]^2-SIN([.$B11])^2))    )  ^2     -    [.$C11]  )^2" office:value-type="float" office:value="0.0000467640815290737" calcext:value-type="float">
            <text:p>4.67640815290737E-005</text:p>
          </table:table-cell>
          <table:table-cell table:formula="of:=(       (    (COS([.$B11])     -      SQRT([.KD$2]^2-SIN([.$B11])^2))    /     (COS([.$B11])    +     SQRT([.KD$2]^2-SIN([.$B11])^2))    )  ^2     -    [.$C11]  )^2" office:value-type="float" office:value="0.0000457955955284622" calcext:value-type="float">
            <text:p>4.57955955284622E-005</text:p>
          </table:table-cell>
          <table:table-cell table:formula="of:=(       (    (COS([.$B11])     -      SQRT([.KE$2]^2-SIN([.$B11])^2))    /     (COS([.$B11])    +     SQRT([.KE$2]^2-SIN([.$B11])^2))    )  ^2     -    [.$C11]  )^2" office:value-type="float" office:value="0.0000448373765886228" calcext:value-type="float">
            <text:p>4.48373765886228E-005</text:p>
          </table:table-cell>
          <table:table-cell table:formula="of:=(       (    (COS([.$B11])     -      SQRT([.KF$2]^2-SIN([.$B11])^2))    /     (COS([.$B11])    +     SQRT([.KF$2]^2-SIN([.$B11])^2))    )  ^2     -    [.$C11]  )^2" office:value-type="float" office:value="0.0000438894204658981" calcext:value-type="float">
            <text:p>4.38894204658981E-005</text:p>
          </table:table-cell>
          <table:table-cell table:formula="of:=(       (    (COS([.$B11])     -      SQRT([.KG$2]^2-SIN([.$B11])^2))    /     (COS([.$B11])    +     SQRT([.KG$2]^2-SIN([.$B11])^2))    )  ^2     -    [.$C11]  )^2" office:value-type="float" office:value="0.0000429517229170948" calcext:value-type="float">
            <text:p>4.29517229170948E-005</text:p>
          </table:table-cell>
          <table:table-cell table:formula="of:=(       (    (COS([.$B11])     -      SQRT([.KH$2]^2-SIN([.$B11])^2))    /     (COS([.$B11])    +     SQRT([.KH$2]^2-SIN([.$B11])^2))    )  ^2     -    [.$C11]  )^2" office:value-type="float" office:value="0.0000420242796994551" calcext:value-type="float">
            <text:p>4.20242796994551E-005</text:p>
          </table:table-cell>
          <table:table-cell table:formula="of:=(       (    (COS([.$B11])     -      SQRT([.KI$2]^2-SIN([.$B11])^2))    /     (COS([.$B11])    +     SQRT([.KI$2]^2-SIN([.$B11])^2))    )  ^2     -    [.$C11]  )^2" office:value-type="float" office:value="0.0000411070865706889" calcext:value-type="float">
            <text:p>4.11070865706889E-005</text:p>
          </table:table-cell>
          <table:table-cell table:formula="of:=(       (    (COS([.$B11])     -      SQRT([.KJ$2]^2-SIN([.$B11])^2))    /     (COS([.$B11])    +     SQRT([.KJ$2]^2-SIN([.$B11])^2))    )  ^2     -    [.$C11]  )^2" office:value-type="float" office:value="0.0000402001392889497" calcext:value-type="float">
            <text:p>4.02001392889497E-005</text:p>
          </table:table-cell>
          <table:table-cell table:formula="of:=(       (    (COS([.$B11])     -      SQRT([.KK$2]^2-SIN([.$B11])^2))    /     (COS([.$B11])    +     SQRT([.KK$2]^2-SIN([.$B11])^2))    )  ^2     -    [.$C11]  )^2" office:value-type="float" office:value="0.0000393034336128616" calcext:value-type="float">
            <text:p>3.93034336128616E-005</text:p>
          </table:table-cell>
          <table:table-cell table:formula="of:=(       (    (COS([.$B11])     -      SQRT([.KL$2]^2-SIN([.$B11])^2))    /     (COS([.$B11])    +     SQRT([.KL$2]^2-SIN([.$B11])^2))    )  ^2     -    [.$C11]  )^2" office:value-type="float" office:value="0.000038416965301497" calcext:value-type="float">
            <text:p>0.000038417</text:p>
          </table:table-cell>
          <table:table-cell table:formula="of:=(       (    (COS([.$B11])     -      SQRT([.KM$2]^2-SIN([.$B11])^2))    /     (COS([.$B11])    +     SQRT([.KM$2]^2-SIN([.$B11])^2))    )  ^2     -    [.$C11]  )^2" office:value-type="float" office:value="0.0000375407301144006" calcext:value-type="float">
            <text:p>3.75407301144006E-005</text:p>
          </table:table-cell>
          <table:table-cell table:formula="of:=(       (    (COS([.$B11])     -      SQRT([.KN$2]^2-SIN([.$B11])^2))    /     (COS([.$B11])    +     SQRT([.KN$2]^2-SIN([.$B11])^2))    )  ^2     -    [.$C11]  )^2" office:value-type="float" office:value="0.0000366747238115794" calcext:value-type="float">
            <text:p>3.66747238115794E-005</text:p>
          </table:table-cell>
          <table:table-cell table:formula="of:=(       (    (COS([.$B11])     -      SQRT([.KO$2]^2-SIN([.$B11])^2))    /     (COS([.$B11])    +     SQRT([.KO$2]^2-SIN([.$B11])^2))    )  ^2     -    [.$C11]  )^2" office:value-type="float" office:value="0.0000358189421535088" calcext:value-type="float">
            <text:p>3.58189421535088E-005</text:p>
          </table:table-cell>
          <table:table-cell table:formula="of:=(       (    (COS([.$B11])     -      SQRT([.KP$2]^2-SIN([.$B11])^2))    /     (COS([.$B11])    +     SQRT([.KP$2]^2-SIN([.$B11])^2))    )  ^2     -    [.$C11]  )^2" office:value-type="float" office:value="0.0000349733809011364" calcext:value-type="float">
            <text:p>3.49733809011364E-005</text:p>
          </table:table-cell>
          <table:table-cell table:formula="of:=(       (    (COS([.$B11])     -      SQRT([.KQ$2]^2-SIN([.$B11])^2))    /     (COS([.$B11])    +     SQRT([.KQ$2]^2-SIN([.$B11])^2))    )  ^2     -    [.$C11]  )^2" office:value-type="float" office:value="0.0000341380358158786" calcext:value-type="float">
            <text:p>0.000034138</text:p>
          </table:table-cell>
          <table:table-cell table:formula="of:=(       (    (COS([.$B11])     -      SQRT([.KR$2]^2-SIN([.$B11])^2))    /     (COS([.$B11])    +     SQRT([.KR$2]^2-SIN([.$B11])^2))    )  ^2     -    [.$C11]  )^2" office:value-type="float" office:value="0.0000333129026596351" calcext:value-type="float">
            <text:p>3.33129026596351E-005</text:p>
          </table:table-cell>
          <table:table-cell table:formula="of:=(       (    (COS([.$B11])     -      SQRT([.KS$2]^2-SIN([.$B11])^2))    /     (COS([.$B11])    +     SQRT([.KS$2]^2-SIN([.$B11])^2))    )  ^2     -    [.$C11]  )^2" office:value-type="float" office:value="0.0000324979771947741" calcext:value-type="float">
            <text:p>0.000032498</text:p>
          </table:table-cell>
          <table:table-cell table:formula="of:=(       (    (COS([.$B11])     -      SQRT([.KT$2]^2-SIN([.$B11])^2))    /     (COS([.$B11])    +     SQRT([.KT$2]^2-SIN([.$B11])^2))    )  ^2     -    [.$C11]  )^2" office:value-type="float" office:value="0.000031693255184152" calcext:value-type="float">
            <text:p>3.1693255184152E-005</text:p>
          </table:table-cell>
          <table:table-cell table:formula="of:=(       (    (COS([.$B11])     -      SQRT([.KU$2]^2-SIN([.$B11])^2))    /     (COS([.$B11])    +     SQRT([.KU$2]^2-SIN([.$B11])^2))    )  ^2     -    [.$C11]  )^2" office:value-type="float" office:value="0.0000308987323911035" calcext:value-type="float">
            <text:p>3.08987323911035E-005</text:p>
          </table:table-cell>
          <table:table-cell table:formula="of:=(       (    (COS([.$B11])     -      SQRT([.KV$2]^2-SIN([.$B11])^2))    /     (COS([.$B11])    +     SQRT([.KV$2]^2-SIN([.$B11])^2))    )  ^2     -    [.$C11]  )^2" office:value-type="float" office:value="0.000030114404579451" calcext:value-type="float">
            <text:p>3.0114404579451E-005</text:p>
          </table:table-cell>
          <table:table-cell table:formula="of:=(       (    (COS([.$B11])     -      SQRT([.KW$2]^2-SIN([.$B11])^2))    /     (COS([.$B11])    +     SQRT([.KW$2]^2-SIN([.$B11])^2))    )  ^2     -    [.$C11]  )^2" office:value-type="float" office:value="0.000029340267513498" calcext:value-type="float">
            <text:p>2.9340267513498E-005</text:p>
          </table:table-cell>
          <table:table-cell table:formula="of:=(       (    (COS([.$B11])     -      SQRT([.KX$2]^2-SIN([.$B11])^2))    /     (COS([.$B11])    +     SQRT([.KX$2]^2-SIN([.$B11])^2))    )  ^2     -    [.$C11]  )^2" office:value-type="float" office:value="0.0000285763169580482" calcext:value-type="float">
            <text:p>2.85763169580482E-005</text:p>
          </table:table-cell>
          <table:table-cell table:formula="of:=(       (    (COS([.$B11])     -      SQRT([.KY$2]^2-SIN([.$B11])^2))    /     (COS([.$B11])    +     SQRT([.KY$2]^2-SIN([.$B11])^2))    )  ^2     -    [.$C11]  )^2" office:value-type="float" office:value="0.0000278225486783914" calcext:value-type="float">
            <text:p>2.78225486783914E-005</text:p>
          </table:table-cell>
          <table:table-cell table:formula="of:=(       (    (COS([.$B11])     -      SQRT([.KZ$2]^2-SIN([.$B11])^2))    /     (COS([.$B11])    +     SQRT([.KZ$2]^2-SIN([.$B11])^2))    )  ^2     -    [.$C11]  )^2" office:value-type="float" office:value="0.00002707895844031" calcext:value-type="float">
            <text:p>0.000027079</text:p>
          </table:table-cell>
          <table:table-cell table:formula="of:=(       (    (COS([.$B11])     -      SQRT([.LA$2]^2-SIN([.$B11])^2))    /     (COS([.$B11])    +     SQRT([.LA$2]^2-SIN([.$B11])^2))    )  ^2     -    [.$C11]  )^2" office:value-type="float" office:value="0.0000263455420100886" calcext:value-type="float">
            <text:p>2.63455420100886E-005</text:p>
          </table:table-cell>
          <table:table-cell table:formula="of:=(       (    (COS([.$B11])     -      SQRT([.LB$2]^2-SIN([.$B11])^2))    /     (COS([.$B11])    +     SQRT([.LB$2]^2-SIN([.$B11])^2))    )  ^2     -    [.$C11]  )^2" office:value-type="float" office:value="0.0000256222951545059" calcext:value-type="float">
            <text:p>2.56222951545059E-005</text:p>
          </table:table-cell>
          <table:table-cell table:formula="of:=(       (    (COS([.$B11])     -      SQRT([.LC$2]^2-SIN([.$B11])^2))    /     (COS([.$B11])    +     SQRT([.LC$2]^2-SIN([.$B11])^2))    )  ^2     -    [.$C11]  )^2" office:value-type="float" office:value="0.0000249092136408487" calcext:value-type="float">
            <text:p>2.49092136408487E-005</text:p>
          </table:table-cell>
          <table:table-cell table:formula="of:=(       (    (COS([.$B11])     -      SQRT([.LD$2]^2-SIN([.$B11])^2))    /     (COS([.$B11])    +     SQRT([.LD$2]^2-SIN([.$B11])^2))    )  ^2     -    [.$C11]  )^2" office:value-type="float" office:value="0.0000242062932369051" calcext:value-type="float">
            <text:p>2.42062932369051E-005</text:p>
          </table:table-cell>
          <table:table-cell table:formula="of:=(       (    (COS([.$B11])     -      SQRT([.LE$2]^2-SIN([.$B11])^2))    /     (COS([.$B11])    +     SQRT([.LE$2]^2-SIN([.$B11])^2))    )  ^2     -    [.$C11]  )^2" office:value-type="float" office:value="0.0000235135297109635" calcext:value-type="float">
            <text:p>2.35135297109635E-005</text:p>
          </table:table-cell>
          <table:table-cell table:formula="of:=(       (    (COS([.$B11])     -      SQRT([.LF$2]^2-SIN([.$B11])^2))    /     (COS([.$B11])    +     SQRT([.LF$2]^2-SIN([.$B11])^2))    )  ^2     -    [.$C11]  )^2" office:value-type="float" office:value="0.0000228309188318321" calcext:value-type="float">
            <text:p>2.28309188318321E-005</text:p>
          </table:table-cell>
          <table:table-cell table:formula="of:=(       (    (COS([.$B11])     -      SQRT([.LG$2]^2-SIN([.$B11])^2))    /     (COS([.$B11])    +     SQRT([.LG$2]^2-SIN([.$B11])^2))    )  ^2     -    [.$C11]  )^2" office:value-type="float" office:value="0.0000221584563688198" calcext:value-type="float">
            <text:p>2.21584563688198E-005</text:p>
          </table:table-cell>
          <table:table-cell table:formula="of:=(       (    (COS([.$B11])     -      SQRT([.LH$2]^2-SIN([.$B11])^2))    /     (COS([.$B11])    +     SQRT([.LH$2]^2-SIN([.$B11])^2))    )  ^2     -    [.$C11]  )^2" office:value-type="float" office:value="0.000021496138091757" calcext:value-type="float">
            <text:p>2.1496138091757E-005</text:p>
          </table:table-cell>
          <table:table-cell table:formula="of:=(       (    (COS([.$B11])     -      SQRT([.LI$2]^2-SIN([.$B11])^2))    /     (COS([.$B11])    +     SQRT([.LI$2]^2-SIN([.$B11])^2))    )  ^2     -    [.$C11]  )^2" office:value-type="float" office:value="0.0000208439597709852" calcext:value-type="float">
            <text:p>0.000020844</text:p>
          </table:table-cell>
          <table:table-cell table:formula="of:=(       (    (COS([.$B11])     -      SQRT([.LJ$2]^2-SIN([.$B11])^2))    /     (COS([.$B11])    +     SQRT([.LJ$2]^2-SIN([.$B11])^2))    )  ^2     -    [.$C11]  )^2" office:value-type="float" office:value="0.0000202019171773662" calcext:value-type="float">
            <text:p>2.02019171773662E-005</text:p>
          </table:table-cell>
          <table:table-cell table:formula="of:=(       (    (COS([.$B11])     -      SQRT([.LK$2]^2-SIN([.$B11])^2))    /     (COS([.$B11])    +     SQRT([.LK$2]^2-SIN([.$B11])^2))    )  ^2     -    [.$C11]  )^2" office:value-type="float" office:value="0.0000195700060822791" calcext:value-type="float">
            <text:p>0.00001957</text:p>
          </table:table-cell>
          <table:table-cell table:formula="of:=(       (    (COS([.$B11])     -      SQRT([.LL$2]^2-SIN([.$B11])^2))    /     (COS([.$B11])    +     SQRT([.LL$2]^2-SIN([.$B11])^2))    )  ^2     -    [.$C11]  )^2" office:value-type="float" office:value="0.0000189482222576273" calcext:value-type="float">
            <text:p>1.89482222576273E-005</text:p>
          </table:table-cell>
          <table:table-cell table:formula="of:=(       (    (COS([.$B11])     -      SQRT([.LM$2]^2-SIN([.$B11])^2))    /     (COS([.$B11])    +     SQRT([.LM$2]^2-SIN([.$B11])^2))    )  ^2     -    [.$C11]  )^2" office:value-type="float" office:value="0.000018336561475843" calcext:value-type="float">
            <text:p>1.8336561475843E-005</text:p>
          </table:table-cell>
          <table:table-cell table:formula="of:=(       (    (COS([.$B11])     -      SQRT([.LN$2]^2-SIN([.$B11])^2))    /     (COS([.$B11])    +     SQRT([.LN$2]^2-SIN([.$B11])^2))    )  ^2     -    [.$C11]  )^2" office:value-type="float" office:value="0.0000177350195098791" calcext:value-type="float">
            <text:p>0.000017735</text:p>
          </table:table-cell>
          <table:table-cell table:formula="of:=(       (    (COS([.$B11])     -      SQRT([.LO$2]^2-SIN([.$B11])^2))    /     (COS([.$B11])    +     SQRT([.LO$2]^2-SIN([.$B11])^2))    )  ^2     -    [.$C11]  )^2" office:value-type="float" office:value="0.0000171435921332212" calcext:value-type="float">
            <text:p>1.71435921332212E-005</text:p>
          </table:table-cell>
          <table:table-cell table:formula="of:=(       (    (COS([.$B11])     -      SQRT([.LP$2]^2-SIN([.$B11])^2))    /     (COS([.$B11])    +     SQRT([.LP$2]^2-SIN([.$B11])^2))    )  ^2     -    [.$C11]  )^2" office:value-type="float" office:value="0.0000165622751198875" calcext:value-type="float">
            <text:p>1.65622751198875E-005</text:p>
          </table:table-cell>
          <table:table-cell table:formula="of:=(       (    (COS([.$B11])     -      SQRT([.LQ$2]^2-SIN([.$B11])^2))    /     (COS([.$B11])    +     SQRT([.LQ$2]^2-SIN([.$B11])^2))    )  ^2     -    [.$C11]  )^2" office:value-type="float" office:value="0.0000159910642444283" calcext:value-type="float">
            <text:p>1.59910642444283E-005</text:p>
          </table:table-cell>
          <table:table-cell table:formula="of:=(       (    (COS([.$B11])     -      SQRT([.LR$2]^2-SIN([.$B11])^2))    /     (COS([.$B11])    +     SQRT([.LR$2]^2-SIN([.$B11])^2))    )  ^2     -    [.$C11]  )^2" office:value-type="float" office:value="0.0000154299552819315" calcext:value-type="float">
            <text:p>0.00001543</text:p>
          </table:table-cell>
          <table:table-cell table:formula="of:=(       (    (COS([.$B11])     -      SQRT([.LS$2]^2-SIN([.$B11])^2))    /     (COS([.$B11])    +     SQRT([.LS$2]^2-SIN([.$B11])^2))    )  ^2     -    [.$C11]  )^2" office:value-type="float" office:value="0.0000148789440080243" calcext:value-type="float">
            <text:p>1.48789440080243E-005</text:p>
          </table:table-cell>
          <table:table-cell table:formula="of:=(       (    (COS([.$B11])     -      SQRT([.LT$2]^2-SIN([.$B11])^2))    /     (COS([.$B11])    +     SQRT([.LT$2]^2-SIN([.$B11])^2))    )  ^2     -    [.$C11]  )^2" office:value-type="float" office:value="0.000014338026198874" calcext:value-type="float">
            <text:p>0.000014338</text:p>
          </table:table-cell>
          <table:table-cell table:formula="of:=(       (    (COS([.$B11])     -      SQRT([.LU$2]^2-SIN([.$B11])^2))    /     (COS([.$B11])    +     SQRT([.LU$2]^2-SIN([.$B11])^2))    )  ^2     -    [.$C11]  )^2" office:value-type="float" office:value="0.0000138071976311875" calcext:value-type="float">
            <text:p>1.38071976311875E-005</text:p>
          </table:table-cell>
          <table:table-cell table:formula="of:=(       (    (COS([.$B11])     -      SQRT([.LV$2]^2-SIN([.$B11])^2))    /     (COS([.$B11])    +     SQRT([.LV$2]^2-SIN([.$B11])^2))    )  ^2     -    [.$C11]  )^2" office:value-type="float" office:value="0.0000132864540822241" calcext:value-type="float">
            <text:p>1.32864540822241E-005</text:p>
          </table:table-cell>
          <table:table-cell table:formula="of:=(       (    (COS([.$B11])     -      SQRT([.LW$2]^2-SIN([.$B11])^2))    /     (COS([.$B11])    +     SQRT([.LW$2]^2-SIN([.$B11])^2))    )  ^2     -    [.$C11]  )^2" office:value-type="float" office:value="0.0000127757913297859" calcext:value-type="float">
            <text:p>1.27757913297859E-005</text:p>
          </table:table-cell>
          <table:table-cell table:formula="of:=(       (    (COS([.$B11])     -      SQRT([.LX$2]^2-SIN([.$B11])^2))    /     (COS([.$B11])    +     SQRT([.LX$2]^2-SIN([.$B11])^2))    )  ^2     -    [.$C11]  )^2" office:value-type="float" office:value="0.0000122752051522234" calcext:value-type="float">
            <text:p>1.22752051522234E-005</text:p>
          </table:table-cell>
          <table:table-cell table:formula="of:=(       (    (COS([.$B11])     -      SQRT([.LY$2]^2-SIN([.$B11])^2))    /     (COS([.$B11])    +     SQRT([.LY$2]^2-SIN([.$B11])^2))    )  ^2     -    [.$C11]  )^2" office:value-type="float" office:value="0.0000117846913284454" calcext:value-type="float">
            <text:p>1.17846913284454E-005</text:p>
          </table:table-cell>
          <table:table-cell table:formula="of:=(       (    (COS([.$B11])     -      SQRT([.LZ$2]^2-SIN([.$B11])^2))    /     (COS([.$B11])    +     SQRT([.LZ$2]^2-SIN([.$B11])^2))    )  ^2     -    [.$C11]  )^2" office:value-type="float" office:value="0.000011304245637908" calcext:value-type="float">
            <text:p>1.1304245637908E-005</text:p>
          </table:table-cell>
          <table:table-cell table:formula="of:=(       (    (COS([.$B11])     -      SQRT([.MA$2]^2-SIN([.$B11])^2))    /     (COS([.$B11])    +     SQRT([.MA$2]^2-SIN([.$B11])^2))    )  ^2     -    [.$C11]  )^2" office:value-type="float" office:value="0.000010833863860627" calcext:value-type="float">
            <text:p>1.0833863860627E-005</text:p>
          </table:table-cell>
          <table:table-cell table:formula="of:=(       (    (COS([.$B11])     -      SQRT([.MB$2]^2-SIN([.$B11])^2))    /     (COS([.$B11])    +     SQRT([.MB$2]^2-SIN([.$B11])^2))    )  ^2     -    [.$C11]  )^2" office:value-type="float" office:value="0.0000103735417771795" calcext:value-type="float">
            <text:p>1.03735417771795E-005</text:p>
          </table:table-cell>
          <table:table-cell table:formula="of:=(       (    (COS([.$B11])     -      SQRT([.MC$2]^2-SIN([.$B11])^2))    /     (COS([.$B11])    +     SQRT([.MC$2]^2-SIN([.$B11])^2))    )  ^2     -    [.$C11]  )^2" office:value-type="float" office:value="0.00000992327516869853" calcext:value-type="float">
            <text:p>9.92327516869853E-006</text:p>
          </table:table-cell>
          <table:table-cell table:formula="of:=(       (    (COS([.$B11])     -      SQRT([.MD$2]^2-SIN([.$B11])^2))    /     (COS([.$B11])    +     SQRT([.MD$2]^2-SIN([.$B11])^2))    )  ^2     -    [.$C11]  )^2" office:value-type="float" office:value="0.00000948305981688212" calcext:value-type="float">
            <text:p>9.48305981688212E-006</text:p>
          </table:table-cell>
          <table:table-cell table:formula="of:=(       (    (COS([.$B11])     -      SQRT([.ME$2]^2-SIN([.$B11])^2))    /     (COS([.$B11])    +     SQRT([.ME$2]^2-SIN([.$B11])^2))    )  ^2     -    [.$C11]  )^2" office:value-type="float" office:value="0.00000905289150399458" calcext:value-type="float">
            <text:p>9.05289150399458E-006</text:p>
          </table:table-cell>
          <table:table-cell table:formula="of:=(       (    (COS([.$B11])     -      SQRT([.MF$2]^2-SIN([.$B11])^2))    /     (COS([.$B11])    +     SQRT([.MF$2]^2-SIN([.$B11])^2))    )  ^2     -    [.$C11]  )^2" office:value-type="float" office:value="0.00000863276601286711" calcext:value-type="float">
            <text:p>8.63276601286711E-006</text:p>
          </table:table-cell>
          <table:table-cell table:formula="of:=(       (    (COS([.$B11])     -      SQRT([.MG$2]^2-SIN([.$B11])^2))    /     (COS([.$B11])    +     SQRT([.MG$2]^2-SIN([.$B11])^2))    )  ^2     -    [.$C11]  )^2" office:value-type="float" office:value="0.00000822267912690086" calcext:value-type="float">
            <text:p>8.22267912690086E-006</text:p>
          </table:table-cell>
          <table:table-cell table:formula="of:=(       (    (COS([.$B11])     -      SQRT([.MH$2]^2-SIN([.$B11])^2))    /     (COS([.$B11])    +     SQRT([.MH$2]^2-SIN([.$B11])^2))    )  ^2     -    [.$C11]  )^2" office:value-type="float" office:value="0.00000782262663006883" calcext:value-type="float">
            <text:p>7.82262663006883E-006</text:p>
          </table:table-cell>
          <table:table-cell table:formula="of:=(       (    (COS([.$B11])     -      SQRT([.MI$2]^2-SIN([.$B11])^2))    /     (COS([.$B11])    +     SQRT([.MI$2]^2-SIN([.$B11])^2))    )  ^2     -    [.$C11]  )^2" office:value-type="float" office:value="0.00000743260430691494" calcext:value-type="float">
            <text:p>7.43260430691494E-006</text:p>
          </table:table-cell>
          <table:table-cell table:formula="of:=(       (    (COS([.$B11])     -      SQRT([.MJ$2]^2-SIN([.$B11])^2))    /     (COS([.$B11])    +     SQRT([.MJ$2]^2-SIN([.$B11])^2))    )  ^2     -    [.$C11]  )^2" office:value-type="float" office:value="0.00000705260794256479" calcext:value-type="float">
            <text:p>7.05260794256479E-006</text:p>
          </table:table-cell>
          <table:table-cell table:formula="of:=(       (    (COS([.$B11])     -      SQRT([.MK$2]^2-SIN([.$B11])^2))    /     (COS([.$B11])    +     SQRT([.MK$2]^2-SIN([.$B11])^2))    )  ^2     -    [.$C11]  )^2" office:value-type="float" office:value="0.00000668263332271854" calcext:value-type="float">
            <text:p>6.68263332271854E-006</text:p>
          </table:table-cell>
          <table:table-cell table:formula="of:=(       (    (COS([.$B11])     -      SQRT([.ML$2]^2-SIN([.$B11])^2))    /     (COS([.$B11])    +     SQRT([.ML$2]^2-SIN([.$B11])^2))    )  ^2     -    [.$C11]  )^2" office:value-type="float" office:value="0.00000632267623365723" calcext:value-type="float">
            <text:p>6.32267623365723E-006</text:p>
          </table:table-cell>
          <table:table-cell table:formula="of:=(       (    (COS([.$B11])     -      SQRT([.MM$2]^2-SIN([.$B11])^2))    /     (COS([.$B11])    +     SQRT([.MM$2]^2-SIN([.$B11])^2))    )  ^2     -    [.$C11]  )^2" office:value-type="float" office:value="0.00000597273246224623" calcext:value-type="float">
            <text:p>5.97273246224623E-006</text:p>
          </table:table-cell>
          <table:table-cell table:formula="of:=(       (    (COS([.$B11])     -      SQRT([.MN$2]^2-SIN([.$B11])^2))    /     (COS([.$B11])    +     SQRT([.MN$2]^2-SIN([.$B11])^2))    )  ^2     -    [.$C11]  )^2" office:value-type="float" office:value="0.00000563279779593252" calcext:value-type="float">
            <text:p>5.63279779593252E-006</text:p>
          </table:table-cell>
          <table:table-cell table:formula="of:=(       (    (COS([.$B11])     -      SQRT([.MO$2]^2-SIN([.$B11])^2))    /     (COS([.$B11])    +     SQRT([.MO$2]^2-SIN([.$B11])^2))    )  ^2     -    [.$C11]  )^2" office:value-type="float" office:value="0.00000530286802275337" calcext:value-type="float">
            <text:p>5.30286802275337E-006</text:p>
          </table:table-cell>
          <table:table-cell table:formula="of:=(       (    (COS([.$B11])     -      SQRT([.MP$2]^2-SIN([.$B11])^2))    /     (COS([.$B11])    +     SQRT([.MP$2]^2-SIN([.$B11])^2))    )  ^2     -    [.$C11]  )^2" office:value-type="float" office:value="0.00000498293893133379" calcext:value-type="float">
            <text:p>4.98293893133379E-006</text:p>
          </table:table-cell>
          <table:table-cell table:formula="of:=(       (    (COS([.$B11])     -      SQRT([.MQ$2]^2-SIN([.$B11])^2))    /     (COS([.$B11])    +     SQRT([.MQ$2]^2-SIN([.$B11])^2))    )  ^2     -    [.$C11]  )^2" office:value-type="float" office:value="0.00000467300631088982" calcext:value-type="float">
            <text:p>0.000004673</text:p>
          </table:table-cell>
          <table:table-cell table:formula="of:=(       (    (COS([.$B11])     -      SQRT([.MR$2]^2-SIN([.$B11])^2))    /     (COS([.$B11])    +     SQRT([.MR$2]^2-SIN([.$B11])^2))    )  ^2     -    [.$C11]  )^2" office:value-type="float" office:value="0.00000437306595122946" calcext:value-type="float">
            <text:p>4.37306595122946E-006</text:p>
          </table:table-cell>
          <table:table-cell table:formula="of:=(       (    (COS([.$B11])     -      SQRT([.MS$2]^2-SIN([.$B11])^2))    /     (COS([.$B11])    +     SQRT([.MS$2]^2-SIN([.$B11])^2))    )  ^2     -    [.$C11]  )^2" office:value-type="float" office:value="0.00000408311364275894" calcext:value-type="float">
            <text:p>4.08311364275894E-006</text:p>
          </table:table-cell>
          <table:table-cell table:formula="of:=(       (    (COS([.$B11])     -      SQRT([.MT$2]^2-SIN([.$B11])^2))    /     (COS([.$B11])    +     SQRT([.MT$2]^2-SIN([.$B11])^2))    )  ^2     -    [.$C11]  )^2" office:value-type="float" office:value="0.00000380314517648008" calcext:value-type="float">
            <text:p>3.80314517648008E-006</text:p>
          </table:table-cell>
          <table:table-cell table:formula="of:=(       (    (COS([.$B11])     -      SQRT([.MU$2]^2-SIN([.$B11])^2))    /     (COS([.$B11])    +     SQRT([.MU$2]^2-SIN([.$B11])^2))    )  ^2     -    [.$C11]  )^2" office:value-type="float" office:value="0.00000353315634399454" calcext:value-type="float">
            <text:p>3.53315634399454E-006</text:p>
          </table:table-cell>
          <table:table-cell table:formula="of:=(       (    (COS([.$B11])     -      SQRT([.MV$2]^2-SIN([.$B11])^2))    /     (COS([.$B11])    +     SQRT([.MV$2]^2-SIN([.$B11])^2))    )  ^2     -    [.$C11]  )^2" office:value-type="float" office:value="0.00000327314293750647" calcext:value-type="float">
            <text:p>3.27314293750647E-006</text:p>
          </table:table-cell>
          <table:table-cell table:formula="of:=(       (    (COS([.$B11])     -      SQRT([.MW$2]^2-SIN([.$B11])^2))    /     (COS([.$B11])    +     SQRT([.MW$2]^2-SIN([.$B11])^2))    )  ^2     -    [.$C11]  )^2" office:value-type="float" office:value="0.0000030231007498226" calcext:value-type="float">
            <text:p>3.0231007498226E-006</text:p>
          </table:table-cell>
          <table:table-cell table:formula="of:=(       (    (COS([.$B11])     -      SQRT([.MX$2]^2-SIN([.$B11])^2))    /     (COS([.$B11])    +     SQRT([.MX$2]^2-SIN([.$B11])^2))    )  ^2     -    [.$C11]  )^2" office:value-type="float" office:value="0.00000278302557435596" calcext:value-type="float">
            <text:p>0.000002783</text:p>
          </table:table-cell>
          <table:table-cell table:formula="of:=(       (    (COS([.$B11])     -      SQRT([.MY$2]^2-SIN([.$B11])^2))    /     (COS([.$B11])    +     SQRT([.MY$2]^2-SIN([.$B11])^2))    )  ^2     -    [.$C11]  )^2" office:value-type="float" office:value="0.00000255291320512864" calcext:value-type="float">
            <text:p>2.55291320512864E-006</text:p>
          </table:table-cell>
          <table:table-cell table:formula="of:=(       (    (COS([.$B11])     -      SQRT([.MZ$2]^2-SIN([.$B11])^2))    /     (COS([.$B11])    +     SQRT([.MZ$2]^2-SIN([.$B11])^2))    )  ^2     -    [.$C11]  )^2" office:value-type="float" office:value="0.0000023327594367724" calcext:value-type="float">
            <text:p>2.3327594367724E-006</text:p>
          </table:table-cell>
          <table:table-cell table:formula="of:=(       (    (COS([.$B11])     -      SQRT([.NA$2]^2-SIN([.$B11])^2))    /     (COS([.$B11])    +     SQRT([.NA$2]^2-SIN([.$B11])^2))    )  ^2     -    [.$C11]  )^2" office:value-type="float" office:value="0.00000212256006452928" calcext:value-type="float">
            <text:p>2.12256006452928E-006</text:p>
          </table:table-cell>
          <table:table-cell table:formula="of:=(       (    (COS([.$B11])     -      SQRT([.NB$2]^2-SIN([.$B11])^2))    /     (COS([.$B11])    +     SQRT([.NB$2]^2-SIN([.$B11])^2))    )  ^2     -    [.$C11]  )^2" office:value-type="float" office:value="0.00000192231088425782" calcext:value-type="float">
            <text:p>1.92231088425782E-006</text:p>
          </table:table-cell>
          <table:table-cell table:formula="of:=(       (    (COS([.$B11])     -      SQRT([.NC$2]^2-SIN([.$B11])^2))    /     (COS([.$B11])    +     SQRT([.NC$2]^2-SIN([.$B11])^2))    )  ^2     -    [.$C11]  )^2" office:value-type="float" office:value="0.00000173200769243162" calcext:value-type="float">
            <text:p>0.000001732</text:p>
          </table:table-cell>
          <table:table-cell table:formula="of:=(       (    (COS([.$B11])     -      SQRT([.ND$2]^2-SIN([.$B11])^2))    /     (COS([.$B11])    +     SQRT([.ND$2]^2-SIN([.$B11])^2))    )  ^2     -    [.$C11]  )^2" office:value-type="float" office:value="0.0000015516462861433" calcext:value-type="float">
            <text:p>1.5516462861433E-006</text:p>
          </table:table-cell>
          <table:table-cell table:formula="of:=(       (    (COS([.$B11])     -      SQRT([.NE$2]^2-SIN([.$B11])^2))    /     (COS([.$B11])    +     SQRT([.NE$2]^2-SIN([.$B11])^2))    )  ^2     -    [.$C11]  )^2" office:value-type="float" office:value="0.00000138122246310509" calcext:value-type="float">
            <text:p>1.38122246310509E-006</text:p>
          </table:table-cell>
          <table:table-cell table:formula="of:=(       (    (COS([.$B11])     -      SQRT([.NF$2]^2-SIN([.$B11])^2))    /     (COS([.$B11])    +     SQRT([.NF$2]^2-SIN([.$B11])^2))    )  ^2     -    [.$C11]  )^2" office:value-type="float" office:value="0.00000122073202165198" calcext:value-type="float">
            <text:p>1.22073202165198E-006</text:p>
          </table:table-cell>
          <table:table-cell table:formula="of:=(       (    (COS([.$B11])     -      SQRT([.NG$2]^2-SIN([.$B11])^2))    /     (COS([.$B11])    +     SQRT([.NG$2]^2-SIN([.$B11])^2))    )  ^2     -    [.$C11]  )^2" office:value-type="float" office:value="0.00000107017076074408" calcext:value-type="float">
            <text:p>1.07017076074408E-006</text:p>
          </table:table-cell>
          <table:table-cell table:formula="of:=(       (    (COS([.$B11])     -      SQRT([.NH$2]^2-SIN([.$B11])^2))    /     (COS([.$B11])    +     SQRT([.NH$2]^2-SIN([.$B11])^2))    )  ^2     -    [.$C11]  )^2" office:value-type="float" office:value="0.000000929534479966496" calcext:value-type="float">
            <text:p>9.29534479966496E-007</text:p>
          </table:table-cell>
          <table:table-cell table:formula="of:=(       (    (COS([.$B11])     -      SQRT([.NI$2]^2-SIN([.$B11])^2))    /     (COS([.$B11])    +     SQRT([.NI$2]^2-SIN([.$B11])^2))    )  ^2     -    [.$C11]  )^2" office:value-type="float" office:value="0.000000798818979534465" calcext:value-type="float">
            <text:p>7.98818979534465E-007</text:p>
          </table:table-cell>
          <table:table-cell table:formula="of:=(       (    (COS([.$B11])     -      SQRT([.NJ$2]^2-SIN([.$B11])^2))    /     (COS([.$B11])    +     SQRT([.NJ$2]^2-SIN([.$B11])^2))    )  ^2     -    [.$C11]  )^2" office:value-type="float" office:value="0.000000678020060292162" calcext:value-type="float">
            <text:p>0.000000678</text:p>
          </table:table-cell>
          <table:table-cell table:formula="of:=(       (    (COS([.$B11])     -      SQRT([.NK$2]^2-SIN([.$B11])^2))    /     (COS([.$B11])    +     SQRT([.NK$2]^2-SIN([.$B11])^2))    )  ^2     -    [.$C11]  )^2" office:value-type="float" office:value="0.000000567133523718027" calcext:value-type="float">
            <text:p>5.67133523718027E-007</text:p>
          </table:table-cell>
          <table:table-cell table:formula="of:=(       (    (COS([.$B11])     -      SQRT([.NL$2]^2-SIN([.$B11])^2))    /     (COS([.$B11])    +     SQRT([.NL$2]^2-SIN([.$B11])^2))    )  ^2     -    [.$C11]  )^2" office:value-type="float" office:value="0.000000466155171923786" calcext:value-type="float">
            <text:p>4.66155171923786E-007</text:p>
          </table:table-cell>
          <table:table-cell table:formula="of:=(       (    (COS([.$B11])     -      SQRT([.NM$2]^2-SIN([.$B11])^2))    /     (COS([.$B11])    +     SQRT([.NM$2]^2-SIN([.$B11])^2))    )  ^2     -    [.$C11]  )^2" office:value-type="float" office:value="0.000000375080807657886" calcext:value-type="float">
            <text:p>3.75080807657886E-007</text:p>
          </table:table-cell>
          <table:table-cell table:formula="of:=(       (    (COS([.$B11])     -      SQRT([.NN$2]^2-SIN([.$B11])^2))    /     (COS([.$B11])    +     SQRT([.NN$2]^2-SIN([.$B11])^2))    )  ^2     -    [.$C11]  )^2" office:value-type="float" office:value="0.000000293906234308246" calcext:value-type="float">
            <text:p>2.93906234308246E-007</text:p>
          </table:table-cell>
          <table:table-cell table:formula="of:=(       (    (COS([.$B11])     -      SQRT([.NO$2]^2-SIN([.$B11])^2))    /     (COS([.$B11])    +     SQRT([.NO$2]^2-SIN([.$B11])^2))    )  ^2     -    [.$C11]  )^2" office:value-type="float" office:value="0.000000222627255902262" calcext:value-type="float">
            <text:p>2.22627255902262E-007</text:p>
          </table:table-cell>
          <table:table-cell table:formula="of:=(       (    (COS([.$B11])     -      SQRT([.NP$2]^2-SIN([.$B11])^2))    /     (COS([.$B11])    +     SQRT([.NP$2]^2-SIN([.$B11])^2))    )  ^2     -    [.$C11]  )^2" office:value-type="float" office:value="0.000000161239677110656" calcext:value-type="float">
            <text:p>1.61239677110656E-007</text:p>
          </table:table-cell>
          <table:table-cell table:formula="of:=(       (    (COS([.$B11])     -      SQRT([.NQ$2]^2-SIN([.$B11])^2))    /     (COS([.$B11])    +     SQRT([.NQ$2]^2-SIN([.$B11])^2))    )  ^2     -    [.$C11]  )^2" office:value-type="float" office:value="0.000000109739303248518" calcext:value-type="float">
            <text:p>1.09739303248518E-007</text:p>
          </table:table-cell>
          <table:table-cell table:formula="of:=(       (    (COS([.$B11])     -      SQRT([.NR$2]^2-SIN([.$B11])^2))    /     (COS([.$B11])    +     SQRT([.NR$2]^2-SIN([.$B11])^2))    )  ^2     -    [.$C11]  )^2" office:value-type="float" office:value="0.0000000681219402773726" calcext:value-type="float">
            <text:p>6.81219402773726E-008</text:p>
          </table:table-cell>
          <table:table-cell table:formula="of:=(       (    (COS([.$B11])     -      SQRT([.NS$2]^2-SIN([.$B11])^2))    /     (COS([.$B11])    +     SQRT([.NS$2]^2-SIN([.$B11])^2))    )  ^2     -    [.$C11]  )^2" office:value-type="float" office:value="0.0000000363833948073156" calcext:value-type="float">
            <text:p>3.63833948073156E-008</text:p>
          </table:table-cell>
          <table:table-cell table:formula="of:=(       (    (COS([.$B11])     -      SQRT([.NT$2]^2-SIN([.$B11])^2))    /     (COS([.$B11])    +     SQRT([.NT$2]^2-SIN([.$B11])^2))    )  ^2     -    [.$C11]  )^2" office:value-type="float" office:value="0.0000000145194740989244" calcext:value-type="float">
            <text:p>1.45194740989244E-008</text:p>
          </table:table-cell>
          <table:table-cell table:formula="of:=(       (    (COS([.$B11])     -      SQRT([.NU$2]^2-SIN([.$B11])^2))    /     (COS([.$B11])    +     SQRT([.NU$2]^2-SIN([.$B11])^2))    )  ^2     -    [.$C11]  )^2" office:value-type="float" office:value="0.00000000252598606535139" calcext:value-type="float">
            <text:p>2.52598606535139E-009</text:p>
          </table:table-cell>
          <table:table-cell table:formula="of:=(       (    (COS([.$B11])     -      SQRT([.NV$2]^2-SIN([.$B11])^2))    /     (COS([.$B11])    +     SQRT([.NV$2]^2-SIN([.$B11])^2))    )  ^2     -    [.$C11]  )^2" office:value-type="float" office:value="0.00000000039873927408969" calcext:value-type="float">
            <text:p>3.9873927408969E-010</text:p>
          </table:table-cell>
          <table:table-cell table:formula="of:=(       (    (COS([.$B11])     -      SQRT([.NW$2]^2-SIN([.$B11])^2))    /     (COS([.$B11])    +     SQRT([.NW$2]^2-SIN([.$B11])^2))    )  ^2     -    [.$C11]  )^2" office:value-type="float" office:value="0.0000000081335429490554" calcext:value-type="float">
            <text:p>8.1335429490554E-009</text:p>
          </table:table-cell>
          <table:table-cell table:formula="of:=(       (    (COS([.$B11])     -      SQRT([.NX$2]^2-SIN([.$B11])^2))    /     (COS([.$B11])    +     SQRT([.NX$2]^2-SIN([.$B11])^2))    )  ^2     -    [.$C11]  )^2" office:value-type="float" office:value="0.0000000257262069724598" calcext:value-type="float">
            <text:p>2.57262069724598E-008</text:p>
          </table:table-cell>
          <table:table-cell table:formula="of:=(       (    (COS([.$B11])     -      SQRT([.NY$2]^2-SIN([.$B11])^2))    /     (COS([.$B11])    +     SQRT([.NY$2]^2-SIN([.$B11])^2))    )  ^2     -    [.$C11]  )^2" office:value-type="float" office:value="0.0000000531725418867551" calcext:value-type="float">
            <text:p>5.31725418867551E-008</text:p>
          </table:table-cell>
          <table:table-cell table:formula="of:=(       (    (COS([.$B11])     -      SQRT([.NZ$2]^2-SIN([.$B11])^2))    /     (COS([.$B11])    +     SQRT([.NZ$2]^2-SIN([.$B11])^2))    )  ^2     -    [.$C11]  )^2" office:value-type="float" office:value="0.0000000904683588967936" calcext:value-type="float">
            <text:p>9.04683588967936E-008</text:p>
          </table:table-cell>
          <table:table-cell table:formula="of:=(       (    (COS([.$B11])     -      SQRT([.OA$2]^2-SIN([.$B11])^2))    /     (COS([.$B11])    +     SQRT([.OA$2]^2-SIN([.$B11])^2))    )  ^2     -    [.$C11]  )^2" office:value-type="float" office:value="0.000000137609469871445" calcext:value-type="float">
            <text:p>1.37609469871445E-007</text:p>
          </table:table-cell>
          <table:table-cell table:formula="of:=(       (    (COS([.$B11])     -      SQRT([.OB$2]^2-SIN([.$B11])^2))    /     (COS([.$B11])    +     SQRT([.OB$2]^2-SIN([.$B11])^2))    )  ^2     -    [.$C11]  )^2" office:value-type="float" office:value="0.000000194591687345639" calcext:value-type="float">
            <text:p>1.94591687345639E-007</text:p>
          </table:table-cell>
          <table:table-cell table:formula="of:=(       (    (COS([.$B11])     -      SQRT([.OC$2]^2-SIN([.$B11])^2))    /     (COS([.$B11])    +     SQRT([.OC$2]^2-SIN([.$B11])^2))    )  ^2     -    [.$C11]  )^2" office:value-type="float" office:value="0.000000261410824522555" calcext:value-type="float">
            <text:p>2.61410824522555E-007</text:p>
          </table:table-cell>
          <table:table-cell table:formula="of:=(       (    (COS([.$B11])     -      SQRT([.OD$2]^2-SIN([.$B11])^2))    /     (COS([.$B11])    +     SQRT([.OD$2]^2-SIN([.$B11])^2))    )  ^2     -    [.$C11]  )^2" office:value-type="float" office:value="0.000000338062695274863" calcext:value-type="float">
            <text:p>3.38062695274863E-007</text:p>
          </table:table-cell>
          <table:table-cell table:formula="of:=(       (    (COS([.$B11])     -      SQRT([.OE$2]^2-SIN([.$B11])^2))    /     (COS([.$B11])    +     SQRT([.OE$2]^2-SIN([.$B11])^2))    )  ^2     -    [.$C11]  )^2" office:value-type="float" office:value="0.000000424543114147585" calcext:value-type="float">
            <text:p>4.24543114147585E-007</text:p>
          </table:table-cell>
          <table:table-cell table:formula="of:=(       (    (COS([.$B11])     -      SQRT([.OF$2]^2-SIN([.$B11])^2))    /     (COS([.$B11])    +     SQRT([.OF$2]^2-SIN([.$B11])^2))    )  ^2     -    [.$C11]  )^2" office:value-type="float" office:value="0.000000520847896359439" calcext:value-type="float">
            <text:p>5.20847896359439E-007</text:p>
          </table:table-cell>
          <table:table-cell table:formula="of:=(       (    (COS([.$B11])     -      SQRT([.OG$2]^2-SIN([.$B11])^2))    /     (COS([.$B11])    +     SQRT([.OG$2]^2-SIN([.$B11])^2))    )  ^2     -    [.$C11]  )^2" office:value-type="float" office:value="0.000000626972857804092" calcext:value-type="float">
            <text:p>0.000000627</text:p>
          </table:table-cell>
          <table:table-cell table:formula="of:=(       (    (COS([.$B11])     -      SQRT([.OH$2]^2-SIN([.$B11])^2))    /     (COS([.$B11])    +     SQRT([.OH$2]^2-SIN([.$B11])^2))    )  ^2     -    [.$C11]  )^2" office:value-type="float" office:value="0.000000742913815054358" calcext:value-type="float">
            <text:p>7.42913815054358E-007</text:p>
          </table:table-cell>
          <table:table-cell table:formula="of:=(       (    (COS([.$B11])     -      SQRT([.OI$2]^2-SIN([.$B11])^2))    /     (COS([.$B11])    +     SQRT([.OI$2]^2-SIN([.$B11])^2))    )  ^2     -    [.$C11]  )^2" office:value-type="float" office:value="0.000000868666585360389" calcext:value-type="float">
            <text:p>8.68666585360389E-007</text:p>
          </table:table-cell>
          <table:table-cell table:formula="of:=(       (    (COS([.$B11])     -      SQRT([.OJ$2]^2-SIN([.$B11])^2))    /     (COS([.$B11])    +     SQRT([.OJ$2]^2-SIN([.$B11])^2))    )  ^2     -    [.$C11]  )^2" office:value-type="float" office:value="0.00000100422698665586" calcext:value-type="float">
            <text:p>1.00422698665586E-006</text:p>
          </table:table-cell>
          <table:table-cell table:formula="of:=(       (    (COS([.$B11])     -      SQRT([.OK$2]^2-SIN([.$B11])^2))    /     (COS([.$B11])    +     SQRT([.OK$2]^2-SIN([.$B11])^2))    )  ^2     -    [.$C11]  )^2" office:value-type="float" office:value="0.00000114959083755607" calcext:value-type="float">
            <text:p>1.14959083755607E-006</text:p>
          </table:table-cell>
          <table:table-cell table:formula="of:=(       (    (COS([.$B11])     -      SQRT([.OL$2]^2-SIN([.$B11])^2))    /     (COS([.$B11])    +     SQRT([.OL$2]^2-SIN([.$B11])^2))    )  ^2     -    [.$C11]  )^2" office:value-type="float" office:value="0.00000130475395736186" calcext:value-type="float">
            <text:p>1.30475395736186E-006</text:p>
          </table:table-cell>
          <table:table-cell table:formula="of:=(       (    (COS([.$B11])     -      SQRT([.OM$2]^2-SIN([.$B11])^2))    /     (COS([.$B11])    +     SQRT([.OM$2]^2-SIN([.$B11])^2))    )  ^2     -    [.$C11]  )^2" office:value-type="float" office:value="0.00000146971216606198" calcext:value-type="float">
            <text:p>1.46971216606198E-006</text:p>
          </table:table-cell>
          <table:table-cell table:formula="of:=(       (    (COS([.$B11])     -      SQRT([.ON$2]^2-SIN([.$B11])^2))    /     (COS([.$B11])    +     SQRT([.ON$2]^2-SIN([.$B11])^2))    )  ^2     -    [.$C11]  )^2" office:value-type="float" office:value="0.00000164446128433332" calcext:value-type="float">
            <text:p>1.64446128433332E-006</text:p>
          </table:table-cell>
          <table:table-cell table:formula="of:=(       (    (COS([.$B11])     -      SQRT([.OO$2]^2-SIN([.$B11])^2))    /     (COS([.$B11])    +     SQRT([.OO$2]^2-SIN([.$B11])^2))    )  ^2     -    [.$C11]  )^2" office:value-type="float" office:value="0.00000182899713354303" calcext:value-type="float">
            <text:p>0.000001829</text:p>
          </table:table-cell>
          <table:table-cell table:formula="of:=(       (    (COS([.$B11])     -      SQRT([.OP$2]^2-SIN([.$B11])^2))    /     (COS([.$B11])    +     SQRT([.OP$2]^2-SIN([.$B11])^2))    )  ^2     -    [.$C11]  )^2" office:value-type="float" office:value="0.00000202331553575168" calcext:value-type="float">
            <text:p>2.02331553575168E-006</text:p>
          </table:table-cell>
          <table:table-cell table:formula="of:=(       (    (COS([.$B11])     -      SQRT([.OQ$2]^2-SIN([.$B11])^2))    /     (COS([.$B11])    +     SQRT([.OQ$2]^2-SIN([.$B11])^2))    )  ^2     -    [.$C11]  )^2" office:value-type="float" office:value="0.00000222741231371383" calcext:value-type="float">
            <text:p>2.22741231371383E-006</text:p>
          </table:table-cell>
          <table:table-cell table:formula="of:=(       (    (COS([.$B11])     -      SQRT([.OR$2]^2-SIN([.$B11])^2))    /     (COS([.$B11])    +     SQRT([.OR$2]^2-SIN([.$B11])^2))    )  ^2     -    [.$C11]  )^2" office:value-type="float" office:value="0.00000244128329088051" calcext:value-type="float">
            <text:p>2.44128329088051E-006</text:p>
          </table:table-cell>
          <table:table-cell table:formula="of:=(       (    (COS([.$B11])     -      SQRT([.OS$2]^2-SIN([.$B11])^2))    /     (COS([.$B11])    +     SQRT([.OS$2]^2-SIN([.$B11])^2))    )  ^2     -    [.$C11]  )^2" office:value-type="float" office:value="0.00000266492429140178" calcext:value-type="float">
            <text:p>2.66492429140178E-006</text:p>
          </table:table-cell>
          <table:table-cell table:formula="of:=(       (    (COS([.$B11])     -      SQRT([.OT$2]^2-SIN([.$B11])^2))    /     (COS([.$B11])    +     SQRT([.OT$2]^2-SIN([.$B11])^2))    )  ^2     -    [.$C11]  )^2" office:value-type="float" office:value="0.00000289833114012546" calcext:value-type="float">
            <text:p>2.89833114012546E-006</text:p>
          </table:table-cell>
          <table:table-cell table:formula="of:=(       (    (COS([.$B11])     -      SQRT([.OU$2]^2-SIN([.$B11])^2))    /     (COS([.$B11])    +     SQRT([.OU$2]^2-SIN([.$B11])^2))    )  ^2     -    [.$C11]  )^2" office:value-type="float" office:value="0.00000314149966260383" calcext:value-type="float">
            <text:p>3.14149966260383E-006</text:p>
          </table:table-cell>
          <table:table-cell table:formula="of:=(       (    (COS([.$B11])     -      SQRT([.OV$2]^2-SIN([.$B11])^2))    /     (COS([.$B11])    +     SQRT([.OV$2]^2-SIN([.$B11])^2))    )  ^2     -    [.$C11]  )^2" office:value-type="float" office:value="0.00000339442568509118" calcext:value-type="float">
            <text:p>3.39442568509118E-006</text:p>
          </table:table-cell>
          <table:table-cell table:formula="of:=(       (    (COS([.$B11])     -      SQRT([.OW$2]^2-SIN([.$B11])^2))    /     (COS([.$B11])    +     SQRT([.OW$2]^2-SIN([.$B11])^2))    )  ^2     -    [.$C11]  )^2" office:value-type="float" office:value="0.00000365710503454772" calcext:value-type="float">
            <text:p>3.65710503454772E-006</text:p>
          </table:table-cell>
          <table:table-cell table:formula="of:=(       (    (COS([.$B11])     -      SQRT([.OX$2]^2-SIN([.$B11])^2))    /     (COS([.$B11])    +     SQRT([.OX$2]^2-SIN([.$B11])^2))    )  ^2     -    [.$C11]  )^2" office:value-type="float" office:value="0.00000392953353864111" calcext:value-type="float">
            <text:p>3.92953353864111E-006</text:p>
          </table:table-cell>
          <table:table-cell table:formula="of:=(       (    (COS([.$B11])     -      SQRT([.OY$2]^2-SIN([.$B11])^2))    /     (COS([.$B11])    +     SQRT([.OY$2]^2-SIN([.$B11])^2))    )  ^2     -    [.$C11]  )^2" office:value-type="float" office:value="0.00000421170702574802" calcext:value-type="float">
            <text:p>4.21170702574802E-006</text:p>
          </table:table-cell>
          <table:table-cell table:formula="of:=(       (    (COS([.$B11])     -      SQRT([.OZ$2]^2-SIN([.$B11])^2))    /     (COS([.$B11])    +     SQRT([.OZ$2]^2-SIN([.$B11])^2))    )  ^2     -    [.$C11]  )^2" office:value-type="float" office:value="0.00000450362132495638" calcext:value-type="float">
            <text:p>4.50362132495638E-006</text:p>
          </table:table-cell>
          <table:table-cell table:formula="of:=(       (    (COS([.$B11])     -      SQRT([.PA$2]^2-SIN([.$B11])^2))    /     (COS([.$B11])    +     SQRT([.PA$2]^2-SIN([.$B11])^2))    )  ^2     -    [.$C11]  )^2" office:value-type="float" office:value="0.00000480527226606656" calcext:value-type="float">
            <text:p>4.80527226606656E-006</text:p>
          </table:table-cell>
          <table:table-cell table:formula="of:=(       (    (COS([.$B11])     -      SQRT([.PB$2]^2-SIN([.$B11])^2))    /     (COS([.$B11])    +     SQRT([.PB$2]^2-SIN([.$B11])^2))    )  ^2     -    [.$C11]  )^2" office:value-type="float" office:value="0.00000511665567959251" calcext:value-type="float">
            <text:p>5.11665567959251E-006</text:p>
          </table:table-cell>
          <table:table-cell table:formula="of:=(       (    (COS([.$B11])     -      SQRT([.PC$2]^2-SIN([.$B11])^2))    /     (COS([.$B11])    +     SQRT([.PC$2]^2-SIN([.$B11])^2))    )  ^2     -    [.$C11]  )^2" office:value-type="float" office:value="0.00000543776739676753" calcext:value-type="float">
            <text:p>5.43776739676753E-006</text:p>
          </table:table-cell>
          <table:table-cell table:formula="of:=(       (    (COS([.$B11])     -      SQRT([.PD$2]^2-SIN([.$B11])^2))    /     (COS([.$B11])    +     SQRT([.PD$2]^2-SIN([.$B11])^2))    )  ^2     -    [.$C11]  )^2" office:value-type="float" office:value="0.00000576860324953927" calcext:value-type="float">
            <text:p>5.76860324953927E-006</text:p>
          </table:table-cell>
          <table:table-cell table:formula="of:=(       (    (COS([.$B11])     -      SQRT([.PE$2]^2-SIN([.$B11])^2))    /     (COS([.$B11])    +     SQRT([.PE$2]^2-SIN([.$B11])^2))    )  ^2     -    [.$C11]  )^2" office:value-type="float" office:value="0.00000610915907057849" calcext:value-type="float">
            <text:p>6.10915907057849E-006</text:p>
          </table:table-cell>
          <table:table-cell table:formula="of:=(       (    (COS([.$B11])     -      SQRT([.PF$2]^2-SIN([.$B11])^2))    /     (COS([.$B11])    +     SQRT([.PF$2]^2-SIN([.$B11])^2))    )  ^2     -    [.$C11]  )^2" office:value-type="float" office:value="0.00000645943069327496" calcext:value-type="float">
            <text:p>6.45943069327496E-006</text:p>
          </table:table-cell>
          <table:table-cell table:formula="of:=(       (    (COS([.$B11])     -      SQRT([.PG$2]^2-SIN([.$B11])^2))    /     (COS([.$B11])    +     SQRT([.PG$2]^2-SIN([.$B11])^2))    )  ^2     -    [.$C11]  )^2" office:value-type="float" office:value="0.0000068194139517453" calcext:value-type="float">
            <text:p>6.8194139517453E-006</text:p>
          </table:table-cell>
          <table:table-cell table:formula="of:=(       (    (COS([.$B11])     -      SQRT([.PH$2]^2-SIN([.$B11])^2))    /     (COS([.$B11])    +     SQRT([.PH$2]^2-SIN([.$B11])^2))    )  ^2     -    [.$C11]  )^2" office:value-type="float" office:value="0.00000718910468082779" calcext:value-type="float">
            <text:p>7.18910468082779E-006</text:p>
          </table:table-cell>
          <table:table-cell table:formula="of:=(       (    (COS([.$B11])     -      SQRT([.PI$2]^2-SIN([.$B11])^2))    /     (COS([.$B11])    +     SQRT([.PI$2]^2-SIN([.$B11])^2))    )  ^2     -    [.$C11]  )^2" office:value-type="float" office:value="0.00000756849871609142" calcext:value-type="float">
            <text:p>7.56849871609142E-006</text:p>
          </table:table-cell>
          <table:table-cell table:formula="of:=(       (    (COS([.$B11])     -      SQRT([.PJ$2]^2-SIN([.$B11])^2))    /     (COS([.$B11])    +     SQRT([.PJ$2]^2-SIN([.$B11])^2))    )  ^2     -    [.$C11]  )^2" office:value-type="float" office:value="0.00000795759189382898" calcext:value-type="float">
            <text:p>7.95759189382898E-006</text:p>
          </table:table-cell>
          <table:table-cell table:formula="of:=(       (    (COS([.$B11])     -      SQRT([.PK$2]^2-SIN([.$B11])^2))    /     (COS([.$B11])    +     SQRT([.PK$2]^2-SIN([.$B11])^2))    )  ^2     -    [.$C11]  )^2" office:value-type="float" office:value="0.00000835638005107023" calcext:value-type="float">
            <text:p>8.35638005107023E-006</text:p>
          </table:table-cell>
          <table:table-cell table:formula="of:=(       (    (COS([.$B11])     -      SQRT([.PL$2]^2-SIN([.$B11])^2))    /     (COS([.$B11])    +     SQRT([.PL$2]^2-SIN([.$B11])^2))    )  ^2     -    [.$C11]  )^2" office:value-type="float" office:value="0.00000876485902557244" calcext:value-type="float">
            <text:p>8.76485902557244E-006</text:p>
          </table:table-cell>
          <table:table-cell table:formula="of:=(       (    (COS([.$B11])     -      SQRT([.PM$2]^2-SIN([.$B11])^2))    /     (COS([.$B11])    +     SQRT([.PM$2]^2-SIN([.$B11])^2))    )  ^2     -    [.$C11]  )^2" office:value-type="float" office:value="0.00000918302465582786" calcext:value-type="float">
            <text:p>0.000009183</text:p>
          </table:table-cell>
          <table:table-cell table:formula="of:=(       (    (COS([.$B11])     -      SQRT([.PN$2]^2-SIN([.$B11])^2))    /     (COS([.$B11])    +     SQRT([.PN$2]^2-SIN([.$B11])^2))    )  ^2     -    [.$C11]  )^2" office:value-type="float" office:value="0.00000961087278106713" calcext:value-type="float">
            <text:p>9.61087278106713E-006</text:p>
          </table:table-cell>
          <table:table-cell table:formula="of:=(       (    (COS([.$B11])     -      SQRT([.PO$2]^2-SIN([.$B11])^2))    /     (COS([.$B11])    +     SQRT([.PO$2]^2-SIN([.$B11])^2))    )  ^2     -    [.$C11]  )^2" office:value-type="float" office:value="0.0000100483992412534" calcext:value-type="float">
            <text:p>1.00483992412534E-005</text:p>
          </table:table-cell>
          <table:table-cell table:formula="of:=(       (    (COS([.$B11])     -      SQRT([.PP$2]^2-SIN([.$B11])^2))    /     (COS([.$B11])    +     SQRT([.PP$2]^2-SIN([.$B11])^2))    )  ^2     -    [.$C11]  )^2" office:value-type="float" office:value="0.0000104955998770964" calcext:value-type="float">
            <text:p>1.04955998770964E-005</text:p>
          </table:table-cell>
          <table:table-cell table:formula="of:=(       (    (COS([.$B11])     -      SQRT([.PQ$2]^2-SIN([.$B11])^2))    /     (COS([.$B11])    +     SQRT([.PQ$2]^2-SIN([.$B11])^2))    )  ^2     -    [.$C11]  )^2" office:value-type="float" office:value="0.0000109524705300399" calcext:value-type="float">
            <text:p>1.09524705300399E-005</text:p>
          </table:table-cell>
          <table:table-cell table:formula="of:=(       (    (COS([.$B11])     -      SQRT([.PR$2]^2-SIN([.$B11])^2))    /     (COS([.$B11])    +     SQRT([.PR$2]^2-SIN([.$B11])^2))    )  ^2     -    [.$C11]  )^2" office:value-type="float" office:value="0.0000114190070422725" calcext:value-type="float">
            <text:p>0.000011419</text:p>
          </table:table-cell>
          <table:table-cell table:formula="of:=(       (    (COS([.$B11])     -      SQRT([.PS$2]^2-SIN([.$B11])^2))    /     (COS([.$B11])    +     SQRT([.PS$2]^2-SIN([.$B11])^2))    )  ^2     -    [.$C11]  )^2" office:value-type="float" office:value="0.0000118952052567307" calcext:value-type="float">
            <text:p>1.18952052567307E-005</text:p>
          </table:table-cell>
          <table:table-cell table:formula="of:=(       (    (COS([.$B11])     -      SQRT([.PT$2]^2-SIN([.$B11])^2))    /     (COS([.$B11])    +     SQRT([.PT$2]^2-SIN([.$B11])^2))    )  ^2     -    [.$C11]  )^2" office:value-type="float" office:value="0.0000123810610170949" calcext:value-type="float">
            <text:p>1.23810610170949E-005</text:p>
          </table:table-cell>
          <table:table-cell table:formula="of:=(       (    (COS([.$B11])     -      SQRT([.PU$2]^2-SIN([.$B11])^2))    /     (COS([.$B11])    +     SQRT([.PU$2]^2-SIN([.$B11])^2))    )  ^2     -    [.$C11]  )^2" office:value-type="float" office:value="0.0000128765701677896" calcext:value-type="float">
            <text:p>1.28765701677896E-005</text:p>
          </table:table-cell>
          <table:table-cell table:formula="of:=(       (    (COS([.$B11])     -      SQRT([.PV$2]^2-SIN([.$B11])^2))    /     (COS([.$B11])    +     SQRT([.PV$2]^2-SIN([.$B11])^2))    )  ^2     -    [.$C11]  )^2" office:value-type="float" office:value="0.0000133817285539957" calcext:value-type="float">
            <text:p>1.33817285539957E-005</text:p>
          </table:table-cell>
          <table:table-cell table:formula="of:=(       (    (COS([.$B11])     -      SQRT([.PW$2]^2-SIN([.$B11])^2))    /     (COS([.$B11])    +     SQRT([.PW$2]^2-SIN([.$B11])^2))    )  ^2     -    [.$C11]  )^2" office:value-type="float" office:value="0.0000138965320216424" calcext:value-type="float">
            <text:p>1.38965320216424E-005</text:p>
          </table:table-cell>
          <table:table-cell table:formula="of:=(       (    (COS([.$B11])     -      SQRT([.PX$2]^2-SIN([.$B11])^2))    /     (COS([.$B11])    +     SQRT([.PX$2]^2-SIN([.$B11])^2))    )  ^2     -    [.$C11]  )^2" office:value-type="float" office:value="0.0000144209764174086" calcext:value-type="float">
            <text:p>0.000014421</text:p>
          </table:table-cell>
          <table:table-cell table:formula="of:=(       (    (COS([.$B11])     -      SQRT([.PY$2]^2-SIN([.$B11])^2))    /     (COS([.$B11])    +     SQRT([.PY$2]^2-SIN([.$B11])^2))    )  ^2     -    [.$C11]  )^2" office:value-type="float" office:value="0.0000149550575887353" calcext:value-type="float">
            <text:p>1.49550575887353E-005</text:p>
          </table:table-cell>
          <table:table-cell table:formula="of:=(       (    (COS([.$B11])     -      SQRT([.PZ$2]^2-SIN([.$B11])^2))    /     (COS([.$B11])    +     SQRT([.PZ$2]^2-SIN([.$B11])^2))    )  ^2     -    [.$C11]  )^2" office:value-type="float" office:value="0.0000154987713838122" calcext:value-type="float">
            <text:p>1.54987713838122E-005</text:p>
          </table:table-cell>
          <table:table-cell table:formula="of:=(       (    (COS([.$B11])     -      SQRT([.QA$2]^2-SIN([.$B11])^2))    /     (COS([.$B11])    +     SQRT([.QA$2]^2-SIN([.$B11])^2))    )  ^2     -    [.$C11]  )^2" office:value-type="float" office:value="0.0000160521136515926" calcext:value-type="float">
            <text:p>1.60521136515926E-005</text:p>
          </table:table-cell>
          <table:table-cell table:formula="of:=(       (    (COS([.$B11])     -      SQRT([.QB$2]^2-SIN([.$B11])^2))    /     (COS([.$B11])    +     SQRT([.QB$2]^2-SIN([.$B11])^2))    )  ^2     -    [.$C11]  )^2" office:value-type="float" office:value="0.0000166150802417869" calcext:value-type="float">
            <text:p>1.66150802417869E-005</text:p>
          </table:table-cell>
          <table:table-cell table:formula="of:=(       (    (COS([.$B11])     -      SQRT([.QC$2]^2-SIN([.$B11])^2))    /     (COS([.$B11])    +     SQRT([.QC$2]^2-SIN([.$B11])^2))    )  ^2     -    [.$C11]  )^2" office:value-type="float" office:value="0.0000171876670048673" calcext:value-type="float">
            <text:p>1.71876670048673E-005</text:p>
          </table:table-cell>
          <table:table-cell table:formula="of:=(       (    (COS([.$B11])     -      SQRT([.QD$2]^2-SIN([.$B11])^2))    /     (COS([.$B11])    +     SQRT([.QD$2]^2-SIN([.$B11])^2))    )  ^2     -    [.$C11]  )^2" office:value-type="float" office:value="0.0000177698697920711" calcext:value-type="float">
            <text:p>1.77698697920711E-005</text:p>
          </table:table-cell>
          <table:table-cell table:formula="of:=(       (    (COS([.$B11])     -      SQRT([.QE$2]^2-SIN([.$B11])^2))    /     (COS([.$B11])    +     SQRT([.QE$2]^2-SIN([.$B11])^2))    )  ^2     -    [.$C11]  )^2" office:value-type="float" office:value="0.0000183616844554002" calcext:value-type="float">
            <text:p>1.83616844554002E-005</text:p>
          </table:table-cell>
          <table:table-cell table:formula="of:=(       (    (COS([.$B11])     -      SQRT([.QF$2]^2-SIN([.$B11])^2))    /     (COS([.$B11])    +     SQRT([.QF$2]^2-SIN([.$B11])^2))    )  ^2     -    [.$C11]  )^2" office:value-type="float" office:value="0.0000189631068476164" calcext:value-type="float">
            <text:p>1.89631068476164E-005</text:p>
          </table:table-cell>
          <table:table-cell table:formula="of:=(       (    (COS([.$B11])     -      SQRT([.QG$2]^2-SIN([.$B11])^2))    /     (COS([.$B11])    +     SQRT([.QG$2]^2-SIN([.$B11])^2))    )  ^2     -    [.$C11]  )^2" office:value-type="float" office:value="0.0000195741328222595" calcext:value-type="float">
            <text:p>1.95741328222595E-005</text:p>
          </table:table-cell>
          <table:table-cell table:formula="of:=(       (    (COS([.$B11])     -      SQRT([.QH$2]^2-SIN([.$B11])^2))    /     (COS([.$B11])    +     SQRT([.QH$2]^2-SIN([.$B11])^2))    )  ^2     -    [.$C11]  )^2" office:value-type="float" office:value="0.000020194758233635" calcext:value-type="float">
            <text:p>2.0194758233635E-005</text:p>
          </table:table-cell>
          <table:table-cell table:formula="of:=(       (    (COS([.$B11])     -      SQRT([.QI$2]^2-SIN([.$B11])^2))    /     (COS([.$B11])    +     SQRT([.QI$2]^2-SIN([.$B11])^2))    )  ^2     -    [.$C11]  )^2" office:value-type="float" office:value="0.0000208249789368152" calcext:value-type="float">
            <text:p>0.000020825</text:p>
          </table:table-cell>
          <table:table-cell table:formula="of:=(       (    (COS([.$B11])     -      SQRT([.QJ$2]^2-SIN([.$B11])^2))    /     (COS([.$B11])    +     SQRT([.QJ$2]^2-SIN([.$B11])^2))    )  ^2     -    [.$C11]  )^2" office:value-type="float" office:value="0.0000214647907876529" calcext:value-type="float">
            <text:p>2.14647907876529E-005</text:p>
          </table:table-cell>
          <table:table-cell table:formula="of:=(       (    (COS([.$B11])     -      SQRT([.QK$2]^2-SIN([.$B11])^2))    /     (COS([.$B11])    +     SQRT([.QK$2]^2-SIN([.$B11])^2))    )  ^2     -    [.$C11]  )^2" office:value-type="float" office:value="0.0000221141896427722" calcext:value-type="float">
            <text:p>2.21141896427722E-005</text:p>
          </table:table-cell>
          <table:table-cell table:formula="of:=(       (    (COS([.$B11])     -      SQRT([.QL$2]^2-SIN([.$B11])^2))    /     (COS([.$B11])    +     SQRT([.QL$2]^2-SIN([.$B11])^2))    )  ^2     -    [.$C11]  )^2" office:value-type="float" office:value="0.0000227731713595726" calcext:value-type="float">
            <text:p>2.27731713595726E-005</text:p>
          </table:table-cell>
          <table:table-cell table:formula="of:=(       (    (COS([.$B11])     -      SQRT([.QM$2]^2-SIN([.$B11])^2))    /     (COS([.$B11])    +     SQRT([.QM$2]^2-SIN([.$B11])^2))    )  ^2     -    [.$C11]  )^2" office:value-type="float" office:value="0.0000234417317962335" calcext:value-type="float">
            <text:p>2.34417317962335E-005</text:p>
          </table:table-cell>
          <table:table-cell table:formula="of:=(       (    (COS([.$B11])     -      SQRT([.QN$2]^2-SIN([.$B11])^2))    /     (COS([.$B11])    +     SQRT([.QN$2]^2-SIN([.$B11])^2))    )  ^2     -    [.$C11]  )^2" office:value-type="float" office:value="0.0000241198668117137" calcext:value-type="float">
            <text:p>2.41198668117137E-005</text:p>
          </table:table-cell>
          <table:table-cell table:formula="of:=(       (    (COS([.$B11])     -      SQRT([.QO$2]^2-SIN([.$B11])^2))    /     (COS([.$B11])    +     SQRT([.QO$2]^2-SIN([.$B11])^2))    )  ^2     -    [.$C11]  )^2" office:value-type="float" office:value="0.0000248075722657525" calcext:value-type="float">
            <text:p>2.48075722657525E-005</text:p>
          </table:table-cell>
          <table:table-cell table:formula="of:=(       (    (COS([.$B11])     -      SQRT([.QP$2]^2-SIN([.$B11])^2))    /     (COS([.$B11])    +     SQRT([.QP$2]^2-SIN([.$B11])^2))    )  ^2     -    [.$C11]  )^2" office:value-type="float" office:value="0.0000255048440188717" calcext:value-type="float">
            <text:p>2.55048440188717E-005</text:p>
          </table:table-cell>
          <table:table-cell table:formula="of:=(       (    (COS([.$B11])     -      SQRT([.QQ$2]^2-SIN([.$B11])^2))    /     (COS([.$B11])    +     SQRT([.QQ$2]^2-SIN([.$B11])^2))    )  ^2     -    [.$C11]  )^2" office:value-type="float" office:value="0.0000262116779323767" calcext:value-type="float">
            <text:p>2.62116779323767E-005</text:p>
          </table:table-cell>
          <table:table-cell table:formula="of:=(       (    (COS([.$B11])     -      SQRT([.QR$2]^2-SIN([.$B11])^2))    /     (COS([.$B11])    +     SQRT([.QR$2]^2-SIN([.$B11])^2))    )  ^2     -    [.$C11]  )^2" office:value-type="float" office:value="0.0000269280698683636" calcext:value-type="float">
            <text:p>2.69280698683636E-005</text:p>
          </table:table-cell>
          <table:table-cell table:formula="of:=(       (    (COS([.$B11])     -      SQRT([.QS$2]^2-SIN([.$B11])^2))    /     (COS([.$B11])    +     SQRT([.QS$2]^2-SIN([.$B11])^2))    )  ^2     -    [.$C11]  )^2" office:value-type="float" office:value="0.0000276540156897122" calcext:value-type="float">
            <text:p>0.000027654</text:p>
          </table:table-cell>
          <table:table-cell table:formula="of:=(       (    (COS([.$B11])     -      SQRT([.QT$2]^2-SIN([.$B11])^2))    /     (COS([.$B11])    +     SQRT([.QT$2]^2-SIN([.$B11])^2))    )  ^2     -    [.$C11]  )^2" office:value-type="float" office:value="0.0000283895112600926" calcext:value-type="float">
            <text:p>2.83895112600926E-005</text:p>
          </table:table-cell>
          <table:table-cell table:formula="of:=(       (    (COS([.$B11])     -      SQRT([.QU$2]^2-SIN([.$B11])^2))    /     (COS([.$B11])    +     SQRT([.QU$2]^2-SIN([.$B11])^2))    )  ^2     -    [.$C11]  )^2" office:value-type="float" office:value="0.0000291345524439658" calcext:value-type="float">
            <text:p>2.91345524439658E-005</text:p>
          </table:table-cell>
          <table:table-cell table:formula="of:=(       (    (COS([.$B11])     -      SQRT([.QV$2]^2-SIN([.$B11])^2))    /     (COS([.$B11])    +     SQRT([.QV$2]^2-SIN([.$B11])^2))    )  ^2     -    [.$C11]  )^2" office:value-type="float" office:value="0.0000298891351065831" calcext:value-type="float">
            <text:p>2.98891351065831E-005</text:p>
          </table:table-cell>
          <table:table-cell table:formula="of:=(       (    (COS([.$B11])     -      SQRT([.QW$2]^2-SIN([.$B11])^2))    /     (COS([.$B11])    +     SQRT([.QW$2]^2-SIN([.$B11])^2))    )  ^2     -    [.$C11]  )^2" office:value-type="float" office:value="0.0000306532551139953" calcext:value-type="float">
            <text:p>3.06532551139953E-005</text:p>
          </table:table-cell>
          <table:table-cell table:formula="of:=(       (    (COS([.$B11])     -      SQRT([.QX$2]^2-SIN([.$B11])^2))    /     (COS([.$B11])    +     SQRT([.QX$2]^2-SIN([.$B11])^2))    )  ^2     -    [.$C11]  )^2" office:value-type="float" office:value="0.0000314269083330419" calcext:value-type="float">
            <text:p>3.14269083330419E-005</text:p>
          </table:table-cell>
          <table:table-cell table:number-columns-repeated="558"/>
        </table:table-row>
        <table:table-row table:style-name="ro1">
          <table:table-cell/>
          <table:table-cell table:formula="of:=[List1.N35]/180*PI()" office:value-type="float" office:value="0.785398163397448" calcext:value-type="float">
            <text:p>0.7853981634</text:p>
          </table:table-cell>
          <table:table-cell table:style-name="ce5" table:formula="of:=[List1.P35]/1910" office:value-type="float" office:value="0.162303664921466" calcext:value-type="float">
            <text:p>0.1623036649</text:p>
          </table:table-cell>
          <table:table-cell table:formula="of:=(       (    (COS([.$B12])     -      SQRT([.D$2]^2-SIN([.$B12])^2))    /     (COS([.$B12])    +     SQRT([.D$2]^2-SIN([.$B12])^2))    )  ^2     -    [.$C12]  )^2" office:value-type="float" office:value="0.000284573453126653" calcext:value-type="float">
            <text:p>0.0002845735</text:p>
          </table:table-cell>
          <table:table-cell table:formula="of:=(       (    (COS([.$B12])     -      SQRT([.E$2]^2-SIN([.$B12])^2))    /     (COS([.$B12])    +     SQRT([.E$2]^2-SIN([.$B12])^2))    )  ^2     -    [.$C12]  )^2" office:value-type="float" office:value="0.000282289037813758" calcext:value-type="float">
            <text:p>0.000282289</text:p>
          </table:table-cell>
          <table:table-cell table:formula="of:=(       (    (COS([.$B12])     -      SQRT([.F$2]^2-SIN([.$B12])^2))    /     (COS([.$B12])    +     SQRT([.F$2]^2-SIN([.$B12])^2))    )  ^2     -    [.$C12]  )^2" office:value-type="float" office:value="0.000280014031013956" calcext:value-type="float">
            <text:p>0.000280014</text:p>
          </table:table-cell>
          <table:table-cell table:formula="of:=(       (    (COS([.$B12])     -      SQRT([.G$2]^2-SIN([.$B12])^2))    /     (COS([.$B12])    +     SQRT([.G$2]^2-SIN([.$B12])^2))    )  ^2     -    [.$C12]  )^2" office:value-type="float" office:value="0.000277748430377348" calcext:value-type="float">
            <text:p>0.0002777484</text:p>
          </table:table-cell>
          <table:table-cell table:formula="of:=(       (    (COS([.$B12])     -      SQRT([.H$2]^2-SIN([.$B12])^2))    /     (COS([.$B12])    +     SQRT([.H$2]^2-SIN([.$B12])^2))    )  ^2     -    [.$C12]  )^2" office:value-type="float" office:value="0.000275492233552216" calcext:value-type="float">
            <text:p>0.0002754922</text:p>
          </table:table-cell>
          <table:table-cell table:formula="of:=(       (    (COS([.$B12])     -      SQRT([.I$2]^2-SIN([.$B12])^2))    /     (COS([.$B12])    +     SQRT([.I$2]^2-SIN([.$B12])^2))    )  ^2     -    [.$C12]  )^2" office:value-type="float" office:value="0.000273245438185027" calcext:value-type="float">
            <text:p>0.0002732454</text:p>
          </table:table-cell>
          <table:table-cell table:formula="of:=(       (    (COS([.$B12])     -      SQRT([.J$2]^2-SIN([.$B12])^2))    /     (COS([.$B12])    +     SQRT([.J$2]^2-SIN([.$B12])^2))    )  ^2     -    [.$C12]  )^2" office:value-type="float" office:value="0.000271008041920436" calcext:value-type="float">
            <text:p>0.000271008</text:p>
          </table:table-cell>
          <table:table-cell table:formula="of:=(       (    (COS([.$B12])     -      SQRT([.K$2]^2-SIN([.$B12])^2))    /     (COS([.$B12])    +     SQRT([.K$2]^2-SIN([.$B12])^2))    )  ^2     -    [.$C12]  )^2" office:value-type="float" office:value="0.000268780042401293" calcext:value-type="float">
            <text:p>0.00026878</text:p>
          </table:table-cell>
          <table:table-cell table:formula="of:=(       (    (COS([.$B12])     -      SQRT([.L$2]^2-SIN([.$B12])^2))    /     (COS([.$B12])    +     SQRT([.L$2]^2-SIN([.$B12])^2))    )  ^2     -    [.$C12]  )^2" office:value-type="float" office:value="0.000266561437268647" calcext:value-type="float">
            <text:p>0.0002665614</text:p>
          </table:table-cell>
          <table:table-cell table:formula="of:=(       (    (COS([.$B12])     -      SQRT([.M$2]^2-SIN([.$B12])^2))    /     (COS([.$B12])    +     SQRT([.M$2]^2-SIN([.$B12])^2))    )  ^2     -    [.$C12]  )^2" office:value-type="float" office:value="0.000264352224161752" calcext:value-type="float">
            <text:p>0.0002643522</text:p>
          </table:table-cell>
          <table:table-cell table:formula="of:=(       (    (COS([.$B12])     -      SQRT([.N$2]^2-SIN([.$B12])^2))    /     (COS([.$B12])    +     SQRT([.N$2]^2-SIN([.$B12])^2))    )  ^2     -    [.$C12]  )^2" office:value-type="float" office:value="0.000262152400718065" calcext:value-type="float">
            <text:p>0.0002621524</text:p>
          </table:table-cell>
          <table:table-cell table:formula="of:=(       (    (COS([.$B12])     -      SQRT([.O$2]^2-SIN([.$B12])^2))    /     (COS([.$B12])    +     SQRT([.O$2]^2-SIN([.$B12])^2))    )  ^2     -    [.$C12]  )^2" office:value-type="float" office:value="0.000259961964573271" calcext:value-type="float">
            <text:p>0.000259962</text:p>
          </table:table-cell>
          <table:table-cell table:formula="of:=(       (    (COS([.$B12])     -      SQRT([.P$2]^2-SIN([.$B12])^2))    /     (COS([.$B12])    +     SQRT([.P$2]^2-SIN([.$B12])^2))    )  ^2     -    [.$C12]  )^2" office:value-type="float" office:value="0.000257780913361255" calcext:value-type="float">
            <text:p>0.0002577809</text:p>
          </table:table-cell>
          <table:table-cell table:formula="of:=(       (    (COS([.$B12])     -      SQRT([.Q$2]^2-SIN([.$B12])^2))    /     (COS([.$B12])    +     SQRT([.Q$2]^2-SIN([.$B12])^2))    )  ^2     -    [.$C12]  )^2" office:value-type="float" office:value="0.000255609244714143" calcext:value-type="float">
            <text:p>0.0002556092</text:p>
          </table:table-cell>
          <table:table-cell table:formula="of:=(       (    (COS([.$B12])     -      SQRT([.R$2]^2-SIN([.$B12])^2))    /     (COS([.$B12])    +     SQRT([.R$2]^2-SIN([.$B12])^2))    )  ^2     -    [.$C12]  )^2" office:value-type="float" office:value="0.000253446956262285" calcext:value-type="float">
            <text:p>0.000253447</text:p>
          </table:table-cell>
          <table:table-cell table:formula="of:=(       (    (COS([.$B12])     -      SQRT([.S$2]^2-SIN([.$B12])^2))    /     (COS([.$B12])    +     SQRT([.S$2]^2-SIN([.$B12])^2))    )  ^2     -    [.$C12]  )^2" office:value-type="float" office:value="0.000251294045634258" calcext:value-type="float">
            <text:p>0.000251294</text:p>
          </table:table-cell>
          <table:table-cell table:formula="of:=(       (    (COS([.$B12])     -      SQRT([.T$2]^2-SIN([.$B12])^2))    /     (COS([.$B12])    +     SQRT([.T$2]^2-SIN([.$B12])^2))    )  ^2     -    [.$C12]  )^2" office:value-type="float" office:value="0.000249150510456889" calcext:value-type="float">
            <text:p>0.0002491505</text:p>
          </table:table-cell>
          <table:table-cell table:formula="of:=(       (    (COS([.$B12])     -      SQRT([.U$2]^2-SIN([.$B12])^2))    /     (COS([.$B12])    +     SQRT([.U$2]^2-SIN([.$B12])^2))    )  ^2     -    [.$C12]  )^2" office:value-type="float" office:value="0.000247016348355242" calcext:value-type="float">
            <text:p>0.0002470163</text:p>
          </table:table-cell>
          <table:table-cell table:formula="of:=(       (    (COS([.$B12])     -      SQRT([.V$2]^2-SIN([.$B12])^2))    /     (COS([.$B12])    +     SQRT([.V$2]^2-SIN([.$B12])^2))    )  ^2     -    [.$C12]  )^2" office:value-type="float" office:value="0.000244891556952633" calcext:value-type="float">
            <text:p>0.0002448916</text:p>
          </table:table-cell>
          <table:table-cell table:formula="of:=(       (    (COS([.$B12])     -      SQRT([.W$2]^2-SIN([.$B12])^2))    /     (COS([.$B12])    +     SQRT([.W$2]^2-SIN([.$B12])^2))    )  ^2     -    [.$C12]  )^2" office:value-type="float" office:value="0.000242776133870627" calcext:value-type="float">
            <text:p>0.0002427761</text:p>
          </table:table-cell>
          <table:table-cell table:formula="of:=(       (    (COS([.$B12])     -      SQRT([.X$2]^2-SIN([.$B12])^2))    /     (COS([.$B12])    +     SQRT([.X$2]^2-SIN([.$B12])^2))    )  ^2     -    [.$C12]  )^2" office:value-type="float" office:value="0.000240670076729057" calcext:value-type="float">
            <text:p>0.0002406701</text:p>
          </table:table-cell>
          <table:table-cell table:formula="of:=(       (    (COS([.$B12])     -      SQRT([.Y$2]^2-SIN([.$B12])^2))    /     (COS([.$B12])    +     SQRT([.Y$2]^2-SIN([.$B12])^2))    )  ^2     -    [.$C12]  )^2" office:value-type="float" office:value="0.00023857338314601" calcext:value-type="float">
            <text:p>0.0002385734</text:p>
          </table:table-cell>
          <table:table-cell table:formula="of:=(       (    (COS([.$B12])     -      SQRT([.Z$2]^2-SIN([.$B12])^2))    /     (COS([.$B12])    +     SQRT([.Z$2]^2-SIN([.$B12])^2))    )  ^2     -    [.$C12]  )^2" office:value-type="float" office:value="0.00023648605073785" calcext:value-type="float">
            <text:p>0.0002364861</text:p>
          </table:table-cell>
          <table:table-cell table:formula="of:=(       (    (COS([.$B12])     -      SQRT([.AA$2]^2-SIN([.$B12])^2))    /     (COS([.$B12])    +     SQRT([.AA$2]^2-SIN([.$B12])^2))    )  ^2     -    [.$C12]  )^2" office:value-type="float" office:value="0.000234408077119209" calcext:value-type="float">
            <text:p>0.0002344081</text:p>
          </table:table-cell>
          <table:table-cell table:formula="of:=(       (    (COS([.$B12])     -      SQRT([.AB$2]^2-SIN([.$B12])^2))    /     (COS([.$B12])    +     SQRT([.AB$2]^2-SIN([.$B12])^2))    )  ^2     -    [.$C12]  )^2" office:value-type="float" office:value="0.000232339459903" calcext:value-type="float">
            <text:p>0.0002323395</text:p>
          </table:table-cell>
          <table:table-cell table:formula="of:=(       (    (COS([.$B12])     -      SQRT([.AC$2]^2-SIN([.$B12])^2))    /     (COS([.$B12])    +     SQRT([.AC$2]^2-SIN([.$B12])^2))    )  ^2     -    [.$C12]  )^2" office:value-type="float" office:value="0.000230280196700419" calcext:value-type="float">
            <text:p>0.0002302802</text:p>
          </table:table-cell>
          <table:table-cell table:formula="of:=(       (    (COS([.$B12])     -      SQRT([.AD$2]^2-SIN([.$B12])^2))    /     (COS([.$B12])    +     SQRT([.AD$2]^2-SIN([.$B12])^2))    )  ^2     -    [.$C12]  )^2" office:value-type="float" office:value="0.000228230285120947" calcext:value-type="float">
            <text:p>0.0002282303</text:p>
          </table:table-cell>
          <table:table-cell table:formula="of:=(       (    (COS([.$B12])     -      SQRT([.AE$2]^2-SIN([.$B12])^2))    /     (COS([.$B12])    +     SQRT([.AE$2]^2-SIN([.$B12])^2))    )  ^2     -    [.$C12]  )^2" office:value-type="float" office:value="0.000226189722772367" calcext:value-type="float">
            <text:p>0.0002261897</text:p>
          </table:table-cell>
          <table:table-cell table:formula="of:=(       (    (COS([.$B12])     -      SQRT([.AF$2]^2-SIN([.$B12])^2))    /     (COS([.$B12])    +     SQRT([.AF$2]^2-SIN([.$B12])^2))    )  ^2     -    [.$C12]  )^2" office:value-type="float" office:value="0.000224158507260748" calcext:value-type="float">
            <text:p>0.0002241585</text:p>
          </table:table-cell>
          <table:table-cell table:formula="of:=(       (    (COS([.$B12])     -      SQRT([.AG$2]^2-SIN([.$B12])^2))    /     (COS([.$B12])    +     SQRT([.AG$2]^2-SIN([.$B12])^2))    )  ^2     -    [.$C12]  )^2" office:value-type="float" office:value="0.000222136636190469" calcext:value-type="float">
            <text:p>0.0002221366</text:p>
          </table:table-cell>
          <table:table-cell table:formula="of:=(       (    (COS([.$B12])     -      SQRT([.AH$2]^2-SIN([.$B12])^2))    /     (COS([.$B12])    +     SQRT([.AH$2]^2-SIN([.$B12])^2))    )  ^2     -    [.$C12]  )^2" office:value-type="float" office:value="0.00022012410716422" calcext:value-type="float">
            <text:p>0.0002201241</text:p>
          </table:table-cell>
          <table:table-cell table:formula="of:=(       (    (COS([.$B12])     -      SQRT([.AI$2]^2-SIN([.$B12])^2))    /     (COS([.$B12])    +     SQRT([.AI$2]^2-SIN([.$B12])^2))    )  ^2     -    [.$C12]  )^2" office:value-type="float" office:value="0.000218120917782995" calcext:value-type="float">
            <text:p>0.0002181209</text:p>
          </table:table-cell>
          <table:table-cell table:formula="of:=(       (    (COS([.$B12])     -      SQRT([.AJ$2]^2-SIN([.$B12])^2))    /     (COS([.$B12])    +     SQRT([.AJ$2]^2-SIN([.$B12])^2))    )  ^2     -    [.$C12]  )^2" office:value-type="float" office:value="0.000216127065646111" calcext:value-type="float">
            <text:p>0.0002161271</text:p>
          </table:table-cell>
          <table:table-cell table:formula="of:=(       (    (COS([.$B12])     -      SQRT([.AK$2]^2-SIN([.$B12])^2))    /     (COS([.$B12])    +     SQRT([.AK$2]^2-SIN([.$B12])^2))    )  ^2     -    [.$C12]  )^2" office:value-type="float" office:value="0.000214142548351203" calcext:value-type="float">
            <text:p>0.0002141425</text:p>
          </table:table-cell>
          <table:table-cell table:formula="of:=(       (    (COS([.$B12])     -      SQRT([.AL$2]^2-SIN([.$B12])^2))    /     (COS([.$B12])    +     SQRT([.AL$2]^2-SIN([.$B12])^2))    )  ^2     -    [.$C12]  )^2" office:value-type="float" office:value="0.000212167363494237" calcext:value-type="float">
            <text:p>0.0002121674</text:p>
          </table:table-cell>
          <table:table-cell table:formula="of:=(       (    (COS([.$B12])     -      SQRT([.AM$2]^2-SIN([.$B12])^2))    /     (COS([.$B12])    +     SQRT([.AM$2]^2-SIN([.$B12])^2))    )  ^2     -    [.$C12]  )^2" office:value-type="float" office:value="0.000210201508669513" calcext:value-type="float">
            <text:p>0.0002102015</text:p>
          </table:table-cell>
          <table:table-cell table:formula="of:=(       (    (COS([.$B12])     -      SQRT([.AN$2]^2-SIN([.$B12])^2))    /     (COS([.$B12])    +     SQRT([.AN$2]^2-SIN([.$B12])^2))    )  ^2     -    [.$C12]  )^2" office:value-type="float" office:value="0.000208244981469656" calcext:value-type="float">
            <text:p>0.000208245</text:p>
          </table:table-cell>
          <table:table-cell table:formula="of:=(       (    (COS([.$B12])     -      SQRT([.AO$2]^2-SIN([.$B12])^2))    /     (COS([.$B12])    +     SQRT([.AO$2]^2-SIN([.$B12])^2))    )  ^2     -    [.$C12]  )^2" office:value-type="float" office:value="0.000206297779485647" calcext:value-type="float">
            <text:p>0.0002062978</text:p>
          </table:table-cell>
          <table:table-cell table:formula="of:=(       (    (COS([.$B12])     -      SQRT([.AP$2]^2-SIN([.$B12])^2))    /     (COS([.$B12])    +     SQRT([.AP$2]^2-SIN([.$B12])^2))    )  ^2     -    [.$C12]  )^2" office:value-type="float" office:value="0.0002043599003068" calcext:value-type="float">
            <text:p>0.0002043599</text:p>
          </table:table-cell>
          <table:table-cell table:formula="of:=(       (    (COS([.$B12])     -      SQRT([.AQ$2]^2-SIN([.$B12])^2))    /     (COS([.$B12])    +     SQRT([.AQ$2]^2-SIN([.$B12])^2))    )  ^2     -    [.$C12]  )^2" office:value-type="float" office:value="0.000202431341520792" calcext:value-type="float">
            <text:p>0.0002024313</text:p>
          </table:table-cell>
          <table:table-cell table:formula="of:=(       (    (COS([.$B12])     -      SQRT([.AR$2]^2-SIN([.$B12])^2))    /     (COS([.$B12])    +     SQRT([.AR$2]^2-SIN([.$B12])^2))    )  ^2     -    [.$C12]  )^2" office:value-type="float" office:value="0.000200512100713645" calcext:value-type="float">
            <text:p>0.0002005121</text:p>
          </table:table-cell>
          <table:table-cell table:formula="of:=(       (    (COS([.$B12])     -      SQRT([.AS$2]^2-SIN([.$B12])^2))    /     (COS([.$B12])    +     SQRT([.AS$2]^2-SIN([.$B12])^2))    )  ^2     -    [.$C12]  )^2" office:value-type="float" office:value="0.000198602175469747" calcext:value-type="float">
            <text:p>0.0001986022</text:p>
          </table:table-cell>
          <table:table-cell table:formula="of:=(       (    (COS([.$B12])     -      SQRT([.AT$2]^2-SIN([.$B12])^2))    /     (COS([.$B12])    +     SQRT([.AT$2]^2-SIN([.$B12])^2))    )  ^2     -    [.$C12]  )^2" office:value-type="float" office:value="0.00019670156337185" calcext:value-type="float">
            <text:p>0.0001967016</text:p>
          </table:table-cell>
          <table:table-cell table:formula="of:=(       (    (COS([.$B12])     -      SQRT([.AU$2]^2-SIN([.$B12])^2))    /     (COS([.$B12])    +     SQRT([.AU$2]^2-SIN([.$B12])^2))    )  ^2     -    [.$C12]  )^2" office:value-type="float" office:value="0.000194810262001077" calcext:value-type="float">
            <text:p>0.0001948103</text:p>
          </table:table-cell>
          <table:table-cell table:formula="of:=(       (    (COS([.$B12])     -      SQRT([.AV$2]^2-SIN([.$B12])^2))    /     (COS([.$B12])    +     SQRT([.AV$2]^2-SIN([.$B12])^2))    )  ^2     -    [.$C12]  )^2" office:value-type="float" office:value="0.00019292826893692" calcext:value-type="float">
            <text:p>0.0001929283</text:p>
          </table:table-cell>
          <table:table-cell table:formula="of:=(       (    (COS([.$B12])     -      SQRT([.AW$2]^2-SIN([.$B12])^2))    /     (COS([.$B12])    +     SQRT([.AW$2]^2-SIN([.$B12])^2))    )  ^2     -    [.$C12]  )^2" office:value-type="float" office:value="0.000191055581757259" calcext:value-type="float">
            <text:p>0.0001910556</text:p>
          </table:table-cell>
          <table:table-cell table:formula="of:=(       (    (COS([.$B12])     -      SQRT([.AX$2]^2-SIN([.$B12])^2))    /     (COS([.$B12])    +     SQRT([.AX$2]^2-SIN([.$B12])^2))    )  ^2     -    [.$C12]  )^2" office:value-type="float" office:value="0.000189192198038348" calcext:value-type="float">
            <text:p>0.0001891922</text:p>
          </table:table-cell>
          <table:table-cell table:formula="of:=(       (    (COS([.$B12])     -      SQRT([.AY$2]^2-SIN([.$B12])^2))    /     (COS([.$B12])    +     SQRT([.AY$2]^2-SIN([.$B12])^2))    )  ^2     -    [.$C12]  )^2" office:value-type="float" office:value="0.000187338115354841" calcext:value-type="float">
            <text:p>0.0001873381</text:p>
          </table:table-cell>
          <table:table-cell table:formula="of:=(       (    (COS([.$B12])     -      SQRT([.AZ$2]^2-SIN([.$B12])^2))    /     (COS([.$B12])    +     SQRT([.AZ$2]^2-SIN([.$B12])^2))    )  ^2     -    [.$C12]  )^2" office:value-type="float" office:value="0.000185493331279775" calcext:value-type="float">
            <text:p>0.0001854933</text:p>
          </table:table-cell>
          <table:table-cell table:formula="of:=(       (    (COS([.$B12])     -      SQRT([.BA$2]^2-SIN([.$B12])^2))    /     (COS([.$B12])    +     SQRT([.BA$2]^2-SIN([.$B12])^2))    )  ^2     -    [.$C12]  )^2" office:value-type="float" office:value="0.000183657843384589" calcext:value-type="float">
            <text:p>0.0001836578</text:p>
          </table:table-cell>
          <table:table-cell table:formula="of:=(       (    (COS([.$B12])     -      SQRT([.BB$2]^2-SIN([.$B12])^2))    /     (COS([.$B12])    +     SQRT([.BB$2]^2-SIN([.$B12])^2))    )  ^2     -    [.$C12]  )^2" office:value-type="float" office:value="0.000181831649239124" calcext:value-type="float">
            <text:p>0.0001818316</text:p>
          </table:table-cell>
          <table:table-cell table:formula="of:=(       (    (COS([.$B12])     -      SQRT([.BC$2]^2-SIN([.$B12])^2))    /     (COS([.$B12])    +     SQRT([.BC$2]^2-SIN([.$B12])^2))    )  ^2     -    [.$C12]  )^2" office:value-type="float" office:value="0.000180014746411631" calcext:value-type="float">
            <text:p>0.0001800147</text:p>
          </table:table-cell>
          <table:table-cell table:formula="of:=(       (    (COS([.$B12])     -      SQRT([.BD$2]^2-SIN([.$B12])^2))    /     (COS([.$B12])    +     SQRT([.BD$2]^2-SIN([.$B12])^2))    )  ^2     -    [.$C12]  )^2" office:value-type="float" office:value="0.000178207132468772" calcext:value-type="float">
            <text:p>0.0001782071</text:p>
          </table:table-cell>
          <table:table-cell table:formula="of:=(       (    (COS([.$B12])     -      SQRT([.BE$2]^2-SIN([.$B12])^2))    /     (COS([.$B12])    +     SQRT([.BE$2]^2-SIN([.$B12])^2))    )  ^2     -    [.$C12]  )^2" office:value-type="float" office:value="0.00017640880497562" calcext:value-type="float">
            <text:p>0.0001764088</text:p>
          </table:table-cell>
          <table:table-cell table:formula="of:=(       (    (COS([.$B12])     -      SQRT([.BF$2]^2-SIN([.$B12])^2))    /     (COS([.$B12])    +     SQRT([.BF$2]^2-SIN([.$B12])^2))    )  ^2     -    [.$C12]  )^2" office:value-type="float" office:value="0.000174619761495678" calcext:value-type="float">
            <text:p>0.0001746198</text:p>
          </table:table-cell>
          <table:table-cell table:formula="of:=(       (    (COS([.$B12])     -      SQRT([.BG$2]^2-SIN([.$B12])^2))    /     (COS([.$B12])    +     SQRT([.BG$2]^2-SIN([.$B12])^2))    )  ^2     -    [.$C12]  )^2" office:value-type="float" office:value="0.000172839999590868" calcext:value-type="float">
            <text:p>0.00017284</text:p>
          </table:table-cell>
          <table:table-cell table:formula="of:=(       (    (COS([.$B12])     -      SQRT([.BH$2]^2-SIN([.$B12])^2))    /     (COS([.$B12])    +     SQRT([.BH$2]^2-SIN([.$B12])^2))    )  ^2     -    [.$C12]  )^2" office:value-type="float" office:value="0.000171069516821545" calcext:value-type="float">
            <text:p>0.0001710695</text:p>
          </table:table-cell>
          <table:table-cell table:formula="of:=(       (    (COS([.$B12])     -      SQRT([.BI$2]^2-SIN([.$B12])^2))    /     (COS([.$B12])    +     SQRT([.BI$2]^2-SIN([.$B12])^2))    )  ^2     -    [.$C12]  )^2" office:value-type="float" office:value="0.0001693083107465" calcext:value-type="float">
            <text:p>0.0001693083</text:p>
          </table:table-cell>
          <table:table-cell table:formula="of:=(       (    (COS([.$B12])     -      SQRT([.BJ$2]^2-SIN([.$B12])^2))    /     (COS([.$B12])    +     SQRT([.BJ$2]^2-SIN([.$B12])^2))    )  ^2     -    [.$C12]  )^2" office:value-type="float" office:value="0.000167556378922959" calcext:value-type="float">
            <text:p>0.0001675564</text:p>
          </table:table-cell>
          <table:table-cell table:formula="of:=(       (    (COS([.$B12])     -      SQRT([.BK$2]^2-SIN([.$B12])^2))    /     (COS([.$B12])    +     SQRT([.BK$2]^2-SIN([.$B12])^2))    )  ^2     -    [.$C12]  )^2" office:value-type="float" office:value="0.000165813718906599" calcext:value-type="float">
            <text:p>0.0001658137</text:p>
          </table:table-cell>
          <table:table-cell table:formula="of:=(       (    (COS([.$B12])     -      SQRT([.BL$2]^2-SIN([.$B12])^2))    /     (COS([.$B12])    +     SQRT([.BL$2]^2-SIN([.$B12])^2))    )  ^2     -    [.$C12]  )^2" office:value-type="float" office:value="0.000164080328251544" calcext:value-type="float">
            <text:p>0.0001640803</text:p>
          </table:table-cell>
          <table:table-cell table:formula="of:=(       (    (COS([.$B12])     -      SQRT([.BM$2]^2-SIN([.$B12])^2))    /     (COS([.$B12])    +     SQRT([.BM$2]^2-SIN([.$B12])^2))    )  ^2     -    [.$C12]  )^2" office:value-type="float" office:value="0.000162356204510365" calcext:value-type="float">
            <text:p>0.0001623562</text:p>
          </table:table-cell>
          <table:table-cell table:formula="of:=(       (    (COS([.$B12])     -      SQRT([.BN$2]^2-SIN([.$B12])^2))    /     (COS([.$B12])    +     SQRT([.BN$2]^2-SIN([.$B12])^2))    )  ^2     -    [.$C12]  )^2" office:value-type="float" office:value="0.0001606413452341" calcext:value-type="float">
            <text:p>0.0001606413</text:p>
          </table:table-cell>
          <table:table-cell table:formula="of:=(       (    (COS([.$B12])     -      SQRT([.BO$2]^2-SIN([.$B12])^2))    /     (COS([.$B12])    +     SQRT([.BO$2]^2-SIN([.$B12])^2))    )  ^2     -    [.$C12]  )^2" office:value-type="float" office:value="0.000158935747972243" calcext:value-type="float">
            <text:p>0.0001589357</text:p>
          </table:table-cell>
          <table:table-cell table:formula="of:=(       (    (COS([.$B12])     -      SQRT([.BP$2]^2-SIN([.$B12])^2))    /     (COS([.$B12])    +     SQRT([.BP$2]^2-SIN([.$B12])^2))    )  ^2     -    [.$C12]  )^2" office:value-type="float" office:value="0.000157239410272758" calcext:value-type="float">
            <text:p>0.0001572394</text:p>
          </table:table-cell>
          <table:table-cell table:formula="of:=(       (    (COS([.$B12])     -      SQRT([.BQ$2]^2-SIN([.$B12])^2))    /     (COS([.$B12])    +     SQRT([.BQ$2]^2-SIN([.$B12])^2))    )  ^2     -    [.$C12]  )^2" office:value-type="float" office:value="0.000155552329682081" calcext:value-type="float">
            <text:p>0.0001555523</text:p>
          </table:table-cell>
          <table:table-cell table:formula="of:=(       (    (COS([.$B12])     -      SQRT([.BR$2]^2-SIN([.$B12])^2))    /     (COS([.$B12])    +     SQRT([.BR$2]^2-SIN([.$B12])^2))    )  ^2     -    [.$C12]  )^2" office:value-type="float" office:value="0.000153874503745121" calcext:value-type="float">
            <text:p>0.0001538745</text:p>
          </table:table-cell>
          <table:table-cell table:formula="of:=(       (    (COS([.$B12])     -      SQRT([.BS$2]^2-SIN([.$B12])^2))    /     (COS([.$B12])    +     SQRT([.BS$2]^2-SIN([.$B12])^2))    )  ^2     -    [.$C12]  )^2" office:value-type="float" office:value="0.000152205930005273" calcext:value-type="float">
            <text:p>0.0001522059</text:p>
          </table:table-cell>
          <table:table-cell table:formula="of:=(       (    (COS([.$B12])     -      SQRT([.BT$2]^2-SIN([.$B12])^2))    /     (COS([.$B12])    +     SQRT([.BT$2]^2-SIN([.$B12])^2))    )  ^2     -    [.$C12]  )^2" office:value-type="float" office:value="0.000150546606004408" calcext:value-type="float">
            <text:p>0.0001505466</text:p>
          </table:table-cell>
          <table:table-cell table:formula="of:=(       (    (COS([.$B12])     -      SQRT([.BU$2]^2-SIN([.$B12])^2))    /     (COS([.$B12])    +     SQRT([.BU$2]^2-SIN([.$B12])^2))    )  ^2     -    [.$C12]  )^2" office:value-type="float" office:value="0.000148896529282898" calcext:value-type="float">
            <text:p>0.0001488965</text:p>
          </table:table-cell>
          <table:table-cell table:formula="of:=(       (    (COS([.$B12])     -      SQRT([.BV$2]^2-SIN([.$B12])^2))    /     (COS([.$B12])    +     SQRT([.BV$2]^2-SIN([.$B12])^2))    )  ^2     -    [.$C12]  )^2" office:value-type="float" office:value="0.000147255697379602" calcext:value-type="float">
            <text:p>0.0001472557</text:p>
          </table:table-cell>
          <table:table-cell table:formula="of:=(       (    (COS([.$B12])     -      SQRT([.BW$2]^2-SIN([.$B12])^2))    /     (COS([.$B12])    +     SQRT([.BW$2]^2-SIN([.$B12])^2))    )  ^2     -    [.$C12]  )^2" office:value-type="float" office:value="0.000145624107831878" calcext:value-type="float">
            <text:p>0.0001456241</text:p>
          </table:table-cell>
          <table:table-cell table:formula="of:=(       (    (COS([.$B12])     -      SQRT([.BX$2]^2-SIN([.$B12])^2))    /     (COS([.$B12])    +     SQRT([.BX$2]^2-SIN([.$B12])^2))    )  ^2     -    [.$C12]  )^2" office:value-type="float" office:value="0.000144001758175591" calcext:value-type="float">
            <text:p>0.0001440018</text:p>
          </table:table-cell>
          <table:table-cell table:formula="of:=(       (    (COS([.$B12])     -      SQRT([.BY$2]^2-SIN([.$B12])^2))    /     (COS([.$B12])    +     SQRT([.BY$2]^2-SIN([.$B12])^2))    )  ^2     -    [.$C12]  )^2" office:value-type="float" office:value="0.000142388645945109" calcext:value-type="float">
            <text:p>0.0001423886</text:p>
          </table:table-cell>
          <table:table-cell table:formula="of:=(       (    (COS([.$B12])     -      SQRT([.BZ$2]^2-SIN([.$B12])^2))    /     (COS([.$B12])    +     SQRT([.BZ$2]^2-SIN([.$B12])^2))    )  ^2     -    [.$C12]  )^2" office:value-type="float" office:value="0.000140784768673313" calcext:value-type="float">
            <text:p>0.0001407848</text:p>
          </table:table-cell>
          <table:table-cell table:formula="of:=(       (    (COS([.$B12])     -      SQRT([.CA$2]^2-SIN([.$B12])^2))    /     (COS([.$B12])    +     SQRT([.CA$2]^2-SIN([.$B12])^2))    )  ^2     -    [.$C12]  )^2" office:value-type="float" office:value="0.000139190123891605" calcext:value-type="float">
            <text:p>0.0001391901</text:p>
          </table:table-cell>
          <table:table-cell table:formula="of:=(       (    (COS([.$B12])     -      SQRT([.CB$2]^2-SIN([.$B12])^2))    /     (COS([.$B12])    +     SQRT([.CB$2]^2-SIN([.$B12])^2))    )  ^2     -    [.$C12]  )^2" office:value-type="float" office:value="0.0001376047091299" calcext:value-type="float">
            <text:p>0.0001376047</text:p>
          </table:table-cell>
          <table:table-cell table:formula="of:=(       (    (COS([.$B12])     -      SQRT([.CC$2]^2-SIN([.$B12])^2))    /     (COS([.$B12])    +     SQRT([.CC$2]^2-SIN([.$B12])^2))    )  ^2     -    [.$C12]  )^2" office:value-type="float" office:value="0.000136028521916647" calcext:value-type="float">
            <text:p>0.0001360285</text:p>
          </table:table-cell>
          <table:table-cell table:formula="of:=(       (    (COS([.$B12])     -      SQRT([.CD$2]^2-SIN([.$B12])^2))    /     (COS([.$B12])    +     SQRT([.CD$2]^2-SIN([.$B12])^2))    )  ^2     -    [.$C12]  )^2" office:value-type="float" office:value="0.000134461559778819" calcext:value-type="float">
            <text:p>0.0001344616</text:p>
          </table:table-cell>
          <table:table-cell table:formula="of:=(       (    (COS([.$B12])     -      SQRT([.CE$2]^2-SIN([.$B12])^2))    /     (COS([.$B12])    +     SQRT([.CE$2]^2-SIN([.$B12])^2))    )  ^2     -    [.$C12]  )^2" office:value-type="float" office:value="0.000132903820241926" calcext:value-type="float">
            <text:p>0.0001329038</text:p>
          </table:table-cell>
          <table:table-cell table:formula="of:=(       (    (COS([.$B12])     -      SQRT([.CF$2]^2-SIN([.$B12])^2))    /     (COS([.$B12])    +     SQRT([.CF$2]^2-SIN([.$B12])^2))    )  ^2     -    [.$C12]  )^2" office:value-type="float" office:value="0.000131355300830014" calcext:value-type="float">
            <text:p>0.0001313553</text:p>
          </table:table-cell>
          <table:table-cell table:formula="of:=(       (    (COS([.$B12])     -      SQRT([.CG$2]^2-SIN([.$B12])^2))    /     (COS([.$B12])    +     SQRT([.CG$2]^2-SIN([.$B12])^2))    )  ^2     -    [.$C12]  )^2" office:value-type="float" office:value="0.000129815999065674" calcext:value-type="float">
            <text:p>0.000129816</text:p>
          </table:table-cell>
          <table:table-cell table:formula="of:=(       (    (COS([.$B12])     -      SQRT([.CH$2]^2-SIN([.$B12])^2))    /     (COS([.$B12])    +     SQRT([.CH$2]^2-SIN([.$B12])^2))    )  ^2     -    [.$C12]  )^2" office:value-type="float" office:value="0.000128285912470046" calcext:value-type="float">
            <text:p>0.0001282859</text:p>
          </table:table-cell>
          <table:table-cell table:formula="of:=(       (    (COS([.$B12])     -      SQRT([.CI$2]^2-SIN([.$B12])^2))    /     (COS([.$B12])    +     SQRT([.CI$2]^2-SIN([.$B12])^2))    )  ^2     -    [.$C12]  )^2" office:value-type="float" office:value="0.000126765038562817" calcext:value-type="float">
            <text:p>0.000126765</text:p>
          </table:table-cell>
          <table:table-cell table:formula="of:=(       (    (COS([.$B12])     -      SQRT([.CJ$2]^2-SIN([.$B12])^2))    /     (COS([.$B12])    +     SQRT([.CJ$2]^2-SIN([.$B12])^2))    )  ^2     -    [.$C12]  )^2" office:value-type="float" office:value="0.000125253374862237" calcext:value-type="float">
            <text:p>0.0001252534</text:p>
          </table:table-cell>
          <table:table-cell table:formula="of:=(       (    (COS([.$B12])     -      SQRT([.CK$2]^2-SIN([.$B12])^2))    /     (COS([.$B12])    +     SQRT([.CK$2]^2-SIN([.$B12])^2))    )  ^2     -    [.$C12]  )^2" office:value-type="float" office:value="0.000123750918885113" calcext:value-type="float">
            <text:p>0.0001237509</text:p>
          </table:table-cell>
          <table:table-cell table:formula="of:=(       (    (COS([.$B12])     -      SQRT([.CL$2]^2-SIN([.$B12])^2))    /     (COS([.$B12])    +     SQRT([.CL$2]^2-SIN([.$B12])^2))    )  ^2     -    [.$C12]  )^2" office:value-type="float" office:value="0.000122257668146814" calcext:value-type="float">
            <text:p>0.0001222577</text:p>
          </table:table-cell>
          <table:table-cell table:formula="of:=(       (    (COS([.$B12])     -      SQRT([.CM$2]^2-SIN([.$B12])^2))    /     (COS([.$B12])    +     SQRT([.CM$2]^2-SIN([.$B12])^2))    )  ^2     -    [.$C12]  )^2" office:value-type="float" office:value="0.000120773620161282" calcext:value-type="float">
            <text:p>0.0001207736</text:p>
          </table:table-cell>
          <table:table-cell table:formula="of:=(       (    (COS([.$B12])     -      SQRT([.CN$2]^2-SIN([.$B12])^2))    /     (COS([.$B12])    +     SQRT([.CN$2]^2-SIN([.$B12])^2))    )  ^2     -    [.$C12]  )^2" office:value-type="float" office:value="0.000119298772441033" calcext:value-type="float">
            <text:p>0.0001192988</text:p>
          </table:table-cell>
          <table:table-cell table:formula="of:=(       (    (COS([.$B12])     -      SQRT([.CO$2]^2-SIN([.$B12])^2))    /     (COS([.$B12])    +     SQRT([.CO$2]^2-SIN([.$B12])^2))    )  ^2     -    [.$C12]  )^2" office:value-type="float" office:value="0.000117833122497161" calcext:value-type="float">
            <text:p>0.0001178331</text:p>
          </table:table-cell>
          <table:table-cell table:formula="of:=(       (    (COS([.$B12])     -      SQRT([.CP$2]^2-SIN([.$B12])^2))    /     (COS([.$B12])    +     SQRT([.CP$2]^2-SIN([.$B12])^2))    )  ^2     -    [.$C12]  )^2" office:value-type="float" office:value="0.000116376667839339" calcext:value-type="float">
            <text:p>0.0001163767</text:p>
          </table:table-cell>
          <table:table-cell table:formula="of:=(       (    (COS([.$B12])     -      SQRT([.CQ$2]^2-SIN([.$B12])^2))    /     (COS([.$B12])    +     SQRT([.CQ$2]^2-SIN([.$B12])^2))    )  ^2     -    [.$C12]  )^2" office:value-type="float" office:value="0.000114929405975832" calcext:value-type="float">
            <text:p>0.0001149294</text:p>
          </table:table-cell>
          <table:table-cell table:formula="of:=(       (    (COS([.$B12])     -      SQRT([.CR$2]^2-SIN([.$B12])^2))    /     (COS([.$B12])    +     SQRT([.CR$2]^2-SIN([.$B12])^2))    )  ^2     -    [.$C12]  )^2" office:value-type="float" office:value="0.000113491334413492" calcext:value-type="float">
            <text:p>0.0001134913</text:p>
          </table:table-cell>
          <table:table-cell table:formula="of:=(       (    (COS([.$B12])     -      SQRT([.CS$2]^2-SIN([.$B12])^2))    /     (COS([.$B12])    +     SQRT([.CS$2]^2-SIN([.$B12])^2))    )  ^2     -    [.$C12]  )^2" office:value-type="float" office:value="0.000112062450657768" calcext:value-type="float">
            <text:p>0.0001120625</text:p>
          </table:table-cell>
          <table:table-cell table:formula="of:=(       (    (COS([.$B12])     -      SQRT([.CT$2]^2-SIN([.$B12])^2))    /     (COS([.$B12])    +     SQRT([.CT$2]^2-SIN([.$B12])^2))    )  ^2     -    [.$C12]  )^2" office:value-type="float" office:value="0.000110642752212708" calcext:value-type="float">
            <text:p>0.0001106428</text:p>
          </table:table-cell>
          <table:table-cell table:formula="of:=(       (    (COS([.$B12])     -      SQRT([.CU$2]^2-SIN([.$B12])^2))    /     (COS([.$B12])    +     SQRT([.CU$2]^2-SIN([.$B12])^2))    )  ^2     -    [.$C12]  )^2" office:value-type="float" office:value="0.000109232236580963" calcext:value-type="float">
            <text:p>0.0001092322</text:p>
          </table:table-cell>
          <table:table-cell table:formula="of:=(       (    (COS([.$B12])     -      SQRT([.CV$2]^2-SIN([.$B12])^2))    /     (COS([.$B12])    +     SQRT([.CV$2]^2-SIN([.$B12])^2))    )  ^2     -    [.$C12]  )^2" office:value-type="float" office:value="0.000107830901263795" calcext:value-type="float">
            <text:p>0.0001078309</text:p>
          </table:table-cell>
          <table:table-cell table:formula="of:=(       (    (COS([.$B12])     -      SQRT([.CW$2]^2-SIN([.$B12])^2))    /     (COS([.$B12])    +     SQRT([.CW$2]^2-SIN([.$B12])^2))    )  ^2     -    [.$C12]  )^2" office:value-type="float" office:value="0.000106438743761076" calcext:value-type="float">
            <text:p>0.0001064387</text:p>
          </table:table-cell>
          <table:table-cell table:formula="of:=(       (    (COS([.$B12])     -      SQRT([.CX$2]^2-SIN([.$B12])^2))    /     (COS([.$B12])    +     SQRT([.CX$2]^2-SIN([.$B12])^2))    )  ^2     -    [.$C12]  )^2" office:value-type="float" office:value="0.000105055761571297" calcext:value-type="float">
            <text:p>0.0001050558</text:p>
          </table:table-cell>
          <table:table-cell table:formula="of:=(       (    (COS([.$B12])     -      SQRT([.CY$2]^2-SIN([.$B12])^2))    /     (COS([.$B12])    +     SQRT([.CY$2]^2-SIN([.$B12])^2))    )  ^2     -    [.$C12]  )^2" office:value-type="float" office:value="0.000103681952191567" calcext:value-type="float">
            <text:p>0.000103682</text:p>
          </table:table-cell>
          <table:table-cell table:formula="of:=(       (    (COS([.$B12])     -      SQRT([.CZ$2]^2-SIN([.$B12])^2))    /     (COS([.$B12])    +     SQRT([.CZ$2]^2-SIN([.$B12])^2))    )  ^2     -    [.$C12]  )^2" office:value-type="float" office:value="0.000102317313117625" calcext:value-type="float">
            <text:p>0.0001023173</text:p>
          </table:table-cell>
          <table:table-cell table:formula="of:=(       (    (COS([.$B12])     -      SQRT([.DA$2]^2-SIN([.$B12])^2))    /     (COS([.$B12])    +     SQRT([.DA$2]^2-SIN([.$B12])^2))    )  ^2     -    [.$C12]  )^2" office:value-type="float" office:value="0.000100961841843833" calcext:value-type="float">
            <text:p>0.0001009618</text:p>
          </table:table-cell>
          <table:table-cell table:formula="of:=(       (    (COS([.$B12])     -      SQRT([.DB$2]^2-SIN([.$B12])^2))    /     (COS([.$B12])    +     SQRT([.DB$2]^2-SIN([.$B12])^2))    )  ^2     -    [.$C12]  )^2" office:value-type="float" office:value="0.0000996155358631923" calcext:value-type="float">
            <text:p>9.96155358631923E-005</text:p>
          </table:table-cell>
          <table:table-cell table:formula="of:=(       (    (COS([.$B12])     -      SQRT([.DC$2]^2-SIN([.$B12])^2))    /     (COS([.$B12])    +     SQRT([.DC$2]^2-SIN([.$B12])^2))    )  ^2     -    [.$C12]  )^2" office:value-type="float" office:value="0.0000982783926673409" calcext:value-type="float">
            <text:p>9.82783926673409E-005</text:p>
          </table:table-cell>
          <table:table-cell table:formula="of:=(       (    (COS([.$B12])     -      SQRT([.DD$2]^2-SIN([.$B12])^2))    /     (COS([.$B12])    +     SQRT([.DD$2]^2-SIN([.$B12])^2))    )  ^2     -    [.$C12]  )^2" office:value-type="float" office:value="0.0000969504097465578" calcext:value-type="float">
            <text:p>9.69504097465578E-005</text:p>
          </table:table-cell>
          <table:table-cell table:formula="of:=(       (    (COS([.$B12])     -      SQRT([.DE$2]^2-SIN([.$B12])^2))    /     (COS([.$B12])    +     SQRT([.DE$2]^2-SIN([.$B12])^2))    )  ^2     -    [.$C12]  )^2" office:value-type="float" office:value="0.0000956315845897691" calcext:value-type="float">
            <text:p>9.56315845897691E-005</text:p>
          </table:table-cell>
          <table:table-cell table:formula="of:=(       (    (COS([.$B12])     -      SQRT([.DF$2]^2-SIN([.$B12])^2))    /     (COS([.$B12])    +     SQRT([.DF$2]^2-SIN([.$B12])^2))    )  ^2     -    [.$C12]  )^2" office:value-type="float" office:value="0.0000943219146845518" calcext:value-type="float">
            <text:p>9.43219146845518E-005</text:p>
          </table:table-cell>
          <table:table-cell table:formula="of:=(       (    (COS([.$B12])     -      SQRT([.DG$2]^2-SIN([.$B12])^2))    /     (COS([.$B12])    +     SQRT([.DG$2]^2-SIN([.$B12])^2))    )  ^2     -    [.$C12]  )^2" office:value-type="float" office:value="0.0000930213975171385" calcext:value-type="float">
            <text:p>9.30213975171385E-005</text:p>
          </table:table-cell>
          <table:table-cell table:formula="of:=(       (    (COS([.$B12])     -      SQRT([.DH$2]^2-SIN([.$B12])^2))    /     (COS([.$B12])    +     SQRT([.DH$2]^2-SIN([.$B12])^2))    )  ^2     -    [.$C12]  )^2" office:value-type="float" office:value="0.0000917300305724178" calcext:value-type="float">
            <text:p>0.00009173</text:p>
          </table:table-cell>
          <table:table-cell table:formula="of:=(       (    (COS([.$B12])     -      SQRT([.DI$2]^2-SIN([.$B12])^2))    /     (COS([.$B12])    +     SQRT([.DI$2]^2-SIN([.$B12])^2))    )  ^2     -    [.$C12]  )^2" office:value-type="float" office:value="0.0000904478113339453" calcext:value-type="float">
            <text:p>9.04478113339453E-005</text:p>
          </table:table-cell>
          <table:table-cell table:formula="of:=(       (    (COS([.$B12])     -      SQRT([.DJ$2]^2-SIN([.$B12])^2))    /     (COS([.$B12])    +     SQRT([.DJ$2]^2-SIN([.$B12])^2))    )  ^2     -    [.$C12]  )^2" office:value-type="float" office:value="0.0000891747372839436" calcext:value-type="float">
            <text:p>8.91747372839436E-005</text:p>
          </table:table-cell>
          <table:table-cell table:formula="of:=(       (    (COS([.$B12])     -      SQRT([.DK$2]^2-SIN([.$B12])^2))    /     (COS([.$B12])    +     SQRT([.DK$2]^2-SIN([.$B12])^2))    )  ^2     -    [.$C12]  )^2" office:value-type="float" office:value="0.0000879108059033044" calcext:value-type="float">
            <text:p>8.79108059033044E-005</text:p>
          </table:table-cell>
          <table:table-cell table:formula="of:=(       (    (COS([.$B12])     -      SQRT([.DL$2]^2-SIN([.$B12])^2))    /     (COS([.$B12])    +     SQRT([.DL$2]^2-SIN([.$B12])^2))    )  ^2     -    [.$C12]  )^2" office:value-type="float" office:value="0.0000866560146715977" calcext:value-type="float">
            <text:p>0.000086656</text:p>
          </table:table-cell>
          <table:table-cell table:formula="of:=(       (    (COS([.$B12])     -      SQRT([.DM$2]^2-SIN([.$B12])^2))    /     (COS([.$B12])    +     SQRT([.DM$2]^2-SIN([.$B12])^2))    )  ^2     -    [.$C12]  )^2" office:value-type="float" office:value="0.0000854103610670695" calcext:value-type="float">
            <text:p>8.54103610670695E-005</text:p>
          </table:table-cell>
          <table:table-cell table:formula="of:=(       (    (COS([.$B12])     -      SQRT([.DN$2]^2-SIN([.$B12])^2))    /     (COS([.$B12])    +     SQRT([.DN$2]^2-SIN([.$B12])^2))    )  ^2     -    [.$C12]  )^2" office:value-type="float" office:value="0.0000841738425666573" calcext:value-type="float">
            <text:p>8.41738425666573E-005</text:p>
          </table:table-cell>
          <table:table-cell table:formula="of:=(       (    (COS([.$B12])     -      SQRT([.DO$2]^2-SIN([.$B12])^2))    /     (COS([.$B12])    +     SQRT([.DO$2]^2-SIN([.$B12])^2))    )  ^2     -    [.$C12]  )^2" office:value-type="float" office:value="0.0000829464566459785" calcext:value-type="float">
            <text:p>8.29464566459785E-005</text:p>
          </table:table-cell>
          <table:table-cell table:formula="of:=(       (    (COS([.$B12])     -      SQRT([.DP$2]^2-SIN([.$B12])^2))    /     (COS([.$B12])    +     SQRT([.DP$2]^2-SIN([.$B12])^2))    )  ^2     -    [.$C12]  )^2" office:value-type="float" office:value="0.0000817282007793482" calcext:value-type="float">
            <text:p>8.17282007793482E-005</text:p>
          </table:table-cell>
          <table:table-cell table:formula="of:=(       (    (COS([.$B12])     -      SQRT([.DQ$2]^2-SIN([.$B12])^2))    /     (COS([.$B12])    +     SQRT([.DQ$2]^2-SIN([.$B12])^2))    )  ^2     -    [.$C12]  )^2" office:value-type="float" office:value="0.0000805190724397774" calcext:value-type="float">
            <text:p>8.05190724397774E-005</text:p>
          </table:table-cell>
          <table:table-cell table:formula="of:=(       (    (COS([.$B12])     -      SQRT([.DR$2]^2-SIN([.$B12])^2))    /     (COS([.$B12])    +     SQRT([.DR$2]^2-SIN([.$B12])^2))    )  ^2     -    [.$C12]  )^2" office:value-type="float" office:value="0.000079319069098974" calcext:value-type="float">
            <text:p>7.9319069098974E-005</text:p>
          </table:table-cell>
          <table:table-cell table:formula="of:=(       (    (COS([.$B12])     -      SQRT([.DS$2]^2-SIN([.$B12])^2))    /     (COS([.$B12])    +     SQRT([.DS$2]^2-SIN([.$B12])^2))    )  ^2     -    [.$C12]  )^2" office:value-type="float" office:value="0.0000781281882273566" calcext:value-type="float">
            <text:p>7.81281882273566E-005</text:p>
          </table:table-cell>
          <table:table-cell table:formula="of:=(       (    (COS([.$B12])     -      SQRT([.DT$2]^2-SIN([.$B12])^2))    /     (COS([.$B12])    +     SQRT([.DT$2]^2-SIN([.$B12])^2))    )  ^2     -    [.$C12]  )^2" office:value-type="float" office:value="0.0000769464272940457" calcext:value-type="float">
            <text:p>7.69464272940457E-005</text:p>
          </table:table-cell>
          <table:table-cell table:formula="of:=(       (    (COS([.$B12])     -      SQRT([.DU$2]^2-SIN([.$B12])^2))    /     (COS([.$B12])    +     SQRT([.DU$2]^2-SIN([.$B12])^2))    )  ^2     -    [.$C12]  )^2" office:value-type="float" office:value="0.0000757737837668822" calcext:value-type="float">
            <text:p>7.57737837668822E-005</text:p>
          </table:table-cell>
          <table:table-cell table:formula="of:=(       (    (COS([.$B12])     -      SQRT([.DV$2]^2-SIN([.$B12])^2))    /     (COS([.$B12])    +     SQRT([.DV$2]^2-SIN([.$B12])^2))    )  ^2     -    [.$C12]  )^2" office:value-type="float" office:value="0.0000746102551124184" calcext:value-type="float">
            <text:p>7.46102551124184E-005</text:p>
          </table:table-cell>
          <table:table-cell table:formula="of:=(       (    (COS([.$B12])     -      SQRT([.DW$2]^2-SIN([.$B12])^2))    /     (COS([.$B12])    +     SQRT([.DW$2]^2-SIN([.$B12])^2))    )  ^2     -    [.$C12]  )^2" office:value-type="float" office:value="0.0000734558387959281" calcext:value-type="float">
            <text:p>7.34558387959281E-005</text:p>
          </table:table-cell>
          <table:table-cell table:formula="of:=(       (    (COS([.$B12])     -      SQRT([.DX$2]^2-SIN([.$B12])^2))    /     (COS([.$B12])    +     SQRT([.DX$2]^2-SIN([.$B12])^2))    )  ^2     -    [.$C12]  )^2" office:value-type="float" office:value="0.0000723105322814129" calcext:value-type="float">
            <text:p>7.23105322814129E-005</text:p>
          </table:table-cell>
          <table:table-cell table:formula="of:=(       (    (COS([.$B12])     -      SQRT([.DY$2]^2-SIN([.$B12])^2))    /     (COS([.$B12])    +     SQRT([.DY$2]^2-SIN([.$B12])^2))    )  ^2     -    [.$C12]  )^2" office:value-type="float" office:value="0.0000711743330316029" calcext:value-type="float">
            <text:p>7.11743330316029E-005</text:p>
          </table:table-cell>
          <table:table-cell table:formula="of:=(       (    (COS([.$B12])     -      SQRT([.DZ$2]^2-SIN([.$B12])^2))    /     (COS([.$B12])    +     SQRT([.DZ$2]^2-SIN([.$B12])^2))    )  ^2     -    [.$C12]  )^2" office:value-type="float" office:value="0.0000700472385079599" calcext:value-type="float">
            <text:p>7.00472385079599E-005</text:p>
          </table:table-cell>
          <table:table-cell table:formula="of:=(       (    (COS([.$B12])     -      SQRT([.EA$2]^2-SIN([.$B12])^2))    /     (COS([.$B12])    +     SQRT([.EA$2]^2-SIN([.$B12])^2))    )  ^2     -    [.$C12]  )^2" office:value-type="float" office:value="0.0000689292461706841" calcext:value-type="float">
            <text:p>6.89292461706841E-005</text:p>
          </table:table-cell>
          <table:table-cell table:formula="of:=(       (    (COS([.$B12])     -      SQRT([.EB$2]^2-SIN([.$B12])^2))    /     (COS([.$B12])    +     SQRT([.EB$2]^2-SIN([.$B12])^2))    )  ^2     -    [.$C12]  )^2" office:value-type="float" office:value="0.0000678203534787182" calcext:value-type="float">
            <text:p>6.78203534787182E-005</text:p>
          </table:table-cell>
          <table:table-cell table:formula="of:=(       (    (COS([.$B12])     -      SQRT([.EC$2]^2-SIN([.$B12])^2))    /     (COS([.$B12])    +     SQRT([.EC$2]^2-SIN([.$B12])^2))    )  ^2     -    [.$C12]  )^2" office:value-type="float" office:value="0.000066720557889747" calcext:value-type="float">
            <text:p>6.6720557889747E-005</text:p>
          </table:table-cell>
          <table:table-cell table:formula="of:=(       (    (COS([.$B12])     -      SQRT([.ED$2]^2-SIN([.$B12])^2))    /     (COS([.$B12])    +     SQRT([.ED$2]^2-SIN([.$B12])^2))    )  ^2     -    [.$C12]  )^2" office:value-type="float" office:value="0.0000656298568602074" calcext:value-type="float">
            <text:p>6.56298568602074E-005</text:p>
          </table:table-cell>
          <table:table-cell table:formula="of:=(       (    (COS([.$B12])     -      SQRT([.EE$2]^2-SIN([.$B12])^2))    /     (COS([.$B12])    +     SQRT([.EE$2]^2-SIN([.$B12])^2))    )  ^2     -    [.$C12]  )^2" office:value-type="float" office:value="0.0000645482478452916" calcext:value-type="float">
            <text:p>6.45482478452916E-005</text:p>
          </table:table-cell>
          <table:table-cell table:formula="of:=(       (    (COS([.$B12])     -      SQRT([.EF$2]^2-SIN([.$B12])^2))    /     (COS([.$B12])    +     SQRT([.EF$2]^2-SIN([.$B12])^2))    )  ^2     -    [.$C12]  )^2" office:value-type="float" office:value="0.0000634757282989431" calcext:value-type="float">
            <text:p>6.34757282989431E-005</text:p>
          </table:table-cell>
          <table:table-cell table:formula="of:=(       (    (COS([.$B12])     -      SQRT([.EG$2]^2-SIN([.$B12])^2))    /     (COS([.$B12])    +     SQRT([.EG$2]^2-SIN([.$B12])^2))    )  ^2     -    [.$C12]  )^2" office:value-type="float" office:value="0.0000624122956738733" calcext:value-type="float">
            <text:p>6.24122956738733E-005</text:p>
          </table:table-cell>
          <table:table-cell table:formula="of:=(       (    (COS([.$B12])     -      SQRT([.EH$2]^2-SIN([.$B12])^2))    /     (COS([.$B12])    +     SQRT([.EH$2]^2-SIN([.$B12])^2))    )  ^2     -    [.$C12]  )^2" office:value-type="float" office:value="0.0000613579474215551" calcext:value-type="float">
            <text:p>6.13579474215551E-005</text:p>
          </table:table-cell>
          <table:table-cell table:formula="of:=(       (    (COS([.$B12])     -      SQRT([.EI$2]^2-SIN([.$B12])^2))    /     (COS([.$B12])    +     SQRT([.EI$2]^2-SIN([.$B12])^2))    )  ^2     -    [.$C12]  )^2" office:value-type="float" office:value="0.0000603126809922327" calcext:value-type="float">
            <text:p>6.03126809922327E-005</text:p>
          </table:table-cell>
          <table:table-cell table:formula="of:=(       (    (COS([.$B12])     -      SQRT([.EJ$2]^2-SIN([.$B12])^2))    /     (COS([.$B12])    +     SQRT([.EJ$2]^2-SIN([.$B12])^2))    )  ^2     -    [.$C12]  )^2" office:value-type="float" office:value="0.0000592764938349221" calcext:value-type="float">
            <text:p>5.92764938349221E-005</text:p>
          </table:table-cell>
          <table:table-cell table:formula="of:=(       (    (COS([.$B12])     -      SQRT([.EK$2]^2-SIN([.$B12])^2))    /     (COS([.$B12])    +     SQRT([.EK$2]^2-SIN([.$B12])^2))    )  ^2     -    [.$C12]  )^2" office:value-type="float" office:value="0.0000582493833974192" calcext:value-type="float">
            <text:p>5.82493833974192E-005</text:p>
          </table:table-cell>
          <table:table-cell table:formula="of:=(       (    (COS([.$B12])     -      SQRT([.EL$2]^2-SIN([.$B12])^2))    /     (COS([.$B12])    +     SQRT([.EL$2]^2-SIN([.$B12])^2))    )  ^2     -    [.$C12]  )^2" office:value-type="float" office:value="0.0000572313471262991" calcext:value-type="float">
            <text:p>5.72313471262991E-005</text:p>
          </table:table-cell>
          <table:table-cell table:formula="of:=(       (    (COS([.$B12])     -      SQRT([.EM$2]^2-SIN([.$B12])^2))    /     (COS([.$B12])    +     SQRT([.EM$2]^2-SIN([.$B12])^2))    )  ^2     -    [.$C12]  )^2" office:value-type="float" office:value="0.0000562223824669235" calcext:value-type="float">
            <text:p>5.62223824669235E-005</text:p>
          </table:table-cell>
          <table:table-cell table:formula="of:=(       (    (COS([.$B12])     -      SQRT([.EN$2]^2-SIN([.$B12])^2))    /     (COS([.$B12])    +     SQRT([.EN$2]^2-SIN([.$B12])^2))    )  ^2     -    [.$C12]  )^2" office:value-type="float" office:value="0.0000552224868634429" calcext:value-type="float">
            <text:p>5.52224868634429E-005</text:p>
          </table:table-cell>
          <table:table-cell table:formula="of:=(       (    (COS([.$B12])     -      SQRT([.EO$2]^2-SIN([.$B12])^2))    /     (COS([.$B12])    +     SQRT([.EO$2]^2-SIN([.$B12])^2))    )  ^2     -    [.$C12]  )^2" office:value-type="float" office:value="0.0000542316577588004" calcext:value-type="float">
            <text:p>5.42316577588004E-005</text:p>
          </table:table-cell>
          <table:table-cell table:formula="of:=(       (    (COS([.$B12])     -      SQRT([.EP$2]^2-SIN([.$B12])^2))    /     (COS([.$B12])    +     SQRT([.EP$2]^2-SIN([.$B12])^2))    )  ^2     -    [.$C12]  )^2" office:value-type="float" office:value="0.0000532498925947376" calcext:value-type="float">
            <text:p>5.32498925947376E-005</text:p>
          </table:table-cell>
          <table:table-cell table:formula="of:=(       (    (COS([.$B12])     -      SQRT([.EQ$2]^2-SIN([.$B12])^2))    /     (COS([.$B12])    +     SQRT([.EQ$2]^2-SIN([.$B12])^2))    )  ^2     -    [.$C12]  )^2" office:value-type="float" office:value="0.0000522771888117967" calcext:value-type="float">
            <text:p>5.22771888117967E-005</text:p>
          </table:table-cell>
          <table:table-cell table:formula="of:=(       (    (COS([.$B12])     -      SQRT([.ER$2]^2-SIN([.$B12])^2))    /     (COS([.$B12])    +     SQRT([.ER$2]^2-SIN([.$B12])^2))    )  ^2     -    [.$C12]  )^2" office:value-type="float" office:value="0.0000513135438493256" calcext:value-type="float">
            <text:p>5.13135438493256E-005</text:p>
          </table:table-cell>
          <table:table-cell table:formula="of:=(       (    (COS([.$B12])     -      SQRT([.ES$2]^2-SIN([.$B12])^2))    /     (COS([.$B12])    +     SQRT([.ES$2]^2-SIN([.$B12])^2))    )  ^2     -    [.$C12]  )^2" office:value-type="float" office:value="0.0000503589551454781" calcext:value-type="float">
            <text:p>0.000050359</text:p>
          </table:table-cell>
          <table:table-cell table:formula="of:=(       (    (COS([.$B12])     -      SQRT([.ET$2]^2-SIN([.$B12])^2))    /     (COS([.$B12])    +     SQRT([.ET$2]^2-SIN([.$B12])^2))    )  ^2     -    [.$C12]  )^2" office:value-type="float" office:value="0.0000494134201372261" calcext:value-type="float">
            <text:p>4.94134201372261E-005</text:p>
          </table:table-cell>
          <table:table-cell table:formula="of:=(       (    (COS([.$B12])     -      SQRT([.EU$2]^2-SIN([.$B12])^2))    /     (COS([.$B12])    +     SQRT([.EU$2]^2-SIN([.$B12])^2))    )  ^2     -    [.$C12]  )^2" office:value-type="float" office:value="0.0000484769362603533" calcext:value-type="float">
            <text:p>4.84769362603533E-005</text:p>
          </table:table-cell>
          <table:table-cell table:formula="of:=(       (    (COS([.$B12])     -      SQRT([.EV$2]^2-SIN([.$B12])^2))    /     (COS([.$B12])    +     SQRT([.EV$2]^2-SIN([.$B12])^2))    )  ^2     -    [.$C12]  )^2" office:value-type="float" office:value="0.0000475495009494676" calcext:value-type="float">
            <text:p>4.75495009494676E-005</text:p>
          </table:table-cell>
          <table:table-cell table:formula="of:=(       (    (COS([.$B12])     -      SQRT([.EW$2]^2-SIN([.$B12])^2))    /     (COS([.$B12])    +     SQRT([.EW$2]^2-SIN([.$B12])^2))    )  ^2     -    [.$C12]  )^2" office:value-type="float" office:value="0.000046631111637998" calcext:value-type="float">
            <text:p>4.6631111637998E-005</text:p>
          </table:table-cell>
          <table:table-cell table:formula="of:=(       (    (COS([.$B12])     -      SQRT([.EX$2]^2-SIN([.$B12])^2))    /     (COS([.$B12])    +     SQRT([.EX$2]^2-SIN([.$B12])^2))    )  ^2     -    [.$C12]  )^2" office:value-type="float" office:value="0.0000457217657582078" calcext:value-type="float">
            <text:p>4.57217657582078E-005</text:p>
          </table:table-cell>
          <table:table-cell table:formula="of:=(       (    (COS([.$B12])     -      SQRT([.EY$2]^2-SIN([.$B12])^2))    /     (COS([.$B12])    +     SQRT([.EY$2]^2-SIN([.$B12])^2))    )  ^2     -    [.$C12]  )^2" office:value-type="float" office:value="0.0000448214607411854" calcext:value-type="float">
            <text:p>4.48214607411854E-005</text:p>
          </table:table-cell>
          <table:table-cell table:formula="of:=(       (    (COS([.$B12])     -      SQRT([.EZ$2]^2-SIN([.$B12])^2))    /     (COS([.$B12])    +     SQRT([.EZ$2]^2-SIN([.$B12])^2))    )  ^2     -    [.$C12]  )^2" office:value-type="float" office:value="0.0000439301940168609" calcext:value-type="float">
            <text:p>4.39301940168609E-005</text:p>
          </table:table-cell>
          <table:table-cell table:formula="of:=(       (    (COS([.$B12])     -      SQRT([.FA$2]^2-SIN([.$B12])^2))    /     (COS([.$B12])    +     SQRT([.FA$2]^2-SIN([.$B12])^2))    )  ^2     -    [.$C12]  )^2" office:value-type="float" office:value="0.0000430479630140009" calcext:value-type="float">
            <text:p>0.000043048</text:p>
          </table:table-cell>
          <table:table-cell table:formula="of:=(       (    (COS([.$B12])     -      SQRT([.FB$2]^2-SIN([.$B12])^2))    /     (COS([.$B12])    +     SQRT([.FB$2]^2-SIN([.$B12])^2))    )  ^2     -    [.$C12]  )^2" office:value-type="float" office:value="0.0000421747651602186" calcext:value-type="float">
            <text:p>4.21747651602186E-005</text:p>
          </table:table-cell>
          <table:table-cell table:formula="of:=(       (    (COS([.$B12])     -      SQRT([.FC$2]^2-SIN([.$B12])^2))    /     (COS([.$B12])    +     SQRT([.FC$2]^2-SIN([.$B12])^2))    )  ^2     -    [.$C12]  )^2" office:value-type="float" office:value="0.0000413105978819752" calcext:value-type="float">
            <text:p>4.13105978819752E-005</text:p>
          </table:table-cell>
          <table:table-cell table:formula="of:=(       (    (COS([.$B12])     -      SQRT([.FD$2]^2-SIN([.$B12])^2))    /     (COS([.$B12])    +     SQRT([.FD$2]^2-SIN([.$B12])^2))    )  ^2     -    [.$C12]  )^2" office:value-type="float" office:value="0.0000404554586045796" calcext:value-type="float">
            <text:p>4.04554586045796E-005</text:p>
          </table:table-cell>
          <table:table-cell table:formula="of:=(       (    (COS([.$B12])     -      SQRT([.FE$2]^2-SIN([.$B12])^2))    /     (COS([.$B12])    +     SQRT([.FE$2]^2-SIN([.$B12])^2))    )  ^2     -    [.$C12]  )^2" office:value-type="float" office:value="0.0000396093447521992" calcext:value-type="float">
            <text:p>3.96093447521992E-005</text:p>
          </table:table-cell>
          <table:table-cell table:formula="of:=(       (    (COS([.$B12])     -      SQRT([.FF$2]^2-SIN([.$B12])^2))    /     (COS([.$B12])    +     SQRT([.FF$2]^2-SIN([.$B12])^2))    )  ^2     -    [.$C12]  )^2" office:value-type="float" office:value="0.0000387722537478609" calcext:value-type="float">
            <text:p>3.87722537478609E-005</text:p>
          </table:table-cell>
          <table:table-cell table:formula="of:=(       (    (COS([.$B12])     -      SQRT([.FG$2]^2-SIN([.$B12])^2))    /     (COS([.$B12])    +     SQRT([.FG$2]^2-SIN([.$B12])^2))    )  ^2     -    [.$C12]  )^2" office:value-type="float" office:value="0.0000379441830134545" calcext:value-type="float">
            <text:p>3.79441830134545E-005</text:p>
          </table:table-cell>
          <table:table-cell table:formula="of:=(       (    (COS([.$B12])     -      SQRT([.FH$2]^2-SIN([.$B12])^2))    /     (COS([.$B12])    +     SQRT([.FH$2]^2-SIN([.$B12])^2))    )  ^2     -    [.$C12]  )^2" office:value-type="float" office:value="0.0000371251299697348" calcext:value-type="float">
            <text:p>3.71251299697348E-005</text:p>
          </table:table-cell>
          <table:table-cell table:formula="of:=(       (    (COS([.$B12])     -      SQRT([.FI$2]^2-SIN([.$B12])^2))    /     (COS([.$B12])    +     SQRT([.FI$2]^2-SIN([.$B12])^2))    )  ^2     -    [.$C12]  )^2" office:value-type="float" office:value="0.0000363150920363299" calcext:value-type="float">
            <text:p>3.63150920363299E-005</text:p>
          </table:table-cell>
          <table:table-cell table:formula="of:=(       (    (COS([.$B12])     -      SQRT([.FJ$2]^2-SIN([.$B12])^2))    /     (COS([.$B12])    +     SQRT([.FJ$2]^2-SIN([.$B12])^2))    )  ^2     -    [.$C12]  )^2" office:value-type="float" office:value="0.0000355140666317397" calcext:value-type="float">
            <text:p>3.55140666317397E-005</text:p>
          </table:table-cell>
          <table:table-cell table:formula="of:=(       (    (COS([.$B12])     -      SQRT([.FK$2]^2-SIN([.$B12])^2))    /     (COS([.$B12])    +     SQRT([.FK$2]^2-SIN([.$B12])^2))    )  ^2     -    [.$C12]  )^2" office:value-type="float" office:value="0.0000347220511733448" calcext:value-type="float">
            <text:p>3.47220511733448E-005</text:p>
          </table:table-cell>
          <table:table-cell table:formula="of:=(       (    (COS([.$B12])     -      SQRT([.FL$2]^2-SIN([.$B12])^2))    /     (COS([.$B12])    +     SQRT([.FL$2]^2-SIN([.$B12])^2))    )  ^2     -    [.$C12]  )^2" office:value-type="float" office:value="0.000033939043077407" calcext:value-type="float">
            <text:p>0.000033939</text:p>
          </table:table-cell>
          <table:table-cell table:formula="of:=(       (    (COS([.$B12])     -      SQRT([.FM$2]^2-SIN([.$B12])^2))    /     (COS([.$B12])    +     SQRT([.FM$2]^2-SIN([.$B12])^2))    )  ^2     -    [.$C12]  )^2" office:value-type="float" office:value="0.0000331650397590741" calcext:value-type="float">
            <text:p>0.000033165</text:p>
          </table:table-cell>
          <table:table-cell table:formula="of:=(       (    (COS([.$B12])     -      SQRT([.FN$2]^2-SIN([.$B12])^2))    /     (COS([.$B12])    +     SQRT([.FN$2]^2-SIN([.$B12])^2))    )  ^2     -    [.$C12]  )^2" office:value-type="float" office:value="0.0000324000386323821" calcext:value-type="float">
            <text:p>0.0000324</text:p>
          </table:table-cell>
          <table:table-cell table:formula="of:=(       (    (COS([.$B12])     -      SQRT([.FO$2]^2-SIN([.$B12])^2))    /     (COS([.$B12])    +     SQRT([.FO$2]^2-SIN([.$B12])^2))    )  ^2     -    [.$C12]  )^2" office:value-type="float" office:value="0.000031644037110262" calcext:value-type="float">
            <text:p>0.000031644</text:p>
          </table:table-cell>
          <table:table-cell table:formula="of:=(       (    (COS([.$B12])     -      SQRT([.FP$2]^2-SIN([.$B12])^2))    /     (COS([.$B12])    +     SQRT([.FP$2]^2-SIN([.$B12])^2))    )  ^2     -    [.$C12]  )^2" office:value-type="float" office:value="0.0000308970326045425" calcext:value-type="float">
            <text:p>0.000030897</text:p>
          </table:table-cell>
          <table:table-cell table:formula="of:=(       (    (COS([.$B12])     -      SQRT([.FQ$2]^2-SIN([.$B12])^2))    /     (COS([.$B12])    +     SQRT([.FQ$2]^2-SIN([.$B12])^2))    )  ^2     -    [.$C12]  )^2" office:value-type="float" office:value="0.0000301590225259517" calcext:value-type="float">
            <text:p>0.000030159</text:p>
          </table:table-cell>
          <table:table-cell table:formula="of:=(       (    (COS([.$B12])     -      SQRT([.FR$2]^2-SIN([.$B12])^2))    /     (COS([.$B12])    +     SQRT([.FR$2]^2-SIN([.$B12])^2))    )  ^2     -    [.$C12]  )^2" office:value-type="float" office:value="0.000029430004284122" calcext:value-type="float">
            <text:p>0.00002943</text:p>
          </table:table-cell>
          <table:table-cell table:formula="of:=(       (    (COS([.$B12])     -      SQRT([.FS$2]^2-SIN([.$B12])^2))    /     (COS([.$B12])    +     SQRT([.FS$2]^2-SIN([.$B12])^2))    )  ^2     -    [.$C12]  )^2" office:value-type="float" office:value="0.000028709975287596" calcext:value-type="float">
            <text:p>0.00002871</text:p>
          </table:table-cell>
          <table:table-cell table:formula="of:=(       (    (COS([.$B12])     -      SQRT([.FT$2]^2-SIN([.$B12])^2))    /     (COS([.$B12])    +     SQRT([.FT$2]^2-SIN([.$B12])^2))    )  ^2     -    [.$C12]  )^2" office:value-type="float" office:value="0.0000279989329438264" calcext:value-type="float">
            <text:p>2.79989329438264E-005</text:p>
          </table:table-cell>
          <table:table-cell table:formula="of:=(       (    (COS([.$B12])     -      SQRT([.FU$2]^2-SIN([.$B12])^2))    /     (COS([.$B12])    +     SQRT([.FU$2]^2-SIN([.$B12])^2))    )  ^2     -    [.$C12]  )^2" office:value-type="float" office:value="0.0000272968746591841" calcext:value-type="float">
            <text:p>2.72968746591841E-005</text:p>
          </table:table-cell>
          <table:table-cell table:formula="of:=(       (    (COS([.$B12])     -      SQRT([.FV$2]^2-SIN([.$B12])^2))    /     (COS([.$B12])    +     SQRT([.FV$2]^2-SIN([.$B12])^2))    )  ^2     -    [.$C12]  )^2" office:value-type="float" office:value="0.0000266037978389577" calcext:value-type="float">
            <text:p>2.66037978389577E-005</text:p>
          </table:table-cell>
          <table:table-cell table:formula="of:=(       (    (COS([.$B12])     -      SQRT([.FW$2]^2-SIN([.$B12])^2))    /     (COS([.$B12])    +     SQRT([.FW$2]^2-SIN([.$B12])^2))    )  ^2     -    [.$C12]  )^2" office:value-type="float" office:value="0.0000259196998873585" calcext:value-type="float">
            <text:p>2.59196998873585E-005</text:p>
          </table:table-cell>
          <table:table-cell table:formula="of:=(       (    (COS([.$B12])     -      SQRT([.FX$2]^2-SIN([.$B12])^2))    /     (COS([.$B12])    +     SQRT([.FX$2]^2-SIN([.$B12])^2))    )  ^2     -    [.$C12]  )^2" office:value-type="float" office:value="0.0000252445782075263" calcext:value-type="float">
            <text:p>2.52445782075263E-005</text:p>
          </table:table-cell>
          <table:table-cell table:formula="of:=(       (    (COS([.$B12])     -      SQRT([.FY$2]^2-SIN([.$B12])^2))    /     (COS([.$B12])    +     SQRT([.FY$2]^2-SIN([.$B12])^2))    )  ^2     -    [.$C12]  )^2" office:value-type="float" office:value="0.0000245784302015318" calcext:value-type="float">
            <text:p>2.45784302015318E-005</text:p>
          </table:table-cell>
          <table:table-cell table:formula="of:=(       (    (COS([.$B12])     -      SQRT([.FZ$2]^2-SIN([.$B12])^2))    /     (COS([.$B12])    +     SQRT([.FZ$2]^2-SIN([.$B12])^2))    )  ^2     -    [.$C12]  )^2" office:value-type="float" office:value="0.0000239212532703776" calcext:value-type="float">
            <text:p>2.39212532703776E-005</text:p>
          </table:table-cell>
          <table:table-cell table:formula="of:=(       (    (COS([.$B12])     -      SQRT([.GA$2]^2-SIN([.$B12])^2))    /     (COS([.$B12])    +     SQRT([.GA$2]^2-SIN([.$B12])^2))    )  ^2     -    [.$C12]  )^2" office:value-type="float" office:value="0.0000232730448140071" calcext:value-type="float">
            <text:p>0.000023273</text:p>
          </table:table-cell>
          <table:table-cell table:formula="of:=(       (    (COS([.$B12])     -      SQRT([.GB$2]^2-SIN([.$B12])^2))    /     (COS([.$B12])    +     SQRT([.GB$2]^2-SIN([.$B12])^2))    )  ^2     -    [.$C12]  )^2" office:value-type="float" office:value="0.0000226338022313041" calcext:value-type="float">
            <text:p>2.26338022313041E-005</text:p>
          </table:table-cell>
          <table:table-cell table:formula="of:=(       (    (COS([.$B12])     -      SQRT([.GC$2]^2-SIN([.$B12])^2))    /     (COS([.$B12])    +     SQRT([.GC$2]^2-SIN([.$B12])^2))    )  ^2     -    [.$C12]  )^2" office:value-type="float" office:value="0.0000220035229200975" calcext:value-type="float">
            <text:p>2.20035229200975E-005</text:p>
          </table:table-cell>
          <table:table-cell table:formula="of:=(       (    (COS([.$B12])     -      SQRT([.GD$2]^2-SIN([.$B12])^2))    /     (COS([.$B12])    +     SQRT([.GD$2]^2-SIN([.$B12])^2))    )  ^2     -    [.$C12]  )^2" office:value-type="float" office:value="0.0000213822042771653" calcext:value-type="float">
            <text:p>2.13822042771653E-005</text:p>
          </table:table-cell>
          <table:table-cell table:formula="of:=(       (    (COS([.$B12])     -      SQRT([.GE$2]^2-SIN([.$B12])^2))    /     (COS([.$B12])    +     SQRT([.GE$2]^2-SIN([.$B12])^2))    )  ^2     -    [.$C12]  )^2" office:value-type="float" office:value="0.0000207698436982383" calcext:value-type="float">
            <text:p>2.07698436982383E-005</text:p>
          </table:table-cell>
          <table:table-cell table:formula="of:=(       (    (COS([.$B12])     -      SQRT([.GF$2]^2-SIN([.$B12])^2))    /     (COS([.$B12])    +     SQRT([.GF$2]^2-SIN([.$B12])^2))    )  ^2     -    [.$C12]  )^2" office:value-type="float" office:value="0.0000201664385780047" calcext:value-type="float">
            <text:p>2.01664385780047E-005</text:p>
          </table:table-cell>
          <table:table-cell table:formula="of:=(       (    (COS([.$B12])     -      SQRT([.GG$2]^2-SIN([.$B12])^2))    /     (COS([.$B12])    +     SQRT([.GG$2]^2-SIN([.$B12])^2))    )  ^2     -    [.$C12]  )^2" office:value-type="float" office:value="0.0000195719863101104" calcext:value-type="float">
            <text:p>0.000019572</text:p>
          </table:table-cell>
          <table:table-cell table:formula="of:=(       (    (COS([.$B12])     -      SQRT([.GH$2]^2-SIN([.$B12])^2))    /     (COS([.$B12])    +     SQRT([.GH$2]^2-SIN([.$B12])^2))    )  ^2     -    [.$C12]  )^2" office:value-type="float" office:value="0.0000189864842871669" calcext:value-type="float">
            <text:p>1.89864842871669E-005</text:p>
          </table:table-cell>
          <table:table-cell table:formula="of:=(       (    (COS([.$B12])     -      SQRT([.GI$2]^2-SIN([.$B12])^2))    /     (COS([.$B12])    +     SQRT([.GI$2]^2-SIN([.$B12])^2))    )  ^2     -    [.$C12]  )^2" office:value-type="float" office:value="0.0000184099299007528" calcext:value-type="float">
            <text:p>1.84099299007528E-005</text:p>
          </table:table-cell>
          <table:table-cell table:formula="of:=(       (    (COS([.$B12])     -      SQRT([.GJ$2]^2-SIN([.$B12])^2))    /     (COS([.$B12])    +     SQRT([.GJ$2]^2-SIN([.$B12])^2))    )  ^2     -    [.$C12]  )^2" office:value-type="float" office:value="0.0000178423205414148" calcext:value-type="float">
            <text:p>1.78423205414148E-005</text:p>
          </table:table-cell>
          <table:table-cell table:formula="of:=(       (    (COS([.$B12])     -      SQRT([.GK$2]^2-SIN([.$B12])^2))    /     (COS([.$B12])    +     SQRT([.GK$2]^2-SIN([.$B12])^2))    )  ^2     -    [.$C12]  )^2" office:value-type="float" office:value="0.0000172836535986778" calcext:value-type="float">
            <text:p>1.72836535986778E-005</text:p>
          </table:table-cell>
          <table:table-cell table:formula="of:=(       (    (COS([.$B12])     -      SQRT([.GL$2]^2-SIN([.$B12])^2))    /     (COS([.$B12])    +     SQRT([.GL$2]^2-SIN([.$B12])^2))    )  ^2     -    [.$C12]  )^2" office:value-type="float" office:value="0.0000167339264610424" calcext:value-type="float">
            <text:p>1.67339264610424E-005</text:p>
          </table:table-cell>
          <table:table-cell table:formula="of:=(       (    (COS([.$B12])     -      SQRT([.GM$2]^2-SIN([.$B12])^2))    /     (COS([.$B12])    +     SQRT([.GM$2]^2-SIN([.$B12])^2))    )  ^2     -    [.$C12]  )^2" office:value-type="float" office:value="0.0000161931365159912" calcext:value-type="float">
            <text:p>1.61931365159912E-005</text:p>
          </table:table-cell>
          <table:table-cell table:formula="of:=(       (    (COS([.$B12])     -      SQRT([.GN$2]^2-SIN([.$B12])^2))    /     (COS([.$B12])    +     SQRT([.GN$2]^2-SIN([.$B12])^2))    )  ^2     -    [.$C12]  )^2" office:value-type="float" office:value="0.0000156612811499931" calcext:value-type="float">
            <text:p>1.56612811499931E-005</text:p>
          </table:table-cell>
          <table:table-cell table:formula="of:=(       (    (COS([.$B12])     -      SQRT([.GO$2]^2-SIN([.$B12])^2))    /     (COS([.$B12])    +     SQRT([.GO$2]^2-SIN([.$B12])^2))    )  ^2     -    [.$C12]  )^2" office:value-type="float" office:value="0.0000151383577485047" calcext:value-type="float">
            <text:p>1.51383577485047E-005</text:p>
          </table:table-cell>
          <table:table-cell table:formula="of:=(       (    (COS([.$B12])     -      SQRT([.GP$2]^2-SIN([.$B12])^2))    /     (COS([.$B12])    +     SQRT([.GP$2]^2-SIN([.$B12])^2))    )  ^2     -    [.$C12]  )^2" office:value-type="float" office:value="0.0000146243636959751" calcext:value-type="float">
            <text:p>1.46243636959751E-005</text:p>
          </table:table-cell>
          <table:table-cell table:formula="of:=(       (    (COS([.$B12])     -      SQRT([.GQ$2]^2-SIN([.$B12])^2))    /     (COS([.$B12])    +     SQRT([.GQ$2]^2-SIN([.$B12])^2))    )  ^2     -    [.$C12]  )^2" office:value-type="float" office:value="0.0000141192963758497" calcext:value-type="float">
            <text:p>1.41192963758497E-005</text:p>
          </table:table-cell>
          <table:table-cell table:formula="of:=(       (    (COS([.$B12])     -      SQRT([.GR$2]^2-SIN([.$B12])^2))    /     (COS([.$B12])    +     SQRT([.GR$2]^2-SIN([.$B12])^2))    )  ^2     -    [.$C12]  )^2" office:value-type="float" office:value="0.0000136231531705738" calcext:value-type="float">
            <text:p>1.36231531705738E-005</text:p>
          </table:table-cell>
          <table:table-cell table:formula="of:=(       (    (COS([.$B12])     -      SQRT([.GS$2]^2-SIN([.$B12])^2))    /     (COS([.$B12])    +     SQRT([.GS$2]^2-SIN([.$B12])^2))    )  ^2     -    [.$C12]  )^2" office:value-type="float" office:value="0.0000131359314615951" calcext:value-type="float">
            <text:p>1.31359314615951E-005</text:p>
          </table:table-cell>
          <table:table-cell table:formula="of:=(       (    (COS([.$B12])     -      SQRT([.GT$2]^2-SIN([.$B12])^2))    /     (COS([.$B12])    +     SQRT([.GT$2]^2-SIN([.$B12])^2))    )  ^2     -    [.$C12]  )^2" office:value-type="float" office:value="0.0000126576286293688" calcext:value-type="float">
            <text:p>1.26576286293688E-005</text:p>
          </table:table-cell>
          <table:table-cell table:formula="of:=(       (    (COS([.$B12])     -      SQRT([.GU$2]^2-SIN([.$B12])^2))    /     (COS([.$B12])    +     SQRT([.GU$2]^2-SIN([.$B12])^2))    )  ^2     -    [.$C12]  )^2" office:value-type="float" office:value="0.0000121882420533586" calcext:value-type="float">
            <text:p>1.21882420533586E-005</text:p>
          </table:table-cell>
          <table:table-cell table:formula="of:=(       (    (COS([.$B12])     -      SQRT([.GV$2]^2-SIN([.$B12])^2))    /     (COS([.$B12])    +     SQRT([.GV$2]^2-SIN([.$B12])^2))    )  ^2     -    [.$C12]  )^2" office:value-type="float" office:value="0.0000117277691120442" calcext:value-type="float">
            <text:p>1.17277691120442E-005</text:p>
          </table:table-cell>
          <table:table-cell table:formula="of:=(       (    (COS([.$B12])     -      SQRT([.GW$2]^2-SIN([.$B12])^2))    /     (COS([.$B12])    +     SQRT([.GW$2]^2-SIN([.$B12])^2))    )  ^2     -    [.$C12]  )^2" office:value-type="float" office:value="0.0000112762071829215" calcext:value-type="float">
            <text:p>1.12762071829215E-005</text:p>
          </table:table-cell>
          <table:table-cell table:formula="of:=(       (    (COS([.$B12])     -      SQRT([.GX$2]^2-SIN([.$B12])^2))    /     (COS([.$B12])    +     SQRT([.GX$2]^2-SIN([.$B12])^2))    )  ^2     -    [.$C12]  )^2" office:value-type="float" office:value="0.0000108335536425066" calcext:value-type="float">
            <text:p>1.08335536425066E-005</text:p>
          </table:table-cell>
          <table:table-cell table:formula="of:=(       (    (COS([.$B12])     -      SQRT([.GY$2]^2-SIN([.$B12])^2))    /     (COS([.$B12])    +     SQRT([.GY$2]^2-SIN([.$B12])^2))    )  ^2     -    [.$C12]  )^2" office:value-type="float" office:value="0.0000103998058663416" calcext:value-type="float">
            <text:p>1.03998058663416E-005</text:p>
          </table:table-cell>
          <table:table-cell table:formula="of:=(       (    (COS([.$B12])     -      SQRT([.GZ$2]^2-SIN([.$B12])^2))    /     (COS([.$B12])    +     SQRT([.GZ$2]^2-SIN([.$B12])^2))    )  ^2     -    [.$C12]  )^2" office:value-type="float" office:value="0.00000997496122899404" calcext:value-type="float">
            <text:p>0.000009975</text:p>
          </table:table-cell>
          <table:table-cell table:formula="of:=(       (    (COS([.$B12])     -      SQRT([.HA$2]^2-SIN([.$B12])^2))    /     (COS([.$B12])    +     SQRT([.HA$2]^2-SIN([.$B12])^2))    )  ^2     -    [.$C12]  )^2" office:value-type="float" office:value="0.0000095590171040654" calcext:value-type="float">
            <text:p>0.000009559</text:p>
          </table:table-cell>
          <table:table-cell table:formula="of:=(       (    (COS([.$B12])     -      SQRT([.HB$2]^2-SIN([.$B12])^2))    /     (COS([.$B12])    +     SQRT([.HB$2]^2-SIN([.$B12])^2))    )  ^2     -    [.$C12]  )^2" office:value-type="float" office:value="0.00000915197086418989" calcext:value-type="float">
            <text:p>0.000009152</text:p>
          </table:table-cell>
          <table:table-cell table:formula="of:=(       (    (COS([.$B12])     -      SQRT([.HC$2]^2-SIN([.$B12])^2))    /     (COS([.$B12])    +     SQRT([.HC$2]^2-SIN([.$B12])^2))    )  ^2     -    [.$C12]  )^2" office:value-type="float" office:value="0.00000875381988104174" calcext:value-type="float">
            <text:p>8.75381988104174E-006</text:p>
          </table:table-cell>
          <table:table-cell table:formula="of:=(       (    (COS([.$B12])     -      SQRT([.HD$2]^2-SIN([.$B12])^2))    /     (COS([.$B12])    +     SQRT([.HD$2]^2-SIN([.$B12])^2))    )  ^2     -    [.$C12]  )^2" office:value-type="float" office:value="0.00000836456152533609" calcext:value-type="float">
            <text:p>8.36456152533609E-006</text:p>
          </table:table-cell>
          <table:table-cell table:formula="of:=(       (    (COS([.$B12])     -      SQRT([.HE$2]^2-SIN([.$B12])^2))    /     (COS([.$B12])    +     SQRT([.HE$2]^2-SIN([.$B12])^2))    )  ^2     -    [.$C12]  )^2" office:value-type="float" office:value="0.00000798419316683357" calcext:value-type="float">
            <text:p>7.98419316683357E-006</text:p>
          </table:table-cell>
          <table:table-cell table:formula="of:=(       (    (COS([.$B12])     -      SQRT([.HF$2]^2-SIN([.$B12])^2))    /     (COS([.$B12])    +     SQRT([.HF$2]^2-SIN([.$B12])^2))    )  ^2     -    [.$C12]  )^2" office:value-type="float" office:value="0.0000076127121743441" calcext:value-type="float">
            <text:p>7.6127121743441E-006</text:p>
          </table:table-cell>
          <table:table-cell table:formula="of:=(       (    (COS([.$B12])     -      SQRT([.HG$2]^2-SIN([.$B12])^2))    /     (COS([.$B12])    +     SQRT([.HG$2]^2-SIN([.$B12])^2))    )  ^2     -    [.$C12]  )^2" office:value-type="float" office:value="0.00000725011591572857" calcext:value-type="float">
            <text:p>7.25011591572857E-006</text:p>
          </table:table-cell>
          <table:table-cell table:formula="of:=(       (    (COS([.$B12])     -      SQRT([.HH$2]^2-SIN([.$B12])^2))    /     (COS([.$B12])    +     SQRT([.HH$2]^2-SIN([.$B12])^2))    )  ^2     -    [.$C12]  )^2" office:value-type="float" office:value="0.00000689640175790494" calcext:value-type="float">
            <text:p>6.89640175790494E-006</text:p>
          </table:table-cell>
          <table:table-cell table:formula="of:=(       (    (COS([.$B12])     -      SQRT([.HI$2]^2-SIN([.$B12])^2))    /     (COS([.$B12])    +     SQRT([.HI$2]^2-SIN([.$B12])^2))    )  ^2     -    [.$C12]  )^2" office:value-type="float" office:value="0.0000065515670668499" calcext:value-type="float">
            <text:p>6.5515670668499E-006</text:p>
          </table:table-cell>
          <table:table-cell table:formula="of:=(       (    (COS([.$B12])     -      SQRT([.HJ$2]^2-SIN([.$B12])^2))    /     (COS([.$B12])    +     SQRT([.HJ$2]^2-SIN([.$B12])^2))    )  ^2     -    [.$C12]  )^2" office:value-type="float" office:value="0.00000621560920760319" calcext:value-type="float">
            <text:p>6.21560920760319E-006</text:p>
          </table:table-cell>
          <table:table-cell table:formula="of:=(       (    (COS([.$B12])     -      SQRT([.HK$2]^2-SIN([.$B12])^2))    /     (COS([.$B12])    +     SQRT([.HK$2]^2-SIN([.$B12])^2))    )  ^2     -    [.$C12]  )^2" office:value-type="float" office:value="0.00000588852554426977" calcext:value-type="float">
            <text:p>5.88852554426977E-006</text:p>
          </table:table-cell>
          <table:table-cell table:formula="of:=(       (    (COS([.$B12])     -      SQRT([.HL$2]^2-SIN([.$B12])^2))    /     (COS([.$B12])    +     SQRT([.HL$2]^2-SIN([.$B12])^2))    )  ^2     -    [.$C12]  )^2" office:value-type="float" office:value="0.00000557031344002459" calcext:value-type="float">
            <text:p>5.57031344002459E-006</text:p>
          </table:table-cell>
          <table:table-cell table:formula="of:=(       (    (COS([.$B12])     -      SQRT([.HM$2]^2-SIN([.$B12])^2))    /     (COS([.$B12])    +     SQRT([.HM$2]^2-SIN([.$B12])^2))    )  ^2     -    [.$C12]  )^2" office:value-type="float" office:value="0.000005260970257116" calcext:value-type="float">
            <text:p>0.000005261</text:p>
          </table:table-cell>
          <table:table-cell table:formula="of:=(       (    (COS([.$B12])     -      SQRT([.HN$2]^2-SIN([.$B12])^2))    /     (COS([.$B12])    +     SQRT([.HN$2]^2-SIN([.$B12])^2))    )  ^2     -    [.$C12]  )^2" office:value-type="float" office:value="0.00000496049335686767" calcext:value-type="float">
            <text:p>4.96049335686767E-006</text:p>
          </table:table-cell>
          <table:table-cell table:formula="of:=(       (    (COS([.$B12])     -      SQRT([.HO$2]^2-SIN([.$B12])^2))    /     (COS([.$B12])    +     SQRT([.HO$2]^2-SIN([.$B12])^2))    )  ^2     -    [.$C12]  )^2" office:value-type="float" office:value="0.00000466888009968382" calcext:value-type="float">
            <text:p>4.66888009968382E-006</text:p>
          </table:table-cell>
          <table:table-cell table:formula="of:=(       (    (COS([.$B12])     -      SQRT([.HP$2]^2-SIN([.$B12])^2))    /     (COS([.$B12])    +     SQRT([.HP$2]^2-SIN([.$B12])^2))    )  ^2     -    [.$C12]  )^2" office:value-type="float" office:value="0.00000438612784505207" calcext:value-type="float">
            <text:p>4.38612784505207E-006</text:p>
          </table:table-cell>
          <table:table-cell table:formula="of:=(       (    (COS([.$B12])     -      SQRT([.HQ$2]^2-SIN([.$B12])^2))    /     (COS([.$B12])    +     SQRT([.HQ$2]^2-SIN([.$B12])^2))    )  ^2     -    [.$C12]  )^2" office:value-type="float" office:value="0.00000411223395154641" calcext:value-type="float">
            <text:p>4.11223395154641E-006</text:p>
          </table:table-cell>
          <table:table-cell table:formula="of:=(       (    (COS([.$B12])     -      SQRT([.HR$2]^2-SIN([.$B12])^2))    /     (COS([.$B12])    +     SQRT([.HR$2]^2-SIN([.$B12])^2))    )  ^2     -    [.$C12]  )^2" office:value-type="float" office:value="0.00000384719577683071" calcext:value-type="float">
            <text:p>3.84719577683071E-006</text:p>
          </table:table-cell>
          <table:table-cell table:formula="of:=(       (    (COS([.$B12])     -      SQRT([.HS$2]^2-SIN([.$B12])^2))    /     (COS([.$B12])    +     SQRT([.HS$2]^2-SIN([.$B12])^2))    )  ^2     -    [.$C12]  )^2" office:value-type="float" office:value="0.00000359101067766227" calcext:value-type="float">
            <text:p>0.000003591</text:p>
          </table:table-cell>
          <table:table-cell table:formula="of:=(       (    (COS([.$B12])     -      SQRT([.HT$2]^2-SIN([.$B12])^2))    /     (COS([.$B12])    +     SQRT([.HT$2]^2-SIN([.$B12])^2))    )  ^2     -    [.$C12]  )^2" office:value-type="float" office:value="0.00000334367600989512" calcext:value-type="float">
            <text:p>3.34367600989512E-006</text:p>
          </table:table-cell>
          <table:table-cell table:formula="of:=(       (    (COS([.$B12])     -      SQRT([.HU$2]^2-SIN([.$B12])^2))    /     (COS([.$B12])    +     SQRT([.HU$2]^2-SIN([.$B12])^2))    )  ^2     -    [.$C12]  )^2" office:value-type="float" office:value="0.00000310518912848412" calcext:value-type="float">
            <text:p>3.10518912848412E-006</text:p>
          </table:table-cell>
          <table:table-cell table:formula="of:=(       (    (COS([.$B12])     -      SQRT([.HV$2]^2-SIN([.$B12])^2))    /     (COS([.$B12])    +     SQRT([.HV$2]^2-SIN([.$B12])^2))    )  ^2     -    [.$C12]  )^2" office:value-type="float" office:value="0.00000287554738748659" calcext:value-type="float">
            <text:p>2.87554738748659E-006</text:p>
          </table:table-cell>
          <table:table-cell table:formula="of:=(       (    (COS([.$B12])     -      SQRT([.HW$2]^2-SIN([.$B12])^2))    /     (COS([.$B12])    +     SQRT([.HW$2]^2-SIN([.$B12])^2))    )  ^2     -    [.$C12]  )^2" office:value-type="float" office:value="0.00000265474814006781" calcext:value-type="float">
            <text:p>2.65474814006781E-006</text:p>
          </table:table-cell>
          <table:table-cell table:formula="of:=(       (    (COS([.$B12])     -      SQRT([.HX$2]^2-SIN([.$B12])^2))    /     (COS([.$B12])    +     SQRT([.HX$2]^2-SIN([.$B12])^2))    )  ^2     -    [.$C12]  )^2" office:value-type="float" office:value="0.00000244278873850282" calcext:value-type="float">
            <text:p>2.44278873850282E-006</text:p>
          </table:table-cell>
          <table:table-cell table:formula="of:=(       (    (COS([.$B12])     -      SQRT([.HY$2]^2-SIN([.$B12])^2))    /     (COS([.$B12])    +     SQRT([.HY$2]^2-SIN([.$B12])^2))    )  ^2     -    [.$C12]  )^2" office:value-type="float" office:value="0.00000223966653418002" calcext:value-type="float">
            <text:p>2.23966653418002E-006</text:p>
          </table:table-cell>
          <table:table-cell table:formula="of:=(       (    (COS([.$B12])     -      SQRT([.HZ$2]^2-SIN([.$B12])^2))    /     (COS([.$B12])    +     SQRT([.HZ$2]^2-SIN([.$B12])^2))    )  ^2     -    [.$C12]  )^2" office:value-type="float" office:value="0.00000204537887760588" calcext:value-type="float">
            <text:p>2.04537887760588E-006</text:p>
          </table:table-cell>
          <table:table-cell table:formula="of:=(       (    (COS([.$B12])     -      SQRT([.IA$2]^2-SIN([.$B12])^2))    /     (COS([.$B12])    +     SQRT([.IA$2]^2-SIN([.$B12])^2))    )  ^2     -    [.$C12]  )^2" office:value-type="float" office:value="0.00000185992311840588" calcext:value-type="float">
            <text:p>1.85992311840588E-006</text:p>
          </table:table-cell>
          <table:table-cell table:formula="of:=(       (    (COS([.$B12])     -      SQRT([.IB$2]^2-SIN([.$B12])^2))    /     (COS([.$B12])    +     SQRT([.IB$2]^2-SIN([.$B12])^2))    )  ^2     -    [.$C12]  )^2" office:value-type="float" office:value="0.00000168329660533019" calcext:value-type="float">
            <text:p>1.68329660533019E-006</text:p>
          </table:table-cell>
          <table:table-cell table:formula="of:=(       (    (COS([.$B12])     -      SQRT([.IC$2]^2-SIN([.$B12])^2))    /     (COS([.$B12])    +     SQRT([.IC$2]^2-SIN([.$B12])^2))    )  ^2     -    [.$C12]  )^2" office:value-type="float" office:value="0.00000151549668625538" calcext:value-type="float">
            <text:p>1.51549668625538E-006</text:p>
          </table:table-cell>
          <table:table-cell table:formula="of:=(       (    (COS([.$B12])     -      SQRT([.ID$2]^2-SIN([.$B12])^2))    /     (COS([.$B12])    +     SQRT([.ID$2]^2-SIN([.$B12])^2))    )  ^2     -    [.$C12]  )^2" office:value-type="float" office:value="0.00000135652070818902" calcext:value-type="float">
            <text:p>1.35652070818902E-006</text:p>
          </table:table-cell>
          <table:table-cell table:formula="of:=(       (    (COS([.$B12])     -      SQRT([.IE$2]^2-SIN([.$B12])^2))    /     (COS([.$B12])    +     SQRT([.IE$2]^2-SIN([.$B12])^2))    )  ^2     -    [.$C12]  )^2" office:value-type="float" office:value="0.00000120636601727144" calcext:value-type="float">
            <text:p>1.20636601727144E-006</text:p>
          </table:table-cell>
          <table:table-cell table:formula="of:=(       (    (COS([.$B12])     -      SQRT([.IF$2]^2-SIN([.$B12])^2))    /     (COS([.$B12])    +     SQRT([.IF$2]^2-SIN([.$B12])^2))    )  ^2     -    [.$C12]  )^2" office:value-type="float" office:value="0.00000106502995878059" calcext:value-type="float">
            <text:p>0.000001065</text:p>
          </table:table-cell>
          <table:table-cell table:formula="of:=(       (    (COS([.$B12])     -      SQRT([.IG$2]^2-SIN([.$B12])^2))    /     (COS([.$B12])    +     SQRT([.IG$2]^2-SIN([.$B12])^2))    )  ^2     -    [.$C12]  )^2" office:value-type="float" office:value="0.000000932509877134339" calcext:value-type="float">
            <text:p>9.32509877134339E-007</text:p>
          </table:table-cell>
          <table:table-cell table:formula="of:=(       (    (COS([.$B12])     -      SQRT([.IH$2]^2-SIN([.$B12])^2))    /     (COS([.$B12])    +     SQRT([.IH$2]^2-SIN([.$B12])^2))    )  ^2     -    [.$C12]  )^2" office:value-type="float" office:value="0.000000808803115894416" calcext:value-type="float">
            <text:p>8.08803115894416E-007</text:p>
          </table:table-cell>
          <table:table-cell table:formula="of:=(       (    (COS([.$B12])     -      SQRT([.II$2]^2-SIN([.$B12])^2))    /     (COS([.$B12])    +     SQRT([.II$2]^2-SIN([.$B12])^2))    )  ^2     -    [.$C12]  )^2" office:value-type="float" office:value="0.000000693907017769408" calcext:value-type="float">
            <text:p>6.93907017769408E-007</text:p>
          </table:table-cell>
          <table:table-cell table:formula="of:=(       (    (COS([.$B12])     -      SQRT([.IJ$2]^2-SIN([.$B12])^2))    /     (COS([.$B12])    +     SQRT([.IJ$2]^2-SIN([.$B12])^2))    )  ^2     -    [.$C12]  )^2" office:value-type="float" office:value="0.000000587818924617624" calcext:value-type="float">
            <text:p>5.87818924617624E-007</text:p>
          </table:table-cell>
          <table:table-cell table:formula="of:=(       (    (COS([.$B12])     -      SQRT([.IK$2]^2-SIN([.$B12])^2))    /     (COS([.$B12])    +     SQRT([.IK$2]^2-SIN([.$B12])^2))    )  ^2     -    [.$C12]  )^2" office:value-type="float" office:value="0.000000490536177451469" calcext:value-type="float">
            <text:p>4.90536177451469E-007</text:p>
          </table:table-cell>
          <table:table-cell table:formula="of:=(       (    (COS([.$B12])     -      SQRT([.IL$2]^2-SIN([.$B12])^2))    /     (COS([.$B12])    +     SQRT([.IL$2]^2-SIN([.$B12])^2))    )  ^2     -    [.$C12]  )^2" office:value-type="float" office:value="0.000000402056116439496" calcext:value-type="float">
            <text:p>4.02056116439496E-007</text:p>
          </table:table-cell>
          <table:table-cell table:formula="of:=(       (    (COS([.$B12])     -      SQRT([.IM$2]^2-SIN([.$B12])^2))    /     (COS([.$B12])    +     SQRT([.IM$2]^2-SIN([.$B12])^2))    )  ^2     -    [.$C12]  )^2" office:value-type="float" office:value="0.000000322376080910509" calcext:value-type="float">
            <text:p>3.22376080910509E-007</text:p>
          </table:table-cell>
          <table:table-cell table:formula="of:=(       (    (COS([.$B12])     -      SQRT([.IN$2]^2-SIN([.$B12])^2))    /     (COS([.$B12])    +     SQRT([.IN$2]^2-SIN([.$B12])^2))    )  ^2     -    [.$C12]  )^2" office:value-type="float" office:value="0.000000251493409356565" calcext:value-type="float">
            <text:p>2.51493409356565E-007</text:p>
          </table:table-cell>
          <table:table-cell table:formula="of:=(       (    (COS([.$B12])     -      SQRT([.IO$2]^2-SIN([.$B12])^2))    /     (COS([.$B12])    +     SQRT([.IO$2]^2-SIN([.$B12])^2))    )  ^2     -    [.$C12]  )^2" office:value-type="float" office:value="0.000000189405439436172" calcext:value-type="float">
            <text:p>1.89405439436172E-007</text:p>
          </table:table-cell>
          <table:table-cell table:formula="of:=(       (    (COS([.$B12])     -      SQRT([.IP$2]^2-SIN([.$B12])^2))    /     (COS([.$B12])    +     SQRT([.IP$2]^2-SIN([.$B12])^2))    )  ^2     -    [.$C12]  )^2" office:value-type="float" office:value="0.000000136109507977563" calcext:value-type="float">
            <text:p>1.36109507977563E-007</text:p>
          </table:table-cell>
          <table:table-cell table:formula="of:=(       (    (COS([.$B12])     -      SQRT([.IQ$2]^2-SIN([.$B12])^2))    /     (COS([.$B12])    +     SQRT([.IQ$2]^2-SIN([.$B12])^2))    )  ^2     -    [.$C12]  )^2" office:value-type="float" office:value="0.0000000916029509820715" calcext:value-type="float">
            <text:p>9.16029509820715E-008</text:p>
          </table:table-cell>
          <table:table-cell table:formula="of:=(       (    (COS([.$B12])     -      SQRT([.IR$2]^2-SIN([.$B12])^2))    /     (COS([.$B12])    +     SQRT([.IR$2]^2-SIN([.$B12])^2))    )  ^2     -    [.$C12]  )^2" office:value-type="float" office:value="0.0000000558831036272036" calcext:value-type="float">
            <text:p>5.58831036272036E-008</text:p>
          </table:table-cell>
          <table:table-cell table:formula="of:=(       (    (COS([.$B12])     -      SQRT([.IS$2]^2-SIN([.$B12])^2))    /     (COS([.$B12])    +     SQRT([.IS$2]^2-SIN([.$B12])^2))    )  ^2     -    [.$C12]  )^2" office:value-type="float" office:value="0.0000000289473002699695" calcext:value-type="float">
            <text:p>2.89473002699695E-008</text:p>
          </table:table-cell>
          <table:table-cell table:formula="of:=(       (    (COS([.$B12])     -      SQRT([.IT$2]^2-SIN([.$B12])^2))    /     (COS([.$B12])    +     SQRT([.IT$2]^2-SIN([.$B12])^2))    )  ^2     -    [.$C12]  )^2" office:value-type="float" office:value="0.000000010792874450117" calcext:value-type="float">
            <text:p>1.0792874450117E-008</text:p>
          </table:table-cell>
          <table:table-cell table:formula="of:=(       (    (COS([.$B12])     -      SQRT([.IU$2]^2-SIN([.$B12])^2))    /     (COS([.$B12])    +     SQRT([.IU$2]^2-SIN([.$B12])^2))    )  ^2     -    [.$C12]  )^2" office:value-type="float" office:value="0.00000000141715889327862" calcext:value-type="float">
            <text:p>1.41715889327862E-009</text:p>
          </table:table-cell>
          <table:table-cell table:formula="of:=(       (    (COS([.$B12])     -      SQRT([.IV$2]^2-SIN([.$B12])^2))    /     (COS([.$B12])    +     SQRT([.IV$2]^2-SIN([.$B12])^2))    )  ^2     -    [.$C12]  )^2" office:value-type="float" office:value="0.000000000817485514252232" calcext:value-type="float">
            <text:p>8.17485514252232E-010</text:p>
          </table:table-cell>
          <table:table-cell table:formula="of:=(       (    (COS([.$B12])     -      SQRT([.IW$2]^2-SIN([.$B12])^2))    /     (COS([.$B12])    +     SQRT([.IW$2]^2-SIN([.$B12])^2))    )  ^2     -    [.$C12]  )^2" office:value-type="float" office:value="0.00000000899118542020003" calcext:value-type="float">
            <text:p>0.000000009</text:p>
          </table:table-cell>
          <table:table-cell table:formula="of:=(       (    (COS([.$B12])     -      SQRT([.IX$2]^2-SIN([.$B12])^2))    /     (COS([.$B12])    +     SQRT([.IX$2]^2-SIN([.$B12])^2))    )  ^2     -    [.$C12]  )^2" office:value-type="float" office:value="0.0000000259355889138462" calcext:value-type="float">
            <text:p>2.59355889138462E-008</text:p>
          </table:table-cell>
          <table:table-cell table:formula="of:=(       (    (COS([.$B12])     -      SQRT([.IY$2]^2-SIN([.$B12])^2))    /     (COS([.$B12])    +     SQRT([.IY$2]^2-SIN([.$B12])^2))    )  ^2     -    [.$C12]  )^2" office:value-type="float" office:value="0.0000000516480254966424" calcext:value-type="float">
            <text:p>5.16480254966424E-008</text:p>
          </table:table-cell>
          <table:table-cell table:formula="of:=(       (    (COS([.$B12])     -      SQRT([.IZ$2]^2-SIN([.$B12])^2))    /     (COS([.$B12])    +     SQRT([.IZ$2]^2-SIN([.$B12])^2))    )  ^2     -    [.$C12]  )^2" office:value-type="float" office:value="0.0000000861258238720573" calcext:value-type="float">
            <text:p>8.61258238720573E-008</text:p>
          </table:table-cell>
          <table:table-cell table:formula="of:=(       (    (COS([.$B12])     -      SQRT([.JA$2]^2-SIN([.$B12])^2))    /     (COS([.$B12])    +     SQRT([.JA$2]^2-SIN([.$B12])^2))    )  ^2     -    [.$C12]  )^2" office:value-type="float" office:value="0.000000129366311948681" calcext:value-type="float">
            <text:p>1.29366311948681E-007</text:p>
          </table:table-cell>
          <table:table-cell table:formula="of:=(       (    (COS([.$B12])     -      SQRT([.JB$2]^2-SIN([.$B12])^2))    /     (COS([.$B12])    +     SQRT([.JB$2]^2-SIN([.$B12])^2))    )  ^2     -    [.$C12]  )^2" office:value-type="float" office:value="0.000000181366816843299" calcext:value-type="float">
            <text:p>1.81366816843299E-007</text:p>
          </table:table-cell>
          <table:table-cell table:formula="of:=(       (    (COS([.$B12])     -      SQRT([.JC$2]^2-SIN([.$B12])^2))    /     (COS([.$B12])    +     SQRT([.JC$2]^2-SIN([.$B12])^2))    )  ^2     -    [.$C12]  )^2" office:value-type="float" office:value="0.00000024212466488435" calcext:value-type="float">
            <text:p>2.4212466488435E-007</text:p>
          </table:table-cell>
          <table:table-cell table:formula="of:=(       (    (COS([.$B12])     -      SQRT([.JD$2]^2-SIN([.$B12])^2))    /     (COS([.$B12])    +     SQRT([.JD$2]^2-SIN([.$B12])^2))    )  ^2     -    [.$C12]  )^2" office:value-type="float" office:value="0.000000311637181614995" calcext:value-type="float">
            <text:p>3.11637181614995E-007</text:p>
          </table:table-cell>
          <table:table-cell table:formula="of:=(       (    (COS([.$B12])     -      SQRT([.JE$2]^2-SIN([.$B12])^2))    /     (COS([.$B12])    +     SQRT([.JE$2]^2-SIN([.$B12])^2))    )  ^2     -    [.$C12]  )^2" office:value-type="float" office:value="0.000000389901691796004" calcext:value-type="float">
            <text:p>3.89901691796004E-007</text:p>
          </table:table-cell>
          <table:table-cell table:formula="of:=(       (    (COS([.$B12])     -      SQRT([.JF$2]^2-SIN([.$B12])^2))    /     (COS([.$B12])    +     SQRT([.JF$2]^2-SIN([.$B12])^2))    )  ^2     -    [.$C12]  )^2" office:value-type="float" office:value="0.000000476915519409202" calcext:value-type="float">
            <text:p>4.76915519409202E-007</text:p>
          </table:table-cell>
          <table:table-cell table:formula="of:=(       (    (COS([.$B12])     -      SQRT([.JG$2]^2-SIN([.$B12])^2))    /     (COS([.$B12])    +     SQRT([.JG$2]^2-SIN([.$B12])^2))    )  ^2     -    [.$C12]  )^2" office:value-type="float" office:value="0.000000572675987660576" calcext:value-type="float">
            <text:p>5.72675987660576E-007</text:p>
          </table:table-cell>
          <table:table-cell table:formula="of:=(       (    (COS([.$B12])     -      SQRT([.JH$2]^2-SIN([.$B12])^2))    /     (COS([.$B12])    +     SQRT([.JH$2]^2-SIN([.$B12])^2))    )  ^2     -    [.$C12]  )^2" office:value-type="float" office:value="0.000000677180418983619" calcext:value-type="float">
            <text:p>6.77180418983619E-007</text:p>
          </table:table-cell>
          <table:table-cell table:formula="of:=(       (    (COS([.$B12])     -      SQRT([.JI$2]^2-SIN([.$B12])^2))    /     (COS([.$B12])    +     SQRT([.JI$2]^2-SIN([.$B12])^2))    )  ^2     -    [.$C12]  )^2" office:value-type="float" office:value="0.000000790426135041737" calcext:value-type="float">
            <text:p>7.90426135041737E-007</text:p>
          </table:table-cell>
          <table:table-cell table:formula="of:=(       (    (COS([.$B12])     -      SQRT([.JJ$2]^2-SIN([.$B12])^2))    /     (COS([.$B12])    +     SQRT([.JJ$2]^2-SIN([.$B12])^2))    )  ^2     -    [.$C12]  )^2" office:value-type="float" office:value="0.000000912410456732344" calcext:value-type="float">
            <text:p>9.12410456732344E-007</text:p>
          </table:table-cell>
          <table:table-cell table:formula="of:=(       (    (COS([.$B12])     -      SQRT([.JK$2]^2-SIN([.$B12])^2))    /     (COS([.$B12])    +     SQRT([.JK$2]^2-SIN([.$B12])^2))    )  ^2     -    [.$C12]  )^2" office:value-type="float" office:value="0.00000104313070418917" calcext:value-type="float">
            <text:p>1.04313070418917E-006</text:p>
          </table:table-cell>
          <table:table-cell table:formula="of:=(       (    (COS([.$B12])     -      SQRT([.JL$2]^2-SIN([.$B12])^2))    /     (COS([.$B12])    +     SQRT([.JL$2]^2-SIN([.$B12])^2))    )  ^2     -    [.$C12]  )^2" office:value-type="float" office:value="0.00000118258419678625" calcext:value-type="float">
            <text:p>1.18258419678625E-006</text:p>
          </table:table-cell>
          <table:table-cell table:formula="of:=(       (    (COS([.$B12])     -      SQRT([.JM$2]^2-SIN([.$B12])^2))    /     (COS([.$B12])    +     SQRT([.JM$2]^2-SIN([.$B12])^2))    )  ^2     -    [.$C12]  )^2" office:value-type="float" office:value="0.00000133076825314009" calcext:value-type="float">
            <text:p>1.33076825314009E-006</text:p>
          </table:table-cell>
          <table:table-cell table:formula="of:=(       (    (COS([.$B12])     -      SQRT([.JN$2]^2-SIN([.$B12])^2))    /     (COS([.$B12])    +     SQRT([.JN$2]^2-SIN([.$B12])^2))    )  ^2     -    [.$C12]  )^2" office:value-type="float" office:value="0.00000148768019111335" calcext:value-type="float">
            <text:p>1.48768019111335E-006</text:p>
          </table:table-cell>
          <table:table-cell table:formula="of:=(       (    (COS([.$B12])     -      SQRT([.JO$2]^2-SIN([.$B12])^2))    /     (COS([.$B12])    +     SQRT([.JO$2]^2-SIN([.$B12])^2))    )  ^2     -    [.$C12]  )^2" office:value-type="float" office:value="0.00000165331732781801" calcext:value-type="float">
            <text:p>1.65331732781801E-006</text:p>
          </table:table-cell>
          <table:table-cell table:formula="of:=(       (    (COS([.$B12])     -      SQRT([.JP$2]^2-SIN([.$B12])^2))    /     (COS([.$B12])    +     SQRT([.JP$2]^2-SIN([.$B12])^2))    )  ^2     -    [.$C12]  )^2" office:value-type="float" office:value="0.00000182767697961787" calcext:value-type="float">
            <text:p>1.82767697961787E-006</text:p>
          </table:table-cell>
          <table:table-cell table:formula="of:=(       (    (COS([.$B12])     -      SQRT([.JQ$2]^2-SIN([.$B12])^2))    /     (COS([.$B12])    +     SQRT([.JQ$2]^2-SIN([.$B12])^2))    )  ^2     -    [.$C12]  )^2" office:value-type="float" office:value="0.00000201075646213235" calcext:value-type="float">
            <text:p>2.01075646213235E-006</text:p>
          </table:table-cell>
          <table:table-cell table:formula="of:=(       (    (COS([.$B12])     -      SQRT([.JR$2]^2-SIN([.$B12])^2))    /     (COS([.$B12])    +     SQRT([.JR$2]^2-SIN([.$B12])^2))    )  ^2     -    [.$C12]  )^2" office:value-type="float" office:value="0.00000220255309023946" calcext:value-type="float">
            <text:p>2.20255309023946E-006</text:p>
          </table:table-cell>
          <table:table-cell table:formula="of:=(       (    (COS([.$B12])     -      SQRT([.JS$2]^2-SIN([.$B12])^2))    /     (COS([.$B12])    +     SQRT([.JS$2]^2-SIN([.$B12])^2))    )  ^2     -    [.$C12]  )^2" office:value-type="float" office:value="0.00000240306417807865" calcext:value-type="float">
            <text:p>2.40306417807865E-006</text:p>
          </table:table-cell>
          <table:table-cell table:formula="of:=(       (    (COS([.$B12])     -      SQRT([.JT$2]^2-SIN([.$B12])^2))    /     (COS([.$B12])    +     SQRT([.JT$2]^2-SIN([.$B12])^2))    )  ^2     -    [.$C12]  )^2" office:value-type="float" office:value="0.00000261228703905324" calcext:value-type="float">
            <text:p>2.61228703905324E-006</text:p>
          </table:table-cell>
          <table:table-cell table:formula="of:=(       (    (COS([.$B12])     -      SQRT([.JU$2]^2-SIN([.$B12])^2))    /     (COS([.$B12])    +     SQRT([.JU$2]^2-SIN([.$B12])^2))    )  ^2     -    [.$C12]  )^2" office:value-type="float" office:value="0.00000283021898583505" calcext:value-type="float">
            <text:p>2.83021898583505E-006</text:p>
          </table:table-cell>
          <table:table-cell table:formula="of:=(       (    (COS([.$B12])     -      SQRT([.JV$2]^2-SIN([.$B12])^2))    /     (COS([.$B12])    +     SQRT([.JV$2]^2-SIN([.$B12])^2))    )  ^2     -    [.$C12]  )^2" office:value-type="float" office:value="0.00000305685733036643" calcext:value-type="float">
            <text:p>3.05685733036643E-006</text:p>
          </table:table-cell>
          <table:table-cell table:formula="of:=(       (    (COS([.$B12])     -      SQRT([.JW$2]^2-SIN([.$B12])^2))    /     (COS([.$B12])    +     SQRT([.JW$2]^2-SIN([.$B12])^2))    )  ^2     -    [.$C12]  )^2" office:value-type="float" office:value="0.00000329219938386301" calcext:value-type="float">
            <text:p>3.29219938386301E-006</text:p>
          </table:table-cell>
          <table:table-cell table:formula="of:=(       (    (COS([.$B12])     -      SQRT([.JX$2]^2-SIN([.$B12])^2))    /     (COS([.$B12])    +     SQRT([.JX$2]^2-SIN([.$B12])^2))    )  ^2     -    [.$C12]  )^2" office:value-type="float" office:value="0.00000353624245681823" calcext:value-type="float">
            <text:p>3.53624245681823E-006</text:p>
          </table:table-cell>
          <table:table-cell table:formula="of:=(       (    (COS([.$B12])     -      SQRT([.JY$2]^2-SIN([.$B12])^2))    /     (COS([.$B12])    +     SQRT([.JY$2]^2-SIN([.$B12])^2))    )  ^2     -    [.$C12]  )^2" office:value-type="float" office:value="0.00000378898385900401" calcext:value-type="float">
            <text:p>0.000003789</text:p>
          </table:table-cell>
          <table:table-cell table:formula="of:=(       (    (COS([.$B12])     -      SQRT([.JZ$2]^2-SIN([.$B12])^2))    /     (COS([.$B12])    +     SQRT([.JZ$2]^2-SIN([.$B12])^2))    )  ^2     -    [.$C12]  )^2" office:value-type="float" office:value="0.00000405042089947671" calcext:value-type="float">
            <text:p>4.05042089947671E-006</text:p>
          </table:table-cell>
          <table:table-cell table:formula="of:=(       (    (COS([.$B12])     -      SQRT([.KA$2]^2-SIN([.$B12])^2))    /     (COS([.$B12])    +     SQRT([.KA$2]^2-SIN([.$B12])^2))    )  ^2     -    [.$C12]  )^2" office:value-type="float" office:value="0.00000432055088657742" calcext:value-type="float">
            <text:p>4.32055088657742E-006</text:p>
          </table:table-cell>
          <table:table-cell table:formula="of:=(       (    (COS([.$B12])     -      SQRT([.KB$2]^2-SIN([.$B12])^2))    /     (COS([.$B12])    +     SQRT([.KB$2]^2-SIN([.$B12])^2))    )  ^2     -    [.$C12]  )^2" office:value-type="float" office:value="0.00000459937112793643" calcext:value-type="float">
            <text:p>4.59937112793643E-006</text:p>
          </table:table-cell>
          <table:table-cell table:formula="of:=(       (    (COS([.$B12])     -      SQRT([.KC$2]^2-SIN([.$B12])^2))    /     (COS([.$B12])    +     SQRT([.KC$2]^2-SIN([.$B12])^2))    )  ^2     -    [.$C12]  )^2" office:value-type="float" office:value="0.00000488687893047693" calcext:value-type="float">
            <text:p>4.88687893047693E-006</text:p>
          </table:table-cell>
          <table:table-cell table:formula="of:=(       (    (COS([.$B12])     -      SQRT([.KD$2]^2-SIN([.$B12])^2))    /     (COS([.$B12])    +     SQRT([.KD$2]^2-SIN([.$B12])^2))    )  ^2     -    [.$C12]  )^2" office:value-type="float" office:value="0.00000518307160041624" calcext:value-type="float">
            <text:p>5.18307160041624E-006</text:p>
          </table:table-cell>
          <table:table-cell table:formula="of:=(       (    (COS([.$B12])     -      SQRT([.KE$2]^2-SIN([.$B12])^2))    /     (COS([.$B12])    +     SQRT([.KE$2]^2-SIN([.$B12])^2))    )  ^2     -    [.$C12]  )^2" office:value-type="float" office:value="0.00000548794644326965" calcext:value-type="float">
            <text:p>5.48794644326965E-006</text:p>
          </table:table-cell>
          <table:table-cell table:formula="of:=(       (    (COS([.$B12])     -      SQRT([.KF$2]^2-SIN([.$B12])^2))    /     (COS([.$B12])    +     SQRT([.KF$2]^2-SIN([.$B12])^2))    )  ^2     -    [.$C12]  )^2" office:value-type="float" office:value="0.00000580150076385409" calcext:value-type="float">
            <text:p>5.80150076385409E-006</text:p>
          </table:table-cell>
          <table:table-cell table:formula="of:=(       (    (COS([.$B12])     -      SQRT([.KG$2]^2-SIN([.$B12])^2))    /     (COS([.$B12])    +     SQRT([.KG$2]^2-SIN([.$B12])^2))    )  ^2     -    [.$C12]  )^2" office:value-type="float" office:value="0.00000612373186628994" calcext:value-type="float">
            <text:p>6.12373186628994E-006</text:p>
          </table:table-cell>
          <table:table-cell table:formula="of:=(       (    (COS([.$B12])     -      SQRT([.KH$2]^2-SIN([.$B12])^2))    /     (COS([.$B12])    +     SQRT([.KH$2]^2-SIN([.$B12])^2))    )  ^2     -    [.$C12]  )^2" office:value-type="float" office:value="0.00000645463705400571" calcext:value-type="float">
            <text:p>6.45463705400571E-006</text:p>
          </table:table-cell>
          <table:table-cell table:formula="of:=(       (    (COS([.$B12])     -      SQRT([.KI$2]^2-SIN([.$B12])^2))    /     (COS([.$B12])    +     SQRT([.KI$2]^2-SIN([.$B12])^2))    )  ^2     -    [.$C12]  )^2" office:value-type="float" office:value="0.00000679421362973843" calcext:value-type="float">
            <text:p>6.79421362973843E-006</text:p>
          </table:table-cell>
          <table:table-cell table:formula="of:=(       (    (COS([.$B12])     -      SQRT([.KJ$2]^2-SIN([.$B12])^2))    /     (COS([.$B12])    +     SQRT([.KJ$2]^2-SIN([.$B12])^2))    )  ^2     -    [.$C12]  )^2" office:value-type="float" office:value="0.00000714245889553885" calcext:value-type="float">
            <text:p>7.14245889553885E-006</text:p>
          </table:table-cell>
          <table:table-cell table:formula="of:=(       (    (COS([.$B12])     -      SQRT([.KK$2]^2-SIN([.$B12])^2))    /     (COS([.$B12])    +     SQRT([.KK$2]^2-SIN([.$B12])^2))    )  ^2     -    [.$C12]  )^2" office:value-type="float" office:value="0.0000074993701527741" calcext:value-type="float">
            <text:p>7.4993701527741E-006</text:p>
          </table:table-cell>
          <table:table-cell table:formula="of:=(       (    (COS([.$B12])     -      SQRT([.KL$2]^2-SIN([.$B12])^2))    /     (COS([.$B12])    +     SQRT([.KL$2]^2-SIN([.$B12])^2))    )  ^2     -    [.$C12]  )^2" office:value-type="float" office:value="0.00000786494470212981" calcext:value-type="float">
            <text:p>7.86494470212981E-006</text:p>
          </table:table-cell>
          <table:table-cell table:formula="of:=(       (    (COS([.$B12])     -      SQRT([.KM$2]^2-SIN([.$B12])^2))    /     (COS([.$B12])    +     SQRT([.KM$2]^2-SIN([.$B12])^2))    )  ^2     -    [.$C12]  )^2" office:value-type="float" office:value="0.00000823917984361399" calcext:value-type="float">
            <text:p>8.23917984361399E-006</text:p>
          </table:table-cell>
          <table:table-cell table:formula="of:=(       (    (COS([.$B12])     -      SQRT([.KN$2]^2-SIN([.$B12])^2))    /     (COS([.$B12])    +     SQRT([.KN$2]^2-SIN([.$B12])^2))    )  ^2     -    [.$C12]  )^2" office:value-type="float" office:value="0.00000862207287655864" calcext:value-type="float">
            <text:p>8.62207287655864E-006</text:p>
          </table:table-cell>
          <table:table-cell table:formula="of:=(       (    (COS([.$B12])     -      SQRT([.KO$2]^2-SIN([.$B12])^2))    /     (COS([.$B12])    +     SQRT([.KO$2]^2-SIN([.$B12])^2))    )  ^2     -    [.$C12]  )^2" office:value-type="float" office:value="0.00000901362109962497" calcext:value-type="float">
            <text:p>9.01362109962497E-006</text:p>
          </table:table-cell>
          <table:table-cell table:formula="of:=(       (    (COS([.$B12])     -      SQRT([.KP$2]^2-SIN([.$B12])^2))    /     (COS([.$B12])    +     SQRT([.KP$2]^2-SIN([.$B12])^2))    )  ^2     -    [.$C12]  )^2" office:value-type="float" office:value="0.00000941382181080397" calcext:value-type="float">
            <text:p>9.41382181080397E-006</text:p>
          </table:table-cell>
          <table:table-cell table:formula="of:=(       (    (COS([.$B12])     -      SQRT([.KQ$2]^2-SIN([.$B12])^2))    /     (COS([.$B12])    +     SQRT([.KQ$2]^2-SIN([.$B12])^2))    )  ^2     -    [.$C12]  )^2" office:value-type="float" office:value="0.00000982267230742101" calcext:value-type="float">
            <text:p>9.82267230742101E-006</text:p>
          </table:table-cell>
          <table:table-cell table:formula="of:=(       (    (COS([.$B12])     -      SQRT([.KR$2]^2-SIN([.$B12])^2))    /     (COS([.$B12])    +     SQRT([.KR$2]^2-SIN([.$B12])^2))    )  ^2     -    [.$C12]  )^2" office:value-type="float" office:value="0.0000102401698861377" calcext:value-type="float">
            <text:p>1.02401698861377E-005</text:p>
          </table:table-cell>
          <table:table-cell table:formula="of:=(       (    (COS([.$B12])     -      SQRT([.KS$2]^2-SIN([.$B12])^2))    /     (COS([.$B12])    +     SQRT([.KS$2]^2-SIN([.$B12])^2))    )  ^2     -    [.$C12]  )^2" office:value-type="float" office:value="0.0000106663118429552" calcext:value-type="float">
            <text:p>1.06663118429552E-005</text:p>
          </table:table-cell>
          <table:table-cell table:formula="of:=(       (    (COS([.$B12])     -      SQRT([.KT$2]^2-SIN([.$B12])^2))    /     (COS([.$B12])    +     SQRT([.KT$2]^2-SIN([.$B12])^2))    )  ^2     -    [.$C12]  )^2" office:value-type="float" office:value="0.0000111010954732183" calcext:value-type="float">
            <text:p>1.11010954732183E-005</text:p>
          </table:table-cell>
          <table:table-cell table:formula="of:=(       (    (COS([.$B12])     -      SQRT([.KU$2]^2-SIN([.$B12])^2))    /     (COS([.$B12])    +     SQRT([.KU$2]^2-SIN([.$B12])^2))    )  ^2     -    [.$C12]  )^2" office:value-type="float" office:value="0.0000115445180716157" calcext:value-type="float">
            <text:p>1.15445180716157E-005</text:p>
          </table:table-cell>
          <table:table-cell table:formula="of:=(       (    (COS([.$B12])     -      SQRT([.KV$2]^2-SIN([.$B12])^2))    /     (COS([.$B12])    +     SQRT([.KV$2]^2-SIN([.$B12])^2))    )  ^2     -    [.$C12]  )^2" office:value-type="float" office:value="0.0000119965769321854" calcext:value-type="float">
            <text:p>1.19965769321854E-005</text:p>
          </table:table-cell>
          <table:table-cell table:formula="of:=(       (    (COS([.$B12])     -      SQRT([.KW$2]^2-SIN([.$B12])^2))    /     (COS([.$B12])    +     SQRT([.KW$2]^2-SIN([.$B12])^2))    )  ^2     -    [.$C12]  )^2" office:value-type="float" office:value="0.0000124572693483176" calcext:value-type="float">
            <text:p>1.24572693483176E-005</text:p>
          </table:table-cell>
          <table:table-cell table:formula="of:=(       (    (COS([.$B12])     -      SQRT([.KX$2]^2-SIN([.$B12])^2))    /     (COS([.$B12])    +     SQRT([.KX$2]^2-SIN([.$B12])^2))    )  ^2     -    [.$C12]  )^2" office:value-type="float" office:value="0.0000129265926127556" calcext:value-type="float">
            <text:p>1.29265926127556E-005</text:p>
          </table:table-cell>
          <table:table-cell table:formula="of:=(       (    (COS([.$B12])     -      SQRT([.KY$2]^2-SIN([.$B12])^2))    /     (COS([.$B12])    +     SQRT([.KY$2]^2-SIN([.$B12])^2))    )  ^2     -    [.$C12]  )^2" office:value-type="float" office:value="0.0000134045440175995" calcext:value-type="float">
            <text:p>1.34045440175995E-005</text:p>
          </table:table-cell>
          <table:table-cell table:formula="of:=(       (    (COS([.$B12])     -      SQRT([.KZ$2]^2-SIN([.$B12])^2))    /     (COS([.$B12])    +     SQRT([.KZ$2]^2-SIN([.$B12])^2))    )  ^2     -    [.$C12]  )^2" office:value-type="float" office:value="0.0000138911208543107" calcext:value-type="float">
            <text:p>1.38911208543107E-005</text:p>
          </table:table-cell>
          <table:table-cell table:formula="of:=(       (    (COS([.$B12])     -      SQRT([.LA$2]^2-SIN([.$B12])^2))    /     (COS([.$B12])    +     SQRT([.LA$2]^2-SIN([.$B12])^2))    )  ^2     -    [.$C12]  )^2" office:value-type="float" office:value="0.0000143863204137127" calcext:value-type="float">
            <text:p>1.43863204137127E-005</text:p>
          </table:table-cell>
          <table:table-cell table:formula="of:=(       (    (COS([.$B12])     -      SQRT([.LB$2]^2-SIN([.$B12])^2))    /     (COS([.$B12])    +     SQRT([.LB$2]^2-SIN([.$B12])^2))    )  ^2     -    [.$C12]  )^2" office:value-type="float" office:value="0.0000148901399859945" calcext:value-type="float">
            <text:p>1.48901399859945E-005</text:p>
          </table:table-cell>
          <table:table-cell table:formula="of:=(       (    (COS([.$B12])     -      SQRT([.LC$2]^2-SIN([.$B12])^2))    /     (COS([.$B12])    +     SQRT([.LC$2]^2-SIN([.$B12])^2))    )  ^2     -    [.$C12]  )^2" office:value-type="float" office:value="0.0000154025768607156" calcext:value-type="float">
            <text:p>1.54025768607156E-005</text:p>
          </table:table-cell>
          <table:table-cell table:formula="of:=(       (    (COS([.$B12])     -      SQRT([.LD$2]^2-SIN([.$B12])^2))    /     (COS([.$B12])    +     SQRT([.LD$2]^2-SIN([.$B12])^2))    )  ^2     -    [.$C12]  )^2" office:value-type="float" office:value="0.0000159236283268048" calcext:value-type="float">
            <text:p>1.59236283268048E-005</text:p>
          </table:table-cell>
          <table:table-cell table:formula="of:=(       (    (COS([.$B12])     -      SQRT([.LE$2]^2-SIN([.$B12])^2))    /     (COS([.$B12])    +     SQRT([.LE$2]^2-SIN([.$B12])^2))    )  ^2     -    [.$C12]  )^2" office:value-type="float" office:value="0.0000164532916725666" calcext:value-type="float">
            <text:p>1.64532916725666E-005</text:p>
          </table:table-cell>
          <table:table-cell table:formula="of:=(       (    (COS([.$B12])     -      SQRT([.LF$2]^2-SIN([.$B12])^2))    /     (COS([.$B12])    +     SQRT([.LF$2]^2-SIN([.$B12])^2))    )  ^2     -    [.$C12]  )^2" office:value-type="float" office:value="0.0000169915641856826" calcext:value-type="float">
            <text:p>1.69915641856826E-005</text:p>
          </table:table-cell>
          <table:table-cell table:formula="of:=(       (    (COS([.$B12])     -      SQRT([.LG$2]^2-SIN([.$B12])^2))    /     (COS([.$B12])    +     SQRT([.LG$2]^2-SIN([.$B12])^2))    )  ^2     -    [.$C12]  )^2" office:value-type="float" office:value="0.0000175384431532157" calcext:value-type="float">
            <text:p>1.75384431532157E-005</text:p>
          </table:table-cell>
          <table:table-cell table:formula="of:=(       (    (COS([.$B12])     -      SQRT([.LH$2]^2-SIN([.$B12])^2))    /     (COS([.$B12])    +     SQRT([.LH$2]^2-SIN([.$B12])^2))    )  ^2     -    [.$C12]  )^2" office:value-type="float" office:value="0.000018093925861609" calcext:value-type="float">
            <text:p>1.8093925861609E-005</text:p>
          </table:table-cell>
          <table:table-cell table:formula="of:=(       (    (COS([.$B12])     -      SQRT([.LI$2]^2-SIN([.$B12])^2))    /     (COS([.$B12])    +     SQRT([.LI$2]^2-SIN([.$B12])^2))    )  ^2     -    [.$C12]  )^2" office:value-type="float" office:value="0.0000186580095966949" calcext:value-type="float">
            <text:p>0.000018658</text:p>
          </table:table-cell>
          <table:table-cell table:formula="of:=(       (    (COS([.$B12])     -      SQRT([.LJ$2]^2-SIN([.$B12])^2))    /     (COS([.$B12])    +     SQRT([.LJ$2]^2-SIN([.$B12])^2))    )  ^2     -    [.$C12]  )^2" office:value-type="float" office:value="0.0000192306916436918" calcext:value-type="float">
            <text:p>1.92306916436918E-005</text:p>
          </table:table-cell>
          <table:table-cell table:formula="of:=(       (    (COS([.$B12])     -      SQRT([.LK$2]^2-SIN([.$B12])^2))    /     (COS([.$B12])    +     SQRT([.LK$2]^2-SIN([.$B12])^2))    )  ^2     -    [.$C12]  )^2" office:value-type="float" office:value="0.0000198119692872112" calcext:value-type="float">
            <text:p>0.000019812</text:p>
          </table:table-cell>
          <table:table-cell table:formula="of:=(       (    (COS([.$B12])     -      SQRT([.LL$2]^2-SIN([.$B12])^2))    /     (COS([.$B12])    +     SQRT([.LL$2]^2-SIN([.$B12])^2))    )  ^2     -    [.$C12]  )^2" office:value-type="float" office:value="0.0000204018398112588" calcext:value-type="float">
            <text:p>2.04018398112588E-005</text:p>
          </table:table-cell>
          <table:table-cell table:formula="of:=(       (    (COS([.$B12])     -      SQRT([.LM$2]^2-SIN([.$B12])^2))    /     (COS([.$B12])    +     SQRT([.LM$2]^2-SIN([.$B12])^2))    )  ^2     -    [.$C12]  )^2" office:value-type="float" office:value="0.0000210003004992376" calcext:value-type="float">
            <text:p>2.10003004992376E-005</text:p>
          </table:table-cell>
          <table:table-cell table:formula="of:=(       (    (COS([.$B12])     -      SQRT([.LN$2]^2-SIN([.$B12])^2))    /     (COS([.$B12])    +     SQRT([.LN$2]^2-SIN([.$B12])^2))    )  ^2     -    [.$C12]  )^2" office:value-type="float" office:value="0.0000216073486339487" calcext:value-type="float">
            <text:p>2.16073486339487E-005</text:p>
          </table:table-cell>
          <table:table-cell table:formula="of:=(       (    (COS([.$B12])     -      SQRT([.LO$2]^2-SIN([.$B12])^2))    /     (COS([.$B12])    +     SQRT([.LO$2]^2-SIN([.$B12])^2))    )  ^2     -    [.$C12]  )^2" office:value-type="float" office:value="0.0000222229814976001" calcext:value-type="float">
            <text:p>0.000022223</text:p>
          </table:table-cell>
          <table:table-cell table:formula="of:=(       (    (COS([.$B12])     -      SQRT([.LP$2]^2-SIN([.$B12])^2))    /     (COS([.$B12])    +     SQRT([.LP$2]^2-SIN([.$B12])^2))    )  ^2     -    [.$C12]  )^2" office:value-type="float" office:value="0.0000228471963718022" calcext:value-type="float">
            <text:p>2.28471963718022E-005</text:p>
          </table:table-cell>
          <table:table-cell table:formula="of:=(       (    (COS([.$B12])     -      SQRT([.LQ$2]^2-SIN([.$B12])^2))    /     (COS([.$B12])    +     SQRT([.LQ$2]^2-SIN([.$B12])^2))    )  ^2     -    [.$C12]  )^2" office:value-type="float" office:value="0.000023479990537575" calcext:value-type="float">
            <text:p>0.00002348</text:p>
          </table:table-cell>
          <table:table-cell table:formula="of:=(       (    (COS([.$B12])     -      SQRT([.LR$2]^2-SIN([.$B12])^2))    /     (COS([.$B12])    +     SQRT([.LR$2]^2-SIN([.$B12])^2))    )  ^2     -    [.$C12]  )^2" office:value-type="float" office:value="0.0000241213612753489" calcext:value-type="float">
            <text:p>2.41213612753489E-005</text:p>
          </table:table-cell>
          <table:table-cell table:formula="of:=(       (    (COS([.$B12])     -      SQRT([.LS$2]^2-SIN([.$B12])^2))    /     (COS([.$B12])    +     SQRT([.LS$2]^2-SIN([.$B12])^2))    )  ^2     -    [.$C12]  )^2" office:value-type="float" office:value="0.0000247713058649714" calcext:value-type="float">
            <text:p>2.47713058649714E-005</text:p>
          </table:table-cell>
          <table:table-cell table:formula="of:=(       (    (COS([.$B12])     -      SQRT([.LT$2]^2-SIN([.$B12])^2))    /     (COS([.$B12])    +     SQRT([.LT$2]^2-SIN([.$B12])^2))    )  ^2     -    [.$C12]  )^2" office:value-type="float" office:value="0.0000254298215857021" calcext:value-type="float">
            <text:p>2.54298215857021E-005</text:p>
          </table:table-cell>
          <table:table-cell table:formula="of:=(       (    (COS([.$B12])     -      SQRT([.LU$2]^2-SIN([.$B12])^2))    /     (COS([.$B12])    +     SQRT([.LU$2]^2-SIN([.$B12])^2))    )  ^2     -    [.$C12]  )^2" office:value-type="float" office:value="0.0000260969057162241" calcext:value-type="float">
            <text:p>2.60969057162241E-005</text:p>
          </table:table-cell>
          <table:table-cell table:formula="of:=(       (    (COS([.$B12])     -      SQRT([.LV$2]^2-SIN([.$B12])^2))    /     (COS([.$B12])    +     SQRT([.LV$2]^2-SIN([.$B12])^2))    )  ^2     -    [.$C12]  )^2" office:value-type="float" office:value="0.0000267725555346423" calcext:value-type="float">
            <text:p>2.67725555346423E-005</text:p>
          </table:table-cell>
          <table:table-cell table:formula="of:=(       (    (COS([.$B12])     -      SQRT([.LW$2]^2-SIN([.$B12])^2))    /     (COS([.$B12])    +     SQRT([.LW$2]^2-SIN([.$B12])^2))    )  ^2     -    [.$C12]  )^2" office:value-type="float" office:value="0.000027456768318486" calcext:value-type="float">
            <text:p>2.7456768318486E-005</text:p>
          </table:table-cell>
          <table:table-cell table:formula="of:=(       (    (COS([.$B12])     -      SQRT([.LX$2]^2-SIN([.$B12])^2))    /     (COS([.$B12])    +     SQRT([.LX$2]^2-SIN([.$B12])^2))    )  ^2     -    [.$C12]  )^2" office:value-type="float" office:value="0.0000281495413447126" calcext:value-type="float">
            <text:p>2.81495413447126E-005</text:p>
          </table:table-cell>
          <table:table-cell table:formula="of:=(       (    (COS([.$B12])     -      SQRT([.LY$2]^2-SIN([.$B12])^2))    /     (COS([.$B12])    +     SQRT([.LY$2]^2-SIN([.$B12])^2))    )  ^2     -    [.$C12]  )^2" office:value-type="float" office:value="0.0000288508718897106" calcext:value-type="float">
            <text:p>2.88508718897106E-005</text:p>
          </table:table-cell>
          <table:table-cell table:formula="of:=(       (    (COS([.$B12])     -      SQRT([.LZ$2]^2-SIN([.$B12])^2))    /     (COS([.$B12])    +     SQRT([.LZ$2]^2-SIN([.$B12])^2))    )  ^2     -    [.$C12]  )^2" office:value-type="float" office:value="0.0000295607572293014" calcext:value-type="float">
            <text:p>2.95607572293014E-005</text:p>
          </table:table-cell>
          <table:table-cell table:formula="of:=(       (    (COS([.$B12])     -      SQRT([.MA$2]^2-SIN([.$B12])^2))    /     (COS([.$B12])    +     SQRT([.MA$2]^2-SIN([.$B12])^2))    )  ^2     -    [.$C12]  )^2" office:value-type="float" office:value="0.0000302791946387452" calcext:value-type="float">
            <text:p>3.02791946387452E-005</text:p>
          </table:table-cell>
          <table:table-cell table:formula="of:=(       (    (COS([.$B12])     -      SQRT([.MB$2]^2-SIN([.$B12])^2))    /     (COS([.$B12])    +     SQRT([.MB$2]^2-SIN([.$B12])^2))    )  ^2     -    [.$C12]  )^2" office:value-type="float" office:value="0.0000310061813927375" calcext:value-type="float">
            <text:p>3.10061813927375E-005</text:p>
          </table:table-cell>
          <table:table-cell table:formula="of:=(       (    (COS([.$B12])     -      SQRT([.MC$2]^2-SIN([.$B12])^2))    /     (COS([.$B12])    +     SQRT([.MC$2]^2-SIN([.$B12])^2))    )  ^2     -    [.$C12]  )^2" office:value-type="float" office:value="0.0000317417147654171" calcext:value-type="float">
            <text:p>3.17417147654171E-005</text:p>
          </table:table-cell>
          <table:table-cell table:formula="of:=(       (    (COS([.$B12])     -      SQRT([.MD$2]^2-SIN([.$B12])^2))    /     (COS([.$B12])    +     SQRT([.MD$2]^2-SIN([.$B12])^2))    )  ^2     -    [.$C12]  )^2" office:value-type="float" office:value="0.0000324857920303696" calcext:value-type="float">
            <text:p>3.24857920303696E-005</text:p>
          </table:table-cell>
          <table:table-cell table:formula="of:=(       (    (COS([.$B12])     -      SQRT([.ME$2]^2-SIN([.$B12])^2))    /     (COS([.$B12])    +     SQRT([.ME$2]^2-SIN([.$B12])^2))    )  ^2     -    [.$C12]  )^2" office:value-type="float" office:value="0.0000332384104606242" calcext:value-type="float">
            <text:p>3.32384104606242E-005</text:p>
          </table:table-cell>
          <table:table-cell table:formula="of:=(       (    (COS([.$B12])     -      SQRT([.MF$2]^2-SIN([.$B12])^2))    /     (COS([.$B12])    +     SQRT([.MF$2]^2-SIN([.$B12])^2))    )  ^2     -    [.$C12]  )^2" office:value-type="float" office:value="0.0000339995673286623" calcext:value-type="float">
            <text:p>3.39995673286623E-005</text:p>
          </table:table-cell>
          <table:table-cell table:formula="of:=(       (    (COS([.$B12])     -      SQRT([.MG$2]^2-SIN([.$B12])^2))    /     (COS([.$B12])    +     SQRT([.MG$2]^2-SIN([.$B12])^2))    )  ^2     -    [.$C12]  )^2" office:value-type="float" office:value="0.0000347692599064182" calcext:value-type="float">
            <text:p>3.47692599064182E-005</text:p>
          </table:table-cell>
          <table:table-cell table:formula="of:=(       (    (COS([.$B12])     -      SQRT([.MH$2]^2-SIN([.$B12])^2))    /     (COS([.$B12])    +     SQRT([.MH$2]^2-SIN([.$B12])^2))    )  ^2     -    [.$C12]  )^2" office:value-type="float" office:value="0.0000355474854652799" calcext:value-type="float">
            <text:p>3.55474854652799E-005</text:p>
          </table:table-cell>
          <table:table-cell table:formula="of:=(       (    (COS([.$B12])     -      SQRT([.MI$2]^2-SIN([.$B12])^2))    /     (COS([.$B12])    +     SQRT([.MI$2]^2-SIN([.$B12])^2))    )  ^2     -    [.$C12]  )^2" office:value-type="float" office:value="0.0000363342412760948" calcext:value-type="float">
            <text:p>3.63342412760948E-005</text:p>
          </table:table-cell>
          <table:table-cell table:formula="of:=(       (    (COS([.$B12])     -      SQRT([.MJ$2]^2-SIN([.$B12])^2))    /     (COS([.$B12])    +     SQRT([.MJ$2]^2-SIN([.$B12])^2))    )  ^2     -    [.$C12]  )^2" office:value-type="float" office:value="0.0000371295246091724" calcext:value-type="float">
            <text:p>3.71295246091724E-005</text:p>
          </table:table-cell>
          <table:table-cell table:formula="of:=(       (    (COS([.$B12])     -      SQRT([.MK$2]^2-SIN([.$B12])^2))    /     (COS([.$B12])    +     SQRT([.MK$2]^2-SIN([.$B12])^2))    )  ^2     -    [.$C12]  )^2" office:value-type="float" office:value="0.0000379333327342837" calcext:value-type="float">
            <text:p>3.79333327342837E-005</text:p>
          </table:table-cell>
          <table:table-cell table:formula="of:=(       (    (COS([.$B12])     -      SQRT([.ML$2]^2-SIN([.$B12])^2))    /     (COS([.$B12])    +     SQRT([.ML$2]^2-SIN([.$B12])^2))    )  ^2     -    [.$C12]  )^2" office:value-type="float" office:value="0.0000387456629206652" calcext:value-type="float">
            <text:p>3.87456629206652E-005</text:p>
          </table:table-cell>
          <table:table-cell table:formula="of:=(       (    (COS([.$B12])     -      SQRT([.MM$2]^2-SIN([.$B12])^2))    /     (COS([.$B12])    +     SQRT([.MM$2]^2-SIN([.$B12])^2))    )  ^2     -    [.$C12]  )^2" office:value-type="float" office:value="0.0000395665124370262" calcext:value-type="float">
            <text:p>3.95665124370262E-005</text:p>
          </table:table-cell>
          <table:table-cell table:formula="of:=(       (    (COS([.$B12])     -      SQRT([.MN$2]^2-SIN([.$B12])^2))    /     (COS([.$B12])    +     SQRT([.MN$2]^2-SIN([.$B12])^2))    )  ^2     -    [.$C12]  )^2" office:value-type="float" office:value="0.000040395878551544" calcext:value-type="float">
            <text:p>4.0395878551544E-005</text:p>
          </table:table-cell>
          <table:table-cell table:formula="of:=(       (    (COS([.$B12])     -      SQRT([.MO$2]^2-SIN([.$B12])^2))    /     (COS([.$B12])    +     SQRT([.MO$2]^2-SIN([.$B12])^2))    )  ^2     -    [.$C12]  )^2" office:value-type="float" office:value="0.0000412337585318724" calcext:value-type="float">
            <text:p>4.12337585318724E-005</text:p>
          </table:table-cell>
          <table:table-cell table:formula="of:=(       (    (COS([.$B12])     -      SQRT([.MP$2]^2-SIN([.$B12])^2))    /     (COS([.$B12])    +     SQRT([.MP$2]^2-SIN([.$B12])^2))    )  ^2     -    [.$C12]  )^2" office:value-type="float" office:value="0.0000420801496451406" calcext:value-type="float">
            <text:p>4.20801496451406E-005</text:p>
          </table:table-cell>
          <table:table-cell table:formula="of:=(       (    (COS([.$B12])     -      SQRT([.MQ$2]^2-SIN([.$B12])^2))    /     (COS([.$B12])    +     SQRT([.MQ$2]^2-SIN([.$B12])^2))    )  ^2     -    [.$C12]  )^2" office:value-type="float" office:value="0.0000429350491579585" calcext:value-type="float">
            <text:p>0.000042935</text:p>
          </table:table-cell>
          <table:table-cell table:formula="of:=(       (    (COS([.$B12])     -      SQRT([.MR$2]^2-SIN([.$B12])^2))    /     (COS([.$B12])    +     SQRT([.MR$2]^2-SIN([.$B12])^2))    )  ^2     -    [.$C12]  )^2" office:value-type="float" office:value="0.0000437984543364185" calcext:value-type="float">
            <text:p>4.37984543364185E-005</text:p>
          </table:table-cell>
          <table:table-cell table:formula="of:=(       (    (COS([.$B12])     -      SQRT([.MS$2]^2-SIN([.$B12])^2))    /     (COS([.$B12])    +     SQRT([.MS$2]^2-SIN([.$B12])^2))    )  ^2     -    [.$C12]  )^2" office:value-type="float" office:value="0.0000446703624460967" calcext:value-type="float">
            <text:p>4.46703624460967E-005</text:p>
          </table:table-cell>
          <table:table-cell table:formula="of:=(       (    (COS([.$B12])     -      SQRT([.MT$2]^2-SIN([.$B12])^2))    /     (COS([.$B12])    +     SQRT([.MT$2]^2-SIN([.$B12])^2))    )  ^2     -    [.$C12]  )^2" office:value-type="float" office:value="0.0000455507707520599" calcext:value-type="float">
            <text:p>4.55507707520599E-005</text:p>
          </table:table-cell>
          <table:table-cell table:formula="of:=(       (    (COS([.$B12])     -      SQRT([.MU$2]^2-SIN([.$B12])^2))    /     (COS([.$B12])    +     SQRT([.MU$2]^2-SIN([.$B12])^2))    )  ^2     -    [.$C12]  )^2" office:value-type="float" office:value="0.0000464396765188608" calcext:value-type="float">
            <text:p>4.64396765188608E-005</text:p>
          </table:table-cell>
          <table:table-cell table:formula="of:=(       (    (COS([.$B12])     -      SQRT([.MV$2]^2-SIN([.$B12])^2))    /     (COS([.$B12])    +     SQRT([.MV$2]^2-SIN([.$B12])^2))    )  ^2     -    [.$C12]  )^2" office:value-type="float" office:value="0.00004733707701055" calcext:value-type="float">
            <text:p>4.733707701055E-005</text:p>
          </table:table-cell>
          <table:table-cell table:formula="of:=(       (    (COS([.$B12])     -      SQRT([.MW$2]^2-SIN([.$B12])^2))    /     (COS([.$B12])    +     SQRT([.MW$2]^2-SIN([.$B12])^2))    )  ^2     -    [.$C12]  )^2" office:value-type="float" office:value="0.0000482429694906695" calcext:value-type="float">
            <text:p>0.000048243</text:p>
          </table:table-cell>
          <table:table-cell table:formula="of:=(       (    (COS([.$B12])     -      SQRT([.MX$2]^2-SIN([.$B12])^2))    /     (COS([.$B12])    +     SQRT([.MX$2]^2-SIN([.$B12])^2))    )  ^2     -    [.$C12]  )^2" office:value-type="float" office:value="0.0000491573512222617" calcext:value-type="float">
            <text:p>4.91573512222617E-005</text:p>
          </table:table-cell>
          <table:table-cell table:formula="of:=(       (    (COS([.$B12])     -      SQRT([.MY$2]^2-SIN([.$B12])^2))    /     (COS([.$B12])    +     SQRT([.MY$2]^2-SIN([.$B12])^2))    )  ^2     -    [.$C12]  )^2" office:value-type="float" office:value="0.0000500802194678703" calcext:value-type="float">
            <text:p>5.00802194678703E-005</text:p>
          </table:table-cell>
          <table:table-cell table:formula="of:=(       (    (COS([.$B12])     -      SQRT([.MZ$2]^2-SIN([.$B12])^2))    /     (COS([.$B12])    +     SQRT([.MZ$2]^2-SIN([.$B12])^2))    )  ^2     -    [.$C12]  )^2" office:value-type="float" office:value="0.0000510115714895415" calcext:value-type="float">
            <text:p>5.10115714895415E-005</text:p>
          </table:table-cell>
          <table:table-cell table:formula="of:=(       (    (COS([.$B12])     -      SQRT([.NA$2]^2-SIN([.$B12])^2))    /     (COS([.$B12])    +     SQRT([.NA$2]^2-SIN([.$B12])^2))    )  ^2     -    [.$C12]  )^2" office:value-type="float" office:value="0.0000519514045488279" calcext:value-type="float">
            <text:p>5.19514045488279E-005</text:p>
          </table:table-cell>
          <table:table-cell table:formula="of:=(       (    (COS([.$B12])     -      SQRT([.NB$2]^2-SIN([.$B12])^2))    /     (COS([.$B12])    +     SQRT([.NB$2]^2-SIN([.$B12])^2))    )  ^2     -    [.$C12]  )^2" office:value-type="float" office:value="0.0000528997159067915" calcext:value-type="float">
            <text:p>5.28997159067915E-005</text:p>
          </table:table-cell>
          <table:table-cell table:formula="of:=(       (    (COS([.$B12])     -      SQRT([.NC$2]^2-SIN([.$B12])^2))    /     (COS([.$B12])    +     SQRT([.NC$2]^2-SIN([.$B12])^2))    )  ^2     -    [.$C12]  )^2" office:value-type="float" office:value="0.0000538565028240051" calcext:value-type="float">
            <text:p>5.38565028240051E-005</text:p>
          </table:table-cell>
          <table:table-cell table:formula="of:=(       (    (COS([.$B12])     -      SQRT([.ND$2]^2-SIN([.$B12])^2))    /     (COS([.$B12])    +     SQRT([.ND$2]^2-SIN([.$B12])^2))    )  ^2     -    [.$C12]  )^2" office:value-type="float" office:value="0.000054821762560555" calcext:value-type="float">
            <text:p>5.4821762560555E-005</text:p>
          </table:table-cell>
          <table:table-cell table:formula="of:=(       (    (COS([.$B12])     -      SQRT([.NE$2]^2-SIN([.$B12])^2))    /     (COS([.$B12])    +     SQRT([.NE$2]^2-SIN([.$B12])^2))    )  ^2     -    [.$C12]  )^2" office:value-type="float" office:value="0.0000557954923760463" calcext:value-type="float">
            <text:p>5.57954923760463E-005</text:p>
          </table:table-cell>
          <table:table-cell table:formula="of:=(       (    (COS([.$B12])     -      SQRT([.NF$2]^2-SIN([.$B12])^2))    /     (COS([.$B12])    +     SQRT([.NF$2]^2-SIN([.$B12])^2))    )  ^2     -    [.$C12]  )^2" office:value-type="float" office:value="0.0000567776895295989" calcext:value-type="float">
            <text:p>5.67776895295989E-005</text:p>
          </table:table-cell>
          <table:table-cell table:formula="of:=(       (    (COS([.$B12])     -      SQRT([.NG$2]^2-SIN([.$B12])^2))    /     (COS([.$B12])    +     SQRT([.NG$2]^2-SIN([.$B12])^2))    )  ^2     -    [.$C12]  )^2" office:value-type="float" office:value="0.0000577683512798608" calcext:value-type="float">
            <text:p>5.77683512798608E-005</text:p>
          </table:table-cell>
          <table:table-cell table:formula="of:=(       (    (COS([.$B12])     -      SQRT([.NH$2]^2-SIN([.$B12])^2))    /     (COS([.$B12])    +     SQRT([.NH$2]^2-SIN([.$B12])^2))    )  ^2     -    [.$C12]  )^2" office:value-type="float" office:value="0.0000587674748849985" calcext:value-type="float">
            <text:p>5.87674748849985E-005</text:p>
          </table:table-cell>
          <table:table-cell table:formula="of:=(       (    (COS([.$B12])     -      SQRT([.NI$2]^2-SIN([.$B12])^2))    /     (COS([.$B12])    +     SQRT([.NI$2]^2-SIN([.$B12])^2))    )  ^2     -    [.$C12]  )^2" office:value-type="float" office:value="0.0000597750576027105" calcext:value-type="float">
            <text:p>5.97750576027105E-005</text:p>
          </table:table-cell>
          <table:table-cell table:formula="of:=(       (    (COS([.$B12])     -      SQRT([.NJ$2]^2-SIN([.$B12])^2))    /     (COS([.$B12])    +     SQRT([.NJ$2]^2-SIN([.$B12])^2))    )  ^2     -    [.$C12]  )^2" office:value-type="float" office:value="0.0000607910966902205" calcext:value-type="float">
            <text:p>6.07910966902205E-005</text:p>
          </table:table-cell>
          <table:table-cell table:formula="of:=(       (    (COS([.$B12])     -      SQRT([.NK$2]^2-SIN([.$B12])^2))    /     (COS([.$B12])    +     SQRT([.NK$2]^2-SIN([.$B12])^2))    )  ^2     -    [.$C12]  )^2" office:value-type="float" office:value="0.0000618155894042846" calcext:value-type="float">
            <text:p>6.18155894042846E-005</text:p>
          </table:table-cell>
          <table:table-cell table:formula="of:=(       (    (COS([.$B12])     -      SQRT([.NL$2]^2-SIN([.$B12])^2))    /     (COS([.$B12])    +     SQRT([.NL$2]^2-SIN([.$B12])^2))    )  ^2     -    [.$C12]  )^2" office:value-type="float" office:value="0.0000628485330011998" calcext:value-type="float">
            <text:p>6.28485330011998E-005</text:p>
          </table:table-cell>
          <table:table-cell table:formula="of:=(       (    (COS([.$B12])     -      SQRT([.NM$2]^2-SIN([.$B12])^2))    /     (COS([.$B12])    +     SQRT([.NM$2]^2-SIN([.$B12])^2))    )  ^2     -    [.$C12]  )^2" office:value-type="float" office:value="0.0000638899247367932" calcext:value-type="float">
            <text:p>6.38899247367932E-005</text:p>
          </table:table-cell>
          <table:table-cell table:formula="of:=(       (    (COS([.$B12])     -      SQRT([.NN$2]^2-SIN([.$B12])^2))    /     (COS([.$B12])    +     SQRT([.NN$2]^2-SIN([.$B12])^2))    )  ^2     -    [.$C12]  )^2" office:value-type="float" office:value="0.0000649397618664366" calcext:value-type="float">
            <text:p>6.49397618664366E-005</text:p>
          </table:table-cell>
          <table:table-cell table:formula="of:=(       (    (COS([.$B12])     -      SQRT([.NO$2]^2-SIN([.$B12])^2))    /     (COS([.$B12])    +     SQRT([.NO$2]^2-SIN([.$B12])^2))    )  ^2     -    [.$C12]  )^2" office:value-type="float" office:value="0.0000659980416450379" calcext:value-type="float">
            <text:p>0.000065998</text:p>
          </table:table-cell>
          <table:table-cell table:formula="of:=(       (    (COS([.$B12])     -      SQRT([.NP$2]^2-SIN([.$B12])^2))    /     (COS([.$B12])    +     SQRT([.NP$2]^2-SIN([.$B12])^2))    )  ^2     -    [.$C12]  )^2" office:value-type="float" office:value="0.0000670647613270573" calcext:value-type="float">
            <text:p>6.70647613270573E-005</text:p>
          </table:table-cell>
          <table:table-cell table:formula="of:=(       (    (COS([.$B12])     -      SQRT([.NQ$2]^2-SIN([.$B12])^2))    /     (COS([.$B12])    +     SQRT([.NQ$2]^2-SIN([.$B12])^2))    )  ^2     -    [.$C12]  )^2" office:value-type="float" office:value="0.0000681399181664997" calcext:value-type="float">
            <text:p>6.81399181664997E-005</text:p>
          </table:table-cell>
          <table:table-cell table:formula="of:=(       (    (COS([.$B12])     -      SQRT([.NR$2]^2-SIN([.$B12])^2))    /     (COS([.$B12])    +     SQRT([.NR$2]^2-SIN([.$B12])^2))    )  ^2     -    [.$C12]  )^2" office:value-type="float" office:value="0.0000692235094169185" calcext:value-type="float">
            <text:p>6.92235094169185E-005</text:p>
          </table:table-cell>
          <table:table-cell table:formula="of:=(       (    (COS([.$B12])     -      SQRT([.NS$2]^2-SIN([.$B12])^2))    /     (COS([.$B12])    +     SQRT([.NS$2]^2-SIN([.$B12])^2))    )  ^2     -    [.$C12]  )^2" office:value-type="float" office:value="0.0000703155323314206" calcext:value-type="float">
            <text:p>7.03155323314206E-005</text:p>
          </table:table-cell>
          <table:table-cell table:formula="of:=(       (    (COS([.$B12])     -      SQRT([.NT$2]^2-SIN([.$B12])^2))    /     (COS([.$B12])    +     SQRT([.NT$2]^2-SIN([.$B12])^2))    )  ^2     -    [.$C12]  )^2" office:value-type="float" office:value="0.0000714159841626685" calcext:value-type="float">
            <text:p>0.000071416</text:p>
          </table:table-cell>
          <table:table-cell table:formula="of:=(       (    (COS([.$B12])     -      SQRT([.NU$2]^2-SIN([.$B12])^2))    /     (COS([.$B12])    +     SQRT([.NU$2]^2-SIN([.$B12])^2))    )  ^2     -    [.$C12]  )^2" office:value-type="float" office:value="0.0000725248621628831" calcext:value-type="float">
            <text:p>7.25248621628831E-005</text:p>
          </table:table-cell>
          <table:table-cell table:formula="of:=(       (    (COS([.$B12])     -      SQRT([.NV$2]^2-SIN([.$B12])^2))    /     (COS([.$B12])    +     SQRT([.NV$2]^2-SIN([.$B12])^2))    )  ^2     -    [.$C12]  )^2" office:value-type="float" office:value="0.0000736421635838449" calcext:value-type="float">
            <text:p>7.36421635838449E-005</text:p>
          </table:table-cell>
          <table:table-cell table:formula="of:=(       (    (COS([.$B12])     -      SQRT([.NW$2]^2-SIN([.$B12])^2))    /     (COS([.$B12])    +     SQRT([.NW$2]^2-SIN([.$B12])^2))    )  ^2     -    [.$C12]  )^2" office:value-type="float" office:value="0.0000747678856768951" calcext:value-type="float">
            <text:p>7.47678856768951E-005</text:p>
          </table:table-cell>
          <table:table-cell table:formula="of:=(       (    (COS([.$B12])     -      SQRT([.NX$2]^2-SIN([.$B12])^2))    /     (COS([.$B12])    +     SQRT([.NX$2]^2-SIN([.$B12])^2))    )  ^2     -    [.$C12]  )^2" office:value-type="float" office:value="0.000075902025692942" calcext:value-type="float">
            <text:p>0.000075902</text:p>
          </table:table-cell>
          <table:table-cell table:formula="of:=(       (    (COS([.$B12])     -      SQRT([.NY$2]^2-SIN([.$B12])^2))    /     (COS([.$B12])    +     SQRT([.NY$2]^2-SIN([.$B12])^2))    )  ^2     -    [.$C12]  )^2" office:value-type="float" office:value="0.0000770445808824627" calcext:value-type="float">
            <text:p>7.70445808824627E-005</text:p>
          </table:table-cell>
          <table:table-cell table:formula="of:=(       (    (COS([.$B12])     -      SQRT([.NZ$2]^2-SIN([.$B12])^2))    /     (COS([.$B12])    +     SQRT([.NZ$2]^2-SIN([.$B12])^2))    )  ^2     -    [.$C12]  )^2" office:value-type="float" office:value="0.0000781955484955029" calcext:value-type="float">
            <text:p>7.81955484955029E-005</text:p>
          </table:table-cell>
          <table:table-cell table:formula="of:=(       (    (COS([.$B12])     -      SQRT([.OA$2]^2-SIN([.$B12])^2))    /     (COS([.$B12])    +     SQRT([.OA$2]^2-SIN([.$B12])^2))    )  ^2     -    [.$C12]  )^2" office:value-type="float" office:value="0.0000793549257816802" calcext:value-type="float">
            <text:p>7.93549257816802E-005</text:p>
          </table:table-cell>
          <table:table-cell table:formula="of:=(       (    (COS([.$B12])     -      SQRT([.OB$2]^2-SIN([.$B12])^2))    /     (COS([.$B12])    +     SQRT([.OB$2]^2-SIN([.$B12])^2))    )  ^2     -    [.$C12]  )^2" office:value-type="float" office:value="0.0000805227099901903" calcext:value-type="float">
            <text:p>8.05227099901903E-005</text:p>
          </table:table-cell>
          <table:table-cell table:formula="of:=(       (    (COS([.$B12])     -      SQRT([.OC$2]^2-SIN([.$B12])^2))    /     (COS([.$B12])    +     SQRT([.OC$2]^2-SIN([.$B12])^2))    )  ^2     -    [.$C12]  )^2" office:value-type="float" office:value="0.0000816988983698033" calcext:value-type="float">
            <text:p>8.16988983698033E-005</text:p>
          </table:table-cell>
          <table:table-cell table:formula="of:=(       (    (COS([.$B12])     -      SQRT([.OD$2]^2-SIN([.$B12])^2))    /     (COS([.$B12])    +     SQRT([.OD$2]^2-SIN([.$B12])^2))    )  ^2     -    [.$C12]  )^2" office:value-type="float" office:value="0.0000828834881688718" calcext:value-type="float">
            <text:p>8.28834881688718E-005</text:p>
          </table:table-cell>
          <table:table-cell table:formula="of:=(       (    (COS([.$B12])     -      SQRT([.OE$2]^2-SIN([.$B12])^2))    /     (COS([.$B12])    +     SQRT([.OE$2]^2-SIN([.$B12])^2))    )  ^2     -    [.$C12]  )^2" office:value-type="float" office:value="0.0000840764766353296" calcext:value-type="float">
            <text:p>8.40764766353296E-005</text:p>
          </table:table-cell>
          <table:table-cell table:formula="of:=(       (    (COS([.$B12])     -      SQRT([.OF$2]^2-SIN([.$B12])^2))    /     (COS([.$B12])    +     SQRT([.OF$2]^2-SIN([.$B12])^2))    )  ^2     -    [.$C12]  )^2" office:value-type="float" office:value="0.0000852778610166982" calcext:value-type="float">
            <text:p>8.52778610166982E-005</text:p>
          </table:table-cell>
          <table:table-cell table:formula="of:=(       (    (COS([.$B12])     -      SQRT([.OG$2]^2-SIN([.$B12])^2))    /     (COS([.$B12])    +     SQRT([.OG$2]^2-SIN([.$B12])^2))    )  ^2     -    [.$C12]  )^2" office:value-type="float" office:value="0.000086487638560083" calcext:value-type="float">
            <text:p>8.6487638560083E-005</text:p>
          </table:table-cell>
          <table:table-cell table:formula="of:=(       (    (COS([.$B12])     -      SQRT([.OH$2]^2-SIN([.$B12])^2))    /     (COS([.$B12])    +     SQRT([.OH$2]^2-SIN([.$B12])^2))    )  ^2     -    [.$C12]  )^2" office:value-type="float" office:value="0.0000877058065121854" calcext:value-type="float">
            <text:p>8.77058065121854E-005</text:p>
          </table:table-cell>
          <table:table-cell table:formula="of:=(       (    (COS([.$B12])     -      SQRT([.OI$2]^2-SIN([.$B12])^2))    /     (COS([.$B12])    +     SQRT([.OI$2]^2-SIN([.$B12])^2))    )  ^2     -    [.$C12]  )^2" office:value-type="float" office:value="0.0000889323621192904" calcext:value-type="float">
            <text:p>8.89323621192904E-005</text:p>
          </table:table-cell>
          <table:table-cell table:formula="of:=(       (    (COS([.$B12])     -      SQRT([.OJ$2]^2-SIN([.$B12])^2))    /     (COS([.$B12])    +     SQRT([.OJ$2]^2-SIN([.$B12])^2))    )  ^2     -    [.$C12]  )^2" office:value-type="float" office:value="0.0000901673026272818" calcext:value-type="float">
            <text:p>9.01673026272818E-005</text:p>
          </table:table-cell>
          <table:table-cell table:formula="of:=(       (    (COS([.$B12])     -      SQRT([.OK$2]^2-SIN([.$B12])^2))    /     (COS([.$B12])    +     SQRT([.OK$2]^2-SIN([.$B12])^2))    )  ^2     -    [.$C12]  )^2" office:value-type="float" office:value="0.0000914106252816501" calcext:value-type="float">
            <text:p>9.14106252816501E-005</text:p>
          </table:table-cell>
          <table:table-cell table:formula="of:=(       (    (COS([.$B12])     -      SQRT([.OL$2]^2-SIN([.$B12])^2))    /     (COS([.$B12])    +     SQRT([.OL$2]^2-SIN([.$B12])^2))    )  ^2     -    [.$C12]  )^2" office:value-type="float" office:value="0.0000926623273274708" calcext:value-type="float">
            <text:p>9.26623273274708E-005</text:p>
          </table:table-cell>
          <table:table-cell table:formula="of:=(       (    (COS([.$B12])     -      SQRT([.OM$2]^2-SIN([.$B12])^2))    /     (COS([.$B12])    +     SQRT([.OM$2]^2-SIN([.$B12])^2))    )  ^2     -    [.$C12]  )^2" office:value-type="float" office:value="0.000093922406009428" calcext:value-type="float">
            <text:p>9.3922406009428E-005</text:p>
          </table:table-cell>
          <table:table-cell table:formula="of:=(       (    (COS([.$B12])     -      SQRT([.ON$2]^2-SIN([.$B12])^2))    /     (COS([.$B12])    +     SQRT([.ON$2]^2-SIN([.$B12])^2))    )  ^2     -    [.$C12]  )^2" office:value-type="float" office:value="0.0000951908585718193" calcext:value-type="float">
            <text:p>9.51908585718193E-005</text:p>
          </table:table-cell>
          <table:table-cell table:formula="of:=(       (    (COS([.$B12])     -      SQRT([.OO$2]^2-SIN([.$B12])^2))    /     (COS([.$B12])    +     SQRT([.OO$2]^2-SIN([.$B12])^2))    )  ^2     -    [.$C12]  )^2" office:value-type="float" office:value="0.0000964676822585329" calcext:value-type="float">
            <text:p>9.64676822585329E-005</text:p>
          </table:table-cell>
          <table:table-cell table:formula="of:=(       (    (COS([.$B12])     -      SQRT([.OP$2]^2-SIN([.$B12])^2))    /     (COS([.$B12])    +     SQRT([.OP$2]^2-SIN([.$B12])^2))    )  ^2     -    [.$C12]  )^2" office:value-type="float" office:value="0.0000977528743130787" calcext:value-type="float">
            <text:p>9.77528743130787E-005</text:p>
          </table:table-cell>
          <table:table-cell table:formula="of:=(       (    (COS([.$B12])     -      SQRT([.OQ$2]^2-SIN([.$B12])^2))    /     (COS([.$B12])    +     SQRT([.OQ$2]^2-SIN([.$B12])^2))    )  ^2     -    [.$C12]  )^2" office:value-type="float" office:value="0.0000990464319785765" calcext:value-type="float">
            <text:p>9.90464319785765E-005</text:p>
          </table:table-cell>
          <table:table-cell table:formula="of:=(       (    (COS([.$B12])     -      SQRT([.OR$2]^2-SIN([.$B12])^2))    /     (COS([.$B12])    +     SQRT([.OR$2]^2-SIN([.$B12])^2))    )  ^2     -    [.$C12]  )^2" office:value-type="float" office:value="0.000100348352497755" calcext:value-type="float">
            <text:p>0.0001003484</text:p>
          </table:table-cell>
          <table:table-cell table:formula="of:=(       (    (COS([.$B12])     -      SQRT([.OS$2]^2-SIN([.$B12])^2))    /     (COS([.$B12])    +     SQRT([.OS$2]^2-SIN([.$B12])^2))    )  ^2     -    [.$C12]  )^2" office:value-type="float" office:value="0.000101658633112968" calcext:value-type="float">
            <text:p>0.0001016586</text:p>
          </table:table-cell>
          <table:table-cell table:formula="of:=(       (    (COS([.$B12])     -      SQRT([.OT$2]^2-SIN([.$B12])^2))    /     (COS([.$B12])    +     SQRT([.OT$2]^2-SIN([.$B12])^2))    )  ^2     -    [.$C12]  )^2" office:value-type="float" office:value="0.000102977271066187" calcext:value-type="float">
            <text:p>0.0001029773</text:p>
          </table:table-cell>
          <table:table-cell table:formula="of:=(       (    (COS([.$B12])     -      SQRT([.OU$2]^2-SIN([.$B12])^2))    /     (COS([.$B12])    +     SQRT([.OU$2]^2-SIN([.$B12])^2))    )  ^2     -    [.$C12]  )^2" office:value-type="float" office:value="0.000104304263598999" calcext:value-type="float">
            <text:p>0.0001043043</text:p>
          </table:table-cell>
          <table:table-cell table:formula="of:=(       (    (COS([.$B12])     -      SQRT([.OV$2]^2-SIN([.$B12])^2))    /     (COS([.$B12])    +     SQRT([.OV$2]^2-SIN([.$B12])^2))    )  ^2     -    [.$C12]  )^2" office:value-type="float" office:value="0.000105639607952619" calcext:value-type="float">
            <text:p>0.0001056396</text:p>
          </table:table-cell>
          <table:table-cell table:formula="of:=(       (    (COS([.$B12])     -      SQRT([.OW$2]^2-SIN([.$B12])^2))    /     (COS([.$B12])    +     SQRT([.OW$2]^2-SIN([.$B12])^2))    )  ^2     -    [.$C12]  )^2" office:value-type="float" office:value="0.000106983301367892" calcext:value-type="float">
            <text:p>0.0001069833</text:p>
          </table:table-cell>
          <table:table-cell table:formula="of:=(       (    (COS([.$B12])     -      SQRT([.OX$2]^2-SIN([.$B12])^2))    /     (COS([.$B12])    +     SQRT([.OX$2]^2-SIN([.$B12])^2))    )  ^2     -    [.$C12]  )^2" office:value-type="float" office:value="0.000108335341085282" calcext:value-type="float">
            <text:p>0.0001083353</text:p>
          </table:table-cell>
          <table:table-cell table:formula="of:=(       (    (COS([.$B12])     -      SQRT([.OY$2]^2-SIN([.$B12])^2))    /     (COS([.$B12])    +     SQRT([.OY$2]^2-SIN([.$B12])^2))    )  ^2     -    [.$C12]  )^2" office:value-type="float" office:value="0.000109695724344903" calcext:value-type="float">
            <text:p>0.0001096957</text:p>
          </table:table-cell>
          <table:table-cell table:formula="of:=(       (    (COS([.$B12])     -      SQRT([.OZ$2]^2-SIN([.$B12])^2))    /     (COS([.$B12])    +     SQRT([.OZ$2]^2-SIN([.$B12])^2))    )  ^2     -    [.$C12]  )^2" office:value-type="float" office:value="0.000111064448386478" calcext:value-type="float">
            <text:p>0.0001110644</text:p>
          </table:table-cell>
          <table:table-cell table:formula="of:=(       (    (COS([.$B12])     -      SQRT([.PA$2]^2-SIN([.$B12])^2))    /     (COS([.$B12])    +     SQRT([.PA$2]^2-SIN([.$B12])^2))    )  ^2     -    [.$C12]  )^2" office:value-type="float" office:value="0.000112441510449387" calcext:value-type="float">
            <text:p>0.0001124415</text:p>
          </table:table-cell>
          <table:table-cell table:formula="of:=(       (    (COS([.$B12])     -      SQRT([.PB$2]^2-SIN([.$B12])^2))    /     (COS([.$B12])    +     SQRT([.PB$2]^2-SIN([.$B12])^2))    )  ^2     -    [.$C12]  )^2" office:value-type="float" office:value="0.000113826907772641" calcext:value-type="float">
            <text:p>0.0001138269</text:p>
          </table:table-cell>
          <table:table-cell table:formula="of:=(       (    (COS([.$B12])     -      SQRT([.PC$2]^2-SIN([.$B12])^2))    /     (COS([.$B12])    +     SQRT([.PC$2]^2-SIN([.$B12])^2))    )  ^2     -    [.$C12]  )^2" office:value-type="float" office:value="0.000115220637594883" calcext:value-type="float">
            <text:p>0.0001152206</text:p>
          </table:table-cell>
          <table:table-cell table:formula="of:=(       (    (COS([.$B12])     -      SQRT([.PD$2]^2-SIN([.$B12])^2))    /     (COS([.$B12])    +     SQRT([.PD$2]^2-SIN([.$B12])^2))    )  ^2     -    [.$C12]  )^2" office:value-type="float" office:value="0.000116622697154415" calcext:value-type="float">
            <text:p>0.0001166227</text:p>
          </table:table-cell>
          <table:table-cell table:formula="of:=(       (    (COS([.$B12])     -      SQRT([.PE$2]^2-SIN([.$B12])^2))    /     (COS([.$B12])    +     SQRT([.PE$2]^2-SIN([.$B12])^2))    )  ^2     -    [.$C12]  )^2" office:value-type="float" office:value="0.000118033083689177" calcext:value-type="float">
            <text:p>0.0001180331</text:p>
          </table:table-cell>
          <table:table-cell table:formula="of:=(       (    (COS([.$B12])     -      SQRT([.PF$2]^2-SIN([.$B12])^2))    /     (COS([.$B12])    +     SQRT([.PF$2]^2-SIN([.$B12])^2))    )  ^2     -    [.$C12]  )^2" office:value-type="float" office:value="0.000119451794436752" calcext:value-type="float">
            <text:p>0.0001194518</text:p>
          </table:table-cell>
          <table:table-cell table:formula="of:=(       (    (COS([.$B12])     -      SQRT([.PG$2]^2-SIN([.$B12])^2))    /     (COS([.$B12])    +     SQRT([.PG$2]^2-SIN([.$B12])^2))    )  ^2     -    [.$C12]  )^2" office:value-type="float" office:value="0.000120878826634383" calcext:value-type="float">
            <text:p>0.0001208788</text:p>
          </table:table-cell>
          <table:table-cell table:formula="of:=(       (    (COS([.$B12])     -      SQRT([.PH$2]^2-SIN([.$B12])^2))    /     (COS([.$B12])    +     SQRT([.PH$2]^2-SIN([.$B12])^2))    )  ^2     -    [.$C12]  )^2" office:value-type="float" office:value="0.000122314177518955" calcext:value-type="float">
            <text:p>0.0001223142</text:p>
          </table:table-cell>
          <table:table-cell table:formula="of:=(       (    (COS([.$B12])     -      SQRT([.PI$2]^2-SIN([.$B12])^2))    /     (COS([.$B12])    +     SQRT([.PI$2]^2-SIN([.$B12])^2))    )  ^2     -    [.$C12]  )^2" office:value-type="float" office:value="0.000123757844327023" calcext:value-type="float">
            <text:p>0.0001237578</text:p>
          </table:table-cell>
          <table:table-cell table:formula="of:=(       (    (COS([.$B12])     -      SQRT([.PJ$2]^2-SIN([.$B12])^2))    /     (COS([.$B12])    +     SQRT([.PJ$2]^2-SIN([.$B12])^2))    )  ^2     -    [.$C12]  )^2" office:value-type="float" office:value="0.000125209824294779" calcext:value-type="float">
            <text:p>0.0001252098</text:p>
          </table:table-cell>
          <table:table-cell table:formula="of:=(       (    (COS([.$B12])     -      SQRT([.PK$2]^2-SIN([.$B12])^2))    /     (COS([.$B12])    +     SQRT([.PK$2]^2-SIN([.$B12])^2))    )  ^2     -    [.$C12]  )^2" office:value-type="float" office:value="0.000126670114658095" calcext:value-type="float">
            <text:p>0.0001266701</text:p>
          </table:table-cell>
          <table:table-cell table:formula="of:=(       (    (COS([.$B12])     -      SQRT([.PL$2]^2-SIN([.$B12])^2))    /     (COS([.$B12])    +     SQRT([.PL$2]^2-SIN([.$B12])^2))    )  ^2     -    [.$C12]  )^2" office:value-type="float" office:value="0.000128138712652493" calcext:value-type="float">
            <text:p>0.0001281387</text:p>
          </table:table-cell>
          <table:table-cell table:formula="of:=(       (    (COS([.$B12])     -      SQRT([.PM$2]^2-SIN([.$B12])^2))    /     (COS([.$B12])    +     SQRT([.PM$2]^2-SIN([.$B12])^2))    )  ^2     -    [.$C12]  )^2" office:value-type="float" office:value="0.000129615615513162" calcext:value-type="float">
            <text:p>0.0001296156</text:p>
          </table:table-cell>
          <table:table-cell table:formula="of:=(       (    (COS([.$B12])     -      SQRT([.PN$2]^2-SIN([.$B12])^2))    /     (COS([.$B12])    +     SQRT([.PN$2]^2-SIN([.$B12])^2))    )  ^2     -    [.$C12]  )^2" office:value-type="float" office:value="0.000131100820474955" calcext:value-type="float">
            <text:p>0.0001311008</text:p>
          </table:table-cell>
          <table:table-cell table:formula="of:=(       (    (COS([.$B12])     -      SQRT([.PO$2]^2-SIN([.$B12])^2))    /     (COS([.$B12])    +     SQRT([.PO$2]^2-SIN([.$B12])^2))    )  ^2     -    [.$C12]  )^2" office:value-type="float" office:value="0.000132594324772401" calcext:value-type="float">
            <text:p>0.0001325943</text:p>
          </table:table-cell>
          <table:table-cell table:formula="of:=(       (    (COS([.$B12])     -      SQRT([.PP$2]^2-SIN([.$B12])^2))    /     (COS([.$B12])    +     SQRT([.PP$2]^2-SIN([.$B12])^2))    )  ^2     -    [.$C12]  )^2" office:value-type="float" office:value="0.000134096125639691" calcext:value-type="float">
            <text:p>0.0001340961</text:p>
          </table:table-cell>
          <table:table-cell table:formula="of:=(       (    (COS([.$B12])     -      SQRT([.PQ$2]^2-SIN([.$B12])^2))    /     (COS([.$B12])    +     SQRT([.PQ$2]^2-SIN([.$B12])^2))    )  ^2     -    [.$C12]  )^2" office:value-type="float" office:value="0.000135606220310703" calcext:value-type="float">
            <text:p>0.0001356062</text:p>
          </table:table-cell>
          <table:table-cell table:formula="of:=(       (    (COS([.$B12])     -      SQRT([.PR$2]^2-SIN([.$B12])^2))    /     (COS([.$B12])    +     SQRT([.PR$2]^2-SIN([.$B12])^2))    )  ^2     -    [.$C12]  )^2" office:value-type="float" office:value="0.000137124606018975" calcext:value-type="float">
            <text:p>0.0001371246</text:p>
          </table:table-cell>
          <table:table-cell table:formula="of:=(       (    (COS([.$B12])     -      SQRT([.PS$2]^2-SIN([.$B12])^2))    /     (COS([.$B12])    +     SQRT([.PS$2]^2-SIN([.$B12])^2))    )  ^2     -    [.$C12]  )^2" office:value-type="float" office:value="0.000138651279997729" calcext:value-type="float">
            <text:p>0.0001386513</text:p>
          </table:table-cell>
          <table:table-cell table:formula="of:=(       (    (COS([.$B12])     -      SQRT([.PT$2]^2-SIN([.$B12])^2))    /     (COS([.$B12])    +     SQRT([.PT$2]^2-SIN([.$B12])^2))    )  ^2     -    [.$C12]  )^2" office:value-type="float" office:value="0.000140186239479877" calcext:value-type="float">
            <text:p>0.0001401862</text:p>
          </table:table-cell>
          <table:table-cell table:formula="of:=(       (    (COS([.$B12])     -      SQRT([.PU$2]^2-SIN([.$B12])^2))    /     (COS([.$B12])    +     SQRT([.PU$2]^2-SIN([.$B12])^2))    )  ^2     -    [.$C12]  )^2" office:value-type="float" office:value="0.000141729481698005" calcext:value-type="float">
            <text:p>0.0001417295</text:p>
          </table:table-cell>
          <table:table-cell table:formula="of:=(       (    (COS([.$B12])     -      SQRT([.PV$2]^2-SIN([.$B12])^2))    /     (COS([.$B12])    +     SQRT([.PV$2]^2-SIN([.$B12])^2))    )  ^2     -    [.$C12]  )^2" office:value-type="float" office:value="0.000143281003884378" calcext:value-type="float">
            <text:p>0.000143281</text:p>
          </table:table-cell>
          <table:table-cell table:formula="of:=(       (    (COS([.$B12])     -      SQRT([.PW$2]^2-SIN([.$B12])^2))    /     (COS([.$B12])    +     SQRT([.PW$2]^2-SIN([.$B12])^2))    )  ^2     -    [.$C12]  )^2" office:value-type="float" office:value="0.000144840803270958" calcext:value-type="float">
            <text:p>0.0001448408</text:p>
          </table:table-cell>
          <table:table-cell table:formula="of:=(       (    (COS([.$B12])     -      SQRT([.PX$2]^2-SIN([.$B12])^2))    /     (COS([.$B12])    +     SQRT([.PX$2]^2-SIN([.$B12])^2))    )  ^2     -    [.$C12]  )^2" office:value-type="float" office:value="0.000146408877089397" calcext:value-type="float">
            <text:p>0.0001464089</text:p>
          </table:table-cell>
          <table:table-cell table:formula="of:=(       (    (COS([.$B12])     -      SQRT([.PY$2]^2-SIN([.$B12])^2))    /     (COS([.$B12])    +     SQRT([.PY$2]^2-SIN([.$B12])^2))    )  ^2     -    [.$C12]  )^2" office:value-type="float" office:value="0.000147985222571036" calcext:value-type="float">
            <text:p>0.0001479852</text:p>
          </table:table-cell>
          <table:table-cell table:formula="of:=(       (    (COS([.$B12])     -      SQRT([.PZ$2]^2-SIN([.$B12])^2))    /     (COS([.$B12])    +     SQRT([.PZ$2]^2-SIN([.$B12])^2))    )  ^2     -    [.$C12]  )^2" office:value-type="float" office:value="0.000149569836946905" calcext:value-type="float">
            <text:p>0.0001495698</text:p>
          </table:table-cell>
          <table:table-cell table:formula="of:=(       (    (COS([.$B12])     -      SQRT([.QA$2]^2-SIN([.$B12])^2))    /     (COS([.$B12])    +     SQRT([.QA$2]^2-SIN([.$B12])^2))    )  ^2     -    [.$C12]  )^2" office:value-type="float" office:value="0.000151162717447746" calcext:value-type="float">
            <text:p>0.0001511627</text:p>
          </table:table-cell>
          <table:table-cell table:formula="of:=(       (    (COS([.$B12])     -      SQRT([.QB$2]^2-SIN([.$B12])^2))    /     (COS([.$B12])    +     SQRT([.QB$2]^2-SIN([.$B12])^2))    )  ^2     -    [.$C12]  )^2" office:value-type="float" office:value="0.000152763861303976" calcext:value-type="float">
            <text:p>0.0001527639</text:p>
          </table:table-cell>
          <table:table-cell table:formula="of:=(       (    (COS([.$B12])     -      SQRT([.QC$2]^2-SIN([.$B12])^2))    /     (COS([.$B12])    +     SQRT([.QC$2]^2-SIN([.$B12])^2))    )  ^2     -    [.$C12]  )^2" office:value-type="float" office:value="0.000154373265745732" calcext:value-type="float">
            <text:p>0.0001543733</text:p>
          </table:table-cell>
          <table:table-cell table:formula="of:=(       (    (COS([.$B12])     -      SQRT([.QD$2]^2-SIN([.$B12])^2))    /     (COS([.$B12])    +     SQRT([.QD$2]^2-SIN([.$B12])^2))    )  ^2     -    [.$C12]  )^2" office:value-type="float" office:value="0.000155990928002848" calcext:value-type="float">
            <text:p>0.0001559909</text:p>
          </table:table-cell>
          <table:table-cell table:formula="of:=(       (    (COS([.$B12])     -      SQRT([.QE$2]^2-SIN([.$B12])^2))    /     (COS([.$B12])    +     SQRT([.QE$2]^2-SIN([.$B12])^2))    )  ^2     -    [.$C12]  )^2" office:value-type="float" office:value="0.000157616845304865" calcext:value-type="float">
            <text:p>0.0001576168</text:p>
          </table:table-cell>
          <table:table-cell table:formula="of:=(       (    (COS([.$B12])     -      SQRT([.QF$2]^2-SIN([.$B12])^2))    /     (COS([.$B12])    +     SQRT([.QF$2]^2-SIN([.$B12])^2))    )  ^2     -    [.$C12]  )^2" office:value-type="float" office:value="0.000159251014881029" calcext:value-type="float">
            <text:p>0.000159251</text:p>
          </table:table-cell>
          <table:table-cell table:formula="of:=(       (    (COS([.$B12])     -      SQRT([.QG$2]^2-SIN([.$B12])^2))    /     (COS([.$B12])    +     SQRT([.QG$2]^2-SIN([.$B12])^2))    )  ^2     -    [.$C12]  )^2" office:value-type="float" office:value="0.0001608934339603" calcext:value-type="float">
            <text:p>0.0001608934</text:p>
          </table:table-cell>
          <table:table-cell table:formula="of:=(       (    (COS([.$B12])     -      SQRT([.QH$2]^2-SIN([.$B12])^2))    /     (COS([.$B12])    +     SQRT([.QH$2]^2-SIN([.$B12])^2))    )  ^2     -    [.$C12]  )^2" office:value-type="float" office:value="0.000162544099771349" calcext:value-type="float">
            <text:p>0.0001625441</text:p>
          </table:table-cell>
          <table:table-cell table:formula="of:=(       (    (COS([.$B12])     -      SQRT([.QI$2]^2-SIN([.$B12])^2))    /     (COS([.$B12])    +     SQRT([.QI$2]^2-SIN([.$B12])^2))    )  ^2     -    [.$C12]  )^2" office:value-type="float" office:value="0.000164203009542549" calcext:value-type="float">
            <text:p>0.000164203</text:p>
          </table:table-cell>
          <table:table-cell table:formula="of:=(       (    (COS([.$B12])     -      SQRT([.QJ$2]^2-SIN([.$B12])^2))    /     (COS([.$B12])    +     SQRT([.QJ$2]^2-SIN([.$B12])^2))    )  ^2     -    [.$C12]  )^2" office:value-type="float" office:value="0.000165870160502016" calcext:value-type="float">
            <text:p>0.0001658702</text:p>
          </table:table-cell>
          <table:table-cell table:formula="of:=(       (    (COS([.$B12])     -      SQRT([.QK$2]^2-SIN([.$B12])^2))    /     (COS([.$B12])    +     SQRT([.QK$2]^2-SIN([.$B12])^2))    )  ^2     -    [.$C12]  )^2" office:value-type="float" office:value="0.00016754554987756" calcext:value-type="float">
            <text:p>0.0001675455</text:p>
          </table:table-cell>
          <table:table-cell table:formula="of:=(       (    (COS([.$B12])     -      SQRT([.QL$2]^2-SIN([.$B12])^2))    /     (COS([.$B12])    +     SQRT([.QL$2]^2-SIN([.$B12])^2))    )  ^2     -    [.$C12]  )^2" office:value-type="float" office:value="0.000169229174896722" calcext:value-type="float">
            <text:p>0.0001692292</text:p>
          </table:table-cell>
          <table:table-cell table:formula="of:=(       (    (COS([.$B12])     -      SQRT([.QM$2]^2-SIN([.$B12])^2))    /     (COS([.$B12])    +     SQRT([.QM$2]^2-SIN([.$B12])^2))    )  ^2     -    [.$C12]  )^2" office:value-type="float" office:value="0.000170921032786769" calcext:value-type="float">
            <text:p>0.000170921</text:p>
          </table:table-cell>
          <table:table-cell table:formula="of:=(       (    (COS([.$B12])     -      SQRT([.QN$2]^2-SIN([.$B12])^2))    /     (COS([.$B12])    +     SQRT([.QN$2]^2-SIN([.$B12])^2))    )  ^2     -    [.$C12]  )^2" office:value-type="float" office:value="0.000172621120774685" calcext:value-type="float">
            <text:p>0.0001726211</text:p>
          </table:table-cell>
          <table:table-cell table:formula="of:=(       (    (COS([.$B12])     -      SQRT([.QO$2]^2-SIN([.$B12])^2))    /     (COS([.$B12])    +     SQRT([.QO$2]^2-SIN([.$B12])^2))    )  ^2     -    [.$C12]  )^2" office:value-type="float" office:value="0.000174329436087198" calcext:value-type="float">
            <text:p>0.0001743294</text:p>
          </table:table-cell>
          <table:table-cell table:formula="of:=(       (    (COS([.$B12])     -      SQRT([.QP$2]^2-SIN([.$B12])^2))    /     (COS([.$B12])    +     SQRT([.QP$2]^2-SIN([.$B12])^2))    )  ^2     -    [.$C12]  )^2" office:value-type="float" office:value="0.000176045975950746" calcext:value-type="float">
            <text:p>0.000176046</text:p>
          </table:table-cell>
          <table:table-cell table:formula="of:=(       (    (COS([.$B12])     -      SQRT([.QQ$2]^2-SIN([.$B12])^2))    /     (COS([.$B12])    +     SQRT([.QQ$2]^2-SIN([.$B12])^2))    )  ^2     -    [.$C12]  )^2" office:value-type="float" office:value="0.000177770737591507" calcext:value-type="float">
            <text:p>0.0001777707</text:p>
          </table:table-cell>
          <table:table-cell table:formula="of:=(       (    (COS([.$B12])     -      SQRT([.QR$2]^2-SIN([.$B12])^2))    /     (COS([.$B12])    +     SQRT([.QR$2]^2-SIN([.$B12])^2))    )  ^2     -    [.$C12]  )^2" office:value-type="float" office:value="0.000179503718235401" calcext:value-type="float">
            <text:p>0.0001795037</text:p>
          </table:table-cell>
          <table:table-cell table:formula="of:=(       (    (COS([.$B12])     -      SQRT([.QS$2]^2-SIN([.$B12])^2))    /     (COS([.$B12])    +     SQRT([.QS$2]^2-SIN([.$B12])^2))    )  ^2     -    [.$C12]  )^2" office:value-type="float" office:value="0.000181244915108079" calcext:value-type="float">
            <text:p>0.0001812449</text:p>
          </table:table-cell>
          <table:table-cell table:formula="of:=(       (    (COS([.$B12])     -      SQRT([.QT$2]^2-SIN([.$B12])^2))    /     (COS([.$B12])    +     SQRT([.QT$2]^2-SIN([.$B12])^2))    )  ^2     -    [.$C12]  )^2" office:value-type="float" office:value="0.000182994325434922" calcext:value-type="float">
            <text:p>0.0001829943</text:p>
          </table:table-cell>
          <table:table-cell table:formula="of:=(       (    (COS([.$B12])     -      SQRT([.QU$2]^2-SIN([.$B12])^2))    /     (COS([.$B12])    +     SQRT([.QU$2]^2-SIN([.$B12])^2))    )  ^2     -    [.$C12]  )^2" office:value-type="float" office:value="0.000184751946441063" calcext:value-type="float">
            <text:p>0.0001847519</text:p>
          </table:table-cell>
          <table:table-cell table:formula="of:=(       (    (COS([.$B12])     -      SQRT([.QV$2]^2-SIN([.$B12])^2))    /     (COS([.$B12])    +     SQRT([.QV$2]^2-SIN([.$B12])^2))    )  ^2     -    [.$C12]  )^2" office:value-type="float" office:value="0.000186517775351374" calcext:value-type="float">
            <text:p>0.0001865178</text:p>
          </table:table-cell>
          <table:table-cell table:formula="of:=(       (    (COS([.$B12])     -      SQRT([.QW$2]^2-SIN([.$B12])^2))    /     (COS([.$B12])    +     SQRT([.QW$2]^2-SIN([.$B12])^2))    )  ^2     -    [.$C12]  )^2" office:value-type="float" office:value="0.000188291809390476" calcext:value-type="float">
            <text:p>0.0001882918</text:p>
          </table:table-cell>
          <table:table-cell table:formula="of:=(       (    (COS([.$B12])     -      SQRT([.QX$2]^2-SIN([.$B12])^2))    /     (COS([.$B12])    +     SQRT([.QX$2]^2-SIN([.$B12])^2))    )  ^2     -    [.$C12]  )^2" office:value-type="float" office:value="0.000190074045782734" calcext:value-type="float">
            <text:p>0.000190074</text:p>
          </table:table-cell>
          <table:table-cell table:number-columns-repeated="558"/>
        </table:table-row>
        <table:table-row table:style-name="ro1">
          <table:table-cell/>
          <table:table-cell table:formula="of:=[List1.N36]/180*PI()" office:value-type="float" office:value="0.698131700797732" calcext:value-type="float">
            <text:p>0.6981317008</text:p>
          </table:table-cell>
          <table:table-cell table:style-name="ce5" table:formula="of:=[List1.P36]/1910" office:value-type="float" office:value="0.143979057591623" calcext:value-type="float">
            <text:p>0.1439790576</text:p>
          </table:table-cell>
          <table:table-cell table:formula="of:=(       (    (COS([.$B13])     -      SQRT([.D$2]^2-SIN([.$B13])^2))    /     (COS([.$B13])    +     SQRT([.D$2]^2-SIN([.$B13])^2))    )  ^2     -    [.$C13]  )^2" office:value-type="float" office:value="0.000344420906096593" calcext:value-type="float">
            <text:p>0.0003444209</text:p>
          </table:table-cell>
          <table:table-cell table:formula="of:=(       (    (COS([.$B13])     -      SQRT([.E$2]^2-SIN([.$B13])^2))    /     (COS([.$B13])    +     SQRT([.E$2]^2-SIN([.$B13])^2))    )  ^2     -    [.$C13]  )^2" office:value-type="float" office:value="0.000342111972567713" calcext:value-type="float">
            <text:p>0.000342112</text:p>
          </table:table-cell>
          <table:table-cell table:formula="of:=(       (    (COS([.$B13])     -      SQRT([.F$2]^2-SIN([.$B13])^2))    /     (COS([.$B13])    +     SQRT([.F$2]^2-SIN([.$B13])^2))    )  ^2     -    [.$C13]  )^2" office:value-type="float" office:value="0.000339810923569491" calcext:value-type="float">
            <text:p>0.0003398109</text:p>
          </table:table-cell>
          <table:table-cell table:formula="of:=(       (    (COS([.$B13])     -      SQRT([.G$2]^2-SIN([.$B13])^2))    /     (COS([.$B13])    +     SQRT([.G$2]^2-SIN([.$B13])^2))    )  ^2     -    [.$C13]  )^2" office:value-type="float" office:value="0.000337517758060356" calcext:value-type="float">
            <text:p>0.0003375178</text:p>
          </table:table-cell>
          <table:table-cell table:formula="of:=(       (    (COS([.$B13])     -      SQRT([.H$2]^2-SIN([.$B13])^2))    /     (COS([.$B13])    +     SQRT([.H$2]^2-SIN([.$B13])^2))    )  ^2     -    [.$C13]  )^2" office:value-type="float" office:value="0.000335232474996294" calcext:value-type="float">
            <text:p>0.0003352325</text:p>
          </table:table-cell>
          <table:table-cell table:formula="of:=(       (    (COS([.$B13])     -      SQRT([.I$2]^2-SIN([.$B13])^2))    /     (COS([.$B13])    +     SQRT([.I$2]^2-SIN([.$B13])^2))    )  ^2     -    [.$C13]  )^2" office:value-type="float" office:value="0.000332955073330874" calcext:value-type="float">
            <text:p>0.0003329551</text:p>
          </table:table-cell>
          <table:table-cell table:formula="of:=(       (    (COS([.$B13])     -      SQRT([.J$2]^2-SIN([.$B13])^2))    /     (COS([.$B13])    +     SQRT([.J$2]^2-SIN([.$B13])^2))    )  ^2     -    [.$C13]  )^2" office:value-type="float" office:value="0.000330685552015221" calcext:value-type="float">
            <text:p>0.0003306856</text:p>
          </table:table-cell>
          <table:table-cell table:formula="of:=(       (    (COS([.$B13])     -      SQRT([.K$2]^2-SIN([.$B13])^2))    /     (COS([.$B13])    +     SQRT([.K$2]^2-SIN([.$B13])^2))    )  ^2     -    [.$C13]  )^2" office:value-type="float" office:value="0.000328423909998049" calcext:value-type="float">
            <text:p>0.0003284239</text:p>
          </table:table-cell>
          <table:table-cell table:formula="of:=(       (    (COS([.$B13])     -      SQRT([.L$2]^2-SIN([.$B13])^2))    /     (COS([.$B13])    +     SQRT([.L$2]^2-SIN([.$B13])^2))    )  ^2     -    [.$C13]  )^2" office:value-type="float" office:value="0.000326170146225648" calcext:value-type="float">
            <text:p>0.0003261701</text:p>
          </table:table-cell>
          <table:table-cell table:formula="of:=(       (    (COS([.$B13])     -      SQRT([.M$2]^2-SIN([.$B13])^2))    /     (COS([.$B13])    +     SQRT([.M$2]^2-SIN([.$B13])^2))    )  ^2     -    [.$C13]  )^2" office:value-type="float" office:value="0.000323924259641897" calcext:value-type="float">
            <text:p>0.0003239243</text:p>
          </table:table-cell>
          <table:table-cell table:formula="of:=(       (    (COS([.$B13])     -      SQRT([.N$2]^2-SIN([.$B13])^2))    /     (COS([.$B13])    +     SQRT([.N$2]^2-SIN([.$B13])^2))    )  ^2     -    [.$C13]  )^2" office:value-type="float" office:value="0.000321686249188271" calcext:value-type="float">
            <text:p>0.0003216862</text:p>
          </table:table-cell>
          <table:table-cell table:formula="of:=(       (    (COS([.$B13])     -      SQRT([.O$2]^2-SIN([.$B13])^2))    /     (COS([.$B13])    +     SQRT([.O$2]^2-SIN([.$B13])^2))    )  ^2     -    [.$C13]  )^2" office:value-type="float" office:value="0.000319456113803836" calcext:value-type="float">
            <text:p>0.0003194561</text:p>
          </table:table-cell>
          <table:table-cell table:formula="of:=(       (    (COS([.$B13])     -      SQRT([.P$2]^2-SIN([.$B13])^2))    /     (COS([.$B13])    +     SQRT([.P$2]^2-SIN([.$B13])^2))    )  ^2     -    [.$C13]  )^2" office:value-type="float" office:value="0.000317233852425256" calcext:value-type="float">
            <text:p>0.0003172339</text:p>
          </table:table-cell>
          <table:table-cell table:formula="of:=(       (    (COS([.$B13])     -      SQRT([.Q$2]^2-SIN([.$B13])^2))    /     (COS([.$B13])    +     SQRT([.Q$2]^2-SIN([.$B13])^2))    )  ^2     -    [.$C13]  )^2" office:value-type="float" office:value="0.000315019463986803" calcext:value-type="float">
            <text:p>0.0003150195</text:p>
          </table:table-cell>
          <table:table-cell table:formula="of:=(       (    (COS([.$B13])     -      SQRT([.R$2]^2-SIN([.$B13])^2))    /     (COS([.$B13])    +     SQRT([.R$2]^2-SIN([.$B13])^2))    )  ^2     -    [.$C13]  )^2" office:value-type="float" office:value="0.000312812947420363" calcext:value-type="float">
            <text:p>0.0003128129</text:p>
          </table:table-cell>
          <table:table-cell table:formula="of:=(       (    (COS([.$B13])     -      SQRT([.S$2]^2-SIN([.$B13])^2))    /     (COS([.$B13])    +     SQRT([.S$2]^2-SIN([.$B13])^2))    )  ^2     -    [.$C13]  )^2" office:value-type="float" office:value="0.000310614301655434" calcext:value-type="float">
            <text:p>0.0003106143</text:p>
          </table:table-cell>
          <table:table-cell table:formula="of:=(       (    (COS([.$B13])     -      SQRT([.T$2]^2-SIN([.$B13])^2))    /     (COS([.$B13])    +     SQRT([.T$2]^2-SIN([.$B13])^2))    )  ^2     -    [.$C13]  )^2" office:value-type="float" office:value="0.000308423525619129" calcext:value-type="float">
            <text:p>0.0003084235</text:p>
          </table:table-cell>
          <table:table-cell table:formula="of:=(       (    (COS([.$B13])     -      SQRT([.U$2]^2-SIN([.$B13])^2))    /     (COS([.$B13])    +     SQRT([.U$2]^2-SIN([.$B13])^2))    )  ^2     -    [.$C13]  )^2" office:value-type="float" office:value="0.00030624061823619" calcext:value-type="float">
            <text:p>0.0003062406</text:p>
          </table:table-cell>
          <table:table-cell table:formula="of:=(       (    (COS([.$B13])     -      SQRT([.V$2]^2-SIN([.$B13])^2))    /     (COS([.$B13])    +     SQRT([.V$2]^2-SIN([.$B13])^2))    )  ^2     -    [.$C13]  )^2" office:value-type="float" office:value="0.000304065578428982" calcext:value-type="float">
            <text:p>0.0003040656</text:p>
          </table:table-cell>
          <table:table-cell table:formula="of:=(       (    (COS([.$B13])     -      SQRT([.W$2]^2-SIN([.$B13])^2))    /     (COS([.$B13])    +     SQRT([.W$2]^2-SIN([.$B13])^2))    )  ^2     -    [.$C13]  )^2" office:value-type="float" office:value="0.00030189840511751" calcext:value-type="float">
            <text:p>0.0003018984</text:p>
          </table:table-cell>
          <table:table-cell table:formula="of:=(       (    (COS([.$B13])     -      SQRT([.X$2]^2-SIN([.$B13])^2))    /     (COS([.$B13])    +     SQRT([.X$2]^2-SIN([.$B13])^2))    )  ^2     -    [.$C13]  )^2" office:value-type="float" office:value="0.000299739097219408" calcext:value-type="float">
            <text:p>0.0002997391</text:p>
          </table:table-cell>
          <table:table-cell table:formula="of:=(       (    (COS([.$B13])     -      SQRT([.Y$2]^2-SIN([.$B13])^2))    /     (COS([.$B13])    +     SQRT([.Y$2]^2-SIN([.$B13])^2))    )  ^2     -    [.$C13]  )^2" office:value-type="float" office:value="0.000297587653649962" calcext:value-type="float">
            <text:p>0.0002975877</text:p>
          </table:table-cell>
          <table:table-cell table:formula="of:=(       (    (COS([.$B13])     -      SQRT([.Z$2]^2-SIN([.$B13])^2))    /     (COS([.$B13])    +     SQRT([.Z$2]^2-SIN([.$B13])^2))    )  ^2     -    [.$C13]  )^2" office:value-type="float" office:value="0.000295444073322094" calcext:value-type="float">
            <text:p>0.0002954441</text:p>
          </table:table-cell>
          <table:table-cell table:formula="of:=(       (    (COS([.$B13])     -      SQRT([.AA$2]^2-SIN([.$B13])^2))    /     (COS([.$B13])    +     SQRT([.AA$2]^2-SIN([.$B13])^2))    )  ^2     -    [.$C13]  )^2" office:value-type="float" office:value="0.000293308355146384" calcext:value-type="float">
            <text:p>0.0002933084</text:p>
          </table:table-cell>
          <table:table-cell table:formula="of:=(       (    (COS([.$B13])     -      SQRT([.AB$2]^2-SIN([.$B13])^2))    /     (COS([.$B13])    +     SQRT([.AB$2]^2-SIN([.$B13])^2))    )  ^2     -    [.$C13]  )^2" office:value-type="float" office:value="0.000291180498031065" calcext:value-type="float">
            <text:p>0.0002911805</text:p>
          </table:table-cell>
          <table:table-cell table:formula="of:=(       (    (COS([.$B13])     -      SQRT([.AC$2]^2-SIN([.$B13])^2))    /     (COS([.$B13])    +     SQRT([.AC$2]^2-SIN([.$B13])^2))    )  ^2     -    [.$C13]  )^2" office:value-type="float" office:value="0.000289060500882031" calcext:value-type="float">
            <text:p>0.0002890605</text:p>
          </table:table-cell>
          <table:table-cell table:formula="of:=(       (    (COS([.$B13])     -      SQRT([.AD$2]^2-SIN([.$B13])^2))    /     (COS([.$B13])    +     SQRT([.AD$2]^2-SIN([.$B13])^2))    )  ^2     -    [.$C13]  )^2" office:value-type="float" office:value="0.000286948362602838" calcext:value-type="float">
            <text:p>0.0002869484</text:p>
          </table:table-cell>
          <table:table-cell table:formula="of:=(       (    (COS([.$B13])     -      SQRT([.AE$2]^2-SIN([.$B13])^2))    /     (COS([.$B13])    +     SQRT([.AE$2]^2-SIN([.$B13])^2))    )  ^2     -    [.$C13]  )^2" office:value-type="float" office:value="0.000284844082094715" calcext:value-type="float">
            <text:p>0.0002848441</text:p>
          </table:table-cell>
          <table:table-cell table:formula="of:=(       (    (COS([.$B13])     -      SQRT([.AF$2]^2-SIN([.$B13])^2))    /     (COS([.$B13])    +     SQRT([.AF$2]^2-SIN([.$B13])^2))    )  ^2     -    [.$C13]  )^2" office:value-type="float" office:value="0.000282747658256565" calcext:value-type="float">
            <text:p>0.0002827477</text:p>
          </table:table-cell>
          <table:table-cell table:formula="of:=(       (    (COS([.$B13])     -      SQRT([.AG$2]^2-SIN([.$B13])^2))    /     (COS([.$B13])    +     SQRT([.AG$2]^2-SIN([.$B13])^2))    )  ^2     -    [.$C13]  )^2" office:value-type="float" office:value="0.000280659089984964" calcext:value-type="float">
            <text:p>0.0002806591</text:p>
          </table:table-cell>
          <table:table-cell table:formula="of:=(       (    (COS([.$B13])     -      SQRT([.AH$2]^2-SIN([.$B13])^2))    /     (COS([.$B13])    +     SQRT([.AH$2]^2-SIN([.$B13])^2))    )  ^2     -    [.$C13]  )^2" office:value-type="float" office:value="0.000278578376174177" calcext:value-type="float">
            <text:p>0.0002785784</text:p>
          </table:table-cell>
          <table:table-cell table:formula="of:=(       (    (COS([.$B13])     -      SQRT([.AI$2]^2-SIN([.$B13])^2))    /     (COS([.$B13])    +     SQRT([.AI$2]^2-SIN([.$B13])^2))    )  ^2     -    [.$C13]  )^2" office:value-type="float" office:value="0.00027650551571615" calcext:value-type="float">
            <text:p>0.0002765055</text:p>
          </table:table-cell>
          <table:table-cell table:formula="of:=(       (    (COS([.$B13])     -      SQRT([.AJ$2]^2-SIN([.$B13])^2))    /     (COS([.$B13])    +     SQRT([.AJ$2]^2-SIN([.$B13])^2))    )  ^2     -    [.$C13]  )^2" office:value-type="float" office:value="0.000274440507500524" calcext:value-type="float">
            <text:p>0.0002744405</text:p>
          </table:table-cell>
          <table:table-cell table:formula="of:=(       (    (COS([.$B13])     -      SQRT([.AK$2]^2-SIN([.$B13])^2))    /     (COS([.$B13])    +     SQRT([.AK$2]^2-SIN([.$B13])^2))    )  ^2     -    [.$C13]  )^2" office:value-type="float" office:value="0.000272383350414634" calcext:value-type="float">
            <text:p>0.0002723834</text:p>
          </table:table-cell>
          <table:table-cell table:formula="of:=(       (    (COS([.$B13])     -      SQRT([.AL$2]^2-SIN([.$B13])^2))    /     (COS([.$B13])    +     SQRT([.AL$2]^2-SIN([.$B13])^2))    )  ^2     -    [.$C13]  )^2" office:value-type="float" office:value="0.000270334043343525" calcext:value-type="float">
            <text:p>0.000270334</text:p>
          </table:table-cell>
          <table:table-cell table:formula="of:=(       (    (COS([.$B13])     -      SQRT([.AM$2]^2-SIN([.$B13])^2))    /     (COS([.$B13])    +     SQRT([.AM$2]^2-SIN([.$B13])^2))    )  ^2     -    [.$C13]  )^2" office:value-type="float" office:value="0.000268292585169933" calcext:value-type="float">
            <text:p>0.0002682926</text:p>
          </table:table-cell>
          <table:table-cell table:formula="of:=(       (    (COS([.$B13])     -      SQRT([.AN$2]^2-SIN([.$B13])^2))    /     (COS([.$B13])    +     SQRT([.AN$2]^2-SIN([.$B13])^2))    )  ^2     -    [.$C13]  )^2" office:value-type="float" office:value="0.000266258974774307" calcext:value-type="float">
            <text:p>0.000266259</text:p>
          </table:table-cell>
          <table:table-cell table:formula="of:=(       (    (COS([.$B13])     -      SQRT([.AO$2]^2-SIN([.$B13])^2))    /     (COS([.$B13])    +     SQRT([.AO$2]^2-SIN([.$B13])^2))    )  ^2     -    [.$C13]  )^2" office:value-type="float" office:value="0.000264233211034819" calcext:value-type="float">
            <text:p>0.0002642332</text:p>
          </table:table-cell>
          <table:table-cell table:formula="of:=(       (    (COS([.$B13])     -      SQRT([.AP$2]^2-SIN([.$B13])^2))    /     (COS([.$B13])    +     SQRT([.AP$2]^2-SIN([.$B13])^2))    )  ^2     -    [.$C13]  )^2" office:value-type="float" office:value="0.000262215292827352" calcext:value-type="float">
            <text:p>0.0002622153</text:p>
          </table:table-cell>
          <table:table-cell table:formula="of:=(       (    (COS([.$B13])     -      SQRT([.AQ$2]^2-SIN([.$B13])^2))    /     (COS([.$B13])    +     SQRT([.AQ$2]^2-SIN([.$B13])^2))    )  ^2     -    [.$C13]  )^2" office:value-type="float" office:value="0.00026020521902551" calcext:value-type="float">
            <text:p>0.0002602052</text:p>
          </table:table-cell>
          <table:table-cell table:formula="of:=(       (    (COS([.$B13])     -      SQRT([.AR$2]^2-SIN([.$B13])^2))    /     (COS([.$B13])    +     SQRT([.AR$2]^2-SIN([.$B13])^2))    )  ^2     -    [.$C13]  )^2" office:value-type="float" office:value="0.000258202988500629" calcext:value-type="float">
            <text:p>0.000258203</text:p>
          </table:table-cell>
          <table:table-cell table:formula="of:=(       (    (COS([.$B13])     -      SQRT([.AS$2]^2-SIN([.$B13])^2))    /     (COS([.$B13])    +     SQRT([.AS$2]^2-SIN([.$B13])^2))    )  ^2     -    [.$C13]  )^2" office:value-type="float" office:value="0.000256208600121773" calcext:value-type="float">
            <text:p>0.0002562086</text:p>
          </table:table-cell>
          <table:table-cell table:formula="of:=(       (    (COS([.$B13])     -      SQRT([.AT$2]^2-SIN([.$B13])^2))    /     (COS([.$B13])    +     SQRT([.AT$2]^2-SIN([.$B13])^2))    )  ^2     -    [.$C13]  )^2" office:value-type="float" office:value="0.000254222052755749" calcext:value-type="float">
            <text:p>0.0002542221</text:p>
          </table:table-cell>
          <table:table-cell table:formula="of:=(       (    (COS([.$B13])     -      SQRT([.AU$2]^2-SIN([.$B13])^2))    /     (COS([.$B13])    +     SQRT([.AU$2]^2-SIN([.$B13])^2))    )  ^2     -    [.$C13]  )^2" office:value-type="float" office:value="0.000252243345267094" calcext:value-type="float">
            <text:p>0.0002522433</text:p>
          </table:table-cell>
          <table:table-cell table:formula="of:=(       (    (COS([.$B13])     -      SQRT([.AV$2]^2-SIN([.$B13])^2))    /     (COS([.$B13])    +     SQRT([.AV$2]^2-SIN([.$B13])^2))    )  ^2     -    [.$C13]  )^2" office:value-type="float" office:value="0.0002502724765181" calcext:value-type="float">
            <text:p>0.0002502725</text:p>
          </table:table-cell>
          <table:table-cell table:formula="of:=(       (    (COS([.$B13])     -      SQRT([.AW$2]^2-SIN([.$B13])^2))    /     (COS([.$B13])    +     SQRT([.AW$2]^2-SIN([.$B13])^2))    )  ^2     -    [.$C13]  )^2" office:value-type="float" office:value="0.000248309445368797" calcext:value-type="float">
            <text:p>0.0002483094</text:p>
          </table:table-cell>
          <table:table-cell table:formula="of:=(       (    (COS([.$B13])     -      SQRT([.AX$2]^2-SIN([.$B13])^2))    /     (COS([.$B13])    +     SQRT([.AX$2]^2-SIN([.$B13])^2))    )  ^2     -    [.$C13]  )^2" office:value-type="float" office:value="0.000246354250676983" calcext:value-type="float">
            <text:p>0.0002463543</text:p>
          </table:table-cell>
          <table:table-cell table:formula="of:=(       (    (COS([.$B13])     -      SQRT([.AY$2]^2-SIN([.$B13])^2))    /     (COS([.$B13])    +     SQRT([.AY$2]^2-SIN([.$B13])^2))    )  ^2     -    [.$C13]  )^2" office:value-type="float" office:value="0.000244406891298199" calcext:value-type="float">
            <text:p>0.0002444069</text:p>
          </table:table-cell>
          <table:table-cell table:formula="of:=(       (    (COS([.$B13])     -      SQRT([.AZ$2]^2-SIN([.$B13])^2))    /     (COS([.$B13])    +     SQRT([.AZ$2]^2-SIN([.$B13])^2))    )  ^2     -    [.$C13]  )^2" office:value-type="float" office:value="0.000242467366085762" calcext:value-type="float">
            <text:p>0.0002424674</text:p>
          </table:table-cell>
          <table:table-cell table:formula="of:=(       (    (COS([.$B13])     -      SQRT([.BA$2]^2-SIN([.$B13])^2))    /     (COS([.$B13])    +     SQRT([.BA$2]^2-SIN([.$B13])^2))    )  ^2     -    [.$C13]  )^2" office:value-type="float" office:value="0.000240535673890747" calcext:value-type="float">
            <text:p>0.0002405357</text:p>
          </table:table-cell>
          <table:table-cell table:formula="of:=(       (    (COS([.$B13])     -      SQRT([.BB$2]^2-SIN([.$B13])^2))    /     (COS([.$B13])    +     SQRT([.BB$2]^2-SIN([.$B13])^2))    )  ^2     -    [.$C13]  )^2" office:value-type="float" office:value="0.000238611813562002" calcext:value-type="float">
            <text:p>0.0002386118</text:p>
          </table:table-cell>
          <table:table-cell table:formula="of:=(       (    (COS([.$B13])     -      SQRT([.BC$2]^2-SIN([.$B13])^2))    /     (COS([.$B13])    +     SQRT([.BC$2]^2-SIN([.$B13])^2))    )  ^2     -    [.$C13]  )^2" office:value-type="float" office:value="0.000236695783946147" calcext:value-type="float">
            <text:p>0.0002366958</text:p>
          </table:table-cell>
          <table:table-cell table:formula="of:=(       (    (COS([.$B13])     -      SQRT([.BD$2]^2-SIN([.$B13])^2))    /     (COS([.$B13])    +     SQRT([.BD$2]^2-SIN([.$B13])^2))    )  ^2     -    [.$C13]  )^2" office:value-type="float" office:value="0.000234787583887597" calcext:value-type="float">
            <text:p>0.0002347876</text:p>
          </table:table-cell>
          <table:table-cell table:formula="of:=(       (    (COS([.$B13])     -      SQRT([.BE$2]^2-SIN([.$B13])^2))    /     (COS([.$B13])    +     SQRT([.BE$2]^2-SIN([.$B13])^2))    )  ^2     -    [.$C13]  )^2" office:value-type="float" office:value="0.000232887212228531" calcext:value-type="float">
            <text:p>0.0002328872</text:p>
          </table:table-cell>
          <table:table-cell table:formula="of:=(       (    (COS([.$B13])     -      SQRT([.BF$2]^2-SIN([.$B13])^2))    /     (COS([.$B13])    +     SQRT([.BF$2]^2-SIN([.$B13])^2))    )  ^2     -    [.$C13]  )^2" office:value-type="float" office:value="0.000230994667808927" calcext:value-type="float">
            <text:p>0.0002309947</text:p>
          </table:table-cell>
          <table:table-cell table:formula="of:=(       (    (COS([.$B13])     -      SQRT([.BG$2]^2-SIN([.$B13])^2))    /     (COS([.$B13])    +     SQRT([.BG$2]^2-SIN([.$B13])^2))    )  ^2     -    [.$C13]  )^2" office:value-type="float" office:value="0.000229109949466558" calcext:value-type="float">
            <text:p>0.0002291099</text:p>
          </table:table-cell>
          <table:table-cell table:formula="of:=(       (    (COS([.$B13])     -      SQRT([.BH$2]^2-SIN([.$B13])^2))    /     (COS([.$B13])    +     SQRT([.BH$2]^2-SIN([.$B13])^2))    )  ^2     -    [.$C13]  )^2" office:value-type="float" office:value="0.000227233056036991" calcext:value-type="float">
            <text:p>0.0002272331</text:p>
          </table:table-cell>
          <table:table-cell table:formula="of:=(       (    (COS([.$B13])     -      SQRT([.BI$2]^2-SIN([.$B13])^2))    /     (COS([.$B13])    +     SQRT([.BI$2]^2-SIN([.$B13])^2))    )  ^2     -    [.$C13]  )^2" office:value-type="float" office:value="0.000225363986353588" calcext:value-type="float">
            <text:p>0.000225364</text:p>
          </table:table-cell>
          <table:table-cell table:formula="of:=(       (    (COS([.$B13])     -      SQRT([.BJ$2]^2-SIN([.$B13])^2))    /     (COS([.$B13])    +     SQRT([.BJ$2]^2-SIN([.$B13])^2))    )  ^2     -    [.$C13]  )^2" office:value-type="float" office:value="0.000223502739247528" calcext:value-type="float">
            <text:p>0.0002235027</text:p>
          </table:table-cell>
          <table:table-cell table:formula="of:=(       (    (COS([.$B13])     -      SQRT([.BK$2]^2-SIN([.$B13])^2))    /     (COS([.$B13])    +     SQRT([.BK$2]^2-SIN([.$B13])^2))    )  ^2     -    [.$C13]  )^2" office:value-type="float" office:value="0.000221649313547796" calcext:value-type="float">
            <text:p>0.0002216493</text:p>
          </table:table-cell>
          <table:table-cell table:formula="of:=(       (    (COS([.$B13])     -      SQRT([.BL$2]^2-SIN([.$B13])^2))    /     (COS([.$B13])    +     SQRT([.BL$2]^2-SIN([.$B13])^2))    )  ^2     -    [.$C13]  )^2" office:value-type="float" office:value="0.000219803708081188" calcext:value-type="float">
            <text:p>0.0002198037</text:p>
          </table:table-cell>
          <table:table-cell table:formula="of:=(       (    (COS([.$B13])     -      SQRT([.BM$2]^2-SIN([.$B13])^2))    /     (COS([.$B13])    +     SQRT([.BM$2]^2-SIN([.$B13])^2))    )  ^2     -    [.$C13]  )^2" office:value-type="float" office:value="0.000217965921672323" calcext:value-type="float">
            <text:p>0.0002179659</text:p>
          </table:table-cell>
          <table:table-cell table:formula="of:=(       (    (COS([.$B13])     -      SQRT([.BN$2]^2-SIN([.$B13])^2))    /     (COS([.$B13])    +     SQRT([.BN$2]^2-SIN([.$B13])^2))    )  ^2     -    [.$C13]  )^2" office:value-type="float" office:value="0.000216135953143639" calcext:value-type="float">
            <text:p>0.000216136</text:p>
          </table:table-cell>
          <table:table-cell table:formula="of:=(       (    (COS([.$B13])     -      SQRT([.BO$2]^2-SIN([.$B13])^2))    /     (COS([.$B13])    +     SQRT([.BO$2]^2-SIN([.$B13])^2))    )  ^2     -    [.$C13]  )^2" office:value-type="float" office:value="0.000214313801315405" calcext:value-type="float">
            <text:p>0.0002143138</text:p>
          </table:table-cell>
          <table:table-cell table:formula="of:=(       (    (COS([.$B13])     -      SQRT([.BP$2]^2-SIN([.$B13])^2))    /     (COS([.$B13])    +     SQRT([.BP$2]^2-SIN([.$B13])^2))    )  ^2     -    [.$C13]  )^2" office:value-type="float" office:value="0.000212499465005721" calcext:value-type="float">
            <text:p>0.0002124995</text:p>
          </table:table-cell>
          <table:table-cell table:formula="of:=(       (    (COS([.$B13])     -      SQRT([.BQ$2]^2-SIN([.$B13])^2))    /     (COS([.$B13])    +     SQRT([.BQ$2]^2-SIN([.$B13])^2))    )  ^2     -    [.$C13]  )^2" office:value-type="float" office:value="0.00021069294303052" calcext:value-type="float">
            <text:p>0.0002106929</text:p>
          </table:table-cell>
          <table:table-cell table:formula="of:=(       (    (COS([.$B13])     -      SQRT([.BR$2]^2-SIN([.$B13])^2))    /     (COS([.$B13])    +     SQRT([.BR$2]^2-SIN([.$B13])^2))    )  ^2     -    [.$C13]  )^2" office:value-type="float" office:value="0.000208894234203576" calcext:value-type="float">
            <text:p>0.0002088942</text:p>
          </table:table-cell>
          <table:table-cell table:formula="of:=(       (    (COS([.$B13])     -      SQRT([.BS$2]^2-SIN([.$B13])^2))    /     (COS([.$B13])    +     SQRT([.BS$2]^2-SIN([.$B13])^2))    )  ^2     -    [.$C13]  )^2" office:value-type="float" office:value="0.000207103337336512" calcext:value-type="float">
            <text:p>0.0002071033</text:p>
          </table:table-cell>
          <table:table-cell table:formula="of:=(       (    (COS([.$B13])     -      SQRT([.BT$2]^2-SIN([.$B13])^2))    /     (COS([.$B13])    +     SQRT([.BT$2]^2-SIN([.$B13])^2))    )  ^2     -    [.$C13]  )^2" office:value-type="float" office:value="0.000205320251238792" calcext:value-type="float">
            <text:p>0.0002053203</text:p>
          </table:table-cell>
          <table:table-cell table:formula="of:=(       (    (COS([.$B13])     -      SQRT([.BU$2]^2-SIN([.$B13])^2))    /     (COS([.$B13])    +     SQRT([.BU$2]^2-SIN([.$B13])^2))    )  ^2     -    [.$C13]  )^2" office:value-type="float" office:value="0.000203544974717736" calcext:value-type="float">
            <text:p>0.000203545</text:p>
          </table:table-cell>
          <table:table-cell table:formula="of:=(       (    (COS([.$B13])     -      SQRT([.BV$2]^2-SIN([.$B13])^2))    /     (COS([.$B13])    +     SQRT([.BV$2]^2-SIN([.$B13])^2))    )  ^2     -    [.$C13]  )^2" office:value-type="float" office:value="0.000201777506578523" calcext:value-type="float">
            <text:p>0.0002017775</text:p>
          </table:table-cell>
          <table:table-cell table:formula="of:=(       (    (COS([.$B13])     -      SQRT([.BW$2]^2-SIN([.$B13])^2))    /     (COS([.$B13])    +     SQRT([.BW$2]^2-SIN([.$B13])^2))    )  ^2     -    [.$C13]  )^2" office:value-type="float" office:value="0.000200017845624192" calcext:value-type="float">
            <text:p>0.0002000178</text:p>
          </table:table-cell>
          <table:table-cell table:formula="of:=(       (    (COS([.$B13])     -      SQRT([.BX$2]^2-SIN([.$B13])^2))    /     (COS([.$B13])    +     SQRT([.BX$2]^2-SIN([.$B13])^2))    )  ^2     -    [.$C13]  )^2" office:value-type="float" office:value="0.000198265990655647" calcext:value-type="float">
            <text:p>0.000198266</text:p>
          </table:table-cell>
          <table:table-cell table:formula="of:=(       (    (COS([.$B13])     -      SQRT([.BY$2]^2-SIN([.$B13])^2))    /     (COS([.$B13])    +     SQRT([.BY$2]^2-SIN([.$B13])^2))    )  ^2     -    [.$C13]  )^2" office:value-type="float" office:value="0.000196521940471658" calcext:value-type="float">
            <text:p>0.0001965219</text:p>
          </table:table-cell>
          <table:table-cell table:formula="of:=(       (    (COS([.$B13])     -      SQRT([.BZ$2]^2-SIN([.$B13])^2))    /     (COS([.$B13])    +     SQRT([.BZ$2]^2-SIN([.$B13])^2))    )  ^2     -    [.$C13]  )^2" office:value-type="float" office:value="0.000194785693868877" calcext:value-type="float">
            <text:p>0.0001947857</text:p>
          </table:table-cell>
          <table:table-cell table:formula="of:=(       (    (COS([.$B13])     -      SQRT([.CA$2]^2-SIN([.$B13])^2))    /     (COS([.$B13])    +     SQRT([.CA$2]^2-SIN([.$B13])^2))    )  ^2     -    [.$C13]  )^2" office:value-type="float" office:value="0.000193057249641826" calcext:value-type="float">
            <text:p>0.0001930572</text:p>
          </table:table-cell>
          <table:table-cell table:formula="of:=(       (    (COS([.$B13])     -      SQRT([.CB$2]^2-SIN([.$B13])^2))    /     (COS([.$B13])    +     SQRT([.CB$2]^2-SIN([.$B13])^2))    )  ^2     -    [.$C13]  )^2" office:value-type="float" office:value="0.000191336606582917" calcext:value-type="float">
            <text:p>0.0001913366</text:p>
          </table:table-cell>
          <table:table-cell table:formula="of:=(       (    (COS([.$B13])     -      SQRT([.CC$2]^2-SIN([.$B13])^2))    /     (COS([.$B13])    +     SQRT([.CC$2]^2-SIN([.$B13])^2))    )  ^2     -    [.$C13]  )^2" office:value-type="float" office:value="0.000189623763482439" calcext:value-type="float">
            <text:p>0.0001896238</text:p>
          </table:table-cell>
          <table:table-cell table:formula="of:=(       (    (COS([.$B13])     -      SQRT([.CD$2]^2-SIN([.$B13])^2))    /     (COS([.$B13])    +     SQRT([.CD$2]^2-SIN([.$B13])^2))    )  ^2     -    [.$C13]  )^2" office:value-type="float" office:value="0.000187918719128582" calcext:value-type="float">
            <text:p>0.0001879187</text:p>
          </table:table-cell>
          <table:table-cell table:formula="of:=(       (    (COS([.$B13])     -      SQRT([.CE$2]^2-SIN([.$B13])^2))    /     (COS([.$B13])    +     SQRT([.CE$2]^2-SIN([.$B13])^2))    )  ^2     -    [.$C13]  )^2" office:value-type="float" office:value="0.000186221472307421" calcext:value-type="float">
            <text:p>0.0001862215</text:p>
          </table:table-cell>
          <table:table-cell table:formula="of:=(       (    (COS([.$B13])     -      SQRT([.CF$2]^2-SIN([.$B13])^2))    /     (COS([.$B13])    +     SQRT([.CF$2]^2-SIN([.$B13])^2))    )  ^2     -    [.$C13]  )^2" office:value-type="float" office:value="0.000184532021802937" calcext:value-type="float">
            <text:p>0.000184532</text:p>
          </table:table-cell>
          <table:table-cell table:formula="of:=(       (    (COS([.$B13])     -      SQRT([.CG$2]^2-SIN([.$B13])^2))    /     (COS([.$B13])    +     SQRT([.CG$2]^2-SIN([.$B13])^2))    )  ^2     -    [.$C13]  )^2" office:value-type="float" office:value="0.000182850366397009" calcext:value-type="float">
            <text:p>0.0001828504</text:p>
          </table:table-cell>
          <table:table-cell table:formula="of:=(       (    (COS([.$B13])     -      SQRT([.CH$2]^2-SIN([.$B13])^2))    /     (COS([.$B13])    +     SQRT([.CH$2]^2-SIN([.$B13])^2))    )  ^2     -    [.$C13]  )^2" office:value-type="float" office:value="0.000181176504869431" calcext:value-type="float">
            <text:p>0.0001811765</text:p>
          </table:table-cell>
          <table:table-cell table:formula="of:=(       (    (COS([.$B13])     -      SQRT([.CI$2]^2-SIN([.$B13])^2))    /     (COS([.$B13])    +     SQRT([.CI$2]^2-SIN([.$B13])^2))    )  ^2     -    [.$C13]  )^2" office:value-type="float" office:value="0.000179510435997899" calcext:value-type="float">
            <text:p>0.0001795104</text:p>
          </table:table-cell>
          <table:table-cell table:formula="of:=(       (    (COS([.$B13])     -      SQRT([.CJ$2]^2-SIN([.$B13])^2))    /     (COS([.$B13])    +     SQRT([.CJ$2]^2-SIN([.$B13])^2))    )  ^2     -    [.$C13]  )^2" office:value-type="float" office:value="0.00017785215855803" calcext:value-type="float">
            <text:p>0.0001778522</text:p>
          </table:table-cell>
          <table:table-cell table:formula="of:=(       (    (COS([.$B13])     -      SQRT([.CK$2]^2-SIN([.$B13])^2))    /     (COS([.$B13])    +     SQRT([.CK$2]^2-SIN([.$B13])^2))    )  ^2     -    [.$C13]  )^2" office:value-type="float" office:value="0.000176201671323357" calcext:value-type="float">
            <text:p>0.0001762017</text:p>
          </table:table-cell>
          <table:table-cell table:formula="of:=(       (    (COS([.$B13])     -      SQRT([.CL$2]^2-SIN([.$B13])^2))    /     (COS([.$B13])    +     SQRT([.CL$2]^2-SIN([.$B13])^2))    )  ^2     -    [.$C13]  )^2" office:value-type="float" office:value="0.000174558973065344" calcext:value-type="float">
            <text:p>0.000174559</text:p>
          </table:table-cell>
          <table:table-cell table:formula="of:=(       (    (COS([.$B13])     -      SQRT([.CM$2]^2-SIN([.$B13])^2))    /     (COS([.$B13])    +     SQRT([.CM$2]^2-SIN([.$B13])^2))    )  ^2     -    [.$C13]  )^2" office:value-type="float" office:value="0.000172924062553373" calcext:value-type="float">
            <text:p>0.0001729241</text:p>
          </table:table-cell>
          <table:table-cell table:formula="of:=(       (    (COS([.$B13])     -      SQRT([.CN$2]^2-SIN([.$B13])^2))    /     (COS([.$B13])    +     SQRT([.CN$2]^2-SIN([.$B13])^2))    )  ^2     -    [.$C13]  )^2" office:value-type="float" office:value="0.00017129693855477" calcext:value-type="float">
            <text:p>0.0001712969</text:p>
          </table:table-cell>
          <table:table-cell table:formula="of:=(       (    (COS([.$B13])     -      SQRT([.CO$2]^2-SIN([.$B13])^2))    /     (COS([.$B13])    +     SQRT([.CO$2]^2-SIN([.$B13])^2))    )  ^2     -    [.$C13]  )^2" office:value-type="float" office:value="0.000169677599834783" calcext:value-type="float">
            <text:p>0.0001696776</text:p>
          </table:table-cell>
          <table:table-cell table:formula="of:=(       (    (COS([.$B13])     -      SQRT([.CP$2]^2-SIN([.$B13])^2))    /     (COS([.$B13])    +     SQRT([.CP$2]^2-SIN([.$B13])^2))    )  ^2     -    [.$C13]  )^2" office:value-type="float" office:value="0.000168066045156613" calcext:value-type="float">
            <text:p>0.000168066</text:p>
          </table:table-cell>
          <table:table-cell table:formula="of:=(       (    (COS([.$B13])     -      SQRT([.CQ$2]^2-SIN([.$B13])^2))    /     (COS([.$B13])    +     SQRT([.CQ$2]^2-SIN([.$B13])^2))    )  ^2     -    [.$C13]  )^2" office:value-type="float" office:value="0.000166462273281395" calcext:value-type="float">
            <text:p>0.0001664623</text:p>
          </table:table-cell>
          <table:table-cell table:formula="of:=(       (    (COS([.$B13])     -      SQRT([.CR$2]^2-SIN([.$B13])^2))    /     (COS([.$B13])    +     SQRT([.CR$2]^2-SIN([.$B13])^2))    )  ^2     -    [.$C13]  )^2" office:value-type="float" office:value="0.000164866282968223" calcext:value-type="float">
            <text:p>0.0001648663</text:p>
          </table:table-cell>
          <table:table-cell table:formula="of:=(       (    (COS([.$B13])     -      SQRT([.CS$2]^2-SIN([.$B13])^2))    /     (COS([.$B13])    +     SQRT([.CS$2]^2-SIN([.$B13])^2))    )  ^2     -    [.$C13]  )^2" office:value-type="float" office:value="0.000163278072974136" calcext:value-type="float">
            <text:p>0.0001632781</text:p>
          </table:table-cell>
          <table:table-cell table:formula="of:=(       (    (COS([.$B13])     -      SQRT([.CT$2]^2-SIN([.$B13])^2))    /     (COS([.$B13])    +     SQRT([.CT$2]^2-SIN([.$B13])^2))    )  ^2     -    [.$C13]  )^2" office:value-type="float" office:value="0.000161697642054128" calcext:value-type="float">
            <text:p>0.0001616976</text:p>
          </table:table-cell>
          <table:table-cell table:formula="of:=(       (    (COS([.$B13])     -      SQRT([.CU$2]^2-SIN([.$B13])^2))    /     (COS([.$B13])    +     SQRT([.CU$2]^2-SIN([.$B13])^2))    )  ^2     -    [.$C13]  )^2" office:value-type="float" office:value="0.000160124988961162" calcext:value-type="float">
            <text:p>0.000160125</text:p>
          </table:table-cell>
          <table:table-cell table:formula="of:=(       (    (COS([.$B13])     -      SQRT([.CV$2]^2-SIN([.$B13])^2))    /     (COS([.$B13])    +     SQRT([.CV$2]^2-SIN([.$B13])^2))    )  ^2     -    [.$C13]  )^2" office:value-type="float" office:value="0.000158560112446159" calcext:value-type="float">
            <text:p>0.0001585601</text:p>
          </table:table-cell>
          <table:table-cell table:formula="of:=(       (    (COS([.$B13])     -      SQRT([.CW$2]^2-SIN([.$B13])^2))    /     (COS([.$B13])    +     SQRT([.CW$2]^2-SIN([.$B13])^2))    )  ^2     -    [.$C13]  )^2" office:value-type="float" office:value="0.00015700301125801" calcext:value-type="float">
            <text:p>0.000157003</text:p>
          </table:table-cell>
          <table:table-cell table:formula="of:=(       (    (COS([.$B13])     -      SQRT([.CX$2]^2-SIN([.$B13])^2))    /     (COS([.$B13])    +     SQRT([.CX$2]^2-SIN([.$B13])^2))    )  ^2     -    [.$C13]  )^2" office:value-type="float" office:value="0.000155453684143584" calcext:value-type="float">
            <text:p>0.0001554537</text:p>
          </table:table-cell>
          <table:table-cell table:formula="of:=(       (    (COS([.$B13])     -      SQRT([.CY$2]^2-SIN([.$B13])^2))    /     (COS([.$B13])    +     SQRT([.CY$2]^2-SIN([.$B13])^2))    )  ^2     -    [.$C13]  )^2" office:value-type="float" office:value="0.000153912129847718" calcext:value-type="float">
            <text:p>0.0001539121</text:p>
          </table:table-cell>
          <table:table-cell table:formula="of:=(       (    (COS([.$B13])     -      SQRT([.CZ$2]^2-SIN([.$B13])^2))    /     (COS([.$B13])    +     SQRT([.CZ$2]^2-SIN([.$B13])^2))    )  ^2     -    [.$C13]  )^2" office:value-type="float" office:value="0.000152378347113235" calcext:value-type="float">
            <text:p>0.0001523783</text:p>
          </table:table-cell>
          <table:table-cell table:formula="of:=(       (    (COS([.$B13])     -      SQRT([.DA$2]^2-SIN([.$B13])^2))    /     (COS([.$B13])    +     SQRT([.DA$2]^2-SIN([.$B13])^2))    )  ^2     -    [.$C13]  )^2" office:value-type="float" office:value="0.000150852334680943" calcext:value-type="float">
            <text:p>0.0001508523</text:p>
          </table:table-cell>
          <table:table-cell table:formula="of:=(       (    (COS([.$B13])     -      SQRT([.DB$2]^2-SIN([.$B13])^2))    /     (COS([.$B13])    +     SQRT([.DB$2]^2-SIN([.$B13])^2))    )  ^2     -    [.$C13]  )^2" office:value-type="float" office:value="0.000149334091289639" calcext:value-type="float">
            <text:p>0.0001493341</text:p>
          </table:table-cell>
          <table:table-cell table:formula="of:=(       (    (COS([.$B13])     -      SQRT([.DC$2]^2-SIN([.$B13])^2))    /     (COS([.$B13])    +     SQRT([.DC$2]^2-SIN([.$B13])^2))    )  ^2     -    [.$C13]  )^2" office:value-type="float" office:value="0.000147823615676115" calcext:value-type="float">
            <text:p>0.0001478236</text:p>
          </table:table-cell>
          <table:table-cell table:formula="of:=(       (    (COS([.$B13])     -      SQRT([.DD$2]^2-SIN([.$B13])^2))    /     (COS([.$B13])    +     SQRT([.DD$2]^2-SIN([.$B13])^2))    )  ^2     -    [.$C13]  )^2" office:value-type="float" office:value="0.000146320906575154" calcext:value-type="float">
            <text:p>0.0001463209</text:p>
          </table:table-cell>
          <table:table-cell table:formula="of:=(       (    (COS([.$B13])     -      SQRT([.DE$2]^2-SIN([.$B13])^2))    /     (COS([.$B13])    +     SQRT([.DE$2]^2-SIN([.$B13])^2))    )  ^2     -    [.$C13]  )^2" office:value-type="float" office:value="0.000144825962719545" calcext:value-type="float">
            <text:p>0.000144826</text:p>
          </table:table-cell>
          <table:table-cell table:formula="of:=(       (    (COS([.$B13])     -      SQRT([.DF$2]^2-SIN([.$B13])^2))    /     (COS([.$B13])    +     SQRT([.DF$2]^2-SIN([.$B13])^2))    )  ^2     -    [.$C13]  )^2" office:value-type="float" office:value="0.00014333878284008" calcext:value-type="float">
            <text:p>0.0001433388</text:p>
          </table:table-cell>
          <table:table-cell table:formula="of:=(       (    (COS([.$B13])     -      SQRT([.DG$2]^2-SIN([.$B13])^2))    /     (COS([.$B13])    +     SQRT([.DG$2]^2-SIN([.$B13])^2))    )  ^2     -    [.$C13]  )^2" office:value-type="float" office:value="0.000141859365665562" calcext:value-type="float">
            <text:p>0.0001418594</text:p>
          </table:table-cell>
          <table:table-cell table:formula="of:=(       (    (COS([.$B13])     -      SQRT([.DH$2]^2-SIN([.$B13])^2))    /     (COS([.$B13])    +     SQRT([.DH$2]^2-SIN([.$B13])^2))    )  ^2     -    [.$C13]  )^2" office:value-type="float" office:value="0.000140387709922805" calcext:value-type="float">
            <text:p>0.0001403877</text:p>
          </table:table-cell>
          <table:table-cell table:formula="of:=(       (    (COS([.$B13])     -      SQRT([.DI$2]^2-SIN([.$B13])^2))    /     (COS([.$B13])    +     SQRT([.DI$2]^2-SIN([.$B13])^2))    )  ^2     -    [.$C13]  )^2" office:value-type="float" office:value="0.000138923814336643" calcext:value-type="float">
            <text:p>0.0001389238</text:p>
          </table:table-cell>
          <table:table-cell table:formula="of:=(       (    (COS([.$B13])     -      SQRT([.DJ$2]^2-SIN([.$B13])^2))    /     (COS([.$B13])    +     SQRT([.DJ$2]^2-SIN([.$B13])^2))    )  ^2     -    [.$C13]  )^2" office:value-type="float" office:value="0.000137467677629926" calcext:value-type="float">
            <text:p>0.0001374677</text:p>
          </table:table-cell>
          <table:table-cell table:formula="of:=(       (    (COS([.$B13])     -      SQRT([.DK$2]^2-SIN([.$B13])^2))    /     (COS([.$B13])    +     SQRT([.DK$2]^2-SIN([.$B13])^2))    )  ^2     -    [.$C13]  )^2" office:value-type="float" office:value="0.000136019298523535" calcext:value-type="float">
            <text:p>0.0001360193</text:p>
          </table:table-cell>
          <table:table-cell table:formula="of:=(       (    (COS([.$B13])     -      SQRT([.DL$2]^2-SIN([.$B13])^2))    /     (COS([.$B13])    +     SQRT([.DL$2]^2-SIN([.$B13])^2))    )  ^2     -    [.$C13]  )^2" office:value-type="float" office:value="0.000134578675736375" calcext:value-type="float">
            <text:p>0.0001345787</text:p>
          </table:table-cell>
          <table:table-cell table:formula="of:=(       (    (COS([.$B13])     -      SQRT([.DM$2]^2-SIN([.$B13])^2))    /     (COS([.$B13])    +     SQRT([.DM$2]^2-SIN([.$B13])^2))    )  ^2     -    [.$C13]  )^2" office:value-type="float" office:value="0.000133145807985387" calcext:value-type="float">
            <text:p>0.0001331458</text:p>
          </table:table-cell>
          <table:table-cell table:formula="of:=(       (    (COS([.$B13])     -      SQRT([.DN$2]^2-SIN([.$B13])^2))    /     (COS([.$B13])    +     SQRT([.DN$2]^2-SIN([.$B13])^2))    )  ^2     -    [.$C13]  )^2" office:value-type="float" office:value="0.000131720693985547" calcext:value-type="float">
            <text:p>0.0001317207</text:p>
          </table:table-cell>
          <table:table-cell table:formula="of:=(       (    (COS([.$B13])     -      SQRT([.DO$2]^2-SIN([.$B13])^2))    /     (COS([.$B13])    +     SQRT([.DO$2]^2-SIN([.$B13])^2))    )  ^2     -    [.$C13]  )^2" office:value-type="float" office:value="0.000130303332449873" calcext:value-type="float">
            <text:p>0.0001303033</text:p>
          </table:table-cell>
          <table:table-cell table:formula="of:=(       (    (COS([.$B13])     -      SQRT([.DP$2]^2-SIN([.$B13])^2))    /     (COS([.$B13])    +     SQRT([.DP$2]^2-SIN([.$B13])^2))    )  ^2     -    [.$C13]  )^2" office:value-type="float" office:value="0.000128893722089428" calcext:value-type="float">
            <text:p>0.0001288937</text:p>
          </table:table-cell>
          <table:table-cell table:formula="of:=(       (    (COS([.$B13])     -      SQRT([.DQ$2]^2-SIN([.$B13])^2))    /     (COS([.$B13])    +     SQRT([.DQ$2]^2-SIN([.$B13])^2))    )  ^2     -    [.$C13]  )^2" office:value-type="float" office:value="0.000127491861613323" calcext:value-type="float">
            <text:p>0.0001274919</text:p>
          </table:table-cell>
          <table:table-cell table:formula="of:=(       (    (COS([.$B13])     -      SQRT([.DR$2]^2-SIN([.$B13])^2))    /     (COS([.$B13])    +     SQRT([.DR$2]^2-SIN([.$B13])^2))    )  ^2     -    [.$C13]  )^2" office:value-type="float" office:value="0.00012609774972872" calcext:value-type="float">
            <text:p>0.0001260977</text:p>
          </table:table-cell>
          <table:table-cell table:formula="of:=(       (    (COS([.$B13])     -      SQRT([.DS$2]^2-SIN([.$B13])^2))    /     (COS([.$B13])    +     SQRT([.DS$2]^2-SIN([.$B13])^2))    )  ^2     -    [.$C13]  )^2" office:value-type="float" office:value="0.000124711385140842" calcext:value-type="float">
            <text:p>0.0001247114</text:p>
          </table:table-cell>
          <table:table-cell table:formula="of:=(       (    (COS([.$B13])     -      SQRT([.DT$2]^2-SIN([.$B13])^2))    /     (COS([.$B13])    +     SQRT([.DT$2]^2-SIN([.$B13])^2))    )  ^2     -    [.$C13]  )^2" office:value-type="float" office:value="0.000123332766552969" calcext:value-type="float">
            <text:p>0.0001233328</text:p>
          </table:table-cell>
          <table:table-cell table:formula="of:=(       (    (COS([.$B13])     -      SQRT([.DU$2]^2-SIN([.$B13])^2))    /     (COS([.$B13])    +     SQRT([.DU$2]^2-SIN([.$B13])^2))    )  ^2     -    [.$C13]  )^2" office:value-type="float" office:value="0.000121961892666444" calcext:value-type="float">
            <text:p>0.0001219619</text:p>
          </table:table-cell>
          <table:table-cell table:formula="of:=(       (    (COS([.$B13])     -      SQRT([.DV$2]^2-SIN([.$B13])^2))    /     (COS([.$B13])    +     SQRT([.DV$2]^2-SIN([.$B13])^2))    )  ^2     -    [.$C13]  )^2" office:value-type="float" office:value="0.000120598762180686" calcext:value-type="float">
            <text:p>0.0001205988</text:p>
          </table:table-cell>
          <table:table-cell table:formula="of:=(       (    (COS([.$B13])     -      SQRT([.DW$2]^2-SIN([.$B13])^2))    /     (COS([.$B13])    +     SQRT([.DW$2]^2-SIN([.$B13])^2))    )  ^2     -    [.$C13]  )^2" office:value-type="float" office:value="0.000119243373793178" calcext:value-type="float">
            <text:p>0.0001192434</text:p>
          </table:table-cell>
          <table:table-cell table:formula="of:=(       (    (COS([.$B13])     -      SQRT([.DX$2]^2-SIN([.$B13])^2))    /     (COS([.$B13])    +     SQRT([.DX$2]^2-SIN([.$B13])^2))    )  ^2     -    [.$C13]  )^2" office:value-type="float" office:value="0.00011789572619948" calcext:value-type="float">
            <text:p>0.0001178957</text:p>
          </table:table-cell>
          <table:table-cell table:formula="of:=(       (    (COS([.$B13])     -      SQRT([.DY$2]^2-SIN([.$B13])^2))    /     (COS([.$B13])    +     SQRT([.DY$2]^2-SIN([.$B13])^2))    )  ^2     -    [.$C13]  )^2" office:value-type="float" office:value="0.000116555818093238" calcext:value-type="float">
            <text:p>0.0001165558</text:p>
          </table:table-cell>
          <table:table-cell table:formula="of:=(       (    (COS([.$B13])     -      SQRT([.DZ$2]^2-SIN([.$B13])^2))    /     (COS([.$B13])    +     SQRT([.DZ$2]^2-SIN([.$B13])^2))    )  ^2     -    [.$C13]  )^2" office:value-type="float" office:value="0.000115223648166173" calcext:value-type="float">
            <text:p>0.0001152236</text:p>
          </table:table-cell>
          <table:table-cell table:formula="of:=(       (    (COS([.$B13])     -      SQRT([.EA$2]^2-SIN([.$B13])^2))    /     (COS([.$B13])    +     SQRT([.EA$2]^2-SIN([.$B13])^2))    )  ^2     -    [.$C13]  )^2" office:value-type="float" office:value="0.000113899215108103" calcext:value-type="float">
            <text:p>0.0001138992</text:p>
          </table:table-cell>
          <table:table-cell table:formula="of:=(       (    (COS([.$B13])     -      SQRT([.EB$2]^2-SIN([.$B13])^2))    /     (COS([.$B13])    +     SQRT([.EB$2]^2-SIN([.$B13])^2))    )  ^2     -    [.$C13]  )^2" office:value-type="float" office:value="0.000112582517606932" calcext:value-type="float">
            <text:p>0.0001125825</text:p>
          </table:table-cell>
          <table:table-cell table:formula="of:=(       (    (COS([.$B13])     -      SQRT([.EC$2]^2-SIN([.$B13])^2))    /     (COS([.$B13])    +     SQRT([.EC$2]^2-SIN([.$B13])^2))    )  ^2     -    [.$C13]  )^2" office:value-type="float" office:value="0.000111273554348663" calcext:value-type="float">
            <text:p>0.0001112736</text:p>
          </table:table-cell>
          <table:table-cell table:formula="of:=(       (    (COS([.$B13])     -      SQRT([.ED$2]^2-SIN([.$B13])^2))    /     (COS([.$B13])    +     SQRT([.ED$2]^2-SIN([.$B13])^2))    )  ^2     -    [.$C13]  )^2" office:value-type="float" office:value="0.000109972324017393" calcext:value-type="float">
            <text:p>0.0001099723</text:p>
          </table:table-cell>
          <table:table-cell table:formula="of:=(       (    (COS([.$B13])     -      SQRT([.EE$2]^2-SIN([.$B13])^2))    /     (COS([.$B13])    +     SQRT([.EE$2]^2-SIN([.$B13])^2))    )  ^2     -    [.$C13]  )^2" office:value-type="float" office:value="0.000108678825295326" calcext:value-type="float">
            <text:p>0.0001086788</text:p>
          </table:table-cell>
          <table:table-cell table:formula="of:=(       (    (COS([.$B13])     -      SQRT([.EF$2]^2-SIN([.$B13])^2))    /     (COS([.$B13])    +     SQRT([.EF$2]^2-SIN([.$B13])^2))    )  ^2     -    [.$C13]  )^2" office:value-type="float" office:value="0.000107393056862776" calcext:value-type="float">
            <text:p>0.0001073931</text:p>
          </table:table-cell>
          <table:table-cell table:formula="of:=(       (    (COS([.$B13])     -      SQRT([.EG$2]^2-SIN([.$B13])^2))    /     (COS([.$B13])    +     SQRT([.EG$2]^2-SIN([.$B13])^2))    )  ^2     -    [.$C13]  )^2" office:value-type="float" office:value="0.000106115017398161" calcext:value-type="float">
            <text:p>0.000106115</text:p>
          </table:table-cell>
          <table:table-cell table:formula="of:=(       (    (COS([.$B13])     -      SQRT([.EH$2]^2-SIN([.$B13])^2))    /     (COS([.$B13])    +     SQRT([.EH$2]^2-SIN([.$B13])^2))    )  ^2     -    [.$C13]  )^2" office:value-type="float" office:value="0.00010484470557802" calcext:value-type="float">
            <text:p>0.0001048447</text:p>
          </table:table-cell>
          <table:table-cell table:formula="of:=(       (    (COS([.$B13])     -      SQRT([.EI$2]^2-SIN([.$B13])^2))    /     (COS([.$B13])    +     SQRT([.EI$2]^2-SIN([.$B13])^2))    )  ^2     -    [.$C13]  )^2" office:value-type="float" office:value="0.000103582120077005" calcext:value-type="float">
            <text:p>0.0001035821</text:p>
          </table:table-cell>
          <table:table-cell table:formula="of:=(       (    (COS([.$B13])     -      SQRT([.EJ$2]^2-SIN([.$B13])^2))    /     (COS([.$B13])    +     SQRT([.EJ$2]^2-SIN([.$B13])^2))    )  ^2     -    [.$C13]  )^2" office:value-type="float" office:value="0.000102327259567896" calcext:value-type="float">
            <text:p>0.0001023273</text:p>
          </table:table-cell>
          <table:table-cell table:formula="of:=(       (    (COS([.$B13])     -      SQRT([.EK$2]^2-SIN([.$B13])^2))    /     (COS([.$B13])    +     SQRT([.EK$2]^2-SIN([.$B13])^2))    )  ^2     -    [.$C13]  )^2" office:value-type="float" office:value="0.000101080122721595" calcext:value-type="float">
            <text:p>0.0001010801</text:p>
          </table:table-cell>
          <table:table-cell table:formula="of:=(       (    (COS([.$B13])     -      SQRT([.EL$2]^2-SIN([.$B13])^2))    /     (COS([.$B13])    +     SQRT([.EL$2]^2-SIN([.$B13])^2))    )  ^2     -    [.$C13]  )^2" office:value-type="float" office:value="0.0000998407082071376" calcext:value-type="float">
            <text:p>9.98407082071376E-005</text:p>
          </table:table-cell>
          <table:table-cell table:formula="of:=(       (    (COS([.$B13])     -      SQRT([.EM$2]^2-SIN([.$B13])^2))    /     (COS([.$B13])    +     SQRT([.EM$2]^2-SIN([.$B13])^2))    )  ^2     -    [.$C13]  )^2" office:value-type="float" office:value="0.0000986090146916905" calcext:value-type="float">
            <text:p>0.000098609</text:p>
          </table:table-cell>
          <table:table-cell table:formula="of:=(       (    (COS([.$B13])     -      SQRT([.EN$2]^2-SIN([.$B13])^2))    /     (COS([.$B13])    +     SQRT([.EN$2]^2-SIN([.$B13])^2))    )  ^2     -    [.$C13]  )^2" office:value-type="float" office:value="0.0000973850408405566" calcext:value-type="float">
            <text:p>0.000097385</text:p>
          </table:table-cell>
          <table:table-cell table:formula="of:=(       (    (COS([.$B13])     -      SQRT([.EO$2]^2-SIN([.$B13])^2))    /     (COS([.$B13])    +     SQRT([.EO$2]^2-SIN([.$B13])^2))    )  ^2     -    [.$C13]  )^2" office:value-type="float" office:value="0.000096168785317187" calcext:value-type="float">
            <text:p>9.6168785317187E-005</text:p>
          </table:table-cell>
          <table:table-cell table:formula="of:=(       (    (COS([.$B13])     -      SQRT([.EP$2]^2-SIN([.$B13])^2))    /     (COS([.$B13])    +     SQRT([.EP$2]^2-SIN([.$B13])^2))    )  ^2     -    [.$C13]  )^2" office:value-type="float" office:value="0.0000949602467831705" calcext:value-type="float">
            <text:p>9.49602467831705E-005</text:p>
          </table:table-cell>
          <table:table-cell table:formula="of:=(       (    (COS([.$B13])     -      SQRT([.EQ$2]^2-SIN([.$B13])^2))    /     (COS([.$B13])    +     SQRT([.EQ$2]^2-SIN([.$B13])^2))    )  ^2     -    [.$C13]  )^2" office:value-type="float" office:value="0.0000937594238982493" calcext:value-type="float">
            <text:p>9.37594238982493E-005</text:p>
          </table:table-cell>
          <table:table-cell table:formula="of:=(       (    (COS([.$B13])     -      SQRT([.ER$2]^2-SIN([.$B13])^2))    /     (COS([.$B13])    +     SQRT([.ER$2]^2-SIN([.$B13])^2))    )  ^2     -    [.$C13]  )^2" office:value-type="float" office:value="0.0000925663153203189" calcext:value-type="float">
            <text:p>9.25663153203189E-005</text:p>
          </table:table-cell>
          <table:table-cell table:formula="of:=(       (    (COS([.$B13])     -      SQRT([.ES$2]^2-SIN([.$B13])^2))    /     (COS([.$B13])    +     SQRT([.ES$2]^2-SIN([.$B13])^2))    )  ^2     -    [.$C13]  )^2" office:value-type="float" office:value="0.0000913809197054263" calcext:value-type="float">
            <text:p>9.13809197054263E-005</text:p>
          </table:table-cell>
          <table:table-cell table:formula="of:=(       (    (COS([.$B13])     -      SQRT([.ET$2]^2-SIN([.$B13])^2))    /     (COS([.$B13])    +     SQRT([.ET$2]^2-SIN([.$B13])^2))    )  ^2     -    [.$C13]  )^2" office:value-type="float" office:value="0.0000902032357077864" calcext:value-type="float">
            <text:p>9.02032357077864E-005</text:p>
          </table:table-cell>
          <table:table-cell table:formula="of:=(       (    (COS([.$B13])     -      SQRT([.EU$2]^2-SIN([.$B13])^2))    /     (COS([.$B13])    +     SQRT([.EU$2]^2-SIN([.$B13])^2))    )  ^2     -    [.$C13]  )^2" office:value-type="float" office:value="0.0000890332619797705" calcext:value-type="float">
            <text:p>8.90332619797705E-005</text:p>
          </table:table-cell>
          <table:table-cell table:formula="of:=(       (    (COS([.$B13])     -      SQRT([.EV$2]^2-SIN([.$B13])^2))    /     (COS([.$B13])    +     SQRT([.EV$2]^2-SIN([.$B13])^2))    )  ^2     -    [.$C13]  )^2" office:value-type="float" office:value="0.0000878709971719229" calcext:value-type="float">
            <text:p>0.000087871</text:p>
          </table:table-cell>
          <table:table-cell table:formula="of:=(       (    (COS([.$B13])     -      SQRT([.EW$2]^2-SIN([.$B13])^2))    /     (COS([.$B13])    +     SQRT([.EW$2]^2-SIN([.$B13])^2))    )  ^2     -    [.$C13]  )^2" office:value-type="float" office:value="0.0000867164399329606" calcext:value-type="float">
            <text:p>8.67164399329606E-005</text:p>
          </table:table-cell>
          <table:table-cell table:formula="of:=(       (    (COS([.$B13])     -      SQRT([.EX$2]^2-SIN([.$B13])^2))    /     (COS([.$B13])    +     SQRT([.EX$2]^2-SIN([.$B13])^2))    )  ^2     -    [.$C13]  )^2" office:value-type="float" office:value="0.0000855695889097703" calcext:value-type="float">
            <text:p>8.55695889097703E-005</text:p>
          </table:table-cell>
          <table:table-cell table:formula="of:=(       (    (COS([.$B13])     -      SQRT([.EY$2]^2-SIN([.$B13])^2))    /     (COS([.$B13])    +     SQRT([.EY$2]^2-SIN([.$B13])^2))    )  ^2     -    [.$C13]  )^2" office:value-type="float" office:value="0.0000844304427474228" calcext:value-type="float">
            <text:p>8.44304427474228E-005</text:p>
          </table:table-cell>
          <table:table-cell table:formula="of:=(       (    (COS([.$B13])     -      SQRT([.EZ$2]^2-SIN([.$B13])^2))    /     (COS([.$B13])    +     SQRT([.EZ$2]^2-SIN([.$B13])^2))    )  ^2     -    [.$C13]  )^2" office:value-type="float" office:value="0.0000832990000891695" calcext:value-type="float">
            <text:p>0.000083299</text:p>
          </table:table-cell>
          <table:table-cell table:formula="of:=(       (    (COS([.$B13])     -      SQRT([.FA$2]^2-SIN([.$B13])^2))    /     (COS([.$B13])    +     SQRT([.FA$2]^2-SIN([.$B13])^2))    )  ^2     -    [.$C13]  )^2" office:value-type="float" office:value="0.0000821752595764504" calcext:value-type="float">
            <text:p>8.21752595764504E-005</text:p>
          </table:table-cell>
          <table:table-cell table:formula="of:=(       (    (COS([.$B13])     -      SQRT([.FB$2]^2-SIN([.$B13])^2))    /     (COS([.$B13])    +     SQRT([.FB$2]^2-SIN([.$B13])^2))    )  ^2     -    [.$C13]  )^2" office:value-type="float" office:value="0.0000810592198488918" calcext:value-type="float">
            <text:p>8.10592198488918E-005</text:p>
          </table:table-cell>
          <table:table-cell table:formula="of:=(       (    (COS([.$B13])     -      SQRT([.FC$2]^2-SIN([.$B13])^2))    /     (COS([.$B13])    +     SQRT([.FC$2]^2-SIN([.$B13])^2))    )  ^2     -    [.$C13]  )^2" office:value-type="float" office:value="0.0000799508795443186" calcext:value-type="float">
            <text:p>7.99508795443186E-005</text:p>
          </table:table-cell>
          <table:table-cell table:formula="of:=(       (    (COS([.$B13])     -      SQRT([.FD$2]^2-SIN([.$B13])^2))    /     (COS([.$B13])    +     SQRT([.FD$2]^2-SIN([.$B13])^2))    )  ^2     -    [.$C13]  )^2" office:value-type="float" office:value="0.0000788502372987512" calcext:value-type="float">
            <text:p>7.88502372987512E-005</text:p>
          </table:table-cell>
          <table:table-cell table:formula="of:=(       (    (COS([.$B13])     -      SQRT([.FE$2]^2-SIN([.$B13])^2))    /     (COS([.$B13])    +     SQRT([.FE$2]^2-SIN([.$B13])^2))    )  ^2     -    [.$C13]  )^2" office:value-type="float" office:value="0.0000777572917464111" calcext:value-type="float">
            <text:p>7.77572917464111E-005</text:p>
          </table:table-cell>
          <table:table-cell table:formula="of:=(       (    (COS([.$B13])     -      SQRT([.FF$2]^2-SIN([.$B13])^2))    /     (COS([.$B13])    +     SQRT([.FF$2]^2-SIN([.$B13])^2))    )  ^2     -    [.$C13]  )^2" office:value-type="float" office:value="0.0000766720415197266" calcext:value-type="float">
            <text:p>0.000076672</text:p>
          </table:table-cell>
          <table:table-cell table:formula="of:=(       (    (COS([.$B13])     -      SQRT([.FG$2]^2-SIN([.$B13])^2))    /     (COS([.$B13])    +     SQRT([.FG$2]^2-SIN([.$B13])^2))    )  ^2     -    [.$C13]  )^2" office:value-type="float" office:value="0.0000755944852493343" calcext:value-type="float">
            <text:p>7.55944852493343E-005</text:p>
          </table:table-cell>
          <table:table-cell table:formula="of:=(       (    (COS([.$B13])     -      SQRT([.FH$2]^2-SIN([.$B13])^2))    /     (COS([.$B13])    +     SQRT([.FH$2]^2-SIN([.$B13])^2))    )  ^2     -    [.$C13]  )^2" office:value-type="float" office:value="0.00007452462156408" calcext:value-type="float">
            <text:p>7.452462156408E-005</text:p>
          </table:table-cell>
          <table:table-cell table:formula="of:=(       (    (COS([.$B13])     -      SQRT([.FI$2]^2-SIN([.$B13])^2))    /     (COS([.$B13])    +     SQRT([.FI$2]^2-SIN([.$B13])^2))    )  ^2     -    [.$C13]  )^2" office:value-type="float" office:value="0.0000734624490910319" calcext:value-type="float">
            <text:p>7.34624490910319E-005</text:p>
          </table:table-cell>
          <table:table-cell table:formula="of:=(       (    (COS([.$B13])     -      SQRT([.FJ$2]^2-SIN([.$B13])^2))    /     (COS([.$B13])    +     SQRT([.FJ$2]^2-SIN([.$B13])^2))    )  ^2     -    [.$C13]  )^2" office:value-type="float" office:value="0.0000724079664554736" calcext:value-type="float">
            <text:p>0.000072408</text:p>
          </table:table-cell>
          <table:table-cell table:formula="of:=(       (    (COS([.$B13])     -      SQRT([.FK$2]^2-SIN([.$B13])^2))    /     (COS([.$B13])    +     SQRT([.FK$2]^2-SIN([.$B13])^2))    )  ^2     -    [.$C13]  )^2" office:value-type="float" office:value="0.0000713611722809125" calcext:value-type="float">
            <text:p>7.13611722809125E-005</text:p>
          </table:table-cell>
          <table:table-cell table:formula="of:=(       (    (COS([.$B13])     -      SQRT([.FL$2]^2-SIN([.$B13])^2))    /     (COS([.$B13])    +     SQRT([.FL$2]^2-SIN([.$B13])^2))    )  ^2     -    [.$C13]  )^2" office:value-type="float" office:value="0.0000703220651890862" calcext:value-type="float">
            <text:p>7.03220651890862E-005</text:p>
          </table:table-cell>
          <table:table-cell table:formula="of:=(       (    (COS([.$B13])     -      SQRT([.FM$2]^2-SIN([.$B13])^2))    /     (COS([.$B13])    +     SQRT([.FM$2]^2-SIN([.$B13])^2))    )  ^2     -    [.$C13]  )^2" office:value-type="float" office:value="0.000069290643799959" calcext:value-type="float">
            <text:p>6.9290643799959E-005</text:p>
          </table:table-cell>
          <table:table-cell table:formula="of:=(       (    (COS([.$B13])     -      SQRT([.FN$2]^2-SIN([.$B13])^2))    /     (COS([.$B13])    +     SQRT([.FN$2]^2-SIN([.$B13])^2))    )  ^2     -    [.$C13]  )^2" office:value-type="float" office:value="0.000068266906731735" calcext:value-type="float">
            <text:p>6.8266906731735E-005</text:p>
          </table:table-cell>
          <table:table-cell table:formula="of:=(       (    (COS([.$B13])     -      SQRT([.FO$2]^2-SIN([.$B13])^2))    /     (COS([.$B13])    +     SQRT([.FO$2]^2-SIN([.$B13])^2))    )  ^2     -    [.$C13]  )^2" office:value-type="float" office:value="0.0000672508526008513" calcext:value-type="float">
            <text:p>6.72508526008513E-005</text:p>
          </table:table-cell>
          <table:table-cell table:formula="of:=(       (    (COS([.$B13])     -      SQRT([.FP$2]^2-SIN([.$B13])^2))    /     (COS([.$B13])    +     SQRT([.FP$2]^2-SIN([.$B13])^2))    )  ^2     -    [.$C13]  )^2" office:value-type="float" office:value="0.0000662424800219901" calcext:value-type="float">
            <text:p>6.62424800219901E-005</text:p>
          </table:table-cell>
          <table:table-cell table:formula="of:=(       (    (COS([.$B13])     -      SQRT([.FQ$2]^2-SIN([.$B13])^2))    /     (COS([.$B13])    +     SQRT([.FQ$2]^2-SIN([.$B13])^2))    )  ^2     -    [.$C13]  )^2" office:value-type="float" office:value="0.0000652417876080768" calcext:value-type="float">
            <text:p>6.52417876080768E-005</text:p>
          </table:table-cell>
          <table:table-cell table:formula="of:=(       (    (COS([.$B13])     -      SQRT([.FR$2]^2-SIN([.$B13])^2))    /     (COS([.$B13])    +     SQRT([.FR$2]^2-SIN([.$B13])^2))    )  ^2     -    [.$C13]  )^2" office:value-type="float" office:value="0.0000642487739702878" calcext:value-type="float">
            <text:p>6.42487739702878E-005</text:p>
          </table:table-cell>
          <table:table-cell table:formula="of:=(       (    (COS([.$B13])     -      SQRT([.FS$2]^2-SIN([.$B13])^2))    /     (COS([.$B13])    +     SQRT([.FS$2]^2-SIN([.$B13])^2))    )  ^2     -    [.$C13]  )^2" office:value-type="float" office:value="0.0000632634377180539" calcext:value-type="float">
            <text:p>6.32634377180539E-005</text:p>
          </table:table-cell>
          <table:table-cell table:formula="of:=(       (    (COS([.$B13])     -      SQRT([.FT$2]^2-SIN([.$B13])^2))    /     (COS([.$B13])    +     SQRT([.FT$2]^2-SIN([.$B13])^2))    )  ^2     -    [.$C13]  )^2" office:value-type="float" office:value="0.0000622857774590557" calcext:value-type="float">
            <text:p>6.22857774590557E-005</text:p>
          </table:table-cell>
          <table:table-cell table:formula="of:=(       (    (COS([.$B13])     -      SQRT([.FU$2]^2-SIN([.$B13])^2))    /     (COS([.$B13])    +     SQRT([.FU$2]^2-SIN([.$B13])^2))    )  ^2     -    [.$C13]  )^2" office:value-type="float" office:value="0.0000613157917992424" calcext:value-type="float">
            <text:p>6.13157917992424E-005</text:p>
          </table:table-cell>
          <table:table-cell table:formula="of:=(       (    (COS([.$B13])     -      SQRT([.FV$2]^2-SIN([.$B13])^2))    /     (COS([.$B13])    +     SQRT([.FV$2]^2-SIN([.$B13])^2))    )  ^2     -    [.$C13]  )^2" office:value-type="float" office:value="0.0000603534793428185" calcext:value-type="float">
            <text:p>6.03534793428185E-005</text:p>
          </table:table-cell>
          <table:table-cell table:formula="of:=(       (    (COS([.$B13])     -      SQRT([.FW$2]^2-SIN([.$B13])^2))    /     (COS([.$B13])    +     SQRT([.FW$2]^2-SIN([.$B13])^2))    )  ^2     -    [.$C13]  )^2" office:value-type="float" office:value="0.0000593988386922638" calcext:value-type="float">
            <text:p>5.93988386922638E-005</text:p>
          </table:table-cell>
          <table:table-cell table:formula="of:=(       (    (COS([.$B13])     -      SQRT([.FX$2]^2-SIN([.$B13])^2))    /     (COS([.$B13])    +     SQRT([.FX$2]^2-SIN([.$B13])^2))    )  ^2     -    [.$C13]  )^2" office:value-type="float" office:value="0.0000584518684483211" calcext:value-type="float">
            <text:p>5.84518684483211E-005</text:p>
          </table:table-cell>
          <table:table-cell table:formula="of:=(       (    (COS([.$B13])     -      SQRT([.FY$2]^2-SIN([.$B13])^2))    /     (COS([.$B13])    +     SQRT([.FY$2]^2-SIN([.$B13])^2))    )  ^2     -    [.$C13]  )^2" office:value-type="float" office:value="0.0000575125672100156" calcext:value-type="float">
            <text:p>5.75125672100156E-005</text:p>
          </table:table-cell>
          <table:table-cell table:formula="of:=(       (    (COS([.$B13])     -      SQRT([.FZ$2]^2-SIN([.$B13])^2))    /     (COS([.$B13])    +     SQRT([.FZ$2]^2-SIN([.$B13])^2))    )  ^2     -    [.$C13]  )^2" office:value-type="float" office:value="0.0000565809335746428" calcext:value-type="float">
            <text:p>5.65809335746428E-005</text:p>
          </table:table-cell>
          <table:table-cell table:formula="of:=(       (    (COS([.$B13])     -      SQRT([.GA$2]^2-SIN([.$B13])^2))    /     (COS([.$B13])    +     SQRT([.GA$2]^2-SIN([.$B13])^2))    )  ^2     -    [.$C13]  )^2" office:value-type="float" office:value="0.0000556569661377836" calcext:value-type="float">
            <text:p>0.000055657</text:p>
          </table:table-cell>
          <table:table-cell table:formula="of:=(       (    (COS([.$B13])     -      SQRT([.GB$2]^2-SIN([.$B13])^2))    /     (COS([.$B13])    +     SQRT([.GB$2]^2-SIN([.$B13])^2))    )  ^2     -    [.$C13]  )^2" office:value-type="float" office:value="0.0000547406634933055" calcext:value-type="float">
            <text:p>5.47406634933055E-005</text:p>
          </table:table-cell>
          <table:table-cell table:formula="of:=(       (    (COS([.$B13])     -      SQRT([.GC$2]^2-SIN([.$B13])^2))    /     (COS([.$B13])    +     SQRT([.GC$2]^2-SIN([.$B13])^2))    )  ^2     -    [.$C13]  )^2" office:value-type="float" office:value="0.0000538320242333614" calcext:value-type="float">
            <text:p>0.000053832</text:p>
          </table:table-cell>
          <table:table-cell table:formula="of:=(       (    (COS([.$B13])     -      SQRT([.GD$2]^2-SIN([.$B13])^2))    /     (COS([.$B13])    +     SQRT([.GD$2]^2-SIN([.$B13])^2))    )  ^2     -    [.$C13]  )^2" office:value-type="float" office:value="0.000052931046948399" calcext:value-type="float">
            <text:p>0.000052931</text:p>
          </table:table-cell>
          <table:table-cell table:formula="of:=(       (    (COS([.$B13])     -      SQRT([.GE$2]^2-SIN([.$B13])^2))    /     (COS([.$B13])    +     SQRT([.GE$2]^2-SIN([.$B13])^2))    )  ^2     -    [.$C13]  )^2" office:value-type="float" office:value="0.0000520377302271594" calcext:value-type="float">
            <text:p>5.20377302271594E-005</text:p>
          </table:table-cell>
          <table:table-cell table:formula="of:=(       (    (COS([.$B13])     -      SQRT([.GF$2]^2-SIN([.$B13])^2))    /     (COS([.$B13])    +     SQRT([.GF$2]^2-SIN([.$B13])^2))    )  ^2     -    [.$C13]  )^2" office:value-type="float" office:value="0.0000511520726566868" calcext:value-type="float">
            <text:p>5.11520726566868E-005</text:p>
          </table:table-cell>
          <table:table-cell table:formula="of:=(       (    (COS([.$B13])     -      SQRT([.GG$2]^2-SIN([.$B13])^2))    /     (COS([.$B13])    +     SQRT([.GG$2]^2-SIN([.$B13])^2))    )  ^2     -    [.$C13]  )^2" office:value-type="float" office:value="0.0000502740728223251" calcext:value-type="float">
            <text:p>5.02740728223251E-005</text:p>
          </table:table-cell>
          <table:table-cell table:formula="of:=(       (    (COS([.$B13])     -      SQRT([.GH$2]^2-SIN([.$B13])^2))    /     (COS([.$B13])    +     SQRT([.GH$2]^2-SIN([.$B13])^2))    )  ^2     -    [.$C13]  )^2" office:value-type="float" office:value="0.0000494037293077256" calcext:value-type="float">
            <text:p>4.94037293077256E-005</text:p>
          </table:table-cell>
          <table:table-cell table:formula="of:=(       (    (COS([.$B13])     -      SQRT([.GI$2]^2-SIN([.$B13])^2))    /     (COS([.$B13])    +     SQRT([.GI$2]^2-SIN([.$B13])^2))    )  ^2     -    [.$C13]  )^2" office:value-type="float" office:value="0.0000485410406948499" calcext:value-type="float">
            <text:p>0.000048541</text:p>
          </table:table-cell>
          <table:table-cell table:formula="of:=(       (    (COS([.$B13])     -      SQRT([.GJ$2]^2-SIN([.$B13])^2))    /     (COS([.$B13])    +     SQRT([.GJ$2]^2-SIN([.$B13])^2))    )  ^2     -    [.$C13]  )^2" office:value-type="float" office:value="0.0000476860055639731" calcext:value-type="float">
            <text:p>0.000047686</text:p>
          </table:table-cell>
          <table:table-cell table:formula="of:=(       (    (COS([.$B13])     -      SQRT([.GK$2]^2-SIN([.$B13])^2))    /     (COS([.$B13])    +     SQRT([.GK$2]^2-SIN([.$B13])^2))    )  ^2     -    [.$C13]  )^2" office:value-type="float" office:value="0.0000468386224936882" calcext:value-type="float">
            <text:p>4.68386224936882E-005</text:p>
          </table:table-cell>
          <table:table-cell table:formula="of:=(       (    (COS([.$B13])     -      SQRT([.GL$2]^2-SIN([.$B13])^2))    /     (COS([.$B13])    +     SQRT([.GL$2]^2-SIN([.$B13])^2))    )  ^2     -    [.$C13]  )^2" office:value-type="float" office:value="0.0000459988900609073" calcext:value-type="float">
            <text:p>4.59988900609073E-005</text:p>
          </table:table-cell>
          <table:table-cell table:formula="of:=(       (    (COS([.$B13])     -      SQRT([.GM$2]^2-SIN([.$B13])^2))    /     (COS([.$B13])    +     SQRT([.GM$2]^2-SIN([.$B13])^2))    )  ^2     -    [.$C13]  )^2" office:value-type="float" office:value="0.0000451668068408687" calcext:value-type="float">
            <text:p>4.51668068408687E-005</text:p>
          </table:table-cell>
          <table:table-cell table:formula="of:=(       (    (COS([.$B13])     -      SQRT([.GN$2]^2-SIN([.$B13])^2))    /     (COS([.$B13])    +     SQRT([.GN$2]^2-SIN([.$B13])^2))    )  ^2     -    [.$C13]  )^2" office:value-type="float" office:value="0.0000443423714071368" calcext:value-type="float">
            <text:p>4.43423714071368E-005</text:p>
          </table:table-cell>
          <table:table-cell table:formula="of:=(       (    (COS([.$B13])     -      SQRT([.GO$2]^2-SIN([.$B13])^2))    /     (COS([.$B13])    +     SQRT([.GO$2]^2-SIN([.$B13])^2))    )  ^2     -    [.$C13]  )^2" office:value-type="float" office:value="0.0000435255823316067" calcext:value-type="float">
            <text:p>4.35255823316067E-005</text:p>
          </table:table-cell>
          <table:table-cell table:formula="of:=(       (    (COS([.$B13])     -      SQRT([.GP$2]^2-SIN([.$B13])^2))    /     (COS([.$B13])    +     SQRT([.GP$2]^2-SIN([.$B13])^2))    )  ^2     -    [.$C13]  )^2" office:value-type="float" office:value="0.0000427164381845095" calcext:value-type="float">
            <text:p>4.27164381845095E-005</text:p>
          </table:table-cell>
          <table:table-cell table:formula="of:=(       (    (COS([.$B13])     -      SQRT([.GQ$2]^2-SIN([.$B13])^2))    /     (COS([.$B13])    +     SQRT([.GQ$2]^2-SIN([.$B13])^2))    )  ^2     -    [.$C13]  )^2" office:value-type="float" office:value="0.0000419149375344143" calcext:value-type="float">
            <text:p>4.19149375344143E-005</text:p>
          </table:table-cell>
          <table:table-cell table:formula="of:=(       (    (COS([.$B13])     -      SQRT([.GR$2]^2-SIN([.$B13])^2))    /     (COS([.$B13])    +     SQRT([.GR$2]^2-SIN([.$B13])^2))    )  ^2     -    [.$C13]  )^2" office:value-type="float" office:value="0.0000411210789482327" calcext:value-type="float">
            <text:p>4.11210789482327E-005</text:p>
          </table:table-cell>
          <table:table-cell table:formula="of:=(       (    (COS([.$B13])     -      SQRT([.GS$2]^2-SIN([.$B13])^2))    /     (COS([.$B13])    +     SQRT([.GS$2]^2-SIN([.$B13])^2))    )  ^2     -    [.$C13]  )^2" office:value-type="float" office:value="0.0000403348609912186" calcext:value-type="float">
            <text:p>4.03348609912186E-005</text:p>
          </table:table-cell>
          <table:table-cell table:formula="of:=(       (    (COS([.$B13])     -      SQRT([.GT$2]^2-SIN([.$B13])^2))    /     (COS([.$B13])    +     SQRT([.GT$2]^2-SIN([.$B13])^2))    )  ^2     -    [.$C13]  )^2" office:value-type="float" office:value="0.0000395562822269766" calcext:value-type="float">
            <text:p>3.95562822269766E-005</text:p>
          </table:table-cell>
          <table:table-cell table:formula="of:=(       (    (COS([.$B13])     -      SQRT([.GU$2]^2-SIN([.$B13])^2))    /     (COS([.$B13])    +     SQRT([.GU$2]^2-SIN([.$B13])^2))    )  ^2     -    [.$C13]  )^2" office:value-type="float" office:value="0.000038785341217465" calcext:value-type="float">
            <text:p>3.8785341217465E-005</text:p>
          </table:table-cell>
          <table:table-cell table:formula="of:=(       (    (COS([.$B13])     -      SQRT([.GV$2]^2-SIN([.$B13])^2))    /     (COS([.$B13])    +     SQRT([.GV$2]^2-SIN([.$B13])^2))    )  ^2     -    [.$C13]  )^2" office:value-type="float" office:value="0.0000380220365229946" calcext:value-type="float">
            <text:p>0.000038022</text:p>
          </table:table-cell>
          <table:table-cell table:formula="of:=(       (    (COS([.$B13])     -      SQRT([.GW$2]^2-SIN([.$B13])^2))    /     (COS([.$B13])    +     SQRT([.GW$2]^2-SIN([.$B13])^2))    )  ^2     -    [.$C13]  )^2" office:value-type="float" office:value="0.0000372663667022372" calcext:value-type="float">
            <text:p>3.72663667022372E-005</text:p>
          </table:table-cell>
          <table:table-cell table:formula="of:=(       (    (COS([.$B13])     -      SQRT([.GX$2]^2-SIN([.$B13])^2))    /     (COS([.$B13])    +     SQRT([.GX$2]^2-SIN([.$B13])^2))    )  ^2     -    [.$C13]  )^2" office:value-type="float" office:value="0.0000365183303122256" calcext:value-type="float">
            <text:p>3.65183303122256E-005</text:p>
          </table:table-cell>
          <table:table-cell table:formula="of:=(       (    (COS([.$B13])     -      SQRT([.GY$2]^2-SIN([.$B13])^2))    /     (COS([.$B13])    +     SQRT([.GY$2]^2-SIN([.$B13])^2))    )  ^2     -    [.$C13]  )^2" office:value-type="float" office:value="0.0000357779259083603" calcext:value-type="float">
            <text:p>3.57779259083603E-005</text:p>
          </table:table-cell>
          <table:table-cell table:formula="of:=(       (    (COS([.$B13])     -      SQRT([.GZ$2]^2-SIN([.$B13])^2))    /     (COS([.$B13])    +     SQRT([.GZ$2]^2-SIN([.$B13])^2))    )  ^2     -    [.$C13]  )^2" office:value-type="float" office:value="0.0000350451520444105" calcext:value-type="float">
            <text:p>3.50451520444105E-005</text:p>
          </table:table-cell>
          <table:table-cell table:formula="of:=(       (    (COS([.$B13])     -      SQRT([.HA$2]^2-SIN([.$B13])^2))    /     (COS([.$B13])    +     SQRT([.HA$2]^2-SIN([.$B13])^2))    )  ^2     -    [.$C13]  )^2" office:value-type="float" office:value="0.0000343200072725189" calcext:value-type="float">
            <text:p>0.00003432</text:p>
          </table:table-cell>
          <table:table-cell table:formula="of:=(       (    (COS([.$B13])     -      SQRT([.HB$2]^2-SIN([.$B13])^2))    /     (COS([.$B13])    +     SQRT([.HB$2]^2-SIN([.$B13])^2))    )  ^2     -    [.$C13]  )^2" office:value-type="float" office:value="0.0000336024901432013" calcext:value-type="float">
            <text:p>3.36024901432013E-005</text:p>
          </table:table-cell>
          <table:table-cell table:formula="of:=(       (    (COS([.$B13])     -      SQRT([.HC$2]^2-SIN([.$B13])^2))    /     (COS([.$B13])    +     SQRT([.HC$2]^2-SIN([.$B13])^2))    )  ^2     -    [.$C13]  )^2" office:value-type="float" office:value="0.0000328925992053588" calcext:value-type="float">
            <text:p>3.28925992053588E-005</text:p>
          </table:table-cell>
          <table:table-cell table:formula="of:=(       (    (COS([.$B13])     -      SQRT([.HD$2]^2-SIN([.$B13])^2))    /     (COS([.$B13])    +     SQRT([.HD$2]^2-SIN([.$B13])^2))    )  ^2     -    [.$C13]  )^2" office:value-type="float" office:value="0.0000321903330062715" calcext:value-type="float">
            <text:p>3.21903330062715E-005</text:p>
          </table:table-cell>
          <table:table-cell table:formula="of:=(       (    (COS([.$B13])     -      SQRT([.HE$2]^2-SIN([.$B13])^2))    /     (COS([.$B13])    +     SQRT([.HE$2]^2-SIN([.$B13])^2))    )  ^2     -    [.$C13]  )^2" office:value-type="float" office:value="0.0000314956900916077" calcext:value-type="float">
            <text:p>3.14956900916077E-005</text:p>
          </table:table-cell>
          <table:table-cell table:formula="of:=(       (    (COS([.$B13])     -      SQRT([.HF$2]^2-SIN([.$B13])^2))    /     (COS([.$B13])    +     SQRT([.HF$2]^2-SIN([.$B13])^2))    )  ^2     -    [.$C13]  )^2" office:value-type="float" office:value="0.0000308086690054255" calcext:value-type="float">
            <text:p>3.08086690054255E-005</text:p>
          </table:table-cell>
          <table:table-cell table:formula="of:=(       (    (COS([.$B13])     -      SQRT([.HG$2]^2-SIN([.$B13])^2))    /     (COS([.$B13])    +     SQRT([.HG$2]^2-SIN([.$B13])^2))    )  ^2     -    [.$C13]  )^2" office:value-type="float" office:value="0.0000301292682901751" calcext:value-type="float">
            <text:p>3.01292682901751E-005</text:p>
          </table:table-cell>
          <table:table-cell table:formula="of:=(       (    (COS([.$B13])     -      SQRT([.HH$2]^2-SIN([.$B13])^2))    /     (COS([.$B13])    +     SQRT([.HH$2]^2-SIN([.$B13])^2))    )  ^2     -    [.$C13]  )^2" office:value-type="float" office:value="0.0000294574864867054" calcext:value-type="float">
            <text:p>2.94574864867054E-005</text:p>
          </table:table-cell>
          <table:table-cell table:formula="of:=(       (    (COS([.$B13])     -      SQRT([.HI$2]^2-SIN([.$B13])^2))    /     (COS([.$B13])    +     SQRT([.HI$2]^2-SIN([.$B13])^2))    )  ^2     -    [.$C13]  )^2" office:value-type="float" office:value="0.0000287933221342666" calcext:value-type="float">
            <text:p>2.87933221342666E-005</text:p>
          </table:table-cell>
          <table:table-cell table:formula="of:=(       (    (COS([.$B13])     -      SQRT([.HJ$2]^2-SIN([.$B13])^2))    /     (COS([.$B13])    +     SQRT([.HJ$2]^2-SIN([.$B13])^2))    )  ^2     -    [.$C13]  )^2" office:value-type="float" office:value="0.0000281367737705076" calcext:value-type="float">
            <text:p>2.81367737705076E-005</text:p>
          </table:table-cell>
          <table:table-cell table:formula="of:=(       (    (COS([.$B13])     -      SQRT([.HK$2]^2-SIN([.$B13])^2))    /     (COS([.$B13])    +     SQRT([.HK$2]^2-SIN([.$B13])^2))    )  ^2     -    [.$C13]  )^2" office:value-type="float" office:value="0.0000274878399314911" calcext:value-type="float">
            <text:p>2.74878399314911E-005</text:p>
          </table:table-cell>
          <table:table-cell table:formula="of:=(       (    (COS([.$B13])     -      SQRT([.HL$2]^2-SIN([.$B13])^2))    /     (COS([.$B13])    +     SQRT([.HL$2]^2-SIN([.$B13])^2))    )  ^2     -    [.$C13]  )^2" office:value-type="float" office:value="0.0000268465191516849" calcext:value-type="float">
            <text:p>2.68465191516849E-005</text:p>
          </table:table-cell>
          <table:table-cell table:formula="of:=(       (    (COS([.$B13])     -      SQRT([.HM$2]^2-SIN([.$B13])^2))    /     (COS([.$B13])    +     SQRT([.HM$2]^2-SIN([.$B13])^2))    )  ^2     -    [.$C13]  )^2" office:value-type="float" office:value="0.0000262128099639715" calcext:value-type="float">
            <text:p>2.62128099639715E-005</text:p>
          </table:table-cell>
          <table:table-cell table:formula="of:=(       (    (COS([.$B13])     -      SQRT([.HN$2]^2-SIN([.$B13])^2))    /     (COS([.$B13])    +     SQRT([.HN$2]^2-SIN([.$B13])^2))    )  ^2     -    [.$C13]  )^2" office:value-type="float" office:value="0.0000255867108996542" calcext:value-type="float">
            <text:p>2.55867108996542E-005</text:p>
          </table:table-cell>
          <table:table-cell table:formula="of:=(       (    (COS([.$B13])     -      SQRT([.HO$2]^2-SIN([.$B13])^2))    /     (COS([.$B13])    +     SQRT([.HO$2]^2-SIN([.$B13])^2))    )  ^2     -    [.$C13]  )^2" office:value-type="float" office:value="0.0000249682204884528" calcext:value-type="float">
            <text:p>2.49682204884528E-005</text:p>
          </table:table-cell>
          <table:table-cell table:formula="of:=(       (    (COS([.$B13])     -      SQRT([.HP$2]^2-SIN([.$B13])^2))    /     (COS([.$B13])    +     SQRT([.HP$2]^2-SIN([.$B13])^2))    )  ^2     -    [.$C13]  )^2" office:value-type="float" office:value="0.0000243573372585127" calcext:value-type="float">
            <text:p>2.43573372585127E-005</text:p>
          </table:table-cell>
          <table:table-cell table:formula="of:=(       (    (COS([.$B13])     -      SQRT([.HQ$2]^2-SIN([.$B13])^2))    /     (COS([.$B13])    +     SQRT([.HQ$2]^2-SIN([.$B13])^2))    )  ^2     -    [.$C13]  )^2" office:value-type="float" office:value="0.0000237540597364056" calcext:value-type="float">
            <text:p>2.37540597364056E-005</text:p>
          </table:table-cell>
          <table:table-cell table:formula="of:=(       (    (COS([.$B13])     -      SQRT([.HR$2]^2-SIN([.$B13])^2))    /     (COS([.$B13])    +     SQRT([.HR$2]^2-SIN([.$B13])^2))    )  ^2     -    [.$C13]  )^2" office:value-type="float" office:value="0.0000231583864471363" calcext:value-type="float">
            <text:p>2.31583864471363E-005</text:p>
          </table:table-cell>
          <table:table-cell table:formula="of:=(       (    (COS([.$B13])     -      SQRT([.HS$2]^2-SIN([.$B13])^2))    /     (COS([.$B13])    +     SQRT([.HS$2]^2-SIN([.$B13])^2))    )  ^2     -    [.$C13]  )^2" office:value-type="float" office:value="0.0000225703159141407" calcext:value-type="float">
            <text:p>2.25703159141407E-005</text:p>
          </table:table-cell>
          <table:table-cell table:formula="of:=(       (    (COS([.$B13])     -      SQRT([.HT$2]^2-SIN([.$B13])^2))    /     (COS([.$B13])    +     SQRT([.HT$2]^2-SIN([.$B13])^2))    )  ^2     -    [.$C13]  )^2" office:value-type="float" office:value="0.0000219898466592941" calcext:value-type="float">
            <text:p>2.19898466592941E-005</text:p>
          </table:table-cell>
          <table:table-cell table:formula="of:=(       (    (COS([.$B13])     -      SQRT([.HU$2]^2-SIN([.$B13])^2))    /     (COS([.$B13])    +     SQRT([.HU$2]^2-SIN([.$B13])^2))    )  ^2     -    [.$C13]  )^2" office:value-type="float" office:value="0.0000214169772029112" calcext:value-type="float">
            <text:p>0.000021417</text:p>
          </table:table-cell>
          <table:table-cell table:formula="of:=(       (    (COS([.$B13])     -      SQRT([.HV$2]^2-SIN([.$B13])^2))    /     (COS([.$B13])    +     SQRT([.HV$2]^2-SIN([.$B13])^2))    )  ^2     -    [.$C13]  )^2" office:value-type="float" office:value="0.0000208517060637517" calcext:value-type="float">
            <text:p>2.08517060637517E-005</text:p>
          </table:table-cell>
          <table:table-cell table:formula="of:=(       (    (COS([.$B13])     -      SQRT([.HW$2]^2-SIN([.$B13])^2))    /     (COS([.$B13])    +     SQRT([.HW$2]^2-SIN([.$B13])^2))    )  ^2     -    [.$C13]  )^2" office:value-type="float" office:value="0.0000202940317590217" calcext:value-type="float">
            <text:p>0.000020294</text:p>
          </table:table-cell>
          <table:table-cell table:formula="of:=(       (    (COS([.$B13])     -      SQRT([.HX$2]^2-SIN([.$B13])^2))    /     (COS([.$B13])    +     SQRT([.HX$2]^2-SIN([.$B13])^2))    )  ^2     -    [.$C13]  )^2" office:value-type="float" office:value="0.0000197439528043795" calcext:value-type="float">
            <text:p>0.000019744</text:p>
          </table:table-cell>
          <table:table-cell table:formula="of:=(       (    (COS([.$B13])     -      SQRT([.HY$2]^2-SIN([.$B13])^2))    /     (COS([.$B13])    +     SQRT([.HY$2]^2-SIN([.$B13])^2))    )  ^2     -    [.$C13]  )^2" office:value-type="float" office:value="0.0000192014677139358" calcext:value-type="float">
            <text:p>1.92014677139358E-005</text:p>
          </table:table-cell>
          <table:table-cell table:formula="of:=(       (    (COS([.$B13])     -      SQRT([.HZ$2]^2-SIN([.$B13])^2))    /     (COS([.$B13])    +     SQRT([.HZ$2]^2-SIN([.$B13])^2))    )  ^2     -    [.$C13]  )^2" office:value-type="float" office:value="0.0000186665750002593" calcext:value-type="float">
            <text:p>1.86665750002593E-005</text:p>
          </table:table-cell>
          <table:table-cell table:formula="of:=(       (    (COS([.$B13])     -      SQRT([.IA$2]^2-SIN([.$B13])^2))    /     (COS([.$B13])    +     SQRT([.IA$2]^2-SIN([.$B13])^2))    )  ^2     -    [.$C13]  )^2" office:value-type="float" office:value="0.0000181392731743788" calcext:value-type="float">
            <text:p>1.81392731743788E-005</text:p>
          </table:table-cell>
          <table:table-cell table:formula="of:=(       (    (COS([.$B13])     -      SQRT([.IB$2]^2-SIN([.$B13])^2))    /     (COS([.$B13])    +     SQRT([.IB$2]^2-SIN([.$B13])^2))    )  ^2     -    [.$C13]  )^2" office:value-type="float" office:value="0.0000176195607457888" calcext:value-type="float">
            <text:p>1.76195607457888E-005</text:p>
          </table:table-cell>
          <table:table-cell table:formula="of:=(       (    (COS([.$B13])     -      SQRT([.IC$2]^2-SIN([.$B13])^2))    /     (COS([.$B13])    +     SQRT([.IC$2]^2-SIN([.$B13])^2))    )  ^2     -    [.$C13]  )^2" office:value-type="float" office:value="0.0000171074362224488" calcext:value-type="float">
            <text:p>1.71074362224488E-005</text:p>
          </table:table-cell>
          <table:table-cell table:formula="of:=(       (    (COS([.$B13])     -      SQRT([.ID$2]^2-SIN([.$B13])^2))    /     (COS([.$B13])    +     SQRT([.ID$2]^2-SIN([.$B13])^2))    )  ^2     -    [.$C13]  )^2" office:value-type="float" office:value="0.0000166028981107912" calcext:value-type="float">
            <text:p>1.66028981107912E-005</text:p>
          </table:table-cell>
          <table:table-cell table:formula="of:=(       (    (COS([.$B13])     -      SQRT([.IE$2]^2-SIN([.$B13])^2))    /     (COS([.$B13])    +     SQRT([.IE$2]^2-SIN([.$B13])^2))    )  ^2     -    [.$C13]  )^2" office:value-type="float" office:value="0.0000161059449157192" calcext:value-type="float">
            <text:p>1.61059449157192E-005</text:p>
          </table:table-cell>
          <table:table-cell table:formula="of:=(       (    (COS([.$B13])     -      SQRT([.IF$2]^2-SIN([.$B13])^2))    /     (COS([.$B13])    +     SQRT([.IF$2]^2-SIN([.$B13])^2))    )  ^2     -    [.$C13]  )^2" office:value-type="float" office:value="0.0000156165751406153" calcext:value-type="float">
            <text:p>1.56165751406153E-005</text:p>
          </table:table-cell>
          <table:table-cell table:formula="of:=(       (    (COS([.$B13])     -      SQRT([.IG$2]^2-SIN([.$B13])^2))    /     (COS([.$B13])    +     SQRT([.IG$2]^2-SIN([.$B13])^2))    )  ^2     -    [.$C13]  )^2" office:value-type="float" office:value="0.0000151347872873436" calcext:value-type="float">
            <text:p>1.51347872873436E-005</text:p>
          </table:table-cell>
          <table:table-cell table:formula="of:=(       (    (COS([.$B13])     -      SQRT([.IH$2]^2-SIN([.$B13])^2))    /     (COS([.$B13])    +     SQRT([.IH$2]^2-SIN([.$B13])^2))    )  ^2     -    [.$C13]  )^2" office:value-type="float" office:value="0.000014660579856249" calcext:value-type="float">
            <text:p>1.4660579856249E-005</text:p>
          </table:table-cell>
          <table:table-cell table:formula="of:=(       (    (COS([.$B13])     -      SQRT([.II$2]^2-SIN([.$B13])^2))    /     (COS([.$B13])    +     SQRT([.II$2]^2-SIN([.$B13])^2))    )  ^2     -    [.$C13]  )^2" office:value-type="float" office:value="0.0000141939513461638" calcext:value-type="float">
            <text:p>0.000014194</text:p>
          </table:table-cell>
          <table:table-cell table:formula="of:=(       (    (COS([.$B13])     -      SQRT([.IJ$2]^2-SIN([.$B13])^2))    /     (COS([.$B13])    +     SQRT([.IJ$2]^2-SIN([.$B13])^2))    )  ^2     -    [.$C13]  )^2" office:value-type="float" office:value="0.0000137349002544134" calcext:value-type="float">
            <text:p>1.37349002544134E-005</text:p>
          </table:table-cell>
          <table:table-cell table:formula="of:=(       (    (COS([.$B13])     -      SQRT([.IK$2]^2-SIN([.$B13])^2))    /     (COS([.$B13])    +     SQRT([.IK$2]^2-SIN([.$B13])^2))    )  ^2     -    [.$C13]  )^2" office:value-type="float" office:value="0.0000132834250768127" calcext:value-type="float">
            <text:p>1.32834250768127E-005</text:p>
          </table:table-cell>
          <table:table-cell table:formula="of:=(       (    (COS([.$B13])     -      SQRT([.IL$2]^2-SIN([.$B13])^2))    /     (COS([.$B13])    +     SQRT([.IL$2]^2-SIN([.$B13])^2))    )  ^2     -    [.$C13]  )^2" office:value-type="float" office:value="0.0000128395243076763" calcext:value-type="float">
            <text:p>1.28395243076763E-005</text:p>
          </table:table-cell>
          <table:table-cell table:formula="of:=(       (    (COS([.$B13])     -      SQRT([.IM$2]^2-SIN([.$B13])^2))    /     (COS([.$B13])    +     SQRT([.IM$2]^2-SIN([.$B13])^2))    )  ^2     -    [.$C13]  )^2" office:value-type="float" office:value="0.0000124031964398177" calcext:value-type="float">
            <text:p>1.24031964398177E-005</text:p>
          </table:table-cell>
          <table:table-cell table:formula="of:=(       (    (COS([.$B13])     -      SQRT([.IN$2]^2-SIN([.$B13])^2))    /     (COS([.$B13])    +     SQRT([.IN$2]^2-SIN([.$B13])^2))    )  ^2     -    [.$C13]  )^2" office:value-type="float" office:value="0.0000119744399645535" calcext:value-type="float">
            <text:p>1.19744399645535E-005</text:p>
          </table:table-cell>
          <table:table-cell table:formula="of:=(       (    (COS([.$B13])     -      SQRT([.IO$2]^2-SIN([.$B13])^2))    /     (COS([.$B13])    +     SQRT([.IO$2]^2-SIN([.$B13])^2))    )  ^2     -    [.$C13]  )^2" office:value-type="float" office:value="0.0000115532533717071" calcext:value-type="float">
            <text:p>1.15532533717071E-005</text:p>
          </table:table-cell>
          <table:table-cell table:formula="of:=(       (    (COS([.$B13])     -      SQRT([.IP$2]^2-SIN([.$B13])^2))    /     (COS([.$B13])    +     SQRT([.IP$2]^2-SIN([.$B13])^2))    )  ^2     -    [.$C13]  )^2" office:value-type="float" office:value="0.0000111396351496113" calcext:value-type="float">
            <text:p>1.11396351496113E-005</text:p>
          </table:table-cell>
          <table:table-cell table:formula="of:=(       (    (COS([.$B13])     -      SQRT([.IQ$2]^2-SIN([.$B13])^2))    /     (COS([.$B13])    +     SQRT([.IQ$2]^2-SIN([.$B13])^2))    )  ^2     -    [.$C13]  )^2" office:value-type="float" office:value="0.0000107335837851124" calcext:value-type="float">
            <text:p>1.07335837851124E-005</text:p>
          </table:table-cell>
          <table:table-cell table:formula="of:=(       (    (COS([.$B13])     -      SQRT([.IR$2]^2-SIN([.$B13])^2))    /     (COS([.$B13])    +     SQRT([.IR$2]^2-SIN([.$B13])^2))    )  ^2     -    [.$C13]  )^2" office:value-type="float" office:value="0.000010335097763573" calcext:value-type="float">
            <text:p>1.0335097763573E-005</text:p>
          </table:table-cell>
          <table:table-cell table:formula="of:=(       (    (COS([.$B13])     -      SQRT([.IS$2]^2-SIN([.$B13])^2))    /     (COS([.$B13])    +     SQRT([.IS$2]^2-SIN([.$B13])^2))    )  ^2     -    [.$C13]  )^2" office:value-type="float" office:value="0.00000994417556887341" calcext:value-type="float">
            <text:p>9.94417556887341E-006</text:p>
          </table:table-cell>
          <table:table-cell table:formula="of:=(       (    (COS([.$B13])     -      SQRT([.IT$2]^2-SIN([.$B13])^2))    /     (COS([.$B13])    +     SQRT([.IT$2]^2-SIN([.$B13])^2))    )  ^2     -    [.$C13]  )^2" office:value-type="float" office:value="0.00000956081568341908" calcext:value-type="float">
            <text:p>9.56081568341908E-006</text:p>
          </table:table-cell>
          <table:table-cell table:formula="of:=(       (    (COS([.$B13])     -      SQRT([.IU$2]^2-SIN([.$B13])^2))    /     (COS([.$B13])    +     SQRT([.IU$2]^2-SIN([.$B13])^2))    )  ^2     -    [.$C13]  )^2" office:value-type="float" office:value="0.00000918501658813944" calcext:value-type="float">
            <text:p>0.000009185</text:p>
          </table:table-cell>
          <table:table-cell table:formula="of:=(       (    (COS([.$B13])     -      SQRT([.IV$2]^2-SIN([.$B13])^2))    /     (COS([.$B13])    +     SQRT([.IV$2]^2-SIN([.$B13])^2))    )  ^2     -    [.$C13]  )^2" office:value-type="float" office:value="0.00000881677676249328" calcext:value-type="float">
            <text:p>8.81677676249328E-006</text:p>
          </table:table-cell>
          <table:table-cell table:formula="of:=(       (    (COS([.$B13])     -      SQRT([.IW$2]^2-SIN([.$B13])^2))    /     (COS([.$B13])    +     SQRT([.IW$2]^2-SIN([.$B13])^2))    )  ^2     -    [.$C13]  )^2" office:value-type="float" office:value="0.00000845609468447182" calcext:value-type="float">
            <text:p>8.45609468447182E-006</text:p>
          </table:table-cell>
          <table:table-cell table:formula="of:=(       (    (COS([.$B13])     -      SQRT([.IX$2]^2-SIN([.$B13])^2))    /     (COS([.$B13])    +     SQRT([.IX$2]^2-SIN([.$B13])^2))    )  ^2     -    [.$C13]  )^2" office:value-type="float" office:value="0.00000810296883060273" calcext:value-type="float">
            <text:p>0.000008103</text:p>
          </table:table-cell>
          <table:table-cell table:formula="of:=(       (    (COS([.$B13])     -      SQRT([.IY$2]^2-SIN([.$B13])^2))    /     (COS([.$B13])    +     SQRT([.IY$2]^2-SIN([.$B13])^2))    )  ^2     -    [.$C13]  )^2" office:value-type="float" office:value="0.00000775739767595062" calcext:value-type="float">
            <text:p>7.75739767595062E-006</text:p>
          </table:table-cell>
          <table:table-cell table:formula="of:=(       (    (COS([.$B13])     -      SQRT([.IZ$2]^2-SIN([.$B13])^2))    /     (COS([.$B13])    +     SQRT([.IZ$2]^2-SIN([.$B13])^2))    )  ^2     -    [.$C13]  )^2" office:value-type="float" office:value="0.00000741937969412257" calcext:value-type="float">
            <text:p>7.41937969412257E-006</text:p>
          </table:table-cell>
          <table:table-cell table:formula="of:=(       (    (COS([.$B13])     -      SQRT([.JA$2]^2-SIN([.$B13])^2))    /     (COS([.$B13])    +     SQRT([.JA$2]^2-SIN([.$B13])^2))    )  ^2     -    [.$C13]  )^2" office:value-type="float" office:value="0.0000070889133572716" calcext:value-type="float">
            <text:p>7.0889133572716E-006</text:p>
          </table:table-cell>
          <table:table-cell table:formula="of:=(       (    (COS([.$B13])     -      SQRT([.JB$2]^2-SIN([.$B13])^2))    /     (COS([.$B13])    +     SQRT([.JB$2]^2-SIN([.$B13])^2))    )  ^2     -    [.$C13]  )^2" office:value-type="float" office:value="0.0000067659971360973" calcext:value-type="float">
            <text:p>0.000006766</text:p>
          </table:table-cell>
          <table:table-cell table:formula="of:=(       (    (COS([.$B13])     -      SQRT([.JC$2]^2-SIN([.$B13])^2))    /     (COS([.$B13])    +     SQRT([.JC$2]^2-SIN([.$B13])^2))    )  ^2     -    [.$C13]  )^2" office:value-type="float" office:value="0.00000645062949985179" calcext:value-type="float">
            <text:p>6.45062949985179E-006</text:p>
          </table:table-cell>
          <table:table-cell table:formula="of:=(       (    (COS([.$B13])     -      SQRT([.JD$2]^2-SIN([.$B13])^2))    /     (COS([.$B13])    +     SQRT([.JD$2]^2-SIN([.$B13])^2))    )  ^2     -    [.$C13]  )^2" office:value-type="float" office:value="0.00000614280891634111" calcext:value-type="float">
            <text:p>6.14280891634111E-006</text:p>
          </table:table-cell>
          <table:table-cell table:formula="of:=(       (    (COS([.$B13])     -      SQRT([.JE$2]^2-SIN([.$B13])^2))    /     (COS([.$B13])    +     SQRT([.JE$2]^2-SIN([.$B13])^2))    )  ^2     -    [.$C13]  )^2" office:value-type="float" office:value="0.00000584253385192895" calcext:value-type="float">
            <text:p>5.84253385192895E-006</text:p>
          </table:table-cell>
          <table:table-cell table:formula="of:=(       (    (COS([.$B13])     -      SQRT([.JF$2]^2-SIN([.$B13])^2))    /     (COS([.$B13])    +     SQRT([.JF$2]^2-SIN([.$B13])^2))    )  ^2     -    [.$C13]  )^2" office:value-type="float" office:value="0.00000554980277154109" calcext:value-type="float">
            <text:p>5.54980277154109E-006</text:p>
          </table:table-cell>
          <table:table-cell table:formula="of:=(       (    (COS([.$B13])     -      SQRT([.JG$2]^2-SIN([.$B13])^2))    /     (COS([.$B13])    +     SQRT([.JG$2]^2-SIN([.$B13])^2))    )  ^2     -    [.$C13]  )^2" office:value-type="float" office:value="0.00000526461413866508" calcext:value-type="float">
            <text:p>5.26461413866508E-006</text:p>
          </table:table-cell>
          <table:table-cell table:formula="of:=(       (    (COS([.$B13])     -      SQRT([.JH$2]^2-SIN([.$B13])^2))    /     (COS([.$B13])    +     SQRT([.JH$2]^2-SIN([.$B13])^2))    )  ^2     -    [.$C13]  )^2" office:value-type="float" office:value="0.00000498696641535795" calcext:value-type="float">
            <text:p>0.000004987</text:p>
          </table:table-cell>
          <table:table-cell table:formula="of:=(       (    (COS([.$B13])     -      SQRT([.JI$2]^2-SIN([.$B13])^2))    /     (COS([.$B13])    +     SQRT([.JI$2]^2-SIN([.$B13])^2))    )  ^2     -    [.$C13]  )^2" office:value-type="float" office:value="0.00000471685806224507" calcext:value-type="float">
            <text:p>4.71685806224507E-006</text:p>
          </table:table-cell>
          <table:table-cell table:formula="of:=(       (    (COS([.$B13])     -      SQRT([.JJ$2]^2-SIN([.$B13])^2))    /     (COS([.$B13])    +     SQRT([.JJ$2]^2-SIN([.$B13])^2))    )  ^2     -    [.$C13]  )^2" office:value-type="float" office:value="0.00000445428753852671" calcext:value-type="float">
            <text:p>4.45428753852671E-006</text:p>
          </table:table-cell>
          <table:table-cell table:formula="of:=(       (    (COS([.$B13])     -      SQRT([.JK$2]^2-SIN([.$B13])^2))    /     (COS([.$B13])    +     SQRT([.JK$2]^2-SIN([.$B13])^2))    )  ^2     -    [.$C13]  )^2" office:value-type="float" office:value="0.00000419925330197897" calcext:value-type="float">
            <text:p>4.19925330197897E-006</text:p>
          </table:table-cell>
          <table:table-cell table:formula="of:=(       (    (COS([.$B13])     -      SQRT([.JL$2]^2-SIN([.$B13])^2))    /     (COS([.$B13])    +     SQRT([.JL$2]^2-SIN([.$B13])^2))    )  ^2     -    [.$C13]  )^2" office:value-type="float" office:value="0.00000395175380895758" calcext:value-type="float">
            <text:p>3.95175380895758E-006</text:p>
          </table:table-cell>
          <table:table-cell table:formula="of:=(       (    (COS([.$B13])     -      SQRT([.JM$2]^2-SIN([.$B13])^2))    /     (COS([.$B13])    +     SQRT([.JM$2]^2-SIN([.$B13])^2))    )  ^2     -    [.$C13]  )^2" office:value-type="float" office:value="0.00000371178751440164" calcext:value-type="float">
            <text:p>3.71178751440164E-006</text:p>
          </table:table-cell>
          <table:table-cell table:formula="of:=(       (    (COS([.$B13])     -      SQRT([.JN$2]^2-SIN([.$B13])^2))    /     (COS([.$B13])    +     SQRT([.JN$2]^2-SIN([.$B13])^2))    )  ^2     -    [.$C13]  )^2" office:value-type="float" office:value="0.00000347935287183559" calcext:value-type="float">
            <text:p>3.47935287183559E-006</text:p>
          </table:table-cell>
          <table:table-cell table:formula="of:=(       (    (COS([.$B13])     -      SQRT([.JO$2]^2-SIN([.$B13])^2))    /     (COS([.$B13])    +     SQRT([.JO$2]^2-SIN([.$B13])^2))    )  ^2     -    [.$C13]  )^2" office:value-type="float" office:value="0.00000325444833337365" calcext:value-type="float">
            <text:p>3.25444833337365E-006</text:p>
          </table:table-cell>
          <table:table-cell table:formula="of:=(       (    (COS([.$B13])     -      SQRT([.JP$2]^2-SIN([.$B13])^2))    /     (COS([.$B13])    +     SQRT([.JP$2]^2-SIN([.$B13])^2))    )  ^2     -    [.$C13]  )^2" office:value-type="float" office:value="0.00000303707234972136" calcext:value-type="float">
            <text:p>3.03707234972136E-006</text:p>
          </table:table-cell>
          <table:table-cell table:formula="of:=(       (    (COS([.$B13])     -      SQRT([.JQ$2]^2-SIN([.$B13])^2))    /     (COS([.$B13])    +     SQRT([.JQ$2]^2-SIN([.$B13])^2))    )  ^2     -    [.$C13]  )^2" office:value-type="float" office:value="0.0000028272233701803" calcext:value-type="float">
            <text:p>2.8272233701803E-006</text:p>
          </table:table-cell>
          <table:table-cell table:formula="of:=(       (    (COS([.$B13])     -      SQRT([.JR$2]^2-SIN([.$B13])^2))    /     (COS([.$B13])    +     SQRT([.JR$2]^2-SIN([.$B13])^2))    )  ^2     -    [.$C13]  )^2" office:value-type="float" office:value="0.00000262489984264962" calcext:value-type="float">
            <text:p>2.62489984264962E-006</text:p>
          </table:table-cell>
          <table:table-cell table:formula="of:=(       (    (COS([.$B13])     -      SQRT([.JS$2]^2-SIN([.$B13])^2))    /     (COS([.$B13])    +     SQRT([.JS$2]^2-SIN([.$B13])^2))    )  ^2     -    [.$C13]  )^2" office:value-type="float" office:value="0.00000243010021363113" calcext:value-type="float">
            <text:p>2.43010021363113E-006</text:p>
          </table:table-cell>
          <table:table-cell table:formula="of:=(       (    (COS([.$B13])     -      SQRT([.JT$2]^2-SIN([.$B13])^2))    /     (COS([.$B13])    +     SQRT([.JT$2]^2-SIN([.$B13])^2))    )  ^2     -    [.$C13]  )^2" office:value-type="float" office:value="0.0000022428229282297" calcext:value-type="float">
            <text:p>2.2428229282297E-006</text:p>
          </table:table-cell>
          <table:table-cell table:formula="of:=(       (    (COS([.$B13])     -      SQRT([.JU$2]^2-SIN([.$B13])^2))    /     (COS([.$B13])    +     SQRT([.JU$2]^2-SIN([.$B13])^2))    )  ^2     -    [.$C13]  )^2" office:value-type="float" office:value="0.00000206306643015948" calcext:value-type="float">
            <text:p>2.06306643015948E-006</text:p>
          </table:table-cell>
          <table:table-cell table:formula="of:=(       (    (COS([.$B13])     -      SQRT([.JV$2]^2-SIN([.$B13])^2))    /     (COS([.$B13])    +     SQRT([.JV$2]^2-SIN([.$B13])^2))    )  ^2     -    [.$C13]  )^2" office:value-type="float" office:value="0.00000189082916174405" calcext:value-type="float">
            <text:p>1.89082916174405E-006</text:p>
          </table:table-cell>
          <table:table-cell table:formula="of:=(       (    (COS([.$B13])     -      SQRT([.JW$2]^2-SIN([.$B13])^2))    /     (COS([.$B13])    +     SQRT([.JW$2]^2-SIN([.$B13])^2))    )  ^2     -    [.$C13]  )^2" office:value-type="float" office:value="0.00000172610956392134" calcext:value-type="float">
            <text:p>1.72610956392134E-006</text:p>
          </table:table-cell>
          <table:table-cell table:formula="of:=(       (    (COS([.$B13])     -      SQRT([.JX$2]^2-SIN([.$B13])^2))    /     (COS([.$B13])    +     SQRT([.JX$2]^2-SIN([.$B13])^2))    )  ^2     -    [.$C13]  )^2" office:value-type="float" office:value="0.00000156890607624648" calcext:value-type="float">
            <text:p>1.56890607624648E-006</text:p>
          </table:table-cell>
          <table:table-cell table:formula="of:=(       (    (COS([.$B13])     -      SQRT([.JY$2]^2-SIN([.$B13])^2))    /     (COS([.$B13])    +     SQRT([.JY$2]^2-SIN([.$B13])^2))    )  ^2     -    [.$C13]  )^2" office:value-type="float" office:value="0.00000141921713689409" calcext:value-type="float">
            <text:p>1.41921713689409E-006</text:p>
          </table:table-cell>
          <table:table-cell table:formula="of:=(       (    (COS([.$B13])     -      SQRT([.JZ$2]^2-SIN([.$B13])^2))    /     (COS([.$B13])    +     SQRT([.JZ$2]^2-SIN([.$B13])^2))    )  ^2     -    [.$C13]  )^2" office:value-type="float" office:value="0.00000127704118266201" calcext:value-type="float">
            <text:p>0.000001277</text:p>
          </table:table-cell>
          <table:table-cell table:formula="of:=(       (    (COS([.$B13])     -      SQRT([.KA$2]^2-SIN([.$B13])^2))    /     (COS([.$B13])    +     SQRT([.KA$2]^2-SIN([.$B13])^2))    )  ^2     -    [.$C13]  )^2" office:value-type="float" office:value="0.00000114237664897419" calcext:value-type="float">
            <text:p>1.14237664897419E-006</text:p>
          </table:table-cell>
          <table:table-cell table:formula="of:=(       (    (COS([.$B13])     -      SQRT([.KB$2]^2-SIN([.$B13])^2))    /     (COS([.$B13])    +     SQRT([.KB$2]^2-SIN([.$B13])^2))    )  ^2     -    [.$C13]  )^2" office:value-type="float" office:value="0.00000101522196988341" calcext:value-type="float">
            <text:p>1.01522196988341E-006</text:p>
          </table:table-cell>
          <table:table-cell table:formula="of:=(       (    (COS([.$B13])     -      SQRT([.KC$2]^2-SIN([.$B13])^2))    /     (COS([.$B13])    +     SQRT([.KC$2]^2-SIN([.$B13])^2))    )  ^2     -    [.$C13]  )^2" office:value-type="float" office:value="0.000000895575578075132" calcext:value-type="float">
            <text:p>8.95575578075132E-007</text:p>
          </table:table-cell>
          <table:table-cell table:formula="of:=(       (    (COS([.$B13])     -      SQRT([.KD$2]^2-SIN([.$B13])^2))    /     (COS([.$B13])    +     SQRT([.KD$2]^2-SIN([.$B13])^2))    )  ^2     -    [.$C13]  )^2" office:value-type="float" office:value="0.000000783435904869853" calcext:value-type="float">
            <text:p>7.83435904869853E-007</text:p>
          </table:table-cell>
          <table:table-cell table:formula="of:=(       (    (COS([.$B13])     -      SQRT([.KE$2]^2-SIN([.$B13])^2))    /     (COS([.$B13])    +     SQRT([.KE$2]^2-SIN([.$B13])^2))    )  ^2     -    [.$C13]  )^2" office:value-type="float" office:value="0.000000678801380226202" calcext:value-type="float">
            <text:p>6.78801380226202E-007</text:p>
          </table:table-cell>
          <table:table-cell table:formula="of:=(       (    (COS([.$B13])     -      SQRT([.KF$2]^2-SIN([.$B13])^2))    /     (COS([.$B13])    +     SQRT([.KF$2]^2-SIN([.$B13])^2))    )  ^2     -    [.$C13]  )^2" office:value-type="float" office:value="0.000000581670432744539" calcext:value-type="float">
            <text:p>5.81670432744539E-007</text:p>
          </table:table-cell>
          <table:table-cell table:formula="of:=(       (    (COS([.$B13])     -      SQRT([.KG$2]^2-SIN([.$B13])^2))    /     (COS([.$B13])    +     SQRT([.KG$2]^2-SIN([.$B13])^2))    )  ^2     -    [.$C13]  )^2" office:value-type="float" office:value="0.000000492041489668974" calcext:value-type="float">
            <text:p>0.000000492</text:p>
          </table:table-cell>
          <table:table-cell table:formula="of:=(       (    (COS([.$B13])     -      SQRT([.KH$2]^2-SIN([.$B13])^2))    /     (COS([.$B13])    +     SQRT([.KH$2]^2-SIN([.$B13])^2))    )  ^2     -    [.$C13]  )^2" office:value-type="float" office:value="0.000000409912976891355" calcext:value-type="float">
            <text:p>4.09912976891355E-007</text:p>
          </table:table-cell>
          <table:table-cell table:formula="of:=(       (    (COS([.$B13])     -      SQRT([.KI$2]^2-SIN([.$B13])^2))    /     (COS([.$B13])    +     SQRT([.KI$2]^2-SIN([.$B13])^2))    )  ^2     -    [.$C13]  )^2" office:value-type="float" office:value="0.000000335283318954032" calcext:value-type="float">
            <text:p>3.35283318954032E-007</text:p>
          </table:table-cell>
          <table:table-cell table:formula="of:=(       (    (COS([.$B13])     -      SQRT([.KJ$2]^2-SIN([.$B13])^2))    /     (COS([.$B13])    +     SQRT([.KJ$2]^2-SIN([.$B13])^2))    )  ^2     -    [.$C13]  )^2" office:value-type="float" office:value="0.000000268150939052666" calcext:value-type="float">
            <text:p>2.68150939052666E-007</text:p>
          </table:table-cell>
          <table:table-cell table:formula="of:=(       (    (COS([.$B13])     -      SQRT([.KK$2]^2-SIN([.$B13])^2))    /     (COS([.$B13])    +     SQRT([.KK$2]^2-SIN([.$B13])^2))    )  ^2     -    [.$C13]  )^2" office:value-type="float" office:value="0.000000208514259039095" calcext:value-type="float">
            <text:p>2.08514259039095E-007</text:p>
          </table:table-cell>
          <table:table-cell table:formula="of:=(       (    (COS([.$B13])     -      SQRT([.KL$2]^2-SIN([.$B13])^2))    /     (COS([.$B13])    +     SQRT([.KL$2]^2-SIN([.$B13])^2))    )  ^2     -    [.$C13]  )^2" office:value-type="float" office:value="0.000000156371699425044" calcext:value-type="float">
            <text:p>1.56371699425044E-007</text:p>
          </table:table-cell>
          <table:table-cell table:formula="of:=(       (    (COS([.$B13])     -      SQRT([.KM$2]^2-SIN([.$B13])^2))    /     (COS([.$B13])    +     SQRT([.KM$2]^2-SIN([.$B13])^2))    )  ^2     -    [.$C13]  )^2" office:value-type="float" office:value="0.000000111721679384299" calcext:value-type="float">
            <text:p>1.11721679384299E-007</text:p>
          </table:table-cell>
          <table:table-cell table:formula="of:=(       (    (COS([.$B13])     -      SQRT([.KN$2]^2-SIN([.$B13])^2))    /     (COS([.$B13])    +     SQRT([.KN$2]^2-SIN([.$B13])^2))    )  ^2     -    [.$C13]  )^2" office:value-type="float" office:value="0.0000000745626167563491" calcext:value-type="float">
            <text:p>7.45626167563491E-008</text:p>
          </table:table-cell>
          <table:table-cell table:formula="of:=(       (    (COS([.$B13])     -      SQRT([.KO$2]^2-SIN([.$B13])^2))    /     (COS([.$B13])    +     SQRT([.KO$2]^2-SIN([.$B13])^2))    )  ^2     -    [.$C13]  )^2" office:value-type="float" office:value="0.0000000448929280489599" calcext:value-type="float">
            <text:p>4.48929280489599E-008</text:p>
          </table:table-cell>
          <table:table-cell table:formula="of:=(       (    (COS([.$B13])     -      SQRT([.KP$2]^2-SIN([.$B13])^2))    /     (COS([.$B13])    +     SQRT([.KP$2]^2-SIN([.$B13])^2))    )  ^2     -    [.$C13]  )^2" office:value-type="float" office:value="0.0000000227110284413856" calcext:value-type="float">
            <text:p>2.27110284413856E-008</text:p>
          </table:table-cell>
          <table:table-cell table:formula="of:=(       (    (COS([.$B13])     -      SQRT([.KQ$2]^2-SIN([.$B13])^2))    /     (COS([.$B13])    +     SQRT([.KQ$2]^2-SIN([.$B13])^2))    )  ^2     -    [.$C13]  )^2" office:value-type="float" office:value="0.00000000801533178734035" calcext:value-type="float">
            <text:p>0.000000008</text:p>
          </table:table-cell>
          <table:table-cell table:formula="of:=(       (    (COS([.$B13])     -      SQRT([.KR$2]^2-SIN([.$B13])^2))    /     (COS([.$B13])    +     SQRT([.KR$2]^2-SIN([.$B13])^2))    )  ^2     -    [.$C13]  )^2" office:value-type="float" office:value="0.000000000804250617868573" calcext:value-type="float">
            <text:p>8.04250617868573E-010</text:p>
          </table:table-cell>
          <table:table-cell table:formula="of:=(       (    (COS([.$B13])     -      SQRT([.KS$2]^2-SIN([.$B13])^2))    /     (COS([.$B13])    +     SQRT([.KS$2]^2-SIN([.$B13])^2))    )  ^2     -    [.$C13]  )^2" office:value-type="float" office:value="0.00000000107619614440318" calcext:value-type="float">
            <text:p>1.07619614440318E-009</text:p>
          </table:table-cell>
          <table:table-cell table:formula="of:=(       (    (COS([.$B13])     -      SQRT([.KT$2]^2-SIN([.$B13])^2))    /     (COS([.$B13])    +     SQRT([.KT$2]^2-SIN([.$B13])^2))    )  ^2     -    [.$C13]  )^2" office:value-type="float" office:value="0.00000000882957826174979" calcext:value-type="float">
            <text:p>8.82957826174979E-009</text:p>
          </table:table-cell>
          <table:table-cell table:formula="of:=(       (    (COS([.$B13])     -      SQRT([.KU$2]^2-SIN([.$B13])^2))    /     (COS([.$B13])    +     SQRT([.KU$2]^2-SIN([.$B13])^2))    )  ^2     -    [.$C13]  )^2" office:value-type="float" office:value="0.0000000240628055510073" calcext:value-type="float">
            <text:p>2.40628055510073E-008</text:p>
          </table:table-cell>
          <table:table-cell table:formula="of:=(       (    (COS([.$B13])     -      SQRT([.KV$2]^2-SIN([.$B13])^2))    /     (COS([.$B13])    +     SQRT([.KV$2]^2-SIN([.$B13])^2))    )  ^2     -    [.$C13]  )^2" office:value-type="float" office:value="0.0000000467742852825355" calcext:value-type="float">
            <text:p>4.67742852825355E-008</text:p>
          </table:table-cell>
          <table:table-cell table:formula="of:=(       (    (COS([.$B13])     -      SQRT([.KW$2]^2-SIN([.$B13])^2))    /     (COS([.$B13])    +     SQRT([.KW$2]^2-SIN([.$B13])^2))    )  ^2     -    [.$C13]  )^2" office:value-type="float" office:value="0.0000000769624234189647" calcext:value-type="float">
            <text:p>0.000000077</text:p>
          </table:table-cell>
          <table:table-cell table:formula="of:=(       (    (COS([.$B13])     -      SQRT([.KX$2]^2-SIN([.$B13])^2))    /     (COS([.$B13])    +     SQRT([.KX$2]^2-SIN([.$B13])^2))    )  ^2     -    [.$C13]  )^2" office:value-type="float" office:value="0.000000114625624618158" calcext:value-type="float">
            <text:p>1.14625624618158E-007</text:p>
          </table:table-cell>
          <table:table-cell table:formula="of:=(       (    (COS([.$B13])     -      SQRT([.KY$2]^2-SIN([.$B13])^2))    /     (COS([.$B13])    +     SQRT([.KY$2]^2-SIN([.$B13])^2))    )  ^2     -    [.$C13]  )^2" office:value-type="float" office:value="0.000000159762292235958" calcext:value-type="float">
            <text:p>1.59762292235958E-007</text:p>
          </table:table-cell>
          <table:table-cell table:formula="of:=(       (    (COS([.$B13])     -      SQRT([.KZ$2]^2-SIN([.$B13])^2))    /     (COS([.$B13])    +     SQRT([.KZ$2]^2-SIN([.$B13])^2))    )  ^2     -    [.$C13]  )^2" office:value-type="float" office:value="0.000000212370828329545" calcext:value-type="float">
            <text:p>2.12370828329545E-007</text:p>
          </table:table-cell>
          <table:table-cell table:formula="of:=(       (    (COS([.$B13])     -      SQRT([.LA$2]^2-SIN([.$B13])^2))    /     (COS([.$B13])    +     SQRT([.LA$2]^2-SIN([.$B13])^2))    )  ^2     -    [.$C13]  )^2" office:value-type="float" office:value="0.000000272449633659797" calcext:value-type="float">
            <text:p>2.72449633659797E-007</text:p>
          </table:table-cell>
          <table:table-cell table:formula="of:=(       (    (COS([.$B13])     -      SQRT([.LB$2]^2-SIN([.$B13])^2))    /     (COS([.$B13])    +     SQRT([.LB$2]^2-SIN([.$B13])^2))    )  ^2     -    [.$C13]  )^2" office:value-type="float" office:value="0.000000339997107694861" calcext:value-type="float">
            <text:p>0.00000034</text:p>
          </table:table-cell>
          <table:table-cell table:formula="of:=(       (    (COS([.$B13])     -      SQRT([.LC$2]^2-SIN([.$B13])^2))    /     (COS([.$B13])    +     SQRT([.LC$2]^2-SIN([.$B13])^2))    )  ^2     -    [.$C13]  )^2" office:value-type="float" office:value="0.000000415011648612656" calcext:value-type="float">
            <text:p>0.000000415</text:p>
          </table:table-cell>
          <table:table-cell table:formula="of:=(       (    (COS([.$B13])     -      SQRT([.LD$2]^2-SIN([.$B13])^2))    /     (COS([.$B13])    +     SQRT([.LD$2]^2-SIN([.$B13])^2))    )  ^2     -    [.$C13]  )^2" office:value-type="float" office:value="0.000000497491653303959" calcext:value-type="float">
            <text:p>4.97491653303959E-007</text:p>
          </table:table-cell>
          <table:table-cell table:formula="of:=(       (    (COS([.$B13])     -      SQRT([.LE$2]^2-SIN([.$B13])^2))    /     (COS([.$B13])    +     SQRT([.LE$2]^2-SIN([.$B13])^2))    )  ^2     -    [.$C13]  )^2" office:value-type="float" office:value="0.000000587435517375141" calcext:value-type="float">
            <text:p>5.87435517375141E-007</text:p>
          </table:table-cell>
          <table:table-cell table:formula="of:=(       (    (COS([.$B13])     -      SQRT([.LF$2]^2-SIN([.$B13])^2))    /     (COS([.$B13])    +     SQRT([.LF$2]^2-SIN([.$B13])^2))    )  ^2     -    [.$C13]  )^2" office:value-type="float" office:value="0.000000684841635151302" calcext:value-type="float">
            <text:p>6.84841635151302E-007</text:p>
          </table:table-cell>
          <table:table-cell table:formula="of:=(       (    (COS([.$B13])     -      SQRT([.LG$2]^2-SIN([.$B13])^2))    /     (COS([.$B13])    +     SQRT([.LG$2]^2-SIN([.$B13])^2))    )  ^2     -    [.$C13]  )^2" office:value-type="float" office:value="0.000000789708399679483" calcext:value-type="float">
            <text:p>7.89708399679483E-007</text:p>
          </table:table-cell>
          <table:table-cell table:formula="of:=(       (    (COS([.$B13])     -      SQRT([.LH$2]^2-SIN([.$B13])^2))    /     (COS([.$B13])    +     SQRT([.LH$2]^2-SIN([.$B13])^2))    )  ^2     -    [.$C13]  )^2" office:value-type="float" office:value="0.00000090203420273061" calcext:value-type="float">
            <text:p>0.000000902</text:p>
          </table:table-cell>
          <table:table-cell table:formula="of:=(       (    (COS([.$B13])     -      SQRT([.LI$2]^2-SIN([.$B13])^2))    /     (COS([.$B13])    +     SQRT([.LI$2]^2-SIN([.$B13])^2))    )  ^2     -    [.$C13]  )^2" office:value-type="float" office:value="0.00000102181743480347" calcext:value-type="float">
            <text:p>1.02181743480347E-006</text:p>
          </table:table-cell>
          <table:table-cell table:formula="of:=(       (    (COS([.$B13])     -      SQRT([.LJ$2]^2-SIN([.$B13])^2))    /     (COS([.$B13])    +     SQRT([.LJ$2]^2-SIN([.$B13])^2))    )  ^2     -    [.$C13]  )^2" office:value-type="float" office:value="0.00000114905648512686" calcext:value-type="float">
            <text:p>1.14905648512686E-006</text:p>
          </table:table-cell>
          <table:table-cell table:formula="of:=(       (    (COS([.$B13])     -      SQRT([.LK$2]^2-SIN([.$B13])^2))    /     (COS([.$B13])    +     SQRT([.LK$2]^2-SIN([.$B13])^2))    )  ^2     -    [.$C13]  )^2" office:value-type="float" office:value="0.00000128374974166293" calcext:value-type="float">
            <text:p>1.28374974166293E-006</text:p>
          </table:table-cell>
          <table:table-cell table:formula="of:=(       (    (COS([.$B13])     -      SQRT([.LL$2]^2-SIN([.$B13])^2))    /     (COS([.$B13])    +     SQRT([.LL$2]^2-SIN([.$B13])^2))    )  ^2     -    [.$C13]  )^2" office:value-type="float" office:value="0.0000014258955911097" calcext:value-type="float">
            <text:p>1.4258955911097E-006</text:p>
          </table:table-cell>
          <table:table-cell table:formula="of:=(       (    (COS([.$B13])     -      SQRT([.LM$2]^2-SIN([.$B13])^2))    /     (COS([.$B13])    +     SQRT([.LM$2]^2-SIN([.$B13])^2))    )  ^2     -    [.$C13]  )^2" office:value-type="float" office:value="0.00000157549241890462" calcext:value-type="float">
            <text:p>1.57549241890462E-006</text:p>
          </table:table-cell>
          <table:table-cell table:formula="of:=(       (    (COS([.$B13])     -      SQRT([.LN$2]^2-SIN([.$B13])^2))    /     (COS([.$B13])    +     SQRT([.LN$2]^2-SIN([.$B13])^2))    )  ^2     -    [.$C13]  )^2" office:value-type="float" office:value="0.00000173253860922651" calcext:value-type="float">
            <text:p>1.73253860922651E-006</text:p>
          </table:table-cell>
          <table:table-cell table:formula="of:=(       (    (COS([.$B13])     -      SQRT([.LO$2]^2-SIN([.$B13])^2))    /     (COS([.$B13])    +     SQRT([.LO$2]^2-SIN([.$B13])^2))    )  ^2     -    [.$C13]  )^2" office:value-type="float" office:value="0.00000189703254499892" calcext:value-type="float">
            <text:p>0.000001897</text:p>
          </table:table-cell>
          <table:table-cell table:formula="of:=(       (    (COS([.$B13])     -      SQRT([.LP$2]^2-SIN([.$B13])^2))    /     (COS([.$B13])    +     SQRT([.LP$2]^2-SIN([.$B13])^2))    )  ^2     -    [.$C13]  )^2" office:value-type="float" office:value="0.00000206897260789356" calcext:value-type="float">
            <text:p>0.000002069</text:p>
          </table:table-cell>
          <table:table-cell table:formula="of:=(       (    (COS([.$B13])     -      SQRT([.LQ$2]^2-SIN([.$B13])^2))    /     (COS([.$B13])    +     SQRT([.LQ$2]^2-SIN([.$B13])^2))    )  ^2     -    [.$C13]  )^2" office:value-type="float" office:value="0.00000224835717833188" calcext:value-type="float">
            <text:p>2.24835717833188E-006</text:p>
          </table:table-cell>
          <table:table-cell table:formula="of:=(       (    (COS([.$B13])     -      SQRT([.LR$2]^2-SIN([.$B13])^2))    /     (COS([.$B13])    +     SQRT([.LR$2]^2-SIN([.$B13])^2))    )  ^2     -    [.$C13]  )^2" office:value-type="float" office:value="0.00000243518463548946" calcext:value-type="float">
            <text:p>2.43518463548946E-006</text:p>
          </table:table-cell>
          <table:table-cell table:formula="of:=(       (    (COS([.$B13])     -      SQRT([.LS$2]^2-SIN([.$B13])^2))    /     (COS([.$B13])    +     SQRT([.LS$2]^2-SIN([.$B13])^2))    )  ^2     -    [.$C13]  )^2" office:value-type="float" office:value="0.00000262945335729734" calcext:value-type="float">
            <text:p>2.62945335729734E-006</text:p>
          </table:table-cell>
          <table:table-cell table:formula="of:=(       (    (COS([.$B13])     -      SQRT([.LT$2]^2-SIN([.$B13])^2))    /     (COS([.$B13])    +     SQRT([.LT$2]^2-SIN([.$B13])^2))    )  ^2     -    [.$C13]  )^2" office:value-type="float" office:value="0.00000283116172044596" calcext:value-type="float">
            <text:p>2.83116172044596E-006</text:p>
          </table:table-cell>
          <table:table-cell table:formula="of:=(       (    (COS([.$B13])     -      SQRT([.LU$2]^2-SIN([.$B13])^2))    /     (COS([.$B13])    +     SQRT([.LU$2]^2-SIN([.$B13])^2))    )  ^2     -    [.$C13]  )^2" office:value-type="float" office:value="0.00000304030810038789" calcext:value-type="float">
            <text:p>3.04030810038789E-006</text:p>
          </table:table-cell>
          <table:table-cell table:formula="of:=(       (    (COS([.$B13])     -      SQRT([.LV$2]^2-SIN([.$B13])^2))    /     (COS([.$B13])    +     SQRT([.LV$2]^2-SIN([.$B13])^2))    )  ^2     -    [.$C13]  )^2" office:value-type="float" office:value="0.00000325689087133964" calcext:value-type="float">
            <text:p>3.25689087133964E-006</text:p>
          </table:table-cell>
          <table:table-cell table:formula="of:=(       (    (COS([.$B13])     -      SQRT([.LW$2]^2-SIN([.$B13])^2))    /     (COS([.$B13])    +     SQRT([.LW$2]^2-SIN([.$B13])^2))    )  ^2     -    [.$C13]  )^2" office:value-type="float" office:value="0.0000034809084062867" calcext:value-type="float">
            <text:p>3.4809084062867E-006</text:p>
          </table:table-cell>
          <table:table-cell table:formula="of:=(       (    (COS([.$B13])     -      SQRT([.LX$2]^2-SIN([.$B13])^2))    /     (COS([.$B13])    +     SQRT([.LX$2]^2-SIN([.$B13])^2))    )  ^2     -    [.$C13]  )^2" office:value-type="float" office:value="0.00000371235907698389" calcext:value-type="float">
            <text:p>3.71235907698389E-006</text:p>
          </table:table-cell>
          <table:table-cell table:formula="of:=(       (    (COS([.$B13])     -      SQRT([.LY$2]^2-SIN([.$B13])^2))    /     (COS([.$B13])    +     SQRT([.LY$2]^2-SIN([.$B13])^2))    )  ^2     -    [.$C13]  )^2" office:value-type="float" office:value="0.00000395124125395906" calcext:value-type="float">
            <text:p>3.95124125395906E-006</text:p>
          </table:table-cell>
          <table:table-cell table:formula="of:=(       (    (COS([.$B13])     -      SQRT([.LZ$2]^2-SIN([.$B13])^2))    /     (COS([.$B13])    +     SQRT([.LZ$2]^2-SIN([.$B13])^2))    )  ^2     -    [.$C13]  )^2" office:value-type="float" office:value="0.00000419755330651751" calcext:value-type="float">
            <text:p>4.19755330651751E-006</text:p>
          </table:table-cell>
          <table:table-cell table:formula="of:=(       (    (COS([.$B13])     -      SQRT([.MA$2]^2-SIN([.$B13])^2))    /     (COS([.$B13])    +     SQRT([.MA$2]^2-SIN([.$B13])^2))    )  ^2     -    [.$C13]  )^2" office:value-type="float" office:value="0.00000445129360274222" calcext:value-type="float">
            <text:p>4.45129360274222E-006</text:p>
          </table:table-cell>
          <table:table-cell table:formula="of:=(       (    (COS([.$B13])     -      SQRT([.MB$2]^2-SIN([.$B13])^2))    /     (COS([.$B13])    +     SQRT([.MB$2]^2-SIN([.$B13])^2))    )  ^2     -    [.$C13]  )^2" office:value-type="float" office:value="0.00000471246050949892" calcext:value-type="float">
            <text:p>4.71246050949892E-006</text:p>
          </table:table-cell>
          <table:table-cell table:formula="of:=(       (    (COS([.$B13])     -      SQRT([.MC$2]^2-SIN([.$B13])^2))    /     (COS([.$B13])    +     SQRT([.MC$2]^2-SIN([.$B13])^2))    )  ^2     -    [.$C13]  )^2" office:value-type="float" office:value="0.00000498105239243697" calcext:value-type="float">
            <text:p>4.98105239243697E-006</text:p>
          </table:table-cell>
          <table:table-cell table:formula="of:=(       (    (COS([.$B13])     -      SQRT([.MD$2]^2-SIN([.$B13])^2))    /     (COS([.$B13])    +     SQRT([.MD$2]^2-SIN([.$B13])^2))    )  ^2     -    [.$C13]  )^2" office:value-type="float" office:value="0.00000525706761599358" calcext:value-type="float">
            <text:p>5.25706761599358E-006</text:p>
          </table:table-cell>
          <table:table-cell table:formula="of:=(       (    (COS([.$B13])     -      SQRT([.ME$2]^2-SIN([.$B13])^2))    /     (COS([.$B13])    +     SQRT([.ME$2]^2-SIN([.$B13])^2))    )  ^2     -    [.$C13]  )^2" office:value-type="float" office:value="0.00000554050454339659" calcext:value-type="float">
            <text:p>5.54050454339659E-006</text:p>
          </table:table-cell>
          <table:table-cell table:formula="of:=(       (    (COS([.$B13])     -      SQRT([.MF$2]^2-SIN([.$B13])^2))    /     (COS([.$B13])    +     SQRT([.MF$2]^2-SIN([.$B13])^2))    )  ^2     -    [.$C13]  )^2" office:value-type="float" office:value="0.00000583136153666576" calcext:value-type="float">
            <text:p>5.83136153666576E-006</text:p>
          </table:table-cell>
          <table:table-cell table:formula="of:=(       (    (COS([.$B13])     -      SQRT([.MG$2]^2-SIN([.$B13])^2))    /     (COS([.$B13])    +     SQRT([.MG$2]^2-SIN([.$B13])^2))    )  ^2     -    [.$C13]  )^2" office:value-type="float" office:value="0.00000612963695661763" calcext:value-type="float">
            <text:p>6.12963695661763E-006</text:p>
          </table:table-cell>
          <table:table-cell table:formula="of:=(       (    (COS([.$B13])     -      SQRT([.MH$2]^2-SIN([.$B13])^2))    /     (COS([.$B13])    +     SQRT([.MH$2]^2-SIN([.$B13])^2))    )  ^2     -    [.$C13]  )^2" office:value-type="float" office:value="0.00000643532916286721" calcext:value-type="float">
            <text:p>6.43532916286721E-006</text:p>
          </table:table-cell>
          <table:table-cell table:formula="of:=(       (    (COS([.$B13])     -      SQRT([.MI$2]^2-SIN([.$B13])^2))    /     (COS([.$B13])    +     SQRT([.MI$2]^2-SIN([.$B13])^2))    )  ^2     -    [.$C13]  )^2" office:value-type="float" office:value="0.00000674843651382994" calcext:value-type="float">
            <text:p>6.74843651382994E-006</text:p>
          </table:table-cell>
          <table:table-cell table:formula="of:=(       (    (COS([.$B13])     -      SQRT([.MJ$2]^2-SIN([.$B13])^2))    /     (COS([.$B13])    +     SQRT([.MJ$2]^2-SIN([.$B13])^2))    )  ^2     -    [.$C13]  )^2" office:value-type="float" office:value="0.00000706895736672698" calcext:value-type="float">
            <text:p>0.000007069</text:p>
          </table:table-cell>
          <table:table-cell table:formula="of:=(       (    (COS([.$B13])     -      SQRT([.MK$2]^2-SIN([.$B13])^2))    /     (COS([.$B13])    +     SQRT([.MK$2]^2-SIN([.$B13])^2))    )  ^2     -    [.$C13]  )^2" office:value-type="float" office:value="0.00000739689007758514" calcext:value-type="float">
            <text:p>7.39689007758514E-006</text:p>
          </table:table-cell>
          <table:table-cell table:formula="of:=(       (    (COS([.$B13])     -      SQRT([.ML$2]^2-SIN([.$B13])^2))    /     (COS([.$B13])    +     SQRT([.ML$2]^2-SIN([.$B13])^2))    )  ^2     -    [.$C13]  )^2" office:value-type="float" office:value="0.00000773223300124222" calcext:value-type="float">
            <text:p>7.73223300124222E-006</text:p>
          </table:table-cell>
          <table:table-cell table:formula="of:=(       (    (COS([.$B13])     -      SQRT([.MM$2]^2-SIN([.$B13])^2))    /     (COS([.$B13])    +     SQRT([.MM$2]^2-SIN([.$B13])^2))    )  ^2     -    [.$C13]  )^2" office:value-type="float" office:value="0.000008074984491347" calcext:value-type="float">
            <text:p>0.000008075</text:p>
          </table:table-cell>
          <table:table-cell table:formula="of:=(       (    (COS([.$B13])     -      SQRT([.MN$2]^2-SIN([.$B13])^2))    /     (COS([.$B13])    +     SQRT([.MN$2]^2-SIN([.$B13])^2))    )  ^2     -    [.$C13]  )^2" office:value-type="float" office:value="0.00000842514290036493" calcext:value-type="float">
            <text:p>8.42514290036493E-006</text:p>
          </table:table-cell>
          <table:table-cell table:formula="of:=(       (    (COS([.$B13])     -      SQRT([.MO$2]^2-SIN([.$B13])^2))    /     (COS([.$B13])    +     SQRT([.MO$2]^2-SIN([.$B13])^2))    )  ^2     -    [.$C13]  )^2" office:value-type="float" office:value="0.00000878270657957876" calcext:value-type="float">
            <text:p>8.78270657957876E-006</text:p>
          </table:table-cell>
          <table:table-cell table:formula="of:=(       (    (COS([.$B13])     -      SQRT([.MP$2]^2-SIN([.$B13])^2))    /     (COS([.$B13])    +     SQRT([.MP$2]^2-SIN([.$B13])^2))    )  ^2     -    [.$C13]  )^2" office:value-type="float" office:value="0.00000914767387909212" calcext:value-type="float">
            <text:p>9.14767387909212E-006</text:p>
          </table:table-cell>
          <table:table-cell table:formula="of:=(       (    (COS([.$B13])     -      SQRT([.MQ$2]^2-SIN([.$B13])^2))    /     (COS([.$B13])    +     SQRT([.MQ$2]^2-SIN([.$B13])^2))    )  ^2     -    [.$C13]  )^2" office:value-type="float" office:value="0.00000952004314783248" calcext:value-type="float">
            <text:p>0.00000952</text:p>
          </table:table-cell>
          <table:table-cell table:formula="of:=(       (    (COS([.$B13])     -      SQRT([.MR$2]^2-SIN([.$B13])^2))    /     (COS([.$B13])    +     SQRT([.MR$2]^2-SIN([.$B13])^2))    )  ^2     -    [.$C13]  )^2" office:value-type="float" office:value="0.00000989981273355409" calcext:value-type="float">
            <text:p>9.89981273355409E-006</text:p>
          </table:table-cell>
          <table:table-cell table:formula="of:=(       (    (COS([.$B13])     -      SQRT([.MS$2]^2-SIN([.$B13])^2))    /     (COS([.$B13])    +     SQRT([.MS$2]^2-SIN([.$B13])^2))    )  ^2     -    [.$C13]  )^2" office:value-type="float" office:value="0.0000102869809828389" calcext:value-type="float">
            <text:p>0.000010287</text:p>
          </table:table-cell>
          <table:table-cell table:formula="of:=(       (    (COS([.$B13])     -      SQRT([.MT$2]^2-SIN([.$B13])^2))    /     (COS([.$B13])    +     SQRT([.MT$2]^2-SIN([.$B13])^2))    )  ^2     -    [.$C13]  )^2" office:value-type="float" office:value="0.0000106815462411019" calcext:value-type="float">
            <text:p>1.06815462411019E-005</text:p>
          </table:table-cell>
          <table:table-cell table:formula="of:=(       (    (COS([.$B13])     -      SQRT([.MU$2]^2-SIN([.$B13])^2))    /     (COS([.$B13])    +     SQRT([.MU$2]^2-SIN([.$B13])^2))    )  ^2     -    [.$C13]  )^2" office:value-type="float" office:value="0.0000110835068525922" calcext:value-type="float">
            <text:p>1.10835068525922E-005</text:p>
          </table:table-cell>
          <table:table-cell table:formula="of:=(       (    (COS([.$B13])     -      SQRT([.MV$2]^2-SIN([.$B13])^2))    /     (COS([.$B13])    +     SQRT([.MV$2]^2-SIN([.$B13])^2))    )  ^2     -    [.$C13]  )^2" office:value-type="float" office:value="0.000011492861160397" calcext:value-type="float">
            <text:p>1.1492861160397E-005</text:p>
          </table:table-cell>
          <table:table-cell table:formula="of:=(       (    (COS([.$B13])     -      SQRT([.MW$2]^2-SIN([.$B13])^2))    /     (COS([.$B13])    +     SQRT([.MW$2]^2-SIN([.$B13])^2))    )  ^2     -    [.$C13]  )^2" office:value-type="float" office:value="0.0000119096075064411" calcext:value-type="float">
            <text:p>1.19096075064411E-005</text:p>
          </table:table-cell>
          <table:table-cell table:formula="of:=(       (    (COS([.$B13])     -      SQRT([.MX$2]^2-SIN([.$B13])^2))    /     (COS([.$B13])    +     SQRT([.MX$2]^2-SIN([.$B13])^2))    )  ^2     -    [.$C13]  )^2" office:value-type="float" office:value="0.0000123337442314956" calcext:value-type="float">
            <text:p>1.23337442314956E-005</text:p>
          </table:table-cell>
          <table:table-cell table:formula="of:=(       (    (COS([.$B13])     -      SQRT([.MY$2]^2-SIN([.$B13])^2))    /     (COS([.$B13])    +     SQRT([.MY$2]^2-SIN([.$B13])^2))    )  ^2     -    [.$C13]  )^2" office:value-type="float" office:value="0.0000127652696751744" calcext:value-type="float">
            <text:p>1.27652696751744E-005</text:p>
          </table:table-cell>
          <table:table-cell table:formula="of:=(       (    (COS([.$B13])     -      SQRT([.MZ$2]^2-SIN([.$B13])^2))    /     (COS([.$B13])    +     SQRT([.MZ$2]^2-SIN([.$B13])^2))    )  ^2     -    [.$C13]  )^2" office:value-type="float" office:value="0.0000132041821759408" calcext:value-type="float">
            <text:p>1.32041821759408E-005</text:p>
          </table:table-cell>
          <table:table-cell table:formula="of:=(       (    (COS([.$B13])     -      SQRT([.NA$2]^2-SIN([.$B13])^2))    /     (COS([.$B13])    +     SQRT([.NA$2]^2-SIN([.$B13])^2))    )  ^2     -    [.$C13]  )^2" office:value-type="float" office:value="0.0000136504800711085" calcext:value-type="float">
            <text:p>1.36504800711085E-005</text:p>
          </table:table-cell>
          <table:table-cell table:formula="of:=(       (    (COS([.$B13])     -      SQRT([.NB$2]^2-SIN([.$B13])^2))    /     (COS([.$B13])    +     SQRT([.NB$2]^2-SIN([.$B13])^2))    )  ^2     -    [.$C13]  )^2" office:value-type="float" office:value="0.0000141041616968448" calcext:value-type="float">
            <text:p>1.41041616968448E-005</text:p>
          </table:table-cell>
          <table:table-cell table:formula="of:=(       (    (COS([.$B13])     -      SQRT([.NC$2]^2-SIN([.$B13])^2))    /     (COS([.$B13])    +     SQRT([.NC$2]^2-SIN([.$B13])^2))    )  ^2     -    [.$C13]  )^2" office:value-type="float" office:value="0.0000145652253881749" calcext:value-type="float">
            <text:p>1.45652253881749E-005</text:p>
          </table:table-cell>
          <table:table-cell table:formula="of:=(       (    (COS([.$B13])     -      SQRT([.ND$2]^2-SIN([.$B13])^2))    /     (COS([.$B13])    +     SQRT([.ND$2]^2-SIN([.$B13])^2))    )  ^2     -    [.$C13]  )^2" office:value-type="float" office:value="0.0000150336694789806" calcext:value-type="float">
            <text:p>1.50336694789806E-005</text:p>
          </table:table-cell>
          <table:table-cell table:formula="of:=(       (    (COS([.$B13])     -      SQRT([.NE$2]^2-SIN([.$B13])^2))    /     (COS([.$B13])    +     SQRT([.NE$2]^2-SIN([.$B13])^2))    )  ^2     -    [.$C13]  )^2" office:value-type="float" office:value="0.0000155094923020073" calcext:value-type="float">
            <text:p>1.55094923020073E-005</text:p>
          </table:table-cell>
          <table:table-cell table:formula="of:=(       (    (COS([.$B13])     -      SQRT([.NF$2]^2-SIN([.$B13])^2))    /     (COS([.$B13])    +     SQRT([.NF$2]^2-SIN([.$B13])^2))    )  ^2     -    [.$C13]  )^2" office:value-type="float" office:value="0.0000159926921888632" calcext:value-type="float">
            <text:p>1.59926921888632E-005</text:p>
          </table:table-cell>
          <table:table-cell table:formula="of:=(       (    (COS([.$B13])     -      SQRT([.NG$2]^2-SIN([.$B13])^2))    /     (COS([.$B13])    +     SQRT([.NG$2]^2-SIN([.$B13])^2))    )  ^2     -    [.$C13]  )^2" office:value-type="float" office:value="0.0000164832674700266" calcext:value-type="float">
            <text:p>1.64832674700266E-005</text:p>
          </table:table-cell>
          <table:table-cell table:formula="of:=(       (    (COS([.$B13])     -      SQRT([.NH$2]^2-SIN([.$B13])^2))    /     (COS([.$B13])    +     SQRT([.NH$2]^2-SIN([.$B13])^2))    )  ^2     -    [.$C13]  )^2" office:value-type="float" office:value="0.0000169812164748418" calcext:value-type="float">
            <text:p>1.69812164748418E-005</text:p>
          </table:table-cell>
          <table:table-cell table:formula="of:=(       (    (COS([.$B13])     -      SQRT([.NI$2]^2-SIN([.$B13])^2))    /     (COS([.$B13])    +     SQRT([.NI$2]^2-SIN([.$B13])^2))    )  ^2     -    [.$C13]  )^2" office:value-type="float" office:value="0.0000174865375315279" calcext:value-type="float">
            <text:p>1.74865375315279E-005</text:p>
          </table:table-cell>
          <table:table-cell table:formula="of:=(       (    (COS([.$B13])     -      SQRT([.NJ$2]^2-SIN([.$B13])^2))    /     (COS([.$B13])    +     SQRT([.NJ$2]^2-SIN([.$B13])^2))    )  ^2     -    [.$C13]  )^2" office:value-type="float" office:value="0.0000179992289671801" calcext:value-type="float">
            <text:p>1.79992289671801E-005</text:p>
          </table:table-cell>
          <table:table-cell table:formula="of:=(       (    (COS([.$B13])     -      SQRT([.NK$2]^2-SIN([.$B13])^2))    /     (COS([.$B13])    +     SQRT([.NK$2]^2-SIN([.$B13])^2))    )  ^2     -    [.$C13]  )^2" office:value-type="float" office:value="0.0000185192891077685" calcext:value-type="float">
            <text:p>1.85192891077685E-005</text:p>
          </table:table-cell>
          <table:table-cell table:formula="of:=(       (    (COS([.$B13])     -      SQRT([.NL$2]^2-SIN([.$B13])^2))    /     (COS([.$B13])    +     SQRT([.NL$2]^2-SIN([.$B13])^2))    )  ^2     -    [.$C13]  )^2" office:value-type="float" office:value="0.0000190467162781467" calcext:value-type="float">
            <text:p>1.90467162781467E-005</text:p>
          </table:table-cell>
          <table:table-cell table:formula="of:=(       (    (COS([.$B13])     -      SQRT([.NM$2]^2-SIN([.$B13])^2))    /     (COS([.$B13])    +     SQRT([.NM$2]^2-SIN([.$B13])^2))    )  ^2     -    [.$C13]  )^2" office:value-type="float" office:value="0.0000195815088020502" calcext:value-type="float">
            <text:p>1.95815088020502E-005</text:p>
          </table:table-cell>
          <table:table-cell table:formula="of:=(       (    (COS([.$B13])     -      SQRT([.NN$2]^2-SIN([.$B13])^2))    /     (COS([.$B13])    +     SQRT([.NN$2]^2-SIN([.$B13])^2))    )  ^2     -    [.$C13]  )^2" office:value-type="float" office:value="0.0000201236650020992" calcext:value-type="float">
            <text:p>2.01236650020992E-005</text:p>
          </table:table-cell>
          <table:table-cell table:formula="of:=(       (    (COS([.$B13])     -      SQRT([.NO$2]^2-SIN([.$B13])^2))    /     (COS([.$B13])    +     SQRT([.NO$2]^2-SIN([.$B13])^2))    )  ^2     -    [.$C13]  )^2" office:value-type="float" office:value="0.0000206731831998051" calcext:value-type="float">
            <text:p>2.06731831998051E-005</text:p>
          </table:table-cell>
          <table:table-cell table:formula="of:=(       (    (COS([.$B13])     -      SQRT([.NP$2]^2-SIN([.$B13])^2))    /     (COS([.$B13])    +     SQRT([.NP$2]^2-SIN([.$B13])^2))    )  ^2     -    [.$C13]  )^2" office:value-type="float" office:value="0.0000212300617155678" calcext:value-type="float">
            <text:p>2.12300617155678E-005</text:p>
          </table:table-cell>
          <table:table-cell table:formula="of:=(       (    (COS([.$B13])     -      SQRT([.NQ$2]^2-SIN([.$B13])^2))    /     (COS([.$B13])    +     SQRT([.NQ$2]^2-SIN([.$B13])^2))    )  ^2     -    [.$C13]  )^2" office:value-type="float" office:value="0.0000217942988686831" calcext:value-type="float">
            <text:p>2.17942988686831E-005</text:p>
          </table:table-cell>
          <table:table-cell table:formula="of:=(       (    (COS([.$B13])     -      SQRT([.NR$2]^2-SIN([.$B13])^2))    /     (COS([.$B13])    +     SQRT([.NR$2]^2-SIN([.$B13])^2))    )  ^2     -    [.$C13]  )^2" office:value-type="float" office:value="0.0000223658929773429" calcext:value-type="float">
            <text:p>2.23658929773429E-005</text:p>
          </table:table-cell>
          <table:table-cell table:formula="of:=(       (    (COS([.$B13])     -      SQRT([.NS$2]^2-SIN([.$B13])^2))    /     (COS([.$B13])    +     SQRT([.NS$2]^2-SIN([.$B13])^2))    )  ^2     -    [.$C13]  )^2" office:value-type="float" office:value="0.000022944842358636" calcext:value-type="float">
            <text:p>2.2944842358636E-005</text:p>
          </table:table-cell>
          <table:table-cell table:formula="of:=(       (    (COS([.$B13])     -      SQRT([.NT$2]^2-SIN([.$B13])^2))    /     (COS([.$B13])    +     SQRT([.NT$2]^2-SIN([.$B13])^2))    )  ^2     -    [.$C13]  )^2" office:value-type="float" office:value="0.0000235311453285565" calcext:value-type="float">
            <text:p>2.35311453285565E-005</text:p>
          </table:table-cell>
          <table:table-cell table:formula="of:=(       (    (COS([.$B13])     -      SQRT([.NU$2]^2-SIN([.$B13])^2))    /     (COS([.$B13])    +     SQRT([.NU$2]^2-SIN([.$B13])^2))    )  ^2     -    [.$C13]  )^2" office:value-type="float" office:value="0.0000241248002020005" calcext:value-type="float">
            <text:p>2.41248002020005E-005</text:p>
          </table:table-cell>
          <table:table-cell table:formula="of:=(       (    (COS([.$B13])     -      SQRT([.NV$2]^2-SIN([.$B13])^2))    /     (COS([.$B13])    +     SQRT([.NV$2]^2-SIN([.$B13])^2))    )  ^2     -    [.$C13]  )^2" office:value-type="float" office:value="0.0000247258052927719" calcext:value-type="float">
            <text:p>2.47258052927719E-005</text:p>
          </table:table-cell>
          <table:table-cell table:formula="of:=(       (    (COS([.$B13])     -      SQRT([.NW$2]^2-SIN([.$B13])^2))    /     (COS([.$B13])    +     SQRT([.NW$2]^2-SIN([.$B13])^2))    )  ^2     -    [.$C13]  )^2" office:value-type="float" office:value="0.0000253341589135843" calcext:value-type="float">
            <text:p>2.53341589135843E-005</text:p>
          </table:table-cell>
          <table:table-cell table:formula="of:=(       (    (COS([.$B13])     -      SQRT([.NX$2]^2-SIN([.$B13])^2))    /     (COS([.$B13])    +     SQRT([.NX$2]^2-SIN([.$B13])^2))    )  ^2     -    [.$C13]  )^2" office:value-type="float" office:value="0.000025949859376063" calcext:value-type="float">
            <text:p>2.5949859376063E-005</text:p>
          </table:table-cell>
          <table:table-cell table:formula="of:=(       (    (COS([.$B13])     -      SQRT([.NY$2]^2-SIN([.$B13])^2))    /     (COS([.$B13])    +     SQRT([.NY$2]^2-SIN([.$B13])^2))    )  ^2     -    [.$C13]  )^2" office:value-type="float" office:value="0.0000265729049907487" calcext:value-type="float">
            <text:p>2.65729049907487E-005</text:p>
          </table:table-cell>
          <table:table-cell table:formula="of:=(       (    (COS([.$B13])     -      SQRT([.NZ$2]^2-SIN([.$B13])^2))    /     (COS([.$B13])    +     SQRT([.NZ$2]^2-SIN([.$B13])^2))    )  ^2     -    [.$C13]  )^2" office:value-type="float" office:value="0.0000272032940671004" calcext:value-type="float">
            <text:p>2.72032940671004E-005</text:p>
          </table:table-cell>
          <table:table-cell table:formula="of:=(       (    (COS([.$B13])     -      SQRT([.OA$2]^2-SIN([.$B13])^2))    /     (COS([.$B13])    +     SQRT([.OA$2]^2-SIN([.$B13])^2))    )  ^2     -    [.$C13]  )^2" office:value-type="float" office:value="0.0000278410249134957" calcext:value-type="float">
            <text:p>0.000027841</text:p>
          </table:table-cell>
          <table:table-cell table:formula="of:=(       (    (COS([.$B13])     -      SQRT([.OB$2]^2-SIN([.$B13])^2))    /     (COS([.$B13])    +     SQRT([.OB$2]^2-SIN([.$B13])^2))    )  ^2     -    [.$C13]  )^2" office:value-type="float" office:value="0.000028486095837236" calcext:value-type="float">
            <text:p>2.8486095837236E-005</text:p>
          </table:table-cell>
          <table:table-cell table:formula="of:=(       (    (COS([.$B13])     -      SQRT([.OC$2]^2-SIN([.$B13])^2))    /     (COS([.$B13])    +     SQRT([.OC$2]^2-SIN([.$B13])^2))    )  ^2     -    [.$C13]  )^2" office:value-type="float" office:value="0.0000291385051445469" calcext:value-type="float">
            <text:p>2.91385051445469E-005</text:p>
          </table:table-cell>
          <table:table-cell table:formula="of:=(       (    (COS([.$B13])     -      SQRT([.OD$2]^2-SIN([.$B13])^2))    /     (COS([.$B13])    +     SQRT([.OD$2]^2-SIN([.$B13])^2))    )  ^2     -    [.$C13]  )^2" office:value-type="float" office:value="0.0000297982511405845" calcext:value-type="float">
            <text:p>2.97982511405845E-005</text:p>
          </table:table-cell>
          <table:table-cell table:formula="of:=(       (    (COS([.$B13])     -      SQRT([.OE$2]^2-SIN([.$B13])^2))    /     (COS([.$B13])    +     SQRT([.OE$2]^2-SIN([.$B13])^2))    )  ^2     -    [.$C13]  )^2" office:value-type="float" office:value="0.000030465332129431" calcext:value-type="float">
            <text:p>3.0465332129431E-005</text:p>
          </table:table-cell>
          <table:table-cell table:formula="of:=(       (    (COS([.$B13])     -      SQRT([.OF$2]^2-SIN([.$B13])^2))    /     (COS([.$B13])    +     SQRT([.OF$2]^2-SIN([.$B13])^2))    )  ^2     -    [.$C13]  )^2" office:value-type="float" office:value="0.0000311397464141062" calcext:value-type="float">
            <text:p>3.11397464141062E-005</text:p>
          </table:table-cell>
          <table:table-cell table:formula="of:=(       (    (COS([.$B13])     -      SQRT([.OG$2]^2-SIN([.$B13])^2))    /     (COS([.$B13])    +     SQRT([.OG$2]^2-SIN([.$B13])^2))    )  ^2     -    [.$C13]  )^2" office:value-type="float" office:value="0.0000318214922965637" calcext:value-type="float">
            <text:p>3.18214922965637E-005</text:p>
          </table:table-cell>
          <table:table-cell table:formula="of:=(       (    (COS([.$B13])     -      SQRT([.OH$2]^2-SIN([.$B13])^2))    /     (COS([.$B13])    +     SQRT([.OH$2]^2-SIN([.$B13])^2))    )  ^2     -    [.$C13]  )^2" office:value-type="float" office:value="0.0000325105680776946" calcext:value-type="float">
            <text:p>3.25105680776946E-005</text:p>
          </table:table-cell>
          <table:table-cell table:formula="of:=(       (    (COS([.$B13])     -      SQRT([.OI$2]^2-SIN([.$B13])^2))    /     (COS([.$B13])    +     SQRT([.OI$2]^2-SIN([.$B13])^2))    )  ^2     -    [.$C13]  )^2" office:value-type="float" office:value="0.0000332069720573327" calcext:value-type="float">
            <text:p>0.000033207</text:p>
          </table:table-cell>
          <table:table-cell table:formula="of:=(       (    (COS([.$B13])     -      SQRT([.OJ$2]^2-SIN([.$B13])^2))    /     (COS([.$B13])    +     SQRT([.OJ$2]^2-SIN([.$B13])^2))    )  ^2     -    [.$C13]  )^2" office:value-type="float" office:value="0.0000339107025342541" calcext:value-type="float">
            <text:p>3.39107025342541E-005</text:p>
          </table:table-cell>
          <table:table-cell table:formula="of:=(       (    (COS([.$B13])     -      SQRT([.OK$2]^2-SIN([.$B13])^2))    /     (COS([.$B13])    +     SQRT([.OK$2]^2-SIN([.$B13])^2))    )  ^2     -    [.$C13]  )^2" office:value-type="float" office:value="0.0000346217578061812" calcext:value-type="float">
            <text:p>3.46217578061812E-005</text:p>
          </table:table-cell>
          <table:table-cell table:formula="of:=(       (    (COS([.$B13])     -      SQRT([.OL$2]^2-SIN([.$B13])^2))    /     (COS([.$B13])    +     SQRT([.OL$2]^2-SIN([.$B13])^2))    )  ^2     -    [.$C13]  )^2" office:value-type="float" office:value="0.0000353401361697835" calcext:value-type="float">
            <text:p>3.53401361697835E-005</text:p>
          </table:table-cell>
          <table:table-cell table:formula="of:=(       (    (COS([.$B13])     -      SQRT([.OM$2]^2-SIN([.$B13])^2))    /     (COS([.$B13])    +     SQRT([.OM$2]^2-SIN([.$B13])^2))    )  ^2     -    [.$C13]  )^2" office:value-type="float" office:value="0.0000360658359206843" calcext:value-type="float">
            <text:p>3.60658359206843E-005</text:p>
          </table:table-cell>
          <table:table-cell table:formula="of:=(       (    (COS([.$B13])     -      SQRT([.ON$2]^2-SIN([.$B13])^2))    /     (COS([.$B13])    +     SQRT([.ON$2]^2-SIN([.$B13])^2))    )  ^2     -    [.$C13]  )^2" office:value-type="float" office:value="0.0000367988553534604" calcext:value-type="float">
            <text:p>3.67988553534604E-005</text:p>
          </table:table-cell>
          <table:table-cell table:formula="of:=(       (    (COS([.$B13])     -      SQRT([.OO$2]^2-SIN([.$B13])^2))    /     (COS([.$B13])    +     SQRT([.OO$2]^2-SIN([.$B13])^2))    )  ^2     -    [.$C13]  )^2" office:value-type="float" office:value="0.000037539192761642" calcext:value-type="float">
            <text:p>3.7539192761642E-005</text:p>
          </table:table-cell>
          <table:table-cell table:formula="of:=(       (    (COS([.$B13])     -      SQRT([.OP$2]^2-SIN([.$B13])^2))    /     (COS([.$B13])    +     SQRT([.OP$2]^2-SIN([.$B13])^2))    )  ^2     -    [.$C13]  )^2" office:value-type="float" office:value="0.0000382868464377204" calcext:value-type="float">
            <text:p>3.82868464377204E-005</text:p>
          </table:table-cell>
          <table:table-cell table:formula="of:=(       (    (COS([.$B13])     -      SQRT([.OQ$2]^2-SIN([.$B13])^2))    /     (COS([.$B13])    +     SQRT([.OQ$2]^2-SIN([.$B13])^2))    )  ^2     -    [.$C13]  )^2" office:value-type="float" office:value="0.000039041814673148" calcext:value-type="float">
            <text:p>3.9041814673148E-005</text:p>
          </table:table-cell>
          <table:table-cell table:formula="of:=(       (    (COS([.$B13])     -      SQRT([.OR$2]^2-SIN([.$B13])^2))    /     (COS([.$B13])    +     SQRT([.OR$2]^2-SIN([.$B13])^2))    )  ^2     -    [.$C13]  )^2" office:value-type="float" office:value="0.0000398040957583404" calcext:value-type="float">
            <text:p>3.98040957583404E-005</text:p>
          </table:table-cell>
          <table:table-cell table:formula="of:=(       (    (COS([.$B13])     -      SQRT([.OS$2]^2-SIN([.$B13])^2))    /     (COS([.$B13])    +     SQRT([.OS$2]^2-SIN([.$B13])^2))    )  ^2     -    [.$C13]  )^2" office:value-type="float" office:value="0.0000405736879826812" calcext:value-type="float">
            <text:p>4.05736879826812E-005</text:p>
          </table:table-cell>
          <table:table-cell table:formula="of:=(       (    (COS([.$B13])     -      SQRT([.OT$2]^2-SIN([.$B13])^2))    /     (COS([.$B13])    +     SQRT([.OT$2]^2-SIN([.$B13])^2))    )  ^2     -    [.$C13]  )^2" office:value-type="float" office:value="0.0000413505896345215" calcext:value-type="float">
            <text:p>4.13505896345215E-005</text:p>
          </table:table-cell>
          <table:table-cell table:formula="of:=(       (    (COS([.$B13])     -      SQRT([.OU$2]^2-SIN([.$B13])^2))    /     (COS([.$B13])    +     SQRT([.OU$2]^2-SIN([.$B13])^2))    )  ^2     -    [.$C13]  )^2" office:value-type="float" office:value="0.0000421347990011838" calcext:value-type="float">
            <text:p>4.21347990011838E-005</text:p>
          </table:table-cell>
          <table:table-cell table:formula="of:=(       (    (COS([.$B13])     -      SQRT([.OV$2]^2-SIN([.$B13])^2))    /     (COS([.$B13])    +     SQRT([.OV$2]^2-SIN([.$B13])^2))    )  ^2     -    [.$C13]  )^2" office:value-type="float" office:value="0.0000429263143689655" calcext:value-type="float">
            <text:p>4.29263143689655E-005</text:p>
          </table:table-cell>
          <table:table-cell table:formula="of:=(       (    (COS([.$B13])     -      SQRT([.OW$2]^2-SIN([.$B13])^2))    /     (COS([.$B13])    +     SQRT([.OW$2]^2-SIN([.$B13])^2))    )  ^2     -    [.$C13]  )^2" office:value-type="float" office:value="0.0000437251340231414" calcext:value-type="float">
            <text:p>4.37251340231414E-005</text:p>
          </table:table-cell>
          <table:table-cell table:formula="of:=(       (    (COS([.$B13])     -      SQRT([.OX$2]^2-SIN([.$B13])^2))    /     (COS([.$B13])    +     SQRT([.OX$2]^2-SIN([.$B13])^2))    )  ^2     -    [.$C13]  )^2" office:value-type="float" office:value="0.0000445312562479627" calcext:value-type="float">
            <text:p>4.45312562479627E-005</text:p>
          </table:table-cell>
          <table:table-cell table:formula="of:=(       (    (COS([.$B13])     -      SQRT([.OY$2]^2-SIN([.$B13])^2))    /     (COS([.$B13])    +     SQRT([.OY$2]^2-SIN([.$B13])^2))    )  ^2     -    [.$C13]  )^2" office:value-type="float" office:value="0.0000453446793266652" calcext:value-type="float">
            <text:p>4.53446793266652E-005</text:p>
          </table:table-cell>
          <table:table-cell table:formula="of:=(       (    (COS([.$B13])     -      SQRT([.OZ$2]^2-SIN([.$B13])^2))    /     (COS([.$B13])    +     SQRT([.OZ$2]^2-SIN([.$B13])^2))    )  ^2     -    [.$C13]  )^2" office:value-type="float" office:value="0.0000461654015414651" calcext:value-type="float">
            <text:p>4.61654015414651E-005</text:p>
          </table:table-cell>
          <table:table-cell table:formula="of:=(       (    (COS([.$B13])     -      SQRT([.PA$2]^2-SIN([.$B13])^2))    /     (COS([.$B13])    +     SQRT([.PA$2]^2-SIN([.$B13])^2))    )  ^2     -    [.$C13]  )^2" office:value-type="float" office:value="0.0000469934211735702" calcext:value-type="float">
            <text:p>4.69934211735702E-005</text:p>
          </table:table-cell>
          <table:table-cell table:formula="of:=(       (    (COS([.$B13])     -      SQRT([.PB$2]^2-SIN([.$B13])^2))    /     (COS([.$B13])    +     SQRT([.PB$2]^2-SIN([.$B13])^2))    )  ^2     -    [.$C13]  )^2" office:value-type="float" office:value="0.0000478287365031736" calcext:value-type="float">
            <text:p>4.78287365031736E-005</text:p>
          </table:table-cell>
          <table:table-cell table:formula="of:=(       (    (COS([.$B13])     -      SQRT([.PC$2]^2-SIN([.$B13])^2))    /     (COS([.$B13])    +     SQRT([.PC$2]^2-SIN([.$B13])^2))    )  ^2     -    [.$C13]  )^2" office:value-type="float" office:value="0.0000486713458094602" calcext:value-type="float">
            <text:p>4.86713458094602E-005</text:p>
          </table:table-cell>
          <table:table-cell table:formula="of:=(       (    (COS([.$B13])     -      SQRT([.PD$2]^2-SIN([.$B13])^2))    /     (COS([.$B13])    +     SQRT([.PD$2]^2-SIN([.$B13])^2))    )  ^2     -    [.$C13]  )^2" office:value-type="float" office:value="0.0000495212473706113" calcext:value-type="float">
            <text:p>4.95212473706113E-005</text:p>
          </table:table-cell>
          <table:table-cell table:formula="of:=(       (    (COS([.$B13])     -      SQRT([.PE$2]^2-SIN([.$B13])^2))    /     (COS([.$B13])    +     SQRT([.PE$2]^2-SIN([.$B13])^2))    )  ^2     -    [.$C13]  )^2" office:value-type="float" office:value="0.0000503784394638035" calcext:value-type="float">
            <text:p>5.03784394638035E-005</text:p>
          </table:table-cell>
          <table:table-cell table:formula="of:=(       (    (COS([.$B13])     -      SQRT([.PF$2]^2-SIN([.$B13])^2))    /     (COS([.$B13])    +     SQRT([.PF$2]^2-SIN([.$B13])^2))    )  ^2     -    [.$C13]  )^2" office:value-type="float" office:value="0.0000512429203652121" calcext:value-type="float">
            <text:p>5.12429203652121E-005</text:p>
          </table:table-cell>
          <table:table-cell table:formula="of:=(       (    (COS([.$B13])     -      SQRT([.PG$2]^2-SIN([.$B13])^2))    /     (COS([.$B13])    +     SQRT([.PG$2]^2-SIN([.$B13])^2))    )  ^2     -    [.$C13]  )^2" office:value-type="float" office:value="0.0000521146883500145" calcext:value-type="float">
            <text:p>5.21146883500145E-005</text:p>
          </table:table-cell>
          <table:table-cell table:formula="of:=(       (    (COS([.$B13])     -      SQRT([.PH$2]^2-SIN([.$B13])^2))    /     (COS([.$B13])    +     SQRT([.PH$2]^2-SIN([.$B13])^2))    )  ^2     -    [.$C13]  )^2" office:value-type="float" office:value="0.0000529937416923924" calcext:value-type="float">
            <text:p>5.29937416923924E-005</text:p>
          </table:table-cell>
          <table:table-cell table:formula="of:=(       (    (COS([.$B13])     -      SQRT([.PI$2]^2-SIN([.$B13])^2))    /     (COS([.$B13])    +     SQRT([.PI$2]^2-SIN([.$B13])^2))    )  ^2     -    [.$C13]  )^2" office:value-type="float" office:value="0.0000538800786655342" calcext:value-type="float">
            <text:p>5.38800786655342E-005</text:p>
          </table:table-cell>
          <table:table-cell table:formula="of:=(       (    (COS([.$B13])     -      SQRT([.PJ$2]^2-SIN([.$B13])^2))    /     (COS([.$B13])    +     SQRT([.PJ$2]^2-SIN([.$B13])^2))    )  ^2     -    [.$C13]  )^2" office:value-type="float" office:value="0.000054773697541635" calcext:value-type="float">
            <text:p>5.4773697541635E-005</text:p>
          </table:table-cell>
          <table:table-cell table:formula="of:=(       (    (COS([.$B13])     -      SQRT([.PK$2]^2-SIN([.$B13])^2))    /     (COS([.$B13])    +     SQRT([.PK$2]^2-SIN([.$B13])^2))    )  ^2     -    [.$C13]  )^2" office:value-type="float" office:value="0.0000556745965919065" calcext:value-type="float">
            <text:p>5.56745965919065E-005</text:p>
          </table:table-cell>
          <table:table-cell table:formula="of:=(       (    (COS([.$B13])     -      SQRT([.PL$2]^2-SIN([.$B13])^2))    /     (COS([.$B13])    +     SQRT([.PL$2]^2-SIN([.$B13])^2))    )  ^2     -    [.$C13]  )^2" office:value-type="float" office:value="0.0000565827740865691" calcext:value-type="float">
            <text:p>5.65827740865691E-005</text:p>
          </table:table-cell>
          <table:table-cell table:formula="of:=(       (    (COS([.$B13])     -      SQRT([.PM$2]^2-SIN([.$B13])^2))    /     (COS([.$B13])    +     SQRT([.PM$2]^2-SIN([.$B13])^2))    )  ^2     -    [.$C13]  )^2" office:value-type="float" office:value="0.0000574982282948621" calcext:value-type="float">
            <text:p>5.74982282948621E-005</text:p>
          </table:table-cell>
          <table:table-cell table:formula="of:=(       (    (COS([.$B13])     -      SQRT([.PN$2]^2-SIN([.$B13])^2))    /     (COS([.$B13])    +     SQRT([.PN$2]^2-SIN([.$B13])^2))    )  ^2     -    [.$C13]  )^2" office:value-type="float" office:value="0.0000584209574850427" calcext:value-type="float">
            <text:p>0.000058421</text:p>
          </table:table-cell>
          <table:table-cell table:formula="of:=(       (    (COS([.$B13])     -      SQRT([.PO$2]^2-SIN([.$B13])^2))    /     (COS([.$B13])    +     SQRT([.PO$2]^2-SIN([.$B13])^2))    )  ^2     -    [.$C13]  )^2" office:value-type="float" office:value="0.0000593509599243917" calcext:value-type="float">
            <text:p>0.000059351</text:p>
          </table:table-cell>
          <table:table-cell table:formula="of:=(       (    (COS([.$B13])     -      SQRT([.PP$2]^2-SIN([.$B13])^2))    /     (COS([.$B13])    +     SQRT([.PP$2]^2-SIN([.$B13])^2))    )  ^2     -    [.$C13]  )^2" office:value-type="float" office:value="0.0000602882338792116" calcext:value-type="float">
            <text:p>6.02882338792116E-005</text:p>
          </table:table-cell>
          <table:table-cell table:formula="of:=(       (    (COS([.$B13])     -      SQRT([.PQ$2]^2-SIN([.$B13])^2))    /     (COS([.$B13])    +     SQRT([.PQ$2]^2-SIN([.$B13])^2))    )  ^2     -    [.$C13]  )^2" office:value-type="float" office:value="0.0000612327776148302" calcext:value-type="float">
            <text:p>6.12327776148302E-005</text:p>
          </table:table-cell>
          <table:table-cell table:formula="of:=(       (    (COS([.$B13])     -      SQRT([.PR$2]^2-SIN([.$B13])^2))    /     (COS([.$B13])    +     SQRT([.PR$2]^2-SIN([.$B13])^2))    )  ^2     -    [.$C13]  )^2" office:value-type="float" office:value="0.0000621845893956085" calcext:value-type="float">
            <text:p>6.21845893956085E-005</text:p>
          </table:table-cell>
          <table:table-cell table:formula="of:=(       (    (COS([.$B13])     -      SQRT([.PS$2]^2-SIN([.$B13])^2))    /     (COS([.$B13])    +     SQRT([.PS$2]^2-SIN([.$B13])^2))    )  ^2     -    [.$C13]  )^2" office:value-type="float" office:value="0.0000631436674849335" calcext:value-type="float">
            <text:p>6.31436674849335E-005</text:p>
          </table:table-cell>
          <table:table-cell table:formula="of:=(       (    (COS([.$B13])     -      SQRT([.PT$2]^2-SIN([.$B13])^2))    /     (COS([.$B13])    +     SQRT([.PT$2]^2-SIN([.$B13])^2))    )  ^2     -    [.$C13]  )^2" office:value-type="float" office:value="0.0000641100101452282" calcext:value-type="float">
            <text:p>0.00006411</text:p>
          </table:table-cell>
          <table:table-cell table:formula="of:=(       (    (COS([.$B13])     -      SQRT([.PU$2]^2-SIN([.$B13])^2))    /     (COS([.$B13])    +     SQRT([.PU$2]^2-SIN([.$B13])^2))    )  ^2     -    [.$C13]  )^2" office:value-type="float" office:value="0.0000650836156379521" calcext:value-type="float">
            <text:p>6.50836156379521E-005</text:p>
          </table:table-cell>
          <table:table-cell table:formula="of:=(       (    (COS([.$B13])     -      SQRT([.PV$2]^2-SIN([.$B13])^2))    /     (COS([.$B13])    +     SQRT([.PV$2]^2-SIN([.$B13])^2))    )  ^2     -    [.$C13]  )^2" office:value-type="float" office:value="0.0000660644822236006" calcext:value-type="float">
            <text:p>6.60644822236006E-005</text:p>
          </table:table-cell>
          <table:table-cell table:formula="of:=(       (    (COS([.$B13])     -      SQRT([.PW$2]^2-SIN([.$B13])^2))    /     (COS([.$B13])    +     SQRT([.PW$2]^2-SIN([.$B13])^2))    )  ^2     -    [.$C13]  )^2" office:value-type="float" office:value="0.0000670526081617147" calcext:value-type="float">
            <text:p>6.70526081617147E-005</text:p>
          </table:table-cell>
          <table:table-cell table:formula="of:=(       (    (COS([.$B13])     -      SQRT([.PX$2]^2-SIN([.$B13])^2))    /     (COS([.$B13])    +     SQRT([.PX$2]^2-SIN([.$B13])^2))    )  ^2     -    [.$C13]  )^2" office:value-type="float" office:value="0.0000680479917108714" calcext:value-type="float">
            <text:p>0.000068048</text:p>
          </table:table-cell>
          <table:table-cell table:formula="of:=(       (    (COS([.$B13])     -      SQRT([.PY$2]^2-SIN([.$B13])^2))    /     (COS([.$B13])    +     SQRT([.PY$2]^2-SIN([.$B13])^2))    )  ^2     -    [.$C13]  )^2" office:value-type="float" office:value="0.0000690506311287028" calcext:value-type="float">
            <text:p>6.90506311287028E-005</text:p>
          </table:table-cell>
          <table:table-cell table:formula="of:=(       (    (COS([.$B13])     -      SQRT([.PZ$2]^2-SIN([.$B13])^2))    /     (COS([.$B13])    +     SQRT([.PZ$2]^2-SIN([.$B13])^2))    )  ^2     -    [.$C13]  )^2" office:value-type="float" office:value="0.0000700605246718806" calcext:value-type="float">
            <text:p>7.00605246718806E-005</text:p>
          </table:table-cell>
          <table:table-cell table:formula="of:=(       (    (COS([.$B13])     -      SQRT([.QA$2]^2-SIN([.$B13])^2))    /     (COS([.$B13])    +     SQRT([.QA$2]^2-SIN([.$B13])^2))    )  ^2     -    [.$C13]  )^2" office:value-type="float" office:value="0.000071077670596132" calcext:value-type="float">
            <text:p>7.1077670596132E-005</text:p>
          </table:table-cell>
          <table:table-cell table:formula="of:=(       (    (COS([.$B13])     -      SQRT([.QB$2]^2-SIN([.$B13])^2))    /     (COS([.$B13])    +     SQRT([.QB$2]^2-SIN([.$B13])^2))    )  ^2     -    [.$C13]  )^2" office:value-type="float" office:value="0.0000721020671562329" calcext:value-type="float">
            <text:p>7.21020671562329E-005</text:p>
          </table:table-cell>
          <table:table-cell table:formula="of:=(       (    (COS([.$B13])     -      SQRT([.QC$2]^2-SIN([.$B13])^2))    /     (COS([.$B13])    +     SQRT([.QC$2]^2-SIN([.$B13])^2))    )  ^2     -    [.$C13]  )^2" office:value-type="float" office:value="0.0000731337126060211" calcext:value-type="float">
            <text:p>7.31337126060211E-005</text:p>
          </table:table-cell>
          <table:table-cell table:formula="of:=(       (    (COS([.$B13])     -      SQRT([.QD$2]^2-SIN([.$B13])^2))    /     (COS([.$B13])    +     SQRT([.QD$2]^2-SIN([.$B13])^2))    )  ^2     -    [.$C13]  )^2" office:value-type="float" office:value="0.0000741726051983876" calcext:value-type="float">
            <text:p>7.41726051983876E-005</text:p>
          </table:table-cell>
          <table:table-cell table:formula="of:=(       (    (COS([.$B13])     -      SQRT([.QE$2]^2-SIN([.$B13])^2))    /     (COS([.$B13])    +     SQRT([.QE$2]^2-SIN([.$B13])^2))    )  ^2     -    [.$C13]  )^2" office:value-type="float" office:value="0.0000752187431852826" calcext:value-type="float">
            <text:p>7.52187431852826E-005</text:p>
          </table:table-cell>
          <table:table-cell table:formula="of:=(       (    (COS([.$B13])     -      SQRT([.QF$2]^2-SIN([.$B13])^2))    /     (COS([.$B13])    +     SQRT([.QF$2]^2-SIN([.$B13])^2))    )  ^2     -    [.$C13]  )^2" office:value-type="float" office:value="0.0000762721248177215" calcext:value-type="float">
            <text:p>7.62721248177215E-005</text:p>
          </table:table-cell>
          <table:table-cell table:formula="of:=(       (    (COS([.$B13])     -      SQRT([.QG$2]^2-SIN([.$B13])^2))    /     (COS([.$B13])    +     SQRT([.QG$2]^2-SIN([.$B13])^2))    )  ^2     -    [.$C13]  )^2" office:value-type="float" office:value="0.0000773327483457837" calcext:value-type="float">
            <text:p>7.73327483457837E-005</text:p>
          </table:table-cell>
          <table:table-cell table:formula="of:=(       (    (COS([.$B13])     -      SQRT([.QH$2]^2-SIN([.$B13])^2))    /     (COS([.$B13])    +     SQRT([.QH$2]^2-SIN([.$B13])^2))    )  ^2     -    [.$C13]  )^2" office:value-type="float" office:value="0.0000784006120186152" calcext:value-type="float">
            <text:p>7.84006120186152E-005</text:p>
          </table:table-cell>
          <table:table-cell table:formula="of:=(       (    (COS([.$B13])     -      SQRT([.QI$2]^2-SIN([.$B13])^2))    /     (COS([.$B13])    +     SQRT([.QI$2]^2-SIN([.$B13])^2))    )  ^2     -    [.$C13]  )^2" office:value-type="float" office:value="0.0000794757140844331" calcext:value-type="float">
            <text:p>7.94757140844331E-005</text:p>
          </table:table-cell>
          <table:table-cell table:formula="of:=(       (    (COS([.$B13])     -      SQRT([.QJ$2]^2-SIN([.$B13])^2))    /     (COS([.$B13])    +     SQRT([.QJ$2]^2-SIN([.$B13])^2))    )  ^2     -    [.$C13]  )^2" office:value-type="float" office:value="0.0000805580527905241" calcext:value-type="float">
            <text:p>8.05580527905241E-005</text:p>
          </table:table-cell>
          <table:table-cell table:formula="of:=(       (    (COS([.$B13])     -      SQRT([.QK$2]^2-SIN([.$B13])^2))    /     (COS([.$B13])    +     SQRT([.QK$2]^2-SIN([.$B13])^2))    )  ^2     -    [.$C13]  )^2" office:value-type="float" office:value="0.0000816476263832547" calcext:value-type="float">
            <text:p>8.16476263832547E-005</text:p>
          </table:table-cell>
          <table:table-cell table:formula="of:=(       (    (COS([.$B13])     -      SQRT([.QL$2]^2-SIN([.$B13])^2))    /     (COS([.$B13])    +     SQRT([.QL$2]^2-SIN([.$B13])^2))    )  ^2     -    [.$C13]  )^2" office:value-type="float" office:value="0.0000827444331080607" calcext:value-type="float">
            <text:p>8.27444331080607E-005</text:p>
          </table:table-cell>
          <table:table-cell table:formula="of:=(       (    (COS([.$B13])     -      SQRT([.QM$2]^2-SIN([.$B13])^2))    /     (COS([.$B13])    +     SQRT([.QM$2]^2-SIN([.$B13])^2))    )  ^2     -    [.$C13]  )^2" office:value-type="float" office:value="0.0000838484712094642" calcext:value-type="float">
            <text:p>8.38484712094642E-005</text:p>
          </table:table-cell>
          <table:table-cell table:formula="of:=(       (    (COS([.$B13])     -      SQRT([.QN$2]^2-SIN([.$B13])^2))    /     (COS([.$B13])    +     SQRT([.QN$2]^2-SIN([.$B13])^2))    )  ^2     -    [.$C13]  )^2" office:value-type="float" office:value="0.0000849597389310623" calcext:value-type="float">
            <text:p>8.49597389310623E-005</text:p>
          </table:table-cell>
          <table:table-cell table:formula="of:=(       (    (COS([.$B13])     -      SQRT([.QO$2]^2-SIN([.$B13])^2))    /     (COS([.$B13])    +     SQRT([.QO$2]^2-SIN([.$B13])^2))    )  ^2     -    [.$C13]  )^2" office:value-type="float" office:value="0.0000860782345155424" calcext:value-type="float">
            <text:p>8.60782345155424E-005</text:p>
          </table:table-cell>
          <table:table-cell table:formula="of:=(       (    (COS([.$B13])     -      SQRT([.QP$2]^2-SIN([.$B13])^2))    /     (COS([.$B13])    +     SQRT([.QP$2]^2-SIN([.$B13])^2))    )  ^2     -    [.$C13]  )^2" office:value-type="float" office:value="0.0000872039562046727" calcext:value-type="float">
            <text:p>0.000087204</text:p>
          </table:table-cell>
          <table:table-cell table:formula="of:=(       (    (COS([.$B13])     -      SQRT([.QQ$2]^2-SIN([.$B13])^2))    /     (COS([.$B13])    +     SQRT([.QQ$2]^2-SIN([.$B13])^2))    )  ^2     -    [.$C13]  )^2" office:value-type="float" office:value="0.0000883369022393128" calcext:value-type="float">
            <text:p>8.83369022393128E-005</text:p>
          </table:table-cell>
          <table:table-cell table:formula="of:=(       (    (COS([.$B13])     -      SQRT([.QR$2]^2-SIN([.$B13])^2))    /     (COS([.$B13])    +     SQRT([.QR$2]^2-SIN([.$B13])^2))    )  ^2     -    [.$C13]  )^2" office:value-type="float" office:value="0.0000894770708594148" calcext:value-type="float">
            <text:p>8.94770708594148E-005</text:p>
          </table:table-cell>
          <table:table-cell table:formula="of:=(       (    (COS([.$B13])     -      SQRT([.QS$2]^2-SIN([.$B13])^2))    /     (COS([.$B13])    +     SQRT([.QS$2]^2-SIN([.$B13])^2))    )  ^2     -    [.$C13]  )^2" office:value-type="float" office:value="0.0000906244603040215" calcext:value-type="float">
            <text:p>9.06244603040215E-005</text:p>
          </table:table-cell>
          <table:table-cell table:formula="of:=(       (    (COS([.$B13])     -      SQRT([.QT$2]^2-SIN([.$B13])^2))    /     (COS([.$B13])    +     SQRT([.QT$2]^2-SIN([.$B13])^2))    )  ^2     -    [.$C13]  )^2" office:value-type="float" office:value="0.0000917790688112699" calcext:value-type="float">
            <text:p>9.17790688112699E-005</text:p>
          </table:table-cell>
          <table:table-cell table:formula="of:=(       (    (COS([.$B13])     -      SQRT([.QU$2]^2-SIN([.$B13])^2))    /     (COS([.$B13])    +     SQRT([.QU$2]^2-SIN([.$B13])^2))    )  ^2     -    [.$C13]  )^2" office:value-type="float" office:value="0.0000929408946183977" calcext:value-type="float">
            <text:p>9.29408946183977E-005</text:p>
          </table:table-cell>
          <table:table-cell table:formula="of:=(       (    (COS([.$B13])     -      SQRT([.QV$2]^2-SIN([.$B13])^2))    /     (COS([.$B13])    +     SQRT([.QV$2]^2-SIN([.$B13])^2))    )  ^2     -    [.$C13]  )^2" office:value-type="float" office:value="0.0000941099359617438" calcext:value-type="float">
            <text:p>9.41099359617438E-005</text:p>
          </table:table-cell>
          <table:table-cell table:formula="of:=(       (    (COS([.$B13])     -      SQRT([.QW$2]^2-SIN([.$B13])^2))    /     (COS([.$B13])    +     SQRT([.QW$2]^2-SIN([.$B13])^2))    )  ^2     -    [.$C13]  )^2" office:value-type="float" office:value="0.0000952861910767477" calcext:value-type="float">
            <text:p>9.52861910767477E-005</text:p>
          </table:table-cell>
          <table:table-cell table:formula="of:=(       (    (COS([.$B13])     -      SQRT([.QX$2]^2-SIN([.$B13])^2))    /     (COS([.$B13])    +     SQRT([.QX$2]^2-SIN([.$B13])^2))    )  ^2     -    [.$C13]  )^2" office:value-type="float" office:value="0.0000964696581979549" calcext:value-type="float">
            <text:p>9.64696581979549E-005</text:p>
          </table:table-cell>
          <table:table-cell table:number-columns-repeated="558"/>
        </table:table-row>
        <table:table-row table:style-name="ro1">
          <table:table-cell/>
          <table:table-cell table:formula="of:=[List1.N37]/180*PI()" office:value-type="float" office:value="0.610865238198015" calcext:value-type="float">
            <text:p>0.6108652382</text:p>
          </table:table-cell>
          <table:table-cell table:style-name="ce5" table:formula="of:=[List1.P37]/1910" office:value-type="float" office:value="0.12303664921466" calcext:value-type="float">
            <text:p>0.1230366492</text:p>
          </table:table-cell>
          <table:table-cell table:formula="of:=(       (    (COS([.$B14])     -      SQRT([.D$2]^2-SIN([.$B14])^2))    /     (COS([.$B14])    +     SQRT([.D$2]^2-SIN([.$B14])^2))    )  ^2     -    [.$C14]  )^2" office:value-type="float" office:value="0.000170008442186412" calcext:value-type="float">
            <text:p>0.0001700084</text:p>
          </table:table-cell>
          <table:table-cell table:formula="of:=(       (    (COS([.$B14])     -      SQRT([.E$2]^2-SIN([.$B14])^2))    /     (COS([.$B14])    +     SQRT([.E$2]^2-SIN([.$B14])^2))    )  ^2     -    [.$C14]  )^2" office:value-type="float" office:value="0.000168512091895154" calcext:value-type="float">
            <text:p>0.0001685121</text:p>
          </table:table-cell>
          <table:table-cell table:formula="of:=(       (    (COS([.$B14])     -      SQRT([.F$2]^2-SIN([.$B14])^2))    /     (COS([.$B14])    +     SQRT([.F$2]^2-SIN([.$B14])^2))    )  ^2     -    [.$C14]  )^2" office:value-type="float" office:value="0.000167022384948022" calcext:value-type="float">
            <text:p>0.0001670224</text:p>
          </table:table-cell>
          <table:table-cell table:formula="of:=(       (    (COS([.$B14])     -      SQRT([.G$2]^2-SIN([.$B14])^2))    /     (COS([.$B14])    +     SQRT([.G$2]^2-SIN([.$B14])^2))    )  ^2     -    [.$C14]  )^2" office:value-type="float" office:value="0.000165539321090348" calcext:value-type="float">
            <text:p>0.0001655393</text:p>
          </table:table-cell>
          <table:table-cell table:formula="of:=(       (    (COS([.$B14])     -      SQRT([.H$2]^2-SIN([.$B14])^2))    /     (COS([.$B14])    +     SQRT([.H$2]^2-SIN([.$B14])^2))    )  ^2     -    [.$C14]  )^2" office:value-type="float" office:value="0.000164062900064936" calcext:value-type="float">
            <text:p>0.0001640629</text:p>
          </table:table-cell>
          <table:table-cell table:formula="of:=(       (    (COS([.$B14])     -      SQRT([.I$2]^2-SIN([.$B14])^2))    /     (COS([.$B14])    +     SQRT([.I$2]^2-SIN([.$B14])^2))    )  ^2     -    [.$C14]  )^2" office:value-type="float" office:value="0.000162593121612054" calcext:value-type="float">
            <text:p>0.0001625931</text:p>
          </table:table-cell>
          <table:table-cell table:formula="of:=(       (    (COS([.$B14])     -      SQRT([.J$2]^2-SIN([.$B14])^2))    /     (COS([.$B14])    +     SQRT([.J$2]^2-SIN([.$B14])^2))    )  ^2     -    [.$C14]  )^2" office:value-type="float" office:value="0.000161129985469453" calcext:value-type="float">
            <text:p>0.00016113</text:p>
          </table:table-cell>
          <table:table-cell table:formula="of:=(       (    (COS([.$B14])     -      SQRT([.K$2]^2-SIN([.$B14])^2))    /     (COS([.$B14])    +     SQRT([.K$2]^2-SIN([.$B14])^2))    )  ^2     -    [.$C14]  )^2" office:value-type="float" office:value="0.000159673491372362" calcext:value-type="float">
            <text:p>0.0001596735</text:p>
          </table:table-cell>
          <table:table-cell table:formula="of:=(       (    (COS([.$B14])     -      SQRT([.L$2]^2-SIN([.$B14])^2))    /     (COS([.$B14])    +     SQRT([.L$2]^2-SIN([.$B14])^2))    )  ^2     -    [.$C14]  )^2" office:value-type="float" office:value="0.000158223639053487" calcext:value-type="float">
            <text:p>0.0001582236</text:p>
          </table:table-cell>
          <table:table-cell table:formula="of:=(       (    (COS([.$B14])     -      SQRT([.M$2]^2-SIN([.$B14])^2))    /     (COS([.$B14])    +     SQRT([.M$2]^2-SIN([.$B14])^2))    )  ^2     -    [.$C14]  )^2" office:value-type="float" office:value="0.00015678042824303" calcext:value-type="float">
            <text:p>0.0001567804</text:p>
          </table:table-cell>
          <table:table-cell table:formula="of:=(       (    (COS([.$B14])     -      SQRT([.N$2]^2-SIN([.$B14])^2))    /     (COS([.$B14])    +     SQRT([.N$2]^2-SIN([.$B14])^2))    )  ^2     -    [.$C14]  )^2" office:value-type="float" office:value="0.000155343858668676" calcext:value-type="float">
            <text:p>0.0001553439</text:p>
          </table:table-cell>
          <table:table-cell table:formula="of:=(       (    (COS([.$B14])     -      SQRT([.O$2]^2-SIN([.$B14])^2))    /     (COS([.$B14])    +     SQRT([.O$2]^2-SIN([.$B14])^2))    )  ^2     -    [.$C14]  )^2" office:value-type="float" office:value="0.000153913930055611" calcext:value-type="float">
            <text:p>0.0001539139</text:p>
          </table:table-cell>
          <table:table-cell table:formula="of:=(       (    (COS([.$B14])     -      SQRT([.P$2]^2-SIN([.$B14])^2))    /     (COS([.$B14])    +     SQRT([.P$2]^2-SIN([.$B14])^2))    )  ^2     -    [.$C14]  )^2" office:value-type="float" office:value="0.000152490642126516" calcext:value-type="float">
            <text:p>0.0001524906</text:p>
          </table:table-cell>
          <table:table-cell table:formula="of:=(       (    (COS([.$B14])     -      SQRT([.Q$2]^2-SIN([.$B14])^2))    /     (COS([.$B14])    +     SQRT([.Q$2]^2-SIN([.$B14])^2))    )  ^2     -    [.$C14]  )^2" office:value-type="float" office:value="0.000151073994601577" calcext:value-type="float">
            <text:p>0.000151074</text:p>
          </table:table-cell>
          <table:table-cell table:formula="of:=(       (    (COS([.$B14])     -      SQRT([.R$2]^2-SIN([.$B14])^2))    /     (COS([.$B14])    +     SQRT([.R$2]^2-SIN([.$B14])^2))    )  ^2     -    [.$C14]  )^2" office:value-type="float" office:value="0.000149663987198485" calcext:value-type="float">
            <text:p>0.000149664</text:p>
          </table:table-cell>
          <table:table-cell table:formula="of:=(       (    (COS([.$B14])     -      SQRT([.S$2]^2-SIN([.$B14])^2))    /     (COS([.$B14])    +     SQRT([.S$2]^2-SIN([.$B14])^2))    )  ^2     -    [.$C14]  )^2" office:value-type="float" office:value="0.000148260619632442" calcext:value-type="float">
            <text:p>0.0001482606</text:p>
          </table:table-cell>
          <table:table-cell table:formula="of:=(       (    (COS([.$B14])     -      SQRT([.T$2]^2-SIN([.$B14])^2))    /     (COS([.$B14])    +     SQRT([.T$2]^2-SIN([.$B14])^2))    )  ^2     -    [.$C14]  )^2" office:value-type="float" office:value="0.000146863891616161" calcext:value-type="float">
            <text:p>0.0001468639</text:p>
          </table:table-cell>
          <table:table-cell table:formula="of:=(       (    (COS([.$B14])     -      SQRT([.U$2]^2-SIN([.$B14])^2))    /     (COS([.$B14])    +     SQRT([.U$2]^2-SIN([.$B14])^2))    )  ^2     -    [.$C14]  )^2" office:value-type="float" office:value="0.000145473802859881" calcext:value-type="float">
            <text:p>0.0001454738</text:p>
          </table:table-cell>
          <table:table-cell table:formula="of:=(       (    (COS([.$B14])     -      SQRT([.V$2]^2-SIN([.$B14])^2))    /     (COS([.$B14])    +     SQRT([.V$2]^2-SIN([.$B14])^2))    )  ^2     -    [.$C14]  )^2" office:value-type="float" office:value="0.000144090353071356" calcext:value-type="float">
            <text:p>0.0001440904</text:p>
          </table:table-cell>
          <table:table-cell table:formula="of:=(       (    (COS([.$B14])     -      SQRT([.W$2]^2-SIN([.$B14])^2))    /     (COS([.$B14])    +     SQRT([.W$2]^2-SIN([.$B14])^2))    )  ^2     -    [.$C14]  )^2" office:value-type="float" office:value="0.000142713541955866" calcext:value-type="float">
            <text:p>0.0001427135</text:p>
          </table:table-cell>
          <table:table-cell table:formula="of:=(       (    (COS([.$B14])     -      SQRT([.X$2]^2-SIN([.$B14])^2))    /     (COS([.$B14])    +     SQRT([.X$2]^2-SIN([.$B14])^2))    )  ^2     -    [.$C14]  )^2" office:value-type="float" office:value="0.000141343369216223" calcext:value-type="float">
            <text:p>0.0001413434</text:p>
          </table:table-cell>
          <table:table-cell table:formula="of:=(       (    (COS([.$B14])     -      SQRT([.Y$2]^2-SIN([.$B14])^2))    /     (COS([.$B14])    +     SQRT([.Y$2]^2-SIN([.$B14])^2))    )  ^2     -    [.$C14]  )^2" office:value-type="float" office:value="0.000139979834552772" calcext:value-type="float">
            <text:p>0.0001399798</text:p>
          </table:table-cell>
          <table:table-cell table:formula="of:=(       (    (COS([.$B14])     -      SQRT([.Z$2]^2-SIN([.$B14])^2))    /     (COS([.$B14])    +     SQRT([.Z$2]^2-SIN([.$B14])^2))    )  ^2     -    [.$C14]  )^2" office:value-type="float" office:value="0.000138622937663395" calcext:value-type="float">
            <text:p>0.0001386229</text:p>
          </table:table-cell>
          <table:table-cell table:formula="of:=(       (    (COS([.$B14])     -      SQRT([.AA$2]^2-SIN([.$B14])^2))    /     (COS([.$B14])    +     SQRT([.AA$2]^2-SIN([.$B14])^2))    )  ^2     -    [.$C14]  )^2" office:value-type="float" office:value="0.000137272678243514" calcext:value-type="float">
            <text:p>0.0001372727</text:p>
          </table:table-cell>
          <table:table-cell table:formula="of:=(       (    (COS([.$B14])     -      SQRT([.AB$2]^2-SIN([.$B14])^2))    /     (COS([.$B14])    +     SQRT([.AB$2]^2-SIN([.$B14])^2))    )  ^2     -    [.$C14]  )^2" office:value-type="float" office:value="0.000135929055986097" calcext:value-type="float">
            <text:p>0.0001359291</text:p>
          </table:table-cell>
          <table:table-cell table:formula="of:=(       (    (COS([.$B14])     -      SQRT([.AC$2]^2-SIN([.$B14])^2))    /     (COS([.$B14])    +     SQRT([.AC$2]^2-SIN([.$B14])^2))    )  ^2     -    [.$C14]  )^2" office:value-type="float" office:value="0.000134592070581661" calcext:value-type="float">
            <text:p>0.0001345921</text:p>
          </table:table-cell>
          <table:table-cell table:formula="of:=(       (    (COS([.$B14])     -      SQRT([.AD$2]^2-SIN([.$B14])^2))    /     (COS([.$B14])    +     SQRT([.AD$2]^2-SIN([.$B14])^2))    )  ^2     -    [.$C14]  )^2" office:value-type="float" office:value="0.000133261721718274" calcext:value-type="float">
            <text:p>0.0001332617</text:p>
          </table:table-cell>
          <table:table-cell table:formula="of:=(       (    (COS([.$B14])     -      SQRT([.AE$2]^2-SIN([.$B14])^2))    /     (COS([.$B14])    +     SQRT([.AE$2]^2-SIN([.$B14])^2))    )  ^2     -    [.$C14]  )^2" office:value-type="float" office:value="0.000131938009081561" calcext:value-type="float">
            <text:p>0.000131938</text:p>
          </table:table-cell>
          <table:table-cell table:formula="of:=(       (    (COS([.$B14])     -      SQRT([.AF$2]^2-SIN([.$B14])^2))    /     (COS([.$B14])    +     SQRT([.AF$2]^2-SIN([.$B14])^2))    )  ^2     -    [.$C14]  )^2" office:value-type="float" office:value="0.000130620932354706" calcext:value-type="float">
            <text:p>0.0001306209</text:p>
          </table:table-cell>
          <table:table-cell table:formula="of:=(       (    (COS([.$B14])     -      SQRT([.AG$2]^2-SIN([.$B14])^2))    /     (COS([.$B14])    +     SQRT([.AG$2]^2-SIN([.$B14])^2))    )  ^2     -    [.$C14]  )^2" office:value-type="float" office:value="0.000129310491218462" calcext:value-type="float">
            <text:p>0.0001293105</text:p>
          </table:table-cell>
          <table:table-cell table:formula="of:=(       (    (COS([.$B14])     -      SQRT([.AH$2]^2-SIN([.$B14])^2))    /     (COS([.$B14])    +     SQRT([.AH$2]^2-SIN([.$B14])^2))    )  ^2     -    [.$C14]  )^2" office:value-type="float" office:value="0.000128006685351143" calcext:value-type="float">
            <text:p>0.0001280067</text:p>
          </table:table-cell>
          <table:table-cell table:formula="of:=(       (    (COS([.$B14])     -      SQRT([.AI$2]^2-SIN([.$B14])^2))    /     (COS([.$B14])    +     SQRT([.AI$2]^2-SIN([.$B14])^2))    )  ^2     -    [.$C14]  )^2" office:value-type="float" office:value="0.000126709514428635" calcext:value-type="float">
            <text:p>0.0001267095</text:p>
          </table:table-cell>
          <table:table-cell table:formula="of:=(       (    (COS([.$B14])     -      SQRT([.AJ$2]^2-SIN([.$B14])^2))    /     (COS([.$B14])    +     SQRT([.AJ$2]^2-SIN([.$B14])^2))    )  ^2     -    [.$C14]  )^2" office:value-type="float" office:value="0.000125418978124404" calcext:value-type="float">
            <text:p>0.000125419</text:p>
          </table:table-cell>
          <table:table-cell table:formula="of:=(       (    (COS([.$B14])     -      SQRT([.AK$2]^2-SIN([.$B14])^2))    /     (COS([.$B14])    +     SQRT([.AK$2]^2-SIN([.$B14])^2))    )  ^2     -    [.$C14]  )^2" office:value-type="float" office:value="0.000124135076109493" calcext:value-type="float">
            <text:p>0.0001241351</text:p>
          </table:table-cell>
          <table:table-cell table:formula="of:=(       (    (COS([.$B14])     -      SQRT([.AL$2]^2-SIN([.$B14])^2))    /     (COS([.$B14])    +     SQRT([.AL$2]^2-SIN([.$B14])^2))    )  ^2     -    [.$C14]  )^2" office:value-type="float" office:value="0.000122857808052523" calcext:value-type="float">
            <text:p>0.0001228578</text:p>
          </table:table-cell>
          <table:table-cell table:formula="of:=(       (    (COS([.$B14])     -      SQRT([.AM$2]^2-SIN([.$B14])^2))    /     (COS([.$B14])    +     SQRT([.AM$2]^2-SIN([.$B14])^2))    )  ^2     -    [.$C14]  )^2" office:value-type="float" office:value="0.000121587173619708" calcext:value-type="float">
            <text:p>0.0001215872</text:p>
          </table:table-cell>
          <table:table-cell table:formula="of:=(       (    (COS([.$B14])     -      SQRT([.AN$2]^2-SIN([.$B14])^2))    /     (COS([.$B14])    +     SQRT([.AN$2]^2-SIN([.$B14])^2))    )  ^2     -    [.$C14]  )^2" office:value-type="float" office:value="0.00012032317247485" calcext:value-type="float">
            <text:p>0.0001203232</text:p>
          </table:table-cell>
          <table:table-cell table:formula="of:=(       (    (COS([.$B14])     -      SQRT([.AO$2]^2-SIN([.$B14])^2))    /     (COS([.$B14])    +     SQRT([.AO$2]^2-SIN([.$B14])^2))    )  ^2     -    [.$C14]  )^2" office:value-type="float" office:value="0.000119065804279344" calcext:value-type="float">
            <text:p>0.0001190658</text:p>
          </table:table-cell>
          <table:table-cell table:formula="of:=(       (    (COS([.$B14])     -      SQRT([.AP$2]^2-SIN([.$B14])^2))    /     (COS([.$B14])    +     SQRT([.AP$2]^2-SIN([.$B14])^2))    )  ^2     -    [.$C14]  )^2" office:value-type="float" office:value="0.000117815068692183" calcext:value-type="float">
            <text:p>0.0001178151</text:p>
          </table:table-cell>
          <table:table-cell table:formula="of:=(       (    (COS([.$B14])     -      SQRT([.AQ$2]^2-SIN([.$B14])^2))    /     (COS([.$B14])    +     SQRT([.AQ$2]^2-SIN([.$B14])^2))    )  ^2     -    [.$C14]  )^2" office:value-type="float" office:value="0.000116570965369961" calcext:value-type="float">
            <text:p>0.000116571</text:p>
          </table:table-cell>
          <table:table-cell table:formula="of:=(       (    (COS([.$B14])     -      SQRT([.AR$2]^2-SIN([.$B14])^2))    /     (COS([.$B14])    +     SQRT([.AR$2]^2-SIN([.$B14])^2))    )  ^2     -    [.$C14]  )^2" office:value-type="float" office:value="0.00011533349396688" calcext:value-type="float">
            <text:p>0.0001153335</text:p>
          </table:table-cell>
          <table:table-cell table:formula="of:=(       (    (COS([.$B14])     -      SQRT([.AS$2]^2-SIN([.$B14])^2))    /     (COS([.$B14])    +     SQRT([.AS$2]^2-SIN([.$B14])^2))    )  ^2     -    [.$C14]  )^2" office:value-type="float" office:value="0.000114102654134749" calcext:value-type="float">
            <text:p>0.0001141027</text:p>
          </table:table-cell>
          <table:table-cell table:formula="of:=(       (    (COS([.$B14])     -      SQRT([.AT$2]^2-SIN([.$B14])^2))    /     (COS([.$B14])    +     SQRT([.AT$2]^2-SIN([.$B14])^2))    )  ^2     -    [.$C14]  )^2" office:value-type="float" office:value="0.000112878445522988" calcext:value-type="float">
            <text:p>0.0001128784</text:p>
          </table:table-cell>
          <table:table-cell table:formula="of:=(       (    (COS([.$B14])     -      SQRT([.AU$2]^2-SIN([.$B14])^2))    /     (COS([.$B14])    +     SQRT([.AU$2]^2-SIN([.$B14])^2))    )  ^2     -    [.$C14]  )^2" office:value-type="float" office:value="0.000111660867778635" calcext:value-type="float">
            <text:p>0.0001116609</text:p>
          </table:table-cell>
          <table:table-cell table:formula="of:=(       (    (COS([.$B14])     -      SQRT([.AV$2]^2-SIN([.$B14])^2))    /     (COS([.$B14])    +     SQRT([.AV$2]^2-SIN([.$B14])^2))    )  ^2     -    [.$C14]  )^2" office:value-type="float" office:value="0.000110449920546349" calcext:value-type="float">
            <text:p>0.0001104499</text:p>
          </table:table-cell>
          <table:table-cell table:formula="of:=(       (    (COS([.$B14])     -      SQRT([.AW$2]^2-SIN([.$B14])^2))    /     (COS([.$B14])    +     SQRT([.AW$2]^2-SIN([.$B14])^2))    )  ^2     -    [.$C14]  )^2" office:value-type="float" office:value="0.000109245603468413" calcext:value-type="float">
            <text:p>0.0001092456</text:p>
          </table:table-cell>
          <table:table-cell table:formula="of:=(       (    (COS([.$B14])     -      SQRT([.AX$2]^2-SIN([.$B14])^2))    /     (COS([.$B14])    +     SQRT([.AX$2]^2-SIN([.$B14])^2))    )  ^2     -    [.$C14]  )^2" office:value-type="float" office:value="0.000108047916184734" calcext:value-type="float">
            <text:p>0.0001080479</text:p>
          </table:table-cell>
          <table:table-cell table:formula="of:=(       (    (COS([.$B14])     -      SQRT([.AY$2]^2-SIN([.$B14])^2))    /     (COS([.$B14])    +     SQRT([.AY$2]^2-SIN([.$B14])^2))    )  ^2     -    [.$C14]  )^2" office:value-type="float" office:value="0.000106856858332855" calcext:value-type="float">
            <text:p>0.0001068569</text:p>
          </table:table-cell>
          <table:table-cell table:formula="of:=(       (    (COS([.$B14])     -      SQRT([.AZ$2]^2-SIN([.$B14])^2))    /     (COS([.$B14])    +     SQRT([.AZ$2]^2-SIN([.$B14])^2))    )  ^2     -    [.$C14]  )^2" office:value-type="float" office:value="0.000105672429547953" calcext:value-type="float">
            <text:p>0.0001056724</text:p>
          </table:table-cell>
          <table:table-cell table:formula="of:=(       (    (COS([.$B14])     -      SQRT([.BA$2]^2-SIN([.$B14])^2))    /     (COS([.$B14])    +     SQRT([.BA$2]^2-SIN([.$B14])^2))    )  ^2     -    [.$C14]  )^2" office:value-type="float" office:value="0.000104494629462837" calcext:value-type="float">
            <text:p>0.0001044946</text:p>
          </table:table-cell>
          <table:table-cell table:formula="of:=(       (    (COS([.$B14])     -      SQRT([.BB$2]^2-SIN([.$B14])^2))    /     (COS([.$B14])    +     SQRT([.BB$2]^2-SIN([.$B14])^2))    )  ^2     -    [.$C14]  )^2" office:value-type="float" office:value="0.000103323457707969" calcext:value-type="float">
            <text:p>0.0001033235</text:p>
          </table:table-cell>
          <table:table-cell table:formula="of:=(       (    (COS([.$B14])     -      SQRT([.BC$2]^2-SIN([.$B14])^2))    /     (COS([.$B14])    +     SQRT([.BC$2]^2-SIN([.$B14])^2))    )  ^2     -    [.$C14]  )^2" office:value-type="float" office:value="0.000102158913911448" calcext:value-type="float">
            <text:p>0.0001021589</text:p>
          </table:table-cell>
          <table:table-cell table:formula="of:=(       (    (COS([.$B14])     -      SQRT([.BD$2]^2-SIN([.$B14])^2))    /     (COS([.$B14])    +     SQRT([.BD$2]^2-SIN([.$B14])^2))    )  ^2     -    [.$C14]  )^2" office:value-type="float" office:value="0.000101000997699028" calcext:value-type="float">
            <text:p>0.000101001</text:p>
          </table:table-cell>
          <table:table-cell table:formula="of:=(       (    (COS([.$B14])     -      SQRT([.BE$2]^2-SIN([.$B14])^2))    /     (COS([.$B14])    +     SQRT([.BE$2]^2-SIN([.$B14])^2))    )  ^2     -    [.$C14]  )^2" office:value-type="float" office:value="0.0000998497086941162" calcext:value-type="float">
            <text:p>9.98497086941162E-005</text:p>
          </table:table-cell>
          <table:table-cell table:formula="of:=(       (    (COS([.$B14])     -      SQRT([.BF$2]^2-SIN([.$B14])^2))    /     (COS([.$B14])    +     SQRT([.BF$2]^2-SIN([.$B14])^2))    )  ^2     -    [.$C14]  )^2" office:value-type="float" office:value="0.0000987050465177716" calcext:value-type="float">
            <text:p>0.000098705</text:p>
          </table:table-cell>
          <table:table-cell table:formula="of:=(       (    (COS([.$B14])     -      SQRT([.BG$2]^2-SIN([.$B14])^2))    /     (COS([.$B14])    +     SQRT([.BG$2]^2-SIN([.$B14])^2))    )  ^2     -    [.$C14]  )^2" office:value-type="float" office:value="0.0000975670107887214" calcext:value-type="float">
            <text:p>0.000097567</text:p>
          </table:table-cell>
          <table:table-cell table:formula="of:=(       (    (COS([.$B14])     -      SQRT([.BH$2]^2-SIN([.$B14])^2))    /     (COS([.$B14])    +     SQRT([.BH$2]^2-SIN([.$B14])^2))    )  ^2     -    [.$C14]  )^2" office:value-type="float" office:value="0.0000964356011233504" calcext:value-type="float">
            <text:p>9.64356011233504E-005</text:p>
          </table:table-cell>
          <table:table-cell table:formula="of:=(       (    (COS([.$B14])     -      SQRT([.BI$2]^2-SIN([.$B14])^2))    /     (COS([.$B14])    +     SQRT([.BI$2]^2-SIN([.$B14])^2))    )  ^2     -    [.$C14]  )^2" office:value-type="float" office:value="0.000095310817135716" calcext:value-type="float">
            <text:p>9.5310817135716E-005</text:p>
          </table:table-cell>
          <table:table-cell table:formula="of:=(       (    (COS([.$B14])     -      SQRT([.BJ$2]^2-SIN([.$B14])^2))    /     (COS([.$B14])    +     SQRT([.BJ$2]^2-SIN([.$B14])^2))    )  ^2     -    [.$C14]  )^2" office:value-type="float" office:value="0.0000941926584375453" calcext:value-type="float">
            <text:p>9.41926584375453E-005</text:p>
          </table:table-cell>
          <table:table-cell table:formula="of:=(       (    (COS([.$B14])     -      SQRT([.BK$2]^2-SIN([.$B14])^2))    /     (COS([.$B14])    +     SQRT([.BK$2]^2-SIN([.$B14])^2))    )  ^2     -    [.$C14]  )^2" office:value-type="float" office:value="0.0000930811246382392" calcext:value-type="float">
            <text:p>9.30811246382392E-005</text:p>
          </table:table-cell>
          <table:table-cell table:formula="of:=(       (    (COS([.$B14])     -      SQRT([.BL$2]^2-SIN([.$B14])^2))    /     (COS([.$B14])    +     SQRT([.BL$2]^2-SIN([.$B14])^2))    )  ^2     -    [.$C14]  )^2" office:value-type="float" office:value="0.0000919762153448826" calcext:value-type="float">
            <text:p>9.19762153448826E-005</text:p>
          </table:table-cell>
          <table:table-cell table:formula="of:=(       (    (COS([.$B14])     -      SQRT([.BM$2]^2-SIN([.$B14])^2))    /     (COS([.$B14])    +     SQRT([.BM$2]^2-SIN([.$B14])^2))    )  ^2     -    [.$C14]  )^2" office:value-type="float" office:value="0.0000908779301622376" calcext:value-type="float">
            <text:p>9.08779301622376E-005</text:p>
          </table:table-cell>
          <table:table-cell table:formula="of:=(       (    (COS([.$B14])     -      SQRT([.BN$2]^2-SIN([.$B14])^2))    /     (COS([.$B14])    +     SQRT([.BN$2]^2-SIN([.$B14])^2))    )  ^2     -    [.$C14]  )^2" office:value-type="float" office:value="0.0000897862686927553" calcext:value-type="float">
            <text:p>8.97862686927553E-005</text:p>
          </table:table-cell>
          <table:table-cell table:formula="of:=(       (    (COS([.$B14])     -      SQRT([.BO$2]^2-SIN([.$B14])^2))    /     (COS([.$B14])    +     SQRT([.BO$2]^2-SIN([.$B14])^2))    )  ^2     -    [.$C14]  )^2" office:value-type="float" office:value="0.0000887012305365757" calcext:value-type="float">
            <text:p>8.87012305365757E-005</text:p>
          </table:table-cell>
          <table:table-cell table:formula="of:=(       (    (COS([.$B14])     -      SQRT([.BP$2]^2-SIN([.$B14])^2))    /     (COS([.$B14])    +     SQRT([.BP$2]^2-SIN([.$B14])^2))    )  ^2     -    [.$C14]  )^2" office:value-type="float" office:value="0.0000876228152915325" calcext:value-type="float">
            <text:p>8.76228152915325E-005</text:p>
          </table:table-cell>
          <table:table-cell table:formula="of:=(       (    (COS([.$B14])     -      SQRT([.BQ$2]^2-SIN([.$B14])^2))    /     (COS([.$B14])    +     SQRT([.BQ$2]^2-SIN([.$B14])^2))    )  ^2     -    [.$C14]  )^2" office:value-type="float" office:value="0.0000865510225531562" calcext:value-type="float">
            <text:p>0.000086551</text:p>
          </table:table-cell>
          <table:table-cell table:formula="of:=(       (    (COS([.$B14])     -      SQRT([.BR$2]^2-SIN([.$B14])^2))    /     (COS([.$B14])    +     SQRT([.BR$2]^2-SIN([.$B14])^2))    )  ^2     -    [.$C14]  )^2" office:value-type="float" office:value="0.0000854858519146783" calcext:value-type="float">
            <text:p>8.54858519146783E-005</text:p>
          </table:table-cell>
          <table:table-cell table:formula="of:=(       (    (COS([.$B14])     -      SQRT([.BS$2]^2-SIN([.$B14])^2))    /     (COS([.$B14])    +     SQRT([.BS$2]^2-SIN([.$B14])^2))    )  ^2     -    [.$C14]  )^2" office:value-type="float" office:value="0.0000844273029670344" calcext:value-type="float">
            <text:p>8.44273029670344E-005</text:p>
          </table:table-cell>
          <table:table-cell table:formula="of:=(       (    (COS([.$B14])     -      SQRT([.BT$2]^2-SIN([.$B14])^2))    /     (COS([.$B14])    +     SQRT([.BT$2]^2-SIN([.$B14])^2))    )  ^2     -    [.$C14]  )^2" office:value-type="float" office:value="0.0000833753752988701" calcext:value-type="float">
            <text:p>8.33753752988701E-005</text:p>
          </table:table-cell>
          <table:table-cell table:formula="of:=(       (    (COS([.$B14])     -      SQRT([.BU$2]^2-SIN([.$B14])^2))    /     (COS([.$B14])    +     SQRT([.BU$2]^2-SIN([.$B14])^2))    )  ^2     -    [.$C14]  )^2" office:value-type="float" office:value="0.0000823300684965383" calcext:value-type="float">
            <text:p>8.23300684965383E-005</text:p>
          </table:table-cell>
          <table:table-cell table:formula="of:=(       (    (COS([.$B14])     -      SQRT([.BV$2]^2-SIN([.$B14])^2))    /     (COS([.$B14])    +     SQRT([.BV$2]^2-SIN([.$B14])^2))    )  ^2     -    [.$C14]  )^2" office:value-type="float" office:value="0.0000812913821441119" calcext:value-type="float">
            <text:p>8.12913821441119E-005</text:p>
          </table:table-cell>
          <table:table-cell table:formula="of:=(       (    (COS([.$B14])     -      SQRT([.BW$2]^2-SIN([.$B14])^2))    /     (COS([.$B14])    +     SQRT([.BW$2]^2-SIN([.$B14])^2))    )  ^2     -    [.$C14]  )^2" office:value-type="float" office:value="0.0000802593158233771" calcext:value-type="float">
            <text:p>8.02593158233771E-005</text:p>
          </table:table-cell>
          <table:table-cell table:formula="of:=(       (    (COS([.$B14])     -      SQRT([.BX$2]^2-SIN([.$B14])^2))    /     (COS([.$B14])    +     SQRT([.BX$2]^2-SIN([.$B14])^2))    )  ^2     -    [.$C14]  )^2" office:value-type="float" office:value="0.0000792338691138448" calcext:value-type="float">
            <text:p>7.92338691138448E-005</text:p>
          </table:table-cell>
          <table:table-cell table:formula="of:=(       (    (COS([.$B14])     -      SQRT([.BY$2]^2-SIN([.$B14])^2))    /     (COS([.$B14])    +     SQRT([.BY$2]^2-SIN([.$B14])^2))    )  ^2     -    [.$C14]  )^2" office:value-type="float" office:value="0.0000782150415927557" calcext:value-type="float">
            <text:p>0.000078215</text:p>
          </table:table-cell>
          <table:table-cell table:formula="of:=(       (    (COS([.$B14])     -      SQRT([.BZ$2]^2-SIN([.$B14])^2))    /     (COS([.$B14])    +     SQRT([.BZ$2]^2-SIN([.$B14])^2))    )  ^2     -    [.$C14]  )^2" office:value-type="float" office:value="0.0000772028328350734" calcext:value-type="float">
            <text:p>7.72028328350734E-005</text:p>
          </table:table-cell>
          <table:table-cell table:formula="of:=(       (    (COS([.$B14])     -      SQRT([.CA$2]^2-SIN([.$B14])^2))    /     (COS([.$B14])    +     SQRT([.CA$2]^2-SIN([.$B14])^2))    )  ^2     -    [.$C14]  )^2" office:value-type="float" office:value="0.0000761972424134984" calcext:value-type="float">
            <text:p>7.61972424134984E-005</text:p>
          </table:table-cell>
          <table:table-cell table:formula="of:=(       (    (COS([.$B14])     -      SQRT([.CB$2]^2-SIN([.$B14])^2))    /     (COS([.$B14])    +     SQRT([.CB$2]^2-SIN([.$B14])^2))    )  ^2     -    [.$C14]  )^2" office:value-type="float" office:value="0.0000751982698984652" calcext:value-type="float">
            <text:p>7.51982698984652E-005</text:p>
          </table:table-cell>
          <table:table-cell table:formula="of:=(       (    (COS([.$B14])     -      SQRT([.CC$2]^2-SIN([.$B14])^2))    /     (COS([.$B14])    +     SQRT([.CC$2]^2-SIN([.$B14])^2))    )  ^2     -    [.$C14]  )^2" office:value-type="float" office:value="0.0000742059148581538" calcext:value-type="float">
            <text:p>7.42059148581538E-005</text:p>
          </table:table-cell>
          <table:table-cell table:formula="of:=(       (    (COS([.$B14])     -      SQRT([.CD$2]^2-SIN([.$B14])^2))    /     (COS([.$B14])    +     SQRT([.CD$2]^2-SIN([.$B14])^2))    )  ^2     -    [.$C14]  )^2" office:value-type="float" office:value="0.0000732201768584801" calcext:value-type="float">
            <text:p>7.32201768584801E-005</text:p>
          </table:table-cell>
          <table:table-cell table:formula="of:=(       (    (COS([.$B14])     -      SQRT([.CE$2]^2-SIN([.$B14])^2))    /     (COS([.$B14])    +     SQRT([.CE$2]^2-SIN([.$B14])^2))    )  ^2     -    [.$C14]  )^2" office:value-type="float" office:value="0.0000722410554631141" calcext:value-type="float">
            <text:p>7.22410554631141E-005</text:p>
          </table:table-cell>
          <table:table-cell table:formula="of:=(       (    (COS([.$B14])     -      SQRT([.CF$2]^2-SIN([.$B14])^2))    /     (COS([.$B14])    +     SQRT([.CF$2]^2-SIN([.$B14])^2))    )  ^2     -    [.$C14]  )^2" office:value-type="float" office:value="0.0000712685502334716" calcext:value-type="float">
            <text:p>7.12685502334716E-005</text:p>
          </table:table-cell>
          <table:table-cell table:formula="of:=(       (    (COS([.$B14])     -      SQRT([.CG$2]^2-SIN([.$B14])^2))    /     (COS([.$B14])    +     SQRT([.CG$2]^2-SIN([.$B14])^2))    )  ^2     -    [.$C14]  )^2" office:value-type="float" office:value="0.0000703026607287279" calcext:value-type="float">
            <text:p>7.03026607287279E-005</text:p>
          </table:table-cell>
          <table:table-cell table:formula="of:=(       (    (COS([.$B14])     -      SQRT([.CH$2]^2-SIN([.$B14])^2))    /     (COS([.$B14])    +     SQRT([.CH$2]^2-SIN([.$B14])^2))    )  ^2     -    [.$C14]  )^2" office:value-type="float" office:value="0.0000693433865058101" calcext:value-type="float">
            <text:p>6.93433865058101E-005</text:p>
          </table:table-cell>
          <table:table-cell table:formula="of:=(       (    (COS([.$B14])     -      SQRT([.CI$2]^2-SIN([.$B14])^2))    /     (COS([.$B14])    +     SQRT([.CI$2]^2-SIN([.$B14])^2))    )  ^2     -    [.$C14]  )^2" office:value-type="float" office:value="0.0000683907271194103" calcext:value-type="float">
            <text:p>6.83907271194103E-005</text:p>
          </table:table-cell>
          <table:table-cell table:formula="of:=(       (    (COS([.$B14])     -      SQRT([.CJ$2]^2-SIN([.$B14])^2))    /     (COS([.$B14])    +     SQRT([.CJ$2]^2-SIN([.$B14])^2))    )  ^2     -    [.$C14]  )^2" office:value-type="float" office:value="0.000067444682121987" calcext:value-type="float">
            <text:p>6.7444682121987E-005</text:p>
          </table:table-cell>
          <table:table-cell table:formula="of:=(       (    (COS([.$B14])     -      SQRT([.CK$2]^2-SIN([.$B14])^2))    /     (COS([.$B14])    +     SQRT([.CK$2]^2-SIN([.$B14])^2))    )  ^2     -    [.$C14]  )^2" office:value-type="float" office:value="0.0000665052510637632" calcext:value-type="float">
            <text:p>6.65052510637632E-005</text:p>
          </table:table-cell>
          <table:table-cell table:formula="of:=(       (    (COS([.$B14])     -      SQRT([.CL$2]^2-SIN([.$B14])^2))    /     (COS([.$B14])    +     SQRT([.CL$2]^2-SIN([.$B14])^2))    )  ^2     -    [.$C14]  )^2" office:value-type="float" office:value="0.0000655724334927367" calcext:value-type="float">
            <text:p>6.55724334927367E-005</text:p>
          </table:table-cell>
          <table:table-cell table:formula="of:=(       (    (COS([.$B14])     -      SQRT([.CM$2]^2-SIN([.$B14])^2))    /     (COS([.$B14])    +     SQRT([.CM$2]^2-SIN([.$B14])^2))    )  ^2     -    [.$C14]  )^2" office:value-type="float" office:value="0.0000646462289546794" calcext:value-type="float">
            <text:p>6.46462289546794E-005</text:p>
          </table:table-cell>
          <table:table-cell table:formula="of:=(       (    (COS([.$B14])     -      SQRT([.CN$2]^2-SIN([.$B14])^2))    /     (COS([.$B14])    +     SQRT([.CN$2]^2-SIN([.$B14])^2))    )  ^2     -    [.$C14]  )^2" office:value-type="float" office:value="0.0000637266369931437" calcext:value-type="float">
            <text:p>6.37266369931437E-005</text:p>
          </table:table-cell>
          <table:table-cell table:formula="of:=(       (    (COS([.$B14])     -      SQRT([.CO$2]^2-SIN([.$B14])^2))    /     (COS([.$B14])    +     SQRT([.CO$2]^2-SIN([.$B14])^2))    )  ^2     -    [.$C14]  )^2" office:value-type="float" office:value="0.0000628136571494631" calcext:value-type="float">
            <text:p>6.28136571494631E-005</text:p>
          </table:table-cell>
          <table:table-cell table:formula="of:=(       (    (COS([.$B14])     -      SQRT([.CP$2]^2-SIN([.$B14])^2))    /     (COS([.$B14])    +     SQRT([.CP$2]^2-SIN([.$B14])^2))    )  ^2     -    [.$C14]  )^2" office:value-type="float" office:value="0.0000619072889627573" calcext:value-type="float">
            <text:p>6.19072889627573E-005</text:p>
          </table:table-cell>
          <table:table-cell table:formula="of:=(       (    (COS([.$B14])     -      SQRT([.CQ$2]^2-SIN([.$B14])^2))    /     (COS([.$B14])    +     SQRT([.CQ$2]^2-SIN([.$B14])^2))    )  ^2     -    [.$C14]  )^2" office:value-type="float" office:value="0.0000610075319699379" calcext:value-type="float">
            <text:p>6.10075319699379E-005</text:p>
          </table:table-cell>
          <table:table-cell table:formula="of:=(       (    (COS([.$B14])     -      SQRT([.CR$2]^2-SIN([.$B14])^2))    /     (COS([.$B14])    +     SQRT([.CR$2]^2-SIN([.$B14])^2))    )  ^2     -    [.$C14]  )^2" office:value-type="float" office:value="0.0000601143857057036" calcext:value-type="float">
            <text:p>6.01143857057036E-005</text:p>
          </table:table-cell>
          <table:table-cell table:formula="of:=(       (    (COS([.$B14])     -      SQRT([.CS$2]^2-SIN([.$B14])^2))    /     (COS([.$B14])    +     SQRT([.CS$2]^2-SIN([.$B14])^2))    )  ^2     -    [.$C14]  )^2" office:value-type="float" office:value="0.0000592278497025569" calcext:value-type="float">
            <text:p>5.92278497025569E-005</text:p>
          </table:table-cell>
          <table:table-cell table:formula="of:=(       (    (COS([.$B14])     -      SQRT([.CT$2]^2-SIN([.$B14])^2))    /     (COS([.$B14])    +     SQRT([.CT$2]^2-SIN([.$B14])^2))    )  ^2     -    [.$C14]  )^2" office:value-type="float" office:value="0.0000583479234907964" calcext:value-type="float">
            <text:p>5.83479234907964E-005</text:p>
          </table:table-cell>
          <table:table-cell table:formula="of:=(       (    (COS([.$B14])     -      SQRT([.CU$2]^2-SIN([.$B14])^2))    /     (COS([.$B14])    +     SQRT([.CU$2]^2-SIN([.$B14])^2))    )  ^2     -    [.$C14]  )^2" office:value-type="float" office:value="0.0000574746065985239" calcext:value-type="float">
            <text:p>5.74746065985239E-005</text:p>
          </table:table-cell>
          <table:table-cell table:formula="of:=(       (    (COS([.$B14])     -      SQRT([.CV$2]^2-SIN([.$B14])^2))    /     (COS([.$B14])    +     SQRT([.CV$2]^2-SIN([.$B14])^2))    )  ^2     -    [.$C14]  )^2" office:value-type="float" office:value="0.0000566078985516491" calcext:value-type="float">
            <text:p>5.66078985516491E-005</text:p>
          </table:table-cell>
          <table:table-cell table:formula="of:=(       (    (COS([.$B14])     -      SQRT([.CW$2]^2-SIN([.$B14])^2))    /     (COS([.$B14])    +     SQRT([.CW$2]^2-SIN([.$B14])^2))    )  ^2     -    [.$C14]  )^2" office:value-type="float" office:value="0.0000557477988738909" calcext:value-type="float">
            <text:p>5.57477988738909E-005</text:p>
          </table:table-cell>
          <table:table-cell table:formula="of:=(       (    (COS([.$B14])     -      SQRT([.CX$2]^2-SIN([.$B14])^2))    /     (COS([.$B14])    +     SQRT([.CX$2]^2-SIN([.$B14])^2))    )  ^2     -    [.$C14]  )^2" office:value-type="float" office:value="0.0000548943070867853" calcext:value-type="float">
            <text:p>5.48943070867853E-005</text:p>
          </table:table-cell>
          <table:table-cell table:formula="of:=(       (    (COS([.$B14])     -      SQRT([.CY$2]^2-SIN([.$B14])^2))    /     (COS([.$B14])    +     SQRT([.CY$2]^2-SIN([.$B14])^2))    )  ^2     -    [.$C14]  )^2" office:value-type="float" office:value="0.0000540474227096826" calcext:value-type="float">
            <text:p>5.40474227096826E-005</text:p>
          </table:table-cell>
          <table:table-cell table:formula="of:=(       (    (COS([.$B14])     -      SQRT([.CZ$2]^2-SIN([.$B14])^2))    /     (COS([.$B14])    +     SQRT([.CZ$2]^2-SIN([.$B14])^2))    )  ^2     -    [.$C14]  )^2" office:value-type="float" office:value="0.0000532071452597546" calcext:value-type="float">
            <text:p>5.32071452597546E-005</text:p>
          </table:table-cell>
          <table:table-cell table:formula="of:=(       (    (COS([.$B14])     -      SQRT([.DA$2]^2-SIN([.$B14])^2))    /     (COS([.$B14])    +     SQRT([.DA$2]^2-SIN([.$B14])^2))    )  ^2     -    [.$C14]  )^2" office:value-type="float" office:value="0.0000523734742519966" calcext:value-type="float">
            <text:p>5.23734742519966E-005</text:p>
          </table:table-cell>
          <table:table-cell table:formula="of:=(       (    (COS([.$B14])     -      SQRT([.DB$2]^2-SIN([.$B14])^2))    /     (COS([.$B14])    +     SQRT([.DB$2]^2-SIN([.$B14])^2))    )  ^2     -    [.$C14]  )^2" office:value-type="float" office:value="0.0000515464091992352" calcext:value-type="float">
            <text:p>5.15464091992352E-005</text:p>
          </table:table-cell>
          <table:table-cell table:formula="of:=(       (    (COS([.$B14])     -      SQRT([.DC$2]^2-SIN([.$B14])^2))    /     (COS([.$B14])    +     SQRT([.DC$2]^2-SIN([.$B14])^2))    )  ^2     -    [.$C14]  )^2" office:value-type="float" office:value="0.0000507259496121229" calcext:value-type="float">
            <text:p>5.07259496121229E-005</text:p>
          </table:table-cell>
          <table:table-cell table:formula="of:=(       (    (COS([.$B14])     -      SQRT([.DD$2]^2-SIN([.$B14])^2))    /     (COS([.$B14])    +     SQRT([.DD$2]^2-SIN([.$B14])^2))    )  ^2     -    [.$C14]  )^2" office:value-type="float" office:value="0.0000499120949991504" calcext:value-type="float">
            <text:p>4.99120949991504E-005</text:p>
          </table:table-cell>
          <table:table-cell table:formula="of:=(       (    (COS([.$B14])     -      SQRT([.DE$2]^2-SIN([.$B14])^2))    /     (COS([.$B14])    +     SQRT([.DE$2]^2-SIN([.$B14])^2))    )  ^2     -    [.$C14]  )^2" office:value-type="float" office:value="0.0000491048448666461" calcext:value-type="float">
            <text:p>4.91048448666461E-005</text:p>
          </table:table-cell>
          <table:table-cell table:formula="of:=(       (    (COS([.$B14])     -      SQRT([.DF$2]^2-SIN([.$B14])^2))    /     (COS([.$B14])    +     SQRT([.DF$2]^2-SIN([.$B14])^2))    )  ^2     -    [.$C14]  )^2" office:value-type="float" office:value="0.0000483041987187791" calcext:value-type="float">
            <text:p>4.83041987187791E-005</text:p>
          </table:table-cell>
          <table:table-cell table:formula="of:=(       (    (COS([.$B14])     -      SQRT([.DG$2]^2-SIN([.$B14])^2))    /     (COS([.$B14])    +     SQRT([.DG$2]^2-SIN([.$B14])^2))    )  ^2     -    [.$C14]  )^2" office:value-type="float" office:value="0.0000475101560575623" calcext:value-type="float">
            <text:p>4.75101560575623E-005</text:p>
          </table:table-cell>
          <table:table-cell table:formula="of:=(       (    (COS([.$B14])     -      SQRT([.DH$2]^2-SIN([.$B14])^2))    /     (COS([.$B14])    +     SQRT([.DH$2]^2-SIN([.$B14])^2))    )  ^2     -    [.$C14]  )^2" office:value-type="float" office:value="0.0000467227163828586" calcext:value-type="float">
            <text:p>4.67227163828586E-005</text:p>
          </table:table-cell>
          <table:table-cell table:formula="of:=(       (    (COS([.$B14])     -      SQRT([.DI$2]^2-SIN([.$B14])^2))    /     (COS([.$B14])    +     SQRT([.DI$2]^2-SIN([.$B14])^2))    )  ^2     -    [.$C14]  )^2" office:value-type="float" office:value="0.000045941879192384" calcext:value-type="float">
            <text:p>4.5941879192384E-005</text:p>
          </table:table-cell>
          <table:table-cell table:formula="of:=(       (    (COS([.$B14])     -      SQRT([.DJ$2]^2-SIN([.$B14])^2))    /     (COS([.$B14])    +     SQRT([.DJ$2]^2-SIN([.$B14])^2))    )  ^2     -    [.$C14]  )^2" office:value-type="float" office:value="0.0000451676439817068" calcext:value-type="float">
            <text:p>4.51676439817068E-005</text:p>
          </table:table-cell>
          <table:table-cell table:formula="of:=(       (    (COS([.$B14])     -      SQRT([.DK$2]^2-SIN([.$B14])^2))    /     (COS([.$B14])    +     SQRT([.DK$2]^2-SIN([.$B14])^2))    )  ^2     -    [.$C14]  )^2" office:value-type="float" office:value="0.0000444000102442531" calcext:value-type="float">
            <text:p>0.0000444</text:p>
          </table:table-cell>
          <table:table-cell table:formula="of:=(       (    (COS([.$B14])     -      SQRT([.DL$2]^2-SIN([.$B14])^2))    /     (COS([.$B14])    +     SQRT([.DL$2]^2-SIN([.$B14])^2))    )  ^2     -    [.$C14]  )^2" office:value-type="float" office:value="0.0000436389774713148" calcext:value-type="float">
            <text:p>0.000043639</text:p>
          </table:table-cell>
          <table:table-cell table:formula="of:=(       (    (COS([.$B14])     -      SQRT([.DM$2]^2-SIN([.$B14])^2))    /     (COS([.$B14])    +     SQRT([.DM$2]^2-SIN([.$B14])^2))    )  ^2     -    [.$C14]  )^2" office:value-type="float" office:value="0.000042884545152047" calcext:value-type="float">
            <text:p>4.2884545152047E-005</text:p>
          </table:table-cell>
          <table:table-cell table:formula="of:=(       (    (COS([.$B14])     -      SQRT([.DN$2]^2-SIN([.$B14])^2))    /     (COS([.$B14])    +     SQRT([.DN$2]^2-SIN([.$B14])^2))    )  ^2     -    [.$C14]  )^2" office:value-type="float" office:value="0.000042136712773474" calcext:value-type="float">
            <text:p>4.2136712773474E-005</text:p>
          </table:table-cell>
          <table:table-cell table:formula="of:=(       (    (COS([.$B14])     -      SQRT([.DO$2]^2-SIN([.$B14])^2))    /     (COS([.$B14])    +     SQRT([.DO$2]^2-SIN([.$B14])^2))    )  ^2     -    [.$C14]  )^2" office:value-type="float" office:value="0.0000413954798204897" calcext:value-type="float">
            <text:p>4.13954798204897E-005</text:p>
          </table:table-cell>
          <table:table-cell table:formula="of:=(       (    (COS([.$B14])     -      SQRT([.DP$2]^2-SIN([.$B14])^2))    /     (COS([.$B14])    +     SQRT([.DP$2]^2-SIN([.$B14])^2))    )  ^2     -    [.$C14]  )^2" office:value-type="float" office:value="0.0000406608457758685" calcext:value-type="float">
            <text:p>4.06608457758685E-005</text:p>
          </table:table-cell>
          <table:table-cell table:formula="of:=(       (    (COS([.$B14])     -      SQRT([.DQ$2]^2-SIN([.$B14])^2))    /     (COS([.$B14])    +     SQRT([.DQ$2]^2-SIN([.$B14])^2))    )  ^2     -    [.$C14]  )^2" office:value-type="float" office:value="0.0000399328101202598" calcext:value-type="float">
            <text:p>3.99328101202598E-005</text:p>
          </table:table-cell>
          <table:table-cell table:formula="of:=(       (    (COS([.$B14])     -      SQRT([.DR$2]^2-SIN([.$B14])^2))    /     (COS([.$B14])    +     SQRT([.DR$2]^2-SIN([.$B14])^2))    )  ^2     -    [.$C14]  )^2" office:value-type="float" office:value="0.0000392113723321957" calcext:value-type="float">
            <text:p>3.92113723321957E-005</text:p>
          </table:table-cell>
          <table:table-cell table:formula="of:=(       (    (COS([.$B14])     -      SQRT([.DS$2]^2-SIN([.$B14])^2))    /     (COS([.$B14])    +     SQRT([.DS$2]^2-SIN([.$B14])^2))    )  ^2     -    [.$C14]  )^2" office:value-type="float" office:value="0.0000384965318880969" calcext:value-type="float">
            <text:p>3.84965318880969E-005</text:p>
          </table:table-cell>
          <table:table-cell table:formula="of:=(       (    (COS([.$B14])     -      SQRT([.DT$2]^2-SIN([.$B14])^2))    /     (COS([.$B14])    +     SQRT([.DT$2]^2-SIN([.$B14])^2))    )  ^2     -    [.$C14]  )^2" office:value-type="float" office:value="0.0000377882882622694" calcext:value-type="float">
            <text:p>3.77882882622694E-005</text:p>
          </table:table-cell>
          <table:table-cell table:formula="of:=(       (    (COS([.$B14])     -      SQRT([.DU$2]^2-SIN([.$B14])^2))    /     (COS([.$B14])    +     SQRT([.DU$2]^2-SIN([.$B14])^2))    )  ^2     -    [.$C14]  )^2" office:value-type="float" office:value="0.0000370866409269143" calcext:value-type="float">
            <text:p>3.70866409269143E-005</text:p>
          </table:table-cell>
          <table:table-cell table:formula="of:=(       (    (COS([.$B14])     -      SQRT([.DV$2]^2-SIN([.$B14])^2))    /     (COS([.$B14])    +     SQRT([.DV$2]^2-SIN([.$B14])^2))    )  ^2     -    [.$C14]  )^2" office:value-type="float" office:value="0.0000363915893521267" calcext:value-type="float">
            <text:p>3.63915893521267E-005</text:p>
          </table:table-cell>
          <table:table-cell table:formula="of:=(       (    (COS([.$B14])     -      SQRT([.DW$2]^2-SIN([.$B14])^2))    /     (COS([.$B14])    +     SQRT([.DW$2]^2-SIN([.$B14])^2))    )  ^2     -    [.$C14]  )^2" office:value-type="float" office:value="0.0000357031330059012" calcext:value-type="float">
            <text:p>3.57031330059012E-005</text:p>
          </table:table-cell>
          <table:table-cell table:formula="of:=(       (    (COS([.$B14])     -      SQRT([.DX$2]^2-SIN([.$B14])^2))    /     (COS([.$B14])    +     SQRT([.DX$2]^2-SIN([.$B14])^2))    )  ^2     -    [.$C14]  )^2" office:value-type="float" office:value="0.000035021271354136" calcext:value-type="float">
            <text:p>3.5021271354136E-005</text:p>
          </table:table-cell>
          <table:table-cell table:formula="of:=(       (    (COS([.$B14])     -      SQRT([.DY$2]^2-SIN([.$B14])^2))    /     (COS([.$B14])    +     SQRT([.DY$2]^2-SIN([.$B14])^2))    )  ^2     -    [.$C14]  )^2" office:value-type="float" office:value="0.000034346003860635" calcext:value-type="float">
            <text:p>0.000034346</text:p>
          </table:table-cell>
          <table:table-cell table:formula="of:=(       (    (COS([.$B14])     -      SQRT([.DZ$2]^2-SIN([.$B14])^2))    /     (COS([.$B14])    +     SQRT([.DZ$2]^2-SIN([.$B14])^2))    )  ^2     -    [.$C14]  )^2" office:value-type="float" office:value="0.0000336773299871099" calcext:value-type="float">
            <text:p>3.36773299871099E-005</text:p>
          </table:table-cell>
          <table:table-cell table:formula="of:=(       (    (COS([.$B14])     -      SQRT([.EA$2]^2-SIN([.$B14])^2))    /     (COS([.$B14])    +     SQRT([.EA$2]^2-SIN([.$B14])^2))    )  ^2     -    [.$C14]  )^2" office:value-type="float" office:value="0.0000330152491931849" calcext:value-type="float">
            <text:p>3.30152491931849E-005</text:p>
          </table:table-cell>
          <table:table-cell table:formula="of:=(       (    (COS([.$B14])     -      SQRT([.EB$2]^2-SIN([.$B14])^2))    /     (COS([.$B14])    +     SQRT([.EB$2]^2-SIN([.$B14])^2))    )  ^2     -    [.$C14]  )^2" office:value-type="float" office:value="0.0000323597609364021" calcext:value-type="float">
            <text:p>3.23597609364021E-005</text:p>
          </table:table-cell>
          <table:table-cell table:formula="of:=(       (    (COS([.$B14])     -      SQRT([.EC$2]^2-SIN([.$B14])^2))    /     (COS([.$B14])    +     SQRT([.EC$2]^2-SIN([.$B14])^2))    )  ^2     -    [.$C14]  )^2" office:value-type="float" office:value="0.0000317108646722209" calcext:value-type="float">
            <text:p>3.17108646722209E-005</text:p>
          </table:table-cell>
          <table:table-cell table:formula="of:=(       (    (COS([.$B14])     -      SQRT([.ED$2]^2-SIN([.$B14])^2))    /     (COS([.$B14])    +     SQRT([.ED$2]^2-SIN([.$B14])^2))    )  ^2     -    [.$C14]  )^2" office:value-type="float" office:value="0.0000310685598540249" calcext:value-type="float">
            <text:p>3.10685598540249E-005</text:p>
          </table:table-cell>
          <table:table-cell table:formula="of:=(       (    (COS([.$B14])     -      SQRT([.EE$2]^2-SIN([.$B14])^2))    /     (COS([.$B14])    +     SQRT([.EE$2]^2-SIN([.$B14])^2))    )  ^2     -    [.$C14]  )^2" office:value-type="float" office:value="0.0000304328459331204" calcext:value-type="float">
            <text:p>3.04328459331204E-005</text:p>
          </table:table-cell>
          <table:table-cell table:formula="of:=(       (    (COS([.$B14])     -      SQRT([.EF$2]^2-SIN([.$B14])^2))    /     (COS([.$B14])    +     SQRT([.EF$2]^2-SIN([.$B14])^2))    )  ^2     -    [.$C14]  )^2" office:value-type="float" office:value="0.0000298037223587468" calcext:value-type="float">
            <text:p>2.98037223587468E-005</text:p>
          </table:table-cell>
          <table:table-cell table:formula="of:=(       (    (COS([.$B14])     -      SQRT([.EG$2]^2-SIN([.$B14])^2))    /     (COS([.$B14])    +     SQRT([.EG$2]^2-SIN([.$B14])^2))    )  ^2     -    [.$C14]  )^2" office:value-type="float" office:value="0.0000291811885780738" calcext:value-type="float">
            <text:p>2.91811885780738E-005</text:p>
          </table:table-cell>
          <table:table-cell table:formula="of:=(       (    (COS([.$B14])     -      SQRT([.EH$2]^2-SIN([.$B14])^2))    /     (COS([.$B14])    +     SQRT([.EH$2]^2-SIN([.$B14])^2))    )  ^2     -    [.$C14]  )^2" office:value-type="float" office:value="0.0000285652440362062" calcext:value-type="float">
            <text:p>2.85652440362062E-005</text:p>
          </table:table-cell>
          <table:table-cell table:formula="of:=(       (    (COS([.$B14])     -      SQRT([.EI$2]^2-SIN([.$B14])^2))    /     (COS([.$B14])    +     SQRT([.EI$2]^2-SIN([.$B14])^2))    )  ^2     -    [.$C14]  )^2" office:value-type="float" office:value="0.0000279558881761894" calcext:value-type="float">
            <text:p>2.79558881761894E-005</text:p>
          </table:table-cell>
          <table:table-cell table:formula="of:=(       (    (COS([.$B14])     -      SQRT([.EJ$2]^2-SIN([.$B14])^2))    /     (COS([.$B14])    +     SQRT([.EJ$2]^2-SIN([.$B14])^2))    )  ^2     -    [.$C14]  )^2" office:value-type="float" office:value="0.0000273531204390114" calcext:value-type="float">
            <text:p>2.73531204390114E-005</text:p>
          </table:table-cell>
          <table:table-cell table:formula="of:=(       (    (COS([.$B14])     -      SQRT([.EK$2]^2-SIN([.$B14])^2))    /     (COS([.$B14])    +     SQRT([.EK$2]^2-SIN([.$B14])^2))    )  ^2     -    [.$C14]  )^2" office:value-type="float" office:value="0.0000267569402636043" calcext:value-type="float">
            <text:p>2.67569402636043E-005</text:p>
          </table:table-cell>
          <table:table-cell table:formula="of:=(       (    (COS([.$B14])     -      SQRT([.EL$2]^2-SIN([.$B14])^2))    /     (COS([.$B14])    +     SQRT([.EL$2]^2-SIN([.$B14])^2))    )  ^2     -    [.$C14]  )^2" office:value-type="float" office:value="0.00002616734708685" calcext:value-type="float">
            <text:p>2.616734708685E-005</text:p>
          </table:table-cell>
          <table:table-cell table:formula="of:=(       (    (COS([.$B14])     -      SQRT([.EM$2]^2-SIN([.$B14])^2))    /     (COS([.$B14])    +     SQRT([.EM$2]^2-SIN([.$B14])^2))    )  ^2     -    [.$C14]  )^2" office:value-type="float" office:value="0.0000255843403435833" calcext:value-type="float">
            <text:p>2.55843403435833E-005</text:p>
          </table:table-cell>
          <table:table-cell table:formula="of:=(       (    (COS([.$B14])     -      SQRT([.EN$2]^2-SIN([.$B14])^2))    /     (COS([.$B14])    +     SQRT([.EN$2]^2-SIN([.$B14])^2))    )  ^2     -    [.$C14]  )^2" office:value-type="float" office:value="0.0000250079194665934" calcext:value-type="float">
            <text:p>2.50079194665934E-005</text:p>
          </table:table-cell>
          <table:table-cell table:formula="of:=(       (    (COS([.$B14])     -      SQRT([.EO$2]^2-SIN([.$B14])^2))    /     (COS([.$B14])    +     SQRT([.EO$2]^2-SIN([.$B14])^2))    )  ^2     -    [.$C14]  )^2" office:value-type="float" office:value="0.0000244380838866284" calcext:value-type="float">
            <text:p>2.44380838866284E-005</text:p>
          </table:table-cell>
          <table:table-cell table:formula="of:=(       (    (COS([.$B14])     -      SQRT([.EP$2]^2-SIN([.$B14])^2))    /     (COS([.$B14])    +     SQRT([.EP$2]^2-SIN([.$B14])^2))    )  ^2     -    [.$C14]  )^2" office:value-type="float" office:value="0.0000238748330324002" calcext:value-type="float">
            <text:p>2.38748330324002E-005</text:p>
          </table:table-cell>
          <table:table-cell table:formula="of:=(       (    (COS([.$B14])     -      SQRT([.EQ$2]^2-SIN([.$B14])^2))    /     (COS([.$B14])    +     SQRT([.EQ$2]^2-SIN([.$B14])^2))    )  ^2     -    [.$C14]  )^2" office:value-type="float" office:value="0.0000233181663305835" calcext:value-type="float">
            <text:p>2.33181663305835E-005</text:p>
          </table:table-cell>
          <table:table-cell table:formula="of:=(       (    (COS([.$B14])     -      SQRT([.ER$2]^2-SIN([.$B14])^2))    /     (COS([.$B14])    +     SQRT([.ER$2]^2-SIN([.$B14])^2))    )  ^2     -    [.$C14]  )^2" office:value-type="float" office:value="0.0000227680832058239" calcext:value-type="float">
            <text:p>2.27680832058239E-005</text:p>
          </table:table-cell>
          <table:table-cell table:formula="of:=(       (    (COS([.$B14])     -      SQRT([.ES$2]^2-SIN([.$B14])^2))    /     (COS([.$B14])    +     SQRT([.ES$2]^2-SIN([.$B14])^2))    )  ^2     -    [.$C14]  )^2" office:value-type="float" office:value="0.0000222245830807372" calcext:value-type="float">
            <text:p>2.22245830807372E-005</text:p>
          </table:table-cell>
          <table:table-cell table:formula="of:=(       (    (COS([.$B14])     -      SQRT([.ET$2]^2-SIN([.$B14])^2))    /     (COS([.$B14])    +     SQRT([.ET$2]^2-SIN([.$B14])^2))    )  ^2     -    [.$C14]  )^2" office:value-type="float" office:value="0.0000216876653759157" calcext:value-type="float">
            <text:p>2.16876653759157E-005</text:p>
          </table:table-cell>
          <table:table-cell table:formula="of:=(       (    (COS([.$B14])     -      SQRT([.EU$2]^2-SIN([.$B14])^2))    /     (COS([.$B14])    +     SQRT([.EU$2]^2-SIN([.$B14])^2))    )  ^2     -    [.$C14]  )^2" office:value-type="float" office:value="0.0000211573295099299" calcext:value-type="float">
            <text:p>2.11573295099299E-005</text:p>
          </table:table-cell>
          <table:table-cell table:formula="of:=(       (    (COS([.$B14])     -      SQRT([.EV$2]^2-SIN([.$B14])^2))    /     (COS([.$B14])    +     SQRT([.EV$2]^2-SIN([.$B14])^2))    )  ^2     -    [.$C14]  )^2" office:value-type="float" office:value="0.0000206335748993306" calcext:value-type="float">
            <text:p>2.06335748993306E-005</text:p>
          </table:table-cell>
          <table:table-cell table:formula="of:=(       (    (COS([.$B14])     -      SQRT([.EW$2]^2-SIN([.$B14])^2))    /     (COS([.$B14])    +     SQRT([.EW$2]^2-SIN([.$B14])^2))    )  ^2     -    [.$C14]  )^2" office:value-type="float" office:value="0.0000201164009586548" calcext:value-type="float">
            <text:p>2.01164009586548E-005</text:p>
          </table:table-cell>
          <table:table-cell table:formula="of:=(       (    (COS([.$B14])     -      SQRT([.EX$2]^2-SIN([.$B14])^2))    /     (COS([.$B14])    +     SQRT([.EX$2]^2-SIN([.$B14])^2))    )  ^2     -    [.$C14]  )^2" office:value-type="float" office:value="0.0000196058071004282" calcext:value-type="float">
            <text:p>1.96058071004282E-005</text:p>
          </table:table-cell>
          <table:table-cell table:formula="of:=(       (    (COS([.$B14])     -      SQRT([.EY$2]^2-SIN([.$B14])^2))    /     (COS([.$B14])    +     SQRT([.EY$2]^2-SIN([.$B14])^2))    )  ^2     -    [.$C14]  )^2" office:value-type="float" office:value="0.0000191017927351664" calcext:value-type="float">
            <text:p>1.91017927351664E-005</text:p>
          </table:table-cell>
          <table:table-cell table:formula="of:=(       (    (COS([.$B14])     -      SQRT([.EZ$2]^2-SIN([.$B14])^2))    /     (COS([.$B14])    +     SQRT([.EZ$2]^2-SIN([.$B14])^2))    )  ^2     -    [.$C14]  )^2" office:value-type="float" office:value="0.0000186043572713804" calcext:value-type="float">
            <text:p>1.86043572713804E-005</text:p>
          </table:table-cell>
          <table:table-cell table:formula="of:=(       (    (COS([.$B14])     -      SQRT([.FA$2]^2-SIN([.$B14])^2))    /     (COS([.$B14])    +     SQRT([.FA$2]^2-SIN([.$B14])^2))    )  ^2     -    [.$C14]  )^2" office:value-type="float" office:value="0.0000181135001155793" calcext:value-type="float">
            <text:p>1.81135001155793E-005</text:p>
          </table:table-cell>
          <table:table-cell table:formula="of:=(       (    (COS([.$B14])     -      SQRT([.FB$2]^2-SIN([.$B14])^2))    /     (COS([.$B14])    +     SQRT([.FB$2]^2-SIN([.$B14])^2))    )  ^2     -    [.$C14]  )^2" office:value-type="float" office:value="0.0000176292206722719" calcext:value-type="float">
            <text:p>1.76292206722719E-005</text:p>
          </table:table-cell>
          <table:table-cell table:formula="of:=(       (    (COS([.$B14])     -      SQRT([.FC$2]^2-SIN([.$B14])^2))    /     (COS([.$B14])    +     SQRT([.FC$2]^2-SIN([.$B14])^2))    )  ^2     -    [.$C14]  )^2" office:value-type="float" office:value="0.0000171515183439747" calcext:value-type="float">
            <text:p>1.71515183439747E-005</text:p>
          </table:table-cell>
          <table:table-cell table:formula="of:=(       (    (COS([.$B14])     -      SQRT([.FD$2]^2-SIN([.$B14])^2))    /     (COS([.$B14])    +     SQRT([.FD$2]^2-SIN([.$B14])^2))    )  ^2     -    [.$C14]  )^2" office:value-type="float" office:value="0.0000166803925312066" calcext:value-type="float">
            <text:p>1.66803925312066E-005</text:p>
          </table:table-cell>
          <table:table-cell table:formula="of:=(       (    (COS([.$B14])     -      SQRT([.FE$2]^2-SIN([.$B14])^2))    /     (COS([.$B14])    +     SQRT([.FE$2]^2-SIN([.$B14])^2))    )  ^2     -    [.$C14]  )^2" office:value-type="float" office:value="0.0000162158426325015" calcext:value-type="float">
            <text:p>1.62158426325015E-005</text:p>
          </table:table-cell>
          <table:table-cell table:formula="of:=(       (    (COS([.$B14])     -      SQRT([.FF$2]^2-SIN([.$B14])^2))    /     (COS([.$B14])    +     SQRT([.FF$2]^2-SIN([.$B14])^2))    )  ^2     -    [.$C14]  )^2" office:value-type="float" office:value="0.000015757868044406" calcext:value-type="float">
            <text:p>1.5757868044406E-005</text:p>
          </table:table-cell>
          <table:table-cell table:formula="of:=(       (    (COS([.$B14])     -      SQRT([.FG$2]^2-SIN([.$B14])^2))    /     (COS([.$B14])    +     SQRT([.FG$2]^2-SIN([.$B14])^2))    )  ^2     -    [.$C14]  )^2" office:value-type="float" office:value="0.0000153064681614831" calcext:value-type="float">
            <text:p>1.53064681614831E-005</text:p>
          </table:table-cell>
          <table:table-cell table:formula="of:=(       (    (COS([.$B14])     -      SQRT([.FH$2]^2-SIN([.$B14])^2))    /     (COS([.$B14])    +     SQRT([.FH$2]^2-SIN([.$B14])^2))    )  ^2     -    [.$C14]  )^2" office:value-type="float" office:value="0.0000148616423763162" calcext:value-type="float">
            <text:p>1.48616423763162E-005</text:p>
          </table:table-cell>
          <table:table-cell table:formula="of:=(       (    (COS([.$B14])     -      SQRT([.FI$2]^2-SIN([.$B14])^2))    /     (COS([.$B14])    +     SQRT([.FI$2]^2-SIN([.$B14])^2))    )  ^2     -    [.$C14]  )^2" office:value-type="float" office:value="0.0000144233900795142" calcext:value-type="float">
            <text:p>1.44233900795142E-005</text:p>
          </table:table-cell>
          <table:table-cell table:formula="of:=(       (    (COS([.$B14])     -      SQRT([.FJ$2]^2-SIN([.$B14])^2))    /     (COS([.$B14])    +     SQRT([.FJ$2]^2-SIN([.$B14])^2))    )  ^2     -    [.$C14]  )^2" office:value-type="float" office:value="0.0000139917106597102" calcext:value-type="float">
            <text:p>1.39917106597102E-005</text:p>
          </table:table-cell>
          <table:table-cell table:formula="of:=(       (    (COS([.$B14])     -      SQRT([.FK$2]^2-SIN([.$B14])^2))    /     (COS([.$B14])    +     SQRT([.FK$2]^2-SIN([.$B14])^2))    )  ^2     -    [.$C14]  )^2" office:value-type="float" office:value="0.0000135666035035685" calcext:value-type="float">
            <text:p>1.35666035035685E-005</text:p>
          </table:table-cell>
          <table:table-cell table:formula="of:=(       (    (COS([.$B14])     -      SQRT([.FL$2]^2-SIN([.$B14])^2))    /     (COS([.$B14])    +     SQRT([.FL$2]^2-SIN([.$B14])^2))    )  ^2     -    [.$C14]  )^2" office:value-type="float" office:value="0.0000131480679957869" calcext:value-type="float">
            <text:p>1.31480679957869E-005</text:p>
          </table:table-cell>
          <table:table-cell table:formula="of:=(       (    (COS([.$B14])     -      SQRT([.FM$2]^2-SIN([.$B14])^2))    /     (COS([.$B14])    +     SQRT([.FM$2]^2-SIN([.$B14])^2))    )  ^2     -    [.$C14]  )^2" office:value-type="float" office:value="0.0000127361035190979" calcext:value-type="float">
            <text:p>1.27361035190979E-005</text:p>
          </table:table-cell>
          <table:table-cell table:formula="of:=(       (    (COS([.$B14])     -      SQRT([.FN$2]^2-SIN([.$B14])^2))    /     (COS([.$B14])    +     SQRT([.FN$2]^2-SIN([.$B14])^2))    )  ^2     -    [.$C14]  )^2" office:value-type="float" office:value="0.0000123307094542749" calcext:value-type="float">
            <text:p>1.23307094542749E-005</text:p>
          </table:table-cell>
          <table:table-cell table:formula="of:=(       (    (COS([.$B14])     -      SQRT([.FO$2]^2-SIN([.$B14])^2))    /     (COS([.$B14])    +     SQRT([.FO$2]^2-SIN([.$B14])^2))    )  ^2     -    [.$C14]  )^2" office:value-type="float" office:value="0.0000119318851801336" calcext:value-type="float">
            <text:p>1.19318851801336E-005</text:p>
          </table:table-cell>
          <table:table-cell table:formula="of:=(       (    (COS([.$B14])     -      SQRT([.FP$2]^2-SIN([.$B14])^2))    /     (COS([.$B14])    +     SQRT([.FP$2]^2-SIN([.$B14])^2))    )  ^2     -    [.$C14]  )^2" office:value-type="float" office:value="0.0000115396300735355" calcext:value-type="float">
            <text:p>1.15396300735355E-005</text:p>
          </table:table-cell>
          <table:table-cell table:formula="of:=(       (    (COS([.$B14])     -      SQRT([.FQ$2]^2-SIN([.$B14])^2))    /     (COS([.$B14])    +     SQRT([.FQ$2]^2-SIN([.$B14])^2))    )  ^2     -    [.$C14]  )^2" office:value-type="float" office:value="0.0000111539435093908" calcext:value-type="float">
            <text:p>1.11539435093908E-005</text:p>
          </table:table-cell>
          <table:table-cell table:formula="of:=(       (    (COS([.$B14])     -      SQRT([.FR$2]^2-SIN([.$B14])^2))    /     (COS([.$B14])    +     SQRT([.FR$2]^2-SIN([.$B14])^2))    )  ^2     -    [.$C14]  )^2" office:value-type="float" office:value="0.0000107748248606621" calcext:value-type="float">
            <text:p>1.07748248606621E-005</text:p>
          </table:table-cell>
          <table:table-cell table:formula="of:=(       (    (COS([.$B14])     -      SQRT([.FS$2]^2-SIN([.$B14])^2))    /     (COS([.$B14])    +     SQRT([.FS$2]^2-SIN([.$B14])^2))    )  ^2     -    [.$C14]  )^2" office:value-type="float" office:value="0.0000104022734983677" calcext:value-type="float">
            <text:p>1.04022734983677E-005</text:p>
          </table:table-cell>
          <table:table-cell table:formula="of:=(       (    (COS([.$B14])     -      SQRT([.FT$2]^2-SIN([.$B14])^2))    /     (COS([.$B14])    +     SQRT([.FT$2]^2-SIN([.$B14])^2))    )  ^2     -    [.$C14]  )^2" office:value-type="float" office:value="0.0000100362887915828" calcext:value-type="float">
            <text:p>1.00362887915828E-005</text:p>
          </table:table-cell>
          <table:table-cell table:formula="of:=(       (    (COS([.$B14])     -      SQRT([.FU$2]^2-SIN([.$B14])^2))    /     (COS([.$B14])    +     SQRT([.FU$2]^2-SIN([.$B14])^2))    )  ^2     -    [.$C14]  )^2" office:value-type="float" office:value="0.0000096768701074462" calcext:value-type="float">
            <text:p>9.6768701074462E-006</text:p>
          </table:table-cell>
          <table:table-cell table:formula="of:=(       (    (COS([.$B14])     -      SQRT([.FV$2]^2-SIN([.$B14])^2))    /     (COS([.$B14])    +     SQRT([.FV$2]^2-SIN([.$B14])^2))    )  ^2     -    [.$C14]  )^2" office:value-type="float" office:value="0.00000932401681116008" calcext:value-type="float">
            <text:p>0.000009324</text:p>
          </table:table-cell>
          <table:table-cell table:formula="of:=(       (    (COS([.$B14])     -      SQRT([.FW$2]^2-SIN([.$B14])^2))    /     (COS([.$B14])    +     SQRT([.FW$2]^2-SIN([.$B14])^2))    )  ^2     -    [.$C14]  )^2" office:value-type="float" office:value="0.00000897772826599496" calcext:value-type="float">
            <text:p>8.97772826599496E-006</text:p>
          </table:table-cell>
          <table:table-cell table:formula="of:=(       (    (COS([.$B14])     -      SQRT([.FX$2]^2-SIN([.$B14])^2))    /     (COS([.$B14])    +     SQRT([.FX$2]^2-SIN([.$B14])^2))    )  ^2     -    [.$C14]  )^2" office:value-type="float" office:value="0.00000863800383329194" calcext:value-type="float">
            <text:p>0.000008638</text:p>
          </table:table-cell>
          <table:table-cell table:formula="of:=(       (    (COS([.$B14])     -      SQRT([.FY$2]^2-SIN([.$B14])^2))    /     (COS([.$B14])    +     SQRT([.FY$2]^2-SIN([.$B14])^2))    )  ^2     -    [.$C14]  )^2" office:value-type="float" office:value="0.00000830484287246715" calcext:value-type="float">
            <text:p>8.30484287246715E-006</text:p>
          </table:table-cell>
          <table:table-cell table:formula="of:=(       (    (COS([.$B14])     -      SQRT([.FZ$2]^2-SIN([.$B14])^2))    /     (COS([.$B14])    +     SQRT([.FZ$2]^2-SIN([.$B14])^2))    )  ^2     -    [.$C14]  )^2" office:value-type="float" office:value="0.00000797824474101307" calcext:value-type="float">
            <text:p>7.97824474101307E-006</text:p>
          </table:table-cell>
          <table:table-cell table:formula="of:=(       (    (COS([.$B14])     -      SQRT([.GA$2]^2-SIN([.$B14])^2))    /     (COS([.$B14])    +     SQRT([.GA$2]^2-SIN([.$B14])^2))    )  ^2     -    [.$C14]  )^2" office:value-type="float" office:value="0.00000765820879450338" calcext:value-type="float">
            <text:p>7.65820879450338E-006</text:p>
          </table:table-cell>
          <table:table-cell table:formula="of:=(       (    (COS([.$B14])     -      SQRT([.GB$2]^2-SIN([.$B14])^2))    /     (COS([.$B14])    +     SQRT([.GB$2]^2-SIN([.$B14])^2))    )  ^2     -    [.$C14]  )^2" office:value-type="float" office:value="0.0000073447343865942" calcext:value-type="float">
            <text:p>7.3447343865942E-006</text:p>
          </table:table-cell>
          <table:table-cell table:formula="of:=(       (    (COS([.$B14])     -      SQRT([.GC$2]^2-SIN([.$B14])^2))    /     (COS([.$B14])    +     SQRT([.GC$2]^2-SIN([.$B14])^2))    )  ^2     -    [.$C14]  )^2" office:value-type="float" office:value="0.00000703782086902936" calcext:value-type="float">
            <text:p>7.03782086902936E-006</text:p>
          </table:table-cell>
          <table:table-cell table:formula="of:=(       (    (COS([.$B14])     -      SQRT([.GD$2]^2-SIN([.$B14])^2))    /     (COS([.$B14])    +     SQRT([.GD$2]^2-SIN([.$B14])^2))    )  ^2     -    [.$C14]  )^2" office:value-type="float" office:value="0.00000673746759164167" calcext:value-type="float">
            <text:p>6.73746759164167E-006</text:p>
          </table:table-cell>
          <table:table-cell table:formula="of:=(       (    (COS([.$B14])     -      SQRT([.GE$2]^2-SIN([.$B14])^2))    /     (COS([.$B14])    +     SQRT([.GE$2]^2-SIN([.$B14])^2))    )  ^2     -    [.$C14]  )^2" office:value-type="float" office:value="0.00000644367390235688" calcext:value-type="float">
            <text:p>6.44367390235688E-006</text:p>
          </table:table-cell>
          <table:table-cell table:formula="of:=(       (    (COS([.$B14])     -      SQRT([.GF$2]^2-SIN([.$B14])^2))    /     (COS([.$B14])    +     SQRT([.GF$2]^2-SIN([.$B14])^2))    )  ^2     -    [.$C14]  )^2" office:value-type="float" office:value="0.00000615643914719745" calcext:value-type="float">
            <text:p>6.15643914719745E-006</text:p>
          </table:table-cell>
          <table:table-cell table:formula="of:=(       (    (COS([.$B14])     -      SQRT([.GG$2]^2-SIN([.$B14])^2))    /     (COS([.$B14])    +     SQRT([.GG$2]^2-SIN([.$B14])^2))    )  ^2     -    [.$C14]  )^2" office:value-type="float" office:value="0.00000587576267028391" calcext:value-type="float">
            <text:p>5.87576267028391E-006</text:p>
          </table:table-cell>
          <table:table-cell table:formula="of:=(       (    (COS([.$B14])     -      SQRT([.GH$2]^2-SIN([.$B14])^2))    /     (COS([.$B14])    +     SQRT([.GH$2]^2-SIN([.$B14])^2))    )  ^2     -    [.$C14]  )^2" office:value-type="float" office:value="0.00000560164381383901" calcext:value-type="float">
            <text:p>5.60164381383901E-006</text:p>
          </table:table-cell>
          <table:table-cell table:formula="of:=(       (    (COS([.$B14])     -      SQRT([.GI$2]^2-SIN([.$B14])^2))    /     (COS([.$B14])    +     SQRT([.GI$2]^2-SIN([.$B14])^2))    )  ^2     -    [.$C14]  )^2" office:value-type="float" office:value="0.00000533408191819155" calcext:value-type="float">
            <text:p>5.33408191819155E-006</text:p>
          </table:table-cell>
          <table:table-cell table:formula="of:=(       (    (COS([.$B14])     -      SQRT([.GJ$2]^2-SIN([.$B14])^2))    /     (COS([.$B14])    +     SQRT([.GJ$2]^2-SIN([.$B14])^2))    )  ^2     -    [.$C14]  )^2" office:value-type="float" office:value="0.00000507307632177788" calcext:value-type="float">
            <text:p>5.07307632177788E-006</text:p>
          </table:table-cell>
          <table:table-cell table:formula="of:=(       (    (COS([.$B14])     -      SQRT([.GK$2]^2-SIN([.$B14])^2))    /     (COS([.$B14])    +     SQRT([.GK$2]^2-SIN([.$B14])^2))    )  ^2     -    [.$C14]  )^2" office:value-type="float" office:value="0.00000481862636114587" calcext:value-type="float">
            <text:p>4.81862636114587E-006</text:p>
          </table:table-cell>
          <table:table-cell table:formula="of:=(       (    (COS([.$B14])     -      SQRT([.GL$2]^2-SIN([.$B14])^2))    /     (COS([.$B14])    +     SQRT([.GL$2]^2-SIN([.$B14])^2))    )  ^2     -    [.$C14]  )^2" office:value-type="float" office:value="0.00000457073137095805" calcext:value-type="float">
            <text:p>4.57073137095805E-006</text:p>
          </table:table-cell>
          <table:table-cell table:formula="of:=(       (    (COS([.$B14])     -      SQRT([.GM$2]^2-SIN([.$B14])^2))    /     (COS([.$B14])    +     SQRT([.GM$2]^2-SIN([.$B14])^2))    )  ^2     -    [.$C14]  )^2" office:value-type="float" office:value="0.00000432939068399437" calcext:value-type="float">
            <text:p>4.32939068399437E-006</text:p>
          </table:table-cell>
          <table:table-cell table:formula="of:=(       (    (COS([.$B14])     -      SQRT([.GN$2]^2-SIN([.$B14])^2))    /     (COS([.$B14])    +     SQRT([.GN$2]^2-SIN([.$B14])^2))    )  ^2     -    [.$C14]  )^2" office:value-type="float" office:value="0.00000409460363115541" calcext:value-type="float">
            <text:p>4.09460363115541E-006</text:p>
          </table:table-cell>
          <table:table-cell table:formula="of:=(       (    (COS([.$B14])     -      SQRT([.GO$2]^2-SIN([.$B14])^2))    /     (COS([.$B14])    +     SQRT([.GO$2]^2-SIN([.$B14])^2))    )  ^2     -    [.$C14]  )^2" office:value-type="float" office:value="0.00000386636954146587" calcext:value-type="float">
            <text:p>3.86636954146587E-006</text:p>
          </table:table-cell>
          <table:table-cell table:formula="of:=(       (    (COS([.$B14])     -      SQRT([.GP$2]^2-SIN([.$B14])^2))    /     (COS([.$B14])    +     SQRT([.GP$2]^2-SIN([.$B14])^2))    )  ^2     -    [.$C14]  )^2" office:value-type="float" office:value="0.00000364468774207616" calcext:value-type="float">
            <text:p>3.64468774207616E-006</text:p>
          </table:table-cell>
          <table:table-cell table:formula="of:=(       (    (COS([.$B14])     -      SQRT([.GQ$2]^2-SIN([.$B14])^2))    /     (COS([.$B14])    +     SQRT([.GQ$2]^2-SIN([.$B14])^2))    )  ^2     -    [.$C14]  )^2" office:value-type="float" office:value="0.00000342955755826721" calcext:value-type="float">
            <text:p>3.42955755826721E-006</text:p>
          </table:table-cell>
          <table:table-cell table:formula="of:=(       (    (COS([.$B14])     -      SQRT([.GR$2]^2-SIN([.$B14])^2))    /     (COS([.$B14])    +     SQRT([.GR$2]^2-SIN([.$B14])^2))    )  ^2     -    [.$C14]  )^2" office:value-type="float" office:value="0.00000322097831345326" calcext:value-type="float">
            <text:p>0.000003221</text:p>
          </table:table-cell>
          <table:table-cell table:formula="of:=(       (    (COS([.$B14])     -      SQRT([.GS$2]^2-SIN([.$B14])^2))    /     (COS([.$B14])    +     SQRT([.GS$2]^2-SIN([.$B14])^2))    )  ^2     -    [.$C14]  )^2" office:value-type="float" office:value="0.00000301894932918335" calcext:value-type="float">
            <text:p>3.01894932918335E-006</text:p>
          </table:table-cell>
          <table:table-cell table:formula="of:=(       (    (COS([.$B14])     -      SQRT([.GT$2]^2-SIN([.$B14])^2))    /     (COS([.$B14])    +     SQRT([.GT$2]^2-SIN([.$B14])^2))    )  ^2     -    [.$C14]  )^2" office:value-type="float" office:value="0.0000028234699251466" calcext:value-type="float">
            <text:p>2.8234699251466E-006</text:p>
          </table:table-cell>
          <table:table-cell table:formula="of:=(       (    (COS([.$B14])     -      SQRT([.GU$2]^2-SIN([.$B14])^2))    /     (COS([.$B14])    +     SQRT([.GU$2]^2-SIN([.$B14])^2))    )  ^2     -    [.$C14]  )^2" office:value-type="float" office:value="0.00000263453941917347" calcext:value-type="float">
            <text:p>2.63453941917347E-006</text:p>
          </table:table-cell>
          <table:table-cell table:formula="of:=(       (    (COS([.$B14])     -      SQRT([.GV$2]^2-SIN([.$B14])^2))    /     (COS([.$B14])    +     SQRT([.GV$2]^2-SIN([.$B14])^2))    )  ^2     -    [.$C14]  )^2" office:value-type="float" office:value="0.00000245215712723918" calcext:value-type="float">
            <text:p>2.45215712723918E-006</text:p>
          </table:table-cell>
          <table:table-cell table:formula="of:=(       (    (COS([.$B14])     -      SQRT([.GW$2]^2-SIN([.$B14])^2))    /     (COS([.$B14])    +     SQRT([.GW$2]^2-SIN([.$B14])^2))    )  ^2     -    [.$C14]  )^2" office:value-type="float" office:value="0.00000227632236346812" calcext:value-type="float">
            <text:p>2.27632236346812E-006</text:p>
          </table:table-cell>
          <table:table-cell table:formula="of:=(       (    (COS([.$B14])     -      SQRT([.GX$2]^2-SIN([.$B14])^2))    /     (COS([.$B14])    +     SQRT([.GX$2]^2-SIN([.$B14])^2))    )  ^2     -    [.$C14]  )^2" office:value-type="float" office:value="0.00000210703444013465" calcext:value-type="float">
            <text:p>0.000002107</text:p>
          </table:table-cell>
          <table:table-cell table:formula="of:=(       (    (COS([.$B14])     -      SQRT([.GY$2]^2-SIN([.$B14])^2))    /     (COS([.$B14])    +     SQRT([.GY$2]^2-SIN([.$B14])^2))    )  ^2     -    [.$C14]  )^2" office:value-type="float" office:value="0.00000194429266766831" calcext:value-type="float">
            <text:p>1.94429266766831E-006</text:p>
          </table:table-cell>
          <table:table-cell table:formula="of:=(       (    (COS([.$B14])     -      SQRT([.GZ$2]^2-SIN([.$B14])^2))    /     (COS([.$B14])    +     SQRT([.GZ$2]^2-SIN([.$B14])^2))    )  ^2     -    [.$C14]  )^2" office:value-type="float" office:value="0.00000178809635465434" calcext:value-type="float">
            <text:p>1.78809635465434E-006</text:p>
          </table:table-cell>
          <table:table-cell table:formula="of:=(       (    (COS([.$B14])     -      SQRT([.HA$2]^2-SIN([.$B14])^2))    /     (COS([.$B14])    +     SQRT([.HA$2]^2-SIN([.$B14])^2))    )  ^2     -    [.$C14]  )^2" office:value-type="float" office:value="0.00000163844480783997" calcext:value-type="float">
            <text:p>1.63844480783997E-006</text:p>
          </table:table-cell>
          <table:table-cell table:formula="of:=(       (    (COS([.$B14])     -      SQRT([.HB$2]^2-SIN([.$B14])^2))    /     (COS([.$B14])    +     SQRT([.HB$2]^2-SIN([.$B14])^2))    )  ^2     -    [.$C14]  )^2" office:value-type="float" office:value="0.00000149533733213451" calcext:value-type="float">
            <text:p>1.49533733213451E-006</text:p>
          </table:table-cell>
          <table:table-cell table:formula="of:=(       (    (COS([.$B14])     -      SQRT([.HC$2]^2-SIN([.$B14])^2))    /     (COS([.$B14])    +     SQRT([.HC$2]^2-SIN([.$B14])^2))    )  ^2     -    [.$C14]  )^2" office:value-type="float" office:value="0.0000013587732306135" calcext:value-type="float">
            <text:p>1.3587732306135E-006</text:p>
          </table:table-cell>
          <table:table-cell table:formula="of:=(       (    (COS([.$B14])     -      SQRT([.HD$2]^2-SIN([.$B14])^2))    /     (COS([.$B14])    +     SQRT([.HD$2]^2-SIN([.$B14])^2))    )  ^2     -    [.$C14]  )^2" office:value-type="float" office:value="0.00000122875180452191" calcext:value-type="float">
            <text:p>1.22875180452191E-006</text:p>
          </table:table-cell>
          <table:table-cell table:formula="of:=(       (    (COS([.$B14])     -      SQRT([.HE$2]^2-SIN([.$B14])^2))    /     (COS([.$B14])    +     SQRT([.HE$2]^2-SIN([.$B14])^2))    )  ^2     -    [.$C14]  )^2" office:value-type="float" office:value="0.0000011052723532772" calcext:value-type="float">
            <text:p>1.1052723532772E-006</text:p>
          </table:table-cell>
          <table:table-cell table:formula="of:=(       (    (COS([.$B14])     -      SQRT([.HF$2]^2-SIN([.$B14])^2))    /     (COS([.$B14])    +     SQRT([.HF$2]^2-SIN([.$B14])^2))    )  ^2     -    [.$C14]  )^2" office:value-type="float" office:value="0.000000988334174471569" calcext:value-type="float">
            <text:p>9.88334174471569E-007</text:p>
          </table:table-cell>
          <table:table-cell table:formula="of:=(       (    (COS([.$B14])     -      SQRT([.HG$2]^2-SIN([.$B14])^2))    /     (COS([.$B14])    +     SQRT([.HG$2]^2-SIN([.$B14])^2))    )  ^2     -    [.$C14]  )^2" office:value-type="float" office:value="0.000000877936563875903" calcext:value-type="float">
            <text:p>8.77936563875903E-007</text:p>
          </table:table-cell>
          <table:table-cell table:formula="of:=(       (    (COS([.$B14])     -      SQRT([.HH$2]^2-SIN([.$B14])^2))    /     (COS([.$B14])    +     SQRT([.HH$2]^2-SIN([.$B14])^2))    )  ^2     -    [.$C14]  )^2" office:value-type="float" office:value="0.000000774078815441972" calcext:value-type="float">
            <text:p>7.74078815441972E-007</text:p>
          </table:table-cell>
          <table:table-cell table:formula="of:=(       (    (COS([.$B14])     -      SQRT([.HI$2]^2-SIN([.$B14])^2))    /     (COS([.$B14])    +     SQRT([.HI$2]^2-SIN([.$B14])^2))    )  ^2     -    [.$C14]  )^2" office:value-type="float" office:value="0.00000067676022130564" calcext:value-type="float">
            <text:p>6.7676022130564E-007</text:p>
          </table:table-cell>
          <table:table-cell table:formula="of:=(       (    (COS([.$B14])     -      SQRT([.HJ$2]^2-SIN([.$B14])^2))    /     (COS([.$B14])    +     SQRT([.HJ$2]^2-SIN([.$B14])^2))    )  ^2     -    [.$C14]  )^2" office:value-type="float" office:value="0.0000005859800717905" calcext:value-type="float">
            <text:p>0.000000586</text:p>
          </table:table-cell>
          <table:table-cell table:formula="of:=(       (    (COS([.$B14])     -      SQRT([.HK$2]^2-SIN([.$B14])^2))    /     (COS([.$B14])    +     SQRT([.HK$2]^2-SIN([.$B14])^2))    )  ^2     -    [.$C14]  )^2" office:value-type="float" office:value="0.000000501737655409881" calcext:value-type="float">
            <text:p>5.01737655409881E-007</text:p>
          </table:table-cell>
          <table:table-cell table:formula="of:=(       (    (COS([.$B14])     -      SQRT([.HL$2]^2-SIN([.$B14])^2))    /     (COS([.$B14])    +     SQRT([.HL$2]^2-SIN([.$B14])^2))    )  ^2     -    [.$C14]  )^2" office:value-type="float" office:value="0.000000424032258870233" calcext:value-type="float">
            <text:p>0.000000424</text:p>
          </table:table-cell>
          <table:table-cell table:formula="of:=(       (    (COS([.$B14])     -      SQRT([.HM$2]^2-SIN([.$B14])^2))    /     (COS([.$B14])    +     SQRT([.HM$2]^2-SIN([.$B14])^2))    )  ^2     -    [.$C14]  )^2" office:value-type="float" office:value="0.000000352863167074476" calcext:value-type="float">
            <text:p>3.52863167074476E-007</text:p>
          </table:table-cell>
          <table:table-cell table:formula="of:=(       (    (COS([.$B14])     -      SQRT([.HN$2]^2-SIN([.$B14])^2))    /     (COS([.$B14])    +     SQRT([.HN$2]^2-SIN([.$B14])^2))    )  ^2     -    [.$C14]  )^2" office:value-type="float" office:value="0.000000288229663124271" calcext:value-type="float">
            <text:p>2.88229663124271E-007</text:p>
          </table:table-cell>
          <table:table-cell table:formula="of:=(       (    (COS([.$B14])     -      SQRT([.HO$2]^2-SIN([.$B14])^2))    /     (COS([.$B14])    +     SQRT([.HO$2]^2-SIN([.$B14])^2))    )  ^2     -    [.$C14]  )^2" office:value-type="float" office:value="0.000000230131028323538" calcext:value-type="float">
            <text:p>2.30131028323538E-007</text:p>
          </table:table-cell>
          <table:table-cell table:formula="of:=(       (    (COS([.$B14])     -      SQRT([.HP$2]^2-SIN([.$B14])^2))    /     (COS([.$B14])    +     SQRT([.HP$2]^2-SIN([.$B14])^2))    )  ^2     -    [.$C14]  )^2" office:value-type="float" office:value="0.000000178566542181099" calcext:value-type="float">
            <text:p>1.78566542181099E-007</text:p>
          </table:table-cell>
          <table:table-cell table:formula="of:=(       (    (COS([.$B14])     -      SQRT([.HQ$2]^2-SIN([.$B14])^2))    /     (COS([.$B14])    +     SQRT([.HQ$2]^2-SIN([.$B14])^2))    )  ^2     -    [.$C14]  )^2" office:value-type="float" office:value="0.000000133535482413808" calcext:value-type="float">
            <text:p>1.33535482413808E-007</text:p>
          </table:table-cell>
          <table:table-cell table:formula="of:=(       (    (COS([.$B14])     -      SQRT([.HR$2]^2-SIN([.$B14])^2))    /     (COS([.$B14])    +     SQRT([.HR$2]^2-SIN([.$B14])^2))    )  ^2     -    [.$C14]  )^2" office:value-type="float" office:value="0.0000000950371249494637" calcext:value-type="float">
            <text:p>0.000000095</text:p>
          </table:table-cell>
          <table:table-cell table:formula="of:=(       (    (COS([.$B14])     -      SQRT([.HS$2]^2-SIN([.$B14])^2))    /     (COS([.$B14])    +     SQRT([.HS$2]^2-SIN([.$B14])^2))    )  ^2     -    [.$C14]  )^2" office:value-type="float" office:value="0.0000000630707439297805" calcext:value-type="float">
            <text:p>6.30707439297805E-008</text:p>
          </table:table-cell>
          <table:table-cell table:formula="of:=(       (    (COS([.$B14])     -      SQRT([.HT$2]^2-SIN([.$B14])^2))    /     (COS([.$B14])    +     SQRT([.HT$2]^2-SIN([.$B14])^2))    )  ^2     -    [.$C14]  )^2" office:value-type="float" office:value="0.0000000376356117131795" calcext:value-type="float">
            <text:p>3.76356117131795E-008</text:p>
          </table:table-cell>
          <table:table-cell table:formula="of:=(       (    (COS([.$B14])     -      SQRT([.HU$2]^2-SIN([.$B14])^2))    /     (COS([.$B14])    +     SQRT([.HU$2]^2-SIN([.$B14])^2))    )  ^2     -    [.$C14]  )^2" office:value-type="float" office:value="0.000000018730998877983" calcext:value-type="float">
            <text:p>1.8730998877983E-008</text:p>
          </table:table-cell>
          <table:table-cell table:formula="of:=(       (    (COS([.$B14])     -      SQRT([.HV$2]^2-SIN([.$B14])^2))    /     (COS([.$B14])    +     SQRT([.HV$2]^2-SIN([.$B14])^2))    )  ^2     -    [.$C14]  )^2" office:value-type="float" office:value="0.00000000635617422512452" calcext:value-type="float">
            <text:p>6.35617422512452E-009</text:p>
          </table:table-cell>
          <table:table-cell table:formula="of:=(       (    (COS([.$B14])     -      SQRT([.HW$2]^2-SIN([.$B14])^2))    /     (COS([.$B14])    +     SQRT([.HW$2]^2-SIN([.$B14])^2))    )  ^2     -    [.$C14]  )^2" office:value-type="float" office:value="0.000000000510404781260371" calcext:value-type="float">
            <text:p>5.10404781260371E-010</text:p>
          </table:table-cell>
          <table:table-cell table:formula="of:=(       (    (COS([.$B14])     -      SQRT([.HX$2]^2-SIN([.$B14])^2))    /     (COS([.$B14])    +     SQRT([.HX$2]^2-SIN([.$B14])^2))    )  ^2     -    [.$C14]  )^2" office:value-type="float" office:value="0.00000000119295580158017" calcext:value-type="float">
            <text:p>1.19295580158017E-009</text:p>
          </table:table-cell>
          <table:table-cell table:formula="of:=(       (    (COS([.$B14])     -      SQRT([.HY$2]^2-SIN([.$B14])^2))    /     (COS([.$B14])    +     SQRT([.HY$2]^2-SIN([.$B14])^2))    )  ^2     -    [.$C14]  )^2" office:value-type="float" office:value="0.00000000840309077279293" calcext:value-type="float">
            <text:p>8.40309077279293E-009</text:p>
          </table:table-cell>
          <table:table-cell table:formula="of:=(       (    (COS([.$B14])     -      SQRT([.HZ$2]^2-SIN([.$B14])^2))    /     (COS([.$B14])    +     SQRT([.HZ$2]^2-SIN([.$B14])^2))    )  ^2     -    [.$C14]  )^2" office:value-type="float" office:value="0.0000000221400714160338" calcext:value-type="float">
            <text:p>2.21400714160338E-008</text:p>
          </table:table-cell>
          <table:table-cell table:formula="of:=(       (    (COS([.$B14])     -      SQRT([.IA$2]^2-SIN([.$B14])^2))    /     (COS([.$B14])    +     SQRT([.IA$2]^2-SIN([.$B14])^2))    )  ^2     -    [.$C14]  )^2" office:value-type="float" office:value="0.0000000424031576897801" calcext:value-type="float">
            <text:p>4.24031576897801E-008</text:p>
          </table:table-cell>
          <table:table-cell table:formula="of:=(       (    (COS([.$B14])     -      SQRT([.IB$2]^2-SIN([.$B14])^2))    /     (COS([.$B14])    +     SQRT([.IB$2]^2-SIN([.$B14])^2))    )  ^2     -    [.$C14]  )^2" office:value-type="float" office:value="0.0000000691916077927914" calcext:value-type="float">
            <text:p>6.91916077927914E-008</text:p>
          </table:table-cell>
          <table:table-cell table:formula="of:=(       (    (COS([.$B14])     -      SQRT([.IC$2]^2-SIN([.$B14])^2))    /     (COS([.$B14])    +     SQRT([.IC$2]^2-SIN([.$B14])^2))    )  ^2     -    [.$C14]  )^2" office:value-type="float" office:value="0.000000102504678167009" calcext:value-type="float">
            <text:p>1.02504678167009E-007</text:p>
          </table:table-cell>
          <table:table-cell table:formula="of:=(       (    (COS([.$B14])     -      SQRT([.ID$2]^2-SIN([.$B14])^2))    /     (COS([.$B14])    +     SQRT([.ID$2]^2-SIN([.$B14])^2))    )  ^2     -    [.$C14]  )^2" office:value-type="float" office:value="0.000000142341623500395" calcext:value-type="float">
            <text:p>1.42341623500395E-007</text:p>
          </table:table-cell>
          <table:table-cell table:formula="of:=(       (    (COS([.$B14])     -      SQRT([.IE$2]^2-SIN([.$B14])^2))    /     (COS([.$B14])    +     SQRT([.IE$2]^2-SIN([.$B14])^2))    )  ^2     -    [.$C14]  )^2" office:value-type="float" office:value="0.000000188701696730036" calcext:value-type="float">
            <text:p>1.88701696730036E-007</text:p>
          </table:table-cell>
          <table:table-cell table:formula="of:=(       (    (COS([.$B14])     -      SQRT([.IF$2]^2-SIN([.$B14])^2))    /     (COS([.$B14])    +     SQRT([.IF$2]^2-SIN([.$B14])^2))    )  ^2     -    [.$C14]  )^2" office:value-type="float" office:value="0.000000241584149044794" calcext:value-type="float">
            <text:p>2.41584149044794E-007</text:p>
          </table:table-cell>
          <table:table-cell table:formula="of:=(       (    (COS([.$B14])     -      SQRT([.IG$2]^2-SIN([.$B14])^2))    /     (COS([.$B14])    +     SQRT([.IG$2]^2-SIN([.$B14])^2))    )  ^2     -    [.$C14]  )^2" office:value-type="float" office:value="0.000000300988229888324" calcext:value-type="float">
            <text:p>0.000000301</text:p>
          </table:table-cell>
          <table:table-cell table:formula="of:=(       (    (COS([.$B14])     -      SQRT([.IH$2]^2-SIN([.$B14])^2))    /     (COS([.$B14])    +     SQRT([.IH$2]^2-SIN([.$B14])^2))    )  ^2     -    [.$C14]  )^2" office:value-type="float" office:value="0.000000366913186962127" calcext:value-type="float">
            <text:p>3.66913186962127E-007</text:p>
          </table:table-cell>
          <table:table-cell table:formula="of:=(       (    (COS([.$B14])     -      SQRT([.II$2]^2-SIN([.$B14])^2))    /     (COS([.$B14])    +     SQRT([.II$2]^2-SIN([.$B14])^2))    )  ^2     -    [.$C14]  )^2" office:value-type="float" office:value="0.000000439358266228062" calcext:value-type="float">
            <text:p>4.39358266228062E-007</text:p>
          </table:table-cell>
          <table:table-cell table:formula="of:=(       (    (COS([.$B14])     -      SQRT([.IJ$2]^2-SIN([.$B14])^2))    /     (COS([.$B14])    +     SQRT([.IJ$2]^2-SIN([.$B14])^2))    )  ^2     -    [.$C14]  )^2" office:value-type="float" office:value="0.000000518322711911482" calcext:value-type="float">
            <text:p>5.18322711911482E-007</text:p>
          </table:table-cell>
          <table:table-cell table:formula="of:=(       (    (COS([.$B14])     -      SQRT([.IK$2]^2-SIN([.$B14])^2))    /     (COS([.$B14])    +     SQRT([.IK$2]^2-SIN([.$B14])^2))    )  ^2     -    [.$C14]  )^2" office:value-type="float" office:value="0.000000603805766504236" calcext:value-type="float">
            <text:p>6.03805766504236E-007</text:p>
          </table:table-cell>
          <table:table-cell table:formula="of:=(       (    (COS([.$B14])     -      SQRT([.IL$2]^2-SIN([.$B14])^2))    /     (COS([.$B14])    +     SQRT([.IL$2]^2-SIN([.$B14])^2))    )  ^2     -    [.$C14]  )^2" office:value-type="float" office:value="0.000000695806670767325" calcext:value-type="float">
            <text:p>6.95806670767325E-007</text:p>
          </table:table-cell>
          <table:table-cell table:formula="of:=(       (    (COS([.$B14])     -      SQRT([.IM$2]^2-SIN([.$B14])^2))    /     (COS([.$B14])    +     SQRT([.IM$2]^2-SIN([.$B14])^2))    )  ^2     -    [.$C14]  )^2" office:value-type="float" office:value="0.000000794324663733821" calcext:value-type="float">
            <text:p>7.94324663733821E-007</text:p>
          </table:table-cell>
          <table:table-cell table:formula="of:=(       (    (COS([.$B14])     -      SQRT([.IN$2]^2-SIN([.$B14])^2))    /     (COS([.$B14])    +     SQRT([.IN$2]^2-SIN([.$B14])^2))    )  ^2     -    [.$C14]  )^2" office:value-type="float" office:value="0.000000899358982711739" calcext:value-type="float">
            <text:p>8.99358982711739E-007</text:p>
          </table:table-cell>
          <table:table-cell table:formula="of:=(       (    (COS([.$B14])     -      SQRT([.IO$2]^2-SIN([.$B14])^2))    /     (COS([.$B14])    +     SQRT([.IO$2]^2-SIN([.$B14])^2))    )  ^2     -    [.$C14]  )^2" office:value-type="float" office:value="0.00000101090886328702" calcext:value-type="float">
            <text:p>1.01090886328702E-006</text:p>
          </table:table-cell>
          <table:table-cell table:formula="of:=(       (    (COS([.$B14])     -      SQRT([.IP$2]^2-SIN([.$B14])^2))    /     (COS([.$B14])    +     SQRT([.IP$2]^2-SIN([.$B14])^2))    )  ^2     -    [.$C14]  )^2" office:value-type="float" office:value="0.00000112897353932616" calcext:value-type="float">
            <text:p>0.000001129</text:p>
          </table:table-cell>
          <table:table-cell table:formula="of:=(       (    (COS([.$B14])     -      SQRT([.IQ$2]^2-SIN([.$B14])^2))    /     (COS([.$B14])    +     SQRT([.IQ$2]^2-SIN([.$B14])^2))    )  ^2     -    [.$C14]  )^2" office:value-type="float" office:value="0.00000125355224297927" calcext:value-type="float">
            <text:p>1.25355224297927E-006</text:p>
          </table:table-cell>
          <table:table-cell table:formula="of:=(       (    (COS([.$B14])     -      SQRT([.IR$2]^2-SIN([.$B14])^2))    /     (COS([.$B14])    +     SQRT([.IR$2]^2-SIN([.$B14])^2))    )  ^2     -    [.$C14]  )^2" office:value-type="float" office:value="0.0000013846442046832" calcext:value-type="float">
            <text:p>1.3846442046832E-006</text:p>
          </table:table-cell>
          <table:table-cell table:formula="of:=(       (    (COS([.$B14])     -      SQRT([.IS$2]^2-SIN([.$B14])^2))    /     (COS([.$B14])    +     SQRT([.IS$2]^2-SIN([.$B14])^2))    )  ^2     -    [.$C14]  )^2" office:value-type="float" office:value="0.00000152224865316344" calcext:value-type="float">
            <text:p>1.52224865316344E-006</text:p>
          </table:table-cell>
          <table:table-cell table:formula="of:=(       (    (COS([.$B14])     -      SQRT([.IT$2]^2-SIN([.$B14])^2))    /     (COS([.$B14])    +     SQRT([.IT$2]^2-SIN([.$B14])^2))    )  ^2     -    [.$C14]  )^2" office:value-type="float" office:value="0.00000166636481543827" calcext:value-type="float">
            <text:p>1.66636481543827E-006</text:p>
          </table:table-cell>
          <table:table-cell table:formula="of:=(       (    (COS([.$B14])     -      SQRT([.IU$2]^2-SIN([.$B14])^2))    /     (COS([.$B14])    +     SQRT([.IU$2]^2-SIN([.$B14])^2))    )  ^2     -    [.$C14]  )^2" office:value-type="float" office:value="0.00000181699191682037" calcext:value-type="float">
            <text:p>0.000001817</text:p>
          </table:table-cell>
          <table:table-cell table:formula="of:=(       (    (COS([.$B14])     -      SQRT([.IV$2]^2-SIN([.$B14])^2))    /     (COS([.$B14])    +     SQRT([.IV$2]^2-SIN([.$B14])^2))    )  ^2     -    [.$C14]  )^2" office:value-type="float" office:value="0.00000197412918092044" calcext:value-type="float">
            <text:p>1.97412918092044E-006</text:p>
          </table:table-cell>
          <table:table-cell table:formula="of:=(       (    (COS([.$B14])     -      SQRT([.IW$2]^2-SIN([.$B14])^2))    /     (COS([.$B14])    +     SQRT([.IW$2]^2-SIN([.$B14])^2))    )  ^2     -    [.$C14]  )^2" office:value-type="float" office:value="0.00000213777582965031" calcext:value-type="float">
            <text:p>2.13777582965031E-006</text:p>
          </table:table-cell>
          <table:table-cell table:formula="of:=(       (    (COS([.$B14])     -      SQRT([.IX$2]^2-SIN([.$B14])^2))    /     (COS([.$B14])    +     SQRT([.IX$2]^2-SIN([.$B14])^2))    )  ^2     -    [.$C14]  )^2" office:value-type="float" office:value="0.00000230793108322437" calcext:value-type="float">
            <text:p>2.30793108322437E-006</text:p>
          </table:table-cell>
          <table:table-cell table:formula="of:=(       (    (COS([.$B14])     -      SQRT([.IY$2]^2-SIN([.$B14])^2))    /     (COS([.$B14])    +     SQRT([.IY$2]^2-SIN([.$B14])^2))    )  ^2     -    [.$C14]  )^2" office:value-type="float" office:value="0.00000248459416016401" calcext:value-type="float">
            <text:p>2.48459416016401E-006</text:p>
          </table:table-cell>
          <table:table-cell table:formula="of:=(       (    (COS([.$B14])     -      SQRT([.IZ$2]^2-SIN([.$B14])^2))    /     (COS([.$B14])    +     SQRT([.IZ$2]^2-SIN([.$B14])^2))    )  ^2     -    [.$C14]  )^2" office:value-type="float" office:value="0.00000266776427729929" calcext:value-type="float">
            <text:p>2.66776427729929E-006</text:p>
          </table:table-cell>
          <table:table-cell table:formula="of:=(       (    (COS([.$B14])     -      SQRT([.JA$2]^2-SIN([.$B14])^2))    /     (COS([.$B14])    +     SQRT([.JA$2]^2-SIN([.$B14])^2))    )  ^2     -    [.$C14]  )^2" office:value-type="float" office:value="0.00000285744064977291" calcext:value-type="float">
            <text:p>2.85744064977291E-006</text:p>
          </table:table-cell>
          <table:table-cell table:formula="of:=(       (    (COS([.$B14])     -      SQRT([.JB$2]^2-SIN([.$B14])^2))    /     (COS([.$B14])    +     SQRT([.JB$2]^2-SIN([.$B14])^2))    )  ^2     -    [.$C14]  )^2" office:value-type="float" office:value="0.0000030536224910415" calcext:value-type="float">
            <text:p>3.0536224910415E-006</text:p>
          </table:table-cell>
          <table:table-cell table:formula="of:=(       (    (COS([.$B14])     -      SQRT([.JC$2]^2-SIN([.$B14])^2))    /     (COS([.$B14])    +     SQRT([.JC$2]^2-SIN([.$B14])^2))    )  ^2     -    [.$C14]  )^2" office:value-type="float" office:value="0.00000325630901288005" calcext:value-type="float">
            <text:p>3.25630901288005E-006</text:p>
          </table:table-cell>
          <table:table-cell table:formula="of:=(       (    (COS([.$B14])     -      SQRT([.JD$2]^2-SIN([.$B14])^2))    /     (COS([.$B14])    +     SQRT([.JD$2]^2-SIN([.$B14])^2))    )  ^2     -    [.$C14]  )^2" office:value-type="float" office:value="0.00000346549942538357" calcext:value-type="float">
            <text:p>3.46549942538357E-006</text:p>
          </table:table-cell>
          <table:table-cell table:formula="of:=(       (    (COS([.$B14])     -      SQRT([.JE$2]^2-SIN([.$B14])^2))    /     (COS([.$B14])    +     SQRT([.JE$2]^2-SIN([.$B14])^2))    )  ^2     -    [.$C14]  )^2" office:value-type="float" office:value="0.00000368119293697018" calcext:value-type="float">
            <text:p>3.68119293697018E-006</text:p>
          </table:table-cell>
          <table:table-cell table:formula="of:=(       (    (COS([.$B14])     -      SQRT([.JF$2]^2-SIN([.$B14])^2))    /     (COS([.$B14])    +     SQRT([.JF$2]^2-SIN([.$B14])^2))    )  ^2     -    [.$C14]  )^2" office:value-type="float" office:value="0.00000390338875438454" calcext:value-type="float">
            <text:p>3.90338875438454E-006</text:p>
          </table:table-cell>
          <table:table-cell table:formula="of:=(       (    (COS([.$B14])     -      SQRT([.JG$2]^2-SIN([.$B14])^2))    /     (COS([.$B14])    +     SQRT([.JG$2]^2-SIN([.$B14])^2))    )  ^2     -    [.$C14]  )^2" office:value-type="float" office:value="0.00000413208608269962" calcext:value-type="float">
            <text:p>4.13208608269962E-006</text:p>
          </table:table-cell>
          <table:table-cell table:formula="of:=(       (    (COS([.$B14])     -      SQRT([.JH$2]^2-SIN([.$B14])^2))    /     (COS([.$B14])    +     SQRT([.JH$2]^2-SIN([.$B14])^2))    )  ^2     -    [.$C14]  )^2" office:value-type="float" office:value="0.00000436728412531995" calcext:value-type="float">
            <text:p>4.36728412531995E-006</text:p>
          </table:table-cell>
          <table:table-cell table:formula="of:=(       (    (COS([.$B14])     -      SQRT([.JI$2]^2-SIN([.$B14])^2))    /     (COS([.$B14])    +     SQRT([.JI$2]^2-SIN([.$B14])^2))    )  ^2     -    [.$C14]  )^2" office:value-type="float" office:value="0.00000460898208398476" calcext:value-type="float">
            <text:p>0.000004609</text:p>
          </table:table-cell>
          <table:table-cell table:formula="of:=(       (    (COS([.$B14])     -      SQRT([.JJ$2]^2-SIN([.$B14])^2))    /     (COS([.$B14])    +     SQRT([.JJ$2]^2-SIN([.$B14])^2))    )  ^2     -    [.$C14]  )^2" office:value-type="float" office:value="0.00000485717915877076" calcext:value-type="float">
            <text:p>4.85717915877076E-006</text:p>
          </table:table-cell>
          <table:table-cell table:formula="of:=(       (    (COS([.$B14])     -      SQRT([.JK$2]^2-SIN([.$B14])^2))    /     (COS([.$B14])    +     SQRT([.JK$2]^2-SIN([.$B14])^2))    )  ^2     -    [.$C14]  )^2" office:value-type="float" office:value="0.00000511187454809442" calcext:value-type="float">
            <text:p>5.11187454809442E-006</text:p>
          </table:table-cell>
          <table:table-cell table:formula="of:=(       (    (COS([.$B14])     -      SQRT([.JL$2]^2-SIN([.$B14])^2))    /     (COS([.$B14])    +     SQRT([.JL$2]^2-SIN([.$B14])^2))    )  ^2     -    [.$C14]  )^2" office:value-type="float" office:value="0.0000053730674487148" calcext:value-type="float">
            <text:p>5.3730674487148E-006</text:p>
          </table:table-cell>
          <table:table-cell table:formula="of:=(       (    (COS([.$B14])     -      SQRT([.JM$2]^2-SIN([.$B14])^2))    /     (COS([.$B14])    +     SQRT([.JM$2]^2-SIN([.$B14])^2))    )  ^2     -    [.$C14]  )^2" office:value-type="float" office:value="0.00000564075705573637" calcext:value-type="float">
            <text:p>5.64075705573637E-006</text:p>
          </table:table-cell>
          <table:table-cell table:formula="of:=(       (    (COS([.$B14])     -      SQRT([.JN$2]^2-SIN([.$B14])^2))    /     (COS([.$B14])    +     SQRT([.JN$2]^2-SIN([.$B14])^2))    )  ^2     -    [.$C14]  )^2" office:value-type="float" office:value="0.00000591494256261233" calcext:value-type="float">
            <text:p>5.91494256261233E-006</text:p>
          </table:table-cell>
          <table:table-cell table:formula="of:=(       (    (COS([.$B14])     -      SQRT([.JO$2]^2-SIN([.$B14])^2))    /     (COS([.$B14])    +     SQRT([.JO$2]^2-SIN([.$B14])^2))    )  ^2     -    [.$C14]  )^2" office:value-type="float" office:value="0.00000619562316114718" calcext:value-type="float">
            <text:p>6.19562316114718E-006</text:p>
          </table:table-cell>
          <table:table-cell table:formula="of:=(       (    (COS([.$B14])     -      SQRT([.JP$2]^2-SIN([.$B14])^2))    /     (COS([.$B14])    +     SQRT([.JP$2]^2-SIN([.$B14])^2))    )  ^2     -    [.$C14]  )^2" office:value-type="float" office:value="0.00000648279804149855" calcext:value-type="float">
            <text:p>6.48279804149855E-006</text:p>
          </table:table-cell>
          <table:table-cell table:formula="of:=(       (    (COS([.$B14])     -      SQRT([.JQ$2]^2-SIN([.$B14])^2))    /     (COS([.$B14])    +     SQRT([.JQ$2]^2-SIN([.$B14])^2))    )  ^2     -    [.$C14]  )^2" office:value-type="float" office:value="0.00000677646639218178" calcext:value-type="float">
            <text:p>6.77646639218178E-006</text:p>
          </table:table-cell>
          <table:table-cell table:formula="of:=(       (    (COS([.$B14])     -      SQRT([.JR$2]^2-SIN([.$B14])^2))    /     (COS([.$B14])    +     SQRT([.JR$2]^2-SIN([.$B14])^2))    )  ^2     -    [.$C14]  )^2" office:value-type="float" office:value="0.0000070766274000706" calcext:value-type="float">
            <text:p>7.0766274000706E-006</text:p>
          </table:table-cell>
          <table:table-cell table:formula="of:=(       (    (COS([.$B14])     -      SQRT([.JS$2]^2-SIN([.$B14])^2))    /     (COS([.$B14])    +     SQRT([.JS$2]^2-SIN([.$B14])^2))    )  ^2     -    [.$C14]  )^2" office:value-type="float" office:value="0.00000738328025040134" calcext:value-type="float">
            <text:p>7.38328025040134E-006</text:p>
          </table:table-cell>
          <table:table-cell table:formula="of:=(       (    (COS([.$B14])     -      SQRT([.JT$2]^2-SIN([.$B14])^2))    /     (COS([.$B14])    +     SQRT([.JT$2]^2-SIN([.$B14])^2))    )  ^2     -    [.$C14]  )^2" office:value-type="float" office:value="0.00000769642412677514" calcext:value-type="float">
            <text:p>7.69642412677514E-006</text:p>
          </table:table-cell>
          <table:table-cell table:formula="of:=(       (    (COS([.$B14])     -      SQRT([.JU$2]^2-SIN([.$B14])^2))    /     (COS([.$B14])    +     SQRT([.JU$2]^2-SIN([.$B14])^2))    )  ^2     -    [.$C14]  )^2" office:value-type="float" office:value="0.00000801605821116148" calcext:value-type="float">
            <text:p>8.01605821116148E-006</text:p>
          </table:table-cell>
          <table:table-cell table:formula="of:=(       (    (COS([.$B14])     -      SQRT([.JV$2]^2-SIN([.$B14])^2))    /     (COS([.$B14])    +     SQRT([.JV$2]^2-SIN([.$B14])^2))    )  ^2     -    [.$C14]  )^2" office:value-type="float" office:value="0.00000834218168389882" calcext:value-type="float">
            <text:p>8.34218168389882E-006</text:p>
          </table:table-cell>
          <table:table-cell table:formula="of:=(       (    (COS([.$B14])     -      SQRT([.JW$2]^2-SIN([.$B14])^2))    /     (COS([.$B14])    +     SQRT([.JW$2]^2-SIN([.$B14])^2))    )  ^2     -    [.$C14]  )^2" office:value-type="float" office:value="0.00000867479372369979" calcext:value-type="float">
            <text:p>8.67479372369979E-006</text:p>
          </table:table-cell>
          <table:table-cell table:formula="of:=(       (    (COS([.$B14])     -      SQRT([.JX$2]^2-SIN([.$B14])^2))    /     (COS([.$B14])    +     SQRT([.JX$2]^2-SIN([.$B14])^2))    )  ^2     -    [.$C14]  )^2" office:value-type="float" office:value="0.00000901389350765348" calcext:value-type="float">
            <text:p>9.01389350765348E-006</text:p>
          </table:table-cell>
          <table:table-cell table:formula="of:=(       (    (COS([.$B14])     -      SQRT([.JY$2]^2-SIN([.$B14])^2))    /     (COS([.$B14])    +     SQRT([.JY$2]^2-SIN([.$B14])^2))    )  ^2     -    [.$C14]  )^2" office:value-type="float" office:value="0.00000935948021122698" calcext:value-type="float">
            <text:p>9.35948021122698E-006</text:p>
          </table:table-cell>
          <table:table-cell table:formula="of:=(       (    (COS([.$B14])     -      SQRT([.JZ$2]^2-SIN([.$B14])^2))    /     (COS([.$B14])    +     SQRT([.JZ$2]^2-SIN([.$B14])^2))    )  ^2     -    [.$C14]  )^2" office:value-type="float" office:value="0.00000971155300826779" calcext:value-type="float">
            <text:p>9.71155300826779E-006</text:p>
          </table:table-cell>
          <table:table-cell table:formula="of:=(       (    (COS([.$B14])     -      SQRT([.KA$2]^2-SIN([.$B14])^2))    /     (COS([.$B14])    +     SQRT([.KA$2]^2-SIN([.$B14])^2))    )  ^2     -    [.$C14]  )^2" office:value-type="float" office:value="0.0000100701110710093" calcext:value-type="float">
            <text:p>1.00701110710093E-005</text:p>
          </table:table-cell>
          <table:table-cell table:formula="of:=(       (    (COS([.$B14])     -      SQRT([.KB$2]^2-SIN([.$B14])^2))    /     (COS([.$B14])    +     SQRT([.KB$2]^2-SIN([.$B14])^2))    )  ^2     -    [.$C14]  )^2" office:value-type="float" office:value="0.0000104351535700704" calcext:value-type="float">
            <text:p>1.04351535700704E-005</text:p>
          </table:table-cell>
          <table:table-cell table:formula="of:=(       (    (COS([.$B14])     -      SQRT([.KC$2]^2-SIN([.$B14])^2))    /     (COS([.$B14])    +     SQRT([.KC$2]^2-SIN([.$B14])^2))    )  ^2     -    [.$C14]  )^2" office:value-type="float" office:value="0.0000108066796744598" calcext:value-type="float">
            <text:p>1.08066796744598E-005</text:p>
          </table:table-cell>
          <table:table-cell table:formula="of:=(       (    (COS([.$B14])     -      SQRT([.KD$2]^2-SIN([.$B14])^2))    /     (COS([.$B14])    +     SQRT([.KD$2]^2-SIN([.$B14])^2))    )  ^2     -    [.$C14]  )^2" office:value-type="float" office:value="0.0000111846885515793" calcext:value-type="float">
            <text:p>1.11846885515793E-005</text:p>
          </table:table-cell>
          <table:table-cell table:formula="of:=(       (    (COS([.$B14])     -      SQRT([.KE$2]^2-SIN([.$B14])^2))    /     (COS([.$B14])    +     SQRT([.KE$2]^2-SIN([.$B14])^2))    )  ^2     -    [.$C14]  )^2" office:value-type="float" office:value="0.0000115691793672249" calcext:value-type="float">
            <text:p>1.15691793672249E-005</text:p>
          </table:table-cell>
          <table:table-cell table:formula="of:=(       (    (COS([.$B14])     -      SQRT([.KF$2]^2-SIN([.$B14])^2))    /     (COS([.$B14])    +     SQRT([.KF$2]^2-SIN([.$B14])^2))    )  ^2     -    [.$C14]  )^2" office:value-type="float" office:value="0.0000119601512855909" calcext:value-type="float">
            <text:p>1.19601512855909E-005</text:p>
          </table:table-cell>
          <table:table-cell table:formula="of:=(       (    (COS([.$B14])     -      SQRT([.KG$2]^2-SIN([.$B14])^2))    /     (COS([.$B14])    +     SQRT([.KG$2]^2-SIN([.$B14])^2))    )  ^2     -    [.$C14]  )^2" office:value-type="float" office:value="0.0000123576034692709" calcext:value-type="float">
            <text:p>1.23576034692709E-005</text:p>
          </table:table-cell>
          <table:table-cell table:formula="of:=(       (    (COS([.$B14])     -      SQRT([.KH$2]^2-SIN([.$B14])^2))    /     (COS([.$B14])    +     SQRT([.KH$2]^2-SIN([.$B14])^2))    )  ^2     -    [.$C14]  )^2" office:value-type="float" office:value="0.0000127615350792624" calcext:value-type="float">
            <text:p>1.27615350792624E-005</text:p>
          </table:table-cell>
          <table:table-cell table:formula="of:=(       (    (COS([.$B14])     -      SQRT([.KI$2]^2-SIN([.$B14])^2))    /     (COS([.$B14])    +     SQRT([.KI$2]^2-SIN([.$B14])^2))    )  ^2     -    [.$C14]  )^2" office:value-type="float" office:value="0.0000131719452749694" calcext:value-type="float">
            <text:p>1.31719452749694E-005</text:p>
          </table:table-cell>
          <table:table-cell table:formula="of:=(       (    (COS([.$B14])     -      SQRT([.KJ$2]^2-SIN([.$B14])^2))    /     (COS([.$B14])    +     SQRT([.KJ$2]^2-SIN([.$B14])^2))    )  ^2     -    [.$C14]  )^2" office:value-type="float" office:value="0.0000135888332142033" calcext:value-type="float">
            <text:p>1.35888332142033E-005</text:p>
          </table:table-cell>
          <table:table-cell table:formula="of:=(       (    (COS([.$B14])     -      SQRT([.KK$2]^2-SIN([.$B14])^2))    /     (COS([.$B14])    +     SQRT([.KK$2]^2-SIN([.$B14])^2))    )  ^2     -    [.$C14]  )^2" office:value-type="float" office:value="0.0000140121980531863" calcext:value-type="float">
            <text:p>1.40121980531863E-005</text:p>
          </table:table-cell>
          <table:table-cell table:formula="of:=(       (    (COS([.$B14])     -      SQRT([.KL$2]^2-SIN([.$B14])^2))    /     (COS([.$B14])    +     SQRT([.KL$2]^2-SIN([.$B14])^2))    )  ^2     -    [.$C14]  )^2" office:value-type="float" office:value="0.0000144420389465562" calcext:value-type="float">
            <text:p>0.000014442</text:p>
          </table:table-cell>
          <table:table-cell table:formula="of:=(       (    (COS([.$B14])     -      SQRT([.KM$2]^2-SIN([.$B14])^2))    /     (COS([.$B14])    +     SQRT([.KM$2]^2-SIN([.$B14])^2))    )  ^2     -    [.$C14]  )^2" office:value-type="float" office:value="0.000014878355047367" calcext:value-type="float">
            <text:p>1.4878355047367E-005</text:p>
          </table:table-cell>
          <table:table-cell table:formula="of:=(       (    (COS([.$B14])     -      SQRT([.KN$2]^2-SIN([.$B14])^2))    /     (COS([.$B14])    +     SQRT([.KN$2]^2-SIN([.$B14])^2))    )  ^2     -    [.$C14]  )^2" office:value-type="float" office:value="0.0000153211455070909" calcext:value-type="float">
            <text:p>1.53211455070909E-005</text:p>
          </table:table-cell>
          <table:table-cell table:formula="of:=(       (    (COS([.$B14])     -      SQRT([.KO$2]^2-SIN([.$B14])^2))    /     (COS([.$B14])    +     SQRT([.KO$2]^2-SIN([.$B14])^2))    )  ^2     -    [.$C14]  )^2" office:value-type="float" office:value="0.000015770409475622" calcext:value-type="float">
            <text:p>1.5770409475622E-005</text:p>
          </table:table-cell>
          <table:table-cell table:formula="of:=(       (    (COS([.$B14])     -      SQRT([.KP$2]^2-SIN([.$B14])^2))    /     (COS([.$B14])    +     SQRT([.KP$2]^2-SIN([.$B14])^2))    )  ^2     -    [.$C14]  )^2" office:value-type="float" office:value="0.000016226146101281" calcext:value-type="float">
            <text:p>1.6226146101281E-005</text:p>
          </table:table-cell>
          <table:table-cell table:formula="of:=(       (    (COS([.$B14])     -      SQRT([.KQ$2]^2-SIN([.$B14])^2))    /     (COS([.$B14])    +     SQRT([.KQ$2]^2-SIN([.$B14])^2))    )  ^2     -    [.$C14]  )^2" office:value-type="float" office:value="0.0000166883545308138" calcext:value-type="float">
            <text:p>1.66883545308138E-005</text:p>
          </table:table-cell>
          <table:table-cell table:formula="of:=(       (    (COS([.$B14])     -      SQRT([.KR$2]^2-SIN([.$B14])^2))    /     (COS([.$B14])    +     SQRT([.KR$2]^2-SIN([.$B14])^2))    )  ^2     -    [.$C14]  )^2" office:value-type="float" office:value="0.0000171570339093974" calcext:value-type="float">
            <text:p>0.000017157</text:p>
          </table:table-cell>
          <table:table-cell table:formula="of:=(       (    (COS([.$B14])     -      SQRT([.KS$2]^2-SIN([.$B14])^2))    /     (COS([.$B14])    +     SQRT([.KS$2]^2-SIN([.$B14])^2))    )  ^2     -    [.$C14]  )^2" office:value-type="float" office:value="0.0000176321833806406" calcext:value-type="float">
            <text:p>1.76321833806406E-005</text:p>
          </table:table-cell>
          <table:table-cell table:formula="of:=(       (    (COS([.$B14])     -      SQRT([.KT$2]^2-SIN([.$B14])^2))    /     (COS([.$B14])    +     SQRT([.KT$2]^2-SIN([.$B14])^2))    )  ^2     -    [.$C14]  )^2" office:value-type="float" office:value="0.0000181138020865893" calcext:value-type="float">
            <text:p>1.81138020865893E-005</text:p>
          </table:table-cell>
          <table:table-cell table:formula="of:=(       (    (COS([.$B14])     -      SQRT([.KU$2]^2-SIN([.$B14])^2))    /     (COS([.$B14])    +     SQRT([.KU$2]^2-SIN([.$B14])^2))    )  ^2     -    [.$C14]  )^2" office:value-type="float" office:value="0.0000186018891677249" calcext:value-type="float">
            <text:p>1.86018891677249E-005</text:p>
          </table:table-cell>
          <table:table-cell table:formula="of:=(       (    (COS([.$B14])     -      SQRT([.KV$2]^2-SIN([.$B14])^2))    /     (COS([.$B14])    +     SQRT([.KV$2]^2-SIN([.$B14])^2))    )  ^2     -    [.$C14]  )^2" office:value-type="float" office:value="0.0000190964437629712" calcext:value-type="float">
            <text:p>1.90964437629712E-005</text:p>
          </table:table-cell>
          <table:table-cell table:formula="of:=(       (    (COS([.$B14])     -      SQRT([.KW$2]^2-SIN([.$B14])^2))    /     (COS([.$B14])    +     SQRT([.KW$2]^2-SIN([.$B14])^2))    )  ^2     -    [.$C14]  )^2" office:value-type="float" office:value="0.0000195974650096946" calcext:value-type="float">
            <text:p>1.95974650096946E-005</text:p>
          </table:table-cell>
          <table:table-cell table:formula="of:=(       (    (COS([.$B14])     -      SQRT([.KX$2]^2-SIN([.$B14])^2))    /     (COS([.$B14])    +     SQRT([.KX$2]^2-SIN([.$B14])^2))    )  ^2     -    [.$C14]  )^2" office:value-type="float" office:value="0.0000201049520437079" calcext:value-type="float">
            <text:p>0.000020105</text:p>
          </table:table-cell>
          <table:table-cell table:formula="of:=(       (    (COS([.$B14])     -      SQRT([.KY$2]^2-SIN([.$B14])^2))    /     (COS([.$B14])    +     SQRT([.KY$2]^2-SIN([.$B14])^2))    )  ^2     -    [.$C14]  )^2" office:value-type="float" office:value="0.0000206189039992721" calcext:value-type="float">
            <text:p>2.06189039992721E-005</text:p>
          </table:table-cell>
          <table:table-cell table:formula="of:=(       (    (COS([.$B14])     -      SQRT([.KZ$2]^2-SIN([.$B14])^2))    /     (COS([.$B14])    +     SQRT([.KZ$2]^2-SIN([.$B14])^2))    )  ^2     -    [.$C14]  )^2" office:value-type="float" office:value="0.0000211393200090994" calcext:value-type="float">
            <text:p>2.11393200090994E-005</text:p>
          </table:table-cell>
          <table:table-cell table:formula="of:=(       (    (COS([.$B14])     -      SQRT([.LA$2]^2-SIN([.$B14])^2))    /     (COS([.$B14])    +     SQRT([.LA$2]^2-SIN([.$B14])^2))    )  ^2     -    [.$C14]  )^2" office:value-type="float" office:value="0.000021666199204356" calcext:value-type="float">
            <text:p>2.1666199204356E-005</text:p>
          </table:table-cell>
          <table:table-cell table:formula="of:=(       (    (COS([.$B14])     -      SQRT([.LB$2]^2-SIN([.$B14])^2))    /     (COS([.$B14])    +     SQRT([.LB$2]^2-SIN([.$B14])^2))    )  ^2     -    [.$C14]  )^2" office:value-type="float" office:value="0.0000221995407146651" calcext:value-type="float">
            <text:p>2.21995407146651E-005</text:p>
          </table:table-cell>
          <table:table-cell table:formula="of:=(       (    (COS([.$B14])     -      SQRT([.LC$2]^2-SIN([.$B14])^2))    /     (COS([.$B14])    +     SQRT([.LC$2]^2-SIN([.$B14])^2))    )  ^2     -    [.$C14]  )^2" office:value-type="float" office:value="0.0000227393436681079" calcext:value-type="float">
            <text:p>2.27393436681079E-005</text:p>
          </table:table-cell>
          <table:table-cell table:formula="of:=(       (    (COS([.$B14])     -      SQRT([.LD$2]^2-SIN([.$B14])^2))    /     (COS([.$B14])    +     SQRT([.LD$2]^2-SIN([.$B14])^2))    )  ^2     -    [.$C14]  )^2" office:value-type="float" office:value="0.0000232856071912278" calcext:value-type="float">
            <text:p>2.32856071912278E-005</text:p>
          </table:table-cell>
          <table:table-cell table:formula="of:=(       (    (COS([.$B14])     -      SQRT([.LE$2]^2-SIN([.$B14])^2))    /     (COS([.$B14])    +     SQRT([.LE$2]^2-SIN([.$B14])^2))    )  ^2     -    [.$C14]  )^2" office:value-type="float" office:value="0.0000238383304090334" calcext:value-type="float">
            <text:p>2.38383304090334E-005</text:p>
          </table:table-cell>
          <table:table-cell table:formula="of:=(       (    (COS([.$B14])     -      SQRT([.LF$2]^2-SIN([.$B14])^2))    /     (COS([.$B14])    +     SQRT([.LF$2]^2-SIN([.$B14])^2))    )  ^2     -    [.$C14]  )^2" office:value-type="float" office:value="0.0000243975124449994" calcext:value-type="float">
            <text:p>2.43975124449994E-005</text:p>
          </table:table-cell>
          <table:table-cell table:formula="of:=(       (    (COS([.$B14])     -      SQRT([.LG$2]^2-SIN([.$B14])^2))    /     (COS([.$B14])    +     SQRT([.LG$2]^2-SIN([.$B14])^2))    )  ^2     -    [.$C14]  )^2" office:value-type="float" office:value="0.000024963152421071" calcext:value-type="float">
            <text:p>2.4963152421071E-005</text:p>
          </table:table-cell>
          <table:table-cell table:formula="of:=(       (    (COS([.$B14])     -      SQRT([.LH$2]^2-SIN([.$B14])^2))    /     (COS([.$B14])    +     SQRT([.LH$2]^2-SIN([.$B14])^2))    )  ^2     -    [.$C14]  )^2" office:value-type="float" office:value="0.000025535249457664" calcext:value-type="float">
            <text:p>2.5535249457664E-005</text:p>
          </table:table-cell>
          <table:table-cell table:formula="of:=(       (    (COS([.$B14])     -      SQRT([.LI$2]^2-SIN([.$B14])^2))    /     (COS([.$B14])    +     SQRT([.LI$2]^2-SIN([.$B14])^2))    )  ^2     -    [.$C14]  )^2" office:value-type="float" office:value="0.0000261138026736712" calcext:value-type="float">
            <text:p>2.61138026736712E-005</text:p>
          </table:table-cell>
          <table:table-cell table:formula="of:=(       (    (COS([.$B14])     -      SQRT([.LJ$2]^2-SIN([.$B14])^2))    /     (COS([.$B14])    +     SQRT([.LJ$2]^2-SIN([.$B14])^2))    )  ^2     -    [.$C14]  )^2" office:value-type="float" office:value="0.0000266988111864614" calcext:value-type="float">
            <text:p>2.66988111864614E-005</text:p>
          </table:table-cell>
          <table:table-cell table:formula="of:=(       (    (COS([.$B14])     -      SQRT([.LK$2]^2-SIN([.$B14])^2))    /     (COS([.$B14])    +     SQRT([.LK$2]^2-SIN([.$B14])^2))    )  ^2     -    [.$C14]  )^2" office:value-type="float" office:value="0.0000272902741118838" calcext:value-type="float">
            <text:p>2.72902741118838E-005</text:p>
          </table:table-cell>
          <table:table-cell table:formula="of:=(       (    (COS([.$B14])     -      SQRT([.LL$2]^2-SIN([.$B14])^2))    /     (COS([.$B14])    +     SQRT([.LL$2]^2-SIN([.$B14])^2))    )  ^2     -    [.$C14]  )^2" office:value-type="float" office:value="0.0000278881905642701" calcext:value-type="float">
            <text:p>2.78881905642701E-005</text:p>
          </table:table-cell>
          <table:table-cell table:formula="of:=(       (    (COS([.$B14])     -      SQRT([.LM$2]^2-SIN([.$B14])^2))    /     (COS([.$B14])    +     SQRT([.LM$2]^2-SIN([.$B14])^2))    )  ^2     -    [.$C14]  )^2" office:value-type="float" office:value="0.0000284925596564389" calcext:value-type="float">
            <text:p>2.84925596564389E-005</text:p>
          </table:table-cell>
          <table:table-cell table:formula="of:=(       (    (COS([.$B14])     -      SQRT([.LN$2]^2-SIN([.$B14])^2))    /     (COS([.$B14])    +     SQRT([.LN$2]^2-SIN([.$B14])^2))    )  ^2     -    [.$C14]  )^2" office:value-type="float" office:value="0.0000291033804996941" calcext:value-type="float">
            <text:p>2.91033804996941E-005</text:p>
          </table:table-cell>
          <table:table-cell table:formula="of:=(       (    (COS([.$B14])     -      SQRT([.LO$2]^2-SIN([.$B14])^2))    /     (COS([.$B14])    +     SQRT([.LO$2]^2-SIN([.$B14])^2))    )  ^2     -    [.$C14]  )^2" office:value-type="float" office:value="0.0000297206522038318" calcext:value-type="float">
            <text:p>2.97206522038318E-005</text:p>
          </table:table-cell>
          <table:table-cell table:formula="of:=(       (    (COS([.$B14])     -      SQRT([.LP$2]^2-SIN([.$B14])^2))    /     (COS([.$B14])    +     SQRT([.LP$2]^2-SIN([.$B14])^2))    )  ^2     -    [.$C14]  )^2" office:value-type="float" office:value="0.0000303443738771401" calcext:value-type="float">
            <text:p>3.03443738771401E-005</text:p>
          </table:table-cell>
          <table:table-cell table:formula="of:=(       (    (COS([.$B14])     -      SQRT([.LQ$2]^2-SIN([.$B14])^2))    /     (COS([.$B14])    +     SQRT([.LQ$2]^2-SIN([.$B14])^2))    )  ^2     -    [.$C14]  )^2" office:value-type="float" office:value="0.0000309745446264041" calcext:value-type="float">
            <text:p>3.09745446264041E-005</text:p>
          </table:table-cell>
          <table:table-cell table:formula="of:=(       (    (COS([.$B14])     -      SQRT([.LR$2]^2-SIN([.$B14])^2))    /     (COS([.$B14])    +     SQRT([.LR$2]^2-SIN([.$B14])^2))    )  ^2     -    [.$C14]  )^2" office:value-type="float" office:value="0.0000316111635569051" calcext:value-type="float">
            <text:p>3.16111635569051E-005</text:p>
          </table:table-cell>
          <table:table-cell table:formula="of:=(       (    (COS([.$B14])     -      SQRT([.LS$2]^2-SIN([.$B14])^2))    /     (COS([.$B14])    +     SQRT([.LS$2]^2-SIN([.$B14])^2))    )  ^2     -    [.$C14]  )^2" office:value-type="float" office:value="0.0000322542297724283" calcext:value-type="float">
            <text:p>3.22542297724283E-005</text:p>
          </table:table-cell>
          <table:table-cell table:formula="of:=(       (    (COS([.$B14])     -      SQRT([.LT$2]^2-SIN([.$B14])^2))    /     (COS([.$B14])    +     SQRT([.LT$2]^2-SIN([.$B14])^2))    )  ^2     -    [.$C14]  )^2" office:value-type="float" office:value="0.0000329037423752589" calcext:value-type="float">
            <text:p>3.29037423752589E-005</text:p>
          </table:table-cell>
          <table:table-cell table:formula="of:=(       (    (COS([.$B14])     -      SQRT([.LU$2]^2-SIN([.$B14])^2))    /     (COS([.$B14])    +     SQRT([.LU$2]^2-SIN([.$B14])^2))    )  ^2     -    [.$C14]  )^2" office:value-type="float" office:value="0.0000335597004661904" calcext:value-type="float">
            <text:p>3.35597004661904E-005</text:p>
          </table:table-cell>
          <table:table-cell table:formula="of:=(       (    (COS([.$B14])     -      SQRT([.LV$2]^2-SIN([.$B14])^2))    /     (COS([.$B14])    +     SQRT([.LV$2]^2-SIN([.$B14])^2))    )  ^2     -    [.$C14]  )^2" office:value-type="float" office:value="0.0000342221031445235" calcext:value-type="float">
            <text:p>3.42221031445235E-005</text:p>
          </table:table-cell>
          <table:table-cell table:formula="of:=(       (    (COS([.$B14])     -      SQRT([.LW$2]^2-SIN([.$B14])^2))    /     (COS([.$B14])    +     SQRT([.LW$2]^2-SIN([.$B14])^2))    )  ^2     -    [.$C14]  )^2" office:value-type="float" office:value="0.0000348909495080708" calcext:value-type="float">
            <text:p>3.48909495080708E-005</text:p>
          </table:table-cell>
          <table:table-cell table:formula="of:=(       (    (COS([.$B14])     -      SQRT([.LX$2]^2-SIN([.$B14])^2))    /     (COS([.$B14])    +     SQRT([.LX$2]^2-SIN([.$B14])^2))    )  ^2     -    [.$C14]  )^2" office:value-type="float" office:value="0.0000355662386531579" calcext:value-type="float">
            <text:p>3.55662386531579E-005</text:p>
          </table:table-cell>
          <table:table-cell table:formula="of:=(       (    (COS([.$B14])     -      SQRT([.LY$2]^2-SIN([.$B14])^2))    /     (COS([.$B14])    +     SQRT([.LY$2]^2-SIN([.$B14])^2))    )  ^2     -    [.$C14]  )^2" office:value-type="float" office:value="0.0000362479696746273" calcext:value-type="float">
            <text:p>0.000036248</text:p>
          </table:table-cell>
          <table:table-cell table:formula="of:=(       (    (COS([.$B14])     -      SQRT([.LZ$2]^2-SIN([.$B14])^2))    /     (COS([.$B14])    +     SQRT([.LZ$2]^2-SIN([.$B14])^2))    )  ^2     -    [.$C14]  )^2" office:value-type="float" office:value="0.0000369361416658387" calcext:value-type="float">
            <text:p>3.69361416658387E-005</text:p>
          </table:table-cell>
          <table:table-cell table:formula="of:=(       (    (COS([.$B14])     -      SQRT([.MA$2]^2-SIN([.$B14])^2))    /     (COS([.$B14])    +     SQRT([.MA$2]^2-SIN([.$B14])^2))    )  ^2     -    [.$C14]  )^2" office:value-type="float" office:value="0.0000376307537186773" calcext:value-type="float">
            <text:p>3.76307537186773E-005</text:p>
          </table:table-cell>
          <table:table-cell table:formula="of:=(       (    (COS([.$B14])     -      SQRT([.MB$2]^2-SIN([.$B14])^2))    /     (COS([.$B14])    +     SQRT([.MB$2]^2-SIN([.$B14])^2))    )  ^2     -    [.$C14]  )^2" office:value-type="float" office:value="0.0000383318049235457" calcext:value-type="float">
            <text:p>3.83318049235457E-005</text:p>
          </table:table-cell>
          <table:table-cell table:formula="of:=(       (    (COS([.$B14])     -      SQRT([.MC$2]^2-SIN([.$B14])^2))    /     (COS([.$B14])    +     SQRT([.MC$2]^2-SIN([.$B14])^2))    )  ^2     -    [.$C14]  )^2" office:value-type="float" office:value="0.0000390392943693791" calcext:value-type="float">
            <text:p>3.90392943693791E-005</text:p>
          </table:table-cell>
          <table:table-cell table:formula="of:=(       (    (COS([.$B14])     -      SQRT([.MD$2]^2-SIN([.$B14])^2))    /     (COS([.$B14])    +     SQRT([.MD$2]^2-SIN([.$B14])^2))    )  ^2     -    [.$C14]  )^2" office:value-type="float" office:value="0.0000397532211436375" calcext:value-type="float">
            <text:p>3.97532211436375E-005</text:p>
          </table:table-cell>
          <table:table-cell table:formula="of:=(       (    (COS([.$B14])     -      SQRT([.ME$2]^2-SIN([.$B14])^2))    /     (COS([.$B14])    +     SQRT([.ME$2]^2-SIN([.$B14])^2))    )  ^2     -    [.$C14]  )^2" office:value-type="float" office:value="0.0000404735843323136" calcext:value-type="float">
            <text:p>4.04735843323136E-005</text:p>
          </table:table-cell>
          <table:table-cell table:formula="of:=(       (    (COS([.$B14])     -      SQRT([.MF$2]^2-SIN([.$B14])^2))    /     (COS([.$B14])    +     SQRT([.MF$2]^2-SIN([.$B14])^2))    )  ^2     -    [.$C14]  )^2" office:value-type="float" office:value="0.0000412003830199351" calcext:value-type="float">
            <text:p>4.12003830199351E-005</text:p>
          </table:table-cell>
          <table:table-cell table:formula="of:=(       (    (COS([.$B14])     -      SQRT([.MG$2]^2-SIN([.$B14])^2))    /     (COS([.$B14])    +     SQRT([.MG$2]^2-SIN([.$B14])^2))    )  ^2     -    [.$C14]  )^2" office:value-type="float" office:value="0.0000419336162895654" calcext:value-type="float">
            <text:p>4.19336162895654E-005</text:p>
          </table:table-cell>
          <table:table-cell table:formula="of:=(       (    (COS([.$B14])     -      SQRT([.MH$2]^2-SIN([.$B14])^2))    /     (COS([.$B14])    +     SQRT([.MH$2]^2-SIN([.$B14])^2))    )  ^2     -    [.$C14]  )^2" office:value-type="float" office:value="0.0000426732832228068" calcext:value-type="float">
            <text:p>4.26732832228068E-005</text:p>
          </table:table-cell>
          <table:table-cell table:formula="of:=(       (    (COS([.$B14])     -      SQRT([.MI$2]^2-SIN([.$B14])^2))    /     (COS([.$B14])    +     SQRT([.MI$2]^2-SIN([.$B14])^2))    )  ^2     -    [.$C14]  )^2" office:value-type="float" office:value="0.0000434193828998045" calcext:value-type="float">
            <text:p>4.34193828998045E-005</text:p>
          </table:table-cell>
          <table:table-cell table:formula="of:=(       (    (COS([.$B14])     -      SQRT([.MJ$2]^2-SIN([.$B14])^2))    /     (COS([.$B14])    +     SQRT([.MJ$2]^2-SIN([.$B14])^2))    )  ^2     -    [.$C14]  )^2" office:value-type="float" office:value="0.0000441719143992447" calcext:value-type="float">
            <text:p>4.41719143992447E-005</text:p>
          </table:table-cell>
          <table:table-cell table:formula="of:=(       (    (COS([.$B14])     -      SQRT([.MK$2]^2-SIN([.$B14])^2))    /     (COS([.$B14])    +     SQRT([.MK$2]^2-SIN([.$B14])^2))    )  ^2     -    [.$C14]  )^2" office:value-type="float" office:value="0.0000449308767983653" calcext:value-type="float">
            <text:p>4.49308767983653E-005</text:p>
          </table:table-cell>
          <table:table-cell table:formula="of:=(       (    (COS([.$B14])     -      SQRT([.ML$2]^2-SIN([.$B14])^2))    /     (COS([.$B14])    +     SQRT([.ML$2]^2-SIN([.$B14])^2))    )  ^2     -    [.$C14]  )^2" office:value-type="float" office:value="0.000045696269172948" calcext:value-type="float">
            <text:p>4.5696269172948E-005</text:p>
          </table:table-cell>
          <table:table-cell table:formula="of:=(       (    (COS([.$B14])     -      SQRT([.MM$2]^2-SIN([.$B14])^2))    /     (COS([.$B14])    +     SQRT([.MM$2]^2-SIN([.$B14])^2))    )  ^2     -    [.$C14]  )^2" office:value-type="float" office:value="0.0000464680905973303" calcext:value-type="float">
            <text:p>4.64680905973303E-005</text:p>
          </table:table-cell>
          <table:table-cell table:formula="of:=(       (    (COS([.$B14])     -      SQRT([.MN$2]^2-SIN([.$B14])^2))    /     (COS([.$B14])    +     SQRT([.MN$2]^2-SIN([.$B14])^2))    )  ^2     -    [.$C14]  )^2" office:value-type="float" office:value="0.000047246340144402" calcext:value-type="float">
            <text:p>4.7246340144402E-005</text:p>
          </table:table-cell>
          <table:table-cell table:formula="of:=(       (    (COS([.$B14])     -      SQRT([.MO$2]^2-SIN([.$B14])^2))    /     (COS([.$B14])    +     SQRT([.MO$2]^2-SIN([.$B14])^2))    )  ^2     -    [.$C14]  )^2" office:value-type="float" office:value="0.0000480310168856106" calcext:value-type="float">
            <text:p>0.000048031</text:p>
          </table:table-cell>
          <table:table-cell table:formula="of:=(       (    (COS([.$B14])     -      SQRT([.MP$2]^2-SIN([.$B14])^2))    /     (COS([.$B14])    +     SQRT([.MP$2]^2-SIN([.$B14])^2))    )  ^2     -    [.$C14]  )^2" office:value-type="float" office:value="0.0000488221198909593" calcext:value-type="float">
            <text:p>4.88221198909593E-005</text:p>
          </table:table-cell>
          <table:table-cell table:formula="of:=(       (    (COS([.$B14])     -      SQRT([.MQ$2]^2-SIN([.$B14])^2))    /     (COS([.$B14])    +     SQRT([.MQ$2]^2-SIN([.$B14])^2))    )  ^2     -    [.$C14]  )^2" office:value-type="float" office:value="0.0000496196482290193" calcext:value-type="float">
            <text:p>4.96196482290193E-005</text:p>
          </table:table-cell>
          <table:table-cell table:formula="of:=(       (    (COS([.$B14])     -      SQRT([.MR$2]^2-SIN([.$B14])^2))    /     (COS([.$B14])    +     SQRT([.MR$2]^2-SIN([.$B14])^2))    )  ^2     -    [.$C14]  )^2" office:value-type="float" office:value="0.000050423600966919" calcext:value-type="float">
            <text:p>5.0423600966919E-005</text:p>
          </table:table-cell>
          <table:table-cell table:formula="of:=(       (    (COS([.$B14])     -      SQRT([.MS$2]^2-SIN([.$B14])^2))    /     (COS([.$B14])    +     SQRT([.MS$2]^2-SIN([.$B14])^2))    )  ^2     -    [.$C14]  )^2" office:value-type="float" office:value="0.0000512339771703604" calcext:value-type="float">
            <text:p>0.000051234</text:p>
          </table:table-cell>
          <table:table-cell table:formula="of:=(       (    (COS([.$B14])     -      SQRT([.MT$2]^2-SIN([.$B14])^2))    /     (COS([.$B14])    +     SQRT([.MT$2]^2-SIN([.$B14])^2))    )  ^2     -    [.$C14]  )^2" office:value-type="float" office:value="0.0000520507759036103" calcext:value-type="float">
            <text:p>5.20507759036103E-005</text:p>
          </table:table-cell>
          <table:table-cell table:formula="of:=(       (    (COS([.$B14])     -      SQRT([.MU$2]^2-SIN([.$B14])^2))    /     (COS([.$B14])    +     SQRT([.MU$2]^2-SIN([.$B14])^2))    )  ^2     -    [.$C14]  )^2" office:value-type="float" office:value="0.000052873996229506" calcext:value-type="float">
            <text:p>0.000052874</text:p>
          </table:table-cell>
          <table:table-cell table:formula="of:=(       (    (COS([.$B14])     -      SQRT([.MV$2]^2-SIN([.$B14])^2))    /     (COS([.$B14])    +     SQRT([.MV$2]^2-SIN([.$B14])^2))    )  ^2     -    [.$C14]  )^2" office:value-type="float" office:value="0.0000537036372094641" calcext:value-type="float">
            <text:p>5.37036372094641E-005</text:p>
          </table:table-cell>
          <table:table-cell table:formula="of:=(       (    (COS([.$B14])     -      SQRT([.MW$2]^2-SIN([.$B14])^2))    /     (COS([.$B14])    +     SQRT([.MW$2]^2-SIN([.$B14])^2))    )  ^2     -    [.$C14]  )^2" office:value-type="float" office:value="0.000054539697903473" calcext:value-type="float">
            <text:p>5.4539697903473E-005</text:p>
          </table:table-cell>
          <table:table-cell table:formula="of:=(       (    (COS([.$B14])     -      SQRT([.MX$2]^2-SIN([.$B14])^2))    /     (COS([.$B14])    +     SQRT([.MX$2]^2-SIN([.$B14])^2))    )  ^2     -    [.$C14]  )^2" office:value-type="float" office:value="0.000055382177370102" calcext:value-type="float">
            <text:p>5.5382177370102E-005</text:p>
          </table:table-cell>
          <table:table-cell table:formula="of:=(       (    (COS([.$B14])     -      SQRT([.MY$2]^2-SIN([.$B14])^2))    /     (COS([.$B14])    +     SQRT([.MY$2]^2-SIN([.$B14])^2))    )  ^2     -    [.$C14]  )^2" office:value-type="float" office:value="0.000056231074666504" calcext:value-type="float">
            <text:p>5.6231074666504E-005</text:p>
          </table:table-cell>
          <table:table-cell table:formula="of:=(       (    (COS([.$B14])     -      SQRT([.MZ$2]^2-SIN([.$B14])^2))    /     (COS([.$B14])    +     SQRT([.MZ$2]^2-SIN([.$B14])^2))    )  ^2     -    [.$C14]  )^2" office:value-type="float" office:value="0.0000570863888484126" calcext:value-type="float">
            <text:p>5.70863888484126E-005</text:p>
          </table:table-cell>
          <table:table-cell table:formula="of:=(       (    (COS([.$B14])     -      SQRT([.NA$2]^2-SIN([.$B14])^2))    /     (COS([.$B14])    +     SQRT([.NA$2]^2-SIN([.$B14])^2))    )  ^2     -    [.$C14]  )^2" office:value-type="float" office:value="0.0000579481189701485" calcext:value-type="float">
            <text:p>5.79481189701485E-005</text:p>
          </table:table-cell>
          <table:table-cell table:formula="of:=(       (    (COS([.$B14])     -      SQRT([.NB$2]^2-SIN([.$B14])^2))    /     (COS([.$B14])    +     SQRT([.NB$2]^2-SIN([.$B14])^2))    )  ^2     -    [.$C14]  )^2" office:value-type="float" office:value="0.0000588162640846249" calcext:value-type="float">
            <text:p>5.88162640846249E-005</text:p>
          </table:table-cell>
          <table:table-cell table:formula="of:=(       (    (COS([.$B14])     -      SQRT([.NC$2]^2-SIN([.$B14])^2))    /     (COS([.$B14])    +     SQRT([.NC$2]^2-SIN([.$B14])^2))    )  ^2     -    [.$C14]  )^2" office:value-type="float" office:value="0.0000596908232433409" calcext:value-type="float">
            <text:p>5.96908232433409E-005</text:p>
          </table:table-cell>
          <table:table-cell table:formula="of:=(       (    (COS([.$B14])     -      SQRT([.ND$2]^2-SIN([.$B14])^2))    /     (COS([.$B14])    +     SQRT([.ND$2]^2-SIN([.$B14])^2))    )  ^2     -    [.$C14]  )^2" office:value-type="float" office:value="0.0000605717954963945" calcext:value-type="float">
            <text:p>6.05717954963945E-005</text:p>
          </table:table-cell>
          <table:table-cell table:formula="of:=(       (    (COS([.$B14])     -      SQRT([.NE$2]^2-SIN([.$B14])^2))    /     (COS([.$B14])    +     SQRT([.NE$2]^2-SIN([.$B14])^2))    )  ^2     -    [.$C14]  )^2" office:value-type="float" office:value="0.0000614591798924774" calcext:value-type="float">
            <text:p>6.14591798924774E-005</text:p>
          </table:table-cell>
          <table:table-cell table:formula="of:=(       (    (COS([.$B14])     -      SQRT([.NF$2]^2-SIN([.$B14])^2))    /     (COS([.$B14])    +     SQRT([.NF$2]^2-SIN([.$B14])^2))    )  ^2     -    [.$C14]  )^2" office:value-type="float" office:value="0.0000623529754788804" calcext:value-type="float">
            <text:p>0.000062353</text:p>
          </table:table-cell>
          <table:table-cell table:formula="of:=(       (    (COS([.$B14])     -      SQRT([.NG$2]^2-SIN([.$B14])^2))    /     (COS([.$B14])    +     SQRT([.NG$2]^2-SIN([.$B14])^2))    )  ^2     -    [.$C14]  )^2" office:value-type="float" office:value="0.0000632531813014962" calcext:value-type="float">
            <text:p>6.32531813014962E-005</text:p>
          </table:table-cell>
          <table:table-cell table:formula="of:=(       (    (COS([.$B14])     -      SQRT([.NH$2]^2-SIN([.$B14])^2))    /     (COS([.$B14])    +     SQRT([.NH$2]^2-SIN([.$B14])^2))    )  ^2     -    [.$C14]  )^2" office:value-type="float" office:value="0.0000641597964048191" calcext:value-type="float">
            <text:p>6.41597964048191E-005</text:p>
          </table:table-cell>
          <table:table-cell table:formula="of:=(       (    (COS([.$B14])     -      SQRT([.NI$2]^2-SIN([.$B14])^2))    /     (COS([.$B14])    +     SQRT([.NI$2]^2-SIN([.$B14])^2))    )  ^2     -    [.$C14]  )^2" office:value-type="float" office:value="0.000065072819831955" calcext:value-type="float">
            <text:p>6.5072819831955E-005</text:p>
          </table:table-cell>
          <table:table-cell table:formula="of:=(       (    (COS([.$B14])     -      SQRT([.NJ$2]^2-SIN([.$B14])^2))    /     (COS([.$B14])    +     SQRT([.NJ$2]^2-SIN([.$B14])^2))    )  ^2     -    [.$C14]  )^2" office:value-type="float" office:value="0.0000659922506246126" calcext:value-type="float">
            <text:p>6.59922506246126E-005</text:p>
          </table:table-cell>
          <table:table-cell table:formula="of:=(       (    (COS([.$B14])     -      SQRT([.NK$2]^2-SIN([.$B14])^2))    /     (COS([.$B14])    +     SQRT([.NK$2]^2-SIN([.$B14])^2))    )  ^2     -    [.$C14]  )^2" office:value-type="float" office:value="0.0000669180878231137" calcext:value-type="float">
            <text:p>6.69180878231137E-005</text:p>
          </table:table-cell>
          <table:table-cell table:formula="of:=(       (    (COS([.$B14])     -      SQRT([.NL$2]^2-SIN([.$B14])^2))    /     (COS([.$B14])    +     SQRT([.NL$2]^2-SIN([.$B14])^2))    )  ^2     -    [.$C14]  )^2" office:value-type="float" office:value="0.0000678503304663934" calcext:value-type="float">
            <text:p>6.78503304663934E-005</text:p>
          </table:table-cell>
          <table:table-cell table:formula="of:=(       (    (COS([.$B14])     -      SQRT([.NM$2]^2-SIN([.$B14])^2))    /     (COS([.$B14])    +     SQRT([.NM$2]^2-SIN([.$B14])^2))    )  ^2     -    [.$C14]  )^2" office:value-type="float" office:value="0.0000687889775920039" calcext:value-type="float">
            <text:p>0.000068789</text:p>
          </table:table-cell>
          <table:table-cell table:formula="of:=(       (    (COS([.$B14])     -      SQRT([.NN$2]^2-SIN([.$B14])^2))    /     (COS([.$B14])    +     SQRT([.NN$2]^2-SIN([.$B14])^2))    )  ^2     -    [.$C14]  )^2" office:value-type="float" office:value="0.0000697340282361149" calcext:value-type="float">
            <text:p>0.000069734</text:p>
          </table:table-cell>
          <table:table-cell table:formula="of:=(       (    (COS([.$B14])     -      SQRT([.NO$2]^2-SIN([.$B14])^2))    /     (COS([.$B14])    +     SQRT([.NO$2]^2-SIN([.$B14])^2))    )  ^2     -    [.$C14]  )^2" office:value-type="float" office:value="0.000070685481433515" calcext:value-type="float">
            <text:p>7.0685481433515E-005</text:p>
          </table:table-cell>
          <table:table-cell table:formula="of:=(       (    (COS([.$B14])     -      SQRT([.NP$2]^2-SIN([.$B14])^2))    /     (COS([.$B14])    +     SQRT([.NP$2]^2-SIN([.$B14])^2))    )  ^2     -    [.$C14]  )^2" office:value-type="float" office:value="0.0000716433362176192" calcext:value-type="float">
            <text:p>7.16433362176192E-005</text:p>
          </table:table-cell>
          <table:table-cell table:formula="of:=(       (    (COS([.$B14])     -      SQRT([.NQ$2]^2-SIN([.$B14])^2))    /     (COS([.$B14])    +     SQRT([.NQ$2]^2-SIN([.$B14])^2))    )  ^2     -    [.$C14]  )^2" office:value-type="float" office:value="0.0000726075916204676" calcext:value-type="float">
            <text:p>7.26075916204676E-005</text:p>
          </table:table-cell>
          <table:table-cell table:formula="of:=(       (    (COS([.$B14])     -      SQRT([.NR$2]^2-SIN([.$B14])^2))    /     (COS([.$B14])    +     SQRT([.NR$2]^2-SIN([.$B14])^2))    )  ^2     -    [.$C14]  )^2" office:value-type="float" office:value="0.0000735782466727243" calcext:value-type="float">
            <text:p>7.35782466727243E-005</text:p>
          </table:table-cell>
          <table:table-cell table:formula="of:=(       (    (COS([.$B14])     -      SQRT([.NS$2]^2-SIN([.$B14])^2))    /     (COS([.$B14])    +     SQRT([.NS$2]^2-SIN([.$B14])^2))    )  ^2     -    [.$C14]  )^2" office:value-type="float" office:value="0.0000745553004036888" calcext:value-type="float">
            <text:p>7.45553004036888E-005</text:p>
          </table:table-cell>
          <table:table-cell table:formula="of:=(       (    (COS([.$B14])     -      SQRT([.NT$2]^2-SIN([.$B14])^2))    /     (COS([.$B14])    +     SQRT([.NT$2]^2-SIN([.$B14])^2))    )  ^2     -    [.$C14]  )^2" office:value-type="float" office:value="0.00007553875184129" calcext:value-type="float">
            <text:p>7.553875184129E-005</text:p>
          </table:table-cell>
          <table:table-cell table:formula="of:=(       (    (COS([.$B14])     -      SQRT([.NU$2]^2-SIN([.$B14])^2))    /     (COS([.$B14])    +     SQRT([.NU$2]^2-SIN([.$B14])^2))    )  ^2     -    [.$C14]  )^2" office:value-type="float" office:value="0.0000765286000120943" calcext:value-type="float">
            <text:p>7.65286000120943E-005</text:p>
          </table:table-cell>
          <table:table-cell table:formula="of:=(       (    (COS([.$B14])     -      SQRT([.NV$2]^2-SIN([.$B14])^2))    /     (COS([.$B14])    +     SQRT([.NV$2]^2-SIN([.$B14])^2))    )  ^2     -    [.$C14]  )^2" office:value-type="float" office:value="0.0000775248439413059" calcext:value-type="float">
            <text:p>7.75248439413059E-005</text:p>
          </table:table-cell>
          <table:table-cell table:formula="of:=(       (    (COS([.$B14])     -      SQRT([.NW$2]^2-SIN([.$B14])^2))    /     (COS([.$B14])    +     SQRT([.NW$2]^2-SIN([.$B14])^2))    )  ^2     -    [.$C14]  )^2" office:value-type="float" office:value="0.0000785274826527658" calcext:value-type="float">
            <text:p>7.85274826527658E-005</text:p>
          </table:table-cell>
          <table:table-cell table:formula="of:=(       (    (COS([.$B14])     -      SQRT([.NX$2]^2-SIN([.$B14])^2))    /     (COS([.$B14])    +     SQRT([.NX$2]^2-SIN([.$B14])^2))    )  ^2     -    [.$C14]  )^2" office:value-type="float" office:value="0.0000795365151689603" calcext:value-type="float">
            <text:p>7.95365151689603E-005</text:p>
          </table:table-cell>
          <table:table-cell table:formula="of:=(       (    (COS([.$B14])     -      SQRT([.NY$2]^2-SIN([.$B14])^2))    /     (COS([.$B14])    +     SQRT([.NY$2]^2-SIN([.$B14])^2))    )  ^2     -    [.$C14]  )^2" office:value-type="float" office:value="0.000080551940511021" calcext:value-type="float">
            <text:p>8.0551940511021E-005</text:p>
          </table:table-cell>
          <table:table-cell table:formula="of:=(       (    (COS([.$B14])     -      SQRT([.NZ$2]^2-SIN([.$B14])^2))    /     (COS([.$B14])    +     SQRT([.NZ$2]^2-SIN([.$B14])^2))    )  ^2     -    [.$C14]  )^2" office:value-type="float" office:value="0.0000815737576987243" calcext:value-type="float">
            <text:p>8.15737576987243E-005</text:p>
          </table:table-cell>
          <table:table-cell table:formula="of:=(       (    (COS([.$B14])     -      SQRT([.OA$2]^2-SIN([.$B14])^2))    /     (COS([.$B14])    +     SQRT([.OA$2]^2-SIN([.$B14])^2))    )  ^2     -    [.$C14]  )^2" office:value-type="float" office:value="0.0000826019657504954" calcext:value-type="float">
            <text:p>0.000082602</text:p>
          </table:table-cell>
          <table:table-cell table:formula="of:=(       (    (COS([.$B14])     -      SQRT([.OB$2]^2-SIN([.$B14])^2))    /     (COS([.$B14])    +     SQRT([.OB$2]^2-SIN([.$B14])^2))    )  ^2     -    [.$C14]  )^2" office:value-type="float" office:value="0.000083636563683417" calcext:value-type="float">
            <text:p>8.3636563683417E-005</text:p>
          </table:table-cell>
          <table:table-cell table:formula="of:=(       (    (COS([.$B14])     -      SQRT([.OC$2]^2-SIN([.$B14])^2))    /     (COS([.$B14])    +     SQRT([.OC$2]^2-SIN([.$B14])^2))    )  ^2     -    [.$C14]  )^2" office:value-type="float" office:value="0.0000846775505132205" calcext:value-type="float">
            <text:p>8.46775505132205E-005</text:p>
          </table:table-cell>
          <table:table-cell table:formula="of:=(       (    (COS([.$B14])     -      SQRT([.OD$2]^2-SIN([.$B14])^2))    /     (COS([.$B14])    +     SQRT([.OD$2]^2-SIN([.$B14])^2))    )  ^2     -    [.$C14]  )^2" office:value-type="float" office:value="0.000085724925254296" calcext:value-type="float">
            <text:p>8.5724925254296E-005</text:p>
          </table:table-cell>
          <table:table-cell table:formula="of:=(       (    (COS([.$B14])     -      SQRT([.OE$2]^2-SIN([.$B14])^2))    /     (COS([.$B14])    +     SQRT([.OE$2]^2-SIN([.$B14])^2))    )  ^2     -    [.$C14]  )^2" office:value-type="float" office:value="0.0000867786869196935" calcext:value-type="float">
            <text:p>8.67786869196935E-005</text:p>
          </table:table-cell>
          <table:table-cell table:formula="of:=(       (    (COS([.$B14])     -      SQRT([.OF$2]^2-SIN([.$B14])^2))    /     (COS([.$B14])    +     SQRT([.OF$2]^2-SIN([.$B14])^2))    )  ^2     -    [.$C14]  )^2" office:value-type="float" office:value="0.0000878388345211224" calcext:value-type="float">
            <text:p>8.78388345211224E-005</text:p>
          </table:table-cell>
          <table:table-cell table:formula="of:=(       (    (COS([.$B14])     -      SQRT([.OG$2]^2-SIN([.$B14])^2))    /     (COS([.$B14])    +     SQRT([.OG$2]^2-SIN([.$B14])^2))    )  ^2     -    [.$C14]  )^2" office:value-type="float" office:value="0.0000889053670689586" calcext:value-type="float">
            <text:p>8.89053670689586E-005</text:p>
          </table:table-cell>
          <table:table-cell table:formula="of:=(       (    (COS([.$B14])     -      SQRT([.OH$2]^2-SIN([.$B14])^2))    /     (COS([.$B14])    +     SQRT([.OH$2]^2-SIN([.$B14])^2))    )  ^2     -    [.$C14]  )^2" office:value-type="float" office:value="0.0000899782835722441" calcext:value-type="float">
            <text:p>8.99782835722441E-005</text:p>
          </table:table-cell>
          <table:table-cell table:formula="of:=(       (    (COS([.$B14])     -      SQRT([.OI$2]^2-SIN([.$B14])^2))    /     (COS([.$B14])    +     SQRT([.OI$2]^2-SIN([.$B14])^2))    )  ^2     -    [.$C14]  )^2" office:value-type="float" office:value="0.0000910575830386843" calcext:value-type="float">
            <text:p>9.10575830386843E-005</text:p>
          </table:table-cell>
          <table:table-cell table:formula="of:=(       (    (COS([.$B14])     -      SQRT([.OJ$2]^2-SIN([.$B14])^2))    /     (COS([.$B14])    +     SQRT([.OJ$2]^2-SIN([.$B14])^2))    )  ^2     -    [.$C14]  )^2" office:value-type="float" office:value="0.0000921432644746615" calcext:value-type="float">
            <text:p>9.21432644746615E-005</text:p>
          </table:table-cell>
          <table:table-cell table:formula="of:=(       (    (COS([.$B14])     -      SQRT([.OK$2]^2-SIN([.$B14])^2))    /     (COS([.$B14])    +     SQRT([.OK$2]^2-SIN([.$B14])^2))    )  ^2     -    [.$C14]  )^2" office:value-type="float" office:value="0.0000932353268852287" calcext:value-type="float">
            <text:p>9.32353268852287E-005</text:p>
          </table:table-cell>
          <table:table-cell table:formula="of:=(       (    (COS([.$B14])     -      SQRT([.OL$2]^2-SIN([.$B14])^2))    /     (COS([.$B14])    +     SQRT([.OL$2]^2-SIN([.$B14])^2))    )  ^2     -    [.$C14]  )^2" office:value-type="float" office:value="0.0000943337692741159" calcext:value-type="float">
            <text:p>9.43337692741159E-005</text:p>
          </table:table-cell>
          <table:table-cell table:formula="of:=(       (    (COS([.$B14])     -      SQRT([.OM$2]^2-SIN([.$B14])^2))    /     (COS([.$B14])    +     SQRT([.OM$2]^2-SIN([.$B14])^2))    )  ^2     -    [.$C14]  )^2" office:value-type="float" office:value="0.0000954385906437304" calcext:value-type="float">
            <text:p>9.54385906437304E-005</text:p>
          </table:table-cell>
          <table:table-cell table:formula="of:=(       (    (COS([.$B14])     -      SQRT([.ON$2]^2-SIN([.$B14])^2))    /     (COS([.$B14])    +     SQRT([.ON$2]^2-SIN([.$B14])^2))    )  ^2     -    [.$C14]  )^2" office:value-type="float" office:value="0.0000965497899951572" calcext:value-type="float">
            <text:p>9.65497899951572E-005</text:p>
          </table:table-cell>
          <table:table-cell table:formula="of:=(       (    (COS([.$B14])     -      SQRT([.OO$2]^2-SIN([.$B14])^2))    /     (COS([.$B14])    +     SQRT([.OO$2]^2-SIN([.$B14])^2))    )  ^2     -    [.$C14]  )^2" office:value-type="float" office:value="0.0000976673663281694" calcext:value-type="float">
            <text:p>9.76673663281694E-005</text:p>
          </table:table-cell>
          <table:table-cell table:formula="of:=(       (    (COS([.$B14])     -      SQRT([.OP$2]^2-SIN([.$B14])^2))    /     (COS([.$B14])    +     SQRT([.OP$2]^2-SIN([.$B14])^2))    )  ^2     -    [.$C14]  )^2" office:value-type="float" office:value="0.0000987913186412206" calcext:value-type="float">
            <text:p>9.87913186412206E-005</text:p>
          </table:table-cell>
          <table:table-cell table:formula="of:=(       (    (COS([.$B14])     -      SQRT([.OQ$2]^2-SIN([.$B14])^2))    /     (COS([.$B14])    +     SQRT([.OQ$2]^2-SIN([.$B14])^2))    )  ^2     -    [.$C14]  )^2" office:value-type="float" office:value="0.0000999216459314516" calcext:value-type="float">
            <text:p>9.99216459314516E-005</text:p>
          </table:table-cell>
          <table:table-cell table:formula="of:=(       (    (COS([.$B14])     -      SQRT([.OR$2]^2-SIN([.$B14])^2))    /     (COS([.$B14])    +     SQRT([.OR$2]^2-SIN([.$B14])^2))    )  ^2     -    [.$C14]  )^2" office:value-type="float" office:value="0.000101058347194697" calcext:value-type="float">
            <text:p>0.0001010583</text:p>
          </table:table-cell>
          <table:table-cell table:formula="of:=(       (    (COS([.$B14])     -      SQRT([.OS$2]^2-SIN([.$B14])^2))    /     (COS([.$B14])    +     SQRT([.OS$2]^2-SIN([.$B14])^2))    )  ^2     -    [.$C14]  )^2" office:value-type="float" office:value="0.00010220142142548" calcext:value-type="float">
            <text:p>0.0001022014</text:p>
          </table:table-cell>
          <table:table-cell table:formula="of:=(       (    (COS([.$B14])     -      SQRT([.OT$2]^2-SIN([.$B14])^2))    /     (COS([.$B14])    +     SQRT([.OT$2]^2-SIN([.$B14])^2))    )  ^2     -    [.$C14]  )^2" office:value-type="float" office:value="0.000103350867617017" calcext:value-type="float">
            <text:p>0.0001033509</text:p>
          </table:table-cell>
          <table:table-cell table:formula="of:=(       (    (COS([.$B14])     -      SQRT([.OU$2]^2-SIN([.$B14])^2))    /     (COS([.$B14])    +     SQRT([.OU$2]^2-SIN([.$B14])^2))    )  ^2     -    [.$C14]  )^2" office:value-type="float" office:value="0.000104506684761226" calcext:value-type="float">
            <text:p>0.0001045067</text:p>
          </table:table-cell>
          <table:table-cell table:formula="of:=(       (    (COS([.$B14])     -      SQRT([.OV$2]^2-SIN([.$B14])^2))    /     (COS([.$B14])    +     SQRT([.OV$2]^2-SIN([.$B14])^2))    )  ^2     -    [.$C14]  )^2" office:value-type="float" office:value="0.000105668871848719" calcext:value-type="float">
            <text:p>0.0001056689</text:p>
          </table:table-cell>
          <table:table-cell table:formula="of:=(       (    (COS([.$B14])     -      SQRT([.OW$2]^2-SIN([.$B14])^2))    /     (COS([.$B14])    +     SQRT([.OW$2]^2-SIN([.$B14])^2))    )  ^2     -    [.$C14]  )^2" office:value-type="float" office:value="0.000106837427868811" calcext:value-type="float">
            <text:p>0.0001068374</text:p>
          </table:table-cell>
          <table:table-cell table:formula="of:=(       (    (COS([.$B14])     -      SQRT([.OX$2]^2-SIN([.$B14])^2))    /     (COS([.$B14])    +     SQRT([.OX$2]^2-SIN([.$B14])^2))    )  ^2     -    [.$C14]  )^2" office:value-type="float" office:value="0.000108012351809522" calcext:value-type="float">
            <text:p>0.0001080124</text:p>
          </table:table-cell>
          <table:table-cell table:formula="of:=(       (    (COS([.$B14])     -      SQRT([.OY$2]^2-SIN([.$B14])^2))    /     (COS([.$B14])    +     SQRT([.OY$2]^2-SIN([.$B14])^2))    )  ^2     -    [.$C14]  )^2" office:value-type="float" office:value="0.000109193642657578" calcext:value-type="float">
            <text:p>0.0001091936</text:p>
          </table:table-cell>
          <table:table-cell table:formula="of:=(       (    (COS([.$B14])     -      SQRT([.OZ$2]^2-SIN([.$B14])^2))    /     (COS([.$B14])    +     SQRT([.OZ$2]^2-SIN([.$B14])^2))    )  ^2     -    [.$C14]  )^2" office:value-type="float" office:value="0.00011038129939841" calcext:value-type="float">
            <text:p>0.0001103813</text:p>
          </table:table-cell>
          <table:table-cell table:formula="of:=(       (    (COS([.$B14])     -      SQRT([.PA$2]^2-SIN([.$B14])^2))    /     (COS([.$B14])    +     SQRT([.PA$2]^2-SIN([.$B14])^2))    )  ^2     -    [.$C14]  )^2" office:value-type="float" office:value="0.00011157532101616" calcext:value-type="float">
            <text:p>0.0001115753</text:p>
          </table:table-cell>
          <table:table-cell table:formula="of:=(       (    (COS([.$B14])     -      SQRT([.PB$2]^2-SIN([.$B14])^2))    /     (COS([.$B14])    +     SQRT([.PB$2]^2-SIN([.$B14])^2))    )  ^2     -    [.$C14]  )^2" office:value-type="float" office:value="0.000112775706493688" calcext:value-type="float">
            <text:p>0.0001127757</text:p>
          </table:table-cell>
          <table:table-cell table:formula="of:=(       (    (COS([.$B14])     -      SQRT([.PC$2]^2-SIN([.$B14])^2))    /     (COS([.$B14])    +     SQRT([.PC$2]^2-SIN([.$B14])^2))    )  ^2     -    [.$C14]  )^2" office:value-type="float" office:value="0.000113982454812565" calcext:value-type="float">
            <text:p>0.0001139825</text:p>
          </table:table-cell>
          <table:table-cell table:formula="of:=(       (    (COS([.$B14])     -      SQRT([.PD$2]^2-SIN([.$B14])^2))    /     (COS([.$B14])    +     SQRT([.PD$2]^2-SIN([.$B14])^2))    )  ^2     -    [.$C14]  )^2" office:value-type="float" office:value="0.000115195564953076" calcext:value-type="float">
            <text:p>0.0001151956</text:p>
          </table:table-cell>
          <table:table-cell table:formula="of:=(       (    (COS([.$B14])     -      SQRT([.PE$2]^2-SIN([.$B14])^2))    /     (COS([.$B14])    +     SQRT([.PE$2]^2-SIN([.$B14])^2))    )  ^2     -    [.$C14]  )^2" office:value-type="float" office:value="0.000116415035894236" calcext:value-type="float">
            <text:p>0.000116415</text:p>
          </table:table-cell>
          <table:table-cell table:formula="of:=(       (    (COS([.$B14])     -      SQRT([.PF$2]^2-SIN([.$B14])^2))    /     (COS([.$B14])    +     SQRT([.PF$2]^2-SIN([.$B14])^2))    )  ^2     -    [.$C14]  )^2" office:value-type="float" office:value="0.000117640866613771" calcext:value-type="float">
            <text:p>0.0001176409</text:p>
          </table:table-cell>
          <table:table-cell table:formula="of:=(       (    (COS([.$B14])     -      SQRT([.PG$2]^2-SIN([.$B14])^2))    /     (COS([.$B14])    +     SQRT([.PG$2]^2-SIN([.$B14])^2))    )  ^2     -    [.$C14]  )^2" office:value-type="float" office:value="0.000118873056088136" calcext:value-type="float">
            <text:p>0.0001188731</text:p>
          </table:table-cell>
          <table:table-cell table:formula="of:=(       (    (COS([.$B14])     -      SQRT([.PH$2]^2-SIN([.$B14])^2))    /     (COS([.$B14])    +     SQRT([.PH$2]^2-SIN([.$B14])^2))    )  ^2     -    [.$C14]  )^2" office:value-type="float" office:value="0.000120111603292516" calcext:value-type="float">
            <text:p>0.0001201116</text:p>
          </table:table-cell>
          <table:table-cell table:formula="of:=(       (    (COS([.$B14])     -      SQRT([.PI$2]^2-SIN([.$B14])^2))    /     (COS([.$B14])    +     SQRT([.PI$2]^2-SIN([.$B14])^2))    )  ^2     -    [.$C14]  )^2" office:value-type="float" office:value="0.000121356507200819" calcext:value-type="float">
            <text:p>0.0001213565</text:p>
          </table:table-cell>
          <table:table-cell table:formula="of:=(       (    (COS([.$B14])     -      SQRT([.PJ$2]^2-SIN([.$B14])^2))    /     (COS([.$B14])    +     SQRT([.PJ$2]^2-SIN([.$B14])^2))    )  ^2     -    [.$C14]  )^2" office:value-type="float" office:value="0.000122607766785687" calcext:value-type="float">
            <text:p>0.0001226078</text:p>
          </table:table-cell>
          <table:table-cell table:formula="of:=(       (    (COS([.$B14])     -      SQRT([.PK$2]^2-SIN([.$B14])^2))    /     (COS([.$B14])    +     SQRT([.PK$2]^2-SIN([.$B14])^2))    )  ^2     -    [.$C14]  )^2" office:value-type="float" office:value="0.000123865381018496" calcext:value-type="float">
            <text:p>0.0001238654</text:p>
          </table:table-cell>
          <table:table-cell table:formula="of:=(       (    (COS([.$B14])     -      SQRT([.PL$2]^2-SIN([.$B14])^2))    /     (COS([.$B14])    +     SQRT([.PL$2]^2-SIN([.$B14])^2))    )  ^2     -    [.$C14]  )^2" office:value-type="float" office:value="0.000125129348869356" calcext:value-type="float">
            <text:p>0.0001251293</text:p>
          </table:table-cell>
          <table:table-cell table:formula="of:=(       (    (COS([.$B14])     -      SQRT([.PM$2]^2-SIN([.$B14])^2))    /     (COS([.$B14])    +     SQRT([.PM$2]^2-SIN([.$B14])^2))    )  ^2     -    [.$C14]  )^2" office:value-type="float" office:value="0.000126399669307115" calcext:value-type="float">
            <text:p>0.0001263997</text:p>
          </table:table-cell>
          <table:table-cell table:formula="of:=(       (    (COS([.$B14])     -      SQRT([.PN$2]^2-SIN([.$B14])^2))    /     (COS([.$B14])    +     SQRT([.PN$2]^2-SIN([.$B14])^2))    )  ^2     -    [.$C14]  )^2" office:value-type="float" office:value="0.000127676341299365" calcext:value-type="float">
            <text:p>0.0001276763</text:p>
          </table:table-cell>
          <table:table-cell table:formula="of:=(       (    (COS([.$B14])     -      SQRT([.PO$2]^2-SIN([.$B14])^2))    /     (COS([.$B14])    +     SQRT([.PO$2]^2-SIN([.$B14])^2))    )  ^2     -    [.$C14]  )^2" office:value-type="float" office:value="0.000128959363812435" calcext:value-type="float">
            <text:p>0.0001289594</text:p>
          </table:table-cell>
          <table:table-cell table:formula="of:=(       (    (COS([.$B14])     -      SQRT([.PP$2]^2-SIN([.$B14])^2))    /     (COS([.$B14])    +     SQRT([.PP$2]^2-SIN([.$B14])^2))    )  ^2     -    [.$C14]  )^2" office:value-type="float" office:value="0.000130248735811401" calcext:value-type="float">
            <text:p>0.0001302487</text:p>
          </table:table-cell>
          <table:table-cell table:formula="of:=(       (    (COS([.$B14])     -      SQRT([.PQ$2]^2-SIN([.$B14])^2))    /     (COS([.$B14])    +     SQRT([.PQ$2]^2-SIN([.$B14])^2))    )  ^2     -    [.$C14]  )^2" office:value-type="float" office:value="0.00013154445626009" calcext:value-type="float">
            <text:p>0.0001315445</text:p>
          </table:table-cell>
          <table:table-cell table:formula="of:=(       (    (COS([.$B14])     -      SQRT([.PR$2]^2-SIN([.$B14])^2))    /     (COS([.$B14])    +     SQRT([.PR$2]^2-SIN([.$B14])^2))    )  ^2     -    [.$C14]  )^2" office:value-type="float" office:value="0.000132846524121071" calcext:value-type="float">
            <text:p>0.0001328465</text:p>
          </table:table-cell>
          <table:table-cell table:formula="of:=(       (    (COS([.$B14])     -      SQRT([.PS$2]^2-SIN([.$B14])^2))    /     (COS([.$B14])    +     SQRT([.PS$2]^2-SIN([.$B14])^2))    )  ^2     -    [.$C14]  )^2" office:value-type="float" office:value="0.000134154938355669" calcext:value-type="float">
            <text:p>0.0001341549</text:p>
          </table:table-cell>
          <table:table-cell table:formula="of:=(       (    (COS([.$B14])     -      SQRT([.PT$2]^2-SIN([.$B14])^2))    /     (COS([.$B14])    +     SQRT([.PT$2]^2-SIN([.$B14])^2))    )  ^2     -    [.$C14]  )^2" office:value-type="float" office:value="0.000135469697923963" calcext:value-type="float">
            <text:p>0.0001354697</text:p>
          </table:table-cell>
          <table:table-cell table:formula="of:=(       (    (COS([.$B14])     -      SQRT([.PU$2]^2-SIN([.$B14])^2))    /     (COS([.$B14])    +     SQRT([.PU$2]^2-SIN([.$B14])^2))    )  ^2     -    [.$C14]  )^2" office:value-type="float" office:value="0.000136790801784787" calcext:value-type="float">
            <text:p>0.0001367908</text:p>
          </table:table-cell>
          <table:table-cell table:formula="of:=(       (    (COS([.$B14])     -      SQRT([.PV$2]^2-SIN([.$B14])^2))    /     (COS([.$B14])    +     SQRT([.PV$2]^2-SIN([.$B14])^2))    )  ^2     -    [.$C14]  )^2" office:value-type="float" office:value="0.000138118248895733" calcext:value-type="float">
            <text:p>0.0001381182</text:p>
          </table:table-cell>
          <table:table-cell table:formula="of:=(       (    (COS([.$B14])     -      SQRT([.PW$2]^2-SIN([.$B14])^2))    /     (COS([.$B14])    +     SQRT([.PW$2]^2-SIN([.$B14])^2))    )  ^2     -    [.$C14]  )^2" office:value-type="float" office:value="0.000139452038213154" calcext:value-type="float">
            <text:p>0.000139452</text:p>
          </table:table-cell>
          <table:table-cell table:formula="of:=(       (    (COS([.$B14])     -      SQRT([.PX$2]^2-SIN([.$B14])^2))    /     (COS([.$B14])    +     SQRT([.PX$2]^2-SIN([.$B14])^2))    )  ^2     -    [.$C14]  )^2" office:value-type="float" office:value="0.000140792168692164" calcext:value-type="float">
            <text:p>0.0001407922</text:p>
          </table:table-cell>
          <table:table-cell table:formula="of:=(       (    (COS([.$B14])     -      SQRT([.PY$2]^2-SIN([.$B14])^2))    /     (COS([.$B14])    +     SQRT([.PY$2]^2-SIN([.$B14])^2))    )  ^2     -    [.$C14]  )^2" office:value-type="float" office:value="0.000142138639286647" calcext:value-type="float">
            <text:p>0.0001421386</text:p>
          </table:table-cell>
          <table:table-cell table:formula="of:=(       (    (COS([.$B14])     -      SQRT([.PZ$2]^2-SIN([.$B14])^2))    /     (COS([.$B14])    +     SQRT([.PZ$2]^2-SIN([.$B14])^2))    )  ^2     -    [.$C14]  )^2" office:value-type="float" office:value="0.000143491448949249" calcext:value-type="float">
            <text:p>0.0001434914</text:p>
          </table:table-cell>
          <table:table-cell table:formula="of:=(       (    (COS([.$B14])     -      SQRT([.QA$2]^2-SIN([.$B14])^2))    /     (COS([.$B14])    +     SQRT([.QA$2]^2-SIN([.$B14])^2))    )  ^2     -    [.$C14]  )^2" office:value-type="float" office:value="0.000144850596631388" calcext:value-type="float">
            <text:p>0.0001448506</text:p>
          </table:table-cell>
          <table:table-cell table:formula="of:=(       (    (COS([.$B14])     -      SQRT([.QB$2]^2-SIN([.$B14])^2))    /     (COS([.$B14])    +     SQRT([.QB$2]^2-SIN([.$B14])^2))    )  ^2     -    [.$C14]  )^2" office:value-type="float" office:value="0.000146216081283253" calcext:value-type="float">
            <text:p>0.0001462161</text:p>
          </table:table-cell>
          <table:table-cell table:formula="of:=(       (    (COS([.$B14])     -      SQRT([.QC$2]^2-SIN([.$B14])^2))    /     (COS([.$B14])    +     SQRT([.QC$2]^2-SIN([.$B14])^2))    )  ^2     -    [.$C14]  )^2" office:value-type="float" office:value="0.000147587901853807" calcext:value-type="float">
            <text:p>0.0001475879</text:p>
          </table:table-cell>
          <table:table-cell table:formula="of:=(       (    (COS([.$B14])     -      SQRT([.QD$2]^2-SIN([.$B14])^2))    /     (COS([.$B14])    +     SQRT([.QD$2]^2-SIN([.$B14])^2))    )  ^2     -    [.$C14]  )^2" office:value-type="float" office:value="0.000148966057290787" calcext:value-type="float">
            <text:p>0.0001489661</text:p>
          </table:table-cell>
          <table:table-cell table:formula="of:=(       (    (COS([.$B14])     -      SQRT([.QE$2]^2-SIN([.$B14])^2))    /     (COS([.$B14])    +     SQRT([.QE$2]^2-SIN([.$B14])^2))    )  ^2     -    [.$C14]  )^2" office:value-type="float" office:value="0.000150350546540715" calcext:value-type="float">
            <text:p>0.0001503505</text:p>
          </table:table-cell>
          <table:table-cell table:formula="of:=(       (    (COS([.$B14])     -      SQRT([.QF$2]^2-SIN([.$B14])^2))    /     (COS([.$B14])    +     SQRT([.QF$2]^2-SIN([.$B14])^2))    )  ^2     -    [.$C14]  )^2" office:value-type="float" office:value="0.000151741368548884" calcext:value-type="float">
            <text:p>0.0001517414</text:p>
          </table:table-cell>
          <table:table-cell table:formula="of:=(       (    (COS([.$B14])     -      SQRT([.QG$2]^2-SIN([.$B14])^2))    /     (COS([.$B14])    +     SQRT([.QG$2]^2-SIN([.$B14])^2))    )  ^2     -    [.$C14]  )^2" office:value-type="float" office:value="0.000153138522259378" calcext:value-type="float">
            <text:p>0.0001531385</text:p>
          </table:table-cell>
          <table:table-cell table:formula="of:=(       (    (COS([.$B14])     -      SQRT([.QH$2]^2-SIN([.$B14])^2))    /     (COS([.$B14])    +     SQRT([.QH$2]^2-SIN([.$B14])^2))    )  ^2     -    [.$C14]  )^2" office:value-type="float" office:value="0.000154542006615064" calcext:value-type="float">
            <text:p>0.000154542</text:p>
          </table:table-cell>
          <table:table-cell table:formula="of:=(       (    (COS([.$B14])     -      SQRT([.QI$2]^2-SIN([.$B14])^2))    /     (COS([.$B14])    +     SQRT([.QI$2]^2-SIN([.$B14])^2))    )  ^2     -    [.$C14]  )^2" office:value-type="float" office:value="0.000155951820557594" calcext:value-type="float">
            <text:p>0.0001559518</text:p>
          </table:table-cell>
          <table:table-cell table:formula="of:=(       (    (COS([.$B14])     -      SQRT([.QJ$2]^2-SIN([.$B14])^2))    /     (COS([.$B14])    +     SQRT([.QJ$2]^2-SIN([.$B14])^2))    )  ^2     -    [.$C14]  )^2" office:value-type="float" office:value="0.000157367963027408" calcext:value-type="float">
            <text:p>0.000157368</text:p>
          </table:table-cell>
          <table:table-cell table:formula="of:=(       (    (COS([.$B14])     -      SQRT([.QK$2]^2-SIN([.$B14])^2))    /     (COS([.$B14])    +     SQRT([.QK$2]^2-SIN([.$B14])^2))    )  ^2     -    [.$C14]  )^2" office:value-type="float" office:value="0.000158790432963742" calcext:value-type="float">
            <text:p>0.0001587904</text:p>
          </table:table-cell>
          <table:table-cell table:formula="of:=(       (    (COS([.$B14])     -      SQRT([.QL$2]^2-SIN([.$B14])^2))    /     (COS([.$B14])    +     SQRT([.QL$2]^2-SIN([.$B14])^2))    )  ^2     -    [.$C14]  )^2" office:value-type="float" office:value="0.000160219229304624" calcext:value-type="float">
            <text:p>0.0001602192</text:p>
          </table:table-cell>
          <table:table-cell table:formula="of:=(       (    (COS([.$B14])     -      SQRT([.QM$2]^2-SIN([.$B14])^2))    /     (COS([.$B14])    +     SQRT([.QM$2]^2-SIN([.$B14])^2))    )  ^2     -    [.$C14]  )^2" office:value-type="float" office:value="0.000161654350986877" calcext:value-type="float">
            <text:p>0.0001616544</text:p>
          </table:table-cell>
          <table:table-cell table:formula="of:=(       (    (COS([.$B14])     -      SQRT([.QN$2]^2-SIN([.$B14])^2))    /     (COS([.$B14])    +     SQRT([.QN$2]^2-SIN([.$B14])^2))    )  ^2     -    [.$C14]  )^2" office:value-type="float" office:value="0.000163095796946127" calcext:value-type="float">
            <text:p>0.0001630958</text:p>
          </table:table-cell>
          <table:table-cell table:formula="of:=(       (    (COS([.$B14])     -      SQRT([.QO$2]^2-SIN([.$B14])^2))    /     (COS([.$B14])    +     SQRT([.QO$2]^2-SIN([.$B14])^2))    )  ^2     -    [.$C14]  )^2" office:value-type="float" office:value="0.000164543566116792" calcext:value-type="float">
            <text:p>0.0001645436</text:p>
          </table:table-cell>
          <table:table-cell table:formula="of:=(       (    (COS([.$B14])     -      SQRT([.QP$2]^2-SIN([.$B14])^2))    /     (COS([.$B14])    +     SQRT([.QP$2]^2-SIN([.$B14])^2))    )  ^2     -    [.$C14]  )^2" office:value-type="float" office:value="0.000165997657432096" calcext:value-type="float">
            <text:p>0.0001659977</text:p>
          </table:table-cell>
          <table:table-cell table:formula="of:=(       (    (COS([.$B14])     -      SQRT([.QQ$2]^2-SIN([.$B14])^2))    /     (COS([.$B14])    +     SQRT([.QQ$2]^2-SIN([.$B14])^2))    )  ^2     -    [.$C14]  )^2" office:value-type="float" office:value="0.000167458069824074" calcext:value-type="float">
            <text:p>0.0001674581</text:p>
          </table:table-cell>
          <table:table-cell table:formula="of:=(       (    (COS([.$B14])     -      SQRT([.QR$2]^2-SIN([.$B14])^2))    /     (COS([.$B14])    +     SQRT([.QR$2]^2-SIN([.$B14])^2))    )  ^2     -    [.$C14]  )^2" office:value-type="float" office:value="0.000168924802223558" calcext:value-type="float">
            <text:p>0.0001689248</text:p>
          </table:table-cell>
          <table:table-cell table:formula="of:=(       (    (COS([.$B14])     -      SQRT([.QS$2]^2-SIN([.$B14])^2))    /     (COS([.$B14])    +     SQRT([.QS$2]^2-SIN([.$B14])^2))    )  ^2     -    [.$C14]  )^2" office:value-type="float" office:value="0.000170397853560198" calcext:value-type="float">
            <text:p>0.0001703979</text:p>
          </table:table-cell>
          <table:table-cell table:formula="of:=(       (    (COS([.$B14])     -      SQRT([.QT$2]^2-SIN([.$B14])^2))    /     (COS([.$B14])    +     SQRT([.QT$2]^2-SIN([.$B14])^2))    )  ^2     -    [.$C14]  )^2" office:value-type="float" office:value="0.000171877222762449" calcext:value-type="float">
            <text:p>0.0001718772</text:p>
          </table:table-cell>
          <table:table-cell table:formula="of:=(       (    (COS([.$B14])     -      SQRT([.QU$2]^2-SIN([.$B14])^2))    /     (COS([.$B14])    +     SQRT([.QU$2]^2-SIN([.$B14])^2))    )  ^2     -    [.$C14]  )^2" office:value-type="float" office:value="0.000173362908757581" calcext:value-type="float">
            <text:p>0.0001733629</text:p>
          </table:table-cell>
          <table:table-cell table:formula="of:=(       (    (COS([.$B14])     -      SQRT([.QV$2]^2-SIN([.$B14])^2))    /     (COS([.$B14])    +     SQRT([.QV$2]^2-SIN([.$B14])^2))    )  ^2     -    [.$C14]  )^2" office:value-type="float" office:value="0.000174854910471682" calcext:value-type="float">
            <text:p>0.0001748549</text:p>
          </table:table-cell>
          <table:table-cell table:formula="of:=(       (    (COS([.$B14])     -      SQRT([.QW$2]^2-SIN([.$B14])^2))    /     (COS([.$B14])    +     SQRT([.QW$2]^2-SIN([.$B14])^2))    )  ^2     -    [.$C14]  )^2" office:value-type="float" office:value="0.000176353226829653" calcext:value-type="float">
            <text:p>0.0001763532</text:p>
          </table:table-cell>
          <table:table-cell table:formula="of:=(       (    (COS([.$B14])     -      SQRT([.QX$2]^2-SIN([.$B14])^2))    /     (COS([.$B14])    +     SQRT([.QX$2]^2-SIN([.$B14])^2))    )  ^2     -    [.$C14]  )^2" office:value-type="float" office:value="0.000177857856755222" calcext:value-type="float">
            <text:p>0.0001778579</text:p>
          </table:table-cell>
          <table:table-cell table:number-columns-repeated="558"/>
        </table:table-row>
        <table:table-row table:style-name="ro1">
          <table:table-cell/>
          <table:table-cell table:formula="of:=[List1.N38]/180*PI()" office:value-type="float" office:value="0.523598775598299" calcext:value-type="float">
            <text:p>0.5235987756</text:p>
          </table:table-cell>
          <table:table-cell table:style-name="ce5" table:formula="of:=[List1.P38]/1910" office:value-type="float" office:value="0.112565445026178" calcext:value-type="float">
            <text:p>0.112565445</text:p>
          </table:table-cell>
          <table:table-cell table:formula="of:=(       (    (COS([.$B15])     -      SQRT([.D$2]^2-SIN([.$B15])^2))    /     (COS([.$B15])    +     SQRT([.D$2]^2-SIN([.$B15])^2))    )  ^2     -    [.$C15]  )^2" office:value-type="float" office:value="0.00020802926782576" calcext:value-type="float">
            <text:p>0.0002080293</text:p>
          </table:table-cell>
          <table:table-cell table:formula="of:=(       (    (COS([.$B15])     -      SQRT([.E$2]^2-SIN([.$B15])^2))    /     (COS([.$B15])    +     SQRT([.E$2]^2-SIN([.$B15])^2))    )  ^2     -    [.$C15]  )^2" office:value-type="float" office:value="0.000206490008672428" calcext:value-type="float">
            <text:p>0.00020649</text:p>
          </table:table-cell>
          <table:table-cell table:formula="of:=(       (    (COS([.$B15])     -      SQRT([.F$2]^2-SIN([.$B15])^2))    /     (COS([.$B15])    +     SQRT([.F$2]^2-SIN([.$B15])^2))    )  ^2     -    [.$C15]  )^2" office:value-type="float" office:value="0.000204956453183889" calcext:value-type="float">
            <text:p>0.0002049565</text:p>
          </table:table-cell>
          <table:table-cell table:formula="of:=(       (    (COS([.$B15])     -      SQRT([.G$2]^2-SIN([.$B15])^2))    /     (COS([.$B15])    +     SQRT([.G$2]^2-SIN([.$B15])^2))    )  ^2     -    [.$C15]  )^2" office:value-type="float" office:value="0.000203428601652736" calcext:value-type="float">
            <text:p>0.0002034286</text:p>
          </table:table-cell>
          <table:table-cell table:formula="of:=(       (    (COS([.$B15])     -      SQRT([.H$2]^2-SIN([.$B15])^2))    /     (COS([.$B15])    +     SQRT([.H$2]^2-SIN([.$B15])^2))    )  ^2     -    [.$C15]  )^2" office:value-type="float" office:value="0.000201906454369051" calcext:value-type="float">
            <text:p>0.0002019065</text:p>
          </table:table-cell>
          <table:table-cell table:formula="of:=(       (    (COS([.$B15])     -      SQRT([.I$2]^2-SIN([.$B15])^2))    /     (COS([.$B15])    +     SQRT([.I$2]^2-SIN([.$B15])^2))    )  ^2     -    [.$C15]  )^2" office:value-type="float" office:value="0.000200390011620416" calcext:value-type="float">
            <text:p>0.00020039</text:p>
          </table:table-cell>
          <table:table-cell table:formula="of:=(       (    (COS([.$B15])     -      SQRT([.J$2]^2-SIN([.$B15])^2))    /     (COS([.$B15])    +     SQRT([.J$2]^2-SIN([.$B15])^2))    )  ^2     -    [.$C15]  )^2" office:value-type="float" office:value="0.00019887927369191" calcext:value-type="float">
            <text:p>0.0001988793</text:p>
          </table:table-cell>
          <table:table-cell table:formula="of:=(       (    (COS([.$B15])     -      SQRT([.K$2]^2-SIN([.$B15])^2))    /     (COS([.$B15])    +     SQRT([.K$2]^2-SIN([.$B15])^2))    )  ^2     -    [.$C15]  )^2" office:value-type="float" office:value="0.000197374240866118" calcext:value-type="float">
            <text:p>0.0001973742</text:p>
          </table:table-cell>
          <table:table-cell table:formula="of:=(       (    (COS([.$B15])     -      SQRT([.L$2]^2-SIN([.$B15])^2))    /     (COS([.$B15])    +     SQRT([.L$2]^2-SIN([.$B15])^2))    )  ^2     -    [.$C15]  )^2" office:value-type="float" office:value="0.000195874913423127" calcext:value-type="float">
            <text:p>0.0001958749</text:p>
          </table:table-cell>
          <table:table-cell table:formula="of:=(       (    (COS([.$B15])     -      SQRT([.M$2]^2-SIN([.$B15])^2))    /     (COS([.$B15])    +     SQRT([.M$2]^2-SIN([.$B15])^2))    )  ^2     -    [.$C15]  )^2" office:value-type="float" office:value="0.00019438129164054" calcext:value-type="float">
            <text:p>0.0001943813</text:p>
          </table:table-cell>
          <table:table-cell table:formula="of:=(       (    (COS([.$B15])     -      SQRT([.N$2]^2-SIN([.$B15])^2))    /     (COS([.$B15])    +     SQRT([.N$2]^2-SIN([.$B15])^2))    )  ^2     -    [.$C15]  )^2" office:value-type="float" office:value="0.000192893375793466" calcext:value-type="float">
            <text:p>0.0001928934</text:p>
          </table:table-cell>
          <table:table-cell table:formula="of:=(       (    (COS([.$B15])     -      SQRT([.O$2]^2-SIN([.$B15])^2))    /     (COS([.$B15])    +     SQRT([.O$2]^2-SIN([.$B15])^2))    )  ^2     -    [.$C15]  )^2" office:value-type="float" office:value="0.000191411166154534" calcext:value-type="float">
            <text:p>0.0001914112</text:p>
          </table:table-cell>
          <table:table-cell table:formula="of:=(       (    (COS([.$B15])     -      SQRT([.P$2]^2-SIN([.$B15])^2))    /     (COS([.$B15])    +     SQRT([.P$2]^2-SIN([.$B15])^2))    )  ^2     -    [.$C15]  )^2" office:value-type="float" office:value="0.000189934662993892" calcext:value-type="float">
            <text:p>0.0001899347</text:p>
          </table:table-cell>
          <table:table-cell table:formula="of:=(       (    (COS([.$B15])     -      SQRT([.Q$2]^2-SIN([.$B15])^2))    /     (COS([.$B15])    +     SQRT([.Q$2]^2-SIN([.$B15])^2))    )  ^2     -    [.$C15]  )^2" office:value-type="float" office:value="0.000188463866579208" calcext:value-type="float">
            <text:p>0.0001884639</text:p>
          </table:table-cell>
          <table:table-cell table:formula="of:=(       (    (COS([.$B15])     -      SQRT([.R$2]^2-SIN([.$B15])^2))    /     (COS([.$B15])    +     SQRT([.R$2]^2-SIN([.$B15])^2))    )  ^2     -    [.$C15]  )^2" office:value-type="float" office:value="0.00018699877717568" calcext:value-type="float">
            <text:p>0.0001869988</text:p>
          </table:table-cell>
          <table:table-cell table:formula="of:=(       (    (COS([.$B15])     -      SQRT([.S$2]^2-SIN([.$B15])^2))    /     (COS([.$B15])    +     SQRT([.S$2]^2-SIN([.$B15])^2))    )  ^2     -    [.$C15]  )^2" office:value-type="float" office:value="0.000185539395046031" calcext:value-type="float">
            <text:p>0.0001855394</text:p>
          </table:table-cell>
          <table:table-cell table:formula="of:=(       (    (COS([.$B15])     -      SQRT([.T$2]^2-SIN([.$B15])^2))    /     (COS([.$B15])    +     SQRT([.T$2]^2-SIN([.$B15])^2))    )  ^2     -    [.$C15]  )^2" office:value-type="float" office:value="0.000184085720450519" calcext:value-type="float">
            <text:p>0.0001840857</text:p>
          </table:table-cell>
          <table:table-cell table:formula="of:=(       (    (COS([.$B15])     -      SQRT([.U$2]^2-SIN([.$B15])^2))    /     (COS([.$B15])    +     SQRT([.U$2]^2-SIN([.$B15])^2))    )  ^2     -    [.$C15]  )^2" office:value-type="float" office:value="0.000182637753646934" calcext:value-type="float">
            <text:p>0.0001826378</text:p>
          </table:table-cell>
          <table:table-cell table:formula="of:=(       (    (COS([.$B15])     -      SQRT([.V$2]^2-SIN([.$B15])^2))    /     (COS([.$B15])    +     SQRT([.V$2]^2-SIN([.$B15])^2))    )  ^2     -    [.$C15]  )^2" office:value-type="float" office:value="0.00018119549489061" calcext:value-type="float">
            <text:p>0.0001811955</text:p>
          </table:table-cell>
          <table:table-cell table:formula="of:=(       (    (COS([.$B15])     -      SQRT([.W$2]^2-SIN([.$B15])^2))    /     (COS([.$B15])    +     SQRT([.W$2]^2-SIN([.$B15])^2))    )  ^2     -    [.$C15]  )^2" office:value-type="float" office:value="0.000179758944434416" calcext:value-type="float">
            <text:p>0.0001797589</text:p>
          </table:table-cell>
          <table:table-cell table:formula="of:=(       (    (COS([.$B15])     -      SQRT([.X$2]^2-SIN([.$B15])^2))    /     (COS([.$B15])    +     SQRT([.X$2]^2-SIN([.$B15])^2))    )  ^2     -    [.$C15]  )^2" office:value-type="float" office:value="0.000178328102528771" calcext:value-type="float">
            <text:p>0.0001783281</text:p>
          </table:table-cell>
          <table:table-cell table:formula="of:=(       (    (COS([.$B15])     -      SQRT([.Y$2]^2-SIN([.$B15])^2))    /     (COS([.$B15])    +     SQRT([.Y$2]^2-SIN([.$B15])^2))    )  ^2     -    [.$C15]  )^2" office:value-type="float" office:value="0.000176902969421642" calcext:value-type="float">
            <text:p>0.000176903</text:p>
          </table:table-cell>
          <table:table-cell table:formula="of:=(       (    (COS([.$B15])     -      SQRT([.Z$2]^2-SIN([.$B15])^2))    /     (COS([.$B15])    +     SQRT([.Z$2]^2-SIN([.$B15])^2))    )  ^2     -    [.$C15]  )^2" office:value-type="float" office:value="0.000175483545358547" calcext:value-type="float">
            <text:p>0.0001754835</text:p>
          </table:table-cell>
          <table:table-cell table:formula="of:=(       (    (COS([.$B15])     -      SQRT([.AA$2]^2-SIN([.$B15])^2))    /     (COS([.$B15])    +     SQRT([.AA$2]^2-SIN([.$B15])^2))    )  ^2     -    [.$C15]  )^2" office:value-type="float" office:value="0.000174069830582556" calcext:value-type="float">
            <text:p>0.0001740698</text:p>
          </table:table-cell>
          <table:table-cell table:formula="of:=(       (    (COS([.$B15])     -      SQRT([.AB$2]^2-SIN([.$B15])^2))    /     (COS([.$B15])    +     SQRT([.AB$2]^2-SIN([.$B15])^2))    )  ^2     -    [.$C15]  )^2" office:value-type="float" office:value="0.000172661825334301" calcext:value-type="float">
            <text:p>0.0001726618</text:p>
          </table:table-cell>
          <table:table-cell table:formula="of:=(       (    (COS([.$B15])     -      SQRT([.AC$2]^2-SIN([.$B15])^2))    /     (COS([.$B15])    +     SQRT([.AC$2]^2-SIN([.$B15])^2))    )  ^2     -    [.$C15]  )^2" office:value-type="float" office:value="0.00017125952985197" calcext:value-type="float">
            <text:p>0.0001712595</text:p>
          </table:table-cell>
          <table:table-cell table:formula="of:=(       (    (COS([.$B15])     -      SQRT([.AD$2]^2-SIN([.$B15])^2))    /     (COS([.$B15])    +     SQRT([.AD$2]^2-SIN([.$B15])^2))    )  ^2     -    [.$C15]  )^2" office:value-type="float" office:value="0.00016986294437132" calcext:value-type="float">
            <text:p>0.0001698629</text:p>
          </table:table-cell>
          <table:table-cell table:formula="of:=(       (    (COS([.$B15])     -      SQRT([.AE$2]^2-SIN([.$B15])^2))    /     (COS([.$B15])    +     SQRT([.AE$2]^2-SIN([.$B15])^2))    )  ^2     -    [.$C15]  )^2" office:value-type="float" office:value="0.000168472069125673" calcext:value-type="float">
            <text:p>0.0001684721</text:p>
          </table:table-cell>
          <table:table-cell table:formula="of:=(       (    (COS([.$B15])     -      SQRT([.AF$2]^2-SIN([.$B15])^2))    /     (COS([.$B15])    +     SQRT([.AF$2]^2-SIN([.$B15])^2))    )  ^2     -    [.$C15]  )^2" office:value-type="float" office:value="0.000167086904345922" calcext:value-type="float">
            <text:p>0.0001670869</text:p>
          </table:table-cell>
          <table:table-cell table:formula="of:=(       (    (COS([.$B15])     -      SQRT([.AG$2]^2-SIN([.$B15])^2))    /     (COS([.$B15])    +     SQRT([.AG$2]^2-SIN([.$B15])^2))    )  ^2     -    [.$C15]  )^2" office:value-type="float" office:value="0.000165707450260536" calcext:value-type="float">
            <text:p>0.0001657075</text:p>
          </table:table-cell>
          <table:table-cell table:formula="of:=(       (    (COS([.$B15])     -      SQRT([.AH$2]^2-SIN([.$B15])^2))    /     (COS([.$B15])    +     SQRT([.AH$2]^2-SIN([.$B15])^2))    )  ^2     -    [.$C15]  )^2" office:value-type="float" office:value="0.000164333707095556" calcext:value-type="float">
            <text:p>0.0001643337</text:p>
          </table:table-cell>
          <table:table-cell table:formula="of:=(       (    (COS([.$B15])     -      SQRT([.AI$2]^2-SIN([.$B15])^2))    /     (COS([.$B15])    +     SQRT([.AI$2]^2-SIN([.$B15])^2))    )  ^2     -    [.$C15]  )^2" office:value-type="float" office:value="0.000162965675074608" calcext:value-type="float">
            <text:p>0.0001629657</text:p>
          </table:table-cell>
          <table:table-cell table:formula="of:=(       (    (COS([.$B15])     -      SQRT([.AJ$2]^2-SIN([.$B15])^2))    /     (COS([.$B15])    +     SQRT([.AJ$2]^2-SIN([.$B15])^2))    )  ^2     -    [.$C15]  )^2" office:value-type="float" office:value="0.000161603354418897" calcext:value-type="float">
            <text:p>0.0001616034</text:p>
          </table:table-cell>
          <table:table-cell table:formula="of:=(       (    (COS([.$B15])     -      SQRT([.AK$2]^2-SIN([.$B15])^2))    /     (COS([.$B15])    +     SQRT([.AK$2]^2-SIN([.$B15])^2))    )  ^2     -    [.$C15]  )^2" office:value-type="float" office:value="0.000160246745347219" calcext:value-type="float">
            <text:p>0.0001602467</text:p>
          </table:table-cell>
          <table:table-cell table:formula="of:=(       (    (COS([.$B15])     -      SQRT([.AL$2]^2-SIN([.$B15])^2))    /     (COS([.$B15])    +     SQRT([.AL$2]^2-SIN([.$B15])^2))    )  ^2     -    [.$C15]  )^2" office:value-type="float" office:value="0.000158895848075955" calcext:value-type="float">
            <text:p>0.0001588958</text:p>
          </table:table-cell>
          <table:table-cell table:formula="of:=(       (    (COS([.$B15])     -      SQRT([.AM$2]^2-SIN([.$B15])^2))    /     (COS([.$B15])    +     SQRT([.AM$2]^2-SIN([.$B15])^2))    )  ^2     -    [.$C15]  )^2" office:value-type="float" office:value="0.000157550662819082" calcext:value-type="float">
            <text:p>0.0001575507</text:p>
          </table:table-cell>
          <table:table-cell table:formula="of:=(       (    (COS([.$B15])     -      SQRT([.AN$2]^2-SIN([.$B15])^2))    /     (COS([.$B15])    +     SQRT([.AN$2]^2-SIN([.$B15])^2))    )  ^2     -    [.$C15]  )^2" office:value-type="float" office:value="0.000156211189788174" calcext:value-type="float">
            <text:p>0.0001562112</text:p>
          </table:table-cell>
          <table:table-cell table:formula="of:=(       (    (COS([.$B15])     -      SQRT([.AO$2]^2-SIN([.$B15])^2))    /     (COS([.$B15])    +     SQRT([.AO$2]^2-SIN([.$B15])^2))    )  ^2     -    [.$C15]  )^2" office:value-type="float" office:value="0.000154877429192397" calcext:value-type="float">
            <text:p>0.0001548774</text:p>
          </table:table-cell>
          <table:table-cell table:formula="of:=(       (    (COS([.$B15])     -      SQRT([.AP$2]^2-SIN([.$B15])^2))    /     (COS([.$B15])    +     SQRT([.AP$2]^2-SIN([.$B15])^2))    )  ^2     -    [.$C15]  )^2" office:value-type="float" office:value="0.00015354938123853" calcext:value-type="float">
            <text:p>0.0001535494</text:p>
          </table:table-cell>
          <table:table-cell table:formula="of:=(       (    (COS([.$B15])     -      SQRT([.AQ$2]^2-SIN([.$B15])^2))    /     (COS([.$B15])    +     SQRT([.AQ$2]^2-SIN([.$B15])^2))    )  ^2     -    [.$C15]  )^2" office:value-type="float" office:value="0.000152227046130947" calcext:value-type="float">
            <text:p>0.000152227</text:p>
          </table:table-cell>
          <table:table-cell table:formula="of:=(       (    (COS([.$B15])     -      SQRT([.AR$2]^2-SIN([.$B15])^2))    /     (COS([.$B15])    +     SQRT([.AR$2]^2-SIN([.$B15])^2))    )  ^2     -    [.$C15]  )^2" office:value-type="float" office:value="0.000150910424071638" calcext:value-type="float">
            <text:p>0.0001509104</text:p>
          </table:table-cell>
          <table:table-cell table:formula="of:=(       (    (COS([.$B15])     -      SQRT([.AS$2]^2-SIN([.$B15])^2))    /     (COS([.$B15])    +     SQRT([.AS$2]^2-SIN([.$B15])^2))    )  ^2     -    [.$C15]  )^2" office:value-type="float" office:value="0.000149599515260198" calcext:value-type="float">
            <text:p>0.0001495995</text:p>
          </table:table-cell>
          <table:table-cell table:formula="of:=(       (    (COS([.$B15])     -      SQRT([.AT$2]^2-SIN([.$B15])^2))    /     (COS([.$B15])    +     SQRT([.AT$2]^2-SIN([.$B15])^2))    )  ^2     -    [.$C15]  )^2" office:value-type="float" office:value="0.000148294319893845" calcext:value-type="float">
            <text:p>0.0001482943</text:p>
          </table:table-cell>
          <table:table-cell table:formula="of:=(       (    (COS([.$B15])     -      SQRT([.AU$2]^2-SIN([.$B15])^2))    /     (COS([.$B15])    +     SQRT([.AU$2]^2-SIN([.$B15])^2))    )  ^2     -    [.$C15]  )^2" office:value-type="float" office:value="0.000146994838167408" calcext:value-type="float">
            <text:p>0.0001469948</text:p>
          </table:table-cell>
          <table:table-cell table:formula="of:=(       (    (COS([.$B15])     -      SQRT([.AV$2]^2-SIN([.$B15])^2))    /     (COS([.$B15])    +     SQRT([.AV$2]^2-SIN([.$B15])^2))    )  ^2     -    [.$C15]  )^2" office:value-type="float" office:value="0.000145701070273337" calcext:value-type="float">
            <text:p>0.0001457011</text:p>
          </table:table-cell>
          <table:table-cell table:formula="of:=(       (    (COS([.$B15])     -      SQRT([.AW$2]^2-SIN([.$B15])^2))    /     (COS([.$B15])    +     SQRT([.AW$2]^2-SIN([.$B15])^2))    )  ^2     -    [.$C15]  )^2" office:value-type="float" office:value="0.000144413016401711" calcext:value-type="float">
            <text:p>0.000144413</text:p>
          </table:table-cell>
          <table:table-cell table:formula="of:=(       (    (COS([.$B15])     -      SQRT([.AX$2]^2-SIN([.$B15])^2))    /     (COS([.$B15])    +     SQRT([.AX$2]^2-SIN([.$B15])^2))    )  ^2     -    [.$C15]  )^2" office:value-type="float" office:value="0.000143130676740232" calcext:value-type="float">
            <text:p>0.0001431307</text:p>
          </table:table-cell>
          <table:table-cell table:formula="of:=(       (    (COS([.$B15])     -      SQRT([.AY$2]^2-SIN([.$B15])^2))    /     (COS([.$B15])    +     SQRT([.AY$2]^2-SIN([.$B15])^2))    )  ^2     -    [.$C15]  )^2" office:value-type="float" office:value="0.000141854051474237" calcext:value-type="float">
            <text:p>0.0001418541</text:p>
          </table:table-cell>
          <table:table-cell table:formula="of:=(       (    (COS([.$B15])     -      SQRT([.AZ$2]^2-SIN([.$B15])^2))    /     (COS([.$B15])    +     SQRT([.AZ$2]^2-SIN([.$B15])^2))    )  ^2     -    [.$C15]  )^2" office:value-type="float" office:value="0.00014058314078669" calcext:value-type="float">
            <text:p>0.0001405831</text:p>
          </table:table-cell>
          <table:table-cell table:formula="of:=(       (    (COS([.$B15])     -      SQRT([.BA$2]^2-SIN([.$B15])^2))    /     (COS([.$B15])    +     SQRT([.BA$2]^2-SIN([.$B15])^2))    )  ^2     -    [.$C15]  )^2" office:value-type="float" office:value="0.000139317944858196" calcext:value-type="float">
            <text:p>0.0001393179</text:p>
          </table:table-cell>
          <table:table-cell table:formula="of:=(       (    (COS([.$B15])     -      SQRT([.BB$2]^2-SIN([.$B15])^2))    /     (COS([.$B15])    +     SQRT([.BB$2]^2-SIN([.$B15])^2))    )  ^2     -    [.$C15]  )^2" office:value-type="float" office:value="0.000138058463866999" calcext:value-type="float">
            <text:p>0.0001380585</text:p>
          </table:table-cell>
          <table:table-cell table:formula="of:=(       (    (COS([.$B15])     -      SQRT([.BC$2]^2-SIN([.$B15])^2))    /     (COS([.$B15])    +     SQRT([.BC$2]^2-SIN([.$B15])^2))    )  ^2     -    [.$C15]  )^2" office:value-type="float" office:value="0.000136804697988985" calcext:value-type="float">
            <text:p>0.0001368047</text:p>
          </table:table-cell>
          <table:table-cell table:formula="of:=(       (    (COS([.$B15])     -      SQRT([.BD$2]^2-SIN([.$B15])^2))    /     (COS([.$B15])    +     SQRT([.BD$2]^2-SIN([.$B15])^2))    )  ^2     -    [.$C15]  )^2" office:value-type="float" office:value="0.000135556647397688" calcext:value-type="float">
            <text:p>0.0001355566</text:p>
          </table:table-cell>
          <table:table-cell table:formula="of:=(       (    (COS([.$B15])     -      SQRT([.BE$2]^2-SIN([.$B15])^2))    /     (COS([.$B15])    +     SQRT([.BE$2]^2-SIN([.$B15])^2))    )  ^2     -    [.$C15]  )^2" office:value-type="float" office:value="0.000134314312264287" calcext:value-type="float">
            <text:p>0.0001343143</text:p>
          </table:table-cell>
          <table:table-cell table:formula="of:=(       (    (COS([.$B15])     -      SQRT([.BF$2]^2-SIN([.$B15])^2))    /     (COS([.$B15])    +     SQRT([.BF$2]^2-SIN([.$B15])^2))    )  ^2     -    [.$C15]  )^2" office:value-type="float" office:value="0.000133077692757617" calcext:value-type="float">
            <text:p>0.0001330777</text:p>
          </table:table-cell>
          <table:table-cell table:formula="of:=(       (    (COS([.$B15])     -      SQRT([.BG$2]^2-SIN([.$B15])^2))    /     (COS([.$B15])    +     SQRT([.BG$2]^2-SIN([.$B15])^2))    )  ^2     -    [.$C15]  )^2" office:value-type="float" office:value="0.000131846789044165" calcext:value-type="float">
            <text:p>0.0001318468</text:p>
          </table:table-cell>
          <table:table-cell table:formula="of:=(       (    (COS([.$B15])     -      SQRT([.BH$2]^2-SIN([.$B15])^2))    /     (COS([.$B15])    +     SQRT([.BH$2]^2-SIN([.$B15])^2))    )  ^2     -    [.$C15]  )^2" office:value-type="float" office:value="0.000130621601288078" calcext:value-type="float">
            <text:p>0.0001306216</text:p>
          </table:table-cell>
          <table:table-cell table:formula="of:=(       (    (COS([.$B15])     -      SQRT([.BI$2]^2-SIN([.$B15])^2))    /     (COS([.$B15])    +     SQRT([.BI$2]^2-SIN([.$B15])^2))    )  ^2     -    [.$C15]  )^2" office:value-type="float" office:value="0.000129402129651165" calcext:value-type="float">
            <text:p>0.0001294021</text:p>
          </table:table-cell>
          <table:table-cell table:formula="of:=(       (    (COS([.$B15])     -      SQRT([.BJ$2]^2-SIN([.$B15])^2))    /     (COS([.$B15])    +     SQRT([.BJ$2]^2-SIN([.$B15])^2))    )  ^2     -    [.$C15]  )^2" office:value-type="float" office:value="0.000128188374292899" calcext:value-type="float">
            <text:p>0.0001281884</text:p>
          </table:table-cell>
          <table:table-cell table:formula="of:=(       (    (COS([.$B15])     -      SQRT([.BK$2]^2-SIN([.$B15])^2))    /     (COS([.$B15])    +     SQRT([.BK$2]^2-SIN([.$B15])^2))    )  ^2     -    [.$C15]  )^2" office:value-type="float" office:value="0.000126980335370418" calcext:value-type="float">
            <text:p>0.0001269803</text:p>
          </table:table-cell>
          <table:table-cell table:formula="of:=(       (    (COS([.$B15])     -      SQRT([.BL$2]^2-SIN([.$B15])^2))    /     (COS([.$B15])    +     SQRT([.BL$2]^2-SIN([.$B15])^2))    )  ^2     -    [.$C15]  )^2" office:value-type="float" office:value="0.000125778013038534" calcext:value-type="float">
            <text:p>0.000125778</text:p>
          </table:table-cell>
          <table:table-cell table:formula="of:=(       (    (COS([.$B15])     -      SQRT([.BM$2]^2-SIN([.$B15])^2))    /     (COS([.$B15])    +     SQRT([.BM$2]^2-SIN([.$B15])^2))    )  ^2     -    [.$C15]  )^2" office:value-type="float" office:value="0.00012458140744973" calcext:value-type="float">
            <text:p>0.0001245814</text:p>
          </table:table-cell>
          <table:table-cell table:formula="of:=(       (    (COS([.$B15])     -      SQRT([.BN$2]^2-SIN([.$B15])^2))    /     (COS([.$B15])    +     SQRT([.BN$2]^2-SIN([.$B15])^2))    )  ^2     -    [.$C15]  )^2" office:value-type="float" office:value="0.000123390518754168" calcext:value-type="float">
            <text:p>0.0001233905</text:p>
          </table:table-cell>
          <table:table-cell table:formula="of:=(       (    (COS([.$B15])     -      SQRT([.BO$2]^2-SIN([.$B15])^2))    /     (COS([.$B15])    +     SQRT([.BO$2]^2-SIN([.$B15])^2))    )  ^2     -    [.$C15]  )^2" office:value-type="float" office:value="0.000122205347099688" calcext:value-type="float">
            <text:p>0.0001222053</text:p>
          </table:table-cell>
          <table:table-cell table:formula="of:=(       (    (COS([.$B15])     -      SQRT([.BP$2]^2-SIN([.$B15])^2))    /     (COS([.$B15])    +     SQRT([.BP$2]^2-SIN([.$B15])^2))    )  ^2     -    [.$C15]  )^2" office:value-type="float" office:value="0.000121025892631813" calcext:value-type="float">
            <text:p>0.0001210259</text:p>
          </table:table-cell>
          <table:table-cell table:formula="of:=(       (    (COS([.$B15])     -      SQRT([.BQ$2]^2-SIN([.$B15])^2))    /     (COS([.$B15])    +     SQRT([.BQ$2]^2-SIN([.$B15])^2))    )  ^2     -    [.$C15]  )^2" office:value-type="float" office:value="0.00011985215549375" calcext:value-type="float">
            <text:p>0.0001198522</text:p>
          </table:table-cell>
          <table:table-cell table:formula="of:=(       (    (COS([.$B15])     -      SQRT([.BR$2]^2-SIN([.$B15])^2))    /     (COS([.$B15])    +     SQRT([.BR$2]^2-SIN([.$B15])^2))    )  ^2     -    [.$C15]  )^2" office:value-type="float" office:value="0.0001186841358264" calcext:value-type="float">
            <text:p>0.0001186841</text:p>
          </table:table-cell>
          <table:table-cell table:formula="of:=(       (    (COS([.$B15])     -      SQRT([.BS$2]^2-SIN([.$B15])^2))    /     (COS([.$B15])    +     SQRT([.BS$2]^2-SIN([.$B15])^2))    )  ^2     -    [.$C15]  )^2" office:value-type="float" office:value="0.000117521833768353" calcext:value-type="float">
            <text:p>0.0001175218</text:p>
          </table:table-cell>
          <table:table-cell table:formula="of:=(       (    (COS([.$B15])     -      SQRT([.BT$2]^2-SIN([.$B15])^2))    /     (COS([.$B15])    +     SQRT([.BT$2]^2-SIN([.$B15])^2))    )  ^2     -    [.$C15]  )^2" office:value-type="float" office:value="0.000116365249455892" calcext:value-type="float">
            <text:p>0.0001163652</text:p>
          </table:table-cell>
          <table:table-cell table:formula="of:=(       (    (COS([.$B15])     -      SQRT([.BU$2]^2-SIN([.$B15])^2))    /     (COS([.$B15])    +     SQRT([.BU$2]^2-SIN([.$B15])^2))    )  ^2     -    [.$C15]  )^2" office:value-type="float" office:value="0.000115214383023" calcext:value-type="float">
            <text:p>0.0001152144</text:p>
          </table:table-cell>
          <table:table-cell table:formula="of:=(       (    (COS([.$B15])     -      SQRT([.BV$2]^2-SIN([.$B15])^2))    /     (COS([.$B15])    +     SQRT([.BV$2]^2-SIN([.$B15])^2))    )  ^2     -    [.$C15]  )^2" office:value-type="float" office:value="0.000114069234601363" calcext:value-type="float">
            <text:p>0.0001140692</text:p>
          </table:table-cell>
          <table:table-cell table:formula="of:=(       (    (COS([.$B15])     -      SQRT([.BW$2]^2-SIN([.$B15])^2))    /     (COS([.$B15])    +     SQRT([.BW$2]^2-SIN([.$B15])^2))    )  ^2     -    [.$C15]  )^2" office:value-type="float" office:value="0.000112929804320367" calcext:value-type="float">
            <text:p>0.0001129298</text:p>
          </table:table-cell>
          <table:table-cell table:formula="of:=(       (    (COS([.$B15])     -      SQRT([.BX$2]^2-SIN([.$B15])^2))    /     (COS([.$B15])    +     SQRT([.BX$2]^2-SIN([.$B15])^2))    )  ^2     -    [.$C15]  )^2" office:value-type="float" office:value="0.000111796092307109" calcext:value-type="float">
            <text:p>0.0001117961</text:p>
          </table:table-cell>
          <table:table-cell table:formula="of:=(       (    (COS([.$B15])     -      SQRT([.BY$2]^2-SIN([.$B15])^2))    /     (COS([.$B15])    +     SQRT([.BY$2]^2-SIN([.$B15])^2))    )  ^2     -    [.$C15]  )^2" office:value-type="float" office:value="0.000110668098686392" calcext:value-type="float">
            <text:p>0.0001106681</text:p>
          </table:table-cell>
          <table:table-cell table:formula="of:=(       (    (COS([.$B15])     -      SQRT([.BZ$2]^2-SIN([.$B15])^2))    /     (COS([.$B15])    +     SQRT([.BZ$2]^2-SIN([.$B15])^2))    )  ^2     -    [.$C15]  )^2" office:value-type="float" office:value="0.000109545823580737" calcext:value-type="float">
            <text:p>0.0001095458</text:p>
          </table:table-cell>
          <table:table-cell table:formula="of:=(       (    (COS([.$B15])     -      SQRT([.CA$2]^2-SIN([.$B15])^2))    /     (COS([.$B15])    +     SQRT([.CA$2]^2-SIN([.$B15])^2))    )  ^2     -    [.$C15]  )^2" office:value-type="float" office:value="0.000108429267110378" calcext:value-type="float">
            <text:p>0.0001084293</text:p>
          </table:table-cell>
          <table:table-cell table:formula="of:=(       (    (COS([.$B15])     -      SQRT([.CB$2]^2-SIN([.$B15])^2))    /     (COS([.$B15])    +     SQRT([.CB$2]^2-SIN([.$B15])^2))    )  ^2     -    [.$C15]  )^2" office:value-type="float" office:value="0.000107318429393267" calcext:value-type="float">
            <text:p>0.0001073184</text:p>
          </table:table-cell>
          <table:table-cell table:formula="of:=(       (    (COS([.$B15])     -      SQRT([.CC$2]^2-SIN([.$B15])^2))    /     (COS([.$B15])    +     SQRT([.CC$2]^2-SIN([.$B15])^2))    )  ^2     -    [.$C15]  )^2" office:value-type="float" office:value="0.000106213310545081" calcext:value-type="float">
            <text:p>0.0001062133</text:p>
          </table:table-cell>
          <table:table-cell table:formula="of:=(       (    (COS([.$B15])     -      SQRT([.CD$2]^2-SIN([.$B15])^2))    /     (COS([.$B15])    +     SQRT([.CD$2]^2-SIN([.$B15])^2))    )  ^2     -    [.$C15]  )^2" office:value-type="float" office:value="0.000105113910679224" calcext:value-type="float">
            <text:p>0.0001051139</text:p>
          </table:table-cell>
          <table:table-cell table:formula="of:=(       (    (COS([.$B15])     -      SQRT([.CE$2]^2-SIN([.$B15])^2))    /     (COS([.$B15])    +     SQRT([.CE$2]^2-SIN([.$B15])^2))    )  ^2     -    [.$C15]  )^2" office:value-type="float" office:value="0.000104020229906823" calcext:value-type="float">
            <text:p>0.0001040202</text:p>
          </table:table-cell>
          <table:table-cell table:formula="of:=(       (    (COS([.$B15])     -      SQRT([.CF$2]^2-SIN([.$B15])^2))    /     (COS([.$B15])    +     SQRT([.CF$2]^2-SIN([.$B15])^2))    )  ^2     -    [.$C15]  )^2" office:value-type="float" office:value="0.000102932268336739" calcext:value-type="float">
            <text:p>0.0001029323</text:p>
          </table:table-cell>
          <table:table-cell table:formula="of:=(       (    (COS([.$B15])     -      SQRT([.CG$2]^2-SIN([.$B15])^2))    /     (COS([.$B15])    +     SQRT([.CG$2]^2-SIN([.$B15])^2))    )  ^2     -    [.$C15]  )^2" office:value-type="float" office:value="0.000101850026075568" calcext:value-type="float">
            <text:p>0.00010185</text:p>
          </table:table-cell>
          <table:table-cell table:formula="of:=(       (    (COS([.$B15])     -      SQRT([.CH$2]^2-SIN([.$B15])^2))    /     (COS([.$B15])    +     SQRT([.CH$2]^2-SIN([.$B15])^2))    )  ^2     -    [.$C15]  )^2" office:value-type="float" office:value="0.000100773503227642" calcext:value-type="float">
            <text:p>0.0001007735</text:p>
          </table:table-cell>
          <table:table-cell table:formula="of:=(       (    (COS([.$B15])     -      SQRT([.CI$2]^2-SIN([.$B15])^2))    /     (COS([.$B15])    +     SQRT([.CI$2]^2-SIN([.$B15])^2))    )  ^2     -    [.$C15]  )^2" office:value-type="float" office:value="0.0000997026998950335" calcext:value-type="float">
            <text:p>9.97026998950335E-005</text:p>
          </table:table-cell>
          <table:table-cell table:formula="of:=(       (    (COS([.$B15])     -      SQRT([.CJ$2]^2-SIN([.$B15])^2))    /     (COS([.$B15])    +     SQRT([.CJ$2]^2-SIN([.$B15])^2))    )  ^2     -    [.$C15]  )^2" office:value-type="float" office:value="0.000098637616177558" calcext:value-type="float">
            <text:p>9.8637616177558E-005</text:p>
          </table:table-cell>
          <table:table-cell table:formula="of:=(       (    (COS([.$B15])     -      SQRT([.CK$2]^2-SIN([.$B15])^2))    /     (COS([.$B15])    +     SQRT([.CK$2]^2-SIN([.$B15])^2))    )  ^2     -    [.$C15]  )^2" office:value-type="float" office:value="0.0000975782521727778" calcext:value-type="float">
            <text:p>9.75782521727778E-005</text:p>
          </table:table-cell>
          <table:table-cell table:formula="of:=(       (    (COS([.$B15])     -      SQRT([.CL$2]^2-SIN([.$B15])^2))    /     (COS([.$B15])    +     SQRT([.CL$2]^2-SIN([.$B15])^2))    )  ^2     -    [.$C15]  )^2" office:value-type="float" office:value="0.0000965246079760049" calcext:value-type="float">
            <text:p>9.65246079760049E-005</text:p>
          </table:table-cell>
          <table:table-cell table:formula="of:=(       (    (COS([.$B15])     -      SQRT([.CM$2]^2-SIN([.$B15])^2))    /     (COS([.$B15])    +     SQRT([.CM$2]^2-SIN([.$B15])^2))    )  ^2     -    [.$C15]  )^2" office:value-type="float" office:value="0.0000954766836803015" calcext:value-type="float">
            <text:p>9.54766836803015E-005</text:p>
          </table:table-cell>
          <table:table-cell table:formula="of:=(       (    (COS([.$B15])     -      SQRT([.CN$2]^2-SIN([.$B15])^2))    /     (COS([.$B15])    +     SQRT([.CN$2]^2-SIN([.$B15])^2))    )  ^2     -    [.$C15]  )^2" office:value-type="float" office:value="0.0000944344793764865" calcext:value-type="float">
            <text:p>9.44344793764865E-005</text:p>
          </table:table-cell>
          <table:table-cell table:formula="of:=(       (    (COS([.$B15])     -      SQRT([.CO$2]^2-SIN([.$B15])^2))    /     (COS([.$B15])    +     SQRT([.CO$2]^2-SIN([.$B15])^2))    )  ^2     -    [.$C15]  )^2" office:value-type="float" office:value="0.0000933979951531376" calcext:value-type="float">
            <text:p>0.000093398</text:p>
          </table:table-cell>
          <table:table-cell table:formula="of:=(       (    (COS([.$B15])     -      SQRT([.CP$2]^2-SIN([.$B15])^2))    /     (COS([.$B15])    +     SQRT([.CP$2]^2-SIN([.$B15])^2))    )  ^2     -    [.$C15]  )^2" office:value-type="float" office:value="0.0000923672310965915" calcext:value-type="float">
            <text:p>9.23672310965915E-005</text:p>
          </table:table-cell>
          <table:table-cell table:formula="of:=(       (    (COS([.$B15])     -      SQRT([.CQ$2]^2-SIN([.$B15])^2))    /     (COS([.$B15])    +     SQRT([.CQ$2]^2-SIN([.$B15])^2))    )  ^2     -    [.$C15]  )^2" office:value-type="float" office:value="0.0000913421872909498" calcext:value-type="float">
            <text:p>9.13421872909498E-005</text:p>
          </table:table-cell>
          <table:table-cell table:formula="of:=(       (    (COS([.$B15])     -      SQRT([.CR$2]^2-SIN([.$B15])^2))    /     (COS([.$B15])    +     SQRT([.CR$2]^2-SIN([.$B15])^2))    )  ^2     -    [.$C15]  )^2" office:value-type="float" office:value="0.000090322863818082" calcext:value-type="float">
            <text:p>9.0322863818082E-005</text:p>
          </table:table-cell>
          <table:table-cell table:formula="of:=(       (    (COS([.$B15])     -      SQRT([.CS$2]^2-SIN([.$B15])^2))    /     (COS([.$B15])    +     SQRT([.CS$2]^2-SIN([.$B15])^2))    )  ^2     -    [.$C15]  )^2" office:value-type="float" office:value="0.0000893092607576274" calcext:value-type="float">
            <text:p>8.93092607576274E-005</text:p>
          </table:table-cell>
          <table:table-cell table:formula="of:=(       (    (COS([.$B15])     -      SQRT([.CT$2]^2-SIN([.$B15])^2))    /     (COS([.$B15])    +     SQRT([.CT$2]^2-SIN([.$B15])^2))    )  ^2     -    [.$C15]  )^2" office:value-type="float" office:value="0.000088301378186997" calcext:value-type="float">
            <text:p>8.8301378186997E-005</text:p>
          </table:table-cell>
          <table:table-cell table:formula="of:=(       (    (COS([.$B15])     -      SQRT([.CU$2]^2-SIN([.$B15])^2))    /     (COS([.$B15])    +     SQRT([.CU$2]^2-SIN([.$B15])^2))    )  ^2     -    [.$C15]  )^2" office:value-type="float" office:value="0.0000872992161813794" calcext:value-type="float">
            <text:p>8.72992161813794E-005</text:p>
          </table:table-cell>
          <table:table-cell table:formula="of:=(       (    (COS([.$B15])     -      SQRT([.CV$2]^2-SIN([.$B15])^2))    /     (COS([.$B15])    +     SQRT([.CV$2]^2-SIN([.$B15])^2))    )  ^2     -    [.$C15]  )^2" office:value-type="float" office:value="0.0000863027748137407" calcext:value-type="float">
            <text:p>8.63027748137407E-005</text:p>
          </table:table-cell>
          <table:table-cell table:formula="of:=(       (    (COS([.$B15])     -      SQRT([.CW$2]^2-SIN([.$B15])^2))    /     (COS([.$B15])    +     SQRT([.CW$2]^2-SIN([.$B15])^2))    )  ^2     -    [.$C15]  )^2" office:value-type="float" office:value="0.0000853120541548282" calcext:value-type="float">
            <text:p>8.53120541548282E-005</text:p>
          </table:table-cell>
          <table:table-cell table:formula="of:=(       (    (COS([.$B15])     -      SQRT([.CX$2]^2-SIN([.$B15])^2))    /     (COS([.$B15])    +     SQRT([.CX$2]^2-SIN([.$B15])^2))    )  ^2     -    [.$C15]  )^2" office:value-type="float" office:value="0.0000843270542731772" calcext:value-type="float">
            <text:p>8.43270542731772E-005</text:p>
          </table:table-cell>
          <table:table-cell table:formula="of:=(       (    (COS([.$B15])     -      SQRT([.CY$2]^2-SIN([.$B15])^2))    /     (COS([.$B15])    +     SQRT([.CY$2]^2-SIN([.$B15])^2))    )  ^2     -    [.$C15]  )^2" office:value-type="float" office:value="0.0000833477752351076" calcext:value-type="float">
            <text:p>8.33477752351076E-005</text:p>
          </table:table-cell>
          <table:table-cell table:formula="of:=(       (    (COS([.$B15])     -      SQRT([.CZ$2]^2-SIN([.$B15])^2))    /     (COS([.$B15])    +     SQRT([.CZ$2]^2-SIN([.$B15])^2))    )  ^2     -    [.$C15]  )^2" office:value-type="float" office:value="0.0000823742171047309" calcext:value-type="float">
            <text:p>8.23742171047309E-005</text:p>
          </table:table-cell>
          <table:table-cell table:formula="of:=(       (    (COS([.$B15])     -      SQRT([.DA$2]^2-SIN([.$B15])^2))    /     (COS([.$B15])    +     SQRT([.DA$2]^2-SIN([.$B15])^2))    )  ^2     -    [.$C15]  )^2" office:value-type="float" office:value="0.0000814063799439515" calcext:value-type="float">
            <text:p>8.14063799439515E-005</text:p>
          </table:table-cell>
          <table:table-cell table:formula="of:=(       (    (COS([.$B15])     -      SQRT([.DB$2]^2-SIN([.$B15])^2))    /     (COS([.$B15])    +     SQRT([.DB$2]^2-SIN([.$B15])^2))    )  ^2     -    [.$C15]  )^2" office:value-type="float" office:value="0.0000804442638124729" calcext:value-type="float">
            <text:p>8.04442638124729E-005</text:p>
          </table:table-cell>
          <table:table-cell table:formula="of:=(       (    (COS([.$B15])     -      SQRT([.DC$2]^2-SIN([.$B15])^2))    /     (COS([.$B15])    +     SQRT([.DC$2]^2-SIN([.$B15])^2))    )  ^2     -    [.$C15]  )^2" office:value-type="float" office:value="0.0000794878687677943" calcext:value-type="float">
            <text:p>7.94878687677943E-005</text:p>
          </table:table-cell>
          <table:table-cell table:formula="of:=(       (    (COS([.$B15])     -      SQRT([.DD$2]^2-SIN([.$B15])^2))    /     (COS([.$B15])    +     SQRT([.DD$2]^2-SIN([.$B15])^2))    )  ^2     -    [.$C15]  )^2" office:value-type="float" office:value="0.0000785371948652191" calcext:value-type="float">
            <text:p>7.85371948652191E-005</text:p>
          </table:table-cell>
          <table:table-cell table:formula="of:=(       (    (COS([.$B15])     -      SQRT([.DE$2]^2-SIN([.$B15])^2))    /     (COS([.$B15])    +     SQRT([.DE$2]^2-SIN([.$B15])^2))    )  ^2     -    [.$C15]  )^2" office:value-type="float" office:value="0.0000775922421578561" calcext:value-type="float">
            <text:p>7.75922421578561E-005</text:p>
          </table:table-cell>
          <table:table-cell table:formula="of:=(       (    (COS([.$B15])     -      SQRT([.DF$2]^2-SIN([.$B15])^2))    /     (COS([.$B15])    +     SQRT([.DF$2]^2-SIN([.$B15])^2))    )  ^2     -    [.$C15]  )^2" office:value-type="float" office:value="0.000076653010696622" calcext:value-type="float">
            <text:p>0.000076653</text:p>
          </table:table-cell>
          <table:table-cell table:formula="of:=(       (    (COS([.$B15])     -      SQRT([.DG$2]^2-SIN([.$B15])^2))    /     (COS([.$B15])    +     SQRT([.DG$2]^2-SIN([.$B15])^2))    )  ^2     -    [.$C15]  )^2" office:value-type="float" office:value="0.0000757195005302455" calcext:value-type="float">
            <text:p>7.57195005302455E-005</text:p>
          </table:table-cell>
          <table:table-cell table:formula="of:=(       (    (COS([.$B15])     -      SQRT([.DH$2]^2-SIN([.$B15])^2))    /     (COS([.$B15])    +     SQRT([.DH$2]^2-SIN([.$B15])^2))    )  ^2     -    [.$C15]  )^2" office:value-type="float" office:value="0.000074791711705268" calcext:value-type="float">
            <text:p>7.4791711705268E-005</text:p>
          </table:table-cell>
          <table:table-cell table:formula="of:=(       (    (COS([.$B15])     -      SQRT([.DI$2]^2-SIN([.$B15])^2))    /     (COS([.$B15])    +     SQRT([.DI$2]^2-SIN([.$B15])^2))    )  ^2     -    [.$C15]  )^2" office:value-type="float" office:value="0.0000738696442660478" calcext:value-type="float">
            <text:p>7.38696442660478E-005</text:p>
          </table:table-cell>
          <table:table-cell table:formula="of:=(       (    (COS([.$B15])     -      SQRT([.DJ$2]^2-SIN([.$B15])^2))    /     (COS([.$B15])    +     SQRT([.DJ$2]^2-SIN([.$B15])^2))    )  ^2     -    [.$C15]  )^2" office:value-type="float" office:value="0.0000729532982547649" calcext:value-type="float">
            <text:p>7.29532982547649E-005</text:p>
          </table:table-cell>
          <table:table-cell table:formula="of:=(       (    (COS([.$B15])     -      SQRT([.DK$2]^2-SIN([.$B15])^2))    /     (COS([.$B15])    +     SQRT([.DK$2]^2-SIN([.$B15])^2))    )  ^2     -    [.$C15]  )^2" office:value-type="float" office:value="0.0000720426737114203" calcext:value-type="float">
            <text:p>7.20426737114203E-005</text:p>
          </table:table-cell>
          <table:table-cell table:formula="of:=(       (    (COS([.$B15])     -      SQRT([.DL$2]^2-SIN([.$B15])^2))    /     (COS([.$B15])    +     SQRT([.DL$2]^2-SIN([.$B15])^2))    )  ^2     -    [.$C15]  )^2" office:value-type="float" office:value="0.0000711377706738397" calcext:value-type="float">
            <text:p>7.11377706738397E-005</text:p>
          </table:table-cell>
          <table:table-cell table:formula="of:=(       (    (COS([.$B15])     -      SQRT([.DM$2]^2-SIN([.$B15])^2))    /     (COS([.$B15])    +     SQRT([.DM$2]^2-SIN([.$B15])^2))    )  ^2     -    [.$C15]  )^2" office:value-type="float" office:value="0.0000702385891776801" calcext:value-type="float">
            <text:p>7.02385891776801E-005</text:p>
          </table:table-cell>
          <table:table-cell table:formula="of:=(       (    (COS([.$B15])     -      SQRT([.DN$2]^2-SIN([.$B15])^2))    /     (COS([.$B15])    +     SQRT([.DN$2]^2-SIN([.$B15])^2))    )  ^2     -    [.$C15]  )^2" office:value-type="float" office:value="0.0000693451292564285" calcext:value-type="float">
            <text:p>6.93451292564285E-005</text:p>
          </table:table-cell>
          <table:table-cell table:formula="of:=(       (    (COS([.$B15])     -      SQRT([.DO$2]^2-SIN([.$B15])^2))    /     (COS([.$B15])    +     SQRT([.DO$2]^2-SIN([.$B15])^2))    )  ^2     -    [.$C15]  )^2" office:value-type="float" office:value="0.0000684573909414058" calcext:value-type="float">
            <text:p>6.84573909414058E-005</text:p>
          </table:table-cell>
          <table:table-cell table:formula="of:=(       (    (COS([.$B15])     -      SQRT([.DP$2]^2-SIN([.$B15])^2))    /     (COS([.$B15])    +     SQRT([.DP$2]^2-SIN([.$B15])^2))    )  ^2     -    [.$C15]  )^2" office:value-type="float" office:value="0.0000675753742617698" calcext:value-type="float">
            <text:p>6.75753742617698E-005</text:p>
          </table:table-cell>
          <table:table-cell table:formula="of:=(       (    (COS([.$B15])     -      SQRT([.DQ$2]^2-SIN([.$B15])^2))    /     (COS([.$B15])    +     SQRT([.DQ$2]^2-SIN([.$B15])^2))    )  ^2     -    [.$C15]  )^2" office:value-type="float" office:value="0.0000666990792445208" calcext:value-type="float">
            <text:p>6.66990792445208E-005</text:p>
          </table:table-cell>
          <table:table-cell table:formula="of:=(       (    (COS([.$B15])     -      SQRT([.DR$2]^2-SIN([.$B15])^2))    /     (COS([.$B15])    +     SQRT([.DR$2]^2-SIN([.$B15])^2))    )  ^2     -    [.$C15]  )^2" office:value-type="float" office:value="0.0000658285059144992" calcext:value-type="float">
            <text:p>6.58285059144992E-005</text:p>
          </table:table-cell>
          <table:table-cell table:formula="of:=(       (    (COS([.$B15])     -      SQRT([.DS$2]^2-SIN([.$B15])^2))    /     (COS([.$B15])    +     SQRT([.DS$2]^2-SIN([.$B15])^2))    )  ^2     -    [.$C15]  )^2" office:value-type="float" office:value="0.0000649636542943933" calcext:value-type="float">
            <text:p>6.49636542943933E-005</text:p>
          </table:table-cell>
          <table:table-cell table:formula="of:=(       (    (COS([.$B15])     -      SQRT([.DT$2]^2-SIN([.$B15])^2))    /     (COS([.$B15])    +     SQRT([.DT$2]^2-SIN([.$B15])^2))    )  ^2     -    [.$C15]  )^2" office:value-type="float" office:value="0.0000641045244047385" calcext:value-type="float">
            <text:p>6.41045244047385E-005</text:p>
          </table:table-cell>
          <table:table-cell table:formula="of:=(       (    (COS([.$B15])     -      SQRT([.DU$2]^2-SIN([.$B15])^2))    /     (COS([.$B15])    +     SQRT([.DU$2]^2-SIN([.$B15])^2))    )  ^2     -    [.$C15]  )^2" office:value-type="float" office:value="0.0000632511162639226" calcext:value-type="float">
            <text:p>6.32511162639226E-005</text:p>
          </table:table-cell>
          <table:table-cell table:formula="of:=(       (    (COS([.$B15])     -      SQRT([.DV$2]^2-SIN([.$B15])^2))    /     (COS([.$B15])    +     SQRT([.DV$2]^2-SIN([.$B15])^2))    )  ^2     -    [.$C15]  )^2" office:value-type="float" office:value="0.0000624034298881897" calcext:value-type="float">
            <text:p>6.24034298881897E-005</text:p>
          </table:table-cell>
          <table:table-cell table:formula="of:=(       (    (COS([.$B15])     -      SQRT([.DW$2]^2-SIN([.$B15])^2))    /     (COS([.$B15])    +     SQRT([.DW$2]^2-SIN([.$B15])^2))    )  ^2     -    [.$C15]  )^2" office:value-type="float" office:value="0.000061561465291636" calcext:value-type="float">
            <text:p>6.1561465291636E-005</text:p>
          </table:table-cell>
          <table:table-cell table:formula="of:=(       (    (COS([.$B15])     -      SQRT([.DX$2]^2-SIN([.$B15])^2))    /     (COS([.$B15])    +     SQRT([.DX$2]^2-SIN([.$B15])^2))    )  ^2     -    [.$C15]  )^2" office:value-type="float" office:value="0.0000607252224862237" calcext:value-type="float">
            <text:p>6.07252224862237E-005</text:p>
          </table:table-cell>
          <table:table-cell table:formula="of:=(       (    (COS([.$B15])     -      SQRT([.DY$2]^2-SIN([.$B15])^2))    /     (COS([.$B15])    +     SQRT([.DY$2]^2-SIN([.$B15])^2))    )  ^2     -    [.$C15]  )^2" office:value-type="float" office:value="0.0000598947014817745" calcext:value-type="float">
            <text:p>5.98947014817745E-005</text:p>
          </table:table-cell>
          <table:table-cell table:formula="of:=(       (    (COS([.$B15])     -      SQRT([.DZ$2]^2-SIN([.$B15])^2))    /     (COS([.$B15])    +     SQRT([.DZ$2]^2-SIN([.$B15])^2))    )  ^2     -    [.$C15]  )^2" office:value-type="float" office:value="0.000059069902285978" calcext:value-type="float">
            <text:p>5.9069902285978E-005</text:p>
          </table:table-cell>
          <table:table-cell table:formula="of:=(       (    (COS([.$B15])     -      SQRT([.EA$2]^2-SIN([.$B15])^2))    /     (COS([.$B15])    +     SQRT([.EA$2]^2-SIN([.$B15])^2))    )  ^2     -    [.$C15]  )^2" office:value-type="float" office:value="0.000058250824904391" calcext:value-type="float">
            <text:p>5.8250824904391E-005</text:p>
          </table:table-cell>
          <table:table-cell table:formula="of:=(       (    (COS([.$B15])     -      SQRT([.EB$2]^2-SIN([.$B15])^2))    /     (COS([.$B15])    +     SQRT([.EB$2]^2-SIN([.$B15])^2))    )  ^2     -    [.$C15]  )^2" office:value-type="float" office:value="0.0000574374693404423" calcext:value-type="float">
            <text:p>5.74374693404423E-005</text:p>
          </table:table-cell>
          <table:table-cell table:formula="of:=(       (    (COS([.$B15])     -      SQRT([.EC$2]^2-SIN([.$B15])^2))    /     (COS([.$B15])    +     SQRT([.EC$2]^2-SIN([.$B15])^2))    )  ^2     -    [.$C15]  )^2" office:value-type="float" office:value="0.0000566298355954364" calcext:value-type="float">
            <text:p>5.66298355954364E-005</text:p>
          </table:table-cell>
          <table:table-cell table:formula="of:=(       (    (COS([.$B15])     -      SQRT([.ED$2]^2-SIN([.$B15])^2))    /     (COS([.$B15])    +     SQRT([.ED$2]^2-SIN([.$B15])^2))    )  ^2     -    [.$C15]  )^2" office:value-type="float" office:value="0.0000558279236685523" calcext:value-type="float">
            <text:p>5.58279236685523E-005</text:p>
          </table:table-cell>
          <table:table-cell table:formula="of:=(       (    (COS([.$B15])     -      SQRT([.EE$2]^2-SIN([.$B15])^2))    /     (COS([.$B15])    +     SQRT([.EE$2]^2-SIN([.$B15])^2))    )  ^2     -    [.$C15]  )^2" office:value-type="float" office:value="0.0000550317335568525" calcext:value-type="float">
            <text:p>5.50317335568525E-005</text:p>
          </table:table-cell>
          <table:table-cell table:formula="of:=(       (    (COS([.$B15])     -      SQRT([.EF$2]^2-SIN([.$B15])^2))    /     (COS([.$B15])    +     SQRT([.EF$2]^2-SIN([.$B15])^2))    )  ^2     -    [.$C15]  )^2" office:value-type="float" office:value="0.0000542412652552809" calcext:value-type="float">
            <text:p>5.42412652552809E-005</text:p>
          </table:table-cell>
          <table:table-cell table:formula="of:=(       (    (COS([.$B15])     -      SQRT([.EG$2]^2-SIN([.$B15])^2))    /     (COS([.$B15])    +     SQRT([.EG$2]^2-SIN([.$B15])^2))    )  ^2     -    [.$C15]  )^2" office:value-type="float" office:value="0.000053456518756666" calcext:value-type="float">
            <text:p>5.3456518756666E-005</text:p>
          </table:table-cell>
          <table:table-cell table:formula="of:=(       (    (COS([.$B15])     -      SQRT([.EH$2]^2-SIN([.$B15])^2))    /     (COS([.$B15])    +     SQRT([.EH$2]^2-SIN([.$B15])^2))    )  ^2     -    [.$C15]  )^2" office:value-type="float" office:value="0.0000526774940517273" calcext:value-type="float">
            <text:p>5.26774940517273E-005</text:p>
          </table:table-cell>
          <table:table-cell table:formula="of:=(       (    (COS([.$B15])     -      SQRT([.EI$2]^2-SIN([.$B15])^2))    /     (COS([.$B15])    +     SQRT([.EI$2]^2-SIN([.$B15])^2))    )  ^2     -    [.$C15]  )^2" office:value-type="float" office:value="0.0000519041911290729" calcext:value-type="float">
            <text:p>5.19041911290729E-005</text:p>
          </table:table-cell>
          <table:table-cell table:formula="of:=(       (    (COS([.$B15])     -      SQRT([.EJ$2]^2-SIN([.$B15])^2))    /     (COS([.$B15])    +     SQRT([.EJ$2]^2-SIN([.$B15])^2))    )  ^2     -    [.$C15]  )^2" office:value-type="float" office:value="0.0000511366099752082" calcext:value-type="float">
            <text:p>5.11366099752082E-005</text:p>
          </table:table-cell>
          <table:table-cell table:formula="of:=(       (    (COS([.$B15])     -      SQRT([.EK$2]^2-SIN([.$B15])^2))    /     (COS([.$B15])    +     SQRT([.EK$2]^2-SIN([.$B15])^2))    )  ^2     -    [.$C15]  )^2" office:value-type="float" office:value="0.0000503747505745348" calcext:value-type="float">
            <text:p>5.03747505745348E-005</text:p>
          </table:table-cell>
          <table:table-cell table:formula="of:=(       (    (COS([.$B15])     -      SQRT([.EL$2]^2-SIN([.$B15])^2))    /     (COS([.$B15])    +     SQRT([.EL$2]^2-SIN([.$B15])^2))    )  ^2     -    [.$C15]  )^2" office:value-type="float" office:value="0.0000496186129093527" calcext:value-type="float">
            <text:p>4.96186129093527E-005</text:p>
          </table:table-cell>
          <table:table-cell table:formula="of:=(       (    (COS([.$B15])     -      SQRT([.EM$2]^2-SIN([.$B15])^2))    /     (COS([.$B15])    +     SQRT([.EM$2]^2-SIN([.$B15])^2))    )  ^2     -    [.$C15]  )^2" office:value-type="float" office:value="0.0000488681969598652" calcext:value-type="float">
            <text:p>4.88681969598652E-005</text:p>
          </table:table-cell>
          <table:table-cell table:formula="of:=(       (    (COS([.$B15])     -      SQRT([.EN$2]^2-SIN([.$B15])^2))    /     (COS([.$B15])    +     SQRT([.EN$2]^2-SIN([.$B15])^2))    )  ^2     -    [.$C15]  )^2" office:value-type="float" office:value="0.0000481235027041822" calcext:value-type="float">
            <text:p>4.81235027041822E-005</text:p>
          </table:table-cell>
          <table:table-cell table:formula="of:=(       (    (COS([.$B15])     -      SQRT([.EO$2]^2-SIN([.$B15])^2))    /     (COS([.$B15])    +     SQRT([.EO$2]^2-SIN([.$B15])^2))    )  ^2     -    [.$C15]  )^2" office:value-type="float" office:value="0.000047384530118322" calcext:value-type="float">
            <text:p>4.7384530118322E-005</text:p>
          </table:table-cell>
          <table:table-cell table:formula="of:=(       (    (COS([.$B15])     -      SQRT([.EP$2]^2-SIN([.$B15])^2))    /     (COS([.$B15])    +     SQRT([.EP$2]^2-SIN([.$B15])^2))    )  ^2     -    [.$C15]  )^2" office:value-type="float" office:value="0.0000466512791762129" calcext:value-type="float">
            <text:p>4.66512791762129E-005</text:p>
          </table:table-cell>
          <table:table-cell table:formula="of:=(       (    (COS([.$B15])     -      SQRT([.EQ$2]^2-SIN([.$B15])^2))    /     (COS([.$B15])    +     SQRT([.EQ$2]^2-SIN([.$B15])^2))    )  ^2     -    [.$C15]  )^2" office:value-type="float" office:value="0.0000459237498496971" calcext:value-type="float">
            <text:p>4.59237498496971E-005</text:p>
          </table:table-cell>
          <table:table-cell table:formula="of:=(       (    (COS([.$B15])     -      SQRT([.ER$2]^2-SIN([.$B15])^2))    /     (COS([.$B15])    +     SQRT([.ER$2]^2-SIN([.$B15])^2))    )  ^2     -    [.$C15]  )^2" office:value-type="float" office:value="0.0000452019421085353" calcext:value-type="float">
            <text:p>4.52019421085353E-005</text:p>
          </table:table-cell>
          <table:table-cell table:formula="of:=(       (    (COS([.$B15])     -      SQRT([.ES$2]^2-SIN([.$B15])^2))    /     (COS([.$B15])    +     SQRT([.ES$2]^2-SIN([.$B15])^2))    )  ^2     -    [.$C15]  )^2" office:value-type="float" office:value="0.0000444858559204057" calcext:value-type="float">
            <text:p>4.44858559204057E-005</text:p>
          </table:table-cell>
          <table:table-cell table:formula="of:=(       (    (COS([.$B15])     -      SQRT([.ET$2]^2-SIN([.$B15])^2))    /     (COS([.$B15])    +     SQRT([.ET$2]^2-SIN([.$B15])^2))    )  ^2     -    [.$C15]  )^2" office:value-type="float" office:value="0.0000437754912509103" calcext:value-type="float">
            <text:p>4.37754912509103E-005</text:p>
          </table:table-cell>
          <table:table-cell table:formula="of:=(       (    (COS([.$B15])     -      SQRT([.EU$2]^2-SIN([.$B15])^2))    /     (COS([.$B15])    +     SQRT([.EU$2]^2-SIN([.$B15])^2))    )  ^2     -    [.$C15]  )^2" office:value-type="float" office:value="0.0000430708480635753" calcext:value-type="float">
            <text:p>4.30708480635753E-005</text:p>
          </table:table-cell>
          <table:table-cell table:formula="of:=(       (    (COS([.$B15])     -      SQRT([.EV$2]^2-SIN([.$B15])^2))    /     (COS([.$B15])    +     SQRT([.EV$2]^2-SIN([.$B15])^2))    )  ^2     -    [.$C15]  )^2" office:value-type="float" office:value="0.0000423719263198553" calcext:value-type="float">
            <text:p>4.23719263198553E-005</text:p>
          </table:table-cell>
          <table:table-cell table:formula="of:=(       (    (COS([.$B15])     -      SQRT([.EW$2]^2-SIN([.$B15])^2))    /     (COS([.$B15])    +     SQRT([.EW$2]^2-SIN([.$B15])^2))    )  ^2     -    [.$C15]  )^2" office:value-type="float" office:value="0.0000416787259791351" calcext:value-type="float">
            <text:p>4.16787259791351E-005</text:p>
          </table:table-cell>
          <table:table-cell table:formula="of:=(       (    (COS([.$B15])     -      SQRT([.EX$2]^2-SIN([.$B15])^2))    /     (COS([.$B15])    +     SQRT([.EX$2]^2-SIN([.$B15])^2))    )  ^2     -    [.$C15]  )^2" office:value-type="float" office:value="0.0000409912469987343" calcext:value-type="float">
            <text:p>4.09912469987343E-005</text:p>
          </table:table-cell>
          <table:table-cell table:formula="of:=(       (    (COS([.$B15])     -      SQRT([.EY$2]^2-SIN([.$B15])^2))    /     (COS([.$B15])    +     SQRT([.EY$2]^2-SIN([.$B15])^2))    )  ^2     -    [.$C15]  )^2" office:value-type="float" office:value="0.0000403094893339066" calcext:value-type="float">
            <text:p>4.03094893339066E-005</text:p>
          </table:table-cell>
          <table:table-cell table:formula="of:=(       (    (COS([.$B15])     -      SQRT([.EZ$2]^2-SIN([.$B15])^2))    /     (COS([.$B15])    +     SQRT([.EZ$2]^2-SIN([.$B15])^2))    )  ^2     -    [.$C15]  )^2" office:value-type="float" office:value="0.0000396334529378475" calcext:value-type="float">
            <text:p>3.96334529378475E-005</text:p>
          </table:table-cell>
          <table:table-cell table:formula="of:=(       (    (COS([.$B15])     -      SQRT([.FA$2]^2-SIN([.$B15])^2))    /     (COS([.$B15])    +     SQRT([.FA$2]^2-SIN([.$B15])^2))    )  ^2     -    [.$C15]  )^2" office:value-type="float" office:value="0.0000389631377616921" calcext:value-type="float">
            <text:p>3.89631377616921E-005</text:p>
          </table:table-cell>
          <table:table-cell table:formula="of:=(       (    (COS([.$B15])     -      SQRT([.FB$2]^2-SIN([.$B15])^2))    /     (COS([.$B15])    +     SQRT([.FB$2]^2-SIN([.$B15])^2))    )  ^2     -    [.$C15]  )^2" office:value-type="float" office:value="0.0000382985437545203" calcext:value-type="float">
            <text:p>3.82985437545203E-005</text:p>
          </table:table-cell>
          <table:table-cell table:formula="of:=(       (    (COS([.$B15])     -      SQRT([.FC$2]^2-SIN([.$B15])^2))    /     (COS([.$B15])    +     SQRT([.FC$2]^2-SIN([.$B15])^2))    )  ^2     -    [.$C15]  )^2" office:value-type="float" office:value="0.0000376396708633601" calcext:value-type="float">
            <text:p>3.76396708633601E-005</text:p>
          </table:table-cell>
          <table:table-cell table:formula="of:=(       (    (COS([.$B15])     -      SQRT([.FD$2]^2-SIN([.$B15])^2))    /     (COS([.$B15])    +     SQRT([.FD$2]^2-SIN([.$B15])^2))    )  ^2     -    [.$C15]  )^2" office:value-type="float" office:value="0.0000369865190331899" calcext:value-type="float">
            <text:p>3.69865190331899E-005</text:p>
          </table:table-cell>
          <table:table-cell table:formula="of:=(       (    (COS([.$B15])     -      SQRT([.FE$2]^2-SIN([.$B15])^2))    /     (COS([.$B15])    +     SQRT([.FE$2]^2-SIN([.$B15])^2))    )  ^2     -    [.$C15]  )^2" office:value-type="float" office:value="0.0000363390882069395" calcext:value-type="float">
            <text:p>3.63390882069395E-005</text:p>
          </table:table-cell>
          <table:table-cell table:formula="of:=(       (    (COS([.$B15])     -      SQRT([.FF$2]^2-SIN([.$B15])^2))    /     (COS([.$B15])    +     SQRT([.FF$2]^2-SIN([.$B15])^2))    )  ^2     -    [.$C15]  )^2" office:value-type="float" office:value="0.0000356973783254961" calcext:value-type="float">
            <text:p>3.56973783254961E-005</text:p>
          </table:table-cell>
          <table:table-cell table:formula="of:=(       (    (COS([.$B15])     -      SQRT([.FG$2]^2-SIN([.$B15])^2))    /     (COS([.$B15])    +     SQRT([.FG$2]^2-SIN([.$B15])^2))    )  ^2     -    [.$C15]  )^2" office:value-type="float" office:value="0.0000350613893277042" calcext:value-type="float">
            <text:p>3.50613893277042E-005</text:p>
          </table:table-cell>
          <table:table-cell table:formula="of:=(       (    (COS([.$B15])     -      SQRT([.FH$2]^2-SIN([.$B15])^2))    /     (COS([.$B15])    +     SQRT([.FH$2]^2-SIN([.$B15])^2))    )  ^2     -    [.$C15]  )^2" office:value-type="float" office:value="0.0000344311211503691" calcext:value-type="float">
            <text:p>3.44311211503691E-005</text:p>
          </table:table-cell>
          <table:table-cell table:formula="of:=(       (    (COS([.$B15])     -      SQRT([.FI$2]^2-SIN([.$B15])^2))    /     (COS([.$B15])    +     SQRT([.FI$2]^2-SIN([.$B15])^2))    )  ^2     -    [.$C15]  )^2" office:value-type="float" office:value="0.0000338065737282606" calcext:value-type="float">
            <text:p>3.38065737282606E-005</text:p>
          </table:table-cell>
          <table:table-cell table:formula="of:=(       (    (COS([.$B15])     -      SQRT([.FJ$2]^2-SIN([.$B15])^2))    /     (COS([.$B15])    +     SQRT([.FJ$2]^2-SIN([.$B15])^2))    )  ^2     -    [.$C15]  )^2" office:value-type="float" office:value="0.0000331877469941155" calcext:value-type="float">
            <text:p>3.31877469941155E-005</text:p>
          </table:table-cell>
          <table:table-cell table:formula="of:=(       (    (COS([.$B15])     -      SQRT([.FK$2]^2-SIN([.$B15])^2))    /     (COS([.$B15])    +     SQRT([.FK$2]^2-SIN([.$B15])^2))    )  ^2     -    [.$C15]  )^2" office:value-type="float" office:value="0.0000325746408786387" calcext:value-type="float">
            <text:p>3.25746408786387E-005</text:p>
          </table:table-cell>
          <table:table-cell table:formula="of:=(       (    (COS([.$B15])     -      SQRT([.FL$2]^2-SIN([.$B15])^2))    /     (COS([.$B15])    +     SQRT([.FL$2]^2-SIN([.$B15])^2))    )  ^2     -    [.$C15]  )^2" office:value-type="float" office:value="0.0000319672553105087" calcext:value-type="float">
            <text:p>3.19672553105087E-005</text:p>
          </table:table-cell>
          <table:table-cell table:formula="of:=(       (    (COS([.$B15])     -      SQRT([.FM$2]^2-SIN([.$B15])^2))    /     (COS([.$B15])    +     SQRT([.FM$2]^2-SIN([.$B15])^2))    )  ^2     -    [.$C15]  )^2" office:value-type="float" office:value="0.0000313655902163776" calcext:value-type="float">
            <text:p>3.13655902163776E-005</text:p>
          </table:table-cell>
          <table:table-cell table:formula="of:=(       (    (COS([.$B15])     -      SQRT([.FN$2]^2-SIN([.$B15])^2))    /     (COS([.$B15])    +     SQRT([.FN$2]^2-SIN([.$B15])^2))    )  ^2     -    [.$C15]  )^2" office:value-type="float" office:value="0.0000307696455208761" calcext:value-type="float">
            <text:p>3.07696455208761E-005</text:p>
          </table:table-cell>
          <table:table-cell table:formula="of:=(       (    (COS([.$B15])     -      SQRT([.FO$2]^2-SIN([.$B15])^2))    /     (COS([.$B15])    +     SQRT([.FO$2]^2-SIN([.$B15])^2))    )  ^2     -    [.$C15]  )^2" office:value-type="float" office:value="0.0000301794211466139" calcext:value-type="float">
            <text:p>3.01794211466139E-005</text:p>
          </table:table-cell>
          <table:table-cell table:formula="of:=(       (    (COS([.$B15])     -      SQRT([.FP$2]^2-SIN([.$B15])^2))    /     (COS([.$B15])    +     SQRT([.FP$2]^2-SIN([.$B15])^2))    )  ^2     -    [.$C15]  )^2" office:value-type="float" office:value="0.0000295949170141845" calcext:value-type="float">
            <text:p>2.95949170141845E-005</text:p>
          </table:table-cell>
          <table:table-cell table:formula="of:=(       (    (COS([.$B15])     -      SQRT([.FQ$2]^2-SIN([.$B15])^2))    /     (COS([.$B15])    +     SQRT([.FQ$2]^2-SIN([.$B15])^2))    )  ^2     -    [.$C15]  )^2" office:value-type="float" office:value="0.000029016133042168" calcext:value-type="float">
            <text:p>2.9016133042168E-005</text:p>
          </table:table-cell>
          <table:table-cell table:formula="of:=(       (    (COS([.$B15])     -      SQRT([.FR$2]^2-SIN([.$B15])^2))    /     (COS([.$B15])    +     SQRT([.FR$2]^2-SIN([.$B15])^2))    )  ^2     -    [.$C15]  )^2" office:value-type="float" office:value="0.0000284430691471311" calcext:value-type="float">
            <text:p>2.84430691471311E-005</text:p>
          </table:table-cell>
          <table:table-cell table:formula="of:=(       (    (COS([.$B15])     -      SQRT([.FS$2]^2-SIN([.$B15])^2))    /     (COS([.$B15])    +     SQRT([.FS$2]^2-SIN([.$B15])^2))    )  ^2     -    [.$C15]  )^2" office:value-type="float" office:value="0.0000278757252436327" calcext:value-type="float">
            <text:p>2.78757252436327E-005</text:p>
          </table:table-cell>
          <table:table-cell table:formula="of:=(       (    (COS([.$B15])     -      SQRT([.FT$2]^2-SIN([.$B15])^2))    /     (COS([.$B15])    +     SQRT([.FT$2]^2-SIN([.$B15])^2))    )  ^2     -    [.$C15]  )^2" office:value-type="float" office:value="0.0000273141012442251" calcext:value-type="float">
            <text:p>2.73141012442251E-005</text:p>
          </table:table-cell>
          <table:table-cell table:formula="of:=(       (    (COS([.$B15])     -      SQRT([.FU$2]^2-SIN([.$B15])^2))    /     (COS([.$B15])    +     SQRT([.FU$2]^2-SIN([.$B15])^2))    )  ^2     -    [.$C15]  )^2" office:value-type="float" office:value="0.0000267581970594591" calcext:value-type="float">
            <text:p>2.67581970594591E-005</text:p>
          </table:table-cell>
          <table:table-cell table:formula="of:=(       (    (COS([.$B15])     -      SQRT([.FV$2]^2-SIN([.$B15])^2))    /     (COS([.$B15])    +     SQRT([.FV$2]^2-SIN([.$B15])^2))    )  ^2     -    [.$C15]  )^2" office:value-type="float" office:value="0.0000262080125978817" calcext:value-type="float">
            <text:p>0.000026208</text:p>
          </table:table-cell>
          <table:table-cell table:formula="of:=(       (    (COS([.$B15])     -      SQRT([.FW$2]^2-SIN([.$B15])^2))    /     (COS([.$B15])    +     SQRT([.FW$2]^2-SIN([.$B15])^2))    )  ^2     -    [.$C15]  )^2" office:value-type="float" office:value="0.0000256635477660449" calcext:value-type="float">
            <text:p>2.56635477660449E-005</text:p>
          </table:table-cell>
          <table:table-cell table:formula="of:=(       (    (COS([.$B15])     -      SQRT([.FX$2]^2-SIN([.$B15])^2))    /     (COS([.$B15])    +     SQRT([.FX$2]^2-SIN([.$B15])^2))    )  ^2     -    [.$C15]  )^2" office:value-type="float" office:value="0.0000251248024685023" calcext:value-type="float">
            <text:p>2.51248024685023E-005</text:p>
          </table:table-cell>
          <table:table-cell table:formula="of:=(       (    (COS([.$B15])     -      SQRT([.FY$2]^2-SIN([.$B15])^2))    /     (COS([.$B15])    +     SQRT([.FY$2]^2-SIN([.$B15])^2))    )  ^2     -    [.$C15]  )^2" office:value-type="float" office:value="0.0000245917766078181" calcext:value-type="float">
            <text:p>2.45917766078181E-005</text:p>
          </table:table-cell>
          <table:table-cell table:formula="of:=(       (    (COS([.$B15])     -      SQRT([.FZ$2]^2-SIN([.$B15])^2))    /     (COS([.$B15])    +     SQRT([.FZ$2]^2-SIN([.$B15])^2))    )  ^2     -    [.$C15]  )^2" office:value-type="float" office:value="0.0000240644700845644" calcext:value-type="float">
            <text:p>2.40644700845644E-005</text:p>
          </table:table-cell>
          <table:table-cell table:formula="of:=(       (    (COS([.$B15])     -      SQRT([.GA$2]^2-SIN([.$B15])^2))    /     (COS([.$B15])    +     SQRT([.GA$2]^2-SIN([.$B15])^2))    )  ^2     -    [.$C15]  )^2" office:value-type="float" office:value="0.0000235428827973274" calcext:value-type="float">
            <text:p>2.35428827973274E-005</text:p>
          </table:table-cell>
          <table:table-cell table:formula="of:=(       (    (COS([.$B15])     -      SQRT([.GB$2]^2-SIN([.$B15])^2))    /     (COS([.$B15])    +     SQRT([.GB$2]^2-SIN([.$B15])^2))    )  ^2     -    [.$C15]  )^2" office:value-type="float" office:value="0.0000230270146427077" calcext:value-type="float">
            <text:p>0.000023027</text:p>
          </table:table-cell>
          <table:table-cell table:formula="of:=(       (    (COS([.$B15])     -      SQRT([.GC$2]^2-SIN([.$B15])^2))    /     (COS([.$B15])    +     SQRT([.GC$2]^2-SIN([.$B15])^2))    )  ^2     -    [.$C15]  )^2" office:value-type="float" office:value="0.0000225168655153246" calcext:value-type="float">
            <text:p>2.25168655153246E-005</text:p>
          </table:table-cell>
          <table:table-cell table:formula="of:=(       (    (COS([.$B15])     -      SQRT([.GD$2]^2-SIN([.$B15])^2))    /     (COS([.$B15])    +     SQRT([.GD$2]^2-SIN([.$B15])^2))    )  ^2     -    [.$C15]  )^2" office:value-type="float" office:value="0.0000220124353078181" calcext:value-type="float">
            <text:p>2.20124353078181E-005</text:p>
          </table:table-cell>
          <table:table-cell table:formula="of:=(       (    (COS([.$B15])     -      SQRT([.GE$2]^2-SIN([.$B15])^2))    /     (COS([.$B15])    +     SQRT([.GE$2]^2-SIN([.$B15])^2))    )  ^2     -    [.$C15]  )^2" office:value-type="float" office:value="0.000021513723910853" calcext:value-type="float">
            <text:p>2.1513723910853E-005</text:p>
          </table:table-cell>
          <table:table-cell table:formula="of:=(       (    (COS([.$B15])     -      SQRT([.GF$2]^2-SIN([.$B15])^2))    /     (COS([.$B15])    +     SQRT([.GF$2]^2-SIN([.$B15])^2))    )  ^2     -    [.$C15]  )^2" office:value-type="float" office:value="0.0000210207312131176" calcext:value-type="float">
            <text:p>2.10207312131176E-005</text:p>
          </table:table-cell>
          <table:table-cell table:formula="of:=(       (    (COS([.$B15])     -      SQRT([.GG$2]^2-SIN([.$B15])^2))    /     (COS([.$B15])    +     SQRT([.GG$2]^2-SIN([.$B15])^2))    )  ^2     -    [.$C15]  )^2" office:value-type="float" office:value="0.0000205334571013321" calcext:value-type="float">
            <text:p>2.05334571013321E-005</text:p>
          </table:table-cell>
          <table:table-cell table:formula="of:=(       (    (COS([.$B15])     -      SQRT([.GH$2]^2-SIN([.$B15])^2))    /     (COS([.$B15])    +     SQRT([.GH$2]^2-SIN([.$B15])^2))    )  ^2     -    [.$C15]  )^2" office:value-type="float" office:value="0.0000200519014602456" calcext:value-type="float">
            <text:p>2.00519014602456E-005</text:p>
          </table:table-cell>
          <table:table-cell table:formula="of:=(       (    (COS([.$B15])     -      SQRT([.GI$2]^2-SIN([.$B15])^2))    /     (COS([.$B15])    +     SQRT([.GI$2]^2-SIN([.$B15])^2))    )  ^2     -    [.$C15]  )^2" office:value-type="float" office:value="0.0000195760641726437" calcext:value-type="float">
            <text:p>1.95760641726437E-005</text:p>
          </table:table-cell>
          <table:table-cell table:formula="of:=(       (    (COS([.$B15])     -      SQRT([.GJ$2]^2-SIN([.$B15])^2))    /     (COS([.$B15])    +     SQRT([.GJ$2]^2-SIN([.$B15])^2))    )  ^2     -    [.$C15]  )^2" office:value-type="float" office:value="0.0000191059451193474" calcext:value-type="float">
            <text:p>1.91059451193474E-005</text:p>
          </table:table-cell>
          <table:table-cell table:formula="of:=(       (    (COS([.$B15])     -      SQRT([.GK$2]^2-SIN([.$B15])^2))    /     (COS([.$B15])    +     SQRT([.GK$2]^2-SIN([.$B15])^2))    )  ^2     -    [.$C15]  )^2" office:value-type="float" office:value="0.0000186415441792184" calcext:value-type="float">
            <text:p>1.86415441792184E-005</text:p>
          </table:table-cell>
          <table:table-cell table:formula="of:=(       (    (COS([.$B15])     -      SQRT([.GL$2]^2-SIN([.$B15])^2))    /     (COS([.$B15])    +     SQRT([.GL$2]^2-SIN([.$B15])^2))    )  ^2     -    [.$C15]  )^2" office:value-type="float" office:value="0.0000181828612291591" calcext:value-type="float">
            <text:p>1.81828612291591E-005</text:p>
          </table:table-cell>
          <table:table-cell table:formula="of:=(       (    (COS([.$B15])     -      SQRT([.GM$2]^2-SIN([.$B15])^2))    /     (COS([.$B15])    +     SQRT([.GM$2]^2-SIN([.$B15])^2))    )  ^2     -    [.$C15]  )^2" office:value-type="float" office:value="0.0000177298961441182" calcext:value-type="float">
            <text:p>1.77298961441182E-005</text:p>
          </table:table-cell>
          <table:table-cell table:formula="of:=(       (    (COS([.$B15])     -      SQRT([.GN$2]^2-SIN([.$B15])^2))    /     (COS([.$B15])    +     SQRT([.GN$2]^2-SIN([.$B15])^2))    )  ^2     -    [.$C15]  )^2" office:value-type="float" office:value="0.0000172826487970912" calcext:value-type="float">
            <text:p>1.72826487970912E-005</text:p>
          </table:table-cell>
          <table:table-cell table:formula="of:=(       (    (COS([.$B15])     -      SQRT([.GO$2]^2-SIN([.$B15])^2))    /     (COS([.$B15])    +     SQRT([.GO$2]^2-SIN([.$B15])^2))    )  ^2     -    [.$C15]  )^2" office:value-type="float" office:value="0.0000168411190591238" calcext:value-type="float">
            <text:p>1.68411190591238E-005</text:p>
          </table:table-cell>
          <table:table-cell table:formula="of:=(       (    (COS([.$B15])     -      SQRT([.GP$2]^2-SIN([.$B15])^2))    /     (COS([.$B15])    +     SQRT([.GP$2]^2-SIN([.$B15])^2))    )  ^2     -    [.$C15]  )^2" office:value-type="float" office:value="0.0000164053067993151" calcext:value-type="float">
            <text:p>1.64053067993151E-005</text:p>
          </table:table-cell>
          <table:table-cell table:formula="of:=(       (    (COS([.$B15])     -      SQRT([.GQ$2]^2-SIN([.$B15])^2))    /     (COS([.$B15])    +     SQRT([.GQ$2]^2-SIN([.$B15])^2))    )  ^2     -    [.$C15]  )^2" office:value-type="float" office:value="0.0000159752118848192" calcext:value-type="float">
            <text:p>1.59752118848192E-005</text:p>
          </table:table-cell>
          <table:table-cell table:formula="of:=(       (    (COS([.$B15])     -      SQRT([.GR$2]^2-SIN([.$B15])^2))    /     (COS([.$B15])    +     SQRT([.GR$2]^2-SIN([.$B15])^2))    )  ^2     -    [.$C15]  )^2" office:value-type="float" office:value="0.0000155508341808485" calcext:value-type="float">
            <text:p>1.55508341808485E-005</text:p>
          </table:table-cell>
          <table:table-cell table:formula="of:=(       (    (COS([.$B15])     -      SQRT([.GS$2]^2-SIN([.$B15])^2))    /     (COS([.$B15])    +     SQRT([.GS$2]^2-SIN([.$B15])^2))    )  ^2     -    [.$C15]  )^2" office:value-type="float" office:value="0.0000151321735506755" calcext:value-type="float">
            <text:p>1.51321735506755E-005</text:p>
          </table:table-cell>
          <table:table-cell table:formula="of:=(       (    (COS([.$B15])     -      SQRT([.GT$2]^2-SIN([.$B15])^2))    /     (COS([.$B15])    +     SQRT([.GT$2]^2-SIN([.$B15])^2))    )  ^2     -    [.$C15]  )^2" office:value-type="float" office:value="0.0000147192298556371" calcext:value-type="float">
            <text:p>1.47192298556371E-005</text:p>
          </table:table-cell>
          <table:table-cell table:formula="of:=(       (    (COS([.$B15])     -      SQRT([.GU$2]^2-SIN([.$B15])^2))    /     (COS([.$B15])    +     SQRT([.GU$2]^2-SIN([.$B15])^2))    )  ^2     -    [.$C15]  )^2" office:value-type="float" office:value="0.0000143120029551358" calcext:value-type="float">
            <text:p>0.000014312</text:p>
          </table:table-cell>
          <table:table-cell table:formula="of:=(       (    (COS([.$B15])     -      SQRT([.GV$2]^2-SIN([.$B15])^2))    /     (COS([.$B15])    +     SQRT([.GV$2]^2-SIN([.$B15])^2))    )  ^2     -    [.$C15]  )^2" office:value-type="float" office:value="0.0000139104927066429" calcext:value-type="float">
            <text:p>1.39104927066429E-005</text:p>
          </table:table-cell>
          <table:table-cell table:formula="of:=(       (    (COS([.$B15])     -      SQRT([.GW$2]^2-SIN([.$B15])^2))    /     (COS([.$B15])    +     SQRT([.GW$2]^2-SIN([.$B15])^2))    )  ^2     -    [.$C15]  )^2" office:value-type="float" office:value="0.000013514698965701" calcext:value-type="float">
            <text:p>1.3514698965701E-005</text:p>
          </table:table-cell>
          <table:table-cell table:formula="of:=(       (    (COS([.$B15])     -      SQRT([.GX$2]^2-SIN([.$B15])^2))    /     (COS([.$B15])    +     SQRT([.GX$2]^2-SIN([.$B15])^2))    )  ^2     -    [.$C15]  )^2" office:value-type="float" office:value="0.0000131246215859258" calcext:value-type="float">
            <text:p>1.31246215859258E-005</text:p>
          </table:table-cell>
          <table:table-cell table:formula="of:=(       (    (COS([.$B15])     -      SQRT([.GY$2]^2-SIN([.$B15])^2))    /     (COS([.$B15])    +     SQRT([.GY$2]^2-SIN([.$B15])^2))    )  ^2     -    [.$C15]  )^2" office:value-type="float" office:value="0.0000127402604190108" calcext:value-type="float">
            <text:p>1.27402604190108E-005</text:p>
          </table:table-cell>
          <table:table-cell table:formula="of:=(       (    (COS([.$B15])     -      SQRT([.GZ$2]^2-SIN([.$B15])^2))    /     (COS([.$B15])    +     SQRT([.GZ$2]^2-SIN([.$B15])^2))    )  ^2     -    [.$C15]  )^2" office:value-type="float" office:value="0.0000123616153147278" calcext:value-type="float">
            <text:p>1.23616153147278E-005</text:p>
          </table:table-cell>
          <table:table-cell table:formula="of:=(       (    (COS([.$B15])     -      SQRT([.HA$2]^2-SIN([.$B15])^2))    /     (COS([.$B15])    +     SQRT([.HA$2]^2-SIN([.$B15])^2))    )  ^2     -    [.$C15]  )^2" office:value-type="float" office:value="0.0000119886861209305" calcext:value-type="float">
            <text:p>1.19886861209305E-005</text:p>
          </table:table-cell>
          <table:table-cell table:formula="of:=(       (    (COS([.$B15])     -      SQRT([.HB$2]^2-SIN([.$B15])^2))    /     (COS([.$B15])    +     SQRT([.HB$2]^2-SIN([.$B15])^2))    )  ^2     -    [.$C15]  )^2" office:value-type="float" office:value="0.0000116214726835574" calcext:value-type="float">
            <text:p>1.16214726835574E-005</text:p>
          </table:table-cell>
          <table:table-cell table:formula="of:=(       (    (COS([.$B15])     -      SQRT([.HC$2]^2-SIN([.$B15])^2))    /     (COS([.$B15])    +     SQRT([.HC$2]^2-SIN([.$B15])^2))    )  ^2     -    [.$C15]  )^2" office:value-type="float" office:value="0.000011259974846634" calcext:value-type="float">
            <text:p>0.00001126</text:p>
          </table:table-cell>
          <table:table-cell table:formula="of:=(       (    (COS([.$B15])     -      SQRT([.HD$2]^2-SIN([.$B15])^2))    /     (COS([.$B15])    +     SQRT([.HD$2]^2-SIN([.$B15])^2))    )  ^2     -    [.$C15]  )^2" office:value-type="float" office:value="0.0000109041924522743" calcext:value-type="float">
            <text:p>1.09041924522743E-005</text:p>
          </table:table-cell>
          <table:table-cell table:formula="of:=(       (    (COS([.$B15])     -      SQRT([.HE$2]^2-SIN([.$B15])^2))    /     (COS([.$B15])    +     SQRT([.HE$2]^2-SIN([.$B15])^2))    )  ^2     -    [.$C15]  )^2" office:value-type="float" office:value="0.0000105541253406859" calcext:value-type="float">
            <text:p>1.05541253406859E-005</text:p>
          </table:table-cell>
          <table:table-cell table:formula="of:=(       (    (COS([.$B15])     -      SQRT([.HF$2]^2-SIN([.$B15])^2))    /     (COS([.$B15])    +     SQRT([.HF$2]^2-SIN([.$B15])^2))    )  ^2     -    [.$C15]  )^2" office:value-type="float" office:value="0.0000102097733501704" calcext:value-type="float">
            <text:p>1.02097733501704E-005</text:p>
          </table:table-cell>
          <table:table-cell table:formula="of:=(       (    (COS([.$B15])     -      SQRT([.HG$2]^2-SIN([.$B15])^2))    /     (COS([.$B15])    +     SQRT([.HG$2]^2-SIN([.$B15])^2))    )  ^2     -    [.$C15]  )^2" office:value-type="float" office:value="0.00000987113631712719" calcext:value-type="float">
            <text:p>9.87113631712719E-006</text:p>
          </table:table-cell>
          <table:table-cell table:formula="of:=(       (    (COS([.$B15])     -      SQRT([.HH$2]^2-SIN([.$B15])^2))    /     (COS([.$B15])    +     SQRT([.HH$2]^2-SIN([.$B15])^2))    )  ^2     -    [.$C15]  )^2" office:value-type="float" office:value="0.00000953821407605569" calcext:value-type="float">
            <text:p>9.53821407605569E-006</text:p>
          </table:table-cell>
          <table:table-cell table:formula="of:=(       (    (COS([.$B15])     -      SQRT([.HI$2]^2-SIN([.$B15])^2))    /     (COS([.$B15])    +     SQRT([.HI$2]^2-SIN([.$B15])^2))    )  ^2     -    [.$C15]  )^2" office:value-type="float" office:value="0.00000921100645955734" calcext:value-type="float">
            <text:p>0.000009211</text:p>
          </table:table-cell>
          <table:table-cell table:formula="of:=(       (    (COS([.$B15])     -      SQRT([.HJ$2]^2-SIN([.$B15])^2))    /     (COS([.$B15])    +     SQRT([.HJ$2]^2-SIN([.$B15])^2))    )  ^2     -    [.$C15]  )^2" office:value-type="float" office:value="0.00000888951329833937" calcext:value-type="float">
            <text:p>8.88951329833937E-006</text:p>
          </table:table-cell>
          <table:table-cell table:formula="of:=(       (    (COS([.$B15])     -      SQRT([.HK$2]^2-SIN([.$B15])^2))    /     (COS([.$B15])    +     SQRT([.HK$2]^2-SIN([.$B15])^2))    )  ^2     -    [.$C15]  )^2" office:value-type="float" office:value="0.0000085737344212168" calcext:value-type="float">
            <text:p>8.5737344212168E-006</text:p>
          </table:table-cell>
          <table:table-cell table:formula="of:=(       (    (COS([.$B15])     -      SQRT([.HL$2]^2-SIN([.$B15])^2))    /     (COS([.$B15])    +     SQRT([.HL$2]^2-SIN([.$B15])^2))    )  ^2     -    [.$C15]  )^2" office:value-type="float" office:value="0.00000826366965511453" calcext:value-type="float">
            <text:p>8.26366965511453E-006</text:p>
          </table:table-cell>
          <table:table-cell table:formula="of:=(       (    (COS([.$B15])     -      SQRT([.HM$2]^2-SIN([.$B15])^2))    /     (COS([.$B15])    +     SQRT([.HM$2]^2-SIN([.$B15])^2))    )  ^2     -    [.$C15]  )^2" office:value-type="float" office:value="0.0000079593188250708" calcext:value-type="float">
            <text:p>7.9593188250708E-006</text:p>
          </table:table-cell>
          <table:table-cell table:formula="of:=(       (    (COS([.$B15])     -      SQRT([.HN$2]^2-SIN([.$B15])^2))    /     (COS([.$B15])    +     SQRT([.HN$2]^2-SIN([.$B15])^2))    )  ^2     -    [.$C15]  )^2" office:value-type="float" office:value="0.0000076606817542393" calcext:value-type="float">
            <text:p>7.6606817542393E-006</text:p>
          </table:table-cell>
          <table:table-cell table:formula="of:=(       (    (COS([.$B15])     -      SQRT([.HO$2]^2-SIN([.$B15])^2))    /     (COS([.$B15])    +     SQRT([.HO$2]^2-SIN([.$B15])^2))    )  ^2     -    [.$C15]  )^2" office:value-type="float" office:value="0.00000736775826389133" calcext:value-type="float">
            <text:p>7.36775826389133E-006</text:p>
          </table:table-cell>
          <table:table-cell table:formula="of:=(       (    (COS([.$B15])     -      SQRT([.HP$2]^2-SIN([.$B15])^2))    /     (COS([.$B15])    +     SQRT([.HP$2]^2-SIN([.$B15])^2))    )  ^2     -    [.$C15]  )^2" office:value-type="float" office:value="0.00000708054817341987" calcext:value-type="float">
            <text:p>7.08054817341987E-006</text:p>
          </table:table-cell>
          <table:table-cell table:formula="of:=(       (    (COS([.$B15])     -      SQRT([.HQ$2]^2-SIN([.$B15])^2))    /     (COS([.$B15])    +     SQRT([.HQ$2]^2-SIN([.$B15])^2))    )  ^2     -    [.$C15]  )^2" office:value-type="float" office:value="0.00000679905130034029" calcext:value-type="float">
            <text:p>6.79905130034029E-006</text:p>
          </table:table-cell>
          <table:table-cell table:formula="of:=(       (    (COS([.$B15])     -      SQRT([.HR$2]^2-SIN([.$B15])^2))    /     (COS([.$B15])    +     SQRT([.HR$2]^2-SIN([.$B15])^2))    )  ^2     -    [.$C15]  )^2" office:value-type="float" office:value="0.00000652326746029425" calcext:value-type="float">
            <text:p>6.52326746029425E-006</text:p>
          </table:table-cell>
          <table:table-cell table:formula="of:=(       (    (COS([.$B15])     -      SQRT([.HS$2]^2-SIN([.$B15])^2))    /     (COS([.$B15])    +     SQRT([.HS$2]^2-SIN([.$B15])^2))    )  ^2     -    [.$C15]  )^2" office:value-type="float" office:value="0.00000625319646705129" calcext:value-type="float">
            <text:p>6.25319646705129E-006</text:p>
          </table:table-cell>
          <table:table-cell table:formula="of:=(       (    (COS([.$B15])     -      SQRT([.HT$2]^2-SIN([.$B15])^2))    /     (COS([.$B15])    +     SQRT([.HT$2]^2-SIN([.$B15])^2))    )  ^2     -    [.$C15]  )^2" office:value-type="float" office:value="0.00000598883813251233" calcext:value-type="float">
            <text:p>5.98883813251233E-006</text:p>
          </table:table-cell>
          <table:table-cell table:formula="of:=(       (    (COS([.$B15])     -      SQRT([.HU$2]^2-SIN([.$B15])^2))    /     (COS([.$B15])    +     SQRT([.HU$2]^2-SIN([.$B15])^2))    )  ^2     -    [.$C15]  )^2" office:value-type="float" office:value="0.00000573019226671168" calcext:value-type="float">
            <text:p>5.73019226671168E-006</text:p>
          </table:table-cell>
          <table:table-cell table:formula="of:=(       (    (COS([.$B15])     -      SQRT([.HV$2]^2-SIN([.$B15])^2))    /     (COS([.$B15])    +     SQRT([.HV$2]^2-SIN([.$B15])^2))    )  ^2     -    [.$C15]  )^2" office:value-type="float" office:value="0.00000547725867781939" calcext:value-type="float">
            <text:p>5.47725867781939E-006</text:p>
          </table:table-cell>
          <table:table-cell table:formula="of:=(       (    (COS([.$B15])     -      SQRT([.HW$2]^2-SIN([.$B15])^2))    /     (COS([.$B15])    +     SQRT([.HW$2]^2-SIN([.$B15])^2))    )  ^2     -    [.$C15]  )^2" office:value-type="float" office:value="0.00000523003717214467" calcext:value-type="float">
            <text:p>0.00000523</text:p>
          </table:table-cell>
          <table:table-cell table:formula="of:=(       (    (COS([.$B15])     -      SQRT([.HX$2]^2-SIN([.$B15])^2))    /     (COS([.$B15])    +     SQRT([.HX$2]^2-SIN([.$B15])^2))    )  ^2     -    [.$C15]  )^2" office:value-type="float" office:value="0.00000498852755413722" calcext:value-type="float">
            <text:p>4.98852755413722E-006</text:p>
          </table:table-cell>
          <table:table-cell table:formula="of:=(       (    (COS([.$B15])     -      SQRT([.HY$2]^2-SIN([.$B15])^2))    /     (COS([.$B15])    +     SQRT([.HY$2]^2-SIN([.$B15])^2))    )  ^2     -    [.$C15]  )^2" office:value-type="float" office:value="0.00000475272962639102" calcext:value-type="float">
            <text:p>4.75272962639102E-006</text:p>
          </table:table-cell>
          <table:table-cell table:formula="of:=(       (    (COS([.$B15])     -      SQRT([.HZ$2]^2-SIN([.$B15])^2))    /     (COS([.$B15])    +     SQRT([.HZ$2]^2-SIN([.$B15])^2))    )  ^2     -    [.$C15]  )^2" office:value-type="float" office:value="0.0000045226431896463" calcext:value-type="float">
            <text:p>4.5226431896463E-006</text:p>
          </table:table-cell>
          <table:table-cell table:formula="of:=(       (    (COS([.$B15])     -      SQRT([.IA$2]^2-SIN([.$B15])^2))    /     (COS([.$B15])    +     SQRT([.IA$2]^2-SIN([.$B15])^2))    )  ^2     -    [.$C15]  )^2" office:value-type="float" office:value="0.00000429826804279113" calcext:value-type="float">
            <text:p>4.29826804279113E-006</text:p>
          </table:table-cell>
          <table:table-cell table:formula="of:=(       (    (COS([.$B15])     -      SQRT([.IB$2]^2-SIN([.$B15])^2))    /     (COS([.$B15])    +     SQRT([.IB$2]^2-SIN([.$B15])^2))    )  ^2     -    [.$C15]  )^2" office:value-type="float" office:value="0.0000040796039828664" calcext:value-type="float">
            <text:p>4.0796039828664E-006</text:p>
          </table:table-cell>
          <table:table-cell table:formula="of:=(       (    (COS([.$B15])     -      SQRT([.IC$2]^2-SIN([.$B15])^2))    /     (COS([.$B15])    +     SQRT([.IC$2]^2-SIN([.$B15])^2))    )  ^2     -    [.$C15]  )^2" office:value-type="float" office:value="0.00000386665080506539" calcext:value-type="float">
            <text:p>3.86665080506539E-006</text:p>
          </table:table-cell>
          <table:table-cell table:formula="of:=(       (    (COS([.$B15])     -      SQRT([.ID$2]^2-SIN([.$B15])^2))    /     (COS([.$B15])    +     SQRT([.ID$2]^2-SIN([.$B15])^2))    )  ^2     -    [.$C15]  )^2" office:value-type="float" office:value="0.00000365940830273904" calcext:value-type="float">
            <text:p>3.65940830273904E-006</text:p>
          </table:table-cell>
          <table:table-cell table:formula="of:=(       (    (COS([.$B15])     -      SQRT([.IE$2]^2-SIN([.$B15])^2))    /     (COS([.$B15])    +     SQRT([.IE$2]^2-SIN([.$B15])^2))    )  ^2     -    [.$C15]  )^2" office:value-type="float" office:value="0.00000345787626739654" calcext:value-type="float">
            <text:p>3.45787626739654E-006</text:p>
          </table:table-cell>
          <table:table-cell table:formula="of:=(       (    (COS([.$B15])     -      SQRT([.IF$2]^2-SIN([.$B15])^2))    /     (COS([.$B15])    +     SQRT([.IF$2]^2-SIN([.$B15])^2))    )  ^2     -    [.$C15]  )^2" office:value-type="float" office:value="0.00000326205448870842" calcext:value-type="float">
            <text:p>3.26205448870842E-006</text:p>
          </table:table-cell>
          <table:table-cell table:formula="of:=(       (    (COS([.$B15])     -      SQRT([.IG$2]^2-SIN([.$B15])^2))    /     (COS([.$B15])    +     SQRT([.IG$2]^2-SIN([.$B15])^2))    )  ^2     -    [.$C15]  )^2" office:value-type="float" office:value="0.00000307194275450907" calcext:value-type="float">
            <text:p>3.07194275450907E-006</text:p>
          </table:table-cell>
          <table:table-cell table:formula="of:=(       (    (COS([.$B15])     -      SQRT([.IH$2]^2-SIN([.$B15])^2))    /     (COS([.$B15])    +     SQRT([.IH$2]^2-SIN([.$B15])^2))    )  ^2     -    [.$C15]  )^2" office:value-type="float" office:value="0.00000288754085080045" calcext:value-type="float">
            <text:p>2.88754085080045E-006</text:p>
          </table:table-cell>
          <table:table-cell table:formula="of:=(       (    (COS([.$B15])     -      SQRT([.II$2]^2-SIN([.$B15])^2))    /     (COS([.$B15])    +     SQRT([.II$2]^2-SIN([.$B15])^2))    )  ^2     -    [.$C15]  )^2" office:value-type="float" office:value="0.00000270884856175238" calcext:value-type="float">
            <text:p>2.70884856175238E-006</text:p>
          </table:table-cell>
          <table:table-cell table:formula="of:=(       (    (COS([.$B15])     -      SQRT([.IJ$2]^2-SIN([.$B15])^2))    /     (COS([.$B15])    +     SQRT([.IJ$2]^2-SIN([.$B15])^2))    )  ^2     -    [.$C15]  )^2" office:value-type="float" office:value="0.00000253586566970691" calcext:value-type="float">
            <text:p>2.53586566970691E-006</text:p>
          </table:table-cell>
          <table:table-cell table:formula="of:=(       (    (COS([.$B15])     -      SQRT([.IK$2]^2-SIN([.$B15])^2))    /     (COS([.$B15])    +     SQRT([.IK$2]^2-SIN([.$B15])^2))    )  ^2     -    [.$C15]  )^2" office:value-type="float" office:value="0.00000236859195517937" calcext:value-type="float">
            <text:p>2.36859195517937E-006</text:p>
          </table:table-cell>
          <table:table-cell table:formula="of:=(       (    (COS([.$B15])     -      SQRT([.IL$2]^2-SIN([.$B15])^2))    /     (COS([.$B15])    +     SQRT([.IL$2]^2-SIN([.$B15])^2))    )  ^2     -    [.$C15]  )^2" office:value-type="float" office:value="0.00000220702719686242" calcext:value-type="float">
            <text:p>0.000002207</text:p>
          </table:table-cell>
          <table:table-cell table:formula="of:=(       (    (COS([.$B15])     -      SQRT([.IM$2]^2-SIN([.$B15])^2))    /     (COS([.$B15])    +     SQRT([.IM$2]^2-SIN([.$B15])^2))    )  ^2     -    [.$C15]  )^2" office:value-type="float" office:value="0.00000205117117162766" calcext:value-type="float">
            <text:p>2.05117117162766E-006</text:p>
          </table:table-cell>
          <table:table-cell table:formula="of:=(       (    (COS([.$B15])     -      SQRT([.IN$2]^2-SIN([.$B15])^2))    /     (COS([.$B15])    +     SQRT([.IN$2]^2-SIN([.$B15])^2))    )  ^2     -    [.$C15]  )^2" office:value-type="float" office:value="0.00000190102365452792" calcext:value-type="float">
            <text:p>0.000001901</text:p>
          </table:table-cell>
          <table:table-cell table:formula="of:=(       (    (COS([.$B15])     -      SQRT([.IO$2]^2-SIN([.$B15])^2))    /     (COS([.$B15])    +     SQRT([.IO$2]^2-SIN([.$B15])^2))    )  ^2     -    [.$C15]  )^2" office:value-type="float" office:value="0.00000175658441880019" calcext:value-type="float">
            <text:p>1.75658441880019E-006</text:p>
          </table:table-cell>
          <table:table-cell table:formula="of:=(       (    (COS([.$B15])     -      SQRT([.IP$2]^2-SIN([.$B15])^2))    /     (COS([.$B15])    +     SQRT([.IP$2]^2-SIN([.$B15])^2))    )  ^2     -    [.$C15]  )^2" office:value-type="float" office:value="0.0000016178532358685" calcext:value-type="float">
            <text:p>1.6178532358685E-006</text:p>
          </table:table-cell>
          <table:table-cell table:formula="of:=(       (    (COS([.$B15])     -      SQRT([.IQ$2]^2-SIN([.$B15])^2))    /     (COS([.$B15])    +     SQRT([.IQ$2]^2-SIN([.$B15])^2))    )  ^2     -    [.$C15]  )^2" office:value-type="float" office:value="0.00000148482987534524" calcext:value-type="float">
            <text:p>1.48482987534524E-006</text:p>
          </table:table-cell>
          <table:table-cell table:formula="of:=(       (    (COS([.$B15])     -      SQRT([.IR$2]^2-SIN([.$B15])^2))    /     (COS([.$B15])    +     SQRT([.IR$2]^2-SIN([.$B15])^2))    )  ^2     -    [.$C15]  )^2" office:value-type="float" office:value="0.00000135751410503502" calcext:value-type="float">
            <text:p>1.35751410503502E-006</text:p>
          </table:table-cell>
          <table:table-cell table:formula="of:=(       (    (COS([.$B15])     -      SQRT([.IS$2]^2-SIN([.$B15])^2))    /     (COS([.$B15])    +     SQRT([.IS$2]^2-SIN([.$B15])^2))    )  ^2     -    [.$C15]  )^2" office:value-type="float" office:value="0.00000123590569093597" calcext:value-type="float">
            <text:p>1.23590569093597E-006</text:p>
          </table:table-cell>
          <table:table-cell table:formula="of:=(       (    (COS([.$B15])     -      SQRT([.IT$2]^2-SIN([.$B15])^2))    /     (COS([.$B15])    +     SQRT([.IT$2]^2-SIN([.$B15])^2))    )  ^2     -    [.$C15]  )^2" office:value-type="float" office:value="0.0000011200043972433" calcext:value-type="float">
            <text:p>0.00000112</text:p>
          </table:table-cell>
          <table:table-cell table:formula="of:=(       (    (COS([.$B15])     -      SQRT([.IU$2]^2-SIN([.$B15])^2))    /     (COS([.$B15])    +     SQRT([.IU$2]^2-SIN([.$B15])^2))    )  ^2     -    [.$C15]  )^2" office:value-type="float" office:value="0.00000100980998635074" calcext:value-type="float">
            <text:p>1.00980998635074E-006</text:p>
          </table:table-cell>
          <table:table-cell table:formula="of:=(       (    (COS([.$B15])     -      SQRT([.IV$2]^2-SIN([.$B15])^2))    /     (COS([.$B15])    +     SQRT([.IV$2]^2-SIN([.$B15])^2))    )  ^2     -    [.$C15]  )^2" office:value-type="float" office:value="0.000000905322218853768" calcext:value-type="float">
            <text:p>9.05322218853768E-007</text:p>
          </table:table-cell>
          <table:table-cell table:formula="of:=(       (    (COS([.$B15])     -      SQRT([.IW$2]^2-SIN([.$B15])^2))    /     (COS([.$B15])    +     SQRT([.IW$2]^2-SIN([.$B15])^2))    )  ^2     -    [.$C15]  )^2" office:value-type="float" office:value="0.000000806540853551935" calcext:value-type="float">
            <text:p>8.06540853551935E-007</text:p>
          </table:table-cell>
          <table:table-cell table:formula="of:=(       (    (COS([.$B15])     -      SQRT([.IX$2]^2-SIN([.$B15])^2))    /     (COS([.$B15])    +     SQRT([.IX$2]^2-SIN([.$B15])^2))    )  ^2     -    [.$C15]  )^2" office:value-type="float" office:value="0.000000713465647451254" calcext:value-type="float">
            <text:p>7.13465647451254E-007</text:p>
          </table:table-cell>
          <table:table-cell table:formula="of:=(       (    (COS([.$B15])     -      SQRT([.IY$2]^2-SIN([.$B15])^2))    /     (COS([.$B15])    +     SQRT([.IY$2]^2-SIN([.$B15])^2))    )  ^2     -    [.$C15]  )^2" office:value-type="float" office:value="0.000000626096355766559" calcext:value-type="float">
            <text:p>6.26096355766559E-007</text:p>
          </table:table-cell>
          <table:table-cell table:formula="of:=(       (    (COS([.$B15])     -      SQRT([.IZ$2]^2-SIN([.$B15])^2))    /     (COS([.$B15])    +     SQRT([.IZ$2]^2-SIN([.$B15])^2))    )  ^2     -    [.$C15]  )^2" office:value-type="float" office:value="0.000000544432731924066" calcext:value-type="float">
            <text:p>5.44432731924066E-007</text:p>
          </table:table-cell>
          <table:table-cell table:formula="of:=(       (    (COS([.$B15])     -      SQRT([.JA$2]^2-SIN([.$B15])^2))    /     (COS([.$B15])    +     SQRT([.JA$2]^2-SIN([.$B15])^2))    )  ^2     -    [.$C15]  )^2" office:value-type="float" office:value="0.000000468474527564146" calcext:value-type="float">
            <text:p>4.68474527564146E-007</text:p>
          </table:table-cell>
          <table:table-cell table:formula="of:=(       (    (COS([.$B15])     -      SQRT([.JB$2]^2-SIN([.$B15])^2))    /     (COS([.$B15])    +     SQRT([.JB$2]^2-SIN([.$B15])^2))    )  ^2     -    [.$C15]  )^2" office:value-type="float" office:value="0.000000398221492543358" calcext:value-type="float">
            <text:p>3.98221492543358E-007</text:p>
          </table:table-cell>
          <table:table-cell table:formula="of:=(       (    (COS([.$B15])     -      SQRT([.JC$2]^2-SIN([.$B15])^2))    /     (COS([.$B15])    +     SQRT([.JC$2]^2-SIN([.$B15])^2))    )  ^2     -    [.$C15]  )^2" office:value-type="float" office:value="0.000000333673374936998" calcext:value-type="float">
            <text:p>3.33673374936998E-007</text:p>
          </table:table-cell>
          <table:table-cell table:formula="of:=(       (    (COS([.$B15])     -      SQRT([.JD$2]^2-SIN([.$B15])^2))    /     (COS([.$B15])    +     SQRT([.JD$2]^2-SIN([.$B15])^2))    )  ^2     -    [.$C15]  )^2" office:value-type="float" office:value="0.000000274829921041854" calcext:value-type="float">
            <text:p>2.74829921041854E-007</text:p>
          </table:table-cell>
          <table:table-cell table:formula="of:=(       (    (COS([.$B15])     -      SQRT([.JE$2]^2-SIN([.$B15])^2))    /     (COS([.$B15])    +     SQRT([.JE$2]^2-SIN([.$B15])^2))    )  ^2     -    [.$C15]  )^2" office:value-type="float" office:value="0.000000221690875378313" calcext:value-type="float">
            <text:p>2.21690875378313E-007</text:p>
          </table:table-cell>
          <table:table-cell table:formula="of:=(       (    (COS([.$B15])     -      SQRT([.JF$2]^2-SIN([.$B15])^2))    /     (COS([.$B15])    +     SQRT([.JF$2]^2-SIN([.$B15])^2))    )  ^2     -    [.$C15]  )^2" office:value-type="float" office:value="0.000000174255980692978" calcext:value-type="float">
            <text:p>1.74255980692978E-007</text:p>
          </table:table-cell>
          <table:table-cell table:formula="of:=(       (    (COS([.$B15])     -      SQRT([.JG$2]^2-SIN([.$B15])^2))    /     (COS([.$B15])    +     SQRT([.JG$2]^2-SIN([.$B15])^2))    )  ^2     -    [.$C15]  )^2" office:value-type="float" office:value="0.000000132524977961162" calcext:value-type="float">
            <text:p>1.32524977961162E-007</text:p>
          </table:table-cell>
          <table:table-cell table:formula="of:=(       (    (COS([.$B15])     -      SQRT([.JH$2]^2-SIN([.$B15])^2))    /     (COS([.$B15])    +     SQRT([.JH$2]^2-SIN([.$B15])^2))    )  ^2     -    [.$C15]  )^2" office:value-type="float" office:value="0.0000000964976063891797" calcext:value-type="float">
            <text:p>9.64976063891797E-008</text:p>
          </table:table-cell>
          <table:table-cell table:formula="of:=(       (    (COS([.$B15])     -      SQRT([.JI$2]^2-SIN([.$B15])^2))    /     (COS([.$B15])    +     SQRT([.JI$2]^2-SIN([.$B15])^2))    )  ^2     -    [.$C15]  )^2" office:value-type="float" office:value="0.000000066173603417048" calcext:value-type="float">
            <text:p>6.6173603417048E-008</text:p>
          </table:table-cell>
          <table:table-cell table:formula="of:=(       (    (COS([.$B15])     -      SQRT([.JJ$2]^2-SIN([.$B15])^2))    /     (COS([.$B15])    +     SQRT([.JJ$2]^2-SIN([.$B15])^2))    )  ^2     -    [.$C15]  )^2" office:value-type="float" office:value="0.0000000415527047205667" calcext:value-type="float">
            <text:p>4.15527047205667E-008</text:p>
          </table:table-cell>
          <table:table-cell table:formula="of:=(       (    (COS([.$B15])     -      SQRT([.JK$2]^2-SIN([.$B15])^2))    /     (COS([.$B15])    +     SQRT([.JK$2]^2-SIN([.$B15])^2))    )  ^2     -    [.$C15]  )^2" office:value-type="float" office:value="0.0000000226346442141994" calcext:value-type="float">
            <text:p>2.26346442141994E-008</text:p>
          </table:table-cell>
          <table:table-cell table:formula="of:=(       (    (COS([.$B15])     -      SQRT([.JL$2]^2-SIN([.$B15])^2))    /     (COS([.$B15])    +     SQRT([.JL$2]^2-SIN([.$B15])^2))    )  ^2     -    [.$C15]  )^2" office:value-type="float" office:value="0.00000000941915405309375" calcext:value-type="float">
            <text:p>9.41915405309375E-009</text:p>
          </table:table-cell>
          <table:table-cell table:formula="of:=(       (    (COS([.$B15])     -      SQRT([.JM$2]^2-SIN([.$B15])^2))    /     (COS([.$B15])    +     SQRT([.JM$2]^2-SIN([.$B15])^2))    )  ^2     -    [.$C15]  )^2" office:value-type="float" office:value="0.00000000190596463582253" calcext:value-type="float">
            <text:p>1.90596463582253E-009</text:p>
          </table:table-cell>
          <table:table-cell table:formula="of:=(       (    (COS([.$B15])     -      SQRT([.JN$2]^2-SIN([.$B15])^2))    /     (COS([.$B15])    +     SQRT([.JN$2]^2-SIN([.$B15])^2))    )  ^2     -    [.$C15]  )^2" office:value-type="float" office:value="0.0000000000948046066801749" calcext:value-type="float">
            <text:p>9.48046066801749E-011</text:p>
          </table:table-cell>
          <table:table-cell table:formula="of:=(       (    (COS([.$B15])     -      SQRT([.JO$2]^2-SIN([.$B15])^2))    /     (COS([.$B15])    +     SQRT([.JO$2]^2-SIN([.$B15])^2))    )  ^2     -    [.$C15]  )^2" office:value-type="float" office:value="0.00000000398540085811888" calcext:value-type="float">
            <text:p>0.000000004</text:p>
          </table:table-cell>
          <table:table-cell table:formula="of:=(       (    (COS([.$B15])     -      SQRT([.JP$2]^2-SIN([.$B15])^2))    /     (COS([.$B15])    +     SQRT([.JP$2]^2-SIN([.$B15])^2))    )  ^2     -    [.$C15]  )^2" office:value-type="float" office:value="0.0000000135774785332186" calcext:value-type="float">
            <text:p>1.35774785332186E-008</text:p>
          </table:table-cell>
          <table:table-cell table:formula="of:=(       (    (COS([.$B15])     -      SQRT([.JQ$2]^2-SIN([.$B15])^2))    /     (COS([.$B15])    +     SQRT([.JQ$2]^2-SIN([.$B15])^2))    )  ^2     -    [.$C15]  )^2" office:value-type="float" office:value="0.0000000288707610280661" calcext:value-type="float">
            <text:p>2.88707610280661E-008</text:p>
          </table:table-cell>
          <table:table-cell table:formula="of:=(       (    (COS([.$B15])     -      SQRT([.JR$2]^2-SIN([.$B15])^2))    /     (COS([.$B15])    +     SQRT([.JR$2]^2-SIN([.$B15])^2))    )  ^2     -    [.$C15]  )^2" office:value-type="float" office:value="0.0000000498649699942511" calcext:value-type="float">
            <text:p>4.98649699942511E-008</text:p>
          </table:table-cell>
          <table:table-cell table:formula="of:=(       (    (COS([.$B15])     -      SQRT([.JS$2]^2-SIN([.$B15])^2))    /     (COS([.$B15])    +     SQRT([.JS$2]^2-SIN([.$B15])^2))    )  ^2     -    [.$C15]  )^2" office:value-type="float" office:value="0.000000076559825341152" calcext:value-type="float">
            <text:p>7.6559825341152E-008</text:p>
          </table:table-cell>
          <table:table-cell table:formula="of:=(       (    (COS([.$B15])     -      SQRT([.JT$2]^2-SIN([.$B15])^2))    /     (COS([.$B15])    +     SQRT([.JT$2]^2-SIN([.$B15])^2))    )  ^2     -    [.$C15]  )^2" office:value-type="float" office:value="0.000000108955045238532" calcext:value-type="float">
            <text:p>0.000000109</text:p>
          </table:table-cell>
          <table:table-cell table:formula="of:=(       (    (COS([.$B15])     -      SQRT([.JU$2]^2-SIN([.$B15])^2))    /     (COS([.$B15])    +     SQRT([.JU$2]^2-SIN([.$B15])^2))    )  ^2     -    [.$C15]  )^2" office:value-type="float" office:value="0.000000147050346118865" calcext:value-type="float">
            <text:p>1.47050346118865E-007</text:p>
          </table:table-cell>
          <table:table-cell table:formula="of:=(       (    (COS([.$B15])     -      SQRT([.JV$2]^2-SIN([.$B15])^2))    /     (COS([.$B15])    +     SQRT([.JV$2]^2-SIN([.$B15])^2))    )  ^2     -    [.$C15]  )^2" office:value-type="float" office:value="0.000000190845442679556" calcext:value-type="float">
            <text:p>1.90845442679556E-007</text:p>
          </table:table-cell>
          <table:table-cell table:formula="of:=(       (    (COS([.$B15])     -      SQRT([.JW$2]^2-SIN([.$B15])^2))    /     (COS([.$B15])    +     SQRT([.JW$2]^2-SIN([.$B15])^2))    )  ^2     -    [.$C15]  )^2" office:value-type="float" office:value="0.000000240340047885896" calcext:value-type="float">
            <text:p>2.40340047885896E-007</text:p>
          </table:table-cell>
          <table:table-cell table:formula="of:=(       (    (COS([.$B15])     -      SQRT([.JX$2]^2-SIN([.$B15])^2))    /     (COS([.$B15])    +     SQRT([.JX$2]^2-SIN([.$B15])^2))    )  ^2     -    [.$C15]  )^2" office:value-type="float" office:value="0.000000295533872972807" calcext:value-type="float">
            <text:p>2.95533872972807E-007</text:p>
          </table:table-cell>
          <table:table-cell table:formula="of:=(       (    (COS([.$B15])     -      SQRT([.JY$2]^2-SIN([.$B15])^2))    /     (COS([.$B15])    +     SQRT([.JY$2]^2-SIN([.$B15])^2))    )  ^2     -    [.$C15]  )^2" office:value-type="float" office:value="0.000000356426627447562" calcext:value-type="float">
            <text:p>3.56426627447562E-007</text:p>
          </table:table-cell>
          <table:table-cell table:formula="of:=(       (    (COS([.$B15])     -      SQRT([.JZ$2]^2-SIN([.$B15])^2))    /     (COS([.$B15])    +     SQRT([.JZ$2]^2-SIN([.$B15])^2))    )  ^2     -    [.$C15]  )^2" office:value-type="float" office:value="0.000000423018019092399" calcext:value-type="float">
            <text:p>0.000000423</text:p>
          </table:table-cell>
          <table:table-cell table:formula="of:=(       (    (COS([.$B15])     -      SQRT([.KA$2]^2-SIN([.$B15])^2))    /     (COS([.$B15])    +     SQRT([.KA$2]^2-SIN([.$B15])^2))    )  ^2     -    [.$C15]  )^2" office:value-type="float" office:value="0.000000495307753966624" calcext:value-type="float">
            <text:p>4.95307753966624E-007</text:p>
          </table:table-cell>
          <table:table-cell table:formula="of:=(       (    (COS([.$B15])     -      SQRT([.KB$2]^2-SIN([.$B15])^2))    /     (COS([.$B15])    +     SQRT([.KB$2]^2-SIN([.$B15])^2))    )  ^2     -    [.$C15]  )^2" office:value-type="float" office:value="0.000000573295536408819" calcext:value-type="float">
            <text:p>5.73295536408819E-007</text:p>
          </table:table-cell>
          <table:table-cell table:formula="of:=(       (    (COS([.$B15])     -      SQRT([.KC$2]^2-SIN([.$B15])^2))    /     (COS([.$B15])    +     SQRT([.KC$2]^2-SIN([.$B15])^2))    )  ^2     -    [.$C15]  )^2" office:value-type="float" office:value="0.000000656981069039842" calcext:value-type="float">
            <text:p>0.000000657</text:p>
          </table:table-cell>
          <table:table-cell table:formula="of:=(       (    (COS([.$B15])     -      SQRT([.KD$2]^2-SIN([.$B15])^2))    /     (COS([.$B15])    +     SQRT([.KD$2]^2-SIN([.$B15])^2))    )  ^2     -    [.$C15]  )^2" office:value-type="float" office:value="0.000000746364052764758" calcext:value-type="float">
            <text:p>7.46364052764758E-007</text:p>
          </table:table-cell>
          <table:table-cell table:formula="of:=(       (    (COS([.$B15])     -      SQRT([.KE$2]^2-SIN([.$B15])^2))    /     (COS([.$B15])    +     SQRT([.KE$2]^2-SIN([.$B15])^2))    )  ^2     -    [.$C15]  )^2" office:value-type="float" office:value="0.000000841444186775168" calcext:value-type="float">
            <text:p>8.41444186775168E-007</text:p>
          </table:table-cell>
          <table:table-cell table:formula="of:=(       (    (COS([.$B15])     -      SQRT([.KF$2]^2-SIN([.$B15])^2))    /     (COS([.$B15])    +     SQRT([.KF$2]^2-SIN([.$B15])^2))    )  ^2     -    [.$C15]  )^2" office:value-type="float" office:value="0.000000942221168552108" calcext:value-type="float">
            <text:p>9.42221168552108E-007</text:p>
          </table:table-cell>
          <table:table-cell table:formula="of:=(       (    (COS([.$B15])     -      SQRT([.KG$2]^2-SIN([.$B15])^2))    /     (COS([.$B15])    +     SQRT([.KG$2]^2-SIN([.$B15])^2))    )  ^2     -    [.$C15]  )^2" office:value-type="float" office:value="0.00000104869469386787" calcext:value-type="float">
            <text:p>1.04869469386787E-006</text:p>
          </table:table-cell>
          <table:table-cell table:formula="of:=(       (    (COS([.$B15])     -      SQRT([.KH$2]^2-SIN([.$B15])^2))    /     (COS([.$B15])    +     SQRT([.KH$2]^2-SIN([.$B15])^2))    )  ^2     -    [.$C15]  )^2" office:value-type="float" office:value="0.00000116086445678859" calcext:value-type="float">
            <text:p>1.16086445678859E-006</text:p>
          </table:table-cell>
          <table:table-cell table:formula="of:=(       (    (COS([.$B15])     -      SQRT([.KI$2]^2-SIN([.$B15])^2))    /     (COS([.$B15])    +     SQRT([.KI$2]^2-SIN([.$B15])^2))    )  ^2     -    [.$C15]  )^2" office:value-type="float" office:value="0.00000127873014967681" calcext:value-type="float">
            <text:p>1.27873014967681E-006</text:p>
          </table:table-cell>
          <table:table-cell table:formula="of:=(       (    (COS([.$B15])     -      SQRT([.KJ$2]^2-SIN([.$B15])^2))    /     (COS([.$B15])    +     SQRT([.KJ$2]^2-SIN([.$B15])^2))    )  ^2     -    [.$C15]  )^2" office:value-type="float" office:value="0.0000014022914631934" calcext:value-type="float">
            <text:p>1.4022914631934E-006</text:p>
          </table:table-cell>
          <table:table-cell table:formula="of:=(       (    (COS([.$B15])     -      SQRT([.KK$2]^2-SIN([.$B15])^2))    /     (COS([.$B15])    +     SQRT([.KK$2]^2-SIN([.$B15])^2))    )  ^2     -    [.$C15]  )^2" office:value-type="float" office:value="0.00000153154808630056" calcext:value-type="float">
            <text:p>1.53154808630056E-006</text:p>
          </table:table-cell>
          <table:table-cell table:formula="of:=(       (    (COS([.$B15])     -      SQRT([.KL$2]^2-SIN([.$B15])^2))    /     (COS([.$B15])    +     SQRT([.KL$2]^2-SIN([.$B15])^2))    )  ^2     -    [.$C15]  )^2" office:value-type="float" office:value="0.00000166649970626365" calcext:value-type="float">
            <text:p>1.66649970626365E-006</text:p>
          </table:table-cell>
          <table:table-cell table:formula="of:=(       (    (COS([.$B15])     -      SQRT([.KM$2]^2-SIN([.$B15])^2))    /     (COS([.$B15])    +     SQRT([.KM$2]^2-SIN([.$B15])^2))    )  ^2     -    [.$C15]  )^2" office:value-type="float" office:value="0.00000180714600865365" calcext:value-type="float">
            <text:p>1.80714600865365E-006</text:p>
          </table:table-cell>
          <table:table-cell table:formula="of:=(       (    (COS([.$B15])     -      SQRT([.KN$2]^2-SIN([.$B15])^2))    /     (COS([.$B15])    +     SQRT([.KN$2]^2-SIN([.$B15])^2))    )  ^2     -    [.$C15]  )^2" office:value-type="float" office:value="0.0000019534866773501" calcext:value-type="float">
            <text:p>1.9534866773501E-006</text:p>
          </table:table-cell>
          <table:table-cell table:formula="of:=(       (    (COS([.$B15])     -      SQRT([.KO$2]^2-SIN([.$B15])^2))    /     (COS([.$B15])    +     SQRT([.KO$2]^2-SIN([.$B15])^2))    )  ^2     -    [.$C15]  )^2" office:value-type="float" office:value="0.0000021055213945422" calcext:value-type="float">
            <text:p>2.1055213945422E-006</text:p>
          </table:table-cell>
          <table:table-cell table:formula="of:=(       (    (COS([.$B15])     -      SQRT([.KP$2]^2-SIN([.$B15])^2))    /     (COS([.$B15])    +     SQRT([.KP$2]^2-SIN([.$B15])^2))    )  ^2     -    [.$C15]  )^2" office:value-type="float" office:value="0.00000226324984073273" calcext:value-type="float">
            <text:p>2.26324984073273E-006</text:p>
          </table:table-cell>
          <table:table-cell table:formula="of:=(       (    (COS([.$B15])     -      SQRT([.KQ$2]^2-SIN([.$B15])^2))    /     (COS([.$B15])    +     SQRT([.KQ$2]^2-SIN([.$B15])^2))    )  ^2     -    [.$C15]  )^2" office:value-type="float" office:value="0.00000242667169473911" calcext:value-type="float">
            <text:p>2.42667169473911E-006</text:p>
          </table:table-cell>
          <table:table-cell table:formula="of:=(       (    (COS([.$B15])     -      SQRT([.KR$2]^2-SIN([.$B15])^2))    /     (COS([.$B15])    +     SQRT([.KR$2]^2-SIN([.$B15])^2))    )  ^2     -    [.$C15]  )^2" office:value-type="float" office:value="0.00000259578663369662" calcext:value-type="float">
            <text:p>2.59578663369662E-006</text:p>
          </table:table-cell>
          <table:table-cell table:formula="of:=(       (    (COS([.$B15])     -      SQRT([.KS$2]^2-SIN([.$B15])^2))    /     (COS([.$B15])    +     SQRT([.KS$2]^2-SIN([.$B15])^2))    )  ^2     -    [.$C15]  )^2" office:value-type="float" office:value="0.00000277059433306041" calcext:value-type="float">
            <text:p>2.77059433306041E-006</text:p>
          </table:table-cell>
          <table:table-cell table:formula="of:=(       (    (COS([.$B15])     -      SQRT([.KT$2]^2-SIN([.$B15])^2))    /     (COS([.$B15])    +     SQRT([.KT$2]^2-SIN([.$B15])^2))    )  ^2     -    [.$C15]  )^2" office:value-type="float" office:value="0.0000029510944666074" calcext:value-type="float">
            <text:p>2.9510944666074E-006</text:p>
          </table:table-cell>
          <table:table-cell table:formula="of:=(       (    (COS([.$B15])     -      SQRT([.KU$2]^2-SIN([.$B15])^2))    /     (COS([.$B15])    +     SQRT([.KU$2]^2-SIN([.$B15])^2))    )  ^2     -    [.$C15]  )^2" office:value-type="float" office:value="0.00000313728670643962" calcext:value-type="float">
            <text:p>3.13728670643962E-006</text:p>
          </table:table-cell>
          <table:table-cell table:formula="of:=(       (    (COS([.$B15])     -      SQRT([.KV$2]^2-SIN([.$B15])^2))    /     (COS([.$B15])    +     SQRT([.KV$2]^2-SIN([.$B15])^2))    )  ^2     -    [.$C15]  )^2" office:value-type="float" office:value="0.00000332917072298558" calcext:value-type="float">
            <text:p>3.32917072298558E-006</text:p>
          </table:table-cell>
          <table:table-cell table:formula="of:=(       (    (COS([.$B15])     -      SQRT([.KW$2]^2-SIN([.$B15])^2))    /     (COS([.$B15])    +     SQRT([.KW$2]^2-SIN([.$B15])^2))    )  ^2     -    [.$C15]  )^2" office:value-type="float" office:value="0.00000352674618500352" calcext:value-type="float">
            <text:p>3.52674618500352E-006</text:p>
          </table:table-cell>
          <table:table-cell table:formula="of:=(       (    (COS([.$B15])     -      SQRT([.KX$2]^2-SIN([.$B15])^2))    /     (COS([.$B15])    +     SQRT([.KX$2]^2-SIN([.$B15])^2))    )  ^2     -    [.$C15]  )^2" office:value-type="float" office:value="0.00000373001275958297" calcext:value-type="float">
            <text:p>0.00000373</text:p>
          </table:table-cell>
          <table:table-cell table:formula="of:=(       (    (COS([.$B15])     -      SQRT([.KY$2]^2-SIN([.$B15])^2))    /     (COS([.$B15])    +     SQRT([.KY$2]^2-SIN([.$B15])^2))    )  ^2     -    [.$C15]  )^2" office:value-type="float" office:value="0.000003938970112147" calcext:value-type="float">
            <text:p>0.000003939</text:p>
          </table:table-cell>
          <table:table-cell table:formula="of:=(       (    (COS([.$B15])     -      SQRT([.KZ$2]^2-SIN([.$B15])^2))    /     (COS([.$B15])    +     SQRT([.KZ$2]^2-SIN([.$B15])^2))    )  ^2     -    [.$C15]  )^2" office:value-type="float" office:value="0.00000415361790645533" calcext:value-type="float">
            <text:p>4.15361790645533E-006</text:p>
          </table:table-cell>
          <table:table-cell table:formula="of:=(       (    (COS([.$B15])     -      SQRT([.LA$2]^2-SIN([.$B15])^2))    /     (COS([.$B15])    +     SQRT([.LA$2]^2-SIN([.$B15])^2))    )  ^2     -    [.$C15]  )^2" office:value-type="float" office:value="0.00000437395580460713" calcext:value-type="float">
            <text:p>0.000004374</text:p>
          </table:table-cell>
          <table:table-cell table:formula="of:=(       (    (COS([.$B15])     -      SQRT([.LB$2]^2-SIN([.$B15])^2))    /     (COS([.$B15])    +     SQRT([.LB$2]^2-SIN([.$B15])^2))    )  ^2     -    [.$C15]  )^2" office:value-type="float" office:value="0.00000459998346704055" calcext:value-type="float">
            <text:p>0.0000046</text:p>
          </table:table-cell>
          <table:table-cell table:formula="of:=(       (    (COS([.$B15])     -      SQRT([.LC$2]^2-SIN([.$B15])^2))    /     (COS([.$B15])    +     SQRT([.LC$2]^2-SIN([.$B15])^2))    )  ^2     -    [.$C15]  )^2" office:value-type="float" office:value="0.00000483170055253896" calcext:value-type="float">
            <text:p>4.83170055253896E-006</text:p>
          </table:table-cell>
          <table:table-cell table:formula="of:=(       (    (COS([.$B15])     -      SQRT([.LD$2]^2-SIN([.$B15])^2))    /     (COS([.$B15])    +     SQRT([.LD$2]^2-SIN([.$B15])^2))    )  ^2     -    [.$C15]  )^2" office:value-type="float" office:value="0.00000506910671822994" calcext:value-type="float">
            <text:p>5.06910671822994E-006</text:p>
          </table:table-cell>
          <table:table-cell table:formula="of:=(       (    (COS([.$B15])     -      SQRT([.LE$2]^2-SIN([.$B15])^2))    /     (COS([.$B15])    +     SQRT([.LE$2]^2-SIN([.$B15])^2))    )  ^2     -    [.$C15]  )^2" office:value-type="float" office:value="0.00000531220161958913" calcext:value-type="float">
            <text:p>5.31220161958913E-006</text:p>
          </table:table-cell>
          <table:table-cell table:formula="of:=(       (    (COS([.$B15])     -      SQRT([.LF$2]^2-SIN([.$B15])^2))    /     (COS([.$B15])    +     SQRT([.LF$2]^2-SIN([.$B15])^2))    )  ^2     -    [.$C15]  )^2" office:value-type="float" office:value="0.00000556098491044351" calcext:value-type="float">
            <text:p>0.000005561</text:p>
          </table:table-cell>
          <table:table-cell table:formula="of:=(       (    (COS([.$B15])     -      SQRT([.LG$2]^2-SIN([.$B15])^2))    /     (COS([.$B15])    +     SQRT([.LG$2]^2-SIN([.$B15])^2))    )  ^2     -    [.$C15]  )^2" office:value-type="float" office:value="0.00000581545624297078" calcext:value-type="float">
            <text:p>5.81545624297078E-006</text:p>
          </table:table-cell>
          <table:table-cell table:formula="of:=(       (    (COS([.$B15])     -      SQRT([.LH$2]^2-SIN([.$B15])^2))    /     (COS([.$B15])    +     SQRT([.LH$2]^2-SIN([.$B15])^2))    )  ^2     -    [.$C15]  )^2" office:value-type="float" office:value="0.00000607561526770502" calcext:value-type="float">
            <text:p>6.07561526770502E-006</text:p>
          </table:table-cell>
          <table:table-cell table:formula="of:=(       (    (COS([.$B15])     -      SQRT([.LI$2]^2-SIN([.$B15])^2))    /     (COS([.$B15])    +     SQRT([.LI$2]^2-SIN([.$B15])^2))    )  ^2     -    [.$C15]  )^2" office:value-type="float" office:value="0.00000634146163353649" calcext:value-type="float">
            <text:p>6.34146163353649E-006</text:p>
          </table:table-cell>
          <table:table-cell table:formula="of:=(       (    (COS([.$B15])     -      SQRT([.LJ$2]^2-SIN([.$B15])^2))    /     (COS([.$B15])    +     SQRT([.LJ$2]^2-SIN([.$B15])^2))    )  ^2     -    [.$C15]  )^2" office:value-type="float" office:value="0.00000661299498771554" calcext:value-type="float">
            <text:p>0.000006613</text:p>
          </table:table-cell>
          <table:table-cell table:formula="of:=(       (    (COS([.$B15])     -      SQRT([.LK$2]^2-SIN([.$B15])^2))    /     (COS([.$B15])    +     SQRT([.LK$2]^2-SIN([.$B15])^2))    )  ^2     -    [.$C15]  )^2" office:value-type="float" office:value="0.00000689021497585371" calcext:value-type="float">
            <text:p>6.89021497585371E-006</text:p>
          </table:table-cell>
          <table:table-cell table:formula="of:=(       (    (COS([.$B15])     -      SQRT([.LL$2]^2-SIN([.$B15])^2))    /     (COS([.$B15])    +     SQRT([.LL$2]^2-SIN([.$B15])^2))    )  ^2     -    [.$C15]  )^2" office:value-type="float" office:value="0.00000717312124192689" calcext:value-type="float">
            <text:p>7.17312124192689E-006</text:p>
          </table:table-cell>
          <table:table-cell table:formula="of:=(       (    (COS([.$B15])     -      SQRT([.LM$2]^2-SIN([.$B15])^2))    /     (COS([.$B15])    +     SQRT([.LM$2]^2-SIN([.$B15])^2))    )  ^2     -    [.$C15]  )^2" office:value-type="float" office:value="0.00000746171342827753" calcext:value-type="float">
            <text:p>7.46171342827753E-006</text:p>
          </table:table-cell>
          <table:table-cell table:formula="of:=(       (    (COS([.$B15])     -      SQRT([.LN$2]^2-SIN([.$B15])^2))    /     (COS([.$B15])    +     SQRT([.LN$2]^2-SIN([.$B15])^2))    )  ^2     -    [.$C15]  )^2" office:value-type="float" office:value="0.00000775599117561618" calcext:value-type="float">
            <text:p>0.000007756</text:p>
          </table:table-cell>
          <table:table-cell table:formula="of:=(       (    (COS([.$B15])     -      SQRT([.LO$2]^2-SIN([.$B15])^2))    /     (COS([.$B15])    +     SQRT([.LO$2]^2-SIN([.$B15])^2))    )  ^2     -    [.$C15]  )^2" office:value-type="float" office:value="0.00000805595412302497" calcext:value-type="float">
            <text:p>0.000008056</text:p>
          </table:table-cell>
          <table:table-cell table:formula="of:=(       (    (COS([.$B15])     -      SQRT([.LP$2]^2-SIN([.$B15])^2))    /     (COS([.$B15])    +     SQRT([.LP$2]^2-SIN([.$B15])^2))    )  ^2     -    [.$C15]  )^2" office:value-type="float" office:value="0.00000836160190795827" calcext:value-type="float">
            <text:p>8.36160190795827E-006</text:p>
          </table:table-cell>
          <table:table-cell table:formula="of:=(       (    (COS([.$B15])     -      SQRT([.LQ$2]^2-SIN([.$B15])^2))    /     (COS([.$B15])    +     SQRT([.LQ$2]^2-SIN([.$B15])^2))    )  ^2     -    [.$C15]  )^2" office:value-type="float" office:value="0.00000867293416624731" calcext:value-type="float">
            <text:p>8.67293416624731E-006</text:p>
          </table:table-cell>
          <table:table-cell table:formula="of:=(       (    (COS([.$B15])     -      SQRT([.LR$2]^2-SIN([.$B15])^2))    /     (COS([.$B15])    +     SQRT([.LR$2]^2-SIN([.$B15])^2))    )  ^2     -    [.$C15]  )^2" office:value-type="float" office:value="0.00000898995053210036" calcext:value-type="float">
            <text:p>0.00000899</text:p>
          </table:table-cell>
          <table:table-cell table:formula="of:=(       (    (COS([.$B15])     -      SQRT([.LS$2]^2-SIN([.$B15])^2))    /     (COS([.$B15])    +     SQRT([.LS$2]^2-SIN([.$B15])^2))    )  ^2     -    [.$C15]  )^2" office:value-type="float" office:value="0.00000931265063810557" calcext:value-type="float">
            <text:p>9.31265063810557E-006</text:p>
          </table:table-cell>
          <table:table-cell table:formula="of:=(       (    (COS([.$B15])     -      SQRT([.LT$2]^2-SIN([.$B15])^2))    /     (COS([.$B15])    +     SQRT([.LT$2]^2-SIN([.$B15])^2))    )  ^2     -    [.$C15]  )^2" office:value-type="float" office:value="0.00000964103411523382" calcext:value-type="float">
            <text:p>0.000009641</text:p>
          </table:table-cell>
          <table:table-cell table:formula="of:=(       (    (COS([.$B15])     -      SQRT([.LU$2]^2-SIN([.$B15])^2))    /     (COS([.$B15])    +     SQRT([.LU$2]^2-SIN([.$B15])^2))    )  ^2     -    [.$C15]  )^2" office:value-type="float" office:value="0.00000997510059284087" calcext:value-type="float">
            <text:p>9.97510059284087E-006</text:p>
          </table:table-cell>
          <table:table-cell table:formula="of:=(       (    (COS([.$B15])     -      SQRT([.LV$2]^2-SIN([.$B15])^2))    /     (COS([.$B15])    +     SQRT([.LV$2]^2-SIN([.$B15])^2))    )  ^2     -    [.$C15]  )^2" office:value-type="float" office:value="0.0000103148496986688" calcext:value-type="float">
            <text:p>1.03148496986688E-005</text:p>
          </table:table-cell>
          <table:table-cell table:formula="of:=(       (    (COS([.$B15])     -      SQRT([.LW$2]^2-SIN([.$B15])^2))    /     (COS([.$B15])    +     SQRT([.LW$2]^2-SIN([.$B15])^2))    )  ^2     -    [.$C15]  )^2" office:value-type="float" office:value="0.0000106602810588496" calcext:value-type="float">
            <text:p>1.06602810588496E-005</text:p>
          </table:table-cell>
          <table:table-cell table:formula="of:=(       (    (COS([.$B15])     -      SQRT([.LX$2]^2-SIN([.$B15])^2))    /     (COS([.$B15])    +     SQRT([.LX$2]^2-SIN([.$B15])^2))    )  ^2     -    [.$C15]  )^2" office:value-type="float" office:value="0.0000110113942979059" calcext:value-type="float">
            <text:p>1.10113942979059E-005</text:p>
          </table:table-cell>
          <table:table-cell table:formula="of:=(       (    (COS([.$B15])     -      SQRT([.LY$2]^2-SIN([.$B15])^2))    /     (COS([.$B15])    +     SQRT([.LY$2]^2-SIN([.$B15])^2))    )  ^2     -    [.$C15]  )^2" office:value-type="float" office:value="0.0000113681890387551" calcext:value-type="float">
            <text:p>1.13681890387551E-005</text:p>
          </table:table-cell>
          <table:table-cell table:formula="of:=(       (    (COS([.$B15])     -      SQRT([.LZ$2]^2-SIN([.$B15])^2))    /     (COS([.$B15])    +     SQRT([.LZ$2]^2-SIN([.$B15])^2))    )  ^2     -    [.$C15]  )^2" office:value-type="float" office:value="0.0000117306649027099" calcext:value-type="float">
            <text:p>1.17306649027099E-005</text:p>
          </table:table-cell>
          <table:table-cell table:formula="of:=(       (    (COS([.$B15])     -      SQRT([.MA$2]^2-SIN([.$B15])^2))    /     (COS([.$B15])    +     SQRT([.MA$2]^2-SIN([.$B15])^2))    )  ^2     -    [.$C15]  )^2" office:value-type="float" office:value="0.0000120988215094809" calcext:value-type="float">
            <text:p>1.20988215094809E-005</text:p>
          </table:table-cell>
          <table:table-cell table:formula="of:=(       (    (COS([.$B15])     -      SQRT([.MB$2]^2-SIN([.$B15])^2))    /     (COS([.$B15])    +     SQRT([.MB$2]^2-SIN([.$B15])^2))    )  ^2     -    [.$C15]  )^2" office:value-type="float" office:value="0.0000124726584771808" calcext:value-type="float">
            <text:p>1.24726584771808E-005</text:p>
          </table:table-cell>
          <table:table-cell table:formula="of:=(       (    (COS([.$B15])     -      SQRT([.MC$2]^2-SIN([.$B15])^2))    /     (COS([.$B15])    +     SQRT([.MC$2]^2-SIN([.$B15])^2))    )  ^2     -    [.$C15]  )^2" office:value-type="float" office:value="0.0000128521754223229" calcext:value-type="float">
            <text:p>1.28521754223229E-005</text:p>
          </table:table-cell>
          <table:table-cell table:formula="of:=(       (    (COS([.$B15])     -      SQRT([.MD$2]^2-SIN([.$B15])^2))    /     (COS([.$B15])    +     SQRT([.MD$2]^2-SIN([.$B15])^2))    )  ^2     -    [.$C15]  )^2" office:value-type="float" office:value="0.0000132373719598279" calcext:value-type="float">
            <text:p>1.32373719598279E-005</text:p>
          </table:table-cell>
          <table:table-cell table:formula="of:=(       (    (COS([.$B15])     -      SQRT([.ME$2]^2-SIN([.$B15])^2))    /     (COS([.$B15])    +     SQRT([.ME$2]^2-SIN([.$B15])^2))    )  ^2     -    [.$C15]  )^2" office:value-type="float" office:value="0.0000136282477030215" calcext:value-type="float">
            <text:p>1.36282477030215E-005</text:p>
          </table:table-cell>
          <table:table-cell table:formula="of:=(       (    (COS([.$B15])     -      SQRT([.MF$2]^2-SIN([.$B15])^2))    /     (COS([.$B15])    +     SQRT([.MF$2]^2-SIN([.$B15])^2))    )  ^2     -    [.$C15]  )^2" office:value-type="float" office:value="0.0000140248022636408" calcext:value-type="float">
            <text:p>1.40248022636408E-005</text:p>
          </table:table-cell>
          <table:table-cell table:formula="of:=(       (    (COS([.$B15])     -      SQRT([.MG$2]^2-SIN([.$B15])^2))    /     (COS([.$B15])    +     SQRT([.MG$2]^2-SIN([.$B15])^2))    )  ^2     -    [.$C15]  )^2" office:value-type="float" office:value="0.0000144270352518341" calcext:value-type="float">
            <text:p>0.000014427</text:p>
          </table:table-cell>
          <table:table-cell table:formula="of:=(       (    (COS([.$B15])     -      SQRT([.MH$2]^2-SIN([.$B15])^2))    /     (COS([.$B15])    +     SQRT([.MH$2]^2-SIN([.$B15])^2))    )  ^2     -    [.$C15]  )^2" office:value-type="float" office:value="0.0000148349462761629" calcext:value-type="float">
            <text:p>1.48349462761629E-005</text:p>
          </table:table-cell>
          <table:table-cell table:formula="of:=(       (    (COS([.$B15])     -      SQRT([.MI$2]^2-SIN([.$B15])^2))    /     (COS([.$B15])    +     SQRT([.MI$2]^2-SIN([.$B15])^2))    )  ^2     -    [.$C15]  )^2" office:value-type="float" office:value="0.000015248534943606" calcext:value-type="float">
            <text:p>1.5248534943606E-005</text:p>
          </table:table-cell>
          <table:table-cell table:formula="of:=(       (    (COS([.$B15])     -      SQRT([.MJ$2]^2-SIN([.$B15])^2))    /     (COS([.$B15])    +     SQRT([.MJ$2]^2-SIN([.$B15])^2))    )  ^2     -    [.$C15]  )^2" office:value-type="float" office:value="0.0000156678008595611" calcext:value-type="float">
            <text:p>1.56678008595611E-005</text:p>
          </table:table-cell>
          <table:table-cell table:formula="of:=(       (    (COS([.$B15])     -      SQRT([.MK$2]^2-SIN([.$B15])^2))    /     (COS([.$B15])    +     SQRT([.MK$2]^2-SIN([.$B15])^2))    )  ^2     -    [.$C15]  )^2" office:value-type="float" office:value="0.0000160927436278454" calcext:value-type="float">
            <text:p>1.60927436278454E-005</text:p>
          </table:table-cell>
          <table:table-cell table:formula="of:=(       (    (COS([.$B15])     -      SQRT([.ML$2]^2-SIN([.$B15])^2))    /     (COS([.$B15])    +     SQRT([.ML$2]^2-SIN([.$B15])^2))    )  ^2     -    [.$C15]  )^2" office:value-type="float" office:value="0.0000165233628506999" calcext:value-type="float">
            <text:p>1.65233628506999E-005</text:p>
          </table:table-cell>
          <table:table-cell table:formula="of:=(       (    (COS([.$B15])     -      SQRT([.MM$2]^2-SIN([.$B15])^2))    /     (COS([.$B15])    +     SQRT([.MM$2]^2-SIN([.$B15])^2))    )  ^2     -    [.$C15]  )^2" office:value-type="float" office:value="0.0000169596581287913" calcext:value-type="float">
            <text:p>1.69596581287913E-005</text:p>
          </table:table-cell>
          <table:table-cell table:formula="of:=(       (    (COS([.$B15])     -      SQRT([.MN$2]^2-SIN([.$B15])^2))    /     (COS([.$B15])    +     SQRT([.MN$2]^2-SIN([.$B15])^2))    )  ^2     -    [.$C15]  )^2" office:value-type="float" office:value="0.0000174016290612122" calcext:value-type="float">
            <text:p>1.74016290612122E-005</text:p>
          </table:table-cell>
          <table:table-cell table:formula="of:=(       (    (COS([.$B15])     -      SQRT([.MO$2]^2-SIN([.$B15])^2))    /     (COS([.$B15])    +     SQRT([.MO$2]^2-SIN([.$B15])^2))    )  ^2     -    [.$C15]  )^2" office:value-type="float" office:value="0.0000178492752454867" calcext:value-type="float">
            <text:p>1.78492752454867E-005</text:p>
          </table:table-cell>
          <table:table-cell table:formula="of:=(       (    (COS([.$B15])     -      SQRT([.MP$2]^2-SIN([.$B15])^2))    /     (COS([.$B15])    +     SQRT([.MP$2]^2-SIN([.$B15])^2))    )  ^2     -    [.$C15]  )^2" office:value-type="float" office:value="0.0000183025962775699" calcext:value-type="float">
            <text:p>1.83025962775699E-005</text:p>
          </table:table-cell>
          <table:table-cell table:formula="of:=(       (    (COS([.$B15])     -      SQRT([.MQ$2]^2-SIN([.$B15])^2))    /     (COS([.$B15])    +     SQRT([.MQ$2]^2-SIN([.$B15])^2))    )  ^2     -    [.$C15]  )^2" office:value-type="float" office:value="0.0000187615917518501" calcext:value-type="float">
            <text:p>1.87615917518501E-005</text:p>
          </table:table-cell>
          <table:table-cell table:formula="of:=(       (    (COS([.$B15])     -      SQRT([.MR$2]^2-SIN([.$B15])^2))    /     (COS([.$B15])    +     SQRT([.MR$2]^2-SIN([.$B15])^2))    )  ^2     -    [.$C15]  )^2" office:value-type="float" office:value="0.0000192262612611546" calcext:value-type="float">
            <text:p>1.92262612611546E-005</text:p>
          </table:table-cell>
          <table:table-cell table:formula="of:=(       (    (COS([.$B15])     -      SQRT([.MS$2]^2-SIN([.$B15])^2))    /     (COS([.$B15])    +     SQRT([.MS$2]^2-SIN([.$B15])^2))    )  ^2     -    [.$C15]  )^2" office:value-type="float" office:value="0.0000196966043967468" calcext:value-type="float">
            <text:p>1.96966043967468E-005</text:p>
          </table:table-cell>
          <table:table-cell table:formula="of:=(       (    (COS([.$B15])     -      SQRT([.MT$2]^2-SIN([.$B15])^2))    /     (COS([.$B15])    +     SQRT([.MT$2]^2-SIN([.$B15])^2))    )  ^2     -    [.$C15]  )^2" office:value-type="float" office:value="0.0000201726207483327" calcext:value-type="float">
            <text:p>2.01726207483327E-005</text:p>
          </table:table-cell>
          <table:table-cell table:formula="of:=(       (    (COS([.$B15])     -      SQRT([.MU$2]^2-SIN([.$B15])^2))    /     (COS([.$B15])    +     SQRT([.MU$2]^2-SIN([.$B15])^2))    )  ^2     -    [.$C15]  )^2" office:value-type="float" office:value="0.0000206543099040592" calcext:value-type="float">
            <text:p>2.06543099040592E-005</text:p>
          </table:table-cell>
          <table:table-cell table:formula="of:=(       (    (COS([.$B15])     -      SQRT([.MV$2]^2-SIN([.$B15])^2))    /     (COS([.$B15])    +     SQRT([.MV$2]^2-SIN([.$B15])^2))    )  ^2     -    [.$C15]  )^2" office:value-type="float" office:value="0.0000211416714505205" calcext:value-type="float">
            <text:p>2.11416714505205E-005</text:p>
          </table:table-cell>
          <table:table-cell table:formula="of:=(       (    (COS([.$B15])     -      SQRT([.MW$2]^2-SIN([.$B15])^2))    /     (COS([.$B15])    +     SQRT([.MW$2]^2-SIN([.$B15])^2))    )  ^2     -    [.$C15]  )^2" office:value-type="float" office:value="0.0000216347049727581" calcext:value-type="float">
            <text:p>2.16347049727581E-005</text:p>
          </table:table-cell>
          <table:table-cell table:formula="of:=(       (    (COS([.$B15])     -      SQRT([.MX$2]^2-SIN([.$B15])^2))    /     (COS([.$B15])    +     SQRT([.MX$2]^2-SIN([.$B15])^2))    )  ^2     -    [.$C15]  )^2" office:value-type="float" office:value="0.0000221334100542613" calcext:value-type="float">
            <text:p>2.21334100542613E-005</text:p>
          </table:table-cell>
          <table:table-cell table:formula="of:=(       (    (COS([.$B15])     -      SQRT([.MY$2]^2-SIN([.$B15])^2))    /     (COS([.$B15])    +     SQRT([.MY$2]^2-SIN([.$B15])^2))    )  ^2     -    [.$C15]  )^2" office:value-type="float" office:value="0.0000226377862769735" calcext:value-type="float">
            <text:p>2.26377862769735E-005</text:p>
          </table:table-cell>
          <table:table-cell table:formula="of:=(       (    (COS([.$B15])     -      SQRT([.MZ$2]^2-SIN([.$B15])^2))    /     (COS([.$B15])    +     SQRT([.MZ$2]^2-SIN([.$B15])^2))    )  ^2     -    [.$C15]  )^2" office:value-type="float" office:value="0.0000231478332212903" calcext:value-type="float">
            <text:p>2.31478332212903E-005</text:p>
          </table:table-cell>
          <table:table-cell table:formula="of:=(       (    (COS([.$B15])     -      SQRT([.NA$2]^2-SIN([.$B15])^2))    /     (COS([.$B15])    +     SQRT([.NA$2]^2-SIN([.$B15])^2))    )  ^2     -    [.$C15]  )^2" office:value-type="float" office:value="0.0000236635504660646" calcext:value-type="float">
            <text:p>2.36635504660646E-005</text:p>
          </table:table-cell>
          <table:table-cell table:formula="of:=(       (    (COS([.$B15])     -      SQRT([.NB$2]^2-SIN([.$B15])^2))    /     (COS([.$B15])    +     SQRT([.NB$2]^2-SIN([.$B15])^2))    )  ^2     -    [.$C15]  )^2" office:value-type="float" office:value="0.0000241849375886078" calcext:value-type="float">
            <text:p>2.41849375886078E-005</text:p>
          </table:table-cell>
          <table:table-cell table:formula="of:=(       (    (COS([.$B15])     -      SQRT([.NC$2]^2-SIN([.$B15])^2))    /     (COS([.$B15])    +     SQRT([.NC$2]^2-SIN([.$B15])^2))    )  ^2     -    [.$C15]  )^2" office:value-type="float" office:value="0.0000247119941646916" calcext:value-type="float">
            <text:p>0.000024712</text:p>
          </table:table-cell>
          <table:table-cell table:formula="of:=(       (    (COS([.$B15])     -      SQRT([.ND$2]^2-SIN([.$B15])^2))    /     (COS([.$B15])    +     SQRT([.ND$2]^2-SIN([.$B15])^2))    )  ^2     -    [.$C15]  )^2" office:value-type="float" office:value="0.0000252447197685512" calcext:value-type="float">
            <text:p>2.52447197685512E-005</text:p>
          </table:table-cell>
          <table:table-cell table:formula="of:=(       (    (COS([.$B15])     -      SQRT([.NE$2]^2-SIN([.$B15])^2))    /     (COS([.$B15])    +     SQRT([.NE$2]^2-SIN([.$B15])^2))    )  ^2     -    [.$C15]  )^2" office:value-type="float" office:value="0.0000257831139728851" calcext:value-type="float">
            <text:p>2.57831139728851E-005</text:p>
          </table:table-cell>
          <table:table-cell table:formula="of:=(       (    (COS([.$B15])     -      SQRT([.NF$2]^2-SIN([.$B15])^2))    /     (COS([.$B15])    +     SQRT([.NF$2]^2-SIN([.$B15])^2))    )  ^2     -    [.$C15]  )^2" office:value-type="float" office:value="0.0000263271763488609" calcext:value-type="float">
            <text:p>2.63271763488609E-005</text:p>
          </table:table-cell>
          <table:table-cell table:formula="of:=(       (    (COS([.$B15])     -      SQRT([.NG$2]^2-SIN([.$B15])^2))    /     (COS([.$B15])    +     SQRT([.NG$2]^2-SIN([.$B15])^2))    )  ^2     -    [.$C15]  )^2" office:value-type="float" office:value="0.0000268769064661143" calcext:value-type="float">
            <text:p>2.68769064661143E-005</text:p>
          </table:table-cell>
          <table:table-cell table:formula="of:=(       (    (COS([.$B15])     -      SQRT([.NH$2]^2-SIN([.$B15])^2))    /     (COS([.$B15])    +     SQRT([.NH$2]^2-SIN([.$B15])^2))    )  ^2     -    [.$C15]  )^2" office:value-type="float" office:value="0.0000274323038927539" calcext:value-type="float">
            <text:p>2.74323038927539E-005</text:p>
          </table:table-cell>
          <table:table-cell table:formula="of:=(       (    (COS([.$B15])     -      SQRT([.NI$2]^2-SIN([.$B15])^2))    /     (COS([.$B15])    +     SQRT([.NI$2]^2-SIN([.$B15])^2))    )  ^2     -    [.$C15]  )^2" office:value-type="float" office:value="0.000027993368195361" calcext:value-type="float">
            <text:p>2.7993368195361E-005</text:p>
          </table:table-cell>
          <table:table-cell table:formula="of:=(       (    (COS([.$B15])     -      SQRT([.NJ$2]^2-SIN([.$B15])^2))    /     (COS([.$B15])    +     SQRT([.NJ$2]^2-SIN([.$B15])^2))    )  ^2     -    [.$C15]  )^2" office:value-type="float" office:value="0.000028560098938993" calcext:value-type="float">
            <text:p>2.8560098938993E-005</text:p>
          </table:table-cell>
          <table:table-cell table:formula="of:=(       (    (COS([.$B15])     -      SQRT([.NK$2]^2-SIN([.$B15])^2))    /     (COS([.$B15])    +     SQRT([.NK$2]^2-SIN([.$B15])^2))    )  ^2     -    [.$C15]  )^2" office:value-type="float" office:value="0.0000291324956871851" calcext:value-type="float">
            <text:p>2.91324956871851E-005</text:p>
          </table:table-cell>
          <table:table-cell table:formula="of:=(       (    (COS([.$B15])     -      SQRT([.NL$2]^2-SIN([.$B15])^2))    /     (COS([.$B15])    +     SQRT([.NL$2]^2-SIN([.$B15])^2))    )  ^2     -    [.$C15]  )^2" office:value-type="float" office:value="0.0000297105580019544" calcext:value-type="float">
            <text:p>2.97105580019544E-005</text:p>
          </table:table-cell>
          <table:table-cell table:formula="of:=(       (    (COS([.$B15])     -      SQRT([.NM$2]^2-SIN([.$B15])^2))    /     (COS([.$B15])    +     SQRT([.NM$2]^2-SIN([.$B15])^2))    )  ^2     -    [.$C15]  )^2" office:value-type="float" office:value="0.0000302942854437992" calcext:value-type="float">
            <text:p>3.02942854437992E-005</text:p>
          </table:table-cell>
          <table:table-cell table:formula="of:=(       (    (COS([.$B15])     -      SQRT([.NN$2]^2-SIN([.$B15])^2))    /     (COS([.$B15])    +     SQRT([.NN$2]^2-SIN([.$B15])^2))    )  ^2     -    [.$C15]  )^2" office:value-type="float" office:value="0.0000308836775717015" calcext:value-type="float">
            <text:p>3.08836775717015E-005</text:p>
          </table:table-cell>
          <table:table-cell table:formula="of:=(       (    (COS([.$B15])     -      SQRT([.NO$2]^2-SIN([.$B15])^2))    /     (COS([.$B15])    +     SQRT([.NO$2]^2-SIN([.$B15])^2))    )  ^2     -    [.$C15]  )^2" office:value-type="float" office:value="0.0000314787339431308" calcext:value-type="float">
            <text:p>3.14787339431308E-005</text:p>
          </table:table-cell>
          <table:table-cell table:formula="of:=(       (    (COS([.$B15])     -      SQRT([.NP$2]^2-SIN([.$B15])^2))    /     (COS([.$B15])    +     SQRT([.NP$2]^2-SIN([.$B15])^2))    )  ^2     -    [.$C15]  )^2" office:value-type="float" office:value="0.0000320794541140474" calcext:value-type="float">
            <text:p>3.20794541140474E-005</text:p>
          </table:table-cell>
          <table:table-cell table:formula="of:=(       (    (COS([.$B15])     -      SQRT([.NQ$2]^2-SIN([.$B15])^2))    /     (COS([.$B15])    +     SQRT([.NQ$2]^2-SIN([.$B15])^2))    )  ^2     -    [.$C15]  )^2" office:value-type="float" office:value="0.0000326858376389004" calcext:value-type="float">
            <text:p>3.26858376389004E-005</text:p>
          </table:table-cell>
          <table:table-cell table:formula="of:=(       (    (COS([.$B15])     -      SQRT([.NR$2]^2-SIN([.$B15])^2))    /     (COS([.$B15])    +     SQRT([.NR$2]^2-SIN([.$B15])^2))    )  ^2     -    [.$C15]  )^2" office:value-type="float" office:value="0.0000332978840706321" calcext:value-type="float">
            <text:p>3.32978840706321E-005</text:p>
          </table:table-cell>
          <table:table-cell table:formula="of:=(       (    (COS([.$B15])     -      SQRT([.NS$2]^2-SIN([.$B15])^2))    /     (COS([.$B15])    +     SQRT([.NS$2]^2-SIN([.$B15])^2))    )  ^2     -    [.$C15]  )^2" office:value-type="float" office:value="0.0000339155929606824" calcext:value-type="float">
            <text:p>3.39155929606824E-005</text:p>
          </table:table-cell>
          <table:table-cell table:formula="of:=(       (    (COS([.$B15])     -      SQRT([.NT$2]^2-SIN([.$B15])^2))    /     (COS([.$B15])    +     SQRT([.NT$2]^2-SIN([.$B15])^2))    )  ^2     -    [.$C15]  )^2" office:value-type="float" office:value="0.0000345389638589867" calcext:value-type="float">
            <text:p>0.000034539</text:p>
          </table:table-cell>
          <table:table-cell table:formula="of:=(       (    (COS([.$B15])     -      SQRT([.NU$2]^2-SIN([.$B15])^2))    /     (COS([.$B15])    +     SQRT([.NU$2]^2-SIN([.$B15])^2))    )  ^2     -    [.$C15]  )^2" office:value-type="float" office:value="0.0000351679963139813" calcext:value-type="float">
            <text:p>0.000035168</text:p>
          </table:table-cell>
          <table:table-cell table:formula="of:=(       (    (COS([.$B15])     -      SQRT([.NV$2]^2-SIN([.$B15])^2))    /     (COS([.$B15])    +     SQRT([.NV$2]^2-SIN([.$B15])^2))    )  ^2     -    [.$C15]  )^2" office:value-type="float" office:value="0.000035802689872603" calcext:value-type="float">
            <text:p>3.5802689872603E-005</text:p>
          </table:table-cell>
          <table:table-cell table:formula="of:=(       (    (COS([.$B15])     -      SQRT([.NW$2]^2-SIN([.$B15])^2))    /     (COS([.$B15])    +     SQRT([.NW$2]^2-SIN([.$B15])^2))    )  ^2     -    [.$C15]  )^2" office:value-type="float" office:value="0.0000364430440802941" calcext:value-type="float">
            <text:p>0.000036443</text:p>
          </table:table-cell>
          <table:table-cell table:formula="of:=(       (    (COS([.$B15])     -      SQRT([.NX$2]^2-SIN([.$B15])^2))    /     (COS([.$B15])    +     SQRT([.NX$2]^2-SIN([.$B15])^2))    )  ^2     -    [.$C15]  )^2" office:value-type="float" office:value="0.0000370890584810026" calcext:value-type="float">
            <text:p>3.70890584810026E-005</text:p>
          </table:table-cell>
          <table:table-cell table:formula="of:=(       (    (COS([.$B15])     -      SQRT([.NY$2]^2-SIN([.$B15])^2))    /     (COS([.$B15])    +     SQRT([.NY$2]^2-SIN([.$B15])^2))    )  ^2     -    [.$C15]  )^2" office:value-type="float" office:value="0.0000377407326171841" calcext:value-type="float">
            <text:p>3.77407326171841E-005</text:p>
          </table:table-cell>
          <table:table-cell table:formula="of:=(       (    (COS([.$B15])     -      SQRT([.NZ$2]^2-SIN([.$B15])^2))    /     (COS([.$B15])    +     SQRT([.NZ$2]^2-SIN([.$B15])^2))    )  ^2     -    [.$C15]  )^2" office:value-type="float" office:value="0.000038398066029806" calcext:value-type="float">
            <text:p>3.8398066029806E-005</text:p>
          </table:table-cell>
          <table:table-cell table:formula="of:=(       (    (COS([.$B15])     -      SQRT([.OA$2]^2-SIN([.$B15])^2))    /     (COS([.$B15])    +     SQRT([.OA$2]^2-SIN([.$B15])^2))    )  ^2     -    [.$C15]  )^2" office:value-type="float" office:value="0.000039061058258346" calcext:value-type="float">
            <text:p>3.9061058258346E-005</text:p>
          </table:table-cell>
          <table:table-cell table:formula="of:=(       (    (COS([.$B15])     -      SQRT([.OB$2]^2-SIN([.$B15])^2))    /     (COS([.$B15])    +     SQRT([.OB$2]^2-SIN([.$B15])^2))    )  ^2     -    [.$C15]  )^2" office:value-type="float" office:value="0.0000397297088408006" calcext:value-type="float">
            <text:p>3.97297088408006E-005</text:p>
          </table:table-cell>
          <table:table-cell table:formula="of:=(       (    (COS([.$B15])     -      SQRT([.OC$2]^2-SIN([.$B15])^2))    /     (COS([.$B15])    +     SQRT([.OC$2]^2-SIN([.$B15])^2))    )  ^2     -    [.$C15]  )^2" office:value-type="float" office:value="0.0000404040173136781" calcext:value-type="float">
            <text:p>0.000040404</text:p>
          </table:table-cell>
          <table:table-cell table:formula="of:=(       (    (COS([.$B15])     -      SQRT([.OD$2]^2-SIN([.$B15])^2))    /     (COS([.$B15])    +     SQRT([.OD$2]^2-SIN([.$B15])^2))    )  ^2     -    [.$C15]  )^2" office:value-type="float" office:value="0.0000410839832120091" calcext:value-type="float">
            <text:p>0.000041084</text:p>
          </table:table-cell>
          <table:table-cell table:formula="of:=(       (    (COS([.$B15])     -      SQRT([.OE$2]^2-SIN([.$B15])^2))    /     (COS([.$B15])    +     SQRT([.OE$2]^2-SIN([.$B15])^2))    )  ^2     -    [.$C15]  )^2" office:value-type="float" office:value="0.0000417696060693439" calcext:value-type="float">
            <text:p>4.17696060693439E-005</text:p>
          </table:table-cell>
          <table:table-cell table:formula="of:=(       (    (COS([.$B15])     -      SQRT([.OF$2]^2-SIN([.$B15])^2))    /     (COS([.$B15])    +     SQRT([.OF$2]^2-SIN([.$B15])^2))    )  ^2     -    [.$C15]  )^2" office:value-type="float" office:value="0.0000424608854177572" calcext:value-type="float">
            <text:p>4.24608854177572E-005</text:p>
          </table:table-cell>
          <table:table-cell table:formula="of:=(       (    (COS([.$B15])     -      SQRT([.OG$2]^2-SIN([.$B15])^2))    /     (COS([.$B15])    +     SQRT([.OG$2]^2-SIN([.$B15])^2))    )  ^2     -    [.$C15]  )^2" office:value-type="float" office:value="0.0000431578207878482" calcext:value-type="float">
            <text:p>4.31578207878482E-005</text:p>
          </table:table-cell>
          <table:table-cell table:formula="of:=(       (    (COS([.$B15])     -      SQRT([.OH$2]^2-SIN([.$B15])^2))    /     (COS([.$B15])    +     SQRT([.OH$2]^2-SIN([.$B15])^2))    )  ^2     -    [.$C15]  )^2" office:value-type="float" office:value="0.0000438604117087441" calcext:value-type="float">
            <text:p>4.38604117087441E-005</text:p>
          </table:table-cell>
          <table:table-cell table:formula="of:=(       (    (COS([.$B15])     -      SQRT([.OI$2]^2-SIN([.$B15])^2))    /     (COS([.$B15])    +     SQRT([.OI$2]^2-SIN([.$B15])^2))    )  ^2     -    [.$C15]  )^2" office:value-type="float" office:value="0.0000445686577081001" calcext:value-type="float">
            <text:p>4.45686577081001E-005</text:p>
          </table:table-cell>
          <table:table-cell table:formula="of:=(       (    (COS([.$B15])     -      SQRT([.OJ$2]^2-SIN([.$B15])^2))    /     (COS([.$B15])    +     SQRT([.OJ$2]^2-SIN([.$B15])^2))    )  ^2     -    [.$C15]  )^2" office:value-type="float" office:value="0.0000452825583121047" calcext:value-type="float">
            <text:p>4.52825583121047E-005</text:p>
          </table:table-cell>
          <table:table-cell table:formula="of:=(       (    (COS([.$B15])     -      SQRT([.OK$2]^2-SIN([.$B15])^2))    /     (COS([.$B15])    +     SQRT([.OK$2]^2-SIN([.$B15])^2))    )  ^2     -    [.$C15]  )^2" office:value-type="float" office:value="0.0000460021130454804" calcext:value-type="float">
            <text:p>4.60021130454804E-005</text:p>
          </table:table-cell>
          <table:table-cell table:formula="of:=(       (    (COS([.$B15])     -      SQRT([.OL$2]^2-SIN([.$B15])^2))    /     (COS([.$B15])    +     SQRT([.OL$2]^2-SIN([.$B15])^2))    )  ^2     -    [.$C15]  )^2" office:value-type="float" office:value="0.000046727321431484" calcext:value-type="float">
            <text:p>4.6727321431484E-005</text:p>
          </table:table-cell>
          <table:table-cell table:formula="of:=(       (    (COS([.$B15])     -      SQRT([.OM$2]^2-SIN([.$B15])^2))    /     (COS([.$B15])    +     SQRT([.OM$2]^2-SIN([.$B15])^2))    )  ^2     -    [.$C15]  )^2" office:value-type="float" office:value="0.0000474581829919121" calcext:value-type="float">
            <text:p>4.74581829919121E-005</text:p>
          </table:table-cell>
          <table:table-cell table:formula="of:=(       (    (COS([.$B15])     -      SQRT([.ON$2]^2-SIN([.$B15])^2))    /     (COS([.$B15])    +     SQRT([.ON$2]^2-SIN([.$B15])^2))    )  ^2     -    [.$C15]  )^2" office:value-type="float" office:value="0.0000481946972471006" calcext:value-type="float">
            <text:p>4.81946972471006E-005</text:p>
          </table:table-cell>
          <table:table-cell table:formula="of:=(       (    (COS([.$B15])     -      SQRT([.OO$2]^2-SIN([.$B15])^2))    /     (COS([.$B15])    +     SQRT([.OO$2]^2-SIN([.$B15])^2))    )  ^2     -    [.$C15]  )^2" office:value-type="float" office:value="0.0000489368637159269" calcext:value-type="float">
            <text:p>4.89368637159269E-005</text:p>
          </table:table-cell>
          <table:table-cell table:formula="of:=(       (    (COS([.$B15])     -      SQRT([.OP$2]^2-SIN([.$B15])^2))    /     (COS([.$B15])    +     SQRT([.OP$2]^2-SIN([.$B15])^2))    )  ^2     -    [.$C15]  )^2" office:value-type="float" office:value="0.0000496846819158144" calcext:value-type="float">
            <text:p>4.96846819158144E-005</text:p>
          </table:table-cell>
          <table:table-cell table:formula="of:=(       (    (COS([.$B15])     -      SQRT([.OQ$2]^2-SIN([.$B15])^2))    /     (COS([.$B15])    +     SQRT([.OQ$2]^2-SIN([.$B15])^2))    )  ^2     -    [.$C15]  )^2" office:value-type="float" office:value="0.0000504381513627314" calcext:value-type="float">
            <text:p>5.04381513627314E-005</text:p>
          </table:table-cell>
          <table:table-cell table:formula="of:=(       (    (COS([.$B15])     -      SQRT([.OR$2]^2-SIN([.$B15])^2))    /     (COS([.$B15])    +     SQRT([.OR$2]^2-SIN([.$B15])^2))    )  ^2     -    [.$C15]  )^2" office:value-type="float" office:value="0.0000511972715711948" calcext:value-type="float">
            <text:p>5.11972715711948E-005</text:p>
          </table:table-cell>
          <table:table-cell table:formula="of:=(       (    (COS([.$B15])     -      SQRT([.OS$2]^2-SIN([.$B15])^2))    /     (COS([.$B15])    +     SQRT([.OS$2]^2-SIN([.$B15])^2))    )  ^2     -    [.$C15]  )^2" office:value-type="float" office:value="0.000051962042054274" calcext:value-type="float">
            <text:p>0.000051962</text:p>
          </table:table-cell>
          <table:table-cell table:formula="of:=(       (    (COS([.$B15])     -      SQRT([.OT$2]^2-SIN([.$B15])^2))    /     (COS([.$B15])    +     SQRT([.OT$2]^2-SIN([.$B15])^2))    )  ^2     -    [.$C15]  )^2" office:value-type="float" office:value="0.0000527324623235886" calcext:value-type="float">
            <text:p>5.27324623235886E-005</text:p>
          </table:table-cell>
          <table:table-cell table:formula="of:=(       (    (COS([.$B15])     -      SQRT([.OU$2]^2-SIN([.$B15])^2))    /     (COS([.$B15])    +     SQRT([.OU$2]^2-SIN([.$B15])^2))    )  ^2     -    [.$C15]  )^2" office:value-type="float" office:value="0.0000535085318893152" calcext:value-type="float">
            <text:p>5.35085318893152E-005</text:p>
          </table:table-cell>
          <table:table-cell table:formula="of:=(       (    (COS([.$B15])     -      SQRT([.OV$2]^2-SIN([.$B15])^2))    /     (COS([.$B15])    +     SQRT([.OV$2]^2-SIN([.$B15])^2))    )  ^2     -    [.$C15]  )^2" office:value-type="float" office:value="0.0000542902502601845" calcext:value-type="float">
            <text:p>5.42902502601845E-005</text:p>
          </table:table-cell>
          <table:table-cell table:formula="of:=(       (    (COS([.$B15])     -      SQRT([.OW$2]^2-SIN([.$B15])^2))    /     (COS([.$B15])    +     SQRT([.OW$2]^2-SIN([.$B15])^2))    )  ^2     -    [.$C15]  )^2" office:value-type="float" office:value="0.0000550776169434898" calcext:value-type="float">
            <text:p>5.50776169434898E-005</text:p>
          </table:table-cell>
          <table:table-cell table:formula="of:=(       (    (COS([.$B15])     -      SQRT([.OX$2]^2-SIN([.$B15])^2))    /     (COS([.$B15])    +     SQRT([.OX$2]^2-SIN([.$B15])^2))    )  ^2     -    [.$C15]  )^2" office:value-type="float" office:value="0.0000558706314450827" calcext:value-type="float">
            <text:p>5.58706314450827E-005</text:p>
          </table:table-cell>
          <table:table-cell table:formula="of:=(       (    (COS([.$B15])     -      SQRT([.OY$2]^2-SIN([.$B15])^2))    /     (COS([.$B15])    +     SQRT([.OY$2]^2-SIN([.$B15])^2))    )  ^2     -    [.$C15]  )^2" office:value-type="float" office:value="0.0000566692932693771" calcext:value-type="float">
            <text:p>5.66692932693771E-005</text:p>
          </table:table-cell>
          <table:table-cell table:formula="of:=(       (    (COS([.$B15])     -      SQRT([.OZ$2]^2-SIN([.$B15])^2))    /     (COS([.$B15])    +     SQRT([.OZ$2]^2-SIN([.$B15])^2))    )  ^2     -    [.$C15]  )^2" office:value-type="float" office:value="0.0000574736019193565" calcext:value-type="float">
            <text:p>5.74736019193565E-005</text:p>
          </table:table-cell>
          <table:table-cell table:formula="of:=(       (    (COS([.$B15])     -      SQRT([.PA$2]^2-SIN([.$B15])^2))    /     (COS([.$B15])    +     SQRT([.PA$2]^2-SIN([.$B15])^2))    )  ^2     -    [.$C15]  )^2" office:value-type="float" office:value="0.000058283556896567" calcext:value-type="float">
            <text:p>5.8283556896567E-005</text:p>
          </table:table-cell>
          <table:table-cell table:formula="of:=(       (    (COS([.$B15])     -      SQRT([.PB$2]^2-SIN([.$B15])^2))    /     (COS([.$B15])    +     SQRT([.PB$2]^2-SIN([.$B15])^2))    )  ^2     -    [.$C15]  )^2" office:value-type="float" office:value="0.0000590991577011264" calcext:value-type="float">
            <text:p>5.90991577011264E-005</text:p>
          </table:table-cell>
          <table:table-cell table:formula="of:=(       (    (COS([.$B15])     -      SQRT([.PC$2]^2-SIN([.$B15])^2))    /     (COS([.$B15])    +     SQRT([.PC$2]^2-SIN([.$B15])^2))    )  ^2     -    [.$C15]  )^2" office:value-type="float" office:value="0.0000599204038317242" calcext:value-type="float">
            <text:p>5.99204038317242E-005</text:p>
          </table:table-cell>
          <table:table-cell table:formula="of:=(       (    (COS([.$B15])     -      SQRT([.PD$2]^2-SIN([.$B15])^2))    /     (COS([.$B15])    +     SQRT([.PD$2]^2-SIN([.$B15])^2))    )  ^2     -    [.$C15]  )^2" office:value-type="float" office:value="0.000060747294785622" calcext:value-type="float">
            <text:p>6.0747294785622E-005</text:p>
          </table:table-cell>
          <table:table-cell table:formula="of:=(       (    (COS([.$B15])     -      SQRT([.PE$2]^2-SIN([.$B15])^2))    /     (COS([.$B15])    +     SQRT([.PE$2]^2-SIN([.$B15])^2))    )  ^2     -    [.$C15]  )^2" office:value-type="float" office:value="0.000061579830058657" calcext:value-type="float">
            <text:p>6.1579830058657E-005</text:p>
          </table:table-cell>
          <table:table-cell table:formula="of:=(       (    (COS([.$B15])     -      SQRT([.PF$2]^2-SIN([.$B15])^2))    /     (COS([.$B15])    +     SQRT([.PF$2]^2-SIN([.$B15])^2))    )  ^2     -    [.$C15]  )^2" office:value-type="float" office:value="0.0000624180091452458" calcext:value-type="float">
            <text:p>0.000062418</text:p>
          </table:table-cell>
          <table:table-cell table:formula="of:=(       (    (COS([.$B15])     -      SQRT([.PG$2]^2-SIN([.$B15])^2))    /     (COS([.$B15])    +     SQRT([.PG$2]^2-SIN([.$B15])^2))    )  ^2     -    [.$C15]  )^2" office:value-type="float" office:value="0.0000632618315383827" calcext:value-type="float">
            <text:p>6.32618315383827E-005</text:p>
          </table:table-cell>
          <table:table-cell table:formula="of:=(       (    (COS([.$B15])     -      SQRT([.PH$2]^2-SIN([.$B15])^2))    /     (COS([.$B15])    +     SQRT([.PH$2]^2-SIN([.$B15])^2))    )  ^2     -    [.$C15]  )^2" office:value-type="float" office:value="0.0000641112967296447" calcext:value-type="float">
            <text:p>6.41112967296447E-005</text:p>
          </table:table-cell>
          <table:table-cell table:formula="of:=(       (    (COS([.$B15])     -      SQRT([.PI$2]^2-SIN([.$B15])^2))    /     (COS([.$B15])    +     SQRT([.PI$2]^2-SIN([.$B15])^2))    )  ^2     -    [.$C15]  )^2" office:value-type="float" office:value="0.0000649664042091927" calcext:value-type="float">
            <text:p>6.49664042091927E-005</text:p>
          </table:table-cell>
          <table:table-cell table:formula="of:=(       (    (COS([.$B15])     -      SQRT([.PJ$2]^2-SIN([.$B15])^2))    /     (COS([.$B15])    +     SQRT([.PJ$2]^2-SIN([.$B15])^2))    )  ^2     -    [.$C15]  )^2" office:value-type="float" office:value="0.0000658271534657729" calcext:value-type="float">
            <text:p>6.58271534657729E-005</text:p>
          </table:table-cell>
          <table:table-cell table:formula="of:=(       (    (COS([.$B15])     -      SQRT([.PK$2]^2-SIN([.$B15])^2))    /     (COS([.$B15])    +     SQRT([.PK$2]^2-SIN([.$B15])^2))    )  ^2     -    [.$C15]  )^2" office:value-type="float" office:value="0.0000666935439867195" calcext:value-type="float">
            <text:p>6.66935439867195E-005</text:p>
          </table:table-cell>
          <table:table-cell table:formula="of:=(       (    (COS([.$B15])     -      SQRT([.PL$2]^2-SIN([.$B15])^2))    /     (COS([.$B15])    +     SQRT([.PL$2]^2-SIN([.$B15])^2))    )  ^2     -    [.$C15]  )^2" office:value-type="float" office:value="0.0000675655752579566" calcext:value-type="float">
            <text:p>6.75655752579566E-005</text:p>
          </table:table-cell>
          <table:table-cell table:formula="of:=(       (    (COS([.$B15])     -      SQRT([.PM$2]^2-SIN([.$B15])^2))    /     (COS([.$B15])    +     SQRT([.PM$2]^2-SIN([.$B15])^2))    )  ^2     -    [.$C15]  )^2" office:value-type="float" office:value="0.0000684432467640008" calcext:value-type="float">
            <text:p>6.84432467640008E-005</text:p>
          </table:table-cell>
          <table:table-cell table:formula="of:=(       (    (COS([.$B15])     -      SQRT([.PN$2]^2-SIN([.$B15])^2))    /     (COS([.$B15])    +     SQRT([.PN$2]^2-SIN([.$B15])^2))    )  ^2     -    [.$C15]  )^2" office:value-type="float" office:value="0.0000693265579879618" calcext:value-type="float">
            <text:p>6.93265579879618E-005</text:p>
          </table:table-cell>
          <table:table-cell table:formula="of:=(       (    (COS([.$B15])     -      SQRT([.PO$2]^2-SIN([.$B15])^2))    /     (COS([.$B15])    +     SQRT([.PO$2]^2-SIN([.$B15])^2))    )  ^2     -    [.$C15]  )^2" office:value-type="float" office:value="0.0000702155084115469" calcext:value-type="float">
            <text:p>7.02155084115469E-005</text:p>
          </table:table-cell>
          <table:table-cell table:formula="of:=(       (    (COS([.$B15])     -      SQRT([.PP$2]^2-SIN([.$B15])^2))    /     (COS([.$B15])    +     SQRT([.PP$2]^2-SIN([.$B15])^2))    )  ^2     -    [.$C15]  )^2" office:value-type="float" office:value="0.0000711100975150611" calcext:value-type="float">
            <text:p>7.11100975150611E-005</text:p>
          </table:table-cell>
          <table:table-cell table:formula="of:=(       (    (COS([.$B15])     -      SQRT([.PQ$2]^2-SIN([.$B15])^2))    /     (COS([.$B15])    +     SQRT([.PQ$2]^2-SIN([.$B15])^2))    )  ^2     -    [.$C15]  )^2" office:value-type="float" office:value="0.000072010324777407" calcext:value-type="float">
            <text:p>7.2010324777407E-005</text:p>
          </table:table-cell>
          <table:table-cell table:formula="of:=(       (    (COS([.$B15])     -      SQRT([.PR$2]^2-SIN([.$B15])^2))    /     (COS([.$B15])    +     SQRT([.PR$2]^2-SIN([.$B15])^2))    )  ^2     -    [.$C15]  )^2" office:value-type="float" office:value="0.0000729161896760929" calcext:value-type="float">
            <text:p>7.29161896760929E-005</text:p>
          </table:table-cell>
          <table:table-cell table:formula="of:=(       (    (COS([.$B15])     -      SQRT([.PS$2]^2-SIN([.$B15])^2))    /     (COS([.$B15])    +     SQRT([.PS$2]^2-SIN([.$B15])^2))    )  ^2     -    [.$C15]  )^2" office:value-type="float" office:value="0.0000738276916872282" calcext:value-type="float">
            <text:p>7.38276916872282E-005</text:p>
          </table:table-cell>
          <table:table-cell table:formula="of:=(       (    (COS([.$B15])     -      SQRT([.PT$2]^2-SIN([.$B15])^2))    /     (COS([.$B15])    +     SQRT([.PT$2]^2-SIN([.$B15])^2))    )  ^2     -    [.$C15]  )^2" office:value-type="float" office:value="0.0000747448302855327" calcext:value-type="float">
            <text:p>7.47448302855327E-005</text:p>
          </table:table-cell>
          <table:table-cell table:formula="of:=(       (    (COS([.$B15])     -      SQRT([.PU$2]^2-SIN([.$B15])^2))    /     (COS([.$B15])    +     SQRT([.PU$2]^2-SIN([.$B15])^2))    )  ^2     -    [.$C15]  )^2" office:value-type="float" office:value="0.0000756676049443306" calcext:value-type="float">
            <text:p>7.56676049443306E-005</text:p>
          </table:table-cell>
          <table:table-cell table:formula="of:=(       (    (COS([.$B15])     -      SQRT([.PV$2]^2-SIN([.$B15])^2))    /     (COS([.$B15])    +     SQRT([.PV$2]^2-SIN([.$B15])^2))    )  ^2     -    [.$C15]  )^2" office:value-type="float" office:value="0.0000765960151355567" calcext:value-type="float">
            <text:p>0.000076596</text:p>
          </table:table-cell>
          <table:table-cell table:formula="of:=(       (    (COS([.$B15])     -      SQRT([.PW$2]^2-SIN([.$B15])^2))    /     (COS([.$B15])    +     SQRT([.PW$2]^2-SIN([.$B15])^2))    )  ^2     -    [.$C15]  )^2" office:value-type="float" office:value="0.0000775300603297614" calcext:value-type="float">
            <text:p>7.75300603297614E-005</text:p>
          </table:table-cell>
          <table:table-cell table:formula="of:=(       (    (COS([.$B15])     -      SQRT([.PX$2]^2-SIN([.$B15])^2))    /     (COS([.$B15])    +     SQRT([.PX$2]^2-SIN([.$B15])^2))    )  ^2     -    [.$C15]  )^2" office:value-type="float" office:value="0.0000784697399961059" calcext:value-type="float">
            <text:p>7.84697399961059E-005</text:p>
          </table:table-cell>
          <table:table-cell table:formula="of:=(       (    (COS([.$B15])     -      SQRT([.PY$2]^2-SIN([.$B15])^2))    /     (COS([.$B15])    +     SQRT([.PY$2]^2-SIN([.$B15])^2))    )  ^2     -    [.$C15]  )^2" office:value-type="float" office:value="0.000079415053602369" calcext:value-type="float">
            <text:p>7.9415053602369E-005</text:p>
          </table:table-cell>
          <table:table-cell table:formula="of:=(       (    (COS([.$B15])     -      SQRT([.PZ$2]^2-SIN([.$B15])^2))    /     (COS([.$B15])    +     SQRT([.PZ$2]^2-SIN([.$B15])^2))    )  ^2     -    [.$C15]  )^2" office:value-type="float" office:value="0.0000803660006149491" calcext:value-type="float">
            <text:p>0.000080366</text:p>
          </table:table-cell>
          <table:table-cell table:formula="of:=(       (    (COS([.$B15])     -      SQRT([.QA$2]^2-SIN([.$B15])^2))    /     (COS([.$B15])    +     SQRT([.QA$2]^2-SIN([.$B15])^2))    )  ^2     -    [.$C15]  )^2" office:value-type="float" office:value="0.0000813225804988631" calcext:value-type="float">
            <text:p>8.13225804988631E-005</text:p>
          </table:table-cell>
          <table:table-cell table:formula="of:=(       (    (COS([.$B15])     -      SQRT([.QB$2]^2-SIN([.$B15])^2))    /     (COS([.$B15])    +     SQRT([.QB$2]^2-SIN([.$B15])^2))    )  ^2     -    [.$C15]  )^2" office:value-type="float" office:value="0.0000822847927177506" calcext:value-type="float">
            <text:p>8.22847927177506E-005</text:p>
          </table:table-cell>
          <table:table-cell table:formula="of:=(       (    (COS([.$B15])     -      SQRT([.QC$2]^2-SIN([.$B15])^2))    /     (COS([.$B15])    +     SQRT([.QC$2]^2-SIN([.$B15])^2))    )  ^2     -    [.$C15]  )^2" office:value-type="float" office:value="0.0000832526367338763" calcext:value-type="float">
            <text:p>8.32526367338763E-005</text:p>
          </table:table-cell>
          <table:table-cell table:formula="of:=(       (    (COS([.$B15])     -      SQRT([.QD$2]^2-SIN([.$B15])^2))    /     (COS([.$B15])    +     SQRT([.QD$2]^2-SIN([.$B15])^2))    )  ^2     -    [.$C15]  )^2" office:value-type="float" office:value="0.0000842261120081328" calcext:value-type="float">
            <text:p>8.42261120081328E-005</text:p>
          </table:table-cell>
          <table:table-cell table:formula="of:=(       (    (COS([.$B15])     -      SQRT([.QE$2]^2-SIN([.$B15])^2))    /     (COS([.$B15])    +     SQRT([.QE$2]^2-SIN([.$B15])^2))    )  ^2     -    [.$C15]  )^2" office:value-type="float" office:value="0.0000852052180000378" calcext:value-type="float">
            <text:p>8.52052180000378E-005</text:p>
          </table:table-cell>
          <table:table-cell table:formula="of:=(       (    (COS([.$B15])     -      SQRT([.QF$2]^2-SIN([.$B15])^2))    /     (COS([.$B15])    +     SQRT([.QF$2]^2-SIN([.$B15])^2))    )  ^2     -    [.$C15]  )^2" office:value-type="float" office:value="0.000086189954167741" calcext:value-type="float">
            <text:p>0.00008619</text:p>
          </table:table-cell>
          <table:table-cell table:formula="of:=(       (    (COS([.$B15])     -      SQRT([.QG$2]^2-SIN([.$B15])^2))    /     (COS([.$B15])    +     SQRT([.QG$2]^2-SIN([.$B15])^2))    )  ^2     -    [.$C15]  )^2" office:value-type="float" office:value="0.0000871803199680261" calcext:value-type="float">
            <text:p>8.71803199680261E-005</text:p>
          </table:table-cell>
          <table:table-cell table:formula="of:=(       (    (COS([.$B15])     -      SQRT([.QH$2]^2-SIN([.$B15])^2))    /     (COS([.$B15])    +     SQRT([.QH$2]^2-SIN([.$B15])^2))    )  ^2     -    [.$C15]  )^2" office:value-type="float" office:value="0.00008817631485631" calcext:value-type="float">
            <text:p>8.817631485631E-005</text:p>
          </table:table-cell>
          <table:table-cell table:formula="of:=(       (    (COS([.$B15])     -      SQRT([.QI$2]^2-SIN([.$B15])^2))    /     (COS([.$B15])    +     SQRT([.QI$2]^2-SIN([.$B15])^2))    )  ^2     -    [.$C15]  )^2" office:value-type="float" office:value="0.0000891779382866441" calcext:value-type="float">
            <text:p>8.91779382866441E-005</text:p>
          </table:table-cell>
          <table:table-cell table:formula="of:=(       (    (COS([.$B15])     -      SQRT([.QJ$2]^2-SIN([.$B15])^2))    /     (COS([.$B15])    +     SQRT([.QJ$2]^2-SIN([.$B15])^2))    )  ^2     -    [.$C15]  )^2" office:value-type="float" office:value="0.0000901851897117204" calcext:value-type="float">
            <text:p>9.01851897117204E-005</text:p>
          </table:table-cell>
          <table:table-cell table:formula="of:=(       (    (COS([.$B15])     -      SQRT([.QK$2]^2-SIN([.$B15])^2))    /     (COS([.$B15])    +     SQRT([.QK$2]^2-SIN([.$B15])^2))    )  ^2     -    [.$C15]  )^2" office:value-type="float" office:value="0.0000911980685828719" calcext:value-type="float">
            <text:p>9.11980685828719E-005</text:p>
          </table:table-cell>
          <table:table-cell table:formula="of:=(       (    (COS([.$B15])     -      SQRT([.QL$2]^2-SIN([.$B15])^2))    /     (COS([.$B15])    +     SQRT([.QL$2]^2-SIN([.$B15])^2))    )  ^2     -    [.$C15]  )^2" office:value-type="float" office:value="0.0000922165743500724" calcext:value-type="float">
            <text:p>9.22165743500724E-005</text:p>
          </table:table-cell>
          <table:table-cell table:formula="of:=(       (    (COS([.$B15])     -      SQRT([.QM$2]^2-SIN([.$B15])^2))    /     (COS([.$B15])    +     SQRT([.QM$2]^2-SIN([.$B15])^2))    )  ^2     -    [.$C15]  )^2" office:value-type="float" office:value="0.0000932407064619415" calcext:value-type="float">
            <text:p>9.32407064619415E-005</text:p>
          </table:table-cell>
          <table:table-cell table:formula="of:=(       (    (COS([.$B15])     -      SQRT([.QN$2]^2-SIN([.$B15])^2))    /     (COS([.$B15])    +     SQRT([.QN$2]^2-SIN([.$B15])^2))    )  ^2     -    [.$C15]  )^2" office:value-type="float" office:value="0.0000942704643657437" calcext:value-type="float">
            <text:p>9.42704643657437E-005</text:p>
          </table:table-cell>
          <table:table-cell table:formula="of:=(       (    (COS([.$B15])     -      SQRT([.QO$2]^2-SIN([.$B15])^2))    /     (COS([.$B15])    +     SQRT([.QO$2]^2-SIN([.$B15])^2))    )  ^2     -    [.$C15]  )^2" office:value-type="float" office:value="0.0000953058475073926" calcext:value-type="float">
            <text:p>9.53058475073926E-005</text:p>
          </table:table-cell>
          <table:table-cell table:formula="of:=(       (    (COS([.$B15])     -      SQRT([.QP$2]^2-SIN([.$B15])^2))    /     (COS([.$B15])    +     SQRT([.QP$2]^2-SIN([.$B15])^2))    )  ^2     -    [.$C15]  )^2" office:value-type="float" office:value="0.0000963468553314523" calcext:value-type="float">
            <text:p>9.63468553314523E-005</text:p>
          </table:table-cell>
          <table:table-cell table:formula="of:=(       (    (COS([.$B15])     -      SQRT([.QQ$2]^2-SIN([.$B15])^2))    /     (COS([.$B15])    +     SQRT([.QQ$2]^2-SIN([.$B15])^2))    )  ^2     -    [.$C15]  )^2" office:value-type="float" office:value="0.0000973934872811398" calcext:value-type="float">
            <text:p>9.73934872811398E-005</text:p>
          </table:table-cell>
          <table:table-cell table:formula="of:=(       (    (COS([.$B15])     -      SQRT([.QR$2]^2-SIN([.$B15])^2))    /     (COS([.$B15])    +     SQRT([.QR$2]^2-SIN([.$B15])^2))    )  ^2     -    [.$C15]  )^2" office:value-type="float" office:value="0.0000984457427983252" calcext:value-type="float">
            <text:p>9.84457427983252E-005</text:p>
          </table:table-cell>
          <table:table-cell table:formula="of:=(       (    (COS([.$B15])     -      SQRT([.QS$2]^2-SIN([.$B15])^2))    /     (COS([.$B15])    +     SQRT([.QS$2]^2-SIN([.$B15])^2))    )  ^2     -    [.$C15]  )^2" office:value-type="float" office:value="0.0000995036213235345" calcext:value-type="float">
            <text:p>9.95036213235345E-005</text:p>
          </table:table-cell>
          <table:table-cell table:formula="of:=(       (    (COS([.$B15])     -      SQRT([.QT$2]^2-SIN([.$B15])^2))    /     (COS([.$B15])    +     SQRT([.QT$2]^2-SIN([.$B15])^2))    )  ^2     -    [.$C15]  )^2" office:value-type="float" office:value="0.000100567122295954" calcext:value-type="float">
            <text:p>0.0001005671</text:p>
          </table:table-cell>
          <table:table-cell table:formula="of:=(       (    (COS([.$B15])     -      SQRT([.QU$2]^2-SIN([.$B15])^2))    /     (COS([.$B15])    +     SQRT([.QU$2]^2-SIN([.$B15])^2))    )  ^2     -    [.$C15]  )^2" office:value-type="float" office:value="0.00010163624515343" calcext:value-type="float">
            <text:p>0.0001016362</text:p>
          </table:table-cell>
          <table:table-cell table:formula="of:=(       (    (COS([.$B15])     -      SQRT([.QV$2]^2-SIN([.$B15])^2))    /     (COS([.$B15])    +     SQRT([.QV$2]^2-SIN([.$B15])^2))    )  ^2     -    [.$C15]  )^2" office:value-type="float" office:value="0.000102710989332467" calcext:value-type="float">
            <text:p>0.000102711</text:p>
          </table:table-cell>
          <table:table-cell table:formula="of:=(       (    (COS([.$B15])     -      SQRT([.QW$2]^2-SIN([.$B15])^2))    /     (COS([.$B15])    +     SQRT([.QW$2]^2-SIN([.$B15])^2))    )  ^2     -    [.$C15]  )^2" office:value-type="float" office:value="0.00010379135426824" calcext:value-type="float">
            <text:p>0.0001037914</text:p>
          </table:table-cell>
          <table:table-cell table:formula="of:=(       (    (COS([.$B15])     -      SQRT([.QX$2]^2-SIN([.$B15])^2))    /     (COS([.$B15])    +     SQRT([.QX$2]^2-SIN([.$B15])^2))    )  ^2     -    [.$C15]  )^2" office:value-type="float" office:value="0.000104877339394584" calcext:value-type="float">
            <text:p>0.0001048773</text:p>
          </table:table-cell>
          <table:table-cell table:number-columns-repeated="558"/>
        </table:table-row>
        <table:table-row table:style-name="ro1">
          <table:table-cell/>
          <table:table-cell table:formula="of:=[List1.N39]/180*PI()" office:value-type="float" office:value="0.436332312998582" calcext:value-type="float">
            <text:p>0.436332313</text:p>
          </table:table-cell>
          <table:table-cell table:style-name="ce5" table:formula="of:=[List1.P39]/1910" office:value-type="float" office:value="0.103141361256545" calcext:value-type="float">
            <text:p>0.1031413613</text:p>
          </table:table-cell>
          <table:table-cell table:formula="of:=(       (    (COS([.$B16])     -      SQRT([.D$2]^2-SIN([.$B16])^2))    /     (COS([.$B16])    +     SQRT([.D$2]^2-SIN([.$B16])^2))    )  ^2     -    [.$C16]  )^2" office:value-type="float" office:value="0.000197189345944818" calcext:value-type="float">
            <text:p>0.0001971893</text:p>
          </table:table-cell>
          <table:table-cell table:formula="of:=(       (    (COS([.$B16])     -      SQRT([.E$2]^2-SIN([.$B16])^2))    /     (COS([.$B16])    +     SQRT([.E$2]^2-SIN([.$B16])^2))    )  ^2     -    [.$C16]  )^2" office:value-type="float" office:value="0.000195783597051917" calcext:value-type="float">
            <text:p>0.0001957836</text:p>
          </table:table-cell>
          <table:table-cell table:formula="of:=(       (    (COS([.$B16])     -      SQRT([.F$2]^2-SIN([.$B16])^2))    /     (COS([.$B16])    +     SQRT([.F$2]^2-SIN([.$B16])^2))    )  ^2     -    [.$C16]  )^2" office:value-type="float" office:value="0.000194382833768253" calcext:value-type="float">
            <text:p>0.0001943828</text:p>
          </table:table-cell>
          <table:table-cell table:formula="of:=(       (    (COS([.$B16])     -      SQRT([.G$2]^2-SIN([.$B16])^2))    /     (COS([.$B16])    +     SQRT([.G$2]^2-SIN([.$B16])^2))    )  ^2     -    [.$C16]  )^2" office:value-type="float" office:value="0.000192987056713594" calcext:value-type="float">
            <text:p>0.0001929871</text:p>
          </table:table-cell>
          <table:table-cell table:formula="of:=(       (    (COS([.$B16])     -      SQRT([.H$2]^2-SIN([.$B16])^2))    /     (COS([.$B16])    +     SQRT([.H$2]^2-SIN([.$B16])^2))    )  ^2     -    [.$C16]  )^2" office:value-type="float" office:value="0.000191596266505334" calcext:value-type="float">
            <text:p>0.0001915963</text:p>
          </table:table-cell>
          <table:table-cell table:formula="of:=(       (    (COS([.$B16])     -      SQRT([.I$2]^2-SIN([.$B16])^2))    /     (COS([.$B16])    +     SQRT([.I$2]^2-SIN([.$B16])^2))    )  ^2     -    [.$C16]  )^2" office:value-type="float" office:value="0.000190210463758496" calcext:value-type="float">
            <text:p>0.0001902105</text:p>
          </table:table-cell>
          <table:table-cell table:formula="of:=(       (    (COS([.$B16])     -      SQRT([.J$2]^2-SIN([.$B16])^2))    /     (COS([.$B16])    +     SQRT([.J$2]^2-SIN([.$B16])^2))    )  ^2     -    [.$C16]  )^2" office:value-type="float" office:value="0.000188829649085737" calcext:value-type="float">
            <text:p>0.0001888296</text:p>
          </table:table-cell>
          <table:table-cell table:formula="of:=(       (    (COS([.$B16])     -      SQRT([.K$2]^2-SIN([.$B16])^2))    /     (COS([.$B16])    +     SQRT([.K$2]^2-SIN([.$B16])^2))    )  ^2     -    [.$C16]  )^2" office:value-type="float" office:value="0.000187453823097345" calcext:value-type="float">
            <text:p>0.0001874538</text:p>
          </table:table-cell>
          <table:table-cell table:formula="of:=(       (    (COS([.$B16])     -      SQRT([.L$2]^2-SIN([.$B16])^2))    /     (COS([.$B16])    +     SQRT([.L$2]^2-SIN([.$B16])^2))    )  ^2     -    [.$C16]  )^2" office:value-type="float" office:value="0.000186082986401244" calcext:value-type="float">
            <text:p>0.000186083</text:p>
          </table:table-cell>
          <table:table-cell table:formula="of:=(       (    (COS([.$B16])     -      SQRT([.M$2]^2-SIN([.$B16])^2))    /     (COS([.$B16])    +     SQRT([.M$2]^2-SIN([.$B16])^2))    )  ^2     -    [.$C16]  )^2" office:value-type="float" office:value="0.000184717139603003" calcext:value-type="float">
            <text:p>0.0001847171</text:p>
          </table:table-cell>
          <table:table-cell table:formula="of:=(       (    (COS([.$B16])     -      SQRT([.N$2]^2-SIN([.$B16])^2))    /     (COS([.$B16])    +     SQRT([.N$2]^2-SIN([.$B16])^2))    )  ^2     -    [.$C16]  )^2" office:value-type="float" office:value="0.000183356283305829" calcext:value-type="float">
            <text:p>0.0001833563</text:p>
          </table:table-cell>
          <table:table-cell table:formula="of:=(       (    (COS([.$B16])     -      SQRT([.O$2]^2-SIN([.$B16])^2))    /     (COS([.$B16])    +     SQRT([.O$2]^2-SIN([.$B16])^2))    )  ^2     -    [.$C16]  )^2" office:value-type="float" office:value="0.000182000418110574" calcext:value-type="float">
            <text:p>0.0001820004</text:p>
          </table:table-cell>
          <table:table-cell table:formula="of:=(       (    (COS([.$B16])     -      SQRT([.P$2]^2-SIN([.$B16])^2))    /     (COS([.$B16])    +     SQRT([.P$2]^2-SIN([.$B16])^2))    )  ^2     -    [.$C16]  )^2" office:value-type="float" office:value="0.000180649544615739" calcext:value-type="float">
            <text:p>0.0001806495</text:p>
          </table:table-cell>
          <table:table-cell table:formula="of:=(       (    (COS([.$B16])     -      SQRT([.Q$2]^2-SIN([.$B16])^2))    /     (COS([.$B16])    +     SQRT([.Q$2]^2-SIN([.$B16])^2))    )  ^2     -    [.$C16]  )^2" office:value-type="float" office:value="0.000179303663417478" calcext:value-type="float">
            <text:p>0.0001793037</text:p>
          </table:table-cell>
          <table:table-cell table:formula="of:=(       (    (COS([.$B16])     -      SQRT([.R$2]^2-SIN([.$B16])^2))    /     (COS([.$B16])    +     SQRT([.R$2]^2-SIN([.$B16])^2))    )  ^2     -    [.$C16]  )^2" office:value-type="float" office:value="0.000177962775109593" calcext:value-type="float">
            <text:p>0.0001779628</text:p>
          </table:table-cell>
          <table:table-cell table:formula="of:=(       (    (COS([.$B16])     -      SQRT([.S$2]^2-SIN([.$B16])^2))    /     (COS([.$B16])    +     SQRT([.S$2]^2-SIN([.$B16])^2))    )  ^2     -    [.$C16]  )^2" office:value-type="float" office:value="0.000176626880283543" calcext:value-type="float">
            <text:p>0.0001766269</text:p>
          </table:table-cell>
          <table:table-cell table:formula="of:=(       (    (COS([.$B16])     -      SQRT([.T$2]^2-SIN([.$B16])^2))    /     (COS([.$B16])    +     SQRT([.T$2]^2-SIN([.$B16])^2))    )  ^2     -    [.$C16]  )^2" office:value-type="float" office:value="0.000175295979528447" calcext:value-type="float">
            <text:p>0.000175296</text:p>
          </table:table-cell>
          <table:table-cell table:formula="of:=(       (    (COS([.$B16])     -      SQRT([.U$2]^2-SIN([.$B16])^2))    /     (COS([.$B16])    +     SQRT([.U$2]^2-SIN([.$B16])^2))    )  ^2     -    [.$C16]  )^2" office:value-type="float" office:value="0.000173970073431085" calcext:value-type="float">
            <text:p>0.0001739701</text:p>
          </table:table-cell>
          <table:table-cell table:formula="of:=(       (    (COS([.$B16])     -      SQRT([.V$2]^2-SIN([.$B16])^2))    /     (COS([.$B16])    +     SQRT([.V$2]^2-SIN([.$B16])^2))    )  ^2     -    [.$C16]  )^2" office:value-type="float" office:value="0.0001726491625759" calcext:value-type="float">
            <text:p>0.0001726492</text:p>
          </table:table-cell>
          <table:table-cell table:formula="of:=(       (    (COS([.$B16])     -      SQRT([.W$2]^2-SIN([.$B16])^2))    /     (COS([.$B16])    +     SQRT([.W$2]^2-SIN([.$B16])^2))    )  ^2     -    [.$C16]  )^2" office:value-type="float" office:value="0.000171333247545" calcext:value-type="float">
            <text:p>0.0001713332</text:p>
          </table:table-cell>
          <table:table-cell table:formula="of:=(       (    (COS([.$B16])     -      SQRT([.X$2]^2-SIN([.$B16])^2))    /     (COS([.$B16])    +     SQRT([.X$2]^2-SIN([.$B16])^2))    )  ^2     -    [.$C16]  )^2" office:value-type="float" office:value="0.000170022328918165" calcext:value-type="float">
            <text:p>0.0001700223</text:p>
          </table:table-cell>
          <table:table-cell table:formula="of:=(       (    (COS([.$B16])     -      SQRT([.Y$2]^2-SIN([.$B16])^2))    /     (COS([.$B16])    +     SQRT([.Y$2]^2-SIN([.$B16])^2))    )  ^2     -    [.$C16]  )^2" office:value-type="float" office:value="0.000168716407272844" calcext:value-type="float">
            <text:p>0.0001687164</text:p>
          </table:table-cell>
          <table:table-cell table:formula="of:=(       (    (COS([.$B16])     -      SQRT([.Z$2]^2-SIN([.$B16])^2))    /     (COS([.$B16])    +     SQRT([.Z$2]^2-SIN([.$B16])^2))    )  ^2     -    [.$C16]  )^2" office:value-type="float" office:value="0.000167415483184161" calcext:value-type="float">
            <text:p>0.0001674155</text:p>
          </table:table-cell>
          <table:table-cell table:formula="of:=(       (    (COS([.$B16])     -      SQRT([.AA$2]^2-SIN([.$B16])^2))    /     (COS([.$B16])    +     SQRT([.AA$2]^2-SIN([.$B16])^2))    )  ^2     -    [.$C16]  )^2" office:value-type="float" office:value="0.000166119557224918" calcext:value-type="float">
            <text:p>0.0001661196</text:p>
          </table:table-cell>
          <table:table-cell table:formula="of:=(       (    (COS([.$B16])     -      SQRT([.AB$2]^2-SIN([.$B16])^2))    /     (COS([.$B16])    +     SQRT([.AB$2]^2-SIN([.$B16])^2))    )  ^2     -    [.$C16]  )^2" office:value-type="float" office:value="0.000164828629965593" calcext:value-type="float">
            <text:p>0.0001648286</text:p>
          </table:table-cell>
          <table:table-cell table:formula="of:=(       (    (COS([.$B16])     -      SQRT([.AC$2]^2-SIN([.$B16])^2))    /     (COS([.$B16])    +     SQRT([.AC$2]^2-SIN([.$B16])^2))    )  ^2     -    [.$C16]  )^2" office:value-type="float" office:value="0.000163542701974351" calcext:value-type="float">
            <text:p>0.0001635427</text:p>
          </table:table-cell>
          <table:table-cell table:formula="of:=(       (    (COS([.$B16])     -      SQRT([.AD$2]^2-SIN([.$B16])^2))    /     (COS([.$B16])    +     SQRT([.AD$2]^2-SIN([.$B16])^2))    )  ^2     -    [.$C16]  )^2" office:value-type="float" office:value="0.000162261773817041" calcext:value-type="float">
            <text:p>0.0001622618</text:p>
          </table:table-cell>
          <table:table-cell table:formula="of:=(       (    (COS([.$B16])     -      SQRT([.AE$2]^2-SIN([.$B16])^2))    /     (COS([.$B16])    +     SQRT([.AE$2]^2-SIN([.$B16])^2))    )  ^2     -    [.$C16]  )^2" office:value-type="float" office:value="0.000160985846057197" calcext:value-type="float">
            <text:p>0.0001609858</text:p>
          </table:table-cell>
          <table:table-cell table:formula="of:=(       (    (COS([.$B16])     -      SQRT([.AF$2]^2-SIN([.$B16])^2))    /     (COS([.$B16])    +     SQRT([.AF$2]^2-SIN([.$B16])^2))    )  ^2     -    [.$C16]  )^2" office:value-type="float" office:value="0.000159714919256041" calcext:value-type="float">
            <text:p>0.0001597149</text:p>
          </table:table-cell>
          <table:table-cell table:formula="of:=(       (    (COS([.$B16])     -      SQRT([.AG$2]^2-SIN([.$B16])^2))    /     (COS([.$B16])    +     SQRT([.AG$2]^2-SIN([.$B16])^2))    )  ^2     -    [.$C16]  )^2" office:value-type="float" office:value="0.000158448993972497" calcext:value-type="float">
            <text:p>0.000158449</text:p>
          </table:table-cell>
          <table:table-cell table:formula="of:=(       (    (COS([.$B16])     -      SQRT([.AH$2]^2-SIN([.$B16])^2))    /     (COS([.$B16])    +     SQRT([.AH$2]^2-SIN([.$B16])^2))    )  ^2     -    [.$C16]  )^2" office:value-type="float" office:value="0.000157188070763176" calcext:value-type="float">
            <text:p>0.0001571881</text:p>
          </table:table-cell>
          <table:table-cell table:formula="of:=(       (    (COS([.$B16])     -      SQRT([.AI$2]^2-SIN([.$B16])^2))    /     (COS([.$B16])    +     SQRT([.AI$2]^2-SIN([.$B16])^2))    )  ^2     -    [.$C16]  )^2" office:value-type="float" office:value="0.000155932150182386" calcext:value-type="float">
            <text:p>0.0001559322</text:p>
          </table:table-cell>
          <table:table-cell table:formula="of:=(       (    (COS([.$B16])     -      SQRT([.AJ$2]^2-SIN([.$B16])^2))    /     (COS([.$B16])    +     SQRT([.AJ$2]^2-SIN([.$B16])^2))    )  ^2     -    [.$C16]  )^2" office:value-type="float" office:value="0.000154681232782145" calcext:value-type="float">
            <text:p>0.0001546812</text:p>
          </table:table-cell>
          <table:table-cell table:formula="of:=(       (    (COS([.$B16])     -      SQRT([.AK$2]^2-SIN([.$B16])^2))    /     (COS([.$B16])    +     SQRT([.AK$2]^2-SIN([.$B16])^2))    )  ^2     -    [.$C16]  )^2" office:value-type="float" office:value="0.000153435319112163" calcext:value-type="float">
            <text:p>0.0001534353</text:p>
          </table:table-cell>
          <table:table-cell table:formula="of:=(       (    (COS([.$B16])     -      SQRT([.AL$2]^2-SIN([.$B16])^2))    /     (COS([.$B16])    +     SQRT([.AL$2]^2-SIN([.$B16])^2))    )  ^2     -    [.$C16]  )^2" office:value-type="float" office:value="0.000152194409719865" calcext:value-type="float">
            <text:p>0.0001521944</text:p>
          </table:table-cell>
          <table:table-cell table:formula="of:=(       (    (COS([.$B16])     -      SQRT([.AM$2]^2-SIN([.$B16])^2))    /     (COS([.$B16])    +     SQRT([.AM$2]^2-SIN([.$B16])^2))    )  ^2     -    [.$C16]  )^2" office:value-type="float" office:value="0.000150958505150379" calcext:value-type="float">
            <text:p>0.0001509585</text:p>
          </table:table-cell>
          <table:table-cell table:formula="of:=(       (    (COS([.$B16])     -      SQRT([.AN$2]^2-SIN([.$B16])^2))    /     (COS([.$B16])    +     SQRT([.AN$2]^2-SIN([.$B16])^2))    )  ^2     -    [.$C16]  )^2" office:value-type="float" office:value="0.000149727605946546" calcext:value-type="float">
            <text:p>0.0001497276</text:p>
          </table:table-cell>
          <table:table-cell table:formula="of:=(       (    (COS([.$B16])     -      SQRT([.AO$2]^2-SIN([.$B16])^2))    /     (COS([.$B16])    +     SQRT([.AO$2]^2-SIN([.$B16])^2))    )  ^2     -    [.$C16]  )^2" office:value-type="float" office:value="0.000148501712648921" calcext:value-type="float">
            <text:p>0.0001485017</text:p>
          </table:table-cell>
          <table:table-cell table:formula="of:=(       (    (COS([.$B16])     -      SQRT([.AP$2]^2-SIN([.$B16])^2))    /     (COS([.$B16])    +     SQRT([.AP$2]^2-SIN([.$B16])^2))    )  ^2     -    [.$C16]  )^2" office:value-type="float" office:value="0.000147280825795774" calcext:value-type="float">
            <text:p>0.0001472808</text:p>
          </table:table-cell>
          <table:table-cell table:formula="of:=(       (    (COS([.$B16])     -      SQRT([.AQ$2]^2-SIN([.$B16])^2))    /     (COS([.$B16])    +     SQRT([.AQ$2]^2-SIN([.$B16])^2))    )  ^2     -    [.$C16]  )^2" office:value-type="float" office:value="0.000146064945923095" calcext:value-type="float">
            <text:p>0.0001460649</text:p>
          </table:table-cell>
          <table:table-cell table:formula="of:=(       (    (COS([.$B16])     -      SQRT([.AR$2]^2-SIN([.$B16])^2))    /     (COS([.$B16])    +     SQRT([.AR$2]^2-SIN([.$B16])^2))    )  ^2     -    [.$C16]  )^2" office:value-type="float" office:value="0.000144854073564594" calcext:value-type="float">
            <text:p>0.0001448541</text:p>
          </table:table-cell>
          <table:table-cell table:formula="of:=(       (    (COS([.$B16])     -      SQRT([.AS$2]^2-SIN([.$B16])^2))    /     (COS([.$B16])    +     SQRT([.AS$2]^2-SIN([.$B16])^2))    )  ^2     -    [.$C16]  )^2" office:value-type="float" office:value="0.000143648209251708" calcext:value-type="float">
            <text:p>0.0001436482</text:p>
          </table:table-cell>
          <table:table-cell table:formula="of:=(       (    (COS([.$B16])     -      SQRT([.AT$2]^2-SIN([.$B16])^2))    /     (COS([.$B16])    +     SQRT([.AT$2]^2-SIN([.$B16])^2))    )  ^2     -    [.$C16]  )^2" office:value-type="float" office:value="0.000142447353513599" calcext:value-type="float">
            <text:p>0.0001424474</text:p>
          </table:table-cell>
          <table:table-cell table:formula="of:=(       (    (COS([.$B16])     -      SQRT([.AU$2]^2-SIN([.$B16])^2))    /     (COS([.$B16])    +     SQRT([.AU$2]^2-SIN([.$B16])^2))    )  ^2     -    [.$C16]  )^2" office:value-type="float" office:value="0.000141251506877158" calcext:value-type="float">
            <text:p>0.0001412515</text:p>
          </table:table-cell>
          <table:table-cell table:formula="of:=(       (    (COS([.$B16])     -      SQRT([.AV$2]^2-SIN([.$B16])^2))    /     (COS([.$B16])    +     SQRT([.AV$2]^2-SIN([.$B16])^2))    )  ^2     -    [.$C16]  )^2" office:value-type="float" office:value="0.000140060669867009" calcext:value-type="float">
            <text:p>0.0001400607</text:p>
          </table:table-cell>
          <table:table-cell table:formula="of:=(       (    (COS([.$B16])     -      SQRT([.AW$2]^2-SIN([.$B16])^2))    /     (COS([.$B16])    +     SQRT([.AW$2]^2-SIN([.$B16])^2))    )  ^2     -    [.$C16]  )^2" office:value-type="float" office:value="0.000138874843005508" calcext:value-type="float">
            <text:p>0.0001388748</text:p>
          </table:table-cell>
          <table:table-cell table:formula="of:=(       (    (COS([.$B16])     -      SQRT([.AX$2]^2-SIN([.$B16])^2))    /     (COS([.$B16])    +     SQRT([.AX$2]^2-SIN([.$B16])^2))    )  ^2     -    [.$C16]  )^2" office:value-type="float" office:value="0.000137694026812752" calcext:value-type="float">
            <text:p>0.000137694</text:p>
          </table:table-cell>
          <table:table-cell table:formula="of:=(       (    (COS([.$B16])     -      SQRT([.AY$2]^2-SIN([.$B16])^2))    /     (COS([.$B16])    +     SQRT([.AY$2]^2-SIN([.$B16])^2))    )  ^2     -    [.$C16]  )^2" office:value-type="float" office:value="0.000136518221806574" calcext:value-type="float">
            <text:p>0.0001365182</text:p>
          </table:table-cell>
          <table:table-cell table:formula="of:=(       (    (COS([.$B16])     -      SQRT([.AZ$2]^2-SIN([.$B16])^2))    /     (COS([.$B16])    +     SQRT([.AZ$2]^2-SIN([.$B16])^2))    )  ^2     -    [.$C16]  )^2" office:value-type="float" office:value="0.000135347428502552" calcext:value-type="float">
            <text:p>0.0001353474</text:p>
          </table:table-cell>
          <table:table-cell table:formula="of:=(       (    (COS([.$B16])     -      SQRT([.BA$2]^2-SIN([.$B16])^2))    /     (COS([.$B16])    +     SQRT([.BA$2]^2-SIN([.$B16])^2))    )  ^2     -    [.$C16]  )^2" office:value-type="float" office:value="0.000134181647414006" calcext:value-type="float">
            <text:p>0.0001341816</text:p>
          </table:table-cell>
          <table:table-cell table:formula="of:=(       (    (COS([.$B16])     -      SQRT([.BB$2]^2-SIN([.$B16])^2))    /     (COS([.$B16])    +     SQRT([.BB$2]^2-SIN([.$B16])^2))    )  ^2     -    [.$C16]  )^2" office:value-type="float" office:value="0.000133020879052009" calcext:value-type="float">
            <text:p>0.0001330209</text:p>
          </table:table-cell>
          <table:table-cell table:formula="of:=(       (    (COS([.$B16])     -      SQRT([.BC$2]^2-SIN([.$B16])^2))    /     (COS([.$B16])    +     SQRT([.BC$2]^2-SIN([.$B16])^2))    )  ^2     -    [.$C16]  )^2" office:value-type="float" office:value="0.000131865123925376" calcext:value-type="float">
            <text:p>0.0001318651</text:p>
          </table:table-cell>
          <table:table-cell table:formula="of:=(       (    (COS([.$B16])     -      SQRT([.BD$2]^2-SIN([.$B16])^2))    /     (COS([.$B16])    +     SQRT([.BD$2]^2-SIN([.$B16])^2))    )  ^2     -    [.$C16]  )^2" office:value-type="float" office:value="0.000130714382540681" calcext:value-type="float">
            <text:p>0.0001307144</text:p>
          </table:table-cell>
          <table:table-cell table:formula="of:=(       (    (COS([.$B16])     -      SQRT([.BE$2]^2-SIN([.$B16])^2))    /     (COS([.$B16])    +     SQRT([.BE$2]^2-SIN([.$B16])^2))    )  ^2     -    [.$C16]  )^2" office:value-type="float" office:value="0.000129568655402249" calcext:value-type="float">
            <text:p>0.0001295687</text:p>
          </table:table-cell>
          <table:table-cell table:formula="of:=(       (    (COS([.$B16])     -      SQRT([.BF$2]^2-SIN([.$B16])^2))    /     (COS([.$B16])    +     SQRT([.BF$2]^2-SIN([.$B16])^2))    )  ^2     -    [.$C16]  )^2" office:value-type="float" office:value="0.000128427943012167" calcext:value-type="float">
            <text:p>0.0001284279</text:p>
          </table:table-cell>
          <table:table-cell table:formula="of:=(       (    (COS([.$B16])     -      SQRT([.BG$2]^2-SIN([.$B16])^2))    /     (COS([.$B16])    +     SQRT([.BG$2]^2-SIN([.$B16])^2))    )  ^2     -    [.$C16]  )^2" office:value-type="float" office:value="0.000127292245870278" calcext:value-type="float">
            <text:p>0.0001272922</text:p>
          </table:table-cell>
          <table:table-cell table:formula="of:=(       (    (COS([.$B16])     -      SQRT([.BH$2]^2-SIN([.$B16])^2))    /     (COS([.$B16])    +     SQRT([.BH$2]^2-SIN([.$B16])^2))    )  ^2     -    [.$C16]  )^2" office:value-type="float" office:value="0.000126161564474192" calcext:value-type="float">
            <text:p>0.0001261616</text:p>
          </table:table-cell>
          <table:table-cell table:formula="of:=(       (    (COS([.$B16])     -      SQRT([.BI$2]^2-SIN([.$B16])^2))    /     (COS([.$B16])    +     SQRT([.BI$2]^2-SIN([.$B16])^2))    )  ^2     -    [.$C16]  )^2" office:value-type="float" office:value="0.000125035899319279" calcext:value-type="float">
            <text:p>0.0001250359</text:p>
          </table:table-cell>
          <table:table-cell table:formula="of:=(       (    (COS([.$B16])     -      SQRT([.BJ$2]^2-SIN([.$B16])^2))    /     (COS([.$B16])    +     SQRT([.BJ$2]^2-SIN([.$B16])^2))    )  ^2     -    [.$C16]  )^2" office:value-type="float" office:value="0.000123915250898682" calcext:value-type="float">
            <text:p>0.0001239153</text:p>
          </table:table-cell>
          <table:table-cell table:formula="of:=(       (    (COS([.$B16])     -      SQRT([.BK$2]^2-SIN([.$B16])^2))    /     (COS([.$B16])    +     SQRT([.BK$2]^2-SIN([.$B16])^2))    )  ^2     -    [.$C16]  )^2" office:value-type="float" office:value="0.000122799619703314" calcext:value-type="float">
            <text:p>0.0001227996</text:p>
          </table:table-cell>
          <table:table-cell table:formula="of:=(       (    (COS([.$B16])     -      SQRT([.BL$2]^2-SIN([.$B16])^2))    /     (COS([.$B16])    +     SQRT([.BL$2]^2-SIN([.$B16])^2))    )  ^2     -    [.$C16]  )^2" office:value-type="float" office:value="0.000121689006221858" calcext:value-type="float">
            <text:p>0.000121689</text:p>
          </table:table-cell>
          <table:table-cell table:formula="of:=(       (    (COS([.$B16])     -      SQRT([.BM$2]^2-SIN([.$B16])^2))    /     (COS([.$B16])    +     SQRT([.BM$2]^2-SIN([.$B16])^2))    )  ^2     -    [.$C16]  )^2" office:value-type="float" office:value="0.000120583410940775" calcext:value-type="float">
            <text:p>0.0001205834</text:p>
          </table:table-cell>
          <table:table-cell table:formula="of:=(       (    (COS([.$B16])     -      SQRT([.BN$2]^2-SIN([.$B16])^2))    /     (COS([.$B16])    +     SQRT([.BN$2]^2-SIN([.$B16])^2))    )  ^2     -    [.$C16]  )^2" office:value-type="float" office:value="0.000119482834344303" calcext:value-type="float">
            <text:p>0.0001194828</text:p>
          </table:table-cell>
          <table:table-cell table:formula="of:=(       (    (COS([.$B16])     -      SQRT([.BO$2]^2-SIN([.$B16])^2))    /     (COS([.$B16])    +     SQRT([.BO$2]^2-SIN([.$B16])^2))    )  ^2     -    [.$C16]  )^2" office:value-type="float" office:value="0.000118387276914462" calcext:value-type="float">
            <text:p>0.0001183873</text:p>
          </table:table-cell>
          <table:table-cell table:formula="of:=(       (    (COS([.$B16])     -      SQRT([.BP$2]^2-SIN([.$B16])^2))    /     (COS([.$B16])    +     SQRT([.BP$2]^2-SIN([.$B16])^2))    )  ^2     -    [.$C16]  )^2" office:value-type="float" office:value="0.000117296739131055" calcext:value-type="float">
            <text:p>0.0001172967</text:p>
          </table:table-cell>
          <table:table-cell table:formula="of:=(       (    (COS([.$B16])     -      SQRT([.BQ$2]^2-SIN([.$B16])^2))    /     (COS([.$B16])    +     SQRT([.BQ$2]^2-SIN([.$B16])^2))    )  ^2     -    [.$C16]  )^2" office:value-type="float" office:value="0.000116211221471671" calcext:value-type="float">
            <text:p>0.0001162112</text:p>
          </table:table-cell>
          <table:table-cell table:formula="of:=(       (    (COS([.$B16])     -      SQRT([.BR$2]^2-SIN([.$B16])^2))    /     (COS([.$B16])    +     SQRT([.BR$2]^2-SIN([.$B16])^2))    )  ^2     -    [.$C16]  )^2" office:value-type="float" office:value="0.000115130724411685" calcext:value-type="float">
            <text:p>0.0001151307</text:p>
          </table:table-cell>
          <table:table-cell table:formula="of:=(       (    (COS([.$B16])     -      SQRT([.BS$2]^2-SIN([.$B16])^2))    /     (COS([.$B16])    +     SQRT([.BS$2]^2-SIN([.$B16])^2))    )  ^2     -    [.$C16]  )^2" office:value-type="float" office:value="0.000114055248424266" calcext:value-type="float">
            <text:p>0.0001140552</text:p>
          </table:table-cell>
          <table:table-cell table:formula="of:=(       (    (COS([.$B16])     -      SQRT([.BT$2]^2-SIN([.$B16])^2))    /     (COS([.$B16])    +     SQRT([.BT$2]^2-SIN([.$B16])^2))    )  ^2     -    [.$C16]  )^2" office:value-type="float" office:value="0.000112984793980376" calcext:value-type="float">
            <text:p>0.0001129848</text:p>
          </table:table-cell>
          <table:table-cell table:formula="of:=(       (    (COS([.$B16])     -      SQRT([.BU$2]^2-SIN([.$B16])^2))    /     (COS([.$B16])    +     SQRT([.BU$2]^2-SIN([.$B16])^2))    )  ^2     -    [.$C16]  )^2" office:value-type="float" office:value="0.000111919361548771" calcext:value-type="float">
            <text:p>0.0001119194</text:p>
          </table:table-cell>
          <table:table-cell table:formula="of:=(       (    (COS([.$B16])     -      SQRT([.BV$2]^2-SIN([.$B16])^2))    /     (COS([.$B16])    +     SQRT([.BV$2]^2-SIN([.$B16])^2))    )  ^2     -    [.$C16]  )^2" office:value-type="float" office:value="0.000110858951596008" calcext:value-type="float">
            <text:p>0.000110859</text:p>
          </table:table-cell>
          <table:table-cell table:formula="of:=(       (    (COS([.$B16])     -      SQRT([.BW$2]^2-SIN([.$B16])^2))    /     (COS([.$B16])    +     SQRT([.BW$2]^2-SIN([.$B16])^2))    )  ^2     -    [.$C16]  )^2" office:value-type="float" office:value="0.000109803564586441" calcext:value-type="float">
            <text:p>0.0001098036</text:p>
          </table:table-cell>
          <table:table-cell table:formula="of:=(       (    (COS([.$B16])     -      SQRT([.BX$2]^2-SIN([.$B16])^2))    /     (COS([.$B16])    +     SQRT([.BX$2]^2-SIN([.$B16])^2))    )  ^2     -    [.$C16]  )^2" office:value-type="float" office:value="0.000108753200982235" calcext:value-type="float">
            <text:p>0.0001087532</text:p>
          </table:table-cell>
          <table:table-cell table:formula="of:=(       (    (COS([.$B16])     -      SQRT([.BY$2]^2-SIN([.$B16])^2))    /     (COS([.$B16])    +     SQRT([.BY$2]^2-SIN([.$B16])^2))    )  ^2     -    [.$C16]  )^2" office:value-type="float" office:value="0.000107707861243352" calcext:value-type="float">
            <text:p>0.0001077079</text:p>
          </table:table-cell>
          <table:table-cell table:formula="of:=(       (    (COS([.$B16])     -      SQRT([.BZ$2]^2-SIN([.$B16])^2))    /     (COS([.$B16])    +     SQRT([.BZ$2]^2-SIN([.$B16])^2))    )  ^2     -    [.$C16]  )^2" office:value-type="float" office:value="0.00010666754582757" calcext:value-type="float">
            <text:p>0.0001066675</text:p>
          </table:table-cell>
          <table:table-cell table:formula="of:=(       (    (COS([.$B16])     -      SQRT([.CA$2]^2-SIN([.$B16])^2))    /     (COS([.$B16])    +     SQRT([.CA$2]^2-SIN([.$B16])^2))    )  ^2     -    [.$C16]  )^2" office:value-type="float" office:value="0.000105632255190474" calcext:value-type="float">
            <text:p>0.0001056323</text:p>
          </table:table-cell>
          <table:table-cell table:formula="of:=(       (    (COS([.$B16])     -      SQRT([.CB$2]^2-SIN([.$B16])^2))    /     (COS([.$B16])    +     SQRT([.CB$2]^2-SIN([.$B16])^2))    )  ^2     -    [.$C16]  )^2" office:value-type="float" office:value="0.000104601989785465" calcext:value-type="float">
            <text:p>0.000104602</text:p>
          </table:table-cell>
          <table:table-cell table:formula="of:=(       (    (COS([.$B16])     -      SQRT([.CC$2]^2-SIN([.$B16])^2))    /     (COS([.$B16])    +     SQRT([.CC$2]^2-SIN([.$B16])^2))    )  ^2     -    [.$C16]  )^2" office:value-type="float" office:value="0.000103576750063759" calcext:value-type="float">
            <text:p>0.0001035768</text:p>
          </table:table-cell>
          <table:table-cell table:formula="of:=(       (    (COS([.$B16])     -      SQRT([.CD$2]^2-SIN([.$B16])^2))    /     (COS([.$B16])    +     SQRT([.CD$2]^2-SIN([.$B16])^2))    )  ^2     -    [.$C16]  )^2" office:value-type="float" office:value="0.000102556536474389" calcext:value-type="float">
            <text:p>0.0001025565</text:p>
          </table:table-cell>
          <table:table-cell table:formula="of:=(       (    (COS([.$B16])     -      SQRT([.CE$2]^2-SIN([.$B16])^2))    /     (COS([.$B16])    +     SQRT([.CE$2]^2-SIN([.$B16])^2))    )  ^2     -    [.$C16]  )^2" office:value-type="float" office:value="0.000101541349464212" calcext:value-type="float">
            <text:p>0.0001015413</text:p>
          </table:table-cell>
          <table:table-cell table:formula="of:=(       (    (COS([.$B16])     -      SQRT([.CF$2]^2-SIN([.$B16])^2))    /     (COS([.$B16])    +     SQRT([.CF$2]^2-SIN([.$B16])^2))    )  ^2     -    [.$C16]  )^2" office:value-type="float" office:value="0.000100531189477908" calcext:value-type="float">
            <text:p>0.0001005312</text:p>
          </table:table-cell>
          <table:table-cell table:formula="of:=(       (    (COS([.$B16])     -      SQRT([.CG$2]^2-SIN([.$B16])^2))    /     (COS([.$B16])    +     SQRT([.CG$2]^2-SIN([.$B16])^2))    )  ^2     -    [.$C16]  )^2" office:value-type="float" office:value="0.0000995260569579839" calcext:value-type="float">
            <text:p>9.95260569579839E-005</text:p>
          </table:table-cell>
          <table:table-cell table:formula="of:=(       (    (COS([.$B16])     -      SQRT([.CH$2]^2-SIN([.$B16])^2))    /     (COS([.$B16])    +     SQRT([.CH$2]^2-SIN([.$B16])^2))    )  ^2     -    [.$C16]  )^2" office:value-type="float" office:value="0.0000985259523447723" calcext:value-type="float">
            <text:p>0.000098526</text:p>
          </table:table-cell>
          <table:table-cell table:formula="of:=(       (    (COS([.$B16])     -      SQRT([.CI$2]^2-SIN([.$B16])^2))    /     (COS([.$B16])    +     SQRT([.CI$2]^2-SIN([.$B16])^2))    )  ^2     -    [.$C16]  )^2" office:value-type="float" office:value="0.0000975308760764405" calcext:value-type="float">
            <text:p>9.75308760764405E-005</text:p>
          </table:table-cell>
          <table:table-cell table:formula="of:=(       (    (COS([.$B16])     -      SQRT([.CJ$2]^2-SIN([.$B16])^2))    /     (COS([.$B16])    +     SQRT([.CJ$2]^2-SIN([.$B16])^2))    )  ^2     -    [.$C16]  )^2" office:value-type="float" office:value="0.0000965408285889858" calcext:value-type="float">
            <text:p>9.65408285889858E-005</text:p>
          </table:table-cell>
          <table:table-cell table:formula="of:=(       (    (COS([.$B16])     -      SQRT([.CK$2]^2-SIN([.$B16])^2))    /     (COS([.$B16])    +     SQRT([.CK$2]^2-SIN([.$B16])^2))    )  ^2     -    [.$C16]  )^2" office:value-type="float" office:value="0.0000955558103162484" calcext:value-type="float">
            <text:p>9.55558103162484E-005</text:p>
          </table:table-cell>
          <table:table-cell table:formula="of:=(       (    (COS([.$B16])     -      SQRT([.CL$2]^2-SIN([.$B16])^2))    /     (COS([.$B16])    +     SQRT([.CL$2]^2-SIN([.$B16])^2))    )  ^2     -    [.$C16]  )^2" office:value-type="float" office:value="0.0000945758216898981" calcext:value-type="float">
            <text:p>9.45758216898981E-005</text:p>
          </table:table-cell>
          <table:table-cell table:formula="of:=(       (    (COS([.$B16])     -      SQRT([.CM$2]^2-SIN([.$B16])^2))    /     (COS([.$B16])    +     SQRT([.CM$2]^2-SIN([.$B16])^2))    )  ^2     -    [.$C16]  )^2" office:value-type="float" office:value="0.0000936008631394521" calcext:value-type="float">
            <text:p>9.36008631394521E-005</text:p>
          </table:table-cell>
          <table:table-cell table:formula="of:=(       (    (COS([.$B16])     -      SQRT([.CN$2]^2-SIN([.$B16])^2))    /     (COS([.$B16])    +     SQRT([.CN$2]^2-SIN([.$B16])^2))    )  ^2     -    [.$C16]  )^2" office:value-type="float" office:value="0.00009263093509227" calcext:value-type="float">
            <text:p>9.263093509227E-005</text:p>
          </table:table-cell>
          <table:table-cell table:formula="of:=(       (    (COS([.$B16])     -      SQRT([.CO$2]^2-SIN([.$B16])^2))    /     (COS([.$B16])    +     SQRT([.CO$2]^2-SIN([.$B16])^2))    )  ^2     -    [.$C16]  )^2" office:value-type="float" office:value="0.0000916660379735586" calcext:value-type="float">
            <text:p>0.000091666</text:p>
          </table:table-cell>
          <table:table-cell table:formula="of:=(       (    (COS([.$B16])     -      SQRT([.CP$2]^2-SIN([.$B16])^2))    /     (COS([.$B16])    +     SQRT([.CP$2]^2-SIN([.$B16])^2))    )  ^2     -    [.$C16]  )^2" office:value-type="float" office:value="0.0000907061722063699" calcext:value-type="float">
            <text:p>9.07061722063699E-005</text:p>
          </table:table-cell>
          <table:table-cell table:formula="of:=(       (    (COS([.$B16])     -      SQRT([.CQ$2]^2-SIN([.$B16])^2))    /     (COS([.$B16])    +     SQRT([.CQ$2]^2-SIN([.$B16])^2))    )  ^2     -    [.$C16]  )^2" office:value-type="float" office:value="0.00008975133821161" calcext:value-type="float">
            <text:p>8.975133821161E-005</text:p>
          </table:table-cell>
          <table:table-cell table:formula="of:=(       (    (COS([.$B16])     -      SQRT([.CR$2]^2-SIN([.$B16])^2))    /     (COS([.$B16])    +     SQRT([.CR$2]^2-SIN([.$B16])^2))    )  ^2     -    [.$C16]  )^2" office:value-type="float" office:value="0.0000888015364080376" calcext:value-type="float">
            <text:p>8.88015364080376E-005</text:p>
          </table:table-cell>
          <table:table-cell table:formula="of:=(       (    (COS([.$B16])     -      SQRT([.CS$2]^2-SIN([.$B16])^2))    /     (COS([.$B16])    +     SQRT([.CS$2]^2-SIN([.$B16])^2))    )  ^2     -    [.$C16]  )^2" office:value-type="float" office:value="0.0000878567672122691" calcext:value-type="float">
            <text:p>8.78567672122691E-005</text:p>
          </table:table-cell>
          <table:table-cell table:formula="of:=(       (    (COS([.$B16])     -      SQRT([.CT$2]^2-SIN([.$B16])^2))    /     (COS([.$B16])    +     SQRT([.CT$2]^2-SIN([.$B16])^2))    )  ^2     -    [.$C16]  )^2" office:value-type="float" office:value="0.0000869170310387761" calcext:value-type="float">
            <text:p>0.000086917</text:p>
          </table:table-cell>
          <table:table-cell table:formula="of:=(       (    (COS([.$B16])     -      SQRT([.CU$2]^2-SIN([.$B16])^2))    /     (COS([.$B16])    +     SQRT([.CU$2]^2-SIN([.$B16])^2))    )  ^2     -    [.$C16]  )^2" office:value-type="float" office:value="0.000085982328299894" calcext:value-type="float">
            <text:p>8.5982328299894E-005</text:p>
          </table:table-cell>
          <table:table-cell table:formula="of:=(       (    (COS([.$B16])     -      SQRT([.CV$2]^2-SIN([.$B16])^2))    /     (COS([.$B16])    +     SQRT([.CV$2]^2-SIN([.$B16])^2))    )  ^2     -    [.$C16]  )^2" office:value-type="float" office:value="0.0000850526594058219" calcext:value-type="float">
            <text:p>8.50526594058219E-005</text:p>
          </table:table-cell>
          <table:table-cell table:formula="of:=(       (    (COS([.$B16])     -      SQRT([.CW$2]^2-SIN([.$B16])^2))    /     (COS([.$B16])    +     SQRT([.CW$2]^2-SIN([.$B16])^2))    )  ^2     -    [.$C16]  )^2" office:value-type="float" office:value="0.0000841280247646224" calcext:value-type="float">
            <text:p>0.000084128</text:p>
          </table:table-cell>
          <table:table-cell table:formula="of:=(       (    (COS([.$B16])     -      SQRT([.CX$2]^2-SIN([.$B16])^2))    /     (COS([.$B16])    +     SQRT([.CX$2]^2-SIN([.$B16])^2))    )  ^2     -    [.$C16]  )^2" office:value-type="float" office:value="0.0000832084247822286" calcext:value-type="float">
            <text:p>8.32084247822286E-005</text:p>
          </table:table-cell>
          <table:table-cell table:formula="of:=(       (    (COS([.$B16])     -      SQRT([.CY$2]^2-SIN([.$B16])^2))    /     (COS([.$B16])    +     SQRT([.CY$2]^2-SIN([.$B16])^2))    )  ^2     -    [.$C16]  )^2" office:value-type="float" office:value="0.0000822938598624445" calcext:value-type="float">
            <text:p>8.22938598624445E-005</text:p>
          </table:table-cell>
          <table:table-cell table:formula="of:=(       (    (COS([.$B16])     -      SQRT([.CZ$2]^2-SIN([.$B16])^2))    /     (COS([.$B16])    +     SQRT([.CZ$2]^2-SIN([.$B16])^2))    )  ^2     -    [.$C16]  )^2" office:value-type="float" office:value="0.0000813843304069462" calcext:value-type="float">
            <text:p>8.13843304069462E-005</text:p>
          </table:table-cell>
          <table:table-cell table:formula="of:=(       (    (COS([.$B16])     -      SQRT([.DA$2]^2-SIN([.$B16])^2))    /     (COS([.$B16])    +     SQRT([.DA$2]^2-SIN([.$B16])^2))    )  ^2     -    [.$C16]  )^2" office:value-type="float" office:value="0.0000804798368152866" calcext:value-type="float">
            <text:p>8.04798368152866E-005</text:p>
          </table:table-cell>
          <table:table-cell table:formula="of:=(       (    (COS([.$B16])     -      SQRT([.DB$2]^2-SIN([.$B16])^2))    /     (COS([.$B16])    +     SQRT([.DB$2]^2-SIN([.$B16])^2))    )  ^2     -    [.$C16]  )^2" office:value-type="float" office:value="0.0000795803794848963" calcext:value-type="float">
            <text:p>7.95803794848963E-005</text:p>
          </table:table-cell>
          <table:table-cell table:formula="of:=(       (    (COS([.$B16])     -      SQRT([.DC$2]^2-SIN([.$B16])^2))    /     (COS([.$B16])    +     SQRT([.DC$2]^2-SIN([.$B16])^2))    )  ^2     -    [.$C16]  )^2" office:value-type="float" office:value="0.0000786859588110873" calcext:value-type="float">
            <text:p>0.000078686</text:p>
          </table:table-cell>
          <table:table-cell table:formula="of:=(       (    (COS([.$B16])     -      SQRT([.DD$2]^2-SIN([.$B16])^2))    /     (COS([.$B16])    +     SQRT([.DD$2]^2-SIN([.$B16])^2))    )  ^2     -    [.$C16]  )^2" office:value-type="float" office:value="0.0000777965751870554" calcext:value-type="float">
            <text:p>7.77965751870554E-005</text:p>
          </table:table-cell>
          <table:table-cell table:formula="of:=(       (    (COS([.$B16])     -      SQRT([.DE$2]^2-SIN([.$B16])^2))    /     (COS([.$B16])    +     SQRT([.DE$2]^2-SIN([.$B16])^2))    )  ^2     -    [.$C16]  )^2" office:value-type="float" office:value="0.00007691222900388" calcext:value-type="float">
            <text:p>7.691222900388E-005</text:p>
          </table:table-cell>
          <table:table-cell table:formula="of:=(       (    (COS([.$B16])     -      SQRT([.DF$2]^2-SIN([.$B16])^2))    /     (COS([.$B16])    +     SQRT([.DF$2]^2-SIN([.$B16])^2))    )  ^2     -    [.$C16]  )^2" office:value-type="float" office:value="0.0000760329206505302" calcext:value-type="float">
            <text:p>7.60329206505302E-005</text:p>
          </table:table-cell>
          <table:table-cell table:formula="of:=(       (    (COS([.$B16])     -      SQRT([.DG$2]^2-SIN([.$B16])^2))    /     (COS([.$B16])    +     SQRT([.DG$2]^2-SIN([.$B16])^2))    )  ^2     -    [.$C16]  )^2" office:value-type="float" office:value="0.0000751586505138646" calcext:value-type="float">
            <text:p>7.51586505138646E-005</text:p>
          </table:table-cell>
          <table:table-cell table:formula="of:=(       (    (COS([.$B16])     -      SQRT([.DH$2]^2-SIN([.$B16])^2))    /     (COS([.$B16])    +     SQRT([.DH$2]^2-SIN([.$B16])^2))    )  ^2     -    [.$C16]  )^2" office:value-type="float" office:value="0.0000742894189786361" calcext:value-type="float">
            <text:p>7.42894189786361E-005</text:p>
          </table:table-cell>
          <table:table-cell table:formula="of:=(       (    (COS([.$B16])     -      SQRT([.DI$2]^2-SIN([.$B16])^2))    /     (COS([.$B16])    +     SQRT([.DI$2]^2-SIN([.$B16])^2))    )  ^2     -    [.$C16]  )^2" office:value-type="float" office:value="0.0000734252264274916" calcext:value-type="float">
            <text:p>7.34252264274916E-005</text:p>
          </table:table-cell>
          <table:table-cell table:formula="of:=(       (    (COS([.$B16])     -      SQRT([.DJ$2]^2-SIN([.$B16])^2))    /     (COS([.$B16])    +     SQRT([.DJ$2]^2-SIN([.$B16])^2))    )  ^2     -    [.$C16]  )^2" office:value-type="float" office:value="0.0000725660732409768" calcext:value-type="float">
            <text:p>7.25660732409768E-005</text:p>
          </table:table-cell>
          <table:table-cell table:formula="of:=(       (    (COS([.$B16])     -      SQRT([.DK$2]^2-SIN([.$B16])^2))    /     (COS([.$B16])    +     SQRT([.DK$2]^2-SIN([.$B16])^2))    )  ^2     -    [.$C16]  )^2" office:value-type="float" office:value="0.0000717119597975376" calcext:value-type="float">
            <text:p>0.000071712</text:p>
          </table:table-cell>
          <table:table-cell table:formula="of:=(       (    (COS([.$B16])     -      SQRT([.DL$2]^2-SIN([.$B16])^2))    /     (COS([.$B16])    +     SQRT([.DL$2]^2-SIN([.$B16])^2))    )  ^2     -    [.$C16]  )^2" office:value-type="float" office:value="0.0000708628864735229" calcext:value-type="float">
            <text:p>7.08628864735229E-005</text:p>
          </table:table-cell>
          <table:table-cell table:formula="of:=(       (    (COS([.$B16])     -      SQRT([.DM$2]^2-SIN([.$B16])^2))    /     (COS([.$B16])    +     SQRT([.DM$2]^2-SIN([.$B16])^2))    )  ^2     -    [.$C16]  )^2" office:value-type="float" office:value="0.0000700188536431843" calcext:value-type="float">
            <text:p>7.00188536431843E-005</text:p>
          </table:table-cell>
          <table:table-cell table:formula="of:=(       (    (COS([.$B16])     -      SQRT([.DN$2]^2-SIN([.$B16])^2))    /     (COS([.$B16])    +     SQRT([.DN$2]^2-SIN([.$B16])^2))    )  ^2     -    [.$C16]  )^2" office:value-type="float" office:value="0.0000691798616786859" calcext:value-type="float">
            <text:p>6.91798616786859E-005</text:p>
          </table:table-cell>
          <table:table-cell table:formula="of:=(       (    (COS([.$B16])     -      SQRT([.DO$2]^2-SIN([.$B16])^2))    /     (COS([.$B16])    +     SQRT([.DO$2]^2-SIN([.$B16])^2))    )  ^2     -    [.$C16]  )^2" office:value-type="float" office:value="0.0000683459109500961" calcext:value-type="float">
            <text:p>6.83459109500961E-005</text:p>
          </table:table-cell>
          <table:table-cell table:formula="of:=(       (    (COS([.$B16])     -      SQRT([.DP$2]^2-SIN([.$B16])^2))    /     (COS([.$B16])    +     SQRT([.DP$2]^2-SIN([.$B16])^2))    )  ^2     -    [.$C16]  )^2" office:value-type="float" office:value="0.0000675170018253998" calcext:value-type="float">
            <text:p>0.000067517</text:p>
          </table:table-cell>
          <table:table-cell table:formula="of:=(       (    (COS([.$B16])     -      SQRT([.DQ$2]^2-SIN([.$B16])^2))    /     (COS([.$B16])    +     SQRT([.DQ$2]^2-SIN([.$B16])^2))    )  ^2     -    [.$C16]  )^2" office:value-type="float" office:value="0.0000666931346704955" calcext:value-type="float">
            <text:p>6.66931346704955E-005</text:p>
          </table:table-cell>
          <table:table-cell table:formula="of:=(       (    (COS([.$B16])     -      SQRT([.DR$2]^2-SIN([.$B16])^2))    /     (COS([.$B16])    +     SQRT([.DR$2]^2-SIN([.$B16])^2))    )  ^2     -    [.$C16]  )^2" office:value-type="float" office:value="0.0000658743098491987" calcext:value-type="float">
            <text:p>6.58743098491987E-005</text:p>
          </table:table-cell>
          <table:table-cell table:formula="of:=(       (    (COS([.$B16])     -      SQRT([.DS$2]^2-SIN([.$B16])^2))    /     (COS([.$B16])    +     SQRT([.DS$2]^2-SIN([.$B16])^2))    )  ^2     -    [.$C16]  )^2" office:value-type="float" office:value="0.0000650605277232451" calcext:value-type="float">
            <text:p>6.50605277232451E-005</text:p>
          </table:table-cell>
          <table:table-cell table:formula="of:=(       (    (COS([.$B16])     -      SQRT([.DT$2]^2-SIN([.$B16])^2))    /     (COS([.$B16])    +     SQRT([.DT$2]^2-SIN([.$B16])^2))    )  ^2     -    [.$C16]  )^2" office:value-type="float" office:value="0.0000642517886522928" calcext:value-type="float">
            <text:p>6.42517886522928E-005</text:p>
          </table:table-cell>
          <table:table-cell table:formula="of:=(       (    (COS([.$B16])     -      SQRT([.DU$2]^2-SIN([.$B16])^2))    /     (COS([.$B16])    +     SQRT([.DU$2]^2-SIN([.$B16])^2))    )  ^2     -    [.$C16]  )^2" office:value-type="float" office:value="0.0000634480929939223" calcext:value-type="float">
            <text:p>6.34480929939223E-005</text:p>
          </table:table-cell>
          <table:table-cell table:formula="of:=(       (    (COS([.$B16])     -      SQRT([.DV$2]^2-SIN([.$B16])^2))    /     (COS([.$B16])    +     SQRT([.DV$2]^2-SIN([.$B16])^2))    )  ^2     -    [.$C16]  )^2" office:value-type="float" office:value="0.0000626494411036432" calcext:value-type="float">
            <text:p>6.26494411036432E-005</text:p>
          </table:table-cell>
          <table:table-cell table:formula="of:=(       (    (COS([.$B16])     -      SQRT([.DW$2]^2-SIN([.$B16])^2))    /     (COS([.$B16])    +     SQRT([.DW$2]^2-SIN([.$B16])^2))    )  ^2     -    [.$C16]  )^2" office:value-type="float" office:value="0.0000618558333348944" calcext:value-type="float">
            <text:p>6.18558333348944E-005</text:p>
          </table:table-cell>
          <table:table-cell table:formula="of:=(       (    (COS([.$B16])     -      SQRT([.DX$2]^2-SIN([.$B16])^2))    /     (COS([.$B16])    +     SQRT([.DX$2]^2-SIN([.$B16])^2))    )  ^2     -    [.$C16]  )^2" office:value-type="float" office:value="0.0000610672700390462" calcext:value-type="float">
            <text:p>6.10672700390462E-005</text:p>
          </table:table-cell>
          <table:table-cell table:formula="of:=(       (    (COS([.$B16])     -      SQRT([.DY$2]^2-SIN([.$B16])^2))    /     (COS([.$B16])    +     SQRT([.DY$2]^2-SIN([.$B16])^2))    )  ^2     -    [.$C16]  )^2" office:value-type="float" office:value="0.0000602837515654025" calcext:value-type="float">
            <text:p>6.02837515654025E-005</text:p>
          </table:table-cell>
          <table:table-cell table:formula="of:=(       (    (COS([.$B16])     -      SQRT([.DZ$2]^2-SIN([.$B16])^2))    /     (COS([.$B16])    +     SQRT([.DZ$2]^2-SIN([.$B16])^2))    )  ^2     -    [.$C16]  )^2" office:value-type="float" office:value="0.0000595052782612038" calcext:value-type="float">
            <text:p>5.95052782612038E-005</text:p>
          </table:table-cell>
          <table:table-cell table:formula="of:=(       (    (COS([.$B16])     -      SQRT([.EA$2]^2-SIN([.$B16])^2))    /     (COS([.$B16])    +     SQRT([.EA$2]^2-SIN([.$B16])^2))    )  ^2     -    [.$C16]  )^2" office:value-type="float" office:value="0.0000587318504716293" calcext:value-type="float">
            <text:p>5.87318504716293E-005</text:p>
          </table:table-cell>
          <table:table-cell table:formula="of:=(       (    (COS([.$B16])     -      SQRT([.EB$2]^2-SIN([.$B16])^2))    /     (COS([.$B16])    +     SQRT([.EB$2]^2-SIN([.$B16])^2))    )  ^2     -    [.$C16]  )^2" office:value-type="float" office:value="0.0000579634685398018" calcext:value-type="float">
            <text:p>5.79634685398018E-005</text:p>
          </table:table-cell>
          <table:table-cell table:formula="of:=(       (    (COS([.$B16])     -      SQRT([.EC$2]^2-SIN([.$B16])^2))    /     (COS([.$B16])    +     SQRT([.EC$2]^2-SIN([.$B16])^2))    )  ^2     -    [.$C16]  )^2" office:value-type="float" office:value="0.0000572001328067849" calcext:value-type="float">
            <text:p>5.72001328067849E-005</text:p>
          </table:table-cell>
          <table:table-cell table:formula="of:=(       (    (COS([.$B16])     -      SQRT([.ED$2]^2-SIN([.$B16])^2))    /     (COS([.$B16])    +     SQRT([.ED$2]^2-SIN([.$B16])^2))    )  ^2     -    [.$C16]  )^2" office:value-type="float" office:value="0.0000564418436115895" calcext:value-type="float">
            <text:p>5.64418436115895E-005</text:p>
          </table:table-cell>
          <table:table-cell table:formula="of:=(       (    (COS([.$B16])     -      SQRT([.EE$2]^2-SIN([.$B16])^2))    /     (COS([.$B16])    +     SQRT([.EE$2]^2-SIN([.$B16])^2))    )  ^2     -    [.$C16]  )^2" office:value-type="float" office:value="0.0000556886012911764" calcext:value-type="float">
            <text:p>5.56886012911764E-005</text:p>
          </table:table-cell>
          <table:table-cell table:formula="of:=(       (    (COS([.$B16])     -      SQRT([.EF$2]^2-SIN([.$B16])^2))    /     (COS([.$B16])    +     SQRT([.EF$2]^2-SIN([.$B16])^2))    )  ^2     -    [.$C16]  )^2" office:value-type="float" office:value="0.0000549404061804539" calcext:value-type="float">
            <text:p>5.49404061804539E-005</text:p>
          </table:table-cell>
          <table:table-cell table:formula="of:=(       (    (COS([.$B16])     -      SQRT([.EG$2]^2-SIN([.$B16])^2))    /     (COS([.$B16])    +     SQRT([.EG$2]^2-SIN([.$B16])^2))    )  ^2     -    [.$C16]  )^2" office:value-type="float" office:value="0.0000541972586122875" calcext:value-type="float">
            <text:p>5.41972586122875E-005</text:p>
          </table:table-cell>
          <table:table-cell table:formula="of:=(       (    (COS([.$B16])     -      SQRT([.EH$2]^2-SIN([.$B16])^2))    /     (COS([.$B16])    +     SQRT([.EH$2]^2-SIN([.$B16])^2))    )  ^2     -    [.$C16]  )^2" office:value-type="float" office:value="0.0000534591589174959" calcext:value-type="float">
            <text:p>5.34591589174959E-005</text:p>
          </table:table-cell>
          <table:table-cell table:formula="of:=(       (    (COS([.$B16])     -      SQRT([.EI$2]^2-SIN([.$B16])^2))    /     (COS([.$B16])    +     SQRT([.EI$2]^2-SIN([.$B16])^2))    )  ^2     -    [.$C16]  )^2" office:value-type="float" office:value="0.0000527261074248564" calcext:value-type="float">
            <text:p>5.27261074248564E-005</text:p>
          </table:table-cell>
          <table:table-cell table:formula="of:=(       (    (COS([.$B16])     -      SQRT([.EJ$2]^2-SIN([.$B16])^2))    /     (COS([.$B16])    +     SQRT([.EJ$2]^2-SIN([.$B16])^2))    )  ^2     -    [.$C16]  )^2" office:value-type="float" office:value="0.0000519981044611076" calcext:value-type="float">
            <text:p>5.19981044611076E-005</text:p>
          </table:table-cell>
          <table:table-cell table:formula="of:=(       (    (COS([.$B16])     -      SQRT([.EK$2]^2-SIN([.$B16])^2))    /     (COS([.$B16])    +     SQRT([.EK$2]^2-SIN([.$B16])^2))    )  ^2     -    [.$C16]  )^2" office:value-type="float" office:value="0.0000512751503509501" calcext:value-type="float">
            <text:p>5.12751503509501E-005</text:p>
          </table:table-cell>
          <table:table-cell table:formula="of:=(       (    (COS([.$B16])     -      SQRT([.EL$2]^2-SIN([.$B16])^2))    /     (COS([.$B16])    +     SQRT([.EL$2]^2-SIN([.$B16])^2))    )  ^2     -    [.$C16]  )^2" office:value-type="float" office:value="0.0000505572454170497" calcext:value-type="float">
            <text:p>5.05572454170497E-005</text:p>
          </table:table-cell>
          <table:table-cell table:formula="of:=(       (    (COS([.$B16])     -      SQRT([.EM$2]^2-SIN([.$B16])^2))    /     (COS([.$B16])    +     SQRT([.EM$2]^2-SIN([.$B16])^2))    )  ^2     -    [.$C16]  )^2" office:value-type="float" office:value="0.0000498443899800392" calcext:value-type="float">
            <text:p>4.98443899800392E-005</text:p>
          </table:table-cell>
          <table:table-cell table:formula="of:=(       (    (COS([.$B16])     -      SQRT([.EN$2]^2-SIN([.$B16])^2))    /     (COS([.$B16])    +     SQRT([.EN$2]^2-SIN([.$B16])^2))    )  ^2     -    [.$C16]  )^2" office:value-type="float" office:value="0.000049136584358522" calcext:value-type="float">
            <text:p>4.9136584358522E-005</text:p>
          </table:table-cell>
          <table:table-cell table:formula="of:=(       (    (COS([.$B16])     -      SQRT([.EO$2]^2-SIN([.$B16])^2))    /     (COS([.$B16])    +     SQRT([.EO$2]^2-SIN([.$B16])^2))    )  ^2     -    [.$C16]  )^2" office:value-type="float" office:value="0.000048433828869075" calcext:value-type="float">
            <text:p>4.8433828869075E-005</text:p>
          </table:table-cell>
          <table:table-cell table:formula="of:=(       (    (COS([.$B16])     -      SQRT([.EP$2]^2-SIN([.$B16])^2))    /     (COS([.$B16])    +     SQRT([.EP$2]^2-SIN([.$B16])^2))    )  ^2     -    [.$C16]  )^2" office:value-type="float" office:value="0.0000477361238262481" calcext:value-type="float">
            <text:p>4.77361238262481E-005</text:p>
          </table:table-cell>
          <table:table-cell table:formula="of:=(       (    (COS([.$B16])     -      SQRT([.EQ$2]^2-SIN([.$B16])^2))    /     (COS([.$B16])    +     SQRT([.EQ$2]^2-SIN([.$B16])^2))    )  ^2     -    [.$C16]  )^2" office:value-type="float" office:value="0.0000470434695425677" calcext:value-type="float">
            <text:p>4.70434695425677E-005</text:p>
          </table:table-cell>
          <table:table-cell table:formula="of:=(       (    (COS([.$B16])     -      SQRT([.ER$2]^2-SIN([.$B16])^2))    /     (COS([.$B16])    +     SQRT([.ER$2]^2-SIN([.$B16])^2))    )  ^2     -    [.$C16]  )^2" office:value-type="float" office:value="0.000046355866328542" calcext:value-type="float">
            <text:p>4.6355866328542E-005</text:p>
          </table:table-cell>
          <table:table-cell table:formula="of:=(       (    (COS([.$B16])     -      SQRT([.ES$2]^2-SIN([.$B16])^2))    /     (COS([.$B16])    +     SQRT([.ES$2]^2-SIN([.$B16])^2))    )  ^2     -    [.$C16]  )^2" office:value-type="float" office:value="0.0000456733144926593" calcext:value-type="float">
            <text:p>4.56733144926593E-005</text:p>
          </table:table-cell>
          <table:table-cell table:formula="of:=(       (    (COS([.$B16])     -      SQRT([.ET$2]^2-SIN([.$B16])^2))    /     (COS([.$B16])    +     SQRT([.ET$2]^2-SIN([.$B16])^2))    )  ^2     -    [.$C16]  )^2" office:value-type="float" office:value="0.0000449958143413912" calcext:value-type="float">
            <text:p>4.49958143413912E-005</text:p>
          </table:table-cell>
          <table:table-cell table:formula="of:=(       (    (COS([.$B16])     -      SQRT([.EU$2]^2-SIN([.$B16])^2))    /     (COS([.$B16])    +     SQRT([.EU$2]^2-SIN([.$B16])^2))    )  ^2     -    [.$C16]  )^2" office:value-type="float" office:value="0.0000443233661791978" calcext:value-type="float">
            <text:p>4.43233661791978E-005</text:p>
          </table:table-cell>
          <table:table-cell table:formula="of:=(       (    (COS([.$B16])     -      SQRT([.EV$2]^2-SIN([.$B16])^2))    /     (COS([.$B16])    +     SQRT([.EV$2]^2-SIN([.$B16])^2))    )  ^2     -    [.$C16]  )^2" office:value-type="float" office:value="0.0000436559703085268" calcext:value-type="float">
            <text:p>0.000043656</text:p>
          </table:table-cell>
          <table:table-cell table:formula="of:=(       (    (COS([.$B16])     -      SQRT([.EW$2]^2-SIN([.$B16])^2))    /     (COS([.$B16])    +     SQRT([.EW$2]^2-SIN([.$B16])^2))    )  ^2     -    [.$C16]  )^2" office:value-type="float" office:value="0.000042993627029817" calcext:value-type="float">
            <text:p>4.2993627029817E-005</text:p>
          </table:table-cell>
          <table:table-cell table:formula="of:=(       (    (COS([.$B16])     -      SQRT([.EX$2]^2-SIN([.$B16])^2))    /     (COS([.$B16])    +     SQRT([.EX$2]^2-SIN([.$B16])^2))    )  ^2     -    [.$C16]  )^2" office:value-type="float" office:value="0.0000423363366415014" calcext:value-type="float">
            <text:p>4.23363366415014E-005</text:p>
          </table:table-cell>
          <table:table-cell table:formula="of:=(       (    (COS([.$B16])     -      SQRT([.EY$2]^2-SIN([.$B16])^2))    /     (COS([.$B16])    +     SQRT([.EY$2]^2-SIN([.$B16])^2))    )  ^2     -    [.$C16]  )^2" office:value-type="float" office:value="0.0000416840994400089" calcext:value-type="float">
            <text:p>4.16840994400089E-005</text:p>
          </table:table-cell>
          <table:table-cell table:formula="of:=(       (    (COS([.$B16])     -      SQRT([.EZ$2]^2-SIN([.$B16])^2))    /     (COS([.$B16])    +     SQRT([.EZ$2]^2-SIN([.$B16])^2))    )  ^2     -    [.$C16]  )^2" office:value-type="float" office:value="0.0000410369157197652" calcext:value-type="float">
            <text:p>4.10369157197652E-005</text:p>
          </table:table-cell>
          <table:table-cell table:formula="of:=(       (    (COS([.$B16])     -      SQRT([.FA$2]^2-SIN([.$B16])^2))    /     (COS([.$B16])    +     SQRT([.FA$2]^2-SIN([.$B16])^2))    )  ^2     -    [.$C16]  )^2" office:value-type="float" office:value="0.0000403947857731976" calcext:value-type="float">
            <text:p>4.03947857731976E-005</text:p>
          </table:table-cell>
          <table:table-cell table:formula="of:=(       (    (COS([.$B16])     -      SQRT([.FB$2]^2-SIN([.$B16])^2))    /     (COS([.$B16])    +     SQRT([.FB$2]^2-SIN([.$B16])^2))    )  ^2     -    [.$C16]  )^2" office:value-type="float" office:value="0.0000397577098907368" calcext:value-type="float">
            <text:p>3.97577098907368E-005</text:p>
          </table:table-cell>
          <table:table-cell table:formula="of:=(       (    (COS([.$B16])     -      SQRT([.FC$2]^2-SIN([.$B16])^2))    /     (COS([.$B16])    +     SQRT([.FC$2]^2-SIN([.$B16])^2))    )  ^2     -    [.$C16]  )^2" office:value-type="float" office:value="0.0000391256883608184" calcext:value-type="float">
            <text:p>3.91256883608184E-005</text:p>
          </table:table-cell>
          <table:table-cell table:formula="of:=(       (    (COS([.$B16])     -      SQRT([.FD$2]^2-SIN([.$B16])^2))    /     (COS([.$B16])    +     SQRT([.FD$2]^2-SIN([.$B16])^2))    )  ^2     -    [.$C16]  )^2" office:value-type="float" office:value="0.0000384987214698833" calcext:value-type="float">
            <text:p>3.84987214698833E-005</text:p>
          </table:table-cell>
          <table:table-cell table:formula="of:=(       (    (COS([.$B16])     -      SQRT([.FE$2]^2-SIN([.$B16])^2))    /     (COS([.$B16])    +     SQRT([.FE$2]^2-SIN([.$B16])^2))    )  ^2     -    [.$C16]  )^2" office:value-type="float" office:value="0.0000378768095023857" calcext:value-type="float">
            <text:p>3.78768095023857E-005</text:p>
          </table:table-cell>
          <table:table-cell table:formula="of:=(       (    (COS([.$B16])     -      SQRT([.FF$2]^2-SIN([.$B16])^2))    /     (COS([.$B16])    +     SQRT([.FF$2]^2-SIN([.$B16])^2))    )  ^2     -    [.$C16]  )^2" office:value-type="float" office:value="0.0000372599527407902" calcext:value-type="float">
            <text:p>0.00003726</text:p>
          </table:table-cell>
          <table:table-cell table:formula="of:=(       (    (COS([.$B16])     -      SQRT([.FG$2]^2-SIN([.$B16])^2))    /     (COS([.$B16])    +     SQRT([.FG$2]^2-SIN([.$B16])^2))    )  ^2     -    [.$C16]  )^2" office:value-type="float" office:value="0.0000366481514655765" calcext:value-type="float">
            <text:p>3.66481514655765E-005</text:p>
          </table:table-cell>
          <table:table-cell table:formula="of:=(       (    (COS([.$B16])     -      SQRT([.FH$2]^2-SIN([.$B16])^2))    /     (COS([.$B16])    +     SQRT([.FH$2]^2-SIN([.$B16])^2))    )  ^2     -    [.$C16]  )^2" office:value-type="float" office:value="0.0000360414059552404" calcext:value-type="float">
            <text:p>3.60414059552404E-005</text:p>
          </table:table-cell>
          <table:table-cell table:formula="of:=(       (    (COS([.$B16])     -      SQRT([.FI$2]^2-SIN([.$B16])^2))    /     (COS([.$B16])    +     SQRT([.FI$2]^2-SIN([.$B16])^2))    )  ^2     -    [.$C16]  )^2" office:value-type="float" office:value="0.0000354397164862979" calcext:value-type="float">
            <text:p>3.54397164862979E-005</text:p>
          </table:table-cell>
          <table:table-cell table:formula="of:=(       (    (COS([.$B16])     -      SQRT([.FJ$2]^2-SIN([.$B16])^2))    /     (COS([.$B16])    +     SQRT([.FJ$2]^2-SIN([.$B16])^2))    )  ^2     -    [.$C16]  )^2" office:value-type="float" office:value="0.000034843083333286" calcext:value-type="float">
            <text:p>3.4843083333286E-005</text:p>
          </table:table-cell>
          <table:table-cell table:formula="of:=(       (    (COS([.$B16])     -      SQRT([.FK$2]^2-SIN([.$B16])^2))    /     (COS([.$B16])    +     SQRT([.FK$2]^2-SIN([.$B16])^2))    )  ^2     -    [.$C16]  )^2" office:value-type="float" office:value="0.0000342515067687645" calcext:value-type="float">
            <text:p>3.42515067687645E-005</text:p>
          </table:table-cell>
          <table:table-cell table:formula="of:=(       (    (COS([.$B16])     -      SQRT([.FL$2]^2-SIN([.$B16])^2))    /     (COS([.$B16])    +     SQRT([.FL$2]^2-SIN([.$B16])^2))    )  ^2     -    [.$C16]  )^2" office:value-type="float" office:value="0.0000336649870633217" calcext:value-type="float">
            <text:p>0.000033665</text:p>
          </table:table-cell>
          <table:table-cell table:formula="of:=(       (    (COS([.$B16])     -      SQRT([.FM$2]^2-SIN([.$B16])^2))    /     (COS([.$B16])    +     SQRT([.FM$2]^2-SIN([.$B16])^2))    )  ^2     -    [.$C16]  )^2" office:value-type="float" office:value="0.0000330835244855723" calcext:value-type="float">
            <text:p>3.30835244855723E-005</text:p>
          </table:table-cell>
          <table:table-cell table:formula="of:=(       (    (COS([.$B16])     -      SQRT([.FN$2]^2-SIN([.$B16])^2))    /     (COS([.$B16])    +     SQRT([.FN$2]^2-SIN([.$B16])^2))    )  ^2     -    [.$C16]  )^2" office:value-type="float" office:value="0.0000325071193021623" calcext:value-type="float">
            <text:p>3.25071193021623E-005</text:p>
          </table:table-cell>
          <table:table-cell table:formula="of:=(       (    (COS([.$B16])     -      SQRT([.FO$2]^2-SIN([.$B16])^2))    /     (COS([.$B16])    +     SQRT([.FO$2]^2-SIN([.$B16])^2))    )  ^2     -    [.$C16]  )^2" office:value-type="float" office:value="0.0000319357717777712" calcext:value-type="float">
            <text:p>3.19357717777712E-005</text:p>
          </table:table-cell>
          <table:table-cell table:formula="of:=(       (    (COS([.$B16])     -      SQRT([.FP$2]^2-SIN([.$B16])^2))    /     (COS([.$B16])    +     SQRT([.FP$2]^2-SIN([.$B16])^2))    )  ^2     -    [.$C16]  )^2" office:value-type="float" office:value="0.0000313694821751136" calcext:value-type="float">
            <text:p>3.13694821751136E-005</text:p>
          </table:table-cell>
          <table:table-cell table:formula="of:=(       (    (COS([.$B16])     -      SQRT([.FQ$2]^2-SIN([.$B16])^2))    /     (COS([.$B16])    +     SQRT([.FQ$2]^2-SIN([.$B16])^2))    )  ^2     -    [.$C16]  )^2" office:value-type="float" office:value="0.0000308082507549417" calcext:value-type="float">
            <text:p>3.08082507549417E-005</text:p>
          </table:table-cell>
          <table:table-cell table:formula="of:=(       (    (COS([.$B16])     -      SQRT([.FR$2]^2-SIN([.$B16])^2))    /     (COS([.$B16])    +     SQRT([.FR$2]^2-SIN([.$B16])^2))    )  ^2     -    [.$C16]  )^2" office:value-type="float" office:value="0.0000302520777760482" calcext:value-type="float">
            <text:p>3.02520777760482E-005</text:p>
          </table:table-cell>
          <table:table-cell table:formula="of:=(       (    (COS([.$B16])     -      SQRT([.FS$2]^2-SIN([.$B16])^2))    /     (COS([.$B16])    +     SQRT([.FS$2]^2-SIN([.$B16])^2))    )  ^2     -    [.$C16]  )^2" office:value-type="float" office:value="0.0000297009634952677" calcext:value-type="float">
            <text:p>0.000029701</text:p>
          </table:table-cell>
          <table:table-cell table:formula="of:=(       (    (COS([.$B16])     -      SQRT([.FT$2]^2-SIN([.$B16])^2))    /     (COS([.$B16])    +     SQRT([.FT$2]^2-SIN([.$B16])^2))    )  ^2     -    [.$C16]  )^2" office:value-type="float" office:value="0.0000291549081674781" calcext:value-type="float">
            <text:p>2.91549081674781E-005</text:p>
          </table:table-cell>
          <table:table-cell table:formula="of:=(       (    (COS([.$B16])     -      SQRT([.FU$2]^2-SIN([.$B16])^2))    /     (COS([.$B16])    +     SQRT([.FU$2]^2-SIN([.$B16])^2))    )  ^2     -    [.$C16]  )^2" office:value-type="float" office:value="0.0000286139120456075" calcext:value-type="float">
            <text:p>2.86139120456075E-005</text:p>
          </table:table-cell>
          <table:table-cell table:formula="of:=(       (    (COS([.$B16])     -      SQRT([.FV$2]^2-SIN([.$B16])^2))    /     (COS([.$B16])    +     SQRT([.FV$2]^2-SIN([.$B16])^2))    )  ^2     -    [.$C16]  )^2" office:value-type="float" office:value="0.0000280779753806292" calcext:value-type="float">
            <text:p>0.000028078</text:p>
          </table:table-cell>
          <table:table-cell table:formula="of:=(       (    (COS([.$B16])     -      SQRT([.FW$2]^2-SIN([.$B16])^2))    /     (COS([.$B16])    +     SQRT([.FW$2]^2-SIN([.$B16])^2))    )  ^2     -    [.$C16]  )^2" office:value-type="float" office:value="0.0000275470984215716" calcext:value-type="float">
            <text:p>2.75470984215716E-005</text:p>
          </table:table-cell>
          <table:table-cell table:formula="of:=(       (    (COS([.$B16])     -      SQRT([.FX$2]^2-SIN([.$B16])^2))    /     (COS([.$B16])    +     SQRT([.FX$2]^2-SIN([.$B16])^2))    )  ^2     -    [.$C16]  )^2" office:value-type="float" office:value="0.0000270212814155137" calcext:value-type="float">
            <text:p>2.70212814155137E-005</text:p>
          </table:table-cell>
          <table:table-cell table:formula="of:=(       (    (COS([.$B16])     -      SQRT([.FY$2]^2-SIN([.$B16])^2))    /     (COS([.$B16])    +     SQRT([.FY$2]^2-SIN([.$B16])^2))    )  ^2     -    [.$C16]  )^2" office:value-type="float" office:value="0.000026500524607593" calcext:value-type="float">
            <text:p>2.6500524607593E-005</text:p>
          </table:table-cell>
          <table:table-cell table:formula="of:=(       (    (COS([.$B16])     -      SQRT([.FZ$2]^2-SIN([.$B16])^2))    /     (COS([.$B16])    +     SQRT([.FZ$2]^2-SIN([.$B16])^2))    )  ^2     -    [.$C16]  )^2" office:value-type="float" office:value="0.0000259848282410042" calcext:value-type="float">
            <text:p>2.59848282410042E-005</text:p>
          </table:table-cell>
          <table:table-cell table:formula="of:=(       (    (COS([.$B16])     -      SQRT([.GA$2]^2-SIN([.$B16])^2))    /     (COS([.$B16])    +     SQRT([.GA$2]^2-SIN([.$B16])^2))    )  ^2     -    [.$C16]  )^2" office:value-type="float" office:value="0.0000254741925570022" calcext:value-type="float">
            <text:p>2.54741925570022E-005</text:p>
          </table:table-cell>
          <table:table-cell table:formula="of:=(       (    (COS([.$B16])     -      SQRT([.GB$2]^2-SIN([.$B16])^2))    /     (COS([.$B16])    +     SQRT([.GB$2]^2-SIN([.$B16])^2))    )  ^2     -    [.$C16]  )^2" office:value-type="float" office:value="0.0000249686177949062" calcext:value-type="float">
            <text:p>2.49686177949062E-005</text:p>
          </table:table-cell>
          <table:table-cell table:formula="of:=(       (    (COS([.$B16])     -      SQRT([.GC$2]^2-SIN([.$B16])^2))    /     (COS([.$B16])    +     SQRT([.GC$2]^2-SIN([.$B16])^2))    )  ^2     -    [.$C16]  )^2" office:value-type="float" office:value="0.0000244681041920992" calcext:value-type="float">
            <text:p>2.44681041920992E-005</text:p>
          </table:table-cell>
          <table:table-cell table:formula="of:=(       (    (COS([.$B16])     -      SQRT([.GD$2]^2-SIN([.$B16])^2))    /     (COS([.$B16])    +     SQRT([.GD$2]^2-SIN([.$B16])^2))    )  ^2     -    [.$C16]  )^2" office:value-type="float" office:value="0.0000239726519840322" calcext:value-type="float">
            <text:p>2.39726519840322E-005</text:p>
          </table:table-cell>
          <table:table-cell table:formula="of:=(       (    (COS([.$B16])     -      SQRT([.GE$2]^2-SIN([.$B16])^2))    /     (COS([.$B16])    +     SQRT([.GE$2]^2-SIN([.$B16])^2))    )  ^2     -    [.$C16]  )^2" office:value-type="float" office:value="0.0000234822614042265" calcext:value-type="float">
            <text:p>2.34822614042265E-005</text:p>
          </table:table-cell>
          <table:table-cell table:formula="of:=(       (    (COS([.$B16])     -      SQRT([.GF$2]^2-SIN([.$B16])^2))    /     (COS([.$B16])    +     SQRT([.GF$2]^2-SIN([.$B16])^2))    )  ^2     -    [.$C16]  )^2" office:value-type="float" office:value="0.0000229969326842745" calcext:value-type="float">
            <text:p>2.29969326842745E-005</text:p>
          </table:table-cell>
          <table:table-cell table:formula="of:=(       (    (COS([.$B16])     -      SQRT([.GG$2]^2-SIN([.$B16])^2))    /     (COS([.$B16])    +     SQRT([.GG$2]^2-SIN([.$B16])^2))    )  ^2     -    [.$C16]  )^2" office:value-type="float" office:value="0.0000225166660538438" calcext:value-type="float">
            <text:p>2.25166660538438E-005</text:p>
          </table:table-cell>
          <table:table-cell table:formula="of:=(       (    (COS([.$B16])     -      SQRT([.GH$2]^2-SIN([.$B16])^2))    /     (COS([.$B16])    +     SQRT([.GH$2]^2-SIN([.$B16])^2))    )  ^2     -    [.$C16]  )^2" office:value-type="float" office:value="0.0000220414617406767" calcext:value-type="float">
            <text:p>2.20414617406767E-005</text:p>
          </table:table-cell>
          <table:table-cell table:formula="of:=(       (    (COS([.$B16])     -      SQRT([.GI$2]^2-SIN([.$B16])^2))    /     (COS([.$B16])    +     SQRT([.GI$2]^2-SIN([.$B16])^2))    )  ^2     -    [.$C16]  )^2" office:value-type="float" office:value="0.0000215713199705966" calcext:value-type="float">
            <text:p>2.15713199705966E-005</text:p>
          </table:table-cell>
          <table:table-cell table:formula="of:=(       (    (COS([.$B16])     -      SQRT([.GJ$2]^2-SIN([.$B16])^2))    /     (COS([.$B16])    +     SQRT([.GJ$2]^2-SIN([.$B16])^2))    )  ^2     -    [.$C16]  )^2" office:value-type="float" office:value="0.0000211062409675068" calcext:value-type="float">
            <text:p>2.11062409675068E-005</text:p>
          </table:table-cell>
          <table:table-cell table:formula="of:=(       (    (COS([.$B16])     -      SQRT([.GK$2]^2-SIN([.$B16])^2))    /     (COS([.$B16])    +     SQRT([.GK$2]^2-SIN([.$B16])^2))    )  ^2     -    [.$C16]  )^2" office:value-type="float" office:value="0.0000206462249533937" calcext:value-type="float">
            <text:p>2.06462249533937E-005</text:p>
          </table:table-cell>
          <table:table-cell table:formula="of:=(       (    (COS([.$B16])     -      SQRT([.GL$2]^2-SIN([.$B16])^2))    /     (COS([.$B16])    +     SQRT([.GL$2]^2-SIN([.$B16])^2))    )  ^2     -    [.$C16]  )^2" office:value-type="float" office:value="0.0000201912721483303" calcext:value-type="float">
            <text:p>2.01912721483303E-005</text:p>
          </table:table-cell>
          <table:table-cell table:formula="of:=(       (    (COS([.$B16])     -      SQRT([.GM$2]^2-SIN([.$B16])^2))    /     (COS([.$B16])    +     SQRT([.GM$2]^2-SIN([.$B16])^2))    )  ^2     -    [.$C16]  )^2" office:value-type="float" office:value="0.0000197413827704767" calcext:value-type="float">
            <text:p>1.97413827704767E-005</text:p>
          </table:table-cell>
          <table:table-cell table:formula="of:=(       (    (COS([.$B16])     -      SQRT([.GN$2]^2-SIN([.$B16])^2))    /     (COS([.$B16])    +     SQRT([.GN$2]^2-SIN([.$B16])^2))    )  ^2     -    [.$C16]  )^2" office:value-type="float" office:value="0.0000192965570360824" calcext:value-type="float">
            <text:p>1.92965570360824E-005</text:p>
          </table:table-cell>
          <table:table-cell table:formula="of:=(       (    (COS([.$B16])     -      SQRT([.GO$2]^2-SIN([.$B16])^2))    /     (COS([.$B16])    +     SQRT([.GO$2]^2-SIN([.$B16])^2))    )  ^2     -    [.$C16]  )^2" office:value-type="float" office:value="0.0000188567951594914" calcext:value-type="float">
            <text:p>1.88567951594914E-005</text:p>
          </table:table-cell>
          <table:table-cell table:formula="of:=(       (    (COS([.$B16])     -      SQRT([.GP$2]^2-SIN([.$B16])^2))    /     (COS([.$B16])    +     SQRT([.GP$2]^2-SIN([.$B16])^2))    )  ^2     -    [.$C16]  )^2" office:value-type="float" office:value="0.0000184220973531403" calcext:value-type="float">
            <text:p>1.84220973531403E-005</text:p>
          </table:table-cell>
          <table:table-cell table:formula="of:=(       (    (COS([.$B16])     -      SQRT([.GQ$2]^2-SIN([.$B16])^2))    /     (COS([.$B16])    +     SQRT([.GQ$2]^2-SIN([.$B16])^2))    )  ^2     -    [.$C16]  )^2" office:value-type="float" office:value="0.000017992463827563" calcext:value-type="float">
            <text:p>1.7992463827563E-005</text:p>
          </table:table-cell>
          <table:table-cell table:formula="of:=(       (    (COS([.$B16])     -      SQRT([.GR$2]^2-SIN([.$B16])^2))    /     (COS([.$B16])    +     SQRT([.GR$2]^2-SIN([.$B16])^2))    )  ^2     -    [.$C16]  )^2" office:value-type="float" office:value="0.0000175678947913937" calcext:value-type="float">
            <text:p>1.75678947913937E-005</text:p>
          </table:table-cell>
          <table:table-cell table:formula="of:=(       (    (COS([.$B16])     -      SQRT([.GS$2]^2-SIN([.$B16])^2))    /     (COS([.$B16])    +     SQRT([.GS$2]^2-SIN([.$B16])^2))    )  ^2     -    [.$C16]  )^2" office:value-type="float" office:value="0.0000171483904513665" calcext:value-type="float">
            <text:p>1.71483904513665E-005</text:p>
          </table:table-cell>
          <table:table-cell table:formula="of:=(       (    (COS([.$B16])     -      SQRT([.GT$2]^2-SIN([.$B16])^2))    /     (COS([.$B16])    +     SQRT([.GT$2]^2-SIN([.$B16])^2))    )  ^2     -    [.$C16]  )^2" office:value-type="float" office:value="0.0000167339510123189" calcext:value-type="float">
            <text:p>0.000016734</text:p>
          </table:table-cell>
          <table:table-cell table:formula="of:=(       (    (COS([.$B16])     -      SQRT([.GU$2]^2-SIN([.$B16])^2))    /     (COS([.$B16])    +     SQRT([.GU$2]^2-SIN([.$B16])^2))    )  ^2     -    [.$C16]  )^2" office:value-type="float" office:value="0.0000163245766771965" calcext:value-type="float">
            <text:p>1.63245766771965E-005</text:p>
          </table:table-cell>
          <table:table-cell table:formula="of:=(       (    (COS([.$B16])     -      SQRT([.GV$2]^2-SIN([.$B16])^2))    /     (COS([.$B16])    +     SQRT([.GV$2]^2-SIN([.$B16])^2))    )  ^2     -    [.$C16]  )^2" office:value-type="float" office:value="0.0000159202676470503" calcext:value-type="float">
            <text:p>1.59202676470503E-005</text:p>
          </table:table-cell>
          <table:table-cell table:formula="of:=(       (    (COS([.$B16])     -      SQRT([.GW$2]^2-SIN([.$B16])^2))    /     (COS([.$B16])    +     SQRT([.GW$2]^2-SIN([.$B16])^2))    )  ^2     -    [.$C16]  )^2" office:value-type="float" office:value="0.0000155210241210436" calcext:value-type="float">
            <text:p>0.000015521</text:p>
          </table:table-cell>
          <table:table-cell table:formula="of:=(       (    (COS([.$B16])     -      SQRT([.GX$2]^2-SIN([.$B16])^2))    /     (COS([.$B16])    +     SQRT([.GX$2]^2-SIN([.$B16])^2))    )  ^2     -    [.$C16]  )^2" office:value-type="float" office:value="0.0000151268462964502" calcext:value-type="float">
            <text:p>1.51268462964502E-005</text:p>
          </table:table-cell>
          <table:table-cell table:formula="of:=(       (    (COS([.$B16])     -      SQRT([.GY$2]^2-SIN([.$B16])^2))    /     (COS([.$B16])    +     SQRT([.GY$2]^2-SIN([.$B16])^2))    )  ^2     -    [.$C16]  )^2" office:value-type="float" office:value="0.0000147377343686611" calcext:value-type="float">
            <text:p>1.47377343686611E-005</text:p>
          </table:table-cell>
          <table:table-cell table:formula="of:=(       (    (COS([.$B16])     -      SQRT([.GZ$2]^2-SIN([.$B16])^2))    /     (COS([.$B16])    +     SQRT([.GZ$2]^2-SIN([.$B16])^2))    )  ^2     -    [.$C16]  )^2" office:value-type="float" office:value="0.0000143536885311825" calcext:value-type="float">
            <text:p>1.43536885311825E-005</text:p>
          </table:table-cell>
          <table:table-cell table:formula="of:=(       (    (COS([.$B16])     -      SQRT([.HA$2]^2-SIN([.$B16])^2))    /     (COS([.$B16])    +     SQRT([.HA$2]^2-SIN([.$B16])^2))    )  ^2     -    [.$C16]  )^2" office:value-type="float" office:value="0.0000139747089756403" calcext:value-type="float">
            <text:p>1.39747089756403E-005</text:p>
          </table:table-cell>
          <table:table-cell table:formula="of:=(       (    (COS([.$B16])     -      SQRT([.HB$2]^2-SIN([.$B16])^2))    /     (COS([.$B16])    +     SQRT([.HB$2]^2-SIN([.$B16])^2))    )  ^2     -    [.$C16]  )^2" office:value-type="float" office:value="0.0000136007958917822" calcext:value-type="float">
            <text:p>1.36007958917822E-005</text:p>
          </table:table-cell>
          <table:table-cell table:formula="of:=(       (    (COS([.$B16])     -      SQRT([.HC$2]^2-SIN([.$B16])^2))    /     (COS([.$B16])    +     SQRT([.HC$2]^2-SIN([.$B16])^2))    )  ^2     -    [.$C16]  )^2" office:value-type="float" office:value="0.0000132319494674791" calcext:value-type="float">
            <text:p>1.32319494674791E-005</text:p>
          </table:table-cell>
          <table:table-cell table:formula="of:=(       (    (COS([.$B16])     -      SQRT([.HD$2]^2-SIN([.$B16])^2))    /     (COS([.$B16])    +     SQRT([.HD$2]^2-SIN([.$B16])^2))    )  ^2     -    [.$C16]  )^2" office:value-type="float" office:value="0.000012868169888728" calcext:value-type="float">
            <text:p>1.2868169888728E-005</text:p>
          </table:table-cell>
          <table:table-cell table:formula="of:=(       (    (COS([.$B16])     -      SQRT([.HE$2]^2-SIN([.$B16])^2))    /     (COS([.$B16])    +     SQRT([.HE$2]^2-SIN([.$B16])^2))    )  ^2     -    [.$C16]  )^2" office:value-type="float" office:value="0.0000125094573396546" calcext:value-type="float">
            <text:p>1.25094573396546E-005</text:p>
          </table:table-cell>
          <table:table-cell table:formula="of:=(       (    (COS([.$B16])     -      SQRT([.HF$2]^2-SIN([.$B16])^2))    /     (COS([.$B16])    +     SQRT([.HF$2]^2-SIN([.$B16])^2))    )  ^2     -    [.$C16]  )^2" office:value-type="float" office:value="0.0000121558120025138" calcext:value-type="float">
            <text:p>1.21558120025138E-005</text:p>
          </table:table-cell>
          <table:table-cell table:formula="of:=(       (    (COS([.$B16])     -      SQRT([.HG$2]^2-SIN([.$B16])^2))    /     (COS([.$B16])    +     SQRT([.HG$2]^2-SIN([.$B16])^2))    )  ^2     -    [.$C16]  )^2" office:value-type="float" office:value="0.0000118072340576939" calcext:value-type="float">
            <text:p>1.18072340576939E-005</text:p>
          </table:table-cell>
          <table:table-cell table:formula="of:=(       (    (COS([.$B16])     -      SQRT([.HH$2]^2-SIN([.$B16])^2))    /     (COS([.$B16])    +     SQRT([.HH$2]^2-SIN([.$B16])^2))    )  ^2     -    [.$C16]  )^2" office:value-type="float" office:value="0.000011463723683718" calcext:value-type="float">
            <text:p>1.1463723683718E-005</text:p>
          </table:table-cell>
          <table:table-cell table:formula="of:=(       (    (COS([.$B16])     -      SQRT([.HI$2]^2-SIN([.$B16])^2))    /     (COS([.$B16])    +     SQRT([.HI$2]^2-SIN([.$B16])^2))    )  ^2     -    [.$C16]  )^2" office:value-type="float" office:value="0.0000111252810572451" calcext:value-type="float">
            <text:p>1.11252810572451E-005</text:p>
          </table:table-cell>
          <table:table-cell table:formula="of:=(       (    (COS([.$B16])     -      SQRT([.HJ$2]^2-SIN([.$B16])^2))    /     (COS([.$B16])    +     SQRT([.HJ$2]^2-SIN([.$B16])^2))    )  ^2     -    [.$C16]  )^2" office:value-type="float" office:value="0.0000107919063530748" calcext:value-type="float">
            <text:p>1.07919063530748E-005</text:p>
          </table:table-cell>
          <table:table-cell table:formula="of:=(       (    (COS([.$B16])     -      SQRT([.HK$2]^2-SIN([.$B16])^2))    /     (COS([.$B16])    +     SQRT([.HK$2]^2-SIN([.$B16])^2))    )  ^2     -    [.$C16]  )^2" office:value-type="float" office:value="0.0000104635997441472" calcext:value-type="float">
            <text:p>1.04635997441472E-005</text:p>
          </table:table-cell>
          <table:table-cell table:formula="of:=(       (    (COS([.$B16])     -      SQRT([.HL$2]^2-SIN([.$B16])^2))    /     (COS([.$B16])    +     SQRT([.HL$2]^2-SIN([.$B16])^2))    )  ^2     -    [.$C16]  )^2" office:value-type="float" office:value="0.0000101403614015463" calcext:value-type="float">
            <text:p>1.01403614015463E-005</text:p>
          </table:table-cell>
          <table:table-cell table:formula="of:=(       (    (COS([.$B16])     -      SQRT([.HM$2]^2-SIN([.$B16])^2))    /     (COS([.$B16])    +     SQRT([.HM$2]^2-SIN([.$B16])^2))    )  ^2     -    [.$C16]  )^2" office:value-type="float" office:value="0.00000982219149450179" calcext:value-type="float">
            <text:p>9.82219149450179E-006</text:p>
          </table:table-cell>
          <table:table-cell table:formula="of:=(       (    (COS([.$B16])     -      SQRT([.HN$2]^2-SIN([.$B16])^2))    /     (COS([.$B16])    +     SQRT([.HN$2]^2-SIN([.$B16])^2))    )  ^2     -    [.$C16]  )^2" office:value-type="float" office:value="0.00000950909019039195" calcext:value-type="float">
            <text:p>9.50909019039195E-006</text:p>
          </table:table-cell>
          <table:table-cell table:formula="of:=(       (    (COS([.$B16])     -      SQRT([.HO$2]^2-SIN([.$B16])^2))    /     (COS([.$B16])    +     SQRT([.HO$2]^2-SIN([.$B16])^2))    )  ^2     -    [.$C16]  )^2" office:value-type="float" office:value="0.00000920105765474345" calcext:value-type="float">
            <text:p>9.20105765474345E-006</text:p>
          </table:table-cell>
          <table:table-cell table:formula="of:=(       (    (COS([.$B16])     -      SQRT([.HP$2]^2-SIN([.$B16])^2))    /     (COS([.$B16])    +     SQRT([.HP$2]^2-SIN([.$B16])^2))    )  ^2     -    [.$C16]  )^2" office:value-type="float" office:value="0.00000889809405123789" calcext:value-type="float">
            <text:p>8.89809405123789E-006</text:p>
          </table:table-cell>
          <table:table-cell table:formula="of:=(       (    (COS([.$B16])     -      SQRT([.HQ$2]^2-SIN([.$B16])^2))    /     (COS([.$B16])    +     SQRT([.HQ$2]^2-SIN([.$B16])^2))    )  ^2     -    [.$C16]  )^2" office:value-type="float" office:value="0.00000860019954170976" calcext:value-type="float">
            <text:p>8.60019954170976E-006</text:p>
          </table:table-cell>
          <table:table-cell table:formula="of:=(       (    (COS([.$B16])     -      SQRT([.HR$2]^2-SIN([.$B16])^2))    /     (COS([.$B16])    +     SQRT([.HR$2]^2-SIN([.$B16])^2))    )  ^2     -    [.$C16]  )^2" office:value-type="float" office:value="0.00000830737428615045" calcext:value-type="float">
            <text:p>8.30737428615045E-006</text:p>
          </table:table-cell>
          <table:table-cell table:formula="of:=(       (    (COS([.$B16])     -      SQRT([.HS$2]^2-SIN([.$B16])^2))    /     (COS([.$B16])    +     SQRT([.HS$2]^2-SIN([.$B16])^2))    )  ^2     -    [.$C16]  )^2" office:value-type="float" office:value="0.00000801961844271068" calcext:value-type="float">
            <text:p>8.01961844271068E-006</text:p>
          </table:table-cell>
          <table:table-cell table:formula="of:=(       (    (COS([.$B16])     -      SQRT([.HT$2]^2-SIN([.$B16])^2))    /     (COS([.$B16])    +     SQRT([.HT$2]^2-SIN([.$B16])^2))    )  ^2     -    [.$C16]  )^2" office:value-type="float" office:value="0.00000773693216770239" calcext:value-type="float">
            <text:p>7.73693216770239E-006</text:p>
          </table:table-cell>
          <table:table-cell table:formula="of:=(       (    (COS([.$B16])     -      SQRT([.HU$2]^2-SIN([.$B16])^2))    /     (COS([.$B16])    +     SQRT([.HU$2]^2-SIN([.$B16])^2))    )  ^2     -    [.$C16]  )^2" office:value-type="float" office:value="0.00000745931561560066" calcext:value-type="float">
            <text:p>7.45931561560066E-006</text:p>
          </table:table-cell>
          <table:table-cell table:formula="of:=(       (    (COS([.$B16])     -      SQRT([.HV$2]^2-SIN([.$B16])^2))    /     (COS([.$B16])    +     SQRT([.HV$2]^2-SIN([.$B16])^2))    )  ^2     -    [.$C16]  )^2" office:value-type="float" office:value="0.0000071867689390462" calcext:value-type="float">
            <text:p>7.1867689390462E-006</text:p>
          </table:table-cell>
          <table:table-cell table:formula="of:=(       (    (COS([.$B16])     -      SQRT([.HW$2]^2-SIN([.$B16])^2))    /     (COS([.$B16])    +     SQRT([.HW$2]^2-SIN([.$B16])^2))    )  ^2     -    [.$C16]  )^2" office:value-type="float" office:value="0.00000691929228884727" calcext:value-type="float">
            <text:p>6.91929228884727E-006</text:p>
          </table:table-cell>
          <table:table-cell table:formula="of:=(       (    (COS([.$B16])     -      SQRT([.HX$2]^2-SIN([.$B16])^2))    /     (COS([.$B16])    +     SQRT([.HX$2]^2-SIN([.$B16])^2))    )  ^2     -    [.$C16]  )^2" office:value-type="float" office:value="0.00000665688581398178" calcext:value-type="float">
            <text:p>6.65688581398178E-006</text:p>
          </table:table-cell>
          <table:table-cell table:formula="of:=(       (    (COS([.$B16])     -      SQRT([.HY$2]^2-SIN([.$B16])^2))    /     (COS([.$B16])    +     SQRT([.HY$2]^2-SIN([.$B16])^2))    )  ^2     -    [.$C16]  )^2" office:value-type="float" office:value="0.00000639954966160066" calcext:value-type="float">
            <text:p>6.39954966160066E-006</text:p>
          </table:table-cell>
          <table:table-cell table:formula="of:=(       (    (COS([.$B16])     -      SQRT([.HZ$2]^2-SIN([.$B16])^2))    /     (COS([.$B16])    +     SQRT([.HZ$2]^2-SIN([.$B16])^2))    )  ^2     -    [.$C16]  )^2" office:value-type="float" office:value="0.00000614728397702775" calcext:value-type="float">
            <text:p>6.14728397702775E-006</text:p>
          </table:table-cell>
          <table:table-cell table:formula="of:=(       (    (COS([.$B16])     -      SQRT([.IA$2]^2-SIN([.$B16])^2))    /     (COS([.$B16])    +     SQRT([.IA$2]^2-SIN([.$B16])^2))    )  ^2     -    [.$C16]  )^2" office:value-type="float" office:value="0.00000590008890376451" calcext:value-type="float">
            <text:p>5.90008890376451E-006</text:p>
          </table:table-cell>
          <table:table-cell table:formula="of:=(       (    (COS([.$B16])     -      SQRT([.IB$2]^2-SIN([.$B16])^2))    /     (COS([.$B16])    +     SQRT([.IB$2]^2-SIN([.$B16])^2))    )  ^2     -    [.$C16]  )^2" office:value-type="float" office:value="0.00000565796458348994" calcext:value-type="float">
            <text:p>0.000005658</text:p>
          </table:table-cell>
          <table:table-cell table:formula="of:=(       (    (COS([.$B16])     -      SQRT([.IC$2]^2-SIN([.$B16])^2))    /     (COS([.$B16])    +     SQRT([.IC$2]^2-SIN([.$B16])^2))    )  ^2     -    [.$C16]  )^2" office:value-type="float" office:value="0.00000542091115606453" calcext:value-type="float">
            <text:p>5.42091115606453E-006</text:p>
          </table:table-cell>
          <table:table-cell table:formula="of:=(       (    (COS([.$B16])     -      SQRT([.ID$2]^2-SIN([.$B16])^2))    /     (COS([.$B16])    +     SQRT([.ID$2]^2-SIN([.$B16])^2))    )  ^2     -    [.$C16]  )^2" office:value-type="float" office:value="0.00000518892875953108" calcext:value-type="float">
            <text:p>5.18892875953108E-006</text:p>
          </table:table-cell>
          <table:table-cell table:formula="of:=(       (    (COS([.$B16])     -      SQRT([.IE$2]^2-SIN([.$B16])^2))    /     (COS([.$B16])    +     SQRT([.IE$2]^2-SIN([.$B16])^2))    )  ^2     -    [.$C16]  )^2" office:value-type="float" office:value="0.00000496201753011861" calcext:value-type="float">
            <text:p>0.000004962</text:p>
          </table:table-cell>
          <table:table-cell table:formula="of:=(       (    (COS([.$B16])     -      SQRT([.IF$2]^2-SIN([.$B16])^2))    /     (COS([.$B16])    +     SQRT([.IF$2]^2-SIN([.$B16])^2))    )  ^2     -    [.$C16]  )^2" office:value-type="float" office:value="0.00000474017760224167" calcext:value-type="float">
            <text:p>4.74017760224167E-006</text:p>
          </table:table-cell>
          <table:table-cell table:formula="of:=(       (    (COS([.$B16])     -      SQRT([.IG$2]^2-SIN([.$B16])^2))    /     (COS([.$B16])    +     SQRT([.IG$2]^2-SIN([.$B16])^2))    )  ^2     -    [.$C16]  )^2" office:value-type="float" office:value="0.00000452340910850536" calcext:value-type="float">
            <text:p>4.52340910850536E-006</text:p>
          </table:table-cell>
          <table:table-cell table:formula="of:=(       (    (COS([.$B16])     -      SQRT([.IH$2]^2-SIN([.$B16])^2))    /     (COS([.$B16])    +     SQRT([.IH$2]^2-SIN([.$B16])^2))    )  ^2     -    [.$C16]  )^2" office:value-type="float" office:value="0.00000431171217970617" calcext:value-type="float">
            <text:p>4.31171217970617E-006</text:p>
          </table:table-cell>
          <table:table-cell table:formula="of:=(       (    (COS([.$B16])     -      SQRT([.II$2]^2-SIN([.$B16])^2))    /     (COS([.$B16])    +     SQRT([.II$2]^2-SIN([.$B16])^2))    )  ^2     -    [.$C16]  )^2" office:value-type="float" office:value="0.00000410508694483415" calcext:value-type="float">
            <text:p>4.10508694483415E-006</text:p>
          </table:table-cell>
          <table:table-cell table:formula="of:=(       (    (COS([.$B16])     -      SQRT([.IJ$2]^2-SIN([.$B16])^2))    /     (COS([.$B16])    +     SQRT([.IJ$2]^2-SIN([.$B16])^2))    )  ^2     -    [.$C16]  )^2" office:value-type="float" office:value="0.00000390353353107523" calcext:value-type="float">
            <text:p>3.90353353107523E-006</text:p>
          </table:table-cell>
          <table:table-cell table:formula="of:=(       (    (COS([.$B16])     -      SQRT([.IK$2]^2-SIN([.$B16])^2))    /     (COS([.$B16])    +     SQRT([.IK$2]^2-SIN([.$B16])^2))    )  ^2     -    [.$C16]  )^2" office:value-type="float" office:value="0.00000370705206381336" calcext:value-type="float">
            <text:p>3.70705206381336E-006</text:p>
          </table:table-cell>
          <table:table-cell table:formula="of:=(       (    (COS([.$B16])     -      SQRT([.IL$2]^2-SIN([.$B16])^2))    /     (COS([.$B16])    +     SQRT([.IL$2]^2-SIN([.$B16])^2))    )  ^2     -    [.$C16]  )^2" office:value-type="float" office:value="0.00000351564266663261" calcext:value-type="float">
            <text:p>3.51564266663261E-006</text:p>
          </table:table-cell>
          <table:table-cell table:formula="of:=(       (    (COS([.$B16])     -      SQRT([.IM$2]^2-SIN([.$B16])^2))    /     (COS([.$B16])    +     SQRT([.IM$2]^2-SIN([.$B16])^2))    )  ^2     -    [.$C16]  )^2" office:value-type="float" office:value="0.00000332930546131962" calcext:value-type="float">
            <text:p>3.32930546131962E-006</text:p>
          </table:table-cell>
          <table:table-cell table:formula="of:=(       (    (COS([.$B16])     -      SQRT([.IN$2]^2-SIN([.$B16])^2))    /     (COS([.$B16])    +     SQRT([.IN$2]^2-SIN([.$B16])^2))    )  ^2     -    [.$C16]  )^2" office:value-type="float" office:value="0.00000314804056786498" calcext:value-type="float">
            <text:p>0.000003148</text:p>
          </table:table-cell>
          <table:table-cell table:formula="of:=(       (    (COS([.$B16])     -      SQRT([.IO$2]^2-SIN([.$B16])^2))    /     (COS([.$B16])    +     SQRT([.IO$2]^2-SIN([.$B16])^2))    )  ^2     -    [.$C16]  )^2" office:value-type="float" office:value="0.00000297184810446666" calcext:value-type="float">
            <text:p>2.97184810446666E-006</text:p>
          </table:table-cell>
          <table:table-cell table:formula="of:=(       (    (COS([.$B16])     -      SQRT([.IP$2]^2-SIN([.$B16])^2))    /     (COS([.$B16])    +     SQRT([.IP$2]^2-SIN([.$B16])^2))    )  ^2     -    [.$C16]  )^2" office:value-type="float" office:value="0.00000280072818753029" calcext:value-type="float">
            <text:p>2.80072818753029E-006</text:p>
          </table:table-cell>
          <table:table-cell table:formula="of:=(       (    (COS([.$B16])     -      SQRT([.IQ$2]^2-SIN([.$B16])^2))    /     (COS([.$B16])    +     SQRT([.IQ$2]^2-SIN([.$B16])^2))    )  ^2     -    [.$C16]  )^2" office:value-type="float" office:value="0.00000263468093167369" calcext:value-type="float">
            <text:p>2.63468093167369E-006</text:p>
          </table:table-cell>
          <table:table-cell table:formula="of:=(       (    (COS([.$B16])     -      SQRT([.IR$2]^2-SIN([.$B16])^2))    /     (COS([.$B16])    +     SQRT([.IR$2]^2-SIN([.$B16])^2))    )  ^2     -    [.$C16]  )^2" office:value-type="float" office:value="0.00000247370644972638" calcext:value-type="float">
            <text:p>2.47370644972638E-006</text:p>
          </table:table-cell>
          <table:table-cell table:formula="of:=(       (    (COS([.$B16])     -      SQRT([.IS$2]^2-SIN([.$B16])^2))    /     (COS([.$B16])    +     SQRT([.IS$2]^2-SIN([.$B16])^2))    )  ^2     -    [.$C16]  )^2" office:value-type="float" office:value="0.00000231780485273395" calcext:value-type="float">
            <text:p>2.31780485273395E-006</text:p>
          </table:table-cell>
          <table:table-cell table:formula="of:=(       (    (COS([.$B16])     -      SQRT([.IT$2]^2-SIN([.$B16])^2))    /     (COS([.$B16])    +     SQRT([.IT$2]^2-SIN([.$B16])^2))    )  ^2     -    [.$C16]  )^2" office:value-type="float" office:value="0.00000216697624995906" calcext:value-type="float">
            <text:p>0.000002167</text:p>
          </table:table-cell>
          <table:table-cell table:formula="of:=(       (    (COS([.$B16])     -      SQRT([.IU$2]^2-SIN([.$B16])^2))    /     (COS([.$B16])    +     SQRT([.IU$2]^2-SIN([.$B16])^2))    )  ^2     -    [.$C16]  )^2" office:value-type="float" office:value="0.00000202122074888366" calcext:value-type="float">
            <text:p>2.02122074888366E-006</text:p>
          </table:table-cell>
          <table:table-cell table:formula="of:=(       (    (COS([.$B16])     -      SQRT([.IV$2]^2-SIN([.$B16])^2))    /     (COS([.$B16])    +     SQRT([.IV$2]^2-SIN([.$B16])^2))    )  ^2     -    [.$C16]  )^2" office:value-type="float" office:value="0.00000188053845521121" calcext:value-type="float">
            <text:p>1.88053845521121E-006</text:p>
          </table:table-cell>
          <table:table-cell table:formula="of:=(       (    (COS([.$B16])     -      SQRT([.IW$2]^2-SIN([.$B16])^2))    /     (COS([.$B16])    +     SQRT([.IW$2]^2-SIN([.$B16])^2))    )  ^2     -    [.$C16]  )^2" office:value-type="float" office:value="0.00000174492947286915" calcext:value-type="float">
            <text:p>1.74492947286915E-006</text:p>
          </table:table-cell>
          <table:table-cell table:formula="of:=(       (    (COS([.$B16])     -      SQRT([.IX$2]^2-SIN([.$B16])^2))    /     (COS([.$B16])    +     SQRT([.IX$2]^2-SIN([.$B16])^2))    )  ^2     -    [.$C16]  )^2" office:value-type="float" office:value="0.00000161439390401026" calcext:value-type="float">
            <text:p>1.61439390401026E-006</text:p>
          </table:table-cell>
          <table:table-cell table:formula="of:=(       (    (COS([.$B16])     -      SQRT([.IY$2]^2-SIN([.$B16])^2))    /     (COS([.$B16])    +     SQRT([.IY$2]^2-SIN([.$B16])^2))    )  ^2     -    [.$C16]  )^2" office:value-type="float" office:value="0.00000148893184901573" calcext:value-type="float">
            <text:p>1.48893184901573E-006</text:p>
          </table:table-cell>
          <table:table-cell table:formula="of:=(       (    (COS([.$B16])     -      SQRT([.IZ$2]^2-SIN([.$B16])^2))    /     (COS([.$B16])    +     SQRT([.IZ$2]^2-SIN([.$B16])^2))    )  ^2     -    [.$C16]  )^2" office:value-type="float" office:value="0.00000136854340649645" calcext:value-type="float">
            <text:p>1.36854340649645E-006</text:p>
          </table:table-cell>
          <table:table-cell table:formula="of:=(       (    (COS([.$B16])     -      SQRT([.JA$2]^2-SIN([.$B16])^2))    /     (COS([.$B16])    +     SQRT([.JA$2]^2-SIN([.$B16])^2))    )  ^2     -    [.$C16]  )^2" office:value-type="float" office:value="0.00000125322867329557" calcext:value-type="float">
            <text:p>1.25322867329557E-006</text:p>
          </table:table-cell>
          <table:table-cell table:formula="of:=(       (    (COS([.$B16])     -      SQRT([.JB$2]^2-SIN([.$B16])^2))    /     (COS([.$B16])    +     SQRT([.JB$2]^2-SIN([.$B16])^2))    )  ^2     -    [.$C16]  )^2" office:value-type="float" office:value="0.00000114298774449067" calcext:value-type="float">
            <text:p>0.000001143</text:p>
          </table:table-cell>
          <table:table-cell table:formula="of:=(       (    (COS([.$B16])     -      SQRT([.JC$2]^2-SIN([.$B16])^2))    /     (COS([.$B16])    +     SQRT([.JC$2]^2-SIN([.$B16])^2))    )  ^2     -    [.$C16]  )^2" office:value-type="float" office:value="0.00000103782071339561" calcext:value-type="float">
            <text:p>1.03782071339561E-006</text:p>
          </table:table-cell>
          <table:table-cell table:formula="of:=(       (    (COS([.$B16])     -      SQRT([.JD$2]^2-SIN([.$B16])^2))    /     (COS([.$B16])    +     SQRT([.JD$2]^2-SIN([.$B16])^2))    )  ^2     -    [.$C16]  )^2" office:value-type="float" office:value="0.000000937727671562661" calcext:value-type="float">
            <text:p>9.37727671562661E-007</text:p>
          </table:table-cell>
          <table:table-cell table:formula="of:=(       (    (COS([.$B16])     -      SQRT([.JE$2]^2-SIN([.$B16])^2))    /     (COS([.$B16])    +     SQRT([.JE$2]^2-SIN([.$B16])^2))    )  ^2     -    [.$C16]  )^2" office:value-type="float" office:value="0.000000842708708784885" calcext:value-type="float">
            <text:p>8.42708708784885E-007</text:p>
          </table:table-cell>
          <table:table-cell table:formula="of:=(       (    (COS([.$B16])     -      SQRT([.JF$2]^2-SIN([.$B16])^2))    /     (COS([.$B16])    +     SQRT([.JF$2]^2-SIN([.$B16])^2))    )  ^2     -    [.$C16]  )^2" office:value-type="float" office:value="0.00000075276391309792" calcext:value-type="float">
            <text:p>7.5276391309792E-007</text:p>
          </table:table-cell>
          <table:table-cell table:formula="of:=(       (    (COS([.$B16])     -      SQRT([.JG$2]^2-SIN([.$B16])^2))    /     (COS([.$B16])    +     SQRT([.JG$2]^2-SIN([.$B16])^2))    )  ^2     -    [.$C16]  )^2" office:value-type="float" office:value="0.000000667893370782383" calcext:value-type="float">
            <text:p>6.67893370782383E-007</text:p>
          </table:table-cell>
          <table:table-cell table:formula="of:=(       (    (COS([.$B16])     -      SQRT([.JH$2]^2-SIN([.$B16])^2))    /     (COS([.$B16])    +     SQRT([.JH$2]^2-SIN([.$B16])^2))    )  ^2     -    [.$C16]  )^2" office:value-type="float" office:value="0.000000588097166365674" calcext:value-type="float">
            <text:p>5.88097166365674E-007</text:p>
          </table:table-cell>
          <table:table-cell table:formula="of:=(       (    (COS([.$B16])     -      SQRT([.JI$2]^2-SIN([.$B16])^2))    /     (COS([.$B16])    +     SQRT([.JI$2]^2-SIN([.$B16])^2))    )  ^2     -    [.$C16]  )^2" office:value-type="float" office:value="0.000000513375382624515" calcext:value-type="float">
            <text:p>5.13375382624515E-007</text:p>
          </table:table-cell>
          <table:table-cell table:formula="of:=(       (    (COS([.$B16])     -      SQRT([.JJ$2]^2-SIN([.$B16])^2))    /     (COS([.$B16])    +     SQRT([.JJ$2]^2-SIN([.$B16])^2))    )  ^2     -    [.$C16]  )^2" office:value-type="float" office:value="0.000000443728100586441" calcext:value-type="float">
            <text:p>4.43728100586441E-007</text:p>
          </table:table-cell>
          <table:table-cell table:formula="of:=(       (    (COS([.$B16])     -      SQRT([.JK$2]^2-SIN([.$B16])^2))    /     (COS([.$B16])    +     SQRT([.JK$2]^2-SIN([.$B16])^2))    )  ^2     -    [.$C16]  )^2" office:value-type="float" office:value="0.000000379155399532392" calcext:value-type="float">
            <text:p>3.79155399532392E-007</text:p>
          </table:table-cell>
          <table:table-cell table:formula="of:=(       (    (COS([.$B16])     -      SQRT([.JL$2]^2-SIN([.$B16])^2))    /     (COS([.$B16])    +     SQRT([.JL$2]^2-SIN([.$B16])^2))    )  ^2     -    [.$C16]  )^2" office:value-type="float" office:value="0.000000319657356998695" calcext:value-type="float">
            <text:p>3.19657356998695E-007</text:p>
          </table:table-cell>
          <table:table-cell table:formula="of:=(       (    (COS([.$B16])     -      SQRT([.JM$2]^2-SIN([.$B16])^2))    /     (COS([.$B16])    +     SQRT([.JM$2]^2-SIN([.$B16])^2))    )  ^2     -    [.$C16]  )^2" office:value-type="float" office:value="0.000000265234048778961" calcext:value-type="float">
            <text:p>2.65234048778961E-007</text:p>
          </table:table-cell>
          <table:table-cell table:formula="of:=(       (    (COS([.$B16])     -      SQRT([.JN$2]^2-SIN([.$B16])^2))    /     (COS([.$B16])    +     SQRT([.JN$2]^2-SIN([.$B16])^2))    )  ^2     -    [.$C16]  )^2" office:value-type="float" office:value="0.000000215885548926519" calcext:value-type="float">
            <text:p>2.15885548926519E-007</text:p>
          </table:table-cell>
          <table:table-cell table:formula="of:=(       (    (COS([.$B16])     -      SQRT([.JO$2]^2-SIN([.$B16])^2))    /     (COS([.$B16])    +     SQRT([.JO$2]^2-SIN([.$B16])^2))    )  ^2     -    [.$C16]  )^2" office:value-type="float" office:value="0.000000171611929756168" calcext:value-type="float">
            <text:p>1.71611929756168E-007</text:p>
          </table:table-cell>
          <table:table-cell table:formula="of:=(       (    (COS([.$B16])     -      SQRT([.JP$2]^2-SIN([.$B16])^2))    /     (COS([.$B16])    +     SQRT([.JP$2]^2-SIN([.$B16])^2))    )  ^2     -    [.$C16]  )^2" office:value-type="float" office:value="0.000000132413261846504" calcext:value-type="float">
            <text:p>1.32413261846504E-007</text:p>
          </table:table-cell>
          <table:table-cell table:formula="of:=(       (    (COS([.$B16])     -      SQRT([.JQ$2]^2-SIN([.$B16])^2))    /     (COS([.$B16])    +     SQRT([.JQ$2]^2-SIN([.$B16])^2))    )  ^2     -    [.$C16]  )^2" office:value-type="float" office:value="0.0000000982896140418298" calcext:value-type="float">
            <text:p>9.82896140418298E-008</text:p>
          </table:table-cell>
          <table:table-cell table:formula="of:=(       (    (COS([.$B16])     -      SQRT([.JR$2]^2-SIN([.$B16])^2))    /     (COS([.$B16])    +     SQRT([.JR$2]^2-SIN([.$B16])^2))    )  ^2     -    [.$C16]  )^2" office:value-type="float" office:value="0.0000000692410534543661" calcext:value-type="float">
            <text:p>6.92410534543661E-008</text:p>
          </table:table-cell>
          <table:table-cell table:formula="of:=(       (    (COS([.$B16])     -      SQRT([.JS$2]^2-SIN([.$B16])^2))    /     (COS([.$B16])    +     SQRT([.JS$2]^2-SIN([.$B16])^2))    )  ^2     -    [.$C16]  )^2" office:value-type="float" office:value="0.0000000452676454663634" calcext:value-type="float">
            <text:p>4.52676454663634E-008</text:p>
          </table:table-cell>
          <table:table-cell table:formula="of:=(       (    (COS([.$B16])     -      SQRT([.JT$2]^2-SIN([.$B16])^2))    /     (COS([.$B16])    +     SQRT([.JT$2]^2-SIN([.$B16])^2))    )  ^2     -    [.$C16]  )^2" office:value-type="float" office:value="0.0000000263694537319936" calcext:value-type="float">
            <text:p>2.63694537319936E-008</text:p>
          </table:table-cell>
          <table:table-cell table:formula="of:=(       (    (COS([.$B16])     -      SQRT([.JU$2]^2-SIN([.$B16])^2))    /     (COS([.$B16])    +     SQRT([.JU$2]^2-SIN([.$B16])^2))    )  ^2     -    [.$C16]  )^2" office:value-type="float" office:value="0.0000000125465401796325" calcext:value-type="float">
            <text:p>1.25465401796325E-008</text:p>
          </table:table-cell>
          <table:table-cell table:formula="of:=(       (    (COS([.$B16])     -      SQRT([.JV$2]^2-SIN([.$B16])^2))    /     (COS([.$B16])    +     SQRT([.JV$2]^2-SIN([.$B16])^2))    )  ^2     -    [.$C16]  )^2" office:value-type="float" office:value="0.00000000379896501381427" calcext:value-type="float">
            <text:p>3.79896501381427E-009</text:p>
          </table:table-cell>
          <table:table-cell table:formula="of:=(       (    (COS([.$B16])     -      SQRT([.JW$2]^2-SIN([.$B16])^2))    /     (COS([.$B16])    +     SQRT([.JW$2]^2-SIN([.$B16])^2))    )  ^2     -    [.$C16]  )^2" office:value-type="float" office:value="0.00000000012678671736618" calcext:value-type="float">
            <text:p>1.2678671736618E-010</text:p>
          </table:table-cell>
          <table:table-cell table:formula="of:=(       (    (COS([.$B16])     -      SQRT([.JX$2]^2-SIN([.$B16])^2))    /     (COS([.$B16])    +     SQRT([.JX$2]^2-SIN([.$B16])^2))    )  ^2     -    [.$C16]  )^2" office:value-type="float" office:value="0.00000000153006205344434" calcext:value-type="float">
            <text:p>1.53006205344434E-009</text:p>
          </table:table-cell>
          <table:table-cell table:formula="of:=(       (    (COS([.$B16])     -      SQRT([.JY$2]^2-SIN([.$B16])^2))    /     (COS([.$B16])    +     SQRT([.JY$2]^2-SIN([.$B16])^2))    )  ^2     -    [.$C16]  )^2" office:value-type="float" office:value="0.00000000800884606762661" calcext:value-type="float">
            <text:p>0.000000008</text:p>
          </table:table-cell>
          <table:table-cell table:formula="of:=(       (    (COS([.$B16])     -      SQRT([.JZ$2]^2-SIN([.$B16])^2))    /     (COS([.$B16])    +     SQRT([.JZ$2]^2-SIN([.$B16])^2))    )  ^2     -    [.$C16]  )^2" office:value-type="float" office:value="0.0000000195631920899625" calcext:value-type="float">
            <text:p>1.95631920899625E-008</text:p>
          </table:table-cell>
          <table:table-cell table:formula="of:=(       (    (COS([.$B16])     -      SQRT([.KA$2]^2-SIN([.$B16])^2))    /     (COS([.$B16])    +     SQRT([.KA$2]^2-SIN([.$B16])^2))    )  ^2     -    [.$C16]  )^2" office:value-type="float" office:value="0.0000000361931517370718" calcext:value-type="float">
            <text:p>3.61931517370718E-008</text:p>
          </table:table-cell>
          <table:table-cell table:formula="of:=(       (    (COS([.$B16])     -      SQRT([.KB$2]^2-SIN([.$B16])^2))    /     (COS([.$B16])    +     SQRT([.KB$2]^2-SIN([.$B16])^2))    )  ^2     -    [.$C16]  )^2" office:value-type="float" office:value="0.0000000578987749141618" calcext:value-type="float">
            <text:p>5.78987749141618E-008</text:p>
          </table:table-cell>
          <table:table-cell table:formula="of:=(       (    (COS([.$B16])     -      SQRT([.KC$2]^2-SIN([.$B16])^2))    /     (COS([.$B16])    +     SQRT([.KC$2]^2-SIN([.$B16])^2))    )  ^2     -    [.$C16]  )^2" office:value-type="float" office:value="0.0000000846801098171457" calcext:value-type="float">
            <text:p>8.46801098171457E-008</text:p>
          </table:table-cell>
          <table:table-cell table:formula="of:=(       (    (COS([.$B16])     -      SQRT([.KD$2]^2-SIN([.$B16])^2))    /     (COS([.$B16])    +     SQRT([.KD$2]^2-SIN([.$B16])^2))    )  ^2     -    [.$C16]  )^2" office:value-type="float" office:value="0.000000116537202934662" calcext:value-type="float">
            <text:p>1.16537202934662E-007</text:p>
          </table:table-cell>
          <table:table-cell table:formula="of:=(       (    (COS([.$B16])     -      SQRT([.KE$2]^2-SIN([.$B16])^2))    /     (COS([.$B16])    +     SQRT([.KE$2]^2-SIN([.$B16])^2))    )  ^2     -    [.$C16]  )^2" office:value-type="float" office:value="0.000000153470099050114" calcext:value-type="float">
            <text:p>1.53470099050114E-007</text:p>
          </table:table-cell>
          <table:table-cell table:formula="of:=(       (    (COS([.$B16])     -      SQRT([.KF$2]^2-SIN([.$B16])^2))    /     (COS([.$B16])    +     SQRT([.KF$2]^2-SIN([.$B16])^2))    )  ^2     -    [.$C16]  )^2" office:value-type="float" office:value="0.000000195478841243826" calcext:value-type="float">
            <text:p>1.95478841243826E-007</text:p>
          </table:table-cell>
          <table:table-cell table:formula="of:=(       (    (COS([.$B16])     -      SQRT([.KG$2]^2-SIN([.$B16])^2))    /     (COS([.$B16])    +     SQRT([.KG$2]^2-SIN([.$B16])^2))    )  ^2     -    [.$C16]  )^2" office:value-type="float" office:value="0.000000242563470894955" calcext:value-type="float">
            <text:p>2.42563470894955E-007</text:p>
          </table:table-cell>
          <table:table-cell table:formula="of:=(       (    (COS([.$B16])     -      SQRT([.KH$2]^2-SIN([.$B16])^2))    /     (COS([.$B16])    +     SQRT([.KH$2]^2-SIN([.$B16])^2))    )  ^2     -    [.$C16]  )^2" office:value-type="float" office:value="0.000000294724027683663" calcext:value-type="float">
            <text:p>2.94724027683663E-007</text:p>
          </table:table-cell>
          <table:table-cell table:formula="of:=(       (    (COS([.$B16])     -      SQRT([.KI$2]^2-SIN([.$B16])^2))    /     (COS([.$B16])    +     SQRT([.KI$2]^2-SIN([.$B16])^2))    )  ^2     -    [.$C16]  )^2" office:value-type="float" office:value="0.000000351960549593125" calcext:value-type="float">
            <text:p>0.000000352</text:p>
          </table:table-cell>
          <table:table-cell table:formula="of:=(       (    (COS([.$B16])     -      SQRT([.KJ$2]^2-SIN([.$B16])^2))    /     (COS([.$B16])    +     SQRT([.KJ$2]^2-SIN([.$B16])^2))    )  ^2     -    [.$C16]  )^2" office:value-type="float" office:value="0.000000414273072911608" calcext:value-type="float">
            <text:p>4.14273072911608E-007</text:p>
          </table:table-cell>
          <table:table-cell table:formula="of:=(       (    (COS([.$B16])     -      SQRT([.KK$2]^2-SIN([.$B16])^2))    /     (COS([.$B16])    +     SQRT([.KK$2]^2-SIN([.$B16])^2))    )  ^2     -    [.$C16]  )^2" office:value-type="float" office:value="0.000000481661632234216" calcext:value-type="float">
            <text:p>4.81661632234216E-007</text:p>
          </table:table-cell>
          <table:table-cell table:formula="of:=(       (    (COS([.$B16])     -      SQRT([.KL$2]^2-SIN([.$B16])^2))    /     (COS([.$B16])    +     SQRT([.KL$2]^2-SIN([.$B16])^2))    )  ^2     -    [.$C16]  )^2" office:value-type="float" office:value="0.000000554126260465719" calcext:value-type="float">
            <text:p>5.54126260465719E-007</text:p>
          </table:table-cell>
          <table:table-cell table:formula="of:=(       (    (COS([.$B16])     -      SQRT([.KM$2]^2-SIN([.$B16])^2))    /     (COS([.$B16])    +     SQRT([.KM$2]^2-SIN([.$B16])^2))    )  ^2     -    [.$C16]  )^2" office:value-type="float" office:value="0.000000631666988821612" calcext:value-type="float">
            <text:p>6.31666988821612E-007</text:p>
          </table:table-cell>
          <table:table-cell table:formula="of:=(       (    (COS([.$B16])     -      SQRT([.KN$2]^2-SIN([.$B16])^2))    /     (COS([.$B16])    +     SQRT([.KN$2]^2-SIN([.$B16])^2))    )  ^2     -    [.$C16]  )^2" office:value-type="float" office:value="0.000000714283846830854" calcext:value-type="float">
            <text:p>7.14283846830854E-007</text:p>
          </table:table-cell>
          <table:table-cell table:formula="of:=(       (    (COS([.$B16])     -      SQRT([.KO$2]^2-SIN([.$B16])^2))    /     (COS([.$B16])    +     SQRT([.KO$2]^2-SIN([.$B16])^2))    )  ^2     -    [.$C16]  )^2" office:value-type="float" office:value="0.000000801976862337648" calcext:value-type="float">
            <text:p>0.000000802</text:p>
          </table:table-cell>
          <table:table-cell table:formula="of:=(       (    (COS([.$B16])     -      SQRT([.KP$2]^2-SIN([.$B16])^2))    /     (COS([.$B16])    +     SQRT([.KP$2]^2-SIN([.$B16])^2))    )  ^2     -    [.$C16]  )^2" office:value-type="float" office:value="0.000000894746061503393" calcext:value-type="float">
            <text:p>8.94746061503393E-007</text:p>
          </table:table-cell>
          <table:table-cell table:formula="of:=(       (    (COS([.$B16])     -      SQRT([.KQ$2]^2-SIN([.$B16])^2))    /     (COS([.$B16])    +     SQRT([.KQ$2]^2-SIN([.$B16])^2))    )  ^2     -    [.$C16]  )^2" office:value-type="float" office:value="0.000000992591468809057" calcext:value-type="float">
            <text:p>9.92591468809057E-007</text:p>
          </table:table-cell>
          <table:table-cell table:formula="of:=(       (    (COS([.$B16])     -      SQRT([.KR$2]^2-SIN([.$B16])^2))    /     (COS([.$B16])    +     SQRT([.KR$2]^2-SIN([.$B16])^2))    )  ^2     -    [.$C16]  )^2" office:value-type="float" office:value="0.00000109551310705676" calcext:value-type="float">
            <text:p>1.09551310705676E-006</text:p>
          </table:table-cell>
          <table:table-cell table:formula="of:=(       (    (COS([.$B16])     -      SQRT([.KS$2]^2-SIN([.$B16])^2))    /     (COS([.$B16])    +     SQRT([.KS$2]^2-SIN([.$B16])^2))    )  ^2     -    [.$C16]  )^2" office:value-type="float" office:value="0.00000120351099737207" calcext:value-type="float">
            <text:p>1.20351099737207E-006</text:p>
          </table:table-cell>
          <table:table-cell table:formula="of:=(       (    (COS([.$B16])     -      SQRT([.KT$2]^2-SIN([.$B16])^2))    /     (COS([.$B16])    +     SQRT([.KT$2]^2-SIN([.$B16])^2))    )  ^2     -    [.$C16]  )^2" office:value-type="float" office:value="0.00000131658515920608" calcext:value-type="float">
            <text:p>1.31658515920608E-006</text:p>
          </table:table-cell>
          <table:table-cell table:formula="of:=(       (    (COS([.$B16])     -      SQRT([.KU$2]^2-SIN([.$B16])^2))    /     (COS([.$B16])    +     SQRT([.KU$2]^2-SIN([.$B16])^2))    )  ^2     -    [.$C16]  )^2" office:value-type="float" office:value="0.00000143473561033744" calcext:value-type="float">
            <text:p>1.43473561033744E-006</text:p>
          </table:table-cell>
          <table:table-cell table:formula="of:=(       (    (COS([.$B16])     -      SQRT([.KV$2]^2-SIN([.$B16])^2))    /     (COS([.$B16])    +     SQRT([.KV$2]^2-SIN([.$B16])^2))    )  ^2     -    [.$C16]  )^2" office:value-type="float" office:value="0.00000155796236687396" calcext:value-type="float">
            <text:p>0.000001558</text:p>
          </table:table-cell>
          <table:table-cell table:formula="of:=(       (    (COS([.$B16])     -      SQRT([.KW$2]^2-SIN([.$B16])^2))    /     (COS([.$B16])    +     SQRT([.KW$2]^2-SIN([.$B16])^2))    )  ^2     -    [.$C16]  )^2" office:value-type="float" office:value="0.00000168626544325525" calcext:value-type="float">
            <text:p>1.68626544325525E-006</text:p>
          </table:table-cell>
          <table:table-cell table:formula="of:=(       (    (COS([.$B16])     -      SQRT([.KX$2]^2-SIN([.$B16])^2))    /     (COS([.$B16])    +     SQRT([.KX$2]^2-SIN([.$B16])^2))    )  ^2     -    [.$C16]  )^2" office:value-type="float" office:value="0.00000181964485225438" calcext:value-type="float">
            <text:p>1.81964485225438E-006</text:p>
          </table:table-cell>
          <table:table-cell table:formula="of:=(       (    (COS([.$B16])     -      SQRT([.KY$2]^2-SIN([.$B16])^2))    /     (COS([.$B16])    +     SQRT([.KY$2]^2-SIN([.$B16])^2))    )  ^2     -    [.$C16]  )^2" office:value-type="float" office:value="0.00000195810060498007" calcext:value-type="float">
            <text:p>1.95810060498007E-006</text:p>
          </table:table-cell>
          <table:table-cell table:formula="of:=(       (    (COS([.$B16])     -      SQRT([.KZ$2]^2-SIN([.$B16])^2))    /     (COS([.$B16])    +     SQRT([.KZ$2]^2-SIN([.$B16])^2))    )  ^2     -    [.$C16]  )^2" office:value-type="float" office:value="0.00000210163271087823" calcext:value-type="float">
            <text:p>2.10163271087823E-006</text:p>
          </table:table-cell>
          <table:table-cell table:formula="of:=(       (    (COS([.$B16])     -      SQRT([.LA$2]^2-SIN([.$B16])^2))    /     (COS([.$B16])    +     SQRT([.LA$2]^2-SIN([.$B16])^2))    )  ^2     -    [.$C16]  )^2" office:value-type="float" office:value="0.00000225024117773474" calcext:value-type="float">
            <text:p>2.25024117773474E-006</text:p>
          </table:table-cell>
          <table:table-cell table:formula="of:=(       (    (COS([.$B16])     -      SQRT([.LB$2]^2-SIN([.$B16])^2))    /     (COS([.$B16])    +     SQRT([.LB$2]^2-SIN([.$B16])^2))    )  ^2     -    [.$C16]  )^2" office:value-type="float" office:value="0.00000240392601167708" calcext:value-type="float">
            <text:p>2.40392601167708E-006</text:p>
          </table:table-cell>
          <table:table-cell table:formula="of:=(       (    (COS([.$B16])     -      SQRT([.LC$2]^2-SIN([.$B16])^2))    /     (COS([.$B16])    +     SQRT([.LC$2]^2-SIN([.$B16])^2))    )  ^2     -    [.$C16]  )^2" office:value-type="float" office:value="0.00000256268721717619" calcext:value-type="float">
            <text:p>2.56268721717619E-006</text:p>
          </table:table-cell>
          <table:table-cell table:formula="of:=(       (    (COS([.$B16])     -      SQRT([.LD$2]^2-SIN([.$B16])^2))    /     (COS([.$B16])    +     SQRT([.LD$2]^2-SIN([.$B16])^2))    )  ^2     -    [.$C16]  )^2" office:value-type="float" office:value="0.00000272652479704863" calcext:value-type="float">
            <text:p>2.72652479704863E-006</text:p>
          </table:table-cell>
          <table:table-cell table:formula="of:=(       (    (COS([.$B16])     -      SQRT([.LE$2]^2-SIN([.$B16])^2))    /     (COS([.$B16])    +     SQRT([.LE$2]^2-SIN([.$B16])^2))    )  ^2     -    [.$C16]  )^2" office:value-type="float" office:value="0.00000289543875245854" calcext:value-type="float">
            <text:p>2.89543875245854E-006</text:p>
          </table:table-cell>
          <table:table-cell table:formula="of:=(       (    (COS([.$B16])     -      SQRT([.LF$2]^2-SIN([.$B16])^2))    /     (COS([.$B16])    +     SQRT([.LF$2]^2-SIN([.$B16])^2))    )  ^2     -    [.$C16]  )^2" office:value-type="float" office:value="0.00000306942908291999" calcext:value-type="float">
            <text:p>3.06942908291999E-006</text:p>
          </table:table-cell>
          <table:table-cell table:formula="of:=(       (    (COS([.$B16])     -      SQRT([.LG$2]^2-SIN([.$B16])^2))    /     (COS([.$B16])    +     SQRT([.LG$2]^2-SIN([.$B16])^2))    )  ^2     -    [.$C16]  )^2" office:value-type="float" office:value="0.00000324849578629802" calcext:value-type="float">
            <text:p>3.24849578629802E-006</text:p>
          </table:table-cell>
          <table:table-cell table:formula="of:=(       (    (COS([.$B16])     -      SQRT([.LH$2]^2-SIN([.$B16])^2))    /     (COS([.$B16])    +     SQRT([.LH$2]^2-SIN([.$B16])^2))    )  ^2     -    [.$C16]  )^2" office:value-type="float" office:value="0.00000343263885881239" calcext:value-type="float">
            <text:p>3.43263885881239E-006</text:p>
          </table:table-cell>
          <table:table-cell table:formula="of:=(       (    (COS([.$B16])     -      SQRT([.LI$2]^2-SIN([.$B16])^2))    /     (COS([.$B16])    +     SQRT([.LI$2]^2-SIN([.$B16])^2))    )  ^2     -    [.$C16]  )^2" office:value-type="float" office:value="0.00000362185829503744" calcext:value-type="float">
            <text:p>3.62185829503744E-006</text:p>
          </table:table-cell>
          <table:table-cell table:formula="of:=(       (    (COS([.$B16])     -      SQRT([.LJ$2]^2-SIN([.$B16])^2))    /     (COS([.$B16])    +     SQRT([.LJ$2]^2-SIN([.$B16])^2))    )  ^2     -    [.$C16]  )^2" office:value-type="float" office:value="0.00000381615408790549" calcext:value-type="float">
            <text:p>3.81615408790549E-006</text:p>
          </table:table-cell>
          <table:table-cell table:formula="of:=(       (    (COS([.$B16])     -      SQRT([.LK$2]^2-SIN([.$B16])^2))    /     (COS([.$B16])    +     SQRT([.LK$2]^2-SIN([.$B16])^2))    )  ^2     -    [.$C16]  )^2" office:value-type="float" office:value="0.00000401552622870897" calcext:value-type="float">
            <text:p>4.01552622870897E-006</text:p>
          </table:table-cell>
          <table:table-cell table:formula="of:=(       (    (COS([.$B16])     -      SQRT([.LL$2]^2-SIN([.$B16])^2))    /     (COS([.$B16])    +     SQRT([.LL$2]^2-SIN([.$B16])^2))    )  ^2     -    [.$C16]  )^2" office:value-type="float" office:value="0.00000421997470710121" calcext:value-type="float">
            <text:p>0.00000422</text:p>
          </table:table-cell>
          <table:table-cell table:formula="of:=(       (    (COS([.$B16])     -      SQRT([.LM$2]^2-SIN([.$B16])^2))    /     (COS([.$B16])    +     SQRT([.LM$2]^2-SIN([.$B16])^2))    )  ^2     -    [.$C16]  )^2" office:value-type="float" office:value="0.00000442949951109973" calcext:value-type="float">
            <text:p>4.42949951109973E-006</text:p>
          </table:table-cell>
          <table:table-cell table:formula="of:=(       (    (COS([.$B16])     -      SQRT([.LN$2]^2-SIN([.$B16])^2))    /     (COS([.$B16])    +     SQRT([.LN$2]^2-SIN([.$B16])^2))    )  ^2     -    [.$C16]  )^2" office:value-type="float" office:value="0.0000046441006270872" calcext:value-type="float">
            <text:p>4.6441006270872E-006</text:p>
          </table:table-cell>
          <table:table-cell table:formula="of:=(       (    (COS([.$B16])     -      SQRT([.LO$2]^2-SIN([.$B16])^2))    /     (COS([.$B16])    +     SQRT([.LO$2]^2-SIN([.$B16])^2))    )  ^2     -    [.$C16]  )^2" office:value-type="float" office:value="0.0000048637780398144" calcext:value-type="float">
            <text:p>4.8637780398144E-006</text:p>
          </table:table-cell>
          <table:table-cell table:formula="of:=(       (    (COS([.$B16])     -      SQRT([.LP$2]^2-SIN([.$B16])^2))    /     (COS([.$B16])    +     SQRT([.LP$2]^2-SIN([.$B16])^2))    )  ^2     -    [.$C16]  )^2" office:value-type="float" office:value="0.00000508853173240091" calcext:value-type="float">
            <text:p>5.08853173240091E-006</text:p>
          </table:table-cell>
          <table:table-cell table:formula="of:=(       (    (COS([.$B16])     -      SQRT([.LQ$2]^2-SIN([.$B16])^2))    /     (COS([.$B16])    +     SQRT([.LQ$2]^2-SIN([.$B16])^2))    )  ^2     -    [.$C16]  )^2" office:value-type="float" office:value="0.0000053183616863385" calcext:value-type="float">
            <text:p>5.3183616863385E-006</text:p>
          </table:table-cell>
          <table:table-cell table:formula="of:=(       (    (COS([.$B16])     -      SQRT([.LR$2]^2-SIN([.$B16])^2))    /     (COS([.$B16])    +     SQRT([.LR$2]^2-SIN([.$B16])^2))    )  ^2     -    [.$C16]  )^2" office:value-type="float" office:value="0.00000555326788149282" calcext:value-type="float">
            <text:p>5.55326788149282E-006</text:p>
          </table:table-cell>
          <table:table-cell table:formula="of:=(       (    (COS([.$B16])     -      SQRT([.LS$2]^2-SIN([.$B16])^2))    /     (COS([.$B16])    +     SQRT([.LS$2]^2-SIN([.$B16])^2))    )  ^2     -    [.$C16]  )^2" office:value-type="float" office:value="0.00000579325029610402" calcext:value-type="float">
            <text:p>5.79325029610402E-006</text:p>
          </table:table-cell>
          <table:table-cell table:formula="of:=(       (    (COS([.$B16])     -      SQRT([.LT$2]^2-SIN([.$B16])^2))    /     (COS([.$B16])    +     SQRT([.LT$2]^2-SIN([.$B16])^2))    )  ^2     -    [.$C16]  )^2" office:value-type="float" office:value="0.00000603830890679053" calcext:value-type="float">
            <text:p>6.03830890679053E-006</text:p>
          </table:table-cell>
          <table:table-cell table:formula="of:=(       (    (COS([.$B16])     -      SQRT([.LU$2]^2-SIN([.$B16])^2))    /     (COS([.$B16])    +     SQRT([.LU$2]^2-SIN([.$B16])^2))    )  ^2     -    [.$C16]  )^2" office:value-type="float" office:value="0.00000628844368855006" calcext:value-type="float">
            <text:p>6.28844368855006E-006</text:p>
          </table:table-cell>
          <table:table-cell table:formula="of:=(       (    (COS([.$B16])     -      SQRT([.LV$2]^2-SIN([.$B16])^2))    /     (COS([.$B16])    +     SQRT([.LV$2]^2-SIN([.$B16])^2))    )  ^2     -    [.$C16]  )^2" office:value-type="float" office:value="0.00000654365461476168" calcext:value-type="float">
            <text:p>6.54365461476168E-006</text:p>
          </table:table-cell>
          <table:table-cell table:formula="of:=(       (    (COS([.$B16])     -      SQRT([.LW$2]^2-SIN([.$B16])^2))    /     (COS([.$B16])    +     SQRT([.LW$2]^2-SIN([.$B16])^2))    )  ^2     -    [.$C16]  )^2" office:value-type="float" office:value="0.00000680394165718784" calcext:value-type="float">
            <text:p>6.80394165718784E-006</text:p>
          </table:table-cell>
          <table:table-cell table:formula="of:=(       (    (COS([.$B16])     -      SQRT([.LX$2]^2-SIN([.$B16])^2))    /     (COS([.$B16])    +     SQRT([.LX$2]^2-SIN([.$B16])^2))    )  ^2     -    [.$C16]  )^2" office:value-type="float" office:value="0.00000706930478597703" calcext:value-type="float">
            <text:p>7.06930478597703E-006</text:p>
          </table:table-cell>
          <table:table-cell table:formula="of:=(       (    (COS([.$B16])     -      SQRT([.LY$2]^2-SIN([.$B16])^2))    /     (COS([.$B16])    +     SQRT([.LY$2]^2-SIN([.$B16])^2))    )  ^2     -    [.$C16]  )^2" office:value-type="float" office:value="0.00000733974396966397" calcext:value-type="float">
            <text:p>7.33974396966397E-006</text:p>
          </table:table-cell>
          <table:table-cell table:formula="of:=(       (    (COS([.$B16])     -      SQRT([.LZ$2]^2-SIN([.$B16])^2))    /     (COS([.$B16])    +     SQRT([.LZ$2]^2-SIN([.$B16])^2))    )  ^2     -    [.$C16]  )^2" office:value-type="float" office:value="0.00000761525917517412" calcext:value-type="float">
            <text:p>7.61525917517412E-006</text:p>
          </table:table-cell>
          <table:table-cell table:formula="of:=(       (    (COS([.$B16])     -      SQRT([.MA$2]^2-SIN([.$B16])^2))    /     (COS([.$B16])    +     SQRT([.MA$2]^2-SIN([.$B16])^2))    )  ^2     -    [.$C16]  )^2" office:value-type="float" office:value="0.00000789585036782276" calcext:value-type="float">
            <text:p>7.89585036782276E-006</text:p>
          </table:table-cell>
          <table:table-cell table:formula="of:=(       (    (COS([.$B16])     -      SQRT([.MB$2]^2-SIN([.$B16])^2))    /     (COS([.$B16])    +     SQRT([.MB$2]^2-SIN([.$B16])^2))    )  ^2     -    [.$C16]  )^2" office:value-type="float" office:value="0.00000818151751131953" calcext:value-type="float">
            <text:p>8.18151751131953E-006</text:p>
          </table:table-cell>
          <table:table-cell table:formula="of:=(       (    (COS([.$B16])     -      SQRT([.MC$2]^2-SIN([.$B16])^2))    /     (COS([.$B16])    +     SQRT([.MC$2]^2-SIN([.$B16])^2))    )  ^2     -    [.$C16]  )^2" office:value-type="float" office:value="0.00000847226056776846" calcext:value-type="float">
            <text:p>8.47226056776846E-006</text:p>
          </table:table-cell>
          <table:table-cell table:formula="of:=(       (    (COS([.$B16])     -      SQRT([.MD$2]^2-SIN([.$B16])^2))    /     (COS([.$B16])    +     SQRT([.MD$2]^2-SIN([.$B16])^2))    )  ^2     -    [.$C16]  )^2" office:value-type="float" office:value="0.00000876807949767185" calcext:value-type="float">
            <text:p>8.76807949767185E-006</text:p>
          </table:table-cell>
          <table:table-cell table:formula="of:=(       (    (COS([.$B16])     -      SQRT([.ME$2]^2-SIN([.$B16])^2))    /     (COS([.$B16])    +     SQRT([.ME$2]^2-SIN([.$B16])^2))    )  ^2     -    [.$C16]  )^2" office:value-type="float" office:value="0.00000906897425993057" calcext:value-type="float">
            <text:p>0.000009069</text:p>
          </table:table-cell>
          <table:table-cell table:formula="of:=(       (    (COS([.$B16])     -      SQRT([.MF$2]^2-SIN([.$B16])^2))    /     (COS([.$B16])    +     SQRT([.MF$2]^2-SIN([.$B16])^2))    )  ^2     -    [.$C16]  )^2" office:value-type="float" office:value="0.00000937494481184565" calcext:value-type="float">
            <text:p>9.37494481184565E-006</text:p>
          </table:table-cell>
          <table:table-cell table:formula="of:=(       (    (COS([.$B16])     -      SQRT([.MG$2]^2-SIN([.$B16])^2))    /     (COS([.$B16])    +     SQRT([.MG$2]^2-SIN([.$B16])^2))    )  ^2     -    [.$C16]  )^2" office:value-type="float" office:value="0.00000968599110912287" calcext:value-type="float">
            <text:p>0.000009686</text:p>
          </table:table-cell>
          <table:table-cell table:formula="of:=(       (    (COS([.$B16])     -      SQRT([.MH$2]^2-SIN([.$B16])^2))    /     (COS([.$B16])    +     SQRT([.MH$2]^2-SIN([.$B16])^2))    )  ^2     -    [.$C16]  )^2" office:value-type="float" office:value="0.000010002113105872" calcext:value-type="float">
            <text:p>1.0002113105872E-005</text:p>
          </table:table-cell>
          <table:table-cell table:formula="of:=(       (    (COS([.$B16])     -      SQRT([.MI$2]^2-SIN([.$B16])^2))    /     (COS([.$B16])    +     SQRT([.MI$2]^2-SIN([.$B16])^2))    )  ^2     -    [.$C16]  )^2" office:value-type="float" office:value="0.0000103233107546097" calcext:value-type="float">
            <text:p>1.03233107546097E-005</text:p>
          </table:table-cell>
          <table:table-cell table:formula="of:=(       (    (COS([.$B16])     -      SQRT([.MJ$2]^2-SIN([.$B16])^2))    /     (COS([.$B16])    +     SQRT([.MJ$2]^2-SIN([.$B16])^2))    )  ^2     -    [.$C16]  )^2" office:value-type="float" office:value="0.0000106495840062627" calcext:value-type="float">
            <text:p>1.06495840062627E-005</text:p>
          </table:table-cell>
          <table:table-cell table:formula="of:=(       (    (COS([.$B16])     -      SQRT([.MK$2]^2-SIN([.$B16])^2))    /     (COS([.$B16])    +     SQRT([.MK$2]^2-SIN([.$B16])^2))    )  ^2     -    [.$C16]  )^2" office:value-type="float" office:value="0.0000109809328101667" calcext:value-type="float">
            <text:p>1.09809328101667E-005</text:p>
          </table:table-cell>
          <table:table-cell table:formula="of:=(       (    (COS([.$B16])     -      SQRT([.ML$2]^2-SIN([.$B16])^2))    /     (COS([.$B16])    +     SQRT([.ML$2]^2-SIN([.$B16])^2))    )  ^2     -    [.$C16]  )^2" office:value-type="float" office:value="0.0000113173571140714" calcext:value-type="float">
            <text:p>1.13173571140714E-005</text:p>
          </table:table-cell>
          <table:table-cell table:formula="of:=(       (    (COS([.$B16])     -      SQRT([.MM$2]^2-SIN([.$B16])^2))    /     (COS([.$B16])    +     SQRT([.MM$2]^2-SIN([.$B16])^2))    )  ^2     -    [.$C16]  )^2" office:value-type="float" office:value="0.0000116588568641415" calcext:value-type="float">
            <text:p>1.16588568641415E-005</text:p>
          </table:table-cell>
          <table:table-cell table:formula="of:=(       (    (COS([.$B16])     -      SQRT([.MN$2]^2-SIN([.$B16])^2))    /     (COS([.$B16])    +     SQRT([.MN$2]^2-SIN([.$B16])^2))    )  ^2     -    [.$C16]  )^2" office:value-type="float" office:value="0.0000120054320049573" calcext:value-type="float">
            <text:p>1.20054320049573E-005</text:p>
          </table:table-cell>
          <table:table-cell table:formula="of:=(       (    (COS([.$B16])     -      SQRT([.MO$2]^2-SIN([.$B16])^2))    /     (COS([.$B16])    +     SQRT([.MO$2]^2-SIN([.$B16])^2))    )  ^2     -    [.$C16]  )^2" office:value-type="float" office:value="0.0000123570824795185" calcext:value-type="float">
            <text:p>1.23570824795185E-005</text:p>
          </table:table-cell>
          <table:table-cell table:formula="of:=(       (    (COS([.$B16])     -      SQRT([.MP$2]^2-SIN([.$B16])^2))    /     (COS([.$B16])    +     SQRT([.MP$2]^2-SIN([.$B16])^2))    )  ^2     -    [.$C16]  )^2" office:value-type="float" office:value="0.0000127138082292455" calcext:value-type="float">
            <text:p>1.27138082292455E-005</text:p>
          </table:table-cell>
          <table:table-cell table:formula="of:=(       (    (COS([.$B16])     -      SQRT([.MQ$2]^2-SIN([.$B16])^2))    /     (COS([.$B16])    +     SQRT([.MQ$2]^2-SIN([.$B16])^2))    )  ^2     -    [.$C16]  )^2" office:value-type="float" office:value="0.0000130756091939805" calcext:value-type="float">
            <text:p>1.30756091939805E-005</text:p>
          </table:table-cell>
          <table:table-cell table:formula="of:=(       (    (COS([.$B16])     -      SQRT([.MR$2]^2-SIN([.$B16])^2))    /     (COS([.$B16])    +     SQRT([.MR$2]^2-SIN([.$B16])^2))    )  ^2     -    [.$C16]  )^2" office:value-type="float" office:value="0.0000134424853119906" calcext:value-type="float">
            <text:p>1.34424853119906E-005</text:p>
          </table:table-cell>
          <table:table-cell table:formula="of:=(       (    (COS([.$B16])     -      SQRT([.MS$2]^2-SIN([.$B16])^2))    /     (COS([.$B16])    +     SQRT([.MS$2]^2-SIN([.$B16])^2))    )  ^2     -    [.$C16]  )^2" office:value-type="float" office:value="0.000013814436519969" calcext:value-type="float">
            <text:p>1.3814436519969E-005</text:p>
          </table:table-cell>
          <table:table-cell table:formula="of:=(       (    (COS([.$B16])     -      SQRT([.MT$2]^2-SIN([.$B16])^2))    /     (COS([.$B16])    +     SQRT([.MT$2]^2-SIN([.$B16])^2))    )  ^2     -    [.$C16]  )^2" office:value-type="float" office:value="0.0000141914627530377" calcext:value-type="float">
            <text:p>1.41914627530377E-005</text:p>
          </table:table-cell>
          <table:table-cell table:formula="of:=(       (    (COS([.$B16])     -      SQRT([.MU$2]^2-SIN([.$B16])^2))    /     (COS([.$B16])    +     SQRT([.MU$2]^2-SIN([.$B16])^2))    )  ^2     -    [.$C16]  )^2" office:value-type="float" office:value="0.0000145735639447477" calcext:value-type="float">
            <text:p>1.45735639447477E-005</text:p>
          </table:table-cell>
          <table:table-cell table:formula="of:=(       (    (COS([.$B16])     -      SQRT([.MV$2]^2-SIN([.$B16])^2))    /     (COS([.$B16])    +     SQRT([.MV$2]^2-SIN([.$B16])^2))    )  ^2     -    [.$C16]  )^2" office:value-type="float" office:value="0.0000149607400270836" calcext:value-type="float">
            <text:p>1.49607400270836E-005</text:p>
          </table:table-cell>
          <table:table-cell table:formula="of:=(       (    (COS([.$B16])     -      SQRT([.MW$2]^2-SIN([.$B16])^2))    /     (COS([.$B16])    +     SQRT([.MW$2]^2-SIN([.$B16])^2))    )  ^2     -    [.$C16]  )^2" office:value-type="float" office:value="0.0000153529909304635" calcext:value-type="float">
            <text:p>0.000015353</text:p>
          </table:table-cell>
          <table:table-cell table:formula="of:=(       (    (COS([.$B16])     -      SQRT([.MX$2]^2-SIN([.$B16])^2))    /     (COS([.$B16])    +     SQRT([.MX$2]^2-SIN([.$B16])^2))    )  ^2     -    [.$C16]  )^2" office:value-type="float" office:value="0.0000157503165837408" calcext:value-type="float">
            <text:p>1.57503165837408E-005</text:p>
          </table:table-cell>
          <table:table-cell table:formula="of:=(       (    (COS([.$B16])     -      SQRT([.MY$2]^2-SIN([.$B16])^2))    /     (COS([.$B16])    +     SQRT([.MY$2]^2-SIN([.$B16])^2))    )  ^2     -    [.$C16]  )^2" office:value-type="float" office:value="0.0000161527169142078" calcext:value-type="float">
            <text:p>1.61527169142078E-005</text:p>
          </table:table-cell>
          <table:table-cell table:formula="of:=(       (    (COS([.$B16])     -      SQRT([.MZ$2]^2-SIN([.$B16])^2))    /     (COS([.$B16])    +     SQRT([.MZ$2]^2-SIN([.$B16])^2))    )  ^2     -    [.$C16]  )^2" office:value-type="float" office:value="0.0000165601918475959" calcext:value-type="float">
            <text:p>1.65601918475959E-005</text:p>
          </table:table-cell>
          <table:table-cell table:formula="of:=(       (    (COS([.$B16])     -      SQRT([.NA$2]^2-SIN([.$B16])^2))    /     (COS([.$B16])    +     SQRT([.NA$2]^2-SIN([.$B16])^2))    )  ^2     -    [.$C16]  )^2" office:value-type="float" office:value="0.0000169727413080789" calcext:value-type="float">
            <text:p>1.69727413080789E-005</text:p>
          </table:table-cell>
          <table:table-cell table:formula="of:=(       (    (COS([.$B16])     -      SQRT([.NB$2]^2-SIN([.$B16])^2))    /     (COS([.$B16])    +     SQRT([.NB$2]^2-SIN([.$B16])^2))    )  ^2     -    [.$C16]  )^2" office:value-type="float" office:value="0.0000173903652182733" calcext:value-type="float">
            <text:p>1.73903652182733E-005</text:p>
          </table:table-cell>
          <table:table-cell table:formula="of:=(       (    (COS([.$B16])     -      SQRT([.NC$2]^2-SIN([.$B16])^2))    /     (COS([.$B16])    +     SQRT([.NC$2]^2-SIN([.$B16])^2))    )  ^2     -    [.$C16]  )^2" office:value-type="float" office:value="0.0000178130634992421" calcext:value-type="float">
            <text:p>1.78130634992421E-005</text:p>
          </table:table-cell>
          <table:table-cell table:formula="of:=(       (    (COS([.$B16])     -      SQRT([.ND$2]^2-SIN([.$B16])^2))    /     (COS([.$B16])    +     SQRT([.ND$2]^2-SIN([.$B16])^2))    )  ^2     -    [.$C16]  )^2" office:value-type="float" office:value="0.0000182408360704957" calcext:value-type="float">
            <text:p>1.82408360704957E-005</text:p>
          </table:table-cell>
          <table:table-cell table:formula="of:=(       (    (COS([.$B16])     -      SQRT([.NE$2]^2-SIN([.$B16])^2))    /     (COS([.$B16])    +     SQRT([.NE$2]^2-SIN([.$B16])^2))    )  ^2     -    [.$C16]  )^2" office:value-type="float" office:value="0.000018673682849993" calcext:value-type="float">
            <text:p>1.8673682849993E-005</text:p>
          </table:table-cell>
          <table:table-cell table:formula="of:=(       (    (COS([.$B16])     -      SQRT([.NF$2]^2-SIN([.$B16])^2))    /     (COS([.$B16])    +     SQRT([.NF$2]^2-SIN([.$B16])^2))    )  ^2     -    [.$C16]  )^2" office:value-type="float" office:value="0.0000191116037541449" calcext:value-type="float">
            <text:p>1.91116037541449E-005</text:p>
          </table:table-cell>
          <table:table-cell table:formula="of:=(       (    (COS([.$B16])     -      SQRT([.NG$2]^2-SIN([.$B16])^2))    /     (COS([.$B16])    +     SQRT([.NG$2]^2-SIN([.$B16])^2))    )  ^2     -    [.$C16]  )^2" office:value-type="float" office:value="0.0000195545986978154" calcext:value-type="float">
            <text:p>1.95545986978154E-005</text:p>
          </table:table-cell>
          <table:table-cell table:formula="of:=(       (    (COS([.$B16])     -      SQRT([.NH$2]^2-SIN([.$B16])^2))    /     (COS([.$B16])    +     SQRT([.NH$2]^2-SIN([.$B16])^2))    )  ^2     -    [.$C16]  )^2" office:value-type="float" office:value="0.0000200026675943234" calcext:value-type="float">
            <text:p>2.00026675943234E-005</text:p>
          </table:table-cell>
          <table:table-cell table:formula="of:=(       (    (COS([.$B16])     -      SQRT([.NI$2]^2-SIN([.$B16])^2))    /     (COS([.$B16])    +     SQRT([.NI$2]^2-SIN([.$B16])^2))    )  ^2     -    [.$C16]  )^2" office:value-type="float" office:value="0.000020455810355445" calcext:value-type="float">
            <text:p>2.0455810355445E-005</text:p>
          </table:table-cell>
          <table:table-cell table:formula="of:=(       (    (COS([.$B16])     -      SQRT([.NJ$2]^2-SIN([.$B16])^2))    /     (COS([.$B16])    +     SQRT([.NJ$2]^2-SIN([.$B16])^2))    )  ^2     -    [.$C16]  )^2" office:value-type="float" office:value="0.000020914026891415" calcext:value-type="float">
            <text:p>0.000020914</text:p>
          </table:table-cell>
          <table:table-cell table:formula="of:=(       (    (COS([.$B16])     -      SQRT([.NK$2]^2-SIN([.$B16])^2))    /     (COS([.$B16])    +     SQRT([.NK$2]^2-SIN([.$B16])^2))    )  ^2     -    [.$C16]  )^2" office:value-type="float" office:value="0.0000213773171109291" calcext:value-type="float">
            <text:p>2.13773171109291E-005</text:p>
          </table:table-cell>
          <table:table-cell table:formula="of:=(       (    (COS([.$B16])     -      SQRT([.NL$2]^2-SIN([.$B16])^2))    /     (COS([.$B16])    +     SQRT([.NL$2]^2-SIN([.$B16])^2))    )  ^2     -    [.$C16]  )^2" office:value-type="float" office:value="0.000021845680921146" calcext:value-type="float">
            <text:p>2.1845680921146E-005</text:p>
          </table:table-cell>
          <table:table-cell table:formula="of:=(       (    (COS([.$B16])     -      SQRT([.NM$2]^2-SIN([.$B16])^2))    /     (COS([.$B16])    +     SQRT([.NM$2]^2-SIN([.$B16])^2))    )  ^2     -    [.$C16]  )^2" office:value-type="float" office:value="0.0000223191182276887" calcext:value-type="float">
            <text:p>2.23191182276887E-005</text:p>
          </table:table-cell>
          <table:table-cell table:formula="of:=(       (    (COS([.$B16])     -      SQRT([.NN$2]^2-SIN([.$B16])^2))    /     (COS([.$B16])    +     SQRT([.NN$2]^2-SIN([.$B16])^2))    )  ^2     -    [.$C16]  )^2" office:value-type="float" office:value="0.0000227976289346463" calcext:value-type="float">
            <text:p>2.27976289346463E-005</text:p>
          </table:table-cell>
          <table:table-cell table:formula="of:=(       (    (COS([.$B16])     -      SQRT([.NO$2]^2-SIN([.$B16])^2))    /     (COS([.$B16])    +     SQRT([.NO$2]^2-SIN([.$B16])^2))    )  ^2     -    [.$C16]  )^2" office:value-type="float" office:value="0.0000232812129445768" calcext:value-type="float">
            <text:p>2.32812129445768E-005</text:p>
          </table:table-cell>
          <table:table-cell table:formula="of:=(       (    (COS([.$B16])     -      SQRT([.NP$2]^2-SIN([.$B16])^2))    /     (COS([.$B16])    +     SQRT([.NP$2]^2-SIN([.$B16])^2))    )  ^2     -    [.$C16]  )^2" office:value-type="float" office:value="0.0000237698701585076" calcext:value-type="float">
            <text:p>2.37698701585076E-005</text:p>
          </table:table-cell>
          <table:table-cell table:formula="of:=(       (    (COS([.$B16])     -      SQRT([.NQ$2]^2-SIN([.$B16])^2))    /     (COS([.$B16])    +     SQRT([.NQ$2]^2-SIN([.$B16])^2))    )  ^2     -    [.$C16]  )^2" office:value-type="float" office:value="0.0000242636004759399" calcext:value-type="float">
            <text:p>2.42636004759399E-005</text:p>
          </table:table-cell>
          <table:table-cell table:formula="of:=(       (    (COS([.$B16])     -      SQRT([.NR$2]^2-SIN([.$B16])^2))    /     (COS([.$B16])    +     SQRT([.NR$2]^2-SIN([.$B16])^2))    )  ^2     -    [.$C16]  )^2" office:value-type="float" office:value="0.0000247624037948473" calcext:value-type="float">
            <text:p>2.47624037948473E-005</text:p>
          </table:table-cell>
          <table:table-cell table:formula="of:=(       (    (COS([.$B16])     -      SQRT([.NS$2]^2-SIN([.$B16])^2))    /     (COS([.$B16])    +     SQRT([.NS$2]^2-SIN([.$B16])^2))    )  ^2     -    [.$C16]  )^2" office:value-type="float" office:value="0.0000252662800116801" calcext:value-type="float">
            <text:p>2.52662800116801E-005</text:p>
          </table:table-cell>
          <table:table-cell table:formula="of:=(       (    (COS([.$B16])     -      SQRT([.NT$2]^2-SIN([.$B16])^2))    /     (COS([.$B16])    +     SQRT([.NT$2]^2-SIN([.$B16])^2))    )  ^2     -    [.$C16]  )^2" office:value-type="float" office:value="0.0000257752290213659" calcext:value-type="float">
            <text:p>2.57752290213659E-005</text:p>
          </table:table-cell>
          <table:table-cell table:formula="of:=(       (    (COS([.$B16])     -      SQRT([.NU$2]^2-SIN([.$B16])^2))    /     (COS([.$B16])    +     SQRT([.NU$2]^2-SIN([.$B16])^2))    )  ^2     -    [.$C16]  )^2" office:value-type="float" office:value="0.0000262892507173121" calcext:value-type="float">
            <text:p>2.62892507173121E-005</text:p>
          </table:table-cell>
          <table:table-cell table:formula="of:=(       (    (COS([.$B16])     -      SQRT([.NV$2]^2-SIN([.$B16])^2))    /     (COS([.$B16])    +     SQRT([.NV$2]^2-SIN([.$B16])^2))    )  ^2     -    [.$C16]  )^2" office:value-type="float" office:value="0.0000268083449914087" calcext:value-type="float">
            <text:p>2.68083449914087E-005</text:p>
          </table:table-cell>
          <table:table-cell table:formula="of:=(       (    (COS([.$B16])     -      SQRT([.NW$2]^2-SIN([.$B16])^2))    /     (COS([.$B16])    +     SQRT([.NW$2]^2-SIN([.$B16])^2))    )  ^2     -    [.$C16]  )^2" office:value-type="float" office:value="0.0000273325117340277" calcext:value-type="float">
            <text:p>2.73325117340277E-005</text:p>
          </table:table-cell>
          <table:table-cell table:formula="of:=(       (    (COS([.$B16])     -      SQRT([.NX$2]^2-SIN([.$B16])^2))    /     (COS([.$B16])    +     SQRT([.NX$2]^2-SIN([.$B16])^2))    )  ^2     -    [.$C16]  )^2" office:value-type="float" office:value="0.0000278617508340264" calcext:value-type="float">
            <text:p>2.78617508340264E-005</text:p>
          </table:table-cell>
          <table:table-cell table:formula="of:=(       (    (COS([.$B16])     -      SQRT([.NY$2]^2-SIN([.$B16])^2))    /     (COS([.$B16])    +     SQRT([.NY$2]^2-SIN([.$B16])^2))    )  ^2     -    [.$C16]  )^2" office:value-type="float" office:value="0.0000283960621787504" calcext:value-type="float">
            <text:p>2.83960621787504E-005</text:p>
          </table:table-cell>
          <table:table-cell table:formula="of:=(       (    (COS([.$B16])     -      SQRT([.NZ$2]^2-SIN([.$B16])^2))    /     (COS([.$B16])    +     SQRT([.NZ$2]^2-SIN([.$B16])^2))    )  ^2     -    [.$C16]  )^2" office:value-type="float" office:value="0.000028935445654033" calcext:value-type="float">
            <text:p>2.8935445654033E-005</text:p>
          </table:table-cell>
          <table:table-cell table:formula="of:=(       (    (COS([.$B16])     -      SQRT([.OA$2]^2-SIN([.$B16])^2))    /     (COS([.$B16])    +     SQRT([.OA$2]^2-SIN([.$B16])^2))    )  ^2     -    [.$C16]  )^2" office:value-type="float" office:value="0.0000294799011442005" calcext:value-type="float">
            <text:p>2.94799011442005E-005</text:p>
          </table:table-cell>
          <table:table-cell table:formula="of:=(       (    (COS([.$B16])     -      SQRT([.OB$2]^2-SIN([.$B16])^2))    /     (COS([.$B16])    +     SQRT([.OB$2]^2-SIN([.$B16])^2))    )  ^2     -    [.$C16]  )^2" office:value-type="float" office:value="0.0000300294285320691" calcext:value-type="float">
            <text:p>3.00294285320691E-005</text:p>
          </table:table-cell>
          <table:table-cell table:formula="of:=(       (    (COS([.$B16])     -      SQRT([.OC$2]^2-SIN([.$B16])^2))    /     (COS([.$B16])    +     SQRT([.OC$2]^2-SIN([.$B16])^2))    )  ^2     -    [.$C16]  )^2" office:value-type="float" office:value="0.0000305840276989511" calcext:value-type="float">
            <text:p>0.000030584</text:p>
          </table:table-cell>
          <table:table-cell table:formula="of:=(       (    (COS([.$B16])     -      SQRT([.OD$2]^2-SIN([.$B16])^2))    /     (COS([.$B16])    +     SQRT([.OD$2]^2-SIN([.$B16])^2))    )  ^2     -    [.$C16]  )^2" office:value-type="float" office:value="0.0000311436985246558" calcext:value-type="float">
            <text:p>3.11436985246558E-005</text:p>
          </table:table-cell>
          <table:table-cell table:formula="of:=(       (    (COS([.$B16])     -      SQRT([.OE$2]^2-SIN([.$B16])^2))    /     (COS([.$B16])    +     SQRT([.OE$2]^2-SIN([.$B16])^2))    )  ^2     -    [.$C16]  )^2" office:value-type="float" office:value="0.0000317084408874904" calcext:value-type="float">
            <text:p>3.17084408874904E-005</text:p>
          </table:table-cell>
          <table:table-cell table:formula="of:=(       (    (COS([.$B16])     -      SQRT([.OF$2]^2-SIN([.$B16])^2))    /     (COS([.$B16])    +     SQRT([.OF$2]^2-SIN([.$B16])^2))    )  ^2     -    [.$C16]  )^2" office:value-type="float" office:value="0.000032278254664262" calcext:value-type="float">
            <text:p>3.2278254664262E-005</text:p>
          </table:table-cell>
          <table:table-cell table:formula="of:=(       (    (COS([.$B16])     -      SQRT([.OG$2]^2-SIN([.$B16])^2))    /     (COS([.$B16])    +     SQRT([.OG$2]^2-SIN([.$B16])^2))    )  ^2     -    [.$C16]  )^2" office:value-type="float" office:value="0.0000328531397302799" calcext:value-type="float">
            <text:p>3.28531397302799E-005</text:p>
          </table:table-cell>
          <table:table-cell table:formula="of:=(       (    (COS([.$B16])     -      SQRT([.OH$2]^2-SIN([.$B16])^2))    /     (COS([.$B16])    +     SQRT([.OH$2]^2-SIN([.$B16])^2))    )  ^2     -    [.$C16]  )^2" office:value-type="float" office:value="0.0000334330959593575" calcext:value-type="float">
            <text:p>3.34330959593575E-005</text:p>
          </table:table-cell>
          <table:table-cell table:formula="of:=(       (    (COS([.$B16])     -      SQRT([.OI$2]^2-SIN([.$B16])^2))    /     (COS([.$B16])    +     SQRT([.OI$2]^2-SIN([.$B16])^2))    )  ^2     -    [.$C16]  )^2" office:value-type="float" office:value="0.0000340181232238147" calcext:value-type="float">
            <text:p>3.40181232238147E-005</text:p>
          </table:table-cell>
          <table:table-cell table:formula="of:=(       (    (COS([.$B16])     -      SQRT([.OJ$2]^2-SIN([.$B16])^2))    /     (COS([.$B16])    +     SQRT([.OJ$2]^2-SIN([.$B16])^2))    )  ^2     -    [.$C16]  )^2" office:value-type="float" office:value="0.0000346082213944769" calcext:value-type="float">
            <text:p>3.46082213944769E-005</text:p>
          </table:table-cell>
          <table:table-cell table:formula="of:=(       (    (COS([.$B16])     -      SQRT([.OK$2]^2-SIN([.$B16])^2))    /     (COS([.$B16])    +     SQRT([.OK$2]^2-SIN([.$B16])^2))    )  ^2     -    [.$C16]  )^2" office:value-type="float" office:value="0.0000352033903406809" calcext:value-type="float">
            <text:p>3.52033903406809E-005</text:p>
          </table:table-cell>
          <table:table-cell table:formula="of:=(       (    (COS([.$B16])     -      SQRT([.OL$2]^2-SIN([.$B16])^2))    /     (COS([.$B16])    +     SQRT([.OL$2]^2-SIN([.$B16])^2))    )  ^2     -    [.$C16]  )^2" office:value-type="float" office:value="0.0000358036299302737" calcext:value-type="float">
            <text:p>3.58036299302737E-005</text:p>
          </table:table-cell>
          <table:table-cell table:formula="of:=(       (    (COS([.$B16])     -      SQRT([.OM$2]^2-SIN([.$B16])^2))    /     (COS([.$B16])    +     SQRT([.OM$2]^2-SIN([.$B16])^2))    )  ^2     -    [.$C16]  )^2" office:value-type="float" office:value="0.0000364089400296173" calcext:value-type="float">
            <text:p>3.64089400296173E-005</text:p>
          </table:table-cell>
          <table:table-cell table:formula="of:=(       (    (COS([.$B16])     -      SQRT([.ON$2]^2-SIN([.$B16])^2))    /     (COS([.$B16])    +     SQRT([.ON$2]^2-SIN([.$B16])^2))    )  ^2     -    [.$C16]  )^2" office:value-type="float" office:value="0.0000370193205035857" calcext:value-type="float">
            <text:p>3.70193205035857E-005</text:p>
          </table:table-cell>
          <table:table-cell table:formula="of:=(       (    (COS([.$B16])     -      SQRT([.OO$2]^2-SIN([.$B16])^2))    /     (COS([.$B16])    +     SQRT([.OO$2]^2-SIN([.$B16])^2))    )  ^2     -    [.$C16]  )^2" office:value-type="float" office:value="0.0000376347712155738" calcext:value-type="float">
            <text:p>3.76347712155738E-005</text:p>
          </table:table-cell>
          <table:table-cell table:formula="of:=(       (    (COS([.$B16])     -      SQRT([.OP$2]^2-SIN([.$B16])^2))    /     (COS([.$B16])    +     SQRT([.OP$2]^2-SIN([.$B16])^2))    )  ^2     -    [.$C16]  )^2" office:value-type="float" office:value="0.0000382552920274904" calcext:value-type="float">
            <text:p>3.82552920274904E-005</text:p>
          </table:table-cell>
          <table:table-cell table:formula="of:=(       (    (COS([.$B16])     -      SQRT([.OQ$2]^2-SIN([.$B16])^2))    /     (COS([.$B16])    +     SQRT([.OQ$2]^2-SIN([.$B16])^2))    )  ^2     -    [.$C16]  )^2" office:value-type="float" office:value="0.0000388808827997685" calcext:value-type="float">
            <text:p>3.88808827997685E-005</text:p>
          </table:table-cell>
          <table:table-cell table:formula="of:=(       (    (COS([.$B16])     -      SQRT([.OR$2]^2-SIN([.$B16])^2))    /     (COS([.$B16])    +     SQRT([.OR$2]^2-SIN([.$B16])^2))    )  ^2     -    [.$C16]  )^2" office:value-type="float" office:value="0.000039511543391363" calcext:value-type="float">
            <text:p>3.9511543391363E-005</text:p>
          </table:table-cell>
          <table:table-cell table:formula="of:=(       (    (COS([.$B16])     -      SQRT([.OS$2]^2-SIN([.$B16])^2))    /     (COS([.$B16])    +     SQRT([.OS$2]^2-SIN([.$B16])^2))    )  ^2     -    [.$C16]  )^2" office:value-type="float" office:value="0.0000401472736597505" calcext:value-type="float">
            <text:p>4.01472736597505E-005</text:p>
          </table:table-cell>
          <table:table-cell table:formula="of:=(       (    (COS([.$B16])     -      SQRT([.OT$2]^2-SIN([.$B16])^2))    /     (COS([.$B16])    +     SQRT([.OT$2]^2-SIN([.$B16])^2))    )  ^2     -    [.$C16]  )^2" office:value-type="float" office:value="0.0000407880734609367" calcext:value-type="float">
            <text:p>4.07880734609367E-005</text:p>
          </table:table-cell>
          <table:table-cell table:formula="of:=(       (    (COS([.$B16])     -      SQRT([.OU$2]^2-SIN([.$B16])^2))    /     (COS([.$B16])    +     SQRT([.OU$2]^2-SIN([.$B16])^2))    )  ^2     -    [.$C16]  )^2" office:value-type="float" office:value="0.0000414339426494541" calcext:value-type="float">
            <text:p>4.14339426494541E-005</text:p>
          </table:table-cell>
          <table:table-cell table:formula="of:=(       (    (COS([.$B16])     -      SQRT([.OV$2]^2-SIN([.$B16])^2))    /     (COS([.$B16])    +     SQRT([.OV$2]^2-SIN([.$B16])^2))    )  ^2     -    [.$C16]  )^2" office:value-type="float" office:value="0.0000420848810783644" calcext:value-type="float">
            <text:p>4.20848810783644E-005</text:p>
          </table:table-cell>
          <table:table-cell table:formula="of:=(       (    (COS([.$B16])     -      SQRT([.OW$2]^2-SIN([.$B16])^2))    /     (COS([.$B16])    +     SQRT([.OW$2]^2-SIN([.$B16])^2))    )  ^2     -    [.$C16]  )^2" office:value-type="float" office:value="0.0000427408885992612" calcext:value-type="float">
            <text:p>4.27408885992612E-005</text:p>
          </table:table-cell>
          <table:table-cell table:formula="of:=(       (    (COS([.$B16])     -      SQRT([.OX$2]^2-SIN([.$B16])^2))    /     (COS([.$B16])    +     SQRT([.OX$2]^2-SIN([.$B16])^2))    )  ^2     -    [.$C16]  )^2" office:value-type="float" office:value="0.0000434019650622715" calcext:value-type="float">
            <text:p>0.000043402</text:p>
          </table:table-cell>
          <table:table-cell table:formula="of:=(       (    (COS([.$B16])     -      SQRT([.OY$2]^2-SIN([.$B16])^2))    /     (COS([.$B16])    +     SQRT([.OY$2]^2-SIN([.$B16])^2))    )  ^2     -    [.$C16]  )^2" office:value-type="float" office:value="0.0000440681103160576" calcext:value-type="float">
            <text:p>4.40681103160576E-005</text:p>
          </table:table-cell>
          <table:table-cell table:formula="of:=(       (    (COS([.$B16])     -      SQRT([.OZ$2]^2-SIN([.$B16])^2))    /     (COS([.$B16])    +     SQRT([.OZ$2]^2-SIN([.$B16])^2))    )  ^2     -    [.$C16]  )^2" office:value-type="float" office:value="0.0000447393242078179" calcext:value-type="float">
            <text:p>4.47393242078179E-005</text:p>
          </table:table-cell>
          <table:table-cell table:formula="of:=(       (    (COS([.$B16])     -      SQRT([.PA$2]^2-SIN([.$B16])^2))    /     (COS([.$B16])    +     SQRT([.PA$2]^2-SIN([.$B16])^2))    )  ^2     -    [.$C16]  )^2" office:value-type="float" office:value="0.0000454156065832912" calcext:value-type="float">
            <text:p>4.54156065832912E-005</text:p>
          </table:table-cell>
          <table:table-cell table:formula="of:=(       (    (COS([.$B16])     -      SQRT([.PB$2]^2-SIN([.$B16])^2))    /     (COS([.$B16])    +     SQRT([.PB$2]^2-SIN([.$B16])^2))    )  ^2     -    [.$C16]  )^2" office:value-type="float" office:value="0.0000460969572867558" calcext:value-type="float">
            <text:p>0.000046097</text:p>
          </table:table-cell>
          <table:table-cell table:formula="of:=(       (    (COS([.$B16])     -      SQRT([.PC$2]^2-SIN([.$B16])^2))    /     (COS([.$B16])    +     SQRT([.PC$2]^2-SIN([.$B16])^2))    )  ^2     -    [.$C16]  )^2" office:value-type="float" office:value="0.0000467833761610324" calcext:value-type="float">
            <text:p>4.67833761610324E-005</text:p>
          </table:table-cell>
          <table:table-cell table:formula="of:=(       (    (COS([.$B16])     -      SQRT([.PD$2]^2-SIN([.$B16])^2))    /     (COS([.$B16])    +     SQRT([.PD$2]^2-SIN([.$B16])^2))    )  ^2     -    [.$C16]  )^2" office:value-type="float" office:value="0.0000474748630474871" calcext:value-type="float">
            <text:p>4.74748630474871E-005</text:p>
          </table:table-cell>
          <table:table-cell table:formula="of:=(       (    (COS([.$B16])     -      SQRT([.PE$2]^2-SIN([.$B16])^2))    /     (COS([.$B16])    +     SQRT([.PE$2]^2-SIN([.$B16])^2))    )  ^2     -    [.$C16]  )^2" office:value-type="float" office:value="0.0000481714177860312" calcext:value-type="float">
            <text:p>4.81714177860312E-005</text:p>
          </table:table-cell>
          <table:table-cell table:formula="of:=(       (    (COS([.$B16])     -      SQRT([.PF$2]^2-SIN([.$B16])^2))    /     (COS([.$B16])    +     SQRT([.PF$2]^2-SIN([.$B16])^2))    )  ^2     -    [.$C16]  )^2" office:value-type="float" office:value="0.0000488730402151244" calcext:value-type="float">
            <text:p>0.000048873</text:p>
          </table:table-cell>
          <table:table-cell table:formula="of:=(       (    (COS([.$B16])     -      SQRT([.PG$2]^2-SIN([.$B16])^2))    /     (COS([.$B16])    +     SQRT([.PG$2]^2-SIN([.$B16])^2))    )  ^2     -    [.$C16]  )^2" office:value-type="float" office:value="0.0000495797301717751" calcext:value-type="float">
            <text:p>4.95797301717751E-005</text:p>
          </table:table-cell>
          <table:table-cell table:formula="of:=(       (    (COS([.$B16])     -      SQRT([.PH$2]^2-SIN([.$B16])^2))    /     (COS([.$B16])    +     SQRT([.PH$2]^2-SIN([.$B16])^2))    )  ^2     -    [.$C16]  )^2" office:value-type="float" office:value="0.0000502914874915441" calcext:value-type="float">
            <text:p>5.02914874915441E-005</text:p>
          </table:table-cell>
          <table:table-cell table:formula="of:=(       (    (COS([.$B16])     -      SQRT([.PI$2]^2-SIN([.$B16])^2))    /     (COS([.$B16])    +     SQRT([.PI$2]^2-SIN([.$B16])^2))    )  ^2     -    [.$C16]  )^2" office:value-type="float" office:value="0.0000510083120085454" calcext:value-type="float">
            <text:p>5.10083120085454E-005</text:p>
          </table:table-cell>
          <table:table-cell table:formula="of:=(       (    (COS([.$B16])     -      SQRT([.PJ$2]^2-SIN([.$B16])^2))    /     (COS([.$B16])    +     SQRT([.PJ$2]^2-SIN([.$B16])^2))    )  ^2     -    [.$C16]  )^2" office:value-type="float" office:value="0.0000517302035554492" calcext:value-type="float">
            <text:p>5.17302035554492E-005</text:p>
          </table:table-cell>
          <table:table-cell table:formula="of:=(       (    (COS([.$B16])     -      SQRT([.PK$2]^2-SIN([.$B16])^2))    /     (COS([.$B16])    +     SQRT([.PK$2]^2-SIN([.$B16])^2))    )  ^2     -    [.$C16]  )^2" office:value-type="float" office:value="0.0000524571619634805" calcext:value-type="float">
            <text:p>5.24571619634805E-005</text:p>
          </table:table-cell>
          <table:table-cell table:formula="of:=(       (    (COS([.$B16])     -      SQRT([.PL$2]^2-SIN([.$B16])^2))    /     (COS([.$B16])    +     SQRT([.PL$2]^2-SIN([.$B16])^2))    )  ^2     -    [.$C16]  )^2" office:value-type="float" office:value="0.000053189187062424" calcext:value-type="float">
            <text:p>5.3189187062424E-005</text:p>
          </table:table-cell>
          <table:table-cell table:formula="of:=(       (    (COS([.$B16])     -      SQRT([.PM$2]^2-SIN([.$B16])^2))    /     (COS([.$B16])    +     SQRT([.PM$2]^2-SIN([.$B16])^2))    )  ^2     -    [.$C16]  )^2" office:value-type="float" office:value="0.000053926278680626" calcext:value-type="float">
            <text:p>5.3926278680626E-005</text:p>
          </table:table-cell>
          <table:table-cell table:formula="of:=(       (    (COS([.$B16])     -      SQRT([.PN$2]^2-SIN([.$B16])^2))    /     (COS([.$B16])    +     SQRT([.PN$2]^2-SIN([.$B16])^2))    )  ^2     -    [.$C16]  )^2" office:value-type="float" office:value="0.0000546684366449934" calcext:value-type="float">
            <text:p>5.46684366449934E-005</text:p>
          </table:table-cell>
          <table:table-cell table:formula="of:=(       (    (COS([.$B16])     -      SQRT([.PO$2]^2-SIN([.$B16])^2))    /     (COS([.$B16])    +     SQRT([.PO$2]^2-SIN([.$B16])^2))    )  ^2     -    [.$C16]  )^2" office:value-type="float" office:value="0.0000554156607809983" calcext:value-type="float">
            <text:p>5.54156607809983E-005</text:p>
          </table:table-cell>
          <table:table-cell table:formula="of:=(       (    (COS([.$B16])     -      SQRT([.PP$2]^2-SIN([.$B16])^2))    /     (COS([.$B16])    +     SQRT([.PP$2]^2-SIN([.$B16])^2))    )  ^2     -    [.$C16]  )^2" office:value-type="float" office:value="0.0000561679509126786" calcext:value-type="float">
            <text:p>0.000056168</text:p>
          </table:table-cell>
          <table:table-cell table:formula="of:=(       (    (COS([.$B16])     -      SQRT([.PQ$2]^2-SIN([.$B16])^2))    /     (COS([.$B16])    +     SQRT([.PQ$2]^2-SIN([.$B16])^2))    )  ^2     -    [.$C16]  )^2" office:value-type="float" office:value="0.0000569253068626403" calcext:value-type="float">
            <text:p>5.69253068626403E-005</text:p>
          </table:table-cell>
          <table:table-cell table:formula="of:=(       (    (COS([.$B16])     -      SQRT([.PR$2]^2-SIN([.$B16])^2))    /     (COS([.$B16])    +     SQRT([.PR$2]^2-SIN([.$B16])^2))    )  ^2     -    [.$C16]  )^2" office:value-type="float" office:value="0.0000576877284520571" calcext:value-type="float">
            <text:p>5.76877284520571E-005</text:p>
          </table:table-cell>
          <table:table-cell table:formula="of:=(       (    (COS([.$B16])     -      SQRT([.PS$2]^2-SIN([.$B16])^2))    /     (COS([.$B16])    +     SQRT([.PS$2]^2-SIN([.$B16])^2))    )  ^2     -    [.$C16]  )^2" office:value-type="float" office:value="0.0000584552155006758" calcext:value-type="float">
            <text:p>5.84552155006758E-005</text:p>
          </table:table-cell>
          <table:table-cell table:formula="of:=(       (    (COS([.$B16])     -      SQRT([.PT$2]^2-SIN([.$B16])^2))    /     (COS([.$B16])    +     SQRT([.PT$2]^2-SIN([.$B16])^2))    )  ^2     -    [.$C16]  )^2" office:value-type="float" office:value="0.0000592277678268173" calcext:value-type="float">
            <text:p>5.92277678268173E-005</text:p>
          </table:table-cell>
          <table:table-cell table:formula="of:=(       (    (COS([.$B16])     -      SQRT([.PU$2]^2-SIN([.$B16])^2))    /     (COS([.$B16])    +     SQRT([.PU$2]^2-SIN([.$B16])^2))    )  ^2     -    [.$C16]  )^2" office:value-type="float" office:value="0.0000600053852473748" calcext:value-type="float">
            <text:p>6.00053852473748E-005</text:p>
          </table:table-cell>
          <table:table-cell table:formula="of:=(       (    (COS([.$B16])     -      SQRT([.PV$2]^2-SIN([.$B16])^2))    /     (COS([.$B16])    +     SQRT([.PV$2]^2-SIN([.$B16])^2))    )  ^2     -    [.$C16]  )^2" office:value-type="float" office:value="0.0000607880675778193" calcext:value-type="float">
            <text:p>6.07880675778193E-005</text:p>
          </table:table-cell>
          <table:table-cell table:formula="of:=(       (    (COS([.$B16])     -      SQRT([.PW$2]^2-SIN([.$B16])^2))    /     (COS([.$B16])    +     SQRT([.PW$2]^2-SIN([.$B16])^2))    )  ^2     -    [.$C16]  )^2" office:value-type="float" office:value="0.0000615758146322007" calcext:value-type="float">
            <text:p>6.15758146322007E-005</text:p>
          </table:table-cell>
          <table:table-cell table:formula="of:=(       (    (COS([.$B16])     -      SQRT([.PX$2]^2-SIN([.$B16])^2))    /     (COS([.$B16])    +     SQRT([.PX$2]^2-SIN([.$B16])^2))    )  ^2     -    [.$C16]  )^2" office:value-type="float" office:value="0.0000623686262231485" calcext:value-type="float">
            <text:p>6.23686262231485E-005</text:p>
          </table:table-cell>
          <table:table-cell table:formula="of:=(       (    (COS([.$B16])     -      SQRT([.PY$2]^2-SIN([.$B16])^2))    /     (COS([.$B16])    +     SQRT([.PY$2]^2-SIN([.$B16])^2))    )  ^2     -    [.$C16]  )^2" office:value-type="float" office:value="0.0000631665021618743" calcext:value-type="float">
            <text:p>6.31665021618743E-005</text:p>
          </table:table-cell>
          <table:table-cell table:formula="of:=(       (    (COS([.$B16])     -      SQRT([.PZ$2]^2-SIN([.$B16])^2))    /     (COS([.$B16])    +     SQRT([.PZ$2]^2-SIN([.$B16])^2))    )  ^2     -    [.$C16]  )^2" office:value-type="float" office:value="0.0000639694422581729" calcext:value-type="float">
            <text:p>6.39694422581729E-005</text:p>
          </table:table-cell>
          <table:table-cell table:formula="of:=(       (    (COS([.$B16])     -      SQRT([.QA$2]^2-SIN([.$B16])^2))    /     (COS([.$B16])    +     SQRT([.QA$2]^2-SIN([.$B16])^2))    )  ^2     -    [.$C16]  )^2" office:value-type="float" office:value="0.0000647774463204273" calcext:value-type="float">
            <text:p>6.47774463204273E-005</text:p>
          </table:table-cell>
          <table:table-cell table:formula="of:=(       (    (COS([.$B16])     -      SQRT([.QB$2]^2-SIN([.$B16])^2))    /     (COS([.$B16])    +     SQRT([.QB$2]^2-SIN([.$B16])^2))    )  ^2     -    [.$C16]  )^2" office:value-type="float" office:value="0.0000655905141556039" calcext:value-type="float">
            <text:p>6.55905141556039E-005</text:p>
          </table:table-cell>
          <table:table-cell table:formula="of:=(       (    (COS([.$B16])     -      SQRT([.QC$2]^2-SIN([.$B16])^2))    /     (COS([.$B16])    +     SQRT([.QC$2]^2-SIN([.$B16])^2))    )  ^2     -    [.$C16]  )^2" office:value-type="float" office:value="0.0000664086455692609" calcext:value-type="float">
            <text:p>6.64086455692609E-005</text:p>
          </table:table-cell>
          <table:table-cell table:formula="of:=(       (    (COS([.$B16])     -      SQRT([.QD$2]^2-SIN([.$B16])^2))    /     (COS([.$B16])    +     SQRT([.QD$2]^2-SIN([.$B16])^2))    )  ^2     -    [.$C16]  )^2" office:value-type="float" office:value="0.0000672318403655476" calcext:value-type="float">
            <text:p>6.72318403655476E-005</text:p>
          </table:table-cell>
          <table:table-cell table:formula="of:=(       (    (COS([.$B16])     -      SQRT([.QE$2]^2-SIN([.$B16])^2))    /     (COS([.$B16])    +     SQRT([.QE$2]^2-SIN([.$B16])^2))    )  ^2     -    [.$C16]  )^2" office:value-type="float" office:value="0.000068060098347204" calcext:value-type="float">
            <text:p>6.8060098347204E-005</text:p>
          </table:table-cell>
          <table:table-cell table:formula="of:=(       (    (COS([.$B16])     -      SQRT([.QF$2]^2-SIN([.$B16])^2))    /     (COS([.$B16])    +     SQRT([.QF$2]^2-SIN([.$B16])^2))    )  ^2     -    [.$C16]  )^2" office:value-type="float" office:value="0.0000688934193155652" calcext:value-type="float">
            <text:p>6.88934193155652E-005</text:p>
          </table:table-cell>
          <table:table-cell table:formula="of:=(       (    (COS([.$B16])     -      SQRT([.QG$2]^2-SIN([.$B16])^2))    /     (COS([.$B16])    +     SQRT([.QG$2]^2-SIN([.$B16])^2))    )  ^2     -    [.$C16]  )^2" office:value-type="float" office:value="0.0000697318030705635" calcext:value-type="float">
            <text:p>6.97318030705635E-005</text:p>
          </table:table-cell>
          <table:table-cell table:formula="of:=(       (    (COS([.$B16])     -      SQRT([.QH$2]^2-SIN([.$B16])^2))    /     (COS([.$B16])    +     SQRT([.QH$2]^2-SIN([.$B16])^2))    )  ^2     -    [.$C16]  )^2" office:value-type="float" office:value="0.000070575249410729" calcext:value-type="float">
            <text:p>7.0575249410729E-005</text:p>
          </table:table-cell>
          <table:table-cell table:formula="of:=(       (    (COS([.$B16])     -      SQRT([.QI$2]^2-SIN([.$B16])^2))    /     (COS([.$B16])    +     SQRT([.QI$2]^2-SIN([.$B16])^2))    )  ^2     -    [.$C16]  )^2" office:value-type="float" office:value="0.00007142375813319" calcext:value-type="float">
            <text:p>7.142375813319E-005</text:p>
          </table:table-cell>
          <table:table-cell table:formula="of:=(       (    (COS([.$B16])     -      SQRT([.QJ$2]^2-SIN([.$B16])^2))    /     (COS([.$B16])    +     SQRT([.QJ$2]^2-SIN([.$B16])^2))    )  ^2     -    [.$C16]  )^2" office:value-type="float" office:value="0.0000722773290336776" calcext:value-type="float">
            <text:p>7.22773290336776E-005</text:p>
          </table:table-cell>
          <table:table-cell table:formula="of:=(       (    (COS([.$B16])     -      SQRT([.QK$2]^2-SIN([.$B16])^2))    /     (COS([.$B16])    +     SQRT([.QK$2]^2-SIN([.$B16])^2))    )  ^2     -    [.$C16]  )^2" office:value-type="float" office:value="0.0000731359619065247" calcext:value-type="float">
            <text:p>0.000073136</text:p>
          </table:table-cell>
          <table:table-cell table:formula="of:=(       (    (COS([.$B16])     -      SQRT([.QL$2]^2-SIN([.$B16])^2))    /     (COS([.$B16])    +     SQRT([.QL$2]^2-SIN([.$B16])^2))    )  ^2     -    [.$C16]  )^2" office:value-type="float" office:value="0.0000739996565446715" calcext:value-type="float">
            <text:p>7.39996565446715E-005</text:p>
          </table:table-cell>
          <table:table-cell table:formula="of:=(       (    (COS([.$B16])     -      SQRT([.QM$2]^2-SIN([.$B16])^2))    /     (COS([.$B16])    +     SQRT([.QM$2]^2-SIN([.$B16])^2))    )  ^2     -    [.$C16]  )^2" office:value-type="float" office:value="0.0000748684127396649" calcext:value-type="float">
            <text:p>7.48684127396649E-005</text:p>
          </table:table-cell>
          <table:table-cell table:formula="of:=(       (    (COS([.$B16])     -      SQRT([.QN$2]^2-SIN([.$B16])^2))    /     (COS([.$B16])    +     SQRT([.QN$2]^2-SIN([.$B16])^2))    )  ^2     -    [.$C16]  )^2" office:value-type="float" office:value="0.0000757422302816556" calcext:value-type="float">
            <text:p>7.57422302816556E-005</text:p>
          </table:table-cell>
          <table:table-cell table:formula="of:=(       (    (COS([.$B16])     -      SQRT([.QO$2]^2-SIN([.$B16])^2))    /     (COS([.$B16])    +     SQRT([.QO$2]^2-SIN([.$B16])^2))    )  ^2     -    [.$C16]  )^2" office:value-type="float" office:value="0.000076621108959411" calcext:value-type="float">
            <text:p>7.6621108959411E-005</text:p>
          </table:table-cell>
          <table:table-cell table:formula="of:=(       (    (COS([.$B16])     -      SQRT([.QP$2]^2-SIN([.$B16])^2))    /     (COS([.$B16])    +     SQRT([.QP$2]^2-SIN([.$B16])^2))    )  ^2     -    [.$C16]  )^2" office:value-type="float" office:value="0.0000775050485603052" calcext:value-type="float">
            <text:p>0.000077505</text:p>
          </table:table-cell>
          <table:table-cell table:formula="of:=(       (    (COS([.$B16])     -      SQRT([.QQ$2]^2-SIN([.$B16])^2))    /     (COS([.$B16])    +     SQRT([.QQ$2]^2-SIN([.$B16])^2))    )  ^2     -    [.$C16]  )^2" office:value-type="float" office:value="0.0000783940488703302" calcext:value-type="float">
            <text:p>0.000078394</text:p>
          </table:table-cell>
          <table:table-cell table:formula="of:=(       (    (COS([.$B16])     -      SQRT([.QR$2]^2-SIN([.$B16])^2))    /     (COS([.$B16])    +     SQRT([.QR$2]^2-SIN([.$B16])^2))    )  ^2     -    [.$C16]  )^2" office:value-type="float" office:value="0.0000792881096740907" calcext:value-type="float">
            <text:p>7.92881096740907E-005</text:p>
          </table:table-cell>
          <table:table-cell table:formula="of:=(       (    (COS([.$B16])     -      SQRT([.QS$2]^2-SIN([.$B16])^2))    /     (COS([.$B16])    +     SQRT([.QS$2]^2-SIN([.$B16])^2))    )  ^2     -    [.$C16]  )^2" office:value-type="float" office:value="0.0000801872307548093" calcext:value-type="float">
            <text:p>8.01872307548093E-005</text:p>
          </table:table-cell>
          <table:table-cell table:formula="of:=(       (    (COS([.$B16])     -      SQRT([.QT$2]^2-SIN([.$B16])^2))    /     (COS([.$B16])    +     SQRT([.QT$2]^2-SIN([.$B16])^2))    )  ^2     -    [.$C16]  )^2" office:value-type="float" office:value="0.0000810914118943276" calcext:value-type="float">
            <text:p>8.10914118943276E-005</text:p>
          </table:table-cell>
          <table:table-cell table:formula="of:=(       (    (COS([.$B16])     -      SQRT([.QU$2]^2-SIN([.$B16])^2))    /     (COS([.$B16])    +     SQRT([.QU$2]^2-SIN([.$B16])^2))    )  ^2     -    [.$C16]  )^2" office:value-type="float" office:value="0.000082000652873109" calcext:value-type="float">
            <text:p>8.2000652873109E-005</text:p>
          </table:table-cell>
          <table:table-cell table:formula="of:=(       (    (COS([.$B16])     -      SQRT([.QV$2]^2-SIN([.$B16])^2))    /     (COS([.$B16])    +     SQRT([.QV$2]^2-SIN([.$B16])^2))    )  ^2     -    [.$C16]  )^2" office:value-type="float" office:value="0.0000829149534702373" calcext:value-type="float">
            <text:p>0.000082915</text:p>
          </table:table-cell>
          <table:table-cell table:formula="of:=(       (    (COS([.$B16])     -      SQRT([.QW$2]^2-SIN([.$B16])^2))    /     (COS([.$B16])    +     SQRT([.QW$2]^2-SIN([.$B16])^2))    )  ^2     -    [.$C16]  )^2" office:value-type="float" office:value="0.0000838343134634217" calcext:value-type="float">
            <text:p>8.38343134634217E-005</text:p>
          </table:table-cell>
          <table:table-cell table:formula="of:=(       (    (COS([.$B16])     -      SQRT([.QX$2]^2-SIN([.$B16])^2))    /     (COS([.$B16])    +     SQRT([.QX$2]^2-SIN([.$B16])^2))    )  ^2     -    [.$C16]  )^2" office:value-type="float" office:value="0.0000847587326289989" calcext:value-type="float">
            <text:p>8.47587326289989E-005</text:p>
          </table:table-cell>
          <table:table-cell table:number-columns-repeated="558"/>
        </table:table-row>
        <table:table-row table:style-name="ro1">
          <table:table-cell/>
          <table:table-cell table:formula="of:=[List1.N40]/180*PI()" office:value-type="float" office:value="0.349065850398866" calcext:value-type="float">
            <text:p>0.3490658504</text:p>
          </table:table-cell>
          <table:table-cell table:style-name="ce5" table:formula="of:=[List1.P40]/1910" office:value-type="float" office:value="0.093717277486911" calcext:value-type="float">
            <text:p>0.0937172775</text:p>
          </table:table-cell>
          <table:table-cell table:formula="of:=(       (    (COS([.$B17])     -      SQRT([.D$2]^2-SIN([.$B17])^2))    /     (COS([.$B17])    +     SQRT([.D$2]^2-SIN([.$B17])^2))    )  ^2     -    [.$C17]  )^2" office:value-type="float" office:value="0.000129973285749785" calcext:value-type="float">
            <text:p>0.0001299733</text:p>
          </table:table-cell>
          <table:table-cell table:formula="of:=(       (    (COS([.$B17])     -      SQRT([.E$2]^2-SIN([.$B17])^2))    /     (COS([.$B17])    +     SQRT([.E$2]^2-SIN([.$B17])^2))    )  ^2     -    [.$C17]  )^2" office:value-type="float" office:value="0.000128892128710068" calcext:value-type="float">
            <text:p>0.0001288921</text:p>
          </table:table-cell>
          <table:table-cell table:formula="of:=(       (    (COS([.$B17])     -      SQRT([.F$2]^2-SIN([.$B17])^2))    /     (COS([.$B17])    +     SQRT([.F$2]^2-SIN([.$B17])^2))    )  ^2     -    [.$C17]  )^2" office:value-type="float" office:value="0.000127815434310786" calcext:value-type="float">
            <text:p>0.0001278154</text:p>
          </table:table-cell>
          <table:table-cell table:formula="of:=(       (    (COS([.$B17])     -      SQRT([.G$2]^2-SIN([.$B17])^2))    /     (COS([.$B17])    +     SQRT([.G$2]^2-SIN([.$B17])^2))    )  ^2     -    [.$C17]  )^2" office:value-type="float" office:value="0.00012674320334399" calcext:value-type="float">
            <text:p>0.0001267432</text:p>
          </table:table-cell>
          <table:table-cell table:formula="of:=(       (    (COS([.$B17])     -      SQRT([.H$2]^2-SIN([.$B17])^2))    /     (COS([.$B17])    +     SQRT([.H$2]^2-SIN([.$B17])^2))    )  ^2     -    [.$C17]  )^2" office:value-type="float" office:value="0.000125675436599537" calcext:value-type="float">
            <text:p>0.0001256754</text:p>
          </table:table-cell>
          <table:table-cell table:formula="of:=(       (    (COS([.$B17])     -      SQRT([.I$2]^2-SIN([.$B17])^2))    /     (COS([.$B17])    +     SQRT([.I$2]^2-SIN([.$B17])^2))    )  ^2     -    [.$C17]  )^2" office:value-type="float" office:value="0.000124612134865082" calcext:value-type="float">
            <text:p>0.0001246121</text:p>
          </table:table-cell>
          <table:table-cell table:formula="of:=(       (    (COS([.$B17])     -      SQRT([.J$2]^2-SIN([.$B17])^2))    /     (COS([.$B17])    +     SQRT([.J$2]^2-SIN([.$B17])^2))    )  ^2     -    [.$C17]  )^2" office:value-type="float" office:value="0.000123553298926083" calcext:value-type="float">
            <text:p>0.0001235533</text:p>
          </table:table-cell>
          <table:table-cell table:formula="of:=(       (    (COS([.$B17])     -      SQRT([.K$2]^2-SIN([.$B17])^2))    /     (COS([.$B17])    +     SQRT([.K$2]^2-SIN([.$B17])^2))    )  ^2     -    [.$C17]  )^2" office:value-type="float" office:value="0.000122498929565809" calcext:value-type="float">
            <text:p>0.0001224989</text:p>
          </table:table-cell>
          <table:table-cell table:formula="of:=(       (    (COS([.$B17])     -      SQRT([.L$2]^2-SIN([.$B17])^2))    /     (COS([.$B17])    +     SQRT([.L$2]^2-SIN([.$B17])^2))    )  ^2     -    [.$C17]  )^2" office:value-type="float" office:value="0.000121449027565335" calcext:value-type="float">
            <text:p>0.000121449</text:p>
          </table:table-cell>
          <table:table-cell table:formula="of:=(       (    (COS([.$B17])     -      SQRT([.M$2]^2-SIN([.$B17])^2))    /     (COS([.$B17])    +     SQRT([.M$2]^2-SIN([.$B17])^2))    )  ^2     -    [.$C17]  )^2" office:value-type="float" office:value="0.000120403593703546" calcext:value-type="float">
            <text:p>0.0001204036</text:p>
          </table:table-cell>
          <table:table-cell table:formula="of:=(       (    (COS([.$B17])     -      SQRT([.N$2]^2-SIN([.$B17])^2))    /     (COS([.$B17])    +     SQRT([.N$2]^2-SIN([.$B17])^2))    )  ^2     -    [.$C17]  )^2" office:value-type="float" office:value="0.00011936262875714" calcext:value-type="float">
            <text:p>0.0001193626</text:p>
          </table:table-cell>
          <table:table-cell table:formula="of:=(       (    (COS([.$B17])     -      SQRT([.O$2]^2-SIN([.$B17])^2))    /     (COS([.$B17])    +     SQRT([.O$2]^2-SIN([.$B17])^2))    )  ^2     -    [.$C17]  )^2" office:value-type="float" office:value="0.000118326133500634" calcext:value-type="float">
            <text:p>0.0001183261</text:p>
          </table:table-cell>
          <table:table-cell table:formula="of:=(       (    (COS([.$B17])     -      SQRT([.P$2]^2-SIN([.$B17])^2))    /     (COS([.$B17])    +     SQRT([.P$2]^2-SIN([.$B17])^2))    )  ^2     -    [.$C17]  )^2" office:value-type="float" office:value="0.000117294108706359" calcext:value-type="float">
            <text:p>0.0001172941</text:p>
          </table:table-cell>
          <table:table-cell table:formula="of:=(       (    (COS([.$B17])     -      SQRT([.Q$2]^2-SIN([.$B17])^2))    /     (COS([.$B17])    +     SQRT([.Q$2]^2-SIN([.$B17])^2))    )  ^2     -    [.$C17]  )^2" office:value-type="float" office:value="0.000116266555144466" calcext:value-type="float">
            <text:p>0.0001162666</text:p>
          </table:table-cell>
          <table:table-cell table:formula="of:=(       (    (COS([.$B17])     -      SQRT([.R$2]^2-SIN([.$B17])^2))    /     (COS([.$B17])    +     SQRT([.R$2]^2-SIN([.$B17])^2))    )  ^2     -    [.$C17]  )^2" office:value-type="float" office:value="0.000115243473582931" calcext:value-type="float">
            <text:p>0.0001152435</text:p>
          </table:table-cell>
          <table:table-cell table:formula="of:=(       (    (COS([.$B17])     -      SQRT([.S$2]^2-SIN([.$B17])^2))    /     (COS([.$B17])    +     SQRT([.S$2]^2-SIN([.$B17])^2))    )  ^2     -    [.$C17]  )^2" office:value-type="float" office:value="0.00011422486478755" calcext:value-type="float">
            <text:p>0.0001142249</text:p>
          </table:table-cell>
          <table:table-cell table:formula="of:=(       (    (COS([.$B17])     -      SQRT([.T$2]^2-SIN([.$B17])^2))    /     (COS([.$B17])    +     SQRT([.T$2]^2-SIN([.$B17])^2))    )  ^2     -    [.$C17]  )^2" office:value-type="float" office:value="0.000113210729521948" calcext:value-type="float">
            <text:p>0.0001132107</text:p>
          </table:table-cell>
          <table:table-cell table:formula="of:=(       (    (COS([.$B17])     -      SQRT([.U$2]^2-SIN([.$B17])^2))    /     (COS([.$B17])    +     SQRT([.U$2]^2-SIN([.$B17])^2))    )  ^2     -    [.$C17]  )^2" office:value-type="float" office:value="0.000112201068547579" calcext:value-type="float">
            <text:p>0.0001122011</text:p>
          </table:table-cell>
          <table:table-cell table:formula="of:=(       (    (COS([.$B17])     -      SQRT([.V$2]^2-SIN([.$B17])^2))    /     (COS([.$B17])    +     SQRT([.V$2]^2-SIN([.$B17])^2))    )  ^2     -    [.$C17]  )^2" office:value-type="float" office:value="0.000111195882623726" calcext:value-type="float">
            <text:p>0.0001111959</text:p>
          </table:table-cell>
          <table:table-cell table:formula="of:=(       (    (COS([.$B17])     -      SQRT([.W$2]^2-SIN([.$B17])^2))    /     (COS([.$B17])    +     SQRT([.W$2]^2-SIN([.$B17])^2))    )  ^2     -    [.$C17]  )^2" office:value-type="float" office:value="0.000110195172507504" calcext:value-type="float">
            <text:p>0.0001101952</text:p>
          </table:table-cell>
          <table:table-cell table:formula="of:=(       (    (COS([.$B17])     -      SQRT([.X$2]^2-SIN([.$B17])^2))    /     (COS([.$B17])    +     SQRT([.X$2]^2-SIN([.$B17])^2))    )  ^2     -    [.$C17]  )^2" office:value-type="float" office:value="0.000109198938953868" calcext:value-type="float">
            <text:p>0.0001091989</text:p>
          </table:table-cell>
          <table:table-cell table:formula="of:=(       (    (COS([.$B17])     -      SQRT([.Y$2]^2-SIN([.$B17])^2))    /     (COS([.$B17])    +     SQRT([.Y$2]^2-SIN([.$B17])^2))    )  ^2     -    [.$C17]  )^2" office:value-type="float" office:value="0.000108207182715605" calcext:value-type="float">
            <text:p>0.0001082072</text:p>
          </table:table-cell>
          <table:table-cell table:formula="of:=(       (    (COS([.$B17])     -      SQRT([.Z$2]^2-SIN([.$B17])^2))    /     (COS([.$B17])    +     SQRT([.Z$2]^2-SIN([.$B17])^2))    )  ^2     -    [.$C17]  )^2" office:value-type="float" office:value="0.000107219904543346" calcext:value-type="float">
            <text:p>0.0001072199</text:p>
          </table:table-cell>
          <table:table-cell table:formula="of:=(       (    (COS([.$B17])     -      SQRT([.AA$2]^2-SIN([.$B17])^2))    /     (COS([.$B17])    +     SQRT([.AA$2]^2-SIN([.$B17])^2))    )  ^2     -    [.$C17]  )^2" office:value-type="float" office:value="0.00010623710518556" calcext:value-type="float">
            <text:p>0.0001062371</text:p>
          </table:table-cell>
          <table:table-cell table:formula="of:=(       (    (COS([.$B17])     -      SQRT([.AB$2]^2-SIN([.$B17])^2))    /     (COS([.$B17])    +     SQRT([.AB$2]^2-SIN([.$B17])^2))    )  ^2     -    [.$C17]  )^2" office:value-type="float" office:value="0.000105258785388563" calcext:value-type="float">
            <text:p>0.0001052588</text:p>
          </table:table-cell>
          <table:table-cell table:formula="of:=(       (    (COS([.$B17])     -      SQRT([.AC$2]^2-SIN([.$B17])^2))    /     (COS([.$B17])    +     SQRT([.AC$2]^2-SIN([.$B17])^2))    )  ^2     -    [.$C17]  )^2" office:value-type="float" office:value="0.000104284945896515" calcext:value-type="float">
            <text:p>0.0001042849</text:p>
          </table:table-cell>
          <table:table-cell table:formula="of:=(       (    (COS([.$B17])     -      SQRT([.AD$2]^2-SIN([.$B17])^2))    /     (COS([.$B17])    +     SQRT([.AD$2]^2-SIN([.$B17])^2))    )  ^2     -    [.$C17]  )^2" office:value-type="float" office:value="0.000103315587451425" calcext:value-type="float">
            <text:p>0.0001033156</text:p>
          </table:table-cell>
          <table:table-cell table:formula="of:=(       (    (COS([.$B17])     -      SQRT([.AE$2]^2-SIN([.$B17])^2))    /     (COS([.$B17])    +     SQRT([.AE$2]^2-SIN([.$B17])^2))    )  ^2     -    [.$C17]  )^2" office:value-type="float" office:value="0.000102350710793154" calcext:value-type="float">
            <text:p>0.0001023507</text:p>
          </table:table-cell>
          <table:table-cell table:formula="of:=(       (    (COS([.$B17])     -      SQRT([.AF$2]^2-SIN([.$B17])^2))    /     (COS([.$B17])    +     SQRT([.AF$2]^2-SIN([.$B17])^2))    )  ^2     -    [.$C17]  )^2" office:value-type="float" office:value="0.000101390316659413" calcext:value-type="float">
            <text:p>0.0001013903</text:p>
          </table:table-cell>
          <table:table-cell table:formula="of:=(       (    (COS([.$B17])     -      SQRT([.AG$2]^2-SIN([.$B17])^2))    /     (COS([.$B17])    +     SQRT([.AG$2]^2-SIN([.$B17])^2))    )  ^2     -    [.$C17]  )^2" office:value-type="float" office:value="0.00010043440578577" calcext:value-type="float">
            <text:p>0.0001004344</text:p>
          </table:table-cell>
          <table:table-cell table:formula="of:=(       (    (COS([.$B17])     -      SQRT([.AH$2]^2-SIN([.$B17])^2))    /     (COS([.$B17])    +     SQRT([.AH$2]^2-SIN([.$B17])^2))    )  ^2     -    [.$C17]  )^2" office:value-type="float" office:value="0.000099482978905651" calcext:value-type="float">
            <text:p>0.000099483</text:p>
          </table:table-cell>
          <table:table-cell table:formula="of:=(       (    (COS([.$B17])     -      SQRT([.AI$2]^2-SIN([.$B17])^2))    /     (COS([.$B17])    +     SQRT([.AI$2]^2-SIN([.$B17])^2))    )  ^2     -    [.$C17]  )^2" office:value-type="float" office:value="0.0000985360367503361" calcext:value-type="float">
            <text:p>0.000098536</text:p>
          </table:table-cell>
          <table:table-cell table:formula="of:=(       (    (COS([.$B17])     -      SQRT([.AJ$2]^2-SIN([.$B17])^2))    /     (COS([.$B17])    +     SQRT([.AJ$2]^2-SIN([.$B17])^2))    )  ^2     -    [.$C17]  )^2" office:value-type="float" office:value="0.0000975935800489737" calcext:value-type="float">
            <text:p>9.75935800489737E-005</text:p>
          </table:table-cell>
          <table:table-cell table:formula="of:=(       (    (COS([.$B17])     -      SQRT([.AK$2]^2-SIN([.$B17])^2))    /     (COS([.$B17])    +     SQRT([.AK$2]^2-SIN([.$B17])^2))    )  ^2     -    [.$C17]  )^2" office:value-type="float" office:value="0.0000966556095285719" calcext:value-type="float">
            <text:p>9.66556095285719E-005</text:p>
          </table:table-cell>
          <table:table-cell table:formula="of:=(       (    (COS([.$B17])     -      SQRT([.AL$2]^2-SIN([.$B17])^2))    /     (COS([.$B17])    +     SQRT([.AL$2]^2-SIN([.$B17])^2))    )  ^2     -    [.$C17]  )^2" office:value-type="float" office:value="0.0000957221259140039" calcext:value-type="float">
            <text:p>9.57221259140039E-005</text:p>
          </table:table-cell>
          <table:table-cell table:formula="of:=(       (    (COS([.$B17])     -      SQRT([.AM$2]^2-SIN([.$B17])^2))    /     (COS([.$B17])    +     SQRT([.AM$2]^2-SIN([.$B17])^2))    )  ^2     -    [.$C17]  )^2" office:value-type="float" office:value="0.0000947931299280131" calcext:value-type="float">
            <text:p>9.47931299280131E-005</text:p>
          </table:table-cell>
          <table:table-cell table:formula="of:=(       (    (COS([.$B17])     -      SQRT([.AN$2]^2-SIN([.$B17])^2))    /     (COS([.$B17])    +     SQRT([.AN$2]^2-SIN([.$B17])^2))    )  ^2     -    [.$C17]  )^2" office:value-type="float" office:value="0.0000938686222912125" calcext:value-type="float">
            <text:p>9.38686222912125E-005</text:p>
          </table:table-cell>
          <table:table-cell table:formula="of:=(       (    (COS([.$B17])     -      SQRT([.AO$2]^2-SIN([.$B17])^2))    /     (COS([.$B17])    +     SQRT([.AO$2]^2-SIN([.$B17])^2))    )  ^2     -    [.$C17]  )^2" office:value-type="float" office:value="0.000092948603722087" calcext:value-type="float">
            <text:p>9.2948603722087E-005</text:p>
          </table:table-cell>
          <table:table-cell table:formula="of:=(       (    (COS([.$B17])     -      SQRT([.AP$2]^2-SIN([.$B17])^2))    /     (COS([.$B17])    +     SQRT([.AP$2]^2-SIN([.$B17])^2))    )  ^2     -    [.$C17]  )^2" office:value-type="float" office:value="0.0000920330749369954" calcext:value-type="float">
            <text:p>9.20330749369954E-005</text:p>
          </table:table-cell>
          <table:table-cell table:formula="of:=(       (    (COS([.$B17])     -      SQRT([.AQ$2]^2-SIN([.$B17])^2))    /     (COS([.$B17])    +     SQRT([.AQ$2]^2-SIN([.$B17])^2))    )  ^2     -    [.$C17]  )^2" office:value-type="float" office:value="0.0000911220366501748" calcext:value-type="float">
            <text:p>0.000091122</text:p>
          </table:table-cell>
          <table:table-cell table:formula="of:=(       (    (COS([.$B17])     -      SQRT([.AR$2]^2-SIN([.$B17])^2))    /     (COS([.$B17])    +     SQRT([.AR$2]^2-SIN([.$B17])^2))    )  ^2     -    [.$C17]  )^2" office:value-type="float" office:value="0.0000902154895737391" calcext:value-type="float">
            <text:p>9.02154895737391E-005</text:p>
          </table:table-cell>
          <table:table-cell table:formula="of:=(       (    (COS([.$B17])     -      SQRT([.AS$2]^2-SIN([.$B17])^2))    /     (COS([.$B17])    +     SQRT([.AS$2]^2-SIN([.$B17])^2))    )  ^2     -    [.$C17]  )^2" office:value-type="float" office:value="0.0000893134344176842" calcext:value-type="float">
            <text:p>8.93134344176842E-005</text:p>
          </table:table-cell>
          <table:table-cell table:formula="of:=(       (    (COS([.$B17])     -      SQRT([.AT$2]^2-SIN([.$B17])^2))    /     (COS([.$B17])    +     SQRT([.AT$2]^2-SIN([.$B17])^2))    )  ^2     -    [.$C17]  )^2" office:value-type="float" office:value="0.0000884158718898897" calcext:value-type="float">
            <text:p>8.84158718898897E-005</text:p>
          </table:table-cell>
          <table:table-cell table:formula="of:=(       (    (COS([.$B17])     -      SQRT([.AU$2]^2-SIN([.$B17])^2))    /     (COS([.$B17])    +     SQRT([.AU$2]^2-SIN([.$B17])^2))    )  ^2     -    [.$C17]  )^2" office:value-type="float" office:value="0.0000875228026961204" calcext:value-type="float">
            <text:p>8.75228026961204E-005</text:p>
          </table:table-cell>
          <table:table-cell table:formula="of:=(       (    (COS([.$B17])     -      SQRT([.AV$2]^2-SIN([.$B17])^2))    /     (COS([.$B17])    +     SQRT([.AV$2]^2-SIN([.$B17])^2))    )  ^2     -    [.$C17]  )^2" office:value-type="float" office:value="0.000086634227540026" calcext:value-type="float">
            <text:p>8.6634227540026E-005</text:p>
          </table:table-cell>
          <table:table-cell table:formula="of:=(       (    (COS([.$B17])     -      SQRT([.AW$2]^2-SIN([.$B17])^2))    /     (COS([.$B17])    +     SQRT([.AW$2]^2-SIN([.$B17])^2))    )  ^2     -    [.$C17]  )^2" office:value-type="float" office:value="0.0000857501471231503" calcext:value-type="float">
            <text:p>8.57501471231503E-005</text:p>
          </table:table-cell>
          <table:table-cell table:formula="of:=(       (    (COS([.$B17])     -      SQRT([.AX$2]^2-SIN([.$B17])^2))    /     (COS([.$B17])    +     SQRT([.AX$2]^2-SIN([.$B17])^2))    )  ^2     -    [.$C17]  )^2" office:value-type="float" office:value="0.0000848705621449244" calcext:value-type="float">
            <text:p>8.48705621449244E-005</text:p>
          </table:table-cell>
          <table:table-cell table:formula="of:=(       (    (COS([.$B17])     -      SQRT([.AY$2]^2-SIN([.$B17])^2))    /     (COS([.$B17])    +     SQRT([.AY$2]^2-SIN([.$B17])^2))    )  ^2     -    [.$C17]  )^2" office:value-type="float" office:value="0.0000839954733026747" calcext:value-type="float">
            <text:p>8.39954733026747E-005</text:p>
          </table:table-cell>
          <table:table-cell table:formula="of:=(       (    (COS([.$B17])     -      SQRT([.AZ$2]^2-SIN([.$B17])^2))    /     (COS([.$B17])    +     SQRT([.AZ$2]^2-SIN([.$B17])^2))    )  ^2     -    [.$C17]  )^2" office:value-type="float" office:value="0.0000831248812916277" calcext:value-type="float">
            <text:p>8.31248812916277E-005</text:p>
          </table:table-cell>
          <table:table-cell table:formula="of:=(       (    (COS([.$B17])     -      SQRT([.BA$2]^2-SIN([.$B17])^2))    /     (COS([.$B17])    +     SQRT([.BA$2]^2-SIN([.$B17])^2))    )  ^2     -    [.$C17]  )^2" office:value-type="float" office:value="0.0000822587868049007" calcext:value-type="float">
            <text:p>8.22587868049007E-005</text:p>
          </table:table-cell>
          <table:table-cell table:formula="of:=(       (    (COS([.$B17])     -      SQRT([.BB$2]^2-SIN([.$B17])^2))    /     (COS([.$B17])    +     SQRT([.BB$2]^2-SIN([.$B17])^2))    )  ^2     -    [.$C17]  )^2" office:value-type="float" office:value="0.0000813971905335175" calcext:value-type="float">
            <text:p>8.13971905335175E-005</text:p>
          </table:table-cell>
          <table:table-cell table:formula="of:=(       (    (COS([.$B17])     -      SQRT([.BC$2]^2-SIN([.$B17])^2))    /     (COS([.$B17])    +     SQRT([.BC$2]^2-SIN([.$B17])^2))    )  ^2     -    [.$C17]  )^2" office:value-type="float" office:value="0.0000805400931664011" calcext:value-type="float">
            <text:p>8.05400931664011E-005</text:p>
          </table:table-cell>
          <table:table-cell table:formula="of:=(       (    (COS([.$B17])     -      SQRT([.BD$2]^2-SIN([.$B17])^2))    /     (COS([.$B17])    +     SQRT([.BD$2]^2-SIN([.$B17])^2))    )  ^2     -    [.$C17]  )^2" office:value-type="float" office:value="0.0000796874953903817" calcext:value-type="float">
            <text:p>7.96874953903817E-005</text:p>
          </table:table-cell>
          <table:table-cell table:formula="of:=(       (    (COS([.$B17])     -      SQRT([.BE$2]^2-SIN([.$B17])^2))    /     (COS([.$B17])    +     SQRT([.BE$2]^2-SIN([.$B17])^2))    )  ^2     -    [.$C17]  )^2" office:value-type="float" office:value="0.0000788393978901931" calcext:value-type="float">
            <text:p>7.88393978901931E-005</text:p>
          </table:table-cell>
          <table:table-cell table:formula="of:=(       (    (COS([.$B17])     -      SQRT([.BF$2]^2-SIN([.$B17])^2))    /     (COS([.$B17])    +     SQRT([.BF$2]^2-SIN([.$B17])^2))    )  ^2     -    [.$C17]  )^2" office:value-type="float" office:value="0.00007799580134848" calcext:value-type="float">
            <text:p>7.799580134848E-005</text:p>
          </table:table-cell>
          <table:table-cell table:formula="of:=(       (    (COS([.$B17])     -      SQRT([.BG$2]^2-SIN([.$B17])^2))    /     (COS([.$B17])    +     SQRT([.BG$2]^2-SIN([.$B17])^2))    )  ^2     -    [.$C17]  )^2" office:value-type="float" office:value="0.0000771567064457991" calcext:value-type="float">
            <text:p>7.71567064457991E-005</text:p>
          </table:table-cell>
          <table:table-cell table:formula="of:=(       (    (COS([.$B17])     -      SQRT([.BH$2]^2-SIN([.$B17])^2))    /     (COS([.$B17])    +     SQRT([.BH$2]^2-SIN([.$B17])^2))    )  ^2     -    [.$C17]  )^2" office:value-type="float" office:value="0.0000763221138606178" calcext:value-type="float">
            <text:p>7.63221138606178E-005</text:p>
          </table:table-cell>
          <table:table-cell table:formula="of:=(       (    (COS([.$B17])     -      SQRT([.BI$2]^2-SIN([.$B17])^2))    /     (COS([.$B17])    +     SQRT([.BI$2]^2-SIN([.$B17])^2))    )  ^2     -    [.$C17]  )^2" office:value-type="float" office:value="0.0000754920242693195" calcext:value-type="float">
            <text:p>0.000075492</text:p>
          </table:table-cell>
          <table:table-cell table:formula="of:=(       (    (COS([.$B17])     -      SQRT([.BJ$2]^2-SIN([.$B17])^2))    /     (COS([.$B17])    +     SQRT([.BJ$2]^2-SIN([.$B17])^2))    )  ^2     -    [.$C17]  )^2" office:value-type="float" office:value="0.0000746664383462073" calcext:value-type="float">
            <text:p>7.46664383462073E-005</text:p>
          </table:table-cell>
          <table:table-cell table:formula="of:=(       (    (COS([.$B17])     -      SQRT([.BK$2]^2-SIN([.$B17])^2))    /     (COS([.$B17])    +     SQRT([.BK$2]^2-SIN([.$B17])^2))    )  ^2     -    [.$C17]  )^2" office:value-type="float" office:value="0.0000738453567635019" calcext:value-type="float">
            <text:p>7.38453567635019E-005</text:p>
          </table:table-cell>
          <table:table-cell table:formula="of:=(       (    (COS([.$B17])     -      SQRT([.BL$2]^2-SIN([.$B17])^2))    /     (COS([.$B17])    +     SQRT([.BL$2]^2-SIN([.$B17])^2))    )  ^2     -    [.$C17]  )^2" office:value-type="float" office:value="0.0000730287801913445" calcext:value-type="float">
            <text:p>7.30287801913445E-005</text:p>
          </table:table-cell>
          <table:table-cell table:formula="of:=(       (    (COS([.$B17])     -      SQRT([.BM$2]^2-SIN([.$B17])^2))    /     (COS([.$B17])    +     SQRT([.BM$2]^2-SIN([.$B17])^2))    )  ^2     -    [.$C17]  )^2" office:value-type="float" office:value="0.0000722167092978041" calcext:value-type="float">
            <text:p>7.22167092978041E-005</text:p>
          </table:table-cell>
          <table:table-cell table:formula="of:=(       (    (COS([.$B17])     -      SQRT([.BN$2]^2-SIN([.$B17])^2))    /     (COS([.$B17])    +     SQRT([.BN$2]^2-SIN([.$B17])^2))    )  ^2     -    [.$C17]  )^2" office:value-type="float" office:value="0.0000714091447488719" calcext:value-type="float">
            <text:p>7.14091447488719E-005</text:p>
          </table:table-cell>
          <table:table-cell table:formula="of:=(       (    (COS([.$B17])     -      SQRT([.BO$2]^2-SIN([.$B17])^2))    /     (COS([.$B17])    +     SQRT([.BO$2]^2-SIN([.$B17])^2))    )  ^2     -    [.$C17]  )^2" office:value-type="float" office:value="0.000070606087208468" calcext:value-type="float">
            <text:p>7.0606087208468E-005</text:p>
          </table:table-cell>
          <table:table-cell table:formula="of:=(       (    (COS([.$B17])     -      SQRT([.BP$2]^2-SIN([.$B17])^2))    /     (COS([.$B17])    +     SQRT([.BP$2]^2-SIN([.$B17])^2))    )  ^2     -    [.$C17]  )^2" office:value-type="float" office:value="0.0000698075373384446" calcext:value-type="float">
            <text:p>6.98075373384446E-005</text:p>
          </table:table-cell>
          <table:table-cell table:formula="of:=(       (    (COS([.$B17])     -      SQRT([.BQ$2]^2-SIN([.$B17])^2))    /     (COS([.$B17])    +     SQRT([.BQ$2]^2-SIN([.$B17])^2))    )  ^2     -    [.$C17]  )^2" office:value-type="float" office:value="0.0000690134957985847" calcext:value-type="float">
            <text:p>6.90134957985847E-005</text:p>
          </table:table-cell>
          <table:table-cell table:formula="of:=(       (    (COS([.$B17])     -      SQRT([.BR$2]^2-SIN([.$B17])^2))    /     (COS([.$B17])    +     SQRT([.BR$2]^2-SIN([.$B17])^2))    )  ^2     -    [.$C17]  )^2" office:value-type="float" office:value="0.0000682239632466061" calcext:value-type="float">
            <text:p>0.000068224</text:p>
          </table:table-cell>
          <table:table-cell table:formula="of:=(       (    (COS([.$B17])     -      SQRT([.BS$2]^2-SIN([.$B17])^2))    /     (COS([.$B17])    +     SQRT([.BS$2]^2-SIN([.$B17])^2))    )  ^2     -    [.$C17]  )^2" office:value-type="float" office:value="0.0000674389403381611" calcext:value-type="float">
            <text:p>6.74389403381611E-005</text:p>
          </table:table-cell>
          <table:table-cell table:formula="of:=(       (    (COS([.$B17])     -      SQRT([.BT$2]^2-SIN([.$B17])^2))    /     (COS([.$B17])    +     SQRT([.BT$2]^2-SIN([.$B17])^2))    )  ^2     -    [.$C17]  )^2" office:value-type="float" office:value="0.0000666584277268456" calcext:value-type="float">
            <text:p>6.66584277268456E-005</text:p>
          </table:table-cell>
          <table:table-cell table:formula="of:=(       (    (COS([.$B17])     -      SQRT([.BU$2]^2-SIN([.$B17])^2))    /     (COS([.$B17])    +     SQRT([.BU$2]^2-SIN([.$B17])^2))    )  ^2     -    [.$C17]  )^2" office:value-type="float" office:value="0.0000658824260641929" calcext:value-type="float">
            <text:p>6.58824260641929E-005</text:p>
          </table:table-cell>
          <table:table-cell table:formula="of:=(       (    (COS([.$B17])     -      SQRT([.BV$2]^2-SIN([.$B17])^2))    /     (COS([.$B17])    +     SQRT([.BV$2]^2-SIN([.$B17])^2))    )  ^2     -    [.$C17]  )^2" office:value-type="float" office:value="0.0000651109359996778" calcext:value-type="float">
            <text:p>6.51109359996778E-005</text:p>
          </table:table-cell>
          <table:table-cell table:formula="of:=(       (    (COS([.$B17])     -      SQRT([.BW$2]^2-SIN([.$B17])^2))    /     (COS([.$B17])    +     SQRT([.BW$2]^2-SIN([.$B17])^2))    )  ^2     -    [.$C17]  )^2" office:value-type="float" office:value="0.0000643439581807249" calcext:value-type="float">
            <text:p>0.000064344</text:p>
          </table:table-cell>
          <table:table-cell table:formula="of:=(       (    (COS([.$B17])     -      SQRT([.BX$2]^2-SIN([.$B17])^2))    /     (COS([.$B17])    +     SQRT([.BX$2]^2-SIN([.$B17])^2))    )  ^2     -    [.$C17]  )^2" office:value-type="float" office:value="0.0000635814932527005" calcext:value-type="float">
            <text:p>6.35814932527005E-005</text:p>
          </table:table-cell>
          <table:table-cell table:formula="of:=(       (    (COS([.$B17])     -      SQRT([.BY$2]^2-SIN([.$B17])^2))    /     (COS([.$B17])    +     SQRT([.BY$2]^2-SIN([.$B17])^2))    )  ^2     -    [.$C17]  )^2" office:value-type="float" office:value="0.0000628235418589249" calcext:value-type="float">
            <text:p>6.28235418589249E-005</text:p>
          </table:table-cell>
          <table:table-cell table:formula="of:=(       (    (COS([.$B17])     -      SQRT([.BZ$2]^2-SIN([.$B17])^2))    /     (COS([.$B17])    +     SQRT([.BZ$2]^2-SIN([.$B17])^2))    )  ^2     -    [.$C17]  )^2" office:value-type="float" office:value="0.0000620701046406668" calcext:value-type="float">
            <text:p>6.20701046406668E-005</text:p>
          </table:table-cell>
          <table:table-cell table:formula="of:=(       (    (COS([.$B17])     -      SQRT([.CA$2]^2-SIN([.$B17])^2))    /     (COS([.$B17])    +     SQRT([.CA$2]^2-SIN([.$B17])^2))    )  ^2     -    [.$C17]  )^2" office:value-type="float" office:value="0.0000613211822371485" calcext:value-type="float">
            <text:p>6.13211822371485E-005</text:p>
          </table:table-cell>
          <table:table-cell table:formula="of:=(       (    (COS([.$B17])     -      SQRT([.CB$2]^2-SIN([.$B17])^2))    /     (COS([.$B17])    +     SQRT([.CB$2]^2-SIN([.$B17])^2))    )  ^2     -    [.$C17]  )^2" office:value-type="float" office:value="0.0000605767752855503" calcext:value-type="float">
            <text:p>6.05767752855503E-005</text:p>
          </table:table-cell>
          <table:table-cell table:formula="of:=(       (    (COS([.$B17])     -      SQRT([.CC$2]^2-SIN([.$B17])^2))    /     (COS([.$B17])    +     SQRT([.CC$2]^2-SIN([.$B17])^2))    )  ^2     -    [.$C17]  )^2" office:value-type="float" office:value="0.0000598368844210072" calcext:value-type="float">
            <text:p>5.98368844210072E-005</text:p>
          </table:table-cell>
          <table:table-cell table:formula="of:=(       (    (COS([.$B17])     -      SQRT([.CD$2]^2-SIN([.$B17])^2))    /     (COS([.$B17])    +     SQRT([.CD$2]^2-SIN([.$B17])^2))    )  ^2     -    [.$C17]  )^2" office:value-type="float" office:value="0.0000591015102766168" calcext:value-type="float">
            <text:p>5.91015102766168E-005</text:p>
          </table:table-cell>
          <table:table-cell table:formula="of:=(       (    (COS([.$B17])     -      SQRT([.CE$2]^2-SIN([.$B17])^2))    /     (COS([.$B17])    +     SQRT([.CE$2]^2-SIN([.$B17])^2))    )  ^2     -    [.$C17]  )^2" office:value-type="float" office:value="0.0000583706534834345" calcext:value-type="float">
            <text:p>5.83706534834345E-005</text:p>
          </table:table-cell>
          <table:table-cell table:formula="of:=(       (    (COS([.$B17])     -      SQRT([.CF$2]^2-SIN([.$B17])^2))    /     (COS([.$B17])    +     SQRT([.CF$2]^2-SIN([.$B17])^2))    )  ^2     -    [.$C17]  )^2" office:value-type="float" office:value="0.0000576443146704838" calcext:value-type="float">
            <text:p>5.76443146704838E-005</text:p>
          </table:table-cell>
          <table:table-cell table:formula="of:=(       (    (COS([.$B17])     -      SQRT([.CG$2]^2-SIN([.$B17])^2))    /     (COS([.$B17])    +     SQRT([.CG$2]^2-SIN([.$B17])^2))    )  ^2     -    [.$C17]  )^2" office:value-type="float" office:value="0.0000569224944647531" calcext:value-type="float">
            <text:p>5.69224944647531E-005</text:p>
          </table:table-cell>
          <table:table-cell table:formula="of:=(       (    (COS([.$B17])     -      SQRT([.CH$2]^2-SIN([.$B17])^2))    /     (COS([.$B17])    +     SQRT([.CH$2]^2-SIN([.$B17])^2))    )  ^2     -    [.$C17]  )^2" office:value-type="float" office:value="0.0000562051934911976" calcext:value-type="float">
            <text:p>5.62051934911976E-005</text:p>
          </table:table-cell>
          <table:table-cell table:formula="of:=(       (    (COS([.$B17])     -      SQRT([.CI$2]^2-SIN([.$B17])^2))    /     (COS([.$B17])    +     SQRT([.CI$2]^2-SIN([.$B17])^2))    )  ^2     -    [.$C17]  )^2" office:value-type="float" office:value="0.0000554924123727446" calcext:value-type="float">
            <text:p>5.54924123727446E-005</text:p>
          </table:table-cell>
          <table:table-cell table:formula="of:=(       (    (COS([.$B17])     -      SQRT([.CJ$2]^2-SIN([.$B17])^2))    /     (COS([.$B17])    +     SQRT([.CJ$2]^2-SIN([.$B17])^2))    )  ^2     -    [.$C17]  )^2" office:value-type="float" office:value="0.0000547841517302915" calcext:value-type="float">
            <text:p>5.47841517302915E-005</text:p>
          </table:table-cell>
          <table:table-cell table:formula="of:=(       (    (COS([.$B17])     -      SQRT([.CK$2]^2-SIN([.$B17])^2))    /     (COS([.$B17])    +     SQRT([.CK$2]^2-SIN([.$B17])^2))    )  ^2     -    [.$C17]  )^2" office:value-type="float" office:value="0.0000540804121827126" calcext:value-type="float">
            <text:p>5.40804121827126E-005</text:p>
          </table:table-cell>
          <table:table-cell table:formula="of:=(       (    (COS([.$B17])     -      SQRT([.CL$2]^2-SIN([.$B17])^2))    /     (COS([.$B17])    +     SQRT([.CL$2]^2-SIN([.$B17])^2))    )  ^2     -    [.$C17]  )^2" office:value-type="float" office:value="0.0000533811943468567" calcext:value-type="float">
            <text:p>5.33811943468567E-005</text:p>
          </table:table-cell>
          <table:table-cell table:formula="of:=(       (    (COS([.$B17])     -      SQRT([.CM$2]^2-SIN([.$B17])^2))    /     (COS([.$B17])    +     SQRT([.CM$2]^2-SIN([.$B17])^2))    )  ^2     -    [.$C17]  )^2" office:value-type="float" office:value="0.000052686498837553" calcext:value-type="float">
            <text:p>5.2686498837553E-005</text:p>
          </table:table-cell>
          <table:table-cell table:formula="of:=(       (    (COS([.$B17])     -      SQRT([.CN$2]^2-SIN([.$B17])^2))    /     (COS([.$B17])    +     SQRT([.CN$2]^2-SIN([.$B17])^2))    )  ^2     -    [.$C17]  )^2" office:value-type="float" office:value="0.0000519963262676084" calcext:value-type="float">
            <text:p>5.19963262676084E-005</text:p>
          </table:table-cell>
          <table:table-cell table:formula="of:=(       (    (COS([.$B17])     -      SQRT([.CO$2]^2-SIN([.$B17])^2))    /     (COS([.$B17])    +     SQRT([.CO$2]^2-SIN([.$B17])^2))    )  ^2     -    [.$C17]  )^2" office:value-type="float" office:value="0.0000513106772478176" calcext:value-type="float">
            <text:p>5.13106772478176E-005</text:p>
          </table:table-cell>
          <table:table-cell table:formula="of:=(       (    (COS([.$B17])     -      SQRT([.CP$2]^2-SIN([.$B17])^2))    /     (COS([.$B17])    +     SQRT([.CP$2]^2-SIN([.$B17])^2))    )  ^2     -    [.$C17]  )^2" office:value-type="float" office:value="0.0000506295523869536" calcext:value-type="float">
            <text:p>5.06295523869536E-005</text:p>
          </table:table-cell>
          <table:table-cell table:formula="of:=(       (    (COS([.$B17])     -      SQRT([.CQ$2]^2-SIN([.$B17])^2))    /     (COS([.$B17])    +     SQRT([.CQ$2]^2-SIN([.$B17])^2))    )  ^2     -    [.$C17]  )^2" office:value-type="float" office:value="0.0000499529522917827" calcext:value-type="float">
            <text:p>0.000049953</text:p>
          </table:table-cell>
          <table:table-cell table:formula="of:=(       (    (COS([.$B17])     -      SQRT([.CR$2]^2-SIN([.$B17])^2))    /     (COS([.$B17])    +     SQRT([.CR$2]^2-SIN([.$B17])^2))    )  ^2     -    [.$C17]  )^2" office:value-type="float" office:value="0.0000492808775670557" calcext:value-type="float">
            <text:p>4.92808775670557E-005</text:p>
          </table:table-cell>
          <table:table-cell table:formula="of:=(       (    (COS([.$B17])     -      SQRT([.CS$2]^2-SIN([.$B17])^2))    /     (COS([.$B17])    +     SQRT([.CS$2]^2-SIN([.$B17])^2))    )  ^2     -    [.$C17]  )^2" office:value-type="float" office:value="0.0000486133288155162" calcext:value-type="float">
            <text:p>4.86133288155162E-005</text:p>
          </table:table-cell>
          <table:table-cell table:formula="of:=(       (    (COS([.$B17])     -      SQRT([.CT$2]^2-SIN([.$B17])^2))    /     (COS([.$B17])    +     SQRT([.CT$2]^2-SIN([.$B17])^2))    )  ^2     -    [.$C17]  )^2" office:value-type="float" office:value="0.0000479503066379019" calcext:value-type="float">
            <text:p>4.79503066379019E-005</text:p>
          </table:table-cell>
          <table:table-cell table:formula="of:=(       (    (COS([.$B17])     -      SQRT([.CU$2]^2-SIN([.$B17])^2))    /     (COS([.$B17])    +     SQRT([.CU$2]^2-SIN([.$B17])^2))    )  ^2     -    [.$C17]  )^2" office:value-type="float" office:value="0.0000472918116329426" calcext:value-type="float">
            <text:p>4.72918116329426E-005</text:p>
          </table:table-cell>
          <table:table-cell table:formula="of:=(       (    (COS([.$B17])     -      SQRT([.CV$2]^2-SIN([.$B17])^2))    /     (COS([.$B17])    +     SQRT([.CV$2]^2-SIN([.$B17])^2))    )  ^2     -    [.$C17]  )^2" office:value-type="float" office:value="0.0000466378443973692" calcext:value-type="float">
            <text:p>4.66378443973692E-005</text:p>
          </table:table-cell>
          <table:table-cell table:formula="of:=(       (    (COS([.$B17])     -      SQRT([.CW$2]^2-SIN([.$B17])^2))    /     (COS([.$B17])    +     SQRT([.CW$2]^2-SIN([.$B17])^2))    )  ^2     -    [.$C17]  )^2" office:value-type="float" office:value="0.0000459884055259084" calcext:value-type="float">
            <text:p>4.59884055259084E-005</text:p>
          </table:table-cell>
          <table:table-cell table:formula="of:=(       (    (COS([.$B17])     -      SQRT([.CX$2]^2-SIN([.$B17])^2))    /     (COS([.$B17])    +     SQRT([.CX$2]^2-SIN([.$B17])^2))    )  ^2     -    [.$C17]  )^2" office:value-type="float" office:value="0.0000453434956112915" calcext:value-type="float">
            <text:p>4.53434956112915E-005</text:p>
          </table:table-cell>
          <table:table-cell table:formula="of:=(       (    (COS([.$B17])     -      SQRT([.CY$2]^2-SIN([.$B17])^2))    /     (COS([.$B17])    +     SQRT([.CY$2]^2-SIN([.$B17])^2))    )  ^2     -    [.$C17]  )^2" office:value-type="float" office:value="0.0000447031152442507" calcext:value-type="float">
            <text:p>4.47031152442507E-005</text:p>
          </table:table-cell>
          <table:table-cell table:formula="of:=(       (    (COS([.$B17])     -      SQRT([.CZ$2]^2-SIN([.$B17])^2))    /     (COS([.$B17])    +     SQRT([.CZ$2]^2-SIN([.$B17])^2))    )  ^2     -    [.$C17]  )^2" office:value-type="float" office:value="0.0000440672650135256" calcext:value-type="float">
            <text:p>4.40672650135256E-005</text:p>
          </table:table-cell>
          <table:table-cell table:formula="of:=(       (    (COS([.$B17])     -      SQRT([.DA$2]^2-SIN([.$B17])^2))    /     (COS([.$B17])    +     SQRT([.DA$2]^2-SIN([.$B17])^2))    )  ^2     -    [.$C17]  )^2" office:value-type="float" office:value="0.0000434359455058621" calcext:value-type="float">
            <text:p>4.34359455058621E-005</text:p>
          </table:table-cell>
          <table:table-cell table:formula="of:=(       (    (COS([.$B17])     -      SQRT([.DB$2]^2-SIN([.$B17])^2))    /     (COS([.$B17])    +     SQRT([.DB$2]^2-SIN([.$B17])^2))    )  ^2     -    [.$C17]  )^2" office:value-type="float" office:value="0.0000428091573060165" calcext:value-type="float">
            <text:p>4.28091573060165E-005</text:p>
          </table:table-cell>
          <table:table-cell table:formula="of:=(       (    (COS([.$B17])     -      SQRT([.DC$2]^2-SIN([.$B17])^2))    /     (COS([.$B17])    +     SQRT([.DC$2]^2-SIN([.$B17])^2))    )  ^2     -    [.$C17]  )^2" office:value-type="float" office:value="0.0000421869009967566" calcext:value-type="float">
            <text:p>4.21869009967566E-005</text:p>
          </table:table-cell>
          <table:table-cell table:formula="of:=(       (    (COS([.$B17])     -      SQRT([.DD$2]^2-SIN([.$B17])^2))    /     (COS([.$B17])    +     SQRT([.DD$2]^2-SIN([.$B17])^2))    )  ^2     -    [.$C17]  )^2" office:value-type="float" office:value="0.0000415691771588625" calcext:value-type="float">
            <text:p>4.15691771588625E-005</text:p>
          </table:table-cell>
          <table:table-cell table:formula="of:=(       (    (COS([.$B17])     -      SQRT([.DE$2]^2-SIN([.$B17])^2))    /     (COS([.$B17])    +     SQRT([.DE$2]^2-SIN([.$B17])^2))    )  ^2     -    [.$C17]  )^2" office:value-type="float" office:value="0.0000409559863711334" calcext:value-type="float">
            <text:p>0.000040956</text:p>
          </table:table-cell>
          <table:table-cell table:formula="of:=(       (    (COS([.$B17])     -      SQRT([.DF$2]^2-SIN([.$B17])^2))    /     (COS([.$B17])    +     SQRT([.DF$2]^2-SIN([.$B17])^2))    )  ^2     -    [.$C17]  )^2" office:value-type="float" office:value="0.0000403473292103839" calcext:value-type="float">
            <text:p>4.03473292103839E-005</text:p>
          </table:table-cell>
          <table:table-cell table:formula="of:=(       (    (COS([.$B17])     -      SQRT([.DG$2]^2-SIN([.$B17])^2))    /     (COS([.$B17])    +     SQRT([.DG$2]^2-SIN([.$B17])^2))    )  ^2     -    [.$C17]  )^2" office:value-type="float" office:value="0.000039743206251449" calcext:value-type="float">
            <text:p>3.9743206251449E-005</text:p>
          </table:table-cell>
          <table:table-cell table:formula="of:=(       (    (COS([.$B17])     -      SQRT([.DH$2]^2-SIN([.$B17])^2))    /     (COS([.$B17])    +     SQRT([.DH$2]^2-SIN([.$B17])^2))    )  ^2     -    [.$C17]  )^2" office:value-type="float" office:value="0.000039143618067186" calcext:value-type="float">
            <text:p>3.9143618067186E-005</text:p>
          </table:table-cell>
          <table:table-cell table:formula="of:=(       (    (COS([.$B17])     -      SQRT([.DI$2]^2-SIN([.$B17])^2))    /     (COS([.$B17])    +     SQRT([.DI$2]^2-SIN([.$B17])^2))    )  ^2     -    [.$C17]  )^2" office:value-type="float" office:value="0.0000385485652284752" calcext:value-type="float">
            <text:p>3.85485652284752E-005</text:p>
          </table:table-cell>
          <table:table-cell table:formula="of:=(       (    (COS([.$B17])     -      SQRT([.DJ$2]^2-SIN([.$B17])^2))    /     (COS([.$B17])    +     SQRT([.DJ$2]^2-SIN([.$B17])^2))    )  ^2     -    [.$C17]  )^2" office:value-type="float" office:value="0.0000379580483042249" calcext:value-type="float">
            <text:p>0.000037958</text:p>
          </table:table-cell>
          <table:table-cell table:formula="of:=(       (    (COS([.$B17])     -      SQRT([.DK$2]^2-SIN([.$B17])^2))    /     (COS([.$B17])    +     SQRT([.DK$2]^2-SIN([.$B17])^2))    )  ^2     -    [.$C17]  )^2" office:value-type="float" office:value="0.0000373720678613704" calcext:value-type="float">
            <text:p>3.73720678613704E-005</text:p>
          </table:table-cell>
          <table:table-cell table:formula="of:=(       (    (COS([.$B17])     -      SQRT([.DL$2]^2-SIN([.$B17])^2))    /     (COS([.$B17])    +     SQRT([.DL$2]^2-SIN([.$B17])^2))    )  ^2     -    [.$C17]  )^2" office:value-type="float" office:value="0.0000367906244648765" calcext:value-type="float">
            <text:p>3.67906244648765E-005</text:p>
          </table:table-cell>
          <table:table-cell table:formula="of:=(       (    (COS([.$B17])     -      SQRT([.DM$2]^2-SIN([.$B17])^2))    /     (COS([.$B17])    +     SQRT([.DM$2]^2-SIN([.$B17])^2))    )  ^2     -    [.$C17]  )^2" office:value-type="float" office:value="0.0000362137186777408" calcext:value-type="float">
            <text:p>3.62137186777408E-005</text:p>
          </table:table-cell>
          <table:table-cell table:formula="of:=(       (    (COS([.$B17])     -      SQRT([.DN$2]^2-SIN([.$B17])^2))    /     (COS([.$B17])    +     SQRT([.DN$2]^2-SIN([.$B17])^2))    )  ^2     -    [.$C17]  )^2" office:value-type="float" office:value="0.0000356413510609957" calcext:value-type="float">
            <text:p>3.56413510609957E-005</text:p>
          </table:table-cell>
          <table:table-cell table:formula="of:=(       (    (COS([.$B17])     -      SQRT([.DO$2]^2-SIN([.$B17])^2))    /     (COS([.$B17])    +     SQRT([.DO$2]^2-SIN([.$B17])^2))    )  ^2     -    [.$C17]  )^2" office:value-type="float" office:value="0.0000350735221737088" calcext:value-type="float">
            <text:p>3.50735221737088E-005</text:p>
          </table:table-cell>
          <table:table-cell table:formula="of:=(       (    (COS([.$B17])     -      SQRT([.DP$2]^2-SIN([.$B17])^2))    /     (COS([.$B17])    +     SQRT([.DP$2]^2-SIN([.$B17])^2))    )  ^2     -    [.$C17]  )^2" office:value-type="float" office:value="0.0000345102325729866" calcext:value-type="float">
            <text:p>3.45102325729866E-005</text:p>
          </table:table-cell>
          <table:table-cell table:formula="of:=(       (    (COS([.$B17])     -      SQRT([.DQ$2]^2-SIN([.$B17])^2))    /     (COS([.$B17])    +     SQRT([.DQ$2]^2-SIN([.$B17])^2))    )  ^2     -    [.$C17]  )^2" office:value-type="float" office:value="0.0000339514828139769" calcext:value-type="float">
            <text:p>3.39514828139769E-005</text:p>
          </table:table-cell>
          <table:table-cell table:formula="of:=(       (    (COS([.$B17])     -      SQRT([.DR$2]^2-SIN([.$B17])^2))    /     (COS([.$B17])    +     SQRT([.DR$2]^2-SIN([.$B17])^2))    )  ^2     -    [.$C17]  )^2" office:value-type="float" office:value="0.0000333972734498681" calcext:value-type="float">
            <text:p>3.33972734498681E-005</text:p>
          </table:table-cell>
          <table:table-cell table:formula="of:=(       (    (COS([.$B17])     -      SQRT([.DS$2]^2-SIN([.$B17])^2))    /     (COS([.$B17])    +     SQRT([.DS$2]^2-SIN([.$B17])^2))    )  ^2     -    [.$C17]  )^2" office:value-type="float" office:value="0.0000328476050318937" calcext:value-type="float">
            <text:p>3.28476050318937E-005</text:p>
          </table:table-cell>
          <table:table-cell table:formula="of:=(       (    (COS([.$B17])     -      SQRT([.DT$2]^2-SIN([.$B17])^2))    /     (COS([.$B17])    +     SQRT([.DT$2]^2-SIN([.$B17])^2))    )  ^2     -    [.$C17]  )^2" office:value-type="float" office:value="0.0000323024781093334" calcext:value-type="float">
            <text:p>3.23024781093334E-005</text:p>
          </table:table-cell>
          <table:table-cell table:formula="of:=(       (    (COS([.$B17])     -      SQRT([.DU$2]^2-SIN([.$B17])^2))    /     (COS([.$B17])    +     SQRT([.DU$2]^2-SIN([.$B17])^2))    )  ^2     -    [.$C17]  )^2" office:value-type="float" office:value="0.0000317618932295169" calcext:value-type="float">
            <text:p>3.17618932295169E-005</text:p>
          </table:table-cell>
          <table:table-cell table:formula="of:=(       (    (COS([.$B17])     -      SQRT([.DV$2]^2-SIN([.$B17])^2))    /     (COS([.$B17])    +     SQRT([.DV$2]^2-SIN([.$B17])^2))    )  ^2     -    [.$C17]  )^2" office:value-type="float" office:value="0.0000312258509378217" calcext:value-type="float">
            <text:p>3.12258509378217E-005</text:p>
          </table:table-cell>
          <table:table-cell table:formula="of:=(       (    (COS([.$B17])     -      SQRT([.DW$2]^2-SIN([.$B17])^2))    /     (COS([.$B17])    +     SQRT([.DW$2]^2-SIN([.$B17])^2))    )  ^2     -    [.$C17]  )^2" office:value-type="float" office:value="0.0000306943517776804" calcext:value-type="float">
            <text:p>3.06943517776804E-005</text:p>
          </table:table-cell>
          <table:table-cell table:formula="of:=(       (    (COS([.$B17])     -      SQRT([.DX$2]^2-SIN([.$B17])^2))    /     (COS([.$B17])    +     SQRT([.DX$2]^2-SIN([.$B17])^2))    )  ^2     -    [.$C17]  )^2" office:value-type="float" office:value="0.0000301673962905786" calcext:value-type="float">
            <text:p>3.01673962905786E-005</text:p>
          </table:table-cell>
          <table:table-cell table:formula="of:=(       (    (COS([.$B17])     -      SQRT([.DY$2]^2-SIN([.$B17])^2))    /     (COS([.$B17])    +     SQRT([.DY$2]^2-SIN([.$B17])^2))    )  ^2     -    [.$C17]  )^2" office:value-type="float" office:value="0.0000296449850160585" calcext:value-type="float">
            <text:p>0.000029645</text:p>
          </table:table-cell>
          <table:table-cell table:formula="of:=(       (    (COS([.$B17])     -      SQRT([.DZ$2]^2-SIN([.$B17])^2))    /     (COS([.$B17])    +     SQRT([.DZ$2]^2-SIN([.$B17])^2))    )  ^2     -    [.$C17]  )^2" office:value-type="float" office:value="0.0000291271184917215" calcext:value-type="float">
            <text:p>2.91271184917215E-005</text:p>
          </table:table-cell>
          <table:table-cell table:formula="of:=(       (    (COS([.$B17])     -      SQRT([.EA$2]^2-SIN([.$B17])^2))    /     (COS([.$B17])    +     SQRT([.EA$2]^2-SIN([.$B17])^2))    )  ^2     -    [.$C17]  )^2" office:value-type="float" office:value="0.0000286137972532298" calcext:value-type="float">
            <text:p>2.86137972532298E-005</text:p>
          </table:table-cell>
          <table:table-cell table:formula="of:=(       (    (COS([.$B17])     -      SQRT([.EB$2]^2-SIN([.$B17])^2))    /     (COS([.$B17])    +     SQRT([.EB$2]^2-SIN([.$B17])^2))    )  ^2     -    [.$C17]  )^2" office:value-type="float" office:value="0.0000281050218343073" calcext:value-type="float">
            <text:p>0.000028105</text:p>
          </table:table-cell>
          <table:table-cell table:formula="of:=(       (    (COS([.$B17])     -      SQRT([.EC$2]^2-SIN([.$B17])^2))    /     (COS([.$B17])    +     SQRT([.EC$2]^2-SIN([.$B17])^2))    )  ^2     -    [.$C17]  )^2" office:value-type="float" office:value="0.0000276007927667432" calcext:value-type="float">
            <text:p>2.76007927667432E-005</text:p>
          </table:table-cell>
          <table:table-cell table:formula="of:=(       (    (COS([.$B17])     -      SQRT([.ED$2]^2-SIN([.$B17])^2))    /     (COS([.$B17])    +     SQRT([.ED$2]^2-SIN([.$B17])^2))    )  ^2     -    [.$C17]  )^2" office:value-type="float" office:value="0.0000271011105803928" calcext:value-type="float">
            <text:p>2.71011105803928E-005</text:p>
          </table:table-cell>
          <table:table-cell table:formula="of:=(       (    (COS([.$B17])     -      SQRT([.EE$2]^2-SIN([.$B17])^2))    /     (COS([.$B17])    +     SQRT([.EE$2]^2-SIN([.$B17])^2))    )  ^2     -    [.$C17]  )^2" office:value-type="float" office:value="0.0000266059758031809" calcext:value-type="float">
            <text:p>0.000026606</text:p>
          </table:table-cell>
          <table:table-cell table:formula="of:=(       (    (COS([.$B17])     -      SQRT([.EF$2]^2-SIN([.$B17])^2))    /     (COS([.$B17])    +     SQRT([.EF$2]^2-SIN([.$B17])^2))    )  ^2     -    [.$C17]  )^2" office:value-type="float" office:value="0.0000261153889611021" calcext:value-type="float">
            <text:p>2.61153889611021E-005</text:p>
          </table:table-cell>
          <table:table-cell table:formula="of:=(       (    (COS([.$B17])     -      SQRT([.EG$2]^2-SIN([.$B17])^2))    /     (COS([.$B17])    +     SQRT([.EG$2]^2-SIN([.$B17])^2))    )  ^2     -    [.$C17]  )^2" office:value-type="float" office:value="0.0000256293505782235" calcext:value-type="float">
            <text:p>2.56293505782235E-005</text:p>
          </table:table-cell>
          <table:table-cell table:formula="of:=(       (    (COS([.$B17])     -      SQRT([.EH$2]^2-SIN([.$B17])^2))    /     (COS([.$B17])    +     SQRT([.EH$2]^2-SIN([.$B17])^2))    )  ^2     -    [.$C17]  )^2" office:value-type="float" office:value="0.0000251478611766876" calcext:value-type="float">
            <text:p>2.51478611766876E-005</text:p>
          </table:table-cell>
          <table:table-cell table:formula="of:=(       (    (COS([.$B17])     -      SQRT([.EI$2]^2-SIN([.$B17])^2))    /     (COS([.$B17])    +     SQRT([.EI$2]^2-SIN([.$B17])^2))    )  ^2     -    [.$C17]  )^2" office:value-type="float" office:value="0.0000246709212767143" calcext:value-type="float">
            <text:p>2.46709212767143E-005</text:p>
          </table:table-cell>
          <table:table-cell table:formula="of:=(       (    (COS([.$B17])     -      SQRT([.EJ$2]^2-SIN([.$B17])^2))    /     (COS([.$B17])    +     SQRT([.EJ$2]^2-SIN([.$B17])^2))    )  ^2     -    [.$C17]  )^2" office:value-type="float" office:value="0.0000241985313966" calcext:value-type="float">
            <text:p>2.41985313966E-005</text:p>
          </table:table-cell>
          <table:table-cell table:formula="of:=(       (    (COS([.$B17])     -      SQRT([.EK$2]^2-SIN([.$B17])^2))    /     (COS([.$B17])    +     SQRT([.EK$2]^2-SIN([.$B17])^2))    )  ^2     -    [.$C17]  )^2" office:value-type="float" office:value="0.0000237306920527235" calcext:value-type="float">
            <text:p>2.37306920527235E-005</text:p>
          </table:table-cell>
          <table:table-cell table:formula="of:=(       (    (COS([.$B17])     -      SQRT([.EL$2]^2-SIN([.$B17])^2))    /     (COS([.$B17])    +     SQRT([.EL$2]^2-SIN([.$B17])^2))    )  ^2     -    [.$C17]  )^2" office:value-type="float" office:value="0.0000232674037595461" calcext:value-type="float">
            <text:p>2.32674037595461E-005</text:p>
          </table:table-cell>
          <table:table-cell table:formula="of:=(       (    (COS([.$B17])     -      SQRT([.EM$2]^2-SIN([.$B17])^2))    /     (COS([.$B17])    +     SQRT([.EM$2]^2-SIN([.$B17])^2))    )  ^2     -    [.$C17]  )^2" office:value-type="float" office:value="0.000022808667029613" calcext:value-type="float">
            <text:p>2.2808667029613E-005</text:p>
          </table:table-cell>
          <table:table-cell table:formula="of:=(       (    (COS([.$B17])     -      SQRT([.EN$2]^2-SIN([.$B17])^2))    /     (COS([.$B17])    +     SQRT([.EN$2]^2-SIN([.$B17])^2))    )  ^2     -    [.$C17]  )^2" office:value-type="float" office:value="0.0000223544823735566" calcext:value-type="float">
            <text:p>2.23544823735566E-005</text:p>
          </table:table-cell>
          <table:table-cell table:formula="of:=(       (    (COS([.$B17])     -      SQRT([.EO$2]^2-SIN([.$B17])^2))    /     (COS([.$B17])    +     SQRT([.EO$2]^2-SIN([.$B17])^2))    )  ^2     -    [.$C17]  )^2" office:value-type="float" office:value="0.0000219048503000982" calcext:value-type="float">
            <text:p>2.19048503000982E-005</text:p>
          </table:table-cell>
          <table:table-cell table:formula="of:=(       (    (COS([.$B17])     -      SQRT([.EP$2]^2-SIN([.$B17])^2))    /     (COS([.$B17])    +     SQRT([.EP$2]^2-SIN([.$B17])^2))    )  ^2     -    [.$C17]  )^2" office:value-type="float" office:value="0.0000214597713160491" calcext:value-type="float">
            <text:p>2.14597713160491E-005</text:p>
          </table:table-cell>
          <table:table-cell table:formula="of:=(       (    (COS([.$B17])     -      SQRT([.EQ$2]^2-SIN([.$B17])^2))    /     (COS([.$B17])    +     SQRT([.EQ$2]^2-SIN([.$B17])^2))    )  ^2     -    [.$C17]  )^2" office:value-type="float" office:value="0.0000210192459263138" calcext:value-type="float">
            <text:p>2.10192459263138E-005</text:p>
          </table:table-cell>
          <table:table-cell table:formula="of:=(       (    (COS([.$B17])     -      SQRT([.ER$2]^2-SIN([.$B17])^2))    /     (COS([.$B17])    +     SQRT([.ER$2]^2-SIN([.$B17])^2))    )  ^2     -    [.$C17]  )^2" office:value-type="float" office:value="0.0000205832746338913" calcext:value-type="float">
            <text:p>2.05832746338913E-005</text:p>
          </table:table-cell>
          <table:table-cell table:formula="of:=(       (    (COS([.$B17])     -      SQRT([.ES$2]^2-SIN([.$B17])^2))    /     (COS([.$B17])    +     SQRT([.ES$2]^2-SIN([.$B17])^2))    )  ^2     -    [.$C17]  )^2" office:value-type="float" office:value="0.0000201518579398777" calcext:value-type="float">
            <text:p>2.01518579398777E-005</text:p>
          </table:table-cell>
          <table:table-cell table:formula="of:=(       (    (COS([.$B17])     -      SQRT([.ET$2]^2-SIN([.$B17])^2))    /     (COS([.$B17])    +     SQRT([.ET$2]^2-SIN([.$B17])^2))    )  ^2     -    [.$C17]  )^2" office:value-type="float" office:value="0.000019724996343466" calcext:value-type="float">
            <text:p>0.000019725</text:p>
          </table:table-cell>
          <table:table-cell table:formula="of:=(       (    (COS([.$B17])     -      SQRT([.EU$2]^2-SIN([.$B17])^2))    /     (COS([.$B17])    +     SQRT([.EU$2]^2-SIN([.$B17])^2))    )  ^2     -    [.$C17]  )^2" office:value-type="float" office:value="0.0000193026903419523" calcext:value-type="float">
            <text:p>1.93026903419523E-005</text:p>
          </table:table-cell>
          <table:table-cell table:formula="of:=(       (    (COS([.$B17])     -      SQRT([.EV$2]^2-SIN([.$B17])^2))    /     (COS([.$B17])    +     SQRT([.EV$2]^2-SIN([.$B17])^2))    )  ^2     -    [.$C17]  )^2" office:value-type="float" office:value="0.0000188849404307335" calcext:value-type="float">
            <text:p>1.88849404307335E-005</text:p>
          </table:table-cell>
          <table:table-cell table:formula="of:=(       (    (COS([.$B17])     -      SQRT([.EW$2]^2-SIN([.$B17])^2))    /     (COS([.$B17])    +     SQRT([.EW$2]^2-SIN([.$B17])^2))    )  ^2     -    [.$C17]  )^2" office:value-type="float" office:value="0.0000184717471033117" calcext:value-type="float">
            <text:p>1.84717471033117E-005</text:p>
          </table:table-cell>
          <table:table-cell table:formula="of:=(       (    (COS([.$B17])     -      SQRT([.EX$2]^2-SIN([.$B17])^2))    /     (COS([.$B17])    +     SQRT([.EX$2]^2-SIN([.$B17])^2))    )  ^2     -    [.$C17]  )^2" office:value-type="float" office:value="0.0000180631108512956" calcext:value-type="float">
            <text:p>1.80631108512956E-005</text:p>
          </table:table-cell>
          <table:table-cell table:formula="of:=(       (    (COS([.$B17])     -      SQRT([.EY$2]^2-SIN([.$B17])^2))    /     (COS([.$B17])    +     SQRT([.EY$2]^2-SIN([.$B17])^2))    )  ^2     -    [.$C17]  )^2" office:value-type="float" office:value="0.0000176590321644019" calcext:value-type="float">
            <text:p>0.000017659</text:p>
          </table:table-cell>
          <table:table-cell table:formula="of:=(       (    (COS([.$B17])     -      SQRT([.EZ$2]^2-SIN([.$B17])^2))    /     (COS([.$B17])    +     SQRT([.EZ$2]^2-SIN([.$B17])^2))    )  ^2     -    [.$C17]  )^2" office:value-type="float" office:value="0.0000172595115304589" calcext:value-type="float">
            <text:p>1.72595115304589E-005</text:p>
          </table:table-cell>
          <table:table-cell table:formula="of:=(       (    (COS([.$B17])     -      SQRT([.FA$2]^2-SIN([.$B17])^2))    /     (COS([.$B17])    +     SQRT([.FA$2]^2-SIN([.$B17])^2))    )  ^2     -    [.$C17]  )^2" office:value-type="float" office:value="0.0000168645494354062" calcext:value-type="float">
            <text:p>1.68645494354062E-005</text:p>
          </table:table-cell>
          <table:table-cell table:formula="of:=(       (    (COS([.$B17])     -      SQRT([.FB$2]^2-SIN([.$B17])^2))    /     (COS([.$B17])    +     SQRT([.FB$2]^2-SIN([.$B17])^2))    )  ^2     -    [.$C17]  )^2" office:value-type="float" office:value="0.0000164741463632983" calcext:value-type="float">
            <text:p>1.64741463632983E-005</text:p>
          </table:table-cell>
          <table:table-cell table:formula="of:=(       (    (COS([.$B17])     -      SQRT([.FC$2]^2-SIN([.$B17])^2))    /     (COS([.$B17])    +     SQRT([.FC$2]^2-SIN([.$B17])^2))    )  ^2     -    [.$C17]  )^2" office:value-type="float" office:value="0.0000160883027963063" calcext:value-type="float">
            <text:p>1.60883027963063E-005</text:p>
          </table:table-cell>
          <table:table-cell table:formula="of:=(       (    (COS([.$B17])     -      SQRT([.FD$2]^2-SIN([.$B17])^2))    /     (COS([.$B17])    +     SQRT([.FD$2]^2-SIN([.$B17])^2))    )  ^2     -    [.$C17]  )^2" office:value-type="float" office:value="0.00001570701921472" calcext:value-type="float">
            <text:p>0.000015707</text:p>
          </table:table-cell>
          <table:table-cell table:formula="of:=(       (    (COS([.$B17])     -      SQRT([.FE$2]^2-SIN([.$B17])^2))    /     (COS([.$B17])    +     SQRT([.FE$2]^2-SIN([.$B17])^2))    )  ^2     -    [.$C17]  )^2" office:value-type="float" office:value="0.0000153302960969481" calcext:value-type="float">
            <text:p>1.53302960969481E-005</text:p>
          </table:table-cell>
          <table:table-cell table:formula="of:=(       (    (COS([.$B17])     -      SQRT([.FF$2]^2-SIN([.$B17])^2))    /     (COS([.$B17])    +     SQRT([.FF$2]^2-SIN([.$B17])^2))    )  ^2     -    [.$C17]  )^2" office:value-type="float" office:value="0.0000149581339195236" calcext:value-type="float">
            <text:p>1.49581339195236E-005</text:p>
          </table:table-cell>
          <table:table-cell table:formula="of:=(       (    (COS([.$B17])     -      SQRT([.FG$2]^2-SIN([.$B17])^2))    /     (COS([.$B17])    +     SQRT([.FG$2]^2-SIN([.$B17])^2))    )  ^2     -    [.$C17]  )^2" office:value-type="float" office:value="0.0000145905331571033" calcext:value-type="float">
            <text:p>1.45905331571033E-005</text:p>
          </table:table-cell>
          <table:table-cell table:formula="of:=(       (    (COS([.$B17])     -      SQRT([.FH$2]^2-SIN([.$B17])^2))    /     (COS([.$B17])    +     SQRT([.FH$2]^2-SIN([.$B17])^2))    )  ^2     -    [.$C17]  )^2" office:value-type="float" office:value="0.000014227494282469" calcext:value-type="float">
            <text:p>1.4227494282469E-005</text:p>
          </table:table-cell>
          <table:table-cell table:formula="of:=(       (    (COS([.$B17])     -      SQRT([.FI$2]^2-SIN([.$B17])^2))    /     (COS([.$B17])    +     SQRT([.FI$2]^2-SIN([.$B17])^2))    )  ^2     -    [.$C17]  )^2" office:value-type="float" office:value="0.0000138690177665319" calcext:value-type="float">
            <text:p>0.000013869</text:p>
          </table:table-cell>
          <table:table-cell table:formula="of:=(       (    (COS([.$B17])     -      SQRT([.FJ$2]^2-SIN([.$B17])^2))    /     (COS([.$B17])    +     SQRT([.FJ$2]^2-SIN([.$B17])^2))    )  ^2     -    [.$C17]  )^2" office:value-type="float" office:value="0.0000135151040783332" calcext:value-type="float">
            <text:p>1.35151040783332E-005</text:p>
          </table:table-cell>
          <table:table-cell table:formula="of:=(       (    (COS([.$B17])     -      SQRT([.FK$2]^2-SIN([.$B17])^2))    /     (COS([.$B17])    +     SQRT([.FK$2]^2-SIN([.$B17])^2))    )  ^2     -    [.$C17]  )^2" office:value-type="float" office:value="0.0000131657536850459" calcext:value-type="float">
            <text:p>1.31657536850459E-005</text:p>
          </table:table-cell>
          <table:table-cell table:formula="of:=(       (    (COS([.$B17])     -      SQRT([.FL$2]^2-SIN([.$B17])^2))    /     (COS([.$B17])    +     SQRT([.FL$2]^2-SIN([.$B17])^2))    )  ^2     -    [.$C17]  )^2" office:value-type="float" office:value="0.0000128209670519777" calcext:value-type="float">
            <text:p>0.000012821</text:p>
          </table:table-cell>
          <table:table-cell table:formula="of:=(       (    (COS([.$B17])     -      SQRT([.FM$2]^2-SIN([.$B17])^2))    /     (COS([.$B17])    +     SQRT([.FM$2]^2-SIN([.$B17])^2))    )  ^2     -    [.$C17]  )^2" office:value-type="float" office:value="0.0000124807446425718" calcext:value-type="float">
            <text:p>1.24807446425718E-005</text:p>
          </table:table-cell>
          <table:table-cell table:formula="of:=(       (    (COS([.$B17])     -      SQRT([.FN$2]^2-SIN([.$B17])^2))    /     (COS([.$B17])    +     SQRT([.FN$2]^2-SIN([.$B17])^2))    )  ^2     -    [.$C17]  )^2" office:value-type="float" office:value="0.0000121450869184097" calcext:value-type="float">
            <text:p>1.21450869184097E-005</text:p>
          </table:table-cell>
          <table:table-cell table:formula="of:=(       (    (COS([.$B17])     -      SQRT([.FO$2]^2-SIN([.$B17])^2))    /     (COS([.$B17])    +     SQRT([.FO$2]^2-SIN([.$B17])^2))    )  ^2     -    [.$C17]  )^2" office:value-type="float" office:value="0.0000118139943392127" calcext:value-type="float">
            <text:p>0.000011814</text:p>
          </table:table-cell>
          <table:table-cell table:formula="of:=(       (    (COS([.$B17])     -      SQRT([.FP$2]^2-SIN([.$B17])^2))    /     (COS([.$B17])    +     SQRT([.FP$2]^2-SIN([.$B17])^2))    )  ^2     -    [.$C17]  )^2" office:value-type="float" office:value="0.0000114874673628446" calcext:value-type="float">
            <text:p>1.14874673628446E-005</text:p>
          </table:table-cell>
          <table:table-cell table:formula="of:=(       (    (COS([.$B17])     -      SQRT([.FQ$2]^2-SIN([.$B17])^2))    /     (COS([.$B17])    +     SQRT([.FQ$2]^2-SIN([.$B17])^2))    )  ^2     -    [.$C17]  )^2" office:value-type="float" office:value="0.0000111655064453122" calcext:value-type="float">
            <text:p>1.11655064453122E-005</text:p>
          </table:table-cell>
          <table:table-cell table:formula="of:=(       (    (COS([.$B17])     -      SQRT([.FR$2]^2-SIN([.$B17])^2))    /     (COS([.$B17])    +     SQRT([.FR$2]^2-SIN([.$B17])^2))    )  ^2     -    [.$C17]  )^2" office:value-type="float" office:value="0.0000108481120407687" calcext:value-type="float">
            <text:p>1.08481120407687E-005</text:p>
          </table:table-cell>
          <table:table-cell table:formula="of:=(       (    (COS([.$B17])     -      SQRT([.FS$2]^2-SIN([.$B17])^2))    /     (COS([.$B17])    +     SQRT([.FS$2]^2-SIN([.$B17])^2))    )  ^2     -    [.$C17]  )^2" office:value-type="float" office:value="0.0000105352846015149" calcext:value-type="float">
            <text:p>1.05352846015149E-005</text:p>
          </table:table-cell>
          <table:table-cell table:formula="of:=(       (    (COS([.$B17])     -      SQRT([.FT$2]^2-SIN([.$B17])^2))    /     (COS([.$B17])    +     SQRT([.FT$2]^2-SIN([.$B17])^2))    )  ^2     -    [.$C17]  )^2" office:value-type="float" office:value="0.0000102270245780009" calcext:value-type="float">
            <text:p>0.000010227</text:p>
          </table:table-cell>
          <table:table-cell table:formula="of:=(       (    (COS([.$B17])     -      SQRT([.FU$2]^2-SIN([.$B17])^2))    /     (COS([.$B17])    +     SQRT([.FU$2]^2-SIN([.$B17])^2))    )  ^2     -    [.$C17]  )^2" office:value-type="float" office:value="0.00000992333241882993" calcext:value-type="float">
            <text:p>9.92333241882993E-006</text:p>
          </table:table-cell>
          <table:table-cell table:formula="of:=(       (    (COS([.$B17])     -      SQRT([.FV$2]^2-SIN([.$B17])^2))    /     (COS([.$B17])    +     SQRT([.FV$2]^2-SIN([.$B17])^2))    )  ^2     -    [.$C17]  )^2" office:value-type="float" office:value="0.0000096242085707567" calcext:value-type="float">
            <text:p>9.6242085707567E-006</text:p>
          </table:table-cell>
          <table:table-cell table:formula="of:=(       (    (COS([.$B17])     -      SQRT([.FW$2]^2-SIN([.$B17])^2))    /     (COS([.$B17])    +     SQRT([.FW$2]^2-SIN([.$B17])^2))    )  ^2     -    [.$C17]  )^2" office:value-type="float" office:value="0.00000932965347869332" calcext:value-type="float">
            <text:p>9.32965347869332E-006</text:p>
          </table:table-cell>
          <table:table-cell table:formula="of:=(       (    (COS([.$B17])     -      SQRT([.FX$2]^2-SIN([.$B17])^2))    /     (COS([.$B17])    +     SQRT([.FX$2]^2-SIN([.$B17])^2))    )  ^2     -    [.$C17]  )^2" office:value-type="float" office:value="0.00000903966758570799" calcext:value-type="float">
            <text:p>9.03966758570799E-006</text:p>
          </table:table-cell>
          <table:table-cell table:formula="of:=(       (    (COS([.$B17])     -      SQRT([.FY$2]^2-SIN([.$B17])^2))    /     (COS([.$B17])    +     SQRT([.FY$2]^2-SIN([.$B17])^2))    )  ^2     -    [.$C17]  )^2" office:value-type="float" office:value="0.00000875425133302945" calcext:value-type="float">
            <text:p>8.75425133302945E-006</text:p>
          </table:table-cell>
          <table:table-cell table:formula="of:=(       (    (COS([.$B17])     -      SQRT([.FZ$2]^2-SIN([.$B17])^2))    /     (COS([.$B17])    +     SQRT([.FZ$2]^2-SIN([.$B17])^2))    )  ^2     -    [.$C17]  )^2" office:value-type="float" office:value="0.0000084734051600471" calcext:value-type="float">
            <text:p>8.4734051600471E-006</text:p>
          </table:table-cell>
          <table:table-cell table:formula="of:=(       (    (COS([.$B17])     -      SQRT([.GA$2]^2-SIN([.$B17])^2))    /     (COS([.$B17])    +     SQRT([.GA$2]^2-SIN([.$B17])^2))    )  ^2     -    [.$C17]  )^2" office:value-type="float" office:value="0.0000081971295043134" calcext:value-type="float">
            <text:p>8.1971295043134E-006</text:p>
          </table:table-cell>
          <table:table-cell table:formula="of:=(       (    (COS([.$B17])     -      SQRT([.GB$2]^2-SIN([.$B17])^2))    /     (COS([.$B17])    +     SQRT([.GB$2]^2-SIN([.$B17])^2))    )  ^2     -    [.$C17]  )^2" office:value-type="float" office:value="0.00000792542480154716" calcext:value-type="float">
            <text:p>7.92542480154716E-006</text:p>
          </table:table-cell>
          <table:table-cell table:formula="of:=(       (    (COS([.$B17])     -      SQRT([.GC$2]^2-SIN([.$B17])^2))    /     (COS([.$B17])    +     SQRT([.GC$2]^2-SIN([.$B17])^2))    )  ^2     -    [.$C17]  )^2" office:value-type="float" office:value="0.00000765829148563323" calcext:value-type="float">
            <text:p>7.65829148563323E-006</text:p>
          </table:table-cell>
          <table:table-cell table:formula="of:=(       (    (COS([.$B17])     -      SQRT([.GD$2]^2-SIN([.$B17])^2))    /     (COS([.$B17])    +     SQRT([.GD$2]^2-SIN([.$B17])^2))    )  ^2     -    [.$C17]  )^2" office:value-type="float" office:value="0.00000739572998862547" calcext:value-type="float">
            <text:p>7.39572998862547E-006</text:p>
          </table:table-cell>
          <table:table-cell table:formula="of:=(       (    (COS([.$B17])     -      SQRT([.GE$2]^2-SIN([.$B17])^2))    /     (COS([.$B17])    +     SQRT([.GE$2]^2-SIN([.$B17])^2))    )  ^2     -    [.$C17]  )^2" office:value-type="float" office:value="0.00000713774074074973" calcext:value-type="float">
            <text:p>7.13774074074973E-006</text:p>
          </table:table-cell>
          <table:table-cell table:formula="of:=(       (    (COS([.$B17])     -      SQRT([.GF$2]^2-SIN([.$B17])^2))    /     (COS([.$B17])    +     SQRT([.GF$2]^2-SIN([.$B17])^2))    )  ^2     -    [.$C17]  )^2" office:value-type="float" office:value="0.00000688432417040424" calcext:value-type="float">
            <text:p>6.88432417040424E-006</text:p>
          </table:table-cell>
          <table:table-cell table:formula="of:=(       (    (COS([.$B17])     -      SQRT([.GG$2]^2-SIN([.$B17])^2))    /     (COS([.$B17])    +     SQRT([.GG$2]^2-SIN([.$B17])^2))    )  ^2     -    [.$C17]  )^2" office:value-type="float" office:value="0.00000663548070416204" calcext:value-type="float">
            <text:p>6.63548070416204E-006</text:p>
          </table:table-cell>
          <table:table-cell table:formula="of:=(       (    (COS([.$B17])     -      SQRT([.GH$2]^2-SIN([.$B17])^2))    /     (COS([.$B17])    +     SQRT([.GH$2]^2-SIN([.$B17])^2))    )  ^2     -    [.$C17]  )^2" office:value-type="float" office:value="0.00000639121076677284" calcext:value-type="float">
            <text:p>6.39121076677284E-006</text:p>
          </table:table-cell>
          <table:table-cell table:formula="of:=(       (    (COS([.$B17])     -      SQRT([.GI$2]^2-SIN([.$B17])^2))    /     (COS([.$B17])    +     SQRT([.GI$2]^2-SIN([.$B17])^2))    )  ^2     -    [.$C17]  )^2" office:value-type="float" office:value="0.00000615151478116533" calcext:value-type="float">
            <text:p>6.15151478116533E-006</text:p>
          </table:table-cell>
          <table:table-cell table:formula="of:=(       (    (COS([.$B17])     -      SQRT([.GJ$2]^2-SIN([.$B17])^2))    /     (COS([.$B17])    +     SQRT([.GJ$2]^2-SIN([.$B17])^2))    )  ^2     -    [.$C17]  )^2" office:value-type="float" office:value="0.00000591639316844886" calcext:value-type="float">
            <text:p>5.91639316844886E-006</text:p>
          </table:table-cell>
          <table:table-cell table:formula="of:=(       (    (COS([.$B17])     -      SQRT([.GK$2]^2-SIN([.$B17])^2))    /     (COS([.$B17])    +     SQRT([.GK$2]^2-SIN([.$B17])^2))    )  ^2     -    [.$C17]  )^2" office:value-type="float" office:value="0.00000568584634791447" calcext:value-type="float">
            <text:p>5.68584634791447E-006</text:p>
          </table:table-cell>
          <table:table-cell table:formula="of:=(       (    (COS([.$B17])     -      SQRT([.GL$2]^2-SIN([.$B17])^2))    /     (COS([.$B17])    +     SQRT([.GL$2]^2-SIN([.$B17])^2))    )  ^2     -    [.$C17]  )^2" office:value-type="float" office:value="0.00000545987473703915" calcext:value-type="float">
            <text:p>5.45987473703915E-006</text:p>
          </table:table-cell>
          <table:table-cell table:formula="of:=(       (    (COS([.$B17])     -      SQRT([.GM$2]^2-SIN([.$B17])^2))    /     (COS([.$B17])    +     SQRT([.GM$2]^2-SIN([.$B17])^2))    )  ^2     -    [.$C17]  )^2" office:value-type="float" office:value="0.00000523847875148483" calcext:value-type="float">
            <text:p>5.23847875148483E-006</text:p>
          </table:table-cell>
          <table:table-cell table:formula="of:=(       (    (COS([.$B17])     -      SQRT([.GN$2]^2-SIN([.$B17])^2))    /     (COS([.$B17])    +     SQRT([.GN$2]^2-SIN([.$B17])^2))    )  ^2     -    [.$C17]  )^2" office:value-type="float" office:value="0.00000502165880510301" calcext:value-type="float">
            <text:p>5.02165880510301E-006</text:p>
          </table:table-cell>
          <table:table-cell table:formula="of:=(       (    (COS([.$B17])     -      SQRT([.GO$2]^2-SIN([.$B17])^2))    /     (COS([.$B17])    +     SQRT([.GO$2]^2-SIN([.$B17])^2))    )  ^2     -    [.$C17]  )^2" office:value-type="float" office:value="0.00000480941530993401" calcext:value-type="float">
            <text:p>4.80941530993401E-006</text:p>
          </table:table-cell>
          <table:table-cell table:formula="of:=(       (    (COS([.$B17])     -      SQRT([.GP$2]^2-SIN([.$B17])^2))    /     (COS([.$B17])    +     SQRT([.GP$2]^2-SIN([.$B17])^2))    )  ^2     -    [.$C17]  )^2" office:value-type="float" office:value="0.0000046017486762112" calcext:value-type="float">
            <text:p>4.6017486762112E-006</text:p>
          </table:table-cell>
          <table:table-cell table:formula="of:=(       (    (COS([.$B17])     -      SQRT([.GQ$2]^2-SIN([.$B17])^2))    /     (COS([.$B17])    +     SQRT([.GQ$2]^2-SIN([.$B17])^2))    )  ^2     -    [.$C17]  )^2" office:value-type="float" office:value="0.00000439865931236186" calcext:value-type="float">
            <text:p>4.39865931236186E-006</text:p>
          </table:table-cell>
          <table:table-cell table:formula="of:=(       (    (COS([.$B17])     -      SQRT([.GR$2]^2-SIN([.$B17])^2))    /     (COS([.$B17])    +     SQRT([.GR$2]^2-SIN([.$B17])^2))    )  ^2     -    [.$C17]  )^2" office:value-type="float" office:value="0.00000420014762500865" calcext:value-type="float">
            <text:p>4.20014762500865E-006</text:p>
          </table:table-cell>
          <table:table-cell table:formula="of:=(       (    (COS([.$B17])     -      SQRT([.GS$2]^2-SIN([.$B17])^2))    /     (COS([.$B17])    +     SQRT([.GS$2]^2-SIN([.$B17])^2))    )  ^2     -    [.$C17]  )^2" office:value-type="float" office:value="0.00000400621401897288" calcext:value-type="float">
            <text:p>4.00621401897288E-006</text:p>
          </table:table-cell>
          <table:table-cell table:formula="of:=(       (    (COS([.$B17])     -      SQRT([.GT$2]^2-SIN([.$B17])^2))    /     (COS([.$B17])    +     SQRT([.GT$2]^2-SIN([.$B17])^2))    )  ^2     -    [.$C17]  )^2" office:value-type="float" office:value="0.00000381685889727483" calcext:value-type="float">
            <text:p>3.81685889727483E-006</text:p>
          </table:table-cell>
          <table:table-cell table:formula="of:=(       (    (COS([.$B17])     -      SQRT([.GU$2]^2-SIN([.$B17])^2))    /     (COS([.$B17])    +     SQRT([.GU$2]^2-SIN([.$B17])^2))    )  ^2     -    [.$C17]  )^2" office:value-type="float" office:value="0.00000363208266113679" calcext:value-type="float">
            <text:p>3.63208266113679E-006</text:p>
          </table:table-cell>
          <table:table-cell table:formula="of:=(       (    (COS([.$B17])     -      SQRT([.GV$2]^2-SIN([.$B17])^2))    /     (COS([.$B17])    +     SQRT([.GV$2]^2-SIN([.$B17])^2))    )  ^2     -    [.$C17]  )^2" office:value-type="float" office:value="0.00000345188570998439" calcext:value-type="float">
            <text:p>3.45188570998439E-006</text:p>
          </table:table-cell>
          <table:table-cell table:formula="of:=(       (    (COS([.$B17])     -      SQRT([.GW$2]^2-SIN([.$B17])^2))    /     (COS([.$B17])    +     SQRT([.GW$2]^2-SIN([.$B17])^2))    )  ^2     -    [.$C17]  )^2" office:value-type="float" office:value="0.00000327626844144904" calcext:value-type="float">
            <text:p>3.27626844144904E-006</text:p>
          </table:table-cell>
          <table:table-cell table:formula="of:=(       (    (COS([.$B17])     -      SQRT([.GX$2]^2-SIN([.$B17])^2))    /     (COS([.$B17])    +     SQRT([.GX$2]^2-SIN([.$B17])^2))    )  ^2     -    [.$C17]  )^2" office:value-type="float" office:value="0.0000031052312513691" calcext:value-type="float">
            <text:p>3.1052312513691E-006</text:p>
          </table:table-cell>
          <table:table-cell table:formula="of:=(       (    (COS([.$B17])     -      SQRT([.GY$2]^2-SIN([.$B17])^2))    /     (COS([.$B17])    +     SQRT([.GY$2]^2-SIN([.$B17])^2))    )  ^2     -    [.$C17]  )^2" office:value-type="float" office:value="0.00000293877453379248" calcext:value-type="float">
            <text:p>2.93877453379248E-006</text:p>
          </table:table-cell>
          <table:table-cell table:formula="of:=(       (    (COS([.$B17])     -      SQRT([.GZ$2]^2-SIN([.$B17])^2))    /     (COS([.$B17])    +     SQRT([.GZ$2]^2-SIN([.$B17])^2))    )  ^2     -    [.$C17]  )^2" office:value-type="float" office:value="0.00000277689868097744" calcext:value-type="float">
            <text:p>2.77689868097744E-006</text:p>
          </table:table-cell>
          <table:table-cell table:formula="of:=(       (    (COS([.$B17])     -      SQRT([.HA$2]^2-SIN([.$B17])^2))    /     (COS([.$B17])    +     SQRT([.HA$2]^2-SIN([.$B17])^2))    )  ^2     -    [.$C17]  )^2" office:value-type="float" office:value="0.00000261960408339672" calcext:value-type="float">
            <text:p>2.61960408339672E-006</text:p>
          </table:table-cell>
          <table:table-cell table:formula="of:=(       (    (COS([.$B17])     -      SQRT([.HB$2]^2-SIN([.$B17])^2))    /     (COS([.$B17])    +     SQRT([.HB$2]^2-SIN([.$B17])^2))    )  ^2     -    [.$C17]  )^2" office:value-type="float" office:value="0.00000246689112973631" calcext:value-type="float">
            <text:p>2.46689112973631E-006</text:p>
          </table:table-cell>
          <table:table-cell table:formula="of:=(       (    (COS([.$B17])     -      SQRT([.HC$2]^2-SIN([.$B17])^2))    /     (COS([.$B17])    +     SQRT([.HC$2]^2-SIN([.$B17])^2))    )  ^2     -    [.$C17]  )^2" office:value-type="float" office:value="0.00000231876020690009" calcext:value-type="float">
            <text:p>2.31876020690009E-006</text:p>
          </table:table-cell>
          <table:table-cell table:formula="of:=(       (    (COS([.$B17])     -      SQRT([.HD$2]^2-SIN([.$B17])^2))    /     (COS([.$B17])    +     SQRT([.HD$2]^2-SIN([.$B17])^2))    )  ^2     -    [.$C17]  )^2" office:value-type="float" office:value="0.00000217521170001021" calcext:value-type="float">
            <text:p>2.17521170001021E-006</text:p>
          </table:table-cell>
          <table:table-cell table:formula="of:=(       (    (COS([.$B17])     -      SQRT([.HE$2]^2-SIN([.$B17])^2))    /     (COS([.$B17])    +     SQRT([.HE$2]^2-SIN([.$B17])^2))    )  ^2     -    [.$C17]  )^2" office:value-type="float" office:value="0.00000203624599240935" calcext:value-type="float">
            <text:p>2.03624599240935E-006</text:p>
          </table:table-cell>
          <table:table-cell table:formula="of:=(       (    (COS([.$B17])     -      SQRT([.HF$2]^2-SIN([.$B17])^2))    /     (COS([.$B17])    +     SQRT([.HF$2]^2-SIN([.$B17])^2))    )  ^2     -    [.$C17]  )^2" office:value-type="float" office:value="0.00000190186346566284" calcext:value-type="float">
            <text:p>1.90186346566284E-006</text:p>
          </table:table-cell>
          <table:table-cell table:formula="of:=(       (    (COS([.$B17])     -      SQRT([.HG$2]^2-SIN([.$B17])^2))    /     (COS([.$B17])    +     SQRT([.HG$2]^2-SIN([.$B17])^2))    )  ^2     -    [.$C17]  )^2" office:value-type="float" office:value="0.00000177206449956012" calcext:value-type="float">
            <text:p>1.77206449956012E-006</text:p>
          </table:table-cell>
          <table:table-cell table:formula="of:=(       (    (COS([.$B17])     -      SQRT([.HH$2]^2-SIN([.$B17])^2))    /     (COS([.$B17])    +     SQRT([.HH$2]^2-SIN([.$B17])^2))    )  ^2     -    [.$C17]  )^2" office:value-type="float" office:value="0.0000016468494721172" calcext:value-type="float">
            <text:p>1.6468494721172E-006</text:p>
          </table:table-cell>
          <table:table-cell table:formula="of:=(       (    (COS([.$B17])     -      SQRT([.HI$2]^2-SIN([.$B17])^2))    /     (COS([.$B17])    +     SQRT([.HI$2]^2-SIN([.$B17])^2))    )  ^2     -    [.$C17]  )^2" office:value-type="float" office:value="0.00000152621875957772" calcext:value-type="float">
            <text:p>1.52621875957772E-006</text:p>
          </table:table-cell>
          <table:table-cell table:formula="of:=(       (    (COS([.$B17])     -      SQRT([.HJ$2]^2-SIN([.$B17])^2))    /     (COS([.$B17])    +     SQRT([.HJ$2]^2-SIN([.$B17])^2))    )  ^2     -    [.$C17]  )^2" office:value-type="float" office:value="0.00000141017273641555" calcext:value-type="float">
            <text:p>1.41017273641555E-006</text:p>
          </table:table-cell>
          <table:table-cell table:formula="of:=(       (    (COS([.$B17])     -      SQRT([.HK$2]^2-SIN([.$B17])^2))    /     (COS([.$B17])    +     SQRT([.HK$2]^2-SIN([.$B17])^2))    )  ^2     -    [.$C17]  )^2" office:value-type="float" office:value="0.00000129871177533636" calcext:value-type="float">
            <text:p>1.29871177533636E-006</text:p>
          </table:table-cell>
          <table:table-cell table:formula="of:=(       (    (COS([.$B17])     -      SQRT([.HL$2]^2-SIN([.$B17])^2))    /     (COS([.$B17])    +     SQRT([.HL$2]^2-SIN([.$B17])^2))    )  ^2     -    [.$C17]  )^2" office:value-type="float" office:value="0.00000119183624727966" calcext:value-type="float">
            <text:p>1.19183624727966E-006</text:p>
          </table:table-cell>
          <table:table-cell table:formula="of:=(       (    (COS([.$B17])     -      SQRT([.HM$2]^2-SIN([.$B17])^2))    /     (COS([.$B17])    +     SQRT([.HM$2]^2-SIN([.$B17])^2))    )  ^2     -    [.$C17]  )^2" office:value-type="float" office:value="0.00000108954652142047" calcext:value-type="float">
            <text:p>1.08954652142047E-006</text:p>
          </table:table-cell>
          <table:table-cell table:formula="of:=(       (    (COS([.$B17])     -      SQRT([.HN$2]^2-SIN([.$B17])^2))    /     (COS([.$B17])    +     SQRT([.HN$2]^2-SIN([.$B17])^2))    )  ^2     -    [.$C17]  )^2" office:value-type="float" office:value="0.000000991842965171234" calcext:value-type="float">
            <text:p>9.91842965171234E-007</text:p>
          </table:table-cell>
          <table:table-cell table:formula="of:=(       (    (COS([.$B17])     -      SQRT([.HO$2]^2-SIN([.$B17])^2))    /     (COS([.$B17])    +     SQRT([.HO$2]^2-SIN([.$B17])^2))    )  ^2     -    [.$C17]  )^2" office:value-type="float" office:value="0.00000089872594418367" calcext:value-type="float">
            <text:p>8.9872594418367E-007</text:p>
          </table:table-cell>
          <table:table-cell table:formula="of:=(       (    (COS([.$B17])     -      SQRT([.HP$2]^2-SIN([.$B17])^2))    /     (COS([.$B17])    +     SQRT([.HP$2]^2-SIN([.$B17])^2))    )  ^2     -    [.$C17]  )^2" office:value-type="float" office:value="0.000000810195822350973" calcext:value-type="float">
            <text:p>8.10195822350973E-007</text:p>
          </table:table-cell>
          <table:table-cell table:formula="of:=(       (    (COS([.$B17])     -      SQRT([.HQ$2]^2-SIN([.$B17])^2))    /     (COS([.$B17])    +     SQRT([.HQ$2]^2-SIN([.$B17])^2))    )  ^2     -    [.$C17]  )^2" office:value-type="float" office:value="0.000000726252961809309" calcext:value-type="float">
            <text:p>7.26252961809309E-007</text:p>
          </table:table-cell>
          <table:table-cell table:formula="of:=(       (    (COS([.$B17])     -      SQRT([.HR$2]^2-SIN([.$B17])^2))    /     (COS([.$B17])    +     SQRT([.HR$2]^2-SIN([.$B17])^2))    )  ^2     -    [.$C17]  )^2" office:value-type="float" office:value="0.000000646897722939547" calcext:value-type="float">
            <text:p>6.46897722939547E-007</text:p>
          </table:table-cell>
          <table:table-cell table:formula="of:=(       (    (COS([.$B17])     -      SQRT([.HS$2]^2-SIN([.$B17])^2))    /     (COS([.$B17])    +     SQRT([.HS$2]^2-SIN([.$B17])^2))    )  ^2     -    [.$C17]  )^2" office:value-type="float" office:value="0.000000572130464369753" calcext:value-type="float">
            <text:p>5.72130464369753E-007</text:p>
          </table:table-cell>
          <table:table-cell table:formula="of:=(       (    (COS([.$B17])     -      SQRT([.HT$2]^2-SIN([.$B17])^2))    /     (COS([.$B17])    +     SQRT([.HT$2]^2-SIN([.$B17])^2))    )  ^2     -    [.$C17]  )^2" office:value-type="float" office:value="0.000000501951542976311" calcext:value-type="float">
            <text:p>0.000000502</text:p>
          </table:table-cell>
          <table:table-cell table:formula="of:=(       (    (COS([.$B17])     -      SQRT([.HU$2]^2-SIN([.$B17])^2))    /     (COS([.$B17])    +     SQRT([.HU$2]^2-SIN([.$B17])^2))    )  ^2     -    [.$C17]  )^2" office:value-type="float" office:value="0.000000436361313886436" calcext:value-type="float">
            <text:p>4.36361313886436E-007</text:p>
          </table:table-cell>
          <table:table-cell table:formula="of:=(       (    (COS([.$B17])     -      SQRT([.HV$2]^2-SIN([.$B17])^2))    /     (COS([.$B17])    +     SQRT([.HV$2]^2-SIN([.$B17])^2))    )  ^2     -    [.$C17]  )^2" office:value-type="float" office:value="0.000000375360130479563" calcext:value-type="float">
            <text:p>3.75360130479563E-007</text:p>
          </table:table-cell>
          <table:table-cell table:formula="of:=(       (    (COS([.$B17])     -      SQRT([.HW$2]^2-SIN([.$B17])^2))    /     (COS([.$B17])    +     SQRT([.HW$2]^2-SIN([.$B17])^2))    )  ^2     -    [.$C17]  )^2" office:value-type="float" office:value="0.000000318948344389496" calcext:value-type="float">
            <text:p>3.18948344389496E-007</text:p>
          </table:table-cell>
          <table:table-cell table:formula="of:=(       (    (COS([.$B17])     -      SQRT([.HX$2]^2-SIN([.$B17])^2))    /     (COS([.$B17])    +     SQRT([.HX$2]^2-SIN([.$B17])^2))    )  ^2     -    [.$C17]  )^2" office:value-type="float" office:value="0.000000267126305506014" calcext:value-type="float">
            <text:p>2.67126305506014E-007</text:p>
          </table:table-cell>
          <table:table-cell table:formula="of:=(       (    (COS([.$B17])     -      SQRT([.HY$2]^2-SIN([.$B17])^2))    /     (COS([.$B17])    +     SQRT([.HY$2]^2-SIN([.$B17])^2))    )  ^2     -    [.$C17]  )^2" office:value-type="float" office:value="0.00000021989436197695" calcext:value-type="float">
            <text:p>2.1989436197695E-007</text:p>
          </table:table-cell>
          <table:table-cell table:formula="of:=(       (    (COS([.$B17])     -      SQRT([.HZ$2]^2-SIN([.$B17])^2))    /     (COS([.$B17])    +     SQRT([.HZ$2]^2-SIN([.$B17])^2))    )  ^2     -    [.$C17]  )^2" office:value-type="float" office:value="0.000000177252860210021" calcext:value-type="float">
            <text:p>1.77252860210021E-007</text:p>
          </table:table-cell>
          <table:table-cell table:formula="of:=(       (    (COS([.$B17])     -      SQRT([.IA$2]^2-SIN([.$B17])^2))    /     (COS([.$B17])    +     SQRT([.IA$2]^2-SIN([.$B17])^2))    )  ^2     -    [.$C17]  )^2" office:value-type="float" office:value="0.000000139202144874463" calcext:value-type="float">
            <text:p>1.39202144874463E-007</text:p>
          </table:table-cell>
          <table:table-cell table:formula="of:=(       (    (COS([.$B17])     -      SQRT([.IB$2]^2-SIN([.$B17])^2))    /     (COS([.$B17])    +     SQRT([.IB$2]^2-SIN([.$B17])^2))    )  ^2     -    [.$C17]  )^2" office:value-type="float" office:value="0.000000105742558903125" calcext:value-type="float">
            <text:p>1.05742558903125E-007</text:p>
          </table:table-cell>
          <table:table-cell table:formula="of:=(       (    (COS([.$B17])     -      SQRT([.IC$2]^2-SIN([.$B17])^2))    /     (COS([.$B17])    +     SQRT([.IC$2]^2-SIN([.$B17])^2))    )  ^2     -    [.$C17]  )^2" office:value-type="float" office:value="0.0000000768744434942972" calcext:value-type="float">
            <text:p>7.68744434942972E-008</text:p>
          </table:table-cell>
          <table:table-cell table:formula="of:=(       (    (COS([.$B17])     -      SQRT([.ID$2]^2-SIN([.$B17])^2))    /     (COS([.$B17])    +     SQRT([.ID$2]^2-SIN([.$B17])^2))    )  ^2     -    [.$C17]  )^2" office:value-type="float" office:value="0.0000000525981381133262" calcext:value-type="float">
            <text:p>5.25981381133262E-008</text:p>
          </table:table-cell>
          <table:table-cell table:formula="of:=(       (    (COS([.$B17])     -      SQRT([.IE$2]^2-SIN([.$B17])^2))    /     (COS([.$B17])    +     SQRT([.IE$2]^2-SIN([.$B17])^2))    )  ^2     -    [.$C17]  )^2" office:value-type="float" office:value="0.0000000329139804947633" calcext:value-type="float">
            <text:p>3.29139804947633E-008</text:p>
          </table:table-cell>
          <table:table-cell table:formula="of:=(       (    (COS([.$B17])     -      SQRT([.IF$2]^2-SIN([.$B17])^2))    /     (COS([.$B17])    +     SQRT([.IF$2]^2-SIN([.$B17])^2))    )  ^2     -    [.$C17]  )^2" office:value-type="float" office:value="0.00000001782230664401" calcext:value-type="float">
            <text:p>1.782230664401E-008</text:p>
          </table:table-cell>
          <table:table-cell table:formula="of:=(       (    (COS([.$B17])     -      SQRT([.IG$2]^2-SIN([.$B17])^2))    /     (COS([.$B17])    +     SQRT([.IG$2]^2-SIN([.$B17])^2))    )  ^2     -    [.$C17]  )^2" office:value-type="float" office:value="0.00000000732345083924092" calcext:value-type="float">
            <text:p>7.32345083924092E-009</text:p>
          </table:table-cell>
          <table:table-cell table:formula="of:=(       (    (COS([.$B17])     -      SQRT([.IH$2]^2-SIN([.$B17])^2))    /     (COS([.$B17])    +     SQRT([.IH$2]^2-SIN([.$B17])^2))    )  ^2     -    [.$C17]  )^2" office:value-type="float" office:value="0.00000000141774563322723" calcext:value-type="float">
            <text:p>1.41774563322723E-009</text:p>
          </table:table-cell>
          <table:table-cell table:formula="of:=(       (    (COS([.$B17])     -      SQRT([.II$2]^2-SIN([.$B17])^2))    /     (COS([.$B17])    +     SQRT([.II$2]^2-SIN([.$B17])^2))    )  ^2     -    [.$C17]  )^2" office:value-type="float" office:value="0.000000000105521855169623" calcext:value-type="float">
            <text:p>1.05521855169623E-010</text:p>
          </table:table-cell>
          <table:table-cell table:formula="of:=(       (    (COS([.$B17])     -      SQRT([.IJ$2]^2-SIN([.$B17])^2))    /     (COS([.$B17])    +     SQRT([.IJ$2]^2-SIN([.$B17])^2))    )  ^2     -    [.$C17]  )^2" office:value-type="float" office:value="0.00000000338710861255115" calcext:value-type="float">
            <text:p>3.38710861255115E-009</text:p>
          </table:table-cell>
          <table:table-cell table:formula="of:=(       (    (COS([.$B17])     -      SQRT([.IK$2]^2-SIN([.$B17])^2))    /     (COS([.$B17])    +     SQRT([.IK$2]^2-SIN([.$B17])^2))    )  ^2     -    [.$C17]  )^2" office:value-type="float" office:value="0.0000000112628332929662" calcext:value-type="float">
            <text:p>1.12628332929662E-008</text:p>
          </table:table-cell>
          <table:table-cell table:formula="of:=(       (    (COS([.$B17])     -      SQRT([.IL$2]^2-SIN([.$B17])^2))    /     (COS([.$B17])    +     SQRT([.IL$2]^2-SIN([.$B17])^2))    )  ^2     -    [.$C17]  )^2" office:value-type="float" office:value="0.0000000237330215659654" calcext:value-type="float">
            <text:p>2.37330215659654E-008</text:p>
          </table:table-cell>
          <table:table-cell table:formula="of:=(       (    (COS([.$B17])     -      SQRT([.IM$2]^2-SIN([.$B17])^2))    /     (COS([.$B17])    +     SQRT([.IM$2]^2-SIN([.$B17])^2))    )  ^2     -    [.$C17]  )^2" office:value-type="float" office:value="0.0000000407979973848441" calcext:value-type="float">
            <text:p>4.07979973848441E-008</text:p>
          </table:table-cell>
          <table:table-cell table:formula="of:=(       (    (COS([.$B17])     -      SQRT([.IN$2]^2-SIN([.$B17])^2))    /     (COS([.$B17])    +     SQRT([.IN$2]^2-SIN([.$B17])^2))    )  ^2     -    [.$C17]  )^2" office:value-type="float" office:value="0.0000000624580829885827" calcext:value-type="float">
            <text:p>6.24580829885827E-008</text:p>
          </table:table-cell>
          <table:table-cell table:formula="of:=(       (    (COS([.$B17])     -      SQRT([.IO$2]^2-SIN([.$B17])^2))    /     (COS([.$B17])    +     SQRT([.IO$2]^2-SIN([.$B17])^2))    )  ^2     -    [.$C17]  )^2" office:value-type="float" office:value="0.0000000887135989035161" calcext:value-type="float">
            <text:p>8.87135989035161E-008</text:p>
          </table:table-cell>
          <table:table-cell table:formula="of:=(       (    (COS([.$B17])     -      SQRT([.IP$2]^2-SIN([.$B17])^2))    /     (COS([.$B17])    +     SQRT([.IP$2]^2-SIN([.$B17])^2))    )  ^2     -    [.$C17]  )^2" office:value-type="float" office:value="0.000000119564863945353" calcext:value-type="float">
            <text:p>1.19564863945353E-007</text:p>
          </table:table-cell>
          <table:table-cell table:formula="of:=(       (    (COS([.$B17])     -      SQRT([.IQ$2]^2-SIN([.$B17])^2))    /     (COS([.$B17])    +     SQRT([.IQ$2]^2-SIN([.$B17])^2))    )  ^2     -    [.$C17]  )^2" office:value-type="float" office:value="0.000000155012195220822" calcext:value-type="float">
            <text:p>0.000000155</text:p>
          </table:table-cell>
          <table:table-cell table:formula="of:=(       (    (COS([.$B17])     -      SQRT([.IR$2]^2-SIN([.$B17])^2))    /     (COS([.$B17])    +     SQRT([.IR$2]^2-SIN([.$B17])^2))    )  ^2     -    [.$C17]  )^2" office:value-type="float" office:value="0.000000195055908129608" calcext:value-type="float">
            <text:p>1.95055908129608E-007</text:p>
          </table:table-cell>
          <table:table-cell table:formula="of:=(       (    (COS([.$B17])     -      SQRT([.IS$2]^2-SIN([.$B17])^2))    /     (COS([.$B17])    +     SQRT([.IS$2]^2-SIN([.$B17])^2))    )  ^2     -    [.$C17]  )^2" office:value-type="float" office:value="0.000000239696316366132" calcext:value-type="float">
            <text:p>2.39696316366132E-007</text:p>
          </table:table-cell>
          <table:table-cell table:formula="of:=(       (    (COS([.$B17])     -      SQRT([.IT$2]^2-SIN([.$B17])^2))    /     (COS([.$B17])    +     SQRT([.IT$2]^2-SIN([.$B17])^2))    )  ^2     -    [.$C17]  )^2" office:value-type="float" office:value="0.000000288933731921527" calcext:value-type="float">
            <text:p>2.88933731921527E-007</text:p>
          </table:table-cell>
          <table:table-cell table:formula="of:=(       (    (COS([.$B17])     -      SQRT([.IU$2]^2-SIN([.$B17])^2))    /     (COS([.$B17])    +     SQRT([.IU$2]^2-SIN([.$B17])^2))    )  ^2     -    [.$C17]  )^2" office:value-type="float" office:value="0.000000342768465085015" calcext:value-type="float">
            <text:p>3.42768465085015E-007</text:p>
          </table:table-cell>
          <table:table-cell table:formula="of:=(       (    (COS([.$B17])     -      SQRT([.IV$2]^2-SIN([.$B17])^2))    /     (COS([.$B17])    +     SQRT([.IV$2]^2-SIN([.$B17])^2))    )  ^2     -    [.$C17]  )^2" office:value-type="float" office:value="0.000000401200824446425" calcext:value-type="float">
            <text:p>4.01200824446425E-007</text:p>
          </table:table-cell>
          <table:table-cell table:formula="of:=(       (    (COS([.$B17])     -      SQRT([.IW$2]^2-SIN([.$B17])^2))    /     (COS([.$B17])    +     SQRT([.IW$2]^2-SIN([.$B17])^2))    )  ^2     -    [.$C17]  )^2" office:value-type="float" office:value="0.00000046423111689734" calcext:value-type="float">
            <text:p>4.6423111689734E-007</text:p>
          </table:table-cell>
          <table:table-cell table:formula="of:=(       (    (COS([.$B17])     -      SQRT([.IX$2]^2-SIN([.$B17])^2))    /     (COS([.$B17])    +     SQRT([.IX$2]^2-SIN([.$B17])^2))    )  ^2     -    [.$C17]  )^2" office:value-type="float" office:value="0.000000531859647633267" calcext:value-type="float">
            <text:p>5.31859647633267E-007</text:p>
          </table:table-cell>
          <table:table-cell table:formula="of:=(       (    (COS([.$B17])     -      SQRT([.IY$2]^2-SIN([.$B17])^2))    /     (COS([.$B17])    +     SQRT([.IY$2]^2-SIN([.$B17])^2))    )  ^2     -    [.$C17]  )^2" office:value-type="float" office:value="0.000000604086720155375" calcext:value-type="float">
            <text:p>6.04086720155375E-007</text:p>
          </table:table-cell>
          <table:table-cell table:formula="of:=(       (    (COS([.$B17])     -      SQRT([.IZ$2]^2-SIN([.$B17])^2))    /     (COS([.$B17])    +     SQRT([.IZ$2]^2-SIN([.$B17])^2))    )  ^2     -    [.$C17]  )^2" office:value-type="float" office:value="0.000000680912636272528" calcext:value-type="float">
            <text:p>6.80912636272528E-007</text:p>
          </table:table-cell>
          <table:table-cell table:formula="of:=(       (    (COS([.$B17])     -      SQRT([.JA$2]^2-SIN([.$B17])^2))    /     (COS([.$B17])    +     SQRT([.JA$2]^2-SIN([.$B17])^2))    )  ^2     -    [.$C17]  )^2" office:value-type="float" office:value="0.000000762337696102485" calcext:value-type="float">
            <text:p>7.62337696102485E-007</text:p>
          </table:table-cell>
          <table:table-cell table:formula="of:=(       (    (COS([.$B17])     -      SQRT([.JB$2]^2-SIN([.$B17])^2))    /     (COS([.$B17])    +     SQRT([.JB$2]^2-SIN([.$B17])^2))    )  ^2     -    [.$C17]  )^2" office:value-type="float" office:value="0.00000084836219807441" calcext:value-type="float">
            <text:p>8.4836219807441E-007</text:p>
          </table:table-cell>
          <table:table-cell table:formula="of:=(       (    (COS([.$B17])     -      SQRT([.JC$2]^2-SIN([.$B17])^2))    /     (COS([.$B17])    +     SQRT([.JC$2]^2-SIN([.$B17])^2))    )  ^2     -    [.$C17]  )^2" office:value-type="float" office:value="0.000000938986438930356" calcext:value-type="float">
            <text:p>0.000000939</text:p>
          </table:table-cell>
          <table:table-cell table:formula="of:=(       (    (COS([.$B17])     -      SQRT([.JD$2]^2-SIN([.$B17])^2))    /     (COS([.$B17])    +     SQRT([.JD$2]^2-SIN([.$B17])^2))    )  ^2     -    [.$C17]  )^2" office:value-type="float" office:value="0.00000103421071372703" calcext:value-type="float">
            <text:p>1.03421071372703E-006</text:p>
          </table:table-cell>
          <table:table-cell table:formula="of:=(       (    (COS([.$B17])     -      SQRT([.JE$2]^2-SIN([.$B17])^2))    /     (COS([.$B17])    +     SQRT([.JE$2]^2-SIN([.$B17])^2))    )  ^2     -    [.$C17]  )^2" office:value-type="float" office:value="0.00000113403531583761" calcext:value-type="float">
            <text:p>0.000001134</text:p>
          </table:table-cell>
          <table:table-cell table:formula="of:=(       (    (COS([.$B17])     -      SQRT([.JF$2]^2-SIN([.$B17])^2))    /     (COS([.$B17])    +     SQRT([.JF$2]^2-SIN([.$B17])^2))    )  ^2     -    [.$C17]  )^2" office:value-type="float" office:value="0.00000123846053695378" calcext:value-type="float">
            <text:p>1.23846053695378E-006</text:p>
          </table:table-cell>
          <table:table-cell table:formula="of:=(       (    (COS([.$B17])     -      SQRT([.JG$2]^2-SIN([.$B17])^2))    /     (COS([.$B17])    +     SQRT([.JG$2]^2-SIN([.$B17])^2))    )  ^2     -    [.$C17]  )^2" office:value-type="float" office:value="0.00000134748666708729" calcext:value-type="float">
            <text:p>1.34748666708729E-006</text:p>
          </table:table-cell>
          <table:table-cell table:formula="of:=(       (    (COS([.$B17])     -      SQRT([.JH$2]^2-SIN([.$B17])^2))    /     (COS([.$B17])    +     SQRT([.JH$2]^2-SIN([.$B17])^2))    )  ^2     -    [.$C17]  )^2" office:value-type="float" office:value="0.00000146111399457181" calcext:value-type="float">
            <text:p>1.46111399457181E-006</text:p>
          </table:table-cell>
          <table:table-cell table:formula="of:=(       (    (COS([.$B17])     -      SQRT([.JI$2]^2-SIN([.$B17])^2))    /     (COS([.$B17])    +     SQRT([.JI$2]^2-SIN([.$B17])^2))    )  ^2     -    [.$C17]  )^2" office:value-type="float" office:value="0.00000157934280606465" calcext:value-type="float">
            <text:p>1.57934280606465E-006</text:p>
          </table:table-cell>
          <table:table-cell table:formula="of:=(       (    (COS([.$B17])     -      SQRT([.JJ$2]^2-SIN([.$B17])^2))    /     (COS([.$B17])    +     SQRT([.JJ$2]^2-SIN([.$B17])^2))    )  ^2     -    [.$C17]  )^2" office:value-type="float" office:value="0.00000170217338654894" calcext:value-type="float">
            <text:p>1.70217338654894E-006</text:p>
          </table:table-cell>
          <table:table-cell table:formula="of:=(       (    (COS([.$B17])     -      SQRT([.JK$2]^2-SIN([.$B17])^2))    /     (COS([.$B17])    +     SQRT([.JK$2]^2-SIN([.$B17])^2))    )  ^2     -    [.$C17]  )^2" office:value-type="float" office:value="0.00000182960601933475" calcext:value-type="float">
            <text:p>1.82960601933475E-006</text:p>
          </table:table-cell>
          <table:table-cell table:formula="of:=(       (    (COS([.$B17])     -      SQRT([.JL$2]^2-SIN([.$B17])^2))    /     (COS([.$B17])    +     SQRT([.JL$2]^2-SIN([.$B17])^2))    )  ^2     -    [.$C17]  )^2" office:value-type="float" office:value="0.00000196164098606174" calcext:value-type="float">
            <text:p>1.96164098606174E-006</text:p>
          </table:table-cell>
          <table:table-cell table:formula="of:=(       (    (COS([.$B17])     -      SQRT([.JM$2]^2-SIN([.$B17])^2))    /     (COS([.$B17])    +     SQRT([.JM$2]^2-SIN([.$B17])^2))    )  ^2     -    [.$C17]  )^2" office:value-type="float" office:value="0.00000209827856670039" calcext:value-type="float">
            <text:p>2.09827856670039E-006</text:p>
          </table:table-cell>
          <table:table-cell table:formula="of:=(       (    (COS([.$B17])     -      SQRT([.JN$2]^2-SIN([.$B17])^2))    /     (COS([.$B17])    +     SQRT([.JN$2]^2-SIN([.$B17])^2))    )  ^2     -    [.$C17]  )^2" office:value-type="float" office:value="0.00000223951903955324" calcext:value-type="float">
            <text:p>2.23951903955324E-006</text:p>
          </table:table-cell>
          <table:table-cell table:formula="of:=(       (    (COS([.$B17])     -      SQRT([.JO$2]^2-SIN([.$B17])^2))    /     (COS([.$B17])    +     SQRT([.JO$2]^2-SIN([.$B17])^2))    )  ^2     -    [.$C17]  )^2" office:value-type="float" office:value="0.00000238536268125871" calcext:value-type="float">
            <text:p>2.38536268125871E-006</text:p>
          </table:table-cell>
          <table:table-cell table:formula="of:=(       (    (COS([.$B17])     -      SQRT([.JP$2]^2-SIN([.$B17])^2))    /     (COS([.$B17])    +     SQRT([.JP$2]^2-SIN([.$B17])^2))    )  ^2     -    [.$C17]  )^2" office:value-type="float" office:value="0.00000253580976678987" calcext:value-type="float">
            <text:p>2.53580976678987E-006</text:p>
          </table:table-cell>
          <table:table-cell table:formula="of:=(       (    (COS([.$B17])     -      SQRT([.JQ$2]^2-SIN([.$B17])^2))    /     (COS([.$B17])    +     SQRT([.JQ$2]^2-SIN([.$B17])^2))    )  ^2     -    [.$C17]  )^2" office:value-type="float" office:value="0.00000269086056945922" calcext:value-type="float">
            <text:p>2.69086056945922E-006</text:p>
          </table:table-cell>
          <table:table-cell table:formula="of:=(       (    (COS([.$B17])     -      SQRT([.JR$2]^2-SIN([.$B17])^2))    /     (COS([.$B17])    +     SQRT([.JR$2]^2-SIN([.$B17])^2))    )  ^2     -    [.$C17]  )^2" office:value-type="float" office:value="0.00000285051536091876" calcext:value-type="float">
            <text:p>2.85051536091876E-006</text:p>
          </table:table-cell>
          <table:table-cell table:formula="of:=(       (    (COS([.$B17])     -      SQRT([.JS$2]^2-SIN([.$B17])^2))    /     (COS([.$B17])    +     SQRT([.JS$2]^2-SIN([.$B17])^2))    )  ^2     -    [.$C17]  )^2" office:value-type="float" office:value="0.00000301477441116161" calcext:value-type="float">
            <text:p>3.01477441116161E-006</text:p>
          </table:table-cell>
          <table:table-cell table:formula="of:=(       (    (COS([.$B17])     -      SQRT([.JT$2]^2-SIN([.$B17])^2))    /     (COS([.$B17])    +     SQRT([.JT$2]^2-SIN([.$B17])^2))    )  ^2     -    [.$C17]  )^2" office:value-type="float" office:value="0.00000318363798852525" calcext:value-type="float">
            <text:p>3.18363798852525E-006</text:p>
          </table:table-cell>
          <table:table-cell table:formula="of:=(       (    (COS([.$B17])     -      SQRT([.JU$2]^2-SIN([.$B17])^2))    /     (COS([.$B17])    +     SQRT([.JU$2]^2-SIN([.$B17])^2))    )  ^2     -    [.$C17]  )^2" office:value-type="float" office:value="0.00000335710635969125" calcext:value-type="float">
            <text:p>3.35710635969125E-006</text:p>
          </table:table-cell>
          <table:table-cell table:formula="of:=(       (    (COS([.$B17])     -      SQRT([.JV$2]^2-SIN([.$B17])^2))    /     (COS([.$B17])    +     SQRT([.JV$2]^2-SIN([.$B17])^2))    )  ^2     -    [.$C17]  )^2" office:value-type="float" office:value="0.00000353517978968947" calcext:value-type="float">
            <text:p>3.53517978968947E-006</text:p>
          </table:table-cell>
          <table:table-cell table:formula="of:=(       (    (COS([.$B17])     -      SQRT([.JW$2]^2-SIN([.$B17])^2))    /     (COS([.$B17])    +     SQRT([.JW$2]^2-SIN([.$B17])^2))    )  ^2     -    [.$C17]  )^2" office:value-type="float" office:value="0.00000371785854189759" calcext:value-type="float">
            <text:p>3.71785854189759E-006</text:p>
          </table:table-cell>
          <table:table-cell table:formula="of:=(       (    (COS([.$B17])     -      SQRT([.JX$2]^2-SIN([.$B17])^2))    /     (COS([.$B17])    +     SQRT([.JX$2]^2-SIN([.$B17])^2))    )  ^2     -    [.$C17]  )^2" office:value-type="float" office:value="0.0000039051428780444" calcext:value-type="float">
            <text:p>3.9051428780444E-006</text:p>
          </table:table-cell>
          <table:table-cell table:formula="of:=(       (    (COS([.$B17])     -      SQRT([.JY$2]^2-SIN([.$B17])^2))    /     (COS([.$B17])    +     SQRT([.JY$2]^2-SIN([.$B17])^2))    )  ^2     -    [.$C17]  )^2" office:value-type="float" office:value="0.00000409703305821064" calcext:value-type="float">
            <text:p>0.000004097</text:p>
          </table:table-cell>
          <table:table-cell table:formula="of:=(       (    (COS([.$B17])     -      SQRT([.JZ$2]^2-SIN([.$B17])^2))    /     (COS([.$B17])    +     SQRT([.JZ$2]^2-SIN([.$B17])^2))    )  ^2     -    [.$C17]  )^2" office:value-type="float" office:value="0.00000429352934083168" calcext:value-type="float">
            <text:p>4.29352934083168E-006</text:p>
          </table:table-cell>
          <table:table-cell table:formula="of:=(       (    (COS([.$B17])     -      SQRT([.KA$2]^2-SIN([.$B17])^2))    /     (COS([.$B17])    +     SQRT([.KA$2]^2-SIN([.$B17])^2))    )  ^2     -    [.$C17]  )^2" office:value-type="float" office:value="0.00000449463198269814" calcext:value-type="float">
            <text:p>4.49463198269814E-006</text:p>
          </table:table-cell>
          <table:table-cell table:formula="of:=(       (    (COS([.$B17])     -      SQRT([.KB$2]^2-SIN([.$B17])^2))    /     (COS([.$B17])    +     SQRT([.KB$2]^2-SIN([.$B17])^2))    )  ^2     -    [.$C17]  )^2" office:value-type="float" office:value="0.00000470034123895887" calcext:value-type="float">
            <text:p>4.70034123895887E-006</text:p>
          </table:table-cell>
          <table:table-cell table:formula="of:=(       (    (COS([.$B17])     -      SQRT([.KC$2]^2-SIN([.$B17])^2))    /     (COS([.$B17])    +     SQRT([.KC$2]^2-SIN([.$B17])^2))    )  ^2     -    [.$C17]  )^2" office:value-type="float" office:value="0.00000491065736312201" calcext:value-type="float">
            <text:p>4.91065736312201E-006</text:p>
          </table:table-cell>
          <table:table-cell table:formula="of:=(       (    (COS([.$B17])     -      SQRT([.KD$2]^2-SIN([.$B17])^2))    /     (COS([.$B17])    +     SQRT([.KD$2]^2-SIN([.$B17])^2))    )  ^2     -    [.$C17]  )^2" office:value-type="float" office:value="0.0000051255806070565" calcext:value-type="float">
            <text:p>5.1255806070565E-006</text:p>
          </table:table-cell>
          <table:table-cell table:formula="of:=(       (    (COS([.$B17])     -      SQRT([.KE$2]^2-SIN([.$B17])^2))    /     (COS([.$B17])    +     SQRT([.KE$2]^2-SIN([.$B17])^2))    )  ^2     -    [.$C17]  )^2" office:value-type="float" office:value="0.00000534511122099488" calcext:value-type="float">
            <text:p>5.34511122099488E-006</text:p>
          </table:table-cell>
          <table:table-cell table:formula="of:=(       (    (COS([.$B17])     -      SQRT([.KF$2]^2-SIN([.$B17])^2))    /     (COS([.$B17])    +     SQRT([.KF$2]^2-SIN([.$B17])^2))    )  ^2     -    [.$C17]  )^2" office:value-type="float" office:value="0.00000556924945353409" calcext:value-type="float">
            <text:p>5.56924945353409E-006</text:p>
          </table:table-cell>
          <table:table-cell table:formula="of:=(       (    (COS([.$B17])     -      SQRT([.KG$2]^2-SIN([.$B17])^2))    /     (COS([.$B17])    +     SQRT([.KG$2]^2-SIN([.$B17])^2))    )  ^2     -    [.$C17]  )^2" office:value-type="float" office:value="0.00000579799555163742" calcext:value-type="float">
            <text:p>0.000005798</text:p>
          </table:table-cell>
          <table:table-cell table:formula="of:=(       (    (COS([.$B17])     -      SQRT([.KH$2]^2-SIN([.$B17])^2))    /     (COS([.$B17])    +     SQRT([.KH$2]^2-SIN([.$B17])^2))    )  ^2     -    [.$C17]  )^2" office:value-type="float" office:value="0.00000603134976063686" calcext:value-type="float">
            <text:p>6.03134976063686E-006</text:p>
          </table:table-cell>
          <table:table-cell table:formula="of:=(       (    (COS([.$B17])     -      SQRT([.KI$2]^2-SIN([.$B17])^2))    /     (COS([.$B17])    +     SQRT([.KI$2]^2-SIN([.$B17])^2))    )  ^2     -    [.$C17]  )^2" office:value-type="float" office:value="0.00000626931232423435" calcext:value-type="float">
            <text:p>6.26931232423435E-006</text:p>
          </table:table-cell>
          <table:table-cell table:formula="of:=(       (    (COS([.$B17])     -      SQRT([.KJ$2]^2-SIN([.$B17])^2))    /     (COS([.$B17])    +     SQRT([.KJ$2]^2-SIN([.$B17])^2))    )  ^2     -    [.$C17]  )^2" office:value-type="float" office:value="0.00000651188348450305" calcext:value-type="float">
            <text:p>6.51188348450305E-006</text:p>
          </table:table-cell>
          <table:table-cell table:formula="of:=(       (    (COS([.$B17])     -      SQRT([.KK$2]^2-SIN([.$B17])^2))    /     (COS([.$B17])    +     SQRT([.KK$2]^2-SIN([.$B17])^2))    )  ^2     -    [.$C17]  )^2" office:value-type="float" office:value="0.00000675906348189014" calcext:value-type="float">
            <text:p>6.75906348189014E-006</text:p>
          </table:table-cell>
          <table:table-cell table:formula="of:=(       (    (COS([.$B17])     -      SQRT([.KL$2]^2-SIN([.$B17])^2))    /     (COS([.$B17])    +     SQRT([.KL$2]^2-SIN([.$B17])^2))    )  ^2     -    [.$C17]  )^2" office:value-type="float" office:value="0.00000701085255521833" calcext:value-type="float">
            <text:p>7.01085255521833E-006</text:p>
          </table:table-cell>
          <table:table-cell table:formula="of:=(       (    (COS([.$B17])     -      SQRT([.KM$2]^2-SIN([.$B17])^2))    /     (COS([.$B17])    +     SQRT([.KM$2]^2-SIN([.$B17])^2))    )  ^2     -    [.$C17]  )^2" office:value-type="float" office:value="0.000007267250941687" calcext:value-type="float">
            <text:p>7.267250941687E-006</text:p>
          </table:table-cell>
          <table:table-cell table:formula="of:=(       (    (COS([.$B17])     -      SQRT([.KN$2]^2-SIN([.$B17])^2))    /     (COS([.$B17])    +     SQRT([.KN$2]^2-SIN([.$B17])^2))    )  ^2     -    [.$C17]  )^2" office:value-type="float" office:value="0.00000752825887687442" calcext:value-type="float">
            <text:p>7.52825887687442E-006</text:p>
          </table:table-cell>
          <table:table-cell table:formula="of:=(       (    (COS([.$B17])     -      SQRT([.KO$2]^2-SIN([.$B17])^2))    /     (COS([.$B17])    +     SQRT([.KO$2]^2-SIN([.$B17])^2))    )  ^2     -    [.$C17]  )^2" office:value-type="float" office:value="0.00000779387659473929" calcext:value-type="float">
            <text:p>7.79387659473929E-006</text:p>
          </table:table-cell>
          <table:table-cell table:formula="of:=(       (    (COS([.$B17])     -      SQRT([.KP$2]^2-SIN([.$B17])^2))    /     (COS([.$B17])    +     SQRT([.KP$2]^2-SIN([.$B17])^2))    )  ^2     -    [.$C17]  )^2" office:value-type="float" office:value="0.00000806410432762282" calcext:value-type="float">
            <text:p>8.06410432762282E-006</text:p>
          </table:table-cell>
          <table:table-cell table:formula="of:=(       (    (COS([.$B17])     -      SQRT([.KQ$2]^2-SIN([.$B17])^2))    /     (COS([.$B17])    +     SQRT([.KQ$2]^2-SIN([.$B17])^2))    )  ^2     -    [.$C17]  )^2" office:value-type="float" office:value="0.00000833894230625051" calcext:value-type="float">
            <text:p>8.33894230625051E-006</text:p>
          </table:table-cell>
          <table:table-cell table:formula="of:=(       (    (COS([.$B17])     -      SQRT([.KR$2]^2-SIN([.$B17])^2))    /     (COS([.$B17])    +     SQRT([.KR$2]^2-SIN([.$B17])^2))    )  ^2     -    [.$C17]  )^2" office:value-type="float" office:value="0.00000861839075973343" calcext:value-type="float">
            <text:p>8.61839075973343E-006</text:p>
          </table:table-cell>
          <table:table-cell table:formula="of:=(       (    (COS([.$B17])     -      SQRT([.KS$2]^2-SIN([.$B17])^2))    /     (COS([.$B17])    +     SQRT([.KS$2]^2-SIN([.$B17])^2))    )  ^2     -    [.$C17]  )^2" office:value-type="float" office:value="0.00000890244991557028" calcext:value-type="float">
            <text:p>8.90244991557028E-006</text:p>
          </table:table-cell>
          <table:table-cell table:formula="of:=(       (    (COS([.$B17])     -      SQRT([.KT$2]^2-SIN([.$B17])^2))    /     (COS([.$B17])    +     SQRT([.KT$2]^2-SIN([.$B17])^2))    )  ^2     -    [.$C17]  )^2" office:value-type="float" office:value="0.00000919111999964856" calcext:value-type="float">
            <text:p>9.19111999964856E-006</text:p>
          </table:table-cell>
          <table:table-cell table:formula="of:=(       (    (COS([.$B17])     -      SQRT([.KU$2]^2-SIN([.$B17])^2))    /     (COS([.$B17])    +     SQRT([.KU$2]^2-SIN([.$B17])^2))    )  ^2     -    [.$C17]  )^2" office:value-type="float" office:value="0.00000948440123624748" calcext:value-type="float">
            <text:p>9.48440123624748E-006</text:p>
          </table:table-cell>
          <table:table-cell table:formula="of:=(       (    (COS([.$B17])     -      SQRT([.KV$2]^2-SIN([.$B17])^2))    /     (COS([.$B17])    +     SQRT([.KV$2]^2-SIN([.$B17])^2))    )  ^2     -    [.$C17]  )^2" office:value-type="float" office:value="0.00000978229384803874" calcext:value-type="float">
            <text:p>9.78229384803874E-006</text:p>
          </table:table-cell>
          <table:table-cell table:formula="of:=(       (    (COS([.$B17])     -      SQRT([.KW$2]^2-SIN([.$B17])^2))    /     (COS([.$B17])    +     SQRT([.KW$2]^2-SIN([.$B17])^2))    )  ^2     -    [.$C17]  )^2" office:value-type="float" office:value="0.000010084798056089" calcext:value-type="float">
            <text:p>1.0084798056089E-005</text:p>
          </table:table-cell>
          <table:table-cell table:formula="of:=(       (    (COS([.$B17])     -      SQRT([.KX$2]^2-SIN([.$B17])^2))    /     (COS([.$B17])    +     SQRT([.KX$2]^2-SIN([.$B17])^2))    )  ^2     -    [.$C17]  )^2" office:value-type="float" office:value="0.0000103919140798607" calcext:value-type="float">
            <text:p>1.03919140798607E-005</text:p>
          </table:table-cell>
          <table:table-cell table:formula="of:=(       (    (COS([.$B17])     -      SQRT([.KY$2]^2-SIN([.$B17])^2))    /     (COS([.$B17])    +     SQRT([.KY$2]^2-SIN([.$B17])^2))    )  ^2     -    [.$C17]  )^2" office:value-type="float" office:value="0.0000107036421372145" calcext:value-type="float">
            <text:p>1.07036421372145E-005</text:p>
          </table:table-cell>
          <table:table-cell table:formula="of:=(       (    (COS([.$B17])     -      SQRT([.KZ$2]^2-SIN([.$B17])^2))    /     (COS([.$B17])    +     SQRT([.KZ$2]^2-SIN([.$B17])^2))    )  ^2     -    [.$C17]  )^2" office:value-type="float" office:value="0.0000110199824444109" calcext:value-type="float">
            <text:p>0.00001102</text:p>
          </table:table-cell>
          <table:table-cell table:formula="of:=(       (    (COS([.$B17])     -      SQRT([.LA$2]^2-SIN([.$B17])^2))    /     (COS([.$B17])    +     SQRT([.LA$2]^2-SIN([.$B17])^2))    )  ^2     -    [.$C17]  )^2" office:value-type="float" office:value="0.0000113409352161111" calcext:value-type="float">
            <text:p>1.13409352161111E-005</text:p>
          </table:table-cell>
          <table:table-cell table:formula="of:=(       (    (COS([.$B17])     -      SQRT([.LB$2]^2-SIN([.$B17])^2))    /     (COS([.$B17])    +     SQRT([.LB$2]^2-SIN([.$B17])^2))    )  ^2     -    [.$C17]  )^2" office:value-type="float" office:value="0.0000116665006653807" calcext:value-type="float">
            <text:p>1.16665006653807E-005</text:p>
          </table:table-cell>
          <table:table-cell table:formula="of:=(       (    (COS([.$B17])     -      SQRT([.LC$2]^2-SIN([.$B17])^2))    /     (COS([.$B17])    +     SQRT([.LC$2]^2-SIN([.$B17])^2))    )  ^2     -    [.$C17]  )^2" office:value-type="float" office:value="0.0000119966790036898" calcext:value-type="float">
            <text:p>1.19966790036898E-005</text:p>
          </table:table-cell>
          <table:table-cell table:formula="of:=(       (    (COS([.$B17])     -      SQRT([.LD$2]^2-SIN([.$B17])^2))    /     (COS([.$B17])    +     SQRT([.LD$2]^2-SIN([.$B17])^2))    )  ^2     -    [.$C17]  )^2" office:value-type="float" office:value="0.0000123314704409146" calcext:value-type="float">
            <text:p>1.23314704409146E-005</text:p>
          </table:table-cell>
          <table:table-cell table:formula="of:=(       (    (COS([.$B17])     -      SQRT([.LE$2]^2-SIN([.$B17])^2))    /     (COS([.$B17])    +     SQRT([.LE$2]^2-SIN([.$B17])^2))    )  ^2     -    [.$C17]  )^2" office:value-type="float" office:value="0.0000126708751853406" calcext:value-type="float">
            <text:p>1.26708751853406E-005</text:p>
          </table:table-cell>
          <table:table-cell table:formula="of:=(       (    (COS([.$B17])     -      SQRT([.LF$2]^2-SIN([.$B17])^2))    /     (COS([.$B17])    +     SQRT([.LF$2]^2-SIN([.$B17])^2))    )  ^2     -    [.$C17]  )^2" office:value-type="float" office:value="0.0000130148934436631" calcext:value-type="float">
            <text:p>1.30148934436631E-005</text:p>
          </table:table-cell>
          <table:table-cell table:formula="of:=(       (    (COS([.$B17])     -      SQRT([.LG$2]^2-SIN([.$B17])^2))    /     (COS([.$B17])    +     SQRT([.LG$2]^2-SIN([.$B17])^2))    )  ^2     -    [.$C17]  )^2" office:value-type="float" office:value="0.0000133635254209885" calcext:value-type="float">
            <text:p>1.33635254209885E-005</text:p>
          </table:table-cell>
          <table:table-cell table:formula="of:=(       (    (COS([.$B17])     -      SQRT([.LH$2]^2-SIN([.$B17])^2))    /     (COS([.$B17])    +     SQRT([.LH$2]^2-SIN([.$B17])^2))    )  ^2     -    [.$C17]  )^2" office:value-type="float" office:value="0.0000137167713208387" calcext:value-type="float">
            <text:p>1.37167713208387E-005</text:p>
          </table:table-cell>
          <table:table-cell table:formula="of:=(       (    (COS([.$B17])     -      SQRT([.LI$2]^2-SIN([.$B17])^2))    /     (COS([.$B17])    +     SQRT([.LI$2]^2-SIN([.$B17])^2))    )  ^2     -    [.$C17]  )^2" office:value-type="float" office:value="0.0000140746313451492" calcext:value-type="float">
            <text:p>1.40746313451492E-005</text:p>
          </table:table-cell>
          <table:table-cell table:formula="of:=(       (    (COS([.$B17])     -      SQRT([.LJ$2]^2-SIN([.$B17])^2))    /     (COS([.$B17])    +     SQRT([.LJ$2]^2-SIN([.$B17])^2))    )  ^2     -    [.$C17]  )^2" office:value-type="float" office:value="0.0000144371056942726" calcext:value-type="float">
            <text:p>1.44371056942726E-005</text:p>
          </table:table-cell>
          <table:table-cell table:formula="of:=(       (    (COS([.$B17])     -      SQRT([.LK$2]^2-SIN([.$B17])^2))    /     (COS([.$B17])    +     SQRT([.LK$2]^2-SIN([.$B17])^2))    )  ^2     -    [.$C17]  )^2" office:value-type="float" office:value="0.0000148041945669808" calcext:value-type="float">
            <text:p>1.48041945669808E-005</text:p>
          </table:table-cell>
          <table:table-cell table:formula="of:=(       (    (COS([.$B17])     -      SQRT([.LL$2]^2-SIN([.$B17])^2))    /     (COS([.$B17])    +     SQRT([.LL$2]^2-SIN([.$B17])^2))    )  ^2     -    [.$C17]  )^2" office:value-type="float" office:value="0.0000151758981604664" calcext:value-type="float">
            <text:p>1.51758981604664E-005</text:p>
          </table:table-cell>
          <table:table-cell table:formula="of:=(       (    (COS([.$B17])     -      SQRT([.LM$2]^2-SIN([.$B17])^2))    /     (COS([.$B17])    +     SQRT([.LM$2]^2-SIN([.$B17])^2))    )  ^2     -    [.$C17]  )^2" office:value-type="float" office:value="0.0000155522166703439" calcext:value-type="float">
            <text:p>1.55522166703439E-005</text:p>
          </table:table-cell>
          <table:table-cell table:formula="of:=(       (    (COS([.$B17])     -      SQRT([.LN$2]^2-SIN([.$B17])^2))    /     (COS([.$B17])    +     SQRT([.LN$2]^2-SIN([.$B17])^2))    )  ^2     -    [.$C17]  )^2" office:value-type="float" office:value="0.0000159331502906513" calcext:value-type="float">
            <text:p>1.59331502906513E-005</text:p>
          </table:table-cell>
          <table:table-cell table:formula="of:=(       (    (COS([.$B17])     -      SQRT([.LO$2]^2-SIN([.$B17])^2))    /     (COS([.$B17])    +     SQRT([.LO$2]^2-SIN([.$B17])^2))    )  ^2     -    [.$C17]  )^2" office:value-type="float" office:value="0.0000163186992138525" calcext:value-type="float">
            <text:p>1.63186992138525E-005</text:p>
          </table:table-cell>
          <table:table-cell table:formula="of:=(       (    (COS([.$B17])     -      SQRT([.LP$2]^2-SIN([.$B17])^2))    /     (COS([.$B17])    +     SQRT([.LP$2]^2-SIN([.$B17])^2))    )  ^2     -    [.$C17]  )^2" office:value-type="float" office:value="0.0000167088636308396" calcext:value-type="float">
            <text:p>1.67088636308396E-005</text:p>
          </table:table-cell>
          <table:table-cell table:formula="of:=(       (    (COS([.$B17])     -      SQRT([.LQ$2]^2-SIN([.$B17])^2))    /     (COS([.$B17])    +     SQRT([.LQ$2]^2-SIN([.$B17])^2))    )  ^2     -    [.$C17]  )^2" office:value-type="float" office:value="0.000017103643730932" calcext:value-type="float">
            <text:p>1.7103643730932E-005</text:p>
          </table:table-cell>
          <table:table-cell table:formula="of:=(       (    (COS([.$B17])     -      SQRT([.LR$2]^2-SIN([.$B17])^2))    /     (COS([.$B17])    +     SQRT([.LR$2]^2-SIN([.$B17])^2))    )  ^2     -    [.$C17]  )^2" office:value-type="float" office:value="0.0000175030397018818" calcext:value-type="float">
            <text:p>0.000017503</text:p>
          </table:table-cell>
          <table:table-cell table:formula="of:=(       (    (COS([.$B17])     -      SQRT([.LS$2]^2-SIN([.$B17])^2))    /     (COS([.$B17])    +     SQRT([.LS$2]^2-SIN([.$B17])^2))    )  ^2     -    [.$C17]  )^2" office:value-type="float" office:value="0.0000179070517298713" calcext:value-type="float">
            <text:p>1.79070517298713E-005</text:p>
          </table:table-cell>
          <table:table-cell table:formula="of:=(       (    (COS([.$B17])     -      SQRT([.LT$2]^2-SIN([.$B17])^2))    /     (COS([.$B17])    +     SQRT([.LT$2]^2-SIN([.$B17])^2))    )  ^2     -    [.$C17]  )^2" office:value-type="float" office:value="0.0000183156799995197" calcext:value-type="float">
            <text:p>1.83156799995197E-005</text:p>
          </table:table-cell>
          <table:table-cell table:formula="of:=(       (    (COS([.$B17])     -      SQRT([.LU$2]^2-SIN([.$B17])^2))    /     (COS([.$B17])    +     SQRT([.LU$2]^2-SIN([.$B17])^2))    )  ^2     -    [.$C17]  )^2" office:value-type="float" office:value="0.0000187289246938798" calcext:value-type="float">
            <text:p>1.87289246938798E-005</text:p>
          </table:table-cell>
          <table:table-cell table:formula="of:=(       (    (COS([.$B17])     -      SQRT([.LV$2]^2-SIN([.$B17])^2))    /     (COS([.$B17])    +     SQRT([.LV$2]^2-SIN([.$B17])^2))    )  ^2     -    [.$C17]  )^2" office:value-type="float" office:value="0.0000191467859944425" calcext:value-type="float">
            <text:p>1.91467859944425E-005</text:p>
          </table:table-cell>
          <table:table-cell table:formula="of:=(       (    (COS([.$B17])     -      SQRT([.LW$2]^2-SIN([.$B17])^2))    /     (COS([.$B17])    +     SQRT([.LW$2]^2-SIN([.$B17])^2))    )  ^2     -    [.$C17]  )^2" office:value-type="float" office:value="0.0000195692640811392" calcext:value-type="float">
            <text:p>1.95692640811392E-005</text:p>
          </table:table-cell>
          <table:table-cell table:formula="of:=(       (    (COS([.$B17])     -      SQRT([.LX$2]^2-SIN([.$B17])^2))    /     (COS([.$B17])    +     SQRT([.LX$2]^2-SIN([.$B17])^2))    )  ^2     -    [.$C17]  )^2" office:value-type="float" office:value="0.0000199963591323406" calcext:value-type="float">
            <text:p>1.99963591323406E-005</text:p>
          </table:table-cell>
          <table:table-cell table:formula="of:=(       (    (COS([.$B17])     -      SQRT([.LY$2]^2-SIN([.$B17])^2))    /     (COS([.$B17])    +     SQRT([.LY$2]^2-SIN([.$B17])^2))    )  ^2     -    [.$C17]  )^2" office:value-type="float" office:value="0.0000204280713248618" calcext:value-type="float">
            <text:p>2.04280713248618E-005</text:p>
          </table:table-cell>
          <table:table-cell table:formula="of:=(       (    (COS([.$B17])     -      SQRT([.LZ$2]^2-SIN([.$B17])^2))    /     (COS([.$B17])    +     SQRT([.LZ$2]^2-SIN([.$B17])^2))    )  ^2     -    [.$C17]  )^2" office:value-type="float" office:value="0.0000208644008339603" calcext:value-type="float">
            <text:p>2.08644008339603E-005</text:p>
          </table:table-cell>
          <table:table-cell table:formula="of:=(       (    (COS([.$B17])     -      SQRT([.MA$2]^2-SIN([.$B17])^2))    /     (COS([.$B17])    +     SQRT([.MA$2]^2-SIN([.$B17])^2))    )  ^2     -    [.$C17]  )^2" office:value-type="float" office:value="0.0000213053478333415" calcext:value-type="float">
            <text:p>2.13053478333415E-005</text:p>
          </table:table-cell>
          <table:table-cell table:formula="of:=(       (    (COS([.$B17])     -      SQRT([.MB$2]^2-SIN([.$B17])^2))    /     (COS([.$B17])    +     SQRT([.MB$2]^2-SIN([.$B17])^2))    )  ^2     -    [.$C17]  )^2" office:value-type="float" office:value="0.0000217509124951578" calcext:value-type="float">
            <text:p>2.17509124951578E-005</text:p>
          </table:table-cell>
          <table:table-cell table:formula="of:=(       (    (COS([.$B17])     -      SQRT([.MC$2]^2-SIN([.$B17])^2))    /     (COS([.$B17])    +     SQRT([.MC$2]^2-SIN([.$B17])^2))    )  ^2     -    [.$C17]  )^2" office:value-type="float" office:value="0.0000222010949900104" calcext:value-type="float">
            <text:p>2.22010949900104E-005</text:p>
          </table:table-cell>
          <table:table-cell table:formula="of:=(       (    (COS([.$B17])     -      SQRT([.MD$2]^2-SIN([.$B17])^2))    /     (COS([.$B17])    +     SQRT([.MD$2]^2-SIN([.$B17])^2))    )  ^2     -    [.$C17]  )^2" office:value-type="float" office:value="0.0000226558954869529" calcext:value-type="float">
            <text:p>2.26558954869529E-005</text:p>
          </table:table-cell>
          <table:table-cell table:formula="of:=(       (    (COS([.$B17])     -      SQRT([.ME$2]^2-SIN([.$B17])^2))    /     (COS([.$B17])    +     SQRT([.ME$2]^2-SIN([.$B17])^2))    )  ^2     -    [.$C17]  )^2" office:value-type="float" office:value="0.0000231153141534917" calcext:value-type="float">
            <text:p>2.31153141534917E-005</text:p>
          </table:table-cell>
          <table:table-cell table:formula="of:=(       (    (COS([.$B17])     -      SQRT([.MF$2]^2-SIN([.$B17])^2))    /     (COS([.$B17])    +     SQRT([.MF$2]^2-SIN([.$B17])^2))    )  ^2     -    [.$C17]  )^2" office:value-type="float" office:value="0.0000235793511555855" calcext:value-type="float">
            <text:p>2.35793511555855E-005</text:p>
          </table:table-cell>
          <table:table-cell table:formula="of:=(       (    (COS([.$B17])     -      SQRT([.MG$2]^2-SIN([.$B17])^2))    /     (COS([.$B17])    +     SQRT([.MG$2]^2-SIN([.$B17])^2))    )  ^2     -    [.$C17]  )^2" office:value-type="float" office:value="0.0000240480066576528" calcext:value-type="float">
            <text:p>0.000024048</text:p>
          </table:table-cell>
          <table:table-cell table:formula="of:=(       (    (COS([.$B17])     -      SQRT([.MH$2]^2-SIN([.$B17])^2))    /     (COS([.$B17])    +     SQRT([.MH$2]^2-SIN([.$B17])^2))    )  ^2     -    [.$C17]  )^2" office:value-type="float" office:value="0.0000245212808225678" calcext:value-type="float">
            <text:p>2.45212808225678E-005</text:p>
          </table:table-cell>
          <table:table-cell table:formula="of:=(       (    (COS([.$B17])     -      SQRT([.MI$2]^2-SIN([.$B17])^2))    /     (COS([.$B17])    +     SQRT([.MI$2]^2-SIN([.$B17])^2))    )  ^2     -    [.$C17]  )^2" office:value-type="float" office:value="0.0000249991738116644" calcext:value-type="float">
            <text:p>2.49991738116644E-005</text:p>
          </table:table-cell>
          <table:table-cell table:formula="of:=(       (    (COS([.$B17])     -      SQRT([.MJ$2]^2-SIN([.$B17])^2))    /     (COS([.$B17])    +     SQRT([.MJ$2]^2-SIN([.$B17])^2))    )  ^2     -    [.$C17]  )^2" office:value-type="float" office:value="0.0000254816857847383" calcext:value-type="float">
            <text:p>2.54816857847383E-005</text:p>
          </table:table-cell>
          <table:table-cell table:formula="of:=(       (    (COS([.$B17])     -      SQRT([.MK$2]^2-SIN([.$B17])^2))    /     (COS([.$B17])    +     SQRT([.MK$2]^2-SIN([.$B17])^2))    )  ^2     -    [.$C17]  )^2" office:value-type="float" office:value="0.0000259688169000484" calcext:value-type="float">
            <text:p>2.59688169000484E-005</text:p>
          </table:table-cell>
          <table:table-cell table:formula="of:=(       (    (COS([.$B17])     -      SQRT([.ML$2]^2-SIN([.$B17])^2))    /     (COS([.$B17])    +     SQRT([.ML$2]^2-SIN([.$B17])^2))    )  ^2     -    [.$C17]  )^2" office:value-type="float" office:value="0.000026460567314317" calcext:value-type="float">
            <text:p>2.6460567314317E-005</text:p>
          </table:table-cell>
          <table:table-cell table:formula="of:=(       (    (COS([.$B17])     -      SQRT([.MM$2]^2-SIN([.$B17])^2))    /     (COS([.$B17])    +     SQRT([.MM$2]^2-SIN([.$B17])^2))    )  ^2     -    [.$C17]  )^2" office:value-type="float" office:value="0.0000269569371827338" calcext:value-type="float">
            <text:p>2.69569371827338E-005</text:p>
          </table:table-cell>
          <table:table-cell table:formula="of:=(       (    (COS([.$B17])     -      SQRT([.MN$2]^2-SIN([.$B17])^2))    /     (COS([.$B17])    +     SQRT([.MN$2]^2-SIN([.$B17])^2))    )  ^2     -    [.$C17]  )^2" office:value-type="float" office:value="0.0000274579266589569" calcext:value-type="float">
            <text:p>2.74579266589569E-005</text:p>
          </table:table-cell>
          <table:table-cell table:formula="of:=(       (    (COS([.$B17])     -      SQRT([.MO$2]^2-SIN([.$B17])^2))    /     (COS([.$B17])    +     SQRT([.MO$2]^2-SIN([.$B17])^2))    )  ^2     -    [.$C17]  )^2" office:value-type="float" office:value="0.0000279635358951133" calcext:value-type="float">
            <text:p>2.79635358951133E-005</text:p>
          </table:table-cell>
          <table:table-cell table:formula="of:=(       (    (COS([.$B17])     -      SQRT([.MP$2]^2-SIN([.$B17])^2))    /     (COS([.$B17])    +     SQRT([.MP$2]^2-SIN([.$B17])^2))    )  ^2     -    [.$C17]  )^2" office:value-type="float" office:value="0.000028473765041801" calcext:value-type="float">
            <text:p>2.8473765041801E-005</text:p>
          </table:table-cell>
          <table:table-cell table:formula="of:=(       (    (COS([.$B17])     -      SQRT([.MQ$2]^2-SIN([.$B17])^2))    /     (COS([.$B17])    +     SQRT([.MQ$2]^2-SIN([.$B17])^2))    )  ^2     -    [.$C17]  )^2" office:value-type="float" office:value="0.0000289886142480925" calcext:value-type="float">
            <text:p>2.89886142480925E-005</text:p>
          </table:table-cell>
          <table:table-cell table:formula="of:=(       (    (COS([.$B17])     -      SQRT([.MR$2]^2-SIN([.$B17])^2))    /     (COS([.$B17])    +     SQRT([.MR$2]^2-SIN([.$B17])^2))    )  ^2     -    [.$C17]  )^2" office:value-type="float" office:value="0.0000295080836615337" calcext:value-type="float">
            <text:p>2.95080836615337E-005</text:p>
          </table:table-cell>
          <table:table-cell table:formula="of:=(       (    (COS([.$B17])     -      SQRT([.MS$2]^2-SIN([.$B17])^2))    /     (COS([.$B17])    +     SQRT([.MS$2]^2-SIN([.$B17])^2))    )  ^2     -    [.$C17]  )^2" office:value-type="float" office:value="0.0000300321734281468" calcext:value-type="float">
            <text:p>3.00321734281468E-005</text:p>
          </table:table-cell>
          <table:table-cell table:formula="of:=(       (    (COS([.$B17])     -      SQRT([.MT$2]^2-SIN([.$B17])^2))    /     (COS([.$B17])    +     SQRT([.MT$2]^2-SIN([.$B17])^2))    )  ^2     -    [.$C17]  )^2" office:value-type="float" office:value="0.0000305608836924328" calcext:value-type="float">
            <text:p>3.05608836924328E-005</text:p>
          </table:table-cell>
          <table:table-cell table:formula="of:=(       (    (COS([.$B17])     -      SQRT([.MU$2]^2-SIN([.$B17])^2))    /     (COS([.$B17])    +     SQRT([.MU$2]^2-SIN([.$B17])^2))    )  ^2     -    [.$C17]  )^2" office:value-type="float" office:value="0.0000310942145973731" calcext:value-type="float">
            <text:p>3.10942145973731E-005</text:p>
          </table:table-cell>
          <table:table-cell table:formula="of:=(       (    (COS([.$B17])     -      SQRT([.MV$2]^2-SIN([.$B17])^2))    /     (COS([.$B17])    +     SQRT([.MV$2]^2-SIN([.$B17])^2))    )  ^2     -    [.$C17]  )^2" office:value-type="float" office:value="0.0000316321662844289" calcext:value-type="float">
            <text:p>3.16321662844289E-005</text:p>
          </table:table-cell>
          <table:table-cell table:formula="of:=(       (    (COS([.$B17])     -      SQRT([.MW$2]^2-SIN([.$B17])^2))    /     (COS([.$B17])    +     SQRT([.MW$2]^2-SIN([.$B17])^2))    )  ^2     -    [.$C17]  )^2" office:value-type="float" office:value="0.0000321747388935447" calcext:value-type="float">
            <text:p>3.21747388935447E-005</text:p>
          </table:table-cell>
          <table:table-cell table:formula="of:=(       (    (COS([.$B17])     -      SQRT([.MX$2]^2-SIN([.$B17])^2))    /     (COS([.$B17])    +     SQRT([.MX$2]^2-SIN([.$B17])^2))    )  ^2     -    [.$C17]  )^2" office:value-type="float" office:value="0.0000327219325631509" calcext:value-type="float">
            <text:p>3.27219325631509E-005</text:p>
          </table:table-cell>
          <table:table-cell table:formula="of:=(       (    (COS([.$B17])     -      SQRT([.MY$2]^2-SIN([.$B17])^2))    /     (COS([.$B17])    +     SQRT([.MY$2]^2-SIN([.$B17])^2))    )  ^2     -    [.$C17]  )^2" office:value-type="float" office:value="0.000033273747430163" calcext:value-type="float">
            <text:p>3.3273747430163E-005</text:p>
          </table:table-cell>
          <table:table-cell table:formula="of:=(       (    (COS([.$B17])     -      SQRT([.MZ$2]^2-SIN([.$B17])^2))    /     (COS([.$B17])    +     SQRT([.MZ$2]^2-SIN([.$B17])^2))    )  ^2     -    [.$C17]  )^2" office:value-type="float" office:value="0.0000338301836299862" calcext:value-type="float">
            <text:p>3.38301836299862E-005</text:p>
          </table:table-cell>
          <table:table-cell table:formula="of:=(       (    (COS([.$B17])     -      SQRT([.NA$2]^2-SIN([.$B17])^2))    /     (COS([.$B17])    +     SQRT([.NA$2]^2-SIN([.$B17])^2))    )  ^2     -    [.$C17]  )^2" office:value-type="float" office:value="0.0000343912412965124" calcext:value-type="float">
            <text:p>3.43912412965124E-005</text:p>
          </table:table-cell>
          <table:table-cell table:formula="of:=(       (    (COS([.$B17])     -      SQRT([.NB$2]^2-SIN([.$B17])^2))    /     (COS([.$B17])    +     SQRT([.NB$2]^2-SIN([.$B17])^2))    )  ^2     -    [.$C17]  )^2" office:value-type="float" office:value="0.0000349569205621288" calcext:value-type="float">
            <text:p>3.49569205621288E-005</text:p>
          </table:table-cell>
          <table:table-cell table:formula="of:=(       (    (COS([.$B17])     -      SQRT([.NC$2]^2-SIN([.$B17])^2))    /     (COS([.$B17])    +     SQRT([.NC$2]^2-SIN([.$B17])^2))    )  ^2     -    [.$C17]  )^2" office:value-type="float" office:value="0.0000355272215577124" calcext:value-type="float">
            <text:p>3.55272215577124E-005</text:p>
          </table:table-cell>
          <table:table-cell table:formula="of:=(       (    (COS([.$B17])     -      SQRT([.ND$2]^2-SIN([.$B17])^2))    /     (COS([.$B17])    +     SQRT([.ND$2]^2-SIN([.$B17])^2))    )  ^2     -    [.$C17]  )^2" office:value-type="float" office:value="0.000036102144412636" calcext:value-type="float">
            <text:p>3.6102144412636E-005</text:p>
          </table:table-cell>
          <table:table-cell table:formula="of:=(       (    (COS([.$B17])     -      SQRT([.NE$2]^2-SIN([.$B17])^2))    /     (COS([.$B17])    +     SQRT([.NE$2]^2-SIN([.$B17])^2))    )  ^2     -    [.$C17]  )^2" office:value-type="float" office:value="0.00003668168925477" calcext:value-type="float">
            <text:p>3.668168925477E-005</text:p>
          </table:table-cell>
          <table:table-cell table:formula="of:=(       (    (COS([.$B17])     -      SQRT([.NF$2]^2-SIN([.$B17])^2))    /     (COS([.$B17])    +     SQRT([.NF$2]^2-SIN([.$B17])^2))    )  ^2     -    [.$C17]  )^2" office:value-type="float" office:value="0.0000372658562104795" calcext:value-type="float">
            <text:p>3.72658562104795E-005</text:p>
          </table:table-cell>
          <table:table-cell table:formula="of:=(       (    (COS([.$B17])     -      SQRT([.NG$2]^2-SIN([.$B17])^2))    /     (COS([.$B17])    +     SQRT([.NG$2]^2-SIN([.$B17])^2))    )  ^2     -    [.$C17]  )^2" office:value-type="float" office:value="0.0000378546454046339" calcext:value-type="float">
            <text:p>3.78546454046339E-005</text:p>
          </table:table-cell>
          <table:table-cell table:formula="of:=(       (    (COS([.$B17])     -      SQRT([.NH$2]^2-SIN([.$B17])^2))    /     (COS([.$B17])    +     SQRT([.NH$2]^2-SIN([.$B17])^2))    )  ^2     -    [.$C17]  )^2" office:value-type="float" office:value="0.0000384480569605991" calcext:value-type="float">
            <text:p>3.84480569605991E-005</text:p>
          </table:table-cell>
          <table:table-cell table:formula="of:=(       (    (COS([.$B17])     -      SQRT([.NI$2]^2-SIN([.$B17])^2))    /     (COS([.$B17])    +     SQRT([.NI$2]^2-SIN([.$B17])^2))    )  ^2     -    [.$C17]  )^2" office:value-type="float" office:value="0.0000390460910002469" calcext:value-type="float">
            <text:p>3.90460910002469E-005</text:p>
          </table:table-cell>
          <table:table-cell table:formula="of:=(       (    (COS([.$B17])     -      SQRT([.NJ$2]^2-SIN([.$B17])^2))    /     (COS([.$B17])    +     SQRT([.NJ$2]^2-SIN([.$B17])^2))    )  ^2     -    [.$C17]  )^2" office:value-type="float" office:value="0.000039648747643954" calcext:value-type="float">
            <text:p>3.9648747643954E-005</text:p>
          </table:table-cell>
          <table:table-cell table:formula="of:=(       (    (COS([.$B17])     -      SQRT([.NK$2]^2-SIN([.$B17])^2))    /     (COS([.$B17])    +     SQRT([.NK$2]^2-SIN([.$B17])^2))    )  ^2     -    [.$C17]  )^2" office:value-type="float" office:value="0.0000402560270106008" calcext:value-type="float">
            <text:p>0.000040256</text:p>
          </table:table-cell>
          <table:table-cell table:formula="of:=(       (    (COS([.$B17])     -      SQRT([.NL$2]^2-SIN([.$B17])^2))    /     (COS([.$B17])    +     SQRT([.NL$2]^2-SIN([.$B17])^2))    )  ^2     -    [.$C17]  )^2" office:value-type="float" office:value="0.0000408679292175769" calcext:value-type="float">
            <text:p>4.08679292175769E-005</text:p>
          </table:table-cell>
          <table:table-cell table:formula="of:=(       (    (COS([.$B17])     -      SQRT([.NM$2]^2-SIN([.$B17])^2))    /     (COS([.$B17])    +     SQRT([.NM$2]^2-SIN([.$B17])^2))    )  ^2     -    [.$C17]  )^2" office:value-type="float" office:value="0.0000414844543807832" calcext:value-type="float">
            <text:p>4.14844543807832E-005</text:p>
          </table:table-cell>
          <table:table-cell table:formula="of:=(       (    (COS([.$B17])     -      SQRT([.NN$2]^2-SIN([.$B17])^2))    /     (COS([.$B17])    +     SQRT([.NN$2]^2-SIN([.$B17])^2))    )  ^2     -    [.$C17]  )^2" office:value-type="float" office:value="0.0000421056026146284" calcext:value-type="float">
            <text:p>4.21056026146284E-005</text:p>
          </table:table-cell>
          <table:table-cell table:formula="of:=(       (    (COS([.$B17])     -      SQRT([.NO$2]^2-SIN([.$B17])^2))    /     (COS([.$B17])    +     SQRT([.NO$2]^2-SIN([.$B17])^2))    )  ^2     -    [.$C17]  )^2" office:value-type="float" office:value="0.0000427313740320363" calcext:value-type="float">
            <text:p>4.27313740320363E-005</text:p>
          </table:table-cell>
          <table:table-cell table:formula="of:=(       (    (COS([.$B17])     -      SQRT([.NP$2]^2-SIN([.$B17])^2))    /     (COS([.$B17])    +     SQRT([.NP$2]^2-SIN([.$B17])^2))    )  ^2     -    [.$C17]  )^2" office:value-type="float" office:value="0.000043361768744446" calcext:value-type="float">
            <text:p>4.3361768744446E-005</text:p>
          </table:table-cell>
          <table:table-cell table:formula="of:=(       (    (COS([.$B17])     -      SQRT([.NQ$2]^2-SIN([.$B17])^2))    /     (COS([.$B17])    +     SQRT([.NQ$2]^2-SIN([.$B17])^2))    )  ^2     -    [.$C17]  )^2" office:value-type="float" office:value="0.0000439967868618087" calcext:value-type="float">
            <text:p>4.39967868618087E-005</text:p>
          </table:table-cell>
          <table:table-cell table:formula="of:=(       (    (COS([.$B17])     -      SQRT([.NR$2]^2-SIN([.$B17])^2))    /     (COS([.$B17])    +     SQRT([.NR$2]^2-SIN([.$B17])^2))    )  ^2     -    [.$C17]  )^2" office:value-type="float" office:value="0.0000446364284925976" calcext:value-type="float">
            <text:p>4.46364284925976E-005</text:p>
          </table:table-cell>
          <table:table-cell table:formula="of:=(       (    (COS([.$B17])     -      SQRT([.NS$2]^2-SIN([.$B17])^2))    /     (COS([.$B17])    +     SQRT([.NS$2]^2-SIN([.$B17])^2))    )  ^2     -    [.$C17]  )^2" office:value-type="float" office:value="0.0000452806937438024" calcext:value-type="float">
            <text:p>4.52806937438024E-005</text:p>
          </table:table-cell>
          <table:table-cell table:formula="of:=(       (    (COS([.$B17])     -      SQRT([.NT$2]^2-SIN([.$B17])^2))    /     (COS([.$B17])    +     SQRT([.NT$2]^2-SIN([.$B17])^2))    )  ^2     -    [.$C17]  )^2" office:value-type="float" office:value="0.0000459295827209357" calcext:value-type="float">
            <text:p>4.59295827209357E-005</text:p>
          </table:table-cell>
          <table:table-cell table:formula="of:=(       (    (COS([.$B17])     -      SQRT([.NU$2]^2-SIN([.$B17])^2))    /     (COS([.$B17])    +     SQRT([.NU$2]^2-SIN([.$B17])^2))    )  ^2     -    [.$C17]  )^2" office:value-type="float" office:value="0.0000465830955280316" calcext:value-type="float">
            <text:p>4.65830955280316E-005</text:p>
          </table:table-cell>
          <table:table-cell table:formula="of:=(       (    (COS([.$B17])     -      SQRT([.NV$2]^2-SIN([.$B17])^2))    /     (COS([.$B17])    +     SQRT([.NV$2]^2-SIN([.$B17])^2))    )  ^2     -    [.$C17]  )^2" office:value-type="float" office:value="0.0000472412322676488" calcext:value-type="float">
            <text:p>4.72412322676488E-005</text:p>
          </table:table-cell>
          <table:table-cell table:formula="of:=(       (    (COS([.$B17])     -      SQRT([.NW$2]^2-SIN([.$B17])^2))    /     (COS([.$B17])    +     SQRT([.NW$2]^2-SIN([.$B17])^2))    )  ^2     -    [.$C17]  )^2" office:value-type="float" office:value="0.0000479039930408714" calcext:value-type="float">
            <text:p>0.000047904</text:p>
          </table:table-cell>
          <table:table-cell table:formula="of:=(       (    (COS([.$B17])     -      SQRT([.NX$2]^2-SIN([.$B17])^2))    /     (COS([.$B17])    +     SQRT([.NX$2]^2-SIN([.$B17])^2))    )  ^2     -    [.$C17]  )^2" office:value-type="float" office:value="0.0000485713779473109" calcext:value-type="float">
            <text:p>4.85713779473109E-005</text:p>
          </table:table-cell>
          <table:table-cell table:formula="of:=(       (    (COS([.$B17])     -      SQRT([.NY$2]^2-SIN([.$B17])^2))    /     (COS([.$B17])    +     SQRT([.NY$2]^2-SIN([.$B17])^2))    )  ^2     -    [.$C17]  )^2" office:value-type="float" office:value="0.0000492433870851101" calcext:value-type="float">
            <text:p>4.92433870851101E-005</text:p>
          </table:table-cell>
          <table:table-cell table:formula="of:=(       (    (COS([.$B17])     -      SQRT([.NZ$2]^2-SIN([.$B17])^2))    /     (COS([.$B17])    +     SQRT([.NZ$2]^2-SIN([.$B17])^2))    )  ^2     -    [.$C17]  )^2" office:value-type="float" office:value="0.000049920020550939" calcext:value-type="float">
            <text:p>0.00004992</text:p>
          </table:table-cell>
          <table:table-cell table:formula="of:=(       (    (COS([.$B17])     -      SQRT([.OA$2]^2-SIN([.$B17])^2))    /     (COS([.$B17])    +     SQRT([.OA$2]^2-SIN([.$B17])^2))    )  ^2     -    [.$C17]  )^2" office:value-type="float" office:value="0.0000506012784400038" calcext:value-type="float">
            <text:p>5.06012784400038E-005</text:p>
          </table:table-cell>
          <table:table-cell table:formula="of:=(       (    (COS([.$B17])     -      SQRT([.OB$2]^2-SIN([.$B17])^2))    /     (COS([.$B17])    +     SQRT([.OB$2]^2-SIN([.$B17])^2))    )  ^2     -    [.$C17]  )^2" office:value-type="float" office:value="0.0000512871608460409" calcext:value-type="float">
            <text:p>5.12871608460409E-005</text:p>
          </table:table-cell>
          <table:table-cell table:formula="of:=(       (    (COS([.$B17])     -      SQRT([.OC$2]^2-SIN([.$B17])^2))    /     (COS([.$B17])    +     SQRT([.OC$2]^2-SIN([.$B17])^2))    )  ^2     -    [.$C17]  )^2" office:value-type="float" office:value="0.0000519776678613247" calcext:value-type="float">
            <text:p>5.19776678613247E-005</text:p>
          </table:table-cell>
          <table:table-cell table:formula="of:=(       (    (COS([.$B17])     -      SQRT([.OD$2]^2-SIN([.$B17])^2))    /     (COS([.$B17])    +     SQRT([.OD$2]^2-SIN([.$B17])^2))    )  ^2     -    [.$C17]  )^2" office:value-type="float" office:value="0.0000526727995766662" calcext:value-type="float">
            <text:p>5.26727995766662E-005</text:p>
          </table:table-cell>
          <table:table-cell table:formula="of:=(       (    (COS([.$B17])     -      SQRT([.OE$2]^2-SIN([.$B17])^2))    /     (COS([.$B17])    +     SQRT([.OE$2]^2-SIN([.$B17])^2))    )  ^2     -    [.$C17]  )^2" office:value-type="float" office:value="0.0000533725560814161" calcext:value-type="float">
            <text:p>5.33725560814161E-005</text:p>
          </table:table-cell>
          <table:table-cell table:formula="of:=(       (    (COS([.$B17])     -      SQRT([.OF$2]^2-SIN([.$B17])^2))    /     (COS([.$B17])    +     SQRT([.OF$2]^2-SIN([.$B17])^2))    )  ^2     -    [.$C17]  )^2" office:value-type="float" office:value="0.0000540769374634644" calcext:value-type="float">
            <text:p>5.40769374634644E-005</text:p>
          </table:table-cell>
          <table:table-cell table:formula="of:=(       (    (COS([.$B17])     -      SQRT([.OG$2]^2-SIN([.$B17])^2))    /     (COS([.$B17])    +     SQRT([.OG$2]^2-SIN([.$B17])^2))    )  ^2     -    [.$C17]  )^2" office:value-type="float" office:value="0.0000547859438092425" calcext:value-type="float">
            <text:p>5.47859438092425E-005</text:p>
          </table:table-cell>
          <table:table-cell table:formula="of:=(       (    (COS([.$B17])     -      SQRT([.OH$2]^2-SIN([.$B17])^2))    /     (COS([.$B17])    +     SQRT([.OH$2]^2-SIN([.$B17])^2))    )  ^2     -    [.$C17]  )^2" office:value-type="float" office:value="0.0000554995752037277" calcext:value-type="float">
            <text:p>5.54995752037277E-005</text:p>
          </table:table-cell>
          <table:table-cell table:formula="of:=(       (    (COS([.$B17])     -      SQRT([.OI$2]^2-SIN([.$B17])^2))    /     (COS([.$B17])    +     SQRT([.OI$2]^2-SIN([.$B17])^2))    )  ^2     -    [.$C17]  )^2" office:value-type="float" office:value="0.0000562178317304413" calcext:value-type="float">
            <text:p>5.62178317304413E-005</text:p>
          </table:table-cell>
          <table:table-cell table:formula="of:=(       (    (COS([.$B17])     -      SQRT([.OJ$2]^2-SIN([.$B17])^2))    /     (COS([.$B17])    +     SQRT([.OJ$2]^2-SIN([.$B17])^2))    )  ^2     -    [.$C17]  )^2" office:value-type="float" office:value="0.0000569407134714524" calcext:value-type="float">
            <text:p>5.69407134714524E-005</text:p>
          </table:table-cell>
          <table:table-cell table:formula="of:=(       (    (COS([.$B17])     -      SQRT([.OK$2]^2-SIN([.$B17])^2))    /     (COS([.$B17])    +     SQRT([.OK$2]^2-SIN([.$B17])^2))    )  ^2     -    [.$C17]  )^2" office:value-type="float" office:value="0.0000576682205073761" calcext:value-type="float">
            <text:p>5.76682205073761E-005</text:p>
          </table:table-cell>
          <table:table-cell table:formula="of:=(       (    (COS([.$B17])     -      SQRT([.OL$2]^2-SIN([.$B17])^2))    /     (COS([.$B17])    +     SQRT([.OL$2]^2-SIN([.$B17])^2))    )  ^2     -    [.$C17]  )^2" office:value-type="float" office:value="0.000058400352917381" calcext:value-type="float">
            <text:p>5.8400352917381E-005</text:p>
          </table:table-cell>
          <table:table-cell table:formula="of:=(       (    (COS([.$B17])     -      SQRT([.OM$2]^2-SIN([.$B17])^2))    /     (COS([.$B17])    +     SQRT([.OM$2]^2-SIN([.$B17])^2))    )  ^2     -    [.$C17]  )^2" office:value-type="float" office:value="0.0000591371107791859" calcext:value-type="float">
            <text:p>5.91371107791859E-005</text:p>
          </table:table-cell>
          <table:table-cell table:formula="of:=(       (    (COS([.$B17])     -      SQRT([.ON$2]^2-SIN([.$B17])^2))    /     (COS([.$B17])    +     SQRT([.ON$2]^2-SIN([.$B17])^2))    )  ^2     -    [.$C17]  )^2" office:value-type="float" office:value="0.0000598784941690614" calcext:value-type="float">
            <text:p>5.98784941690614E-005</text:p>
          </table:table-cell>
          <table:table-cell table:formula="of:=(       (    (COS([.$B17])     -      SQRT([.OO$2]^2-SIN([.$B17])^2))    /     (COS([.$B17])    +     SQRT([.OO$2]^2-SIN([.$B17])^2))    )  ^2     -    [.$C17]  )^2" office:value-type="float" office:value="0.0000606245031618369" calcext:value-type="float">
            <text:p>6.06245031618369E-005</text:p>
          </table:table-cell>
          <table:table-cell table:formula="of:=(       (    (COS([.$B17])     -      SQRT([.OP$2]^2-SIN([.$B17])^2))    /     (COS([.$B17])    +     SQRT([.OP$2]^2-SIN([.$B17])^2))    )  ^2     -    [.$C17]  )^2" office:value-type="float" office:value="0.0000613751378308943" calcext:value-type="float">
            <text:p>6.13751378308943E-005</text:p>
          </table:table-cell>
          <table:table-cell table:formula="of:=(       (    (COS([.$B17])     -      SQRT([.OQ$2]^2-SIN([.$B17])^2))    /     (COS([.$B17])    +     SQRT([.OQ$2]^2-SIN([.$B17])^2))    )  ^2     -    [.$C17]  )^2" office:value-type="float" office:value="0.0000621303982481763" calcext:value-type="float">
            <text:p>6.21303982481763E-005</text:p>
          </table:table-cell>
          <table:table-cell table:formula="of:=(       (    (COS([.$B17])     -      SQRT([.OR$2]^2-SIN([.$B17])^2))    /     (COS([.$B17])    +     SQRT([.OR$2]^2-SIN([.$B17])^2))    )  ^2     -    [.$C17]  )^2" office:value-type="float" office:value="0.0000628902844841842" calcext:value-type="float">
            <text:p>6.28902844841842E-005</text:p>
          </table:table-cell>
          <table:table-cell table:formula="of:=(       (    (COS([.$B17])     -      SQRT([.OS$2]^2-SIN([.$B17])^2))    /     (COS([.$B17])    +     SQRT([.OS$2]^2-SIN([.$B17])^2))    )  ^2     -    [.$C17]  )^2" office:value-type="float" office:value="0.000063654796607981" calcext:value-type="float">
            <text:p>6.3654796607981E-005</text:p>
          </table:table-cell>
          <table:table-cell table:formula="of:=(       (    (COS([.$B17])     -      SQRT([.OT$2]^2-SIN([.$B17])^2))    /     (COS([.$B17])    +     SQRT([.OT$2]^2-SIN([.$B17])^2))    )  ^2     -    [.$C17]  )^2" office:value-type="float" office:value="0.0000644239346871923" calcext:value-type="float">
            <text:p>6.44239346871923E-005</text:p>
          </table:table-cell>
          <table:table-cell table:formula="of:=(       (    (COS([.$B17])     -      SQRT([.OU$2]^2-SIN([.$B17])^2))    /     (COS([.$B17])    +     SQRT([.OU$2]^2-SIN([.$B17])^2))    )  ^2     -    [.$C17]  )^2" office:value-type="float" office:value="0.0000651976987880099" calcext:value-type="float">
            <text:p>6.51976987880099E-005</text:p>
          </table:table-cell>
          <table:table-cell table:formula="of:=(       (    (COS([.$B17])     -      SQRT([.OV$2]^2-SIN([.$B17])^2))    /     (COS([.$B17])    +     SQRT([.OV$2]^2-SIN([.$B17])^2))    )  ^2     -    [.$C17]  )^2" office:value-type="float" office:value="0.0000659760889751892" calcext:value-type="float">
            <text:p>6.59760889751892E-005</text:p>
          </table:table-cell>
          <table:table-cell table:formula="of:=(       (    (COS([.$B17])     -      SQRT([.OW$2]^2-SIN([.$B17])^2))    /     (COS([.$B17])    +     SQRT([.OW$2]^2-SIN([.$B17])^2))    )  ^2     -    [.$C17]  )^2" office:value-type="float" office:value="0.0000667591053120551" calcext:value-type="float">
            <text:p>6.67591053120551E-005</text:p>
          </table:table-cell>
          <table:table-cell table:formula="of:=(       (    (COS([.$B17])     -      SQRT([.OX$2]^2-SIN([.$B17])^2))    /     (COS([.$B17])    +     SQRT([.OX$2]^2-SIN([.$B17])^2))    )  ^2     -    [.$C17]  )^2" office:value-type="float" office:value="0.0000675467478605005" calcext:value-type="float">
            <text:p>6.75467478605005E-005</text:p>
          </table:table-cell>
          <table:table-cell table:formula="of:=(       (    (COS([.$B17])     -      SQRT([.OY$2]^2-SIN([.$B17])^2))    /     (COS([.$B17])    +     SQRT([.OY$2]^2-SIN([.$B17])^2))    )  ^2     -    [.$C17]  )^2" office:value-type="float" office:value="0.0000683390166809909" calcext:value-type="float">
            <text:p>0.000068339</text:p>
          </table:table-cell>
          <table:table-cell table:formula="of:=(       (    (COS([.$B17])     -      SQRT([.OZ$2]^2-SIN([.$B17])^2))    /     (COS([.$B17])    +     SQRT([.OZ$2]^2-SIN([.$B17])^2))    )  ^2     -    [.$C17]  )^2" office:value-type="float" office:value="0.0000691359118325624" calcext:value-type="float">
            <text:p>6.91359118325624E-005</text:p>
          </table:table-cell>
          <table:table-cell table:formula="of:=(       (    (COS([.$B17])     -      SQRT([.PA$2]^2-SIN([.$B17])^2))    /     (COS([.$B17])    +     SQRT([.PA$2]^2-SIN([.$B17])^2))    )  ^2     -    [.$C17]  )^2" office:value-type="float" office:value="0.0000699374333728279" calcext:value-type="float">
            <text:p>6.99374333728279E-005</text:p>
          </table:table-cell>
          <table:table-cell table:formula="of:=(       (    (COS([.$B17])     -      SQRT([.PB$2]^2-SIN([.$B17])^2))    /     (COS([.$B17])    +     SQRT([.PB$2]^2-SIN([.$B17])^2))    )  ^2     -    [.$C17]  )^2" office:value-type="float" office:value="0.0000707435813579731" calcext:value-type="float">
            <text:p>7.07435813579731E-005</text:p>
          </table:table-cell>
          <table:table-cell table:formula="of:=(       (    (COS([.$B17])     -      SQRT([.PC$2]^2-SIN([.$B17])^2))    /     (COS([.$B17])    +     SQRT([.PC$2]^2-SIN([.$B17])^2))    )  ^2     -    [.$C17]  )^2" office:value-type="float" office:value="0.000071554355842762" calcext:value-type="float">
            <text:p>7.1554355842762E-005</text:p>
          </table:table-cell>
          <table:table-cell table:formula="of:=(       (    (COS([.$B17])     -      SQRT([.PD$2]^2-SIN([.$B17])^2))    /     (COS([.$B17])    +     SQRT([.PD$2]^2-SIN([.$B17])^2))    )  ^2     -    [.$C17]  )^2" office:value-type="float" office:value="0.000072369756880538" calcext:value-type="float">
            <text:p>7.2369756880538E-005</text:p>
          </table:table-cell>
          <table:table-cell table:formula="of:=(       (    (COS([.$B17])     -      SQRT([.PE$2]^2-SIN([.$B17])^2))    /     (COS([.$B17])    +     SQRT([.PE$2]^2-SIN([.$B17])^2))    )  ^2     -    [.$C17]  )^2" office:value-type="float" office:value="0.000073189784523224" calcext:value-type="float">
            <text:p>7.3189784523224E-005</text:p>
          </table:table-cell>
          <table:table-cell table:formula="of:=(       (    (COS([.$B17])     -      SQRT([.PF$2]^2-SIN([.$B17])^2))    /     (COS([.$B17])    +     SQRT([.PF$2]^2-SIN([.$B17])^2))    )  ^2     -    [.$C17]  )^2" office:value-type="float" office:value="0.000074014438821327" calcext:value-type="float">
            <text:p>7.4014438821327E-005</text:p>
          </table:table-cell>
          <table:table-cell table:formula="of:=(       (    (COS([.$B17])     -      SQRT([.PG$2]^2-SIN([.$B17])^2))    /     (COS([.$B17])    +     SQRT([.PG$2]^2-SIN([.$B17])^2))    )  ^2     -    [.$C17]  )^2" office:value-type="float" office:value="0.0000748437198239342" calcext:value-type="float">
            <text:p>7.48437198239342E-005</text:p>
          </table:table-cell>
          <table:table-cell table:formula="of:=(       (    (COS([.$B17])     -      SQRT([.PH$2]^2-SIN([.$B17])^2))    /     (COS([.$B17])    +     SQRT([.PH$2]^2-SIN([.$B17])^2))    )  ^2     -    [.$C17]  )^2" office:value-type="float" office:value="0.0000756776275787211" calcext:value-type="float">
            <text:p>7.56776275787211E-005</text:p>
          </table:table-cell>
          <table:table-cell table:formula="of:=(       (    (COS([.$B17])     -      SQRT([.PI$2]^2-SIN([.$B17])^2))    /     (COS([.$B17])    +     SQRT([.PI$2]^2-SIN([.$B17])^2))    )  ^2     -    [.$C17]  )^2" office:value-type="float" office:value="0.0000765161621319477" calcext:value-type="float">
            <text:p>7.65161621319477E-005</text:p>
          </table:table-cell>
          <table:table-cell table:formula="of:=(       (    (COS([.$B17])     -      SQRT([.PJ$2]^2-SIN([.$B17])^2))    /     (COS([.$B17])    +     SQRT([.PJ$2]^2-SIN([.$B17])^2))    )  ^2     -    [.$C17]  )^2" office:value-type="float" office:value="0.0000773593235284649" calcext:value-type="float">
            <text:p>7.73593235284649E-005</text:p>
          </table:table-cell>
          <table:table-cell table:formula="of:=(       (    (COS([.$B17])     -      SQRT([.PK$2]^2-SIN([.$B17])^2))    /     (COS([.$B17])    +     SQRT([.PK$2]^2-SIN([.$B17])^2))    )  ^2     -    [.$C17]  )^2" office:value-type="float" office:value="0.0000782071118117111" calcext:value-type="float">
            <text:p>7.82071118117111E-005</text:p>
          </table:table-cell>
          <table:table-cell table:formula="of:=(       (    (COS([.$B17])     -      SQRT([.PL$2]^2-SIN([.$B17])^2))    /     (COS([.$B17])    +     SQRT([.PL$2]^2-SIN([.$B17])^2))    )  ^2     -    [.$C17]  )^2" office:value-type="float" office:value="0.0000790595270237163" calcext:value-type="float">
            <text:p>7.90595270237163E-005</text:p>
          </table:table-cell>
          <table:table-cell table:formula="of:=(       (    (COS([.$B17])     -      SQRT([.PM$2]^2-SIN([.$B17])^2))    /     (COS([.$B17])    +     SQRT([.PM$2]^2-SIN([.$B17])^2))    )  ^2     -    [.$C17]  )^2" office:value-type="float" office:value="0.0000799165692051043" calcext:value-type="float">
            <text:p>7.99165692051043E-005</text:p>
          </table:table-cell>
          <table:table-cell table:formula="of:=(       (    (COS([.$B17])     -      SQRT([.PN$2]^2-SIN([.$B17])^2))    /     (COS([.$B17])    +     SQRT([.PN$2]^2-SIN([.$B17])^2))    )  ^2     -    [.$C17]  )^2" office:value-type="float" office:value="0.0000807782383950945" calcext:value-type="float">
            <text:p>8.07782383950945E-005</text:p>
          </table:table-cell>
          <table:table-cell table:formula="of:=(       (    (COS([.$B17])     -      SQRT([.PO$2]^2-SIN([.$B17])^2))    /     (COS([.$B17])    +     SQRT([.PO$2]^2-SIN([.$B17])^2))    )  ^2     -    [.$C17]  )^2" office:value-type="float" office:value="0.0000816445346315" calcext:value-type="float">
            <text:p>8.16445346315E-005</text:p>
          </table:table-cell>
          <table:table-cell table:formula="of:=(       (    (COS([.$B17])     -      SQRT([.PP$2]^2-SIN([.$B17])^2))    /     (COS([.$B17])    +     SQRT([.PP$2]^2-SIN([.$B17])^2))    )  ^2     -    [.$C17]  )^2" office:value-type="float" office:value="0.0000825154579507341" calcext:value-type="float">
            <text:p>8.25154579507341E-005</text:p>
          </table:table-cell>
          <table:table-cell table:formula="of:=(       (    (COS([.$B17])     -      SQRT([.PQ$2]^2-SIN([.$B17])^2))    /     (COS([.$B17])    +     SQRT([.PQ$2]^2-SIN([.$B17])^2))    )  ^2     -    [.$C17]  )^2" office:value-type="float" office:value="0.000083391008387809" calcext:value-type="float">
            <text:p>0.000083391</text:p>
          </table:table-cell>
          <table:table-cell table:formula="of:=(       (    (COS([.$B17])     -      SQRT([.PR$2]^2-SIN([.$B17])^2))    /     (COS([.$B17])    +     SQRT([.PR$2]^2-SIN([.$B17])^2))    )  ^2     -    [.$C17]  )^2" office:value-type="float" office:value="0.0000842711859763357" calcext:value-type="float">
            <text:p>8.42711859763357E-005</text:p>
          </table:table-cell>
          <table:table-cell table:formula="of:=(       (    (COS([.$B17])     -      SQRT([.PS$2]^2-SIN([.$B17])^2))    /     (COS([.$B17])    +     SQRT([.PS$2]^2-SIN([.$B17])^2))    )  ^2     -    [.$C17]  )^2" office:value-type="float" office:value="0.0000851559907485289" calcext:value-type="float">
            <text:p>0.000085156</text:p>
          </table:table-cell>
          <table:table-cell table:formula="of:=(       (    (COS([.$B17])     -      SQRT([.PT$2]^2-SIN([.$B17])^2))    /     (COS([.$B17])    +     SQRT([.PT$2]^2-SIN([.$B17])^2))    )  ^2     -    [.$C17]  )^2" office:value-type="float" office:value="0.0000860454227352093" calcext:value-type="float">
            <text:p>8.60454227352093E-005</text:p>
          </table:table-cell>
          <table:table-cell table:formula="of:=(       (    (COS([.$B17])     -      SQRT([.PU$2]^2-SIN([.$B17])^2))    /     (COS([.$B17])    +     SQRT([.PU$2]^2-SIN([.$B17])^2))    )  ^2     -    [.$C17]  )^2" office:value-type="float" office:value="0.0000869394819658003" calcext:value-type="float">
            <text:p>8.69394819658003E-005</text:p>
          </table:table-cell>
          <table:table-cell table:formula="of:=(       (    (COS([.$B17])     -      SQRT([.PV$2]^2-SIN([.$B17])^2))    /     (COS([.$B17])    +     SQRT([.PV$2]^2-SIN([.$B17])^2))    )  ^2     -    [.$C17]  )^2" office:value-type="float" office:value="0.0000878381684683329" calcext:value-type="float">
            <text:p>8.78381684683329E-005</text:p>
          </table:table-cell>
          <table:table-cell table:formula="of:=(       (    (COS([.$B17])     -      SQRT([.PW$2]^2-SIN([.$B17])^2))    /     (COS([.$B17])    +     SQRT([.PW$2]^2-SIN([.$B17])^2))    )  ^2     -    [.$C17]  )^2" office:value-type="float" office:value="0.0000887414822694488" calcext:value-type="float">
            <text:p>8.87414822694488E-005</text:p>
          </table:table-cell>
          <table:table-cell table:formula="of:=(       (    (COS([.$B17])     -      SQRT([.PX$2]^2-SIN([.$B17])^2))    /     (COS([.$B17])    +     SQRT([.PX$2]^2-SIN([.$B17])^2))    )  ^2     -    [.$C17]  )^2" office:value-type="float" office:value="0.000089649423394398" calcext:value-type="float">
            <text:p>8.9649423394398E-005</text:p>
          </table:table-cell>
          <table:table-cell table:formula="of:=(       (    (COS([.$B17])     -      SQRT([.PY$2]^2-SIN([.$B17])^2))    /     (COS([.$B17])    +     SQRT([.PY$2]^2-SIN([.$B17])^2))    )  ^2     -    [.$C17]  )^2" office:value-type="float" office:value="0.0000905619918670419" calcext:value-type="float">
            <text:p>0.000090562</text:p>
          </table:table-cell>
          <table:table-cell table:formula="of:=(       (    (COS([.$B17])     -      SQRT([.PZ$2]^2-SIN([.$B17])^2))    /     (COS([.$B17])    +     SQRT([.PZ$2]^2-SIN([.$B17])^2))    )  ^2     -    [.$C17]  )^2" office:value-type="float" office:value="0.0000914791877098571" calcext:value-type="float">
            <text:p>9.14791877098571E-005</text:p>
          </table:table-cell>
          <table:table-cell table:formula="of:=(       (    (COS([.$B17])     -      SQRT([.QA$2]^2-SIN([.$B17])^2))    /     (COS([.$B17])    +     SQRT([.QA$2]^2-SIN([.$B17])^2))    )  ^2     -    [.$C17]  )^2" office:value-type="float" office:value="0.0000924010109439343" calcext:value-type="float">
            <text:p>0.000092401</text:p>
          </table:table-cell>
          <table:table-cell table:formula="of:=(       (    (COS([.$B17])     -      SQRT([.QB$2]^2-SIN([.$B17])^2))    /     (COS([.$B17])    +     SQRT([.QB$2]^2-SIN([.$B17])^2))    )  ^2     -    [.$C17]  )^2" office:value-type="float" office:value="0.0000933274615889797" calcext:value-type="float">
            <text:p>9.33274615889797E-005</text:p>
          </table:table-cell>
          <table:table-cell table:formula="of:=(       (    (COS([.$B17])     -      SQRT([.QC$2]^2-SIN([.$B17])^2))    /     (COS([.$B17])    +     SQRT([.QC$2]^2-SIN([.$B17])^2))    )  ^2     -    [.$C17]  )^2" office:value-type="float" office:value="0.0000942585396633178" calcext:value-type="float">
            <text:p>9.42585396633178E-005</text:p>
          </table:table-cell>
          <table:table-cell table:formula="of:=(       (    (COS([.$B17])     -      SQRT([.QD$2]^2-SIN([.$B17])^2))    /     (COS([.$B17])    +     SQRT([.QD$2]^2-SIN([.$B17])^2))    )  ^2     -    [.$C17]  )^2" office:value-type="float" office:value="0.0000951942451838948" calcext:value-type="float">
            <text:p>9.51942451838948E-005</text:p>
          </table:table-cell>
          <table:table-cell table:formula="of:=(       (    (COS([.$B17])     -      SQRT([.QE$2]^2-SIN([.$B17])^2))    /     (COS([.$B17])    +     SQRT([.QE$2]^2-SIN([.$B17])^2))    )  ^2     -    [.$C17]  )^2" office:value-type="float" office:value="0.0000961345781662755" calcext:value-type="float">
            <text:p>9.61345781662755E-005</text:p>
          </table:table-cell>
          <table:table-cell table:formula="of:=(       (    (COS([.$B17])     -      SQRT([.QF$2]^2-SIN([.$B17])^2))    /     (COS([.$B17])    +     SQRT([.QF$2]^2-SIN([.$B17])^2))    )  ^2     -    [.$C17]  )^2" office:value-type="float" office:value="0.0000970795386246476" calcext:value-type="float">
            <text:p>9.70795386246476E-005</text:p>
          </table:table-cell>
          <table:table-cell table:formula="of:=(       (    (COS([.$B17])     -      SQRT([.QG$2]^2-SIN([.$B17])^2))    /     (COS([.$B17])    +     SQRT([.QG$2]^2-SIN([.$B17])^2))    )  ^2     -    [.$C17]  )^2" office:value-type="float" office:value="0.0000980291265718251" calcext:value-type="float">
            <text:p>9.80291265718251E-005</text:p>
          </table:table-cell>
          <table:table-cell table:formula="of:=(       (    (COS([.$B17])     -      SQRT([.QH$2]^2-SIN([.$B17])^2))    /     (COS([.$B17])    +     SQRT([.QH$2]^2-SIN([.$B17])^2))    )  ^2     -    [.$C17]  )^2" office:value-type="float" office:value="0.0000989833420192447" calcext:value-type="float">
            <text:p>9.89833420192447E-005</text:p>
          </table:table-cell>
          <table:table-cell table:formula="of:=(       (    (COS([.$B17])     -      SQRT([.QI$2]^2-SIN([.$B17])^2))    /     (COS([.$B17])    +     SQRT([.QI$2]^2-SIN([.$B17])^2))    )  ^2     -    [.$C17]  )^2" office:value-type="float" office:value="0.0000999421849769727" calcext:value-type="float">
            <text:p>9.99421849769727E-005</text:p>
          </table:table-cell>
          <table:table-cell table:formula="of:=(       (    (COS([.$B17])     -      SQRT([.QJ$2]^2-SIN([.$B17])^2))    /     (COS([.$B17])    +     SQRT([.QJ$2]^2-SIN([.$B17])^2))    )  ^2     -    [.$C17]  )^2" office:value-type="float" office:value="0.000100905655453703" calcext:value-type="float">
            <text:p>0.0001009057</text:p>
          </table:table-cell>
          <table:table-cell table:formula="of:=(       (    (COS([.$B17])     -      SQRT([.QK$2]^2-SIN([.$B17])^2))    /     (COS([.$B17])    +     SQRT([.QK$2]^2-SIN([.$B17])^2))    )  ^2     -    [.$C17]  )^2" office:value-type="float" office:value="0.00010187375345676" calcext:value-type="float">
            <text:p>0.0001018738</text:p>
          </table:table-cell>
          <table:table-cell table:formula="of:=(       (    (COS([.$B17])     -      SQRT([.QL$2]^2-SIN([.$B17])^2))    /     (COS([.$B17])    +     SQRT([.QL$2]^2-SIN([.$B17])^2))    )  ^2     -    [.$C17]  )^2" office:value-type="float" office:value="0.000102846478992101" calcext:value-type="float">
            <text:p>0.0001028465</text:p>
          </table:table-cell>
          <table:table-cell table:formula="of:=(       (    (COS([.$B17])     -      SQRT([.QM$2]^2-SIN([.$B17])^2))    /     (COS([.$B17])    +     SQRT([.QM$2]^2-SIN([.$B17])^2))    )  ^2     -    [.$C17]  )^2" office:value-type="float" office:value="0.000103823832064316" calcext:value-type="float">
            <text:p>0.0001038238</text:p>
          </table:table-cell>
          <table:table-cell table:formula="of:=(       (    (COS([.$B17])     -      SQRT([.QN$2]^2-SIN([.$B17])^2))    /     (COS([.$B17])    +     SQRT([.QN$2]^2-SIN([.$B17])^2))    )  ^2     -    [.$C17]  )^2" office:value-type="float" office:value="0.000104805812676627" calcext:value-type="float">
            <text:p>0.0001048058</text:p>
          </table:table-cell>
          <table:table-cell table:formula="of:=(       (    (COS([.$B17])     -      SQRT([.QO$2]^2-SIN([.$B17])^2))    /     (COS([.$B17])    +     SQRT([.QO$2]^2-SIN([.$B17])^2))    )  ^2     -    [.$C17]  )^2" office:value-type="float" office:value="0.0001057924208309" calcext:value-type="float">
            <text:p>0.0001057924</text:p>
          </table:table-cell>
          <table:table-cell table:formula="of:=(       (    (COS([.$B17])     -      SQRT([.QP$2]^2-SIN([.$B17])^2))    /     (COS([.$B17])    +     SQRT([.QP$2]^2-SIN([.$B17])^2))    )  ^2     -    [.$C17]  )^2" office:value-type="float" office:value="0.000106783656527632" calcext:value-type="float">
            <text:p>0.0001067837</text:p>
          </table:table-cell>
          <table:table-cell table:formula="of:=(       (    (COS([.$B17])     -      SQRT([.QQ$2]^2-SIN([.$B17])^2))    /     (COS([.$B17])    +     SQRT([.QQ$2]^2-SIN([.$B17])^2))    )  ^2     -    [.$C17]  )^2" office:value-type="float" office:value="0.000107779519765962" calcext:value-type="float">
            <text:p>0.0001077795</text:p>
          </table:table-cell>
          <table:table-cell table:formula="of:=(       (    (COS([.$B17])     -      SQRT([.QR$2]^2-SIN([.$B17])^2))    /     (COS([.$B17])    +     SQRT([.QR$2]^2-SIN([.$B17])^2))    )  ^2     -    [.$C17]  )^2" office:value-type="float" office:value="0.000108780010543669" calcext:value-type="float">
            <text:p>0.00010878</text:p>
          </table:table-cell>
          <table:table-cell table:formula="of:=(       (    (COS([.$B17])     -      SQRT([.QS$2]^2-SIN([.$B17])^2))    /     (COS([.$B17])    +     SQRT([.QS$2]^2-SIN([.$B17])^2))    )  ^2     -    [.$C17]  )^2" office:value-type="float" office:value="0.000109785128857177" calcext:value-type="float">
            <text:p>0.0001097851</text:p>
          </table:table-cell>
          <table:table-cell table:formula="of:=(       (    (COS([.$B17])     -      SQRT([.QT$2]^2-SIN([.$B17])^2))    /     (COS([.$B17])    +     SQRT([.QT$2]^2-SIN([.$B17])^2))    )  ^2     -    [.$C17]  )^2" office:value-type="float" office:value="0.000110794874701553" calcext:value-type="float">
            <text:p>0.0001107949</text:p>
          </table:table-cell>
          <table:table-cell table:formula="of:=(       (    (COS([.$B17])     -      SQRT([.QU$2]^2-SIN([.$B17])^2))    /     (COS([.$B17])    +     SQRT([.QU$2]^2-SIN([.$B17])^2))    )  ^2     -    [.$C17]  )^2" office:value-type="float" office:value="0.000111809248070507" calcext:value-type="float">
            <text:p>0.0001118092</text:p>
          </table:table-cell>
          <table:table-cell table:formula="of:=(       (    (COS([.$B17])     -      SQRT([.QV$2]^2-SIN([.$B17])^2))    /     (COS([.$B17])    +     SQRT([.QV$2]^2-SIN([.$B17])^2))    )  ^2     -    [.$C17]  )^2" office:value-type="float" office:value="0.000112828248956403" calcext:value-type="float">
            <text:p>0.0001128282</text:p>
          </table:table-cell>
          <table:table-cell table:formula="of:=(       (    (COS([.$B17])     -      SQRT([.QW$2]^2-SIN([.$B17])^2))    /     (COS([.$B17])    +     SQRT([.QW$2]^2-SIN([.$B17])^2))    )  ^2     -    [.$C17]  )^2" office:value-type="float" office:value="0.000113851877350246" calcext:value-type="float">
            <text:p>0.0001138519</text:p>
          </table:table-cell>
          <table:table-cell table:formula="of:=(       (    (COS([.$B17])     -      SQRT([.QX$2]^2-SIN([.$B17])^2))    /     (COS([.$B17])    +     SQRT([.QX$2]^2-SIN([.$B17])^2))    )  ^2     -    [.$C17]  )^2" office:value-type="float" office:value="0.000114880133241696" calcext:value-type="float">
            <text:p>0.0001148801</text:p>
          </table:table-cell>
          <table:table-cell table:number-columns-repeated="558"/>
        </table:table-row>
        <table:table-row table:style-name="ro1">
          <table:table-cell table:number-columns-repeated="3"/>
          <table:table-cell table:formula="of:=SUM([.D3:.D17])" office:value-type="float" office:value="0.0106109579954547" calcext:value-type="float">
            <text:p>0.010610958</text:p>
          </table:table-cell>
          <table:table-cell table:formula="of:=SUM([.E3:.E17])" office:value-type="float" office:value="0.0105948732698749" calcext:value-type="float">
            <text:p>0.0105948733</text:p>
          </table:table-cell>
          <table:table-cell table:formula="of:=SUM([.F3:.F17])" office:value-type="float" office:value="0.0105789331751394" calcext:value-type="float">
            <text:p>0.0105789332</text:p>
          </table:table-cell>
          <table:table-cell table:formula="of:=SUM([.G3:.G17])" office:value-type="float" office:value="0.0105631376115723" calcext:value-type="float">
            <text:p>0.0105631376</text:p>
          </table:table-cell>
          <table:table-cell table:formula="of:=SUM([.H3:.H17])" office:value-type="float" office:value="0.010547486479592" calcext:value-type="float">
            <text:p>0.0105474865</text:p>
          </table:table-cell>
          <table:table-cell table:formula="of:=SUM([.I3:.I17])" office:value-type="float" office:value="0.0105319796797107" calcext:value-type="float">
            <text:p>0.0105319797</text:p>
          </table:table-cell>
          <table:table-cell table:formula="of:=SUM([.J3:.J17])" office:value-type="float" office:value="0.0105166171125341" calcext:value-type="float">
            <text:p>0.0105166171</text:p>
          </table:table-cell>
          <table:table-cell table:formula="of:=SUM([.K3:.K17])" office:value-type="float" office:value="0.0105013986787618" calcext:value-type="float">
            <text:p>0.0105013987</text:p>
          </table:table-cell>
          <table:table-cell table:formula="of:=SUM([.L3:.L17])" office:value-type="float" office:value="0.0104863242791869" calcext:value-type="float">
            <text:p>0.0104863243</text:p>
          </table:table-cell>
          <table:table-cell table:formula="of:=SUM([.M3:.M17])" office:value-type="float" office:value="0.0104713938146953" calcext:value-type="float">
            <text:p>0.0104713938</text:p>
          </table:table-cell>
          <table:table-cell table:formula="of:=SUM([.N3:.N17])" office:value-type="float" office:value="0.0104566071862669" calcext:value-type="float">
            <text:p>0.0104566072</text:p>
          </table:table-cell>
          <table:table-cell table:formula="of:=SUM([.O3:.O17])" office:value-type="float" office:value="0.010441964294974" calcext:value-type="float">
            <text:p>0.0104419643</text:p>
          </table:table-cell>
          <table:table-cell table:formula="of:=SUM([.P3:.P17])" office:value-type="float" office:value="0.0104274650419821" calcext:value-type="float">
            <text:p>0.010427465</text:p>
          </table:table-cell>
          <table:table-cell table:formula="of:=SUM([.Q3:.Q17])" office:value-type="float" office:value="0.0104131093285496" calcext:value-type="float">
            <text:p>0.0104131093</text:p>
          </table:table-cell>
          <table:table-cell table:formula="of:=SUM([.R3:.R17])" office:value-type="float" office:value="0.0103988970560274" calcext:value-type="float">
            <text:p>0.0103988971</text:p>
          </table:table-cell>
          <table:table-cell table:formula="of:=SUM([.S3:.S17])" office:value-type="float" office:value="0.0103848281258591" calcext:value-type="float">
            <text:p>0.0103848281</text:p>
          </table:table-cell>
          <table:table-cell table:formula="of:=SUM([.T3:.T17])" office:value-type="float" office:value="0.0103709024395804" calcext:value-type="float">
            <text:p>0.0103709024</text:p>
          </table:table-cell>
          <table:table-cell table:formula="of:=SUM([.U3:.U17])" office:value-type="float" office:value="0.0103571198988196" calcext:value-type="float">
            <text:p>0.0103571199</text:p>
          </table:table-cell>
          <table:table-cell table:formula="of:=SUM([.V3:.V17])" office:value-type="float" office:value="0.010343480405297" calcext:value-type="float">
            <text:p>0.0103434804</text:p>
          </table:table-cell>
          <table:table-cell table:formula="of:=SUM([.W3:.W17])" office:value-type="float" office:value="0.0103299838608249" calcext:value-type="float">
            <text:p>0.0103299839</text:p>
          </table:table-cell>
          <table:table-cell table:formula="of:=SUM([.X3:.X17])" office:value-type="float" office:value="0.0103166301673076" calcext:value-type="float">
            <text:p>0.0103166302</text:p>
          </table:table-cell>
          <table:table-cell table:formula="of:=SUM([.Y3:.Y17])" office:value-type="float" office:value="0.0103034192267409" calcext:value-type="float">
            <text:p>0.0103034192</text:p>
          </table:table-cell>
          <table:table-cell table:formula="of:=SUM([.Z3:.Z17])" office:value-type="float" office:value="0.0102903509412126" calcext:value-type="float">
            <text:p>0.0102903509</text:p>
          </table:table-cell>
          <table:table-cell table:formula="of:=SUM([.AA3:.AA17])" office:value-type="float" office:value="0.0102774252129017" calcext:value-type="float">
            <text:p>0.0102774252</text:p>
          </table:table-cell>
          <table:table-cell table:formula="of:=SUM([.AB3:.AB17])" office:value-type="float" office:value="0.0102646419440786" calcext:value-type="float">
            <text:p>0.0102646419</text:p>
          </table:table-cell>
          <table:table-cell table:formula="of:=SUM([.AC3:.AC17])" office:value-type="float" office:value="0.010252001037105" calcext:value-type="float">
            <text:p>0.010252001</text:p>
          </table:table-cell>
          <table:table-cell table:formula="of:=SUM([.AD3:.AD17])" office:value-type="float" office:value="0.0102395023944336" calcext:value-type="float">
            <text:p>0.0102395024</text:p>
          </table:table-cell>
          <table:table-cell table:formula="of:=SUM([.AE3:.AE17])" office:value-type="float" office:value="0.0102271459186082" calcext:value-type="float">
            <text:p>0.0102271459</text:p>
          </table:table-cell>
          <table:table-cell table:formula="of:=SUM([.AF3:.AF17])" office:value-type="float" office:value="0.0102149315122635" calcext:value-type="float">
            <text:p>0.0102149315</text:p>
          </table:table-cell>
          <table:table-cell table:formula="of:=SUM([.AG3:.AG17])" office:value-type="float" office:value="0.0102028590781247" calcext:value-type="float">
            <text:p>0.0102028591</text:p>
          </table:table-cell>
          <table:table-cell table:formula="of:=SUM([.AH3:.AH17])" office:value-type="float" office:value="0.0101909285190077" calcext:value-type="float">
            <text:p>0.0101909285</text:p>
          </table:table-cell>
          <table:table-cell table:formula="of:=SUM([.AI3:.AI17])" office:value-type="float" office:value="0.0101791397378189" calcext:value-type="float">
            <text:p>0.0101791397</text:p>
          </table:table-cell>
          <table:table-cell table:formula="of:=SUM([.AJ3:.AJ17])" office:value-type="float" office:value="0.010167492637555" calcext:value-type="float">
            <text:p>0.0101674926</text:p>
          </table:table-cell>
          <table:table-cell table:formula="of:=SUM([.AK3:.AK17])" office:value-type="float" office:value="0.0101559871213029" calcext:value-type="float">
            <text:p>0.0101559871</text:p>
          </table:table-cell>
          <table:table-cell table:formula="of:=SUM([.AL3:.AL17])" office:value-type="float" office:value="0.0101446230922395" calcext:value-type="float">
            <text:p>0.0101446231</text:p>
          </table:table-cell>
          <table:table-cell table:formula="of:=SUM([.AM3:.AM17])" office:value-type="float" office:value="0.0101334004536319" calcext:value-type="float">
            <text:p>0.0101334005</text:p>
          </table:table-cell>
          <table:table-cell table:formula="of:=SUM([.AN3:.AN17])" office:value-type="float" office:value="0.0101223191088368" calcext:value-type="float">
            <text:p>0.0101223191</text:p>
          </table:table-cell>
          <table:table-cell table:formula="of:=SUM([.AO3:.AO17])" office:value-type="float" office:value="0.0101113789613005" calcext:value-type="float">
            <text:p>0.010111379</text:p>
          </table:table-cell>
          <table:table-cell table:formula="of:=SUM([.AP3:.AP17])" office:value-type="float" office:value="0.0101005799145592" calcext:value-type="float">
            <text:p>0.0101005799</text:p>
          </table:table-cell>
          <table:table-cell table:formula="of:=SUM([.AQ3:.AQ17])" office:value-type="float" office:value="0.0100899218722383" calcext:value-type="float">
            <text:p>0.0100899219</text:p>
          </table:table-cell>
          <table:table-cell table:formula="of:=SUM([.AR3:.AR17])" office:value-type="float" office:value="0.0100794047380527" calcext:value-type="float">
            <text:p>0.0100794047</text:p>
          </table:table-cell>
          <table:table-cell table:formula="of:=SUM([.AS3:.AS17])" office:value-type="float" office:value="0.0100690284158063" calcext:value-type="float">
            <text:p>0.0100690284</text:p>
          </table:table-cell>
          <table:table-cell table:formula="of:=SUM([.AT3:.AT17])" office:value-type="float" office:value="0.0100587928093922" calcext:value-type="float">
            <text:p>0.0100587928</text:p>
          </table:table-cell>
          <table:table-cell table:formula="of:=SUM([.AU3:.AU17])" office:value-type="float" office:value="0.0100486978227924" calcext:value-type="float">
            <text:p>0.0100486978</text:p>
          </table:table-cell>
          <table:table-cell table:formula="of:=SUM([.AV3:.AV17])" office:value-type="float" office:value="0.0100387433600777" calcext:value-type="float">
            <text:p>0.0100387434</text:p>
          </table:table-cell>
          <table:table-cell table:formula="of:=SUM([.AW3:.AW17])" office:value-type="float" office:value="0.0100289293254077" calcext:value-type="float">
            <text:p>0.0100289293</text:p>
          </table:table-cell>
          <table:table-cell table:formula="of:=SUM([.AX3:.AX17])" office:value-type="float" office:value="0.0100192556230304" calcext:value-type="float">
            <text:p>0.0100192556</text:p>
          </table:table-cell>
          <table:table-cell table:formula="of:=SUM([.AY3:.AY17])" office:value-type="float" office:value="0.0100097221572825" calcext:value-type="float">
            <text:p>0.0100097222</text:p>
          </table:table-cell>
          <table:table-cell table:formula="of:=SUM([.AZ3:.AZ17])" office:value-type="float" office:value="0.0100003288325887" calcext:value-type="float">
            <text:p>0.0100003288</text:p>
          </table:table-cell>
          <table:table-cell table:formula="of:=SUM([.BA3:.BA17])" office:value-type="float" office:value="0.00999107555346216" calcext:value-type="float">
            <text:p>0.0099910756</text:p>
          </table:table-cell>
          <table:table-cell table:formula="of:=SUM([.BB3:.BB17])" office:value-type="float" office:value="0.00998196222450401" calcext:value-type="float">
            <text:p>0.0099819622</text:p>
          </table:table-cell>
          <table:table-cell table:formula="of:=SUM([.BC3:.BC17])" office:value-type="float" office:value="0.00997298875040338" calcext:value-type="float">
            <text:p>0.0099729888</text:p>
          </table:table-cell>
          <table:table-cell table:formula="of:=SUM([.BD3:.BD17])" office:value-type="float" office:value="0.0099641550359372" calcext:value-type="float">
            <text:p>0.009964155</text:p>
          </table:table-cell>
          <table:table-cell table:formula="of:=SUM([.BE3:.BE17])" office:value-type="float" office:value="0.00995546098597009" calcext:value-type="float">
            <text:p>0.009955461</text:p>
          </table:table-cell>
          <table:table-cell table:formula="of:=SUM([.BF3:.BF17])" office:value-type="float" office:value="0.00994690650545425" calcext:value-type="float">
            <text:p>0.0099469065</text:p>
          </table:table-cell>
          <table:table-cell table:formula="of:=SUM([.BG3:.BG17])" office:value-type="float" office:value="0.00993849149942944" calcext:value-type="float">
            <text:p>0.0099384915</text:p>
          </table:table-cell>
          <table:table-cell table:formula="of:=SUM([.BH3:.BH17])" office:value-type="float" office:value="0.00993021587302265" calcext:value-type="float">
            <text:p>0.0099302159</text:p>
          </table:table-cell>
          <table:table-cell table:formula="of:=SUM([.BI3:.BI17])" office:value-type="float" office:value="0.00992207953144813" calcext:value-type="float">
            <text:p>0.0099220795</text:p>
          </table:table-cell>
          <table:table-cell table:formula="of:=SUM([.BJ3:.BJ17])" office:value-type="float" office:value="0.00991408238000725" calcext:value-type="float">
            <text:p>0.0099140824</text:p>
          </table:table-cell>
          <table:table-cell table:formula="of:=SUM([.BK3:.BK17])" office:value-type="float" office:value="0.00990622432408837" calcext:value-type="float">
            <text:p>0.0099062243</text:p>
          </table:table-cell>
          <table:table-cell table:formula="of:=SUM([.BL3:.BL17])" office:value-type="float" office:value="0.00989850526916667" calcext:value-type="float">
            <text:p>0.0098985053</text:p>
          </table:table-cell>
          <table:table-cell table:formula="of:=SUM([.BM3:.BM17])" office:value-type="float" office:value="0.00989092512080405" calcext:value-type="float">
            <text:p>0.0098909251</text:p>
          </table:table-cell>
          <table:table-cell table:formula="of:=SUM([.BN3:.BN17])" office:value-type="float" office:value="0.00988348378464904" calcext:value-type="float">
            <text:p>0.0098834838</text:p>
          </table:table-cell>
          <table:table-cell table:formula="of:=SUM([.BO3:.BO17])" office:value-type="float" office:value="0.00987618116643669" calcext:value-type="float">
            <text:p>0.0098761812</text:p>
          </table:table-cell>
          <table:table-cell table:formula="of:=SUM([.BP3:.BP17])" office:value-type="float" office:value="0.00986901717198847" calcext:value-type="float">
            <text:p>0.0098690172</text:p>
          </table:table-cell>
          <table:table-cell table:formula="of:=SUM([.BQ3:.BQ17])" office:value-type="float" office:value="0.00986199170721198" calcext:value-type="float">
            <text:p>0.0098619917</text:p>
          </table:table-cell>
          <table:table-cell table:formula="of:=SUM([.BR3:.BR17])" office:value-type="float" office:value="0.00985510467810101" calcext:value-type="float">
            <text:p>0.0098551047</text:p>
          </table:table-cell>
          <table:table-cell table:formula="of:=SUM([.BS3:.BS17])" office:value-type="float" office:value="0.00984835599073544" calcext:value-type="float">
            <text:p>0.009848356</text:p>
          </table:table-cell>
          <table:table-cell table:formula="of:=SUM([.BT3:.BT17])" office:value-type="float" office:value="0.00984174555128095" calcext:value-type="float">
            <text:p>0.0098417456</text:p>
          </table:table-cell>
          <table:table-cell table:formula="of:=SUM([.BU3:.BU17])" office:value-type="float" office:value="0.00983527326598903" calcext:value-type="float">
            <text:p>0.0098352733</text:p>
          </table:table-cell>
          <table:table-cell table:formula="of:=SUM([.BV3:.BV17])" office:value-type="float" office:value="0.00982893904119684" calcext:value-type="float">
            <text:p>0.009828939</text:p>
          </table:table-cell>
          <table:table-cell table:formula="of:=SUM([.BW3:.BW17])" office:value-type="float" office:value="0.00982274278332709" calcext:value-type="float">
            <text:p>0.0098227428</text:p>
          </table:table-cell>
          <table:table-cell table:formula="of:=SUM([.BX3:.BX17])" office:value-type="float" office:value="0.00981668439888792" calcext:value-type="float">
            <text:p>0.0098166844</text:p>
          </table:table-cell>
          <table:table-cell table:formula="of:=SUM([.BY3:.BY17])" office:value-type="float" office:value="0.00981076379447268" calcext:value-type="float">
            <text:p>0.0098107638</text:p>
          </table:table-cell>
          <table:table-cell table:formula="of:=SUM([.BZ3:.BZ17])" office:value-type="float" office:value="0.00980498087676002" calcext:value-type="float">
            <text:p>0.0098049809</text:p>
          </table:table-cell>
          <table:table-cell table:formula="of:=SUM([.CA3:.CA17])" office:value-type="float" office:value="0.00979933555251361" calcext:value-type="float">
            <text:p>0.0097993356</text:p>
          </table:table-cell>
          <table:table-cell table:formula="of:=SUM([.CB3:.CB17])" office:value-type="float" office:value="0.00979382772858213" calcext:value-type="float">
            <text:p>0.0097938277</text:p>
          </table:table-cell>
          <table:table-cell table:formula="of:=SUM([.CC3:.CC17])" office:value-type="float" office:value="0.00978845731189899" calcext:value-type="float">
            <text:p>0.0097884573</text:p>
          </table:table-cell>
          <table:table-cell table:formula="of:=SUM([.CD3:.CD17])" office:value-type="float" office:value="0.00978322420948239" calcext:value-type="float">
            <text:p>0.0097832242</text:p>
          </table:table-cell>
          <table:table-cell table:formula="of:=SUM([.CE3:.CE17])" office:value-type="float" office:value="0.00977812832843513" calcext:value-type="float">
            <text:p>0.0097781283</text:p>
          </table:table-cell>
          <table:table-cell table:formula="of:=SUM([.CF3:.CF17])" office:value-type="float" office:value="0.00977316957594442" calcext:value-type="float">
            <text:p>0.0097731696</text:p>
          </table:table-cell>
          <table:table-cell table:formula="of:=SUM([.CG3:.CG17])" office:value-type="float" office:value="0.009768347859282" calcext:value-type="float">
            <text:p>0.0097683479</text:p>
          </table:table-cell>
          <table:table-cell table:formula="of:=SUM([.CH3:.CH17])" office:value-type="float" office:value="0.00976366308580369" calcext:value-type="float">
            <text:p>0.0097636631</text:p>
          </table:table-cell>
          <table:table-cell table:formula="of:=SUM([.CI3:.CI17])" office:value-type="float" office:value="0.00975911516294953" calcext:value-type="float">
            <text:p>0.0097591152</text:p>
          </table:table-cell>
          <table:table-cell table:formula="of:=SUM([.CJ3:.CJ17])" office:value-type="float" office:value="0.00975470399824359" calcext:value-type="float">
            <text:p>0.009754704</text:p>
          </table:table-cell>
          <table:table-cell table:formula="of:=SUM([.CK3:.CK17])" office:value-type="float" office:value="0.00975042949929379" calcext:value-type="float">
            <text:p>0.0097504295</text:p>
          </table:table-cell>
          <table:table-cell table:formula="of:=SUM([.CL3:.CL17])" office:value-type="float" office:value="0.0097462915737919" calcext:value-type="float">
            <text:p>0.0097462916</text:p>
          </table:table-cell>
          <table:table-cell table:formula="of:=SUM([.CM3:.CM17])" office:value-type="float" office:value="0.00974229012951333" calcext:value-type="float">
            <text:p>0.0097422901</text:p>
          </table:table-cell>
          <table:table-cell table:formula="of:=SUM([.CN3:.CN17])" office:value-type="float" office:value="0.00973842507431708" calcext:value-type="float">
            <text:p>0.0097384251</text:p>
          </table:table-cell>
          <table:table-cell table:formula="of:=SUM([.CO3:.CO17])" office:value-type="float" office:value="0.00973469631614553" calcext:value-type="float">
            <text:p>0.0097346963</text:p>
          </table:table-cell>
          <table:table-cell table:formula="of:=SUM([.CP3:.CP17])" office:value-type="float" office:value="0.00973110376302446" calcext:value-type="float">
            <text:p>0.0097311038</text:p>
          </table:table-cell>
          <table:table-cell table:formula="of:=SUM([.CQ3:.CQ17])" office:value-type="float" office:value="0.00972764732306289" calcext:value-type="float">
            <text:p>0.0097276473</text:p>
          </table:table-cell>
          <table:table-cell table:formula="of:=SUM([.CR3:.CR17])" office:value-type="float" office:value="0.00972432690445286" calcext:value-type="float">
            <text:p>0.0097243269</text:p>
          </table:table-cell>
          <table:table-cell table:formula="of:=SUM([.CS3:.CS17])" office:value-type="float" office:value="0.00972114241546942" calcext:value-type="float">
            <text:p>0.0097211424</text:p>
          </table:table-cell>
          <table:table-cell table:formula="of:=SUM([.CT3:.CT17])" office:value-type="float" office:value="0.00971809376447058" calcext:value-type="float">
            <text:p>0.0097180938</text:p>
          </table:table-cell>
          <table:table-cell table:formula="of:=SUM([.CU3:.CU17])" office:value-type="float" office:value="0.00971518085989699" calcext:value-type="float">
            <text:p>0.0097151809</text:p>
          </table:table-cell>
          <table:table-cell table:formula="of:=SUM([.CV3:.CV17])" office:value-type="float" office:value="0.00971240361027205" calcext:value-type="float">
            <text:p>0.0097124036</text:p>
          </table:table-cell>
          <table:table-cell table:formula="of:=SUM([.CW3:.CW17])" office:value-type="float" office:value="0.00970976192420168" calcext:value-type="float">
            <text:p>0.0097097619</text:p>
          </table:table-cell>
          <table:table-cell table:formula="of:=SUM([.CX3:.CX17])" office:value-type="float" office:value="0.00970725571037412" calcext:value-type="float">
            <text:p>0.0097072557</text:p>
          </table:table-cell>
          <table:table-cell table:formula="of:=SUM([.CY3:.CY17])" office:value-type="float" office:value="0.0097048848775601" calcext:value-type="float">
            <text:p>0.0097048849</text:p>
          </table:table-cell>
          <table:table-cell table:formula="of:=SUM([.CZ3:.CZ17])" office:value-type="float" office:value="0.00970264933461241" calcext:value-type="float">
            <text:p>0.0097026493</text:p>
          </table:table-cell>
          <table:table-cell table:formula="of:=SUM([.DA3:.DA17])" office:value-type="float" office:value="0.00970054899046597" calcext:value-type="float">
            <text:p>0.009700549</text:p>
          </table:table-cell>
          <table:table-cell table:formula="of:=SUM([.DB3:.DB17])" office:value-type="float" office:value="0.00969858375413771" calcext:value-type="float">
            <text:p>0.0096985838</text:p>
          </table:table-cell>
          <table:table-cell table:formula="of:=SUM([.DC3:.DC17])" office:value-type="float" office:value="0.00969675353472638" calcext:value-type="float">
            <text:p>0.0096967535</text:p>
          </table:table-cell>
          <table:table-cell table:formula="of:=SUM([.DD3:.DD17])" office:value-type="float" office:value="0.0096950582414125" calcext:value-type="float">
            <text:p>0.0096950582</text:p>
          </table:table-cell>
          <table:table-cell table:formula="of:=SUM([.DE3:.DE17])" office:value-type="float" office:value="0.00969349778345828" calcext:value-type="float">
            <text:p>0.0096934978</text:p>
          </table:table-cell>
          <table:table-cell table:formula="of:=SUM([.DF3:.DF17])" office:value-type="float" office:value="0.00969207207020738" calcext:value-type="float">
            <text:p>0.0096920721</text:p>
          </table:table-cell>
          <table:table-cell table:formula="of:=SUM([.DG3:.DG17])" office:value-type="float" office:value="0.00969078101108488" calcext:value-type="float">
            <text:p>0.009690781</text:p>
          </table:table-cell>
          <table:table-cell table:formula="of:=SUM([.DH3:.DH17])" office:value-type="float" office:value="0.00968962451559727" calcext:value-type="float">
            <text:p>0.0096896245</text:p>
          </table:table-cell>
          <table:table-cell table:formula="of:=SUM([.DI3:.DI17])" office:value-type="float" office:value="0.00968860249333213" calcext:value-type="float">
            <text:p>0.0096886025</text:p>
          </table:table-cell>
          <table:table-cell table:formula="of:=SUM([.DJ3:.DJ17])" office:value-type="float" office:value="0.00968771485395825" calcext:value-type="float">
            <text:p>0.0096877149</text:p>
          </table:table-cell>
          <table:table-cell table:formula="of:=SUM([.DK3:.DK17])" office:value-type="float" office:value="0.00968696150722523" calcext:value-type="float">
            <text:p>0.0096869615</text:p>
          </table:table-cell>
          <table:table-cell table:formula="of:=SUM([.DL3:.DL17])" office:value-type="float" office:value="0.00968634236296371" calcext:value-type="float">
            <text:p>0.0096863424</text:p>
          </table:table-cell>
          <table:table-cell table:formula="of:=SUM([.DM3:.DM17])" office:value-type="float" office:value="0.00968585733108504" calcext:value-type="float">
            <text:p>0.0096858573</text:p>
          </table:table-cell>
          <table:table-cell table:formula="of:=SUM([.DN3:.DN17])" office:value-type="float" office:value="0.00968550632158114" calcext:value-type="float">
            <text:p>0.0096855063</text:p>
          </table:table-cell>
          <table:table-cell table:formula="of:=SUM([.DO3:.DO17])" office:value-type="float" office:value="0.00968528924452456" calcext:value-type="float">
            <text:p>0.0096852892</text:p>
          </table:table-cell>
          <table:table-cell table:formula="of:=SUM([.DP3:.DP17])" office:value-type="float" office:value="0.00968520601006825" calcext:value-type="float">
            <text:p>0.009685206</text:p>
          </table:table-cell>
          <table:table-cell table:formula="of:=SUM([.DQ3:.DQ17])" office:value-type="float" office:value="0.00968525652844554" calcext:value-type="float">
            <text:p>0.0096852565</text:p>
          </table:table-cell>
          <table:table-cell table:formula="of:=SUM([.DR3:.DR17])" office:value-type="float" office:value="0.00968544070996983" calcext:value-type="float">
            <text:p>0.0096854407</text:p>
          </table:table-cell>
          <table:table-cell table:formula="of:=SUM([.DS3:.DS17])" office:value-type="float" office:value="0.00968575846503487" calcext:value-type="float">
            <text:p>0.0096857585</text:p>
          </table:table-cell>
          <table:table-cell table:formula="of:=SUM([.DT3:.DT17])" office:value-type="float" office:value="0.00968620970411411" calcext:value-type="float">
            <text:p>0.0096862097</text:p>
          </table:table-cell>
          <table:table-cell table:formula="of:=SUM([.DU3:.DU17])" office:value-type="float" office:value="0.00968679433776118" calcext:value-type="float">
            <text:p>0.0096867943</text:p>
          </table:table-cell>
          <table:table-cell table:formula="of:=SUM([.DV3:.DV17])" office:value-type="float" office:value="0.00968751227660931" calcext:value-type="float">
            <text:p>0.0096875123</text:p>
          </table:table-cell>
          <table:table-cell table:formula="of:=SUM([.DW3:.DW17])" office:value-type="float" office:value="0.00968836343137143" calcext:value-type="float">
            <text:p>0.0096883634</text:p>
          </table:table-cell>
          <table:table-cell table:formula="of:=SUM([.DX3:.DX17])" office:value-type="float" office:value="0.00968934771284013" calcext:value-type="float">
            <text:p>0.0096893477</text:p>
          </table:table-cell>
          <table:table-cell table:formula="of:=SUM([.DY3:.DY17])" office:value-type="float" office:value="0.00969046503188741" calcext:value-type="float">
            <text:p>0.009690465</text:p>
          </table:table-cell>
          <table:table-cell table:formula="of:=SUM([.DZ3:.DZ17])" office:value-type="float" office:value="0.00969171529946456" calcext:value-type="float">
            <text:p>0.0096917153</text:p>
          </table:table-cell>
          <table:table-cell table:formula="of:=SUM([.EA3:.EA17])" office:value-type="float" office:value="0.00969309842660224" calcext:value-type="float">
            <text:p>0.0096930984</text:p>
          </table:table-cell>
          <table:table-cell table:formula="of:=SUM([.EB3:.EB17])" office:value-type="float" office:value="0.00969461432441014" calcext:value-type="float">
            <text:p>0.0096946143</text:p>
          </table:table-cell>
          <table:table-cell table:formula="of:=SUM([.EC3:.EC17])" office:value-type="float" office:value="0.00969626290407711" calcext:value-type="float">
            <text:p>0.0096962629</text:p>
          </table:table-cell>
          <table:table-cell table:formula="of:=SUM([.ED3:.ED17])" office:value-type="float" office:value="0.0096980440768708" calcext:value-type="float">
            <text:p>0.0096980441</text:p>
          </table:table-cell>
          <table:table-cell table:formula="of:=SUM([.EE3:.EE17])" office:value-type="float" office:value="0.00969995775413773" calcext:value-type="float">
            <text:p>0.0096999578</text:p>
          </table:table-cell>
          <table:table-cell table:formula="of:=SUM([.EF3:.EF17])" office:value-type="float" office:value="0.00970200384730322" calcext:value-type="float">
            <text:p>0.0097020038</text:p>
          </table:table-cell>
          <table:table-cell table:formula="of:=SUM([.EG3:.EG17])" office:value-type="float" office:value="0.00970418226787108" calcext:value-type="float">
            <text:p>0.0097041823</text:p>
          </table:table-cell>
          <table:table-cell table:formula="of:=SUM([.EH3:.EH17])" office:value-type="float" office:value="0.00970649292742371" calcext:value-type="float">
            <text:p>0.0097064929</text:p>
          </table:table-cell>
          <table:table-cell table:formula="of:=SUM([.EI3:.EI17])" office:value-type="float" office:value="0.00970893573762189" calcext:value-type="float">
            <text:p>0.0097089357</text:p>
          </table:table-cell>
          <table:table-cell table:formula="of:=SUM([.EJ3:.EJ17])" office:value-type="float" office:value="0.00971151061020468" calcext:value-type="float">
            <text:p>0.0097115106</text:p>
          </table:table-cell>
          <table:table-cell table:formula="of:=SUM([.EK3:.EK17])" office:value-type="float" office:value="0.00971421745698932" calcext:value-type="float">
            <text:p>0.0097142175</text:p>
          </table:table-cell>
          <table:table-cell table:formula="of:=SUM([.EL3:.EL17])" office:value-type="float" office:value="0.00971705618987123" calcext:value-type="float">
            <text:p>0.0097170562</text:p>
          </table:table-cell>
          <table:table-cell table:formula="of:=SUM([.EM3:.EM17])" office:value-type="float" office:value="0.00972002672082371" calcext:value-type="float">
            <text:p>0.0097200267</text:p>
          </table:table-cell>
          <table:table-cell table:formula="of:=SUM([.EN3:.EN17])" office:value-type="float" office:value="0.00972312896189796" calcext:value-type="float">
            <text:p>0.009723129</text:p>
          </table:table-cell>
          <table:table-cell table:formula="of:=SUM([.EO3:.EO17])" office:value-type="float" office:value="0.00972636282522299" calcext:value-type="float">
            <text:p>0.0097263628</text:p>
          </table:table-cell>
          <table:table-cell table:formula="of:=SUM([.EP3:.EP17])" office:value-type="float" office:value="0.00972972822300551" calcext:value-type="float">
            <text:p>0.0097297282</text:p>
          </table:table-cell>
          <table:table-cell table:formula="of:=SUM([.EQ3:.EQ17])" office:value-type="float" office:value="0.00973322506752971" calcext:value-type="float">
            <text:p>0.0097332251</text:p>
          </table:table-cell>
          <table:table-cell table:formula="of:=SUM([.ER3:.ER17])" office:value-type="float" office:value="0.00973685327115729" calcext:value-type="float">
            <text:p>0.0097368533</text:p>
          </table:table-cell>
          <table:table-cell table:formula="of:=SUM([.ES3:.ES17])" office:value-type="float" office:value="0.00974061274632732" calcext:value-type="float">
            <text:p>0.0097406127</text:p>
          </table:table-cell>
          <table:table-cell table:formula="of:=SUM([.ET3:.ET17])" office:value-type="float" office:value="0.00974450340555614" calcext:value-type="float">
            <text:p>0.0097445034</text:p>
          </table:table-cell>
          <table:table-cell table:formula="of:=SUM([.EU3:.EU17])" office:value-type="float" office:value="0.00974852516143721" calcext:value-type="float">
            <text:p>0.0097485252</text:p>
          </table:table-cell>
          <table:table-cell table:formula="of:=SUM([.EV3:.EV17])" office:value-type="float" office:value="0.00975267792664109" calcext:value-type="float">
            <text:p>0.0097526779</text:p>
          </table:table-cell>
          <table:table-cell table:formula="of:=SUM([.EW3:.EW17])" office:value-type="float" office:value="0.00975696161391522" calcext:value-type="float">
            <text:p>0.0097569616</text:p>
          </table:table-cell>
          <table:table-cell table:formula="of:=SUM([.EX3:.EX17])" office:value-type="float" office:value="0.00976137613608395" calcext:value-type="float">
            <text:p>0.0097613761</text:p>
          </table:table-cell>
          <table:table-cell table:formula="of:=SUM([.EY3:.EY17])" office:value-type="float" office:value="0.0097659214060484" calcext:value-type="float">
            <text:p>0.0097659214</text:p>
          </table:table-cell>
          <table:table-cell table:formula="of:=SUM([.EZ3:.EZ17])" office:value-type="float" office:value="0.00977059733678621" calcext:value-type="float">
            <text:p>0.0097705973</text:p>
          </table:table-cell>
          <table:table-cell table:formula="of:=SUM([.FA3:.FA17])" office:value-type="float" office:value="0.00977540384135175" calcext:value-type="float">
            <text:p>0.0097754038</text:p>
          </table:table-cell>
          <table:table-cell table:formula="of:=SUM([.FB3:.FB17])" office:value-type="float" office:value="0.00978034083287557" calcext:value-type="float">
            <text:p>0.0097803408</text:p>
          </table:table-cell>
          <table:table-cell table:formula="of:=SUM([.FC3:.FC17])" office:value-type="float" office:value="0.00978540822456489" calcext:value-type="float">
            <text:p>0.0097854082</text:p>
          </table:table-cell>
          <table:table-cell table:formula="of:=SUM([.FD3:.FD17])" office:value-type="float" office:value="0.00979060592970291" calcext:value-type="float">
            <text:p>0.0097906059</text:p>
          </table:table-cell>
          <table:table-cell table:formula="of:=SUM([.FE3:.FE17])" office:value-type="float" office:value="0.00979593386164906" calcext:value-type="float">
            <text:p>0.0097959339</text:p>
          </table:table-cell>
          <table:table-cell table:formula="of:=SUM([.FF3:.FF17])" office:value-type="float" office:value="0.0098013919338388" calcext:value-type="float">
            <text:p>0.0098013919</text:p>
          </table:table-cell>
          <table:table-cell table:formula="of:=SUM([.FG3:.FG17])" office:value-type="float" office:value="0.00980698005978357" calcext:value-type="float">
            <text:p>0.0098069801</text:p>
          </table:table-cell>
          <table:table-cell table:formula="of:=SUM([.FH3:.FH17])" office:value-type="float" office:value="0.00981269815307054" calcext:value-type="float">
            <text:p>0.0098126982</text:p>
          </table:table-cell>
          <table:table-cell table:formula="of:=SUM([.FI3:.FI17])" office:value-type="float" office:value="0.00981854612736271" calcext:value-type="float">
            <text:p>0.0098185461</text:p>
          </table:table-cell>
          <table:table-cell table:formula="of:=SUM([.FJ3:.FJ17])" office:value-type="float" office:value="0.00982452389639871" calcext:value-type="float">
            <text:p>0.0098245239</text:p>
          </table:table-cell>
          <table:table-cell table:formula="of:=SUM([.FK3:.FK17])" office:value-type="float" office:value="0.00983063137399265" calcext:value-type="float">
            <text:p>0.0098306314</text:p>
          </table:table-cell>
          <table:table-cell table:formula="of:=SUM([.FL3:.FL17])" office:value-type="float" office:value="0.00983686847403411" calcext:value-type="float">
            <text:p>0.0098368685</text:p>
          </table:table-cell>
          <table:table-cell table:formula="of:=SUM([.FM3:.FM17])" office:value-type="float" office:value="0.00984323511048807" calcext:value-type="float">
            <text:p>0.0098432351</text:p>
          </table:table-cell>
          <table:table-cell table:formula="of:=SUM([.FN3:.FN17])" office:value-type="float" office:value="0.00984973119739457" calcext:value-type="float">
            <text:p>0.0098497312</text:p>
          </table:table-cell>
          <table:table-cell table:formula="of:=SUM([.FO3:.FO17])" office:value-type="float" office:value="0.00985635664886899" calcext:value-type="float">
            <text:p>0.0098563566</text:p>
          </table:table-cell>
          <table:table-cell table:formula="of:=SUM([.FP3:.FP17])" office:value-type="float" office:value="0.00986311137910161" calcext:value-type="float">
            <text:p>0.0098631114</text:p>
          </table:table-cell>
          <table:table-cell table:formula="of:=SUM([.FQ3:.FQ17])" office:value-type="float" office:value="0.00986999530235776" calcext:value-type="float">
            <text:p>0.0098699953</text:p>
          </table:table-cell>
          <table:table-cell table:formula="of:=SUM([.FR3:.FR17])" office:value-type="float" office:value="0.00987700833297753" calcext:value-type="float">
            <text:p>0.0098770083</text:p>
          </table:table-cell>
          <table:table-cell table:formula="of:=SUM([.FS3:.FS17])" office:value-type="float" office:value="0.00988415038537575" calcext:value-type="float">
            <text:p>0.0098841504</text:p>
          </table:table-cell>
          <table:table-cell table:formula="of:=SUM([.FT3:.FT17])" office:value-type="float" office:value="0.00989142137404192" calcext:value-type="float">
            <text:p>0.0098914214</text:p>
          </table:table-cell>
          <table:table-cell table:formula="of:=SUM([.FU3:.FU17])" office:value-type="float" office:value="0.00989882121354011" calcext:value-type="float">
            <text:p>0.0098988212</text:p>
          </table:table-cell>
          <table:table-cell table:formula="of:=SUM([.FV3:.FV17])" office:value-type="float" office:value="0.0099063498185089" calcext:value-type="float">
            <text:p>0.0099063498</text:p>
          </table:table-cell>
          <table:table-cell table:formula="of:=SUM([.FW3:.FW17])" office:value-type="float" office:value="0.00991400710366101" calcext:value-type="float">
            <text:p>0.0099140071</text:p>
          </table:table-cell>
          <table:table-cell table:formula="of:=SUM([.FX3:.FX17])" office:value-type="float" office:value="0.0099217929837836" calcext:value-type="float">
            <text:p>0.009921793</text:p>
          </table:table-cell>
          <table:table-cell table:formula="of:=SUM([.FY3:.FY17])" office:value-type="float" office:value="0.00992970737373789" calcext:value-type="float">
            <text:p>0.0099297074</text:p>
          </table:table-cell>
          <table:table-cell table:formula="of:=SUM([.FZ3:.FZ17])" office:value-type="float" office:value="0.00993775018845931" calcext:value-type="float">
            <text:p>0.0099377502</text:p>
          </table:table-cell>
          <table:table-cell table:formula="of:=SUM([.GA3:.GA17])" office:value-type="float" office:value="0.00994592134295703" calcext:value-type="float">
            <text:p>0.0099459213</text:p>
          </table:table-cell>
          <table:table-cell table:formula="of:=SUM([.GB3:.GB17])" office:value-type="float" office:value="0.00995422075231426" calcext:value-type="float">
            <text:p>0.0099542208</text:p>
          </table:table-cell>
          <table:table-cell table:formula="of:=SUM([.GC3:.GC17])" office:value-type="float" office:value="0.0099626483316879" calcext:value-type="float">
            <text:p>0.0099626483</text:p>
          </table:table-cell>
          <table:table-cell table:formula="of:=SUM([.GD3:.GD17])" office:value-type="float" office:value="0.00997120399630855" calcext:value-type="float">
            <text:p>0.009971204</text:p>
          </table:table-cell>
          <table:table-cell table:formula="of:=SUM([.GE3:.GE17])" office:value-type="float" office:value="0.00997988766148034" calcext:value-type="float">
            <text:p>0.0099798877</text:p>
          </table:table-cell>
          <table:table-cell table:formula="of:=SUM([.GF3:.GF17])" office:value-type="float" office:value="0.00998869924258101" calcext:value-type="float">
            <text:p>0.0099886992</text:p>
          </table:table-cell>
          <table:table-cell table:formula="of:=SUM([.GG3:.GG17])" office:value-type="float" office:value="0.0099976386550615" calcext:value-type="float">
            <text:p>0.0099976387</text:p>
          </table:table-cell>
          <table:table-cell table:formula="of:=SUM([.GH3:.GH17])" office:value-type="float" office:value="0.0100067058144462" calcext:value-type="float">
            <text:p>0.0100067058</text:p>
          </table:table-cell>
          <table:table-cell table:formula="of:=SUM([.GI3:.GI17])" office:value-type="float" office:value="0.0100159006363325" calcext:value-type="float">
            <text:p>0.0100159006</text:p>
          </table:table-cell>
          <table:table-cell table:formula="of:=SUM([.GJ3:.GJ17])" office:value-type="float" office:value="0.0100252230363912" calcext:value-type="float">
            <text:p>0.010025223</text:p>
          </table:table-cell>
          <table:table-cell table:formula="of:=SUM([.GK3:.GK17])" office:value-type="float" office:value="0.0100346729303657" calcext:value-type="float">
            <text:p>0.0100346729</text:p>
          </table:table-cell>
          <table:table-cell table:formula="of:=SUM([.GL3:.GL17])" office:value-type="float" office:value="0.0100442502340726" calcext:value-type="float">
            <text:p>0.0100442502</text:p>
          </table:table-cell>
          <table:table-cell table:formula="of:=SUM([.GM3:.GM17])" office:value-type="float" office:value="0.0100539548634014" calcext:value-type="float">
            <text:p>0.0100539549</text:p>
          </table:table-cell>
          <table:table-cell table:formula="of:=SUM([.GN3:.GN17])" office:value-type="float" office:value="0.0100637867343138" calcext:value-type="float">
            <text:p>0.0100637867</text:p>
          </table:table-cell>
          <table:table-cell table:formula="of:=SUM([.GO3:.GO17])" office:value-type="float" office:value="0.0100737457628448" calcext:value-type="float">
            <text:p>0.0100737458</text:p>
          </table:table-cell>
          <table:table-cell table:formula="of:=SUM([.GP3:.GP17])" office:value-type="float" office:value="0.0100838318651015" calcext:value-type="float">
            <text:p>0.0100838319</text:p>
          </table:table-cell>
          <table:table-cell table:formula="of:=SUM([.GQ3:.GQ17])" office:value-type="float" office:value="0.0100940449572634" calcext:value-type="float">
            <text:p>0.010094045</text:p>
          </table:table-cell>
          <table:table-cell table:formula="of:=SUM([.GR3:.GR17])" office:value-type="float" office:value="0.0101043849555826" calcext:value-type="float">
            <text:p>0.010104385</text:p>
          </table:table-cell>
          <table:table-cell table:formula="of:=SUM([.GS3:.GS17])" office:value-type="float" office:value="0.0101148517763833" calcext:value-type="float">
            <text:p>0.0101148518</text:p>
          </table:table-cell>
          <table:table-cell table:formula="of:=SUM([.GT3:.GT17])" office:value-type="float" office:value="0.0101254453360619" calcext:value-type="float">
            <text:p>0.0101254453</text:p>
          </table:table-cell>
          <table:table-cell table:formula="of:=SUM([.GU3:.GU17])" office:value-type="float" office:value="0.0101361655510867" calcext:value-type="float">
            <text:p>0.0101361656</text:p>
          </table:table-cell>
          <table:table-cell table:formula="of:=SUM([.GV3:.GV17])" office:value-type="float" office:value="0.0101470123379982" calcext:value-type="float">
            <text:p>0.0101470123</text:p>
          </table:table-cell>
          <table:table-cell table:formula="of:=SUM([.GW3:.GW17])" office:value-type="float" office:value="0.0101579856134086" calcext:value-type="float">
            <text:p>0.0101579856</text:p>
          </table:table-cell>
          <table:table-cell table:formula="of:=SUM([.GX3:.GX17])" office:value-type="float" office:value="0.010169085294002" calcext:value-type="float">
            <text:p>0.0101690853</text:p>
          </table:table-cell>
          <table:table-cell table:formula="of:=SUM([.GY3:.GY17])" office:value-type="float" office:value="0.0101803112965341" calcext:value-type="float">
            <text:p>0.0101803113</text:p>
          </table:table-cell>
          <table:table-cell table:formula="of:=SUM([.GZ3:.GZ17])" office:value-type="float" office:value="0.0101916635378323" calcext:value-type="float">
            <text:p>0.0101916635</text:p>
          </table:table-cell>
          <table:table-cell table:formula="of:=SUM([.HA3:.HA17])" office:value-type="float" office:value="0.0102031419347953" calcext:value-type="float">
            <text:p>0.0102031419</text:p>
          </table:table-cell>
          <table:table-cell table:formula="of:=SUM([.HB3:.HB17])" office:value-type="float" office:value="0.0102147464043934" calcext:value-type="float">
            <text:p>0.0102147464</text:p>
          </table:table-cell>
          <table:table-cell table:formula="of:=SUM([.HC3:.HC17])" office:value-type="float" office:value="0.0102264768636681" calcext:value-type="float">
            <text:p>0.0102264769</text:p>
          </table:table-cell>
          <table:table-cell table:formula="of:=SUM([.HD3:.HD17])" office:value-type="float" office:value="0.0102383332297322" calcext:value-type="float">
            <text:p>0.0102383332</text:p>
          </table:table-cell>
          <table:table-cell table:formula="of:=SUM([.HE3:.HE17])" office:value-type="float" office:value="0.0102503154197696" calcext:value-type="float">
            <text:p>0.0102503154</text:p>
          </table:table-cell>
          <table:table-cell table:formula="of:=SUM([.HF3:.HF17])" office:value-type="float" office:value="0.0102624233510352" calcext:value-type="float">
            <text:p>0.0102624234</text:p>
          </table:table-cell>
          <table:table-cell table:formula="of:=SUM([.HG3:.HG17])" office:value-type="float" office:value="0.0102746569408549" calcext:value-type="float">
            <text:p>0.0102746569</text:p>
          </table:table-cell>
          <table:table-cell table:formula="of:=SUM([.HH3:.HH17])" office:value-type="float" office:value="0.0102870161066255" calcext:value-type="float">
            <text:p>0.0102870161</text:p>
          </table:table-cell>
          <table:table-cell table:formula="of:=SUM([.HI3:.HI17])" office:value-type="float" office:value="0.0102995007658145" calcext:value-type="float">
            <text:p>0.0102995008</text:p>
          </table:table-cell>
          <table:table-cell table:formula="of:=SUM([.HJ3:.HJ17])" office:value-type="float" office:value="0.0103121108359601" calcext:value-type="float">
            <text:p>0.0103121108</text:p>
          </table:table-cell>
          <table:table-cell table:formula="of:=SUM([.HK3:.HK17])" office:value-type="float" office:value="0.0103248462346709" calcext:value-type="float">
            <text:p>0.0103248462</text:p>
          </table:table-cell>
          <table:table-cell table:formula="of:=SUM([.HL3:.HL17])" office:value-type="float" office:value="0.0103377068796264" calcext:value-type="float">
            <text:p>0.0103377069</text:p>
          </table:table-cell>
          <table:table-cell table:formula="of:=SUM([.HM3:.HM17])" office:value-type="float" office:value="0.0103506926885761" calcext:value-type="float">
            <text:p>0.0103506927</text:p>
          </table:table-cell>
          <table:table-cell table:formula="of:=SUM([.HN3:.HN17])" office:value-type="float" office:value="0.0103638035793401" calcext:value-type="float">
            <text:p>0.0103638036</text:p>
          </table:table-cell>
          <table:table-cell table:formula="of:=SUM([.HO3:.HO17])" office:value-type="float" office:value="0.0103770394698085" calcext:value-type="float">
            <text:p>0.0103770395</text:p>
          </table:table-cell>
          <table:table-cell table:formula="of:=SUM([.HP3:.HP17])" office:value-type="float" office:value="0.0103904002779417" calcext:value-type="float">
            <text:p>0.0103904003</text:p>
          </table:table-cell>
          <table:table-cell table:formula="of:=SUM([.HQ3:.HQ17])" office:value-type="float" office:value="0.01040388592177" calcext:value-type="float">
            <text:p>0.0104038859</text:p>
          </table:table-cell>
          <table:table-cell table:formula="of:=SUM([.HR3:.HR17])" office:value-type="float" office:value="0.0104174963193938" calcext:value-type="float">
            <text:p>0.0104174963</text:p>
          </table:table-cell>
          <table:table-cell table:formula="of:=SUM([.HS3:.HS17])" office:value-type="float" office:value="0.0104312313889831" calcext:value-type="float">
            <text:p>0.0104312314</text:p>
          </table:table-cell>
          <table:table-cell table:formula="of:=SUM([.HT3:.HT17])" office:value-type="float" office:value="0.0104450910487781" calcext:value-type="float">
            <text:p>0.010445091</text:p>
          </table:table-cell>
          <table:table-cell table:formula="of:=SUM([.HU3:.HU17])" office:value-type="float" office:value="0.0104590752170883" calcext:value-type="float">
            <text:p>0.0104590752</text:p>
          </table:table-cell>
          <table:table-cell table:formula="of:=SUM([.HV3:.HV17])" office:value-type="float" office:value="0.010473183812293" calcext:value-type="float">
            <text:p>0.0104731838</text:p>
          </table:table-cell>
          <table:table-cell table:formula="of:=SUM([.HW3:.HW17])" office:value-type="float" office:value="0.0104874167528408" calcext:value-type="float">
            <text:p>0.0104874168</text:p>
          </table:table-cell>
          <table:table-cell table:formula="of:=SUM([.HX3:.HX17])" office:value-type="float" office:value="0.01050177395725" calcext:value-type="float">
            <text:p>0.010501774</text:p>
          </table:table-cell>
          <table:table-cell table:formula="of:=SUM([.HY3:.HY17])" office:value-type="float" office:value="0.0105162553441079" calcext:value-type="float">
            <text:p>0.0105162553</text:p>
          </table:table-cell>
          <table:table-cell table:formula="of:=SUM([.HZ3:.HZ17])" office:value-type="float" office:value="0.0105308608320715" calcext:value-type="float">
            <text:p>0.0105308608</text:p>
          </table:table-cell>
          <table:table-cell table:formula="of:=SUM([.IA3:.IA17])" office:value-type="float" office:value="0.0105455903398664" calcext:value-type="float">
            <text:p>0.0105455903</text:p>
          </table:table-cell>
          <table:table-cell table:formula="of:=SUM([.IB3:.IB17])" office:value-type="float" office:value="0.0105604437862877" calcext:value-type="float">
            <text:p>0.0105604438</text:p>
          </table:table-cell>
          <table:table-cell table:formula="of:=SUM([.IC3:.IC17])" office:value-type="float" office:value="0.0105754210901992" calcext:value-type="float">
            <text:p>0.0105754211</text:p>
          </table:table-cell>
          <table:table-cell table:formula="of:=SUM([.ID3:.ID17])" office:value-type="float" office:value="0.0105905221705337" calcext:value-type="float">
            <text:p>0.0105905222</text:p>
          </table:table-cell>
          <table:table-cell table:formula="of:=SUM([.IE3:.IE17])" office:value-type="float" office:value="0.0106057469462929" calcext:value-type="float">
            <text:p>0.0106057469</text:p>
          </table:table-cell>
          <table:table-cell table:formula="of:=SUM([.IF3:.IF17])" office:value-type="float" office:value="0.0106210953365469" calcext:value-type="float">
            <text:p>0.0106210953</text:p>
          </table:table-cell>
          <table:table-cell table:formula="of:=SUM([.IG3:.IG17])" office:value-type="float" office:value="0.0106365672604347" calcext:value-type="float">
            <text:p>0.0106365673</text:p>
          </table:table-cell>
          <table:table-cell table:formula="of:=SUM([.IH3:.IH17])" office:value-type="float" office:value="0.0106521626371638" calcext:value-type="float">
            <text:p>0.0106521626</text:p>
          </table:table-cell>
          <table:table-cell table:formula="of:=SUM([.II3:.II17])" office:value-type="float" office:value="0.0106678813860101" calcext:value-type="float">
            <text:p>0.0106678814</text:p>
          </table:table-cell>
          <table:table-cell table:formula="of:=SUM([.IJ3:.IJ17])" office:value-type="float" office:value="0.0106837234263179" calcext:value-type="float">
            <text:p>0.0106837234</text:p>
          </table:table-cell>
          <table:table-cell table:formula="of:=SUM([.IK3:.IK17])" office:value-type="float" office:value="0.0106996886774997" calcext:value-type="float">
            <text:p>0.0106996887</text:p>
          </table:table-cell>
          <table:table-cell table:formula="of:=SUM([.IL3:.IL17])" office:value-type="float" office:value="0.0107157770590361" calcext:value-type="float">
            <text:p>0.0107157771</text:p>
          </table:table-cell>
          <table:table-cell table:formula="of:=SUM([.IM3:.IM17])" office:value-type="float" office:value="0.0107319884904761" calcext:value-type="float">
            <text:p>0.0107319885</text:p>
          </table:table-cell>
          <table:table-cell table:formula="of:=SUM([.IN3:.IN17])" office:value-type="float" office:value="0.0107483228914364" calcext:value-type="float">
            <text:p>0.0107483229</text:p>
          </table:table-cell>
          <table:table-cell table:formula="of:=SUM([.IO3:.IO17])" office:value-type="float" office:value="0.0107647801816019" calcext:value-type="float">
            <text:p>0.0107647802</text:p>
          </table:table-cell>
          <table:table-cell table:formula="of:=SUM([.IP3:.IP17])" office:value-type="float" office:value="0.0107813602807252" calcext:value-type="float">
            <text:p>0.0107813603</text:p>
          </table:table-cell>
          <table:table-cell table:formula="of:=SUM([.IQ3:.IQ17])" office:value-type="float" office:value="0.0107980631086266" calcext:value-type="float">
            <text:p>0.0107980631</text:p>
          </table:table-cell>
          <table:table-cell table:formula="of:=SUM([.IR3:.IR17])" office:value-type="float" office:value="0.0108148885851941" calcext:value-type="float">
            <text:p>0.0108148886</text:p>
          </table:table-cell>
          <table:table-cell table:formula="of:=SUM([.IS3:.IS17])" office:value-type="float" office:value="0.0108318366303835" calcext:value-type="float">
            <text:p>0.0108318366</text:p>
          </table:table-cell>
          <table:table-cell table:formula="of:=SUM([.IT3:.IT17])" office:value-type="float" office:value="0.0108489071642178" calcext:value-type="float">
            <text:p>0.0108489072</text:p>
          </table:table-cell>
          <table:table-cell table:formula="of:=SUM([.IU3:.IU17])" office:value-type="float" office:value="0.0108661001067875" calcext:value-type="float">
            <text:p>0.0108661001</text:p>
          </table:table-cell>
          <table:table-cell table:formula="of:=SUM([.IV3:.IV17])" office:value-type="float" office:value="0.0108834153782506" calcext:value-type="float">
            <text:p>0.0108834154</text:p>
          </table:table-cell>
          <table:table-cell table:formula="of:=SUM([.IW3:.IW17])" office:value-type="float" office:value="0.0109008528988321" calcext:value-type="float">
            <text:p>0.0109008529</text:p>
          </table:table-cell>
          <table:table-cell table:formula="of:=SUM([.IX3:.IX17])" office:value-type="float" office:value="0.0109184125888243" calcext:value-type="float">
            <text:p>0.0109184126</text:p>
          </table:table-cell>
          <table:table-cell table:formula="of:=SUM([.IY3:.IY17])" office:value-type="float" office:value="0.0109360943685866" calcext:value-type="float">
            <text:p>0.0109360944</text:p>
          </table:table-cell>
          <table:table-cell table:formula="of:=SUM([.IZ3:.IZ17])" office:value-type="float" office:value="0.0109538981585452" calcext:value-type="float">
            <text:p>0.0109538982</text:p>
          </table:table-cell>
          <table:table-cell table:formula="of:=SUM([.JA3:.JA17])" office:value-type="float" office:value="0.0109718238791935" calcext:value-type="float">
            <text:p>0.0109718239</text:p>
          </table:table-cell>
          <table:table-cell table:formula="of:=SUM([.JB3:.JB17])" office:value-type="float" office:value="0.0109898714510915" calcext:value-type="float">
            <text:p>0.0109898715</text:p>
          </table:table-cell>
          <table:table-cell table:formula="of:=SUM([.JC3:.JC17])" office:value-type="float" office:value="0.0110080407948659" calcext:value-type="float">
            <text:p>0.0110080408</text:p>
          </table:table-cell>
          <table:table-cell table:formula="of:=SUM([.JD3:.JD17])" office:value-type="float" office:value="0.0110263318312103" calcext:value-type="float">
            <text:p>0.0110263318</text:p>
          </table:table-cell>
          <table:table-cell table:formula="of:=SUM([.JE3:.JE17])" office:value-type="float" office:value="0.0110447444808847" calcext:value-type="float">
            <text:p>0.0110447445</text:p>
          </table:table-cell>
          <table:table-cell table:formula="of:=SUM([.JF3:.JF17])" office:value-type="float" office:value="0.0110632786647155" calcext:value-type="float">
            <text:p>0.0110632787</text:p>
          </table:table-cell>
          <table:table-cell table:formula="of:=SUM([.JG3:.JG17])" office:value-type="float" office:value="0.0110819343035956" calcext:value-type="float">
            <text:p>0.0110819343</text:p>
          </table:table-cell>
          <table:table-cell table:formula="of:=SUM([.JH3:.JH17])" office:value-type="float" office:value="0.0111007113184844" calcext:value-type="float">
            <text:p>0.0111007113</text:p>
          </table:table-cell>
          <table:table-cell table:formula="of:=SUM([.JI3:.JI17])" office:value-type="float" office:value="0.0111196096304071" calcext:value-type="float">
            <text:p>0.0111196096</text:p>
          </table:table-cell>
          <table:table-cell table:formula="of:=SUM([.JJ3:.JJ17])" office:value-type="float" office:value="0.0111386291604557" calcext:value-type="float">
            <text:p>0.0111386292</text:p>
          </table:table-cell>
          <table:table-cell table:formula="of:=SUM([.JK3:.JK17])" office:value-type="float" office:value="0.0111577698297874" calcext:value-type="float">
            <text:p>0.0111577698</text:p>
          </table:table-cell>
          <table:table-cell table:formula="of:=SUM([.JL3:.JL17])" office:value-type="float" office:value="0.0111770315596262" calcext:value-type="float">
            <text:p>0.0111770316</text:p>
          </table:table-cell>
          <table:table-cell table:formula="of:=SUM([.JM3:.JM17])" office:value-type="float" office:value="0.0111964142712615" calcext:value-type="float">
            <text:p>0.0111964143</text:p>
          </table:table-cell>
          <table:table-cell table:formula="of:=SUM([.JN3:.JN17])" office:value-type="float" office:value="0.0112159178860488" calcext:value-type="float">
            <text:p>0.0112159179</text:p>
          </table:table-cell>
          <table:table-cell table:formula="of:=SUM([.JO3:.JO17])" office:value-type="float" office:value="0.0112355423254091" calcext:value-type="float">
            <text:p>0.0112355423</text:p>
          </table:table-cell>
          <table:table-cell table:formula="of:=SUM([.JP3:.JP17])" office:value-type="float" office:value="0.0112552875108293" calcext:value-type="float">
            <text:p>0.0112552875</text:p>
          </table:table-cell>
          <table:table-cell table:formula="of:=SUM([.JQ3:.JQ17])" office:value-type="float" office:value="0.0112751533638617" calcext:value-type="float">
            <text:p>0.0112751534</text:p>
          </table:table-cell>
          <table:table-cell table:formula="of:=SUM([.JR3:.JR17])" office:value-type="float" office:value="0.0112951398061242" calcext:value-type="float">
            <text:p>0.0112951398</text:p>
          </table:table-cell>
          <table:table-cell table:formula="of:=SUM([.JS3:.JS17])" office:value-type="float" office:value="0.0113152467593" calcext:value-type="float">
            <text:p>0.0113152468</text:p>
          </table:table-cell>
          <table:table-cell table:formula="of:=SUM([.JT3:.JT17])" office:value-type="float" office:value="0.0113354741451377" calcext:value-type="float">
            <text:p>0.0113354741</text:p>
          </table:table-cell>
          <table:table-cell table:formula="of:=SUM([.JU3:.JU17])" office:value-type="float" office:value="0.0113558218854511" calcext:value-type="float">
            <text:p>0.0113558219</text:p>
          </table:table-cell>
          <table:table-cell table:formula="of:=SUM([.JV3:.JV17])" office:value-type="float" office:value="0.0113762899021192" calcext:value-type="float">
            <text:p>0.0113762899</text:p>
          </table:table-cell>
          <table:table-cell table:formula="of:=SUM([.JW3:.JW17])" office:value-type="float" office:value="0.0113968781170862" calcext:value-type="float">
            <text:p>0.0113968781</text:p>
          </table:table-cell>
          <table:table-cell table:formula="of:=SUM([.JX3:.JX17])" office:value-type="float" office:value="0.011417586452361" calcext:value-type="float">
            <text:p>0.0114175865</text:p>
          </table:table-cell>
          <table:table-cell table:formula="of:=SUM([.JY3:.JY17])" office:value-type="float" office:value="0.0114384148300177" calcext:value-type="float">
            <text:p>0.0114384148</text:p>
          </table:table-cell>
          <table:table-cell table:formula="of:=SUM([.JZ3:.JZ17])" office:value-type="float" office:value="0.0114593631721951" calcext:value-type="float">
            <text:p>0.0114593632</text:p>
          </table:table-cell>
          <table:table-cell table:formula="of:=SUM([.KA3:.KA17])" office:value-type="float" office:value="0.0114804314010969" calcext:value-type="float">
            <text:p>0.0114804314</text:p>
          </table:table-cell>
          <table:table-cell table:formula="of:=SUM([.KB3:.KB17])" office:value-type="float" office:value="0.0115016194389913" calcext:value-type="float">
            <text:p>0.0115016194</text:p>
          </table:table-cell>
          <table:table-cell table:formula="of:=SUM([.KC3:.KC17])" office:value-type="float" office:value="0.0115229272082112" calcext:value-type="float">
            <text:p>0.0115229272</text:p>
          </table:table-cell>
          <table:table-cell table:formula="of:=SUM([.KD3:.KD17])" office:value-type="float" office:value="0.0115443546311539" calcext:value-type="float">
            <text:p>0.0115443546</text:p>
          </table:table-cell>
          <table:table-cell table:formula="of:=SUM([.KE3:.KE17])" office:value-type="float" office:value="0.0115659016302815" calcext:value-type="float">
            <text:p>0.0115659016</text:p>
          </table:table-cell>
          <table:table-cell table:formula="of:=SUM([.KF3:.KF17])" office:value-type="float" office:value="0.0115875681281199" calcext:value-type="float">
            <text:p>0.0115875681</text:p>
          </table:table-cell>
          <table:table-cell table:formula="of:=SUM([.KG3:.KG17])" office:value-type="float" office:value="0.0116093540472598" calcext:value-type="float">
            <text:p>0.011609354</text:p>
          </table:table-cell>
          <table:table-cell table:formula="of:=SUM([.KH3:.KH17])" office:value-type="float" office:value="0.0116312593103557" calcext:value-type="float">
            <text:p>0.0116312593</text:p>
          </table:table-cell>
          <table:table-cell table:formula="of:=SUM([.KI3:.KI17])" office:value-type="float" office:value="0.0116532838401266" calcext:value-type="float">
            <text:p>0.0116532838</text:p>
          </table:table-cell>
          <table:table-cell table:formula="of:=SUM([.KJ3:.KJ17])" office:value-type="float" office:value="0.0116754275593552" calcext:value-type="float">
            <text:p>0.0116754276</text:p>
          </table:table-cell>
          <table:table-cell table:formula="of:=SUM([.KK3:.KK17])" office:value-type="float" office:value="0.0116976903908882" calcext:value-type="float">
            <text:p>0.0116976904</text:p>
          </table:table-cell>
          <table:table-cell table:formula="of:=SUM([.KL3:.KL17])" office:value-type="float" office:value="0.0117200722576364" calcext:value-type="float">
            <text:p>0.0117200723</text:p>
          </table:table-cell>
          <table:table-cell table:formula="of:=SUM([.KM3:.KM17])" office:value-type="float" office:value="0.0117425730825743" calcext:value-type="float">
            <text:p>0.0117425731</text:p>
          </table:table-cell>
          <table:table-cell table:formula="of:=SUM([.KN3:.KN17])" office:value-type="float" office:value="0.0117651927887401" calcext:value-type="float">
            <text:p>0.0117651928</text:p>
          </table:table-cell>
          <table:table-cell table:formula="of:=SUM([.KO3:.KO17])" office:value-type="float" office:value="0.0117879312992356" calcext:value-type="float">
            <text:p>0.0117879313</text:p>
          </table:table-cell>
          <table:table-cell table:formula="of:=SUM([.KP3:.KP17])" office:value-type="float" office:value="0.0118107885372262" calcext:value-type="float">
            <text:p>0.0118107885</text:p>
          </table:table-cell>
          <table:table-cell table:formula="of:=SUM([.KQ3:.KQ17])" office:value-type="float" office:value="0.0118337644259408" calcext:value-type="float">
            <text:p>0.0118337644</text:p>
          </table:table-cell>
          <table:table-cell table:formula="of:=SUM([.KR3:.KR17])" office:value-type="float" office:value="0.0118568588886718" calcext:value-type="float">
            <text:p>0.0118568589</text:p>
          </table:table-cell>
          <table:table-cell table:formula="of:=SUM([.KS3:.KS17])" office:value-type="float" office:value="0.0118800718487746" calcext:value-type="float">
            <text:p>0.0118800718</text:p>
          </table:table-cell>
          <table:table-cell table:formula="of:=SUM([.KT3:.KT17])" office:value-type="float" office:value="0.0119034032296683" calcext:value-type="float">
            <text:p>0.0119034032</text:p>
          </table:table-cell>
          <table:table-cell table:formula="of:=SUM([.KU3:.KU17])" office:value-type="float" office:value="0.011926852954835" calcext:value-type="float">
            <text:p>0.011926853</text:p>
          </table:table-cell>
          <table:table-cell table:formula="of:=SUM([.KV3:.KV17])" office:value-type="float" office:value="0.0119504209478196" calcext:value-type="float">
            <text:p>0.0119504209</text:p>
          </table:table-cell>
          <table:table-cell table:formula="of:=SUM([.KW3:.KW17])" office:value-type="float" office:value="0.0119741071322305" calcext:value-type="float">
            <text:p>0.0119741071</text:p>
          </table:table-cell>
          <table:table-cell table:formula="of:=SUM([.KX3:.KX17])" office:value-type="float" office:value="0.0119979114317388" calcext:value-type="float">
            <text:p>0.0119979114</text:p>
          </table:table-cell>
          <table:table-cell table:formula="of:=SUM([.KY3:.KY17])" office:value-type="float" office:value="0.0120218337700785" calcext:value-type="float">
            <text:p>0.0120218338</text:p>
          </table:table-cell>
          <table:table-cell table:formula="of:=SUM([.KZ3:.KZ17])" office:value-type="float" office:value="0.0120458740710462" calcext:value-type="float">
            <text:p>0.0120458741</text:p>
          </table:table-cell>
          <table:table-cell table:formula="of:=SUM([.LA3:.LA17])" office:value-type="float" office:value="0.0120700322585015" calcext:value-type="float">
            <text:p>0.0120700323</text:p>
          </table:table-cell>
          <table:table-cell table:formula="of:=SUM([.LB3:.LB17])" office:value-type="float" office:value="0.0120943082563665" calcext:value-type="float">
            <text:p>0.0120943083</text:p>
          </table:table-cell>
          <table:table-cell table:formula="of:=SUM([.LC3:.LC17])" office:value-type="float" office:value="0.0121187019886259" calcext:value-type="float">
            <text:p>0.012118702</text:p>
          </table:table-cell>
          <table:table-cell table:formula="of:=SUM([.LD3:.LD17])" office:value-type="float" office:value="0.0121432133793267" calcext:value-type="float">
            <text:p>0.0121432134</text:p>
          </table:table-cell>
          <table:table-cell table:formula="of:=SUM([.LE3:.LE17])" office:value-type="float" office:value="0.0121678423525786" calcext:value-type="float">
            <text:p>0.0121678424</text:p>
          </table:table-cell>
          <table:table-cell table:formula="of:=SUM([.LF3:.LF17])" office:value-type="float" office:value="0.0121925888325534" calcext:value-type="float">
            <text:p>0.0121925888</text:p>
          </table:table-cell>
          <table:table-cell table:formula="of:=SUM([.LG3:.LG17])" office:value-type="float" office:value="0.0122174527434853" calcext:value-type="float">
            <text:p>0.0122174527</text:p>
          </table:table-cell>
          <table:table-cell table:formula="of:=SUM([.LH3:.LH17])" office:value-type="float" office:value="0.0122424340096704" calcext:value-type="float">
            <text:p>0.012242434</text:p>
          </table:table-cell>
          <table:table-cell table:formula="of:=SUM([.LI3:.LI17])" office:value-type="float" office:value="0.0122675325554672" calcext:value-type="float">
            <text:p>0.0122675326</text:p>
          </table:table-cell>
          <table:table-cell table:formula="of:=SUM([.LJ3:.LJ17])" office:value-type="float" office:value="0.0122927483052962" calcext:value-type="float">
            <text:p>0.0122927483</text:p>
          </table:table-cell>
          <table:table-cell table:formula="of:=SUM([.LK3:.LK17])" office:value-type="float" office:value="0.0123180811836396" calcext:value-type="float">
            <text:p>0.0123180812</text:p>
          </table:table-cell>
          <table:table-cell table:formula="of:=SUM([.LL3:.LL17])" office:value-type="float" office:value="0.0123435311150417" calcext:value-type="float">
            <text:p>0.0123435311</text:p>
          </table:table-cell>
          <table:table-cell table:formula="of:=SUM([.LM3:.LM17])" office:value-type="float" office:value="0.0123690980241084" calcext:value-type="float">
            <text:p>0.012369098</text:p>
          </table:table-cell>
          <table:table-cell table:formula="of:=SUM([.LN3:.LN17])" office:value-type="float" office:value="0.0123947818355076" calcext:value-type="float">
            <text:p>0.0123947818</text:p>
          </table:table-cell>
          <table:table-cell table:formula="of:=SUM([.LO3:.LO17])" office:value-type="float" office:value="0.0124205824739685" calcext:value-type="float">
            <text:p>0.0124205825</text:p>
          </table:table-cell>
          <table:table-cell table:formula="of:=SUM([.LP3:.LP17])" office:value-type="float" office:value="0.0124464998642822" calcext:value-type="float">
            <text:p>0.0124464999</text:p>
          </table:table-cell>
          <table:table-cell table:formula="of:=SUM([.LQ3:.LQ17])" office:value-type="float" office:value="0.012472533931301" calcext:value-type="float">
            <text:p>0.0124725339</text:p>
          </table:table-cell>
          <table:table-cell table:formula="of:=SUM([.LR3:.LR17])" office:value-type="float" office:value="0.0124986845999388" calcext:value-type="float">
            <text:p>0.0124986846</text:p>
          </table:table-cell>
          <table:table-cell table:formula="of:=SUM([.LS3:.LS17])" office:value-type="float" office:value="0.0125249517951708" calcext:value-type="float">
            <text:p>0.0125249518</text:p>
          </table:table-cell>
          <table:table-cell table:formula="of:=SUM([.LT3:.LT17])" office:value-type="float" office:value="0.0125513354420333" calcext:value-type="float">
            <text:p>0.0125513354</text:p>
          </table:table-cell>
          <table:table-cell table:formula="of:=SUM([.LU3:.LU17])" office:value-type="float" office:value="0.0125778354656242" calcext:value-type="float">
            <text:p>0.0125778355</text:p>
          </table:table-cell>
          <table:table-cell table:formula="of:=SUM([.LV3:.LV17])" office:value-type="float" office:value="0.0126044517911021" calcext:value-type="float">
            <text:p>0.0126044518</text:p>
          </table:table-cell>
          <table:table-cell table:formula="of:=SUM([.LW3:.LW17])" office:value-type="float" office:value="0.0126311843436867" calcext:value-type="float">
            <text:p>0.0126311843</text:p>
          </table:table-cell>
          <table:table-cell table:formula="of:=SUM([.LX3:.LX17])" office:value-type="float" office:value="0.0126580330486591" calcext:value-type="float">
            <text:p>0.012658033</text:p>
          </table:table-cell>
          <table:table-cell table:formula="of:=SUM([.LY3:.LY17])" office:value-type="float" office:value="0.0126849978313607" calcext:value-type="float">
            <text:p>0.0126849978</text:p>
          </table:table-cell>
          <table:table-cell table:formula="of:=SUM([.LZ3:.LZ17])" office:value-type="float" office:value="0.0127120786171941" calcext:value-type="float">
            <text:p>0.0127120786</text:p>
          </table:table-cell>
          <table:table-cell table:formula="of:=SUM([.MA3:.MA17])" office:value-type="float" office:value="0.0127392753316225" calcext:value-type="float">
            <text:p>0.0127392753</text:p>
          </table:table-cell>
          <table:table-cell table:formula="of:=SUM([.MB3:.MB17])" office:value-type="float" office:value="0.0127665879001698" calcext:value-type="float">
            <text:p>0.0127665879</text:p>
          </table:table-cell>
          <table:table-cell table:formula="of:=SUM([.MC3:.MC17])" office:value-type="float" office:value="0.0127940162484205" calcext:value-type="float">
            <text:p>0.0127940162</text:p>
          </table:table-cell>
          <table:table-cell table:formula="of:=SUM([.MD3:.MD17])" office:value-type="float" office:value="0.0128215603020197" calcext:value-type="float">
            <text:p>0.0128215603</text:p>
          </table:table-cell>
          <table:table-cell table:formula="of:=SUM([.ME3:.ME17])" office:value-type="float" office:value="0.0128492199866729" calcext:value-type="float">
            <text:p>0.01284922</text:p>
          </table:table-cell>
          <table:table-cell table:formula="of:=SUM([.MF3:.MF17])" office:value-type="float" office:value="0.0128769952281459" calcext:value-type="float">
            <text:p>0.0128769952</text:p>
          </table:table-cell>
          <table:table-cell table:formula="of:=SUM([.MG3:.MG17])" office:value-type="float" office:value="0.0129048859522649" calcext:value-type="float">
            <text:p>0.012904886</text:p>
          </table:table-cell>
          <table:table-cell table:formula="of:=SUM([.MH3:.MH17])" office:value-type="float" office:value="0.0129328920849163" calcext:value-type="float">
            <text:p>0.0129328921</text:p>
          </table:table-cell>
          <table:table-cell table:formula="of:=SUM([.MI3:.MI17])" office:value-type="float" office:value="0.0129610135520467" calcext:value-type="float">
            <text:p>0.0129610136</text:p>
          </table:table-cell>
          <table:table-cell table:formula="of:=SUM([.MJ3:.MJ17])" office:value-type="float" office:value="0.0129892502796627" calcext:value-type="float">
            <text:p>0.0129892503</text:p>
          </table:table-cell>
          <table:table-cell table:formula="of:=SUM([.MK3:.MK17])" office:value-type="float" office:value="0.0130176021938311" calcext:value-type="float">
            <text:p>0.0130176022</text:p>
          </table:table-cell>
          <table:table-cell table:formula="of:=SUM([.ML3:.ML17])" office:value-type="float" office:value="0.0130460692206783" calcext:value-type="float">
            <text:p>0.0130460692</text:p>
          </table:table-cell>
          <table:table-cell table:formula="of:=SUM([.MM3:.MM17])" office:value-type="float" office:value="0.0130746512863911" calcext:value-type="float">
            <text:p>0.0130746513</text:p>
          </table:table-cell>
          <table:table-cell table:formula="of:=SUM([.MN3:.MN17])" office:value-type="float" office:value="0.0131033483172154" calcext:value-type="float">
            <text:p>0.0131033483</text:p>
          </table:table-cell>
          <table:table-cell table:formula="of:=SUM([.MO3:.MO17])" office:value-type="float" office:value="0.0131321602394575" calcext:value-type="float">
            <text:p>0.0131321602</text:p>
          </table:table-cell>
          <table:table-cell table:formula="of:=SUM([.MP3:.MP17])" office:value-type="float" office:value="0.013161086979483" calcext:value-type="float">
            <text:p>0.013161087</text:p>
          </table:table-cell>
          <table:table-cell table:formula="of:=SUM([.MQ3:.MQ17])" office:value-type="float" office:value="0.0131901284637171" calcext:value-type="float">
            <text:p>0.0131901285</text:p>
          </table:table-cell>
          <table:table-cell table:formula="of:=SUM([.MR3:.MR17])" office:value-type="float" office:value="0.0132192846186446" calcext:value-type="float">
            <text:p>0.0132192846</text:p>
          </table:table-cell>
          <table:table-cell table:formula="of:=SUM([.MS3:.MS17])" office:value-type="float" office:value="0.0132485553708096" calcext:value-type="float">
            <text:p>0.0132485554</text:p>
          </table:table-cell>
          <table:table-cell table:formula="of:=SUM([.MT3:.MT17])" office:value-type="float" office:value="0.0132779406468158" calcext:value-type="float">
            <text:p>0.0132779406</text:p>
          </table:table-cell>
          <table:table-cell table:formula="of:=SUM([.MU3:.MU17])" office:value-type="float" office:value="0.013307440373326" calcext:value-type="float">
            <text:p>0.0133074404</text:p>
          </table:table-cell>
          <table:table-cell table:formula="of:=SUM([.MV3:.MV17])" office:value-type="float" office:value="0.0133370544770623" calcext:value-type="float">
            <text:p>0.0133370545</text:p>
          </table:table-cell>
          <table:table-cell table:formula="of:=SUM([.MW3:.MW17])" office:value-type="float" office:value="0.0133667828848059" calcext:value-type="float">
            <text:p>0.0133667829</text:p>
          </table:table-cell>
          <table:table-cell table:formula="of:=SUM([.MX3:.MX17])" office:value-type="float" office:value="0.013396625523397" calcext:value-type="float">
            <text:p>0.0133966255</text:p>
          </table:table-cell>
          <table:table-cell table:formula="of:=SUM([.MY3:.MY17])" office:value-type="float" office:value="0.0134265823197352" calcext:value-type="float">
            <text:p>0.0134265823</text:p>
          </table:table-cell>
          <table:table-cell table:formula="of:=SUM([.MZ3:.MZ17])" office:value-type="float" office:value="0.0134566532007786" calcext:value-type="float">
            <text:p>0.0134566532</text:p>
          </table:table-cell>
          <table:table-cell table:formula="of:=SUM([.NA3:.NA17])" office:value-type="float" office:value="0.0134868380935444" calcext:value-type="float">
            <text:p>0.0134868381</text:p>
          </table:table-cell>
          <table:table-cell table:formula="of:=SUM([.NB3:.NB17])" office:value-type="float" office:value="0.0135171369251084" calcext:value-type="float">
            <text:p>0.0135171369</text:p>
          </table:table-cell>
          <table:table-cell table:formula="of:=SUM([.NC3:.NC17])" office:value-type="float" office:value="0.0135475496226054" calcext:value-type="float">
            <text:p>0.0135475496</text:p>
          </table:table-cell>
          <table:table-cell table:formula="of:=SUM([.ND3:.ND17])" office:value-type="float" office:value="0.0135780761132287" calcext:value-type="float">
            <text:p>0.0135780761</text:p>
          </table:table-cell>
          <table:table-cell table:formula="of:=SUM([.NE3:.NE17])" office:value-type="float" office:value="0.0136087163242302" calcext:value-type="float">
            <text:p>0.0136087163</text:p>
          </table:table-cell>
          <table:table-cell table:formula="of:=SUM([.NF3:.NF17])" office:value-type="float" office:value="0.0136394701829204" calcext:value-type="float">
            <text:p>0.0136394702</text:p>
          </table:table-cell>
          <table:table-cell table:formula="of:=SUM([.NG3:.NG17])" office:value-type="float" office:value="0.013670337616668" calcext:value-type="float">
            <text:p>0.0136703376</text:p>
          </table:table-cell>
          <table:table-cell table:formula="of:=SUM([.NH3:.NH17])" office:value-type="float" office:value="0.0137013185529004" calcext:value-type="float">
            <text:p>0.0137013186</text:p>
          </table:table-cell>
          <table:table-cell table:formula="of:=SUM([.NI3:.NI17])" office:value-type="float" office:value="0.0137324129191031" calcext:value-type="float">
            <text:p>0.0137324129</text:p>
          </table:table-cell>
          <table:table-cell table:formula="of:=SUM([.NJ3:.NJ17])" office:value-type="float" office:value="0.01376362064282" calcext:value-type="float">
            <text:p>0.0137636206</text:p>
          </table:table-cell>
          <table:table-cell table:formula="of:=SUM([.NK3:.NK17])" office:value-type="float" office:value="0.0137949416516529" calcext:value-type="float">
            <text:p>0.0137949417</text:p>
          </table:table-cell>
          <table:table-cell table:formula="of:=SUM([.NL3:.NL17])" office:value-type="float" office:value="0.0138263758732621" calcext:value-type="float">
            <text:p>0.0138263759</text:p>
          </table:table-cell>
          <table:table-cell table:formula="of:=SUM([.NM3:.NM17])" office:value-type="float" office:value="0.0138579232353655" calcext:value-type="float">
            <text:p>0.0138579232</text:p>
          </table:table-cell>
          <table:table-cell table:formula="of:=SUM([.NN3:.NN17])" office:value-type="float" office:value="0.0138895836657392" calcext:value-type="float">
            <text:p>0.0138895837</text:p>
          </table:table-cell>
          <table:table-cell table:formula="of:=SUM([.NO3:.NO17])" office:value-type="float" office:value="0.0139213570922171" calcext:value-type="float">
            <text:p>0.0139213571</text:p>
          </table:table-cell>
          <table:table-cell table:formula="of:=SUM([.NP3:.NP17])" office:value-type="float" office:value="0.0139532434426912" calcext:value-type="float">
            <text:p>0.0139532434</text:p>
          </table:table-cell>
          <table:table-cell table:formula="of:=SUM([.NQ3:.NQ17])" office:value-type="float" office:value="0.0139852426451108" calcext:value-type="float">
            <text:p>0.0139852426</text:p>
          </table:table-cell>
          <table:table-cell table:formula="of:=SUM([.NR3:.NR17])" office:value-type="float" office:value="0.0140173546274833" calcext:value-type="float">
            <text:p>0.0140173546</text:p>
          </table:table-cell>
          <table:table-cell table:formula="of:=SUM([.NS3:.NS17])" office:value-type="float" office:value="0.0140495793178733" calcext:value-type="float">
            <text:p>0.0140495793</text:p>
          </table:table-cell>
          <table:table-cell table:formula="of:=SUM([.NT3:.NT17])" office:value-type="float" office:value="0.0140819166444034" calcext:value-type="float">
            <text:p>0.0140819166</text:p>
          </table:table-cell>
          <table:table-cell table:formula="of:=SUM([.NU3:.NU17])" office:value-type="float" office:value="0.0141143665352534" calcext:value-type="float">
            <text:p>0.0141143665</text:p>
          </table:table-cell>
          <table:table-cell table:formula="of:=SUM([.NV3:.NV17])" office:value-type="float" office:value="0.0141469289186605" calcext:value-type="float">
            <text:p>0.0141469289</text:p>
          </table:table-cell>
          <table:table-cell table:formula="of:=SUM([.NW3:.NW17])" office:value-type="float" office:value="0.0141796037229193" calcext:value-type="float">
            <text:p>0.0141796037</text:p>
          </table:table-cell>
          <table:table-cell table:formula="of:=SUM([.NX3:.NX17])" office:value-type="float" office:value="0.0142123908763818" calcext:value-type="float">
            <text:p>0.0142123909</text:p>
          </table:table-cell>
          <table:table-cell table:formula="of:=SUM([.NY3:.NY17])" office:value-type="float" office:value="0.0142452903074571" calcext:value-type="float">
            <text:p>0.0142452903</text:p>
          </table:table-cell>
          <table:table-cell table:formula="of:=SUM([.NZ3:.NZ17])" office:value-type="float" office:value="0.0142783019446113" calcext:value-type="float">
            <text:p>0.0142783019</text:p>
          </table:table-cell>
          <table:table-cell table:formula="of:=SUM([.OA3:.OA17])" office:value-type="float" office:value="0.0143114257163678" calcext:value-type="float">
            <text:p>0.0143114257</text:p>
          </table:table-cell>
          <table:table-cell table:formula="of:=SUM([.OB3:.OB17])" office:value-type="float" office:value="0.014344661551307" calcext:value-type="float">
            <text:p>0.0143446616</text:p>
          </table:table-cell>
          <table:table-cell table:formula="of:=SUM([.OC3:.OC17])" office:value-type="float" office:value="0.0143780093780659" calcext:value-type="float">
            <text:p>0.0143780094</text:p>
          </table:table-cell>
          <table:table-cell table:formula="of:=SUM([.OD3:.OD17])" office:value-type="float" office:value="0.0144114691253389" calcext:value-type="float">
            <text:p>0.0144114691</text:p>
          </table:table-cell>
          <table:table-cell table:formula="of:=SUM([.OE3:.OE17])" office:value-type="float" office:value="0.0144450407218768" calcext:value-type="float">
            <text:p>0.0144450407</text:p>
          </table:table-cell>
          <table:table-cell table:formula="of:=SUM([.OF3:.OF17])" office:value-type="float" office:value="0.0144787240964871" calcext:value-type="float">
            <text:p>0.0144787241</text:p>
          </table:table-cell>
          <table:table-cell table:formula="of:=SUM([.OG3:.OG17])" office:value-type="float" office:value="0.0145125191780344" calcext:value-type="float">
            <text:p>0.0145125192</text:p>
          </table:table-cell>
          <table:table-cell table:formula="of:=SUM([.OH3:.OH17])" office:value-type="float" office:value="0.0145464258954395" calcext:value-type="float">
            <text:p>0.0145464259</text:p>
          </table:table-cell>
          <table:table-cell table:formula="of:=SUM([.OI3:.OI17])" office:value-type="float" office:value="0.0145804441776799" calcext:value-type="float">
            <text:p>0.0145804442</text:p>
          </table:table-cell>
          <table:table-cell table:formula="of:=SUM([.OJ3:.OJ17])" office:value-type="float" office:value="0.0146145739537894" calcext:value-type="float">
            <text:p>0.014614574</text:p>
          </table:table-cell>
          <table:table-cell table:formula="of:=SUM([.OK3:.OK17])" office:value-type="float" office:value="0.0146488151528584" calcext:value-type="float">
            <text:p>0.0146488152</text:p>
          </table:table-cell>
          <table:table-cell table:formula="of:=SUM([.OL3:.OL17])" office:value-type="float" office:value="0.0146831677040336" calcext:value-type="float">
            <text:p>0.0146831677</text:p>
          </table:table-cell>
          <table:table-cell table:formula="of:=SUM([.OM3:.OM17])" office:value-type="float" office:value="0.0147176315365178" calcext:value-type="float">
            <text:p>0.0147176315</text:p>
          </table:table-cell>
          <table:table-cell table:formula="of:=SUM([.ON3:.ON17])" office:value-type="float" office:value="0.0147522065795704" calcext:value-type="float">
            <text:p>0.0147522066</text:p>
          </table:table-cell>
          <table:table-cell table:formula="of:=SUM([.OO3:.OO17])" office:value-type="float" office:value="0.0147868927625064" calcext:value-type="float">
            <text:p>0.0147868928</text:p>
          </table:table-cell>
          <table:table-cell table:formula="of:=SUM([.OP3:.OP17])" office:value-type="float" office:value="0.0148216900146973" calcext:value-type="float">
            <text:p>0.01482169</text:p>
          </table:table-cell>
          <table:table-cell table:formula="of:=SUM([.OQ3:.OQ17])" office:value-type="float" office:value="0.0148565982655703" calcext:value-type="float">
            <text:p>0.0148565983</text:p>
          </table:table-cell>
          <table:table-cell table:formula="of:=SUM([.OR3:.OR17])" office:value-type="float" office:value="0.0148916174446087" calcext:value-type="float">
            <text:p>0.0148916174</text:p>
          </table:table-cell>
          <table:table-cell table:formula="of:=SUM([.OS3:.OS17])" office:value-type="float" office:value="0.0149267474813518" calcext:value-type="float">
            <text:p>0.0149267475</text:p>
          </table:table-cell>
          <table:table-cell table:formula="of:=SUM([.OT3:.OT17])" office:value-type="float" office:value="0.0149619883053944" calcext:value-type="float">
            <text:p>0.0149619883</text:p>
          </table:table-cell>
          <table:table-cell table:formula="of:=SUM([.OU3:.OU17])" office:value-type="float" office:value="0.0149973398463872" calcext:value-type="float">
            <text:p>0.0149973398</text:p>
          </table:table-cell>
          <table:table-cell table:formula="of:=SUM([.OV3:.OV17])" office:value-type="float" office:value="0.0150328020340367" calcext:value-type="float">
            <text:p>0.015032802</text:p>
          </table:table-cell>
          <table:table-cell table:formula="of:=SUM([.OW3:.OW17])" office:value-type="float" office:value="0.0150683747981047" calcext:value-type="float">
            <text:p>0.0150683748</text:p>
          </table:table-cell>
          <table:table-cell table:formula="of:=SUM([.OX3:.OX17])" office:value-type="float" office:value="0.0151040580684089" calcext:value-type="float">
            <text:p>0.0151040581</text:p>
          </table:table-cell>
          <table:table-cell table:formula="of:=SUM([.OY3:.OY17])" office:value-type="float" office:value="0.0151398517748221" calcext:value-type="float">
            <text:p>0.0151398518</text:p>
          </table:table-cell>
          <table:table-cell table:formula="of:=SUM([.OZ3:.OZ17])" office:value-type="float" office:value="0.015175755847273" calcext:value-type="float">
            <text:p>0.0151757558</text:p>
          </table:table-cell>
          <table:table-cell table:formula="of:=SUM([.PA3:.PA17])" office:value-type="float" office:value="0.015211770215745" calcext:value-type="float">
            <text:p>0.0152117702</text:p>
          </table:table-cell>
          <table:table-cell table:formula="of:=SUM([.PB3:.PB17])" office:value-type="float" office:value="0.0152478948102775" calcext:value-type="float">
            <text:p>0.0152478948</text:p>
          </table:table-cell>
          <table:table-cell table:formula="of:=SUM([.PC3:.PC17])" office:value-type="float" office:value="0.0152841295609646" calcext:value-type="float">
            <text:p>0.0152841296</text:p>
          </table:table-cell>
          <table:table-cell table:formula="of:=SUM([.PD3:.PD17])" office:value-type="float" office:value="0.0153204743979557" calcext:value-type="float">
            <text:p>0.0153204744</text:p>
          </table:table-cell>
          <table:table-cell table:formula="of:=SUM([.PE3:.PE17])" office:value-type="float" office:value="0.0153569292514555" calcext:value-type="float">
            <text:p>0.0153569293</text:p>
          </table:table-cell>
          <table:table-cell table:formula="of:=SUM([.PF3:.PF17])" office:value-type="float" office:value="0.0153934940517233" calcext:value-type="float">
            <text:p>0.0153934941</text:p>
          </table:table-cell>
          <table:table-cell table:formula="of:=SUM([.PG3:.PG17])" office:value-type="float" office:value="0.0154301687290737" calcext:value-type="float">
            <text:p>0.0154301687</text:p>
          </table:table-cell>
          <table:table-cell table:formula="of:=SUM([.PH3:.PH17])" office:value-type="float" office:value="0.0154669532138763" calcext:value-type="float">
            <text:p>0.0154669532</text:p>
          </table:table-cell>
          <table:table-cell table:formula="of:=SUM([.PI3:.PI17])" office:value-type="float" office:value="0.0155038474365551" calcext:value-type="float">
            <text:p>0.0155038474</text:p>
          </table:table-cell>
          <table:table-cell table:formula="of:=SUM([.PJ3:.PJ17])" office:value-type="float" office:value="0.0155408513275892" calcext:value-type="float">
            <text:p>0.0155408513</text:p>
          </table:table-cell>
          <table:table-cell table:formula="of:=SUM([.PK3:.PK17])" office:value-type="float" office:value="0.0155779648175122" calcext:value-type="float">
            <text:p>0.0155779648</text:p>
          </table:table-cell>
          <table:table-cell table:formula="of:=SUM([.PL3:.PL17])" office:value-type="float" office:value="0.0156151878369127" calcext:value-type="float">
            <text:p>0.0156151878</text:p>
          </table:table-cell>
          <table:table-cell table:formula="of:=SUM([.PM3:.PM17])" office:value-type="float" office:value="0.0156525203164335" calcext:value-type="float">
            <text:p>0.0156525203</text:p>
          </table:table-cell>
          <table:table-cell table:formula="of:=SUM([.PN3:.PN17])" office:value-type="float" office:value="0.015689962186772" calcext:value-type="float">
            <text:p>0.0156899622</text:p>
          </table:table-cell>
          <table:table-cell table:formula="of:=SUM([.PO3:.PO17])" office:value-type="float" office:value="0.0157275133786803" calcext:value-type="float">
            <text:p>0.0157275134</text:p>
          </table:table-cell>
          <table:table-cell table:formula="of:=SUM([.PP3:.PP17])" office:value-type="float" office:value="0.0157651738229645" calcext:value-type="float">
            <text:p>0.0157651738</text:p>
          </table:table-cell>
          <table:table-cell table:formula="of:=SUM([.PQ3:.PQ17])" office:value-type="float" office:value="0.0158029434504853" calcext:value-type="float">
            <text:p>0.0158029435</text:p>
          </table:table-cell>
          <table:table-cell table:formula="of:=SUM([.PR3:.PR17])" office:value-type="float" office:value="0.0158408221921576" calcext:value-type="float">
            <text:p>0.0158408222</text:p>
          </table:table-cell>
          <table:table-cell table:formula="of:=SUM([.PS3:.PS17])" office:value-type="float" office:value="0.0158788099789504" calcext:value-type="float">
            <text:p>0.01587881</text:p>
          </table:table-cell>
          <table:table-cell table:formula="of:=SUM([.PT3:.PT17])" office:value-type="float" office:value="0.0159169067418871" calcext:value-type="float">
            <text:p>0.0159169067</text:p>
          </table:table-cell>
          <table:table-cell table:formula="of:=SUM([.PU3:.PU17])" office:value-type="float" office:value="0.0159551124120449" calcext:value-type="float">
            <text:p>0.0159551124</text:p>
          </table:table-cell>
          <table:table-cell table:formula="of:=SUM([.PV3:.PV17])" office:value-type="float" office:value="0.0159934269205551" calcext:value-type="float">
            <text:p>0.0159934269</text:p>
          </table:table-cell>
          <table:table-cell table:formula="of:=SUM([.PW3:.PW17])" office:value-type="float" office:value="0.0160318501986029" calcext:value-type="float">
            <text:p>0.0160318502</text:p>
          </table:table-cell>
          <table:table-cell table:formula="of:=SUM([.PX3:.PX17])" office:value-type="float" office:value="0.0160703821774275" calcext:value-type="float">
            <text:p>0.0160703822</text:p>
          </table:table-cell>
          <table:table-cell table:formula="of:=SUM([.PY3:.PY17])" office:value-type="float" office:value="0.016109022788322" calcext:value-type="float">
            <text:p>0.0161090228</text:p>
          </table:table-cell>
          <table:table-cell table:formula="of:=SUM([.PZ3:.PZ17])" office:value-type="float" office:value="0.0161477719626329" calcext:value-type="float">
            <text:p>0.016147772</text:p>
          </table:table-cell>
          <table:table-cell table:formula="of:=SUM([.QA3:.QA17])" office:value-type="float" office:value="0.0161866296317607" calcext:value-type="float">
            <text:p>0.0161866296</text:p>
          </table:table-cell>
          <table:table-cell table:formula="of:=SUM([.QB3:.QB17])" office:value-type="float" office:value="0.0162255957271595" calcext:value-type="float">
            <text:p>0.0162255957</text:p>
          </table:table-cell>
          <table:table-cell table:formula="of:=SUM([.QC3:.QC17])" office:value-type="float" office:value="0.0162646701803369" calcext:value-type="float">
            <text:p>0.0162646702</text:p>
          </table:table-cell>
          <table:table-cell table:formula="of:=SUM([.QD3:.QD17])" office:value-type="float" office:value="0.0163038529228541" calcext:value-type="float">
            <text:p>0.0163038529</text:p>
          </table:table-cell>
          <table:table-cell table:formula="of:=SUM([.QE3:.QE17])" office:value-type="float" office:value="0.0163431438863258" calcext:value-type="float">
            <text:p>0.0163431439</text:p>
          </table:table-cell>
          <table:table-cell table:formula="of:=SUM([.QF3:.QF17])" office:value-type="float" office:value="0.0163825430024197" calcext:value-type="float">
            <text:p>0.016382543</text:p>
          </table:table-cell>
          <table:table-cell table:formula="of:=SUM([.QG3:.QG17])" office:value-type="float" office:value="0.0164220502028574" calcext:value-type="float">
            <text:p>0.0164220502</text:p>
          </table:table-cell>
          <table:table-cell table:formula="of:=SUM([.QH3:.QH17])" office:value-type="float" office:value="0.0164616654194134" calcext:value-type="float">
            <text:p>0.0164616654</text:p>
          </table:table-cell>
          <table:table-cell table:formula="of:=SUM([.QI3:.QI17])" office:value-type="float" office:value="0.0165013885839154" calcext:value-type="float">
            <text:p>0.0165013886</text:p>
          </table:table-cell>
          <table:table-cell table:formula="of:=SUM([.QJ3:.QJ17])" office:value-type="float" office:value="0.0165412196282445" calcext:value-type="float">
            <text:p>0.0165412196</text:p>
          </table:table-cell>
          <table:table-cell table:formula="of:=SUM([.QK3:.QK17])" office:value-type="float" office:value="0.0165811584843346" calcext:value-type="float">
            <text:p>0.0165811585</text:p>
          </table:table-cell>
          <table:table-cell table:formula="of:=SUM([.QL3:.QL17])" office:value-type="float" office:value="0.0166212050841727" calcext:value-type="float">
            <text:p>0.0166212051</text:p>
          </table:table-cell>
          <table:table-cell table:formula="of:=SUM([.QM3:.QM17])" office:value-type="float" office:value="0.016661359359799" calcext:value-type="float">
            <text:p>0.0166613594</text:p>
          </table:table-cell>
          <table:table-cell table:formula="of:=SUM([.QN3:.QN17])" office:value-type="float" office:value="0.0167016212433063" calcext:value-type="float">
            <text:p>0.0167016212</text:p>
          </table:table-cell>
          <table:table-cell table:formula="of:=SUM([.QO3:.QO17])" office:value-type="float" office:value="0.0167419906668403" calcext:value-type="float">
            <text:p>0.0167419907</text:p>
          </table:table-cell>
          <table:table-cell table:formula="of:=SUM([.QP3:.QP17])" office:value-type="float" office:value="0.0167824675625995" calcext:value-type="float">
            <text:p>0.0167824676</text:p>
          </table:table-cell>
          <table:table-cell table:formula="of:=SUM([.QQ3:.QQ17])" office:value-type="float" office:value="0.0168230518628352" calcext:value-type="float">
            <text:p>0.0168230519</text:p>
          </table:table-cell>
          <table:table-cell table:formula="of:=SUM([.QR3:.QR17])" office:value-type="float" office:value="0.0168637434998512" calcext:value-type="float">
            <text:p>0.0168637435</text:p>
          </table:table-cell>
          <table:table-cell table:formula="of:=SUM([.QS3:.QS17])" office:value-type="float" office:value="0.0169045424060042" calcext:value-type="float">
            <text:p>0.0169045424</text:p>
          </table:table-cell>
          <table:table-cell table:formula="of:=SUM([.QT3:.QT17])" office:value-type="float" office:value="0.016945448513703" calcext:value-type="float">
            <text:p>0.0169454485</text:p>
          </table:table-cell>
          <table:table-cell table:formula="of:=SUM([.QU3:.QU17])" office:value-type="float" office:value="0.0169864617554093" calcext:value-type="float">
            <text:p>0.0169864618</text:p>
          </table:table-cell>
          <table:table-cell table:formula="of:=SUM([.QV3:.QV17])" office:value-type="float" office:value="0.0170275820636368" calcext:value-type="float">
            <text:p>0.0170275821</text:p>
          </table:table-cell>
          <table:table-cell table:formula="of:=SUM([.QW3:.QW17])" office:value-type="float" office:value="0.0170688093709519" calcext:value-type="float">
            <text:p>0.0170688094</text:p>
          </table:table-cell>
          <table:table-cell table:formula="of:=SUM([.QX3:.QX17])" office:value-type="float" office:value="0.0171101436099732" calcext:value-type="float">
            <text:p>0.0171101436</text:p>
          </table:table-cell>
          <table:table-cell table:number-columns-repeated="55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1" style:display-name="PageStyle_Lis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dc:creator>Vladislav Wohlrath</dc:creator>
    <meta:print-date>2017-04-05T08:54:16</meta:print-date>
    <meta:creation-date>2017-04-05T08:00:28</meta:creation-date>
    <dc:date>2017-04-19T03:52:10.050920085</dc:date>
    <meta:generator>LibreOffice/4.4.3.2$Linux_X86_64 LibreOffice_project/40m0$Build-2</meta:generator>
    <meta:editing-duration>PT2M41S</meta:editing-duration>
    <meta:editing-cycles>1</meta:editing-cycles>
    <meta:document-statistic meta:table-count="3" meta:cell-count="8246" meta:object-count="1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1cm" svg:y="4.189cm" style:legend-expansion="high" chart:style-name="ch2"/>
        <chart:plot-area chart:style-name="ch3" table:cell-range-address="List2.D2:List2.QX2 List2.D18:List2.QX18" svg:x="0.32cm" svg:y="0.18cm" svg:width="12.801cm" svg:height="8.64cm">
          <chartooo:coordinate-region svg:x="1.454cm" svg:y="0.392cm" svg:width="11.323cm" svg:height="7.7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2.D18:List2.QX18" chart:class="chart:scatter">
            <chart:domain table:cell-range-address="List2.D2:List2.QX2"/>
            <chart:data-point chart:repeated="4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.73">
                <text:p>1.73</text:p>
                <draw:g>
                  <svg:desc>List2.D2:List2.QX2</svg:desc>
                </draw:g>
              </table:table-cell>
              <table:table-cell office:value-type="float" office:value="1.7303">
                <text:p>1.7303</text:p>
              </table:table-cell>
              <table:table-cell office:value-type="float" office:value="1.7306">
                <text:p>1.7306</text:p>
              </table:table-cell>
              <table:table-cell office:value-type="float" office:value="1.7309">
                <text:p>1.7309</text:p>
              </table:table-cell>
              <table:table-cell office:value-type="float" office:value="1.7312">
                <text:p>1.7312</text:p>
              </table:table-cell>
              <table:table-cell office:value-type="float" office:value="1.7315">
                <text:p>1.7315</text:p>
              </table:table-cell>
              <table:table-cell office:value-type="float" office:value="1.7318">
                <text:p>1.7318</text:p>
              </table:table-cell>
              <table:table-cell office:value-type="float" office:value="1.7321">
                <text:p>1.7321</text:p>
              </table:table-cell>
              <table:table-cell office:value-type="float" office:value="1.7324">
                <text:p>1.7324</text:p>
              </table:table-cell>
              <table:table-cell office:value-type="float" office:value="1.7327">
                <text:p>1.7327</text:p>
              </table:table-cell>
              <table:table-cell office:value-type="float" office:value="1.733">
                <text:p>1.733</text:p>
              </table:table-cell>
              <table:table-cell office:value-type="float" office:value="1.7333">
                <text:p>1.7333</text:p>
              </table:table-cell>
              <table:table-cell office:value-type="float" office:value="1.7336">
                <text:p>1.7336</text:p>
              </table:table-cell>
              <table:table-cell office:value-type="float" office:value="1.7339">
                <text:p>1.7339</text:p>
              </table:table-cell>
              <table:table-cell office:value-type="float" office:value="1.7342">
                <text:p>1.7342</text:p>
              </table:table-cell>
              <table:table-cell office:value-type="float" office:value="1.7345">
                <text:p>1.7345</text:p>
              </table:table-cell>
              <table:table-cell office:value-type="float" office:value="1.7348">
                <text:p>1.7348</text:p>
              </table:table-cell>
              <table:table-cell office:value-type="float" office:value="1.7351">
                <text:p>1.7351</text:p>
              </table:table-cell>
              <table:table-cell office:value-type="float" office:value="1.7354">
                <text:p>1.7354</text:p>
              </table:table-cell>
              <table:table-cell office:value-type="float" office:value="1.7357">
                <text:p>1.7357</text:p>
              </table:table-cell>
              <table:table-cell office:value-type="float" office:value="1.736">
                <text:p>1.736</text:p>
              </table:table-cell>
              <table:table-cell office:value-type="float" office:value="1.7363">
                <text:p>1.7363</text:p>
              </table:table-cell>
              <table:table-cell office:value-type="float" office:value="1.7366">
                <text:p>1.7366</text:p>
              </table:table-cell>
              <table:table-cell office:value-type="float" office:value="1.7369">
                <text:p>1.7369</text:p>
              </table:table-cell>
              <table:table-cell office:value-type="float" office:value="1.7372">
                <text:p>1.7372</text:p>
              </table:table-cell>
              <table:table-cell office:value-type="float" office:value="1.7375">
                <text:p>1.7375</text:p>
              </table:table-cell>
              <table:table-cell office:value-type="float" office:value="1.7378">
                <text:p>1.7378</text:p>
              </table:table-cell>
              <table:table-cell office:value-type="float" office:value="1.73810000000001">
                <text:p>1.73810000000001</text:p>
              </table:table-cell>
              <table:table-cell office:value-type="float" office:value="1.73840000000001">
                <text:p>1.73840000000001</text:p>
              </table:table-cell>
              <table:table-cell office:value-type="float" office:value="1.73870000000001">
                <text:p>1.73870000000001</text:p>
              </table:table-cell>
              <table:table-cell office:value-type="float" office:value="1.73900000000001">
                <text:p>1.73900000000001</text:p>
              </table:table-cell>
              <table:table-cell office:value-type="float" office:value="1.73930000000001">
                <text:p>1.73930000000001</text:p>
              </table:table-cell>
              <table:table-cell office:value-type="float" office:value="1.73960000000001">
                <text:p>1.73960000000001</text:p>
              </table:table-cell>
              <table:table-cell office:value-type="float" office:value="1.73990000000001">
                <text:p>1.73990000000001</text:p>
              </table:table-cell>
              <table:table-cell office:value-type="float" office:value="1.74020000000001">
                <text:p>1.74020000000001</text:p>
              </table:table-cell>
              <table:table-cell office:value-type="float" office:value="1.74050000000001">
                <text:p>1.74050000000001</text:p>
              </table:table-cell>
              <table:table-cell office:value-type="float" office:value="1.74080000000001">
                <text:p>1.74080000000001</text:p>
              </table:table-cell>
              <table:table-cell office:value-type="float" office:value="1.74110000000001">
                <text:p>1.74110000000001</text:p>
              </table:table-cell>
              <table:table-cell office:value-type="float" office:value="1.74140000000001">
                <text:p>1.74140000000001</text:p>
              </table:table-cell>
              <table:table-cell office:value-type="float" office:value="1.74170000000001">
                <text:p>1.74170000000001</text:p>
              </table:table-cell>
              <table:table-cell office:value-type="float" office:value="1.74200000000001">
                <text:p>1.74200000000001</text:p>
              </table:table-cell>
              <table:table-cell office:value-type="float" office:value="1.74230000000001">
                <text:p>1.74230000000001</text:p>
              </table:table-cell>
              <table:table-cell office:value-type="float" office:value="1.74260000000001">
                <text:p>1.74260000000001</text:p>
              </table:table-cell>
              <table:table-cell office:value-type="float" office:value="1.74290000000001">
                <text:p>1.74290000000001</text:p>
              </table:table-cell>
              <table:table-cell office:value-type="float" office:value="1.74320000000001">
                <text:p>1.74320000000001</text:p>
              </table:table-cell>
              <table:table-cell office:value-type="float" office:value="1.74350000000001">
                <text:p>1.74350000000001</text:p>
              </table:table-cell>
              <table:table-cell office:value-type="float" office:value="1.74380000000001">
                <text:p>1.74380000000001</text:p>
              </table:table-cell>
              <table:table-cell office:value-type="float" office:value="1.74410000000001">
                <text:p>1.74410000000001</text:p>
              </table:table-cell>
              <table:table-cell office:value-type="float" office:value="1.74440000000001">
                <text:p>1.74440000000001</text:p>
              </table:table-cell>
              <table:table-cell office:value-type="float" office:value="1.74470000000001">
                <text:p>1.74470000000001</text:p>
              </table:table-cell>
              <table:table-cell office:value-type="float" office:value="1.74500000000001">
                <text:p>1.74500000000001</text:p>
              </table:table-cell>
              <table:table-cell office:value-type="float" office:value="1.74530000000001">
                <text:p>1.74530000000001</text:p>
              </table:table-cell>
              <table:table-cell office:value-type="float" office:value="1.74560000000001">
                <text:p>1.74560000000001</text:p>
              </table:table-cell>
              <table:table-cell office:value-type="float" office:value="1.74590000000001">
                <text:p>1.74590000000001</text:p>
              </table:table-cell>
              <table:table-cell office:value-type="float" office:value="1.74620000000001">
                <text:p>1.74620000000001</text:p>
              </table:table-cell>
              <table:table-cell office:value-type="float" office:value="1.74650000000001">
                <text:p>1.74650000000001</text:p>
              </table:table-cell>
              <table:table-cell office:value-type="float" office:value="1.74680000000001">
                <text:p>1.74680000000001</text:p>
              </table:table-cell>
              <table:table-cell office:value-type="float" office:value="1.74710000000001">
                <text:p>1.74710000000001</text:p>
              </table:table-cell>
              <table:table-cell office:value-type="float" office:value="1.74740000000001">
                <text:p>1.74740000000001</text:p>
              </table:table-cell>
              <table:table-cell office:value-type="float" office:value="1.74770000000001">
                <text:p>1.74770000000001</text:p>
              </table:table-cell>
              <table:table-cell office:value-type="float" office:value="1.74800000000001">
                <text:p>1.74800000000001</text:p>
              </table:table-cell>
              <table:table-cell office:value-type="float" office:value="1.74830000000001">
                <text:p>1.74830000000001</text:p>
              </table:table-cell>
              <table:table-cell office:value-type="float" office:value="1.74860000000001">
                <text:p>1.74860000000001</text:p>
              </table:table-cell>
              <table:table-cell office:value-type="float" office:value="1.74890000000001">
                <text:p>1.74890000000001</text:p>
              </table:table-cell>
              <table:table-cell office:value-type="float" office:value="1.74920000000001">
                <text:p>1.74920000000001</text:p>
              </table:table-cell>
              <table:table-cell office:value-type="float" office:value="1.74950000000001">
                <text:p>1.74950000000001</text:p>
              </table:table-cell>
              <table:table-cell office:value-type="float" office:value="1.74980000000001">
                <text:p>1.74980000000001</text:p>
              </table:table-cell>
              <table:table-cell office:value-type="float" office:value="1.75010000000001">
                <text:p>1.75010000000001</text:p>
              </table:table-cell>
              <table:table-cell office:value-type="float" office:value="1.75040000000001">
                <text:p>1.75040000000001</text:p>
              </table:table-cell>
              <table:table-cell office:value-type="float" office:value="1.75070000000001">
                <text:p>1.75070000000001</text:p>
              </table:table-cell>
              <table:table-cell office:value-type="float" office:value="1.75100000000001">
                <text:p>1.75100000000001</text:p>
              </table:table-cell>
              <table:table-cell office:value-type="float" office:value="1.75130000000001">
                <text:p>1.75130000000001</text:p>
              </table:table-cell>
              <table:table-cell office:value-type="float" office:value="1.75160000000001">
                <text:p>1.75160000000001</text:p>
              </table:table-cell>
              <table:table-cell office:value-type="float" office:value="1.75190000000001">
                <text:p>1.75190000000001</text:p>
              </table:table-cell>
              <table:table-cell office:value-type="float" office:value="1.75220000000001">
                <text:p>1.75220000000001</text:p>
              </table:table-cell>
              <table:table-cell office:value-type="float" office:value="1.75250000000001">
                <text:p>1.75250000000001</text:p>
              </table:table-cell>
              <table:table-cell office:value-type="float" office:value="1.75280000000001">
                <text:p>1.75280000000001</text:p>
              </table:table-cell>
              <table:table-cell office:value-type="float" office:value="1.75310000000001">
                <text:p>1.75310000000001</text:p>
              </table:table-cell>
              <table:table-cell office:value-type="float" office:value="1.75340000000001">
                <text:p>1.75340000000001</text:p>
              </table:table-cell>
              <table:table-cell office:value-type="float" office:value="1.75370000000001">
                <text:p>1.75370000000001</text:p>
              </table:table-cell>
              <table:table-cell office:value-type="float" office:value="1.75400000000002">
                <text:p>1.75400000000002</text:p>
              </table:table-cell>
              <table:table-cell office:value-type="float" office:value="1.75430000000002">
                <text:p>1.75430000000002</text:p>
              </table:table-cell>
              <table:table-cell office:value-type="float" office:value="1.75460000000002">
                <text:p>1.75460000000002</text:p>
              </table:table-cell>
              <table:table-cell office:value-type="float" office:value="1.75490000000002">
                <text:p>1.75490000000002</text:p>
              </table:table-cell>
              <table:table-cell office:value-type="float" office:value="1.75520000000002">
                <text:p>1.75520000000002</text:p>
              </table:table-cell>
              <table:table-cell office:value-type="float" office:value="1.75550000000002">
                <text:p>1.75550000000002</text:p>
              </table:table-cell>
              <table:table-cell office:value-type="float" office:value="1.75580000000002">
                <text:p>1.75580000000002</text:p>
              </table:table-cell>
              <table:table-cell office:value-type="float" office:value="1.75610000000002">
                <text:p>1.75610000000002</text:p>
              </table:table-cell>
              <table:table-cell office:value-type="float" office:value="1.75640000000002">
                <text:p>1.75640000000002</text:p>
              </table:table-cell>
              <table:table-cell office:value-type="float" office:value="1.75670000000002">
                <text:p>1.75670000000002</text:p>
              </table:table-cell>
              <table:table-cell office:value-type="float" office:value="1.75700000000002">
                <text:p>1.75700000000002</text:p>
              </table:table-cell>
              <table:table-cell office:value-type="float" office:value="1.75730000000002">
                <text:p>1.75730000000002</text:p>
              </table:table-cell>
              <table:table-cell office:value-type="float" office:value="1.75760000000002">
                <text:p>1.75760000000002</text:p>
              </table:table-cell>
              <table:table-cell office:value-type="float" office:value="1.75790000000002">
                <text:p>1.75790000000002</text:p>
              </table:table-cell>
              <table:table-cell office:value-type="float" office:value="1.75820000000002">
                <text:p>1.75820000000002</text:p>
              </table:table-cell>
              <table:table-cell office:value-type="float" office:value="1.75850000000002">
                <text:p>1.75850000000002</text:p>
              </table:table-cell>
              <table:table-cell office:value-type="float" office:value="1.75880000000002">
                <text:p>1.75880000000002</text:p>
              </table:table-cell>
              <table:table-cell office:value-type="float" office:value="1.75910000000002">
                <text:p>1.75910000000002</text:p>
              </table:table-cell>
              <table:table-cell office:value-type="float" office:value="1.75940000000002">
                <text:p>1.75940000000002</text:p>
              </table:table-cell>
              <table:table-cell office:value-type="float" office:value="1.75970000000002">
                <text:p>1.75970000000002</text:p>
              </table:table-cell>
              <table:table-cell office:value-type="float" office:value="1.76000000000002">
                <text:p>1.76000000000002</text:p>
              </table:table-cell>
              <table:table-cell office:value-type="float" office:value="1.76030000000002">
                <text:p>1.76030000000002</text:p>
              </table:table-cell>
              <table:table-cell office:value-type="float" office:value="1.76060000000002">
                <text:p>1.76060000000002</text:p>
              </table:table-cell>
              <table:table-cell office:value-type="float" office:value="1.76090000000002">
                <text:p>1.76090000000002</text:p>
              </table:table-cell>
              <table:table-cell office:value-type="float" office:value="1.76120000000002">
                <text:p>1.76120000000002</text:p>
              </table:table-cell>
              <table:table-cell office:value-type="float" office:value="1.76150000000002">
                <text:p>1.76150000000002</text:p>
              </table:table-cell>
              <table:table-cell office:value-type="float" office:value="1.76180000000002">
                <text:p>1.76180000000002</text:p>
              </table:table-cell>
              <table:table-cell office:value-type="float" office:value="1.76210000000002">
                <text:p>1.76210000000002</text:p>
              </table:table-cell>
              <table:table-cell office:value-type="float" office:value="1.76240000000002">
                <text:p>1.76240000000002</text:p>
              </table:table-cell>
              <table:table-cell office:value-type="float" office:value="1.76270000000002">
                <text:p>1.76270000000002</text:p>
              </table:table-cell>
              <table:table-cell office:value-type="float" office:value="1.76300000000002">
                <text:p>1.76300000000002</text:p>
              </table:table-cell>
              <table:table-cell office:value-type="float" office:value="1.76330000000002">
                <text:p>1.76330000000002</text:p>
              </table:table-cell>
              <table:table-cell office:value-type="float" office:value="1.76360000000002">
                <text:p>1.76360000000002</text:p>
              </table:table-cell>
              <table:table-cell office:value-type="float" office:value="1.76390000000002">
                <text:p>1.76390000000002</text:p>
              </table:table-cell>
              <table:table-cell office:value-type="float" office:value="1.76420000000002">
                <text:p>1.76420000000002</text:p>
              </table:table-cell>
              <table:table-cell office:value-type="float" office:value="1.76450000000002">
                <text:p>1.76450000000002</text:p>
              </table:table-cell>
              <table:table-cell office:value-type="float" office:value="1.76480000000002">
                <text:p>1.76480000000002</text:p>
              </table:table-cell>
              <table:table-cell office:value-type="float" office:value="1.76510000000002">
                <text:p>1.76510000000002</text:p>
              </table:table-cell>
              <table:table-cell office:value-type="float" office:value="1.76540000000002">
                <text:p>1.76540000000002</text:p>
              </table:table-cell>
              <table:table-cell office:value-type="float" office:value="1.76570000000002">
                <text:p>1.76570000000002</text:p>
              </table:table-cell>
              <table:table-cell office:value-type="float" office:value="1.76600000000002">
                <text:p>1.76600000000002</text:p>
              </table:table-cell>
              <table:table-cell office:value-type="float" office:value="1.76630000000002">
                <text:p>1.76630000000002</text:p>
              </table:table-cell>
              <table:table-cell office:value-type="float" office:value="1.76660000000002">
                <text:p>1.76660000000002</text:p>
              </table:table-cell>
              <table:table-cell office:value-type="float" office:value="1.76690000000002">
                <text:p>1.76690000000002</text:p>
              </table:table-cell>
              <table:table-cell office:value-type="float" office:value="1.76720000000002">
                <text:p>1.76720000000002</text:p>
              </table:table-cell>
              <table:table-cell office:value-type="float" office:value="1.76750000000002">
                <text:p>1.76750000000002</text:p>
              </table:table-cell>
              <table:table-cell office:value-type="float" office:value="1.76780000000002">
                <text:p>1.76780000000002</text:p>
              </table:table-cell>
              <table:table-cell office:value-type="float" office:value="1.76810000000002">
                <text:p>1.76810000000002</text:p>
              </table:table-cell>
              <table:table-cell office:value-type="float" office:value="1.76840000000002">
                <text:p>1.76840000000002</text:p>
              </table:table-cell>
              <table:table-cell office:value-type="float" office:value="1.76870000000002">
                <text:p>1.76870000000002</text:p>
              </table:table-cell>
              <table:table-cell office:value-type="float" office:value="1.76900000000002">
                <text:p>1.76900000000002</text:p>
              </table:table-cell>
              <table:table-cell office:value-type="float" office:value="1.76930000000002">
                <text:p>1.76930000000002</text:p>
              </table:table-cell>
              <table:table-cell office:value-type="float" office:value="1.76960000000002">
                <text:p>1.76960000000002</text:p>
              </table:table-cell>
              <table:table-cell office:value-type="float" office:value="1.76990000000003">
                <text:p>1.76990000000003</text:p>
              </table:table-cell>
              <table:table-cell office:value-type="float" office:value="1.77020000000003">
                <text:p>1.77020000000003</text:p>
              </table:table-cell>
              <table:table-cell office:value-type="float" office:value="1.77050000000003">
                <text:p>1.77050000000003</text:p>
              </table:table-cell>
              <table:table-cell office:value-type="float" office:value="1.77080000000003">
                <text:p>1.77080000000003</text:p>
              </table:table-cell>
              <table:table-cell office:value-type="float" office:value="1.77110000000003">
                <text:p>1.77110000000003</text:p>
              </table:table-cell>
              <table:table-cell office:value-type="float" office:value="1.77140000000003">
                <text:p>1.77140000000003</text:p>
              </table:table-cell>
              <table:table-cell office:value-type="float" office:value="1.77170000000003">
                <text:p>1.77170000000003</text:p>
              </table:table-cell>
              <table:table-cell office:value-type="float" office:value="1.77200000000003">
                <text:p>1.77200000000003</text:p>
              </table:table-cell>
              <table:table-cell office:value-type="float" office:value="1.77230000000003">
                <text:p>1.77230000000003</text:p>
              </table:table-cell>
              <table:table-cell office:value-type="float" office:value="1.77260000000003">
                <text:p>1.77260000000003</text:p>
              </table:table-cell>
              <table:table-cell office:value-type="float" office:value="1.77290000000003">
                <text:p>1.77290000000003</text:p>
              </table:table-cell>
              <table:table-cell office:value-type="float" office:value="1.77320000000003">
                <text:p>1.77320000000003</text:p>
              </table:table-cell>
              <table:table-cell office:value-type="float" office:value="1.77350000000003">
                <text:p>1.77350000000003</text:p>
              </table:table-cell>
              <table:table-cell office:value-type="float" office:value="1.77380000000003">
                <text:p>1.77380000000003</text:p>
              </table:table-cell>
              <table:table-cell office:value-type="float" office:value="1.77410000000003">
                <text:p>1.77410000000003</text:p>
              </table:table-cell>
              <table:table-cell office:value-type="float" office:value="1.77440000000003">
                <text:p>1.77440000000003</text:p>
              </table:table-cell>
              <table:table-cell office:value-type="float" office:value="1.77470000000003">
                <text:p>1.77470000000003</text:p>
              </table:table-cell>
              <table:table-cell office:value-type="float" office:value="1.77500000000003">
                <text:p>1.77500000000003</text:p>
              </table:table-cell>
              <table:table-cell office:value-type="float" office:value="1.77530000000003">
                <text:p>1.77530000000003</text:p>
              </table:table-cell>
              <table:table-cell office:value-type="float" office:value="1.77560000000003">
                <text:p>1.77560000000003</text:p>
              </table:table-cell>
              <table:table-cell office:value-type="float" office:value="1.77590000000003">
                <text:p>1.77590000000003</text:p>
              </table:table-cell>
              <table:table-cell office:value-type="float" office:value="1.77620000000003">
                <text:p>1.77620000000003</text:p>
              </table:table-cell>
              <table:table-cell office:value-type="float" office:value="1.77650000000003">
                <text:p>1.77650000000003</text:p>
              </table:table-cell>
              <table:table-cell office:value-type="float" office:value="1.77680000000003">
                <text:p>1.77680000000003</text:p>
              </table:table-cell>
              <table:table-cell office:value-type="float" office:value="1.77710000000003">
                <text:p>1.77710000000003</text:p>
              </table:table-cell>
              <table:table-cell office:value-type="float" office:value="1.77740000000003">
                <text:p>1.77740000000003</text:p>
              </table:table-cell>
              <table:table-cell office:value-type="float" office:value="1.77770000000003">
                <text:p>1.77770000000003</text:p>
              </table:table-cell>
              <table:table-cell office:value-type="float" office:value="1.77800000000003">
                <text:p>1.77800000000003</text:p>
              </table:table-cell>
              <table:table-cell office:value-type="float" office:value="1.77830000000003">
                <text:p>1.77830000000003</text:p>
              </table:table-cell>
              <table:table-cell office:value-type="float" office:value="1.77860000000003">
                <text:p>1.77860000000003</text:p>
              </table:table-cell>
              <table:table-cell office:value-type="float" office:value="1.77890000000003">
                <text:p>1.77890000000003</text:p>
              </table:table-cell>
              <table:table-cell office:value-type="float" office:value="1.77920000000003">
                <text:p>1.77920000000003</text:p>
              </table:table-cell>
              <table:table-cell office:value-type="float" office:value="1.77950000000003">
                <text:p>1.77950000000003</text:p>
              </table:table-cell>
              <table:table-cell office:value-type="float" office:value="1.77980000000003">
                <text:p>1.77980000000003</text:p>
              </table:table-cell>
              <table:table-cell office:value-type="float" office:value="1.78010000000003">
                <text:p>1.78010000000003</text:p>
              </table:table-cell>
              <table:table-cell office:value-type="float" office:value="1.78040000000003">
                <text:p>1.78040000000003</text:p>
              </table:table-cell>
              <table:table-cell office:value-type="float" office:value="1.78070000000003">
                <text:p>1.78070000000003</text:p>
              </table:table-cell>
              <table:table-cell office:value-type="float" office:value="1.78100000000003">
                <text:p>1.78100000000003</text:p>
              </table:table-cell>
              <table:table-cell office:value-type="float" office:value="1.78130000000003">
                <text:p>1.78130000000003</text:p>
              </table:table-cell>
              <table:table-cell office:value-type="float" office:value="1.78160000000003">
                <text:p>1.78160000000003</text:p>
              </table:table-cell>
              <table:table-cell office:value-type="float" office:value="1.78190000000003">
                <text:p>1.78190000000003</text:p>
              </table:table-cell>
              <table:table-cell office:value-type="float" office:value="1.78220000000003">
                <text:p>1.78220000000003</text:p>
              </table:table-cell>
              <table:table-cell office:value-type="float" office:value="1.78250000000003">
                <text:p>1.78250000000003</text:p>
              </table:table-cell>
              <table:table-cell office:value-type="float" office:value="1.78280000000003">
                <text:p>1.78280000000003</text:p>
              </table:table-cell>
              <table:table-cell office:value-type="float" office:value="1.78310000000003">
                <text:p>1.78310000000003</text:p>
              </table:table-cell>
              <table:table-cell office:value-type="float" office:value="1.78340000000003">
                <text:p>1.78340000000003</text:p>
              </table:table-cell>
              <table:table-cell office:value-type="float" office:value="1.78370000000003">
                <text:p>1.78370000000003</text:p>
              </table:table-cell>
              <table:table-cell office:value-type="float" office:value="1.78400000000003">
                <text:p>1.78400000000003</text:p>
              </table:table-cell>
              <table:table-cell office:value-type="float" office:value="1.78430000000003">
                <text:p>1.78430000000003</text:p>
              </table:table-cell>
              <table:table-cell office:value-type="float" office:value="1.78460000000003">
                <text:p>1.78460000000003</text:p>
              </table:table-cell>
              <table:table-cell office:value-type="float" office:value="1.78490000000003">
                <text:p>1.78490000000003</text:p>
              </table:table-cell>
              <table:table-cell office:value-type="float" office:value="1.78520000000003">
                <text:p>1.78520000000003</text:p>
              </table:table-cell>
              <table:table-cell office:value-type="float" office:value="1.78550000000004">
                <text:p>1.78550000000004</text:p>
              </table:table-cell>
              <table:table-cell office:value-type="float" office:value="1.78580000000004">
                <text:p>1.78580000000004</text:p>
              </table:table-cell>
              <table:table-cell office:value-type="float" office:value="1.78610000000004">
                <text:p>1.78610000000004</text:p>
              </table:table-cell>
              <table:table-cell office:value-type="float" office:value="1.78640000000004">
                <text:p>1.78640000000004</text:p>
              </table:table-cell>
              <table:table-cell office:value-type="float" office:value="1.78670000000004">
                <text:p>1.78670000000004</text:p>
              </table:table-cell>
              <table:table-cell office:value-type="float" office:value="1.78700000000004">
                <text:p>1.78700000000004</text:p>
              </table:table-cell>
              <table:table-cell office:value-type="float" office:value="1.78730000000004">
                <text:p>1.78730000000004</text:p>
              </table:table-cell>
              <table:table-cell office:value-type="float" office:value="1.78760000000004">
                <text:p>1.78760000000004</text:p>
              </table:table-cell>
              <table:table-cell office:value-type="float" office:value="1.78790000000004">
                <text:p>1.78790000000004</text:p>
              </table:table-cell>
              <table:table-cell office:value-type="float" office:value="1.78820000000004">
                <text:p>1.78820000000004</text:p>
              </table:table-cell>
              <table:table-cell office:value-type="float" office:value="1.78850000000004">
                <text:p>1.78850000000004</text:p>
              </table:table-cell>
              <table:table-cell office:value-type="float" office:value="1.78880000000004">
                <text:p>1.78880000000004</text:p>
              </table:table-cell>
              <table:table-cell office:value-type="float" office:value="1.78910000000004">
                <text:p>1.78910000000004</text:p>
              </table:table-cell>
              <table:table-cell office:value-type="float" office:value="1.78940000000004">
                <text:p>1.78940000000004</text:p>
              </table:table-cell>
              <table:table-cell office:value-type="float" office:value="1.78970000000004">
                <text:p>1.78970000000004</text:p>
              </table:table-cell>
              <table:table-cell office:value-type="float" office:value="1.79000000000004">
                <text:p>1.79000000000004</text:p>
              </table:table-cell>
              <table:table-cell office:value-type="float" office:value="1.79030000000004">
                <text:p>1.79030000000004</text:p>
              </table:table-cell>
              <table:table-cell office:value-type="float" office:value="1.79060000000004">
                <text:p>1.79060000000004</text:p>
              </table:table-cell>
              <table:table-cell office:value-type="float" office:value="1.79090000000004">
                <text:p>1.79090000000004</text:p>
              </table:table-cell>
              <table:table-cell office:value-type="float" office:value="1.79120000000004">
                <text:p>1.79120000000004</text:p>
              </table:table-cell>
              <table:table-cell office:value-type="float" office:value="1.79150000000004">
                <text:p>1.79150000000004</text:p>
              </table:table-cell>
              <table:table-cell office:value-type="float" office:value="1.79180000000004">
                <text:p>1.79180000000004</text:p>
              </table:table-cell>
              <table:table-cell office:value-type="float" office:value="1.79210000000004">
                <text:p>1.79210000000004</text:p>
              </table:table-cell>
              <table:table-cell office:value-type="float" office:value="1.79240000000004">
                <text:p>1.79240000000004</text:p>
              </table:table-cell>
              <table:table-cell office:value-type="float" office:value="1.79270000000004">
                <text:p>1.79270000000004</text:p>
              </table:table-cell>
              <table:table-cell office:value-type="float" office:value="1.79300000000004">
                <text:p>1.79300000000004</text:p>
              </table:table-cell>
              <table:table-cell office:value-type="float" office:value="1.79330000000004">
                <text:p>1.79330000000004</text:p>
              </table:table-cell>
              <table:table-cell office:value-type="float" office:value="1.79360000000004">
                <text:p>1.79360000000004</text:p>
              </table:table-cell>
              <table:table-cell office:value-type="float" office:value="1.79390000000004">
                <text:p>1.79390000000004</text:p>
              </table:table-cell>
              <table:table-cell office:value-type="float" office:value="1.79420000000004">
                <text:p>1.79420000000004</text:p>
              </table:table-cell>
              <table:table-cell office:value-type="float" office:value="1.79450000000004">
                <text:p>1.79450000000004</text:p>
              </table:table-cell>
              <table:table-cell office:value-type="float" office:value="1.79480000000004">
                <text:p>1.79480000000004</text:p>
              </table:table-cell>
              <table:table-cell office:value-type="float" office:value="1.79510000000004">
                <text:p>1.79510000000004</text:p>
              </table:table-cell>
              <table:table-cell office:value-type="float" office:value="1.79540000000004">
                <text:p>1.79540000000004</text:p>
              </table:table-cell>
              <table:table-cell office:value-type="float" office:value="1.79570000000004">
                <text:p>1.79570000000004</text:p>
              </table:table-cell>
              <table:table-cell office:value-type="float" office:value="1.79600000000004">
                <text:p>1.79600000000004</text:p>
              </table:table-cell>
              <table:table-cell office:value-type="float" office:value="1.79630000000004">
                <text:p>1.79630000000004</text:p>
              </table:table-cell>
              <table:table-cell office:value-type="float" office:value="1.79660000000004">
                <text:p>1.79660000000004</text:p>
              </table:table-cell>
              <table:table-cell office:value-type="float" office:value="1.79690000000004">
                <text:p>1.79690000000004</text:p>
              </table:table-cell>
              <table:table-cell office:value-type="float" office:value="1.79720000000004">
                <text:p>1.79720000000004</text:p>
              </table:table-cell>
              <table:table-cell office:value-type="float" office:value="1.79750000000004">
                <text:p>1.79750000000004</text:p>
              </table:table-cell>
              <table:table-cell office:value-type="float" office:value="1.79780000000004">
                <text:p>1.79780000000004</text:p>
              </table:table-cell>
              <table:table-cell office:value-type="float" office:value="1.79810000000004">
                <text:p>1.79810000000004</text:p>
              </table:table-cell>
              <table:table-cell office:value-type="float" office:value="1.79840000000004">
                <text:p>1.79840000000004</text:p>
              </table:table-cell>
              <table:table-cell office:value-type="float" office:value="1.79870000000004">
                <text:p>1.79870000000004</text:p>
              </table:table-cell>
              <table:table-cell office:value-type="float" office:value="1.79900000000004">
                <text:p>1.79900000000004</text:p>
              </table:table-cell>
              <table:table-cell office:value-type="float" office:value="1.79930000000004">
                <text:p>1.79930000000004</text:p>
              </table:table-cell>
              <table:table-cell office:value-type="float" office:value="1.79960000000004">
                <text:p>1.79960000000004</text:p>
              </table:table-cell>
              <table:table-cell office:value-type="float" office:value="1.79990000000004">
                <text:p>1.79990000000004</text:p>
              </table:table-cell>
              <table:table-cell office:value-type="float" office:value="1.80020000000004">
                <text:p>1.80020000000004</text:p>
              </table:table-cell>
              <table:table-cell office:value-type="float" office:value="1.80050000000004">
                <text:p>1.80050000000004</text:p>
              </table:table-cell>
              <table:table-cell office:value-type="float" office:value="1.80080000000004">
                <text:p>1.80080000000004</text:p>
              </table:table-cell>
              <table:table-cell office:value-type="float" office:value="1.80110000000004">
                <text:p>1.80110000000004</text:p>
              </table:table-cell>
              <table:table-cell office:value-type="float" office:value="1.80140000000005">
                <text:p>1.80140000000005</text:p>
              </table:table-cell>
              <table:table-cell office:value-type="float" office:value="1.80170000000005">
                <text:p>1.80170000000005</text:p>
              </table:table-cell>
              <table:table-cell office:value-type="float" office:value="1.80200000000005">
                <text:p>1.80200000000005</text:p>
              </table:table-cell>
              <table:table-cell office:value-type="float" office:value="1.80230000000005">
                <text:p>1.80230000000005</text:p>
              </table:table-cell>
              <table:table-cell office:value-type="float" office:value="1.80260000000005">
                <text:p>1.80260000000005</text:p>
              </table:table-cell>
              <table:table-cell office:value-type="float" office:value="1.80290000000005">
                <text:p>1.80290000000005</text:p>
              </table:table-cell>
              <table:table-cell office:value-type="float" office:value="1.80320000000005">
                <text:p>1.80320000000005</text:p>
              </table:table-cell>
              <table:table-cell office:value-type="float" office:value="1.80350000000005">
                <text:p>1.80350000000005</text:p>
              </table:table-cell>
              <table:table-cell office:value-type="float" office:value="1.80380000000005">
                <text:p>1.80380000000005</text:p>
              </table:table-cell>
              <table:table-cell office:value-type="float" office:value="1.80410000000005">
                <text:p>1.80410000000005</text:p>
              </table:table-cell>
              <table:table-cell office:value-type="float" office:value="1.80440000000005">
                <text:p>1.80440000000005</text:p>
              </table:table-cell>
              <table:table-cell office:value-type="float" office:value="1.80470000000005">
                <text:p>1.80470000000005</text:p>
              </table:table-cell>
              <table:table-cell office:value-type="float" office:value="1.80500000000005">
                <text:p>1.80500000000005</text:p>
              </table:table-cell>
              <table:table-cell office:value-type="float" office:value="1.80530000000005">
                <text:p>1.80530000000005</text:p>
              </table:table-cell>
              <table:table-cell office:value-type="float" office:value="1.80560000000005">
                <text:p>1.80560000000005</text:p>
              </table:table-cell>
              <table:table-cell office:value-type="float" office:value="1.80590000000005">
                <text:p>1.80590000000005</text:p>
              </table:table-cell>
              <table:table-cell office:value-type="float" office:value="1.80620000000005">
                <text:p>1.80620000000005</text:p>
              </table:table-cell>
              <table:table-cell office:value-type="float" office:value="1.80650000000005">
                <text:p>1.80650000000005</text:p>
              </table:table-cell>
              <table:table-cell office:value-type="float" office:value="1.80680000000005">
                <text:p>1.80680000000005</text:p>
              </table:table-cell>
              <table:table-cell office:value-type="float" office:value="1.80710000000005">
                <text:p>1.80710000000005</text:p>
              </table:table-cell>
              <table:table-cell office:value-type="float" office:value="1.80740000000005">
                <text:p>1.80740000000005</text:p>
              </table:table-cell>
              <table:table-cell office:value-type="float" office:value="1.80770000000005">
                <text:p>1.80770000000005</text:p>
              </table:table-cell>
              <table:table-cell office:value-type="float" office:value="1.80800000000005">
                <text:p>1.80800000000005</text:p>
              </table:table-cell>
              <table:table-cell office:value-type="float" office:value="1.80830000000005">
                <text:p>1.80830000000005</text:p>
              </table:table-cell>
              <table:table-cell office:value-type="float" office:value="1.80860000000005">
                <text:p>1.80860000000005</text:p>
              </table:table-cell>
              <table:table-cell office:value-type="float" office:value="1.80890000000005">
                <text:p>1.80890000000005</text:p>
              </table:table-cell>
              <table:table-cell office:value-type="float" office:value="1.80920000000005">
                <text:p>1.80920000000005</text:p>
              </table:table-cell>
              <table:table-cell office:value-type="float" office:value="1.80950000000005">
                <text:p>1.80950000000005</text:p>
              </table:table-cell>
              <table:table-cell office:value-type="float" office:value="1.80980000000005">
                <text:p>1.80980000000005</text:p>
              </table:table-cell>
              <table:table-cell office:value-type="float" office:value="1.81010000000005">
                <text:p>1.81010000000005</text:p>
              </table:table-cell>
              <table:table-cell office:value-type="float" office:value="1.81040000000005">
                <text:p>1.81040000000005</text:p>
              </table:table-cell>
              <table:table-cell office:value-type="float" office:value="1.81070000000005">
                <text:p>1.81070000000005</text:p>
              </table:table-cell>
              <table:table-cell office:value-type="float" office:value="1.81100000000005">
                <text:p>1.81100000000005</text:p>
              </table:table-cell>
              <table:table-cell office:value-type="float" office:value="1.81130000000005">
                <text:p>1.81130000000005</text:p>
              </table:table-cell>
              <table:table-cell office:value-type="float" office:value="1.81160000000005">
                <text:p>1.81160000000005</text:p>
              </table:table-cell>
              <table:table-cell office:value-type="float" office:value="1.81190000000005">
                <text:p>1.81190000000005</text:p>
              </table:table-cell>
              <table:table-cell office:value-type="float" office:value="1.81220000000005">
                <text:p>1.81220000000005</text:p>
              </table:table-cell>
              <table:table-cell office:value-type="float" office:value="1.81250000000005">
                <text:p>1.81250000000005</text:p>
              </table:table-cell>
              <table:table-cell office:value-type="float" office:value="1.81280000000005">
                <text:p>1.81280000000005</text:p>
              </table:table-cell>
              <table:table-cell office:value-type="float" office:value="1.81310000000005">
                <text:p>1.81310000000005</text:p>
              </table:table-cell>
              <table:table-cell office:value-type="float" office:value="1.81340000000005">
                <text:p>1.81340000000005</text:p>
              </table:table-cell>
              <table:table-cell office:value-type="float" office:value="1.81370000000005">
                <text:p>1.81370000000005</text:p>
              </table:table-cell>
              <table:table-cell office:value-type="float" office:value="1.81400000000005">
                <text:p>1.81400000000005</text:p>
              </table:table-cell>
              <table:table-cell office:value-type="float" office:value="1.81430000000005">
                <text:p>1.81430000000005</text:p>
              </table:table-cell>
              <table:table-cell office:value-type="float" office:value="1.81460000000005">
                <text:p>1.81460000000005</text:p>
              </table:table-cell>
              <table:table-cell office:value-type="float" office:value="1.81490000000005">
                <text:p>1.81490000000005</text:p>
              </table:table-cell>
              <table:table-cell office:value-type="float" office:value="1.81520000000005">
                <text:p>1.81520000000005</text:p>
              </table:table-cell>
              <table:table-cell office:value-type="float" office:value="1.81550000000005">
                <text:p>1.81550000000005</text:p>
              </table:table-cell>
              <table:table-cell office:value-type="float" office:value="1.81580000000005">
                <text:p>1.81580000000005</text:p>
              </table:table-cell>
              <table:table-cell office:value-type="float" office:value="1.81610000000005">
                <text:p>1.81610000000005</text:p>
              </table:table-cell>
              <table:table-cell office:value-type="float" office:value="1.81640000000005">
                <text:p>1.81640000000005</text:p>
              </table:table-cell>
              <table:table-cell office:value-type="float" office:value="1.81670000000005">
                <text:p>1.81670000000005</text:p>
              </table:table-cell>
              <table:table-cell office:value-type="float" office:value="1.81700000000005">
                <text:p>1.81700000000005</text:p>
              </table:table-cell>
              <table:table-cell office:value-type="float" office:value="1.81730000000006">
                <text:p>1.81730000000006</text:p>
              </table:table-cell>
              <table:table-cell office:value-type="float" office:value="1.81760000000006">
                <text:p>1.81760000000006</text:p>
              </table:table-cell>
              <table:table-cell office:value-type="float" office:value="1.81790000000006">
                <text:p>1.81790000000006</text:p>
              </table:table-cell>
              <table:table-cell office:value-type="float" office:value="1.81820000000006">
                <text:p>1.81820000000006</text:p>
              </table:table-cell>
              <table:table-cell office:value-type="float" office:value="1.81850000000006">
                <text:p>1.81850000000006</text:p>
              </table:table-cell>
              <table:table-cell office:value-type="float" office:value="1.81880000000006">
                <text:p>1.81880000000006</text:p>
              </table:table-cell>
              <table:table-cell office:value-type="float" office:value="1.81910000000006">
                <text:p>1.81910000000006</text:p>
              </table:table-cell>
              <table:table-cell office:value-type="float" office:value="1.81940000000006">
                <text:p>1.81940000000006</text:p>
              </table:table-cell>
              <table:table-cell office:value-type="float" office:value="1.81970000000006">
                <text:p>1.81970000000006</text:p>
              </table:table-cell>
              <table:table-cell office:value-type="float" office:value="1.82000000000006">
                <text:p>1.82000000000006</text:p>
              </table:table-cell>
              <table:table-cell office:value-type="float" office:value="1.82030000000006">
                <text:p>1.82030000000006</text:p>
              </table:table-cell>
              <table:table-cell office:value-type="float" office:value="1.82060000000006">
                <text:p>1.82060000000006</text:p>
              </table:table-cell>
              <table:table-cell office:value-type="float" office:value="1.82090000000006">
                <text:p>1.82090000000006</text:p>
              </table:table-cell>
              <table:table-cell office:value-type="float" office:value="1.82120000000006">
                <text:p>1.82120000000006</text:p>
              </table:table-cell>
              <table:table-cell office:value-type="float" office:value="1.82150000000006">
                <text:p>1.82150000000006</text:p>
              </table:table-cell>
              <table:table-cell office:value-type="float" office:value="1.82180000000006">
                <text:p>1.82180000000006</text:p>
              </table:table-cell>
              <table:table-cell office:value-type="float" office:value="1.82210000000006">
                <text:p>1.82210000000006</text:p>
              </table:table-cell>
              <table:table-cell office:value-type="float" office:value="1.82240000000006">
                <text:p>1.82240000000006</text:p>
              </table:table-cell>
              <table:table-cell office:value-type="float" office:value="1.82270000000006">
                <text:p>1.82270000000006</text:p>
              </table:table-cell>
              <table:table-cell office:value-type="float" office:value="1.82300000000006">
                <text:p>1.82300000000006</text:p>
              </table:table-cell>
              <table:table-cell office:value-type="float" office:value="1.82330000000006">
                <text:p>1.82330000000006</text:p>
              </table:table-cell>
              <table:table-cell office:value-type="float" office:value="1.82360000000006">
                <text:p>1.82360000000006</text:p>
              </table:table-cell>
              <table:table-cell office:value-type="float" office:value="1.82390000000006">
                <text:p>1.82390000000006</text:p>
              </table:table-cell>
              <table:table-cell office:value-type="float" office:value="1.82420000000006">
                <text:p>1.82420000000006</text:p>
              </table:table-cell>
              <table:table-cell office:value-type="float" office:value="1.82450000000006">
                <text:p>1.82450000000006</text:p>
              </table:table-cell>
              <table:table-cell office:value-type="float" office:value="1.82480000000006">
                <text:p>1.82480000000006</text:p>
              </table:table-cell>
              <table:table-cell office:value-type="float" office:value="1.82510000000006">
                <text:p>1.82510000000006</text:p>
              </table:table-cell>
              <table:table-cell office:value-type="float" office:value="1.82540000000006">
                <text:p>1.82540000000006</text:p>
              </table:table-cell>
              <table:table-cell office:value-type="float" office:value="1.82570000000006">
                <text:p>1.82570000000006</text:p>
              </table:table-cell>
              <table:table-cell office:value-type="float" office:value="1.82600000000006">
                <text:p>1.82600000000006</text:p>
              </table:table-cell>
              <table:table-cell office:value-type="float" office:value="1.82630000000006">
                <text:p>1.82630000000006</text:p>
              </table:table-cell>
              <table:table-cell office:value-type="float" office:value="1.82660000000006">
                <text:p>1.82660000000006</text:p>
              </table:table-cell>
              <table:table-cell office:value-type="float" office:value="1.82690000000006">
                <text:p>1.82690000000006</text:p>
              </table:table-cell>
              <table:table-cell office:value-type="float" office:value="1.82720000000006">
                <text:p>1.82720000000006</text:p>
              </table:table-cell>
              <table:table-cell office:value-type="float" office:value="1.82750000000006">
                <text:p>1.82750000000006</text:p>
              </table:table-cell>
              <table:table-cell office:value-type="float" office:value="1.82780000000006">
                <text:p>1.82780000000006</text:p>
              </table:table-cell>
              <table:table-cell office:value-type="float" office:value="1.82810000000006">
                <text:p>1.82810000000006</text:p>
              </table:table-cell>
              <table:table-cell office:value-type="float" office:value="1.82840000000006">
                <text:p>1.82840000000006</text:p>
              </table:table-cell>
              <table:table-cell office:value-type="float" office:value="1.82870000000006">
                <text:p>1.82870000000006</text:p>
              </table:table-cell>
              <table:table-cell office:value-type="float" office:value="1.82900000000006">
                <text:p>1.82900000000006</text:p>
              </table:table-cell>
              <table:table-cell office:value-type="float" office:value="1.82930000000006">
                <text:p>1.82930000000006</text:p>
              </table:table-cell>
              <table:table-cell office:value-type="float" office:value="1.82960000000006">
                <text:p>1.82960000000006</text:p>
              </table:table-cell>
              <table:table-cell office:value-type="float" office:value="1.82990000000006">
                <text:p>1.82990000000006</text:p>
              </table:table-cell>
              <table:table-cell office:value-type="float" office:value="1.83020000000006">
                <text:p>1.83020000000006</text:p>
              </table:table-cell>
              <table:table-cell office:value-type="float" office:value="1.83050000000006">
                <text:p>1.83050000000006</text:p>
              </table:table-cell>
              <table:table-cell office:value-type="float" office:value="1.83080000000006">
                <text:p>1.83080000000006</text:p>
              </table:table-cell>
              <table:table-cell office:value-type="float" office:value="1.83110000000006">
                <text:p>1.83110000000006</text:p>
              </table:table-cell>
              <table:table-cell office:value-type="float" office:value="1.83140000000006">
                <text:p>1.83140000000006</text:p>
              </table:table-cell>
              <table:table-cell office:value-type="float" office:value="1.83170000000006">
                <text:p>1.83170000000006</text:p>
              </table:table-cell>
              <table:table-cell office:value-type="float" office:value="1.83200000000006">
                <text:p>1.83200000000006</text:p>
              </table:table-cell>
              <table:table-cell office:value-type="float" office:value="1.83230000000006">
                <text:p>1.83230000000006</text:p>
              </table:table-cell>
              <table:table-cell office:value-type="float" office:value="1.83260000000006">
                <text:p>1.83260000000006</text:p>
              </table:table-cell>
              <table:table-cell office:value-type="float" office:value="1.83290000000006">
                <text:p>1.83290000000006</text:p>
              </table:table-cell>
              <table:table-cell office:value-type="float" office:value="1.83320000000007">
                <text:p>1.83320000000007</text:p>
              </table:table-cell>
              <table:table-cell office:value-type="float" office:value="1.83350000000007">
                <text:p>1.83350000000007</text:p>
              </table:table-cell>
              <table:table-cell office:value-type="float" office:value="1.83380000000007">
                <text:p>1.83380000000007</text:p>
              </table:table-cell>
              <table:table-cell office:value-type="float" office:value="1.83410000000007">
                <text:p>1.83410000000007</text:p>
              </table:table-cell>
              <table:table-cell office:value-type="float" office:value="1.83440000000007">
                <text:p>1.83440000000007</text:p>
              </table:table-cell>
              <table:table-cell office:value-type="float" office:value="1.83470000000007">
                <text:p>1.83470000000007</text:p>
              </table:table-cell>
              <table:table-cell office:value-type="float" office:value="1.83500000000007">
                <text:p>1.83500000000007</text:p>
              </table:table-cell>
              <table:table-cell office:value-type="float" office:value="1.83530000000007">
                <text:p>1.83530000000007</text:p>
              </table:table-cell>
              <table:table-cell office:value-type="float" office:value="1.83560000000007">
                <text:p>1.83560000000007</text:p>
              </table:table-cell>
              <table:table-cell office:value-type="float" office:value="1.83590000000007">
                <text:p>1.83590000000007</text:p>
              </table:table-cell>
              <table:table-cell office:value-type="float" office:value="1.83620000000007">
                <text:p>1.83620000000007</text:p>
              </table:table-cell>
              <table:table-cell office:value-type="float" office:value="1.83650000000007">
                <text:p>1.83650000000007</text:p>
              </table:table-cell>
              <table:table-cell office:value-type="float" office:value="1.83680000000007">
                <text:p>1.83680000000007</text:p>
              </table:table-cell>
              <table:table-cell office:value-type="float" office:value="1.83710000000007">
                <text:p>1.83710000000007</text:p>
              </table:table-cell>
              <table:table-cell office:value-type="float" office:value="1.83740000000007">
                <text:p>1.83740000000007</text:p>
              </table:table-cell>
              <table:table-cell office:value-type="float" office:value="1.83770000000007">
                <text:p>1.83770000000007</text:p>
              </table:table-cell>
              <table:table-cell office:value-type="float" office:value="1.83800000000007">
                <text:p>1.83800000000007</text:p>
              </table:table-cell>
              <table:table-cell office:value-type="float" office:value="1.83830000000007">
                <text:p>1.83830000000007</text:p>
              </table:table-cell>
              <table:table-cell office:value-type="float" office:value="1.83860000000007">
                <text:p>1.83860000000007</text:p>
              </table:table-cell>
              <table:table-cell office:value-type="float" office:value="1.83890000000007">
                <text:p>1.83890000000007</text:p>
              </table:table-cell>
              <table:table-cell office:value-type="float" office:value="1.83920000000007">
                <text:p>1.83920000000007</text:p>
              </table:table-cell>
              <table:table-cell office:value-type="float" office:value="1.83950000000007">
                <text:p>1.83950000000007</text:p>
              </table:table-cell>
              <table:table-cell office:value-type="float" office:value="1.83980000000007">
                <text:p>1.83980000000007</text:p>
              </table:table-cell>
              <table:table-cell office:value-type="float" office:value="1.84010000000007">
                <text:p>1.84010000000007</text:p>
              </table:table-cell>
              <table:table-cell office:value-type="float" office:value="1.84040000000007">
                <text:p>1.84040000000007</text:p>
              </table:table-cell>
              <table:table-cell office:value-type="float" office:value="1.84070000000007">
                <text:p>1.84070000000007</text:p>
              </table:table-cell>
              <table:table-cell office:value-type="float" office:value="1.84100000000007">
                <text:p>1.84100000000007</text:p>
              </table:table-cell>
              <table:table-cell office:value-type="float" office:value="1.84130000000007">
                <text:p>1.84130000000007</text:p>
              </table:table-cell>
              <table:table-cell office:value-type="float" office:value="1.84160000000007">
                <text:p>1.84160000000007</text:p>
              </table:table-cell>
              <table:table-cell office:value-type="float" office:value="1.84190000000007">
                <text:p>1.84190000000007</text:p>
              </table:table-cell>
              <table:table-cell office:value-type="float" office:value="1.84220000000007">
                <text:p>1.84220000000007</text:p>
              </table:table-cell>
              <table:table-cell office:value-type="float" office:value="1.84250000000007">
                <text:p>1.84250000000007</text:p>
              </table:table-cell>
              <table:table-cell office:value-type="float" office:value="1.84280000000007">
                <text:p>1.84280000000007</text:p>
              </table:table-cell>
              <table:table-cell office:value-type="float" office:value="1.84310000000007">
                <text:p>1.84310000000007</text:p>
              </table:table-cell>
              <table:table-cell office:value-type="float" office:value="1.84340000000007">
                <text:p>1.84340000000007</text:p>
              </table:table-cell>
              <table:table-cell office:value-type="float" office:value="1.84370000000007">
                <text:p>1.84370000000007</text:p>
              </table:table-cell>
              <table:table-cell office:value-type="float" office:value="1.84400000000007">
                <text:p>1.84400000000007</text:p>
              </table:table-cell>
              <table:table-cell office:value-type="float" office:value="1.84430000000007">
                <text:p>1.84430000000007</text:p>
              </table:table-cell>
              <table:table-cell office:value-type="float" office:value="1.84460000000007">
                <text:p>1.84460000000007</text:p>
              </table:table-cell>
              <table:table-cell office:value-type="float" office:value="1.84490000000007">
                <text:p>1.84490000000007</text:p>
              </table:table-cell>
              <table:table-cell office:value-type="float" office:value="1.84520000000007">
                <text:p>1.84520000000007</text:p>
              </table:table-cell>
              <table:table-cell office:value-type="float" office:value="1.84550000000007">
                <text:p>1.84550000000007</text:p>
              </table:table-cell>
              <table:table-cell office:value-type="float" office:value="1.84580000000007">
                <text:p>1.84580000000007</text:p>
              </table:table-cell>
              <table:table-cell office:value-type="float" office:value="1.84610000000007">
                <text:p>1.84610000000007</text:p>
              </table:table-cell>
              <table:table-cell office:value-type="float" office:value="1.84640000000007">
                <text:p>1.84640000000007</text:p>
              </table:table-cell>
              <table:table-cell office:value-type="float" office:value="1.84670000000007">
                <text:p>1.84670000000007</text:p>
              </table:table-cell>
              <table:table-cell office:value-type="float" office:value="1.84700000000007">
                <text:p>1.84700000000007</text:p>
              </table:table-cell>
              <table:table-cell office:value-type="float" office:value="1.84730000000007">
                <text:p>1.84730000000007</text:p>
              </table:table-cell>
              <table:table-cell office:value-type="float" office:value="1.84760000000007">
                <text:p>1.84760000000007</text:p>
              </table:table-cell>
              <table:table-cell office:value-type="float" office:value="1.84790000000007">
                <text:p>1.84790000000007</text:p>
              </table:table-cell>
              <table:table-cell office:value-type="float" office:value="1.84820000000007">
                <text:p>1.84820000000007</text:p>
              </table:table-cell>
              <table:table-cell office:value-type="float" office:value="1.84850000000007">
                <text:p>1.84850000000007</text:p>
              </table:table-cell>
              <table:table-cell office:value-type="float" office:value="1.84880000000007">
                <text:p>1.84880000000007</text:p>
              </table:table-cell>
              <table:table-cell office:value-type="float" office:value="1.84910000000008">
                <text:p>1.84910000000008</text:p>
              </table:table-cell>
              <table:table-cell office:value-type="float" office:value="1.84940000000008">
                <text:p>1.84940000000008</text:p>
              </table:table-cell>
              <table:table-cell office:value-type="float" office:value="1.84970000000008">
                <text:p>1.84970000000008</text:p>
              </table:table-cell>
              <table:table-cell office:value-type="float" office:value="1.85000000000008">
                <text:p>1.85000000000008</text:p>
              </table:table-cell>
              <table:table-cell office:value-type="float" office:value="1.85030000000008">
                <text:p>1.85030000000008</text:p>
              </table:table-cell>
              <table:table-cell office:value-type="float" office:value="1.85060000000008">
                <text:p>1.85060000000008</text:p>
              </table:table-cell>
              <table:table-cell office:value-type="float" office:value="1.85090000000008">
                <text:p>1.85090000000008</text:p>
              </table:table-cell>
              <table:table-cell office:value-type="float" office:value="1.85120000000008">
                <text:p>1.85120000000008</text:p>
              </table:table-cell>
              <table:table-cell office:value-type="float" office:value="1.85150000000008">
                <text:p>1.85150000000008</text:p>
              </table:table-cell>
              <table:table-cell office:value-type="float" office:value="1.85180000000008">
                <text:p>1.85180000000008</text:p>
              </table:table-cell>
              <table:table-cell office:value-type="float" office:value="1.85210000000008">
                <text:p>1.85210000000008</text:p>
              </table:table-cell>
              <table:table-cell office:value-type="float" office:value="1.85240000000008">
                <text:p>1.85240000000008</text:p>
              </table:table-cell>
              <table:table-cell office:value-type="float" office:value="1.85270000000008">
                <text:p>1.85270000000008</text:p>
              </table:table-cell>
              <table:table-cell office:value-type="float" office:value="1.85300000000008">
                <text:p>1.85300000000008</text:p>
              </table:table-cell>
              <table:table-cell office:value-type="float" office:value="1.85330000000008">
                <text:p>1.85330000000008</text:p>
              </table:table-cell>
              <table:table-cell office:value-type="float" office:value="1.85360000000008">
                <text:p>1.85360000000008</text:p>
              </table:table-cell>
              <table:table-cell office:value-type="float" office:value="1.85390000000008">
                <text:p>1.85390000000008</text:p>
              </table:table-cell>
              <table:table-cell office:value-type="float" office:value="1.85420000000008">
                <text:p>1.85420000000008</text:p>
              </table:table-cell>
              <table:table-cell office:value-type="float" office:value="1.85450000000008">
                <text:p>1.85450000000008</text:p>
              </table:table-cell>
              <table:table-cell office:value-type="float" office:value="1.85480000000008">
                <text:p>1.85480000000008</text:p>
              </table:table-cell>
              <table:table-cell office:value-type="float" office:value="1.85510000000008">
                <text:p>1.85510000000008</text:p>
              </table:table-cell>
              <table:table-cell office:value-type="float" office:value="1.85540000000008">
                <text:p>1.85540000000008</text:p>
              </table:table-cell>
              <table:table-cell office:value-type="float" office:value="1.85570000000008">
                <text:p>1.85570000000008</text:p>
              </table:table-cell>
              <table:table-cell office:value-type="float" office:value="1.85600000000008">
                <text:p>1.85600000000008</text:p>
              </table:table-cell>
              <table:table-cell office:value-type="float" office:value="1.85630000000008">
                <text:p>1.85630000000008</text:p>
              </table:table-cell>
              <table:table-cell office:value-type="float" office:value="1.85660000000008">
                <text:p>1.85660000000008</text:p>
              </table:table-cell>
              <table:table-cell office:value-type="float" office:value="1.85690000000008">
                <text:p>1.85690000000008</text:p>
              </table:table-cell>
              <table:table-cell office:value-type="float" office:value="1.85720000000008">
                <text:p>1.85720000000008</text:p>
              </table:table-cell>
              <table:table-cell office:value-type="float" office:value="1.85750000000008">
                <text:p>1.85750000000008</text:p>
              </table:table-cell>
              <table:table-cell office:value-type="float" office:value="1.85780000000008">
                <text:p>1.85780000000008</text:p>
              </table:table-cell>
              <table:table-cell office:value-type="float" office:value="1.85810000000008">
                <text:p>1.85810000000008</text:p>
              </table:table-cell>
              <table:table-cell office:value-type="float" office:value="1.85840000000008">
                <text:p>1.85840000000008</text:p>
              </table:table-cell>
              <table:table-cell office:value-type="float" office:value="1.85870000000008">
                <text:p>1.85870000000008</text:p>
              </table:table-cell>
              <table:table-cell office:value-type="float" office:value="1.85900000000008">
                <text:p>1.85900000000008</text:p>
              </table:table-cell>
              <table:table-cell office:value-type="float" office:value="1.85930000000008">
                <text:p>1.85930000000008</text:p>
              </table:table-cell>
              <table:table-cell office:value-type="float" office:value="1.85960000000008">
                <text:p>1.85960000000008</text:p>
              </table:table-cell>
              <table:table-cell office:value-type="float" office:value="1.85990000000008">
                <text:p>1.85990000000008</text:p>
              </table:table-cell>
              <table:table-cell office:value-type="float" office:value="1.86020000000008">
                <text:p>1.86020000000008</text:p>
              </table:table-cell>
              <table:table-cell office:value-type="float" office:value="1.86050000000008">
                <text:p>1.86050000000008</text:p>
              </table:table-cell>
              <table:table-cell office:value-type="float" office:value="1.86080000000008">
                <text:p>1.86080000000008</text:p>
              </table:table-cell>
              <table:table-cell office:value-type="float" office:value="1.86110000000008">
                <text:p>1.86110000000008</text:p>
              </table:table-cell>
              <table:table-cell office:value-type="float" office:value="1.86140000000008">
                <text:p>1.86140000000008</text:p>
              </table:table-cell>
              <table:table-cell office:value-type="float" office:value="1.86170000000008">
                <text:p>1.86170000000008</text:p>
              </table:table-cell>
              <table:table-cell office:value-type="float" office:value="1.86200000000008">
                <text:p>1.86200000000008</text:p>
              </table:table-cell>
              <table:table-cell office:value-type="float" office:value="1.86230000000008">
                <text:p>1.86230000000008</text:p>
              </table:table-cell>
              <table:table-cell office:value-type="float" office:value="1.86260000000008">
                <text:p>1.86260000000008</text:p>
              </table:table-cell>
              <table:table-cell office:value-type="float" office:value="1.86290000000008">
                <text:p>1.86290000000008</text:p>
              </table:table-cell>
              <table:table-cell office:value-type="float" office:value="1.86320000000008">
                <text:p>1.86320000000008</text:p>
              </table:table-cell>
              <table:table-cell office:value-type="float" office:value="1.86350000000008">
                <text:p>1.86350000000008</text:p>
              </table:table-cell>
              <table:table-cell office:value-type="float" office:value="1.86380000000008">
                <text:p>1.86380000000008</text:p>
              </table:table-cell>
              <table:table-cell office:value-type="float" office:value="1.86410000000008">
                <text:p>1.86410000000008</text:p>
              </table:table-cell>
              <table:table-cell office:value-type="float" office:value="1.86440000000008">
                <text:p>1.86440000000008</text:p>
              </table:table-cell>
              <table:table-cell office:value-type="float" office:value="1.86470000000008">
                <text:p>1.86470000000008</text:p>
              </table:table-cell>
              <table:table-cell office:value-type="float" office:value="1.86500000000009">
                <text:p>1.86500000000009</text:p>
              </table:table-cell>
              <table:table-cell office:value-type="float" office:value="1.86530000000009">
                <text:p>1.86530000000009</text:p>
              </table:table-cell>
              <table:table-cell office:value-type="float" office:value="1.86560000000009">
                <text:p>1.86560000000009</text:p>
              </table:table-cell>
              <table:table-cell office:value-type="float" office:value="1.86590000000009">
                <text:p>1.86590000000009</text:p>
              </table:table-cell>
              <table:table-cell office:value-type="float" office:value="1.86620000000009">
                <text:p>1.86620000000009</text:p>
              </table:table-cell>
              <table:table-cell office:value-type="float" office:value="1.86650000000009">
                <text:p>1.86650000000009</text:p>
              </table:table-cell>
              <table:table-cell office:value-type="float" office:value="1.86680000000009">
                <text:p>1.86680000000009</text:p>
              </table:table-cell>
              <table:table-cell office:value-type="float" office:value="1.86710000000009">
                <text:p>1.86710000000009</text:p>
              </table:table-cell>
              <table:table-cell office:value-type="float" office:value="1.86740000000009">
                <text:p>1.86740000000009</text:p>
              </table:table-cell>
              <table:table-cell office:value-type="float" office:value="1.86770000000009">
                <text:p>1.86770000000009</text:p>
              </table:table-cell>
              <table:table-cell office:value-type="float" office:value="1.86800000000009">
                <text:p>1.86800000000009</text:p>
              </table:table-cell>
              <table:table-cell office:value-type="float" office:value="1.86830000000009">
                <text:p>1.86830000000009</text:p>
              </table:table-cell>
              <table:table-cell office:value-type="float" office:value="1.86860000000009">
                <text:p>1.86860000000009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106109579954547">
                <text:p>0.0106109579954547</text:p>
                <draw:g>
                  <svg:desc>List2.D18:List2.QX18</svg:desc>
                </draw:g>
              </table:table-cell>
              <table:table-cell office:value-type="float" office:value="0.0105948732698749">
                <text:p>0.0105948732698749</text:p>
              </table:table-cell>
              <table:table-cell office:value-type="float" office:value="0.0105789331751394">
                <text:p>0.0105789331751394</text:p>
              </table:table-cell>
              <table:table-cell office:value-type="float" office:value="0.0105631376115723">
                <text:p>0.0105631376115723</text:p>
              </table:table-cell>
              <table:table-cell office:value-type="float" office:value="0.010547486479592">
                <text:p>0.010547486479592</text:p>
              </table:table-cell>
              <table:table-cell office:value-type="float" office:value="0.0105319796797107">
                <text:p>0.0105319796797107</text:p>
              </table:table-cell>
              <table:table-cell office:value-type="float" office:value="0.0105166171125341">
                <text:p>0.0105166171125341</text:p>
              </table:table-cell>
              <table:table-cell office:value-type="float" office:value="0.0105013986787618">
                <text:p>0.0105013986787618</text:p>
              </table:table-cell>
              <table:table-cell office:value-type="float" office:value="0.0104863242791869">
                <text:p>0.0104863242791869</text:p>
              </table:table-cell>
              <table:table-cell office:value-type="float" office:value="0.0104713938146953">
                <text:p>0.0104713938146953</text:p>
              </table:table-cell>
              <table:table-cell office:value-type="float" office:value="0.0104566071862669">
                <text:p>0.0104566071862669</text:p>
              </table:table-cell>
              <table:table-cell office:value-type="float" office:value="0.010441964294974">
                <text:p>0.010441964294974</text:p>
              </table:table-cell>
              <table:table-cell office:value-type="float" office:value="0.0104274650419821">
                <text:p>0.0104274650419821</text:p>
              </table:table-cell>
              <table:table-cell office:value-type="float" office:value="0.0104131093285496">
                <text:p>0.0104131093285496</text:p>
              </table:table-cell>
              <table:table-cell office:value-type="float" office:value="0.0103988970560274">
                <text:p>0.0103988970560274</text:p>
              </table:table-cell>
              <table:table-cell office:value-type="float" office:value="0.0103848281258591">
                <text:p>0.0103848281258591</text:p>
              </table:table-cell>
              <table:table-cell office:value-type="float" office:value="0.0103709024395804">
                <text:p>0.0103709024395804</text:p>
              </table:table-cell>
              <table:table-cell office:value-type="float" office:value="0.0103571198988196">
                <text:p>0.0103571198988196</text:p>
              </table:table-cell>
              <table:table-cell office:value-type="float" office:value="0.010343480405297">
                <text:p>0.010343480405297</text:p>
              </table:table-cell>
              <table:table-cell office:value-type="float" office:value="0.0103299838608249">
                <text:p>0.0103299838608249</text:p>
              </table:table-cell>
              <table:table-cell office:value-type="float" office:value="0.0103166301673076">
                <text:p>0.0103166301673076</text:p>
              </table:table-cell>
              <table:table-cell office:value-type="float" office:value="0.0103034192267409">
                <text:p>0.0103034192267409</text:p>
              </table:table-cell>
              <table:table-cell office:value-type="float" office:value="0.0102903509412126">
                <text:p>0.0102903509412126</text:p>
              </table:table-cell>
              <table:table-cell office:value-type="float" office:value="0.0102774252129017">
                <text:p>0.0102774252129017</text:p>
              </table:table-cell>
              <table:table-cell office:value-type="float" office:value="0.0102646419440786">
                <text:p>0.0102646419440786</text:p>
              </table:table-cell>
              <table:table-cell office:value-type="float" office:value="0.010252001037105">
                <text:p>0.010252001037105</text:p>
              </table:table-cell>
              <table:table-cell office:value-type="float" office:value="0.0102395023944336">
                <text:p>0.0102395023944336</text:p>
              </table:table-cell>
              <table:table-cell office:value-type="float" office:value="0.0102271459186082">
                <text:p>0.0102271459186082</text:p>
              </table:table-cell>
              <table:table-cell office:value-type="float" office:value="0.0102149315122635">
                <text:p>0.0102149315122635</text:p>
              </table:table-cell>
              <table:table-cell office:value-type="float" office:value="0.0102028590781247">
                <text:p>0.0102028590781247</text:p>
              </table:table-cell>
              <table:table-cell office:value-type="float" office:value="0.0101909285190077">
                <text:p>0.0101909285190077</text:p>
              </table:table-cell>
              <table:table-cell office:value-type="float" office:value="0.0101791397378189">
                <text:p>0.0101791397378189</text:p>
              </table:table-cell>
              <table:table-cell office:value-type="float" office:value="0.010167492637555">
                <text:p>0.010167492637555</text:p>
              </table:table-cell>
              <table:table-cell office:value-type="float" office:value="0.0101559871213029">
                <text:p>0.0101559871213029</text:p>
              </table:table-cell>
              <table:table-cell office:value-type="float" office:value="0.0101446230922395">
                <text:p>0.0101446230922395</text:p>
              </table:table-cell>
              <table:table-cell office:value-type="float" office:value="0.0101334004536319">
                <text:p>0.0101334004536319</text:p>
              </table:table-cell>
              <table:table-cell office:value-type="float" office:value="0.0101223191088368">
                <text:p>0.0101223191088368</text:p>
              </table:table-cell>
              <table:table-cell office:value-type="float" office:value="0.0101113789613005">
                <text:p>0.0101113789613005</text:p>
              </table:table-cell>
              <table:table-cell office:value-type="float" office:value="0.0101005799145592">
                <text:p>0.0101005799145592</text:p>
              </table:table-cell>
              <table:table-cell office:value-type="float" office:value="0.0100899218722383">
                <text:p>0.0100899218722383</text:p>
              </table:table-cell>
              <table:table-cell office:value-type="float" office:value="0.0100794047380527">
                <text:p>0.0100794047380527</text:p>
              </table:table-cell>
              <table:table-cell office:value-type="float" office:value="0.0100690284158063">
                <text:p>0.0100690284158063</text:p>
              </table:table-cell>
              <table:table-cell office:value-type="float" office:value="0.0100587928093922">
                <text:p>0.0100587928093922</text:p>
              </table:table-cell>
              <table:table-cell office:value-type="float" office:value="0.0100486978227924">
                <text:p>0.0100486978227924</text:p>
              </table:table-cell>
              <table:table-cell office:value-type="float" office:value="0.0100387433600777">
                <text:p>0.0100387433600777</text:p>
              </table:table-cell>
              <table:table-cell office:value-type="float" office:value="0.0100289293254077">
                <text:p>0.0100289293254077</text:p>
              </table:table-cell>
              <table:table-cell office:value-type="float" office:value="0.0100192556230304">
                <text:p>0.0100192556230304</text:p>
              </table:table-cell>
              <table:table-cell office:value-type="float" office:value="0.0100097221572825">
                <text:p>0.0100097221572825</text:p>
              </table:table-cell>
              <table:table-cell office:value-type="float" office:value="0.0100003288325887">
                <text:p>0.0100003288325887</text:p>
              </table:table-cell>
              <table:table-cell office:value-type="float" office:value="0.00999107555346216">
                <text:p>0.00999107555346216</text:p>
              </table:table-cell>
              <table:table-cell office:value-type="float" office:value="0.00998196222450401">
                <text:p>0.00998196222450401</text:p>
              </table:table-cell>
              <table:table-cell office:value-type="float" office:value="0.00997298875040338">
                <text:p>0.00997298875040338</text:p>
              </table:table-cell>
              <table:table-cell office:value-type="float" office:value="0.0099641550359372">
                <text:p>0.0099641550359372</text:p>
              </table:table-cell>
              <table:table-cell office:value-type="float" office:value="0.00995546098597009">
                <text:p>0.00995546098597009</text:p>
              </table:table-cell>
              <table:table-cell office:value-type="float" office:value="0.00994690650545425">
                <text:p>0.00994690650545425</text:p>
              </table:table-cell>
              <table:table-cell office:value-type="float" office:value="0.00993849149942944">
                <text:p>0.00993849149942944</text:p>
              </table:table-cell>
              <table:table-cell office:value-type="float" office:value="0.00993021587302265">
                <text:p>0.00993021587302265</text:p>
              </table:table-cell>
              <table:table-cell office:value-type="float" office:value="0.00992207953144813">
                <text:p>0.00992207953144813</text:p>
              </table:table-cell>
              <table:table-cell office:value-type="float" office:value="0.00991408238000725">
                <text:p>0.00991408238000725</text:p>
              </table:table-cell>
              <table:table-cell office:value-type="float" office:value="0.00990622432408837">
                <text:p>0.00990622432408837</text:p>
              </table:table-cell>
              <table:table-cell office:value-type="float" office:value="0.00989850526916667">
                <text:p>0.00989850526916667</text:p>
              </table:table-cell>
              <table:table-cell office:value-type="float" office:value="0.00989092512080405">
                <text:p>0.00989092512080405</text:p>
              </table:table-cell>
              <table:table-cell office:value-type="float" office:value="0.00988348378464904">
                <text:p>0.00988348378464904</text:p>
              </table:table-cell>
              <table:table-cell office:value-type="float" office:value="0.00987618116643669">
                <text:p>0.00987618116643669</text:p>
              </table:table-cell>
              <table:table-cell office:value-type="float" office:value="0.00986901717198847">
                <text:p>0.00986901717198847</text:p>
              </table:table-cell>
              <table:table-cell office:value-type="float" office:value="0.00986199170721198">
                <text:p>0.00986199170721198</text:p>
              </table:table-cell>
              <table:table-cell office:value-type="float" office:value="0.00985510467810101">
                <text:p>0.00985510467810101</text:p>
              </table:table-cell>
              <table:table-cell office:value-type="float" office:value="0.00984835599073544">
                <text:p>0.00984835599073544</text:p>
              </table:table-cell>
              <table:table-cell office:value-type="float" office:value="0.00984174555128095">
                <text:p>0.00984174555128095</text:p>
              </table:table-cell>
              <table:table-cell office:value-type="float" office:value="0.00983527326598903">
                <text:p>0.00983527326598903</text:p>
              </table:table-cell>
              <table:table-cell office:value-type="float" office:value="0.00982893904119684">
                <text:p>0.00982893904119684</text:p>
              </table:table-cell>
              <table:table-cell office:value-type="float" office:value="0.00982274278332709">
                <text:p>0.00982274278332709</text:p>
              </table:table-cell>
              <table:table-cell office:value-type="float" office:value="0.00981668439888792">
                <text:p>0.00981668439888792</text:p>
              </table:table-cell>
              <table:table-cell office:value-type="float" office:value="0.00981076379447268">
                <text:p>0.00981076379447268</text:p>
              </table:table-cell>
              <table:table-cell office:value-type="float" office:value="0.00980498087676002">
                <text:p>0.00980498087676002</text:p>
              </table:table-cell>
              <table:table-cell office:value-type="float" office:value="0.00979933555251361">
                <text:p>0.00979933555251361</text:p>
              </table:table-cell>
              <table:table-cell office:value-type="float" office:value="0.00979382772858213">
                <text:p>0.00979382772858213</text:p>
              </table:table-cell>
              <table:table-cell office:value-type="float" office:value="0.00978845731189899">
                <text:p>0.00978845731189899</text:p>
              </table:table-cell>
              <table:table-cell office:value-type="float" office:value="0.00978322420948239">
                <text:p>0.00978322420948239</text:p>
              </table:table-cell>
              <table:table-cell office:value-type="float" office:value="0.00977812832843513">
                <text:p>0.00977812832843513</text:p>
              </table:table-cell>
              <table:table-cell office:value-type="float" office:value="0.00977316957594442">
                <text:p>0.00977316957594442</text:p>
              </table:table-cell>
              <table:table-cell office:value-type="float" office:value="0.009768347859282">
                <text:p>0.009768347859282</text:p>
              </table:table-cell>
              <table:table-cell office:value-type="float" office:value="0.00976366308580369">
                <text:p>0.00976366308580369</text:p>
              </table:table-cell>
              <table:table-cell office:value-type="float" office:value="0.00975911516294953">
                <text:p>0.00975911516294953</text:p>
              </table:table-cell>
              <table:table-cell office:value-type="float" office:value="0.00975470399824359">
                <text:p>0.00975470399824359</text:p>
              </table:table-cell>
              <table:table-cell office:value-type="float" office:value="0.00975042949929379">
                <text:p>0.00975042949929379</text:p>
              </table:table-cell>
              <table:table-cell office:value-type="float" office:value="0.0097462915737919">
                <text:p>0.0097462915737919</text:p>
              </table:table-cell>
              <table:table-cell office:value-type="float" office:value="0.00974229012951333">
                <text:p>0.00974229012951333</text:p>
              </table:table-cell>
              <table:table-cell office:value-type="float" office:value="0.00973842507431708">
                <text:p>0.00973842507431708</text:p>
              </table:table-cell>
              <table:table-cell office:value-type="float" office:value="0.00973469631614553">
                <text:p>0.00973469631614553</text:p>
              </table:table-cell>
              <table:table-cell office:value-type="float" office:value="0.00973110376302446">
                <text:p>0.00973110376302446</text:p>
              </table:table-cell>
              <table:table-cell office:value-type="float" office:value="0.00972764732306289">
                <text:p>0.00972764732306289</text:p>
              </table:table-cell>
              <table:table-cell office:value-type="float" office:value="0.00972432690445286">
                <text:p>0.00972432690445286</text:p>
              </table:table-cell>
              <table:table-cell office:value-type="float" office:value="0.00972114241546942">
                <text:p>0.00972114241546942</text:p>
              </table:table-cell>
              <table:table-cell office:value-type="float" office:value="0.00971809376447058">
                <text:p>0.00971809376447058</text:p>
              </table:table-cell>
              <table:table-cell office:value-type="float" office:value="0.00971518085989699">
                <text:p>0.00971518085989699</text:p>
              </table:table-cell>
              <table:table-cell office:value-type="float" office:value="0.00971240361027205">
                <text:p>0.00971240361027205</text:p>
              </table:table-cell>
              <table:table-cell office:value-type="float" office:value="0.00970976192420168">
                <text:p>0.00970976192420168</text:p>
              </table:table-cell>
              <table:table-cell office:value-type="float" office:value="0.00970725571037412">
                <text:p>0.00970725571037412</text:p>
              </table:table-cell>
              <table:table-cell office:value-type="float" office:value="0.0097048848775601">
                <text:p>0.0097048848775601</text:p>
              </table:table-cell>
              <table:table-cell office:value-type="float" office:value="0.00970264933461241">
                <text:p>0.00970264933461241</text:p>
              </table:table-cell>
              <table:table-cell office:value-type="float" office:value="0.00970054899046597">
                <text:p>0.00970054899046597</text:p>
              </table:table-cell>
              <table:table-cell office:value-type="float" office:value="0.00969858375413771">
                <text:p>0.00969858375413771</text:p>
              </table:table-cell>
              <table:table-cell office:value-type="float" office:value="0.00969675353472638">
                <text:p>0.00969675353472638</text:p>
              </table:table-cell>
              <table:table-cell office:value-type="float" office:value="0.0096950582414125">
                <text:p>0.0096950582414125</text:p>
              </table:table-cell>
              <table:table-cell office:value-type="float" office:value="0.00969349778345828">
                <text:p>0.00969349778345828</text:p>
              </table:table-cell>
              <table:table-cell office:value-type="float" office:value="0.00969207207020738">
                <text:p>0.00969207207020738</text:p>
              </table:table-cell>
              <table:table-cell office:value-type="float" office:value="0.00969078101108488">
                <text:p>0.00969078101108488</text:p>
              </table:table-cell>
              <table:table-cell office:value-type="float" office:value="0.00968962451559727">
                <text:p>0.00968962451559727</text:p>
              </table:table-cell>
              <table:table-cell office:value-type="float" office:value="0.00968860249333213">
                <text:p>0.00968860249333213</text:p>
              </table:table-cell>
              <table:table-cell office:value-type="float" office:value="0.00968771485395825">
                <text:p>0.00968771485395825</text:p>
              </table:table-cell>
              <table:table-cell office:value-type="float" office:value="0.00968696150722523">
                <text:p>0.00968696150722523</text:p>
              </table:table-cell>
              <table:table-cell office:value-type="float" office:value="0.00968634236296371">
                <text:p>0.00968634236296371</text:p>
              </table:table-cell>
              <table:table-cell office:value-type="float" office:value="0.00968585733108504">
                <text:p>0.00968585733108504</text:p>
              </table:table-cell>
              <table:table-cell office:value-type="float" office:value="0.00968550632158114">
                <text:p>0.00968550632158114</text:p>
              </table:table-cell>
              <table:table-cell office:value-type="float" office:value="0.00968528924452456">
                <text:p>0.00968528924452456</text:p>
              </table:table-cell>
              <table:table-cell office:value-type="float" office:value="0.00968520601006825">
                <text:p>0.00968520601006825</text:p>
              </table:table-cell>
              <table:table-cell office:value-type="float" office:value="0.00968525652844554">
                <text:p>0.00968525652844554</text:p>
              </table:table-cell>
              <table:table-cell office:value-type="float" office:value="0.00968544070996983">
                <text:p>0.00968544070996983</text:p>
              </table:table-cell>
              <table:table-cell office:value-type="float" office:value="0.00968575846503487">
                <text:p>0.00968575846503487</text:p>
              </table:table-cell>
              <table:table-cell office:value-type="float" office:value="0.00968620970411411">
                <text:p>0.00968620970411411</text:p>
              </table:table-cell>
              <table:table-cell office:value-type="float" office:value="0.00968679433776118">
                <text:p>0.00968679433776118</text:p>
              </table:table-cell>
              <table:table-cell office:value-type="float" office:value="0.00968751227660931">
                <text:p>0.00968751227660931</text:p>
              </table:table-cell>
              <table:table-cell office:value-type="float" office:value="0.00968836343137143">
                <text:p>0.00968836343137143</text:p>
              </table:table-cell>
              <table:table-cell office:value-type="float" office:value="0.00968934771284013">
                <text:p>0.00968934771284013</text:p>
              </table:table-cell>
              <table:table-cell office:value-type="float" office:value="0.00969046503188741">
                <text:p>0.00969046503188741</text:p>
              </table:table-cell>
              <table:table-cell office:value-type="float" office:value="0.00969171529946456">
                <text:p>0.00969171529946456</text:p>
              </table:table-cell>
              <table:table-cell office:value-type="float" office:value="0.00969309842660224">
                <text:p>0.00969309842660224</text:p>
              </table:table-cell>
              <table:table-cell office:value-type="float" office:value="0.00969461432441014">
                <text:p>0.00969461432441014</text:p>
              </table:table-cell>
              <table:table-cell office:value-type="float" office:value="0.00969626290407711">
                <text:p>0.00969626290407711</text:p>
              </table:table-cell>
              <table:table-cell office:value-type="float" office:value="0.0096980440768708">
                <text:p>0.0096980440768708</text:p>
              </table:table-cell>
              <table:table-cell office:value-type="float" office:value="0.00969995775413773">
                <text:p>0.00969995775413773</text:p>
              </table:table-cell>
              <table:table-cell office:value-type="float" office:value="0.00970200384730322">
                <text:p>0.00970200384730322</text:p>
              </table:table-cell>
              <table:table-cell office:value-type="float" office:value="0.00970418226787108">
                <text:p>0.00970418226787108</text:p>
              </table:table-cell>
              <table:table-cell office:value-type="float" office:value="0.00970649292742371">
                <text:p>0.00970649292742371</text:p>
              </table:table-cell>
              <table:table-cell office:value-type="float" office:value="0.00970893573762189">
                <text:p>0.00970893573762189</text:p>
              </table:table-cell>
              <table:table-cell office:value-type="float" office:value="0.00971151061020468">
                <text:p>0.00971151061020468</text:p>
              </table:table-cell>
              <table:table-cell office:value-type="float" office:value="0.00971421745698932">
                <text:p>0.00971421745698932</text:p>
              </table:table-cell>
              <table:table-cell office:value-type="float" office:value="0.00971705618987123">
                <text:p>0.00971705618987123</text:p>
              </table:table-cell>
              <table:table-cell office:value-type="float" office:value="0.00972002672082371">
                <text:p>0.00972002672082371</text:p>
              </table:table-cell>
              <table:table-cell office:value-type="float" office:value="0.00972312896189796">
                <text:p>0.00972312896189796</text:p>
              </table:table-cell>
              <table:table-cell office:value-type="float" office:value="0.00972636282522299">
                <text:p>0.00972636282522299</text:p>
              </table:table-cell>
              <table:table-cell office:value-type="float" office:value="0.00972972822300551">
                <text:p>0.00972972822300551</text:p>
              </table:table-cell>
              <table:table-cell office:value-type="float" office:value="0.00973322506752971">
                <text:p>0.00973322506752971</text:p>
              </table:table-cell>
              <table:table-cell office:value-type="float" office:value="0.00973685327115729">
                <text:p>0.00973685327115729</text:p>
              </table:table-cell>
              <table:table-cell office:value-type="float" office:value="0.00974061274632732">
                <text:p>0.00974061274632732</text:p>
              </table:table-cell>
              <table:table-cell office:value-type="float" office:value="0.00974450340555614">
                <text:p>0.00974450340555614</text:p>
              </table:table-cell>
              <table:table-cell office:value-type="float" office:value="0.00974852516143721">
                <text:p>0.00974852516143721</text:p>
              </table:table-cell>
              <table:table-cell office:value-type="float" office:value="0.00975267792664109">
                <text:p>0.00975267792664109</text:p>
              </table:table-cell>
              <table:table-cell office:value-type="float" office:value="0.00975696161391522">
                <text:p>0.00975696161391522</text:p>
              </table:table-cell>
              <table:table-cell office:value-type="float" office:value="0.00976137613608395">
                <text:p>0.00976137613608395</text:p>
              </table:table-cell>
              <table:table-cell office:value-type="float" office:value="0.0097659214060484">
                <text:p>0.0097659214060484</text:p>
              </table:table-cell>
              <table:table-cell office:value-type="float" office:value="0.00977059733678621">
                <text:p>0.00977059733678621</text:p>
              </table:table-cell>
              <table:table-cell office:value-type="float" office:value="0.00977540384135175">
                <text:p>0.00977540384135175</text:p>
              </table:table-cell>
              <table:table-cell office:value-type="float" office:value="0.00978034083287557">
                <text:p>0.00978034083287557</text:p>
              </table:table-cell>
              <table:table-cell office:value-type="float" office:value="0.00978540822456489">
                <text:p>0.00978540822456489</text:p>
              </table:table-cell>
              <table:table-cell office:value-type="float" office:value="0.00979060592970291">
                <text:p>0.00979060592970291</text:p>
              </table:table-cell>
              <table:table-cell office:value-type="float" office:value="0.00979593386164906">
                <text:p>0.00979593386164906</text:p>
              </table:table-cell>
              <table:table-cell office:value-type="float" office:value="0.0098013919338388">
                <text:p>0.0098013919338388</text:p>
              </table:table-cell>
              <table:table-cell office:value-type="float" office:value="0.00980698005978357">
                <text:p>0.00980698005978357</text:p>
              </table:table-cell>
              <table:table-cell office:value-type="float" office:value="0.00981269815307054">
                <text:p>0.00981269815307054</text:p>
              </table:table-cell>
              <table:table-cell office:value-type="float" office:value="0.00981854612736271">
                <text:p>0.00981854612736271</text:p>
              </table:table-cell>
              <table:table-cell office:value-type="float" office:value="0.00982452389639871">
                <text:p>0.00982452389639871</text:p>
              </table:table-cell>
              <table:table-cell office:value-type="float" office:value="0.00983063137399265">
                <text:p>0.00983063137399265</text:p>
              </table:table-cell>
              <table:table-cell office:value-type="float" office:value="0.00983686847403411">
                <text:p>0.00983686847403411</text:p>
              </table:table-cell>
              <table:table-cell office:value-type="float" office:value="0.00984323511048807">
                <text:p>0.00984323511048807</text:p>
              </table:table-cell>
              <table:table-cell office:value-type="float" office:value="0.00984973119739457">
                <text:p>0.00984973119739457</text:p>
              </table:table-cell>
              <table:table-cell office:value-type="float" office:value="0.00985635664886899">
                <text:p>0.00985635664886899</text:p>
              </table:table-cell>
              <table:table-cell office:value-type="float" office:value="0.00986311137910161">
                <text:p>0.00986311137910161</text:p>
              </table:table-cell>
              <table:table-cell office:value-type="float" office:value="0.00986999530235776">
                <text:p>0.00986999530235776</text:p>
              </table:table-cell>
              <table:table-cell office:value-type="float" office:value="0.00987700833297753">
                <text:p>0.00987700833297753</text:p>
              </table:table-cell>
              <table:table-cell office:value-type="float" office:value="0.00988415038537575">
                <text:p>0.00988415038537575</text:p>
              </table:table-cell>
              <table:table-cell office:value-type="float" office:value="0.00989142137404192">
                <text:p>0.00989142137404192</text:p>
              </table:table-cell>
              <table:table-cell office:value-type="float" office:value="0.00989882121354011">
                <text:p>0.00989882121354011</text:p>
              </table:table-cell>
              <table:table-cell office:value-type="float" office:value="0.0099063498185089">
                <text:p>0.0099063498185089</text:p>
              </table:table-cell>
              <table:table-cell office:value-type="float" office:value="0.00991400710366101">
                <text:p>0.00991400710366101</text:p>
              </table:table-cell>
              <table:table-cell office:value-type="float" office:value="0.0099217929837836">
                <text:p>0.0099217929837836</text:p>
              </table:table-cell>
              <table:table-cell office:value-type="float" office:value="0.00992970737373789">
                <text:p>0.00992970737373789</text:p>
              </table:table-cell>
              <table:table-cell office:value-type="float" office:value="0.00993775018845931">
                <text:p>0.00993775018845931</text:p>
              </table:table-cell>
              <table:table-cell office:value-type="float" office:value="0.00994592134295703">
                <text:p>0.00994592134295703</text:p>
              </table:table-cell>
              <table:table-cell office:value-type="float" office:value="0.00995422075231426">
                <text:p>0.00995422075231426</text:p>
              </table:table-cell>
              <table:table-cell office:value-type="float" office:value="0.0099626483316879">
                <text:p>0.0099626483316879</text:p>
              </table:table-cell>
              <table:table-cell office:value-type="float" office:value="0.00997120399630855">
                <text:p>0.00997120399630855</text:p>
              </table:table-cell>
              <table:table-cell office:value-type="float" office:value="0.00997988766148034">
                <text:p>0.00997988766148034</text:p>
              </table:table-cell>
              <table:table-cell office:value-type="float" office:value="0.00998869924258101">
                <text:p>0.00998869924258101</text:p>
              </table:table-cell>
              <table:table-cell office:value-type="float" office:value="0.0099976386550615">
                <text:p>0.0099976386550615</text:p>
              </table:table-cell>
              <table:table-cell office:value-type="float" office:value="0.0100067058144462">
                <text:p>0.0100067058144462</text:p>
              </table:table-cell>
              <table:table-cell office:value-type="float" office:value="0.0100159006363325">
                <text:p>0.0100159006363325</text:p>
              </table:table-cell>
              <table:table-cell office:value-type="float" office:value="0.0100252230363912">
                <text:p>0.0100252230363912</text:p>
              </table:table-cell>
              <table:table-cell office:value-type="float" office:value="0.0100346729303657">
                <text:p>0.0100346729303657</text:p>
              </table:table-cell>
              <table:table-cell office:value-type="float" office:value="0.0100442502340726">
                <text:p>0.0100442502340726</text:p>
              </table:table-cell>
              <table:table-cell office:value-type="float" office:value="0.0100539548634014">
                <text:p>0.0100539548634014</text:p>
              </table:table-cell>
              <table:table-cell office:value-type="float" office:value="0.0100637867343138">
                <text:p>0.0100637867343138</text:p>
              </table:table-cell>
              <table:table-cell office:value-type="float" office:value="0.0100737457628448">
                <text:p>0.0100737457628448</text:p>
              </table:table-cell>
              <table:table-cell office:value-type="float" office:value="0.0100838318651015">
                <text:p>0.0100838318651015</text:p>
              </table:table-cell>
              <table:table-cell office:value-type="float" office:value="0.0100940449572634">
                <text:p>0.0100940449572634</text:p>
              </table:table-cell>
              <table:table-cell office:value-type="float" office:value="0.0101043849555826">
                <text:p>0.0101043849555826</text:p>
              </table:table-cell>
              <table:table-cell office:value-type="float" office:value="0.0101148517763833">
                <text:p>0.0101148517763833</text:p>
              </table:table-cell>
              <table:table-cell office:value-type="float" office:value="0.0101254453360619">
                <text:p>0.0101254453360619</text:p>
              </table:table-cell>
              <table:table-cell office:value-type="float" office:value="0.0101361655510867">
                <text:p>0.0101361655510867</text:p>
              </table:table-cell>
              <table:table-cell office:value-type="float" office:value="0.0101470123379982">
                <text:p>0.0101470123379982</text:p>
              </table:table-cell>
              <table:table-cell office:value-type="float" office:value="0.0101579856134086">
                <text:p>0.0101579856134086</text:p>
              </table:table-cell>
              <table:table-cell office:value-type="float" office:value="0.010169085294002">
                <text:p>0.010169085294002</text:p>
              </table:table-cell>
              <table:table-cell office:value-type="float" office:value="0.0101803112965341">
                <text:p>0.0101803112965341</text:p>
              </table:table-cell>
              <table:table-cell office:value-type="float" office:value="0.0101916635378323">
                <text:p>0.0101916635378323</text:p>
              </table:table-cell>
              <table:table-cell office:value-type="float" office:value="0.0102031419347953">
                <text:p>0.0102031419347953</text:p>
              </table:table-cell>
              <table:table-cell office:value-type="float" office:value="0.0102147464043934">
                <text:p>0.0102147464043934</text:p>
              </table:table-cell>
              <table:table-cell office:value-type="float" office:value="0.0102264768636681">
                <text:p>0.0102264768636681</text:p>
              </table:table-cell>
              <table:table-cell office:value-type="float" office:value="0.0102383332297322">
                <text:p>0.0102383332297322</text:p>
              </table:table-cell>
              <table:table-cell office:value-type="float" office:value="0.0102503154197696">
                <text:p>0.0102503154197696</text:p>
              </table:table-cell>
              <table:table-cell office:value-type="float" office:value="0.0102624233510352">
                <text:p>0.0102624233510352</text:p>
              </table:table-cell>
              <table:table-cell office:value-type="float" office:value="0.0102746569408549">
                <text:p>0.0102746569408549</text:p>
              </table:table-cell>
              <table:table-cell office:value-type="float" office:value="0.0102870161066255">
                <text:p>0.0102870161066255</text:p>
              </table:table-cell>
              <table:table-cell office:value-type="float" office:value="0.0102995007658145">
                <text:p>0.0102995007658145</text:p>
              </table:table-cell>
              <table:table-cell office:value-type="float" office:value="0.0103121108359601">
                <text:p>0.0103121108359601</text:p>
              </table:table-cell>
              <table:table-cell office:value-type="float" office:value="0.0103248462346709">
                <text:p>0.0103248462346709</text:p>
              </table:table-cell>
              <table:table-cell office:value-type="float" office:value="0.0103377068796264">
                <text:p>0.0103377068796264</text:p>
              </table:table-cell>
              <table:table-cell office:value-type="float" office:value="0.0103506926885761">
                <text:p>0.0103506926885761</text:p>
              </table:table-cell>
              <table:table-cell office:value-type="float" office:value="0.0103638035793401">
                <text:p>0.0103638035793401</text:p>
              </table:table-cell>
              <table:table-cell office:value-type="float" office:value="0.0103770394698085">
                <text:p>0.0103770394698085</text:p>
              </table:table-cell>
              <table:table-cell office:value-type="float" office:value="0.0103904002779417">
                <text:p>0.0103904002779417</text:p>
              </table:table-cell>
              <table:table-cell office:value-type="float" office:value="0.01040388592177">
                <text:p>0.01040388592177</text:p>
              </table:table-cell>
              <table:table-cell office:value-type="float" office:value="0.0104174963193938">
                <text:p>0.0104174963193938</text:p>
              </table:table-cell>
              <table:table-cell office:value-type="float" office:value="0.0104312313889831">
                <text:p>0.0104312313889831</text:p>
              </table:table-cell>
              <table:table-cell office:value-type="float" office:value="0.0104450910487781">
                <text:p>0.0104450910487781</text:p>
              </table:table-cell>
              <table:table-cell office:value-type="float" office:value="0.0104590752170883">
                <text:p>0.0104590752170883</text:p>
              </table:table-cell>
              <table:table-cell office:value-type="float" office:value="0.010473183812293">
                <text:p>0.010473183812293</text:p>
              </table:table-cell>
              <table:table-cell office:value-type="float" office:value="0.0104874167528408">
                <text:p>0.0104874167528408</text:p>
              </table:table-cell>
              <table:table-cell office:value-type="float" office:value="0.01050177395725">
                <text:p>0.01050177395725</text:p>
              </table:table-cell>
              <table:table-cell office:value-type="float" office:value="0.0105162553441079">
                <text:p>0.0105162553441079</text:p>
              </table:table-cell>
              <table:table-cell office:value-type="float" office:value="0.0105308608320715">
                <text:p>0.0105308608320715</text:p>
              </table:table-cell>
              <table:table-cell office:value-type="float" office:value="0.0105455903398664">
                <text:p>0.0105455903398664</text:p>
              </table:table-cell>
              <table:table-cell office:value-type="float" office:value="0.0105604437862877">
                <text:p>0.0105604437862877</text:p>
              </table:table-cell>
              <table:table-cell office:value-type="float" office:value="0.0105754210901992">
                <text:p>0.0105754210901992</text:p>
              </table:table-cell>
              <table:table-cell office:value-type="float" office:value="0.0105905221705337">
                <text:p>0.0105905221705337</text:p>
              </table:table-cell>
              <table:table-cell office:value-type="float" office:value="0.0106057469462929">
                <text:p>0.0106057469462929</text:p>
              </table:table-cell>
              <table:table-cell office:value-type="float" office:value="0.0106210953365469">
                <text:p>0.0106210953365469</text:p>
              </table:table-cell>
              <table:table-cell office:value-type="float" office:value="0.0106365672604347">
                <text:p>0.0106365672604347</text:p>
              </table:table-cell>
              <table:table-cell office:value-type="float" office:value="0.0106521626371638">
                <text:p>0.0106521626371638</text:p>
              </table:table-cell>
              <table:table-cell office:value-type="float" office:value="0.0106678813860101">
                <text:p>0.0106678813860101</text:p>
              </table:table-cell>
              <table:table-cell office:value-type="float" office:value="0.0106837234263179">
                <text:p>0.0106837234263179</text:p>
              </table:table-cell>
              <table:table-cell office:value-type="float" office:value="0.0106996886774997">
                <text:p>0.0106996886774997</text:p>
              </table:table-cell>
              <table:table-cell office:value-type="float" office:value="0.0107157770590361">
                <text:p>0.0107157770590361</text:p>
              </table:table-cell>
              <table:table-cell office:value-type="float" office:value="0.0107319884904761">
                <text:p>0.0107319884904761</text:p>
              </table:table-cell>
              <table:table-cell office:value-type="float" office:value="0.0107483228914364">
                <text:p>0.0107483228914364</text:p>
              </table:table-cell>
              <table:table-cell office:value-type="float" office:value="0.0107647801816019">
                <text:p>0.0107647801816019</text:p>
              </table:table-cell>
              <table:table-cell office:value-type="float" office:value="0.0107813602807252">
                <text:p>0.0107813602807252</text:p>
              </table:table-cell>
              <table:table-cell office:value-type="float" office:value="0.0107980631086266">
                <text:p>0.0107980631086266</text:p>
              </table:table-cell>
              <table:table-cell office:value-type="float" office:value="0.0108148885851941">
                <text:p>0.0108148885851941</text:p>
              </table:table-cell>
              <table:table-cell office:value-type="float" office:value="0.0108318366303835">
                <text:p>0.0108318366303835</text:p>
              </table:table-cell>
              <table:table-cell office:value-type="float" office:value="0.0108489071642178">
                <text:p>0.0108489071642178</text:p>
              </table:table-cell>
              <table:table-cell office:value-type="float" office:value="0.0108661001067875">
                <text:p>0.0108661001067875</text:p>
              </table:table-cell>
              <table:table-cell office:value-type="float" office:value="0.0108834153782506">
                <text:p>0.0108834153782506</text:p>
              </table:table-cell>
              <table:table-cell office:value-type="float" office:value="0.0109008528988321">
                <text:p>0.0109008528988321</text:p>
              </table:table-cell>
              <table:table-cell office:value-type="float" office:value="0.0109184125888243">
                <text:p>0.0109184125888243</text:p>
              </table:table-cell>
              <table:table-cell office:value-type="float" office:value="0.0109360943685866">
                <text:p>0.0109360943685866</text:p>
              </table:table-cell>
              <table:table-cell office:value-type="float" office:value="0.0109538981585452">
                <text:p>0.0109538981585452</text:p>
              </table:table-cell>
              <table:table-cell office:value-type="float" office:value="0.0109718238791935">
                <text:p>0.0109718238791935</text:p>
              </table:table-cell>
              <table:table-cell office:value-type="float" office:value="0.0109898714510915">
                <text:p>0.0109898714510915</text:p>
              </table:table-cell>
              <table:table-cell office:value-type="float" office:value="0.0110080407948659">
                <text:p>0.0110080407948659</text:p>
              </table:table-cell>
              <table:table-cell office:value-type="float" office:value="0.0110263318312103">
                <text:p>0.0110263318312103</text:p>
              </table:table-cell>
              <table:table-cell office:value-type="float" office:value="0.0110447444808847">
                <text:p>0.0110447444808847</text:p>
              </table:table-cell>
              <table:table-cell office:value-type="float" office:value="0.0110632786647155">
                <text:p>0.0110632786647155</text:p>
              </table:table-cell>
              <table:table-cell office:value-type="float" office:value="0.0110819343035956">
                <text:p>0.0110819343035956</text:p>
              </table:table-cell>
              <table:table-cell office:value-type="float" office:value="0.0111007113184844">
                <text:p>0.0111007113184844</text:p>
              </table:table-cell>
              <table:table-cell office:value-type="float" office:value="0.0111196096304071">
                <text:p>0.0111196096304071</text:p>
              </table:table-cell>
              <table:table-cell office:value-type="float" office:value="0.0111386291604557">
                <text:p>0.0111386291604557</text:p>
              </table:table-cell>
              <table:table-cell office:value-type="float" office:value="0.0111577698297874">
                <text:p>0.0111577698297874</text:p>
              </table:table-cell>
              <table:table-cell office:value-type="float" office:value="0.0111770315596262">
                <text:p>0.0111770315596262</text:p>
              </table:table-cell>
              <table:table-cell office:value-type="float" office:value="0.0111964142712615">
                <text:p>0.0111964142712615</text:p>
              </table:table-cell>
              <table:table-cell office:value-type="float" office:value="0.0112159178860488">
                <text:p>0.0112159178860488</text:p>
              </table:table-cell>
              <table:table-cell office:value-type="float" office:value="0.0112355423254091">
                <text:p>0.0112355423254091</text:p>
              </table:table-cell>
              <table:table-cell office:value-type="float" office:value="0.0112552875108293">
                <text:p>0.0112552875108293</text:p>
              </table:table-cell>
              <table:table-cell office:value-type="float" office:value="0.0112751533638617">
                <text:p>0.0112751533638617</text:p>
              </table:table-cell>
              <table:table-cell office:value-type="float" office:value="0.0112951398061242">
                <text:p>0.0112951398061242</text:p>
              </table:table-cell>
              <table:table-cell office:value-type="float" office:value="0.0113152467593">
                <text:p>0.0113152467593</text:p>
              </table:table-cell>
              <table:table-cell office:value-type="float" office:value="0.0113354741451377">
                <text:p>0.0113354741451377</text:p>
              </table:table-cell>
              <table:table-cell office:value-type="float" office:value="0.0113558218854511">
                <text:p>0.0113558218854511</text:p>
              </table:table-cell>
              <table:table-cell office:value-type="float" office:value="0.0113762899021192">
                <text:p>0.0113762899021192</text:p>
              </table:table-cell>
              <table:table-cell office:value-type="float" office:value="0.0113968781170862">
                <text:p>0.0113968781170862</text:p>
              </table:table-cell>
              <table:table-cell office:value-type="float" office:value="0.011417586452361">
                <text:p>0.011417586452361</text:p>
              </table:table-cell>
              <table:table-cell office:value-type="float" office:value="0.0114384148300177">
                <text:p>0.0114384148300177</text:p>
              </table:table-cell>
              <table:table-cell office:value-type="float" office:value="0.0114593631721951">
                <text:p>0.0114593631721951</text:p>
              </table:table-cell>
              <table:table-cell office:value-type="float" office:value="0.0114804314010969">
                <text:p>0.0114804314010969</text:p>
              </table:table-cell>
              <table:table-cell office:value-type="float" office:value="0.0115016194389913">
                <text:p>0.0115016194389913</text:p>
              </table:table-cell>
              <table:table-cell office:value-type="float" office:value="0.0115229272082112">
                <text:p>0.0115229272082112</text:p>
              </table:table-cell>
              <table:table-cell office:value-type="float" office:value="0.0115443546311539">
                <text:p>0.0115443546311539</text:p>
              </table:table-cell>
              <table:table-cell office:value-type="float" office:value="0.0115659016302815">
                <text:p>0.0115659016302815</text:p>
              </table:table-cell>
              <table:table-cell office:value-type="float" office:value="0.0115875681281199">
                <text:p>0.0115875681281199</text:p>
              </table:table-cell>
              <table:table-cell office:value-type="float" office:value="0.0116093540472598">
                <text:p>0.0116093540472598</text:p>
              </table:table-cell>
              <table:table-cell office:value-type="float" office:value="0.0116312593103557">
                <text:p>0.0116312593103557</text:p>
              </table:table-cell>
              <table:table-cell office:value-type="float" office:value="0.0116532838401266">
                <text:p>0.0116532838401266</text:p>
              </table:table-cell>
              <table:table-cell office:value-type="float" office:value="0.0116754275593552">
                <text:p>0.0116754275593552</text:p>
              </table:table-cell>
              <table:table-cell office:value-type="float" office:value="0.0116976903908882">
                <text:p>0.0116976903908882</text:p>
              </table:table-cell>
              <table:table-cell office:value-type="float" office:value="0.0117200722576364">
                <text:p>0.0117200722576364</text:p>
              </table:table-cell>
              <table:table-cell office:value-type="float" office:value="0.0117425730825743">
                <text:p>0.0117425730825743</text:p>
              </table:table-cell>
              <table:table-cell office:value-type="float" office:value="0.0117651927887401">
                <text:p>0.0117651927887401</text:p>
              </table:table-cell>
              <table:table-cell office:value-type="float" office:value="0.0117879312992356">
                <text:p>0.0117879312992356</text:p>
              </table:table-cell>
              <table:table-cell office:value-type="float" office:value="0.0118107885372262">
                <text:p>0.0118107885372262</text:p>
              </table:table-cell>
              <table:table-cell office:value-type="float" office:value="0.0118337644259408">
                <text:p>0.0118337644259408</text:p>
              </table:table-cell>
              <table:table-cell office:value-type="float" office:value="0.0118568588886718">
                <text:p>0.0118568588886718</text:p>
              </table:table-cell>
              <table:table-cell office:value-type="float" office:value="0.0118800718487746">
                <text:p>0.0118800718487746</text:p>
              </table:table-cell>
              <table:table-cell office:value-type="float" office:value="0.0119034032296683">
                <text:p>0.0119034032296683</text:p>
              </table:table-cell>
              <table:table-cell office:value-type="float" office:value="0.011926852954835">
                <text:p>0.011926852954835</text:p>
              </table:table-cell>
              <table:table-cell office:value-type="float" office:value="0.0119504209478196">
                <text:p>0.0119504209478196</text:p>
              </table:table-cell>
              <table:table-cell office:value-type="float" office:value="0.0119741071322305">
                <text:p>0.0119741071322305</text:p>
              </table:table-cell>
              <table:table-cell office:value-type="float" office:value="0.0119979114317388">
                <text:p>0.0119979114317388</text:p>
              </table:table-cell>
              <table:table-cell office:value-type="float" office:value="0.0120218337700785">
                <text:p>0.0120218337700785</text:p>
              </table:table-cell>
              <table:table-cell office:value-type="float" office:value="0.0120458740710462">
                <text:p>0.0120458740710462</text:p>
              </table:table-cell>
              <table:table-cell office:value-type="float" office:value="0.0120700322585015">
                <text:p>0.0120700322585015</text:p>
              </table:table-cell>
              <table:table-cell office:value-type="float" office:value="0.0120943082563665">
                <text:p>0.0120943082563665</text:p>
              </table:table-cell>
              <table:table-cell office:value-type="float" office:value="0.0121187019886259">
                <text:p>0.0121187019886259</text:p>
              </table:table-cell>
              <table:table-cell office:value-type="float" office:value="0.0121432133793267">
                <text:p>0.0121432133793267</text:p>
              </table:table-cell>
              <table:table-cell office:value-type="float" office:value="0.0121678423525786">
                <text:p>0.0121678423525786</text:p>
              </table:table-cell>
              <table:table-cell office:value-type="float" office:value="0.0121925888325534">
                <text:p>0.0121925888325534</text:p>
              </table:table-cell>
              <table:table-cell office:value-type="float" office:value="0.0122174527434853">
                <text:p>0.0122174527434853</text:p>
              </table:table-cell>
              <table:table-cell office:value-type="float" office:value="0.0122424340096704">
                <text:p>0.0122424340096704</text:p>
              </table:table-cell>
              <table:table-cell office:value-type="float" office:value="0.0122675325554672">
                <text:p>0.0122675325554672</text:p>
              </table:table-cell>
              <table:table-cell office:value-type="float" office:value="0.0122927483052962">
                <text:p>0.0122927483052962</text:p>
              </table:table-cell>
              <table:table-cell office:value-type="float" office:value="0.0123180811836396">
                <text:p>0.0123180811836396</text:p>
              </table:table-cell>
              <table:table-cell office:value-type="float" office:value="0.0123435311150417">
                <text:p>0.0123435311150417</text:p>
              </table:table-cell>
              <table:table-cell office:value-type="float" office:value="0.0123690980241084">
                <text:p>0.0123690980241084</text:p>
              </table:table-cell>
              <table:table-cell office:value-type="float" office:value="0.0123947818355076">
                <text:p>0.0123947818355076</text:p>
              </table:table-cell>
              <table:table-cell office:value-type="float" office:value="0.0124205824739685">
                <text:p>0.0124205824739685</text:p>
              </table:table-cell>
              <table:table-cell office:value-type="float" office:value="0.0124464998642822">
                <text:p>0.0124464998642822</text:p>
              </table:table-cell>
              <table:table-cell office:value-type="float" office:value="0.012472533931301">
                <text:p>0.012472533931301</text:p>
              </table:table-cell>
              <table:table-cell office:value-type="float" office:value="0.0124986845999388">
                <text:p>0.0124986845999388</text:p>
              </table:table-cell>
              <table:table-cell office:value-type="float" office:value="0.0125249517951708">
                <text:p>0.0125249517951708</text:p>
              </table:table-cell>
              <table:table-cell office:value-type="float" office:value="0.0125513354420333">
                <text:p>0.0125513354420333</text:p>
              </table:table-cell>
              <table:table-cell office:value-type="float" office:value="0.0125778354656242">
                <text:p>0.0125778354656242</text:p>
              </table:table-cell>
              <table:table-cell office:value-type="float" office:value="0.0126044517911021">
                <text:p>0.0126044517911021</text:p>
              </table:table-cell>
              <table:table-cell office:value-type="float" office:value="0.0126311843436867">
                <text:p>0.0126311843436867</text:p>
              </table:table-cell>
              <table:table-cell office:value-type="float" office:value="0.0126580330486591">
                <text:p>0.0126580330486591</text:p>
              </table:table-cell>
              <table:table-cell office:value-type="float" office:value="0.0126849978313607">
                <text:p>0.0126849978313607</text:p>
              </table:table-cell>
              <table:table-cell office:value-type="float" office:value="0.0127120786171941">
                <text:p>0.0127120786171941</text:p>
              </table:table-cell>
              <table:table-cell office:value-type="float" office:value="0.0127392753316225">
                <text:p>0.0127392753316225</text:p>
              </table:table-cell>
              <table:table-cell office:value-type="float" office:value="0.0127665879001698">
                <text:p>0.0127665879001698</text:p>
              </table:table-cell>
              <table:table-cell office:value-type="float" office:value="0.0127940162484205">
                <text:p>0.0127940162484205</text:p>
              </table:table-cell>
              <table:table-cell office:value-type="float" office:value="0.0128215603020197">
                <text:p>0.0128215603020197</text:p>
              </table:table-cell>
              <table:table-cell office:value-type="float" office:value="0.0128492199866729">
                <text:p>0.0128492199866729</text:p>
              </table:table-cell>
              <table:table-cell office:value-type="float" office:value="0.0128769952281459">
                <text:p>0.0128769952281459</text:p>
              </table:table-cell>
              <table:table-cell office:value-type="float" office:value="0.0129048859522649">
                <text:p>0.0129048859522649</text:p>
              </table:table-cell>
              <table:table-cell office:value-type="float" office:value="0.0129328920849163">
                <text:p>0.0129328920849163</text:p>
              </table:table-cell>
              <table:table-cell office:value-type="float" office:value="0.0129610135520467">
                <text:p>0.0129610135520467</text:p>
              </table:table-cell>
              <table:table-cell office:value-type="float" office:value="0.0129892502796627">
                <text:p>0.0129892502796627</text:p>
              </table:table-cell>
              <table:table-cell office:value-type="float" office:value="0.0130176021938311">
                <text:p>0.0130176021938311</text:p>
              </table:table-cell>
              <table:table-cell office:value-type="float" office:value="0.0130460692206783">
                <text:p>0.0130460692206783</text:p>
              </table:table-cell>
              <table:table-cell office:value-type="float" office:value="0.0130746512863911">
                <text:p>0.0130746512863911</text:p>
              </table:table-cell>
              <table:table-cell office:value-type="float" office:value="0.0131033483172154">
                <text:p>0.0131033483172154</text:p>
              </table:table-cell>
              <table:table-cell office:value-type="float" office:value="0.0131321602394575">
                <text:p>0.0131321602394575</text:p>
              </table:table-cell>
              <table:table-cell office:value-type="float" office:value="0.013161086979483">
                <text:p>0.013161086979483</text:p>
              </table:table-cell>
              <table:table-cell office:value-type="float" office:value="0.0131901284637171">
                <text:p>0.0131901284637171</text:p>
              </table:table-cell>
              <table:table-cell office:value-type="float" office:value="0.0132192846186446">
                <text:p>0.0132192846186446</text:p>
              </table:table-cell>
              <table:table-cell office:value-type="float" office:value="0.0132485553708096">
                <text:p>0.0132485553708096</text:p>
              </table:table-cell>
              <table:table-cell office:value-type="float" office:value="0.0132779406468158">
                <text:p>0.0132779406468158</text:p>
              </table:table-cell>
              <table:table-cell office:value-type="float" office:value="0.013307440373326">
                <text:p>0.013307440373326</text:p>
              </table:table-cell>
              <table:table-cell office:value-type="float" office:value="0.0133370544770623">
                <text:p>0.0133370544770623</text:p>
              </table:table-cell>
              <table:table-cell office:value-type="float" office:value="0.0133667828848059">
                <text:p>0.0133667828848059</text:p>
              </table:table-cell>
              <table:table-cell office:value-type="float" office:value="0.013396625523397">
                <text:p>0.013396625523397</text:p>
              </table:table-cell>
              <table:table-cell office:value-type="float" office:value="0.0134265823197352">
                <text:p>0.0134265823197352</text:p>
              </table:table-cell>
              <table:table-cell office:value-type="float" office:value="0.0134566532007786">
                <text:p>0.0134566532007786</text:p>
              </table:table-cell>
              <table:table-cell office:value-type="float" office:value="0.0134868380935444">
                <text:p>0.0134868380935444</text:p>
              </table:table-cell>
              <table:table-cell office:value-type="float" office:value="0.0135171369251084">
                <text:p>0.0135171369251084</text:p>
              </table:table-cell>
              <table:table-cell office:value-type="float" office:value="0.0135475496226054">
                <text:p>0.0135475496226054</text:p>
              </table:table-cell>
              <table:table-cell office:value-type="float" office:value="0.0135780761132287">
                <text:p>0.0135780761132287</text:p>
              </table:table-cell>
              <table:table-cell office:value-type="float" office:value="0.0136087163242302">
                <text:p>0.0136087163242302</text:p>
              </table:table-cell>
              <table:table-cell office:value-type="float" office:value="0.0136394701829204">
                <text:p>0.0136394701829204</text:p>
              </table:table-cell>
              <table:table-cell office:value-type="float" office:value="0.013670337616668">
                <text:p>0.013670337616668</text:p>
              </table:table-cell>
              <table:table-cell office:value-type="float" office:value="0.0137013185529004">
                <text:p>0.0137013185529004</text:p>
              </table:table-cell>
              <table:table-cell office:value-type="float" office:value="0.0137324129191031">
                <text:p>0.0137324129191031</text:p>
              </table:table-cell>
              <table:table-cell office:value-type="float" office:value="0.01376362064282">
                <text:p>0.01376362064282</text:p>
              </table:table-cell>
              <table:table-cell office:value-type="float" office:value="0.0137949416516529">
                <text:p>0.0137949416516529</text:p>
              </table:table-cell>
              <table:table-cell office:value-type="float" office:value="0.0138263758732621">
                <text:p>0.0138263758732621</text:p>
              </table:table-cell>
              <table:table-cell office:value-type="float" office:value="0.0138579232353655">
                <text:p>0.0138579232353655</text:p>
              </table:table-cell>
              <table:table-cell office:value-type="float" office:value="0.0138895836657392">
                <text:p>0.0138895836657392</text:p>
              </table:table-cell>
              <table:table-cell office:value-type="float" office:value="0.0139213570922171">
                <text:p>0.0139213570922171</text:p>
              </table:table-cell>
              <table:table-cell office:value-type="float" office:value="0.0139532434426912">
                <text:p>0.0139532434426912</text:p>
              </table:table-cell>
              <table:table-cell office:value-type="float" office:value="0.0139852426451108">
                <text:p>0.0139852426451108</text:p>
              </table:table-cell>
              <table:table-cell office:value-type="float" office:value="0.0140173546274833">
                <text:p>0.0140173546274833</text:p>
              </table:table-cell>
              <table:table-cell office:value-type="float" office:value="0.0140495793178733">
                <text:p>0.0140495793178733</text:p>
              </table:table-cell>
              <table:table-cell office:value-type="float" office:value="0.0140819166444034">
                <text:p>0.0140819166444034</text:p>
              </table:table-cell>
              <table:table-cell office:value-type="float" office:value="0.0141143665352534">
                <text:p>0.0141143665352534</text:p>
              </table:table-cell>
              <table:table-cell office:value-type="float" office:value="0.0141469289186605">
                <text:p>0.0141469289186605</text:p>
              </table:table-cell>
              <table:table-cell office:value-type="float" office:value="0.0141796037229193">
                <text:p>0.0141796037229193</text:p>
              </table:table-cell>
              <table:table-cell office:value-type="float" office:value="0.0142123908763818">
                <text:p>0.0142123908763818</text:p>
              </table:table-cell>
              <table:table-cell office:value-type="float" office:value="0.0142452903074571">
                <text:p>0.0142452903074571</text:p>
              </table:table-cell>
              <table:table-cell office:value-type="float" office:value="0.0142783019446113">
                <text:p>0.0142783019446113</text:p>
              </table:table-cell>
              <table:table-cell office:value-type="float" office:value="0.0143114257163678">
                <text:p>0.0143114257163678</text:p>
              </table:table-cell>
              <table:table-cell office:value-type="float" office:value="0.014344661551307">
                <text:p>0.014344661551307</text:p>
              </table:table-cell>
              <table:table-cell office:value-type="float" office:value="0.0143780093780659">
                <text:p>0.0143780093780659</text:p>
              </table:table-cell>
              <table:table-cell office:value-type="float" office:value="0.0144114691253389">
                <text:p>0.0144114691253389</text:p>
              </table:table-cell>
              <table:table-cell office:value-type="float" office:value="0.0144450407218768">
                <text:p>0.0144450407218768</text:p>
              </table:table-cell>
              <table:table-cell office:value-type="float" office:value="0.0144787240964871">
                <text:p>0.0144787240964871</text:p>
              </table:table-cell>
              <table:table-cell office:value-type="float" office:value="0.0145125191780344">
                <text:p>0.0145125191780344</text:p>
              </table:table-cell>
              <table:table-cell office:value-type="float" office:value="0.0145464258954395">
                <text:p>0.0145464258954395</text:p>
              </table:table-cell>
              <table:table-cell office:value-type="float" office:value="0.0145804441776799">
                <text:p>0.0145804441776799</text:p>
              </table:table-cell>
              <table:table-cell office:value-type="float" office:value="0.0146145739537894">
                <text:p>0.0146145739537894</text:p>
              </table:table-cell>
              <table:table-cell office:value-type="float" office:value="0.0146488151528584">
                <text:p>0.0146488151528584</text:p>
              </table:table-cell>
              <table:table-cell office:value-type="float" office:value="0.0146831677040336">
                <text:p>0.0146831677040336</text:p>
              </table:table-cell>
              <table:table-cell office:value-type="float" office:value="0.0147176315365178">
                <text:p>0.0147176315365178</text:p>
              </table:table-cell>
              <table:table-cell office:value-type="float" office:value="0.0147522065795704">
                <text:p>0.0147522065795704</text:p>
              </table:table-cell>
              <table:table-cell office:value-type="float" office:value="0.0147868927625064">
                <text:p>0.0147868927625064</text:p>
              </table:table-cell>
              <table:table-cell office:value-type="float" office:value="0.0148216900146973">
                <text:p>0.0148216900146973</text:p>
              </table:table-cell>
              <table:table-cell office:value-type="float" office:value="0.0148565982655703">
                <text:p>0.0148565982655703</text:p>
              </table:table-cell>
              <table:table-cell office:value-type="float" office:value="0.0148916174446087">
                <text:p>0.0148916174446087</text:p>
              </table:table-cell>
              <table:table-cell office:value-type="float" office:value="0.0149267474813518">
                <text:p>0.0149267474813518</text:p>
              </table:table-cell>
              <table:table-cell office:value-type="float" office:value="0.0149619883053944">
                <text:p>0.0149619883053944</text:p>
              </table:table-cell>
              <table:table-cell office:value-type="float" office:value="0.0149973398463872">
                <text:p>0.0149973398463872</text:p>
              </table:table-cell>
              <table:table-cell office:value-type="float" office:value="0.0150328020340367">
                <text:p>0.0150328020340367</text:p>
              </table:table-cell>
              <table:table-cell office:value-type="float" office:value="0.0150683747981047">
                <text:p>0.0150683747981047</text:p>
              </table:table-cell>
              <table:table-cell office:value-type="float" office:value="0.0151040580684089">
                <text:p>0.0151040580684089</text:p>
              </table:table-cell>
              <table:table-cell office:value-type="float" office:value="0.0151398517748221">
                <text:p>0.0151398517748221</text:p>
              </table:table-cell>
              <table:table-cell office:value-type="float" office:value="0.015175755847273">
                <text:p>0.015175755847273</text:p>
              </table:table-cell>
              <table:table-cell office:value-type="float" office:value="0.015211770215745">
                <text:p>0.015211770215745</text:p>
              </table:table-cell>
              <table:table-cell office:value-type="float" office:value="0.0152478948102775">
                <text:p>0.0152478948102775</text:p>
              </table:table-cell>
              <table:table-cell office:value-type="float" office:value="0.0152841295609646">
                <text:p>0.0152841295609646</text:p>
              </table:table-cell>
              <table:table-cell office:value-type="float" office:value="0.0153204743979557">
                <text:p>0.0153204743979557</text:p>
              </table:table-cell>
              <table:table-cell office:value-type="float" office:value="0.0153569292514555">
                <text:p>0.0153569292514555</text:p>
              </table:table-cell>
              <table:table-cell office:value-type="float" office:value="0.0153934940517233">
                <text:p>0.0153934940517233</text:p>
              </table:table-cell>
              <table:table-cell office:value-type="float" office:value="0.0154301687290737">
                <text:p>0.0154301687290737</text:p>
              </table:table-cell>
              <table:table-cell office:value-type="float" office:value="0.0154669532138763">
                <text:p>0.0154669532138763</text:p>
              </table:table-cell>
              <table:table-cell office:value-type="float" office:value="0.0155038474365551">
                <text:p>0.0155038474365551</text:p>
              </table:table-cell>
              <table:table-cell office:value-type="float" office:value="0.0155408513275892">
                <text:p>0.0155408513275892</text:p>
              </table:table-cell>
              <table:table-cell office:value-type="float" office:value="0.0155779648175122">
                <text:p>0.0155779648175122</text:p>
              </table:table-cell>
              <table:table-cell office:value-type="float" office:value="0.0156151878369127">
                <text:p>0.0156151878369127</text:p>
              </table:table-cell>
              <table:table-cell office:value-type="float" office:value="0.0156525203164335">
                <text:p>0.0156525203164335</text:p>
              </table:table-cell>
              <table:table-cell office:value-type="float" office:value="0.015689962186772">
                <text:p>0.015689962186772</text:p>
              </table:table-cell>
              <table:table-cell office:value-type="float" office:value="0.0157275133786803">
                <text:p>0.0157275133786803</text:p>
              </table:table-cell>
              <table:table-cell office:value-type="float" office:value="0.0157651738229645">
                <text:p>0.0157651738229645</text:p>
              </table:table-cell>
              <table:table-cell office:value-type="float" office:value="0.0158029434504853">
                <text:p>0.0158029434504853</text:p>
              </table:table-cell>
              <table:table-cell office:value-type="float" office:value="0.0158408221921576">
                <text:p>0.0158408221921576</text:p>
              </table:table-cell>
              <table:table-cell office:value-type="float" office:value="0.0158788099789504">
                <text:p>0.0158788099789504</text:p>
              </table:table-cell>
              <table:table-cell office:value-type="float" office:value="0.0159169067418871">
                <text:p>0.0159169067418871</text:p>
              </table:table-cell>
              <table:table-cell office:value-type="float" office:value="0.0159551124120449">
                <text:p>0.0159551124120449</text:p>
              </table:table-cell>
              <table:table-cell office:value-type="float" office:value="0.0159934269205551">
                <text:p>0.0159934269205551</text:p>
              </table:table-cell>
              <table:table-cell office:value-type="float" office:value="0.0160318501986029">
                <text:p>0.0160318501986029</text:p>
              </table:table-cell>
              <table:table-cell office:value-type="float" office:value="0.0160703821774275">
                <text:p>0.0160703821774275</text:p>
              </table:table-cell>
              <table:table-cell office:value-type="float" office:value="0.016109022788322">
                <text:p>0.016109022788322</text:p>
              </table:table-cell>
              <table:table-cell office:value-type="float" office:value="0.0161477719626329">
                <text:p>0.0161477719626329</text:p>
              </table:table-cell>
              <table:table-cell office:value-type="float" office:value="0.0161866296317607">
                <text:p>0.0161866296317607</text:p>
              </table:table-cell>
              <table:table-cell office:value-type="float" office:value="0.0162255957271595">
                <text:p>0.0162255957271595</text:p>
              </table:table-cell>
              <table:table-cell office:value-type="float" office:value="0.0162646701803369">
                <text:p>0.0162646701803369</text:p>
              </table:table-cell>
              <table:table-cell office:value-type="float" office:value="0.0163038529228541">
                <text:p>0.0163038529228541</text:p>
              </table:table-cell>
              <table:table-cell office:value-type="float" office:value="0.0163431438863258">
                <text:p>0.0163431438863258</text:p>
              </table:table-cell>
              <table:table-cell office:value-type="float" office:value="0.0163825430024197">
                <text:p>0.0163825430024197</text:p>
              </table:table-cell>
              <table:table-cell office:value-type="float" office:value="0.0164220502028574">
                <text:p>0.0164220502028574</text:p>
              </table:table-cell>
              <table:table-cell office:value-type="float" office:value="0.0164616654194134">
                <text:p>0.0164616654194134</text:p>
              </table:table-cell>
              <table:table-cell office:value-type="float" office:value="0.0165013885839154">
                <text:p>0.0165013885839154</text:p>
              </table:table-cell>
              <table:table-cell office:value-type="float" office:value="0.0165412196282445">
                <text:p>0.0165412196282445</text:p>
              </table:table-cell>
              <table:table-cell office:value-type="float" office:value="0.0165811584843346">
                <text:p>0.0165811584843346</text:p>
              </table:table-cell>
              <table:table-cell office:value-type="float" office:value="0.0166212050841727">
                <text:p>0.0166212050841727</text:p>
              </table:table-cell>
              <table:table-cell office:value-type="float" office:value="0.016661359359799">
                <text:p>0.016661359359799</text:p>
              </table:table-cell>
              <table:table-cell office:value-type="float" office:value="0.0167016212433063">
                <text:p>0.0167016212433063</text:p>
              </table:table-cell>
              <table:table-cell office:value-type="float" office:value="0.0167419906668403">
                <text:p>0.0167419906668403</text:p>
              </table:table-cell>
              <table:table-cell office:value-type="float" office:value="0.0167824675625995">
                <text:p>0.0167824675625995</text:p>
              </table:table-cell>
              <table:table-cell office:value-type="float" office:value="0.0168230518628352">
                <text:p>0.0168230518628352</text:p>
              </table:table-cell>
              <table:table-cell office:value-type="float" office:value="0.0168637434998512">
                <text:p>0.0168637434998512</text:p>
              </table:table-cell>
              <table:table-cell office:value-type="float" office:value="0.0169045424060042">
                <text:p>0.0169045424060042</text:p>
              </table:table-cell>
              <table:table-cell office:value-type="float" office:value="0.016945448513703">
                <text:p>0.016945448513703</text:p>
              </table:table-cell>
              <table:table-cell office:value-type="float" office:value="0.0169864617554093">
                <text:p>0.0169864617554093</text:p>
              </table:table-cell>
              <table:table-cell office:value-type="float" office:value="0.0170275820636368">
                <text:p>0.0170275820636368</text:p>
              </table:table-cell>
              <table:table-cell office:value-type="float" office:value="0.0170688093709519">
                <text:p>0.0170688093709519</text:p>
              </table:table-cell>
              <table:table-cell office:value-type="float" office:value="0.0171101436099732">
                <text:p>0.0171101436099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